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19in"/>
    </style:style>
    <style:style style:name="co2" style:family="table-column">
      <style:table-column-properties fo:break-before="auto" style:column-width="1.307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0.3102in" fo:break-before="auto" style:use-optimal-row-height="true"/>
    </style:style>
    <style:style style:name="ro14" style:family="table-row">
      <style:table-row-properties style:row-height="0.4575in" fo:break-before="auto" style:use-optimal-row-height="true"/>
    </style:style>
    <style:style style:name="ro15"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hyphenate="true"/>
    </style:style>
  </office:automatic-styles>
  <office:body>
    <office:spreadsheet>
      <table:calculation-settings table:automatic-find-labels="false" table:use-regular-expressions="false" table:use-wildcards="true"/>
      <table:table table:name="1" table:style-name="ta1">
        <table:table-column table:style-name="co1" table:default-cell-style-name="ce1"/>
        <table:table-column table:style-name="co2" table:default-cell-style-name="Default"/>
        <table:table-row table:style-name="ro1">
          <table:table-cell table:number-columns-repeated="2"/>
        </table:table-row>
        <table:table-row table:style-name="ro1">
          <table:table-cell office:value-type="string" calcext:value-type="string">
            <text:p>vỏ ốp tai nghe không có đèn báo hiệu. chất lượng âm thanh kém. tín hiệu chập chờn.</text:p>
          </table:table-cell>
          <table:table-cell/>
        </table:table-row>
        <table:table-row table:style-name="ro2">
          <table:table-cell office:value-type="string" calcext:value-type="string">
            <text:p>bị treo khi khởi động lại bằng app tether. phải khởi động thủ công bằng tay (tắt và mở lại nguồn), khởi động hơn 02 phút, khá là lâu so với các thiết bị router tầm trung khác. (test cùng các hãng technicolor 7200, tplink wr840n) mặc dù quảng cáo là chuẩn n max 450mb nhưng chất lượng chậm còn thua các router chuẩn n max 300mb. (test cùng đường truyền 20mb, chắc không đạt chuẩn rồi) <text:s text:c="2"/>băng tần 2.4g thì phát quá yếu, cách 4m và qua 1 lớp cửa gỗ thôi đã mất 3/4 cột sóng (đo bằng điện thoại samsung) <text:s text:c="2"/>nên : trong cùng tầm giá <text:s/>500k nên chọn router ac băng tần kép có khi tận dụng được băng tần 5g lại ổn hơn. hoặc chọn router chuẩn n max 300m là hợp lý.</text:p>
          </table:table-cell>
          <table:table-cell/>
        </table:table-row>
        <table:table-row table:style-name="ro3">
          <table:table-cell office:value-type="string" calcext:value-type="string">
            <text:p>chuột dùng rất ổn trong gần 4 tháng đầu nhưng sau đó đột ngột không sử dụng được nữa (đêm hôm trước dùng bt, sáng hôm sau bật lên đèn nhưng chuột k di chuyển) <text:s text:c="3"/>mình mua 2 con, 1 ở tiki và 1 ở shopee, cách nhau 1 tuần, và 2 con hỏng cách nhau đúng 1 tuần <text:s text:c="2"/>, có thể có vấn đề ở dòng/lô sp này. <text:s text:c="3"/>, mình đã phải yêu cầu bảo hành từ tiki. để chờ sau bảo hành như thế nào mình sẽ update tiếp. nếu ổn sẽ chấm lại sao để đảm bảo công bằng cho shop.</text:p>
          </table:table-cell>
          <table:table-cell/>
        </table:table-row>
        <table:table-row table:style-name="ro4">
          <table:table-cell office:value-type="string" calcext:value-type="string">
            <text:p>đặt hàng ngày 6/4 lịch giao hàng ngày 13/4 cùng ngày mình khi kiểm tra chưa tiếp nhận và đóng hàng gửi đi, mình phải gửi yêu cầu xứ lý đơn hàng mới bắt đầu xử lý đơn hàng và gửi đi đến ngày 16/4 mình mới nhận được hàng. <text:s text:c="2"/>khi sử dụng đầu tín hiệu không nhận trên pc (mình có 1 đầu cũ nhận bình thường)</text:p>
          </table:table-cell>
          <table:table-cell/>
        </table:table-row>
        <table:table-row table:style-name="ro4">
          <table:table-cell office:value-type="string" calcext:value-type="string">
            <text:p>đặt hàng từ mùng 2/9 đến 10/9 mới nhận được <text:s text:c="2"/>đóng gói cẩn thận 2 lớp hộp <text:s text:c="2"/>sản phẩm không giống mô tả. vừa cắm vào thì âm thanh nhỏ, 1 lúc sau không nghe thế dù đã chỉnh. từ lúc nhận sản phẩm đến khi không nghe được nữa vỏn vẹn 15 phút</text:p>
          </table:table-cell>
          <table:table-cell/>
        </table:table-row>
        <table:table-row table:style-name="ro4">
          <table:table-cell office:value-type="string" calcext:value-type="string">
            <text:p><text:s text:c="2"/>đặt màu đen giao màu trắng <text:s text:c="2"/>đã giao sai màu còn lựa sp bị hư, chưa dùg mà nắp mặt dưới đồg hồ đã bung <text:s text:c="2"/>pin thì hỏg phòg xộp lên, nhão nhão <text:s text:c="2"/>hộp sp thì mốp méo trog khi hộp tiki đốg gói thì nguyên vẹn <text:s text:c="3"/>shop không uy tín <text:s text:c="2"/>củg may phản hồi tiki đã ghi nhận, thu hồi và hoàn tiền ngay trog 2 ngày <text:s text:c="2"/>(củg may k đặt gói quà tặng tk em)</text:p>
          </table:table-cell>
          <table:table-cell/>
        </table:table-row>
        <table:table-row table:style-name="ro4">
          <table:table-cell office:value-type="string" calcext:value-type="string">
            <text:p><text:s text:c="2"/>dây cắm ngắn nên chỉ cổ thể cắm trực tiếp vào máy ( nếu dây dài mình sẽ cắm riêng với ổ điện để k làm hao tổn pin của máy). mà cắm trực tiếp vào máy thì không những không tản nhiệt được mà còn làm máy nóng hơn, còn dễ bị chai pin nữa. <text:s text:c="2"/>quạt yếu, đặt tay lên rất khó để cảm nhận được gió thổi từ cánh quạt.</text:p>
          </table:table-cell>
          <table:table-cell/>
        </table:table-row>
        <table:table-row table:style-name="ro1">
          <table:table-cell office:value-type="string" calcext:value-type="string">
            <text:p><text:s text:c="2"/>dây chất lượng ko phải cat5e <text:s text:c="2"/>1 đầu không phải đầu đúc .</text:p>
          </table:table-cell>
          <table:table-cell/>
        </table:table-row>
        <table:table-row table:style-name="ro4">
          <table:table-cell office:value-type="string" calcext:value-type="string">
            <text:p><text:s text:c="2"/>hàng không đúng mô tả: 1) có 4 lỗ bắt ốc thay vì 3 như mô tả. 2) không có nắp đậy cổng sata <text:s text:c="2"/>check serial number trên trang chủ apacer báp lỗi "invalid ." tiki xem lại và giải quyêt dùm (có phải hàng fake không?)</text:p>
          </table:table-cell>
          <table:table-cell/>
        </table:table-row>
        <table:table-row table:style-name="ro1">
          <table:table-cell office:value-type="string" calcext:value-type="string">
            <text:p><text:s text:c="2"/>hàng lỗi ,hàng đã qua sử dụng chỉ nghe được một tai sạc tai nghe ko vào yêu cầu tiki thu hồi lại hàng và đổi lại hàng mới</text:p>
          </table:table-cell>
          <table:table-cell/>
        </table:table-row>
        <table:table-row table:style-name="ro4">
          <table:table-cell office:value-type="string" calcext:value-type="string">
            <text:p><text:s text:c="2"/>hộp rất cũ, không có bọc nilon, bị rách ở hầu hết các góc mép, không có 1 tem dán nào ở bên ngoài. <text:s text:c="2"/>bao bọc máy bị rách, hình thức xấu, gây phản cảm. <text:s text:c="2"/>tờ hướng dẫn bị gấp, nhăn góc</text:p>
          </table:table-cell>
          <table:table-cell/>
        </table:table-row>
        <table:table-row table:style-name="ro1">
          <table:table-cell office:value-type="string" calcext:value-type="string">
            <text:p><text:s text:c="2"/>khi đặt có khuyến mãi đồng hồ galaxy fit, nhưng khi nhận hàng thì không có. đã liên hệ hỗ trợ tiki nhưng giải thích không thỏa đáng. <text:s text:c="3"/>điện thoại nguyên seal</text:p>
          </table:table-cell>
          <table:table-cell/>
        </table:table-row>
        <table:table-row table:style-name="ro1">
          <table:table-cell office:value-type="string" calcext:value-type="string">
            <text:p><text:s text:c="2"/>kiểu dáng thô không giống hình đăng <text:s text:c="2"/>đeo không vừa lổ tai <text:s text:c="2"/>to và không phù hợp <text:s text:c="2"/>chất lượng cách âm không tốt mở to người khác cũng có thể nghe nội dung trò chuyện</text:p>
          </table:table-cell>
          <table:table-cell/>
        </table:table-row>
        <table:table-row table:style-name="ro5">
          <table:table-cell office:value-type="string" calcext:value-type="string">
            <text:p><text:s text:c="2"/>mình mua hàng ngày 7/5/2019. <text:s text:c="3"/>chưa dc 1 tháng thì chết tai nghe bên trái. <text:s text:c="3"/>gọi tiki để gửi bảo hành. tiki cho người tới nhận hàng từ 6/6, lấy hàng xong 3 4 ngày sau mình không hề nhận email báo tiki đã nhận được sản phẩm để kiểm tra. <text:s text:c="3"/>mình phải gọi lên tổng đài (lần 1) để xác nhận, và hỏi xem khi nào bảo hành xong. <text:s text:c="3"/>vài ngày sau có email báo sẽ trả sản phẩm lại vào ngày 21/6. <text:s text:c="3"/>chờ đến 25/6 vẫn chưa thấy, mình lại gọi điện lên tổng đài (lần 2) để hỏi tai nghe của mình đâu. nhân viên tổng đài báo không biết, sẽ kiểm tra lại <text:s text:c="5"/>ngày 27/6 mình vẫn chẳng thấy tí thông tin gì từ tiki, lại gọi điện thoại (lần 3) lên tổng đài, vẫn câu trả lời tương tự như lần 2 <text:s text:c="5"/>(mình không nhớ ngày 30/6 hay 1/7) có nhận điện thoại của tiki báo tai nghe của mình vẫn chưa bảo hành xong, vui lòng chờ, chờ tới bao giờ thì chưa rõ <text:s text:c="4"/>mình chán không gọi tổng đài nữa rồi, để xem tiki ngâm tai nghe bao lâu. <text:s/>đồ apple mua bên ngoài, hàng cũng mới 100%, bảo hành nhanh gọn 1 đổi 1. <text:s/>từ nay xin cạch đồ công nghệ ở tiki. <text:s text:c="2"/>ps: mình xưa giờ vẫn ủng hộ tiki, mua rất nhiều, từ cái nhỏ tới cái lớn. dt, ipad, sạc, dây, đồ dùng, đồ chơi em bé, tã, .v.v.v. nhưng lần đầu tiên phải lên viết bình luận 1* như vậy, qúa <text:s/>thất vọng.</text:p>
          </table:table-cell>
          <table:table-cell/>
        </table:table-row>
        <table:table-row table:style-name="ro4">
          <table:table-cell office:value-type="string" calcext:value-type="string">
            <text:p><text:s text:c="2"/>mua sim 4g này trước tết 2020 vài hôm, xài được mấy bữa thì thấy báo nợ tiền, sắp hết hạn, và bây giờ thì "im ru" ko xài được nữa, kiểm tra với app my mobile cũng không thấy gì. <text:s/>thật sự không hiểu đây là sim gì có đúng như sản phẩm không hay là thế nào nữa?</text:p>
          </table:table-cell>
          <table:table-cell/>
        </table:table-row>
        <table:table-row table:style-name="ro4">
          <table:table-cell office:value-type="string" calcext:value-type="string">
            <text:p><text:s text:c="2"/>phần đế của sản phẩm khá cũ <text:s text:c="2"/>thiết bị lúc mua về đã kết nối tới 1 thiết bị, mình phải tự tay reset lại, unifying receiver đã kết nối từ trước <text:s text:c="2"/>số sn trên thiết bị và hộp không khớp nhau <text:s/>trước đây mình rất tin tưởng tiki, hơn hẳn so với lazada và các dịch vụ khác, nhưng qua đơn hàng này thì sẽ phải suy nghĩ lại</text:p>
          </table:table-cell>
          <table:table-cell/>
        </table:table-row>
        <table:table-row table:style-name="ro4" table:visibility="filter">
          <table:table-cell office:value-type="string" calcext:value-type="string">
            <text:p><text:s text:c="2"/>phần đế của sản phẩm khá cũ <text:s text:c="2"/>thiết bị lúc mua về đã kết nối tới 1 thiết bị, mình phải tự tay reset lại, unifying receiver đã kết nối từ trước <text:s text:c="2"/>số sn trên thiết bị và hộp không khớp nhau <text:s/>trước đây mình rất tin tưởng tiki, hơn hẳn so với lazada và các dịch vụ khác, nhưng qua đơn hàng này thì sẽ phải suy nghĩ lại</text:p>
          </table:table-cell>
          <table:table-cell/>
        </table:table-row>
        <table:table-row table:style-name="ro1">
          <table:table-cell office:value-type="string" calcext:value-type="string">
            <text:p><text:s text:c="2"/>sao kì lạ vậy ta, làm ăn kiểu dì lạ vậy <text:s/></text:p>
          </table:table-cell>
          <table:table-cell/>
        </table:table-row>
        <table:table-row table:style-name="ro4">
          <table:table-cell office:value-type="string" calcext:value-type="string">
            <text:p><text:s text:c="2"/>shop giao cho con hàng đã khui hộp đựng chuột (hộp đựng ko còn nguyên vẹn) quan sát kỹ thì có vết xước ở phần dưới chỗ mặt tiếp xúc bề mặt. <text:s text:c="2"/>gắn vào máy thì chuột di chuyển phát ngán, chạy chậm hơn con chuột cũ đã xài 4 năm(b100 cùng hảng, xem hình) <text:s text:c="2"/>hi vọng shop có thể đổi dùm cho sản phẩm khác</text:p>
          </table:table-cell>
          <table:table-cell/>
        </table:table-row>
        <table:table-row table:style-name="ro1">
          <table:table-cell office:value-type="string" calcext:value-type="string">
            <text:p><text:s text:c="2"/>thời gian nhận đơn và giao hàng chậm. <text:s text:c="2"/>sản phẩm nhận được không như mong muốn, usb trông kém chất lượng. <text:s text:c="2"/>bạn giao hàng nhiệt tình.</text:p>
          </table:table-cell>
          <table:table-cell/>
        </table:table-row>
        <table:table-row table:style-name="ro2">
          <table:table-cell office:value-type="string" calcext:value-type="string">
            <text:p><text:s text:c="2"/>về sản phẩm thì ok, chất lượng tốt, hàng chính hãng, có tem bảo hành. <text:s text:c="2"/>tuy nhiên tiki giao hàng quá chậm, chậm nhưng lại không báo, quá 2 ngày rồi mình gọi hotline thì nhận thông báo giao hàng trễ, mình có nhờ là cố gắng giao sớm do mình mua tặng sinh nhật bạn tuy nhiên nhận được câu trả lời: "nếu không chờ được thì bạn có thể hủy đơn hàng". do lần này mình đã thanh toán bằng thẻ, ngại chuyện hủy đơn lại phải chờ đợi nhận lại tiền chứ không mình đã hủy đơn ngay lúc nghe câu trả lời của nhân viên tiki như vậy rồi. <text:s/>quá thất vọng về dịch vụ của tiki!</text:p>
          </table:table-cell>
          <table:table-cell/>
        </table:table-row>
        <table:table-row table:style-name="ro1">
          <table:table-cell office:value-type="string" calcext:value-type="string">
            <text:p><text:s/>mình đã mua 1 cai usb này, không biết có phải hàng chính hãng không? không có thông tin của nhà nhập khẩu? không biết bảo hành như thế nào, ở đâu? rất hoang mang</text:p>
          </table:table-cell>
          <table:table-cell/>
        </table:table-row>
        <table:table-row table:style-name="ro1">
          <table:table-cell office:value-type="string" calcext:value-type="string">
            <text:p><text:s/>tiki dọa này làm ăn kiểu gì í bảo thứ sáu giao hàng mà tận thứ 4 mới giao hàng</text:p>
          </table:table-cell>
          <table:table-cell/>
        </table:table-row>
        <table:table-row table:style-name="ro1" table:visibility="filter">
          <table:table-cell office:value-type="string" calcext:value-type="string">
            <text:p><text:s/>tiki dọa này làm ăn kiểu gì í bảo thứ sáu giao hàng mà tận thứ 4 mới giao hàng</text:p>
          </table:table-cell>
          <table:table-cell/>
        </table:table-row>
        <table:table-row table:style-name="ro4">
          <table:table-cell office:value-type="string" calcext:value-type="string">
            <text:p>lý do xóa nhận xét 2 sao của tôi cách đây 3 ngày ? sản phậm đẹp chất lượng thì chưa đúng vs chuẩn usb 3.0. nghĩ khách hàng mù công nghệ cả sao. thôi vs mức giá 100k cho 1 usb 32gb thì ko thể mong chờ 1 usb 3.0 được các bạn nhé. ngoài việc làm lại phần đầu usb màu xanh cho giống chuẩn 3.0 thì rõ ràng ko phải chất lượng chuẩn 3.0</text:p>
          </table:table-cell>
          <table:table-cell/>
        </table:table-row>
        <table:table-row table:style-name="ro1">
          <table:table-cell office:value-type="string" calcext:value-type="string">
            <text:p>“siêu bền” như sử dụng chưa đc 3 tuần đã hỏng mong tiki cho lời đáp</text:p>
          </table:table-cell>
          <table:table-cell/>
        </table:table-row>
        <table:table-row table:style-name="ro1">
          <table:table-cell office:value-type="string" calcext:value-type="string">
            <text:p>1 bên k có tiếng bh sao giờ ?</text:p>
          </table:table-cell>
          <table:table-cell/>
        </table:table-row>
        <table:table-row table:style-name="ro1">
          <table:table-cell office:value-type="string" calcext:value-type="string">
            <text:p>1 bên nghe rõ, <text:s/>1 bên nghe rè ko rõ. <text:s/>tiền nào của nấy</text:p>
          </table:table-cell>
          <table:table-cell/>
        </table:table-row>
        <table:table-row table:style-name="ro1">
          <table:table-cell office:value-type="string" calcext:value-type="string">
            <text:p>1 bên tai bị hỏng</text:p>
          </table:table-cell>
          <table:table-cell/>
        </table:table-row>
        <table:table-row table:style-name="ro1">
          <table:table-cell office:value-type="string" calcext:value-type="string">
            <text:p>1 bên tai nghe bị rè nghe k rõ</text:p>
          </table:table-cell>
          <table:table-cell/>
        </table:table-row>
        <table:table-row table:style-name="ro1">
          <table:table-cell office:value-type="string" calcext:value-type="string">
            <text:p>1 bên tai nghe bị tịt không biết bắt đền ai h</text:p>
          </table:table-cell>
          <table:table-cell/>
        </table:table-row>
        <table:table-row table:style-name="ro1">
          <table:table-cell office:value-type="string" calcext:value-type="string">
            <text:p>1 bên tai nghe ko dùng đc, yêu cầu shop cho mik đổi hàng</text:p>
          </table:table-cell>
          <table:table-cell/>
        </table:table-row>
        <table:table-row table:style-name="ro1">
          <table:table-cell office:value-type="string" calcext:value-type="string">
            <text:p>1 bên tai nghe ko nghe được</text:p>
          </table:table-cell>
          <table:table-cell/>
        </table:table-row>
        <table:table-row table:style-name="ro1">
          <table:table-cell office:value-type="string" calcext:value-type="string">
            <text:p>1 bên thì k chắc pin chỉ nghe đc có 5 phút là hết còn bên thì cũng được gọi là ổn</text:p>
          </table:table-cell>
          <table:table-cell/>
        </table:table-row>
        <table:table-row table:style-name="ro1">
          <table:table-cell office:value-type="string" calcext:value-type="string">
            <text:p>1 cái bị hư rồi</text:p>
          </table:table-cell>
          <table:table-cell/>
        </table:table-row>
        <table:table-row table:style-name="ro1">
          <table:table-cell office:value-type="string" calcext:value-type="string">
            <text:p>1 cục cứ tầm 1 phút là bị đèn đỏ xong xanh 1 phút sau lại đỏ. 2 cục còn lại thì bình thường (hàng tiki trading). rất không hài lòng</text:p>
          </table:table-cell>
          <table:table-cell/>
        </table:table-row>
        <table:table-row table:style-name="ro4">
          <table:table-cell office:value-type="string" calcext:value-type="string">
            <text:p>1 cục của mình bị sóng và tốc độ yếu hơn 2 cục còn lại. đề nghị tiki hỗ trợ kiểm tra và đổi hàng mà tiki xử lý quá chậm chạp, phải để cho khách hàng gọi nhắc từng chút. rất không hài lòng về vấn đề kiểm tra đổi trả hàng của tiki</text:p>
          </table:table-cell>
          <table:table-cell/>
        </table:table-row>
        <table:table-row table:style-name="ro1">
          <table:table-cell office:value-type="string" calcext:value-type="string">
            <text:p>1 món hàng mà ship tới 3 lần</text:p>
          </table:table-cell>
          <table:table-cell/>
        </table:table-row>
        <table:table-row table:style-name="ro1">
          <table:table-cell office:value-type="string" calcext:value-type="string">
            <text:p>1 số ứng dụng k phản hồi <text:s text:c="2"/>mau hết pin <text:s/>nóng máy nhiều</text:p>
          </table:table-cell>
          <table:table-cell/>
        </table:table-row>
        <table:table-row table:style-name="ro1">
          <table:table-cell office:value-type="string" calcext:value-type="string">
            <text:p>1 tai nghe ổn, 1 tai bị rè</text:p>
          </table:table-cell>
          <table:table-cell/>
        </table:table-row>
        <table:table-row table:style-name="ro4">
          <table:table-cell office:value-type="string" calcext:value-type="string">
            <text:p>1 giao hàng cả tuần mới thấy ,quá lâu <text:s text:c="2"/>2 đặt hàng nokia 105 <text:s/>2 sim mà giao hộp ngoài ghi nokia 105 bên trong <text:s/>nokia 1203 , trả tiền rồi lên mở ko phải hàng mình <text:s/>đặt yêu cầu đổi hàng thì nhân viên giao hàng nói bên bạn ấy chỉ giao còn bên nhận hàng đổi trả bên khác,mua hàng rất nhiều tại tiki lần đầu thấy treo đầu rê bán thịt chó thế này,</text:p>
          </table:table-cell>
          <table:table-cell/>
        </table:table-row>
        <table:table-row table:style-name="ro1">
          <table:table-cell office:value-type="string" calcext:value-type="string">
            <text:p>1. khi nhận hàng thì chuột k có cổng usb để kết nối máy tính <text:s/>2. nút bấm chuột 2 bên phải trái thì bị lờn không bấm được.</text:p>
          </table:table-cell>
          <table:table-cell/>
        </table:table-row>
        <table:table-row table:style-name="ro1">
          <table:table-cell office:value-type="string" calcext:value-type="string">
            <text:p>1. không cách nào kết nối cả hai bên để cùng nghe một bản nhạc 2. cứ tắt bluetooth mở lại là nó k kết nối lại đc, phải xoá đi add lại</text:p>
          </table:table-cell>
          <table:table-cell/>
        </table:table-row>
        <table:table-row table:style-name="ro4">
          <table:table-cell office:value-type="string" calcext:value-type="string">
            <text:p>1. màn hình có hiện tượng hiển thị màu xanh dương, vàng cam bị rỗ sọc trắng. xem phim thì k vấn đề nhưng làm thiết kế, đồ hoạ rất khó chịu vì sai hiển thị. <text:s/>2. <text:s/>đã báo tiki support và có gọi điện confirm sẽ đổi trả từ ngày 19/12 mà đến hết ngày 24/12 chưa thấy nhân viên đến để đổi. thất vọng về cách phục vụ sau bán hàng.</text:p>
          </table:table-cell>
          <table:table-cell/>
        </table:table-row>
        <table:table-row table:style-name="ro5">
          <table:table-cell office:value-type="string" calcext:value-type="string">
            <text:p>1. mình đã đặt hàng của tiki trading nhưng nhận là của it chính hãng kiểm tra thì bị nhầm khi thanh toán không thành công và thanh toán lại 2. shipper tiki giao hàng khi mình không có ở nhà và không liên lạc được với mình để xác nhận nhưng vẫn giao (mình ở trọ tìm người nhận hơi cực phải đi hỏi), giao hàng này lả của tiki luôn chứ không phải vendor mà như thế này thì sao có thể buôn bán online được 3. tiki ít ra cũng phải liên lạc trước để xác nhận thời điểm nhận hàng để khỏi mất thời gian của hai bên chứ, tiki chỉ giao vào ngày người khác làm việc chẳng lẽ phải nghỉ để chờ nhận hàng của tiki (không phải công nào cũng cho nhận hàng tại nơi làm việc) 4. thanh toán online của tiki hay bị lỗi * cùng ngày mình đặt hàng bên vuivui thì lại nhận được hàng ngay trong ngày không mất phí, nhân viên gọi điện xác nhận giờ giao hàng trước và giờ giao cũng được người mua định trước khi mua ** trước kia mình hay mua tiki nhưng giờ mình sẽ xem xét kỹ hơn và hạn chế lại kể cả sách (mặt hàng mình hay mua) vì lần nào mua cũng bị lỗi này lỗi nọ. với lại mình có địa chỉ khác để mua rồi</text:p>
          </table:table-cell>
          <table:table-cell/>
        </table:table-row>
        <table:table-row table:style-name="ro4">
          <table:table-cell office:value-type="string" calcext:value-type="string">
            <text:p>1. mình đặt màu bạc, giao màu đen. 2. thông tin ở trên thì nói chưa active. nhắn tin số <text:s/>imei gửi 6060 thì lại nhận thông báo từ 23/02. 3. mua 03/03, tiki hẹn 06/03 giao hàng. chờ đến 09/03 sản phẩm mới đến tay. <text:s/>shop làm ăn sống nhăn.</text:p>
          </table:table-cell>
          <table:table-cell/>
        </table:table-row>
        <table:table-row table:style-name="ro2">
          <table:table-cell office:value-type="string" calcext:value-type="string">
            <text:p>1. mình làm theo hướng dẫn để đăng ký bản quyền nhưng bkav liên tục báo không kết nối được với máy chủ <text:s text:c="2"/>, phiền phức 1 2. mình gửi thư đến địa chỉ email của bkav (vì lúc đó cũng 10h tối rồi nên không gọi điện được và trên hướng dẫn có nói họ sẽ hỗ trợ qua email ngay lập tức) có để lại số điện thoại của mình nhưng đến bây giờ là 3 ngày rồi không thấy bkav liên hệ lại dù là email hay điện thoại. sau đó trong quá trình mày mò thì mình tình cờ tìm được cáh để đăng ký nên đã kích hoạt được bản quyền, mình nghĩ có khi chờ đến mùa quýt cũng chả có ai của bkav liên hệ lại đâu <text:s text:c="2"/>, phiền phức 2 do đó, chắc chắn mình sẽ không mua lại sản phẩm này một lần nào nữa.</text:p>
          </table:table-cell>
          <table:table-cell/>
        </table:table-row>
        <table:table-row table:style-name="ro3">
          <table:table-cell office:value-type="string" calcext:value-type="string">
            <text:p>1. ram 8gb nhưng usage 5.95. hỏi bên kỹ thuật thì bên đó trả lời rằng mình không dùng hết 8gb ram. vậy mua lên 8gb ram để làm gì? 2. dùng được 2 ngày bàn phím lốc 1 phím , mình nâng niu laptop rất nhẹ nhàng 3. không hiểu tại sao mua lap về nghe âm thanh rất êm sau đó vài ngày loa bị rè, khó nghe nói chung là bỏ ra 13tr mà gặp tình trạng nhưu thế này mình rất khó chịu, cố gắng mãi mới dồn được vài triệu để mua lap mà thành ra như thế này</text:p>
          </table:table-cell>
          <table:table-cell/>
        </table:table-row>
        <table:table-row table:style-name="ro4">
          <table:table-cell office:value-type="string" calcext:value-type="string">
            <text:p>1. sản phẩm thiếu phần nắp đậy phía khe cắm 2. có 4 ốc thay vì 3 ốc như quảng cáo 3. hộp được dán băng dính phía ngoài và có vết rạch từ trước như kiểu hàng fake nhét vào trong. đề nghị lấy lại hàng, tôi rất không hài lòng.</text:p>
          </table:table-cell>
          <table:table-cell/>
        </table:table-row>
        <table:table-row table:style-name="ro4">
          <table:table-cell office:value-type="string" calcext:value-type="string">
            <text:p>1. sản phẩm vừa khui hộp nhưng thân case thì trầy tùm lum như hàng đã qua sử dụng! 2. tai nghe chỉ nghe được 01 bên, bên kia không hề nghe được gì mặc dù đã sạc đầy pin!</text:p>
          </table:table-cell>
          <table:table-cell/>
        </table:table-row>
        <table:table-row table:style-name="ro3">
          <table:table-cell office:value-type="string" calcext:value-type="string">
            <text:p>1. thiết bị không tốt như minh châu quảng cáo. kết nối không ổn định khi để máy tự nhận drive, kể cả trường hợp lấy drive từ orico về bổ sung cũng vậy. (bán hàng fake???? do có mượn được thiết bị orico khác để test thì nó không tệ như zầy) 2. yêu cầu xuất hóa đơn không được đáp ứng dù đã yêu cầu khi đặt hàng. bán hàng trên tiki toàn không xuất hóa đơn để trốn thuế và nghĩa vụ với nhà nước à ?</text:p>
          </table:table-cell>
          <table:table-cell/>
        </table:table-row>
        <table:table-row table:style-name="ro1">
          <table:table-cell office:value-type="string" calcext:value-type="string">
            <text:p>1. thiếu dây cáp hdmi. 2. thiếu dây cáp vga. 3. nhân viên giao hàng chưa giao hóa đơn tài chính. 4. thái đố nhân viên giao hành quá tệ.</text:p>
          </table:table-cell>
          <table:table-cell/>
        </table:table-row>
        <table:table-row table:style-name="ro3">
          <table:table-cell office:value-type="string" calcext:value-type="string">
            <text:p>1.đã nhận hàng nhưng không thấy hóa đơn điện tử gửi vào mail. <text:s/>2. không in được qua wifi, mặc dù đã nhập mật khẩu wifi trên máy in nhưng in qua điện thoại và máy tính đều không được, chỉ có thể in qua cap usb... 3. cài đặt rất phức tạp <text:s/>4. máy báo là 2360 chứ không phải 2366 5. tìm mã máy qua phần mềm in từ điện thoại của hãng nhưng không có đầu mã 23...</text:p>
          </table:table-cell>
          <table:table-cell/>
        </table:table-row>
        <table:table-row table:style-name="ro4">
          <table:table-cell office:value-type="string" calcext:value-type="string">
            <text:p>1/ bao bì bị dán băng keo vì vỏ sản phẩm bị xé phân nữa. 2/ phím bấm chuột bị lệch. tôi nghĩ đây hàng bị trả lại và tiki vẫn cố tình dán lại và bán như không có gì xảy ra. tôi cần trả lời bên tiki về trường hợp này.</text:p>
          </table:table-cell>
          <table:table-cell/>
        </table:table-row>
        <table:table-row table:style-name="ro1">
          <table:table-cell office:value-type="string" calcext:value-type="string">
            <text:p>14 ngày không chịu gửi hóa đơn làm tôi thanh toán với công ty không được</text:p>
          </table:table-cell>
          <table:table-cell/>
        </table:table-row>
        <table:table-row table:style-name="ro1">
          <table:table-cell office:value-type="string" calcext:value-type="string">
            <text:p>14 ngày xuất hoá đơn, nhưng không giữ chữ tín. tiki cũng vậy. rất bực mình</text:p>
          </table:table-cell>
          <table:table-cell/>
        </table:table-row>
        <table:table-row table:style-name="ro1">
          <table:table-cell office:value-type="string" calcext:value-type="string">
            <text:p>149 k giao hàng thành công nhưng không thấy tới tay. nay đặt lại 170k. không hiểu</text:p>
          </table:table-cell>
          <table:table-cell/>
        </table:table-row>
        <table:table-row table:style-name="ro1">
          <table:table-cell office:value-type="string" calcext:value-type="string">
            <text:p>1 sao k hai log với sản phẩm này loa thì re sim thì chỉ lắp đc một sim con sim hai k lm đc tôi đã thử hết mấy lần cũng k đc mog bên tiki xem lại gium mih</text:p>
          </table:table-cell>
          <table:table-cell/>
        </table:table-row>
        <table:table-row table:style-name="ro1">
          <table:table-cell office:value-type="string" calcext:value-type="string">
            <text:p>2 cái đều hết pin sạc xong thì 1 cái vô pin còn cái không vô yêu cầu hoàn đổi lại</text:p>
          </table:table-cell>
          <table:table-cell/>
        </table:table-row>
        <table:table-row table:style-name="ro1">
          <table:table-cell office:value-type="string" calcext:value-type="string">
            <text:p>2 loa nhỏ nghe rất tệ , loa bass củng k tốt . nghe thây ồn chứ không hay ho gì.</text:p>
          </table:table-cell>
          <table:table-cell/>
        </table:table-row>
        <table:table-row table:style-name="ro1">
          <table:table-cell office:value-type="string" calcext:value-type="string">
            <text:p>2 ngày đầu xài thì chất lượng sản phẩm tốt phù hợp với giá tiền nhưng tới ngày thứ 3 thì xuất hiện tình trạng tai trái ko nghe thấy, có lúc nghe có lúc ko</text:p>
          </table:table-cell>
          <table:table-cell/>
        </table:table-row>
        <table:table-row table:style-name="ro1">
          <table:table-cell office:value-type="string" calcext:value-type="string">
            <text:p>2 tai cùng 1 bên</text:p>
          </table:table-cell>
          <table:table-cell/>
        </table:table-row>
        <table:table-row table:style-name="ro1">
          <table:table-cell office:value-type="string" calcext:value-type="string">
            <text:p>2 tai nghe độc lập nhau, nge mỗi lần 1 <text:s/>tai 1 dt, tai k bass, tệ</text:p>
          </table:table-cell>
          <table:table-cell/>
        </table:table-row>
        <table:table-row table:style-name="ro1">
          <table:table-cell office:value-type="string" calcext:value-type="string">
            <text:p>2 thằng đặt cùng nhau từ ngày 21/6. thằng đặt sau nó nhận rồi mà thằng đặt trc còn chưa thấy đâu. làm ăn chán thật.</text:p>
          </table:table-cell>
          <table:table-cell/>
        </table:table-row>
        <table:table-row table:style-name="ro1">
          <table:table-cell office:value-type="string" calcext:value-type="string">
            <text:p>2 tháng đầu dc 4g ngay den tháng thu 3 có 2g chán quá xem đc bộ phim hết da ta luon</text:p>
          </table:table-cell>
          <table:table-cell/>
        </table:table-row>
        <table:table-row table:style-name="ro1">
          <table:table-cell office:value-type="string" calcext:value-type="string">
            <text:p>3.0 mà copy dữ liệu còn chậm hơn cả 2.0 mua cách đây vài tháng</text:p>
          </table:table-cell>
          <table:table-cell/>
        </table:table-row>
        <table:table-row table:style-name="ro1">
          <table:table-cell office:value-type="string" calcext:value-type="string">
            <text:p>4 nhút ko sáng quá là thất vọng <text:s/>cửa hàng kiểu gì vậy</text:p>
          </table:table-cell>
          <table:table-cell/>
        </table:table-row>
        <table:table-row table:style-name="ro1">
          <table:table-cell office:value-type="string" calcext:value-type="string">
            <text:p>5g kết nối ko ổn định, sóng kém, để router ở tầng 1 phòng cùng tầng đóng cửa lại là chỉ có 1 vạch sóng , các tầng khác coi như tịt</text:p>
          </table:table-cell>
          <table:table-cell/>
        </table:table-row>
        <table:table-row table:style-name="ro1">
          <table:table-cell office:value-type="string" calcext:value-type="string">
            <text:p>ad <text:s/>ơi <text:s/>1 bên <text:s/>tai <text:s/>nghe <text:s/>ko <text:s/>dùng <text:s/>đc <text:s/>ạ mong ad đổi <text:s/>giúp <text:s/>ạ <text:s/>hàng <text:s/>vừa <text:s/>lấy <text:s/>sáng <text:s/>nay <text:s/>mang ra <text:s/>sài <text:s/>chỉ <text:s/>1 bên <text:s/>nghe <text:s/>đc</text:p>
          </table:table-cell>
          <table:table-cell/>
        </table:table-row>
        <table:table-row table:style-name="ro1">
          <table:table-cell office:value-type="string" calcext:value-type="string">
            <text:p>ad cho hỏi chuột không sáng nút như trên hình là sao</text:p>
          </table:table-cell>
          <table:table-cell/>
        </table:table-row>
        <table:table-row table:style-name="ro1">
          <table:table-cell office:value-type="string" calcext:value-type="string">
            <text:p>ad làm ăn kiểu j rõ là mình đặt wacom có 5 nút, nút nguồn ở giữa, sao lại cho mình đời cũ hơn với 4 nút????</text:p>
          </table:table-cell>
          <table:table-cell/>
        </table:table-row>
        <table:table-row table:style-name="ro1">
          <table:table-cell office:value-type="string" calcext:value-type="string">
            <text:p>adapter sản phẩm không nhận thẻ. không biết đổi sản phẩm như nào???</text:p>
          </table:table-cell>
          <table:table-cell/>
        </table:table-row>
        <table:table-row table:style-name="ro1">
          <table:table-cell office:value-type="string" calcext:value-type="string">
            <text:p>advanced tp link m7350 v4 không biết có phát đc 4g không như chậm quá</text:p>
          </table:table-cell>
          <table:table-cell/>
        </table:table-row>
        <table:table-row table:style-name="ro1">
          <table:table-cell office:value-type="string" calcext:value-type="string">
            <text:p>ae ai ý định mua bỏ đi tai nghe ko phải chính hãng mà là hàng chợ thất vọng quá</text:p>
          </table:table-cell>
          <table:table-cell/>
        </table:table-row>
        <table:table-row table:style-name="ro1">
          <table:table-cell office:value-type="string" calcext:value-type="string">
            <text:p>ae cản thận!! 1. máy 1 sim lại đăng ảnh sp 2 sim 2. bên ngoài ghi nokia 105 <text:s/>trong sp thì ghi model ta 1203 <text:s text:c="2"/>thất vọng tiki!!</text:p>
          </table:table-cell>
          <table:table-cell/>
        </table:table-row>
        <table:table-row table:style-name="ro1">
          <table:table-cell office:value-type="string" calcext:value-type="string">
            <text:p>ae ko nên mua nha để như thế giao về nó chỉ như món đồ chơi như cục silicon ko có j ở trong giá 5 6k ngoài tiệm bán</text:p>
          </table:table-cell>
          <table:table-cell/>
        </table:table-row>
        <table:table-row table:style-name="ro4">
          <table:table-cell office:value-type="string" calcext:value-type="string">
            <text:p>after connected, there are office tool kit.exe inside and reported as threat by windows defender. there are also some wedding video inside, apparently used. considering the long time logistic time, i had only <text:s/>just format it and use. i failed to trust 4 star item in tiki then...</text:p>
          </table:table-cell>
          <table:table-cell/>
        </table:table-row>
        <table:table-row table:style-name="ro1">
          <table:table-cell office:value-type="string" calcext:value-type="string">
            <text:p>alo cho e hỏi sao máy e đăng kí kích hoạt bảo hành mà không được ạ</text:p>
          </table:table-cell>
          <table:table-cell/>
        </table:table-row>
        <table:table-row table:style-name="ro1">
          <table:table-cell office:value-type="string" calcext:value-type="string">
            <text:p>aloooo bịp à usb 64gb mà kiểm tra đk có 57gbbb</text:p>
          </table:table-cell>
          <table:table-cell/>
        </table:table-row>
        <table:table-row table:style-name="ro1">
          <table:table-cell office:value-type="string" calcext:value-type="string">
            <text:p>âm <text:s/>lượng lớn</text:p>
          </table:table-cell>
          <table:table-cell/>
        </table:table-row>
        <table:table-row table:style-name="ro1">
          <table:table-cell office:value-type="string" calcext:value-type="string">
            <text:p>ám đen toàn bộ lề bên phải màn hình. <text:s/>hi vọng tiki đc đổi mới</text:p>
          </table:table-cell>
          <table:table-cell/>
        </table:table-row>
        <table:table-row table:style-name="ro1">
          <table:table-cell office:value-type="string" calcext:value-type="string">
            <text:p>âm lượng lớn quá shop ơi! e mở cỡ nhỏ nhất mà cứ như cỡ to của lo đt luôn ấy.. tai phone để nhét vào tai chứ có phải để nghe loa cỡ to đâu ạ?</text:p>
          </table:table-cell>
          <table:table-cell/>
        </table:table-row>
        <table:table-row table:style-name="ro1">
          <table:table-cell office:value-type="string" calcext:value-type="string">
            <text:p>âm lượng mà 10 thì nghe cỡ 2 3 nhỏ tí xài nữa tiếng hết pin mọi ng xem xét khi mua</text:p>
          </table:table-cell>
          <table:table-cell/>
        </table:table-row>
        <table:table-row table:style-name="ro1">
          <table:table-cell office:value-type="string" calcext:value-type="string">
            <text:p>âm lượng phát nhạc không được lớn</text:p>
          </table:table-cell>
          <table:table-cell/>
        </table:table-row>
        <table:table-row table:style-name="ro1">
          <table:table-cell office:value-type="string" calcext:value-type="string">
            <text:p>âm thanh chưa tốt hơi thất vọng với sản phẩm <text:s/>dây cắm 2 loa thì dùng 1 tuần đã chập chờn</text:p>
          </table:table-cell>
          <table:table-cell/>
        </table:table-row>
        <table:table-row table:style-name="ro1">
          <table:table-cell office:value-type="string" calcext:value-type="string">
            <text:p>âm thanh hay tuy nhiên âm lượng nhỏ, thích hợp hơn cho không gian nhỏ.</text:p>
          </table:table-cell>
          <table:table-cell/>
        </table:table-row>
        <table:table-row table:style-name="ro1">
          <table:table-cell office:value-type="string" calcext:value-type="string">
            <text:p>âm thanh hơi kém chất lượng</text:p>
          </table:table-cell>
          <table:table-cell/>
        </table:table-row>
        <table:table-row table:style-name="ro1">
          <table:table-cell office:value-type="string" calcext:value-type="string">
            <text:p>âm thanh hơi nhỏ</text:p>
          </table:table-cell>
          <table:table-cell/>
        </table:table-row>
        <table:table-row table:style-name="ro1">
          <table:table-cell office:value-type="string" calcext:value-type="string">
            <text:p>âm thanh k tốt</text:p>
          </table:table-cell>
          <table:table-cell/>
        </table:table-row>
        <table:table-row table:style-name="ro1">
          <table:table-cell office:value-type="string" calcext:value-type="string">
            <text:p>âm thanh kết nối quá nhỏ.</text:p>
          </table:table-cell>
          <table:table-cell/>
        </table:table-row>
        <table:table-row table:style-name="ro1">
          <table:table-cell office:value-type="string" calcext:value-type="string">
            <text:p>âm thanh không tốt</text:p>
          </table:table-cell>
          <table:table-cell/>
        </table:table-row>
        <table:table-row table:style-name="ro1">
          <table:table-cell office:value-type="string" calcext:value-type="string">
            <text:p>âm thanh ko đều, bên to bên nhỏ, chất lượng âm thanh quá tệ, pin yếu chỉ 30 phút là cần sạc. khi nghi có tiếng ù rất khó chịu</text:p>
          </table:table-cell>
          <table:table-cell/>
        </table:table-row>
        <table:table-row table:style-name="ro1">
          <table:table-cell office:value-type="string" calcext:value-type="string">
            <text:p>âm thanh lỗi, ko nghe đc âm bass, dở hơn cái 50k t mua ngoài chợ</text:p>
          </table:table-cell>
          <table:table-cell/>
        </table:table-row>
        <table:table-row table:style-name="ro1">
          <table:table-cell office:value-type="string" calcext:value-type="string">
            <text:p>âm thanh lớn nhưng giống như búa <text:s/>đập vào tai. thêm 2.3 chục có thể mua hàng chất lượng tốt hơn. chỉ đc cái hình thức.</text:p>
          </table:table-cell>
          <table:table-cell/>
        </table:table-row>
        <table:table-row table:style-name="ro1">
          <table:table-cell office:value-type="string" calcext:value-type="string">
            <text:p>âm thanh mình nghe bị đắt quãng dù pin vẫn còn 50%</text:p>
          </table:table-cell>
          <table:table-cell/>
        </table:table-row>
        <table:table-row table:style-name="ro1">
          <table:table-cell office:value-type="string" calcext:value-type="string">
            <text:p>âm thanh nghe rất tệ. khuyên mn không nên mua</text:p>
          </table:table-cell>
          <table:table-cell/>
        </table:table-row>
        <table:table-row table:style-name="ro4">
          <table:table-cell office:value-type="string" calcext:value-type="string">
            <text:p>âm thanh nhỏ và bị rè một bên, dù không nghe gì nó vẫn rè, chỉ cần cắm vào jack là xuất hiện một âm thanh rè rè rất khó chịu. tuy vậy, bạn có thể trông chờ điều gì từ một chiếc tai nghe trung quốc giá 40k chứ?</text:p>
          </table:table-cell>
          <table:table-cell/>
        </table:table-row>
        <table:table-row table:style-name="ro1">
          <table:table-cell office:value-type="string" calcext:value-type="string">
            <text:p>âm thanh nhỏ. lỗi cắm jack 3.5. buồn.</text:p>
          </table:table-cell>
          <table:table-cell/>
        </table:table-row>
        <table:table-row table:style-name="ro1">
          <table:table-cell office:value-type="string" calcext:value-type="string">
            <text:p>âm thanh quá nhỏ</text:p>
          </table:table-cell>
          <table:table-cell/>
        </table:table-row>
        <table:table-row table:style-name="ro1">
          <table:table-cell office:value-type="string" calcext:value-type="string">
            <text:p>âm thanh rất tệ và bị delay sản phẩm chỉ nghe nhạc cho vui chứ chơi game thì ko nên mua</text:p>
          </table:table-cell>
          <table:table-cell/>
        </table:table-row>
        <table:table-row table:style-name="ro4">
          <table:table-cell office:value-type="string" calcext:value-type="string">
            <text:p>âm thanh tệ, không biết chính hãng không mà chất lượng quá tệ, yêu cầu đổi hàng thì không thấy gọi điện lại. âm thanh dở, không kín tai, mới đeo có xí mà đau tai. quan trọng là đeo vào rớt ra và âm bass gì không nghe được j hết, phải vặn hết âm lượng ns nghe nổi. với giá 249k</text:p>
          </table:table-cell>
          <table:table-cell/>
        </table:table-row>
        <table:table-row table:style-name="ro1">
          <table:table-cell office:value-type="string" calcext:value-type="string">
            <text:p>ấn 1 lần chuột mà nó thành nháy đúp, rất kém chất lượng</text:p>
          </table:table-cell>
          <table:table-cell/>
        </table:table-row>
        <table:table-row table:style-name="ro1" table:visibility="filter">
          <table:table-cell office:value-type="string" calcext:value-type="string">
            <text:p>ấn 1 lần chuột mà nó thành nháy đúp, rất kém chất lượng</text:p>
          </table:table-cell>
          <table:table-cell/>
        </table:table-row>
        <table:table-row table:style-name="ro1">
          <table:table-cell office:value-type="string" calcext:value-type="string">
            <text:p>ấn phím g là tắt. phí tiền. chỉ đc cái đẹp. chưa sử dụng đã hỏng</text:p>
          </table:table-cell>
          <table:table-cell/>
        </table:table-row>
        <table:table-row table:style-name="ro2">
          <table:table-cell office:value-type="string" calcext:value-type="string">
            <text:p>anh giao hàng có thái độ rất khó chịu. do điện thoại mua mắc tiền, nên mình đã xác nhận với tiki là thứ 6 mới giao. thứ 5 mình không có nhà vì phải lên công ty. sáng thứ 5 anh giao hàng đã tới. không cần giao tận tay mình ký nhận hay kiểm tra mà giao thẳng cho người nhà mình. mình gọi lại thì tỏ thái độ khó chịu bảo là trả tiền hàng rồi thì còn lo cái gì. cái quan trọng ở đây không phải trả tiền rồi hay chưa mà đã giao hàng có giá trị thì phải giao tận tay ký nhận và để mình kiểm tra chứ. chưa kể là hàng của mình mà đi giao hàng cho người lạ lung tung không xác nhận, nhỡ mất hàng thì sao?</text:p>
          </table:table-cell>
          <table:table-cell/>
        </table:table-row>
        <table:table-row table:style-name="ro1">
          <table:table-cell office:value-type="string" calcext:value-type="string">
            <text:p>ảo, scan ko có, có mỗi in và pho to, mực mờ</text:p>
          </table:table-cell>
          <table:table-cell/>
        </table:table-row>
        <table:table-row table:style-name="ro1">
          <table:table-cell office:value-type="string" calcext:value-type="string">
            <text:p>app logitech không nhận diện được chuột tuổi thọ của chuột quá ngắn vì dùng được 1 năm là bị click đúp <text:s/></text:p>
          </table:table-cell>
          <table:table-cell/>
        </table:table-row>
        <table:table-row table:style-name="ro1">
          <table:table-cell office:value-type="string" calcext:value-type="string">
            <text:p>bấm ko nhạy tôi muốn đổi hàng</text:p>
          </table:table-cell>
          <table:table-cell/>
        </table:table-row>
        <table:table-row table:style-name="ro1">
          <table:table-cell office:value-type="string" calcext:value-type="string">
            <text:p>bán bộ thiết bị chuyển đổi quang mà ko gửi dây cho khách hàng thì dùng bằng cái gì đây. thực sự tiki làm ăn ko dc nghiêm túc rồi đấy.</text:p>
          </table:table-cell>
          <table:table-cell/>
        </table:table-row>
        <table:table-row table:style-name="ro1">
          <table:table-cell office:value-type="string" calcext:value-type="string">
            <text:p>ban đầu để chống nước mà giao cái ko chống nước mong tiki xem xét lại</text:p>
          </table:table-cell>
          <table:table-cell/>
        </table:table-row>
        <table:table-row table:style-name="ro4">
          <table:table-cell office:value-type="string" calcext:value-type="string">
            <text:p>ban đầu lúc vừa mở hộp pin 17%, sau khi setup các thứ còn 12% vài tiếng sau thông báo gần hết pin cắm sạc thì không sạc được pin bắt đầu giảm nhanh 2 tiếng giảm 3%. mong shop xem xét .tạm để 1 sao</text:p>
          </table:table-cell>
          <table:table-cell/>
        </table:table-row>
        <table:table-row table:style-name="ro1">
          <table:table-cell office:value-type="string" calcext:value-type="string">
            <text:p>ban đầu mua giá 26tr sau 2 tuần giờ vào thấy còn 24tr5 chưa kèm mã giảm giá. mất lòng tin vào giá bán tiki hẳn. lần sau chắc sẽ k bao giờ mua nữa vì cảm giác bị lừa đảo</text:p>
          </table:table-cell>
          <table:table-cell/>
        </table:table-row>
        <table:table-row table:style-name="ro1">
          <table:table-cell office:value-type="string" calcext:value-type="string">
            <text:p>bán đồ không phải hàng chính hãng. mỗi nơi 1 mã khac nhau. lừa đảo khách hàng</text:p>
          </table:table-cell>
          <table:table-cell/>
        </table:table-row>
        <table:table-row table:style-name="ro1">
          <table:table-cell office:value-type="string" calcext:value-type="string">
            <text:p>bán hàng cũ, về xài có được đâu. lừa đảo quá trời khổ thân tôi.</text:p>
          </table:table-cell>
          <table:table-cell/>
        </table:table-row>
        <table:table-row table:style-name="ro1">
          <table:table-cell office:value-type="string" calcext:value-type="string">
            <text:p>bán hàng đã khui, khui rồi thì để mà dùng, sao còn mang đi bán</text:p>
          </table:table-cell>
          <table:table-cell/>
        </table:table-row>
        <table:table-row table:style-name="ro1">
          <table:table-cell office:value-type="string" calcext:value-type="string">
            <text:p>bán hàng đã qua sử dụng, hộp cũ, tai nghe kết nối ko đươc</text:p>
          </table:table-cell>
          <table:table-cell/>
        </table:table-row>
        <table:table-row table:style-name="ro1">
          <table:table-cell office:value-type="string" calcext:value-type="string">
            <text:p>bán hàng lừa đảo hả mới sài chưa dc 10 ngày đả bi hư màn hình chưa hề bị rớt bể gì shop bán hang vậy làn sau ai dám mua mất uy tín</text:p>
          </table:table-cell>
          <table:table-cell/>
        </table:table-row>
        <table:table-row table:style-name="ro4">
          <table:table-cell office:value-type="string" calcext:value-type="string">
            <text:p>bán hàng quá tễ đặt 1 kiểu giao 1 kiều thế này đây, bên bán gửi tôi hàng thế này đây làm ăn mất chữ tín. gửi hàng cho khách mà hàng cũ đã bóc hộp còn sai hàng,còn lỗi nữa. tốn thời gian tiền bạc.</text:p>
          </table:table-cell>
          <table:table-cell/>
        </table:table-row>
        <table:table-row table:style-name="ro1">
          <table:table-cell office:value-type="string" calcext:value-type="string">
            <text:p>bán hàng trái với hình ảnh tôi ko ưng ý sản phẩm này vì nó hàng trung</text:p>
          </table:table-cell>
          <table:table-cell/>
        </table:table-row>
        <table:table-row table:style-name="ro1">
          <table:table-cell office:value-type="string" calcext:value-type="string">
            <text:p>bán hàng xong không hỗ trợ lại cho khách hàng vấn đề cài đặt. hẹn hoài k liên lạc lại. nên cân nhắc dịch vụ của tiki</text:p>
          </table:table-cell>
          <table:table-cell/>
        </table:table-row>
        <table:table-row table:style-name="ro1" table:visibility="filter">
          <table:table-cell office:value-type="string" calcext:value-type="string">
            <text:p>bán hàng xong không hỗ trợ lại cho khách hàng vấn đề cài đặt. hẹn hoài k liên lạc lại. nên cân nhắc dịch vụ của tiki</text:p>
          </table:table-cell>
          <table:table-cell/>
        </table:table-row>
        <table:table-row table:style-name="ro1">
          <table:table-cell office:value-type="string" calcext:value-type="string">
            <text:p>bắn ko ưng lắm</text:p>
          </table:table-cell>
          <table:table-cell/>
        </table:table-row>
        <table:table-row table:style-name="ro1">
          <table:table-cell office:value-type="string" calcext:value-type="string">
            <text:p>bạn liên hệ lại cho mình vì bên bạn nói 1 năm 4g miễn phí mà sim nt kêu dk 4g</text:p>
          </table:table-cell>
          <table:table-cell/>
        </table:table-row>
        <table:table-row table:style-name="ro1">
          <table:table-cell office:value-type="string" calcext:value-type="string">
            <text:p>bản màu đen ảnh sp là nokia 105 single sim, còn 105 dual sim thì mặt trc khác. biết giống nhau vậy chọn màu xanh chứ k chọn mài đen.</text:p>
          </table:table-cell>
          <table:table-cell/>
        </table:table-row>
        <table:table-row table:style-name="ro1">
          <table:table-cell office:value-type="string" calcext:value-type="string">
            <text:p>bản nhận được không phải nfc và không có voucher xem phim</text:p>
          </table:table-cell>
          <table:table-cell/>
        </table:table-row>
        <table:table-row table:style-name="ro1">
          <table:table-cell office:value-type="string" calcext:value-type="string">
            <text:p>bạn ơi hộp sạc thì bị hư bên trái,nghe đc có 30p cho mình đổi hàng ạ</text:p>
          </table:table-cell>
          <table:table-cell/>
        </table:table-row>
        <table:table-row table:style-name="ro4">
          <table:table-cell office:value-type="string" calcext:value-type="string">
            <text:p>bạn ơi tại sao mình mua chuột về nhưng khi khởi động chuột (chuyển sang chế độ on) thì chuột lại không phát sáng, không hoạt động là sao? mình mới mua từ thứ 2 đầu tuần (ngày 11/09/2017). mong ad hỗ trợ sớm!</text:p>
          </table:table-cell>
          <table:table-cell/>
        </table:table-row>
        <table:table-row table:style-name="ro1">
          <table:table-cell office:value-type="string" calcext:value-type="string">
            <text:p>bạn ơi, tai bên trái ko nghe đc . mong bạn đổi sớm cho mình.</text:p>
          </table:table-cell>
          <table:table-cell/>
        </table:table-row>
        <table:table-row table:style-name="ro4">
          <table:table-cell office:value-type="string" calcext:value-type="string">
            <text:p>bàn phím bị bể ở góc, phím enter góc phải văng ra ngoài, lúc mình mở hộp cứ tường dell tặng thêm cho cái phím enter để thay khi phím cũ bị hư, phím k và space ko nhạy gõ 8 lần mới được. nói chung là lỗi.</text:p>
          </table:table-cell>
          <table:table-cell/>
        </table:table-row>
        <table:table-row table:style-name="ro1">
          <table:table-cell office:value-type="string" calcext:value-type="string">
            <text:p>bàn phím bị liệt số 4 and enter</text:p>
          </table:table-cell>
          <table:table-cell/>
        </table:table-row>
        <table:table-row table:style-name="ro1">
          <table:table-cell office:value-type="string" calcext:value-type="string">
            <text:p>bàn phím bị lỗi, ko sử dụng được. shop đổi lại cho mình</text:p>
          </table:table-cell>
          <table:table-cell/>
        </table:table-row>
        <table:table-row table:style-name="ro1">
          <table:table-cell office:value-type="string" calcext:value-type="string">
            <text:p>bàn phím cứng và khác quảng cáo không có đèn không đúng như quảng cáo giới thiệu sản phẩm hình ảnh không đúng</text:p>
          </table:table-cell>
          <table:table-cell/>
        </table:table-row>
        <table:table-row table:style-name="ro1">
          <table:table-cell office:value-type="string" calcext:value-type="string">
            <text:p>bàn phím đeph nhưng bị lỗi khi chơi game sản phẩm tệ</text:p>
          </table:table-cell>
          <table:table-cell/>
        </table:table-row>
        <table:table-row table:style-name="ro1">
          <table:table-cell office:value-type="string" calcext:value-type="string">
            <text:p>bàn phím dùng ổn nhưng các phím bị rơi ra rất khó chịu</text:p>
          </table:table-cell>
          <table:table-cell/>
        </table:table-row>
        <table:table-row table:style-name="ro1">
          <table:table-cell office:value-type="string" calcext:value-type="string">
            <text:p>bàn phím gỗ kêu to, đặc biệt là khi dùng phím space. phù hợp với người thích khi đánh máy có tiếng kêu.</text:p>
          </table:table-cell>
          <table:table-cell/>
        </table:table-row>
        <table:table-row table:style-name="ro1">
          <table:table-cell office:value-type="string" calcext:value-type="string">
            <text:p>bàn phím gõ rất rít. lúc nhận hàng k để ý. để đến hôm sau dùng thì gõ bị kẹt rít ko gõ được. không có mục đổi trả. nên cân nhắc trước khi mua.</text:p>
          </table:table-cell>
          <table:table-cell/>
        </table:table-row>
        <table:table-row table:style-name="ro1">
          <table:table-cell office:value-type="string" calcext:value-type="string">
            <text:p>bàn phím gõ rất thô và cừng, tín hiệu chập chờn. quá không hài lòng</text:p>
          </table:table-cell>
          <table:table-cell/>
        </table:table-row>
        <table:table-row table:style-name="ro1">
          <table:table-cell office:value-type="string" calcext:value-type="string">
            <text:p>bàn phím k400 plus của có trong danh sách kết nối với đầu thu unifying này , nhưng khi mua về tại sao ko kết nối đc, mặc dù t đã tải phần mềm hỗ trợ trên trang của logitech</text:p>
          </table:table-cell>
          <table:table-cell/>
        </table:table-row>
        <table:table-row table:style-name="ro1">
          <table:table-cell office:value-type="string" calcext:value-type="string">
            <text:p>bàn phím không có đèn</text:p>
          </table:table-cell>
          <table:table-cell/>
        </table:table-row>
        <table:table-row table:style-name="ro1">
          <table:table-cell office:value-type="string" calcext:value-type="string">
            <text:p>bàn phím không sử dụng được. có nút bấm dc nút không</text:p>
          </table:table-cell>
          <table:table-cell/>
        </table:table-row>
        <table:table-row table:style-name="ro1">
          <table:table-cell office:value-type="string" calcext:value-type="string">
            <text:p>bàn phím lỗi nút @ và nút # bấm shift vào thì nó ra ký tự khác</text:p>
          </table:table-cell>
          <table:table-cell/>
        </table:table-row>
        <table:table-row table:style-name="ro1">
          <table:table-cell office:value-type="string" calcext:value-type="string">
            <text:p>bàn phím lỗi, không sử dụng được. mong muốn đổi/ trả sản phẩm</text:p>
          </table:table-cell>
          <table:table-cell/>
        </table:table-row>
        <table:table-row table:style-name="ro1">
          <table:table-cell office:value-type="string" calcext:value-type="string">
            <text:p>bàn phím mình đặt bị lỗi tổ hợp phím gây rất khó chịu</text:p>
          </table:table-cell>
          <table:table-cell/>
        </table:table-row>
        <table:table-row table:style-name="ro1">
          <table:table-cell office:value-type="string" calcext:value-type="string">
            <text:p>bàn phím mới mua mấy hôm đã bị lỗi.</text:p>
          </table:table-cell>
          <table:table-cell/>
        </table:table-row>
        <table:table-row table:style-name="ro1">
          <table:table-cell office:value-type="string" calcext:value-type="string">
            <text:p>bàn phím mua về chưa được 1 tháng đã bị kẹt phím. lỗi ở phim h. không hài lòng sản phẩm.</text:p>
          </table:table-cell>
          <table:table-cell/>
        </table:table-row>
        <table:table-row table:style-name="ro1">
          <table:table-cell office:value-type="string" calcext:value-type="string">
            <text:p>bàn phím mua về pin bị phồng .thay pin khác cùng loại cũng không sử dụng được</text:p>
          </table:table-cell>
          <table:table-cell/>
        </table:table-row>
        <table:table-row table:style-name="ro1">
          <table:table-cell office:value-type="string" calcext:value-type="string">
            <text:p>bàn phím này thật sự k dùng <text:s/>được. quá thất vọng</text:p>
          </table:table-cell>
          <table:table-cell/>
        </table:table-row>
        <table:table-row table:style-name="ro3">
          <table:table-cell office:value-type="string" calcext:value-type="string">
            <text:p>bàn phím rất nặng mặc dù dùng cho ipad với mục đích đem đi. quan trọng nhất là khi bấm thì tạo ra tiếng rất lớn, gây mất tập trung và phiền toái nếu sử dụng ở quán cafe hoặc công sở. trải nghiêm khi đánh máy với k480 là rất mệt vì phím bấm tuy sâu nhưng ko ăn nên hụt phím khá nhiều, nếu muốn ăn thì phải dùng lực rất nhiều và tiếng ồn sẽ trở nên to hơn, rất gây mất cảm tình và khó chịu khi đánh máy.</text:p>
          </table:table-cell>
          <table:table-cell/>
        </table:table-row>
        <table:table-row table:style-name="ro1">
          <table:table-cell office:value-type="string" calcext:value-type="string">
            <text:p>bần phím rất tệ, đánh đau cả tay mà kg nhận, đặc biệt phím shift</text:p>
          </table:table-cell>
          <table:table-cell/>
        </table:table-row>
        <table:table-row table:style-name="ro1" table:visibility="filter">
          <table:table-cell office:value-type="string" calcext:value-type="string">
            <text:p>bần phím rất tệ, đánh đau cả tay mà kg nhận, đặc biệt phím shift</text:p>
          </table:table-cell>
          <table:table-cell/>
        </table:table-row>
        <table:table-row table:style-name="ro1">
          <table:table-cell office:value-type="string" calcext:value-type="string">
            <text:p>bàn phím rất tốt nhưng đánh giá 1* vì những vấn đề phát sinh do lỗi đơn vị giao hàng đối với đơn hàng 546706588</text:p>
          </table:table-cell>
          <table:table-cell/>
        </table:table-row>
        <table:table-row table:style-name="ro1">
          <table:table-cell office:value-type="string" calcext:value-type="string">
            <text:p>bàn phím tiếng trung, ốc thì bung bét, xin trả lại hàng</text:p>
          </table:table-cell>
          <table:table-cell/>
        </table:table-row>
        <table:table-row table:style-name="ro4">
          <table:table-cell office:value-type="string" calcext:value-type="string">
            <text:p>bàn phím tôi mua ngày 3.8 bị lỗi nhấn tổ hợp phím không được gây ảnh hưởng khủng khiếp đến việc học tập, làm việc, giải trí của tôi. đặc biệt là khi tôi chơi fo4 làm tôi rớt hạng rất nhiều</text:p>
          </table:table-cell>
          <table:table-cell/>
        </table:table-row>
        <table:table-row table:style-name="ro1">
          <table:table-cell office:value-type="string" calcext:value-type="string">
            <text:p>bàn phím tốt nhưng tôi không có cục bắt bluetooth nên chưa xài được</text:p>
          </table:table-cell>
          <table:table-cell/>
        </table:table-row>
        <table:table-row table:style-name="ro1">
          <table:table-cell office:value-type="string" calcext:value-type="string">
            <text:p>bàn phím về sử dụng ko có đầu usp của bàn phím. thất vọng quá</text:p>
          </table:table-cell>
          <table:table-cell/>
        </table:table-row>
        <table:table-row table:style-name="ro1">
          <table:table-cell office:value-type="string" calcext:value-type="string">
            <text:p>bàn phím, chuột và cây không đúng loại đặt</text:p>
          </table:table-cell>
          <table:table-cell/>
        </table:table-row>
        <table:table-row table:style-name="ro1">
          <table:table-cell office:value-type="string" calcext:value-type="string">
            <text:p>band cập nhật lỗi, không thao tác được, yêu cầu bảo hành band</text:p>
          </table:table-cell>
          <table:table-cell/>
        </table:table-row>
        <table:table-row table:style-name="ro1">
          <table:table-cell office:value-type="string" calcext:value-type="string">
            <text:p>băng tầng 5g rớt liên tục, không biết đổi may mới hay bh như thế nào,</text:p>
          </table:table-cell>
          <table:table-cell/>
        </table:table-row>
        <table:table-row table:style-name="ro1">
          <table:table-cell office:value-type="string" calcext:value-type="string">
            <text:p>bảo 10:00 hôm nay rùi lại bảo 13:00 hôm nay rùi đổi 21:00 ngày mai thế là thế nào ạ trong khi tui dky chuyển phát nhanh 29k tiền ship</text:p>
          </table:table-cell>
          <table:table-cell/>
        </table:table-row>
        <table:table-row table:style-name="ro1">
          <table:table-cell office:value-type="string" calcext:value-type="string">
            <text:p>bao bì bên trong rất bẩn, ghét tích tụ. sản phẩm thì cũ, lau mãi không sạch chỗ đệm chuột</text:p>
          </table:table-cell>
          <table:table-cell/>
        </table:table-row>
        <table:table-row table:style-name="ro1">
          <table:table-cell office:value-type="string" calcext:value-type="string">
            <text:p>bao bọc đẹp nhưng chất lượng loa dè</text:p>
          </table:table-cell>
          <table:table-cell/>
        </table:table-row>
        <table:table-row table:style-name="ro1">
          <table:table-cell office:value-type="string" calcext:value-type="string">
            <text:p>bao case quá nhỏ , xài ko vừa. yêu cầu đổi trả.</text:p>
          </table:table-cell>
          <table:table-cell/>
        </table:table-row>
        <table:table-row table:style-name="ro1">
          <table:table-cell office:value-type="string" calcext:value-type="string">
            <text:p>bảo chống nước mà có chống đâu.xuống nước cái là ngỏm shop xem lại giúp mình</text:p>
          </table:table-cell>
          <table:table-cell/>
        </table:table-row>
        <table:table-row table:style-name="ro1">
          <table:table-cell office:value-type="string" calcext:value-type="string">
            <text:p>bảo đổi lại sp khác không đổi mà đi hoàn tiền. khó quản lý.</text:p>
          </table:table-cell>
          <table:table-cell/>
        </table:table-row>
        <table:table-row table:style-name="ro1">
          <table:table-cell office:value-type="string" calcext:value-type="string">
            <text:p>báo giao hàng thành công rồi mà chả thấy ai gọi nhận hàng. kiểu j j á</text:p>
          </table:table-cell>
          <table:table-cell/>
        </table:table-row>
        <table:table-row table:style-name="ro1">
          <table:table-cell office:value-type="string" calcext:value-type="string">
            <text:p>bảo hành cho tôi với nhé, tôi còn đầy đủ hộp, đồng hồ nguyên zin chỉ bị đốm nhẹ</text:p>
          </table:table-cell>
          <table:table-cell/>
        </table:table-row>
        <table:table-row table:style-name="ro4">
          <table:table-cell office:value-type="string" calcext:value-type="string">
            <text:p>bảo hành như nào ạ ? e viết nhận xét này là vì ngay vừa lúc nãy . e đang nghe nhạc rất bh . loa nó dựt lại tiếng nhạc rất to và chói . e ko tắt loa được hay hủy bluetooth. <text:s/>nó rồ 3,4phút liên tục e tưởng nó còn nổ cơ . và loa cũng thường có vài lỗi vặt ạ</text:p>
          </table:table-cell>
          <table:table-cell/>
        </table:table-row>
        <table:table-row table:style-name="ro1">
          <table:table-cell office:value-type="string" calcext:value-type="string">
            <text:p>bảo hành ntn khi đã lỗi thẻ nhỉ và thời gian bảo hành là bao lâu</text:p>
          </table:table-cell>
          <table:table-cell/>
        </table:table-row>
        <table:table-row table:style-name="ro4">
          <table:table-cell office:value-type="string" calcext:value-type="string">
            <text:p>bảo hành rất tào lao, vợ mình xài rất kỹ có mua cover tránh trầy xước vỏ sạc và lau chùi rất kỹ, khi trả bảo hành cho mình là 1 cái tai nghe cũ mèm dơ lấm lem đầy rái tai, tra thông tin web apple thì ko ra ngày bảo hành chỉ có thông tin sp. chắc mua đại cái nào trên chợ đồ cũ trả bảo hành</text:p>
          </table:table-cell>
          <table:table-cell/>
        </table:table-row>
        <table:table-row table:style-name="ro4">
          <table:table-cell office:value-type="string" calcext:value-type="string">
            <text:p>bao lâu nay mua hàng của tiki. do tiki trading cung cấp. vẫn thấy an tâm từ những thứ nhỏ cho đến điện thoại. nhưng lần này thực sự thất vọng bởi vì mua đợt giảm giá 9 9, mà giao cho mình hàng cũ, hàng đã qua sử dụng á!!!! dây đeo nhìn cũ hơi xước xát, tem niêm phong dán không đúng chỗ, niêm phong mở ra dễ dàng và dán lại như không hề gì.</text:p>
          </table:table-cell>
          <table:table-cell/>
        </table:table-row>
        <table:table-row table:style-name="ro1">
          <table:table-cell office:value-type="string" calcext:value-type="string">
            <text:p>báo lỗi " rấc tiếc , chúng tôi không thể thiết lập tài khoản của bạn ngay bây giờ "</text:p>
          </table:table-cell>
          <table:table-cell/>
        </table:table-row>
        <table:table-row table:style-name="ro1">
          <table:table-cell office:value-type="string" calcext:value-type="string">
            <text:p>bắt bluetooth quá yếu . kết nối với tai nghe bluetooth cách có 1 m mà không bắt được.lúc được lúc mất. chất lượng quá kém</text:p>
          </table:table-cell>
          <table:table-cell/>
        </table:table-row>
        <table:table-row table:style-name="ro1">
          <table:table-cell office:value-type="string" calcext:value-type="string">
            <text:p>bắt internet kém , đèn led thì màu xanh lá cây thay vì màu xanh nước biển giống trong hình, tôi muốn hoàn tiền</text:p>
          </table:table-cell>
          <table:table-cell/>
        </table:table-row>
        <table:table-row table:style-name="ro1">
          <table:table-cell office:value-type="string" calcext:value-type="string">
            <text:p>bật lên . máy rung mãi ko tắt . cứ rung mãi . màn hình nhiễu muỗi . max chán khi nhận hàng</text:p>
          </table:table-cell>
          <table:table-cell/>
        </table:table-row>
        <table:table-row table:style-name="ro1">
          <table:table-cell office:value-type="string" calcext:value-type="string">
            <text:p>bật lên k hiện sóng wifi. chán thực sự</text:p>
          </table:table-cell>
          <table:table-cell/>
        </table:table-row>
        <table:table-row table:style-name="ro1">
          <table:table-cell office:value-type="string" calcext:value-type="string">
            <text:p>bật mic lên thì tiếng bị ra ngoài mong được đổi trả</text:p>
          </table:table-cell>
          <table:table-cell/>
        </table:table-row>
        <table:table-row table:style-name="ro1">
          <table:table-cell office:value-type="string" calcext:value-type="string">
            <text:p>bắt sóng cực yếu! tai nghe bên phải rất khó để nó hoạt động, thường xuyên bị “điếc”. bạn nào chưa mua thì thêm ít tiền mua cái khác sẽ tốt hơn!</text:p>
          </table:table-cell>
          <table:table-cell/>
        </table:table-row>
        <table:table-row table:style-name="ro1">
          <table:table-cell office:value-type="string" calcext:value-type="string">
            <text:p>bắt sóng đt kém, wifi kém. lần sau k mua nữa.</text:p>
          </table:table-cell>
          <table:table-cell/>
        </table:table-row>
        <table:table-row table:style-name="ro1">
          <table:table-cell office:value-type="string" calcext:value-type="string">
            <text:p>bắt sóng không tốt</text:p>
          </table:table-cell>
          <table:table-cell/>
        </table:table-row>
        <table:table-row table:style-name="ro1">
          <table:table-cell office:value-type="string" calcext:value-type="string">
            <text:p>bắt sóng quá yếu loa nhỏ ko nghe được các cuộc gọi rớt ràng. <text:s/>không hài lòng về chất lượng mong shop đổi lại cái khác</text:p>
          </table:table-cell>
          <table:table-cell/>
        </table:table-row>
        <table:table-row table:style-name="ro1">
          <table:table-cell office:value-type="string" calcext:value-type="string">
            <text:p>bắt sóng rất yếu như đồ chơi</text:p>
          </table:table-cell>
          <table:table-cell/>
        </table:table-row>
        <table:table-row table:style-name="ro1">
          <table:table-cell office:value-type="string" calcext:value-type="string">
            <text:p>bắt tín hiệu chậm, phải đợi hơn 2 phút bàn phím mới bắt đc tín hiệu..</text:p>
          </table:table-cell>
          <table:table-cell/>
        </table:table-row>
        <table:table-row table:style-name="ro1">
          <table:table-cell office:value-type="string" calcext:value-type="string">
            <text:p>bắt tín hiệu rất yếu, mới xài hơn 1 tháng đã hỏng, sau khi gửi bảo hành chất lượng còn kém hơn lúc trước</text:p>
          </table:table-cell>
          <table:table-cell/>
        </table:table-row>
        <table:table-row table:style-name="ro1">
          <table:table-cell office:value-type="string" calcext:value-type="string">
            <text:p>bắt wifi như hạch, nhìu khi rút ra rút lại vài lần mới lên, lên thì chậm hơn đứt cáp</text:p>
          </table:table-cell>
          <table:table-cell/>
        </table:table-row>
        <table:table-row table:style-name="ro1">
          <table:table-cell office:value-type="string" calcext:value-type="string">
            <text:p>bắt wifi quá kém, chập chờn. muốn đổi sp khác ko biết có được không</text:p>
          </table:table-cell>
          <table:table-cell/>
        </table:table-row>
        <table:table-row table:style-name="ro1">
          <table:table-cell office:value-type="string" calcext:value-type="string">
            <text:p>battery level is critical on the following device m585/m590 multi device mouse</text:p>
          </table:table-cell>
          <table:table-cell/>
        </table:table-row>
        <table:table-row table:style-name="ro4">
          <table:table-cell office:value-type="string" calcext:value-type="string">
            <text:p>bề ngoài thì sản phẩm đóng gói đàng hoàng mà khi bóc lớp keo có chữ ký ra thấy phần nhựa bọc usb đã bị cắt ra. rõ ràng là không phải hàng zin. shop phục vụ như vậy mình thật sự không hài lòng chút nào.</text:p>
          </table:table-cell>
          <table:table-cell/>
        </table:table-row>
        <table:table-row table:style-name="ro1">
          <table:table-cell office:value-type="string" calcext:value-type="string">
            <text:p>bền không thì dùng lâu mới biết được. nhưng mà nhỏ quá dễ rơi mất. giá hơi cao.</text:p>
          </table:table-cell>
          <table:table-cell/>
        </table:table-row>
        <table:table-row table:style-name="ro1">
          <table:table-cell office:value-type="string" calcext:value-type="string">
            <text:p>bền minh làm ăn chán wa e đặt 1cai điện thoại lai gửi e 2 cái bây h e gửi lai 1 cái đc ko ạ</text:p>
          </table:table-cell>
          <table:table-cell/>
        </table:table-row>
        <table:table-row table:style-name="ro1">
          <table:table-cell office:value-type="string" calcext:value-type="string">
            <text:p>bên nghé được bên không nghe được bán hàng lừa đảo à</text:p>
          </table:table-cell>
          <table:table-cell/>
        </table:table-row>
        <table:table-row table:style-name="ro3">
          <table:table-cell office:value-type="string" calcext:value-type="string">
            <text:p>bên ngoài để là hàng dễ vỡ nhưng bộ phận đóng gói cũng không thèm lót chống sốc khi gói. bộ phận giao hàng khi mình đề nghị kiểm tra hàng thì yêu cầu mình kí tên trước rồi cho xem hàng, kí xong thì giao hàng mở gói hàng ra đưa cho mình rồi <text:s/>phóng xe đi mất, vậy thì việc kiểm tra có ý nghĩa gì khi mình kiểm tra hàng 1 mình? bộ phận giao hàng ngày càng kém chất lượng. may mắn là sản phẩm tốt dùng chưa có vấn đề gì xảy ra</text:p>
          </table:table-cell>
          <table:table-cell/>
        </table:table-row>
        <table:table-row table:style-name="ro1">
          <table:table-cell office:value-type="string" calcext:value-type="string">
            <text:p>bên ngoài là i7 nhưng bên trong là i11 bảo là nghe 6h mà nghe chưa được 30 phút đã hết pin đây đúng là lừa đảo</text:p>
          </table:table-cell>
          <table:table-cell/>
        </table:table-row>
        <table:table-row table:style-name="ro1">
          <table:table-cell office:value-type="string" calcext:value-type="string">
            <text:p>bên tai phải không nghe được không lên được tiếng còn bên trái nghe đc mong shop đổi lại giúp mình nhé</text:p>
          </table:table-cell>
          <table:table-cell/>
        </table:table-row>
        <table:table-row table:style-name="ro1">
          <table:table-cell office:value-type="string" calcext:value-type="string">
            <text:p>bên trái bị rè</text:p>
          </table:table-cell>
          <table:table-cell/>
        </table:table-row>
        <table:table-row table:style-name="ro1">
          <table:table-cell office:value-type="string" calcext:value-type="string">
            <text:p>bên trái nhỏ hơn bên phải nên muốn đổi lại cái khác</text:p>
          </table:table-cell>
          <table:table-cell/>
        </table:table-row>
        <table:table-row table:style-name="ro1">
          <table:table-cell office:value-type="string" calcext:value-type="string">
            <text:p>bị chấm đỏ li ti đầy màn hình. cứ 2 3 phút là màn hình chớp giật liên tục. sản phẩm mới giao sáng nay nên mình muốn đc đổi lại màn hình mới.</text:p>
          </table:table-cell>
          <table:table-cell/>
        </table:table-row>
        <table:table-row table:style-name="ro3">
          <table:table-cell office:value-type="string" calcext:value-type="string">
            <text:p>bị hở sáng, các vệt màu chia rõ ràng không sắc nét, khi xem các clip full hd thì phần màu nền bị gợn sóng các dải màu nhìn rất rõ và khó chịu, cho hỏi đây có phải bị lỗi không tiki? vì mình cũng có 1 màn u2417h cũng mua tiki và đang dùng song song, màn đó ko hề bị gợn sóng như mẫu mới này. <text:s/>cho mình hỏi thủ tục bảo hành và thời gian như thế nào luôn nhé?</text:p>
          </table:table-cell>
          <table:table-cell/>
        </table:table-row>
        <table:table-row table:style-name="ro1">
          <table:table-cell office:value-type="string" calcext:value-type="string">
            <text:p>bị hỏng bên tai trái ko nghe được,đề nghị đổi hàng!đã gọi lên tổng đài tiki yêu cầu đổi mà 3 ngày vẫn chưa có hồi âm</text:p>
          </table:table-cell>
          <table:table-cell/>
        </table:table-row>
        <table:table-row table:style-name="ro1">
          <table:table-cell office:value-type="string" calcext:value-type="string">
            <text:p>bị hỏng một bên. đang khiếu nại lên ti ki chờ giải quyết</text:p>
          </table:table-cell>
          <table:table-cell/>
        </table:table-row>
        <table:table-row table:style-name="ro1">
          <table:table-cell office:value-type="string" calcext:value-type="string">
            <text:p>bị huỷ tikinow <text:s/>giao hàng nửa tháng mới thấy đến <text:s/></text:p>
          </table:table-cell>
          <table:table-cell/>
        </table:table-row>
        <table:table-row table:style-name="ro1">
          <table:table-cell office:value-type="string" calcext:value-type="string">
            <text:p>bị lỗi .. đem về sạc 1h và kết nối thì dc báo sạc 100% tai nghe 89% nhưng nghe dc 30f thì hết pin cấm tai nghe vô ổ sạc thì k có tín hiệu đèn và k bô pin</text:p>
          </table:table-cell>
          <table:table-cell/>
        </table:table-row>
        <table:table-row table:style-name="ro1">
          <table:table-cell office:value-type="string" calcext:value-type="string">
            <text:p>bị lỗi cảm biến tiệm cận không tắt được cuộc gọi</text:p>
          </table:table-cell>
          <table:table-cell/>
        </table:table-row>
        <table:table-row table:style-name="ro1">
          <table:table-cell office:value-type="string" calcext:value-type="string">
            <text:p>bị lỗi lúc có sóng lúc không. phải reset lại liên tục</text:p>
          </table:table-cell>
          <table:table-cell/>
        </table:table-row>
        <table:table-row table:style-name="ro1">
          <table:table-cell office:value-type="string" calcext:value-type="string">
            <text:p>bị lỗi sạc ko vào. kết nối ko đc</text:p>
          </table:table-cell>
          <table:table-cell/>
        </table:table-row>
        <table:table-row table:style-name="ro1">
          <table:table-cell office:value-type="string" calcext:value-type="string">
            <text:p>bị lỗi sản phẩm bên shop không hài lòng với sản phẩm này ship nhanh nhưng chất lượng thì kh có</text:p>
          </table:table-cell>
          <table:table-cell/>
        </table:table-row>
        <table:table-row table:style-name="ro1">
          <table:table-cell office:value-type="string" calcext:value-type="string">
            <text:p>bị mất <text:s/>1 tháng data ... mạng thì yếu mặc dù ngay trong trung tâm thành phố</text:p>
          </table:table-cell>
          <table:table-cell/>
        </table:table-row>
        <table:table-row table:style-name="ro4">
          <table:table-cell office:value-type="string" calcext:value-type="string">
            <text:p>biết là giá rẻ nhưng kiểu này thì chịu r. dùng bình thường không sao, bật game lên máy hoạt động hết công suất cần đủ 90w thì máy tự tắt. sạc không cung cấp đủ hiệu năng thì chỉ dùng bình thường thôi các bạn ạ. thế này hại máy lắm</text:p>
          </table:table-cell>
          <table:table-cell/>
        </table:table-row>
        <table:table-row table:style-name="ro4">
          <table:table-cell office:value-type="string" calcext:value-type="string">
            <text:p>biết là với giá tiền 47.900đ thì không thể yêu cầu cao. nhưng pin quá kém, bật sử dụng tầm 20p là báo "battery low, please charge". cắm sạc pin thì sạc cả ngày đèn báo sạc lúc nào cũng đèn đỏ. sử dụng thì 20p. pin chay hay pin đểu..chán nản đến mức chả thèm bảo hành sản phẩm. tiki bán hàng kém hơn lazada và sendo. thất vọng</text:p>
          </table:table-cell>
          <table:table-cell/>
        </table:table-row>
        <table:table-row table:style-name="ro1">
          <table:table-cell office:value-type="string" calcext:value-type="string">
            <text:p>bin kém nhanh hết, dùng một thời gian là chưa đầy 10 phút hết điện</text:p>
          </table:table-cell>
          <table:table-cell/>
        </table:table-row>
        <table:table-row table:style-name="ro1">
          <table:table-cell office:value-type="string" calcext:value-type="string">
            <text:p>bình ắc quy ko tích đc điện</text:p>
          </table:table-cell>
          <table:table-cell/>
        </table:table-row>
        <table:table-row table:style-name="ro1">
          <table:table-cell office:value-type="string" calcext:value-type="string">
            <text:p>bình mới in ko dc</text:p>
          </table:table-cell>
          <table:table-cell/>
        </table:table-row>
        <table:table-row table:style-name="ro1">
          <table:table-cell office:value-type="string" calcext:value-type="string">
            <text:p>bình thường bắt wifi <text:s/>30mbps, lắp usb vào chỉ còn <text:s/>10mbps</text:p>
          </table:table-cell>
          <table:table-cell/>
        </table:table-row>
        <table:table-row table:style-name="ro5">
          <table:table-cell office:value-type="string" calcext:value-type="string">
            <text:p>bình thường mình viết review sẽ có ảnh nhưng lần này thì không. vì sao? vì hàng có về đâu? mình đặt hàng từ 28/5, háo hức vì nhiều bạn review giao sớm. thế là thanh toán xong hôm nào mình cũng vào check trạng thái đơn hàng thì thấy luôn dừng ở "đã đóng gói xong". chờ mãi đến hôm 10/6 mới thấy trong phần thông báo hàng đã giao không thành công vào 4,5,6/6 vì không liên lạc được trong khi trong 3 ngày đó mình không miss 1 cuộc gọi nào và không ai trong đó là shipper <text:s text:c="2"/>tá hoả gọi lên tiki thì được hứa giao lại xong 3 ngày. 3 ngày sau không thấy đâu gọi lại lại hẹn tiếp, vẫn mất hút. đến lúc review là hỗ trợ không giải quyết được vấn đề lại có 1 cuộc gọi hứa là trong vòng 17,18/6 hàng sẽ được giao. và bây giờ là cuối ngày 18/6. trước giờ mua hàng luôn tìm tiki là lựa chọn hàng đầu, từ sách đến sau này mua đồ đạc điện thoại cũng đặt tiki cho tiện. thế mà lần này thật sự thất vọng về cách giải quyết cực kì thiếu hiệu quả. giờ thanh toán trước rồi, hàng không biết đang lạc trôi chỗ nào, gọi lên support thì lại được hẹn thêm 2, 3 ngày. cho hỏi có ai thật sự có thể giải quyết được vấn đề giao hàng cho mình không hay cứ hẹn đến lúc nào mình chán không cần hàng nữa thì thôi đây?</text:p>
          </table:table-cell>
          <table:table-cell/>
        </table:table-row>
        <table:table-row table:style-name="ro4">
          <table:table-cell office:value-type="string" calcext:value-type="string">
            <text:p>bình thường mua màn hình sẽ được bọc mút 2 bên. tuy nhiên lần này thì không. màn hình ngoài viền ở ngoài còn thêm 1 lớp viền ở trong. khá khó chịu. mình quyết định trả hàng. <text:s/>đã gọi tiki còn chờ bên đó lấy hàng trả tiền lại</text:p>
          </table:table-cell>
          <table:table-cell/>
        </table:table-row>
        <table:table-row table:style-name="ro1">
          <table:table-cell office:value-type="string" calcext:value-type="string">
            <text:p>bình thường, cầm hơi nhỏ,</text:p>
          </table:table-cell>
          <table:table-cell/>
        </table:table-row>
        <table:table-row table:style-name="ro1">
          <table:table-cell office:value-type="string" calcext:value-type="string">
            <text:p>bình thường! không thấy biểu hiện tăng cường thu sóng cho laptop</text:p>
          </table:table-cell>
          <table:table-cell/>
        </table:table-row>
        <table:table-row table:style-name="ro1">
          <table:table-cell office:value-type="string" calcext:value-type="string">
            <text:p>bluetooth không ăn, sạc pin không vô. đã trả hàng!</text:p>
          </table:table-cell>
          <table:table-cell/>
        </table:table-row>
        <table:table-row table:style-name="ro4">
          <table:table-cell office:value-type="string" calcext:value-type="string">
            <text:p>bộ <text:s/>phận hỗ trợ khách hàng của tiki kém trước khi đặt <text:s/>hàng tôi có <text:s/>hỏi <text:s/>ô <text:s/>cung nay có <text:s/>lắp được camera không <text:s/>thì <text:s/>không thấy trả lời và <text:s/>đặt hàng khi nhận hàng <text:s/>kiểm tra <text:s/>mới <text:s/>biết là <text:s/>không <text:s/>lắp được vào dau ghi camera</text:p>
          </table:table-cell>
          <table:table-cell/>
        </table:table-row>
        <table:table-row table:style-name="ro1">
          <table:table-cell office:value-type="string" calcext:value-type="string">
            <text:p>bộ kích sóng wifi totolink ex200 quá tệ, ko băt đc sóng</text:p>
          </table:table-cell>
          <table:table-cell/>
        </table:table-row>
        <table:table-row table:style-name="ro1">
          <table:table-cell office:value-type="string" calcext:value-type="string">
            <text:p>bộ sản phẩm sử dụng bị lỗi</text:p>
          </table:table-cell>
          <table:table-cell/>
        </table:table-row>
        <table:table-row table:style-name="ro1">
          <table:table-cell office:value-type="string" calcext:value-type="string">
            <text:p>bỏ sim vô mở máy là nó tắt ko thấy gì hết,lấy sim ra ko sao hết(sim mới mua vừa kích hoạt)</text:p>
          </table:table-cell>
          <table:table-cell/>
        </table:table-row>
        <table:table-row table:style-name="ro1">
          <table:table-cell office:value-type="string" calcext:value-type="string">
            <text:p>bộ test mạng với hạt mạng thì tạm được còn cây kìm thì quá tệ, bấm 5 phát thì hư hết 4 lần phải cắt bỏ dây bấm lại vẫn hư tiếp.</text:p>
          </table:table-cell>
          <table:table-cell/>
        </table:table-row>
        <table:table-row table:style-name="ro1">
          <table:table-cell office:value-type="string" calcext:value-type="string">
            <text:p>bỏ tiền ra mua nhưng không nhận được sản <text:s/>phẩm! gọi tổng đài thì hẹn tới hẹn lui, y chang bọn lừa đảo trên mạng!</text:p>
          </table:table-cell>
          <table:table-cell/>
        </table:table-row>
        <table:table-row table:style-name="ro1">
          <table:table-cell office:value-type="string" calcext:value-type="string">
            <text:p>bỏ vô laptop lúc vào lúc k, và thẻ nhớ lúc nhận trong đt lúc k. đây gọi là hàng chính hãng à. mong tiki xử lý trường hợp lỗi này</text:p>
          </table:table-cell>
          <table:table-cell/>
        </table:table-row>
        <table:table-row table:style-name="ro1">
          <table:table-cell office:value-type="string" calcext:value-type="string">
            <text:p>bọc không khít, chất lượng kém, có mùi và rất mỏng</text:p>
          </table:table-cell>
          <table:table-cell/>
        </table:table-row>
        <table:table-row table:style-name="ro1">
          <table:table-cell office:value-type="string" calcext:value-type="string">
            <text:p>box xài đc một thời gian hỏng ko lên đèn. cắm vào máy tính ko nhận ổ cứng.</text:p>
          </table:table-cell>
          <table:table-cell/>
        </table:table-row>
        <table:table-row table:style-name="ro1">
          <table:table-cell office:value-type="string" calcext:value-type="string">
            <text:p>bữa đầu xài thấy ổn, qua bữa sau rột rột tiếng delay khó chịu kinh khủng, mặc dù đã thử cắm vào khe cắm khác nhưng vẫn vậy.</text:p>
          </table:table-cell>
          <table:table-cell/>
        </table:table-row>
        <table:table-row table:style-name="ro4">
          <table:table-cell office:value-type="string" calcext:value-type="string">
            <text:p>bữa trước gọi thì nói miễn sao tới thứ 2 giao cho anh là được mà giờ gọi lại thì nói sai sót làm việc ko có chuyên nghiệp, không hệ thống cóng rảnh gì hết <text:s/>quảng cáo cho lắm vào giao hàng lề mề</text:p>
          </table:table-cell>
          <table:table-cell/>
        </table:table-row>
        <table:table-row table:style-name="ro1">
          <table:table-cell office:value-type="string" calcext:value-type="string">
            <text:p>bực bội ghê ấy. mua về sạc cả buổi trời pin ko lên dk gì hết cắm sạc thì nó hiện như hình mà rút ra thì tắt ngúm luôn</text:p>
          </table:table-cell>
          <table:table-cell/>
        </table:table-row>
        <table:table-row table:style-name="ro1">
          <table:table-cell office:value-type="string" calcext:value-type="string">
            <text:p>buồn! mua i12 mà giao i11. thôi thì cứ dùng thôi!</text:p>
          </table:table-cell>
          <table:table-cell/>
        </table:table-row>
        <table:table-row table:style-name="ro1">
          <table:table-cell office:value-type="string" calcext:value-type="string">
            <text:p>bút dùng ok nhưng hơi bất tiện vì không cài vào túi áo để bị rơi mất</text:p>
          </table:table-cell>
          <table:table-cell/>
        </table:table-row>
        <table:table-row table:style-name="ro1" table:visibility="filter">
          <table:table-cell office:value-type="string" calcext:value-type="string">
            <text:p>bút dùng ok nhưng hơi bất tiện vì không cài vào túi áo để bị rơi mất</text:p>
          </table:table-cell>
          <table:table-cell/>
        </table:table-row>
        <table:table-row table:style-name="ro1">
          <table:table-cell office:value-type="string" calcext:value-type="string">
            <text:p>bút không cảm ứng được mua phí tiền</text:p>
          </table:table-cell>
          <table:table-cell/>
        </table:table-row>
        <table:table-row table:style-name="ro1">
          <table:table-cell office:value-type="string" calcext:value-type="string">
            <text:p>bút xài đc 2 ngày thì hỏng. <text:s/></text:p>
          </table:table-cell>
          <table:table-cell/>
        </table:table-row>
        <table:table-row table:style-name="ro1">
          <table:table-cell office:value-type="string" calcext:value-type="string">
            <text:p>cả 2 loa đều ko kết nối đc kết nối đc 1 chút thì như bị lắc r rè rè r k kết nối đc luôn mong shop giải thích về việc này</text:p>
          </table:table-cell>
          <table:table-cell/>
        </table:table-row>
        <table:table-row table:style-name="ro1">
          <table:table-cell office:value-type="string" calcext:value-type="string">
            <text:p>cả 2 sản phẩm đặt mua đều đã bị mở. tem bảo hành xé ra và dán lại. phần nhựa đựng usb bị rạch xung quanh và có thể lấy ra bỏ vô. không chừng sản phẩm đã qua sử dụng...</text:p>
          </table:table-cell>
          <table:table-cell/>
        </table:table-row>
        <table:table-row table:style-name="ro1">
          <table:table-cell office:value-type="string" calcext:value-type="string">
            <text:p>cả 2 sản phẩm đều bị nút bấm cứng, tín hiệu chập chờn, không thể sử dụng.</text:p>
          </table:table-cell>
          <table:table-cell/>
        </table:table-row>
        <table:table-row table:style-name="ro1">
          <table:table-cell office:value-type="string" calcext:value-type="string">
            <text:p>cả tờ hướng dẫn và trên củ sạc đều không có sạc nhanh 3.0 sạc vào max là 2.5 mà trên shop ghi là 3.0 treo đầu dê bán thịt chó à</text:p>
          </table:table-cell>
          <table:table-cell/>
        </table:table-row>
        <table:table-row table:style-name="ro1">
          <table:table-cell office:value-type="string" calcext:value-type="string">
            <text:p>các bác bảo nhanh chứ riêng em thấy chậm bỏ xừ ra...</text:p>
          </table:table-cell>
          <table:table-cell/>
        </table:table-row>
        <table:table-row table:style-name="ro1">
          <table:table-cell office:value-type="string" calcext:value-type="string">
            <text:p>các bạn dùng macbook thì đừng mua nhé, cắm vào mac pro màn hình chập chờn liên tục</text:p>
          </table:table-cell>
          <table:table-cell/>
        </table:table-row>
        <table:table-row table:style-name="ro4">
          <table:table-cell office:value-type="string" calcext:value-type="string">
            <text:p>các chổ điệm lăn chuột ( mặt dưới con chuột ) bị trầy xước mặt dù chưa dùng ( mở hợp kiểm tra mới phát hiện ), phím ấn chuột bên trái bị lún so với bên phải <text:s/>, ko ngờ tiki traning giao mình hàng cũ, sẽ liên hệ tổng đài phản ánh</text:p>
          </table:table-cell>
          <table:table-cell/>
        </table:table-row>
        <table:table-row table:style-name="ro4">
          <table:table-cell office:value-type="string" calcext:value-type="string">
            <text:p>các khe thẻ sim, thẻ nhớ lỏng lẻo, không an toàn, lập trình khó sử dụng vì chia trang, nếu không rành sử dụng thì không dùng đượcngay unlock cũng đã khác so với các hảng khác, thật sự tôi muốn được đổi qua máy philip sử dụng dể hơn (bà vợ tôi sử dụng không được) nếu có thể được cho tôi đổi máy khác thì cám ơn nhiều</text:p>
          </table:table-cell>
          <table:table-cell/>
        </table:table-row>
        <table:table-row table:style-name="ro1">
          <table:table-cell office:value-type="string" calcext:value-type="string">
            <text:p>các thiết bị của t thừơng xuyên gặp tình trạng đã kết nối thành công dùng bình thường sau đó di chuyển ra ngoài vùng phủ sóng rồi quay lại là không kết nối lại được</text:p>
          </table:table-cell>
          <table:table-cell/>
        </table:table-row>
        <table:table-row table:style-name="ro3">
          <table:table-cell office:value-type="string" calcext:value-type="string">
            <text:p>cách đây vài ngày tôi có đặt mua thẻ nhớ 64gb hôm qua ngày 4/4/2019. khi nhận sp tôi rất vui và hy vọng tiki sẽ tốt hơn lazada . và thế là hy vọng bao nhiêu thì thất vọng bấy nhiêu, về đến nhà chuẩn bi sao chép thẻ cũ trong điện thoại nên cho vào máy tính phát hiện dung lượng thực chỉ có 27gb trong khi thẻ 16gb trong dt của tôi vẫn hiển thị dung lượng 14.7gb . tôi muốn có câu trả lời hợp lý và cách thức đổi trả hoàn tiền cho tôi.</text:p>
          </table:table-cell>
          <table:table-cell/>
        </table:table-row>
        <table:table-row table:style-name="ro2">
          <table:table-cell office:value-type="string" calcext:value-type="string">
            <text:p>cách nay 5 ngày tôi có đặt mua thẻ này ở đây và nhận được là nguyên seal, không bị bóc ra. nay đặt thêm cái nữa thì thấy hàng đã bóc ra, bóc đến bao nhựa chứa cái thẻ nhớ luôn (cũng chẳng thấy dán tem bảo hành gì lên thẻ nhớ nên cũng không thể viện lý do bóc ra để dán tem bảo hành). tại sao không để nguyên seal mà phải bóc ra <text:s text:c="2"/>, điều này khả năng lớn nhất là hàng đã sử dụng rồi đem giao lại cho tôi. đây là 1 bài học mà mọi người lưu ý khi nhận hàng phải kiểm tra kỹ xem thẻ nhớ đã bóc ra chưa, nếu có thì nên hoàn trả lại ngay. lần đầu tôi mua nguyên seal nên tin tưởng lần 2 không kiểm tra kỹ khi nhận hàng <text:s text:c="2"/>, một bài học cho câu nói "quen mặt đắt hàng".</text:p>
          </table:table-cell>
          <table:table-cell/>
        </table:table-row>
        <table:table-row table:style-name="ro1">
          <table:table-cell office:value-type="string" calcext:value-type="string">
            <text:p>caddy bay nhận không giống hình sp trên tiki! đề nghị để đúng hình để người mua cân nhắc.</text:p>
          </table:table-cell>
          <table:table-cell/>
        </table:table-row>
        <table:table-row table:style-name="ro1">
          <table:table-cell office:value-type="string" calcext:value-type="string">
            <text:p>cài đặt rất nhiều lần từ reset đến đổi vùng đk mi home vẫn không được</text:p>
          </table:table-cell>
          <table:table-cell/>
        </table:table-row>
        <table:table-row table:style-name="ro1">
          <table:table-cell office:value-type="string" calcext:value-type="string">
            <text:p>cài đặt và thử trên 4 máy tính đều ko dùng được. nhờ thợ máy tính cũng bó tay luôn.</text:p>
          </table:table-cell>
          <table:table-cell/>
        </table:table-row>
        <table:table-row table:style-name="ro1">
          <table:table-cell office:value-type="string" calcext:value-type="string">
            <text:p>cài đặt xong dùng được nửa ngày thì toàn không lấy được địa chỉ ip rồi thì mất internet, cài lại đôi lần vẫn bị hiện tượng thế. sản phẩm quá kém.</text:p>
          </table:table-cell>
          <table:table-cell/>
        </table:table-row>
        <table:table-row table:style-name="ro1">
          <table:table-cell office:value-type="string" calcext:value-type="string">
            <text:p>cài đặt xong ping ra internet rớt liên tục 25% 50%. tiki care hỗ trợ giúp mình với ạ.</text:p>
          </table:table-cell>
          <table:table-cell/>
        </table:table-row>
        <table:table-row table:style-name="ro1">
          <table:table-cell office:value-type="string" calcext:value-type="string">
            <text:p>cái đầu bị hư. cắm vô lên rồi lại tắt . lậy.... ship xử lý giúp qua số đt của mình nha</text:p>
          </table:table-cell>
          <table:table-cell/>
        </table:table-row>
        <table:table-row table:style-name="ro1">
          <table:table-cell office:value-type="string" calcext:value-type="string">
            <text:p>cài driver đầy đủ mà không kết nối được mạng là sao đây, yêu cầu đổi hàng được không vậy</text:p>
          </table:table-cell>
          <table:table-cell/>
        </table:table-row>
        <table:table-row table:style-name="ro1">
          <table:table-cell office:value-type="string" calcext:value-type="string">
            <text:p>cài driver nhưng vẫn không nhận được phần cứng. hướng dẫn cài đặt không thực tế. cần được cụ thể hơn</text:p>
          </table:table-cell>
          <table:table-cell/>
        </table:table-row>
        <table:table-row table:style-name="ro1">
          <table:table-cell office:value-type="string" calcext:value-type="string">
            <text:p>cái gi củng ok.chỉ có mở loa lớn là nó rè rè thôi.</text:p>
          </table:table-cell>
          <table:table-cell/>
        </table:table-row>
        <table:table-row table:style-name="ro1">
          <table:table-cell office:value-type="string" calcext:value-type="string">
            <text:p>cái máy k thổi được</text:p>
          </table:table-cell>
          <table:table-cell/>
        </table:table-row>
        <table:table-row table:style-name="ro1">
          <table:table-cell office:value-type="string" calcext:value-type="string">
            <text:p>cái này cách cài đặt khác cái trước vậy amin vô 192.168.0.254 bị yêu cầu đăng nhập tên người dùng <text:s/>với mật khẩu,không như cái trước vô là cài đặt lun,hướng dẫn mình với</text:p>
          </table:table-cell>
          <table:table-cell/>
        </table:table-row>
        <table:table-row table:style-name="ro1">
          <table:table-cell office:value-type="string" calcext:value-type="string">
            <text:p>cái này dùng cho smat tv ko dc tích sự gì cả, mua về đem vứt, pin theo sp bị phù nữa chứ, nản</text:p>
          </table:table-cell>
          <table:table-cell/>
        </table:table-row>
        <table:table-row table:style-name="ro3">
          <table:table-cell office:value-type="string" calcext:value-type="string">
            <text:p>cái này khác với bàn phím bluetooth của mình, cái bàn phím thì khi k sử dụng nó sẽ tự động tắt để tiết kiệm pin, bật lại cũng chỉ mất 5s thôi, còn cái chuột này nó vẫn bật, bật liên tục, nhiều lúc tắt máy rồi mà thấy chuột vẫn sáng đèn. dù mình đã tắt chuột khi k cần đến nhưng pin hao vẫn rất nhanh, 1 tháng 1 cục pin, k thể tin được <text:s text:c="2"/>. "chuột có thể hoạt động liên tục lên đến 12 tháng" <text:s text:c="2"/>, đừng tin quảng cáo, trong khi mình xài pin xịn 1 cục 40k ở circle k của panasonic luôn mà cũng chỉ dc 1 tháng, bực kinh dị <text:s/></text:p>
          </table:table-cell>
          <table:table-cell/>
        </table:table-row>
        <table:table-row table:style-name="ro1">
          <table:table-cell office:value-type="string" calcext:value-type="string">
            <text:p>cái này nhah hết bin lm ghé dk 20’ thì lai sac</text:p>
          </table:table-cell>
          <table:table-cell/>
        </table:table-row>
        <table:table-row table:style-name="ro1">
          <table:table-cell office:value-type="string" calcext:value-type="string">
            <text:p>cái tai nghe đâu .có mỗi cái vỏ</text:p>
          </table:table-cell>
          <table:table-cell/>
        </table:table-row>
        <table:table-row table:style-name="ro4">
          <table:table-cell office:value-type="string" calcext:value-type="string">
            <text:p>cài vào mất cả buổi sáng, xong thì báo no internet , mình cũng đã thử qua laptop và cũng vậy, trước giờ rất hay mua hàng tiki, đánh giá rất ok, nhưng riêng kì này thì mình thất vọng, liên lạc gấp cho mình nhé</text:p>
          </table:table-cell>
          <table:table-cell/>
        </table:table-row>
        <table:table-row table:style-name="ro4">
          <table:table-cell office:value-type="string" calcext:value-type="string">
            <text:p>cài vào window 10 nhận driver có sóng nhưng không kết nối được. cài driver máy tính không vào được một số trang web trong đó có tiki. gỡ ra máy tính lại sử dụng lại bình thường.</text:p>
          </table:table-cell>
          <table:table-cell/>
        </table:table-row>
        <table:table-row table:style-name="ro1">
          <table:table-cell office:value-type="string" calcext:value-type="string">
            <text:p>cắm <text:s/>vào ko lên hình đề nghị tiki đổi lại cho tôi.</text:p>
          </table:table-cell>
          <table:table-cell/>
        </table:table-row>
        <table:table-row table:style-name="ro1">
          <table:table-cell office:value-type="string" calcext:value-type="string">
            <text:p>cắm cáp hdmi vào laptop thì màn hình không nhận, mong được hỗ trợ <text:s/>!</text:p>
          </table:table-cell>
          <table:table-cell/>
        </table:table-row>
        <table:table-row table:style-name="ro4">
          <table:table-cell office:value-type="string" calcext:value-type="string">
            <text:p>cắm mãi nhận đc 1 tý rồi chả thấy gì nữa, sau đó thì tịt luôn. chán. thôi xóa app thôi, từ lúc đăng ký đến giờ mua đc 3 sản phẩm, lỗi đến 2 cái. thôi, xóa app, ko cần bảo hành đâu.</text:p>
          </table:table-cell>
          <table:table-cell/>
        </table:table-row>
        <table:table-row table:style-name="ro4">
          <table:table-cell office:value-type="string" calcext:value-type="string">
            <text:p>cảm ơn tiki đã giao sản phẩm cẩn thận và đúng giờ. <text:s text:c="2"/>máy tính tôi dùng window 7, vì vậy tôi đã cài đặt thêm driver theo hướng dẫn. tuy nhiên, tôi không thể kết nối tới bất kỳ thiết bị nào có bluetooth quanh đó như điện thoại, tai nghe. thông báo lỗi là csrbtport enumerated device 00 failed. tôi muốn trả lại sản phẩm này.</text:p>
          </table:table-cell>
          <table:table-cell/>
        </table:table-row>
        <table:table-row table:style-name="ro1">
          <table:table-cell office:value-type="string" calcext:value-type="string">
            <text:p>cắm ram vào máy không khởi động được</text:p>
          </table:table-cell>
          <table:table-cell/>
        </table:table-row>
        <table:table-row table:style-name="ro3">
          <table:table-cell office:value-type="string" calcext:value-type="string">
            <text:p>cảm rất thất vọng khi nhận được sản phẩm vì hàng mới mở hộp mà đã bị hỏng một bên tai nghe. mình đã cắm thử vào điện thoại khác và trên máy tính và đều bị hỏng ở tai nghe. giá cả thì có hơi mắc so với một số dòng tai nghe cùng loại của các hãng khác. nhưng vì nó là tai nghe của sony nên mình chọn và cảm thấy thực sự thất vọng khi nhận hàng</text:p>
          </table:table-cell>
          <table:table-cell/>
        </table:table-row>
        <table:table-row table:style-name="ro1">
          <table:table-cell office:value-type="string" calcext:value-type="string">
            <text:p>cắm tai nghe đc nhưng sạc k vào</text:p>
          </table:table-cell>
          <table:table-cell/>
        </table:table-row>
        <table:table-row table:style-name="ro1">
          <table:table-cell office:value-type="string" calcext:value-type="string">
            <text:p>cắm tai nghe iphone vào không hoạt động được. phí tiền.</text:p>
          </table:table-cell>
          <table:table-cell/>
        </table:table-row>
        <table:table-row table:style-name="ro4">
          <table:table-cell office:value-type="string" calcext:value-type="string">
            <text:p>cảm thấy mấy bài đánh giá trên mạng và giới thiệu trên tiki che giấu cái k tốt</text:p>
            <text:p> router chuẩn n có tốc độ nhanh nhất,dong router công suất cao sản xuất 2016 mà không hỗ trợ iptv  .</text:p>
          </table:table-cell>
          <table:table-cell/>
        </table:table-row>
        <table:table-row table:style-name="ro4" table:visibility="filter">
          <table:table-cell office:value-type="string" calcext:value-type="string">
            <text:p>cảm thấy mấy bài đánh giá trên mạng và giới thiệu trên tiki che giấu cái k tốt</text:p>
            <text:p> router chuẩn n có tốc độ nhanh nhất,dong router công suất cao sản xuất 2016 mà không hỗ trợ iptv  .</text:p>
          </table:table-cell>
          <table:table-cell/>
        </table:table-row>
        <table:table-row table:style-name="ro1">
          <table:table-cell office:value-type="string" calcext:value-type="string">
            <text:p>cảm thấy thất vọng</text:p>
          </table:table-cell>
          <table:table-cell/>
        </table:table-row>
        <table:table-row table:style-name="ro1">
          <table:table-cell office:value-type="string" calcext:value-type="string">
            <text:p>cảm ứng chập chờn bấm ko được</text:p>
          </table:table-cell>
          <table:table-cell/>
        </table:table-row>
        <table:table-row table:style-name="ro1">
          <table:table-cell office:value-type="string" calcext:value-type="string">
            <text:p>cảm ứng next bài lúc được lúc không.pin 4h nghe ở mức trung bình</text:p>
          </table:table-cell>
          <table:table-cell/>
        </table:table-row>
        <table:table-row table:style-name="ro1">
          <table:table-cell office:value-type="string" calcext:value-type="string">
            <text:p>cảm ứng thì ok nhưng chỉ nghe được 1 bên. đã trả lại hàng và chờ hoàn lại tiền. mong lần s shop kiểm tra ok hãy giao</text:p>
          </table:table-cell>
          <table:table-cell/>
        </table:table-row>
        <table:table-row table:style-name="ro4">
          <table:table-cell office:value-type="string" calcext:value-type="string">
            <text:p>cắm usb nhận, copy dữ liệu được vài phút thì mất kết nối, không nhận usb. đã cắm lại cổng khác, restart máy đều không nhận lại, cắm sang máy khác không nhận. tiki cho xử lý nhé.</text:p>
          </table:table-cell>
          <table:table-cell/>
        </table:table-row>
        <table:table-row table:style-name="ro4" table:visibility="filter">
          <table:table-cell office:value-type="string" calcext:value-type="string">
            <text:p>cắm usb nhận, copy dữ liệu được vài phút thì mất kết nối, không nhận usb. đã cắm lại cổng khác, restart máy đều không nhận lại, cắm sang máy khác không nhận. tiki cho xử lý nhé.</text:p>
          </table:table-cell>
          <table:table-cell/>
        </table:table-row>
        <table:table-row table:style-name="ro1">
          <table:table-cell office:value-type="string" calcext:value-type="string">
            <text:p>cắm usb vào không nhận , cà driver vẫn không nhận. đề nghị tiki đổi sản phẩm mới giúp tôi.</text:p>
          </table:table-cell>
          <table:table-cell/>
        </table:table-row>
        <table:table-row table:style-name="ro4">
          <table:table-cell office:value-type="string" calcext:value-type="string">
            <text:p>cắm usb wifi vào máy case thì wifi vẫn kết nối nhưng lúc nào cũng báo no internet. trong khi đó, điện thoại laptop vẫn dùng wifi bình thường. mình thấy có nhiều người cũng bị tình trạng tương tự. mình khuyên ae không nên mua sp này nhé!</text:p>
          </table:table-cell>
          <table:table-cell/>
        </table:table-row>
        <table:table-row table:style-name="ro1">
          <table:table-cell office:value-type="string" calcext:value-type="string">
            <text:p>cắm vào bất kì máy nào phải rút ra cắm vào 4 5 lần máy mới nhận</text:p>
          </table:table-cell>
          <table:table-cell/>
        </table:table-row>
        <table:table-row table:style-name="ro1">
          <table:table-cell office:value-type="string" calcext:value-type="string">
            <text:p>cắm vào chạy ngay nhưng chưa kết nối được với các thiết bị khác</text:p>
          </table:table-cell>
          <table:table-cell/>
        </table:table-row>
        <table:table-row table:style-name="ro3">
          <table:table-cell office:value-type="string" calcext:value-type="string">
            <text:p>cắm vào cho con máy bàn, lướt web cảm giác hơi chậm. thử download từ fshare thì thấy đc 2mb/s, thi thoảng tụt xuống 0byte rồi lại bình thường. down đc 1 tiếng thì thấy wifi disconnect, phải rút ra cắm lại mới được. trong khi đó con laptop để ngay cạnh vẫn download phà phà 6 7mb/s <text:s/>. tóm lại: hàng này lởm, các bác đừng mua, kẻo lại tốn tiền ngu như e</text:p>
          </table:table-cell>
          <table:table-cell/>
        </table:table-row>
        <table:table-row table:style-name="ro1">
          <table:table-cell office:value-type="string" calcext:value-type="string">
            <text:p>cắm vào con 6 plus k nghe được thế mà cứ nổ nghe được cho iphone</text:p>
          </table:table-cell>
          <table:table-cell/>
        </table:table-row>
        <table:table-row table:style-name="ro1">
          <table:table-cell office:value-type="string" calcext:value-type="string">
            <text:p>cắm vào không khởi động máy được mặc dù đã gạt công tắc</text:p>
          </table:table-cell>
          <table:table-cell/>
        </table:table-row>
        <table:table-row table:style-name="ro1">
          <table:table-cell office:value-type="string" calcext:value-type="string">
            <text:p>cắm vào máy đèn xanh lá không sáng, thử mọi lỗ khác đều không được</text:p>
          </table:table-cell>
          <table:table-cell/>
        </table:table-row>
        <table:table-row table:style-name="ro1">
          <table:table-cell office:value-type="string" calcext:value-type="string">
            <text:p>cắm vào máy không nhận ổ cứng tưởng máy hỏng, cắm sang máy khác cũng y vậy, hộp thì bị cắt nham nhở.</text:p>
          </table:table-cell>
          <table:table-cell/>
        </table:table-row>
        <table:table-row table:style-name="ro1">
          <table:table-cell office:value-type="string" calcext:value-type="string">
            <text:p>cắm vào máy không nhận ổ, yêu cầu bảo hành</text:p>
          </table:table-cell>
          <table:table-cell/>
        </table:table-row>
        <table:table-row table:style-name="ro1">
          <table:table-cell office:value-type="string" calcext:value-type="string">
            <text:p>cắm vào máy tính thì full vạch wifi nhưng lướt web mãi không xong trong khi điện thoại thì max speed. yêu cầu trả hàng.</text:p>
          </table:table-cell>
          <table:table-cell/>
        </table:table-row>
        <table:table-row table:style-name="ro1">
          <table:table-cell office:value-type="string" calcext:value-type="string">
            <text:p>cắm vào nguồn ti vi hoặc cốc sạc điện thoại đều không sáng đèn của nguồn. buồn</text:p>
          </table:table-cell>
          <table:table-cell/>
        </table:table-row>
        <table:table-row table:style-name="ro4">
          <table:table-cell office:value-type="string" calcext:value-type="string">
            <text:p>cắm vào thì phải bật bluetooth. nghe nhạc thì nghe được nhưng nó tự động tăng âm lượng dù mình không muốn. sạc vào máy thì bình thường. nói chung là sản phẩm này tệ ở điểm nó tự tăng âm lượng nếu có thể thì mong tiki có thể giúp mình đổi trả lại sản phẩm. xin cảm ơn!</text:p>
          </table:table-cell>
          <table:table-cell/>
        </table:table-row>
        <table:table-row table:style-name="ro1">
          <table:table-cell office:value-type="string" calcext:value-type="string">
            <text:p>camare tệ v</text:p>
          </table:table-cell>
          <table:table-cell/>
        </table:table-row>
        <table:table-row table:style-name="ro1">
          <table:table-cell office:value-type="string" calcext:value-type="string">
            <text:p>camera của máy kém chất lượng, không có màu ... trắng bệt.. <text:s/>không hài lòng</text:p>
          </table:table-cell>
          <table:table-cell/>
        </table:table-row>
        <table:table-row table:style-name="ro1">
          <table:table-cell office:value-type="string" calcext:value-type="string">
            <text:p>camera mờ gọi video ko thấy dc</text:p>
          </table:table-cell>
          <table:table-cell/>
        </table:table-row>
        <table:table-row table:style-name="ro1">
          <table:table-cell office:value-type="string" calcext:value-type="string">
            <text:p>cần 1 firmware thích hợp. tôi nghĩ thế. tại vì cấu hình xong hết mỗi lần tắt bật là lại mất ip dhcp k nhận. bắt buộc phải tắt router nguồn rồi n200re mới nhận.</text:p>
          </table:table-cell>
          <table:table-cell/>
        </table:table-row>
        <table:table-row table:style-name="ro1">
          <table:table-cell office:value-type="string" calcext:value-type="string">
            <text:p>cần đổi lại ạ</text:p>
          </table:table-cell>
          <table:table-cell/>
        </table:table-row>
        <table:table-row table:style-name="ro1">
          <table:table-cell office:value-type="string" calcext:value-type="string">
            <text:p>cần đổi trả tai nghe rất nóng bị rè ( có lúc tịt hẳn)</text:p>
          </table:table-cell>
          <table:table-cell/>
        </table:table-row>
        <table:table-row table:style-name="ro6">
          <table:table-cell office:value-type="string" calcext:value-type="string">
            <text:p>cần góp ý đvvc. thường giao hàng thì shipper phải gọi đt trước cho kh. kh có thể nhận hàng lúc đó thì shipper mới giao. còn kh ko nghe máy thì đồng nghĩa với việc kh đang bận chưa thể nhận hàng. mình là kh quen của tiki mấy năm nay. mình mua hàng đa phần là thanh toán trước. mình chưa thấy đợt shipper nào tệ như đợt này. shipper đến giao hàng ko gọi đt trước. ok. mình là khách quen nên ko gọi cũng đc đi. tới nơi gọi đt mình thì mình ko biết nên ko nghe. ( à. từ lúc bạn ấy đến cho tới lúc nhờ hàng xóm qua kêu mình ra lấy hàng tổng cộng là 7 phút nhé). vậy là bạn ấy chạy lòng vòng từng nhà hàng xóm gần nhà mình để nhờ ngta qua đập cửa nhà mình gọi mình ra nhận hàng. và sau đó có 2&amp;3 ng hàng xóm luân phiên qua đập cửa ầm ầm nhà mình g để kêu mình ra nhận hàng( à vì mình bị ốm nên ngủ quên). hàng xóm mình tỏ thái độ rất khó chịu vì họ bị làm phiền. và mình cũng vậy. nếu đơn vị giao hàng thế này thật sự mình ko dám mua hàng ở tiki nữa. vì thật sự thấy áp lực vì cứ phải canh đt để nhận hàng từ tiki. ko phải lần đầu nhé. như mấy bạn shipper trước gọi mình ko đc thì sẽ gửi tin nhắn báo là đơn hàng xxxx đang giao mà ko liên hệ đc kh. kh vui lòng gọi lại số đt xxxxx hay liên hệ tổng đài để nhận. còn bạn giao hàng lần này thì ko làm thế..thật sự ko hài lòng</text:p>
          </table:table-cell>
          <table:table-cell/>
        </table:table-row>
        <table:table-row table:style-name="ro1">
          <table:table-cell office:value-type="string" calcext:value-type="string">
            <text:p>cần nhân viên hỗ trợ kết nối đồng hồ. xem trên youtube nhu k tim thấy dh</text:p>
          </table:table-cell>
          <table:table-cell/>
        </table:table-row>
        <table:table-row table:style-name="ro1">
          <table:table-cell office:value-type="string" calcext:value-type="string">
            <text:p>can phai có video hướng dan kết noi mua ve kết noi ko được vay mua lam gi lừa dao a</text:p>
          </table:table-cell>
          <table:table-cell/>
        </table:table-row>
        <table:table-row table:style-name="ro4">
          <table:table-cell office:value-type="string" calcext:value-type="string">
            <text:p>cần tiki giải quyết vấn đề này, mình đặt ram bus 2666 mẫu giao có ghi 2666 nhưng thực ra là bus 2133, hoàn toàn không thể chấp nhận điều này, xin cảm ơn và chờ phản hồi từ tiki.</text:p>
          </table:table-cell>
          <table:table-cell/>
        </table:table-row>
        <table:table-row table:style-name="ro1">
          <table:table-cell office:value-type="string" calcext:value-type="string">
            <text:p>càng ngày cành chán tiki <text:s text:c="2"/>tai nghe mu về hộp nắp thì lỏng. bên nghe đc bên k nghe đc <text:s/></text:p>
          </table:table-cell>
          <table:table-cell/>
        </table:table-row>
        <table:table-row table:style-name="ro1">
          <table:table-cell office:value-type="string" calcext:value-type="string">
            <text:p>cảnh báo nhẹ cho ae nào ham rẻ nhé. kêu chống nhìn trộm mà. như kiểu miếng dán kim tuyến ấy. tôi thật lòng đấy</text:p>
          </table:table-cell>
          <table:table-cell/>
        </table:table-row>
        <table:table-row table:style-name="ro1">
          <table:table-cell office:value-type="string" calcext:value-type="string">
            <text:p>cạnh màn hình vênh, không đều</text:p>
          </table:table-cell>
          <table:table-cell/>
        </table:table-row>
        <table:table-row table:style-name="ro1">
          <table:table-cell office:value-type="string" calcext:value-type="string">
            <text:p>cáp không xài được</text:p>
          </table:table-cell>
          <table:table-cell/>
        </table:table-row>
        <table:table-row table:style-name="ro1">
          <table:table-cell office:value-type="string" calcext:value-type="string">
            <text:p>cáp mới giao đến nhà buổi chiều, chủ quan không kiểm tra, về mở ra thấy băng keo dán miệng hộp đã bị cắt, túi thì rách như này! <text:s/>đồ tiki trading mà như vậy đây!</text:p>
          </table:table-cell>
          <table:table-cell/>
        </table:table-row>
        <table:table-row table:style-name="ro1">
          <table:table-cell office:value-type="string" calcext:value-type="string">
            <text:p>cap mua được mấy hôm về không xài được, chất lượng kém</text:p>
          </table:table-cell>
          <table:table-cell/>
        </table:table-row>
        <table:table-row table:style-name="ro1">
          <table:table-cell office:value-type="string" calcext:value-type="string">
            <text:p>cáp này ko hỗ trợ sạc nhanh nhé mọi người</text:p>
          </table:table-cell>
          <table:table-cell/>
        </table:table-row>
        <table:table-row table:style-name="ro1">
          <table:table-cell office:value-type="string" calcext:value-type="string">
            <text:p>cáp sạc sài vài lần bị đen đầu như bị tẹt điện vậy</text:p>
          </table:table-cell>
          <table:table-cell/>
        </table:table-row>
        <table:table-row table:style-name="ro1">
          <table:table-cell office:value-type="string" calcext:value-type="string">
            <text:p>cáp sài vài tháng là không vô pin. đã thử sợi cáp khác thì vào. hàng 3 trăm mấy chục nghìn mà như hàng chợ . quá thất vọng vì sản phẩm này</text:p>
          </table:table-cell>
          <table:table-cell/>
        </table:table-row>
        <table:table-row table:style-name="ro1">
          <table:table-cell office:value-type="string" calcext:value-type="string">
            <text:p>cát bạn ko nên mua sạc đầy nghe chưa được 2h nữa là hết pin uh</text:p>
          </table:table-cell>
          <table:table-cell/>
        </table:table-row>
        <table:table-row table:style-name="ro1">
          <table:table-cell office:value-type="string" calcext:value-type="string">
            <text:p>chả biết sp thế nào cắm thử 2 3 máy lỗi không nhận <text:s/>.</text:p>
          </table:table-cell>
          <table:table-cell/>
        </table:table-row>
        <table:table-row table:style-name="ro1">
          <table:table-cell office:value-type="string" calcext:value-type="string">
            <text:p>chả hiểu làm ăn kiểu gì mua về gắn vào thì ko lên mạng được, trong khi kiểm tra thì còn 4gb</text:p>
          </table:table-cell>
          <table:table-cell/>
        </table:table-row>
        <table:table-row table:style-name="ro1">
          <table:table-cell office:value-type="string" calcext:value-type="string">
            <text:p>chắc do đen mua phải caddy bay chết ko biết shop có bảo hành ko đánh giá 1* mong tiki nhận đc</text:p>
          </table:table-cell>
          <table:table-cell/>
        </table:table-row>
        <table:table-row table:style-name="ro1">
          <table:table-cell office:value-type="string" calcext:value-type="string">
            <text:p>chạm 2 lần nhưng không qua bài hát, chỉ có connect <text:s/>với siri...như vậy có lỗi không shop?</text:p>
          </table:table-cell>
          <table:table-cell/>
        </table:table-row>
        <table:table-row table:style-name="ro1">
          <table:table-cell office:value-type="string" calcext:value-type="string">
            <text:p>chậm rì rì luôn, không làm nổi gì hết. lướt facebook còn không nổi</text:p>
          </table:table-cell>
          <table:table-cell/>
        </table:table-row>
        <table:table-row table:style-name="ro1">
          <table:table-cell office:value-type="string" calcext:value-type="string">
            <text:p>chậm rồi còn có khi 0kb/s. mà k ghi đc cả buổi luôn...</text:p>
          </table:table-cell>
          <table:table-cell/>
        </table:table-row>
        <table:table-row table:style-name="ro1">
          <table:table-cell office:value-type="string" calcext:value-type="string">
            <text:p>chán</text:p>
          </table:table-cell>
          <table:table-cell/>
        </table:table-row>
        <table:table-row table:style-name="ro1">
          <table:table-cell office:value-type="string" calcext:value-type="string">
            <text:p>chán kinh khurng thiệt chứ muốn mua mà ad ép quá huhu</text:p>
          </table:table-cell>
          <table:table-cell/>
        </table:table-row>
        <table:table-row table:style-name="ro1">
          <table:table-cell office:value-type="string" calcext:value-type="string">
            <text:p>chán lắm</text:p>
          </table:table-cell>
          <table:table-cell/>
        </table:table-row>
        <table:table-row table:style-name="ro1">
          <table:table-cell office:value-type="string" calcext:value-type="string">
            <text:p>chán lắm các bác ạ. sạc đt samsung a70 đc có 1 lần</text:p>
          </table:table-cell>
          <table:table-cell/>
        </table:table-row>
        <table:table-row table:style-name="ro1">
          <table:table-cell office:value-type="string" calcext:value-type="string">
            <text:p>chán luôn, tốt nhất ko nên mua phí tiền</text:p>
          </table:table-cell>
          <table:table-cell/>
        </table:table-row>
        <table:table-row table:style-name="ro1">
          <table:table-cell office:value-type="string" calcext:value-type="string">
            <text:p>chán nghe đc 1 tai</text:p>
          </table:table-cell>
          <table:table-cell/>
        </table:table-row>
        <table:table-row table:style-name="ro1">
          <table:table-cell office:value-type="string" calcext:value-type="string">
            <text:p>chán quá mua tai nghe mà chỉ có vỏ không tiki lần này chán quá</text:p>
          </table:table-cell>
          <table:table-cell/>
        </table:table-row>
        <table:table-row table:style-name="ro1">
          <table:table-cell office:value-type="string" calcext:value-type="string">
            <text:p>chán quá sản phẩm lỗi bao hành đổi trả lại gửi thiếu cáp sạc tai nghe thật sự thất vọng</text:p>
          </table:table-cell>
          <table:table-cell/>
        </table:table-row>
        <table:table-row table:style-name="ro1">
          <table:table-cell office:value-type="string" calcext:value-type="string">
            <text:p>chán sp dùng dc vài hôm thì pin bên trai giờ ko sạc dc .</text:p>
          </table:table-cell>
          <table:table-cell/>
        </table:table-row>
        <table:table-row table:style-name="ro1">
          <table:table-cell office:value-type="string" calcext:value-type="string">
            <text:p>chán vãi ra nghe chưa dc 5phut hết bin là sao liệu có dc đổi hàng ko shop</text:p>
          </table:table-cell>
          <table:table-cell/>
        </table:table-row>
        <table:table-row table:style-name="ro1">
          <table:table-cell office:value-type="string" calcext:value-type="string">
            <text:p>chẳng biết nói gì, 2 sọc ngang thế này tiki có hỗ trợ ko?</text:p>
          </table:table-cell>
          <table:table-cell/>
        </table:table-row>
        <table:table-row table:style-name="ro1">
          <table:table-cell office:value-type="string" calcext:value-type="string">
            <text:p>chẳng chia ra được 2 đầu mạng. mua về bây giờ bỏ. vui lòng buôn bán đúng cam kết.</text:p>
          </table:table-cell>
          <table:table-cell/>
        </table:table-row>
        <table:table-row table:style-name="ro1">
          <table:table-cell office:value-type="string" calcext:value-type="string">
            <text:p>chẳng có tác dụng gì, cắm vô không có mạng, chập chờn không sử dụng được</text:p>
          </table:table-cell>
          <table:table-cell/>
        </table:table-row>
        <table:table-row table:style-name="ro1">
          <table:table-cell office:value-type="string" calcext:value-type="string">
            <text:p>chẳng có tai nghe đâu cả chỉ thấy móc khóa thôi</text:p>
          </table:table-cell>
          <table:table-cell/>
        </table:table-row>
        <table:table-row table:style-name="ro4">
          <table:table-cell office:value-type="string" calcext:value-type="string">
            <text:p>chẳng hiểu nổi cái sản phẩm này nó vớ vẩn thế nào mà mua về xong chẳng dùng được, bắt wifi không nổi, bắt được thì không có mạng. 1 sản phẩm thất bại. làm thế nào để trả lại nhỉ ?</text:p>
          </table:table-cell>
          <table:table-cell/>
        </table:table-row>
        <table:table-row table:style-name="ro1">
          <table:table-cell office:value-type="string" calcext:value-type="string">
            <text:p>chẳng phải moi ngày 4 hay 5g gì sao mới tháng thứ 2 xài hết 2g /1ngay thì chạy k nổi nữa.lua đao</text:p>
          </table:table-cell>
          <table:table-cell/>
        </table:table-row>
        <table:table-row table:style-name="ro1">
          <table:table-cell office:value-type="string" calcext:value-type="string">
            <text:p>chẳng xài được</text:p>
          </table:table-cell>
          <table:table-cell/>
        </table:table-row>
        <table:table-row table:style-name="ro1">
          <table:table-cell office:value-type="string" calcext:value-type="string">
            <text:p>chào shop, check lại giúp dây đeo giao cho mình, hình như không phải dành cho mi band 3 vì phần lắp mi band 3 vào ngắn hơn 1 chút như hình. cám ơn shop.</text:p>
          </table:table-cell>
          <table:table-cell/>
        </table:table-row>
        <table:table-row table:style-name="ro4">
          <table:table-cell office:value-type="string" calcext:value-type="string">
            <text:p>chào shop, mình vừa mua 1 loa nhưng không thể kết nối bluetooth được với laptop ideapad flex! laptop tìm không ra tín hiệu bluetooth từ loa?? hỏi shop ơi, giờ mình phải làm sao để xài loa này đây? please help! thanks.</text:p>
          </table:table-cell>
          <table:table-cell/>
        </table:table-row>
        <table:table-row table:style-name="ro1">
          <table:table-cell office:value-type="string" calcext:value-type="string">
            <text:p>chào shop, thiết bị mình mua không cho kết nối với loa, tai nghe.</text:p>
          </table:table-cell>
          <table:table-cell/>
        </table:table-row>
        <table:table-row table:style-name="ro2">
          <table:table-cell office:value-type="string" calcext:value-type="string">
            <text:p>chào tiki, mình cần câu trả lời từ đội hậu mãi ở sản phẩm airpod pro mình được giao vào ngày 23/1/2020 chỉ sau 10 ngày sử dụng sản phẩm bị hư tai trái và không reset được, sau nhiều lần gọi lên tổng đài thì được hỗ trợ thu hồi để bảo hành. <text:s text:c="2"/>ngày 14/2 tiki thông báo nhận được sản phẩm và thời gian hoàn tất dự kiến 21 ngày sau đó. <text:s/>mình đã gọi tổng đài 02 ngày liên tục vì đã đến hạn nhưng chưa nhận được lời phản hồi, và nhận được câu trả lời như sau: " dịch ncovid ảnh hưởng đến nhà sản xuất" và không biết được ngày nào mình nhận được sản phẩm đã mua. <text:s text:c="2"/>vui lòng cho mình biết cách team hậu mãi xử lí vấn đề này nhé.</text:p>
          </table:table-cell>
          <table:table-cell/>
        </table:table-row>
        <table:table-row table:style-name="ro4">
          <table:table-cell office:value-type="string" calcext:value-type="string">
            <text:p>chào tiki, mình có đặt mua tai nghe từ tháng 1 nhưng đến hôm nay tai nghe bên phải của mình bị rè, đặc biệt là khi mình bắt đầu hoạt động như đi bộ hay chạy là sẽ rè nhiều hơn. mong tiki liên hệ và bảo hành sản phẩm giúp mình.</text:p>
          </table:table-cell>
          <table:table-cell/>
        </table:table-row>
        <table:table-row table:style-name="ro4">
          <table:table-cell office:value-type="string" calcext:value-type="string">
            <text:p>chào tiki, mình rất vui khi nhận đc tai nghe trước 1 ngày so với dự kiến. nhưng sản phẩm mình nhận đc chỉ nghe đc 1 bên còn 1 bên thì ko nghe đc nên mình cảm thấy hơi khó chịu. mình mong tiki đổi cho mình sản phẩm mới ko bị lỗi. trân trọng cảm ơn</text:p>
          </table:table-cell>
          <table:table-cell/>
        </table:table-row>
        <table:table-row table:style-name="ro1">
          <table:table-cell office:value-type="string" calcext:value-type="string">
            <text:p>chào tiki, sảm phẩm mới dùng được 4 5 ngày thì 1 bên không nghe được, mong tiki xem về trường hợp này</text:p>
          </table:table-cell>
          <table:table-cell/>
        </table:table-row>
        <table:table-row table:style-name="ro1">
          <table:table-cell office:value-type="string" calcext:value-type="string">
            <text:p>chào tiki! mình mua bộ kích sống tenda a9, mới sử dụng chưa được tháng thì kết nối không được nữa, mặc dù đã reset lại.</text:p>
          </table:table-cell>
          <table:table-cell/>
        </table:table-row>
        <table:table-row table:style-name="ro1">
          <table:table-cell office:value-type="string" calcext:value-type="string">
            <text:p>chập chờn quá, mặc dù khoảng cách chỉ có 3 4m thôi, thông thoáng , máy mới mua</text:p>
          </table:table-cell>
          <table:table-cell/>
        </table:table-row>
        <table:table-row table:style-name="ro1">
          <table:table-cell office:value-type="string" calcext:value-type="string">
            <text:p>chấp nhan duoc.cung nen mua</text:p>
          </table:table-cell>
          <table:table-cell/>
        </table:table-row>
        <table:table-row table:style-name="ro1">
          <table:table-cell office:value-type="string" calcext:value-type="string">
            <text:p>chất liệu và màu sắc khác xa ảnh</text:p>
          </table:table-cell>
          <table:table-cell/>
        </table:table-row>
        <table:table-row table:style-name="ro1">
          <table:table-cell office:value-type="string" calcext:value-type="string">
            <text:p>chất lư ợng tệ quá dungg có vài lần giờ đã tậm tịt</text:p>
          </table:table-cell>
          <table:table-cell/>
        </table:table-row>
        <table:table-row table:style-name="ro1">
          <table:table-cell office:value-type="string" calcext:value-type="string">
            <text:p>chất lượng âm thanh dở, sản phẩm gắn vào tai rất khó, hay bị tuột. tôi muốn được đổi trả</text:p>
          </table:table-cell>
          <table:table-cell/>
        </table:table-row>
        <table:table-row table:style-name="ro1">
          <table:table-cell office:value-type="string" calcext:value-type="string">
            <text:p>chất lượng âm thanh ko thể nào chán hơn , ko rõ có phải chính hãng microlab ko nữa..</text:p>
          </table:table-cell>
          <table:table-cell/>
        </table:table-row>
        <table:table-row table:style-name="ro1">
          <table:table-cell office:value-type="string" calcext:value-type="string">
            <text:p>chất lượng âm thanh như đấm vào tai, k đc mong đợi ban đầu</text:p>
          </table:table-cell>
          <table:table-cell/>
        </table:table-row>
        <table:table-row table:style-name="ro1">
          <table:table-cell office:value-type="string" calcext:value-type="string">
            <text:p>chất lượng âm thanh rất tệ, không có bass. không nghe nhạc được, nghe podcast nói chuyện thì ok</text:p>
          </table:table-cell>
          <table:table-cell/>
        </table:table-row>
        <table:table-row table:style-name="ro1">
          <table:table-cell office:value-type="string" calcext:value-type="string">
            <text:p>chất lượng âm thanh sau khi qua giắc chuyển đổi rất tệ, nghe rất bé, mặc dù đã bật hết cỡ</text:p>
          </table:table-cell>
          <table:table-cell/>
        </table:table-row>
        <table:table-row table:style-name="ro3">
          <table:table-cell office:value-type="string" calcext:value-type="string">
            <text:p>chất lượng âm thanh thì ok nhưng độ bền thì quá tệ. mới nhận hàng về(ngày 13/9), đem ra nghe thử thì chỉ nghe được một bên tai phải, tai bên trái bị hỏng.</text:p>
            <text:p> gọi tiki đổi hàng, qua đến tuần sau(ngày 16/9 mới nhận được cái mới), nghe ok, ổn định, tới trưa hôm nay(23/9) đang nghe thì bên tai bên phải bị hỏng, chỉ nghe được bên trái. </text:p>
            <text:p> lần này gọi lên tiki thì tiki đặt vấn đề trả hàng luôn để lấy lại tiền mua hãng khác. mang tiếng hàng của sony mà thua mấy cái mua ngoài lề đường.</text:p>
          </table:table-cell>
          <table:table-cell/>
        </table:table-row>
        <table:table-row table:style-name="ro1">
          <table:table-cell office:value-type="string" calcext:value-type="string">
            <text:p>chất lượng bản in (kèm hình) quá kém! tiki hảy giúp tôi muốn đổi hộp mực khác?</text:p>
          </table:table-cell>
          <table:table-cell/>
        </table:table-row>
        <table:table-row table:style-name="ro1">
          <table:table-cell office:value-type="string" calcext:value-type="string">
            <text:p>chất lượng bình thường, nghe gọi không rõ lắm. lúc mua không có giảm giá nên 400k giá cao so với nơi khác.</text:p>
          </table:table-cell>
          <table:table-cell/>
        </table:table-row>
        <table:table-row table:style-name="ro1">
          <table:table-cell office:value-type="string" calcext:value-type="string">
            <text:p>chất lượng bình thường....</text:p>
          </table:table-cell>
          <table:table-cell/>
        </table:table-row>
        <table:table-row table:style-name="ro1">
          <table:table-cell office:value-type="string" calcext:value-type="string">
            <text:p>chất lượng copy file quá tệ</text:p>
          </table:table-cell>
          <table:table-cell/>
        </table:table-row>
        <table:table-row table:style-name="ro4">
          <table:table-cell office:value-type="string" calcext:value-type="string">
            <text:p>chất lượng của ram thì phải dùng lâu mới biết được, tạm thời dùng mượt, nhưng ko hài lòng với đơn vị vận chuyển, giao hàng quá lâu mà còn tự động báo rằng "khách hàng hẹn giao ngày khác" trong khi ko liên lạc với khách</text:p>
          </table:table-cell>
          <table:table-cell/>
        </table:table-row>
        <table:table-row table:style-name="ro1">
          <table:table-cell office:value-type="string" calcext:value-type="string">
            <text:p>chất lượng da quá kém. sử dụng chưa được 1 năm mà đã bục chỉ rồi</text:p>
          </table:table-cell>
          <table:table-cell/>
        </table:table-row>
        <table:table-row table:style-name="ro1">
          <table:table-cell office:value-type="string" calcext:value-type="string">
            <text:p>chất lượng hàng không hài lòng!có thể đổi được không?</text:p>
          </table:table-cell>
          <table:table-cell/>
        </table:table-row>
        <table:table-row table:style-name="ro4">
          <table:table-cell office:value-type="string" calcext:value-type="string">
            <text:p>chất lượng hàng thì ổn những giao hàng thì quá chậm. mất tận 1 tuần, chậm hơn ngày dự kiến 3 ngày. tiki nên cải thiện chất lượng dịch vụ. từ trước đến giờ mình hay đặt tiki vì chất lượng hàng ổn, dịch vụ tốt nhưng lần này thật thất vọng</text:p>
          </table:table-cell>
          <table:table-cell/>
        </table:table-row>
        <table:table-row table:style-name="ro1">
          <table:table-cell office:value-type="string" calcext:value-type="string">
            <text:p>chất lượng hoàn thiện kém, kích thước chân lightning không chính xác, cắm vào máy còn xộc xệch lúc lắc. thật sự không an toàn. tiền nào của nấy là có thật!</text:p>
          </table:table-cell>
          <table:table-cell/>
        </table:table-row>
        <table:table-row table:style-name="ro1">
          <table:table-cell office:value-type="string" calcext:value-type="string">
            <text:p>chất lượng hơi chán, mới dùng đã bị dít chuột trái, nháy 1 được 2</text:p>
          </table:table-cell>
          <table:table-cell/>
        </table:table-row>
        <table:table-row table:style-name="ro1">
          <table:table-cell office:value-type="string" calcext:value-type="string">
            <text:p>chất lượng kém</text:p>
          </table:table-cell>
          <table:table-cell/>
        </table:table-row>
        <table:table-row table:style-name="ro1">
          <table:table-cell office:value-type="string" calcext:value-type="string">
            <text:p>chất lượng kém , tốc độ đọc ghi chậm , độ bền ko cao !</text:p>
          </table:table-cell>
          <table:table-cell/>
        </table:table-row>
        <table:table-row table:style-name="ro1">
          <table:table-cell office:value-type="string" calcext:value-type="string">
            <text:p>chất lượng kém bị hư mất 1 tai</text:p>
          </table:table-cell>
          <table:table-cell/>
        </table:table-row>
        <table:table-row table:style-name="ro1">
          <table:table-cell office:value-type="string" calcext:value-type="string">
            <text:p>chất lượng kém qua</text:p>
          </table:table-cell>
          <table:table-cell/>
        </table:table-row>
        <table:table-row table:style-name="ro1">
          <table:table-cell office:value-type="string" calcext:value-type="string">
            <text:p>chất lượng kém, dùng cứ tậm tịt</text:p>
          </table:table-cell>
          <table:table-cell/>
        </table:table-row>
        <table:table-row table:style-name="ro1">
          <table:table-cell office:value-type="string" calcext:value-type="string">
            <text:p>chất lượng kém, không đáng tiền, không nên mua sản phẩm này.</text:p>
          </table:table-cell>
          <table:table-cell/>
        </table:table-row>
        <table:table-row table:style-name="ro1" table:visibility="filter">
          <table:table-cell office:value-type="string" calcext:value-type="string">
            <text:p>chất lượng kém, không đáng tiền, không nên mua sản phẩm này.</text:p>
          </table:table-cell>
          <table:table-cell/>
        </table:table-row>
        <table:table-row table:style-name="ro1">
          <table:table-cell office:value-type="string" calcext:value-type="string">
            <text:p>chất lượng kém, nghe có xíu là hết pin rùi dùng chẳng đc bao nhiu.</text:p>
          </table:table-cell>
          <table:table-cell/>
        </table:table-row>
        <table:table-row table:style-name="ro1">
          <table:table-cell office:value-type="string" calcext:value-type="string">
            <text:p>chất lượng kém, rất nhanh hết pin, sử dụng được 20p là hết.</text:p>
          </table:table-cell>
          <table:table-cell/>
        </table:table-row>
        <table:table-row table:style-name="ro1">
          <table:table-cell office:value-type="string" calcext:value-type="string">
            <text:p>chất lượng kém, tự ngắt kết nối, chập chờn, sản phẩm kém chất lượng</text:p>
          </table:table-cell>
          <table:table-cell/>
        </table:table-row>
        <table:table-row table:style-name="ro1">
          <table:table-cell office:value-type="string" calcext:value-type="string">
            <text:p>chất lượng kém. sạc mấy tiếng ko đầy. thường xuyên bị tự sập nguồn</text:p>
          </table:table-cell>
          <table:table-cell/>
        </table:table-row>
        <table:table-row table:style-name="ro4">
          <table:table-cell office:value-type="string" calcext:value-type="string">
            <text:p>chất lượng kém. usb không ổn định, nếu cắm trực tiếp vào cổng mainboard thì nhận, nếu cắm qua cổng kết nối trước mặt thùng máy thì không nhận. cắm qua cổng laptop cũng không nhận.</text:p>
          </table:table-cell>
          <table:table-cell/>
        </table:table-row>
        <table:table-row table:style-name="ro1">
          <table:table-cell office:value-type="string" calcext:value-type="string">
            <text:p>chất lượng kém. yêu cầu trả lại hàng</text:p>
          </table:table-cell>
          <table:table-cell/>
        </table:table-row>
        <table:table-row table:style-name="ro1">
          <table:table-cell office:value-type="string" calcext:value-type="string">
            <text:p>chất lượng không tốt lắm, chạy kêu rất to, máy vào windows chậm, giao hàng gần chục ngày mới nhận được</text:p>
          </table:table-cell>
          <table:table-cell/>
        </table:table-row>
        <table:table-row table:style-name="ro1">
          <table:table-cell office:value-type="string" calcext:value-type="string">
            <text:p>chất lượng không tốt máy vừa mở hộp khoảng 14h00 ngày 24/03 sáng nay vào camera đã báo lỗi. tắt khởi động nhiều lần vẫn vậy. rất tệ!</text:p>
          </table:table-cell>
          <table:table-cell/>
        </table:table-row>
        <table:table-row table:style-name="ro1">
          <table:table-cell office:value-type="string" calcext:value-type="string">
            <text:p>chất lượng không tốt, hay bị tự ngắt wifi( 5 10'). thất vọng</text:p>
          </table:table-cell>
          <table:table-cell/>
        </table:table-row>
        <table:table-row table:style-name="ro1">
          <table:table-cell office:value-type="string" calcext:value-type="string">
            <text:p>chất lượng không tôt, in mực không đều nét có nét mất, chạy sọc</text:p>
          </table:table-cell>
          <table:table-cell/>
        </table:table-row>
        <table:table-row table:style-name="ro1">
          <table:table-cell office:value-type="string" calcext:value-type="string">
            <text:p>chất lượng ko được như mong đợi! mạng ko ổn định, lại phải lôi cục wifi cũ ra dùng, vứt bộ này vào xó. có kỹ thuật nào liên hệ với mình để xử lý ko tiki?</text:p>
          </table:table-cell>
          <table:table-cell/>
        </table:table-row>
        <table:table-row table:style-name="ro1">
          <table:table-cell office:value-type="string" calcext:value-type="string">
            <text:p>chất lượng màu rất kém.</text:p>
          </table:table-cell>
          <table:table-cell/>
        </table:table-row>
        <table:table-row table:style-name="ro1">
          <table:table-cell office:value-type="string" calcext:value-type="string">
            <text:p>chất lượng nhựa rất kém, hay bị gãy lấy nhựa. quảng cáo loại xịn nhừng dùng thua loại mua theo kg</text:p>
          </table:table-cell>
          <table:table-cell/>
        </table:table-row>
        <table:table-row table:style-name="ro1">
          <table:table-cell office:value-type="string" calcext:value-type="string">
            <text:p>chất lượng nhưng thiếu nút hôm</text:p>
          </table:table-cell>
          <table:table-cell/>
        </table:table-row>
        <table:table-row table:style-name="ro1">
          <table:table-cell office:value-type="string" calcext:value-type="string">
            <text:p>chất lượng quá kém</text:p>
          </table:table-cell>
          <table:table-cell/>
        </table:table-row>
        <table:table-row table:style-name="ro1">
          <table:table-cell office:value-type="string" calcext:value-type="string">
            <text:p>chất lượng quá kém không như shop quảng cáo,chuyển tải file chậm,kết nối máy tính truyền file thường bị ngắt kêt nối</text:p>
          </table:table-cell>
          <table:table-cell/>
        </table:table-row>
        <table:table-row table:style-name="ro1">
          <table:table-cell office:value-type="string" calcext:value-type="string">
            <text:p>chất lượng quá kém, loa bị nhiễu sóng am, fm. nửa đêm loa ko tắt máy mặc dù ko có nguồn phát nhưng vẫn tự phát ra đài am, fm cứ như ma</text:p>
          </table:table-cell>
          <table:table-cell/>
        </table:table-row>
        <table:table-row table:style-name="ro1">
          <table:table-cell office:value-type="string" calcext:value-type="string">
            <text:p>chất lượng quá tệ.lưu trữ video vào thẻ nhớ tới khi xem thì video bị lãng.giật kinh khủng.đề nghị được hoàn tiền lại</text:p>
          </table:table-cell>
          <table:table-cell/>
        </table:table-row>
        <table:table-row table:style-name="ro1">
          <table:table-cell office:value-type="string" calcext:value-type="string">
            <text:p>chat lượng qua toi</text:p>
          </table:table-cell>
          <table:table-cell/>
        </table:table-row>
        <table:table-row table:style-name="ro1" table:visibility="filter">
          <table:table-cell office:value-type="string" calcext:value-type="string">
            <text:p>chat lượng qua toi</text:p>
          </table:table-cell>
          <table:table-cell/>
        </table:table-row>
        <table:table-row table:style-name="ro1">
          <table:table-cell office:value-type="string" calcext:value-type="string">
            <text:p>chất lượng rất kém</text:p>
          </table:table-cell>
          <table:table-cell/>
        </table:table-row>
        <table:table-row table:style-name="ro1">
          <table:table-cell office:value-type="string" calcext:value-type="string">
            <text:p>chất lượng rất tệ, mình kết nối với tai nghe sony wi c310 nghe không được, giật lag kinh khủng</text:p>
          </table:table-cell>
          <table:table-cell/>
        </table:table-row>
        <table:table-row table:style-name="ro1">
          <table:table-cell office:value-type="string" calcext:value-type="string">
            <text:p>chất lượng rất tệ. bàn phím bị kẹt và kết nối với máy tính không ổn định</text:p>
          </table:table-cell>
          <table:table-cell/>
        </table:table-row>
        <table:table-row table:style-name="ro1">
          <table:table-cell office:value-type="string" calcext:value-type="string">
            <text:p>chat luong san pham kem</text:p>
          </table:table-cell>
          <table:table-cell/>
        </table:table-row>
        <table:table-row table:style-name="ro1">
          <table:table-cell office:value-type="string" calcext:value-type="string">
            <text:p>chất lượng sản phẩm kém cắm vào tivi sôi và không ra âm thanh m mua ở điện máy xanh giá cao hơn chút nhưng chất lượng đảm bảo cắm vào chật luôn</text:p>
          </table:table-cell>
          <table:table-cell/>
        </table:table-row>
        <table:table-row table:style-name="ro1">
          <table:table-cell office:value-type="string" calcext:value-type="string">
            <text:p>chất lượng sản phẩm khá tệ</text:p>
          </table:table-cell>
          <table:table-cell/>
        </table:table-row>
        <table:table-row table:style-name="ro1">
          <table:table-cell office:value-type="string" calcext:value-type="string">
            <text:p>chất lương sản phẩm ko tốt khi nói chuyện ko bên kia ko nghe thấy</text:p>
          </table:table-cell>
          <table:table-cell/>
        </table:table-row>
        <table:table-row table:style-name="ro1">
          <table:table-cell office:value-type="string" calcext:value-type="string">
            <text:p>chất lượng sản phẩm quá kém . máy bóc seal ra viền màn đã trầy như hình</text:p>
          </table:table-cell>
          <table:table-cell/>
        </table:table-row>
        <table:table-row table:style-name="ro1">
          <table:table-cell office:value-type="string" calcext:value-type="string">
            <text:p>chất lượng sản phẩm quá tệ, hỏng ngay từ lần sử dụng đầu tiên.</text:p>
          </table:table-cell>
          <table:table-cell/>
        </table:table-row>
        <table:table-row table:style-name="ro1">
          <table:table-cell office:value-type="string" calcext:value-type="string">
            <text:p>chất lượng sản phẩm quá tệ, mới mua mà 1 cái chỉ nghe 1 tai, 1 cái bị trầy vết đen</text:p>
          </table:table-cell>
          <table:table-cell/>
        </table:table-row>
        <table:table-row table:style-name="ro1">
          <table:table-cell office:value-type="string" calcext:value-type="string">
            <text:p>chất lượng sản phẩm quá tệ. tai nghe chỉ kết nối được 1 bên</text:p>
          </table:table-cell>
          <table:table-cell/>
        </table:table-row>
        <table:table-row table:style-name="ro1">
          <table:table-cell office:value-type="string" calcext:value-type="string">
            <text:p>chất lượng sản phẩm rất tệ. mới mua và sử dụng được một tuần thì không nghe được. âm thanh rất khó nghe. quá thất vọng với sản phẩm</text:p>
          </table:table-cell>
          <table:table-cell/>
        </table:table-row>
        <table:table-row table:style-name="ro1">
          <table:table-cell office:value-type="string" calcext:value-type="string">
            <text:p>chất lượng sản phẩm tệ dùng đc 1 2 tuần đã bị hỏng 1 bên</text:p>
          </table:table-cell>
          <table:table-cell/>
        </table:table-row>
        <table:table-row table:style-name="ro1">
          <table:table-cell office:value-type="string" calcext:value-type="string">
            <text:p>chất lượng sim rất tệ. sóng thì chập chờn lúc thì 4g lúc thì e có lúc thì chẳng có sóng. bực nhất là ngay cả khi hiện 4g + cột sóng <text:s/>full thì tốc độ cũng rất chậm.</text:p>
          </table:table-cell>
          <table:table-cell/>
        </table:table-row>
        <table:table-row table:style-name="ro1">
          <table:table-cell office:value-type="string" calcext:value-type="string">
            <text:p>chất lượng sp không như quảng cáo, 1 cổng lighning không sạc được, dây cáp cứng đờ <text:s text:c="2"/>thô ráp!</text:p>
          </table:table-cell>
          <table:table-cell/>
        </table:table-row>
        <table:table-row table:style-name="ro1">
          <table:table-cell office:value-type="string" calcext:value-type="string">
            <text:p>chất lượng thấp</text:p>
          </table:table-cell>
          <table:table-cell/>
        </table:table-row>
        <table:table-row table:style-name="ro1">
          <table:table-cell office:value-type="string" calcext:value-type="string">
            <text:p>chất lượng thấp .pin yếu .nhanh hư, 2 tuần bỏ .</text:p>
          </table:table-cell>
          <table:table-cell/>
        </table:table-row>
        <table:table-row table:style-name="ro1">
          <table:table-cell office:value-type="string" calcext:value-type="string">
            <text:p>chât lượng về dịch vụ tốt. sp đóng gói kỹ. <text:s/>nhưng chất lượng vẫn chưa tốt. cách 5m voi 1 bức tường. 2.4ghz thì bị mất sóng wifi thường xuyên. 5ghz thì còn tệ hơn.</text:p>
          </table:table-cell>
          <table:table-cell/>
        </table:table-row>
        <table:table-row table:style-name="ro1">
          <table:table-cell office:value-type="string" calcext:value-type="string">
            <text:p>chế độ bảo hành không tốt, không giải thích rõ vấn đề cho người sử dụng</text:p>
          </table:table-cell>
          <table:table-cell/>
        </table:table-row>
        <table:table-row table:style-name="ro1">
          <table:table-cell office:value-type="string" calcext:value-type="string">
            <text:p>check mã vạch không ra , không có tem fpt như mua lần 1, không biết hàng ra sao nữa????</text:p>
          </table:table-cell>
          <table:table-cell/>
        </table:table-row>
        <table:table-row table:style-name="ro1">
          <table:table-cell office:value-type="string" calcext:value-type="string">
            <text:p>chép dữ liệu quá chậm..xài dc mấy lần hư luôn, cắm vô máy nào cũng ko nhận. giờ mà bảo hành cũng khó ah</text:p>
          </table:table-cell>
          <table:table-cell/>
        </table:table-row>
        <table:table-row table:style-name="ro1">
          <table:table-cell office:value-type="string" calcext:value-type="string">
            <text:p>chép dữ liệu siêu chậm . không hài lòng về sản phẩm</text:p>
          </table:table-cell>
          <table:table-cell/>
        </table:table-row>
        <table:table-row table:style-name="ro1">
          <table:table-cell office:value-type="string" calcext:value-type="string">
            <text:p>chỉ có 28.8 gb thôi đndndndndnndndndndndndnd dhdjdjd</text:p>
          </table:table-cell>
          <table:table-cell/>
        </table:table-row>
        <table:table-row table:style-name="ro1">
          <table:table-cell office:value-type="string" calcext:value-type="string">
            <text:p>chi có vỏ tay nge k có tay nge vay shop. hay đặt lộn hàng có cho doi lai k shop</text:p>
          </table:table-cell>
          <table:table-cell/>
        </table:table-row>
        <table:table-row table:style-name="ro1">
          <table:table-cell office:value-type="string" calcext:value-type="string">
            <text:p>chỉ đc mấy hôm là tan</text:p>
          </table:table-cell>
          <table:table-cell/>
        </table:table-row>
        <table:table-row table:style-name="ro1">
          <table:table-cell office:value-type="string" calcext:value-type="string">
            <text:p>chỉ để trẻ con chơi</text:p>
          </table:table-cell>
          <table:table-cell/>
        </table:table-row>
        <table:table-row table:style-name="ro1">
          <table:table-cell office:value-type="string" calcext:value-type="string">
            <text:p>chỉ dùm cách để kết nối wifi với bộ kích sao mà mới nhận mà về làm miết ko dc</text:p>
          </table:table-cell>
          <table:table-cell/>
        </table:table-row>
        <table:table-row table:style-name="ro1">
          <table:table-cell office:value-type="string" calcext:value-type="string">
            <text:p>chỉ dùng được vài tuần, mấy tuần sau không kết nối <text:s/>được internet. reset thì khi được khi không</text:p>
          </table:table-cell>
          <table:table-cell/>
        </table:table-row>
        <table:table-row table:style-name="ro1">
          <table:table-cell office:value-type="string" calcext:value-type="string">
            <text:p>chỉ kết nối được 1 cái </text:p>
          </table:table-cell>
          <table:table-cell/>
        </table:table-row>
        <table:table-row table:style-name="ro1">
          <table:table-cell office:value-type="string" calcext:value-type="string">
            <text:p>chỉ kết nối với samsum. đã thử nhiều máy rồi tiki có thể giải đáp hộ mình với được k &gt;.còn lại time nghe nhạc hay gọi nc. đều ok hết. chỉ lỗi k kết nối vs iphone, ipad được</text:p>
          </table:table-cell>
          <table:table-cell/>
        </table:table-row>
        <table:table-row table:style-name="ro4">
          <table:table-cell office:value-type="string" calcext:value-type="string">
            <text:p>chị mới mua sim ngày 13/9 hạn sử dụng 1 năm trọn gói 4g, vây mà trên đăng ký chủ sd đến 13 tháng 11 năm 2020, vì thế mình nhờ tiki trao đổi dùm phản ánh của mình để không làm mất lòng tin của khánh hàng</text:p>
          </table:table-cell>
          <table:table-cell/>
        </table:table-row>
        <table:table-row table:style-name="ro1">
          <table:table-cell office:value-type="string" calcext:value-type="string">
            <text:p>chỉ nghe đc 1 bên nghe khoảng 30p là hết pin</text:p>
          </table:table-cell>
          <table:table-cell/>
        </table:table-row>
        <table:table-row table:style-name="ro1">
          <table:table-cell office:value-type="string" calcext:value-type="string">
            <text:p>chỉ nghe đc 1 bên tai bên tai trái nó báo lỗi</text:p>
          </table:table-cell>
          <table:table-cell/>
        </table:table-row>
        <table:table-row table:style-name="ro1">
          <table:table-cell office:value-type="string" calcext:value-type="string">
            <text:p>chỉ nghê đc một bên tai</text:p>
          </table:table-cell>
          <table:table-cell/>
        </table:table-row>
        <table:table-row table:style-name="ro1">
          <table:table-cell office:value-type="string" calcext:value-type="string">
            <text:p>chỉ nghe được 1 bên</text:p>
          </table:table-cell>
          <table:table-cell/>
        </table:table-row>
        <table:table-row table:style-name="ro1">
          <table:table-cell office:value-type="string" calcext:value-type="string">
            <text:p>chỉ nghe được 1 bên mong tiki đổi lại giúp mình ạ</text:p>
          </table:table-cell>
          <table:table-cell/>
        </table:table-row>
        <table:table-row table:style-name="ro1">
          <table:table-cell office:value-type="string" calcext:value-type="string">
            <text:p>chỉ nghe được 1 bên phải. đã thử reset lại tai nghe như hướng dẫn của nhà sản suất nhưng vẫn không được!</text:p>
          </table:table-cell>
          <table:table-cell/>
        </table:table-row>
        <table:table-row table:style-name="ro4">
          <table:table-cell office:value-type="string" calcext:value-type="string">
            <text:p>chỉ nghe được 1 bên tai rất dở , chưa kể rà bluetooth thì thấy mỗi bên tai là 1 bluetooth chỉ kết nối được 1 trong hai , cái còn lại ko kết nối được , chập chờn , đề nghị tháo bỏ khỏi danh mục bán hàng</text:p>
          </table:table-cell>
          <table:table-cell/>
        </table:table-row>
        <table:table-row table:style-name="ro1">
          <table:table-cell office:value-type="string" calcext:value-type="string">
            <text:p>chỉ nghe được 1 bên, cực kì thất vọng (mình vừa nhận hàng xong <text:s/>. )</text:p>
          </table:table-cell>
          <table:table-cell/>
        </table:table-row>
        <table:table-row table:style-name="ro1">
          <table:table-cell office:value-type="string" calcext:value-type="string">
            <text:p>chỉ nghe được 1 bên, nhạc nghe bé! đúng là vứt tiền qua cửa sổ ?</text:p>
          </table:table-cell>
          <table:table-cell/>
        </table:table-row>
        <table:table-row table:style-name="ro1">
          <table:table-cell office:value-type="string" calcext:value-type="string">
            <text:p>chỉ nghe được 1 tai</text:p>
          </table:table-cell>
          <table:table-cell/>
        </table:table-row>
        <table:table-row table:style-name="ro1">
          <table:table-cell office:value-type="string" calcext:value-type="string">
            <text:p>chỉ nghe được 1 tai với lại có nhiều vết sứt</text:p>
          </table:table-cell>
          <table:table-cell/>
        </table:table-row>
        <table:table-row table:style-name="ro1">
          <table:table-cell office:value-type="string" calcext:value-type="string">
            <text:p>chỉ nghe được một bên là sao</text:p>
          </table:table-cell>
          <table:table-cell/>
        </table:table-row>
        <table:table-row table:style-name="ro1">
          <table:table-cell office:value-type="string" calcext:value-type="string">
            <text:p>chỉ nghe được một bên tai phải bên trái dù có led khi sạc nhưng không có cảm ứng không có âm thanh</text:p>
          </table:table-cell>
          <table:table-cell/>
        </table:table-row>
        <table:table-row table:style-name="ro1">
          <table:table-cell office:value-type="string" calcext:value-type="string">
            <text:p>chỉ nghe được tai trái, yêu cầu được đổi trả mong sớm nhận được phản hồi</text:p>
          </table:table-cell>
          <table:table-cell/>
        </table:table-row>
        <table:table-row table:style-name="ro1">
          <table:table-cell office:value-type="string" calcext:value-type="string">
            <text:p>chị nhận đồng hồ xiaomi amazfit bip vào hôm nay nhưng đồng hồ không hoạt động, chị đề nghị cho chị trả lại hàng. chị đính kèm hình ảnh của sản phẩm.</text:p>
          </table:table-cell>
          <table:table-cell/>
        </table:table-row>
        <table:table-row table:style-name="ro1">
          <table:table-cell office:value-type="string" calcext:value-type="string">
            <text:p>chỉ phù hợp với mạng wifi gốc mạnh và ổn định. mạng wifi gia đình thì nên suy nghĩ lại, cứ báo đèn đỏ trong khi để ngay cạnh router wifi gốc ??</text:p>
          </table:table-cell>
          <table:table-cell/>
        </table:table-row>
        <table:table-row table:style-name="ro1">
          <table:table-cell office:value-type="string" calcext:value-type="string">
            <text:p>chỉ sử dụng được 3 tháng đã hư nút click trái, không ngờ sản phẩm tệ như vậy</text:p>
          </table:table-cell>
          <table:table-cell/>
        </table:table-row>
        <table:table-row table:style-name="ro1" table:visibility="filter">
          <table:table-cell office:value-type="string" calcext:value-type="string">
            <text:p>chỉ sử dụng được 3 tháng đã hư nút click trái, không ngờ sản phẩm tệ như vậy</text:p>
          </table:table-cell>
          <table:table-cell/>
        </table:table-row>
        <table:table-row table:style-name="ro1">
          <table:table-cell office:value-type="string" calcext:value-type="string">
            <text:p>chỉ sử dụng được một bên thôi, lúc thì nghe được lúc thì không nghe được</text:p>
          </table:table-cell>
          <table:table-cell/>
        </table:table-row>
        <table:table-row table:style-name="ro1">
          <table:table-cell office:value-type="string" calcext:value-type="string">
            <text:p>chỉ sử dụng đuợc qua kết nối bluetooth, usb đèn cứ chóp liên tục nhưng không sử dụng đuợc. rất thất vọng!</text:p>
          </table:table-cell>
          <table:table-cell/>
        </table:table-row>
        <table:table-row table:style-name="ro3">
          <table:table-cell office:value-type="string" calcext:value-type="string">
            <text:p>chi tiết đơn hàng #768810891 <text:s text:c="2"/>giao hàng thành công toi mua <text:s/>=cáp chuyển đổi hdmi sang vga <text:s text:c="3"/>,,nhung do <text:s/>can gap da ra <text:s/>ch gan nha mua 1 cai khac,,chay ok,,den nay can sd them sp nay moi <text:s/>mang ra <text:s/>sd,,nhung sp mua cua tiki <text:s/>khong <text:s text:c="2"/>sd duoc ??? co the la loi <text:s/>chua check hang khi ban ,,,toi chang biet lam sao ??goi tra thi thu tuc buaxua ??? <text:s/>toi ngi nha ban hang can kiem tra sp that ky truoc khi giao hang..</text:p>
          </table:table-cell>
          <table:table-cell/>
        </table:table-row>
        <table:table-row table:style-name="ro1">
          <table:table-cell office:value-type="string" calcext:value-type="string">
            <text:p>chỉ toàn hư tai nghe bên trái mình dùng cái thứ 2 rồi vẫn thế</text:p>
          </table:table-cell>
          <table:table-cell/>
        </table:table-row>
        <table:table-row table:style-name="ro1">
          <table:table-cell office:value-type="string" calcext:value-type="string">
            <text:p>chỉ vô được lần đầu còn mấy lần sau không dùng được</text:p>
          </table:table-cell>
          <table:table-cell/>
        </table:table-row>
        <table:table-row table:style-name="ro4">
          <table:table-cell office:value-type="string" calcext:value-type="string">
            <text:p>chỉ xài tốt được vài bữa đầu. rồi đâu lại vào đấy wifi cứ chập chờ coi 1 tập phim chờ nửa tiếng. đang coi phim cứ bị đứng. haizz lỡ mua rồi giờ không biết làm sao. lần đầu cảm thấy thất vọng về sản phẩm của tiki!</text:p>
          </table:table-cell>
          <table:table-cell/>
        </table:table-row>
        <table:table-row table:style-name="ro1">
          <table:table-cell office:value-type="string" calcext:value-type="string">
            <text:p>chia 2 cổng nhưng chỉ sử dụng duy nhất được 1 cổng</text:p>
          </table:table-cell>
          <table:table-cell/>
        </table:table-row>
        <table:table-row table:style-name="ro7">
          <table:table-cell office:value-type="string" calcext:value-type="string">
            <text:p>chiều hôm 30/12 mình có đặt mua sản phẩm, thời gian giao hàng 2h ok nhưng sản phẩm giao tới tuy còn seal nhưng là đã đóng lại sau khi qua hải quan, bên trong hộp sạc cực kì bẩn, bẩn vào cả tai nghe, cũng vì vậy mà mình lau sơ và không biết bị trầy, cứ tưởng là vết bẩn. tới nay kiểm tra kĩ mới biết là vết trầy xước, gọi tiki nhờ hỗ trợ thì bị từ chối với lý do đã qua 48 giờ?! đề nghị tiki ghi rõ lên phần thông tin bảo hành là chỉ hỗ trợ đổi trả nếu có lỗi ngoại quan trong vòng 48 giờ sau khi nhận hàng, chứ quy định này phải mò vào mục thông tin đổi trả mới thấy được, còn thì chỉ thấy ghi đổi trả trong 7 ngày nếu sản phẩm lỗi (lỗi ngoại quan thì không tính trong quy định này?) như hình mình đăng kèm, quá mập mờ! mất tiền mà rước bực vào người cũng chỉ vì tin tưởng vào uy tín của tiki, mọi người khi mua hàng trên tiki nên cẩn trọng để tránh bị giao sản phẩm trầy xước cầu may khách hàng chậm phát hiện đến tay ạ</text:p>
          </table:table-cell>
          <table:table-cell/>
        </table:table-row>
        <table:table-row table:style-name="ro4">
          <table:table-cell office:value-type="string" calcext:value-type="string">
            <text:p>chiều nay mình mới nhận được hàng giao trong 2h sử dụng bình thường , đến tối thì máy lỗi không kết nối được với điện thoại dù mình vẫn mở blutooth bình thường reset airpod vẫn không được dù làm theo hướng dẫn trong sách một trải nghiệm quá tệ .</text:p>
          </table:table-cell>
          <table:table-cell/>
        </table:table-row>
        <table:table-row table:style-name="ro1">
          <table:table-cell office:value-type="string" calcext:value-type="string">
            <text:p>chiêu vưa nhân vê nge thư nge đc môt bên tai ak. môt bên hong</text:p>
          </table:table-cell>
          <table:table-cell/>
        </table:table-row>
        <table:table-row table:style-name="ro1">
          <table:table-cell office:value-type="string" calcext:value-type="string">
            <text:p>chỉnh giờ k được.ad hướng dẫn phần chỉnh giờ được k</text:p>
          </table:table-cell>
          <table:table-cell/>
        </table:table-row>
        <table:table-row table:style-name="ro3">
          <table:table-cell office:value-type="string" calcext:value-type="string">
            <text:p>chính sách bảo hành quá tệ. khi sp bị hư bị lỗi gởi 15 ngày vẫn chưa hồi đáp. mặc dù sp chính hãng cua kiti phân phối. liên hệ hẹn 60 ngày giải quyết. hàng chính hãng bảo hành lâu hơn hàng sách tay. lời khuyên nên ra tiệm mua chế độ bảo hành rõ ràng. kiti bán thì được nhưng đến khi bảo hành hóng dài cổ. mất gần 3 tháng để bảo hành điện thoại. thua.</text:p>
          </table:table-cell>
          <table:table-cell/>
        </table:table-row>
        <table:table-row table:style-name="ro4">
          <table:table-cell office:value-type="string" calcext:value-type="string">
            <text:p>cho 1 sao vì thời gian giao hàng quá lâu. 2 sản phẩm liên tiếp rồi. dự kiến giao hàng 4 ngày. book xong tới ngày dự kiến thì đổi tiếp thêm 3 ngày nữa mới giao. mất niềm tin tiki quá. sẽ ko xài tiki app nữa</text:p>
          </table:table-cell>
          <table:table-cell/>
        </table:table-row>
        <table:table-row table:style-name="ro1">
          <table:table-cell office:value-type="string" calcext:value-type="string">
            <text:p>chờ bảo hành dài cổ! chả thấy thông tin cập nhật hay thông báo gì về tình hình hàng hóa.</text:p>
          </table:table-cell>
          <table:table-cell/>
        </table:table-row>
        <table:table-row table:style-name="ro1">
          <table:table-cell office:value-type="string" calcext:value-type="string">
            <text:p>cho đổi được không shop.... sao mà mới mua về sạc không vô ròi kết nối không được....bên nghe bên không</text:p>
          </table:table-cell>
          <table:table-cell/>
        </table:table-row>
        <table:table-row table:style-name="ro1">
          <table:table-cell office:value-type="string" calcext:value-type="string">
            <text:p>cho đổi lại một bên khong nghe</text:p>
          </table:table-cell>
          <table:table-cell/>
        </table:table-row>
        <table:table-row table:style-name="ro1">
          <table:table-cell office:value-type="string" calcext:value-type="string">
            <text:p>cho e đổi hàng đi shop lộn hàng rồi e đặt đen sao bây giờ trắng với hộp mốp tùm lum 1 tai không nge nữa cho e đổi đi buồn shop ghê 😞</text:p>
          </table:table-cell>
          <table:table-cell/>
        </table:table-row>
        <table:table-row table:style-name="ro1">
          <table:table-cell office:value-type="string" calcext:value-type="string">
            <text:p>cho e đổi lại đi ạ ,mới lấy đc hàng mà ko sạc vô pin ạ mong tiki phản hồi nhanh em cho mẹ mà làm vậy chết em rồi</text:p>
          </table:table-cell>
          <table:table-cell/>
        </table:table-row>
        <table:table-row table:style-name="ro1">
          <table:table-cell office:value-type="string" calcext:value-type="string">
            <text:p>cho mình hỏi hiện tại mình đã đặt sac hơn 1 tuần nay và gio trong đơn hàng nó lại ghi là on hold nghĩa là gì vậy tạm dừng vận chuyển à</text:p>
          </table:table-cell>
          <table:table-cell/>
        </table:table-row>
        <table:table-row table:style-name="ro1">
          <table:table-cell office:value-type="string" calcext:value-type="string">
            <text:p>cho mình hỏi hủy giao hàng kiểu gì ạ, mình đặt hàng xog tiki ggi đóng gói sẵn sàng giao hàng những 3 ngày r mà chưa thấy hiện chữ đang giao 😤😤tức quá</text:p>
          </table:table-cell>
          <table:table-cell/>
        </table:table-row>
        <table:table-row table:style-name="ro4">
          <table:table-cell office:value-type="string" calcext:value-type="string">
            <text:p>cho mình hỏi mình mới mua con này về, hôm đầu dùng ok đến hôm sau không kết nối được nữa, mình đã thay pin và vẫn không được, cái đèn đỏ ở dưới chuột không sáng. cho mình hỏi về cách khắc phục hay đổi trả hàng với ạ</text:p>
          </table:table-cell>
          <table:table-cell/>
        </table:table-row>
        <table:table-row table:style-name="ro1">
          <table:table-cell office:value-type="string" calcext:value-type="string">
            <text:p>cho mình hỏi mua về rim vô ổ điện xài lun hay có cài đặt gì ko vậy</text:p>
          </table:table-cell>
          <table:table-cell/>
        </table:table-row>
        <table:table-row table:style-name="ro4">
          <table:table-cell office:value-type="string" calcext:value-type="string">
            <text:p>cho mình hỏi sản phâm mình mua vẫn còn tem bảo hành thì liên hệ đổi trả như thế nào ạ, cáp của mình sạc cứ nhích một tí là bị rời điện, sạc không vào ạ. mình lúc mua thấy ghi bảo hành 18 tháng, mình vẫn còn lịch sử mua thì khồn biết đổi trả như thế nào ạ.</text:p>
          </table:table-cell>
          <table:table-cell/>
        </table:table-row>
        <table:table-row table:style-name="ro1">
          <table:table-cell office:value-type="string" calcext:value-type="string">
            <text:p>cho mình hỏi sim lắp vào dùng đc 1 ngày chạy mạnh hôm sau ko dùng đc lý do là vì sao ạ????</text:p>
          </table:table-cell>
          <table:table-cell/>
        </table:table-row>
        <table:table-row table:style-name="ro1">
          <table:table-cell office:value-type="string" calcext:value-type="string">
            <text:p>cho mình hỏi tại sao mua về chỉ nghe được một bên tai nghe, khi reset cũng chỉ 1 bên tai nghe sáng đèn, có ohair sản phẩm bị lỗi ko ạ ??</text:p>
          </table:table-cell>
          <table:table-cell/>
        </table:table-row>
        <table:table-row table:style-name="ro1">
          <table:table-cell office:value-type="string" calcext:value-type="string">
            <text:p>cho mình trả lại ổ ssd này chứ tốc độ như vậy mình dùng hdd nhanh hơn</text:p>
          </table:table-cell>
          <table:table-cell/>
        </table:table-row>
        <table:table-row table:style-name="ro1">
          <table:table-cell office:value-type="string" calcext:value-type="string">
            <text:p>cho pin có sẵn trong con chuột mà không lên điện, mình chưa xài chuột k dây bao giờ. hay do chuột bị hư</text:p>
          </table:table-cell>
          <table:table-cell/>
        </table:table-row>
        <table:table-row table:style-name="ro1">
          <table:table-cell office:value-type="string" calcext:value-type="string">
            <text:p>cho sem sản phẩm mà ko cho trả hàng</text:p>
          </table:table-cell>
          <table:table-cell/>
        </table:table-row>
        <table:table-row table:style-name="ro1">
          <table:table-cell office:value-type="string" calcext:value-type="string">
            <text:p>chơi dùng nhưng mở ra mất 3 con ốc cảm giác máy tầm lỏng lẻo . 1 sao</text:p>
          </table:table-cell>
          <table:table-cell/>
        </table:table-row>
        <table:table-row table:style-name="ro1">
          <table:table-cell office:value-type="string" calcext:value-type="string">
            <text:p>chơi game còn khó hơn choi bang tay</text:p>
          </table:table-cell>
          <table:table-cell/>
        </table:table-row>
        <table:table-row table:style-name="ro1">
          <table:table-cell office:value-type="string" calcext:value-type="string">
            <text:p>chơi game mở mic nói chuyện nghe cực nhỏ. gắn phone khác nghe bình thường</text:p>
          </table:table-cell>
          <table:table-cell/>
        </table:table-row>
        <table:table-row table:style-name="ro1">
          <table:table-cell office:value-type="string" calcext:value-type="string">
            <text:p>chọn quà tăng và viết thông điệp giáng sinh, nhưng khi nhận thì không có bất kì gói quà hay thiệp gì hết.</text:p>
          </table:table-cell>
          <table:table-cell/>
        </table:table-row>
        <table:table-row table:style-name="ro4">
          <table:table-cell office:value-type="string" calcext:value-type="string">
            <text:p>chọn tiki now giao hàng đã trễ mà con giao sản phẩm lỗi. yêu cầu đổi hàng thì phải gọi 3 cuộc mới lấy lại xong đợi nhà sản xuất check lại. từ lúc đổi trả cho tới hiện tại là hơn 1 tuần. không phản hồi cũng không nhận lại được gì. gọi tông đài cho ngje nhạc đã luôn.</text:p>
          </table:table-cell>
          <table:table-cell/>
        </table:table-row>
        <table:table-row table:style-name="ro1">
          <table:table-cell office:value-type="string" calcext:value-type="string">
            <text:p>chống điếc là tính năng chính của chiếc tai nghe bluetooth 127 này</text:p>
          </table:table-cell>
          <table:table-cell/>
        </table:table-row>
        <table:table-row table:style-name="ro1">
          <table:table-cell office:value-type="string" calcext:value-type="string">
            <text:p>chóng hỏng</text:p>
          </table:table-cell>
          <table:table-cell/>
        </table:table-row>
        <table:table-row table:style-name="ro1">
          <table:table-cell office:value-type="string" calcext:value-type="string">
            <text:p>chữ nước ngoài kg sử dụng đc</text:p>
          </table:table-cell>
          <table:table-cell/>
        </table:table-row>
        <table:table-row table:style-name="ro1">
          <table:table-cell office:value-type="string" calcext:value-type="string">
            <text:p>chưa bàn đến chất lượng sản phẩm nhưng chất lượng dịch vụ của ghn quá kém. cần tiki khắc phục!</text:p>
          </table:table-cell>
          <table:table-cell/>
        </table:table-row>
        <table:table-row table:style-name="ro3">
          <table:table-cell office:value-type="string" calcext:value-type="string">
            <text:p>chưa cần biết tiki nhập nguồn hàng như nào, cũng chưa xét đến tem fpt trên sản phẩm là thật hay giả, nhưng chất lượng sản phẩm kém, mọi người lưu ý. so sánh với cùng con kingston 3.0 dt100g3 32gb mình mua cách đây 4 năm chất lượng khác 1 trời 1 vực. tốc độ chỉ ngang 2.0 và trồi sụp liên tục. thấy hàng rẻ thì mua thử xem như nào thôi, nhưng tiki làm ăn mất uy tín quá.</text:p>
          </table:table-cell>
          <table:table-cell/>
        </table:table-row>
        <table:table-row table:style-name="ro1">
          <table:table-cell office:value-type="string" calcext:value-type="string">
            <text:p>chua chat luong</text:p>
          </table:table-cell>
          <table:table-cell/>
        </table:table-row>
        <table:table-row table:style-name="ro1">
          <table:table-cell office:value-type="string" calcext:value-type="string">
            <text:p>chưa chỉnh sửa được, mới xài có 2 3 tháng mà đã hư rồi. dỡ lắm nhé các bạn</text:p>
          </table:table-cell>
          <table:table-cell/>
        </table:table-row>
        <table:table-row table:style-name="ro1">
          <table:table-cell office:value-type="string" calcext:value-type="string">
            <text:p>chưa có hoa đơn mua chuột và giấy bảo hành sản phẩm</text:p>
          </table:table-cell>
          <table:table-cell/>
        </table:table-row>
        <table:table-row table:style-name="ro1">
          <table:table-cell office:value-type="string" calcext:value-type="string">
            <text:p>chưa dùng đã hết pin</text:p>
          </table:table-cell>
          <table:table-cell/>
        </table:table-row>
        <table:table-row table:style-name="ro3">
          <table:table-cell office:value-type="string" calcext:value-type="string">
            <text:p>chưa dùng đã hỏng, chỉ nghe được 1 bên. thêm nữa là bán hàng đểu. mua i12 là bán i11, nhìn bề ngoài khó phân biệt nhưng các bạn lên mạng tìm hiểu sẽ thấy khác nhau. công nhận giá tiền rẻ nên ko thể đòi hỏi chất lượng cao, nhưng ít ra thì cũng phải dùng được chứ ko phải là đồ hư hỏng, lại còn lừa người mua. mong tiki nên tìm hiểu kỉ những thể loại shop bán đồ như này để loại bỏ sớm nếu ko lại càng mất uy tím!</text:p>
          </table:table-cell>
          <table:table-cell/>
        </table:table-row>
        <table:table-row table:style-name="ro1">
          <table:table-cell office:value-type="string" calcext:value-type="string">
            <text:p>chưa dùng đã hỏng. quá tệ. nhận hàng mở nguồn lên xong sập nguồn luôn . sạc pin cũng ko mở lên được. <text:s/>cho mình hỏi đổi lại như nào? vừa dùng dk 2 tiếng.</text:p>
          </table:table-cell>
          <table:table-cell/>
        </table:table-row>
        <table:table-row table:style-name="ro1">
          <table:table-cell office:value-type="string" calcext:value-type="string">
            <text:p>chưa dùng dc đã hỏng bọn lừa đảo thế mà cũng cho đăng</text:p>
          </table:table-cell>
          <table:table-cell/>
        </table:table-row>
        <table:table-row table:style-name="ro1">
          <table:table-cell office:value-type="string" calcext:value-type="string">
            <text:p>chưa dùng nên không biết có tốt không</text:p>
          </table:table-cell>
          <table:table-cell/>
        </table:table-row>
        <table:table-row table:style-name="ro4">
          <table:table-cell office:value-type="string" calcext:value-type="string">
            <text:p>chưa dùng thử nhưng chỉ cần đóng gói đồ điện tử như thế này rất đáng cho 1*, hàng thì bé rồi cho vào hộp rất là to và không có 1 cái gì gọi là chống sốc với hàng điện tử. chỉ cần động 1 chút là lộc cà lộc cộc trong hộp. quá thể đáng.</text:p>
          </table:table-cell>
          <table:table-cell/>
        </table:table-row>
        <table:table-row table:style-name="ro1">
          <table:table-cell office:value-type="string" calcext:value-type="string">
            <text:p>chưa được 2 tiếng tắt ngúm luôn rồi...... giờ phải làm sao ????</text:p>
          </table:table-cell>
          <table:table-cell/>
        </table:table-row>
        <table:table-row table:style-name="ro1">
          <table:table-cell office:value-type="string" calcext:value-type="string">
            <text:p>chưa được 2 tuần, màn hình đã bị đứt. cảm thấy khá thất vọng</text:p>
          </table:table-cell>
          <table:table-cell/>
        </table:table-row>
        <table:table-row table:style-name="ro3">
          <table:table-cell office:value-type="string" calcext:value-type="string">
            <text:p>chưa được hài lòng về chất lượng sản phẩm. từ khâu mua hàng đến khi sử dụng. mua hàng thì hệ hống báo lỗi, lúc được lúc không, gọi lên tổng đài nhờ hỗ trợ thì phản hồi 1 cách rất công thức mà không hề kiểm tra thực tế phản hồi của khách hàng. <text:s text:c="2"/>ổ cứng sử dụng tốc độ ghi không như thông số ban đầu. khởi động lại rất lâu. lâu hơn cả ổ hdd. chắc có thể do mình đen. <text:s text:c="3"/>mình đặt 2 loại, cái sau chưa về chưa biết như nào.</text:p>
          </table:table-cell>
          <table:table-cell/>
        </table:table-row>
        <table:table-row table:style-name="ro1">
          <table:table-cell office:value-type="string" calcext:value-type="string">
            <text:p>chưa gì đã bị sút ra rồi</text:p>
          </table:table-cell>
          <table:table-cell/>
        </table:table-row>
        <table:table-row table:style-name="ro1">
          <table:table-cell office:value-type="string" calcext:value-type="string">
            <text:p>chua gi het bi tray son nhin thay ro,day dwo son loai son gi ma moi deo va dan may cai la bi tray tua lua het</text:p>
          </table:table-cell>
          <table:table-cell/>
        </table:table-row>
        <table:table-row table:style-name="ro1">
          <table:table-cell office:value-type="string" calcext:value-type="string">
            <text:p>chưa hoàn thiện chán</text:p>
          </table:table-cell>
          <table:table-cell/>
        </table:table-row>
        <table:table-row table:style-name="ro4">
          <table:table-cell office:value-type="string" calcext:value-type="string">
            <text:p>chưa khui hộp nhưng 1 sao chắc chắn nhé vì giao trễ cả tuần, làm lỡ biết bao là việc cần sử dụng sản phẩm của khách hàng. cũng không hề chủ động liên lạc mà đợi khách hỏi 5 lần 7 lượt. đã nhiều lần mua sp từ tiki trading nhưng lần này làm mất hoàn toàn sự tin tưởng.</text:p>
          </table:table-cell>
          <table:table-cell/>
        </table:table-row>
        <table:table-row table:style-name="ro1">
          <table:table-cell office:value-type="string" calcext:value-type="string">
            <text:p>chưa khui ra dùng nhưng bề ngoài hộp vừa cũ bụi, vừa móp méo. cảm thấy thật thất vọng về đợt hàng này của tiki. hi vọng tiki có phương pháp kiểm soát tốt hơn.</text:p>
          </table:table-cell>
          <table:table-cell/>
        </table:table-row>
        <table:table-row table:style-name="ro1">
          <table:table-cell office:value-type="string" calcext:value-type="string">
            <text:p>chưa kịp sử dụng đã bị gãy chân đỡ. sản phẩm kém chất lượng</text:p>
          </table:table-cell>
          <table:table-cell/>
        </table:table-row>
        <table:table-row table:style-name="ro1">
          <table:table-cell office:value-type="string" calcext:value-type="string">
            <text:p>chưa lần nào thấy thất vọng như vậy mua hàng mở ra xem kính bể nát hết <text:s/>đóng gói cũng kỉ mà k pik s mà bể hết</text:p>
          </table:table-cell>
          <table:table-cell/>
        </table:table-row>
        <table:table-row table:style-name="ro1">
          <table:table-cell office:value-type="string" calcext:value-type="string">
            <text:p>chưa nghe hết 3 bài mà đã hết pin rồi không hài lòng về sản phẩm chút này cả</text:p>
          </table:table-cell>
          <table:table-cell/>
        </table:table-row>
        <table:table-row table:style-name="ro1">
          <table:table-cell office:value-type="string" calcext:value-type="string">
            <text:p>chưa nhận dc hàng đã báo nhận rồi 😔</text:p>
          </table:table-cell>
          <table:table-cell/>
        </table:table-row>
        <table:table-row table:style-name="ro1">
          <table:table-cell office:value-type="string" calcext:value-type="string">
            <text:p>chưa nhận dc hàng mà hệ thống báo giao hàng thành công là sao ta? cần sự giải thích của tiki</text:p>
          </table:table-cell>
          <table:table-cell/>
        </table:table-row>
        <table:table-row table:style-name="ro1">
          <table:table-cell office:value-type="string" calcext:value-type="string">
            <text:p>chưa nhận đc hàng trả đổi</text:p>
          </table:table-cell>
          <table:table-cell/>
        </table:table-row>
        <table:table-row table:style-name="ro1">
          <table:table-cell office:value-type="string" calcext:value-type="string">
            <text:p>chưa nhận được hàng</text:p>
          </table:table-cell>
          <table:table-cell/>
        </table:table-row>
        <table:table-row table:style-name="ro1">
          <table:table-cell office:value-type="string" calcext:value-type="string">
            <text:p>chưa nhận được hàng mà đã báo đơn hàng thành công</text:p>
          </table:table-cell>
          <table:table-cell/>
        </table:table-row>
        <table:table-row table:style-name="ro1">
          <table:table-cell office:value-type="string" calcext:value-type="string">
            <text:p>chưa nhận được hàng nhưng ở app tiki báo là đã giao thành công. còn đăng ký trả góp thì qua ngân hàng lại thành trả toàn bộ số tiền. thực sự hơi thất vọng.</text:p>
          </table:table-cell>
          <table:table-cell/>
        </table:table-row>
        <table:table-row table:style-name="ro1">
          <table:table-cell office:value-type="string" calcext:value-type="string">
            <text:p>chưa nhận được hàng trong khi đã thanh toán và ghi đã giao hàng thành công?làm việc như này mà được à</text:p>
          </table:table-cell>
          <table:table-cell/>
        </table:table-row>
        <table:table-row table:style-name="ro1">
          <table:table-cell office:value-type="string" calcext:value-type="string">
            <text:p>chưa nhận được hàng. tiki vui lòng <text:s/>kiểm tra đơn hàng!</text:p>
          </table:table-cell>
          <table:table-cell/>
        </table:table-row>
        <table:table-row table:style-name="ro1">
          <table:table-cell office:value-type="string" calcext:value-type="string">
            <text:p>chưa nhận được hoá đơn</text:p>
          </table:table-cell>
          <table:table-cell/>
        </table:table-row>
        <table:table-row table:style-name="ro1">
          <table:table-cell office:value-type="string" calcext:value-type="string">
            <text:p>chưa sài mà pin phù.đặt màu đen lại đưa màu trắng làm ăn gì sống nhăn vậy</text:p>
          </table:table-cell>
          <table:table-cell/>
        </table:table-row>
        <table:table-row table:style-name="ro1" table:visibility="filter">
          <table:table-cell office:value-type="string" calcext:value-type="string">
            <text:p>chưa sài mà pin phù.đặt màu đen lại đưa màu trắng làm ăn gì sống nhăn vậy</text:p>
          </table:table-cell>
          <table:table-cell/>
        </table:table-row>
        <table:table-row table:style-name="ro1">
          <table:table-cell office:value-type="string" calcext:value-type="string">
            <text:p>chua su dung</text:p>
          </table:table-cell>
          <table:table-cell/>
        </table:table-row>
        <table:table-row table:style-name="ro1">
          <table:table-cell office:value-type="string" calcext:value-type="string">
            <text:p>chuẩn hàng tấc độ còn ko cả bằng cái usb 2.0 tấc độ rõ là rùa ghi được 2 lần lỗi</text:p>
          </table:table-cell>
          <table:table-cell/>
        </table:table-row>
        <table:table-row table:style-name="ro1">
          <table:table-cell office:value-type="string" calcext:value-type="string">
            <text:p>chức năng sản phẩm ok. nhưng sản phẩm khui hộp đàng hoàng mà nhìn như xài rồi, trầy <text:s/>xước và dơ ....</text:p>
          </table:table-cell>
          <table:table-cell/>
        </table:table-row>
        <table:table-row table:style-name="ro1">
          <table:table-cell office:value-type="string" calcext:value-type="string">
            <text:p>chui để cắm dây tai nghe vào không được, cực kì kém chất lượng. cần tiki giúp trả hàng</text:p>
          </table:table-cell>
          <table:table-cell/>
        </table:table-row>
        <table:table-row table:style-name="ro1">
          <table:table-cell office:value-type="string" calcext:value-type="string">
            <text:p>chuông quá bé, không hài lòng</text:p>
          </table:table-cell>
          <table:table-cell/>
        </table:table-row>
        <table:table-row table:style-name="ro1">
          <table:table-cell office:value-type="string" calcext:value-type="string">
            <text:p>chuột <text:s/>không vừa mái tính</text:p>
          </table:table-cell>
          <table:table-cell/>
        </table:table-row>
        <table:table-row table:style-name="ro1">
          <table:table-cell office:value-type="string" calcext:value-type="string">
            <text:p>chuột bị đơ giật trên macbook pro ko biết shop có phương án xử lý ko ?</text:p>
          </table:table-cell>
          <table:table-cell/>
        </table:table-row>
        <table:table-row table:style-name="ro1">
          <table:table-cell office:value-type="string" calcext:value-type="string">
            <text:p>chuột bị lỗi, cứ 2 ngày phải thay 1 cục mới aa, giờ bảo hành thế nào đây ạ? có được áp dụng bảo hành chính hãng hay không ?</text:p>
          </table:table-cell>
          <table:table-cell/>
        </table:table-row>
        <table:table-row table:style-name="ro1">
          <table:table-cell office:value-type="string" calcext:value-type="string">
            <text:p>chuột bị lỗi, được tiki hoàn tiền. chuột dùng tốt trong tầm giá.</text:p>
          </table:table-cell>
          <table:table-cell/>
        </table:table-row>
        <table:table-row table:style-name="ro1">
          <table:table-cell office:value-type="string" calcext:value-type="string">
            <text:p>chuột bị lỗi, lăn không chạy, hoặc chạy lung tung ..</text:p>
          </table:table-cell>
          <table:table-cell/>
        </table:table-row>
        <table:table-row table:style-name="ro4">
          <table:table-cell office:value-type="string" calcext:value-type="string">
            <text:p>chuột bị mở để dán tem mình hiểu okay, nhưng hộp chuột cũ và khác serial number với chuột, feed chuột bị trầy xước, cảm giác nhận chuột không vui chút nào, nhưng đi công tác cần gấp nên mình giữ lại dùng, tiki nên rà soát nhà cung cấp để đảm bảo sản phẩm đồng bộ và mới. chuột của mình được cung cấp bởi "it chính hãng".</text:p>
          </table:table-cell>
          <table:table-cell/>
        </table:table-row>
        <table:table-row table:style-name="ro1">
          <table:table-cell office:value-type="string" calcext:value-type="string">
            <text:p>chuột bị một vấn đề rất lạ, sau khi cắm usb và sử dụng thì mạng của laptop có dấu hiệu bị chậm và lag nhưng khi rút usb ra không sử dụng nữa thì bình thường</text:p>
          </table:table-cell>
          <table:table-cell/>
        </table:table-row>
        <table:table-row table:style-name="ro1">
          <table:table-cell office:value-type="string" calcext:value-type="string">
            <text:p>chuột bị ngắt kết nối liên tục trong khi dùng. tôi đã tra cứu trên mạng nhưng không thể sửa lỗi</text:p>
          </table:table-cell>
          <table:table-cell/>
        </table:table-row>
        <table:table-row table:style-name="ro1">
          <table:table-cell office:value-type="string" calcext:value-type="string">
            <text:p>chuột bị ngắt kết nối. dùng khoảng 30 60 phút ngắt kết nối 1 lần. tệ.</text:p>
          </table:table-cell>
          <table:table-cell/>
        </table:table-row>
        <table:table-row table:style-name="ro1">
          <table:table-cell office:value-type="string" calcext:value-type="string">
            <text:p>chuột cầm hơi nhỏ phím ko kêu có cảm giác như bấm vào tấm cao su vậy</text:p>
          </table:table-cell>
          <table:table-cell/>
        </table:table-row>
        <table:table-row table:style-name="ro4">
          <table:table-cell office:value-type="string" calcext:value-type="string">
            <text:p>chuột cầm khá vừa tay, được đóng gói cẩn thận. tuy nhiên chuột bị lỗi nhảy con trỏ do kết nối giữa chuột và reciever có vấn đề, thỉnh thoảng khi di chuyển chuột, con trỏ đứng yên nhưng khoảng 1s sau thì con trỏ nhảy gần theo vị trí di chuyển trước. dùng hết sức khó chịu</text:p>
          </table:table-cell>
          <table:table-cell/>
        </table:table-row>
        <table:table-row table:style-name="ro4">
          <table:table-cell office:value-type="string" calcext:value-type="string">
            <text:p>chuột có hiện tượng click lung tung. ban đầu mình tưởng là do tay chạm phải touchpad, cho đến khi bạn của mình mượn <text:s/>)) khuyên mọi người ko nên mua. mình xài cực kì ít vì nhà có pc, mình mua để xài cùng laptop vs tác vụ văn phòng. con lăn thì tệ vô cùng</text:p>
          </table:table-cell>
          <table:table-cell/>
        </table:table-row>
        <table:table-row table:style-name="ro4">
          <table:table-cell office:value-type="string" calcext:value-type="string">
            <text:p>chuột có hiện tượng click lung tung. ban đầu mình tưởng là do tay chạm phải touchpad, cho đến khi bạn của mình mượn =)))) khuyên mọi người ko nên mua. mình xài cực kì ít vì nhà có pc, mình mua để xài cùng laptop vs tác vụ văn phòng. con lăn thì tệ vô cùng</text:p>
          </table:table-cell>
          <table:table-cell/>
        </table:table-row>
        <table:table-row table:style-name="ro1">
          <table:table-cell office:value-type="string" calcext:value-type="string">
            <text:p>chuột cũ ????</text:p>
          </table:table-cell>
          <table:table-cell/>
        </table:table-row>
        <table:table-row table:style-name="ro1">
          <table:table-cell office:value-type="string" calcext:value-type="string">
            <text:p>chuột cũ, đế chuột sứt xát bẩn thỉu. hộp thì rách, bẩn. thân chuột đầy bụi. báo tiki đổi trả gần 1 tuần vẫn chưa thấy có nhân viên đến lấy lại hàng. thất vọng toàn tập</text:p>
          </table:table-cell>
          <table:table-cell/>
        </table:table-row>
        <table:table-row table:style-name="ro1">
          <table:table-cell office:value-type="string" calcext:value-type="string">
            <text:p>chuột đã bị hư sau 6 tháng sử dụng. trước đó cũng hay bị mất kết nối. không biết tiki sẽ bảo hành như thế nào?</text:p>
          </table:table-cell>
          <table:table-cell/>
        </table:table-row>
        <table:table-row table:style-name="ro1">
          <table:table-cell office:value-type="string" calcext:value-type="string">
            <text:p>chuột đã qua sử dụng đế cao su phía dưới bị mòn và trầy khá nhiều, rất thất vọng về sản phẩm lần này</text:p>
          </table:table-cell>
          <table:table-cell/>
        </table:table-row>
        <table:table-row table:style-name="ro1">
          <table:table-cell office:value-type="string" calcext:value-type="string">
            <text:p>chuột đểu <text:s text:c="2"/>dùng chuột không thật tay <text:s text:c="2"/>dùng ức chế lắm <text:s text:c="2"/>mình đặt chuột này 2 lần ở tiki toàn hàng lởm. nản luôn</text:p>
          </table:table-cell>
          <table:table-cell/>
        </table:table-row>
        <table:table-row table:style-name="ro1">
          <table:table-cell office:value-type="string" calcext:value-type="string">
            <text:p>chuột di chuyển không đúng theo ý muốn. đúng là tiền nào của nấy <text:s/>.</text:p>
          </table:table-cell>
          <table:table-cell/>
        </table:table-row>
        <table:table-row table:style-name="ro1">
          <table:table-cell office:value-type="string" calcext:value-type="string">
            <text:p>chuột dùng cũng tạm thui, kéo con lăn kêu lớn tiếng quá</text:p>
          </table:table-cell>
          <table:table-cell/>
        </table:table-row>
        <table:table-row table:style-name="ro1">
          <table:table-cell office:value-type="string" calcext:value-type="string">
            <text:p>chuột dùng đểu, nhẹ di chuyển k mượt bị vấp </text:p>
          </table:table-cell>
          <table:table-cell/>
        </table:table-row>
        <table:table-row table:style-name="ro1">
          <table:table-cell office:value-type="string" calcext:value-type="string">
            <text:p>chuột dùng được 3 tháng thì bong lớp đệm ở vị trí đặt ngón tay cái, đem đi bảo hành thì bị tháo ra hỏng hết chân chuột, thất vọng với tki quá.</text:p>
          </table:table-cell>
          <table:table-cell/>
        </table:table-row>
        <table:table-row table:style-name="ro1" table:visibility="filter">
          <table:table-cell office:value-type="string" calcext:value-type="string">
            <text:p>chuột dùng được 3 tháng thì bong lớp đệm ở vị trí đặt ngón tay cái, đem đi bảo hành thì bị tháo ra hỏng hết chân chuột, thất vọng với tki quá.</text:p>
          </table:table-cell>
          <table:table-cell/>
        </table:table-row>
        <table:table-row table:style-name="ro1">
          <table:table-cell office:value-type="string" calcext:value-type="string">
            <text:p>chuột dùng gì mà chỉ cần lắc nhẹ cái là đơ. test ở nhiều máy rồi mà vẫn thế. dùng mà phải nâng như nâng trứng. rõ chán.</text:p>
          </table:table-cell>
          <table:table-cell/>
        </table:table-row>
        <table:table-row table:style-name="ro4">
          <table:table-cell office:value-type="string" calcext:value-type="string">
            <text:p>chuột dùng ok nhưng bốn miếng đệm bên dưới đã bị mòn xước rất nhiều chứng tỏ chuộc này đã qua sử dụng. mua hàng trên tiki nhiều nhưng đây là lần đầu cảm thấy thất vọng.</text:p>
          </table:table-cell>
          <table:table-cell/>
        </table:table-row>
        <table:table-row table:style-name="ro4" table:visibility="filter">
          <table:table-cell office:value-type="string" calcext:value-type="string">
            <text:p>chuột dùng ok nhưng bốn miếng đệm bên dưới đã bị mòn xước rất nhiều chứng tỏ chuộc này đã qua sử dụng. mua hàng trên tiki nhiều nhưng đây là lần đầu cảm thấy thất vọng.</text:p>
          </table:table-cell>
          <table:table-cell/>
        </table:table-row>
        <table:table-row table:style-name="ro1">
          <table:table-cell office:value-type="string" calcext:value-type="string">
            <text:p>chuột dùng sau mootjt thời gian bị bung vỏ, rất xấu</text:p>
          </table:table-cell>
          <table:table-cell/>
        </table:table-row>
        <table:table-row table:style-name="ro1">
          <table:table-cell office:value-type="string" calcext:value-type="string">
            <text:p>chuột gắn vào nhưng không sáng đèn, nhờ tiki hỗ trợ giúp ạ</text:p>
          </table:table-cell>
          <table:table-cell/>
        </table:table-row>
        <table:table-row table:style-name="ro1" table:visibility="filter">
          <table:table-cell office:value-type="string" calcext:value-type="string">
            <text:p>chuột gắn vào nhưng không sáng đèn, nhờ tiki hỗ trợ giúp ạ</text:p>
          </table:table-cell>
          <table:table-cell/>
        </table:table-row>
        <table:table-row table:style-name="ro1">
          <table:table-cell office:value-type="string" calcext:value-type="string">
            <text:p>chuột hay bị tình trạng double click mặc dù đã thay pin mới!</text:p>
          </table:table-cell>
          <table:table-cell/>
        </table:table-row>
        <table:table-row table:style-name="ro1">
          <table:table-cell office:value-type="string" calcext:value-type="string">
            <text:p>chuột hỏng con lăn, bàn phím chậm</text:p>
          </table:table-cell>
          <table:table-cell/>
        </table:table-row>
        <table:table-row table:style-name="ro1">
          <table:table-cell office:value-type="string" calcext:value-type="string">
            <text:p>chuột kém. sản phẩm bị liệt mất nút bên phải. mong tiki phản hồi</text:p>
          </table:table-cell>
          <table:table-cell/>
        </table:table-row>
        <table:table-row table:style-name="ro4">
          <table:table-cell office:value-type="string" calcext:value-type="string">
            <text:p>chuột kết nối bluetooth không ổn định. mình kết nối với macbook pro 2019 thấy chập chờn thường xuyên bị mất kết nối. do tìm thiết bị rất lâu. cho hỏi mình có thể đổi trả được không? mình mua ngày 25 tháng 3. rất mong được hỗ trợ</text:p>
          </table:table-cell>
          <table:table-cell/>
        </table:table-row>
        <table:table-row table:style-name="ro4" table:visibility="filter">
          <table:table-cell office:value-type="string" calcext:value-type="string">
            <text:p>chuột kết nối bluetooth không ổn định. mình kết nối với macbook pro 2019 thấy chập chờn thường xuyên bị mất kết nối. do tìm thiết bị rất lâu. cho hỏi mình có thể đổi trả được không? mình mua ngày 25 tháng 3. rất mong được hỗ trợ</text:p>
          </table:table-cell>
          <table:table-cell/>
        </table:table-row>
        <table:table-row table:style-name="ro1">
          <table:table-cell office:value-type="string" calcext:value-type="string">
            <text:p>chuột khi giao đã hỏng không dùng được. mình bực lắm</text:p>
          </table:table-cell>
          <table:table-cell/>
        </table:table-row>
        <table:table-row table:style-name="ro4">
          <table:table-cell office:value-type="string" calcext:value-type="string">
            <text:p>chuột khó dùng, cứng, con lăn cũng khó lăn, mình xài một ngày xong đau hết cả tay. bạn nào mà xài để làm văn phòng thường xuyên phải xài chuột thì không nên mua loại này nha.</text:p>
          </table:table-cell>
          <table:table-cell/>
        </table:table-row>
        <table:table-row table:style-name="ro4" table:visibility="filter">
          <table:table-cell office:value-type="string" calcext:value-type="string">
            <text:p>chuột khó dùng, cứng, con lăn cũng khó lăn, mình xài một ngày xong đau hết cả tay. bạn nào mà xài để làm văn phòng thường xuyên phải xài chuột thì không nên mua loại này nha.</text:p>
          </table:table-cell>
          <table:table-cell/>
        </table:table-row>
        <table:table-row table:style-name="ro1">
          <table:table-cell office:value-type="string" calcext:value-type="string">
            <text:p>chuột không có đèn</text:p>
          </table:table-cell>
          <table:table-cell/>
        </table:table-row>
        <table:table-row table:style-name="ro1">
          <table:table-cell office:value-type="string" calcext:value-type="string">
            <text:p>chuột không dùng được, không hài lòng</text:p>
          </table:table-cell>
          <table:table-cell/>
        </table:table-row>
        <table:table-row table:style-name="ro1">
          <table:table-cell office:value-type="string" calcext:value-type="string">
            <text:p>chuột không dùng được. mua chuột về để ngắm thôi <text:s/>.</text:p>
          </table:table-cell>
          <table:table-cell/>
        </table:table-row>
        <table:table-row table:style-name="ro1">
          <table:table-cell office:value-type="string" calcext:value-type="string">
            <text:p>chuột không được nhạy, bị giật, nhảy lung tung. tuy nhiên mẫu mã đẹp.</text:p>
          </table:table-cell>
          <table:table-cell/>
        </table:table-row>
        <table:table-row table:style-name="ro1">
          <table:table-cell office:value-type="string" calcext:value-type="string">
            <text:p>chuột không kết nối được với máy tính. mong công ty đổi hàng.</text:p>
          </table:table-cell>
          <table:table-cell/>
        </table:table-row>
        <table:table-row table:style-name="ro1" table:visibility="filter">
          <table:table-cell office:value-type="string" calcext:value-type="string">
            <text:p>chuột không kết nối được với máy tính. mong công ty đổi hàng.</text:p>
          </table:table-cell>
          <table:table-cell/>
        </table:table-row>
        <table:table-row table:style-name="ro1">
          <table:table-cell office:value-type="string" calcext:value-type="string">
            <text:p>chuột không lên đèn. phải làm sao để đổi bây giờ shop ơi ?</text:p>
          </table:table-cell>
          <table:table-cell/>
        </table:table-row>
        <table:table-row table:style-name="ro1">
          <table:table-cell office:value-type="string" calcext:value-type="string">
            <text:p>chuột không nhận chỉ có phím nhận thôi yêu cầu shop đổi hàng đóng gói đẹp rồi nhưng chuột không nhận máy</text:p>
          </table:table-cell>
          <table:table-cell/>
        </table:table-row>
        <table:table-row table:style-name="ro1">
          <table:table-cell office:value-type="string" calcext:value-type="string">
            <text:p>chuột không nhậy tí nào. kém quá. <text:s/>chuột quét chậm k dụng đc gì</text:p>
          </table:table-cell>
          <table:table-cell/>
        </table:table-row>
        <table:table-row table:style-name="ro1">
          <table:table-cell office:value-type="string" calcext:value-type="string">
            <text:p>chuột không sử dụng được, box cũ và đầy bụi. quá thất vọng về tiki, mua hàng bao lâu không ngờ bị troll như vậy.</text:p>
          </table:table-cell>
          <table:table-cell/>
        </table:table-row>
        <table:table-row table:style-name="ro1">
          <table:table-cell office:value-type="string" calcext:value-type="string">
            <text:p>chuột không tương thik vs máy tính bảng. mua về căm vào chạy lung tung trên màn hình k theo ý chỉnh đc. tiêu tan 120 ngàn</text:p>
          </table:table-cell>
          <table:table-cell/>
        </table:table-row>
        <table:table-row table:style-name="ro1">
          <table:table-cell office:value-type="string" calcext:value-type="string">
            <text:p>chuột không tương xứng với giá mua, nhựa đểu dùng lỏng tay. chuột cũng nhỏ so, sài lỏn tỏn trong tay. nói chung là chán!</text:p>
          </table:table-cell>
          <table:table-cell/>
        </table:table-row>
        <table:table-row table:style-name="ro4">
          <table:table-cell office:value-type="string" calcext:value-type="string">
            <text:p>chuột khui ra đã trầy sước miếng nhựa lót, nghi là hàng xài rồi đóng lại bán cho khách như hàng mới. cuộn chuột trơn tuột tuột k có khấc xài rất là ức chế, mang tiếng silient nhưng bấm vẫn khá ồn, thà đem tiền mua con m331 còn hơn. kiểu dáng thiết kế cầm cực kỳ mỏi tay. ae nào tính mua thì suy nghĩ lại nhé</text:p>
          </table:table-cell>
          <table:table-cell/>
        </table:table-row>
        <table:table-row table:style-name="ro1">
          <table:table-cell office:value-type="string" calcext:value-type="string">
            <text:p>chuột ko bền. không nên mua</text:p>
          </table:table-cell>
          <table:table-cell/>
        </table:table-row>
        <table:table-row table:style-name="ro1" table:visibility="filter">
          <table:table-cell office:value-type="string" calcext:value-type="string">
            <text:p>chuột ko bền. không nên mua</text:p>
          </table:table-cell>
          <table:table-cell/>
        </table:table-row>
        <table:table-row table:style-name="ro1">
          <table:table-cell office:value-type="string" calcext:value-type="string">
            <text:p>chuột ko nhạy như giới thiệu, thời gian đáp ứng qua cham, chất lượng qua tệ, đề nghị <text:s/>thu hồi sp</text:p>
          </table:table-cell>
          <table:table-cell/>
        </table:table-row>
        <table:table-row table:style-name="ro1">
          <table:table-cell office:value-type="string" calcext:value-type="string">
            <text:p>chuột ko xài đc. shop làm ăn gì kỳ zậy</text:p>
          </table:table-cell>
          <table:table-cell/>
        </table:table-row>
        <table:table-row table:style-name="ro1">
          <table:table-cell office:value-type="string" calcext:value-type="string">
            <text:p>chuột lỗi không thể di chuột được</text:p>
          </table:table-cell>
          <table:table-cell/>
        </table:table-row>
        <table:table-row table:style-name="ro1">
          <table:table-cell office:value-type="string" calcext:value-type="string">
            <text:p>chuột mình dùng 1 tháng nhưng sau đó cắm chip usb vào máy tính nhưng chuột như bị hỏng không điều khiển được!</text:p>
          </table:table-cell>
          <table:table-cell/>
        </table:table-row>
        <table:table-row table:style-name="ro1">
          <table:table-cell office:value-type="string" calcext:value-type="string">
            <text:p>chuột mình mới mua từ tháng 3. nay mới được 6 tháng đã liệt nút bấm bên trái. không hài lòng với số tiền bỏ ra.</text:p>
          </table:table-cell>
          <table:table-cell/>
        </table:table-row>
        <table:table-row table:style-name="ro1">
          <table:table-cell office:value-type="string" calcext:value-type="string">
            <text:p>chuột mình sau một thời gian không dùng được nữa, căm vào laptop vẫn nhận nhưng lại không dùng được, máy mình dùng các chuột khác vẫn bình thường</text:p>
          </table:table-cell>
          <table:table-cell/>
        </table:table-row>
        <table:table-row table:style-name="ro1">
          <table:table-cell office:value-type="string" calcext:value-type="string">
            <text:p>chuột mới mua bị trầy xước ở phần đế màu đen bên dưới</text:p>
          </table:table-cell>
          <table:table-cell/>
        </table:table-row>
        <table:table-row table:style-name="ro1">
          <table:table-cell office:value-type="string" calcext:value-type="string">
            <text:p>chuột mới mua về, xài được 2 ngày đã bị liệt phím trái, phải ấn thật mạnh mới được. thật sự quá thất vọng về sản phẩm..tôi muốn được đổi hoặc trả sản phẩm</text:p>
          </table:table-cell>
          <table:table-cell/>
        </table:table-row>
        <table:table-row table:style-name="ro4">
          <table:table-cell office:value-type="string" calcext:value-type="string">
            <text:p>chuột mới xài đúng 1 tháng + 1 tuần nhưng bị lỗi, <text:s/>bị loạn click bên trái và loạn nút cuộn rồi. mình không còn giữ phiếu giao hàng và hộp thì có được tiki hỗ trợ bảo hành không vậy. tưởng mua đươc chuột ngon mà thấy chán quá.</text:p>
          </table:table-cell>
          <table:table-cell/>
        </table:table-row>
        <table:table-row table:style-name="ro4">
          <table:table-cell office:value-type="string" calcext:value-type="string">
            <text:p>chuột mua 29/5, đến 10/8 thì hỏng, k nhận lap. gửi bảo hành mất 2 tuần, mang về chạy thì chạy nhưng giật cục, xưa để mặt bàn chạy vèo vèo giờ kéo chuột như dính keo, giật giật bực cả mình, không lẽ đi đâu cũng kè kè miếng lót ?!. thề không bao giờ rớ dòng sp này nữa.</text:p>
          </table:table-cell>
          <table:table-cell/>
        </table:table-row>
        <table:table-row table:style-name="ro4">
          <table:table-cell office:value-type="string" calcext:value-type="string">
            <text:p>chuột mua có 1 ngày mà hoạt động chập chờn, mình cắm đuôi ra vô mấy lần mới xài đc. chuột xài đc 1 chút là lại ngưng hđ. tưởng máy hư thì cắm thử chuột khác vẫn hđ bình thường. tiki bán chuột này dỏm quá. ai có ý định mua thì nên suy nghĩ lại.</text:p>
          </table:table-cell>
          <table:table-cell/>
        </table:table-row>
        <table:table-row table:style-name="ro1">
          <table:table-cell office:value-type="string" calcext:value-type="string">
            <text:p>chuột mua dùng được 2 ngày thì chết luôn rồi, không hoạt động nữa</text:p>
          </table:table-cell>
          <table:table-cell/>
        </table:table-row>
        <table:table-row table:style-name="ro1" table:visibility="filter">
          <table:table-cell office:value-type="string" calcext:value-type="string">
            <text:p>chuột mua dùng được 2 ngày thì chết luôn rồi, không hoạt động nữa</text:p>
          </table:table-cell>
          <table:table-cell/>
        </table:table-row>
        <table:table-row table:style-name="ro4">
          <table:table-cell office:value-type="string" calcext:value-type="string">
            <text:p>chuột mua dùng được 2 tuần thì double click. mua đợt giải giá nên chắc mua lộn hàng lỗi. đã gọi tiki, hứa phản hồi trong 24h nhưng chưa thấy gì hết. sẽ tiếp tục phản ảnh nếu không được phản hồi!</text:p>
          </table:table-cell>
          <table:table-cell/>
        </table:table-row>
        <table:table-row table:style-name="ro4">
          <table:table-cell office:value-type="string" calcext:value-type="string">
            <text:p>chuột mua được 20 ngày nhưng đã bị douclick rồi.bị không liên tục nên sợ không được bảo hành . dùng rất khó chịu. cứ dùng 2.3 ngày là lại bị .bấm chuột trái 1 cái là thành 2.phải tắt đi tháo pin ra để 1 lúc mới hết.xong 2.3 hôm sau lại bị tiếp.mà sợ có đi bảo hành thì người ta cũng chỉ bấm bấm 1 lúc không thấy gì thì lại trả về thôi nên rất là khó</text:p>
          </table:table-cell>
          <table:table-cell/>
        </table:table-row>
        <table:table-row table:style-name="ro1">
          <table:table-cell office:value-type="string" calcext:value-type="string">
            <text:p>chuột mua về dùng được hơn tuần thì click trái hỏng <text:s text:c="3"/></text:p>
          </table:table-cell>
          <table:table-cell/>
        </table:table-row>
        <table:table-row table:style-name="ro1">
          <table:table-cell office:value-type="string" calcext:value-type="string">
            <text:p>chuột mua về xài có 5 ngày ko sử dụng được. thay pin mới vẫn không sử dụng được. hy vọng nhận được phản hồi và hổ trợ đổi chuột mới từ shop. thanks!</text:p>
          </table:table-cell>
          <table:table-cell/>
        </table:table-row>
        <table:table-row table:style-name="ro1" table:visibility="filter">
          <table:table-cell office:value-type="string" calcext:value-type="string">
            <text:p>chuột mua về xài có 5 ngày ko sử dụng được. thay pin mới vẫn không sử dụng được. hy vọng nhận được phản hồi và hổ trợ đổi chuột mới từ shop. thanks!</text:p>
          </table:table-cell>
          <table:table-cell/>
        </table:table-row>
        <table:table-row table:style-name="ro1">
          <table:table-cell office:value-type="string" calcext:value-type="string">
            <text:p>chuột này sài được vài tháng là bị double click ngay !</text:p>
          </table:table-cell>
          <table:table-cell/>
        </table:table-row>
        <table:table-row table:style-name="ro1">
          <table:table-cell office:value-type="string" calcext:value-type="string">
            <text:p>chuột ngon dùng đc 6 tháng thì phím bấm bên phải có dấu hiệu chập chờn lúc nhạy lúc không!!!</text:p>
          </table:table-cell>
          <table:table-cell/>
        </table:table-row>
        <table:table-row table:style-name="ro1">
          <table:table-cell office:value-type="string" calcext:value-type="string">
            <text:p>chuột nhỏ , mỏng cầm vừa nhẹ, vừa trơn, rất mỏi tay. lại còn kêu to nữa</text:p>
          </table:table-cell>
          <table:table-cell/>
        </table:table-row>
        <table:table-row table:style-name="ro1" table:visibility="filter">
          <table:table-cell office:value-type="string" calcext:value-type="string">
            <text:p>chuột nhỏ , mỏng cầm vừa nhẹ, vừa trơn, rất mỏi tay. lại còn kêu to nữa</text:p>
          </table:table-cell>
          <table:table-cell/>
        </table:table-row>
        <table:table-row table:style-name="ro1">
          <table:table-cell office:value-type="string" calcext:value-type="string">
            <text:p>chuột nhỏ gọn, đẹp nhưng dùng chưa được 1 tháng đã bị đơ và không dùng được nữa.</text:p>
          </table:table-cell>
          <table:table-cell/>
        </table:table-row>
        <table:table-row table:style-name="ro1">
          <table:table-cell office:value-type="string" calcext:value-type="string">
            <text:p>chuột phải hỏi không nhạy! nhấn mạnh chút mới dc!</text:p>
          </table:table-cell>
          <table:table-cell/>
        </table:table-row>
        <table:table-row table:style-name="ro1">
          <table:table-cell office:value-type="string" calcext:value-type="string">
            <text:p>chuột quá sida</text:p>
          </table:table-cell>
          <table:table-cell/>
        </table:table-row>
        <table:table-row table:style-name="ro1">
          <table:table-cell office:value-type="string" calcext:value-type="string">
            <text:p>chuột quá tệ mọi người đừng nên mua của tiki nữa, tốn tiền mà phải vứt vào sọt rác</text:p>
          </table:table-cell>
          <table:table-cell/>
        </table:table-row>
        <table:table-row table:style-name="ro1">
          <table:table-cell office:value-type="string" calcext:value-type="string">
            <text:p>chuột quá tệ. nay tiki kết hợp vs nhà cung cấp bán tàn hàng dõm. quá tệ.</text:p>
          </table:table-cell>
          <table:table-cell/>
        </table:table-row>
        <table:table-row table:style-name="ro1">
          <table:table-cell office:value-type="string" calcext:value-type="string">
            <text:p>chuột rất đầm tay, màu led sáng, các nút bấm và con lăn tốt. tuy nhiên chi tiết tròn trên thân chuột không có tác dụng gì ngoài làm đẹp</text:p>
          </table:table-cell>
          <table:table-cell/>
        </table:table-row>
        <table:table-row table:style-name="ro1">
          <table:table-cell office:value-type="string" calcext:value-type="string">
            <text:p>chuột rít, bấm không êm, hay bị giật, hàng ko chất lượng. mua xem mới đọc comment thì thấy mình nhầm hàng dỏm</text:p>
          </table:table-cell>
          <table:table-cell/>
        </table:table-row>
        <table:table-row table:style-name="ro1">
          <table:table-cell office:value-type="string" calcext:value-type="string">
            <text:p>chuột sử dụng được 5 ngày thì mất kết nối không sử dụng được. quá tệ</text:p>
          </table:table-cell>
          <table:table-cell/>
        </table:table-row>
        <table:table-row table:style-name="ro1">
          <table:table-cell office:value-type="string" calcext:value-type="string">
            <text:p>chuột sử dụng rất tốt nhưng sảy ra hiện tượng tắt đột ngột khi sử dụng, kết nối lại rất khó</text:p>
          </table:table-cell>
          <table:table-cell/>
        </table:table-row>
        <table:table-row table:style-name="ro1" table:visibility="filter">
          <table:table-cell office:value-type="string" calcext:value-type="string">
            <text:p>chuột sử dụng rất tốt nhưng sảy ra hiện tượng tắt đột ngột khi sử dụng, kết nối lại rất khó</text:p>
          </table:table-cell>
          <table:table-cell/>
        </table:table-row>
        <table:table-row table:style-name="ro1">
          <table:table-cell office:value-type="string" calcext:value-type="string">
            <text:p>chuột tạm được, con trỏ chuột giữa không êm lại kêu quá to. nhìn chung không thấy ổn</text:p>
          </table:table-cell>
          <table:table-cell/>
        </table:table-row>
        <table:table-row table:style-name="ro1" table:visibility="filter">
          <table:table-cell office:value-type="string" calcext:value-type="string">
            <text:p>chuột tạm được, con trỏ chuột giữa không êm lại kêu quá to. nhìn chung không thấy ổn</text:p>
          </table:table-cell>
          <table:table-cell/>
        </table:table-row>
        <table:table-row table:style-name="ro1">
          <table:table-cell office:value-type="string" calcext:value-type="string">
            <text:p>chuột tặng kèm rất mỏng manh. máy tôi sử dụng chuột này 1 tý thì bị đơ. phải restart lại mới sử dụng tiếp đc. nhưng khoản 15p thì lại đơ tiếp.</text:p>
          </table:table-cell>
          <table:table-cell/>
        </table:table-row>
        <table:table-row table:style-name="ro1">
          <table:table-cell office:value-type="string" calcext:value-type="string">
            <text:p>chuột thường xuyên mât kết nối bluetooth</text:p>
          </table:table-cell>
          <table:table-cell/>
        </table:table-row>
        <table:table-row table:style-name="ro1">
          <table:table-cell office:value-type="string" calcext:value-type="string">
            <text:p>chuột tớ nhận thiếu usb làm sao đây tiki, mua của tiki trading</text:p>
          </table:table-cell>
          <table:table-cell/>
        </table:table-row>
        <table:table-row table:style-name="ro3">
          <table:table-cell office:value-type="string" calcext:value-type="string">
            <text:p>chuột tôi bị hỏng, gửi đi và được xác nhận bảo hành từ 08/12, đến hôm nay 22/12 vẫn chưa phản hồi sẽ đổi mới thay plan xử lý thế nào. lúc giao hàng thì 1 ngày, lúc bảo hành thì nửa tháng rồi chưa xử lý xong. trong khi hàng mới luôn có sẵn, dịch vụ quá tệ. giả sử đây là thiết bị tôi dùng để kiếm cơm hàng <text:s/>ngày thì trong những ngày qua tôi lấy gì làm việc.</text:p>
          </table:table-cell>
          <table:table-cell/>
        </table:table-row>
        <table:table-row table:style-name="ro1">
          <table:table-cell office:value-type="string" calcext:value-type="string">
            <text:p>chuột tôi mua từ tháng 2, không chơi game dùng tác vụ bình thường nay bị double click. shop liên hệ lại cho tôi để tư vấn bảo hành, cảm ơn</text:p>
          </table:table-cell>
          <table:table-cell/>
        </table:table-row>
        <table:table-row table:style-name="ro1" table:visibility="filter">
          <table:table-cell office:value-type="string" calcext:value-type="string">
            <text:p>chuột tôi mua từ tháng 2, không chơi game dùng tác vụ bình thường nay bị double click. shop liên hệ lại cho tôi để tư vấn bảo hành, cảm ơn</text:p>
          </table:table-cell>
          <table:table-cell/>
        </table:table-row>
        <table:table-row table:style-name="ro4">
          <table:table-cell office:value-type="string" calcext:value-type="string">
            <text:p>chuột trái bị hỏng. mới mua đang dùng hỏng chuột trái không click được, bi và chuột phải hoạt động bình thường, đã thay pin, khởi động máy, thay cổng usb khác, thay chuột khác vào bấm ok</text:p>
          </table:table-cell>
          <table:table-cell/>
        </table:table-row>
        <table:table-row table:style-name="ro1">
          <table:table-cell office:value-type="string" calcext:value-type="string">
            <text:p>chuột trái click nó cứ lỳ lỳ, không kêu tích tích như những con chuột khác. dùng được vài hôm bị lỗi thỉnh thoảng phải bấm 2 3 lần mới được.</text:p>
          </table:table-cell>
          <table:table-cell/>
        </table:table-row>
        <table:table-row table:style-name="ro1">
          <table:table-cell office:value-type="string" calcext:value-type="string">
            <text:p>chuột vừa giao đã hỏng con lăn. hình thức như hàng tq rẻ tiền</text:p>
          </table:table-cell>
          <table:table-cell/>
        </table:table-row>
        <table:table-row table:style-name="ro1" table:visibility="filter">
          <table:table-cell office:value-type="string" calcext:value-type="string">
            <text:p>chuột vừa giao đã hỏng con lăn. hình thức như hàng tq rẻ tiền</text:p>
          </table:table-cell>
          <table:table-cell/>
        </table:table-row>
        <table:table-row table:style-name="ro1">
          <table:table-cell office:value-type="string" calcext:value-type="string">
            <text:p>chuột xài đúng 1 tuần rồi hư. giờ mở công tắc lên thì chớp sáng 1 cái rồi tắt không dùng được nữa. 180k xài được 1 tuần mua phí tiền</text:p>
          </table:table-cell>
          <table:table-cell/>
        </table:table-row>
        <table:table-row table:style-name="ro1">
          <table:table-cell office:value-type="string" calcext:value-type="string">
            <text:p>chuột xài được vài tiếng thì bị lờn, không nhạy, nút nhấp lúc ăn lúc không , nhấp loạn xạ dù không bấm <text:s/>cảm thấy thất vọng lần đầu mua hàng trên tiki</text:p>
          </table:table-cell>
          <table:table-cell/>
        </table:table-row>
        <table:table-row table:style-name="ro1">
          <table:table-cell office:value-type="string" calcext:value-type="string">
            <text:p>chuột xài mấy hôm là bị chập chập</text:p>
          </table:table-cell>
          <table:table-cell/>
        </table:table-row>
        <table:table-row table:style-name="ro1">
          <table:table-cell office:value-type="string" calcext:value-type="string">
            <text:p>chuột xài rất ít nhưng giờ đã bị lỗi, không thể kết nối máy chủ. tiki có bảo hành ko?</text:p>
          </table:table-cell>
          <table:table-cell/>
        </table:table-row>
        <table:table-row table:style-name="ro1">
          <table:table-cell office:value-type="string" calcext:value-type="string">
            <text:p>chuyển hàng không đúng như quảng cáo . k nhận blutooth .</text:p>
          </table:table-cell>
          <table:table-cell/>
        </table:table-row>
        <table:table-row table:style-name="ro1">
          <table:table-cell office:value-type="string" calcext:value-type="string">
            <text:p>có <text:s/>cách nào làm giảm <text:s/>độ rung <text:s/>của <text:s/>đh lại hk <text:s/>mọi <text:s/>người... với lại nó <text:s/>hay <text:s/>ngắt kết nối với <text:s/>điện <text:s/>thoại <text:s/>mặc <text:s/>dù nằm <text:s/>gần nha…</text:p>
          </table:table-cell>
          <table:table-cell/>
        </table:table-row>
        <table:table-row table:style-name="ro1">
          <table:table-cell office:value-type="string" calcext:value-type="string">
            <text:p>có 1 tay con hình như bị hư loa ngoài. ko nghe đổ chuông. còn tay còn lại thì bình thường. đang chờ tiki giải quyết. sau đó sẽ đánh giá lại</text:p>
          </table:table-cell>
          <table:table-cell/>
        </table:table-row>
        <table:table-row table:style-name="ro1">
          <table:table-cell office:value-type="string" calcext:value-type="string">
            <text:p>có 2 sợi kg sạc được tiki đổi lại nhé</text:p>
          </table:table-cell>
          <table:table-cell/>
        </table:table-row>
        <table:table-row table:style-name="ro8">
          <table:table-cell office:value-type="string" calcext:value-type="string">
            <text:p>có 2 vấn đề mà mình gặp phải trong quá trình mua điện thoại này: <text:s/>1. vấn đề giao hàng. giao diện tiki để "dự kiến giao hàng dd/mm" làm mình khá nhầm lẫn. vì mình tưởng sẽ giao đúng ngày dd/mm đó, ai ngờ phải hiểu là "hạn giao chót, tiki (sẽ cố gắng) giao trước hôm đó". làm mình đặt giao đến nhà, vì là cuối tuần. ok, fine... giao hàng đến nhanh, đặt 1 ngày là có (điểm tốt). vì mình không có nhà nên phải hẹn lại. đây là lúc xảy ra.. lộn xộn. <text:s/>mình gọi điện đến bạn giao hàng thì bạn nói không thể chờ hay giao đến công ty cho mình, vì phía bạn chỉ hỗ trợ giao đúng địa chỉ, cần thì gọi tiki hỗ trợ. mình gọi tổng đài tiki, thì phía này nói là không thể chuyển đổi vị trí giao hàng (hả!!?). mình thiệt là shock, hoặc là do mình là khách hàng "ngu"?? vì sao mua đơn hàng giá trị không nhỏ lắm, mà chuyện đổi địa chỉ nhận hàng cũng không cho? mình đặt hàng, hay là cái nhà của mình đặt hàng? <text:s text:c="2"/>chuyện không chỉ dừng lại ở đó. tiki và bên giao hàng hứa hẹn sẽ giao trong thứ 7 hoặc chủ nhật. nhưng mình đã dành thời gian chờ ở nhà mãi mà không nhận được. gọi lại tổng đài thì vẫn một điệp khúc.. "sẽ cố gắng". ok, ok ok... và rốt cục là đến sáng thứ 2 mới nhận được tin nhắn vào thẳng sđt của mình, kêu khoảng 30' nữa sẽ có người đến giao. nếu mình nhớ không lầm, khoảng 1 tiếng rưỡi hay 2 tiếng sau đó, một bạn giao hàng cho mình hỏi mình đại loại "alo anh ơi, công ty của anh địa chỉ chính xác là ở đâu vậy? em sắp giao tới anh rồi." <text:s/>trời...! mình nhớ mình giao tiếp cũng đâu tệ?? mình đã gọi tổng đài hỏi han tốn bao nhiêu tiền điện thoại và nước miếng mà <text:s text:c="2"/>mình nhớ còn nói là "nếu hiện tại không hỗ trợ đổi địa chỉ giao nhận thì thôi, cố gắng giao đến nhà trong t7, chủ nhật là được". vậy cuối cùng thì lại giao đến công ty <text:s text:c="2"/>ok, very fine. làm mình đợi ở nhà ,tổng kết là, trải nghiệm nhận hàng lần này quá mệt mỏi. <text:s/>2. điện thoại không dùng được airdrop mình nhận hồi đầu tuần, vì bận nên đến hôm qua mới kích hoạt và sử dụng. tuy nhiên, chức năng airdrop lại không hoạt động (??). nút bật airdrop trong control center bị disable (greyed out), không bấm được. giờ mình phải làm sao đây tiki, mang ra apple hỏi hay là hỏi tiki? <text:s/>à, đã thử tắt mở nguồn, đã thử trò "restrictions",... không được. đã up lên version mới nhất tại thời điểm gõ cái nhận xét này (v13.3.1) <text:s text:c="2"/>p/s: nhận xét được với bởi một người ở tâm trạng bình thường, không hề bực tức hay nóng giận , tổng kết lại lần nữa thì thấy hơi ngán khi mua mấy món có giá trị lớn như thế này trên tiki. chắc lần sau ra thẳng mấy hệ thống lớn như thegioididong cho lành.</text:p>
          </table:table-cell>
          <table:table-cell/>
        </table:table-row>
        <table:table-row table:style-name="ro1">
          <table:table-cell office:value-type="string" calcext:value-type="string">
            <text:p>cỡ 2 4 tuần đã hư, ngay từ đầu mua về chất lượng rè không chuẩn</text:p>
          </table:table-cell>
          <table:table-cell/>
        </table:table-row>
        <table:table-row table:style-name="ro1">
          <table:table-cell office:value-type="string" calcext:value-type="string">
            <text:p>có 30k <text:s/>thôi chả nhe tra lai thấy quả này mua phi tiền luôn</text:p>
          </table:table-cell>
          <table:table-cell/>
        </table:table-row>
        <table:table-row table:style-name="ro1">
          <table:table-cell office:value-type="string" calcext:value-type="string">
            <text:p>có 4 chân sạc thì 1 chân sạc cho iphone không dùng được, yêu cầu đổi lại.</text:p>
          </table:table-cell>
          <table:table-cell/>
        </table:table-row>
        <table:table-row table:style-name="ro1">
          <table:table-cell office:value-type="string" calcext:value-type="string">
            <text:p>có 8w. ghi16w là sao. lừa nhau à. lần đầu mua tiki bị ntn.</text:p>
          </table:table-cell>
          <table:table-cell/>
        </table:table-row>
        <table:table-row table:style-name="ro4">
          <table:table-cell office:value-type="string" calcext:value-type="string">
            <text:p>có ai bị giống mình không nhỉ, vừa mở hộp để cài thì cục kích wifi không quét được sóng mạng nào mình dù nhà có nhiều kết nối wifi. đã thử update firmware và reset. ai giúp mình khắc phục với !</text:p>
          </table:table-cell>
          <table:table-cell/>
        </table:table-row>
        <table:table-row table:style-name="ro1">
          <table:table-cell office:value-type="string" calcext:value-type="string">
            <text:p>có ai bị như e k ạ <text:s/>kết nối k được toàn bị chấm than</text:p>
          </table:table-cell>
          <table:table-cell/>
        </table:table-row>
        <table:table-row table:style-name="ro1">
          <table:table-cell office:value-type="string" calcext:value-type="string">
            <text:p>có ai giống mình không sản phẩm bị bóc tem không nguyên vẹn, chắc là hàng đổi trả đây <text:s/>mà</text:p>
          </table:table-cell>
          <table:table-cell/>
        </table:table-row>
        <table:table-row table:style-name="ro4">
          <table:table-cell office:value-type="string" calcext:value-type="string">
            <text:p>có dấu hiệu của sử dụng rồi. đồng ý tháo seal để dán tem bảo hành. nhưng đã qua sử dụng. mặc dù kết nối ổn định. nhưng thất vọng về việc k phải hàng mới. từ nay sẽ ko mua chuột ở đây nữa. lần đầu tiên mua hàng dính hàng cũ. <text:s/>. muốn đánh giá từ ngày nhận chuột. nhưng vô chưa xác nhận giao hàng. <text:s/>.</text:p>
          </table:table-cell>
          <table:table-cell/>
        </table:table-row>
        <table:table-row table:style-name="ro1">
          <table:table-cell office:value-type="string" calcext:value-type="string">
            <text:p>có dc ai hỗ trợ bảo hành gi ko. xài dc 1 tháng mất nguồn mở ko lên nua</text:p>
          </table:table-cell>
          <table:table-cell/>
        </table:table-row>
        <table:table-row table:style-name="ro1">
          <table:table-cell office:value-type="string" calcext:value-type="string">
            <text:p>có đèn mà ko sáng là sao shop ơi, gg thì bảo thấy hư rồi, mới nhận hôm nay luôn</text:p>
          </table:table-cell>
          <table:table-cell/>
        </table:table-row>
        <table:table-row table:style-name="ro1" table:visibility="filter">
          <table:table-cell office:value-type="string" calcext:value-type="string">
            <text:p>có đèn mà ko sáng là sao shop ơi, gg thì bảo thấy hư rồi, mới nhận hôm nay luôn</text:p>
          </table:table-cell>
          <table:table-cell/>
        </table:table-row>
        <table:table-row table:style-name="ro1">
          <table:table-cell office:value-type="string" calcext:value-type="string">
            <text:p>có ít ứng dụng</text:p>
          </table:table-cell>
          <table:table-cell/>
        </table:table-row>
        <table:table-row table:style-name="ro1">
          <table:table-cell office:value-type="string" calcext:value-type="string">
            <text:p>có mỗi con chuột mà cả tuần vẫn chưa giao. good job</text:p>
          </table:table-cell>
          <table:table-cell/>
        </table:table-row>
        <table:table-row table:style-name="ro1">
          <table:table-cell office:value-type="string" calcext:value-type="string">
            <text:p>có nút bị đơ, mở khoá màn hình chậm, có lúc bị đơ. liên hệ shop thì shop lại bảo mang ra trung tâm bảo hành.</text:p>
          </table:table-cell>
          <table:table-cell/>
        </table:table-row>
        <table:table-row table:style-name="ro1">
          <table:table-cell office:value-type="string" calcext:value-type="string">
            <text:p>có sóng wifi mạnh nhưng ko có mạng internet, mua về xài cũng như ko</text:p>
          </table:table-cell>
          <table:table-cell/>
        </table:table-row>
        <table:table-row table:style-name="ro4">
          <table:table-cell office:value-type="string" calcext:value-type="string">
            <text:p>có tiền thì để dành mà mua tai nghe dây mà đeo, đeo cái này có ngày thối tai quá, kết nối thì chập chờn bên được bên không,khuyên các bạn không nên mua tránh tình trạng tiền mất tật mang nhé</text:p>
          </table:table-cell>
          <table:table-cell/>
        </table:table-row>
        <table:table-row table:style-name="ro1">
          <table:table-cell office:value-type="string" calcext:value-type="string">
            <text:p>cốc sạc bị hỏng ko sạc đc <text:s/>mới mua về đã lỗi rồi mua 4 cái thì lỗi 2 cái <text:s/>mong shop khắc phục</text:p>
          </table:table-cell>
          <table:table-cell/>
        </table:table-row>
        <table:table-row table:style-name="ro1">
          <table:table-cell office:value-type="string" calcext:value-type="string">
            <text:p>còn chưa sử dụng mà ruồi và sọc ngang dọc rất nhiêu. không sử dụng được</text:p>
          </table:table-cell>
          <table:table-cell/>
        </table:table-row>
        <table:table-row table:style-name="ro1">
          <table:table-cell office:value-type="string" calcext:value-type="string">
            <text:p>còn đang tìm chỗ mở thì chợt thấy bao bị như này, chẳng biết nó hỏng hay bị rọc nữa. <text:s text:c="2"/>trách ai bây giờ?!</text:p>
          </table:table-cell>
          <table:table-cell/>
        </table:table-row>
        <table:table-row table:style-name="ro1">
          <table:table-cell office:value-type="string" calcext:value-type="string">
            <text:p>con lăn chuột rất tệ. cuộn xuống thì nó lại đi lên. giờ k biết bảo hành được k</text:p>
          </table:table-cell>
          <table:table-cell/>
        </table:table-row>
        <table:table-row table:style-name="ro1">
          <table:table-cell office:value-type="string" calcext:value-type="string">
            <text:p>con trỏ chuột không thể nằm yên một chỗ, run run nhảy nhảy liên tục, nếu biết chuột như vậy có bán 20k mình cũng không mua.</text:p>
          </table:table-cell>
          <table:table-cell/>
        </table:table-row>
        <table:table-row table:style-name="ro1">
          <table:table-cell office:value-type="string" calcext:value-type="string">
            <text:p>còn vỏ đựng nhưng đã bóc rồi, giống như lấy đồ khác nhét vào vỏ này v</text:p>
          </table:table-cell>
          <table:table-cell/>
        </table:table-row>
        <table:table-row table:style-name="ro1">
          <table:table-cell office:value-type="string" calcext:value-type="string">
            <text:p>cổng kết nối 3.5mm kh sử dụng mic được. âm thanh bị rè rất nhiều</text:p>
          </table:table-cell>
          <table:table-cell/>
        </table:table-row>
        <table:table-row table:style-name="ro1">
          <table:table-cell office:value-type="string" calcext:value-type="string">
            <text:p>copy dữ liệu vào ổ cứng chỉ đc vài g thì máy tính treo luôn. gọi hỗ trợ tiki đc nữa ngày rồi chưa thấy phản hồi. rất ko hài lòng</text:p>
          </table:table-cell>
          <table:table-cell/>
        </table:table-row>
        <table:table-row table:style-name="ro3">
          <table:table-cell office:value-type="string" calcext:value-type="string">
            <text:p>cứ nghĩ mình số đỏ, nhưng cũng dính màn có điểm chết. màn vừa xuất xưởng mà đã có điểm chết. đề nghị tiki phản ánh lại nhà cung cấp, bởi tỉ lệ người mua sản phẩm thông qua tiki nhận phải màn có lỗi rất nhiều. dùng một thời gian nó có điểm chết thì ko sao, chấp nhận bảo hành theo quy định của hãng do đã sử dụng. đằng này vừa bóc tem đã có rồi nên ko ưng. giá bán quá tốt, mong tiki kiểm soát được chất lượng sản phẩm mình nhập.</text:p>
          </table:table-cell>
          <table:table-cell/>
        </table:table-row>
        <table:table-row table:style-name="ro1">
          <table:table-cell office:value-type="string" calcext:value-type="string">
            <text:p>củ sạc chập chờn lúc nhận lúc không mặc dù đã gửi bảo hành nhưng vẫn như hiện trạng cũ. thất vọng.</text:p>
          </table:table-cell>
          <table:table-cell/>
        </table:table-row>
        <table:table-row table:style-name="ro1">
          <table:table-cell office:value-type="string" calcext:value-type="string">
            <text:p>củ sạc loa chưa sạc đã hỏng</text:p>
          </table:table-cell>
          <table:table-cell/>
        </table:table-row>
        <table:table-row table:style-name="ro4">
          <table:table-cell office:value-type="string" calcext:value-type="string">
            <text:p>cửa hàng bán hàng không kiểm tra trước. giao hàng lỗi, không thấy tem bảo hành... thật không hài lòng tí nào... mới nhận hàng xong găn vào sd thử nhưng dèn tín hiệu không sáng. thay thêm pin khác, bật tắt power nhiều lần nhưng vẫn không được mặc dù driver đã nhận. đề nghị cửa hàng đổi hoặc hoàn lại tiền. ( thật sự mất công quá)</text:p>
          </table:table-cell>
          <table:table-cell/>
        </table:table-row>
        <table:table-row table:style-name="ro1">
          <table:table-cell office:value-type="string" calcext:value-type="string">
            <text:p>của mình mua ko có key là sao nhỉ.</text:p>
          </table:table-cell>
          <table:table-cell/>
        </table:table-row>
        <table:table-row table:style-name="ro1">
          <table:table-cell office:value-type="string" calcext:value-type="string">
            <text:p>của rẻ là của ôi usb cam vao may xong nóng gần 60 độ</text:p>
          </table:table-cell>
          <table:table-cell/>
        </table:table-row>
        <table:table-row table:style-name="ro1">
          <table:table-cell office:value-type="string" calcext:value-type="string">
            <text:p>của tôi lấy về k phải như hình</text:p>
          </table:table-cell>
          <table:table-cell/>
        </table:table-row>
        <table:table-row table:style-name="ro1">
          <table:table-cell office:value-type="string" calcext:value-type="string">
            <text:p>cua toi thi ko su dung duoc gi het mua ve la vay luon dien thoai tim wifi totolinh ko co</text:p>
          </table:table-cell>
          <table:table-cell/>
        </table:table-row>
        <table:table-row table:style-name="ro1">
          <table:table-cell office:value-type="string" calcext:value-type="string">
            <text:p>cực kì k hải lòng với sp này. giờ muốn đổi trả phải làm sao ạ? mới mua dc 5 ngày</text:p>
          </table:table-cell>
          <table:table-cell/>
        </table:table-row>
        <table:table-row table:style-name="ro1">
          <table:table-cell office:value-type="string" calcext:value-type="string">
            <text:p>cực kì k hài lòng, bật k len nguồn, tôi muốn đổi lại hàng</text:p>
          </table:table-cell>
          <table:table-cell/>
        </table:table-row>
        <table:table-row table:style-name="ro1">
          <table:table-cell office:value-type="string" calcext:value-type="string">
            <text:p>cực kì không hài lòng, sử dụng độ bền ko có mới sài đã hỏng</text:p>
          </table:table-cell>
          <table:table-cell/>
        </table:table-row>
        <table:table-row table:style-name="ro1">
          <table:table-cell office:value-type="string" calcext:value-type="string">
            <text:p>cực kỳ không hài lòng với bên giao hàng, giao hàng quá chậm, hộp bọc bên ngoài méo mó, sản phẩm thì với giá tiền như này tạm ổn, không biết có bền không?</text:p>
          </table:table-cell>
          <table:table-cell/>
        </table:table-row>
        <table:table-row table:style-name="ro4">
          <table:table-cell office:value-type="string" calcext:value-type="string">
            <text:p>cực kỳ ko hài lòng vì không có tem bảo hành sản phẩm. kiểm tra s/n trên sohaco nam thanh thì báo ko phải sản phẩm của công ty. trên hộp tem niêm phong của sohaco nam thanh đã rách từ trước đó.</text:p>
          </table:table-cell>
          <table:table-cell/>
        </table:table-row>
        <table:table-row table:style-name="ro4">
          <table:table-cell office:value-type="string" calcext:value-type="string">
            <text:p>cực kỳ thất vọng về thời lượng pin. <text:s text:c="2"/>không sài wifi, setting đèn ở level 20.đọc trong 6 phút rớt 1% pin. như vậy nếu đọc liên trong chế độ này thì được tầm 10h đọc liên lục sẽ cạn pin. <text:s/>mong phản hồi từ shop. mình muốn đổi lại 1 máy khác thì thủ tục như thế nào ?</text:p>
          </table:table-cell>
          <table:table-cell/>
        </table:table-row>
        <table:table-row table:style-name="ro1">
          <table:table-cell office:value-type="string" calcext:value-type="string">
            <text:p>cục sạc cầm rất nhẹ, khi dùng máy tính mở tới win là tự <text:s/>trong khi cục cũ vẫn dùng bth, hình dạng thì không giống quảng cáo trong bài bán. đây chính xác là lừa đảo</text:p>
          </table:table-cell>
          <table:table-cell/>
        </table:table-row>
        <table:table-row table:style-name="ro1">
          <table:table-cell office:value-type="string" calcext:value-type="string">
            <text:p>cục sạc đẹp nhưng mới dùng được 3 lần mà sạc cả đêm vẫn chưa lên được 1 cục. đề nghị tiki đổi trả lại</text:p>
          </table:table-cell>
          <table:table-cell/>
        </table:table-row>
        <table:table-row table:style-name="ro1">
          <table:table-cell office:value-type="string" calcext:value-type="string">
            <text:p>cục sạc nhanh sài đc 3 lần đến lần thứ 4 là ko còn sạc nhanh đc nữa. tuy 2 dấu sét vẫn hiện sạc nhanh nhưng ko sạc nhanh.</text:p>
          </table:table-cell>
          <table:table-cell/>
        </table:table-row>
        <table:table-row table:style-name="ro1">
          <table:table-cell office:value-type="string" calcext:value-type="string">
            <text:p>cục sạc pin bị hỏng</text:p>
          </table:table-cell>
          <table:table-cell/>
        </table:table-row>
        <table:table-row table:style-name="ro1">
          <table:table-cell office:value-type="string" calcext:value-type="string">
            <text:p>cục sạt k vào pin bên bạn có bảo hành k. vì mình sài được có 5 6 lần mà giờ cấm vào k vô pin. để lâu đồng hồ nóng lên thôi <text:s/>k vào chút pin nào hết</text:p>
          </table:table-cell>
          <table:table-cell/>
        </table:table-row>
        <table:table-row table:style-name="ro1">
          <table:table-cell office:value-type="string" calcext:value-type="string">
            <text:p>cực tệ khi không thể kết nối + không có sách hướng dẫn khó sử dụng</text:p>
          </table:table-cell>
          <table:table-cell/>
        </table:table-row>
        <table:table-row table:style-name="ro4">
          <table:table-cell office:value-type="string" calcext:value-type="string">
            <text:p>cuc wifi chang xai duoc.minh moi mua ve cai dat dung huong dan ban dau co wifi sau mot hoi tu nhien mat wifi,co luc de mo wifi chang ket noi duoc,cho minh doi cai khac nha shop</text:p>
          </table:table-cell>
          <table:table-cell/>
        </table:table-row>
        <table:table-row table:style-name="ro1">
          <table:table-cell office:value-type="string" calcext:value-type="string">
            <text:p>cùi bắp như vậy mà củng gửi cho khách hàng</text:p>
          </table:table-cell>
          <table:table-cell/>
        </table:table-row>
        <table:table-row table:style-name="ro4">
          <table:table-cell office:value-type="string" calcext:value-type="string">
            <text:p>cùng một port 2.0 trên laptop thì cái usb 3.0 32gb cùng hãng của ông anh tốc độ chép file lên đến 20mb/s và giữ ổn định còn cái mình mua trên này chỉ lên được 19mb/s trong 1 giây rồi xuống còn 5mb/s. không biết liệu tiki có bán hàng đểu không.</text:p>
          </table:table-cell>
          <table:table-cell/>
        </table:table-row>
        <table:table-row table:style-name="ro1">
          <table:table-cell office:value-type="string" calcext:value-type="string">
            <text:p>cũng ok đó shop .mà có điều là âm thanh hơi nhỏ</text:p>
          </table:table-cell>
          <table:table-cell/>
        </table:table-row>
        <table:table-row table:style-name="ro1">
          <table:table-cell office:value-type="string" calcext:value-type="string">
            <text:p>cũng tot nhung ko nham nhjeu shop ak con loai nham nhju hon ko shop</text:p>
          </table:table-cell>
          <table:table-cell/>
        </table:table-row>
        <table:table-row table:style-name="ro1">
          <table:table-cell office:value-type="string" calcext:value-type="string">
            <text:p>đã áp dụng đủ mọi cách , từ ép chắc đến thoa nước , vẫn rụng ra như thường , hàng giá rẻ</text:p>
          </table:table-cell>
          <table:table-cell/>
        </table:table-row>
        <table:table-row table:style-name="ro1">
          <table:table-cell office:value-type="string" calcext:value-type="string">
            <text:p>đã cài đặt đúng driver nhưng không thể kết nối đến thiết bị khác. thật sự thất vọng về sản phẩm</text:p>
          </table:table-cell>
          <table:table-cell/>
        </table:table-row>
        <table:table-row table:style-name="ro4">
          <table:table-cell office:value-type="string" calcext:value-type="string">
            <text:p>đã cài driver của tp link báo sóng wifi full nhưng không vào được internet, có vào được cũng ì ạch giật lag tưng bừng laptop và điện thoại vẫn vào bình thường loay hoay mất quá nhiều thời gian, thử đủ cách vẫn không vào được <text:s/>mình có thể trả lại được không?</text:p>
          </table:table-cell>
          <table:table-cell/>
        </table:table-row>
        <table:table-row table:style-name="ro4">
          <table:table-cell office:value-type="string" calcext:value-type="string">
            <text:p>đã cài driver mới nhất từ trang web của tp link rồi nhưng vẫn không bắt được 5ghz hôm trước mình gỡ driver windows tự update thì bắt được 5ghz, hôm nay update windows lên bản 2004 thì lại không bắt được</text:p>
          </table:table-cell>
          <table:table-cell/>
        </table:table-row>
        <table:table-row table:style-name="ro1">
          <table:table-cell office:value-type="string" calcext:value-type="string">
            <text:p>đã cắm cổng 3.0 mà cũng chỉ được có 14 mb/s. không biết đổi trả được không</text:p>
          </table:table-cell>
          <table:table-cell/>
        </table:table-row>
        <table:table-row table:style-name="ro1">
          <table:table-cell office:value-type="string" calcext:value-type="string">
            <text:p>đã chia ổ cứng theo định dạng ntfs mà coppy file vẫn k được, đổi sang exfats cũng k được</text:p>
          </table:table-cell>
          <table:table-cell/>
        </table:table-row>
        <table:table-row table:style-name="ro1">
          <table:table-cell office:value-type="string" calcext:value-type="string">
            <text:p>đã đăng nhập cả hai bên bluetooth mà chỉ nghe đc 1 bên tai. không hài lòng về sản phẩm. nhưng được cái tiki giao hàng đóng gói cẩn thận.</text:p>
          </table:table-cell>
          <table:table-cell/>
        </table:table-row>
        <table:table-row table:style-name="ro4">
          <table:table-cell office:value-type="string" calcext:value-type="string">
            <text:p>đã đặt hàng từ ngày 15/6/2019 đến hôm nay vẫn chưa nhận được, trước giờ đặt hàng tiki chưa bao giờ trễ như vậy, giờ gọi lại thì nhân viên đổ lỗi này lỗi nọ, thất vọng hoàn toàn với tiki.</text:p>
          </table:table-cell>
          <table:table-cell/>
        </table:table-row>
        <table:table-row table:style-name="ro4">
          <table:table-cell office:value-type="string" calcext:value-type="string">
            <text:p>đã đặt mua và 3 ngày sau vẫn trạng thái đã đóng gói chờ giao hàng. tôi mua hàng online bình thường xa nhất từ tp hcm đến hà nội 3 ngày là nhận được hàng rồi. thật sự là dịch vụ giao hàng quá tệ. thà thêm 30 40k mà giao hàng nhanh còn hơn là miễn phí <text:s/>mà chắc 1 tuần mới nhận đc hàng</text:p>
          </table:table-cell>
          <table:table-cell/>
        </table:table-row>
        <table:table-row table:style-name="ro1">
          <table:table-cell office:value-type="string" calcext:value-type="string">
            <text:p>đã đặt rất nhiều lần nhưng k hiểu sao lần này đóng gói lại tệ thế này, hàng nhìn như cũ và đúng thật cắm thử không thể nghe nổi. đã vứt sọt rác</text:p>
          </table:table-cell>
          <table:table-cell/>
        </table:table-row>
        <table:table-row table:style-name="ro9">
          <table:table-cell office:value-type="string" calcext:value-type="string">
            <text:p>đã đặt sản phẩm này 1 lần trước, hàng quốc tế. trong thời gian chờ hàng về mình thay đổi số đthoai và đã báo với tiki để chỉnh sửa cho đơn hàng đã đặt. mình chờ đợi 5 ngày sau khi báo đổi số đthoai thì được tiki thông báo đơn hàng đã huỷ do giao hàng k thành công du minh khong nhan duoc cuoc goi giao hang nao. mình thực hiện đặt lại sp này 1 lần nữa nhưng không phải là hàng quốc tế. kết quả chờ đợi cuộc gọi giao hàng, không dám gọi đi đâu vì sợ máy bận nv giao hàng k gọi được, đi đâu cũng kè kè đthoai sợ bị nhỡ cuộc gọi. rốt cục vẫn báo mình giao hàng k thành côg trong khi mình k nhận được cuộc gọi giao hàng nào. tổng đài viên vẫn khẳng định với mình là bên giao hàng đã cập nhật được số đthoai của mình, vậy mà cũng k ai gọi để giao hàng cho mình. trước giờ luôn ủng hộ tiki, sau sự việc này phải suy nghĩ lại</text:p>
          </table:table-cell>
          <table:table-cell/>
        </table:table-row>
        <table:table-row table:style-name="ro1">
          <table:table-cell office:value-type="string" calcext:value-type="string">
            <text:p>đã đổi lại bộ bàn phím thứ hai. quá tệ cho một sản phẩn của logitech. chán chã thèm nói. thôi thì không có lần sau</text:p>
          </table:table-cell>
          <table:table-cell/>
        </table:table-row>
        <table:table-row table:style-name="ro1">
          <table:table-cell office:value-type="string" calcext:value-type="string">
            <text:p>đã dùng hơn 2 tháng bình thường nhưng gần đây hay đột nhiên ngắt kết nối mạng. rất bực mình. một ngày ngắt kết nối 5 6 lần. có khi ngắt cả ngày</text:p>
          </table:table-cell>
          <table:table-cell/>
        </table:table-row>
        <table:table-row table:style-name="ro4">
          <table:table-cell office:value-type="string" calcext:value-type="string">
            <text:p>đã dùng thử 1 tuần sản phẩm phát sóng lúc nào cũng 5 vạch mà quá yếu gởi tin nhắn messenger cũng k nổi thì làm sao xem youtube đọc báo đơn giản nói chi tới chơi game sai lầm khi mua</text:p>
          </table:table-cell>
          <table:table-cell/>
        </table:table-row>
        <table:table-row table:style-name="ro1">
          <table:table-cell office:value-type="string" calcext:value-type="string">
            <text:p>đã gửi bảo hành và rồi lại dùng đúng 1 tuần lại bị vậy</text:p>
          </table:table-cell>
          <table:table-cell/>
        </table:table-row>
        <table:table-row table:style-name="ro1">
          <table:table-cell office:value-type="string" calcext:value-type="string">
            <text:p>đã hỏng ko sài đc</text:p>
          </table:table-cell>
          <table:table-cell/>
        </table:table-row>
        <table:table-row table:style-name="ro1">
          <table:table-cell office:value-type="string" calcext:value-type="string">
            <text:p>đã hư sau 1 tháng sử dụng. làm biếng đi gửi bảo hành vứt luôm rồi</text:p>
          </table:table-cell>
          <table:table-cell/>
        </table:table-row>
        <table:table-row table:style-name="ro4">
          <table:table-cell office:value-type="string" calcext:value-type="string">
            <text:p>đã làm tất cả mọi cách. từ chỉnh chế độ đơn giản để kết nối, đến mức chỉnh luôn defaut gateway hay static ip hay đủ cách mà không tài nào xài được cái extend wifi này. đề nghi shop gọi lai ngay giúp và đem bảo hành giúp nhé.</text:p>
          </table:table-cell>
          <table:table-cell/>
        </table:table-row>
        <table:table-row table:style-name="ro1">
          <table:table-cell office:value-type="string" calcext:value-type="string">
            <text:p>đã lưu ý shop từ lúc đặt hàng là loại silent thì hãy giao hàng rồi mà nhận được con chuột vẫn lách cách. vỏ hộp thì bụi dày thấy ớn. yêu cầu trả lại hàng!</text:p>
          </table:table-cell>
          <table:table-cell/>
        </table:table-row>
        <table:table-row table:style-name="ro1">
          <table:table-cell office:value-type="string" calcext:value-type="string">
            <text:p>đã mua được 3 ngày mất nguồn không sử dụng được thua gọi bh không thấy đâu</text:p>
          </table:table-cell>
          <table:table-cell/>
        </table:table-row>
        <table:table-row table:style-name="ro6">
          <table:table-cell office:value-type="string" calcext:value-type="string">
            <text:p>đã mua hàng rất nhiều lần của tiki (kể cả điện thoại) nhưng lần này buộc phải nhật xét như thế này. mình nhận hàng ngày 17/11 nhưng hơn 1 tuần vẫn không thấy kích hoạt bảo hành như các lần mua trước. khi liên hệ với tiki thì được báo đã gửi thông tin cho hãng và đợi 7 10 ngày để được kích hoạt. còn nói thêm là quy trình không thay đổi: tiki sẽ tự kích hoạt bảo hành sau 1 tuần kể từ khi nhận hàng. đến ngày 28/11 thì điện thoại hư màn hình (như ảnh đính kèm). không đem bảo hành với hãng được nên phải liên hệ với tiki và tiki cho người lấy lại điện thoại để bảo hành. khoảng hơn 1 tuần sau (lúc điện thoai vẫn đang ở tiki hoặc hãng) thì nhận được tin nhắn kích hoạt bảo hành: ngày hiệu lực là ngày mua 16/11. sau đó tiki gửi thông báo bảo hành đã xong và sẽ cho người giao lại máy. một ngày đẹp trời có người gọi điện thoại báo mình nhận hàng. khi gặp thì là nhân viên của ghn. khi mở máy lên thì toàn bộ data bị xóa sạch: điện thoại đã bị reset về trạng thái lúc mới mua. điều đáng nói là tiki/hãng không hề thông báo trước với mình về vấn đề này. trước khi lấy điện thoại về bảo hành, nhân viên của tiki còn nói mình ghi mật khẩu của máy để kiểm tra sau này. lần mua hàng này quả là đáng thất vọng: cả về chất lượng sản phẩm cũng như dịch vụ của tiki!</text:p>
          </table:table-cell>
          <table:table-cell/>
        </table:table-row>
        <table:table-row table:style-name="ro1">
          <table:table-cell office:value-type="string" calcext:value-type="string">
            <text:p>đã mua hàng trên tiki rất nhiều nhưng lần này thật sự thất vọng. đóg gói bao bì vẫn ok nhưng tốc độ copy 6mb/s tuyệt đối ko phải là tốc độ 1 chiếc usb 3.0 nên có</text:p>
          </table:table-cell>
          <table:table-cell/>
        </table:table-row>
        <table:table-row table:style-name="ro4">
          <table:table-cell office:value-type="string" calcext:value-type="string">
            <text:p>đã mua hàng và nhận hàng vào 2/6, đã cung cấp thông tin xuất hóa đơn nhưng đến đầu tháng 7 vẫn chưa nhận hóa đơn, đã phản hồi tiki nhưng vẫn chưa nhận được phản hồi. nhà cung cấp và tiki xem lại giúp. mua hàng lần nào cũng phải đi nhắc hóa đơn. mất lòng tin.</text:p>
          </table:table-cell>
          <table:table-cell/>
        </table:table-row>
        <table:table-row table:style-name="ro1">
          <table:table-cell office:value-type="string" calcext:value-type="string">
            <text:p>đã mua rồi, nhưng gắn sim vào thì k sử dụng được , vì k có sóng lỗi , k như quảng cáo,</text:p>
          </table:table-cell>
          <table:table-cell/>
        </table:table-row>
        <table:table-row table:style-name="ro3">
          <table:table-cell office:value-type="string" calcext:value-type="string">
            <text:p>đã mua sản phẩm này vừa hơn 1 năm. hai lần bị bung màn hình. sau cỡ 6 tháng sử dụng thì bị bung lần đầu, đem bảo hành được đổi cái mới. cỡ 6 tháng kế tiếp lại bị bung màn hình lần 2, lần này đã hết hạn bảo hành, trung tâm bảo hành của digiworld không nhận sửa chữa. sản phẩm lỗi chỉ đổi mới chứ không sửa chữa được, nên xác định là vứt thùng rác sau 1 năm sử dụng.</text:p>
          </table:table-cell>
          <table:table-cell/>
        </table:table-row>
        <table:table-row table:style-name="ro4">
          <table:table-cell office:value-type="string" calcext:value-type="string">
            <text:p>đã mua sản phẩm và không hài lòng. đặc biệt là lỗi đánh máy, thường bị mất chữ, ảnh hưởng đến nội dung công việc. một số ứng dụng office down về không đủ các chức năng. không thể đồng bộ icloud</text:p>
          </table:table-cell>
          <table:table-cell/>
        </table:table-row>
        <table:table-row table:style-name="ro1">
          <table:table-cell office:value-type="string" calcext:value-type="string">
            <text:p>đã mua sử dụng chưa được nửa tháng mà cắm vào bên tai trái có lúc nghe có lúc không nghe</text:p>
          </table:table-cell>
          <table:table-cell/>
        </table:table-row>
        <table:table-row table:style-name="ro1">
          <table:table-cell office:value-type="string" calcext:value-type="string">
            <text:p>đã mua và đã đổi 3 lần, cuối cùng là lấy lại tiền</text:p>
          </table:table-cell>
          <table:table-cell/>
        </table:table-row>
        <table:table-row table:style-name="ro1">
          <table:table-cell office:value-type="string" calcext:value-type="string">
            <text:p>đã mua và đã hư. tiki trading chất lượng kém quá. hàng điện tử đừng nên mua tiki. hên xui lắm nhưng mình xui 3 sản phẩm khác loại rồi.</text:p>
          </table:table-cell>
          <table:table-cell/>
        </table:table-row>
        <table:table-row table:style-name="ro1">
          <table:table-cell office:value-type="string" calcext:value-type="string">
            <text:p>đã mua và đang dùng sản phẩm bắt tín hiệu kém hơn mecury nhiều xài chán</text:p>
          </table:table-cell>
          <table:table-cell/>
        </table:table-row>
        <table:table-row table:style-name="ro1" table:visibility="filter">
          <table:table-cell office:value-type="string" calcext:value-type="string">
            <text:p>đã mua và đang dùng sản phẩm bắt tín hiệu kém hơn mecury nhiều xài chán</text:p>
          </table:table-cell>
          <table:table-cell/>
        </table:table-row>
        <table:table-row table:style-name="ro4">
          <table:table-cell office:value-type="string" calcext:value-type="string">
            <text:p>đã mua và dùng dc 4 tháng và giờ đã cất vào tủ sản phầm này ko giúp gi cho việc kích sóng wifi 2. thiết bị cho tốc độ kết nổi rất tệ <text:s/>&lt; 1 mbps <text:s/>3. phạm vì mở rộng sóng kém 4. thường xuyên đứt kết nối.</text:p>
          </table:table-cell>
          <table:table-cell/>
        </table:table-row>
        <table:table-row table:style-name="ro1">
          <table:table-cell office:value-type="string" calcext:value-type="string">
            <text:p>đã mua và khuyên các bạn ko nên mua, ipad mà tiến nha, tiền nào của đó</text:p>
          </table:table-cell>
          <table:table-cell/>
        </table:table-row>
        <table:table-row table:style-name="ro1">
          <table:table-cell office:value-type="string" calcext:value-type="string">
            <text:p>đã mua và muốn trả lại hàng. thấy vọng đúng là hàng tàu. không đáng giá </text:p>
          </table:table-cell>
          <table:table-cell/>
        </table:table-row>
        <table:table-row table:style-name="ro4">
          <table:table-cell office:value-type="string" calcext:value-type="string">
            <text:p>đã mua và nghe ko băng con xiaomi hiện tại, phí 200k cho con rẻ tiền jbl . âm thanh: treble nhiều, âm thanh ko rõ, quá nhiều bass, tạp âm nhiều, đô chi tiết âm cực tệ, âm thanh nghe nhỏ. thảo nào mà giá 200k của thương hiệu jbl</text:p>
          </table:table-cell>
          <table:table-cell/>
        </table:table-row>
        <table:table-row table:style-name="ro1">
          <table:table-cell office:value-type="string" calcext:value-type="string">
            <text:p>đã mua, và đổi 2 lần mà vẫn ko mở được, mình yêu cầu hoàn tiền</text:p>
          </table:table-cell>
          <table:table-cell/>
        </table:table-row>
        <table:table-row table:style-name="ro2">
          <table:table-cell office:value-type="string" calcext:value-type="string">
            <text:p>đã mua. và xài được 1 tuần. cực kỳ không hài lòng. <text:s text:c="2"/>1/ pin yếu chứ không phải 8 tiếng như mô tả, dù chỉ dùng kết nối vào 1 ipad lên đọc báo. chỉ 3 4 tiếng là cạn sạch. <text:s text:c="2"/>2/ vạch pin chỉ để cho vui, không thay đổi nên không có ý nghĩa. màu vàng là còn pin, đỏ là cạn. <text:s text:c="2"/>3/ sạc thì nó cứ nhấp nháy. 1 tiếng hay 10 tiếng vẫn vậy, chả biết đầy là lúc nào. <text:s text:c="2"/>4/ điểm tệ nhất: đã pin yếu thì thôi, cắm sạc vào thì không còn tác dụng phát 3g. thế mới điên chứ. <text:s/>muốn trả hàng hoặc đổi hàng. trường hợp này tiki xử lý thế nào chứ tôi đã mua của tiki khoảng hơn 10 đơn hàng và lần này là cực kỳ thất vọng ?</text:p>
          </table:table-cell>
          <table:table-cell/>
        </table:table-row>
        <table:table-row table:style-name="ro1">
          <table:table-cell office:value-type="string" calcext:value-type="string">
            <text:p>đã nhận đc sim lúc trưa nhưng dữ liệu không bật lên đc thử ba bốn cái điện thoại mà không đc mong tiki trợ giúp để câu hỏi này đến với nhà cung cấp sản phẩm để giải quyết</text:p>
          </table:table-cell>
          <table:table-cell/>
        </table:table-row>
        <table:table-row table:style-name="ro1">
          <table:table-cell office:value-type="string" calcext:value-type="string">
            <text:p>đã nhận được hàng sớm nhưng usb đã bị bóc trước, rất thất vọng.</text:p>
          </table:table-cell>
          <table:table-cell/>
        </table:table-row>
        <table:table-row table:style-name="ro1">
          <table:table-cell office:value-type="string" calcext:value-type="string">
            <text:p>đã nhận được nhưng tai phải không nghe được <text:s/></text:p>
          </table:table-cell>
          <table:table-cell/>
        </table:table-row>
        <table:table-row table:style-name="ro4">
          <table:table-cell office:value-type="string" calcext:value-type="string">
            <text:p>đã nhận được sản phẩm nhưng thấy dòng chữ in trên loa chỉ là "with meridian " trong khi hình trên vỏ hộp và các ảnh chụp sản phẩm của tiki thì lại là " with meridian technology" đâm nghi ngờ có phải hàng chính hãng không. đề nghị tiki giải thích giúp</text:p>
          </table:table-cell>
          <table:table-cell/>
        </table:table-row>
        <table:table-row table:style-name="ro1">
          <table:table-cell office:value-type="string" calcext:value-type="string">
            <text:p>đã nhận được usb như quảng cáo, tuy nhiên đã bị rạch hộp, không có giấy tờ xuất hàng cũng như bảo hành kèm theo.</text:p>
          </table:table-cell>
          <table:table-cell/>
        </table:table-row>
        <table:table-row table:style-name="ro1">
          <table:table-cell office:value-type="string" calcext:value-type="string">
            <text:p>đã nhận hàng , hàng như hình , đẹp , nghe oke , nhưng thời gian sử dụng chưa được 30p đã hết bin, đề nghị shop hỗ trợ bảo hành đổi sản phẩm khác ạ xin cảm ơn</text:p>
          </table:table-cell>
          <table:table-cell/>
        </table:table-row>
        <table:table-row table:style-name="ro1">
          <table:table-cell office:value-type="string" calcext:value-type="string">
            <text:p>đã nhận hàng , nhưng cài đặt kết nối ko được , thực hiện như trong hướng dẫn , tại sao vậy ?</text:p>
          </table:table-cell>
          <table:table-cell/>
        </table:table-row>
        <table:table-row table:style-name="ro1">
          <table:table-cell office:value-type="string" calcext:value-type="string">
            <text:p>đã nhận hàng bật lên ko sáng sạc ko thấy hiện tượng gì. muốn đổi sản phẩm khac</text:p>
          </table:table-cell>
          <table:table-cell/>
        </table:table-row>
        <table:table-row table:style-name="ro2">
          <table:table-cell office:value-type="string" calcext:value-type="string">
            <text:p>đã nhận hàng nhưng chưa bóc ra, trong hộp ko có giấy tờ j của tiki trading cả. hộp mã vạch bị bong tróc. giao hàng rất chậm phải 10 ngày <text:s/>.. gửi hình ảnh cho tiki qua mail cũng ko thấy phản hồi gì. mua hàng trả góp từ 17/9 tichs thanh toán trả góp các kiểu rôif đến tận hnay 1/10 mà vẫn chưa chuyển thông tin trả góp sang ngân hàng. hàng đã nhận hôm 27/9. gọi tổng đài thì các bạn cứ bảo đang tiếp nhận hỏi thông tin thì ko hiểu các bạn tiếp nhận gì. giờ còn vài ngày nữa tất toán với ngân hàng chắc lại phải thanh toán toàn bộ không trả góp.</text:p>
          </table:table-cell>
          <table:table-cell/>
        </table:table-row>
        <table:table-row table:style-name="ro1">
          <table:table-cell office:value-type="string" calcext:value-type="string">
            <text:p>đã nhận hàng nhưng thực sự thất vọng ,đặt mua màu đen nhưng shop lại giao cho màu trắng.kết nối cực kỳ kém</text:p>
          </table:table-cell>
          <table:table-cell/>
        </table:table-row>
        <table:table-row table:style-name="ro4">
          <table:table-cell office:value-type="string" calcext:value-type="string">
            <text:p>đã nhận hàng. chất lượng âm thanh ko quá xuất sắc. nhưng kho biết là lỗi sp hay là thiết kế vậy . 1. hai tai đang nghe ngắt kết nối 1 cái auto ngắt cả 2 tắt nhạc <text:s/>2. 1 tai kết nối 1 tai đang nghe lấy cái thứ 2 ra. tự động kết nối nhưng ko tự động chạy nhạc <text:s/>nói chung nếu khắc phục đc mấy lỗi bất tiện này thì cũng tạm ổn</text:p>
          </table:table-cell>
          <table:table-cell/>
        </table:table-row>
        <table:table-row table:style-name="ro1">
          <table:table-cell office:value-type="string" calcext:value-type="string">
            <text:p>đã nhận sản phẩm, lắp vào máy và không sử dụng được</text:p>
          </table:table-cell>
          <table:table-cell/>
        </table:table-row>
        <table:table-row table:style-name="ro1">
          <table:table-cell office:value-type="string" calcext:value-type="string">
            <text:p>đã nhập thông tin yêu cầu hóa đơn đỏ nhưng không nhận được hóa đơn</text:p>
          </table:table-cell>
          <table:table-cell/>
        </table:table-row>
        <table:table-row table:style-name="ro1">
          <table:table-cell office:value-type="string" calcext:value-type="string">
            <text:p>dạ tai nghe của em bị lỗi 1 bên, em có thể trả lại sản phẩm và shop có thể trả lại tiền cho em k ạ</text:p>
          </table:table-cell>
          <table:table-cell/>
        </table:table-row>
        <table:table-row table:style-name="ro4">
          <table:table-cell office:value-type="string" calcext:value-type="string">
            <text:p>đã thanh toán đầy đủ tiền hàng và tiền phí ship giao trong ngày thứ 7 22/8, nhưng đến thứ 2 24/8 mới giao đến nơi. vậy đưa ra dịch vụ giao trong ngày để làm gì? và thu tiền ship giao trong ngày của khách thì tính như thế nào?</text:p>
          </table:table-cell>
          <table:table-cell/>
        </table:table-row>
        <table:table-row table:style-name="ro1">
          <table:table-cell office:value-type="string" calcext:value-type="string">
            <text:p>đã thử 4 tháng quá dỡ ( xin hontline liên hệ để liên hệ được cửa hàng trao đổi ok ? )</text:p>
          </table:table-cell>
          <table:table-cell/>
        </table:table-row>
        <table:table-row table:style-name="ro1">
          <table:table-cell office:value-type="string" calcext:value-type="string">
            <text:p>đã thử chuột với rất nhiều máy tính nhưng ko ăn thua, chán quá, bị giao nhầm chuột hỏng. đang liên hệ đổi hàng</text:p>
          </table:table-cell>
          <table:table-cell/>
        </table:table-row>
        <table:table-row table:style-name="ro1" table:visibility="filter">
          <table:table-cell office:value-type="string" calcext:value-type="string">
            <text:p>đã thử chuột với rất nhiều máy tính nhưng ko ăn thua, chán quá, bị giao nhầm chuột hỏng. đang liên hệ đổi hàng</text:p>
          </table:table-cell>
          <table:table-cell/>
        </table:table-row>
        <table:table-row table:style-name="ro1">
          <table:table-cell office:value-type="string" calcext:value-type="string">
            <text:p>đã thử nhiều cách nhưng đều không thể cấu hình thành công <text:s/>sản <text:s/>phẩm hiện đang vất chỏng chơ ở nhà vì mất phiếu nhận hàng đồ công nghệ mà tin tưởng quá là thua.</text:p>
          </table:table-cell>
          <table:table-cell/>
        </table:table-row>
        <table:table-row table:style-name="ro4">
          <table:table-cell office:value-type="string" calcext:value-type="string">
            <text:p>đã thử vài cách bật máy mà ko thể nào khởi động đc, sạc cắm cũng vài tiếng rồi mà ko thấy tín hiệu chiếc ipad sẽ khởi động đc. đã gọi xin hỗ trợ nhưng vài tiếng rồi ko có sự trợ giúp nào hết...hàng thì nguyên seal nhưng thế này thì tệ quá</text:p>
          </table:table-cell>
          <table:table-cell/>
        </table:table-row>
        <table:table-row table:style-name="ro4">
          <table:table-cell office:value-type="string" calcext:value-type="string">
            <text:p>đã trả lại hàng, không hề hài lòng về sản phẩm: 1. chuột không nguyên hộp(vỏ hộp đã đc bóc có thể là để dán tem), đã lắp pin và receiver, đã có dấu hiệu sử dụng. 2. chuột và hộp không <text:s/>trùng seri, không biết là hàng gì đây. 3. con lăn giữa còn kêu và ồn ào hơn chuột thường. 4. hoàn tiền chuột thôi, còn phí tiki now thì k.</text:p>
          </table:table-cell>
          <table:table-cell/>
        </table:table-row>
        <table:table-row table:style-name="ro1">
          <table:table-cell office:value-type="string" calcext:value-type="string">
            <text:p>đã từng dùng 3 con chuột y hệt và chưa bao giờ thấy con nào fake như con này mua về. giao hàng đúng hẹn.</text:p>
          </table:table-cell>
          <table:table-cell/>
        </table:table-row>
        <table:table-row table:style-name="ro1">
          <table:table-cell office:value-type="string" calcext:value-type="string">
            <text:p>đã xài một thời gian và chuột trái bị liệt lúc click được lúc không. nhắn hỗ trợ cho tiki thì không nhận được bất kì mail trả lời nào.</text:p>
          </table:table-cell>
          <table:table-cell/>
        </table:table-row>
        <table:table-row table:style-name="ro1">
          <table:table-cell office:value-type="string" calcext:value-type="string">
            <text:p>đặc hàng loại giá cao. mà giao hàng loại giá rẻ. nhưng thu tiền lại giá cao. tạm biệt tiki</text:p>
          </table:table-cell>
          <table:table-cell/>
        </table:table-row>
        <table:table-row table:style-name="ro1">
          <table:table-cell office:value-type="string" calcext:value-type="string">
            <text:p>đài được 2 tháng thì pin bị hư . không biết ơ đâu để thay luôn.giờ nằm một chốt</text:p>
          </table:table-cell>
          <table:table-cell/>
        </table:table-row>
        <table:table-row table:style-name="ro1">
          <table:table-cell office:value-type="string" calcext:value-type="string">
            <text:p>đam thoại loa hội kém, ko hài lòng về sản phẩm</text:p>
          </table:table-cell>
          <table:table-cell/>
        </table:table-row>
        <table:table-row table:style-name="ro1">
          <table:table-cell office:value-type="string" calcext:value-type="string">
            <text:p>dan cuong luc vo dien thoai thi man hinh bi mo di so voi luc dau</text:p>
          </table:table-cell>
          <table:table-cell/>
        </table:table-row>
        <table:table-row table:style-name="ro3">
          <table:table-cell office:value-type="string" calcext:value-type="string">
            <text:p>đắn đo mãi mới đặt hàng tiki trading, nhưng khá thất vọng. ko có tiki now nên đặt hàng tiêu chuẩn nhưng chỉ quấn một lớp bọc ni lon sơ sài bên ngoài, tới tay mình nhận thì khá nát, thùng có vài chỗ rách thủng, có sự va móp. test thử màn hình hở sáng, so sánh với màn hình laptop dell thì màu sắc ám vàng. cổng usb thì ko connect được mà phải dùng cáp hdmi mua ngoài. khá thất vọng cho 1 sao</text:p>
          </table:table-cell>
          <table:table-cell/>
        </table:table-row>
        <table:table-row table:style-name="ro1">
          <table:table-cell office:value-type="string" calcext:value-type="string">
            <text:p>dán màn hình bị sứt, không có lớp nilon bọc màn hình, như đã qua sử dụng.</text:p>
          </table:table-cell>
          <table:table-cell/>
        </table:table-row>
        <table:table-row table:style-name="ro1">
          <table:table-cell office:value-type="string" calcext:value-type="string">
            <text:p>dán vào cái màn hình mờ căm, ko thấy j hết, giao ko đúng mẫu của iph x. ko ưng ý</text:p>
          </table:table-cell>
          <table:table-cell/>
        </table:table-row>
        <table:table-row table:style-name="ro1">
          <table:table-cell office:value-type="string" calcext:value-type="string">
            <text:p>dán vô mờ cả màn hình á mà còn bẩn hơn cả loại thường. màn hình lúc nào cũng kiểu như có mồ hôi ở màn hình</text:p>
          </table:table-cell>
          <table:table-cell/>
        </table:table-row>
        <table:table-row table:style-name="ro1">
          <table:table-cell office:value-type="string" calcext:value-type="string">
            <text:p>đăng bán cat6, giao hàng cat5, đã có feedback từ nhiều người rồi mà vẫn vậy, mọi người nên cân nhắc kỹ khi mua sản phẩm này. nói treo đầu dê bán thịt chó cũng ko quá.</text:p>
          </table:table-cell>
          <table:table-cell/>
        </table:table-row>
        <table:table-row table:style-name="ro1">
          <table:table-cell office:value-type="string" calcext:value-type="string">
            <text:p>đang hý hửng nhận máy. mở ra check thi camera trước bị lỗi, không thò thụt và không chụp ảnh dc. thất vọng quá</text:p>
          </table:table-cell>
          <table:table-cell/>
        </table:table-row>
        <table:table-row table:style-name="ro1">
          <table:table-cell office:value-type="string" calcext:value-type="string">
            <text:p>đáng lẽ ko nên cho sao nào mới đúng, đặt rõ ràng màu đen, giao màu xanh rêu coi có tức ko, shop làm ăn cẩu tả, ko có thì báo ko có chứ đừng lừa lọc khách hàng nv</text:p>
          </table:table-cell>
          <table:table-cell/>
        </table:table-row>
        <table:table-row table:style-name="ro1">
          <table:table-cell office:value-type="string" calcext:value-type="string">
            <text:p>đang nghe hay tắt đột xuất ... mặt dù mới sạc pin xong</text:p>
          </table:table-cell>
          <table:table-cell/>
        </table:table-row>
        <table:table-row table:style-name="ro1">
          <table:table-cell office:value-type="string" calcext:value-type="string">
            <text:p>đang nghe thì bị dừng ? liên tục bị dừng</text:p>
          </table:table-cell>
          <table:table-cell/>
        </table:table-row>
        <table:table-row table:style-name="ro4">
          <table:table-cell office:value-type="string" calcext:value-type="string">
            <text:p>đang sạc tì tai trái sụt nguồn, sau đó khi sạc đc 1 lúc, mở lên tai thì trên máy vẫn hiện biểu tượng đang sạc dù đã tháo. tưởng mua hàng vn/a đắt hơn nhưng ai ngờ chất lượng quá tệ. đề nghị tiki thu hồi sản phẩm và đổi mới</text:p>
          </table:table-cell>
          <table:table-cell/>
        </table:table-row>
        <table:table-row table:style-name="ro1">
          <table:table-cell office:value-type="string" calcext:value-type="string">
            <text:p>đang sử dụng tự nhiên không mở lên được. tưởng hết pin, thay pin xong vẫn không hoạt động.</text:p>
          </table:table-cell>
          <table:table-cell/>
        </table:table-row>
        <table:table-row table:style-name="ro1">
          <table:table-cell office:value-type="string" calcext:value-type="string">
            <text:p>đang test trên macos thì tốc độ cũng tạm ổn. không xứng với với chuẩn 3.0</text:p>
          </table:table-cell>
          <table:table-cell/>
        </table:table-row>
        <table:table-row table:style-name="ro1">
          <table:table-cell office:value-type="string" calcext:value-type="string">
            <text:p>đánh chữ cho tivi smat không được</text:p>
          </table:table-cell>
          <table:table-cell/>
        </table:table-row>
        <table:table-row table:style-name="ro1">
          <table:table-cell office:value-type="string" calcext:value-type="string">
            <text:p>đánh đố người dùng trong cách đặt tên sản phẩm. <text:s/>làm tôi mua nhầm 2 cái trong khi dùng iphone!</text:p>
          </table:table-cell>
          <table:table-cell/>
        </table:table-row>
        <table:table-row table:style-name="ro4">
          <table:table-cell office:value-type="string" calcext:value-type="string">
            <text:p>đánh giá 1 sao vì tôi thấy sp không hài lòng chút nào . thứ nhất đóng gói hộp bóp méo , thứ 2 box của sp cũng bị khui trước khi tới tay khách hàng , thứ 3 cái quan trọng nhất là tem bảo hành cũng không có luôn . mong shop cho 1 lời giải thích</text:p>
          </table:table-cell>
          <table:table-cell/>
        </table:table-row>
        <table:table-row table:style-name="ro4">
          <table:table-cell office:value-type="string" calcext:value-type="string">
            <text:p>đánh giá sau 2 ngày sử dụng thì mình thấy wifi sóng mạnh nhưng kém ổn định, hay rớt sóng khi bị nóng, khả năng chịu tải kém khi có tầm 12 thiết bị kết nối là bị treo. ngoài ra mình thấy tiki dịch vụ rất tốt, gói hàng cẩn thận.</text:p>
          </table:table-cell>
          <table:table-cell/>
        </table:table-row>
        <table:table-row table:style-name="ro1">
          <table:table-cell office:value-type="string" calcext:value-type="string">
            <text:p>dao hàng nhanh hơn dự kiến đóng gói đẹp sản phẩm đúng vs giá tiền</text:p>
          </table:table-cell>
          <table:table-cell/>
        </table:table-row>
        <table:table-row table:style-name="ro1" table:visibility="filter">
          <table:table-cell office:value-type="string" calcext:value-type="string">
            <text:p>dao hàng nhanh hơn dự kiến đóng gói đẹp sản phẩm đúng vs giá tiền</text:p>
          </table:table-cell>
          <table:table-cell/>
        </table:table-row>
        <table:table-row table:style-name="ro1">
          <table:table-cell office:value-type="string" calcext:value-type="string">
            <text:p>đập bỏ rồi</text:p>
          </table:table-cell>
          <table:table-cell/>
        </table:table-row>
        <table:table-row table:style-name="ro4">
          <table:table-cell office:value-type="string" calcext:value-type="string">
            <text:p>đặt 2 nhưng khi mở hàng chỉ có 1, đã gởi khiếu nại, có gmail hồi đáp đang kiểm tra, do trời mưa , nhận hàng tại khu vực quân sự và chủ quan giao hàng đủ nên không đồng kiểm,mong nhận được phản hồi sớm từ tiki còn về chất lượng thẻ hiện tại tốt, test tốc độ đảm bảo</text:p>
          </table:table-cell>
          <table:table-cell/>
        </table:table-row>
        <table:table-row table:style-name="ro1">
          <table:table-cell office:value-type="string" calcext:value-type="string">
            <text:p>đặt 3 sản phẩm mà gửi từng sp 1. khi đặt nhiều sản phẩm cùng lúc nên gửi 1 lần</text:p>
          </table:table-cell>
          <table:table-cell/>
        </table:table-row>
        <table:table-row table:style-name="ro4">
          <table:table-cell office:value-type="string" calcext:value-type="string">
            <text:p>đặt 3 sợi màu đỏ dài 2m , giao 2 sợi màu đen 2m 1 sợi màu đỏ 1m. <text:s/>tao đọc đích danh thằng psk dragon cố tình bán hàng bố láo. <text:s/>chất lượng sản phẩm ko bàn đến. nhưng thái độ bán hàng ko chấp nhận đc</text:p>
          </table:table-cell>
          <table:table-cell/>
        </table:table-row>
        <table:table-row table:style-name="ro1">
          <table:table-cell office:value-type="string" calcext:value-type="string">
            <text:p>đặt a51 giao a10, đề nghị đổi trả gấp. quá thất vọng</text:p>
          </table:table-cell>
          <table:table-cell/>
        </table:table-row>
        <table:table-row table:style-name="ro1">
          <table:table-cell office:value-type="string" calcext:value-type="string">
            <text:p>đặt cái repeater cách rounter khoảng 10m mà bắt sóng không nổi luôn !! mua xong thấy tiếc tiền. thề xài mà muốn đập cho rồi</text:p>
          </table:table-cell>
          <table:table-cell/>
        </table:table-row>
        <table:table-row table:style-name="ro4">
          <table:table-cell office:value-type="string" calcext:value-type="string">
            <text:p>dat cap baseus ma giao cap sac hieu khac vay la sao vay,lay bao giay bao lai de che cai hop,lam an kieu gi vay tiki,ko dong y kieu lam an treo dau de ban thit cho nhu vay,bay h huong giai quyet cua tiki la sao day?</text:p>
          </table:table-cell>
          <table:table-cell/>
        </table:table-row>
        <table:table-row table:style-name="ro1">
          <table:table-cell office:value-type="string" calcext:value-type="string">
            <text:p>đặt cáp lightning mà toàn giao cáp micro usb. sau khi đổi trả thì vẫn giao y xì cái cũ. rất mất thời gian.</text:p>
          </table:table-cell>
          <table:table-cell/>
        </table:table-row>
        <table:table-row table:style-name="ro1">
          <table:table-cell office:value-type="string" calcext:value-type="string">
            <text:p>đặt của tiki trading thì hàng giao lại là của máy tính vĩnh xuân, tốc độ usb chậm, mặc dù máy tính có hỗ trợ 2 khe cắm usb 3.0</text:p>
          </table:table-cell>
          <table:table-cell/>
        </table:table-row>
        <table:table-row table:style-name="ro1">
          <table:table-cell office:value-type="string" calcext:value-type="string">
            <text:p>đặt cùng 1 đơn hàng nhưng chưa thấy hàng này về</text:p>
          </table:table-cell>
          <table:table-cell/>
        </table:table-row>
        <table:table-row table:style-name="ro1">
          <table:table-cell office:value-type="string" calcext:value-type="string">
            <text:p>đặt dây đen, giao dây đỏ. tệ nhất là đặt dây iphone, ra dây này? <text:s/>. </text:p>
          </table:table-cell>
          <table:table-cell/>
        </table:table-row>
        <table:table-row table:style-name="ro1">
          <table:table-cell office:value-type="string" calcext:value-type="string">
            <text:p>đặt dây màu đen lại gửi dây màu đỏ hình dạng khác nhau hoàn toàn, làm ăn k trung thực</text:p>
          </table:table-cell>
          <table:table-cell/>
        </table:table-row>
        <table:table-row table:style-name="ro1">
          <table:table-cell office:value-type="string" calcext:value-type="string">
            <text:p>đặt đế vuông ra đế tròng , lỏng lẻo không chắc chắn sẽ tệ</text:p>
          </table:table-cell>
          <table:table-cell/>
        </table:table-row>
        <table:table-row table:style-name="ro1">
          <table:table-cell office:value-type="string" calcext:value-type="string">
            <text:p>đặt đồng hồ màu trắng mà giao tới nhà là đồng hồ màu đen ?.?</text:p>
          </table:table-cell>
          <table:table-cell/>
        </table:table-row>
        <table:table-row table:style-name="ro1">
          <table:table-cell office:value-type="string" calcext:value-type="string">
            <text:p>đặt đúng 1 tuần vẫn chưa nhận được hàng, không biết đây là lần thứ mấy rồi, chán quá.</text:p>
          </table:table-cell>
          <table:table-cell/>
        </table:table-row>
        <table:table-row table:style-name="ro1">
          <table:table-cell office:value-type="string" calcext:value-type="string">
            <text:p>đặt gần cả tháng trời ko giao phải đặt một đơn hàng khác mới được. <text:s/>điện thoại thì ổn. <text:s/>dịch vụ khac thì quá chậm</text:p>
          </table:table-cell>
          <table:table-cell/>
        </table:table-row>
        <table:table-row table:style-name="ro1">
          <table:table-cell office:value-type="string" calcext:value-type="string">
            <text:p>đặt hàng 10 ngày mới có nhân viên liên hệ giao hàng</text:p>
          </table:table-cell>
          <table:table-cell/>
        </table:table-row>
        <table:table-row table:style-name="ro4">
          <table:table-cell office:value-type="string" calcext:value-type="string">
            <text:p>đặt hàng 12/12/2019 mãi đến 19/12/2019 mới giao tới. sản phẩm thấy nản. <text:s text:c="3"/>giao hàng thì chậm <text:s text:c="2"/>bên <text:s/>shop xem lại cách làm việc nha. sản phẩm giao không sử dụng được. đồ kẹp thì giao 1 bên không biết bên shop đứa nào đói quá bẻ ngãy mất một bên của người ta. thất vọng quá. mọi người cân nhắc trước khi mua. shop làm ăn ẩu tả.</text:p>
          </table:table-cell>
          <table:table-cell/>
        </table:table-row>
        <table:table-row table:style-name="ro1">
          <table:table-cell office:value-type="string" calcext:value-type="string">
            <text:p>đặt hàng 2 cáp mà giao hàng chỉ có 1 cáp, shop không uy tín.</text:p>
          </table:table-cell>
          <table:table-cell/>
        </table:table-row>
        <table:table-row table:style-name="ro1">
          <table:table-cell office:value-type="string" calcext:value-type="string">
            <text:p>đặt hàng 2ngay,nhân viên giao hàng gọi ra nhận hàng nhưng tìm không thấy hàng đâu.nóng thiệt</text:p>
          </table:table-cell>
          <table:table-cell/>
        </table:table-row>
        <table:table-row table:style-name="ro1">
          <table:table-cell office:value-type="string" calcext:value-type="string">
            <text:p>đặt hàng 3h mà 5h sau mới giao giờ còn bị lỗi chỗ màn hình nữa</text:p>
          </table:table-cell>
          <table:table-cell/>
        </table:table-row>
        <table:table-row table:style-name="ro4">
          <table:table-cell office:value-type="string" calcext:value-type="string">
            <text:p>đặt hàng 4 ngày mà vẫn trong tình trạng tiếp nhận đơn hàng. gọi hỏi thì bảo do quá trình đóng gói có vấn đề nên chưa gửi ?. tiki có tiếng là giao hàng nhanh vậy mà lần đầu mua làm mình khá thất vọng ?. hay do mình thanh toán bằng xu nên mới vậy???</text:p>
          </table:table-cell>
          <table:table-cell/>
        </table:table-row>
        <table:table-row table:style-name="ro4">
          <table:table-cell office:value-type="string" calcext:value-type="string">
            <text:p>đặt hàng 7/10, đã trả tiền trước bằng tiki xu, hẹn giao hàng vào ngày 10/10. đến hôm nay là 18/10 rồi cũng chẳng thấy hàng đâu. gọi điện báo nhân viên thì bảo là em sẽ kiểm tra và báo lại anh, nhưng cũng chẳng có ma nào gọi lại. <text:s/>tóm lại, mua hàng online thì cứ giao hàng mới trả tiền, còn không giao thì thôi chứ đừng có dại mà trả tiền trước.</text:p>
          </table:table-cell>
          <table:table-cell/>
        </table:table-row>
        <table:table-row table:style-name="ro1">
          <table:table-cell office:value-type="string" calcext:value-type="string">
            <text:p>đặt hàng hôm 25/12 dự kiếm giao hàng vào ngày 30/12. ngàu 31/12 kiển tra tình trạng vẫn đang trong quá trình vận chuyển.</text:p>
          </table:table-cell>
          <table:table-cell/>
        </table:table-row>
        <table:table-row table:style-name="ro1">
          <table:table-cell office:value-type="string" calcext:value-type="string">
            <text:p>đặt hàng là siêu thánh sim thì giao hàng lại là sim thánh hi, tài khoản 0 đồng, không có data. bó tay.</text:p>
          </table:table-cell>
          <table:table-cell/>
        </table:table-row>
        <table:table-row table:style-name="ro1">
          <table:table-cell office:value-type="string" calcext:value-type="string">
            <text:p>đặt hàng mà ko giao hàng, tự hủy đơn hàng của khách hàng ko có lý do. thua</text:p>
          </table:table-cell>
          <table:table-cell/>
        </table:table-row>
        <table:table-row table:style-name="ro1" table:visibility="filter">
          <table:table-cell office:value-type="string" calcext:value-type="string">
            <text:p>đặt hàng mà ko giao hàng, tự hủy đơn hàng của khách hàng ko có lý do. thua</text:p>
          </table:table-cell>
          <table:table-cell/>
        </table:table-row>
        <table:table-row table:style-name="ro1">
          <table:table-cell office:value-type="string" calcext:value-type="string">
            <text:p>đặt hàng màu đen nhưng giao lại màu trắng rõ già mà đeo như đeo đồng hồ trẻ con</text:p>
          </table:table-cell>
          <table:table-cell/>
        </table:table-row>
        <table:table-row table:style-name="ro1">
          <table:table-cell office:value-type="string" calcext:value-type="string">
            <text:p>đặt hàng ngày 03/07/2019(thanh toán trước luôn) tới 15/07/2019 mới giao tới.tiki trading nên xem lại cách phục vụ nhé.</text:p>
          </table:table-cell>
          <table:table-cell/>
        </table:table-row>
        <table:table-row table:style-name="ro1">
          <table:table-cell office:value-type="string" calcext:value-type="string">
            <text:p>đặt hàng ngày 12 mà mãi đến ngày 21 vẫn chưa giao hàng tới. mọi lần mình đặt tầm 1 2 ngày là đến. tác phong làm việc của tiki có dấu hiệu sa sút rồi</text:p>
          </table:table-cell>
          <table:table-cell/>
        </table:table-row>
        <table:table-row table:style-name="ro3">
          <table:table-cell office:value-type="string" calcext:value-type="string">
            <text:p>đặt hàng ngày 31/01 dự kiến 11/02 nhưng tới 18/02 mới nhận hàng, unbox 5p thì phát hiện lỗi “ thao tác bàn phím thực” tắt cảm ứng bàn phím vật lý thì xài bth. nhưng khi bật lên thì có hiện tượng loạn cảm ứng. lỗi này không phải do tiki vì máy nguyên seal full hộp, nhưng vì tiki giao trễ nên tôi muốn đổi máy mới nhanh, hi vọng tiki tiếp nhận giúp tôi. 3* cho sản phẩm. 5* cho tikicare vẫn hi vọng các bạn xử lí nhanh giúp mình, vì mình đợi quá lâu rồi. tks tiki</text:p>
          </table:table-cell>
          <table:table-cell/>
        </table:table-row>
        <table:table-row table:style-name="ro3">
          <table:table-cell office:value-type="string" calcext:value-type="string">
            <text:p>đặt hàng ngày 5/2 tiki báo ngày 8/2 giao. vài ngày sau vẫn ko thấy giao, check status thì mãi vẫn là "đã đóng gói" ngày 12/2 gọi điện lên tổng đài complain thì ngay chiều nhận được hàng...????... mở hàng ra thì serial trên hộp và trên chuột không giống nhau, check bảo hành thì đã mất mấy tháng, miếng đệm su thì bị mòn...???... 100% hàng refurbished</text:p>
          </table:table-cell>
          <table:table-cell/>
        </table:table-row>
        <table:table-row table:style-name="ro3" table:visibility="filter">
          <table:table-cell office:value-type="string" calcext:value-type="string">
            <text:p>đặt hàng ngày 5/2 tiki báo ngày 8/2 giao. vài ngày sau vẫn ko thấy giao, check status thì mãi vẫn là "đã đóng gói" ngày 12/2 gọi điện lên tổng đài complain thì ngay chiều nhận được hàng...????... mở hàng ra thì serial trên hộp và trên chuột không giống nhau, check bảo hành thì đã mất mấy tháng, miếng đệm su thì bị mòn...???... 100% hàng refurbished</text:p>
          </table:table-cell>
          <table:table-cell/>
        </table:table-row>
        <table:table-row table:style-name="ro1">
          <table:table-cell office:value-type="string" calcext:value-type="string">
            <text:p>đặt hàng rõ là 3 râu xong đến lúc nhận hàng lại là 2 râu</text:p>
          </table:table-cell>
          <table:table-cell/>
        </table:table-row>
        <table:table-row table:style-name="ro1">
          <table:table-cell office:value-type="string" calcext:value-type="string">
            <text:p>đặt hàng thì yêu cầu đặt 3 cái .khi giao sử dụng thì không cái nào xài được .</text:p>
          </table:table-cell>
          <table:table-cell/>
        </table:table-row>
        <table:table-row table:style-name="ro1">
          <table:table-cell office:value-type="string" calcext:value-type="string">
            <text:p>đặt hàng tiki now mà 2 ngày sau mới giao. mở hộp thì tem đã bị bóc từ trước mở chuột ko lên, có thử sạc 20p nhưng vẫn không lên đế chuột có dấu hiệu đã bị di nhiều.</text:p>
          </table:table-cell>
          <table:table-cell/>
        </table:table-row>
        <table:table-row table:style-name="ro1" table:visibility="filter">
          <table:table-cell office:value-type="string" calcext:value-type="string">
            <text:p>đặt hàng tiki now mà 2 ngày sau mới giao. mở hộp thì tem đã bị bóc từ trước mở chuột ko lên, có thử sạc 20p nhưng vẫn không lên đế chuột có dấu hiệu đã bị di nhiều.</text:p>
          </table:table-cell>
          <table:table-cell/>
        </table:table-row>
        <table:table-row table:style-name="ro1">
          <table:table-cell office:value-type="string" calcext:value-type="string">
            <text:p>đặt hàng tới giờ vẫn chưa có máy, tiền thì trừ cái rụp, rôi đợi cả tuần</text:p>
          </table:table-cell>
          <table:table-cell/>
        </table:table-row>
        <table:table-row table:style-name="ro3">
          <table:table-cell office:value-type="string" calcext:value-type="string">
            <text:p>đặt hàng trước lễ 30/4 <text:s/>, đến hôm giao hàng(gh) , người gh đến giao, vì ko báo trước nên ko có nhà, hẹn ngày hôm sau giao thì ok , nhưng lại rơi vào ngày lễ . nhưng đến hôm nay đơn hàng vẫn chưa giao mà cũng chẳng thấy shop ý kiên gì, đơn hàng vẫn đang nằm chờ đó. tôi không nỡ mua hàng khác vì e rằng họ lại giao đến. làm ăn thế này thì thật là bó tay.</text:p>
          </table:table-cell>
          <table:table-cell/>
        </table:table-row>
        <table:table-row table:style-name="ro1">
          <table:table-cell office:value-type="string" calcext:value-type="string">
            <text:p>đặt hàng từ 1/3 giờ vẫn chưa lấy dc vào xem thì viết giao hàng hôm 9/3 gần 10 ngày có nên lấy hay ko</text:p>
          </table:table-cell>
          <table:table-cell/>
        </table:table-row>
        <table:table-row table:style-name="ro1">
          <table:table-cell office:value-type="string" calcext:value-type="string">
            <text:p>đặt hàng từ 13/12/2019 mà đến tận 16/12/2019 rồi mà vẫn chưa nhận được hàng. bây giờ đã 11h15' sáng 16/12/2019 r. chờ dài cổ</text:p>
          </table:table-cell>
          <table:table-cell/>
        </table:table-row>
        <table:table-row table:style-name="ro3">
          <table:table-cell office:value-type="string" calcext:value-type="string">
            <text:p>đặt hàng từ 15/4 nhưng tới 2/5 mới giao hàng dù địa chỉ mua ở hn chứ ko phải tận xa xôi hải đảo gì. hàng ghi bên ngoài "cực kỳ dễ vỡ" nhưng lại không bọc cẩn thận, chỉ có một lớp nylon quấn ngoài cùng. đây là cách tiki trading giao hàng cho khách sao? <text:s/>sản phẩm ghi đã kiểm tra ngày 14/4 nhưng lỗi màn, hở nền và hở sáng. không hiểu kiểm tra kiểu gì? chưa bao giờ tôi gặp trải nghiệm mua hàng tệ hại vậy.</text:p>
          </table:table-cell>
          <table:table-cell/>
        </table:table-row>
        <table:table-row table:style-name="ro4">
          <table:table-cell office:value-type="string" calcext:value-type="string">
            <text:p>đặt hàng từ 19/12 báo giao hàng t7 (23/12). hôm nay 24/12 check thì vẫn đóng gói chưa vận chuyển. cũng không thấy thông báo cho khách hàng gì cả. làm ăn chậm quá vậy. sau đơn hàng đến tôi huy nhận nhé.</text:p>
          </table:table-cell>
          <table:table-cell/>
        </table:table-row>
        <table:table-row table:style-name="ro4">
          <table:table-cell office:value-type="string" calcext:value-type="string">
            <text:p>đặt hàng từ 31/10 đến hôm nay 14/11 đéo nhận được. hẹn mùng 6 giao, mùng 6 gọi thì bảo sg mưa bão abc lùi sang 11. 11 đợi đéo thấy đâu, 12 cũng đéo thấy rồi gọi tổng đài hỏi thì báo đã chuyển hàng hành công?!! biết cách làm giàu đấy.</text:p>
          </table:table-cell>
          <table:table-cell/>
        </table:table-row>
        <table:table-row table:style-name="ro1">
          <table:table-cell office:value-type="string" calcext:value-type="string">
            <text:p>đặt hàng từ 3h chiều, tiki now, dự kiến 6h tối nhận hàng, đến tận 12h đêm vẫn chưa ship đến và cũng ko 1 cuộc điện thoại báo lý do. thất vọng</text:p>
          </table:table-cell>
          <table:table-cell/>
        </table:table-row>
        <table:table-row table:style-name="ro1">
          <table:table-cell office:value-type="string" calcext:value-type="string">
            <text:p>đặt hàng từ hôm 20 vậy mà đến tận ngày 26 mới nhận được hàng, chán không tả nổi</text:p>
          </table:table-cell>
          <table:table-cell/>
        </table:table-row>
        <table:table-row table:style-name="ro1">
          <table:table-cell office:value-type="string" calcext:value-type="string">
            <text:p>đặt hàng từ hôm 31/8, đến nay là 5/4 mà trạng thái vẫn là đang đóng gói. <text:s/>cái gì vậy? đóng gói mất cả tuần sao?</text:p>
          </table:table-cell>
          <table:table-cell/>
        </table:table-row>
        <table:table-row table:style-name="ro1">
          <table:table-cell office:value-type="string" calcext:value-type="string">
            <text:p>đặt hàng từ thứ sáu tuần trước, thứ tư tuần này chưa thấy giao hàng. cần mực gấp thì chờ 10 nagỳ nữa ???</text:p>
          </table:table-cell>
          <table:table-cell/>
        </table:table-row>
        <table:table-row table:style-name="ro1">
          <table:table-cell office:value-type="string" calcext:value-type="string">
            <text:p>đặt hôm 10/7, nhưng đến tận 27/07 mới giao hàng?? quên mất là đã đặt gì luôn ...</text:p>
          </table:table-cell>
          <table:table-cell/>
        </table:table-row>
        <table:table-row table:style-name="ro4">
          <table:table-cell office:value-type="string" calcext:value-type="string">
            <text:p>đặt hôm thứ bãy. hôm qua có cuộc điện thoại của anh nhân viên giao hàng ns hàng có rồi.mà kẹt đi làm xa ko có ỡ nhà hẹn hôm sau. chờ dài cổ luôn củng ko thấy anh nv gọi. lần đầu mua hàng của shop mà vậy.chắc ko ám mua nữa</text:p>
          </table:table-cell>
          <table:table-cell/>
        </table:table-row>
        <table:table-row table:style-name="ro1">
          <table:table-cell office:value-type="string" calcext:value-type="string">
            <text:p>đặt kính cường lực 7 pus gưi iphone x</text:p>
          </table:table-cell>
          <table:table-cell/>
        </table:table-row>
        <table:table-row table:style-name="ro1">
          <table:table-cell office:value-type="string" calcext:value-type="string">
            <text:p>đặt kính cường lực mà gửi về ốp lưng iphone 6, giá ốp lưng này tầm 10k, trong khi mua cường lực với giá 60k, shop làm ăn không đc xíu nào</text:p>
          </table:table-cell>
          <table:table-cell/>
        </table:table-row>
        <table:table-row table:style-name="ro1">
          <table:table-cell office:value-type="string" calcext:value-type="string">
            <text:p>đặt màu đen <text:s/>&gt; nhận được màu bạc <text:s text:c="185"/>.</text:p>
          </table:table-cell>
          <table:table-cell/>
        </table:table-row>
        <table:table-row table:style-name="ro1">
          <table:table-cell office:value-type="string" calcext:value-type="string">
            <text:p>đặt màu đen chờ mòn mỏi lại ship đến màu bạc ưatch</text:p>
          </table:table-cell>
          <table:table-cell/>
        </table:table-row>
        <table:table-row table:style-name="ro1">
          <table:table-cell office:value-type="string" calcext:value-type="string">
            <text:p>đặt màu đen lại giao màu trắng. chất lượng thì chưa test vì muốn đổi lại màu.</text:p>
          </table:table-cell>
          <table:table-cell/>
        </table:table-row>
        <table:table-row table:style-name="ro1">
          <table:table-cell office:value-type="string" calcext:value-type="string">
            <text:p>đặt màu đen mà giao lại màu xanh, khác hẳn trong hình, chất lượng quá tệ</text:p>
          </table:table-cell>
          <table:table-cell/>
        </table:table-row>
        <table:table-row table:style-name="ro1">
          <table:table-cell office:value-type="string" calcext:value-type="string">
            <text:p>đặt màu đen mà giao màu đỏ với xanh</text:p>
          </table:table-cell>
          <table:table-cell/>
        </table:table-row>
        <table:table-row table:style-name="ro1">
          <table:table-cell office:value-type="string" calcext:value-type="string">
            <text:p>đặt màu đen nhưng giao hàng màu khác, không uy tín</text:p>
          </table:table-cell>
          <table:table-cell/>
        </table:table-row>
        <table:table-row table:style-name="ro1">
          <table:table-cell office:value-type="string" calcext:value-type="string">
            <text:p>đặt màu đen thì gửi màu xanh, thật sự quá hụt hẫng luôn. mong tiki can thiệt và shop có hình thức xử lý hợp lý</text:p>
          </table:table-cell>
          <table:table-cell/>
        </table:table-row>
        <table:table-row table:style-name="ro1">
          <table:table-cell office:value-type="string" calcext:value-type="string">
            <text:p>đặt màu hồng mà giao màu gì ko đỡ nỗi luôn</text:p>
          </table:table-cell>
          <table:table-cell/>
        </table:table-row>
        <table:table-row table:style-name="ro4">
          <table:table-cell office:value-type="string" calcext:value-type="string">
            <text:p>đặt mẫu này giao mẫu khác thà báo hết hàng còn hơn xem khách hàng như mấy con lừa. cân nhắc đây không phải là dòng silent nên chuột click khá ồn. nói chung dịch vụ rõ chán.</text:p>
          </table:table-cell>
          <table:table-cell/>
        </table:table-row>
        <table:table-row table:style-name="ro1">
          <table:table-cell office:value-type="string" calcext:value-type="string">
            <text:p>đặt màu trắng giao màu đen,sạc đầy để 1 lúc là hết pin k ngư quảng cáo muốn trả lại hàng mong nhận được phản hồi lại từ tiki</text:p>
          </table:table-cell>
          <table:table-cell/>
        </table:table-row>
        <table:table-row table:style-name="ro1">
          <table:table-cell office:value-type="string" calcext:value-type="string">
            <text:p>dat mau trang ma gui mau den roi sao vao intenet khong dc</text:p>
          </table:table-cell>
          <table:table-cell/>
        </table:table-row>
        <table:table-row table:style-name="ro1">
          <table:table-cell office:value-type="string" calcext:value-type="string">
            <text:p>đặt màu vàng đồng, tiki cho màu đen, đã thế lại còn màn hình sứt xát, nói chung phí tiền</text:p>
          </table:table-cell>
          <table:table-cell/>
        </table:table-row>
        <table:table-row table:style-name="ro1">
          <table:table-cell office:value-type="string" calcext:value-type="string">
            <text:p>đặt màu vàng giao màu hồng <text:s/>. và ko đc xem hàng làm sao mà biết giao đúng ko?</text:p>
          </table:table-cell>
          <table:table-cell/>
        </table:table-row>
        <table:table-row table:style-name="ro4">
          <table:table-cell office:value-type="string" calcext:value-type="string">
            <text:p>đặt màu xanh dương đậm nhưng lại giao màu xanh dương nhạt. nếu hết hàng màu xanh đậm thì đừng để cho khách hàng chọn, mua thì giá cao mà giao loại giá rẻ, khác nào lừa đảo.</text:p>
          </table:table-cell>
          <table:table-cell/>
        </table:table-row>
        <table:table-row table:style-name="ro4">
          <table:table-cell office:value-type="string" calcext:value-type="string">
            <text:p>đặt màu xanh dương thì ra xanh lá, lúc mua thì nhanh mà lúc đổi thì lâu, chả biết bao giờ ms đổi được, bực không chịu được. không hài lòng với cách bán hàng của tiki. mua online đã không được chọn hàng thì phải bán cho cẩn thânk chứ!</text:p>
          </table:table-cell>
          <table:table-cell/>
        </table:table-row>
        <table:table-row table:style-name="ro1">
          <table:table-cell office:value-type="string" calcext:value-type="string">
            <text:p>đặt miếng 23×29 giao miếng nhỏ xíu không vui tí nào</text:p>
          </table:table-cell>
          <table:table-cell/>
        </table:table-row>
        <table:table-row table:style-name="ro1">
          <table:table-cell office:value-type="string" calcext:value-type="string">
            <text:p>đặt miếng dán màn hình cho ip 7 plus bên shop giao loại cho ip x.</text:p>
          </table:table-cell>
          <table:table-cell/>
        </table:table-row>
        <table:table-row table:style-name="ro4">
          <table:table-cell office:value-type="string" calcext:value-type="string">
            <text:p>đặt mua 02 cái máy in, bận đi làm người nhà nhận giùm trả tiền hóa đơn của 02 cái máy in nhưng chỉ giao có 01 cái! chiều về coi lại, hãi hùng quá! cuối cùng cũng giải quyết được êm xuôi!</text:p>
          </table:table-cell>
          <table:table-cell/>
        </table:table-row>
        <table:table-row table:style-name="ro1">
          <table:table-cell office:value-type="string" calcext:value-type="string">
            <text:p>đặt mua 10/3/2020 giao cho hàng ngoài, tem bh ghi 16/7/2019 (lấy sp cũ, bị đổi trả giao cho khách) làm ăn tệ v</text:p>
          </table:table-cell>
          <table:table-cell/>
        </table:table-row>
        <table:table-row table:style-name="ro3">
          <table:table-cell office:value-type="string" calcext:value-type="string">
            <text:p>đặt mua 3c, giao hàng trong 24 tiếng. nhận hàng lúc 10:40 sáng, sau giờ nghỉ trưa mới test sản phẩm. 1c hình sư tử không nhận pin, lắp pin đầy đủ đúng cách đều không chạy. liên hệ support 24/7 chỉ nhận được thông báo đã ghi nhận, 2 3 ngày mới có nhân viên tiki liên hệ để lấy hàng về kiểm tra. rồi thì như nào nữa chưa biết! <text:s text:c="3"/>rất không hài lòng về việc hậu bán hàng này. so với dịch vụ trả hàng của lazada thì thua xa!</text:p>
          </table:table-cell>
          <table:table-cell/>
        </table:table-row>
        <table:table-row table:style-name="ro1">
          <table:table-cell office:value-type="string" calcext:value-type="string">
            <text:p>đặt mua hàng mà gởi thiếu 2 cục sạc, gọi điện thì k liên lạc dc</text:p>
          </table:table-cell>
          <table:table-cell/>
        </table:table-row>
        <table:table-row table:style-name="ro1">
          <table:table-cell office:value-type="string" calcext:value-type="string">
            <text:p>đặt mua màu trắng gửi màu đen</text:p>
          </table:table-cell>
          <table:table-cell/>
        </table:table-row>
        <table:table-row table:style-name="ro1">
          <table:table-cell office:value-type="string" calcext:value-type="string">
            <text:p>đặt mua sản phẩm màu đen giao hàng màu trắng với sản phẩm bị điếc một bên tai chỉ nghe được một bên</text:p>
          </table:table-cell>
          <table:table-cell/>
        </table:table-row>
        <table:table-row table:style-name="ro4">
          <table:table-cell office:value-type="string" calcext:value-type="string">
            <text:p>đặt mua trên tiki, xài được mấy tháng thì loa bị rè, âm bị đục không còn trong như trước. khi kiểm tra lại thì mới biết là sản phẩm cũng chưa được kích hoạt bảo hành. nhờ tiki kích hoạt bảo hành giúp mình số sêri như ảnh.</text:p>
          </table:table-cell>
          <table:table-cell/>
        </table:table-row>
        <table:table-row table:style-name="ro6">
          <table:table-cell office:value-type="string" calcext:value-type="string">
            <text:p>đặt mua từ 3h chiều dùng tiki now. đc thông báo là sẽ nhận được hàng trước 6h. mãi chả thấy tin tức gì. đến 8h tối thì nhận đc điện thoại xin phép sáng mai giao sớm vì trễ quá rồi. cũng ok vì thấy tội. đêm đấy mình có mua thêm sợi hdmi vì đọc review thấy k có đi kèm. sáng nhận đt nhận hàng tiki tưởng đâu nhận cả 2 hóa ra chỉ có mỗi cái dây hdmi. đến 10h sáng sốt ruột gọi lại cho sđt tối qua thì k liên lạc đc. gọi cho tổng đài chờ 3' và nhận đc thông báo tất cả tổng đài viên đang bận k biết bao nhiêu lần đành gác máy. đến 11h bực mình quá nt hỏi bao giờ a giao màn hình cho e thì đc bảo là e ở linh đàm rồi đang đi tìm tòa nhà a đây. 11h30 nhận đt bảo a xuống nhận hàng. xuống tìm mãi k thấy gọi lại bảo đang đứng ở tòa bắc trong khi mình ở tòa trung. mình hỏi chứ trong địa chỉ e để ở đâu. a shipper bảo a để tòa trung. vậy thì a mang đến tò trung cho e chứ. vậy mà 3 cuộc gọi qua lại như thế mới chịu đi. lúc nhận là 11h53 rồi. kí tên xong mình hỏi có đc kiểm tra k. a ấy bảo đc thế là cầm dao cắt nát cắt thùng chứ k mở ra theo cách bt. mình hỏi a cắt thế rồi e bê lên tầng kiểu gì. thế là a ấy vác hết đống phụ kiện chồng lên màn hình cho mình bê lên như hình mình chụp đấy. k biết khi di chuyển thì mình mang nó đi kiểu gì đây. mình mua đồ mới mà còn thua cả đồ 2nd hand nữa. màn hình hơn 5tr đâu phải rẻ mà đối xử kiểu đấy. 1 trải nghiệm kinh khủng chắc chắn k có lần tiếp theo</text:p>
          </table:table-cell>
          <table:table-cell/>
        </table:table-row>
        <table:table-row table:style-name="ro1">
          <table:table-cell office:value-type="string" calcext:value-type="string">
            <text:p>đặt ngay cạnh wi fi chủ mà vẫn không bắt được sóng. <text:s/>không biết sản phẩm có lỗi không. <text:s/>cần tiki quan tâm tạm thời 1 s</text:p>
          </table:table-cell>
          <table:table-cell/>
        </table:table-row>
        <table:table-row table:style-name="ro1">
          <table:table-cell office:value-type="string" calcext:value-type="string">
            <text:p>đặt ram pc, shop gửi ram laptop, do mình ko nhận hàng, để bố nhận nên ko rõ cái này. mún đổi trả. cám ơn.</text:p>
          </table:table-cell>
          <table:table-cell/>
        </table:table-row>
        <table:table-row table:style-name="ro1">
          <table:table-cell office:value-type="string" calcext:value-type="string">
            <text:p>đặt rồi chưa nhận hàng mà vẫn giao thành công quá tệ</text:p>
          </table:table-cell>
          <table:table-cell/>
        </table:table-row>
        <table:table-row table:style-name="ro2">
          <table:table-cell office:value-type="string" calcext:value-type="string">
            <text:p>đặt sản phẩm này với dịch vụ tikinow từ chiều hôm qua, đến giờ đã 24 tiếng mà chưa có sản phẩm để test thử nên chưa thể nhận xét về sản phẩm. về dịch vụ tikinow 2 giờ mình rất thích nhưng đến khi đặt sản phẩm này thì tuột hứng: <text:s/>1)chiều đặt hàng với tikinow mà hơn 3 tiếng, tới khi khách đi rồi mới gọi điện nhận hàng 2)hẹn khách sáng mai giao lại đơn hàng, khách chờ đến chiều vẫn chưa thấy liên lạc. 3)chiều khách liên hệ hotline 1900 6035 báo đơn hàng giao trễ, cả tiếng rồi vẫn chưa thấy tín hiệu phản hồi nào từ đơn hàng? ... ngồi hóng tikinow tiếp!!!</text:p>
          </table:table-cell>
          <table:table-cell/>
        </table:table-row>
        <table:table-row table:style-name="ro4">
          <table:table-cell office:value-type="string" calcext:value-type="string">
            <text:p>đặt silver, hàng gửi tới nhãn mác đều ghi silver...mở hộp ra một em gray. complain thì nhận đc cuộc gọi:"màu xám bạc cũng tương tự vậy chị..." giáo dưỡng tốt đến mấy cũng muốn nóng mặt...chờ trả hàng mà cả tuần rồi ko thấy gì hết..tiki làm ơn giải quyết giùm đi...</text:p>
          </table:table-cell>
          <table:table-cell/>
        </table:table-row>
        <table:table-row table:style-name="ro9">
          <table:table-cell office:value-type="string" calcext:value-type="string">
            <text:p>đặt sim vào ngày 21/12, ngày 26/12 nhận sim và lắp vào máy sử dụng. khi lắp vào máy thấy sim hiện dấu 4g và lướt google bình thường, nên tắt và không sử dụng tiếp. chiều 27/12, tiếp tục lướt 4g, được 1 lúc thì không lướt được, nghĩ là do hệ thống mobi lỗi nên không nghĩ gì, tắt và đợi đến khi về nhà mở lại xem thử thì thấy ko hiện dấu 4g lên (3g, h hay bất kỳ dấu hiệu nào cho việc sử dụng data cũng ko hiện lên) sáng 28/12 mở lại thì vẫn không hiệu dấu 4g. gọi lên tổng đài mobifone thì nhân viên tổng đài báo nhà cung cấp nợ cước, chưa thanh toán nên bị khóa sim. xin hỏi, như vậy người mua hàng phải gọi cho nhà cung cấp năn nỉ họ thanh toán tiền cho mobifone để tiếp tục được sử dụng hay thế nào? *sim kích hoạt 22/11, trong khi ngày mua hàng là 21/12. sẽ không mua sản phẩm data này lần nào nữa.</text:p>
          </table:table-cell>
          <table:table-cell/>
        </table:table-row>
        <table:table-row table:style-name="ro4">
          <table:table-cell office:value-type="string" calcext:value-type="string">
            <text:p>đặt tiki now giao hàng trong 2h mà qua hôm sau mới giao nhưng vẫn tính cước phí tikinow. khui sản phẩm ra thì khẳng định 100% đây là sản phẩm đã qua sử dụng. mong tiki sớm phá sản và đóng cửa vì làm ăn gian dối</text:p>
          </table:table-cell>
          <table:table-cell/>
        </table:table-row>
        <table:table-row table:style-name="ro4">
          <table:table-cell office:value-type="string" calcext:value-type="string">
            <text:p>đặt tiki now giao ngay ngày hôm sau mà 2 ngày mới giao. vừa mất tiền vừa mang bực vào người. lần này là lần thứ 2 tiki now giao hàng chậm rồi. riết rồi k tin được tiki nữa, làm ăn thế này bảo sao bị shoppe bỏ xa</text:p>
          </table:table-cell>
          <table:table-cell/>
        </table:table-row>
        <table:table-row table:style-name="ro4">
          <table:table-cell office:value-type="string" calcext:value-type="string">
            <text:p>đặt tiki now nhưng giao qua không gọi trước, đến gọi mình không để ý thế là không giao,, do đơn hàng đang gấp nên mình gọi lại hỏi thì bắt mình phải tự chạy qua lây hàng, làm mình phải tự chạy qua lấy.</text:p>
          </table:table-cell>
          <table:table-cell/>
        </table:table-row>
        <table:table-row table:style-name="ro1">
          <table:table-cell office:value-type="string" calcext:value-type="string">
            <text:p>đặt trong 2 tiếng thì quá nhanh còn đặt thường tới ngày thứ 3 rồi chả thấy hàng đâu</text:p>
          </table:table-cell>
          <table:table-cell/>
        </table:table-row>
        <table:table-row table:style-name="ro1">
          <table:table-cell office:value-type="string" calcext:value-type="string">
            <text:p>đầu cắm loại củ</text:p>
          </table:table-cell>
          <table:table-cell/>
        </table:table-row>
        <table:table-row table:style-name="ro1">
          <table:table-cell office:value-type="string" calcext:value-type="string">
            <text:p>đau tai lắm ạ</text:p>
          </table:table-cell>
          <table:table-cell/>
        </table:table-row>
        <table:table-row table:style-name="ro4">
          <table:table-cell office:value-type="string" calcext:value-type="string">
            <text:p>đầu tiên là vỏ hộp và sản phẩm khác nhau . không giống như các comment phản hồi trước đó. thứ hai <text:s/>là kết nối kém. hay bị mất kết nối. mình đã gửi trả hàng lại. đề nghị tiki xem lại sản phẩm. thật sự mình không biết phải nói sao?</text:p>
          </table:table-cell>
          <table:table-cell/>
        </table:table-row>
        <table:table-row table:style-name="ro3">
          <table:table-cell office:value-type="string" calcext:value-type="string">
            <text:p>đầu tiên, sản phẩm này hoạt động được, và nếu như nó k phải ở tầm giá 235 300k, mình không rate 1* đâu. <text:s/>sản phẩm được quảng cáo là 300mbps, tức là tầm 37.5mb/s, nhưng mà thực chất, tốc độ cổng lan/wan chỉ là 100mbps, và tệ hơn, khi mình kết nối cáp lan đến mạng nhà mình ( tốc độ wifi 50mbps) , mình chỉ nhận được tín hiệu wifi 7mbps, tức là chậm hơn 86%</text:p>
          </table:table-cell>
          <table:table-cell/>
        </table:table-row>
        <table:table-row table:style-name="ro1">
          <table:table-cell office:value-type="string" calcext:value-type="string">
            <text:p>dâumart làm ăn quá vớ vẩn. hôm nay 3/11/2019 <text:s/>mới nhận được hàng mà 20/11/2019 đã hết hạn</text:p>
          </table:table-cell>
          <table:table-cell/>
        </table:table-row>
        <table:table-row table:style-name="ro1">
          <table:table-cell office:value-type="string" calcext:value-type="string">
            <text:p>dây bị lệch thì đeo như thế nào?</text:p>
          </table:table-cell>
          <table:table-cell/>
        </table:table-row>
        <table:table-row table:style-name="ro1">
          <table:table-cell office:value-type="string" calcext:value-type="string">
            <text:p>dây cắm vào máy ko nhận, ko dùng dây mà cám vào máy có hdmi thì hoạt động bình thường. rất chán</text:p>
          </table:table-cell>
          <table:table-cell/>
        </table:table-row>
        <table:table-row table:style-name="ro1">
          <table:table-cell office:value-type="string" calcext:value-type="string">
            <text:p>dây cáp bị lỗi!!! ko dẫn điện. đề nghị tiki liên hệ đổi trả gấp!!!</text:p>
          </table:table-cell>
          <table:table-cell/>
        </table:table-row>
        <table:table-row table:style-name="ro1">
          <table:table-cell office:value-type="string" calcext:value-type="string">
            <text:p>dây chuyển tín hiệu mic rất nhỏ, không thể sử dụng được</text:p>
          </table:table-cell>
          <table:table-cell/>
        </table:table-row>
        <table:table-row table:style-name="ro1">
          <table:table-cell office:value-type="string" calcext:value-type="string">
            <text:p>dây đeo bị méo hẳn không thể nào sử dụng được. hết sức không hài lòng</text:p>
          </table:table-cell>
          <table:table-cell/>
        </table:table-row>
        <table:table-row table:style-name="ro1">
          <table:table-cell office:value-type="string" calcext:value-type="string">
            <text:p>dây đeo rất cứng. <text:s/>đeo không thoải mái tí nào . không bằng 1 phần của dây zin được</text:p>
          </table:table-cell>
          <table:table-cell/>
        </table:table-row>
        <table:table-row table:style-name="ro1">
          <table:table-cell office:value-type="string" calcext:value-type="string">
            <text:p>day điện bên trong quá dễ hổng</text:p>
          </table:table-cell>
          <table:table-cell/>
        </table:table-row>
        <table:table-row table:style-name="ro1">
          <table:table-cell office:value-type="string" calcext:value-type="string">
            <text:p>dây gì mà gắn vào nó không được. chả hiểu😒😒😒</text:p>
          </table:table-cell>
          <table:table-cell/>
        </table:table-row>
        <table:table-row table:style-name="ro1">
          <table:table-cell office:value-type="string" calcext:value-type="string">
            <text:p>dây kết nối đi kèm case ổ cứng bị lỗi không thể kết nối được</text:p>
          </table:table-cell>
          <table:table-cell/>
        </table:table-row>
        <table:table-row table:style-name="ro1">
          <table:table-cell office:value-type="string" calcext:value-type="string">
            <text:p>dây kết nối sử dụng rất tệ cắm rất khó, mà k nhận ổ cứng, thử với dây khác dùng bth, <text:s/>mình tìm chỗ trả lại đơn hàng mà k thấy ở đâu,</text:p>
          </table:table-cell>
          <table:table-cell/>
        </table:table-row>
        <table:table-row table:style-name="ro1">
          <table:table-cell office:value-type="string" calcext:value-type="string">
            <text:p>dây không hoạt động. vui lòng hoàn tiền cho tôi</text:p>
          </table:table-cell>
          <table:table-cell/>
        </table:table-row>
        <table:table-row table:style-name="ro4">
          <table:table-cell office:value-type="string" calcext:value-type="string">
            <text:p>dây ko dùng đc, loa ngoài ko dùng đc, dùng tý đã nóng máy, đế quá nghiêng, nhìn qua thì tốt nhưng xem kỹ thì cảm giác hơi phồng phềnh, tay cầm điện thoại hơi to nhưng nhẹ hều, ko đămf tay, ko có thẻ bảo hành đi kèm sản phẩm. nói chung là ko hài lòng với số tiền bỏ ra</text:p>
          </table:table-cell>
          <table:table-cell/>
        </table:table-row>
        <table:table-row table:style-name="ro4">
          <table:table-cell office:value-type="string" calcext:value-type="string">
            <text:p>đây là 2 hình so sánh tốc độ internet khi mình bắt wifi trực tiếp từ laptop và thông qua bộ ex200. với khoảng cách có 3m mà tốc độ ex200 còn chưa được 1/2 bắt trực tiếp thì xa hơn còn tệ đến mức nào.</text:p>
          </table:table-cell>
          <table:table-cell/>
        </table:table-row>
        <table:table-row table:style-name="ro1">
          <table:table-cell office:value-type="string" calcext:value-type="string">
            <text:p>đây là con thứ 2 bị tình trạng double click, con trước xài được 1 năm, con này xài mới 4 tháng.</text:p>
          </table:table-cell>
          <table:table-cell/>
        </table:table-row>
        <table:table-row table:style-name="ro3">
          <table:table-cell office:value-type="string" calcext:value-type="string">
            <text:p>đây là hàng lô <text:s text:c="2"/>máy mình là laptop dell vostro 3468 i5 <text:s/>7200 <text:s text:c="2"/>khi lắp 2 cây vào thì ko chạy <text:s text:c="2"/>lắp 1 cây thì chạy bt <text:s text:c="2"/>đem ra tiệm it xem hộ thì họ bảo build không được nhưng khi lắp 2 cây 8gb của họ thì chạy bình thường <text:s text:c="2"/>xem trên nhận xét thì khách hàng khác nhận được ram là made in philippin và đóng hộp hoàn chính <text:s text:c="2"/>nhưng khi đặt hàng và ship về thì nhận được made in china và đóng bọc nhựa <text:s text:c="2"/>check id thì ra sản phẩm ảo <text:s text:c="4"/>mong muốn được trả lại hàng của tiki <text:s/>!</text:p>
          </table:table-cell>
          <table:table-cell/>
        </table:table-row>
        <table:table-row table:style-name="ro1">
          <table:table-cell office:value-type="string" calcext:value-type="string">
            <text:p>đây là lần cuối cùng mua của tiki ship cực kì lâu. lâu nhất trong các trang thương mại điện tử. rất bực mình ship kiểu gì tận 9 10 ngày còn chưa nhận hàng</text:p>
          </table:table-cell>
          <table:table-cell/>
        </table:table-row>
        <table:table-row table:style-name="ro4">
          <table:table-cell office:value-type="string" calcext:value-type="string">
            <text:p>đây là lần thứ 2 mình mua sản phẩm của totolink. lần trước là cái repeater, lần này là router. cả 2 lần đều thất vọng vô cùng. thiết bị chỉ kết nối được 1 hôm là lỗi phải restart. khuyến cáo là các bạn đừng mua, tìm hàng tenda hay tplink cho ok</text:p>
          </table:table-cell>
          <table:table-cell/>
        </table:table-row>
        <table:table-row table:style-name="ro7">
          <table:table-cell office:value-type="string" calcext:value-type="string">
            <text:p>đây là trải nghiệm sau 1 ngày dùng cục phát wifi tenda mua tại tiki <text:s/>1. kết nối <text:s text:c="2"/>setup dễ dàng, ok, đèn xanh lấp lánh <text:s text:c="2"/>dùng iphone 6 kết nối thành công. nhưng nếu sau 30 phút mở máy thì sẽ kết nối lại nhưng cực lâu. phải đến 2 phút mới kết nối lại đc <text:s text:c="2"/>dùng samsung galaxy s8 plus kết nối thì 5 lần may ra vào đc 1 lần. 4 lần còn lại báo “ko nhận đc địa chỉ ip” (xem ảnh) <text:s/>2. tốc độ test tốc độ tại cùng 1 thời điểm (download). mời cả nhà xem ảnh. <text:s text:c="3"/>3g/lte : 5,1 <text:s text:c="2"/>6,8 mb/s <text:s text:c="2"/>wifi gốc lần 1 : <text:s/>4,6 <text:s text:c="2"/>5,1 mb/s <text:s text:c="2"/>qua cục phát lần 1 : <text:s/>2,9 <text:s text:c="2"/>3,1 mb/s <text:s text:c="2"/>wifi gốc lần 2 : <text:s/>4,7 <text:s text:c="2"/>6,2 mb/s <text:s text:c="2"/>qua cục phát lần 2 : <text:s/>1,9 <text:s text:c="2"/>2,3 mb/s vậy là tốc độ giảm đi từ 2 3 lần <text:s/>3. nguồn gốc/bảo hành vào trang chủ tenda chat với cskh hỏi chỗ check bảo hành. tenda cho 1 đg link để nhập imei/serial vào check. sau khi nhập serial thì báo ko tìm thấy thiết bị (ảnh). <text:s/>cảm ơn tenda &amp; tiki đã giúp tôi có 1 trải nghiệm quá tệ hại này</text:p>
          </table:table-cell>
          <table:table-cell/>
        </table:table-row>
        <table:table-row table:style-name="ro1">
          <table:table-cell office:value-type="string" calcext:value-type="string">
            <text:p>đây lần đầu tiên tôi bị chậm giao hàng . khoảng hơn 1 tháng rồi tôi chưa nhân được hàng quá tệ nên đánh. giá 1 *</text:p>
          </table:table-cell>
          <table:table-cell/>
        </table:table-row>
        <table:table-row table:style-name="ro1">
          <table:table-cell office:value-type="string" calcext:value-type="string">
            <text:p>dây lỏng lẻo. chập chờn. còn thua cả dây sạc lô. quá thất vọng với sp của người bán và sản phẩm của tiki</text:p>
          </table:table-cell>
          <table:table-cell/>
        </table:table-row>
        <table:table-row table:style-name="ro1" table:visibility="filter">
          <table:table-cell office:value-type="string" calcext:value-type="string">
            <text:p>dây lỏng lẻo. chập chờn. còn thua cả dây sạc lô. quá thất vọng với sp của người bán và sản phẩm của tiki</text:p>
          </table:table-cell>
          <table:table-cell/>
        </table:table-row>
        <table:table-row table:style-name="ro1">
          <table:table-cell office:value-type="string" calcext:value-type="string">
            <text:p>dây mạng nhỏ yếu ớt cắm vô thì có kết nối đc mua hàng tiki nhiều hôm nay thì thất vọng thật sự</text:p>
          </table:table-cell>
          <table:table-cell/>
        </table:table-row>
        <table:table-row table:style-name="ro1">
          <table:table-cell office:value-type="string" calcext:value-type="string">
            <text:p>dây mạng rất mỏng, không giống hình.</text:p>
          </table:table-cell>
          <table:table-cell/>
        </table:table-row>
        <table:table-row table:style-name="ro1">
          <table:table-cell office:value-type="string" calcext:value-type="string">
            <text:p>dây mình mua về cắm vào máy xong máy bị sọc ngang màn hình luôn,dây thì k chắc chắn!</text:p>
          </table:table-cell>
          <table:table-cell/>
        </table:table-row>
        <table:table-row table:style-name="ro1">
          <table:table-cell office:value-type="string" calcext:value-type="string">
            <text:p>dây mỏng manh, chất lượng không tốt. đúng tiền nào của nấy. ae rút kinh nghiệm.</text:p>
          </table:table-cell>
          <table:table-cell/>
        </table:table-row>
        <table:table-row table:style-name="ro1">
          <table:table-cell office:value-type="string" calcext:value-type="string">
            <text:p>dây nguồn thì lỏng lẻo, vỏ máy thì 1 gốc bị gãy gọn</text:p>
          </table:table-cell>
          <table:table-cell/>
        </table:table-row>
        <table:table-row table:style-name="ro1">
          <table:table-cell office:value-type="string" calcext:value-type="string">
            <text:p>dây quá dài <text:s text:c="2"/>chất lượng hoạn thiện kém <text:s/>chỗ khe cắm dây vào apple wat quá rộng và lỏng lẻo</text:p>
          </table:table-cell>
          <table:table-cell/>
        </table:table-row>
        <table:table-row table:style-name="ro1">
          <table:table-cell office:value-type="string" calcext:value-type="string">
            <text:p>dây quá mỏng</text:p>
          </table:table-cell>
          <table:table-cell/>
        </table:table-row>
        <table:table-row table:style-name="ro1">
          <table:table-cell office:value-type="string" calcext:value-type="string">
            <text:p>đây rỏ ràng là 1 trò bịp bợm, tôi muốn trả hàng</text:p>
          </table:table-cell>
          <table:table-cell/>
        </table:table-row>
        <table:table-row table:style-name="ro1">
          <table:table-cell office:value-type="string" calcext:value-type="string">
            <text:p>dây sạc binh thườg <text:s/>thế mà dấy thiêu là nhanh</text:p>
          </table:table-cell>
          <table:table-cell/>
        </table:table-row>
        <table:table-row table:style-name="ro1">
          <table:table-cell office:value-type="string" calcext:value-type="string">
            <text:p>dây sạc chất lượng kém, sạc cùng lúc hai,3 máy không vào, chập chờn.</text:p>
          </table:table-cell>
          <table:table-cell/>
        </table:table-row>
        <table:table-row table:style-name="ro1">
          <table:table-cell office:value-type="string" calcext:value-type="string">
            <text:p>dây sạc đã bị hỏng sau 2 tháng, <text:s/>không được bền như quảng cáo. nhìn thỉ có vẻ xịn đấy... thất vọng</text:p>
          </table:table-cell>
          <table:table-cell/>
        </table:table-row>
        <table:table-row table:style-name="ro1">
          <table:table-cell office:value-type="string" calcext:value-type="string">
            <text:p>dậy sạc khi tháo ra đã bị cong không như những đoạn khác, sạc thì ghim vào điện thoại lúc ăn lúc không ăn. không giống như những sợi cáp khác, thất vọng</text:p>
          </table:table-cell>
          <table:table-cell/>
        </table:table-row>
        <table:table-row table:style-name="ro1">
          <table:table-cell office:value-type="string" calcext:value-type="string">
            <text:p>dây sạc không xài được với iphone 6 như đã quảng cáo. mình cắm vào và toàn bị lỗi không sạc được. thử trên iphone xs, 6 plus cũng không được. rất bực mình.</text:p>
          </table:table-cell>
          <table:table-cell/>
        </table:table-row>
        <table:table-row table:style-name="ro1">
          <table:table-cell office:value-type="string" calcext:value-type="string">
            <text:p>dây sạc lõng lẻo, pin k chơi game gi hết ,để sac pin thôi mà nhiệt độ 41 42 độ. loa nhỏ xíu . màn hình úa kém sắc.</text:p>
          </table:table-cell>
          <table:table-cell/>
        </table:table-row>
        <table:table-row table:style-name="ro1">
          <table:table-cell office:value-type="string" calcext:value-type="string">
            <text:p>dây sạc nhanh hư hỏng lắm</text:p>
          </table:table-cell>
          <table:table-cell/>
        </table:table-row>
        <table:table-row table:style-name="ro1">
          <table:table-cell office:value-type="string" calcext:value-type="string">
            <text:p>dây sạc quá tệ, sạc thì lâu mà rơi một phát là gãy đầu sạc quá tệ</text:p>
          </table:table-cell>
          <table:table-cell/>
        </table:table-row>
        <table:table-row table:style-name="ro1">
          <table:table-cell office:value-type="string" calcext:value-type="string">
            <text:p>để 2 sim mua về chỉ có 1 sim. bán hàng như vậy ai dám mua</text:p>
          </table:table-cell>
          <table:table-cell/>
        </table:table-row>
        <table:table-row table:style-name="ro1">
          <table:table-cell office:value-type="string" calcext:value-type="string">
            <text:p>để có thông tn này mình phải cài ứng dụng my mobifone và đăng nhập (bằng cách ấn nút 3g/4g) ngoài ra không gọi không nghe được</text:p>
          </table:table-cell>
          <table:table-cell/>
        </table:table-row>
        <table:table-row table:style-name="ro1">
          <table:table-cell office:value-type="string" calcext:value-type="string">
            <text:p>dễ hư</text:p>
          </table:table-cell>
          <table:table-cell/>
        </table:table-row>
        <table:table-row table:style-name="ro1">
          <table:table-cell office:value-type="string" calcext:value-type="string">
            <text:p>dễ hư nên không ai mua nữa</text:p>
          </table:table-cell>
          <table:table-cell/>
        </table:table-row>
        <table:table-row table:style-name="ro1">
          <table:table-cell office:value-type="string" calcext:value-type="string">
            <text:p>để kèm theo mặt nạ mà ko thấy đâu làm khi gắn vô rất xấu mất thẩm mĩ</text:p>
          </table:table-cell>
          <table:table-cell/>
        </table:table-row>
        <table:table-row table:style-name="ro1">
          <table:table-cell office:value-type="string" calcext:value-type="string">
            <text:p>dễ mất sử dụng không thoải mái</text:p>
          </table:table-cell>
          <table:table-cell/>
        </table:table-row>
        <table:table-row table:style-name="ro3">
          <table:table-cell office:value-type="string" calcext:value-type="string">
            <text:p>đề nghị đổi hàng! mua dùng được 1 tuần đầu vô cùng ưng ý. từ tuần thứ 2 bắt đầu không sạc được. loa nhấp nháy đèn báo hết pin, mình cắm sạc vào thì đèn chuyển đỏ được tầm 1 phút thì tắt. mình rút ra cắm lại vẫn như vậy. dù rút ra cắm lại mấy chục lần, đổi sang dây sạc xịn của mình, thì tình trạng vẫn không thay đổi. mình nghĩ nó bị chập rồi hết nên cất một thời gian, sau đó có lấy ra thử lại 2 lần vẫn y như cũ. mình cần tiki đổi hàng cho mình!</text:p>
          </table:table-cell>
          <table:table-cell/>
        </table:table-row>
        <table:table-row table:style-name="ro4">
          <table:table-cell office:value-type="string" calcext:value-type="string">
            <text:p>đề nghị được bảo hành! <text:s/>dùng được 2 hôm thì hỏng hẳn, không kết nối internet được, tưởng dây mạng lỗi hoặc đứt nhưng sau khi lấy bộ khác lắp vào thì vẫn dùng bình thường. đề nghị tiki bảo hành đổi cái khác!</text:p>
          </table:table-cell>
          <table:table-cell/>
        </table:table-row>
        <table:table-row table:style-name="ro1">
          <table:table-cell office:value-type="string" calcext:value-type="string">
            <text:p>đề nghị kiểm tra lại hàng giao. mua thẻ 32 gb mà nhận về thẻ nhớ có 62mb. hàng không có tem nhập khẩu. treo đầu dê bán thịt chó!</text:p>
          </table:table-cell>
          <table:table-cell/>
        </table:table-row>
        <table:table-row table:style-name="ro1">
          <table:table-cell office:value-type="string" calcext:value-type="string">
            <text:p>đề nghị liên hệ hỗ trợ tôi. rất không hài long vì có vẻ cảm ứng lỗi</text:p>
          </table:table-cell>
          <table:table-cell/>
        </table:table-row>
        <table:table-row table:style-name="ro2">
          <table:table-cell office:value-type="string" calcext:value-type="string">
            <text:p>đề nghị thu hồi và đổi sản phẩm mới . mình nhận đc đầu tuần trước và thử lại nhiều lần nhưng pin của tai nghe có vấn đề . dù sạc đầy pin cho hộp , tai nghe để trong hộp qua đêm hôm sau vẫn chỉ nghe <text:s/>được gần 2 tiếng . thậm chí cùng để đến hết pin , cùng cho vào hộp sạc , nhưng sáng hôm sau 1 cái nghe đc 15p thì tắt , chưa có tai nào nghe đc liên tục <text:s/>2 tiếng . mong bên nhà bán hàng và tiki đổi sản phẩm khác cho mình (kiểm trai chất lượng kĩ càng) . mình để đáng giá sao cho đến khi nhận đc sản phẩm đúng như mô tả sẽ gỡ .</text:p>
          </table:table-cell>
          <table:table-cell/>
        </table:table-row>
        <table:table-row table:style-name="ro1">
          <table:table-cell office:value-type="string" calcext:value-type="string">
            <text:p>đề nghị tiki hỗ trợ đối với máy không kích hoạt được</text:p>
          </table:table-cell>
          <table:table-cell/>
        </table:table-row>
        <table:table-row table:style-name="ro1">
          <table:table-cell office:value-type="string" calcext:value-type="string">
            <text:p>đề nghị tiki ktra lại hàng, mua tháng 5/2020 mà sản phẩm ghi bảo hành từ tháng 01/2020. sản phẩm thì sản xuất năm 2019. cảm thấy thất vọng</text:p>
          </table:table-cell>
          <table:table-cell/>
        </table:table-row>
        <table:table-row table:style-name="ro1">
          <table:table-cell office:value-type="string" calcext:value-type="string">
            <text:p>đề nghị tiki ktra lại, nếu ko phải như quảng cáo thì phải thu hồi hoàn tiền lại cho kh.</text:p>
          </table:table-cell>
          <table:table-cell/>
        </table:table-row>
        <table:table-row table:style-name="ro1">
          <table:table-cell office:value-type="string" calcext:value-type="string">
            <text:p>đề nghị tiki liên hệ lại mình nhé. máy đôi lúc chưa thực hiện phím cứng thì màn hình tự động nhảy loạn xạ. phải bấm phím cứng mấy nút xong mới hết.</text:p>
          </table:table-cell>
          <table:table-cell/>
        </table:table-row>
        <table:table-row table:style-name="ro4">
          <table:table-cell office:value-type="string" calcext:value-type="string">
            <text:p>đề nghi tiki sa thải đội ngũ đóng gói sản phẩm ngay lập tức. ai đời linh kiện dễ hỏng khi bị va đập mạnh như hdd lại chỉ cho vào 1 hộp to gấp 3 hdd nhưng lại không có xốp hay nilong xốp để chống sốc, túi bọc hdd thì rách. rất nhiều đánh giá 1* về cách đóng gói của tiki nhưng dường như tiki bỏ ngoài tai, thật sự thất vọng cho 1 sàn tmđt lớn của vn</text:p>
          </table:table-cell>
          <table:table-cell/>
        </table:table-row>
        <table:table-row table:style-name="ro1">
          <table:table-cell office:value-type="string" calcext:value-type="string">
            <text:p>dễ rách thất vọng về ẩn phẩm này !</text:p>
          </table:table-cell>
          <table:table-cell/>
        </table:table-row>
        <table:table-row table:style-name="ro1">
          <table:table-cell office:value-type="string" calcext:value-type="string">
            <text:p>dễ vỡ rớt xuống đệm đã vỡ</text:p>
          </table:table-cell>
          <table:table-cell/>
        </table:table-row>
        <table:table-row table:style-name="ro1">
          <table:table-cell office:value-type="string" calcext:value-type="string">
            <text:p>dễ vỡ, chống nhám nên lúc tắt k dùng dt sô gương dc nữa</text:p>
          </table:table-cell>
          <table:table-cell/>
        </table:table-row>
        <table:table-row table:style-name="ro4">
          <table:table-cell office:value-type="string" calcext:value-type="string">
            <text:p>dear tiki, mình cảm thấy thật thất vong vì đã gửi mail phản hồi về sản phẩm bị hư hỏng khi nhận hàng nhưng tới hôm nay vẫn chưa nhận được hồi âm. mong tiki kiểm tra và xem xét!</text:p>
          </table:table-cell>
          <table:table-cell/>
        </table:table-row>
        <table:table-row table:style-name="ro1">
          <table:table-cell office:value-type="string" calcext:value-type="string">
            <text:p>đem về mà ko có j trong đó shop j mà lừa đảo kinh khủng chỉ có 48k thôi mà cũng lừa</text:p>
          </table:table-cell>
          <table:table-cell/>
        </table:table-row>
        <table:table-row table:style-name="ro1">
          <table:table-cell office:value-type="string" calcext:value-type="string">
            <text:p>đèn báo hiệu phía dưới con chuột không sáng, để nghị đổi trả</text:p>
          </table:table-cell>
          <table:table-cell/>
        </table:table-row>
        <table:table-row table:style-name="ro1">
          <table:table-cell office:value-type="string" calcext:value-type="string">
            <text:p>đèn khg có, độ nhạy chuột khg ăn. nói túm lại không tốt</text:p>
          </table:table-cell>
          <table:table-cell/>
        </table:table-row>
        <table:table-row table:style-name="ro1">
          <table:table-cell office:value-type="string" calcext:value-type="string">
            <text:p>đến ngày hôm nay , vẫn chưa gửi hđ cho tôi ?. sao kì cục quá v</text:p>
          </table:table-cell>
          <table:table-cell/>
        </table:table-row>
        <table:table-row table:style-name="ro1">
          <table:table-cell office:value-type="string" calcext:value-type="string">
            <text:p>đeo dây sáng đến chiều cắn rách áo luôn</text:p>
          </table:table-cell>
          <table:table-cell/>
        </table:table-row>
        <table:table-row table:style-name="ro1">
          <table:table-cell office:value-type="string" calcext:value-type="string">
            <text:p>đeo được 3 ngày, lúc bơi bị tuột mất lun</text:p>
          </table:table-cell>
          <table:table-cell/>
        </table:table-row>
        <table:table-row table:style-name="ro1">
          <table:table-cell office:value-type="string" calcext:value-type="string">
            <text:p>đẹp nhưng màu hồng hơi chìm</text:p>
          </table:table-cell>
          <table:table-cell/>
        </table:table-row>
        <table:table-row table:style-name="ro4">
          <table:table-cell office:value-type="string" calcext:value-type="string">
            <text:p>đĩa cài driver có đấy , nhưng driver tiếng tàu là 1 , không kết nối được là 2. lên mạng hì hục tải driver khác , tốn thời gian và kết quả nhận được là em nó chỉ kết nối tai nghe được dưới 10 giây . cảm thấy cực thất vọng hàng hóa trên tiki quá kém !!!</text:p>
          </table:table-cell>
          <table:table-cell/>
        </table:table-row>
        <table:table-row table:style-name="ro1">
          <table:table-cell office:value-type="string" calcext:value-type="string">
            <text:p>đĩa driver k nhận, lên google tải cài về cũng k nhận, ổ đĩa bỏ đĩa nào cũng nhận, k nên mua</text:p>
          </table:table-cell>
          <table:table-cell/>
        </table:table-row>
        <table:table-row table:style-name="ro1">
          <table:table-cell office:value-type="string" calcext:value-type="string">
            <text:p>dịch vụ bảo hành quá chán , tai nghe dùng được 6 tháng lỗi mang đi bảo hành gần tháng gọi điện hỏi vẫn chưa xong , tháng sau mới xong .</text:p>
          </table:table-cell>
          <table:table-cell/>
        </table:table-row>
        <table:table-row table:style-name="ro4">
          <table:table-cell office:value-type="string" calcext:value-type="string">
            <text:p>dịch vụ đang tụt lùi. thời gian đặt hàng rất mất thời gian. xác nhận thanh toán xong, trừ tiền luôn nhưng đơn hàng vẫn không được xác nhận. gọi điện lên holine 4 5 lần, sau 3 ngày thanh toán đơn hàng mới đc lập và xác nhận đã thanh toán. thêm 3 ngày để chuyển hàng đến người mua. thời gian đấy đủ để mua hàng từ taobao...</text:p>
          </table:table-cell>
          <table:table-cell/>
        </table:table-row>
        <table:table-row table:style-name="ro1">
          <table:table-cell office:value-type="string" calcext:value-type="string">
            <text:p>dịch vụ giao hàng của tiki ok. còn trải nghiệm sản phẩm thì quá tệ. sản phẩm lỗi ko sử dụng được. bảo hành ủy quyền của apple việt nam giữ sản phẩm 15 ngày để kiểm tra.</text:p>
          </table:table-cell>
          <table:table-cell/>
        </table:table-row>
        <table:table-row table:style-name="ro4">
          <table:table-cell office:value-type="string" calcext:value-type="string">
            <text:p>dịch vụ giao hàng của tiki thì rất tốt, nhưng điện thoại thì lại bị lỗi mất sóng. tuy vẫn có wifi và dùng được các ứng dụng khác nhưng lại mất chức năng điện thoại, phải gởi lại bảo hành của samsung.</text:p>
          </table:table-cell>
          <table:table-cell/>
        </table:table-row>
        <table:table-row table:style-name="ro5">
          <table:table-cell office:value-type="string" calcext:value-type="string">
            <text:p>dịch vụ giao hàng cực tệ! hoàn toàn thất vọng!  <text:s text:c="2"/>tiki dự kiến giao ngày 3/7. đợi đến tận ngày 6/7 mới giao.  <text:s text:c="2"/>thời gian 3 ngày kéo dài này không thèm có một thông tin gì báo cho khách hàng biết. tôi mua mặt hàng này làm quà cho con trai vào dịp cuối tuần con đạt điểm tốt để khích lệ, vậy mà trễ mất 3 ngày không hề có một lý do cụ thể hay thông báo cho khách hàng biết.  <text:s text:c="2"/>nó làm con tôi rất buồn vì phải chờ đợi, làm tôi thất vọng khi không giữ được lời hứa với con tôi. <text:s text:c="2"/>tôi nhận đơn hàng này vì đã đặt mua thì sẽ nhận. giá trị đơn hàng cũng không cao nên tôi cũng không muốn gây rắc rối cho nhân viên giao hàng vì họ cũng chỉ làm công ăn lương. nhưng tôi sẽ cân nhắc không tiếp tục mua hàng từ tiki nữa vì vấn đề này xảy ra với tôi ở 2 đơn hàng liên tiếp gần đây.  <text:s text:c="2"/>thiết nghĩ với môi trường cạnh tranh với các ứng dụng như lazada hay shopee như hiện tại thì tiki sẽ không thể nào trụ vững được với sự yếu kém về năng lực giao hàng cũng như khả năng phục vụ khách hàng của mình.   <text:s text:c="2"/>sự thật mất lòng. mong thông cảm.  <text:s text:c="2"/>tôi hoàn toàn không hài lòng với đơn hàng này. </text:p>
          </table:table-cell>
          <table:table-cell/>
        </table:table-row>
        <table:table-row table:style-name="ro1">
          <table:table-cell office:value-type="string" calcext:value-type="string">
            <text:p>dịch vụ giao hàng tiki now cực chán, thề là không bảo giờ mua hàng trả trước. 10 lần như 1.</text:p>
          </table:table-cell>
          <table:table-cell/>
        </table:table-row>
        <table:table-row table:style-name="ro1">
          <table:table-cell office:value-type="string" calcext:value-type="string">
            <text:p>dịch vụ quá tệ, sản phẩm ko dùng đc , không biết kêu ai , gọi thì ko ai bắc máy</text:p>
          </table:table-cell>
          <table:table-cell/>
        </table:table-row>
        <table:table-row table:style-name="ro4">
          <table:table-cell office:value-type="string" calcext:value-type="string">
            <text:p>dịch vụ quá tồi giao hàng quá chậm, ở tphcm mà 2 3 ngày chưa thấy giao hàng, mua bán thì nên đúng giờ giấc , gọi <text:s/>tổng đài thì tốn tiền chả hỗ trợ dc gì, chắc mua hàng tiki 1 lần và mãi mãi không quay lại.</text:p>
          </table:table-cell>
          <table:table-cell/>
        </table:table-row>
        <table:table-row table:style-name="ro1">
          <table:table-cell office:value-type="string" calcext:value-type="string">
            <text:p>dịch vụ sau của tiki có thể nói là tệ số 1</text:p>
          </table:table-cell>
          <table:table-cell/>
        </table:table-row>
        <table:table-row table:style-name="ro1" table:visibility="filter">
          <table:table-cell office:value-type="string" calcext:value-type="string">
            <text:p>dịch vụ sau của tiki có thể nói là tệ số 1</text:p>
          </table:table-cell>
          <table:table-cell/>
        </table:table-row>
        <table:table-row table:style-name="ro4">
          <table:table-cell office:value-type="string" calcext:value-type="string">
            <text:p>dịch vụ tiki kém. giao hàng quá chậm. app chat hỗ trợ thì như trò trẻ con, đầy lỗi, tìm đủ mọi cách mới gặp dc tư vấn viên hỗ trợ. nếu không cố gặp tư vấn viên, có lẽ giờ vẫn chưa nhận dc hàng...</text:p>
          </table:table-cell>
          <table:table-cell/>
        </table:table-row>
        <table:table-row table:style-name="ro1">
          <table:table-cell office:value-type="string" calcext:value-type="string">
            <text:p>diện mạo đẹp nhưng hiệu xuất đầy thất vọng. cụ thể mình mua thay vào con toto 1 angten do fpt cấp, cùng 1 vị trí, cùng 1 thiết bị mà sóng wifi của nó yếu hơn và không thấy.</text:p>
          </table:table-cell>
          <table:table-cell/>
        </table:table-row>
        <table:table-row table:style-name="ro1">
          <table:table-cell office:value-type="string" calcext:value-type="string">
            <text:p>điện thoại bị lỗi 1 sim không gọi được</text:p>
          </table:table-cell>
          <table:table-cell/>
        </table:table-row>
        <table:table-row table:style-name="ro1">
          <table:table-cell office:value-type="string" calcext:value-type="string">
            <text:p>điện thoại chập chờn ko dùng đc mặc dù m đã đổi lần 2</text:p>
          </table:table-cell>
          <table:table-cell/>
        </table:table-row>
        <table:table-row table:style-name="ro1">
          <table:table-cell office:value-type="string" calcext:value-type="string">
            <text:p>điện thoại đã nhận ,nhưng khuyết điểm chỗ loa nói quá nhỏ ...điểm nghe gọi là chủ yếu mà khuyết điểm thế thì không hay lắm nhé nhà sản xuất</text:p>
          </table:table-cell>
          <table:table-cell/>
        </table:table-row>
        <table:table-row table:style-name="ro1">
          <table:table-cell office:value-type="string" calcext:value-type="string">
            <text:p>điện thoại dùng chán, phụ kiện k có tai phone, chậm như rủa</text:p>
          </table:table-cell>
          <table:table-cell/>
        </table:table-row>
        <table:table-row table:style-name="ro3">
          <table:table-cell office:value-type="string" calcext:value-type="string">
            <text:p>điện thoại dùng đến ngày thứ 6 bị lỗi liên tục ,ko down load dc ứng dụng và rất chậm,quay từ sáng đến chiều! vô ứng dụng dc để xem thì cg load mãi ,wifi thì kết nối tìm thiết bị rất yếu khi so sánh cùng 2 phone thực hiện song song! mình mua cái đầu tiên chưa kh bảo hành thì okie nhưng đây cái thứ 2 thì bị lỗi mình rất bực mình ! 1 tiếng quay gọi hotline tiki 2 lần để báo vẫn quay hoài !đã reset và tắt bật máy lại nhưng vẫn u như kỹ !😞</text:p>
          </table:table-cell>
          <table:table-cell/>
        </table:table-row>
        <table:table-row table:style-name="ro1">
          <table:table-cell office:value-type="string" calcext:value-type="string">
            <text:p>điện thoại gì không lên nguồn gì cả,</text:p>
          </table:table-cell>
          <table:table-cell/>
        </table:table-row>
        <table:table-row table:style-name="ro1">
          <table:table-cell office:value-type="string" calcext:value-type="string">
            <text:p>điện thoại hay tự nhiên tắt nguồn.có được đổi ko tiki 😭</text:p>
          </table:table-cell>
          <table:table-cell/>
        </table:table-row>
        <table:table-row table:style-name="ro1">
          <table:table-cell office:value-type="string" calcext:value-type="string">
            <text:p>đien thoại k kết nối đc với tai nghe mong shop xem lại</text:p>
          </table:table-cell>
          <table:table-cell/>
        </table:table-row>
        <table:table-row table:style-name="ro1">
          <table:table-cell office:value-type="string" calcext:value-type="string">
            <text:p>điện thoại khó xài cho người lớn luôn mà bán cho trẻ em</text:p>
          </table:table-cell>
          <table:table-cell/>
        </table:table-row>
        <table:table-row table:style-name="ro1">
          <table:table-cell office:value-type="string" calcext:value-type="string">
            <text:p>điện thoại không có dây tay nghe và cái loa điện thoại bị rè và nhỏ bạn ơi .mìn cần liên hệ để gữi lại máy nhe k sử dụng tốt được</text:p>
          </table:table-cell>
          <table:table-cell/>
        </table:table-row>
        <table:table-row table:style-name="ro1">
          <table:table-cell office:value-type="string" calcext:value-type="string">
            <text:p>điện thoại không dùng phần mềm định vị được</text:p>
          </table:table-cell>
          <table:table-cell/>
        </table:table-row>
        <table:table-row table:style-name="ro1">
          <table:table-cell office:value-type="string" calcext:value-type="string">
            <text:p>điện thoại không nhận thẻ nhớ, đã test trên 2 chiếc điện thoại đều kg nhận</text:p>
          </table:table-cell>
          <table:table-cell/>
        </table:table-row>
        <table:table-row table:style-name="ro1">
          <table:table-cell office:value-type="string" calcext:value-type="string">
            <text:p>điện thoại không tải được bất kỳ ứng dụng nào trên ch play</text:p>
          </table:table-cell>
          <table:table-cell/>
        </table:table-row>
        <table:table-row table:style-name="ro1">
          <table:table-cell office:value-type="string" calcext:value-type="string">
            <text:p>điện thoại màn hình trặn</text:p>
          </table:table-cell>
          <table:table-cell/>
        </table:table-row>
        <table:table-row table:style-name="ro1">
          <table:table-cell office:value-type="string" calcext:value-type="string">
            <text:p>điện thoại mình mua ngày 22 6 nhưng kích hoạt bảo hành từ ngày 29 5. cần một lời giải thích.</text:p>
          </table:table-cell>
          <table:table-cell/>
        </table:table-row>
        <table:table-row table:style-name="ro1">
          <table:table-cell office:value-type="string" calcext:value-type="string">
            <text:p>điện thoại mở nguồn không lên dù có cắm sạc</text:p>
          </table:table-cell>
          <table:table-cell/>
        </table:table-row>
        <table:table-row table:style-name="ro1">
          <table:table-cell office:value-type="string" calcext:value-type="string">
            <text:p>điện thoại mở nguồn lên rồi không làm gì được hết</text:p>
          </table:table-cell>
          <table:table-cell/>
        </table:table-row>
        <table:table-row table:style-name="ro1">
          <table:table-cell office:value-type="string" calcext:value-type="string">
            <text:p>điện thoại mới cấu hình ram 8gb nhưng chạy rất chậm. mình có thể đến hãng ktra máy dc không và địa chỉ ở chỗ nào trong tpm hcm. cảm ơn</text:p>
          </table:table-cell>
          <table:table-cell/>
        </table:table-row>
        <table:table-row table:style-name="ro1">
          <table:table-cell office:value-type="string" calcext:value-type="string">
            <text:p>điện thoại mới mua mình test thử tất cả vẫn được nhưng đến khi sạc pin sạc quài vẫn không đc miếng pin nào</text:p>
          </table:table-cell>
          <table:table-cell/>
        </table:table-row>
        <table:table-row table:style-name="ro1">
          <table:table-cell office:value-type="string" calcext:value-type="string">
            <text:p>điện thoại mua mới khoảng hơn 3 tuần mà khi điện cho người khác thì người ta nghe không rõ, tiếng được tiếng không và nhỏ xíu.mong tiki liên hệ để đổi trả hàng giúp.</text:p>
          </table:table-cell>
          <table:table-cell/>
        </table:table-row>
        <table:table-row table:style-name="ro1">
          <table:table-cell office:value-type="string" calcext:value-type="string">
            <text:p>điện thoại mua về bật lên nguồn xong rồi tắt,gửi phản hồi 1 sao mà ko thấy gì,quá kém,trước giờ mua shopee chưa có bất cứ vấn đề gì,làm ăn thế này ai giám mua lần 2</text:p>
          </table:table-cell>
          <table:table-cell/>
        </table:table-row>
        <table:table-row table:style-name="ro4">
          <table:table-cell office:value-type="string" calcext:value-type="string">
            <text:p>điện thoại mua về ko lắp sim được, gửi về cửa hàng bảo hành xong gửi về mất hơn nữa tháng, sau đó dùng 1 tuần thì điện thoại mất màn hình, ko thấy gì luôn, ai gọi thì nghe thôi</text:p>
          </table:table-cell>
          <table:table-cell/>
        </table:table-row>
        <table:table-row table:style-name="ro4">
          <table:table-cell office:value-type="string" calcext:value-type="string">
            <text:p>điện thoại mua về ko xài <text:s/>được chẳng lẽ <text:s/>có 178k rồi <text:s/>gửi <text:s/>đổi <text:s/>sao. ti ki <text:s/>bán <text:s/>điện thoại <text:s/>zom .ko mua ti ki nữa. đáng <text:s/>lý <text:s/>khách hàng <text:s/>xa mua phải <text:s/>giao hàng <text:s/>xài <text:s/>được khách <text:s/>hàng <text:s/>mới <text:s/>tin tưởng <text:s/>và <text:s/>mua nhiều <text:s/>bán <text:s/>về <text:s/>ko xài <text:s/>được <text:s/>gì hết. maybe</text:p>
          </table:table-cell>
          <table:table-cell/>
        </table:table-row>
        <table:table-row table:style-name="ro1">
          <table:table-cell office:value-type="string" calcext:value-type="string">
            <text:p>điện thoại thì bắt được 2 vạch sóng từ wifi gốc mà thiết bị toto link thi ko tìm thấy wifi... kiểu này mua về vứt đó chứ sao sài.</text:p>
          </table:table-cell>
          <table:table-cell/>
        </table:table-row>
        <table:table-row table:style-name="ro1">
          <table:table-cell office:value-type="string" calcext:value-type="string">
            <text:p>diệt virus hơi chậm. máy k cải thiện nhanh mới.</text:p>
          </table:table-cell>
          <table:table-cell/>
        </table:table-row>
        <table:table-row table:style-name="ro1">
          <table:table-cell office:value-type="string" calcext:value-type="string">
            <text:p>dở chưa từng thấy</text:p>
          </table:table-cell>
          <table:table-cell/>
        </table:table-row>
        <table:table-row table:style-name="ro1">
          <table:table-cell office:value-type="string" calcext:value-type="string">
            <text:p>đồ củ k sài đc bán hàng k chất lượng</text:p>
          </table:table-cell>
          <table:table-cell/>
        </table:table-row>
        <table:table-row table:style-name="ro1">
          <table:table-cell office:value-type="string" calcext:value-type="string">
            <text:p>đồ dổm</text:p>
          </table:table-cell>
          <table:table-cell/>
        </table:table-row>
        <table:table-row table:style-name="ro1">
          <table:table-cell office:value-type="string" calcext:value-type="string">
            <text:p>đồ dỏm, xài chưa được 1 tháng thì hư, bảo hành 1 tháng chưa xong. liên hệ thì cứ xin lỗi rồi hẹn tiếp</text:p>
          </table:table-cell>
          <table:table-cell/>
        </table:table-row>
        <table:table-row table:style-name="ro1">
          <table:table-cell office:value-type="string" calcext:value-type="string">
            <text:p>dở ẹc nặng quá cần đèn báo hiển thị kg rõ ràng</text:p>
          </table:table-cell>
          <table:table-cell/>
        </table:table-row>
        <table:table-row table:style-name="ro1">
          <table:table-cell office:value-type="string" calcext:value-type="string">
            <text:p>dỡ ẹc, tưởng đâu hay lắm, ai dè làm thất vọng vô cùng</text:p>
          </table:table-cell>
          <table:table-cell/>
        </table:table-row>
        <table:table-row table:style-name="ro1">
          <table:table-cell office:value-type="string" calcext:value-type="string">
            <text:p>đồ hk đốt hk có tay nhe hk đốt</text:p>
          </table:table-cell>
          <table:table-cell/>
        </table:table-row>
        <table:table-row table:style-name="ro4">
          <table:table-cell office:value-type="string" calcext:value-type="string">
            <text:p>do kẹt công việc kg kiểm tra hàng <text:s/>tới 5h hnay mới về nhà thì mở ra.thấy đt bthuong nhưng ở góc trên màn hình có nhiều lần sọc.chụp hình lại gửi hổ trợ thì toàn báo gửi lỗi vui lòng gửi lại sao.</text:p>
          </table:table-cell>
          <table:table-cell/>
        </table:table-row>
        <table:table-row table:style-name="ro4">
          <table:table-cell office:value-type="string" calcext:value-type="string">
            <text:p>do không có thời gian và mình đang rất cần màn hình máy tính để làm việc nên mình đặt hàng trên tiki. nhận hàng về mình mới tá hoả là mối nối chân đế và màn hình ko trùng khớp nhau. thực sự là bối rối không biết phải làm sao,mong nhận được support từ nhà phân phối...</text:p>
          </table:table-cell>
          <table:table-cell/>
        </table:table-row>
        <table:table-row table:style-name="ro1">
          <table:table-cell office:value-type="string" calcext:value-type="string">
            <text:p>đồ lừa đảo .gửi cái vỏ không</text:p>
          </table:table-cell>
          <table:table-cell/>
        </table:table-row>
        <table:table-row table:style-name="ro1">
          <table:table-cell office:value-type="string" calcext:value-type="string">
            <text:p>do lừa đảo khi ma ghi bao cast cho no to ra ti <text:s/>.ma ko ghi tưởng no la tai nghe ai de <text:s/>mat 73 ngan</text:p>
          </table:table-cell>
          <table:table-cell/>
        </table:table-row>
        <table:table-row table:style-name="ro1">
          <table:table-cell office:value-type="string" calcext:value-type="string">
            <text:p>đồ lừa đao, sao lại gui có mình hộp vây. thông tin 1 đường, bán 1 kiểu.</text:p>
          </table:table-cell>
          <table:table-cell/>
        </table:table-row>
        <table:table-row table:style-name="ro3">
          <table:table-cell office:value-type="string" calcext:value-type="string">
            <text:p>do mình muốn mua 1 đầu male và <text:s/>2 đầu female nhưng order nhầm, đến khi mình muốn trả hàng thì nhân viên kêu chụp hình <text:s/>sản phẩm cho xem nhưng không hề kêu là không lấy ra khỏi túi zip. mình có lấy ra chụp lại rồi bộ phận cskh lại bảo là do lấy ra ngoài rồi nên sẽ không support case của mình nữa. túi zip đâu có seal hay gì đâu mà lại bảo như thế?! và rõ ràng mình không hề vi phạm điều kiện đổi trả là: sản phẩm không có dấu hiệu đã qua sử dụng, còn nguyên tem, mác hay niêm phong của nhà sản xuất.</text:p>
          </table:table-cell>
          <table:table-cell/>
        </table:table-row>
        <table:table-row table:style-name="ro1">
          <table:table-cell office:value-type="string" calcext:value-type="string">
            <text:p>độ nhậy kém không bằng mấy con chuột trung quốc</text:p>
          </table:table-cell>
          <table:table-cell/>
        </table:table-row>
        <table:table-row table:style-name="ro1" table:visibility="filter">
          <table:table-cell office:value-type="string" calcext:value-type="string">
            <text:p>độ nhậy kém không bằng mấy con chuột trung quốc</text:p>
          </table:table-cell>
          <table:table-cell/>
        </table:table-row>
        <table:table-row table:style-name="ro4">
          <table:table-cell office:value-type="string" calcext:value-type="string">
            <text:p>độ ổn định ko cao.dùng trong thời gian dài hay rớt chập chờn phải reset lại mấy lần mới sử dụng được. nói chung thấy con này chất này chất lượng khá kém đúng là tiền nào của nấy.</text:p>
          </table:table-cell>
          <table:table-cell/>
        </table:table-row>
        <table:table-row table:style-name="ro1">
          <table:table-cell office:value-type="string" calcext:value-type="string">
            <text:p>dở phí tiền ,giòn như bánh quy ah</text:p>
          </table:table-cell>
          <table:table-cell/>
        </table:table-row>
        <table:table-row table:style-name="ro10">
          <table:table-cell office:value-type="string" calcext:value-type="string">
            <text:p>do tiki trading hết hàng nên mình đặt bên xt mobile bản ram 6gb (thanh toán trước online). mấy ngày sau mình nhận hàng nhưng lại là bản ram 4gb, do sơ ý vội bóc seal nên mình đành chấp nhận không trả hàng hoàn tiền nữa. rất bực vì không đúng phiên bản 6gb mình đặt. mình liên hệ tiki để phản ánh và yêu cầu bù chênh giá giữa 2 phiên bản (như giá trên web là mấy trăm ngàn). sau đó tiki trả lời lại là xt mobile bảo họ bán phiên bản ram 4gb và 6gb giá bằng nhau nên sẽ không có bù tiền chênh lệch cho mình. lý lẽ quả là ngang hơn cua. tất cả bao bì giấy tờ biên lai đi kèm hộp đồ tiki, xt mobile đều ghi là active 3 phiên bản ram 6gb, song lõi lại là điện thoại ram 4gb. hiển nhiên chả có nhầm lẫn gì ở đây mà lý do chỉ là xt mobile làm ăn gian dối mà thôi. mình rất bực và có email lại tiki yêu cầu bên xt mobile xuất cho mình hóa đơn evat để có bằng chứng xt mobile làm ăn <text:s/>gian dối. sau đó mình bận công việc nên cũng không liên lạc lại. mấy tuần sau evat mình vẫn không nhận được, chỉ có bên tiki là liên lạc lại gửi cho mình cái voucher 200k để xin lỗi vì giao nhầm điện thoại. nói thực là mình vẫn bực vì muốn bản 6gb kể cả nó có đắt hơn nhiều hay ít mà chỉ nhận bản 4gb, do lỡ bóc seal nên đánh phải dùng. ngoài ra tiền mình mua tính trừ luôn voucher 200k tiki gửi đi ra mấy shop khác cũng mua luôn được bản ram 6gb rồi chứ không chỉ bản 4gb như mình. năm rồi mình mua mấy thứ bên tiki cũng 100 triệu nói chung đều ổn, chỉ lần này mua giá trị nhỏ nên mới không chú ý là ăn quả lừa ngay. mọi người có mua thì mua thì mua bên tiki trading hay istore chứ né thằng xt mobile này ra, làm ăn quá gian dối.</text:p>
          </table:table-cell>
          <table:table-cell/>
        </table:table-row>
        <table:table-row table:style-name="ro1">
          <table:table-cell office:value-type="string" calcext:value-type="string">
            <text:p>dò tìm cả ngày mà tìm ko thấy thiết bị tai nghe <text:s/>yêu cầu shop nói rõ thiết bị hỗ trợ ntn chứ có kết nối dc đâu</text:p>
          </table:table-cell>
          <table:table-cell/>
        </table:table-row>
        <table:table-row table:style-name="ro1">
          <table:table-cell office:value-type="string" calcext:value-type="string">
            <text:p>dở vô cùng, mới mua về set up account xong cài sách vô coi được 1 chút xong là máy đơ luôn, đề nghị tiki đổi lại máy khác hoặc hoàn tiền cho khách</text:p>
          </table:table-cell>
          <table:table-cell/>
        </table:table-row>
        <table:table-row table:style-name="ro4">
          <table:table-cell office:value-type="string" calcext:value-type="string">
            <text:p>đọc các bài viết đánh giá sp rồi mik mới đặt mua hàng .nhưng thật sự thất vọng bởi vì sạc pin quá chậm luôn 3tieengs dc 30% pin .muốn đổi lại sp khác giá cao hơn mà không biết làm thế nào</text:p>
          </table:table-cell>
          <table:table-cell/>
        </table:table-row>
        <table:table-row table:style-name="ro4">
          <table:table-cell office:value-type="string" calcext:value-type="string">
            <text:p>đọc cmt thấy nhiều ng phàn nàn về cách đóng gói sản phẩm. thôi kệ thấy giá tốt mua, và ik chang. đóng gói ko có 1 cái chống sốc nào cả. mua về gần 900k. cắm ko lên, im thin thít, 1 cái ổ cứng mới toanh mà ko cho nó 1 cái bảo vệ đúng nghĩa. làm ơn hỗ trợ tôi đổi trả sản phẩm</text:p>
          </table:table-cell>
          <table:table-cell/>
        </table:table-row>
        <table:table-row table:style-name="ro4">
          <table:table-cell office:value-type="string" calcext:value-type="string">
            <text:p>đọc comment cũng như xem video mọi người review về máy này là pin lâu, nhưng từ lúc mở máy lên để xài, chỉ có vài tiếng mà tốn 20% pin, cứ khoảng 5 phút là nó xuống 1%, trong khi mình không bật wifi. máy mình mới khui chưa sạc lần nào, shop giải đáp thắc mắc dùm với ạ!</text:p>
          </table:table-cell>
          <table:table-cell/>
        </table:table-row>
        <table:table-row table:style-name="ro3">
          <table:table-cell office:value-type="string" calcext:value-type="string">
            <text:p>đọc mô tả sản phẩm và review thì ghi bass tốt, ổn nhưng lúc nhận được hàng thì bass rất kém, những nốt cao nghe rất chói tai. nghe lâu mình bị đau tai luôn. trước đó đã từng sử dụng tai nghe/headphone của sony rồi nhưng không nghĩ lần này tệ vậy. mình sẽ không mua sản phẩm của sony lần 2. cảm ơn cskh của tiki đã phản hồi về yêu cầu của mình.</text:p>
          </table:table-cell>
          <table:table-cell/>
        </table:table-row>
        <table:table-row table:style-name="ro4">
          <table:table-cell office:value-type="string" calcext:value-type="string">
            <text:p>đọc nhận xét các bạn hay quá hí hửng bỏ 250k ra mua về. nhưng thực sự quá thất vọng, ngoài bịt chặt tai với âm bass ra thì chất lượng âm thanh rất tệ, rè rè, thậm chí không bằng cái tai nghe 60k mình đang dùng. thất vọng thực sự</text:p>
          </table:table-cell>
          <table:table-cell/>
        </table:table-row>
        <table:table-row table:style-name="ro4">
          <table:table-cell office:value-type="string" calcext:value-type="string">
            <text:p>đọc review nói rất nhiều về việc ko bọc kỹ khi đi giao ổ cứng mình nghĩ tiki cũng phải có động thái thay đổi nhưng mình đã lầm. đi giao trời mưa mà ổ cứng còn ko được bọc kỹ chỉ có bịch ni lông của ổ cứng cho vào cái hộp còn ko khít nữa. mình chưa gắn vào máy để kiểm tra nhưng cạch từ đây mọi người cẩn thận khi mua hàng</text:p>
          </table:table-cell>
          <table:table-cell/>
        </table:table-row>
        <table:table-row table:style-name="ro1">
          <table:table-cell office:value-type="string" calcext:value-type="string">
            <text:p>đọc review thấy có bạn nhận k đúnh sản phẩm, đến mình cũng vậy, cố ý. đặt dây usb 2 mặt nhưng lại giao như vậy.</text:p>
          </table:table-cell>
          <table:table-cell/>
        </table:table-row>
        <table:table-row table:style-name="ro3">
          <table:table-cell office:value-type="string" calcext:value-type="string">
            <text:p>đọc review thấy tốt mà sao mua ở đây về xài quá chán, như hàng dỏm vậy. 3 ăng ten mà độ xuyên trần quá yếu. chỉ bị chắn bởi 1 trần, 1 tường, khoảng cách 5m mà suy hao từ 30mbps còn 1mbps, sóng chập chờn!</text:p>
            <text:p> mua xong hối hận, giờ phải mua con khác mới xài dc</text:p>
          </table:table-cell>
          <table:table-cell/>
        </table:table-row>
        <table:table-row table:style-name="ro4">
          <table:table-cell office:value-type="string" calcext:value-type="string">
            <text:p>đóc sạc thì lúc xạc lúc không, đang xạc chưa đầy pin cũng ngắt, tay nghe thì lỗi không thể kết nối hai bên cùng lúc dù đã thử đủ cách, nghe chưa đầy 1 tiếng đã hết pin, cảm thấy buồn khi mua phải sản phẩm không ra gì</text:p>
          </table:table-cell>
          <table:table-cell/>
        </table:table-row>
        <table:table-row table:style-name="ro4">
          <table:table-cell office:value-type="string" calcext:value-type="string">
            <text:p>dock sạc 3500 mah sạc dc 5% pin a8 star hết pin. khi hết pin sạc 10 phút đầy pin. còn về 2 loa bt âm thanh dc nhưng cũng mau hết pin. va khi sạc qua điện thoại thì tụt % kinh khủng.</text:p>
          </table:table-cell>
          <table:table-cell/>
        </table:table-row>
        <table:table-row table:style-name="ro1">
          <table:table-cell office:value-type="string" calcext:value-type="string">
            <text:p>dock sạc dùng đc hơn 1 tuần là ko vào điện nữa, mình muốn liên hệ bảo hành</text:p>
          </table:table-cell>
          <table:table-cell/>
        </table:table-row>
        <table:table-row table:style-name="ro1">
          <table:table-cell office:value-type="string" calcext:value-type="string">
            <text:p>đổi hay trả bằng cách nào ạ, nó giống kiểu bị lờn, cả 2 con luôn. bấm 3 4 lần mới đc</text:p>
          </table:table-cell>
          <table:table-cell/>
        </table:table-row>
        <table:table-row table:style-name="ro1" table:visibility="filter">
          <table:table-cell office:value-type="string" calcext:value-type="string">
            <text:p>đổi hay trả bằng cách nào ạ, nó giống kiểu bị lờn, cả 2 con luôn. bấm 3 4 lần mới đc</text:p>
          </table:table-cell>
          <table:table-cell/>
        </table:table-row>
        <table:table-row table:style-name="ro1">
          <table:table-cell office:value-type="string" calcext:value-type="string">
            <text:p>đổi qua 2 cái vẫn bị cũng một lỗi copy chập chờn, lên 24mb lại tụt xuống 0mb chắc bị lỗi chung của dòng này</text:p>
          </table:table-cell>
          <table:table-cell/>
        </table:table-row>
        <table:table-row table:style-name="ro1">
          <table:table-cell office:value-type="string" calcext:value-type="string">
            <text:p>dời thời gian giao hàng lại 2 ngày rùi mà 2 ngày sau vẫn trong tình trạng chờ lấy hàng</text:p>
          </table:table-cell>
          <table:table-cell/>
        </table:table-row>
        <table:table-row table:style-name="ro1">
          <table:table-cell office:value-type="string" calcext:value-type="string">
            <text:p>đổi trả dùm em shop ơi. tái trái bật k lên thì sao mà nghe <text:s/>.</text:p>
          </table:table-cell>
          <table:table-cell/>
        </table:table-row>
        <table:table-row table:style-name="ro1">
          <table:table-cell office:value-type="string" calcext:value-type="string">
            <text:p>dởm , mua con 350k ý ......</text:p>
          </table:table-cell>
          <table:table-cell/>
        </table:table-row>
        <table:table-row table:style-name="ro1" table:visibility="filter">
          <table:table-cell office:value-type="string" calcext:value-type="string">
            <text:p>dởm , mua con 350k ý ......</text:p>
          </table:table-cell>
          <table:table-cell/>
        </table:table-row>
        <table:table-row table:style-name="ro1">
          <table:table-cell office:value-type="string" calcext:value-type="string">
            <text:p>dỏm hư 1 bên tai nghe ko sao</text:p>
          </table:table-cell>
          <table:table-cell/>
        </table:table-row>
        <table:table-row table:style-name="ro1">
          <table:table-cell office:value-type="string" calcext:value-type="string">
            <text:p>dỏm quá lêu lêu lêu lêu lêu</text:p>
          </table:table-cell>
          <table:table-cell/>
        </table:table-row>
        <table:table-row table:style-name="ro1">
          <table:table-cell office:value-type="string" calcext:value-type="string">
            <text:p>đơn hàng #804704464! giao chậm! sản phẩm đã kích hoạt bảo hành mấy tháng trước! mình note ở đây để đợi tiki xử lý!</text:p>
          </table:table-cell>
          <table:table-cell/>
        </table:table-row>
        <table:table-row table:style-name="ro1">
          <table:table-cell office:value-type="string" calcext:value-type="string">
            <text:p>đơn hàng 24h mà bị ngâm hơn 1 tuần rồi hủy luôn mà chẳng có thông báo gì</text:p>
          </table:table-cell>
          <table:table-cell/>
        </table:table-row>
        <table:table-row table:style-name="ro4">
          <table:table-cell office:value-type="string" calcext:value-type="string">
            <text:p>đơn hàng có giá trị lớn, chưa nhận được hàng nhưng hệ thống đã báo: “giao hàng thành công”, gọi tổng đài để xử lý thì báo trong vòng 24 48 giờ. mua làm quà, ảnh hưởng tới kế hoạch.</text:p>
          </table:table-cell>
          <table:table-cell/>
        </table:table-row>
        <table:table-row table:style-name="ro1">
          <table:table-cell office:value-type="string" calcext:value-type="string">
            <text:p>đơn hàng của tôi (thông tin đơn hàng #308559495 (ngày 05 tháng 02 năm 2018 12:10:05)) sao không có củ sạc vậy? <text:s/>thảo nào tiki bán rẻ hơn người khác.</text:p>
          </table:table-cell>
          <table:table-cell/>
        </table:table-row>
        <table:table-row table:style-name="ro4">
          <table:table-cell office:value-type="string" calcext:value-type="string">
            <text:p>đơn hàng đã được mua và thanh toán ngày 17/4, hẹn trả hóa đơn tài chính trong vòng 14 ngày , nhưng đên 18/5 tôi vẫn chưa nhận được. gọi tổng đài tiki 2 lần, tiếp nhận thông tin xong rồi không hồi âm. dịch vụ kém.</text:p>
          </table:table-cell>
          <table:table-cell/>
        </table:table-row>
        <table:table-row table:style-name="ro1">
          <table:table-cell office:value-type="string" calcext:value-type="string">
            <text:p>đơn hàng đặt chuột mã nx7005 nhưng nhà phân phối giao chuột nx7000 và dùng mã code check dán đè lên mã nx7000 của chuột.</text:p>
          </table:table-cell>
          <table:table-cell/>
        </table:table-row>
        <table:table-row table:style-name="ro1">
          <table:table-cell office:value-type="string" calcext:value-type="string">
            <text:p>đơn hàng em mới mua xong, sạc xong sài ko đc, chỉ nhá nhá, ko biết phải làm sao luôn?</text:p>
          </table:table-cell>
          <table:table-cell/>
        </table:table-row>
        <table:table-row table:style-name="ro1">
          <table:table-cell office:value-type="string" calcext:value-type="string">
            <text:p>đơn hàng giao lỗi, có dấu vết rọc cắt đổi hàng, kiểm tra thì được 188gb chứ không được 240gb, tốc độ còn chậm hơn hdd nữa</text:p>
          </table:table-cell>
          <table:table-cell/>
        </table:table-row>
        <table:table-row table:style-name="ro1">
          <table:table-cell office:value-type="string" calcext:value-type="string">
            <text:p>đơn hàng không êm</text:p>
          </table:table-cell>
          <table:table-cell/>
        </table:table-row>
        <table:table-row table:style-name="ro4">
          <table:table-cell office:value-type="string" calcext:value-type="string">
            <text:p>đơn mua ngày 24/07/2018 đến hôm qua chuột đã không thể sử dụng, có nhận chuột nhưng không thể thao tác. thử thay pin, thay sang máy tính khác, reset lại nhiều lần vẫn không thể sử dụng</text:p>
          </table:table-cell>
          <table:table-cell/>
        </table:table-row>
        <table:table-row table:style-name="ro4">
          <table:table-cell office:value-type="string" calcext:value-type="string">
            <text:p>đóng gói chỉ để 1 miếng xốp, quá ẩu. cài mãi rỗi cũng đươc, hôm sau chạy 1 lúc thì chết luôn. không biết có được đổi mới không vì tôi hỏi tt bảo hành của wd thì nói đổi cho ổ cũ. thấy đề "tiki trading" mà có 02 tem , <text:s/>01 tem của trung gian.</text:p>
          </table:table-cell>
          <table:table-cell/>
        </table:table-row>
        <table:table-row table:style-name="ro1">
          <table:table-cell office:value-type="string" calcext:value-type="string">
            <text:p>đóng gói đẹp, bao bì đẹp nhưng ko sử dụng được</text:p>
          </table:table-cell>
          <table:table-cell/>
        </table:table-row>
        <table:table-row table:style-name="ro4">
          <table:table-cell office:value-type="string" calcext:value-type="string">
            <text:p>đóng gói hàng cẩu thả. ổ cứng đặt trong hộp giấy ko có bất kỳ biện pháp j để giảm sự vạ chạm trong lúc vận chuyển. có rất nhiều nhận xét về cách gói hàng của tiki mà lần này mình mua hàng tiki vẫn ko thay đổi. thất vọng toàn tập. tiki coi thường và ko chịu tiếp thu ý kiến từ khách hàng.</text:p>
          </table:table-cell>
          <table:table-cell/>
        </table:table-row>
        <table:table-row table:style-name="ro1">
          <table:table-cell office:value-type="string" calcext:value-type="string">
            <text:p>đóng gói hàng tốt. tuy nhiên cây mực in bị sọc. thử cây mực của máy thì không bị.. giờ đã mở hộp không biết đổi đc không? nhờ hướng dẫn cho sửa cũng được</text:p>
          </table:table-cell>
          <table:table-cell/>
        </table:table-row>
        <table:table-row table:style-name="ro1">
          <table:table-cell office:value-type="string" calcext:value-type="string">
            <text:p>đóng gói ok, màn hình ổn, giống kiểu bị dùng rồi á, bị cong chân.</text:p>
          </table:table-cell>
          <table:table-cell/>
        </table:table-row>
        <table:table-row table:style-name="ro1">
          <table:table-cell office:value-type="string" calcext:value-type="string">
            <text:p>đóng gói rất đẹp, giao hàng rất nhanh. nhưng máy không đọc được sim. có đổi được không</text:p>
          </table:table-cell>
          <table:table-cell/>
        </table:table-row>
        <table:table-row table:style-name="ro4">
          <table:table-cell office:value-type="string" calcext:value-type="string">
            <text:p>đóng gói rất tệ hư hộp và cái tệ nhất là ko nguyên seal ?? thông tin bảo hành tem bảo hành (24 tháng chính hãng) nhưng sao tem trên chuột lại để 1 năm, tem quá nhỏ và khó hiểu ?? mình từng mua con này trên lazada họ giao hàng đẹp nguyên seal</text:p>
          </table:table-cell>
          <table:table-cell/>
        </table:table-row>
        <table:table-row table:style-name="ro1">
          <table:table-cell office:value-type="string" calcext:value-type="string">
            <text:p>đóng gói sơ sài, hoàn toàn không có giảm sốc trong một cái hộp bự. vận chuyển lâu, trễ hẹn giao.</text:p>
          </table:table-cell>
          <table:table-cell/>
        </table:table-row>
        <table:table-row table:style-name="ro4">
          <table:table-cell office:value-type="string" calcext:value-type="string">
            <text:p>đóng gói sơ sài, hộp đựng sản phẩm thì nhỏ, bỏ trong hộp lớn mà không lót gì chống sốc, không biết lúc vận chuyển ổ cứng bị va đập bao nhiêu lần rồi, chất lượng sản phẩm chưa biết ra sao, lần đầu tiên thấy thất vọng về tiki như vậy!!!</text:p>
          </table:table-cell>
          <table:table-cell/>
        </table:table-row>
        <table:table-row table:style-name="ro1">
          <table:table-cell office:value-type="string" calcext:value-type="string">
            <text:p>đóng gói tệ</text:p>
          </table:table-cell>
          <table:table-cell/>
        </table:table-row>
        <table:table-row table:style-name="ro1">
          <table:table-cell office:value-type="string" calcext:value-type="string">
            <text:p>đóng hàng sơ sài k có bọc chống shock, k tem fragile nhẹ tay mà là hàng linh kiện điện tử do đó vận chuyển va đập dẫn đến hư k sử dụng được, quá thất vọng.</text:p>
          </table:table-cell>
          <table:table-cell/>
        </table:table-row>
        <table:table-row table:style-name="ro1">
          <table:table-cell office:value-type="string" calcext:value-type="string">
            <text:p>đồng hồ chậm <text:s/>thông báo chậm không thông báo cuộc gọi tin nhắn đến phải vào đồng hồ mới xem đc <text:s/>thua cả mi band 4 trước dùng</text:p>
          </table:table-cell>
          <table:table-cell/>
        </table:table-row>
        <table:table-row table:style-name="ro4">
          <table:table-cell office:value-type="string" calcext:value-type="string">
            <text:p>đồng hồ chạy sai đến 1,5 tiếng đồng hồ trong 24 giờ, không có hướ`ng dẫn sử dụng, khách phải tự mò. chủ yếu mua đồng hồ báo thức mà đồng hồ sai giờ, và không chể chỉnh chuông khác vì tiếng chuông quá nhỏ cho dù âm lượng lớn nhất. bloutooth kết nối ok.</text:p>
          </table:table-cell>
          <table:table-cell/>
        </table:table-row>
        <table:table-row table:style-name="ro1">
          <table:table-cell office:value-type="string" calcext:value-type="string">
            <text:p>đồng hồ cũ.sạc 2 tiếng rồi mà vẫn không lên</text:p>
          </table:table-cell>
          <table:table-cell/>
        </table:table-row>
        <table:table-row table:style-name="ro1">
          <table:table-cell office:value-type="string" calcext:value-type="string">
            <text:p>đồng hồ đểu vừa mua về đã đơ không dùng được mọi người rút kinh nghiệm không lên mua</text:p>
          </table:table-cell>
          <table:table-cell/>
        </table:table-row>
        <table:table-row table:style-name="ro1" table:visibility="filter">
          <table:table-cell office:value-type="string" calcext:value-type="string">
            <text:p>đồng hồ đểu vừa mua về đã đơ không dùng được mọi người rút kinh nghiệm không lên mua</text:p>
          </table:table-cell>
          <table:table-cell/>
        </table:table-row>
        <table:table-row table:style-name="ro1">
          <table:table-cell office:value-type="string" calcext:value-type="string">
            <text:p>đồng hồ dùng chất lượng k được đơ lắm nhiều khi chuyển mãi k được</text:p>
          </table:table-cell>
          <table:table-cell/>
        </table:table-row>
        <table:table-row table:style-name="ro1">
          <table:table-cell office:value-type="string" calcext:value-type="string">
            <text:p>đồng hồ không kết nối được với điên thoai đăng nhập bị lỗi hoài. muốn reset lại thi lam sao</text:p>
          </table:table-cell>
          <table:table-cell/>
        </table:table-row>
        <table:table-row table:style-name="ro1">
          <table:table-cell office:value-type="string" calcext:value-type="string">
            <text:p>đồng hồ mua để định vị mà ko định vị dc . cách 10km thì làm cái gi</text:p>
          </table:table-cell>
          <table:table-cell/>
        </table:table-row>
        <table:table-row table:style-name="ro1">
          <table:table-cell office:value-type="string" calcext:value-type="string">
            <text:p>đồng hồ mua về gắn sim nhưng ko sài được mong tiki sẽ cải thiện hơn</text:p>
          </table:table-cell>
          <table:table-cell/>
        </table:table-row>
        <table:table-row table:style-name="ro1">
          <table:table-cell office:value-type="string" calcext:value-type="string">
            <text:p>dong ho nay vo nuoc la cai chac nap day con thua may do choi tre em com chac hon rua tay cung chet noi chi lang 1,5 met 30 p</text:p>
          </table:table-cell>
          <table:table-cell/>
        </table:table-row>
        <table:table-row table:style-name="ro1">
          <table:table-cell office:value-type="string" calcext:value-type="string">
            <text:p>đồng hồ nhận về không chỉnh giờ được. gắn sim vào không nhận. chưa kết nối được với điện thoại.</text:p>
          </table:table-cell>
          <table:table-cell/>
        </table:table-row>
        <table:table-row table:style-name="ro1">
          <table:table-cell office:value-type="string" calcext:value-type="string">
            <text:p>đồng hồ q12 thông minh điện thoại trẻ em <text:s text:c="2"/>đồng hồ đeo tay chống thấm nước, định vị cho bé. sản phâm ko xài được mong được hoàn tiền</text:p>
          </table:table-cell>
          <table:table-cell/>
        </table:table-row>
        <table:table-row table:style-name="ro1">
          <table:table-cell office:value-type="string" calcext:value-type="string">
            <text:p>đong ho thông minh <text:s/>ko <text:s/>sài <text:s/>một ngày hết <text:s/>bin <text:s/>không <text:s/>dat tiêu chuẩn</text:p>
          </table:table-cell>
          <table:table-cell/>
        </table:table-row>
        <table:table-row table:style-name="ro1">
          <table:table-cell office:value-type="string" calcext:value-type="string">
            <text:p>đồng hồ thông minh mới mua về ko ganh sim ko sai được</text:p>
          </table:table-cell>
          <table:table-cell/>
        </table:table-row>
        <table:table-row table:style-name="ro2">
          <table:table-cell office:value-type="string" calcext:value-type="string">
            <text:p>đồng hồ tôi mua làm quà tặng cho người thân nhưng sau khi nhận đồng hồ và xạc pin 4 tiếng, đồng hồ vẫn không khởi động nguồn được. đã gọi báo tổng đài và đang chờ bộ phận kỹ thuật thu hồi đồng hỗ bị lỗi và đổi đồng hồ mới trong thời gian sớm nhất và tiki để đảm bảo chất lượng đồng hồ sau khi đổi. đây là quà tặng tôi mua cho người thân nhưng sau nhận hàng, người thân không sử dụng được đồng hồ smartwatch, gây ra phiền phức, sự bất tiện và tôi rất không hài lòng với sản phẩm này mặc dù trước đó tôi đã rất nhiều lần mua hàng từ tiki. đề nghị tiki có lời giải thích thỏa đáng và đổi đồng hồ mới cho tôi trong thời gian sớm nhất.</text:p>
          </table:table-cell>
          <table:table-cell/>
        </table:table-row>
        <table:table-row table:style-name="ro1">
          <table:table-cell office:value-type="string" calcext:value-type="string">
            <text:p>đồng hồ tôi vừa mua chưa sử dụng được 1 tuần thì âm thanh của nó đã bị khè không nghe được gì hết gọi điện tôi nói chuyện người ta không nghe</text:p>
          </table:table-cell>
          <table:table-cell/>
        </table:table-row>
        <table:table-row table:style-name="ro1">
          <table:table-cell office:value-type="string" calcext:value-type="string">
            <text:p>đồng hồ vừa mua đc vài ngày <text:s/>sạc ko vào ko lên màn hình chán quá gửi lại shop thế nào nhỉ mn</text:p>
          </table:table-cell>
          <table:table-cell/>
        </table:table-row>
        <table:table-row table:style-name="ro4">
          <table:table-cell office:value-type="string" calcext:value-type="string">
            <text:p>đồng hồ vừa mua vài ngày đã hết pin. khi sạc pin thì đồng kêu rung như muốn nổ luôn, đề nghị tiki gửi lại đồng hồ khác đúng chất lượng đã giới thiệu ở trên. <text:s/>thật sự thất vọng về việc mua hàng ở tiki.</text:p>
          </table:table-cell>
          <table:table-cell/>
        </table:table-row>
        <table:table-row table:style-name="ro4">
          <table:table-cell office:value-type="string" calcext:value-type="string">
            <text:p>dòng paperwhite gen 10 là hàng lỗi nguyên dòng. ai định mua thì lưu ý nhé. mình mua xài 5 ngày đã loạn cảm ứng. tiki xử lý đổi trả lâu, lại không cho thời hạn phản hồi, kỳ nào cũng phải đợi rồi gọi lên. gọi tổng đài thì báo do mùa dịch nên đơn hàng đổi trả của mình không được lưu ý. sau này phải xem xét lại khi mua hàng điện tử trên tiki rồi <text:s/></text:p>
          </table:table-cell>
          <table:table-cell/>
        </table:table-row>
        <table:table-row table:style-name="ro4">
          <table:table-cell office:value-type="string" calcext:value-type="string">
            <text:p>đợt này tiki giao hàng quá chậm. mọi hôm 1 2 ngày là có. nhưng t đợi 3 ngày thì nhận sms thông báo trễ. đến nay 1 tuần r vẫn chưa nhận đc hàng. rất bực. mong tiki làm việc hiệu quả hơn</text:p>
          </table:table-cell>
          <table:table-cell/>
        </table:table-row>
        <table:table-row table:style-name="ro4" table:visibility="filter">
          <table:table-cell office:value-type="string" calcext:value-type="string">
            <text:p>đợt này tiki giao hàng quá chậm. mọi hôm 1 2 ngày là có. nhưng t đợi 3 ngày thì nhận sms thông báo trễ. đến nay 1 tuần r vẫn chưa nhận đc hàng. rất bực. mong tiki làm việc hiệu quả hơn</text:p>
          </table:table-cell>
          <table:table-cell/>
        </table:table-row>
        <table:table-row table:style-name="ro1">
          <table:table-cell office:value-type="string" calcext:value-type="string">
            <text:p>đt chuông nhỏ, loa ngoài nhỏ, nói chung giá mắc mà chất lượng tồi</text:p>
          </table:table-cell>
          <table:table-cell/>
        </table:table-row>
        <table:table-row table:style-name="ro4">
          <table:table-cell office:value-type="string" calcext:value-type="string">
            <text:p>đt mới mua về lâu lâu đã bị đỏ màn hình không nhìn thấy được gì. và sau khi dùng 4 5 ngày thì tình trạng rất tệ, cả ngày đều bị. đã làm lỡ dỡ công việc của mình rất nhiều. chia sẻ từ 1 người đã mua trên tiki rất rất nhiều đơn và lần đầu tiên phải đánh giá mà lại bắt buộc đánh giá 1*</text:p>
          </table:table-cell>
          <table:table-cell/>
        </table:table-row>
        <table:table-row table:style-name="ro1">
          <table:table-cell office:value-type="string" calcext:value-type="string">
            <text:p>đt nhanh hết pin ns chug cx bình thường.</text:p>
          </table:table-cell>
          <table:table-cell/>
        </table:table-row>
        <table:table-row table:style-name="ro4">
          <table:table-cell office:value-type="string" calcext:value-type="string">
            <text:p>dù blue eye vẫn sáng và pin vẫn còn nhưng khi lại không di được chuột. mình mới mua sản phẩm từ tháng 2 mà đã vậy rồi, nhưng không biết phải làm thế nào để bảo hành đây <text:s/>.</text:p>
          </table:table-cell>
          <table:table-cell/>
        </table:table-row>
        <table:table-row table:style-name="ro4">
          <table:table-cell office:value-type="string" calcext:value-type="string">
            <text:p>dù đã làm theo hướng dẫn nhưng vẫn không có wifi. cụ thể là khi chọn wifi nguồn và nhập pass rồi nhưng vẫn không có tín hiệu wifi từ toto link. coi như bỏ 200k mua một bài học.</text:p>
          </table:table-cell>
          <table:table-cell/>
        </table:table-row>
        <table:table-row table:style-name="ro1">
          <table:table-cell office:value-type="string" calcext:value-type="string">
            <text:p>dù đã phản hồi đổi hàng nhưng bên tiki vẫn giao hàng sai <text:s/>vô cùng thất vọng</text:p>
          </table:table-cell>
          <table:table-cell/>
        </table:table-row>
        <table:table-row table:style-name="ro1">
          <table:table-cell office:value-type="string" calcext:value-type="string">
            <text:p>dự kiến giao hàng của mình là 07/09/2019 mà đến nay mình vẫn chưa nhận được hàng shop ơi</text:p>
          </table:table-cell>
          <table:table-cell/>
        </table:table-row>
        <table:table-row table:style-name="ro1">
          <table:table-cell office:value-type="string" calcext:value-type="string">
            <text:p>dự kiến giao hàng thứ tư, 17/04/2019 <text:s/>đợi mãi không thấy giao..đặt từ hôm 11/04 chưa nhận đucợ hành</text:p>
          </table:table-cell>
          <table:table-cell/>
        </table:table-row>
        <table:table-row table:style-name="ro2">
          <table:table-cell office:value-type="string" calcext:value-type="string">
            <text:p>dù rằng trước giờ mua hàng ở tiki đều hài lòng nhưng riêng sản phẩm này tôi cần phải viết nhận xét để người mua khác cân nhắc. tôi đang cần sản phẩm phát wifi có cổng usb như mô tả này nhưng khi nhận hàng lại là bản ac900, có 3 anten và ko có cổng usb. như vậy, mô tả này không đúng với thực tế. thất vọng lần 2 khi tiki chọn giải pháp trả lại tiền và nhận lại sản phẩm chứ không phải đổi lại đúng sản phẩm khách hàng mong muốn.</text:p>
            <text:p> để tốt hơn trong khâu chăm sóc kh, đề nghị tiki kiểm tra kỹ lại thông số kỹ thuật của sản phẩm này và các sp điện tử khác để kh yên tâm khi chọn mua.</text:p>
          </table:table-cell>
          <table:table-cell/>
        </table:table-row>
        <table:table-row table:style-name="ro1">
          <table:table-cell office:value-type="string" calcext:value-type="string">
            <text:p>đưa đít sạc k vừa lấy gì mà xài. làm ăn thế đấy</text:p>
          </table:table-cell>
          <table:table-cell/>
        </table:table-row>
        <table:table-row table:style-name="ro1">
          <table:table-cell office:value-type="string" calcext:value-type="string">
            <text:p>đưa ko giống hình trong ảnh</text:p>
          </table:table-cell>
          <table:table-cell/>
        </table:table-row>
        <table:table-row table:style-name="ro1">
          <table:table-cell office:value-type="string" calcext:value-type="string">
            <text:p>đưa ra trung tâm máy tính cài nhưng bị lỗi</text:p>
          </table:table-cell>
          <table:table-cell/>
        </table:table-row>
        <table:table-row table:style-name="ro1">
          <table:table-cell office:value-type="string" calcext:value-type="string">
            <text:p>đưa về nghe chỉ được 1 bên...còn bên còn lại chẳng nghe được gì...</text:p>
          </table:table-cell>
          <table:table-cell/>
        </table:table-row>
        <table:table-row table:style-name="ro1">
          <table:table-cell office:value-type="string" calcext:value-type="string">
            <text:p>dùng 1 tháng đã hỏng. quá tệ</text:p>
          </table:table-cell>
          <table:table-cell/>
        </table:table-row>
        <table:table-row table:style-name="ro1">
          <table:table-cell office:value-type="string" calcext:value-type="string">
            <text:p>dùng 1 tháng hỏng</text:p>
          </table:table-cell>
          <table:table-cell/>
        </table:table-row>
        <table:table-row table:style-name="ro1">
          <table:table-cell office:value-type="string" calcext:value-type="string">
            <text:p>dùng 1 thời gian thì bị lỗi k nghe dc bên phải</text:p>
          </table:table-cell>
          <table:table-cell/>
        </table:table-row>
        <table:table-row table:style-name="ro1">
          <table:table-cell office:value-type="string" calcext:value-type="string">
            <text:p>dùng 1 tuần thì bị lỗi chuột phải trong khj dùng khá ít, khá thất vọng, k biết bh bảo hành như nào</text:p>
          </table:table-cell>
          <table:table-cell/>
        </table:table-row>
        <table:table-row table:style-name="ro1">
          <table:table-cell office:value-type="string" calcext:value-type="string">
            <text:p>dùng 11 tháng bị hư luôn. với giá này thì không mong đợi nhiều.</text:p>
          </table:table-cell>
          <table:table-cell/>
        </table:table-row>
        <table:table-row table:style-name="ro1">
          <table:table-cell office:value-type="string" calcext:value-type="string">
            <text:p>dùng 2 tháng đã hư ram rồi.. ko có phiếu bảo hành.. từ nay ko dùng hàng của tiki nữa</text:p>
          </table:table-cell>
          <table:table-cell/>
        </table:table-row>
        <table:table-row table:style-name="ro1">
          <table:table-cell office:value-type="string" calcext:value-type="string">
            <text:p>dùng 3 bữa lỗi</text:p>
          </table:table-cell>
          <table:table-cell/>
        </table:table-row>
        <table:table-row table:style-name="ro1">
          <table:table-cell office:value-type="string" calcext:value-type="string">
            <text:p>dùng 3 ngày thì 1 bên tai chập chờn không nghe đc</text:p>
          </table:table-cell>
          <table:table-cell/>
        </table:table-row>
        <table:table-row table:style-name="ro1">
          <table:table-cell office:value-type="string" calcext:value-type="string">
            <text:p>dùng 3 tháng bị double click chuột trái, tiki đã thu hồi để sửa nhưng 1/2 tháng rồi mà chưa thấy tiki liên hệ <text:s/>lại.</text:p>
          </table:table-cell>
          <table:table-cell/>
        </table:table-row>
        <table:table-row table:style-name="ro1">
          <table:table-cell office:value-type="string" calcext:value-type="string">
            <text:p>dùng 3 tháng là hết . cả năm đâu ra</text:p>
          </table:table-cell>
          <table:table-cell/>
        </table:table-row>
        <table:table-row table:style-name="ro1">
          <table:table-cell office:value-type="string" calcext:value-type="string">
            <text:p>dùng 6 tháng , cảm ứng càng ngày càng kém , quy trình gửi bh không biết làm thế nào , rất cần trợ giúp</text:p>
          </table:table-cell>
          <table:table-cell/>
        </table:table-row>
        <table:table-row table:style-name="ro1">
          <table:table-cell office:value-type="string" calcext:value-type="string">
            <text:p>dùng 6 tháng đã hết trong khi sim cam kết dùng 1 năm</text:p>
          </table:table-cell>
          <table:table-cell/>
        </table:table-row>
        <table:table-row table:style-name="ro1">
          <table:table-cell office:value-type="string" calcext:value-type="string">
            <text:p>dùng chập chờn nhanh hêt pin</text:p>
          </table:table-cell>
          <table:table-cell/>
        </table:table-row>
        <table:table-row table:style-name="ro1">
          <table:table-cell office:value-type="string" calcext:value-type="string">
            <text:p>dùng chập chờn, hiện tại đang ko kết nối được</text:p>
          </table:table-cell>
          <table:table-cell/>
        </table:table-row>
        <table:table-row table:style-name="ro1">
          <table:table-cell office:value-type="string" calcext:value-type="string">
            <text:p>dùng chỉ mới 5 ngày mà đã hư rồi </text:p>
          </table:table-cell>
          <table:table-cell/>
        </table:table-row>
        <table:table-row table:style-name="ro1">
          <table:table-cell office:value-type="string" calcext:value-type="string">
            <text:p>dùng cho pc chập chờn tốc độ kém. bị ngắt kết nối liên tục. <text:s/>để chơi game bị ngắt kết nối liên tục không ổn định</text:p>
          </table:table-cell>
          <table:table-cell/>
        </table:table-row>
        <table:table-row table:style-name="ro1">
          <table:table-cell office:value-type="string" calcext:value-type="string">
            <text:p>dùng chưa đc 3 ngày</text:p>
          </table:table-cell>
          <table:table-cell/>
        </table:table-row>
        <table:table-row table:style-name="ro1">
          <table:table-cell office:value-type="string" calcext:value-type="string">
            <text:p>dùng chưa đc 30p đã hết bin</text:p>
          </table:table-cell>
          <table:table-cell/>
        </table:table-row>
        <table:table-row table:style-name="ro1">
          <table:table-cell office:value-type="string" calcext:value-type="string">
            <text:p>dùng chưa đến 1h đã hết pin</text:p>
          </table:table-cell>
          <table:table-cell/>
        </table:table-row>
        <table:table-row table:style-name="ro1">
          <table:table-cell office:value-type="string" calcext:value-type="string">
            <text:p>dùng chưa được 1 năm đã chết, mà chưa dùng đến 1gb của thẻ</text:p>
          </table:table-cell>
          <table:table-cell/>
        </table:table-row>
        <table:table-row table:style-name="ro1">
          <table:table-cell office:value-type="string" calcext:value-type="string">
            <text:p>dùng chưa được 1 năm mà phần bọc cao su đã phồng và bong ra.</text:p>
          </table:table-cell>
          <table:table-cell/>
        </table:table-row>
        <table:table-row table:style-name="ro1">
          <table:table-cell office:value-type="string" calcext:value-type="string">
            <text:p>dùng chưa được 1 ngày lỗi đèn xanh dương k chớp, reset lại thì không được nữa. cần bảo hành gấp</text:p>
          </table:table-cell>
          <table:table-cell/>
        </table:table-row>
        <table:table-row table:style-name="ro1">
          <table:table-cell office:value-type="string" calcext:value-type="string">
            <text:p>dùng chưa được 1 tháng đã hỏng, màn hình đen luôn, ko thấy j cả. yêu cầu shop bảo hành và tiki can thiệp để bảo vệ quyền lợi khách hàng. thanks!</text:p>
          </table:table-cell>
          <table:table-cell/>
        </table:table-row>
        <table:table-row table:style-name="ro1">
          <table:table-cell office:value-type="string" calcext:value-type="string">
            <text:p>dùng chưa được nữa năm thì hư</text:p>
          </table:table-cell>
          <table:table-cell/>
        </table:table-row>
        <table:table-row table:style-name="ro1">
          <table:table-cell office:value-type="string" calcext:value-type="string">
            <text:p>dùng cứ 5 10 phút là bị xoay, mất kết nối. không làm cách nào được kể cả đổi channel, đổi band, đổi security. rất rất bực mình.</text:p>
          </table:table-cell>
          <table:table-cell/>
        </table:table-row>
        <table:table-row table:style-name="ro1">
          <table:table-cell office:value-type="string" calcext:value-type="string">
            <text:p>dùng đc <text:s/>4 tháng tai bên phải hỏng</text:p>
          </table:table-cell>
          <table:table-cell/>
        </table:table-row>
        <table:table-row table:style-name="ro1">
          <table:table-cell office:value-type="string" calcext:value-type="string">
            <text:p>dùng dc 1 lần đầu, lần sau sạc mãi ko lên pin, chả biết bảo hành như nào</text:p>
          </table:table-cell>
          <table:table-cell/>
        </table:table-row>
        <table:table-row table:style-name="ro1">
          <table:table-cell office:value-type="string" calcext:value-type="string">
            <text:p>dùng đc 1 ngày xong hư luôn k kết nối được. chất lượng quá thấp</text:p>
          </table:table-cell>
          <table:table-cell/>
        </table:table-row>
        <table:table-row table:style-name="ro1">
          <table:table-cell office:value-type="string" calcext:value-type="string">
            <text:p>dùng dc 1 tháng h hok thể kết nối bluetool vậy là sao</text:p>
          </table:table-cell>
          <table:table-cell/>
        </table:table-row>
        <table:table-row table:style-name="ro1">
          <table:table-cell office:value-type="string" calcext:value-type="string">
            <text:p>dùng đc mấy hôm bị lỗi chán shop</text:p>
          </table:table-cell>
          <table:table-cell/>
        </table:table-row>
        <table:table-row table:style-name="ro1">
          <table:table-cell office:value-type="string" calcext:value-type="string">
            <text:p>dùng đc mấy tháng rồi , chả hiểu sao sạc cực kỳ chậm. máy nào hay dùng dây sạc nào cũng vậy</text:p>
          </table:table-cell>
          <table:table-cell/>
        </table:table-row>
        <table:table-row table:style-name="ro1">
          <table:table-cell office:value-type="string" calcext:value-type="string">
            <text:p>dùng dc vài lần thì hết mực lúc mang ra hàng đổ mực thì họ mới bảo mình là hàng giả . quá thất vọng hàng tiki</text:p>
          </table:table-cell>
          <table:table-cell/>
        </table:table-row>
        <table:table-row table:style-name="ro1">
          <table:table-cell office:value-type="string" calcext:value-type="string">
            <text:p>dùng đc vài ngày đầu, lúc sau bj rè, khó qá</text:p>
          </table:table-cell>
          <table:table-cell/>
        </table:table-row>
        <table:table-row table:style-name="ro1">
          <table:table-cell office:value-type="string" calcext:value-type="string">
            <text:p>dùng đến ngày thứ 3 k lên sóng wifi nữa</text:p>
          </table:table-cell>
          <table:table-cell/>
        </table:table-row>
        <table:table-row table:style-name="ro1">
          <table:table-cell office:value-type="string" calcext:value-type="string">
            <text:p>dùng được 1 bữa sau ko sạch được luôn <text:s text:c="2"/>mất lòng tin mua hàng trên mạng ko được bảo hành</text:p>
          </table:table-cell>
          <table:table-cell/>
        </table:table-row>
        <table:table-row table:style-name="ro1">
          <table:table-cell office:value-type="string" calcext:value-type="string">
            <text:p>dùng được 1 lần duy nhất và khoing thể copy bất kỳ thứ gì được nữa. quá thất vọng</text:p>
          </table:table-cell>
          <table:table-cell/>
        </table:table-row>
        <table:table-row table:style-name="ro1">
          <table:table-cell office:value-type="string" calcext:value-type="string">
            <text:p>dùng được 1 thời gian cháy, nguy hiểm quá</text:p>
          </table:table-cell>
          <table:table-cell/>
        </table:table-row>
        <table:table-row table:style-name="ro1">
          <table:table-cell office:value-type="string" calcext:value-type="string">
            <text:p>dùng được 1 tuần thì hỏng , chán chả buồn bảo hành luôn <text:s/></text:p>
          </table:table-cell>
          <table:table-cell/>
        </table:table-row>
        <table:table-row table:style-name="ro1">
          <table:table-cell office:value-type="string" calcext:value-type="string">
            <text:p>dùng được 2 ngày giờ thì 1 tai bị xịt</text:p>
          </table:table-cell>
          <table:table-cell/>
        </table:table-row>
        <table:table-row table:style-name="ro1">
          <table:table-cell office:value-type="string" calcext:value-type="string">
            <text:p>dùng được 3 ngày bấm chuột trái ko nhạy nữa,hàng đểu à phải dí mạnh mới được chủ shop giải quyết xem thế nào ???</text:p>
          </table:table-cell>
          <table:table-cell/>
        </table:table-row>
        <table:table-row table:style-name="ro1">
          <table:table-cell office:value-type="string" calcext:value-type="string">
            <text:p>dùng được 5 tháng thì chuột hư, bật k lên đèn dù đã thay bin mới. tháo ra lắp lại nhiều lần vẫn vậy. thất vọng</text:p>
          </table:table-cell>
          <table:table-cell/>
        </table:table-row>
        <table:table-row table:style-name="ro1">
          <table:table-cell office:value-type="string" calcext:value-type="string">
            <text:p>dùng được đúng 1 tuần thì hỏng hàng thì không có tem mác gì có đổi trả sản phẩm được không vậy?</text:p>
          </table:table-cell>
          <table:table-cell/>
        </table:table-row>
        <table:table-row table:style-name="ro4">
          <table:table-cell office:value-type="string" calcext:value-type="string">
            <text:p>dùng được hơn 1 tháng. ngày nào cũng mất 30p rút ra cắm lại vì mất internet, đèn internet nháy vàng. nhiều khi chờ mãi ko có internet thấy nản. đúng là đồ điện tử mua online thật phiền phức. xin hỏi chính sách bỏ hành thế nào mất t×</text:p>
          </table:table-cell>
          <table:table-cell/>
        </table:table-row>
        <table:table-row table:style-name="ro1">
          <table:table-cell office:value-type="string" calcext:value-type="string">
            <text:p>dùng được khoảng thời gian giờ đã hư. dây còn nguyên chắc lõi tự gãy, lúc gim xạc đc lúc không. chừa.</text:p>
          </table:table-cell>
          <table:table-cell/>
        </table:table-row>
        <table:table-row table:style-name="ro4">
          <table:table-cell office:value-type="string" calcext:value-type="string">
            <text:p>dùng được một thời gian là bay mất active,trở về cái tên wifi ban đầu,không kích được nữa.bấm vô để kích hoạt lại thì thông báo không có internet,không thế kết nối lại cục phát sóng.cắm lan để kích cũng không được,đèn thì vẫn nháy.</text:p>
          </table:table-cell>
          <table:table-cell/>
        </table:table-row>
        <table:table-row table:style-name="ro1">
          <table:table-cell office:value-type="string" calcext:value-type="string">
            <text:p>dùng hơn 1 tháng đã bị lỗi double click <text:s/>sản phẩm quá tệ</text:p>
          </table:table-cell>
          <table:table-cell/>
        </table:table-row>
        <table:table-row table:style-name="ro1">
          <table:table-cell office:value-type="string" calcext:value-type="string">
            <text:p>dùng hơn tháng đồng hồ mất bluetoooth kết quả là mới gửi đi bảo hành.</text:p>
          </table:table-cell>
          <table:table-cell/>
        </table:table-row>
        <table:table-row table:style-name="ro1">
          <table:table-cell office:value-type="string" calcext:value-type="string">
            <text:p>dùng k biể ntn nhưng giao hàng và xử lý cho khách quá là châm!</text:p>
          </table:table-cell>
          <table:table-cell/>
        </table:table-row>
        <table:table-row table:style-name="ro1">
          <table:table-cell office:value-type="string" calcext:value-type="string">
            <text:p>dùng kết nối bluetouth với macbook bị chập chờn, rất bực mình</text:p>
          </table:table-cell>
          <table:table-cell/>
        </table:table-row>
        <table:table-row table:style-name="ro1">
          <table:table-cell office:value-type="string" calcext:value-type="string">
            <text:p>dùng khá thiếu ổn định trên macos 10.14.5, ko rõ do lỗi usb hay lỗi j nhưng thực sự rất bực mình</text:p>
          </table:table-cell>
          <table:table-cell/>
        </table:table-row>
        <table:table-row table:style-name="ro1">
          <table:table-cell office:value-type="string" calcext:value-type="string">
            <text:p>dùng không ổn định. ngớt mạng liên tục. không nên mua nhé</text:p>
          </table:table-cell>
          <table:table-cell/>
        </table:table-row>
        <table:table-row table:style-name="ro1">
          <table:table-cell office:value-type="string" calcext:value-type="string">
            <text:p>dùng ko đc </text:p>
          </table:table-cell>
          <table:table-cell/>
        </table:table-row>
        <table:table-row table:style-name="ro1">
          <table:table-cell office:value-type="string" calcext:value-type="string">
            <text:p>dùng ko dc thích lắm , cho 1 sao sp này</text:p>
          </table:table-cell>
          <table:table-cell/>
        </table:table-row>
        <table:table-row table:style-name="ro1">
          <table:table-cell office:value-type="string" calcext:value-type="string">
            <text:p>đúng là hàng rẻ tiền nên mua về không có ý nghĩ gì mọi người ạ trong không có gì cả</text:p>
          </table:table-cell>
          <table:table-cell/>
        </table:table-row>
        <table:table-row table:style-name="ro1">
          <table:table-cell office:value-type="string" calcext:value-type="string">
            <text:p>đúng là hàng trung quốc thì ko có gì là chất lượng hết</text:p>
          </table:table-cell>
          <table:table-cell/>
        </table:table-row>
        <table:table-row table:style-name="ro1">
          <table:table-cell office:value-type="string" calcext:value-type="string">
            <text:p>đung lâu là bị đơ đang chơi game rớt mạng . ae nào chơi game đừng bao giờ mua hàng xi đa so với tầm giá</text:p>
          </table:table-cell>
          <table:table-cell/>
        </table:table-row>
        <table:table-row table:style-name="ro4">
          <table:table-cell office:value-type="string" calcext:value-type="string">
            <text:p>dung lượng có 10.000mah mà sạc 6 7 tiếng chưa đầy còn lâu hơn pdb 20.000mah là sao?, đã thử 2 cục sạc khác nhau cũng thế. là do sp như vậy hay là bị lỗi? nếu bị lỗi mong tiki hỗ trợ đổi trả. xin cảm ơn</text:p>
          </table:table-cell>
          <table:table-cell/>
        </table:table-row>
        <table:table-row table:style-name="ro1">
          <table:table-cell office:value-type="string" calcext:value-type="string">
            <text:p>dung lượng không đúng thông số đã ghi. không thể chuyển file trên 7gb</text:p>
          </table:table-cell>
          <table:table-cell/>
        </table:table-row>
        <table:table-row table:style-name="ro1">
          <table:table-cell office:value-type="string" calcext:value-type="string">
            <text:p>dung lượng thấp so với ghông số quá được có 238.47g/256</text:p>
          </table:table-cell>
          <table:table-cell/>
        </table:table-row>
        <table:table-row table:style-name="ro1">
          <table:table-cell office:value-type="string" calcext:value-type="string">
            <text:p>dung lượng thực còn 29 gb đi đâu 4gb rồi hả shop đề nghị kiểm tra lại, ko có chi li làm gì mấy gb nhưng bớt ít thôi</text:p>
          </table:table-cell>
          <table:table-cell/>
        </table:table-row>
        <table:table-row table:style-name="ro1">
          <table:table-cell office:value-type="string" calcext:value-type="string">
            <text:p>dung mot chap thi thay no bi re` re`. bao hanh sao day shop?</text:p>
          </table:table-cell>
          <table:table-cell/>
        </table:table-row>
        <table:table-row table:style-name="ro1">
          <table:table-cell office:value-type="string" calcext:value-type="string">
            <text:p>đừng nên mua sản phẩm này nha mọi người, thà không có còn mạnh hơn thỉnh thoảng còn hay bị không kết nối được.</text:p>
          </table:table-cell>
          <table:table-cell/>
        </table:table-row>
        <table:table-row table:style-name="ro4">
          <table:table-cell office:value-type="string" calcext:value-type="string">
            <text:p>đừng nên mua, các quảng cáo tự cài đặt vào điện thoại, không thể gỡ bỏ được, cực nhiều phần mềm linh tinh không thể gỡ ra được, tự nhảy trên màn hình điện thoại như : viettel plus. bạn sẽ cảm giác điện thoại như không phải của mình</text:p>
          </table:table-cell>
          <table:table-cell/>
        </table:table-row>
        <table:table-row table:style-name="ro1">
          <table:table-cell office:value-type="string" calcext:value-type="string">
            <text:p>dùng nhanh hỏng ẩm không khí dễ vào chuột bấm được mấy hôm thì hỏng cạn lời</text:p>
          </table:table-cell>
          <table:table-cell/>
        </table:table-row>
        <table:table-row table:style-name="ro1">
          <table:table-cell office:value-type="string" calcext:value-type="string">
            <text:p>dùng quá chập chờn, cộng đồng hỗ trợ vô ích</text:p>
          </table:table-cell>
          <table:table-cell/>
        </table:table-row>
        <table:table-row table:style-name="ro1">
          <table:table-cell office:value-type="string" calcext:value-type="string">
            <text:p>dùng rất chán, toàn bị ngât kết nối 1 bên liên tục, có 2 tai mà lúc nào cũng chỉ dùng đc 1 tai. đề nghị trả lại hàng cho tiki</text:p>
          </table:table-cell>
          <table:table-cell/>
        </table:table-row>
        <table:table-row table:style-name="ro1">
          <table:table-cell office:value-type="string" calcext:value-type="string">
            <text:p>dùng rất tệ, âm thanh nghe bị dè, tốt nhất ko nên mua</text:p>
          </table:table-cell>
          <table:table-cell/>
        </table:table-row>
        <table:table-row table:style-name="ro4">
          <table:table-cell office:value-type="string" calcext:value-type="string">
            <text:p>dùng tạm được, nhà bán hàng này không tốt. đốc sạc bị chay pin chỉ có 63% luôn luôn. 2 tai nghe gắn vào dock sạc không chắc chắn lắm, có vẻ như đồ ghép lại chứ không phải của nó. <text:s/>tai nghe bên trái luôn không ổn định. <text:s text:c="2"/>không nên mua sp của nhà bán hàng này.</text:p>
          </table:table-cell>
          <table:table-cell/>
        </table:table-row>
        <table:table-row table:style-name="ro1">
          <table:table-cell office:value-type="string" calcext:value-type="string">
            <text:p>dùng thấy ok lắm.loa to nhưng bắt sóng hơi kém vs giá này thì sp wa ok</text:p>
          </table:table-cell>
          <table:table-cell/>
        </table:table-row>
        <table:table-row table:style-name="ro1">
          <table:table-cell office:value-type="string" calcext:value-type="string">
            <text:p>dùng thời gian ngắn đã kẹt phím nguồn</text:p>
          </table:table-cell>
          <table:table-cell/>
        </table:table-row>
        <table:table-row table:style-name="ro1">
          <table:table-cell office:value-type="string" calcext:value-type="string">
            <text:p>dùng thử 5 tiếng cả cty lẫn ở nhà <text:s/>đa phần là đơ đo giật lag, chỉ dùng tạm khi để ở trên mặt bàn gỗ ép hoặc gỗ bình thường. nói chung là khá thất vọng</text:p>
          </table:table-cell>
          <table:table-cell/>
        </table:table-row>
        <table:table-row table:style-name="ro9">
          <table:table-cell office:value-type="string" calcext:value-type="string">
            <text:p>dùng từ trưa đến giờ thì thấy máy chạy ổn, 3tr thôi nên mình không đòi hỏi quá nhiều ở cấu hình, camera. màn hình to vừa phải, xấp xỉ quyển vở thông thường. mẫu mã rất hợp ý mình. tuy nhiên có những vấn đề như sau: thứ nhất là zac cắm tai nghe có vấn đề, không dùng được. nhấn mạnh luôn là dùng không được chứ không phải lâu lâu gặp trục trặc nữa. không thể cắm vào hết được, lúc thì không nghe thấy gì, lúc thì cả tai nghe lẫn loa máy đều phát ra tiếng. thứ hai là lúc nhập gmail, mình xác nhận tài khoản thì thấy máy có vị trí ở bình thuận trong khi mình ở đồng nai? mình nghĩ máy đã được active từ trước nên mình có gửi mã imei nhưng sau 10' thì vẫn chưa có tin trả lời. vụ active thì mình có thể chấp nhận, nhưng vụ tai nghe thì mong shop xem xét giúp mình. cảm ơn shop.</text:p>
          </table:table-cell>
          <table:table-cell/>
        </table:table-row>
        <table:table-row table:style-name="ro1">
          <table:table-cell office:value-type="string" calcext:value-type="string">
            <text:p>dùng vài ngày đầu thì rắt tốt, mấy ngày sau thì không thể nào bắt được bluetooth</text:p>
          </table:table-cell>
          <table:table-cell/>
        </table:table-row>
        <table:table-row table:style-name="ro1">
          <table:table-cell office:value-type="string" calcext:value-type="string">
            <text:p>được 1 tháng nhé. phải dùng thêm nhiều skills mới có thể nghe được</text:p>
          </table:table-cell>
          <table:table-cell/>
        </table:table-row>
        <table:table-row table:style-name="ro1">
          <table:table-cell office:value-type="string" calcext:value-type="string">
            <text:p>được mỗi cái giao hàng nhanh..hàng thì đểu hết mức...treo đầu dê bán thịt chó</text:p>
          </table:table-cell>
          <table:table-cell/>
        </table:table-row>
        <table:table-row table:style-name="ro1">
          <table:table-cell office:value-type="string" calcext:value-type="string">
            <text:p>được một thời gian thì bị ngắt kết nối liên tục, bỏ tiền ra để mua ức chế mà</text:p>
          </table:table-cell>
          <table:table-cell/>
        </table:table-row>
        <table:table-row table:style-name="ro4">
          <table:table-cell office:value-type="string" calcext:value-type="string">
            <text:p>được tặng 1 cái máy rính canon mà mở ra bị vỡ tanh bành như hình, rất thất vọn với tiki khi không kiểm tra hàng kĩ lưỡng mới gửi cho khách. yêu cầu bên tiki phải có trách nhiệm với trường hợp này</text:p>
          </table:table-cell>
          <table:table-cell/>
        </table:table-row>
        <table:table-row table:style-name="ro1">
          <table:table-cell office:value-type="string" calcext:value-type="string">
            <text:p>được thời gian đầu</text:p>
          </table:table-cell>
          <table:table-cell/>
        </table:table-row>
        <table:table-row table:style-name="ro1">
          <table:table-cell office:value-type="string" calcext:value-type="string">
            <text:p>đường cut sp rất ẩu, bị lệch không vừa với hộp airpod</text:p>
          </table:table-cell>
          <table:table-cell/>
        </table:table-row>
        <table:table-row table:style-name="ro1">
          <table:table-cell office:value-type="string" calcext:value-type="string">
            <text:p>dv giao hàng tốt cam ơn tiki</text:p>
          </table:table-cell>
          <table:table-cell/>
        </table:table-row>
        <table:table-row table:style-name="ro4">
          <table:table-cell office:value-type="string" calcext:value-type="string">
            <text:p>e có đặt mua vào nhận sim vào ngày 18/8/2020 . gắn sim vào lên mạng mạnh ok. vào kiểm tra tài khoản thì hạn xử dụng chỉ tới 17/10/2020. sim bảo lên mạng 1 năm mà hạn dùng chỉ 2 tháng. liệu hết 2 tháng này có lên mạng được nữa không vậy.</text:p>
          </table:table-cell>
          <table:table-cell/>
        </table:table-row>
        <table:table-row table:style-name="ro1">
          <table:table-cell office:value-type="string" calcext:value-type="string">
            <text:p>e dat mau trang ,sao goi mau den ak.lam sao de doi lai</text:p>
          </table:table-cell>
          <table:table-cell/>
        </table:table-row>
        <table:table-row table:style-name="ro4">
          <table:table-cell office:value-type="string" calcext:value-type="string">
            <text:p>e đọc miêu tả đinh ninh loa kết nối được với các thiết bị có bluetooth, nhưng thực tế là máy tính của em (một mac, một hp) đều không tìm thấy loa trong danh mục các thiết bị để kết nối.</text:p>
          </table:table-cell>
          <table:table-cell/>
        </table:table-row>
        <table:table-row table:style-name="ro1">
          <table:table-cell office:value-type="string" calcext:value-type="string">
            <text:p>e mới mua hôm nay mới giao hàng e nhận được. nhưng chỉ nge được 1 bên thôi nha</text:p>
          </table:table-cell>
          <table:table-cell/>
        </table:table-row>
        <table:table-row table:style-name="ro4">
          <table:table-cell office:value-type="string" calcext:value-type="string">
            <text:p>e moi nhan hang hoi trua nay nhu tay nghe chi ket noi duoc mot ben thoi, con cam <text:s/>ung thi bam k an j hết coi xem xet lai dum e ak ,chua nhu nay thi lam sao ma dung duoc day chưa, mong duoc phan hoi som</text:p>
          </table:table-cell>
          <table:table-cell/>
        </table:table-row>
        <table:table-row table:style-name="ro1">
          <table:table-cell office:value-type="string" calcext:value-type="string">
            <text:p>e mua dùng k có tác dụng , kích hoạt thành công lên dùng đc 1 hôm mạng vẫn yếu như cũ</text:p>
          </table:table-cell>
          <table:table-cell/>
        </table:table-row>
        <table:table-row table:style-name="ro4">
          <table:table-cell office:value-type="string" calcext:value-type="string">
            <text:p>e vừa mới mua bộ này ngày hôm nay, nhưng hộp đã bị mở sẵn, trong hộp cũng chỉ có 1 toè hướng dẫn, tại sao lại k có phiếu bảo hành hay gì ạ? mua tháng 5 sao lại đánh dấu từ tháng 4? <text:s/>kết nối cũng kém. mong tiki giải đáp thắc mắc giúp em vs ạ. nếu mang đi bảo hành thì làm gì có giấy tờ gì chứng minh đâu ạ?</text:p>
          </table:table-cell>
          <table:table-cell/>
        </table:table-row>
        <table:table-row table:style-name="ro1">
          <table:table-cell office:value-type="string" calcext:value-type="string">
            <text:p>e vừa mới nhận đk hàng sớm nay khi sạc pin thì ko vào đk <text:s/>tem bên trong còn nguyên , mong shop đổi cho mình</text:p>
          </table:table-cell>
          <table:table-cell/>
        </table:table-row>
        <table:table-row table:style-name="ro3">
          <table:table-cell office:value-type="string" calcext:value-type="string">
            <text:p>em chào tiki! em vừa nhận chuột chiều nay và vừa mở ra dùng thử. chuột rất cứng, phải nhấp chuột mạnh mới được. cả con lăn cũng phải dùng lực mạnh mới lăn được, lúc lăn cũng kêu tiếng rất to ạ. em có thể nhận hỗ trợ đổi trả được không ạ <text:s/>. ngoài ra thì màu cũng bị bạc và vài vết loang lỗ ạ. mong sớm nhận được phản hồi từ tiki ạ. em cám ơn. <text:s/>đây là video khi lăn và nhấp chuột ạ</text:p>
          </table:table-cell>
          <table:table-cell/>
        </table:table-row>
        <table:table-row table:style-name="ro1">
          <table:table-cell office:value-type="string" calcext:value-type="string">
            <text:p>em có mua ipad ari 10.5 ở trên tiki được 1 tháng giờ em sạc và bị đơ màn cảm ứng không còn được như bình thường nữa vậy giờ e muốn bảo hành thì bảo hành ở đâu?</text:p>
          </table:table-cell>
          <table:table-cell/>
        </table:table-row>
        <table:table-row table:style-name="ro1">
          <table:table-cell office:value-type="string" calcext:value-type="string">
            <text:p>em đã lắp ỏ cứng vào laptop rồi! nhưng nó bị như hết là sao ạ?? em cần hỗ trợ kỹ thuật gấp…!!!</text:p>
          </table:table-cell>
          <table:table-cell/>
        </table:table-row>
        <table:table-row table:style-name="ro1">
          <table:table-cell office:value-type="string" calcext:value-type="string">
            <text:p>em đang xài bình thường và <text:s/>có tháo ra cất vào tủ 1 ngày ( không bị dính nước hay gì đâu ạ ), sáng lôi ra xài thì bị liệt nút enter, chỉ bị liệt mình nút enter ạ <text:s/>.</text:p>
          </table:table-cell>
          <table:table-cell/>
        </table:table-row>
        <table:table-row table:style-name="ro1">
          <table:table-cell office:value-type="string" calcext:value-type="string">
            <text:p>em không hiểu thấy ngta mở hộp trên mạng có chữ plus sao của em chẳng có</text:p>
          </table:table-cell>
          <table:table-cell/>
        </table:table-row>
        <table:table-row table:style-name="ro1">
          <table:table-cell office:value-type="string" calcext:value-type="string">
            <text:p>em không sử dụng được máy phát wifi và check thì máy k có nguồn gốc là sao</text:p>
          </table:table-cell>
          <table:table-cell/>
        </table:table-row>
        <table:table-row table:style-name="ro1">
          <table:table-cell office:value-type="string" calcext:value-type="string">
            <text:p>em mới nhận hàng lúc 11h tai bên trai k nghe đc còn bên phải nghe rất kém</text:p>
          </table:table-cell>
          <table:table-cell/>
        </table:table-row>
        <table:table-row table:style-name="ro1">
          <table:table-cell office:value-type="string" calcext:value-type="string">
            <text:p>em mới nhận hàng trưa nay và tìm đủ mọi cách để khởi động máy mà không lên. shop giải thích giúp em được k ạ???</text:p>
          </table:table-cell>
          <table:table-cell/>
        </table:table-row>
        <table:table-row table:style-name="ro1">
          <table:table-cell office:value-type="string" calcext:value-type="string">
            <text:p>em mua 2 cái 1 cái xài được 1 cái mở lên không kết nối được. vậy có được đổi lại không shop</text:p>
          </table:table-cell>
          <table:table-cell/>
        </table:table-row>
        <table:table-row table:style-name="ro1">
          <table:table-cell office:value-type="string" calcext:value-type="string">
            <text:p>em nhận hàng. cắm vào ổ điện không có đèn tín hiệu và không thể sử dụng được sản phẩm</text:p>
          </table:table-cell>
          <table:table-cell/>
        </table:table-row>
        <table:table-row table:style-name="ro1" table:visibility="filter">
          <table:table-cell office:value-type="string" calcext:value-type="string">
            <text:p>em nhận hàng. cắm vào ổ điện không có đèn tín hiệu và không thể sử dụng được sản phẩm</text:p>
          </table:table-cell>
          <table:table-cell/>
        </table:table-row>
        <table:table-row table:style-name="ro1">
          <table:table-cell office:value-type="string" calcext:value-type="string">
            <text:p>em ơi pin sao nó bị hư sài ko được chị yêu cầu em gửi lại cục pin mới</text:p>
          </table:table-cell>
          <table:table-cell/>
        </table:table-row>
        <table:table-row table:style-name="ro3">
          <table:table-cell office:value-type="string" calcext:value-type="string">
            <text:p>em vừa nhận được hàng của tiki, bao bọc chuột bị rách, mã seri trên chuột và trên hộp không giống nhau , vừa mới xài được vài tiếng đèn led rgb đã lỗi nhảy màu linh tinh, cảm giác như sản phẩm này là đồ đã qua sử dụng, đã viết mail cho tiki và nếu như lần này tiki không đổi trả sản phẩm hoặc đổi trả không như mong muốn thì thật sự rất thất vọng về tiki vì lâu nay vẫn luôn tin tưởng và ủng hộ</text:p>
          </table:table-cell>
          <table:table-cell/>
        </table:table-row>
        <table:table-row table:style-name="ro1">
          <table:table-cell office:value-type="string" calcext:value-type="string">
            <text:p>g tay pubg mà dau giao toàn mieng lót chuot máy tinh zay</text:p>
          </table:table-cell>
          <table:table-cell/>
        </table:table-row>
        <table:table-row table:style-name="ro4">
          <table:table-cell office:value-type="string" calcext:value-type="string">
            <text:p>g102 này mình mua do tiki trading phân phối. s/n của vỏ hộp và chuột ko giống nhau. switch chuột trái và phải tiếng kêu ko đồng nhất, 1 bên có cảm giác nhẹ hơn.như kiểu là hàng dùng rồi vậy. mình đã trải nghiệm g102 của bạn mình, tiếng kêu 2 bên phải đồng nhất.</text:p>
          </table:table-cell>
          <table:table-cell/>
        </table:table-row>
        <table:table-row table:style-name="ro1">
          <table:table-cell office:value-type="string" calcext:value-type="string">
            <text:p>gắn ipad được một ngày khớp bám hết siết,lỏng rớt ipad liên tục</text:p>
          </table:table-cell>
          <table:table-cell/>
        </table:table-row>
        <table:table-row table:style-name="ro4">
          <table:table-cell office:value-type="string" calcext:value-type="string">
            <text:p>gần như là không sạc được cho iphone xr của mình. nháy sạc được, ko sạc đc liên tục. mình mua 2 dây, 1 xanh 1 đen. thì dây xanh bị hiện tượng này. dây đen thì ko. trước mình cũng mua 1 dây xanh như này và cũng bị hiện tượng tương tự. khả năng dây mầu xanh dễ bị chập chờn hơn các mầu khác.</text:p>
          </table:table-cell>
          <table:table-cell/>
        </table:table-row>
        <table:table-row table:style-name="ro4">
          <table:table-cell office:value-type="string" calcext:value-type="string">
            <text:p>gắn vào laptop dò bluetooth k thấy tên thiết bị!! gắn vào loa để phát nhạc cũng k thấy bluetooth để kết nối nói chung là k dò thấy thiết bị bluetooth nào hết k kết nối với loa để phát nhạc đc k tìm thấy thiết bị bluetooth</text:p>
          </table:table-cell>
          <table:table-cell/>
        </table:table-row>
        <table:table-row table:style-name="ro1">
          <table:table-cell office:value-type="string" calcext:value-type="string">
            <text:p>găng tay dởm mới mua 2 ngày bị bung chỉ</text:p>
          </table:table-cell>
          <table:table-cell/>
        </table:table-row>
        <table:table-row table:style-name="ro4">
          <table:table-cell office:value-type="string" calcext:value-type="string">
            <text:p>gạt công tắc và rút ra cắm vào vài lần rồi vào disk management vẫn không thấy laptop nhận ổ cứng. nếu dùng dock cắm ngoài qua cổng usb máy vẫn nhận ổ bình thường. shop nên test trước khi giao hàng để đảm bảo chất lượng. hiện tại tôi cần shop hỗ trợ hoặc đổi cái candybay khác cho tôi.</text:p>
          </table:table-cell>
          <table:table-cell/>
        </table:table-row>
        <table:table-row table:style-name="ro1">
          <table:table-cell office:value-type="string" calcext:value-type="string">
            <text:p>ghép được nhưng lại ko nghe được nhạc từ đt <text:s/>vừa mới lấy lúc chiều <text:s/>bh ko nghe được mong shop làm việc có tâm một chút</text:p>
          </table:table-cell>
          <table:table-cell/>
        </table:table-row>
        <table:table-row table:style-name="ro1">
          <table:table-cell office:value-type="string" calcext:value-type="string">
            <text:p>ghi bán usb 3.0 mà nhận kiểm tra usb 2.0.. treo đầu dê bán thịt chó..</text:p>
          </table:table-cell>
          <table:table-cell/>
        </table:table-row>
        <table:table-row table:style-name="ro1">
          <table:table-cell office:value-type="string" calcext:value-type="string">
            <text:p>ghi là 100 hạt mạng, nhưng tôi nhận xong đếm chỉ có 80 hạt, không hơn không kém, mặc dù trên bị ghi là 80</text:p>
          </table:table-cell>
          <table:table-cell/>
        </table:table-row>
        <table:table-row table:style-name="ro1">
          <table:table-cell office:value-type="string" calcext:value-type="string">
            <text:p>giá đỡ ko như trên quản cáo. chấu bắt vào dường ko vừa. ko xài dc</text:p>
          </table:table-cell>
          <table:table-cell/>
        </table:table-row>
        <table:table-row table:style-name="ro1">
          <table:table-cell office:value-type="string" calcext:value-type="string">
            <text:p>giá đỡ yếu ớt,k giữ đc diện thoại mua xong thấy có cảm giác như bị lừa hic</text:p>
          </table:table-cell>
          <table:table-cell/>
        </table:table-row>
        <table:table-row table:style-name="ro1">
          <table:table-cell office:value-type="string" calcext:value-type="string">
            <text:p>giá đội lên cai quá.tôi thường mua tại tiki khoảng 480k giờ lên 600k thì ai mua.chỗ khác giá vẫn tầm 480k thôi</text:p>
          </table:table-cell>
          <table:table-cell/>
        </table:table-row>
        <table:table-row table:style-name="ro1">
          <table:table-cell office:value-type="string" calcext:value-type="string">
            <text:p>giá này là cao đối với bản k có nfc. treo đầu dê bán thịt chó r</text:p>
          </table:table-cell>
          <table:table-cell/>
        </table:table-row>
        <table:table-row table:style-name="ro1">
          <table:table-cell office:value-type="string" calcext:value-type="string">
            <text:p>giá rẻ đi liền với chất lượng. cắm sạc vào lap xong di chuyển trỏ chuột bị đơ, rút sạc ra chuột mới dùng lại bình thường</text:p>
          </table:table-cell>
          <table:table-cell/>
        </table:table-row>
        <table:table-row table:style-name="ro1">
          <table:table-cell office:value-type="string" calcext:value-type="string">
            <text:p>giá trị thấp nhưng tôi cần phản hồi hoặc đền bù !</text:p>
          </table:table-cell>
          <table:table-cell/>
        </table:table-row>
        <table:table-row table:style-name="ro1">
          <table:table-cell office:value-type="string" calcext:value-type="string">
            <text:p>giải thích giùm? vừa mua hôm nay còn hạn tới ngày 03/02/2019?</text:p>
          </table:table-cell>
          <table:table-cell/>
        </table:table-row>
        <table:table-row table:style-name="ro1">
          <table:table-cell office:value-type="string" calcext:value-type="string">
            <text:p>giảm ánh sáng quá nhiều</text:p>
          </table:table-cell>
          <table:table-cell/>
        </table:table-row>
        <table:table-row table:style-name="ro2">
          <table:table-cell office:value-type="string" calcext:value-type="string">
            <text:p>giao chậm 30p, ok tôi không ý kiến . nhưng đã giao chậm không bị trách thì thôi <text:s/>đằng này nhân viên chưa đến nơi đã bắt tôi đứng đợi . đồng ý là trước khi đến gọi để báo , báo cho người mua sắp xếp khi anh đến tôi nhận hàng. kiểu đâu chưa đến bắt khách ra đợi để khi hàng đến nhận luôn . tôi là khách hay anh nhân viên là khách mà tôi phải đợi . sản phẩm thì tốt mà ghét cái thái độ lúc gọi điện thoại " bắt ra đợi trước khi hàng đến '.tôi muốn anh gọi thông báo 5 , 10p nữa anh đến giao hàng , và tôi tự chuẩn bị để khi anh đến tôi nhận hàng. chứ không phải thông báo anh sắp <text:s/>đến , tôi phải <text:s/>ra trước đợi anh. hẹn giao trước 13h,mà gần 2h mới nhận. tôi đứng đợi anh 1 tiếng à.</text:p>
          </table:table-cell>
          <table:table-cell/>
        </table:table-row>
        <table:table-row table:style-name="ro1">
          <table:table-cell office:value-type="string" calcext:value-type="string">
            <text:p>giao cho minh 1tai nghe duoc 1 tai mo nguon k len</text:p>
          </table:table-cell>
          <table:table-cell/>
        </table:table-row>
        <table:table-row table:style-name="ro1">
          <table:table-cell office:value-type="string" calcext:value-type="string">
            <text:p>giao cho mình cái usb lỗi bên tiki xem xét đổi giúp mình</text:p>
          </table:table-cell>
          <table:table-cell/>
        </table:table-row>
        <table:table-row table:style-name="ro4">
          <table:table-cell office:value-type="string" calcext:value-type="string">
            <text:p>giao cho mình chuột không xài được, mình trả hàng tiếp tục giao lại con chuột bị lỗi đó, đến lần thứ 3 mình bỏ luôn. mình gọi lên tổng đài tiki để than phiền nhưng vấn đề không đc giải quyết, lần đầu tiên thất vọng về tiki như vậy.</text:p>
          </table:table-cell>
          <table:table-cell/>
        </table:table-row>
        <table:table-row table:style-name="ro4" table:visibility="filter">
          <table:table-cell office:value-type="string" calcext:value-type="string">
            <text:p>giao cho mình chuột không xài được, mình trả hàng tiếp tục giao lại con chuột bị lỗi đó, đến lần thứ 3 mình bỏ luôn. mình gọi lên tổng đài tiki để than phiền nhưng vấn đề không đc giải quyết, lần đầu tiên thất vọng về tiki như vậy.</text:p>
          </table:table-cell>
          <table:table-cell/>
        </table:table-row>
        <table:table-row table:style-name="ro1">
          <table:table-cell office:value-type="string" calcext:value-type="string">
            <text:p>giao chuột bị hư xài ko được , chuột bị liệt ko thể điều khiển đc ,cần khắc phuc lại</text:p>
          </table:table-cell>
          <table:table-cell/>
        </table:table-row>
        <table:table-row table:style-name="ro1">
          <table:table-cell office:value-type="string" calcext:value-type="string">
            <text:p>giao hàng bảo mình thứ 2 rồi lại giao vào thứ 6, ko hỗ trợ giao ngoài giờ hành chính, nói chung chưa nhiệt tình</text:p>
          </table:table-cell>
          <table:table-cell/>
        </table:table-row>
        <table:table-row table:style-name="ro1">
          <table:table-cell office:value-type="string" calcext:value-type="string">
            <text:p>giào hàng chậm <text:s text:c="2"/>kêu cn giao mà thứ 2 mới giao</text:p>
          </table:table-cell>
          <table:table-cell/>
        </table:table-row>
        <table:table-row table:style-name="ro4">
          <table:table-cell office:value-type="string" calcext:value-type="string">
            <text:p>giao hàng chậm &amp; sai như đơn đặt hàng. hàng đặt là ram cho pc lúc giao là ram cho laptop, sai hình ảnh so , sai chủng loại so với đăng trên shop của tiki. rất ko hài lòng về dịch vụ, mất thời gian xử lý &amp; chờ đợi .</text:p>
          </table:table-cell>
          <table:table-cell/>
        </table:table-row>
        <table:table-row table:style-name="ro1">
          <table:table-cell office:value-type="string" calcext:value-type="string">
            <text:p>giao hàng chậm 4 ngày so với ngày dự kiến. quá bực mình</text:p>
          </table:table-cell>
          <table:table-cell/>
        </table:table-row>
        <table:table-row table:style-name="ro1">
          <table:table-cell office:value-type="string" calcext:value-type="string">
            <text:p>giao hàng chậm như rùa, 3 ngày mới nhận dc hàng, sp xấu tệ mọi thứ k bộ nhớ tạm, k cảm biến la bàn</text:p>
          </table:table-cell>
          <table:table-cell/>
        </table:table-row>
        <table:table-row table:style-name="ro1">
          <table:table-cell office:value-type="string" calcext:value-type="string">
            <text:p>giao hàng chậm như rùa. chờ chục ngày mà chưa nhận được</text:p>
          </table:table-cell>
          <table:table-cell/>
        </table:table-row>
        <table:table-row table:style-name="ro1">
          <table:table-cell office:value-type="string" calcext:value-type="string">
            <text:p>giao hàng chậm quá, đặt từ thứ ba mà hôm nay chủ nhật rồi vẫn chưa nhận được</text:p>
          </table:table-cell>
          <table:table-cell/>
        </table:table-row>
        <table:table-row table:style-name="ro1">
          <table:table-cell office:value-type="string" calcext:value-type="string">
            <text:p>giao hàng chậm, đặt 29/4 lịch giao 7/5, giao nội thành quận 10 nhưng đến giờ vẫn chả thấy gì, những lần trc giao ok nhưng càng về sau giao hàng càng chán</text:p>
          </table:table-cell>
          <table:table-cell/>
        </table:table-row>
        <table:table-row table:style-name="ro1">
          <table:table-cell office:value-type="string" calcext:value-type="string">
            <text:p>giao hàng chậm, lý do này nọ. bên tiki cần cải thiện hơn rất nhiều về khoản giao hàng này.</text:p>
          </table:table-cell>
          <table:table-cell/>
        </table:table-row>
        <table:table-row table:style-name="ro1">
          <table:table-cell office:value-type="string" calcext:value-type="string">
            <text:p>giao hàng chậm, nghĩ đâu 2 3 ngày nhận được mà hơn 1 tuần mới có, thái độ nhân viên giao hàng không tốt. mọi người chú ý</text:p>
          </table:table-cell>
          <table:table-cell/>
        </table:table-row>
        <table:table-row table:style-name="ro1">
          <table:table-cell office:value-type="string" calcext:value-type="string">
            <text:p>giao hàng chậm. đặt hàng từ 3 4, 14 4 mới giao hàng</text:p>
          </table:table-cell>
          <table:table-cell/>
        </table:table-row>
        <table:table-row table:style-name="ro1">
          <table:table-cell office:value-type="string" calcext:value-type="string">
            <text:p>giao hàng chậm. hàng bị trầy xước. nếu chị đánh giá 0/5 sao thì đánh giá liền.</text:p>
          </table:table-cell>
          <table:table-cell/>
        </table:table-row>
        <table:table-row table:style-name="ro3">
          <table:table-cell office:value-type="string" calcext:value-type="string">
            <text:p>giao hàng chậm. không những vậy hàng nhậ được còn không phải hàng phân phối chính hãng tại việt nam. không có tem của dgw. check trên trang của xiaomi thì là bản nội địa chứ không phải quốc tế như mô tả! trong khi gọi điện hỗ trợ thì nhân viên khẳng định bản quốc tế. rất thất vọng. với giá này mà lại mua phải bản nội địa. không khác gì bị lừa cả!!!</text:p>
          </table:table-cell>
          <table:table-cell/>
        </table:table-row>
        <table:table-row table:style-name="ro1">
          <table:table-cell office:value-type="string" calcext:value-type="string">
            <text:p>giao hàng chậm. tự ý cập nhật ngày giao hàng quá lâu</text:p>
          </table:table-cell>
          <table:table-cell/>
        </table:table-row>
        <table:table-row table:style-name="ro1" table:visibility="filter">
          <table:table-cell office:value-type="string" calcext:value-type="string">
            <text:p>giao hàng chậm. tự ý cập nhật ngày giao hàng quá lâu</text:p>
          </table:table-cell>
          <table:table-cell/>
        </table:table-row>
        <table:table-row table:style-name="ro1">
          <table:table-cell office:value-type="string" calcext:value-type="string">
            <text:p>giao hàng chậm.. wi fi thì yếu.. ko như quảng cáo.. tóm lại... là ko dược cái gì cả.. chỉ dược mấy cô anh chị ăn ko ngồi rồi nói hay như dài..</text:p>
          </table:table-cell>
          <table:table-cell/>
        </table:table-row>
        <table:table-row table:style-name="ro1">
          <table:table-cell office:value-type="string" calcext:value-type="string">
            <text:p>giáo hàng chán vậy hôm bữa thì nói thứ bảy rồi chờ hoài không thấy thì nhìn lại để là thứ tư tuần sau rồi đợi tới thứ tư thì để là thứ bảy chán quá</text:p>
          </table:table-cell>
          <table:table-cell/>
        </table:table-row>
        <table:table-row table:style-name="ro1">
          <table:table-cell office:value-type="string" calcext:value-type="string">
            <text:p>giao hàng chỉ có cái vỏ ko làm ăn gì kì vậy lần sau ai dám mua hàng nữa.</text:p>
          </table:table-cell>
          <table:table-cell/>
        </table:table-row>
        <table:table-row table:style-name="ro1">
          <table:table-cell office:value-type="string" calcext:value-type="string">
            <text:p>giao hàng chỉ một bên nghe được, hỗ trợ thì lâu, book giao nhanh trong ngày tốn 29k hoá ra quá trình đổi trả mất gần tuần, không nên mua</text:p>
          </table:table-cell>
          <table:table-cell/>
        </table:table-row>
        <table:table-row table:style-name="ro1">
          <table:table-cell office:value-type="string" calcext:value-type="string">
            <text:p>giao hàng cũ <text:s text:c="2"/>đã qua sử dụng <text:s text:c="2"/>phát hiện ncc sơn lại thùng và thay đổi linh kiện <text:s text:c="2"/>tiki không kiểm tra kỹ hàng trước khi giao khách hàng</text:p>
          </table:table-cell>
          <table:table-cell/>
        </table:table-row>
        <table:table-row table:style-name="ro1">
          <table:table-cell office:value-type="string" calcext:value-type="string">
            <text:p>giao hàng cực chậm, đối tác quá tệ, đã gọi lên hỗ trợ 7 lần mà vẫn chưa được giao</text:p>
          </table:table-cell>
          <table:table-cell/>
        </table:table-row>
        <table:table-row table:style-name="ro1">
          <table:table-cell office:value-type="string" calcext:value-type="string">
            <text:p>giao hàng đã qua sử dụng vì đã khui và có dữ liệu trong usb</text:p>
          </table:table-cell>
          <table:table-cell/>
        </table:table-row>
        <table:table-row table:style-name="ro1">
          <table:table-cell office:value-type="string" calcext:value-type="string">
            <text:p>giao hang da qua su dung, ve khong ket noi duoc</text:p>
          </table:table-cell>
          <table:table-cell/>
        </table:table-row>
        <table:table-row table:style-name="ro1" table:visibility="filter">
          <table:table-cell office:value-type="string" calcext:value-type="string">
            <text:p>giao hang da qua su dung, ve khong ket noi duoc</text:p>
          </table:table-cell>
          <table:table-cell/>
        </table:table-row>
        <table:table-row table:style-name="ro1">
          <table:table-cell office:value-type="string" calcext:value-type="string">
            <text:p>giao hàng đã qua sử dụng. đồ cũ cũng bán dc, tikitrading ngày càng chán</text:p>
          </table:table-cell>
          <table:table-cell/>
        </table:table-row>
        <table:table-row table:style-name="ro1">
          <table:table-cell office:value-type="string" calcext:value-type="string">
            <text:p>giao hàng đúng hạn, nhưng sao mua hộp lại không có cáp? <text:s/>tôi sẽ thay đổi đánh giá nếu như tôi nhận hàng đủ như đã thông báo.</text:p>
          </table:table-cell>
          <table:table-cell/>
        </table:table-row>
        <table:table-row table:style-name="ro1" table:visibility="filter">
          <table:table-cell office:value-type="string" calcext:value-type="string">
            <text:p>giao hàng đúng hạn, nhưng sao mua hộp lại không có cáp? <text:s/>tôi sẽ thay đổi đánh giá nếu như tôi nhận hàng đủ như đã thông báo.</text:p>
          </table:table-cell>
          <table:table-cell/>
        </table:table-row>
        <table:table-row table:style-name="ro1">
          <table:table-cell office:value-type="string" calcext:value-type="string">
            <text:p>giao hàng đúng hẹn nhưng chất lượng không như ý muốn,sạc mãi không lên</text:p>
          </table:table-cell>
          <table:table-cell/>
        </table:table-row>
        <table:table-row table:style-name="ro1">
          <table:table-cell office:value-type="string" calcext:value-type="string">
            <text:p>giao hàng đúng như hình , sản phẩm bắt sóng không ổn định lắm</text:p>
          </table:table-cell>
          <table:table-cell/>
        </table:table-row>
        <table:table-row table:style-name="ro1">
          <table:table-cell office:value-type="string" calcext:value-type="string">
            <text:p>giao hàng hôm sau dự kiến vào ngày 2/5 nhưng 7/5 mới giao đến và vẫn charge phí 30k?</text:p>
          </table:table-cell>
          <table:table-cell/>
        </table:table-row>
        <table:table-row table:style-name="ro1">
          <table:table-cell office:value-type="string" calcext:value-type="string">
            <text:p>giao hàng hỏng. bỏ pin vào không sử dụng được, vui lòng trả hàng</text:p>
          </table:table-cell>
          <table:table-cell/>
        </table:table-row>
        <table:table-row table:style-name="ro1" table:visibility="filter">
          <table:table-cell office:value-type="string" calcext:value-type="string">
            <text:p>giao hàng hỏng. bỏ pin vào không sử dụng được, vui lòng trả hàng</text:p>
          </table:table-cell>
          <table:table-cell/>
        </table:table-row>
        <table:table-row table:style-name="ro1">
          <table:table-cell office:value-type="string" calcext:value-type="string">
            <text:p>giao hàng hộp móp. may là đúng đơn tai nghe nên ko bị ảnh hưởng sản phẩm đỡ mất công đổi trả</text:p>
          </table:table-cell>
          <table:table-cell/>
        </table:table-row>
        <table:table-row table:style-name="ro4">
          <table:table-cell office:value-type="string" calcext:value-type="string">
            <text:p>giao hàng khá nhanh nhưng máy e mua lỗi quá vỏ máy bị ọp ẹp ở mặt sau rất nhiều,pin tuột nhanh dù để chế độ chờ,phím bấm lỏng lẻo ko nhạy cho cảm giác khó chịu khi sử dụng mong tiki hỗ trợ đổi hàng sớm cho e ạ .</text:p>
          </table:table-cell>
          <table:table-cell/>
        </table:table-row>
        <table:table-row table:style-name="ro1">
          <table:table-cell office:value-type="string" calcext:value-type="string">
            <text:p>giao hàng khác màu,lúc đầu nghe thử được rồi hết pin sạc không được không lên đèn</text:p>
          </table:table-cell>
          <table:table-cell/>
        </table:table-row>
        <table:table-row table:style-name="ro1">
          <table:table-cell office:value-type="string" calcext:value-type="string">
            <text:p>giao hàng không đúng cam kết !</text:p>
          </table:table-cell>
          <table:table-cell/>
        </table:table-row>
        <table:table-row table:style-name="ro1">
          <table:table-cell office:value-type="string" calcext:value-type="string">
            <text:p>giao hàng không đúng loại</text:p>
          </table:table-cell>
          <table:table-cell/>
        </table:table-row>
        <table:table-row table:style-name="ro1">
          <table:table-cell office:value-type="string" calcext:value-type="string">
            <text:p>giao hàng không đúng như giới thiệu, thương hiệu chữ đầy đủ là logitech, nhưng lại giao logi</text:p>
          </table:table-cell>
          <table:table-cell/>
        </table:table-row>
        <table:table-row table:style-name="ro1">
          <table:table-cell office:value-type="string" calcext:value-type="string">
            <text:p>giao hàng không đúng như mẫu. sản phẩm được gói trong hộp giấy, không có bao bì hộp nhựa nhãn hiệu của nhà sản xuất. quá tệ!!! có phải tiki đang lừa dối kh ???</text:p>
          </table:table-cell>
          <table:table-cell/>
        </table:table-row>
        <table:table-row table:style-name="ro1">
          <table:table-cell office:value-type="string" calcext:value-type="string">
            <text:p>giao hàng không đúng sản phẩm,do nhầm lẫn hay lừa tiền khách hàng</text:p>
          </table:table-cell>
          <table:table-cell/>
        </table:table-row>
        <table:table-row table:style-name="ro1">
          <table:table-cell office:value-type="string" calcext:value-type="string">
            <text:p>giao hàng kì vậy sao mở ra ko có tai nghe tôi yêu cầu giao hàng lại cho tôi</text:p>
          </table:table-cell>
          <table:table-cell/>
        </table:table-row>
        <table:table-row table:style-name="ro1">
          <table:table-cell office:value-type="string" calcext:value-type="string">
            <text:p>giao hàng kiểu gì mà không có hàng vậy....mong ac xem xét lại</text:p>
          </table:table-cell>
          <table:table-cell/>
        </table:table-row>
        <table:table-row table:style-name="ro1">
          <table:table-cell office:value-type="string" calcext:value-type="string">
            <text:p>giao hàng ko đúng cam kết , <text:s/>ko nhiệt tình , nhân viên, sản phẩm thì ok</text:p>
          </table:table-cell>
          <table:table-cell/>
        </table:table-row>
        <table:table-row table:style-name="ro1">
          <table:table-cell office:value-type="string" calcext:value-type="string">
            <text:p>giao hàng ko đúng size <text:s/>mình đặt 38mm 40mm mà giao mình size 2 42 44</text:p>
          </table:table-cell>
          <table:table-cell/>
        </table:table-row>
        <table:table-row table:style-name="ro1">
          <table:table-cell office:value-type="string" calcext:value-type="string">
            <text:p>giao hang ko đúng thời gian</text:p>
          </table:table-cell>
          <table:table-cell/>
        </table:table-row>
        <table:table-row table:style-name="ro1">
          <table:table-cell office:value-type="string" calcext:value-type="string">
            <text:p>giao hàng là chuột cũ. mã seri trên chuột và vỏ khác nhau. chắc chắn đã đc được sử dụng vì đít chuột cũng đã bị trầy</text:p>
          </table:table-cell>
          <table:table-cell/>
        </table:table-row>
        <table:table-row table:style-name="ro1">
          <table:table-cell office:value-type="string" calcext:value-type="string">
            <text:p>giao hàng lâu , ko phản hồi thông tín gì đến người mua hết , mặc dù đã thanh toán trước tiền</text:p>
          </table:table-cell>
          <table:table-cell/>
        </table:table-row>
        <table:table-row table:style-name="ro1">
          <table:table-cell office:value-type="string" calcext:value-type="string">
            <text:p>giao hàng lâu ko ns rùi mà sản phẩm bị lổi nữa cắm sạc ko vô lùn .h muốn hoàn lại đc ko ạ</text:p>
          </table:table-cell>
          <table:table-cell/>
        </table:table-row>
        <table:table-row table:style-name="ro1">
          <table:table-cell office:value-type="string" calcext:value-type="string">
            <text:p>giao hàng lâu một bên không nghe đk</text:p>
          </table:table-cell>
          <table:table-cell/>
        </table:table-row>
        <table:table-row table:style-name="ro1">
          <table:table-cell office:value-type="string" calcext:value-type="string">
            <text:p>giao hàng lâu quá ! đặt hôm thứ 6 mà chờ tới thứ 3 chưa thấy đâu !. giúp giao nhanh giùm shop ơi!</text:p>
          </table:table-cell>
          <table:table-cell/>
        </table:table-row>
        <table:table-row table:style-name="ro1" table:visibility="filter">
          <table:table-cell office:value-type="string" calcext:value-type="string">
            <text:p>giao hàng lâu quá ! đặt hôm thứ 6 mà chờ tới thứ 3 chưa thấy đâu !. giúp giao nhanh giùm shop ơi!</text:p>
          </table:table-cell>
          <table:table-cell/>
        </table:table-row>
        <table:table-row table:style-name="ro1">
          <table:table-cell office:value-type="string" calcext:value-type="string">
            <text:p>giao hàng lâu, dù đã phản hồi với tiki nhưng song hơn 1 tuần mình mới nhận được</text:p>
          </table:table-cell>
          <table:table-cell/>
        </table:table-row>
        <table:table-row table:style-name="ro1">
          <table:table-cell office:value-type="string" calcext:value-type="string">
            <text:p>giao hàng lỗi. một tai nghe được ( phải ) một tai nghe ko dc ( trái ). không kiểm tra hàng trước khi giao khách hàng.</text:p>
          </table:table-cell>
          <table:table-cell/>
        </table:table-row>
        <table:table-row table:style-name="ro4">
          <table:table-cell office:value-type="string" calcext:value-type="string">
            <text:p>giao hàng mà thích chơi giờ dây thun mà không chơi một lần chơi dây thun những 3 lần chỉ để giao một con chuột. rồi cuối cùng mình phải chạy xuống dưới chỗ gói hàng để lấy chứ đợi thì chả biết bao giờ mới có</text:p>
          </table:table-cell>
          <table:table-cell/>
        </table:table-row>
        <table:table-row table:style-name="ro1">
          <table:table-cell office:value-type="string" calcext:value-type="string">
            <text:p>giao hàng mà toàn vỏ thế này thì sao mà chấp nhận dc đây</text:p>
          </table:table-cell>
          <table:table-cell/>
        </table:table-row>
        <table:table-row table:style-name="ro1">
          <table:table-cell office:value-type="string" calcext:value-type="string">
            <text:p>giao hàng mà vin pin bị phồng sao xài shop. quá tệ</text:p>
          </table:table-cell>
          <table:table-cell/>
        </table:table-row>
        <table:table-row table:style-name="ro1">
          <table:table-cell office:value-type="string" calcext:value-type="string">
            <text:p>giao hàng mở ra thì là hàng đã khui rồi, lắp vào thì không báo ổ ứng, đang liên hệ đổi trả hàng haiz</text:p>
          </table:table-cell>
          <table:table-cell/>
        </table:table-row>
        <table:table-row table:style-name="ro1">
          <table:table-cell office:value-type="string" calcext:value-type="string">
            <text:p>giao hang mỗi cái này ko cần thì thu wifi kiểu j .đã gọi hotline để giải quyết mà ko biết khi nào giải quyết ,mua chue yếu lm vc ở nhà mà giờ đowij thi chắc đến kúc đi lm luôn</text:p>
          </table:table-cell>
          <table:table-cell/>
        </table:table-row>
        <table:table-row table:style-name="ro1">
          <table:table-cell office:value-type="string" calcext:value-type="string">
            <text:p>giao hàng nhầm và đổi trả hàng lại lâu</text:p>
          </table:table-cell>
          <table:table-cell/>
        </table:table-row>
        <table:table-row table:style-name="ro1">
          <table:table-cell office:value-type="string" calcext:value-type="string">
            <text:p>giao hàng nhanh . ổ cứng lỗi cắm vài máy không nhận, đã cắm thử mấy lần vẫn vậy, tôi yêu cầu đổi hàng nhưng hiện tại 1 ngày vẫ chưa thấy tiki phản hồi,</text:p>
          </table:table-cell>
          <table:table-cell/>
        </table:table-row>
        <table:table-row table:style-name="ro1">
          <table:table-cell office:value-type="string" calcext:value-type="string">
            <text:p>giao hàng nhanh kiểu j mà 2 ngày sau mới nhận đc,ko 1 lời xin lỗi thông cảm gì cả,vẫn lấy tiền ship như thường,ko bao h mua hàng tôi nữa</text:p>
          </table:table-cell>
          <table:table-cell/>
        </table:table-row>
        <table:table-row table:style-name="ro4">
          <table:table-cell office:value-type="string" calcext:value-type="string">
            <text:p>giao hàng nhanh nhưng chất lượng sản phẩm quá kém , sài dc 3 4 bữa tai nghe bên trái ko nghe dc nữa , dùng iphone kết nối thì ko kết nối bên trái còn dùng androi kết nối thì tai trái ko nghe luôn</text:p>
          </table:table-cell>
          <table:table-cell/>
        </table:table-row>
        <table:table-row table:style-name="ro1">
          <table:table-cell office:value-type="string" calcext:value-type="string">
            <text:p>giao hàng nhanh sản phẩm ko bị trầy xước. nhưng mua hàng ko nghe đc . thất vọng về hàng cá 2 tai ko nghe đc</text:p>
          </table:table-cell>
          <table:table-cell/>
        </table:table-row>
        <table:table-row table:style-name="ro4">
          <table:table-cell office:value-type="string" calcext:value-type="string">
            <text:p>giao hàng nhanh, đúng lịch, mở hộp ra thấy có bọc ni lông bóng chống sốc. lắp vào tạo phân vùng nhưng mãi không được, máy khởi động cũng chậm hơn, dùng disk management hay các app tạo phân vùng khác đều không báo lỗi không làm gì được và báo phát hiện bad sector</text:p>
          </table:table-cell>
          <table:table-cell/>
        </table:table-row>
        <table:table-row table:style-name="ro3">
          <table:table-cell office:value-type="string" calcext:value-type="string">
            <text:p>giao hàng nhanh, gói kĩ, mới tinh, khi lấy ra xài thì copy file cực kì chậm, 3gb copy mất 30 phút, tốc độ rùa bò 1 2 mb/s, còn tệ hơn usb, kiểm tra serial bảo hành thì báo "country warranty restriction", là hết bảo hành fải ko mọi người, cạn lời., mình muốn dc tiki hoàn tiền. ở trên ghi bộ nhớ cache 256 mb nhưng trên bao bì ổ cứng chỉ ghi có 64mb, thua.</text:p>
          </table:table-cell>
          <table:table-cell/>
        </table:table-row>
        <table:table-row table:style-name="ro1">
          <table:table-cell office:value-type="string" calcext:value-type="string">
            <text:p>giao hàng nhanh, hàng như cũ v, cái hộp màu trắng mà bẩn bẩn sao ấy.</text:p>
          </table:table-cell>
          <table:table-cell/>
        </table:table-row>
        <table:table-row table:style-name="ro1">
          <table:table-cell office:value-type="string" calcext:value-type="string">
            <text:p>giao hàng nhanh, nhưng mà sản phẩm mạng chập chờn, hay bị đứng, còn thua con moderm dasan cùi của viettel cung cấp nữa. mua về xong lại vứt đi không dùng.</text:p>
          </table:table-cell>
          <table:table-cell/>
        </table:table-row>
        <table:table-row table:style-name="ro1">
          <table:table-cell office:value-type="string" calcext:value-type="string">
            <text:p>giao hàng nhanh, nhưng thất 1 vọng về bật mãi k lên ,sạc cả ngày cx chẳng lên hình</text:p>
          </table:table-cell>
          <table:table-cell/>
        </table:table-row>
        <table:table-row table:style-name="ro1">
          <table:table-cell office:value-type="string" calcext:value-type="string">
            <text:p>giao hàng nhanh. 12 tiếng là có hàng r. nhưng giao cắm vào không chạy được. shop không test hàng trước gửi ak</text:p>
          </table:table-cell>
          <table:table-cell/>
        </table:table-row>
        <table:table-row table:style-name="ro4">
          <table:table-cell office:value-type="string" calcext:value-type="string">
            <text:p>giao hàng nhanh. bao bì cẩn thận. pin hoàn toàn không sử dụng được. sau khi cắm xạc 3h vẫn không lên điện. <text:s/>lẽ ra tiki phải kiểm tra hàng trước khi giao cho khách. <text:s/>bây giờ tiền mất tật mang, chờ tiki xử lý sao đây?</text:p>
          </table:table-cell>
          <table:table-cell/>
        </table:table-row>
        <table:table-row table:style-name="ro1">
          <table:table-cell office:value-type="string" calcext:value-type="string">
            <text:p>giao hàng nhanh. gói đẹp. mỗi tội không sài được. thất vọng <text:s/></text:p>
          </table:table-cell>
          <table:table-cell/>
        </table:table-row>
        <table:table-row table:style-name="ro1">
          <table:table-cell office:value-type="string" calcext:value-type="string">
            <text:p>giáo hàng nhanh. nhưng máy thì không ưng ý lắm. máy mới mua mà không bơm mực. không hài lòng lắm...</text:p>
          </table:table-cell>
          <table:table-cell/>
        </table:table-row>
        <table:table-row table:style-name="ro1">
          <table:table-cell office:value-type="string" calcext:value-type="string">
            <text:p>giao hàng nhanh. sản phẩm không được bọc chống sốc, không được dán khuyến cáo hàng dễ vỡ, không sử dụng được. đang chờ tiki xử lý đổi sản phẩm khác</text:p>
          </table:table-cell>
          <table:table-cell/>
        </table:table-row>
        <table:table-row table:style-name="ro1">
          <table:table-cell office:value-type="string" calcext:value-type="string">
            <text:p>giao hàng quá ẩu, ghi rõ hàng dễ vỡ và nhìn hộp phát chán. chẳng đáng nhận 1 sao , có âm mới đúng cho dịch vụ tiki này !!!</text:p>
          </table:table-cell>
          <table:table-cell/>
        </table:table-row>
        <table:table-row table:style-name="ro1">
          <table:table-cell office:value-type="string" calcext:value-type="string">
            <text:p>giao hàng quá chậm</text:p>
          </table:table-cell>
          <table:table-cell/>
        </table:table-row>
        <table:table-row table:style-name="ro1" table:visibility="filter">
          <table:table-cell office:value-type="string" calcext:value-type="string">
            <text:p>giao hàng quá chậm</text:p>
          </table:table-cell>
          <table:table-cell/>
        </table:table-row>
        <table:table-row table:style-name="ro1">
          <table:table-cell office:value-type="string" calcext:value-type="string">
            <text:p>giao hàng quá chậm so với thời gian hẹn</text:p>
          </table:table-cell>
          <table:table-cell/>
        </table:table-row>
        <table:table-row table:style-name="ro4">
          <table:table-cell office:value-type="string" calcext:value-type="string">
            <text:p>giao hàng quá chậm trễ <text:s/>từ khi chố đơn hàng là ngày 10 / 12 cho đến khi giao hàng xong xuôi là ngày 26 / 12. .... còn lý do lý trấu này nọ ..... <text:s/>đây là đơn hàng lâu kinh khủng nhất trong đời mua hàng olline mà mình gặp được</text:p>
          </table:table-cell>
          <table:table-cell/>
        </table:table-row>
        <table:table-row table:style-name="ro1">
          <table:table-cell office:value-type="string" calcext:value-type="string">
            <text:p>giao hàng quá chậm, đặt hàng xong nửa tháng sau mới đóng gói và chưa đem đi giao, làm ăn gì kỳ vậy?</text:p>
          </table:table-cell>
          <table:table-cell/>
        </table:table-row>
        <table:table-row table:style-name="ro1">
          <table:table-cell office:value-type="string" calcext:value-type="string">
            <text:p>giao hàng quá chậm, hình như cứ thanh toán trước là giao lâu vậy thì phải. chất lượng thì không được như mong đợi</text:p>
          </table:table-cell>
          <table:table-cell/>
        </table:table-row>
        <table:table-row table:style-name="ro1">
          <table:table-cell office:value-type="string" calcext:value-type="string">
            <text:p>giao hàng quá chậm, không có cuộc gọi thông báo từ gian hàng.</text:p>
          </table:table-cell>
          <table:table-cell/>
        </table:table-row>
        <table:table-row table:style-name="ro1">
          <table:table-cell office:value-type="string" calcext:value-type="string">
            <text:p>giao hàng quá chậm. gửi mail hỗ trợ từ ngày 1/9, nhờ giao vào tuần sau đến giờ chưa giải quyết, trong khi hàng đã giao tới.</text:p>
          </table:table-cell>
          <table:table-cell/>
        </table:table-row>
        <table:table-row table:style-name="ro1">
          <table:table-cell office:value-type="string" calcext:value-type="string">
            <text:p>giao hàng quá chậm. sp thì chưa nhận chưa biết thế nào.... nhưng tôi k hài hàng của tiki</text:p>
          </table:table-cell>
          <table:table-cell/>
        </table:table-row>
        <table:table-row table:style-name="ro1">
          <table:table-cell office:value-type="string" calcext:value-type="string">
            <text:p>giao hàng quá lâu ,ghi là dự kiến 4/9 mà đến giờ chưa thấy đâu.</text:p>
          </table:table-cell>
          <table:table-cell/>
        </table:table-row>
        <table:table-row table:style-name="ro1">
          <table:table-cell office:value-type="string" calcext:value-type="string">
            <text:p>giao hàng quá lâu chờ muốn hủy đơn . mong lần sau mua hàng nhanh hơn</text:p>
          </table:table-cell>
          <table:table-cell/>
        </table:table-row>
        <table:table-row table:style-name="ro1">
          <table:table-cell office:value-type="string" calcext:value-type="string">
            <text:p>giao hàng quá lâu trong khi đó ghi là giao hàng trong 2h</text:p>
          </table:table-cell>
          <table:table-cell/>
        </table:table-row>
        <table:table-row table:style-name="ro1">
          <table:table-cell office:value-type="string" calcext:value-type="string">
            <text:p>giao hàng quá lâu.</text:p>
          </table:table-cell>
          <table:table-cell/>
        </table:table-row>
        <table:table-row table:style-name="ro1">
          <table:table-cell office:value-type="string" calcext:value-type="string">
            <text:p>giao hàng quá lâu. 10 ngày rồi chưa nhận được hàng. cần gấp mà thế này thì chết. lại không hủy đơn hàng như shoppe được.</text:p>
          </table:table-cell>
          <table:table-cell/>
        </table:table-row>
        <table:table-row table:style-name="ro1">
          <table:table-cell office:value-type="string" calcext:value-type="string">
            <text:p>giao hàng quá lâu. vô trách nhiệm trong việc giao hàng</text:p>
          </table:table-cell>
          <table:table-cell/>
        </table:table-row>
        <table:table-row table:style-name="ro1">
          <table:table-cell office:value-type="string" calcext:value-type="string">
            <text:p>giao hàng quát lâu 1 tuần. trang bán k biết shop ở đâu. mua về giờ k kịp dùng vút luôn ổ cúng đi rồi</text:p>
          </table:table-cell>
          <table:table-cell/>
        </table:table-row>
        <table:table-row table:style-name="ro1">
          <table:table-cell office:value-type="string" calcext:value-type="string">
            <text:p>giao hàng rất chậm . tiki xem xét khắc phục</text:p>
          </table:table-cell>
          <table:table-cell/>
        </table:table-row>
        <table:table-row table:style-name="ro3">
          <table:table-cell office:value-type="string" calcext:value-type="string">
            <text:p>giao hàng rất nhanh, chưa đầy 24 tiếng đã nhận được. hàng đóng gói rất ẩu, cõ mỗi hộp thêm 1 miếng giấy bìa mỏng mà không có chống sốc. hàng nhận được là hàng mới, có tem bh chính hãng, check bh okie. lần đầu tiên lắp vào pc có nhận ổ, format để dùng thì không format được, sau khi restart máy tính thì format được nhưng ổ có hiện tượng lúc nhận lúc không, chép dữ liệu vào ổ thì treo máy. đề nghị đổi sản phẩm mới</text:p>
          </table:table-cell>
          <table:table-cell/>
        </table:table-row>
        <table:table-row table:style-name="ro1">
          <table:table-cell office:value-type="string" calcext:value-type="string">
            <text:p>giao hàng rất rất là lâu mình cần tai nghe gấp mình đặt hàng từ tuần trước gio chưa giao</text:p>
          </table:table-cell>
          <table:table-cell/>
        </table:table-row>
        <table:table-row table:style-name="ro1">
          <table:table-cell office:value-type="string" calcext:value-type="string">
            <text:p>giao hàng sai mới mẫu đặt . mong tiki hỗ trợ đổi lại</text:p>
          </table:table-cell>
          <table:table-cell/>
        </table:table-row>
        <table:table-row table:style-name="ro1">
          <table:table-cell office:value-type="string" calcext:value-type="string">
            <text:p>giao hàng siêu chậm, mất 1 tuần so với ngày hẹn.</text:p>
          </table:table-cell>
          <table:table-cell/>
        </table:table-row>
        <table:table-row table:style-name="ro1">
          <table:table-cell office:value-type="string" calcext:value-type="string">
            <text:p>giao hàng siêu siêu chậm. chưa thấy shop nào giao hàng chậm như shop này.</text:p>
          </table:table-cell>
          <table:table-cell/>
        </table:table-row>
        <table:table-row table:style-name="ro4">
          <table:table-cell office:value-type="string" calcext:value-type="string">
            <text:p>giao hàng thì ok. còn việc gửi hđ đỏ k ok chút nào, không giống như cam kết giao hóa đơn đỏ. gọi hotline thì lúc nào cũng nói để kiểm tra lại, mà k có câu trả lời cho khách hàng. 20 ngày rồi k thấy mặt mũi caí hóa đơn</text:p>
          </table:table-cell>
          <table:table-cell/>
        </table:table-row>
        <table:table-row table:style-name="ro1">
          <table:table-cell office:value-type="string" calcext:value-type="string">
            <text:p>giao hàng thiếu trách nhiệm, hoàn toàn không có dây nối đen trắng và phiếu bảo hành. tôi lên xem người khác review mới biết. bực mình phí tiền khi mua đồ cn trên tiki.</text:p>
          </table:table-cell>
          <table:table-cell/>
        </table:table-row>
        <table:table-row table:style-name="ro4">
          <table:table-cell office:value-type="string" calcext:value-type="string">
            <text:p>giao hàng trễ hẹn 3 ngày. ngoại hình bút ok cầm tự nhiên như bút viết thông thường. nhưng chất lượng tệ, đầu bút rít (có thể tạm chấp nhận vì mức giá) nhưng với ipad air 2 của mình thì viết vẽ lúc nhận lúc không rất khó chịu trong khi màn hình hoàn toàn bình thường. không thấy thông tin claim bảo hành.</text:p>
          </table:table-cell>
          <table:table-cell/>
        </table:table-row>
        <table:table-row table:style-name="ro1">
          <table:table-cell office:value-type="string" calcext:value-type="string">
            <text:p>giao hàng trễ tự hủy đơn khách hàng không có 1 lời xin lỗi. phải gọi lên mấy lần thiếu nai mới giải quyết rồi lên lại đơn hàng rồi. làm việc không chuyen nghiệp</text:p>
          </table:table-cell>
          <table:table-cell/>
        </table:table-row>
        <table:table-row table:style-name="ro4">
          <table:table-cell office:value-type="string" calcext:value-type="string">
            <text:p>giao hàng trễ. đặt đầu tuần, hạn thứ 6 giao mà bị delay sang thứ 2 tuần sau, làm lỡ biết bn công việc. đã v hộp còn bị mốp méo, giao hàng điện tử mà k lót bóng khí hay xốp gì cả. để trong hộp to hơn cả ổ cứng lắc qua lại ổ cứng chạy rột rột. chưa nói về chất lượng ổ cứng thì về giao hàng vs đóng gói nếu đc chấm âm sao. quá thất vọng</text:p>
          </table:table-cell>
          <table:table-cell/>
        </table:table-row>
        <table:table-row table:style-name="ro4">
          <table:table-cell office:value-type="string" calcext:value-type="string">
            <text:p>giao hàng trước thời gian dự kiến,cáp sạc hình thức chắc chắn, nhưng hộp có vẻ bị mở ra trước đấy, sạc 2 ngày 1 ngày sạc lên 88% r tự ngắt, hôm nay cắm sạc lần đầu có nhận sạc nhưng rồi lại không sạc được, cắm lần 2 thì được 1 lúc thì báo sản phẩm không được hỗ trợ, lần 3 thì sạc lên đến 87% rồi bị ngắt sạc. đánh giá vô cùng tệ</text:p>
          </table:table-cell>
          <table:table-cell/>
        </table:table-row>
        <table:table-row table:style-name="ro1">
          <table:table-cell office:value-type="string" calcext:value-type="string">
            <text:p>giao k đúng hàng,đã gọi đt lên nhờ xử lý.nv nói sẽ gửi lại số tiền vào tk tiki của mình mà tới h vẫn k thấy j</text:p>
          </table:table-cell>
          <table:table-cell/>
        </table:table-row>
        <table:table-row table:style-name="ro1">
          <table:table-cell office:value-type="string" calcext:value-type="string">
            <text:p>giao k đúng ng nhận hàng, k gọi ng đặt hàng trước khi giao! 2 3 lần r, làm ng nhận dùm bực mình!</text:p>
          </table:table-cell>
          <table:table-cell/>
        </table:table-row>
        <table:table-row table:style-name="ro1">
          <table:table-cell office:value-type="string" calcext:value-type="string">
            <text:p>giao kg đúng như hinh hàng quá tệ</text:p>
          </table:table-cell>
          <table:table-cell/>
        </table:table-row>
        <table:table-row table:style-name="ro1">
          <table:table-cell office:value-type="string" calcext:value-type="string">
            <text:p>giao kh đúng mẫu</text:p>
          </table:table-cell>
          <table:table-cell/>
        </table:table-row>
        <table:table-row table:style-name="ro4">
          <table:table-cell office:value-type="string" calcext:value-type="string">
            <text:p>giao không đúng ngày xác nhận dẫn đến khi kiểm tra hàng bị chậm trễ nên không claim được về sản phẩm vỏ hộp bị móp bên trong khai đựng sạc thì cũng bị móp màn hình không thấy miếng dán bảo vệ, tư vấn thì người nói có nguoi nói không thất vọng về sản phẩm và dich vụ</text:p>
          </table:table-cell>
          <table:table-cell/>
        </table:table-row>
        <table:table-row table:style-name="ro1">
          <table:table-cell office:value-type="string" calcext:value-type="string">
            <text:p>giao không đúng sản phẩm đặt hàng đặt mua tai nghe byz s super pass lạigiao thành byz s389</text:p>
          </table:table-cell>
          <table:table-cell/>
        </table:table-row>
        <table:table-row table:style-name="ro1">
          <table:table-cell office:value-type="string" calcext:value-type="string">
            <text:p>giao không đúng sản phẩm mô tả, sai thương hiệu, không hộp.</text:p>
          </table:table-cell>
          <table:table-cell/>
        </table:table-row>
        <table:table-row table:style-name="ro1">
          <table:table-cell office:value-type="string" calcext:value-type="string">
            <text:p>giao lâu quá trời luôn. tận hơn 1 tuần mới nhận đc</text:p>
          </table:table-cell>
          <table:table-cell/>
        </table:table-row>
        <table:table-row table:style-name="ro1" table:visibility="filter">
          <table:table-cell office:value-type="string" calcext:value-type="string">
            <text:p>giao lâu quá trời luôn. tận hơn 1 tuần mới nhận đc</text:p>
          </table:table-cell>
          <table:table-cell/>
        </table:table-row>
        <table:table-row table:style-name="ro1">
          <table:table-cell office:value-type="string" calcext:value-type="string">
            <text:p>giao lộn hàng cho em tay nghe thành áo mà đổi cho em không thấy báo chừng nào có cả</text:p>
          </table:table-cell>
          <table:table-cell/>
        </table:table-row>
        <table:table-row table:style-name="ro1">
          <table:table-cell office:value-type="string" calcext:value-type="string">
            <text:p>giao lộn hàng, đang chờ đổi lại</text:p>
          </table:table-cell>
          <table:table-cell/>
        </table:table-row>
        <table:table-row table:style-name="ro1">
          <table:table-cell office:value-type="string" calcext:value-type="string">
            <text:p>giao lộn màu đen ạ</text:p>
          </table:table-cell>
          <table:table-cell/>
        </table:table-row>
        <table:table-row table:style-name="ro1">
          <table:table-cell office:value-type="string" calcext:value-type="string">
            <text:p>giao lộn màu,tai nghe không sử dụng dc</text:p>
          </table:table-cell>
          <table:table-cell/>
        </table:table-row>
        <table:table-row table:style-name="ro1">
          <table:table-cell office:value-type="string" calcext:value-type="string">
            <text:p>giao miếng kính bể mà cũng giao , bán có tâm chút nha shop ơi.</text:p>
          </table:table-cell>
          <table:table-cell/>
        </table:table-row>
        <table:table-row table:style-name="ro1">
          <table:table-cell office:value-type="string" calcext:value-type="string">
            <text:p>giao mỗi loa không có dây sạc.</text:p>
          </table:table-cell>
          <table:table-cell/>
        </table:table-row>
        <table:table-row table:style-name="ro1">
          <table:table-cell office:value-type="string" calcext:value-type="string">
            <text:p>giao nhầm hàng cho khách</text:p>
          </table:table-cell>
          <table:table-cell/>
        </table:table-row>
        <table:table-row table:style-name="ro1">
          <table:table-cell office:value-type="string" calcext:value-type="string">
            <text:p>giao nhầm hàng, đặt 3.5mm lại giao type c, thời gian xử lý khi xảy ra lỗi kéo dài.</text:p>
          </table:table-cell>
          <table:table-cell/>
        </table:table-row>
        <table:table-row table:style-name="ro1">
          <table:table-cell office:value-type="string" calcext:value-type="string">
            <text:p>giao nhầm màu blue thay vì green</text:p>
          </table:table-cell>
          <table:table-cell/>
        </table:table-row>
        <table:table-row table:style-name="ro1">
          <table:table-cell office:value-type="string" calcext:value-type="string">
            <text:p>giao nhằm sản phẩm, đơn hàng canon lbp 6030 giao ko đúng sp</text:p>
          </table:table-cell>
          <table:table-cell/>
        </table:table-row>
        <table:table-row table:style-name="ro1">
          <table:table-cell office:value-type="string" calcext:value-type="string">
            <text:p>giao nhanh, sớm hơn dự kiến, nhưng khi sạc thì có mùi nhựa khét, rất dở</text:p>
          </table:table-cell>
          <table:table-cell/>
        </table:table-row>
        <table:table-row table:style-name="ro1">
          <table:table-cell office:value-type="string" calcext:value-type="string">
            <text:p>giao sai hàng đặt</text:p>
          </table:table-cell>
          <table:table-cell/>
        </table:table-row>
        <table:table-row table:style-name="ro1">
          <table:table-cell office:value-type="string" calcext:value-type="string">
            <text:p>giao sai hàng mua tai byz lại giao tai nghe iphone</text:p>
          </table:table-cell>
          <table:table-cell/>
        </table:table-row>
        <table:table-row table:style-name="ro1">
          <table:table-cell office:value-type="string" calcext:value-type="string">
            <text:p>giao sai hàng thì phải lm sao</text:p>
          </table:table-cell>
          <table:table-cell/>
        </table:table-row>
        <table:table-row table:style-name="ro1">
          <table:table-cell office:value-type="string" calcext:value-type="string">
            <text:p>giao sai màu</text:p>
          </table:table-cell>
          <table:table-cell/>
        </table:table-row>
        <table:table-row table:style-name="ro1">
          <table:table-cell office:value-type="string" calcext:value-type="string">
            <text:p>giao sai màu tôi đặt màu xanh dương giao xanh ngọc</text:p>
          </table:table-cell>
          <table:table-cell/>
        </table:table-row>
        <table:table-row table:style-name="ro1">
          <table:table-cell office:value-type="string" calcext:value-type="string">
            <text:p>giao sai màu, đề nghị tiki xem xét gấp. đơn hàng 568140563. giao ngày 20.7.2020</text:p>
          </table:table-cell>
          <table:table-cell/>
        </table:table-row>
        <table:table-row table:style-name="ro1">
          <table:table-cell office:value-type="string" calcext:value-type="string">
            <text:p>giao sai sản phẩm. đặt 9.5mm mà lại giao 12.7mm</text:p>
          </table:table-cell>
          <table:table-cell/>
        </table:table-row>
        <table:table-row table:style-name="ro1">
          <table:table-cell office:value-type="string" calcext:value-type="string">
            <text:p>giao sản phẩm không giống như ảnh thì không sao. nhưng bị gãy, trầy thì không chấp nhận được</text:p>
          </table:table-cell>
          <table:table-cell/>
        </table:table-row>
        <table:table-row table:style-name="ro1">
          <table:table-cell office:value-type="string" calcext:value-type="string">
            <text:p>giao sản phẩm không hoạt động, chờ đợi giải quyết bảo hành phiền phức.</text:p>
          </table:table-cell>
          <table:table-cell/>
        </table:table-row>
        <table:table-row table:style-name="ro1">
          <table:table-cell office:value-type="string" calcext:value-type="string">
            <text:p>giao sản phẩm lỗi. đầu cáp bị méo một chân, gắn vào tín hiệu chập chờn lúc có lúc không, màn hình chớp tắt liên tục.</text:p>
          </table:table-cell>
          <table:table-cell/>
        </table:table-row>
        <table:table-row table:style-name="ro1">
          <table:table-cell office:value-type="string" calcext:value-type="string">
            <text:p>giao sp lỗi</text:p>
          </table:table-cell>
          <table:table-cell/>
        </table:table-row>
        <table:table-row table:style-name="ro1">
          <table:table-cell office:value-type="string" calcext:value-type="string">
            <text:p>giao tai nge sài 10 phút hết pin <text:s/>ti ki xem lại bán hàng như vậy thì kg nên <text:s/>khác nào lừa đảo khách hàng</text:p>
          </table:table-cell>
          <table:table-cell/>
        </table:table-row>
        <table:table-row table:style-name="ro1">
          <table:table-cell office:value-type="string" calcext:value-type="string">
            <text:p>giao thiếu hàng , tắc trách quá làm mất thời gian của mình, shop làm ăn thiếu shop chết đi</text:p>
          </table:table-cell>
          <table:table-cell/>
        </table:table-row>
        <table:table-row table:style-name="ro1">
          <table:table-cell office:value-type="string" calcext:value-type="string">
            <text:p>giao thiếu micro nhé shop</text:p>
          </table:table-cell>
          <table:table-cell/>
        </table:table-row>
        <table:table-row table:style-name="ro1">
          <table:table-cell office:value-type="string" calcext:value-type="string">
            <text:p>giao về hộp đều dán rất ok nhưng chắc là chất lượng có vấn đề . lần đầu về kết nối được nhưng lân thứ 2 là tịt rồi . chán</text:p>
          </table:table-cell>
          <table:table-cell/>
        </table:table-row>
        <table:table-row table:style-name="ro1">
          <table:table-cell office:value-type="string" calcext:value-type="string">
            <text:p>giờ em muốn bảo hành lại cái loa vì sài một thời gian chỉ nghe được 1 bên</text:p>
          </table:table-cell>
          <table:table-cell/>
        </table:table-row>
        <table:table-row table:style-name="ro1" table:visibility="filter">
          <table:table-cell office:value-type="string" calcext:value-type="string">
            <text:p>giờ em muốn bảo hành lại cái loa vì sài một thời gian chỉ nghe được 1 bên</text:p>
          </table:table-cell>
          <table:table-cell/>
        </table:table-row>
        <table:table-row table:style-name="ro1">
          <table:table-cell office:value-type="string" calcext:value-type="string">
            <text:p>giờ không biết làm sao để được đổi hàng. kết nối 2 máy tính đều không dc</text:p>
          </table:table-cell>
          <table:table-cell/>
        </table:table-row>
        <table:table-row table:style-name="ro1">
          <table:table-cell office:value-type="string" calcext:value-type="string">
            <text:p>giờ nó cứ bị như vậy thì làm sao <text:s text:c="2"/>vừa mua không lâu luôn đó</text:p>
          </table:table-cell>
          <table:table-cell/>
        </table:table-row>
        <table:table-row table:style-name="ro1">
          <table:table-cell office:value-type="string" calcext:value-type="string">
            <text:p>giới thiệu nghe đài kg cần tai nghe nhưng kg đúng, trong hộp cũng lg có tai nghe. lỡ khui hàng nên kg gửi lại</text:p>
          </table:table-cell>
          <table:table-cell/>
        </table:table-row>
        <table:table-row table:style-name="ro1">
          <table:table-cell office:value-type="string" calcext:value-type="string">
            <text:p>giới thiệu sản phẩm là mua ram được quà tặng kèm, nhưng không có quà tặng kèm, mua về chỉ nhận được ram, phản hồi thì dược trả lời là lỗi hiển thị sản phẩm.</text:p>
          </table:table-cell>
          <table:table-cell/>
        </table:table-row>
        <table:table-row table:style-name="ro1">
          <table:table-cell office:value-type="string" calcext:value-type="string">
            <text:p>giống như hình . nhưng được cái gọi vào số khác đổ chuông .bấm nghe được 2 dây tự tắt.vay là sao</text:p>
          </table:table-cell>
          <table:table-cell/>
        </table:table-row>
        <table:table-row table:style-name="ro1">
          <table:table-cell office:value-type="string" calcext:value-type="string">
            <text:p>giúp em vs ,tự nhiên 1 bên tai nghe nó ko kết nối dc vs lại nó ko sáng đèn</text:p>
          </table:table-cell>
          <table:table-cell/>
        </table:table-row>
        <table:table-row table:style-name="ro1">
          <table:table-cell office:value-type="string" calcext:value-type="string">
            <text:p>gởi hàng lên tp đổi ko lên nguồn sop ơi sao không thấy đổi trả</text:p>
          </table:table-cell>
          <table:table-cell/>
        </table:table-row>
        <table:table-row table:style-name="ro4">
          <table:table-cell office:value-type="string" calcext:value-type="string">
            <text:p>gói hàng quá tệ mình mua 2 cái 1tb mà các thanh niên đóng hàng xếp 2 cái ổ cứng của mình chồng lên nhau và ko cái nào được bọc chỉ có mỗi cái túi chông tĩnh điện . tưởng tiki bị phản ánh nhiều rồi rút kinh nghiệm mà đâu vẫn vào đó... qua thất vọng</text:p>
          </table:table-cell>
          <table:table-cell/>
        </table:table-row>
        <table:table-row table:style-name="ro1">
          <table:table-cell office:value-type="string" calcext:value-type="string">
            <text:p>gói hàng rất cẩn thận. tuy nhiên giao hàng trễ ảnh hưởng đến nhu cầu sử dụng.</text:p>
          </table:table-cell>
          <table:table-cell/>
        </table:table-row>
        <table:table-row table:style-name="ro1" table:visibility="filter">
          <table:table-cell office:value-type="string" calcext:value-type="string">
            <text:p>gói hàng rất cẩn thận. tuy nhiên giao hàng trễ ảnh hưởng đến nhu cầu sử dụng.</text:p>
          </table:table-cell>
          <table:table-cell/>
        </table:table-row>
        <table:table-row table:style-name="ro1">
          <table:table-cell office:value-type="string" calcext:value-type="string">
            <text:p>gói hàng tệ, đặt trong hộp to, hộp bi móp méo. mình về gắn thử thì đọc ghi ko đc. check thì bị reallocated sectors count. cần tiki đổi cho sản phẩm khác.</text:p>
          </table:table-cell>
          <table:table-cell/>
        </table:table-row>
        <table:table-row table:style-name="ro4">
          <table:table-cell office:value-type="string" calcext:value-type="string">
            <text:p>gói hàng tệ, không thèm quấn chống sốc, nhìn nhu kiểu gói quyển sách. đọc đánh giá tiêu cực khá nhiều tưởng cài thiện ai ngờ vẫn vậy. <text:s/>hàng thì của nahf spc, tiki nhập về bán nên không có tem <text:s/>bảo hành, tốc độ về kỹ thuật ổn, speed tốt, cơ êm.</text:p>
          </table:table-cell>
          <table:table-cell/>
        </table:table-row>
        <table:table-row table:style-name="ro1">
          <table:table-cell office:value-type="string" calcext:value-type="string">
            <text:p>Good !</text:p>
          </table:table-cell>
          <table:table-cell/>
        </table:table-row>
        <table:table-row table:style-name="ro1">
          <table:table-cell office:value-type="string" calcext:value-type="string">
            <text:p>gửi bảo hành mà giờ chưa thấy tiki gọi là sao làm ăn kì vậy</text:p>
          </table:table-cell>
          <table:table-cell/>
        </table:table-row>
        <table:table-row table:style-name="ro1">
          <table:table-cell office:value-type="string" calcext:value-type="string">
            <text:p>gửi hàng nhầm, không đúng như order...</text:p>
          </table:table-cell>
          <table:table-cell/>
        </table:table-row>
        <table:table-row table:style-name="ro1">
          <table:table-cell office:value-type="string" calcext:value-type="string">
            <text:p>gửi lộn màu</text:p>
          </table:table-cell>
          <table:table-cell/>
        </table:table-row>
        <table:table-row table:style-name="ro1">
          <table:table-cell office:value-type="string" calcext:value-type="string">
            <text:p>gửi nhầm mẫu cho mình.giờ mình muốn đổi lại thì ntn vậy ?</text:p>
          </table:table-cell>
          <table:table-cell/>
        </table:table-row>
        <table:table-row table:style-name="ro1">
          <table:table-cell office:value-type="string" calcext:value-type="string">
            <text:p>gửi sai model, mà có gửi đúng thì cũng chưa chắc xài dc, vì chất lượng kém từ trong ra ngoài, ko kết nối dc đt</text:p>
          </table:table-cell>
          <table:table-cell/>
        </table:table-row>
        <table:table-row table:style-name="ro1">
          <table:table-cell office:value-type="string" calcext:value-type="string">
            <text:p>gửi shop, trong thông tin bán hàng các bạn không ghi rõ , thời buổi này bây giờ còn dùng pin tiểu cho bàn phím thì chịu rồi.</text:p>
          </table:table-cell>
          <table:table-cell/>
        </table:table-row>
        <table:table-row table:style-name="ro1">
          <table:table-cell office:value-type="string" calcext:value-type="string">
            <text:p>gửi sp đi 1 tuần rồi sao không thấy phản hồi mong shop xem lại</text:p>
          </table:table-cell>
          <table:table-cell/>
        </table:table-row>
        <table:table-row table:style-name="ro4">
          <table:table-cell office:value-type="string" calcext:value-type="string">
            <text:p>gửi tiki, mình vừa nhận đơn hàng điện thoại zono sáng nay và màn hình không có miếng dán, bị trầy xước, giống như điện thoại đã qua sử dụng, đã gọi nv bên tiki để trả lại hàng, mình tin tưởng vào uy tín của tiki, mong tiki hỗ trợ giải quyết nhanh sự cố này.thanks</text:p>
          </table:table-cell>
          <table:table-cell/>
        </table:table-row>
        <table:table-row table:style-name="ro1">
          <table:table-cell office:value-type="string" calcext:value-type="string">
            <text:p>gửi tiki, ngày 26/06 mình có nhận được ổ cứng ssd kingston a400 (120gb) nhưng không kết nối với máy tính được. yêu cầu tiki giải quyết đổi trả giùm mình. cảm ơn!</text:p>
          </table:table-cell>
          <table:table-cell/>
        </table:table-row>
        <table:table-row table:style-name="ro1">
          <table:table-cell office:value-type="string" calcext:value-type="string">
            <text:p>gửi trả hàng mà cả tuần chưa ohanr hồi rất không thích sảm phẩm. mọi người đừng muabeen này</text:p>
          </table:table-cell>
          <table:table-cell/>
        </table:table-row>
        <table:table-row table:style-name="ro1">
          <table:table-cell office:value-type="string" calcext:value-type="string">
            <text:p>h muốn bảo hành thì phải làm sao? phím sô bảy bấm không ăn</text:p>
          </table:table-cell>
          <table:table-cell/>
        </table:table-row>
        <table:table-row table:style-name="ro1">
          <table:table-cell office:value-type="string" calcext:value-type="string">
            <text:p>h phải làm s tiki . e vẫn sạc mà vẫn k lên nổi 3 cục pin . chính sách s ạ</text:p>
          </table:table-cell>
          <table:table-cell/>
        </table:table-row>
        <table:table-row table:style-name="ro1">
          <table:table-cell office:value-type="string" calcext:value-type="string">
            <text:p>hai hôm sau thì hỏng</text:p>
          </table:table-cell>
          <table:table-cell/>
        </table:table-row>
        <table:table-row table:style-name="ro1">
          <table:table-cell office:value-type="string" calcext:value-type="string">
            <text:p>haiz mới mua một tháng đã hư( cắm vào nghe tiếng rè rè, màn hình nhảy loạn lên hết, âm luợng thì tự động lên xuống như nhảy tango luôn)</text:p>
          </table:table-cell>
          <table:table-cell/>
        </table:table-row>
        <table:table-row table:style-name="ro1">
          <table:table-cell office:value-type="string" calcext:value-type="string">
            <text:p>ham hố rẻ nên mua mà thất vong tràn trề. nghe được đúng bên tai trái còn bên tai phải thì tịt.</text:p>
          </table:table-cell>
          <table:table-cell/>
        </table:table-row>
        <table:table-row table:style-name="ro1">
          <table:table-cell office:value-type="string" calcext:value-type="string">
            <text:p>hàn chất lượng cực kì kém k thể nào sạc pin đc shop bán hán mất uy tín quá</text:p>
          </table:table-cell>
          <table:table-cell/>
        </table:table-row>
        <table:table-row table:style-name="ro1">
          <table:table-cell office:value-type="string" calcext:value-type="string">
            <text:p>hàng <text:s/>không dùng được . mất đầu nối usb .</text:p>
          </table:table-cell>
          <table:table-cell/>
        </table:table-row>
        <table:table-row table:style-name="ro1">
          <table:table-cell office:value-type="string" calcext:value-type="string">
            <text:p>hàng <text:s/>lỗi quá nhiều. quá thất <text:s/>vọng khi tin tưởng tiki.</text:p>
          </table:table-cell>
          <table:table-cell/>
        </table:table-row>
        <table:table-row table:style-name="ro1">
          <table:table-cell office:value-type="string" calcext:value-type="string">
            <text:p>hàng anker chính hãng vậy bảo hành ra sao!? mua 2 tháng chưa gì đã hư? <text:s/>tiki trading bảo hành ra sao?</text:p>
          </table:table-cell>
          <table:table-cell/>
        </table:table-row>
        <table:table-row table:style-name="ro1">
          <table:table-cell office:value-type="string" calcext:value-type="string">
            <text:p>hàng bán bởi tiki mà từ lúc đặt mua tới lúc nhận hàng tận 10 ngày.</text:p>
          </table:table-cell>
          <table:table-cell/>
        </table:table-row>
        <table:table-row table:style-name="ro1">
          <table:table-cell office:value-type="string" calcext:value-type="string">
            <text:p>hàng bán cà chớn giao không đúng sản phẩm , treo đầu dê bán thịt chó . đề nghỉ tẩy chay shop này</text:p>
          </table:table-cell>
          <table:table-cell/>
        </table:table-row>
        <table:table-row table:style-name="ro1">
          <table:table-cell office:value-type="string" calcext:value-type="string">
            <text:p>hàng bị hỏng cổng wan muốn bảo hành, bảo hành ở đâu.</text:p>
          </table:table-cell>
          <table:table-cell/>
        </table:table-row>
        <table:table-row table:style-name="ro1">
          <table:table-cell office:value-type="string" calcext:value-type="string">
            <text:p>hàng bị khui ra nên có cảm giác ko tin tưởng. ko mua trên tiki nữa. thấy tiki trading mới đặt mà ai dè. chán</text:p>
          </table:table-cell>
          <table:table-cell/>
        </table:table-row>
        <table:table-row table:style-name="ro1">
          <table:table-cell office:value-type="string" calcext:value-type="string">
            <text:p>hàng bị lỗi <text:s text:c="2"/>không sừ dụng được (mới nhận hàng hôm qua 29/03/19). shop xem và vui lòng cho đổi sản phẩm khác nha.</text:p>
          </table:table-cell>
          <table:table-cell/>
        </table:table-row>
        <table:table-row table:style-name="ro1">
          <table:table-cell office:value-type="string" calcext:value-type="string">
            <text:p>hàng bị lỗi . xữ lí chậm. chưa nhận được sản phẩm đổi trả</text:p>
          </table:table-cell>
          <table:table-cell/>
        </table:table-row>
        <table:table-row table:style-name="ro1">
          <table:table-cell office:value-type="string" calcext:value-type="string">
            <text:p>hàng bị lỗi bản lề. bản lề hở và bị rơ. có liên hệ phản hồi nhưng không được giải quyết.</text:p>
          </table:table-cell>
          <table:table-cell/>
        </table:table-row>
        <table:table-row table:style-name="ro1">
          <table:table-cell office:value-type="string" calcext:value-type="string">
            <text:p>hàng bị lỗi đề nghị đổi tới giờ vẫn chưa nhận được bất kỳ sự liên hệ nào từ nhà cung cấp ma tiki cứ noi này kia nọ</text:p>
          </table:table-cell>
          <table:table-cell/>
        </table:table-row>
        <table:table-row table:style-name="ro1">
          <table:table-cell office:value-type="string" calcext:value-type="string">
            <text:p>hàng bị lỗi k xài được..mất tiền oan</text:p>
          </table:table-cell>
          <table:table-cell/>
        </table:table-row>
        <table:table-row table:style-name="ro1">
          <table:table-cell office:value-type="string" calcext:value-type="string">
            <text:p>hang bi loi khong giong nhu mo ta yeu cau nhan vien tiki den lay hang tra lai nha cung cap va hoan tien cho khach hang. thanks</text:p>
          </table:table-cell>
          <table:table-cell/>
        </table:table-row>
        <table:table-row table:style-name="ro1">
          <table:table-cell office:value-type="string" calcext:value-type="string">
            <text:p>hàng bị lỗi không lên pin</text:p>
          </table:table-cell>
          <table:table-cell/>
        </table:table-row>
        <table:table-row table:style-name="ro1">
          <table:table-cell office:value-type="string" calcext:value-type="string">
            <text:p>hàng bị lỗi mình mới sạch lần thứ 4 thì pin chỉ báo hiệu 2 chấm sáng và không sạc đầy được nữa. mình mua của tiki trading, đề nghị tiki hỗ trợ đổi hàng. thanks</text:p>
          </table:table-cell>
          <table:table-cell/>
        </table:table-row>
        <table:table-row table:style-name="ro1">
          <table:table-cell office:value-type="string" calcext:value-type="string">
            <text:p>hàng bị lỗi mua về không dùng được. để trong bao mà trầy chóc như hàng cũ vậy</text:p>
          </table:table-cell>
          <table:table-cell/>
        </table:table-row>
        <table:table-row table:style-name="ro1">
          <table:table-cell office:value-type="string" calcext:value-type="string">
            <text:p>hàng bị lỗi nhìn muốn hư con mắt tốn 58k oan à</text:p>
          </table:table-cell>
          <table:table-cell/>
        </table:table-row>
        <table:table-row table:style-name="ro1">
          <table:table-cell office:value-type="string" calcext:value-type="string">
            <text:p>hàng bị lỗi phần mềm, không thể cài đặt youtobe được.</text:p>
          </table:table-cell>
          <table:table-cell/>
        </table:table-row>
        <table:table-row table:style-name="ro1">
          <table:table-cell office:value-type="string" calcext:value-type="string">
            <text:p>hàng bị lỗi sạc tai nghe k được đề nghỉ tiki đổi lại hàng khác ạ</text:p>
          </table:table-cell>
          <table:table-cell/>
        </table:table-row>
        <table:table-row table:style-name="ro1">
          <table:table-cell office:value-type="string" calcext:value-type="string">
            <text:p>hàng bị lỗi trã lại rồi mà hông thấy hồi âm</text:p>
          </table:table-cell>
          <table:table-cell/>
        </table:table-row>
        <table:table-row table:style-name="ro1">
          <table:table-cell office:value-type="string" calcext:value-type="string">
            <text:p>hàng bị lỗi wifi, trả lại</text:p>
          </table:table-cell>
          <table:table-cell/>
        </table:table-row>
        <table:table-row table:style-name="ro1">
          <table:table-cell office:value-type="string" calcext:value-type="string">
            <text:p>hàng bị lỗi, đề nghị cho đổi lại sp khác</text:p>
          </table:table-cell>
          <table:table-cell/>
        </table:table-row>
        <table:table-row table:style-name="ro1">
          <table:table-cell office:value-type="string" calcext:value-type="string">
            <text:p>hang bị lỗi, liên hệ đổi không được, quá tệ, cúng sản phẩm nhưng mua ben lazada tốt hơn</text:p>
          </table:table-cell>
          <table:table-cell/>
        </table:table-row>
        <table:table-row table:style-name="ro1">
          <table:table-cell office:value-type="string" calcext:value-type="string">
            <text:p>hàng bị phồng pin và chảy axit, do mình quá tin tưởng tiki nên không kiểm tra hàng. yêu cầu tiki xem xét và kiểm tra lại</text:p>
          </table:table-cell>
          <table:table-cell/>
        </table:table-row>
        <table:table-row table:style-name="ro1">
          <table:table-cell office:value-type="string" calcext:value-type="string">
            <text:p>hàng bị rạch một rãnh ở vỏ ngoài, liệu có đảm bảo ko? nhận hàng mất hơn tuần, lâu hơn cam kết.</text:p>
          </table:table-cell>
          <table:table-cell/>
        </table:table-row>
        <table:table-row table:style-name="ro1">
          <table:table-cell office:value-type="string" calcext:value-type="string">
            <text:p>hàng bị trầy xước rất nhiều, giống hàng đã qua sử dụng.</text:p>
          </table:table-cell>
          <table:table-cell/>
        </table:table-row>
        <table:table-row table:style-name="ro1">
          <table:table-cell office:value-type="string" calcext:value-type="string">
            <text:p>hàng chất lượng kém không nên mua</text:p>
          </table:table-cell>
          <table:table-cell/>
        </table:table-row>
        <table:table-row table:style-name="ro1">
          <table:table-cell office:value-type="string" calcext:value-type="string">
            <text:p>hàng chất lượng quá kém dùng được nửa tháng đã vứt bỏ</text:p>
          </table:table-cell>
          <table:table-cell/>
        </table:table-row>
        <table:table-row table:style-name="ro1">
          <table:table-cell office:value-type="string" calcext:value-type="string">
            <text:p>hàng chất lượng quá kém sài dc vài lần giờ sạc ko vô nữa nút bấm giờ không bấm dc nữa.giờ chẳng khác 1 cai đồng hồ mà phải cắm sạc liên tục</text:p>
          </table:table-cell>
          <table:table-cell/>
        </table:table-row>
        <table:table-row table:style-name="ro1">
          <table:table-cell office:value-type="string" calcext:value-type="string">
            <text:p>hàng chỉ nghe được một bên thôi đang nghe được 5p thì bị tắt ngang cho hỏi vậy cửa hàng có bảo hành k ạ....</text:p>
          </table:table-cell>
          <table:table-cell/>
        </table:table-row>
        <table:table-row table:style-name="ro4">
          <table:table-cell office:value-type="string" calcext:value-type="string">
            <text:p>hàng chính hãng nên không bàn đến chất lượng. cpu vừa tầm giá bình dân. vấn đề lớn nhất là việc đóng gói vô cùng cẩu thả và sơ sài, hộp móp méo, không đảm bảo có va đập hay không. tiki đừng vì cắt giảm chi phí mà ảnh hưởng đến trải nghiệm mua hàng.</text:p>
          </table:table-cell>
          <table:table-cell/>
        </table:table-row>
        <table:table-row table:style-name="ro4">
          <table:table-cell office:value-type="string" calcext:value-type="string">
            <text:p>hàng chính hãng, những hãng kém chất lượng thì có. sạc không hề vào điện một chút nào cả. sau này thật sự nên xem lại việc mua hàng trên tiki. bán càng ngày càng nhiều nhưng chất lượng càng ngày càng tệ. đóng gói thì nhàu nát còn thua bán đồ secondhand nữa.</text:p>
          </table:table-cell>
          <table:table-cell/>
        </table:table-row>
        <table:table-row table:style-name="ro1">
          <table:table-cell office:value-type="string" calcext:value-type="string">
            <text:p>hang chua duoc chat luong <text:s/>mua ve nghe duoc co mot ben sai mao het bin chua duoc nua tieng la het bin</text:p>
          </table:table-cell>
          <table:table-cell/>
        </table:table-row>
        <table:table-row table:style-name="ro4">
          <table:table-cell office:value-type="string" calcext:value-type="string">
            <text:p>hàng chuẩn không bàn cãi, nhưng thủ tục chuyển đổi trả góp quá rắc rối và đến giờ vẫn chưa nhận đc hợp đồng trả góp 0% qua thẻ. giờ đang nợ tiền thẻ 3.601.000 tiền cái airpods này ! chán ơi là chán !</text:p>
          </table:table-cell>
          <table:table-cell/>
        </table:table-row>
        <table:table-row table:style-name="ro4">
          <table:table-cell office:value-type="string" calcext:value-type="string">
            <text:p>hàng chuẩn nhưng khi giao hàng không giao hóa đơn mặc dù đã đăng ký lấy hóa đơn trước khi mua. mua hộ công ty mà chờ tới 14 ngày để lấy hóa đơn thanh toán là quá bất tiện cho việc mua hàng. bộ tài chính quy định giao hàng giao hóa đơn. công ty cung cấp và đơn vị bán hàng tiki đang làm trái pháp luật.</text:p>
          </table:table-cell>
          <table:table-cell/>
        </table:table-row>
        <table:table-row table:style-name="ro4">
          <table:table-cell office:value-type="string" calcext:value-type="string">
            <text:p>hàng chuẩn vn/a, tiki quá tệ trong công tác giao hàng, lịch hẹn giao thứ 6 nhưng thứ 2 mới giao, gọi tổng đài trả lời cho qua, bên em lấy làm tiếc, chẳng có lời giải thích thoả đáng. đánh giá 1 sao cho người bán hàng</text:p>
          </table:table-cell>
          <table:table-cell/>
        </table:table-row>
        <table:table-row table:style-name="ro4">
          <table:table-cell office:value-type="string" calcext:value-type="string">
            <text:p>hàng chux dùng đc 1 tuần thì tai nghe ko nghe đc trên đt , lúc đấy tạm chấp nhạn vì t nghe đc trên máy tính mặc dù hơi dè bh thì ko nghe đc luôn . thất vọng vô cùng <text:s text:c="2"/>. đã vậy hàng còn giao lâu</text:p>
          </table:table-cell>
          <table:table-cell/>
        </table:table-row>
        <table:table-row table:style-name="ro1">
          <table:table-cell office:value-type="string" calcext:value-type="string">
            <text:p>hàng có lỗi sd 2 hôm không lên nữa</text:p>
          </table:table-cell>
          <table:table-cell/>
        </table:table-row>
        <table:table-row table:style-name="ro1">
          <table:table-cell office:value-type="string" calcext:value-type="string">
            <text:p>hàng có vẻ giồn hình <text:s/>nhưng nhìn kỹ thì không giống? không có cả đèn như trong hình luôn! <text:s/>cảm giác giống bàn phím thập niên 90</text:p>
          </table:table-cell>
          <table:table-cell/>
        </table:table-row>
        <table:table-row table:style-name="ro1">
          <table:table-cell office:value-type="string" calcext:value-type="string">
            <text:p>hàng cũ hay sao mà bị mất tem, tem dán bị xé trước rồi, ảnh không giống trong hình, ko có thông số kĩ thuật</text:p>
          </table:table-cell>
          <table:table-cell/>
        </table:table-row>
        <table:table-row table:style-name="ro1">
          <table:table-cell office:value-type="string" calcext:value-type="string">
            <text:p>hàng cũ, đã mở bao bì, không còn nguyên bản khi giao hàng. chỉ khi lấy ra dùng mới biết.</text:p>
          </table:table-cell>
          <table:table-cell/>
        </table:table-row>
        <table:table-row table:style-name="ro1">
          <table:table-cell office:value-type="string" calcext:value-type="string">
            <text:p>hàng cũ, lồi lõm, đề nghị trả lại, cắt nham nhở xunh quanh, dùng khó chịu</text:p>
          </table:table-cell>
          <table:table-cell/>
        </table:table-row>
        <table:table-row table:style-name="ro1">
          <table:table-cell office:value-type="string" calcext:value-type="string">
            <text:p>hàng cũ, mất seal hộp và seal màn hình</text:p>
          </table:table-cell>
          <table:table-cell/>
        </table:table-row>
        <table:table-row table:style-name="ro1">
          <table:table-cell office:value-type="string" calcext:value-type="string">
            <text:p>hàng cũ, toàn bụi, vỏ hộp rách, nát, bẩn, không đủ giấy tờ kèm theo sản phẩm</text:p>
          </table:table-cell>
          <table:table-cell/>
        </table:table-row>
        <table:table-row table:style-name="ro1">
          <table:table-cell office:value-type="string" calcext:value-type="string">
            <text:p>hàng cực kì tệ tiền nào của nấy!!</text:p>
          </table:table-cell>
          <table:table-cell/>
        </table:table-row>
        <table:table-row table:style-name="ro1">
          <table:table-cell office:value-type="string" calcext:value-type="string">
            <text:p>hàng cũng được giao hàng nhanh và thân thiện</text:p>
          </table:table-cell>
          <table:table-cell/>
        </table:table-row>
        <table:table-row table:style-name="ro4">
          <table:table-cell office:value-type="string" calcext:value-type="string">
            <text:p>hàng đã bị bóc trước đó rồi , shop làm ăn vậy ai giám mua nữa. mới lấy về bị vậy đã hoảng rồi, giờ còn chưa kịp thử bị sao không nữa shop nên rút kinh nghiệm . hàng giao nhanh</text:p>
          </table:table-cell>
          <table:table-cell/>
        </table:table-row>
        <table:table-row table:style-name="ro1">
          <table:table-cell office:value-type="string" calcext:value-type="string">
            <text:p>hàng đã bị bóc và bị lấy đi ở trong chỉ còn lại võ hộp làm ăn vậy à</text:p>
          </table:table-cell>
          <table:table-cell/>
        </table:table-row>
        <table:table-row table:style-name="ro1">
          <table:table-cell office:value-type="string" calcext:value-type="string">
            <text:p>hàng đã bị rạch hộp trước, sản phẩm đã qua sử dụng, chuột bị xước phần kê</text:p>
          </table:table-cell>
          <table:table-cell/>
        </table:table-row>
        <table:table-row table:style-name="ro4">
          <table:table-cell office:value-type="string" calcext:value-type="string">
            <text:p>hàng đã bị xé niêm phong ? giao trễ, sản phẩm có vấn đề ?1 box bị xé niêm phong và dán lại ? <text:s/>thật khó để suy nghĩ tích cực chất lượng sản phẩm ? <text:s/>tiki có trách nhiệm về vấn đề này k ?</text:p>
          </table:table-cell>
          <table:table-cell/>
        </table:table-row>
        <table:table-row table:style-name="ro1">
          <table:table-cell office:value-type="string" calcext:value-type="string">
            <text:p>hàng đã bóc đổi cháo thẻ không chuẩn.</text:p>
          </table:table-cell>
          <table:table-cell/>
        </table:table-row>
        <table:table-row table:style-name="ro1">
          <table:table-cell office:value-type="string" calcext:value-type="string">
            <text:p>hàng đã giao ngày 22/8/2018, cho đến ngày hôm nay (02/10/2018) hiện vẫn chưa giao hóa đơn vat cho khách hàng.</text:p>
          </table:table-cell>
          <table:table-cell/>
        </table:table-row>
        <table:table-row table:style-name="ro1">
          <table:table-cell office:value-type="string" calcext:value-type="string">
            <text:p>hàng đã qua sử dụng ko phải hàng mới 100%. khách hàng nhận sản phẩm trong tình trạng đã khui hộp</text:p>
          </table:table-cell>
          <table:table-cell/>
        </table:table-row>
        <table:table-row table:style-name="ro1">
          <table:table-cell office:value-type="string" calcext:value-type="string">
            <text:p>hàng da qua sữa chữa shop bán hàng deo</text:p>
          </table:table-cell>
          <table:table-cell/>
        </table:table-row>
        <table:table-row table:style-name="ro4">
          <table:table-cell office:value-type="string" calcext:value-type="string">
            <text:p>hàng đc đóng gói ok, sp mới như hình, khá khó kết nối vs ios lẫn androi. bên tai phải nghe rõ ràng ok tuyệt, tai trái ko nghe đc liên tục chớp đèn xanh và nói " poi on " ( mình ko rành tiếng anh). dock sạc 100% tai nghe thì ko bao giờ đc 100% nghe tai phải đc xíu là báo hết pin</text:p>
          </table:table-cell>
          <table:table-cell/>
        </table:table-row>
        <table:table-row table:style-name="ro1">
          <table:table-cell office:value-type="string" calcext:value-type="string">
            <text:p>hàng để tặng kèm đế để đt mà sao ko có</text:p>
          </table:table-cell>
          <table:table-cell/>
        </table:table-row>
        <table:table-row table:style-name="ro1">
          <table:table-cell office:value-type="string" calcext:value-type="string">
            <text:p>hàng dễ vỡ nhưng không có túi chống sóc, làm như vậy có đảm bảo là không ảnh hưởng tới ổ cứng không</text:p>
          </table:table-cell>
          <table:table-cell/>
        </table:table-row>
        <table:table-row table:style-name="ro1">
          <table:table-cell office:value-type="string" calcext:value-type="string">
            <text:p>hàng đẹp đóng gói cẩn thận giao hàng nhanh nói chung là ok. nhưng mỗi tội. cảm ứng lúc ăn lúc không</text:p>
          </table:table-cell>
          <table:table-cell/>
        </table:table-row>
        <table:table-row table:style-name="ro1">
          <table:table-cell office:value-type="string" calcext:value-type="string">
            <text:p>hàng đẹp nhưng cảm ứng chỉ đc trợ lí ảo còn dừng bài chuyển bài thì nhấn chả thấy gì, rất thất vọng</text:p>
          </table:table-cell>
          <table:table-cell/>
        </table:table-row>
        <table:table-row table:style-name="ro4">
          <table:table-cell office:value-type="string" calcext:value-type="string">
            <text:p>hàng đẹp, dùng ok. 1 sao là do thái độ của nhân viên ship hàng. nhất quyết bắt mình phải đi đổi tiền lẻ. mình mua hàng bao giờ người bán cũng phải trả lại mình chứ mình ko phải chẩn bị sẵn tiền lẻ như thế. mình mua rất nhiều ở tiki lần đầu bị như vậy và cũng là lần cuối. ko bao giờ mua ở tiki nữa. mình sẽ xoá ứng dụng này.</text:p>
          </table:table-cell>
          <table:table-cell/>
        </table:table-row>
        <table:table-row table:style-name="ro1">
          <table:table-cell office:value-type="string" calcext:value-type="string">
            <text:p>hàng đẹp. mình mua được 2 ngày, hôm nay rãnh rãnh ngồi check thì thấy hở sáng khá nhiều. chắc mai gọi tiki trả lại hàng, tốn thời gian thật</text:p>
          </table:table-cell>
          <table:table-cell/>
        </table:table-row>
        <table:table-row table:style-name="ro1">
          <table:table-cell office:value-type="string" calcext:value-type="string">
            <text:p>hàng đểu</text:p>
          </table:table-cell>
          <table:table-cell/>
        </table:table-row>
        <table:table-row table:style-name="ro1">
          <table:table-cell office:value-type="string" calcext:value-type="string">
            <text:p>hàng đểu sài mất dữ liệu tổ tốn tiền.</text:p>
          </table:table-cell>
          <table:table-cell/>
        </table:table-row>
        <table:table-row table:style-name="ro1">
          <table:table-cell office:value-type="string" calcext:value-type="string">
            <text:p>hàng điện thoại mà đóng gói không cẩn thận. chỉ nhét 1 mãnh giấy nhỏ vào hộp. bị hàng đè lên móp vào trong điện thoại. tiki xem xét lại khâu đóng gói hàng hoá.</text:p>
          </table:table-cell>
          <table:table-cell/>
        </table:table-row>
        <table:table-row table:style-name="ro1">
          <table:table-cell office:value-type="string" calcext:value-type="string">
            <text:p>hàng dở tệ mau hết pin nghe lúc dc lúc ko quá thất vọng đổi 1 lần vẫn ko xài dc</text:p>
          </table:table-cell>
          <table:table-cell/>
        </table:table-row>
        <table:table-row table:style-name="ro1">
          <table:table-cell office:value-type="string" calcext:value-type="string">
            <text:p>hàng dở tệ. dán lên mang hình rất khó nhìn. hàng dán được 3 bữa thì bị mẻ diềm máy</text:p>
          </table:table-cell>
          <table:table-cell/>
        </table:table-row>
        <table:table-row table:style-name="ro1">
          <table:table-cell office:value-type="string" calcext:value-type="string">
            <text:p>hàng đổi trả giao quá chậm. đến nay vẫn chưa nhận được</text:p>
          </table:table-cell>
          <table:table-cell/>
        </table:table-row>
        <table:table-row table:style-name="ro1">
          <table:table-cell office:value-type="string" calcext:value-type="string">
            <text:p>hàng dỏm</text:p>
          </table:table-cell>
          <table:table-cell/>
        </table:table-row>
        <table:table-row table:style-name="ro1">
          <table:table-cell office:value-type="string" calcext:value-type="string">
            <text:p>hàng dỏm cực kì. mình mới dùng có 2 lần cáp đã mất tín hiệu. cáp chuyển thì nóng lên rồi xuất ra màn hình thì đen thui lên. mình mới chỉ gắn vào dùng có 2 lần </text:p>
          </table:table-cell>
          <table:table-cell/>
        </table:table-row>
        <table:table-row table:style-name="ro1">
          <table:table-cell office:value-type="string" calcext:value-type="string">
            <text:p>hàng dởm không nghe được. tiki không nên cho những shop này bán làm hỏng thương hiệu tiki</text:p>
          </table:table-cell>
          <table:table-cell/>
        </table:table-row>
        <table:table-row table:style-name="ro1">
          <table:table-cell office:value-type="string" calcext:value-type="string">
            <text:p>hàng dỏm kinh <text:s/>rất rất rất rất <text:s/>không hài lòng về sản phẩm</text:p>
          </table:table-cell>
          <table:table-cell/>
        </table:table-row>
        <table:table-row table:style-name="ro1">
          <table:table-cell office:value-type="string" calcext:value-type="string">
            <text:p>hang dom wa sac mai ko vao pin sac tu trua den toi ko vao xiu pin nao</text:p>
          </table:table-cell>
          <table:table-cell/>
        </table:table-row>
        <table:table-row table:style-name="ro1">
          <table:table-cell office:value-type="string" calcext:value-type="string">
            <text:p>hàng đong goi <text:s/>can thận <text:s/>giao hàng rất nhanh <text:s/>may dung <text:s/>rất tốt <text:s/>xin cam on</text:p>
          </table:table-cell>
          <table:table-cell/>
        </table:table-row>
        <table:table-row table:style-name="ro1">
          <table:table-cell office:value-type="string" calcext:value-type="string">
            <text:p>hàng đóng gói cẩn thận nhưng chỉ sử dụng dc 1 tai và sạc k vào <text:s/>mong shop đổi lại cho tôi ạ</text:p>
          </table:table-cell>
          <table:table-cell/>
        </table:table-row>
        <table:table-row table:style-name="ro3">
          <table:table-cell office:value-type="string" calcext:value-type="string">
            <text:p>hàng đóng gói không cẩn thận, về bị móp méo. máy không đúng model, đặt hàng 9020 nhưng nhận được là 7010, máy cũ đời 2014 nhưng được mông lại, toàn thấy made in china, không hài lòng chút nào. ngay từ đầu phải niêm yết cho đúng, khách hàng thấy được thì mua, sao phải lừa khách hàng. tôi trả lại hàng được không? tiki phải làm nghiêm nếu không sớm muộn sẽ không còn người tin tưởng.</text:p>
          </table:table-cell>
          <table:table-cell/>
        </table:table-row>
        <table:table-row table:style-name="ro1">
          <table:table-cell office:value-type="string" calcext:value-type="string">
            <text:p>hàng đóng gói kỹ càng, dễ sử dụng, test nhanh thì chơi game ngon lành, ko lag, giật <text:s/></text:p>
          </table:table-cell>
          <table:table-cell/>
        </table:table-row>
        <table:table-row table:style-name="ro1">
          <table:table-cell office:value-type="string" calcext:value-type="string">
            <text:p>hàng dùng dở tệ vô cùng, mua về sài chưa tới hai tuần là hư phím, liệt phím... mà đợi chính sách đổi trả gì đó thì gườm gà vô cùng...nản thiệt</text:p>
          </table:table-cell>
          <table:table-cell/>
        </table:table-row>
        <table:table-row table:style-name="ro2">
          <table:table-cell office:value-type="string" calcext:value-type="string">
            <text:p>hàng dùng ổn, lúc đầu tham khảo trên phần "hỏi, đáp về sản phẩm" thì cskh và tiki đều comment nhiều lần là có đầy đủ: <text:s/>dây thay thế, củ sạc, cáp sạc không dây, sách hướng dẫn, tuy nhiên khi mình bóc seal thì lại không có củ sạc, gọi lên tổng đài thì họ confirm là không có củ sạc, rất buồn vì cảm giác tiki đang lừa dối khách hàng. nếu không có củ sạc thì nên comment cho khách hàng biết để họ có thể cân nhắc nên mua hay không. mình mua rất nhiều lần trên tiki, toàn vote 5 *, nhưng lần này phải vote 2*, và warn cho các bạn khi mua sản phẩm này.</text:p>
          </table:table-cell>
          <table:table-cell/>
        </table:table-row>
        <table:table-row table:style-name="ro1">
          <table:table-cell office:value-type="string" calcext:value-type="string">
            <text:p>hàng dùng vớ vẩn</text:p>
          </table:table-cell>
          <table:table-cell/>
        </table:table-row>
        <table:table-row table:style-name="ro4">
          <table:table-cell office:value-type="string" calcext:value-type="string">
            <text:p>hàng được để trong hộp giấy không nhãn mác, sản phẩm loại màu đen thì dây lại màu đó (trong khi hình ảnh sản phẩm trên web thì loại màu đen dây cũng màu đen). nút chỉnh âm lượng và cấu trúc của 2 đầu tai nghe cũng hoàn toàn khác so với mẫu đăng bán trên web. chất lượng bass kém.</text:p>
          </table:table-cell>
          <table:table-cell/>
        </table:table-row>
        <table:table-row table:style-name="ro1">
          <table:table-cell office:value-type="string" calcext:value-type="string">
            <text:p>hàng được đóng gói cẩn thận nhưng không thấy phiếu bảo hành đâu?</text:p>
          </table:table-cell>
          <table:table-cell/>
        </table:table-row>
        <table:table-row table:style-name="ro3">
          <table:table-cell office:value-type="string" calcext:value-type="string">
            <text:p>hàng được giao đúng hẹn, nhưng chất lượng thì không tốt. <text:s text:c="2"/>chất lượng đế kẹp rất kém, không chắc chắn. <text:s text:c="2"/>chất lượng ốc vít tại 3 khớp nối chất lượng cực kỳ kém,... vặn 1 vài lần là cháy hết ren, không có ốc thay thế. <text:s text:c="2"/>chất lượng bàn kẹp rất kém,.. lò xo nhanh hỏng, bung nắp nhựa mặt bàn kẹp. sản phẩm hiện tại đã hỏng và phải vứt bỏ vì không có vật tư thay thế hay sửa chữa.</text:p>
          </table:table-cell>
          <table:table-cell/>
        </table:table-row>
        <table:table-row table:style-name="ro1">
          <table:table-cell office:value-type="string" calcext:value-type="string">
            <text:p>hang duoc nhung khong đung mau xanh lở nhận hàng rồi xai luon</text:p>
          </table:table-cell>
          <table:table-cell/>
        </table:table-row>
        <table:table-row table:style-name="ro1">
          <table:table-cell office:value-type="string" calcext:value-type="string">
            <text:p>hàng ghi là ll za zp mà lại về j/a quá chán</text:p>
          </table:table-cell>
          <table:table-cell/>
        </table:table-row>
        <table:table-row table:style-name="ro1">
          <table:table-cell office:value-type="string" calcext:value-type="string">
            <text:p>hàng gì mà nua về k sài đc</text:p>
          </table:table-cell>
          <table:table-cell/>
        </table:table-row>
        <table:table-row table:style-name="ro1">
          <table:table-cell office:value-type="string" calcext:value-type="string">
            <text:p>hàng gì mà về sặc bin ko lên ko dùng đc thế là sao <text:s/>mọi người đừng bị lừa nữa nhé</text:p>
          </table:table-cell>
          <table:table-cell/>
        </table:table-row>
        <table:table-row table:style-name="ro1">
          <table:table-cell office:value-type="string" calcext:value-type="string">
            <text:p>hang gia khong sai dc</text:p>
          </table:table-cell>
          <table:table-cell/>
        </table:table-row>
        <table:table-row table:style-name="ro1">
          <table:table-cell office:value-type="string" calcext:value-type="string">
            <text:p>hàng giả mạo tụi lừa đảo nghe âm thanh dỡ hết chổ nói mọi người đừng có mua nha hối hận như tui</text:p>
          </table:table-cell>
          <table:table-cell/>
        </table:table-row>
        <table:table-row table:style-name="ro1">
          <table:table-cell office:value-type="string" calcext:value-type="string">
            <text:p>hàng giá rẻ về đeo dc mấy ngày thì bong sơn thì ko nói vì có 99k. nhưng tôi đã đặt màu đen mà cuối cùng lại nhận dc màu xanh, thật sự chán, có 100k chẳng nhẽ lại đi trả hàng</text:p>
          </table:table-cell>
          <table:table-cell/>
        </table:table-row>
        <table:table-row table:style-name="ro1">
          <table:table-cell office:value-type="string" calcext:value-type="string">
            <text:p>hàng giao bị lỗi không in được do lỗi máy không thể hút bình mực đen đã nhờ trung tâm bh bảo mình vào cài hỗ trợ nhưng vẫn không được!</text:p>
          </table:table-cell>
          <table:table-cell/>
        </table:table-row>
        <table:table-row table:style-name="ro1">
          <table:table-cell office:value-type="string" calcext:value-type="string">
            <text:p>hàng giao cho tôi chỉ là hộp trống. không có gì cả</text:p>
          </table:table-cell>
          <table:table-cell/>
        </table:table-row>
        <table:table-row table:style-name="ro1">
          <table:table-cell office:value-type="string" calcext:value-type="string">
            <text:p>hàng giao đến ngon, nhìn đã bị mở hộp, giao hàng chậm, đặt hàng trễ hẳn 1 tuần</text:p>
          </table:table-cell>
          <table:table-cell/>
        </table:table-row>
        <table:table-row table:style-name="ro1">
          <table:table-cell office:value-type="string" calcext:value-type="string">
            <text:p>hàng giao đúng chuẩn loại, nhưng thời gian giao hàng rất lâu. thái độ nhân viên bưu cục rất tệ, đệ nghi tiki nên chuyển đổi đơn vị vận chuyển.</text:p>
          </table:table-cell>
          <table:table-cell/>
        </table:table-row>
        <table:table-row table:style-name="ro4">
          <table:table-cell office:value-type="string" calcext:value-type="string">
            <text:p>hàng giao đúng hẹn nhưng dùng thử với 05 máy tính đều không đọc được dữ liệu. đã báo hỗ trợ tiki và bảo sẽ giải quyết trong vòng 24h nhưng bây giờ là giờ thứ 25 rồi mà chưa có thông tin gì. chán!</text:p>
          </table:table-cell>
          <table:table-cell/>
        </table:table-row>
        <table:table-row table:style-name="ro1">
          <table:table-cell office:value-type="string" calcext:value-type="string">
            <text:p>hàng giao không đúng màu, giao hàng quá lâu. không có hướng dẫn sử dụng.</text:p>
          </table:table-cell>
          <table:table-cell/>
        </table:table-row>
        <table:table-row table:style-name="ro1">
          <table:table-cell office:value-type="string" calcext:value-type="string">
            <text:p>hàng giao không đúng với cam kết <text:s/>. sản xuất tại malaysia chứ ko phải china</text:p>
          </table:table-cell>
          <table:table-cell/>
        </table:table-row>
        <table:table-row table:style-name="ro1">
          <table:table-cell office:value-type="string" calcext:value-type="string">
            <text:p>hàng giao không giống như quảng cáo, không có cổng 3.5 không có cáp quang 1m đi kèm mong tiki hỗ trợ trả sản phẩm</text:p>
          </table:table-cell>
          <table:table-cell/>
        </table:table-row>
        <table:table-row table:style-name="ro1">
          <table:table-cell office:value-type="string" calcext:value-type="string">
            <text:p>hàng giao ko giống trong hình + ko nhận sim + pin bị lỗi</text:p>
          </table:table-cell>
          <table:table-cell/>
        </table:table-row>
        <table:table-row table:style-name="ro1">
          <table:table-cell office:value-type="string" calcext:value-type="string">
            <text:p>hàng giao nhanh, đúng thời gian nhưng không sử dụng được. <text:s/>đơn hàng vừa mua nhưng không sạc được. ngồi chờ 30 phút cũng không tăng % pin nào!</text:p>
          </table:table-cell>
          <table:table-cell/>
        </table:table-row>
        <table:table-row table:style-name="ro1" table:visibility="filter">
          <table:table-cell office:value-type="string" calcext:value-type="string">
            <text:p>hàng giao nhanh, đúng thời gian nhưng không sử dụng được. <text:s/>đơn hàng vừa mua nhưng không sạc được. ngồi chờ 30 phút cũng không tăng % pin nào!</text:p>
          </table:table-cell>
          <table:table-cell/>
        </table:table-row>
        <table:table-row table:style-name="ro1">
          <table:table-cell office:value-type="string" calcext:value-type="string">
            <text:p>hàng giao thiếu ốc k lắp ráp được, màn hình bị lỗi sáng 1 lúc rồi tắt. gọi lên tiki thì không được hỗ trợ ngay. gửi mail mà không thấy tiki giải quyết.</text:p>
          </table:table-cell>
          <table:table-cell/>
        </table:table-row>
        <table:table-row table:style-name="ro1">
          <table:table-cell office:value-type="string" calcext:value-type="string">
            <text:p>hàng giao thiếu receiver không sử dụng được.</text:p>
          </table:table-cell>
          <table:table-cell/>
        </table:table-row>
        <table:table-row table:style-name="ro1">
          <table:table-cell office:value-type="string" calcext:value-type="string">
            <text:p>hàng giống hình, nhưng kém chất lượng, thường xuyên bị tự tắt bluetooth sau 1 vài tiếng sử dụng.</text:p>
          </table:table-cell>
          <table:table-cell/>
        </table:table-row>
        <table:table-row table:style-name="ro1">
          <table:table-cell office:value-type="string" calcext:value-type="string">
            <text:p>hàng giống với hình nhưng bị lỗi <text:s/>ad xem xét lại nha</text:p>
          </table:table-cell>
          <table:table-cell/>
        </table:table-row>
        <table:table-row table:style-name="ro1">
          <table:table-cell office:value-type="string" calcext:value-type="string">
            <text:p>hàng gửi bị lỗi, cắm điện không lên, vui lòng test sản phẩm trước khi gửi hàng và hướng dẫn tôi cách gửi bh sản phẩm</text:p>
          </table:table-cell>
          <table:table-cell/>
        </table:table-row>
        <table:table-row table:style-name="ro3">
          <table:table-cell office:value-type="string" calcext:value-type="string">
            <text:p>hàng hoá đóng gói cẩn thận, nhận hàng sớm hơn 1 ngày tôi sử dụng được 2 tuần thì phát sinh lỗi, đã báo bộ phận chăm sóc khách hàng để thu hồi bảo hành, nhưng vẫn chưa đc giải quyết <text:s text:c="2"/>lần 1: 18/04/2020 <text:s text:c="2"/>lần 2: 22/04/2020 <text:s text:c="2"/>lần 3: 23/04/2020 yêu cầu tiki thu hồi bảo hành gấp. mùa covid 19 làm việc tại nhà mà lại gặp trường hợp như vậy thật là không hài lòng</text:p>
          </table:table-cell>
          <table:table-cell/>
        </table:table-row>
        <table:table-row table:style-name="ro1">
          <table:table-cell office:value-type="string" calcext:value-type="string">
            <text:p>hàng hơi lỗi camera mờ lắm nghe gọi thì loa hơi nhỏ.không hài long về sản phấm lắm</text:p>
          </table:table-cell>
          <table:table-cell/>
        </table:table-row>
        <table:table-row table:style-name="ro1">
          <table:table-cell office:value-type="string" calcext:value-type="string">
            <text:p>hàng hỏng máy tính không nhận. vận chuyển kiểu này ko hỏng mới lạ. ko tem dễ vỡ gì hết</text:p>
          </table:table-cell>
          <table:table-cell/>
        </table:table-row>
        <table:table-row table:style-name="ro1">
          <table:table-cell office:value-type="string" calcext:value-type="string">
            <text:p>hàng hư ngay khi cắm vào điện thoại, nghĩ chỉ có 30k nên thôi, cứ anker mà mua thôi</text:p>
          </table:table-cell>
          <table:table-cell/>
        </table:table-row>
        <table:table-row table:style-name="ro1">
          <table:table-cell office:value-type="string" calcext:value-type="string">
            <text:p>hàng k ok lắm. loa nghe hơi rè khi mở lớn, nhưng vấn đưef chính là tay nghe đã rớt đế</text:p>
          </table:table-cell>
          <table:table-cell/>
        </table:table-row>
        <table:table-row table:style-name="ro1">
          <table:table-cell office:value-type="string" calcext:value-type="string">
            <text:p>hàng kém chất lượng</text:p>
          </table:table-cell>
          <table:table-cell/>
        </table:table-row>
        <table:table-row table:style-name="ro1" table:visibility="filter">
          <table:table-cell office:value-type="string" calcext:value-type="string">
            <text:p>hàng kém chất lượng</text:p>
          </table:table-cell>
          <table:table-cell/>
        </table:table-row>
        <table:table-row table:style-name="ro1" table:visibility="filter">
          <table:table-cell office:value-type="string" calcext:value-type="string">
            <text:p>hàng kém chất lượng</text:p>
          </table:table-cell>
          <table:table-cell/>
        </table:table-row>
        <table:table-row table:style-name="ro1">
          <table:table-cell office:value-type="string" calcext:value-type="string">
            <text:p>hàng kém chất lượng <text:s/>dùng rất dở</text:p>
          </table:table-cell>
          <table:table-cell/>
        </table:table-row>
        <table:table-row table:style-name="ro1" table:visibility="filter">
          <table:table-cell office:value-type="string" calcext:value-type="string">
            <text:p>hàng kém chất lượng <text:s/>dùng rất dở</text:p>
          </table:table-cell>
          <table:table-cell/>
        </table:table-row>
        <table:table-row table:style-name="ro1">
          <table:table-cell office:value-type="string" calcext:value-type="string">
            <text:p>hảng kém chất lượng , đầu cáp lỏng sạc ko ăn điện</text:p>
          </table:table-cell>
          <table:table-cell/>
        </table:table-row>
        <table:table-row table:style-name="ro1">
          <table:table-cell office:value-type="string" calcext:value-type="string">
            <text:p>hàng kém chất lượng cắm sạc không dùng được tuopad màn hình bị nháy</text:p>
          </table:table-cell>
          <table:table-cell/>
        </table:table-row>
        <table:table-row table:style-name="ro1">
          <table:table-cell office:value-type="string" calcext:value-type="string">
            <text:p>hàng kém chất lượng ko chấp nhận được</text:p>
          </table:table-cell>
          <table:table-cell/>
        </table:table-row>
        <table:table-row table:style-name="ro1">
          <table:table-cell office:value-type="string" calcext:value-type="string">
            <text:p>hàng kém chất lượng làm ăn như ni chủ có mất uy tín thôi chuột trái đơ</text:p>
          </table:table-cell>
          <table:table-cell/>
        </table:table-row>
        <table:table-row table:style-name="ro1">
          <table:table-cell office:value-type="string" calcext:value-type="string">
            <text:p>hàng kém chất lượng lắp vào k nhận máy tính còn đơ luôn</text:p>
          </table:table-cell>
          <table:table-cell/>
        </table:table-row>
        <table:table-row table:style-name="ro1">
          <table:table-cell office:value-type="string" calcext:value-type="string">
            <text:p>hàng kém chất lượng mới dùng đã hư <text:s/>rất ko hài lòng</text:p>
          </table:table-cell>
          <table:table-cell/>
        </table:table-row>
        <table:table-row table:style-name="ro1">
          <table:table-cell office:value-type="string" calcext:value-type="string">
            <text:p>hàng kém chất lương mua được mấy hôm nghe kết nối kém</text:p>
          </table:table-cell>
          <table:table-cell/>
        </table:table-row>
        <table:table-row table:style-name="ro1">
          <table:table-cell office:value-type="string" calcext:value-type="string">
            <text:p>hàng kém chất lượng quá. cửa hàng không kiểm tra sản phẩm trước khi giao cho khách hàng. khi nhận sảm phẩm bi lổi. mất thời gian chuyển trả lại</text:p>
          </table:table-cell>
          <table:table-cell/>
        </table:table-row>
        <table:table-row table:style-name="ro1">
          <table:table-cell office:value-type="string" calcext:value-type="string">
            <text:p>hàng kém chất lượng, dùng được 2 lần là hư, không nên mua!</text:p>
          </table:table-cell>
          <table:table-cell/>
        </table:table-row>
        <table:table-row table:style-name="ro1">
          <table:table-cell office:value-type="string" calcext:value-type="string">
            <text:p>hàng kém chất lượng, gọi hướng dẫn trả, bảo hành không thấy đâu? làm ăn mất uy tín.</text:p>
          </table:table-cell>
          <table:table-cell/>
        </table:table-row>
        <table:table-row table:style-name="ro1">
          <table:table-cell office:value-type="string" calcext:value-type="string">
            <text:p>hàng kém chất lượng,ko bắt được sóng,phí tiền quá.</text:p>
          </table:table-cell>
          <table:table-cell/>
        </table:table-row>
        <table:table-row table:style-name="ro1">
          <table:table-cell office:value-type="string" calcext:value-type="string">
            <text:p>hàng kém chất lượng. mn ai muốn mua nên xem xét lại.</text:p>
          </table:table-cell>
          <table:table-cell/>
        </table:table-row>
        <table:table-row table:style-name="ro1">
          <table:table-cell office:value-type="string" calcext:value-type="string">
            <text:p>hàng kém, dây sac thì quăn queo ko vuốt thẳng dc. đúng tiền nào nấy, dùng chưa dc 1 tháng thì hỏng</text:p>
          </table:table-cell>
          <table:table-cell/>
        </table:table-row>
        <table:table-row table:style-name="ro4">
          <table:table-cell office:value-type="string" calcext:value-type="string">
            <text:p>hàng khôg như hình, hàng rất cũ kĩ và đã qua sử dụng, trầy xước nhièue và bên trái ko nghe được, sạc ko được. yêu cầu chủ shop bán đúng hàng đã rao và xin đc trả hàng này</text:p>
          </table:table-cell>
          <table:table-cell/>
        </table:table-row>
        <table:table-row table:style-name="ro1">
          <table:table-cell office:value-type="string" calcext:value-type="string">
            <text:p>hàng không biết mới hay cũ, cắt bung bét ra hết rồi ...</text:p>
          </table:table-cell>
          <table:table-cell/>
        </table:table-row>
        <table:table-row table:style-name="ro1">
          <table:table-cell office:value-type="string" calcext:value-type="string">
            <text:p>hàng không chất lượng</text:p>
          </table:table-cell>
          <table:table-cell/>
        </table:table-row>
        <table:table-row table:style-name="ro1">
          <table:table-cell office:value-type="string" calcext:value-type="string">
            <text:p>hàng không chất lượng. mua lần 6 cái mà hư hết 2 rồi. chán</text:p>
          </table:table-cell>
          <table:table-cell/>
        </table:table-row>
        <table:table-row table:style-name="ro1">
          <table:table-cell office:value-type="string" calcext:value-type="string">
            <text:p>hàng không chất lượng. mua về cắm vào không đúng như ý muốn</text:p>
          </table:table-cell>
          <table:table-cell/>
        </table:table-row>
        <table:table-row table:style-name="ro1">
          <table:table-cell office:value-type="string" calcext:value-type="string">
            <text:p>hàng không chính hãng chỉ xem ảnh thôi mà toàn bị out ra ngoài chứ chưa nói làm việc khác ! đề nghị tiki xem lại shop</text:p>
          </table:table-cell>
          <table:table-cell/>
        </table:table-row>
        <table:table-row table:style-name="ro4">
          <table:table-cell office:value-type="string" calcext:value-type="string">
            <text:p>hàng không có dây nguồn cắm vào màn hình thì sao mà dùng ?,may là mình còn có dây nguồn của con dell ultrasharp lấy vào thay thế,thùng thì nhìn cũ,mở ra thì vỏ bọc màn hình rách,màn hình thì dơ hơn cả con dell cũ của mình,tết mình còn chưa lau chùi con dell.nói chung tết nhất năm mới nhưng có cảm giác bị ăn chặn,bán hàng ko trung thực.</text:p>
          </table:table-cell>
          <table:table-cell/>
        </table:table-row>
        <table:table-row table:style-name="ro1">
          <table:table-cell office:value-type="string" calcext:value-type="string">
            <text:p>hàng không có nguyên seal và dán tem bảo hành như thông tin tổng đài tiki cung cấp. hở sáng như vậy có khủng khiếp quá không? chắc phải yêu cầu đổi.</text:p>
          </table:table-cell>
          <table:table-cell/>
        </table:table-row>
        <table:table-row table:style-name="ro1">
          <table:table-cell office:value-type="string" calcext:value-type="string">
            <text:p>hàng không còn nguyên zin cái nào cũng bị bóc ra, kiểu dùng lại. tốc độ thì như rùa.</text:p>
          </table:table-cell>
          <table:table-cell/>
        </table:table-row>
        <table:table-row table:style-name="ro1">
          <table:table-cell office:value-type="string" calcext:value-type="string">
            <text:p>hàng không đẹp , dở , 58k 1 cái chỉ là cái bao không thật sự không đáng 1 xu . thà mua 1 cái 120k có tai nghe có luôn cái bao còn đỡ hơn mua cái shop này ! tệ</text:p>
          </table:table-cell>
          <table:table-cell/>
        </table:table-row>
        <table:table-row table:style-name="ro1">
          <table:table-cell office:value-type="string" calcext:value-type="string">
            <text:p>hàng không đúng như hình mẫu . tai nghe quá to . không thể đeo được .</text:p>
          </table:table-cell>
          <table:table-cell/>
        </table:table-row>
        <table:table-row table:style-name="ro1">
          <table:table-cell office:value-type="string" calcext:value-type="string">
            <text:p>hàng không đúng như hình, treo thịt dê bán thit chó</text:p>
          </table:table-cell>
          <table:table-cell/>
        </table:table-row>
        <table:table-row table:style-name="ro1">
          <table:table-cell office:value-type="string" calcext:value-type="string">
            <text:p>hàng không đúng những gì quảng cáo gửi lộn hàng tôi không hài lòng về việc này</text:p>
          </table:table-cell>
          <table:table-cell/>
        </table:table-row>
        <table:table-row table:style-name="ro1">
          <table:table-cell office:value-type="string" calcext:value-type="string">
            <text:p>hàng không đúng với thực tế ghi là silent lú, nhưng hộp thì là silent</text:p>
          </table:table-cell>
          <table:table-cell/>
        </table:table-row>
        <table:table-row table:style-name="ro1">
          <table:table-cell office:value-type="string" calcext:value-type="string">
            <text:p>hàng không được như quảng cáo, sóng wifi chỉ tốt trong phạm vi 10m. ở khoảng cách 20m sóng rất kém, nhất là sóng 5g. ngay cả với iphone x và samsung galaxy s9,</text:p>
          </table:table-cell>
          <table:table-cell/>
        </table:table-row>
        <table:table-row table:style-name="ro1">
          <table:table-cell office:value-type="string" calcext:value-type="string">
            <text:p>hàng không giống mô tả. rất kém yêu cầu đổi trả hàng.</text:p>
          </table:table-cell>
          <table:table-cell/>
        </table:table-row>
        <table:table-row table:style-name="ro1">
          <table:table-cell office:value-type="string" calcext:value-type="string">
            <text:p>hàng không như quảng cáo! chỉ mỗi bên phải hoạt động, bên trái không có tín hiệu, đèn cục sạc cũng không sáng!!!! nản</text:p>
          </table:table-cell>
          <table:table-cell/>
        </table:table-row>
        <table:table-row table:style-name="ro1">
          <table:table-cell office:value-type="string" calcext:value-type="string">
            <text:p>hàng không như quảng cáo. dùng chập trờn. đúng tiền nào của đấy.</text:p>
          </table:table-cell>
          <table:table-cell/>
        </table:table-row>
        <table:table-row table:style-name="ro1">
          <table:table-cell office:value-type="string" calcext:value-type="string">
            <text:p>hàng không ra gì</text:p>
          </table:table-cell>
          <table:table-cell/>
        </table:table-row>
        <table:table-row table:style-name="ro1">
          <table:table-cell office:value-type="string" calcext:value-type="string">
            <text:p>hàng không ưng ý</text:p>
          </table:table-cell>
          <table:table-cell/>
        </table:table-row>
        <table:table-row table:style-name="ro1">
          <table:table-cell office:value-type="string" calcext:value-type="string">
            <text:p>hàng ko đủ phụ kiện , ko có dây nguồn , ko dây av kết nối</text:p>
          </table:table-cell>
          <table:table-cell/>
        </table:table-row>
        <table:table-row table:style-name="ro1">
          <table:table-cell office:value-type="string" calcext:value-type="string">
            <text:p>hàng ko dùng đc , sim lúc nhận lúc ko</text:p>
          </table:table-cell>
          <table:table-cell/>
        </table:table-row>
        <table:table-row table:style-name="ro1">
          <table:table-cell office:value-type="string" calcext:value-type="string">
            <text:p>hàng ko dùng dc.</text:p>
          </table:table-cell>
          <table:table-cell/>
        </table:table-row>
        <table:table-row table:style-name="ro1">
          <table:table-cell office:value-type="string" calcext:value-type="string">
            <text:p>hàng ko nguyên sean</text:p>
          </table:table-cell>
          <table:table-cell/>
        </table:table-row>
        <table:table-row table:style-name="ro1">
          <table:table-cell office:value-type="string" calcext:value-type="string">
            <text:p>hàng ko sạc dược</text:p>
          </table:table-cell>
          <table:table-cell/>
        </table:table-row>
        <table:table-row table:style-name="ro4">
          <table:table-cell office:value-type="string" calcext:value-type="string">
            <text:p>hàng là ổ cứng hdd, mà không lót bất cứ 1 cái lớp chống shock nào? hộp khi nhận rách cả ra. lần 1 nhận hàng cũng tương tự, hộp rách, hdd kiểu lưu kho lâu ngày cáu bẩn. đã liên hệ support yêu cầu để đổi trả và bọc hàng cẩn thận cho lần sau rồi. <text:s/>lần 2 nhận hàng vẫn như vậy!?!? tiki không biết lắng nghe góp ý của khách hàng thì phải?!?!</text:p>
          </table:table-cell>
          <table:table-cell/>
        </table:table-row>
        <table:table-row table:style-name="ro1">
          <table:table-cell office:value-type="string" calcext:value-type="string">
            <text:p>hàng loại dở không có miêng dán vân tay không ra gì kh nên mua</text:p>
          </table:table-cell>
          <table:table-cell/>
        </table:table-row>
        <table:table-row table:style-name="ro1">
          <table:table-cell office:value-type="string" calcext:value-type="string">
            <text:p>hàng lỗi</text:p>
          </table:table-cell>
          <table:table-cell/>
        </table:table-row>
        <table:table-row table:style-name="ro1">
          <table:table-cell office:value-type="string" calcext:value-type="string">
            <text:p>hàng lỗi đổi trả hàng ra tới hà nội không chịu nhận lại ngậm ngùi hoàn trả lại..ae cân nhắc trước khi mua</text:p>
          </table:table-cell>
          <table:table-cell/>
        </table:table-row>
        <table:table-row table:style-name="ro1">
          <table:table-cell office:value-type="string" calcext:value-type="string">
            <text:p>hàng lỗi giờ ko biết bảo hành ở đâu</text:p>
          </table:table-cell>
          <table:table-cell/>
        </table:table-row>
        <table:table-row table:style-name="ro1">
          <table:table-cell office:value-type="string" calcext:value-type="string">
            <text:p>hàng lỗi không lên nguồn,ko sạc dc ,ko kết nối dc <text:s/>liên hệ shop ko phản hồi</text:p>
          </table:table-cell>
          <table:table-cell/>
        </table:table-row>
        <table:table-row table:style-name="ro1">
          <table:table-cell office:value-type="string" calcext:value-type="string">
            <text:p>hàng lỗi không sạc đc <text:s/>mua 2 dây mới sạc 1 dây mà hư chưa dùng dây còn lại ko biết thế nào <text:s/>ko biết có đổi đc ko</text:p>
          </table:table-cell>
          <table:table-cell/>
        </table:table-row>
        <table:table-row table:style-name="ro1">
          <table:table-cell office:value-type="string" calcext:value-type="string">
            <text:p>hàng lỗi không sử dụng đươc</text:p>
          </table:table-cell>
          <table:table-cell/>
        </table:table-row>
        <table:table-row table:style-name="ro1">
          <table:table-cell office:value-type="string" calcext:value-type="string">
            <text:p>hàng lỗi màn. gọi điện bên vsmart và bên tiki để đổi trả bh thì thấy bên vsmart có vẻ nhanh nhẹ... đang chờ kết quả. nếu có thể update thì sau vài hôm nữa...</text:p>
          </table:table-cell>
          <table:table-cell/>
        </table:table-row>
        <table:table-row table:style-name="ro1">
          <table:table-cell office:value-type="string" calcext:value-type="string">
            <text:p>hàng lỗi mua về bật không được</text:p>
          </table:table-cell>
          <table:table-cell/>
        </table:table-row>
        <table:table-row table:style-name="ro4">
          <table:table-cell office:value-type="string" calcext:value-type="string">
            <text:p>hàng lỗi pin, gửi về đổi trả thì ngâm cả nửa tháng không phản hồi báo kết quả gì cả, rất phiền lòng về tiki và nhà cung cấp này. mình đã mua hàng rất nhiều lần ở tiki nhưng lần này chắc từ nay từ mặt, khuyến khích không mua hàng ở nhà cung cấp này.</text:p>
          </table:table-cell>
          <table:table-cell/>
        </table:table-row>
        <table:table-row table:style-name="ro1">
          <table:table-cell office:value-type="string" calcext:value-type="string">
            <text:p>hàng lỗi, kết nối xong không đánh phím được, không sử dụng được quá thất vọng</text:p>
          </table:table-cell>
          <table:table-cell/>
        </table:table-row>
        <table:table-row table:style-name="ro1">
          <table:table-cell office:value-type="string" calcext:value-type="string">
            <text:p>hàng lỗi, không sử dụng đực, yêu cầu đổi trả hàng..</text:p>
          </table:table-cell>
          <table:table-cell/>
        </table:table-row>
        <table:table-row table:style-name="ro1">
          <table:table-cell office:value-type="string" calcext:value-type="string">
            <text:p>hàng lởm, mua hỏng ko được đổi lại</text:p>
          </table:table-cell>
          <table:table-cell/>
        </table:table-row>
        <table:table-row table:style-name="ro1">
          <table:table-cell office:value-type="string" calcext:value-type="string">
            <text:p>hàng lởm. ko còn gì để nói</text:p>
          </table:table-cell>
          <table:table-cell/>
        </table:table-row>
        <table:table-row table:style-name="ro1">
          <table:table-cell office:value-type="string" calcext:value-type="string">
            <text:p>hàng mình mua sạc không vào điện tiki liên hệ đổi hàng hộ mình càm ơn!</text:p>
          </table:table-cell>
          <table:table-cell/>
        </table:table-row>
        <table:table-row table:style-name="ro1">
          <table:table-cell office:value-type="string" calcext:value-type="string">
            <text:p>hàng mới chính hãng mà in thì bị sọc</text:p>
          </table:table-cell>
          <table:table-cell/>
        </table:table-row>
        <table:table-row table:style-name="ro4">
          <table:table-cell office:value-type="string" calcext:value-type="string">
            <text:p>hàng mới cứng, check hãng thì vẫn còn nguyên bảo hành 2 năm. đóng gói sản phẩm điện tử mà không có chống sốc gì hết. lắp vào máy tính copy dữ liệu được khoảng 2 phút thì treo, phát ra tiếng kêu lớn sau đó máy tính không nhận được hdd nữa. đang chờ chính sách bảo hành từ tiki.</text:p>
          </table:table-cell>
          <table:table-cell/>
        </table:table-row>
        <table:table-row table:style-name="ro1">
          <table:table-cell office:value-type="string" calcext:value-type="string">
            <text:p>hàng mới mua 1 hôm đã hư loa, bảo hành ở đâu vậy shop</text:p>
          </table:table-cell>
          <table:table-cell/>
        </table:table-row>
        <table:table-row table:style-name="ro1">
          <table:table-cell office:value-type="string" calcext:value-type="string">
            <text:p>hàng mới mua được 2 ngày thì hư lun, chạy ko ổn định ko thể phân vùng để cài hệ điều hành sau đó ko thể format nghi vấn hàng nhái , mọi ng cân nhắc trước khi mua</text:p>
          </table:table-cell>
          <table:table-cell/>
        </table:table-row>
        <table:table-row table:style-name="ro1">
          <table:table-cell office:value-type="string" calcext:value-type="string">
            <text:p>hàng mới mua lỗi, đổi lại vẫn lỗi, lúc mua tiki now, lúc bảo hành về dạng thường, mất thời gian, cái bảo hành cũng <text:s/>lỗi, trả lại hết,lấy tiền lại luôn</text:p>
          </table:table-cell>
          <table:table-cell/>
        </table:table-row>
        <table:table-row table:style-name="ro1">
          <table:table-cell office:value-type="string" calcext:value-type="string">
            <text:p>hàng mới mua nhưng đã kích hoạt.xưa giờ mua tiki rất tin tưởng.nhưng lần này quá thất vọng</text:p>
          </table:table-cell>
          <table:table-cell/>
        </table:table-row>
        <table:table-row table:style-name="ro1">
          <table:table-cell office:value-type="string" calcext:value-type="string">
            <text:p>hàng mới mua về đã bị hỏng 1 tai, 1 tai nghe được 1 tai không nghe được, mong tiki xem xét lại và đổi hàng giúp mình với!</text:p>
          </table:table-cell>
          <table:table-cell/>
        </table:table-row>
        <table:table-row table:style-name="ro4">
          <table:table-cell office:value-type="string" calcext:value-type="string">
            <text:p>hàng mới mua về được hơn tháng thì bắt đầu có lỗi, giờ thi in hai mặt cũng k thành, in hết mặt 1 trở giấy thì máy k kéo được giấy vào, liên hệ nhà bảo hành thì báo số thuê bao, bó tay.</text:p>
          </table:table-cell>
          <table:table-cell/>
        </table:table-row>
        <table:table-row table:style-name="ro4">
          <table:table-cell office:value-type="string" calcext:value-type="string">
            <text:p>hàng mới nhận đã không sử dụng được, chuột không kết nối được với máy tính do usb đi kèm chuột bị hỏng. đã gửi phản ánh cho tiki nhưng cũng k nhận được phản hồi. <text:s/>chất lượng quá tệ</text:p>
          </table:table-cell>
          <table:table-cell/>
        </table:table-row>
        <table:table-row table:style-name="ro1">
          <table:table-cell office:value-type="string" calcext:value-type="string">
            <text:p>hàng mới nhận nhưng chỉ nghe được 1 bên. đề nghị đổi hàng.</text:p>
          </table:table-cell>
          <table:table-cell/>
        </table:table-row>
        <table:table-row table:style-name="ro1">
          <table:table-cell office:value-type="string" calcext:value-type="string">
            <text:p>hàng mới nhận nhưng móp méo vỏ hộp. tiki đóng hàng ngày càng không cẩn thận</text:p>
          </table:table-cell>
          <table:table-cell/>
        </table:table-row>
        <table:table-row table:style-name="ro1">
          <table:table-cell office:value-type="string" calcext:value-type="string">
            <text:p>hàng mới nhận về kiểm tra thấy gãy, chất lượng nhựa yếu, đề nghị tiki kiểm tra hàng trước khi giao để đảm bảo uy tín. không hài lòng chút nào.</text:p>
          </table:table-cell>
          <table:table-cell/>
        </table:table-row>
        <table:table-row table:style-name="ro1">
          <table:table-cell office:value-type="string" calcext:value-type="string">
            <text:p>hàng mới nhưng cắm thì chả có tín hiệu gì. mua sản phẩm khác thì sử dụng đc ngay. dùng được mỗi cái dây quang tặng kèm. chán.</text:p>
          </table:table-cell>
          <table:table-cell/>
        </table:table-row>
        <table:table-row table:style-name="ro1">
          <table:table-cell office:value-type="string" calcext:value-type="string">
            <text:p>hàng mới về không nguyên hộp, hộp bị cắt. giờ không biết làm sao trả đây?</text:p>
          </table:table-cell>
          <table:table-cell/>
        </table:table-row>
        <table:table-row table:style-name="ro1">
          <table:table-cell office:value-type="string" calcext:value-type="string">
            <text:p>hàng móp méo. không mở được nắp đựng pin mà phải dùng dao để cạy. khe chứa pin chật chội, rất khó lắp. lắp pin xong thì không đóng lại đc</text:p>
          </table:table-cell>
          <table:table-cell/>
        </table:table-row>
        <table:table-row table:style-name="ro4">
          <table:table-cell office:value-type="string" calcext:value-type="string">
            <text:p>hàng mua ngày 27/11/2019, nhưng thời gian bắt đầu bảo hành là 28/10/2019. không tin được. <text:s/>khi nhận hành bạn nên kiểm tra series tại chỗ và trả lại cho shipper khi ngày bắt đầu bảo hành không đúng.</text:p>
          </table:table-cell>
          <table:table-cell/>
        </table:table-row>
        <table:table-row table:style-name="ro1">
          <table:table-cell office:value-type="string" calcext:value-type="string">
            <text:p>hàng mua về bị lỗi mình đã gọi điện cho bên tiki để đổi trả nhưng vẫn không được phản hồi. để khách hàng phải đợi quá lâu!!!!</text:p>
          </table:table-cell>
          <table:table-cell/>
        </table:table-row>
        <table:table-row table:style-name="ro1">
          <table:table-cell office:value-type="string" calcext:value-type="string">
            <text:p>hàng mua về chỉ sạc được .. tai nghe thì ko nghe được shop xem xét giúp</text:p>
          </table:table-cell>
          <table:table-cell/>
        </table:table-row>
        <table:table-row table:style-name="ro1">
          <table:table-cell office:value-type="string" calcext:value-type="string">
            <text:p>hàng mua về lỗi gọi đt nói tiki tiki hồi hàng lại những thấy hồi âm gọi đt nói thì bảo ktr r gửi hàng lại trong khi bạn kỹ thuật nói sẽ hồi tiền tiki làm mất uy tính quá</text:p>
          </table:table-cell>
          <table:table-cell/>
        </table:table-row>
        <table:table-row table:style-name="ro1">
          <table:table-cell office:value-type="string" calcext:value-type="string">
            <text:p>hàng mua về sử dụng k đc ạ. mình thử nối dây để chuyển từ hdmi của laptop vào màn hình bên ngoài thì chả thấy hiện gì. cho mình xin đổi lại món hàng khác ạ</text:p>
          </table:table-cell>
          <table:table-cell/>
        </table:table-row>
        <table:table-row table:style-name="ro1">
          <table:table-cell office:value-type="string" calcext:value-type="string">
            <text:p>hàng này bán 100k tôi ko mua nữa</text:p>
          </table:table-cell>
          <table:table-cell/>
        </table:table-row>
        <table:table-row table:style-name="ro1">
          <table:table-cell office:value-type="string" calcext:value-type="string">
            <text:p>hàng này đúng chuẩn made in china . tiền nào của nấy thôi, mua gập đồ dỏm ráng chiệu.</text:p>
          </table:table-cell>
          <table:table-cell/>
        </table:table-row>
        <table:table-row table:style-name="ro1">
          <table:table-cell office:value-type="string" calcext:value-type="string">
            <text:p>hàng này mua rùi có ban hay trả lại được không . toàn tiếng anh không biết xài</text:p>
          </table:table-cell>
          <table:table-cell/>
        </table:table-row>
        <table:table-row table:style-name="ro1">
          <table:table-cell office:value-type="string" calcext:value-type="string">
            <text:p>hàng nguyên seal mở ra k có pin</text:p>
          </table:table-cell>
          <table:table-cell/>
        </table:table-row>
        <table:table-row table:style-name="ro4">
          <table:table-cell office:value-type="string" calcext:value-type="string">
            <text:p>hàng nguyên seal, bảo hành chính hãng mà đem đến trung tâm bảo hành thì chỉ cài đặt lại máy. cả ngày ko dùng gì hà hết sạch pin. xài được vài phút là nóng máy. tệ hơn so với a7 (2017) nữa</text:p>
          </table:table-cell>
          <table:table-cell/>
        </table:table-row>
        <table:table-row table:style-name="ro3">
          <table:table-cell office:value-type="string" calcext:value-type="string">
            <text:p>hàng nhái. không giống như quảng cáo, hộp đựng tạm thiếu chuyên nghiệp. tai nghe rè, không có tiếng bass, sản phẩm quá tệ vậy mà vẫn đến tai khách hàng được. mình đã mua nhiều sản phẩm trên tiki rất tốt, nhưng sản phẩm này quá nhiều lỗi từ ngoại quan đến chất lượng bên trong không thể chấp nhận được. mình muốn trả hàng lại. mong tiki giải quyết sớm giúp mình!!</text:p>
          </table:table-cell>
          <table:table-cell/>
        </table:table-row>
        <table:table-row table:style-name="ro4">
          <table:table-cell office:value-type="string" calcext:value-type="string">
            <text:p>hàng nhận <text:s/>thì đúng nhung hàng không xài được . gọi cho bên tiki báo kỹ thuật gọi lại ( hàng ko đc thig ky thuật giải quyết đc gì ?) <text:s/>2 ngyaf ko thấy a kỹ thuật nào hỏi thăm ? thất vọng với tiki rồi</text:p>
          </table:table-cell>
          <table:table-cell/>
        </table:table-row>
        <table:table-row table:style-name="ro1">
          <table:table-cell office:value-type="string" calcext:value-type="string">
            <text:p>hàng nhận chỉ nghe được một bên trái. bên phải k nghe được gì luôn</text:p>
          </table:table-cell>
          <table:table-cell/>
        </table:table-row>
        <table:table-row table:style-name="ro1">
          <table:table-cell office:value-type="string" calcext:value-type="string">
            <text:p>hàng nhận đã bị bóc seal ngoài vỏ hộp , có dấu rạch ở vỏ hộp và khay đựng thẻ nhớ trong hộp . làm ăn gian dối .</text:p>
          </table:table-cell>
          <table:table-cell/>
        </table:table-row>
        <table:table-row table:style-name="ro1">
          <table:table-cell office:value-type="string" calcext:value-type="string">
            <text:p>hàng nhận được không hề giống như mô tả, hàng nhận được chỉ được bỏ vô hộp giấy không nhãn mác</text:p>
          </table:table-cell>
          <table:table-cell/>
        </table:table-row>
        <table:table-row table:style-name="ro1">
          <table:table-cell office:value-type="string" calcext:value-type="string">
            <text:p>hàng nhận được không phải hàng phân phối chính hãng tại việt nam. không có tem của dgw. ma <text:s/>bản nội địa chứ không phải quốc tế như mô tả!!!!!</text:p>
          </table:table-cell>
          <table:table-cell/>
        </table:table-row>
        <table:table-row table:style-name="ro1">
          <table:table-cell office:value-type="string" calcext:value-type="string">
            <text:p>hàng nhận không giống mẫu. màu cubgx không đúng như đã chọn. chân không vững.giá không bao nhiêu mình không đổi nhưng tiki coi lại nhà cung cấp để ảnh hưởng uy tín</text:p>
          </table:table-cell>
          <table:table-cell/>
        </table:table-row>
        <table:table-row table:style-name="ro1">
          <table:table-cell office:value-type="string" calcext:value-type="string">
            <text:p>hàng nhận như hình. nhưng sạc mãi không lên. rất thất vọng</text:p>
          </table:table-cell>
          <table:table-cell/>
        </table:table-row>
        <table:table-row table:style-name="ro3">
          <table:table-cell office:value-type="string" calcext:value-type="string">
            <text:p>hàng nhận về mở ra đã bị gãy (mua thẻ nhớ về chụp hình tết <text:s text:c="2"/>, vậy thì quá thua rồi). <text:s/>muốn trả lại ngay lúc đó nhưng khi đó nhân viên giao hàng đã báo trạng thái giao thành công nên không trả về ngay lúc đó. minh đã gởi mail cho tiki rồi, mong xử lý và đổi trả lại hàng sớm. <text:s text:c="2"/>mình sẽ chỉnh sửa lại đánh giá cho phù hợp hơn khi việc đổi lại hàng thành công.</text:p>
          </table:table-cell>
          <table:table-cell/>
        </table:table-row>
        <table:table-row table:style-name="ro4">
          <table:table-cell office:value-type="string" calcext:value-type="string">
            <text:p>hàng nhập khẩu nhưng lại made in vietnam, hàng sử dụng ở việt nam nhưng điện áp ghi 120 127v, 60hz sao có thể phù hợp. nhận hàng xong phải chờ 24 48 h để chờ kỹ thuật gọi điện xong mới biết có sử dụng được hay không. phiền quá</text:p>
          </table:table-cell>
          <table:table-cell/>
        </table:table-row>
        <table:table-row table:style-name="ro1">
          <table:table-cell office:value-type="string" calcext:value-type="string">
            <text:p>hàng nội địa ko phải bản quốc tế</text:p>
          </table:table-cell>
          <table:table-cell/>
        </table:table-row>
        <table:table-row table:style-name="ro1">
          <table:table-cell office:value-type="string" calcext:value-type="string">
            <text:p>hàng ok, nhưng quy trình ship hàng của tiki dạo này quá tệ, ship cả tuần mới tới, mua lần nào cũng ship rất chậm, có khi cả tuần lễ mới nhận dc. cứ kiểu này cạch tiki luôn.</text:p>
          </table:table-cell>
          <table:table-cell/>
        </table:table-row>
        <table:table-row table:style-name="ro1">
          <table:table-cell office:value-type="string" calcext:value-type="string">
            <text:p>hàng phím thứ 2 ngoài hai phím g và h ra, tất cả đều không hoạt động. đọc vài comment cũng thấy người khác báo lỗi này, không biết có phải lỗi dây chuyền hay không?</text:p>
          </table:table-cell>
          <table:table-cell/>
        </table:table-row>
        <table:table-row table:style-name="ro1">
          <table:table-cell office:value-type="string" calcext:value-type="string">
            <text:p>hàng quá tệ</text:p>
          </table:table-cell>
          <table:table-cell/>
        </table:table-row>
        <table:table-row table:style-name="ro1">
          <table:table-cell office:value-type="string" calcext:value-type="string">
            <text:p>hàng quá tệ, cứ như là lừa đảo</text:p>
          </table:table-cell>
          <table:table-cell/>
        </table:table-row>
        <table:table-row table:style-name="ro1">
          <table:table-cell office:value-type="string" calcext:value-type="string">
            <text:p>hàng quá tệ, đã gọi là wifi không dây mà phải kết nối mới sử dụng được.</text:p>
          </table:table-cell>
          <table:table-cell/>
        </table:table-row>
        <table:table-row table:style-name="ro4">
          <table:table-cell office:value-type="string" calcext:value-type="string">
            <text:p>hàng quá tệ! chỉ nghe được tai phải, tai trái ko nghe được. tai nghe bị gập nhiều đoạn như hình, chỗ rack cắm 3.5mm nhựa làm ẩu lộ cả kim loại ra. khi nghe chất lượng rất kèm, nó ko kín âm thì rè ko trầm. mình trước dùng 1 cái theo máy rồi nên biết ngay. tiki thì ok đóng gói ok cẩn thận, giao hàng nhanh. khi có phản hồi cũng xử lý nhanh</text:p>
          </table:table-cell>
          <table:table-cell/>
        </table:table-row>
        <table:table-row table:style-name="ro1">
          <table:table-cell office:value-type="string" calcext:value-type="string">
            <text:p>hàng quá tệ.</text:p>
          </table:table-cell>
          <table:table-cell/>
        </table:table-row>
        <table:table-row table:style-name="ro1" table:visibility="filter">
          <table:table-cell office:value-type="string" calcext:value-type="string">
            <text:p>hàng quá tệ.</text:p>
          </table:table-cell>
          <table:table-cell/>
        </table:table-row>
        <table:table-row table:style-name="ro1">
          <table:table-cell office:value-type="string" calcext:value-type="string">
            <text:p>hang qua toi khong dung noi</text:p>
          </table:table-cell>
          <table:table-cell/>
        </table:table-row>
        <table:table-row table:style-name="ro1">
          <table:table-cell office:value-type="string" calcext:value-type="string">
            <text:p>hàng rất cũ màu nhìn dơ nhìn rất cũ nói chung là rất xấu luôn k như hình minh hoạ!</text:p>
          </table:table-cell>
          <table:table-cell/>
        </table:table-row>
        <table:table-row table:style-name="ro1">
          <table:table-cell office:value-type="string" calcext:value-type="string">
            <text:p>hàng rất đẹp nhưng khi sử dụng thì bên nghe đc bên ko nghe đc</text:p>
          </table:table-cell>
          <table:table-cell/>
        </table:table-row>
        <table:table-row table:style-name="ro1">
          <table:table-cell office:value-type="string" calcext:value-type="string">
            <text:p>hàng rất đẹp, nhưng chỉ nghe được 1 bên thôi ( bên phải ) khi bật lên tai bên trái sáng đèn 2 giây sau đó tắt luôn.</text:p>
          </table:table-cell>
          <table:table-cell/>
        </table:table-row>
        <table:table-row table:style-name="ro1">
          <table:table-cell office:value-type="string" calcext:value-type="string">
            <text:p>hàng rất kém chất lượng.</text:p>
          </table:table-cell>
          <table:table-cell/>
        </table:table-row>
        <table:table-row table:style-name="ro1">
          <table:table-cell office:value-type="string" calcext:value-type="string">
            <text:p>hàng rất ok nhưng lúc nhận hàng thì đã có ai mở vào xem hàng rồi mình k hài lòng về cách giao hàng như thế</text:p>
          </table:table-cell>
          <table:table-cell/>
        </table:table-row>
        <table:table-row table:style-name="ro1">
          <table:table-cell office:value-type="string" calcext:value-type="string">
            <text:p>hàng rất tệ, tự ý ngắt dòng điện khi chưa sạc đầy.</text:p>
          </table:table-cell>
          <table:table-cell/>
        </table:table-row>
        <table:table-row table:style-name="ro1">
          <table:table-cell office:value-type="string" calcext:value-type="string">
            <text:p>hàng sài bị dilate tiếng vl</text:p>
          </table:table-cell>
          <table:table-cell/>
        </table:table-row>
        <table:table-row table:style-name="ro1">
          <table:table-cell office:value-type="string" calcext:value-type="string">
            <text:p>hang sai bi nget kg nge rỏ vi het</text:p>
          </table:table-cell>
          <table:table-cell/>
        </table:table-row>
        <table:table-row table:style-name="ro1">
          <table:table-cell office:value-type="string" calcext:value-type="string">
            <text:p>hàng sai quá kém chất lượng. không ra giống ôn gì cả</text:p>
          </table:table-cell>
          <table:table-cell/>
        </table:table-row>
        <table:table-row table:style-name="ro4">
          <table:table-cell office:value-type="string" calcext:value-type="string">
            <text:p>hàng shop giao bị lỗi chuột phải, khi bấm là con chuột sẽ đơ 1 lúc, làm ảnh hưởng rất nhiều quá trình sử dụng, lỗi chuột phải là không thể nào chơi được game luôn giờ em muốn đổi trả thì phải làm gì ạ</text:p>
          </table:table-cell>
          <table:table-cell/>
        </table:table-row>
        <table:table-row table:style-name="ro1">
          <table:table-cell office:value-type="string" calcext:value-type="string">
            <text:p>hàng sida quá , kém chất lượng</text:p>
          </table:table-cell>
          <table:table-cell/>
        </table:table-row>
        <table:table-row table:style-name="ro1">
          <table:table-cell office:value-type="string" calcext:value-type="string">
            <text:p>hàng tào lao.ko active đc</text:p>
          </table:table-cell>
          <table:table-cell/>
        </table:table-row>
        <table:table-row table:style-name="ro1">
          <table:table-cell office:value-type="string" calcext:value-type="string">
            <text:p>hàng tệ quá nhận chưa được một tuần sạc lần đầu giờ mở nguồn không lên luôn</text:p>
          </table:table-cell>
          <table:table-cell/>
        </table:table-row>
        <table:table-row table:style-name="ro1">
          <table:table-cell office:value-type="string" calcext:value-type="string">
            <text:p>hàng tệ quá, mua về xài chưa dc 30p bị mất kết nối luôn, k xài dc nữa, bị gì v shop?</text:p>
          </table:table-cell>
          <table:table-cell/>
        </table:table-row>
        <table:table-row table:style-name="ro1">
          <table:table-cell office:value-type="string" calcext:value-type="string">
            <text:p>hàng thật sự kém chất lượng nghe được 10' là báo hết pin</text:p>
          </table:table-cell>
          <table:table-cell/>
        </table:table-row>
        <table:table-row table:style-name="ro1">
          <table:table-cell office:value-type="string" calcext:value-type="string">
            <text:p>hàng thì chất lượng kém, gọi bảo hành thì cứ bận. rất tin tưởng nhưng lần này xin tạm biệt tiki</text:p>
          </table:table-cell>
          <table:table-cell/>
        </table:table-row>
        <table:table-row table:style-name="ro4">
          <table:table-cell office:value-type="string" calcext:value-type="string">
            <text:p>hàng thì miễn bàn những hỗ trợ sau bán hàng rất tệ. mình mua hàng có đề nghị xuất hóa đơn vat nhưng có ghi thông tin sai nên có nhờ shop <text:s/>hỗ trợ lập biên bản thay đổi thông tin. nhưng shop lại từ chối hỗ trợ mình. mọi ng mua hàng nên cẩn thận chứ shop hỗ trợ sau khi bán hàng kém lắm nha.</text:p>
          </table:table-cell>
          <table:table-cell/>
        </table:table-row>
        <table:table-row table:style-name="ro1">
          <table:table-cell office:value-type="string" calcext:value-type="string">
            <text:p>hàng thì ok mà nghe được có 1 cái mà hơi rè.. ai chỉ hộ em cái..</text:p>
          </table:table-cell>
          <table:table-cell/>
        </table:table-row>
        <table:table-row table:style-name="ro1">
          <table:table-cell office:value-type="string" calcext:value-type="string">
            <text:p>hàng thô, rộng, đường chỉ may bị cấn tay khó chịu lắm! mong shop chỉnh sửa và dùng vật liệu co giãn hơn.</text:p>
          </table:table-cell>
          <table:table-cell/>
        </table:table-row>
        <table:table-row table:style-name="ro1">
          <table:table-cell office:value-type="string" calcext:value-type="string">
            <text:p>hàng tiki giao toàn hàng hỏng nv ai dám mua vừa lấy hàng về bật k nghe đc gì . k pik uy tín chổ nào haizz</text:p>
          </table:table-cell>
          <table:table-cell/>
        </table:table-row>
        <table:table-row table:style-name="ro4">
          <table:table-cell office:value-type="string" calcext:value-type="string">
            <text:p>hàng tiki trading mà chờ cả chục ngày mới nhận được một cái ổ cứng bị lỗi, định dạng lại phân vùng bị treo tiến trình, reset máy thì ổ cứng rung như máy cày và nóng, không cho vào win, cuối cùng phải tháo ra mới vào win được. đây là sản phẩm thứ 2 của tiki trading bán cho mình bị lỗi, lần trước là cái bình giữ nhiệt bị móp</text:p>
          </table:table-cell>
          <table:table-cell/>
        </table:table-row>
        <table:table-row table:style-name="ro4">
          <table:table-cell office:value-type="string" calcext:value-type="string">
            <text:p>hàng tikitrading trước giờ mình rất yên tâm về sp. nhưng lần này quá thất vọng khi đưa hàng lỗi, yêu cầu đổi lại thì chờ mất 1 tuần xong nhận đc thông báo ngắn gọn là hết hàng, trả tiền lại tk là xong. nếu bạn mua sp, và bị ứng xử như vậy. liệu bạn có cảm thấy đc tôn trọng?</text:p>
          </table:table-cell>
          <table:table-cell/>
        </table:table-row>
        <table:table-row table:style-name="ro1">
          <table:table-cell office:value-type="string" calcext:value-type="string">
            <text:p>hàng tốt nhưng cách giao hàng và nhân viên giao hàng xem thường khách hàng . gọi phản ảnh lên tổng đài tiki toàn nghe hứa hẹn</text:p>
          </table:table-cell>
          <table:table-cell/>
        </table:table-row>
        <table:table-row table:style-name="ro1">
          <table:table-cell office:value-type="string" calcext:value-type="string">
            <text:p>hang tui moi nhan ma ben phai mo khong len ben trai nghe rat nho ,cho minh doi lai duoc khong a</text:p>
          </table:table-cell>
          <table:table-cell/>
        </table:table-row>
        <table:table-row table:style-name="ro1">
          <table:table-cell office:value-type="string" calcext:value-type="string">
            <text:p>hàng về hôm thứ 5, hôm nay thứ 7 thì tai nghe bên phải đã không còn kết nối, chỉ nghe đc tai bên phải. cần tiki đổi trả</text:p>
          </table:table-cell>
          <table:table-cell/>
        </table:table-row>
        <table:table-row table:style-name="ro1">
          <table:table-cell office:value-type="string" calcext:value-type="string">
            <text:p>hàng về mua bị lỗi không dùng được</text:p>
          </table:table-cell>
          <table:table-cell/>
        </table:table-row>
        <table:table-row table:style-name="ro1">
          <table:table-cell office:value-type="string" calcext:value-type="string">
            <text:p>hàng vớ vẩn ko nghe đc kém chất lượng</text:p>
          </table:table-cell>
          <table:table-cell/>
        </table:table-row>
        <table:table-row table:style-name="ro1">
          <table:table-cell office:value-type="string" calcext:value-type="string">
            <text:p>hàng vớ vẩn mua không sạc dc. đúng là treo đầu dê bán thịt chó.</text:p>
          </table:table-cell>
          <table:table-cell/>
        </table:table-row>
        <table:table-row table:style-name="ro4">
          <table:table-cell office:value-type="string" calcext:value-type="string">
            <text:p>hàng vừa giao. tháo ra khui seal. hư 1 bên tai. chưa dùng được lần nào. gởi shop kiểm tra. shop nói gởi đi bảo hành. hôm nay nt hỏi thăm thì được trả lời là không biết khi nào bhanh. vì dịch bệnh nặng. ? <text:s/>Tai nghe mua tặng sinh nhật. chưa sài được lần nào mà bây giờ không biết giải quyết sao? 1. là đưa sản phẩm khác 2. trả lại tiền cho khách hàng</text:p>
          </table:table-cell>
          <table:table-cell/>
        </table:table-row>
        <table:table-row table:style-name="ro4">
          <table:table-cell office:value-type="string" calcext:value-type="string">
            <text:p>hàng vựa nhận xong cách đây vài phút, bóc seal và lấy vòng tay ra khỏi túi đựng mà dây sản phẩm đã xước xát như thế này thì sao gọi là hàng mới 100% được vậy tiki? kính mong tiki xem xét lại sản phầm này nhanh chóng nhất giúp mình !!!</text:p>
          </table:table-cell>
          <table:table-cell/>
        </table:table-row>
        <table:table-row table:style-name="ro1">
          <table:table-cell office:value-type="string" calcext:value-type="string">
            <text:p>hàng vừa về em sạc thì lại 0 vô là sao ạ</text:p>
          </table:table-cell>
          <table:table-cell/>
        </table:table-row>
        <table:table-row table:style-name="ro1">
          <table:table-cell office:value-type="string" calcext:value-type="string">
            <text:p>hàng xách tay trung quốc về. ko fai chính hãng việt nam! pp</text:p>
          </table:table-cell>
          <table:table-cell/>
        </table:table-row>
        <table:table-row table:style-name="ro1">
          <table:table-cell office:value-type="string" calcext:value-type="string">
            <text:p>hàng xài được 1 tháng hư hết 4 cổng, còn 1 cổng thì chập chờn. không nên mua.</text:p>
          </table:table-cell>
          <table:table-cell/>
        </table:table-row>
        <table:table-row table:style-name="ro1">
          <table:table-cell office:value-type="string" calcext:value-type="string">
            <text:p>hàng xài k mượt chút nào mua về chơi đc 2 bữa là k di chuyển đc rồi</text:p>
          </table:table-cell>
          <table:table-cell/>
        </table:table-row>
        <table:table-row table:style-name="ro1">
          <table:table-cell office:value-type="string" calcext:value-type="string">
            <text:p>hàng xài ko ổn! cân nhắc khi mua.</text:p>
          </table:table-cell>
          <table:table-cell/>
        </table:table-row>
        <table:table-row table:style-name="ro1">
          <table:table-cell office:value-type="string" calcext:value-type="string">
            <text:p>hang xai te bam ko dc bua dau xai on bua sau la ban ko duoc</text:p>
          </table:table-cell>
          <table:table-cell/>
        </table:table-row>
        <table:table-row table:style-name="ro1">
          <table:table-cell office:value-type="string" calcext:value-type="string">
            <text:p>hàng xuất kho từ 2018 và đã hết hạn bảo hành, vỏ thì trông rất cũ, ko còn mới. cảm giác như đồ cũ</text:p>
          </table:table-cell>
          <table:table-cell/>
        </table:table-row>
        <table:table-row table:style-name="ro1">
          <table:table-cell office:value-type="string" calcext:value-type="string">
            <text:p>hàng zởm. wifi chập chờn kết nối kém . một hồi không nhận được địa chỉ. lỗi kết nối lần cuối cùng mua hàng trên tiki shop rút ra một bài học kinh nghiệm</text:p>
          </table:table-cell>
          <table:table-cell/>
        </table:table-row>
        <table:table-row table:style-name="ro1">
          <table:table-cell office:value-type="string" calcext:value-type="string">
            <text:p>hao pin rất nhanh 1 ngày sạc 2 lần.</text:p>
          </table:table-cell>
          <table:table-cell/>
        </table:table-row>
        <table:table-row table:style-name="ro1">
          <table:table-cell office:value-type="string" calcext:value-type="string">
            <text:p>hát bat mic . lúc hát thì phải tăng hết công suất mới hát đk</text:p>
          </table:table-cell>
          <table:table-cell/>
        </table:table-row>
        <table:table-row table:style-name="ro1">
          <table:table-cell office:value-type="string" calcext:value-type="string">
            <text:p>hát không hút mic</text:p>
          </table:table-cell>
          <table:table-cell/>
        </table:table-row>
        <table:table-row table:style-name="ro1">
          <table:table-cell office:value-type="string" calcext:value-type="string">
            <text:p>hay bị lỗi không nhận được ip khi để hoạt động liên tục tầm từ sáng đến chiều là bị. rút điện cắm lại thì mới lại được</text:p>
          </table:table-cell>
          <table:table-cell/>
        </table:table-row>
        <table:table-row table:style-name="ro1">
          <table:table-cell office:value-type="string" calcext:value-type="string">
            <text:p>hay bị lỗi không vô điện</text:p>
          </table:table-cell>
          <table:table-cell/>
        </table:table-row>
        <table:table-row table:style-name="ro1">
          <table:table-cell office:value-type="string" calcext:value-type="string">
            <text:p>hay bị out, quá chán hay bị out, quá chán hay bị out, quá chán</text:p>
          </table:table-cell>
          <table:table-cell/>
        </table:table-row>
        <table:table-row table:style-name="ro4">
          <table:table-cell office:value-type="string" calcext:value-type="string">
            <text:p>hãy bỏ tiền mua cục sạc dự phòng đáng giá hơn nha các bạn. sạc rất kém, cục sạc to nặng bất tiện đem theo, sạc lâu vào pin. chạy km mình thấy 520k giảm 156k dịp 9.9 là lừa thôi tại mình ko canh giá gốc lúc bán. hãy mua thương hiệu tốt hơn các bạn nhé.</text:p>
          </table:table-cell>
          <table:table-cell/>
        </table:table-row>
        <table:table-row table:style-name="ro1">
          <table:table-cell office:value-type="string" calcext:value-type="string">
            <text:p>hay hết pin thía</text:p>
          </table:table-cell>
          <table:table-cell/>
        </table:table-row>
        <table:table-row table:style-name="ro1">
          <table:table-cell office:value-type="string" calcext:value-type="string">
            <text:p>hay mua đồ của tiki, nhưng khi mua sản phẩm này thì chia tay tiki từ đây. mua về cắm hoài cũng ko thể kết nối dc.</text:p>
          </table:table-cell>
          <table:table-cell/>
        </table:table-row>
        <table:table-row table:style-name="ro1">
          <table:table-cell office:value-type="string" calcext:value-type="string">
            <text:p>hdd dùng chưa hết năm, chỉ vài lần chép dữ liệu (tổng chưa tới 500gb) vào rồi cất. giờ gắn vào để chép tiếp thì ... chất lượng quá kém.</text:p>
          </table:table-cell>
          <table:table-cell/>
        </table:table-row>
        <table:table-row table:style-name="ro1">
          <table:table-cell office:value-type="string" calcext:value-type="string">
            <text:p>hdd không dùng được, chỉ hiện 0.0gb, đã thử thay cáp đang dùng sang, thử lắp sang máy khác đều lỗi hiện 0gb cần trả lại hàng, bảo hành nhanh chóng.</text:p>
          </table:table-cell>
          <table:table-cell/>
        </table:table-row>
        <table:table-row table:style-name="ro3">
          <table:table-cell office:value-type="string" calcext:value-type="string">
            <text:p>hdd rất dễ hư khi va đập, tiki giao hàng chỉ có cái ổ cứng bỏ trong hộp giấy, không chống sốc gì cả. cũng không có biểu tượng hàng dễ vỡ luôn. may là hàng gắn vào dùng ok. <text:s/>dạo một vòng thấy nhiều dòng wd hdd khác cũng có feedback tương tự. <text:s/>tiki bán giá tốt, giao nhanh. nhu cầu đang định mua thêm vài ổ khác dung lượng to hơn. nhưng đóng gói kiểu này nản quá nên mình đã chọn giải pháp khác rồi.</text:p>
          </table:table-cell>
          <table:table-cell/>
        </table:table-row>
        <table:table-row table:style-name="ro1">
          <table:table-cell office:value-type="string" calcext:value-type="string">
            <text:p>hdh window 10 không thể tìm thấy thiết bị không kết nối qua bluetooh</text:p>
          </table:table-cell>
          <table:table-cell/>
        </table:table-row>
        <table:table-row table:style-name="ro4">
          <table:table-cell office:value-type="string" calcext:value-type="string">
            <text:p>hẹn 19/5 giao nhưng mãi <text:s/>21/5 mới nhận được. tiki giao hàng đã khui seal. hộp giấy bên ngoài móp méo hộp sạc tai nghe dính gì đó vằn vện lau không ra. cứ như đã qua tay 1000 người sử dụng. mua một món hàng điện tử mới 100% mà cảm giác như đã có người xài rồi là một trải nghiệm vô cùng tệ.</text:p>
          </table:table-cell>
          <table:table-cell/>
        </table:table-row>
        <table:table-row table:style-name="ro4">
          <table:table-cell office:value-type="string" calcext:value-type="string">
            <text:p>hẹn giao sau 2 ngày thì hàng tuần sau mới giao trong khi không hề thông báo lại. chuột di mãi chẳng chạy, yêu cầu trả lại. tiki hẹn 2 <text:s text:c="2"/>3 ngày sau có người qua nhận lại nhưng cũng hơn 1 tuần sau mới có người qua nhận. nhận được 3 ngày nay rồi mà tiền thì chưa thấy đâu. buồn!</text:p>
          </table:table-cell>
          <table:table-cell/>
        </table:table-row>
        <table:table-row table:style-name="ro1">
          <table:table-cell office:value-type="string" calcext:value-type="string">
            <text:p>hẹn thứ 2 mà giờ thứ 5 vẫn chưa thấy đâu, cancel nha tiki. để ra ngoài mua cho lẹ.</text:p>
          </table:table-cell>
          <table:table-cell/>
        </table:table-row>
        <table:table-row table:style-name="ro4">
          <table:table-cell office:value-type="string" calcext:value-type="string">
            <text:p>hết bảo hành thì hỏng. mua từ tháng 7/2019. đến tháng 8/2020 thì chuột phải hỏng (nhấp đau tay mới nhận). hồi mua 350k, ko bền bằng con chuột trung quốc dùng mấy năm. thất vọng</text:p>
          </table:table-cell>
          <table:table-cell/>
        </table:table-row>
        <table:table-row table:style-name="ro1">
          <table:table-cell office:value-type="string" calcext:value-type="string">
            <text:p>hết pin bao nhanh</text:p>
          </table:table-cell>
          <table:table-cell/>
        </table:table-row>
        <table:table-row table:style-name="ro2">
          <table:table-cell office:value-type="string" calcext:value-type="string">
            <text:p>hi all,</text:p>
            <text:p> mình đã mua và đang dùng con totolink ex200 và thấy hơi thất vọng. khả năng bắt sóng wifi từ modem chính về rất kém dù cách chưa đến 10m (đường thẳng). còn sóng wifi bản thân nó phát ra cũng rất chập chờn. thiết bị cấm diện dùng dc tầm 15ph là bắt đầu rất nóng. nói chung là những thứ mình cần cho 1 con repeater thì nó chẳng đem lại dc gì.</text:p>
            <text:p> đó là 1 số nhận xét của mình. thanks.</text:p>
          </table:table-cell>
          <table:table-cell/>
        </table:table-row>
        <table:table-row table:style-name="ro1">
          <table:table-cell office:value-type="string" calcext:value-type="string">
            <text:p>hí hửng vì mua đwocj đunggs lúc giảm thẻ tín dụng thêm 500k, ai dè sp lỗi. muốn đổi thì không có hàng nên hoàn tiền.</text:p>
          </table:table-cell>
          <table:table-cell/>
        </table:table-row>
        <table:table-row table:style-name="ro4">
          <table:table-cell office:value-type="string" calcext:value-type="string">
            <text:p>hi ship, mình muốn tìm địa chỉ của shop để có thể bào hành, mình mau đến nay tấm 2 3 tuần và bên tai nghe trái hoàn toàn không nghe được, shop liên hệ mình để sửa chữa dùm mình vấn đề trên sớm nhá</text:p>
          </table:table-cell>
          <table:table-cell/>
        </table:table-row>
        <table:table-row table:style-name="ro3">
          <table:table-cell office:value-type="string" calcext:value-type="string">
            <text:p>hi tiki,  <text:s text:c="2"/>tôi đã nhận được sản phẩm bảo hành, xài đúng 1 ngày lại tiếp tục hư lỗi cũ (tai nghe bên trái k nghe được).  <text:s text:c="2"/>1. sau khi mua sản phẩm: xài 1 ngày hư, vì mất hộp nên k dc đổi số mới. <text:s text:c="2"/>2. chờ 2 tuần để được nhận sp bảo hành. nhận xong sử dụng đúng 1 ngày hư tiếp <text:s text:c="2"/>quá chán tiki! <text:s text:c="2"/>hi vọng sẽ có chính sách gì đỡ chán hơn cái bảo hành vừa mất thời gian chờ đợi vừa chẳn được tích sự gì.  <text:s text:c="2"/>không biết sẽ phải bảo hành bao nhiêu lần nữa.  <text:s text:c="2"/>regards,</text:p>
          </table:table-cell>
          <table:table-cell/>
        </table:table-row>
        <table:table-row table:style-name="ro4">
          <table:table-cell office:value-type="string" calcext:value-type="string">
            <text:p>hi tiki, mong tiki kiểm tra lại vấn đề tặng kèm sản phẩm vì bên mình không nhận được sản phẩm tặng kèm. sản phẩm bị rách tem bảo hành. không biết có ảnh hưởng đến đổi trả hay không. tiki chú ý vấn đề này để sàn ngày càng phát triển. xin cảm ơn.</text:p>
          </table:table-cell>
          <table:table-cell/>
        </table:table-row>
        <table:table-row table:style-name="ro1">
          <table:table-cell office:value-type="string" calcext:value-type="string">
            <text:p>hi tiki, nhờ tiki check lại giúp mình đơn hàng này. mình chỉ nhận được dây và sạc, thiếu mặt đồng hồ. <text:s/>rất mong sớm nhận được phản hồi.</text:p>
          </table:table-cell>
          <table:table-cell/>
        </table:table-row>
        <table:table-row table:style-name="ro1">
          <table:table-cell office:value-type="string" calcext:value-type="string">
            <text:p>hi, bạn mình vừa đặt đh 932712200. hiện tại 1 cái lỗi. nhờ hỗ trợ đổi mới nhé.</text:p>
          </table:table-cell>
          <table:table-cell/>
        </table:table-row>
        <table:table-row table:style-name="ro3">
          <table:table-cell office:value-type="string" calcext:value-type="string">
            <text:p>hi, mình mua sim này mà không biết kích hoạt ntn? mình đã đăng ký bảo hành điện tử. <text:s/>sim nhận được tin nhắn của mobifone app nhưng không nhận được cuộc gọi hay tin nhắn của máy khác. mình cũng không sử dụng để gọi hay nhắn tin được. <text:s/>mình download mobifone app &amp; log in thì thấy tài khoản không có data. <text:s/>mình không thấy có hướng dẫn kích hoạt sim nào khác. <text:s/>bạn bán hàng có thể liên lạc để giúp mình kích hoạt &amp; sử dụng sim được không?</text:p>
          </table:table-cell>
          <table:table-cell/>
        </table:table-row>
        <table:table-row table:style-name="ro1">
          <table:table-cell office:value-type="string" calcext:value-type="string">
            <text:p>hic <text:s/>mới mua mấy hôm chưa dùng hôm nay mới bỏ ra thì gãy chân rồi</text:p>
          </table:table-cell>
          <table:table-cell/>
        </table:table-row>
        <table:table-row table:style-name="ro1">
          <table:table-cell office:value-type="string" calcext:value-type="string">
            <text:p>hiện nay bàn phím của tôi đang bị lỗi ko phát và nhận bluetooth được. hàng khi nhận không có phiếu bảo hành làm sao để bảo hành đây, hóa đơn điện tử cũng không có.</text:p>
          </table:table-cell>
          <table:table-cell/>
        </table:table-row>
        <table:table-row table:style-name="ro1">
          <table:table-cell office:value-type="string" calcext:value-type="string">
            <text:p>hiện sau khi sử dụng tầm 1 tháng đã có hiện tượng double click...</text:p>
          </table:table-cell>
          <table:table-cell/>
        </table:table-row>
        <table:table-row table:style-name="ro1">
          <table:table-cell office:value-type="string" calcext:value-type="string">
            <text:p>hiện tại 1 bên tai nghe sạc k vào điện k biết tôi có đc đổi hàng k ạ</text:p>
          </table:table-cell>
          <table:table-cell/>
        </table:table-row>
        <table:table-row table:style-name="ro4">
          <table:table-cell office:value-type="string" calcext:value-type="string">
            <text:p>hiện tại cọng cáp mình mua không truyền hình ảnh lên tivi được, cắm đi cắm lại cứ ngỡ laptop hư nhưng sau khi lấy 1 cọng hdmi khác của người quen thì tivi nhận dữ liệu, shop phản hồi sớm</text:p>
          </table:table-cell>
          <table:table-cell/>
        </table:table-row>
        <table:table-row table:style-name="ro1">
          <table:table-cell office:value-type="string" calcext:value-type="string">
            <text:p>hiện tại mình đã đặt hàng về và ko dc như mong muốn khi kết nối chỉ dc nghe 1 bên và bên kia ko biết phải như thế nào.mình rất thất vọng và mong phía công ty sẽ xử lý.</text:p>
          </table:table-cell>
          <table:table-cell/>
        </table:table-row>
        <table:table-row table:style-name="ro1">
          <table:table-cell office:value-type="string" calcext:value-type="string">
            <text:p>hiện tại mình dùng được 1 tuần thì bị tình trạng kết nối với máy tính không hiện đèn màu xanh và không kết nối wifi được .</text:p>
          </table:table-cell>
          <table:table-cell/>
        </table:table-row>
        <table:table-row table:style-name="ro1">
          <table:table-cell office:value-type="string" calcext:value-type="string">
            <text:p>hiện tôi đã nhận tam nhưng khi lắp vào máy không nhận? tiki hỗ trợ tôi đổi lại ram nhé!</text:p>
          </table:table-cell>
          <table:table-cell/>
        </table:table-row>
        <table:table-row table:style-name="ro1">
          <table:table-cell office:value-type="string" calcext:value-type="string">
            <text:p>hiện tôi vẫn chưa nhận được hóa đơn vat theo yêu cầu. vậy ncc vui lòng gửi lại hóa đơn của sp tôi đã mua. xin cảm ơn</text:p>
          </table:table-cell>
          <table:table-cell/>
        </table:table-row>
        <table:table-row table:style-name="ro1">
          <table:table-cell office:value-type="string" calcext:value-type="string">
            <text:p>hình ảnh bị thiếu màu vàng. khung hình thì thỉnh thoảng giật giật. (dây vga cắm trực tiếp vẫn ok)</text:p>
          </table:table-cell>
          <table:table-cell/>
        </table:table-row>
        <table:table-row table:style-name="ro1">
          <table:table-cell office:value-type="string" calcext:value-type="string">
            <text:p>hình ảnh không đúng với hàng giao, yêu cầu bán đúng với hàng đã đăng</text:p>
          </table:table-cell>
          <table:table-cell/>
        </table:table-row>
        <table:table-row table:style-name="ro1">
          <table:table-cell office:value-type="string" calcext:value-type="string">
            <text:p>hình ảnh là tem fpt, nhưng thực nhận hàng không phải</text:p>
          </table:table-cell>
          <table:table-cell/>
        </table:table-row>
        <table:table-row table:style-name="ro4">
          <table:table-cell office:value-type="string" calcext:value-type="string">
            <text:p>hình ảnh thấy rõ. totolink nhưng vào cài đặt thì f600w. hok cài được pass kết nối wifi. vì hok đúng giao diện totolink nên tờ hướng dẫn vứt. hì hục cài mất gần 2 tiếng đồng hồ nhưng chịu. thua. đúng tiền nào của nấy.</text:p>
          </table:table-cell>
          <table:table-cell/>
        </table:table-row>
        <table:table-row table:style-name="ro1">
          <table:table-cell office:value-type="string" calcext:value-type="string">
            <text:p>hình là màu xanh đen mà nhận là trắng xanh không ưng màu</text:p>
          </table:table-cell>
          <table:table-cell/>
        </table:table-row>
        <table:table-row table:style-name="ro4">
          <table:table-cell office:value-type="string" calcext:value-type="string">
            <text:p>hình màu trắng.đến khi nhận bên trong màu đen là sao.vỏ ngoài cũng màu trắng.bóc ra là màu đen.vì nghĩ trời mưa.thấy tôi anh shipper nên mới lấy.anh chị làm ăn cho đàng hoàng vào.làm ăn kiểu vậy quá tội lừa à</text:p>
          </table:table-cell>
          <table:table-cell/>
        </table:table-row>
        <table:table-row table:style-name="ro1">
          <table:table-cell office:value-type="string" calcext:value-type="string">
            <text:p>hình thức ok, nhưng dùng được nửa tháng em nó đã ngỏm củ tỏi rồi. quá thất vọng</text:p>
          </table:table-cell>
          <table:table-cell/>
        </table:table-row>
        <table:table-row table:style-name="ro1">
          <table:table-cell office:value-type="string" calcext:value-type="string">
            <text:p>hình thức sản phẩm giao đúng như ảnh tuy nhiên tốc độ của wifi không được như quảng cáo. khoảng cách gần mà sóng đã yếu chưa nói đặt cách xa.</text:p>
          </table:table-cell>
          <table:table-cell/>
        </table:table-row>
        <table:table-row table:style-name="ro1" table:visibility="filter">
          <table:table-cell office:value-type="string" calcext:value-type="string">
            <text:p>hình thức sản phẩm giao đúng như ảnh tuy nhiên tốc độ của wifi không được như quảng cáo. khoảng cách gần mà sóng đã yếu chưa nói đặt cách xa.</text:p>
          </table:table-cell>
          <table:table-cell/>
        </table:table-row>
        <table:table-row table:style-name="ro3">
          <table:table-cell office:value-type="string" calcext:value-type="string">
            <text:p>hình thức tốt và giao hàng nhanh. tuy nhiên mình khá thất vọng khi bàn phím bị lỗi ở phím spacebar. mỗi lần nhấn xuống nó bị kẹt lại và không nhồi lên nếu gõ khoảng 5 lần trở lên. một nhược điểm nữa là khi ấn phím spacebar khi dùng samsung note 10+, bàn phím tự động chuyển từ chế độ gõ tiếng việt sang tiếng anh sau chỉ vài lần ấn phím này nên khá phiền toái.</text:p>
          </table:table-cell>
          <table:table-cell/>
        </table:table-row>
        <table:table-row table:style-name="ro1">
          <table:table-cell office:value-type="string" calcext:value-type="string">
            <text:p>hình với sp gì đâu. chả giống nhau</text:p>
          </table:table-cell>
          <table:table-cell/>
        </table:table-row>
        <table:table-row table:style-name="ro1">
          <table:table-cell office:value-type="string" calcext:value-type="string">
            <text:p>hk kết nối đc với đt .. khi kết nối đc thì 1 bên nghe 1 bên hk nghe j.... lại tự mất kết nối vô cớ... cảm thấy hk hài lòg với tiki cho lắm</text:p>
          </table:table-cell>
          <table:table-cell/>
        </table:table-row>
        <table:table-row table:style-name="ro4">
          <table:table-cell office:value-type="string" calcext:value-type="string">
            <text:p>hnay mình đã nhận hàng , chọc khe sim để cắm sim mà mãi ko đc , có gọi số đt gửi kèm để hỗ trợ kĩ thuật nhưng đang hỏi đến phần khe sim thì chưa được trả lời . mong nhận được phản hồi sớm . thx !</text:p>
          </table:table-cell>
          <table:table-cell/>
        </table:table-row>
        <table:table-row table:style-name="ro1">
          <table:table-cell office:value-type="string" calcext:value-type="string">
            <text:p>hnay mới mua về mà đèn đỏ báo liên tục,ko sd đc ,phải chăng sp cần đi đổi lại</text:p>
          </table:table-cell>
          <table:table-cell/>
        </table:table-row>
        <table:table-row table:style-name="ro1">
          <table:table-cell office:value-type="string" calcext:value-type="string">
            <text:p>hỗ trợ giao hang kém!</text:p>
          </table:table-cell>
          <table:table-cell/>
        </table:table-row>
        <table:table-row table:style-name="ro1">
          <table:table-cell office:value-type="string" calcext:value-type="string">
            <text:p>hỗ trợ sau bán hàng rất kém</text:p>
          </table:table-cell>
          <table:table-cell/>
        </table:table-row>
        <table:table-row table:style-name="ro1">
          <table:table-cell office:value-type="string" calcext:value-type="string">
            <text:p>hóa đơn quá chậm. , chuột mình đặt từ tuần trước rồi, đã 1 tuần vẫn chưa thấy hóa đơn đâu</text:p>
          </table:table-cell>
          <table:table-cell/>
        </table:table-row>
        <table:table-row table:style-name="ro1">
          <table:table-cell office:value-type="string" calcext:value-type="string">
            <text:p>hoàn toàn thất vọng về sản phẩm, từ ngoại hình đến chất lượng.</text:p>
          </table:table-cell>
          <table:table-cell/>
        </table:table-row>
        <table:table-row table:style-name="ro1">
          <table:table-cell office:value-type="string" calcext:value-type="string">
            <text:p>hoạt động không ổn định, sóng chập chờn, không hài lòng</text:p>
          </table:table-cell>
          <table:table-cell/>
        </table:table-row>
        <table:table-row table:style-name="ro1">
          <table:table-cell office:value-type="string" calcext:value-type="string">
            <text:p>hoạt động không ổn định, sóng yếu, hay bị kết nối mà không vào internet được. phải reset mới dùng lại được.</text:p>
          </table:table-cell>
          <table:table-cell/>
        </table:table-row>
        <table:table-row table:style-name="ro1">
          <table:table-cell office:value-type="string" calcext:value-type="string">
            <text:p>hơi buồn sản phẩm ko cài đặt với điện thoại dc, chắc lỗi gì rồi</text:p>
          </table:table-cell>
          <table:table-cell/>
        </table:table-row>
        <table:table-row table:style-name="ro1">
          <table:table-cell office:value-type="string" calcext:value-type="string">
            <text:p>hơi buồn vì mình mua trục chặc bảo hành lần 1 xong , đang gọi bảo hành lần nữa vẫn lỗi như vậy buồn quá ! ko biết do số mình nhọ hay thế nào</text:p>
          </table:table-cell>
          <table:table-cell/>
        </table:table-row>
        <table:table-row table:style-name="ro1">
          <table:table-cell office:value-type="string" calcext:value-type="string">
            <text:p>hơi đắt. <text:s/>dùng thử một thời gian mới biết chất lượng như thế nào.</text:p>
          </table:table-cell>
          <table:table-cell/>
        </table:table-row>
        <table:table-row table:style-name="ro1">
          <table:table-cell office:value-type="string" calcext:value-type="string">
            <text:p>hối hận <text:s/>, phát sóng mạnh hơn nhưng mất internet thường xuyên , đúng là của ôi</text:p>
          </table:table-cell>
          <table:table-cell/>
        </table:table-row>
        <table:table-row table:style-name="ro2">
          <table:table-cell office:value-type="string" calcext:value-type="string">
            <text:p>hồi tháng 1 mình có mua 1 em này. chất lượng ok, bảo hành 1 năm. có kèm phiếu bảo hành.</text:p>
            <text:p> đến hôm nay thì em nó bỗng dưng bị hư 1 bên tai. tức tốc lục lại phiếu bảo hành thì ôi toi, trên phiếu bảo hành chỉ ghi thời gian bảo hành 6 tháng :/.</text:p>
            <text:p> cũng công nhận tại mình ko kiểm tra kĩ hàng từ trước nên mới có chuyện như vầy, nên mình cũng chịu thôi chứ biết sao giờ, chỉ khuyên ai mua hàng nhớ check thời gian bảo hành thử đừng để bị như mình :/.</text:p>
          </table:table-cell>
          <table:table-cell/>
        </table:table-row>
        <table:table-row table:style-name="ro1">
          <table:table-cell office:value-type="string" calcext:value-type="string">
            <text:p>hơi yếu ,</text:p>
          </table:table-cell>
          <table:table-cell/>
        </table:table-row>
        <table:table-row table:style-name="ro1">
          <table:table-cell office:value-type="string" calcext:value-type="string">
            <text:p>hok sử dụng đc ạ</text:p>
          </table:table-cell>
          <table:table-cell/>
        </table:table-row>
        <table:table-row table:style-name="ro1">
          <table:table-cell office:value-type="string" calcext:value-type="string">
            <text:p>hôm bữa mua dây sạc điện thoại 2 mét mà bên shop giao dây có 2 tất thôi nên kg có nhận hàng</text:p>
          </table:table-cell>
          <table:table-cell/>
        </table:table-row>
        <table:table-row table:style-name="ro3">
          <table:table-cell office:value-type="string" calcext:value-type="string">
            <text:p>hôm nay mình có mua 1 đơn hàng, sản phẩm là màn hình dell p2719h. khi về lắp vào sử dụng thì ở góc dưới tay phải khi ấn vào nghe tiếng cụp cụp. <text:s text:c="2"/>mình kiểm tra thì phần bản lề bên dưới không khớp, bị dán lệch nên khi ấn vàn sẽ nghe cụp cụp. nhờ tiki.vn kiểm tra và đổi trả sản phẩm mới giúp mình. vì xài như vậy rất khó chịu, cảm giác như mua phải hàng lỗi.</text:p>
          </table:table-cell>
          <table:table-cell/>
        </table:table-row>
        <table:table-row table:style-name="ro1">
          <table:table-cell office:value-type="string" calcext:value-type="string">
            <text:p>hôm nay mình mở ipad lên thấy có 1 vết giống như nứt và không thấy có hóa đơn nữa. lần đầu tiên mua mà đã thấy không hài lòng. mong giải quyết sớm giúp mình</text:p>
          </table:table-cell>
          <table:table-cell/>
        </table:table-row>
        <table:table-row table:style-name="ro4">
          <table:table-cell office:value-type="string" calcext:value-type="string">
            <text:p>hôm nay mình mới nhận được ổ cứng, nhưng khi chép dữ liệu thì bị lỗi. window thấy ổ đĩa nhưng ko thấy dung lương, format ổ cứng cũng ko được. tôi đang cần để chép dữ liệu mà lại chép ko dc. tiki có thể đổi hàng cho tôi dc không?</text:p>
          </table:table-cell>
          <table:table-cell/>
        </table:table-row>
        <table:table-row table:style-name="ro1">
          <table:table-cell office:value-type="string" calcext:value-type="string">
            <text:p>hôm nay mình nhờ chị mình hàng mà <text:s/>quên kêu chị kiểm tra ai dè tối về mở ra ko có tai phone chỉ có hộp ko...thất vọng về shop</text:p>
          </table:table-cell>
          <table:table-cell/>
        </table:table-row>
        <table:table-row table:style-name="ro1">
          <table:table-cell office:value-type="string" calcext:value-type="string">
            <text:p>hôm nay mình vừa nhận hàng xong nhưng tai nghe bên phải nghe bị nhỏ hơn hẳn tai nghe bên trái mong tiki trading giải quyết đổi hàng cho mình</text:p>
          </table:table-cell>
          <table:table-cell/>
        </table:table-row>
        <table:table-row table:style-name="ro1">
          <table:table-cell office:value-type="string" calcext:value-type="string">
            <text:p>hôm nay tôi nhận được đông hồ và sạc pin ko vào , mở ra thì ko có cục pin.</text:p>
          </table:table-cell>
          <table:table-cell/>
        </table:table-row>
        <table:table-row table:style-name="ro1">
          <table:table-cell office:value-type="string" calcext:value-type="string">
            <text:p>hôm trước mình có 1 máy nhưng pin để 3000 sau mình sài chỉ gọi và nhắn tin thôi mà 1 ngày là hết pin tiki xem lại giúp mình nha</text:p>
          </table:table-cell>
          <table:table-cell/>
        </table:table-row>
        <table:table-row table:style-name="ro1">
          <table:table-cell office:value-type="string" calcext:value-type="string">
            <text:p>hỏng click ko ấn đc ......</text:p>
          </table:table-cell>
          <table:table-cell/>
        </table:table-row>
        <table:table-row table:style-name="ro1">
          <table:table-cell office:value-type="string" calcext:value-type="string">
            <text:p>hông dùng đc gì ngoài cọ</text:p>
          </table:table-cell>
          <table:table-cell/>
        </table:table-row>
        <table:table-row table:style-name="ro1">
          <table:table-cell office:value-type="string" calcext:value-type="string">
            <text:p>hông kết nối được</text:p>
          </table:table-cell>
          <table:table-cell/>
        </table:table-row>
        <table:table-row table:style-name="ro1">
          <table:table-cell office:value-type="string" calcext:value-type="string">
            <text:p>hỏng mất một bên</text:p>
          </table:table-cell>
          <table:table-cell/>
        </table:table-row>
        <table:table-row table:style-name="ro2">
          <table:table-cell office:value-type="string" calcext:value-type="string">
            <text:p>hộp bị móp méo, đóng gói hời hợt. sản phẩm dùng ok, không lọc tiếng ồn như mọi người review. nhận được buổi trưa, nhưng chiều tối mình mới test thử, cắm sạc qua đêm nhưng hình như chỉ sạc mỗi hộp, tai nghe không được sạc. lấy ra tai nghe bên phải 4 vạch, trái chỉ có 2 vạch, để được khoảng 10 phút tuột xuốt còn 1 vạch. bỏ lại vô hộp sạc thì 15p lại lên 3 vạch ???? không biết do mình bỏ vào không đúng hay như thế này, nhưng cảm thấy thất vọng, theo mình sản phẩm không xứng với giá 400k luôn chứ đừng nói là hơn 900k.</text:p>
          </table:table-cell>
          <table:table-cell/>
        </table:table-row>
        <table:table-row table:style-name="ro1">
          <table:table-cell office:value-type="string" calcext:value-type="string">
            <text:p>hộp có dấu rạch ra, usb nhìn cũ , có 2 vết xước sâu ở phần nhựa, trông như hàng đã qua sử dụng. tồi</text:p>
          </table:table-cell>
          <table:table-cell/>
        </table:table-row>
        <table:table-row table:style-name="ro1">
          <table:table-cell office:value-type="string" calcext:value-type="string">
            <text:p>hộp của tiki bị méo mó, hộp nhìn như kiểu cbi vứt vào sọt rác, không đêm...</text:p>
          </table:table-cell>
          <table:table-cell/>
        </table:table-row>
        <table:table-row table:style-name="ro1">
          <table:table-cell office:value-type="string" calcext:value-type="string">
            <text:p>hộp đã bị bóc ra trong hộp có rất nhiều bụi dính trên tản stock</text:p>
          </table:table-cell>
          <table:table-cell/>
        </table:table-row>
        <table:table-row table:style-name="ro1">
          <table:table-cell office:value-type="string" calcext:value-type="string">
            <text:p>hộp đã bị cắt seal và đã bị mở trước đó. bốn miếng đệm chuột bị trầy xước như đã qua sử dụng. mình hơi thất vọng về sản phẩm của tiki.</text:p>
          </table:table-cell>
          <table:table-cell/>
        </table:table-row>
        <table:table-row table:style-name="ro1" table:visibility="filter">
          <table:table-cell office:value-type="string" calcext:value-type="string">
            <text:p>hộp đã bị cắt seal và đã bị mở trước đó. bốn miếng đệm chuột bị trầy xước như đã qua sử dụng. mình hơi thất vọng về sản phẩm của tiki.</text:p>
          </table:table-cell>
          <table:table-cell/>
        </table:table-row>
        <table:table-row table:style-name="ro1">
          <table:table-cell office:value-type="string" calcext:value-type="string">
            <text:p>hộp i12 tai nghe i11. hàng bị lỗi. tôi sẽ không bao giờ mua lại shop này</text:p>
          </table:table-cell>
          <table:table-cell/>
        </table:table-row>
        <table:table-row table:style-name="ro1">
          <table:table-cell office:value-type="string" calcext:value-type="string">
            <text:p>hộp khi mở ra bị bóp méo <text:s/>hơn nữa tai nghe chỉ sử dụng được bên phải còn bên trái thì bị mất tiếng không thể sử dụng và nghe được</text:p>
          </table:table-cell>
          <table:table-cell/>
        </table:table-row>
        <table:table-row table:style-name="ro1">
          <table:table-cell office:value-type="string" calcext:value-type="string">
            <text:p>hộp không có hàng chỉ có vỏ mà cái vỏ lại là cao su muốn shop hoàn tiền hoặc giao hàng lại</text:p>
          </table:table-cell>
          <table:table-cell/>
        </table:table-row>
        <table:table-row table:style-name="ro4">
          <table:table-cell office:value-type="string" calcext:value-type="string">
            <text:p>hộp không sạc được cho tai nghe, nắp hộp khônn chật, đóng vào k kích cho tai nghe sạc được. rè tai bên phải. đặt hàng thế này thì chết rồi tiki à. mua nhiều đồ mà đây là lần đầu thấy thế này</text:p>
          </table:table-cell>
          <table:table-cell/>
        </table:table-row>
        <table:table-row table:style-name="ro1">
          <table:table-cell office:value-type="string" calcext:value-type="string">
            <text:p>hợp lý về giá, nhưng giao hàng quá chậm và bảo hành của tiki rất kém. có ai bảo hành con chuột mà 1 tháng chưa thấy phản hồi k</text:p>
          </table:table-cell>
          <table:table-cell/>
        </table:table-row>
        <table:table-row table:style-name="ro2">
          <table:table-cell office:value-type="string" calcext:value-type="string">
            <text:p>hộp máy nguyên seal luôn (seal nó hơi nhàu chút), nhưng khi bóc seal thì thấy thất vọng tràn trề. bên trong có ít bụi bám, hic hic. soi các cạnh của máy thì thấy bi cong chứ không thẳng (hai cạnh gần với camera), do mình đã trải nghiệm sản phẩm này tại shop ngoài nên biết chắc chắn là bị cong rồi. kiểm tra xong thì thôi mình chẳng muốn bật máy lên xem nữa. sao giống như mình đã mua phải một sản phẩm không phải của apple vậy???? <text:s/>gọi điện thoại hỗ trợ thì từ hôm qua đến giờ không thấy phản hồi động tĩnh gì. <text:s/>p/s: mình lại còn mua sẵn apple pencil 2 để chơi cùng em nó, thêm cả cái ốp đang trên đường vận chuyển nữa chứ.</text:p>
          </table:table-cell>
          <table:table-cell/>
        </table:table-row>
        <table:table-row table:style-name="ro1">
          <table:table-cell office:value-type="string" calcext:value-type="string">
            <text:p>hộp mới nguyên tem nhưng bật không thấy đèn sáng, không dùng được. đề nghị đổi cái mới.</text:p>
          </table:table-cell>
          <table:table-cell/>
        </table:table-row>
        <table:table-row table:style-name="ro1">
          <table:table-cell office:value-type="string" calcext:value-type="string">
            <text:p>hộp móp méo nặng. gọi đổi trả hàng với tiki 2 tuần không giải quyết được</text:p>
          </table:table-cell>
          <table:table-cell/>
        </table:table-row>
        <table:table-row table:style-name="ro1">
          <table:table-cell office:value-type="string" calcext:value-type="string">
            <text:p>hộp mực bị lỗi, nhựa bị gãy không lắp được</text:p>
          </table:table-cell>
          <table:table-cell/>
        </table:table-row>
        <table:table-row table:style-name="ro1">
          <table:table-cell office:value-type="string" calcext:value-type="string">
            <text:p>hộp mực mới nhận in ra kết quả như thế này</text:p>
          </table:table-cell>
          <table:table-cell/>
        </table:table-row>
        <table:table-row table:style-name="ro1">
          <table:table-cell office:value-type="string" calcext:value-type="string">
            <text:p>hộp nguyên seal mà không có con ốc thì khách hàng lắp vào máy như thế nào</text:p>
          </table:table-cell>
          <table:table-cell/>
        </table:table-row>
        <table:table-row table:style-name="ro1">
          <table:table-cell office:value-type="string" calcext:value-type="string">
            <text:p>hộp nhựa bị mở sẵn từ trước khi người dùng bóc hộp carton. đế chuột dính bụi, khôg biết chắc hàng đã qua sử dụng hay chưa. <text:s text:c="2"/>vô cùng thất vọng về chất lượng!!!!!</text:p>
          </table:table-cell>
          <table:table-cell/>
        </table:table-row>
        <table:table-row table:style-name="ro1">
          <table:table-cell office:value-type="string" calcext:value-type="string">
            <text:p>hộp toàn chữ tàu, không có team nhà phân phối mà nói hàng chính hãng </text:p>
          </table:table-cell>
          <table:table-cell/>
        </table:table-row>
        <table:table-row table:style-name="ro1">
          <table:table-cell office:value-type="string" calcext:value-type="string">
            <text:p>https://tiki.vn/sales/order/view/286991263 tôi muốn trả <text:s/>đổi hàng vì hỏng không sử dụng được mã #286991263</text:p>
          </table:table-cell>
          <table:table-cell/>
        </table:table-row>
        <table:table-row table:style-name="ro4">
          <table:table-cell office:value-type="string" calcext:value-type="string">
            <text:p>hư ngay từ ngày đầu tiên, đèn led chớp liên tục dù không có bút ở gần, chuột nhảy vào góc màn hình rồi chạy loạn hết lên. không những windows mà cả android cũng bị như vậy.</text:p>
          </table:table-cell>
          <table:table-cell/>
        </table:table-row>
        <table:table-row table:style-name="ro1">
          <table:table-cell office:value-type="string" calcext:value-type="string">
            <text:p>hướng dẫn kết nối ko rõ , và ko kết nối đc với ipad air 2 tại sao dù đã nâng cấp phiên bản 13 cho ipad</text:p>
          </table:table-cell>
          <table:table-cell/>
        </table:table-row>
        <table:table-row table:style-name="ro4">
          <table:table-cell office:value-type="string" calcext:value-type="string">
            <text:p>hý hửng khui ra sau khi nhận được hàng. cắm vào 2 máy khác nhau và dùng 2 cáp khác nhau. ko máy nào nhận ổ ssd mới này. quá tệ ....yêu cầu bảo hành gấp mà tiki phản ứng chậm chạp.... ko khuyến cáo mua.</text:p>
          </table:table-cell>
          <table:table-cell/>
        </table:table-row>
        <table:table-row table:style-name="ro1">
          <table:table-cell office:value-type="string" calcext:value-type="string">
            <text:p>hy vọng đổi lại sản phẩm khác ! vừa mới mua sd dc gần 1 tuần là đã hư !!! chán quá thấy giá cao thầm nghĩ sẽ tốt nhưng khong ngờ !!! thua công dây sạt rẻ tiền nữa 😤</text:p>
          </table:table-cell>
          <table:table-cell/>
        </table:table-row>
        <table:table-row table:style-name="ro4">
          <table:table-cell office:value-type="string" calcext:value-type="string">
            <text:p>i thought mouses from logitech would be good for office using. except this one. design does not fit with normal office use. compatible with computer is also not great. so much lagging with minimal precision. <text:s/>can't stand the mouse for 2 days after buying</text:p>
          </table:table-cell>
          <table:table-cell/>
        </table:table-row>
        <table:table-row table:style-name="ro1">
          <table:table-cell office:value-type="string" calcext:value-type="string">
            <text:p>in bị sọc, trục từ lỗi. rất không hài lòng. đề nghị có chính sách đổi trả</text:p>
          </table:table-cell>
          <table:table-cell/>
        </table:table-row>
        <table:table-row table:style-name="ro1">
          <table:table-cell office:value-type="string" calcext:value-type="string">
            <text:p>in chữ bị lẹch lên phía trên và bên phải. không hài lòng.,</text:p>
          </table:table-cell>
          <table:table-cell/>
        </table:table-row>
        <table:table-row table:style-name="ro1">
          <table:table-cell office:value-type="string" calcext:value-type="string">
            <text:p>in ko ăn mực, kẹt giấy liên tục, dù chỉ in 5 trang.</text:p>
          </table:table-cell>
          <table:table-cell/>
        </table:table-row>
        <table:table-row table:style-name="ro1">
          <table:table-cell office:value-type="string" calcext:value-type="string">
            <text:p>ip không vào được <text:s/>giao hàng thì trễ mất 4 ngày <text:s/>chán không thể tả</text:p>
          </table:table-cell>
          <table:table-cell/>
        </table:table-row>
        <table:table-row table:style-name="ro1">
          <table:table-cell office:value-type="string" calcext:value-type="string">
            <text:p>iphone ko hiện thêm gói cước di động để kick hoạt esim đã báo lên cskh . nhưng kỹ thuật vẫn chưa liên hệ hổ trợ</text:p>
          </table:table-cell>
          <table:table-cell/>
        </table:table-row>
        <table:table-row table:style-name="ro4">
          <table:table-cell office:value-type="string" calcext:value-type="string">
            <text:p>iphone mới mua được vài ngày. phát hiện ra lỗi lúc nhận đuoc cuộc gọi lúc không. tin nhắn cũng vậy. đã gọi nhà mạng hỗ trợ nhưng vẫn bị lỗi. <text:s/>gọi đến báo thuê bao không liên lạc được, mong tiki hỗ trợ gấp</text:p>
          </table:table-cell>
          <table:table-cell/>
        </table:table-row>
        <table:table-row table:style-name="ro1">
          <table:table-cell office:value-type="string" calcext:value-type="string">
            <text:p>it’s broken and the left earpiece is broken. it can’t connect to the bluetooth in the phone but the right earpiece is okay and works well...</text:p>
          </table:table-cell>
          <table:table-cell/>
        </table:table-row>
        <table:table-row table:style-name="ro1">
          <table:table-cell office:value-type="string" calcext:value-type="string">
            <text:p>it’s dose not work at all ,and i guess it is not the new one</text:p>
          </table:table-cell>
          <table:table-cell/>
        </table:table-row>
        <table:table-row table:style-name="ro1" table:visibility="filter">
          <table:table-cell office:value-type="string" calcext:value-type="string">
            <text:p>it’s dose not work at all ,and i guess it is not the new one</text:p>
          </table:table-cell>
          <table:table-cell/>
        </table:table-row>
        <table:table-row table:style-name="ro1">
          <table:table-cell office:value-type="string" calcext:value-type="string">
            <text:p>jack cắm có vấn đề, cắm vào dt android, ios hay laptop đều không nghe rõ dc, mỗi âm treble. không hi vọng quá nhi</text:p>
          </table:table-cell>
          <table:table-cell/>
        </table:table-row>
        <table:table-row table:style-name="ro1">
          <table:table-cell office:value-type="string" calcext:value-type="string">
            <text:p>k biet so thiếu tai nghe từ nha sx hay tai cua hang .ma nv giao hang xong mở ra thấy vân nguyen tem 2 <text:s/>đâu hộp <text:s/>sp nhung khi kiểm tra thi thiếu tai nghe .mong kiti xem xet</text:p>
          </table:table-cell>
          <table:table-cell/>
        </table:table-row>
        <table:table-row table:style-name="ro1">
          <table:table-cell office:value-type="string" calcext:value-type="string">
            <text:p>k đúng sản phẩm yêu cầu tiki liên hệ cho tôi</text:p>
          </table:table-cell>
          <table:table-cell/>
        </table:table-row>
        <table:table-row table:style-name="ro1">
          <table:table-cell office:value-type="string" calcext:value-type="string">
            <text:p>k hài lòng sản phẩm quá tệ</text:p>
          </table:table-cell>
          <table:table-cell/>
        </table:table-row>
        <table:table-row table:style-name="ro1">
          <table:table-cell office:value-type="string" calcext:value-type="string">
            <text:p>k hài lòng về sản phẩm. 1 bên tai kết nối chập chờn</text:p>
          </table:table-cell>
          <table:table-cell/>
        </table:table-row>
        <table:table-row table:style-name="ro1">
          <table:table-cell office:value-type="string" calcext:value-type="string">
            <text:p>k kết nối đc ad</text:p>
          </table:table-cell>
          <table:table-cell/>
        </table:table-row>
        <table:table-row table:style-name="ro1">
          <table:table-cell office:value-type="string" calcext:value-type="string">
            <text:p>k nên mua. sạc đc mấy hôm thì hỏng. lúc được lúc không</text:p>
          </table:table-cell>
          <table:table-cell/>
        </table:table-row>
        <table:table-row table:style-name="ro1">
          <table:table-cell office:value-type="string" calcext:value-type="string">
            <text:p>k nghe được 2 tiếng. <text:s/>còn giống hàng cũ nữa</text:p>
          </table:table-cell>
          <table:table-cell/>
        </table:table-row>
        <table:table-row table:style-name="ro1">
          <table:table-cell office:value-type="string" calcext:value-type="string">
            <text:p>k nhan xim</text:p>
          </table:table-cell>
          <table:table-cell/>
        </table:table-row>
        <table:table-row table:style-name="ro1">
          <table:table-cell office:value-type="string" calcext:value-type="string">
            <text:p>k như hình ảnh, màu khác,</text:p>
          </table:table-cell>
          <table:table-cell/>
        </table:table-row>
        <table:table-row table:style-name="ro1">
          <table:table-cell office:value-type="string" calcext:value-type="string">
            <text:p>k sài đc</text:p>
          </table:table-cell>
          <table:table-cell/>
        </table:table-row>
        <table:table-row table:style-name="ro1">
          <table:table-cell office:value-type="string" calcext:value-type="string">
            <text:p>k sử dụng được. k được hỗ trợ khi gọi hotline của shop.</text:p>
          </table:table-cell>
          <table:table-cell/>
        </table:table-row>
        <table:table-row table:style-name="ro1">
          <table:table-cell office:value-type="string" calcext:value-type="string">
            <text:p>k thấy ghi thông tin bảo hành ở đâu cả</text:p>
          </table:table-cell>
          <table:table-cell/>
        </table:table-row>
        <table:table-row table:style-name="ro1">
          <table:table-cell office:value-type="string" calcext:value-type="string">
            <text:p>k tốt hàng k ăn điện k sai dc</text:p>
          </table:table-cell>
          <table:table-cell/>
        </table:table-row>
        <table:table-row table:style-name="ro1">
          <table:table-cell office:value-type="string" calcext:value-type="string">
            <text:p>k tốt. dây sạc cắm vô thì nhận sạc dc khoảng 10p thì lại ngắt ma jw dù pin đang <text:s/>ở 20% sạc lên 35% lại tự ngắt</text:p>
          </table:table-cell>
          <table:table-cell/>
        </table:table-row>
        <table:table-row table:style-name="ro1">
          <table:table-cell office:value-type="string" calcext:value-type="string">
            <text:p>k xài được. kết nối wifi nhưng không truy cập được.</text:p>
          </table:table-cell>
          <table:table-cell/>
        </table:table-row>
        <table:table-row table:style-name="ro1">
          <table:table-cell office:value-type="string" calcext:value-type="string">
            <text:p>kem chat lượng kg dữ pin chua tới 1 ngay la hết pin.</text:p>
          </table:table-cell>
          <table:table-cell/>
        </table:table-row>
        <table:table-row table:style-name="ro1">
          <table:table-cell office:value-type="string" calcext:value-type="string">
            <text:p>kem chat luong ko dung mau da chon nen coi truoc khi gui</text:p>
          </table:table-cell>
          <table:table-cell/>
        </table:table-row>
        <table:table-row table:style-name="ro1">
          <table:table-cell office:value-type="string" calcext:value-type="string">
            <text:p>kém chất lượng, đã hỏng</text:p>
          </table:table-cell>
          <table:table-cell/>
        </table:table-row>
        <table:table-row table:style-name="ro1">
          <table:table-cell office:value-type="string" calcext:value-type="string">
            <text:p>kém chất lượng, tự ngắt liên tục(5 10'). thất vọng</text:p>
          </table:table-cell>
          <table:table-cell/>
        </table:table-row>
        <table:table-row table:style-name="ro1">
          <table:table-cell office:value-type="string" calcext:value-type="string">
            <text:p>kém. dùng chưa được tháng đã hỏng không sạc dc</text:p>
          </table:table-cell>
          <table:table-cell/>
        </table:table-row>
        <table:table-row table:style-name="ro3">
          <table:table-cell office:value-type="string" calcext:value-type="string">
            <text:p>keo khô queo &amp; đặc quánh như bột mì, khô nên dính kém, không tỏa keo hết điểm tiếp xúc mà vón cục <text:s/>sau khi dùng 1 tuần mình chùi hết, mua lại dòng keo rx arctic mx4 4g để dùng! ai mua nhớ check video trước xem loại keo đó độ lỏng thế nào (như mình mù mờ ko biết trét lên block tản nhiệt nước, nóng quá trời vì nó cứng ko có tràn hết, đến lúc đổi mx4 mới check video, thấy người ta review mới biết. </text:p>
          </table:table-cell>
          <table:table-cell/>
        </table:table-row>
        <table:table-row table:style-name="ro1">
          <table:table-cell office:value-type="string" calcext:value-type="string">
            <text:p>kẹp đầu giường quá yếu, không nâng nổi ipad, rất không hài lòng</text:p>
          </table:table-cell>
          <table:table-cell/>
        </table:table-row>
        <table:table-row table:style-name="ro1">
          <table:table-cell office:value-type="string" calcext:value-type="string">
            <text:p>kẹp giữ điện thoại lò xò rất yếu giữ không chắc chắn</text:p>
          </table:table-cell>
          <table:table-cell/>
        </table:table-row>
        <table:table-row table:style-name="ro1">
          <table:table-cell office:value-type="string" calcext:value-type="string">
            <text:p>kết nối blootud kém qua....</text:p>
          </table:table-cell>
          <table:table-cell/>
        </table:table-row>
        <table:table-row table:style-name="ro1">
          <table:table-cell office:value-type="string" calcext:value-type="string">
            <text:p>kết nỗi bluetooth chậm mau hết pin 5 ngày đầu tiên 2 tai nghe bình thường .đến ngày thứ 6 thì hư 1 tai nghe bên phải</text:p>
          </table:table-cell>
          <table:table-cell/>
        </table:table-row>
        <table:table-row table:style-name="ro1">
          <table:table-cell office:value-type="string" calcext:value-type="string">
            <text:p>kết nối bluetooth cứ bị đứt đoạn, nghe nhạc toàn chép không có bass.</text:p>
          </table:table-cell>
          <table:table-cell/>
        </table:table-row>
        <table:table-row table:style-name="ro1">
          <table:table-cell office:value-type="string" calcext:value-type="string">
            <text:p>kết nối bluetooth với thiết bị khác lúc được lúc không</text:p>
          </table:table-cell>
          <table:table-cell/>
        </table:table-row>
        <table:table-row table:style-name="ro1">
          <table:table-cell office:value-type="string" calcext:value-type="string">
            <text:p>kết nối bluetooth, usb đều rất chậm và không ổn định</text:p>
          </table:table-cell>
          <table:table-cell/>
        </table:table-row>
        <table:table-row table:style-name="ro1">
          <table:table-cell office:value-type="string" calcext:value-type="string">
            <text:p>kết nối cả 2 tai nghe mà lên có một bên shop gửi tai nghe đểu à <text:s/>bực</text:p>
          </table:table-cell>
          <table:table-cell/>
        </table:table-row>
        <table:table-row table:style-name="ro1">
          <table:table-cell office:value-type="string" calcext:value-type="string">
            <text:p>kết nối chậm , hay bị gián đoạn &amp; cứ bị nghe rè rè</text:p>
          </table:table-cell>
          <table:table-cell/>
        </table:table-row>
        <table:table-row table:style-name="ro1">
          <table:table-cell office:value-type="string" calcext:value-type="string">
            <text:p>ket noi cham có khi duoc khi kg toi kg xài duoc</text:p>
          </table:table-cell>
          <table:table-cell/>
        </table:table-row>
        <table:table-row table:style-name="ro1">
          <table:table-cell office:value-type="string" calcext:value-type="string">
            <text:p>kết nối chậm nghe bị rè và chậm mất 1s so với điện thoại</text:p>
          </table:table-cell>
          <table:table-cell/>
        </table:table-row>
        <table:table-row table:style-name="ro1">
          <table:table-cell office:value-type="string" calcext:value-type="string">
            <text:p>kết nối chập chờ, khả năng có 1 anten bị hỏng. vẫn chưa nhận được hóa đơn</text:p>
          </table:table-cell>
          <table:table-cell/>
        </table:table-row>
        <table:table-row table:style-name="ro1">
          <table:table-cell office:value-type="string" calcext:value-type="string">
            <text:p>kết nối cực yếu. nghe rè, coi như bỏ tiền 100k ngu</text:p>
          </table:table-cell>
          <table:table-cell/>
        </table:table-row>
        <table:table-row table:style-name="ro1">
          <table:table-cell office:value-type="string" calcext:value-type="string">
            <text:p>kết nối được 1 tai nghe thôi</text:p>
          </table:table-cell>
          <table:table-cell/>
        </table:table-row>
        <table:table-row table:style-name="ro4">
          <table:table-cell office:value-type="string" calcext:value-type="string">
            <text:p>kết nối huawei không gõ được dấu tiếng việt, chuyển qua samsung thử thì lại gõ được. nói chung tùy điện thoại mà các bạn mua nhé. sau khi kết nối lại từ điện thoại này chuyển sang điện thoại kia bị lỗi, kêu mình nhấn một phím để kết nối lại, mình nhấn tứ lung tung mà không thấy gì, nản quá. hình mà lỗi mình chụp lại đó.</text:p>
          </table:table-cell>
          <table:table-cell/>
        </table:table-row>
        <table:table-row table:style-name="ro1">
          <table:table-cell office:value-type="string" calcext:value-type="string">
            <text:p>kết nối k ổn định, tiki nên xem lại đối tác của mình</text:p>
          </table:table-cell>
          <table:table-cell/>
        </table:table-row>
        <table:table-row table:style-name="ro1">
          <table:table-cell office:value-type="string" calcext:value-type="string">
            <text:p>kết nối khá chậm, lúc được lúc không</text:p>
          </table:table-cell>
          <table:table-cell/>
        </table:table-row>
        <table:table-row table:style-name="ro1">
          <table:table-cell office:value-type="string" calcext:value-type="string">
            <text:p>kết nối không ổn định âm thanh sôi không được như quảng cáo.</text:p>
          </table:table-cell>
          <table:table-cell/>
        </table:table-row>
        <table:table-row table:style-name="ro1">
          <table:table-cell office:value-type="string" calcext:value-type="string">
            <text:p>kết nối ko ổn định, tai phải ko có tiếng, kêu lọc cọc, tai trái tiếng nhỏ</text:p>
          </table:table-cell>
          <table:table-cell/>
        </table:table-row>
        <table:table-row table:style-name="ro1">
          <table:table-cell office:value-type="string" calcext:value-type="string">
            <text:p>kết nối lần đầu thì gần dc (đèn trên usb sáng nhưng không kết nối được), rút ra cắm lại thì hỏng luôn..shop bán hàng thế này thì mất hết</text:p>
          </table:table-cell>
          <table:table-cell/>
        </table:table-row>
        <table:table-row table:style-name="ro1">
          <table:table-cell office:value-type="string" calcext:value-type="string">
            <text:p>kết nối lỗi, hay bị ngắt kết nối, nghe rè. khuyến cáo đừng nên mua sản phẩm này, thà mua hẳn 2,3 trăm ngàn mà còn xài dc</text:p>
          </table:table-cell>
          <table:table-cell/>
        </table:table-row>
        <table:table-row table:style-name="ro1">
          <table:table-cell office:value-type="string" calcext:value-type="string">
            <text:p>kết nối lúc đc lúc ko. nghe chỉ đc 1 cái. cùi bắp ko đáng tin cậy</text:p>
          </table:table-cell>
          <table:table-cell/>
        </table:table-row>
        <table:table-row table:style-name="ro1">
          <table:table-cell office:value-type="string" calcext:value-type="string">
            <text:p>kết nối rất tệ, chất lượng không đáng với giá tiền. sai lầm khi mua</text:p>
          </table:table-cell>
          <table:table-cell/>
        </table:table-row>
        <table:table-row table:style-name="ro1">
          <table:table-cell office:value-type="string" calcext:value-type="string">
            <text:p>kết nối rất yếu đc cỡ 10 s là mất kết nối đi xa tý cũng vậy driver dạng đĩa thì ko phải máy tính nào cũng cài đặt đc</text:p>
          </table:table-cell>
          <table:table-cell/>
        </table:table-row>
        <table:table-row table:style-name="ro4">
          <table:table-cell office:value-type="string" calcext:value-type="string">
            <text:p>kết nối thì được, nhưng nghe nhạc kiểu như một giây là có nhạc, một giây mất nhạc vậy. kết nối nhiều thiết bị thì có cái được, có cái mất. 5.0 chỉ để tượng trưng thôi, chứ nó không bằng các cái 4.0 mình dùng trước đây. tệ</text:p>
          </table:table-cell>
          <table:table-cell/>
        </table:table-row>
        <table:table-row table:style-name="ro1">
          <table:table-cell office:value-type="string" calcext:value-type="string">
            <text:p>kết nối thiếu ổn định, nghe cứ giật giật, chỉ muốn đập luôn cái loa</text:p>
          </table:table-cell>
          <table:table-cell/>
        </table:table-row>
        <table:table-row table:style-name="ro1">
          <table:table-cell office:value-type="string" calcext:value-type="string">
            <text:p>kết nối và âm thanh khá ổn trong tầm giá, nhưng mới dùng 2 tháng đã sạc ko vào pin, và bảo hành chỉ có 1 tháng, mọi người cân nhắc nhé</text:p>
          </table:table-cell>
          <table:table-cell/>
        </table:table-row>
        <table:table-row table:style-name="ro1">
          <table:table-cell office:value-type="string" calcext:value-type="string">
            <text:p>kết nối với điện thoại rất khó, mau hết pin</text:p>
          </table:table-cell>
          <table:table-cell/>
        </table:table-row>
        <table:table-row table:style-name="ro1">
          <table:table-cell office:value-type="string" calcext:value-type="string">
            <text:p>kết nối với máy macos của mình thì không lăn nhưng thử qua máy khác thì lăn???</text:p>
          </table:table-cell>
          <table:table-cell/>
        </table:table-row>
        <table:table-row table:style-name="ro1">
          <table:table-cell office:value-type="string" calcext:value-type="string">
            <text:p>kết nối với thiết bị là treo máy, dump màn hình. nói chung không dùng được</text:p>
          </table:table-cell>
          <table:table-cell/>
        </table:table-row>
        <table:table-row table:style-name="ro1">
          <table:table-cell office:value-type="string" calcext:value-type="string">
            <text:p>kết nối với thiết bị oto thì không tìm được không có tính hiệu gì hết như vậy sao được</text:p>
          </table:table-cell>
          <table:table-cell/>
        </table:table-row>
        <table:table-row table:style-name="ro4">
          <table:table-cell office:value-type="string" calcext:value-type="string">
            <text:p>kết nối với windows 10 cực kì rối rắm, làm cả tiếng không xong. hỗ trợ driver quá kém, setup phức tạp, máy không có cd phải chủ động lên mạng tải rồi fix các loại mà vẫn chưa được !</text:p>
          </table:table-cell>
          <table:table-cell/>
        </table:table-row>
        <table:table-row table:style-name="ro1">
          <table:table-cell office:value-type="string" calcext:value-type="string">
            <text:p>kết nối wifi qua cái này mạng còn chậm hơn cả điện thoại kết nối trực tiếp. tào lao.</text:p>
          </table:table-cell>
          <table:table-cell/>
        </table:table-row>
        <table:table-row table:style-name="ro1">
          <table:table-cell office:value-type="string" calcext:value-type="string">
            <text:p>ket noi wifi rat chap chon. khong nen mua hang cua totolink</text:p>
          </table:table-cell>
          <table:table-cell/>
        </table:table-row>
        <table:table-row table:style-name="ro1">
          <table:table-cell office:value-type="string" calcext:value-type="string">
            <text:p>kêt nối yếu. sóng chập chờn. nghe nhạc mà cứ rè rè giật không thể chịu nổi. quá thật vọng. coi như mình mất 160k tiền ngu vậy</text:p>
          </table:table-cell>
          <table:table-cell/>
        </table:table-row>
        <table:table-row table:style-name="ro1">
          <table:table-cell office:value-type="string" calcext:value-type="string">
            <text:p>kg hai long hàng giao thieu tai nghe gói quà rất là tệ kg phải như lúc trước <text:s/>nhân viên kg nhiệt tình có phần vạo hộp điện thoại kg có dán tem may điện thoại thì đúng mẫu</text:p>
          </table:table-cell>
          <table:table-cell/>
        </table:table-row>
        <table:table-row table:style-name="ro1">
          <table:table-cell office:value-type="string" calcext:value-type="string">
            <text:p>kg xài đc, muốn đổi lại mà kg biết cách liên lạc, tiki chỉ giúp mình với.</text:p>
          </table:table-cell>
          <table:table-cell/>
        </table:table-row>
        <table:table-row table:style-name="ro1">
          <table:table-cell office:value-type="string" calcext:value-type="string">
            <text:p>kh có phiếu bảo hành, xài mới đc 2 3 ngày đã hư</text:p>
          </table:table-cell>
          <table:table-cell/>
        </table:table-row>
        <table:table-row table:style-name="ro1">
          <table:table-cell office:value-type="string" calcext:value-type="string">
            <text:p>kh hài lòng vì chỉ nghe được có 1 bên tai kh tốt kh chất lượng</text:p>
          </table:table-cell>
          <table:table-cell/>
        </table:table-row>
        <table:table-row table:style-name="ro1">
          <table:table-cell office:value-type="string" calcext:value-type="string">
            <text:p>khả năng giữ kết nối quá kém, để qua 1 lúc rồi xài lại là y như rằng phải tắt wifi rồi bật lên lại mới xài được. khó chịu vô cùng.</text:p>
          </table:table-cell>
          <table:table-cell/>
        </table:table-row>
        <table:table-row table:style-name="ro1">
          <table:table-cell office:value-type="string" calcext:value-type="string">
            <text:p>khả năng thu sóng rất kém, kém hơn cả điện thoại và laptop rất nhiều, laptop tìm được cả chục cái wifi nó tìm được 3 cái <text:s/>.</text:p>
          </table:table-cell>
          <table:table-cell/>
        </table:table-row>
        <table:table-row table:style-name="ro1">
          <table:table-cell office:value-type="string" calcext:value-type="string">
            <text:p>khá ổn về âm thanh nhưng màu sắc không giống ảnh lắm. màu cam sữa đúng hơn</text:p>
          </table:table-cell>
          <table:table-cell/>
        </table:table-row>
        <table:table-row table:style-name="ro1">
          <table:table-cell office:value-type="string" calcext:value-type="string">
            <text:p>khá tệ bìa nhựa bị cắt trước <text:s/>vừa mua về chỉ còn 28gb tem niên phong có rõ dấu dao cắt</text:p>
          </table:table-cell>
          <table:table-cell/>
        </table:table-row>
        <table:table-row table:style-name="ro1">
          <table:table-cell office:value-type="string" calcext:value-type="string">
            <text:p>khá thất vọng về thời lượng pin, ghi là 10000 mà sạc 1 lần mất hơn 3/4 pin.</text:p>
          </table:table-cell>
          <table:table-cell/>
        </table:table-row>
        <table:table-row table:style-name="ro1">
          <table:table-cell office:value-type="string" calcext:value-type="string">
            <text:p>khăn in bị ngược làm sao để đổi lại ah ??</text:p>
          </table:table-cell>
          <table:table-cell/>
        </table:table-row>
        <table:table-row table:style-name="ro4">
          <table:table-cell office:value-type="string" calcext:value-type="string">
            <text:p>khâu bảo hành của brother cực kém, đăng ký bảo hành online mà hơn một tuần ko xong, điện tổng đài kêu vòng vo, gọi 4 lần đều kêu chờ. khả năng không chịu bảo hành cho khách, cứ đòi phải có hoá đơn mua ở đại lý chính hãng.</text:p>
          </table:table-cell>
          <table:table-cell/>
        </table:table-row>
        <table:table-row table:style-name="ro1">
          <table:table-cell office:value-type="string" calcext:value-type="string">
            <text:p>khay sim quá nhỏ,sim lắp vào cũng ko nhận đc mạng di động.</text:p>
          </table:table-cell>
          <table:table-cell/>
        </table:table-row>
        <table:table-row table:style-name="ro4">
          <table:table-cell office:value-type="string" calcext:value-type="string">
            <text:p>khi bán có thông báo sản hành này chưa kích hoạt bảo hành điện tử nhưng thực tế khi nhận chưa thấy nội dung này. không rõ đây là hàng đã kích hoạt bảo hành chưa hay đã qua sử dụng rồi. hộp điện thoại khi nhận đã không còn bao bọc, đã bị lấy ra rồi</text:p>
          </table:table-cell>
          <table:table-cell/>
        </table:table-row>
        <table:table-row table:style-name="ro1">
          <table:table-cell office:value-type="string" calcext:value-type="string">
            <text:p>khi bật camera lên máy thường bị đơ hoặc tắt nguồn phải khởi động lại, đã cập nhật hệ điều hành nhưng vẫn không hết lỗi</text:p>
          </table:table-cell>
          <table:table-cell/>
        </table:table-row>
        <table:table-row table:style-name="ro1" table:visibility="filter">
          <table:table-cell office:value-type="string" calcext:value-type="string">
            <text:p>khi bật camera lên máy thường bị đơ hoặc tắt nguồn phải khởi động lại, đã cập nhật hệ điều hành nhưng vẫn không hết lỗi</text:p>
          </table:table-cell>
          <table:table-cell/>
        </table:table-row>
        <table:table-row table:style-name="ro4">
          <table:table-cell office:value-type="string" calcext:value-type="string">
            <text:p>khi cắm điện và dùng điện thoại tìm sóng wifi của tenda phát ra để kết nối thì hoàn toàn k thấy sóng wifi của tenda, đã rút ra cắm lại nhiều lần nhiều ổ điện khác nhau cũng k tìm thấy wifi tenda. có lỗi trong việc phát sóng wifi</text:p>
          </table:table-cell>
          <table:table-cell/>
        </table:table-row>
        <table:table-row table:style-name="ro4" table:visibility="filter">
          <table:table-cell office:value-type="string" calcext:value-type="string">
            <text:p>khi cắm điện và dùng điện thoại tìm sóng wifi của tenda phát ra để kết nối thì hoàn toàn k thấy sóng wifi của tenda, đã rút ra cắm lại nhiều lần nhiều ổ điện khác nhau cũng k tìm thấy wifi tenda. có lỗi trong việc phát sóng wifi</text:p>
          </table:table-cell>
          <table:table-cell/>
        </table:table-row>
        <table:table-row table:style-name="ro4">
          <table:table-cell office:value-type="string" calcext:value-type="string">
            <text:p>khi đọc phần mô tả sản phẩm bên bán hàng ko ghi thôbg tin sp chỉ dùng được 1 phí (cáp lightning thông thường sẽ dùng được cả 2 phía). <text:s/>khi khiếu nại chất lượng thì bên bán giải thích là sp nó là vậy.</text:p>
          </table:table-cell>
          <table:table-cell/>
        </table:table-row>
        <table:table-row table:style-name="ro4">
          <table:table-cell office:value-type="string" calcext:value-type="string">
            <text:p>khi hàng giao tới mình đòi kiểm. thì bên tiki nói anh cứ gắn đi bao đổi. mình vừa gắn lên thấy 2 điểm chết (1 điểm ngay mặt ). mình liên lạc lại ngay thì tiki làm việc cả tuần xong nói không đổi được vì do chính sách của hãng.. bla bla. khuyên các bạn nên tới tiệm vi tính mua luôn. kiểm tra lỗi còn đổi hàng ngay tại đó được.</text:p>
          </table:table-cell>
          <table:table-cell/>
        </table:table-row>
        <table:table-row table:style-name="ro1">
          <table:table-cell office:value-type="string" calcext:value-type="string">
            <text:p>khi kết nối qua băng tần 5ghz sóng chập chờn, mất kết nối, liên hệ đổi con khác cũng bị y chang.</text:p>
          </table:table-cell>
          <table:table-cell/>
        </table:table-row>
        <table:table-row table:style-name="ro1">
          <table:table-cell office:value-type="string" calcext:value-type="string">
            <text:p>khi kích hoạt xong wifi ko được tốt. và bị mất wifi luôn. tháo ra wifi mới tốt. <text:s/>chất lượng kém.. nên ko sử dụng nữa. bỏ luôn</text:p>
          </table:table-cell>
          <table:table-cell/>
        </table:table-row>
        <table:table-row table:style-name="ro4">
          <table:table-cell office:value-type="string" calcext:value-type="string">
            <text:p>khi mình đặt mua sản phẩm này, mình đã xem rất kỹ các điều khoản về xuất hóa đơn. nhưng sau 14 ngày đợi lấy hóa đơn mà vẫn chưa nhận được, mình gọi lên tiki thì được báo là sản phẩm không hỗ trợ xuất hóa đơn vì giá dưới 250k. phải chi ghi rõ ràng trên trang bán hàng thì đã không phải mất quá nhiều thời gian của mình. thật thất vọng!</text:p>
          </table:table-cell>
          <table:table-cell/>
        </table:table-row>
        <table:table-row table:style-name="ro4" table:visibility="filter">
          <table:table-cell office:value-type="string" calcext:value-type="string">
            <text:p>khi mình đặt mua sản phẩm này, mình đã xem rất kỹ các điều khoản về xuất hóa đơn. nhưng sau 14 ngày đợi lấy hóa đơn mà vẫn chưa nhận được, mình gọi lên tiki thì được báo là sản phẩm không hỗ trợ xuất hóa đơn vì giá dưới 250k. phải chi ghi rõ ràng trên trang bán hàng thì đã không phải mất quá nhiều thời gian của mình. thật thất vọng!</text:p>
          </table:table-cell>
          <table:table-cell/>
        </table:table-row>
        <table:table-row table:style-name="ro1">
          <table:table-cell office:value-type="string" calcext:value-type="string">
            <text:p>khi mình nhận hàng, vỏ của sản phẩm đã bị rạch một đường và dùng băng keo dán lại.</text:p>
          </table:table-cell>
          <table:table-cell/>
        </table:table-row>
        <table:table-row table:style-name="ro1">
          <table:table-cell office:value-type="string" calcext:value-type="string">
            <text:p>khi mình xem trên web thì thấy 79k, vậy mà khi dặt lên 95k là sao?? làm ăn kì cục</text:p>
          </table:table-cell>
          <table:table-cell/>
        </table:table-row>
        <table:table-row table:style-name="ro1">
          <table:table-cell office:value-type="string" calcext:value-type="string">
            <text:p>khi mua còn nguyên seal nhưng sạc vào điện thoại cứ chập chờn, dù đã thử nhiều dây khác nhau và các dây đó đều vẫn còn dùng được. mong tiki sẽ đổi hàng sớm giúp mình.</text:p>
          </table:table-cell>
          <table:table-cell/>
        </table:table-row>
        <table:table-row table:style-name="ro2">
          <table:table-cell office:value-type="string" calcext:value-type="string">
            <text:p>khi mua đt mình bấm vô mục trả góp, sau đó chọn loại thẻ và chọn 12 tháng góp, cuối cùng là sau khi mình thanh toán xong đến nay hơn 1 tuần rồi, mình mới nhớ phải đóng tiền thẻ visa, gọi lên vib thì nhận đc thông tin là sp mình mua không nằm trong mục trả góp. gọi lại cho tiki thì bên tiki nói là do mình chọn nút mua mà k chọn nút mua trả góp. rõ ràng mình chọn nút mua trả góp và chọn thẻ, chọn tháng cẩn thận như vậy đến h còn ko quên thao tác thì làm gì có chuyện mình bấm nhầm? <text:s text:c="2"/>giờ tiki cũng ko giải quyết cho mình luôn? <text:s/>nên là mọi ng mua đồ tiki cẩn thận tí xíu, có mua trả góp nhớ chụp lại màn hình những bước mình đã làm chứ ko thôi tới đó lại ko ai chịu trách nhiệm !</text:p>
          </table:table-cell>
          <table:table-cell/>
        </table:table-row>
        <table:table-row table:style-name="ro1">
          <table:table-cell office:value-type="string" calcext:value-type="string">
            <text:p>khi mua hàng xong bóc ra thì ko có usb wifi đâu cả. thực sự không hài lòng với sản phẩm của shop tí nào.. làm ăn kiểu gì chán vậy</text:p>
          </table:table-cell>
          <table:table-cell/>
        </table:table-row>
        <table:table-row table:style-name="ro1">
          <table:table-cell office:value-type="string" calcext:value-type="string">
            <text:p>khi nhận hàng thì mở ra đã bị bung, tai nghe nằm 1 bên , hộp nằm 1 bên. không những thế hộp còn bị trầy xước rất nhiều âm thanh không được rõ, hơi rè</text:p>
          </table:table-cell>
          <table:table-cell/>
        </table:table-row>
        <table:table-row table:style-name="ro6">
          <table:table-cell office:value-type="string" calcext:value-type="string">
            <text:p>khi nhận sản phẩm đã phát hiện ra sản phẩm đã bị khui từ trước và có vết dán băng dính dán lại. giật mình thì mình mới check lại số seri thì phát hiện số seri trên con chuột ko trùng với số seri ghi trên vỏ hộp. sau đó có chụp lại hình như ảnh. có gọi điện cho hotline của tiki và hỏi về vấn đề và đc nhân viên của shop trả lời rằng: <text:s text:c="2"/>logitech việt nam chưa lưu data (số seri của sản phẩm) để check lại. và có nói là có email trả lời về sự việc này, nhưng nội dung email chả liên quan gì đến vấn đề về số seri ko trùng nhau này cả. thấy vô lý!!! <text:s text:c="2"/>nhân viện cũng trả lời lý lẽ rằng: sự khác biệt về số seri như vậy là bình thường các sản phẩm khác của logitech cũng giống vậy. nhân viên shop đảm bảo 100% là hàng chính hãng! ok hàng có thể chính hãng nhưng ko còn là sản phẩm mới, có thể bị thay thế hay sữa chữa, người mua có thể ko biết dc! vậy thì shop lấy gì ra đảm bảo??! <text:s/>1. phê bình dịch vụ: <text:s text:c="2"/>giao hàng trễ: đặt hàng 23/2/2018 đến 4/3/2018 mới nhận dc. có gọi hotline 3 lần, 2 lần ko thấy ai nghe máy. lần thứ 3 mới dc phản hồi. <text:s text:c="2"/>sản phẩm có số seri ko trùng với seri ghi trên bao bì sp. vì bất kì lý do gì cũng nên check và đổi lại cho khách hàng. chứ ko phải bắt kh nhận sp đã bị khui hộp và ko trùng số seri <text:s/>hãy cẩn thận khi mua hàng tại <text:s/>"npp it chính hãng"</text:p>
          </table:table-cell>
          <table:table-cell/>
        </table:table-row>
        <table:table-row table:style-name="ro1">
          <table:table-cell office:value-type="string" calcext:value-type="string">
            <text:p>khi nhận sim, sim đã kích hoạt trước 2 tháng</text:p>
          </table:table-cell>
          <table:table-cell/>
        </table:table-row>
        <table:table-row table:style-name="ro1">
          <table:table-cell office:value-type="string" calcext:value-type="string">
            <text:p>khi nhận thẻ sp bị lỗi ko dùng được, dán tem khi bóc ra bị mất 1 phần</text:p>
          </table:table-cell>
          <table:table-cell/>
        </table:table-row>
        <table:table-row table:style-name="ro1">
          <table:table-cell office:value-type="string" calcext:value-type="string">
            <text:p>khi nhận và dùng sản phẩm tôi vô cùng thất vọng. nghe bị rè. quà khuyến mãi bị lỗi</text:p>
          </table:table-cell>
          <table:table-cell/>
        </table:table-row>
        <table:table-row table:style-name="ro1">
          <table:table-cell office:value-type="string" calcext:value-type="string">
            <text:p>khi sản phẩm bị lỗi, gặp khó khăn trong việc trả lại đổi cái khác, đến nay đã gần 10 ngày mà chưa xong</text:p>
          </table:table-cell>
          <table:table-cell/>
        </table:table-row>
        <table:table-row table:style-name="ro1">
          <table:table-cell office:value-type="string" calcext:value-type="string">
            <text:p>khi shop giao hàng thành công mà không thấy nói gì tới bảo hành</text:p>
          </table:table-cell>
          <table:table-cell/>
        </table:table-row>
        <table:table-row table:style-name="ro1">
          <table:table-cell office:value-type="string" calcext:value-type="string">
            <text:p>khi sử dụng liên tục bị thay đổi âm lượng mặc dù không tác động gì. đã sử dùng tai nghe khác thì vẫn bình thườnv</text:p>
          </table:table-cell>
          <table:table-cell/>
        </table:table-row>
        <table:table-row table:style-name="ro1">
          <table:table-cell office:value-type="string" calcext:value-type="string">
            <text:p>khi tôi đặt hàng là 1 chiếc tai nghe nhưng khi nhận hàng chỉ là vỏ ko có tai nghe</text:p>
          </table:table-cell>
          <table:table-cell/>
        </table:table-row>
        <table:table-row table:style-name="ro1">
          <table:table-cell office:value-type="string" calcext:value-type="string">
            <text:p>khi tôi nhận đơn hàng đã bị dán băng dính và bóc ra trước, bị hở ở dưới, đề nghị giải thích cho tôi</text:p>
          </table:table-cell>
          <table:table-cell/>
        </table:table-row>
        <table:table-row table:style-name="ro1">
          <table:table-cell office:value-type="string" calcext:value-type="string">
            <text:p>khi toi nhan hang ko co gi lun ne lam an ky vay</text:p>
          </table:table-cell>
          <table:table-cell/>
        </table:table-row>
        <table:table-row table:style-name="ro4">
          <table:table-cell office:value-type="string" calcext:value-type="string">
            <text:p>khi yêu cầu xuất hóa đơn đỏ, bên nhân viên đã gọi cho mình và yêu cầu xuất hóa đơn qua loa bluetooth. ngoài ra nhân viên có vẻ thích quát vào điện thoại. vô cùng không hài lòng về customer service ở trung tâm và người xuất hóa đơn, mong bạn bình tĩnh hơn khi nói chuyện vì bạn quá thô lỗ.</text:p>
          </table:table-cell>
          <table:table-cell/>
        </table:table-row>
        <table:table-row table:style-name="ro1">
          <table:table-cell office:value-type="string" calcext:value-type="string">
            <text:p>khó <text:s/>kết nối với đt, <text:s/>dùng dc 1 tuần thì hỏng cảm ứng, <text:s/>mở hộp ra thì dây sạc đứt. k biết bảo hành thế nao vậy shop????</text:p>
          </table:table-cell>
          <table:table-cell/>
        </table:table-row>
        <table:table-row table:style-name="ro1">
          <table:table-cell office:value-type="string" calcext:value-type="string">
            <text:p>khó cài đặt ko phù hợp</text:p>
          </table:table-cell>
          <table:table-cell/>
        </table:table-row>
        <table:table-row table:style-name="ro1">
          <table:table-cell office:value-type="string" calcext:value-type="string">
            <text:p>khó kết nối dù loa kế bên đt. khi ket nối đc thì chỉ nghe đc của zing mp3. ko nghe dc cuoc gọi và youtobe. yeu cau tiki đổi san pham.</text:p>
          </table:table-cell>
          <table:table-cell/>
        </table:table-row>
        <table:table-row table:style-name="ro1">
          <table:table-cell office:value-type="string" calcext:value-type="string">
            <text:p>khó kết nối vs điện thoại, hic tiền nào của đấy</text:p>
          </table:table-cell>
          <table:table-cell/>
        </table:table-row>
        <table:table-row table:style-name="ro1">
          <table:table-cell office:value-type="string" calcext:value-type="string">
            <text:p>khoảng cách 0.5m nhưng di chuyển giật liên tục, scroll đau tay, xài 1 tiếng khó chịu quá <text:s/>. cạch giữa 2 phím khá bén, scroll chạm vào rất khó chịu</text:p>
          </table:table-cell>
          <table:table-cell/>
        </table:table-row>
        <table:table-row table:style-name="ro1">
          <table:table-cell office:value-type="string" calcext:value-type="string">
            <text:p>khởi động và bị treo ở logo tp link. sau khi thử reset nhiều lần vẫn không được.</text:p>
          </table:table-cell>
          <table:table-cell/>
        </table:table-row>
        <table:table-row table:style-name="ro4">
          <table:table-cell office:value-type="string" calcext:value-type="string">
            <text:p>không bàn đến chất lượng là nge hay dở thế nào. nhưng mình sử dụng thì thấy c biến bên tai trái ko dùng đc. chỉ dùng đc cảm biến bên tai phải. đệm tai có vẻ cũ. cách sử dụng khá khó khăn. mình mới mua hồi trưa nay thôi...</text:p>
          </table:table-cell>
          <table:table-cell/>
        </table:table-row>
        <table:table-row table:style-name="ro1">
          <table:table-cell office:value-type="string" calcext:value-type="string">
            <text:p>không biết có bị lừa gạt không nữa. ko seal, chạy chậm như rùa, mở cái folder thôi mà toàn bị treo. khởi động 10 cái thì lại 1 cái treo.</text:p>
          </table:table-cell>
          <table:table-cell/>
        </table:table-row>
        <table:table-row table:style-name="ro1">
          <table:table-cell office:value-type="string" calcext:value-type="string">
            <text:p>không biết có phải cái của mình bị lỗi không mà nghe như bị nghẹt mũi ý, tiếng thì bé mà nghe rất đau tai, thật là thất vọng</text:p>
          </table:table-cell>
          <table:table-cell/>
        </table:table-row>
        <table:table-row table:style-name="ro1">
          <table:table-cell office:value-type="string" calcext:value-type="string">
            <text:p>không biết có phải do mình xui xẻo hay không mà tai nghe của mình không thể sử dụng mic được, đang rất cần tai nghe có mic để giao tiếp mà thế này, thật sự rất bực mình</text:p>
          </table:table-cell>
          <table:table-cell/>
        </table:table-row>
        <table:table-row table:style-name="ro1">
          <table:table-cell office:value-type="string" calcext:value-type="string">
            <text:p>không biết có phải do tiki kiểm tra trc khi giao hay sao mà khi mở hộp ra lại thấy dấu đã rọc ra rồi... có quay video lại nhưng sao mà up lên cho ae coi...</text:p>
          </table:table-cell>
          <table:table-cell/>
        </table:table-row>
        <table:table-row table:style-name="ro3">
          <table:table-cell office:value-type="string" calcext:value-type="string">
            <text:p>không biết do số mình xui xẻo hay hàng dởm nữa. bình thường chỉ cần cài driver cắm bảng vẽ vô cây bút sẽ lập tức bị biến thành con trỏ chuột. nhưng của mình thì thì trên màn hình cứ hiện thị 2 con chuột luôn nên không đi chuyển được. mình thử với cái laptop khác thì cũng vậy. mình tìm cách khoá bàn phím cảm ứng trên lap top rồi mà nó cũng bị vậy. ai biết cách xử lý lỗi này thì phản hồi cho mình với</text:p>
          </table:table-cell>
          <table:table-cell/>
        </table:table-row>
        <table:table-row table:style-name="ro1">
          <table:table-cell office:value-type="string" calcext:value-type="string">
            <text:p>không biết lý do gì mà không sử dụng được esim, gọi hổ trợ thì mơ hồ.... mã j/a , mọi người không nên mua hàng của shop istore</text:p>
          </table:table-cell>
          <table:table-cell/>
        </table:table-row>
        <table:table-row table:style-name="ro3">
          <table:table-cell office:value-type="string" calcext:value-type="string">
            <text:p>không biết mọi người thế nào chứ mình đặt hàng thì 4 5 ngày sau với giao. nhận hàng 1 tuần đầu dùng bình thường sang tuần thứ 2 âm lượng còn 50% không được đổi trả, đem đi bảo hành từ 6/12 đến hôm nay 18/12 không có 1 cuộc điện thoại hay thông tin gì. không biết sản phảm thế nào cảm giác giống bị shop lừa oanmaf chẳng lẽ lại cứ im im bỏ qua, không biết có bao nhiêu người giống mình nhỉ. tiki giải quyết giúp mình xem</text:p>
          </table:table-cell>
          <table:table-cell/>
        </table:table-row>
        <table:table-row table:style-name="ro1">
          <table:table-cell office:value-type="string" calcext:value-type="string">
            <text:p>không biết nhầm lẫn gì mua cả combo máy và bao da nhưng chỉ nhận được mỗi bao da</text:p>
          </table:table-cell>
          <table:table-cell/>
        </table:table-row>
        <table:table-row table:style-name="ro1">
          <table:table-cell office:value-type="string" calcext:value-type="string">
            <text:p>không biêt phải setup thế nào cho đồng hồ chạy. hiện tại sau 2 ngày thử mò mẫm mà máy vẫn không khởi động đuoc thì phait làm sao??</text:p>
          </table:table-cell>
          <table:table-cell/>
        </table:table-row>
        <table:table-row table:style-name="ro4">
          <table:table-cell office:value-type="string" calcext:value-type="string">
            <text:p>không biết sản phẩm của mình bị lỗi hay dòng sp này có chung đặc điểm nhưng chuột mua về đèn báo hiệu phía dưới không sáng, cũng không chạy mượt trên mặt bàn mà cần tấm lót, cồng kềnh vướng víu.</text:p>
          </table:table-cell>
          <table:table-cell/>
        </table:table-row>
        <table:table-row table:style-name="ro1">
          <table:table-cell office:value-type="string" calcext:value-type="string">
            <text:p>không bit bảo hành thế nào. nhận diện khuôn mặt không đc. tắt máy, để 1 tiếng mở lên thì có nhè cả mặt vô nó cũng không nhận ra. thua. giá rẻ nên xài tạm vậy</text:p>
          </table:table-cell>
          <table:table-cell/>
        </table:table-row>
        <table:table-row table:style-name="ro1">
          <table:table-cell office:value-type="string" calcext:value-type="string">
            <text:p>không bọc chống sốc, không có hóa đơn mua hàng của tiki.</text:p>
          </table:table-cell>
          <table:table-cell/>
        </table:table-row>
        <table:table-row table:style-name="ro4">
          <table:table-cell office:value-type="string" calcext:value-type="string">
            <text:p>không cài đặt được tiếng việt như <text:s/>tuy đã có cố gắng nhiều lần xoá và kết nối lại. có thử 1 số ngôn ngữ khác thì nhận được nhưng tiếng việt không được. liên hệ với shop bằng cách nào để trợ giúp. <text:s/>ps: trong mục chọn ngôn ngữ cho trợ lý: 1. tiếng việt, 2.ngôn ngữ khác nhưng nó vẫn nhận ngôn ngữ khác tuy tiếng việt bên trên.</text:p>
          </table:table-cell>
          <table:table-cell/>
        </table:table-row>
        <table:table-row table:style-name="ro1">
          <table:table-cell office:value-type="string" calcext:value-type="string">
            <text:p>không cầm pin</text:p>
          </table:table-cell>
          <table:table-cell/>
        </table:table-row>
        <table:table-row table:style-name="ro1">
          <table:table-cell office:value-type="string" calcext:value-type="string">
            <text:p>không chắc chắn, rất lỏng lẻo</text:p>
          </table:table-cell>
          <table:table-cell/>
        </table:table-row>
        <table:table-row table:style-name="ro4">
          <table:table-cell office:value-type="string" calcext:value-type="string">
            <text:p>không chấp nhận được chế độ bảo hành quá lằng nhằng mất thời gian cho người dùng mình đã gọi và được tư vấn viên tư vấn nhưng chưa hài lòng về chấ lượng đã gọi lại nhưng ko đc hồi đáp</text:p>
          </table:table-cell>
          <table:table-cell/>
        </table:table-row>
        <table:table-row table:style-name="ro1">
          <table:table-cell office:value-type="string" calcext:value-type="string">
            <text:p>không cho được tai nghe vào và nắp không đậy lại được </text:p>
          </table:table-cell>
          <table:table-cell/>
        </table:table-row>
        <table:table-row table:style-name="ro1">
          <table:table-cell office:value-type="string" calcext:value-type="string">
            <text:p>không có <text:s/>hdmi cable.. điếng người, không nói nên lời. g</text:p>
          </table:table-cell>
          <table:table-cell/>
        </table:table-row>
        <table:table-row table:style-name="ro4">
          <table:table-cell office:value-type="string" calcext:value-type="string">
            <text:p>không có bass, nghe xịt như nghe băng casset ngày xưa... chắc hãng bỏ tiền ra mua review thì phải... hay là đã ship cho mình sản phẩm lỗi. hy vọng hãng hoặc shop có phản hồi rõ ràng về chất lượng sản phẩm</text:p>
          </table:table-cell>
          <table:table-cell/>
        </table:table-row>
        <table:table-row table:style-name="ro1">
          <table:table-cell office:value-type="string" calcext:value-type="string">
            <text:p>không có cảm giác mạnh hơn chút nào wifi nhà yếu mà cắm cục này vào mà vẫn vậy bây giờ trả biết làm gì với cái cục này khuyên mọi người không nên mua.</text:p>
          </table:table-cell>
          <table:table-cell/>
        </table:table-row>
        <table:table-row table:style-name="ro1">
          <table:table-cell office:value-type="string" calcext:value-type="string">
            <text:p>không có con chuột nào, toàn sống lừa nhau thôi, rất thất vọng.</text:p>
          </table:table-cell>
          <table:table-cell/>
        </table:table-row>
        <table:table-row table:style-name="ro1">
          <table:table-cell office:value-type="string" calcext:value-type="string">
            <text:p>không có đầu cắm, làm sao dùng được?</text:p>
          </table:table-cell>
          <table:table-cell/>
        </table:table-row>
        <table:table-row table:style-name="ro1" table:visibility="filter">
          <table:table-cell office:value-type="string" calcext:value-type="string">
            <text:p>không có đầu cắm, làm sao dùng được?</text:p>
          </table:table-cell>
          <table:table-cell/>
        </table:table-row>
        <table:table-row table:style-name="ro1">
          <table:table-cell office:value-type="string" calcext:value-type="string">
            <text:p>không có đĩa driver cắm vào thì không dùng được nghĩ nó chán</text:p>
          </table:table-cell>
          <table:table-cell/>
        </table:table-row>
        <table:table-row table:style-name="ro4">
          <table:table-cell office:value-type="string" calcext:value-type="string">
            <text:p>không có hd đỏ mặc dù kh yêu cầu xuất hd đỏ. không có bất kỳ 1 tem chính hãng nào. giao hàng chậm mà không có thông báo cho khách. máy khi in có tiếng kêu to khá lạ. mình không hài lòng với đơn hàng này của tiki</text:p>
          </table:table-cell>
          <table:table-cell/>
        </table:table-row>
        <table:table-row table:style-name="ro1">
          <table:table-cell office:value-type="string" calcext:value-type="string">
            <text:p>không có lỗ cắm tai nghe và không nghe bằng thẻ nhớ được nói chung là không hài lòng</text:p>
          </table:table-cell>
          <table:table-cell/>
        </table:table-row>
        <table:table-row table:style-name="ro1">
          <table:table-cell office:value-type="string" calcext:value-type="string">
            <text:p>không có phụ kiện kèm theo, không có tem bảo hành, đặt cách nguồn wifi 50m, vào phòng cách chỗ cắm totolink 5m thôi mà kết nối không được.</text:p>
          </table:table-cell>
          <table:table-cell/>
        </table:table-row>
        <table:table-row table:style-name="ro1" table:visibility="filter">
          <table:table-cell office:value-type="string" calcext:value-type="string">
            <text:p>không có phụ kiện kèm theo, không có tem bảo hành, đặt cách nguồn wifi 50m, vào phòng cách chỗ cắm totolink 5m thôi mà kết nối không được.</text:p>
          </table:table-cell>
          <table:table-cell/>
        </table:table-row>
        <table:table-row table:style-name="ro1">
          <table:table-cell office:value-type="string" calcext:value-type="string">
            <text:p>không có quà tặng, hàng nhìn như đồ chơi trẻ em</text:p>
          </table:table-cell>
          <table:table-cell/>
        </table:table-row>
        <table:table-row table:style-name="ro1">
          <table:table-cell office:value-type="string" calcext:value-type="string">
            <text:p>không có tác dụng lúc chưa gắn thì mạng trong phòng được khoảng 20mbps, gắn xong thì được &lt; 1mbps. thất vọng, phí 200k</text:p>
          </table:table-cell>
          <table:table-cell/>
        </table:table-row>
        <table:table-row table:style-name="ro1">
          <table:table-cell office:value-type="string" calcext:value-type="string">
            <text:p>không có tai nghe</text:p>
          </table:table-cell>
          <table:table-cell/>
        </table:table-row>
        <table:table-row table:style-name="ro1">
          <table:table-cell office:value-type="string" calcext:value-type="string">
            <text:p>không có tiếng việt, không tải đước các ứng dụng. nó trở thành cục gạch rồi. tiki <text:s/>liên hệ shop xem trả lại được không?</text:p>
          </table:table-cell>
          <table:table-cell/>
        </table:table-row>
        <table:table-row table:style-name="ro1">
          <table:table-cell office:value-type="string" calcext:value-type="string">
            <text:p>không có tiếng việt, không tải được một số ứng dụng. muốn trả lại hàng</text:p>
          </table:table-cell>
          <table:table-cell/>
        </table:table-row>
        <table:table-row table:style-name="ro1">
          <table:table-cell office:value-type="string" calcext:value-type="string">
            <text:p>không còn ghi hình được nưa sau 3 tháng</text:p>
          </table:table-cell>
          <table:table-cell/>
        </table:table-row>
        <table:table-row table:style-name="ro1">
          <table:table-cell office:value-type="string" calcext:value-type="string">
            <text:p>không đảm bảo giao được 2h. đặt hàng từ 11h30 đến giờ 14h30 chưa nhận được hàng.</text:p>
          </table:table-cell>
          <table:table-cell/>
        </table:table-row>
        <table:table-row table:style-name="ro1">
          <table:table-cell office:value-type="string" calcext:value-type="string">
            <text:p>không dùng đc</text:p>
          </table:table-cell>
          <table:table-cell/>
        </table:table-row>
        <table:table-row table:style-name="ro1">
          <table:table-cell office:value-type="string" calcext:value-type="string">
            <text:p>không dùng dc <text:s text:c="21"/>.</text:p>
          </table:table-cell>
          <table:table-cell/>
        </table:table-row>
        <table:table-row table:style-name="ro1">
          <table:table-cell office:value-type="string" calcext:value-type="string">
            <text:p>không dùng đc cổng mic đã kiểm tra lại tai nghe và máy tính không phải lỗi do tai nghe và máy tính, khi sử dụng dây chuyển khác thì dùng được mic</text:p>
          </table:table-cell>
          <table:table-cell/>
        </table:table-row>
        <table:table-row table:style-name="ro1">
          <table:table-cell office:value-type="string" calcext:value-type="string">
            <text:p>không dùng được</text:p>
          </table:table-cell>
          <table:table-cell/>
        </table:table-row>
        <table:table-row table:style-name="ro1" table:visibility="filter">
          <table:table-cell office:value-type="string" calcext:value-type="string">
            <text:p>không dùng được</text:p>
          </table:table-cell>
          <table:table-cell/>
        </table:table-row>
        <table:table-row table:style-name="ro1" table:visibility="filter">
          <table:table-cell office:value-type="string" calcext:value-type="string">
            <text:p>không dùng được</text:p>
          </table:table-cell>
          <table:table-cell/>
        </table:table-row>
        <table:table-row table:style-name="ro1">
          <table:table-cell office:value-type="string" calcext:value-type="string">
            <text:p>không dùng được bắt kết nối không được (đã reset pin rất nhiều lần)</text:p>
          </table:table-cell>
          <table:table-cell/>
        </table:table-row>
        <table:table-row table:style-name="ro1">
          <table:table-cell office:value-type="string" calcext:value-type="string">
            <text:p>không dùng được không biết có thể trả hàng hay k</text:p>
          </table:table-cell>
          <table:table-cell/>
        </table:table-row>
        <table:table-row table:style-name="ro1">
          <table:table-cell office:value-type="string" calcext:value-type="string">
            <text:p>không dùng được từ lúc mua về đã thử các kiểu k hề lên hình</text:p>
          </table:table-cell>
          <table:table-cell/>
        </table:table-row>
        <table:table-row table:style-name="ro1">
          <table:table-cell office:value-type="string" calcext:value-type="string">
            <text:p>không dùng được. không kết nối được với thiết bị blutooth</text:p>
          </table:table-cell>
          <table:table-cell/>
        </table:table-row>
        <table:table-row table:style-name="ro1">
          <table:table-cell office:value-type="string" calcext:value-type="string">
            <text:p>không dùng được. nhà bán đã hỗ troẹ nhưng k được. mong sp khác tốt hơn.</text:p>
          </table:table-cell>
          <table:table-cell/>
        </table:table-row>
        <table:table-row table:style-name="ro1">
          <table:table-cell office:value-type="string" calcext:value-type="string">
            <text:p>không đúng máy in ko dùng được</text:p>
          </table:table-cell>
          <table:table-cell/>
        </table:table-row>
        <table:table-row table:style-name="ro1">
          <table:table-cell office:value-type="string" calcext:value-type="string">
            <text:p>không đúng với yêu cầu của người đặt hàng</text:p>
          </table:table-cell>
          <table:table-cell/>
        </table:table-row>
        <table:table-row table:style-name="ro1">
          <table:table-cell office:value-type="string" calcext:value-type="string">
            <text:p>không dùng. phải nạp tiền!</text:p>
          </table:table-cell>
          <table:table-cell/>
        </table:table-row>
        <table:table-row table:style-name="ro1">
          <table:table-cell office:value-type="string" calcext:value-type="string">
            <text:p>không được như kỳ vọng. không sử dụng được với photoshop. lãng phí tiền khi mua vì vứt xó từ ngày mua đến giờ.</text:p>
          </table:table-cell>
          <table:table-cell/>
        </table:table-row>
        <table:table-row table:style-name="ro1">
          <table:table-cell office:value-type="string" calcext:value-type="string">
            <text:p>không êm mấy ngày đã muốn hư 1 bên còn dễ sức chỗ điều khiển nữa</text:p>
          </table:table-cell>
          <table:table-cell/>
        </table:table-row>
        <table:table-row table:style-name="ro4">
          <table:table-cell office:value-type="string" calcext:value-type="string">
            <text:p>không ghép với được. đã liên hệ với kỹ thuật. nhân viên kỹ thuật cũng bó tay. liên hệ với tổng đài cả buổi chiều để đổi trả hàng trong 48h như thỏa thuận mà kg kết nối được. rất mệt mỏi</text:p>
          </table:table-cell>
          <table:table-cell/>
        </table:table-row>
        <table:table-row table:style-name="ro1">
          <table:table-cell office:value-type="string" calcext:value-type="string">
            <text:p>khong giong mieu ta. chat luong phuc vu do</text:p>
          </table:table-cell>
          <table:table-cell/>
        </table:table-row>
        <table:table-row table:style-name="ro1">
          <table:table-cell office:value-type="string" calcext:value-type="string">
            <text:p>không giống như mô tả</text:p>
          </table:table-cell>
          <table:table-cell/>
        </table:table-row>
        <table:table-row table:style-name="ro1">
          <table:table-cell office:value-type="string" calcext:value-type="string">
            <text:p>không giống như quảng cáo! hic...</text:p>
          </table:table-cell>
          <table:table-cell/>
        </table:table-row>
        <table:table-row table:style-name="ro1">
          <table:table-cell office:value-type="string" calcext:value-type="string">
            <text:p>không giống quảng cáo, kém chất lượng</text:p>
          </table:table-cell>
          <table:table-cell/>
        </table:table-row>
        <table:table-row table:style-name="ro1">
          <table:table-cell office:value-type="string" calcext:value-type="string">
            <text:p>không gửi hoá đơn vat như tôi đã yêu cầu</text:p>
          </table:table-cell>
          <table:table-cell/>
        </table:table-row>
        <table:table-row table:style-name="ro1">
          <table:table-cell office:value-type="string" calcext:value-type="string">
            <text:p>không gửi sạc thì dùng kiểu gì vậy, làm ăn bát nháo ,gửi tai nghe ko gửi sạc. nếu bán mỗi tai nghe thì viết rõ chỉ bán tai nghe ko bán sạc người mua đỡ tức,chịu,</text:p>
          </table:table-cell>
          <table:table-cell/>
        </table:table-row>
        <table:table-row table:style-name="ro1">
          <table:table-cell office:value-type="string" calcext:value-type="string">
            <text:p>không hài lòng</text:p>
          </table:table-cell>
          <table:table-cell/>
        </table:table-row>
        <table:table-row table:style-name="ro1">
          <table:table-cell office:value-type="string" calcext:value-type="string">
            <text:p>khong hai long . dây khập khễnh so với ăpple watch</text:p>
          </table:table-cell>
          <table:table-cell/>
        </table:table-row>
        <table:table-row table:style-name="ro1">
          <table:table-cell office:value-type="string" calcext:value-type="string">
            <text:p>không hài lòng chuột ok nhưng nút chỉnh tốc độ bị lỗi không xài được</text:p>
          </table:table-cell>
          <table:table-cell/>
        </table:table-row>
        <table:table-row table:style-name="ro1">
          <table:table-cell office:value-type="string" calcext:value-type="string">
            <text:p>khong hai long lam do lam</text:p>
          </table:table-cell>
          <table:table-cell/>
        </table:table-row>
        <table:table-row table:style-name="ro1">
          <table:table-cell office:value-type="string" calcext:value-type="string">
            <text:p>không hài lòng lắm nghe luc được lúc không</text:p>
          </table:table-cell>
          <table:table-cell/>
        </table:table-row>
        <table:table-row table:style-name="ro1">
          <table:table-cell office:value-type="string" calcext:value-type="string">
            <text:p>không hài lòng sản phẩm quá tệ</text:p>
          </table:table-cell>
          <table:table-cell/>
        </table:table-row>
        <table:table-row table:style-name="ro1">
          <table:table-cell office:value-type="string" calcext:value-type="string">
            <text:p>không hài lòng tẹo nào </text:p>
          </table:table-cell>
          <table:table-cell/>
        </table:table-row>
        <table:table-row table:style-name="ro1" table:visibility="filter">
          <table:table-cell office:value-type="string" calcext:value-type="string">
            <text:p>không hài lòng tẹo nào 🤦🏻‍♀️.</text:p>
          </table:table-cell>
          <table:table-cell/>
        </table:table-row>
        <table:table-row table:style-name="ro1">
          <table:table-cell office:value-type="string" calcext:value-type="string">
            <text:p>không hài lòng usb không kết nối <text:s/>otg dc</text:p>
          </table:table-cell>
          <table:table-cell/>
        </table:table-row>
        <table:table-row table:style-name="ro1">
          <table:table-cell office:value-type="string" calcext:value-type="string">
            <text:p>không hài lòng về dịch vụ, chọn giao 2h nhưng tới 2 ngày mới giao và vẫn tính phí ship hàng 2h</text:p>
          </table:table-cell>
          <table:table-cell/>
        </table:table-row>
        <table:table-row table:style-name="ro1">
          <table:table-cell office:value-type="string" calcext:value-type="string">
            <text:p>không hài lòng vè sản phẩm một nghe được một bên phải tăng âm lượng lên 50% mới nhe được</text:p>
          </table:table-cell>
          <table:table-cell/>
        </table:table-row>
        <table:table-row table:style-name="ro4">
          <table:table-cell office:value-type="string" calcext:value-type="string">
            <text:p>không hài lòng về sản phẩm, không kết nối với điện thoại được, lắp sim không ăn sim, có khe cắm sim như không, nói chung là hàng không đúng như quảng cáo,lừa đảo lòng tin khách hàng sau, thật sự rất thất vọng và không còn tin tưởng đặt hàng nữa.</text:p>
          </table:table-cell>
          <table:table-cell/>
        </table:table-row>
        <table:table-row table:style-name="ro1">
          <table:table-cell office:value-type="string" calcext:value-type="string">
            <text:p>không hài lòng về sản phẩm. màn hinh bị vàng. quay video rất mờ. kiểm tra thì báo là máy không sao. thực sự thất vọng</text:p>
          </table:table-cell>
          <table:table-cell/>
        </table:table-row>
        <table:table-row table:style-name="ro1">
          <table:table-cell office:value-type="string" calcext:value-type="string">
            <text:p>khong hai long ve sp. đãt tắt kết nối với điện thoại. nhưng sau khi bỏ vào hộp thi tai nghe lại tự động kết nối lại.</text:p>
          </table:table-cell>
          <table:table-cell/>
        </table:table-row>
        <table:table-row table:style-name="ro4">
          <table:table-cell office:value-type="string" calcext:value-type="string">
            <text:p>không hài lòng vì máy mua 26/06/2020 như!g bảo hành đã kích hoạt từ 29/05/2020. nhắn tin kích hoạt bh thì dc thông báo đã kích hoạt bảo hành. hàng thì nguyên seal. không hiểu sao lại vậy.</text:p>
          </table:table-cell>
          <table:table-cell/>
        </table:table-row>
        <table:table-row table:style-name="ro1">
          <table:table-cell office:value-type="string" calcext:value-type="string">
            <text:p>không hài lòng với giá 1 tr đồng. pin chỉ xài đc 3 giờ. vậy có đổi được ko?</text:p>
          </table:table-cell>
          <table:table-cell/>
        </table:table-row>
        <table:table-row table:style-name="ro1">
          <table:table-cell office:value-type="string" calcext:value-type="string">
            <text:p>không hài lòng với nhân viên giao hàng</text:p>
          </table:table-cell>
          <table:table-cell/>
        </table:table-row>
        <table:table-row table:style-name="ro1">
          <table:table-cell office:value-type="string" calcext:value-type="string">
            <text:p>không hài lòng với sản phẩm đã mua lỗi cuộc gọi sản phẩm không như mong muốn</text:p>
          </table:table-cell>
          <table:table-cell/>
        </table:table-row>
        <table:table-row table:style-name="ro1">
          <table:table-cell office:value-type="string" calcext:value-type="string">
            <text:p>không hài lòng, vì sản phẩm giao không đúng với hình. không có phần ruột bên trong nên không sử dụng được. đề nghị trả hàng</text:p>
          </table:table-cell>
          <table:table-cell/>
        </table:table-row>
        <table:table-row table:style-name="ro1">
          <table:table-cell office:value-type="string" calcext:value-type="string">
            <text:p>không hài lòng!</text:p>
          </table:table-cell>
          <table:table-cell/>
        </table:table-row>
        <table:table-row table:style-name="ro1">
          <table:table-cell office:value-type="string" calcext:value-type="string">
            <text:p>không hài lòng. bấm nút nguồn không lên</text:p>
          </table:table-cell>
          <table:table-cell/>
        </table:table-row>
        <table:table-row table:style-name="ro1">
          <table:table-cell office:value-type="string" calcext:value-type="string">
            <text:p>không hài lòng. mua về lắp vào test thì thấy tốc độ write không như sản phẩm đã ghi</text:p>
          </table:table-cell>
          <table:table-cell/>
        </table:table-row>
        <table:table-row table:style-name="ro1">
          <table:table-cell office:value-type="string" calcext:value-type="string">
            <text:p>không hài lòng. ổ cứng không có 3d nand mà tiêu đề lại có.</text:p>
          </table:table-cell>
          <table:table-cell/>
        </table:table-row>
        <table:table-row table:style-name="ro1">
          <table:table-cell office:value-type="string" calcext:value-type="string">
            <text:p>không hài lòng. usb ghi <text:s text:c="2"/>16g mà cắm vào báo <text:s text:c="2"/>có 14g</text:p>
          </table:table-cell>
          <table:table-cell/>
        </table:table-row>
        <table:table-row table:style-name="ro1">
          <table:table-cell office:value-type="string" calcext:value-type="string">
            <text:p>không hề hài lòng về lần mua hàng lần này của tiki, vui lòng giúp mình hoàn tiền. cảm ơn.</text:p>
          </table:table-cell>
          <table:table-cell/>
        </table:table-row>
        <table:table-row table:style-name="ro4">
          <table:table-cell office:value-type="string" calcext:value-type="string">
            <text:p>không hiểu luôn..mua được một ngày sau rớt mạng liên tục..rồi vào một tý lại đơ liên tục..nản tiki luôn <text:s/>...thu hồi đươc một tuần mà vẫn chưa kiểm tra xong...kéo thêm mạng cho con học không biết chờ đến bao giờ hay bỏ đi <text:s/>đây...bó tay,!</text:p>
          </table:table-cell>
          <table:table-cell/>
        </table:table-row>
        <table:table-row table:style-name="ro1">
          <table:table-cell office:value-type="string" calcext:value-type="string">
            <text:p>không hiểu sao <text:s/>cắm sạc vào thì hiện đang sạc mà không nên phần trăm pin <text:s/>rất không hài lòng về sản phẩm <text:s/>thất vọng về tiki</text:p>
          </table:table-cell>
          <table:table-cell/>
        </table:table-row>
        <table:table-row table:style-name="ro1">
          <table:table-cell office:value-type="string" calcext:value-type="string">
            <text:p>không hiểu sao khi dùng đc một tuần thì tai bên trái vẫn vô điện nhưng kh đỏ đèn và kh dùng đc nữa...</text:p>
          </table:table-cell>
          <table:table-cell/>
        </table:table-row>
        <table:table-row table:style-name="ro4">
          <table:table-cell office:value-type="string" calcext:value-type="string">
            <text:p>không hiểu sao mà pin tùy hứng sạc tầm 40,50,60 gì đó là dừng không sạc được nữa. tốc độ thì thấy khoảng tầm 20mbp/s là hết cỡ(cùng sim mình bỏ vào điện thoại thì 50,60mbp/s)</text:p>
          </table:table-cell>
          <table:table-cell/>
        </table:table-row>
        <table:table-row table:style-name="ro1">
          <table:table-cell office:value-type="string" calcext:value-type="string">
            <text:p>không hiểu sao mình bấm mở vào dvd rw drive thì cứ bị trả đĩa ra lại? mình muốn đổi trả hàng ngay nhưng không biết liên lạc với ai....</text:p>
          </table:table-cell>
          <table:table-cell/>
        </table:table-row>
        <table:table-row table:style-name="ro3">
          <table:table-cell office:value-type="string" calcext:value-type="string">
            <text:p>không hiểu sao mình đã làm đủ cách nhưng không kết nối được với bàn phím cơ cùng con chuột logitech master. driver gỡ ra cài lại bao lần cũng không được. searching thì không thấy device, thỉnh thoảng có thấy được con master nhưng connect là cứ báo fail, biểu tượng bluetooth trên window nhấp nháy on/off liên tục rồi sau đó tự thoát luôn chương trình bluetooth. nói chung không biết sao nhưng thất vọng!</text:p>
          </table:table-cell>
          <table:table-cell/>
        </table:table-row>
        <table:table-row table:style-name="ro4">
          <table:table-cell office:value-type="string" calcext:value-type="string">
            <text:p>không hiểu sao shop có thể giao món hàng không sử dung được, đã sạc và làm theo hướng dẫn trong giấy gửi kèm nhưng không bật được tai nghe và hoàn toàn không xài được. bây giờ không biết làm gì với nó nữa!</text:p>
          </table:table-cell>
          <table:table-cell/>
        </table:table-row>
        <table:table-row table:style-name="ro1">
          <table:table-cell office:value-type="string" calcext:value-type="string">
            <text:p>không hiểu tại sao nhiệt độ ổ lại cao thế? trong khi laptop mình không chạy gì nặng, chỉ có mỗi browser!</text:p>
          </table:table-cell>
          <table:table-cell/>
        </table:table-row>
        <table:table-row table:style-name="ro1">
          <table:table-cell office:value-type="string" calcext:value-type="string">
            <text:p>không hổ trỡ sạc nhanh cho s6 edge plus (micro usb), s9 (usb c). không nhận truyền dữ liệu từ 2 thiết bị này <text:s/>qua máy tính <text:s/>&gt;không nên mua.</text:p>
          </table:table-cell>
          <table:table-cell/>
        </table:table-row>
        <table:table-row table:style-name="ro1">
          <table:table-cell office:value-type="string" calcext:value-type="string">
            <text:p>không hỗ trợ sạc nhanh nhé ae</text:p>
          </table:table-cell>
          <table:table-cell/>
        </table:table-row>
        <table:table-row table:style-name="ro1">
          <table:table-cell office:value-type="string" calcext:value-type="string">
            <text:p>không hoạt động với laptop, cắm vào không thấy hiện gì.</text:p>
          </table:table-cell>
          <table:table-cell/>
        </table:table-row>
        <table:table-row table:style-name="ro1">
          <table:table-cell office:value-type="string" calcext:value-type="string">
            <text:p>không kết nối cùng lúc dc 2 bên. yêu cầu tiki hoặc cửa hàng liên hệ gấp. rất bực</text:p>
          </table:table-cell>
          <table:table-cell/>
        </table:table-row>
        <table:table-row table:style-name="ro1">
          <table:table-cell office:value-type="string" calcext:value-type="string">
            <text:p>không kết nối dc với điện thoại. mặc dù đã sạc đầy pin</text:p>
          </table:table-cell>
          <table:table-cell/>
        </table:table-row>
        <table:table-row table:style-name="ro1">
          <table:table-cell office:value-type="string" calcext:value-type="string">
            <text:p>không kết nối được</text:p>
          </table:table-cell>
          <table:table-cell/>
        </table:table-row>
        <table:table-row table:style-name="ro1">
          <table:table-cell office:value-type="string" calcext:value-type="string">
            <text:p>không kết nối được app chỉ xem được giờ với chụp được ảnh ! kết nối blu thì được nhưng nghe nhạc bị dè như kiểu vỡ míc? không còn tiện ích nào nữa</text:p>
          </table:table-cell>
          <table:table-cell/>
        </table:table-row>
        <table:table-row table:style-name="ro1">
          <table:table-cell office:value-type="string" calcext:value-type="string">
            <text:p>không kết nối được bluetooth trên macbook 10.13. kết nối bằng đầu nhận usb thì chức năng back forward không hoạt động. ai dùng macbook thì nên lưu ý.</text:p>
          </table:table-cell>
          <table:table-cell/>
        </table:table-row>
        <table:table-row table:style-name="ro4">
          <table:table-cell office:value-type="string" calcext:value-type="string">
            <text:p>không kết nối được với bất cứ loa bluetooth nào hết . gọi hãng thì nói chỉ sử dụng cho win 10 , trong khi phần thông tin sản phẩm thì ghi sử dụng được cho tất cả loại win . <text:s/>đã gọi tiki yêu cầu đổi hàng hay trả sản phẩm !</text:p>
          </table:table-cell>
          <table:table-cell/>
        </table:table-row>
        <table:table-row table:style-name="ro1">
          <table:table-cell office:value-type="string" calcext:value-type="string">
            <text:p>không kết nối được với chuột microsoft dùng rất chán</text:p>
          </table:table-cell>
          <table:table-cell/>
        </table:table-row>
        <table:table-row table:style-name="ro1">
          <table:table-cell office:value-type="string" calcext:value-type="string">
            <text:p>không kết nối được với điện thoại</text:p>
          </table:table-cell>
          <table:table-cell/>
        </table:table-row>
        <table:table-row table:style-name="ro1" table:visibility="filter">
          <table:table-cell office:value-type="string" calcext:value-type="string">
            <text:p>không kết nối được với điện thoại</text:p>
          </table:table-cell>
          <table:table-cell/>
        </table:table-row>
        <table:table-row table:style-name="ro1">
          <table:table-cell office:value-type="string" calcext:value-type="string">
            <text:p>không kết nôi được, hàng không đảm bảo chất lượng, hàng ghi giao trong24h nhưng đến ngày thứ 3 mới giao</text:p>
          </table:table-cell>
          <table:table-cell/>
        </table:table-row>
        <table:table-row table:style-name="ro1">
          <table:table-cell office:value-type="string" calcext:value-type="string">
            <text:p>không kết nối được. đề nghị tiki đổi sản phẩm khác.</text:p>
          </table:table-cell>
          <table:table-cell/>
        </table:table-row>
        <table:table-row table:style-name="ro1">
          <table:table-cell office:value-type="string" calcext:value-type="string">
            <text:p>không kết nối với ổ cứng được. cần hỗ trợ</text:p>
          </table:table-cell>
          <table:table-cell/>
        </table:table-row>
        <table:table-row table:style-name="ro4">
          <table:table-cell office:value-type="string" calcext:value-type="string">
            <text:p>không nên mua của tiki,bị lỗi thì báo hàng ko bảo hành đc ở hệ thống uỷ quyền của apple o vn,gởi bảo hành ít nhất là 1 tháng rưỡi,nếu biết điều khoản như vậy đã không mua từ đầu</text:p>
          </table:table-cell>
          <table:table-cell/>
        </table:table-row>
        <table:table-row table:style-name="ro1">
          <table:table-cell office:value-type="string" calcext:value-type="string">
            <text:p>không nên mua, tốc độ thấy mà nản! ko biết cái usb adapter nào được</text:p>
          </table:table-cell>
          <table:table-cell/>
        </table:table-row>
        <table:table-row table:style-name="ro1">
          <table:table-cell office:value-type="string" calcext:value-type="string">
            <text:p>không nên mua </text:p>
          </table:table-cell>
          <table:table-cell/>
        </table:table-row>
        <table:table-row table:style-name="ro1">
          <table:table-cell office:value-type="string" calcext:value-type="string">
            <text:p>không nên mua. chất lượng âm thanh như ...</text:p>
          </table:table-cell>
          <table:table-cell/>
        </table:table-row>
        <table:table-row table:style-name="ro4">
          <table:table-cell office:value-type="string" calcext:value-type="string">
            <text:p>không nghe được 1 bên tai phải, nhanh hết pin <text:s text:c="2"/>&gt; biết là hàng rẻ thì ít nhất cũng đảm bảo được nghe bằng 2 tai, bỏ qua chất lượng âm thanh và quảng cáo sản phẩm nói quá lên như vậy</text:p>
          </table:table-cell>
          <table:table-cell/>
        </table:table-row>
        <table:table-row table:style-name="ro1">
          <table:table-cell office:value-type="string" calcext:value-type="string">
            <text:p>không nghe được một tai, kết nối bluetooth chập chờn</text:p>
          </table:table-cell>
          <table:table-cell/>
        </table:table-row>
        <table:table-row table:style-name="ro1">
          <table:table-cell office:value-type="string" calcext:value-type="string">
            <text:p>không nghe nhạc được 2 tai tai nghe được tai không</text:p>
          </table:table-cell>
          <table:table-cell/>
        </table:table-row>
        <table:table-row table:style-name="ro1">
          <table:table-cell office:value-type="string" calcext:value-type="string">
            <text:p>không ngờ anker cũng làm sản phẩm tệ vậy, ngoại hình bình thường nhưng giắc cắm cứng ngắc rất khó cắm vào, và sạc rất lâu.</text:p>
          </table:table-cell>
          <table:table-cell/>
        </table:table-row>
        <table:table-row table:style-name="ro1">
          <table:table-cell office:value-type="string" calcext:value-type="string">
            <text:p>không ngờ nó nhỏ đến bất ngờ vậy và âm thanh chán. đúng tiền nào của nấy í</text:p>
          </table:table-cell>
          <table:table-cell/>
        </table:table-row>
        <table:table-row table:style-name="ro1">
          <table:table-cell office:value-type="string" calcext:value-type="string">
            <text:p>không nhận được ổ ssd test trên mày bàn và máy laptop đều không nhận được. để nghị tiki trading đổi lại cái mới.</text:p>
          </table:table-cell>
          <table:table-cell/>
        </table:table-row>
        <table:table-row table:style-name="ro1">
          <table:table-cell office:value-type="string" calcext:value-type="string">
            <text:p>không nhãn mác không , đã mua ở shop vài lần , vậy mà lần này bị vậy . thất vọng</text:p>
          </table:table-cell>
          <table:table-cell/>
        </table:table-row>
        <table:table-row table:style-name="ro1">
          <table:table-cell office:value-type="string" calcext:value-type="string">
            <text:p>không nhạy, phải rà rà mãi thì mới được nên rất mỏi tay</text:p>
          </table:table-cell>
          <table:table-cell/>
        </table:table-row>
        <table:table-row table:style-name="ro1">
          <table:table-cell office:value-type="string" calcext:value-type="string">
            <text:p>không nhạy. nặng, ko có đầu ráp nắp dễ rơi mất khi tháo ra sd. kẹp găm bút vào túi áo quá ngắn ko sd được</text:p>
          </table:table-cell>
          <table:table-cell/>
        </table:table-row>
        <table:table-row table:style-name="ro1">
          <table:table-cell office:value-type="string" calcext:value-type="string">
            <text:p>không như mong muốn , truyen sóng yếu , không ổn định</text:p>
          </table:table-cell>
          <table:table-cell/>
        </table:table-row>
        <table:table-row table:style-name="ro1">
          <table:table-cell office:value-type="string" calcext:value-type="string">
            <text:p>không như quảng cáo, rất buồn</text:p>
          </table:table-cell>
          <table:table-cell/>
        </table:table-row>
        <table:table-row table:style-name="ro1">
          <table:table-cell office:value-type="string" calcext:value-type="string">
            <text:p>không nói rõ rằng sản phẩm chỉ sử dụng được trong lãnh thổ vn. mua về rồi đọc thông tin trên vỏ hộp mới biết nên tôi không sử dụng được</text:p>
          </table:table-cell>
          <table:table-cell/>
        </table:table-row>
        <table:table-row table:style-name="ro1">
          <table:table-cell office:value-type="string" calcext:value-type="string">
            <text:p>không ôn định lắm sau vài ngày dùng.sóng chập chờn luc có lúc không</text:p>
          </table:table-cell>
          <table:table-cell/>
        </table:table-row>
        <table:table-row table:style-name="ro1">
          <table:table-cell office:value-type="string" calcext:value-type="string">
            <text:p>không phải màu trắng mà là màu đen</text:p>
          </table:table-cell>
          <table:table-cell/>
        </table:table-row>
        <table:table-row table:style-name="ro1">
          <table:table-cell office:value-type="string" calcext:value-type="string">
            <text:p>không phiếu không hóa đơn thế này thì biết bảo hành ở đâu hả tiki? tem thì 01/20 là ngày gì, hạn bảo hành à, trong khi 10/03/20 mới mua hàng?</text:p>
          </table:table-cell>
          <table:table-cell/>
        </table:table-row>
        <table:table-row table:style-name="ro1">
          <table:table-cell office:value-type="string" calcext:value-type="string">
            <text:p>không ra gì <text:s/>cứ lên xong sập nguồn</text:p>
          </table:table-cell>
          <table:table-cell/>
        </table:table-row>
        <table:table-row table:style-name="ro4">
          <table:table-cell office:value-type="string" calcext:value-type="string">
            <text:p>không ra gì. tai nghe bên được bên tịt. không tín hiệu không sử dụng được. gọi điện hỏi thì hẹn đổi trả 2 ngày với 3 ngày mất thời gian. làm ăn mất uy tín quá. như kiểu lừa dối khách hàng vậy.</text:p>
          </table:table-cell>
          <table:table-cell/>
        </table:table-row>
        <table:table-row table:style-name="ro1">
          <table:table-cell office:value-type="string" calcext:value-type="string">
            <text:p>không sạc được 2amp, chỉ sạc được 1amp. quá tệ</text:p>
          </table:table-cell>
          <table:table-cell/>
        </table:table-row>
        <table:table-row table:style-name="ro1">
          <table:table-cell office:value-type="string" calcext:value-type="string">
            <text:p>không sạc được cho bất kig 1 máy iphone nào cả. cần đổi hoặc bù sp khác</text:p>
          </table:table-cell>
          <table:table-cell/>
        </table:table-row>
        <table:table-row table:style-name="ro1">
          <table:table-cell office:value-type="string" calcext:value-type="string">
            <text:p>không sạc được mong shop tra lỏi va su li đùm minh</text:p>
          </table:table-cell>
          <table:table-cell/>
        </table:table-row>
        <table:table-row table:style-name="ro1">
          <table:table-cell office:value-type="string" calcext:value-type="string">
            <text:p>không sạc được pin tai nghe bị điết 1 bên và rè 1 bên sài hết pin là bỏ không sạc vào được</text:p>
          </table:table-cell>
          <table:table-cell/>
        </table:table-row>
        <table:table-row table:style-name="ro1">
          <table:table-cell office:value-type="string" calcext:value-type="string">
            <text:p>không sạc được, pin bị lỗi, muốn đổi hàng</text:p>
          </table:table-cell>
          <table:table-cell/>
        </table:table-row>
        <table:table-row table:style-name="ro1">
          <table:table-cell office:value-type="string" calcext:value-type="string">
            <text:p>không sài đc bạn ơi mong tiki cho doi lại</text:p>
          </table:table-cell>
          <table:table-cell/>
        </table:table-row>
        <table:table-row table:style-name="ro1">
          <table:table-cell office:value-type="string" calcext:value-type="string">
            <text:p>không sài được không ok</text:p>
          </table:table-cell>
          <table:table-cell/>
        </table:table-row>
        <table:table-row table:style-name="ro1">
          <table:table-cell office:value-type="string" calcext:value-type="string">
            <text:p>khong su dung cung het pin</text:p>
          </table:table-cell>
          <table:table-cell/>
        </table:table-row>
        <table:table-row table:style-name="ro1">
          <table:table-cell office:value-type="string" calcext:value-type="string">
            <text:p>không sử dụng đc không kết nối đc vs app không dùng đc là sao shops cho mk câu tl và hàng hoá méo móc là sao</text:p>
          </table:table-cell>
          <table:table-cell/>
        </table:table-row>
        <table:table-row table:style-name="ro1">
          <table:table-cell office:value-type="string" calcext:value-type="string">
            <text:p>không sử dụng dc mặc dù đã cài đầy đủ driver không biết ll với shop thế bào</text:p>
          </table:table-cell>
          <table:table-cell/>
        </table:table-row>
        <table:table-row table:style-name="ro1">
          <table:table-cell office:value-type="string" calcext:value-type="string">
            <text:p>không sử dụng được</text:p>
          </table:table-cell>
          <table:table-cell/>
        </table:table-row>
        <table:table-row table:style-name="ro1" table:visibility="filter">
          <table:table-cell office:value-type="string" calcext:value-type="string">
            <text:p>không sử dụng được</text:p>
          </table:table-cell>
          <table:table-cell/>
        </table:table-row>
        <table:table-row table:style-name="ro4">
          <table:table-cell office:value-type="string" calcext:value-type="string">
            <text:p>không sử dụng được cho 2 thiết bị. chỉ dùng được bluetooth còn đầu đọc nhận diện thiết bị nhưng chuột ko hoạt động. đổi ngược 2 thiết bị cũng ko được. đề nghị cho bảo hành sản phẩm</text:p>
          </table:table-cell>
          <table:table-cell/>
        </table:table-row>
        <table:table-row table:style-name="ro1">
          <table:table-cell office:value-type="string" calcext:value-type="string">
            <text:p>không sử dụng được cho chuột không dây g304.</text:p>
          </table:table-cell>
          <table:table-cell/>
        </table:table-row>
        <table:table-row table:style-name="ro1">
          <table:table-cell office:value-type="string" calcext:value-type="string">
            <text:p>không sử dụng được lâu phải rút ra ghim lại, không tương thích với máy tính hoặc win 10, cắm vào khởi động máy có khi không lên</text:p>
          </table:table-cell>
          <table:table-cell/>
        </table:table-row>
        <table:table-row table:style-name="ro1">
          <table:table-cell office:value-type="string" calcext:value-type="string">
            <text:p>không sử dụng được, mong bên tiki xem xét đổi trả giúp mình</text:p>
          </table:table-cell>
          <table:table-cell/>
        </table:table-row>
        <table:table-row table:style-name="ro4">
          <table:table-cell office:value-type="string" calcext:value-type="string">
            <text:p>không sử dụng được. lắp vào laptop , win 7 tự nhận không cần driver nhưng kết nối với các thiết bị bluetooth như loa, điện thoại ...không báo lỗi gì nhưng không có âm thanh ( loa) hoặc không gửi file (điện thoại) <text:s text:c="2"/>được .</text:p>
          </table:table-cell>
          <table:table-cell/>
        </table:table-row>
        <table:table-row table:style-name="ro1">
          <table:table-cell office:value-type="string" calcext:value-type="string">
            <text:p>khong sử dung được.. có thể đổi sản phẩm khác được không?</text:p>
          </table:table-cell>
          <table:table-cell/>
        </table:table-row>
        <table:table-row table:style-name="ro1">
          <table:table-cell office:value-type="string" calcext:value-type="string">
            <text:p>không sử dụng sau 12 giờ cũng tự hết pin. mới lấy về là đã có đấu hiệu hỏng pin. đề nghị cho viên pin mới</text:p>
          </table:table-cell>
          <table:table-cell/>
        </table:table-row>
        <table:table-row table:style-name="ro1">
          <table:table-cell office:value-type="string" calcext:value-type="string">
            <text:p>không tác dụng nhiều sóng yếu</text:p>
          </table:table-cell>
          <table:table-cell/>
        </table:table-row>
        <table:table-row table:style-name="ro1" table:visibility="filter">
          <table:table-cell office:value-type="string" calcext:value-type="string">
            <text:p>không tác dụng nhiều sóng yếu</text:p>
          </table:table-cell>
          <table:table-cell/>
        </table:table-row>
        <table:table-row table:style-name="ro1">
          <table:table-cell office:value-type="string" calcext:value-type="string">
            <text:p>không test hàng trước khi giao cho khách, cánh quạt kêu lạch cạch như máy cày.</text:p>
          </table:table-cell>
          <table:table-cell/>
        </table:table-row>
        <table:table-row table:style-name="ro1">
          <table:table-cell office:value-type="string" calcext:value-type="string">
            <text:p>không thấy ghi là đồ cũ mà sao bóc ra đã thấy hộp không còn nguyên vẹn. team seal dán kiểu đó thì có ích lợi gì nữa</text:p>
          </table:table-cell>
          <table:table-cell/>
        </table:table-row>
        <table:table-row table:style-name="ro1" table:visibility="filter">
          <table:table-cell office:value-type="string" calcext:value-type="string">
            <text:p>không thấy ghi là đồ cũ mà sao bóc ra đã thấy hộp không còn nguyên vẹn. team seal dán kiểu đó thì có ích lợi gì nữa</text:p>
          </table:table-cell>
          <table:table-cell/>
        </table:table-row>
        <table:table-row table:style-name="ro1">
          <table:table-cell office:value-type="string" calcext:value-type="string">
            <text:p>không thấy gửi hoá đơn về</text:p>
          </table:table-cell>
          <table:table-cell/>
        </table:table-row>
        <table:table-row table:style-name="ro1">
          <table:table-cell office:value-type="string" calcext:value-type="string">
            <text:p>không thấy sản phẩm trên website chính hãng của logitecg</text:p>
          </table:table-cell>
          <table:table-cell/>
        </table:table-row>
        <table:table-row table:style-name="ro1">
          <table:table-cell office:value-type="string" calcext:value-type="string">
            <text:p>không thể đàm thoại cuộc gọi, kết nối chậm trễ 1s so với khung hình, chính sách đổi trả chưa rõ ràng.</text:p>
          </table:table-cell>
          <table:table-cell/>
        </table:table-row>
        <table:table-row table:style-name="ro1">
          <table:table-cell office:value-type="string" calcext:value-type="string">
            <text:p>không thể enable được thiết bị! rất mong bên tiki liên hệ lại để hỗ trợ sớm nhất! cám ơn!</text:p>
          </table:table-cell>
          <table:table-cell/>
        </table:table-row>
        <table:table-row table:style-name="ro1">
          <table:table-cell office:value-type="string" calcext:value-type="string">
            <text:p>không thể kết nối bluetooth dù đã thử với rất nhiều tai nghe khác nhau. tiki có bảo hành không?</text:p>
          </table:table-cell>
          <table:table-cell/>
        </table:table-row>
        <table:table-row table:style-name="ro1">
          <table:table-cell office:value-type="string" calcext:value-type="string">
            <text:p>không thể kết nối trên iphon xs max</text:p>
          </table:table-cell>
          <table:table-cell/>
        </table:table-row>
        <table:table-row table:style-name="ro4">
          <table:table-cell office:value-type="string" calcext:value-type="string">
            <text:p>không thể kết nối với app tether, phải nhờ người sành máy tính cài giúp. chỉ có 1 đèn báo trong khi hình minh hoạ có rất nhiều đèn. khả năng phát wifi kém, chỉ sử dụng 2 máy kết nối wifi mà wifi lúc nào cũng yếu. </text:p>
          </table:table-cell>
          <table:table-cell/>
        </table:table-row>
        <table:table-row table:style-name="ro1">
          <table:table-cell office:value-type="string" calcext:value-type="string">
            <text:p>khong the ket noi voi pc, du da thu cai dat nhieu lan.</text:p>
          </table:table-cell>
          <table:table-cell/>
        </table:table-row>
        <table:table-row table:style-name="ro1">
          <table:table-cell office:value-type="string" calcext:value-type="string">
            <text:p>không thể mở lên nguồn được. sạc pin thử xong cũng không lên nguồn</text:p>
          </table:table-cell>
          <table:table-cell/>
        </table:table-row>
        <table:table-row table:style-name="ro1">
          <table:table-cell office:value-type="string" calcext:value-type="string">
            <text:p>không thể nghe nhạc được dù đã kết nối . mong có thể liên lạc sớm với tôi để sửa chữa</text:p>
          </table:table-cell>
          <table:table-cell/>
        </table:table-row>
        <table:table-row table:style-name="ro4">
          <table:table-cell office:value-type="string" calcext:value-type="string">
            <text:p>không thể ngờ nỗi có cái usb 3.0 nào lại có tốc độ rùa bò như thế này, chép file chỉ đc dưới 15mb/s, thật kinh khủng. cái usb ngu học nhất từng mua! lời khuyên là đừng có phí tiền vào cái usb tệ hại này.</text:p>
          </table:table-cell>
          <table:table-cell/>
        </table:table-row>
        <table:table-row table:style-name="ro1">
          <table:table-cell office:value-type="string" calcext:value-type="string">
            <text:p>không thể nhận diên. win 10 đã cài driver gaomon 1060p. xun hướng dẫn</text:p>
          </table:table-cell>
          <table:table-cell/>
        </table:table-row>
        <table:table-row table:style-name="ro1">
          <table:table-cell office:value-type="string" calcext:value-type="string">
            <text:p>không thể sử dụng được, mặc dù đã đổi 1 lần. nản. chán chả buồn đổi nữa.</text:p>
          </table:table-cell>
          <table:table-cell/>
        </table:table-row>
        <table:table-row table:style-name="ro1">
          <table:table-cell office:value-type="string" calcext:value-type="string">
            <text:p>không thể tin được là đơn hàng lại được đóng gói sơ sài nhất có thể như vầy. không chống sốc, không có gì ngoài bao nilon và cái hộp.</text:p>
          </table:table-cell>
          <table:table-cell/>
        </table:table-row>
        <table:table-row table:style-name="ro1">
          <table:table-cell office:value-type="string" calcext:value-type="string">
            <text:p>không thích lắm, vì bắt không đc xa . 3m mà ko tìm thấy thiết bị .</text:p>
          </table:table-cell>
          <table:table-cell/>
        </table:table-row>
        <table:table-row table:style-name="ro1">
          <table:table-cell office:value-type="string" calcext:value-type="string">
            <text:p>không tìm được wifi sao mà kích ?? shop coi lại đơn hàng dùm nhe hàng bị lỗi rồi</text:p>
          </table:table-cell>
          <table:table-cell/>
        </table:table-row>
        <table:table-row table:style-name="ro1">
          <table:table-cell office:value-type="string" calcext:value-type="string">
            <text:p>không tìm thấy wifi , dù đèn xanh hiển thị lên, hỗ trợ giúp tôi, sản phẩm mới nhận 17,03,2020</text:p>
          </table:table-cell>
          <table:table-cell/>
        </table:table-row>
        <table:table-row table:style-name="ro1">
          <table:table-cell office:value-type="string" calcext:value-type="string">
            <text:p>không tốt</text:p>
          </table:table-cell>
          <table:table-cell/>
        </table:table-row>
        <table:table-row table:style-name="ro1">
          <table:table-cell office:value-type="string" calcext:value-type="string">
            <text:p>không tốt lắm. ok google hay hi google nói mãi mới được</text:p>
          </table:table-cell>
          <table:table-cell/>
        </table:table-row>
        <table:table-row table:style-name="ro1">
          <table:table-cell office:value-type="string" calcext:value-type="string">
            <text:p>không tốt như quảng cáo. tôi không thích sản phẩm này</text:p>
          </table:table-cell>
          <table:table-cell/>
        </table:table-row>
        <table:table-row table:style-name="ro1" table:visibility="filter">
          <table:table-cell office:value-type="string" calcext:value-type="string">
            <text:p>không tốt như quảng cáo. tôi không thích sản phẩm này</text:p>
          </table:table-cell>
          <table:table-cell/>
        </table:table-row>
        <table:table-row table:style-name="ro1" table:visibility="filter">
          <table:table-cell office:value-type="string" calcext:value-type="string">
            <text:p>không tốt như quảng cáo. tôi không thích sản phẩm này</text:p>
          </table:table-cell>
          <table:table-cell/>
        </table:table-row>
        <table:table-row table:style-name="ro1" table:visibility="filter">
          <table:table-cell office:value-type="string" calcext:value-type="string">
            <text:p>không tốt như quảng cáo. tôi không thích sản phẩm này</text:p>
          </table:table-cell>
          <table:table-cell/>
        </table:table-row>
        <table:table-row table:style-name="ro1" table:visibility="filter">
          <table:table-cell office:value-type="string" calcext:value-type="string">
            <text:p>không tốt như quảng cáo. tôi không thích sản phẩm này</text:p>
          </table:table-cell>
          <table:table-cell/>
        </table:table-row>
        <table:table-row table:style-name="ro1">
          <table:table-cell office:value-type="string" calcext:value-type="string">
            <text:p>không tốt. sóng wf mạnh nhưng kết nối lại kém</text:p>
          </table:table-cell>
          <table:table-cell/>
        </table:table-row>
        <table:table-row table:style-name="ro1">
          <table:table-cell office:value-type="string" calcext:value-type="string">
            <text:p>không tương hợp chuột mình. tiki k hỗ trợ đổi trả . giờ để một góc ở nhà không xài đươc. các bạn mua nhớ coi kỹ chuột mình có hỗ trợ không nha.</text:p>
          </table:table-cell>
          <table:table-cell/>
        </table:table-row>
        <table:table-row table:style-name="ro1">
          <table:table-cell office:value-type="string" calcext:value-type="string">
            <text:p>không tương thích với máy. kết dc nhưng nghe không được</text:p>
          </table:table-cell>
          <table:table-cell/>
        </table:table-row>
        <table:table-row table:style-name="ro1">
          <table:table-cell office:value-type="string" calcext:value-type="string">
            <text:p>không vào được trang bk để sử dụng</text:p>
          </table:table-cell>
          <table:table-cell/>
        </table:table-row>
        <table:table-row table:style-name="ro1">
          <table:table-cell office:value-type="string" calcext:value-type="string">
            <text:p>không vô điện, hàng mã để nhìn .</text:p>
          </table:table-cell>
          <table:table-cell/>
        </table:table-row>
        <table:table-row table:style-name="ro1">
          <table:table-cell office:value-type="string" calcext:value-type="string">
            <text:p>không vừa nhưng dùng vẫn nên cũng tạm ổn. mở ra mà ko giữ là đóng</text:p>
          </table:table-cell>
          <table:table-cell/>
        </table:table-row>
        <table:table-row table:style-name="ro1">
          <table:table-cell office:value-type="string" calcext:value-type="string">
            <text:p>không xài được</text:p>
          </table:table-cell>
          <table:table-cell/>
        </table:table-row>
        <table:table-row table:style-name="ro1">
          <table:table-cell office:value-type="string" calcext:value-type="string">
            <text:p>không xài được, cắm vào rút ra usb hư luôn</text:p>
          </table:table-cell>
          <table:table-cell/>
        </table:table-row>
        <table:table-row table:style-name="ro1">
          <table:table-cell office:value-type="string" calcext:value-type="string">
            <text:p>không xài được, connect với destop, laptop đều không hoạt động dù mình thử đi thử lại. mình muavì cần gấp mà như vầy thì ko đc . mình muốn trả lại vừa mới order hôm qua.</text:p>
          </table:table-cell>
          <table:table-cell/>
        </table:table-row>
        <table:table-row table:style-name="ro1">
          <table:table-cell office:value-type="string" calcext:value-type="string">
            <text:p>không xài được. đề nghị tiki dẹp cửa hàng, đừng để ảnh hưởng người khác!</text:p>
          </table:table-cell>
          <table:table-cell/>
        </table:table-row>
        <table:table-row table:style-name="ro1">
          <table:table-cell office:value-type="string" calcext:value-type="string">
            <text:p>không xuất hóa đơn thì thêm phần xuất hóa đơn làm gì =.=!!!!!!!!!!!!!!!!!!!!!!!!!!!!!!!!!!!!!!!!!!!!!!!!!!!!!!!!!!!!!!!!!!!!!!!!!!!!!!!!!!!!!!!!!!!!!!</text:p>
          </table:table-cell>
          <table:table-cell/>
        </table:table-row>
        <table:table-row table:style-name="ro1">
          <table:table-cell office:value-type="string" calcext:value-type="string">
            <text:p>khui hàng xong, thử rồi phát hiện hỏng 1 bên</text:p>
          </table:table-cell>
          <table:table-cell/>
        </table:table-row>
        <table:table-row table:style-name="ro4">
          <table:table-cell office:value-type="string" calcext:value-type="string">
            <text:p>khui hộp ra gắn vào camera không nhận. gởi bảo hành thì nhân viên bảo là thẻ có vết nứt. <text:s/>không bảo hành được. mình đã mua rất nhiều thẻ trên tiki rồi, nhưng hiệu netac thì là lần đâu. và cũng sẽ là lần cuối mình chọn mua hiệu này.</text:p>
          </table:table-cell>
          <table:table-cell/>
        </table:table-row>
        <table:table-row table:style-name="ro4">
          <table:table-cell office:value-type="string" calcext:value-type="string">
            <text:p>khui máy, mở khe sim thì cứng ngắc. mới sử dụng chưa đầy 2 giờ, máy đã tắt nguồn không làm sao khởi động lên lại được nữa. chán ko chịu nổi. không hiểu sao vsmart lại bán sản phẩm tệ hại như vậy luôn.</text:p>
          </table:table-cell>
          <table:table-cell/>
        </table:table-row>
        <table:table-row table:style-name="ro1">
          <table:table-cell office:value-type="string" calcext:value-type="string">
            <text:p>khui ra xài thử. xong xem lại vỏ hộp sản phẩm. thật không thể tin được, đây là hàng tặng con ngay trên vỏ hộp. cái này là bình thường hay như thế nào tiki trading ơi.</text:p>
          </table:table-cell>
          <table:table-cell/>
        </table:table-row>
        <table:table-row table:style-name="ro4">
          <table:table-cell office:value-type="string" calcext:value-type="string">
            <text:p>khung nhôm nhưng khá yếu, thiết kế chỗ cố định hơi bất tiện, thanh đỡ nó đưa ngang qua như hình, lúc gập hết mức vẫn khó vuawc tầm mắt. nếu thành giường cao hơn chắc ổn hơn. như mình thấy là khung chỉ giữ ipad cỡ vài giây rồi cứ thế trượt xuống lun.</text:p>
          </table:table-cell>
          <table:table-cell/>
        </table:table-row>
        <table:table-row table:style-name="ro1">
          <table:table-cell office:value-type="string" calcext:value-type="string">
            <text:p>khuyên ae đừng mua, mình về dùng được đúng 1 tuần đã hư nguồn. thà mua đồ cũ còn hơn mua con này</text:p>
          </table:table-cell>
          <table:table-cell/>
        </table:table-row>
        <table:table-row table:style-name="ro4">
          <table:table-cell office:value-type="string" calcext:value-type="string">
            <text:p>khuyên ai có ý định thì k nên mua nhé. jack cắm 2 loa con có vấn đề, lỏng lẽo đang nghe thì chết nhạc 1 loa con, phải điều chỉnh jack cắm mới nghe lại đc nhưng k khắc phục hoàn toàn</text:p>
          </table:table-cell>
          <table:table-cell/>
        </table:table-row>
        <table:table-row table:style-name="ro1">
          <table:table-cell office:value-type="string" calcext:value-type="string">
            <text:p>khuyên các bạn không nên mua, xài được 16 ngày thì điện thoại không nhận được thẻ sd nữa, hàng chất lượng kém</text:p>
          </table:table-cell>
          <table:table-cell/>
        </table:table-row>
        <table:table-row table:style-name="ro1">
          <table:table-cell office:value-type="string" calcext:value-type="string">
            <text:p>khuyên mọi người không nên mua wifi này, mua về gắn vào pc ping về gw wifi chập chờn, mặc dù đã update driver mới nhất nhưng vẫn không ăn thua</text:p>
          </table:table-cell>
          <table:table-cell/>
        </table:table-row>
        <table:table-row table:style-name="ro1">
          <table:table-cell office:value-type="string" calcext:value-type="string">
            <text:p>khuyên mọi người không nên mua, tốc độ truy xuất rất chậm</text:p>
          </table:table-cell>
          <table:table-cell/>
        </table:table-row>
        <table:table-row table:style-name="ro1">
          <table:table-cell office:value-type="string" calcext:value-type="string">
            <text:p>kích rất yếu. ngoài ra reset không được.cục wifi tầng trệt để kích wf tầng 1 thì tầng 2 cũng không thấy mạng đâu</text:p>
          </table:table-cell>
          <table:table-cell/>
        </table:table-row>
        <table:table-row table:style-name="ro1">
          <table:table-cell office:value-type="string" calcext:value-type="string">
            <text:p>kiểu như là cảm ứng ở tai nghe bị chạm....cứ kết nối bluetooth là tự chuyển bài rồi trợ lý google....tự động tắt tự động mở. rất tệ</text:p>
          </table:table-cell>
          <table:table-cell/>
        </table:table-row>
        <table:table-row table:style-name="ro3">
          <table:table-cell office:value-type="string" calcext:value-type="string">
            <text:p>kiểu treo đầu dê bán thịt chó. nói là được tặng cục sạc mua vs giá 1390. gọi điện cho tổng đài thì bảo để gọi lại xong mất tích. dùng cục này đi singapore indonesia malaysia 2 ngày hôm nay như thằng mù phải lắp vào điện thoại mới phát được wifi. coi như phí tiền mua rác về. ace nào có ý định mua để đi du lịch nước ngoài bằng cục này thì nên xem xét lại nhé không phát được đâu ?</text:p>
          </table:table-cell>
          <table:table-cell/>
        </table:table-row>
        <table:table-row table:style-name="ro1">
          <table:table-cell office:value-type="string" calcext:value-type="string">
            <text:p>kìm lưỡi dao bị dỉ</text:p>
          </table:table-cell>
          <table:table-cell/>
        </table:table-row>
        <table:table-row table:style-name="ro1">
          <table:table-cell office:value-type="string" calcext:value-type="string">
            <text:p>kindle mình mới mua về 1 ngày đã lỗi màn hình có 2 đốm sáng trên màn hình</text:p>
          </table:table-cell>
          <table:table-cell/>
        </table:table-row>
        <table:table-row table:style-name="ro1">
          <table:table-cell office:value-type="string" calcext:value-type="string">
            <text:p>kính bị cong và gián k khít máy</text:p>
          </table:table-cell>
          <table:table-cell/>
        </table:table-row>
        <table:table-row table:style-name="ro1">
          <table:table-cell office:value-type="string" calcext:value-type="string">
            <text:p>kính cường lực dởm, dán vô hết đường thấy</text:p>
          </table:table-cell>
          <table:table-cell/>
        </table:table-row>
        <table:table-row table:style-name="ro4">
          <table:table-cell office:value-type="string" calcext:value-type="string">
            <text:p>kính gửi tiki, tôi có mua 1 repeater totolink <text:s/>trên tiki, nhưng khi về cài đặt thì không search được mạng wifi cần mở rộng ( trong khi đó tại vị trí đấy thì các máy điện thoại đều search thấy các mạng wifi đang phát ) . vậy đề nghị tiki đổi lại cho tôi cái khác.</text:p>
          </table:table-cell>
          <table:table-cell/>
        </table:table-row>
        <table:table-row table:style-name="ro1">
          <table:table-cell office:value-type="string" calcext:value-type="string">
            <text:p>kính rất tệ,</text:p>
          </table:table-cell>
          <table:table-cell/>
        </table:table-row>
        <table:table-row table:style-name="ro1">
          <table:table-cell office:value-type="string" calcext:value-type="string">
            <text:p>ko biết đt bị sau ma mới mua vài tháng mà tat nguồn wai luôn</text:p>
          </table:table-cell>
          <table:table-cell/>
        </table:table-row>
        <table:table-row table:style-name="ro4">
          <table:table-cell office:value-type="string" calcext:value-type="string">
            <text:p>ko bik m.n sao chứ ms mở ra đã thấy vầy rồi nè. gắn vô thử ms 5p đã ấm nóng. làm ăn gian trá quá. nên dù trc đây mấy bn có tin tiki thì cx nên kiểm hàng lại. có nhiều ng chỉ bik lợi cho mình. lần này thực sự thất vọng</text:p>
          </table:table-cell>
          <table:table-cell/>
        </table:table-row>
        <table:table-row table:style-name="ro1">
          <table:table-cell office:value-type="string" calcext:value-type="string">
            <text:p>ko bit thay sao chu moi mua ve su dung duoc co 1 tai nge ben trai con ben fai thi ko nge duoc bt</text:p>
          </table:table-cell>
          <table:table-cell/>
        </table:table-row>
        <table:table-row table:style-name="ro1">
          <table:table-cell office:value-type="string" calcext:value-type="string">
            <text:p>ko chất lượng như được nói, mới dán chưa hề va chạm gì đã bị bể một góc k rõ lí do <text:s/></text:p>
          </table:table-cell>
          <table:table-cell/>
        </table:table-row>
        <table:table-row table:style-name="ro1">
          <table:table-cell office:value-type="string" calcext:value-type="string">
            <text:p>ko có chốt bi tròn, ko lắp dc giá cố định máy, để nghị gửi thêm</text:p>
          </table:table-cell>
          <table:table-cell/>
        </table:table-row>
        <table:table-row table:style-name="ro1">
          <table:table-cell office:value-type="string" calcext:value-type="string">
            <text:p>ko có cụt sạc sao sài</text:p>
          </table:table-cell>
          <table:table-cell/>
        </table:table-row>
        <table:table-row table:style-name="ro1">
          <table:table-cell office:value-type="string" calcext:value-type="string">
            <text:p>ko còn gì để nói ngoài từ thất vọng. ko bằng mua hàng ngoài chợ.</text:p>
          </table:table-cell>
          <table:table-cell/>
        </table:table-row>
        <table:table-row table:style-name="ro1">
          <table:table-cell office:value-type="string" calcext:value-type="string">
            <text:p>ko đc micro ko tốt. tôi là người nước ngoài nên cho hàng hư hả</text:p>
          </table:table-cell>
          <table:table-cell/>
        </table:table-row>
        <table:table-row table:style-name="ro1">
          <table:table-cell office:value-type="string" calcext:value-type="string">
            <text:p>ko dùng đc</text:p>
          </table:table-cell>
          <table:table-cell/>
        </table:table-row>
        <table:table-row table:style-name="ro1">
          <table:table-cell office:value-type="string" calcext:value-type="string">
            <text:p>ko dùng đc , hư rồi ko bắt blutút đc, hàng dởm quá đi thôi</text:p>
          </table:table-cell>
          <table:table-cell/>
        </table:table-row>
        <table:table-row table:style-name="ro1">
          <table:table-cell office:value-type="string" calcext:value-type="string">
            <text:p>ko dùng đc .... ko ra tiếng</text:p>
          </table:table-cell>
          <table:table-cell/>
        </table:table-row>
        <table:table-row table:style-name="ro1" table:visibility="filter">
          <table:table-cell office:value-type="string" calcext:value-type="string">
            <text:p>ko dùng đc .... ko ra tiếng</text:p>
          </table:table-cell>
          <table:table-cell/>
        </table:table-row>
        <table:table-row table:style-name="ro1">
          <table:table-cell office:value-type="string" calcext:value-type="string">
            <text:p>ko dùng dc phần tai nghe, app chơi đểu thật, hướng dẩn đổi trả như thiệt, lúc mình vào lại ko thấy đâu. thôi có mấy chục đành ngậm cục tức</text:p>
          </table:table-cell>
          <table:table-cell/>
        </table:table-row>
        <table:table-row table:style-name="ro1">
          <table:table-cell office:value-type="string" calcext:value-type="string">
            <text:p>ko dùng dc quá tệ không kết nối được blt cắm sạc thì mới lên rút ra là mất. ko có công tắc bật chán quá chán</text:p>
          </table:table-cell>
          <table:table-cell/>
        </table:table-row>
        <table:table-row table:style-name="ro1">
          <table:table-cell office:value-type="string" calcext:value-type="string">
            <text:p>ko dùng đc tiếng việt</text:p>
          </table:table-cell>
          <table:table-cell/>
        </table:table-row>
        <table:table-row table:style-name="ro1">
          <table:table-cell office:value-type="string" calcext:value-type="string">
            <text:p>ko dùng dc, đề nghị đổi giúp tôi</text:p>
          </table:table-cell>
          <table:table-cell/>
        </table:table-row>
        <table:table-row table:style-name="ro1">
          <table:table-cell office:value-type="string" calcext:value-type="string">
            <text:p>ko dùng dc, gãy đầu cấm lần sạc thứ 2</text:p>
          </table:table-cell>
          <table:table-cell/>
        </table:table-row>
        <table:table-row table:style-name="ro1">
          <table:table-cell office:value-type="string" calcext:value-type="string">
            <text:p>ko dùng dk tốn tiền</text:p>
          </table:table-cell>
          <table:table-cell/>
        </table:table-row>
        <table:table-row table:style-name="ro1">
          <table:table-cell office:value-type="string" calcext:value-type="string">
            <text:p>ko dùng được, kết nối thì sóng lúc nào cubgx đầy mà vài mạng ko được, chán</text:p>
          </table:table-cell>
          <table:table-cell/>
        </table:table-row>
        <table:table-row table:style-name="ro1">
          <table:table-cell office:value-type="string" calcext:value-type="string">
            <text:p>ko dùng được. hàng chất lượng kém</text:p>
          </table:table-cell>
          <table:table-cell/>
        </table:table-row>
        <table:table-row table:style-name="ro1">
          <table:table-cell office:value-type="string" calcext:value-type="string">
            <text:p>ko dung hang toi can. toi chon chuot ko day. co the tra lai dc ko?</text:p>
          </table:table-cell>
          <table:table-cell/>
        </table:table-row>
        <table:table-row table:style-name="ro1" table:visibility="filter">
          <table:table-cell office:value-type="string" calcext:value-type="string">
            <text:p>ko dung hang toi can. toi chon chuot ko day. co the tra lai dc ko?</text:p>
          </table:table-cell>
          <table:table-cell/>
        </table:table-row>
        <table:table-row table:style-name="ro1">
          <table:table-cell office:value-type="string" calcext:value-type="string">
            <text:p>ko đúng iu cầu</text:p>
          </table:table-cell>
          <table:table-cell/>
        </table:table-row>
        <table:table-row table:style-name="ro1">
          <table:table-cell office:value-type="string" calcext:value-type="string">
            <text:p>ko được nhạy như giới thiệu</text:p>
          </table:table-cell>
          <table:table-cell/>
        </table:table-row>
        <table:table-row table:style-name="ro1">
          <table:table-cell office:value-type="string" calcext:value-type="string">
            <text:p>ko êm.</text:p>
          </table:table-cell>
          <table:table-cell/>
        </table:table-row>
        <table:table-row table:style-name="ro1">
          <table:table-cell office:value-type="string" calcext:value-type="string">
            <text:p>ko giống hình lắp vào thì dính lỗi ctrl alt del buồn thật sự</text:p>
          </table:table-cell>
          <table:table-cell/>
        </table:table-row>
        <table:table-row table:style-name="ro1">
          <table:table-cell office:value-type="string" calcext:value-type="string">
            <text:p>ko gps, không như quảng cáo</text:p>
          </table:table-cell>
          <table:table-cell/>
        </table:table-row>
        <table:table-row table:style-name="ro1">
          <table:table-cell office:value-type="string" calcext:value-type="string">
            <text:p>ko hài lòng. tai nghe bên trái ok. bên phải ko dùng dc. đèn xanh cũng ko lên. yêu cầu đổi lại cho tôi sản phẩm dùng dc. một bên nghe một bên ko thì sao dc.</text:p>
          </table:table-cell>
          <table:table-cell/>
        </table:table-row>
        <table:table-row table:style-name="ro1">
          <table:table-cell office:value-type="string" calcext:value-type="string">
            <text:p>ko hai long.giao hàng cũ .</text:p>
          </table:table-cell>
          <table:table-cell/>
        </table:table-row>
        <table:table-row table:style-name="ro1">
          <table:table-cell office:value-type="string" calcext:value-type="string">
            <text:p>ko kết <text:s/>nối dc bluetooth. chỉ cắm dc rắc sam sung nhiều khi củng bất tiện</text:p>
          </table:table-cell>
          <table:table-cell/>
        </table:table-row>
        <table:table-row table:style-name="ro1">
          <table:table-cell office:value-type="string" calcext:value-type="string">
            <text:p>ko kết nối bluetooh đc hàng sài ko tốt có đổi hàng đc ko ạ</text:p>
          </table:table-cell>
          <table:table-cell/>
        </table:table-row>
        <table:table-row table:style-name="ro1">
          <table:table-cell office:value-type="string" calcext:value-type="string">
            <text:p>ko kết nối được cần trả hàng</text:p>
          </table:table-cell>
          <table:table-cell/>
        </table:table-row>
        <table:table-row table:style-name="ro1">
          <table:table-cell office:value-type="string" calcext:value-type="string">
            <text:p>ko kết nối được chán <text:s/>lần đầu tiên mua đồ trên tiki thất vọng đến ntn</text:p>
          </table:table-cell>
          <table:table-cell/>
        </table:table-row>
        <table:table-row table:style-name="ro1">
          <table:table-cell office:value-type="string" calcext:value-type="string">
            <text:p>ko kết nối được controller . ngoài ta kết nối thiết bik bluetooth rất tệ . loa thì rè . <text:s/>không xứng đáng để bỏ tiền mua , mọi người cân nhắc .</text:p>
          </table:table-cell>
          <table:table-cell/>
        </table:table-row>
        <table:table-row table:style-name="ro1">
          <table:table-cell office:value-type="string" calcext:value-type="string">
            <text:p>ko kết nối được nữa , đã thử reset , nhưng cả 2 tay vẫn không nghe</text:p>
          </table:table-cell>
          <table:table-cell/>
        </table:table-row>
        <table:table-row table:style-name="ro1">
          <table:table-cell office:value-type="string" calcext:value-type="string">
            <text:p>ko kết nối với máy dc chỉ kết nối dc hiệu sam sung thoi</text:p>
          </table:table-cell>
          <table:table-cell/>
        </table:table-row>
        <table:table-row table:style-name="ro1">
          <table:table-cell office:value-type="string" calcext:value-type="string">
            <text:p>ko mở nguồn dc, ko thấy pin lên, muốn trả lại hàng</text:p>
          </table:table-cell>
          <table:table-cell/>
        </table:table-row>
        <table:table-row table:style-name="ro4">
          <table:table-cell office:value-type="string" calcext:value-type="string">
            <text:p>ko nên mua bà con ơi <text:s/>. <text:s/>máy bị lỗi phần hiển thị nội dung, tra *101# không hiển thị hết nội dung trên màn hình, chỉ có 3 dòng thông tin, mất phần quan trọng. vài lỗi khác, luôn mua ủng hộ nokia quay trở lại nhưng nokia làm lại bản này ko hoàn thiện lắm. mong nokia update sửa lỗi.</text:p>
          </table:table-cell>
          <table:table-cell/>
        </table:table-row>
        <table:table-row table:style-name="ro1">
          <table:table-cell office:value-type="string" calcext:value-type="string">
            <text:p>ko nên mua, cài sim ko nhận mobi, vina. giờ phải trả hàng lại</text:p>
          </table:table-cell>
          <table:table-cell/>
        </table:table-row>
        <table:table-row table:style-name="ro1">
          <table:table-cell office:value-type="string" calcext:value-type="string">
            <text:p>ko nghe đk</text:p>
          </table:table-cell>
          <table:table-cell/>
        </table:table-row>
        <table:table-row table:style-name="ro1">
          <table:table-cell office:value-type="string" calcext:value-type="string">
            <text:p>ko nghe đươc</text:p>
          </table:table-cell>
          <table:table-cell/>
        </table:table-row>
        <table:table-row table:style-name="ro1">
          <table:table-cell office:value-type="string" calcext:value-type="string">
            <text:p>ko nhậy vs lại mau dản</text:p>
          </table:table-cell>
          <table:table-cell/>
        </table:table-row>
        <table:table-row table:style-name="ro1">
          <table:table-cell office:value-type="string" calcext:value-type="string">
            <text:p>ko như mog đợi,nói chog nước nhưng thực tế ko có,đặt màu trăng lại giao màu đen,</text:p>
          </table:table-cell>
          <table:table-cell/>
        </table:table-row>
        <table:table-row table:style-name="ro1">
          <table:table-cell office:value-type="string" calcext:value-type="string">
            <text:p>ko như mong đợi tiền nào của <text:s/>nấy</text:p>
          </table:table-cell>
          <table:table-cell/>
        </table:table-row>
        <table:table-row table:style-name="ro1">
          <table:table-cell office:value-type="string" calcext:value-type="string">
            <text:p>ko như quảng cáo</text:p>
          </table:table-cell>
          <table:table-cell/>
        </table:table-row>
        <table:table-row table:style-name="ro1">
          <table:table-cell office:value-type="string" calcext:value-type="string">
            <text:p>ko ok</text:p>
          </table:table-cell>
          <table:table-cell/>
        </table:table-row>
        <table:table-row table:style-name="ro1">
          <table:table-cell office:value-type="string" calcext:value-type="string">
            <text:p>ko ổn, thử xem mác sony giá rẻ thế nào nhưng rè và ko hay</text:p>
          </table:table-cell>
          <table:table-cell/>
        </table:table-row>
        <table:table-row table:style-name="ro1">
          <table:table-cell office:value-type="string" calcext:value-type="string">
            <text:p>ko ổn. ko sử dụng đc. sảm phẩm nghe nhạc đc nhưng ko gọi đc. ko bjo lấy hàng ở tiki nữa</text:p>
          </table:table-cell>
          <table:table-cell/>
        </table:table-row>
        <table:table-row table:style-name="ro1">
          <table:table-cell office:value-type="string" calcext:value-type="string">
            <text:p>ko ra j</text:p>
          </table:table-cell>
          <table:table-cell/>
        </table:table-row>
        <table:table-row table:style-name="ro1">
          <table:table-cell office:value-type="string" calcext:value-type="string">
            <text:p>ko ra sao sài ko bằng tai nghe bt rẻ tien. kêt nối rất khó</text:p>
          </table:table-cell>
          <table:table-cell/>
        </table:table-row>
        <table:table-row table:style-name="ro1">
          <table:table-cell office:value-type="string" calcext:value-type="string">
            <text:p>ko sạc đc . ko có hướng dẫn</text:p>
          </table:table-cell>
          <table:table-cell/>
        </table:table-row>
        <table:table-row table:style-name="ro1">
          <table:table-cell office:value-type="string" calcext:value-type="string">
            <text:p>ko sạc đc ; ko có hướng dẫn</text:p>
          </table:table-cell>
          <table:table-cell/>
        </table:table-row>
        <table:table-row table:style-name="ro1">
          <table:table-cell office:value-type="string" calcext:value-type="string">
            <text:p>ko sạc đc shop e đặt lúc đầu là cắm vô đc cục sạc h thì ko thể cắm đc nữa đề nghị shop đổi lại dây khác</text:p>
          </table:table-cell>
          <table:table-cell/>
        </table:table-row>
        <table:table-row table:style-name="ro4">
          <table:table-cell office:value-type="string" calcext:value-type="string">
            <text:p>ko sạc được pin. phải dùng sạc điện bàn phím mới hoạt động. nút search khi xem youtube trên smart tv samsung bấm ko có tác dụng. con chuột cũng chỉ xuất hiện trên smart tv khi vào trình duyệt web. trong khi cắm chuột usb thì có bình thường. sản phẩm ko hiệu quả như mong đợi</text:p>
          </table:table-cell>
          <table:table-cell/>
        </table:table-row>
        <table:table-row table:style-name="ro1">
          <table:table-cell office:value-type="string" calcext:value-type="string">
            <text:p>ko sài dc</text:p>
          </table:table-cell>
          <table:table-cell/>
        </table:table-row>
        <table:table-row table:style-name="ro1">
          <table:table-cell office:value-type="string" calcext:value-type="string">
            <text:p>ko sai được thu các loại may</text:p>
          </table:table-cell>
          <table:table-cell/>
        </table:table-row>
        <table:table-row table:style-name="ro1">
          <table:table-cell office:value-type="string" calcext:value-type="string">
            <text:p>ko sài được, mở karaoke thì mic lên còn nhạc thì tắt luôn, giờ muốn trả hàng thì làm sao</text:p>
          </table:table-cell>
          <table:table-cell/>
        </table:table-row>
        <table:table-row table:style-name="ro1">
          <table:table-cell office:value-type="string" calcext:value-type="string">
            <text:p>ko setup đc tiếng việt , ko kết nối đc , hỗ trợ kém</text:p>
          </table:table-cell>
          <table:table-cell/>
        </table:table-row>
        <table:table-row table:style-name="ro1">
          <table:table-cell office:value-type="string" calcext:value-type="string">
            <text:p>ko sử dụng đc <text:s/>ko thể cài đặt giờ <text:s/>sử dụng ko đc tốt</text:p>
          </table:table-cell>
          <table:table-cell/>
        </table:table-row>
        <table:table-row table:style-name="ro1">
          <table:table-cell office:value-type="string" calcext:value-type="string">
            <text:p>ko su dung dc , tai nghe kém chất luong . mua về đã hỏng 1 bên tai nghe.</text:p>
          </table:table-cell>
          <table:table-cell/>
        </table:table-row>
        <table:table-row table:style-name="ro1">
          <table:table-cell office:value-type="string" calcext:value-type="string">
            <text:p>ko sử dụng được chức năng mic đối với máy tính. tai nghe vẫn nghe được nhưng không thể đàm thoại được. người chỉ nghe thấy tiếng ù ù..</text:p>
          </table:table-cell>
          <table:table-cell/>
        </table:table-row>
        <table:table-row table:style-name="ro1">
          <table:table-cell office:value-type="string" calcext:value-type="string">
            <text:p>ko tác dụng mấy.</text:p>
          </table:table-cell>
          <table:table-cell/>
        </table:table-row>
        <table:table-row table:style-name="ro1">
          <table:table-cell office:value-type="string" calcext:value-type="string">
            <text:p>ko thấy tem dán bảo hành . thấy có mỗi tờ phiếu bảo hành trắng trơn chưa ghi gì . mong tiki sớm phản hồi , 3 hôm rồi chưa thấy phản hồi</text:p>
          </table:table-cell>
          <table:table-cell/>
        </table:table-row>
        <table:table-row table:style-name="ro4">
          <table:table-cell office:value-type="string" calcext:value-type="string">
            <text:p>ko thể chấp nhận nổi dịch vụ vận chuyển. rõ ràng tiki dán tem là hàng cực kỳ dễ vỡ mà khi nhận hàng rất chi là bực. quăng quật hàng thế thì còn gì là hàng. <text:s/>cho 1 sao vì vận chuyển. <text:s/>hàng chính hãng, nguyên seal, chưa kích hoạt bảo hành. tiki kích hoạt bảo hành giúp mình với.</text:p>
          </table:table-cell>
          <table:table-cell/>
        </table:table-row>
        <table:table-row table:style-name="ro1">
          <table:table-cell office:value-type="string" calcext:value-type="string">
            <text:p>ko thể check ngày bảo hành , nhờ tiki hỗ trợ 1 lần nhưng chưa nhận được trả lời</text:p>
          </table:table-cell>
          <table:table-cell/>
        </table:table-row>
        <table:table-row table:style-name="ro1">
          <table:table-cell office:value-type="string" calcext:value-type="string">
            <text:p>ko thik viet nhieu ko tot la ko tot</text:p>
          </table:table-cell>
          <table:table-cell/>
        </table:table-row>
        <table:table-row table:style-name="ro1">
          <table:table-cell office:value-type="string" calcext:value-type="string">
            <text:p>ko tốt . dễ bung đầu cáp .</text:p>
          </table:table-cell>
          <table:table-cell/>
        </table:table-row>
        <table:table-row table:style-name="ro1">
          <table:table-cell office:value-type="string" calcext:value-type="string">
            <text:p>ko tốt kết nối dô 1 bên nghe xíu lại ko nghe nữa</text:p>
          </table:table-cell>
          <table:table-cell/>
        </table:table-row>
        <table:table-row table:style-name="ro1">
          <table:table-cell office:value-type="string" calcext:value-type="string">
            <text:p>ko tot,chi la dt con. ko hd doc lap duoc, gio phai mua them cai dt ban chinh de sd</text:p>
          </table:table-cell>
          <table:table-cell/>
        </table:table-row>
        <table:table-row table:style-name="ro1">
          <table:table-cell office:value-type="string" calcext:value-type="string">
            <text:p>ko vừa </text:p>
          </table:table-cell>
          <table:table-cell/>
        </table:table-row>
        <table:table-row table:style-name="ro1">
          <table:table-cell office:value-type="string" calcext:value-type="string">
            <text:p>ko xài doc, ko kết nối đc bluetooth, gọi tiki đổi trả, thu hồi rồi đến giờ vẫn ko liên lạc lại.</text:p>
          </table:table-cell>
          <table:table-cell/>
        </table:table-row>
        <table:table-row table:style-name="ro1">
          <table:table-cell office:value-type="string" calcext:value-type="string">
            <text:p>ko xài được</text:p>
          </table:table-cell>
          <table:table-cell/>
        </table:table-row>
        <table:table-row table:style-name="ro1" table:visibility="filter">
          <table:table-cell office:value-type="string" calcext:value-type="string">
            <text:p>ko xài được</text:p>
          </table:table-cell>
          <table:table-cell/>
        </table:table-row>
        <table:table-row table:style-name="ro1">
          <table:table-cell office:value-type="string" calcext:value-type="string">
            <text:p>ko xài được, haiz haiz <text:s text:c="2"/></text:p>
          </table:table-cell>
          <table:table-cell/>
        </table:table-row>
        <table:table-row table:style-name="ro1">
          <table:table-cell office:value-type="string" calcext:value-type="string">
            <text:p>kog thich cho may hàng kiti ban kog co gi ma sai tot het nen minh kog mua hàng cua kiti nua <text:s/></text:p>
          </table:table-cell>
          <table:table-cell/>
        </table:table-row>
        <table:table-row table:style-name="ro3">
          <table:table-cell office:value-type="string" calcext:value-type="string">
            <text:p>kỳ vọng cho dòng điện thoại mới pin khỏe tính năng này nọ nhưng mình thực sự thất vọng. điện thoại cháy màn hình, nóng đến mức đổi màu máy từ lần sạc thứ 2.vẫn biết sản xuất hành loạt nên lỗi là không tránh khỏi nhưng hỏng nhanh thế này thì khỏi phải nói chất lượng dòng máy này như thế nào. tiền nào của ấy....mong chờ sự support từ tiki chứ mình chính thức anti dòng này.</text:p>
          </table:table-cell>
          <table:table-cell/>
        </table:table-row>
        <table:table-row table:style-name="ro4">
          <table:table-cell office:value-type="string" calcext:value-type="string">
            <text:p>là khách hàng của tiki 3 năm nay nhưng nay thật sự không hài lòng về lần này. cần usb gấp cho cc buổi chiều nên ship now 2h. usb không nhận máy tính nào và rất nóng, nghi ngờ cháy. gọi hỗ trợ thì hứa hẹn sẽ có bên kĩ thuật kiểm tra. cũng không báo thu hồi sản phẩm. vậy đến khi nào mình mới được giải quyết.</text:p>
          </table:table-cell>
          <table:table-cell/>
        </table:table-row>
        <table:table-row table:style-name="ro2">
          <table:table-cell office:value-type="string" calcext:value-type="string">
            <text:p>là những người đầu tiên đặt hàng sớm nhất <text:s/>từ hôm 20/6 mãi tới 1/7 mới nhận đc! quảng cáo là phiên bản có nfc giao hàng thực tế là phiên bản k nfc. tiki trading làm ăn vậy quá mất uy tín rồi!. dù đã viết mail đề nghị rõ ràng hãy kiểm tra và giao cho mình phiên bản có nfc từ hôm 25/06 nhưng vẫn k đc giao đúng sản phẩm như mô tả ban đầu! đặt trc và thanh toán tiền trc qua thẻ nhưng vẫn nhận đc hàng sau tiki now 2h?. phân biệt? e voucher cgv đã nhận đc nhưng vào link thì k mua đc voucher? các bước để mua đc voucher cũng quá dài dòng. tại sao k gửi kèm theo kiện hàng luôn? từ cách quảng cáo, phục vụ, giao hàng đều k tốt. vậy sau này chính sách bảo hàng liệu có đc ổn hay k?!!!</text:p>
          </table:table-cell>
          <table:table-cell/>
        </table:table-row>
        <table:table-row table:style-name="ro1">
          <table:table-cell office:value-type="string" calcext:value-type="string">
            <text:p>là sao flydigi wasp feelers 2 mà sao lại là cái găng tay 20 nghìn này <text:s/>shop làm ăn k tốt như loàn mất toi 117 nghìn</text:p>
          </table:table-cell>
          <table:table-cell/>
        </table:table-row>
        <table:table-row table:style-name="ro1">
          <table:table-cell office:value-type="string" calcext:value-type="string">
            <text:p>lại 1 lần nữa thất vọng với sản phẩm từ tiki trading hàng đóng gói cẩn thận nhưng màn hình lại bị đốm đen. đề nghị đổi sản phẩm khác. cảm ơn!</text:p>
          </table:table-cell>
          <table:table-cell/>
        </table:table-row>
        <table:table-row table:style-name="ro1">
          <table:table-cell office:value-type="string" calcext:value-type="string">
            <text:p>lại nhận được hàng trong tình trạng đã bị khui, ko biết có phải được giao hàng mới ko nữa</text:p>
          </table:table-cell>
          <table:table-cell/>
        </table:table-row>
        <table:table-row table:style-name="ro1">
          <table:table-cell office:value-type="string" calcext:value-type="string">
            <text:p>làm ăn chán i12 một bên tai nghe k nghe đc mà củng giao hàng</text:p>
          </table:table-cell>
          <table:table-cell/>
        </table:table-row>
        <table:table-row table:style-name="ro1">
          <table:table-cell office:value-type="string" calcext:value-type="string">
            <text:p>làm ăn gian dối.. nói tặng sim nhưng mở ra chẳng có sim..</text:p>
          </table:table-cell>
          <table:table-cell/>
        </table:table-row>
        <table:table-row table:style-name="ro1">
          <table:table-cell office:value-type="string" calcext:value-type="string">
            <text:p>làm ăn kiểu gì đây ? , chưa nhận dc hàng mà đã ghi là giao hàng thành công ? wtf lừa đảo à , tiền thì trả rồi ??</text:p>
          </table:table-cell>
          <table:table-cell/>
        </table:table-row>
        <table:table-row table:style-name="ro1">
          <table:table-cell office:value-type="string" calcext:value-type="string">
            <text:p>làm ăn rất chán, tẩy chay tiki dc rôi</text:p>
          </table:table-cell>
          <table:table-cell/>
        </table:table-row>
        <table:table-row table:style-name="ro1">
          <table:table-cell office:value-type="string" calcext:value-type="string">
            <text:p>làm cách nào để kích hoạt bảo hành khi mua. tôi đã mua nhưng k thể kích hoạt bảo hành được</text:p>
          </table:table-cell>
          <table:table-cell/>
        </table:table-row>
        <table:table-row table:style-name="ro1">
          <table:table-cell office:value-type="string" calcext:value-type="string">
            <text:p>làm đúng theo hướng dẫn cài đặt cấu hình xong k thể kết nối wifi vì đèn extend k sáng làm cả buổi chiều k kết nối được nản quá cần tư vấn</text:p>
          </table:table-cell>
          <table:table-cell/>
        </table:table-row>
        <table:table-row table:style-name="ro1">
          <table:table-cell office:value-type="string" calcext:value-type="string">
            <text:p>làm khách hàng không hài nòng vì chất liệu sấu xem thì rất mờ</text:p>
          </table:table-cell>
          <table:table-cell/>
        </table:table-row>
        <table:table-row table:style-name="ro1">
          <table:table-cell office:value-type="string" calcext:value-type="string">
            <text:p>làm sao để bào hành. mua xong ko dùng được</text:p>
          </table:table-cell>
          <table:table-cell/>
        </table:table-row>
        <table:table-row table:style-name="ro1">
          <table:table-cell office:value-type="string" calcext:value-type="string">
            <text:p>làm theo hướng dẫn ghi trên sim liên hệ zalo cá nhân qua 4 tiếng không thấy rep. không thể kích hoạt sim được, chẳng lẽ vứt ????</text:p>
          </table:table-cell>
          <table:table-cell/>
        </table:table-row>
        <table:table-row table:style-name="ro1">
          <table:table-cell office:value-type="string" calcext:value-type="string">
            <text:p>làm theo hướng dẫn mà ko kết nối đc ad ơi. giúp mình với</text:p>
          </table:table-cell>
          <table:table-cell/>
        </table:table-row>
        <table:table-row table:style-name="ro1">
          <table:table-cell office:value-type="string" calcext:value-type="string">
            <text:p>lần 1 vì bị rè lần 2 đổi vì sp đang nghe bị tắt</text:p>
          </table:table-cell>
          <table:table-cell/>
        </table:table-row>
        <table:table-row table:style-name="ro4">
          <table:table-cell office:value-type="string" calcext:value-type="string">
            <text:p>lần cuối mua hàng của tiki đây là ổ cứng mà gói hàng ko khác gì gói kẹo. không bọc xốp, không chống xốc, không cảnh báo hàng dễ vỡ. quá thất vọng. quảng cáo thì hay lắm, mà làm như mèo mửa vậy.</text:p>
          </table:table-cell>
          <table:table-cell/>
        </table:table-row>
        <table:table-row table:style-name="ro1">
          <table:table-cell office:value-type="string" calcext:value-type="string">
            <text:p>lần đầu cài thì dùng được lần hai ri sét k thấy vào được nhập mật khẩu cứ báo sai</text:p>
          </table:table-cell>
          <table:table-cell/>
        </table:table-row>
        <table:table-row table:style-name="ro1">
          <table:table-cell office:value-type="string" calcext:value-type="string">
            <text:p>lần đầu đặt thử 1c thì đúng hàng sạc ngon,đặt thêm 2c thì giai ko đúng hàng sạc 1 lúc nóng máy quá thất vọng <text:s/>tiki xem lại nhé</text:p>
          </table:table-cell>
          <table:table-cell/>
        </table:table-row>
        <table:table-row table:style-name="ro3">
          <table:table-cell office:value-type="string" calcext:value-type="string">
            <text:p>lần đầu mua bị hở sáng nặng gọi đổi thì đợi chục ngày mới nhận dc hàng đổi,thất vọng hơn khi màn đổi vẫn hở sáng lại còn thêm lỗi những điểm sáng như đầu tăm trên màn hình, hỗ trợ gọi lại bảo phải trên 5 điểm mới dc bảo hành,đang đợi thu hồi rồi mới trả lời có đổi hay ko.nhưng 1 điểm sáng rõ như thế nhìn đã khó chịu rồi. mà còn phải tận 5 điểm mới cho đổi thì ai chịu nổi??</text:p>
          </table:table-cell>
          <table:table-cell/>
        </table:table-row>
        <table:table-row table:style-name="ro4">
          <table:table-cell office:value-type="string" calcext:value-type="string">
            <text:p>lần đầu mua hàng ở tiki cảm giác thất vọng như vậy, sim kích hoạt từ 22/1/2020 trong khi khách hàng đặt hàng từ 4/3, mất gần 2 tháng, hôm nay nhận hàng kiểm tra thì cực kì thất vọng, giao hàng thì lâu, kết luận ko nên mua sim ở đây, còn tốc độ chưa test thử nên ko có nhận xét thêm</text:p>
          </table:table-cell>
          <table:table-cell/>
        </table:table-row>
        <table:table-row table:style-name="ro1">
          <table:table-cell office:value-type="string" calcext:value-type="string">
            <text:p>lần đầu mua hàng ở tiki, mua gần 3 củ tiền hàng, vận chuyển quá kém chậm trễ, đã hủy đơn và ko bao giờ quay lại tiki luôn</text:p>
          </table:table-cell>
          <table:table-cell/>
        </table:table-row>
        <table:table-row table:style-name="ro1">
          <table:table-cell office:value-type="string" calcext:value-type="string">
            <text:p>lần đầu mua thiết bị mà thất vọng à, cắm vào không chạy được luôn</text:p>
          </table:table-cell>
          <table:table-cell/>
        </table:table-row>
        <table:table-row table:style-name="ro1">
          <table:table-cell office:value-type="string" calcext:value-type="string">
            <text:p>lần đầu mua thử online thế nào, về sử dụng đúng 1 tháng thì hư hỏng, thiết bị không nhận được bluetooth, ngay cả dùng đầu kết nối theo thiết bị cũng không được</text:p>
          </table:table-cell>
          <table:table-cell/>
        </table:table-row>
        <table:table-row table:style-name="ro1">
          <table:table-cell office:value-type="string" calcext:value-type="string">
            <text:p>lần đầu mua tiki, cũng tin tưởng, không check hàng, trả tiền luôn, lúc mở ra mới biết : mua 2 cái giao có 1 cái. không thể chấp nhận đc</text:p>
          </table:table-cell>
          <table:table-cell/>
        </table:table-row>
        <table:table-row table:style-name="ro1">
          <table:table-cell office:value-type="string" calcext:value-type="string">
            <text:p>lần đầu thất vọng với tiki. thiết bị không lên nguồn. nên không cài đặt được.</text:p>
          </table:table-cell>
          <table:table-cell/>
        </table:table-row>
        <table:table-row table:style-name="ro4">
          <table:table-cell office:value-type="string" calcext:value-type="string">
            <text:p>lần đầu tiên mua hàng ở tiki mà tệ như thế này. mở dock ra k thấy đèn ở hai tai nghe như hướng dẫn sd, k kết nối được, k dùng được. đề nghị tiki quản lý chặt hơn các shop bán hàng. chứ như vậy là lừa đảo rồi còn gì. k dùng được mà bán cho khách. đề nghị đổi trả ngay. rút kinh nghiệm lần sau có mua ở tiki thì phải để ý. tiki cũng có đồ đểu đồ xịn</text:p>
          </table:table-cell>
          <table:table-cell/>
        </table:table-row>
        <table:table-row table:style-name="ro3">
          <table:table-cell office:value-type="string" calcext:value-type="string">
            <text:p>lần đầu tiên mua hàng tại tiki lại thất vọng như vậy: <text:s text:c="2"/>sản phẩm ọp ẹp <text:s text:c="2"/>không ghi xuất xứ (giống mua hàng chợ trời) <text:s text:c="2"/>hình ảnh trên tiki rất khác so với sản phẩm nhận được <text:s text:c="2"/>nghe khoảng 2 phút thì 2 tai nóng rang, khó chịu <text:s text:c="2"/>, không dám sử dụng vì không yên tâm chất lượng sản phẩm tiki cung cấp, nguy cơ cháy nổ vì sản phẩm không rõ nguồn gốc.</text:p>
          </table:table-cell>
          <table:table-cell/>
        </table:table-row>
        <table:table-row table:style-name="ro4">
          <table:table-cell office:value-type="string" calcext:value-type="string">
            <text:p>lần đầu tiên mua hàng tiki trading mà bị như thế này. rất thất vọng: bao bì sản phẩm quá cũ bị trầy sướt mở ra thấy một vết trầy ngang trên thân như hình chưa biết dùng thế nào? dù sao cũng giao hàng nhanh</text:p>
          </table:table-cell>
          <table:table-cell/>
        </table:table-row>
        <table:table-row table:style-name="ro3">
          <table:table-cell office:value-type="string" calcext:value-type="string">
            <text:p>lần đầu tiên thất vọng về giao hàng của tiki đặt hàng hàng tiki trading từ 31/5, hẹn giao 04/06, nhưng giao trễ có sms lại 06/06 giao. nhưng chờ hoài cũng không thấy đâu, gọi lên tổng đài chỉ báo là xin lỗi anh này nọ, hỏi thêm thông tin cụ thể thời gian giao hàng thì ko có thông tin cụ thể chỉ báo tầm vài ngày nữa anh chờ thêm. giờ lót dép hóng ko bik khi nào được nhận sp </text:p>
          </table:table-cell>
          <table:table-cell/>
        </table:table-row>
        <table:table-row table:style-name="ro1">
          <table:table-cell office:value-type="string" calcext:value-type="string">
            <text:p>lần đầu tiên thất vọng về hàng mua ở tiki. di chuột lúc được lúc không, trước đây cũng dùng chuột loại này được 2 năm. thực sự con này chất lượng quá kém.</text:p>
          </table:table-cell>
          <table:table-cell/>
        </table:table-row>
        <table:table-row table:style-name="ro4">
          <table:table-cell office:value-type="string" calcext:value-type="string">
            <text:p>lần thứ 2 mua apple watch trên tiki. lần trước mua tiki là sản phẩm mới nguyên seal chưa kích hoạt nên rất hài lòng. lần này đặt mua tiki nhưng khi check thì sản phẩm đã active. mình mua ngày 10/1 nhưng check bảo hành apple chỉ còn đến ngày 11/4. nhờ tiki xem xét hỗ trợ nhé.</text:p>
          </table:table-cell>
          <table:table-cell/>
        </table:table-row>
        <table:table-row table:style-name="ro3">
          <table:table-cell office:value-type="string" calcext:value-type="string">
            <text:p>lần thứ 2 mua hàng của tiki, lần thứ 2 thất vọng. bỏ ra hơn 800 nghìn để mua 1 cái ram cũ, đã sử dụng về. ram đã sản xuất và sử dụng từ 2018. đóng gói thì quá kém, để 1 cái hộp nhỏ trong 1 cái hộp to mà ko có lót chống sốc. hộp đựng ram thì ram đã bay khỏi vị trí. cầm thì súc sắc bên trong. may là lắp vào mt vẫn lên, không thì ko còn gì để nói. đành nói là mất tiền ngu vì ko xem trước khi trả tiền. sẽ ko bao giờ mua hàng của tiki nữa. nên học cách shopee thì mới bán được.</text:p>
          </table:table-cell>
          <table:table-cell/>
        </table:table-row>
        <table:table-row table:style-name="ro3">
          <table:table-cell office:value-type="string" calcext:value-type="string">
            <text:p>lần trước 1 đơn hàng thì thiếu dây hdmi. lần này 'tuyệt vời" hơn có dây hdmi nhưng bị lỗi, cắm vào màn hình không nhận tín hiệu. test lại màn hình với dây hdmi sẵn có của mình thì vẫn ok. tóm lại có dây nhưng hỏng, bực mình hết sức. chẳng lẽ cứ mỗi lần đặt mua màn hình thì <text:s/>phải đặt dự phòng thêm 1 dây hdmi riêng nữa sao. thà không có còn đỡ bực, sản phẩm trước khi xuất xưởng đưa vào tiêu thụ không kiểm tra xem có hoạt động hay không sao.</text:p>
          </table:table-cell>
          <table:table-cell/>
        </table:table-row>
        <table:table-row table:style-name="ro1">
          <table:table-cell office:value-type="string" calcext:value-type="string">
            <text:p>lần trước bảo hành thì chuột được sửa lại chứ không được 1 đổi 1 như cam kết</text:p>
          </table:table-cell>
          <table:table-cell/>
        </table:table-row>
        <table:table-row table:style-name="ro4">
          <table:table-cell office:value-type="string" calcext:value-type="string">
            <text:p>lần trước giao thì hàng bị lỗi về âm lượng. tiki có hỗ trợ đổi trả cho mình. hôm nay nhận máy mới thì không kết nối được với bluetooth. thử kết nối rất nhiều lần nhưng không được. mong tiki phản hồi sớm</text:p>
          </table:table-cell>
          <table:table-cell/>
        </table:table-row>
        <table:table-row table:style-name="ro4">
          <table:table-cell office:value-type="string" calcext:value-type="string">
            <text:p>lần trước mình đã mua 1c sử dụng rât bình thường thấy ổn nên mua cho thằng em 1c nhưng mở lên khởi động lại không nghe tiếng gì đã nghi rồi và sau đó là không thấy hiển thị bluetooth lg pk3 như con cũ mình mới nhận hàng lúc nảy cần lời giải thích của admin ???</text:p>
          </table:table-cell>
          <table:table-cell/>
        </table:table-row>
        <table:table-row table:style-name="ro1">
          <table:table-cell office:value-type="string" calcext:value-type="string">
            <text:p>lao ngoài cực kì cực kì bé. xem youtube không nghe tiếng gì mặc dù bật max volume... nhận hàng ngày 18.4 mà kích hoạt bảo hành từ ngày 30.3 là sao tiki ơi</text:p>
          </table:table-cell>
          <table:table-cell/>
        </table:table-row>
        <table:table-row table:style-name="ro1">
          <table:table-cell office:value-type="string" calcext:value-type="string">
            <text:p>lắp 2 cây ram corsair này vào thì cứ 1 lúc là bị rs máy, còn lắp 2 thanh ram khác vào thì lại chạy bt</text:p>
          </table:table-cell>
          <table:table-cell/>
        </table:table-row>
        <table:table-row table:style-name="ro1">
          <table:table-cell office:value-type="string" calcext:value-type="string">
            <text:p>lắp ở tầng 2 mà dùng note 9 ở tầng 3 sóng wifi chập chờn. không thể chơi game online.</text:p>
          </table:table-cell>
          <table:table-cell/>
        </table:table-row>
        <table:table-row table:style-name="ro4">
          <table:table-cell office:value-type="string" calcext:value-type="string">
            <text:p>lắp ram mới vào (8gb ddr3l bus 1600) vào máy tính cảm thấy máy chạy chậm hơn trước, với lại thấy thanh taskman hiển thị ddr3 chứ không phải ddr3l như trong hình. shop có thể giải thích không ?? máy tính của mình là dell vostro core i3 6100u, liệu nó có hợp với máy mình không??</text:p>
          </table:table-cell>
          <table:table-cell/>
        </table:table-row>
        <table:table-row table:style-name="ro1">
          <table:table-cell office:value-type="string" calcext:value-type="string">
            <text:p>lắp sim không ăn, đã cho sim homephone vào rồi mà cứ yêu cầu lắp sim, không sử dụng được. mình yêu cầu được đổi trả hàng.</text:p>
          </table:table-cell>
          <table:table-cell/>
        </table:table-row>
        <table:table-row table:style-name="ro1">
          <table:table-cell office:value-type="string" calcext:value-type="string">
            <text:p>lắp sim không nhận, đã thử các kiểu, bục boi, tôi mua của gian hàng tolsen store, không có hướng dẫn sử dụng, không có số đt để liên lạc</text:p>
          </table:table-cell>
          <table:table-cell/>
        </table:table-row>
        <table:table-row table:style-name="ro1">
          <table:table-cell office:value-type="string" calcext:value-type="string">
            <text:p>lắp sim ko nhận shop ơi là sao</text:p>
          </table:table-cell>
          <table:table-cell/>
        </table:table-row>
        <table:table-row table:style-name="ro1">
          <table:table-cell office:value-type="string" calcext:value-type="string">
            <text:p>lắp sim và sim không sóng. phải làm sao đây? hãy chỉ cách giải quyết hoặc trả hàng.</text:p>
          </table:table-cell>
          <table:table-cell/>
        </table:table-row>
        <table:table-row table:style-name="ro1">
          <table:table-cell office:value-type="string" calcext:value-type="string">
            <text:p>lắp sim vào gọi không được trong khi sim đã thông báo kích hoạt. không có sóng luôn.</text:p>
          </table:table-cell>
          <table:table-cell/>
        </table:table-row>
        <table:table-row table:style-name="ro1">
          <table:table-cell office:value-type="string" calcext:value-type="string">
            <text:p>lắp sim vào không sử được dù đã thay đổi điện thoại! mong hỗ trợ nhanh chóng</text:p>
          </table:table-cell>
          <table:table-cell/>
        </table:table-row>
        <table:table-row table:style-name="ro4">
          <table:table-cell office:value-type="string" calcext:value-type="string">
            <text:p>lắp vào cài lên thì mạng rất chậm dù dùng wifi chính, còn nếu dùng nó thì mình ko thể kết nối đc internet, đã làm theo hướng dẫn, cào app tplink telnet và cài đặt hoàn chỉnh, đèn re sang sóng wifi đủ, tôi yêu cầu hoàn tiền.</text:p>
          </table:table-cell>
          <table:table-cell/>
        </table:table-row>
        <table:table-row table:style-name="ro1">
          <table:table-cell office:value-type="string" calcext:value-type="string">
            <text:p>lắp vào điện thoại lo không <text:s/>nhận là sao vậy em</text:p>
          </table:table-cell>
          <table:table-cell/>
        </table:table-row>
        <table:table-row table:style-name="ro1">
          <table:table-cell office:value-type="string" calcext:value-type="string">
            <text:p>lắp vào máy in canon 2900 máy chạy bình thường nhưng không ra mực. thất vọng quá!</text:p>
          </table:table-cell>
          <table:table-cell/>
        </table:table-row>
        <table:table-row table:style-name="ro4">
          <table:table-cell office:value-type="string" calcext:value-type="string">
            <text:p>lắp vô nhưng kg sử dụng được, rất không hài lòng, liên hệ với siêu thị 3g để ktra và hướng dẫn sử dụng nhưng vẫn không sử dụng được, sẽ kg mua sim như vầy nữa. vô cùng thất vọng nhà cung cấp siêu thị 3g</text:p>
          </table:table-cell>
          <table:table-cell/>
        </table:table-row>
        <table:table-row table:style-name="ro2">
          <table:table-cell office:value-type="string" calcext:value-type="string">
            <text:p>lâu lắm rồi mới mua hàng lại ở tiki vì mong mua được hàng chính hàng và dịch vụ tốt hơn những đơn vị khác. nhưng thực sự thất vọng toàn tập từ giao hàng chậm, nhân viên giao hàng không nhiệt tình suýt nữa là hủy không giao luôn. còn về sản phẩm thì đây không biết phải là hàng chính hàng hay không mà sử dụng khá tệ, kén bề mặt, sử dụng lên tập sách là chuột chạy loạn cả lên, dpi 1000 nhưng không nhạy mình phải tăng tốc độ của chuột lên nhưng cũng không khá hơn là mấy. chốt lại nên sử dụng thử sản phẩm trước khi mua.</text:p>
          </table:table-cell>
          <table:table-cell/>
        </table:table-row>
        <table:table-row table:style-name="ro1">
          <table:table-cell office:value-type="string" calcext:value-type="string">
            <text:p>lấy về cái điện thoại bị hư đèn bàn phím. đổi trả thì bảo ko có lỗi gì hết. trả lại thì ko cho. thề ko bao h mua đồ trên này nữa.</text:p>
          </table:table-cell>
          <table:table-cell/>
        </table:table-row>
        <table:table-row table:style-name="ro1">
          <table:table-cell office:value-type="string" calcext:value-type="string">
            <text:p>liên hệ cskh bảo đợi 2 3 ngày có người đến lấy hàng lại để kiểm tra mà gần 1 tuần r chả thấy đâu, seal thì bị bóc sẵn bh chắc có đổi cũng chả đổi đc <text:s/>)</text:p>
          </table:table-cell>
          <table:table-cell/>
        </table:table-row>
        <table:table-row table:style-name="ro1">
          <table:table-cell office:value-type="string" calcext:value-type="string">
            <text:p>liệt phím a, ấn lúc được lúc không, cần đổi hàng.</text:p>
          </table:table-cell>
          <table:table-cell/>
        </table:table-row>
        <table:table-row table:style-name="ro1" table:visibility="filter">
          <table:table-cell office:value-type="string" calcext:value-type="string">
            <text:p>liệt phím a, ấn lúc được lúc không, cần đổi hàng.</text:p>
          </table:table-cell>
          <table:table-cell/>
        </table:table-row>
        <table:table-row table:style-name="ro1">
          <table:table-cell office:value-type="string" calcext:value-type="string">
            <text:p>loa bass không được tốt như tôi nghĩ</text:p>
          </table:table-cell>
          <table:table-cell/>
        </table:table-row>
        <table:table-row table:style-name="ro1">
          <table:table-cell office:value-type="string" calcext:value-type="string">
            <text:p>loa bé xíu, ngồi cách 2 tất nghe còn không rõ làm sao nghe nhạc được</text:p>
          </table:table-cell>
          <table:table-cell/>
        </table:table-row>
        <table:table-row table:style-name="ro1">
          <table:table-cell office:value-type="string" calcext:value-type="string">
            <text:p>loa bị hỏng nuốt to nhỏ vậy mà bảo hàng chuẩn</text:p>
          </table:table-cell>
          <table:table-cell/>
        </table:table-row>
        <table:table-row table:style-name="ro1">
          <table:table-cell office:value-type="string" calcext:value-type="string">
            <text:p>loa bị lỗi kết nối mới vẫn bắt dsk bluetooth h thì mình không bắt được luôn. và máy nào cũng k bắt đk</text:p>
          </table:table-cell>
          <table:table-cell/>
        </table:table-row>
        <table:table-row table:style-name="ro1">
          <table:table-cell office:value-type="string" calcext:value-type="string">
            <text:p>loa bị lỗi không nghe đc mới nhận hàng đã bị rồi, <text:s/>nói chung là ae không nên mua chỉ tổn khí tiền</text:p>
          </table:table-cell>
          <table:table-cell/>
        </table:table-row>
        <table:table-row table:style-name="ro1">
          <table:table-cell office:value-type="string" calcext:value-type="string">
            <text:p>loa bị lỗi rè âm thanh. tiếng rè rất lớn. chất lượng quá kém . mong shop sớm đổi mới sản phẩm cho tôi!</text:p>
          </table:table-cell>
          <table:table-cell/>
        </table:table-row>
        <table:table-row table:style-name="ro4">
          <table:table-cell office:value-type="string" calcext:value-type="string">
            <text:p>loa bị lỗi và tiki đã nhận được hàng trả lại yêu cầu hoàn tiền từ ngày 25/4, gửi e mail sẽ trả lời trong 24g tiếp theo tới nay ko có thông tin gì, gọi điện tổng đài toàn hứa sẽ yêu cầu hậu mãi gọi lại. tuy nhiên không thấy gì luôn.</text:p>
          </table:table-cell>
          <table:table-cell/>
        </table:table-row>
        <table:table-row table:style-name="ro1">
          <table:table-cell office:value-type="string" calcext:value-type="string">
            <text:p>loa bị lỗi. không được tốt lắm</text:p>
          </table:table-cell>
          <table:table-cell/>
        </table:table-row>
        <table:table-row table:style-name="ro4">
          <table:table-cell office:value-type="string" calcext:value-type="string">
            <text:p>loa bluetooth không kết nối được blutooth , kết nối xong bật nhạc lên im re hoặc tự ngắt kết nối ! sản phẩm không có nút trả hàng??? lỗi nghiêm trọng đã thử với cả 3 đth và laptop bluetooth</text:p>
          </table:table-cell>
          <table:table-cell/>
        </table:table-row>
        <table:table-row table:style-name="ro1">
          <table:table-cell office:value-type="string" calcext:value-type="string">
            <text:p>loa bluetooth mà sao đem về bật bluetooth <text:s/>thì lại ko hiện lên thế mong tiki sem lại <text:s/>dùm tốn tiền mà hàng ko như ý muốn</text:p>
          </table:table-cell>
          <table:table-cell/>
        </table:table-row>
        <table:table-row table:style-name="ro1">
          <table:table-cell office:value-type="string" calcext:value-type="string">
            <text:p>loa bluetooth tệ nhất khá tệ loa ms sài đc hai lần thì hư ko đúng như trong hình nói chung là hàng quá tệ 71đ thì ko đúng</text:p>
          </table:table-cell>
          <table:table-cell/>
        </table:table-row>
        <table:table-row table:style-name="ro4">
          <table:table-cell office:value-type="string" calcext:value-type="string">
            <text:p>loa có vấn đề về pin. sạc đầy pin nhưng k sữ dụng để qua ngày là hết pin. nếu sữ dụng liền thì đc khoảng 1 2h không phải cài liên tục cũng hết pin. mong tiki có hướng giải quyết giúp tồi</text:p>
          </table:table-cell>
          <table:table-cell/>
        </table:table-row>
        <table:table-row table:style-name="ro1">
          <table:table-cell office:value-type="string" calcext:value-type="string">
            <text:p>loa của máy nghe rất bé, tôi đã gọi lên hotline bảo hành của tiki nhiều lần nhưng không ai nghe máy. <text:s/>tôi cần phía tiki check và bảo hành máy cho tôi.</text:p>
          </table:table-cell>
          <table:table-cell/>
        </table:table-row>
        <table:table-row table:style-name="ro1">
          <table:table-cell office:value-type="string" calcext:value-type="string">
            <text:p>loa của mình mới nhận được nhưng khi mở lên thì loa bị rè. mình có liên hệ với tiki nhưng hệ thống toàn báo bận ?</text:p>
          </table:table-cell>
          <table:table-cell/>
        </table:table-row>
        <table:table-row table:style-name="ro1">
          <table:table-cell office:value-type="string" calcext:value-type="string">
            <text:p>loa đang nghe hay bị có tiếng gì chen vào rất khó chịu</text:p>
          </table:table-cell>
          <table:table-cell/>
        </table:table-row>
        <table:table-row table:style-name="ro1">
          <table:table-cell office:value-type="string" calcext:value-type="string">
            <text:p>loa kém chất lượng , mới mua về sài 1 ngày đã rè , âm thanh thì dở</text:p>
          </table:table-cell>
          <table:table-cell/>
        </table:table-row>
        <table:table-row table:style-name="ro1">
          <table:table-cell office:value-type="string" calcext:value-type="string">
            <text:p>loa không kết nối được với iphone (cả 6sp và 8p) nhưng lại kết nối được với sam sung. mình đề nghị hoàn trả sp cho tiki</text:p>
          </table:table-cell>
          <table:table-cell/>
        </table:table-row>
        <table:table-row table:style-name="ro1">
          <table:table-cell office:value-type="string" calcext:value-type="string">
            <text:p>loa không nghe được, quá nhỏ , mất tiếng, ko đáng tiền</text:p>
          </table:table-cell>
          <table:table-cell/>
        </table:table-row>
        <table:table-row table:style-name="ro1">
          <table:table-cell office:value-type="string" calcext:value-type="string">
            <text:p>loa ko có cục sạc</text:p>
          </table:table-cell>
          <table:table-cell/>
        </table:table-row>
        <table:table-row table:style-name="ro1">
          <table:table-cell office:value-type="string" calcext:value-type="string">
            <text:p>loa ko phát đk nhạc gì cả</text:p>
          </table:table-cell>
          <table:table-cell/>
        </table:table-row>
        <table:table-row table:style-name="ro1">
          <table:table-cell office:value-type="string" calcext:value-type="string">
            <text:p>loa lỗi , khởi động không được , mong đổi hàng cho tôi sớm nhất có thể </text:p>
          </table:table-cell>
          <table:table-cell/>
        </table:table-row>
        <table:table-row table:style-name="ro1">
          <table:table-cell office:value-type="string" calcext:value-type="string">
            <text:p>loa lỗi rồi shop ơi dùng 1 hôm hôm sau nó bị nhiễu, nhạc vẫn kêu nhưng nó nhiễu kêu è è đè theo tiếng nhạc mong tiki cho e đổi sản phẩm khác</text:p>
          </table:table-cell>
          <table:table-cell/>
        </table:table-row>
        <table:table-row table:style-name="ro1">
          <table:table-cell office:value-type="string" calcext:value-type="string">
            <text:p>loa mà mới mua chưa được 5 ngày mà mở không lên nữa rồi</text:p>
          </table:table-cell>
          <table:table-cell/>
        </table:table-row>
        <table:table-row table:style-name="ro1">
          <table:table-cell office:value-type="string" calcext:value-type="string">
            <text:p>loa mình lắp vào pc mở được 1 nửa là đã thấy loa nghe rộp rộp.</text:p>
          </table:table-cell>
          <table:table-cell/>
        </table:table-row>
        <table:table-row table:style-name="ro1">
          <table:table-cell office:value-type="string" calcext:value-type="string">
            <text:p>loa mình vừa mới mua bị lỗi đèn đỏ, và không kết nối được bluetooth. mong tiki phản hồi.</text:p>
          </table:table-cell>
          <table:table-cell/>
        </table:table-row>
        <table:table-row table:style-name="ro1">
          <table:table-cell office:value-type="string" calcext:value-type="string">
            <text:p>loa mới dùng đúng 1 lần.mở nhạc lớn bị rè</text:p>
          </table:table-cell>
          <table:table-cell/>
        </table:table-row>
        <table:table-row table:style-name="ro1">
          <table:table-cell office:value-type="string" calcext:value-type="string">
            <text:p>loa mới mua mà bị lỗi rồi cảm thấy tuyệt vọng với hãng loa lg này </text:p>
          </table:table-cell>
          <table:table-cell/>
        </table:table-row>
        <table:table-row table:style-name="ro4">
          <table:table-cell office:value-type="string" calcext:value-type="string">
            <text:p>loa mới nhận được hơn 1 ngày, hôm nay dùng hết pin thì cắm sạc thấy không vào điện. loa bị lỗi, không sạc được, sạc không vào điện, cắm nguồn theo bộ sạc đi kèm không thấy có đèn báo gì cả <text:s/>.. mình đã mua hàng trên tiki rất nhiều lần nhưng lần này thực sự thất vọng ?</text:p>
          </table:table-cell>
          <table:table-cell/>
        </table:table-row>
        <table:table-row table:style-name="ro1">
          <table:table-cell office:value-type="string" calcext:value-type="string">
            <text:p>loa nghe được 1thág thì 1 tai k nghe đc. chã hiểu sao lại bán ra bên ngoài.</text:p>
          </table:table-cell>
          <table:table-cell/>
        </table:table-row>
        <table:table-row table:style-name="ro1">
          <table:table-cell office:value-type="string" calcext:value-type="string">
            <text:p>loa nghe rất rè. rất dở</text:p>
          </table:table-cell>
          <table:table-cell/>
        </table:table-row>
        <table:table-row table:style-name="ro1">
          <table:table-cell office:value-type="string" calcext:value-type="string">
            <text:p>loa nghe tốt. chất lượng. mak k có cách nào để chạy đc thẻ nhớ. vì muốn mang đi đánh chim. nên buồn. muốn đổi qua sp khác mak shop k hỗ trợ</text:p>
          </table:table-cell>
          <table:table-cell/>
        </table:table-row>
        <table:table-row table:style-name="ro1">
          <table:table-cell office:value-type="string" calcext:value-type="string">
            <text:p>loa nhanh hết pin quá</text:p>
          </table:table-cell>
          <table:table-cell/>
        </table:table-row>
        <table:table-row table:style-name="ro1">
          <table:table-cell office:value-type="string" calcext:value-type="string">
            <text:p>loa nhẹ bé tí</text:p>
          </table:table-cell>
          <table:table-cell/>
        </table:table-row>
        <table:table-row table:style-name="ro1">
          <table:table-cell office:value-type="string" calcext:value-type="string">
            <text:p>loa on lam. chat luong te</text:p>
          </table:table-cell>
          <table:table-cell/>
        </table:table-row>
        <table:table-row table:style-name="ro1">
          <table:table-cell office:value-type="string" calcext:value-type="string">
            <text:p>loa quá kém .hướng dẫn cách đổi lại dùm . sài dc 1 ngày sau khi mua hư rồi shop ơi. . !</text:p>
          </table:table-cell>
          <table:table-cell/>
        </table:table-row>
        <table:table-row table:style-name="ro1">
          <table:table-cell office:value-type="string" calcext:value-type="string">
            <text:p>loa quá nhỏ , đổi hàng</text:p>
          </table:table-cell>
          <table:table-cell/>
        </table:table-row>
        <table:table-row table:style-name="ro1">
          <table:table-cell office:value-type="string" calcext:value-type="string">
            <text:p>loa rất nhỏ,pin thì mau hết</text:p>
          </table:table-cell>
          <table:table-cell/>
        </table:table-row>
        <table:table-row table:style-name="ro1">
          <table:table-cell office:value-type="string" calcext:value-type="string">
            <text:p>loa rè khi âm lượng ở mức cao, không đáng tiền. nên chọn marshall hoặc klipsch sẽ tốt hơn</text:p>
          </table:table-cell>
          <table:table-cell/>
        </table:table-row>
        <table:table-row table:style-name="ro1">
          <table:table-cell office:value-type="string" calcext:value-type="string">
            <text:p>loa rè kinh khủng, nghe mà cứ xẹt xẹt, chỉ dc cái ship nhanh và shiper nhiệt tình</text:p>
          </table:table-cell>
          <table:table-cell/>
        </table:table-row>
        <table:table-row table:style-name="ro1">
          <table:table-cell office:value-type="string" calcext:value-type="string">
            <text:p>loa rè nghe không rõ tiếng, nhìn chung là rất tệ, nhưng chẳng đáng bao nhiêu nên cho qua, dc bài học kinh nghiệm, của rẻ là của ôi.</text:p>
          </table:table-cell>
          <table:table-cell/>
        </table:table-row>
        <table:table-row table:style-name="ro4">
          <table:table-cell office:value-type="string" calcext:value-type="string">
            <text:p>loa thoại quá nhỏ đã bật ở mức max mà vẫn không nghe được gì nhiều. mình mua máy và nhận bóc seal ngày 30/7 mà mở máy ra đã kích hoạt ngày 26/7 thật không hiểu nổi làm ăn ntn nữa</text:p>
          </table:table-cell>
          <table:table-cell/>
        </table:table-row>
        <table:table-row table:style-name="ro1">
          <table:table-cell office:value-type="string" calcext:value-type="string">
            <text:p>loa thực sự kém chất lượng và chế độ bảo hành kém.</text:p>
          </table:table-cell>
          <table:table-cell/>
        </table:table-row>
        <table:table-row table:style-name="ro1">
          <table:table-cell office:value-type="string" calcext:value-type="string">
            <text:p>loa tiếng quá nhỏ</text:p>
          </table:table-cell>
          <table:table-cell/>
        </table:table-row>
        <table:table-row table:style-name="ro1">
          <table:table-cell office:value-type="string" calcext:value-type="string">
            <text:p>loa tốt lắm mỗi tội mình vừa ctay này, thông cảm nha</text:p>
          </table:table-cell>
          <table:table-cell/>
        </table:table-row>
        <table:table-row table:style-name="ro1">
          <table:table-cell office:value-type="string" calcext:value-type="string">
            <text:p>loa về mở lên đã bị rè dù không mở volumn</text:p>
          </table:table-cell>
          <table:table-cell/>
        </table:table-row>
        <table:table-row table:style-name="ro1">
          <table:table-cell office:value-type="string" calcext:value-type="string">
            <text:p>loại yếu quá,giờ bỏ ko, thật uổng tiền</text:p>
          </table:table-cell>
          <table:table-cell/>
        </table:table-row>
        <table:table-row table:style-name="ro1">
          <table:table-cell office:value-type="string" calcext:value-type="string">
            <text:p>lỗi</text:p>
          </table:table-cell>
          <table:table-cell/>
        </table:table-row>
        <table:table-row table:style-name="ro1">
          <table:table-cell office:value-type="string" calcext:value-type="string">
            <text:p>lỗi huyền thoại double click sau 3 tháng dùng. vừa yêu cầu bảo hành rồi</text:p>
          </table:table-cell>
          <table:table-cell/>
        </table:table-row>
        <table:table-row table:style-name="ro1">
          <table:table-cell office:value-type="string" calcext:value-type="string">
            <text:p>lỗi không kết nối được dù thử rất nhiều lần hiện kết nối thành công nhưng tháo dây wan đem về phòng thì không vào đc mạng nữa 0937815634 tôi muốn trả sản phẩm này</text:p>
          </table:table-cell>
          <table:table-cell/>
        </table:table-row>
        <table:table-row table:style-name="ro4">
          <table:table-cell office:value-type="string" calcext:value-type="string">
            <text:p>lỗi loa, lỗi màn hình tối 4 góc, sắp hết bảo hành (asus bh 2 năm mà sản phẩm chỉ còn vài tháng), ngoại hình hộp trầy xướt tùm lum nghi là hàng đổi trả bảo hành rồi. lần đầu cực kì thất vọng về tiki. mong giải quyết sớm</text:p>
          </table:table-cell>
          <table:table-cell/>
        </table:table-row>
        <table:table-row table:style-name="ro1">
          <table:table-cell office:value-type="string" calcext:value-type="string">
            <text:p>lỗi màn hình bị đơ và sọc ngang không khắc phục được</text:p>
          </table:table-cell>
          <table:table-cell/>
        </table:table-row>
        <table:table-row table:style-name="ro1">
          <table:table-cell office:value-type="string" calcext:value-type="string">
            <text:p>lỗi núm xoay, văn gãy tay mà xoay không nổi</text:p>
          </table:table-cell>
          <table:table-cell/>
        </table:table-row>
        <table:table-row table:style-name="ro1">
          <table:table-cell office:value-type="string" calcext:value-type="string">
            <text:p>lỗi rồi, mới dùng đc 10 ngày, gửi yc hỗ trợ, đc phản hồi, nhg kết quả là tới giờ vẫn chưa đc hỗ trợ thực tế ngoài phone và email.</text:p>
          </table:table-cell>
          <table:table-cell/>
        </table:table-row>
        <table:table-row table:style-name="ro1">
          <table:table-cell office:value-type="string" calcext:value-type="string">
            <text:p>lỗi sạc không vô pin ,mong được sự hỗ trợ từ tiki sớm nhất có thể</text:p>
          </table:table-cell>
          <table:table-cell/>
        </table:table-row>
        <table:table-row table:style-name="ro1">
          <table:table-cell office:value-type="string" calcext:value-type="string">
            <text:p>lỗi sản phẩm, giây cắm vào ổ của shop ko được. vui lòng cho đổi trả. pls kiểm tra trước khi giao</text:p>
          </table:table-cell>
          <table:table-cell/>
        </table:table-row>
        <table:table-row table:style-name="ro1">
          <table:table-cell office:value-type="string" calcext:value-type="string">
            <text:p>lỗi vặt, lỗi pin, lỗi mạch charge báo pin yếu dù đã sạc đầy, tiền nào của đó</text:p>
          </table:table-cell>
          <table:table-cell/>
        </table:table-row>
        <table:table-row table:style-name="ro1">
          <table:table-cell office:value-type="string" calcext:value-type="string">
            <text:p>lỏng lẻo . không chắc chắn</text:p>
          </table:table-cell>
          <table:table-cell/>
        </table:table-row>
        <table:table-row table:style-name="ro4">
          <table:table-cell office:value-type="string" calcext:value-type="string">
            <text:p>lớp đế lót phía dứoi chuột có dấu hiệu trầy xước nhiều cho thấy chuột đã qua sử dụng. nhờ tiki xem lại vấn đề này, mình đã gửi feedback ngay sau khi nhận hàng nhưng không nhận được phản hồi của tiki.</text:p>
          </table:table-cell>
          <table:table-cell/>
        </table:table-row>
        <table:table-row table:style-name="ro1">
          <table:table-cell office:value-type="string" calcext:value-type="string">
            <text:p>lừa đảo <text:s/>mua về bỏ vào thử mở google.com còn chậm rì. không tải nổi trang báo mạng. xem youtube càng không được. đề nghị trả lại tiền</text:p>
          </table:table-cell>
          <table:table-cell/>
        </table:table-row>
        <table:table-row table:style-name="ro1">
          <table:table-cell office:value-type="string" calcext:value-type="string">
            <text:p>lừa đảo , mua về gắng vào camera không lưu trữ được , bị gián đoạn liên tục và hư luôn .</text:p>
          </table:table-cell>
          <table:table-cell/>
        </table:table-row>
        <table:table-row table:style-name="ro1">
          <table:table-cell office:value-type="string" calcext:value-type="string">
            <text:p>lừa đảo , sp kém châtd lượng hotline lh ko đc , cần xem lại</text:p>
          </table:table-cell>
          <table:table-cell/>
        </table:table-row>
        <table:table-row table:style-name="ro1">
          <table:table-cell office:value-type="string" calcext:value-type="string">
            <text:p>lừa đảo không đúng như vậy</text:p>
          </table:table-cell>
          <table:table-cell/>
        </table:table-row>
        <table:table-row table:style-name="ro1">
          <table:table-cell office:value-type="string" calcext:value-type="string">
            <text:p>lừa đảo mới mua mất tiền k xài đc</text:p>
          </table:table-cell>
          <table:table-cell/>
        </table:table-row>
        <table:table-row table:style-name="ro1">
          <table:table-cell office:value-type="string" calcext:value-type="string">
            <text:p>lừa đảo</text:p>
          </table:table-cell>
          <table:table-cell/>
        </table:table-row>
        <table:table-row table:style-name="ro1">
          <table:table-cell office:value-type="string" calcext:value-type="string">
            <text:p>lừa đảo. mua 1 cái 32gb về ban đầu vẫn thấy hiện lên 32gb. giờ cắm lên xem lại còn 4gb. mua tiki now đấy các bác.</text:p>
          </table:table-cell>
          <table:table-cell/>
        </table:table-row>
        <table:table-row table:style-name="ro2">
          <table:table-cell office:value-type="string" calcext:value-type="string">
            <text:p>lúc 2h chiều nay nhận được bàn phím k380. do công ty tnhh tmdv quốc việt nhập khẩu. bàn phím kết nối ok, các phím bấm ko có vấn đề. tuy nhiên là khi cầm bàn phím lên kiểm tra bên ngoài thì phát hiện có tiếng vật thể kim loại không xác định kêu cách cách bên trong. mình không hề lắc mạnh. chỉ cần nghiêng bàn phím qua lại hoặc xoay theo chiều kim đồng hồ là nghe rất rõ tiếng vật thể kim loại (giống như con ốc vít nhỏ bên trong) chay lòng vòng bên trong. <text:s text:c="2"/>thực sự rất không hài lòng vì mua hàng new 100% mà lại giống như hàng dùng rồi, có ai đó đã can thiệp để sót vật thể bên trong hoặc do quá trình vận chuyển làm hư hại gì đó vậy. mong tiki làm việc lại với nhà cung cấp</text:p>
          </table:table-cell>
          <table:table-cell/>
        </table:table-row>
        <table:table-row table:style-name="ro4">
          <table:table-cell office:value-type="string" calcext:value-type="string">
            <text:p>lúc đặt cũng háo hức, hy vọng lắm. cơ mà không được như mong đợi <text:s/>. mẫu mã cũng được. thích ở chỗ đầu nghe khá vừa vặn với tai. chất lượng âm thanh thì bình thường không hay lắm. tuy nhiên không có nút tăng,giảm âm, chuyển bài nên hơi bất tiện</text:p>
          </table:table-cell>
          <table:table-cell/>
        </table:table-row>
        <table:table-row table:style-name="ro1">
          <table:table-cell office:value-type="string" calcext:value-type="string">
            <text:p>lúc đặt hàng thì ghi là bản nfc, bây giờ lại sửa lại là non <text:s/>nfc, gửi hàng còn ko có voucher giảm giá như qua gr cáo? đề nghị hoàn lại tiền</text:p>
          </table:table-cell>
          <table:table-cell/>
        </table:table-row>
        <table:table-row table:style-name="ro4">
          <table:table-cell office:value-type="string" calcext:value-type="string">
            <text:p>lúc đầu mình còn có thể mở để copy file, nhưng sang hôm sau thì mở không được, <text:s/>cứ bảo phải format mới cho mở, mà bấm format thì bảo không thể format. tiki giúp mình với, mình mới mua hôm thứ 7. bây giờ mất hết tài liệu của mình. mong tiki liên hệ với mình để giúp mình về vấn đề này.</text:p>
          </table:table-cell>
          <table:table-cell/>
        </table:table-row>
        <table:table-row table:style-name="ro1">
          <table:table-cell office:value-type="string" calcext:value-type="string">
            <text:p>lúc đầu mua hàng đã hư ngay không xài được. sau đó đổi lại thì mất quá nhiều thời gian. thực sự không hài lòng</text:p>
          </table:table-cell>
          <table:table-cell/>
        </table:table-row>
        <table:table-row table:style-name="ro1">
          <table:table-cell office:value-type="string" calcext:value-type="string">
            <text:p>lúc đầu nghe ok. về sau nghe dkd nghe ko chỉ có 1 tai</text:p>
          </table:table-cell>
          <table:table-cell/>
        </table:table-row>
        <table:table-row table:style-name="ro1">
          <table:table-cell office:value-type="string" calcext:value-type="string">
            <text:p>lúc đầu nghe ổn . dùng dc 20 ngày thì hỏng bass . mặc dù mình ít dùng</text:p>
          </table:table-cell>
          <table:table-cell/>
        </table:table-row>
        <table:table-row table:style-name="ro1" table:visibility="filter">
          <table:table-cell office:value-type="string" calcext:value-type="string">
            <text:p>lúc đầu nghe ổn . dùng dc 20 ngày thì hỏng bass . mặc dù mình ít dùng</text:p>
          </table:table-cell>
          <table:table-cell/>
        </table:table-row>
        <table:table-row table:style-name="ro1">
          <table:table-cell office:value-type="string" calcext:value-type="string">
            <text:p>lúc đầu shop ko để là ko gồm tay nghe nên tôi đặt sao giờ để là ko gồm tay nghe là sao</text:p>
          </table:table-cell>
          <table:table-cell/>
        </table:table-row>
        <table:table-row table:style-name="ro4">
          <table:table-cell office:value-type="string" calcext:value-type="string">
            <text:p>lúc đầu tưởng cài win bị lỗi, làm lại mấy cái usb cài win, format định dạng các kiểu vẫn bị lỗi như trên hình. mua 02 ổ, 1 ổ cài tốt chưa test, 1 ổ không thể cài win được. lỗi này như kiểu hỏng một số sector đầu nên không khởi động được vào win, sp mua chưa quá 7 ngày. yêu cầu tiki đổi hàng cho tôi gấp</text:p>
          </table:table-cell>
          <table:table-cell/>
        </table:table-row>
        <table:table-row table:style-name="ro1">
          <table:table-cell office:value-type="string" calcext:value-type="string">
            <text:p>lúc mình nhận hàng thì seal đã xé rồi, check thời hạn bảo hành theo seri máy thì bảo hành đã được active từ 2 tháng trước?</text:p>
          </table:table-cell>
          <table:table-cell/>
        </table:table-row>
        <table:table-row table:style-name="ro1">
          <table:table-cell office:value-type="string" calcext:value-type="string">
            <text:p>lúc mới hộp đã bị tháo, gắn vào máy tính không dùng được.</text:p>
          </table:table-cell>
          <table:table-cell/>
        </table:table-row>
        <table:table-row table:style-name="ro1">
          <table:table-cell office:value-type="string" calcext:value-type="string">
            <text:p>lúc mới mua dùng khá ổn, dùng được hơn 3 tháng thì bắt đầu bắt sóng kém, chập chờn lúc được lúc mất. tôi có thể đổi trả hay bảo hành được không?</text:p>
          </table:table-cell>
          <table:table-cell/>
        </table:table-row>
        <table:table-row table:style-name="ro1">
          <table:table-cell office:value-type="string" calcext:value-type="string">
            <text:p>lúc mới mua thì dùng tạm đc, sau 2 3 tuần thì chập chờn liên tục. phải reset 2 3 lần mới có lại mạng, sáng có thì tối rớt.</text:p>
          </table:table-cell>
          <table:table-cell/>
        </table:table-row>
        <table:table-row table:style-name="ro1">
          <table:table-cell office:value-type="string" calcext:value-type="string">
            <text:p>lúc mới mua thì hiện 64gb đầy đủ. sau khi mua được 2 tháng thì chỉ hiện thị 32gb. mong shop giải quyết giúp mình.</text:p>
          </table:table-cell>
          <table:table-cell/>
        </table:table-row>
        <table:table-row table:style-name="ro3">
          <table:table-cell office:value-type="string" calcext:value-type="string">
            <text:p>lúc mới mua về thì có cài đặt và kết nối thử thì thấy ok, ko có test nhiều, 1 tuần nay xài thật sự mới thấy có vấn đề. nếu để 1 khoảng thời gian ko có thiết bị nào kết nối (nhất là lúc đi làm về) thì sẽ có tình trạng: 1 số kết nối được với mạng nhưng ko vào internet được, 1 số thiết bị là ko thể kết nối wifi luôn. tháo ra, cắm điện lại thì lại hoạt động bình thường. đề nghị tiki cho biết cách thức bảo hành, chứ thiết bị mạng mà cứ phải thao ra lắp vào kiểu này ko ổn.</text:p>
          </table:table-cell>
          <table:table-cell/>
        </table:table-row>
        <table:table-row table:style-name="ro1">
          <table:table-cell office:value-type="string" calcext:value-type="string">
            <text:p>lúc mới mua xài tốt lắm sau khi xài dc một thời gian cái hộp nó đóng ko chặc dc nữa với tai nghe lâu lâu xài thì bị giật giật một lần</text:p>
          </table:table-cell>
          <table:table-cell/>
        </table:table-row>
        <table:table-row table:style-name="ro3">
          <table:table-cell office:value-type="string" calcext:value-type="string">
            <text:p>lúc mua hàng thì báo có bảo hành, khi hỏng gọi lên thì kêu chờ xác nhận với nhà bán hàng có bảo hành sản phẩm hay ko, yêu cầu mình chờ 24 48h sẽ phản hồi mà 1 tuần ko phản hồi gì. lúc mua hàng chỉ có hộp, ko có phiếu bải hành, gọi lên hỏi tiki báo là bảo hành online theo ngày mua hàng và ko cần giữ lại hộp. lúc ko dùng đc yêu cầu bảo hành thì đòi phiếu bảo hành và hộp trong khi phiếu bảo hành từ lúc mua đã ko có.</text:p>
          </table:table-cell>
          <table:table-cell/>
        </table:table-row>
        <table:table-row table:style-name="ro1">
          <table:table-cell office:value-type="string" calcext:value-type="string">
            <text:p>lúc mua v thì bị hư 1 bên tai r. 2,3 ngày sau ko thể kết nối đc vs đt. mong tiki đổi trả lại cái kc đi ạ</text:p>
          </table:table-cell>
          <table:table-cell/>
        </table:table-row>
        <table:table-row table:style-name="ro1">
          <table:table-cell office:value-type="string" calcext:value-type="string">
            <text:p>lúc nghe được lúc không giờ thì không nghe được nữa luôn</text:p>
          </table:table-cell>
          <table:table-cell/>
        </table:table-row>
        <table:table-row table:style-name="ro4">
          <table:table-cell office:value-type="string" calcext:value-type="string">
            <text:p>lúc nhận được hàng thấy có dấu hiệu mở ra trước,phát hiện usb mất nắp đậy,không ngờ tiki làm ăn mất uy tín thật,tôi mà ở nhà không bao giờ nhận hàng này trả lại ngay,quá chán! mã đơn hàng:591994521</text:p>
          </table:table-cell>
          <table:table-cell/>
        </table:table-row>
        <table:table-row table:style-name="ro4" table:visibility="filter">
          <table:table-cell office:value-type="string" calcext:value-type="string">
            <text:p>lúc nhận được hàng thấy có dấu hiệu mở ra trước,phát hiện usb mất nắp đậy,không ngờ tiki làm ăn mất uy tín thật,tôi mà ở nhà không bao giờ nhận hàng này trả lại ngay,quá chán! mã đơn hàng:591994521</text:p>
          </table:table-cell>
          <table:table-cell/>
        </table:table-row>
        <table:table-row table:style-name="ro4">
          <table:table-cell office:value-type="string" calcext:value-type="string">
            <text:p>lúc nhận thì hộp bị móp méo, có dấu hiệu bị bóc ra từ trước, cả bao bọc vòng tay cũng có dấu hiệu bóc ra rồi dán lại. mặt hiện thị vòng tay <text:s/>có vết xanh mờ. không biết có bị tráo hàng cũ vào ko.</text:p>
          </table:table-cell>
          <table:table-cell/>
        </table:table-row>
        <table:table-row table:style-name="ro1">
          <table:table-cell office:value-type="string" calcext:value-type="string">
            <text:p>lúc nhận thì nguyên seal , nhưng <text:s/>khui ra thì hàng lại có lỗi , bị 2 lỗ nhỏ dù máy mới , yêu cầu đổi hàng</text:p>
          </table:table-cell>
          <table:table-cell/>
        </table:table-row>
        <table:table-row table:style-name="ro1">
          <table:table-cell office:value-type="string" calcext:value-type="string">
            <text:p>lúc phát được , lúc không được.. <text:s/>nản, thà mua con smaphone phát dùng khoẻ hơn</text:p>
          </table:table-cell>
          <table:table-cell/>
        </table:table-row>
        <table:table-row table:style-name="ro1">
          <table:table-cell office:value-type="string" calcext:value-type="string">
            <text:p>lúc tôi đặt mua thì chỉ có 949000 sao tới tay tôi nhận thì 1090000 .</text:p>
          </table:table-cell>
          <table:table-cell/>
        </table:table-row>
        <table:table-row table:style-name="ro4">
          <table:table-cell office:value-type="string" calcext:value-type="string">
            <text:p>lúc trước mình sử dụng 4g của viettel và cũng là sim chính của mình rất mượt. và nghe lời vài người quyết định mua 4g vina dùng thử thì quá tệ, mạng ko ổn định và muốn dùng đc thì phải ra trước cửa nhà mới có sóng, vô nhà thì coi như bỏ đi. kết luận là sau khi dùng thữ 30 ngày vứt sim.</text:p>
          </table:table-cell>
          <table:table-cell/>
        </table:table-row>
        <table:table-row table:style-name="ro1">
          <table:table-cell office:value-type="string" calcext:value-type="string">
            <text:p>lúc trước thấy tiêu đề để độ phân giải 2k, sau khi mua về thấy là full hd, cảm giác mua như bị lừa đảo vậy. không có lần sau mua hàng trên tiki</text:p>
          </table:table-cell>
          <table:table-cell/>
        </table:table-row>
        <table:table-row table:style-name="ro1">
          <table:table-cell office:value-type="string" calcext:value-type="string">
            <text:p>luôn tin tưởng tiki bán hàng chính hãng đúng giá vậy mà trên trang chính hãng tp link bán có 399k. lần đầu tiên cảm giác thất vọng ở cách bán hàng của tiki</text:p>
          </table:table-cell>
          <table:table-cell/>
        </table:table-row>
        <table:table-row table:style-name="ro1">
          <table:table-cell office:value-type="string" calcext:value-type="string">
            <text:p>lướt chuột giật liên tục k điều khiển đc phải rút usb cắm lại nhiều lần</text:p>
          </table:table-cell>
          <table:table-cell/>
        </table:table-row>
        <table:table-row table:style-name="ro1">
          <table:table-cell office:value-type="string" calcext:value-type="string">
            <text:p>luyên thuyên. chẳng có dung lượng gì luôn</text:p>
          </table:table-cell>
          <table:table-cell/>
        </table:table-row>
        <table:table-row table:style-name="ro4">
          <table:table-cell office:value-type="string" calcext:value-type="string">
            <text:p>mà phải đợi tới 2 ngày mới gọi để chỉ thiệt quá chán với phục vụ. hàng chính hãng gì không biết gắn zo nói chuyện ko ai nghe. phải la hết cỡ mới nghe được 1 xíu. quá bực mình</text:p>
          </table:table-cell>
          <table:table-cell/>
        </table:table-row>
        <table:table-row table:style-name="ro1">
          <table:table-cell office:value-type="string" calcext:value-type="string">
            <text:p>mã sản xuất trên vỏ hộp ko giống vói trên thân chuột. seri trên thân chuột không tìm tháy trên web logitech.</text:p>
          </table:table-cell>
          <table:table-cell/>
        </table:table-row>
        <table:table-row table:style-name="ro1">
          <table:table-cell office:value-type="string" calcext:value-type="string">
            <text:p>mặc dù 4 có antennas mà tín hiệu rất yếu. từ tầng 1 lên tầng 2 rất yếu. phải reboot thường xuyên</text:p>
          </table:table-cell>
          <table:table-cell/>
        </table:table-row>
        <table:table-row table:style-name="ro1">
          <table:table-cell office:value-type="string" calcext:value-type="string">
            <text:p>mặc dù dùng tiki từ khi còn bán sách, nhưng bây giờ là lần cuối, mừng cho đội ngũ support của shark dũng</text:p>
          </table:table-cell>
          <table:table-cell/>
        </table:table-row>
        <table:table-row table:style-name="ro1">
          <table:table-cell office:value-type="string" calcext:value-type="string">
            <text:p>mặc dù không ảnh hưởng gì vì là sp chính hãng quốc tế nhưng mã hiệu sp này không có nfc. tiki quảng cáo sai sự thật.</text:p>
          </table:table-cell>
          <table:table-cell/>
        </table:table-row>
        <table:table-row table:style-name="ro4">
          <table:table-cell office:value-type="string" calcext:value-type="string">
            <text:p>mặc dù thông tin sản phẩm là tương thích với windows 10. nhưng tính năng tạo ad hoc bị disable không thể dùng được. các bạn không nên mua adapter này nếu muốn tạo ad hoc.</text:p>
          </table:table-cell>
          <table:table-cell/>
        </table:table-row>
        <table:table-row table:style-name="ro1">
          <table:table-cell office:value-type="string" calcext:value-type="string">
            <text:p>mainboard không nhận đầu mic, đã thử bằng dây của hãng khác cùng chức năng thì lại hoạt động</text:p>
          </table:table-cell>
          <table:table-cell/>
        </table:table-row>
        <table:table-row table:style-name="ro1">
          <table:table-cell office:value-type="string" calcext:value-type="string">
            <text:p>màn bị ám vàng, cắm vào laptop so sánh thấy chán hẳn</text:p>
          </table:table-cell>
          <table:table-cell/>
        </table:table-row>
        <table:table-row table:style-name="ro1">
          <table:table-cell office:value-type="string" calcext:value-type="string">
            <text:p>màn dùng 1 thời gian xuất hiện lỗi như này là sao nhỉ, nháy đỏ khắp màn hình</text:p>
          </table:table-cell>
          <table:table-cell/>
        </table:table-row>
        <table:table-row table:style-name="ro4">
          <table:table-cell office:value-type="string" calcext:value-type="string">
            <text:p>màn dùng lâu lâu lại chớp rất nhanh và thỉnh thoảng nháy.nhưng phải dùng lâu để ý mới phát hiện ra.thời gian lỗi rất nhanh nên ko thể quay video hay chụp ảnh.màn đầu tiên bên bạn gửi cho mình đã lỗi jo đổi màn này lại bị.nhờ bên bạn đổi cho mình hàng chất lượng.mình mất lòng tin với bên bạn quá</text:p>
          </table:table-cell>
          <table:table-cell/>
        </table:table-row>
        <table:table-row table:style-name="ro1">
          <table:table-cell office:value-type="string" calcext:value-type="string">
            <text:p>màn hình bị chấm đỏ nháy liên tục. tức không chịu nổi</text:p>
          </table:table-cell>
          <table:table-cell/>
        </table:table-row>
        <table:table-row table:style-name="ro1">
          <table:table-cell office:value-type="string" calcext:value-type="string">
            <text:p>màn hình bị đốm đốm khó nhỉn dây ngồn hay ko ăn điện</text:p>
          </table:table-cell>
          <table:table-cell/>
        </table:table-row>
        <table:table-row table:style-name="ro1">
          <table:table-cell office:value-type="string" calcext:value-type="string">
            <text:p>màn hình bị hở sáng nhiều quá, không biết tiki có hỗ trợ đổi trong ngày không nhỉ, mong đổi sang màn hình mới không bị hở sáng, tiki support giúp</text:p>
          </table:table-cell>
          <table:table-cell/>
        </table:table-row>
        <table:table-row table:style-name="ro4">
          <table:table-cell office:value-type="string" calcext:value-type="string">
            <text:p>màn hình bị lỗi dàn nút điều khiển rất chập chờn, khi nhấn được, khi không được mặc dù màn hình đang sáng. đã gởi trả cho bộ phận thu hồi và đang chờ test lại sp và đổi màn hình khác</text:p>
          </table:table-cell>
          <table:table-cell/>
        </table:table-row>
        <table:table-row table:style-name="ro1">
          <table:table-cell office:value-type="string" calcext:value-type="string">
            <text:p>màn hình bị lỗi màu khá nặng ở những màu tối mong tiki sớm giải quyết</text:p>
          </table:table-cell>
          <table:table-cell/>
        </table:table-row>
        <table:table-row table:style-name="ro1">
          <table:table-cell office:value-type="string" calcext:value-type="string">
            <text:p>màn hình bị lỗi rồi. bảo hành cho mình</text:p>
          </table:table-cell>
          <table:table-cell/>
        </table:table-row>
        <table:table-row table:style-name="ro1" table:visibility="filter">
          <table:table-cell office:value-type="string" calcext:value-type="string">
            <text:p>màn hình bị lỗi rồi. bảo hành cho mình</text:p>
          </table:table-cell>
          <table:table-cell/>
        </table:table-row>
        <table:table-row table:style-name="ro1">
          <table:table-cell office:value-type="string" calcext:value-type="string">
            <text:p>màn hình bị lỗi vì có vệt trắng sáng nhìn rất khó chịu. tiki có quy trình đổi trả không an toàn, đầy rủi ro cho sản phẩm giá trị cao. thật sự thất vọng.</text:p>
          </table:table-cell>
          <table:table-cell/>
        </table:table-row>
        <table:table-row table:style-name="ro1">
          <table:table-cell office:value-type="string" calcext:value-type="string">
            <text:p>màn hình cắm vô xài đc 1 ngày, qua ngày thứ 2 bị chớp đen rồi kh bật được nữa</text:p>
          </table:table-cell>
          <table:table-cell/>
        </table:table-row>
        <table:table-row table:style-name="ro1">
          <table:table-cell office:value-type="string" calcext:value-type="string">
            <text:p>màn hình chất lượng rất kém, mua đc 3 tháng thì chậm chờn lúc lên lúc ko. đem đến ttbh thì đợi linh kiện 2 tháng nay vẫn chưa xong. cạch mặt lg</text:p>
          </table:table-cell>
          <table:table-cell/>
        </table:table-row>
        <table:table-row table:style-name="ro1">
          <table:table-cell office:value-type="string" calcext:value-type="string">
            <text:p>màn hình của mình mua được hơn 2 tháng. đến nay k th xuất ra màn hình qua cổng hdmi. mong bộ phận hổ trợ sớm giải quyết trường hợp này</text:p>
          </table:table-cell>
          <table:table-cell/>
        </table:table-row>
        <table:table-row table:style-name="ro1">
          <table:table-cell office:value-type="string" calcext:value-type="string">
            <text:p>màn hình của tôi xuất hiện điểm chết có được bảo hành không vậy tiki?</text:p>
          </table:table-cell>
          <table:table-cell/>
        </table:table-row>
        <table:table-row table:style-name="ro3">
          <table:table-cell office:value-type="string" calcext:value-type="string">
            <text:p>màn hình cực tệ, chế độ power save mode tự động bật liên tục gây khó chịu cho người dùng và không thể sử dụng bình thường được. có lẽ tiki đã đẩy cho mình 1 màn bị lỗi, 4 góc màn có dấu hiệu ọp ẹp, khi mình test với laptop thì độ hiển thị không cao lắm, màu sắc bợt. cắm với pc thì bị lỗi không nhận dây hdmi rồi chuyển về chế độ power save mode trong khi mình kết nối pc với các màn khác cũng cùng dây hdmi đó trong nhà đều bình thường ?</text:p>
          </table:table-cell>
          <table:table-cell/>
        </table:table-row>
        <table:table-row table:style-name="ro1">
          <table:table-cell office:value-type="string" calcext:value-type="string">
            <text:p>màn hình đã chết ở lần sử dụng thứ ba. đang dùng thì nhấp nháy và không lên nữa. đề nghị tiki hỗ trợ đổi trả.</text:p>
          </table:table-cell>
          <table:table-cell/>
        </table:table-row>
        <table:table-row table:style-name="ro1">
          <table:table-cell office:value-type="string" calcext:value-type="string">
            <text:p>màn hình hay bị sập nguồn, cắm xài khoản 30p 1h là auto sập đen thui, phải rút điện tầm 1h sau thì hoạt động lại được, nhưng được 1 lát lại sập tiếp. đang chờ phản hồi từ tiki.</text:p>
          </table:table-cell>
          <table:table-cell/>
        </table:table-row>
        <table:table-row table:style-name="ro4">
          <table:table-cell office:value-type="string" calcext:value-type="string">
            <text:p>màn hình hở sáng ở mép trên, góc màn hình bị tối màu, tốc độ hản hồi hình ảnh bị chậm + xuất hiện sọc dọc khi đối tượng hình ảnh di chuyển, mình làm về đồ họa đặc biệt là phần motion 2d, các hình ảnh khi diễn hoạt có sọc dọc nhìn rất là khó chịu, màu thì không cần phải bàn , vì mình tin tưởng dell trước giờ</text:p>
          </table:table-cell>
          <table:table-cell/>
        </table:table-row>
        <table:table-row table:style-name="ro1">
          <table:table-cell office:value-type="string" calcext:value-type="string">
            <text:p>màn hình lỗi khá nặng, vừa khui ra test đã thấy nguyên bên phải màn hình bị lỗi!</text:p>
          </table:table-cell>
          <table:table-cell/>
        </table:table-row>
        <table:table-row table:style-name="ro1">
          <table:table-cell office:value-type="string" calcext:value-type="string">
            <text:p>màn hình mới mua về đã bị vệt xám sọc chạy dài. mong tiki hỗ trợ đổi trả sản phẩm ạ.</text:p>
          </table:table-cell>
          <table:table-cell/>
        </table:table-row>
        <table:table-row table:style-name="ro1">
          <table:table-cell office:value-type="string" calcext:value-type="string">
            <text:p>màn hình mới mua về lắp đã bị lỗi ám vàng, gọi đổi trả thì hết hàng nên phải chờ hoàn tiền, chờ thêm 4 ngày nữa để hoàn tiền mới có tiền mua cái màn khác.</text:p>
          </table:table-cell>
          <table:table-cell/>
        </table:table-row>
        <table:table-row table:style-name="ro1">
          <table:table-cell office:value-type="string" calcext:value-type="string">
            <text:p>màn hình mới nhận. cách cạnh bên trai màn và góc trái trên màn hở so với tấm nền 1 1.5mm. góc phải dưới hở 1mm. đề nghị tiki thu hồi sản phẩm.</text:p>
          </table:table-cell>
          <table:table-cell/>
        </table:table-row>
        <table:table-row table:style-name="ro1">
          <table:table-cell office:value-type="string" calcext:value-type="string">
            <text:p>màn hình mua về, kết nối với laptop bằng các dây cáp đủ loại nhưng vẫn không lên hình được! làm ơn đổi trả hàng giúp mình.</text:p>
          </table:table-cell>
          <table:table-cell/>
        </table:table-row>
        <table:table-row table:style-name="ro9">
          <table:table-cell office:value-type="string" calcext:value-type="string">
            <text:p>màn hình siêu xấu, xấu còn hơn màn hình crt 20 năm trước, không thể sử dụng được quá 30s, góc nhìn hẹp không phải 178 độ như quảng cáo. yêu cầu đổi trả hàng thì y như rằng tiki phối hợp với nhà bán hàng để gài bẫy người tiêu dùng: <text:s/>bước 1: nhà bán hàng sẽ gọi điện nói lung tung bịp bợm, ai yếu vía sẽ sợ mà giữ xài, ai cứng thì sẽ qua bước 2 <text:s/>bước 2: tiki chây ì đổi trả, cố tình im lặng gần 3 tuần mới có mail hồi đáp với lý do hàng đã khui ra sử dụng nên từ chối đổi trả. vậy mai mốt người tiêu dùng phải có thêm kỹ năng tiên tri và thấu thị để không cần khui hàng mà vẫn biết được sản phẩm đó có đúng như quảng cáo? <text:s/>mọi người cẩn thận khi mua hàng ở tiki nhé, tiki bây giờ là 1 ổ lừa đảo.</text:p>
          </table:table-cell>
          <table:table-cell/>
        </table:table-row>
        <table:table-row table:style-name="ro1">
          <table:table-cell office:value-type="string" calcext:value-type="string">
            <text:p>màn hình vừa mua đã lỗi khoảng sáng không đều. nhân viên lấy về bảo kiểm tra 2 ngày nay mình vẫn chưa thấy đâu.</text:p>
          </table:table-cell>
          <table:table-cell/>
        </table:table-row>
        <table:table-row table:style-name="ro1">
          <table:table-cell office:value-type="string" calcext:value-type="string">
            <text:p>màn hình xuất hiện rất nhiều chấm đỏ. mình cần hỗ trợ gấp!</text:p>
          </table:table-cell>
          <table:table-cell/>
        </table:table-row>
        <table:table-row table:style-name="ro1">
          <table:table-cell office:value-type="string" calcext:value-type="string">
            <text:p>màn ko tín hiệu gắn màn khác thì lên bình thường</text:p>
          </table:table-cell>
          <table:table-cell/>
        </table:table-row>
        <table:table-row table:style-name="ro1" table:visibility="filter">
          <table:table-cell office:value-type="string" calcext:value-type="string">
            <text:p>màn ko tín hiệu gắn màn khác thì lên bình thường</text:p>
          </table:table-cell>
          <table:table-cell/>
        </table:table-row>
        <table:table-row table:style-name="ro1">
          <table:table-cell office:value-type="string" calcext:value-type="string">
            <text:p>màn mới mua sài đc 1 tuần lúc lên lúc k</text:p>
          </table:table-cell>
          <table:table-cell/>
        </table:table-row>
        <table:table-row table:style-name="ro1">
          <table:table-cell office:value-type="string" calcext:value-type="string">
            <text:p>man rất đau tai hàng trung quốc</text:p>
          </table:table-cell>
          <table:table-cell/>
        </table:table-row>
        <table:table-row table:style-name="ro1">
          <table:table-cell office:value-type="string" calcext:value-type="string">
            <text:p>mạng 3g4g gì mà ko sử dụng đc gì hết kích hoạt sim thì mất mấy tháng.mua sim đem về bo chứ ko sd được</text:p>
          </table:table-cell>
          <table:table-cell/>
        </table:table-row>
        <table:table-row table:style-name="ro1">
          <table:table-cell office:value-type="string" calcext:value-type="string">
            <text:p>mạng 40mb mà đo speed dk có 8.43 quá chán, 200k mà ko bănf cái 80k cũ, quá chán</text:p>
          </table:table-cell>
          <table:table-cell/>
        </table:table-row>
        <table:table-row table:style-name="ro4">
          <table:table-cell office:value-type="string" calcext:value-type="string">
            <text:p>mạng 5g yếu, chỉ sử dụng phạm vị gần router tốt, lên tới 1 2 lầu là hầu như sóng yếu và mất sóng. thua cả con router tplink chỉ có 1 router. không biết liên hệ hỗ trợ kĩ thuật như nào?</text:p>
          </table:table-cell>
          <table:table-cell/>
        </table:table-row>
        <table:table-row table:style-name="ro4">
          <table:table-cell office:value-type="string" calcext:value-type="string">
            <text:p>mạng chập chờn, đã đổi ip tránh trùng với thiết bị khác nhưng cứ dùng 1 thời gian chưa đến 1ngày là lại mất mạng, lúc có mạng đôi lúc chỉ được 1/7 tốc độ thực. đổi lại con cũ lại dùng phè phè.</text:p>
          </table:table-cell>
          <table:table-cell/>
        </table:table-row>
        <table:table-row table:style-name="ro1">
          <table:table-cell office:value-type="string" calcext:value-type="string">
            <text:p>màng hình bị lỗi nhờ tiki hỗ trợ đổi hàng mới</text:p>
          </table:table-cell>
          <table:table-cell/>
        </table:table-row>
        <table:table-row table:style-name="ro1">
          <table:table-cell office:value-type="string" calcext:value-type="string">
            <text:p>màng hình bị trầy, pin bị phồng, cáp sạc k có đầu sạc, trong hộp k có sách hướng dẫn sử dụng bằng tiếng việt</text:p>
          </table:table-cell>
          <table:table-cell/>
        </table:table-row>
        <table:table-row table:style-name="ro1">
          <table:table-cell office:value-type="string" calcext:value-type="string">
            <text:p>mạng quá yếu không dùng đc vào cái youtube còn chạy biết lâu không vào đc nói chi tới việc vào game</text:p>
          </table:table-cell>
          <table:table-cell/>
        </table:table-row>
        <table:table-row table:style-name="ro1">
          <table:table-cell office:value-type="string" calcext:value-type="string">
            <text:p>mang về dùng cắm máy chiếu không nhận, trong khi mượn cái khác cắm thì được. đề nghị đổi hàng!</text:p>
          </table:table-cell>
          <table:table-cell/>
        </table:table-row>
        <table:table-row table:style-name="ro1">
          <table:table-cell office:value-type="string" calcext:value-type="string">
            <text:p>mang về sạc cả đêm không có gì, hỗ trợ đổi cái khác shop ơi</text:p>
          </table:table-cell>
          <table:table-cell/>
        </table:table-row>
        <table:table-row table:style-name="ro1">
          <table:table-cell office:value-type="string" calcext:value-type="string">
            <text:p>mạng xe đạp, ai hướng dẫn cài lại thiết bị cho nhanh hơn với</text:p>
          </table:table-cell>
          <table:table-cell/>
        </table:table-row>
        <table:table-row table:style-name="ro1">
          <table:table-cell office:value-type="string" calcext:value-type="string">
            <text:p>mạng yếu không chơi được</text:p>
          </table:table-cell>
          <table:table-cell/>
        </table:table-row>
        <table:table-row table:style-name="ro1">
          <table:table-cell office:value-type="string" calcext:value-type="string">
            <text:p>mạng yếu nhớt, nhiều khi ở trung tâm tp mà ko vô dc</text:p>
          </table:table-cell>
          <table:table-cell/>
        </table:table-row>
        <table:table-row table:style-name="ro1">
          <table:table-cell office:value-type="string" calcext:value-type="string">
            <text:p>mao hết bin</text:p>
          </table:table-cell>
          <table:table-cell/>
        </table:table-row>
        <table:table-row table:style-name="ro1" table:visibility="filter">
          <table:table-cell office:value-type="string" calcext:value-type="string">
            <text:p>mao hết bin</text:p>
          </table:table-cell>
          <table:table-cell/>
        </table:table-row>
        <table:table-row table:style-name="ro1">
          <table:table-cell office:value-type="string" calcext:value-type="string">
            <text:p>mao hết pin ko va 2 ngày</text:p>
          </table:table-cell>
          <table:table-cell/>
        </table:table-row>
        <table:table-row table:style-name="ro1">
          <table:table-cell office:value-type="string" calcext:value-type="string">
            <text:p>mao hết pin nge nhạc chỉ đc 1h là hết pin</text:p>
          </table:table-cell>
          <table:table-cell/>
        </table:table-row>
        <table:table-row table:style-name="ro1">
          <table:table-cell office:value-type="string" calcext:value-type="string">
            <text:p>mất âm tiếng bé</text:p>
          </table:table-cell>
          <table:table-cell/>
        </table:table-row>
        <table:table-row table:style-name="ro1">
          <table:table-cell office:value-type="string" calcext:value-type="string">
            <text:p>mất cả buổi chiều, xem mấy video clip trên youtube hướng dẫn cách kết nối mà vãn chẳng làm được. chẳng ra làm sao cả. rất không hài lòng.</text:p>
          </table:table-cell>
          <table:table-cell/>
        </table:table-row>
        <table:table-row table:style-name="ro1">
          <table:table-cell office:value-type="string" calcext:value-type="string">
            <text:p>mất chân v thì sao tiki ạ . có chính sách hay thế nào giải đáp hay sao để lm hài lòng khách</text:p>
          </table:table-cell>
          <table:table-cell/>
        </table:table-row>
        <table:table-row table:style-name="ro1">
          <table:table-cell office:value-type="string" calcext:value-type="string">
            <text:p>mặt dưới của chuột có rất nhiều vết xước như đã qua sử dụng rồi.</text:p>
          </table:table-cell>
          <table:table-cell/>
        </table:table-row>
        <table:table-row table:style-name="ro1">
          <table:table-cell office:value-type="string" calcext:value-type="string">
            <text:p>mặt hàng này quá tệ, không sử dụng đc mà shop vẫn bán. đề nghị shop kiểm tra lại</text:p>
          </table:table-cell>
          <table:table-cell/>
        </table:table-row>
        <table:table-row table:style-name="ro1">
          <table:table-cell office:value-type="string" calcext:value-type="string">
            <text:p>mặt hồ bẩn có vết vân tay ko lau đc hết. quai bị trầy. đo nhịp tim luôn sai. mình thấy hàng chất lượng thấp quá</text:p>
          </table:table-cell>
          <table:table-cell/>
        </table:table-row>
        <table:table-row table:style-name="ro1">
          <table:table-cell office:value-type="string" calcext:value-type="string">
            <text:p>mất kết nối liên tục và nhiều lần trong ngày kém hơn tp link</text:p>
          </table:table-cell>
          <table:table-cell/>
        </table:table-row>
        <table:table-row table:style-name="ro1">
          <table:table-cell office:value-type="string" calcext:value-type="string">
            <text:p>mất kết nói liên tục.nói chung là hàng k chất lượng</text:p>
          </table:table-cell>
          <table:table-cell/>
        </table:table-row>
        <table:table-row table:style-name="ro1">
          <table:table-cell office:value-type="string" calcext:value-type="string">
            <text:p>mất phi mua tikinow nhưng giao hàng quá chậm. tikinow lúc này quá tệ.</text:p>
          </table:table-cell>
          <table:table-cell/>
        </table:table-row>
        <table:table-row table:style-name="ro1">
          <table:table-cell office:value-type="string" calcext:value-type="string">
            <text:p>mất tín hiệu liên tục. mình là 1 người ngành viễn thông. dù đã khắc phục đủ kiểu nhưng thật sự chất lượng ko như mong đợi</text:p>
          </table:table-cell>
          <table:table-cell/>
        </table:table-row>
        <table:table-row table:style-name="ro1">
          <table:table-cell office:value-type="string" calcext:value-type="string">
            <text:p>mất tính hiệu không di chuyển được. gửi đi bảo hành mất 3 tuần về sài một tuần hư tiếp. quá thất vọng. lười gửi đi nữa</text:p>
          </table:table-cell>
          <table:table-cell/>
        </table:table-row>
        <table:table-row table:style-name="ro1">
          <table:table-cell office:value-type="string" calcext:value-type="string">
            <text:p>mau hết pin</text:p>
          </table:table-cell>
          <table:table-cell/>
        </table:table-row>
        <table:table-row table:style-name="ro1">
          <table:table-cell office:value-type="string" calcext:value-type="string">
            <text:p>mau het pin 30p het pin ko xai dc chan qua</text:p>
          </table:table-cell>
          <table:table-cell/>
        </table:table-row>
        <table:table-row table:style-name="ro1">
          <table:table-cell office:value-type="string" calcext:value-type="string">
            <text:p>màu k giống hình. tai nghe ôm khá đau tai. không có mic nói. chỉ nghe đc nhạc không gọi điện được</text:p>
          </table:table-cell>
          <table:table-cell/>
        </table:table-row>
        <table:table-row table:style-name="ro1">
          <table:table-cell office:value-type="string" calcext:value-type="string">
            <text:p>mẫu mã đẹp như hình nhưng chất lượng âm thanh kém quá, thua cả dây phone hàng rẻ tiền, mua tặng mà mất mặt quá...haizzz</text:p>
          </table:table-cell>
          <table:table-cell/>
        </table:table-row>
        <table:table-row table:style-name="ro1">
          <table:table-cell office:value-type="string" calcext:value-type="string">
            <text:p>mẫu mã đẹp nhưng khoảng cách dùng chưa đến 1 mét là sao</text:p>
          </table:table-cell>
          <table:table-cell/>
        </table:table-row>
        <table:table-row table:style-name="ro1">
          <table:table-cell office:value-type="string" calcext:value-type="string">
            <text:p>mẫu mã đẹp, nhưng bắt sóng yếu lắm.không sài được khách hàng gọi đến nghe nghẹt nghẹt</text:p>
          </table:table-cell>
          <table:table-cell/>
        </table:table-row>
        <table:table-row table:style-name="ro1">
          <table:table-cell office:value-type="string" calcext:value-type="string">
            <text:p>mẫu mã đẹp. nhưng hàng thi k sai đc</text:p>
          </table:table-cell>
          <table:table-cell/>
        </table:table-row>
        <table:table-row table:style-name="ro1">
          <table:table-cell office:value-type="string" calcext:value-type="string">
            <text:p>mẫu mã thì đẹp nhưng rất bực mình vì nhiều lần gắn vào máy nhưng chuột không ăn. kết nối thường xuyên bị lỗi. oi như bỏ, mua con mới.</text:p>
          </table:table-cell>
          <table:table-cell/>
        </table:table-row>
        <table:table-row table:style-name="ro1">
          <table:table-cell office:value-type="string" calcext:value-type="string">
            <text:p>mẫu mã xấu <text:s/>lừa ng mua đề nghị hoàn tiền hình ả lm hiểu lầm luốc đầu tưởng tai nghe ai ngờ </text:p>
          </table:table-cell>
          <table:table-cell/>
        </table:table-row>
        <table:table-row table:style-name="ro1">
          <table:table-cell office:value-type="string" calcext:value-type="string">
            <text:p>màu màn hình không được rõ nét. không biết phải bị lỗi hay lý do gì . mua hàng tiki nhiều lần, lần này hơi thấy vọng</text:p>
          </table:table-cell>
          <table:table-cell/>
        </table:table-row>
        <table:table-row table:style-name="ro1">
          <table:table-cell office:value-type="string" calcext:value-type="string">
            <text:p>mẫu mẫu thì đẹp nhưng k kết nối đc vs đt kết nối đc lúc nghe lúc không mong tiki xem lại</text:p>
          </table:table-cell>
          <table:table-cell/>
        </table:table-row>
        <table:table-row table:style-name="ro1">
          <table:table-cell office:value-type="string" calcext:value-type="string">
            <text:p>màu rất xấu không giống hình. không nên mua hàng trên mạng</text:p>
          </table:table-cell>
          <table:table-cell/>
        </table:table-row>
        <table:table-row table:style-name="ro1">
          <table:table-cell office:value-type="string" calcext:value-type="string">
            <text:p>màu xanh navi gì mà y chang màu tím</text:p>
          </table:table-cell>
          <table:table-cell/>
        </table:table-row>
        <table:table-row table:style-name="ro4">
          <table:table-cell office:value-type="string" calcext:value-type="string">
            <text:p>máy active trước , tiki đùng đẩy trách nhiệm. nhân viên tên nhất bên kỹ thuật nói máy nào apple cũng kích hoạt trước khi mua chẳng lẻ nhập máy về chưa bán cũng kích hoạt sẵn hết sao . xong rồi quay qua nói lệch múi giờ , lệch múi giờ j mà tới 2 ngày . người ta hỏi thì cứng họng chỉ nói ngang . công ty lớn làm ăn không có uy tín</text:p>
          </table:table-cell>
          <table:table-cell/>
        </table:table-row>
        <table:table-row table:style-name="ro1">
          <table:table-cell office:value-type="string" calcext:value-type="string">
            <text:p>máy ảnh cùi</text:p>
          </table:table-cell>
          <table:table-cell/>
        </table:table-row>
        <table:table-row table:style-name="ro1">
          <table:table-cell office:value-type="string" calcext:value-type="string">
            <text:p>máy bị đơ ngay từ lần đầu bật máy. đang đợi tiki đến lấy máy về kiểm tra.</text:p>
          </table:table-cell>
          <table:table-cell/>
        </table:table-row>
        <table:table-row table:style-name="ro1">
          <table:table-cell office:value-type="string" calcext:value-type="string">
            <text:p>máy bị loạn cảm ứng, tự click không thể dùng nổi. đã yêu cầu bảo hành với tiki và đợi kết quả giải quyết</text:p>
          </table:table-cell>
          <table:table-cell/>
        </table:table-row>
        <table:table-row table:style-name="ro1">
          <table:table-cell office:value-type="string" calcext:value-type="string">
            <text:p>máy bị lỗi camera, đang liên hệ tiki bảo hành. không biết tiki xử lí ntn</text:p>
          </table:table-cell>
          <table:table-cell/>
        </table:table-row>
        <table:table-row table:style-name="ro3">
          <table:table-cell office:value-type="string" calcext:value-type="string">
            <text:p>máy bị lỗi đơ cảm ứng, lúc bị lúc không, đã có video nhưng tiki vẫn chưa giải quyết xong <text:s/>mua được 2 ngày máy có tình trạng lỗi. thất vọng tràn trề về cả sản phẩm và cách giải quyết của tiki. trên web ghi nhà cung cấp là tiki tranding nhưng không phải, khi mình gọi hỏi thì báo là phải gửi về nhà cung cấp khác rồi mới gửi cho apple làm việc. nếu gian dối như vậy thì ghi thẳng nhà cung cấp bên kia cho rồi, ghi tiki tranding để nâng giá trị, lừa đảo lòng tin của khách hàng đối với tiki.</text:p>
          </table:table-cell>
          <table:table-cell/>
        </table:table-row>
        <table:table-row table:style-name="ro1">
          <table:table-cell office:value-type="string" calcext:value-type="string">
            <text:p>máy bị rơi vỡ giờ bảo hành ở đâu</text:p>
          </table:table-cell>
          <table:table-cell/>
        </table:table-row>
        <table:table-row table:style-name="ro1">
          <table:table-cell office:value-type="string" calcext:value-type="string">
            <text:p>máy chạy rất chậm sao 1 tuần sử dụng</text:p>
          </table:table-cell>
          <table:table-cell/>
        </table:table-row>
        <table:table-row table:style-name="ro4">
          <table:table-cell office:value-type="string" calcext:value-type="string">
            <text:p>máy chạy rất chậm, truy cập vào ứng dụng cơ bản như momo, google play, hay zalo phải mất 5s để khởi động ứng dụng, xử lí lệnh rất chậm. cảm ứng cũng không nhạy, loa nghe nhỏ.mình muốn đổi hàng hoặc hoàn lại tiền có được không</text:p>
          </table:table-cell>
          <table:table-cell/>
        </table:table-row>
        <table:table-row table:style-name="ro1">
          <table:table-cell office:value-type="string" calcext:value-type="string">
            <text:p>máy chu nhỏ xíu ng lớn tuổi ko dùng đc</text:p>
          </table:table-cell>
          <table:table-cell/>
        </table:table-row>
        <table:table-row table:style-name="ro1">
          <table:table-cell office:value-type="string" calcext:value-type="string">
            <text:p>máy chưa dùng đã hỏng</text:p>
          </table:table-cell>
          <table:table-cell/>
        </table:table-row>
        <table:table-row table:style-name="ro1">
          <table:table-cell office:value-type="string" calcext:value-type="string">
            <text:p>mấy chục phút mới kết nối được. cần shop ra video dạy cách kết nối . cảm ơn</text:p>
          </table:table-cell>
          <table:table-cell/>
        </table:table-row>
        <table:table-row table:style-name="ro4">
          <table:table-cell office:value-type="string" calcext:value-type="string">
            <text:p>máy có lỗi , note trong bảo hành 1 đổi 1 trong vòng 6 tháng . nhưng đến khi gửi trả bảo hành gần một tháng vẫn chưa có chút thông tin gửi lại sản phẩm . rất ko hài lòng về nhà cung cấp sẽ ko quay lại</text:p>
          </table:table-cell>
          <table:table-cell/>
        </table:table-row>
        <table:table-row table:style-name="ro1">
          <table:table-cell office:value-type="string" calcext:value-type="string">
            <text:p>máy cũ hàng tào lao yêu cầu tiki làm rõ vụ này</text:p>
          </table:table-cell>
          <table:table-cell/>
        </table:table-row>
        <table:table-row table:style-name="ro1">
          <table:table-cell office:value-type="string" calcext:value-type="string">
            <text:p>máy của mình bị sụt pin nhanh ghê luôn. tối ngủ để không dùng tới sáng mất 5% pin, dùng từ sáng đến trưa nhận vài tin nhắn bay mất 50% pin. mong bên tiki hỗ trợ mình nhé</text:p>
          </table:table-cell>
          <table:table-cell/>
        </table:table-row>
        <table:table-row table:style-name="ro1">
          <table:table-cell office:value-type="string" calcext:value-type="string">
            <text:p>máy đầy bộ nhớ tin nhắn nhưng khi xóa bị tắt máy. hk xóa được tin nhắn</text:p>
          </table:table-cell>
          <table:table-cell/>
        </table:table-row>
        <table:table-row table:style-name="ro1">
          <table:table-cell office:value-type="string" calcext:value-type="string">
            <text:p>máy đẹp. nhưng pin thì không ổn lắm sài khoảng nửa tiếng là hết</text:p>
          </table:table-cell>
          <table:table-cell/>
        </table:table-row>
        <table:table-row table:style-name="ro1">
          <table:table-cell office:value-type="string" calcext:value-type="string">
            <text:p>máy đơ, chậm, lag. xử lý tác vụ cơ bản hay đơ. thất vọng vinsmart</text:p>
          </table:table-cell>
          <table:table-cell/>
        </table:table-row>
        <table:table-row table:style-name="ro4">
          <table:table-cell office:value-type="string" calcext:value-type="string">
            <text:p>máy đọc sách mới mua. sạc pin đầy sử dụng mới nữa tiếng đã bị tắt nguồn. đã bị 2 lần rồi. mình mua để đọc sách mà chua đọc được gì đã tắt pin liên tục rât không hài lòng về sản phẩm. mình muốn đổi máy.</text:p>
          </table:table-cell>
          <table:table-cell/>
        </table:table-row>
        <table:table-row table:style-name="ro1">
          <table:table-cell office:value-type="string" calcext:value-type="string">
            <text:p>máy dùng ́ lúc sập nguồn. ấn nút nguồn ko lên. một lúc sau ấn mới lên. mong tiki phản hồi nhanh</text:p>
          </table:table-cell>
          <table:table-cell/>
        </table:table-row>
        <table:table-row table:style-name="ro1">
          <table:table-cell office:value-type="string" calcext:value-type="string">
            <text:p>máy dùng 3 hôm không nhận sim, yêu cầu đổi trả</text:p>
          </table:table-cell>
          <table:table-cell/>
        </table:table-row>
        <table:table-row table:style-name="ro1">
          <table:table-cell office:value-type="string" calcext:value-type="string">
            <text:p>máy dùng rất hay là đơ liên tục . mình muốn trả hàng</text:p>
          </table:table-cell>
          <table:table-cell/>
        </table:table-row>
        <table:table-row table:style-name="ro3">
          <table:table-cell office:value-type="string" calcext:value-type="string">
            <text:p>máy em xài lúc mới mua về thì rất mạnh, phòng em chỉ xài 1 cái iphone và 1 cái laptop thì rất êm, nhưng thêm tầm 1 2 thiết bị vào nữa thì sẽ hơi lag nhưng không sao, em chấp nhận được. nhưng điều quan trọng là em mua cái ex200 này về xài êm được tầm hơn 6 tháng thì cứ kết nối được nhưng không có internet. đèn system thì sáng nhưng đèn extend thì không sáng, lúc đầu là mạng rất mạnh nha, sau đó dô mạng được nhưng yếu xìu, và bây giờ là không vào được mạng luôn. mệt !</text:p>
          </table:table-cell>
          <table:table-cell/>
        </table:table-row>
        <table:table-row table:style-name="ro1">
          <table:table-cell office:value-type="string" calcext:value-type="string">
            <text:p>máy hay bị đơ, chậm</text:p>
          </table:table-cell>
          <table:table-cell/>
        </table:table-row>
        <table:table-row table:style-name="ro1">
          <table:table-cell office:value-type="string" calcext:value-type="string">
            <text:p>may hu ban phim , sặc ko vao</text:p>
          </table:table-cell>
          <table:table-cell/>
        </table:table-row>
        <table:table-row table:style-name="ro1">
          <table:table-cell office:value-type="string" calcext:value-type="string">
            <text:p>máy hút bụi không hút được, kêu to</text:p>
          </table:table-cell>
          <table:table-cell/>
        </table:table-row>
        <table:table-row table:style-name="ro1">
          <table:table-cell office:value-type="string" calcext:value-type="string">
            <text:p>máy hút như đồ chơi trẻ con. ko hút đc tý bụi nào. hơi thất vọng về sp.</text:p>
          </table:table-cell>
          <table:table-cell/>
        </table:table-row>
        <table:table-row table:style-name="ro4">
          <table:table-cell office:value-type="string" calcext:value-type="string">
            <text:p>máy in chết tiệt, mua về được 2 hôm. in 50 trang thì cứ dừng lại miết, đang in dở chừng lại bị đơ ko chịu in tiếp. làm hư hơn tập giấy 100 trang mà lỗi 2 lần. cần lắm một sự hỗ trợ từ phía bảo minh. quá tệ.</text:p>
          </table:table-cell>
          <table:table-cell/>
        </table:table-row>
        <table:table-row table:style-name="ro4">
          <table:table-cell office:value-type="string" calcext:value-type="string">
            <text:p>máy in chính hãng lê bảo minh, nhưng hộp mực canon đã bị đánh tráo, tôi đã gọi cho nhân viên tiki tìm hướng giả quyết nhưng chưa thấy nhân viên đưa ra phương án nào. tôi đã bị lừa các bạn à!</text:p>
          </table:table-cell>
          <table:table-cell/>
        </table:table-row>
        <table:table-row table:style-name="ro1">
          <table:table-cell office:value-type="string" calcext:value-type="string">
            <text:p>máy in kêu to và cụm mực mới mua về đã có dấu hiệu trầy xướt</text:p>
          </table:table-cell>
          <table:table-cell/>
        </table:table-row>
        <table:table-row table:style-name="ro1">
          <table:table-cell office:value-type="string" calcext:value-type="string">
            <text:p>máy in màu mà in toàn màu đen, khi in có màu thì chỉ chỗ nào có màu thì in, còn màu đen thì không in. quá khó hiểu <text:s/></text:p>
          </table:table-cell>
          <table:table-cell/>
        </table:table-row>
        <table:table-row table:style-name="ro1">
          <table:table-cell office:value-type="string" calcext:value-type="string">
            <text:p>máy in mình mới mua, nhưng mực chỉ bơm lên bên mực đen, mực màu không lên được ai giúp mình với ag</text:p>
          </table:table-cell>
          <table:table-cell/>
        </table:table-row>
        <table:table-row table:style-name="ro1">
          <table:table-cell office:value-type="string" calcext:value-type="string">
            <text:p>máy in mới mua đc 3 tháng dùng chưa hết mực mà hộp mực bị lỗi, bản in mất chữ, hộp mực trống nhoe nhoét mực ko đc nữa</text:p>
          </table:table-cell>
          <table:table-cell/>
        </table:table-row>
        <table:table-row table:style-name="ro1">
          <table:table-cell office:value-type="string" calcext:value-type="string">
            <text:p>may in nay ko xai wifi chia se cho vp xai chung ma ko viet thong tin ro ranh</text:p>
          </table:table-cell>
          <table:table-cell/>
        </table:table-row>
        <table:table-row table:style-name="ro1">
          <table:table-cell office:value-type="string" calcext:value-type="string">
            <text:p>máy k nhận sim </text:p>
          </table:table-cell>
          <table:table-cell/>
        </table:table-row>
        <table:table-row table:style-name="ro1">
          <table:table-cell office:value-type="string" calcext:value-type="string">
            <text:p>máy k nhận sim mong tiki đổi máy khác</text:p>
          </table:table-cell>
          <table:table-cell/>
        </table:table-row>
        <table:table-row table:style-name="ro1">
          <table:table-cell office:value-type="string" calcext:value-type="string">
            <text:p>máy kém quá. đèn màn hình lúc sáng lúc ko. nói chung là ko ổn chút nào</text:p>
          </table:table-cell>
          <table:table-cell/>
        </table:table-row>
        <table:table-row table:style-name="ro1">
          <table:table-cell office:value-type="string" calcext:value-type="string">
            <text:p>máy khi thiết lập bị nóng, pin tuột nhanh, xem youtube chưa tới nửa bài nhạc đã bị tuột hết 2% pin, mong tiki phản hồi dùm</text:p>
          </table:table-cell>
          <table:table-cell/>
        </table:table-row>
        <table:table-row table:style-name="ro1">
          <table:table-cell office:value-type="string" calcext:value-type="string">
            <text:p>máy không có tiếng việt như cục ngạch không làm gì được</text:p>
          </table:table-cell>
          <table:table-cell/>
        </table:table-row>
        <table:table-row table:style-name="ro1">
          <table:table-cell office:value-type="string" calcext:value-type="string">
            <text:p>máy khong hõi trọ tieng viẹt đuoc can dỏi sản phẩm khác</text:p>
          </table:table-cell>
          <table:table-cell/>
        </table:table-row>
        <table:table-row table:style-name="ro1">
          <table:table-cell office:value-type="string" calcext:value-type="string">
            <text:p>máy không sử dụng được</text:p>
          </table:table-cell>
          <table:table-cell/>
        </table:table-row>
        <table:table-row table:style-name="ro1">
          <table:table-cell office:value-type="string" calcext:value-type="string">
            <text:p>máy không thể khởi động nguồn lên được, tôi muốn trả lại hàng</text:p>
          </table:table-cell>
          <table:table-cell/>
        </table:table-row>
        <table:table-row table:style-name="ro1">
          <table:table-cell office:value-type="string" calcext:value-type="string">
            <text:p>máy ko lên hình,mọi ng đừng mua,nó lừa đấy</text:p>
          </table:table-cell>
          <table:table-cell/>
        </table:table-row>
        <table:table-row table:style-name="ro1">
          <table:table-cell office:value-type="string" calcext:value-type="string">
            <text:p>máy ko nhận sim , reset mạng liên tục , nc là ko xài dc</text:p>
          </table:table-cell>
          <table:table-cell/>
        </table:table-row>
        <table:table-row table:style-name="ro1">
          <table:table-cell office:value-type="string" calcext:value-type="string">
            <text:p>máy lắp sim vào không nhận. đã khôi phịc cài đặt gốc nhưng lúc được lúc mất. mong tiki liên hệ xử lý</text:p>
          </table:table-cell>
          <table:table-cell/>
        </table:table-row>
        <table:table-row table:style-name="ro1">
          <table:table-cell office:value-type="string" calcext:value-type="string">
            <text:p>máy lỗi do nhà sản xuất .nhưng gửi yêu cầu hoàn trả lại mãi ko thấy ai trả lời</text:p>
          </table:table-cell>
          <table:table-cell/>
        </table:table-row>
        <table:table-row table:style-name="ro4">
          <table:table-cell office:value-type="string" calcext:value-type="string">
            <text:p>máy lỗi, thao tác cực kỳ chậm, độ phân giải hình ảnh cực kỳ nhòa. không có cách nào để liên lạc với nhà cung cấp. mong tiki sớm giải quyết và đưa ra lời giải thích thỏa đáng!!</text:p>
          </table:table-cell>
          <table:table-cell/>
        </table:table-row>
        <table:table-row table:style-name="ro1">
          <table:table-cell office:value-type="string" calcext:value-type="string">
            <text:p>máy mã zp/a hồngkong vừa test màn hình thì thấy điểm chết như trên. đợi tiki phản hồi</text:p>
          </table:table-cell>
          <table:table-cell/>
        </table:table-row>
        <table:table-row table:style-name="ro1">
          <table:table-cell office:value-type="string" calcext:value-type="string">
            <text:p>máy mình lỗi pin và thường bị tự reset lại. mình bảo hành ở đâu dc</text:p>
          </table:table-cell>
          <table:table-cell/>
        </table:table-row>
        <table:table-row table:style-name="ro1">
          <table:table-cell office:value-type="string" calcext:value-type="string">
            <text:p>máy mở lúc lên lúc không, dù pin sạc 100%. â thanh cực kì tệ hại. dán màn hình cẩu thả.</text:p>
          </table:table-cell>
          <table:table-cell/>
        </table:table-row>
        <table:table-row table:style-name="ro3">
          <table:table-cell office:value-type="string" calcext:value-type="string">
            <text:p>máy mới còn bảo hành chính hãng 12 tháng, nhưng, mình nghi ngờ nhà cung cấp đã khui máy và làm lại seal. mình mua tặng và cũng đang dùng apple watch nên biết dây mới cũ, nhìn hình sẽ thấy cộng dây gài bị công là do ta dùng lâu ngày nên ko còn thẳng nữa và ngày chỗ cái chốt cũng rất dơ. nếu đúng thật sự nhà cung cấp đã khui hộp và ép lại seal thì mình không còn an tâm khi mua trên kiti trading nữa</text:p>
          </table:table-cell>
          <table:table-cell/>
        </table:table-row>
        <table:table-row table:style-name="ro1">
          <table:table-cell office:value-type="string" calcext:value-type="string">
            <text:p>máy mới giao sáng.mà mở nguồn không được.xin hướng dẫn mở dùm</text:p>
          </table:table-cell>
          <table:table-cell/>
        </table:table-row>
        <table:table-row table:style-name="ro1">
          <table:table-cell office:value-type="string" calcext:value-type="string">
            <text:p>máy mới khui hộp bị lỗi camera, chưa thử các chức năng khác</text:p>
          </table:table-cell>
          <table:table-cell/>
        </table:table-row>
        <table:table-row table:style-name="ro1">
          <table:table-cell office:value-type="string" calcext:value-type="string">
            <text:p>máy mới mua từ trưa đến tối đã bị đơ.giật màn hình.đổi trả không được lấy lí do ko bị lỗi rồi không giải trình được</text:p>
          </table:table-cell>
          <table:table-cell/>
        </table:table-row>
        <table:table-row table:style-name="ro4">
          <table:table-cell office:value-type="string" calcext:value-type="string">
            <text:p>máy mới mua về mà pin sử dụng giống như bị chai pin vậy, xài chưa đến 1 ngày đã hết pin, xạc mấy tiếng đồng hồ mà vẫn 77%. chắc do nhà cung cấp hàng rồi, h khiếu nại ở đâu?</text:p>
          </table:table-cell>
          <table:table-cell/>
        </table:table-row>
        <table:table-row table:style-name="ro1">
          <table:table-cell office:value-type="string" calcext:value-type="string">
            <text:p>máy mới mua, bóc hàng, lắp sim, bật màn hình thì bị 2 sọc lớn trên màn. chán quá</text:p>
          </table:table-cell>
          <table:table-cell/>
        </table:table-row>
        <table:table-row table:style-name="ro1">
          <table:table-cell office:value-type="string" calcext:value-type="string">
            <text:p>máy mới nhưng lỗi active. k kích hoạt được</text:p>
          </table:table-cell>
          <table:table-cell/>
        </table:table-row>
        <table:table-row table:style-name="ro1">
          <table:table-cell office:value-type="string" calcext:value-type="string">
            <text:p>máy mới sử dụng chưa được 3 tháng mà giờ cứ treo đứng máy hoặc nhảy loạn xạ shop cho tôi hỏi chế độ bảo hành như thế nào ?</text:p>
          </table:table-cell>
          <table:table-cell/>
        </table:table-row>
        <table:table-row table:style-name="ro1">
          <table:table-cell office:value-type="string" calcext:value-type="string">
            <text:p>máy mua mới mà ngày kích hoạt lại là 6/6/2020 rõ ràng là nguyên seal, mới 100% mà lại kích hoạt trước, đề nghị xem xet</text:p>
          </table:table-cell>
          <table:table-cell/>
        </table:table-row>
        <table:table-row table:style-name="ro1">
          <table:table-cell office:value-type="string" calcext:value-type="string">
            <text:p>máy mua ngày 27/8 đột nhiên sáng 20/9 bị lỗi như trong hình. mở máy không lên, giờ bảo hành như thế nào ạ. sau khi bảo hành xong sẽ xem xét đánh giá lại sao.</text:p>
          </table:table-cell>
          <table:table-cell/>
        </table:table-row>
        <table:table-row table:style-name="ro4">
          <table:table-cell office:value-type="string" calcext:value-type="string">
            <text:p>máy mua sử dụng được 1 tuần thì lỗi,kĩ thuật tiki báo đổi mới,gọi tiki thì đc báo mất gần 1 tháng chờ linh kiện thay thế. bỏ tiền mua máy dùng chưa được 1 tuần,hỏng chờ mất 1 tháng. quá thất vọng về cơ chế</text:p>
          </table:table-cell>
          <table:table-cell/>
        </table:table-row>
        <table:table-row table:style-name="ro1">
          <table:table-cell office:value-type="string" calcext:value-type="string">
            <text:p>máy này chỉ dùng cho gphone, làm sao dùng được sim di động?</text:p>
          </table:table-cell>
          <table:table-cell/>
        </table:table-row>
        <table:table-row table:style-name="ro1">
          <table:table-cell office:value-type="string" calcext:value-type="string">
            <text:p>máy này hổ trợ tiếng việt k ạ</text:p>
          </table:table-cell>
          <table:table-cell/>
        </table:table-row>
        <table:table-row table:style-name="ro1">
          <table:table-cell office:value-type="string" calcext:value-type="string">
            <text:p>mấy ngày đầu mắc vào mạng dùng được nhưng về sau mạng rất yếu!</text:p>
          </table:table-cell>
          <table:table-cell/>
        </table:table-row>
        <table:table-row table:style-name="ro1">
          <table:table-cell office:value-type="string" calcext:value-type="string">
            <text:p>mấy ngày đầu thì dùng rất tốt thì tự nhiên sáng nay thức dậy (ngày viết nhận sét này) thì bên phải của tai nghe lại ko nghe thấy gì cả cho nên mình muốn bảo hành</text:p>
          </table:table-cell>
          <table:table-cell/>
        </table:table-row>
        <table:table-row table:style-name="ro1">
          <table:table-cell office:value-type="string" calcext:value-type="string">
            <text:p>máy nhận thì báo như vây. cài đặt đến bước đó thì treo. iphone 11 pro max 512gb. vừa nhận, call tiki thì báo 24h có người gọi lại.</text:p>
          </table:table-cell>
          <table:table-cell/>
        </table:table-row>
        <table:table-row table:style-name="ro1">
          <table:table-cell office:value-type="string" calcext:value-type="string">
            <text:p>máy nhanh hết pin quá dùng từ chiều nà tối hết pin luôn r</text:p>
          </table:table-cell>
          <table:table-cell/>
        </table:table-row>
        <table:table-row table:style-name="ro1">
          <table:table-cell office:value-type="string" calcext:value-type="string">
            <text:p>mấy nút bàn phím bị đơ k hiểu kiểu j</text:p>
          </table:table-cell>
          <table:table-cell/>
        </table:table-row>
        <table:table-row table:style-name="ro3">
          <table:table-cell office:value-type="string" calcext:value-type="string">
            <text:p>máy ppw của mình bị lỗi cảm ứng và đã gửi tiki bảo hành. ngày dự kiến bảo hành xong mà tiki thông báo là 20/4/2019 nhưng đến hôm nay vẫn không nhận được thông báo mới của tiki. gọi lên tổng đài thì các bạn tổng đài viên báo sẽ kiểm tra lại và báo lại nhưng tiki xử lý quá lâu. <text:s/>không có vấn đề gì với cách trả lời của các bạn tổng đài viên nhưng cách làm của tiki thực sự rất tệ nên mình vote 1 sao.</text:p>
          </table:table-cell>
          <table:table-cell/>
        </table:table-row>
        <table:table-row table:style-name="ro1">
          <table:table-cell office:value-type="string" calcext:value-type="string">
            <text:p>máy quá nhanh hết pin</text:p>
          </table:table-cell>
          <table:table-cell/>
        </table:table-row>
        <table:table-row table:style-name="ro1">
          <table:table-cell office:value-type="string" calcext:value-type="string">
            <text:p>máy sạc chứ chạy hoài mà không đầy pin , giờ ơi ninh thuận đem đi đâu bảo hành</text:p>
          </table:table-cell>
          <table:table-cell/>
        </table:table-row>
        <table:table-row table:style-name="ro1">
          <table:table-cell office:value-type="string" calcext:value-type="string">
            <text:p>may sai ko đuoc kết noi hoài ko được may nao ko ko kết noi đuoc hết</text:p>
          </table:table-cell>
          <table:table-cell/>
        </table:table-row>
        <table:table-row table:style-name="ro1">
          <table:table-cell office:value-type="string" calcext:value-type="string">
            <text:p>máy tính không nhận. <text:s/>đề nghị đổi. đã thử với nhiều máy tính khác nhau vẫn không nhận ổ cứng này</text:p>
          </table:table-cell>
          <table:table-cell/>
        </table:table-row>
        <table:table-row table:style-name="ro1">
          <table:table-cell office:value-type="string" calcext:value-type="string">
            <text:p>máy tồn kho năm sx2018, hóa đơn sai tè le...</text:p>
          </table:table-cell>
          <table:table-cell/>
        </table:table-row>
        <table:table-row table:style-name="ro1">
          <table:table-cell office:value-type="string" calcext:value-type="string">
            <text:p>máy tự động tắt nguồn, pin không dùng được lâu như quang cáo</text:p>
          </table:table-cell>
          <table:table-cell/>
        </table:table-row>
        <table:table-row table:style-name="ro1">
          <table:table-cell office:value-type="string" calcext:value-type="string">
            <text:p>may xp 350 k de giày vào đc</text:p>
          </table:table-cell>
          <table:table-cell/>
        </table:table-row>
        <table:table-row table:style-name="ro1">
          <table:table-cell office:value-type="string" calcext:value-type="string">
            <text:p>máy xước màn hình không phải là mới sập nguồn suốt. tóm lại ko hài lòng về sản phẩm</text:p>
          </table:table-cell>
          <table:table-cell/>
        </table:table-row>
        <table:table-row table:style-name="ro1">
          <table:table-cell office:value-type="string" calcext:value-type="string">
            <text:p>mé tìm kiếm bluetooth nó ra tìm điện thoại đề nghị shop giải quyết hộ</text:p>
          </table:table-cell>
          <table:table-cell/>
        </table:table-row>
        <table:table-row table:style-name="ro1">
          <table:table-cell office:value-type="string" calcext:value-type="string">
            <text:p>mic ấm hát hay loa củng ấm <text:s/>nên cho 5 sao <text:s/>lun</text:p>
          </table:table-cell>
          <table:table-cell/>
        </table:table-row>
        <table:table-row table:style-name="ro1">
          <table:table-cell office:value-type="string" calcext:value-type="string">
            <text:p>mic bị rè ạ</text:p>
          </table:table-cell>
          <table:table-cell/>
        </table:table-row>
        <table:table-row table:style-name="ro1">
          <table:table-cell office:value-type="string" calcext:value-type="string">
            <text:p>mic đàm thoại chập chờn nghe nhỏ mong tiki hỗ trợ</text:p>
          </table:table-cell>
          <table:table-cell/>
        </table:table-row>
        <table:table-row table:style-name="ro1">
          <table:table-cell office:value-type="string" calcext:value-type="string">
            <text:p>mic ko nói đk. ko ăn thua</text:p>
          </table:table-cell>
          <table:table-cell/>
        </table:table-row>
        <table:table-row table:style-name="ro1">
          <table:table-cell office:value-type="string" calcext:value-type="string">
            <text:p>mic ko ổn tai nghe dùng mới nửa tháng đã <text:s/>âm thanh loè</text:p>
          </table:table-cell>
          <table:table-cell/>
        </table:table-row>
        <table:table-row table:style-name="ro1">
          <table:table-cell office:value-type="string" calcext:value-type="string">
            <text:p>mickey ko nói được <text:s text:c="2"/>chỉnh kiểu nào cũng ko nói đc</text:p>
          </table:table-cell>
          <table:table-cell/>
        </table:table-row>
        <table:table-row table:style-name="ro1">
          <table:table-cell office:value-type="string" calcext:value-type="string">
            <text:p>miếng vừa nhỏ, không đúng kích thước, mỏng và mắc nữa</text:p>
          </table:table-cell>
          <table:table-cell/>
        </table:table-row>
        <table:table-row table:style-name="ro1">
          <table:table-cell office:value-type="string" calcext:value-type="string">
            <text:p>mik đặt tai nghe mà kho giao tới lại là móc khóa shop làm ăn không có uy tín chút nào</text:p>
          </table:table-cell>
          <table:table-cell/>
        </table:table-row>
        <table:table-row table:style-name="ro1">
          <table:table-cell office:value-type="string" calcext:value-type="string">
            <text:p>mình bật nguồn không lên mình muốn đổi cái khác</text:p>
          </table:table-cell>
          <table:table-cell/>
        </table:table-row>
        <table:table-row table:style-name="ro3">
          <table:table-cell office:value-type="string" calcext:value-type="string">
            <text:p>mình bị disconnect hàng ngày và không thể re connect vì macbook pro vẫn đang ghi nhận là connected. đôi lúc nhấn 1 hồi nó tự kết nối lại dc còn đa số là dis luôn, phải remove device, connect lại từ đầu. mình nghi ngờ chức năng tiết kiệm pin của nó bị lỗi, nói chung là khó chịu và thất vọng vì sản phẩm không hoạt động ổn định như mong đợi. <text:s/>kết luận: kết nối bluetooth của dòng bàn phím này có vấn đề! khuyên các bạn không nên mua.</text:p>
          </table:table-cell>
          <table:table-cell/>
        </table:table-row>
        <table:table-row table:style-name="ro1">
          <table:table-cell office:value-type="string" calcext:value-type="string">
            <text:p>mình bỏ 1 cục tiền ra mua, xong được 1 cái màn dùng vài tiếng là nháy nhẹ phần bên phải, đã đem đi bảo hành ở dell nhưng sau 1 tuần thì bị trả về. thực sự là không hài lòng</text:p>
          </table:table-cell>
          <table:table-cell/>
        </table:table-row>
        <table:table-row table:style-name="ro1">
          <table:table-cell office:value-type="string" calcext:value-type="string">
            <text:p>mình bỏ ra 1 khoản tiền được cái màn hình có ngay 1 nốt đen dead pixel thế này,làm sao chấp nhận được đây tiki,mong được đổi lại sản phẩm khác</text:p>
          </table:table-cell>
          <table:table-cell/>
        </table:table-row>
        <table:table-row table:style-name="ro1">
          <table:table-cell office:value-type="string" calcext:value-type="string">
            <text:p>mình cắm đầu chuyển vào lap và cắm chuột dây thì không hoạt động, mong tiki xử lí!</text:p>
          </table:table-cell>
          <table:table-cell/>
        </table:table-row>
        <table:table-row table:style-name="ro4">
          <table:table-cell office:value-type="string" calcext:value-type="string">
            <text:p>mình cắm sạc ipad và pin dự phòng cùng lúc, sau 5 tiếng , kiểm tra lại ipad đầy pin, còn pin chớp được 1 nấc. mình kiểm tra lại thì cốc sạc bị hư mất 1 cổng ở trên nên sạc cho cục pin mấy tiếng chưa đầy. tức ghê, mới mua chưa đầy 1 tuần, mà đã bị hư. <text:s/>ko biết có được bảo hành ko?</text:p>
          </table:table-cell>
          <table:table-cell/>
        </table:table-row>
        <table:table-row table:style-name="ro1">
          <table:table-cell office:value-type="string" calcext:value-type="string">
            <text:p>mình cắm vào máy không nhận usb. mong được trả hàng ạ. mặc dù cắm usb khác dùng được</text:p>
          </table:table-cell>
          <table:table-cell/>
        </table:table-row>
        <table:table-row table:style-name="ro1">
          <table:table-cell office:value-type="string" calcext:value-type="string">
            <text:p>mình chỉ đùng vài lần trong tuần mà chưa đầy một tháng chuột đã hỏng.</text:p>
          </table:table-cell>
          <table:table-cell/>
        </table:table-row>
        <table:table-row table:style-name="ro3">
          <table:table-cell office:value-type="string" calcext:value-type="string">
            <text:p>mình chỉ mới mua được 3 ngày thì đã hỏng. ngày đầu dùng vẫn bình thường, ngày hôm sau không dùng, sang ngày thứ 3 thì hư không xài đc nữa <text:s text:c="2"/>lên đọc nhận xét thì bắt phải 2 tem mới bảo hành trong khi lúc mình mua về chỉ có 1 con tem duy nhất mặt dưới chuột <text:s text:c="2"/>chưa kể lúc mình nhận hàng hộp đựng chuột đã bị khui ra rồi, cứ nghĩ là chắc do mua hàng tiki trading nên bên tiki kiểm tra, nhưng không nó vẫn hư nhanh như một cơn gió <text:s text:c="2"/>dễ điên thật sự</text:p>
          </table:table-cell>
          <table:table-cell/>
        </table:table-row>
        <table:table-row table:style-name="ro4">
          <table:table-cell office:value-type="string" calcext:value-type="string">
            <text:p>mình chỉ mới vừa nhận hàng vào hôm 23/12/2019 thôi mà đến hôm nay chỉ mới sau 2 ngày tai nghe đã k sử dụng được nữa. mình mua đồ rất thường xuyên ở tiki lần nào cũng hài lòng nhưng lần này cảm thấy thất vọng về sản phẩm thực sự.</text:p>
          </table:table-cell>
          <table:table-cell/>
        </table:table-row>
        <table:table-row table:style-name="ro4">
          <table:table-cell office:value-type="string" calcext:value-type="string">
            <text:p>mình cho 1 sao là vì : <text:s text:c="2"/>âm thanh tiếp nhận quá chậm <text:s text:c="2"/>để là kết nối được 10 mét mà đi chưa tới 1 mét nữa đã không nghe được r <text:s text:c="2"/>cảm ứng vân tay quá tệ, chỉ nghe được thôi chứ không có bấm được. mới xài có 1 ngày mà đã vậy rồi. tệ quá</text:p>
          </table:table-cell>
          <table:table-cell/>
        </table:table-row>
        <table:table-row table:style-name="ro1">
          <table:table-cell office:value-type="string" calcext:value-type="string">
            <text:p>mình chơi fo4 k thể nào bấm tổ hợp liền một lúc 3 phím (d,di chuyển lên và di chuyển sang phải được)</text:p>
          </table:table-cell>
          <table:table-cell/>
        </table:table-row>
        <table:table-row table:style-name="ro1">
          <table:table-cell office:value-type="string" calcext:value-type="string">
            <text:p>mình chọn màu đen shop gui màu green pine.đây là gửi nhầm hay cố tình vậy</text:p>
          </table:table-cell>
          <table:table-cell/>
        </table:table-row>
        <table:table-row table:style-name="ro1">
          <table:table-cell office:value-type="string" calcext:value-type="string">
            <text:p>mình chưa biết cách cài đặt thế nào nên chưa sd được, kg biết đánh giá thế nào...</text:p>
          </table:table-cell>
          <table:table-cell/>
        </table:table-row>
        <table:table-row table:style-name="ro4">
          <table:table-cell office:value-type="string" calcext:value-type="string">
            <text:p>mình có đặt 2 sản phẩm i12 bên shop này (màu trắng và màu đen) nhưng cái nào cũng chỉ nghe đc bên trái, bên phải thì lấy ra không có đèn nhấp nháy. shop có cách khắc phục được không ?</text:p>
          </table:table-cell>
          <table:table-cell/>
        </table:table-row>
        <table:table-row table:style-name="ro2">
          <table:table-cell office:value-type="string" calcext:value-type="string">
            <text:p>mình có một đơn hàng mua sản phẩm hồi tháng 8 năm trước, gần một tháng nay tai nghe của mình bị lỗi nên mình gọi bảo hành và câu trả lời nhận được sau bao nhiêu lần từ chối và kéo dài thời gian là: <text:s/>&gt; do tai nghe của mình bị mờ số seri nên không từ chối bảo hành! sau đó mình gọi lên thì 1 tuần sau nhận được email sau (đính kèm trong ảnh). mình mua bao nhiêu thứ dùm bạn bè rồi giờ chỉ ở nhà niệm phật để sản phẩm không hư chứ hư chắc cũng bị từ chối nữa thôi. từ giờ thì mình và gia đình mãi sẽ không bao đặt mua thêm một đơn nào nữa, "một lần bất tín, vạn lần bất tin".</text:p>
          </table:table-cell>
          <table:table-cell/>
        </table:table-row>
        <table:table-row table:style-name="ro10">
          <table:table-cell office:value-type="string" calcext:value-type="string">
            <text:p>mình có một vài chuyện rất là bực mình về sản phẩm mà tiki đem bán cho khách. <text:s text:c="2"/>vấn đề thứ nhất, sản phẩm tiki đăng lên nói là chính hãng, nhưng sau khi mình đem check thì gặp vấn đề khá là nghiêm trọng. sản phẩm mình đem checkcoverage của apple thì sản phẩm này không có một tí thông tin hay một số chi tiết nào về sản phẩm, mình đã có gọi cho tiki thì ns đồ chính hãng chắc mình ko biết cách check và kích hoạt. xin lỗi bạn mình dùng đồ apple đc 8 năm rồi ạ và mình ko thiếu bất cứ sp nào của apple. mình đã châm trc mình làm theo lời của tiki đem xún fpt để kích hoạt nhưng bên fpt ns e kích hoạt ko đc. ủa chính hãng của các bạn đó s. kéo dài thời gian giải quyết vấn đề của mình tới 8 ngày, và ko có kết quả gì, mua airpod chính hãng mà mình điện và liên hệ để complaint miết vậy. <text:s text:c="2"/>vấn đề thứ 2, sp mình dùng thử thì ngày thứ 7 nó bị lỗi và tự động disconnect device và mình kiểm tra trc khi mình báo cho tiki thì đã 8 ngày, và bạn kĩ thuật ns: “ anh phải báo trc 7 ngày e mới đổi cho a cái khác” . ủa mình làm hư hay s mình phải báo trc, nó lỗi mình ms báo. chừ e thu hồi để bảo hành, a mới mua mà s phải chịu cái cảnh chưa dùng bao nhiêu đem đi sửa rồi, ko khác gì a sàu đồ dỏm. mình mong bên tiki có cách giải quyết thế nào cho hợp lí và thích đáng chứ mình thấy cách xử lí của các bạn không hợp lí chút nào đồ mới mua đc 8 ngày đem đi sửa. vấn đề thứ nhất là ko đúng như bạn giới thiệu nên mình mong các bạn đổi cho mình còn ko hoàn tiền lại cho mình. cảm ơn các bạn. mình còn phải đi làm nên mình ko có thời gian để điện cho các bạn miết đc.</text:p>
          </table:table-cell>
          <table:table-cell/>
        </table:table-row>
        <table:table-row table:style-name="ro1">
          <table:table-cell office:value-type="string" calcext:value-type="string">
            <text:p>mình có mua 1 sạc, vì thấy có chú thích tương ứng với dòng máy dell inspiron 15 nhưng khi nhận được hàng, thì chui sạc cấm k vừa với máy, to hơn nhiều lắm ạ</text:p>
          </table:table-cell>
          <table:table-cell/>
        </table:table-row>
        <table:table-row table:style-name="ro1">
          <table:table-cell office:value-type="string" calcext:value-type="string">
            <text:p>mình có mua 1 sản phẩm là chuột không dây genius nx 7005 về sử dựng được tròng đúng 1 tuần giờ nó đã không hoạt động là sao.</text:p>
          </table:table-cell>
          <table:table-cell/>
        </table:table-row>
        <table:table-row table:style-name="ro1">
          <table:table-cell office:value-type="string" calcext:value-type="string">
            <text:p>mình có mua 1 sản phẩm tháng trước dùng thích nên mua thêm, nhưng sản phẩm lần này nhận không như mong đợi. chuột không nhạy</text:p>
          </table:table-cell>
          <table:table-cell/>
        </table:table-row>
        <table:table-row table:style-name="ro1">
          <table:table-cell office:value-type="string" calcext:value-type="string">
            <text:p>mình có mua 2 dây sạc cho bạn mình và mình nhưng khi về thì dây của mình lại sạc không được</text:p>
          </table:table-cell>
          <table:table-cell/>
        </table:table-row>
        <table:table-row table:style-name="ro3">
          <table:table-cell office:value-type="string" calcext:value-type="string">
            <text:p>mình có mua chuột này dùng được 4 5 tháng gì đó thì bị lỗi double click gửi đi bảo hành từ đầu tháng mà tới bây giờ vẫn chưa nhận được hàng , gọi điện hỏi bên tiki thì báo bảo hành hơn 1 tháng mới xong . chuột máy tính mà bảo hành hơn 1 tháng thấy quá chán hệ thống làm việc quá lâu la . lúc mua thì giao hàng nhanh nhưng lúc bảo hành thì quá lâu . bảo hành 12 tháng mà mỗi lần bảo hành hơn tháng vẫn chưa xong . rất tệ</text:p>
          </table:table-cell>
          <table:table-cell/>
        </table:table-row>
        <table:table-row table:style-name="ro1">
          <table:table-cell office:value-type="string" calcext:value-type="string">
            <text:p>mình có mua cổng sạc anker mà sao có made in việt nam zay mọi người. cho e hỏi xí nha</text:p>
          </table:table-cell>
          <table:table-cell/>
        </table:table-row>
        <table:table-row table:style-name="ro4">
          <table:table-cell office:value-type="string" calcext:value-type="string">
            <text:p>mình có mua hôm 11/11, về xài bình thường nhưng từ hôm qua đến nay đã k thể sạc được nữa,phải tháo ra gắn vào rất nhiều lần và xoay trở điện thoại nhiều lần mới sạc được,nhưng được một xíu cũng bị lại,nhờ tiki hỗ trở bảo hành giúp mình,mã đơn hàng 891615273</text:p>
          </table:table-cell>
          <table:table-cell/>
        </table:table-row>
        <table:table-row table:style-name="ro3">
          <table:table-cell office:value-type="string" calcext:value-type="string">
            <text:p>mình có mua một cái, nhưng khi làm đúng theo hướng dẫn và khi đi vào sử dụng thì nó có 3 lỗi. <text:s text:c="2"/>thứ nhất: về định vị thì đồng hồ một nơi mà người 1 nơi. cách nhau khoảng 9 10km <text:s text:c="2"/>thứ hai: sau khi ràng buộc giữa đồng hồ với điện thoại thì điện thoại gọi đồng hồ mà đồng hồ ko trả lời được, chỉ đổ chuông <text:s/>mãi <text:s text:c="2"/>thứ ba: khi đồng hồ gọi cho điện thoại thì hiện lên chữ "tp bin error, please shutdown". tức là "sản phẩm bị lỗi, vui lòng tắt máy"</text:p>
          </table:table-cell>
          <table:table-cell/>
        </table:table-row>
        <table:table-row table:style-name="ro1">
          <table:table-cell office:value-type="string" calcext:value-type="string">
            <text:p>mình có mua sản phẩm vào 12/8 &amp; màn hình đang bị hiện tượng như hình. <text:s/>nhờ team tiki hướng dẫn mình phần bảo hành nha.</text:p>
          </table:table-cell>
          <table:table-cell/>
        </table:table-row>
        <table:table-row table:style-name="ro4">
          <table:table-cell office:value-type="string" calcext:value-type="string">
            <text:p>mình có mua sp này (màu đen), 09/08/2019 mình nhận đc sản phẩm, tuy nhiên đến ngày hôm nay (10/10/2019) bàn phím của mình đã bị hỏng nút "delete". vậy mình phải làm thế nào bây giờ ? có đc bảo hành hoặc đổi mới ì không ? mình đang rất hoang mang!!!</text:p>
          </table:table-cell>
          <table:table-cell/>
        </table:table-row>
        <table:table-row table:style-name="ro4">
          <table:table-cell office:value-type="string" calcext:value-type="string">
            <text:p>mình có mua sp này nhưng về phát wifi rất kém, gặp vật cản cái mất sóng luôn. mình đã yêu cầu bên cskh đến đổi con khác mà chả thấy đâu, tốn chục cuộc dt hẹn lên hẹn xuống. kiểu đem con bỏ chợ làm ăn rất bát nháo.</text:p>
          </table:table-cell>
          <table:table-cell/>
        </table:table-row>
        <table:table-row table:style-name="ro2">
          <table:table-cell office:value-type="string" calcext:value-type="string">
            <text:p>mình có mua tai nghe này chủ yếu phục vụ chuyện chạy xe máy ngoài đường. mua chưa đầy 1 tuần bị lỗi volume ko nhấn được, cuộc gọi không nhận được, bật tắt lúc có rung, lúc không rung. <text:s/>mình gửi tiki bảo hành và nhận trả lời: "tai nge có dấu hiệu vào nước, từ chối bảo hành, và trả sản phẩm về cho mình" <text:s/>mình cực kì không hài lòng về câu trả lời này: 1. mình không để tai nghe mắc mưa, không ai khùng điên mà làm vậy cả. 2. mình đeo sản phẩm bên trong. ở trong có áo thun, và bên ngoài có áo khoác. cho nên chắc chắn 100% mồ hôi (nếu có) không thể nào vào trực tiếp trong tai nghe. <text:s/>mọi ngừoi cân nhắc khi dùng sp này!</text:p>
          </table:table-cell>
          <table:table-cell/>
        </table:table-row>
        <table:table-row table:style-name="ro4">
          <table:table-cell office:value-type="string" calcext:value-type="string">
            <text:p>mình có sử dụng được 3 ngày, đến ngày thứ 3 thì tai nghe bên phải không kết nối được, đèn báo luôn ở màu đỏ mờ. khi nhất ra khỏi hộp hay đặt vô hộp màu vẫn là đỏ mở. không đổi màu sang trắng hay nhấp nháy như thường lệ. làm sao để mình đổi trả, hoặc bảo hành sản phẩm.</text:p>
          </table:table-cell>
          <table:table-cell/>
        </table:table-row>
        <table:table-row table:style-name="ro7">
          <table:table-cell office:value-type="string" calcext:value-type="string">
            <text:p>mình có xem qua sản phẩm airpods 2 tại tiki tranding, có đọc comment một số bạn nói về vấn đề khe của airpods bị hở, không liền, dính keo..vv..vv.. mình nghĩ chắc 1 số sản phẩm bị lỗi thôi, nên vẫn đặt hàng để mua sử dụng, nhận hàng rất nhanh và đúng hẹn, nhưng sau khi mình mở hộp ra để test thì cái vấn đề mà mọi người phản ánh y như mình!? mình không biết đây là lô hàng của tiki nhập trực tiếp qua apple hay có trung gian ở đâu không, tại sao tình trạng này rất nhiều người bị như mình? về giá thành thì tiki cũng không rẻ hay mắc hơn chổ khác, sản phẩm đúng là chính hãng apple nhưng chi tiết thì quá tệ? các mối nối rất chênh lệch và hở thấy rỏ! gần như có dấu hiệu hàn gắn lại nắp tai sản phẩm. mình mới mua có 2 tiếng trãi nghiệm sử dụng thì rất khó chịu ở tai vì những vấn đề trên! rất mong tiki xem xét lô hàng này là do lỗi sản xuất hay như thế nào? xin chân thành cảm ơn!</text:p>
          </table:table-cell>
          <table:table-cell/>
        </table:table-row>
        <table:table-row table:style-name="ro4">
          <table:table-cell office:value-type="string" calcext:value-type="string">
            <text:p>mình có xem vài nhận xét của những bạn đã sử dụng và không hài lòng về sản phẩm, và mình quyết định mua nó, thật là tốc độ usb rất thấp. mình không hài lòng với sản phẩm này.</text:p>
          </table:table-cell>
          <table:table-cell/>
        </table:table-row>
        <table:table-row table:style-name="ro3">
          <table:table-cell office:value-type="string" calcext:value-type="string">
            <text:p>mình cũng khá lo lắng khi mua hãng này nhưng thấy mấy nhận xét cũng ko đến nỗi nên mình mới đặt mua. nhưng thất vọng tràn trề 1. ngày đầu tiên, nhận hàng xong, khui hộp, dùng thử thì chỉ muốn khóc vì má ơi nó chẳng nhạy chút nào mà như mád dây, loạn xạ. 2. nghĩ rằng sau sẽ ổn nhưng xài rất chán, chán cực kì khi nếu đã từng dùng genius hay eleccom. mình nói thật. một câu cuối cùng: không nên mua vì bạn sẽ rất hối tiếc như mình!! tiki dịch vụ vẫn tốt như ngày nào nhé</text:p>
          </table:table-cell>
          <table:table-cell/>
        </table:table-row>
        <table:table-row table:style-name="ro3" table:visibility="filter">
          <table:table-cell office:value-type="string" calcext:value-type="string">
            <text:p>mình cũng khá lo lắng khi mua hãng này nhưng thấy mấy nhận xét cũng ko đến nỗi nên mình mới đặt mua. nhưng thất vọng tràn trề 1. ngày đầu tiên, nhận hàng xong, khui hộp, dùng thử thì chỉ muốn khóc vì má ơi nó chẳng nhạy chút nào mà như mád dây, loạn xạ. 2. nghĩ rằng sau sẽ ổn nhưng xài rất chán, chán cực kì khi nếu đã từng dùng genius hay eleccom. mình nói thật. một câu cuối cùng: không nên mua vì bạn sẽ rất hối tiếc như mình!! tiki dịch vụ vẫn tốt như ngày nào nhé</text:p>
          </table:table-cell>
          <table:table-cell/>
        </table:table-row>
        <table:table-row table:style-name="ro4">
          <table:table-cell office:value-type="string" calcext:value-type="string">
            <text:p>mình cũng mới mua sản phẩm đồng hồ thông minh định vị .mà định vị không chínha xác người mang đồng hồ một chỗ .mà định vị một chỗ cách nhau hàng cây số. hỏi thì nói sản phẩm rẻ tiền. muốn chính xác thì mua hàng nhiều tiền hơn. vậy là sao có phải thách thức nhau không các bác</text:p>
          </table:table-cell>
          <table:table-cell/>
        </table:table-row>
        <table:table-row table:style-name="ro1">
          <table:table-cell office:value-type="string" calcext:value-type="string">
            <text:p>mình đã chọn đầu usb nhưng lại giao sai cho mình?</text:p>
          </table:table-cell>
          <table:table-cell/>
        </table:table-row>
        <table:table-row table:style-name="ro4">
          <table:table-cell office:value-type="string" calcext:value-type="string">
            <text:p>mình đã cố gắng in thử đủ 200 tờ mới lên nhận xét. mực rất nhạt. ban đầu nghĩ là mới nên mực chưa thông hay đều. in 200 tờ rồi vẫn không khá hơn. còn tệ hơn cả hộp mực loại 105k nữa. rất không đáng tiền.</text:p>
          </table:table-cell>
          <table:table-cell/>
        </table:table-row>
        <table:table-row table:style-name="ro1">
          <table:table-cell office:value-type="string" calcext:value-type="string">
            <text:p>mình đã đặt gần cả tuần, mà đơn hàng vẫn cứ ở trạng thái tiếp nhận. ko xê dịch gì cả.</text:p>
          </table:table-cell>
          <table:table-cell/>
        </table:table-row>
        <table:table-row table:style-name="ro4">
          <table:table-cell office:value-type="string" calcext:value-type="string">
            <text:p>mình đã đặt hàng và được thông báo "đóng gói xong <text:s text:c="2"/>sẵn sàng giao hàng" cách đây 72 giờ mà vẫn chưa chuyển hàng. nếu không có hàng thì thông báo cho khách hàng để mua nơi khác.</text:p>
          </table:table-cell>
          <table:table-cell/>
        </table:table-row>
        <table:table-row table:style-name="ro1">
          <table:table-cell office:value-type="string" calcext:value-type="string">
            <text:p>mình đã làm nhiều cách như cài đặt lại driver , khởi động lại máy, làm theo hướng dẫn chi tiết nhưng vẫn không thể kết nối được.</text:p>
          </table:table-cell>
          <table:table-cell/>
        </table:table-row>
        <table:table-row table:style-name="ro1">
          <table:table-cell office:value-type="string" calcext:value-type="string">
            <text:p>mình đã lắp ổ cứng vào nhưng lại không thể kết nối được, ổ hdd của mình cho dù nó hoạt động bình thường, bios mới nhất</text:p>
          </table:table-cell>
          <table:table-cell/>
        </table:table-row>
        <table:table-row table:style-name="ro4">
          <table:table-cell office:value-type="string" calcext:value-type="string">
            <text:p>mình đã mua ổ 1t này vào ngày 17/11/2017 và cách đây 3 tháng nó bắt đầu có hiện tượng kêu rất to khi khởi động vào win . bây h mk không bj phải bảo hành kiểu gì ! ( chiếc ổ này mình dùng rất đơn giản chỉ để cho em mình học, chả làm cv gì nặng nhọc cả <text:s/>mới có mấy chục ghi cài win còn chưa làm gì ! )</text:p>
          </table:table-cell>
          <table:table-cell/>
        </table:table-row>
        <table:table-row table:style-name="ro1">
          <table:table-cell office:value-type="string" calcext:value-type="string">
            <text:p>mình đã mua sản phẩm này nhưng không hiểu sao khi sử dụng hết pin mà khi sạc lại không có pin để dùng nữa, đeo được 3 lần thế là hết dùng được, đi mất gần 500k</text:p>
          </table:table-cell>
          <table:table-cell/>
        </table:table-row>
        <table:table-row table:style-name="ro2">
          <table:table-cell office:value-type="string" calcext:value-type="string">
            <text:p>mình đã mua sản phẩm này, thật sự rất thất vọng. màn hình tự động chuyển tứ tung, ví dụ mình đang đọc trang số 10 thì màn hình tự động nhảy liên tục qua vô số trang, mình phải chuyển lui lại trang số 10,chưa xong lại tự động nhảy tiếp. màng hình nhiều khi đứng yên, phải nhiều lần tắt máy khởi động lại, pin thì rất mau hết không như giới thiệu.trước kia mình đã từng gởi người mua từ bên nhật về, sài rất tốt, sau đó mình đã đem tặng cho e gái. mình thấy tiki cũng có bán nên mua thử, không ngờ lại kém quá. bây giờ mình rất chán</text:p>
          </table:table-cell>
          <table:table-cell/>
        </table:table-row>
        <table:table-row table:style-name="ro1">
          <table:table-cell office:value-type="string" calcext:value-type="string">
            <text:p>mình đã mua tai nghe này và nhận hàng vào ngày hôm qua. nhưng tối qua mình test thì thấy tai nghe chỉ nghe được một bên thôi. bây giờ tiki giải quyết thế nào ạ</text:p>
          </table:table-cell>
          <table:table-cell/>
        </table:table-row>
        <table:table-row table:style-name="ro4">
          <table:table-cell office:value-type="string" calcext:value-type="string">
            <text:p>mình đã mua và nhận ngay sau đó. mình cài thử thì rất dễ cài.. nhưng chỉ chọn đc wifi mà ko thể kết nối . mặc dù đã gần sát route rồi nhưng vẫn lỗi.... chán quá... lâu lâu mua vài món công nghệ mà xài như bèo... nhác mua hàng như vầy luôn... test hoài vẫn timed out. please extend again!</text:p>
          </table:table-cell>
          <table:table-cell/>
        </table:table-row>
        <table:table-row table:style-name="ro1">
          <table:table-cell office:value-type="string" calcext:value-type="string">
            <text:p>mình đã mua.ko hai lòng. phần tin nhắn gửi đi ko có lưu trên máy</text:p>
          </table:table-cell>
          <table:table-cell/>
        </table:table-row>
        <table:table-row table:style-name="ro1">
          <table:table-cell office:value-type="string" calcext:value-type="string">
            <text:p>mình đã nhận đc hàng mà không vào điện bị lỗi không nghe đc nhé</text:p>
          </table:table-cell>
          <table:table-cell/>
        </table:table-row>
        <table:table-row table:style-name="ro4">
          <table:table-cell office:value-type="string" calcext:value-type="string">
            <text:p>mình đã nhận dc tai nghe vài ngày , nghe rất hay bị lỗi ko kết nối , nhất là khi đeo 2 tai nghe cùng lúc , và khi đeo đi chuyển hoặc tập thể dục , mong admin giúp cách khắc phục hoặc đổi cho mình sp khác</text:p>
          </table:table-cell>
          <table:table-cell/>
        </table:table-row>
        <table:table-row table:style-name="ro1">
          <table:table-cell office:value-type="string" calcext:value-type="string">
            <text:p>mình đã nhận được hàng sáng nay. nhưng khi mở họp thì họp bên trong đã bị bóc. và sản phẩm thì không có hàng. xin tiki giải quyết giúp mình.</text:p>
          </table:table-cell>
          <table:table-cell/>
        </table:table-row>
        <table:table-row table:style-name="ro4">
          <table:table-cell office:value-type="string" calcext:value-type="string">
            <text:p>minh đã nhận được máy nhưng k ai đến lắp đặt. gọi bên lê bảo minh thì được trả lời tiki có người lắp đặt cho. gọi cho tiki thì nhân viên nói k lắp đặt mà bên hãng lê bảo minh chịu trách nhiem lắp đăt. đổ thừa qua lại cuối cùng ôm cái máy kai lắp cho.. giờ k biết sao nữa. có ai biết lắp không chỉ mình với</text:p>
          </table:table-cell>
          <table:table-cell/>
        </table:table-row>
        <table:table-row table:style-name="ro1">
          <table:table-cell office:value-type="string" calcext:value-type="string">
            <text:p>mình đã nhận được sản phẩm, tuy nhiên mực màu đen k chạy, chỉ có 3 màu kia chạy, thì làm thế nào ạ</text:p>
          </table:table-cell>
          <table:table-cell/>
        </table:table-row>
        <table:table-row table:style-name="ro1">
          <table:table-cell office:value-type="string" calcext:value-type="string">
            <text:p>mình đã nhận được tai nghe, mở ra bị lỗi 1 cái do không sạc pin được, giờ gửi đổi lại được không shop</text:p>
          </table:table-cell>
          <table:table-cell/>
        </table:table-row>
        <table:table-row table:style-name="ro1">
          <table:table-cell office:value-type="string" calcext:value-type="string">
            <text:p>mình đã nhận hàng hôm 11/02/2020 sản phẩm chỉ nghe đc một bên kết nối tín hiệu chậm nhờ shop đổi sản phẩm khác giúp thất vọng quá!</text:p>
          </table:table-cell>
          <table:table-cell/>
        </table:table-row>
        <table:table-row table:style-name="ro4">
          <table:table-cell office:value-type="string" calcext:value-type="string">
            <text:p>mình đã nhận hàng và sử dụng nhưng tốc độ k như mong đợi, copy file từ laptop sang usb mà tốc độ từ 20mb/s xong giảm xuống 0mb/s, xong lại lên rồi lại về 0mb/s, cắm vào tivi thì nhận xong lại k nhận liên tục, nói chung chất lượng rất chán, rất thất vọng.</text:p>
          </table:table-cell>
          <table:table-cell/>
        </table:table-row>
        <table:table-row table:style-name="ro1">
          <table:table-cell office:value-type="string" calcext:value-type="string">
            <text:p>mình đã nhận hàng, nhưng khi thử kết nối với máy tính thì ko kết nối được (máy tính không tìm dc keyboard qua bluetooth). <text:s/>mình có thể trả lại hàng được không?</text:p>
          </table:table-cell>
          <table:table-cell/>
        </table:table-row>
        <table:table-row table:style-name="ro4">
          <table:table-cell office:value-type="string" calcext:value-type="string">
            <text:p>mình đã sử dụng qua airpod 1, vì cho người em nên mua airpods 2, sau 1 tuần sử dụng. sạc pin đúng chuẩn, mic để auto, đều 2 tai . vậy mà xảy ra tình trạng pin tai bên trái bị lệch so với tai phải. <text:s/>đề nghị cskh <text:s/>tiki. giải quyết vấn đề này cho mình</text:p>
          </table:table-cell>
          <table:table-cell/>
        </table:table-row>
        <table:table-row table:style-name="ro4">
          <table:table-cell office:value-type="string" calcext:value-type="string">
            <text:p>mình đã thanh toán trước bằng momo nhưng chưa nhận được hàng mà sao kiểm tra trạng thái đơn hàng lại ghi là thành công vậy?? chả hiểu nhân viên giao hàng hàng tiki làm việc như nào?</text:p>
          </table:table-cell>
          <table:table-cell/>
        </table:table-row>
        <table:table-row table:style-name="ro1">
          <table:table-cell office:value-type="string" calcext:value-type="string">
            <text:p>mình đã thử cả ổ ssd và hdd đều không sử dụng được. có nhận ỏ</text:p>
          </table:table-cell>
          <table:table-cell/>
        </table:table-row>
        <table:table-row table:style-name="ro3">
          <table:table-cell office:value-type="string" calcext:value-type="string">
            <text:p>mình đã thử dùng vài bữa và bị màn hình xanh chết chóc liên tục như vầy. máy tính mình hiện đang xài 2 thanh ddram 4 corsair vengerance 8gbx2 nên mình muốn nâng lên 32gb ram và quyết định mua trên tiki cho đỡ tốn công ra tiệm trong mùa dịch covid 19 này. <text:s text:c="2"/>mình đã thử bỏ 2 thanh ram cũ ra và chỉ gắn chạy 2 thanh ram 8gbx2 mới mua của tiki nhưng vẫn bị màn hình xanh lỗi memory manage. <text:s text:c="2"/>mình mong muốn được trả hàng là lấy lại tiền. đánh giá 1 sao cho chất lượng.</text:p>
          </table:table-cell>
          <table:table-cell/>
        </table:table-row>
        <table:table-row table:style-name="ro1">
          <table:table-cell office:value-type="string" calcext:value-type="string">
            <text:p>mình đã thử nhiều lần, nhiều cách, trên nhiều wifi, nhưng thiết bị vẫn không thể repeat được sóng. cấu hình nhiều lần vẫn không được. đề nghị được hỗ trợ đổi trả.</text:p>
          </table:table-cell>
          <table:table-cell/>
        </table:table-row>
        <table:table-row table:style-name="ro4">
          <table:table-cell office:value-type="string" calcext:value-type="string">
            <text:p>mình đã thử qua 4 modem wifi tại nhà riêng và ở cả cty nhưng đều hiện thông báo lỗi “thiết bị kết nối với mạng vượt quá thời gian”. đã kiểm tra rất kỹ đường truyền wifi thì vẫn rất ổn. down loại hay up load tốc độ thực đều tầm 6mb/s cả. mong shop liên hệ sớm lại với mình để hướng dẫn cài đặt hay đổi trả nhé &gt;’’&lt; <text:s text:c="2"/>.</text:p>
          </table:table-cell>
          <table:table-cell/>
        </table:table-row>
        <table:table-row table:style-name="ro4">
          <table:table-cell office:value-type="string" calcext:value-type="string">
            <text:p>mình đang dùng oppo f5 youth. mình làm theo các bước của shop. cả reset lại tai nghe. nhưng khi vào điện thoại tìm thiết bị bluetooth thì lại ko có thiết bị của tai nghe này. ko tìm thấy</text:p>
          </table:table-cell>
          <table:table-cell/>
        </table:table-row>
        <table:table-row table:style-name="ro1">
          <table:table-cell office:value-type="string" calcext:value-type="string">
            <text:p>mình đang lắp sim và đợi đồng hồ nhận sim mà hơn 10 phút rồi chưa thấy đồng hồ nhận</text:p>
          </table:table-cell>
          <table:table-cell/>
        </table:table-row>
        <table:table-row table:style-name="ro4">
          <table:table-cell office:value-type="string" calcext:value-type="string">
            <text:p>mình đang sử dụng repeater tplink wa850re, mua con này để cải thiện thiện chất lượng đường truyền thêm do có dây dài và 2 ănten dễ di chuyển đến vị trí thuận lợi, kết quả là chất lượng kết nối còn thua cả cái repeater mình đang dùng cắm ổ điện góc tường.</text:p>
          </table:table-cell>
          <table:table-cell/>
        </table:table-row>
        <table:table-row table:style-name="ro1">
          <table:table-cell office:value-type="string" calcext:value-type="string">
            <text:p>mình đặt 1 cặp giống nhau chỉ khác màu. mà sao mở hàng ra xem thì 2 cái khác nhau. 1 cái chữ trung quốc 1 cái chữ tiếng anh. shop giải thích hộ</text:p>
          </table:table-cell>
          <table:table-cell/>
        </table:table-row>
        <table:table-row table:style-name="ro1">
          <table:table-cell office:value-type="string" calcext:value-type="string">
            <text:p>mình đặt 1 sạc và 1 cuốn sách. hẹn là 2 ngày sau sẽ đến tính từ ngày đặt, sách đến sau 1 ngày còn sạc thì đã quá hạn 1 ngày rồi vẫn không thấy phản hồi gì.</text:p>
          </table:table-cell>
          <table:table-cell/>
        </table:table-row>
        <table:table-row table:style-name="ro1">
          <table:table-cell office:value-type="string" calcext:value-type="string">
            <text:p>mình đặt bên tiki giao nhanh, ai dè giao hàng lỗi, gọi điện thoại nhờ hỗ trợ đổi con mới thì quá chậm, đến nay mấy ngày rồi chưa có chuột xài, rất thất vọng</text:p>
          </table:table-cell>
          <table:table-cell/>
        </table:table-row>
        <table:table-row table:style-name="ro1">
          <table:table-cell office:value-type="string" calcext:value-type="string">
            <text:p>mình đặt blue lại giao màu black, kèm theo cái cover blue. đề nghị shop đổi lại màu blue cho mình vì màu blue giá mac</text:p>
          </table:table-cell>
          <table:table-cell/>
        </table:table-row>
        <table:table-row table:style-name="ro4">
          <table:table-cell office:value-type="string" calcext:value-type="string">
            <text:p>mình đặt cáp sạc baseus màu đen khi nhận hàng thì nhận được màu xám, hàng thì không đúng cáp baseus mà bị thay vào loại cáp khác hoàn toàn sai lệch thông tin và chủng loại</text:p>
          </table:table-cell>
          <table:table-cell/>
        </table:table-row>
        <table:table-row table:style-name="ro1">
          <table:table-cell office:value-type="string" calcext:value-type="string">
            <text:p>mình đặt chuột từ ngày 28/05, khoảng mấy ngày trước chuột cứ đơ đơ, hôm nay thì không xài được luôn. mình mong tiki giải quyết vấn đề về chất lượng này</text:p>
          </table:table-cell>
          <table:table-cell/>
        </table:table-row>
        <table:table-row table:style-name="ro1">
          <table:table-cell office:value-type="string" calcext:value-type="string">
            <text:p>mình đặt dây màu hồng size 38/40 nhưng lại nhận về size 42. mong shop phản hồi sớm và đổi lại giúp mình.</text:p>
          </table:table-cell>
          <table:table-cell/>
        </table:table-row>
        <table:table-row table:style-name="ro7">
          <table:table-cell office:value-type="string" calcext:value-type="string">
            <text:p>mình đặt đơn hàng đầu tiên vào ngày 13/05/2020 hẹn 15/05 giao hàng nhưng mãi tới 17/05 mới báo lại bên vận chuyển mất đơn, yêu cầu mình phải đặt đơn lại, rắc rối. sau khi đơn mới được đặt ngày 18/05 thì mãi tới hôm nay 25/05 mới giao. mình đặt trả góp 0% nhưng 20/05 khi nhận được sao kê từ và chưa hề được chuyển đổi trả góp. tiền thì đã charge sai, sản phẩm thì chưa nhận được. tiết kiệm không biết được bao nhiêu mà chỉ thấy rất phiền phức. airpods đặt 03 cái thì không có cái nào update validation coverage date (ngày mua) để kích hoạt bảo hành được. chưa kể chăm sóc khách hàng thiếu nhiệt tình, chủ động liên hệ khách thông báo tình trạng đơn hàng, toàn phải gọi điện liên hệ mỗi ngày. tiki không thực hiện đúng cam kết cskh như truyền thông trên social 1 chút nào. hình dưới thể hiện kích hoạt bảo hành gặp lỗi trên trang https://checkcoverage.apple.com/</text:p>
          </table:table-cell>
          <table:table-cell/>
        </table:table-row>
        <table:table-row table:style-name="ro4">
          <table:table-cell office:value-type="string" calcext:value-type="string">
            <text:p>mình đặt đơn hàng từ ngày 29/11 tiki cũng dự kiến là ngày 15/12 sẽ giao hàng mà đến nay vẫn chưa nhận được không biết chất lượng sản phẩm thế nào nhưng khâu giao hàng mà đã chậm trễ đến như thế thì mình cảm thấy quá chán.</text:p>
          </table:table-cell>
          <table:table-cell/>
        </table:table-row>
        <table:table-row table:style-name="ro4">
          <table:table-cell office:value-type="string" calcext:value-type="string">
            <text:p>mình đặt hàng 28/08/2020, giao hàng hôm nay 1/9/2020, mình kiểm tra thì thấy: hạn sử dụng đến 17/09/2020 và ngày kích hoạt là 09/06/2020 <text:s text:c="2"/>, gần 3 tháng khuyến mãi mất trắng!??? trong mô tả quảng cáo sim ghi là trôi ít ngày mà thực tế trôi tới gần 3 tháng cơ ak??? tôi thật sự ko hài lòng!!</text:p>
          </table:table-cell>
          <table:table-cell/>
        </table:table-row>
        <table:table-row table:style-name="ro1">
          <table:table-cell office:value-type="string" calcext:value-type="string">
            <text:p>mình đặt hàng dùm cho bà chị <text:s/>nhưng khi nhận được chỉ có bàn phím, không có chuột và receiver, đến hôm nay đã hơn 1 tuần mà tiki vẫn chưa giải quyết được.</text:p>
          </table:table-cell>
          <table:table-cell/>
        </table:table-row>
        <table:table-row table:style-name="ro1">
          <table:table-cell office:value-type="string" calcext:value-type="string">
            <text:p>mình đặt hàng là cáp sạc baseus nhưng khi giao hàng thì lại thành của microcom.</text:p>
          </table:table-cell>
          <table:table-cell/>
        </table:table-row>
        <table:table-row table:style-name="ro3">
          <table:table-cell office:value-type="string" calcext:value-type="string">
            <text:p>mình đặt hàng là của tiki trading nhưng nhận hàng tiki giao là của 1 shop khác. dùng được 3 hôm thì máy hết pin, mình quên ko sạc để sập mất nguồn. lên đọc hướng dẫn trên amazon support và tìm hiểu các cách trên mạng đều ko hiệu quả: sạc (bằng cục sạc điện thoại, ipad, cắm vào laptop), giữ nút nguồn 40s, sạc 4 tiếng, sạc qua đêm... đều ko thấy tín hiệu đèn báo, chỉ hiện pin chấm than.</text:p>
          </table:table-cell>
          <table:table-cell/>
        </table:table-row>
        <table:table-row table:style-name="ro3">
          <table:table-cell office:value-type="string" calcext:value-type="string">
            <text:p>mình đặt hàng máy màu rằn ri nhưng shop ship đến cho mình màu xanh không đúng mẫu mình đặt. khi mở ra để lắp pin thì phần nhựa ở trong đã bong ra như thế này. phần nắp che giắc cắm sạc và tai nghe thì vừa mở rất nhẹ nhàng ra đã gãy rời luôn như trong ảnh. cứ nghĩ tiki uy tín nên mới mua mà hoá ra cũng bị lừa như vậy. mọi người nên tránh ra cho khỏi vừa mất tiền vừa bực mình nhé! </text:p>
          </table:table-cell>
          <table:table-cell/>
        </table:table-row>
        <table:table-row table:style-name="ro2">
          <table:table-cell office:value-type="string" calcext:value-type="string">
            <text:p>mình đặt hàng ngày thứ 5 đến chủ nhật thì báo không có hàng giao và được bên tiki hỗ trợ như sau : "chào bạn, tiki rất xin lỗi về sự cố này. hiện sản phẩm bị lỗi trong quá trình lưu kho nên chưa đám bảo chất lượng để giao đến bạn ạ. rất mong nhận được sự thông cảm từ bạn ạ. thật sự đây là vấn đề tiki không mong muốn đến với khách hàng, tiki sẽ thông tin đến bộ phận liên quan để tắt sản phẩm trên trang web để tránh gây hiểu nhầm cho khách hàng ạ. rất xin lỗi bạn về sự bất tiện này. hi vọng tiki sẽ phục vụ được bạn tốt hơn ở những đơn hàng tiếp theo ạ. tiki cảm ơn bạn ạ." cho đến giờ thì hàng vẫn hiển thị và cho đặt được bình thường. thật sự thì mã sku này có vấn đề gì vậy?</text:p>
          </table:table-cell>
          <table:table-cell/>
        </table:table-row>
        <table:table-row table:style-name="ro1">
          <table:table-cell office:value-type="string" calcext:value-type="string">
            <text:p>mình đặt hàng phiên bản 6gb 64gb mà giao mình phiên bản 4gb 64gb. yêu cầu quý công ty xử lý tình trạng trên.</text:p>
          </table:table-cell>
          <table:table-cell/>
        </table:table-row>
        <table:table-row table:style-name="ro1" table:visibility="filter">
          <table:table-cell office:value-type="string" calcext:value-type="string">
            <text:p>mình đặt hàng phiên bản 6gb 64gb mà giao mình phiên bản 4gb 64gb. yêu cầu quý công ty xử lý tình trạng trên.</text:p>
          </table:table-cell>
          <table:table-cell/>
        </table:table-row>
        <table:table-row table:style-name="ro1">
          <table:table-cell office:value-type="string" calcext:value-type="string">
            <text:p>mình đặt hàng rồi mà ko thấy phàn hồi xác nhận đơn hàng</text:p>
          </table:table-cell>
          <table:table-cell/>
        </table:table-row>
        <table:table-row table:style-name="ro3">
          <table:table-cell office:value-type="string" calcext:value-type="string">
            <text:p>mình đặt hàng tối hôm qua 10/12/2019 (sau khi xem xong trận chung kết) thì tren website vẫn còn ghi có tặng kèm đồng hồ samsung. <text:s/>qua hôm nay, 11/12/2019 thì bên mình đã nhận được điện thoại, mọi thứ ok (5 sao cho việc này). duy chỉ có quà tăng là không thấy (1 sao). đã gửi hỗ trợ cskh. hy vọng sẽ kiểm tra và trả lời thỏa đang cho mình. <text:s/>p/s: không nhận được đồng hồ tặng kèm, sau khi mình gửi phản hồi thì mở lại link đặt hàng, mục quà tặng kèm đã ẩn đi.</text:p>
          </table:table-cell>
          <table:table-cell/>
        </table:table-row>
        <table:table-row table:style-name="ro1">
          <table:table-cell office:value-type="string" calcext:value-type="string">
            <text:p>mình đặt hàng từ 03/09, thấy đóng gói xong sẵn sàng giao từ 05/09 xong đến ngày 11/09 lại báo đến 14/09 mới giao hàng</text:p>
          </table:table-cell>
          <table:table-cell/>
        </table:table-row>
        <table:table-row table:style-name="ro1">
          <table:table-cell office:value-type="string" calcext:value-type="string">
            <text:p>mình đặt hàng từ 2/5 mà mùng 8/5 mới giao sao lâu quá vậy</text:p>
          </table:table-cell>
          <table:table-cell/>
        </table:table-row>
        <table:table-row table:style-name="ro4">
          <table:table-cell office:value-type="string" calcext:value-type="string">
            <text:p>mình đặt hàng và đã trả phí qua zalopay, chờ hoài không thấy giao hàng, mở app check thì thấy báo đã giao hàng thành công. gọi tổng đài hỗ trợ nhiều lần mà chẳng có ai nhấc máy. potay, dịch vụ quá kỳ cục!</text:p>
          </table:table-cell>
          <table:table-cell/>
        </table:table-row>
        <table:table-row table:style-name="ro1">
          <table:table-cell office:value-type="string" calcext:value-type="string">
            <text:p>mình đặt hàng và khi nhân được thì chỉ nghe đc một bên tai phải,đang liên hệ với tiki de trả lại sản phẩm</text:p>
          </table:table-cell>
          <table:table-cell/>
        </table:table-row>
        <table:table-row table:style-name="ro1">
          <table:table-cell office:value-type="string" calcext:value-type="string">
            <text:p>mình đặt hàng và thanh toán online, đến giờ đã 10 ngày mà đơn hàng vẫn trong tình trạng chờ lấy hàng ?</text:p>
          </table:table-cell>
          <table:table-cell/>
        </table:table-row>
        <table:table-row table:style-name="ro1">
          <table:table-cell office:value-type="string" calcext:value-type="string">
            <text:p>mình đặt là ram laptop ddr3l. cửa hàng cptm 4tech giao cho mình là ddr3, không phải loại ddr4l. đề nghị tiki đổi trả cho mình đúng loại mình đặt mua</text:p>
          </table:table-cell>
          <table:table-cell/>
        </table:table-row>
        <table:table-row table:style-name="ro1" table:visibility="filter">
          <table:table-cell office:value-type="string" calcext:value-type="string">
            <text:p>mình đặt là ram laptop ddr3l. cửa hàng cptm 4tech giao cho mình là ddr3, không phải loại ddr4l. đề nghị tiki đổi trả cho mình đúng loại mình đặt mua</text:p>
          </table:table-cell>
          <table:table-cell/>
        </table:table-row>
        <table:table-row table:style-name="ro1">
          <table:table-cell office:value-type="string" calcext:value-type="string">
            <text:p>mình đặt mặt nhám nhưng khi nhận về sử dụng lại là loại chống nhìn trộm không biết loại này nó có công dụng như vậy hay là tiki giao nhầm nữa.</text:p>
          </table:table-cell>
          <table:table-cell/>
        </table:table-row>
        <table:table-row table:style-name="ro4">
          <table:table-cell office:value-type="string" calcext:value-type="string">
            <text:p>mình đặt màu bạc lại giao màu hường. là nam nữa rồi làm sao mà đeo đây, đặt chờ gần 1 tuần mòn mõi, hóng hàng về để đeo tại dây cao su trắng đã cũ quá rồi, nhận hàng sai màu thì thất vọng quá. mong shop check hãng kĩ hơn, hoặc hết hàng r cũng váo khách biết chứ đừng giao sai như v</text:p>
          </table:table-cell>
          <table:table-cell/>
        </table:table-row>
        <table:table-row table:style-name="ro1">
          <table:table-cell office:value-type="string" calcext:value-type="string">
            <text:p>mình đặt màu đen giao màu đỏ. không bao nhiêu nhưng rất k thích</text:p>
          </table:table-cell>
          <table:table-cell/>
        </table:table-row>
        <table:table-row table:style-name="ro1">
          <table:table-cell office:value-type="string" calcext:value-type="string">
            <text:p>mình đặt màu đen mà sao lại giao màu đỏ thế này.</text:p>
          </table:table-cell>
          <table:table-cell/>
        </table:table-row>
        <table:table-row table:style-name="ro1">
          <table:table-cell office:value-type="string" calcext:value-type="string">
            <text:p>mình đặt màu đen nhưng khi giao lại là màu trắng mình muốn đổi thì làm sao</text:p>
          </table:table-cell>
          <table:table-cell/>
        </table:table-row>
        <table:table-row table:style-name="ro1">
          <table:table-cell office:value-type="string" calcext:value-type="string">
            <text:p>mình đặt màu đen sao lại gửi cho mình màu trắng hả tiki</text:p>
          </table:table-cell>
          <table:table-cell/>
        </table:table-row>
        <table:table-row table:style-name="ro1">
          <table:table-cell office:value-type="string" calcext:value-type="string">
            <text:p>mình đặt mẫu gấu trúc trắng nhưng khi nhận lại là màu khác</text:p>
          </table:table-cell>
          <table:table-cell/>
        </table:table-row>
        <table:table-row table:style-name="ro1">
          <table:table-cell office:value-type="string" calcext:value-type="string">
            <text:p>mình đặt màu trắng mà giao đến màu vàng. cò n tai bên phải không nghe được. mong tiki sớm có nhân viên đến lấy hàng đổi trả</text:p>
          </table:table-cell>
          <table:table-cell/>
        </table:table-row>
        <table:table-row table:style-name="ro4">
          <table:table-cell office:value-type="string" calcext:value-type="string">
            <text:p>mình đặt màu trắng mà giáo màu đen. vì mình mua hàng bên tiki nhiều rồi nên ít khi nào kiểm tra trước khi thanh toán. vậy mà lần này giao hàng lại bị như vậy. lỗ cắm sạc pin thì ko cắm đc. bây giờ phải làm sao</text:p>
          </table:table-cell>
          <table:table-cell/>
        </table:table-row>
        <table:table-row table:style-name="ro1">
          <table:table-cell office:value-type="string" calcext:value-type="string">
            <text:p>mình đặt màu vàng <text:s text:c="2"/>nhưng lại giao màu hường <text:s text:c="3"/>yêu cầu xử lý lại <text:s text:c="4"/>mình là nam nên ko dùng đc màu hường!</text:p>
          </table:table-cell>
          <table:table-cell/>
        </table:table-row>
        <table:table-row table:style-name="ro1">
          <table:table-cell office:value-type="string" calcext:value-type="string">
            <text:p>mình đặt màu xanh mà giao màu đen....</text:p>
          </table:table-cell>
          <table:table-cell/>
        </table:table-row>
        <table:table-row table:style-name="ro1">
          <table:table-cell office:value-type="string" calcext:value-type="string">
            <text:p>mình đặt màu xanh nhưng lại gửi màu đen, chưa tìm được mục đổi trả ở đâu <text:s/>trong hộp cũng không có giấy bảo hành, hướng dẫn gì cả.</text:p>
          </table:table-cell>
          <table:table-cell/>
        </table:table-row>
        <table:table-row table:style-name="ro4">
          <table:table-cell office:value-type="string" calcext:value-type="string">
            <text:p>mình đặt mua 2 cái tai nghe. một cái tai nghe chỉ nghe được một bên, cái còn lại âm thành rè. hạt tai nghe bị hỏng. 2 chiếc tai nghe vẫn còn nguyên bảo hành 12 tháng. mình mong tiki sẽ đổi hàng cho mình. mình cảm thấy thất vọng. mình cảm ơn!</text:p>
          </table:table-cell>
          <table:table-cell/>
        </table:table-row>
        <table:table-row table:style-name="ro1">
          <table:table-cell office:value-type="string" calcext:value-type="string">
            <text:p>mình đặt mua 2 cái, nhưng có 1 cái 2 tai nghe cùng 1 chiều. mình muốn đổi trả được k ạ?</text:p>
          </table:table-cell>
          <table:table-cell/>
        </table:table-row>
        <table:table-row table:style-name="ro1">
          <table:table-cell office:value-type="string" calcext:value-type="string">
            <text:p>mình đặt mua 3 cái nhưng sử dụng ổn chỉ được 1 cái , còn 2 cái hay bị bung lò xo , thường xuyên tháo ra xếp lò xo lại</text:p>
          </table:table-cell>
          <table:table-cell/>
        </table:table-row>
        <table:table-row table:style-name="ro1">
          <table:table-cell office:value-type="string" calcext:value-type="string">
            <text:p>mình đặt mua 7+ đen mà giao về cho mình của 6 thường .1 sao</text:p>
          </table:table-cell>
          <table:table-cell/>
        </table:table-row>
        <table:table-row table:style-name="ro1">
          <table:table-cell office:value-type="string" calcext:value-type="string">
            <text:p>mình đặt mua band4 nfc, rõ ràng là trên sản shop ghi có nfc. mình lại nhận được loại không có nfc. làm ăn bố láo, cho 1 sao và cạch mặt luôn tiki nếu không hỗ trợ mình.</text:p>
          </table:table-cell>
          <table:table-cell/>
        </table:table-row>
        <table:table-row table:style-name="ro1">
          <table:table-cell office:value-type="string" calcext:value-type="string">
            <text:p>mình đặt mua cáp baseus mà giao hàng gì k biết nữa?cố tình bọc vỏ giấy xong dán tên bên ngoài như giao đúng hàng nữa cơ? </text:p>
          </table:table-cell>
          <table:table-cell/>
        </table:table-row>
        <table:table-row table:style-name="ro1">
          <table:table-cell office:value-type="string" calcext:value-type="string">
            <text:p>mình đặt mua cáp này tại sao lại giao cho mình cáp lightning. <text:s/>tiki nên xem lại</text:p>
          </table:table-cell>
          <table:table-cell/>
        </table:table-row>
        <table:table-row table:style-name="ro3">
          <table:table-cell office:value-type="string" calcext:value-type="string">
            <text:p>mình đặt mua màn hình dell u2419h qua tiki vì màn hinh hiện tại đang dùng đã bị hỏng. mình dùng cho công việc đồ họa nên cần màu chính xác nhất có thể. từ trước đến giờ dell vẫn luôn là lựa chọn số 1. hàng được gói cẩn thận nhưng khi bật lên thì bị ám vàng rất nhiều. mình làm việc về hình ảnh nhiều nên màn hình bị ám vàng rất khó chịu. tiki yêu cầu gửi hình ảnh nhưng ám vàng nếu chụp ảnh lại sẽ rất khó thấy, chỉ có thể nhìn trực tiếp mong tiki có thể hỗ trợ để mình sớm trả lại màn hình này...</text:p>
          </table:table-cell>
          <table:table-cell/>
        </table:table-row>
        <table:table-row table:style-name="ro2">
          <table:table-cell office:value-type="string" calcext:value-type="string">
            <text:p>mình đặt mua mẫu hình con chó màu xanh với giá 230k nhưng khi giao hàng thì giao hình con chim màu hồng với giá 175k, mặc dù cùng một thương hiệu. khi nhận hàng thì thùng hàng của nhà cung cấp đã bị rạch mở ra, có thể là để kiểm tra nhưng vấn đề là ktra mà sao ko phát hiện ra ncc gửi sai mẫu?? trong khi quy trình hoàn trả hàng của tiki thì khá chậm, mất tầm 10 15 ngày. trường hợp cần dùng gấp mà như vầy thì bất tiện cho người mua quá. mình ko hài lòng chút nào. đây đã là lần thứ 2 mình bị gửi nhầm loại hàng (dù cùng một nhà cung cấp) với giá tiền thấp hơn giá tình mình đã thanh toán.</text:p>
          </table:table-cell>
          <table:table-cell/>
        </table:table-row>
        <table:table-row table:style-name="ro4">
          <table:table-cell office:value-type="string" calcext:value-type="string">
            <text:p>mình đặt mua ngày 13/9/2020 và giao hàng ngày 15/9/2020. giao hàng thì ko thấy phiếu bảo hành như mọi người. lắp đặt thì mạng chậm và ko ổn định. kiểm tra thì ghi hạn cuối 11/11/2020. vậy là chỉ còn 2 tháng thôi sao? đề nghị tiki kiểm tra lại.</text:p>
          </table:table-cell>
          <table:table-cell/>
        </table:table-row>
        <table:table-row table:style-name="ro1">
          <table:table-cell office:value-type="string" calcext:value-type="string">
            <text:p>mình đặt mua ram này trên shop có ghi là độ bus 1600 mà giao thì độ bus là 1280. khi cắm vào máy tính kêu bíp liên tục và không chạy được. mong shop khắc phục lại lỗi này!</text:p>
          </table:table-cell>
          <table:table-cell/>
        </table:table-row>
        <table:table-row table:style-name="ro1">
          <table:table-cell office:value-type="string" calcext:value-type="string">
            <text:p>mình đặt mua sạc tự ngắt màu tím mà shop lại gửi cho mình loại này?!</text:p>
          </table:table-cell>
          <table:table-cell/>
        </table:table-row>
        <table:table-row table:style-name="ro4">
          <table:table-cell office:value-type="string" calcext:value-type="string">
            <text:p>mình đặt mua sim 4g viettel ngày 4/6/2020 nhưng lắp sim vào không hoạt động. trên sim mình nhận được có ghi phải kích hoạt trước ngày 31/12/2019. mong tiki giải quyết cho mình.</text:p>
          </table:table-cell>
          <table:table-cell/>
        </table:table-row>
        <table:table-row table:style-name="ro4">
          <table:table-cell office:value-type="string" calcext:value-type="string">
            <text:p>mình đặt mua sim hồi tháng 20/2019 <text:s/>lắp vào ipad và dùng rất ổn ko vấn đề gì đến hôm nay đột nhiên báo sim bị lỗi và lắp vào máy thì báo không có sim. mong shop và tiki xem hỗ trợ giúp mình ạ.</text:p>
          </table:table-cell>
          <table:table-cell/>
        </table:table-row>
        <table:table-row table:style-name="ro4">
          <table:table-cell office:value-type="string" calcext:value-type="string">
            <text:p>mình đặt mua, hẹn giao hàng ngày 12 xong rồi vài hôm nhắn tin báo giao hàng trễ thành 15, xong 16 mới giao . rồi về mình mở ra đăng nhập vào modem không được . làm sao để đổi lại ad ơi</text:p>
          </table:table-cell>
          <table:table-cell/>
        </table:table-row>
        <table:table-row table:style-name="ro4">
          <table:table-cell office:value-type="string" calcext:value-type="string">
            <text:p>mình đặt mua, nghĩ là hàng mới, nhưng như trên ảnh thì vỏ sản phẩm đã bị cắt ra và dán băng dính lại để đỡ rơi trông cực kì thô thiển n. không biết sản phẩm mình mua đã bị bóc ra dùng thử r cất lại vào hộp hay bị tráo với loại khác, nhưng mình rất không hài lòng với sản phẩm có dấu hiệu bị sử dụng rồi ntn.</text:p>
          </table:table-cell>
          <table:table-cell/>
        </table:table-row>
        <table:table-row table:style-name="ro1">
          <table:table-cell office:value-type="string" calcext:value-type="string">
            <text:p>mình đặt sản phẩm màu đen nhưng tại sao shop lại giao màu trắng. thiết bị cũng k thể kết nối với điện thoại</text:p>
          </table:table-cell>
          <table:table-cell/>
        </table:table-row>
        <table:table-row table:style-name="ro1">
          <table:table-cell office:value-type="string" calcext:value-type="string">
            <text:p>mình đặt tai nghe mầu đen nhưng giao tai nghe mầu trắng là sao.</text:p>
          </table:table-cell>
          <table:table-cell/>
        </table:table-row>
        <table:table-row table:style-name="ro1">
          <table:table-cell office:value-type="string" calcext:value-type="string">
            <text:p>mình đặt xám mà giao màu trắng rất không hài lòng. trên nhãn ghi màu xám</text:p>
          </table:table-cell>
          <table:table-cell/>
        </table:table-row>
        <table:table-row table:style-name="ro4">
          <table:table-cell office:value-type="string" calcext:value-type="string">
            <text:p>mình đi công tác nhờ ng nhận hộ. 3 ngày sau về mở ra thì chỗ con lăn bị bong mất lớp nhựa giảm chấn. quá ngày ko đc đổi. mặc dù vậy hàng quá chán, bán con chuột 500k mà giao hàng lỗi. bực mình ghê!</text:p>
          </table:table-cell>
          <table:table-cell/>
        </table:table-row>
        <table:table-row table:style-name="ro4">
          <table:table-cell office:value-type="string" calcext:value-type="string">
            <text:p>mình đọc nhận xét thấy bảo chuột êm nên mới mua. mua về thất vọng tràng trề. chuột kêu to, bự cầm cảm giác nặng tay lắm. lúc giao hàng hộp ngoài bị bóp méo do bị đè lên. mình hay mua trên tiki lắm nhưng bữa nay thất vọng quá.</text:p>
          </table:table-cell>
          <table:table-cell/>
        </table:table-row>
        <table:table-row table:style-name="ro4" table:visibility="filter">
          <table:table-cell office:value-type="string" calcext:value-type="string">
            <text:p>mình đọc nhận xét thấy bảo chuột êm nên mới mua. mua về thất vọng tràng trề. chuột kêu to, bự cầm cảm giác nặng tay lắm. lúc giao hàng hộp ngoài bị bóp méo do bị đè lên. mình hay mua trên tiki lắm nhưng bữa nay thất vọng quá.</text:p>
          </table:table-cell>
          <table:table-cell/>
        </table:table-row>
        <table:table-row table:style-name="ro3">
          <table:table-cell office:value-type="string" calcext:value-type="string">
            <text:p>mình dùng cho mac nhé ưu điểm: có cái logitech option chỉnh được các chức năng của chuột theo máy mac nhược điểm: nhỏ cầm mỏi tay, chuột lag( không phải kiểu cà giựt nhưng là cái kiểu không ổn định) toàn bị click hụt, <text:s/>đã test con chuột có dây 100k của minh dùng ko lag tẹo nào mỗi tội dây dợ lằng nhằng mà ko có mấy phím hỗ trợ như logitech thôi. bực thực sự</text:p>
          </table:table-cell>
          <table:table-cell/>
        </table:table-row>
        <table:table-row table:style-name="ro3" table:visibility="filter">
          <table:table-cell office:value-type="string" calcext:value-type="string">
            <text:p>mình dùng cho mac nhé ưu điểm: có cái logitech option chỉnh được các chức năng của chuột theo máy mac nhược điểm: nhỏ cầm mỏi tay, chuột lag( không phải kiểu cà giựt nhưng là cái kiểu không ổn định) toàn bị click hụt, <text:s/>đã test con chuột có dây 100k của minh dùng ko lag tẹo nào mỗi tội dây dợ lằng nhằng mà ko có mấy phím hỗ trợ như logitech thôi. bực thực sự</text:p>
          </table:table-cell>
          <table:table-cell/>
        </table:table-row>
        <table:table-row table:style-name="ro1">
          <table:table-cell office:value-type="string" calcext:value-type="string">
            <text:p>mình dùng chưa đầy 1 tháng mà tai nghe đã hỏng một bên tai, giờ ko nghe được nữa???mới đầu dùng cũng ngon lắm,giờ thì hỏng rồi???</text:p>
          </table:table-cell>
          <table:table-cell/>
        </table:table-row>
        <table:table-row table:style-name="ro1">
          <table:table-cell office:value-type="string" calcext:value-type="string">
            <text:p>mình dùng được 2 tháng thì sóng k ổn định, ko dùng được với tai nghe airpods nữa mình muốn đổi trả cái mới đc k ạ</text:p>
          </table:table-cell>
          <table:table-cell/>
        </table:table-row>
        <table:table-row table:style-name="ro1">
          <table:table-cell office:value-type="string" calcext:value-type="string">
            <text:p>mình dùng được 8 ngày thì thấy tai nghe bị rè rè. khi giữ nút micro một lúc thì hết nhưng rồi bị lại ngay. cho mình hỏi bảo hành như thế bào ạ</text:p>
          </table:table-cell>
          <table:table-cell/>
        </table:table-row>
        <table:table-row table:style-name="ro1">
          <table:table-cell office:value-type="string" calcext:value-type="string">
            <text:p>mình dùng được đúng 1 lần</text:p>
          </table:table-cell>
          <table:table-cell/>
        </table:table-row>
        <table:table-row table:style-name="ro1">
          <table:table-cell office:value-type="string" calcext:value-type="string">
            <text:p>mình dùng được gần 3 tháng đã bị liệt 2 nút thất vọng</text:p>
          </table:table-cell>
          <table:table-cell/>
        </table:table-row>
        <table:table-row table:style-name="ro1" table:visibility="filter">
          <table:table-cell office:value-type="string" calcext:value-type="string">
            <text:p>mình dùng được gần 3 tháng đã bị liệt 2 nút thất vọng</text:p>
          </table:table-cell>
          <table:table-cell/>
        </table:table-row>
        <table:table-row table:style-name="ro2">
          <table:table-cell office:value-type="string" calcext:value-type="string">
            <text:p>mình dùng được hơn một tháng, mạng ở một số nơi rất yếu, hay bị mất mạng, phí duy trì là 60k một tháng chứ không phải 50k, mình con bị trừ thêm 20k tiền cam kết gì đó, tổng cộng một tháng tốn 80k nhưng lúc dùng được lúc không. mình không có đăng kí dịch vụ gì luôn nhưng gọi cho tổng đài thì bảo mình đang sử dụng cả hai gói data, sim thì có tên người khác, không phải sim mới hoàn toàn, nói chung là lần đầu tiên có trải nghiệm tệ như thế này khi mua hàng ở tiki. lỡ nạp tiền nên dùng hết tháng này rồi vứt sim luôn, không bao giờ dùng lại nhà mạng này nữa, chán thật sự.</text:p>
          </table:table-cell>
          <table:table-cell/>
        </table:table-row>
        <table:table-row table:style-name="ro4">
          <table:table-cell office:value-type="string" calcext:value-type="string">
            <text:p>mình dùng được một khoảng thời gian, hôm qua là lần sạc đầu tiên nhưng sạc xong hôm nay nó không lên nguồn nữa. thử sạc lại, kiểm tra nguồn điện và sạc rồi đều ko có vấn đề gì. mình muốn đổi sản phẩm này!</text:p>
          </table:table-cell>
          <table:table-cell/>
        </table:table-row>
        <table:table-row table:style-name="ro1">
          <table:table-cell office:value-type="string" calcext:value-type="string">
            <text:p>mình dùng được tầm 1 tháng thì dây bị hư, ko sạc được.</text:p>
          </table:table-cell>
          <table:table-cell/>
        </table:table-row>
        <table:table-row table:style-name="ro1">
          <table:table-cell office:value-type="string" calcext:value-type="string">
            <text:p>mình dùng thấy có tự gắt đâu nó chỉ báo đầy bin kêu loạn lên chứ ko tự gắt nhé mọi người lưu ý với lại dây hơi gắn.</text:p>
          </table:table-cell>
          <table:table-cell/>
        </table:table-row>
        <table:table-row table:style-name="ro1">
          <table:table-cell office:value-type="string" calcext:value-type="string">
            <text:p>mình dùng thử 2 hôm thì sạc ko vào, chập chờn, có 2 lần tự ngắt kết nối mình cần tiki support đổi trả</text:p>
          </table:table-cell>
          <table:table-cell/>
        </table:table-row>
        <table:table-row table:style-name="ro1">
          <table:table-cell office:value-type="string" calcext:value-type="string">
            <text:p>mình dùng từ tháng 1 tới giờ chuột đã ko thể kết nối. goi tiki hỗ trợ bảo hành thì các bạn bảo sẽ có ng liên hệ mà 2 ngày chưa thấy.</text:p>
          </table:table-cell>
          <table:table-cell/>
        </table:table-row>
        <table:table-row table:style-name="ro1">
          <table:table-cell office:value-type="string" calcext:value-type="string">
            <text:p>mình dùng vài hôm đã hỏng ko dùng được nữa , thật sự rất thất vọg</text:p>
          </table:table-cell>
          <table:table-cell/>
        </table:table-row>
        <table:table-row table:style-name="ro1">
          <table:table-cell office:value-type="string" calcext:value-type="string">
            <text:p>mình gắn sim gphone cũng bị như khách hàng trước chia sẻ. nhận mạng gphone được 1 lúc thì báo insert sim như hình.</text:p>
          </table:table-cell>
          <table:table-cell/>
        </table:table-row>
        <table:table-row table:style-name="ro1">
          <table:table-cell office:value-type="string" calcext:value-type="string">
            <text:p>mình gắn sim vào điện thoại nhận được cột tín hiệu nhưng lại không thể check tài khoản, không xài mạng được luôn??</text:p>
          </table:table-cell>
          <table:table-cell/>
        </table:table-row>
        <table:table-row table:style-name="ro4">
          <table:table-cell office:value-type="string" calcext:value-type="string">
            <text:p>mình gắn vào pc driver cài đầy đủ nhưng lúc kết nối với tai nghe blutooth lại không được <text:s/>. sản phẩm này mình không hài lòng ( tai nghe mình blutooth 5.0 nên có phải usb 4.0 không kết nối được phải hông ? )</text:p>
          </table:table-cell>
          <table:table-cell/>
        </table:table-row>
        <table:table-row table:style-name="ro4">
          <table:table-cell office:value-type="string" calcext:value-type="string">
            <text:p>mình gõ phím nhanh hoặc chơi game gõ nhanh phím 1 tí là nút không nhận, không phản hồi, tạo độ trễ lớn cực khó chịu, hi vọng bạn tiki đổi cho mình bàn phím hãng khác, thất vọng quá</text:p>
          </table:table-cell>
          <table:table-cell/>
        </table:table-row>
        <table:table-row table:style-name="ro1">
          <table:table-cell office:value-type="string" calcext:value-type="string">
            <text:p>mình kết nối đồng hồ xiaomi amazfit bit với điện thoại huawei nova 3i không hiện thị tên người gọi đến và tin nhắn nhận lúc nhận được và lúc không nhận được</text:p>
          </table:table-cell>
          <table:table-cell/>
        </table:table-row>
        <table:table-row table:style-name="ro1">
          <table:table-cell office:value-type="string" calcext:value-type="string">
            <text:p>minh kết nối nhựg lai báo la trong vòng phủ sóng hỗ trợ kết nối giùm</text:p>
          </table:table-cell>
          <table:table-cell/>
        </table:table-row>
        <table:table-row table:style-name="ro1">
          <table:table-cell office:value-type="string" calcext:value-type="string">
            <text:p>mình khá thất vọng về sản phẩm vì hãng nổi tiếng mà chất lượng k tốt lắm</text:p>
          </table:table-cell>
          <table:table-cell/>
        </table:table-row>
        <table:table-row table:style-name="ro1" table:visibility="filter">
          <table:table-cell office:value-type="string" calcext:value-type="string">
            <text:p>mình khá thất vọng về sản phẩm vì hãng nổi tiếng mà chất lượng k tốt lắm</text:p>
          </table:table-cell>
          <table:table-cell/>
        </table:table-row>
        <table:table-row table:style-name="ro1">
          <table:table-cell office:value-type="string" calcext:value-type="string">
            <text:p>mình không add được chuột cho 02 máy tính. <text:s/>không bắt bluetooth ! vui lòng nhờ tiki hỗ trợ</text:p>
          </table:table-cell>
          <table:table-cell/>
        </table:table-row>
        <table:table-row table:style-name="ro3">
          <table:table-cell office:value-type="string" calcext:value-type="string">
            <text:p>mình không biết chất lượng chuột như thế nào vì chưa nhận được hàng dù đặt từ thứ 7 tuần trước. nhưng phải rate 1 sao vì chưa từng thấy tiki giao chậm như thế này. dự kiến giao từ thứ năm mà hôm nay đơn mới chỉ dừng lại ở đang đóng gói thì không biết bao giờ mới nhận được nữa. không giao sớm được như mọi lần thì cũng phải giao đúng hẹn chứ, chậm thế này làm lỡ bao nhiêu việc của mình rồi</text:p>
          </table:table-cell>
          <table:table-cell/>
        </table:table-row>
        <table:table-row table:style-name="ro1">
          <table:table-cell office:value-type="string" calcext:value-type="string">
            <text:p>mình không hài lòng với hình thức bán sim như vậy để là 4g một năm vậy mà mới dùng có 2 tháng thì cắt dịch vụ rồi</text:p>
          </table:table-cell>
          <table:table-cell/>
        </table:table-row>
        <table:table-row table:style-name="ro1">
          <table:table-cell office:value-type="string" calcext:value-type="string">
            <text:p>mình không kết nối đc. mong bộ phận hỗ trợ liên hệ gấp.</text:p>
          </table:table-cell>
          <table:table-cell/>
        </table:table-row>
        <table:table-row table:style-name="ro3">
          <table:table-cell office:value-type="string" calcext:value-type="string">
            <text:p>mình không mấy khi viết nhận xét về sản phẩm nhưng vì sản phẩm này quá kém nên phải viết ra. mình mua hàng từ tiki trading và đây là nhừng lỗi mình gặp phải. 1. cục adapter kêu rè rè khi cắm điện. 2. wifi thường xuyên bị mất kết nối trong khoảng 5 10s <text:s/>như trong hình. hoặc hiện lỗi "authentication error" rồi mất mạng mặc dù thiết bị vẫn đang kết nối với wifi. (wifi phát từ modem chưa bao giờ bị như vậy dù modem nằm ở lầu 1)</text:p>
          </table:table-cell>
          <table:table-cell/>
        </table:table-row>
        <table:table-row table:style-name="ro1">
          <table:table-cell office:value-type="string" calcext:value-type="string">
            <text:p>mình không sử dụng dc. cài xog sóng đầy nhưng k vô dc</text:p>
          </table:table-cell>
          <table:table-cell/>
        </table:table-row>
        <table:table-row table:style-name="ro4">
          <table:table-cell office:value-type="string" calcext:value-type="string">
            <text:p>mình không thấy tem bảo hành hay phiếu bảo hành. xin vui lòng kiểm tra giúp mình làm sao biết đây là hàng chính hãng ? trên website tiki nói là sản phẩm bảo hành chính hãng 24 tháng, vậy mình kiểm tra sản phẩm đã được <text:s/>bảo hành bằng cách nào <text:s/>?</text:p>
          </table:table-cell>
          <table:table-cell/>
        </table:table-row>
        <table:table-row table:style-name="ro1">
          <table:table-cell office:value-type="string" calcext:value-type="string">
            <text:p>mình không thể kết nối với tất cả các thiết bị điện thoại, ipad trong nhà</text:p>
          </table:table-cell>
          <table:table-cell/>
        </table:table-row>
        <table:table-row table:style-name="ro1">
          <table:table-cell office:value-type="string" calcext:value-type="string">
            <text:p>mình không tìm thấy được cục kết nối bluetooth trong bộ bàn phím này!</text:p>
          </table:table-cell>
          <table:table-cell/>
        </table:table-row>
        <table:table-row table:style-name="ro1">
          <table:table-cell office:value-type="string" calcext:value-type="string">
            <text:p>mình không tìm thấy tấm thẻ cào chương trình khuyến mãi của totolink khi mua sản phẩm của tiki? vậy là sao</text:p>
          </table:table-cell>
          <table:table-cell/>
        </table:table-row>
        <table:table-row table:style-name="ro3">
          <table:table-cell office:value-type="string" calcext:value-type="string">
            <text:p>mình khuyên các bạn không nên mua usb này dù là bản 16, 32 hay 64gb. usb sandisk nói chung là tốt nhưng cái này chỉ tốt ở thiết kế và tốc độ đọc, còn tốc độ ghi thì không quá nổi 10mb/s. tốc đọ ghi chỉ ở mức 10mb/s ở khoảng 1gb đầu tiên còn lại không lên nổi 3mb/s. dịch vụ của tiki không hề tệ nhưng 1 sao vì quá thất vọng về cái usb, mọi người nên đọc kĩ review trước khi mua.</text:p>
          </table:table-cell>
          <table:table-cell/>
        </table:table-row>
        <table:table-row table:style-name="ro3">
          <table:table-cell office:value-type="string" calcext:value-type="string">
            <text:p>mình ko cần nói đến tốc độ hay cái gì cao xa. mua usb 16gb <text:s text:c="2"/>giao usb 6kb shop bán thì gian dối. tiki thì quá tệ. mình cần gấp để làm bài thì mới trả thêm tiền phát nhanh. giờ tiki giải quyết mấy ngày ko xong. mail ko rep, hotline ko gọi được. trong khi mình giữ lại toàn bộ từ giấy tờ mua đến bao bì. kiểu cố câu kéo để m cần gấp thì phải mua lại cái khác rồi nản mà bỏ truy cứu cái này. rất rất tệ.</text:p>
          </table:table-cell>
          <table:table-cell/>
        </table:table-row>
        <table:table-row table:style-name="ro1">
          <table:table-cell office:value-type="string" calcext:value-type="string">
            <text:p>mình ko thấy tiki gọi điện giao hàng gì cả, mà báo đơn hàng giao hành công, có người kí nhận. ngồi chờ cả ngày ko có ai gọi giao hàng, ko hiểu bên tiki giao hàng kiểu gì nữa.</text:p>
          </table:table-cell>
          <table:table-cell/>
        </table:table-row>
        <table:table-row table:style-name="ro1">
          <table:table-cell office:value-type="string" calcext:value-type="string">
            <text:p>mình ko thể cài đặt được cứ đến mục 4 mở rộng wi fi thì ko thấy hiển thị mạng wi fi nào cả</text:p>
          </table:table-cell>
          <table:table-cell/>
        </table:table-row>
        <table:table-row table:style-name="ro4">
          <table:table-cell office:value-type="string" calcext:value-type="string">
            <text:p>mình ko thể chấp nhận hàng điện tử mà đã bị cắt ra và dán băng keo lại, sao có thể đảm bảo đó có thật là hàng chính hãng hay đã bị đánh tráo. lần này thật sự thất vọng về cách làm việc của tiki.</text:p>
          </table:table-cell>
          <table:table-cell/>
        </table:table-row>
        <table:table-row table:style-name="ro1">
          <table:table-cell office:value-type="string" calcext:value-type="string">
            <text:p>mình ko thể kết nối được wifi liền kề vì ko có router</text:p>
          </table:table-cell>
          <table:table-cell/>
        </table:table-row>
        <table:table-row table:style-name="ro1">
          <table:table-cell office:value-type="string" calcext:value-type="string">
            <text:p>mình ko thể kết nối với wifi chủ đc. shop có thể hướng dẫn đc ko.</text:p>
          </table:table-cell>
          <table:table-cell/>
        </table:table-row>
        <table:table-row table:style-name="ro3">
          <table:table-cell office:value-type="string" calcext:value-type="string">
            <text:p>mình là 1 khách hàng lâu năm của tiki, đã bao lâu bảo vệ tiki trước bạn bè nhưng lần này vô cùng thất vọng. chọn tikinow thì bị chuyển thành tiki tiêu chuẩn, hứa hỗ trợ giao hàng sớm, hứa hẹn đủ thứ nhưng sau cùng khi không giải quyết được thì để 1 bạn tư vấn nói chuyện với khách cực kỳ xấc láo: "chị thông cảm em không biết ngày giờ nào chị sẽ nhận được hàng nên chị cứ việc chờ thôi ạ, đơn hàng của chị thanh toán bằng thẻ tín dụng đã trừ tiền nên không thể hủy ạ" ôi tiki ...</text:p>
          </table:table-cell>
          <table:table-cell/>
        </table:table-row>
        <table:table-row table:style-name="ro1">
          <table:table-cell office:value-type="string" calcext:value-type="string">
            <text:p>mình là dân it, mới nhận được usb này chiều nay, cắm cổng usb 3.0 test thì tốc độ ghi chỉ được 11mb, tốc độ đọc 103mb, cảm thấy ko ưng lắm</text:p>
          </table:table-cell>
          <table:table-cell/>
        </table:table-row>
        <table:table-row table:style-name="ro9">
          <table:table-cell office:value-type="string" calcext:value-type="string">
            <text:p>mình là người làm kỹ thuật cũng có liên quan đến mạng, nên bài review sẽ có các số cụ thể để đánh giá. <text:s/>có 2 thông số cần chú ý: <text:s text:c="2"/>link quality, hiểu nôm na là chất lượng đường truyền và càng cao càng tốt. <text:s text:c="2"/>signal level (đơn vị dbm), tức là chất lượng sóng và càng cao càng tốt. <text:s/>sản phẩm nhìn chỉ được cái hổ báo, chất lượng thì kém tệ hại, cụ thể: <text:s text:c="2"/>link quality = 20/70 <text:s/>signal level = <text:s/>93 dbm <text:s text:c="2"/>speedtest: ping: 5ms, download 6.92mbs, upload 0.59mbs (xem hình đính kèm) <text:s/>trước đó mình dùng tl wn722n, giá rẻ hơn <text:s/>100k, mặc dù 1 antena thôi nhưng: <text:s text:c="2"/>link quality = 42/70 <text:s/>signal level = <text:s/>70 dbm <text:s text:c="2"/>speedtest: ping: 3ms, download 34.57mbs, upload 35.64mbs (xem hình đính kèm) <text:s/>kết luận: không nên mua tl wn822n, mà hãy mua tl wn722n. mình thấy tl wn722n tốt hơn rất nhiều, cái của mình đã dùng gần 5 năm, rơi rớt các kiểu vẫn còn dùng được.</text:p>
          </table:table-cell>
          <table:table-cell/>
        </table:table-row>
        <table:table-row table:style-name="ro3">
          <table:table-cell office:value-type="string" calcext:value-type="string">
            <text:p>mình là tín đồ của tiki, và đã mua rất nhiều ở tiki. nhưng lần này qá thất vọng về cách bảo quản sp. trong khi mình mua đồng hồ là 1 món hàng dễ vỡ nhưng k có đóng gói cẩn thận và khuyên vận chuyển nhẹ nhàng gì hết. khi nhan hàng mình khá lo ngại cho chất lượng của sp liệu có bị hư hỏng j k. nhận hàng hộp đóng gói bị móp méo z đó. thiệt hết mún lấy lun.</text:p>
          </table:table-cell>
          <table:table-cell/>
        </table:table-row>
        <table:table-row table:style-name="ro1">
          <table:table-cell office:value-type="string" calcext:value-type="string">
            <text:p>mình lắp ram vào k chạy được.</text:p>
          </table:table-cell>
          <table:table-cell/>
        </table:table-row>
        <table:table-row table:style-name="ro1">
          <table:table-cell office:value-type="string" calcext:value-type="string">
            <text:p>mình lắp vào pc nhưng k nhận ổ. ai chỉ mình với,bảo hành thì như nào vậy.</text:p>
          </table:table-cell>
          <table:table-cell/>
        </table:table-row>
        <table:table-row table:style-name="ro4">
          <table:table-cell office:value-type="string" calcext:value-type="string">
            <text:p>mình lấy hàng hôm thứ 2, hôm nay mang ra quán cài thì báo lỗi như màn hình bên dưới. mình muốn đổi lại hàng và lấy lại tiền, tiki xử lý gấp giúp mình. ngồi đợi cả tiếng, mât tiền công cài đặt xong ổ cứng báo lỗi bực hết cả mình, đây là lần cuối cùng mua đồ điện tử trên tiki</text:p>
          </table:table-cell>
          <table:table-cell/>
        </table:table-row>
        <table:table-row table:style-name="ro1">
          <table:table-cell office:value-type="string" calcext:value-type="string">
            <text:p>mình liên hệ bên tiki để hỏi về lỗi sản phẩm cách đây hơn 20 ngày nhưng vẫn chưa nhận được phản hồi của tiki, thất vọng</text:p>
          </table:table-cell>
          <table:table-cell/>
        </table:table-row>
        <table:table-row table:style-name="ro4">
          <table:table-cell office:value-type="string" calcext:value-type="string">
            <text:p>mình liên hệ cho tiki, tiki liên hệ đơn vị cung cấp nhưng ko nhận đc phản hồi sẽ cung cấp hóa đơn. đã liên hệ lần cuối, nếu ko đc thì đành chịu... warning cho các bạn cần hóa đơn thì tuyệt đối ko nên mua từ đơn vị cung cấp công nghệ việt này!</text:p>
          </table:table-cell>
          <table:table-cell/>
        </table:table-row>
        <table:table-row table:style-name="ro1">
          <table:table-cell office:value-type="string" calcext:value-type="string">
            <text:p>mình luôn tin tưởng khi mua hàng tại tiki nhưng bây giờ chắc phải suy nghĩ lại. <text:s text:c="3"/>chuột cũ. đế chuột xước hết. <text:s text:c="3"/>serial trên hộp và chuột không trùng khớp.</text:p>
          </table:table-cell>
          <table:table-cell/>
        </table:table-row>
        <table:table-row table:style-name="ro1" table:visibility="filter">
          <table:table-cell office:value-type="string" calcext:value-type="string">
            <text:p>mình luôn tin tưởng khi mua hàng tại tiki nhưng bây giờ chắc phải suy nghĩ lại. <text:s text:c="3"/>chuột cũ. đế chuột xước hết. <text:s text:c="3"/>serial trên hộp và chuột không trùng khớp.</text:p>
          </table:table-cell>
          <table:table-cell/>
        </table:table-row>
        <table:table-row table:style-name="ro3">
          <table:table-cell office:value-type="string" calcext:value-type="string">
            <text:p>minh mới <text:s/>nhận <text:s/>dk cái <text:s/>tai nghe mình <text:s/>dặt <text:s/>tren tivi chiếc <text:s/>i7s minh mới <text:s/>nhận <text:s/>dk hom mùng <text:s/>1/9 ma về <text:s/>có <text:s/>những nhu sau. mình <text:s/>nhận <text:s/>về <text:s/>nghe dk đúng <text:s/>10p xong mình <text:s/>sac <text:s text:c="2"/>nhưng <text:s/>sạc <text:s/>xong mình <text:s/>nghe <text:s/>chi <text:s/>dk 10p nó <text:s/>lai ko nghe <text:s/>dk có <text:s/>tiếng <text:s/>hauww. xong khong nghe thấy <text:s/>gi. xong là <text:s/>ko nghe <text:s/>dk luon ma mình <text:s/>chỉ <text:s/>để <text:s/>dt mà <text:s/>di ra cửa <text:s/>cách <text:s/>tầm <text:s/>3m la ko nghe dk h chỉ <text:s/>nghe dk co <text:s/>1tai ma chỉ <text:s/>dk 10p nó <text:s/>lai ko nghe dk xong cho vào <text:s/>sạc <text:s/>thì <text:s/>chỉ <text:s/>nghe dk 10p lai nhu vay còn <text:s/>chiếc kia ko nghe dk</text:p>
          </table:table-cell>
          <table:table-cell/>
        </table:table-row>
        <table:table-row table:style-name="ro4">
          <table:table-cell office:value-type="string" calcext:value-type="string">
            <text:p>mình mới đặt hàng lúc tối qua sáng đã giao, quá nhanh và nhanh chóng đập họp ra là xem thì chất lượng sản phẩm quá kém. trên các tai nghe còn dính keo, còn có vết hở việt tháo ra rồi. mình đã tin tưởng tiki nên mình chọn mua tại tiki trainding luôn mà vẫn bị.</text:p>
          </table:table-cell>
          <table:table-cell/>
        </table:table-row>
        <table:table-row table:style-name="ro2">
          <table:table-cell office:value-type="string" calcext:value-type="string">
            <text:p>mình mới đặt hàng tiki sáng hôm 8/4/2020 thì sáng 9/4/2020 <text:s/>tiki giao hàng rất nhanh vừa nhận hàng thì hàng nguyên seal <text:s/>mình mới nhận và test chưa dc 1 ngày máy đã bị lỗi mình có chơi mấy game nhẹ khoảng 15 20p mình tắt màn hình thì hồi bật màn hình lên ko dc <text:s/>phải bấm lại nút nguồn thì máy khởi động lại và cứ chơi game nhẹ tầm 15 20p là máy bị lại như vậy ( mình test 3 lần đều vậy nên mới lên đánh giá) lần thứ 4 mình mở màn hình ko dc để đó thì máy hiện lên như hình xong mình ko bấm nút nào hết thì máy khởi động lại <text:s/>mình vừa xài chưa dc 12h đã vậy mong tiki đổi trả hàng giúp mình</text:p>
          </table:table-cell>
          <table:table-cell/>
        </table:table-row>
        <table:table-row table:style-name="ro1">
          <table:table-cell office:value-type="string" calcext:value-type="string">
            <text:p>mình mới đặt mua nhưng đt dùng rất chậm còn hay bị đơ nữa mặc dù k cài app gì nhiều về máy mình muốn bảo hành có thể bảo hành ở đâu được cậy</text:p>
          </table:table-cell>
          <table:table-cell/>
        </table:table-row>
        <table:table-row table:style-name="ro1">
          <table:table-cell office:value-type="string" calcext:value-type="string">
            <text:p>mình mới dùng 2 tháng đã liệt mất mấy phím, giờ bảo hành như thế nào đây shop.</text:p>
          </table:table-cell>
          <table:table-cell/>
        </table:table-row>
        <table:table-row table:style-name="ro1">
          <table:table-cell office:value-type="string" calcext:value-type="string">
            <text:p>mình mới dùng chưa đầy 2 tuần đã hỏng rồi. thực sự rất chán, cho hỏi có được bảo hành không ạ?</text:p>
          </table:table-cell>
          <table:table-cell/>
        </table:table-row>
        <table:table-row table:style-name="ro1">
          <table:table-cell office:value-type="string" calcext:value-type="string">
            <text:p>mình mới dùng được 1 ngày, tuy nhiên tại nghe bên trái ko kết nối được. mong tiki đổi sản phẩm lỗi này.</text:p>
          </table:table-cell>
          <table:table-cell/>
        </table:table-row>
        <table:table-row table:style-name="ro1">
          <table:table-cell office:value-type="string" calcext:value-type="string">
            <text:p>mình mới dùng được hơn 1 tháng thì hư , thất vọng về chất lượng</text:p>
          </table:table-cell>
          <table:table-cell/>
        </table:table-row>
        <table:table-row table:style-name="ro4">
          <table:table-cell office:value-type="string" calcext:value-type="string">
            <text:p>mình mới lấy hàng hôm nay, tối về háo hức khui tai nghe ra dùng thì chỉ kết nối được một tai, tai còn lại không thể sử dụng. mà sau khi mình ngắt rồi bật bluetooth lại thì lại bị kết nối lỗi. mình đề nghị tiki xem xét đổi trả giúp mình sản phẩm này.</text:p>
          </table:table-cell>
          <table:table-cell/>
        </table:table-row>
        <table:table-row table:style-name="ro1">
          <table:table-cell office:value-type="string" calcext:value-type="string">
            <text:p>mình mới lấy hôm qua,bước đi nhưng miband ko đếm bước,lúc có lúc ko rất chập chờn,nâng cấp từ mb3 lên mà thật sự thất vọng,đã liên lạc tiki và chờ phản hồi</text:p>
          </table:table-cell>
          <table:table-cell/>
        </table:table-row>
        <table:table-row table:style-name="ro3">
          <table:table-cell office:value-type="string" calcext:value-type="string">
            <text:p>mình mới lấy sản phẩn sáng nay. tối về cắm vô laptop kết nối vs màn hình. cắm dc 5 phút. màn hình đột ngột tắt. mình ngửi thấy mùi khét. cầm vào cục chuyển đổi <text:s/>nóng ran. mình vội rút ra không thì chắc cháy luôn con laptop. lần này mình thấy mọi người đánh giá tốt, giá lại rẻ nên mua. ai ngờ. xui dính phải hàng đểu. đúng là hàng k bảo hành k nhãn mác. hối hận khi mua hàng ở tiki. mình cho 1* sản phẩm</text:p>
          </table:table-cell>
          <table:table-cell/>
        </table:table-row>
        <table:table-row table:style-name="ro1">
          <table:table-cell office:value-type="string" calcext:value-type="string">
            <text:p>mình mới lấy về đã bị lỗi cam, đã phản ánh theo chỉ dẫn mà chưa thấy phản hồi</text:p>
          </table:table-cell>
          <table:table-cell/>
        </table:table-row>
        <table:table-row table:style-name="ro1">
          <table:table-cell office:value-type="string" calcext:value-type="string">
            <text:p>mình mới mua 2 cái usb , một cái bị lỗi chỉ nhận có 100mb có đổi được ko</text:p>
          </table:table-cell>
          <table:table-cell/>
        </table:table-row>
        <table:table-row table:style-name="ro1">
          <table:table-cell office:value-type="string" calcext:value-type="string">
            <text:p>mình mới mua bộ combo này nhưng bàn phím không xài được. chuột xài ok. phiền shop cho mình đổi lại.</text:p>
          </table:table-cell>
          <table:table-cell/>
        </table:table-row>
        <table:table-row table:style-name="ro1">
          <table:table-cell office:value-type="string" calcext:value-type="string">
            <text:p>mính mới mua bộ này nhưng pin không sử dụng được. sạc tối đa chỉ được 84% rút nguồn sạc ra chỉ khoảng 2 tiếng là xuống còn 1%. tiki vui lòng đổi giúp sản phẩm khác.</text:p>
          </table:table-cell>
          <table:table-cell/>
        </table:table-row>
        <table:table-row table:style-name="ro4">
          <table:table-cell office:value-type="string" calcext:value-type="string">
            <text:p>mình mới mua cắm thử ra amply thấy chỉ có tiếng bụp bụp trong khi cùng dây quang gốc nối ra loa có cổng quang vẫn lên tiếng. tiki cho mình hỏi muốn đổi lại sp khác thì ntn vậy ?</text:p>
          </table:table-cell>
          <table:table-cell/>
        </table:table-row>
        <table:table-row table:style-name="ro1">
          <table:table-cell office:value-type="string" calcext:value-type="string">
            <text:p>mình mới mua chuột cách đây vài hôm, nhưng hôm nay mở ra kiểm tra thì phát hiện không có đầu usb, đổi hàng lại như thế nào đây tiki?</text:p>
          </table:table-cell>
          <table:table-cell/>
        </table:table-row>
        <table:table-row table:style-name="ro1" table:visibility="filter">
          <table:table-cell office:value-type="string" calcext:value-type="string">
            <text:p>mình mới mua chuột cách đây vài hôm, nhưng hôm nay mở ra kiểm tra thì phát hiện không có đầu usb, đổi hàng lại như thế nào đây tiki?</text:p>
          </table:table-cell>
          <table:table-cell/>
        </table:table-row>
        <table:table-row table:style-name="ro1">
          <table:table-cell office:value-type="string" calcext:value-type="string">
            <text:p>mình mới mua con chuột này giờ nút lăn chuột như bị điên điên. lăn kéo xuống mà lâu lâu lại bị giật lên trên. rõ nản. mới mua dc 2 tuần. cái này chắc hàng fake hay gì rồi.</text:p>
          </table:table-cell>
          <table:table-cell/>
        </table:table-row>
        <table:table-row table:style-name="ro4">
          <table:table-cell office:value-type="string" calcext:value-type="string">
            <text:p>mình mới mua con chuột này ngày 08/07/2020 nhưng về mở ra không khởi động được. thoạt đầu tưởng do pin, mình mua pin mới lắp vô nhưng không nhận được tín hiệu. yêu cầu tiki liên hệ đổi trả</text:p>
          </table:table-cell>
          <table:table-cell/>
        </table:table-row>
        <table:table-row table:style-name="ro1">
          <table:table-cell office:value-type="string" calcext:value-type="string">
            <text:p>mình mới mua đc 2 tuần, bây jo chuột bị double liên tục k thể dùng đc</text:p>
          </table:table-cell>
          <table:table-cell/>
        </table:table-row>
        <table:table-row table:style-name="ro4">
          <table:table-cell office:value-type="string" calcext:value-type="string">
            <text:p>mình mới mua được hơn 1 tuần. mọi thứ đang rất hài lòng cho đến khi đùng 1 cái sập nguồn (dù mới sạc cách đó 30p). sạc giờ cũng k lên. k sáng cả đèn báo vào điện. tiki có chính sách bảo hành k ạ?</text:p>
          </table:table-cell>
          <table:table-cell/>
        </table:table-row>
        <table:table-row table:style-name="ro2">
          <table:table-cell office:value-type="string" calcext:value-type="string">
            <text:p>mình mới mua được một thời gian nhưng mà những trải nghiệm nhận được là quá tệ</text:p>
            <text:p> tốc độ đọc ghi rất chậm thua cả usb 2.0 </text:p>
            <text:p> máy mình có cổng usb 3.0, đã cài driver và sử dụng rất nhanh với các usb 3.0 khác nhưng mà cái này thì quá lỏm, rất rất chậm, mình không hiểu nó bị gì hay loại này nó thế</text:p>
            <text:p> thật tình khuyên các bạn nên chọn hãng khác nếu không muốn bị như mìnnh</text:p>
          </table:table-cell>
          <table:table-cell/>
        </table:table-row>
        <table:table-row table:style-name="ro1">
          <table:table-cell office:value-type="string" calcext:value-type="string">
            <text:p>mình mới mua hàng hqua mở hộp ra thì 1 bên tai bị hở thế này, yêu cầu bên bán hàng đổi lại cho mình!!</text:p>
          </table:table-cell>
          <table:table-cell/>
        </table:table-row>
        <table:table-row table:style-name="ro4">
          <table:table-cell office:value-type="string" calcext:value-type="string">
            <text:p>mình mới mua hồi tháng 5, vẫn còn bảo hành, mà h chuột không chạy được nữa. mình tưởng thay pin là dùng được nên đã thay. dù vậy, vẫn lúc dc lúc không, mình muốn đổi trả hoặc bảo hành thì phải làm sao ah?</text:p>
          </table:table-cell>
          <table:table-cell/>
        </table:table-row>
        <table:table-row table:style-name="ro1">
          <table:table-cell office:value-type="string" calcext:value-type="string">
            <text:p>mình mới mua hôm 9/3 mà bị lỗi bàn phím không sử dụng được <text:s/>. buồn quá không biết đổi trả thế nào đây</text:p>
          </table:table-cell>
          <table:table-cell/>
        </table:table-row>
        <table:table-row table:style-name="ro4">
          <table:table-cell office:value-type="string" calcext:value-type="string">
            <text:p>mình mới mua loa này ngày 23/8 , nghe chỉ đc 1 tí buổi trưa và ra ngoài đi công việc đến tối muộn về nghe nhạc đc 1 tí , xong loa tự hỏng , không phát âm thanh nữa nhưng vẫn hiện các kết nối ! mình gọi điện lên tiki yêu cầu bảo hành và đổi mới nhưng phải đợi 2 3 ngày mới có kỹ thuật gọi hỗ trợ ! giờ ôm cục sắt này vừa bực vừa khó chịu</text:p>
          </table:table-cell>
          <table:table-cell/>
        </table:table-row>
        <table:table-row table:style-name="ro1">
          <table:table-cell office:value-type="string" calcext:value-type="string">
            <text:p>mình mới mua mà không ket nối duoc với iphone mong tiki giải quyết giúp</text:p>
          </table:table-cell>
          <table:table-cell/>
        </table:table-row>
        <table:table-row table:style-name="ro1">
          <table:table-cell office:value-type="string" calcext:value-type="string">
            <text:p>mình mới mua mà một bên tai nghe ko được mong tiki liên hệ đổi lại</text:p>
          </table:table-cell>
          <table:table-cell/>
        </table:table-row>
        <table:table-row table:style-name="ro1">
          <table:table-cell office:value-type="string" calcext:value-type="string">
            <text:p>mình mới mua máy về. nhưng mình không biết sử dụng. đọc sách cũng không hiện thị số trang. mong tiki cho mình xin số điện thoại để được hướng dẫn sử dụng. cảm ơn</text:p>
          </table:table-cell>
          <table:table-cell/>
        </table:table-row>
        <table:table-row table:style-name="ro4">
          <table:table-cell office:value-type="string" calcext:value-type="string">
            <text:p>mình mới mua miband 4 ngày hôm qua, cứ vào mifit là báo phải cập nhật. mình thử cả ngày nhưng cứ bị lỗi, cập nhật được khoảng 65 70% là rớt. shop xem và hướng dẫn giúp mình. thanks.</text:p>
          </table:table-cell>
          <table:table-cell/>
        </table:table-row>
        <table:table-row table:style-name="ro4">
          <table:table-cell office:value-type="string" calcext:value-type="string">
            <text:p>mình mới mua ổ cứng được vài ngày. chép dữ liệu được một lần, sau đó cắm vào 5 máy tính rồi ổ cứng vẫn không chớp đèn. bao nhiêu dữ liệu nằm trong ổ cứng luôn, buồn thật sự.</text:p>
          </table:table-cell>
          <table:table-cell/>
        </table:table-row>
        <table:table-row table:style-name="ro1">
          <table:table-cell office:value-type="string" calcext:value-type="string">
            <text:p>mình mới mua ổ ssd này, không hiểu sao tốc độ rất chậm. thao các ứng dụng bị giật, không giống như đang lắp ổ ssd. phiền shop hỗ trợ mình.</text:p>
          </table:table-cell>
          <table:table-cell/>
        </table:table-row>
        <table:table-row table:style-name="ro4">
          <table:table-cell office:value-type="string" calcext:value-type="string">
            <text:p>mình mới mua sản phẩm hôm 22/07/2020, của tiki trading luôn, mang đi bơi được 2 lần vậy mà hôm nay bật nó không lên nữa. hàng apple chính hãng mà quá dễ hỏng khi dùng chưa tới 1 tháng. giờ đang chờ tiki thu hồi và đem đi kiểm tra để bảo hành, thật sự thất vọng về sản phẩm. hy vọng tiki có thể hỗ trợ nhanh chóng.</text:p>
          </table:table-cell>
          <table:table-cell/>
        </table:table-row>
        <table:table-row table:style-name="ro1">
          <table:table-cell office:value-type="string" calcext:value-type="string">
            <text:p>mình mới mua sản phẩm về, sau khi hết pin thì sạc không lên nguồn. mong tiki hỗ trợ, xin cảm ơn.</text:p>
          </table:table-cell>
          <table:table-cell/>
        </table:table-row>
        <table:table-row table:style-name="ro1">
          <table:table-cell office:value-type="string" calcext:value-type="string">
            <text:p>mình mới mua sử dụng được khoảng 10 ngày thì bị lỗi. cắm vào máy tính hay điện thoại thì chỉ nghe được nhạc không nghe được lời, bị rè nữa</text:p>
          </table:table-cell>
          <table:table-cell/>
        </table:table-row>
        <table:table-row table:style-name="ro1">
          <table:table-cell office:value-type="string" calcext:value-type="string">
            <text:p>mình mới mua tai nghe này đc 2 ngày nhưng khi nghe thì chỉ nghe đc 1 bên còn 1 bên kg nghe đc. âm thanh thì nhỏ và chán vô cùng. liên tục kg thể kết nối đc.</text:p>
          </table:table-cell>
          <table:table-cell/>
        </table:table-row>
        <table:table-row table:style-name="ro3">
          <table:table-cell office:value-type="string" calcext:value-type="string">
            <text:p>mình mới mua từ 25/6 đến nay mới 8/7 tai đã hỏng mất một bên. mà mình cực giữ gìn. hộp vẫn để nguyên, khi nào k nghe cho vào túi luôn cho vào hộp trc để tránh rối dây,hỏng tai. vậy mà vẫn lỗi. lúc cho âm lượng lớn nhất một lúc lại rè rất lớn, đến mức giật mình đau tai luôn. mình đang k biết bảo hành thế nào vì không ở hn, dùng được 4 5 tháng mà hỏng thì cũng chả thèm phản ánh luôn, cơ mà được có mấy hôm. bức xúc thật đấy</text:p>
          </table:table-cell>
          <table:table-cell/>
        </table:table-row>
        <table:table-row table:style-name="ro1">
          <table:table-cell office:value-type="string" calcext:value-type="string">
            <text:p>mình mới mua từ ngày 12/07, sài được vài ngày thì bỗng dưng màn hình bị sọc răng cưa, đề nghị tiki đổi sản phẩm khác hoặc trả lại tiền.</text:p>
          </table:table-cell>
          <table:table-cell/>
        </table:table-row>
        <table:table-row table:style-name="ro4">
          <table:table-cell office:value-type="string" calcext:value-type="string">
            <text:p>mình mới mua và bị điểm chết như hình trên, liên hệ tiki để đổi sản phẩm khác thì tiki từ chối đổi vì chỉ có 1 điểm chết( theo quy định 3 điểm chết mới đổi) mình là khách hàng thường xuyên của tiki mà tiki làm ăn như này thì thôi say good bye nhé</text:p>
          </table:table-cell>
          <table:table-cell/>
        </table:table-row>
        <table:table-row table:style-name="ro1">
          <table:table-cell office:value-type="string" calcext:value-type="string">
            <text:p>mình mới mua và bị nháy sọc liên tục, đã kiểm tra không phải do vga</text:p>
          </table:table-cell>
          <table:table-cell/>
        </table:table-row>
        <table:table-row table:style-name="ro1">
          <table:table-cell office:value-type="string" calcext:value-type="string">
            <text:p>mình mới mua về dùng dc 2 ngày ( đặt hàng 6/8 nhận dc hàng 8/8 dùng đến ngày 10/8 thì bị sọc chia đôi màn hình. <text:s/>tilki <text:s/>cho ý kiến về sản phẩm cung cấp ạ ???</text:p>
          </table:table-cell>
          <table:table-cell/>
        </table:table-row>
        <table:table-row table:style-name="ro1">
          <table:table-cell office:value-type="string" calcext:value-type="string">
            <text:p>mình mới mua về mà không hiểu sao vô gps hoài không được, chờ rất lâu vẫn không vô được. dù đã update hết phần mềm.</text:p>
          </table:table-cell>
          <table:table-cell/>
        </table:table-row>
        <table:table-row table:style-name="ro1">
          <table:table-cell office:value-type="string" calcext:value-type="string">
            <text:p>mình mới mua về sử dụng đã hỏng nghe được một bên tai</text:p>
          </table:table-cell>
          <table:table-cell/>
        </table:table-row>
        <table:table-row table:style-name="ro1">
          <table:table-cell office:value-type="string" calcext:value-type="string">
            <text:p>mình mới mua về và không xài dc nhé. cay vãi mong xem lại giúp mình nhé</text:p>
          </table:table-cell>
          <table:table-cell/>
        </table:table-row>
        <table:table-row table:style-name="ro4">
          <table:table-cell office:value-type="string" calcext:value-type="string">
            <text:p>mình mới mua về và mở hộp thì thấy sp bị trầy xước, khi mở hộp thì kết nối hiện baby’s airpod như trên hình, chứng tỏ là đã qua sử dụng! mình thật sự thất vọng về tiki trading, đã mua mắc hơn ở ngoài mà vẫn bị như z</text:p>
          </table:table-cell>
          <table:table-cell/>
        </table:table-row>
        <table:table-row table:style-name="ro3">
          <table:table-cell office:value-type="string" calcext:value-type="string">
            <text:p>mình mới mua về, kết nối bình thường thì sử dụng được nút chuột trái phải, và con lăn, <text:s/>2 nút bên hông không sử dụng được, 2 nút qua lại chỗ con lăn k sử dụng được. <text:s/>sau khi cài app xong, chuột phải, trái sử dụng được, nút qua lại thì chỉ xài được 1 2 cái như thoat ra desktop, zoom, con lăn lên xuống không sủ dụng được. <text:s text:c="2"/>không biết mọi dùng dùng mac có bị trường hợp ntn không</text:p>
          </table:table-cell>
          <table:table-cell/>
        </table:table-row>
        <table:table-row table:style-name="ro3" table:visibility="filter">
          <table:table-cell office:value-type="string" calcext:value-type="string">
            <text:p>mình mới mua về, kết nối bình thường thì sử dụng được nút chuột trái phải, và con lăn, <text:s/>2 nút bên hông không sử dụng được, 2 nút qua lại chỗ con lăn k sử dụng được. <text:s/>sau khi cài app xong, chuột phải, trái sử dụng được, nút qua lại thì chỉ xài được 1 2 cái như thoat ra desktop, zoom, con lăn lên xuống không sủ dụng được. <text:s text:c="2"/>không biết mọi dùng dùng mac có bị trường hợp ntn không</text:p>
          </table:table-cell>
          <table:table-cell/>
        </table:table-row>
        <table:table-row table:style-name="ro1">
          <table:table-cell office:value-type="string" calcext:value-type="string">
            <text:p>mình mới mua về, kết nối vào thì mỗi tai bên trái nghe được. mong tiki xử lý giúp mình.</text:p>
          </table:table-cell>
          <table:table-cell/>
        </table:table-row>
        <table:table-row table:style-name="ro1">
          <table:table-cell office:value-type="string" calcext:value-type="string">
            <text:p>mình mới nhận được bộ bàn phím chuột hôm nay, nhưng khi mở ra thì ko thấy cái usb nhỏ gắn vào máy tính để kết nối với bộ này, vầy sao xài <text:s/>.</text:p>
          </table:table-cell>
          <table:table-cell/>
        </table:table-row>
        <table:table-row table:style-name="ro1">
          <table:table-cell office:value-type="string" calcext:value-type="string">
            <text:p>minh mới nhận được hàng, mình ko thích mau nay mình co thể đoi mau khác va bu thêm tiền duoc ki shops</text:p>
          </table:table-cell>
          <table:table-cell/>
        </table:table-row>
        <table:table-row table:style-name="ro4">
          <table:table-cell office:value-type="string" calcext:value-type="string">
            <text:p>mình mới nhận hàg từ tiki sáng nay. mình thử thì chỉ bật đc 1 bên tai nghe còn 1 bên ko sáng đèn, và không sử dụng đc. chỉ có bên đỏ đèn là có thể kết nối bluetooth và nghe. mình có thể đổi trả đc ko ạ? rất mong phản hồi từ nhà cung cấp. thanks !</text:p>
          </table:table-cell>
          <table:table-cell/>
        </table:table-row>
        <table:table-row table:style-name="ro1">
          <table:table-cell office:value-type="string" calcext:value-type="string">
            <text:p>mình mới nhận hàng hôm nay vừa mới mở ra kiêm tra gắn vào sạc ko lên nguồn. giờ bảo hành hay đổi hang ntn vậy tiki?</text:p>
          </table:table-cell>
          <table:table-cell/>
        </table:table-row>
        <table:table-row table:style-name="ro4">
          <table:table-cell office:value-type="string" calcext:value-type="string">
            <text:p>mình mới nhận hàng hôm qua nhưng chắc đưa mình cục bị lỗi rồi vì cài đặt xong đèn phát chỉ có 2 đèn ,chứ ko phải 4 đèn ( thiếu 2 đèn của băng tần),với vừa cắm mà đã nóng hừng hực thế này thì mình nghỉ sẽ dễ phát nổ,đề nghị tiki thu hồi lại kiểm tra</text:p>
          </table:table-cell>
          <table:table-cell/>
        </table:table-row>
        <table:table-row table:style-name="ro4">
          <table:table-cell office:value-type="string" calcext:value-type="string">
            <text:p>mình mới nhận hàng hôm t7 ngày 12/9/2020, đến hôm nay 14/9/2020 thì khi mình cắm tai nghe vào laptop khi bật âm lượng &gt; 0 thì tai nghe đột nhiên bị rè rè rè không rõ nguyên nhân. tiki bán sản phẩm kì v? mong tiki phản hồi sớm nhất cmt của mình :</text:p>
          </table:table-cell>
          <table:table-cell/>
        </table:table-row>
        <table:table-row table:style-name="ro1">
          <table:table-cell office:value-type="string" calcext:value-type="string">
            <text:p>mình mới nhận hàng lúc sáng giờ làm về cắm nguồn không lên làm sao để đổi trả hay bảo hành ạ</text:p>
          </table:table-cell>
          <table:table-cell/>
        </table:table-row>
        <table:table-row table:style-name="ro4">
          <table:table-cell office:value-type="string" calcext:value-type="string">
            <text:p>mình mới nhận hàng ngày hôm qua. tuy nhiên các chức năng như bookmark, note và highlight ko sử dụng được. mình đã email amazone và báo lỗi do kỹ thuật sau khi đuoc hướng dẫn vào chi tiết để khắc phục. mình muốn đổi lại máy</text:p>
          </table:table-cell>
          <table:table-cell/>
        </table:table-row>
        <table:table-row table:style-name="ro9">
          <table:table-cell office:value-type="string" calcext:value-type="string">
            <text:p>mình mới nhận hàng vào chiều nay sau khi đợi 10 ngày, mở hộp có 1 bảng vẽ, dây cap nối bảng với máy, đế bút có 8 ngòi thay thế, 1 bút, kèm theo các cổng chuyển đổi usb sang typec. mình có tải driver trực tiếp từ trang chủ gaomon, sau khi cài dùng rất ổn, mình vẽ vời một lúc thì tắt máy. đến tối khi mình ngồi lôi bảng vẽ ra làm việc, mình nhận thấy rằng ngòi bút rung rất mạnh, không thể nào kiểm soát được nét vẽ, mình làm việc trong cửa sổ photoshop, cứ mỗi lần lia bút là thanh menu loạn cả lên, mình phải dùng chuột để thoát ra desktop, và kết quả màn hình desktop đang được sắp xếp theo mục, lại bị chiếc bút làm loạn hết cả, icon nhảy tứ tung. <text:s/>mình không hiểu chuyện gì đang xảy ra nữa? có ai bị như mình và có cách khắc phục không ạ? chứ mới mua về đã không thể dùng được</text:p>
          </table:table-cell>
          <table:table-cell/>
        </table:table-row>
        <table:table-row table:style-name="ro4">
          <table:table-cell office:value-type="string" calcext:value-type="string">
            <text:p>mình mới nhận hàng xong thì hộp ko còn tem mác ko có bọc gì cả. đã vậy tai nghe còn lăng lóc ra ngoài. hư hẵng một bên tai nghe ko hoạt động được. hộp thì bẩn thiểu. có khi đep vô nổ không chừng. kết nối đt toàn thất bại</text:p>
          </table:table-cell>
          <table:table-cell/>
        </table:table-row>
        <table:table-row table:style-name="ro1">
          <table:table-cell office:value-type="string" calcext:value-type="string">
            <text:p>mình mới nhận hàng, 1 bên tai không nghe được. đã thử kết nối lại các kiểu mà ko được. liên hệ tiki thì không thấy phản hồi. mình cần tiki giải quyết cho mình th này!</text:p>
          </table:table-cell>
          <table:table-cell/>
        </table:table-row>
        <table:table-row table:style-name="ro4">
          <table:table-cell office:value-type="string" calcext:value-type="string">
            <text:p>mình mới nhận loa rồi nghe được khoảng 15 phút còn rõ tiếng rồi sau nghe không rõ tiếng nữa mình tưởng hết pin cắm điện vào sạc nhưng <text:s/>cũng không nghe rõ tiếng. mông tiki đổi lại cho mình</text:p>
          </table:table-cell>
          <table:table-cell/>
        </table:table-row>
        <table:table-row table:style-name="ro1">
          <table:table-cell office:value-type="string" calcext:value-type="string">
            <text:p>minh mới nhận mà k dùng được. shop lhe lại giúp mình muốn đổi hàng nhé</text:p>
          </table:table-cell>
          <table:table-cell/>
        </table:table-row>
        <table:table-row table:style-name="ro1">
          <table:table-cell office:value-type="string" calcext:value-type="string">
            <text:p>minh moi nhan máy 29/11 hom nay2/12 bi hu 1 loa roi tiki</text:p>
          </table:table-cell>
          <table:table-cell/>
        </table:table-row>
        <table:table-row table:style-name="ro1">
          <table:table-cell office:value-type="string" calcext:value-type="string">
            <text:p>mình mới nhận sản phẩm hôm nay, kết nối gps không được, đồng hồ kết nối tới điện thoại bị mất kết nối liên tục,giờ liên hệ trả sản phẩm như thế nào ạ</text:p>
          </table:table-cell>
          <table:table-cell/>
        </table:table-row>
        <table:table-row table:style-name="ro4">
          <table:table-cell office:value-type="string" calcext:value-type="string">
            <text:p>mình mới nhận sim hôm nay. gói cước mdt 250a, còn 4gb dung lượng. tuy nhiên, sau khi kiểm tra thì hạn sử dụng chỉ còn đến 24/7/2019 (chỉ còn 20 ngày sử dụng). <text:s/>mong shop và tiki kiểm tra lại sản phẩm.</text:p>
          </table:table-cell>
          <table:table-cell/>
        </table:table-row>
        <table:table-row table:style-name="ro1">
          <table:table-cell office:value-type="string" calcext:value-type="string">
            <text:p>mình mới nhận sim sáng nay, nhưng nhắn tin kh d500 gửi 888 như shop hướng dẫn để kích hoạt thì không được.tại sao vậy?</text:p>
          </table:table-cell>
          <table:table-cell/>
        </table:table-row>
        <table:table-row table:style-name="ro2">
          <table:table-cell office:value-type="string" calcext:value-type="string">
            <text:p>mình mới phải lặn lội lên tận tiki để lấy hàng mới đây thôi lấy xong bóc ra test luôn thứ nhất là hai tai không hề tự kết nối dù đã thử đủ cách thứ hai tai nghe liên tục nhấp nháy khi 1 trong 2 bên đã kết nối không như sản phẩm mình từng mua của nhà cung cấp titono hai tai kết nối riêng k hề nghe chung được cùng cả 2 tai tải phải âm nhỏ tai trái âm lại rất to rất không hài lòng làm ơn tiki đổi lại giúp cho mình với chứ không thể để như thế này được vừa mất công vừa mất sức mà không làm gì được ! rất cảm ơn tiki đã lắng nghe !</text:p>
          </table:table-cell>
          <table:table-cell/>
        </table:table-row>
        <table:table-row table:style-name="ro1">
          <table:table-cell office:value-type="string" calcext:value-type="string">
            <text:p>mình mới sử dụng đc 4 ngày chưa gì hỏng 1 bên tai lúc nghe lúc ko</text:p>
          </table:table-cell>
          <table:table-cell/>
        </table:table-row>
        <table:table-row table:style-name="ro4">
          <table:table-cell office:value-type="string" calcext:value-type="string">
            <text:p>mình mới sử dụng được 5 tuần, <text:s/>4 tuần đầu thì tốt, không thành vấn đề. tuần thứ 5 thì tin nhắn không hiển thị được nữa, tin nhắn cũ thì không xóa được. không thể xóa được lịch sử cuộc gọi. cuộc gọi nhỡ thì máy chỉ báo là có cuộc gọi nhỡ, nhưng muốn mở lên để xem ai gọi thì không mở lên được.</text:p>
          </table:table-cell>
          <table:table-cell/>
        </table:table-row>
        <table:table-row table:style-name="ro1">
          <table:table-cell office:value-type="string" calcext:value-type="string">
            <text:p>mình mới thử phone nghe được 1 bên tai, còn 1 bên ko nghe được</text:p>
          </table:table-cell>
          <table:table-cell/>
        </table:table-row>
        <table:table-row table:style-name="ro1">
          <table:table-cell office:value-type="string" calcext:value-type="string">
            <text:p>mình mới vừa mua hôm nay về cắm vào thì đèn vàng sáng đc một lúc thì lại tắt. đã thử rất nhiều lần. mong sớm nhận đc phản hồi từ tiki</text:p>
          </table:table-cell>
          <table:table-cell/>
        </table:table-row>
        <table:table-row table:style-name="ro2">
          <table:table-cell office:value-type="string" calcext:value-type="string">
            <text:p>mình mua <text:s/>logitech m590 slient của shop nova computer. chưa hài lòng về sản phẩm như sau: 1. về ngoại hình: shop đang bán là sản phẩm mới hay đã quá sử dụng ? sản phẩm mình nhận được thì qua thấy như là đã qua sử dụng. tôi bỏ tiền ra mua cái mới tinh với giá 629.000đ, còn sản phẩm tôi nhận được thì thấy không phải như thế. 2. thông tin trên vỏ hộp không khớp với sản phẩm trên cụ thể như sau: <text:s/>trên chuột là: s/n 2008lz5236r8. còn trên vỏ hộp <text:s/>là : s/n: 2008lz51a2h9 ? <text:s/>tiếp đó là về số m/n: m r0064 49757/sdppi/2017 (chuột) và m/n: m r0064 64903/sdppi/2019 ? tôi không muốn mua 1 sản phẩm như vậy và muốn shop nhận lại sản phẩm trả lại tiền <text:s/>cho tôi? mong tiki giải quyết.</text:p>
          </table:table-cell>
          <table:table-cell/>
        </table:table-row>
        <table:table-row table:style-name="ro1">
          <table:table-cell office:value-type="string" calcext:value-type="string">
            <text:p>mình mua 1 hộp mực nhưng bị tình trạng mực bị lem là do mực hay lý do gì mình không biết nữa <text:s/>.</text:p>
          </table:table-cell>
          <table:table-cell/>
        </table:table-row>
        <table:table-row table:style-name="ro4">
          <table:table-cell office:value-type="string" calcext:value-type="string">
            <text:p>mình mua 2 bộ bàn phím, tuy nhiên cái đầu tiên sau khi nhận về bị tình trạng chuột hoạt động nhưng phím thì ko, đã thử 3 máy và đều có kết quả như sau. chiều ngày đó mình có gọi cho tổng đài tiki được 1 bạn tiếp nhận. ngày hôm sau có 1 bạn gọi lại nhắn sẽ có người liên hệ lấy hàng nhưng mình ko thấy ai gọi điện hay liên hệ lại cả!</text:p>
          </table:table-cell>
          <table:table-cell/>
        </table:table-row>
        <table:table-row table:style-name="ro4">
          <table:table-cell office:value-type="string" calcext:value-type="string">
            <text:p>mình mua 2 bộ này dùng. qua khoảng 6 tháng dùng vô cùng thất vọng. bàn phím hay đơ, ko có phản ứng, độ trễ lâu, và đặc biệt hay đơ vào lúc gấp. nhanh hết pin. mình muốn hỏi tiki bảo hành như thế nào.</text:p>
          </table:table-cell>
          <table:table-cell/>
        </table:table-row>
        <table:table-row table:style-name="ro1">
          <table:table-cell office:value-type="string" calcext:value-type="string">
            <text:p>mình mua 2 cái a50s, nhưng cảm ừng rất tệ, rất ít khi cho 1 sao, nhưng về sp này thì k thể hơn</text:p>
          </table:table-cell>
          <table:table-cell/>
        </table:table-row>
        <table:table-row table:style-name="ro4">
          <table:table-cell office:value-type="string" calcext:value-type="string">
            <text:p>mình mua 2 cái máy kindle, 1 máy xài tốt. 1 máy bị tự nhiên không lên. mình gọi điện hỏi tiki bảo hành thì bảo là không bảo hành được. làm ăn vầy thì thua. tiki mà không cho đăng comment của tôi là giấu thông tin, tôi cạch mua hàng onlline kiểu này.</text:p>
          </table:table-cell>
          <table:table-cell/>
        </table:table-row>
        <table:table-row table:style-name="ro1">
          <table:table-cell office:value-type="string" calcext:value-type="string">
            <text:p>mình mua 2 cái này, cắm dây mạng khoảng 3,4m thì dùng dc. cắm dây mạng dài khỏang 10m là ko vào dc. mình muốn bảo hành thì phải làm ntn? "vanhai2508@gmail.com"!</text:p>
          </table:table-cell>
          <table:table-cell/>
        </table:table-row>
        <table:table-row table:style-name="ro1">
          <table:table-cell office:value-type="string" calcext:value-type="string">
            <text:p>mình mua 2 cái với mô tả là 2 canh quạt vậy mà giao 2 cái, cái nào cũng có 1 cánh thôi? giờ mình muốn đổi lại thì phải làm sao, mất thời gian ghê,</text:p>
          </table:table-cell>
          <table:table-cell/>
        </table:table-row>
        <table:table-row table:style-name="ro1">
          <table:table-cell office:value-type="string" calcext:value-type="string">
            <text:p>minh mua 2 chiec đt nhung khi cai sim đt vao thi ko su dung đuoc ca 2 chiec. khong biet tiki co đoi san pham khac ko?</text:p>
          </table:table-cell>
          <table:table-cell/>
        </table:table-row>
        <table:table-row table:style-name="ro4">
          <table:table-cell office:value-type="string" calcext:value-type="string">
            <text:p>mình mua 2 con hôm 5/6, 1 con dùng bình thường còn 1 con cắm vào máy báo nhận usb, logitech gaming software cũng có nhận thiết bị nhưng báo chưa bật. giờ kiếm các bảo hành mà không thấy chỗ nào.</text:p>
          </table:table-cell>
          <table:table-cell/>
        </table:table-row>
        <table:table-row table:style-name="ro3">
          <table:table-cell office:value-type="string" calcext:value-type="string">
            <text:p>mình mua 2 con router về dùng cho gia đình. một con có vấn đề sau vài tháng sử dụng. mạng bị chập chờn và thi thoảng wifi bị mất tín hiệu. mình mang qua trung tâm totolink bảo hành, thì được họ báo là sẽ giữ lại router 2 3 ngày để kiểm tra. một tuần sau không thấy liên lạc lại, mình gọi lại thì họ kêu router họ kiểm tra thấy bình thường. giờ đành vác đồ lỗi về xài tiếp. nói chung từ giờ chắc tạch totolink, được cái mác made in vietnam mà linh kiện cũng toàn đặt tàu qua cả. không bền.</text:p>
          </table:table-cell>
          <table:table-cell/>
        </table:table-row>
        <table:table-row table:style-name="ro1">
          <table:table-cell office:value-type="string" calcext:value-type="string">
            <text:p>mình mua 2 con, có một con vỏ bên ngoài rất cũ. mình mong tiki khắc phục để phục vụ khách hàng tốt hơn nhé</text:p>
          </table:table-cell>
          <table:table-cell/>
        </table:table-row>
        <table:table-row table:style-name="ro1">
          <table:table-cell office:value-type="string" calcext:value-type="string">
            <text:p>mình mua 2 dây loại 2m. sạc đc 1 tuần thì hỏng cả 2</text:p>
          </table:table-cell>
          <table:table-cell/>
        </table:table-row>
        <table:table-row table:style-name="ro1">
          <table:table-cell office:value-type="string" calcext:value-type="string">
            <text:p>mình mua 2 sản phẩm (đỏ và đen) nhưng 2 lần mua đều không có đầu usb kết nối có thể kiểm tra dùm mình không?</text:p>
          </table:table-cell>
          <table:table-cell/>
        </table:table-row>
        <table:table-row table:style-name="ro1">
          <table:table-cell office:value-type="string" calcext:value-type="string">
            <text:p>minh mua 2 sản phẩm..tại sao 2 day cap điều sạc được có 1 mặt,còn 1 mặt là ko được cho xin ý kiến</text:p>
          </table:table-cell>
          <table:table-cell/>
        </table:table-row>
        <table:table-row table:style-name="ro1">
          <table:table-cell office:value-type="string" calcext:value-type="string">
            <text:p>mình mua 2 sim. cả hai sim đều ko thể kích hoạt gói cước và ko dùng được. shop lừa đảo</text:p>
          </table:table-cell>
          <table:table-cell/>
        </table:table-row>
        <table:table-row table:style-name="ro4">
          <table:table-cell office:value-type="string" calcext:value-type="string">
            <text:p>mình mua 3 con chuột này. 1 con hư ngay sau 10p sử dụng (đã gửi bảo hành và được trả lại vì họ cắm vào lại xài được, 1 con khác hư sau 1 tuần sử dụng chưa gọi bảo hành. kết luận con chuột này rất hên xui, không nên mua phiền phức đổi trả bảo hành</text:p>
          </table:table-cell>
          <table:table-cell/>
        </table:table-row>
        <table:table-row table:style-name="ro4">
          <table:table-cell office:value-type="string" calcext:value-type="string">
            <text:p>mình mua 4 usb từ tiki trading nhưng 1 cái bị lỗi không sử dụng được.mình đã liên hệ tiki hỗ trợ 2 lần nhưng không thấy phản hồi gì. mình gọi hotline hỗ trợ nhưng mạng bận. nhờ tiki hỗ trợ đổi sản phẩm giúp mình</text:p>
          </table:table-cell>
          <table:table-cell/>
        </table:table-row>
        <table:table-row table:style-name="ro3">
          <table:table-cell office:value-type="string" calcext:value-type="string">
            <text:p>mình mua bộ này là bộ thứ 2 và nó bị lỗi, không thể kết nối được với app, đo tín hiệu mạng thì cũng bị yếu (mình đã thử lắp cục wifi khác vào thì tín hiệu khác hẳn luôn). hiện tại app cũng bị lỗi, mình không thể liên kết với facebook để quản lý node được. không biết chính sách bảo hành hoặc đổi trả tiki sẽ hỗ trợ như thế nào? bộ đầu tiên mình mua lắp xài rất ok nên mình mua thêm 1 bộ lắp bên nhà chị mình mà giờ bị như vậy thật sự quá thất vọng!</text:p>
          </table:table-cell>
          <table:table-cell/>
        </table:table-row>
        <table:table-row table:style-name="ro4">
          <table:table-cell office:value-type="string" calcext:value-type="string">
            <text:p>mình mua cả 2 cái repeater, 1 cái totolink 1 cái tplink. cái toto này gắn vào làm mạng của mình ko connnect đc. mình phải reset wifi setup lại thì mạng hoạt động bình thường. mình đã test 2 3 lần và đúng là như vậy. mình sẽ trả lại sp này.</text:p>
          </table:table-cell>
          <table:table-cell/>
        </table:table-row>
        <table:table-row table:style-name="ro1">
          <table:table-cell office:value-type="string" calcext:value-type="string">
            <text:p>mình mua cả 3 cái tai nghe <text:s/>chỉ sau 3 4 tuần thì tất cả đều mất một bên không nghe được. nói chung chưa hài lòng</text:p>
          </table:table-cell>
          <table:table-cell/>
        </table:table-row>
        <table:table-row table:style-name="ro1">
          <table:table-cell office:value-type="string" calcext:value-type="string">
            <text:p>mình mua cả sản phẩm xiaomi và sản phẩm này. kỹ vọng để phát được xa hơn. dùng sau 1 t/g khuyên anh em nên chọn em #</text:p>
          </table:table-cell>
          <table:table-cell/>
        </table:table-row>
        <table:table-row table:style-name="ro1">
          <table:table-cell office:value-type="string" calcext:value-type="string">
            <text:p>mình mua cái này nhiều lần rồi, hóa đơn này đơn vị bán khg xuất hóa đơn vat 10% mà chỉ là hóa đơn trực tiếp</text:p>
          </table:table-cell>
          <table:table-cell/>
        </table:table-row>
        <table:table-row table:style-name="ro4">
          <table:table-cell office:value-type="string" calcext:value-type="string">
            <text:p>mình mua cái này về để lắp vào pc. lần đầu tiên lắp vào thì nó set driver chạy bthg nma mấy hôm sau nó ko chạy nữa, cắm vào vẫn nóng như bthg. đề nghị tiki đổi trả lại cho mình, từ hqua đến h ko có mạng dùng r</text:p>
          </table:table-cell>
          <table:table-cell/>
        </table:table-row>
        <table:table-row table:style-name="ro1">
          <table:table-cell office:value-type="string" calcext:value-type="string">
            <text:p>mình mua cho bố dùng được hơn 1 tháng thì tự dưng hỏng. giờ đang đợi bảo hành thì bảo đợi những 21 ngày. thật sự hơi thất vọng</text:p>
          </table:table-cell>
          <table:table-cell/>
        </table:table-row>
        <table:table-row table:style-name="ro4">
          <table:table-cell office:value-type="string" calcext:value-type="string">
            <text:p>mình mua cho em ở quê. hôm nay mới nhận được thông tin giao hàng đã không gọi điện trước khi giao hàng, để hàng ngay trước hiên nhà. may mà không mất. <text:s/>đề nghị tiki làm việc lại với bên giao nhận. cảm ơn.</text:p>
          </table:table-cell>
          <table:table-cell/>
        </table:table-row>
        <table:table-row table:style-name="ro1">
          <table:table-cell office:value-type="string" calcext:value-type="string">
            <text:p>mình mua chuột dùng chưa được 15 ngày nay chuột bị đơ <text:s/>có cách nào bảo hàng k a?</text:p>
          </table:table-cell>
          <table:table-cell/>
        </table:table-row>
        <table:table-row table:style-name="ro1" table:visibility="filter">
          <table:table-cell office:value-type="string" calcext:value-type="string">
            <text:p>mình mua chuột dùng chưa được 15 ngày nay chuột bị đơ <text:s/>có cách nào bảo hàng k a?</text:p>
          </table:table-cell>
          <table:table-cell/>
        </table:table-row>
        <table:table-row table:style-name="ro1">
          <table:table-cell office:value-type="string" calcext:value-type="string">
            <text:p>mình mua chuột mà shop không gửi đầu kết nối máy tính. làm sao liên lạc dc vs shop đây</text:p>
          </table:table-cell>
          <table:table-cell/>
        </table:table-row>
        <table:table-row table:style-name="ro7">
          <table:table-cell office:value-type="string" calcext:value-type="string">
            <text:p>mình mua chuột này về dùng bị giật lag, tình trạng càng ngày càng nặng, sau đó báo với tiki để bảo hành. khi bảo hành thì bên tiki cũng như hãng bảo hành không thông báo gì với mình, cũng không hề công khai chính sách bảo hành. mà gửi cho mình 1 con chuột khác đã qua sử dụng với nhiều vết trầy xước, vết bẩn bụi đất, chuột mình gửi đi là chuột dùng ở văn phòng công ty không thể có các vết bẩn bụi đất như vậy. phía tiki báo lại là nhà cung cấp đổi sản phẩm tương đương ? tại sao không báo với mình trước khi gửi hàng đi, vì nếu tương đương thì mình thà giữ lại con chuột cũ bị lỗi xài còn hơn xài đồ second hand của ai đó. mình không hiểu cách các bạn làm business như thế nào nhưng mình sẽ không tiếp tục mua hàng với tiki (mình đã mua rất nhiều trên tiki) nếu thật sự chính sách bảo hành của các bạn là như vậy, hiện tại chỉ gọi điện thông báo chứ chưa gửi văn bản nào thông báo cho mình, tình huống này mình rất bức xúc về cách làm việc của tiki và đối tác phân phối.</text:p>
          </table:table-cell>
          <table:table-cell/>
        </table:table-row>
        <table:table-row table:style-name="ro7" table:visibility="filter">
          <table:table-cell office:value-type="string" calcext:value-type="string">
            <text:p>mình mua chuột này về dùng bị giật lag, tình trạng càng ngày càng nặng, sau đó báo với tiki để bảo hành. khi bảo hành thì bên tiki cũng như hãng bảo hành không thông báo gì với mình, cũng không hề công khai chính sách bảo hành. mà gửi cho mình 1 con chuột khác đã qua sử dụng với nhiều vết trầy xước, vết bẩn bụi đất, chuột mình gửi đi là chuột dùng ở văn phòng công ty không thể có các vết bẩn bụi đất như vậy. phía tiki báo lại là nhà cung cấp đổi sản phẩm tương đương ? tại sao không báo với mình trước khi gửi hàng đi, vì nếu tương đương thì mình thà giữ lại con chuột cũ bị lỗi xài còn hơn xài đồ second hand của ai đó. mình không hiểu cách các bạn làm business như thế nào nhưng mình sẽ không tiếp tục mua hàng với tiki (mình đã mua rất nhiều trên tiki) nếu thật sự chính sách bảo hành của các bạn là như vậy, hiện tại chỉ gọi điện thông báo chứ chưa gửi văn bản nào thông báo cho mình, tình huống này mình rất bức xúc về cách làm việc của tiki và đối tác phân phối.</text:p>
          </table:table-cell>
          <table:table-cell/>
        </table:table-row>
        <table:table-row table:style-name="ro1">
          <table:table-cell office:value-type="string" calcext:value-type="string">
            <text:p>mình mua chuột từ ngày 4/4 dùng được hơn 1 tháng thì có dấu hiệu bị double click dùng rất khó chịu</text:p>
          </table:table-cell>
          <table:table-cell/>
        </table:table-row>
        <table:table-row table:style-name="ro3">
          <table:table-cell office:value-type="string" calcext:value-type="string">
            <text:p>mình mua con này đc 2 tháng, thấy con này kết nối bluetooth ko ổn định, cứ dùng khoảng 5 10 phút là bị giật lag, rê chuột rất khó chịu. vì công việc dùng 2 màn hình nên đôi khi rê chuột qa lại 2 màn thì tự nhiên bị mất kết nối. minh thử dùng kết nối bằng receiver thì vẫn vậy. cứ nghĩ ko support tốt cho mac nhưng nay chuyển sang máy win thì vẫn bị. chuột mà bị lỗi này thì khá nặng. quá chán</text:p>
          </table:table-cell>
          <table:table-cell/>
        </table:table-row>
        <table:table-row table:style-name="ro1">
          <table:table-cell office:value-type="string" calcext:value-type="string">
            <text:p>mình mua con này dc 3 tháng, thời gian đầu dùng ok nhưng sau đó sạc chậm vô cùng, pin 3000 mà lúc sạc 2h, lúc sạc 6h trong khi đó bản thân máy đã có hỗ trợ sạc nhanh.</text:p>
          </table:table-cell>
          <table:table-cell/>
        </table:table-row>
        <table:table-row table:style-name="ro4">
          <table:table-cell office:value-type="string" calcext:value-type="string">
            <text:p>mình mua con này từ hồi tháng 2. lúc đầu xài vẫn bình thường nhưng mấy ngày gần đây không bắt đc sóng nữa. dây mạng vẫn bình thường, đèn vẫn báo xanh da trời nhưng ko bắt đc tín hiệu. chán.</text:p>
          </table:table-cell>
          <table:table-cell/>
        </table:table-row>
        <table:table-row table:style-name="ro3">
          <table:table-cell office:value-type="string" calcext:value-type="string">
            <text:p>mình mua cục phát wifi này từ hồi vài tháng trước. ( khoảng 6 tháng). lúc đầu sử dụng thì khá ổn. ở trong nhà wifi lúc nào cũng full vạch. nhưng sau một khoảng thời gian không sử dụng tbi nữa thì khoảng 3 tháng trước mình sử dụng lại thì wifi nó không còn kết nối được để chỉnh nữa. tưởng hư nên mình không xài tới nữa. xem lại đơn hàng mới thấy tiki có 1 đổi 1 nên mình nhờ tiki hỗ trợ để đổi lại sản phẩm này!</text:p>
          </table:table-cell>
          <table:table-cell/>
        </table:table-row>
        <table:table-row table:style-name="ro4">
          <table:table-cell office:value-type="string" calcext:value-type="string">
            <text:p>mình mua cục sạc redmi, khi nhận hàng thì chú giao hàng báo con kiểm tra nguyên tem nguyên hộp là đc <text:s/>nhưng khi mở ra thì ngay chuôi sạc có miếng keo bít dính miêng vải nhỏ màu hồng, và miếng keo dán bị gãy <text:s/>thực sự mình cảm thấy như hàng đã đc ai đó sử dụng, ko còn nguyên zin nữa <text:s/>tiki có hướng sử lý gì cho mình ko</text:p>
          </table:table-cell>
          <table:table-cell/>
        </table:table-row>
        <table:table-row table:style-name="ro1">
          <table:table-cell office:value-type="string" calcext:value-type="string">
            <text:p>mình mua dây cho iphone mà sao lại gửi thành <text:s/>micro usb. đổi trả thế nào đây ạ</text:p>
          </table:table-cell>
          <table:table-cell/>
        </table:table-row>
        <table:table-row table:style-name="ro1">
          <table:table-cell office:value-type="string" calcext:value-type="string">
            <text:p>mình mua đc 3 tuần thì bị hỏng 1 bên tai nghe rồi. nhưng giờ mình mới tìm đc thư cũ để hỏi về chính sách bảo hành. trả lời nhanh giúp mình nhé. thks</text:p>
          </table:table-cell>
          <table:table-cell/>
        </table:table-row>
        <table:table-row table:style-name="ro1">
          <table:table-cell office:value-type="string" calcext:value-type="string">
            <text:p>mình mua đc giảm giá 500k.bass nghe ok nhưng ko hiểu sao nghe khá đau tai.</text:p>
          </table:table-cell>
          <table:table-cell/>
        </table:table-row>
        <table:table-row table:style-name="ro4">
          <table:table-cell office:value-type="string" calcext:value-type="string">
            <text:p>mình mua điện thoại này sử dụng được 2 tuần thì bị lỗi đọc sim. sau đó mình gọi lên tiki để đc hỗ trợ bảo hành thì được hẹn 2 3 ngày sẽ có nhân viên lấy hàng. tuy nhiên hơn 1 tuần sau mới có người ghé lấy. mình phải tốn rất nhiều thời gian cho việc bảo hành này. từ giờ không tin tưởng mua đồ điện tử trên tiki nữa.</text:p>
          </table:table-cell>
          <table:table-cell/>
        </table:table-row>
        <table:table-row table:style-name="ro3">
          <table:table-cell office:value-type="string" calcext:value-type="string">
            <text:p>mình mua điện thoại từ hồi tháng 7. hôm qua máy bị vấn đề là vào tất cả các app nào cũng bị out ra ngoài màn hình đen và có hình tròn xoay xoay. hôm qua mình đã điện thoại báo tình trạng máy và muốn hỏi bảo hành ntn và ở đâu thì được. tư vấn viên báo trong vòng 24h bên kĩ thuật liên lạc nhưng mình không nhận được cuộc gọi của ai cả và mình phải mang ra một cửa hàng gần nhà để xử lý. thật sự là mình rất giận.</text:p>
          </table:table-cell>
          <table:table-cell/>
        </table:table-row>
        <table:table-row table:style-name="ro4">
          <table:table-cell office:value-type="string" calcext:value-type="string">
            <text:p>mình mua điện thoại vào tháng 11/2019 thời gian gần đây, dây sạc thường xuyên báo k tương thích <text:s/>hôm nay tai nghe tự nhiên tịt 1 bên trong khi đang nghe trên tai. tai nghe cũng k dùng nhiều vì mình dùng tai bluetooth nữa. <text:s/>tiki tráo phụ kiện của khách hay gì? mình cần lời giải thích rõ ràng về vấn đề này ?</text:p>
          </table:table-cell>
          <table:table-cell/>
        </table:table-row>
        <table:table-row table:style-name="ro1">
          <table:table-cell office:value-type="string" calcext:value-type="string">
            <text:p>mình mua điện thoại về nhưng cắm sạt ko lên được. bây giờ mình phải làm sao?</text:p>
          </table:table-cell>
          <table:table-cell/>
        </table:table-row>
        <table:table-row table:style-name="ro3">
          <table:table-cell office:value-type="string" calcext:value-type="string">
            <text:p>mình mua đồ tiki nhiều lần nhưng đây là lần đầu mình mua về điện tử trước giờ k mua vì k tin tưởng mua thử một lần đúng như mình nghĩ đặt hàng màu đen giao màu trắng thì k nói đi hai cái mà nghe được một cái mà âm thanh nhỏ quá k hài lòng đúng là tiền nào của nấy định thử một lần. lần sau đặt cái tốt hơn giờ thì khỏi luôn ra tiệm mua cho đảm bảo. bực quá nói hơi nhiều thông cảm giùm</text:p>
          </table:table-cell>
          <table:table-cell/>
        </table:table-row>
        <table:table-row table:style-name="ro1">
          <table:table-cell office:value-type="string" calcext:value-type="string">
            <text:p>mình mua đúng cái bị lỗi vỡ âm , không nghe rõ , âm phát ra nghe rất chói tai</text:p>
          </table:table-cell>
          <table:table-cell/>
        </table:table-row>
        <table:table-row table:style-name="ro4">
          <table:table-cell office:value-type="string" calcext:value-type="string">
            <text:p>mình mua dùng đc đúng 2 tuần, tự dưng ko dùng được nữa ko rõ nguyên nhân. gọi điện cskh của tiki mấy lần ko thấy nghe. nhắn tin hỏi đổi trả cũng ko nhắn lại. <text:s/>đề nghị tiki xử lý giúp mình trường hợp nhận hàng kém chất luo</text:p>
          </table:table-cell>
          <table:table-cell/>
        </table:table-row>
        <table:table-row table:style-name="ro2">
          <table:table-cell office:value-type="string" calcext:value-type="string">
            <text:p>mình mua dùng được 2 ngày. bắt đầu có hiện tượng bật nguồn lúc lên lúc không. gửi đôi thì được phản hồi là đã kiểm tra nhưng không thấy hiện tượng đó nên gửi lại chứ không cho đổi. mình là dân kỹ thuật nên rất rõ cách sử dụng. đành sống chung với lũ là rất hạn chế tắt nguồn chỉ khi thật cần thiết. <text:s/>dùng được 1 tuần thì lại thêm hiện tượng tai nghe rung không ngừng, không rõ là bị gì. phải để nó rung tới hết pin sạc lại thì mới được. <text:s/>nói chung lần mua này thất vọng về dịch vụ của tiki, cũng nhưng dòng sản phẩm này.</text:p>
          </table:table-cell>
          <table:table-cell/>
        </table:table-row>
        <table:table-row table:style-name="ro1">
          <table:table-cell office:value-type="string" calcext:value-type="string">
            <text:p>mình mua dùng được 2 tuần thì đèn led của chuột bị đơ, khi nhấc nhẹ lên là bị chạy loạn lung tung</text:p>
          </table:table-cell>
          <table:table-cell/>
        </table:table-row>
        <table:table-row table:style-name="ro1">
          <table:table-cell office:value-type="string" calcext:value-type="string">
            <text:p>mình mua dùng hơn 1 tuần thì bị hư ko sử dụng qua sóng của usb được nữa, chỉ dùng thông qua bluetooth. hiện đã gọi bh nhưng hơn 1 ngày rồi vẫn ko thấy kỹ thuật phản hồi.</text:p>
          </table:table-cell>
          <table:table-cell/>
        </table:table-row>
        <table:table-row table:style-name="ro1">
          <table:table-cell office:value-type="string" calcext:value-type="string">
            <text:p>mình mua được 2 tháng pin dùng được 30 phút . muốn gửi lại bảo hành ko biết liên lạc sao</text:p>
          </table:table-cell>
          <table:table-cell/>
        </table:table-row>
        <table:table-row table:style-name="ro1">
          <table:table-cell office:value-type="string" calcext:value-type="string">
            <text:p>mình mua được hơn 1 năm rồi. mua về khoảng 3 tháng thì hỏng 1 cổng đến hôm nay thì sạc cực chậm. bực quá quay lại viết đánh giá.</text:p>
          </table:table-cell>
          <table:table-cell/>
        </table:table-row>
        <table:table-row table:style-name="ro1" table:visibility="filter">
          <table:table-cell office:value-type="string" calcext:value-type="string">
            <text:p>mình mua được hơn 1 năm rồi. mua về khoảng 3 tháng thì hỏng 1 cổng đến hôm nay thì sạc cực chậm. bực quá quay lại viết đánh giá.</text:p>
          </table:table-cell>
          <table:table-cell/>
        </table:table-row>
        <table:table-row table:style-name="ro1">
          <table:table-cell office:value-type="string" calcext:value-type="string">
            <text:p>mình mua được hơn 10 ngày thì hỏng, nhờ tiki hướng dẫn mình đổi hàng với</text:p>
          </table:table-cell>
          <table:table-cell/>
        </table:table-row>
        <table:table-row table:style-name="ro1">
          <table:table-cell office:value-type="string" calcext:value-type="string">
            <text:p>mình mua được mấy tháng h sạc xong không còn lên nữa. sản phẩm có bảo hành k.</text:p>
          </table:table-cell>
          <table:table-cell/>
        </table:table-row>
        <table:table-row table:style-name="ro1">
          <table:table-cell office:value-type="string" calcext:value-type="string">
            <text:p>mình mua được15 ngày thì xạc bin ko vào <text:s/>phải gửi máy lên hà nội <text:s/>bảo hành</text:p>
          </table:table-cell>
          <table:table-cell/>
        </table:table-row>
        <table:table-row table:style-name="ro4">
          <table:table-cell office:value-type="string" calcext:value-type="string">
            <text:p>mình mua giá đỡ điện thoại chân là hình vuông như hình shop đăng, lúc nhận được lại k đúng chân lại hình tròn và mặt đỡ điện thoại miếng dán đã bị bong. shop làm ăn k có uy tín, giao hàng thì lâu. đề nghị tiki làm ăn với những shop có uy tín, chất lượng. không hài lòng 1 chút nào</text:p>
          </table:table-cell>
          <table:table-cell/>
        </table:table-row>
        <table:table-row table:style-name="ro1">
          <table:table-cell office:value-type="string" calcext:value-type="string">
            <text:p>mình mua hai cái sau đó bị hư hết hai cái sau vài lần sử dụng...</text:p>
          </table:table-cell>
          <table:table-cell/>
        </table:table-row>
        <table:table-row table:style-name="ro4">
          <table:table-cell office:value-type="string" calcext:value-type="string">
            <text:p>mình mua hàng chưa được 20 ngày đã bị lỗi sọc màn hình, máy có vỏ bảo vệ, không hề rơi, va đập gì. đã báo tổng đài tiki, đang chờ xem dịch vụ bảo hành của tiki ra sao vì thấy có vẻ nhiều người phàn nàn về vấn đề này.</text:p>
          </table:table-cell>
          <table:table-cell/>
        </table:table-row>
        <table:table-row table:style-name="ro1">
          <table:table-cell office:value-type="string" calcext:value-type="string">
            <text:p>mình mua hàng của tiki, khi mở hộp bật máy không lên nguồn. cắm pin cũng không báo sạc. yêu cầu tiki kiểm tra lại hàng và thực hiện việc đổi sản phẩm cho mình.</text:p>
          </table:table-cell>
          <table:table-cell/>
        </table:table-row>
        <table:table-row table:style-name="ro1">
          <table:table-cell office:value-type="string" calcext:value-type="string">
            <text:p>mình mua hàng hồi 30/04/2020 đến giờ cửa hàng vẫn chưa đăng ký bảo hành sản phẩm cho mình với hãng..</text:p>
          </table:table-cell>
          <table:table-cell/>
        </table:table-row>
        <table:table-row table:style-name="ro1">
          <table:table-cell office:value-type="string" calcext:value-type="string">
            <text:p>mình mua hàng ngày 15/08/2019 thì đến ngày 06/11/2019 sạc không vào điện mặc dù không bị va đập hay sự cố gì!</text:p>
          </table:table-cell>
          <table:table-cell/>
        </table:table-row>
        <table:table-row table:style-name="ro4">
          <table:table-cell office:value-type="string" calcext:value-type="string">
            <text:p>mình mua hàng ở tiki rất nhiều nhưng chưa có lần nào thất vọng như vầy. mới khui hộp kiểm tra thì tai phải không nghe được. sau đó không kết nối lại được luôn. mong tiki giải quyết sớm!!!</text:p>
          </table:table-cell>
          <table:table-cell/>
        </table:table-row>
        <table:table-row table:style-name="ro3">
          <table:table-cell office:value-type="string" calcext:value-type="string">
            <text:p>mình mua hàng tiki khá nhiều từ máy lạnh, tivi đến lò vi sóng, tới giờ đều thấy hài lòng. xem vòng quanh thấy mấy bạn khác khiếu nại mấy cái màn hình dell khác bán bởi tiki bị hở sáng nhưng mình vẫn tinh tưởng mua của tiki. shipper thì giao tới không gọi trước, cũng may mình có ở nhà. mở màn hình ra gắn lên thì test ngay vụ hở sáng, nào ngờ dính chấu...lên đây mới thấy bạn kia bị y chang, không biết là bộ phận kiểm tra chất lượng của dell có vấn đề hay tụi mình xui nữa...</text:p>
          </table:table-cell>
          <table:table-cell/>
        </table:table-row>
        <table:table-row table:style-name="ro4">
          <table:table-cell office:value-type="string" calcext:value-type="string">
            <text:p>mình mua hồi 26 tết nhìn ở ngoài khá là ok mà mỗi tội bên tiki bán đắt hơn mấy chỗ khác nhưng mình tin tưởng tiki ai ngờ mua xong bị rớt ra. khuyên mọi người không nên mua</text:p>
          </table:table-cell>
          <table:table-cell/>
        </table:table-row>
        <table:table-row table:style-name="ro1">
          <table:table-cell office:value-type="string" calcext:value-type="string">
            <text:p>mình mua kích sóng wifi tp link bị lỗi đã báo kỹ thuật kiểm tra. kỹ thuật nói cho ng qua lấy để kiểm tra mà hơn tháng nay ko qua lấy là sao vậy ?</text:p>
          </table:table-cell>
          <table:table-cell/>
        </table:table-row>
        <table:table-row table:style-name="ro3">
          <table:table-cell office:value-type="string" calcext:value-type="string">
            <text:p>mình mua làm quà tặng cho cháu mình học lớp 9 nhưng nó rất rành về công nghệ, vì là nghỉ dịch nên sau tầm 2 tuần thì 1/5 nó mới về lại tp &amp; thử loa thì ko được,mình gọi lên tổng đài tiki thì mấy bạn nhiệt tình, còn cái ông gọi lại để hỗ trợ kỹ thuật thì khó có vẻ khó chịu vô cùng,còn kêu "sao đến giờ này mới ci mới gọi...để e kiểm tra coi đúng ko,....có gì cứ gọi lên tổng đài tiki..."làm như sợ mình gọi lại số đt bàn của ổng hay sao ấy,thái độ thấy ghét vô cùng</text:p>
          </table:table-cell>
          <table:table-cell/>
        </table:table-row>
        <table:table-row table:style-name="ro4">
          <table:table-cell office:value-type="string" calcext:value-type="string">
            <text:p>mình mua màn hình về được 6 ngày, đến ngày thứ 7 thì phát hiện màn hình bị chết điểm ảnh ở gốc trên bên phải, đã gọi cho bộ phận cskh của tiki được hơn 2 ngày nhưng không nhận được phản hồi nào, rất mong tiki liên hệ với mình, mình cảm ơn...</text:p>
          </table:table-cell>
          <table:table-cell/>
        </table:table-row>
        <table:table-row table:style-name="ro1">
          <table:table-cell office:value-type="string" calcext:value-type="string">
            <text:p>mình mua màu xanh lá. giao hàng đúng màu nhưng không kết nối được</text:p>
          </table:table-cell>
          <table:table-cell/>
        </table:table-row>
        <table:table-row table:style-name="ro4">
          <table:table-cell office:value-type="string" calcext:value-type="string">
            <text:p>mình mua máy in phun màu canon pixma ip2770, nhưng sản phẩm ko hoạt động, đã trả lại tiki, tiki đã mail thông báo là đang gửi lại bên người bán chờ đổi. không hiểu sao lại yêu cầu đánh giá nhỉ, <text:s/>đã dùng dc đâu mà đánh giá</text:p>
          </table:table-cell>
          <table:table-cell/>
        </table:table-row>
        <table:table-row table:style-name="ro2">
          <table:table-cell office:value-type="string" calcext:value-type="string">
            <text:p>mình mua máy này ngay ngày đầu bán luôn:</text:p>
            <text:p>   ưu điểm: máy đẹp, vỏ nhôm, màn hình rực rỡ.</text:p>
            <text:p>   nhược điểm: tất cả những cái còn lại, nói chung nokia về microsoft thì không ra gì nữa rồi, tưởng phần mềm như nokia 206,301,515...ai dè...lạ hoắc, khó xài mà không tiện dụng chút nào.</text:p>
          </table:table-cell>
          <table:table-cell/>
        </table:table-row>
        <table:table-row table:style-name="ro4">
          <table:table-cell office:value-type="string" calcext:value-type="string">
            <text:p>mình mua máy này vì thấy thiết kế đẹp mà cũng đang cần tìm một chiếc điện thoại phổ thông để dùng song song smtph, nhưng mình không còn nhận ra nokia của ngày nào, giao diện xấu, bố trí không thân thiện, rối mắt, khó sử dụng là những gì mình nhận được =.= có là đã xa rồi nokia của ngày hôm qua</text:p>
          </table:table-cell>
          <table:table-cell/>
        </table:table-row>
        <table:table-row table:style-name="ro2">
          <table:table-cell office:value-type="string" calcext:value-type="string">
            <text:p>mình mua máy ngày 21/11 lúc ship về dùng cứ 5 phút lại sập nguồn. mình yêu cầu đổi lại ngay thì mãi đến 23/12 mới nhận đc máy. tiki báo thay máy mới, phụ kiện giữ nguyên. lúc nhận máy thì chỗ camera nhoe nhoét dấu vân tay, tay nghe thì nhét tai nghe 3.5 iphone 6 vào. rồi 1 cái giấy sửa chữa của công ty nào đó. thực sự rất thất vọng về cách làm việc cũng như chất lượng hàng của tiki. sẽ không bao giờ tin dùng nữa. tiền mất tật mang. mình đã gọi yêu cầu làm việc trực tiếp vs người chịu trách nhiệm chứ ko phải mấy bạn điện thoại viên suốnt ngày em ghi nhận và gọi lại sau.</text:p>
          </table:table-cell>
          <table:table-cell/>
        </table:table-row>
        <table:table-row table:style-name="ro1">
          <table:table-cell office:value-type="string" calcext:value-type="string">
            <text:p>mình mua nhiều loại thẻ nhớ trên tiki rồi, nhưng thẻ này, ở đây lỗi và chán thật sự</text:p>
          </table:table-cell>
          <table:table-cell/>
        </table:table-row>
        <table:table-row table:style-name="ro1">
          <table:table-cell office:value-type="string" calcext:value-type="string">
            <text:p>mình mua nhưng không sử dụng được cho chuột m170 và bàn phím</text:p>
          </table:table-cell>
          <table:table-cell/>
        </table:table-row>
        <table:table-row table:style-name="ro3">
          <table:table-cell office:value-type="string" calcext:value-type="string">
            <text:p>mình mua ổ cứng ssd này khoảng được 6 tháng rồi, bây giờ đem máy tính đi sửa thì được báo là ổ cứng ssd này đã bị lỗi, nhưng không phải ổ cứng ở quán nên không được bảo hành, mình chỉ còn dựa vào tiki để bảo hành. vậy mình có thể bảo hành sản phẩm như thế nào. hy vọng nhận được câu trả lời từ admin hoặc từ mọi người sớm nhất có thể.</text:p>
          </table:table-cell>
          <table:table-cell/>
        </table:table-row>
        <table:table-row table:style-name="ro4">
          <table:table-cell office:value-type="string" calcext:value-type="string">
            <text:p>mình mua ổ này trước tết, ra cửa hàng vi tính cài đặt bị báo lỗi. đem đổi bảo hành tới bây giờ gọi lên tổng đài vẫn hẹn tới hẹn lui cứ bảo chờ mấy lần 48h sẽ có thông báo lại. rất mất thời gian và công việc cứ phải đợi ổ cứng.</text:p>
          </table:table-cell>
          <table:table-cell/>
        </table:table-row>
        <table:table-row table:style-name="ro1">
          <table:table-cell office:value-type="string" calcext:value-type="string">
            <text:p>mình mua ốp 6s mà giao 6splus k dùng dc , có dc trả k shop</text:p>
          </table:table-cell>
          <table:table-cell/>
        </table:table-row>
        <table:table-row table:style-name="ro5">
          <table:table-cell office:value-type="string" calcext:value-type="string">
            <text:p>mình mua rất nhiều đồ của anker từ loa, sạc dự phòng, sạc cắm, dây iphone, dây usb. nhưng hôm nay rất thất vọng khi ra 230 nguyễn lương bằng <text:s text:c="2"/>hà nội để bảo hành. dây micro usb 0.9m vì mới mua và còn tem bảo hành nên mình mới ra đó, trc mua dây micro 1,8m bị mất tem nên cũng vứt luôn rồi. khi ra đó thì được 1 bạn bán hàng bảo cho em xem qua dây để kiểm tra, vài phút sau bạn ý nói là bên em không nhận bảo hành vì lỗi do người dùng ? trong khi mình dùng dây vẫn còn mới mà rất cẩn thận. và mình nói là sao quảng cáo bên gấp 10 lần vs gập 5000 lần a mới dùng đã hỏng mà kêu do người dùng ko bảo hành, chẳng lẽ anh dùng răng để cắn nó ra hay rảnh thời gian ngồi gập hơn 5000 lần à, thì cả 2 nhân viên ko trả lời được thoả đáng chỉ bảo là lỗi người dùng bên em không bảo hành. cái dây nó không đáng bao nhiêu và mình cũng đang bận nên đi luôn, nhưng rất khó chịu cách làm việc của bảo hành anker. 1 thương hiệu có tiếng dùng rất ok mà không giải thích được thoả đáng cho khách hàng về bảo hành cái dây sạc. chắc từ giờ phải cân nhắc hơn về hãng này. mua cũng khá nhiều đồ rồi giờ thử bh 1 lần thì quá thất vọng.</text:p>
          </table:table-cell>
          <table:table-cell/>
        </table:table-row>
        <table:table-row table:style-name="ro1">
          <table:table-cell office:value-type="string" calcext:value-type="string">
            <text:p>mình mua samsung m20 ở tp thái bình mà tiki giao hàng quá chậm. mình phải hủy đơn hàng, đặt lại đơn hàng mới mà tiki cũng giao chậm. haizza chán</text:p>
          </table:table-cell>
          <table:table-cell/>
        </table:table-row>
        <table:table-row table:style-name="ro4">
          <table:table-cell office:value-type="string" calcext:value-type="string">
            <text:p>mình mua sản phẩm bị hư bên phải ko kết nối được. shop đã đổi sản phẩm, nhưng sau khi đổi sản phẫm vẫn bị hư bên tai phải. chẳng lẻ mình lại đổi trả tiếp... rất thất vọng cách làm ăn của shop</text:p>
          </table:table-cell>
          <table:table-cell/>
        </table:table-row>
        <table:table-row table:style-name="ro1">
          <table:table-cell office:value-type="string" calcext:value-type="string">
            <text:p>mình mua sản phẩm chưa đầy 1 ngày đã hỏng lò xo, mình dùng ip8 plus. haiz</text:p>
          </table:table-cell>
          <table:table-cell/>
        </table:table-row>
        <table:table-row table:style-name="ro1">
          <table:table-cell office:value-type="string" calcext:value-type="string">
            <text:p>mình mua sản phẩm dùng đc 5 ngày sau đó sạc không thể sạc được! gởi lại bảo hành hẹn hơn 2 tuần trả bảo hành. bây giờ lại dời lại thêm 2 tuần</text:p>
          </table:table-cell>
          <table:table-cell/>
        </table:table-row>
        <table:table-row table:style-name="ro1">
          <table:table-cell office:value-type="string" calcext:value-type="string">
            <text:p>mình mua sản phẩm dùng mới có 10 ngày, chui sản phẩm bị cong lên rồi hư luôn.</text:p>
          </table:table-cell>
          <table:table-cell/>
        </table:table-row>
        <table:table-row table:style-name="ro1">
          <table:table-cell office:value-type="string" calcext:value-type="string">
            <text:p>mình mua sản phẩm mà hiện tại dock không sạc được. tai nghe hết pin mà dock cắm sạc k vô thì bó tay. đề nghị tiki có phương án hỗ trợ ng mua</text:p>
          </table:table-cell>
          <table:table-cell/>
        </table:table-row>
        <table:table-row table:style-name="ro2">
          <table:table-cell office:value-type="string" calcext:value-type="string">
            <text:p>mình mua sản phẩm này tại tiki vào tháng 7, từ đó đến nay thì có 1 tháng mình không ở nhà nên không hề sử dụng, thì đến cách đây 2 tuần, khi mình gắn bộ mở rộng để phát wifi trong phòng mình (modem chính ở phòng khách nên vào phòng mình sẽ bị yếu), thì lúc đó wifi máy mình bắt được từ bộ mở rộng này không đủ là load bất kì video nào, lướt facebook hay mail thì chập chờn khá chậm. <text:s/>lúc mình tắt bộ mở rộng này đi, dùng wifi từ phòng khách phát thẳng vào thì còn mạnh hơn là lúc có cắm bộ mở rộng, vẫn load được video dù không phải quá nhanh. thế là giờ mình bỏ luôn bộ mở rộng không xài nữa, cảm thấy bỏ hơn 200k ra để xài hơn 3 tháng như vậy thật phí phạm.</text:p>
          </table:table-cell>
          <table:table-cell/>
        </table:table-row>
        <table:table-row table:style-name="ro4">
          <table:table-cell office:value-type="string" calcext:value-type="string">
            <text:p>mình mua sản phẩm này vào ngày 15/02/2020, đến nay màn hình màu không được rõ nét, màu màn hình khi xem youtube và chụp ảnh bị tím tái, trông kinh khủng. mấy lần mình mua các sản phẩm đắt tiền trên tiki đều có vấn đề, quá thất vọng, chắc tiki chỉ để mua sách thôi.</text:p>
          </table:table-cell>
          <table:table-cell/>
        </table:table-row>
        <table:table-row table:style-name="ro9">
          <table:table-cell office:value-type="string" calcext:value-type="string">
            <text:p>mình mua sản phẩm ngày 04/05/2019, sử dụng đến ngày 27/4/2020 thì lăn ra lỗi ko nghe, ko sạc, ko kết nối đc, tức là còn 8 ngày để bảo hành. mình liên hệ để đc bảo hành, có nhắc nhở với nhân viên là thu hồi nhanh chứ không hết hạn bảo hành. hôm sau thì có nhân viên đến nhận sản phẩm liền. cứ ngỡ là sẽ đc bảo hành đàng hoàng vì có mail thông báo đang bảo hành này nọ. đùng một ngày nhân viên gọi lại báo sản phẩm ko đc bảo hành do hết hạn, wtf, hỗ trợ đổi 1 bên tai nghe với giá 1tr. tất nhiên mình không đồng ý vì khác gì mình tự đi sửa. sau đó tự ý không bảo hành với lý do khách hàng không cần bảo hành nữa, wtf lần 2, mình không cần nữa khi nào? vậy thì bảo hành 1 năm có ý nghĩa gì khi mà mình đã yêu cầu bảo hành trước ngày hết hạn? nguyên nhân tại vì sự chậm chạp, rề rà của tiki mà bắt khách hàng phải chịu?</text:p>
          </table:table-cell>
          <table:table-cell/>
        </table:table-row>
        <table:table-row table:style-name="ro4">
          <table:table-cell office:value-type="string" calcext:value-type="string">
            <text:p>mình mua sản phẩm tầm giá này không kì vọng nhiều. nhưng nhận 1 sản phẩm bị lỗi về chất lượng là không thể chấp nhận được. tai nghe của mình không ngắt kết nối khi bỏ lại hộp. liên tục tìm kiếm thiết bị kết nối ngay cả khi đã bỏ hộp làm hết pin rất vớ vẩn.</text:p>
          </table:table-cell>
          <table:table-cell/>
        </table:table-row>
        <table:table-row table:style-name="ro9">
          <table:table-cell office:value-type="string" calcext:value-type="string">
            <text:p>mình mua sản phẩm theo hình thức trả góp, nhưng không rõ là do đâu mà tiki không chuyển đổi gói trả góp nên đơn hàng của mình được xem là mua trả bình thường. 1 tháng sau ngày mua, bidv rút nợ tự động trong tài khoản của mình 25 triệu. số dư trong tài khoản không đủ nên rút nợ không thành công, bidv còn charge phí thêm. mình điện tổng đài tiki nhiều lần (vì chờ phản hồi quá lâu), mỗi lần gặp một người đều phải brief lại case của mình, nhưng trạng thái kiểm tra vẫn là đang xác nhận lại thông tin với bidv. đến giờ vẫn chưa thấy ai liên hệ lại. mình cũng đã có email tới tổng đài hỗ trợ và đến giờ vẫn chưa có ai chủ động liên hệ để giải quyết với mình. bản thân đã mua nhiều đơn hàng điện tử với tiki, lần này mình rất thất vọng.</text:p>
          </table:table-cell>
          <table:table-cell/>
        </table:table-row>
        <table:table-row table:style-name="ro3">
          <table:table-cell office:value-type="string" calcext:value-type="string">
            <text:p>mình mua sản phẩm từ hôm 11/7 , trong đơn hàng được tặng thẻ gift vì mình muốn mua sản phẩm tiếp theo nữa của tiki. tuy nhiên sau khi gọi 3 cuộc điện thoại mỗi cuộc cách nhau 48 tiếng ( vì các bạn tư vấn báo là đợi 48 tiếng sẽ có phản hồi) đến giờ vẫn chờ dài cổ ra nhưng vẫn chưa nhận gift của mình, <text:s/>thật tệ để khách hàng chờ như này quả là một trải nghiệm dịch vụ tệ lần đầu mình gặp phải trong các sàn! hy vọng các bạn ko ỉm quyền lợi của mình.</text:p>
          </table:table-cell>
          <table:table-cell/>
        </table:table-row>
        <table:table-row table:style-name="ro4">
          <table:table-cell office:value-type="string" calcext:value-type="string">
            <text:p>mình mua sản phẩm và được giao vào ngày 12/06, lúc mới xài thì lướt vù vù, nhưng hiện tại thì hiện tượng giật, lag, chậm khi sử dụng app xảy ra liên tục, mình nghĩ là ít nhất cũng hơn 1 năm mới xảy ra, bây giờ ko biết có được bảo hành không?</text:p>
          </table:table-cell>
          <table:table-cell/>
        </table:table-row>
        <table:table-row table:style-name="ro1">
          <table:table-cell office:value-type="string" calcext:value-type="string">
            <text:p>mình mua sản phẩm vào cuối tháng 3 sài được 3 tháng tới 6 9 thì tin nhắn tới bảo đã hết hạn nay k xài đc là sao?</text:p>
          </table:table-cell>
          <table:table-cell/>
        </table:table-row>
        <table:table-row table:style-name="ro4">
          <table:table-cell office:value-type="string" calcext:value-type="string">
            <text:p>minh mua sản phẩm về để dùng , muốn đổi trả cũng rất khó khăn, chắc cũng là lần cuối sử dụng luôn, mọi người mua hàng cũng nên cân nhắc kỹ, mua hàng rồi mà lỗi trả lại khó khăn lắm</text:p>
          </table:table-cell>
          <table:table-cell/>
        </table:table-row>
        <table:table-row table:style-name="ro4">
          <table:table-cell office:value-type="string" calcext:value-type="string">
            <text:p>mình mua sản phẩm về lắp vào thử 2 lần nhưng đều không chạy được, gửi yêu cầu đổi trả cho tiki mà chỉ báo đã tiếp nhận và giải quyết trong 24h, mà mãi không thấy email giải quyết như nào.</text:p>
          </table:table-cell>
          <table:table-cell/>
        </table:table-row>
        <table:table-row table:style-name="ro9">
          <table:table-cell office:value-type="string" calcext:value-type="string">
            <text:p>mình mua sản phẩm về tháo ra thì thấy ngay 2 điểm chết trên màn hình, tiki bảo 5 điểm chết mới được trả hàng đổi cái khác, xài 2 hôm thì thêm 1 điểm chết nữa là 3, <text:s/>giá thì cũng không rẻ hơn ở ngoài, các bạn nên cân nhắc ra ngoài cửa hàng mua kiểm tra tại chỗ, có gì đổi luôn cho tiện, lại được phục vụ. còn về màn hình thì khá ổn, màn hình đẹp (độ sáng bình thường, không quá nổi bậc) <text:s text:c="2"/>mình cũng không có nhu cầu gì quá cao, làm việc văn phòng khá tiện vì màn hình 21:9. loa thì không hay, được cái âm lượng to dùng để nghe đọc báo coi phim thì ok , nghe nhạc dở. màn cũng ko xoay được, chỉ gập lên gập xuống. chân chống sang trọng và chắc chắn.chung quy lại thì màn hình tốt trong tầm giá, nhưng tiki nên xem lại chính sách đổi hàng và ghi rõ ràng ra từ đầu để khách cân nhắc.</text:p>
          </table:table-cell>
          <table:table-cell/>
        </table:table-row>
        <table:table-row table:style-name="ro1">
          <table:table-cell office:value-type="string" calcext:value-type="string">
            <text:p>mình mua sáng nay mà sạc bin đến giờ vẫn không mở loa lên được . muốn đổi trả thì phải như thế nào ạ. admin ?????</text:p>
          </table:table-cell>
          <table:table-cell/>
        </table:table-row>
        <table:table-row table:style-name="ro2">
          <table:table-cell office:value-type="string" calcext:value-type="string">
            <text:p>mình mua sim này ngày 25/10 (cách nay mấy ngày), sau khi lắp vô máy thì nhận được tin nhắn báo nợ cước 220k, mình nhắn tin hỏi cửa hàng thì k ai trả lời! hôm nay là đúng ngày 28/10, sim hoàn toàn k kết nối được mạng internet! trước khi mua mình đã xem cửa hàng này được tiki đảm bảo uy tín, mình mới tin mà mua. mình k trách tiki, vì khó mà kiểm soát được hết tất cả gian hàng, nhưng tiki cần xem xét lại những thể loại cửa hàng này, đừng để mất uy tín chỉ vì một hai trăm nghìn, k đáng! <text:s/>mong tiki giải quyết chuyện này giúp mình, xin cảm ơn.</text:p>
          </table:table-cell>
          <table:table-cell/>
        </table:table-row>
        <table:table-row table:style-name="ro4">
          <table:table-cell office:value-type="string" calcext:value-type="string">
            <text:p>mình mua sim từ tháng 2/2019. sim ghi là trọn gói sử dụng 1 năm 4g nhưng tới giờ là tháng 10/2019 thì không thể vào 4g được nữa. báo daumart kiểm tra và xử lý nhưng dâu mart không thèm xử lý, để cả tuần rồi mà vẫn im hơi lặng tiếng. mọi người mua hàng nên cân nhắc sử dụng dịch của dâu mart nha.</text:p>
          </table:table-cell>
          <table:table-cell/>
        </table:table-row>
        <table:table-row table:style-name="ro1">
          <table:table-cell office:value-type="string" calcext:value-type="string">
            <text:p>mình mua sp bài viết trên sao gửi mình sp như hình này mông shop đổi lại giúp mình</text:p>
          </table:table-cell>
          <table:table-cell/>
        </table:table-row>
        <table:table-row table:style-name="ro1">
          <table:table-cell office:value-type="string" calcext:value-type="string">
            <text:p>mình mua sp về hôm nay là ngày thứ 4 mà lắp ssd vào máy báo x đỏ sau đó tắt đi bật lại thì bị đen thui v . bh muốn đổi trả thì lm s đây ạ</text:p>
          </table:table-cell>
          <table:table-cell/>
        </table:table-row>
        <table:table-row table:style-name="ro4">
          <table:table-cell office:value-type="string" calcext:value-type="string">
            <text:p>mình mua tai nghe màu đen giá 131.000 còn màu trắng giá 119.000 vậy mà mình mua màu đen gửi cái màu trắng vẫn tính giá theo cái màu đen là sao vậy,làm ăn chán quá,chẳng có uy tín gì vậy,cái vỏ là mẫu xịn nhưng bên trong là hàng khác là sao?</text:p>
          </table:table-cell>
          <table:table-cell/>
        </table:table-row>
        <table:table-row table:style-name="ro4">
          <table:table-cell office:value-type="string" calcext:value-type="string">
            <text:p>mình mua tai nghe tặng bạn sáng nay ( 12/11). gọi cho bạn mình 2 lần khi bạn mình ở văn phòng làm việc thì bị mất kết nối 2 lần sau vài phút nói chuyện. lần thứ 3 gọi khi bạn mình đang chạy xe thì k nghe đc gì cả ngoài tiếng xe cộ rồi sau đó mất kết nối. mình muốn trả sản phẩm thì làm cách nào, mình k muốn đổi sản phẩm. xin cảm ơn</text:p>
          </table:table-cell>
          <table:table-cell/>
        </table:table-row>
        <table:table-row table:style-name="ro3">
          <table:table-cell office:value-type="string" calcext:value-type="string">
            <text:p>mình mua tai nghe về dùng được mấy ngày là bị lỗi 1 bên không nghe được.gọi tiki nhờ đổi bảo hành thì gần cả tuần sau mới đến lấy , thông báo bảo hành trong 21 ngày.tổng thời gian đến lấy hàng và đổi bảo hành là 1 tháng.mình nghĩ tiki nên xem lại cách bảo hành sản phẩm của tiki.thời gian quá dài, mình cảm thấy rất chán và nản với cách làm việc như vậy.</text:p>
          </table:table-cell>
          <table:table-cell/>
        </table:table-row>
        <table:table-row table:style-name="ro5">
          <table:table-cell office:value-type="string" calcext:value-type="string">
            <text:p>mình mua tặng em gái sinh nhật, em nói tai nghe tốt. tuy nhiên cho 1 sao cho dịch vụ giao hàng của tikinow ạ. 1. mình thanh toán tikinow ngày 12/6 và được báo sẽ giao hàng ngày 13/ (ngay sinh nhật em mình) tuy nhiên shipper gọi mình 3 cuộc liên tiếp (mỗi cuộc cách nhau vài phút) thì mình bị lỡ. sau đó 22 phút mình gọi lại thì shipper không bắt máy(có hình ảnh chụp, tiki muốn xác thực mình sẵn sàng cung cấp và đối chất) 2. shipper đã không giao hàng cho mình mà trả về kho, nhận dc tin thì mình gọi lên tổng đài khiếu nại nhưng chỉ nhận được câu trả lời rập khuôn rằng hàng sẽ dc giao lại trong 1 3 ngày sau 3. mình đặt hàng tiki rất nhiều lần bao năm nay, có nhiều anh shipper không cần gọi mà giao dc hàng tận nhà luôn, ngủ dậy đã thấy hàng. lần này mình lại không dc gjao hàng với lý do là không bắt điện thoại???? vậy đưa địa chỉ để làm gì? chả lẽ khách phải cả ngày ngồi ôm đt chờ được gọi confirm? 4. mình bỏ 29k tiki now với hy vọng là sẽ tặng được quà cho em gái vào đúng sinh nhật, ai dè bỏ tiền ra mua bực tức vô người, hàng thì tới lận 2 ngày sau mới nhận, coi như tốn tiền ngu </text:p>
          </table:table-cell>
          <table:table-cell/>
        </table:table-row>
        <table:table-row table:style-name="ro3">
          <table:table-cell office:value-type="string" calcext:value-type="string">
            <text:p>mình mua thêm con này giảm tải bớt cho modem chính , khi kết nối dây lan từ modem chính qua con 840n này để phát wifi thì làm cho tốc độ của cả hệ thống mạng giảm theo. rồi tốc độ wifi của nó cũng cực yếu. trước giờ mình có dùng con tl wr940n thì ok không vấn đề gì đến khi gắn thêm con 840n này thì bị tình trạng trên, rút ra thì hết. muốn đổi con tl wr840n này bù thêm tiền để qua con tl wr940n cho ổn định. bực mình từ lúc mua đến giờ.</text:p>
          </table:table-cell>
          <table:table-cell/>
        </table:table-row>
        <table:table-row table:style-name="ro4">
          <table:table-cell office:value-type="string" calcext:value-type="string">
            <text:p>mình mua tới nay được 9 tháng thì sản phẩm đã ngủm không sử dụng được nữa. không biết có bảo hành gì không ? nếu như mình mua và đánh giá 5 sao tại thời điểm mua và giờ hư thì mình đã không thể kể cho mọi người. máy mình cũng có sẵn 1 thanh samsung 8gb cùng loại này sx ở philippines mà máy mua từ 2014 tới giờ vẫn dùng ổn định.</text:p>
          </table:table-cell>
          <table:table-cell/>
        </table:table-row>
        <table:table-row table:style-name="ro1">
          <table:table-cell office:value-type="string" calcext:value-type="string">
            <text:p>mình mua trên tiki thấy giá cao hơn ở ngoài nhiều,xài được 1 tháng bị hỏng mất. không hài lòng với sản phẩm này.</text:p>
          </table:table-cell>
          <table:table-cell/>
        </table:table-row>
        <table:table-row table:style-name="ro1">
          <table:table-cell office:value-type="string" calcext:value-type="string">
            <text:p>mình mua từ 2/4 hôm nay 20/4 mới dùng có 18 ngày đã hư mất phím nguồn.. <text:s/>phím nguồn bị lọt vào trong. giờ để tắt chuột phải dùng cây chọt vào.</text:p>
          </table:table-cell>
          <table:table-cell/>
        </table:table-row>
        <table:table-row table:style-name="ro4">
          <table:table-cell office:value-type="string" calcext:value-type="string">
            <text:p>mình mua từ nhà cung cấp eltech ban đầu về sử dụng ngon lành tưởng không có chuyện gì nhưng chỉ sau 5 tiếng sử dụng màn hình tự nhiên tắt rồi chớp nháy nhiên tục, mình sử dụng máy tính của bạn thì thấy màn hình của mình vẫn hoạt động bình thường. các bạn nên né nhà cung <text:s/>cấp này ra!</text:p>
          </table:table-cell>
          <table:table-cell/>
        </table:table-row>
        <table:table-row table:style-name="ro4">
          <table:table-cell office:value-type="string" calcext:value-type="string">
            <text:p>mình mua và sử dụng sản phẩm này được mấy tháng thì bắt đầu phát sinh sự cố, thiết bị lúc phát wifi, lúc không phát wifi, phải tắt nguồn mở lại thì mới hoạt động lại. không giống như mong đợi.</text:p>
          </table:table-cell>
          <table:table-cell/>
        </table:table-row>
        <table:table-row table:style-name="ro1">
          <table:table-cell office:value-type="string" calcext:value-type="string">
            <text:p>mình mua vào ngày 1/6 năm ngoái. vừa hết bảo hành hôm qua thì hôm nay bong cao su.</text:p>
          </table:table-cell>
          <table:table-cell/>
        </table:table-row>
        <table:table-row table:style-name="ro1" table:visibility="filter">
          <table:table-cell office:value-type="string" calcext:value-type="string">
            <text:p>mình mua vào ngày 1/6 năm ngoái. vừa hết bảo hành hôm qua thì hôm nay bong cao su.</text:p>
          </table:table-cell>
          <table:table-cell/>
        </table:table-row>
        <table:table-row table:style-name="ro1">
          <table:table-cell office:value-type="string" calcext:value-type="string">
            <text:p>mình mua về <text:s text:c="2"/>kiểm tra app thì thấy sim bị báo nợ cước 230k mình có liên hệ số shop gửi kèm sim 2 3 lần mà ko đc nhờ hỗ trợ giải đáp thanks</text:p>
          </table:table-cell>
          <table:table-cell/>
        </table:table-row>
        <table:table-row table:style-name="ro4">
          <table:table-cell office:value-type="string" calcext:value-type="string">
            <text:p>mình mua về cài đặt trên máy dell win 7 64bit, nói chung là full vạch, nhưng tốc độ kết nối còn tệ hơn cả card wifi có sẵn dù máy mình chỉ bắt được 2 vạch! không biết phải làm sao! nói chung đây là sản phẩm mình không dám đụng đến lần thứ 2! chờ nó kết nối mà nản!</text:p>
          </table:table-cell>
          <table:table-cell/>
        </table:table-row>
        <table:table-row table:style-name="ro4">
          <table:table-cell office:value-type="string" calcext:value-type="string">
            <text:p>mình mua về cắm sim phụ nhận opt là chủ yếu, hôm nay mới mang ra nhắn tin thì lỗi không gửi được tin nhắn, gọi cũng không được, gọi 900 cũng không thông, chỉ nhận đc tin nhắn đến. quá thất vọng về chất lượng sản phẩm như vậy mà cũng mang đi bán đc</text:p>
          </table:table-cell>
          <table:table-cell/>
        </table:table-row>
        <table:table-row table:style-name="ro1">
          <table:table-cell office:value-type="string" calcext:value-type="string">
            <text:p>mình mua về cắm thử các cổng không kết nối được 1 con loa nào. thử với điện thoại cũng không được luôn.</text:p>
          </table:table-cell>
          <table:table-cell/>
        </table:table-row>
        <table:table-row table:style-name="ro1">
          <table:table-cell office:value-type="string" calcext:value-type="string">
            <text:p>mình mua về cắm vào máy thì ổ quay phát ra tiếng rất to, không format được. đã trả lại ngay trong một nốt nhạc.</text:p>
          </table:table-cell>
          <table:table-cell/>
        </table:table-row>
        <table:table-row table:style-name="ro1">
          <table:table-cell office:value-type="string" calcext:value-type="string">
            <text:p>mình mua về cắm vào máy tính bàn và máy tính xách tay đều không nhận được tín hiệu usb. bảo hành như thế nào vậy tiki?</text:p>
          </table:table-cell>
          <table:table-cell/>
        </table:table-row>
        <table:table-row table:style-name="ro1">
          <table:table-cell office:value-type="string" calcext:value-type="string">
            <text:p>mình mua về chỉ mới cắm điện thôi để bắt sóng cục repeater mà k thấy hiển thị sóng. mong shop xem lại để em đổi trả hàng ạ. sản phẫm lỗi k dùng được</text:p>
          </table:table-cell>
          <table:table-cell/>
        </table:table-row>
        <table:table-row table:style-name="ro1">
          <table:table-cell office:value-type="string" calcext:value-type="string">
            <text:p>mình mua về chưa dùng đc 1 phút nào. cắm vào chỉ vào sạc ko vào tai nghe. shop xem ntn đổi cho mình. ko thấy chỗ ntin hoặc liên hệ đc shop</text:p>
          </table:table-cell>
          <table:table-cell/>
        </table:table-row>
        <table:table-row table:style-name="ro4">
          <table:table-cell office:value-type="string" calcext:value-type="string">
            <text:p>mình mua về còn nguyên seal. nhưng khi kích hoạt 2 lần máy không nhận sim. check thì ra đây là bản khóa mạng nhà mạng at&amp;t. gọi nhân viên hỗ trợ của tiki thì lòng vòng không giải quyết. mọi người không nên ham rẻ mà mua phải hàng lock.</text:p>
          </table:table-cell>
          <table:table-cell/>
        </table:table-row>
        <table:table-row table:style-name="ro1">
          <table:table-cell office:value-type="string" calcext:value-type="string">
            <text:p>mình mua về để kết nối với loa và tai nghe bluetooth thì âm thanh trên loa quá giật , đứt quãng. hi <text:s/>vọng tiki sớm đổi cho mình sản phẩm khác tốt hơn</text:p>
          </table:table-cell>
          <table:table-cell/>
        </table:table-row>
        <table:table-row table:style-name="ro1">
          <table:table-cell office:value-type="string" calcext:value-type="string">
            <text:p>mình mua về dùng được 2 tuần thì bị lỗi,đã gửi lại bảo hành và đến nay là 20 ngày vẫn chưa thấy hồi âm.mong shop lưu tâm!!!</text:p>
          </table:table-cell>
          <table:table-cell/>
        </table:table-row>
        <table:table-row table:style-name="ro4">
          <table:table-cell office:value-type="string" calcext:value-type="string">
            <text:p>mình mua về dùng với <text:s/>tai nghe bluetooth, kết nối không ổn định, nghe lúc được lúc không. thử với chuột bluetooth thì di chuyển có độ trễ rất cao. chả dùng được việc gì lại còn thêm bực vào người.</text:p>
          </table:table-cell>
          <table:table-cell/>
        </table:table-row>
        <table:table-row table:style-name="ro1">
          <table:table-cell office:value-type="string" calcext:value-type="string">
            <text:p>minh mua về khong biết sử dụng như thế nào cám vào ổ điện không bát được</text:p>
          </table:table-cell>
          <table:table-cell/>
        </table:table-row>
        <table:table-row table:style-name="ro1">
          <table:table-cell office:value-type="string" calcext:value-type="string">
            <text:p>mình mua về không đăng nhập được vào tài khoản kindle <text:s/>.</text:p>
          </table:table-cell>
          <table:table-cell/>
        </table:table-row>
        <table:table-row table:style-name="ro1">
          <table:table-cell office:value-type="string" calcext:value-type="string">
            <text:p>mình mua về không dùng được. lắp thứ 4, 5 máy khác nhau đều không nhận. từ lúc mua đến giờ cũng vẫn chưa có thời gian để gửi trả nữa. <text:s/>.</text:p>
          </table:table-cell>
          <table:table-cell/>
        </table:table-row>
        <table:table-row table:style-name="ro1">
          <table:table-cell office:value-type="string" calcext:value-type="string">
            <text:p>mình mua về ko nói chuyện được. ko biết là do sản phẩm ko hỗ trợ hay là do sản phẩm lỗi</text:p>
          </table:table-cell>
          <table:table-cell/>
        </table:table-row>
        <table:table-row table:style-name="ro4">
          <table:table-cell office:value-type="string" calcext:value-type="string">
            <text:p>mình mua về lắp vào 2 máy đều không nhận, máy bị reset liên tục, lắp máy công ty cũng không nhận trong khi cùng bus cùng dung lượng. đã gọi 2 lần lên tổng đài tiki đều hẹn kỹ thuật gọi lại, nhưng vẫn không thấy ai gọi. mua hàng online kiểu này ai dám mua</text:p>
          </table:table-cell>
          <table:table-cell/>
        </table:table-row>
        <table:table-row table:style-name="ro1">
          <table:table-cell office:value-type="string" calcext:value-type="string">
            <text:p>mình mua về mà cài đặt báo thành công. đèn xanh ok nhưng điện thoại và náy tính đều bắt k dk .xin bảo hành hoặc trả hàng</text:p>
          </table:table-cell>
          <table:table-cell/>
        </table:table-row>
        <table:table-row table:style-name="ro1">
          <table:table-cell office:value-type="string" calcext:value-type="string">
            <text:p>mình mua về mà sạc k vô shop có thể hỗ trợ đổi được k ạ ??</text:p>
          </table:table-cell>
          <table:table-cell/>
        </table:table-row>
        <table:table-row table:style-name="ro1">
          <table:table-cell office:value-type="string" calcext:value-type="string">
            <text:p>mình mua về mới sài được vài bữa giờ hết dùng được nữa. bật nó ko hiện lên. dù đã thay pin mới thử</text:p>
          </table:table-cell>
          <table:table-cell/>
        </table:table-row>
        <table:table-row table:style-name="ro1" table:visibility="filter">
          <table:table-cell office:value-type="string" calcext:value-type="string">
            <text:p>mình mua về mới sài được vài bữa giờ hết dùng được nữa. bật nó ko hiện lên. dù đã thay pin mới thử</text:p>
          </table:table-cell>
          <table:table-cell/>
        </table:table-row>
        <table:table-row table:style-name="ro1">
          <table:table-cell office:value-type="string" calcext:value-type="string">
            <text:p>mình mua về và làm theo hướng dẫn nhưng chỉ vào được máy tính còn điện thoại thì không. mạng không ổn định và giảm tốc đọ mạng.</text:p>
          </table:table-cell>
          <table:table-cell/>
        </table:table-row>
        <table:table-row table:style-name="ro1">
          <table:table-cell office:value-type="string" calcext:value-type="string">
            <text:p>mình mua về xài đc có một hôm là bị mất kết nối,đèn vẫn sáng mà ko có tiến hiệu</text:p>
          </table:table-cell>
          <table:table-cell/>
        </table:table-row>
        <table:table-row table:style-name="ro4">
          <table:table-cell office:value-type="string" calcext:value-type="string">
            <text:p>mình mua về, cài đặt lần đầu đã ok nhưng sau đó dùng thì k kết nối được nữa dù thử lại cả 3 cách và không vào được trình duyệt. tiki có thể hỗ trợ đổi lại hàng cho mình được không</text:p>
          </table:table-cell>
          <table:table-cell/>
        </table:table-row>
        <table:table-row table:style-name="ro4">
          <table:table-cell office:value-type="string" calcext:value-type="string">
            <text:p>mình mua xài đựo 6 ngày thì nút nguồn hư, ko rớt ko trầy gì cả. đã mail tiki hôm qua đến nay vẫn ko thấy ai gọi. dịch vụ sau bán hàng quá chậm. nếu mua hàng chổ khác đã được đổi mới xong rồi. thất vọng với tiki</text:p>
          </table:table-cell>
          <table:table-cell/>
        </table:table-row>
        <table:table-row table:style-name="ro1">
          <table:table-cell office:value-type="string" calcext:value-type="string">
            <text:p>mình mua xong lần 1 không nhận sim &gt; đổi trả mình được đổi 1 cái mới, tiếp tục không nhận sim &gt; đang chuẩn bị gửi đi kiểm tra, đổi trả. nản.</text:p>
          </table:table-cell>
          <table:table-cell/>
        </table:table-row>
        <table:table-row table:style-name="ro1">
          <table:table-cell office:value-type="string" calcext:value-type="string">
            <text:p>mình mua, tin tưởng kiti nên không kiểm tra, về bật lên thì loa bị hư rồi, đúng là tiền mất mà lại bị tức nữa đấy</text:p>
          </table:table-cell>
          <table:table-cell/>
        </table:table-row>
        <table:table-row table:style-name="ro1">
          <table:table-cell office:value-type="string" calcext:value-type="string">
            <text:p>mình muốn bảo hành usb bảo làm như thế nào. <text:s/>usb mình hoạt động đc vài lần là chết luôn rồi. mình mới mua gần đây, bảo quản rất tốt nữa.</text:p>
          </table:table-cell>
          <table:table-cell/>
        </table:table-row>
        <table:table-row table:style-name="ro1">
          <table:table-cell office:value-type="string" calcext:value-type="string">
            <text:p>mình muốn đổi hàng, cáp quá lỏng nên bị mất kết nối liên tục</text:p>
          </table:table-cell>
          <table:table-cell/>
        </table:table-row>
        <table:table-row table:style-name="ro4">
          <table:table-cell office:value-type="string" calcext:value-type="string">
            <text:p>mình muốn đổi lại đc ko.vù sản phẩm ko như quảng cáo.mình mua chủ yếu để dùng data mà ko phải gói ez d500 mà là gói student j đấy.mình ko biết có nhầm lẫn j ko nhưng nếu tiki uy tín thù cho mình xin đổi lại ạ.cảm ơn tiki</text:p>
          </table:table-cell>
          <table:table-cell/>
        </table:table-row>
        <table:table-row table:style-name="ro1">
          <table:table-cell office:value-type="string" calcext:value-type="string">
            <text:p>mình muốn đổi sản phẩm này, pin rất kém mới dùng 1 ngày 1 tai đã hõng</text:p>
          </table:table-cell>
          <table:table-cell/>
        </table:table-row>
        <table:table-row table:style-name="ro1">
          <table:table-cell office:value-type="string" calcext:value-type="string">
            <text:p>mình muốn giải được nghe giải thích về vết trầy xước và khuyết lỗ của máy nguyên seal, mình muốn được đổi mây khác!</text:p>
          </table:table-cell>
          <table:table-cell/>
        </table:table-row>
        <table:table-row table:style-name="ro1">
          <table:table-cell office:value-type="string" calcext:value-type="string">
            <text:p>mình muốn trả hàng tai nghe khong nghe được,chỉ nghe đc 1 bên r tắt ngay</text:p>
          </table:table-cell>
          <table:table-cell/>
        </table:table-row>
        <table:table-row table:style-name="ro1">
          <table:table-cell office:value-type="string" calcext:value-type="string">
            <text:p>mình muốn trả lại đơn hàng này. do k sử dụng được.</text:p>
          </table:table-cell>
          <table:table-cell/>
        </table:table-row>
        <table:table-row table:style-name="ro1">
          <table:table-cell office:value-type="string" calcext:value-type="string">
            <text:p>mình nghe được có 1 bên trái bên phải k nghe đc có đổi lại k ạh</text:p>
          </table:table-cell>
          <table:table-cell/>
        </table:table-row>
        <table:table-row table:style-name="ro3">
          <table:table-cell office:value-type="string" calcext:value-type="string">
            <text:p>mình nghe qc thấy rẻ hôm.nay vừa mua 2 cái. hý hửng test tốc độ đọc ghi thì ôi thôi rồi. chậm như rùa bò. copy ma chỉ tầm 2 đến 4 mb thế này thì lừa đảo cmnr. lâu lâu nhích lên được 12mb, quá thất vọng về sản phẩm. và mình nghĩ đây là hàng giả. mình thấy trong này ghi sản xuất taiwan. nhưng shop bày đặt dán đè lên tem bảo hành và sữa lại thái lan. 2 sự lừa đảo có chủ địch,. đề nghị tiki xoá gian hàng lừa đảo này</text:p>
          </table:table-cell>
          <table:table-cell/>
        </table:table-row>
        <table:table-row table:style-name="ro1">
          <table:table-cell office:value-type="string" calcext:value-type="string">
            <text:p>mình nghĩ rằng thương hiệu logitech sẽ chất lượng và bền. nhưng sài được hơn 1 năm chút thì hổng chuột trái.</text:p>
          </table:table-cell>
          <table:table-cell/>
        </table:table-row>
        <table:table-row table:style-name="ro3">
          <table:table-cell office:value-type="string" calcext:value-type="string">
            <text:p>mình nhận chuột thì thấy mặt nhựa đã được rạch ra, tạo cảm giác như ai đó lấy chuột mới cho chuột cũ vào. <text:s/>tuy nhiên, đọc comment có người nói là chính shop rạch ra để gián tem. cắm vào máy tính thì thấy chạy ok. <text:s/>nhưng nói chung là mua đồ điện tử mà cầm bị rạch ra thì cảm giác sẽ ko bao giờ yên tam, có nhiều cách dán tem chưa làm cách này thì mình ko bao giờ mua tiki nữa, đảm bao kiểu gì mà ko tâm lý khách hàng gì cả</text:p>
          </table:table-cell>
          <table:table-cell/>
        </table:table-row>
        <table:table-row table:style-name="ro3" table:visibility="filter">
          <table:table-cell office:value-type="string" calcext:value-type="string">
            <text:p>mình nhận chuột thì thấy mặt nhựa đã được rạch ra, tạo cảm giác như ai đó lấy chuột mới cho chuột cũ vào. <text:s/>tuy nhiên, đọc comment có người nói là chính shop rạch ra để gián tem. cắm vào máy tính thì thấy chạy ok. <text:s/>nhưng nói chung là mua đồ điện tử mà cầm bị rạch ra thì cảm giác sẽ ko bao giờ yên tam, có nhiều cách dán tem chưa làm cách này thì mình ko bao giờ mua tiki nữa, đảm bao kiểu gì mà ko tâm lý khách hàng gì cả</text:p>
          </table:table-cell>
          <table:table-cell/>
        </table:table-row>
        <table:table-row table:style-name="ro2">
          <table:table-cell office:value-type="string" calcext:value-type="string">
            <text:p>mình nhận được chuột đúng màu, đúng phân loại, thời gian giao hàng nhanh. tuy nhiên chuột không thể kết nối với laptop, bằng usb hoặc bluetooth đều không thể kết nối. cắm usb vào laptop, laptop có hiển thị tên chuột + âm thanh kết nối usb và chuột cũng có nhấp nháy đèn đỏ. tuy nhiên không thể di chuyển chuột trên laptop, đồng thời khi cắm usb của chuột vào thì touchpad của laptop cũng không sử dụng được. trước đây mình cũng đã mua đúng dòng rapoo m200 này và sử dụng ổn định cho laptop trong 1 thời gian dài. do thấy chất lượng chuột tốt nên mua lại cùng loại nhưng lần này lại gặp sự cố nhue trên. mong tiki xem xét xử lý nhanh chóng giúp mình. xin cảm ơn.</text:p>
          </table:table-cell>
          <table:table-cell/>
        </table:table-row>
        <table:table-row table:style-name="ro1">
          <table:table-cell office:value-type="string" calcext:value-type="string">
            <text:p>mình nhận được hàng cũ lỗi như hình. hàng từ shop tuệ lâm. đề nghị tik inhanh chóng đổi lại cho mình.</text:p>
          </table:table-cell>
          <table:table-cell/>
        </table:table-row>
        <table:table-row table:style-name="ro1">
          <table:table-cell office:value-type="string" calcext:value-type="string">
            <text:p>mình nhận được hàng của tiki nhưng chỉ nghe được 1 bên tai. tiki cho mình xin thông tin để trả hàng với ạ</text:p>
          </table:table-cell>
          <table:table-cell/>
        </table:table-row>
        <table:table-row table:style-name="ro2">
          <table:table-cell office:value-type="string" calcext:value-type="string">
            <text:p>mình nhận được hàng hôm 28/8. nhưng bảo hành chínhj hãn đã bị kích hoạt từ tháng 5. liên hệ lại thì tiki bảo là tiki sẽ bảo hành đủ 36 tháng. mình mang lại hãng kiểm tra thì cũng nói là bảo hành đã kích hoạt từ tháng 5. bảo hành của tiki có gì hơn của hãng? mình mua hàng thì muốn bảo hành chính hãng mà. nên tiki không đổi trả. <text:s/>màn hình theo hãng kiểm tra thì có 1 điểm anh chết, chưa tới mức được bảo hành, nhưng dù sao làm mình rất thất vọng. mình có chụp lại màn hình ở dưới khi mở background màu đen trong phòng tối. có vẻ còn bị hở sáng,. thất vọng. sau lần này hủy luôn tikinow. giờ thì còn không được trả hàng. <text:s/>khuyên mọi người không nên mua sản phảm này ở đây.</text:p>
          </table:table-cell>
          <table:table-cell/>
        </table:table-row>
        <table:table-row table:style-name="ro4">
          <table:table-cell office:value-type="string" calcext:value-type="string">
            <text:p>mình nhận được hàng khá nhanh. tuy nhiên sau khi sạc đầy và bắt đầu set up thì mình không thể kết nối bluetooth với vòng tay. ứng dụng mifit cũng không thể tìm thấy thiết bị. mình muốn được tiki hỗ trợ đổi sản phẩm</text:p>
          </table:table-cell>
          <table:table-cell/>
        </table:table-row>
        <table:table-row table:style-name="ro1">
          <table:table-cell office:value-type="string" calcext:value-type="string">
            <text:p>mình nhận được hàng thì thấy vỡ bên trong rồi bây giờ phải làm sao ạ !!???</text:p>
          </table:table-cell>
          <table:table-cell/>
        </table:table-row>
        <table:table-row table:style-name="ro4">
          <table:table-cell office:value-type="string" calcext:value-type="string">
            <text:p>mình nhận được hàng từ cửa hàng này, bị lỗi. gọi lên tiki thì đc support nói là chờ. sau đó ko thấy tiki hay cửa hàng phản hồi lại mặc dù đã hơn 3 ngày trôi qua. <text:s text:c="2"/>thái độ phục vụ rất tệ. <text:s/>mình có kèm ảnh chứng minh hàng bị lỗi. máy bị chết điểm ảnh.</text:p>
          </table:table-cell>
          <table:table-cell/>
        </table:table-row>
        <table:table-row table:style-name="ro2">
          <table:table-cell office:value-type="string" calcext:value-type="string">
            <text:p>mình nhận được hàng vào 1 tuần trước thì thấy sản phẩm cực kì kém chất lượng. hộp như bị bóc ra nhưng tiki có giải thích đó là bóc ra để dán tem bảo hành. sản phẩm thì xước hết phần dưới đáy của chuột như là có ai dùng từ rất lâu rồi ấy <text:s text:c="2"/>, đem ra cho lại vào hộp đem đi bán. không những thế mã serial trên hộp và mã serial ở sản phẩm không hề trùng nhau và nhân viên hỗ trợ tiki có nói với mình là hấu hết các sản phẩm logitech mã serial hộp và sản phẩm đều không trùng nhau ???? chỉ có nói đungs 1 từ là : thất vọng !</text:p>
          </table:table-cell>
          <table:table-cell/>
        </table:table-row>
        <table:table-row table:style-name="ro3">
          <table:table-cell office:value-type="string" calcext:value-type="string">
            <text:p>mình nhận được hàng vào tối thứ 4, do có ý định nâng cấp ssd nên khi mua kèm với ổ ssd. mình có sơ sót là chỉ kiểm ngoại quan mà không mở máy lên. sau đó mình đem ra trung tâm bảo hành uỷ quyền của asus để lắp ở ssd, lắp xong mở màn hình lên mới thấy như thế này! gọi điện thoại cho tikicare thì tổng đài viên kêu chờ 48 giờ. hiện tại đã 24 giờ rồi, để mình chờ các bạn có phản hồi đúng hẹn không. mình sợ mua đồ điện tử trên tiki rồi đó!</text:p>
          </table:table-cell>
          <table:table-cell/>
        </table:table-row>
        <table:table-row table:style-name="ro1">
          <table:table-cell office:value-type="string" calcext:value-type="string">
            <text:p>mình nhận được hàng, nhưng tai nghe nghe được chút xíu lại tắt hết pin. pin báo trên điện thoại là 70% nhưng nghe thì báo pin yếu rồi tắt.</text:p>
          </table:table-cell>
          <table:table-cell/>
        </table:table-row>
        <table:table-row table:style-name="ro1">
          <table:table-cell office:value-type="string" calcext:value-type="string">
            <text:p>mình nhận được sản phẩm nhưng bị rách tem bảo hành có dấu hiệu đã dùng rồi, không giống hàng mới nguyên seal.</text:p>
          </table:table-cell>
          <table:table-cell/>
        </table:table-row>
        <table:table-row table:style-name="ro1">
          <table:table-cell office:value-type="string" calcext:value-type="string">
            <text:p>mình nhận được sản phẩm trên sản phẩm có một vết rạch như này. ko biết là như nào?</text:p>
          </table:table-cell>
          <table:table-cell/>
        </table:table-row>
        <table:table-row table:style-name="ro4">
          <table:table-cell office:value-type="string" calcext:value-type="string">
            <text:p>mình nhận được sản phẩm vào sáng 26/9 và đến nay là tối 27/9 và mình không thể mở khóa màn hình vì phần nhập password không xuất hiện do cảm ứng không nhận. search trên thanh tìm kiếm thì không thể viết quá 3 chữ đã bị chuyển tab. mong nhận được phản hồi sớm từ tiki.</text:p>
          </table:table-cell>
          <table:table-cell/>
        </table:table-row>
        <table:table-row table:style-name="ro1">
          <table:table-cell office:value-type="string" calcext:value-type="string">
            <text:p>mình nhận được sản phẩm, nguyên seal, nhưng một bên tai nghe bên phải bị lỗi, không nhận sạc, trường hợp này xử lý như thế nào vậy ?</text:p>
          </table:table-cell>
          <table:table-cell/>
        </table:table-row>
        <table:table-row table:style-name="ro1">
          <table:table-cell office:value-type="string" calcext:value-type="string">
            <text:p>mình nhận được sp hôm t3 24/12/2019 và tới hôm nay 26/12/2019 đã ngưng hoạt động. kết nối nhận nhưng không thấy di hay click được nữa. đề nghị shop bán xử lý cho mình</text:p>
          </table:table-cell>
          <table:table-cell/>
        </table:table-row>
        <table:table-row table:style-name="ro1">
          <table:table-cell office:value-type="string" calcext:value-type="string">
            <text:p>mình nhận hàng 2 tuần rồi mà chưa nhận được hóa đơn vat. số hotline không có ai bắt máy giải quyết.</text:p>
          </table:table-cell>
          <table:table-cell/>
        </table:table-row>
        <table:table-row table:style-name="ro1">
          <table:table-cell office:value-type="string" calcext:value-type="string">
            <text:p>mình nhận hàng hôm 13/2.hôm nay xạc điện thoại thì cháy luôn cả dây xạc.mình muốn trả hàng thì làm thế nào ạ?</text:p>
          </table:table-cell>
          <table:table-cell/>
        </table:table-row>
        <table:table-row table:style-name="ro1">
          <table:table-cell office:value-type="string" calcext:value-type="string">
            <text:p>mình nhận hàng về, cắm vào thì tạo new folder quay quay, hoạt động không ổn định, chậm rất chậm, đề nghị shop xem lại, rất đang nghi ngờ về chất lượng</text:p>
          </table:table-cell>
          <table:table-cell/>
        </table:table-row>
        <table:table-row table:style-name="ro1">
          <table:table-cell office:value-type="string" calcext:value-type="string">
            <text:p>mình nhận hàng xong cắm vào máy không nhận ổ cứng <text:s/>.</text:p>
          </table:table-cell>
          <table:table-cell/>
        </table:table-row>
        <table:table-row table:style-name="ro1">
          <table:table-cell office:value-type="string" calcext:value-type="string">
            <text:p>mình nhận hàng xong test liền gắn với máy tính hay điện thoại gì cũng chả ra tiếng nào. khá thất vọng</text:p>
          </table:table-cell>
          <table:table-cell/>
        </table:table-row>
        <table:table-row table:style-name="ro1">
          <table:table-cell office:value-type="string" calcext:value-type="string">
            <text:p>mình nhận màn thiếu luôn chân đế, hàng có bọc giấy bóng và dán băng dính bên ngoài mà không có đủ phụ kiện bên trong. đã liên hệ với cửa hàng, mong được giải quyết.</text:p>
          </table:table-cell>
          <table:table-cell/>
        </table:table-row>
        <table:table-row table:style-name="ro1">
          <table:table-cell office:value-type="string" calcext:value-type="string">
            <text:p>mình nhận máy ngày 24/7/2020. nhưng máy đã kích hoạt bảo hành ngày 31/5/2020. đây có phải máy mới không vậy?</text:p>
          </table:table-cell>
          <table:table-cell/>
        </table:table-row>
        <table:table-row table:style-name="ro1">
          <table:table-cell office:value-type="string" calcext:value-type="string">
            <text:p>mình nhận máy nhưng mở không lên nguồn.sau khi sạc 3gio72 theo hướng dẫn của bên bảo hành tiki vẫn không sử dụng được.</text:p>
          </table:table-cell>
          <table:table-cell/>
        </table:table-row>
        <table:table-row table:style-name="ro4">
          <table:table-cell office:value-type="string" calcext:value-type="string">
            <text:p>mình nhận máy và đăng nhập bình thường. lật trang không nhanh nhưng cũng không đơ. <text:s/>nhưng, vấn đề là trên màn hình xuất hiện 1 đốm sáng. khi đọc rất khó chịu và ảnh hưởng đến trải nghiệm. mong nhận được phản hồi sớm từ tiki.</text:p>
          </table:table-cell>
          <table:table-cell/>
        </table:table-row>
        <table:table-row table:style-name="ro4">
          <table:table-cell office:value-type="string" calcext:value-type="string">
            <text:p>mình nhận mua máy từ 5 tháng 4 đến 26 đã phải mang đi bảo hành vì loạn cảm ứng r. tính đến nay là gần 3 tuần vẫn chưa nhận được máy. thời gian bảo hành còn lâu hơn thời gian mình dùng. gọi điện lên tổng đài thì các bạn cứ hẹn lên hẹn xuống, hứa này nọ. thực sự mua hàng tiki rất nhiều lần nhưng lần bảo hành này mình không chấp nhận được</text:p>
          </table:table-cell>
          <table:table-cell/>
        </table:table-row>
        <table:table-row table:style-name="ro4">
          <table:table-cell office:value-type="string" calcext:value-type="string">
            <text:p>mình nhấn nút nguồn ngoài hộp nó không sáng đèn bên trong, không sạc được thiết bị, dùng được 5p xuống 10% pin, bỏ vào hộp cũng không tự sạc dù pin hộp đang 100%, kết nối 1 bên sáng đèn 1 bên k sáng không nghe được 2 bên, nhờ tiki hỗ trợ đổi trả, hiện sản phẩm không dùng được</text:p>
          </table:table-cell>
          <table:table-cell/>
        </table:table-row>
        <table:table-row table:style-name="ro4">
          <table:table-cell office:value-type="string" calcext:value-type="string">
            <text:p>mình nhận sản phẩm thì mặt lưng đã bị bóc ra, kiểm tra thì số seri trên chuột và vỏ không khớp nhau. đọc nhận xét cũng có bạn bị trường hợp tương tự nhưng không thấy tiki phản hồi gì. các bạn nên cân nhắc khi mua.</text:p>
          </table:table-cell>
          <table:table-cell/>
        </table:table-row>
        <table:table-row table:style-name="ro1">
          <table:table-cell office:value-type="string" calcext:value-type="string">
            <text:p>mình nhận về dùng đc 1 lần , lần thứ 2 thì đã tịt1 bên , lần thứ 3 thì không còn nhận kết nối nữa <text:s/></text:p>
          </table:table-cell>
          <table:table-cell/>
        </table:table-row>
        <table:table-row table:style-name="ro1">
          <table:table-cell office:value-type="string" calcext:value-type="string">
            <text:p>mình nói ngắn gọn: mua xong xài đúng 1 ngày hư, đang đợi bào hành của tiki lời khuyên: đừng mua hiệu này</text:p>
          </table:table-cell>
          <table:table-cell/>
        </table:table-row>
        <table:table-row table:style-name="ro1">
          <table:table-cell office:value-type="string" calcext:value-type="string">
            <text:p>mình order nhận đc màn hình hở sáng... và nhân viên giải quyết rất chậm chạp, đến nay đã 1 tuần kể từ khi mua rồi trả hàng ktra xem xét... vẫn chưa thấy hồi âm.</text:p>
          </table:table-cell>
          <table:table-cell/>
        </table:table-row>
        <table:table-row table:style-name="ro11">
          <table:table-cell office:value-type="string" calcext:value-type="string">
            <text:p>mình quá thất vọng về dịch vụ của tiki trading! cách đây gần 2 tháng mình đặt mua máy. mình chấp nhận trả cao hơn vài trăm để chọn nhà cung cấp là tiki trading vì mình nghĩ dịch vụ hậu mãi của tiki sẽ tốt hơn so với các nhà cung cấp khác. <text:s/>tuy nhiên mình sai lầm hoàn toàn. chỉ sau một tháng sử dụng thì phàn mềm máy gặp vấn đề. các file của máy khi cắm vào máy tính sắp xếp lộn xộn, không như mặc định, sao khi tăng giảm kích thước font chữ thì máy đứng hoàn toàn, không thể thực hiện bất kì thao tác gì, reset máy rồi vẫn bị lổi như thế. mình đã liên hệ với tiki. vì chính sách đổi trả chỉ có 30 ngày mà mình liên hệ vào ngày thứ 31 nên không được đổi trả, đành phải đưa bào hành. tiki thông báo sẽ trả máy sau 21 ngày tuy nhiên tính tới nay là ngày thứ 23 24, mình vẫn chưa nhận được máy, bên phía tiki cứ hẹn tới hẹn lui. làm việc rất thiếu chủ động, nếu như cần kéo dài thời gian bào hành sao không chủ động liên lạc lại với mình mà cứ để mình phải gọi điện lên thế? <text:s/>ngày hôm qua mình gọi lên thì bộ phân kỹ thuật nói máy không có lỗi, không có lỗi sao mình lại phải mang đi bảo hành chi cho tốn công với lại <text:s/>không có lỗi sao tiki phải giữ tới 21 ngày? rất mong tiki khắc phục sớm hộ mình. mua máy về xài được có 1 tháng đi bảo hành hết gần 1 tháng. lúc có nhu cầu xài nhiều thì không thấy máy đâu, hết hè mới trả được máy. máy bỏ ra gần 2 triệu rưởi chứ có ít đâu? trước giờ cứ tin tưởng mua hàng của tiki, chưa bao giờ mình thấy thất vọng đến như thế cả!</text:p>
          </table:table-cell>
          <table:table-cell/>
        </table:table-row>
        <table:table-row table:style-name="ro3">
          <table:table-cell office:value-type="string" calcext:value-type="string">
            <text:p>mình quyết định mua bàn phím bluetooth logitech k380 vì sản phẩm được đánh giá cao về chất lượng và độ bền. nhưng mới dùng được 2 ngày cho tác vụ văn phòng thì 1 phím trên bàn phím bị rơi ra. gửi trả tiki thì được báo lẫy chốt bàn phím đã gãy và logitech từ chối bảo hành. mình không biết lỗi ở khâu kiểm soát chất lượng của logitech hay nhà phân phối nhưng sản phẩm mình nhận được có chất lượng quá kém. tiki nên kiểm soát lại chất lượng sản phẩm trước khi đến tay khách hàng</text:p>
          </table:table-cell>
          <table:table-cell/>
        </table:table-row>
        <table:table-row table:style-name="ro1">
          <table:table-cell office:value-type="string" calcext:value-type="string">
            <text:p>mình rất không hài lòng về cách gói hàng. hàng dễ vỡ mà không có nổi chống sốc.</text:p>
          </table:table-cell>
          <table:table-cell/>
        </table:table-row>
        <table:table-row table:style-name="ro1">
          <table:table-cell office:value-type="string" calcext:value-type="string">
            <text:p>mình rất không hài lòng về chất lượng sản phẩm. khi cắm điện củ sạc này rất nóng, xài khoảng 2 tuần là không sạc được nữa. chất lượng quá kém.</text:p>
          </table:table-cell>
          <table:table-cell/>
        </table:table-row>
        <table:table-row table:style-name="ro1">
          <table:table-cell office:value-type="string" calcext:value-type="string">
            <text:p>mình rất thất vọng về sản phẩm. âm loa nghe quá nhỏ. đã vậy loa chỉ kết nối fduowjc với ipad mà không kêt nối với điện thoại hangc sámumg</text:p>
          </table:table-cell>
          <table:table-cell/>
        </table:table-row>
        <table:table-row table:style-name="ro4">
          <table:table-cell office:value-type="string" calcext:value-type="string">
            <text:p>mình rất thất vọng. sau khi mua sản phẩm dùng chưa đc 4 tháng thì khỏi động ko đc. liên hệ tiki bảo hành xong mình nhận lại sp sau 1 tháng cũng như cũ ko khỏi động đc. ko biết các anh kĩ thuật có kiểm tra lại trước khi giao lại cho khách ko</text:p>
          </table:table-cell>
          <table:table-cell/>
        </table:table-row>
        <table:table-row table:style-name="ro4">
          <table:table-cell office:value-type="string" calcext:value-type="string">
            <text:p>mình sạc từ 18h chiều ngày 10/4 sạc liên tục tới 11h trưa 11/4 vẫn 1 cục pin không lên được nấc nào. tiki xem hướng giải quyết giúp mình. không thể nào sạc lâu như vậy được.</text:p>
          </table:table-cell>
          <table:table-cell/>
        </table:table-row>
        <table:table-row table:style-name="ro1">
          <table:table-cell office:value-type="string" calcext:value-type="string">
            <text:p>mình sài điện thoại samsung a71 mua sạc chủ yếu sài cổng type c nhưng sạc cổng đó thì ko vào pin chán thật</text:p>
          </table:table-cell>
          <table:table-cell/>
        </table:table-row>
        <table:table-row table:style-name="ro1">
          <table:table-cell office:value-type="string" calcext:value-type="string">
            <text:p>mình sử dụng mới được 2 tháng thì đã bị hỏng, không biết phải yêu cầu bảo hành như thế nào!!!</text:p>
          </table:table-cell>
          <table:table-cell/>
        </table:table-row>
        <table:table-row table:style-name="ro1">
          <table:table-cell office:value-type="string" calcext:value-type="string">
            <text:p>mình sử dụng tầm hơn 1 tháng thì tai trái có dấu hiệu không nhận đc âm thanh, chập chờn. lâu lâu kết nối cũng khó nữa! thất vọng!</text:p>
          </table:table-cell>
          <table:table-cell/>
        </table:table-row>
        <table:table-row table:style-name="ro1">
          <table:table-cell office:value-type="string" calcext:value-type="string">
            <text:p>mình test thì dung lương usb 57g/60g...nhưng hộp chứ cái usb (không phải <text:s/>hộp bọc của tiki) thì đã bị bóc, k nguyên seal. điều này là k chấp nhận được.</text:p>
          </table:table-cell>
          <table:table-cell/>
        </table:table-row>
        <table:table-row table:style-name="ro4">
          <table:table-cell office:value-type="string" calcext:value-type="string">
            <text:p>mình thật sự thất vọng về chất lượng sản phẩm khi dây kéo gập đã bị lỏng lẻo chỉ sau 2 tuần sử dụng. mình hy vọng tiki và nhà phân phối sẽ có trách nhiệm hơn trong việc phát triển và giữ gìn uy tín thương hiệu.</text:p>
          </table:table-cell>
          <table:table-cell/>
        </table:table-row>
        <table:table-row table:style-name="ro1">
          <table:table-cell office:value-type="string" calcext:value-type="string">
            <text:p>mình thấy đánh giá nhiều sao cũng tin tưởng đặt thử. tiki now giao hàng rất nhanh, nhưng sản phẩm thì thiếu bình xịt và khăn, hộp đựng thì có vẻ đã bị mở ra từ trước. quá tệ.</text:p>
          </table:table-cell>
          <table:table-cell/>
        </table:table-row>
        <table:table-row table:style-name="ro3">
          <table:table-cell office:value-type="string" calcext:value-type="string">
            <text:p>mình thử gần chục lần rồi. tai bên phải đang nghe nhạc tháo ra nhạc dừng. lắp lại ko sẽ ko phát tiếp nữa. bấm trên đt cho nhạc phát tiếp thì khi gõ 2 lần lên tai phải sẽ ko next bài như mình cài đặt nữa đã kết nối vs ip 7 plus của mình, phiên bản 11.3. khi mở hộp lắp tai nghe vào tai thì phải 1 lúc chừng 1 phút mới kết nối để nghe nhạc. thật sự muốn trả lại hàng vì thất vọng</text:p>
          </table:table-cell>
          <table:table-cell/>
        </table:table-row>
        <table:table-row table:style-name="ro1">
          <table:table-cell office:value-type="string" calcext:value-type="string">
            <text:p>mình thử mọi cách đều không vào internet được. thế này gọi là lỗi hay tính năng?</text:p>
          </table:table-cell>
          <table:table-cell/>
        </table:table-row>
        <table:table-row table:style-name="ro2">
          <table:table-cell office:value-type="string" calcext:value-type="string">
            <text:p>mình thực sự thất vọng về chiếc tai nghe nhận được hôm nay. <text:s text:c="2"/>cả 2 bên sạc đầy xong sử dụng được đúng 5 phút là báo pin yếu <text:s text:c="3"/>sau khi cố sạc 2 lần như trên, thì tai bên phải xuất hiện tình trạng tự động nhảy turn on và turn off liên tục, ko rõ do cấn nút hay lỗi gì <text:s text:c="2"/>, mất tai bên phải ! <text:s text:c="2"/>chỉ cần bật lên nghe là 2 tai có tình trạng nóng cực kỳ, ko chịu nổi nên mình tháo ra luôn mặc dù biết tiền nào của nấy nhưng lần trước mình cũng đặt 1 con tương tự ở tiki nhưng ở shop khác. nghe rất tốt, thế nên mới tiếp tục đặt thêm 1 bộ. haiz..</text:p>
          </table:table-cell>
          <table:table-cell/>
        </table:table-row>
        <table:table-row table:style-name="ro3">
          <table:table-cell office:value-type="string" calcext:value-type="string">
            <text:p>mình thường xuyên mua hàng của tiki, nhưng đây là lần đầu phải đánh giá 1 sao bởi quá thất vọng. mua dây cáp sạc ghi là chính hãng, mở ra còn nguyên hộp mà ko thể nào sạc nổi, ko lên chút tín hiệu nào, thử qua vài máy cũng ko dc <text:s/>. trong khi cắm dây sạc nhái ko thương hiệu thi vẫn sạc như bình thường. rất mong tiki xem xét lại sản phẩm cũng như cách làm việc để các khách hàng không gặp phải tình trạng tương tự như mình.</text:p>
          </table:table-cell>
          <table:table-cell/>
        </table:table-row>
        <table:table-row table:style-name="ro3">
          <table:table-cell office:value-type="string" calcext:value-type="string">
            <text:p>mình thường xuyên mua hàng tại tiki, đây là lần đầu tiên mình đem sản phẩm đi bảo hành nhưng thật sự tiki đã làm mình quá thất vọng.đợt tháng 3 vừa rồi mình có mua 1 máy đọc sách kindle từ tiki , xài được 1 thời gian thì sản phẩm bị lỗi khởi động không lên, mình giao lại cho tiki bảo hành thì từ ngày đó đến nay đã hơn 1 tháng mà vẫn chưa bảo hành xong. gọi hỏi thì nhân viên tư chỉ hứa hẹn và hứa hẹn rồi im luôn không thấy phản hồi.tiki cần cải thiện chế độ hậu mãi của mình để có thể giữ chân khách hàng.</text:p>
          </table:table-cell>
          <table:table-cell/>
        </table:table-row>
        <table:table-row table:style-name="ro9">
          <table:table-cell office:value-type="string" calcext:value-type="string">
            <text:p>mình tìm hiểu khá kỉ về dòng life p2 cũng như là dòng liberty air của anker. trên amazon cũng có vài review nói về lỗi tai nghe trái không pair được. thấy tiki đang giảm giá nên bấm bụng quyết định mua luôn, ai ngờ dính ngay lỗi này. các bạn có thể search google "soundcore life p2 left earbud not working" sẽ thấy lỗi này được báo cáo trên forum của anker và reddit. mình là dân it nên cũng đang thử hết cách mà không giải quyết, nên đã email cho tiki nhờ hỗ trợ. hi vọng các bạn tiki giúp giải quyết sớm vụ này. trước giờ mình là fan của anker, đã mua rất nhiều củ sạc, cáp và sạc dự phòng nên khá tin tưởng chất lượng sản phẩm anker. hi vọng anker xem lại chất lượng sản phẩm này, nếu là lỗi phần cứng thì nên giải quyết triệt để trước khi bán sản phẩm ra thị trường.</text:p>
          </table:table-cell>
          <table:table-cell/>
        </table:table-row>
        <table:table-row table:style-name="ro1">
          <table:table-cell office:value-type="string" calcext:value-type="string">
            <text:p>mình từng mua rất nhiều sản phẩm bên tiki, nhưng với sản phẩm này mình thấy rất nhập nhằng trong khâu bảo hành và thời hạn bảo hành tốt nhất nên thêm vào ko bảo hành</text:p>
          </table:table-cell>
          <table:table-cell/>
        </table:table-row>
        <table:table-row table:style-name="ro1">
          <table:table-cell office:value-type="string" calcext:value-type="string">
            <text:p>mình txuyen mua hàng của tiki nhưng với sp này mình rất thất vọng,lỗ sạc pin quá nhỏ ko thể sạc được,nên ko khởi động đt đc, có mã vạch mà ko có ktra đc</text:p>
          </table:table-cell>
          <table:table-cell/>
        </table:table-row>
        <table:table-row table:style-name="ro1">
          <table:table-cell office:value-type="string" calcext:value-type="string">
            <text:p>mình vừa mới nhận đc đến tay chưa đầy 12h đã xuất hiện 1 cái sọc ở ngay bên trái màn hình. cảm thấy thất vọng khi vừa mới mua đã lỗi tùm lùm</text:p>
          </table:table-cell>
          <table:table-cell/>
        </table:table-row>
        <table:table-row table:style-name="ro3">
          <table:table-cell office:value-type="string" calcext:value-type="string">
            <text:p>mình vừa mới nhận được hàng, mẫu mã không giống hình. khi gắn usb vào thì hát bị ngắt quãng liên tục và máy tự động nói tiếng gì đó rất khó chịu. mình đã điện thoại cho bên tiki rồi nhưng cũng muốn bày tỏ trên đây để nhà cung cấp biết : phải giao hàng đúng như sp đã đăng bán cho dù giá trị của mặt hàng đó có thấp đi chăng nữa <text:s text:c="2"/>để tôn trọng khách hàng và tôn trọng chính mình. và cuối cùng rất mong tiki đổi sp khác cho mình ! cảm ơn tiki rất nhiều.</text:p>
          </table:table-cell>
          <table:table-cell/>
        </table:table-row>
        <table:table-row table:style-name="ro3">
          <table:table-cell office:value-type="string" calcext:value-type="string">
            <text:p>mình vừa mới nhận hôm nay và gặp một số trục trặc như sau : <text:s text:c="2"/>tai nghe ban đầu chỉ rõ được 1 2 phut thì sau đó bắt đầu bị nghẽn or tắt luôn bên tai còn lại. <text:s text:c="2"/>mình nghĩ có thể bin chưa đầy nên có sạc tầm 3 tiếng, sau khi sạc xong mình bắt đầu kết nối để nghe lại thì lần này tỷ lệ nghe có cải thiện lên 5 phút và sau đó tắt hẳn luôn. <text:s/>cuối cùng mình muốn đổi sang cái mới và mong shop xem lại đơn hàng này cho mình. thật sự rất thất vọng luôn . mua hàng tiki rất nhiều nhưng lần này quá thất vọng.</text:p>
          </table:table-cell>
          <table:table-cell/>
        </table:table-row>
        <table:table-row table:style-name="ro3">
          <table:table-cell office:value-type="string" calcext:value-type="string">
            <text:p>mình vừa mua 1 chiếc sim 4g và đây là lần mình thất vọng nhất từ trước đến nay khi mua hàng trên tiki.mình gọi cho số điện thoai hotline trên sim thì họ bảo đúng là sim của họ nhưng mã đơn hàng thì là 1 shop khác chứ không phải họ bán.rồi mình gọi cho tiki thì hỗ trợ rất lâu.cuối cùng mình đã phải tìm đến cửa hàng vinaphone nhờ họ kích hoạt sim thì họ bảo đây là sim trắng chưa add số.cần liên hệ lại với người bán.</text:p>
          </table:table-cell>
          <table:table-cell/>
        </table:table-row>
        <table:table-row table:style-name="ro3">
          <table:table-cell office:value-type="string" calcext:value-type="string">
            <text:p>mình vừa mua 1 chiếc sim 4g và và mình thất vọng. mình gọi cho số điện thoai hotline trên sim để kích hoạt thì họ bảo đúng là sim của họ nhưng mã đơn hàng thì là 1 shop khác chứ không phải họ bán nên họ không hỗ trợ active được. rồi mình gọi cho tiki thì hỗ trợ thì tiki bảo shop bán chưa phản hồi. mãi đến giờ vẫn không thấy hỗ trợ. chắc mất toi tiền mua phải cái sim rác rồi.</text:p>
          </table:table-cell>
          <table:table-cell/>
        </table:table-row>
        <table:table-row table:style-name="ro9">
          <table:table-cell office:value-type="string" calcext:value-type="string">
            <text:p>mình vừa mua 1 chuột logitech m331 ở tiki nhưng vừa nhận hàng thì mình test ngay thì chuột không sử dụng được (đã test trên nhiều máy và đi mua pin mới về thử). lúc mở hộp thì bao nhựa của nhà sản xuất đã bị xé ra (có thể là bên tiki test sản phẩm), chuột đã đc bỏ pin vào và vẫn lạ là chuột vẫn đang ở chế độ on (đèn cảm ứng vẫn sáng) mặc dù hàng mới mình chưa động vô. quá thất vọng về sản phẩm ở tiki (vif mình đã mua 2 lần sp điện tử đều bị hỏng). và nhất là mình đã sử dụng dịch vụ giao hàng nhanh trong 2 giờ và phải trả phí cho dịch vụ này, nhưng khi sp xài k được thì phải đổi trả trong nhiều ngày làm việc sau đó. vậy phí dịch vụ xem như mất không, phí tiền không đáng. mình thật sự thất vọng và dự định sẽ chuyển qua trang thương mại điện tử khác để mua hàng sau này!</text:p>
          </table:table-cell>
          <table:table-cell/>
        </table:table-row>
        <table:table-row table:style-name="ro1">
          <table:table-cell office:value-type="string" calcext:value-type="string">
            <text:p>mình vừa mua một cái về xài, vừa mới cắm vào lap để chat voice với bạn thôi là đã nghe bạn nói là rè rồi. mong bên tiki sẽ có hồi đáp cho mình</text:p>
          </table:table-cell>
          <table:table-cell/>
        </table:table-row>
        <table:table-row table:style-name="ro4">
          <table:table-cell office:value-type="string" calcext:value-type="string">
            <text:p>mình vừa mua nghe thử thì 1 bên tai hỏng. mong shop trước khi bán kiểm tra lại cho khách hàng tránh trường hợp mốt công đổi trả. không thấy shop public thông tin số đt nên mình không gọi được tiếp được, nếu đọc được đánh giá này hi vọng shop có thể gọi lại cho mình theo sđt trong đơn hàng. mình cảm ơn</text:p>
          </table:table-cell>
          <table:table-cell/>
        </table:table-row>
        <table:table-row table:style-name="ro4">
          <table:table-cell office:value-type="string" calcext:value-type="string">
            <text:p>mình vừa mua sản phẩm này hôm qua , sáng nay dùng thì bị đơ như vậy luôn, bấm nút bật tắt cũng không được và không phải hết pin. mong sớm nhận được phản hồi từ tiki về vấn đề này.</text:p>
          </table:table-cell>
          <table:table-cell/>
        </table:table-row>
        <table:table-row table:style-name="ro4">
          <table:table-cell office:value-type="string" calcext:value-type="string">
            <text:p>mình vừa mua sản phẩm thứ 5 tuần trước, những lần đầu sử dụng rất okie, nhưng hai ngày nay mình rất khó chịu vì chỉ kết nối được 1 bên và mình chưa thể liên hệ lại với shop được, mình làm gì để khắc phục tình trạng này? giá bỏ ra thật không tương xứng!</text:p>
          </table:table-cell>
          <table:table-cell/>
        </table:table-row>
        <table:table-row table:style-name="ro4">
          <table:table-cell office:value-type="string" calcext:value-type="string">
            <text:p>mình vừa mua vào ngày 24 tháng 7 đến hôm nay thì sạc không lên pin nữa . đã thử các loại cáp sạc khác cũng vậy. mai sẽ đem đi bảo hành. đây là con samsung cuối cùng mình sử dụng</text:p>
          </table:table-cell>
          <table:table-cell/>
        </table:table-row>
        <table:table-row table:style-name="ro1">
          <table:table-cell office:value-type="string" calcext:value-type="string">
            <text:p>mình vừa mua, để cẩn thận trong túi để tai nghe mà nó vẫn hỏng.</text:p>
          </table:table-cell>
          <table:table-cell/>
        </table:table-row>
        <table:table-row table:style-name="ro1">
          <table:table-cell office:value-type="string" calcext:value-type="string">
            <text:p>mình vừa mua, tải nhạc vào thẻ nhớ xong tháo ra 1 lần lắp lại máy báo thẻ sd hỏng <text:s/>. mà mình tháo ra cẩn thận</text:p>
          </table:table-cell>
          <table:table-cell/>
        </table:table-row>
        <table:table-row table:style-name="ro1">
          <table:table-cell office:value-type="string" calcext:value-type="string">
            <text:p>mình vừa nhận dc hàng hôm qua.đồng hồ sạc pin kg vô.mình muốn đổi lại cái khác hướng dẫn dùm mình</text:p>
          </table:table-cell>
          <table:table-cell/>
        </table:table-row>
        <table:table-row table:style-name="ro1">
          <table:table-cell office:value-type="string" calcext:value-type="string">
            <text:p>mình vừa nhận đc tai nghe thì 1 bên k nghe đc yêu cầu đổi cho mình con khác</text:p>
          </table:table-cell>
          <table:table-cell/>
        </table:table-row>
        <table:table-row table:style-name="ro4">
          <table:table-cell office:value-type="string" calcext:value-type="string">
            <text:p>mình vừa nhận được đơn hàng tai nghe bluetooth không dây qcy t1 mini, hàng giao nhanh. tuy nhiên, về sản phẩm thì tín hiệu nhận rất chập chờn, lúc nhận lúc không và gần như chỉ nhận tai bên trái, tai phải thường xuyên mất tín hiệu. tai trái nhận tín hiệu thường xuyên thì chỉ dùng được 1 phút thì tín hiệu lúc on lúc off. đề nghị trả hàng</text:p>
          </table:table-cell>
          <table:table-cell/>
        </table:table-row>
        <table:table-row table:style-name="ro4">
          <table:table-cell office:value-type="string" calcext:value-type="string">
            <text:p>mình vừa nhận được hàng cảm nhận đầu tiên là bị lừa đảo. sp nhận đươc không có sial dán ở hộp, bịch bóng bao quanh bị khò lại bàng nhiệt rât tinh vi. chứng tỏ sp là dựng ko còn 100% như tiki cam kết. quá thất vọng...</text:p>
          </table:table-cell>
          <table:table-cell/>
        </table:table-row>
        <table:table-row table:style-name="ro1">
          <table:table-cell office:value-type="string" calcext:value-type="string">
            <text:p>mình vừa nhận được hàng, đóng gói giao hàng rất nhanh nhưng không sử dụng được. mong được hỗ trợ kiểm tra lại hàng.</text:p>
          </table:table-cell>
          <table:table-cell/>
        </table:table-row>
        <table:table-row table:style-name="ro4">
          <table:table-cell office:value-type="string" calcext:value-type="string">
            <text:p>mình vừa nhận được hàng. đóng gói kỹ. logo đen dập nổi chứ không phải trắng như hình. test code thì thời gian bảo hành là năm 2019? thế thì sau này có hư hại gì làm sao mình bảo hành được???</text:p>
          </table:table-cell>
          <table:table-cell/>
        </table:table-row>
        <table:table-row table:style-name="ro1">
          <table:table-cell office:value-type="string" calcext:value-type="string">
            <text:p>mình vừa nhận được hàng. sau khi mở ra thì phát hiện trên màn hình có 1 đốm trắng ( như hình mình chụp). rất mong tiki giải quyết nhanh giúp mình. mình xin cảm ơn!</text:p>
          </table:table-cell>
          <table:table-cell/>
        </table:table-row>
        <table:table-row table:style-name="ro4">
          <table:table-cell office:value-type="string" calcext:value-type="string">
            <text:p>mình vừa nhận được hàng. thất vọng quá. sản phẩm second hand. hộp đã bị mở và dán lại bằng băng dính. hơn nữa cục pin đi kèm cũng bị lấy mất. giờ lại mất thời gian gọi lên tổng đài yêu cầu đổi trả. chán!!!</text:p>
          </table:table-cell>
          <table:table-cell/>
        </table:table-row>
        <table:table-row table:style-name="ro4" table:visibility="filter">
          <table:table-cell office:value-type="string" calcext:value-type="string">
            <text:p>mình vừa nhận được hàng. thất vọng quá. sản phẩm second hand. hộp đã bị mở và dán lại bằng băng dính. hơn nữa cục pin đi kèm cũng bị lấy mất. giờ lại mất thời gian gọi lên tổng đài yêu cầu đổi trả. chán!!!</text:p>
          </table:table-cell>
          <table:table-cell/>
        </table:table-row>
        <table:table-row table:style-name="ro1">
          <table:table-cell office:value-type="string" calcext:value-type="string">
            <text:p>mình vừa nhận được sản phẩm lúc sáng 2 tai nghe,nghe chỉ được bên phải bên trái không nghe được. <text:s/>mong được phản hồi từ phía tiki</text:p>
          </table:table-cell>
          <table:table-cell/>
        </table:table-row>
        <table:table-row table:style-name="ro4">
          <table:table-cell office:value-type="string" calcext:value-type="string">
            <text:p>mình vừa nhận được sản phẩm vào lúc chiều 2 tai nghe nghe chỉ dc bên phải bên trái báo lỗi. tai bên phải âm thanh rất kém bật hết volume mới có thể nghe dc. nếu như vậy thì ra ngoài đường ko sử dụng được rồi. sản phậm quá tệ <text:s/>mong được phản hồi từ phía tiki</text:p>
          </table:table-cell>
          <table:table-cell/>
        </table:table-row>
        <table:table-row table:style-name="ro1">
          <table:table-cell office:value-type="string" calcext:value-type="string">
            <text:p>mình vừa nhận được sản phẩm. sản phẩm bị rách tem bảo hành. tiki xem kĩ</text:p>
          </table:table-cell>
          <table:table-cell/>
        </table:table-row>
        <table:table-row table:style-name="ro1" table:visibility="filter">
          <table:table-cell office:value-type="string" calcext:value-type="string">
            <text:p>mình vừa nhận được sản phẩm. sản phẩm bị rách tem bảo hành. tiki xem kĩ</text:p>
          </table:table-cell>
          <table:table-cell/>
        </table:table-row>
        <table:table-row table:style-name="ro1">
          <table:table-cell office:value-type="string" calcext:value-type="string">
            <text:p>mình vừa nhận được tại nghe. không mở lên được. shop sữa lỗi giúp mình. </text:p>
          </table:table-cell>
          <table:table-cell/>
        </table:table-row>
        <table:table-row table:style-name="ro4">
          <table:table-cell office:value-type="string" calcext:value-type="string">
            <text:p>mình vừa nhận được thiết bị. làm theo hướng dẫn cuối cùng wifi chẳng những không tăng mà còn giảm, chập chờn. chỗ khuất cắm tenda mạng vẫn yếu, chỗ cục wifi chính mạng chập chờn, chơi game mất sóng liên tục.</text:p>
          </table:table-cell>
          <table:table-cell/>
        </table:table-row>
        <table:table-row table:style-name="ro4" table:visibility="filter">
          <table:table-cell office:value-type="string" calcext:value-type="string">
            <text:p>mình vừa nhận được thiết bị. làm theo hướng dẫn cuối cùng wifi chẳng những không tăng mà còn giảm, chập chờn. chỗ khuất cắm tenda mạng vẫn yếu, chỗ cục wifi chính mạng chập chờn, chơi game mất sóng liên tục.</text:p>
          </table:table-cell>
          <table:table-cell/>
        </table:table-row>
        <table:table-row table:style-name="ro1">
          <table:table-cell office:value-type="string" calcext:value-type="string">
            <text:p>mình vừa nhận hàng chiều 11/9, hôm nay mình sạc không vô thì làm sao đây shop?</text:p>
          </table:table-cell>
          <table:table-cell/>
        </table:table-row>
        <table:table-row table:style-name="ro1">
          <table:table-cell office:value-type="string" calcext:value-type="string">
            <text:p>mình vừa nhận hàng chiều nay mặc dù pin đã 100% nhưng khi rút sạc ra không nghe đc nhưng cắm sạc vào thì nghe được</text:p>
          </table:table-cell>
          <table:table-cell/>
        </table:table-row>
        <table:table-row table:style-name="ro1">
          <table:table-cell office:value-type="string" calcext:value-type="string">
            <text:p>mình vừa nhận hàng hôm nay <text:s/>vẫn báo nhận bluetooth của 2 thiết bị của mình mà ko phát nhạc đc là sao</text:p>
          </table:table-cell>
          <table:table-cell/>
        </table:table-row>
        <table:table-row table:style-name="ro4">
          <table:table-cell office:value-type="string" calcext:value-type="string">
            <text:p>mình vừa nhận hàng hôm nay nên tính cắm sạc rồi mới dùng nhưng khi cắm sạc vào ổ điện, cục sạc dự trữ vẫn lên đủ 4 đèn nhưng khi rút sạc thì ấn nút cạnh 1 hồi lâu đèn led không sáng, cắm vô điện thoại cũng không sạc được!!!! <text:s/>mình khôg biết nên làm sao nữa </text:p>
          </table:table-cell>
          <table:table-cell/>
        </table:table-row>
        <table:table-row table:style-name="ro1">
          <table:table-cell office:value-type="string" calcext:value-type="string">
            <text:p>mình vừa nhận hàng nhưng chuột bị hỏng! xin hỏi đổi trả như thế nào?</text:p>
          </table:table-cell>
          <table:table-cell/>
        </table:table-row>
        <table:table-row table:style-name="ro1">
          <table:table-cell office:value-type="string" calcext:value-type="string">
            <text:p>mình vừa nhận hàng nhưng hàng nhận được không giống hình ảnh được giới thiệu mô tả. xin hãy xem xét lại</text:p>
          </table:table-cell>
          <table:table-cell/>
        </table:table-row>
        <table:table-row table:style-name="ro1">
          <table:table-cell office:value-type="string" calcext:value-type="string">
            <text:p>mình vừa nhận hàng trưa nay 2/3/2020. mình dùng đến tối nay thì thấy bị lỗi bi lăn, hơi bùn <text:s/>.</text:p>
          </table:table-cell>
          <table:table-cell/>
        </table:table-row>
        <table:table-row table:style-name="ro1">
          <table:table-cell office:value-type="string" calcext:value-type="string">
            <text:p>mình vừa nhận hàng, khui hộp, mở ra thấy nghe phải ko nghe dc. thêm nữa, ko phải hàng zp/a mà là kh/a yêu cầu đổi máy.</text:p>
          </table:table-cell>
          <table:table-cell/>
        </table:table-row>
        <table:table-row table:style-name="ro1">
          <table:table-cell office:value-type="string" calcext:value-type="string">
            <text:p>mình vừa nhận hàng, vừa mở ra xài thì tai trái nghe bình thường, còn tai phải nghe cực kì cực kì nhỏ.</text:p>
          </table:table-cell>
          <table:table-cell/>
        </table:table-row>
        <table:table-row table:style-name="ro2">
          <table:table-cell office:value-type="string" calcext:value-type="string">
            <text:p>mình vừa nhận sản phẩm ổ cứng vào ngày hôm nay 12/04/2019, lúc mở hộp tiki ra thì thấy sản phẩm đã bị bóc seal như hình. khi coi chính sách của tiki thì có nói rằng sản phẩm có thể đã mở để dán tem bảo hành. mình nhận. <text:s/>khi lắp vào máy tính pc, ổ ssd không nhận tín hiệu. khởi động lại máy, vẫn không thấy nhận tín hiệu từ ổ ssd. mình dùng một ổ cứng hdd khác gắn vào và khởi động lại máy, ổ hdd ấy nhận tín hiệu. mình thử một lần nữa, ổ ssd vừa mua vẫn không có tín hiệu. <text:s/>gọi điện lên tổng đài thì nhân viên chăm sóc khách hàng hứa hẹn là có nhân viên kĩ thuật gọi. vẫn chưa thấy đâu. bỏ 523k để mua bài học ngu. tiki kinh doanh mất niềm tin quá. rất không hài lòng</text:p>
          </table:table-cell>
          <table:table-cell/>
        </table:table-row>
        <table:table-row table:style-name="ro4">
          <table:table-cell office:value-type="string" calcext:value-type="string">
            <text:p>mình vừa nhận sản phẩm sáng nay, về nhà sạc thử thì không vào điện và có mùi nhựa bị chảy. mình đã thử tất cả các ổ điện trong nhà đều vẫn không vào điện. đề nghị tiki hỗ trợ đổi sản phẩm khác cho mình.</text:p>
          </table:table-cell>
          <table:table-cell/>
        </table:table-row>
        <table:table-row table:style-name="ro1">
          <table:table-cell office:value-type="string" calcext:value-type="string">
            <text:p>mình vừa nhận sản phẩm, kết nối bluetooth rất chập chờn gần như ko thể nghe được. cần hỗ trợ đổi trả sản phẩm</text:p>
          </table:table-cell>
          <table:table-cell/>
        </table:table-row>
        <table:table-row table:style-name="ro1">
          <table:table-cell office:value-type="string" calcext:value-type="string">
            <text:p>mình vừa nhận sp được 1 ngày thì 1 bên tai nghe ( phải ) k kết nối bluetooth được nữa dù đã thực hiện reset theo sách hướng dẫn.</text:p>
          </table:table-cell>
          <table:table-cell/>
        </table:table-row>
        <table:table-row table:style-name="ro4">
          <table:table-cell office:value-type="string" calcext:value-type="string">
            <text:p>mình vừa nhận sp ngày 11/12. cắm vào máy laptop dell inspiron 14 thông số 19.5v <text:s text:c="2"/>3.34a thì không được. kêu rẹt rẹt rồi đèn ở adapter tắt ngấm. chính sách đổi trả như thế nào ?</text:p>
          </table:table-cell>
          <table:table-cell/>
        </table:table-row>
        <table:table-row table:style-name="ro1">
          <table:table-cell office:value-type="string" calcext:value-type="string">
            <text:p>mình vừa nhận xong. chuột đi trên bề mặt hơi bóng là bị lag, không thật tay. ko hài lòng. mang tiếng 1000dpi</text:p>
          </table:table-cell>
          <table:table-cell/>
        </table:table-row>
        <table:table-row table:style-name="ro1">
          <table:table-cell office:value-type="string" calcext:value-type="string">
            <text:p>mình vừa nhận, máy như máy cũ, pin hỏng, bật không lên phải cắm nguồn. sạch không vào điện, rút nguồn máy tắt. đang liên hệ đổi lại mà thủ tục rườm rà lắm. chán!</text:p>
          </table:table-cell>
          <table:table-cell/>
        </table:table-row>
        <table:table-row table:style-name="ro4">
          <table:table-cell office:value-type="string" calcext:value-type="string">
            <text:p>mình vừa order một mẫu dây sạc của baseus vì thấy sales giá tốt, nhưng khi nhận hàng kiểm tra thì thấy tiki giao sai mẫu, không giống với sản phẩm mình order. hơi thất vọng ! hy vọng sẽ được tiki đổi lại đúng mẫu mình order</text:p>
          </table:table-cell>
          <table:table-cell/>
        </table:table-row>
        <table:table-row table:style-name="ro1">
          <table:table-cell office:value-type="string" calcext:value-type="string">
            <text:p>mình vừa order mua cái usb này hôm t4 giá flash sale là 179000vnd. bây giờ nhìn cái giá 130k này, hỏi có bực mình không? làm c.tr khuyến mãi kiểu này là sao?</text:p>
          </table:table-cell>
          <table:table-cell/>
        </table:table-row>
        <table:table-row table:style-name="ro1">
          <table:table-cell office:value-type="string" calcext:value-type="string">
            <text:p>mình vừa order và nhận sản phẩm qua tikinow cách đây 5 phút nhưng sản phẩm bị lỗi 1 bên ngay lần đầu tiên cắm vào <text:s/></text:p>
          </table:table-cell>
          <table:table-cell/>
        </table:table-row>
        <table:table-row table:style-name="ro1">
          <table:table-cell office:value-type="string" calcext:value-type="string">
            <text:p>mình vừa test thử cáp thì cáp type c không nhận sạc nhanh trên note9 và cả s10+</text:p>
          </table:table-cell>
          <table:table-cell/>
        </table:table-row>
        <table:table-row table:style-name="ro4">
          <table:table-cell office:value-type="string" calcext:value-type="string">
            <text:p>mình xác định mua cái bình thường để nghe sách nói thôi nên k cần hay, nhưng cái này nghe thấy nó chập chờn nhảy âm tai trái phải. dây cáp cũng không dc chắc chắn, dùng sẽ dễ bị đứt. phần tai nghe hay bị tuột ra ngoài. mình muốn trả lại hàng mong tiki giải quyết giúp. xin cảm ơn</text:p>
          </table:table-cell>
          <table:table-cell/>
        </table:table-row>
        <table:table-row table:style-name="ro1">
          <table:table-cell office:value-type="string" calcext:value-type="string">
            <text:p>mình xài cỡ 2 tháng là không hoạt động nữa. mua pin mới xong gắn vào máy khác vẫn không được. nhanh hư quá à.</text:p>
          </table:table-cell>
          <table:table-cell/>
        </table:table-row>
        <table:table-row table:style-name="ro1">
          <table:table-cell office:value-type="string" calcext:value-type="string">
            <text:p>mình xài đặt mãi k đc. cài đặt xong n cứ hiện lên thử lại.</text:p>
          </table:table-cell>
          <table:table-cell/>
        </table:table-row>
        <table:table-row table:style-name="ro1">
          <table:table-cell office:value-type="string" calcext:value-type="string">
            <text:p>mình xài đc 1 tuần thì dây nóng, càng sạc máy càng bị hao pin, cứ cắm sạc đc 1 time thì máy về 1% pin. chưa bao giờ thấy sạc nào tệ đến thế</text:p>
          </table:table-cell>
          <table:table-cell/>
        </table:table-row>
        <table:table-row table:style-name="ro3">
          <table:table-cell office:value-type="string" calcext:value-type="string">
            <text:p>mình xài hơn một tháng rồi mới lên đây viết đánh giá,thật sự chất lượng sản phẩm quá tệ,những ngày đầu mua về vẫn dùng bình thường,sau một tháng dù cục sạc full pin nhưng cứ cắm vào là lại báo phụ kiện không hỗ trợ trong khi mình xài ip6,tương thích với mọi cục xạc của xiaomi,lúc đầu mình tưởng do dây cáp,mình đã thay dây cáp sạc nhưng tình trạng trên vẫn tiếp tục xảy ra,cục xạc gần 500k chứ có ít ỏi gì đâu,xài chưa đc hai tháng đã xảy ra tình trạng như vậy,ai muốn mua thì dẹp đừng mua nữa.</text:p>
          </table:table-cell>
          <table:table-cell/>
        </table:table-row>
        <table:table-row table:style-name="ro1">
          <table:table-cell office:value-type="string" calcext:value-type="string">
            <text:p>mình xài macbook, mua ổ 240gb này để làm ổ lưu trữ ổ ngoài, mình test tốc độ ra rất thấp, không biết có bình thường không?</text:p>
          </table:table-cell>
          <table:table-cell/>
        </table:table-row>
        <table:table-row table:style-name="ro1">
          <table:table-cell office:value-type="string" calcext:value-type="string">
            <text:p>mình xài với mac gõ tiếng việt bị lỗi phím cách, windows thì k bị. chất lượng cũng tạm mà gõ k cho mac</text:p>
          </table:table-cell>
          <table:table-cell/>
        </table:table-row>
        <table:table-row table:style-name="ro4">
          <table:table-cell office:value-type="string" calcext:value-type="string">
            <text:p>mk có mua sản phẩm này với giá 42k+18kship, và sử dụng 48k tiki xu. và kết quả khi đơn hàng thông báo đang được giao thì nhân viên hôm đó đã lấy hàng của tôi. còn về tai nghe thì vài năm trước mk có mua tai nghe này về rồi. mk cảm thấy tai nghe rất rất ổn trong tầm giá, tai nghe chất lượng cao,... mong tiki khắc phục nhé</text:p>
          </table:table-cell>
          <table:table-cell/>
        </table:table-row>
        <table:table-row table:style-name="ro1">
          <table:table-cell office:value-type="string" calcext:value-type="string">
            <text:p>mk nhận dk hàng rồi nhưng mk k bật dk nguồn lên đk vậy cắm sạc vào thì k thấy báo j</text:p>
          </table:table-cell>
          <table:table-cell/>
        </table:table-row>
        <table:table-row table:style-name="ro1">
          <table:table-cell office:value-type="string" calcext:value-type="string">
            <text:p>mk nhận tai nghe thì bên nghe rõ, bên không.... rất là bực</text:p>
          </table:table-cell>
          <table:table-cell/>
        </table:table-row>
        <table:table-row table:style-name="ro1">
          <table:table-cell office:value-type="string" calcext:value-type="string">
            <text:p>mk tưởng mỗi mk mk bị lỗi chuột k đèn nhưng đọc qa cũng thấy nhiều người bị, kpit đổi trả ở đâu nữa</text:p>
          </table:table-cell>
          <table:table-cell/>
        </table:table-row>
        <table:table-row table:style-name="ro1">
          <table:table-cell office:value-type="string" calcext:value-type="string">
            <text:p>mk vừa nhận được hàng đang cần gấp mà ko sử dụng được, có chút bực mình </text:p>
          </table:table-cell>
          <table:table-cell/>
        </table:table-row>
        <table:table-row table:style-name="ro1">
          <table:table-cell office:value-type="string" calcext:value-type="string">
            <text:p>mn đừng mua cái này, khoảng cách 1 lầu nhưng ko thể nhận đc sóng</text:p>
          </table:table-cell>
          <table:table-cell/>
        </table:table-row>
        <table:table-row table:style-name="ro4">
          <table:table-cell office:value-type="string" calcext:value-type="string">
            <text:p>mở hàng ra không xài được, đã phải đi đặt một loa của hãng khác, xong lúc trả hàng năm lần bảy lượt hẹn không được, rồi đến không gọi trước và thái độ rất mất dạy, vô học, ngu ngục. làm ăn thế này không chóng thì chày sẽ bị phá sản</text:p>
          </table:table-cell>
          <table:table-cell/>
        </table:table-row>
        <table:table-row table:style-name="ro1">
          <table:table-cell office:value-type="string" calcext:value-type="string">
            <text:p>mở hộp không có ốp lưng</text:p>
          </table:table-cell>
          <table:table-cell/>
        </table:table-row>
        <table:table-row table:style-name="ro1">
          <table:table-cell office:value-type="string" calcext:value-type="string">
            <text:p>mở hộp ngoài ra thì hộp sạc đã bị rạch trước bên tiki làm ăn vớ vẩn.</text:p>
          </table:table-cell>
          <table:table-cell/>
        </table:table-row>
        <table:table-row table:style-name="ro1">
          <table:table-cell office:value-type="string" calcext:value-type="string">
            <text:p>mở hộp thì như đồ đã dùng rồi, bộ phát thì dính bụi, thiết lập bộ phát như là kiểu đã được sử dụng qua rồi sau đó bán tiki lên xem lại các cửa hàng bán đồ</text:p>
          </table:table-cell>
          <table:table-cell/>
        </table:table-row>
        <table:table-row table:style-name="ro4">
          <table:table-cell office:value-type="string" calcext:value-type="string">
            <text:p>mở mấy bài nhạc có tiếng bass to loa bị rè, đã đưa tiki bảo hành, hôm nay nhận được hàng loa nghe vẫn rè, không biết tiki có đưa bảo hành không hay để vậy rồi đem trả lại, loa mua chưa được một tháng</text:p>
          </table:table-cell>
          <table:table-cell/>
        </table:table-row>
        <table:table-row table:style-name="ro1">
          <table:table-cell office:value-type="string" calcext:value-type="string">
            <text:p>mo nguon kg len do. bi hu j vay</text:p>
          </table:table-cell>
          <table:table-cell/>
        </table:table-row>
        <table:table-row table:style-name="ro1">
          <table:table-cell office:value-type="string" calcext:value-type="string">
            <text:p>mô tả có cổng audio 3.5 nhưng về không có. giờ muốn trả hàng thì phải làm sao ?</text:p>
          </table:table-cell>
          <table:table-cell/>
        </table:table-row>
        <table:table-row table:style-name="ro1">
          <table:table-cell office:value-type="string" calcext:value-type="string">
            <text:p>mô tả ghi bản có nfc trong khi nhận hàng lại không có</text:p>
          </table:table-cell>
          <table:table-cell/>
        </table:table-row>
        <table:table-row table:style-name="ro4">
          <table:table-cell office:value-type="string" calcext:value-type="string">
            <text:p>mô tả sản phẩm ghi bảo hành 36 tháng. có tem bảo hành, nhưng khi giao hàng lại không có tem bảo hành, gọi lên ngay cho tổng đài thì giải thích lòng vòng cả tuần chưa giải quyết được. vẫn đang chờ giải quyết.</text:p>
          </table:table-cell>
          <table:table-cell/>
        </table:table-row>
        <table:table-row table:style-name="ro4">
          <table:table-cell office:value-type="string" calcext:value-type="string">
            <text:p>moderm cáp quang fpt đặt ở tầng lửng, repeater đặt ở tầng 1 đã báo sóng yếu rồi (vàng với lâu lâu đỏ). lên lầu 2 ngồi là không có sóng không thấy khác biệt gì giữa có và không có repeater, hoặc có nhưng rất hạn chế. vote không nên mua.</text:p>
          </table:table-cell>
          <table:table-cell/>
        </table:table-row>
        <table:table-row table:style-name="ro1">
          <table:table-cell office:value-type="string" calcext:value-type="string">
            <text:p>mới <text:s/>nhận <text:s/>hàng <text:s/>hôm qua hômnay nghe <text:s/>dk có bên <text:s/>một <text:s/>bên <text:s/>k nghe dk</text:p>
          </table:table-cell>
          <table:table-cell/>
        </table:table-row>
        <table:table-row table:style-name="ro1">
          <table:table-cell office:value-type="string" calcext:value-type="string">
            <text:p>mới <text:s/>sử dụng 1 ngày bị rách</text:p>
          </table:table-cell>
          <table:table-cell/>
        </table:table-row>
        <table:table-row table:style-name="ro1">
          <table:table-cell office:value-type="string" calcext:value-type="string">
            <text:p>mới bóc hộp ra luôn nhờ shop giải thích cho e... màn hình vỡ cũng giao</text:p>
          </table:table-cell>
          <table:table-cell/>
        </table:table-row>
        <table:table-row table:style-name="ro4">
          <table:table-cell office:value-type="string" calcext:value-type="string">
            <text:p>mới đặt mua xong, thử liền con lăn kêu, gọi lên nv tư vấn bảo kêu là bthuong. trong khi con lăn kêu làm ồn và khó chịu nhất, nói lại xong bị nhân viên nc gằn giọng, bảo cho người thu hồi, hỏi khi nào trả hàng mới thì bảo không biết, rồi không lẽ đợi cả tháng.</text:p>
          </table:table-cell>
          <table:table-cell/>
        </table:table-row>
        <table:table-row table:style-name="ro4">
          <table:table-cell office:value-type="string" calcext:value-type="string">
            <text:p>mới đặt mua, nhưng lại giao cho mình dòng qvo giá thấp hơn nhiều. thật sự thất vọng về cách làm việc như vậy. đang yêu cầu đổi sản phẩm xem sao nếu nhận được đúng mã sẽ cập nhật lại sau.</text:p>
          </table:table-cell>
          <table:table-cell/>
        </table:table-row>
        <table:table-row table:style-name="ro4" table:visibility="filter">
          <table:table-cell office:value-type="string" calcext:value-type="string">
            <text:p>mới đặt mua, nhưng lại giao cho mình dòng qvo giá thấp hơn nhiều. thật sự thất vọng về cách làm việc như vậy. đang yêu cầu đổi sản phẩm xem sao nếu nhận được đúng mã sẽ cập nhật lại sau.</text:p>
          </table:table-cell>
          <table:table-cell/>
        </table:table-row>
        <table:table-row table:style-name="ro4">
          <table:table-cell office:value-type="string" calcext:value-type="string">
            <text:p>mới đầu cài driver đủ kiểu mới kết nối được với tai nghe bluetooth, nhưng khá chập chờn, mất kết nối là kết nối lại rất khó, phải khởi động lại máy tính. bây giờ hết kết nối được luôn. xài rất ức chế. tôi muốn trả sản phẩm này.</text:p>
          </table:table-cell>
          <table:table-cell/>
        </table:table-row>
        <table:table-row table:style-name="ro1">
          <table:table-cell office:value-type="string" calcext:value-type="string">
            <text:p>mới đầu mua về thấy ngoại hình cũng ok, nghe nhạc rõ lớn, nhưng quá nhanh hư, đúng 1 tháng 10 ngày là đi</text:p>
          </table:table-cell>
          <table:table-cell/>
        </table:table-row>
        <table:table-row table:style-name="ro4">
          <table:table-cell office:value-type="string" calcext:value-type="string">
            <text:p>mới đầu nghe tạm ổn nhưng nghe 1 lúc sẽ hơi bị đau tai (chưa quá 2 giờ) có 3 lần đang nghe cảm thấy đau nhói như kiểu giật điện trong tai nên phải bỏ luôn không dám dùng nữa.</text:p>
          </table:table-cell>
          <table:table-cell/>
        </table:table-row>
        <table:table-row table:style-name="ro3">
          <table:table-cell office:value-type="string" calcext:value-type="string">
            <text:p>mới đầu tiên khi mua về đã bị rọc mất rồi không còn tình trạng nguyên seal là 1 <text:s/>tem thì giống như fpt nhưng ko phải fpt chắc nhái r <text:s/>2 là tốc độ ko như mô tả chỉ dc 2 3 mb/s cao lắm dc 5.x mb/s ( tốc độ miêu tả là 10gb) 3 là usb chủ có 14 gb bộ nhớ ( tiêu đề là 16 gb ) tui cho mất 1 gb còn 15 gb thui chứ sao còn có 14 gb <text:s/>lưu ý ổ cứng máy của tôi là ssd 500gb chép qua <text:s/>cảm thấy bị lừa bởi tiki</text:p>
          </table:table-cell>
          <table:table-cell/>
        </table:table-row>
        <table:table-row table:style-name="ro4">
          <table:table-cell office:value-type="string" calcext:value-type="string">
            <text:p>mới đầu về thì dùng rất tốt, sạc vào nhanh, mà sạc cho con galaxy s8 của mình cũng nhanh. thế mà không hiểu sao dùng được hơn 1 tuần thì không sạc được cho điện thoại nữa dù đèn báo pin vẫn đầy. mà lỗi không phải do dây cáp. lần đầu tiên thất vọng vì sản phẩm của tiki <text:s/>.</text:p>
          </table:table-cell>
          <table:table-cell/>
        </table:table-row>
        <table:table-row table:style-name="ro1">
          <table:table-cell office:value-type="string" calcext:value-type="string">
            <text:p>mới đt lên tiki rồi, bật lên rồi mà kg nhận bluetooth. đề nghị shop xem đổi lại hàng</text:p>
          </table:table-cell>
          <table:table-cell/>
        </table:table-row>
        <table:table-row table:style-name="ro1">
          <table:table-cell office:value-type="string" calcext:value-type="string">
            <text:p>mới dùng 1 hô đã hỏng 1 loa,giờ phải làm thế nào nhỉ</text:p>
          </table:table-cell>
          <table:table-cell/>
        </table:table-row>
        <table:table-row table:style-name="ro1">
          <table:table-cell office:value-type="string" calcext:value-type="string">
            <text:p>mới dùng 1 lần và đã toi <text:s/>., nhựa không tốt</text:p>
          </table:table-cell>
          <table:table-cell/>
        </table:table-row>
        <table:table-row table:style-name="ro4">
          <table:table-cell office:value-type="string" calcext:value-type="string">
            <text:p>mới dùng 1 tháng đã xảy ra lỗi, gửi bảo hành lúc thì hẹn ngày này lúc hẹn ngày khác gần 2 tuần chưa bảo hành xong. gọi hỗ trợ thì đỗ hết cho bên sản xuất. rất thiếu trách nhiệm.</text:p>
          </table:table-cell>
          <table:table-cell/>
        </table:table-row>
        <table:table-row table:style-name="ro1">
          <table:table-cell office:value-type="string" calcext:value-type="string">
            <text:p>mới dùng 1 thời gian thit bút không hoạt động nữa, mình muốn bảo hành phải làm sao ạ ?</text:p>
          </table:table-cell>
          <table:table-cell/>
        </table:table-row>
        <table:table-row table:style-name="ro1">
          <table:table-cell office:value-type="string" calcext:value-type="string">
            <text:p>mới dùng 2 tuần đã bị đơ ko nhạy như lúc mới mua. thất vọng về dịch vụ của tiki khi lần nào mua hàng cũng phải đổi trả.</text:p>
          </table:table-cell>
          <table:table-cell/>
        </table:table-row>
        <table:table-row table:style-name="ro1" table:visibility="filter">
          <table:table-cell office:value-type="string" calcext:value-type="string">
            <text:p>mới dùng 2 tuần đã bị đơ ko nhạy như lúc mới mua. thất vọng về dịch vụ của tiki khi lần nào mua hàng cũng phải đổi trả.</text:p>
          </table:table-cell>
          <table:table-cell/>
        </table:table-row>
        <table:table-row table:style-name="ro1">
          <table:table-cell office:value-type="string" calcext:value-type="string">
            <text:p>mới dùng đc 2 ngày mà sao sim như là hết lưu lượng ế..thế nào tiki phải xem lại chứ <text:s text:c="2"/></text:p>
          </table:table-cell>
          <table:table-cell/>
        </table:table-row>
        <table:table-row table:style-name="ro1">
          <table:table-cell office:value-type="string" calcext:value-type="string">
            <text:p>mới dùng đc một hôm bật k lên nhờ tiki hoàn lại giúp</text:p>
          </table:table-cell>
          <table:table-cell/>
        </table:table-row>
        <table:table-row table:style-name="ro1">
          <table:table-cell office:value-type="string" calcext:value-type="string">
            <text:p>mới dùng được 1 tuần đã không sạc được rồi. nhìn kĩ lại sản phẩm thì thấy vẫn còn ba via, nhưng lại có cả tem hologram ankervn.com !!!???</text:p>
          </table:table-cell>
          <table:table-cell/>
        </table:table-row>
        <table:table-row table:style-name="ro1">
          <table:table-cell office:value-type="string" calcext:value-type="string">
            <text:p>mới dùng được 2 ngày, loa bass <text:s/>có âm thanh rè rè dù không mở gì. không tin tưởng được chất lượng.</text:p>
          </table:table-cell>
          <table:table-cell/>
        </table:table-row>
        <table:table-row table:style-name="ro1">
          <table:table-cell office:value-type="string" calcext:value-type="string">
            <text:p>mới dùng được 4 tháng đã hỏng, hàng chính hãng mà như hàng tàu</text:p>
          </table:table-cell>
          <table:table-cell/>
        </table:table-row>
        <table:table-row table:style-name="ro1" table:visibility="filter">
          <table:table-cell office:value-type="string" calcext:value-type="string">
            <text:p>mới dùng được 4 tháng đã hỏng, hàng chính hãng mà như hàng tàu</text:p>
          </table:table-cell>
          <table:table-cell/>
        </table:table-row>
        <table:table-row table:style-name="ro1">
          <table:table-cell office:value-type="string" calcext:value-type="string">
            <text:p>mới dùng được 5 6 tháng, thế nhưng đã xảy ra trường hợp nóng củ sạc đến nỗi lúc tháo ra là bị rời luôn chân như thế này. hết hỏng dây giơ lại hỏng củ. mất niềm tin</text:p>
          </table:table-cell>
          <table:table-cell/>
        </table:table-row>
        <table:table-row table:style-name="ro1">
          <table:table-cell office:value-type="string" calcext:value-type="string">
            <text:p>mới dùng được 8 ngày thì hư. tốc độ ghi thì chậm. giờ cắm vào máy tình nào cũng không nhận được usb nữa. đề nghị tiki và cửa hàng bảo hành cho mình.</text:p>
          </table:table-cell>
          <table:table-cell/>
        </table:table-row>
        <table:table-row table:style-name="ro1">
          <table:table-cell office:value-type="string" calcext:value-type="string">
            <text:p>mới dùng được hai ngày thì lớp màng loa phía trong đã bị bong ra mong tiki hỗ trợ đổi lại</text:p>
          </table:table-cell>
          <table:table-cell/>
        </table:table-row>
        <table:table-row table:style-name="ro1">
          <table:table-cell office:value-type="string" calcext:value-type="string">
            <text:p>mới dùng được tháng đầu tiên hơn 800mb, còn dư hơn 3000mb nhưng không thể vào internet được nữa</text:p>
          </table:table-cell>
          <table:table-cell/>
        </table:table-row>
        <table:table-row table:style-name="ro1">
          <table:table-cell office:value-type="string" calcext:value-type="string">
            <text:p>mới dùng hai tuần đã chai pin</text:p>
          </table:table-cell>
          <table:table-cell/>
        </table:table-row>
        <table:table-row table:style-name="ro1">
          <table:table-cell office:value-type="string" calcext:value-type="string">
            <text:p>mới dùng khá ít mà đã hỏng, kẹt nút chuột phải, thất vọng</text:p>
          </table:table-cell>
          <table:table-cell/>
        </table:table-row>
        <table:table-row table:style-name="ro4">
          <table:table-cell office:value-type="string" calcext:value-type="string">
            <text:p>mới dùng mấy tháng mà phần bao cao su xung quanh đã bị ố , dù tay mình cũng ko phải loại nhiều mồ hôi tay. <text:s text:c="2"/>nhìn ở nhoài trông bẩn kinh, mà chất liệu này lại ko làm sạch được.</text:p>
          </table:table-cell>
          <table:table-cell/>
        </table:table-row>
        <table:table-row table:style-name="ro1">
          <table:table-cell office:value-type="string" calcext:value-type="string">
            <text:p>moi dung thi ok lam , de dung thoi gian moi biet</text:p>
          </table:table-cell>
          <table:table-cell/>
        </table:table-row>
        <table:table-row table:style-name="ro1">
          <table:table-cell office:value-type="string" calcext:value-type="string">
            <text:p>mới dùng từ cuối tháng 7/2019 đến 12/1/2020 là không dùng được nữa</text:p>
          </table:table-cell>
          <table:table-cell/>
        </table:table-row>
        <table:table-row table:style-name="ro1">
          <table:table-cell office:value-type="string" calcext:value-type="string">
            <text:p>mới dùng vài lần nhưng sạc k nhận?mong phản hồi shop</text:p>
          </table:table-cell>
          <table:table-cell/>
        </table:table-row>
        <table:table-row table:style-name="ro1">
          <table:table-cell office:value-type="string" calcext:value-type="string">
            <text:p>mới gắn vào thì sóng mạnh lắm. nhưng nó hút wifi gốc, làm wifi nhà còn 1/2 dung lượng. sd 1 thời gian sau 2 cái wifi yếu như nhau luôn.</text:p>
          </table:table-cell>
          <table:table-cell/>
        </table:table-row>
        <table:table-row table:style-name="ro4">
          <table:table-cell office:value-type="string" calcext:value-type="string">
            <text:p>mới giao lúc sáng 1 lát sau kiểm tra máy chắc chắn lỗi, cái nút reset lỗi chắc chắn và dễ kiểm tra nhất. gọi tiki thì dài dòng đợi 48h giải quyết xác nhận? vậy khi nào xài? tốn thời gian nhờ bạn đem trực tiếp ra hãng liền thì hãn bảo đợi tầm 4 ngày? sao ko nói 1 năm luôn đi, cúng tiền cho sài.</text:p>
          </table:table-cell>
          <table:table-cell/>
        </table:table-row>
        <table:table-row table:style-name="ro1">
          <table:table-cell office:value-type="string" calcext:value-type="string">
            <text:p>mới giao qua xài được 2 ngày không sạc được . có bảo hành không shop</text:p>
          </table:table-cell>
          <table:table-cell/>
        </table:table-row>
        <table:table-row table:style-name="ro1">
          <table:table-cell office:value-type="string" calcext:value-type="string">
            <text:p>mới khui hộp đã bị hư...mua hãy kiểm tra hàng trước nha</text:p>
          </table:table-cell>
          <table:table-cell/>
        </table:table-row>
        <table:table-row table:style-name="ro1">
          <table:table-cell office:value-type="string" calcext:value-type="string">
            <text:p>mới khui khỏi hộp test không nghe được luôn rồi, đừng ai mua, lừa đảo quá</text:p>
          </table:table-cell>
          <table:table-cell/>
        </table:table-row>
        <table:table-row table:style-name="ro1">
          <table:table-cell office:value-type="string" calcext:value-type="string">
            <text:p>mới khui ra cắm sạc 5p không thấy lên đèn nữa. hàng không sử dụng được sao h</text:p>
          </table:table-cell>
          <table:table-cell/>
        </table:table-row>
        <table:table-row table:style-name="ro1">
          <table:table-cell office:value-type="string" calcext:value-type="string">
            <text:p>mỗi lần cắm sạt vô là chuộc cảm ứng của laptop bị đơ</text:p>
          </table:table-cell>
          <table:table-cell/>
        </table:table-row>
        <table:table-row table:style-name="ro1">
          <table:table-cell office:value-type="string" calcext:value-type="string">
            <text:p>mỗi lần di chuyển chuột đi lại là phải tháo pin ra gắn lại mới xài được, rất bất tiện, có lúc phải tháo lắp vài lần mới được.</text:p>
          </table:table-cell>
          <table:table-cell/>
        </table:table-row>
        <table:table-row table:style-name="ro1">
          <table:table-cell office:value-type="string" calcext:value-type="string">
            <text:p>mới lấy hàng test ngay thì chuột lỗi, độ trễ của trỏ chuột làm mình rất ức chế. mong nhà sản xuất cải thiện sp hơn</text:p>
          </table:table-cell>
          <table:table-cell/>
        </table:table-row>
        <table:table-row table:style-name="ro1">
          <table:table-cell office:value-type="string" calcext:value-type="string">
            <text:p>mới lấy lúc 11h mới xài chưa đc 1 tiếng màn đen thui giờ muốn đổi lại kh đc <text:s/></text:p>
          </table:table-cell>
          <table:table-cell/>
        </table:table-row>
        <table:table-row table:style-name="ro1">
          <table:table-cell office:value-type="string" calcext:value-type="string">
            <text:p>mới lấy về <text:s/>nghe được 15 phút báo low battery <text:s/>sau đó im luôn!!!</text:p>
          </table:table-cell>
          <table:table-cell/>
        </table:table-row>
        <table:table-row table:style-name="ro1">
          <table:table-cell office:value-type="string" calcext:value-type="string">
            <text:p>mới mang về dùng ok đx 2 hôm thù bị tụt mấy chân sạc bjo k sạc đc hic chán quá</text:p>
          </table:table-cell>
          <table:table-cell/>
        </table:table-row>
        <table:table-row table:style-name="ro1">
          <table:table-cell office:value-type="string" calcext:value-type="string">
            <text:p>mới mua <text:s/>lúc <text:s/>sáng <text:s/>sạc pin điến giờ <text:s/>k mở nguồn dk</text:p>
          </table:table-cell>
          <table:table-cell/>
        </table:table-row>
        <table:table-row table:style-name="ro4">
          <table:table-cell office:value-type="string" calcext:value-type="string">
            <text:p>mới mua 1 ngày, tai nghe bên trái lởm chởm quá, tự ngắt liên tục, cứ 3 4 phút tự ngắt 1 lần. cần đổi sản phẩm khác, ra đường thì thua luôn, không nghe được gì cả, sản phẩm đọc review rất chất mua về như không, bực mình kinh khủng. cần đổi sản phẩm mới tốt hơn.</text:p>
          </table:table-cell>
          <table:table-cell/>
        </table:table-row>
        <table:table-row table:style-name="ro1">
          <table:table-cell office:value-type="string" calcext:value-type="string">
            <text:p>mới mua 1 thasg hư rồi</text:p>
          </table:table-cell>
          <table:table-cell/>
        </table:table-row>
        <table:table-row table:style-name="ro1">
          <table:table-cell office:value-type="string" calcext:value-type="string">
            <text:p>mới mua 1 tuần phải gửi bảo hành hang kem chat lượng quá</text:p>
          </table:table-cell>
          <table:table-cell/>
        </table:table-row>
        <table:table-row table:style-name="ro1">
          <table:table-cell office:value-type="string" calcext:value-type="string">
            <text:p>mới mua 2 tháng mà đã hư một bên tai và bị lỗi âm thanh như radio ko dò đc đài vậy.</text:p>
          </table:table-cell>
          <table:table-cell/>
        </table:table-row>
        <table:table-row table:style-name="ro1">
          <table:table-cell office:value-type="string" calcext:value-type="string">
            <text:p>mới mua 3 tháng đã đột tử r, h k biết làm sao</text:p>
          </table:table-cell>
          <table:table-cell/>
        </table:table-row>
        <table:table-row table:style-name="ro1">
          <table:table-cell office:value-type="string" calcext:value-type="string">
            <text:p>mới mua 3/8 nay đã ko dùng được</text:p>
          </table:table-cell>
          <table:table-cell/>
        </table:table-row>
        <table:table-row table:style-name="ro4">
          <table:table-cell office:value-type="string" calcext:value-type="string">
            <text:p>mới mua cách đây không lâu thì lớp da 2 bên chuột đã bong tróc, nút bấm chuột trái thì đã có hiện tượng double click. tiki xem hàng hoá thế nào mà chất lượng còn tệ hơn cả mua hàng fake trên shopee vậy???</text:p>
          </table:table-cell>
          <table:table-cell/>
        </table:table-row>
        <table:table-row table:style-name="ro4" table:visibility="filter">
          <table:table-cell office:value-type="string" calcext:value-type="string">
            <text:p>mới mua cách đây không lâu thì lớp da 2 bên chuột đã bong tróc, nút bấm chuột trái thì đã có hiện tượng double click. tiki xem hàng hoá thế nào mà chất lượng còn tệ hơn cả mua hàng fake trên shopee vậy???</text:p>
          </table:table-cell>
          <table:table-cell/>
        </table:table-row>
        <table:table-row table:style-name="ro1">
          <table:table-cell office:value-type="string" calcext:value-type="string">
            <text:p>mới mua chỉ nghe đc 1 bên tai, 1 bên tai ko nghe đc</text:p>
          </table:table-cell>
          <table:table-cell/>
        </table:table-row>
        <table:table-row table:style-name="ro1">
          <table:table-cell office:value-type="string" calcext:value-type="string">
            <text:p>mới mua chưa dk bao lâu giờ nghe dk có 1bên thôi</text:p>
          </table:table-cell>
          <table:table-cell/>
        </table:table-row>
        <table:table-row table:style-name="ro1">
          <table:table-cell office:value-type="string" calcext:value-type="string">
            <text:p>mới mua chưa được 1 tuần thì chức năng bluetooth đã bị hỏng không dùng được!</text:p>
          </table:table-cell>
          <table:table-cell/>
        </table:table-row>
        <table:table-row table:style-name="ro2">
          <table:table-cell office:value-type="string" calcext:value-type="string">
            <text:p>mới mua con này, vỏ hộp thì cũ, seri trên chuột và trên hộp khác nhau. nhưng mình ok, vẫn nhận. nhưng kết nối bluetooth ko dc, gọi lên tư vấn thì nhân viên nói muốn kết nối chức năng bluetooth thì bắt buộc phải có 2 máy tính. 1 máy kết nối qua receiver, 1 máy kết nối bluetooth. trên tiki ko hề ghi như vậy. bỏ ra 570k để có chức năng bluetooth mà ko dc thì mua làm gì. ban đầu mình chỉ tính đổi sang chuột mới, nhưng nhân viên tư vấn rất thái độ. mình rất bực mình và xin trả luôn thì cúp máy ngang giữa chừng mua trên tiki nhiều lần rồi nhưng chính thức tạm biệt tiki.</text:p>
          </table:table-cell>
          <table:table-cell/>
        </table:table-row>
        <table:table-row table:style-name="ro1">
          <table:table-cell office:value-type="string" calcext:value-type="string">
            <text:p>mới mua đã bị lỗi bluetooth và wifi, tự động tắt, mất kết nối. không biết tiki có chính sách đổi <text:s/>mới khi mua mới không</text:p>
          </table:table-cell>
          <table:table-cell/>
        </table:table-row>
        <table:table-row table:style-name="ro1">
          <table:table-cell office:value-type="string" calcext:value-type="string">
            <text:p>mới mua đã căm ko lên, quá sai lầm khi ko khui hàng ra thử... đã update driver các kiểu, cắm từ pc sang laptop cũng ko lên đèn. thế nhé!!!</text:p>
          </table:table-cell>
          <table:table-cell/>
        </table:table-row>
        <table:table-row table:style-name="ro1" table:visibility="filter">
          <table:table-cell office:value-type="string" calcext:value-type="string">
            <text:p>mới mua đã căm ko lên, quá sai lầm khi ko khui hàng ra thử... đã update driver các kiểu, cắm từ pc sang laptop cũng ko lên đèn. thế nhé!!!</text:p>
          </table:table-cell>
          <table:table-cell/>
        </table:table-row>
        <table:table-row table:style-name="ro1">
          <table:table-cell office:value-type="string" calcext:value-type="string">
            <text:p>mới mua đã hỏng mic <text:s/>bực thật sự</text:p>
          </table:table-cell>
          <table:table-cell/>
        </table:table-row>
        <table:table-row table:style-name="ro1">
          <table:table-cell office:value-type="string" calcext:value-type="string">
            <text:p>mới mua đã hư một bên, chắc do xui nên cho 1 sao</text:p>
          </table:table-cell>
          <table:table-cell/>
        </table:table-row>
        <table:table-row table:style-name="ro1">
          <table:table-cell office:value-type="string" calcext:value-type="string">
            <text:p>moi mua dc 1 tuần gio sạc điện ko vô roi . moi đầu thì sạc đầy co 4 đèn báo.bay gio sac 2 tm 3 tieng cung chi có một đen sáng.</text:p>
          </table:table-cell>
          <table:table-cell/>
        </table:table-row>
        <table:table-row table:style-name="ro1">
          <table:table-cell office:value-type="string" calcext:value-type="string">
            <text:p>mới mua đc 2 ngày ... bị hư nguồn ?? là sao ! ? đang xài cắm điện đc 5 <text:s/>10 phút là tắt lun cả nguồn ?</text:p>
          </table:table-cell>
          <table:table-cell/>
        </table:table-row>
        <table:table-row table:style-name="ro4">
          <table:table-cell office:value-type="string" calcext:value-type="string">
            <text:p>mới mua đc gần 1 tuần đến hôm nay xuất hiện nhiều lỗi như đang phát thì mất kết nối sau đó thì phải rest lại mới dùng đc sau đó cứ dùng đc 20 phút thì lại mất kết nối thực sự rất thất vọng về chất lượng sản phẩm</text:p>
          </table:table-cell>
          <table:table-cell/>
        </table:table-row>
        <table:table-row table:style-name="ro1">
          <table:table-cell office:value-type="string" calcext:value-type="string">
            <text:p>mới mua để vào máy nhận 28,8g nhưng khi copy file 6g thì báo không đủ dung lượng ? đề nghị đổi lại cái khác.</text:p>
          </table:table-cell>
          <table:table-cell/>
        </table:table-row>
        <table:table-row table:style-name="ro1">
          <table:table-cell office:value-type="string" calcext:value-type="string">
            <text:p>mới mua dk 4 ngày tai bên trái đã hỏng ko lên đèn.</text:p>
          </table:table-cell>
          <table:table-cell/>
        </table:table-row>
        <table:table-row table:style-name="ro1">
          <table:table-cell office:value-type="string" calcext:value-type="string">
            <text:p>mới mua dùng chưa được 2 tháng đã bị dub rồi, không biết là trúng phải chuột đểu ko nữa</text:p>
          </table:table-cell>
          <table:table-cell/>
        </table:table-row>
        <table:table-row table:style-name="ro1" table:visibility="filter">
          <table:table-cell office:value-type="string" calcext:value-type="string">
            <text:p>mới mua dùng chưa được 2 tháng đã bị dub rồi, không biết là trúng phải chuột đểu ko nữa</text:p>
          </table:table-cell>
          <table:table-cell/>
        </table:table-row>
        <table:table-row table:style-name="ro1">
          <table:table-cell office:value-type="string" calcext:value-type="string">
            <text:p>mới mua dùng đc 1 ngày đã chết một tai nghe, giờ chỉ nghe đc một tai. tai bên còn lại bỏ vào sạc cũng ko sáng. quá thất vọng về sp. mọi người cân nhắc khi mua nhé</text:p>
          </table:table-cell>
          <table:table-cell/>
        </table:table-row>
        <table:table-row table:style-name="ro1">
          <table:table-cell office:value-type="string" calcext:value-type="string">
            <text:p>mới mua dùng được hơn 3 ngày, <text:s/>điện thoại tự dưng đứng và man hình đen thui, <text:s/>bật không lên, chán quá đi. <text:s/>sao có thể bán được cho khách sản phẩm lỗi như vậy hay thiệt.</text:p>
          </table:table-cell>
          <table:table-cell/>
        </table:table-row>
        <table:table-row table:style-name="ro1">
          <table:table-cell office:value-type="string" calcext:value-type="string">
            <text:p>mới mua dùng rất tốt, sau khi sạc pin lần đầu thì bây giờ không sạc nhanh được nữa.</text:p>
          </table:table-cell>
          <table:table-cell/>
        </table:table-row>
        <table:table-row table:style-name="ro1">
          <table:table-cell office:value-type="string" calcext:value-type="string">
            <text:p>mới mua được 1 ngày, dùng mau hao pin, sạc tới 65% thì ko sạc được nữa</text:p>
          </table:table-cell>
          <table:table-cell/>
        </table:table-row>
        <table:table-row table:style-name="ro1">
          <table:table-cell office:value-type="string" calcext:value-type="string">
            <text:p>mơi mua được 2 ngày</text:p>
          </table:table-cell>
          <table:table-cell/>
        </table:table-row>
        <table:table-row table:style-name="ro1" table:visibility="filter">
          <table:table-cell office:value-type="string" calcext:value-type="string">
            <text:p>mơi mua được 2 ngày</text:p>
          </table:table-cell>
          <table:table-cell/>
        </table:table-row>
        <table:table-row table:style-name="ro1">
          <table:table-cell office:value-type="string" calcext:value-type="string">
            <text:p>mới mua được 2 ngày , nhưng loa dùng đã thấy loa bắt đầu bị rè. đang đợi kỹ thuật bên tiki liên lạc lại để bảo hành.</text:p>
          </table:table-cell>
          <table:table-cell/>
        </table:table-row>
        <table:table-row table:style-name="ro1">
          <table:table-cell office:value-type="string" calcext:value-type="string">
            <text:p>mới mua được 2 ngày trắng xóa màn hình <text:s/>! không biết vì sao đề nghị bên bán bảo hành sản phẩm <text:s/>không có cả sdt để liên hệ <text:s/>cũng không có nút trả hàng <text:s/>thất vọng quá</text:p>
          </table:table-cell>
          <table:table-cell/>
        </table:table-row>
        <table:table-row table:style-name="ro1">
          <table:table-cell office:value-type="string" calcext:value-type="string">
            <text:p>mới mua được 3 ngày giờ nút nguồn không tắt được thì làm thế nào nhỉ?</text:p>
          </table:table-cell>
          <table:table-cell/>
        </table:table-row>
        <table:table-row table:style-name="ro4">
          <table:table-cell office:value-type="string" calcext:value-type="string">
            <text:p>mới mua được 3 tháng mà bảo hành 1 tháng vẫn chưa xong. check ra thì imei báo đỏ, gọi tổng đài cũng k giải thích được, mua rất nhiều đồ ở tiki mà lần này thất vọng quá, rất cần câu trả lời từ tiki, hàng chính hãng sao imei đỏ vậy?</text:p>
          </table:table-cell>
          <table:table-cell/>
        </table:table-row>
        <table:table-row table:style-name="ro1">
          <table:table-cell office:value-type="string" calcext:value-type="string">
            <text:p>mới mua được 4 tháng nhưng giờ đã sạc không được , thường xuyên k nhận sạc, iphone báo phụ kiện không được hỗ trợ ? giờ muốn bảo hành thì sao</text:p>
          </table:table-cell>
          <table:table-cell/>
        </table:table-row>
        <table:table-row table:style-name="ro1">
          <table:table-cell office:value-type="string" calcext:value-type="string">
            <text:p>mới mua được có 3 tuần mà nút nguồn chập chờn giờ không bật được luôn rồi</text:p>
          </table:table-cell>
          <table:table-cell/>
        </table:table-row>
        <table:table-row table:style-name="ro1">
          <table:table-cell office:value-type="string" calcext:value-type="string">
            <text:p>mới mua được mấy tháng mà pace running đã đo sai quá sai rồi. chán</text:p>
          </table:table-cell>
          <table:table-cell/>
        </table:table-row>
        <table:table-row table:style-name="ro1">
          <table:table-cell office:value-type="string" calcext:value-type="string">
            <text:p>mới mua được một ngày, nhận thấy màn mình có nhiều vị trí cố định hiện chữ bị mờ, nhòe và hiển thì màu tro tro xám thay vì màu đen.</text:p>
          </table:table-cell>
          <table:table-cell/>
        </table:table-row>
        <table:table-row table:style-name="ro1">
          <table:table-cell office:value-type="string" calcext:value-type="string">
            <text:p>mới mua được tháng, hỏng nút cuộn chuột giờ không dùng được.</text:p>
          </table:table-cell>
          <table:table-cell/>
        </table:table-row>
        <table:table-row table:style-name="ro1">
          <table:table-cell office:value-type="string" calcext:value-type="string">
            <text:p>mới mua được vài tháng đã bị hư bluetooth, mặc dù đã gửi tiki bảo hành nhưng khi nhận lại vẫn không sử dụng được</text:p>
          </table:table-cell>
          <table:table-cell/>
        </table:table-row>
        <table:table-row table:style-name="ro1">
          <table:table-cell office:value-type="string" calcext:value-type="string">
            <text:p>mới mua hồi 22.5 đang dùng bình thường không rơi rớt gì cả mà chuột không hiện đèn lên, không dùng đc nữa. đã thử mọi cách thay pin kết nối lại vẫn không dùng đc</text:p>
          </table:table-cell>
          <table:table-cell/>
        </table:table-row>
        <table:table-row table:style-name="ro1">
          <table:table-cell office:value-type="string" calcext:value-type="string">
            <text:p>mới mua hồi trước tết, mới sài 1 2 lần đã bị liệt nút</text:p>
          </table:table-cell>
          <table:table-cell/>
        </table:table-row>
        <table:table-row table:style-name="ro1" table:visibility="filter">
          <table:table-cell office:value-type="string" calcext:value-type="string">
            <text:p>mới mua hồi trước tết, mới sài 1 2 lần đã bị liệt nút</text:p>
          </table:table-cell>
          <table:table-cell/>
        </table:table-row>
        <table:table-row table:style-name="ro3">
          <table:table-cell office:value-type="string" calcext:value-type="string">
            <text:p>mới mua hôm 3/2 ghi đc tần 170gb là không ghi được nữa, trong 170gb ghi đc thì đâu hơn 1 nữa file là không đọc được( trên máy copy file qua ổ và lấy ổ cắm vào 4 máy khác cũng không đọc được file) đến sáng nay cắm vào lại thì báo <text:s/>e:\ ís not accessible the request failed due to a fatal device hardware error <text:s text:c="2"/>yêu cầu shop xem xét đổi sản phẩm cho mình, tin tưởng ung hộ tiki bấy lâu nay hi vọng tiki k làm mình thất vọng</text:p>
          </table:table-cell>
          <table:table-cell/>
        </table:table-row>
        <table:table-row table:style-name="ro1">
          <table:table-cell office:value-type="string" calcext:value-type="string">
            <text:p>mới mua hôm qua 9590000 hôm nay giảm còn 9090000. bất công quá.</text:p>
          </table:table-cell>
          <table:table-cell/>
        </table:table-row>
        <table:table-row table:style-name="ro1">
          <table:table-cell office:value-type="string" calcext:value-type="string">
            <text:p>mới mua hôm qua hôm nay hư cảm ứng, gọi tổng đài thì 48 giờ thì mới hỗ trợ. chất lượng quá kém</text:p>
          </table:table-cell>
          <table:table-cell/>
        </table:table-row>
        <table:table-row table:style-name="ro1">
          <table:table-cell office:value-type="string" calcext:value-type="string">
            <text:p>mới mua hỏng giắc cắm sạc</text:p>
          </table:table-cell>
          <table:table-cell/>
        </table:table-row>
        <table:table-row table:style-name="ro4">
          <table:table-cell office:value-type="string" calcext:value-type="string">
            <text:p>mới mua loa bluetooth km s1 ngày 14 tháng 8 . mà mic hư <text:s text:c="2"/>gọi lên hot line tiki k dc . làm sao bây giờ mọi người . mất niềm tin với mấy sản phẩm online quá <text:s text:c="2"/>mua 3 lần đều lỗi cả 3 .cả nhà ơi</text:p>
          </table:table-cell>
          <table:table-cell/>
        </table:table-row>
        <table:table-row table:style-name="ro1">
          <table:table-cell office:value-type="string" calcext:value-type="string">
            <text:p>mới mua mà bàn phím k nhận. đang làm đổi hàng phải mất thêm thời gian. chán</text:p>
          </table:table-cell>
          <table:table-cell/>
        </table:table-row>
        <table:table-row table:style-name="ro1">
          <table:table-cell office:value-type="string" calcext:value-type="string">
            <text:p>mới mua mà bị hỏng 1 bên tai rồi</text:p>
          </table:table-cell>
          <table:table-cell/>
        </table:table-row>
        <table:table-row table:style-name="ro1">
          <table:table-cell office:value-type="string" calcext:value-type="string">
            <text:p>mới mua mà bị lỗi pin tuột rất mau . sạc chưa được gì hết dã hết pin mong shop xem lại giúp e với ạ</text:p>
          </table:table-cell>
          <table:table-cell/>
        </table:table-row>
        <table:table-row table:style-name="ro1">
          <table:table-cell office:value-type="string" calcext:value-type="string">
            <text:p>mới mua mà củ sac nhanh đã họng</text:p>
          </table:table-cell>
          <table:table-cell/>
        </table:table-row>
        <table:table-row table:style-name="ro1">
          <table:table-cell office:value-type="string" calcext:value-type="string">
            <text:p>mới mua mà hỏng mất 1 bên trái. về 1 bên có bin nghe được. còn 1 sạc không vô, khởi động không lên</text:p>
          </table:table-cell>
          <table:table-cell/>
        </table:table-row>
        <table:table-row table:style-name="ro1">
          <table:table-cell office:value-type="string" calcext:value-type="string">
            <text:p>mới mua mà không kết nối được dù đã sạc. mong <text:s/>tiki xem lại để đổi trả</text:p>
          </table:table-cell>
          <table:table-cell/>
        </table:table-row>
        <table:table-row table:style-name="ro1">
          <table:table-cell office:value-type="string" calcext:value-type="string">
            <text:p>mới mua mà lỗi 1 sọc giữa như thế này, yêu cầu đổi trả hàng nhé tiki</text:p>
          </table:table-cell>
          <table:table-cell/>
        </table:table-row>
        <table:table-row table:style-name="ro4">
          <table:table-cell office:value-type="string" calcext:value-type="string">
            <text:p>mới mua máy mở hộp chưa kịp chụp hình khen thì cài đặt xong xuôi mở vào màn hình máy bắt đầu chớp màn hình liên tục. quay lại clip mà ko biết làm sao up lên cho tiki xem. đã khởi động lại máy, reset lại máy. khởi động lại vẫn bị. nhờ tiki xem giúp nhé. chưa kịp vui đã buồn mất rồi.</text:p>
          </table:table-cell>
          <table:table-cell/>
        </table:table-row>
        <table:table-row table:style-name="ro1">
          <table:table-cell office:value-type="string" calcext:value-type="string">
            <text:p>mới mua một tuần lễ đã k nghe đc một bên roi. có đc đổi k vây ạ</text:p>
          </table:table-cell>
          <table:table-cell/>
        </table:table-row>
        <table:table-row table:style-name="ro1">
          <table:table-cell office:value-type="string" calcext:value-type="string">
            <text:p>mới mua ngày 19/7, nay 15/8, công việc không sử dụng nhiều. đang sử dụng bị sọc 1 đường. <text:s/>không biết có mua lầm hàng không</text:p>
          </table:table-cell>
          <table:table-cell/>
        </table:table-row>
        <table:table-row table:style-name="ro1">
          <table:table-cell office:value-type="string" calcext:value-type="string">
            <text:p>mới mua nó bị hư 1 đầu. giờ giải quyết sao tiki?</text:p>
          </table:table-cell>
          <table:table-cell/>
        </table:table-row>
        <table:table-row table:style-name="ro1">
          <table:table-cell office:value-type="string" calcext:value-type="string">
            <text:p>mới mua sài dc một tuần thì cứ đang tự sạc thì lại tự động tắt</text:p>
          </table:table-cell>
          <table:table-cell/>
        </table:table-row>
        <table:table-row table:style-name="ro1">
          <table:table-cell office:value-type="string" calcext:value-type="string">
            <text:p>mới mua sản phẩm này mà cảm thấy không hài lòng, nhưng đã lỡ mất hoá đơn nên đành chịu!</text:p>
          </table:table-cell>
          <table:table-cell/>
        </table:table-row>
        <table:table-row table:style-name="ro1">
          <table:table-cell office:value-type="string" calcext:value-type="string">
            <text:p>mới mua sản sảm đc 15 ngày cổng wan của sản phẩm bị hư</text:p>
          </table:table-cell>
          <table:table-cell/>
        </table:table-row>
        <table:table-row table:style-name="ro4">
          <table:table-cell office:value-type="string" calcext:value-type="string">
            <text:p>mới mua sim mà nhắn tin tổng đài kiểm tra đã ở chu kỳ thứ 9. làm ăn cái kiểu quái quỷ gì vậy. đề nghị tiki xử gấp cái shop trời đánh này dùm với! bực hết sức. trả sim hoàn tiền đi</text:p>
          </table:table-cell>
          <table:table-cell/>
        </table:table-row>
        <table:table-row table:style-name="ro1">
          <table:table-cell office:value-type="string" calcext:value-type="string">
            <text:p>mới mua tháng 1/2020 tháng 3/2020 hết hạn hết dung lượng</text:p>
          </table:table-cell>
          <table:table-cell/>
        </table:table-row>
        <table:table-row table:style-name="ro1">
          <table:table-cell office:value-type="string" calcext:value-type="string">
            <text:p>mới mua thì xài good, đến bây giờ sau thời gian sử dụng thì nó chập chờn hay bị mất kết nối. mua hàng ngày 19/02/2019 và hôm nay 07/06/2019 tôi viết nhận xét</text:p>
          </table:table-cell>
          <table:table-cell/>
        </table:table-row>
        <table:table-row table:style-name="ro1">
          <table:table-cell office:value-type="string" calcext:value-type="string">
            <text:p>mới mua từ 23/7 đến giờ được 2 tuần đã hỏng chuột phải, di mất nét. giờ bảo hành và đổi trả như thế nào?</text:p>
          </table:table-cell>
          <table:table-cell/>
        </table:table-row>
        <table:table-row table:style-name="ro1">
          <table:table-cell office:value-type="string" calcext:value-type="string">
            <text:p>mới mua từ ngày 31/01/2020 mà bây giờ đã hỏng mất rồi hư quá nhanh chưa dùng đc 1 năm.</text:p>
          </table:table-cell>
          <table:table-cell/>
        </table:table-row>
        <table:table-row table:style-name="ro1">
          <table:table-cell office:value-type="string" calcext:value-type="string">
            <text:p>mới mua vài tháng mà cái lăn chột đã kêu két két, gửi bảo hành ntn đây shop</text:p>
          </table:table-cell>
          <table:table-cell/>
        </table:table-row>
        <table:table-row table:style-name="ro1">
          <table:table-cell office:value-type="string" calcext:value-type="string">
            <text:p>mới mua ve 1 ngày mà hư luôn rồi</text:p>
          </table:table-cell>
          <table:table-cell/>
        </table:table-row>
        <table:table-row table:style-name="ro1">
          <table:table-cell office:value-type="string" calcext:value-type="string">
            <text:p>mới mua về cắm vào máy tình trạng ổ cứng chỉ 99% mình cảm thấy ko thích khi mua sản phẩm mới mà như vầy.</text:p>
          </table:table-cell>
          <table:table-cell/>
        </table:table-row>
        <table:table-row table:style-name="ro1">
          <table:table-cell office:value-type="string" calcext:value-type="string">
            <text:p>mới mua về chưa gì hết hư <text:s text:c="2"/>thôi ko đặt hàng trên tiki nữa xóa app là vừa <text:s/></text:p>
          </table:table-cell>
          <table:table-cell/>
        </table:table-row>
        <table:table-row table:style-name="ro1">
          <table:table-cell office:value-type="string" calcext:value-type="string">
            <text:p>mới mua về chưa sử dụng gì mà đã hư một tai ko nghe được</text:p>
          </table:table-cell>
          <table:table-cell/>
        </table:table-row>
        <table:table-row table:style-name="ro1">
          <table:table-cell office:value-type="string" calcext:value-type="string">
            <text:p>mới mua về còn 2 cục bin sài hết sạc lại không lên bin là sao đổi cục sạc lại ko thì trả tiền lại đây làm ăn ki z đổi mấy sợi dây rồi sạc vẫn không lên bin</text:p>
          </table:table-cell>
          <table:table-cell/>
        </table:table-row>
        <table:table-row table:style-name="ro1">
          <table:table-cell office:value-type="string" calcext:value-type="string">
            <text:p>mới mua về đã bị bóc tem và keo dán phía ngoài hộp đã bị cắt. ko biết sản phẩm ntn đây nữa</text:p>
          </table:table-cell>
          <table:table-cell/>
        </table:table-row>
        <table:table-row table:style-name="ro1">
          <table:table-cell office:value-type="string" calcext:value-type="string">
            <text:p>mới mua về đã bị hư 1 bên tai, không biết phải đổi như thế nào, coi như mất tiền oan..</text:p>
          </table:table-cell>
          <table:table-cell/>
        </table:table-row>
        <table:table-row table:style-name="ro1">
          <table:table-cell office:value-type="string" calcext:value-type="string">
            <text:p>mới mua về đã thấy bóc ra, trong vẫn còn dữ liệu. không hiểu bán hàng kiểu gì.</text:p>
          </table:table-cell>
          <table:table-cell/>
        </table:table-row>
        <table:table-row table:style-name="ro4">
          <table:table-cell office:value-type="string" calcext:value-type="string">
            <text:p>mới mua về đã trục trặc liên tục. đến nay thì không dùng được hoàn toàn. chuột bị kênh, bập bênh rất khó chịu. có 200k nên không yêu cầu đổi bảo hành làm gì nhưng mua bực vào mình</text:p>
          </table:table-cell>
          <table:table-cell/>
        </table:table-row>
        <table:table-row table:style-name="ro4">
          <table:table-cell office:value-type="string" calcext:value-type="string">
            <text:p>mới mua về háo hức, ai dè lúc kết nối thì tín hiệu chập chờn, dùng cho tai nghe bluetooth không được, khuyên thật lòng ai mua về để kết nối với tai nghe bluetooth thì đừng nên phí tiền.</text:p>
          </table:table-cell>
          <table:table-cell/>
        </table:table-row>
        <table:table-row table:style-name="ro1">
          <table:table-cell office:value-type="string" calcext:value-type="string">
            <text:p>mới mua về kết nối bluetooth méo được, chán thật sự.shop làm ăn vậy bán được 1 lần này thôi nhá</text:p>
          </table:table-cell>
          <table:table-cell/>
        </table:table-row>
        <table:table-row table:style-name="ro1">
          <table:table-cell office:value-type="string" calcext:value-type="string">
            <text:p>moi mua ve kích song 5ghz ok.rết lại kich lại sóng đo lai k dduoc,khong hien ra wifi gốc</text:p>
          </table:table-cell>
          <table:table-cell/>
        </table:table-row>
        <table:table-row table:style-name="ro1">
          <table:table-cell office:value-type="string" calcext:value-type="string">
            <text:p>mới mua về là tai bên trái ko nghe được gì hết, kể cả đã sạc đầy. mua về mà hư như vậy là sao? shop làm ăn gian dối</text:p>
          </table:table-cell>
          <table:table-cell/>
        </table:table-row>
        <table:table-row table:style-name="ro1">
          <table:table-cell office:value-type="string" calcext:value-type="string">
            <text:p>mới mua về mà đã bị liệt phím r!!! . vừa dùng được một hôm nhận hàng là t2, mà nay mớ t4 dùng lịa lần nữa đã bị liệt phím. bấm nhảy tứ tán lung tung là làm sao???</text:p>
          </table:table-cell>
          <table:table-cell/>
        </table:table-row>
        <table:table-row table:style-name="ro1">
          <table:table-cell office:value-type="string" calcext:value-type="string">
            <text:p>mới mua về mà không dùng được, phí tiền phí thời gian</text:p>
          </table:table-cell>
          <table:table-cell/>
        </table:table-row>
        <table:table-row table:style-name="ro4">
          <table:table-cell office:value-type="string" calcext:value-type="string">
            <text:p>mới mua về nghe rõ, tốt. nhưng chỉ được 2 tuần, dù đã giữ gìn cẩn thận, có dây quấn các kiểu nhưng đã bị hư 1 bên. giờ chỉ còn nghe được mỗi bên phải. thực sự rất thất vọng.</text:p>
          </table:table-cell>
          <table:table-cell/>
        </table:table-row>
        <table:table-row table:style-name="ro1">
          <table:table-cell office:value-type="string" calcext:value-type="string">
            <text:p>mới mua về pin phù ko sử dụng được, không kiểm tra được máy sạc thì lỗ nhỏ đưa sạc lớn không sạc được, <text:s/>giống mua mô hình đt cho con nít chơi.</text:p>
          </table:table-cell>
          <table:table-cell/>
        </table:table-row>
        <table:table-row table:style-name="ro1">
          <table:table-cell office:value-type="string" calcext:value-type="string">
            <text:p>mới mua về test thử thì bị hư 1 tai nghe <text:s/>r . hàng dỗm . tin tưởng tiki vào mua mà hàng hk ra gì. t thề hk bao giờ mua hàng trên tiki nữa</text:p>
          </table:table-cell>
          <table:table-cell/>
        </table:table-row>
        <table:table-row table:style-name="ro1">
          <table:table-cell office:value-type="string" calcext:value-type="string">
            <text:p>mới mua về tháo seal hộp mực và miếng nhựa bảo vệ hai điểm tiếp xúc hộp mực khởi động máy mô tơ quay mãi không dừng</text:p>
          </table:table-cell>
          <table:table-cell/>
        </table:table-row>
        <table:table-row table:style-name="ro1">
          <table:table-cell office:value-type="string" calcext:value-type="string">
            <text:p>mới mua về xài ko dc. chán quá. lien he lại gium tiki oi</text:p>
          </table:table-cell>
          <table:table-cell/>
        </table:table-row>
        <table:table-row table:style-name="ro1" table:visibility="filter">
          <table:table-cell office:value-type="string" calcext:value-type="string">
            <text:p>mới mua về xài ko dc. chán quá. lien he lại gium tiki oi</text:p>
          </table:table-cell>
          <table:table-cell/>
        </table:table-row>
        <table:table-row table:style-name="ro1">
          <table:table-cell office:value-type="string" calcext:value-type="string">
            <text:p>mới mua về, gắn vào máy lần thứ 1 thì nhận, và từ lần thứ 2 trở đi là ko nhận nữa. tiki hướng dẫn mình chỗ bảo hành với.</text:p>
          </table:table-cell>
          <table:table-cell/>
        </table:table-row>
        <table:table-row table:style-name="ro4">
          <table:table-cell office:value-type="string" calcext:value-type="string">
            <text:p>mới mua về. hí hửng khui hộp thì chỉ nghe đc 1 tai. tai còn lại thì tịt câm. đã thử làm mọi việc. gọi tổng đài thì nói đợi kỹ thuật gọi để kiểm tra. chẳng biết khi nào mới có cái mà nghe.</text:p>
          </table:table-cell>
          <table:table-cell/>
        </table:table-row>
        <table:table-row table:style-name="ro1">
          <table:table-cell office:value-type="string" calcext:value-type="string">
            <text:p>mới mua xài không bao lâu đã hư, gửi mail báo hỏng k thấy phản hồi</text:p>
          </table:table-cell>
          <table:table-cell/>
        </table:table-row>
        <table:table-row table:style-name="ro4">
          <table:table-cell office:value-type="string" calcext:value-type="string">
            <text:p>mới mua xong, tai nghe kết nối với đt a, gọi từ a sang đt b thì khi nói, b ko nghe gì, tai nghe thu được âm của b nói chuyện a nghe rõ, b lại không nghe. lâu lâu nghe được, đa số người gọi không nghe được phải làm sao bây giờ?</text:p>
          </table:table-cell>
          <table:table-cell/>
        </table:table-row>
        <table:table-row table:style-name="ro1">
          <table:table-cell office:value-type="string" calcext:value-type="string">
            <text:p>mới mua, màn hình không có miếng dán, mở nguồn không lên</text:p>
          </table:table-cell>
          <table:table-cell/>
        </table:table-row>
        <table:table-row table:style-name="ro1">
          <table:table-cell office:value-type="string" calcext:value-type="string">
            <text:p>mọi người k nên mua tại tiki vì sp bị hư liên lạc bảo hành rất lâu.</text:p>
          </table:table-cell>
          <table:table-cell/>
        </table:table-row>
        <table:table-row table:style-name="ro1">
          <table:table-cell office:value-type="string" calcext:value-type="string">
            <text:p>mọi người mình cho hỏi cáp vừa bóc hộp nhưng cắm sạc không vào, máy không báo là đang sạc, là cáp có lỗi từ nhà sản xuất. bây giờ muốn đổi trả bảo hành thì làm thế nào?</text:p>
          </table:table-cell>
          <table:table-cell/>
        </table:table-row>
        <table:table-row table:style-name="ro1">
          <table:table-cell office:value-type="string" calcext:value-type="string">
            <text:p>mới nhận ! cắm vào không nhận được gì cả, kết nối với loa bluetooth vẫn không nhận! quá thất vọng !</text:p>
          </table:table-cell>
          <table:table-cell/>
        </table:table-row>
        <table:table-row table:style-name="ro4">
          <table:table-cell office:value-type="string" calcext:value-type="string">
            <text:p>mới nhận buổi sáng 29/01/2018, sản phẩm bị lỗi. cắm vào laptop ko nhận, rút ra cắm lại chỗ cũ thì nhận. chép file vào usb thì thể tốc độ rất tốt 4mb/s nhưng chép hoài ko dc. usb bị lỗi. bảo hành sao vậy bạn.</text:p>
          </table:table-cell>
          <table:table-cell/>
        </table:table-row>
        <table:table-row table:style-name="ro1">
          <table:table-cell office:value-type="string" calcext:value-type="string">
            <text:p>mới nhận đc hàng thì hình thức ổn nhưng khi sử dụng tín hiệu thường xuyên bị nhiễu. đã test trên nhiều thiết bị, mic thường xuyên bị rè.</text:p>
          </table:table-cell>
          <table:table-cell/>
        </table:table-row>
        <table:table-row table:style-name="ro1">
          <table:table-cell office:value-type="string" calcext:value-type="string">
            <text:p>mới nhận đc hàng. tai nghe nghe khá ổn nhưng sạc đốc sạc ko vào điện đèn đốc sạc cứ nhấp nháy xanh đỏ.ko thể vừa sạc đốc vừa sạc tai nghe đc.</text:p>
          </table:table-cell>
          <table:table-cell/>
        </table:table-row>
        <table:table-row table:style-name="ro1">
          <table:table-cell office:value-type="string" calcext:value-type="string">
            <text:p>mới nhận đơn tiki giao hàng tiki now về ghim sạc khoảng 5p bị nổ luôn cục sạc là ntn?</text:p>
          </table:table-cell>
          <table:table-cell/>
        </table:table-row>
        <table:table-row table:style-name="ro4">
          <table:table-cell office:value-type="string" calcext:value-type="string">
            <text:p>mới nhận được hàng , bên ngoài vỏ băng keo rất mới , hàng nguyên seal , mở hộp ra thì hàng bên trong đã bị khui , ko hiểu buôn bán kiểu gì , chưa dùng nhưng thấy đã bóc ra là có cảm giác không tốt rồi , yêu cầu tiki theo dõi sát ng bán hơn !!!</text:p>
          </table:table-cell>
          <table:table-cell/>
        </table:table-row>
        <table:table-row table:style-name="ro4">
          <table:table-cell office:value-type="string" calcext:value-type="string">
            <text:p>mới nhận được hàng thì thấy hộp bị rách. test bằng phần mềm kingston ssd manager v1.1.2.6 thì không nhận ổ đĩa, không biết hàng chính hãng không? mình test tốc độ bằng phần mềm crystaldiskmark thì tốc độ đọc, ghi rất thấp, thử coppy file trực tiếp trên ổ đĩa chỉ được 40mb/s. <text:s/>cực kỳ thất vọng với sản phẩm tiki lần này!</text:p>
          </table:table-cell>
          <table:table-cell/>
        </table:table-row>
        <table:table-row table:style-name="ro1">
          <table:table-cell office:value-type="string" calcext:value-type="string">
            <text:p>mới nhận được sạc hôm qua, sạc dt mãi hơn 30’ được 15% pin, và sau đó sạc cục sạc thì gần hết 1 ngày mới đầy pin? mong tiki xem lại và giải quyết đổi trả giúp mình.</text:p>
          </table:table-cell>
          <table:table-cell/>
        </table:table-row>
        <table:table-row table:style-name="ro4">
          <table:table-cell office:value-type="string" calcext:value-type="string">
            <text:p>mới nhận được sản phẩm sáng nay (17.06.2020). chuột kết nối được nhưng bàn phím không kết nối được. hàng nguyên seal, chưa mở ra để dán bảo hành. tiki hổ trợ mình vấn đề này gấp nhé.</text:p>
          </table:table-cell>
          <table:table-cell/>
        </table:table-row>
        <table:table-row table:style-name="ro1">
          <table:table-cell office:value-type="string" calcext:value-type="string">
            <text:p>mới nhận hàng <text:s text:c="2"/>nhẹ nhàng cẩn thận ráp chân vào cắm dây test thử sơ mà đã 4 điểm chết <text:s text:c="2"/>to nhất là điểm trong hình số 3 <text:s text:c="2"/>tiki giúp với !</text:p>
          </table:table-cell>
          <table:table-cell/>
        </table:table-row>
        <table:table-row table:style-name="ro4">
          <table:table-cell office:value-type="string" calcext:value-type="string">
            <text:p>mới nhận hàng chiều nay, đồ dùng kém chất lượng, ngay cả tặng cái mây hút bụi nó cũng vô dụng, nó ko hút mà cũng ko thổi được. sau mươi mấy ngàn là quá mắc, đây là lần cuối tui dùng những sản phẩm này</text:p>
          </table:table-cell>
          <table:table-cell/>
        </table:table-row>
        <table:table-row table:style-name="ro1">
          <table:table-cell office:value-type="string" calcext:value-type="string">
            <text:p>mới nhân hang đem ra xac thời giang dai nhưng ko vô điên</text:p>
          </table:table-cell>
          <table:table-cell/>
        </table:table-row>
        <table:table-row table:style-name="ro1">
          <table:table-cell office:value-type="string" calcext:value-type="string">
            <text:p>mới nhận hàng hôm nay,tai nghe sạc ko vô pin,bực mình</text:p>
          </table:table-cell>
          <table:table-cell/>
        </table:table-row>
        <table:table-row table:style-name="ro4">
          <table:table-cell office:value-type="string" calcext:value-type="string">
            <text:p>mới nhận hàng hôm qua . tai nghe qua còn nghe ok . tới hôm nay lấy ra dùng có hiện tượng bị chập chờn mất kết nối. <text:s/>nhạc nghe có lúc bị xuống như hết pin <text:s/>trong khi pin full . yêu cầu hổ trợ</text:p>
          </table:table-cell>
          <table:table-cell/>
        </table:table-row>
        <table:table-row table:style-name="ro4">
          <table:table-cell office:value-type="string" calcext:value-type="string">
            <text:p>mới nhận hàng hôm qua hôm nay xài đã hư <text:s/>nó báo hết pin xong mở hộp bỏ vào ko sạc được trong khi hộp sạc đã sạc đầy tối hôm qua. giờ muốn trả lại hàng thì làm sao đây ? <text:s/>tiki trả lời giùm chứ thất vọng về sản phẩm quá.</text:p>
          </table:table-cell>
          <table:table-cell/>
        </table:table-row>
        <table:table-row table:style-name="ro1">
          <table:table-cell office:value-type="string" calcext:value-type="string">
            <text:p>mới nhận hàng lúc sáng cắm vào máy,chẳng có máy nào nhận ,thất vọng với sản phẩm, chờ xem tiki giải quyết như thế nào?</text:p>
          </table:table-cell>
          <table:table-cell/>
        </table:table-row>
        <table:table-row table:style-name="ro4">
          <table:table-cell office:value-type="string" calcext:value-type="string">
            <text:p>mới nhận hàng sáng nay (2/6/2020). sản phẩm bề ngoài thì nhìn được nhưng cứ bật mic lên là hú ầm trời. khi vừa cắm nguồn vừa mở loa thì loa cứ kêu ì ì. chất lượng quá tệ mua phí cả tiền. tiki có hỗ trợ đổi hàng k vậy.</text:p>
          </table:table-cell>
          <table:table-cell/>
        </table:table-row>
        <table:table-row table:style-name="ro1">
          <table:table-cell office:value-type="string" calcext:value-type="string">
            <text:p>mới nhận hàng xong chưa được 30phut thì tắt nguồn mở hoài không lên! buồn</text:p>
          </table:table-cell>
          <table:table-cell/>
        </table:table-row>
        <table:table-row table:style-name="ro4">
          <table:table-cell office:value-type="string" calcext:value-type="string">
            <text:p>mới nhận hàng, cắm vào pc nhận bình thường, nhưng xài với headphone đc một lúc thì không nghe đc nữa, mạc dù vẫn kết nối bluetooth. rút usb ra cắm vào đc một chút thì bị lại</text:p>
          </table:table-cell>
          <table:table-cell/>
        </table:table-row>
        <table:table-row table:style-name="ro1">
          <table:table-cell office:value-type="string" calcext:value-type="string">
            <text:p>mới nhận hàng, nhưng máy báo không có ổ cứng. gọi tiki đề nghị hỗ trợ kỹ thuật thì báo 24 48h sau kỹ thuật sẽ liên lạc lại. <text:s/>rất rất rất không hài lòng.</text:p>
          </table:table-cell>
          <table:table-cell/>
        </table:table-row>
        <table:table-row table:style-name="ro4">
          <table:table-cell office:value-type="string" calcext:value-type="string">
            <text:p>mới nhận sản phẩm quá thất vọng, hộp giấy đã bị mở như hình, xuống lắp thử trên ô tô thì báo thẻ nhớ bị lỗi . vui lòng đổi lại sản mới đảm bảo hàng chất lượng nguyên seal cho khách hàng .</text:p>
          </table:table-cell>
          <table:table-cell/>
        </table:table-row>
        <table:table-row table:style-name="ro1">
          <table:table-cell office:value-type="string" calcext:value-type="string">
            <text:p>mới nhận về , thì mình đem đi sạc pin mà ko thấy lên đèn . kết nối ko đc . đề nghị tiki đổi cho tôi cái khác</text:p>
          </table:table-cell>
          <table:table-cell/>
        </table:table-row>
        <table:table-row table:style-name="ro4">
          <table:table-cell office:value-type="string" calcext:value-type="string">
            <text:p>mới nhận, cắm vào máy không hoạt động, cắm máy khác cũng vậy. kết luận: sản phẩm bị hư. đã phản hồi liền, tổng đài nói tiếp nhận nhưng không phản hồi gì về hướng dẫn đổi trả.. không biết phải làm sao đây?</text:p>
          </table:table-cell>
          <table:table-cell/>
        </table:table-row>
        <table:table-row table:style-name="ro1">
          <table:table-cell office:value-type="string" calcext:value-type="string">
            <text:p>mới nhưng đã bị khoá gọi đi, gọi đến. <text:s/>mật khẩu ban đầu của máy như thế nào ?</text:p>
          </table:table-cell>
          <table:table-cell/>
        </table:table-row>
        <table:table-row table:style-name="ro1">
          <table:table-cell office:value-type="string" calcext:value-type="string">
            <text:p>mới nhưng đĩa bên trong không hoạt động, bios cũng không nhận được. vô cùng thất vọng</text:p>
          </table:table-cell>
          <table:table-cell/>
        </table:table-row>
        <table:table-row table:style-name="ro1">
          <table:table-cell office:value-type="string" calcext:value-type="string">
            <text:p>mối nối tai nghe bị cấn khá sắc gây đau tai khi đeo. mình mới mua được vài tiếng. không biết tiki có cho đổi trả cho lỗi phần cứng này không</text:p>
          </table:table-cell>
          <table:table-cell/>
        </table:table-row>
        <table:table-row table:style-name="ro1">
          <table:table-cell office:value-type="string" calcext:value-type="string">
            <text:p>mới sạc lần đầu mà cáp sạc đã như vậy rồi</text:p>
          </table:table-cell>
          <table:table-cell/>
        </table:table-row>
        <table:table-row table:style-name="ro1">
          <table:table-cell office:value-type="string" calcext:value-type="string">
            <text:p>mới ship vào buổi sáng, buổi tối đứt cái nắp</text:p>
          </table:table-cell>
          <table:table-cell/>
        </table:table-row>
        <table:table-row table:style-name="ro1">
          <table:table-cell office:value-type="string" calcext:value-type="string">
            <text:p>mới sử dụng 3 tháng hỏng rồi. gửi bảo hành mà hẹn thời gian 21 ngày làm việc. bảo hành một sản phẩm mà cả tháng, đúng làm chán!</text:p>
          </table:table-cell>
          <table:table-cell/>
        </table:table-row>
        <table:table-row table:style-name="ro1">
          <table:table-cell office:value-type="string" calcext:value-type="string">
            <text:p>mới sử dụng được 1 tuần thì tai nghe không nghe được gì nữa cả. mic vẫn hoạt động bình thường.</text:p>
          </table:table-cell>
          <table:table-cell/>
        </table:table-row>
        <table:table-row table:style-name="ro1">
          <table:table-cell office:value-type="string" calcext:value-type="string">
            <text:p>mới sử dụng hư điện thoại 3 lần nhưng không thu hồi sản phẩm lổi,hẹn mải hẹn mãi, hãy cẩn thận với tiki nha các bạn.</text:p>
          </table:table-cell>
          <table:table-cell/>
        </table:table-row>
        <table:table-row table:style-name="ro1">
          <table:table-cell office:value-type="string" calcext:value-type="string">
            <text:p>mọi thứ đều đẹp và tốt, <text:s/>chỉ có cái không sử dụng được.hơi cayyyy</text:p>
          </table:table-cell>
          <table:table-cell/>
        </table:table-row>
        <table:table-row table:style-name="ro1">
          <table:table-cell office:value-type="string" calcext:value-type="string">
            <text:p>mọi thứ quay mồng mồng mà không làm được gì. g phải đăng nhập lần thứ 5. tạo tài khoản samsung khởi động lại 3 lần chưa được.</text:p>
          </table:table-cell>
          <table:table-cell/>
        </table:table-row>
        <table:table-row table:style-name="ro1">
          <table:table-cell office:value-type="string" calcext:value-type="string">
            <text:p>mọi thứ rất tốt ngoại trừ việc 1 cái tai nghe không nghe được . mong khắc phục</text:p>
          </table:table-cell>
          <table:table-cell/>
        </table:table-row>
        <table:table-row table:style-name="ro4">
          <table:table-cell office:value-type="string" calcext:value-type="string">
            <text:p>mới vừa khui bỏ vô máy in canon 6030 của mình thì in ra 10 tờ, kết quả 10 tờ toàn bị sọc đen chạy dọc trang. mình lấy ra gắn lại và vẫn bị như vậy. yêu cầu tiki đổi trả hàng này giúp mình gấp.</text:p>
          </table:table-cell>
          <table:table-cell/>
        </table:table-row>
        <table:table-row table:style-name="ro4" table:visibility="filter">
          <table:table-cell office:value-type="string" calcext:value-type="string">
            <text:p>mới vừa khui bỏ vô máy in canon 6030 của mình thì in ra 10 tờ, kết quả 10 tờ toàn bị sọc đen chạy dọc trang. mình lấy ra gắn lại và vẫn bị như vậy. yêu cầu tiki đổi trả hàng này giúp mình gấp.</text:p>
          </table:table-cell>
          <table:table-cell/>
        </table:table-row>
        <table:table-row table:style-name="ro1">
          <table:table-cell office:value-type="string" calcext:value-type="string">
            <text:p>mới vừa khui hộp xài được 5 10p ,thì <text:s/>bị tê tay chịu không nổi luôn. mỗi lần đụng chuột làm việc là cứ bị vậy. <text:s/>kiểu bị rò rỉ điện í. cảm thấy thất vọng tràn trề</text:p>
          </table:table-cell>
          <table:table-cell/>
        </table:table-row>
        <table:table-row table:style-name="ro1" table:visibility="filter">
          <table:table-cell office:value-type="string" calcext:value-type="string">
            <text:p>mới vừa khui hộp xài được 5 10p ,thì <text:s/>bị tê tay chịu không nổi luôn. mỗi lần đụng chuột làm việc là cứ bị vậy. <text:s/>kiểu bị rò rỉ điện í. cảm thấy thất vọng tràn trề</text:p>
          </table:table-cell>
          <table:table-cell/>
        </table:table-row>
        <table:table-row table:style-name="ro1">
          <table:table-cell office:value-type="string" calcext:value-type="string">
            <text:p>mới vừa lấy hàng cấm vào sạc ko dc chỉnh cả buổi mới vào thất vọng mún trả lại</text:p>
          </table:table-cell>
          <table:table-cell/>
        </table:table-row>
        <table:table-row table:style-name="ro4">
          <table:table-cell office:value-type="string" calcext:value-type="string">
            <text:p>mới vừa mở hộp, lắp các linh kiện vào thì nghi là khả năng chống nước ko ổn rồi, gắn cái nắp đậy tai nghe và sạc vào thì 2 cái đó như ko bà con với nhau, chuông khởi động với tắt nguồn như cái loa phường, đặc biệt nhất là đang xài tự động tắc nguồn. túm lại 1 sao cũng ko đáng</text:p>
          </table:table-cell>
          <table:table-cell/>
        </table:table-row>
        <table:table-row table:style-name="ro4">
          <table:table-cell office:value-type="string" calcext:value-type="string">
            <text:p>mới vừa mua sản phẩm sáng nay, giờ về test thử hơn 1 tiếng đồng hồ ko nhận dc, gắn thử router khác vào thì chay vèo vèo, sản phẩm chất lượng quá tệ, không như mong đợi, rất mất thời gian của mình vui lòng ktra rất ko hài lòng vì dvu tiki dạo này</text:p>
          </table:table-cell>
          <table:table-cell/>
        </table:table-row>
        <table:table-row table:style-name="ro1">
          <table:table-cell office:value-type="string" calcext:value-type="string">
            <text:p>mới vừa nhận máy nhưng không bấm được dãy số dọc 3 6 9 # và nhập chữ . máy lỗi vui lòng thử hồi đổi lại máy khác dùm nha shop</text:p>
          </table:table-cell>
          <table:table-cell/>
        </table:table-row>
        <table:table-row table:style-name="ro1">
          <table:table-cell office:value-type="string" calcext:value-type="string">
            <text:p>mới xài chưa được bao lâu đã hue</text:p>
          </table:table-cell>
          <table:table-cell/>
        </table:table-row>
        <table:table-row table:style-name="ro1">
          <table:table-cell office:value-type="string" calcext:value-type="string">
            <text:p>mới xài copy 2 ngày, xong rồi hư luon, k còn mở dc, đã thử ktra 5 máy khác nhau cũng y như vậy. lần đầu tiên mua bên tiki mà bị zậy</text:p>
          </table:table-cell>
          <table:table-cell/>
        </table:table-row>
        <table:table-row table:style-name="ro1">
          <table:table-cell office:value-type="string" calcext:value-type="string">
            <text:p>mới xài đc 2 ngày chuột trái đã bị đơ, ko click được nữa. vui lòng hỗ trợ bảo hành cho mình!</text:p>
          </table:table-cell>
          <table:table-cell/>
        </table:table-row>
        <table:table-row table:style-name="ro1">
          <table:table-cell office:value-type="string" calcext:value-type="string">
            <text:p>mới xài đc một xài mất kết nối bluetooth. bực bội</text:p>
          </table:table-cell>
          <table:table-cell/>
        </table:table-row>
        <table:table-row table:style-name="ro1">
          <table:table-cell office:value-type="string" calcext:value-type="string">
            <text:p>mới xài được khoảng 2 tháng. tương đương vơi khoảng 500h mà đã hỏng.</text:p>
          </table:table-cell>
          <table:table-cell/>
        </table:table-row>
        <table:table-row table:style-name="ro1">
          <table:table-cell office:value-type="string" calcext:value-type="string">
            <text:p>mong các bạn mua sau hãy kiểm tra kỹ nhé không là mất tiền và nuốt không trôi cục giận đâu</text:p>
          </table:table-cell>
          <table:table-cell/>
        </table:table-row>
        <table:table-row table:style-name="ro1">
          <table:table-cell office:value-type="string" calcext:value-type="string">
            <text:p>mong đc đổi lại cặp loa nhỏ ko nghe dc shop nên mong shop sử lý</text:p>
          </table:table-cell>
          <table:table-cell/>
        </table:table-row>
        <table:table-row table:style-name="ro1">
          <table:table-cell office:value-type="string" calcext:value-type="string">
            <text:p>mong đừng bh bán cái loại hàng này trên thị trường bh nữa ạ bẩn xã hội ra nhé tiki</text:p>
          </table:table-cell>
          <table:table-cell/>
        </table:table-row>
        <table:table-row table:style-name="ro1">
          <table:table-cell office:value-type="string" calcext:value-type="string">
            <text:p>mong shop co tu vấn giup, chu xai rat nóng, co the tra lai hoac đoi đuoc ko</text:p>
          </table:table-cell>
          <table:table-cell/>
        </table:table-row>
        <table:table-row table:style-name="ro3">
          <table:table-cell office:value-type="string" calcext:value-type="string">
            <text:p>mong tiki ra thêm hỗ trợ qua teamview hoặc facetime.</text:p>
            <text:p> bên kĩ thuật kêu mình kiểm tra đường truyền nhưng thực tế mình chỉ thử kết nối(ping) từ máy tính tới router đã rớt rồi thì cần gì kiểm tra đường truyền internet.</text:p>
            <text:p> mình đã đc đổi trả sản phẩm nhưng vẫn gặp tình trạng trên nên thôi bye totolink</text:p>
          </table:table-cell>
          <table:table-cell/>
        </table:table-row>
        <table:table-row table:style-name="ro1">
          <table:table-cell office:value-type="string" calcext:value-type="string">
            <text:p>một bên bị hư. sạc không vào. hộp sác nóng bất thường.</text:p>
          </table:table-cell>
          <table:table-cell/>
        </table:table-row>
        <table:table-row table:style-name="ro1">
          <table:table-cell office:value-type="string" calcext:value-type="string">
            <text:p>một bên k nghe dk</text:p>
          </table:table-cell>
          <table:table-cell/>
        </table:table-row>
        <table:table-row table:style-name="ro1" table:visibility="filter">
          <table:table-cell office:value-type="string" calcext:value-type="string">
            <text:p>một bên k nghe dk</text:p>
          </table:table-cell>
          <table:table-cell/>
        </table:table-row>
        <table:table-row table:style-name="ro1">
          <table:table-cell office:value-type="string" calcext:value-type="string">
            <text:p>một bên ko nghe đc ko lên đèn nỗi sản phẩm hangf quán chán</text:p>
          </table:table-cell>
          <table:table-cell/>
        </table:table-row>
        <table:table-row table:style-name="ro1">
          <table:table-cell office:value-type="string" calcext:value-type="string">
            <text:p>một bên tai nghe không sử dụng được, liên hệ số điện thoại để hỗ trợ thì không trả lời, cái còn lại có khả năng hư nốt.</text:p>
          </table:table-cell>
          <table:table-cell/>
        </table:table-row>
        <table:table-row table:style-name="ro1">
          <table:table-cell office:value-type="string" calcext:value-type="string">
            <text:p>một bên tai nghe nghe bị rè, chất âm kém, thời lượng pin kém không như công bố nghe được khoảng 30p là tèo rồi</text:p>
          </table:table-cell>
          <table:table-cell/>
        </table:table-row>
        <table:table-row table:style-name="ro1">
          <table:table-cell office:value-type="string" calcext:value-type="string">
            <text:p>một câu chân thành. né sản phẩm này ra..... chất lượng còn thua miếng gián 10k ngoài chợ !</text:p>
          </table:table-cell>
          <table:table-cell/>
        </table:table-row>
        <table:table-row table:style-name="ro4">
          <table:table-cell office:value-type="string" calcext:value-type="string">
            <text:p>một cú lừa của tiki. mình mua tiki trading mà còn bị lừa, đã trả tiền nhưng mở ra không có hàng. 625k khuyên mọi người nếu mua được ở ngoài thì mua chứ đừng mua online. ở ngoài khoảng 650k thôi được bảo hành cài win dùm</text:p>
          </table:table-cell>
          <table:table-cell/>
        </table:table-row>
        <table:table-row table:style-name="ro1">
          <table:table-cell office:value-type="string" calcext:value-type="string">
            <text:p>một nửa phím ko hoạt động</text:p>
          </table:table-cell>
          <table:table-cell/>
        </table:table-row>
        <table:table-row table:style-name="ro1">
          <table:table-cell office:value-type="string" calcext:value-type="string">
            <text:p>một tai bị lỗi, dù mình đã tìm thử rất nhiều cách.... có được đổi hàng ko bạn</text:p>
          </table:table-cell>
          <table:table-cell/>
        </table:table-row>
        <table:table-row table:style-name="ro1">
          <table:table-cell office:value-type="string" calcext:value-type="string">
            <text:p>một tai nghe đc một tai k nghe đc shop</text:p>
          </table:table-cell>
          <table:table-cell/>
        </table:table-row>
        <table:table-row table:style-name="ro1">
          <table:table-cell office:value-type="string" calcext:value-type="string">
            <text:p>một tai nghe k nghe được giờ làm sao shop?? vo bin mà đèn báo đỏ và nghe k được ạ?</text:p>
          </table:table-cell>
          <table:table-cell/>
        </table:table-row>
        <table:table-row table:style-name="ro1">
          <table:table-cell office:value-type="string" calcext:value-type="string">
            <text:p>một tai nghe ko được</text:p>
          </table:table-cell>
          <table:table-cell/>
        </table:table-row>
        <table:table-row table:style-name="ro1">
          <table:table-cell office:value-type="string" calcext:value-type="string">
            <text:p>một tai sạc không vào điện như hình ảnh. thật sự thất vọng. mình muốn đổi trả và bảo hành</text:p>
          </table:table-cell>
          <table:table-cell/>
        </table:table-row>
        <table:table-row table:style-name="ro4">
          <table:table-cell office:value-type="string" calcext:value-type="string">
            <text:p>một thanh chốt lỏng lẻo, ko bám chắc được vào giá. hàng như hàng lỗi rồi mang cho khách. rất không hài lòng với tiki, cứ nghĩ tiki now luôn là hàng chất lượng, chap nhận giá cao hơn chút để lấy nhanh, ai dè hàng không tốt.</text:p>
          </table:table-cell>
          <table:table-cell/>
        </table:table-row>
        <table:table-row table:style-name="ro1">
          <table:table-cell office:value-type="string" calcext:value-type="string">
            <text:p>ms mua đc có 2 tuần sạc đã ko vào</text:p>
          </table:table-cell>
          <table:table-cell/>
        </table:table-row>
        <table:table-row table:style-name="ro1">
          <table:table-cell office:value-type="string" calcext:value-type="string">
            <text:p>ms nhận hàng. tai nghe bên phải nghe rất nóng.</text:p>
          </table:table-cell>
          <table:table-cell/>
        </table:table-row>
        <table:table-row table:style-name="ro4">
          <table:table-cell office:value-type="string" calcext:value-type="string">
            <text:p>mua 1 ram 1 ổ thì đều bị rạch mất seal. mở hộp ssd thấy tem bảo hành có 4 cái lỗ. liệu mang đi bảo hành có được không vậy? và bảo hành ở địa chỉ nào vậy? yêu cầu đổi hàng còn nguyên tem bảo hành</text:p>
          </table:table-cell>
          <table:table-cell/>
        </table:table-row>
        <table:table-row table:style-name="ro1">
          <table:table-cell office:value-type="string" calcext:value-type="string">
            <text:p>mua 1 sim data dùng trong 12 tháng từ tháng 8/2019 nay sim báo hết thời gian sử dụng rồi. đi đâu mất 3 tháng???</text:p>
          </table:table-cell>
          <table:table-cell/>
        </table:table-row>
        <table:table-row table:style-name="ro1">
          <table:table-cell office:value-type="string" calcext:value-type="string">
            <text:p>mua 2 bộ về ko kết nối được cái nào</text:p>
          </table:table-cell>
          <table:table-cell/>
        </table:table-row>
        <table:table-row table:style-name="ro1">
          <table:table-cell office:value-type="string" calcext:value-type="string">
            <text:p>mua 2 bộ, lỗi hết cả 2. mỗi bộ nghe được 1 bên tai à. nếu lỗi 1 bộ còn thông cảm được. đằng này mua 2 lỗi cả 2, nghĩa là hàng kém chất lượng. tiki xem xét đổi hàng giúp nhé!</text:p>
          </table:table-cell>
          <table:table-cell/>
        </table:table-row>
        <table:table-row table:style-name="ro1">
          <table:table-cell office:value-type="string" calcext:value-type="string">
            <text:p>mua 2 cái 16 và 64gb t2/2020 nhưng tem bảo hành dán t9/2019, giao hàng siêu chậm</text:p>
          </table:table-cell>
          <table:table-cell/>
        </table:table-row>
        <table:table-row table:style-name="ro1">
          <table:table-cell office:value-type="string" calcext:value-type="string">
            <text:p>mua 2 cái nhưng chỉ có 1 cái xài được cái kia bắt sóng cực kém mong thông tin bảo hành</text:p>
          </table:table-cell>
          <table:table-cell/>
        </table:table-row>
        <table:table-row table:style-name="ro1">
          <table:table-cell office:value-type="string" calcext:value-type="string">
            <text:p>mua 2 cái nhưng chỉ sử dụng được 1 cái.cái còn lại kêt nối bluetooth nhưng ko nghe đc âm thanh!</text:p>
          </table:table-cell>
          <table:table-cell/>
        </table:table-row>
        <table:table-row table:style-name="ro1">
          <table:table-cell office:value-type="string" calcext:value-type="string">
            <text:p>mua 2 cái thì 1 cái xài được 1 cái thì cứ bị lỗi! shop coi lai cho mimh</text:p>
          </table:table-cell>
          <table:table-cell/>
        </table:table-row>
        <table:table-row table:style-name="ro1">
          <table:table-cell office:value-type="string" calcext:value-type="string">
            <text:p>mua 2 cái usb toshiba nhưng giao có 1 cái. bên tiki đã xác nhận giao thiếu nhưng 1 tuần nay vẫn chưa giao bù. hóa đơn cũng không xuất.</text:p>
          </table:table-cell>
          <table:table-cell/>
        </table:table-row>
        <table:table-row table:style-name="ro1">
          <table:table-cell office:value-type="string" calcext:value-type="string">
            <text:p>mua 2 cái, 1 cái bị lỗi. khi copy dữ liệu thì usb không nhận, mong tiki thu hồi sản phẩm và đổi cái mới . cám ơn</text:p>
          </table:table-cell>
          <table:table-cell/>
        </table:table-row>
        <table:table-row table:style-name="ro1">
          <table:table-cell office:value-type="string" calcext:value-type="string">
            <text:p>mua 2 cái, 1 cái kết nối được, 1 cái không, cái đèn nó cứ chớp chớp hoài mà ko kết nối được. cần hướng dẫn trường hợp này</text:p>
          </table:table-cell>
          <table:table-cell/>
        </table:table-row>
        <table:table-row table:style-name="ro1">
          <table:table-cell office:value-type="string" calcext:value-type="string">
            <text:p>mua 2 cây ram chỉ có tem của nhà phân phối spc. ngoài ra không có con tem nào đánh dấu thời gian mua để xác định mốc bảo hành. như vậy thì bảo hành kiểu gì ?</text:p>
          </table:table-cell>
          <table:table-cell/>
        </table:table-row>
        <table:table-row table:style-name="ro1">
          <table:table-cell office:value-type="string" calcext:value-type="string">
            <text:p>mua 2 đầu về thì 1 cổng không kết nối được, một cổng thì không dùng được hoàn toàn luôn, tháo ra thấy bên trong gỉ sét nhiều</text:p>
          </table:table-cell>
          <table:table-cell/>
        </table:table-row>
        <table:table-row table:style-name="ro1">
          <table:table-cell office:value-type="string" calcext:value-type="string">
            <text:p>mua 2 dây, mới dùng 1 dây mà sạc lúc vô lúc ko vô, còn bị ngắn nữa. nói chung so với loại mình đã sài quá tệ, vì hàng rẻ nên đành chấp nhận</text:p>
          </table:table-cell>
          <table:table-cell/>
        </table:table-row>
        <table:table-row table:style-name="ro1">
          <table:table-cell office:value-type="string" calcext:value-type="string">
            <text:p>mua 2 hộp. 1 hộp nghe được 1 hộp chỉ nghe được 1 bên</text:p>
          </table:table-cell>
          <table:table-cell/>
        </table:table-row>
        <table:table-row table:style-name="ro1">
          <table:table-cell office:value-type="string" calcext:value-type="string">
            <text:p>mua 2 màn đều bị hở sáng nặng, liên hệ để trả hàng nhưng thủ tục rất lâu. tính mua để làm việc luôn mà bây giờ vì đổi trả mà mất bao nhiêu việc</text:p>
          </table:table-cell>
          <table:table-cell/>
        </table:table-row>
        <table:table-row table:style-name="ro1">
          <table:table-cell office:value-type="string" calcext:value-type="string">
            <text:p>mua 2 máy in canon 2900 ngày 15/9/2018 có 1 máy không có hộp mực</text:p>
          </table:table-cell>
          <table:table-cell/>
        </table:table-row>
        <table:table-row table:style-name="ro1">
          <table:table-cell office:value-type="string" calcext:value-type="string">
            <text:p>mua 2 nơi .mua ở bên thế giới tin học dùng rất ok.còn mua ở đây lúc được lúc không.</text:p>
          </table:table-cell>
          <table:table-cell/>
        </table:table-row>
        <table:table-row table:style-name="ro4">
          <table:table-cell office:value-type="string" calcext:value-type="string">
            <text:p>mua 2 sản phẩm ssd về 1 cái ok, còn 1 cái tạo đĩa, format <text:s text:c="2"/>, nhận đĩa bình thường nhưng copy <text:s text:c="2"/>, pate thì xoay vòng vòng không chép dữ liệu đc, đổi máy khác vẫn thế, liên hệ tiki thì nói có người gọi lại nhưng từ sáng tới qua giờ chiều vẫn im re.</text:p>
          </table:table-cell>
          <table:table-cell/>
        </table:table-row>
        <table:table-row table:style-name="ro4">
          <table:table-cell office:value-type="string" calcext:value-type="string">
            <text:p>mua 2 usb thì tiki chỉ gửi 1 cái, báo lên bộ phận cskh thì nhận được trả lời là bên tiki thiếu nhưng hơn 1 tuần vẫn không có động tĩnh gì dù đã gọi tổng đài 2 lần. làm ăn chán phèo!</text:p>
          </table:table-cell>
          <table:table-cell/>
        </table:table-row>
        <table:table-row table:style-name="ro1">
          <table:table-cell office:value-type="string" calcext:value-type="string">
            <text:p>mua 20000 về sạc đc 2 lần hết pin</text:p>
          </table:table-cell>
          <table:table-cell/>
        </table:table-row>
        <table:table-row table:style-name="ro1">
          <table:table-cell office:value-type="string" calcext:value-type="string">
            <text:p>mua 2m mà giao 1m????? ko bao nhiêu tiền gởi tới gởi lui lu bu. phải chi gởi lộn 3 4m cũng được</text:p>
          </table:table-cell>
          <table:table-cell/>
        </table:table-row>
        <table:table-row table:style-name="ro1">
          <table:table-cell office:value-type="string" calcext:value-type="string">
            <text:p>mua 3 cái mới sử dụng 1 cái đã bị lỗi rồi cần đổi trả</text:p>
          </table:table-cell>
          <table:table-cell/>
        </table:table-row>
        <table:table-row table:style-name="ro1">
          <table:table-cell office:value-type="string" calcext:value-type="string">
            <text:p>mua 32g cắm máy báo 28.5g bó tay luôn, do nhu cầu ít nên chấp nhận duoc , that vọng tiki luôn</text:p>
          </table:table-cell>
          <table:table-cell/>
        </table:table-row>
        <table:table-row table:style-name="ro1">
          <table:table-cell office:value-type="string" calcext:value-type="string">
            <text:p>mua 4 cái giao 3 cái ?????</text:p>
          </table:table-cell>
          <table:table-cell/>
        </table:table-row>
        <table:table-row table:style-name="ro1">
          <table:table-cell office:value-type="string" calcext:value-type="string">
            <text:p>mua 6 cái usb mà tốc độ đọc không phải 3.0 như quảng cáo.không hài lòng về sản phẩm</text:p>
          </table:table-cell>
          <table:table-cell/>
        </table:table-row>
        <table:table-row table:style-name="ro1">
          <table:table-cell office:value-type="string" calcext:value-type="string">
            <text:p>mua 8 ngày chưa thấy tiki giao hàng. nhắn tin delay lần 1 , đến hạn giao hàng không thấy nhắn tin, cũng chẳng thấy ship.</text:p>
          </table:table-cell>
          <table:table-cell/>
        </table:table-row>
        <table:table-row table:style-name="ro1">
          <table:table-cell office:value-type="string" calcext:value-type="string">
            <text:p>mua bị mất số 9! thật sự bực!!</text:p>
          </table:table-cell>
          <table:table-cell/>
        </table:table-row>
        <table:table-row table:style-name="ro2">
          <table:table-cell office:value-type="string" calcext:value-type="string">
            <text:p>mua cái đầu tiên xài được 1 tháng thì bị hỏng 1 bên ko nghe được, mang đi bảo hành thì delay hơn cả tháng cứ nói là đang bảo hành mà không hẹn ngày xong. thật sự rất bực bội. đến lúc mình gọi mỗi ngày 1 cuộc gọi lên để yêu cầu phản hồi chính xác về ngày cụ thể thì lúc đó mới gửi cho mình 1 sản phẩm mới hoàn toàn. <text:s/>sản phẩm thứ 2, khui xài được tầm 1 tháng rưỡi, bị tình trạng y chang lúc trước. đang nghe ngon lành tự nhiên hỏng 1 bên, ko nghe được. rồi mang đi bảo hành lần nữa. thì giờ sản phẩm đang gửi ra nước ngoài bảo hành, hẹn 4 5 tuần mới có. <text:s/>lúc mình mua là 4 triệu 8, cỡ 1 tháng sau xuống còn 4 triệu, khá là sốc rồi, mà dùng 2 cái chả cái nào ra hồn. thật sự thất vọng <text:s/></text:p>
          </table:table-cell>
          <table:table-cell/>
        </table:table-row>
        <table:table-row table:style-name="ro1">
          <table:table-cell office:value-type="string" calcext:value-type="string">
            <text:p>mua cái đế tỏa nhiệt mà ship cái gì cho tôi không biết. mất niềm tin vào tiki.</text:p>
          </table:table-cell>
          <table:table-cell/>
        </table:table-row>
        <table:table-row table:style-name="ro1">
          <table:table-cell office:value-type="string" calcext:value-type="string">
            <text:p>mua cap sạc iphone mà chân kia thì ko biết cắm vào máy iphone mấy. shop làm ăn kiểu gì không biết.</text:p>
          </table:table-cell>
          <table:table-cell/>
        </table:table-row>
        <table:table-row table:style-name="ro1">
          <table:table-cell office:value-type="string" calcext:value-type="string">
            <text:p>mua chỉ để kết nối tai nghe mà không được. sony w400. đành vất xó</text:p>
          </table:table-cell>
          <table:table-cell/>
        </table:table-row>
        <table:table-row table:style-name="ro4">
          <table:table-cell office:value-type="string" calcext:value-type="string">
            <text:p>mua chính hãng tiki mà không có 1 cái tem gì của chính hãng! thấy của cửa hàng nào đó! hộp không có phiếu giao hàng gì luôn! vỏ sản phẩm thì bị rạch ra để làm gì không biết??</text:p>
          </table:table-cell>
          <table:table-cell/>
        </table:table-row>
        <table:table-row table:style-name="ro4" table:visibility="filter">
          <table:table-cell office:value-type="string" calcext:value-type="string">
            <text:p>mua chính hãng tiki mà không có 1 cái tem gì của chính hãng! thấy của cửa hàng nào đó! hộp không có phiếu giao hàng gì luôn! vỏ sản phẩm thì bị rạch ra để làm gì không biết??</text:p>
          </table:table-cell>
          <table:table-cell/>
        </table:table-row>
        <table:table-row table:style-name="ro1">
          <table:table-cell office:value-type="string" calcext:value-type="string">
            <text:p>mua chưa đầy 1 tháng mà giờ nghe chỉ được 1 bên haizzzzz</text:p>
          </table:table-cell>
          <table:table-cell/>
        </table:table-row>
        <table:table-row table:style-name="ro1">
          <table:table-cell office:value-type="string" calcext:value-type="string">
            <text:p>mua chưa đầy 1 tháng thì hỏng ! có nửa sao chắc cũng đánh giá nửa sao luôn</text:p>
          </table:table-cell>
          <table:table-cell/>
        </table:table-row>
        <table:table-row table:style-name="ro1">
          <table:table-cell office:value-type="string" calcext:value-type="string">
            <text:p>mua chuột từ 7/9 về dùng được hơn 1 tuần thì lăn quay ra hỏng chả hiểu bị làm sao! <text:s/>.</text:p>
          </table:table-cell>
          <table:table-cell/>
        </table:table-row>
        <table:table-row table:style-name="ro1">
          <table:table-cell office:value-type="string" calcext:value-type="string">
            <text:p>mua của nhà cung cấp tiki hẳn hoi để tin tưởng mà khi nhận được usb đã không có nắp đậy do chủ quan nhận hàng ko kiểm tra. đề nghị tiki xử lý vấn đề này</text:p>
          </table:table-cell>
          <table:table-cell/>
        </table:table-row>
        <table:table-row table:style-name="ro1">
          <table:table-cell office:value-type="string" calcext:value-type="string">
            <text:p>mua của tiki trading, mới dùng được 2 hôm thì đã bị hỏng nút cuộn ở giữa rồi. lần sau không ham đồ giá rẻ nữa.</text:p>
          </table:table-cell>
          <table:table-cell/>
        </table:table-row>
        <table:table-row table:style-name="ro4">
          <table:table-cell office:value-type="string" calcext:value-type="string">
            <text:p>mua cùng 4 sản phẩm, 2 sản phẩm trước bị bốc vỏ, hôm nay nhận 2 sản phẩm cũng tương tự. không thể có sự trùng hợp như thế... sản phẩm đã qua sử dụng hay lỗi được sửa lại <text:s text:c="2"/>&gt; không biết! nhưng có 1 sự mất uy tín...nếu không kịp sửa chữa.</text:p>
          </table:table-cell>
          <table:table-cell/>
        </table:table-row>
        <table:table-row table:style-name="ro1">
          <table:table-cell office:value-type="string" calcext:value-type="string">
            <text:p>mua dây sạc 30k mà phí vận chuyển 40k thì chịu rồi shop</text:p>
          </table:table-cell>
          <table:table-cell/>
        </table:table-row>
        <table:table-row table:style-name="ro4">
          <table:table-cell office:value-type="string" calcext:value-type="string">
            <text:p>mua đc 1 2 tháng gì đấy để ở nhà tháng về lần để sử dụng mà bây giờ dùng đc 1 lúc là màn chuyển sang xanh đỏ tím vàng thế này đây. k ngờ đến hàng của tiki trading cũng thế này</text:p>
          </table:table-cell>
          <table:table-cell/>
        </table:table-row>
        <table:table-row table:style-name="ro1">
          <table:table-cell office:value-type="string" calcext:value-type="string">
            <text:p>mua đc 3 ngày, chỉ nghe gọi mà tự động cúp nguồn, mở ko lên nữa. shop làm ăn có tâm quá.</text:p>
          </table:table-cell>
          <table:table-cell/>
        </table:table-row>
        <table:table-row table:style-name="ro3">
          <table:table-cell office:value-type="string" calcext:value-type="string">
            <text:p>mua để cài win, dùng song song với hdd. 2 ngày đầu dùng rất ổn, máy nhanh hơn rõ rệt. đến ngày thứ 3 thì lỗi, không boot được vào win, cũng không cài lại win được. đề nghi tiki đổi trả. từ lúc mình nhận hàng đến lúc xảy ra lỗi chưa được 7 ngày. mà cũng không thấy cổng thông tin kết nối tiki với người dùng về vấn đề bảo hành, đành phải viết đánh giá 1* chờ tiki phản hồi</text:p>
          </table:table-cell>
          <table:table-cell/>
        </table:table-row>
        <table:table-row table:style-name="ro3" table:visibility="filter">
          <table:table-cell office:value-type="string" calcext:value-type="string">
            <text:p>mua để cài win, dùng song song với hdd. 2 ngày đầu dùng rất ổn, máy nhanh hơn rõ rệt. đến ngày thứ 3 thì lỗi, không boot được vào win, cũng không cài lại win được. đề nghi tiki đổi trả. từ lúc mình nhận hàng đến lúc xảy ra lỗi chưa được 7 ngày. mà cũng không thấy cổng thông tin kết nối tiki với người dùng về vấn đề bảo hành, đành phải viết đánh giá 1* chờ tiki phản hồi</text:p>
          </table:table-cell>
          <table:table-cell/>
        </table:table-row>
        <table:table-row table:style-name="ro4">
          <table:table-cell office:value-type="string" calcext:value-type="string">
            <text:p>mua để lưu trữ dữ liệu trên máy công ty. số lần copy chưa tới 10 lần. để một thời gian thì báo phải format dữ liệu mới dùng được. giờ mở ra thì nó tèo luôn rồi. tiền mất tật mang</text:p>
          </table:table-cell>
          <table:table-cell/>
        </table:table-row>
        <table:table-row table:style-name="ro4" table:visibility="filter">
          <table:table-cell office:value-type="string" calcext:value-type="string">
            <text:p>mua để lưu trữ dữ liệu trên máy công ty. số lần copy chưa tới 10 lần. để một thời gian thì báo phải format dữ liệu mới dùng được. giờ mở ra thì nó tèo luôn rồi. tiền mất tật mang</text:p>
          </table:table-cell>
          <table:table-cell/>
        </table:table-row>
        <table:table-row table:style-name="ro1">
          <table:table-cell office:value-type="string" calcext:value-type="string">
            <text:p>mua điên thoai 2 sim mà tiki gửi cho cái 1 sim, rất ko hài lòng</text:p>
          </table:table-cell>
          <table:table-cell/>
        </table:table-row>
        <table:table-row table:style-name="ro1">
          <table:table-cell office:value-type="string" calcext:value-type="string">
            <text:p>mua đồ tiki nhiều lần . nhưng chưa lần nào thất vọng như lần này. hàng ghi đồ dễ vỡ mà lúc giao hàng hộp móp méo. mở ra thì phụ kiện thì thiếu. lắp vô máy thì không nhận.</text:p>
          </table:table-cell>
          <table:table-cell/>
        </table:table-row>
        <table:table-row table:style-name="ro1">
          <table:table-cell office:value-type="string" calcext:value-type="string">
            <text:p>mua dùng được 1 tháng mà chuột không nhận . em làm sao để bảo hành . cho xin địa chỉ</text:p>
          </table:table-cell>
          <table:table-cell/>
        </table:table-row>
        <table:table-row table:style-name="ro1">
          <table:table-cell office:value-type="string" calcext:value-type="string">
            <text:p>mua dùng được 2 tuần thì tai nghe bên trái lúc sạc nóng chảy nhựa, giờ tai nghe bên phải cũng không kết nối bluetooth được. sản phẩm quá tệ</text:p>
          </table:table-cell>
          <table:table-cell/>
        </table:table-row>
        <table:table-row table:style-name="ro4">
          <table:table-cell office:value-type="string" calcext:value-type="string">
            <text:p>mua dùng được mấy tháng bị mất sạc nhanh, giờ chậm hơn cả sạc thường. gửi đi bảo hành cả tháng trời gửi lại y nguyên không thèm sửa . quá thất vọng,.sản phẩm rất nhanh hỏng, bảo hành kém., mọi người đừng mua sản phẩm này nữa nhé !</text:p>
          </table:table-cell>
          <table:table-cell/>
        </table:table-row>
        <table:table-row table:style-name="ro1">
          <table:table-cell office:value-type="string" calcext:value-type="string">
            <text:p>mua được 2 ngày sạc không vào. chán</text:p>
          </table:table-cell>
          <table:table-cell/>
        </table:table-row>
        <table:table-row table:style-name="ro1">
          <table:table-cell office:value-type="string" calcext:value-type="string">
            <text:p>mua được 2 tuần lăn đùng ra ngất xỉu, giờ đèn ko sáng nữa rồi, để gọi đổi trả</text:p>
          </table:table-cell>
          <table:table-cell/>
        </table:table-row>
        <table:table-row table:style-name="ro4">
          <table:table-cell office:value-type="string" calcext:value-type="string">
            <text:p>mua được cái tai nghe về mới về được 1 2 ngày 1 bên tai không nghe được xin đổi..đổi xong mới sạc pin đầy mở ra hư bên tai..dùng hết pin tai còn lại thì không sạc được luôn..rất bức súc</text:p>
          </table:table-cell>
          <table:table-cell/>
        </table:table-row>
        <table:table-row table:style-name="ro1">
          <table:table-cell office:value-type="string" calcext:value-type="string">
            <text:p>mua được hôm trước hôm sau hư mất một bên, hôm đầu mua chưa kịp nghe hôm sau mang ra thì thấy nghe được một bên.</text:p>
          </table:table-cell>
          <table:table-cell/>
        </table:table-row>
        <table:table-row table:style-name="ro1">
          <table:table-cell office:value-type="string" calcext:value-type="string">
            <text:p>mua được một hôm, dùng chưa được <text:s/>30 phút đã báo pin yếu, không hiểu bán hàng kiểu gì</text:p>
          </table:table-cell>
          <table:table-cell/>
        </table:table-row>
        <table:table-row table:style-name="ro4">
          <table:table-cell office:value-type="string" calcext:value-type="string">
            <text:p>mua được tầm hơn 1 tuần cắm con zenbook, ko nhận. cắm con vostro ghẻ, <text:s/>nhận. vài ngày sau cắm cả 2 con đều không nhận, sợi cáp vui tính. thương hiệu oem lập lờ đánh lận con đen thôi, hàng mua theo cân bên quảng châu à <text:s/></text:p>
          </table:table-cell>
          <table:table-cell/>
        </table:table-row>
        <table:table-row table:style-name="ro1">
          <table:table-cell office:value-type="string" calcext:value-type="string">
            <text:p>mua giá mới mà giao chuột cũ, trầy xước nhiều? tiki làm ăn quá "tốt". trả hàng thì gần một tuần nhân viên mới tới lấy hàng. từ giờ mình sẽ không bao giờ mua đồ của tiki nữa</text:p>
          </table:table-cell>
          <table:table-cell/>
        </table:table-row>
        <table:table-row table:style-name="ro1" table:visibility="filter">
          <table:table-cell office:value-type="string" calcext:value-type="string">
            <text:p>mua giá mới mà giao chuột cũ, trầy xước nhiều? tiki làm ăn quá "tốt". trả hàng thì gần một tuần nhân viên mới tới lấy hàng. từ giờ mình sẽ không bao giờ mua đồ của tiki nữa</text:p>
          </table:table-cell>
          <table:table-cell/>
        </table:table-row>
        <table:table-row table:style-name="ro1">
          <table:table-cell office:value-type="string" calcext:value-type="string">
            <text:p>mua hai thẻ 64gb, cả máy nghe nhạc và máy ảnh đều không nhận được cả hai. tiền mất tật mang. chất lượng sản phẩm của tiki càng ngày càng tệ</text:p>
          </table:table-cell>
          <table:table-cell/>
        </table:table-row>
        <table:table-row table:style-name="ro1">
          <table:table-cell office:value-type="string" calcext:value-type="string">
            <text:p>mua hàng 24h mà tới 4 ngày mới giao gọi 10 cuộc đt hứa hẹn từa lưa ! mua gói tiki nơ phí tiền vãi ! tiki dịch vụ dạo này tệ quá ko như xưa.</text:p>
          </table:table-cell>
          <table:table-cell/>
        </table:table-row>
        <table:table-row table:style-name="ro1">
          <table:table-cell office:value-type="string" calcext:value-type="string">
            <text:p>mua hàng bị kẻ sọc dọc. đang chờ đổi sp khác. k biết có lâu k</text:p>
          </table:table-cell>
          <table:table-cell/>
        </table:table-row>
        <table:table-row table:style-name="ro1">
          <table:table-cell office:value-type="string" calcext:value-type="string">
            <text:p>mua hàng của tiki nhiều mà lần đầu tiên gặp trường hợp này, hộp móp méo ko dám mở ra luôn ko biết sp có bị gì ko, y/c đổi hàng mà ko thấy nói gì luôn</text:p>
          </table:table-cell>
          <table:table-cell/>
        </table:table-row>
        <table:table-row table:style-name="ro1">
          <table:table-cell office:value-type="string" calcext:value-type="string">
            <text:p>mua hàng của tiki nhiều rồi. lần đầu trả hàng bị phốt như vậy. quá thất vọng!</text:p>
          </table:table-cell>
          <table:table-cell/>
        </table:table-row>
        <table:table-row table:style-name="ro1">
          <table:table-cell office:value-type="string" calcext:value-type="string">
            <text:p>mua hàng điện tử chính hãng nhưng về không mở nghe được nên mất tiền oan không biết khiếu nại với ai</text:p>
          </table:table-cell>
          <table:table-cell/>
        </table:table-row>
        <table:table-row table:style-name="ro1">
          <table:table-cell office:value-type="string" calcext:value-type="string">
            <text:p>mua hàng được một tháng thì một bên tai không nghe được . .</text:p>
          </table:table-cell>
          <table:table-cell/>
        </table:table-row>
        <table:table-row table:style-name="ro1">
          <table:table-cell office:value-type="string" calcext:value-type="string">
            <text:p>mua hàng mà đưa tiền trước mới xem hàng là sao, nếu hàng ko đạt thì sao.ko có chuyện đưa tiền trước mới xem hàng nha</text:p>
          </table:table-cell>
          <table:table-cell/>
        </table:table-row>
        <table:table-row table:style-name="ro4">
          <table:table-cell office:value-type="string" calcext:value-type="string">
            <text:p>mua hàng mà như đi xin vậy, trạng thái sẵn sàng giao hàng &amp; dự kiến giao vào ngày 23/12, hôm nay 27/12 rồi còn không có lấy 1 cái mail xác nhận đơn hàng hay trễ hẹn gì cả. mấy đơn liền đều vậy, sẽ là lần cuối.</text:p>
          </table:table-cell>
          <table:table-cell/>
        </table:table-row>
        <table:table-row table:style-name="ro2">
          <table:table-cell office:value-type="string" calcext:value-type="string">
            <text:p>mua hàng ngày 08/5. hàng giao ngày 11/5. tôi thấy có nhiều vết xước ở dưới đáy chuột như là hàng dùng rồi. đến ngày 28/5 thì chuột không hoạt động. cắm dây không nhận. sạc không được. đã điện thoại nhờ hỗ trợ thì được thông báo đã quá hạn đổi trả và chờ hỗ trợ bảo hành. khuyến cáo các bạn nếu gặp nghi vấn hàng dùng rồi thì đổi trả ngay. </text:p>
            <text:p>  </text:p>
            <text:p> mong tiki có biện pháp xử lý. tôi rất thất vọng.</text:p>
          </table:table-cell>
          <table:table-cell/>
        </table:table-row>
        <table:table-row table:style-name="ro2">
          <table:table-cell office:value-type="string" calcext:value-type="string">
            <text:p>mua hàng ngày 08/5; hàng giao ngày 11/5. tôi thấy có nhiều vết xước ở dưới đáy chuột như là hàng dùng rồi. đến ngày 28/5 thì chuột không hoạt động. cắm dây không nhận. sạc không được. đã điện thoại nhờ hỗ trợ thì được thông báo đã quá hạn đổi trả và chờ hỗ trợ bảo hành. khuyến cáo các bạn nếu gặp nghi vấn hàng dùng rồi thì đổi trả ngay. </text:p>
            <text:p>  </text:p>
            <text:p> mong tiki có biện pháp xử lý. tôi rất thất vọng.</text:p>
          </table:table-cell>
          <table:table-cell/>
        </table:table-row>
        <table:table-row table:style-name="ro4">
          <table:table-cell office:value-type="string" calcext:value-type="string">
            <text:p>mua hàng nhiều trên tiki ròi nhưng lần này quá thất vọng đặt mà 10 ngày mới giao mình đã kiên nhẫn đợi hàng tới 10 ngày lận mà tai nghe lại không nghe chỉ nghe được một bên</text:p>
          </table:table-cell>
          <table:table-cell/>
        </table:table-row>
        <table:table-row table:style-name="ro4">
          <table:table-cell office:value-type="string" calcext:value-type="string">
            <text:p>mua hàng tháng 4/2020, tới tháng 9 bị tổng đài chặn do chưa đăng ký thông tin thuê bao chính chủ. liên hệ shop bảo hành thì shop báo khách hàng đem cmnd ra đăng ký, mua sim rác xài data mà giờ bắt khách hàng phải đăng kí cái đống rác đó.</text:p>
          </table:table-cell>
          <table:table-cell/>
        </table:table-row>
        <table:table-row table:style-name="ro2">
          <table:table-cell office:value-type="string" calcext:value-type="string">
            <text:p>mua hàng thanh toán thì gặp lỗi, giao hàng trễ, tình trạng đơn hàng thì thông báo đã hủy nhưng lại gửi hoá đơn. không báo trước thời gian giao hàng mặc dù là lỗi hoàn toàn ở tiki bắt người mua phải ngồi chờ để 2 ngày để nhận hàng. gửi mail yêu cầu xác nhận thời gian giao hàng thì không phản hồi. tai nghe xiaomi tặng kèm sau 2 tháng thì bị hư, tiki không hỗ trợ bảo hành cho hàng tặng. cảm giác như đang nhận đồ bố thí của tiki. các cửa hàng khác như cellphones, tgdd cũng có mức giá tương đương, có tặng kèm, trả góp 0% nhưng dịch vụ lại tốt hơn tiki rất nhiều. không nên mua những món hàng giá trị cao trên tiki để tránh rước phiền phức vào thân.</text:p>
          </table:table-cell>
          <table:table-cell/>
        </table:table-row>
        <table:table-row table:style-name="ro1">
          <table:table-cell office:value-type="string" calcext:value-type="string">
            <text:p>mua hàng thấy thất vọng vì cách bảo hành của nhà bán</text:p>
          </table:table-cell>
          <table:table-cell/>
        </table:table-row>
        <table:table-row table:style-name="ro1">
          <table:table-cell office:value-type="string" calcext:value-type="string">
            <text:p>mua hàng thì dễ , dùng được mấy hôm đã cháy <text:s/>lúc gọi bảo hành thì 1 tuần , 2 tuần , gần 6 tuần chưa thấy nhân viên gọi điện nhận thiết bị bảo hành</text:p>
          </table:table-cell>
          <table:table-cell/>
        </table:table-row>
        <table:table-row table:style-name="ro4">
          <table:table-cell office:value-type="string" calcext:value-type="string">
            <text:p>mua hàng thì pin lúc sạc lúc không chưa đầy pin cũng tự ngắt chẳng hiểu hàng bị sao nữa .nghe được 1 tiếng là hết pin.không những thế còn bị chai pin nữa.lúc nào cũng ở trạng thái 3 vạch nhưng nghe thì dc có 1 tiếng là hết pin</text:p>
          </table:table-cell>
          <table:table-cell/>
        </table:table-row>
        <table:table-row table:style-name="ro7">
          <table:table-cell office:value-type="string" calcext:value-type="string">
            <text:p>mua hàng tiki rất nhiều lần, hài lòng với dịch vụ của tiki tuy nhiên lần đầu tiên mạo hiểm mua đồ công nghệ thì lại gặp vấn đề. ổ nhớ khi cắm vào máy tính không nhận ổ, dây cáp có vấn đề, khi sử dụng dây cáp khác của mình thì mới nhận ổ. khi gọi điện yc bảo hành thì phải chờ hỗ trợ kỹ thuật trong vòng 48 giờ, quá lâu đối với chế độ bảo hành đồ công nghệ. khi yêu cầu đc đổi dây cáp thì được thông báo phải hoàn lại toàn bộ sản phẩm để kiểm tra và bảo hành (mà mình k rõ liệu sẽ mất thêm bn thời gian nữa để đc đổi sản phẩm mới trong trường hợp lỗi sản phẩm), nhà cung cấp không thể trực tiếp bảo hành cho khách hàng mà phải thông qua tiki, mất thêm cơ số quy trình để đồ tới đc tay khách hàng. đề nghị tiki có biện pháp cải thiện quy trình bảo hành đồ công nghệ <text:s/>những món đồ giá trị cao và rất ngại mua online. sau lần này chắc rút kngh chỉ dám mua những mặt hàng tiêu dùng đơn giản để tránh phiền phức</text:p>
          </table:table-cell>
          <table:table-cell/>
        </table:table-row>
        <table:table-row table:style-name="ro4">
          <table:table-cell office:value-type="string" calcext:value-type="string">
            <text:p>mua hàng tiki trading cứ nghĩ mua đc hàng vn, vì giá mua khá cao so với hàng xách tay, ngang với hàng fpt, nay phát sinh sự cố tay bị rè, mang ra fpt service để bảo hành bị từ chối do hàng mỹ. rất không hài lòng</text:p>
          </table:table-cell>
          <table:table-cell/>
        </table:table-row>
        <table:table-row table:style-name="ro1">
          <table:table-cell office:value-type="string" calcext:value-type="string">
            <text:p>mua hàng trên mạng phiền nhất là lúc có vấn đề gọi bảo hành, hư camera trước máy gởi được 1 tuần vẫn không biết ngày nào có máy lại.</text:p>
          </table:table-cell>
          <table:table-cell/>
        </table:table-row>
        <table:table-row table:style-name="ro1">
          <table:table-cell office:value-type="string" calcext:value-type="string">
            <text:p>mua hàng từ 15/5 mà đến tận 28/5 mới được lấy hàng</text:p>
          </table:table-cell>
          <table:table-cell/>
        </table:table-row>
        <table:table-row table:style-name="ro1">
          <table:table-cell office:value-type="string" calcext:value-type="string">
            <text:p>mua hàng từ ngày <text:s/>08/06/2019, đến hôm nay 20/12/2019 không thể bật 4g lên được nữa. mọi người cẩn thận nhé!</text:p>
          </table:table-cell>
          <table:table-cell/>
        </table:table-row>
        <table:table-row table:style-name="ro1">
          <table:table-cell office:value-type="string" calcext:value-type="string">
            <text:p>mua hàng về k xài được .. chỉ nghe được 1 cái còn 1 cái không lên nguồn .. hàng thì cực kì to. âm thanh nghe không rõ ...</text:p>
          </table:table-cell>
          <table:table-cell/>
        </table:table-row>
        <table:table-row table:style-name="ro4">
          <table:table-cell office:value-type="string" calcext:value-type="string">
            <text:p>mua hàng về kết nối với điện thoại không được, gửi bảo hành 2 lần, 2 lần nhận lại hành bảo hành điều không thể kết nối được với điện thoại. tóm lại tốn gần 1,7 triệu và 20 ngày chờ đợi kết quả là con số 0</text:p>
          </table:table-cell>
          <table:table-cell/>
        </table:table-row>
        <table:table-row table:style-name="ro1">
          <table:table-cell office:value-type="string" calcext:value-type="string">
            <text:p>mua hàng về nhưng lắp sim vào đồng hồ không nhận được</text:p>
          </table:table-cell>
          <table:table-cell/>
        </table:table-row>
        <table:table-row table:style-name="ro1">
          <table:table-cell office:value-type="string" calcext:value-type="string">
            <text:p>mua hồi tết, khoảng 2 tháng mà dây sạc bắt đầu cắm không ăn, liên tục hiện thông báo không khả dụng.</text:p>
          </table:table-cell>
          <table:table-cell/>
        </table:table-row>
        <table:table-row table:style-name="ro1">
          <table:table-cell office:value-type="string" calcext:value-type="string">
            <text:p>mua hồi tháng 4/2020 giờ là tháng 9/2020 mà đã bị hư. cắm vô ổ điện có tiếng nổ lách tách và muòi khét. đúng chán</text:p>
          </table:table-cell>
          <table:table-cell/>
        </table:table-row>
        <table:table-row table:style-name="ro1">
          <table:table-cell office:value-type="string" calcext:value-type="string">
            <text:p>mua hôm 5/5 tới nay mới nhận các bạn giao hàng nên xem lại nhé</text:p>
          </table:table-cell>
          <table:table-cell/>
        </table:table-row>
        <table:table-row table:style-name="ro1">
          <table:table-cell office:value-type="string" calcext:value-type="string">
            <text:p>mua hơn tháng hư mọe nó rồi, gửi yêu cầu bảo hành ko thấy ai quan tâm. goi điện thì bảo chờ.... giờ vẫn đang chờ <text:s/></text:p>
          </table:table-cell>
          <table:table-cell/>
        </table:table-row>
        <table:table-row table:style-name="ro1">
          <table:table-cell office:value-type="string" calcext:value-type="string">
            <text:p>mua hộp mực mà ko có tí mực nào</text:p>
          </table:table-cell>
          <table:table-cell/>
        </table:table-row>
        <table:table-row table:style-name="ro1">
          <table:table-cell office:value-type="string" calcext:value-type="string">
            <text:p>mua không xài mà cũng hư</text:p>
          </table:table-cell>
          <table:table-cell/>
        </table:table-row>
        <table:table-row table:style-name="ro1">
          <table:table-cell office:value-type="string" calcext:value-type="string">
            <text:p>mua ko giống như mình nghĩ</text:p>
          </table:table-cell>
          <table:table-cell/>
        </table:table-row>
        <table:table-row table:style-name="ro1">
          <table:table-cell office:value-type="string" calcext:value-type="string">
            <text:p>mua lần đầu ko nhận tín hiệu đổi lại cũng y vậy nên cho vào thùng rác luôn rồi</text:p>
          </table:table-cell>
          <table:table-cell/>
        </table:table-row>
        <table:table-row table:style-name="ro2">
          <table:table-cell office:value-type="string" calcext:value-type="string">
            <text:p>mua lần nhất thì 1 cái bình thường, 1 cái bị ánh tím khó dùng khủng khiếp. tiếp tục đặt lần thứ hai vì nghĩ shop lấy nhầm nhưng lần này thì cả 2 cái đều bị ánh tím, không thể dùng được vì rất nhức mắt. quyết định gọi lên hẳn bộ phận cskh của shop thì shop báo người cskh không làm việc vui lòng gọi lại sau. lần sau gọi thì báo "thuê bao..." nhưng lấy số khác gọi thì lại được. như vậy là shop đã block mình ? tức quá nên gọi qua cskh của tiki làm việc thì hàng đổi lại cũng gần như không. khi mà mua 2 cái thì 1 cái được đổi và 1 cái vẫn bị ánh tím. nếu như shop nói ánh tím là là tốt bla bla thì ít nhất cũng phải để <text:s/>2 option cho kh lực chọn chứ nhỉ</text:p>
          </table:table-cell>
          <table:table-cell/>
        </table:table-row>
        <table:table-row table:style-name="ro1">
          <table:table-cell office:value-type="string" calcext:value-type="string">
            <text:p>mua lần thứ 2 gặp phải loa hư , không thể kết nối bluetooth, sản phẩm đầu tiên bị lỗi khi mua trên tiki, đang tìm cách bảo hành mà không thấy đâu cả.</text:p>
          </table:table-cell>
          <table:table-cell/>
        </table:table-row>
        <table:table-row table:style-name="ro4">
          <table:table-cell office:value-type="string" calcext:value-type="string">
            <text:p>mua loa xong nổ bịch bịch như máy cày trả hoàn không được. đổi cũng k xong. nhân viên lấy hàng lại từ tuần trước kêu 48h phản hồi mà. mãi k có phản hồi chẳng hiểu làm ăn kiểu gì <text:s/>. gọi tổng đài thì vẫn đang kiểm tra </text:p>
          </table:table-cell>
          <table:table-cell/>
        </table:table-row>
        <table:table-row table:style-name="ro1">
          <table:table-cell office:value-type="string" calcext:value-type="string">
            <text:p>mua loại 64gb về kiểm tra có 34,36gb tức muốn chết</text:p>
          </table:table-cell>
          <table:table-cell/>
        </table:table-row>
        <table:table-row table:style-name="ro4">
          <table:table-cell office:value-type="string" calcext:value-type="string">
            <text:p>mua lúc 3 ổ shop gửi hàng tem này là của bên nào vậy <text:s/>cho mik hỏi bảo hành ra sao lúc mua mik thấy gian hàng là bên lê huy mà tem bên khác vậy hàng này đâu phải chính hãng</text:p>
          </table:table-cell>
          <table:table-cell/>
        </table:table-row>
        <table:table-row table:style-name="ro1">
          <table:table-cell office:value-type="string" calcext:value-type="string">
            <text:p>mua màu đen , shop ship về màu trắng , chán hộp dock sạc chưa dùng đã đóng vào mở ra ko kín r</text:p>
          </table:table-cell>
          <table:table-cell/>
        </table:table-row>
        <table:table-row table:style-name="ro1">
          <table:table-cell office:value-type="string" calcext:value-type="string">
            <text:p>mua màu đen mà shop gửi trắng , về cũng ko xài đc ... ko bao giờ mua hàng trên tiki nữa ... ko tin tưởng</text:p>
          </table:table-cell>
          <table:table-cell/>
        </table:table-row>
        <table:table-row table:style-name="ro1">
          <table:table-cell office:value-type="string" calcext:value-type="string">
            <text:p>mua màu trắng thì giao màu xanh chán quá</text:p>
          </table:table-cell>
          <table:table-cell/>
        </table:table-row>
        <table:table-row table:style-name="ro1">
          <table:table-cell office:value-type="string" calcext:value-type="string">
            <text:p>mua màu vàng gởi màu bạc má sôi gan,cho kt hàng trc khi nhận đến giờ kt kêu hàng đóng tem ko cho kt trước</text:p>
          </table:table-cell>
          <table:table-cell/>
        </table:table-row>
        <table:table-row table:style-name="ro1">
          <table:table-cell office:value-type="string" calcext:value-type="string">
            <text:p>mua máy bị lỗi, vào ứng dụng bị văng, k vào web dk. đã gọi điện bảo có nhân viên gọi lại nhưg k thấy gọi. k pjo mua hàng tiki nua</text:p>
          </table:table-cell>
          <table:table-cell/>
        </table:table-row>
        <table:table-row table:style-name="ro9">
          <table:table-cell office:value-type="string" calcext:value-type="string">
            <text:p>mua máy từ tháng 8, được 2 tuần thì không lên nguồn báo tiki bảo hành, khoảng 2 tuần sau có người đến nhận sau khoảng 1 tháng có máy trả về, góc có vết như bị va đập nhưng thôi không sao, miễn lên được. tuy nhiên đăng nhập tài khoản amazon mãi toàn báo lỗi, chat với support của amazon làm hết các trường hợp họ hướng dẫn, cả việc họ add tay serial number lên tài khoản vẫn không ăn thua. sau cùng mình kêu quá họ bảo serial máy này đã hết bảo hành từ t3/2019, trong khi mình mua là t8/2019? nên họ từ chối hỗ trợ tiếp. so sánh vỏ hộp và thiết bị thấy khác serial, nghi ngờ trong quá trình bảo hành, tiki đã thay linh kiện khác vào khiến máy hiện lên serial khác. hiện giờ vẫn không thể đăng ký được thiết bị, đồng nghĩa là thiết bị biến thành cục gạch do không dùng được ứng dụng gì cả quá thất vọng với chất lượng hàng</text:p>
          </table:table-cell>
          <table:table-cell/>
        </table:table-row>
        <table:table-row table:style-name="ro4">
          <table:table-cell office:value-type="string" calcext:value-type="string">
            <text:p>mua mới dùng thấy tạm ổn với sản phẩm. nhưng sáng nay loa xuất hiện tiếng tút tút liên tục. ấn giữ vào phím m hoặc play/pause thì mới nghe được nhạc. buông tay ra lại bị. đề nghị shop hướng dẫn cách khắc phục hoặc đổi sản phẩm. xin cảm ơn</text:p>
          </table:table-cell>
          <table:table-cell/>
        </table:table-row>
        <table:table-row table:style-name="ro1">
          <table:table-cell office:value-type="string" calcext:value-type="string">
            <text:p>mua một đằng giao một nẻo... mùa đồng hồ trắng giao đen.. mà hoá đơn còn để trắng lừa nữa chứ....</text:p>
          </table:table-cell>
          <table:table-cell/>
        </table:table-row>
        <table:table-row table:style-name="ro1">
          <table:table-cell office:value-type="string" calcext:value-type="string">
            <text:p>mua một hai tháng <text:s/>về đừng được thắng thứ ba thì sạc không vào</text:p>
          </table:table-cell>
          <table:table-cell/>
        </table:table-row>
        <table:table-row table:style-name="ro1">
          <table:table-cell office:value-type="string" calcext:value-type="string">
            <text:p>mua ngày 2/3/2018, lúc đầu xài ổn, sau hơn 3 tháng nhìu phím bị loạn, nghe điện thoại chập chờn. bh như thế nào vậy ạ?</text:p>
          </table:table-cell>
          <table:table-cell/>
        </table:table-row>
        <table:table-row table:style-name="ro3">
          <table:table-cell office:value-type="string" calcext:value-type="string">
            <text:p>mua ngày 20/1, đến 5/2 gửi tiki bảo hành vì màn hình bị mờ viền, liệt nút home như hình 1(sài kỹ, chỉ mang đi tắm, chưa đi bơi, thậm chí còn chưa sước). sau 14 ngày bảo hành thì gửi lại 1 cái bị liệt hẳn màn hình cảm ứng, nhấn vào ko sáng lên như hình, kết nối ko nhấn xác nhận được như hình 2, màn hình bị sướt. <text:s text:c="2"/>chất lượng kém, thời gian chờ bảo hành lâu, bảo hành xong vẫn không sài dc. uổng tiền.</text:p>
          </table:table-cell>
          <table:table-cell/>
        </table:table-row>
        <table:table-row table:style-name="ro3">
          <table:table-cell office:value-type="string" calcext:value-type="string">
            <text:p>mua ngày 24/07, chưa có sim nên để không tới 30/07. có sim vào thì vừa cắm sim vào test &amp; sạc thì đã bị hư pin, sập nguồn. sạc đầy xong rút nguốn lại sập tiếp, không xài được. <text:s text:c="2"/>gọi ngay hỗ trợ khách hàng ngày 30/07/2019, nhận lại hàng trưa ngày 1/08/2019. tới giờ vẫn không thấy có thông tin phản hồi khi nào nhận lại hàng mới 1 đổi 1 như quảng cáo. hơi lo lắng.</text:p>
          </table:table-cell>
          <table:table-cell/>
        </table:table-row>
        <table:table-row table:style-name="ro4">
          <table:table-cell office:value-type="string" calcext:value-type="string">
            <text:p>mua những cái đồ lởm lởm này quá phí tiền, dính bề mặt trơn thì rất chặt nhưng không được lâu sẽ tự bung, không phải mặt laptop nào cũng dính được cái đồ dởm này. phải bề mặt thật nhẵn bóng như mặt kính thì may ra được.</text:p>
          </table:table-cell>
          <table:table-cell/>
        </table:table-row>
        <table:table-row table:style-name="ro1">
          <table:table-cell office:value-type="string" calcext:value-type="string">
            <text:p>mua nhưng đến hôm 11/8/2020 mới lắp vào máy tính để sử dụng thì máy ko nhận, đã thử dùng box và lắp trực tiếp, vui lòng hướng dẫn cách đổi trả hoặc bảo hành! cam on</text:p>
          </table:table-cell>
          <table:table-cell/>
        </table:table-row>
        <table:table-row table:style-name="ro1">
          <table:table-cell office:value-type="string" calcext:value-type="string">
            <text:p>mua ổ cứng ko có dây sata kèm lại phải chạy đi mua 1 cái dây khác</text:p>
          </table:table-cell>
          <table:table-cell/>
        </table:table-row>
        <table:table-row table:style-name="ro4">
          <table:table-cell office:value-type="string" calcext:value-type="string">
            <text:p>mua ở hồ chí minh mà 2 tuần tiki mới giao hàng. có phải ép người dùng sử dụng gói giao hàng 2h? về chất lượng sản phầm của wd elements thì tốt rồi không không phải nhận xét thêm.</text:p>
          </table:table-cell>
          <table:table-cell/>
        </table:table-row>
        <table:table-row table:style-name="ro1">
          <table:table-cell office:value-type="string" calcext:value-type="string">
            <text:p>mua ram 4gb gửi con ram 2gb mà còn bị hư không sử dụng được không hiểu sao tiki có thể để mấy shop mất uy tính như vậy bày bán trên trang của mình</text:p>
          </table:table-cell>
          <table:table-cell/>
        </table:table-row>
        <table:table-row table:style-name="ro4">
          <table:table-cell office:value-type="string" calcext:value-type="string">
            <text:p>mua rồi nhưng sản phẩm bị lỗi không kết nối đc với dt đang thu hồi sãn phẩm ( mua 16/12 do bận công việc nên báo tiki 25/13 sãn phẩm đc thu hồi ngày 27/13 đến nay vẫn chưa thấy gửi lại sản phẫm rất mong tiki làm nhanh để có đeo tết.)</text:p>
          </table:table-cell>
          <table:table-cell/>
        </table:table-row>
        <table:table-row table:style-name="ro1">
          <table:table-cell office:value-type="string" calcext:value-type="string">
            <text:p>mua rồi và không ấn dk phím số 5,6 cảm ứng rất kém,đã gửi lại shop theo đề nghị của tiki,mong nhận lại đk sp tốt như quảng cáo</text:p>
          </table:table-cell>
          <table:table-cell/>
        </table:table-row>
        <table:table-row table:style-name="ro3">
          <table:table-cell office:value-type="string" calcext:value-type="string">
            <text:p>mua sạc, sau 1 tháng xảy ra sự cố. liên hệ tiki vì ghi là bảo hành chính hãng 6 tháng. tiki nói mang ra samsung để samsung đổi. ra samsung mới hay sản phẩm không có đăng ký bảo hành điện tử, samsung không cho đổi, chỉ ngược về tiki. lại gọi tiki thì được chỉ tiếp ra samsung. giờ không biết ai sẽ bảo hành sản phẩm cho mình. vậy nên mấy trăm ngàn mua lấy sự bực mình.</text:p>
          </table:table-cell>
          <table:table-cell/>
        </table:table-row>
        <table:table-row table:style-name="ro1">
          <table:table-cell office:value-type="string" calcext:value-type="string">
            <text:p>mua sài 2 ngày hỏng</text:p>
          </table:table-cell>
          <table:table-cell/>
        </table:table-row>
        <table:table-row table:style-name="ro1">
          <table:table-cell office:value-type="string" calcext:value-type="string">
            <text:p>mua sài dc 3 tháng thì hết sài <text:s/>được gọi lên tổng đài báo nợ cước khoá 2 chiều tiki xem lại giùm</text:p>
          </table:table-cell>
          <table:table-cell/>
        </table:table-row>
        <table:table-row table:style-name="ro1">
          <table:table-cell office:value-type="string" calcext:value-type="string">
            <text:p>mua sài đc hơn 1 tháng là hư! bảo hành 12th mà tiki cho đổi có trong vòng 30 ngày. lừa đảo!</text:p>
          </table:table-cell>
          <table:table-cell/>
        </table:table-row>
        <table:table-row table:style-name="ro1">
          <table:table-cell office:value-type="string" calcext:value-type="string">
            <text:p>mua sản phẩm 19/08/2020, dùng chạy chậm. hôm nay xuất hiện kẻ ngang màn hình, không lên nguồn. tiki có kế hoạch đổi trả bh sản phẩm</text:p>
          </table:table-cell>
          <table:table-cell/>
        </table:table-row>
        <table:table-row table:style-name="ro1">
          <table:table-cell office:value-type="string" calcext:value-type="string">
            <text:p>mua sản phẩm được 2 ngày thì phát hiện bị lỗi bị sọc màn hình tôi yêu cầu hỗ trợ đổi sản phẩm cho tôi hoặc trả lại tiền</text:p>
          </table:table-cell>
          <table:table-cell/>
        </table:table-row>
        <table:table-row table:style-name="ro4">
          <table:table-cell office:value-type="string" calcext:value-type="string">
            <text:p>mua sản phẩm mua hồi 18/2 rất bình thường đến nay là 6/3 thì có tiếng ồn rè rè rất lớn! khi nâng lap lên xem tản nhiệt thì thấy cánh quạt đảo liên tục không ngừng ở cả 2 cánh luôn.</text:p>
          </table:table-cell>
          <table:table-cell/>
        </table:table-row>
        <table:table-row table:style-name="ro3">
          <table:table-cell office:value-type="string" calcext:value-type="string">
            <text:p>mua sản phẩm nhận hàng vào thứ 2, 6/7 nay là thứ 6, 10/7 <text:s/>sau 4 ngày mình dùng, gặp trường hợp sạc pin không lên được quá 60% cứ đến tầm 59% tự động ngắt sạc mình đã sạc thử 02 lần, và dùng đến khi hết sạch pin vẫn gặp trường hợp lỗi này! nếu tiki có xem được, mong nhận được hỗ trợ đổi về sản phẩm! ảnh đi kèm: sạc gần 1 tiếng không vượt qua được 60%</text:p>
          </table:table-cell>
          <table:table-cell/>
        </table:table-row>
        <table:table-row table:style-name="ro4">
          <table:table-cell office:value-type="string" calcext:value-type="string">
            <text:p>mua sản phẩm tại istore, nhận hàng đúng chất lượng. nhưng yêu cầu xuất hóa đơn vat thì bị lờ đi, đã 15 ngày mà không có hóa đơn để thanh toán. vậy thì đừng cam kết nữa istore và tiki.</text:p>
          </table:table-cell>
          <table:table-cell/>
        </table:table-row>
        <table:table-row table:style-name="ro1">
          <table:table-cell office:value-type="string" calcext:value-type="string">
            <text:p>mua sản phẩm về in k được luôn, chữ thì mờ, chỗ được chỗ ko, mua về bỏ luôn, gọi nhân viên tiki để kêu lhe shop bán bảo hành thì k thấy đâu. <text:s/>quá tệ.</text:p>
          </table:table-cell>
          <table:table-cell/>
        </table:table-row>
        <table:table-row table:style-name="ro1" table:visibility="filter">
          <table:table-cell office:value-type="string" calcext:value-type="string">
            <text:p>mua sản phẩm về in k được luôn, chữ thì mờ, chỗ được chỗ ko, mua về bỏ luôn, gọi nhân viên tiki để kêu lhe shop bán bảo hành thì k thấy đâu. <text:s/>quá tệ.</text:p>
          </table:table-cell>
          <table:table-cell/>
        </table:table-row>
        <table:table-row table:style-name="ro4">
          <table:table-cell office:value-type="string" calcext:value-type="string">
            <text:p>mua sản phẩm về kết nối với máy chiếu thì hình ảnh mờ hết sức. tại sao shop và tiki có thể bán 1 sản phẩm tệ đến như vậy. nhìn quảng cáo thì thấy hay lắm, dùng 1 lần là bỏ luôn.</text:p>
          </table:table-cell>
          <table:table-cell/>
        </table:table-row>
        <table:table-row table:style-name="ro4">
          <table:table-cell office:value-type="string" calcext:value-type="string">
            <text:p>mua sẳn phẩm về khá thất vọng, làm hết cách cách nhưng không thể nào kết nối được app home với xiaomi pro. nó cứ báo lỗi. mặc dù đã chọn vùng trung quốc, nhập đúng pass wifi, mạng wifi chuẩn 2,4ghz, đứng kế bên router luôn mà cứ báo lỗi.</text:p>
          </table:table-cell>
          <table:table-cell/>
        </table:table-row>
        <table:table-row table:style-name="ro4">
          <table:table-cell office:value-type="string" calcext:value-type="string">
            <text:p>mua sim chưa kích không lên sóng.nhờ hỗ trợ phải đợi nghỉ trưa,rồi hẹn lại 14h chiều sẽ hỗ trợ.đợi cả chiều không gọi hay nhắn zalo lại hỗ trợ như shop hứa.sim k đáng bao nhiêu mà mua rồi rước bực bội vô người.1*</text:p>
          </table:table-cell>
          <table:table-cell/>
        </table:table-row>
        <table:table-row table:style-name="ro1">
          <table:table-cell office:value-type="string" calcext:value-type="string">
            <text:p>mua sim giao 12/09/2020 lắp vào kiểm tra báo 22/09/2020 hết hạn. hạn dùng thì đến 11/09/2020 hết hạn. sao bảo 1 năm, lừa nhau à ?</text:p>
          </table:table-cell>
          <table:table-cell/>
        </table:table-row>
        <table:table-row table:style-name="ro4">
          <table:table-cell office:value-type="string" calcext:value-type="string">
            <text:p>mua sim về lắp vào đọc huớng dẫn là gọi 900 bấm *101# để kích hoạt. bấm xong <text:s text:c="2"/>luôn 100 <text:s/>trong sim, và kết quả 2 cái sim vất rác. gọi điện thoại cho store &amp; nt zalo cho store, không khác nào nói chuyện với cái đầu gối <text:s/>&gt; <text:s/>. <text:s/>ae mua thì nên cẩn thận <text:s/>.</text:p>
          </table:table-cell>
          <table:table-cell/>
        </table:table-row>
        <table:table-row table:style-name="ro1">
          <table:table-cell office:value-type="string" calcext:value-type="string">
            <text:p>mua sim về yêu cầu nhắn tin zalo để kích hoạt nhưng nhắn tin thì không thấy rep, mong tiki giải quyết giúp mình đơn này</text:p>
          </table:table-cell>
          <table:table-cell/>
        </table:table-row>
        <table:table-row table:style-name="ro1">
          <table:table-cell office:value-type="string" calcext:value-type="string">
            <text:p>mua sp nay tiki gửi thiếu dây kết nối đã khiếu nại nhưng chưa thấy phản hồi. mong tiki phản hồi sớm cho khách hàng</text:p>
          </table:table-cell>
          <table:table-cell/>
        </table:table-row>
        <table:table-row table:style-name="ro1">
          <table:table-cell office:value-type="string" calcext:value-type="string">
            <text:p>mua sử dụng 1 thời gian. xong hư. còn hạn bảo hành, liên hệ bảo hành. ko trả lời. tiki làm ăn dạo này ko tôn trọng khách hàng</text:p>
          </table:table-cell>
          <table:table-cell/>
        </table:table-row>
        <table:table-row table:style-name="ro1">
          <table:table-cell office:value-type="string" calcext:value-type="string">
            <text:p>mua tai nghe mà cảm thấy thất vọng chất lượng quá chán chỉ đáng giá 3 đến 4 trăm, tai nghe bật max volum mà vẫn nghe thấy tiếng bên ngoài, đeo dc 1 lúc đau hết cả tai.</text:p>
          </table:table-cell>
          <table:table-cell/>
        </table:table-row>
        <table:table-row table:style-name="ro1">
          <table:table-cell office:value-type="string" calcext:value-type="string">
            <text:p>mua thẻ 64g bên ngoài vỏ 64g đưa vào máy dung lượng chỉ 32g</text:p>
          </table:table-cell>
          <table:table-cell/>
        </table:table-row>
        <table:table-row table:style-name="ro1">
          <table:table-cell office:value-type="string" calcext:value-type="string">
            <text:p>mua thẻ 64gb mà lên máy có 29 gb là sao cảm giác như bị lừa...</text:p>
          </table:table-cell>
          <table:table-cell/>
        </table:table-row>
        <table:table-row table:style-name="ro1">
          <table:table-cell office:value-type="string" calcext:value-type="string">
            <text:p>mua thì bị đơ nút nguồn ,. nút âm đã k nói đã thế hơn tháng thì hỏng máy</text:p>
          </table:table-cell>
          <table:table-cell/>
        </table:table-row>
        <table:table-row table:style-name="ro4">
          <table:table-cell office:value-type="string" calcext:value-type="string">
            <text:p>mua thì mua siêu thánh sim ngoài bọc thì để siêu thánh sim bên trong là siêu thánh úp gọi hay là lên mạng ko được cái gì buôn bán hàng giả coi chừng dính phốt như shope thì mệt lắm nhak tiki treo đầu mà bán thịt, làm ăn như vậy làm sao mà tôi dám mua hàng lần thứ 2 chứ</text:p>
          </table:table-cell>
          <table:table-cell/>
        </table:table-row>
        <table:table-row table:style-name="ro1">
          <table:table-cell office:value-type="string" calcext:value-type="string">
            <text:p>mua tốn tiền chơi thôi chứ không có ích lợi gì đâu wifi chập chờn mà lại yếu nữa chứ. xày liên tục 2 giờ là tự động mất kết nối ?</text:p>
          </table:table-cell>
          <table:table-cell/>
        </table:table-row>
        <table:table-row table:style-name="ro1">
          <table:table-cell office:value-type="string" calcext:value-type="string">
            <text:p>mua trúng máy lỗi, <text:s/>tiki thu hàng xử lí <text:s/>thấy đơn hàng mới đã được tiếp nhận từ 22/2 đến nay là 28/2 vẫn đang trong quá trình tiếp nhận....</text:p>
          </table:table-cell>
          <table:table-cell/>
        </table:table-row>
        <table:table-row table:style-name="ro3">
          <table:table-cell office:value-type="string" calcext:value-type="string">
            <text:p>mua từ 12/2018, mà sài mới được 1.2 năm đã bị double click ko dùng được nữa. sản phẩm chuột mà bảo hành có 12 tháng thì rất ít. khi mua mình ko xem kĩ là bảo hành có 12 tháng nên bây giờ chuột đổ bệnh hơi thất vọng. lên mạng search thì thấy double click ở g102 là bênh kinh niên, rất thường gặp, nên các bạn mua nhớ xem kĩ bảo hành nhé. chuột bh 12 tháng mình nghĩ là ko đủ.</text:p>
          </table:table-cell>
          <table:table-cell/>
        </table:table-row>
        <table:table-row table:style-name="ro1">
          <table:table-cell office:value-type="string" calcext:value-type="string">
            <text:p>mua từ hồi 2/2018, trước đó đã phải bảo hành 1 lần, giờ lại chuẩn bị gửi bảo hành tiếp</text:p>
          </table:table-cell>
          <table:table-cell/>
        </table:table-row>
        <table:table-row table:style-name="ro1">
          <table:table-cell office:value-type="string" calcext:value-type="string">
            <text:p>mua từ hồi 31/1/2020, xài tới hôm nay thì bị double click, mong tiki liên hệ shop bảo hành sản phẩm, một điều nữa khi mua mình không thấy tem bảo hành</text:p>
          </table:table-cell>
          <table:table-cell/>
        </table:table-row>
        <table:table-row table:style-name="ro4">
          <table:table-cell office:value-type="string" calcext:value-type="string">
            <text:p>mua từ ngày 10/2 dùng được đúng 10 ngày sản phẩm bị lỗi, phải gửi về bảo hành 2 lần, đến nay đã hơn 1 tháng mà vẫn chưa nhận đc hồi âm về máy. không biết mua máy về dùng hay để mang đi bảo hành nữa... rất không hài lòng...</text:p>
          </table:table-cell>
          <table:table-cell/>
        </table:table-row>
        <table:table-row table:style-name="ro1">
          <table:table-cell office:value-type="string" calcext:value-type="string">
            <text:p>mua từ tháng 3 mà giờ đã bị lỗi nháy đúp chuột. không bền như mình tưởng</text:p>
          </table:table-cell>
          <table:table-cell/>
        </table:table-row>
        <table:table-row table:style-name="ro1">
          <table:table-cell office:value-type="string" calcext:value-type="string">
            <text:p>mua từ tháng 8, nhưng đến tháng 3 là ko còn sài dc nửa, vậy sao gọi là 1 năm dc? đề nghị tiki coi lại nhà cung cấp này và xem xét bồi thường cho khách hàng</text:p>
          </table:table-cell>
          <table:table-cell/>
        </table:table-row>
        <table:table-row table:style-name="ro1">
          <table:table-cell office:value-type="string" calcext:value-type="string">
            <text:p>mua ve <text:s/>thử pin ok để thời gian đem ra sử dụng ko đc pó tay</text:p>
          </table:table-cell>
          <table:table-cell/>
        </table:table-row>
        <table:table-row table:style-name="ro1">
          <table:table-cell office:value-type="string" calcext:value-type="string">
            <text:p>mua về 1 tai nghe được còn 1 tai không nghe là sao</text:p>
          </table:table-cell>
          <table:table-cell/>
        </table:table-row>
        <table:table-row table:style-name="ro1">
          <table:table-cell office:value-type="string" calcext:value-type="string">
            <text:p>mua về bật bluetooth ko đc <text:s/>máy cái kiểu đừng nên đặt trên mạng nữa mua về bật bluetooth ko đc. cho xin trả hàng mây đc tai nghe bluetooth đc</text:p>
          </table:table-cell>
          <table:table-cell/>
        </table:table-row>
        <table:table-row table:style-name="ro1">
          <table:table-cell office:value-type="string" calcext:value-type="string">
            <text:p>mua về bật lên, bluetooth không kết nối được, cắm dây cũng không nghe gì, liên hệ bảo hành bảo trong vòng 3 ngày sẽ có người đến nhận nhưng gần tuần rồi chưa thấy gì</text:p>
          </table:table-cell>
          <table:table-cell/>
        </table:table-row>
        <table:table-row table:style-name="ro1">
          <table:table-cell office:value-type="string" calcext:value-type="string">
            <text:p>mua về bật nó đã kêu " bluetooth mode" nhưng ko tìm thấy thiết bị để kết nối, đã thử với 3 điện thoại và kết quả như nhau</text:p>
          </table:table-cell>
          <table:table-cell/>
        </table:table-row>
        <table:table-row table:style-name="ro1">
          <table:table-cell office:value-type="string" calcext:value-type="string">
            <text:p>mua về bật nút nguồn ko lên shop có đổi hàng ko?</text:p>
          </table:table-cell>
          <table:table-cell/>
        </table:table-row>
        <table:table-row table:style-name="ro1">
          <table:table-cell office:value-type="string" calcext:value-type="string">
            <text:p>mua về bỏ sim vào mà ko có sóng. ko xài được luôn, làm tốn tiền mua sim mua cạc đt.</text:p>
          </table:table-cell>
          <table:table-cell/>
        </table:table-row>
        <table:table-row table:style-name="ro1">
          <table:table-cell office:value-type="string" calcext:value-type="string">
            <text:p>mua về bỏ vào camera nhận thẻ 0mb (không sd được)</text:p>
          </table:table-cell>
          <table:table-cell/>
        </table:table-row>
        <table:table-row table:style-name="ro1">
          <table:table-cell office:value-type="string" calcext:value-type="string">
            <text:p>mua về cài đặt xong nhưng gắn cáp từ morden vào cổng internet của router để phát wifi thì ko đc. đã test dây từ modern qua pc thì vẫn xài internet bình thường</text:p>
          </table:table-cell>
          <table:table-cell/>
        </table:table-row>
        <table:table-row table:style-name="ro2">
          <table:table-cell office:value-type="string" calcext:value-type="string">
            <text:p>mua về cắm vào máy mới, windows 10 cũng mới cài, driver tải từ trang của tp link luôn, nhưng vẫn chập chờn. mạng nhà 27mb, mà bắt bằng cái này tầm 10 15mb đôi khi còn 2mb, dù chỉ cách có 10 mét, điện thoại &amp; laptop ở cùng phòng của mình vẫn bắt tốt bao năm nay.. dùng vài bữa là driver dỡ chứng không connect được luôn, phải gỡ ra, update lại driver, restart máy, cắm vào tới lui vài lần mới chạy được. đem ra chỗ bảo hành thì người ta test trên máy windows 7, chạy vù vù. về nhà là cứ vài bữa lại dỡ chứng như thế, mệt quá không biết làm sao đành dẹp luôn.</text:p>
          </table:table-cell>
          <table:table-cell/>
        </table:table-row>
        <table:table-row table:style-name="ro1">
          <table:table-cell office:value-type="string" calcext:value-type="string">
            <text:p>mua về chỉ nghe dc 1 bên . giá như vầy thì tiền nào của đó.</text:p>
          </table:table-cell>
          <table:table-cell/>
        </table:table-row>
        <table:table-row table:style-name="ro1">
          <table:table-cell office:value-type="string" calcext:value-type="string">
            <text:p>mua về chỉ xài được 1 lần, hôm sau lúc lên đèn lúc không, nhưng có đèn cũng không sử dụng được. mong tiki xử lý tình trạng này sớm</text:p>
          </table:table-cell>
          <table:table-cell/>
        </table:table-row>
        <table:table-row table:style-name="ro1">
          <table:table-cell office:value-type="string" calcext:value-type="string">
            <text:p>mua về chơi game dx một hồi thì tay ra mồ hôi là ko cảm ứng dx .</text:p>
          </table:table-cell>
          <table:table-cell/>
        </table:table-row>
        <table:table-row table:style-name="ro1">
          <table:table-cell office:value-type="string" calcext:value-type="string">
            <text:p>mua về chưa dùng đã hư hỏng, không thể copy file vào, đã format đủ kiểu ntfs, fat, exfat</text:p>
          </table:table-cell>
          <table:table-cell/>
        </table:table-row>
        <table:table-row table:style-name="ro1">
          <table:table-cell office:value-type="string" calcext:value-type="string">
            <text:p>mua về có dùng đc đâu.mở nguồn ko lên dù pin đầy</text:p>
          </table:table-cell>
          <table:table-cell/>
        </table:table-row>
        <table:table-row table:style-name="ro1">
          <table:table-cell office:value-type="string" calcext:value-type="string">
            <text:p>mua về dây input từ loa và máy tính hỏng, cắm k nhận, goi support thì mãi k thấy trả lời lại!</text:p>
          </table:table-cell>
          <table:table-cell/>
        </table:table-row>
        <table:table-row table:style-name="ro1">
          <table:table-cell office:value-type="string" calcext:value-type="string">
            <text:p>mua về để bọc mà vầy bọc kiểu gì ?? <text:s text:c="3"/>bán kiểu gì lạ <text:s/></text:p>
          </table:table-cell>
          <table:table-cell/>
        </table:table-row>
        <table:table-row table:style-name="ro1">
          <table:table-cell office:value-type="string" calcext:value-type="string">
            <text:p>mua về dùng 1 thời gian hỏng 1 bên</text:p>
          </table:table-cell>
          <table:table-cell/>
        </table:table-row>
        <table:table-row table:style-name="ro1">
          <table:table-cell office:value-type="string" calcext:value-type="string">
            <text:p>mua về dùng 2 3 tháng bắt đầu thấy chập chờn, 1 ngày disconnect vài lần rất khó chịu. mấy cái này đem bảo hành hay gì chỉ mất thời gian.</text:p>
          </table:table-cell>
          <table:table-cell/>
        </table:table-row>
        <table:table-row table:style-name="ro1">
          <table:table-cell office:value-type="string" calcext:value-type="string">
            <text:p>mua về dùng bình thường, chỉ có cái tốc độ thì tưởng không chậm mà chậm không tưởng, đến mức mà cảm giác như dùng như không dùng.</text:p>
          </table:table-cell>
          <table:table-cell/>
        </table:table-row>
        <table:table-row table:style-name="ro1">
          <table:table-cell office:value-type="string" calcext:value-type="string">
            <text:p>mua về dùng chưa được 2 tuần thù chuột trai đơ, nhấn mãi mới được. thất vọng về sản phẩm tiki tradinh</text:p>
          </table:table-cell>
          <table:table-cell/>
        </table:table-row>
        <table:table-row table:style-name="ro1">
          <table:table-cell office:value-type="string" calcext:value-type="string">
            <text:p>mua về dùng đúng 1 tuần thì chuột phải không click được nữa, vốn biết hàng tàu thì chả dùng được lâu nhưng mới 1 tuần mà đã như vậy thì thật sự quan ngại</text:p>
          </table:table-cell>
          <table:table-cell/>
        </table:table-row>
        <table:table-row table:style-name="ro4">
          <table:table-cell office:value-type="string" calcext:value-type="string">
            <text:p>mua về dùng được khoảng 3 tháng thì không nhận các cổng usb 2.0 nữa. phải cắm vào cổng 3.0 mới nhận. gọi tiki bảo hành thì nhân viên bảo cho người qua lấy nhưng tới nay cũng hơn tháng rồi không thấy gì. hơi thất vọng về cách bảo hành. còn usb thì coi như mua hàng điện tử xui.</text:p>
          </table:table-cell>
          <table:table-cell/>
        </table:table-row>
        <table:table-row table:style-name="ro1">
          <table:table-cell office:value-type="string" calcext:value-type="string">
            <text:p>mua về dùng được ngày đầu tiên sang ngày thứ 2 là gặp tình trạng này. đã gỡ cài đặt cài lại cũng không được, lên win 10 cài cũng không được</text:p>
          </table:table-cell>
          <table:table-cell/>
        </table:table-row>
        <table:table-row table:style-name="ro1">
          <table:table-cell office:value-type="string" calcext:value-type="string">
            <text:p>mua về dùng mà thấy trả có j khác biệt tuy vạch sóng có lên mà mạng vẫn chậm chờn trả khác j lúc trước</text:p>
          </table:table-cell>
          <table:table-cell/>
        </table:table-row>
        <table:table-row table:style-name="ro4">
          <table:table-cell office:value-type="string" calcext:value-type="string">
            <text:p>mua về dùng ổn định được 1,2 ngày. sau đó thì thường xuyên mất wifi rất khó chịu. đang làm việc mà ko có mạng ko làm việc được. mọi người không nên bỏ tiền mua bực dọc.</text:p>
          </table:table-cell>
          <table:table-cell/>
        </table:table-row>
        <table:table-row table:style-name="ro1">
          <table:table-cell office:value-type="string" calcext:value-type="string">
            <text:p>mua về dùng thì chập chờn lúc được lúc không. thế này mà cũng bán được trên tiki</text:p>
          </table:table-cell>
          <table:table-cell/>
        </table:table-row>
        <table:table-row table:style-name="ro1">
          <table:table-cell office:value-type="string" calcext:value-type="string">
            <text:p>mua về gắm vào không nhận usb. không biết bị lỗi gì hay bị hư</text:p>
          </table:table-cell>
          <table:table-cell/>
        </table:table-row>
        <table:table-row table:style-name="ro4">
          <table:table-cell office:value-type="string" calcext:value-type="string">
            <text:p>mua ve gan vo khong xai duoc hom nay gan 10 ngay roi .rat buon vi mat toi hon 300 ngan . goi tong dai noi phai dem giay to ra cua hang de dang ky moi xai duoc. that la phien. moi nguoi dung nen mua .neu vay de ra cua hang dang ky chinh chu roi mua luon</text:p>
          </table:table-cell>
          <table:table-cell/>
        </table:table-row>
        <table:table-row table:style-name="ro1">
          <table:table-cell office:value-type="string" calcext:value-type="string">
            <text:p>mua về gắn vô ko có tính hiệu gì cả, mong shop hỗ trợ đổi sản phẩm khác tương tự hoặc giá cao hơn cũng dc</text:p>
          </table:table-cell>
          <table:table-cell/>
        </table:table-row>
        <table:table-row table:style-name="ro1">
          <table:table-cell office:value-type="string" calcext:value-type="string">
            <text:p>mua về hàng y hình nhưng không kết nối được vào đt</text:p>
          </table:table-cell>
          <table:table-cell/>
        </table:table-row>
        <table:table-row table:style-name="ro1">
          <table:table-cell office:value-type="string" calcext:value-type="string">
            <text:p>mua về hết pin.sạc nguồn 5v ko có tiếng chỉ nghe bịch bịch trên loa.....rồi sao xài đây.hichic nãn</text:p>
          </table:table-cell>
          <table:table-cell/>
        </table:table-row>
        <table:table-row table:style-name="ro1">
          <table:table-cell office:value-type="string" calcext:value-type="string">
            <text:p>mua về hì hục 2 đêm liền không kết nối được wifi, lỡ bao nhiêu công việc của mình</text:p>
          </table:table-cell>
          <table:table-cell/>
        </table:table-row>
        <table:table-row table:style-name="ro1">
          <table:table-cell office:value-type="string" calcext:value-type="string">
            <text:p>mua về hì hục cả buổi mà cắm vào không thấy tín hiệu gì cả? chất lượng quá tế. nói chung bán hàng kiểu này là tiêu rồi!!</text:p>
          </table:table-cell>
          <table:table-cell/>
        </table:table-row>
        <table:table-row table:style-name="ro4">
          <table:table-cell office:value-type="string" calcext:value-type="string">
            <text:p>mua về hí hửng bóc ra. lấy tay lau lau thì phát hiện ra 1 đống vết như là vết bong mặt kính như hình. ban đầu tưởng là xước nhưng lấy giấy ăn lau lại và lấy đèn pin soi thì không có 1 vết xước nào. nhưng lấy tay lau lại thì những vết bong mặt kinh lại hiện ra rất khó chịu. sp của tôi bị lỗi muốn đổi sản phẩm khác.</text:p>
          </table:table-cell>
          <table:table-cell/>
        </table:table-row>
        <table:table-row table:style-name="ro4">
          <table:table-cell office:value-type="string" calcext:value-type="string">
            <text:p>mua về hơn 10 ngày đồng hồ bị mất kết nối với điện thoại. gọi tiki trả bảo hành thì đợi tiki không hướng dẫn trả bảo hành. mà lại chuyển bộ phận kĩ thuật hỗ trợ. đợi mãi ko thấy ai gọi hỗ trợ. riêng cá nhân đánh giá rất cao dịch vụ giao hàng 24h của tiki. nhưng tiki nên hướng dẫn khách hàng cách trả bảo hành khi khách hàng có yêu cầu.</text:p>
          </table:table-cell>
          <table:table-cell/>
        </table:table-row>
        <table:table-row table:style-name="ro1">
          <table:table-cell office:value-type="string" calcext:value-type="string">
            <text:p>mua về hỏng một bên không pairing được luôn, yêu cầu đổi trả cho mình</text:p>
          </table:table-cell>
          <table:table-cell/>
        </table:table-row>
        <table:table-row table:style-name="ro1">
          <table:table-cell office:value-type="string" calcext:value-type="string">
            <text:p>mua về hư sau 3 ngày sử dụng</text:p>
          </table:table-cell>
          <table:table-cell/>
        </table:table-row>
        <table:table-row table:style-name="ro1">
          <table:table-cell office:value-type="string" calcext:value-type="string">
            <text:p>mua về k có khe lấy sim, sạc cả tiếng màn hình chỉ nhấp nháy, tiki bán hàng tao lao hay gì, đề nghị trả máy lấy lại tiền</text:p>
          </table:table-cell>
          <table:table-cell/>
        </table:table-row>
        <table:table-row table:style-name="ro1">
          <table:table-cell office:value-type="string" calcext:value-type="string">
            <text:p>mua về kết nối bluetooth cho điện thoại android không được (điện thoại samsung j3 pro)</text:p>
          </table:table-cell>
          <table:table-cell/>
        </table:table-row>
        <table:table-row table:style-name="ro1">
          <table:table-cell office:value-type="string" calcext:value-type="string">
            <text:p>mua về ket nối khong chạy nổi 5m..để làm kiểng choi</text:p>
          </table:table-cell>
          <table:table-cell/>
        </table:table-row>
        <table:table-row table:style-name="ro1">
          <table:table-cell office:value-type="string" calcext:value-type="string">
            <text:p>mua về không dùng được vứt luôn vào sọt rác cảm thấy thất vọng vô cùng</text:p>
          </table:table-cell>
          <table:table-cell/>
        </table:table-row>
        <table:table-row table:style-name="ro1">
          <table:table-cell office:value-type="string" calcext:value-type="string">
            <text:p>mua về không dùng ngay, đến lúc đem ra sử dụng, không hiểu sao format xong usb còn dung lượng 32gb</text:p>
          </table:table-cell>
          <table:table-cell/>
        </table:table-row>
        <table:table-row table:style-name="ro1">
          <table:table-cell office:value-type="string" calcext:value-type="string">
            <text:p>mua về không kết nối được điện thoại. sản phẩm này có vấn đề rồi</text:p>
          </table:table-cell>
          <table:table-cell/>
        </table:table-row>
        <table:table-row table:style-name="ro1">
          <table:table-cell office:value-type="string" calcext:value-type="string">
            <text:p>mua về không kết nối với ps4 được, không tìm thấy tín hiệu để kết nối</text:p>
          </table:table-cell>
          <table:table-cell/>
        </table:table-row>
        <table:table-row table:style-name="ro1">
          <table:table-cell office:value-type="string" calcext:value-type="string">
            <text:p>mua về không sử dụng được thật thất vọng,sẽ không mua trên trang này những sản phẩm tương tự như thế này</text:p>
          </table:table-cell>
          <table:table-cell/>
        </table:table-row>
        <table:table-row table:style-name="ro1">
          <table:table-cell office:value-type="string" calcext:value-type="string">
            <text:p>mua về không thể tìm thấy sóng wifi thì kích sóng bằng niềm tin? tôi muốn trả hàng</text:p>
          </table:table-cell>
          <table:table-cell/>
        </table:table-row>
        <table:table-row table:style-name="ro1">
          <table:table-cell office:value-type="string" calcext:value-type="string">
            <text:p>mua về không tìm được thiết bịbluetooth dù đã làm mọi cách...</text:p>
          </table:table-cell>
          <table:table-cell/>
        </table:table-row>
        <table:table-row table:style-name="ro1">
          <table:table-cell office:value-type="string" calcext:value-type="string">
            <text:p>mua về không tìm thấy mạng wi fi ,m.n tốt nhất không mua về nó còn dò wi fi yếu hơn 98% điện thoạidi động</text:p>
          </table:table-cell>
          <table:table-cell/>
        </table:table-row>
        <table:table-row table:style-name="ro1">
          <table:table-cell office:value-type="string" calcext:value-type="string">
            <text:p>mua về không xài được, phí tiền, mọi người đừng mua</text:p>
          </table:table-cell>
          <table:table-cell/>
        </table:table-row>
        <table:table-row table:style-name="ro1">
          <table:table-cell office:value-type="string" calcext:value-type="string">
            <text:p>mua ve ko co sợi dây sac thi sac kieu gi that vọng quá</text:p>
          </table:table-cell>
          <table:table-cell/>
        </table:table-row>
        <table:table-row table:style-name="ro1">
          <table:table-cell office:value-type="string" calcext:value-type="string">
            <text:p>mua về ko dính được <text:s text:c="2"/>tốt nhất là đừng mua</text:p>
          </table:table-cell>
          <table:table-cell/>
        </table:table-row>
        <table:table-row table:style-name="ro1">
          <table:table-cell office:value-type="string" calcext:value-type="string">
            <text:p>mua ve ko dung duoc. la sao mat toi hon hai tram.quang cao hay the</text:p>
          </table:table-cell>
          <table:table-cell/>
        </table:table-row>
        <table:table-row table:style-name="ro1">
          <table:table-cell office:value-type="string" calcext:value-type="string">
            <text:p>mua về ko nghe dc pin chưa nghe đã hết mong mọi người ko mua tránh bị lừa</text:p>
          </table:table-cell>
          <table:table-cell/>
        </table:table-row>
        <table:table-row table:style-name="ro1">
          <table:table-cell office:value-type="string" calcext:value-type="string">
            <text:p>mua ve ko sử dung duoc. tim sdt hoi thi chang biet hoi vao dau</text:p>
          </table:table-cell>
          <table:table-cell/>
        </table:table-row>
        <table:table-row table:style-name="ro1">
          <table:table-cell office:value-type="string" calcext:value-type="string">
            <text:p>mua về làm theo hướng dẫn lên cả youtube làm theo mà k đc</text:p>
          </table:table-cell>
          <table:table-cell/>
        </table:table-row>
        <table:table-row table:style-name="ro1">
          <table:table-cell office:value-type="string" calcext:value-type="string">
            <text:p>mua về lắp camera thì ko nhận</text:p>
          </table:table-cell>
          <table:table-cell/>
        </table:table-row>
        <table:table-row table:style-name="ro1">
          <table:table-cell office:value-type="string" calcext:value-type="string">
            <text:p>mua về lắp vào bị lỗi. giờ không biết hỏi chế độ bảo hành ở đâu nữa? rõ chán.</text:p>
          </table:table-cell>
          <table:table-cell/>
        </table:table-row>
        <table:table-row table:style-name="ro1">
          <table:table-cell office:value-type="string" calcext:value-type="string">
            <text:p>mua về lấp vừa nhưng máy không nhận, tưởng rẻ nhưng sài không được.</text:p>
          </table:table-cell>
          <table:table-cell/>
        </table:table-row>
        <table:table-row table:style-name="ro1">
          <table:table-cell office:value-type="string" calcext:value-type="string">
            <text:p>mua về lỗi không lên màn hình được. đt đổi hàng 3 ngày rùi ko thấy hồi âm gì cả. thất vọng.</text:p>
          </table:table-cell>
          <table:table-cell/>
        </table:table-row>
        <table:table-row table:style-name="ro1">
          <table:table-cell office:value-type="string" calcext:value-type="string">
            <text:p>mua về mà chỉ kết nối được có 1 bên,nghe được có 1 bên,shop giải quyết vấn đề này như thế nào đây</text:p>
          </table:table-cell>
          <table:table-cell/>
        </table:table-row>
        <table:table-row table:style-name="ro1">
          <table:table-cell office:value-type="string" calcext:value-type="string">
            <text:p>mua về mà mic không dùng được, không biết thủ tục trả hàng như thế nào.</text:p>
          </table:table-cell>
          <table:table-cell/>
        </table:table-row>
        <table:table-row table:style-name="ro1">
          <table:table-cell office:value-type="string" calcext:value-type="string">
            <text:p>mua về mấy bữa hư luôn. không gọi được, gọi cũng không chuông hay báo gì hết. hàng kém chất lượng quá.</text:p>
          </table:table-cell>
          <table:table-cell/>
        </table:table-row>
        <table:table-row table:style-name="ro1">
          <table:table-cell office:value-type="string" calcext:value-type="string">
            <text:p>mua về mở nguồn ko lên gọi sdt nào để đổi trả vay moi nguoi em mua dùm ma ve mở ko đuoc</text:p>
          </table:table-cell>
          <table:table-cell/>
        </table:table-row>
        <table:table-row table:style-name="ro1">
          <table:table-cell office:value-type="string" calcext:value-type="string">
            <text:p>mua về mở ra 1 bên sáng đèn 1 bên k. đã làm theo hướng dẫn vẫn k đc. có đc đổi mới k shop?</text:p>
          </table:table-cell>
          <table:table-cell/>
        </table:table-row>
        <table:table-row table:style-name="ro1">
          <table:table-cell office:value-type="string" calcext:value-type="string">
            <text:p>mua về mới có mấy bữa đã bị hư một bên tai, hàng kém chất lượng, mong rằng có cách xử lí thỏa đáng tình trạng này. luôn tin tưởng tiki hàng đầu mà lần này thất vọng quá</text:p>
          </table:table-cell>
          <table:table-cell/>
        </table:table-row>
        <table:table-row table:style-name="ro1">
          <table:table-cell office:value-type="string" calcext:value-type="string">
            <text:p>mua về một bên sài dc còn một bên thì đa hư pin thì hát được 2 3 bản nhạc đã hết. giá 80 mấy ngàn thì chất lượng như thế thôi mọi người ơi.</text:p>
          </table:table-cell>
          <table:table-cell/>
        </table:table-row>
        <table:table-row table:style-name="ro1">
          <table:table-cell office:value-type="string" calcext:value-type="string">
            <text:p>mua về nạp 20k vào nhưng bấm *999# điện thoại thông báo hết hạn phải làm thế nào đây shop????</text:p>
          </table:table-cell>
          <table:table-cell/>
        </table:table-row>
        <table:table-row table:style-name="ro1">
          <table:table-cell office:value-type="string" calcext:value-type="string">
            <text:p>mua về nghe đc có 1 bên .bên còn lại chẳng nghe đc j tưởng hết pin nên đi sạc nhưng vẫn ko nghe đc shop nên kiểm tra sản phẩm thật kĩ trước khi giao hàng</text:p>
          </table:table-cell>
          <table:table-cell/>
        </table:table-row>
        <table:table-row table:style-name="ro1">
          <table:table-cell office:value-type="string" calcext:value-type="string">
            <text:p>mua ve nghe duoc vài hôm.loa đã có hiên tượng dè dè.âm thanh quá kém. chất lượng âm thanh ko khác j loa tàu rẻ tiền .qá phí tiền</text:p>
          </table:table-cell>
          <table:table-cell/>
        </table:table-row>
        <table:table-row table:style-name="ro1">
          <table:table-cell office:value-type="string" calcext:value-type="string">
            <text:p>mua về nhìn chắc chắn nhưng lỏng lẻo không cố định. lần đầu tiên mua hàng tiki mà sp rất tệ</text:p>
          </table:table-cell>
          <table:table-cell/>
        </table:table-row>
        <table:table-row table:style-name="ro4">
          <table:table-cell office:value-type="string" calcext:value-type="string">
            <text:p>mua về nhưng không xài, mới nghe được lần thứ 2 thì rè ,rất rè, rất chói tai. không biết đây phải hàng jbl thật không. âm thanh thua tai nghe trung quốc 30k mua ngoài chợ. rất thất vọng !!</text:p>
          </table:table-cell>
          <table:table-cell/>
        </table:table-row>
        <table:table-row table:style-name="ro1">
          <table:table-cell office:value-type="string" calcext:value-type="string">
            <text:p>mua về phím lỗi chờ 1 tuần chưa thấy gửi lại là sao</text:p>
          </table:table-cell>
          <table:table-cell/>
        </table:table-row>
        <table:table-row table:style-name="ro1">
          <table:table-cell office:value-type="string" calcext:value-type="string">
            <text:p>mua về sạc bin xong em gắn thẻ sim vào rồi mở nguồn được 1 2 giây máy lại tắt nguồn.yêu cầu đổi lại cho em.</text:p>
          </table:table-cell>
          <table:table-cell/>
        </table:table-row>
        <table:table-row table:style-name="ro1">
          <table:table-cell office:value-type="string" calcext:value-type="string">
            <text:p>mua về sặc cả <text:s/>ngày cũng không đầy pin, nghe không ổn định thường xuyên mất sóng. pin sặc cả ngày chỉ nghe được 30 phút đề nghị tiki cho trả hàng</text:p>
          </table:table-cell>
          <table:table-cell/>
        </table:table-row>
        <table:table-row table:style-name="ro1">
          <table:table-cell office:value-type="string" calcext:value-type="string">
            <text:p>mua về sạc đủ 8 tiếng, lên ko làm gì hết đc 20 phút hết 10% pin rồi, máy rất nóng.. thất vọng</text:p>
          </table:table-cell>
          <table:table-cell/>
        </table:table-row>
        <table:table-row table:style-name="ro1">
          <table:table-cell office:value-type="string" calcext:value-type="string">
            <text:p>mua về sạc không lên.</text:p>
          </table:table-cell>
          <table:table-cell/>
        </table:table-row>
        <table:table-row table:style-name="ro4">
          <table:table-cell office:value-type="string" calcext:value-type="string">
            <text:p>mua về sạc mà khi gắn vào nó vẫn hiện sạc. nhưng pin tuột mãi không thấy lên. gắn vào dự phòng vẫn không lên. đổi cóc sạc cũng không lên pin. nhưng nó vẫn nhảy tín hiệu sạc</text:p>
          </table:table-cell>
          <table:table-cell/>
        </table:table-row>
        <table:table-row table:style-name="ro1">
          <table:table-cell office:value-type="string" calcext:value-type="string">
            <text:p>mua về sài 6 tháng giờ nó bật lên k nghe được được vào đâu để bảo hành vậy ?</text:p>
          </table:table-cell>
          <table:table-cell/>
        </table:table-row>
        <table:table-row table:style-name="ro1">
          <table:table-cell office:value-type="string" calcext:value-type="string">
            <text:p>mua về sài được gần 1 tuần, sau đó ko đụng đến thì giờ chuột hết lên nguồn.</text:p>
          </table:table-cell>
          <table:table-cell/>
        </table:table-row>
        <table:table-row table:style-name="ro1">
          <table:table-cell office:value-type="string" calcext:value-type="string">
            <text:p>mua về sài ít mà nhanh hư</text:p>
          </table:table-cell>
          <table:table-cell/>
        </table:table-row>
        <table:table-row table:style-name="ro1">
          <table:table-cell office:value-type="string" calcext:value-type="string">
            <text:p>mua về sài ko được gì hết. ko có đầu ra rắc 3.5 lun nãn</text:p>
          </table:table-cell>
          <table:table-cell/>
        </table:table-row>
        <table:table-row table:style-name="ro1">
          <table:table-cell office:value-type="string" calcext:value-type="string">
            <text:p>mua về sài rớt mạng liên tục các bạn ạ có chả tăng sóng lên được bao nhiêu chỉ thêm bực mình</text:p>
          </table:table-cell>
          <table:table-cell/>
        </table:table-row>
        <table:table-row table:style-name="ro4">
          <table:table-cell office:value-type="string" calcext:value-type="string">
            <text:p>mua về sử dụng đc 1 ngày bị lỗi nhâp nháy liên tục gửi lên từ 25 tây đến 28 tây đã nhận hàng rồi ko xử lý cho khách hàng đợi 3 đến 5 ngày làm việc. lúc mới mua sao nhận tiền nhanh vậy lúc khách hàng bị lỗi thì trì trệ ko đáng 1 sao.</text:p>
          </table:table-cell>
          <table:table-cell/>
        </table:table-row>
        <table:table-row table:style-name="ro1">
          <table:table-cell office:value-type="string" calcext:value-type="string">
            <text:p>mua về sử dụng tốc độ bị giảm hơn một nửa, kết nối chập chờn không thể duy trì</text:p>
          </table:table-cell>
          <table:table-cell/>
        </table:table-row>
        <table:table-row table:style-name="ro4">
          <table:table-cell office:value-type="string" calcext:value-type="string">
            <text:p>mua về tai nghe để bên ngoài không kết nối cũng bị tụt hơn 10% pin cho 1 tiếng đồng hồ, báo tiki thu hồi kiểm tra nay đã đúng 1 tuần, chưa xử lý xong. gọi tổng đài thì kêu chuyển bộ phận có liên quan. chat trên fb hỏi thì tiki ko trả lời. làm ăn ngày càng chán, ngày càng chậm</text:p>
          </table:table-cell>
          <table:table-cell/>
        </table:table-row>
        <table:table-row table:style-name="ro1">
          <table:table-cell office:value-type="string" calcext:value-type="string">
            <text:p>mua về tai nghe quá to nghe chưa đc 2 hôm thì đã hỏng mất 1 tai</text:p>
          </table:table-cell>
          <table:table-cell/>
        </table:table-row>
        <table:table-row table:style-name="ro1">
          <table:table-cell office:value-type="string" calcext:value-type="string">
            <text:p>mua về tạo được 1 folder, chech luôn qua crystaldiskmark xong đi luôn. chỉ copy ra đc. không format hoặc copy file vào được luôn.</text:p>
          </table:table-cell>
          <table:table-cell/>
        </table:table-row>
        <table:table-row table:style-name="ro1">
          <table:table-cell office:value-type="string" calcext:value-type="string">
            <text:p>mua về tháo ra lắp vào khó như đánh đố, đúng là hàng tàu, lúc đầu bép bọp mới ra (tưởng vỡ đến nơi), đến khi lắp ổ cứng vào thì chịu chết, chẳng lẽ đập vỏ để bóc!</text:p>
          </table:table-cell>
          <table:table-cell/>
        </table:table-row>
        <table:table-row table:style-name="ro1">
          <table:table-cell office:value-type="string" calcext:value-type="string">
            <text:p>mua về thì nghe được 1 bên</text:p>
          </table:table-cell>
          <table:table-cell/>
        </table:table-row>
        <table:table-row table:style-name="ro4">
          <table:table-cell office:value-type="string" calcext:value-type="string">
            <text:p>mua về thì thấy bao bì đã bị rạch sẵn ở một góc xong dính một miếng dán vào để không bị bung ra ạ! chắc lấy hàng ra thay đồ dỏm vào rồi. sản phẩm thì lỗi, chạy thua cả hdd. bán đồ công nghệ như thế này định lừa con nít à? xem đánh giá của mọi người thì mình cũng bị y chang. từ nay không còn tin vào mua đồ của tiki nữa! sẽ liên hệ trả hàng.</text:p>
          </table:table-cell>
          <table:table-cell/>
        </table:table-row>
        <table:table-row table:style-name="ro1">
          <table:table-cell office:value-type="string" calcext:value-type="string">
            <text:p>mua về tưởng xài được . phai bắt nạp 90k</text:p>
          </table:table-cell>
          <table:table-cell/>
        </table:table-row>
        <table:table-row table:style-name="ro1">
          <table:table-cell office:value-type="string" calcext:value-type="string">
            <text:p>mua về và dùng được 2 tuần thì bị lỗi, không thể xuất hình ảnh qua màn hình được nữa.</text:p>
          </table:table-cell>
          <table:table-cell/>
        </table:table-row>
        <table:table-row table:style-name="ro3">
          <table:table-cell office:value-type="string" calcext:value-type="string">
            <text:p>mua về vẫn trong bao được dán nhưng mở ra phát không dùng được luôn. chỗ dây nối với adapter bị thụt vào. <text:s/>eltech làm ăn vớ vẩn quá, giờ mà gửi ship các kiểu về sửa rất mất công và chi phí không đáng. a e hãy chọn hãng khác mà đặt, nói không với eltech nhé! nếu a e nào lỡ đặt của eletech thì khi giao hàng tới, đề nghị bóc ra kiểm tra nhé, không cần bỏ ra khỏi bao, chỉ cần kiểm tra đầu dây nối với adapter có bị thụt như trong hình là biết hàng lởm hay không nhé!</text:p>
          </table:table-cell>
          <table:table-cell/>
        </table:table-row>
        <table:table-row table:style-name="ro4">
          <table:table-cell office:value-type="string" calcext:value-type="string">
            <text:p>mua về vừa cắm đã bị click lung tung, bị kẹt cả trái lẫn phải. click tí lap đơ cả ra, mình cắm thử vào lap khác thì lap khác cùng bị tình trạng tương tự tất cả đều đơ. nói chung là tệ cực kì</text:p>
          </table:table-cell>
          <table:table-cell/>
        </table:table-row>
        <table:table-row table:style-name="ro4" table:visibility="filter">
          <table:table-cell office:value-type="string" calcext:value-type="string">
            <text:p>mua về vừa cắm đã bị click lung tung, bị kẹt cả trái lẫn phải. click tí lap đơ cả ra, mình cắm thử vào lap khác thì lap khác cùng bị tình trạng tương tự tất cả đều đơ. nói chung là tệ cực kì</text:p>
          </table:table-cell>
          <table:table-cell/>
        </table:table-row>
        <table:table-row table:style-name="ro4" table:visibility="filter">
          <table:table-cell office:value-type="string" calcext:value-type="string">
            <text:p>mua về vừa cắm đã bị click lung tung, bị kẹt cả trái lẫn phải. click tí lap đơ cả ra, mình cắm thử vào lap khác thì lap khác cùng bị tình trạng tương tự tất cả đều đơ. nói chung là tệ cực kì</text:p>
          </table:table-cell>
          <table:table-cell/>
        </table:table-row>
        <table:table-row table:style-name="ro4">
          <table:table-cell office:value-type="string" calcext:value-type="string">
            <text:p>mua về xài 1 tuần toàn lỗi cục phụ. led sáng xanh, nhưng ko kết nối được, lúc kết nối được thì sau 1 ngày là bị lỗi. quá tệ và quá chán cho đơn hàng này. không xứng đáng với cái giá 1tr7. mong mọi người xem xét sản phẩm này</text:p>
          </table:table-cell>
          <table:table-cell/>
        </table:table-row>
        <table:table-row table:style-name="ro1">
          <table:table-cell office:value-type="string" calcext:value-type="string">
            <text:p>mua về xài đc 4 tháng thì hư. đèn báo còn pin nhưng ko sạc đc cho điện thoại.</text:p>
          </table:table-cell>
          <table:table-cell/>
        </table:table-row>
        <table:table-row table:style-name="ro1">
          <table:table-cell office:value-type="string" calcext:value-type="string">
            <text:p>mua về xài dc mấy tuần thì xúc ra kiểu này dán như kém chat luong vay</text:p>
          </table:table-cell>
          <table:table-cell/>
        </table:table-row>
        <table:table-row table:style-name="ro1">
          <table:table-cell office:value-type="string" calcext:value-type="string">
            <text:p>mua về xài được đúng 1 ngày, hôm sau cắm vô máy không nhận. thất vọng với sản phẩm đã đặt mua</text:p>
          </table:table-cell>
          <table:table-cell/>
        </table:table-row>
        <table:table-row table:style-name="ro1">
          <table:table-cell office:value-type="string" calcext:value-type="string">
            <text:p>mua về xài không được, báo rồi thì chờ dài cổ không thấy ai quan tâm</text:p>
          </table:table-cell>
          <table:table-cell/>
        </table:table-row>
        <table:table-row table:style-name="ro1">
          <table:table-cell office:value-type="string" calcext:value-type="string">
            <text:p>mua về xài ko được, cắm vào máy tính ko nhận dạng được cũng ko phân vùng được, khỏi động lại vào win rất lâu, tháo ra thì mới vào win bình thường, tôi muốn đổi sp</text:p>
          </table:table-cell>
          <table:table-cell/>
        </table:table-row>
        <table:table-row table:style-name="ro1">
          <table:table-cell office:value-type="string" calcext:value-type="string">
            <text:p>mua về xong lỗi . báo tiki thu hồi kiểm tra xong vẫn tiếp tục lỗi không xài được</text:p>
          </table:table-cell>
          <table:table-cell/>
        </table:table-row>
        <table:table-row table:style-name="ro1">
          <table:table-cell office:value-type="string" calcext:value-type="string">
            <text:p>mua wi fi về để có dữ liệu di động mà lại không có </text:p>
          </table:table-cell>
          <table:table-cell/>
        </table:table-row>
        <table:table-row table:style-name="ro1">
          <table:table-cell office:value-type="string" calcext:value-type="string">
            <text:p>mua xài được mấy tháng thì hỏng, gửi bảo hành về lại hỏng, lần đầu cũng là lần cuối với hàng điện tử trên tiki</text:p>
          </table:table-cell>
          <table:table-cell/>
        </table:table-row>
        <table:table-row table:style-name="ro1">
          <table:table-cell office:value-type="string" calcext:value-type="string">
            <text:p>mua xài khoảng 1 tháng thì bị chập chờn, sạc lúc được lúc không, quá chán</text:p>
          </table:table-cell>
          <table:table-cell/>
        </table:table-row>
        <table:table-row table:style-name="ro1">
          <table:table-cell office:value-type="string" calcext:value-type="string">
            <text:p>mua xong liên hệ shop không thấy phản hồi, lắp vào thì thấy sim bị khóa, giờ không biết làm sao tiki ơi</text:p>
          </table:table-cell>
          <table:table-cell/>
        </table:table-row>
        <table:table-row table:style-name="ro1">
          <table:table-cell office:value-type="string" calcext:value-type="string">
            <text:p>mua xong mới thấy bên đây mắc hơn shopee 350 nghìn</text:p>
          </table:table-cell>
          <table:table-cell/>
        </table:table-row>
        <table:table-row table:style-name="ro4">
          <table:table-cell office:value-type="string" calcext:value-type="string">
            <text:p>mua xong redeem với microsoft và ko thấy xuất hiện trên account. mở ticket với microsoft support 2 tuần rồi microsoft việt nam hứa gọi điện thoại để xử lý mà bỏ của chạy lấy người luôn rồi.</text:p>
          </table:table-cell>
          <table:table-cell/>
        </table:table-row>
        <table:table-row table:style-name="ro1">
          <table:table-cell office:value-type="string" calcext:value-type="string">
            <text:p>mua xong thấy bên shopee hàng chính hảng bán có 417. minhg mua về kết nối bluetooth rất tệ.</text:p>
          </table:table-cell>
          <table:table-cell/>
        </table:table-row>
        <table:table-row table:style-name="ro1">
          <table:table-cell office:value-type="string" calcext:value-type="string">
            <text:p>mục đích mình mua cái này về là để két nối tai nghe không dây, cuối cùng dò còn ko ra thiết bị nữa chứ đừng nói là kết nối. thất vọng toàn tập.</text:p>
          </table:table-cell>
          <table:table-cell/>
        </table:table-row>
        <table:table-row table:style-name="ro1">
          <table:table-cell office:value-type="string" calcext:value-type="string">
            <text:p>mực in chỉ được 1 ram giấy, rất tệ</text:p>
          </table:table-cell>
          <table:table-cell/>
        </table:table-row>
        <table:table-row table:style-name="ro1">
          <table:table-cell office:value-type="string" calcext:value-type="string">
            <text:p>mực thì có vẻ ok nhưng sao không thấy xuất hóa đơn thanh toán</text:p>
          </table:table-cell>
          <table:table-cell/>
        </table:table-row>
        <table:table-row table:style-name="ro1">
          <table:table-cell office:value-type="string" calcext:value-type="string">
            <text:p>mùng 4/5 nhận đc hàng, dùng đc đúng 1 tuần bây giờ đt pin k vào điện, k bật đc nguồn, có đổi trả đc k tiki?</text:p>
          </table:table-cell>
          <table:table-cell/>
        </table:table-row>
        <table:table-row table:style-name="ro1">
          <table:table-cell office:value-type="string" calcext:value-type="string">
            <text:p>muốn gửi bảo hành sản phẩm thì phải làm như thế nào? chuột ligotech mình hay dùng rất bền, nhưng con này chỉ mới hơn 1 tháng mà giờ đã bị lỗi, nhắp chuột bị double, ...</text:p>
          </table:table-cell>
          <table:table-cell/>
        </table:table-row>
        <table:table-row table:style-name="ro1">
          <table:table-cell office:value-type="string" calcext:value-type="string">
            <text:p>muốn trả hàng sản phẩm bị lỗi</text:p>
          </table:table-cell>
          <table:table-cell/>
        </table:table-row>
        <table:table-row table:style-name="ro1">
          <table:table-cell office:value-type="string" calcext:value-type="string">
            <text:p>nam châm rơi ra ngoài k dính chắc chắn</text:p>
          </table:table-cell>
          <table:table-cell/>
        </table:table-row>
        <table:table-row table:style-name="ro1">
          <table:table-cell office:value-type="string" calcext:value-type="string">
            <text:p>nản vc. không còn từ gì để tả</text:p>
          </table:table-cell>
          <table:table-cell/>
        </table:table-row>
        <table:table-row table:style-name="ro1">
          <table:table-cell office:value-type="string" calcext:value-type="string">
            <text:p>nạng quá kém mua về vứt đi luôn</text:p>
          </table:table-cell>
          <table:table-cell/>
        </table:table-row>
        <table:table-row table:style-name="ro1">
          <table:table-cell office:value-type="string" calcext:value-type="string">
            <text:p>nào mới giao hàng vậy shop? nhận tiền rồi mà sao chưa giao nữa?</text:p>
          </table:table-cell>
          <table:table-cell/>
        </table:table-row>
        <table:table-row table:style-name="ro1">
          <table:table-cell office:value-type="string" calcext:value-type="string">
            <text:p>nắp sau của đồng hồ lúc nào cũng muốn rơi ra. pin thì quá kém, vùa sạc đầy dùng 15p đã hết rồi. đề nghị đổi lại, thất vọng quá.</text:p>
          </table:table-cell>
          <table:table-cell/>
        </table:table-row>
        <table:table-row table:style-name="ro1">
          <table:table-cell office:value-type="string" calcext:value-type="string">
            <text:p>nay tiki thu phí vận chuyển quá cao . không dám mua hàng luôn . mình thường xuyên mùa hàng . nay ko dám mua nữa .</text:p>
          </table:table-cell>
          <table:table-cell/>
        </table:table-row>
        <table:table-row table:style-name="ro4">
          <table:table-cell office:value-type="string" calcext:value-type="string">
            <text:p>nếu bán không kem theo usp bluetooth để kết nối với chuột thì phải để nội dung cho người mua hàng biết mua về chỉ có con chuột thì sài bằng gì mua chuột xong giờ phải chạy đi mua cổng kết nối</text:p>
          </table:table-cell>
          <table:table-cell/>
        </table:table-row>
        <table:table-row table:style-name="ro4" table:visibility="filter">
          <table:table-cell office:value-type="string" calcext:value-type="string">
            <text:p>nếu bán không kem theo usp bluetooth để kết nối với chuột thì phải để nội dung cho người mua hàng biết mua về chỉ có con chuột thì sài bằng gì mua chuột xong giờ phải chạy đi mua cổng kết nối</text:p>
          </table:table-cell>
          <table:table-cell/>
        </table:table-row>
        <table:table-row table:style-name="ro1">
          <table:table-cell office:value-type="string" calcext:value-type="string">
            <text:p>nếu biết trước tình trạng giao hàng chậm như thế thì tui không mua rồi . lỡ dở công việc của khách hàng ( mua từ sáng thứ 5 tới chiều thứ 2 cũng chẳng có hàng )</text:p>
          </table:table-cell>
          <table:table-cell/>
        </table:table-row>
        <table:table-row table:style-name="ro4">
          <table:table-cell office:value-type="string" calcext:value-type="string">
            <text:p>nếu như sản phẩm thương hiệu uy tín thì nên mua tiki. nếu không thì nên mua bên ngoài. mình đã bảo hành 5 sản phẩm. cả 5 đều mất 3 4 tuần. tiki giáo hàng nhanh được thì bảo hành nhanh được. mình nghĩ việc này không khó. nếu không mình có thể chuyển qua mua tại cửa hàng.</text:p>
          </table:table-cell>
          <table:table-cell/>
        </table:table-row>
        <table:table-row table:style-name="ro1">
          <table:table-cell office:value-type="string" calcext:value-type="string">
            <text:p>nếu sản phẩm màu xám thì nên chỉnh lại mô tả của sản phẩm. rất không hài lòng.</text:p>
          </table:table-cell>
          <table:table-cell/>
        </table:table-row>
        <table:table-row table:style-name="ro4">
          <table:table-cell office:value-type="string" calcext:value-type="string">
            <text:p>nếu sim yêu cầu đăng kí chính chủ mới sử dụng được thì phải ghi rõ ra để người mua còn biết. mà chỉ mô tả là nạp tiền vào có thể sử dụng được. người ta cần mua số lượng nhiều thì đăng kí chính chủ kiểu gì trong khi 1 cmnd chỉ đăng kí chính chủ được 3 sim??????</text:p>
          </table:table-cell>
          <table:table-cell/>
        </table:table-row>
        <table:table-row table:style-name="ro1">
          <table:table-cell office:value-type="string" calcext:value-type="string">
            <text:p>ngày 30 3 e có đặt 1 cái cục sạc dự phòng cứ sạc tới 50% là ngừng mong bên mình xem xét lại ạ <text:s/>.</text:p>
          </table:table-cell>
          <table:table-cell/>
        </table:table-row>
        <table:table-row table:style-name="ro4">
          <table:table-cell office:value-type="string" calcext:value-type="string">
            <text:p>ngày đầu mình sử dụng bình thường, nhưng sang ngày thứ 2 mình thấy có tiếng lẹt xẹt khi nghe loa không, và khi mở micro, đã thử lại với tai nghe khác, và usb blutool khác thì thấy ko bị nữa. mong shop liên hệ sớm, vì ko tìm thấy mục đổi trả.</text:p>
          </table:table-cell>
          <table:table-cell/>
        </table:table-row>
        <table:table-row table:style-name="ro4">
          <table:table-cell office:value-type="string" calcext:value-type="string">
            <text:p>ngày giao hàng dự kiến là 18/12 nhưng mình không nhận được bất kỳ cuộc điện thoại nào. đến hôm nay check lại thì đơn đã bị hủy. <text:s/>không có một thông báo hỏi ý kiến khách hàng.</text:p>
          </table:table-cell>
          <table:table-cell/>
        </table:table-row>
        <table:table-row table:style-name="ro4">
          <table:table-cell office:value-type="string" calcext:value-type="string">
            <text:p>ngay từ khi bắt đầu sử dụng mình cảm thấy loa có tiếng bị rè mặc dù mình tắt nhạc và chỉ để hoạt động ở mức 50 phần trăm công suất. và mình nghĩ là mới đầu có lẽ nó bị như vậy nhưng sau khoảng 1 tuần hơn sử dụng mình cảm thấy thực sự khó chịu vì tiếng rè rè ấy. mong hãng sẽ có phương án sử lí cho mình. cảm ơn</text:p>
          </table:table-cell>
          <table:table-cell/>
        </table:table-row>
        <table:table-row table:style-name="ro1">
          <table:table-cell office:value-type="string" calcext:value-type="string">
            <text:p>ngay từ lần đầu cắm điện đã không lên đèn và sử dụng được</text:p>
          </table:table-cell>
          <table:table-cell/>
        </table:table-row>
        <table:table-row table:style-name="ro1">
          <table:table-cell office:value-type="string" calcext:value-type="string">
            <text:p>ngay từ lần đầu dùng đều không sạc vào, khác là bực mình</text:p>
          </table:table-cell>
          <table:table-cell/>
        </table:table-row>
        <table:table-row table:style-name="ro3">
          <table:table-cell office:value-type="string" calcext:value-type="string">
            <text:p>ngay từ ngày mua về mình đã ko kết nối đc bluetooth. ok, bỏ qua vì m đã đọc review trước đó và xđ chức năng bluetooth trên chuột này ko xài đc. <text:s/>nhưng đến ngày hnay thì chuột cũng ko xài đc luôn. đã thử thay pin khác, thay cổng cắm đầu usb. m mua cách đây 2,3 tuần nhưng tgian dùng thực lại rất ít. <text:s/>bây h cho m hỏi m có được bảo hành j không.</text:p>
          </table:table-cell>
          <table:table-cell/>
        </table:table-row>
        <table:table-row table:style-name="ro3">
          <table:table-cell office:value-type="string" calcext:value-type="string">
            <text:p>ngày xưa công ty mua cho một con, xài mới 5 tháng đã bị double click. nghĩ là hàng điện tử, hên xui thôi. thích con này vì nó to, cầm thoải mái. quyết định mua một con cho bản thân. ai dè cũng tương tự tầm 5 tháng là double click. cắn răng xài vì lỡ mua nên tiếc tiền. ngồi design nó cứ double click hoài điên quá nên mò lại tiki, gửi cái nhận xét. tiki thông cảm, chạy deadline gặp con chuột rổm như vầy đúng là bản thân gây nghiệp.</text:p>
          </table:table-cell>
          <table:table-cell/>
        </table:table-row>
        <table:table-row table:style-name="ro1">
          <table:table-cell office:value-type="string" calcext:value-type="string">
            <text:p>nge nhạc thì hay nhưng loa sd bằng bin chứ hk phải bình ắc quy .nge nhạc mau hết bin</text:p>
          </table:table-cell>
          <table:table-cell/>
        </table:table-row>
        <table:table-row table:style-name="ro1">
          <table:table-cell office:value-type="string" calcext:value-type="string">
            <text:p>nge nhỏ mau hết pin sp không đạt</text:p>
          </table:table-cell>
          <table:table-cell/>
        </table:table-row>
        <table:table-row table:style-name="ro1">
          <table:table-cell office:value-type="string" calcext:value-type="string">
            <text:p>nghe 1 lát là ko nghe được nữa ko tắt được , ko làm sao mà kết nối được ,nói chung là rất tệ</text:p>
          </table:table-cell>
          <table:table-cell/>
        </table:table-row>
        <table:table-row table:style-name="ro1">
          <table:table-cell office:value-type="string" calcext:value-type="string">
            <text:p>nghe 1 lúc chỉ đc 1 tai,nhà cung cấp tệ quá</text:p>
          </table:table-cell>
          <table:table-cell/>
        </table:table-row>
        <table:table-row table:style-name="ro1">
          <table:table-cell office:value-type="string" calcext:value-type="string">
            <text:p>nghe chỉ 1 tai thôi ạ !</text:p>
          </table:table-cell>
          <table:table-cell/>
        </table:table-row>
        <table:table-row table:style-name="ro1">
          <table:table-cell office:value-type="string" calcext:value-type="string">
            <text:p>nghe chi dc 1 tieng</text:p>
          </table:table-cell>
          <table:table-cell/>
        </table:table-row>
        <table:table-row table:style-name="ro1">
          <table:table-cell office:value-type="string" calcext:value-type="string">
            <text:p>nghe chỉ đc một tai đã v còn bị rè hàng sida <text:s/>tiki xác nhận này kia ôi lạy mẹ hàng như sip</text:p>
          </table:table-cell>
          <table:table-cell/>
        </table:table-row>
        <table:table-row table:style-name="ro1">
          <table:table-cell office:value-type="string" calcext:value-type="string">
            <text:p>nghe chỉ được 1 bên còn bên kia mở không lên có thể đổi sản phẩm được không</text:p>
          </table:table-cell>
          <table:table-cell/>
        </table:table-row>
        <table:table-row table:style-name="ro1">
          <table:table-cell office:value-type="string" calcext:value-type="string">
            <text:p>nghe chói tai, không thấy tiếng bass đâu bảo hành sao ạ</text:p>
          </table:table-cell>
          <table:table-cell/>
        </table:table-row>
        <table:table-row table:style-name="ro1">
          <table:table-cell office:value-type="string" calcext:value-type="string">
            <text:p>nghe đau tai</text:p>
          </table:table-cell>
          <table:table-cell/>
        </table:table-row>
        <table:table-row table:style-name="ro1">
          <table:table-cell office:value-type="string" calcext:value-type="string">
            <text:p>nghe dc 1 bên....cảm ứng xài 1 dc ngày...qua ngày sau gõ ko ăn.... quá thất vọng...!!!</text:p>
          </table:table-cell>
          <table:table-cell/>
        </table:table-row>
        <table:table-row table:style-name="ro1">
          <table:table-cell office:value-type="string" calcext:value-type="string">
            <text:p>nghe đc 1 hôm đã cháy rồi</text:p>
          </table:table-cell>
          <table:table-cell/>
        </table:table-row>
        <table:table-row table:style-name="ro1">
          <table:table-cell office:value-type="string" calcext:value-type="string">
            <text:p>nghe dc 2 ngày hỏng</text:p>
          </table:table-cell>
          <table:table-cell/>
        </table:table-row>
        <table:table-row table:style-name="ro1">
          <table:table-cell office:value-type="string" calcext:value-type="string">
            <text:p>nghe dc có 1 bên àk</text:p>
          </table:table-cell>
          <table:table-cell/>
        </table:table-row>
        <table:table-row table:style-name="ro1">
          <table:table-cell office:value-type="string" calcext:value-type="string">
            <text:p>nghe đc tốt đúng 1 lần lúc mới mua, về sau thì đi luôn chức năng bluetooth, cắm dây nghe rè, rất khó nghe.</text:p>
          </table:table-cell>
          <table:table-cell/>
        </table:table-row>
        <table:table-row table:style-name="ro1">
          <table:table-cell office:value-type="string" calcext:value-type="string">
            <text:p>nghe đc vài ngày là đã bị rè không còn nghe được nữa</text:p>
          </table:table-cell>
          <table:table-cell/>
        </table:table-row>
        <table:table-row table:style-name="ro1">
          <table:table-cell office:value-type="string" calcext:value-type="string">
            <text:p>nghe dè</text:p>
          </table:table-cell>
          <table:table-cell/>
        </table:table-row>
        <table:table-row table:style-name="ro4">
          <table:table-cell office:value-type="string" calcext:value-type="string">
            <text:p>nghe được 1 ngày đâu thì ok. đến ngày thứ 2 có lúc lấy 2 tai ra cũng lúc thì bên nghe bên không nghe, bỏ vô hộp lấy ra khoảng 2 lần thì mới kết nối được cả 2 tai vs đt. đến ngày thứ 3 thì buồi sáng còn nghe được 2 tai.l, đến trưa thì tai phải hoàn toàn ko nghe đc, dù thử đủ mọi cách theo hướng dẫn đều không được, kết nối thử vs ipad cũng vậy</text:p>
          </table:table-cell>
          <table:table-cell/>
        </table:table-row>
        <table:table-row table:style-name="ro1">
          <table:table-cell office:value-type="string" calcext:value-type="string">
            <text:p>nghe được có một bên tai, hàng quá kém chất lượng.</text:p>
          </table:table-cell>
          <table:table-cell/>
        </table:table-row>
        <table:table-row table:style-name="ro1">
          <table:table-cell office:value-type="string" calcext:value-type="string">
            <text:p>nghe được khoảng 30 40” là tự ngắt. cảm ứng không nhấn nghe được mà chỉ nhấn tắt được thôi. đề nghị hỗ trợ trả hàng.</text:p>
          </table:table-cell>
          <table:table-cell/>
        </table:table-row>
        <table:table-row table:style-name="ro1">
          <table:table-cell office:value-type="string" calcext:value-type="string">
            <text:p>nghe được một bên còn bên vong lại không nghe được .mong ad điều chỉnh lại</text:p>
          </table:table-cell>
          <table:table-cell/>
        </table:table-row>
        <table:table-row table:style-name="ro1">
          <table:table-cell office:value-type="string" calcext:value-type="string">
            <text:p>nghe hay bị lỗi và rè bất chợt ! bây giờ chỉ nghe được 1 bên loa</text:p>
          </table:table-cell>
          <table:table-cell/>
        </table:table-row>
        <table:table-row table:style-name="ro1">
          <table:table-cell office:value-type="string" calcext:value-type="string">
            <text:p>nghe k nổi. quá nhỏ, hàng thô, kết nối k ổn định, âm lượng quá nhỏ</text:p>
          </table:table-cell>
          <table:table-cell/>
        </table:table-row>
        <table:table-row table:style-name="ro1">
          <table:table-cell office:value-type="string" calcext:value-type="string">
            <text:p>nghe ko hai long</text:p>
          </table:table-cell>
          <table:table-cell/>
        </table:table-row>
        <table:table-row table:style-name="ro1">
          <table:table-cell office:value-type="string" calcext:value-type="string">
            <text:p>nghe max chối tai, lại còn nhanh hết pin.</text:p>
          </table:table-cell>
          <table:table-cell/>
        </table:table-row>
        <table:table-row table:style-name="ro1">
          <table:table-cell office:value-type="string" calcext:value-type="string">
            <text:p>nghe nhạc được 15p (chỉnh âm lượng nhỏ nhất) mà tai nghe gần hết pin là sao? chán shop thiệt sự</text:p>
          </table:table-cell>
          <table:table-cell/>
        </table:table-row>
        <table:table-row table:style-name="ro4">
          <table:table-cell office:value-type="string" calcext:value-type="string">
            <text:p>nghe nhạc tạm ổn, tuy nhiên bị delay khá rõ ràng, ngay cả khi xem clip cũng thấy khá bực rồi. còn chơi game thì miễn, delay quá tệ. thu âm đàm thoại thì coi như bỏ. tiếng như ở dưới giếng vậy <text:s/>. quá thất vọng về chất lượng. mong tiki có thể hỗ trợ hoàn trả hoặc đỗi 1 sản phẩm khác.</text:p>
          </table:table-cell>
          <table:table-cell/>
        </table:table-row>
        <table:table-row table:style-name="ro1">
          <table:table-cell office:value-type="string" calcext:value-type="string">
            <text:p>nghe nhạc thì đc gọi điện thì ko sử dụng đc tai nghe chơi game bật mic thì chuyển sang loa ngoài</text:p>
          </table:table-cell>
          <table:table-cell/>
        </table:table-row>
        <table:table-row table:style-name="ro1">
          <table:table-cell office:value-type="string" calcext:value-type="string">
            <text:p>nghe nhạc thì ok do bass bự còn lại dởm lắm 4/10</text:p>
          </table:table-cell>
          <table:table-cell/>
        </table:table-row>
        <table:table-row table:style-name="ro1">
          <table:table-cell office:value-type="string" calcext:value-type="string">
            <text:p>nghe nho qua sp kg tot chan that</text:p>
          </table:table-cell>
          <table:table-cell/>
        </table:table-row>
        <table:table-row table:style-name="ro1">
          <table:table-cell office:value-type="string" calcext:value-type="string">
            <text:p>nghe nhỏ xíu. dây bên dàu bên ngắn</text:p>
          </table:table-cell>
          <table:table-cell/>
        </table:table-row>
        <table:table-row table:style-name="ro1">
          <table:table-cell office:value-type="string" calcext:value-type="string">
            <text:p>nghe nó cứ giật giật không shop</text:p>
          </table:table-cell>
          <table:table-cell/>
        </table:table-row>
        <table:table-row table:style-name="ro1">
          <table:table-cell office:value-type="string" calcext:value-type="string">
            <text:p>nghe quá dỡ...hic thất vọng vcc</text:p>
          </table:table-cell>
          <table:table-cell/>
        </table:table-row>
        <table:table-row table:style-name="ro1">
          <table:table-cell office:value-type="string" calcext:value-type="string">
            <text:p>nghe thì rất êm hàng đẹp mà mau hết pin quá</text:p>
          </table:table-cell>
          <table:table-cell/>
        </table:table-row>
        <table:table-row table:style-name="ro1">
          <table:table-cell office:value-type="string" calcext:value-type="string">
            <text:p>nghe xem phim,nghe nhạc thì được, khi vào game bật mic cái là không nghe được gì.</text:p>
          </table:table-cell>
          <table:table-cell/>
        </table:table-row>
        <table:table-row table:style-name="ro1">
          <table:table-cell office:value-type="string" calcext:value-type="string">
            <text:p>nghi ngờ nguồn gốc sản phẩm đặt mua mày grey lại giao màu blue. trên hộp cũng in là grey. đề nghị tiki làm rõ !!!</text:p>
          </table:table-cell>
          <table:table-cell/>
        </table:table-row>
        <table:table-row table:style-name="ro4">
          <table:table-cell office:value-type="string" calcext:value-type="string">
            <text:p>ngoại hình khá đẹp, nhưng âm thanh ko ok lắm, ngoài ra ko nghe được 1 bên tai. mình liên lạc với shop thì được bảo là sạc đầy 2 bên thì nghe được, nhưng cuối cùng vẫn ko nghe được tai bên kia. cảm phiền tiki cho phép trả hàng.</text:p>
          </table:table-cell>
          <table:table-cell/>
        </table:table-row>
        <table:table-row table:style-name="ro1">
          <table:table-cell office:value-type="string" calcext:value-type="string">
            <text:p>ngoại hình thì tốt. nhưng chỉ nghe được audio còn mix thì rất là rè. <text:s/>.</text:p>
          </table:table-cell>
          <table:table-cell/>
        </table:table-row>
        <table:table-row table:style-name="ro3">
          <table:table-cell office:value-type="string" calcext:value-type="string">
            <text:p>ngoại hình: đẹp. sử dụng : sạc lâu đầy pin, thậm chí thua xa sạc nokia 1a check code : possibly counterfeit this code has been checked before. if you scratched off the code and this is the first time you have checked it here, then your product is likely counterfeit. google dịch : có thể là hàng giả mã này đã được kiểm tra trước. nếu bạn đã làm trầy xước mã và đây là lần đầu tiên bạn kiểm tra mã ở đây, thì sản phẩm của bạn có thể là hàng giả. kết luận : không mua đươc hàng chính hãng. . (</text:p>
          </table:table-cell>
          <table:table-cell/>
        </table:table-row>
        <table:table-row table:style-name="ro1">
          <table:table-cell office:value-type="string" calcext:value-type="string">
            <text:p>ngoài phím g h ra thì cả dòng thứ 2 không nhấn được</text:p>
          </table:table-cell>
          <table:table-cell/>
        </table:table-row>
        <table:table-row table:style-name="ro1">
          <table:table-cell office:value-type="string" calcext:value-type="string">
            <text:p>ngoại quan ok. nhưng chất lượng độ bền thấp. rơi nhẹ cái đã nứt mảng to</text:p>
          </table:table-cell>
          <table:table-cell/>
        </table:table-row>
        <table:table-row table:style-name="ro1">
          <table:table-cell office:value-type="string" calcext:value-type="string">
            <text:p>nguồn này hở điện khá nặng, đụng vào cpu giật teo luôn, nguồn cũ không bị giật điện. cần trả hàng gấp.</text:p>
          </table:table-cell>
          <table:table-cell/>
        </table:table-row>
        <table:table-row table:style-name="ro1">
          <table:table-cell office:value-type="string" calcext:value-type="string">
            <text:p>nhà 4 cái máy. cắm hết 4 cái không nhận hì hục đủ loại driver rất mất thời gian mà cũng không chay. nên chất lượng còn là một ẩn số.</text:p>
          </table:table-cell>
          <table:table-cell/>
        </table:table-row>
        <table:table-row table:style-name="ro4">
          <table:table-cell office:value-type="string" calcext:value-type="string">
            <text:p>nhà bán hàng minhstonedaquy giao hàng sai <text:s/>sản phẩm. dù giá trị thấp thì cũng phải gửi sản phẩm đúng như khách hàng đặt chứ không có kiểu treo đầu dê bán thịt chó như vậy.</text:p>
          </table:table-cell>
          <table:table-cell/>
        </table:table-row>
        <table:table-row table:style-name="ro1">
          <table:table-cell office:value-type="string" calcext:value-type="string">
            <text:p>nhà cung cấp denshitaro cung cấp cho mình sản phẩm chất lượng kém, chuột di k nhậy, rất khó sử dụng và gây khó chịu</text:p>
          </table:table-cell>
          <table:table-cell/>
        </table:table-row>
        <table:table-row table:style-name="ro4">
          <table:table-cell office:value-type="string" calcext:value-type="string">
            <text:p>nhà cung cấp quá tệ. không xuất hoá đơn cho kh là doanh nghiệp. mua, nhận hàng từ 13/2. đến hôm nay là 5/3 vẫn không nhận được hoá đơn. tiki xử lý cũng quá kém. liên hệ hàng chục lần vẫn không giải quyết được việc xuất hoá đơn</text:p>
          </table:table-cell>
          <table:table-cell/>
        </table:table-row>
        <table:table-row table:style-name="ro4" table:visibility="filter">
          <table:table-cell office:value-type="string" calcext:value-type="string">
            <text:p>nhà cung cấp quá tệ. không xuất hoá đơn cho kh là doanh nghiệp. mua, nhận hàng từ 13/2. đến hôm nay là 5/3 vẫn không nhận được hoá đơn. tiki xử lý cũng quá kém. liên hệ hàng chục lần vẫn không giải quyết được việc xuất hoá đơn</text:p>
          </table:table-cell>
          <table:table-cell/>
        </table:table-row>
        <table:table-row table:style-name="ro4" table:visibility="filter">
          <table:table-cell office:value-type="string" calcext:value-type="string">
            <text:p>nhà cung cấp quá tệ. không xuất hoá đơn cho kh là doanh nghiệp. mua, nhận hàng từ 13/2. đến hôm nay là 5/3 vẫn không nhận được hoá đơn. tiki xử lý cũng quá kém. liên hệ hàng chục lần vẫn không giải quyết được việc xuất hoá đơn</text:p>
          </table:table-cell>
          <table:table-cell/>
        </table:table-row>
        <table:table-row table:style-name="ro4">
          <table:table-cell office:value-type="string" calcext:value-type="string">
            <text:p>nhà hư wifi, mà đợi hàng mỏi mòn. đặt từ 01.07 đã thanh toán bằng momo, gọi tổng đài 2 lần vào 04.07 và 08.07 <text:s/>nhưng đến tối 08.07 mới nhận hàng. đáng nói nhất là đặt 3 sản phẩm đều là 3 sản phẩm giao 2h. trước kia rất tin tưởng tiki, giờ bớt nhiều rồi.</text:p>
          </table:table-cell>
          <table:table-cell/>
        </table:table-row>
        <table:table-row table:style-name="ro1">
          <table:table-cell office:value-type="string" calcext:value-type="string">
            <text:p>nhà mạng đã lừa dối khach,sim chỉ lướt mạng để đọc bao,vào zalo và fb nhưng được 10 ngày đã hết dung lượng!!!thất vọng quá!/!</text:p>
          </table:table-cell>
          <table:table-cell/>
        </table:table-row>
        <table:table-row table:style-name="ro1">
          <table:table-cell office:value-type="string" calcext:value-type="string">
            <text:p>nhà mình ở trung tâm thành phố đồng hới quảng bình. con 6 tuổi đang học mầm non tư thục sky quảng bình. mà định vị lên tận trại giam đồng sơn cách đó 7 10km. ngán</text:p>
          </table:table-cell>
          <table:table-cell/>
        </table:table-row>
        <table:table-row table:style-name="ro1">
          <table:table-cell office:value-type="string" calcext:value-type="string">
            <text:p>nhà mình xài máy in canon2900 và 3000, mình mua hộp mực này nhưng nhận về lại k ráp dc vào máy in! k biết có bị nhầm mã sp hay gì không nữa! cần được hỗ trợ ạ</text:p>
          </table:table-cell>
          <table:table-cell/>
        </table:table-row>
        <table:table-row table:style-name="ro1">
          <table:table-cell office:value-type="string" calcext:value-type="string">
            <text:p>nhà sản xuất ghi là độ tương phản 1000:1 nhưng thực tế quá thấp không đáp ứng được nhu cầu chỉnh sửa hình ảnh của tôi</text:p>
          </table:table-cell>
          <table:table-cell/>
        </table:table-row>
        <table:table-row table:style-name="ro1">
          <table:table-cell office:value-type="string" calcext:value-type="string">
            <text:p>nhận <text:s/>hàng hôm t2 29/6 và t7 4/7 tai nghe hư 1 bên</text:p>
          </table:table-cell>
          <table:table-cell/>
        </table:table-row>
        <table:table-row table:style-name="ro1">
          <table:table-cell office:value-type="string" calcext:value-type="string">
            <text:p>nhận dc hàng ngon cả nhưng mà đã được bóc ra khỏi hộp kiểu như ai đó đùng rồi xong trả lại rồi mới tới tay mình</text:p>
          </table:table-cell>
          <table:table-cell/>
        </table:table-row>
        <table:table-row table:style-name="ro4">
          <table:table-cell office:value-type="string" calcext:value-type="string">
            <text:p>nhận đc hàng nhưng sao ráp vào main gigabyte h310m ds2 2.0 không chạy, bàn phím lên nhưng không xuất tín hiệu ra màn hình. đem main test với cpu core i3 9100 xhayj bình thường. vậy gửi cpu để đổi ở đâu, vừa nhận hàng sáng nay</text:p>
          </table:table-cell>
          <table:table-cell/>
        </table:table-row>
        <table:table-row table:style-name="ro1">
          <table:table-cell office:value-type="string" calcext:value-type="string">
            <text:p>nhận dk 1 ngày đã k nghe dk bằng bilutut</text:p>
          </table:table-cell>
          <table:table-cell/>
        </table:table-row>
        <table:table-row table:style-name="ro4">
          <table:table-cell office:value-type="string" calcext:value-type="string">
            <text:p>nhận đơn hàng macbook air này tuần trước, nói khuyến mãi giảm giá còn 21tr, xong đợi mòn mõi thì nt cancel đơn hàng vì ko đủ hàng???? <text:s/>chiêu trò pr rẻ tiền, làm mất uy tín của tiki quá. sẽ không bao giờ quay lại. không bao giờ</text:p>
          </table:table-cell>
          <table:table-cell/>
        </table:table-row>
        <table:table-row table:style-name="ro1">
          <table:table-cell office:value-type="string" calcext:value-type="string">
            <text:p>nhận được đúng màu sản phẩm, nhưng chỉ nghe được 1 bên.</text:p>
          </table:table-cell>
          <table:table-cell/>
        </table:table-row>
        <table:table-row table:style-name="ro1">
          <table:table-cell office:value-type="string" calcext:value-type="string">
            <text:p>nhận được email thông báo hướng dẫn trao trả sản phẩm cho tiki đúng 1 tuần rồi mà đến giờ vẫn chưa có shipper nào qua để lấy hàng về cả. quá buồn!</text:p>
          </table:table-cell>
          <table:table-cell/>
        </table:table-row>
        <table:table-row table:style-name="ro4">
          <table:table-cell office:value-type="string" calcext:value-type="string">
            <text:p>nhận được hàng cũng thấy hài lòng vì nhựa gia công khá đẹp, cho đến khi nghe nhạc. một bài hát bình thường mà tiếng lúc to lúc nhỏ, lúc dập đùng đùng lúc không phát ra tiếng. chán quá chán, thấy review tốt mới mua, ai ngờ rước bực. đúng là của rẻ là của ôi!</text:p>
          </table:table-cell>
          <table:table-cell/>
        </table:table-row>
        <table:table-row table:style-name="ro1">
          <table:table-cell office:value-type="string" calcext:value-type="string">
            <text:p>nhận được hàng làm theo hướng dẫn để kích hoạt nhưng lắp vào thì báo k có sim. thế là thế nào</text:p>
          </table:table-cell>
          <table:table-cell/>
        </table:table-row>
        <table:table-row table:style-name="ro1">
          <table:table-cell office:value-type="string" calcext:value-type="string">
            <text:p>nhận được hàng lỗi cắm vào ko thấy tín hiệu gì, không thấy usb đâu để format hay làm được gì. alo tổng đài yêu cầu hỗ trợ đổi trả <text:s text:c="2"/>bảo hành mà mãi không thấy gì.</text:p>
          </table:table-cell>
          <table:table-cell/>
        </table:table-row>
        <table:table-row table:style-name="ro1">
          <table:table-cell office:value-type="string" calcext:value-type="string">
            <text:p>nhận được hàng mà bị lỗi, đã báo tiki thu hồi đợi mấy ngày để đổi sản phẩm khác ai dè lại đi huỷ đơn hoàn tiền luôn haizzz</text:p>
          </table:table-cell>
          <table:table-cell/>
        </table:table-row>
        <table:table-row table:style-name="ro1">
          <table:table-cell office:value-type="string" calcext:value-type="string">
            <text:p>nhận được hàng rồi thấy thất vọng vô cùng. về nhãn mác đóng gói. hướng dẫn sử dụng toàn chữ trung quốc. liên hệ bên cskh của tiki thì chẳng ma nào chịu bắt máy. lừa đảo.</text:p>
          </table:table-cell>
          <table:table-cell/>
        </table:table-row>
        <table:table-row table:style-name="ro1">
          <table:table-cell office:value-type="string" calcext:value-type="string">
            <text:p>nhận được hàng thì quạt 1 bên quay 1 bên ko quay! h bảo hành biết hỏi ai?</text:p>
          </table:table-cell>
          <table:table-cell/>
        </table:table-row>
        <table:table-row table:style-name="ro1" table:visibility="filter">
          <table:table-cell office:value-type="string" calcext:value-type="string">
            <text:p>nhận được hàng thì quạt 1 bên quay 1 bên ko quay! h bảo hành biết hỏi ai?</text:p>
          </table:table-cell>
          <table:table-cell/>
        </table:table-row>
        <table:table-row table:style-name="ro3">
          <table:table-cell office:value-type="string" calcext:value-type="string">
            <text:p>nhận được hàng thứ hai (10/2) xài đến chủ nhật 16/2 (6 ngày), đang sử dụng máy tính thì bỗng nhiên bị rớt mạng, kiểm tra router thấy không còn nháy đèn nữa, cắm lại nguồn điện, tắt bật lại nút nguồn cũng không có tác dụng, không cách nào bật router lên lại được. <text:s/>yêu cầu tiki liên lạc và giải quyết nhanh tình huống này cho khách hàng, không thể không có mạng để làm việc.</text:p>
          </table:table-cell>
          <table:table-cell/>
        </table:table-row>
        <table:table-row table:style-name="ro1">
          <table:table-cell office:value-type="string" calcext:value-type="string">
            <text:p>nhận được lúc chiều tối mở ra cắm sạc thì ko nhận điện ko biết bảo hành thế nào buồn quá</text:p>
          </table:table-cell>
          <table:table-cell/>
        </table:table-row>
        <table:table-row table:style-name="ro4">
          <table:table-cell office:value-type="string" calcext:value-type="string">
            <text:p>nhận được mail của tiki là sp đã được dán tem bảo hành 3 năm, nhưng chả thấy có cái tem nào. trong khi sử dụng ổ cứng bị mất kết nối liên tục. mail yêu cầu gọi điện hỗ trợ không thấy gì. <text:s/>phí tiền, không nên mua, nếu có 0 * sẽ tặng luôn cho shop và tiki</text:p>
          </table:table-cell>
          <table:table-cell/>
        </table:table-row>
        <table:table-row table:style-name="ro1">
          <table:table-cell office:value-type="string" calcext:value-type="string">
            <text:p>nhận được thì hàng đã bị rạch hộp nhựa. không hiểu mới hay cũ</text:p>
          </table:table-cell>
          <table:table-cell/>
        </table:table-row>
        <table:table-row table:style-name="ro1">
          <table:table-cell office:value-type="string" calcext:value-type="string">
            <text:p>nhận được usb thấy nó đã ai đấy cắt mở ra rồi </text:p>
          </table:table-cell>
          <table:table-cell/>
        </table:table-row>
        <table:table-row table:style-name="ro1">
          <table:table-cell office:value-type="string" calcext:value-type="string">
            <text:p>nhãn ghi 64gb, hàng hóa in 64gb, cắm vào máy tính... ồ ngạc nhiên chưa còn có 32gb....</text:p>
          </table:table-cell>
          <table:table-cell/>
        </table:table-row>
        <table:table-row table:style-name="ro1">
          <table:table-cell office:value-type="string" calcext:value-type="string">
            <text:p>nhận hàng 15/5/2019. kiểm tra gói cước hết hạn 25/5/2019.. bỏ 155.000đ để mua sim 4g 10 ngày thế này à. <text:s/>shop giải thích đi</text:p>
          </table:table-cell>
          <table:table-cell/>
        </table:table-row>
        <table:table-row table:style-name="ro4">
          <table:table-cell office:value-type="string" calcext:value-type="string">
            <text:p>nhận hàng chiều nay. khui hàng nghe thử thì tai phải không nghe được. tai trái thì nghe tốt. cảm thấy rất không hài lòng và mình muốn đổi hàng. mong nhận được phản hồi sớm từ tiki.</text:p>
          </table:table-cell>
          <table:table-cell/>
        </table:table-row>
        <table:table-row table:style-name="ro1">
          <table:table-cell office:value-type="string" calcext:value-type="string">
            <text:p>nhận hàng hôm qua kết nối được, hôm nay ko kết nối được đề nghị tiki đổi cho sản phẩm khác ngay.</text:p>
          </table:table-cell>
          <table:table-cell/>
        </table:table-row>
        <table:table-row table:style-name="ro7">
          <table:table-cell office:value-type="string" calcext:value-type="string">
            <text:p>nhận hàng hôm thứ năm 10 09, lúc mới mở ra thì nhìn ok lắm đẹp và nhỏ nhắn nhìn rất thích. nhưng khi sử dụng thực tế thì rất thất vọng. đầu tiên là mic dùng để đàm thoại thì người bên kia nói rằng rất khó nghe tôi phải tắt bluetooth để nghe bằng điện thoại. thứ hai là về âm lượng, không hiểu sao tôi thiết lập âm lượng tai nghe là 40% nhưng mỗi khi kết nối lại là nó tự nhảy lên 100% nghe phát muốn điếc tai. thứ ba là về thời lượng pin, quảng cáo tai nghe là 5 tiếng kết hợp với dock sạc được 24 tiếng nghe rất hay nhưng thực tế qua 2 lần test tai trái nghe được khoảng 3h30' là hết pin còn tai phải thì chỉ được 3h thôi quá thất vọng, còn dock sạc thì mới mua tôi sạc đầy hôm qua tập thể dục dùng khoảng 2h, hôm nay sáng dùng 1h tới trưa dùng khoảng 3h thì dock sạc hết sạch pin, chả hiểu 24 tiếng kiểu gì. thật sự rất thất vọng, tôi xưa nay tin tưởng tiki mua hàng trên tiki cũng không phải là ít và đây là lần đầu tiên tôi đánh giá 1 sao, rất mong tiki xem xét và hỗ trợ hoàn trả cho tôi. tôi xin cảm ơn!</text:p>
          </table:table-cell>
          <table:table-cell/>
        </table:table-row>
        <table:table-row table:style-name="ro1">
          <table:table-cell office:value-type="string" calcext:value-type="string">
            <text:p>nhận hàng không đúng với đã đặt tôi đặt màu đen mà giao màu trắng pin sụt rất nhanh mới 70% pin mà kết nối được 2 phút đã tụt xuống còn không đến 10% pin</text:p>
          </table:table-cell>
          <table:table-cell/>
        </table:table-row>
        <table:table-row table:style-name="ro1">
          <table:table-cell office:value-type="string" calcext:value-type="string">
            <text:p>nhận hàng không mhuw mô tả, âm thanh ra quá nhỏ, không có nút âm lượng riêng cho sản phẩm tồi quá</text:p>
          </table:table-cell>
          <table:table-cell/>
        </table:table-row>
        <table:table-row table:style-name="ro1">
          <table:table-cell office:value-type="string" calcext:value-type="string">
            <text:p>nhận hàng ko cho mở kiểm tra hàng xem tình trạng như thế nào, làm theo hướng dẫn để kích hoạt bảo hành thì trang web ko tồn tại? vậy nếu hỏng thì tôi biết tìm ai?</text:p>
          </table:table-cell>
          <table:table-cell/>
        </table:table-row>
        <table:table-row table:style-name="ro1">
          <table:table-cell office:value-type="string" calcext:value-type="string">
            <text:p>nhận hàng lúc 13h hôm nay, không thể kết nối wifi dù đã thử 3 mạng khác nhau. thử active bằng 3g cũng không được. tiki xem giải quyết nhé.</text:p>
          </table:table-cell>
          <table:table-cell/>
        </table:table-row>
        <table:table-row table:style-name="ro1">
          <table:table-cell office:value-type="string" calcext:value-type="string">
            <text:p>nhận hàng lúc chiều.. giờ test thử.. thấy sản phẩm không đúng như hình.. có bị xướt ở màn hình led.. số 65 mất gạch trên.. hy vọng được đổi trả.. không hài lòng..</text:p>
          </table:table-cell>
          <table:table-cell/>
        </table:table-row>
        <table:table-row table:style-name="ro1">
          <table:table-cell office:value-type="string" calcext:value-type="string">
            <text:p>nhận hàng mở loa kêu méo tiếng tưởng hỏng sạc đầy thì lại kêu bt.sờ đến míc cho pin vào đèn báo mic nháy nháy k có tín hiệu ji lên loa kết quả là chịu k hát dc.thất vọng</text:p>
          </table:table-cell>
          <table:table-cell/>
        </table:table-row>
        <table:table-row table:style-name="ro1">
          <table:table-cell office:value-type="string" calcext:value-type="string">
            <text:p>nhận hàng mở thử là bị rè rồi, gọi điện báo đổi trả thì bảo chờ với đợi</text:p>
          </table:table-cell>
          <table:table-cell/>
        </table:table-row>
        <table:table-row table:style-name="ro4">
          <table:table-cell office:value-type="string" calcext:value-type="string">
            <text:p>nhận hàng mới nguyên, tem niêm phong đầy đủ. tuy nhiên khi mở hộp để tiến hành cài đặt thì 1 trong 3 thiết bị không lên nguồn. đã thử đổi qua lại giữa các adapter theo kèm và ổ cắm điện khác nhau nhưng vẫn không lên nguồn. 2 thiết bị còn lại trong bộ sản phẩm thì hoạt động bình thường. đề nghị tiki hỗ trợ đổi trả sản phẩm.</text:p>
          </table:table-cell>
          <table:table-cell/>
        </table:table-row>
        <table:table-row table:style-name="ro1">
          <table:table-cell office:value-type="string" calcext:value-type="string">
            <text:p>nhận hàng ngày 15 và hôm nay là 20 tháng 08 nó đã hỏng và không có thông tin nào để liên hệ ngoài việc ôm cái máy ra chổ bảo hành.</text:p>
          </table:table-cell>
          <table:table-cell/>
        </table:table-row>
        <table:table-row table:style-name="ro4">
          <table:table-cell office:value-type="string" calcext:value-type="string">
            <text:p>nhận hàng ngày 2/4/2020, thời gian đầu sử dụng ok, khi cắm sạc thì điện thoại báo sạc nhanh và sạc bình thường. dùng hơn 1 tháng thì có vấn đề, khi sạc thì điện thoại không nhận biết sạc nhanh nữa, sạc điện thoại từ 10h <text:s/>tối đến 5 giờ sáng thì mới được 90% (không sử dụng điện thoại khi sạc). quá tệ!</text:p>
          </table:table-cell>
          <table:table-cell/>
        </table:table-row>
        <table:table-row table:style-name="ro4">
          <table:table-cell office:value-type="string" calcext:value-type="string">
            <text:p>nhận hàng nhanh hơn kì vọng, tuy nhiên k có giấy bảo hành hay biên lai mua hàng. tốc độ ghi lên xuống liên tục, không ổn định. (không như kì vọng) <text:s/>còn 1 em 32g chưa nhận hàng hy vọng rằng đáng đồng tiền bỏ ra hơn.</text:p>
          </table:table-cell>
          <table:table-cell/>
        </table:table-row>
        <table:table-row table:style-name="ro1">
          <table:table-cell office:value-type="string" calcext:value-type="string">
            <text:p>nhận hàng sạc mãi ko đầy,máy lúc nào cũbg nóng hổi,rút ra xài đc 1h là tắt nguồn mặc dù còn hơn 60% pin</text:p>
          </table:table-cell>
          <table:table-cell/>
        </table:table-row>
        <table:table-row table:style-name="ro4">
          <table:table-cell office:value-type="string" calcext:value-type="string">
            <text:p>nhận hàng sản phẩm được đựng trong hộp giấy nâu ko nhãn mác, mua ngày 2/7 dùng rất ít nhưng đến hôm nay 25/7 chưa đầy 1 tháng đã hư. hoan hô tiki và shop, kinh doanh thế này thì sẽ rất mau giàu đó ạ vì rẻ và mau hư người ta sẽ nghĩ mắc công khiếu nại gửi trả mà mua cái khác thôi.</text:p>
          </table:table-cell>
          <table:table-cell/>
        </table:table-row>
        <table:table-row table:style-name="ro1">
          <table:table-cell office:value-type="string" calcext:value-type="string">
            <text:p>nhận hàng sớm nhưng cố gắng kết nối làm theo hướng dẫn rất nhiều lần nhưng không thể kết nối được 2 bên tai nghe với nhau....mong shop có cách khắc phục dùm mình!</text:p>
          </table:table-cell>
          <table:table-cell/>
        </table:table-row>
        <table:table-row table:style-name="ro1">
          <table:table-cell office:value-type="string" calcext:value-type="string">
            <text:p>nhận hàng thì vỏ nhựa đã bị bóc, hàng cũ. usb receiver bị chập chờn, thỉnh thoảng bị đơ, phải kết nối bằng bluetooth. rất thất vọng</text:p>
          </table:table-cell>
          <table:table-cell/>
        </table:table-row>
        <table:table-row table:style-name="ro1">
          <table:table-cell office:value-type="string" calcext:value-type="string">
            <text:p>nhận hàng về kết nối kém ko như mổ tả của sản phẩm mua về chỉ có vứt</text:p>
          </table:table-cell>
          <table:table-cell/>
        </table:table-row>
        <table:table-row table:style-name="ro1">
          <table:table-cell office:value-type="string" calcext:value-type="string">
            <text:p>nhận hàng về tải ứng dụng, tạo tài khoản rồi đăng nhập vào báo lỗi, không sử dụng được</text:p>
          </table:table-cell>
          <table:table-cell/>
        </table:table-row>
        <table:table-row table:style-name="ro1">
          <table:table-cell office:value-type="string" calcext:value-type="string">
            <text:p>nhận hàng về xem thi ok nhưng lúc sài minh test thử thi 1 sáng đèn còn 1 cái thi im luôn tưởng hết pin mình sạc mà sạc cả ngày vẫn không sài được</text:p>
          </table:table-cell>
          <table:table-cell/>
        </table:table-row>
        <table:table-row table:style-name="ro4">
          <table:table-cell office:value-type="string" calcext:value-type="string">
            <text:p>nhận hàng vô cài đặt luôn nhưng k dc, cắm điện bấm là kết nối luôn, các bước k giống trong sách hd, nên k sử dụng dc, đang chờ kt gọi lại hd xem cài dc k nên chưa đánh giá dc sp (đã mua 1sp xài lâu rồi <text:s/>cài dễ hơn cái mới mua)</text:p>
          </table:table-cell>
          <table:table-cell/>
        </table:table-row>
        <table:table-row table:style-name="ro1">
          <table:table-cell office:value-type="string" calcext:value-type="string">
            <text:p>nhận hàng xạc pin không vô kết nối blutooth không được đổi hàng mới thì không có. shop phục vụ châm</text:p>
          </table:table-cell>
          <table:table-cell/>
        </table:table-row>
        <table:table-row table:style-name="ro1">
          <table:table-cell office:value-type="string" calcext:value-type="string">
            <text:p>nhận hàng xong nghe nhạc khoản 30p sau hỏng 1 tai bên phải liền</text:p>
          </table:table-cell>
          <table:table-cell/>
        </table:table-row>
        <table:table-row table:style-name="ro3">
          <table:table-cell office:value-type="string" calcext:value-type="string">
            <text:p>nhận hàng xong nghĩ ổ 4tb thì đủ để backup dữ liệu nên đưa hết dữ liệu vào lưu trữ, chưa được 1 tháng thì bị lỗi máy tính không nhận diện được (đã thử cắm 4 máy tính khác nhau). vậy là mất hết dữ liệu, qui trình bảo hành thì nhiêu khê, đến giờ vẫn chưa biết có bảo hành được không, và tiki cứ xóa bình luận tiêu cực về sản phẩm thì kêu khách hàng đánh giá làm gì?</text:p>
          </table:table-cell>
          <table:table-cell/>
        </table:table-row>
        <table:table-row table:style-name="ro1">
          <table:table-cell office:value-type="string" calcext:value-type="string">
            <text:p>nhận hàng xong, cắm vào máy tính không nhận ổ ssd mới mua. làm thế nào để bảo hành hoặc đổi mới đây?</text:p>
          </table:table-cell>
          <table:table-cell/>
        </table:table-row>
        <table:table-row table:style-name="ro1">
          <table:table-cell office:value-type="string" calcext:value-type="string">
            <text:p>nhận hàng xong, nay đang ra dùng thấy đèn chuột không sáng, mặc dù nó vẫn hoạt động. đang đề nghị đổi trả.</text:p>
          </table:table-cell>
          <table:table-cell/>
        </table:table-row>
        <table:table-row table:style-name="ro1">
          <table:table-cell office:value-type="string" calcext:value-type="string">
            <text:p>nhận hành thì hộp 1 nơi tai nghe 1 nẻo, có dấu hiệu bóc mở, mở hộp ra thì 1 bên nghe dc 1 bên không? làm dao để đổi lại đc?</text:p>
          </table:table-cell>
          <table:table-cell/>
        </table:table-row>
        <table:table-row table:style-name="ro1">
          <table:table-cell office:value-type="string" calcext:value-type="string">
            <text:p>nhận loại không điều chỉnh được chiều cao, lừa đảo</text:p>
          </table:table-cell>
          <table:table-cell/>
        </table:table-row>
        <table:table-row table:style-name="ro4">
          <table:table-cell office:value-type="string" calcext:value-type="string">
            <text:p>nhận máy về mở hộp không có que chọc sim, sạc cả tiếng nóng máy không lên pin, hàng không chất lượng cũng mà tiki vẫn nhận traiding. không active được. nản. yêu cầu liên hệ hoàn tiền sớm. quá thất vọng.</text:p>
          </table:table-cell>
          <table:table-cell/>
        </table:table-row>
        <table:table-row table:style-name="ro1">
          <table:table-cell office:value-type="string" calcext:value-type="string">
            <text:p>nhận một cái ổ cứng đã bung vỏ ( cắt vỏ ) . ốc vít có dấu hiệu bị vặn trờn trắng ốc&gt;&gt; ổ cứng k phải mới 100%. <text:s/>cảm giác nhận hàng mà hụt hững thất vọng</text:p>
          </table:table-cell>
          <table:table-cell/>
        </table:table-row>
        <table:table-row table:style-name="ro1">
          <table:table-cell office:value-type="string" calcext:value-type="string">
            <text:p>nhận ổ cứng chậm khi cắm vào pc/laptop, đã gởi bảo hành cả 2 cái rồi mà giờ vẫn bị lỗi y như thế, chả muốn đổi lại. thất vọng</text:p>
          </table:table-cell>
          <table:table-cell/>
        </table:table-row>
        <table:table-row table:style-name="ro1">
          <table:table-cell office:value-type="string" calcext:value-type="string">
            <text:p>nhận sạc nhưng không nhận tai nghe <text:s/>.</text:p>
          </table:table-cell>
          <table:table-cell/>
        </table:table-row>
        <table:table-row table:style-name="ro1">
          <table:table-cell office:value-type="string" calcext:value-type="string">
            <text:p>nhận sản phẩm nhưng k đc như mong đợi, màn hình chạm vào giựt giựt, máy chậm, lag</text:p>
          </table:table-cell>
          <table:table-cell/>
        </table:table-row>
        <table:table-row table:style-name="ro4">
          <table:table-cell office:value-type="string" calcext:value-type="string">
            <text:p>nhận sim ngày 4/1/2020, gắn vô nhận được tin nhắn từ mobifone báo nợ cước tháng 12/2019 với số tiền nợ là 225k. khi sử dụng thì mạng quá chậm, mở trang web hơn 10 giây chưa xong. shop xử lý dùm mình với</text:p>
          </table:table-cell>
          <table:table-cell/>
        </table:table-row>
        <table:table-row table:style-name="ro1">
          <table:table-cell office:value-type="string" calcext:value-type="string">
            <text:p>nhắn tin hẹn giao hàng trong ngày ( tin nhắn lúc 9h sáng )làm mình đợi cả ngày đến giờ 17h30 tối cũng chưa thấy giao.</text:p>
          </table:table-cell>
          <table:table-cell/>
        </table:table-row>
        <table:table-row table:style-name="ro1">
          <table:table-cell office:value-type="string" calcext:value-type="string">
            <text:p>nhận tín hiệu kém, dường như không bắt được bluetooth</text:p>
          </table:table-cell>
          <table:table-cell/>
        </table:table-row>
        <table:table-row table:style-name="ro1">
          <table:table-cell office:value-type="string" calcext:value-type="string">
            <text:p>nhận về 1 cái máy nhựa.màn hình sậm sịt.không có tí nào gọi là bọc cao su.như 1 cái điện thoại đồ chơi trẻ con</text:p>
          </table:table-cell>
          <table:table-cell/>
        </table:table-row>
        <table:table-row table:style-name="ro1">
          <table:table-cell office:value-type="string" calcext:value-type="string">
            <text:p>nhân viên giao hàng có thái độ lời nói không tốt với khách hàng,</text:p>
          </table:table-cell>
          <table:table-cell/>
        </table:table-row>
        <table:table-row table:style-name="ro1">
          <table:table-cell office:value-type="string" calcext:value-type="string">
            <text:p>nhân viên giao hàng và nhân viên hỗ trợ không hiều tiki now là gì. cuối tuần hư chuột mua từ tối t6 tới t2 chưa thấy</text:p>
          </table:table-cell>
          <table:table-cell/>
        </table:table-row>
        <table:table-row table:style-name="ro4">
          <table:table-cell office:value-type="string" calcext:value-type="string">
            <text:p>nhân viên giao ko cho kiểm tra trước, gắn sim vào thì ko đăng ký được. gọi điện cho tiki 3 4 lần thì nói liên hệ nhà cung cấp nhưng ko thấy gọi điện. xin hỏi nhà cung cấp đk thì làm sao? khi làm theo hướng dẫn thì cũng ko đc???</text:p>
          </table:table-cell>
          <table:table-cell/>
        </table:table-row>
        <table:table-row table:style-name="ro4">
          <table:table-cell office:value-type="string" calcext:value-type="string">
            <text:p>nhân viên gói hàng không cẩn thận thiếu đồ giờ nhận hàng rồi kiểm tra mới phát hiện cảm thấy bực bội lắm giờ không biết tính sao nửa hàng nhận ko sài được sợ đi dọc đường rớt mất hok dám sài</text:p>
          </table:table-cell>
          <table:table-cell/>
        </table:table-row>
        <table:table-row table:style-name="ro1">
          <table:table-cell office:value-type="string" calcext:value-type="string">
            <text:p>nhân viên nói chuyện láo p</text:p>
          </table:table-cell>
          <table:table-cell/>
        </table:table-row>
        <table:table-row table:style-name="ro1">
          <table:table-cell office:value-type="string" calcext:value-type="string">
            <text:p>nhận xong cắm vào máy thì báo bad disk, không thể thao tác <text:s/>làm gì dc. bây giờ lại đợi đổi trả, trong lúc đang cần dùng. chán nản.</text:p>
          </table:table-cell>
          <table:table-cell/>
        </table:table-row>
        <table:table-row table:style-name="ro1">
          <table:table-cell office:value-type="string" calcext:value-type="string">
            <text:p>nhanh hết pin nói chung mua phí tiền</text:p>
          </table:table-cell>
          <table:table-cell/>
        </table:table-row>
        <table:table-row table:style-name="ro1">
          <table:table-cell office:value-type="string" calcext:value-type="string">
            <text:p>nhanh hết pin quá</text:p>
          </table:table-cell>
          <table:table-cell/>
        </table:table-row>
        <table:table-row table:style-name="ro1">
          <table:table-cell office:value-type="string" calcext:value-type="string">
            <text:p>nhanh hỏng</text:p>
          </table:table-cell>
          <table:table-cell/>
        </table:table-row>
        <table:table-row table:style-name="ro1">
          <table:table-cell office:value-type="string" calcext:value-type="string">
            <text:p>nhanh hỏng lắm nghe bthg.</text:p>
          </table:table-cell>
          <table:table-cell/>
        </table:table-row>
        <table:table-row table:style-name="ro1">
          <table:table-cell office:value-type="string" calcext:value-type="string">
            <text:p>nhập seri lên kiểm tra thì không thấy hiện bảo hành không kết nối với macbook cử chỉ chạm tay không có tác dụng yêu cầu đổi hàng cực chậm</text:p>
          </table:table-cell>
          <table:table-cell/>
        </table:table-row>
        <table:table-row table:style-name="ro4">
          <table:table-cell office:value-type="string" calcext:value-type="string">
            <text:p>nhẹ, đeo cảm giác khá thoải mái và cũng khá đẹp. tuy vậy, trừ chức năng đồng hồ và notification, các chức năng quan trọng khác như steps count và hr, gps đều không chính xác, không đáng tin cậy. chịu nước khá tốt, mang đi bơi thoải mái!</text:p>
          </table:table-cell>
          <table:table-cell/>
        </table:table-row>
        <table:table-row table:style-name="ro1">
          <table:table-cell office:value-type="string" calcext:value-type="string">
            <text:p>nhieu luc may ko nhan dc thiet bi.</text:p>
          </table:table-cell>
          <table:table-cell/>
        </table:table-row>
        <table:table-row table:style-name="ro1">
          <table:table-cell office:value-type="string" calcext:value-type="string">
            <text:p>nhiều phím gõ không ăn, phải gõ thật mạnh. đề nghị đổi.</text:p>
          </table:table-cell>
          <table:table-cell/>
        </table:table-row>
        <table:table-row table:style-name="ro1">
          <table:table-cell office:value-type="string" calcext:value-type="string">
            <text:p>nhìn ảnh thì là dây ngắn mua thành ra dây dài</text:p>
          </table:table-cell>
          <table:table-cell/>
        </table:table-row>
        <table:table-row table:style-name="ro4">
          <table:table-cell office:value-type="string" calcext:value-type="string">
            <text:p>nhìn chung chức năng ổn, nhưng nắp lưng phía sau rất lỏng lẻo, không ôm sát mép, bị hở lớn do chỉ có 3 chốt giữ (2 chốt ở phía trên và 1 ở phía dưới) không được chắc chắn như các sản phẩm nokia trước đây (các chốt được rải xung quanh nắp lưng).</text:p>
          </table:table-cell>
          <table:table-cell/>
        </table:table-row>
        <table:table-row table:style-name="ro1">
          <table:table-cell office:value-type="string" calcext:value-type="string">
            <text:p>nhìn hình tưởng cái tai nghe ai ngờ cái vỏ bao hăhjsnsbsb</text:p>
          </table:table-cell>
          <table:table-cell/>
        </table:table-row>
        <table:table-row table:style-name="ro1">
          <table:table-cell office:value-type="string" calcext:value-type="string">
            <text:p>nhin thi dẹp kết noi lic dc 2 ben luc dc 1 bên tai dùng dc khoảng 20 phiut báo hêt pin khuyen ace dung nen mua sản pham nay</text:p>
          </table:table-cell>
          <table:table-cell/>
        </table:table-row>
        <table:table-row table:style-name="ro1">
          <table:table-cell office:value-type="string" calcext:value-type="string">
            <text:p>nhìn thì đẹp nhưng chất lượng kính quá kém..vote 1 sao cho sp kém chất lượng</text:p>
          </table:table-cell>
          <table:table-cell/>
        </table:table-row>
        <table:table-row table:style-name="ro4">
          <table:table-cell office:value-type="string" calcext:value-type="string">
            <text:p>nhờ ad tiki giúp mình với ạ. sản phẩm mình mua về hoạt động không ổn định, lúc báo kết nối thành công, mình kết nối được tuy nhiên vẫn không truy cập được internet. hiện tượng này xảy ra thường xuyên. 1 lúc sau thì kết nối được nhưng 1 số trang web vào được: fb.com, cellphones.com.vn còn 24h.com.vn thì không vào được</text:p>
          </table:table-cell>
          <table:table-cell/>
        </table:table-row>
        <table:table-row table:style-name="ro1">
          <table:table-cell office:value-type="string" calcext:value-type="string">
            <text:p>nhỏ âm thanh thì china như đồ chơi con nick vậy tôi thực sự ko hài lòng vớ sản phẩm của các bạn <text:s/>tô sẽ tiến hanh hoàn trả về cho các bạn <text:s/>n</text:p>
          </table:table-cell>
          <table:table-cell/>
        </table:table-row>
        <table:table-row table:style-name="ro1">
          <table:table-cell office:value-type="string" calcext:value-type="string">
            <text:p>nhờ bên anh/chị kiểm tra lại là sản phẩm này thì adapter có bị ngược ko nhé, mình thấy rất lạ.</text:p>
          </table:table-cell>
          <table:table-cell/>
        </table:table-row>
        <table:table-row table:style-name="ro1">
          <table:table-cell office:value-type="string" calcext:value-type="string">
            <text:p>nhỏ hơn so với hộp tai nghe k sử dụng đc mua nhiều rồi lần này là thất vog về shop</text:p>
          </table:table-cell>
          <table:table-cell/>
        </table:table-row>
        <table:table-row table:style-name="ro1">
          <table:table-cell office:value-type="string" calcext:value-type="string">
            <text:p>nhỏ ko vừa với tai nghe. ,</text:p>
          </table:table-cell>
          <table:table-cell/>
        </table:table-row>
        <table:table-row table:style-name="ro4">
          <table:table-cell office:value-type="string" calcext:value-type="string">
            <text:p>nhờ tiki hỗ trợ đổi trả dùm mình. tai nghe bên phải lớn hơn bên trái, bên trái nghe bị nhỏ hơn. mình sợ mua hàng nhập khẩu vì lý do này, chịu đắt hơn gần 600k mua hàng chính hãng, ai ngờ vẫn bị. keo dán tai nghe thì nhìn như đồ chơi vậy, không trau chuốt cho lắm. mặc dù check seri thì đúng là airpod 2.</text:p>
          </table:table-cell>
          <table:table-cell/>
        </table:table-row>
        <table:table-row table:style-name="ro1">
          <table:table-cell office:value-type="string" calcext:value-type="string">
            <text:p>nhờ tiki hỗ trợ nhận trả sản phẩm router này, vì chất lượng phát không đạt yêu cầu. 2.4ghz nhưng khả năng phát wifi trong bán kính 10m lại rất yếu. cảm ơn tiki!</text:p>
          </table:table-cell>
          <table:table-cell/>
        </table:table-row>
        <table:table-row table:style-name="ro4">
          <table:table-cell office:value-type="string" calcext:value-type="string">
            <text:p>nhờ tiki hỗ trợ: mình mua hàng tháng 9/2019 đến <text:s text:c="2"/>tháng 10/2020 cao su bị bong ra hết như hình. ko biết mình có thể thay thế hoặc có giải pháp nào trường hợp chuột lõi như vậy không?</text:p>
          </table:table-cell>
          <table:table-cell/>
        </table:table-row>
        <table:table-row table:style-name="ro1">
          <table:table-cell office:value-type="string" calcext:value-type="string">
            <text:p>nhỏ, thô không hài lòng về sản phẩm</text:p>
          </table:table-cell>
          <table:table-cell/>
        </table:table-row>
        <table:table-row table:style-name="ro1">
          <table:table-cell office:value-type="string" calcext:value-type="string">
            <text:p>nhôm nhựa và không chắc chắn</text:p>
          </table:table-cell>
          <table:table-cell/>
        </table:table-row>
        <table:table-row table:style-name="ro1">
          <table:table-cell office:value-type="string" calcext:value-type="string">
            <text:p>như cái quần què kết nối chập chờn. nghe nhạc chập chờn.</text:p>
          </table:table-cell>
          <table:table-cell/>
        </table:table-row>
        <table:table-row table:style-name="ro1">
          <table:table-cell office:value-type="string" calcext:value-type="string">
            <text:p>như cứt 3gb của bố mày đâu </text:p>
          </table:table-cell>
          <table:table-cell/>
        </table:table-row>
        <table:table-row table:style-name="ro1">
          <table:table-cell office:value-type="string" calcext:value-type="string">
            <text:p>như đồ chơi vậy</text:p>
          </table:table-cell>
          <table:table-cell/>
        </table:table-row>
        <table:table-row table:style-name="ro1">
          <table:table-cell office:value-type="string" calcext:value-type="string">
            <text:p>như hình . hàng k đạt yêu cầu . k như đã giới thiệu . kh sử dụng đc . mở ra là báo lỗi hết pin . trong khi báo cáo hiện thị trên điện thoại là 100% . tiki xem lại hàng .</text:p>
          </table:table-cell>
          <table:table-cell/>
        </table:table-row>
        <table:table-row table:style-name="ro1">
          <table:table-cell office:value-type="string" calcext:value-type="string">
            <text:p>như hình ảnh sản phẩm không sử dụng được tôi muốn trả hàng hoàn tiền</text:p>
          </table:table-cell>
          <table:table-cell/>
        </table:table-row>
        <table:table-row table:style-name="ro1">
          <table:table-cell office:value-type="string" calcext:value-type="string">
            <text:p>như này cắm vào đâu dc. đổi trả kiểu gì giờ</text:p>
          </table:table-cell>
          <table:table-cell/>
        </table:table-row>
        <table:table-row table:style-name="ro1">
          <table:table-cell office:value-type="string" calcext:value-type="string">
            <text:p>như shit mới mua đã hư phím bảo hành thì 2 3 tuần làm ăn như shit</text:p>
          </table:table-cell>
          <table:table-cell/>
        </table:table-row>
        <table:table-row table:style-name="ro1" table:visibility="filter">
          <table:table-cell office:value-type="string" calcext:value-type="string">
            <text:p>như shit mới mua đã hư phím bảo hành thì 2 3 tuần làm ăn như shit</text:p>
          </table:table-cell>
          <table:table-cell/>
        </table:table-row>
        <table:table-row table:style-name="ro1">
          <table:table-cell office:value-type="string" calcext:value-type="string">
            <text:p>nhựa kém chất lượng. vặn vít đã gãy. o dùng được</text:p>
          </table:table-cell>
          <table:table-cell/>
        </table:table-row>
        <table:table-row table:style-name="ro1">
          <table:table-cell office:value-type="string" calcext:value-type="string">
            <text:p>nhựa rất tệ, chưa dùng đã bị gãy, mới nhận đã xúc ốc ra, không thấy chỗ gắng lại. nói chung là bỏ luôn k xài được</text:p>
          </table:table-cell>
          <table:table-cell/>
        </table:table-row>
        <table:table-row table:style-name="ro1">
          <table:table-cell office:value-type="string" calcext:value-type="string">
            <text:p>nó bị hư cái nút bấm nek <text:s/>tôi cx đã sạc rồi</text:p>
          </table:table-cell>
          <table:table-cell/>
        </table:table-row>
        <table:table-row table:style-name="ro1">
          <table:table-cell office:value-type="string" calcext:value-type="string">
            <text:p>nó cứ next bài lung tung mỗi khi chạm vào tài nghe</text:p>
          </table:table-cell>
          <table:table-cell/>
        </table:table-row>
        <table:table-row table:style-name="ro1">
          <table:table-cell office:value-type="string" calcext:value-type="string">
            <text:p>no hk len gi ca lam sao sai <text:s/>no cu dung một chỗ <text:s/>toi muốn doi <text:s/>mấy</text:p>
          </table:table-cell>
          <table:table-cell/>
        </table:table-row>
        <table:table-row table:style-name="ro1">
          <table:table-cell office:value-type="string" calcext:value-type="string">
            <text:p>nó khá cũ và sài ko đc</text:p>
          </table:table-cell>
          <table:table-cell/>
        </table:table-row>
        <table:table-row table:style-name="ro1">
          <table:table-cell office:value-type="string" calcext:value-type="string">
            <text:p>nó không kết nối tốt tí thì được lúc sao thì không cho dù pin còn 70% cũng không kết nối được rất tệ</text:p>
          </table:table-cell>
          <table:table-cell/>
        </table:table-row>
        <table:table-row table:style-name="ro1">
          <table:table-cell office:value-type="string" calcext:value-type="string">
            <text:p>nói chung chuột sài tốt nhưng sau 1 năm thì phần cao su bên ngoài bong tróc trông rất ghê phải mua con mới sài . nếu lỡ tay mà làm rớt thì có thể bị liệt chuột trái or phải</text:p>
          </table:table-cell>
          <table:table-cell/>
        </table:table-row>
        <table:table-row table:style-name="ro1">
          <table:table-cell office:value-type="string" calcext:value-type="string">
            <text:p>nói chung là cạn lời...!!!</text:p>
          </table:table-cell>
          <table:table-cell/>
        </table:table-row>
        <table:table-row table:style-name="ro1">
          <table:table-cell office:value-type="string" calcext:value-type="string">
            <text:p>nói chung là kết nối không nhạy. bắt sóng kém, tậm tịt nghe nhạc lúc đc lúc không. nói chung là tiền nào của nấy</text:p>
          </table:table-cell>
          <table:table-cell/>
        </table:table-row>
        <table:table-row table:style-name="ro4">
          <table:table-cell office:value-type="string" calcext:value-type="string">
            <text:p>nói chung là không có gì để nói ngoài tiêu đề. tặng kèm 2 cục pin (trong khi bàn phím cần 2, chuột cần 1) nhưng bị bóc trần, không biết pin cũ hay mới. thiếu đầu nhận wireless để cắm vào máy tính, không thể sử dụng được.</text:p>
          </table:table-cell>
          <table:table-cell/>
        </table:table-row>
        <table:table-row table:style-name="ro1">
          <table:table-cell office:value-type="string" calcext:value-type="string">
            <text:p>nói chung là tệ tốc độ dọcd được có 30mb/s <text:s text:c="4"/>mua rất phí tiền</text:p>
          </table:table-cell>
          <table:table-cell/>
        </table:table-row>
        <table:table-row table:style-name="ro1">
          <table:table-cell office:value-type="string" calcext:value-type="string">
            <text:p>nói chung là tien nào của do . sai thi dc nhung ko tot như hàng chinh hang</text:p>
          </table:table-cell>
          <table:table-cell/>
        </table:table-row>
        <table:table-row table:style-name="ro4">
          <table:table-cell office:value-type="string" calcext:value-type="string">
            <text:p>nói chung thì chất lượng cũng ok! hàng của mình bị thiếu nắp pin mặt sau! ! ! mình nghĩ không vấn đề gì nên vẫn dùng, nhưng mà cứ dùng được 1 lúc pin nó lại trượt ra ngoài <text:s/>giờ lại phải dán thêm miếng băng dính vào <text:s/></text:p>
          </table:table-cell>
          <table:table-cell/>
        </table:table-row>
        <table:table-row table:style-name="ro3">
          <table:table-cell office:value-type="string" calcext:value-type="string">
            <text:p>nơi để pin 3a mà thử để pin nào cũng không phù hợp. bàn phím dùng cho tv box lúc được lúc không. định mua hàng về để dùng bàn phím cho smart phone và ipad nhưng không kết nối được như quảng cáo. khởi động không thấy đèn màu gì hết giống như đang tắt. pin sạc đèn đỏ hiện tối đa 30s là tắt, không biết có sạc được không hay bị lỗi vì sản phẩm không có lời hướng dẫn. mong tiki xem xét đơn hàng để có thể đổi trả theo chính sách khách hàng mà quý công ty đề ra. cám ơn.</text:p>
          </table:table-cell>
          <table:table-cell/>
        </table:table-row>
        <table:table-row table:style-name="ro1">
          <table:table-cell office:value-type="string" calcext:value-type="string">
            <text:p>nói là hàng chính hãng nhưng lại giao hàng nội địa tq. tiki nói là báo cáo nhà cung cấp nhưng mình vẫn chưa nhận được câu trả lời, giờ có tin tưởng được tiki nữa không?</text:p>
          </table:table-cell>
          <table:table-cell/>
        </table:table-row>
        <table:table-row table:style-name="ro1">
          <table:table-cell office:value-type="string" calcext:value-type="string">
            <text:p>nói là xài được 1 năm, mà mới hơn 1 tháng đả không chạy nổi</text:p>
          </table:table-cell>
          <table:table-cell/>
        </table:table-row>
        <table:table-row table:style-name="ro1">
          <table:table-cell office:value-type="string" calcext:value-type="string">
            <text:p>nói người khác không nghe được <text:s/>ko hỗ trợ nói càn khắc phục lại hoặc đổi</text:p>
          </table:table-cell>
          <table:table-cell/>
        </table:table-row>
        <table:table-row table:style-name="ro1">
          <table:table-cell office:value-type="string" calcext:value-type="string">
            <text:p>nói sim sẽ tự động duy trì nếu có 77k trong tài khoản mà chưa xài hết 1 tháng đã bắt đăng kí gói khác trong khi tài khoản còn cả trăm ngàn. tiki xem lại ông shop này đi.</text:p>
          </table:table-cell>
          <table:table-cell/>
        </table:table-row>
        <table:table-row table:style-name="ro1">
          <table:table-cell office:value-type="string" calcext:value-type="string">
            <text:p>nóng như lửa đốt, hiệu quả kém.</text:p>
          </table:table-cell>
          <table:table-cell/>
        </table:table-row>
        <table:table-row table:style-name="ro1">
          <table:table-cell office:value-type="string" calcext:value-type="string">
            <text:p>ns chung là mua x r hk pk sài</text:p>
          </table:table-cell>
          <table:table-cell/>
        </table:table-row>
        <table:table-row table:style-name="ro1">
          <table:table-cell office:value-type="string" calcext:value-type="string">
            <text:p>nút âm lượng k điều chỉnh đc. ấn tăng, giảm âm lượng thì bị next sang bài hát khác</text:p>
          </table:table-cell>
          <table:table-cell/>
        </table:table-row>
        <table:table-row table:style-name="ro4">
          <table:table-cell office:value-type="string" calcext:value-type="string">
            <text:p>nút bấm bên tai phải quá lỏng, lắc nhẹ sẽ tạo tiếng kêu rất khó chịu, ảnh hưởng tới cảm giác nghe. tai trái thì không sao, không biết có được bảo hành không nhưng cảm giác khá tệ so với giá tiền bỏ ra</text:p>
          </table:table-cell>
          <table:table-cell/>
        </table:table-row>
        <table:table-row table:style-name="ro1">
          <table:table-cell office:value-type="string" calcext:value-type="string">
            <text:p>nút cuộn trang không sử dụng được, đọc nhận xét thì 2 tem mới bảo hành mà mình chỉ có 1 tem</text:p>
          </table:table-cell>
          <table:table-cell/>
        </table:table-row>
        <table:table-row table:style-name="ro1">
          <table:table-cell office:value-type="string" calcext:value-type="string">
            <text:p>nút nhấn trái quá cứng, khó sử dụng, gây đau tay. đề nghị nâng cao chất lượng sản phẩm hơn.</text:p>
          </table:table-cell>
          <table:table-cell/>
        </table:table-row>
        <table:table-row table:style-name="ro1" table:visibility="filter">
          <table:table-cell office:value-type="string" calcext:value-type="string">
            <text:p>nút nhấn trái quá cứng, khó sử dụng, gây đau tay. đề nghị nâng cao chất lượng sản phẩm hơn.</text:p>
          </table:table-cell>
          <table:table-cell/>
        </table:table-row>
        <table:table-row table:style-name="ro1">
          <table:table-cell office:value-type="string" calcext:value-type="string">
            <text:p>nút tăng giảm âm lượng không sử dụng được dù mình đã đổi lại mới nhưng vẫn không dùng nút tăng giảm được</text:p>
          </table:table-cell>
          <table:table-cell/>
        </table:table-row>
        <table:table-row table:style-name="ro4">
          <table:table-cell office:value-type="string" calcext:value-type="string">
            <text:p>ổ bị lỗi, copy file lớn vào thì ổ rất nóng, sau đó ko nhận ổ cứng, để nguội cắm vào lại thì đòi format. trước có mua ổ như này nhưng của thailand sản xuất, còn ổ này của china sản xuất. tiki cho mình đổi lại được không.</text:p>
          </table:table-cell>
          <table:table-cell/>
        </table:table-row>
        <table:table-row table:style-name="ro1">
          <table:table-cell office:value-type="string" calcext:value-type="string">
            <text:p>ổ cắm vào máy ko nhận, đã thử mọi cách, đã tháo cap ổ đang dùng ra cắm mà vẫn ko nhận !</text:p>
          </table:table-cell>
          <table:table-cell/>
        </table:table-row>
        <table:table-row table:style-name="ro1">
          <table:table-cell office:value-type="string" calcext:value-type="string">
            <text:p>ổ cứng chỉ có hộp carton và một bịch ổ cứng. ko hề có chống shock gì vả và bịch bị rách. <text:s text:c="2"/>nào h mua hàng trên tiki m ko quay video mà từ giờ chắc phải có quá.</text:p>
          </table:table-cell>
          <table:table-cell/>
        </table:table-row>
        <table:table-row table:style-name="ro4">
          <table:table-cell office:value-type="string" calcext:value-type="string">
            <text:p>ổ cứng còn mới nguyên, power on count=0. anh em lưu ý dùng chuẩn santa iii để được tốc độ cao nhất như quảng cáo. <text:s/>mình đặt hàng lúc 12 giờ, 1 giờ kém gọi 1 lần không được là gia hàng đi luôn. phải 10 giờ ngày hôm sau mới nhận được, dịch vụ giao 2h quá kém.</text:p>
          </table:table-cell>
          <table:table-cell/>
        </table:table-row>
        <table:table-row table:style-name="ro1">
          <table:table-cell office:value-type="string" calcext:value-type="string">
            <text:p>ổ cứng đã bị rạch ra từ trước, lắp vào máy tính ko nhận,mọi người chú ý nhé</text:p>
          </table:table-cell>
          <table:table-cell/>
        </table:table-row>
        <table:table-row table:style-name="ro4">
          <table:table-cell office:value-type="string" calcext:value-type="string">
            <text:p>ổ cứng để lăn lốc trong cái hộp giấy mà không có mút chống sốc. bên ngoài hộp móp thế này thì chắc là bị nhồi nhét trong đống hàng rồi. về ổ cứng thì hiện tại chưa thấy lỗi gì. tiếp tục theo dõi.</text:p>
          </table:table-cell>
          <table:table-cell/>
        </table:table-row>
        <table:table-row table:style-name="ro1">
          <table:table-cell office:value-type="string" calcext:value-type="string">
            <text:p>ổ cứng dởm đó các anh chị không nên mua của tiki nữa phí tiền lắm cắm vào đã báo ổ tình trạng ổ cứng bad rồi quá thất vọng</text:p>
          </table:table-cell>
          <table:table-cell/>
        </table:table-row>
        <table:table-row table:style-name="ro1">
          <table:table-cell office:value-type="string" calcext:value-type="string">
            <text:p>ổ cứng ghi 240g mà giao cho tôi có 0,99g. không bằng cái usb. híc. bỏ đống tiền mua mà nhận lại là hàng dởm. quá buồn cho tiki</text:p>
          </table:table-cell>
          <table:table-cell/>
        </table:table-row>
        <table:table-row table:style-name="ro1">
          <table:table-cell office:value-type="string" calcext:value-type="string">
            <text:p>ổ cứng hỏng ?? không nhận được, yêu cầu đổi hoặc refund.</text:p>
          </table:table-cell>
          <table:table-cell/>
        </table:table-row>
        <table:table-row table:style-name="ro1">
          <table:table-cell office:value-type="string" calcext:value-type="string">
            <text:p>ổ cứng không dùng được</text:p>
          </table:table-cell>
          <table:table-cell/>
        </table:table-row>
        <table:table-row table:style-name="ro1">
          <table:table-cell office:value-type="string" calcext:value-type="string">
            <text:p>ổ cứng không hoạt động, đã gửi bảo hành đổi lại, lần 2 vẫn không hoạt động. lưu ý đến các bạn muốn mua ổ cứng này.</text:p>
          </table:table-cell>
          <table:table-cell/>
        </table:table-row>
        <table:table-row table:style-name="ro1">
          <table:table-cell office:value-type="string" calcext:value-type="string">
            <text:p>ổ cứng không nhận, yêu cầu tiki đổi hàng</text:p>
          </table:table-cell>
          <table:table-cell/>
        </table:table-row>
        <table:table-row table:style-name="ro1">
          <table:table-cell office:value-type="string" calcext:value-type="string">
            <text:p>ổ cứng ko chịu nhận , cũng ko hiển thị trong bios , mới đầu tưởng do cáp nên đã thay nhưng sau khi thay xong ổ cũng ko thể kích hoạt và báo lỗi.</text:p>
          </table:table-cell>
          <table:table-cell/>
        </table:table-row>
        <table:table-row table:style-name="ro1">
          <table:table-cell office:value-type="string" calcext:value-type="string">
            <text:p>ổ cứng ko nhận nhé! vô cùng bực mình.</text:p>
          </table:table-cell>
          <table:table-cell/>
        </table:table-row>
        <table:table-row table:style-name="ro3">
          <table:table-cell office:value-type="string" calcext:value-type="string">
            <text:p>ổ cứng là hàng dễ hỏng hóc mà khi nhận được hàng thì trong hộp chẳng có đệm mút hay thứ gì chống va đập cả. lúc mình cắm ổ cứng vào máy thì không nhận, đơ cả máy. thử hết các máy đều bị như vậy nên lại phải mang đi bảo hành và dù được đổi mới nhưng rất mất thời gian. đề nghị tiki bữa sau đóng gói cẩn thận như này đối với hàng thuộc loại này nhé. ảnh là hàng sau khi bảo hành đc đổi mới, bảo vệ rất tốt còn của tiki thì mỗi cái hộp bên trong là ổ cứng không à. thất vọng quá</text:p>
          </table:table-cell>
          <table:table-cell/>
        </table:table-row>
        <table:table-row table:style-name="ro1">
          <table:table-cell office:value-type="string" calcext:value-type="string">
            <text:p>ổ cứng lỗi</text:p>
          </table:table-cell>
          <table:table-cell/>
        </table:table-row>
        <table:table-row table:style-name="ro1">
          <table:table-cell office:value-type="string" calcext:value-type="string">
            <text:p>ổ cứng mình dùng gặp vấn đề khởi động máy cực kỳ chậm. cho mình hỏi shop bảo hành ntn ạ.</text:p>
          </table:table-cell>
          <table:table-cell/>
        </table:table-row>
        <table:table-row table:style-name="ro1">
          <table:table-cell office:value-type="string" calcext:value-type="string">
            <text:p>ổ cứng mua ngày 20 tháng 01 năm 2019 , bị hư đến hiện tại vẫn còn đang trong thời gian bảo hành , xin hỏi chính sách hỗ trợ bảo hành như thế nào</text:p>
          </table:table-cell>
          <table:table-cell/>
        </table:table-row>
        <table:table-row table:style-name="ro1">
          <table:table-cell office:value-type="string" calcext:value-type="string">
            <text:p>ổ cứng nhẹ, lỏng lẻo, không chắc chắn, dùng hộp đựng orico 999 không nhận được ổ cứng, giờ không biết làm sao!?</text:p>
          </table:table-cell>
          <table:table-cell/>
        </table:table-row>
        <table:table-row table:style-name="ro1">
          <table:table-cell office:value-type="string" calcext:value-type="string">
            <text:p>ổ mới mà lại bad??? đề nghị tiki giải thích cho tôi</text:p>
          </table:table-cell>
          <table:table-cell/>
        </table:table-row>
        <table:table-row table:style-name="ro1">
          <table:table-cell office:value-type="string" calcext:value-type="string">
            <text:p>ổ mua về không sử dụng được dù đã gạt nút các kiểu, thử đủ loại ổ cứng.</text:p>
          </table:table-cell>
          <table:table-cell/>
        </table:table-row>
        <table:table-row table:style-name="ro1">
          <table:table-cell office:value-type="string" calcext:value-type="string">
            <text:p>ơ sao lại có cần anten v mấy men, nhìn nó xấu v</text:p>
          </table:table-cell>
          <table:table-cell/>
        </table:table-row>
        <table:table-row table:style-name="ro1">
          <table:table-cell office:value-type="string" calcext:value-type="string">
            <text:p>ở tp hcm mà đặt 5 ngày rồi vẫn chưa nhận được hàng, dịch vụ tệ hại nhất trong các trang tmđt hiện nay.</text:p>
          </table:table-cell>
          <table:table-cell/>
        </table:table-row>
        <table:table-row table:style-name="ro1">
          <table:table-cell office:value-type="string" calcext:value-type="string">
            <text:p>ổ vừa mua không dùng được thì làm thế nào</text:p>
          </table:table-cell>
          <table:table-cell/>
        </table:table-row>
        <table:table-row table:style-name="ro3">
          <table:table-cell office:value-type="string" calcext:value-type="string">
            <text:p>ổ wd mình mua ở shop này. mới đầu xài bình thường. bây giờ cắm vô mac mini phải đợi 10 phút mới nhận. cầm ổ cứng lên thì thấy bên trong chạy bị khựng lại liên tục. mình dùng ổ wd khác để test với mac mini. chạy vi vu, nhận liền tức khắc. ổ wd đen này sau 10 phút mới nhận. mặc dù 2 ổ cùng chung 1 dạng định dạng format. đang xài thì rớt. hoàn toàn không ổn định. shop xem qua giúp mình. có thể là sẽ cần đổi ổ khác. cám ơn shop</text:p>
          </table:table-cell>
          <table:table-cell/>
        </table:table-row>
        <table:table-row table:style-name="ro1">
          <table:table-cell office:value-type="string" calcext:value-type="string">
            <text:p>oder con này về từ tứ gia computer xong lúc nhận lại là con khác <text:s/></text:p>
          </table:table-cell>
          <table:table-cell/>
        </table:table-row>
        <table:table-row table:style-name="ro1">
          <table:table-cell office:value-type="string" calcext:value-type="string">
            <text:p>oder dây sạc iphone mà giao dây của samsung lần đầu mua hàng đã cảm thấy không hài lòng đâu phải lúc nào cũng có thời gian nhận tới nhận lui</text:p>
          </table:table-cell>
          <table:table-cell/>
        </table:table-row>
        <table:table-row table:style-name="ro1">
          <table:table-cell office:value-type="string" calcext:value-type="string">
            <text:p>ok tốt</text:p>
          </table:table-cell>
          <table:table-cell/>
        </table:table-row>
        <table:table-row table:style-name="ro1">
          <table:table-cell office:value-type="string" calcext:value-type="string">
            <text:p>on mà kết nối bluetooth đc . chán quá nhà sản suất.</text:p>
          </table:table-cell>
          <table:table-cell/>
        </table:table-row>
        <table:table-row table:style-name="ro1">
          <table:table-cell office:value-type="string" calcext:value-type="string">
            <text:p>ọp ẹp, không đẹp như hình, không dùng gọi điện thoại được</text:p>
          </table:table-cell>
          <table:table-cell/>
        </table:table-row>
        <table:table-row table:style-name="ro4">
          <table:table-cell office:value-type="string" calcext:value-type="string">
            <text:p>ốp gia công quá cẩu thả, đường cắt không đều, méo mó, mang vào bị lệch như hình. mong shop gửi đổi cái khác giúp, giá trị nhỏ nên mình chẳng thích claim tiki chứ sp nhận đc như thế thì ko xài được</text:p>
          </table:table-cell>
          <table:table-cell/>
        </table:table-row>
        <table:table-row table:style-name="ro1">
          <table:table-cell office:value-type="string" calcext:value-type="string">
            <text:p>ốp lưng bị cũ,kích hoạt bảo hành trước quá lâu,hình thức rất củ,mới khui hộp ra thấy nản,,19 triệu lận đó tiki à.</text:p>
          </table:table-cell>
          <table:table-cell/>
        </table:table-row>
        <table:table-row table:style-name="ro1">
          <table:table-cell office:value-type="string" calcext:value-type="string">
            <text:p>phải đăng ký mới xài được, biết vậy ghé viettel mua cho rồi</text:p>
          </table:table-cell>
          <table:table-cell/>
        </table:table-row>
        <table:table-row table:style-name="ro1">
          <table:table-cell office:value-type="string" calcext:value-type="string">
            <text:p>phải nói là chán. mua 1 loại chuyển 1 loại “ nản”</text:p>
          </table:table-cell>
          <table:table-cell/>
        </table:table-row>
        <table:table-row table:style-name="ro1">
          <table:table-cell office:value-type="string" calcext:value-type="string">
            <text:p>phải nói là rất tệ, cái nghe được cái không chưa nói đến nghe rất bé như vậy sao mà dùng được</text:p>
          </table:table-cell>
          <table:table-cell/>
        </table:table-row>
        <table:table-row table:style-name="ro3">
          <table:table-cell office:value-type="string" calcext:value-type="string">
            <text:p>phải nói là sử dụng tai nghe theo sự hên xui của bản thân luôn á. lúc thì cắm vào cái thì sạc đc cả cốc lẫn tai nghe còn lúc nó max cái sạc cho dock kh đc rồi còn sạc cho tai nghe cũng chẳng đc để vào dock sạc lúc thì đc cả 2 lúc thì đc bên trái lúc thì đc bên phải đúng điên máu trong lúc sạc luôn á còn phần kết nối giữa 2 tai nghe lại vs nhau thì cũng rất là hên xui lúc thì chỉ cần lấy ra khỏi nắp hộp thì cả 2 cái nó tự kn r còn lúc thì kh đc. tiki nên xem xét lại !</text:p>
          </table:table-cell>
          <table:table-cell/>
        </table:table-row>
        <table:table-row table:style-name="ro1">
          <table:table-cell office:value-type="string" calcext:value-type="string">
            <text:p>phần cảm ứng tai nghe không được nhạy. cảm thấy không được hài lòng cho lắm</text:p>
          </table:table-cell>
          <table:table-cell/>
        </table:table-row>
        <table:table-row table:style-name="ro1">
          <table:table-cell office:value-type="string" calcext:value-type="string">
            <text:p>phần đầu dùng cho cảm ứng quá bự. mình nghĩ nó chỉ lớn hơn đầu viết bi 1 chút chứ ai dè nó bự như thân viết, sử dụng bằng tay còn tốt hơn</text:p>
          </table:table-cell>
          <table:table-cell/>
        </table:table-row>
        <table:table-row table:style-name="ro1">
          <table:table-cell office:value-type="string" calcext:value-type="string">
            <text:p>phần kéo ra vào của usb có vẻ không được đúng khuôn mẫu, hơi bị vênh. khi đóng và mở usb thì nó không được trơn chu.</text:p>
          </table:table-cell>
          <table:table-cell/>
        </table:table-row>
        <table:table-row table:style-name="ro3">
          <table:table-cell office:value-type="string" calcext:value-type="string">
            <text:p>phần nhựa bóng cứng bọc usb như bị cắt để lấy usb ra, còn dùng 1 miếng kéo nhỏ dán lại, càng chứng tỏ sản phẩm đã không được nguyên vẹn trước khi đến với người tiêu dùng. không biết phải do tráo đổi usb hay không nhưng việc này rất dễ gây mất lòng tin ở khách hàng, không một sẵn phẩm hoàn chỉnh nào mà bị một lỗi lớn như vậy. hi vọng hãy khắc phục tình trạng này.</text:p>
          </table:table-cell>
          <table:table-cell/>
        </table:table-row>
        <table:table-row table:style-name="ro4">
          <table:table-cell office:value-type="string" calcext:value-type="string">
            <text:p>phần nhựa bóng cứng bọc usb như bị cắt để lấy usb ra. không biết phải do tráo đổi usb hay không nhưng việc này rất dễ gây mất lòng tin ở khách hàng, không một sẵn phẩm hoàn chỉnh nào mà bị một lỗi lớn như vậy. hi vọng hãy khắc phục tình trạng này.</text:p>
          </table:table-cell>
          <table:table-cell/>
        </table:table-row>
        <table:table-row table:style-name="ro1">
          <table:table-cell office:value-type="string" calcext:value-type="string">
            <text:p>phần tai nghe gắn mà hok sử dụng được tai nghe</text:p>
          </table:table-cell>
          <table:table-cell/>
        </table:table-row>
        <table:table-row table:style-name="ro1">
          <table:table-cell office:value-type="string" calcext:value-type="string">
            <text:p>phat ko bang dien thoai mat song luon tuc a</text:p>
          </table:table-cell>
          <table:table-cell/>
        </table:table-row>
        <table:table-row table:style-name="ro1">
          <table:table-cell office:value-type="string" calcext:value-type="string">
            <text:p>phát sóng yếu, giật lag cục chính vẫn mạnh mà nó thì yếu</text:p>
          </table:table-cell>
          <table:table-cell/>
        </table:table-row>
        <table:table-row table:style-name="ro1">
          <table:table-cell office:value-type="string" calcext:value-type="string">
            <text:p>phát wifi kém , khoảng cách ngắn dù đã dùng mạng 2,4 gh . không nên mua với giá tiền này.</text:p>
          </table:table-cell>
          <table:table-cell/>
        </table:table-row>
        <table:table-row table:style-name="ro1" table:visibility="filter">
          <table:table-cell office:value-type="string" calcext:value-type="string">
            <text:p>phát wifi kém , khoảng cách ngắn dù đã dùng mạng 2,4 gh . không nên mua với giá tiền này.</text:p>
          </table:table-cell>
          <table:table-cell/>
        </table:table-row>
        <table:table-row table:style-name="ro1">
          <table:table-cell office:value-type="string" calcext:value-type="string">
            <text:p>phí tiền mua ạ thề k có lần sau nữa tiki lm ăn chán quá</text:p>
          </table:table-cell>
          <table:table-cell/>
        </table:table-row>
        <table:table-row table:style-name="ro1">
          <table:table-cell office:value-type="string" calcext:value-type="string">
            <text:p>phiên bản hàn quốc, nên chụp hình không tắt được âm thanh chụp. shop không ghi cụ thể hàng nhập khẩu nước nào, làm mua về thất vọng quá</text:p>
          </table:table-cell>
          <table:table-cell/>
        </table:table-row>
        <table:table-row table:style-name="ro1">
          <table:table-cell office:value-type="string" calcext:value-type="string">
            <text:p>phiên bản không có nfc như tiki quảng cáo, không nhận được e voucher. <text:s/>hy vọng có phản hồi từ phía tiki!</text:p>
          </table:table-cell>
          <table:table-cell/>
        </table:table-row>
        <table:table-row table:style-name="ro1">
          <table:table-cell office:value-type="string" calcext:value-type="string">
            <text:p>phím bấm trái phải ok. nhưng con lăn không cuộn được. bấm bằng con lăn chuột khi đóng mở web cũng rất cứng. sản phẩm lỗi, đề nghị đổi giúp mình sp khác.</text:p>
          </table:table-cell>
          <table:table-cell/>
        </table:table-row>
        <table:table-row table:style-name="ro1">
          <table:table-cell office:value-type="string" calcext:value-type="string">
            <text:p>phím cách rất nặng, hiện tại ko dùng được, chấp nhận là hàng rẻ tiền nên bỏ xó luôn</text:p>
          </table:table-cell>
          <table:table-cell/>
        </table:table-row>
        <table:table-row table:style-name="ro1">
          <table:table-cell office:value-type="string" calcext:value-type="string">
            <text:p>phím có mấy nút hok nhậy. ấn mạnh mới ăn phím. đọc b luận thấy ok mà mua về tệ quá.</text:p>
          </table:table-cell>
          <table:table-cell/>
        </table:table-row>
        <table:table-row table:style-name="ro1">
          <table:table-cell office:value-type="string" calcext:value-type="string">
            <text:p>phím cứng bấm hay dính .không nhạy.quá chán cho sản phẩm . giao hàng lâu.</text:p>
          </table:table-cell>
          <table:table-cell/>
        </table:table-row>
        <table:table-row table:style-name="ro1">
          <table:table-cell office:value-type="string" calcext:value-type="string">
            <text:p>phím được phím không</text:p>
          </table:table-cell>
          <table:table-cell/>
        </table:table-row>
        <table:table-row table:style-name="ro1">
          <table:table-cell office:value-type="string" calcext:value-type="string">
            <text:p>phím sài một thời gian đơ cứng ngắt, bấm nặng nề. quan trọng là độ bền nha mấy bạn.</text:p>
          </table:table-cell>
          <table:table-cell/>
        </table:table-row>
        <table:table-row table:style-name="ro1">
          <table:table-cell office:value-type="string" calcext:value-type="string">
            <text:p>phím shift bên trái k nhấn và giữ dc. nên chơi game k dc. đành mua con khác. mặc dù mọi thứ đều ok. ngoại trừ phím shift</text:p>
          </table:table-cell>
          <table:table-cell/>
        </table:table-row>
        <table:table-row table:style-name="ro1" table:visibility="filter">
          <table:table-cell office:value-type="string" calcext:value-type="string">
            <text:p>phím shift bên trái k nhấn và giữ dc. nên chơi game k dc. đành mua con khác. mặc dù mọi thứ đều ok. ngoại trừ phím shift</text:p>
          </table:table-cell>
          <table:table-cell/>
        </table:table-row>
        <table:table-row table:style-name="ro1">
          <table:table-cell office:value-type="string" calcext:value-type="string">
            <text:p>phone hỏng 1 ko sáng đèn và ko nhận bluetooth</text:p>
          </table:table-cell>
          <table:table-cell/>
        </table:table-row>
        <table:table-row table:style-name="ro1">
          <table:table-cell office:value-type="string" calcext:value-type="string">
            <text:p>phụ kiện có túi đựng, cáp sạc, dây 3.5 trông ổn. âm thanh ổn, nhiều bass.chơi pubg mobile bị delay tầm 1s. kết nối với điện thoại báo pin 30% mà cứ báo "battery low".</text:p>
          </table:table-cell>
          <table:table-cell/>
        </table:table-row>
        <table:table-row table:style-name="ro1">
          <table:table-cell office:value-type="string" calcext:value-type="string">
            <text:p>phụ kiện đầy đủ.. test trên pc vs lap thì dây vs cây micro hở điện gây giật điện, không an toàn..</text:p>
          </table:table-cell>
          <table:table-cell/>
        </table:table-row>
        <table:table-row table:style-name="ro4">
          <table:table-cell office:value-type="string" calcext:value-type="string">
            <text:p>phủ sóng rất kém, không biết đây là lỗi hay do nó như vậy. cái router viettel của mình để tầng 1 và tầng trệt và tầng 2 vẫn bắt wifi khá tốt gắn thêm cục wifi này ở tầng 2 để thì sân thương và tầng 1 không bắt được 1 vạch. mình lười đổi. kiêm tra và đổi cũng mất một mớ thời gian. lần sau không mua đồ của tp link nữa thôi.</text:p>
          </table:table-cell>
          <table:table-cell/>
        </table:table-row>
        <table:table-row table:style-name="ro1">
          <table:table-cell office:value-type="string" calcext:value-type="string">
            <text:p>phục vụ khách hàng quá tệ về khoản thanh toán và quy trình làm việc.</text:p>
          </table:table-cell>
          <table:table-cell/>
        </table:table-row>
        <table:table-row table:style-name="ro1">
          <table:table-cell office:value-type="string" calcext:value-type="string">
            <text:p>pin 10000mah nhưng khi mua về chỉ sạt vào khoảng 1000mah, không sử dụng được lâu.</text:p>
          </table:table-cell>
          <table:table-cell/>
        </table:table-row>
        <table:table-row table:style-name="ro1">
          <table:table-cell office:value-type="string" calcext:value-type="string">
            <text:p>pin 3 ngày đã hết trong khi thông thường 10 15 ngày nếu ko sử dụng chế độ didnhj vị. kcal leo bộ 500 bước được 7000 kcal</text:p>
          </table:table-cell>
          <table:table-cell/>
        </table:table-row>
        <table:table-row table:style-name="ro1">
          <table:table-cell office:value-type="string" calcext:value-type="string">
            <text:p>pin báo ảo, sai %, tín hiệu chập chờn. pin dùng đc 3 tiếng. kén sạc có <text:s/>1 lần mà tụt 2 vạch. không biết con của mình bị lỗi hay tất cả đều vậy. nản</text:p>
          </table:table-cell>
          <table:table-cell/>
        </table:table-row>
        <table:table-row table:style-name="ro1">
          <table:table-cell office:value-type="string" calcext:value-type="string">
            <text:p>pin bị hư. chỉ nghe đc 5 phút. quá tệ. lừa đảo</text:p>
          </table:table-cell>
          <table:table-cell/>
        </table:table-row>
        <table:table-row table:style-name="ro1">
          <table:table-cell office:value-type="string" calcext:value-type="string">
            <text:p>pin bi loi ,tu tat nguon ,co doi lai pin duoc ko????</text:p>
          </table:table-cell>
          <table:table-cell/>
        </table:table-row>
        <table:table-row table:style-name="ro1">
          <table:table-cell office:value-type="string" calcext:value-type="string">
            <text:p>pin bị tụt nhanh quá, để đêm tới sáng mất 10%. dùng vài tác vụ còn khoản 77%. hỗ trợ mình nha tiki</text:p>
          </table:table-cell>
          <table:table-cell/>
        </table:table-row>
        <table:table-row table:style-name="ro1">
          <table:table-cell office:value-type="string" calcext:value-type="string">
            <text:p>pin chán ẹc....nhận cuộc gọi đến nhưng <text:s/>yếu..sp k như mong đợi</text:p>
          </table:table-cell>
          <table:table-cell/>
        </table:table-row>
        <table:table-row table:style-name="ro1">
          <table:table-cell office:value-type="string" calcext:value-type="string">
            <text:p>pin cục sạc còn 57% . khi sạc vào iphone 6 để qua đêm thì pin cục sạc còn 0% . khi cục sạc còn 0% , sạc pin vô cục sạc thì 1 tiéng lên dc 10% rất là lâu</text:p>
          </table:table-cell>
          <table:table-cell/>
        </table:table-row>
        <table:table-row table:style-name="ro1">
          <table:table-cell office:value-type="string" calcext:value-type="string">
            <text:p>pin dùng đc một tháng thì sảy ra tình trạng sạc không vô điện thoại, trong khi pin dự phòng vẫn còn trên 50%. đã mua hàng tiki nhiều nhưng lần này thất vọng</text:p>
          </table:table-cell>
          <table:table-cell/>
        </table:table-row>
        <table:table-row table:style-name="ro1">
          <table:table-cell office:value-type="string" calcext:value-type="string">
            <text:p>pin hết không đồng bộ đang nghe nhạc hay bị mất 1 bên tai nghe</text:p>
          </table:table-cell>
          <table:table-cell/>
        </table:table-row>
        <table:table-row table:style-name="ro1">
          <table:table-cell office:value-type="string" calcext:value-type="string">
            <text:p>pin hết nhanh, tai nghe lúc đc lúc ko </text:p>
          </table:table-cell>
          <table:table-cell/>
        </table:table-row>
        <table:table-row table:style-name="ro1">
          <table:table-cell office:value-type="string" calcext:value-type="string">
            <text:p>pin k dùng được lâu. mới mua mà đã không xạc pin được</text:p>
          </table:table-cell>
          <table:table-cell/>
        </table:table-row>
        <table:table-row table:style-name="ro1">
          <table:table-cell office:value-type="string" calcext:value-type="string">
            <text:p>pin kém , lắp hộp lỏng lẻo. nói chung là thất vọng</text:p>
          </table:table-cell>
          <table:table-cell/>
        </table:table-row>
        <table:table-row table:style-name="ro3">
          <table:table-cell office:value-type="string" calcext:value-type="string">
            <text:p>pin kém hơn mô tả, mới nhận trưa 17 còn 38%, hôm nay đến 9h tối còn 9%, lúc đầu nghĩ do bật thông báo, tắt thông báo ứng dụng đi nhưng vẫn tốn, tắt luôn cả giám sát nhịp tim đi, vẫn tốn. hôm trước thỉnh thoảng thấy lóe sáng màn hình nhưng chưa phát hiện ra vấn đề, hôm nay mới phát hiện ra thỉnh thoảng màn hình sáng lên rồi dịch chuyển hình ảnh lệch sang một tý. theo dự kiến con này tới mai là hết pin, như vậy thì kịch kim được 10 ngày nếu chỉ để always on screen từ 7h đến 20h. quá kém</text:p>
          </table:table-cell>
          <table:table-cell/>
        </table:table-row>
        <table:table-row table:style-name="ro1">
          <table:table-cell office:value-type="string" calcext:value-type="string">
            <text:p>pin kém, đã gửi bh vì không sạc full được, sạc chập chờn</text:p>
          </table:table-cell>
          <table:table-cell/>
        </table:table-row>
        <table:table-row table:style-name="ro1">
          <table:table-cell office:value-type="string" calcext:value-type="string">
            <text:p>pin kém, nghe chói tai</text:p>
          </table:table-cell>
          <table:table-cell/>
        </table:table-row>
        <table:table-row table:style-name="ro1">
          <table:table-cell office:value-type="string" calcext:value-type="string">
            <text:p>pin không đc tốt cho lắm</text:p>
          </table:table-cell>
          <table:table-cell/>
        </table:table-row>
        <table:table-row table:style-name="ro1">
          <table:table-cell office:value-type="string" calcext:value-type="string">
            <text:p>pin không đúng với quảng cáo, chỉ xạc được 1 lần cho điện thoại là hết pin !!!</text:p>
          </table:table-cell>
          <table:table-cell/>
        </table:table-row>
        <table:table-row table:style-name="ro1">
          <table:table-cell office:value-type="string" calcext:value-type="string">
            <text:p>pin mau hết</text:p>
          </table:table-cell>
          <table:table-cell/>
        </table:table-row>
        <table:table-row table:style-name="ro4">
          <table:table-cell office:value-type="string" calcext:value-type="string">
            <text:p>pin nói được 8h mà mình vừa bắt đầu xài được 1h45 phút thì máy sập, pin nóng ran (đây là mình mới chỉ dùng cho 1 máy tính cá nhân, đt thì có 4g riêng rồi!) mình đang chuẩn bị gói gém lại để báo hành vì mấy lý do: pin nóng dễ phát nổ, tuổi thọ của pin quá kém so với thông tin về sản phẩm!</text:p>
          </table:table-cell>
          <table:table-cell/>
        </table:table-row>
        <table:table-row table:style-name="ro1">
          <table:table-cell office:value-type="string" calcext:value-type="string">
            <text:p>pin phồng, cắm máy tính lúc được lúc không, cắm tivi xiaomi không nhận. cần được đổi trả</text:p>
          </table:table-cell>
          <table:table-cell/>
        </table:table-row>
        <table:table-row table:style-name="ro1">
          <table:table-cell office:value-type="string" calcext:value-type="string">
            <text:p>pin phù <text:s/>k sử dụng đc</text:p>
          </table:table-cell>
          <table:table-cell/>
        </table:table-row>
        <table:table-row table:style-name="ro1">
          <table:table-cell office:value-type="string" calcext:value-type="string">
            <text:p>pin quá yếu còn sạc của tai nge pin ảo</text:p>
          </table:table-cell>
          <table:table-cell/>
        </table:table-row>
        <table:table-row table:style-name="ro1">
          <table:table-cell office:value-type="string" calcext:value-type="string">
            <text:p>pin sạc vào đt mới được 50 phần trăm thì cục sạc đã báo hết tôi đem sạc lại mấy lần thì cục pin sạc cũng báo như vậy thật là mất lòng tin của tôi</text:p>
          </table:table-cell>
          <table:table-cell/>
        </table:table-row>
        <table:table-row table:style-name="ro1">
          <table:table-cell office:value-type="string" calcext:value-type="string">
            <text:p>pin tai nghe chỉ dùng xài được gần 2h không đúng như thông tin sản phẩm. bỏ vào hộp sạc thì khoảng 30s tới 1 phút sau đèn tắt nên không biết còn sạc hay không nữa.</text:p>
          </table:table-cell>
          <table:table-cell/>
        </table:table-row>
        <table:table-row table:style-name="ro1">
          <table:table-cell office:value-type="string" calcext:value-type="string">
            <text:p>pin tệ... phải cắm điện liên tục...xài chưa đc 3 giờ đã hết pin.... thất vọng...</text:p>
          </table:table-cell>
          <table:table-cell/>
        </table:table-row>
        <table:table-row table:style-name="ro4">
          <table:table-cell office:value-type="string" calcext:value-type="string">
            <text:p>pin tuột nhanh qua tối sạc đầy ko sử dụng tắt wifi, bluetooth các kiểu sáng ra mất 10% (cả ngày ko sài j cũng mất từ 20% 25%), lúc trước sài con a70 ko mất % pin nào luôn (là từ 21h đến 07h sáng hôm sau). khôi phục cài đặt gốc xoá hết data, app cài lại hết vẫn vậy ko biết con mình mua lỗi pin hay do phần mềm nữa</text:p>
          </table:table-cell>
          <table:table-cell/>
        </table:table-row>
        <table:table-row table:style-name="ro1">
          <table:table-cell office:value-type="string" calcext:value-type="string">
            <text:p>pin xạc hoài không đầy đề nghị tiki đổi sản phẩm khác nhé</text:p>
          </table:table-cell>
          <table:table-cell/>
        </table:table-row>
        <table:table-row table:style-name="ro1">
          <table:table-cell office:value-type="string" calcext:value-type="string">
            <text:p>pin xài chưa đc 30p đả hết.cảm ứng lúc đc lúc k.kết nối cũng khá tệ</text:p>
          </table:table-cell>
          <table:table-cell/>
        </table:table-row>
        <table:table-row table:style-name="ro1">
          <table:table-cell office:value-type="string" calcext:value-type="string">
            <text:p>pin xài lâu rất nóng, nóng quá tắt nguồn luôn, nhanh hết pin k như quảng cáo, k thấy băng tần 5ghz, giao hàng quá lâu</text:p>
          </table:table-cell>
          <table:table-cell/>
        </table:table-row>
        <table:table-row table:style-name="ro1">
          <table:table-cell office:value-type="string" calcext:value-type="string">
            <text:p>pin xoài mao hết</text:p>
          </table:table-cell>
          <table:table-cell/>
        </table:table-row>
        <table:table-row table:style-name="ro1" table:visibility="filter">
          <table:table-cell office:value-type="string" calcext:value-type="string">
            <text:p>pin xoài mao hết</text:p>
          </table:table-cell>
          <table:table-cell/>
        </table:table-row>
        <table:table-row table:style-name="ro1">
          <table:table-cell office:value-type="string" calcext:value-type="string">
            <text:p>pin yeu lăm</text:p>
          </table:table-cell>
          <table:table-cell/>
        </table:table-row>
        <table:table-row table:style-name="ro1">
          <table:table-cell office:value-type="string" calcext:value-type="string">
            <text:p>qc là tốc độ 300mbps nhưng thực tế chỉ có 150mbps mà thôi. <text:s/>vậy là qc sai sự thật. <text:s/>hoặc là giao hàng sai so với sp đang bán.</text:p>
          </table:table-cell>
          <table:table-cell/>
        </table:table-row>
        <table:table-row table:style-name="ro1">
          <table:table-cell office:value-type="string" calcext:value-type="string">
            <text:p>quá chán</text:p>
          </table:table-cell>
          <table:table-cell/>
        </table:table-row>
        <table:table-row table:style-name="ro1" table:visibility="filter">
          <table:table-cell office:value-type="string" calcext:value-type="string">
            <text:p>quá chán</text:p>
          </table:table-cell>
          <table:table-cell/>
        </table:table-row>
        <table:table-row table:style-name="ro1">
          <table:table-cell office:value-type="string" calcext:value-type="string">
            <text:p>quá chán với cái tai nghe này. nghe được tẹo là hết pin.</text:p>
          </table:table-cell>
          <table:table-cell/>
        </table:table-row>
        <table:table-row table:style-name="ro1">
          <table:table-cell office:value-type="string" calcext:value-type="string">
            <text:p>qua chán, ko connect đc bluetooth trên mac pro 2015</text:p>
          </table:table-cell>
          <table:table-cell/>
        </table:table-row>
        <table:table-row table:style-name="ro1">
          <table:table-cell office:value-type="string" calcext:value-type="string">
            <text:p>quá chán. muốn trả lại may mà ko biết liên hệ vs ai</text:p>
          </table:table-cell>
          <table:table-cell/>
        </table:table-row>
        <table:table-row table:style-name="ro1">
          <table:table-cell office:value-type="string" calcext:value-type="string">
            <text:p>quá đểu mọi người ko nên mua đồ lừa,mất tiền oan đ</text:p>
          </table:table-cell>
          <table:table-cell/>
        </table:table-row>
        <table:table-row table:style-name="ro1">
          <table:table-cell office:value-type="string" calcext:value-type="string">
            <text:p>quá dở</text:p>
          </table:table-cell>
          <table:table-cell/>
        </table:table-row>
        <table:table-row table:style-name="ro1">
          <table:table-cell office:value-type="string" calcext:value-type="string">
            <text:p>quá dỡ mau hết pin nói chuyện thì nghe gè gè v</text:p>
          </table:table-cell>
          <table:table-cell/>
        </table:table-row>
        <table:table-row table:style-name="ro1">
          <table:table-cell office:value-type="string" calcext:value-type="string">
            <text:p>quá kém chất lượng mua về hôm trc hôm sau hư. quá tệ</text:p>
          </table:table-cell>
          <table:table-cell/>
        </table:table-row>
        <table:table-row table:style-name="ro1">
          <table:table-cell office:value-type="string" calcext:value-type="string">
            <text:p>quá lỏng lẻo ko vừa lòng</text:p>
          </table:table-cell>
          <table:table-cell/>
        </table:table-row>
        <table:table-row table:style-name="ro1">
          <table:table-cell office:value-type="string" calcext:value-type="string">
            <text:p>quá nhanh hư mới mua 2 ngày thì đã bị đứt dây ( lần đâu tiên thất vọng về tiki)</text:p>
          </table:table-cell>
          <table:table-cell/>
        </table:table-row>
        <table:table-row table:style-name="ro1">
          <table:table-cell office:value-type="string" calcext:value-type="string">
            <text:p>quá nhỏ</text:p>
          </table:table-cell>
          <table:table-cell/>
        </table:table-row>
        <table:table-row table:style-name="ro1">
          <table:table-cell office:value-type="string" calcext:value-type="string">
            <text:p>quá tệ</text:p>
          </table:table-cell>
          <table:table-cell/>
        </table:table-row>
        <table:table-row table:style-name="ro1" table:visibility="filter">
          <table:table-cell office:value-type="string" calcext:value-type="string">
            <text:p>quá tệ</text:p>
          </table:table-cell>
          <table:table-cell/>
        </table:table-row>
        <table:table-row table:style-name="ro1">
          <table:table-cell office:value-type="string" calcext:value-type="string">
            <text:p>quá tệ <text:s/>chưa xài mà hư 1 bên tai <text:s/>chán</text:p>
          </table:table-cell>
          <table:table-cell/>
        </table:table-row>
        <table:table-row table:style-name="ro1">
          <table:table-cell office:value-type="string" calcext:value-type="string">
            <text:p>quá tệ ! loa nghe nhỏ phím bấm thao tác k nhạy .. nói chung thua dt cùi bắp</text:p>
          </table:table-cell>
          <table:table-cell/>
        </table:table-row>
        <table:table-row table:style-name="ro1">
          <table:table-cell office:value-type="string" calcext:value-type="string">
            <text:p>quá tệ bán điện thoại lock. mở gắn thẻ sim còn thấy sim khác mà bảo máy mới</text:p>
          </table:table-cell>
          <table:table-cell/>
        </table:table-row>
        <table:table-row table:style-name="ro1">
          <table:table-cell office:value-type="string" calcext:value-type="string">
            <text:p>quá tẹ bàn phím lúc duoc lúc không bao giờ mua nữa</text:p>
          </table:table-cell>
          <table:table-cell/>
        </table:table-row>
        <table:table-row table:style-name="ro3">
          <table:table-cell office:value-type="string" calcext:value-type="string">
            <text:p>quá tệ các bạn à, mua sdung được 10 ngày sạc không vào pin, gửi bảo hành gần 20 ngày không có thông tin hồi âm, gửi mail hẹn ngày có, xong tới ngày có không có gọi điện lên hỏi thì tiếp tục bài ca xin lỗi, sau đó hẹn tiếp 4 5 ngày. hẹn hoài hẹn mãi mà ko thấy, mua 10 ngày bảo hành mất 20 ngày, chả hiểu nổi, gọi tới còn chả biết hàng bảo hành giờ ở đâu</text:p>
          </table:table-cell>
          <table:table-cell/>
        </table:table-row>
        <table:table-row table:style-name="ro1">
          <table:table-cell office:value-type="string" calcext:value-type="string">
            <text:p>quá tệ chỉ nghe chưa dc 5” là hết pin</text:p>
          </table:table-cell>
          <table:table-cell/>
        </table:table-row>
        <table:table-row table:style-name="ro1">
          <table:table-cell office:value-type="string" calcext:value-type="string">
            <text:p>quá tệ k dùng dc. giờ muốn trả hàng</text:p>
          </table:table-cell>
          <table:table-cell/>
        </table:table-row>
        <table:table-row table:style-name="ro1">
          <table:table-cell office:value-type="string" calcext:value-type="string">
            <text:p>quá tệ không xài được bỏ luôn rồi vì không biết làm sao để đổi nữa</text:p>
          </table:table-cell>
          <table:table-cell/>
        </table:table-row>
        <table:table-row table:style-name="ro1">
          <table:table-cell office:value-type="string" calcext:value-type="string">
            <text:p>qua tệ loa nhỏ còn rè lấy chứ bực mình</text:p>
          </table:table-cell>
          <table:table-cell/>
        </table:table-row>
        <table:table-row table:style-name="ro1">
          <table:table-cell office:value-type="string" calcext:value-type="string">
            <text:p>quá tệ mình mua về dùng được 3 tháng chuột bắt đầu giật, click không ăn , hối hận khi mua sản phẩm này</text:p>
          </table:table-cell>
          <table:table-cell/>
        </table:table-row>
        <table:table-row table:style-name="ro1">
          <table:table-cell office:value-type="string" calcext:value-type="string">
            <text:p>quá tệ pin kém giật lác k như trong hình</text:p>
          </table:table-cell>
          <table:table-cell/>
        </table:table-row>
        <table:table-row table:style-name="ro1">
          <table:table-cell office:value-type="string" calcext:value-type="string">
            <text:p>quá tệ t mua về tiền mất tật mang <text:s/>ra 3 4 <text:s/>tiệm cài không được lỗi win</text:p>
          </table:table-cell>
          <table:table-cell/>
        </table:table-row>
        <table:table-row table:style-name="ro1">
          <table:table-cell office:value-type="string" calcext:value-type="string">
            <text:p>quá tệ xài nửa tháng hư. bạn nên coi lại sản phẩm .</text:p>
          </table:table-cell>
          <table:table-cell/>
        </table:table-row>
        <table:table-row table:style-name="ro1">
          <table:table-cell office:value-type="string" calcext:value-type="string">
            <text:p>quá tệ, <text:s/>ko sài được. mua xong về vứt luôn. ko hề hít vào bàn hay máy tính</text:p>
          </table:table-cell>
          <table:table-cell/>
        </table:table-row>
        <table:table-row table:style-name="ro1">
          <table:table-cell office:value-type="string" calcext:value-type="string">
            <text:p>quá tệ, đến ngày thứ 7 uốn uốn dọc thân tai nghe thì phát hiện 2 chỗ đứt ngầm, âm thanh loạn xạ , mong tiki giúp mình đổi trả, bực mình.</text:p>
          </table:table-cell>
          <table:table-cell/>
        </table:table-row>
        <table:table-row table:style-name="ro1">
          <table:table-cell office:value-type="string" calcext:value-type="string">
            <text:p>quá tệ, dùng được vài ngày vứt</text:p>
          </table:table-cell>
          <table:table-cell/>
        </table:table-row>
        <table:table-row table:style-name="ro1">
          <table:table-cell office:value-type="string" calcext:value-type="string">
            <text:p>quá tệ, dùng hai ngày đã hỏng.</text:p>
          </table:table-cell>
          <table:table-cell/>
        </table:table-row>
        <table:table-row table:style-name="ro1">
          <table:table-cell office:value-type="string" calcext:value-type="string">
            <text:p>quá tệ, quá tệ, tôi chưa từng sử dụng sản phẩm nào tệ đến như vậy.</text:p>
          </table:table-cell>
          <table:table-cell/>
        </table:table-row>
        <table:table-row table:style-name="ro1">
          <table:table-cell office:value-type="string" calcext:value-type="string">
            <text:p>quá tệ, quá thất vọng.</text:p>
          </table:table-cell>
          <table:table-cell/>
        </table:table-row>
        <table:table-row table:style-name="ro1">
          <table:table-cell office:value-type="string" calcext:value-type="string">
            <text:p>quá tệ! xài chua đươc 01 tháng,khong còn nghe đuoc tai nào nửa!</text:p>
          </table:table-cell>
          <table:table-cell/>
        </table:table-row>
        <table:table-row table:style-name="ro1">
          <table:table-cell office:value-type="string" calcext:value-type="string">
            <text:p>quá tệ. bàn phím cứng bấm số này ăn qua số kia. xài 2 tháng bị tắt nguồn không lên. bỏ sọt rác luôn</text:p>
          </table:table-cell>
          <table:table-cell/>
        </table:table-row>
        <table:table-row table:style-name="ro1">
          <table:table-cell office:value-type="string" calcext:value-type="string">
            <text:p>quá tệ. hộp mở từ trước. trong bình xịt như nước lọc. máy hút ko làm đc gì</text:p>
          </table:table-cell>
          <table:table-cell/>
        </table:table-row>
        <table:table-row table:style-name="ro4">
          <table:table-cell office:value-type="string" calcext:value-type="string">
            <text:p>quá tệ. một loa ko lên. tuy nhiên đã liên lạc và tiki nói đang tiến hành thu hồi hoàn trả tiền. dạo này, sản phẩm của tiki hay bị vấn đề quá. khá buồn cho tiki. vì mình quý doanh nghiệp này lắm. hy vọng nó thành kì lân của khu vực cơ. <text:s/>đã góp ý lên tổng đài. hy vọng cải thiện chất lượng sản phẩm</text:p>
          </table:table-cell>
          <table:table-cell/>
        </table:table-row>
        <table:table-row table:style-name="ro1">
          <table:table-cell office:value-type="string" calcext:value-type="string">
            <text:p>quá tệ. nghe như chửi nhau</text:p>
          </table:table-cell>
          <table:table-cell/>
        </table:table-row>
        <table:table-row table:style-name="ro1">
          <table:table-cell office:value-type="string" calcext:value-type="string">
            <text:p>quá tệ. shop cuộn tròn lại khiến cho miếng lọt không phẳng ra được. mình mua của shop khác trên tiki thì sản phẩm được giữ nguyên sản phẩm. thất vọng.</text:p>
          </table:table-cell>
          <table:table-cell/>
        </table:table-row>
        <table:table-row table:style-name="ro1">
          <table:table-cell office:value-type="string" calcext:value-type="string">
            <text:p>quá tệ. xài đúng 1 ngày là ok. qua ngày thứ 2 ko nghe đc gì hết. tệ hết sức</text:p>
          </table:table-cell>
          <table:table-cell/>
        </table:table-row>
        <table:table-row table:style-name="ro1">
          <table:table-cell office:value-type="string" calcext:value-type="string">
            <text:p>quá thất vọng</text:p>
          </table:table-cell>
          <table:table-cell/>
        </table:table-row>
        <table:table-row table:style-name="ro4">
          <table:table-cell office:value-type="string" calcext:value-type="string">
            <text:p>quá thất vọng <text:s/>vừa nhận sản phẩm. hai tai thì nghe được một tai mỗi lần mở hộp lại phải reset kết nối bluetooth lại từ đầu. gọi điện tổng đài <text:s/>thì bảo trợ bộ phận kỹ thuật hỗ trợ gọi lại sau</text:p>
          </table:table-cell>
          <table:table-cell/>
        </table:table-row>
        <table:table-row table:style-name="ro1">
          <table:table-cell office:value-type="string" calcext:value-type="string">
            <text:p>quá thất vọng tốc độ ghi quá thấp, không như quảng cáo. <text:s/>mình đã tìm hiểu rất nhiều cách để cải thiện nhưng không thành công. quá đỗi thất vọng cho sản phẩm tiki lần này</text:p>
          </table:table-cell>
          <table:table-cell/>
        </table:table-row>
        <table:table-row table:style-name="ro1">
          <table:table-cell office:value-type="string" calcext:value-type="string">
            <text:p>qua that vong va khong hai long voi san pham nay va khong dinh vi chinh xac nhu quang cao</text:p>
          </table:table-cell>
          <table:table-cell/>
        </table:table-row>
        <table:table-row table:style-name="ro3">
          <table:table-cell office:value-type="string" calcext:value-type="string">
            <text:p>quá thất vọng về chất lượng sản phẩm. hàng như đã qua sử dụng đổi trả đóng lại để bán, hộp không còn nguyên seal, mở ra thì chân đế vỡ, các dây cáp kèm theo thì như cuốn lại rất cẩu thả. quy trình xử lý thì quá chậm chạm, mình cần gấp để dùng nên chọn giao tikinow, bây giờ thì không có hàng để dùng lại còn mất thêm 2 4 ngày để chờ giải quyết.</text:p>
          </table:table-cell>
          <table:table-cell/>
        </table:table-row>
        <table:table-row table:style-name="ro1">
          <table:table-cell office:value-type="string" calcext:value-type="string">
            <text:p>quá thất vọng ve san pham nay rui do.ko co sac nhanh gi het</text:p>
          </table:table-cell>
          <table:table-cell/>
        </table:table-row>
        <table:table-row table:style-name="ro1">
          <table:table-cell office:value-type="string" calcext:value-type="string">
            <text:p>quá thất vọng về sản phẩm, cài đt vào thì từ từ ríu xuống, chế độ xoay thì đểu, ốc thì siết chặt để đt thì tự mơi ốc ra.nói chung là quá thất vọng,lừa đảo quá</text:p>
          </table:table-cell>
          <table:table-cell/>
        </table:table-row>
        <table:table-row table:style-name="ro1">
          <table:table-cell office:value-type="string" calcext:value-type="string">
            <text:p>quá thất vọng vì chỉ nghe được một bên, mong bên tiki sẽ đổi lại cho mình</text:p>
          </table:table-cell>
          <table:table-cell/>
        </table:table-row>
        <table:table-row table:style-name="ro1">
          <table:table-cell office:value-type="string" calcext:value-type="string">
            <text:p>quá thất vọng vì dùng được 3 hôm thì hỏng mất 1 bên</text:p>
          </table:table-cell>
          <table:table-cell/>
        </table:table-row>
        <table:table-row table:style-name="ro12">
          <table:table-cell office:value-type="string" calcext:value-type="string">
            <text:p>quá thất vọng với tiki dù việc đổi hàng này cực kỳ đơn giản nhưng cứ hẹn lần hẹn lựa cho đến lúc tôi viết bình luận này hàng vẫn chưa được đổi! <text:s/>tôi đặt mẫu captain america nhưng lại giao mẫu captain marvel (do để tặng sinh nhật người bạn rất yêu thích nhân vật này do đó muốn nhận đúng mẫu). <text:s/>nhận được hàng vào những ngày cận tết nên khi gọi lên tiki thì được xin hẹn lại qua tết sẽ đổi lại! thôi thì cũng gần tết nên hiểu và chia sẻ thế nhưng sau đó nhận được mail của tiki cũng nói sẽ nhận lại đổi cho mình kêu mình chụp thùng hàng mình cũng phản hồi 2, 3 lượt email với hy vọng qua tết mùng 6 tiki làm lại sẽ liên hệ đổi cho mình! thế rồi từ đó là 1 chuỗi thất vọng! tôi đã liên lạc với tiki thêm 3 lần và lần nào cũng được hứa qua ngày mai sẽ có người đến lấy thế rồi lần nào cũng thất vọng! thậm chí còn bảo mình phải mở điện thoại chờ nhân viên giao hàng liên hệ vì gọi mình ko được! xin thề là điện thoại mình chưa bao giờ tắt máy và suốt ngần ấy ngày vẫn ko có bất cứ cuộc gọi nhỡ nào mà bảo là nhân viên giao hàng tiki (vì mình luôn gọi lại cho các cuộc gọi nhỡ nếu có). <text:s/>từ ngày nhận hàng thấy sai mẫu là đóng gói lại luôn thế mà chờ mãi vẫn không thấy giải quyết! nhận hàng ngày 21/1/2020 đến hôm nay đã là 13/2/2020 mà 14/2/2020 là ngày mình gởi quà tặng vậy mà vẫn ko có để gởi! thất vọng tràn trề cho 1 cty mình vẫn luôn tin tưởng mua hàng trong thời gian qua! có lẽ đây sẽ là lần cuối mình mua hàng với tiki vì còn nhiều nhà phân phối phục vụ tốt hơn chứ ko chỉ mỗi tiki! <text:s/>đơn hàng mới mấy trăm ngàn mà đã khó khăn đổi trả vậy (trong khi lỗi do bên tiki giao sai mẫu) thật là muốn mua đồ có giá trị hơn cũng sẽ ko bao giờ dám! <text:s/>lần cuối cùng hiện diện tại tiki! <text:s/>mong là mọi người đừng mắc sai lầm như mình mua hàng ở tiki <text:s text:c="2"/>nhà bán hàng thiếu uy tín!</text:p>
          </table:table-cell>
          <table:table-cell/>
        </table:table-row>
        <table:table-row table:style-name="ro1">
          <table:table-cell office:value-type="string" calcext:value-type="string">
            <text:p>quá thất vọng, giao sản phẩm ko sử dụng được cạch mặt tiki trading mn nên kiểm tra kĩ sản phẩm trước ko lại bị hớ</text:p>
          </table:table-cell>
          <table:table-cell/>
        </table:table-row>
        <table:table-row table:style-name="ro1">
          <table:table-cell office:value-type="string" calcext:value-type="string">
            <text:p>quá thất vọng, ssd không chạy được vui lòng đổi trả.</text:p>
          </table:table-cell>
          <table:table-cell/>
        </table:table-row>
        <table:table-row table:style-name="ro1">
          <table:table-cell office:value-type="string" calcext:value-type="string">
            <text:p>quá thất vọng. <text:s text:c="2"/>mua đc 2 ngày thì hư 1 tai ngày sau hư luôn tai còn lại</text:p>
          </table:table-cell>
          <table:table-cell/>
        </table:table-row>
        <table:table-row table:style-name="ro1">
          <table:table-cell office:value-type="string" calcext:value-type="string">
            <text:p>quá thất vọng. đem sử dụng được 2 giờ thì hư <text:s/>quá thất vọng. đem sử dụng được 2 giờ thì hư</text:p>
          </table:table-cell>
          <table:table-cell/>
        </table:table-row>
        <table:table-row table:style-name="ro1">
          <table:table-cell office:value-type="string" calcext:value-type="string">
            <text:p>quá thất vọng.đóng gói sản phẩm tốt, kỹ càng. nhưng chỉ xài được 2 ngày thì bỗng nhiên cắm vào sạc điện thoại thì lại không được nữa. đề nghị hoàn tiền</text:p>
          </table:table-cell>
          <table:table-cell/>
        </table:table-row>
        <table:table-row table:style-name="ro1">
          <table:table-cell office:value-type="string" calcext:value-type="string">
            <text:p>quá tồi</text:p>
          </table:table-cell>
          <table:table-cell/>
        </table:table-row>
        <table:table-row table:style-name="ro1">
          <table:table-cell office:value-type="string" calcext:value-type="string">
            <text:p>quá yếu và ko dễ điều chỉnh</text:p>
          </table:table-cell>
          <table:table-cell/>
        </table:table-row>
        <table:table-row table:style-name="ro1">
          <table:table-cell office:value-type="string" calcext:value-type="string">
            <text:p>quản cáo sai sự thật. khi khách hàng phản ánh thì trả lời vô trách nhiệm. xoá thông tin trên wes. thách thức khách hàng tìm bằng chứng. . . . . . quá thật vọng.</text:p>
          </table:table-cell>
          <table:table-cell/>
        </table:table-row>
        <table:table-row table:style-name="ro1">
          <table:table-cell office:value-type="string" calcext:value-type="string">
            <text:p>quảng cáo là 64gb , khi mua xong lắp vào thì chỉ dc <text:s/>59.4gb <text:s/>. mọi người nên cân nhắc khi mua , thế những cái lớn lao hơn chắc cũng hình thức y chang mà thôi . quá tệ</text:p>
          </table:table-cell>
          <table:table-cell/>
        </table:table-row>
        <table:table-row table:style-name="ro1">
          <table:table-cell office:value-type="string" calcext:value-type="string">
            <text:p>quảng cáo là sạc 18w nhưng xem kỹ thì là sạc 12w.</text:p>
          </table:table-cell>
          <table:table-cell/>
        </table:table-row>
        <table:table-row table:style-name="ro4">
          <table:table-cell office:value-type="string" calcext:value-type="string">
            <text:p>quảng cáo tiêu đề là bản nfc nhưng sao lại ship về bản thường? giá 2 bản này khác nhau, mình cần lời giải thích thoả đáng. mình mua vì nfc chứ ko có í định với cái đồng hồ xem giờ.</text:p>
          </table:table-cell>
          <table:table-cell/>
        </table:table-row>
        <table:table-row table:style-name="ro1">
          <table:table-cell office:value-type="string" calcext:value-type="string">
            <text:p>quảng cáo: 150mbps thực tế: 65mbps <text:s/>đề nghị hoàn tiền</text:p>
          </table:table-cell>
          <table:table-cell/>
        </table:table-row>
        <table:table-row table:style-name="ro1">
          <table:table-cell office:value-type="string" calcext:value-type="string">
            <text:p>quanh năm suốt tháng ủng hộ tiki, chán ghê.. đó giờ cái gì cũng lên đây mua xong giờ vậy á trời</text:p>
          </table:table-cell>
          <table:table-cell/>
        </table:table-row>
        <table:table-row table:style-name="ro1">
          <table:table-cell office:value-type="string" calcext:value-type="string">
            <text:p>quạt bảo có hai cái mà sản phẩm tôi mua chỉ có một cái là sao ?!</text:p>
          </table:table-cell>
          <table:table-cell/>
        </table:table-row>
        <table:table-row table:style-name="ro1">
          <table:table-cell office:value-type="string" calcext:value-type="string">
            <text:p>quạt chạy khá yếu và ồn. giao hàng cực chậm, đặt từ 9/11 mà mãi tới 20/11 mới giao. đề nghị shop + tiki làm việc lại với đơn vị vận chuyển. cực kỳ thất vọng</text:p>
          </table:table-cell>
          <table:table-cell/>
        </table:table-row>
        <table:table-row table:style-name="ro1">
          <table:table-cell office:value-type="string" calcext:value-type="string">
            <text:p>quạt đẹp. vâng nó chỉ có công dụng đẹp thôi. <text:s/></text:p>
          </table:table-cell>
          <table:table-cell/>
        </table:table-row>
        <table:table-row table:style-name="ro1">
          <table:table-cell office:value-type="string" calcext:value-type="string">
            <text:p>ram lỗi! xác định dùng lâu dài thì đừng mua ram này!</text:p>
          </table:table-cell>
          <table:table-cell/>
        </table:table-row>
        <table:table-row table:style-name="ro4">
          <table:table-cell office:value-type="string" calcext:value-type="string">
            <text:p>ráp vô in được vài dòng nhạt thếch ko đọc được, rồi tờ tiếp khóng 1 dòng rưỡi có mực nhạt ko đọc đc chữ, những tờ tiếp là trắng phau. mọi người đừng nên mua, chỉ là cái xác ko dùng được. thất vọng.</text:p>
          </table:table-cell>
          <table:table-cell/>
        </table:table-row>
        <table:table-row table:style-name="ro4">
          <table:table-cell office:value-type="string" calcext:value-type="string">
            <text:p>rất bực mình mình vừa nhận được hàng về do nhầm lẫn nên mình mua máy không có chức năng wifi. mình muốn đổi trả sản phẩm sang loại có wifi vì thấy đều chung nhà cung cấp. sản phẩm dc đổi trả trong 7 ngày. gọi lên tiki thì nói không hỗ trợ vì đã giao hàng và khui hộp. đã mua rất nhiều đồ trên tiki nhưng chắc từ mai sang bên khác dùng quá.</text:p>
          </table:table-cell>
          <table:table-cell/>
        </table:table-row>
        <table:table-row table:style-name="ro1">
          <table:table-cell office:value-type="string" calcext:value-type="string">
            <text:p>rất buồn. mua về xài được vài ngày là bị gãy đầu sạc. giờ ko biết có được bảo hành ko nữa <text:s/>.</text:p>
          </table:table-cell>
          <table:table-cell/>
        </table:table-row>
        <table:table-row table:style-name="ro1">
          <table:table-cell office:value-type="string" calcext:value-type="string">
            <text:p>rất hài lòng</text:p>
          </table:table-cell>
          <table:table-cell/>
        </table:table-row>
        <table:table-row table:style-name="ro1">
          <table:table-cell office:value-type="string" calcext:value-type="string">
            <text:p>rất kém nhé về k dùng được</text:p>
          </table:table-cell>
          <table:table-cell/>
        </table:table-row>
        <table:table-row table:style-name="ro4">
          <table:table-cell office:value-type="string" calcext:value-type="string">
            <text:p>rất khó chịu, 2 tai dùng được 2 ngày rồi mỗi tai 1 kết nối, hướng dẫn ghi chỉ cần tắt đi bật lại, nhưng không được, lên mạng thử các cách cũng đều không được, chỉ sử dụng được 1 tai, kết nối tai này là mất tai kia</text:p>
          </table:table-cell>
          <table:table-cell/>
        </table:table-row>
        <table:table-row table:style-name="ro1">
          <table:table-cell office:value-type="string" calcext:value-type="string">
            <text:p>rất khó kết nối thiết bị . mua xong rồi để một bên vì khó sài kết nối</text:p>
          </table:table-cell>
          <table:table-cell/>
        </table:table-row>
        <table:table-row table:style-name="ro1">
          <table:table-cell office:value-type="string" calcext:value-type="string">
            <text:p>rất không hài lòng khi nhận sản phẩm, chưa sử dụng được gì sản phẩm đã hư.</text:p>
          </table:table-cell>
          <table:table-cell/>
        </table:table-row>
        <table:table-row table:style-name="ro1">
          <table:table-cell office:value-type="string" calcext:value-type="string">
            <text:p>rất không hài lòng tại sao tôi mua sim 4g viettel dùng 1 năm sao đã kịch hoạt trước tháng 12/2019</text:p>
          </table:table-cell>
          <table:table-cell/>
        </table:table-row>
        <table:table-row table:style-name="ro3">
          <table:table-cell office:value-type="string" calcext:value-type="string">
            <text:p>rất không hài lòng về dịch vụ của tiki, mình đặt hàng bằng tiki now, hệ thống thông báo nhận hàng trước 18:00, đến hơn 19:00 không thấy liên lạc, gọi lên trung tâm hỗ trợ nhưng được báo không biết tình trạng thế nào, không rõ khi nào mình nhận được hàng. gọi lần 2 để nhờ đổi địa chỉ nhận hàng nhưng không hỗ trợ được, hỏi nếu ngày hôm sau nhận hàng thì thời gian là khi nào, cũng không trả lời được. mua rất nhiều hàng trên tiki, nhưng lần này quá thất vọng!!!</text:p>
          </table:table-cell>
          <table:table-cell/>
        </table:table-row>
        <table:table-row table:style-name="ro1">
          <table:table-cell office:value-type="string" calcext:value-type="string">
            <text:p>rất không hài lòng về sản phẩm iphone 6 plus: thiết bị không kích hoạt được. đề xuất: đổi lại sản phẩm mới hoặc hoàn tiền để mua sản phẩm khác!</text:p>
          </table:table-cell>
          <table:table-cell/>
        </table:table-row>
        <table:table-row table:style-name="ro3">
          <table:table-cell office:value-type="string" calcext:value-type="string">
            <text:p>rất không hài lòng về sim này. giá thì cũng ko rẽ hơn so với nhà shop khác nhưng chất lượng thì tệ đến mức hết 5g xem youtube ko nổi. lướt face cũng ko tải nổi ảnh chỉ có thể nt zalo xem ảnh cũng ko đc. so với các nhà bán khác cùng loại thì chất lượng bên shop mình ko ổn lắm, chắc lần sau mình đổi mua nhà shop khác, đó là trải nghiệm thực tế của mình, còn ko biết các bạn khác thế nào. mong nhà shpp có thể cải thiện chất lượng để nhiều ng tin dùng ủng hộ sp bên mình hơn ạ.</text:p>
          </table:table-cell>
          <table:table-cell/>
        </table:table-row>
        <table:table-row table:style-name="ro1">
          <table:table-cell office:value-type="string" calcext:value-type="string">
            <text:p>rất không hài lòng vì không gửi hoá đơn kèm theo. không có hoá đơn thì không thể làm hoàn thanh toán với đơn vị chủ quan được.</text:p>
          </table:table-cell>
          <table:table-cell/>
        </table:table-row>
        <table:table-row table:style-name="ro3">
          <table:table-cell office:value-type="string" calcext:value-type="string">
            <text:p>rất không hài lòng vì tai nghe này không được kiểm tra trước ti72 tiki trước khi giao cho khách hàng, mới giao đã không nghe được một bên tai trái rồi, vã lại mục đích là mua hàng chứ không muốn đổi hàng, mỗi lần xảy ra lỗi kỹ thuật tiki luôn muốn trả tiền lại cho khách hàng vì như vậy khách hàng sẽ mất đi phí vận chuyển mặc dù kh chỉ muốn mua hàng thôi. tiki nên xem xét lại việc này có đối xử đúng với khách hàng hay chưa...</text:p>
          </table:table-cell>
          <table:table-cell/>
        </table:table-row>
        <table:table-row table:style-name="ro1">
          <table:table-cell office:value-type="string" calcext:value-type="string">
            <text:p>rất không hài lòng, chép phim từ laptop sang với lỗ usb 2.0, lúc đầu được khoảng 15mb, được một lúc giảm còn khoảng 5mb, thật sự rất tệ. có đổi hàng được không shop</text:p>
          </table:table-cell>
          <table:table-cell/>
        </table:table-row>
        <table:table-row table:style-name="ro4">
          <table:table-cell office:value-type="string" calcext:value-type="string">
            <text:p>rất không hài lòng! pin xài chút đã hết. cảm ứng bị rất chậm, bấm nút, vuốt qua vuốt lại mãi không lên, chỉ sử dụng đúng lần đầu còn mượt. hy vọng mình nhận được phản hồi phù hợp. cảm ơn ạ.</text:p>
          </table:table-cell>
          <table:table-cell/>
        </table:table-row>
        <table:table-row table:style-name="ro4">
          <table:table-cell office:value-type="string" calcext:value-type="string">
            <text:p>rất không hài lòng. ( mong muốn trả sản phẩm) thông tin và hình ảnh sản phẩm gây hiểu nhầm (bán ổ cứng hdd, mà thực tế là hộp đựng ổ cứng) đề nghị được trả sản phẩm đề nghị thông tin sp cần rõ ràng và hình ảnh thực chất hơn.</text:p>
          </table:table-cell>
          <table:table-cell/>
        </table:table-row>
        <table:table-row table:style-name="ro1">
          <table:table-cell office:value-type="string" calcext:value-type="string">
            <text:p>rat khong hai long. ban i12 giao i7. phan hoi gan 1 tuan va khong co feedback</text:p>
          </table:table-cell>
          <table:table-cell/>
        </table:table-row>
        <table:table-row table:style-name="ro1">
          <table:table-cell office:value-type="string" calcext:value-type="string">
            <text:p>rất không hài lòng. sp kén máy, không hỗ trợ <text:s/>máy nhà mình. nản</text:p>
          </table:table-cell>
          <table:table-cell/>
        </table:table-row>
        <table:table-row table:style-name="ro1">
          <table:table-cell office:value-type="string" calcext:value-type="string">
            <text:p>rất ko hài lòng về chất lượng sản phẩm . mới chép dữ liệu 1 lần đã hư yêu cầu tiki coi lại .</text:p>
          </table:table-cell>
          <table:table-cell/>
        </table:table-row>
        <table:table-row table:style-name="ro1">
          <table:table-cell office:value-type="string" calcext:value-type="string">
            <text:p>rất lag, chậm, màn hình cảm ứng k nhạy. thất vọng. lỡ mua rồi cũng lười đổi. chẳng biết có cho đổi không.</text:p>
          </table:table-cell>
          <table:table-cell/>
        </table:table-row>
        <table:table-row table:style-name="ro1">
          <table:table-cell office:value-type="string" calcext:value-type="string">
            <text:p>rất mong tiki hỗ trợ thu hồi sản phẩm giúp mình vì điện thoại lỗi loa. chưa kể thi thoảng màn hình bị đơ ..phải khởi động lại nhiều lần ạ</text:p>
          </table:table-cell>
          <table:table-cell/>
        </table:table-row>
        <table:table-row table:style-name="ro1">
          <table:table-cell office:value-type="string" calcext:value-type="string">
            <text:p>rất nhanh hết pin,kết nối thì luôn báo 100% ,</text:p>
          </table:table-cell>
          <table:table-cell/>
        </table:table-row>
        <table:table-row table:style-name="ro1">
          <table:table-cell office:value-type="string" calcext:value-type="string">
            <text:p>rat te</text:p>
          </table:table-cell>
          <table:table-cell/>
        </table:table-row>
        <table:table-row table:style-name="ro1">
          <table:table-cell office:value-type="string" calcext:value-type="string">
            <text:p>rất tệ</text:p>
          </table:table-cell>
          <table:table-cell/>
        </table:table-row>
        <table:table-row table:style-name="ro1">
          <table:table-cell office:value-type="string" calcext:value-type="string">
            <text:p>rất tệ gắn vô mạng rất yếu ko thể sử dụng được dù để kế bên</text:p>
          </table:table-cell>
          <table:table-cell/>
        </table:table-row>
        <table:table-row table:style-name="ro1">
          <table:table-cell office:value-type="string" calcext:value-type="string">
            <text:p>rất tệ mau hết pin và kết nối không được tốt</text:p>
          </table:table-cell>
          <table:table-cell/>
        </table:table-row>
        <table:table-row table:style-name="ro1">
          <table:table-cell office:value-type="string" calcext:value-type="string">
            <text:p>rất tệ mới dùng đc 1 tuần đã bị lỗi bh sạc ko được nữa luôn</text:p>
          </table:table-cell>
          <table:table-cell/>
        </table:table-row>
        <table:table-row table:style-name="ro1" table:visibility="filter">
          <table:table-cell office:value-type="string" calcext:value-type="string">
            <text:p>rất tệ mới dùng đc 1 tuần đã bị lỗi bh sạc ko được nữa luôn</text:p>
          </table:table-cell>
          <table:table-cell/>
        </table:table-row>
        <table:table-row table:style-name="ro1">
          <table:table-cell office:value-type="string" calcext:value-type="string">
            <text:p>rất tệ, máy bật không lên, cắm sạc vào thì chỉ nháy logo quả táo. đề nghi tiki đổi lại sản phẩm khác.</text:p>
          </table:table-cell>
          <table:table-cell/>
        </table:table-row>
        <table:table-row table:style-name="ro1">
          <table:table-cell office:value-type="string" calcext:value-type="string">
            <text:p>rất tệ, rè không nghe được rõ, mau hết pin.có thể bị lỗi muốn đổi sp khác.</text:p>
          </table:table-cell>
          <table:table-cell/>
        </table:table-row>
        <table:table-row table:style-name="ro1">
          <table:table-cell office:value-type="string" calcext:value-type="string">
            <text:p>rất thất vọng cách làm việc của tiki, đổi trả lần 3 rồi hàng vẫn không sử dụng được</text:p>
          </table:table-cell>
          <table:table-cell/>
        </table:table-row>
        <table:table-row table:style-name="ro1">
          <table:table-cell office:value-type="string" calcext:value-type="string">
            <text:p>rất thất vọng chưa dùng nổi mấy bữa thẻ đã có vẫn đề <text:s/>cứ quay cam hành trình lại lỗi</text:p>
          </table:table-cell>
          <table:table-cell/>
        </table:table-row>
        <table:table-row table:style-name="ro4">
          <table:table-cell office:value-type="string" calcext:value-type="string">
            <text:p>rất thất vọng. kết nối điện thoại ok. vậy mà tai nghe đeo lỗ tai, điện thoại bỏ túi quần mà nghe lúc có lúc mất, rất ức chế. mua tai nghe bluetooth để đi đường mà bat sóng yếu vậy sao nghe. cảm giác của tôi giống như mình bị lừa vì mua đồ rẻ mà khong sử dụng được. tiki nên xem lại chứ kiểu này mất uy tín</text:p>
          </table:table-cell>
          <table:table-cell/>
        </table:table-row>
        <table:table-row table:style-name="ro1">
          <table:table-cell office:value-type="string" calcext:value-type="string">
            <text:p>rất thất vọng. usb mua về không thể chéo file, bị lỗi writeprotected, cũng không thể format được. đã thử mọi cách nhưng không được gì <text:s text:c="18"/></text:p>
          </table:table-cell>
          <table:table-cell/>
        </table:table-row>
        <table:table-row table:style-name="ro1">
          <table:table-cell office:value-type="string" calcext:value-type="string">
            <text:p>rất yếu. lò xo mau giảng</text:p>
          </table:table-cell>
          <table:table-cell/>
        </table:table-row>
        <table:table-row table:style-name="ro4">
          <table:table-cell office:value-type="string" calcext:value-type="string">
            <text:p>rê lên thì kêu rất to, rê xuống thì bình thường, mua để làm việc ban đêm nhưng lại quá thất vọng về độ hoàn thiện của sản phẩm, chuột silent gì mà rê chuột giữa kêu nghe chói cả tai bực cả mình haiz</text:p>
          </table:table-cell>
          <table:table-cell/>
        </table:table-row>
        <table:table-row table:style-name="ro4">
          <table:table-cell office:value-type="string" calcext:value-type="string">
            <text:p>ren ốc giữa ko giống nhau, làm mình ko thể vặn gắn vào bàn. :")) mặc dù sách hướng dẫn chỉ dẫn 2 cách gắn. 1 là kẹp mép, 2 là khoan lỗ nẹp mặt bàn. nhưng thiết kế ren lại ko thể vặn vào lỗ giữa của trục thép để nẹp lên mặt bàn. bàn mình hộc khá dày, ko thể dùng kẹp.</text:p>
          </table:table-cell>
          <table:table-cell/>
        </table:table-row>
        <table:table-row table:style-name="ro4" table:visibility="filter">
          <table:table-cell office:value-type="string" calcext:value-type="string">
            <text:p>ren ốc giữa ko giống nhau, làm mình ko thể vặn gắn vào bàn. :")) mặc dù sách hướng dẫn chỉ dẫn 2 cách gắn. 1 là kẹp mép, 2 là khoan lỗ nẹp mặt bàn. nhưng thiết kế ren lại ko thể vặn vào lỗ giữa của trục thép để nẹp lên mặt bàn. bàn mình hộc khá dày, ko thể dùng kẹp.</text:p>
          </table:table-cell>
          <table:table-cell/>
        </table:table-row>
        <table:table-row table:style-name="ro4">
          <table:table-cell office:value-type="string" calcext:value-type="string">
            <text:p>repeater nhận được wifi hàng xím nhưng không nhận được wifi nhà mình <text:s text:c="2"/>đã thử nhiều cách trên google nhưng cuối cùng vẫn bó tay, giờ thành cục gạch. mọi người không nên mua nhé (vì hên thì nó scan được wifi nhà bạn còn xui thì không).</text:p>
          </table:table-cell>
          <table:table-cell/>
        </table:table-row>
        <table:table-row table:style-name="ro1">
          <table:table-cell office:value-type="string" calcext:value-type="string">
            <text:p>rhật sự hối tiếc khi bỏ ra 630k để mua cái đồng hồ này. định vị thì không chính xác, ngoài ra chỉ còn được mỗi cái chức năng gọi điện thoại. các bạn suy nghĩ kĩ trước khi mua.</text:p>
          </table:table-cell>
          <table:table-cell/>
        </table:table-row>
        <table:table-row table:style-name="ro1">
          <table:table-cell office:value-type="string" calcext:value-type="string">
            <text:p>rõ ràng cắm mạng r mà đèn vẫn đỏ lòm ai biết cách bảo hành như nào chỉ e với</text:p>
          </table:table-cell>
          <table:table-cell/>
        </table:table-row>
        <table:table-row table:style-name="ro1">
          <table:table-cell office:value-type="string" calcext:value-type="string">
            <text:p>rõ ràng đã đọc kỹ chi tiết sp cao 1,02m mà nhận hàng mở ra kéo hết cỡ chưa được 0.6m, đi làm vội chưa chụp hình lại dc, ko chắc chắn</text:p>
          </table:table-cell>
          <table:table-cell/>
        </table:table-row>
        <table:table-row table:style-name="ro4">
          <table:table-cell office:value-type="string" calcext:value-type="string">
            <text:p>rõ ràng đơn hàng là bản có nfc nhưng khi nhận được hàng lại không có nfc. đặt thì mất cả tuần mới có hàng. mua hàng là vì có nfc nhưng thế này thì thất vọng quá. làm ăn mất uy tín.</text:p>
          </table:table-cell>
          <table:table-cell/>
        </table:table-row>
        <table:table-row table:style-name="ro4">
          <table:table-cell office:value-type="string" calcext:value-type="string">
            <text:p>rõ ràng là mua dây sạc sao lại ship về 2 cuộn băng keo ??? do gấp quá nên mình cũng không kiểm hàng. lần đầu mua hàng trên tiki mà bị lừa như vậy thì sao dám có lần sau đây <text:s/>.</text:p>
          </table:table-cell>
          <table:table-cell/>
        </table:table-row>
        <table:table-row table:style-name="ro1">
          <table:table-cell office:value-type="string" calcext:value-type="string">
            <text:p>rõ ràng tiêu đề là m331 silent plus , mà giao bản thường là cảm thấy ko được tôn trọng. vì không muốn phiền phức trong đổi trả chờ lâu nên lấy dùng luôn.</text:p>
          </table:table-cell>
          <table:table-cell/>
        </table:table-row>
        <table:table-row table:style-name="ro1">
          <table:table-cell office:value-type="string" calcext:value-type="string">
            <text:p>router mạng chập chờn không ổn định, bị out ra, rất yếu .</text:p>
          </table:table-cell>
          <table:table-cell/>
        </table:table-row>
        <table:table-row table:style-name="ro1">
          <table:table-cell office:value-type="string" calcext:value-type="string">
            <text:p>router thường hay bị mất sóng wifi phải reset lại. đôi khi sóng wifi vẫn có nhưng ko thể kết nối internet. đã gửi bảo hành 1 lần nhưng vẫn ko khắc phục được.</text:p>
          </table:table-cell>
          <table:table-cell/>
        </table:table-row>
        <table:table-row table:style-name="ro1">
          <table:table-cell office:value-type="string" calcext:value-type="string">
            <text:p>rung , kêu to , chả hút được bụi !</text:p>
          </table:table-cell>
          <table:table-cell/>
        </table:table-row>
        <table:table-row table:style-name="ro1">
          <table:table-cell office:value-type="string" calcext:value-type="string">
            <text:p>s h có dây cáp <text:s/>h gắn bin xạc dc</text:p>
          </table:table-cell>
          <table:table-cell/>
        </table:table-row>
        <table:table-row table:style-name="ro1">
          <table:table-cell office:value-type="string" calcext:value-type="string">
            <text:p>s tai nghe bên ngan ben dài v ạ <text:s text:c="2"/>vs lại nge ồn ồn s á đáng lẽ k ko nhận hàng đâu <text:s text:c="2"/>có ai mua giống e k tiki bh ko con nào tin tưởng nữa</text:p>
          </table:table-cell>
          <table:table-cell/>
        </table:table-row>
        <table:table-row table:style-name="ro1">
          <table:table-cell office:value-type="string" calcext:value-type="string">
            <text:p>s tai nghe nghe mot bên có trả hàng dc k bên co tem k nghe dc</text:p>
          </table:table-cell>
          <table:table-cell/>
        </table:table-row>
        <table:table-row table:style-name="ro1">
          <table:table-cell office:value-type="string" calcext:value-type="string">
            <text:p>sac <text:s/>ko vào . can doi lai cai moi</text:p>
          </table:table-cell>
          <table:table-cell/>
        </table:table-row>
        <table:table-row table:style-name="ro1">
          <table:table-cell office:value-type="string" calcext:value-type="string">
            <text:p>sạc 1 ngày liên tục chỉ nháy đèn 1 vạch là sao hả shop? cho mình đổi trả được không?</text:p>
          </table:table-cell>
          <table:table-cell/>
        </table:table-row>
        <table:table-row table:style-name="ro1">
          <table:table-cell office:value-type="string" calcext:value-type="string">
            <text:p>sạc 1 tiếng mà đc có 11% đề nghị tiki xem lại hàng</text:p>
          </table:table-cell>
          <table:table-cell/>
        </table:table-row>
        <table:table-row table:style-name="ro1">
          <table:table-cell office:value-type="string" calcext:value-type="string">
            <text:p>sạc 2 ngày nhưng không vào điện. không sạc được từ cổng type c đến micro usb.</text:p>
          </table:table-cell>
          <table:table-cell/>
        </table:table-row>
        <table:table-row table:style-name="ro1">
          <table:table-cell office:value-type="string" calcext:value-type="string">
            <text:p>sạc bị rè rè, shop đến lấy lại bà huỷ luôn đơn hàng. tất tiếc là chưa được trải nghiệm.</text:p>
          </table:table-cell>
          <table:table-cell/>
        </table:table-row>
        <table:table-row table:style-name="ro1">
          <table:table-cell office:value-type="string" calcext:value-type="string">
            <text:p>sạc cả ngay ko đầy</text:p>
          </table:table-cell>
          <table:table-cell/>
        </table:table-row>
        <table:table-row table:style-name="ro1">
          <table:table-cell office:value-type="string" calcext:value-type="string">
            <text:p>sạc cả ngày nghe dc 5p hết pin. sản phẩm kiểu j kỳ vậy? bảo hành cho tôi đi</text:p>
          </table:table-cell>
          <table:table-cell/>
        </table:table-row>
        <table:table-row table:style-name="ro1">
          <table:table-cell office:value-type="string" calcext:value-type="string">
            <text:p>sạc chậm quá. không ổn lắm. so công bố thấy không ổn</text:p>
          </table:table-cell>
          <table:table-cell/>
        </table:table-row>
        <table:table-row table:style-name="ro1">
          <table:table-cell office:value-type="string" calcext:value-type="string">
            <text:p>sạc chậm, dùng củ sạc anker 2.4a mà sạc toàn có 360 980mah, dòng sạc nhảy liên tục không ổn định, cùng cổng sạc đấy dùng cáp ugreen dòng gần như không nhảy</text:p>
          </table:table-cell>
          <table:table-cell/>
        </table:table-row>
        <table:table-row table:style-name="ro1">
          <table:table-cell office:value-type="string" calcext:value-type="string">
            <text:p>sạc chậm. sạc đầy 100% cho iphone xs max từ 20% mà mất tới 2 tiếng 30 phút, ngang với cục sạc 2.0a. mong được hoàn trả !</text:p>
          </table:table-cell>
          <table:table-cell/>
        </table:table-row>
        <table:table-row table:style-name="ro1">
          <table:table-cell office:value-type="string" calcext:value-type="string">
            <text:p>sạc chất lượng không như mong đợi, dùng khoảng 2 tháng thì bị cháy không sử dụng được</text:p>
          </table:table-cell>
          <table:table-cell/>
        </table:table-row>
        <table:table-row table:style-name="ro1">
          <table:table-cell office:value-type="string" calcext:value-type="string">
            <text:p>sạc chính hãng gì mà đang dùng tự nhiên nổ khét lẹt cả ra :3</text:p>
          </table:table-cell>
          <table:table-cell/>
        </table:table-row>
        <table:table-row table:style-name="ro1">
          <table:table-cell office:value-type="string" calcext:value-type="string">
            <text:p>sạc có chuôi cắm 3 chân nên mình phải mua cục chuyển đổi về. mua về cắm vào máy thì không sạc được</text:p>
          </table:table-cell>
          <table:table-cell/>
        </table:table-row>
        <table:table-row table:style-name="ro1">
          <table:table-cell office:value-type="string" calcext:value-type="string">
            <text:p>sạc có lúc không vô</text:p>
          </table:table-cell>
          <table:table-cell/>
        </table:table-row>
        <table:table-row table:style-name="ro4">
          <table:table-cell office:value-type="string" calcext:value-type="string">
            <text:p>sạc có vấn đề shop ơi mình cắm sạc cục sạc dự phòng mình từ 2h chiều hôm qua đến h là 10h sáng vẫn ko lên bó tay <text:s/>h giải quyết sao shop ơi chứ 400k lận mình chịu thiệt 1 tí cho đỡ tức cũng dc ..chứ nó bị sao đó r ...sạc cục sạc dự phòng ko dc thì sài kiểu j h</text:p>
          </table:table-cell>
          <table:table-cell/>
        </table:table-row>
        <table:table-row table:style-name="ro1">
          <table:table-cell office:value-type="string" calcext:value-type="string">
            <text:p>sạc của mình sạc không vào điện, vẫn hiện 4 đèn nhấp nháy và nếu cắm điện sạc cho điện thoại vẫn sạc được. mong tiki hỗ trợ.</text:p>
          </table:table-cell>
          <table:table-cell/>
        </table:table-row>
        <table:table-row table:style-name="ro1">
          <table:table-cell office:value-type="string" calcext:value-type="string">
            <text:p>sạc đầy bin nghe 1 bài nhạc hết bin bỏ luôn gạt người ah</text:p>
          </table:table-cell>
          <table:table-cell/>
        </table:table-row>
        <table:table-row table:style-name="ro1">
          <table:table-cell office:value-type="string" calcext:value-type="string">
            <text:p>sạc đầy rồi kết nối với điện thoại báo 100%pin.nghe được 20phut thì hết pin.bỏ vào sạc lại thì không lên pin luôn.giờ làm sao liên hệ đổi lại đây shop</text:p>
          </table:table-cell>
          <table:table-cell/>
        </table:table-row>
        <table:table-row table:style-name="ro1">
          <table:table-cell office:value-type="string" calcext:value-type="string">
            <text:p>sạc dự phòng có vấn đề gì đó,pin còn mà khoảng 1,2 bữa ko xài tự nhiên hết pin,đang cần xài gấp nên ko có thời gian làm đổi lại cái khác.</text:p>
          </table:table-cell>
          <table:table-cell/>
        </table:table-row>
        <table:table-row table:style-name="ro1">
          <table:table-cell office:value-type="string" calcext:value-type="string">
            <text:p>sạc hơn 30’ mà vẫn ko có pin là thế nào ạ ?</text:p>
          </table:table-cell>
          <table:table-cell/>
        </table:table-row>
        <table:table-row table:style-name="ro1">
          <table:table-cell office:value-type="string" calcext:value-type="string">
            <text:p>sạc iphone 5s 5 6 tiếng mới đầy, sạc được 4 5 lần. sạc pin dự phòng thì 2 ngày mới đc 4 cục. to và nặng ...</text:p>
          </table:table-cell>
          <table:table-cell/>
        </table:table-row>
        <table:table-row table:style-name="ro1">
          <table:table-cell office:value-type="string" calcext:value-type="string">
            <text:p>sạc k đúng với đồng hồ.shop có thể gửi lại sạc k ạ!vì ở đây k tìm mua đc loại đó.</text:p>
          </table:table-cell>
          <table:table-cell/>
        </table:table-row>
        <table:table-row table:style-name="ro1">
          <table:table-cell office:value-type="string" calcext:value-type="string">
            <text:p>sạc k nhận , cắm sạc thì phụ kiện k đc hỗ trợ , không hài lòng</text:p>
          </table:table-cell>
          <table:table-cell/>
        </table:table-row>
        <table:table-row table:style-name="ro1">
          <table:table-cell office:value-type="string" calcext:value-type="string">
            <text:p>sạc k vào</text:p>
          </table:table-cell>
          <table:table-cell/>
        </table:table-row>
        <table:table-row table:style-name="ro1">
          <table:table-cell office:value-type="string" calcext:value-type="string">
            <text:p>sạc không nhanh bằng sản phẩm tôi mua tại cellphones! có dấu hiệu đã bị tháo ra. như hình <text:s/>thật sự có lẽ ngoài tikinow thì tiki có vẻ không hấp dẫn bằng shopee!</text:p>
          </table:table-cell>
          <table:table-cell/>
        </table:table-row>
        <table:table-row table:style-name="ro1">
          <table:table-cell office:value-type="string" calcext:value-type="string">
            <text:p>sạc không ra gì.không có 0 sao để cho. về sạc cho máy chậm như rùa.phí cả tiền</text:p>
          </table:table-cell>
          <table:table-cell/>
        </table:table-row>
        <table:table-row table:style-name="ro1">
          <table:table-cell office:value-type="string" calcext:value-type="string">
            <text:p>sạc không vào</text:p>
          </table:table-cell>
          <table:table-cell/>
        </table:table-row>
        <table:table-row table:style-name="ro1">
          <table:table-cell office:value-type="string" calcext:value-type="string">
            <text:p>sạc không vào mà cầm thì nóng bỏng cả tay.phí tiền khi mua</text:p>
          </table:table-cell>
          <table:table-cell/>
        </table:table-row>
        <table:table-row table:style-name="ro1">
          <table:table-cell office:value-type="string" calcext:value-type="string">
            <text:p>sạc không vô, bị trầy sứt. nghe nhanh hết pin, đổi lại được không shop</text:p>
          </table:table-cell>
          <table:table-cell/>
        </table:table-row>
        <table:table-row table:style-name="ro1">
          <table:table-cell office:value-type="string" calcext:value-type="string">
            <text:p>sạc ko nhanh,không khác gì sạc bình thường.cần tiki hỗ trợ gấp</text:p>
          </table:table-cell>
          <table:table-cell/>
        </table:table-row>
        <table:table-row table:style-name="ro1">
          <table:table-cell office:value-type="string" calcext:value-type="string">
            <text:p>sạc lần đầu đã hỏng đèn báo phần trăm pin, sạc 6 7 tiếng nhưng cắm được 5p thì thấy hết pin</text:p>
          </table:table-cell>
          <table:table-cell/>
        </table:table-row>
        <table:table-row table:style-name="ro1" table:visibility="filter">
          <table:table-cell office:value-type="string" calcext:value-type="string">
            <text:p>sạc lần đầu đã hỏng đèn báo phần trăm pin, sạc 6 7 tiếng nhưng cắm được 5p thì thấy hết pin 😑😑😑</text:p>
          </table:table-cell>
          <table:table-cell/>
        </table:table-row>
        <table:table-row table:style-name="ro1">
          <table:table-cell office:value-type="string" calcext:value-type="string">
            <text:p>sạc lúc được lúc không, mất tiền mua bực mình ra ngoài cửa hàng mua còn được bảo hành mà lại nhanh</text:p>
          </table:table-cell>
          <table:table-cell/>
        </table:table-row>
        <table:table-row table:style-name="ro1">
          <table:table-cell office:value-type="string" calcext:value-type="string">
            <text:p>sạc mãi 4 5 tiếng không nổi 1 vạch</text:p>
          </table:table-cell>
          <table:table-cell/>
        </table:table-row>
        <table:table-row table:style-name="ro1">
          <table:table-cell office:value-type="string" calcext:value-type="string">
            <text:p>sạc máy nóng vs củ xạc nó nóng như lửa giờ sao xài đây ad</text:p>
          </table:table-cell>
          <table:table-cell/>
        </table:table-row>
        <table:table-row table:style-name="ro1">
          <table:table-cell office:value-type="string" calcext:value-type="string">
            <text:p>sạc một tí là dây đã nóng lên rồi thật thất vọng mình mong rằng tiki sẽ khắc phục lỗi này.</text:p>
          </table:table-cell>
          <table:table-cell/>
        </table:table-row>
        <table:table-row table:style-name="ro1">
          <table:table-cell office:value-type="string" calcext:value-type="string">
            <text:p>sạc nóng máy , ko vô pin nóng luôn cả máy , cắm 15p nóng quá sợ nó nổ . quá nguy hiểm .</text:p>
          </table:table-cell>
          <table:table-cell/>
        </table:table-row>
        <table:table-row table:style-name="ro1">
          <table:table-cell office:value-type="string" calcext:value-type="string">
            <text:p>sạc phẩm bị lỗi không có dây sạc cho thiết bị và chỉ nghe được 1 loa</text:p>
          </table:table-cell>
          <table:table-cell/>
        </table:table-row>
        <table:table-row table:style-name="ro1">
          <table:table-cell office:value-type="string" calcext:value-type="string">
            <text:p>sạc pin 1 ngày r nhưng không lên.mình mua ở tiki nhiều lần rồi nhưng bây giờ mới gặp trường hợp này,mong tiki giải quyết sớm</text:p>
          </table:table-cell>
          <table:table-cell/>
        </table:table-row>
        <table:table-row table:style-name="ro1">
          <table:table-cell office:value-type="string" calcext:value-type="string">
            <text:p>sạc pin vào nhanh, <text:s/>pin tụt cũng nhanh, <text:s/>để đấy không làm gì pin đc tụt, chân sạc thì lỏng lẻo, động mạnh tuột ra luôn</text:p>
          </table:table-cell>
          <table:table-cell/>
        </table:table-row>
        <table:table-row table:style-name="ro1">
          <table:table-cell office:value-type="string" calcext:value-type="string">
            <text:p>sạc rất nóng máy. cục sạc cũng bị nóng theo. mặc dù trong quá trình sạc không có dùng điện thoại mà vẫn bị nóng.</text:p>
          </table:table-cell>
          <table:table-cell/>
        </table:table-row>
        <table:table-row table:style-name="ro11">
          <table:table-cell office:value-type="string" calcext:value-type="string">
            <text:p>sạc sử dụng khá ổn, tuy nhiên chờ 2 tuần tiki mới giao dc sản phẩm tới tay. sau vài ngày thì báo đối tác hết hàng, rồi báo chờ, lần nào cũng nghe hứa hão là đơn hàng được ưu tiên và đảm bảo giao lúc này lúc kia. đơn hàng có 2 sản phẩm nhưng tiếc công nên bắt khách chờ tới khi gom được ra thêm cái sạc thì mới đi giao. <text:s text:c="2"/>không kiểm soát được tiến độ giao, nhưng lại thích hứa rồi xin lỗi. gọi lên tổng đài nhờ hỗ trợ thì được nói là đã cố giao mà thất bại, cần xem lại tại sao nhân viên giao hàng không nhắn tin, hẹn khách trước khi giao mà gọi 1 cú cho khách lúc 9 giờ sáng thứ 2. 9:37 gọi lại thì bảo bận lắm hàng về kho rồi, cần gì gọi lên tổng đài người ta hỗ trợ. <text:s/>cuối cùng mua cho 1 phòng dùng mà giờ thay vì 1 cái sạc mua vừa tiện vừa rẻ có 3 cái sạc vì các bạn tiki thích hứa hão còn khách thì cần dùng. đã không kiểm soát được chất lượng giao hàng thì không nên hứa nhé. lần cuối thất hứa tôi đã nói là cần hủy đơn thì ngày hôm sau lại mang tới. nhận hàng để cầm hóa đơn đỏ thì thông tin trong hóa đơn các bạn viết lại sai. script tổng đài các bạn chuẩn nhưng uy tín thì còn dài mới chấp nhận được. <text:s/>ai cần gì đúng hẹn mình nghĩ nên gọi hãng mua thẳng, chính sách và thời gian đáp ứng nhanh hơn nhiều. mua của tiki thì vài lần mình thấy ngoài mua sản phẩm ra thì khách còn được chuốc bực vào người. các bạn cs được chuẩn bị để xin lỗi chứ không có khả năng giúp khách đảm bảo tiến độ nhận hàng. nói chung chắc không có khuyến mãi giảm giá sâu thì tiki vẫn thua shop online, tiểu thương</text:p>
          </table:table-cell>
          <table:table-cell/>
        </table:table-row>
        <table:table-row table:style-name="ro1">
          <table:table-cell office:value-type="string" calcext:value-type="string">
            <text:p>sạc thì tốt nhưng có hỉnh tường rò rỉ điện ra bên ngoài sợ bị giật quá ???</text:p>
          </table:table-cell>
          <table:table-cell/>
        </table:table-row>
        <table:table-row table:style-name="ro1">
          <table:table-cell office:value-type="string" calcext:value-type="string">
            <text:p>sạc thử cho samsung a5 2017 và xiaomi k20 pro đều không sạc nhanh được, trong khi cùng cáp đấy cắm vào cục sạc zin của samsung thì sạc nhanh.</text:p>
          </table:table-cell>
          <table:table-cell/>
        </table:table-row>
        <table:table-row table:style-name="ro1">
          <table:table-cell office:value-type="string" calcext:value-type="string">
            <text:p>sạc từ 17h đến 21h có 70% pin. omg </text:p>
          </table:table-cell>
          <table:table-cell/>
        </table:table-row>
        <table:table-row table:style-name="ro4">
          <table:table-cell office:value-type="string" calcext:value-type="string">
            <text:p>sai cấu hình ở phần thông tin 512g hdd chứ không phải ssd máy vừa khởi động đã bị lỗi âm thanh qua sử đụng thấy hiệu năng thì yếu hơn so cpu ryzen 3200u như ở phần thông tin rất nhiều</text:p>
          </table:table-cell>
          <table:table-cell/>
        </table:table-row>
        <table:table-row table:style-name="ro1">
          <table:table-cell office:value-type="string" calcext:value-type="string">
            <text:p>sài chưa đuoc 1 tháng chán</text:p>
          </table:table-cell>
          <table:table-cell/>
        </table:table-row>
        <table:table-row table:style-name="ro4">
          <table:table-cell office:value-type="string" calcext:value-type="string">
            <text:p>sài chưa được 10 ngày hỏng. sài chưa được 10 ngày hỏng. sài chưa được 10 ngày hỏng. sài chưa được 10 ngày hỏng. sài chưa được 10 ngày hỏng. sài chưa được 10 ngày hỏng.</text:p>
          </table:table-cell>
          <table:table-cell/>
        </table:table-row>
        <table:table-row table:style-name="ro1">
          <table:table-cell office:value-type="string" calcext:value-type="string">
            <text:p>sài chưa được nửa tháng thì bung chỉ. bung hết cả hai cái.</text:p>
          </table:table-cell>
          <table:table-cell/>
        </table:table-row>
        <table:table-row table:style-name="ro1">
          <table:table-cell office:value-type="string" calcext:value-type="string">
            <text:p>sài dc 2 tháng đã bấm ko nhạy và lướt chuột ko như lúc đầu. uổng tiền</text:p>
          </table:table-cell>
          <table:table-cell/>
        </table:table-row>
        <table:table-row table:style-name="ro1">
          <table:table-cell office:value-type="string" calcext:value-type="string">
            <text:p>sài đc vài hôm thì gãy cái đầu sạc</text:p>
          </table:table-cell>
          <table:table-cell/>
        </table:table-row>
        <table:table-row table:style-name="ro1">
          <table:table-cell office:value-type="string" calcext:value-type="string">
            <text:p>sài được 1 tuần hư không giống mô tả</text:p>
          </table:table-cell>
          <table:table-cell/>
        </table:table-row>
        <table:table-row table:style-name="ro1">
          <table:table-cell office:value-type="string" calcext:value-type="string">
            <text:p>sài được 15 ngũ xong bấm ko lên đèn <text:s/>khuyên ae ko nên mua</text:p>
          </table:table-cell>
          <table:table-cell/>
        </table:table-row>
        <table:table-row table:style-name="ro1">
          <table:table-cell office:value-type="string" calcext:value-type="string">
            <text:p>sài được 2 tháng 6 ngày thì mic trên không nhận nói không nghe</text:p>
          </table:table-cell>
          <table:table-cell/>
        </table:table-row>
        <table:table-row table:style-name="ro1">
          <table:table-cell office:value-type="string" calcext:value-type="string">
            <text:p>sài được 5 ngày bị double click, giờ không biết có bảo hành được không đây quá chán mất thời gian</text:p>
          </table:table-cell>
          <table:table-cell/>
        </table:table-row>
        <table:table-row table:style-name="ro1">
          <table:table-cell office:value-type="string" calcext:value-type="string">
            <text:p>sài được ba ngày rồi hư</text:p>
          </table:table-cell>
          <table:table-cell/>
        </table:table-row>
        <table:table-row table:style-name="ro1">
          <table:table-cell office:value-type="string" calcext:value-type="string">
            <text:p>sài được có 5lan là hư luôn mong mọi người lưu ta trước khi mua</text:p>
          </table:table-cell>
          <table:table-cell/>
        </table:table-row>
        <table:table-row table:style-name="ro1">
          <table:table-cell office:value-type="string" calcext:value-type="string">
            <text:p>sài được vài tháng dấu cách ko ăn, dở ẹt</text:p>
          </table:table-cell>
          <table:table-cell/>
        </table:table-row>
        <table:table-row table:style-name="ro1">
          <table:table-cell office:value-type="string" calcext:value-type="string">
            <text:p>sài ko dc. <text:s/>bật nguồn ko lên. lừa đảo</text:p>
          </table:table-cell>
          <table:table-cell/>
        </table:table-row>
        <table:table-row table:style-name="ro1">
          <table:table-cell office:value-type="string" calcext:value-type="string">
            <text:p>sai ko được sộp cho doi được ko</text:p>
          </table:table-cell>
          <table:table-cell/>
        </table:table-row>
        <table:table-row table:style-name="ro1">
          <table:table-cell office:value-type="string" calcext:value-type="string">
            <text:p>sai lầm khi mua thiết bị này , sau khì dùng làm bộ lắp sóng làm wifi yếu hơn. haizz</text:p>
          </table:table-cell>
          <table:table-cell/>
        </table:table-row>
        <table:table-row table:style-name="ro1">
          <table:table-cell office:value-type="string" calcext:value-type="string">
            <text:p>sai lầm lớn khi mua sim này ở đây</text:p>
          </table:table-cell>
          <table:table-cell/>
        </table:table-row>
        <table:table-row table:style-name="ro1">
          <table:table-cell office:value-type="string" calcext:value-type="string">
            <text:p>sai màu, sai nhãn hiệu, sai kiểu dáng</text:p>
          </table:table-cell>
          <table:table-cell/>
        </table:table-row>
        <table:table-row table:style-name="ro1">
          <table:table-cell office:value-type="string" calcext:value-type="string">
            <text:p>sài mới nửa ngày nó đã bắt đâu kêu tách tách.thất vọng</text:p>
          </table:table-cell>
          <table:table-cell/>
        </table:table-row>
        <table:table-row table:style-name="ro1">
          <table:table-cell office:value-type="string" calcext:value-type="string">
            <text:p>sài vài ngày thì tai bên trái k nghe, mặc dù đã kết nối và sử dụng tai trái để pause and play. mong tiki liên hệ sớm 0375027423</text:p>
          </table:table-cell>
          <table:table-cell/>
        </table:table-row>
        <table:table-row table:style-name="ro1">
          <table:table-cell office:value-type="string" calcext:value-type="string">
            <text:p>sai về cài. sóng chập chờn. ko phát wifi là sao. mở điện thoại lúc có lúc không. có cài thì lại mất sóng.</text:p>
          </table:table-cell>
          <table:table-cell/>
        </table:table-row>
        <table:table-row table:style-name="ro4">
          <table:table-cell office:value-type="string" calcext:value-type="string">
            <text:p>sảm phẩm chưa được test kỹ khi chuyển cho khách hàng. sản phẩm được đóng gói không cẩn thận. chỉ có mỗi hộp giấy không được bọc chống sốc. rất bực mình vì sản phẩm được 1 đổi 1 nhưng lại chuyển lại sản phẩm lỗi.</text:p>
          </table:table-cell>
          <table:table-cell/>
        </table:table-row>
        <table:table-row table:style-name="ro1">
          <table:table-cell office:value-type="string" calcext:value-type="string">
            <text:p>sản <text:s/>phẩm dùng 2 3 hôm bị treo không kết nối vào wifi được. rút điện khởi động lại lại vào được. tôi sẽ gửi sản phẩm để bảo hành</text:p>
          </table:table-cell>
          <table:table-cell/>
        </table:table-row>
        <table:table-row table:style-name="ro1">
          <table:table-cell office:value-type="string" calcext:value-type="string">
            <text:p>sản ốc vít quá kém, vặn bao nhiêu cũng không cố định được, mua xong vứt luôn, bó tay</text:p>
          </table:table-cell>
          <table:table-cell/>
        </table:table-row>
        <table:table-row table:style-name="ro1">
          <table:table-cell office:value-type="string" calcext:value-type="string">
            <text:p>sản phẩm bán không đúng theo mô tả. khi được nhận sản phẩm chỉ có 1 quạt.</text:p>
          </table:table-cell>
          <table:table-cell/>
        </table:table-row>
        <table:table-row table:style-name="ro1">
          <table:table-cell office:value-type="string" calcext:value-type="string">
            <text:p>sản phẩm bằng gang, dòn, dễ vỡ, ko đúng như mô tả trên tiki, về nhà tháo ra thì vở ko biết do đâu</text:p>
          </table:table-cell>
          <table:table-cell/>
        </table:table-row>
        <table:table-row table:style-name="ro1">
          <table:table-cell office:value-type="string" calcext:value-type="string">
            <text:p>sản phẩm bằng nhựa chẳng phải nhôm giống đồ chơi quá!</text:p>
          </table:table-cell>
          <table:table-cell/>
        </table:table-row>
        <table:table-row table:style-name="ro1">
          <table:table-cell office:value-type="string" calcext:value-type="string">
            <text:p>sản phẩm bắt sóng cực kì tệ trong khi điện thoại mình bắt vẫn được 2 vạch wifi mà thiết bị ko bắt đc mong ad có thể đổi lại cho mình sản phầm khác</text:p>
          </table:table-cell>
          <table:table-cell/>
        </table:table-row>
        <table:table-row table:style-name="ro1">
          <table:table-cell office:value-type="string" calcext:value-type="string">
            <text:p>sản phẩm bắt sóng kém ko dùng được, phí tiền</text:p>
          </table:table-cell>
          <table:table-cell/>
        </table:table-row>
        <table:table-row table:style-name="ro3">
          <table:table-cell office:value-type="string" calcext:value-type="string">
            <text:p>sản phẩm bề ngoài nhìn khá đẹp nhưng thực tế tốc độ sạc lại quá chậm, nếu cắm hết 4 cổng hoặc 2 đến 3 cổng mà sạc chậm thì cũng đành, cắm 1 cổng sạc cho samsung trên cục sạc anker qc3.0 mà vẫn là charge thường chứ không được fast charging, tốc độ rất rất chậm, note9 còn 49% pin mà tốc độ thời gian sạc đầy gần 1h28 phút. không nên mua sản phẩm này</text:p>
          </table:table-cell>
          <table:table-cell/>
        </table:table-row>
        <table:table-row table:style-name="ro1">
          <table:table-cell office:value-type="string" calcext:value-type="string">
            <text:p>sản phẩm bị chập chờn sóng wifi. ko biết bảo hành kiểu gì nữa</text:p>
          </table:table-cell>
          <table:table-cell/>
        </table:table-row>
        <table:table-row table:style-name="ro1">
          <table:table-cell office:value-type="string" calcext:value-type="string">
            <text:p>sản phẩm bị gì không biết mà bây giờ vẫn chưa xài được</text:p>
          </table:table-cell>
          <table:table-cell/>
        </table:table-row>
        <table:table-row table:style-name="ro1">
          <table:table-cell office:value-type="string" calcext:value-type="string">
            <text:p>sản phẩm bị giật lag , chậm</text:p>
          </table:table-cell>
          <table:table-cell/>
        </table:table-row>
        <table:table-row table:style-name="ro1">
          <table:table-cell office:value-type="string" calcext:value-type="string">
            <text:p>sản phẩm bị hỏng tai phải. nghe nhỏ sau 8 tháng sử dụng.</text:p>
          </table:table-cell>
          <table:table-cell/>
        </table:table-row>
        <table:table-row table:style-name="ro1">
          <table:table-cell office:value-type="string" calcext:value-type="string">
            <text:p>sản phẩm bị hư 1 máy tay con, loa trong không nghe được. nhờ tiki liên hệ đổi trả dùm.</text:p>
          </table:table-cell>
          <table:table-cell/>
        </table:table-row>
        <table:table-row table:style-name="ro1">
          <table:table-cell office:value-type="string" calcext:value-type="string">
            <text:p>sản phẩm bị hư gọi tổng đài cho nhân viên lấy bảo hành, rồi không thấy bảo hành giờ bỏ luôn, có ai biết chỗ nào sửa ko</text:p>
          </table:table-cell>
          <table:table-cell/>
        </table:table-row>
        <table:table-row table:style-name="ro4">
          <table:table-cell office:value-type="string" calcext:value-type="string">
            <text:p>sản phẩm bị hư sau lần sạc đâu tiên đây <text:s/>. sản phẩm giá trị cao mà đóng sơ sài thế này nè. yêu cầu tiki có trách nhiệm quản lý nhà cung cấp. yêu cầu họ bảo hành cho tôi. nếu không tôi gửi đơn lên cục cạnh tranh và bảo vệ quyền lợi người tiêu dùng nhé.</text:p>
          </table:table-cell>
          <table:table-cell/>
        </table:table-row>
        <table:table-row table:style-name="ro1">
          <table:table-cell office:value-type="string" calcext:value-type="string">
            <text:p>sản phẩm bị lem mực như thế này thì bên tiki có chấp nhận đổi trả hàng không</text:p>
          </table:table-cell>
          <table:table-cell/>
        </table:table-row>
        <table:table-row table:style-name="ro1">
          <table:table-cell office:value-type="string" calcext:value-type="string">
            <text:p>sản phẩm bị liệt nút chuột bên phải sau 1 ngày sử dụng.</text:p>
          </table:table-cell>
          <table:table-cell/>
        </table:table-row>
        <table:table-row table:style-name="ro1">
          <table:table-cell office:value-type="string" calcext:value-type="string">
            <text:p>san pham bi loi , dau xac ho dien</text:p>
          </table:table-cell>
          <table:table-cell/>
        </table:table-row>
        <table:table-row table:style-name="ro1">
          <table:table-cell office:value-type="string" calcext:value-type="string">
            <text:p>sản phẩm bị lỗi , hư hỏng nặng, yêu cầu phản hồi lại cho khách hàng</text:p>
          </table:table-cell>
          <table:table-cell/>
        </table:table-row>
        <table:table-row table:style-name="ro4">
          <table:table-cell office:value-type="string" calcext:value-type="string">
            <text:p>sản phẩm bị lỗi 1 bên tai phone không sử dụng được. vân tay thì không có hiệu ứng để tắt và mở lại nhạc được. em muốn nhắn tin mà không có tin nhắn để nhắn riêng shop. mong shop phản hồi sớm giúp em, hàng mới chuyển hôm 17/7 nhưng hôm nay em mới mở hàng ra và kiểm tra thấy tình trạng vậy ạ.</text:p>
          </table:table-cell>
          <table:table-cell/>
        </table:table-row>
        <table:table-row table:style-name="ro1">
          <table:table-cell office:value-type="string" calcext:value-type="string">
            <text:p>sản phẩm bị lỗi 1 tai ko dùng đc mà ko thể đổi trả</text:p>
          </table:table-cell>
          <table:table-cell/>
        </table:table-row>
        <table:table-row table:style-name="ro1">
          <table:table-cell office:value-type="string" calcext:value-type="string">
            <text:p>sản phẩm bị lỗi ạ,mong shop cho e đổi sản phẩm mới</text:p>
          </table:table-cell>
          <table:table-cell/>
        </table:table-row>
        <table:table-row table:style-name="ro1">
          <table:table-cell office:value-type="string" calcext:value-type="string">
            <text:p>sản phẩm bị lỗi cắm vào máy tính lúc nhận lúc không. sản phẩm kém chất lượng.</text:p>
          </table:table-cell>
          <table:table-cell/>
        </table:table-row>
        <table:table-row table:style-name="ro1">
          <table:table-cell office:value-type="string" calcext:value-type="string">
            <text:p>sản phẩm bị lỗi camera trước do phần cứng, ảnh chụp có điểm vàng...đang lập thủ tục đề nghị đổi sản phẩm</text:p>
          </table:table-cell>
          <table:table-cell/>
        </table:table-row>
        <table:table-row table:style-name="ro1">
          <table:table-cell office:value-type="string" calcext:value-type="string">
            <text:p>sản phẩm bị lỗi con lăn chuột, đổi trả thì lâu 2 tuần sau hàng chưa về gọi tiki huỷ đơn hàng thì đến hôm nay vẫn chưa có thông tin lại về việc huỷ đơn hàng cũng như hoàn tiền.</text:p>
          </table:table-cell>
          <table:table-cell/>
        </table:table-row>
        <table:table-row table:style-name="ro1">
          <table:table-cell office:value-type="string" calcext:value-type="string">
            <text:p>sản phẩm bị lỗi dù đã qua đổi trả những vẫn không khắc phục được, mất khá nhiều time</text:p>
          </table:table-cell>
          <table:table-cell/>
        </table:table-row>
        <table:table-row table:style-name="ro1" table:visibility="filter">
          <table:table-cell office:value-type="string" calcext:value-type="string">
            <text:p>sản phẩm bị lỗi dù đã qua đổi trả những vẫn không khắc phục được, mất khá nhiều time</text:p>
          </table:table-cell>
          <table:table-cell/>
        </table:table-row>
        <table:table-row table:style-name="ro1">
          <table:table-cell office:value-type="string" calcext:value-type="string">
            <text:p>sản phẩm bị lỗi hay sao mà tôi kết nối ko đc, rất thất vọng, mong muốn được hỗ trợ từ shop.</text:p>
          </table:table-cell>
          <table:table-cell/>
        </table:table-row>
        <table:table-row table:style-name="ro1">
          <table:table-cell office:value-type="string" calcext:value-type="string">
            <text:p>sản phẩm bị lỗi kết nối bị đẩy ra cắm usb k lên. nói chung là quá tệ</text:p>
          </table:table-cell>
          <table:table-cell/>
        </table:table-row>
        <table:table-row table:style-name="ro1">
          <table:table-cell office:value-type="string" calcext:value-type="string">
            <text:p>sản phẩm bị lỗi không dùng được, bị lỗi write protected không khắc phục được</text:p>
          </table:table-cell>
          <table:table-cell/>
        </table:table-row>
        <table:table-row table:style-name="ro1">
          <table:table-cell office:value-type="string" calcext:value-type="string">
            <text:p>sản phẩm bị lỗi không lên đèn (chỉ lên đèn nguồn) tốc độ kết nối chỉ có 1,5mb cho gói 30mb. đề nghị đổi trả/bảo hành</text:p>
          </table:table-cell>
          <table:table-cell/>
        </table:table-row>
        <table:table-row table:style-name="ro1">
          <table:table-cell office:value-type="string" calcext:value-type="string">
            <text:p>sản phẩm bị lỗi không nhận được ổ cứng trong khi vẫn sáng đèn</text:p>
          </table:table-cell>
          <table:table-cell/>
        </table:table-row>
        <table:table-row table:style-name="ro1">
          <table:table-cell office:value-type="string" calcext:value-type="string">
            <text:p>sản phẩm bị lỗi không nhận tín hiệu internet. thay dây mới vẫn bị lỗi.</text:p>
          </table:table-cell>
          <table:table-cell/>
        </table:table-row>
        <table:table-row table:style-name="ro1">
          <table:table-cell office:value-type="string" calcext:value-type="string">
            <text:p>sản phẩm bị lỗi ko sử dụng đc</text:p>
          </table:table-cell>
          <table:table-cell/>
        </table:table-row>
        <table:table-row table:style-name="ro1">
          <table:table-cell office:value-type="string" calcext:value-type="string">
            <text:p>sản phẩm bị lỗi máy không nhận ra usb , mặc dù đã mở đi mơ lại, khởi động lại máy . máy ki thiếu driver nhưng vẫn không nhận được usb trong khi các usb khác nhận được !</text:p>
          </table:table-cell>
          <table:table-cell/>
        </table:table-row>
        <table:table-row table:style-name="ro4">
          <table:table-cell office:value-type="string" calcext:value-type="string">
            <text:p>san pham bi loi mic . toi <text:s/>gui bao hanh doi tra 11 <text:s/>11 <text:s/>2019 den nay 26 <text:s/>11 <text:s/>2019 toi van chua nhan dc sp , yeu cau tiki giao sp <text:s/>trong thoi gian som nhat, yeu cau ben tiki ghi nhan thong tin va lam viec</text:p>
          </table:table-cell>
          <table:table-cell/>
        </table:table-row>
        <table:table-row table:style-name="ro4">
          <table:table-cell office:value-type="string" calcext:value-type="string">
            <text:p>sản phẩm bị lỗi mới mua về mở lên hong thấy lên tưởng hết pin trong lúc sạc vẫn thấy sáng đèn để một ngày trời rút ra kết nối thử thì đèn tắt tìm đủ cách để mở thì lại hong lên shop coi kiểm tra lại. quá thất vọng hong một chút hài lòng nào</text:p>
          </table:table-cell>
          <table:table-cell/>
        </table:table-row>
        <table:table-row table:style-name="ro3">
          <table:table-cell office:value-type="string" calcext:value-type="string">
            <text:p>sản phẩm bị lỗi một bên tai nghe. đã liên hệ tiki để được bảo hành nhưng hiện tại vẫn chưa được giải quyết. tiki giao hàng nhanh nhưng khi sản phẩm có vấn đề thì thu hồi sản phẩm rất chậm. thất vọng! lời khuyên là các bạn hãy đợi đến khi sản phẩm được phân phối chính thức ở vn hãy mua để nếu có vấn đề thì mang ra apple store bảo hành toàn cầu được luôn, khỏi thông qua tiki quá mất thời gian.</text:p>
          </table:table-cell>
          <table:table-cell/>
        </table:table-row>
        <table:table-row table:style-name="ro1">
          <table:table-cell office:value-type="string" calcext:value-type="string">
            <text:p>sản phẩm bị lỗi nút bám tăng giảm volume nên đề đổi trả lại sản phẩm</text:p>
          </table:table-cell>
          <table:table-cell/>
        </table:table-row>
        <table:table-row table:style-name="ro1">
          <table:table-cell office:value-type="string" calcext:value-type="string">
            <text:p>sản phẩm bị lỗi sạc không được mong tiki có phản hồi sớm nhất</text:p>
          </table:table-cell>
          <table:table-cell/>
        </table:table-row>
        <table:table-row table:style-name="ro1">
          <table:table-cell office:value-type="string" calcext:value-type="string">
            <text:p>sản phẩm bị lỗi sạc không ổn định là cho điện thoại bị lag cảm ứng khi vừa sạc vừa xài</text:p>
          </table:table-cell>
          <table:table-cell/>
        </table:table-row>
        <table:table-row table:style-name="ro1">
          <table:table-cell office:value-type="string" calcext:value-type="string">
            <text:p>sản phẩm bị lỗi, chân cắm bị mất chân tiếp xúc, không thể dùng được</text:p>
          </table:table-cell>
          <table:table-cell/>
        </table:table-row>
        <table:table-row table:style-name="ro1">
          <table:table-cell office:value-type="string" calcext:value-type="string">
            <text:p>sản phẩm bị lỗi, tổng đài báo đổi lỗi từ 5 7 ngày.</text:p>
          </table:table-cell>
          <table:table-cell/>
        </table:table-row>
        <table:table-row table:style-name="ro1">
          <table:table-cell office:value-type="string" calcext:value-type="string">
            <text:p>sản phẩm bị lỗi,chỉ nghe được 1 bên tai, chất lượng âm thanh không tốt</text:p>
          </table:table-cell>
          <table:table-cell/>
        </table:table-row>
        <table:table-row table:style-name="ro1">
          <table:table-cell office:value-type="string" calcext:value-type="string">
            <text:p>sản phâm bị như này là sao em cần lời giải thích ạ</text:p>
          </table:table-cell>
          <table:table-cell/>
        </table:table-row>
        <table:table-row table:style-name="ro2">
          <table:table-cell office:value-type="string" calcext:value-type="string">
            <text:p>sản phẩm bị rò điện đáng sợ. ngẫu nhiên sờ vào vỏ nhôm đằng sau máy bị giật tê tê. may mà không sao. mà rò điện chập chờn mới kinh, có lúc truyền điện có lúc không. tháo cái hộp mực ra kiểm tra cũng bị điện truyền giật cho tê cả người. có ảnh chụp ngay khi mình bị giật. <text:s/>những thiết bị điện cần bảo đảm an toàn về điện, vì vậy tiki cần bảo vệ khách hàng cũng như có phương án phù hợp "đổi mới sản phẩm" cho mình vì những sản phẩm như vậy khó mà kiểm tra chính xác. mình rất không an tâm khi sử dụng sản phẩm như thế này.</text:p>
          </table:table-cell>
          <table:table-cell/>
        </table:table-row>
        <table:table-row table:style-name="ro1">
          <table:table-cell office:value-type="string" calcext:value-type="string">
            <text:p>sản phẩm bị treo mất mạng liên tục</text:p>
          </table:table-cell>
          <table:table-cell/>
        </table:table-row>
        <table:table-row table:style-name="ro1">
          <table:table-cell office:value-type="string" calcext:value-type="string">
            <text:p>sản phẩm bị vỡ ngay khi mở hộp. cắm ko vào điện. sẽ yêu cầu hoàn tiền. các bạn đừng mua ở đây</text:p>
          </table:table-cell>
          <table:table-cell/>
        </table:table-row>
        <table:table-row table:style-name="ro1">
          <table:table-cell office:value-type="string" calcext:value-type="string">
            <text:p>sản phẩm bình thường camara quá mờ cau hình kém</text:p>
          </table:table-cell>
          <table:table-cell/>
        </table:table-row>
        <table:table-row table:style-name="ro1">
          <table:table-cell office:value-type="string" calcext:value-type="string">
            <text:p>sản phẩm cắm sạc ko sạc được cho điện thoại. làm ntn để đổi trả lại sản phẩm</text:p>
          </table:table-cell>
          <table:table-cell/>
        </table:table-row>
        <table:table-row table:style-name="ro1">
          <table:table-cell office:value-type="string" calcext:value-type="string">
            <text:p>sản phẩm cắm vào máy không nhận. đề nghị đổi sản phẩm mới</text:p>
          </table:table-cell>
          <table:table-cell/>
        </table:table-row>
        <table:table-row table:style-name="ro1">
          <table:table-cell office:value-type="string" calcext:value-type="string">
            <text:p>sản phẩm chất lượng kém, lỗi nhiều. mọi mặt đều không đáp ứng</text:p>
          </table:table-cell>
          <table:table-cell/>
        </table:table-row>
        <table:table-row table:style-name="ro1">
          <table:table-cell office:value-type="string" calcext:value-type="string">
            <text:p>sản phẩm chất lượng kém, sóng chập chờn, tốc độ chậm. mua về rồi vứt xoa</text:p>
          </table:table-cell>
          <table:table-cell/>
        </table:table-row>
        <table:table-row table:style-name="ro4">
          <table:table-cell office:value-type="string" calcext:value-type="string">
            <text:p>sản phẩm chất lượng ổn, tuy nhiên giao hàng qua đối tác ninjavan quá chậm. thái độ nhân viên tổng đài của ninjavan rất không ok. nếu được hỗ trợ mong tiki đừng gửi hàng cho mình qua đối tác ninjavan nữa! cảm ơn tiki!</text:p>
          </table:table-cell>
          <table:table-cell/>
        </table:table-row>
        <table:table-row table:style-name="ro1">
          <table:table-cell office:value-type="string" calcext:value-type="string">
            <text:p>san pham chat luong rat kem nghe 1 lan hong luon</text:p>
          </table:table-cell>
          <table:table-cell/>
        </table:table-row>
        <table:table-row table:style-name="ro1">
          <table:table-cell office:value-type="string" calcext:value-type="string">
            <text:p>sản phẩm chất lượng tệ, dùng vài lần là không còn tín hiệu nhận usb nữa</text:p>
          </table:table-cell>
          <table:table-cell/>
        </table:table-row>
        <table:table-row table:style-name="ro1">
          <table:table-cell office:value-type="string" calcext:value-type="string">
            <text:p>sản phẩm chỉ có chuột mà không có đồ kết nối với máy tính</text:p>
          </table:table-cell>
          <table:table-cell/>
        </table:table-row>
        <table:table-row table:style-name="ro1">
          <table:table-cell office:value-type="string" calcext:value-type="string">
            <text:p>sản phẩm chỉ dùng được 1 đầu</text:p>
          </table:table-cell>
          <table:table-cell/>
        </table:table-row>
        <table:table-row table:style-name="ro1">
          <table:table-cell office:value-type="string" calcext:value-type="string">
            <text:p>sản phẩm chỉ mới sd chưa được 1 tháng có vấn đề về màn hình,chế độ bảo hành thế nào ạ hướng dẫn khách hàng với.</text:p>
          </table:table-cell>
          <table:table-cell/>
        </table:table-row>
        <table:table-row table:style-name="ro1" table:visibility="filter">
          <table:table-cell office:value-type="string" calcext:value-type="string">
            <text:p>sản phẩm chỉ mới sd chưa được 1 tháng có vấn đề về màn hình,chế độ bảo hành thế nào ạ hướng dẫn khách hàng với.</text:p>
          </table:table-cell>
          <table:table-cell/>
        </table:table-row>
        <table:table-row table:style-name="ro4">
          <table:table-cell office:value-type="string" calcext:value-type="string">
            <text:p>sản phẩm chỉ nghe được 1 bên tai,kết nối với điện thoại thì lúc nghe lúc không mong là tiki bán hàng chất lượng lên chứ người dùng bỏ tiền ra mua mà sản phẩm như vậy thì sao được</text:p>
          </table:table-cell>
          <table:table-cell/>
        </table:table-row>
        <table:table-row table:style-name="ro1">
          <table:table-cell office:value-type="string" calcext:value-type="string">
            <text:p>sản phẩm chỉ nghe được một bên tai, không đồng thời được 2 bên. sạc thì sau 30s thì tắt đèn, không biêt là có đang sạc hay không. cần phía tiki hỗ trợ.</text:p>
          </table:table-cell>
          <table:table-cell/>
        </table:table-row>
        <table:table-row table:style-name="ro1">
          <table:table-cell office:value-type="string" calcext:value-type="string">
            <text:p>sản phẩm chỉ sạc được 1 cổng, email nhờ tiki hỗ trợ bảo hành, gửi thông tin hỗ trợ 3 ngày vẫn không thấy tiki trả lời</text:p>
          </table:table-cell>
          <table:table-cell/>
        </table:table-row>
        <table:table-row table:style-name="ro13">
          <table:table-cell office:value-type="string" calcext:value-type="string">
            <text:p>sản phẩm chính hãng mà giao được 4 ngày mới đem ra dùng đã long cả đầu nghe 1 bên. đề nghị đổi sản phẩm khác hoặc hoàn trả. tiki kiểm tra hàng chính hãng hay không nhé</text:p>
          </table:table-cell>
          <table:table-cell/>
        </table:table-row>
        <table:table-row table:style-name="ro3">
          <table:table-cell office:value-type="string" calcext:value-type="string">
            <text:p>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text:p>
          </table:table-cell>
          <table:table-cell/>
        </table:table-row>
        <table:table-row table:style-name="ro3" table:visibility="filter">
          <table:table-cell office:value-type="string" calcext:value-type="string">
            <text:p>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text:p>
          </table:table-cell>
          <table:table-cell/>
        </table:table-row>
        <table:table-row table:style-name="ro3" table:visibility="filter">
          <table:table-cell office:value-type="string" calcext:value-type="string">
            <text:p>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text:p>
          </table:table-cell>
          <table:table-cell/>
        </table:table-row>
        <table:table-row table:style-name="ro3" table:visibility="filter">
          <table:table-cell office:value-type="string" calcext:value-type="string">
            <text:p>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text:p>
          </table:table-cell>
          <table:table-cell/>
        </table:table-row>
        <table:table-row table:style-name="ro5">
          <table:table-cell office:value-type="string" calcext:value-type="string">
            <text:p>sản phẩm chính hãng nên yếu tố chất lượng không thuộc về trách nhiệm của tiki. tuy nhiên chính sách của tiki trong thời buổi rất cạnh tranh đáng phải xem lại, vì lòng trung thành cho nền tảng mua sắm trực tuyến <text:s/>này của mình cảm thấy bị tổn thương. <text:s/>1. không cho phép đặt hàng số lượng hơn một sp mà ko biết lý do trong khi hiện còn 5 sản phẩm nên phải order hai lần và đơn thứ hai rơi vào chủ nhật mới giao 2. tiki now, nhưng lại rơi vào ngày hôm sau, dù sao mình cũng kiên nhẫn nhưng ngày cn cuối tuần 8h10p shipper gọi mình chưa nghe máy, chưa đầy 10phut gọi lại thi mất lượt nhận. phải hai lần phản hồi mới được giải quyết lúc gần 1h. 60k để đuọc tiết kiệm thời gian nhưng quá phiền hà mất thời gian cho 2 man hình. 3. xuất hoá đơn vat sau khi nhận hàng bi từ chối. ngay sau khi nhận xong hai sản phẩm liên hệ xuất hoá đơn cho cty bị từ chối với ly do lúc đặt hàng phải nhập thông tin xuất hd mới có. rất tệ cho tình huống này. tóm gọn lại, tin rằng mua từ tiki trading yên tâm và tiếc kiệm thời gian nhưng tôi đã thất vọng đến khó chấp nhận.</text:p>
          </table:table-cell>
          <table:table-cell/>
        </table:table-row>
        <table:table-row table:style-name="ro1">
          <table:table-cell office:value-type="string" calcext:value-type="string">
            <text:p>sản phẩm chuột mua về ko dùng được, 2 phím nhấn 2 bên chuột phải ấn rất mạnh mới nhận lệnh. đang gửi yêu cầu đổi trả cho tiki nhưng chưa biết sẽ ntn</text:p>
          </table:table-cell>
          <table:table-cell/>
        </table:table-row>
        <table:table-row table:style-name="ro1">
          <table:table-cell office:value-type="string" calcext:value-type="string">
            <text:p>sản phẩm có chất lượng kém. nhôm mềm. vặn 4 ốc bị lún và trượt luôn. đã trả hàng</text:p>
          </table:table-cell>
          <table:table-cell/>
        </table:table-row>
        <table:table-row table:style-name="ro3">
          <table:table-cell office:value-type="string" calcext:value-type="string">
            <text:p>sản phẩm có dấu vết đã mở hộp. cũng đồng tình việc dán tem bảo hành phải mở hộp để dán. tuy nhiên, nhà bán hàng đã lấy mất sợi cáp vga và chỉ để lại mỗi cáp hdmi, tôi đã xem review thì phát hiện sản phẩm người ta mua có kèm cáp vga. vị trí trống rỗng kia là để cáp vga giờ tôi mới phát hiện ra. thật sự rất bức xúc khoản này bởi vì laptop tôi không hề có cổng hdmi để sử dụng. mong nhà bán hàng giải quyết sớm giúp tôi</text:p>
          </table:table-cell>
          <table:table-cell/>
        </table:table-row>
        <table:table-row table:style-name="ro1">
          <table:table-cell office:value-type="string" calcext:value-type="string">
            <text:p>sản phẩm có độ bền sử dụng quá thấp, 3 tuần đã bị hư.</text:p>
          </table:table-cell>
          <table:table-cell/>
        </table:table-row>
        <table:table-row table:style-name="ro1">
          <table:table-cell office:value-type="string" calcext:value-type="string">
            <text:p>sản phẩm có lỗi. không thể sử dụng được các port wan và lan.</text:p>
          </table:table-cell>
          <table:table-cell/>
        </table:table-row>
        <table:table-row table:style-name="ro1">
          <table:table-cell office:value-type="string" calcext:value-type="string">
            <text:p>sản phẩm có pin xài tốt trong vòng 7 8h liên tục. sóng mạnh.</text:p>
          </table:table-cell>
          <table:table-cell/>
        </table:table-row>
        <table:table-row table:style-name="ro1">
          <table:table-cell office:value-type="string" calcext:value-type="string">
            <text:p>sản phẩm có tốc độ đọc với ghi ko đúng mô tả sản phẩm có tốc độ đọc với ghi ko đúng mô tả</text:p>
          </table:table-cell>
          <table:table-cell/>
        </table:table-row>
        <table:table-row table:style-name="ro1">
          <table:table-cell office:value-type="string" calcext:value-type="string">
            <text:p>sản phẩm còn lỗi nhiều</text:p>
          </table:table-cell>
          <table:table-cell/>
        </table:table-row>
        <table:table-row table:style-name="ro4">
          <table:table-cell office:value-type="string" calcext:value-type="string">
            <text:p>sản phẩm còn nguyên seal trong hộp, cả máy và bao da đều rất tốt. <text:s text:c="2"/>nhưng về phần đóng gói sản phẩm mình thấy shop xử lý cực kì chậm. mình chưa từng mua hàng tiki mà phải đợi lâu như mua ở shop này. <text:s/>1 sao để shop lưu ý vấn đề này nhá.</text:p>
          </table:table-cell>
          <table:table-cell/>
        </table:table-row>
        <table:table-row table:style-name="ro4">
          <table:table-cell office:value-type="string" calcext:value-type="string">
            <text:p>sản phẩm còn nguyên tem mà xài không được, chuột lắp vào laptop mà lại bị đơ, bấm chuột thì toàn bị pop up các ứng dụng không hề có ý định mở. di chuyển chuột thì không được.tưởng đưa sản phẩm bị hết pin thì thay 2 3 cục rồi vẫn bị tình trạng y hệt. sản phẩm tệ</text:p>
          </table:table-cell>
          <table:table-cell/>
        </table:table-row>
        <table:table-row table:style-name="ro1">
          <table:table-cell office:value-type="string" calcext:value-type="string">
            <text:p>sản phẩm của mình bị lỗi, chia ổ để sử dụng không được</text:p>
          </table:table-cell>
          <table:table-cell/>
        </table:table-row>
        <table:table-row table:style-name="ro1">
          <table:table-cell office:value-type="string" calcext:value-type="string">
            <text:p>sản phẩm của mình có vấn đề về sạc, sạc cả đêm mà không đầy pin. sản phẩm bị lỗi rồi. giờ đổi trả bảo hành như nào.</text:p>
          </table:table-cell>
          <table:table-cell/>
        </table:table-row>
        <table:table-row table:style-name="ro1">
          <table:table-cell office:value-type="string" calcext:value-type="string">
            <text:p>sản phẩm cực tệ, cắm vào không nhận, thấy nhận xét chỉ có chậm thôi nhưng đây còn không cả dùng được, coi như cho đi</text:p>
          </table:table-cell>
          <table:table-cell/>
        </table:table-row>
        <table:table-row table:style-name="ro1">
          <table:table-cell office:value-type="string" calcext:value-type="string">
            <text:p>sản phẩm đã bị bóc, tem bị trầy, bề mặt ổ cứng có vết trầy được mỗi cái giao hàng nhanh</text:p>
          </table:table-cell>
          <table:table-cell/>
        </table:table-row>
        <table:table-row table:style-name="ro1">
          <table:table-cell office:value-type="string" calcext:value-type="string">
            <text:p>sản phẩm đã bị mở ra, dán lại, chất lượng k ổn</text:p>
          </table:table-cell>
          <table:table-cell/>
        </table:table-row>
        <table:table-row table:style-name="ro1">
          <table:table-cell office:value-type="string" calcext:value-type="string">
            <text:p>sản phẩm đã bóc, tai trái pin bị chai.</text:p>
          </table:table-cell>
          <table:table-cell/>
        </table:table-row>
        <table:table-row table:style-name="ro3">
          <table:table-cell office:value-type="string" calcext:value-type="string">
            <text:p>sản phẩm đã được bóc vỏ, xong rồi lấy băng keo dính lại rất lem nhem. tôi mua rất nhiều đơn hàng những đây là đơn hàng đầu tiên gặp phải trường hợp ko hay này. đề nghị bql của tiki kiểm tra hàng cẩn thận hơn. kh bỏ tiền ra mua sản phẩm nhưng ko ưng ý, rất dễ mất kh. chi phí cho việc giữ 1 kh trung thành sẽ ít tốn kém hơn là chi phí để có đc 1 kh mới.</text:p>
          </table:table-cell>
          <table:table-cell/>
        </table:table-row>
        <table:table-row table:style-name="ro4">
          <table:table-cell office:value-type="string" calcext:value-type="string">
            <text:p>sản phẩm đã mua, sóng rất yếu ko đúng như thông số đã cung cấp. nhân viên nhận hàng hẹn lấy hàng hơn 4 lần, gọi lại không thèm bắt máy. gọi tổng đài thì kêu ko biết, nói khách chờ.</text:p>
          </table:table-cell>
          <table:table-cell/>
        </table:table-row>
        <table:table-row table:style-name="ro1">
          <table:table-cell office:value-type="string" calcext:value-type="string">
            <text:p>sản phẩm đã qua sử dụng.</text:p>
          </table:table-cell>
          <table:table-cell/>
        </table:table-row>
        <table:table-row table:style-name="ro1">
          <table:table-cell office:value-type="string" calcext:value-type="string">
            <text:p>sản phẩm đã. nói chung tiền nào của đó. hihi</text:p>
          </table:table-cell>
          <table:table-cell/>
        </table:table-row>
        <table:table-row table:style-name="ro4">
          <table:table-cell office:value-type="string" calcext:value-type="string">
            <text:p>sản phẩm dán tem tháng 02/2018, nhưng xài đúng 1 lần đã hỏng. ngày đầu xài thấy okay. ngày 2 cắm vào thấy đèn không sáng luôn, cắm thử laptop, pc, phone các kiểu đều không nhận. gửi trả lại thì mất công nên đành ngậm ngùi chấp nhận <text:s/>.</text:p>
          </table:table-cell>
          <table:table-cell/>
        </table:table-row>
        <table:table-row table:style-name="ro1">
          <table:table-cell office:value-type="string" calcext:value-type="string">
            <text:p>sản phẩm đang k nhận sim</text:p>
          </table:table-cell>
          <table:table-cell/>
        </table:table-row>
        <table:table-row table:style-name="ro4">
          <table:table-cell office:value-type="string" calcext:value-type="string">
            <text:p>sản phẩm đầu tiên mua của tiki mà mình cảm thấy tệ. mình đã chọn sản phẩm cao nhất để mua mà chất lượng sóng quá kém, pin yếu. gần như mình dùng được 3 ngày là bỏ ko muốn dùng nữa. tự nhiên cảm giác mua hàng ở tiki tồi tệ theo</text:p>
          </table:table-cell>
          <table:table-cell/>
        </table:table-row>
        <table:table-row table:style-name="ro1">
          <table:table-cell office:value-type="string" calcext:value-type="string">
            <text:p>sản phẩm dễ hư, đầu bút không chắc chắn. chỉ dán bằng keo nên rất dễ rớt ra ngoài</text:p>
          </table:table-cell>
          <table:table-cell/>
        </table:table-row>
        <table:table-row table:style-name="ro1">
          <table:table-cell office:value-type="string" calcext:value-type="string">
            <text:p>sản phẩm đèn xanh lá cây chứ không phải đèn màu xanh dương. tôi muốn đổi trả. chất lượng sóng quá kém</text:p>
          </table:table-cell>
          <table:table-cell/>
        </table:table-row>
        <table:table-row table:style-name="ro1">
          <table:table-cell office:value-type="string" calcext:value-type="string">
            <text:p>sản phẩm đệp chính hãng nhưng lại nhận sp không chạy bật on nhưng đèn chuột không sáng. mong được đổi trả</text:p>
          </table:table-cell>
          <table:table-cell/>
        </table:table-row>
        <table:table-row table:style-name="ro4">
          <table:table-cell office:value-type="string" calcext:value-type="string">
            <text:p>sản phẩm đẹp về mẫu mã, âm thanh nghe ổn, nhưng xài chưa đc 3 tháng (nhận hàng 03/10) đã lăn ra chết hết 1 bên phải. vì mình làm quà tặng nên bây giờ hơi mất mặt với người thân. giờ muốn sửa lại chắc không có hy vọng rồi.</text:p>
          </table:table-cell>
          <table:table-cell/>
        </table:table-row>
        <table:table-row table:style-name="ro1">
          <table:table-cell office:value-type="string" calcext:value-type="string">
            <text:p>sản phẩm đẹp, tiện lợi nhưng kết nối mạng quá tệ, quá chậm so với quy định</text:p>
          </table:table-cell>
          <table:table-cell/>
        </table:table-row>
        <table:table-row table:style-name="ro1">
          <table:table-cell office:value-type="string" calcext:value-type="string">
            <text:p>sản phẩm điện thoại mới dùng dc 1 tháng nay loa trong lúc nghe dc lúc không. tôi muốn được bảo hành. đề nghị cty có chính sách và hỗ trợcho tôi</text:p>
          </table:table-cell>
          <table:table-cell/>
        </table:table-row>
        <table:table-row table:style-name="ro1">
          <table:table-cell office:value-type="string" calcext:value-type="string">
            <text:p>sản phẩm dò được wifi nhưng không kết nôi sđược với wifi . yêu cầu shop đổi lại hàng .</text:p>
          </table:table-cell>
          <table:table-cell/>
        </table:table-row>
        <table:table-row table:style-name="ro4">
          <table:table-cell office:value-type="string" calcext:value-type="string">
            <text:p>sản phẩm đôi lúc nghe được 1 bên tai, dùng bluetooth trên máy tính một lúc thì bị rè (mặc dù đã update driver các thứ). âm thanh tạm ổn. nhưng bị lỗi không chấp nhận được. nhờ tiki có chính sách đổi trả hay hoàn tiền lại cho sản phẩm. không biết phải sp của đức không nữa <text:s text:c="2"/>.</text:p>
          </table:table-cell>
          <table:table-cell/>
        </table:table-row>
        <table:table-row table:style-name="ro4">
          <table:table-cell office:value-type="string" calcext:value-type="string">
            <text:p>sản phẩm đóng gói cẩu thả. khi mua hàng tôi đã gọi tổng đài nhờ đóng gói kỹ, nhưng rốt cuộc đóng gói và giao hàng quá cẩu thả. chỉ bỏ ổ cứng vào hộp tiki, khi giao tới thì hộp móp méo luôn.</text:p>
          </table:table-cell>
          <table:table-cell/>
        </table:table-row>
        <table:table-row table:style-name="ro3">
          <table:table-cell office:value-type="string" calcext:value-type="string">
            <text:p>sản phẩm dùng chưa được 1 năm đã hỏng. tôi gửi bảo hành sau một thời gian chờ đợi thì hộp tôi đóng gói gửi đi như thế nào thì tiki gửi lại hộp sản phẩm y xì như khi tôi đóng gói và chưa hề được mở ra xem xét hay sửa chữa. quá thất vọng với kiểu bảo hành gian dối lừa khách hàng như thế này. chẳng thà nói không bảo hành cho đỡ mất thời gian của tôi.</text:p>
          </table:table-cell>
          <table:table-cell/>
        </table:table-row>
        <table:table-row table:style-name="ro1">
          <table:table-cell office:value-type="string" calcext:value-type="string">
            <text:p>sản phầm dùng chưa đuowcj nửa năm, đã bị rót kết nối bluetooth liên tục, rất khó chịu. chất lượng quá tồi. giờ mình muốn bảo hành thì phải làm sao.</text:p>
          </table:table-cell>
          <table:table-cell/>
        </table:table-row>
        <table:table-row table:style-name="ro1">
          <table:table-cell office:value-type="string" calcext:value-type="string">
            <text:p>sản phẩm dùng được 2 lần đã hỏng. chán</text:p>
          </table:table-cell>
          <table:table-cell/>
        </table:table-row>
        <table:table-row table:style-name="ro1">
          <table:table-cell office:value-type="string" calcext:value-type="string">
            <text:p>sản phẩm đúng mô tả. thái độ giao hàng quá tệ.</text:p>
          </table:table-cell>
          <table:table-cell/>
        </table:table-row>
        <table:table-row table:style-name="ro1">
          <table:table-cell office:value-type="string" calcext:value-type="string">
            <text:p>sản phẩm dùng một thời gian đã hỏng ko kết nối mạng được</text:p>
          </table:table-cell>
          <table:table-cell/>
        </table:table-row>
        <table:table-row table:style-name="ro4">
          <table:table-cell office:value-type="string" calcext:value-type="string">
            <text:p>sản phẩm dùng quá chán, hoàn toàn ko như quảng cáo. tốt độ chậm, độ phủ sóng cũng không rộng. để ở cầu thang giữa tầng 2 mà đi xuống tầng ngay chân cầu thang tầng 1 mà chỉ còn 1 vạch.</text:p>
          </table:table-cell>
          <table:table-cell/>
        </table:table-row>
        <table:table-row table:style-name="ro1">
          <table:table-cell office:value-type="string" calcext:value-type="string">
            <text:p>sản phẩm dùng trong 1 tháng, tình trạng bắt sóng kém, thường xuyên bị ngắt mạng đột ngột. tôi đã bỏ luôn sản phẩm mà không gửi đi bảo hành.</text:p>
          </table:table-cell>
          <table:table-cell/>
        </table:table-row>
        <table:table-row table:style-name="ro1">
          <table:table-cell office:value-type="string" calcext:value-type="string">
            <text:p>sản phẩm được giao không có tem của fpt, chữ khắc trên đầu usb không phải taiwain mà là china.</text:p>
          </table:table-cell>
          <table:table-cell/>
        </table:table-row>
        <table:table-row table:style-name="ro1">
          <table:table-cell office:value-type="string" calcext:value-type="string">
            <text:p>sản phẩm được mô tả là tốc dộ đọc 500mb/s và tốc độ ghi 300mb/s nhưng khi test sản phẩm chỉ ghi được không đến 100mb/s</text:p>
          </table:table-cell>
          <table:table-cell/>
        </table:table-row>
        <table:table-row table:style-name="ro4">
          <table:table-cell office:value-type="string" calcext:value-type="string">
            <text:p>sản phẩm được quảng cáo là hoạt động im lặng, tuy chuột trái chuột phải có im lặng nhưng cuộn chuột phát ra tiếng kêu khá khó chịu, cảm giác như bị cấn, ảnh hưởng tới trải nghiệm khi làm việc và lướt web. mình tưởng lỗi nên liên hệ với nhân viên tiki để đổi trả/bảo hành thì được phản hồi là do thiết kế của chuột.</text:p>
          </table:table-cell>
          <table:table-cell/>
        </table:table-row>
        <table:table-row table:style-name="ro4">
          <table:table-cell office:value-type="string" calcext:value-type="string">
            <text:p>sản phẩm được thông báo đính kèm quà tặng tai nghe trên trang thông tin. nhưng khi mình add vào để order thì không hiện. tới lúc nhận hàng thì cũng ko có kèm quà tặng theo. liên hệ tổng đài thì tổng đài báo không hỗ trợ gửi lại quà và lý do là do mình xoá quà tặng khỏi giỏ hàng lỗi hệ thống của tiki nhưng bắt khách hàng chịu</text:p>
          </table:table-cell>
          <table:table-cell/>
        </table:table-row>
        <table:table-row table:style-name="ro1">
          <table:table-cell office:value-type="string" calcext:value-type="string">
            <text:p>sản phầm em mua không kết nối bluetooth được <text:s/>và bấm cũng không được ạ</text:p>
          </table:table-cell>
          <table:table-cell/>
        </table:table-row>
        <table:table-row table:style-name="ro1">
          <table:table-cell office:value-type="string" calcext:value-type="string">
            <text:p>sản phẩm ghi chống nước khi đi mưa hoặc rửa tay mà vừa rửa tay xong thì màn hình đã đen thui , đúng là quảng cáo. mất toi <text:s/>210k</text:p>
          </table:table-cell>
          <table:table-cell/>
        </table:table-row>
        <table:table-row table:style-name="ro4">
          <table:table-cell office:value-type="string" calcext:value-type="string">
            <text:p>sản phẩm gì mà không kết nối được một cái kết nối một cái không kết nối sạc mãi thì chả vào điện. may là mua hai sản phẩm một sản phẩm còn dùng được tạm ổn.không hài lòng yêu cầu đổi trả</text:p>
          </table:table-cell>
          <table:table-cell/>
        </table:table-row>
        <table:table-row table:style-name="ro2">
          <table:table-cell office:value-type="string" calcext:value-type="string">
            <text:p>sản phẩm giao bị hở sáng nhẹ. mình đề nghị mang về kiểm tra. tiki nhận thông tin buổi sáng, trưa kỹ thuật tiki gọi yêu cầu cung cấp hình ảnh sản phẩm. tối thì mình cung cấp hình ảnh như yêu cầu. trưa hôm sau kỹ thuật tiki gọi báo đã tạo yêu cầu để tiến hành lấy sản phẩm về kiểm tra. 3 ngày sau vẫn chưa thấy tiki lại lấy sản phẩm về kiểm tra. mình xài tiki now 4h sau khi order là có sản phẩm. nhưng nếu sản phẩm bị lỗi thì 4 ngày sau vẫn chưa lấy sản phẩm về kiểm tra cho dù đã gọi điện 2 3 lần. chắc 10 ngày mới có kết quả??? lần sau ko dám mua hàng kỹ thuật trên tiki nếu cần gấp cho dù xài tiki now. phiền phức hết sức. sợ luôn.</text:p>
          </table:table-cell>
          <table:table-cell/>
        </table:table-row>
        <table:table-row table:style-name="ro1">
          <table:table-cell office:value-type="string" calcext:value-type="string">
            <text:p>sản phẩm giao không đúng như hình, thất vọng. sản phẩm không có hỗ trợ wds thu phát sóng wifi</text:p>
          </table:table-cell>
          <table:table-cell/>
        </table:table-row>
        <table:table-row table:style-name="ro1">
          <table:table-cell office:value-type="string" calcext:value-type="string">
            <text:p>san phảm giao nhanh, tuy nhiên cắm vô sử dụng gân 1 tuần rồi nhưng ko dc <text:s/>mình muốn đổi hàng, mong tiki hỗ trợ <text:s/>cảm ơn</text:p>
          </table:table-cell>
          <table:table-cell/>
        </table:table-row>
        <table:table-row table:style-name="ro1">
          <table:table-cell office:value-type="string" calcext:value-type="string">
            <text:p>sản phẩm giao sai mô tả. ko có nfc, mic,... mà ghi có nfc cùng câu trả lời là có nfc cho tầm mấy câu hỏi. <text:s/>mua chỉ vì có nfc</text:p>
          </table:table-cell>
          <table:table-cell/>
        </table:table-row>
        <table:table-row table:style-name="ro1">
          <table:table-cell office:value-type="string" calcext:value-type="string">
            <text:p>sản phẩm giao tới vỏ không còn nguyên, seal bảo hành tách rời</text:p>
          </table:table-cell>
          <table:table-cell/>
        </table:table-row>
        <table:table-row table:style-name="ro1">
          <table:table-cell office:value-type="string" calcext:value-type="string">
            <text:p>sản phẩm gửi bị gãy</text:p>
          </table:table-cell>
          <table:table-cell/>
        </table:table-row>
        <table:table-row table:style-name="ro1">
          <table:table-cell office:value-type="string" calcext:value-type="string">
            <text:p>sản phẩm hình thì giống nhưng về phần mềm thì ko giống rất nhanh hết pin mà khi hết pin sạc xong thì phải cập nhật lại rất lâu</text:p>
          </table:table-cell>
          <table:table-cell/>
        </table:table-row>
        <table:table-row table:style-name="ro1">
          <table:table-cell office:value-type="string" calcext:value-type="string">
            <text:p>sản phầm hình thức đẹp. nhưng mua về dùng bị lỗi. di chuột nhảy lung tung</text:p>
          </table:table-cell>
          <table:table-cell/>
        </table:table-row>
        <table:table-row table:style-name="ro1">
          <table:table-cell office:value-type="string" calcext:value-type="string">
            <text:p>sản phẩm hoạt động k ổn định, lúc đc lúc không. điện thoại thì lúc connect đc lúc k, laptop thì k connect được luôn. yêu cầu bên tiki liên hệ để đổi trả sản phẩm</text:p>
          </table:table-cell>
          <table:table-cell/>
        </table:table-row>
        <table:table-row table:style-name="ro1">
          <table:table-cell office:value-type="string" calcext:value-type="string">
            <text:p>sản phẩm hỏng không dùng được, cắm vào máy tính không nhận, thử các cách khác nhau nhưng vẫn không dùng được, vừa mở lên là tắt</text:p>
          </table:table-cell>
          <table:table-cell/>
        </table:table-row>
        <table:table-row table:style-name="ro1">
          <table:table-cell office:value-type="string" calcext:value-type="string">
            <text:p>sản phẩm hỏng, cắm vào máy tính ko thấy tín hiệu gì, máy tính ko nhận được thiết bị.</text:p>
          </table:table-cell>
          <table:table-cell/>
        </table:table-row>
        <table:table-row table:style-name="ro1">
          <table:table-cell office:value-type="string" calcext:value-type="string">
            <text:p>sản phẩm hư hỏng,định viruts. đề nghị kiểm tra sản phẩm trước giao.</text:p>
          </table:table-cell>
          <table:table-cell/>
        </table:table-row>
        <table:table-row table:style-name="ro1">
          <table:table-cell office:value-type="string" calcext:value-type="string">
            <text:p>sản phẩm k điều chỉnh chiều cao được như lời quản cáo, chỉ cho chiều cao nhất thôi k có thấp xuống đc</text:p>
          </table:table-cell>
          <table:table-cell/>
        </table:table-row>
        <table:table-row table:style-name="ro4">
          <table:table-cell office:value-type="string" calcext:value-type="string">
            <text:p>sản phẩm k như quảng cáo k lên đc 4g mà chỉ mạng e trong khi đó sim khác lên 4g mà còn mất sóng liên tục nữa cảm thấy k hài lòng <text:s/>mua 3 tháng 8 2020 mà hêt hạn vào 3 tháng 10 năm 2020 <text:s/>vậy ad cho hỏi đến tháng 10 là sim tự khóa ạ</text:p>
          </table:table-cell>
          <table:table-cell/>
        </table:table-row>
        <table:table-row table:style-name="ro1">
          <table:table-cell office:value-type="string" calcext:value-type="string">
            <text:p>san pham k tot mua 2cai be hat chut xiu hu het cai</text:p>
          </table:table-cell>
          <table:table-cell/>
        </table:table-row>
        <table:table-row table:style-name="ro1">
          <table:table-cell office:value-type="string" calcext:value-type="string">
            <text:p>sản phẩm k vừa và ngắn so với hộp case. thất vọng về sản phẩm.</text:p>
          </table:table-cell>
          <table:table-cell/>
        </table:table-row>
        <table:table-row table:style-name="ro1">
          <table:table-cell office:value-type="string" calcext:value-type="string">
            <text:p>sản phầm kém chất lượng</text:p>
          </table:table-cell>
          <table:table-cell/>
        </table:table-row>
        <table:table-row table:style-name="ro4">
          <table:table-cell office:value-type="string" calcext:value-type="string">
            <text:p>sản phẩm kém chất lượng , mình nhận được hàng mở ra cắm qua cổng usb 3.0 không được, cắm trực tiếp vào máy cũng không nhận rất bực mình vì cách làm việc của tiki mất thời giạn của mình rất nhiều</text:p>
          </table:table-cell>
          <table:table-cell/>
        </table:table-row>
        <table:table-row table:style-name="ro1">
          <table:table-cell office:value-type="string" calcext:value-type="string">
            <text:p>sản phẩm kém chất lượng k thể kết nối ai quan tâm nên suy nghĩ lại mua về chỉ tốn tiền thôi ạ</text:p>
          </table:table-cell>
          <table:table-cell/>
        </table:table-row>
        <table:table-row table:style-name="ro1">
          <table:table-cell office:value-type="string" calcext:value-type="string">
            <text:p>sản phẩm kém chất lượng kg hài lòng</text:p>
          </table:table-cell>
          <table:table-cell/>
        </table:table-row>
        <table:table-row table:style-name="ro1">
          <table:table-cell office:value-type="string" calcext:value-type="string">
            <text:p>sản phẩm kém chất lượng không đúng như quảng cáo. gọi hỗ trợ bảo hành chưa thấy phản hồi</text:p>
          </table:table-cell>
          <table:table-cell/>
        </table:table-row>
        <table:table-row table:style-name="ro1">
          <table:table-cell office:value-type="string" calcext:value-type="string">
            <text:p>sản phẩm kém chất lượng không ra gì</text:p>
          </table:table-cell>
          <table:table-cell/>
        </table:table-row>
        <table:table-row table:style-name="ro1">
          <table:table-cell office:value-type="string" calcext:value-type="string">
            <text:p>sản phẩm kém chất lượng sạc không nhận và sản phẩm không có đèn của hai tai nghe!!! thất vọng</text:p>
          </table:table-cell>
          <table:table-cell/>
        </table:table-row>
        <table:table-row table:style-name="ro1">
          <table:table-cell office:value-type="string" calcext:value-type="string">
            <text:p>sản phẩm kém chất lượng vs không như bên tiki đã đưa tin . sim bị chặn vs chưa đăng kí dịch vụ cho khách . rất thất vọng</text:p>
          </table:table-cell>
          <table:table-cell/>
        </table:table-row>
        <table:table-row table:style-name="ro4">
          <table:table-cell office:value-type="string" calcext:value-type="string">
            <text:p>sản phẩm kém chất lượng. <text:s/>sau khi nhờ chú vnpt vào lắp và cài đặt giúp mình thứ cứ sau 1 2 phút là nó mất kết nối. vì mình đặt ở trên cao nên không bấm on/off được, cứ phải ngồi đợi tầm 5 phút thì nó tự kết nối lại. sau đó xài được internet 1 2 phút thì lại mất kết nối.</text:p>
          </table:table-cell>
          <table:table-cell/>
        </table:table-row>
        <table:table-row table:style-name="ro1">
          <table:table-cell office:value-type="string" calcext:value-type="string">
            <text:p>sản phẩm kém chất lượng. sạc hư con ip xs, nhém hư thêm con airpod 2. đang gửi bh sp</text:p>
          </table:table-cell>
          <table:table-cell/>
        </table:table-row>
        <table:table-row table:style-name="ro1">
          <table:table-cell office:value-type="string" calcext:value-type="string">
            <text:p>sản phẩm kém kết nối chậm cắm tai nghe vào là chạm rè rè vừa sạc vừa nghe cho chất lượng âm thanh kém quá kém</text:p>
          </table:table-cell>
          <table:table-cell/>
        </table:table-row>
        <table:table-row table:style-name="ro4">
          <table:table-cell office:value-type="string" calcext:value-type="string">
            <text:p>sản phẩm kém. làm ntn mất uy tín của tiki. nghe chập chờn quá. bỏ túi mà đeo nghe đi bộ còn ko rõ. m nghĩ tiki nên xem lại mặt hàng đăng bán. ntn ko ổn chút nào. ko ai muốn muq đồ tiki nữa</text:p>
          </table:table-cell>
          <table:table-cell/>
        </table:table-row>
        <table:table-row table:style-name="ro1">
          <table:table-cell office:value-type="string" calcext:value-type="string">
            <text:p>sản phẩm kh giống giới thiệu muốn trả hàng thì sao ạ</text:p>
          </table:table-cell>
          <table:table-cell/>
        </table:table-row>
        <table:table-row table:style-name="ro1">
          <table:table-cell office:value-type="string" calcext:value-type="string">
            <text:p>sản phẩm khá dễ hư hỏng. đang xài thì tự reset lại và không sử dụng cho fpt truyền hình box được</text:p>
          </table:table-cell>
          <table:table-cell/>
        </table:table-row>
        <table:table-row table:style-name="ro1">
          <table:table-cell office:value-type="string" calcext:value-type="string">
            <text:p>sản phẩm khi cắm vào laptop thì làm cho laptop không thể sử dụng được wifi</text:p>
          </table:table-cell>
          <table:table-cell/>
        </table:table-row>
        <table:table-row table:style-name="ro1">
          <table:table-cell office:value-type="string" calcext:value-type="string">
            <text:p>sản phẩm khi giao đóng gói kĩ. nhưng quạt bên trái khi hoạt động bị kêu. đề nghị shop đổi lại sản phẩm khác</text:p>
          </table:table-cell>
          <table:table-cell/>
        </table:table-row>
        <table:table-row table:style-name="ro1" table:visibility="filter">
          <table:table-cell office:value-type="string" calcext:value-type="string">
            <text:p>sản phẩm khi giao đóng gói kĩ. nhưng quạt bên trái khi hoạt động bị kêu. đề nghị shop đổi lại sản phẩm khác</text:p>
          </table:table-cell>
          <table:table-cell/>
        </table:table-row>
        <table:table-row table:style-name="ro1">
          <table:table-cell office:value-type="string" calcext:value-type="string">
            <text:p>sản phẩm không chắc chắn, ko có nâng độ cao tuỳ ý được. không nên mua sản phẩm này.</text:p>
          </table:table-cell>
          <table:table-cell/>
        </table:table-row>
        <table:table-row table:style-name="ro4">
          <table:table-cell office:value-type="string" calcext:value-type="string">
            <text:p>sản phẩm không chất lượng. mặc dù đã thay pin và mình dùng mọi cách những vẫn không hiện thị đèn báo on. mình không kết nối được bluetooth và đang yêu cầu tiki đổi trả hàng lại cho mình.</text:p>
          </table:table-cell>
          <table:table-cell/>
        </table:table-row>
        <table:table-row table:style-name="ro1">
          <table:table-cell office:value-type="string" calcext:value-type="string">
            <text:p>san pham khong có chất lựơng</text:p>
          </table:table-cell>
          <table:table-cell/>
        </table:table-row>
        <table:table-row table:style-name="ro1">
          <table:table-cell office:value-type="string" calcext:value-type="string">
            <text:p>sản phẩm không có dung lượng, vẫn còn nguyên niêm phong. yêu cầu đổi lại sản phẩm đúng cam kết.</text:p>
          </table:table-cell>
          <table:table-cell/>
        </table:table-row>
        <table:table-row table:style-name="ro1">
          <table:table-cell office:value-type="string" calcext:value-type="string">
            <text:p>sản phẩm không có kèm nano receiver làm sao sử dụng được? mở bao bì ra kiếm <text:s/>trong ngoài mà không thấy đâu!</text:p>
          </table:table-cell>
          <table:table-cell/>
        </table:table-row>
        <table:table-row table:style-name="ro1">
          <table:table-cell office:value-type="string" calcext:value-type="string">
            <text:p>sản phẩm không có tem bảo hành,không biết là hàng thật hay giả,hơi thất vọng.</text:p>
          </table:table-cell>
          <table:table-cell/>
        </table:table-row>
        <table:table-row table:style-name="ro4">
          <table:table-cell office:value-type="string" calcext:value-type="string">
            <text:p>sản phẩm không có vấn đề gì nhưng shipper của tiki quá tệ, gọi điện quát tháo mắng chửi mình trong khi mình nói chuyện rất nhẹ nhàng, bị mắng mà k hiểu vì sao mình bị mắng luôn á mọi người <text:s text:c="2"/>mong tiki xem lại thái độ của shipper <text:s/></text:p>
          </table:table-cell>
          <table:table-cell/>
        </table:table-row>
        <table:table-row table:style-name="ro1">
          <table:table-cell office:value-type="string" calcext:value-type="string">
            <text:p>sản phẩm không còn nguyên seal.</text:p>
          </table:table-cell>
          <table:table-cell/>
        </table:table-row>
        <table:table-row table:style-name="ro1">
          <table:table-cell office:value-type="string" calcext:value-type="string">
            <text:p>sản phẩm không còn nguyên vẹn. mua nhiều lần trên tiki rồi nhưng lần này thất vọng quá. <text:s/>tốc độ chép thì siêu chậm ko ổn định nữa quá chán nản</text:p>
          </table:table-cell>
          <table:table-cell/>
        </table:table-row>
        <table:table-row table:style-name="ro1">
          <table:table-cell office:value-type="string" calcext:value-type="string">
            <text:p>sản phẩm không đúng chất lượng so với thông tin trên tiki</text:p>
          </table:table-cell>
          <table:table-cell/>
        </table:table-row>
        <table:table-row table:style-name="ro1">
          <table:table-cell office:value-type="string" calcext:value-type="string">
            <text:p>sản phẩm không dùng được, không phát được wifi để kết nối</text:p>
          </table:table-cell>
          <table:table-cell/>
        </table:table-row>
        <table:table-row table:style-name="ro1">
          <table:table-cell office:value-type="string" calcext:value-type="string">
            <text:p>sản phẩm không dùng được, nghe được 5 phút tự động chạm gọi lung tung trong danh bạ.</text:p>
          </table:table-cell>
          <table:table-cell/>
        </table:table-row>
        <table:table-row table:style-name="ro1">
          <table:table-cell office:value-type="string" calcext:value-type="string">
            <text:p>sản phẩm không dùng được, tôi muốn trả hàng hoàn tiền , khâu trả hàng quá mất thời gian</text:p>
          </table:table-cell>
          <table:table-cell/>
        </table:table-row>
        <table:table-row table:style-name="ro1">
          <table:table-cell office:value-type="string" calcext:value-type="string">
            <text:p>sản phẩm không đúng lại còn là hàng đã qua sử dụng... k có thông tin shop để liên hệ đổi trả..</text:p>
          </table:table-cell>
          <table:table-cell/>
        </table:table-row>
        <table:table-row table:style-name="ro1">
          <table:table-cell office:value-type="string" calcext:value-type="string">
            <text:p>sản phẩm không đúng như giới thiệu.</text:p>
          </table:table-cell>
          <table:table-cell/>
        </table:table-row>
        <table:table-row table:style-name="ro1">
          <table:table-cell office:value-type="string" calcext:value-type="string">
            <text:p>sản phẩm không đúng như thông tin sản phẩm. cụ thể mua máy kindle 8g mà giao hàng kindle 4g. tiki rất chậm trong việc kiểm tra hàng và đổi lại cho khách</text:p>
          </table:table-cell>
          <table:table-cell/>
        </table:table-row>
        <table:table-row table:style-name="ro9">
          <table:table-cell office:value-type="string" calcext:value-type="string">
            <text:p>sản phẩm không đúng với mô tả, khi khiếu nại thì báo là chỉ dùng được 1 cổng ra, còn dùng 2 cổng 1 lúc là mất kết nối, trong khi xem mô tả khi bán thì khác hoàn toàn!! nói chung nên hạn chế hoặc gỡ shop này để người sau không bị như mình! <text:s/>''dây cable mạng đã lỡ đi dây mà bị thiếu hụt, bạn không thể bỏ đoạn dây đó vừa tốn kém vừa mất thời gian đi dây lại. hoặc cắt nối trực tiếp các sợi cable với nhau, như vậy sẽ làm giảm tín hiệu hoặc thậm chí tín hiêu không thông được. vậy làm sao để bạn có thể tận dụng sợi cable đó và nối thêm dây tiếp tục đi dây đến nơi mình muốn? thật đơn giản, bạn chỉ cần dùng linh kiện đầu nối cable rj45 từ 1 qua 1. đầu nối cable mạng này giúp bạn nối tứ 1 sợi cable đã bấm đầu ra 2 đường dây cable. đầu nối cable mạng này không làm giảm tính hiệu truyền dẫn. đầu nối cable mạng bảo đảm đường truyền và tín hiệu.''</text:p>
          </table:table-cell>
          <table:table-cell/>
        </table:table-row>
        <table:table-row table:style-name="ro1">
          <table:table-cell office:value-type="string" calcext:value-type="string">
            <text:p>sản phẩm không được như kỳ vọng. thôi dùng tạm</text:p>
          </table:table-cell>
          <table:table-cell/>
        </table:table-row>
        <table:table-row table:style-name="ro1">
          <table:table-cell office:value-type="string" calcext:value-type="string">
            <text:p>sản phẩm không giống hình lỗi sản phẩm tiki xữ lý và hoàn tiền chậm</text:p>
          </table:table-cell>
          <table:table-cell/>
        </table:table-row>
        <table:table-row table:style-name="ro1">
          <table:table-cell office:value-type="string" calcext:value-type="string">
            <text:p>sản phẩm không giống như mô tả, bằng tần 5ghz tốc độ rất kém. đã reset và cấu hình lại rất nhiều lần nhưng vẫn bị lỗi, thất vọng tiki quá</text:p>
          </table:table-cell>
          <table:table-cell/>
        </table:table-row>
        <table:table-row table:style-name="ro1" table:visibility="filter">
          <table:table-cell office:value-type="string" calcext:value-type="string">
            <text:p>sản phẩm không giống như mô tả, bằng tần 5ghz tốc độ rất kém. đã reset và cấu hình lại rất nhiều lần nhưng vẫn bị lỗi, thất vọng tiki quá</text:p>
          </table:table-cell>
          <table:table-cell/>
        </table:table-row>
        <table:table-row table:style-name="ro1">
          <table:table-cell office:value-type="string" calcext:value-type="string">
            <text:p>sản phẩm không giữ được pin mặc dù không sử dụng đến tai nghe. khi sạc đủ pin 100% cho cốc sạc và sử dụng tai nghe 1 lần thì vẫn bị hao pin ở tai nghe bên phải.</text:p>
          </table:table-cell>
          <table:table-cell/>
        </table:table-row>
        <table:table-row table:style-name="ro1">
          <table:table-cell office:value-type="string" calcext:value-type="string">
            <text:p>sản phẩm không hoạt động được</text:p>
          </table:table-cell>
          <table:table-cell/>
        </table:table-row>
        <table:table-row table:style-name="ro1">
          <table:table-cell office:value-type="string" calcext:value-type="string">
            <text:p>sản phẩm không kết nối đc mạng, khi cục wifi full sóng. muốn đổi trả</text:p>
          </table:table-cell>
          <table:table-cell/>
        </table:table-row>
        <table:table-row table:style-name="ro1">
          <table:table-cell office:value-type="string" calcext:value-type="string">
            <text:p>sản phẫm không kết nối được</text:p>
          </table:table-cell>
          <table:table-cell/>
        </table:table-row>
        <table:table-row table:style-name="ro1">
          <table:table-cell office:value-type="string" calcext:value-type="string">
            <text:p>sản phẩm không kết nối được bàn phím, chuột kết nối bình thường, rất bực mình vì đang cần dùng gặp lại gặp tình trạng như thế này</text:p>
          </table:table-cell>
          <table:table-cell/>
        </table:table-row>
        <table:table-row table:style-name="ro1">
          <table:table-cell office:value-type="string" calcext:value-type="string">
            <text:p>sản phẩm không kết nối được máy tính. lỡ mua 9.5 thì lại kết nối được. dù đã gạc nút qua lại đủ kiểu. chán.</text:p>
          </table:table-cell>
          <table:table-cell/>
        </table:table-row>
        <table:table-row table:style-name="ro4">
          <table:table-cell office:value-type="string" calcext:value-type="string">
            <text:p>sản phẩm không kết nối được với đầu usb bluetooth, nếu kết nối trực tiếp thì máy khởi động 1 lúc mới kết nối được, mỗi lần khởi động đợi chuột kết nối rất phiền, còn nếu máy để chế độ máy bay thì sẽ không sử dụng được luôn vì chức năng bluetooth của laptop thì ngắt nhưng đầu usb bluetooth thì không dùng được.</text:p>
          </table:table-cell>
          <table:table-cell/>
        </table:table-row>
        <table:table-row table:style-name="ro3">
          <table:table-cell office:value-type="string" calcext:value-type="string">
            <text:p>sản phẩm không kết nối được với mac có yêu cầu đổi trả tiki hẹn ngày 6/7 nhưng ngày 7/7 không thấy đến lấy gọi tổng đài thì báo là liên hệ mình ko được trong khi mình ko nhận được cuộc gọi nào thái độ của nhân viên tổng đài cũng khó chịu đây là lần mua hàng mình cảm thấy thất bại nhất từ trước tới giờ với tiki. tiki nên nghiêm túc xem xét lại vấn đề này.</text:p>
          </table:table-cell>
          <table:table-cell/>
        </table:table-row>
        <table:table-row table:style-name="ro1">
          <table:table-cell office:value-type="string" calcext:value-type="string">
            <text:p>sản phẩm không kết nối được với máy tính nên không cài được. gọi điện hỗ trợ từ chều tới giờ chưa đươc hướng dẫn đổi trả.</text:p>
          </table:table-cell>
          <table:table-cell/>
        </table:table-row>
        <table:table-row table:style-name="ro1">
          <table:table-cell office:value-type="string" calcext:value-type="string">
            <text:p>sản phẩm không mượt như quảng cáo và hình chụp sản phẩm không mượt như quảng cáo và hình chụp</text:p>
          </table:table-cell>
          <table:table-cell/>
        </table:table-row>
        <table:table-row table:style-name="ro4">
          <table:table-cell office:value-type="string" calcext:value-type="string">
            <text:p>sản phẩm không nghe được bên tai phải, mặc dù tôi đã cố thử dùng factory reset để connection lại 2 earbuds nhưng tai phải vẫn chỉ có thể dùng cảm ứng chứ không thể nghe âm thanh được.</text:p>
          </table:table-cell>
          <table:table-cell/>
        </table:table-row>
        <table:table-row table:style-name="ro1">
          <table:table-cell office:value-type="string" calcext:value-type="string">
            <text:p>sản phẩm không như hình ảnh quảng cáo. có 4 lỗ bắt vít chứ ko phải 3 lỗ như hình ảnh. hàng fake 100%. đề nghị tiki giải thích. quá thất vọng với tiki</text:p>
          </table:table-cell>
          <table:table-cell/>
        </table:table-row>
        <table:table-row table:style-name="ro1">
          <table:table-cell office:value-type="string" calcext:value-type="string">
            <text:p>sản phẩm không như hình ảnh, mua về mỏng như tờ giấy a4 á, thấy mà tức</text:p>
          </table:table-cell>
          <table:table-cell/>
        </table:table-row>
        <table:table-row table:style-name="ro1">
          <table:table-cell office:value-type="string" calcext:value-type="string">
            <text:p>san pham khong nhu mong doi hang chat luong kem doi tra lai hang gan 2 thang khong thay dau mong tiki giai quyet som</text:p>
          </table:table-cell>
          <table:table-cell/>
        </table:table-row>
        <table:table-row table:style-name="ro4">
          <table:table-cell office:value-type="string" calcext:value-type="string">
            <text:p>sản phẩm không như mong đợi. cái thì không nhận ( không thông) cái thì thông 1 bên. mình mua 10 cái. rất mong shop test trước khi bán, và nói đúng, bán đúng chất lượng của sản phẩm.</text:p>
          </table:table-cell>
          <table:table-cell/>
        </table:table-row>
        <table:table-row table:style-name="ro1">
          <table:table-cell office:value-type="string" calcext:value-type="string">
            <text:p>san pham khong nhu mong muon cuc ki xau</text:p>
          </table:table-cell>
          <table:table-cell/>
        </table:table-row>
        <table:table-row table:style-name="ro1">
          <table:table-cell office:value-type="string" calcext:value-type="string">
            <text:p>sản phẩm không như quảng cáo. pin rất kém không được 45 ngày như tiki trading đăng.</text:p>
          </table:table-cell>
          <table:table-cell/>
        </table:table-row>
        <table:table-row table:style-name="ro1">
          <table:table-cell office:value-type="string" calcext:value-type="string">
            <text:p>sản phẩm không phải nguyên seal</text:p>
          </table:table-cell>
          <table:table-cell/>
        </table:table-row>
        <table:table-row table:style-name="ro1">
          <table:table-cell office:value-type="string" calcext:value-type="string">
            <text:p>sản phẩm không phải sản phẩm mới, hình thức xấu, serial number trong thiết bị và vỏ hộp khác nhau</text:p>
          </table:table-cell>
          <table:table-cell/>
        </table:table-row>
        <table:table-row table:style-name="ro1">
          <table:table-cell office:value-type="string" calcext:value-type="string">
            <text:p>sản phẩm không sử dụng được yêu cầu hoàn tiền hoặc đổi</text:p>
          </table:table-cell>
          <table:table-cell/>
        </table:table-row>
        <table:table-row table:style-name="ro1">
          <table:table-cell office:value-type="string" calcext:value-type="string">
            <text:p>sản phẩm không sử dụng được. sạc iphone 8 báo lỗi phụ kiện không hỗ trợ. vui lòng đổi trả sản phẩm khác.</text:p>
          </table:table-cell>
          <table:table-cell/>
        </table:table-row>
        <table:table-row table:style-name="ro1">
          <table:table-cell office:value-type="string" calcext:value-type="string">
            <text:p>sản phẩm không thể chấp nhận được. dùng được 2s rồi ngủm.</text:p>
          </table:table-cell>
          <table:table-cell/>
        </table:table-row>
        <table:table-row table:style-name="ro1">
          <table:table-cell office:value-type="string" calcext:value-type="string">
            <text:p>sản phẩm không thể dùng được không có tác dụng gì cả tốt nhất mọi người không nên mua sản phẩm này.</text:p>
          </table:table-cell>
          <table:table-cell/>
        </table:table-row>
        <table:table-row table:style-name="ro1">
          <table:table-cell office:value-type="string" calcext:value-type="string">
            <text:p>sản phẩm không thu và kích sóng tốt, hoạt động ko ổn định nên tôi cảm thấy không hài lòng!</text:p>
          </table:table-cell>
          <table:table-cell/>
        </table:table-row>
        <table:table-row table:style-name="ro1">
          <table:table-cell office:value-type="string" calcext:value-type="string">
            <text:p>sản phẩm không tốt cho lắm,sóng không ổn định mạng chập chờn khi có khi không, xài rất bực mình.</text:p>
          </table:table-cell>
          <table:table-cell/>
        </table:table-row>
        <table:table-row table:style-name="ro1">
          <table:table-cell office:value-type="string" calcext:value-type="string">
            <text:p>sản phẩm không tốt lắm.mình đang chơi game trên pc thì bị đơ đứng màn hình nhưng rút ra là bị hết mong admin duyệt</text:p>
          </table:table-cell>
          <table:table-cell/>
        </table:table-row>
        <table:table-row table:style-name="ro1">
          <table:table-cell office:value-type="string" calcext:value-type="string">
            <text:p>san pham khong tot sac khoang 5p bao loi <text:s/>khong sac dc</text:p>
          </table:table-cell>
          <table:table-cell/>
        </table:table-row>
        <table:table-row table:style-name="ro1">
          <table:table-cell office:value-type="string" calcext:value-type="string">
            <text:p>sản phẩm không tốt, quá nóng, bỏ luôn, không dám xài</text:p>
          </table:table-cell>
          <table:table-cell/>
        </table:table-row>
        <table:table-row table:style-name="ro1">
          <table:table-cell office:value-type="string" calcext:value-type="string">
            <text:p>sản phẩm không tương thích, cắm vào chỉ nghe tiếng giật cục rất khó chịu và cũng không hề thu được âm</text:p>
          </table:table-cell>
          <table:table-cell/>
        </table:table-row>
        <table:table-row table:style-name="ro4">
          <table:table-cell office:value-type="string" calcext:value-type="string">
            <text:p>sản phẩm kích hoạt bảo hành từ tháng 03/2020. giờ nhận máy chỉ còn 5, 6 tháng bảo hành. chơi vậy ai chơi. máy xài nóng khủng khiếp và hao pin. 5000 mah mà chán quá. ốp dẻo tặng kèm nhìn thấy ghê. 19tr bạc. trả được ko ta?</text:p>
          </table:table-cell>
          <table:table-cell/>
        </table:table-row>
        <table:table-row table:style-name="ro1">
          <table:table-cell office:value-type="string" calcext:value-type="string">
            <text:p>sản phẩm ko dùng đc cho tôi đổi</text:p>
          </table:table-cell>
          <table:table-cell/>
        </table:table-row>
        <table:table-row table:style-name="ro1">
          <table:table-cell office:value-type="string" calcext:value-type="string">
            <text:p>sản phẩm ko dùng đc tai bên trái đóng gói thì tạm đc</text:p>
          </table:table-cell>
          <table:table-cell/>
        </table:table-row>
        <table:table-row table:style-name="ro1">
          <table:table-cell office:value-type="string" calcext:value-type="string">
            <text:p>sân phẩm ko giống như trong hình ko tot</text:p>
          </table:table-cell>
          <table:table-cell/>
        </table:table-row>
        <table:table-row table:style-name="ro1">
          <table:table-cell office:value-type="string" calcext:value-type="string">
            <text:p>sản phẩm ko nên đèn ko kết nối đc</text:p>
          </table:table-cell>
          <table:table-cell/>
        </table:table-row>
        <table:table-row table:style-name="ro1">
          <table:table-cell office:value-type="string" calcext:value-type="string">
            <text:p>sản phẩm ko ngắt kết nối đc dù đã đóng hộp náp sản phẩm rất là lỏng lẻo ko ưng í</text:p>
          </table:table-cell>
          <table:table-cell/>
        </table:table-row>
        <table:table-row table:style-name="ro1">
          <table:table-cell office:value-type="string" calcext:value-type="string">
            <text:p>sản phẩm ko như mong đợi. nhãn hiệu trên sp là logi chứ ko phải là logitech như trong hình. sử dụng zalo gọi thì hú. nói chung là quá tệ.</text:p>
          </table:table-cell>
          <table:table-cell/>
        </table:table-row>
        <table:table-row table:style-name="ro1">
          <table:table-cell office:value-type="string" calcext:value-type="string">
            <text:p>sản phẩm ko như mong đợi. tính hiệu giám đoạn liên tục quá thất vọng</text:p>
          </table:table-cell>
          <table:table-cell/>
        </table:table-row>
        <table:table-row table:style-name="ro1">
          <table:table-cell office:value-type="string" calcext:value-type="string">
            <text:p>sản phẩm là hoco mà lại giao của microcom là sao??? làm ăn kiểu gì vậy</text:p>
          </table:table-cell>
          <table:table-cell/>
        </table:table-row>
        <table:table-row table:style-name="ro1">
          <table:table-cell office:value-type="string" calcext:value-type="string">
            <text:p>sản phẩm loa quá bé, đề nghị tiki cho tôi đổi hàng</text:p>
          </table:table-cell>
          <table:table-cell/>
        </table:table-row>
        <table:table-row table:style-name="ro1">
          <table:table-cell office:value-type="string" calcext:value-type="string">
            <text:p>sản phẩm lỗi</text:p>
          </table:table-cell>
          <table:table-cell/>
        </table:table-row>
        <table:table-row table:style-name="ro1">
          <table:table-cell office:value-type="string" calcext:value-type="string">
            <text:p>sản phẩm lỗi <text:s/>tai nghe chỉ nghe được một bên. <text:s/>cho mình hỏi là có thể đổi hàng được hay không?</text:p>
          </table:table-cell>
          <table:table-cell/>
        </table:table-row>
        <table:table-row table:style-name="ro1">
          <table:table-cell office:value-type="string" calcext:value-type="string">
            <text:p>sản phẩm lỗi <text:s text:c="2"/>pin bị phồng không đậy nắp đồng hồ khít được</text:p>
          </table:table-cell>
          <table:table-cell/>
        </table:table-row>
        <table:table-row table:style-name="ro1">
          <table:table-cell office:value-type="string" calcext:value-type="string">
            <text:p>sản phẩm lỗi chỉ nghe được một bên pin kém 20p đã hết</text:p>
          </table:table-cell>
          <table:table-cell/>
        </table:table-row>
        <table:table-row table:style-name="ro3">
          <table:table-cell office:value-type="string" calcext:value-type="string">
            <text:p>sản phẩm lỗi gửi đi bảo hành hơn 1 tháng không có kết quả. gọi tên tiki care bảo tiếp nhận sẽ phản trong 48 giờ làm việc. 3 ngày vẫn không thấy 1 cuộc gọi nào. gọi lên khiếu nại thì vẫn báo bên em sẽ tiếp nhận. bán hàng không có trách nhiệm cam kết. bắt khách hàng chờ đợi. giờ là 1 tháng . vài tháng sau chắc vẫn tiếp nhận. <text:s/>cảm nhận lần đầu tiên bảo hành của tiki . tồi.</text:p>
          </table:table-cell>
          <table:table-cell/>
        </table:table-row>
        <table:table-row table:style-name="ro1">
          <table:table-cell office:value-type="string" calcext:value-type="string">
            <text:p>sản phẩm lỗi không dùng được. yêu cầu đổi trả</text:p>
          </table:table-cell>
          <table:table-cell/>
        </table:table-row>
        <table:table-row table:style-name="ro1">
          <table:table-cell office:value-type="string" calcext:value-type="string">
            <text:p>sản phẩm lỗi không sử dụng được, đặt mua tốn thời gian</text:p>
          </table:table-cell>
          <table:table-cell/>
        </table:table-row>
        <table:table-row table:style-name="ro1">
          <table:table-cell office:value-type="string" calcext:value-type="string">
            <text:p>sản phẩm lỗi không thể sử dụng. đang tiến hành đổi trả.</text:p>
          </table:table-cell>
          <table:table-cell/>
        </table:table-row>
        <table:table-row table:style-name="ro1">
          <table:table-cell office:value-type="string" calcext:value-type="string">
            <text:p>sản phẩm lỗi ko sử dụng được</text:p>
          </table:table-cell>
          <table:table-cell/>
        </table:table-row>
        <table:table-row table:style-name="ro1">
          <table:table-cell office:value-type="string" calcext:value-type="string">
            <text:p>sản phẩm lỗi nghe lúc đc lúc không</text:p>
          </table:table-cell>
          <table:table-cell/>
        </table:table-row>
        <table:table-row table:style-name="ro4">
          <table:table-cell office:value-type="string" calcext:value-type="string">
            <text:p>sản phẩm lỗi nút off đang chờ bảo hành mà sau tết mới có thể nhận được. do được bạn bè giới thiệu nên đây là lần đầu tiên tôi mua sản phẩm ở tiki mà bị trường hợp này không biết sản phẩm có tốt để quay lại mua nữa không</text:p>
          </table:table-cell>
          <table:table-cell/>
        </table:table-row>
        <table:table-row table:style-name="ro4" table:visibility="filter">
          <table:table-cell office:value-type="string" calcext:value-type="string">
            <text:p>sản phẩm lỗi nút off đang chờ bảo hành mà sau tết mới có thể nhận được. do được bạn bè giới thiệu nên đây là lần đầu tiên tôi mua sản phẩm ở tiki mà bị trường hợp này không biết sản phẩm có tốt để quay lại mua nữa không</text:p>
          </table:table-cell>
          <table:table-cell/>
        </table:table-row>
        <table:table-row table:style-name="ro4">
          <table:table-cell office:value-type="string" calcext:value-type="string">
            <text:p>sản phẩm lỗi phím numslock và scrolllock. đã báo và thu lại hàng nhưng chưa thấy phản hồi gì mặc dù mấy ngày nay rồi. bao bì đóng gói ok. giao hàng đúng hạn. bàn phím mới!</text:p>
          </table:table-cell>
          <table:table-cell/>
        </table:table-row>
        <table:table-row table:style-name="ro1">
          <table:table-cell office:value-type="string" calcext:value-type="string">
            <text:p>sản phẩm lỗi sụp nguồn.không cầm pin</text:p>
          </table:table-cell>
          <table:table-cell/>
        </table:table-row>
        <table:table-row table:style-name="ro1">
          <table:table-cell office:value-type="string" calcext:value-type="string">
            <text:p>sản phẩm lỗi từ bên ngoài tới bên trong <text:s text:c="2"/>treo đầu dê bán thịt chó</text:p>
          </table:table-cell>
          <table:table-cell/>
        </table:table-row>
        <table:table-row table:style-name="ro1">
          <table:table-cell office:value-type="string" calcext:value-type="string">
            <text:p>sản phẩm lỗi, không nhận nguồn với không sạc cho thiết bị khác được. dù biết đồ điện tử thường gặp lỗi. nhưng lỗi toàn diện như thế này thì không thể chấp nhận được!!!</text:p>
          </table:table-cell>
          <table:table-cell/>
        </table:table-row>
        <table:table-row table:style-name="ro1">
          <table:table-cell office:value-type="string" calcext:value-type="string">
            <text:p>sản phẩm lỗi, không sử dụng được. yêu cầu đổi trả 7 ngày rồi k thấy thu hồi.</text:p>
          </table:table-cell>
          <table:table-cell/>
        </table:table-row>
        <table:table-row table:style-name="ro4">
          <table:table-cell office:value-type="string" calcext:value-type="string">
            <text:p>sản phẩm lỗi, ko có tín hiệu mic. yêu cầu đổi trả, thì hẹn 10 ngày, 3 ngày để kiểm tra, 7 ngày để đổi mới, chỉ với cái dây nghe thôi. trong khi tôi trả phí để giao hàng nhanh mà dịch vụ đổi trả quá lâu.</text:p>
          </table:table-cell>
          <table:table-cell/>
        </table:table-row>
        <table:table-row table:style-name="ro1">
          <table:table-cell office:value-type="string" calcext:value-type="string">
            <text:p>sản phẩm lỗi, lắp vào máy tính rất chập chờn. mong muốn được bảo hành</text:p>
          </table:table-cell>
          <table:table-cell/>
        </table:table-row>
        <table:table-row table:style-name="ro1">
          <table:table-cell office:value-type="string" calcext:value-type="string">
            <text:p>sản phẩm lỗi, sử dụng được ngày đầu tiên sau đó không thấy sóng wifi nữa mặc dù đã tắt bật lại.</text:p>
          </table:table-cell>
          <table:table-cell/>
        </table:table-row>
        <table:table-row table:style-name="ro1">
          <table:table-cell office:value-type="string" calcext:value-type="string">
            <text:p>sản phẩm lỗi, xài không được, dịch vụ thu hồi thì chậm, từ lúc gọi đến nay 4 <text:s/>ngày mà vẫn chưa thu hồi chuột. nản dịch vụ.</text:p>
          </table:table-cell>
          <table:table-cell/>
        </table:table-row>
        <table:table-row table:style-name="ro1">
          <table:table-cell office:value-type="string" calcext:value-type="string">
            <text:p>sản phẩm lỗi. bị tự đẩy ra sau khoảng 2 phút. có lúc không chạy được. thất vọng</text:p>
          </table:table-cell>
          <table:table-cell/>
        </table:table-row>
        <table:table-row table:style-name="ro1">
          <table:table-cell office:value-type="string" calcext:value-type="string">
            <text:p>san pham loi. hu tai trai. de nghi tiki bao hanh (them lan nua).</text:p>
          </table:table-cell>
          <table:table-cell/>
        </table:table-row>
        <table:table-row table:style-name="ro1">
          <table:table-cell office:value-type="string" calcext:value-type="string">
            <text:p>sản phẩm lỗi. không dùng được bên trong toàn nhựa . sạc không vào. yêu cầu hoàn trả không được. mọi người đừng mua</text:p>
          </table:table-cell>
          <table:table-cell/>
        </table:table-row>
        <table:table-row table:style-name="ro1">
          <table:table-cell office:value-type="string" calcext:value-type="string">
            <text:p>sản phẩm lỗi...nhưng hài lòng về chính sách bảo hành tiki. mong tiki kiểm tra hàng trước khi giao cho khách</text:p>
          </table:table-cell>
          <table:table-cell/>
        </table:table-row>
        <table:table-row table:style-name="ro1">
          <table:table-cell office:value-type="string" calcext:value-type="string">
            <text:p>sản phẩm lỗiiiii , yêu cầu đổi sản phẩmmmm</text:p>
          </table:table-cell>
          <table:table-cell/>
        </table:table-row>
        <table:table-row table:style-name="ro1">
          <table:table-cell office:value-type="string" calcext:value-type="string">
            <text:p>sản phẩm lỏng lẻo nghe chập chờn đề nghị đổi trả</text:p>
          </table:table-cell>
          <table:table-cell/>
        </table:table-row>
        <table:table-row table:style-name="ro4">
          <table:table-cell office:value-type="string" calcext:value-type="string">
            <text:p>sản phẩm lúc đầu dùng khá tốt nhưng về sau thì có hiện tượng có wifi nhưng không kết nối vào được (báo sai mật khẩu) phải rút điện ra cắm lại thì mới kết nối được. đề nghị trả hàng</text:p>
          </table:table-cell>
          <table:table-cell/>
        </table:table-row>
        <table:table-row table:style-name="ro4">
          <table:table-cell office:value-type="string" calcext:value-type="string">
            <text:p>sản phẩm made in thailand nhưng nhìn ọp ẹp như hàng trung quốc. nhựa và vật liệu nhìn rất bèo. dây cũng không chống rối, bỏ túi áo một chút mà dây bị rối tùm lum. nhìn như hàng vài chục nghìn ngoài chợ nhật tảo. <text:s/>nghe chất âm cũng bình thường.</text:p>
          </table:table-cell>
          <table:table-cell/>
        </table:table-row>
        <table:table-row table:style-name="ro1">
          <table:table-cell office:value-type="string" calcext:value-type="string">
            <text:p>sản phẩm màu đen không lên đèn. đề nghị shop buôn bán hàng chất lượng 1 tý để khỏi ảnh hưởng đến uy tín tiki... gì mà tốn 100k về chả xài được thua cả sendo và shoppy</text:p>
          </table:table-cell>
          <table:table-cell/>
        </table:table-row>
        <table:table-row table:style-name="ro1">
          <table:table-cell office:value-type="string" calcext:value-type="string">
            <text:p>sản phẩm mau hư, mình dùng được 2 3 lần, khoảng một tháng sau dùng lại thì đã hư</text:p>
          </table:table-cell>
          <table:table-cell/>
        </table:table-row>
        <table:table-row table:style-name="ro1">
          <table:table-cell office:value-type="string" calcext:value-type="string">
            <text:p>sản phẩm mình mới nhận hôm 11/5/2020 đến hôm nay 13/5/2020 mình mới kiểm tra thì thấy sản phẩm bị đơ, lỗi. mình có thể liên hệ để đổi sản phẩm hay không</text:p>
          </table:table-cell>
          <table:table-cell/>
        </table:table-row>
        <table:table-row table:style-name="ro1">
          <table:table-cell office:value-type="string" calcext:value-type="string">
            <text:p>sản phẩm mình nhận được bị lỗi sạc không vào có đổi được không ạ</text:p>
          </table:table-cell>
          <table:table-cell/>
        </table:table-row>
        <table:table-row table:style-name="ro1">
          <table:table-cell office:value-type="string" calcext:value-type="string">
            <text:p>sản phẩm mo nguồn ko len yeu cau shop tiki doi lai sản phẩm</text:p>
          </table:table-cell>
          <table:table-cell/>
        </table:table-row>
        <table:table-row table:style-name="ro1" table:visibility="filter">
          <table:table-cell office:value-type="string" calcext:value-type="string">
            <text:p>sản phẩm mo nguồn ko len yeu cau shop tiki doi lai sản phẩm</text:p>
          </table:table-cell>
          <table:table-cell/>
        </table:table-row>
        <table:table-row table:style-name="ro4">
          <table:table-cell office:value-type="string" calcext:value-type="string">
            <text:p>sản phẩm mới dùng nên mình k đánh giá chất luợng, nhưng truớc h mình đều thấy tiki giao hàng nhanh nên mới tin tuởng đặt nhưng mình thấy dịch vụ giao hàng và chăm sóc khách hàng bên tiki tệ quá, không dám đặt lại lần nữa đâu, đúng là gọi lên chăm sóc khách hàng chỉ tốn tiền điện thoại chứ không giải quyết đuợc gì</text:p>
          </table:table-cell>
          <table:table-cell/>
        </table:table-row>
        <table:table-row table:style-name="ro1">
          <table:table-cell office:value-type="string" calcext:value-type="string">
            <text:p>sản phẩm mới mua bị vỡ màn hình từ phía bên trong,</text:p>
          </table:table-cell>
          <table:table-cell/>
        </table:table-row>
        <table:table-row table:style-name="ro1">
          <table:table-cell office:value-type="string" calcext:value-type="string">
            <text:p>sản phẩm mới mua restart gần nửa tiếng k lên. windown không phải bản quyền nữa chứ</text:p>
          </table:table-cell>
          <table:table-cell/>
        </table:table-row>
        <table:table-row table:style-name="ro1">
          <table:table-cell office:value-type="string" calcext:value-type="string">
            <text:p>sản phẩm mới mua về kiểm tra thì loa rè, rất là khó chịu máy mua mới 100% giờ không biết sử lý thế nào có đổi máy khác hay không đây tiki. nhờ tiki tư vấn đổi máy mới giúp</text:p>
          </table:table-cell>
          <table:table-cell/>
        </table:table-row>
        <table:table-row table:style-name="ro4">
          <table:table-cell office:value-type="string" calcext:value-type="string">
            <text:p>sản phẩm mới nhận, tạm thời chưa có vấn đề gì. cảm giác lừa đảo vãi chưởng. giao hàng trong ngày nhưng là giao hàng trong ngày mai. trong khi mình có thể đặt giao hàng miễn phí và ngày mai cũng sẽ nhận. mất thêm 29k chờ cả buổi chiều không được nhận hàng. <text:s/>tóm lại lần cuối cùng mua hàng trên tiki.</text:p>
          </table:table-cell>
          <table:table-cell/>
        </table:table-row>
        <table:table-row table:style-name="ro1">
          <table:table-cell office:value-type="string" calcext:value-type="string">
            <text:p>sản phẩm mới sài dc 1 tuần thì.bị điếc 1 bên trái.rồi cảm biến cũng lỗi luôn</text:p>
          </table:table-cell>
          <table:table-cell/>
        </table:table-row>
        <table:table-row table:style-name="ro1">
          <table:table-cell office:value-type="string" calcext:value-type="string">
            <text:p>sản phẩm mới về đã ko nghe đc <text:s text:c="2"/>đóng hàng ko cẩn thận <text:s text:c="2"/>ko giống như trên hình <text:s text:c="2"/>muốn trả hàng</text:p>
          </table:table-cell>
          <table:table-cell/>
        </table:table-row>
        <table:table-row table:style-name="ro1">
          <table:table-cell office:value-type="string" calcext:value-type="string">
            <text:p>sản phẩm mua 9/2019 usb thì đôi lúc load 0kb/s giờ thêm mua 64gb mà chỉ còn có 32gb thôi</text:p>
          </table:table-cell>
          <table:table-cell/>
        </table:table-row>
        <table:table-row table:style-name="ro1">
          <table:table-cell office:value-type="string" calcext:value-type="string">
            <text:p>sản phẩm mua được 1 tuần k sử dụng được nữa. mong tiki xem xét bảo hành sản phẩm</text:p>
          </table:table-cell>
          <table:table-cell/>
        </table:table-row>
        <table:table-row table:style-name="ro4">
          <table:table-cell office:value-type="string" calcext:value-type="string">
            <text:p>sản phẩm mua được một tháng, lúc đầu có vấn đề, gọi thay hàng. sau một tuần mới đến, đúng lúc đi công tác. khỏi đổi. dùng được 2 tuần, không vào nổi trang sách. chán chẳng muốn dùng luôn. thất vọng tiki vô cùng.</text:p>
          </table:table-cell>
          <table:table-cell/>
        </table:table-row>
        <table:table-row table:style-name="ro1">
          <table:table-cell office:value-type="string" calcext:value-type="string">
            <text:p>sản phẩm mua về cắm vào bất kì máy tính nào cũng không sử dụng được, win 10, win 7 đều bị.</text:p>
          </table:table-cell>
          <table:table-cell/>
        </table:table-row>
        <table:table-row table:style-name="ro4">
          <table:table-cell office:value-type="string" calcext:value-type="string">
            <text:p>sản phầm mua về cắm vào win 10 lúc đầu nghe được 1 tý, sau đó cứ kết nối bật nhạc hay có âm thanh gì là kêu ù ù. đổi trả sản phẩm mất chục ngày. sáng nay mới nhận được. lỗi vẫn như thế. tai nghe mình đã thử test sang các máy laptop xem tai nghe có vấn đề không nhưng tai nghe ok. chán rồi không muốn đổi trả nữa.</text:p>
          </table:table-cell>
          <table:table-cell/>
        </table:table-row>
        <table:table-row table:style-name="ro1">
          <table:table-cell office:value-type="string" calcext:value-type="string">
            <text:p>sàn phầm mua về chỉ có hộp đưmg bằng cao su khong có tai nghe bên trông. bạn có thể giải quyết cho tui không</text:p>
          </table:table-cell>
          <table:table-cell/>
        </table:table-row>
        <table:table-row table:style-name="ro1">
          <table:table-cell office:value-type="string" calcext:value-type="string">
            <text:p>sản phẩm mua về chỉ dùng được 1 bên</text:p>
          </table:table-cell>
          <table:table-cell/>
        </table:table-row>
        <table:table-row table:style-name="ro3">
          <table:table-cell office:value-type="string" calcext:value-type="string">
            <text:p>sản phẩm mua về chiều tối, lấy sản phẩm ra bị lỏng nắp pin, sáng hôm sau gọi điện yêu cầu đổi trả. tiki hẹn 2 3 ngày đến lấy sản phẩm, hôm nay là ngày thứ 5, không ai đến lấy. gửi email không ai trả lời. tới ngày thứ 3 gọi tổng đài 3 lần đều hẹn đến lấy hàng trong 1 2 ngày. tiền thì bỏ ra mua dịch vụ chuyển phát nhanh, có nghĩa là đang cần gấp để làm việc, giờ tối về nhà ngồi chơi 5 ngày. đợt này tiki có vẻ hơi tồi giống lazada</text:p>
          </table:table-cell>
          <table:table-cell/>
        </table:table-row>
        <table:table-row table:style-name="ro1">
          <table:table-cell office:value-type="string" calcext:value-type="string">
            <text:p>sản phẩm mua về dùng thì ok. nhưng tại sao số lạ liên tục gọi tới hỏi phải phạm thì hồng k. có chăng là lừa đảo</text:p>
          </table:table-cell>
          <table:table-cell/>
        </table:table-row>
        <table:table-row table:style-name="ro1">
          <table:table-cell office:value-type="string" calcext:value-type="string">
            <text:p>sản phẩm mua về k sử dụng dc.</text:p>
          </table:table-cell>
          <table:table-cell/>
        </table:table-row>
        <table:table-row table:style-name="ro4">
          <table:table-cell office:value-type="string" calcext:value-type="string">
            <text:p>sản phẩm mua về không có giấy bảo hành. dùng đc 1 ngày thì đơ luôn. hiện sóng nhưng k vào được . rút ra cắm lại. reset lại . vẫn k dùng được. gọi điện tổng đài cũng hướng dẫn giống hệt. nói chung mua cục nhựa về. rất bực mình. có thể cho gửi trả lại hàng đc k. mình mất tiền mua cục bực rồi</text:p>
          </table:table-cell>
          <table:table-cell/>
        </table:table-row>
        <table:table-row table:style-name="ro1">
          <table:table-cell office:value-type="string" calcext:value-type="string">
            <text:p>sản phẩm mua về không sử dụng được. khởi động nguồn không được mặc dù đã cắm sạc,sản phẩm không chất lượng so với giá mặc dù đã khuyến mãi👎</text:p>
          </table:table-cell>
          <table:table-cell/>
        </table:table-row>
        <table:table-row table:style-name="ro4">
          <table:table-cell office:value-type="string" calcext:value-type="string">
            <text:p>sản phẩm mua về không thể cài đặt được, nút reset không có tác dụng, gọi hỗ trợ thì nhận được câu trả lời là chờ 48 tiếng để được hỗ trợ. bỏ tiền mua thêm tikinow để được nhạnh hàng nhanh mà mang bực vào người</text:p>
          </table:table-cell>
          <table:table-cell/>
        </table:table-row>
        <table:table-row table:style-name="ro1">
          <table:table-cell office:value-type="string" calcext:value-type="string">
            <text:p>san pham mua ve ko sac duoc ma goi dt hoi tong dai bao se cho nguoi doi lai ma 2 ngay nay cho hoai ko thay ai lien he</text:p>
          </table:table-cell>
          <table:table-cell/>
        </table:table-row>
        <table:table-row table:style-name="ro4">
          <table:table-cell office:value-type="string" calcext:value-type="string">
            <text:p>sản phẩm mua về lần đầu sạc đầy sài được 10 ngày thì hết pin, sau 20 sài trải nghiệm mb4 không bật nguồn được nhưng kết nối với điện vẫn được, lỗi sảy ra thường xuyên, cần cách khắc phục</text:p>
          </table:table-cell>
          <table:table-cell/>
        </table:table-row>
        <table:table-row table:style-name="ro1">
          <table:table-cell office:value-type="string" calcext:value-type="string">
            <text:p>sản phẩm mua về lắp vào laptop không chạy được mặc dù ổ cứng cũng bình thường. yêu cầu đổi trả hàng</text:p>
          </table:table-cell>
          <table:table-cell/>
        </table:table-row>
        <table:table-row table:style-name="ro1">
          <table:table-cell office:value-type="string" calcext:value-type="string">
            <text:p>sản phẩm mua về lúc đầu sử dụng rất ok. tầm 2 tháng sau tư dưng không sạc được dù mình chỉ sử dụng sạc zin của dock!</text:p>
          </table:table-cell>
          <table:table-cell/>
        </table:table-row>
        <table:table-row table:style-name="ro2">
          <table:table-cell office:value-type="string" calcext:value-type="string">
            <text:p>sản phẩm mua về sạc bin không vô, mình đã liên hệ sau đó đã được bảo hành, hơn 21 ngày mình nhận lại được sản phẩm, tuy nhiên vẫn tiếp tục sạc bin không vô, lúc vô lúc không. điện thoại mình là ip 7s nhưng chỉ sạc được 2 lần. sử dung sản phẩm làm mình cảm thấy khá mệt mỏi. mua về sử dung chưa được thì đã đi bảo hành, bảo hành xong vẫn dung không được. mình luôn tin tưởng và mua hàng tiki, nhưng lần này thì thấy khá chán. mình không muốn bỏ tiền ra chỉ để nhận sản phẩm lỗi, rồi gửi mail, rồi lại đợi, r lại tiếp tục lỗi như vậy.</text:p>
          </table:table-cell>
          <table:table-cell/>
        </table:table-row>
        <table:table-row table:style-name="ro3">
          <table:table-cell office:value-type="string" calcext:value-type="string">
            <text:p>sản phẩm mua về sạc không vào pin nhưng điện thoại để đổi trả hàng thì phải đợi trong 48h làm việc rồi nhân viên mới kiểm tra rồi mới được đổi. <text:s/>tính vào tiki mua hàng sẽ được hỗ trợ nhanh chóng còn này phải đợi thời gian lâu làm khó khăn cho khách hàng. nếu biết quy trình đổi trả phức tạp thế này thì đã mua ở ngoài cho tiện lợi. đơn hàng gần 500.000đ chứ phải 100.000 đâu mà cũng hỗ trợ khó khăn. cảm thấy không hài lòng</text:p>
          </table:table-cell>
          <table:table-cell/>
        </table:table-row>
        <table:table-row table:style-name="ro2">
          <table:table-cell office:value-type="string" calcext:value-type="string">
            <text:p>sản phẩm mua về sử dụng được 3 tháng thì lỗi, được tiki nhận lại để bảo hành. thời gian chờ là 2 tuần. sau 2 tuần nhận được sản phẩm. cắm vào vẫn ko lên! không biết rốt cuộc là có sửa hay là quăng đại 1 cái lỗi cho khách hàng. một sản phẩm nhỏ và ít tiền đã làm việc không uy tín thì làm sao dám mua những sản phẩm đắt tiền hơn. <text:s/>lỗi này thuộc về cửa hàng hoặc đội bảo hành. mình thấy hài lòng về cách tiki lấy lại sản phẩm lỗi và giao lại đúng hạn cho mình. thiết nghĩ tiki nên dẹp luôn mấy tiệm làm ăn như thế này. thật là bức xúc!</text:p>
          </table:table-cell>
          <table:table-cell/>
        </table:table-row>
        <table:table-row table:style-name="ro4">
          <table:table-cell office:value-type="string" calcext:value-type="string">
            <text:p>sản phẩm mua về, dùng được vài tháng thì hỏng, gọi tiki thử xem bảo hành thế nào và đến giờ đã 1 tháng 10 ngày chưa có bất kì 1 cập nhật chủ động nào từ phía tiki. đã gọi lên tổng đài 3 lần và đều chỉ nhận được 1 kết quả là chờ. lần sau thì cạch, đồ điện tử đừng mua tiki chứ bảo hành kiểu này sợ đến già</text:p>
          </table:table-cell>
          <table:table-cell/>
        </table:table-row>
        <table:table-row table:style-name="ro3">
          <table:table-cell office:value-type="string" calcext:value-type="string">
            <text:p>sản phẩm này (pin dự phòng samsung) đặt mua tại tiki và nhận vào ngày 11/10, dùng đúng 1 lần, pin hết nhưng ko thể sạc cho pin (pin ko vô điện), gửi bảo hành 2 lần, lần nào cũng giao cho tôi mà ko hề sửa chữa. thậm chí đem lên văn phòng ở đường út tịch (tân bình), được nhân viên nhận lại và hứa sẽ kiểm tra kĩ trước khi giao lại. hôm nay (sau gần 2 tháng) đến tay tôi vẫn là 1 cục sạc dự phòng vô dụng.</text:p>
          </table:table-cell>
          <table:table-cell/>
        </table:table-row>
        <table:table-row table:style-name="ro1">
          <table:table-cell office:value-type="string" calcext:value-type="string">
            <text:p>sản phẩm này cắm vào pc thì chỉ nghe được còn không nói được. mình chơi pubg trên pc k giao tiếp với đồng đội được. <text:s/>test ghi âm cũng k được</text:p>
          </table:table-cell>
          <table:table-cell/>
        </table:table-row>
        <table:table-row table:style-name="ro1">
          <table:table-cell office:value-type="string" calcext:value-type="string">
            <text:p>sản phẩm này chỉ nghe được một bên. mong tiki xem xét lại khi lấy hàng</text:p>
          </table:table-cell>
          <table:table-cell/>
        </table:table-row>
        <table:table-row table:style-name="ro1">
          <table:table-cell office:value-type="string" calcext:value-type="string">
            <text:p>sản phẩm này chức năng không đúng như mô tả và không xài được nhé. thất vọng <text:s/>.</text:p>
          </table:table-cell>
          <table:table-cell/>
        </table:table-row>
        <table:table-row table:style-name="ro1">
          <table:table-cell office:value-type="string" calcext:value-type="string">
            <text:p>sản phẩm này dùng chưa được 5 tháng đã xảy ra tình trạng kẹt phím khi gõ, phím không nảy lên khi gõ xong.</text:p>
          </table:table-cell>
          <table:table-cell/>
        </table:table-row>
        <table:table-row table:style-name="ro1">
          <table:table-cell office:value-type="string" calcext:value-type="string">
            <text:p>sản phẩm này là hàng cũ làm mới lại, máy chạy êm, nhưng không ổn định. không biết tiki có cho đổi không nữa. hoặc bảo hành giúp.</text:p>
          </table:table-cell>
          <table:table-cell/>
        </table:table-row>
        <table:table-row table:style-name="ro1">
          <table:table-cell office:value-type="string" calcext:value-type="string">
            <text:p>sản phẩm này mình giao cho mình 2 lần, cả 2 lần hộp sản phẩm đều bị nứt, chẳng hiểu nổi, quá mất thời gian</text:p>
          </table:table-cell>
          <table:table-cell/>
        </table:table-row>
        <table:table-row table:style-name="ro1">
          <table:table-cell office:value-type="string" calcext:value-type="string">
            <text:p>sản phẩm này mình mua và không dùng được trên laptop của mình, công ty có thể hỗ trợ được không ạ?</text:p>
          </table:table-cell>
          <table:table-cell/>
        </table:table-row>
        <table:table-row table:style-name="ro1" table:visibility="filter">
          <table:table-cell office:value-type="string" calcext:value-type="string">
            <text:p>sản phẩm này mình mua và không dùng được trên laptop của mình, công ty có thể hỗ trợ được không ạ?</text:p>
          </table:table-cell>
          <table:table-cell/>
        </table:table-row>
        <table:table-row table:style-name="ro1">
          <table:table-cell office:value-type="string" calcext:value-type="string">
            <text:p>sản phẩm này nghe quá nhỏ . mở hết volume nge ko ra gì . chán cho sản phẩm này thật. tiki có cách nào đổi hàng khác không vậy</text:p>
          </table:table-cell>
          <table:table-cell/>
        </table:table-row>
        <table:table-row table:style-name="ro3">
          <table:table-cell office:value-type="string" calcext:value-type="string">
            <text:p>sản phẩm này: 1) ko như hình minh họa sản phẩm , ko có nút tròn nhỏ vị trí cảm ứng 2) các lệnh gõ 2,3 lần ko nhạy, lúc hoạt động lúc ko 3) khi nghe gọi, chỉ nghe mà nói bên kia ko nghe đc 4) hình các kh khác có niêm phong băng keo xanh dương nhưng mình ko có, mình nghĩ là đồ xài rồi, ai đó hoàn lại thì bán cho mình <text:s text:c="2"/>, sp bị lỗi. liên lạc facebook ko phản hồi, zalo cũng ko phản hồi. tiki đã giao hàng nhưng vào mục hoàn trả thì ko thấy có nút hỗ trợ, đành đăng lên đánh giá chờ hỗ trợ gấp để đổi trả cái khác</text:p>
          </table:table-cell>
          <table:table-cell/>
        </table:table-row>
        <table:table-row table:style-name="ro1">
          <table:table-cell office:value-type="string" calcext:value-type="string">
            <text:p>sản phẩm nghe được 1 bên 1 bên không nghe được <text:s/>đổi trả hay như nào đây ạ</text:p>
          </table:table-cell>
          <table:table-cell/>
        </table:table-row>
        <table:table-row table:style-name="ro4">
          <table:table-cell office:value-type="string" calcext:value-type="string">
            <text:p>sản phẩm nghe và điều khiển được có 1 bên, hàng giao không đạt, hôm nay mình mới nhận được hàng tối mở hộp kiểm tra mới biết, mình muốn đổi lại được không add. mình mua trên tiki nhiều sản phẩm rồi đây là sản phẩm làm mình ko hài lòng tí nào vì bị lỗi 1 bên ko nghe được</text:p>
          </table:table-cell>
          <table:table-cell/>
        </table:table-row>
        <table:table-row table:style-name="ro1">
          <table:table-cell office:value-type="string" calcext:value-type="string">
            <text:p>sản phẩm nhận được đóng gói sơ sài , kết nối bluetooth , radio nghe rất rè. đề nghị shop đổi lại cho mình</text:p>
          </table:table-cell>
          <table:table-cell/>
        </table:table-row>
        <table:table-row table:style-name="ro1">
          <table:table-cell office:value-type="string" calcext:value-type="string">
            <text:p>sản phậm nhận được không như mong muốn, còn bị lỗi kĩ thuật</text:p>
          </table:table-cell>
          <table:table-cell/>
        </table:table-row>
        <table:table-row table:style-name="ro2">
          <table:table-cell office:value-type="string" calcext:value-type="string">
            <text:p>sản phẩm nhận về có các đặc điểm sau 1. không giống như trong ảnh chụp 2. trên hộp không có tem thông tin nơi sản xuất hoặc nhập khẩu 3. trên sản phẩm không có tem ict 4. chỉ bằng mắt thường đã thấy rõ sản phẩm không phải hàng mới, có dấu hiệu rõ rệt bị đập hộp và qua sử dụng 5. trong hộp chỉ có sản phẩm và sách hướng dẫn, không có phiếu bảo hành 6. sử dụng phần mềm quét mã vạch, kết quả ra một mã không thể truy xuất được thông tin gì 7. thử kết nối thành công nhưng tốc độ lại giảm so với wifi chính <text:s text:c="2"/>&gt; tiki cho kiểm tra lại shop, mình sẽ trả hàng trong ngày mai</text:p>
          </table:table-cell>
          <table:table-cell/>
        </table:table-row>
        <table:table-row table:style-name="ro1">
          <table:table-cell office:value-type="string" calcext:value-type="string">
            <text:p>sản phẩm nhìn bề ngoài thì ổn, nhưng không sử dụng được, không nhận driver gì hết, quăng bỏ.</text:p>
          </table:table-cell>
          <table:table-cell/>
        </table:table-row>
        <table:table-row table:style-name="ro1">
          <table:table-cell office:value-type="string" calcext:value-type="string">
            <text:p>sản phẩm nhìn lỏng lẽo, dễ rớt khi đeo, đeo vào đau tai, khoảng cách 5m đã chập chờn tín hiệu</text:p>
          </table:table-cell>
          <table:table-cell/>
        </table:table-row>
        <table:table-row table:style-name="ro1">
          <table:table-cell office:value-type="string" calcext:value-type="string">
            <text:p>sản phẩm nhìn trên mạng đẹp nhưng khi nhận hàng thấy mỏng manh, kém</text:p>
          </table:table-cell>
          <table:table-cell/>
        </table:table-row>
        <table:table-row table:style-name="ro1">
          <table:table-cell office:value-type="string" calcext:value-type="string">
            <text:p>sản phậm như buồi sạc chậm vcl</text:p>
          </table:table-cell>
          <table:table-cell/>
        </table:table-row>
        <table:table-row table:style-name="ro1">
          <table:table-cell office:value-type="string" calcext:value-type="string">
            <text:p>sản phẩm như hình, đẹp, đóng gói cẩn thận phím đánh nhanh thì bị chậm chữ, chuột thì sau 1 ngày dùng thì bị đơ, rê chuột toàn bị nhảy lung tung quán chán.</text:p>
          </table:table-cell>
          <table:table-cell/>
        </table:table-row>
        <table:table-row table:style-name="ro2">
          <table:table-cell office:value-type="string" calcext:value-type="string">
            <text:p>sản phẩm ok... nhưng tiki làm việc quá tệ.. 10 ngày đặt một sản phẩm jbl go2 mà huỷ 1 lần vì báo hết hàng. đặt lại lần 2 và 5 ngày sau tình trạng đơn hàng vẩn luôn trong tình trạng tiếp nhận, gọi cskh 2 lần đến lần thứ 2 vào ngày 25/2 thì lại báo tình trạng kho không có hàng phải đợi và không biết bao h có . trong khi lúc đặt hàng cskh báo có tồn kho...không biết phải do hàng km nên tiki làm việc chậm trễ v k. k biết phải vì mình gọi khiếu nại lần 2 không mà từ ngày 25/2 <text:s/>&gt; 26/2 mình đã nhận dc hàng rồi. trong khi ngày 25/2 báo mình là chưa xác định bao h có hàng...</text:p>
          </table:table-cell>
          <table:table-cell/>
        </table:table-row>
        <table:table-row table:style-name="ro1">
          <table:table-cell office:value-type="string" calcext:value-type="string">
            <text:p>sản phẩm phát sóng kém. thường xuyên mất kết nối khi dùng sóng 5g</text:p>
          </table:table-cell>
          <table:table-cell/>
        </table:table-row>
        <table:table-row table:style-name="ro1">
          <table:table-cell office:value-type="string" calcext:value-type="string">
            <text:p>sản phẩm phát sóng không tốt lam818 , dùng được 8 tháng thì hư, bảo hành hơn 2 tuần mới biết được tin tức.</text:p>
          </table:table-cell>
          <table:table-cell/>
        </table:table-row>
        <table:table-row table:style-name="ro4">
          <table:table-cell office:value-type="string" calcext:value-type="string">
            <text:p>sản phẩm phát wifi mà không có mật khẩu đi kèm làm sao mà sử dụng đây. xem trên mạng sản phẩm loại này đều có dán mật khẩu sau nắp lưng. làm sao để liên hệ cung cấp mk cho khách hàng đi chứ</text:p>
          </table:table-cell>
          <table:table-cell/>
        </table:table-row>
        <table:table-row table:style-name="ro1">
          <table:table-cell office:value-type="string" calcext:value-type="string">
            <text:p>sản phẩm quá chán dùng đc 1 tuần đã bị hỏng.</text:p>
          </table:table-cell>
          <table:table-cell/>
        </table:table-row>
        <table:table-row table:style-name="ro4">
          <table:table-cell office:value-type="string" calcext:value-type="string">
            <text:p>sản phẩm quá tệ . mất tiền mua + ship ra hn gần 150k mà dùng chưa nổi 10 ngày . mua lắp vào máy đã báo từ đầu nợ 225k tiền cước , thanh toán trước ngày 28/12 . sau hôm nay 28/12 sim bị khóa luôn . <text:s/>mất tiền mang bực mình vào người . 1 sao</text:p>
          </table:table-cell>
          <table:table-cell/>
        </table:table-row>
        <table:table-row table:style-name="ro1">
          <table:table-cell office:value-type="string" calcext:value-type="string">
            <text:p>sản phẩm quá tệ bị hư 1 bên không nghe được, không có cáp sạc, máy bị trầy xước ... làm ăn thiếu chuyên nghiệp.</text:p>
          </table:table-cell>
          <table:table-cell/>
        </table:table-row>
        <table:table-row table:style-name="ro1">
          <table:table-cell office:value-type="string" calcext:value-type="string">
            <text:p>sản phẩm quá tệ giao không đúng như hình quảng cáo, pin thì phù, bàn rê chuột không đa điểm</text:p>
          </table:table-cell>
          <table:table-cell/>
        </table:table-row>
        <table:table-row table:style-name="ro1">
          <table:table-cell office:value-type="string" calcext:value-type="string">
            <text:p>sản phẩm quá tệ không có tác dụng tăng sóng, vui lòng thu hồi, quá thất vọng với thực tế so với quảng cáo</text:p>
          </table:table-cell>
          <table:table-cell/>
        </table:table-row>
        <table:table-row table:style-name="ro1">
          <table:table-cell office:value-type="string" calcext:value-type="string">
            <text:p>sản phẩm quá tệ nút rất cứng nhấn tổ hợp phím lúc ăn lúc không quá tệ sản phẩm chẳng ra gì</text:p>
          </table:table-cell>
          <table:table-cell/>
        </table:table-row>
        <table:table-row table:style-name="ro4">
          <table:table-cell office:value-type="string" calcext:value-type="string">
            <text:p>sản phẩm quá tệ, <text:s/>tiki giao hàng nhanh nhưng chất lượng sp này quá tệ. <text:s/>hàng mới mua, ko bấm được chuột phải, cứng đơ. 100k nhưng thực chất con này tầm 30k là cùng, làm ăn thất đức.</text:p>
          </table:table-cell>
          <table:table-cell/>
        </table:table-row>
        <table:table-row table:style-name="ro1">
          <table:table-cell office:value-type="string" calcext:value-type="string">
            <text:p>sản phẩm quá tệ, k đẹp, quá sơ xài</text:p>
          </table:table-cell>
          <table:table-cell/>
        </table:table-row>
        <table:table-row table:style-name="ro1">
          <table:table-cell office:value-type="string" calcext:value-type="string">
            <text:p>sản phẩm quá tệ, kết nối chập chờn lúc được lúc không, lại mau hết pin, đèn on không cắm <text:s text:c="2"/>sạt không sáng, kết nối chỉ 1 tai, đánh giá <text:s/>không được sao nào hết</text:p>
          </table:table-cell>
          <table:table-cell/>
        </table:table-row>
        <table:table-row table:style-name="ro1">
          <table:table-cell office:value-type="string" calcext:value-type="string">
            <text:p>sản phẩm quá tệ, không nên mua</text:p>
          </table:table-cell>
          <table:table-cell/>
        </table:table-row>
        <table:table-row table:style-name="ro3">
          <table:table-cell office:value-type="string" calcext:value-type="string">
            <text:p>sản phẩm quá tệ, máy bị đơ. sau khi mở sản phẩm tôi đã gọi tiki yêu cầu được trả lại sản phẩm. tôi gọi rất nhiều lần cũng như viết mail nói về sản phẩm nhưng đến nay chưa có bất cứ sự phản hồi nào từ tiki. từ khi mua đến bây giờ tôi chưa hề sử dụng sản phẩm được. vậy mà tiki không có sự phản hồi nào. gọi tổng đài lần nào cũng nói là sẽ cho người gọi lại để giải quyết vậy mà chờ mãi không thấy ai gọi. nản lòng với cách mua bán của tiki !</text:p>
          </table:table-cell>
          <table:table-cell/>
        </table:table-row>
        <table:table-row table:style-name="ro4">
          <table:table-cell office:value-type="string" calcext:value-type="string">
            <text:p>sản phẩm quá tệ, mới sử dụng được 23 ngày bị hư mất 1 tai, mình mua của tiki trading, và sử dụng tiki now, <text:s/>theo như mô tả thì đúng ra mình sẽ được đổi trả sản phẩm trong 30 ngày khi sử dụng tiki now, thế mà mình chỉ được bảo hành sản phẩm. qúa thất vọng với tiki, kiểu như mô tả cho có, kiểu này chắc từ nay tạm biệt tiki.</text:p>
          </table:table-cell>
          <table:table-cell/>
        </table:table-row>
        <table:table-row table:style-name="ro1">
          <table:table-cell office:value-type="string" calcext:value-type="string">
            <text:p>sản phẩm quá tệ, rất ngốn pin..từ lúc mua tới giờ không biết được nữa năm chưa nữa mà tốn 5 viên pin aa rồi và bây giờ thì nó đã đứt bóng luôn rồi.haizz.</text:p>
          </table:table-cell>
          <table:table-cell/>
        </table:table-row>
        <table:table-row table:style-name="ro1">
          <table:table-cell office:value-type="string" calcext:value-type="string">
            <text:p>sản phẩm quá tệ, text nhiều lần rồi, rất không hài lòng, muốn đổi trả có được không</text:p>
          </table:table-cell>
          <table:table-cell/>
        </table:table-row>
        <table:table-row table:style-name="ro1">
          <table:table-cell office:value-type="string" calcext:value-type="string">
            <text:p>sản phẩm quá tệ, xài được vài tiếng là phải tắt mở lại mới vô mạng được. quá thất vọng <text:s/>.</text:p>
          </table:table-cell>
          <table:table-cell/>
        </table:table-row>
        <table:table-row table:style-name="ro4">
          <table:table-cell office:value-type="string" calcext:value-type="string">
            <text:p>sản phẩm quá tệ! mua về cài đặt xong, chạy được vài hôm thì mở dt lên thấy mạng nhưng ko vào (connect) được. reset xong, cài đặt lại, chạy dược 1 hôm lại treo. 3 lần reset rồi. chán nên vất đó luôn. chả bao nhiêu tiền nên cũng chán chả muốn bảo hành!</text:p>
          </table:table-cell>
          <table:table-cell/>
        </table:table-row>
        <table:table-row table:style-name="ro4">
          <table:table-cell office:value-type="string" calcext:value-type="string">
            <text:p>sản phẩm quá tệ. bỏ 535k ra mua tính năng 5g để chơi game nhưng sản phẩm quá tệ. mạng cực kì chập chờn và yếu. thậm chí lướt web ko nổi. thực sự rất tiếc tiền. cục tp link 2.4g đang xài còn ngon hơn nhiều.</text:p>
          </table:table-cell>
          <table:table-cell/>
        </table:table-row>
        <table:table-row table:style-name="ro1">
          <table:table-cell office:value-type="string" calcext:value-type="string">
            <text:p>sản phẩm quá tệ. chỉ nghe đc 1 tai. pin thì xài k đc 1h.</text:p>
          </table:table-cell>
          <table:table-cell/>
        </table:table-row>
        <table:table-row table:style-name="ro4">
          <table:table-cell office:value-type="string" calcext:value-type="string">
            <text:p>sản phẩm quá tệ. cùng 1 vị trí điện thoại thì bắt ầm ầm, share cho máy tính chạy phà phà trong khi cắm usb thì bắt chập chà chập chờn lúc được lúc không mạng thì yếu. coi như vứt ko xài được</text:p>
          </table:table-cell>
          <table:table-cell/>
        </table:table-row>
        <table:table-row table:style-name="ro1">
          <table:table-cell office:value-type="string" calcext:value-type="string">
            <text:p>sản phẩm quá tệ. không report không được. mọi người không nên mua xài không được rước bực vô mình.</text:p>
          </table:table-cell>
          <table:table-cell/>
        </table:table-row>
        <table:table-row table:style-name="ro1">
          <table:table-cell office:value-type="string" calcext:value-type="string">
            <text:p>sản phẩm quá tồi! mua phí tiền</text:p>
          </table:table-cell>
          <table:table-cell/>
        </table:table-row>
        <table:table-row table:style-name="ro1">
          <table:table-cell office:value-type="string" calcext:value-type="string">
            <text:p>sản phẩm quảng cáo tốc độ 4g là 150mb thế mà sản phẩm bên bạn đưa cho tôi có tốc độ 4g không tới 6mb . bên tiki các bạn làm ăn như vậy với khách hàng à .</text:p>
          </table:table-cell>
          <table:table-cell/>
        </table:table-row>
        <table:table-row table:style-name="ro1">
          <table:table-cell office:value-type="string" calcext:value-type="string">
            <text:p>sản phẩm rất cũ, dính bẩn, viền bong tróc. thất vọng tiki</text:p>
          </table:table-cell>
          <table:table-cell/>
        </table:table-row>
        <table:table-row table:style-name="ro1">
          <table:table-cell office:value-type="string" calcext:value-type="string">
            <text:p>sản phẩm rất dở nghe đc bản nhạc thì hết pin loa rè là sao</text:p>
          </table:table-cell>
          <table:table-cell/>
        </table:table-row>
        <table:table-row table:style-name="ro1">
          <table:table-cell office:value-type="string" calcext:value-type="string">
            <text:p>sản phẩm rất kém <text:s/>dùng mấy hôm đã hỏng , sẽ ko mua các loại tương tự trên tiki nữa</text:p>
          </table:table-cell>
          <table:table-cell/>
        </table:table-row>
        <table:table-row table:style-name="ro1">
          <table:table-cell office:value-type="string" calcext:value-type="string">
            <text:p>sản phẩm rất kém 4g có như không .không vào đc mạng</text:p>
          </table:table-cell>
          <table:table-cell/>
        </table:table-row>
        <table:table-row table:style-name="ro1">
          <table:table-cell office:value-type="string" calcext:value-type="string">
            <text:p>sản phẩm rất khó sử dụng, kết nối chập chờn, hay bị lỗi không kết nối được với modem chính</text:p>
          </table:table-cell>
          <table:table-cell/>
        </table:table-row>
        <table:table-row table:style-name="ro1">
          <table:table-cell office:value-type="string" calcext:value-type="string">
            <text:p>sản phẩm rất tệ mong đc giải quyết shop làm ăn gì thế <text:s/>chấm hỏi</text:p>
          </table:table-cell>
          <table:table-cell/>
        </table:table-row>
        <table:table-row table:style-name="ro1">
          <table:table-cell office:value-type="string" calcext:value-type="string">
            <text:p>sản phẩm rất tệ, xài được 2 tuần đã hư</text:p>
          </table:table-cell>
          <table:table-cell/>
        </table:table-row>
        <table:table-row table:style-name="ro1">
          <table:table-cell office:value-type="string" calcext:value-type="string">
            <text:p>sản phẩm rất tệ. hay bị mất sóng. không được ổn định</text:p>
          </table:table-cell>
          <table:table-cell/>
        </table:table-row>
        <table:table-row table:style-name="ro4">
          <table:table-cell office:value-type="string" calcext:value-type="string">
            <text:p>sản phẩm rất tệ. mình thấy đơn vị bán hàng là tiki trading nên mới mua hàng vì tin tưởng tiki kiểm tra sản phẩm kĩ càng rồi. ko ngờ sau khi mua được 3 tháng thì di chuột ko nhạy, đã nhờ tiki đem đi bảo hành rồi thì 2 tuần tiếp theo chuột ko di được nữa luôn. quá thất vọng.</text:p>
          </table:table-cell>
          <table:table-cell/>
        </table:table-row>
        <table:table-row table:style-name="ro1">
          <table:table-cell office:value-type="string" calcext:value-type="string">
            <text:p>sản phẩm rất thô kg hợp với nữ</text:p>
          </table:table-cell>
          <table:table-cell/>
        </table:table-row>
        <table:table-row table:style-name="ro1">
          <table:table-cell office:value-type="string" calcext:value-type="string">
            <text:p>sản phẩm rất tồi tệ. đừng có mua ở đây. <text:s/>phục vụ cũng rất chán.</text:p>
          </table:table-cell>
          <table:table-cell/>
        </table:table-row>
        <table:table-row table:style-name="ro1">
          <table:table-cell office:value-type="string" calcext:value-type="string">
            <text:p>sản phẩm rẻ. nhưng định vị của máy rất tệ. sai lệch hàng km. người 1 nơi, đồng hồ định vị 1 nơi. bó tay thiệt.</text:p>
          </table:table-cell>
          <table:table-cell/>
        </table:table-row>
        <table:table-row table:style-name="ro4">
          <table:table-cell office:value-type="string" calcext:value-type="string">
            <text:p>sản phẩm sài được 1 ngày rồi không xài được nữa. ngày đầu xài ngon lành ngày sau thì không vào được wifi!! cũng không nghĩ cục router hư đâu nhưng fix mọi cách vẫn không được</text:p>
          </table:table-cell>
          <table:table-cell/>
        </table:table-row>
        <table:table-row table:style-name="ro1">
          <table:table-cell office:value-type="string" calcext:value-type="string">
            <text:p>sản phẩm sài ổn. <text:s/>sài được 2 tuần. <text:s/>là hỏng</text:p>
          </table:table-cell>
          <table:table-cell/>
        </table:table-row>
        <table:table-row table:style-name="ro2">
          <table:table-cell office:value-type="string" calcext:value-type="string">
            <text:p>sản phẩm sau 3 tháng sử dụng thì tự khởi động lại liên tục, đang xài cứ tự tắt rùi khởi động lại. liên hệ tiki và apple thì vô trách nhiệm. tự mình phải chạy vòng vòng khắp nơi, lần thứ 2 phải máy đi bảo hành tiếp vì tình trạng còn nặng hơn. giờ ko có điện thoại xài. mua cái máy gần 30 triệu mà trải nghiệm kinh khủng, chờ và chờ 02 tuần. thất vọng thật sự. khuyên mọi người chân thành nên suy nghĩ kĩ vì mình là khách hàng lâu năm của tiki nhưng lần này quá tệ hại. giờ bị bỏ mặc tự xử vì tiếc tiền chứ ko có điện thoại xài.</text:p>
          </table:table-cell>
          <table:table-cell/>
        </table:table-row>
        <table:table-row table:style-name="ro1">
          <table:table-cell office:value-type="string" calcext:value-type="string">
            <text:p>sản phẩm sau khi dùng 2 tháng thì lỗi pin, không dùng nhưng cũng sụt pin hết trong vòng 1 ngày. gửi bảo hành quá chậm, 1 tháng chưa trả kết quả.</text:p>
          </table:table-cell>
          <table:table-cell/>
        </table:table-row>
        <table:table-row table:style-name="ro1">
          <table:table-cell office:value-type="string" calcext:value-type="string">
            <text:p>sản phẩm sử dụng ko được tốt,</text:p>
          </table:table-cell>
          <table:table-cell/>
        </table:table-row>
        <table:table-row table:style-name="ro1">
          <table:table-cell office:value-type="string" calcext:value-type="string">
            <text:p>sản phẩm sử dụng ko như mong đợi ! rất thất vọng về tín năng sản phẩm !!!ko sử dụng đc vào mục đích ji, mua về bỏ một góc chờ nó hư!! <text:s text:c="6"/></text:p>
          </table:table-cell>
          <table:table-cell/>
        </table:table-row>
        <table:table-row table:style-name="ro1">
          <table:table-cell office:value-type="string" calcext:value-type="string">
            <text:p>sản phẩm tai nghe bị lổi, yêu cầu tiki đổi sản phẩm khác tương tự <text:s/>hoặc trả lại hàng giúp. cụ thể tai nghe không kết nối được với thiết bị</text:p>
          </table:table-cell>
          <table:table-cell/>
        </table:table-row>
        <table:table-row table:style-name="ro1">
          <table:table-cell office:value-type="string" calcext:value-type="string">
            <text:p>sản phẩm tai nghe rất tệ, bên nghe ,bên điếc cho em đổi lại tai nghe mới</text:p>
          </table:table-cell>
          <table:table-cell/>
        </table:table-row>
        <table:table-row table:style-name="ro1">
          <table:table-cell office:value-type="string" calcext:value-type="string">
            <text:p>sản phẩm tệ <text:s/>chỉ có 2 chức năng nhắn tin vs gọi đt k giông như giới thiệu cần trả hàng</text:p>
          </table:table-cell>
          <table:table-cell/>
        </table:table-row>
        <table:table-row table:style-name="ro4">
          <table:table-cell office:value-type="string" calcext:value-type="string">
            <text:p>sản phẩm tệ cực kì. buổi trưa lấy về nghe thì bth. ko vấn đề gì. nhưng đến tối thì gọi điện thoại thì ko nghe đc cái gì. tai nghe xẹt xẹt lúc đc lúc ko. rất khó chịu. k đáng 1 sao. rất bực mình</text:p>
          </table:table-cell>
          <table:table-cell/>
        </table:table-row>
        <table:table-row table:style-name="ro1">
          <table:table-cell office:value-type="string" calcext:value-type="string">
            <text:p>sản phẩm tệ kém chất lương vl</text:p>
          </table:table-cell>
          <table:table-cell/>
        </table:table-row>
        <table:table-row table:style-name="ro1">
          <table:table-cell office:value-type="string" calcext:value-type="string">
            <text:p>sản phẩm tệ không tả, nghe bài nhạc giật 80 lần sao mà dùng được.</text:p>
          </table:table-cell>
          <table:table-cell/>
        </table:table-row>
        <table:table-row table:style-name="ro1">
          <table:table-cell office:value-type="string" calcext:value-type="string">
            <text:p>sản phẩm tệ, sài <text:s/>chưa được 1 tháng. đèn ko sáng, lỗi ko sài được</text:p>
          </table:table-cell>
          <table:table-cell/>
        </table:table-row>
        <table:table-row table:style-name="ro1">
          <table:table-cell office:value-type="string" calcext:value-type="string">
            <text:p>sản phâm tếu kém chât lương qha. bấm mấy cái hue rôi</text:p>
          </table:table-cell>
          <table:table-cell/>
        </table:table-row>
        <table:table-row table:style-name="ro1">
          <table:table-cell office:value-type="string" calcext:value-type="string">
            <text:p>sản phâm tếu kém chât lương qha. bấm mấy cái hue rôi mac qua</text:p>
          </table:table-cell>
          <table:table-cell/>
        </table:table-row>
        <table:table-row table:style-name="ro4">
          <table:table-cell office:value-type="string" calcext:value-type="string">
            <text:p>sản phẩm thì ok nhưng khi mua sản phẩm mình đã đánh dấu là sản phẩm tặng cho người thân và còn viết ghi chú lời chúc. đến khi nhận được thì không hề có lời chúc hay dòng ghi chú nào. giao nhanh làm gì mà xử lí đơn hàng không đúng yêu cầu của người mua?</text:p>
          </table:table-cell>
          <table:table-cell/>
        </table:table-row>
        <table:table-row table:style-name="ro1">
          <table:table-cell office:value-type="string" calcext:value-type="string">
            <text:p>sản phẩm thì ok, không phàn nàn gì nhưng bị delay hàng quá lâu. đặt ngày 9, dự kiến giao 20 mà tới 25 ms nhận đc.</text:p>
          </table:table-cell>
          <table:table-cell/>
        </table:table-row>
        <table:table-row table:style-name="ro1">
          <table:table-cell office:value-type="string" calcext:value-type="string">
            <text:p>sản phẩm thiết kế khe sim quá tệ, giờ chỉ có sim nano và khung sim lắp vào bị kẹt cứng hỏng luôn khe sim, sản phẩm quá tệ, gây ức chế.</text:p>
          </table:table-cell>
          <table:table-cell/>
        </table:table-row>
        <table:table-row table:style-name="ro1">
          <table:table-cell office:value-type="string" calcext:value-type="string">
            <text:p>sản phẩm thu hồi sao không thấy thông báo</text:p>
          </table:table-cell>
          <table:table-cell/>
        </table:table-row>
        <table:table-row table:style-name="ro1">
          <table:table-cell office:value-type="string" calcext:value-type="string">
            <text:p>sản phẩm thực sự rất kém, ấn tổ hợp phím lúc được lúc không, dùng cho công việc thực sự rất ức chế. mong tiki hỗ trợ đổi trả</text:p>
          </table:table-cell>
          <table:table-cell/>
        </table:table-row>
        <table:table-row table:style-name="ro1">
          <table:table-cell office:value-type="string" calcext:value-type="string">
            <text:p>sản phẩm to so với nữ, không vừa khít tai dễ rớt, tôi đã bị rơi mất trên đường 1 bên tai. chì dùng được vài hôm đã hư không kết nối được.</text:p>
          </table:table-cell>
          <table:table-cell/>
        </table:table-row>
        <table:table-row table:style-name="ro1">
          <table:table-cell office:value-type="string" calcext:value-type="string">
            <text:p>sản phẩm tôi nhận không còn nguyên vẹn bao bì, sản phẩm đã bị cắt bao bì và dán lại bao bì bằng băng keo trong. đề nghị xử lý giúp tôi</text:p>
          </table:table-cell>
          <table:table-cell/>
        </table:table-row>
        <table:table-row table:style-name="ro1">
          <table:table-cell office:value-type="string" calcext:value-type="string">
            <text:p>sản phẩm tôi sử dụng bị lỗi: cảm ứng không nhạy, thường xuyên bị ngắt kết nối, không kết nối riêng lẻ từng tai nghe được.</text:p>
          </table:table-cell>
          <table:table-cell/>
        </table:table-row>
        <table:table-row table:style-name="ro4">
          <table:table-cell office:value-type="string" calcext:value-type="string">
            <text:p>sản phẩm tồn kho lâu ngày, bụi bẩn và trầy xước nhiều, khả năng bắt sóng rất kém khi vào các khu dân cư cao tầng, chạy lâu rất nóng và nhanh hết pin, sạc đầy mà dùng dc 3 tiếng là hết pin, giao hàng quá lâu.</text:p>
          </table:table-cell>
          <table:table-cell/>
        </table:table-row>
        <table:table-row table:style-name="ro1">
          <table:table-cell office:value-type="string" calcext:value-type="string">
            <text:p>sản phẩm tốt <text:s/>nói chung là ok</text:p>
          </table:table-cell>
          <table:table-cell/>
        </table:table-row>
        <table:table-row table:style-name="ro1">
          <table:table-cell office:value-type="string" calcext:value-type="string">
            <text:p>sản phẩm tốt , tiki giao hàng nhanh chóng. nói chung thương hiệu tpkink chuẩn</text:p>
          </table:table-cell>
          <table:table-cell/>
        </table:table-row>
        <table:table-row table:style-name="ro1">
          <table:table-cell office:value-type="string" calcext:value-type="string">
            <text:p>sản phẩm tốt nhưng dao sai màu đặt màu xanh mà dao màu đen</text:p>
          </table:table-cell>
          <table:table-cell/>
        </table:table-row>
        <table:table-row table:style-name="ro1">
          <table:table-cell office:value-type="string" calcext:value-type="string">
            <text:p>sản phẩm tốt nhưng giao hàng chậm trong khi đã chọn tikinow</text:p>
          </table:table-cell>
          <table:table-cell/>
        </table:table-row>
        <table:table-row table:style-name="ro4">
          <table:table-cell office:value-type="string" calcext:value-type="string">
            <text:p>sản phẩm tốt thái độ giao hàng tệ khi không có người nhận hàng, hẹn vào ngày mai giao hàng thì cách xử lý của người giao hàng là quăng hàng vào sân nhà. hên là tiki bao bọc kĩ máy và trời không mưa. <text:s/></text:p>
          </table:table-cell>
          <table:table-cell/>
        </table:table-row>
        <table:table-row table:style-name="ro4">
          <table:table-cell office:value-type="string" calcext:value-type="string">
            <text:p>sản phẩm tốt tuy nhiên <text:s text:c="2"/>mình chọn tikinow giao hàng trong 2h . thời gian đặt 14h33, thực tế nhận hàng là 19h. <text:s/>mình vào đánh giá dịch vụ nhưng đơn hàng bị treo trong tình trạng “chờ vận chuyển” cho đến hôm nay. mình cảm thấy tốn phí cho tikinow không nhận lại giá trị</text:p>
          </table:table-cell>
          <table:table-cell/>
        </table:table-row>
        <table:table-row table:style-name="ro4">
          <table:table-cell office:value-type="string" calcext:value-type="string">
            <text:p>sản phẩm tốt, bao bì đẹp nhưng khi đặt hàng đơn hàng bị hold mấy ngày, gọi lên tổng đài complain 2 lần mới giao. nói là kiểm tra mã kmai này kia. mã km của tiki quản lý khách nhập vô mua chứ khách có tự đẻ mã ra đc đâu mà kiểm mấy ngày trời cho 1 cái mã km?????</text:p>
          </table:table-cell>
          <table:table-cell/>
        </table:table-row>
        <table:table-row table:style-name="ro1">
          <table:table-cell office:value-type="string" calcext:value-type="string">
            <text:p>sản phẩm tốt, nhưng là m331 silent chứ không phải plus, hàng tồn 2017. mua lần đầu mua tiki trading thấy bị lừa như thế này</text:p>
          </table:table-cell>
          <table:table-cell/>
        </table:table-row>
        <table:table-row table:style-name="ro1">
          <table:table-cell office:value-type="string" calcext:value-type="string">
            <text:p>sản phẩm tương ứng với giá tiền, tốc độ đọc ghi rất chậm.</text:p>
          </table:table-cell>
          <table:table-cell/>
        </table:table-row>
        <table:table-row table:style-name="ro4">
          <table:table-cell office:value-type="string" calcext:value-type="string">
            <text:p>sản phẩm tuy nguyên seal, nhưng khi lắp ổ cứng vào có tiếng ọt ẹt 1 bên chắc chắn bên còn lại thì không chắc chắn, tốc độ đọc ghi không cao. mặt sau đuôi box không khít, dư 1 ít. tiki hỗ trợ đổi hàng nhé.</text:p>
          </table:table-cell>
          <table:table-cell/>
        </table:table-row>
        <table:table-row table:style-name="ro1">
          <table:table-cell office:value-type="string" calcext:value-type="string">
            <text:p>sản phẩm usb kingston dt100g3 32gb usb 3.0 <text:s/>tuy hạ giá nhưng chất lượng quá thấp</text:p>
          </table:table-cell>
          <table:table-cell/>
        </table:table-row>
        <table:table-row table:style-name="ro1">
          <table:table-cell office:value-type="string" calcext:value-type="string">
            <text:p>sản phẩm vẫn bình thường, những điều không bình thường là đến nay tôi vẫn chưa nhận được hoá đơn gtgt, có trục trặc gì vậy?</text:p>
          </table:table-cell>
          <table:table-cell/>
        </table:table-row>
        <table:table-row table:style-name="ro4">
          <table:table-cell office:value-type="string" calcext:value-type="string">
            <text:p>sản phẩm vô cùng tệ, 3 mức dpi 800 1000 1600 rõ ràng là sai hoàn toàn (mình đã đo với chuột gaming logitech g102) , chuột khác là lag. mình mong shop sẽ đổi lại chuột cho mình. mình xin cám ơn !</text:p>
          </table:table-cell>
          <table:table-cell/>
        </table:table-row>
        <table:table-row table:style-name="ro1">
          <table:table-cell office:value-type="string" calcext:value-type="string">
            <text:p>sản phẩm vừa mua 20/2/2020 mà dán tem 09/2019, chất lượng chưa kịp test</text:p>
          </table:table-cell>
          <table:table-cell/>
        </table:table-row>
        <table:table-row table:style-name="ro1">
          <table:table-cell office:value-type="string" calcext:value-type="string">
            <text:p>sản phẩm vừa mua về day đứt</text:p>
          </table:table-cell>
          <table:table-cell/>
        </table:table-row>
        <table:table-row table:style-name="ro1">
          <table:table-cell office:value-type="string" calcext:value-type="string">
            <text:p>sản phẩm vừa nhận túc thì . rất dởm. chưa xài đã bể</text:p>
          </table:table-cell>
          <table:table-cell/>
        </table:table-row>
        <table:table-row table:style-name="ro1">
          <table:table-cell office:value-type="string" calcext:value-type="string">
            <text:p>sản phẩm xài thật sự rất dỏm. mới mua về xài chưa được 1 tháng thì đã hư không thể nghe được???</text:p>
          </table:table-cell>
          <table:table-cell/>
        </table:table-row>
        <table:table-row table:style-name="ro1">
          <table:table-cell office:value-type="string" calcext:value-type="string">
            <text:p>sản phẩm. đóng gói về tới nhà mở ra test wiffi cách xa chỉ 5m k bắt đc gọi cho nhân viên hỗ trợ tikki bảo tí có người hỗ trợ gọi lại. không thấy 1 cuộc gọi làm ăn. không hài lòng</text:p>
          </table:table-cell>
          <table:table-cell/>
        </table:table-row>
        <table:table-row table:style-name="ro1">
          <table:table-cell office:value-type="string" calcext:value-type="string">
            <text:p>sản phẩn bàn phím đèn mà không sáng đèn là sao</text:p>
          </table:table-cell>
          <table:table-cell/>
        </table:table-row>
        <table:table-row table:style-name="ro1">
          <table:table-cell office:value-type="string" calcext:value-type="string">
            <text:p>sản phẩn ko kích hoạt dc và xước giống với dt đã qua sử dụng đã yêu cầu gửi về bảo hành</text:p>
          </table:table-cell>
          <table:table-cell/>
        </table:table-row>
        <table:table-row table:style-name="ro1">
          <table:table-cell office:value-type="string" calcext:value-type="string">
            <text:p>sáng nay mới nhận em này về, mà không thấy có tem bảo hành gì hết, không biết có vấn đề thì bảo hành sao đây ???</text:p>
          </table:table-cell>
          <table:table-cell/>
        </table:table-row>
        <table:table-row table:style-name="ro1">
          <table:table-cell office:value-type="string" calcext:value-type="string">
            <text:p>sáng nay nhận 2 món này nhưng usb không nhận tín hiệu, đã cắm vào pc và 2 laptop. mất 2h cài đủ driver trên mạng nhưng vẫn không được.</text:p>
          </table:table-cell>
          <table:table-cell/>
        </table:table-row>
        <table:table-row table:style-name="ro1">
          <table:table-cell office:value-type="string" calcext:value-type="string">
            <text:p>sao 2cai mic hat hu <text:s/>wa z</text:p>
          </table:table-cell>
          <table:table-cell/>
        </table:table-row>
        <table:table-row table:style-name="ro1">
          <table:table-cell office:value-type="string" calcext:value-type="string">
            <text:p>sao bạn giao mình bỏ tay nghe mà k có ruột</text:p>
          </table:table-cell>
          <table:table-cell/>
        </table:table-row>
        <table:table-row table:style-name="ro1">
          <table:table-cell office:value-type="string" calcext:value-type="string">
            <text:p>sao bên tiki nói chông nước giờ lại canh bao tranh xa nước là sao ac giai thích cho em voi</text:p>
          </table:table-cell>
          <table:table-cell/>
        </table:table-row>
        <table:table-row table:style-name="ro1">
          <table:table-cell office:value-type="string" calcext:value-type="string">
            <text:p>sao chỉ có cái vỏ ko</text:p>
          </table:table-cell>
          <table:table-cell/>
        </table:table-row>
        <table:table-row table:style-name="ro1">
          <table:table-cell office:value-type="string" calcext:value-type="string">
            <text:p>sao chỉ có một bên nghe còn bên kia không hoạt động vậy???</text:p>
          </table:table-cell>
          <table:table-cell/>
        </table:table-row>
        <table:table-row table:style-name="ro1">
          <table:table-cell office:value-type="string" calcext:value-type="string">
            <text:p>sao chỉ thấy đèn nháy đỏ mà k vào dc mạng vậy</text:p>
          </table:table-cell>
          <table:table-cell/>
        </table:table-row>
        <table:table-row table:style-name="ro1">
          <table:table-cell office:value-type="string" calcext:value-type="string">
            <text:p>sao chuột đỏ mà bàn phím ko đỏ vậy ạ. ko biết cài ở đau luôn</text:p>
          </table:table-cell>
          <table:table-cell/>
        </table:table-row>
        <table:table-row table:style-name="ro1">
          <table:table-cell office:value-type="string" calcext:value-type="string">
            <text:p>sao của mình thấp ghê nhỉ, mới chỉ được một nửa quảng cáo thôi, không lẽ hack nhau nhỉ???</text:p>
          </table:table-cell>
          <table:table-cell/>
        </table:table-row>
        <table:table-row table:style-name="ro1">
          <table:table-cell office:value-type="string" calcext:value-type="string">
            <text:p>sao đang hát nó cứ nói cái nhảm nhí gì vậy shop.nhét thẻ nhớ vào đang hát thì lại nói</text:p>
          </table:table-cell>
          <table:table-cell/>
        </table:table-row>
        <table:table-row table:style-name="ro1">
          <table:table-cell office:value-type="string" calcext:value-type="string">
            <text:p>sao đặt màu đen lại giao màu trắng vậy shop. em cần lời giải thích.</text:p>
          </table:table-cell>
          <table:table-cell/>
        </table:table-row>
        <table:table-row table:style-name="ro1">
          <table:table-cell office:value-type="string" calcext:value-type="string">
            <text:p>sao dùng được một lúc nó lại tịt không kêu nữa vậy</text:p>
          </table:table-cell>
          <table:table-cell/>
        </table:table-row>
        <table:table-row table:style-name="ro1">
          <table:table-cell office:value-type="string" calcext:value-type="string">
            <text:p>sao e đặt bút gần tuần nhưng chưa thấy giao ạ nó còn chưa đóng gói <text:s/></text:p>
          </table:table-cell>
          <table:table-cell/>
        </table:table-row>
        <table:table-row table:style-name="ro1" table:visibility="filter">
          <table:table-cell office:value-type="string" calcext:value-type="string">
            <text:p>sao e đặt bút gần tuần nhưng chưa thấy giao ạ nó còn chưa đóng gói <text:s/></text:p>
          </table:table-cell>
          <table:table-cell/>
        </table:table-row>
        <table:table-row table:style-name="ro1">
          <table:table-cell office:value-type="string" calcext:value-type="string">
            <text:p>sao em k vào đc hả mọi ng ơi .giúp em vs ạ. rm mua xong cài đặt mấy lần xong nó bảo mật khuẩu sai là sao ạ</text:p>
          </table:table-cell>
          <table:table-cell/>
        </table:table-row>
        <table:table-row table:style-name="ro1">
          <table:table-cell office:value-type="string" calcext:value-type="string">
            <text:p>sao em mua về dùng được vài ngày thì bị hư ko nghe thấy j vậy ạ</text:p>
          </table:table-cell>
          <table:table-cell/>
        </table:table-row>
        <table:table-row table:style-name="ro1">
          <table:table-cell office:value-type="string" calcext:value-type="string">
            <text:p>sao giao sai màu chọn vậy shop</text:p>
          </table:table-cell>
          <table:table-cell/>
        </table:table-row>
        <table:table-row table:style-name="ro1">
          <table:table-cell office:value-type="string" calcext:value-type="string">
            <text:p>sao giờ tai nghe chỉ kết nối được một cái vậy</text:p>
          </table:table-cell>
          <table:table-cell/>
        </table:table-row>
        <table:table-row table:style-name="ro1">
          <table:table-cell office:value-type="string" calcext:value-type="string">
            <text:p>sao hk co data zay shop hk len mang dc <text:s/>kich hoat xong hk xai dc xin cach họng dan di shop hơi that vong</text:p>
          </table:table-cell>
          <table:table-cell/>
        </table:table-row>
        <table:table-row table:style-name="ro1">
          <table:table-cell office:value-type="string" calcext:value-type="string">
            <text:p>sao k kết nối đc <text:s text:c="3"/>kết nối xg lại k hiện wifi là thế nào</text:p>
          </table:table-cell>
          <table:table-cell/>
        </table:table-row>
        <table:table-row table:style-name="ro1">
          <table:table-cell office:value-type="string" calcext:value-type="string">
            <text:p>sao kết nối đc 1 cái v</text:p>
          </table:table-cell>
          <table:table-cell/>
        </table:table-row>
        <table:table-row table:style-name="ro1">
          <table:table-cell office:value-type="string" calcext:value-type="string">
            <text:p>sao khi copy dữ liệu, tốc độ copy dữ liệu không ổn định. tốc độ copy file từ 0 lên 21mb/s rồi lại về 0 rồi lên lại và cứ như vậy. vậy đây là sản phẩm lỗi hay sao vậy?</text:p>
          </table:table-cell>
          <table:table-cell/>
        </table:table-row>
        <table:table-row table:style-name="ro1">
          <table:table-cell office:value-type="string" calcext:value-type="string">
            <text:p>sao khi mua về sạc bị nóng với lại lâu vào pin thế ạ</text:p>
          </table:table-cell>
          <table:table-cell/>
        </table:table-row>
        <table:table-row table:style-name="ro1">
          <table:table-cell office:value-type="string" calcext:value-type="string">
            <text:p>sao không có dây. ở hình có dây kết nối mà giao hàng ko có</text:p>
          </table:table-cell>
          <table:table-cell/>
        </table:table-row>
        <table:table-row table:style-name="ro1">
          <table:table-cell office:value-type="string" calcext:value-type="string">
            <text:p>sao không kết nối được với đầu thu ki thuật số dv3 vậy. toi đã nhận được hàng</text:p>
          </table:table-cell>
          <table:table-cell/>
        </table:table-row>
        <table:table-row table:style-name="ro1">
          <table:table-cell office:value-type="string" calcext:value-type="string">
            <text:p>sao khong kick hoat dc shop</text:p>
          </table:table-cell>
          <table:table-cell/>
        </table:table-row>
        <table:table-row table:style-name="ro1">
          <table:table-cell office:value-type="string" calcext:value-type="string">
            <text:p>sao ko có cái nhựa trắng móc vào tai ạ</text:p>
          </table:table-cell>
          <table:table-cell/>
        </table:table-row>
        <table:table-row table:style-name="ro1">
          <table:table-cell office:value-type="string" calcext:value-type="string">
            <text:p>sao ko kết nối dc bluetooh vậy shop, thiệt là quá thất vọng mà, làm sao để đổi hàng đây shop, chứ mua mà ko dùng dc thiệt buồn</text:p>
          </table:table-cell>
          <table:table-cell/>
        </table:table-row>
        <table:table-row table:style-name="ro1">
          <table:table-cell office:value-type="string" calcext:value-type="string">
            <text:p>sao ko kết nối dk lúc bật cứ kêu ri rỉ yêu cầu đổi hàng <text:s text:c="4"/></text:p>
          </table:table-cell>
          <table:table-cell/>
        </table:table-row>
        <table:table-row table:style-name="ro1">
          <table:table-cell office:value-type="string" calcext:value-type="string">
            <text:p>sao lại không có mực vậy shop. in ra trắng tinh vậy</text:p>
          </table:table-cell>
          <table:table-cell/>
        </table:table-row>
        <table:table-row table:style-name="ro1">
          <table:table-cell office:value-type="string" calcext:value-type="string">
            <text:p>sao lấy ra ko lên đèn mà sạc ko lên <text:s/>đèn</text:p>
          </table:table-cell>
          <table:table-cell/>
        </table:table-row>
        <table:table-row table:style-name="ro1">
          <table:table-cell office:value-type="string" calcext:value-type="string">
            <text:p>sao lúc kiểm tra hàng thì nghe được xong sạc pin mà k khởi động được luôn vậy??? đổi trả sao đây</text:p>
          </table:table-cell>
          <table:table-cell/>
        </table:table-row>
        <table:table-row table:style-name="ro1">
          <table:table-cell office:value-type="string" calcext:value-type="string">
            <text:p>sao lúc nào cũng màu đỏ hiện lên</text:p>
          </table:table-cell>
          <table:table-cell/>
        </table:table-row>
        <table:table-row table:style-name="ro1">
          <table:table-cell office:value-type="string" calcext:value-type="string">
            <text:p>sao ma không nói với điện thoại dc vay</text:p>
          </table:table-cell>
          <table:table-cell/>
        </table:table-row>
        <table:table-row table:style-name="ro1">
          <table:table-cell office:value-type="string" calcext:value-type="string">
            <text:p>sao màn hình của mình bị sọc vậy . . có bảo hành hay đổi trả j ko</text:p>
          </table:table-cell>
          <table:table-cell/>
        </table:table-row>
        <table:table-row table:style-name="ro1">
          <table:table-cell office:value-type="string" calcext:value-type="string">
            <text:p>sao màn hình mới nhận đã bị sọc đen v shop?</text:p>
          </table:table-cell>
          <table:table-cell/>
        </table:table-row>
        <table:table-row table:style-name="ro1">
          <table:table-cell office:value-type="string" calcext:value-type="string">
            <text:p>sao máy đt mở <text:s/>nguồn len sao không lên màng hình <text:s/>vậy</text:p>
          </table:table-cell>
          <table:table-cell/>
        </table:table-row>
        <table:table-row table:style-name="ro1">
          <table:table-cell office:value-type="string" calcext:value-type="string">
            <text:p>sao mh sac ko thay đen sang ma mh tim nut nguon chang thay dau ca</text:p>
          </table:table-cell>
          <table:table-cell/>
        </table:table-row>
        <table:table-row table:style-name="ro1">
          <table:table-cell office:value-type="string" calcext:value-type="string">
            <text:p>sao mic ko hoạt động được vậy shop?hỗ trợ cho tôi với?</text:p>
          </table:table-cell>
          <table:table-cell/>
        </table:table-row>
        <table:table-row table:style-name="ro1">
          <table:table-cell office:value-type="string" calcext:value-type="string">
            <text:p>sao mình bỏ vào box mà nó ko nhận ổ cứng mà chỉ nhận box ko ah shop</text:p>
          </table:table-cell>
          <table:table-cell/>
        </table:table-row>
        <table:table-row table:style-name="ro1">
          <table:table-cell office:value-type="string" calcext:value-type="string">
            <text:p>sao mình cắm vào máy tính mà chuột k sáng? k dùng đc</text:p>
          </table:table-cell>
          <table:table-cell/>
        </table:table-row>
        <table:table-row table:style-name="ro1" table:visibility="filter">
          <table:table-cell office:value-type="string" calcext:value-type="string">
            <text:p>sao mình cắm vào máy tính mà chuột k sáng? k dùng đc</text:p>
          </table:table-cell>
          <table:table-cell/>
        </table:table-row>
        <table:table-row table:style-name="ro1">
          <table:table-cell office:value-type="string" calcext:value-type="string">
            <text:p>sao mình cắm vào máy tính thấy nó hiện thiết bị loa của mình nhưng bấm kết nối thì không kết nối được với loa mình dù đã hiện trên máy là kết nối</text:p>
          </table:table-cell>
          <table:table-cell/>
        </table:table-row>
        <table:table-row table:style-name="ro1">
          <table:table-cell office:value-type="string" calcext:value-type="string">
            <text:p>sao mình đặt cáp basesus đỏ mà giao cáp intercom đen ? shop làm ăn kiểu gì vậy ?</text:p>
          </table:table-cell>
          <table:table-cell/>
        </table:table-row>
        <table:table-row table:style-name="ro1">
          <table:table-cell office:value-type="string" calcext:value-type="string">
            <text:p>sao mình đeo 1 thời gian thì không kết nối bluetooth được</text:p>
          </table:table-cell>
          <table:table-cell/>
        </table:table-row>
        <table:table-row table:style-name="ro1">
          <table:table-cell office:value-type="string" calcext:value-type="string">
            <text:p>sao mình kết nối kg dk vậy</text:p>
          </table:table-cell>
          <table:table-cell/>
        </table:table-row>
        <table:table-row table:style-name="ro1">
          <table:table-cell office:value-type="string" calcext:value-type="string">
            <text:p>sao mình kết nối nghe được bên phải, bên trái không kết nối được, có phải lỗi k ạ</text:p>
          </table:table-cell>
          <table:table-cell/>
        </table:table-row>
        <table:table-row table:style-name="ro1">
          <table:table-cell office:value-type="string" calcext:value-type="string">
            <text:p>sao mình kết nối với tai nghe bluetooth không được, dù đã thử kết nối mấy ngày nay rồi</text:p>
          </table:table-cell>
          <table:table-cell/>
        </table:table-row>
        <table:table-row table:style-name="ro1">
          <table:table-cell office:value-type="string" calcext:value-type="string">
            <text:p>sao mình không thể chuyển sang tiếng việt được nhỉ.???</text:p>
          </table:table-cell>
          <table:table-cell/>
        </table:table-row>
        <table:table-row table:style-name="ro1">
          <table:table-cell office:value-type="string" calcext:value-type="string">
            <text:p>sao mình mua con chuột m590 . rồi gắn đầu usb kèm theo vào máy tính, rồi nhưng con chuột không sài được. mong hổ trợ dù cho mình</text:p>
          </table:table-cell>
          <table:table-cell/>
        </table:table-row>
        <table:table-row table:style-name="ro1">
          <table:table-cell office:value-type="string" calcext:value-type="string">
            <text:p>sao mình mua về không nghe được nhĩ. khi cắm tai nghe máy vẫn hiện là đã cắm tai nghe nhưng lại không nghe tiếng.</text:p>
          </table:table-cell>
          <table:table-cell/>
        </table:table-row>
        <table:table-row table:style-name="ro1">
          <table:table-cell office:value-type="string" calcext:value-type="string">
            <text:p>sao mình mua về trong gói có ốc vít đi kèm nhưng mất mặt nạ. vỏ <text:s/>hộp có dấu hiệu tháo ra và dùng kim bấm bấm lại???</text:p>
          </table:table-cell>
          <table:table-cell/>
        </table:table-row>
        <table:table-row table:style-name="ro1">
          <table:table-cell office:value-type="string" calcext:value-type="string">
            <text:p>sao moi mua ma gio khong hat duoc nua roi</text:p>
          </table:table-cell>
          <table:table-cell/>
        </table:table-row>
        <table:table-row table:style-name="ro1">
          <table:table-cell office:value-type="string" calcext:value-type="string">
            <text:p>sao mới mua tai phone này về thử lên đèn mà ko lên nhạc ạ mong tiki xem bài</text:p>
          </table:table-cell>
          <table:table-cell/>
        </table:table-row>
        <table:table-row table:style-name="ro1">
          <table:table-cell office:value-type="string" calcext:value-type="string">
            <text:p>sao mot cap chi nghe co 1 cai vay shop</text:p>
          </table:table-cell>
          <table:table-cell/>
        </table:table-row>
        <table:table-row table:style-name="ro1">
          <table:table-cell office:value-type="string" calcext:value-type="string">
            <text:p>sao mua dùng đc 2 ngày hư là sao</text:p>
          </table:table-cell>
          <table:table-cell/>
        </table:table-row>
        <table:table-row table:style-name="ro1">
          <table:table-cell office:value-type="string" calcext:value-type="string">
            <text:p>sao mua kms 1 lại gửi kms 2. đề nghị đổi lại sp cho mình</text:p>
          </table:table-cell>
          <table:table-cell/>
        </table:table-row>
        <table:table-row table:style-name="ro1">
          <table:table-cell office:value-type="string" calcext:value-type="string">
            <text:p>sao mua về ko dùng được là sao?</text:p>
          </table:table-cell>
          <table:table-cell/>
        </table:table-row>
        <table:table-row table:style-name="ro1">
          <table:table-cell office:value-type="string" calcext:value-type="string">
            <text:p>sao mua về mà ko có tài nghe</text:p>
          </table:table-cell>
          <table:table-cell/>
        </table:table-row>
        <table:table-row table:style-name="ro1">
          <table:table-cell office:value-type="string" calcext:value-type="string">
            <text:p>sao nghe đc có 1 bên tai</text:p>
          </table:table-cell>
          <table:table-cell/>
        </table:table-row>
        <table:table-row table:style-name="ro1">
          <table:table-cell office:value-type="string" calcext:value-type="string">
            <text:p>sao nghe dc có 1 bên vậy bán vậy sao người ta đám mua nữa</text:p>
          </table:table-cell>
          <table:table-cell/>
        </table:table-row>
        <table:table-row table:style-name="ro4">
          <table:table-cell office:value-type="string" calcext:value-type="string">
            <text:p>sao nhắn tin kích hoạt thì không được gọi cho nhà mạng vina thì họ bảo là sim đã hết hạn sử dụng,nếu muốn tiếp tục sử dụng thì phải nạp 500k vào,sim vừa mua xong h chỉ mong 1 câu trả lời thích đáng</text:p>
          </table:table-cell>
          <table:table-cell/>
        </table:table-row>
        <table:table-row table:style-name="ro1">
          <table:table-cell office:value-type="string" calcext:value-type="string">
            <text:p>sao nhanh hết <text:s/>pin vậy</text:p>
          </table:table-cell>
          <table:table-cell/>
        </table:table-row>
        <table:table-row table:style-name="ro1">
          <table:table-cell office:value-type="string" calcext:value-type="string">
            <text:p>sao nói tặng 3gb mổi ngày ,, sài hết lại bắt dk gói khác ,, 90gb mổi tháng đâu ,,tui sẽ đem thông tin này đến vnpt xem họ sẽ nói gì ,,,lừa nhau vừa thôi</text:p>
          </table:table-cell>
          <table:table-cell/>
        </table:table-row>
        <table:table-row table:style-name="ro1">
          <table:table-cell office:value-type="string" calcext:value-type="string">
            <text:p>sao o co cái móc để gắn moc khoa vay , rui lay cai gi ma gan vao moc khoa</text:p>
          </table:table-cell>
          <table:table-cell/>
        </table:table-row>
        <table:table-row table:style-name="ro1">
          <table:table-cell office:value-type="string" calcext:value-type="string">
            <text:p>sao pin cứ đứng ở 63% vậy shop</text:p>
          </table:table-cell>
          <table:table-cell/>
        </table:table-row>
        <table:table-row table:style-name="ro1">
          <table:table-cell office:value-type="string" calcext:value-type="string">
            <text:p>sao sạc mà nó nóng như cục than vậy có ae nào bị không? t mới mua và nhận hàng hôm qua</text:p>
          </table:table-cell>
          <table:table-cell/>
        </table:table-row>
        <table:table-row table:style-name="ro1">
          <table:table-cell office:value-type="string" calcext:value-type="string">
            <text:p>sao sạc pin cho nó thì k dc vậy. cứ chóp chóp đèn để hơn nửa ngày mà đèn led k lên thêm mức nào. tư vấn cho mình nhé tiki.</text:p>
          </table:table-cell>
          <table:table-cell/>
        </table:table-row>
        <table:table-row table:style-name="ro1">
          <table:table-cell office:value-type="string" calcext:value-type="string">
            <text:p>sao sạc pin mà hộp thì 100%, còn tai phone thì lúc nào cũng chỉ 13%, ko sạc được hay sao vậy? hỗ trợ giúp mình. cám ơn</text:p>
          </table:table-cell>
          <table:table-cell/>
        </table:table-row>
        <table:table-row table:style-name="ro1">
          <table:table-cell office:value-type="string" calcext:value-type="string">
            <text:p>sao sạc và máy lại nóng thế shop.pin có vấn đề à</text:p>
          </table:table-cell>
          <table:table-cell/>
        </table:table-row>
        <table:table-row table:style-name="ro1">
          <table:table-cell office:value-type="string" calcext:value-type="string">
            <text:p>sao tai nghe bên phải k báo đèn với k nghe được ạ</text:p>
          </table:table-cell>
          <table:table-cell/>
        </table:table-row>
        <table:table-row table:style-name="ro1">
          <table:table-cell office:value-type="string" calcext:value-type="string">
            <text:p>sao tai nghe kết nối bluetooth rồi mà không nghe được vậy</text:p>
          </table:table-cell>
          <table:table-cell/>
        </table:table-row>
        <table:table-row table:style-name="ro1">
          <table:table-cell office:value-type="string" calcext:value-type="string">
            <text:p>sao tại nghe lại fai kết nối bluetooth, minh muons doi lai cai can vao la nghe duoc</text:p>
          </table:table-cell>
          <table:table-cell/>
        </table:table-row>
        <table:table-row table:style-name="ro1">
          <table:table-cell office:value-type="string" calcext:value-type="string">
            <text:p>sao thấy nhận xét là hàng sx o hàn quốc nhưng mình lại nhận hàng sx china?</text:p>
          </table:table-cell>
          <table:table-cell/>
        </table:table-row>
        <table:table-row table:style-name="ro1">
          <table:table-cell office:value-type="string" calcext:value-type="string">
            <text:p>sao tốc độ như thế này vậy tiki? mình gửi mail thắc mắc không thấy bên bán hàng tra lời.</text:p>
          </table:table-cell>
          <table:table-cell/>
        </table:table-row>
        <table:table-row table:style-name="ro1">
          <table:table-cell office:value-type="string" calcext:value-type="string">
            <text:p>sao tôi cắm chỉ báo 119,24 gb nhỉ. trong khi thoòng tin là 128 gb. tôi lại đi mua hộ. ngại wa</text:p>
          </table:table-cell>
          <table:table-cell/>
        </table:table-row>
        <table:table-row table:style-name="ro1">
          <table:table-cell office:value-type="string" calcext:value-type="string">
            <text:p>sao tôi chị thấy mỗi cái túi cao sự này tai phôn đâu lừa đạo ào</text:p>
          </table:table-cell>
          <table:table-cell/>
        </table:table-row>
        <table:table-row table:style-name="ro1">
          <table:table-cell office:value-type="string" calcext:value-type="string">
            <text:p>sao tôi mua sản phẩm đồng hồ thông minh x6 nhưng về mở nguồn ko lên xin tư vấn cho tôi a</text:p>
          </table:table-cell>
          <table:table-cell/>
        </table:table-row>
        <table:table-row table:style-name="ro1">
          <table:table-cell office:value-type="string" calcext:value-type="string">
            <text:p>sao tôi nhận được hàng rồi mà màn hình đen thui sạc củng chả thấy vô pin mong tiki phản hồi som giúp</text:p>
          </table:table-cell>
          <table:table-cell/>
        </table:table-row>
        <table:table-row table:style-name="ro1">
          <table:table-cell office:value-type="string" calcext:value-type="string">
            <text:p>sát kg vo mau hét bin hay bi lỏi song</text:p>
          </table:table-cell>
          <table:table-cell/>
        </table:table-row>
        <table:table-row table:style-name="ro1">
          <table:table-cell office:value-type="string" calcext:value-type="string">
            <text:p>săt pin k lên sop này lamt ăn kỳ vá</text:p>
          </table:table-cell>
          <table:table-cell/>
        </table:table-row>
        <table:table-row table:style-name="ro1">
          <table:table-cell office:value-type="string" calcext:value-type="string">
            <text:p>sau 1 năm sự dụng đã hư 1 bên port sạc. chỉ còn dc 1 bên</text:p>
          </table:table-cell>
          <table:table-cell/>
        </table:table-row>
        <table:table-row table:style-name="ro1">
          <table:table-cell office:value-type="string" calcext:value-type="string">
            <text:p>sau 1 năm sử dụng. thẻ nhớ vẫn lưu được ảnh nhưng ko xóa đc <text:s/>độ bền thẻ nhớ ko ổn. ko chết nhưng bị lỗi</text:p>
          </table:table-cell>
          <table:table-cell/>
        </table:table-row>
        <table:table-row table:style-name="ro1">
          <table:table-cell office:value-type="string" calcext:value-type="string">
            <text:p>sau 1 tháng, tai nghe bên trái bị hư không rõ lí do đã mua dòng sản phẩm này 2 lần, kết quả đều như nhau</text:p>
          </table:table-cell>
          <table:table-cell/>
        </table:table-row>
        <table:table-row table:style-name="ro1">
          <table:table-cell office:value-type="string" calcext:value-type="string">
            <text:p>sau 1 tuần sử dụng mình gặp một số vấn đề liên quan <text:s text:c="2"/>máy bắt sóng wifi, sóng 5g, mạng di động kém <text:s text:c="2"/>pin tiêu hao nhanh <text:s text:c="2"/>máy lâu lâu hay treo</text:p>
          </table:table-cell>
          <table:table-cell/>
        </table:table-row>
        <table:table-row table:style-name="ro1">
          <table:table-cell office:value-type="string" calcext:value-type="string">
            <text:p>sau 1 tuần sử dụng thì bị lỗi không nhận sạc tai nghe bên trái, không kết nối được bluetooth. mong shop hỗ trợ.</text:p>
          </table:table-cell>
          <table:table-cell/>
        </table:table-row>
        <table:table-row table:style-name="ro1">
          <table:table-cell office:value-type="string" calcext:value-type="string">
            <text:p>sau 15 ngày mới nhận đc hàng. quên mất là hàng j nữa. <text:s/>đợt này tiki giao hàng siêu chậm luôn. ko biết là lỗi bên tiki hay bên đối tác nữa. tiki cần khắc phục......</text:p>
          </table:table-cell>
          <table:table-cell/>
        </table:table-row>
        <table:table-row table:style-name="ro1">
          <table:table-cell office:value-type="string" calcext:value-type="string">
            <text:p>sau 2 ngày sử dụng thì 1 bên không nghe được nữa</text:p>
          </table:table-cell>
          <table:table-cell/>
        </table:table-row>
        <table:table-row table:style-name="ro1">
          <table:table-cell office:value-type="string" calcext:value-type="string">
            <text:p>sau 2 tháng sử dụng (mình dùng rất ít), thì chuột này của mình không thể kết nối đc máy tính mac của mình???</text:p>
          </table:table-cell>
          <table:table-cell/>
        </table:table-row>
        <table:table-row table:style-name="ro1" table:visibility="filter">
          <table:table-cell office:value-type="string" calcext:value-type="string">
            <text:p>sau 2 tháng sử dụng (mình dùng rất ít), thì chuột này của mình không thể kết nối đc máy tính mac của mình???</text:p>
          </table:table-cell>
          <table:table-cell/>
        </table:table-row>
        <table:table-row table:style-name="ro1">
          <table:table-cell office:value-type="string" calcext:value-type="string">
            <text:p>sau 2 tuần sử dụng thì tai nghe không thể kết nối 2 tai nghe cùng lúc. 1 sao. chất lượng âm thanh tạm ổn</text:p>
          </table:table-cell>
          <table:table-cell/>
        </table:table-row>
        <table:table-row table:style-name="ro1">
          <table:table-cell office:value-type="string" calcext:value-type="string">
            <text:p>sau 4 tháng sử dụng không coppy + del + format được usb nữa</text:p>
          </table:table-cell>
          <table:table-cell/>
        </table:table-row>
        <table:table-row table:style-name="ro1">
          <table:table-cell office:value-type="string" calcext:value-type="string">
            <text:p>sau 7 tháng xài thì thẻ xuất hiện tình trạng lỗi đọc thẻ chậm và không thể lưu trữ được nữa coi như bỏ luôn phải mua thẻ mới khác . cảm thấy chất lượng không tốt cho lắm</text:p>
          </table:table-cell>
          <table:table-cell/>
        </table:table-row>
        <table:table-row table:style-name="ro4">
          <table:table-cell office:value-type="string" calcext:value-type="string">
            <text:p>sau 9 tháng sử dụng, chân sạc khá yếu, rút ra rút vào nhiều bị lỏng, tiếp điện kém, sạc chập chờn, 1 cổng sạc hỏng, 1 cổng chập chờn. chất lượng rất kém. thất vọng về sạc anker.</text:p>
          </table:table-cell>
          <table:table-cell/>
        </table:table-row>
        <table:table-row table:style-name="ro4">
          <table:table-cell office:value-type="string" calcext:value-type="string">
            <text:p>sau gần 6 tháng sử dụng. gặp 2 lỗi. 1, con lăn chuột bị cứng. 2, <text:s/>chuột trái bị double click. muốn bảo hành nhưng ko còn hộp và giấy bảo hành. không biết tôi có được bảo hành ko</text:p>
          </table:table-cell>
          <table:table-cell/>
        </table:table-row>
        <table:table-row table:style-name="ro3">
          <table:table-cell office:value-type="string" calcext:value-type="string">
            <text:p>sau hàng chục cái feedback của người mua về vấn đề đóng gói cẩu thả và một vài feedback gần đây có phần khởi sắc hơn. mình nghĩ tiki đã chịu lắng nghe và cải thiện cách đóng gói đồ điện tử nên mới quyết định mua ổ cứng ở đây. nhưng không. tiki vẫn làm theo cách của tiki như thường và dường như lờ đi và reply đánh giá của người mua hàng như một cái máy. sau khi tu mình đã từng mua đồ điện tử giá trị lớn trên tiki nhưng đây là lần khiến mình thất vọng nhất.</text:p>
          </table:table-cell>
          <table:table-cell/>
        </table:table-row>
        <table:table-row table:style-name="ro3">
          <table:table-cell office:value-type="string" calcext:value-type="string">
            <text:p>sau khi cài đặt theo hướng dẫn đã thành công, đã có cột sóng wifi mới mở rộng và báo hoàn thành, nhưng ko thể kết nối internet đc bằng cột sóng wifi mở rộng đó, đã thử reset và cài đặt bằng nhiều cách khác nhau, vẫn cho kết quả như vậy, ko hài lòng với sản phẩm và đã yêu cầu trả hàng với tiki ngay sau 1 ngày nhận hàng. rất mong tiki nhanh chóng cho tôi trả hàng và hoàn tiền. thanks</text:p>
          </table:table-cell>
          <table:table-cell/>
        </table:table-row>
        <table:table-row table:style-name="ro4">
          <table:table-cell office:value-type="string" calcext:value-type="string">
            <text:p>sau khi cài win10(có bản quyền), máy thường xuyên bị đứng bắt buộc phải nhấn giữ nút nguồn để tắt máy.</text:p>
            <text:p> đã dùng ổ 128g của samsung hoàn toàn không xảy ra hiện tượng này</text:p>
          </table:table-cell>
          <table:table-cell/>
        </table:table-row>
        <table:table-row table:style-name="ro1">
          <table:table-cell office:value-type="string" calcext:value-type="string">
            <text:p>sau khi cắm tai nghe vào jack, điện thoại không nhận tai nghe hay cap sạc</text:p>
          </table:table-cell>
          <table:table-cell/>
        </table:table-row>
        <table:table-row table:style-name="ro4">
          <table:table-cell office:value-type="string" calcext:value-type="string">
            <text:p>sau khi check, thì dung lượng không đúng với thực tế là 32gb, tôi muốn nhà cung cấp giải thích về vấn đề này. tôi đã bỏ ra một số tiền, thì nó phải có giá trị như đúng nhà cung cấp giới thiệu.</text:p>
          </table:table-cell>
          <table:table-cell/>
        </table:table-row>
        <table:table-row table:style-name="ro3">
          <table:table-cell office:value-type="string" calcext:value-type="string">
            <text:p>sau khi cho kết nối smart tivi, android box, smart phone, ipad ...chất lượng sóng wifi yếu..thỉnh thoảng châp chờn.. (thiết bị cách khoảng 3m cũng không nhận full sóng) hiện nay tôi đang sử dụng thiết bị cũ dlink dir 605l 2angten phát sóng còn mạnh, ổn định hơn sản phẩm vừa mua tp link archer c50 <text:s/>4angten. thiết bị phát wifi của nhà mạng viettel và dlink dir 605l dù để xa thiết bị nhưng chất lượng sóng wifi vẫn tốt, không chập chờn. tôi không hài lòng chất lượng sản phẩm này.</text:p>
          </table:table-cell>
          <table:table-cell/>
        </table:table-row>
        <table:table-row table:style-name="ro1">
          <table:table-cell office:value-type="string" calcext:value-type="string">
            <text:p>sau khi đã kết nối với wifi gốc thì wifi không vào được, cố gắng kết nối thì chỉ hiện dấu chấm than rồi biến mất, mong được tiki đổi trả hàng</text:p>
          </table:table-cell>
          <table:table-cell/>
        </table:table-row>
        <table:table-row table:style-name="ro1">
          <table:table-cell office:value-type="string" calcext:value-type="string">
            <text:p>sau khi dùng 4 tháng đang nghe nhạc tự dưng mất kết nối bluetooth sau khi kết nối lại thì nhạc lúc đc lúc k phải bấm nút enhancedbass liên tục khá bực mình</text:p>
          </table:table-cell>
          <table:table-cell/>
        </table:table-row>
        <table:table-row table:style-name="ro4">
          <table:table-cell office:value-type="string" calcext:value-type="string">
            <text:p>sau khi dùng được khoảng 2 tuần, tai nghe của mình dùng đc khoảng 10p là lại tự ngắt kết nối, khoảng 1 lúc sau lại kết nối lại. với cả tai không tự động sạc khi cho vào hộp, chỉ khi kết nối usb thì mới sạc</text:p>
          </table:table-cell>
          <table:table-cell/>
        </table:table-row>
        <table:table-row table:style-name="ro1">
          <table:table-cell office:value-type="string" calcext:value-type="string">
            <text:p>sau khi dùng hết 4gb tốc độ cao thì về tốc độ thường nhưng cái tốc độ thường thì thực ra là k có 1 tí mạng nào k thể dùng truy cập được . coi như vứt mất oan tiền</text:p>
          </table:table-cell>
          <table:table-cell/>
        </table:table-row>
        <table:table-row table:style-name="ro1">
          <table:table-cell office:value-type="string" calcext:value-type="string">
            <text:p>sau khi được hơn 1 tháng sử dụng thẻ bị lỗi, và khi format lại chỉ còn 0.03gb, không biết là thẻ có nguồn gốc ra sao đây??</text:p>
          </table:table-cell>
          <table:table-cell/>
        </table:table-row>
        <table:table-row table:style-name="ro1">
          <table:table-cell office:value-type="string" calcext:value-type="string">
            <text:p>sau khi kiểm tra tốc độ usb bằng phần mềm crystal disk mark thì bị lỗi this is write protected không thể nào format xoá dữ liệu đc mặc dù đã thử hết cách trên mạng</text:p>
          </table:table-cell>
          <table:table-cell/>
        </table:table-row>
        <table:table-row table:style-name="ro1">
          <table:table-cell office:value-type="string" calcext:value-type="string">
            <text:p>sau khi lắp, mình initialize ổ cứng thì bị lỗi như sau. mong tiki sớm liên hệ để đưa ra biện pháp khắc phục.</text:p>
          </table:table-cell>
          <table:table-cell/>
        </table:table-row>
        <table:table-row table:style-name="ro1">
          <table:table-cell office:value-type="string" calcext:value-type="string">
            <text:p>sau khi mua được 1 tuần thì apple watch như thế này !!!? <text:s/>mua tiki trending nguyên seal mà vậy ???</text:p>
          </table:table-cell>
          <table:table-cell/>
        </table:table-row>
        <table:table-row table:style-name="ro1">
          <table:table-cell office:value-type="string" calcext:value-type="string">
            <text:p>sau khi mua vừa sử dụng được vài giờ thì máy không nhận usb nữa</text:p>
          </table:table-cell>
          <table:table-cell/>
        </table:table-row>
        <table:table-row table:style-name="ro1">
          <table:table-cell office:value-type="string" calcext:value-type="string">
            <text:p>sau khi nhận hàng , đã test sản phẩm , nhưng sản phẩm lổi . không đúng như sản phẩm được mua</text:p>
          </table:table-cell>
          <table:table-cell/>
        </table:table-row>
        <table:table-row table:style-name="ro1">
          <table:table-cell office:value-type="string" calcext:value-type="string">
            <text:p>sau khi nhận tôi cho vào máy tính thì yêu cầu format nhưng không thực hiện đc <text:s text:c="2"/>&gt; không sử dụng đc. tôi đã giao lại cho nhân viên nhận để bảo hành.</text:p>
          </table:table-cell>
          <table:table-cell/>
        </table:table-row>
        <table:table-row table:style-name="ro1">
          <table:table-cell office:value-type="string" calcext:value-type="string">
            <text:p>sau khi quét mã vạch thì không dẫn đến liên kết nào để cài đặt cả.</text:p>
          </table:table-cell>
          <table:table-cell/>
        </table:table-row>
        <table:table-row table:style-name="ro1">
          <table:table-cell office:value-type="string" calcext:value-type="string">
            <text:p>sau khi sử dụng chưa được 1 tháng bình thường thì nút chuột phải có dấu hiệu liệt, phải bấm mạnh mới nhận. đề nghị đơn vị bán hàng phản hồi, giải quyết</text:p>
          </table:table-cell>
          <table:table-cell/>
        </table:table-row>
        <table:table-row table:style-name="ro4">
          <table:table-cell office:value-type="string" calcext:value-type="string">
            <text:p>sau khi xài 4 tháng thì chuột của mình bị double click, với tỉ lệ double click là &gt;90% số lần click. đây là con chuột bị double click sớm và tỉ lệ cao nhất mình từng sử dụng, thật không thể tin được!</text:p>
          </table:table-cell>
          <table:table-cell/>
        </table:table-row>
        <table:table-row table:style-name="ro4">
          <table:table-cell office:value-type="string" calcext:value-type="string">
            <text:p>sau khi xem một số phản hồi tốt từ khách hàng trước mình cũng đặt mua 1sp.hộp của đơn vị ship quá to, <text:s/>ổ cứng văng ra khỏi bì đi kèm của nhà sx. không có gì đi kèm như thông tin bảo hành hay hóa đơn nào. không hề có nilon chống sốc hay băng keo cố định. chưa test ổ cứng nên chưa có đánh giá. ưu điểm duy nhất là giao hàng nhanh.</text:p>
          </table:table-cell>
          <table:table-cell/>
        </table:table-row>
        <table:table-row table:style-name="ro4">
          <table:table-cell office:value-type="string" calcext:value-type="string">
            <text:p>sau khoảng 3 tháng sử dụng thì tai nghe bên trái hay bị lỗi, thường ngắt kết nối, bỏ vô hộp không sạc, bữa trức xài còn 37% bỏ vô hộp giờ tai bên phải 100% nhưng tai trái vẫn 37%. <text:s/>làm sao để bảo hành đây?</text:p>
          </table:table-cell>
          <table:table-cell/>
        </table:table-row>
        <table:table-row table:style-name="ro3">
          <table:table-cell office:value-type="string" calcext:value-type="string">
            <text:p>sau ki mua về, quay video được khoảng 15 phút thì máy nóng nhanh lên đến 47 degc, gửi bảo hành <text:s/>thì được trả lời là máy bình thường, biên bản có ghi máy nóng chấm hết. chính sách đổi trả rất chung chung. và vẫn gửi trả lại khách như thường. tốc độ xử lý video chậm, thu âm máy kém và âm thanh được thu nghe rất nhỏ. chỉ được cái chụp hình tạm được. cái này có compare với máy samsung j7. vần thu âm qua video kém xa j7</text:p>
          </table:table-cell>
          <table:table-cell/>
        </table:table-row>
        <table:table-row table:style-name="ro1">
          <table:table-cell office:value-type="string" calcext:value-type="string">
            <text:p>sau thời gian sử dụng 3 tháng thì máy không lên nguồn nữa. thật sự thất vọng về chất lượng <text:s/>về sản phẩm công nghệ mà tiki phân phối.</text:p>
          </table:table-cell>
          <table:table-cell/>
        </table:table-row>
        <table:table-row table:style-name="ro4">
          <table:table-cell office:value-type="string" calcext:value-type="string">
            <text:p>sau vài ngày sử dụng thì khi bắt được sóng khi không. khá là <text:s/>chập chờn và tốc độ truy cập thì rất tệ, không bằng những sản phẩm có tầm giá thấp hơn. đồng ý là giao hàng và bao bì rất đẹp, kĩ lưỡng. tốc độ download chỉ tầm 12mbps , upload tầm 22 mbps. nên chọn những sản phẩm khác giá mềm hơn</text:p>
          </table:table-cell>
          <table:table-cell/>
        </table:table-row>
        <table:table-row table:style-name="ro1">
          <table:table-cell office:value-type="string" calcext:value-type="string">
            <text:p>scroll quá nhạy nên thường bị scroll tùm lum, mình bỏ rồi không xài nữa.</text:p>
          </table:table-cell>
          <table:table-cell/>
        </table:table-row>
        <table:table-row table:style-name="ro1" table:visibility="filter">
          <table:table-cell office:value-type="string" calcext:value-type="string">
            <text:p>scroll quá nhạy nên thường bị scroll tùm lum, mình bỏ rồi không xài nữa.</text:p>
          </table:table-cell>
          <table:table-cell/>
        </table:table-row>
        <table:table-row table:style-name="ro1">
          <table:table-cell office:value-type="string" calcext:value-type="string">
            <text:p>sẽ không bao giờ mua hàng trên tiki nữa. khuyến mại mập mờ, không rõ ràng.</text:p>
          </table:table-cell>
          <table:table-cell/>
        </table:table-row>
        <table:table-row table:style-name="ro1">
          <table:table-cell office:value-type="string" calcext:value-type="string">
            <text:p>seri chuột và vỏ hộp không trùng nhau, tưởng là mấy người kia bị giao lỗi hóa ra tiki cố tình</text:p>
          </table:table-cell>
          <table:table-cell/>
        </table:table-row>
        <table:table-row table:style-name="ro4">
          <table:table-cell office:value-type="string" calcext:value-type="string">
            <text:p>service cực kỳ kém mới nhận máy, cắm sạc không lên pin. đơn hàng giao 2h, yêu cầu trả trong vòng 2h, tiki sevice báo xử lý trong vòng 23h và đổi trả 2 3 ngày? sẽ không mua nữa!</text:p>
          </table:table-cell>
          <table:table-cell/>
        </table:table-row>
        <table:table-row table:style-name="ro3">
          <table:table-cell office:value-type="string" calcext:value-type="string">
            <text:p>share ram cho gpu mất 2,1g, do vậy máy thực tế chỉ sử dụng được 5,9g ram. <text:s/>ổ cứng cũng chỉ có 477gb. đã gọi lên tổng đài asus và nhận được câu trả lời là chip amd nên thế. <text:s/>ram là dual 4+4. 1 thanh hàn chết nên nếu muốn nâng ram thì phải bỏ đi 1 thanh. không hiểu up to 16g kiểu gì khi mà tìm khắp nơi trên thế giới cũng không mua được cây ram 12g chỗ nào. lần này thực sự thất vọng về cách đưa và kiểm duyệt thông tin của tiki</text:p>
          </table:table-cell>
          <table:table-cell/>
        </table:table-row>
        <table:table-row table:style-name="ro1">
          <table:table-cell office:value-type="string" calcext:value-type="string">
            <text:p>ship sai sp. đổi trả quá lâu</text:p>
          </table:table-cell>
          <table:table-cell/>
        </table:table-row>
        <table:table-row table:style-name="ro1">
          <table:table-cell office:value-type="string" calcext:value-type="string">
            <text:p>ship thì nhanh cơ mà k hiểu shop làm gì đánh hộp là sạc cho iphone/ipad cơ mà đầu lại k phải là đầu dùng cho apple?? gọi đến store thì toàn tắt máy.</text:p>
          </table:table-cell>
          <table:table-cell/>
        </table:table-row>
        <table:table-row table:style-name="ro1">
          <table:table-cell office:value-type="string" calcext:value-type="string">
            <text:p>shop ăn tết kỹ quá, nửa tháng rồi từ lúc đặt đơn, qua tết 6 ngày vẫn chưa chuyển cho bên giao vận, shop huỷ hộ em để em đặt chỗ khác chứ khổ quá, em mua chứ có xin đâu</text:p>
          </table:table-cell>
          <table:table-cell/>
        </table:table-row>
        <table:table-row table:style-name="ro1">
          <table:table-cell office:value-type="string" calcext:value-type="string">
            <text:p>shop bán hàng ko uy tín j ca , mình mua cái 3 dâu ma lai đưa cái 2 dâu là sao , yêu cầu shop kiểm tra lại</text:p>
          </table:table-cell>
          <table:table-cell/>
        </table:table-row>
        <table:table-row table:style-name="ro4">
          <table:table-cell office:value-type="string" calcext:value-type="string">
            <text:p>shop bán kiểu gì thế, tui mua ngày 5 tháng 5, 6 tháng 5 có hàng. lắp sim vào thì sim bị kích hoạt trước 1 tháng là sao. buôn bán vậy ai dám mua lần 2 nữa, sim giao bị xướt nữa chứ</text:p>
          </table:table-cell>
          <table:table-cell/>
        </table:table-row>
        <table:table-row table:style-name="ro1">
          <table:table-cell office:value-type="string" calcext:value-type="string">
            <text:p>shop bán máy ko như quan cáo vai</text:p>
          </table:table-cell>
          <table:table-cell/>
        </table:table-row>
        <table:table-row table:style-name="ro1">
          <table:table-cell office:value-type="string" calcext:value-type="string">
            <text:p>shop cho e hỏi sao model bên mình k có chức năng thu xong phát ạ. e k tìm thấy</text:p>
          </table:table-cell>
          <table:table-cell/>
        </table:table-row>
        <table:table-row table:style-name="ro1">
          <table:table-cell office:value-type="string" calcext:value-type="string">
            <text:p>shop cho em hỏi bán cho em loại này kết nối iphone thì khó còn nghe đk bên ko nghe đk là sao</text:p>
          </table:table-cell>
          <table:table-cell/>
        </table:table-row>
        <table:table-row table:style-name="ro4">
          <table:table-cell office:value-type="string" calcext:value-type="string">
            <text:p>shop cho em hỏi là e có mua 1 sản phẩm tai nghe bluetooth i 12 nhưng bị lỗi 1 bên tai trái em có gọi điện và đc shop thu hồi vào ngày 6/4 đến nay là 14/4 vẫn chưa nhận đc hàng em mong shop giúp đỡ <text:s/>nhanh chóng hơn <text:s/>và hôm nào em nhận được sản phẩm ạ</text:p>
          </table:table-cell>
          <table:table-cell/>
        </table:table-row>
        <table:table-row table:style-name="ro1">
          <table:table-cell office:value-type="string" calcext:value-type="string">
            <text:p>shop cho hỏi sao mẫu lại khác. miếng đệm bị lệch.....</text:p>
          </table:table-cell>
          <table:table-cell/>
        </table:table-row>
        <table:table-row table:style-name="ro1">
          <table:table-cell office:value-type="string" calcext:value-type="string">
            <text:p>shop có cách nào đổi trả k chứ làm ăn vậy k ổn</text:p>
          </table:table-cell>
          <table:table-cell/>
        </table:table-row>
        <table:table-row table:style-name="ro1">
          <table:table-cell office:value-type="string" calcext:value-type="string">
            <text:p>shop có đảm bảo tốc độ đọc ghi là 300 <text:s/>400 ko nhỉ? vẫn không hài lòng lắm về sản phẩm này</text:p>
          </table:table-cell>
          <table:table-cell/>
        </table:table-row>
        <table:table-row table:style-name="ro1">
          <table:table-cell office:value-type="string" calcext:value-type="string">
            <text:p>shop có dấu hiệu lừa đảo mua :2 ram pc 4gb ddr3 bus 1600 giao, 2 ram pc 2 gb ddr3 bus 1280</text:p>
          </table:table-cell>
          <table:table-cell/>
        </table:table-row>
        <table:table-row table:style-name="ro1">
          <table:table-cell office:value-type="string" calcext:value-type="string">
            <text:p>shop co the doi đc k ak tai vi mjk đặc cap vi tih rồi</text:p>
          </table:table-cell>
          <table:table-cell/>
        </table:table-row>
        <table:table-row table:style-name="ro1">
          <table:table-cell office:value-type="string" calcext:value-type="string">
            <text:p>shop ghi hàng chính hãng mà chất lượng chán quá!!!</text:p>
          </table:table-cell>
          <table:table-cell/>
        </table:table-row>
        <table:table-row table:style-name="ro1" table:visibility="filter">
          <table:table-cell office:value-type="string" calcext:value-type="string">
            <text:p>shop ghi hàng chính hãng mà chất lượng chán quá!!!</text:p>
          </table:table-cell>
          <table:table-cell/>
        </table:table-row>
        <table:table-row table:style-name="ro1">
          <table:table-cell office:value-type="string" calcext:value-type="string">
            <text:p>shop giao hàng chậm. chờ dài cổ. đã vậy hộp đã bị khui sẵn không còn nguyên tem nữa.</text:p>
          </table:table-cell>
          <table:table-cell/>
        </table:table-row>
        <table:table-row table:style-name="ro4">
          <table:table-cell office:value-type="string" calcext:value-type="string">
            <text:p>shop giao một tai nghe hỏng hoàn toàn, mở hộp ra thì 1 bên tai đã bị nứt. mở nguồn thì mở mãi không lên, nghi là hết pin thì cấm sạc cũng không lên đèn hay vào điện. không phải lỗi hư đèn vì mở không tìm được bluetooth. giao kèm chỉ giao dây sạc ngắn chứ không có jack 3.5mm. 1 sản phẩm hỏng hoàn toàn, yêu cầu đổi trả</text:p>
          </table:table-cell>
          <table:table-cell/>
        </table:table-row>
        <table:table-row table:style-name="ro4">
          <table:table-cell office:value-type="string" calcext:value-type="string">
            <text:p>shop giao nhầm bản 6gb ram thành bản 4gb ram. tuy nhiên, 4 ngày rồi mà tiki vẫn chưa có phản hồi <text:s/>và cách giải quyết trong trường hợp này. hình dưới là chiếc đt 4gb nhưng miếng dán nhỏ màu trắng của shop lại ghi là 6gb ram.</text:p>
          </table:table-cell>
          <table:table-cell/>
        </table:table-row>
        <table:table-row table:style-name="ro1">
          <table:table-cell office:value-type="string" calcext:value-type="string">
            <text:p>shop giao nhầm loại, không lắp vừa máy in canon 2900.</text:p>
          </table:table-cell>
          <table:table-cell/>
        </table:table-row>
        <table:table-row table:style-name="ro1">
          <table:table-cell office:value-type="string" calcext:value-type="string">
            <text:p>shop giao nhầm sản phẩm thành giá đỡ microphone</text:p>
          </table:table-cell>
          <table:table-cell/>
        </table:table-row>
        <table:table-row table:style-name="ro1">
          <table:table-cell office:value-type="string" calcext:value-type="string">
            <text:p>shop giao sản phẩm đã qua sử dụng , không hài lòng về sản phẩm</text:p>
          </table:table-cell>
          <table:table-cell/>
        </table:table-row>
        <table:table-row table:style-name="ro1">
          <table:table-cell office:value-type="string" calcext:value-type="string">
            <text:p>shop giao tai nghe đã bị hỏng. không bao giờ mua hàng tiki nữa.</text:p>
          </table:table-cell>
          <table:table-cell/>
        </table:table-row>
        <table:table-row table:style-name="ro1">
          <table:table-cell office:value-type="string" calcext:value-type="string">
            <text:p>shop giao tai nghe hỏng không dùng được. đề nghị đổi cho khách.</text:p>
          </table:table-cell>
          <table:table-cell/>
        </table:table-row>
        <table:table-row table:style-name="ro1">
          <table:table-cell office:value-type="string" calcext:value-type="string">
            <text:p>shop gởi sai màu. giao hàng cực lâu. <text:s/>mình đặt màu trắng 6 64 shop gởi màu xám 6 64 . <text:s/>chờ đợi lâu nhânn hàng rốt cuộc nhận xong thất vọng tràn trề. </text:p>
          </table:table-cell>
          <table:table-cell/>
        </table:table-row>
        <table:table-row table:style-name="ro4">
          <table:table-cell office:value-type="string" calcext:value-type="string">
            <text:p>shop gửi hàng bị hư, cụ thể là tai nghe đã bị hư chỉ có thể nghe 1 tai, yêu cầu hoàn trả thì quá lâu k có thông tin, k thấy trả lời. shop làm ăn thật sự rất chán, cx k có thông tin hoàn tiền hay tương tự <text:s/>.</text:p>
          </table:table-cell>
          <table:table-cell/>
        </table:table-row>
        <table:table-row table:style-name="ro1">
          <table:table-cell office:value-type="string" calcext:value-type="string">
            <text:p>shop không trung thực về thông tin sản phẩm, bán cho khách hàng</text:p>
          </table:table-cell>
          <table:table-cell/>
        </table:table-row>
        <table:table-row table:style-name="ro1">
          <table:table-cell office:value-type="string" calcext:value-type="string">
            <text:p>shop làm ăn chán quá. ổ cứng không nhét xốp vào. đi nó xóc va đập hỏng hết. bưu tá bị đổ xe hàng làm ướt hết cả hộp. ko biết ổ có bị đè gì lên không.</text:p>
          </table:table-cell>
          <table:table-cell/>
        </table:table-row>
        <table:table-row table:style-name="ro1">
          <table:table-cell office:value-type="string" calcext:value-type="string">
            <text:p>shop làm ăn kém chất lượng quá shop quá thất vọng về shop <text:s/>mua sp mà ko sài đc ko kết nối đc <text:s/>ko tin tưởng ở shop nx làm ăn z chết con ngt r</text:p>
          </table:table-cell>
          <table:table-cell/>
        </table:table-row>
        <table:table-row table:style-name="ro1">
          <table:table-cell office:value-type="string" calcext:value-type="string">
            <text:p>shop làm ăn rất uy tín . đặt mua logitech giao logi là sao</text:p>
          </table:table-cell>
          <table:table-cell/>
        </table:table-row>
        <table:table-row table:style-name="ro1">
          <table:table-cell office:value-type="string" calcext:value-type="string">
            <text:p>shop lm an j ko đc nha chỉ có 1 cái sáng đèn con 1cái ko sang tôi muốn trả lại hàng</text:p>
          </table:table-cell>
          <table:table-cell/>
        </table:table-row>
        <table:table-row table:style-name="ro1">
          <table:table-cell office:value-type="string" calcext:value-type="string">
            <text:p>shop lừa dao a sạc ko vo pin lam an dan doi qua đi sạc 6 tiếng ko vo ty nao</text:p>
          </table:table-cell>
          <table:table-cell/>
        </table:table-row>
        <table:table-row table:style-name="ro1">
          <table:table-cell office:value-type="string" calcext:value-type="string">
            <text:p>shop lừa đảo và giao không đúng hàng lòng <text:s/>đồng hồ khi bị đơ</text:p>
          </table:table-cell>
          <table:table-cell/>
        </table:table-row>
        <table:table-row table:style-name="ro1">
          <table:table-cell office:value-type="string" calcext:value-type="string">
            <text:p>shop mình mới nhận hàng ngày 7/2 nghe được một bên tai. mình cần đổi lại nghr được mỗi một bên trái</text:p>
          </table:table-cell>
          <table:table-cell/>
        </table:table-row>
        <table:table-row table:style-name="ro4">
          <table:table-cell office:value-type="string" calcext:value-type="string">
            <text:p>shop này làm ăn không uy tín , giao hàng lỗi không sử dụng được . lấy 5 tai nghe blutouch thì trộn 1 cái lỗi hỏng không sử dụng được vào giao cho mình , đề nghị sử lý gấp ko lại nhiều người mắc lừa</text:p>
          </table:table-cell>
          <table:table-cell/>
        </table:table-row>
        <table:table-row table:style-name="ro4">
          <table:table-cell office:value-type="string" calcext:value-type="string">
            <text:p>shop ơi e mới nhận hàng chiều nay mới mở hộp ra thì đồng hồ không lên e sạc pin cũng không lên và quai còn bị đứt mong shop xem xét và đổi lại cho e cái đồng hồ mới ạ <text:s/>em cảm thấy hơi thất vọng về shop</text:p>
          </table:table-cell>
          <table:table-cell/>
        </table:table-row>
        <table:table-row table:style-name="ro1">
          <table:table-cell office:value-type="string" calcext:value-type="string">
            <text:p>shop ơi hàng của em niêm phong bị bóc và không có dây sạc</text:p>
          </table:table-cell>
          <table:table-cell/>
        </table:table-row>
        <table:table-row table:style-name="ro1">
          <table:table-cell office:value-type="string" calcext:value-type="string">
            <text:p>shop ơi m đặt hàng từ 17.1 rồi, bh đã là 29.1 mà vẫn chưa nhận được hàng, shop phản hồi nhanh giúp m với</text:p>
          </table:table-cell>
          <table:table-cell/>
        </table:table-row>
        <table:table-row table:style-name="ro1">
          <table:table-cell office:value-type="string" calcext:value-type="string">
            <text:p>shop ơi sao cái loa này vừa dùng đc 3ngày đã hỏng rồi vậy</text:p>
          </table:table-cell>
          <table:table-cell/>
        </table:table-row>
        <table:table-row table:style-name="ro1">
          <table:table-cell office:value-type="string" calcext:value-type="string">
            <text:p>shop ơi sao em nhận được tai nghe thì tai bên trái bị bung ra rồi không nghe được luôn, nghe được mỗi bên phai shop xử lý lại giúp em</text:p>
          </table:table-cell>
          <table:table-cell/>
        </table:table-row>
        <table:table-row table:style-name="ro1">
          <table:table-cell office:value-type="string" calcext:value-type="string">
            <text:p>shop oi tai nghe sai kg dc kg nghe gi het ket noi thi kg vo nua mua do nhieu o tiki ma lan nay that vong vas</text:p>
          </table:table-cell>
          <table:table-cell/>
        </table:table-row>
        <table:table-row table:style-name="ro1">
          <table:table-cell office:value-type="string" calcext:value-type="string">
            <text:p>shop oi tai s no hien thi cang the ma k co mang dung la shop da lua mjk</text:p>
          </table:table-cell>
          <table:table-cell/>
        </table:table-row>
        <table:table-row table:style-name="ro1">
          <table:table-cell office:value-type="string" calcext:value-type="string">
            <text:p>shop ơi tại sao em sạc cục sạc mà 5 6 tiếng cứ nhấp nhấy 1 cục quài vậy ạ</text:p>
          </table:table-cell>
          <table:table-cell/>
        </table:table-row>
        <table:table-row table:style-name="ro1">
          <table:table-cell office:value-type="string" calcext:value-type="string">
            <text:p>shop quá cẩu thả ,sản phẩm k dùng dc, sạc k vào điện</text:p>
          </table:table-cell>
          <table:table-cell/>
        </table:table-row>
        <table:table-row table:style-name="ro1">
          <table:table-cell office:value-type="string" calcext:value-type="string">
            <text:p>shop quên gửi usb bluetooth cho mình. mình đã kiểm tra trong hộp và trong chuột vẫn không thấy usb bluetooth.</text:p>
          </table:table-cell>
          <table:table-cell/>
        </table:table-row>
        <table:table-row table:style-name="ro1">
          <table:table-cell office:value-type="string" calcext:value-type="string">
            <text:p>shop tự kích hoạt bảo hành từ 06/06 trong khi mình đặt 13/6. lừa đảo</text:p>
          </table:table-cell>
          <table:table-cell/>
        </table:table-row>
        <table:table-row table:style-name="ro4">
          <table:table-cell office:value-type="string" calcext:value-type="string">
            <text:p>shop xem giúp mình mua 10 ngày đã thanh toán qua momo. mãi đến giờ vẫn chưa nhận được. trong khi những cab khác mua 2,3 ngày đều đã nhận đc. phải chăng thanh toán rồi nên bạn ko gởi hàng???? mình cần xài gấp làm ăn vậy là chết rồi dự kiến 31/01 giao đến giớ vẫn ko thấy đâu.</text:p>
          </table:table-cell>
          <table:table-cell/>
        </table:table-row>
        <table:table-row table:style-name="ro1">
          <table:table-cell office:value-type="string" calcext:value-type="string">
            <text:p>siêu mỏng, đặt lên bề mặt ko bám, lướt chuột miếng lót theo chuột luôn</text:p>
          </table:table-cell>
          <table:table-cell/>
        </table:table-row>
        <table:table-row table:style-name="ro1">
          <table:table-cell office:value-type="string" calcext:value-type="string">
            <text:p>siêu siêu đau tai</text:p>
          </table:table-cell>
          <table:table-cell/>
        </table:table-row>
        <table:table-row table:style-name="ro1">
          <table:table-cell office:value-type="string" calcext:value-type="string">
            <text:p>sim 1 năm 6/10/2020 hết hạn cũng ch rảnh mà đi trả lại sim</text:p>
          </table:table-cell>
          <table:table-cell/>
        </table:table-row>
        <table:table-row table:style-name="ro4">
          <table:table-cell office:value-type="string" calcext:value-type="string">
            <text:p>sim bên shop gửi cho tiki đóng gói giao hàng khi nhận hàng thì tui chỉ nhận được cái khe sim không nhận được sim! phản hồi lên thì giờ tiki không chịu hoàn hàng hoặc lại trả tiền! còn nói là lúc đóng gói và giao đi là hàng còn đầy đủ! uy tín của 1 thương hiệu đó các bạn!</text:p>
          </table:table-cell>
          <table:table-cell/>
        </table:table-row>
        <table:table-row table:style-name="ro1">
          <table:table-cell office:value-type="string" calcext:value-type="string">
            <text:p>sim bị hư lúc đầu xài ok lúc sau nó ko nhận dc sim lun nhưng khi bấm thì vẫn còn data nhưng bật 4g lên thì ko xài đc mạng</text:p>
          </table:table-cell>
          <table:table-cell/>
        </table:table-row>
        <table:table-row table:style-name="ro1">
          <table:table-cell office:value-type="string" calcext:value-type="string">
            <text:p>sim bị khoá. không gọi được xả 900 hoặc bấm *101#</text:p>
          </table:table-cell>
          <table:table-cell/>
        </table:table-row>
        <table:table-row table:style-name="ro1">
          <table:table-cell office:value-type="string" calcext:value-type="string">
            <text:p>sim bỏ vào ko nhận sim đc luôn trong khi sim viettel của mình và sim mobi của bạn bỏ vào 5s là nhận liền. như kiểu dịch vụ của sim này đã bị hủy hay gì ấy.</text:p>
          </table:table-cell>
          <table:table-cell/>
        </table:table-row>
        <table:table-row table:style-name="ro1">
          <table:table-cell office:value-type="string" calcext:value-type="string">
            <text:p>sim chưa kích hoạt được liên hệ shop thì không phản hồi</text:p>
          </table:table-cell>
          <table:table-cell/>
        </table:table-row>
        <table:table-row table:style-name="ro1">
          <table:table-cell office:value-type="string" calcext:value-type="string">
            <text:p>sim đã kích hoạt trước cả mấy tháng</text:p>
          </table:table-cell>
          <table:table-cell/>
        </table:table-row>
        <table:table-row table:style-name="ro1">
          <table:table-cell office:value-type="string" calcext:value-type="string">
            <text:p>sim dùng đc khoảng 2 tháng thì chuyển về tốc độ thấp. quá tệ!!!</text:p>
          </table:table-cell>
          <table:table-cell/>
        </table:table-row>
        <table:table-row table:style-name="ro1">
          <table:table-cell office:value-type="string" calcext:value-type="string">
            <text:p>sim giới thiệu là 5g mỗi ngày nhưng tôi xài xem đc vài clip ngắn là tốc độ giảm xuống, ko xem đc nữa, thậm chí đọc báo còn giật.</text:p>
          </table:table-cell>
          <table:table-cell/>
        </table:table-row>
        <table:table-row table:style-name="ro1">
          <table:table-cell office:value-type="string" calcext:value-type="string">
            <text:p>sim k thể kích hoạt <text:s/></text:p>
          </table:table-cell>
          <table:table-cell/>
        </table:table-row>
        <table:table-row table:style-name="ro3">
          <table:table-cell office:value-type="string" calcext:value-type="string">
            <text:p>sim không sử dụng được. tôi đã liên hệ với tiki (lần 1) thì được yêu cầu liên hệ trực tiếp với người bán. khi liên hệ với người bán thì được shop cho biết đã dừng bán hàng trên tiki cũng gần 3 tháng rồi, và shop yêu cầu liên hệ với tiki để được hỗ trợ. <text:s/>tôi liên hệ lại với tiki (lần 2) thì được cho biết là tiki "đang tiến hành kiểm tra với các bộ phận liên quan" và đến giờ thì tôi cũng không biết tiki đã "tiến hành kiểm tra với các bộ phận liên quan" xong chưa mà tôi liên hệ hỏi tiki (lần 3) cũng không thấy phản hồi?!</text:p>
          </table:table-cell>
          <table:table-cell/>
        </table:table-row>
        <table:table-row table:style-name="ro1">
          <table:table-cell office:value-type="string" calcext:value-type="string">
            <text:p>sim không thể gọi điện hay kiểm tra tài khoản</text:p>
          </table:table-cell>
          <table:table-cell/>
        </table:table-row>
        <table:table-row table:style-name="ro1">
          <table:table-cell office:value-type="string" calcext:value-type="string">
            <text:p>sim kích hoạt 8/2 ,này 10/3 rồi nhưng không có nhận được dung lượng 5g/tháng.</text:p>
          </table:table-cell>
          <table:table-cell/>
        </table:table-row>
        <table:table-row table:style-name="ro1">
          <table:table-cell office:value-type="string" calcext:value-type="string">
            <text:p>sim mình mua ngày 15 tháng 10 nhg đến 10 tháng 11 thì đã bị cắt sóng 4g hoàn toàn.bấm goi 901 thì đc thông báo quí khách còn nợ cước.shop hỗ trợ tôi với !</text:p>
          </table:table-cell>
          <table:table-cell/>
        </table:table-row>
        <table:table-row table:style-name="ro1">
          <table:table-cell office:value-type="string" calcext:value-type="string">
            <text:p>sim mua đặt mua ngày 9/5/2020 mà hsd tới 19/8/2020. vậy qua ngày đó là còn xài dc 4g ko. đề nghị giải thích.</text:p>
          </table:table-cell>
          <table:table-cell/>
        </table:table-row>
        <table:table-row table:style-name="ro1">
          <table:table-cell office:value-type="string" calcext:value-type="string">
            <text:p>sim mua t9/2019, sim 1 năm mà nay t5/2020 đã ko sử dụng 3g được, gọi tổng đài hỏi thì nói đa số sim một năm thì không bao giờ sài được 1 năm</text:p>
          </table:table-cell>
          <table:table-cell/>
        </table:table-row>
        <table:table-row table:style-name="ro1">
          <table:table-cell office:value-type="string" calcext:value-type="string">
            <text:p>sim mua về dùng dc vài tháng la hết hạn. moi người mua lưu ý nhà bán hàng này</text:p>
          </table:table-cell>
          <table:table-cell/>
        </table:table-row>
        <table:table-row table:style-name="ro4">
          <table:table-cell office:value-type="string" calcext:value-type="string">
            <text:p>sim phải tốn tiền kích hoạt. phần nội dung sim shop viết không rõ ràng dễ gây nhầm lẫn. thật ra thì mua sim xong phải nôp tiền kích hoạt 92k rồi tốn mỗi tháng 120 cho mỗi lần duy trì gói c12n mua về thật phí tiền.</text:p>
          </table:table-cell>
          <table:table-cell/>
        </table:table-row>
        <table:table-row table:style-name="ro1">
          <table:table-cell office:value-type="string" calcext:value-type="string">
            <text:p>sim quá kém chất lượng. sau khi lắp sim k sd dc. k có sóng. k kích hoạt dc</text:p>
          </table:table-cell>
          <table:table-cell/>
        </table:table-row>
        <table:table-row table:style-name="ro1">
          <table:table-cell office:value-type="string" calcext:value-type="string">
            <text:p>sim thật sự chán. không nhích lên được 4g, toàn h+ với e. mạng chậm load mãi không xong cái ảnh</text:p>
          </table:table-cell>
          <table:table-cell/>
        </table:table-row>
        <table:table-row table:style-name="ro1">
          <table:table-cell office:value-type="string" calcext:value-type="string">
            <text:p>sim về k được kích hoạt, nt shop k tl</text:p>
          </table:table-cell>
          <table:table-cell/>
        </table:table-row>
        <table:table-row table:style-name="ro1">
          <table:table-cell office:value-type="string" calcext:value-type="string">
            <text:p>sim vừa gắn vào thôg báo het toc đo cao.mà cug k xài đuoc.</text:p>
          </table:table-cell>
          <table:table-cell/>
        </table:table-row>
        <table:table-row table:style-name="ro1">
          <table:table-cell office:value-type="string" calcext:value-type="string">
            <text:p>sim yêu cầu mang ra đại lý đăng ký từ đầu</text:p>
          </table:table-cell>
          <table:table-cell/>
        </table:table-row>
        <table:table-row table:style-name="ro4">
          <table:table-cell office:value-type="string" calcext:value-type="string">
            <text:p>sim4g vinaphone gói d500 nhận ngày 24.09.2020, kiểm tra thời gian kích hoạt là 25.07.2020, hạn sử dụng gói cước đến 20.07.2020. mất hơn 2 tháng sử dụng thế này thì shop có đổi lại không?</text:p>
          </table:table-cell>
          <table:table-cell/>
        </table:table-row>
        <table:table-row table:style-name="ro4">
          <table:table-cell office:value-type="string" calcext:value-type="string">
            <text:p>sợ được giao trong 2h theo đúng dự kiến, tuy nhiên sau khi mình mở ra dùng được 15’ đã xảy ra lỗi treo màn hình. tắt đi mở lại vẫn ở màn hình treo. thao tác reset máy ko có tác dụng. hiện màn hình như hình chụp. <text:s text:c="2"/>mình trả cước phí giao trong 2h tuy nhiên nay lại gặp sự có vào thứ 7 nên thực sự thất vọng. mong tiki giải quyết đổi trả sớm.</text:p>
          </table:table-cell>
          <table:table-cell/>
        </table:table-row>
        <table:table-row table:style-name="ro4">
          <table:table-cell office:value-type="string" calcext:value-type="string">
            <text:p>so sánh với 1 usb cùng loại khác dung lượng mua cách đây 2 năm thì tốc độ chậm hơn <text:s text:c="2"/>6 lần (cổng 2.0) và 10 lần <text:s/>(cổng 3.0). 2 hình cuối là của usb cũ khi cắm ở cổng 2.0 và 3.0.</text:p>
          </table:table-cell>
          <table:table-cell/>
        </table:table-row>
        <table:table-row table:style-name="ro1">
          <table:table-cell office:value-type="string" calcext:value-type="string">
            <text:p>số seri chuột và vỏ hộp không giống nhau, em có nghe review là mở hộp ra dán tem digiworld mà em thấy tem dán ngoài hộp </text:p>
          </table:table-cell>
          <table:table-cell/>
        </table:table-row>
        <table:table-row table:style-name="ro4">
          <table:table-cell office:value-type="string" calcext:value-type="string">
            <text:p>số seri hộp và sản phẩm không trùng khớp. khiếu nại đòi đổi lại thì 4 5 ngày sau mới trả lời. kêu mang ra để kiểm tra lại cho. vậy thì đổi trả ở đây là gì thế. a em có mua thì phải kiểm tra thật kỹ trước khi nhận.</text:p>
          </table:table-cell>
          <table:table-cell/>
        </table:table-row>
        <table:table-row table:style-name="ro1">
          <table:table-cell office:value-type="string" calcext:value-type="string">
            <text:p>số seri trên máy và vỏ khác nhau, tra cứu hạn bảo hành thì ko ra</text:p>
          </table:table-cell>
          <table:table-cell/>
        </table:table-row>
        <table:table-row table:style-name="ro1">
          <table:table-cell office:value-type="string" calcext:value-type="string">
            <text:p>sóng bắt chập chờn , lúc được lúc không rất bực mình</text:p>
          </table:table-cell>
          <table:table-cell/>
        </table:table-row>
        <table:table-row table:style-name="ro1">
          <table:table-cell office:value-type="string" calcext:value-type="string">
            <text:p>sóng kém, chập chờn. lúc đc lúc không. vì tai nghe bluetooth kết nối với điện thoại dùng ngon. nhưng kết nối vs usb phát bluetooth thì chập chờn. ko ổn định</text:p>
          </table:table-cell>
          <table:table-cell/>
        </table:table-row>
        <table:table-row table:style-name="ro1">
          <table:table-cell office:value-type="string" calcext:value-type="string">
            <text:p>sóng phát chập chờn , tốc độ chậm hơn rất nhiều so với wifi gốc song yếu hơn , không nên mua</text:p>
          </table:table-cell>
          <table:table-cell/>
        </table:table-row>
        <table:table-row table:style-name="ro1">
          <table:table-cell office:value-type="string" calcext:value-type="string">
            <text:p>sóng phát/kết nối wifi không ổn định, khoảng cách phát không xa &lt; 5m, xuyên tường kém.</text:p>
          </table:table-cell>
          <table:table-cell/>
        </table:table-row>
        <table:table-row table:style-name="ro1">
          <table:table-cell office:value-type="string" calcext:value-type="string">
            <text:p>sóng rất yếu. sản phẩm kém quá.</text:p>
          </table:table-cell>
          <table:table-cell/>
        </table:table-row>
        <table:table-row table:style-name="ro1">
          <table:table-cell office:value-type="string" calcext:value-type="string">
            <text:p>sóng thì đầy mà vô lướt web ko có đc, buồn ghê</text:p>
          </table:table-cell>
          <table:table-cell/>
        </table:table-row>
        <table:table-row table:style-name="ro1">
          <table:table-cell office:value-type="string" calcext:value-type="string">
            <text:p>sóng yếu kinh khủng,loa rè</text:p>
          </table:table-cell>
          <table:table-cell/>
        </table:table-row>
        <table:table-row table:style-name="ro1">
          <table:table-cell office:value-type="string" calcext:value-type="string">
            <text:p>sóng yếu rớt mạng liên tục . phải thường xuyên reset lại</text:p>
          </table:table-cell>
          <table:table-cell/>
        </table:table-row>
        <table:table-row table:style-name="ro1">
          <table:table-cell office:value-type="string" calcext:value-type="string">
            <text:p>sp bị xé rách bài bì, nghi ngờ là hàng đã sd</text:p>
          </table:table-cell>
          <table:table-cell/>
        </table:table-row>
        <table:table-row table:style-name="ro1">
          <table:table-cell office:value-type="string" calcext:value-type="string">
            <text:p>sp bluetooth chập chờn bảo hành 3 4 lần vẫn như cũ nên chắc là do nhà sản xuất rồi cam chịu</text:p>
          </table:table-cell>
          <table:table-cell/>
        </table:table-row>
        <table:table-row table:style-name="ro1">
          <table:table-cell office:value-type="string" calcext:value-type="string">
            <text:p>sp chất lượng kém và bảo hành kém</text:p>
          </table:table-cell>
          <table:table-cell/>
        </table:table-row>
        <table:table-row table:style-name="ro1">
          <table:table-cell office:value-type="string" calcext:value-type="string">
            <text:p>sp chất lượng nhưng giao hàng quá chậm. mất nửa tháng mới tới nơi. 5 sao về chất lượng nhưng 1 sao về dịch vụ.</text:p>
          </table:table-cell>
          <table:table-cell/>
        </table:table-row>
        <table:table-row table:style-name="ro1">
          <table:table-cell office:value-type="string" calcext:value-type="string">
            <text:p>sp đóng gói hời hợt, k có giấy hd sử dụng, tai nghe được vài giờ thì hết pin và sạc pin k vào và k nghe được nữa. xin đổi lại</text:p>
          </table:table-cell>
          <table:table-cell/>
        </table:table-row>
        <table:table-row table:style-name="ro1">
          <table:table-cell office:value-type="string" calcext:value-type="string">
            <text:p>sp đúng tính chất hàng giá rẻ, dùng chập chờn, hay bị mất kết nối, không nên mua</text:p>
          </table:table-cell>
          <table:table-cell/>
        </table:table-row>
        <table:table-row table:style-name="ro1">
          <table:table-cell office:value-type="string" calcext:value-type="string">
            <text:p>sp k tốt <text:s/>chốt gắn vào đồng hồ lỏng k khít </text:p>
          </table:table-cell>
          <table:table-cell/>
        </table:table-row>
        <table:table-row table:style-name="ro1">
          <table:table-cell office:value-type="string" calcext:value-type="string">
            <text:p>sp không có tai nghe</text:p>
          </table:table-cell>
          <table:table-cell/>
        </table:table-row>
        <table:table-row table:style-name="ro1">
          <table:table-cell office:value-type="string" calcext:value-type="string">
            <text:p>sp không như ý. biết giá rẽ nhưng thật sự sp rất tệ. vỏ yếu. lia nghe nhỏ.</text:p>
          </table:table-cell>
          <table:table-cell/>
        </table:table-row>
        <table:table-row table:style-name="ro1">
          <table:table-cell office:value-type="string" calcext:value-type="string">
            <text:p>sp ko nghe được hai bên cùng lúc tôi rất thất vọng!</text:p>
          </table:table-cell>
          <table:table-cell/>
        </table:table-row>
        <table:table-row table:style-name="ro1">
          <table:table-cell office:value-type="string" calcext:value-type="string">
            <text:p>sp lỗi bắt sóng kém</text:p>
          </table:table-cell>
          <table:table-cell/>
        </table:table-row>
        <table:table-row table:style-name="ro1">
          <table:table-cell office:value-type="string" calcext:value-type="string">
            <text:p>sp lúc kết nối được lúc kết nối không được mong tiki đổi hàng ạ</text:p>
          </table:table-cell>
          <table:table-cell/>
        </table:table-row>
        <table:table-row table:style-name="ro1">
          <table:table-cell office:value-type="string" calcext:value-type="string">
            <text:p>sp mua về còn 14%, mà cắm sạc k vô điện, k thấy báo gì trên màn hình, giờ còn 7%, nv kỹ thuật shop tư vấn cho mình gấp</text:p>
          </table:table-cell>
          <table:table-cell/>
        </table:table-row>
        <table:table-row table:style-name="ro1">
          <table:table-cell office:value-type="string" calcext:value-type="string">
            <text:p>sp này ko tốt đề trên dùng 1 năm mà dùng 1 tháng hết data còn ko goi nhắn tin dc.</text:p>
          </table:table-cell>
          <table:table-cell/>
        </table:table-row>
        <table:table-row table:style-name="ro1">
          <table:table-cell office:value-type="string" calcext:value-type="string">
            <text:p>sp oki nhưng 1* cho bên dịch vụ tiki, liên hệ 4 lần để điều chỉnh thông tin hoá đơn nhưng chỉ ầm ừ bảo đợi cho qua</text:p>
          </table:table-cell>
          <table:table-cell/>
        </table:table-row>
        <table:table-row table:style-name="ro1">
          <table:table-cell office:value-type="string" calcext:value-type="string">
            <text:p>sp pin ảo , dùng 1 xíu hết pin <text:s/>không thể dùng được</text:p>
          </table:table-cell>
          <table:table-cell/>
        </table:table-row>
        <table:table-row table:style-name="ro1">
          <table:table-cell office:value-type="string" calcext:value-type="string">
            <text:p>sp qua dỡ ko xài dc . trã lại hàng lâu <text:s/>mất thơi gian ko dùng dc</text:p>
          </table:table-cell>
          <table:table-cell/>
        </table:table-row>
        <table:table-row table:style-name="ro1">
          <table:table-cell office:value-type="string" calcext:value-type="string">
            <text:p>sp rất tệ. đóng gói đẹp nguyên đai nguyên kiện. nhưng ko sử dụng đc. kết nối chỉ đc 1 bên tai nghe. và chạm tự động gọi cho ngta.</text:p>
          </table:table-cell>
          <table:table-cell/>
        </table:table-row>
        <table:table-row table:style-name="ro1">
          <table:table-cell office:value-type="string" calcext:value-type="string">
            <text:p>sp sài được 1 ngày thì không sài được nữa dù đã sạc pin</text:p>
          </table:table-cell>
          <table:table-cell/>
        </table:table-row>
        <table:table-row table:style-name="ro1">
          <table:table-cell office:value-type="string" calcext:value-type="string">
            <text:p>sp sử dụng đc 1 tháng là đơ rùi</text:p>
          </table:table-cell>
          <table:table-cell/>
        </table:table-row>
        <table:table-row table:style-name="ro1">
          <table:table-cell office:value-type="string" calcext:value-type="string">
            <text:p>sp test không đúng cam kết. đề nghị cho đổi ổ khác</text:p>
          </table:table-cell>
          <table:table-cell/>
        </table:table-row>
        <table:table-row table:style-name="ro1">
          <table:table-cell office:value-type="string" calcext:value-type="string">
            <text:p>sp vua khui hop mở nguồn k lên.sạc pin k vào.đổi lai cai khac dc k</text:p>
          </table:table-cell>
          <table:table-cell/>
        </table:table-row>
        <table:table-row table:style-name="ro1">
          <table:table-cell office:value-type="string" calcext:value-type="string">
            <text:p>sphẩm hài lòng tiki nên xem lai bộ phận giao hàng . thái độ phục vụ khách hàng rất thấp kém .</text:p>
          </table:table-cell>
          <table:table-cell/>
        </table:table-row>
        <table:table-row table:style-name="ro1">
          <table:table-cell office:value-type="string" calcext:value-type="string">
            <text:p>spxài không ổn mua về gần hai thángtôi ít xài tới mới phát hiện sạc cho điện thoại chỉ được khoảng 70%là bị ngừng sạc không vô mong tiki xem lại</text:p>
          </table:table-cell>
          <table:table-cell/>
        </table:table-row>
        <table:table-row table:style-name="ro1">
          <table:table-cell office:value-type="string" calcext:value-type="string">
            <text:p>ssd không ổn định. cài win auto lỗi thật sự rất tệ</text:p>
          </table:table-cell>
          <table:table-cell/>
        </table:table-row>
        <table:table-row table:style-name="ro2">
          <table:table-cell office:value-type="string" calcext:value-type="string">
            <text:p>ssd thì ổn, nhẹ <text:s/>tiki giao hàng rất tệ, <text:s/>đặt hàng ngày 28/5 cam kết giao ngày 29/5, đthoại hỏi thì xin lỗi hứa sáng 30/5 giao, trưa gọi đthoại thì báo chiều giao, tới tận chiều 30/5 mới đc nhận, còn thêm vụ cam kết sẽ gọi lại đền bù việc giao chậm khi nhận được hàng, cả tuần chưa có 1 cuộc gọi <text:s text:c="2"/>, bó tay <text:s/>đặt hàng chung với cây lau vệ sinh, nhìn cây lau như đồ củ chuẩn bị cho vào bảo tàng thì phải, tuy nhiên giá trị cây lau k lớn nên thui, chứ ổ ssd mà cũ chắc lạy tiki luôn <text:s/>tóm lại cảm nhận được tiki như đang cố gắng ép mọi người dùng tikinow thì phải <text:s text:c="2"/>, chán</text:p>
          </table:table-cell>
          <table:table-cell/>
        </table:table-row>
        <table:table-row table:style-name="ro1">
          <table:table-cell office:value-type="string" calcext:value-type="string">
            <text:p>sử dụng 1 tuần đã được bảo hành đổi sản phẫm mới. sản phẩm đổi mới sử dụng 3 tháng lại hư và không sạc được nữa</text:p>
          </table:table-cell>
          <table:table-cell/>
        </table:table-row>
        <table:table-row table:style-name="ro1">
          <table:table-cell office:value-type="string" calcext:value-type="string">
            <text:p>sử dụng đc 3 ngày là ko dùng được nữa. đèn bên extend ko sáng. ko có giấy bảo hành thì sửa kiểu gì đây ?!</text:p>
          </table:table-cell>
          <table:table-cell/>
        </table:table-row>
        <table:table-row table:style-name="ro1">
          <table:table-cell office:value-type="string" calcext:value-type="string">
            <text:p>sử dụng đúng 1 tháng thì hỏng. khong còn sử dụng đươc!</text:p>
          </table:table-cell>
          <table:table-cell/>
        </table:table-row>
        <table:table-row table:style-name="ro1">
          <table:table-cell office:value-type="string" calcext:value-type="string">
            <text:p>sử dụng được 1 thời gian thì modem không nhận ip nữa dù đã reset và cấu hình lại nhiều lần.</text:p>
          </table:table-cell>
          <table:table-cell/>
        </table:table-row>
        <table:table-row table:style-name="ro1">
          <table:table-cell office:value-type="string" calcext:value-type="string">
            <text:p>sử dụng được 2 tháng thì bắt đầu rè khá kinh, không bật gì cũng nghe tiếng rè của load.</text:p>
          </table:table-cell>
          <table:table-cell/>
        </table:table-row>
        <table:table-row table:style-name="ro1">
          <table:table-cell office:value-type="string" calcext:value-type="string">
            <text:p>sử dụng được 6 tháng thì left command + a và left command + z không hoạt động được nữa.</text:p>
          </table:table-cell>
          <table:table-cell/>
        </table:table-row>
        <table:table-row table:style-name="ro1">
          <table:table-cell office:value-type="string" calcext:value-type="string">
            <text:p>sử dụng được một ngày thì không sử dụng được nữa bật nguồn sáng nhưng sử dụng thì chuột không phản hồi, yêu cầu đổi trả</text:p>
          </table:table-cell>
          <table:table-cell/>
        </table:table-row>
        <table:table-row table:style-name="ro1">
          <table:table-cell office:value-type="string" calcext:value-type="string">
            <text:p>sử dụng được một thời gian, nói chung kết nối, âm thanh cũng ok, nhưng giờ không dám <text:s/>đeo, nó kẹp tai đau quá. đau như bị tra tấn. giờ nhìn thấy nó là sợ rồi</text:p>
          </table:table-cell>
          <table:table-cell/>
        </table:table-row>
        <table:table-row table:style-name="ro1">
          <table:table-cell office:value-type="string" calcext:value-type="string">
            <text:p>sử dụng gần 1 năm thì hư 1 cổng ,quyết định mua sạc chính hãng cho yên tâm</text:p>
          </table:table-cell>
          <table:table-cell/>
        </table:table-row>
        <table:table-row table:style-name="ro1">
          <table:table-cell office:value-type="string" calcext:value-type="string">
            <text:p>sử dụng k ổn định, được mấy bữa đầu, còn thời gian sau k xài hiệu quả, mua hẳn cục wifi xài cho sướng</text:p>
          </table:table-cell>
          <table:table-cell/>
        </table:table-row>
        <table:table-row table:style-name="ro1">
          <table:table-cell office:value-type="string" calcext:value-type="string">
            <text:p>su dung ko hieu quả ko su dung duoc</text:p>
          </table:table-cell>
          <table:table-cell/>
        </table:table-row>
        <table:table-row table:style-name="ro1">
          <table:table-cell office:value-type="string" calcext:value-type="string">
            <text:p>sủ dụng lần đầu thì tốt. hôm sau sạc pin cho sạc dự phòng cả đêm không được. cứ nhấp nháy mãi mức 1. 349k chỉ để dùng 1 lần hay sao.</text:p>
          </table:table-cell>
          <table:table-cell/>
        </table:table-row>
        <table:table-row table:style-name="ro1">
          <table:table-cell office:value-type="string" calcext:value-type="string">
            <text:p>sử dụng lúc được lúc k nghe k rõ</text:p>
          </table:table-cell>
          <table:table-cell/>
        </table:table-row>
        <table:table-row table:style-name="ro1">
          <table:table-cell office:value-type="string" calcext:value-type="string">
            <text:p>t chưa nhận đc hàng mà nó thông báo có hàng rồi <text:s/>nên t ôi hơi bực</text:p>
          </table:table-cell>
          <table:table-cell/>
        </table:table-row>
        <table:table-row table:style-name="ro1">
          <table:table-cell office:value-type="string" calcext:value-type="string">
            <text:p>t đặt hàng airpod 2 sao tiki lại giao sản phẩm là airpod1 vậy đây là nhầm lẫn hay như nào vậy</text:p>
          </table:table-cell>
          <table:table-cell/>
        </table:table-row>
        <table:table-row table:style-name="ro1">
          <table:table-cell office:value-type="string" calcext:value-type="string">
            <text:p>t vừa mới nhận usb này. rất bực bội vì cái nắp usb này rất cứng. ko thể mở ra được. và cái hộp đựng usb này dường như bị ai đó cắt ra trước đó.</text:p>
          </table:table-cell>
          <table:table-cell/>
        </table:table-row>
        <table:table-row table:style-name="ro1">
          <table:table-cell office:value-type="string" calcext:value-type="string">
            <text:p>tai bên phải bị lỗi,đang nghe bình thường tự dưng tắt,còn hộp đựng pin bị lỗi,tụt pin rất nhanh,mong tiki xem xét</text:p>
          </table:table-cell>
          <table:table-cell/>
        </table:table-row>
        <table:table-row table:style-name="ro1">
          <table:table-cell office:value-type="string" calcext:value-type="string">
            <text:p>tai bên trái e ko nghe đc ạ <text:s/>hàng bị lỗi</text:p>
          </table:table-cell>
          <table:table-cell/>
        </table:table-row>
        <table:table-row table:style-name="ro1">
          <table:table-cell office:value-type="string" calcext:value-type="string">
            <text:p>tai bên trái không nghe được <text:s/>. mong được đổi trả ạ <text:s/>.</text:p>
          </table:table-cell>
          <table:table-cell/>
        </table:table-row>
        <table:table-row table:style-name="ro1">
          <table:table-cell office:value-type="string" calcext:value-type="string">
            <text:p>tai bên trái nó nghe bên phải. bên phải thành bên trái. đề nghi shop đổi laj cho em</text:p>
          </table:table-cell>
          <table:table-cell/>
        </table:table-row>
        <table:table-row table:style-name="ro1">
          <table:table-cell office:value-type="string" calcext:value-type="string">
            <text:p>tai chán quá, không có bass gì hết, tiếng bé, mình có 1 cặp i12 khác mà nghe khác hẳn. đền cái khác được không đây :</text:p>
          </table:table-cell>
          <table:table-cell/>
        </table:table-row>
        <table:table-row table:style-name="ro1">
          <table:table-cell office:value-type="string" calcext:value-type="string">
            <text:p>tải game về k đk là sao tưởng ngon lành ai dè</text:p>
          </table:table-cell>
          <table:table-cell/>
        </table:table-row>
        <table:table-row table:style-name="ro1">
          <table:table-cell office:value-type="string" calcext:value-type="string">
            <text:p>tai iphone bên trái ko nghe đc</text:p>
          </table:table-cell>
          <table:table-cell/>
        </table:table-row>
        <table:table-row table:style-name="ro1">
          <table:table-cell office:value-type="string" calcext:value-type="string">
            <text:p>tai lởm. mất công mua hàng.</text:p>
          </table:table-cell>
          <table:table-cell/>
        </table:table-row>
        <table:table-row table:style-name="ro1">
          <table:table-cell office:value-type="string" calcext:value-type="string">
            <text:p>tại nge k dùng dk mà cug bán</text:p>
          </table:table-cell>
          <table:table-cell/>
        </table:table-row>
        <table:table-row table:style-name="ro1">
          <table:table-cell office:value-type="string" calcext:value-type="string">
            <text:p>tai nge vê dock sạc dung k đc .</text:p>
          </table:table-cell>
          <table:table-cell/>
        </table:table-row>
        <table:table-row table:style-name="ro1">
          <table:table-cell office:value-type="string" calcext:value-type="string">
            <text:p>tai nghe âm lượng k đều, lúc nghe được 2 bên lúc thì 1 bên mong tiki cho phép đỗi trả hàng</text:p>
          </table:table-cell>
          <table:table-cell/>
        </table:table-row>
        <table:table-row table:style-name="ro1">
          <table:table-cell office:value-type="string" calcext:value-type="string">
            <text:p>tai nghe âm thanh rất rất bé</text:p>
          </table:table-cell>
          <table:table-cell/>
        </table:table-row>
        <table:table-row table:style-name="ro1">
          <table:table-cell office:value-type="string" calcext:value-type="string">
            <text:p>tai nghe bật chỉ lên nguồn một bên yêu cầu ad bảo hành</text:p>
          </table:table-cell>
          <table:table-cell/>
        </table:table-row>
        <table:table-row table:style-name="ro1">
          <table:table-cell office:value-type="string" calcext:value-type="string">
            <text:p>tai nghe bật lớn bị rè 1 bên, muốn đổi trả hay bảo hành thì làm ntn đây ???</text:p>
          </table:table-cell>
          <table:table-cell/>
        </table:table-row>
        <table:table-row table:style-name="ro4">
          <table:table-cell office:value-type="string" calcext:value-type="string">
            <text:p>tai nghe bên phải có hiện tượng nóng và bi tuột pin. ko đúng những giới thiệu nghe nhạc chưa hết bản nhạc pin đã hết sạch. cấm vào đế sạt thì mới vài phút thì đèn sạt tắt. kết nối thử thì pin mới sạt được một tý.</text:p>
          </table:table-cell>
          <table:table-cell/>
        </table:table-row>
        <table:table-row table:style-name="ro1">
          <table:table-cell office:value-type="string" calcext:value-type="string">
            <text:p>tai nghe bên phải nghe k rõ, có tiếng rè rè cực kỳ khó chịu</text:p>
          </table:table-cell>
          <table:table-cell/>
        </table:table-row>
        <table:table-row table:style-name="ro1">
          <table:table-cell office:value-type="string" calcext:value-type="string">
            <text:p>tai nghe bên trái bị hỏng liệu toii có thể đổi cái khác <text:s/></text:p>
          </table:table-cell>
          <table:table-cell/>
        </table:table-row>
        <table:table-row table:style-name="ro1">
          <table:table-cell office:value-type="string" calcext:value-type="string">
            <text:p>tai nghe bên trái bị hỏng nghe rè rè với cả nghe 1 tí thì nóng kết nối yếu</text:p>
          </table:table-cell>
          <table:table-cell/>
        </table:table-row>
        <table:table-row table:style-name="ro1">
          <table:table-cell office:value-type="string" calcext:value-type="string">
            <text:p>tai nghe bên trái không kết nối được sau 2 tuần sử dụng <text:s/>. hi vọng tiki xem lại giùm mình</text:p>
          </table:table-cell>
          <table:table-cell/>
        </table:table-row>
        <table:table-row table:style-name="ro1">
          <table:table-cell office:value-type="string" calcext:value-type="string">
            <text:p>tai nghe bị dè. tai trái k sáng và không nghe được.</text:p>
          </table:table-cell>
          <table:table-cell/>
        </table:table-row>
        <table:table-row table:style-name="ro1">
          <table:table-cell office:value-type="string" calcext:value-type="string">
            <text:p>tai nghe bị hỏng 1 bên. yêu cầu đổi lại sp</text:p>
          </table:table-cell>
          <table:table-cell/>
        </table:table-row>
        <table:table-row table:style-name="ro1">
          <table:table-cell office:value-type="string" calcext:value-type="string">
            <text:p>tai nghe bị hư 1 bên. bể nắp 1 bên kém chất lượng</text:p>
          </table:table-cell>
          <table:table-cell/>
        </table:table-row>
        <table:table-row table:style-name="ro1">
          <table:table-cell office:value-type="string" calcext:value-type="string">
            <text:p>tai nghe bị hư mic chỉ nghe đc sơ sơ, còn mình nói thì đầu dây bên kia chả nghe cái gì cả. hi vọng các bạn xử lí vấn đề này!</text:p>
          </table:table-cell>
          <table:table-cell/>
        </table:table-row>
        <table:table-row table:style-name="ro1">
          <table:table-cell office:value-type="string" calcext:value-type="string">
            <text:p>tai nghe bị hư một bên tai khi mua đc 1 hôm, rất bực</text:p>
          </table:table-cell>
          <table:table-cell/>
        </table:table-row>
        <table:table-row table:style-name="ro1">
          <table:table-cell office:value-type="string" calcext:value-type="string">
            <text:p>tai nghe bị kênh cái bên trái. chỉ nghe được bên phải. bây giờ làm thế nào để đổi đây. shop liên hệ lại cho mình cái. chán quá</text:p>
          </table:table-cell>
          <table:table-cell/>
        </table:table-row>
        <table:table-row table:style-name="ro1">
          <table:table-cell office:value-type="string" calcext:value-type="string">
            <text:p>tai nghe bị lỗi ,hộp đựng tai nghe bị hỏng lắp đóng</text:p>
          </table:table-cell>
          <table:table-cell/>
        </table:table-row>
        <table:table-row table:style-name="ro1">
          <table:table-cell office:value-type="string" calcext:value-type="string">
            <text:p>tai nghe bị lỗi à ?? <text:s/>vừa đã sạc đầy 100% sử dụng khoảng 10p nó lại bảooo chỉ còn 15% v là như thế nàoo ??</text:p>
          </table:table-cell>
          <table:table-cell/>
        </table:table-row>
        <table:table-row table:style-name="ro1">
          <table:table-cell office:value-type="string" calcext:value-type="string">
            <text:p>tai nghe bị lỗi chỉ nghe được 1 bên, tiki có thể hướng dẫn mình kết nối với điện thoại và nghe 2 bên ko a</text:p>
          </table:table-cell>
          <table:table-cell/>
        </table:table-row>
        <table:table-row table:style-name="ro1">
          <table:table-cell office:value-type="string" calcext:value-type="string">
            <text:p>tai nghe bị lỗi k ket nối được mặc dù la hàng chính hãng nhưng quá thất vọg vì mình mua để tặng rất buồn khi tiki k kiểm tra hàng kĩ trước khi giao cho khách</text:p>
          </table:table-cell>
          <table:table-cell/>
        </table:table-row>
        <table:table-row table:style-name="ro1">
          <table:table-cell office:value-type="string" calcext:value-type="string">
            <text:p>tai nghe bị lỗi kết nối. chỉ connect được 1 tai, và không tự động connect. đèn báo nhấp nháy đỏ liên tục không thể reset</text:p>
          </table:table-cell>
          <table:table-cell/>
        </table:table-row>
        <table:table-row table:style-name="ro1">
          <table:table-cell office:value-type="string" calcext:value-type="string">
            <text:p>tai nghe bị lỗi ko nghe được</text:p>
          </table:table-cell>
          <table:table-cell/>
        </table:table-row>
        <table:table-row table:style-name="ro1">
          <table:table-cell office:value-type="string" calcext:value-type="string">
            <text:p>tai nghe bị lỗi mình chơi pubg tiếng chân bên trái mà lại nghe bên phải và ngược lại, đè nghị đc liên hệ đổi tai nghe mới</text:p>
          </table:table-cell>
          <table:table-cell/>
        </table:table-row>
        <table:table-row table:style-name="ro1">
          <table:table-cell office:value-type="string" calcext:value-type="string">
            <text:p>tai nghe bị lỗi một bên phải không nghe được</text:p>
          </table:table-cell>
          <table:table-cell/>
        </table:table-row>
        <table:table-row table:style-name="ro1">
          <table:table-cell office:value-type="string" calcext:value-type="string">
            <text:p>tai nghe bị lỗi rồi shop ơi. .. mình có đổi được ko nhỉ ... chứ chơi game pubg nghe tiếng chân bên trái nhuenv địch bên phải ..</text:p>
          </table:table-cell>
          <table:table-cell/>
        </table:table-row>
        <table:table-row table:style-name="ro1">
          <table:table-cell office:value-type="string" calcext:value-type="string">
            <text:p>tai nghe bị lỗi, chỉ nghe được 1 cái. quá tệ. không hài lòng</text:p>
          </table:table-cell>
          <table:table-cell/>
        </table:table-row>
        <table:table-row table:style-name="ro1">
          <table:table-cell office:value-type="string" calcext:value-type="string">
            <text:p>tai nghe bị mất 1 nút mới mua về nghe chưa được 1 tiếng đã hết pin 1 bênh tai đeo vô chưa đầy 1 phút bị nóng lên không thể đeo được rất không hài lòng về sản phẩm</text:p>
          </table:table-cell>
          <table:table-cell/>
        </table:table-row>
        <table:table-row table:style-name="ro1">
          <table:table-cell office:value-type="string" calcext:value-type="string">
            <text:p>tai nghe bị rè ,âm thanh nhỏ và chập chờn có lúc nghe được, có lúc không.</text:p>
          </table:table-cell>
          <table:table-cell/>
        </table:table-row>
        <table:table-row table:style-name="ro1">
          <table:table-cell office:value-type="string" calcext:value-type="string">
            <text:p>tai nghe bị rè 1 ngày sau khi dùng và mình cực kì khó chịu. mọi người mua thì cân nhắc nhé. minh lỡ bỏ hộp rồi nên không trả hàng về đc, cái gì rẻ cũng có giá của nó nhé.</text:p>
          </table:table-cell>
          <table:table-cell/>
        </table:table-row>
        <table:table-row table:style-name="ro1">
          <table:table-cell office:value-type="string" calcext:value-type="string">
            <text:p>tai nghe bị rè nghe cực kì khó chịu luôn, mau hết pin nữa</text:p>
          </table:table-cell>
          <table:table-cell/>
        </table:table-row>
        <table:table-row table:style-name="ro1">
          <table:table-cell office:value-type="string" calcext:value-type="string">
            <text:p>tai nghe bị rè. nghe được 1 lần thì bị hư một bên luôn.</text:p>
          </table:table-cell>
          <table:table-cell/>
        </table:table-row>
        <table:table-row table:style-name="ro1">
          <table:table-cell office:value-type="string" calcext:value-type="string">
            <text:p>tai nghe chập chờn 1 bên tai nghe bình thường 1 bên thì tiếng rất nhỏ sản phẩm không như mong đợi</text:p>
          </table:table-cell>
          <table:table-cell/>
        </table:table-row>
        <table:table-row table:style-name="ro1">
          <table:table-cell office:value-type="string" calcext:value-type="string">
            <text:p>tai nghe chập chờn khi kết nối wifi</text:p>
          </table:table-cell>
          <table:table-cell/>
        </table:table-row>
        <table:table-row table:style-name="ro1">
          <table:table-cell office:value-type="string" calcext:value-type="string">
            <text:p>tai nghe chất lượng âm thanh ổn, nhưng chỉ dùng được hơn 1 tuần thì tự động không nghe được nữa!</text:p>
          </table:table-cell>
          <table:table-cell/>
        </table:table-row>
        <table:table-row table:style-name="ro1">
          <table:table-cell office:value-type="string" calcext:value-type="string">
            <text:p>tai nghe chất lượng kém</text:p>
          </table:table-cell>
          <table:table-cell/>
        </table:table-row>
        <table:table-row table:style-name="ro1">
          <table:table-cell office:value-type="string" calcext:value-type="string">
            <text:p>tai nghe chỉ kết nối đc bên trái bên phải cứ chớp đèn hoài lun. đề nghị shop cho cách khắc phục hoặc đổi trả hàng lại. <text:s/>cảm ơn</text:p>
          </table:table-cell>
          <table:table-cell/>
        </table:table-row>
        <table:table-row table:style-name="ro1">
          <table:table-cell office:value-type="string" calcext:value-type="string">
            <text:p>tai nghe chỉ nghe dc 1 bên</text:p>
          </table:table-cell>
          <table:table-cell/>
        </table:table-row>
        <table:table-row table:style-name="ro1">
          <table:table-cell office:value-type="string" calcext:value-type="string">
            <text:p>tại nghe chỉ nghe đc 1 bên <text:s/>t vừa nhận hàng đã thử luôn <text:s/>chỉ dùng đc 1 bên</text:p>
          </table:table-cell>
          <table:table-cell/>
        </table:table-row>
        <table:table-row table:style-name="ro1">
          <table:table-cell office:value-type="string" calcext:value-type="string">
            <text:p>tai nghe chỉ nghe đc 1 bên lại khộng có cap sạc nữa <text:s/>mong tiki khắc phục</text:p>
          </table:table-cell>
          <table:table-cell/>
        </table:table-row>
        <table:table-row table:style-name="ro1">
          <table:table-cell office:value-type="string" calcext:value-type="string">
            <text:p>tai nghe chỉ nghe đc 1 tai, bên tai trái k nghe được</text:p>
          </table:table-cell>
          <table:table-cell/>
        </table:table-row>
        <table:table-row table:style-name="ro1">
          <table:table-cell office:value-type="string" calcext:value-type="string">
            <text:p>tai nghe chỉ nghe dc mỗi 1 bên, bên còn lại dell có 1 tí là hoạt động</text:p>
          </table:table-cell>
          <table:table-cell/>
        </table:table-row>
        <table:table-row table:style-name="ro1">
          <table:table-cell office:value-type="string" calcext:value-type="string">
            <text:p>tai nghe chỉ nghe dcj một bên còn bên còn lại ko nghe dcj khá thất vọng</text:p>
          </table:table-cell>
          <table:table-cell/>
        </table:table-row>
        <table:table-row table:style-name="ro1">
          <table:table-cell office:value-type="string" calcext:value-type="string">
            <text:p>tai nghe chi nghe duoc 1 ben mong tiki xem xet đôi hang dum</text:p>
          </table:table-cell>
          <table:table-cell/>
        </table:table-row>
        <table:table-row table:style-name="ro1">
          <table:table-cell office:value-type="string" calcext:value-type="string">
            <text:p>tai nghe chỉ nghe được 1 bên, đề nghị shop hỗ trợ thông tin hoặc đổi lại cảm ơn shop.chờ shop phản hồi...</text:p>
          </table:table-cell>
          <table:table-cell/>
        </table:table-row>
        <table:table-row table:style-name="ro1">
          <table:table-cell office:value-type="string" calcext:value-type="string">
            <text:p>tai nghe chỉ nghe được 1 tiếng là hết pin. hộp sạc còn 100% nhưng ko sạc đc cho tai nghe. kết nối thì lúc được lúc không. <text:s/>chốt câu: quá tệ</text:p>
          </table:table-cell>
          <table:table-cell/>
        </table:table-row>
        <table:table-row table:style-name="ro1">
          <table:table-cell office:value-type="string" calcext:value-type="string">
            <text:p>tai nghe chỉ nghe được 1bên còn bên kia cói như bỏ tiki làm ăn j z</text:p>
          </table:table-cell>
          <table:table-cell/>
        </table:table-row>
        <table:table-row table:style-name="ro1">
          <table:table-cell office:value-type="string" calcext:value-type="string">
            <text:p>tai nghe chỉ nghe được một bên, đề nghị shop cho biết hướng giải quyết và có hành động kịp thời, chứ không thể chấp nhận được sản phẩm lỗi như này.</text:p>
          </table:table-cell>
          <table:table-cell/>
        </table:table-row>
        <table:table-row table:style-name="ro1">
          <table:table-cell office:value-type="string" calcext:value-type="string">
            <text:p>tai nghe chỉ nghe được một tai!</text:p>
          </table:table-cell>
          <table:table-cell/>
        </table:table-row>
        <table:table-row table:style-name="ro1">
          <table:table-cell office:value-type="string" calcext:value-type="string">
            <text:p>tai nghe chỉ sạc đc chứ k nghe đc mong shop đổi cho em ạ</text:p>
          </table:table-cell>
          <table:table-cell/>
        </table:table-row>
        <table:table-row table:style-name="ro4">
          <table:table-cell office:value-type="string" calcext:value-type="string">
            <text:p>tai nghe chỉ thấy sáng đèn một bên, không kết nối được với điện thoại nên cũng chả biết nghe được hay không. đã thử kết nối với nhiều loại điện thoại iphone, samsung,oppo <text:s/>đều không nhận được tín hiệu bluetooth của tai nghe. mong tiki hỗ trợ đổi trả hoặc hoàn tiền chứ như thế này không khác nào mua cái tai nghe hỏng</text:p>
          </table:table-cell>
          <table:table-cell/>
        </table:table-row>
        <table:table-row table:style-name="ro1">
          <table:table-cell office:value-type="string" calcext:value-type="string">
            <text:p>tai nghe có âm lượng nhỏ, khó nghe</text:p>
          </table:table-cell>
          <table:table-cell/>
        </table:table-row>
        <table:table-row table:style-name="ro1">
          <table:table-cell office:value-type="string" calcext:value-type="string">
            <text:p>tai nghe của chính hãng mdr xb550ap của sony nghe hay , hàng đúng như quảng cáo, không lỗi , không trầy</text:p>
          </table:table-cell>
          <table:table-cell/>
        </table:table-row>
        <table:table-row table:style-name="ro1">
          <table:table-cell office:value-type="string" calcext:value-type="string">
            <text:p>tai nghe của mình đã ko nghe đc mong tiki sẽ đổi lại ạ.</text:p>
          </table:table-cell>
          <table:table-cell/>
        </table:table-row>
        <table:table-row table:style-name="ro1">
          <table:table-cell office:value-type="string" calcext:value-type="string">
            <text:p>tai nghe của tôi bên trái bị khá rè, muốn đổi trả sản phẩm thì hình thức như thế nào vậy, tôi cảm ơn</text:p>
          </table:table-cell>
          <table:table-cell/>
        </table:table-row>
        <table:table-row table:style-name="ro1">
          <table:table-cell office:value-type="string" calcext:value-type="string">
            <text:p>tai nghe đc một bên, ng kế bên vẫn nghe đc âm thanh</text:p>
          </table:table-cell>
          <table:table-cell/>
        </table:table-row>
        <table:table-row table:style-name="ro4">
          <table:table-cell office:value-type="string" calcext:value-type="string">
            <text:p>tai nghe đẹp, vài tuần đầu thì dùng tốt sau 1 tháng thì tai nghe ko rõ, hoàn toàn ko nghe được. ban đầu mình tưởng do điện thoại mình có vấn đề, nhưng đã thử hầu hết trên các thiết bị khác đều bị rè mong tiki xử lý vấn đề này</text:p>
          </table:table-cell>
          <table:table-cell/>
        </table:table-row>
        <table:table-row table:style-name="ro1">
          <table:table-cell office:value-type="string" calcext:value-type="string">
            <text:p>tai nghe dùng được 1 tháng thì tự nhiên bị điếc 1 bên. không biết quy trình bảo hành như thế nào vậy shop?</text:p>
          </table:table-cell>
          <table:table-cell/>
        </table:table-row>
        <table:table-row table:style-name="ro4">
          <table:table-cell office:value-type="string" calcext:value-type="string">
            <text:p>tai nghe dùng ổn, duy chỉ có việc gửi bảo hành từ cuối tháng 12/2019 tới giờ đã là tháng 3 vẫn ko trả lại hàng do gửi đi nước ngoài bảo hành mà chưa về dc, có thỏa thuận đổi hàng open box nhưng cả tháng trời hứa hẹn shop vẫn ko liên lạc lại, mọi người lưu ý khi gửi bảo hành nhé.</text:p>
          </table:table-cell>
          <table:table-cell/>
        </table:table-row>
        <table:table-row table:style-name="ro1">
          <table:table-cell office:value-type="string" calcext:value-type="string">
            <text:p>tai nghe được có một bên à có được đổi k ạ <text:s/>mới về lấy ra nghe dc có một bên tai</text:p>
          </table:table-cell>
          <table:table-cell/>
        </table:table-row>
        <table:table-row table:style-name="ro4">
          <table:table-cell office:value-type="string" calcext:value-type="string">
            <text:p>tai nghe êm. nhưng em mua tai nghe này tháng 8, mà giờ đầu tháng 11 là giờ chỉ nghe dc 1 tai thôi à, buồn quá, chẳn lẻ bỏ mua cái khác sao ta? hàng có bảo hành/sữa chữa được không ạ? em cám ơn admin</text:p>
          </table:table-cell>
          <table:table-cell/>
        </table:table-row>
        <table:table-row table:style-name="ro1">
          <table:table-cell office:value-type="string" calcext:value-type="string">
            <text:p>tai nghe gây đau đầu</text:p>
          </table:table-cell>
          <table:table-cell/>
        </table:table-row>
        <table:table-row table:style-name="ro1">
          <table:table-cell office:value-type="string" calcext:value-type="string">
            <text:p>tai nghe gì mới mua thử lần đầu nghe đã liệt bên phải rồi</text:p>
          </table:table-cell>
          <table:table-cell/>
        </table:table-row>
        <table:table-row table:style-name="ro4">
          <table:table-cell office:value-type="string" calcext:value-type="string">
            <text:p>tai nghe hay bị rè. chất lượng không tốt. thông tin sản phẩm có thời lượng dùng 5 tiếng mà dùng chưa tới 30 phút đã báo hết pin. chưa thấy khi nào mà hàng tiki lại có những mẫu hàng tệ thế này.</text:p>
          </table:table-cell>
          <table:table-cell/>
        </table:table-row>
        <table:table-row table:style-name="ro1">
          <table:table-cell office:value-type="string" calcext:value-type="string">
            <text:p>tai nghe hoi nhe bass</text:p>
          </table:table-cell>
          <table:table-cell/>
        </table:table-row>
        <table:table-row table:style-name="ro1">
          <table:table-cell office:value-type="string" calcext:value-type="string">
            <text:p>tai nghe hơi rè không nghe đc</text:p>
          </table:table-cell>
          <table:table-cell/>
        </table:table-row>
        <table:table-row table:style-name="ro1">
          <table:table-cell office:value-type="string" calcext:value-type="string">
            <text:p>tai nghe hỏng 1 bên ko nghe đc.</text:p>
          </table:table-cell>
          <table:table-cell/>
        </table:table-row>
        <table:table-row table:style-name="ro4">
          <table:table-cell office:value-type="string" calcext:value-type="string">
            <text:p>tai nghe k sử dụng đc , đã nhờ ng có kĩ thuật xem dùm nhưng vẫn k nghe đc , tiki nên đổi lại sản phẩm cho mình .mình đã mua nhiều hàng trên tiki , nhưng nếu chất lượng vẫn hay bị như thế này thì mình sẽ chia tay tiki, nếu mình có suy nghĩ vậy thì cũng sẽ có nhiều khách hàng khác cũng như vậy , nên tiki nên xem lại .</text:p>
          </table:table-cell>
          <table:table-cell/>
        </table:table-row>
        <table:table-row table:style-name="ro1">
          <table:table-cell office:value-type="string" calcext:value-type="string">
            <text:p>tai nghe kết nối chỉ nghe được 1 bên trái còn bên pải thì ko s kết nối bên nào cx dc mà chỉ nghe dc 1 bên z ? hàng bị lỗi r</text:p>
          </table:table-cell>
          <table:table-cell/>
        </table:table-row>
        <table:table-row table:style-name="ro1">
          <table:table-cell office:value-type="string" calcext:value-type="string">
            <text:p>tai nghe kg sáng đèn đổi đc kg ban. mới nhận hàng kg nghe đc</text:p>
          </table:table-cell>
          <table:table-cell/>
        </table:table-row>
        <table:table-row table:style-name="ro1">
          <table:table-cell office:value-type="string" calcext:value-type="string">
            <text:p>tai nghe kg thấy đèn <text:s/>nghe đc 1 tai nx</text:p>
          </table:table-cell>
          <table:table-cell/>
        </table:table-row>
        <table:table-row table:style-name="ro1">
          <table:table-cell office:value-type="string" calcext:value-type="string">
            <text:p>tai nghe khi cắm vào điện thoại hay máy tính.. khi gọi sang đầu dây bên kia ... đầu dây bên kia nghe thấy tàn rè rè cảm giác rất khó chịu...mong tiktik giải thích hộ</text:p>
          </table:table-cell>
          <table:table-cell/>
        </table:table-row>
        <table:table-row table:style-name="ro1">
          <table:table-cell office:value-type="string" calcext:value-type="string">
            <text:p>tai nghe khi sử dụng bị nóng lên dù chỉ mới sử dụng khoảng 1 phút. sau đó, báo là đã hết pin dù đã sạc đầy pin. quá thất vọng.</text:p>
          </table:table-cell>
          <table:table-cell/>
        </table:table-row>
        <table:table-row table:style-name="ro1">
          <table:table-cell office:value-type="string" calcext:value-type="string">
            <text:p>tai nghe không có mic , đeo khá đau tai và không có chỉnh âm lượng</text:p>
          </table:table-cell>
          <table:table-cell/>
        </table:table-row>
        <table:table-row table:style-name="ro1">
          <table:table-cell office:value-type="string" calcext:value-type="string">
            <text:p>tai nghe không lên nguồn và mình đã gọi tổng đài nhiều lần nhưng không nhấc máy. hi vọng tiki có thể xem là đổi lại giúp mình</text:p>
          </table:table-cell>
          <table:table-cell/>
        </table:table-row>
        <table:table-row table:style-name="ro1">
          <table:table-cell office:value-type="string" calcext:value-type="string">
            <text:p>tai nghe không nghe được</text:p>
          </table:table-cell>
          <table:table-cell/>
        </table:table-row>
        <table:table-row table:style-name="ro1">
          <table:table-cell office:value-type="string" calcext:value-type="string">
            <text:p>tai nghe không sạc khi bỏ vào hộp. mong phản hồi từ bạn</text:p>
          </table:table-cell>
          <table:table-cell/>
        </table:table-row>
        <table:table-row table:style-name="ro1">
          <table:table-cell office:value-type="string" calcext:value-type="string">
            <text:p>tai nghe không sáng đèn, không kết nội được bluetooth với điện thoại, đề nghị được đổi hàng hoặc giúp đỡ kỹ thuật. gọi mình 0393844906</text:p>
          </table:table-cell>
          <table:table-cell/>
        </table:table-row>
        <table:table-row table:style-name="ro1">
          <table:table-cell office:value-type="string" calcext:value-type="string">
            <text:p>tai nghe ko cảm ứng được khi thì ko bật wifi thì lại bật dc bật wifi lên thì lại ko bâtk được</text:p>
          </table:table-cell>
          <table:table-cell/>
        </table:table-row>
        <table:table-row table:style-name="ro1">
          <table:table-cell office:value-type="string" calcext:value-type="string">
            <text:p>tai nghe ko giống hình nghe tai trái nhỏ hơn pin cực yếu</text:p>
          </table:table-cell>
          <table:table-cell/>
        </table:table-row>
        <table:table-row table:style-name="ro1">
          <table:table-cell office:value-type="string" calcext:value-type="string">
            <text:p>tai nghe ko giống trong hình,quá to...chất lượng âm thah thì ko có tí bass nào...nói chung là lừa đảo nhau....yêu cầu cty giải thích....để hình 1 kiểu nhỏ gọn giao hàng thì to đùng</text:p>
          </table:table-cell>
          <table:table-cell/>
        </table:table-row>
        <table:table-row table:style-name="ro1">
          <table:table-cell office:value-type="string" calcext:value-type="string">
            <text:p>tai nghe ko hay mới mua đã hỏng 1 bên tai . ko nên mua</text:p>
          </table:table-cell>
          <table:table-cell/>
        </table:table-row>
        <table:table-row table:style-name="ro1">
          <table:table-cell office:value-type="string" calcext:value-type="string">
            <text:p>tai nghe ko kết đôi đc . chỉ nghe dc 1 trong hai tai</text:p>
          </table:table-cell>
          <table:table-cell/>
        </table:table-row>
        <table:table-row table:style-name="ro1">
          <table:table-cell office:value-type="string" calcext:value-type="string">
            <text:p>tai nghe ko lên dc 1 bên <text:s/>nói chung là sản phẩm kém quá</text:p>
          </table:table-cell>
          <table:table-cell/>
        </table:table-row>
        <table:table-row table:style-name="ro4">
          <table:table-cell office:value-type="string" calcext:value-type="string">
            <text:p>tai nghe lỗi mở hộp ra không kết nối được, mình nghĩ chắc hết pin nhưng căm sạc cũng không lên đèn. không có kết nối. nói chung không sài gì được cả. tiki liên hệ cho đổi hàng hoặc trả hàng hoàn tiền giùm mình sớm nhé! xin cảm ơn!</text:p>
          </table:table-cell>
          <table:table-cell/>
        </table:table-row>
        <table:table-row table:style-name="ro1">
          <table:table-cell office:value-type="string" calcext:value-type="string">
            <text:p>tai nghe lúc đầu nghe cả 2 bên đều rất được, chất lượng âm thanh khá tốt nhưng dùng 1 thời gian sau chỉ nghe đc 1 bên, âm thanh có lúc nghe bị rè rè chẳng nghe đc rõ</text:p>
          </table:table-cell>
          <table:table-cell/>
        </table:table-row>
        <table:table-row table:style-name="ro1">
          <table:table-cell office:value-type="string" calcext:value-type="string">
            <text:p>tai nghe mà không có micro thì gửi làm gì??? treo đầu dê bán thịt chó ah!</text:p>
          </table:table-cell>
          <table:table-cell/>
        </table:table-row>
        <table:table-row table:style-name="ro1">
          <table:table-cell office:value-type="string" calcext:value-type="string">
            <text:p>tai nghe mình mới dùng 1 tháng thì tai bên phải đã không sử dụng được nữa. tiki giúp mình đổi hàng nhé. mình cảm ơn</text:p>
          </table:table-cell>
          <table:table-cell/>
        </table:table-row>
        <table:table-row table:style-name="ro1">
          <table:table-cell office:value-type="string" calcext:value-type="string">
            <text:p>tai nghe mình mới nhận chỉ kết nối được một bên còn một bên không kết nối được sop ơi</text:p>
          </table:table-cell>
          <table:table-cell/>
        </table:table-row>
        <table:table-row table:style-name="ro4">
          <table:table-cell office:value-type="string" calcext:value-type="string">
            <text:p>tai nghe mình mới nhận về tay , sau khi khui và thử mở lên để nghe thì không có 1 chút pin nào , mình để sạc khoảng hơn 1 tiếng sau mình lại nghe thử. nhưng chỉ có mỗi tai nghe bên phải nghe được thôi <text:s/>. tai nghe bên trái hoàn toàn im lặng và không nghe thấy âm thanh . mình không thích điều này . mình muốn được đổi lại hàng</text:p>
          </table:table-cell>
          <table:table-cell/>
        </table:table-row>
        <table:table-row table:style-name="ro1">
          <table:table-cell office:value-type="string" calcext:value-type="string">
            <text:p>tai nghe mình mua không sử dụng cho cuộc gọi dc. bắt máy lên không nghe tiếng và nói thì đầu dây bên kia cũng không nghe được</text:p>
          </table:table-cell>
          <table:table-cell/>
        </table:table-row>
        <table:table-row table:style-name="ro4">
          <table:table-cell office:value-type="string" calcext:value-type="string">
            <text:p>tai nghe mình vừa mới nhận từ shiper xong nhưng kết nối chỉ nghe đc 1 bên bên kia ko nghe đc gì dù đã thử đi thử lại nhiều lần. làm thế nào để đổi đc vậy ad. chỉ 1 bên phát ra tín hiệu đèn led kết nối đc</text:p>
          </table:table-cell>
          <table:table-cell/>
        </table:table-row>
        <table:table-row table:style-name="ro1">
          <table:table-cell office:value-type="string" calcext:value-type="string">
            <text:p>tai nghe mới mở ra chỉ nghe được 1 tai, nghe âm thanh bị rè lúc được lúc không. điện tổng đài đồng ý đổi trả rồi nhưng hai ngày rồi chưa thấy liên lạc lại,</text:p>
          </table:table-cell>
          <table:table-cell/>
        </table:table-row>
        <table:table-row table:style-name="ro1">
          <table:table-cell office:value-type="string" calcext:value-type="string">
            <text:p>tai nghe mới mua đc có 1 tháng mà giờ đã không nghe được nữa rồi. chỉ bắt đc nhạc nền chứ không nghe tiếng. lúc nghe lúc không. đúng là tiền nào của đó.</text:p>
          </table:table-cell>
          <table:table-cell/>
        </table:table-row>
        <table:table-row table:style-name="ro4">
          <table:table-cell office:value-type="string" calcext:value-type="string">
            <text:p>tai nghe mới mua được 10 ngày đã gặp vấn đề ở tai bên phải. <text:s/>để trong dock cả đêm nhưng sáng sớm đã báo 0% pin tai phải, bỏ vào lại thì lại sạc được. gặp 4 5 lần như vậy rồi. <text:s text:c="2"/>lỗi này xuất hiện sau 10 ngày nên không đổi được sản phẩm. <text:s/>khuyên ai có ý định mua bỏ ngay.</text:p>
          </table:table-cell>
          <table:table-cell/>
        </table:table-row>
        <table:table-row table:style-name="ro1">
          <table:table-cell office:value-type="string" calcext:value-type="string">
            <text:p>tai nghe mới mua về dùng được mà 1 2 hôm đã bị hỏng mất tai trái không rõ lý do luôn. thất vọng ghê gớm</text:p>
          </table:table-cell>
          <table:table-cell/>
        </table:table-row>
        <table:table-row table:style-name="ro4">
          <table:table-cell office:value-type="string" calcext:value-type="string">
            <text:p>tai nghe mới mua về khi mở nắp kiểm tra thấy 1 bên tai đã bị như thế này rồi. nếu nghe đc thì thôi còn châm chước . nhưng khi mở lấy tai nghe ra thì tự động kết nối được mỗi một bên tai. yêu cầu có biện pháp khắc phục !</text:p>
          </table:table-cell>
          <table:table-cell/>
        </table:table-row>
        <table:table-row table:style-name="ro1">
          <table:table-cell office:value-type="string" calcext:value-type="string">
            <text:p>tai nghe mới mua về nghe rõ một bên một bên ko rõ, tai nghe chán quá</text:p>
          </table:table-cell>
          <table:table-cell/>
        </table:table-row>
        <table:table-row table:style-name="ro1">
          <table:table-cell office:value-type="string" calcext:value-type="string">
            <text:p>tai nghe mới sử dụng <text:s/>hai lần đã hư 1 bên không nghe được tiếng</text:p>
          </table:table-cell>
          <table:table-cell/>
        </table:table-row>
        <table:table-row table:style-name="ro1">
          <table:table-cell office:value-type="string" calcext:value-type="string">
            <text:p>tai nghe mua cuối tháng 3. dùng được hơn 1 tháng đã không nghe được. chán.</text:p>
          </table:table-cell>
          <table:table-cell/>
        </table:table-row>
        <table:table-row table:style-name="ro1">
          <table:table-cell office:value-type="string" calcext:value-type="string">
            <text:p>tai nghe mua dùng được 1 tháng thì tai nghe được, tai không. dây tai nghe làm nhỏ rất dễ đứt và bị rối</text:p>
          </table:table-cell>
          <table:table-cell/>
        </table:table-row>
        <table:table-row table:style-name="ro1">
          <table:table-cell office:value-type="string" calcext:value-type="string">
            <text:p>tai nghe mua về bị hư cái tai phải rui !!! chân cắm sạc tai nghe bị mất bên tay phải tối về bóc hàng ra xem mà chán !!!</text:p>
          </table:table-cell>
          <table:table-cell/>
        </table:table-row>
        <table:table-row table:style-name="ro1">
          <table:table-cell office:value-type="string" calcext:value-type="string">
            <text:p>tai nghe mua về chỉ dùng đc một bên. hi vọng sẽ được đổi sản phẩm khác. quá thất vọng giờ hàng tiki với shopee gần giống nhau quá</text:p>
          </table:table-cell>
          <table:table-cell/>
        </table:table-row>
        <table:table-row table:style-name="ro1">
          <table:table-cell office:value-type="string" calcext:value-type="string">
            <text:p>tai nghe mua về dùm thử được 1 tuần, nghe được tầm 20' là hết pin, lúc đang nghe thì bị thoát ra, cái vỏ như đồ chơi trẻ em ý, mong tiki giải quyết cho mình sớm.</text:p>
          </table:table-cell>
          <table:table-cell/>
        </table:table-row>
        <table:table-row table:style-name="ro1">
          <table:table-cell office:value-type="string" calcext:value-type="string">
            <text:p>tai nghe mua về dùng 1 ngày đầu tiên đã bị hư mic, nản</text:p>
          </table:table-cell>
          <table:table-cell/>
        </table:table-row>
        <table:table-row table:style-name="ro4">
          <table:table-cell office:value-type="string" calcext:value-type="string">
            <text:p>tai nghe mua về sài dc vài ngày hư 1 bên. nhờ tiki hỗ trợ đổi trả hoặc bảo hành mà thấy bên tiki gọi dt dc 1 lần mà mãi cả tháng rồi ko thấy nhân viên tới nhận hàng đem bảo hành</text:p>
          </table:table-cell>
          <table:table-cell/>
        </table:table-row>
        <table:table-row table:style-name="ro4">
          <table:table-cell office:value-type="string" calcext:value-type="string">
            <text:p>tai nghe mua về xạc đầy nghe được 10 15p tự ngắt rồi báo pin yếu, đi xa xài này là toang. <text:s/>để ko ko xài mà cũng hết pin nữa í. mua về xài đúng 2 lần thấy pin hết nhanh nên bỏ đó luôn.</text:p>
          </table:table-cell>
          <table:table-cell/>
        </table:table-row>
        <table:table-row table:style-name="ro1">
          <table:table-cell office:value-type="string" calcext:value-type="string">
            <text:p>tai nghe này bị hư một bên tai yêu cầu đổi hàng</text:p>
          </table:table-cell>
          <table:table-cell/>
        </table:table-row>
        <table:table-row table:style-name="ro1">
          <table:table-cell office:value-type="string" calcext:value-type="string">
            <text:p>tai nghe này em mua về r mà chỉ nghe được 1 bên còn 1 bên ko nge được</text:p>
          </table:table-cell>
          <table:table-cell/>
        </table:table-row>
        <table:table-row table:style-name="ro1">
          <table:table-cell office:value-type="string" calcext:value-type="string">
            <text:p>tai nghe này không hề cách âm cảm thấy thật bất bình khi người khác rõ ràng nhận xét có vài dòng vẫn đăng mà tiki cứ bắt buộc phải nhận xét 50 từ</text:p>
          </table:table-cell>
          <table:table-cell/>
        </table:table-row>
        <table:table-row table:style-name="ro1">
          <table:table-cell office:value-type="string" calcext:value-type="string">
            <text:p>tai nghe này mới mua về bị 1 bên nghe 1 bên không nghe. không nên mua sản phẩm này.</text:p>
          </table:table-cell>
          <table:table-cell/>
        </table:table-row>
        <table:table-row table:style-name="ro1">
          <table:table-cell office:value-type="string" calcext:value-type="string">
            <text:p>tai nghe này nghe nhỏ quá</text:p>
          </table:table-cell>
          <table:table-cell/>
        </table:table-row>
        <table:table-row table:style-name="ro1">
          <table:table-cell office:value-type="string" calcext:value-type="string">
            <text:p>tai nghe nghe được một bên là sao vậy đổi cái khác như nào vậy</text:p>
          </table:table-cell>
          <table:table-cell/>
        </table:table-row>
        <table:table-row table:style-name="ro1">
          <table:table-cell office:value-type="string" calcext:value-type="string">
            <text:p>tai nghe nhạc không hay gì hết. nghe nghẹt nghẹt lắm.</text:p>
          </table:table-cell>
          <table:table-cell/>
        </table:table-row>
        <table:table-row table:style-name="ro1">
          <table:table-cell office:value-type="string" calcext:value-type="string">
            <text:p>tai nghe nhận đã bị bóc xiu ra r còn tai nghe thì ko dc bọc lại dây cáp thì tháo ra ko buộc lại <text:s/>mong koi lại ik</text:p>
          </table:table-cell>
          <table:table-cell/>
        </table:table-row>
        <table:table-row table:style-name="ro1">
          <table:table-cell office:value-type="string" calcext:value-type="string">
            <text:p>tai nghe nhận được ko nghe được một bên, mình có thể liên hệ tiki để đổi trả sản phẩm như thế nào?</text:p>
          </table:table-cell>
          <table:table-cell/>
        </table:table-row>
        <table:table-row table:style-name="ro4">
          <table:table-cell office:value-type="string" calcext:value-type="string">
            <text:p>tai nghe nhận về bị hỏng một bên, liên hệ đổi trả lại, nhân viên tư vấn nhiệt tình,đến lấy hàng đổi trả cũng nhanh nhưng đã gần tuần rồi không thấy giao hàng lại hay liên lạc lại gì cả. mong sớm nhận được phản hồi từ tiki</text:p>
          </table:table-cell>
          <table:table-cell/>
        </table:table-row>
        <table:table-row table:style-name="ro1">
          <table:table-cell office:value-type="string" calcext:value-type="string">
            <text:p>tai nghe nhanh hết pin sạc nhiều lần</text:p>
          </table:table-cell>
          <table:table-cell/>
        </table:table-row>
        <table:table-row table:style-name="ro1">
          <table:table-cell office:value-type="string" calcext:value-type="string">
            <text:p>tai nghe nhanh hỏng thật</text:p>
          </table:table-cell>
          <table:table-cell/>
        </table:table-row>
        <table:table-row table:style-name="ro1">
          <table:table-cell office:value-type="string" calcext:value-type="string">
            <text:p>tai nghe nhét tai mở loa không ok lớn.</text:p>
          </table:table-cell>
          <table:table-cell/>
        </table:table-row>
        <table:table-row table:style-name="ro1">
          <table:table-cell office:value-type="string" calcext:value-type="string">
            <text:p>tai nghe nhỏ k nhét vào đc tai</text:p>
          </table:table-cell>
          <table:table-cell/>
        </table:table-row>
        <table:table-row table:style-name="ro1">
          <table:table-cell office:value-type="string" calcext:value-type="string">
            <text:p>tai nghe phải không sáng đèn, không kết nối được vui lòng đổi</text:p>
          </table:table-cell>
          <table:table-cell/>
        </table:table-row>
        <table:table-row table:style-name="ro1">
          <table:table-cell office:value-type="string" calcext:value-type="string">
            <text:p>tai nghe quá tệ không nghe đc và giao hàng trễ hẹn</text:p>
          </table:table-cell>
          <table:table-cell/>
        </table:table-row>
        <table:table-row table:style-name="ro1">
          <table:table-cell office:value-type="string" calcext:value-type="string">
            <text:p>tai nghe quá vang, âm thanh giả, cứ như giọng sóc chuột qua chỉnh sửa ấy.</text:p>
          </table:table-cell>
          <table:table-cell/>
        </table:table-row>
        <table:table-row table:style-name="ro1">
          <table:table-cell office:value-type="string" calcext:value-type="string">
            <text:p>tai nghe rất là tệ, 1 bên nghe được, 1 bên không. mình đang liên hệ tiki để được hoàn tiền</text:p>
          </table:table-cell>
          <table:table-cell/>
        </table:table-row>
        <table:table-row table:style-name="ro1">
          <table:table-cell office:value-type="string" calcext:value-type="string">
            <text:p>tai nghe rất tốt, nhưng vừa mua về ban đâu đã bị lỗi cứ cắm tai nghe vào là nó tự giảm âm (đã thử với những máy khác), sài 1 2 ngày không nghe thấy gì nữa.</text:p>
          </table:table-cell>
          <table:table-cell/>
        </table:table-row>
        <table:table-row table:style-name="ro4">
          <table:table-cell office:value-type="string" calcext:value-type="string">
            <text:p>tai nghe sony khá dở, đã xài tới cái thứ 2 rồi vẫn bị tình trạng không nghe được 1 bên tai, chập chờn, hàng chính hãng sony mà chán quá! rất hối hận khi đã tin tưởng tai nghe sony</text:p>
          </table:table-cell>
          <table:table-cell/>
        </table:table-row>
        <table:table-row table:style-name="ro1">
          <table:table-cell office:value-type="string" calcext:value-type="string">
            <text:p>tai nghe thì bé, toàn bị sột soạt, mic cũng bắt kém mua về coi như bỏ. không biết shop có cho đổi lại ko</text:p>
          </table:table-cell>
          <table:table-cell/>
        </table:table-row>
        <table:table-row table:style-name="ro4">
          <table:table-cell office:value-type="string" calcext:value-type="string">
            <text:p>tai nghe thì chập chờn, cảm biến gia tốc lúc được lúc không, lấy tai nghe ra khỏi tai roi vẫn còn hát, thậm chí đeo lại vào tai cũng tự out fai dùng thao tác tay bấm vào điện thoại, tai nghe chập chờ, ai mua nên suy nghĩ vì giá cao mà trải nghiệm kém quá, đã gửi trả lại hàng ngày 16.05.2019, đang đợi kết quả</text:p>
          </table:table-cell>
          <table:table-cell/>
        </table:table-row>
        <table:table-row table:style-name="ro1">
          <table:table-cell office:value-type="string" calcext:value-type="string">
            <text:p>tai nghe thì đứt 1 bên.mong tiki xem xét đổi hàng.</text:p>
          </table:table-cell>
          <table:table-cell/>
        </table:table-row>
        <table:table-row table:style-name="ro1">
          <table:table-cell office:value-type="string" calcext:value-type="string">
            <text:p>tại nghe thì k nghe được buồn</text:p>
          </table:table-cell>
          <table:table-cell/>
        </table:table-row>
        <table:table-row table:style-name="ro2">
          <table:table-cell office:value-type="string" calcext:value-type="string">
            <text:p>tai nghe thì rất là ok đáng giá đánh 5* nhưng nhân viên giao hàng thái độ quá kém , lấy hàng trể 10p mặc dù có xin lỗi trước và nói thông cảm vì đang chạy xe ngoài đường , nhân viên giao hàng chửi xối xả vào mặt , còn nói với tôi là : “ em làm phiền anh quá “ , ủa cho hỏi tôi đặt hàng thì phải có giao hàng , gì mà làm phiền ở đây , tôi đặt hàng tiki rất nhiều , hầu như món nào cũng trên 1tr và đây là lần đầu tiên tôi bị nhân viên giao hàng của tiki chửi như vậy , ko biết tiki tuyển nhân viên giao hàng hay tuyển dân chợ búa vào để chửi khách hàng vậy , đề nghị tiki xem lại cách thức của nhân viên giao hàng.</text:p>
          </table:table-cell>
          <table:table-cell/>
        </table:table-row>
        <table:table-row table:style-name="ro1">
          <table:table-cell office:value-type="string" calcext:value-type="string">
            <text:p>tai nghe to, nhét vào hơi đau tai, mua về để 3 ngày khui ra xài được lần đầu, lần sau cắm vào thì kêu rột rẹt. chán. mua định xài tạm 1 2 tháng cũng không xong, phí tiền.</text:p>
          </table:table-cell>
          <table:table-cell/>
        </table:table-row>
        <table:table-row table:style-name="ro4">
          <table:table-cell office:value-type="string" calcext:value-type="string">
            <text:p>tai nghe tốt , nghe rõ trong vòng 2 tháng. hai tháng sau nghe được 1 tai , còn tai kia hỏng rè rè , thà thêm một chút tiền lấy tai nghe sony chứ đừng ham rẻ mà mua loại này , phí tiền!</text:p>
          </table:table-cell>
          <table:table-cell/>
        </table:table-row>
        <table:table-row table:style-name="ro1">
          <table:table-cell office:value-type="string" calcext:value-type="string">
            <text:p>tai nghe trep nhiều . mở to loa bị rè . dây tai nghe ỏng ẻo</text:p>
          </table:table-cell>
          <table:table-cell/>
        </table:table-row>
        <table:table-row table:style-name="ro4">
          <table:table-cell office:value-type="string" calcext:value-type="string">
            <text:p>tai nghe tự tạo tiếng nhiễu rất ồn ào nên bên kia rất khó nghe rõ,dù mình ngồi trong nhà. trong khi mình mua chủ yếu để nói chuyện chuyện điện thoại, thật sự thất vọng vọng.tôi cho rằng đây là lỗi sản phẩm,đề nghị hoàn trả sản phẩm.</text:p>
          </table:table-cell>
          <table:table-cell/>
        </table:table-row>
        <table:table-row table:style-name="ro1">
          <table:table-cell office:value-type="string" calcext:value-type="string">
            <text:p>tai nghe về ko sử dụng được. thất vọng về shop, làm ăn phải có tâm nhé shop</text:p>
          </table:table-cell>
          <table:table-cell/>
        </table:table-row>
        <table:table-row table:style-name="ro1">
          <table:table-cell office:value-type="string" calcext:value-type="string">
            <text:p>tai nghe về nghe chỉ được 1 bên, không hề có bảng hướng dẫn sử dụng , phải mở youtube lên coi hướng dẫn, lúc đang kết nối đang nghe được, tự nhiên ngắt kết nối</text:p>
          </table:table-cell>
          <table:table-cell/>
        </table:table-row>
        <table:table-row table:style-name="ro1">
          <table:table-cell office:value-type="string" calcext:value-type="string">
            <text:p>tai nghe vừa mới mua kích hoạt bảo hành ngay nhưng nhận được thông báo trả về là đã hết hạn bảo hành???</text:p>
          </table:table-cell>
          <table:table-cell/>
        </table:table-row>
        <table:table-row table:style-name="ro1">
          <table:table-cell office:value-type="string" calcext:value-type="string">
            <text:p>tai nghe xac k vo , de nghi doi san pham</text:p>
          </table:table-cell>
          <table:table-cell/>
        </table:table-row>
        <table:table-row table:style-name="ro1">
          <table:table-cell office:value-type="string" calcext:value-type="string">
            <text:p>tai nghe xài được 2 tuần hư 1 bên.hi vọng sẽ khắc phục sản phẩm này</text:p>
          </table:table-cell>
          <table:table-cell/>
        </table:table-row>
        <table:table-row table:style-name="ro1">
          <table:table-cell office:value-type="string" calcext:value-type="string">
            <text:p>tai nghe xài được hơn 1 tháng thì ko nghe được nữa, trước đó thì lúc thì nghe được 2 tai lúc thì nghe được 1 tai, bây giờ thì cả 2 tai không nghe được</text:p>
          </table:table-cell>
          <table:table-cell/>
        </table:table-row>
        <table:table-row table:style-name="ro1">
          <table:table-cell office:value-type="string" calcext:value-type="string">
            <text:p>tải nhạc xong ko mở, ko nhận đc dù đã cài đặt lại. shop đổi cái khác dùm nha.</text:p>
          </table:table-cell>
          <table:table-cell/>
        </table:table-row>
        <table:table-row table:style-name="ro1">
          <table:table-cell office:value-type="string" calcext:value-type="string">
            <text:p>tai phải sạc không vô pin, tai nghe nhanh hết pin không như lúc đầu giới thiệu, nhờ shop hỗ trợ giúp nhé!</text:p>
          </table:table-cell>
          <table:table-cell/>
        </table:table-row>
        <table:table-row table:style-name="ro1">
          <table:table-cell office:value-type="string" calcext:value-type="string">
            <text:p>tai phone 1 tai không nge được.cần phản hồi</text:p>
          </table:table-cell>
          <table:table-cell/>
        </table:table-row>
        <table:table-row table:style-name="ro1">
          <table:table-cell office:value-type="string" calcext:value-type="string">
            <text:p>tai phone bên trái bị hư, vừa mở lên lại off rồi ko mở lại được. mình sẽ gửi đổi lại</text:p>
          </table:table-cell>
          <table:table-cell/>
        </table:table-row>
        <table:table-row table:style-name="ro1">
          <table:table-cell office:value-type="string" calcext:value-type="string">
            <text:p>tai phone chỉ nghe đc một bên. đả thử mọi cách. mong shop xem lại. phản hồi sớm</text:p>
          </table:table-cell>
          <table:table-cell/>
        </table:table-row>
        <table:table-row table:style-name="ro1">
          <table:table-cell office:value-type="string" calcext:value-type="string">
            <text:p>tai phone dễ rơi ra ngoài. rơi xong là vỡ phụ kiện bên trong. mua mới 2 ngày mà hư rồi.</text:p>
          </table:table-cell>
          <table:table-cell/>
        </table:table-row>
        <table:table-row table:style-name="ro1">
          <table:table-cell office:value-type="string" calcext:value-type="string">
            <text:p>tai phone em đặt về mới nhận hàng hôm qua. bị chày xước rất nhiều, chỉ nghe được có 1 bên, tính hiệu không ổn định. mong tiki liên hệ cho em đổi hoặc trả lại sản phẩm.</text:p>
          </table:table-cell>
          <table:table-cell/>
        </table:table-row>
        <table:table-row table:style-name="ro1">
          <table:table-cell office:value-type="string" calcext:value-type="string">
            <text:p>tai phone hỏng, không nghe đc. cần tiki và shop hỗ trợ đổi trả hàng</text:p>
          </table:table-cell>
          <table:table-cell/>
        </table:table-row>
        <table:table-row table:style-name="ro1">
          <table:table-cell office:value-type="string" calcext:value-type="string">
            <text:p>tai phone mình bị lỗi 1 tai mong được đổi lại</text:p>
          </table:table-cell>
          <table:table-cell/>
        </table:table-row>
        <table:table-row table:style-name="ro1">
          <table:table-cell office:value-type="string" calcext:value-type="string">
            <text:p>tai quá to không thể đeo vừa lỗ tai được! nói túm lại là không hài lòng tí nào.</text:p>
          </table:table-cell>
          <table:table-cell/>
        </table:table-row>
        <table:table-row table:style-name="ro1">
          <table:table-cell office:value-type="string" calcext:value-type="string">
            <text:p>tại sao bộ sạc không vào điện có thể đổi trả được không ạ</text:p>
          </table:table-cell>
          <table:table-cell/>
        </table:table-row>
        <table:table-row table:style-name="ro1">
          <table:table-cell office:value-type="string" calcext:value-type="string">
            <text:p>tại sao cam kết ram mới 100% mà chân đồng ram có dấu hiệu đã cắm và có vết xước trên chân ram vậy</text:p>
          </table:table-cell>
          <table:table-cell/>
        </table:table-row>
        <table:table-row table:style-name="ro1" table:visibility="filter">
          <table:table-cell office:value-type="string" calcext:value-type="string">
            <text:p>tại sao cam kết ram mới 100% mà chân đồng ram có dấu hiệu đã cắm và có vết xước trên chân ram vậy</text:p>
          </table:table-cell>
          <table:table-cell/>
        </table:table-row>
        <table:table-row table:style-name="ro1">
          <table:table-cell office:value-type="string" calcext:value-type="string">
            <text:p>tại sao chỉ nghe đc 1 tai trái, tai phải ko có âm thanh. bị lừa rui</text:p>
          </table:table-cell>
          <table:table-cell/>
        </table:table-row>
        <table:table-row table:style-name="ro1">
          <table:table-cell office:value-type="string" calcext:value-type="string">
            <text:p>tại sao đặt hàng màu đen mà lại nhận hàng là màu trắng chứ. ko hài lòng cho lắm. hàng mau hết pin quá. bắt bluetooth yếu quá</text:p>
          </table:table-cell>
          <table:table-cell/>
        </table:table-row>
        <table:table-row table:style-name="ro1">
          <table:table-cell office:value-type="string" calcext:value-type="string">
            <text:p>tai sao đặt mau đen lai giao mau xanh. roi de la viet nam san xuất ma không check dc ma vạch. lai gi sau may la made in china</text:p>
          </table:table-cell>
          <table:table-cell/>
        </table:table-row>
        <table:table-row table:style-name="ro1">
          <table:table-cell office:value-type="string" calcext:value-type="string">
            <text:p>tại sao giới thiệu điên thoại pin la 2500mah,nghe radio k cần tai nghe ,tại sao guởi về là pin 100mah,và nghe radio là phải cấm tai nghe vào quá thất vọng.</text:p>
          </table:table-cell>
          <table:table-cell/>
        </table:table-row>
        <table:table-row table:style-name="ro4">
          <table:table-cell office:value-type="string" calcext:value-type="string">
            <text:p>tại sao hành tôi mua lại không được nguyên seal, có một đường dao rạch và có tem dán, không nguyên seal như mọi người, bỏ vào máy tính vẫn sử dụng được nhưng chỉ 2.0, phải chăng có vấn đề gì ở đây ..?</text:p>
          </table:table-cell>
          <table:table-cell/>
        </table:table-row>
        <table:table-row table:style-name="ro1">
          <table:table-cell office:value-type="string" calcext:value-type="string">
            <text:p>tại sao kết nối bluetooth không đc</text:p>
          </table:table-cell>
          <table:table-cell/>
        </table:table-row>
        <table:table-row table:style-name="ro1">
          <table:table-cell office:value-type="string" calcext:value-type="string">
            <text:p>tại sao kết nối cả hai mà một bên bị hư mất một tai</text:p>
          </table:table-cell>
          <table:table-cell/>
        </table:table-row>
        <table:table-row table:style-name="ro1">
          <table:table-cell office:value-type="string" calcext:value-type="string">
            <text:p>tại sao khi tôi check mã vạch của sản phẩm này thì báo lỗi</text:p>
          </table:table-cell>
          <table:table-cell/>
        </table:table-row>
        <table:table-row table:style-name="ro1">
          <table:table-cell office:value-type="string" calcext:value-type="string">
            <text:p>tại sao không kết nối đc vào mạng vậy rõ tàng quét rồi mà không hiện mạng wifi cần kết nối</text:p>
          </table:table-cell>
          <table:table-cell/>
        </table:table-row>
        <table:table-row table:style-name="ro4">
          <table:table-cell office:value-type="string" calcext:value-type="string">
            <text:p>tại sao không thể kết nối được 2 tai nghe cùng 1 lúc vào điện thoại vậy ạ ( em đã ấn giữ tai nghe rất lâu nhưng vẫn không kết nối 2 tai nghe vào được ạ). <text:s/>khi kết nối bluetooth lại hiện lên 1 bên tai là i11, còn bên còn lại là i12. là sao vậy ạ ?</text:p>
          </table:table-cell>
          <table:table-cell/>
        </table:table-row>
        <table:table-row table:style-name="ro1">
          <table:table-cell office:value-type="string" calcext:value-type="string">
            <text:p>tai sao ko có cai nào sạc được vây 2 cái r nhe tiki</text:p>
          </table:table-cell>
          <table:table-cell/>
        </table:table-row>
        <table:table-row table:style-name="ro1">
          <table:table-cell office:value-type="string" calcext:value-type="string">
            <text:p>tại sao ko có cáp sạc và tại sao lại <text:s/>là tiếng trung quốc</text:p>
          </table:table-cell>
          <table:table-cell/>
        </table:table-row>
        <table:table-row table:style-name="ro1">
          <table:table-cell office:value-type="string" calcext:value-type="string">
            <text:p>tại sao ko vào được mạng, trong khi sim lắp máy điện thoại vẫn có mạng 3g và lưu lượng còn</text:p>
          </table:table-cell>
          <table:table-cell/>
        </table:table-row>
        <table:table-row table:style-name="ro1">
          <table:table-cell office:value-type="string" calcext:value-type="string">
            <text:p>tại sao lại là ổ cắm 3 đầu ko thông dụng xíu nào hết ạ, coi như không dùng được luôn <text:s/>. </text:p>
          </table:table-cell>
          <table:table-cell/>
        </table:table-row>
        <table:table-row table:style-name="ro1">
          <table:table-cell office:value-type="string" calcext:value-type="string">
            <text:p>tại sao máy lại mau hết pin vậy. tôi muốn đổi lại cái khác cái này mau hết pin quá</text:p>
          </table:table-cell>
          <table:table-cell/>
        </table:table-row>
        <table:table-row table:style-name="ro1">
          <table:table-cell office:value-type="string" calcext:value-type="string">
            <text:p>tại sao mình đung cắm vào modem wifi nhà mình để kích lên mà k thấy ok túbnaof</text:p>
          </table:table-cell>
          <table:table-cell/>
        </table:table-row>
        <table:table-row table:style-name="ro1">
          <table:table-cell office:value-type="string" calcext:value-type="string">
            <text:p>tại sao mình sạc cả đêm mà số pin vẫn hiện 1 chấm k thay đổi sạc mãi vẫn vạy</text:p>
          </table:table-cell>
          <table:table-cell/>
        </table:table-row>
        <table:table-row table:style-name="ro1">
          <table:table-cell office:value-type="string" calcext:value-type="string">
            <text:p>tại sao mjk bỏ vào máy mà nó ghi là thẻ sd ko khả dụng là sao</text:p>
          </table:table-cell>
          <table:table-cell/>
        </table:table-row>
        <table:table-row table:style-name="ro1">
          <table:table-cell office:value-type="string" calcext:value-type="string">
            <text:p>tại sao mua hàng mà không có gì để kết nối với máy tính vậy ạ??????</text:p>
          </table:table-cell>
          <table:table-cell/>
        </table:table-row>
        <table:table-row table:style-name="ro1">
          <table:table-cell office:value-type="string" calcext:value-type="string">
            <text:p>tại sao sạc tai nghe từ chiều đến tận đêm mà không được tý điện nào ạ</text:p>
          </table:table-cell>
          <table:table-cell/>
        </table:table-row>
        <table:table-row table:style-name="ro1">
          <table:table-cell office:value-type="string" calcext:value-type="string">
            <text:p>tại sao sản phẩm của em lại không có giấy bảo hành chính hãng khi mở hộp ạ còn lại thì ok</text:p>
          </table:table-cell>
          <table:table-cell/>
        </table:table-row>
        <table:table-row table:style-name="ro1">
          <table:table-cell office:value-type="string" calcext:value-type="string">
            <text:p>tai sao san phan chi nghe dc 1 ben zay shop</text:p>
          </table:table-cell>
          <table:table-cell/>
        </table:table-row>
        <table:table-row table:style-name="ro1">
          <table:table-cell office:value-type="string" calcext:value-type="string">
            <text:p>tại sao shop lại gửi cho tôi sản phần gần đứt như vậy ? không hài lòng với cách làm việc của shop !</text:p>
          </table:table-cell>
          <table:table-cell/>
        </table:table-row>
        <table:table-row table:style-name="ro1">
          <table:table-cell office:value-type="string" calcext:value-type="string">
            <text:p>tại sao số seri trên chuột với seri trên vỏ hộp không trùng nhau... như vậy thì làm sao mà bảo hành</text:p>
          </table:table-cell>
          <table:table-cell/>
        </table:table-row>
        <table:table-row table:style-name="ro1">
          <table:table-cell office:value-type="string" calcext:value-type="string">
            <text:p>tại sao t dùng phần mềm test ổ thì tốc độ lại chậm đến thế?</text:p>
          </table:table-cell>
          <table:table-cell/>
        </table:table-row>
        <table:table-row table:style-name="ro4">
          <table:table-cell office:value-type="string" calcext:value-type="string">
            <text:p>tại sao tai nghe ko có nút điều chỉnh âm lượng ? ??? trong khi mục tư vấn ở dưới ad trả lời là có thể điều chỉnh âm lượng đc ????? vừa mới nhận hàng luôn nhưng vì chuyện này nên thắc mắc ko biết có phải hàng giả ko nữa ??</text:p>
          </table:table-cell>
          <table:table-cell/>
        </table:table-row>
        <table:table-row table:style-name="ro1">
          <table:table-cell office:value-type="string" calcext:value-type="string">
            <text:p>tại sao tháng đầu mới mua về thì vào mạng nhanh, tới tháng tiếp theo thì chậm? giờ phải làm sao?</text:p>
          </table:table-cell>
          <table:table-cell/>
        </table:table-row>
        <table:table-row table:style-name="ro1">
          <table:table-cell office:value-type="string" calcext:value-type="string">
            <text:p>tại sao tôi chọn vào giỏ hàng và chọn số lượng 3 cái lại không được?</text:p>
          </table:table-cell>
          <table:table-cell/>
        </table:table-row>
        <table:table-row table:style-name="ro1">
          <table:table-cell office:value-type="string" calcext:value-type="string">
            <text:p>tại sao tôi đã làm đúng như hướng dẫn nhưng không hiện ra đường link để vào máy</text:p>
          </table:table-cell>
          <table:table-cell/>
        </table:table-row>
        <table:table-row table:style-name="ro1">
          <table:table-cell office:value-type="string" calcext:value-type="string">
            <text:p>tại sao tôi đặt hàng hôm 23/12, lấy hôm 26/12 thời gian bảo hành là 12 thág mà trong phiếu bảo hành lại ghi ngày chấm dứt bảo hành là 09/2020?</text:p>
          </table:table-cell>
          <table:table-cell/>
        </table:table-row>
        <table:table-row table:style-name="ro1" table:visibility="filter">
          <table:table-cell office:value-type="string" calcext:value-type="string">
            <text:p>tại sao tôi đặt hàng hôm 23/12, lấy hôm 26/12 thời gian bảo hành là 12 thág mà trong phiếu bảo hành lại ghi ngày chấm dứt bảo hành là 09/2020?</text:p>
          </table:table-cell>
          <table:table-cell/>
        </table:table-row>
        <table:table-row table:style-name="ro1">
          <table:table-cell office:value-type="string" calcext:value-type="string">
            <text:p>tai sao toi khong ket noi duoc. mac du da thu 2 3 cai dt. laptop cung k dc</text:p>
          </table:table-cell>
          <table:table-cell/>
        </table:table-row>
        <table:table-row table:style-name="ro1">
          <table:table-cell office:value-type="string" calcext:value-type="string">
            <text:p>tại sao tôi mua vào tháng 9/2020 nhưng phiếu bảo hành ghi ngày xuất kho là 2/2020? điều này có ảnh hưởng đến thời gian bảo hành của tôi không? cần tiki giải đáp</text:p>
          </table:table-cell>
          <table:table-cell/>
        </table:table-row>
        <table:table-row table:style-name="ro1">
          <table:table-cell office:value-type="string" calcext:value-type="string">
            <text:p>tại sao tui mua màu đen mà gửi cho tui màu trắng là sao v shop</text:p>
          </table:table-cell>
          <table:table-cell/>
        </table:table-row>
        <table:table-row table:style-name="ro1">
          <table:table-cell office:value-type="string" calcext:value-type="string">
            <text:p>tại sao vẫn không nhận được mã kích hoạt, lừa gạt hay sao vậy ??</text:p>
          </table:table-cell>
          <table:table-cell/>
        </table:table-row>
        <table:table-row table:style-name="ro1">
          <table:table-cell office:value-type="string" calcext:value-type="string">
            <text:p>tại sao. khi gắn ssd vô lại lag hơn bthg vâyh</text:p>
          </table:table-cell>
          <table:table-cell/>
        </table:table-row>
        <table:table-row table:style-name="ro1">
          <table:table-cell office:value-type="string" calcext:value-type="string">
            <text:p>tai trái không sử dụng được, đã thấy nhiều đánh giá về vấn đề này. mong shop và tiki xem xét</text:p>
          </table:table-cell>
          <table:table-cell/>
        </table:table-row>
        <table:table-row table:style-name="ro1">
          <table:table-cell office:value-type="string" calcext:value-type="string">
            <text:p>tai trái ko nghe thấy gì hết mong shop đổi cho mình cái khác</text:p>
          </table:table-cell>
          <table:table-cell/>
        </table:table-row>
        <table:table-row table:style-name="ro1">
          <table:table-cell office:value-type="string" calcext:value-type="string">
            <text:p>tạm</text:p>
          </table:table-cell>
          <table:table-cell/>
        </table:table-row>
        <table:table-row table:style-name="ro1">
          <table:table-cell office:value-type="string" calcext:value-type="string">
            <text:p>tam dc nghe dc 3 tieng</text:p>
          </table:table-cell>
          <table:table-cell/>
        </table:table-row>
        <table:table-row table:style-name="ro1">
          <table:table-cell office:value-type="string" calcext:value-type="string">
            <text:p>tam đươc</text:p>
          </table:table-cell>
          <table:table-cell/>
        </table:table-row>
        <table:table-row table:style-name="ro1">
          <table:table-cell office:value-type="string" calcext:value-type="string">
            <text:p>tạm được</text:p>
          </table:table-cell>
          <table:table-cell/>
        </table:table-row>
        <table:table-row table:style-name="ro1">
          <table:table-cell office:value-type="string" calcext:value-type="string">
            <text:p>tấm gắn điện thoại nhận được đã bị gẫy, không thể dùng được</text:p>
          </table:table-cell>
          <table:table-cell/>
        </table:table-row>
        <table:table-row table:style-name="ro1">
          <table:table-cell office:value-type="string" calcext:value-type="string">
            <text:p>tạm. Hơi đắt</text:p>
          </table:table-cell>
          <table:table-cell/>
        </table:table-row>
        <table:table-row table:style-name="ro1">
          <table:table-cell office:value-type="string" calcext:value-type="string">
            <text:p>tạsan phẩm bắt song rất yêu k sai di luôn y cho hoi cách doi ưa khác nhu the nao.tai sso co may vo di may vo k di</text:p>
          </table:table-cell>
          <table:table-cell/>
        </table:table-row>
        <table:table-row table:style-name="ro4">
          <table:table-cell office:value-type="string" calcext:value-type="string">
            <text:p>tất nhiên với giá này thì mình không đòi hỏi chất lượng quá tốt được nhưng mất 1 bên âm thanh sau 2 tháng mua thì đúng là không thể chấp nhận được, mọi người không nên mua.</text:p>
          </table:table-cell>
          <table:table-cell/>
        </table:table-row>
        <table:table-row table:style-name="ro1">
          <table:table-cell office:value-type="string" calcext:value-type="string">
            <text:p>tay nghe chỉ nghe đc 1 bên thôi. <text:s/>còn bên kia tắt ln</text:p>
          </table:table-cell>
          <table:table-cell/>
        </table:table-row>
        <table:table-row table:style-name="ro1">
          <table:table-cell office:value-type="string" calcext:value-type="string">
            <text:p>tê</text:p>
          </table:table-cell>
          <table:table-cell/>
        </table:table-row>
        <table:table-row table:style-name="ro1">
          <table:table-cell office:value-type="string" calcext:value-type="string">
            <text:p>tệ</text:p>
          </table:table-cell>
          <table:table-cell/>
        </table:table-row>
        <table:table-row table:style-name="ro1" table:visibility="filter">
          <table:table-cell office:value-type="string" calcext:value-type="string">
            <text:p>tệ</text:p>
          </table:table-cell>
          <table:table-cell/>
        </table:table-row>
        <table:table-row table:style-name="ro1" table:visibility="filter">
          <table:table-cell office:value-type="string" calcext:value-type="string">
            <text:p>tệ</text:p>
          </table:table-cell>
          <table:table-cell/>
        </table:table-row>
        <table:table-row table:style-name="ro1" table:visibility="filter">
          <table:table-cell office:value-type="string" calcext:value-type="string">
            <text:p>tệ</text:p>
          </table:table-cell>
          <table:table-cell/>
        </table:table-row>
        <table:table-row table:style-name="ro1" table:visibility="filter">
          <table:table-cell office:value-type="string" calcext:value-type="string">
            <text:p>tệ</text:p>
          </table:table-cell>
          <table:table-cell/>
        </table:table-row>
        <table:table-row table:style-name="ro1" table:visibility="filter">
          <table:table-cell office:value-type="string" calcext:value-type="string">
            <text:p>tệ</text:p>
          </table:table-cell>
          <table:table-cell/>
        </table:table-row>
        <table:table-row table:style-name="ro1" table:visibility="filter">
          <table:table-cell office:value-type="string" calcext:value-type="string">
            <text:p>tệ</text:p>
          </table:table-cell>
          <table:table-cell/>
        </table:table-row>
        <table:table-row table:style-name="ro1">
          <table:table-cell office:value-type="string" calcext:value-type="string">
            <text:p>tệ cực tệ ko nhận đc hành</text:p>
          </table:table-cell>
          <table:table-cell/>
        </table:table-row>
        <table:table-row table:style-name="ro1">
          <table:table-cell office:value-type="string" calcext:value-type="string">
            <text:p>tệ ghê, mạng ko lướt fb nổi. lúc mua quên ko vào phần nhận xét đọc, hối hận ghê</text:p>
          </table:table-cell>
          <table:table-cell/>
        </table:table-row>
        <table:table-row table:style-name="ro1">
          <table:table-cell office:value-type="string" calcext:value-type="string">
            <text:p>tệ không dùng xa 30cm dc</text:p>
          </table:table-cell>
          <table:table-cell/>
        </table:table-row>
        <table:table-row table:style-name="ro1">
          <table:table-cell office:value-type="string" calcext:value-type="string">
            <text:p>tệ lắm đừng ai dại mà mua</text:p>
          </table:table-cell>
          <table:table-cell/>
        </table:table-row>
        <table:table-row table:style-name="ro1">
          <table:table-cell office:value-type="string" calcext:value-type="string">
            <text:p>tệ nắp ko đóng đc vào pin sạc cả đêm ko vào muốn sạc tai nghe là phải ấn xuống</text:p>
          </table:table-cell>
          <table:table-cell/>
        </table:table-row>
        <table:table-row table:style-name="ro1">
          <table:table-cell office:value-type="string" calcext:value-type="string">
            <text:p>tệ nha mọi người</text:p>
          </table:table-cell>
          <table:table-cell/>
        </table:table-row>
        <table:table-row table:style-name="ro4">
          <table:table-cell office:value-type="string" calcext:value-type="string">
            <text:p>tệ nhất trong tất cả con usb mình từng mua, mình nghĩ tiki nên xem xét trường hợp này. usb mình mua mới hôm qua, mở hộp ra thì phần tép nhựa đã bị rạch sẵn, chắc chắn đã có người lấy ra rồi, còn sử dụng hay chưa thì mình không biết. tình trạng, bị lỗi toàn diện, chậm, mất kết nối, làm máy tính mình đơ liên tục.</text:p>
          </table:table-cell>
          <table:table-cell/>
        </table:table-row>
        <table:table-row table:style-name="ro1">
          <table:table-cell office:value-type="string" calcext:value-type="string">
            <text:p>tệ quá đi khi sử dụng thì nó ko hiện rõ dung lượng dùng và trống why i buy it so shit</text:p>
          </table:table-cell>
          <table:table-cell/>
        </table:table-row>
        <table:table-row table:style-name="ro1">
          <table:table-cell office:value-type="string" calcext:value-type="string">
            <text:p>te qua shop a k vao dc ti ngoai ra con mat tien oan</text:p>
          </table:table-cell>
          <table:table-cell/>
        </table:table-row>
        <table:table-row table:style-name="ro1">
          <table:table-cell office:value-type="string" calcext:value-type="string">
            <text:p>tệ quá tệ.nhận cái háo hức thử.ai dè k sài được luôn.bị mọi người đông nghiệp cười cho.nói là hàng dổm</text:p>
          </table:table-cell>
          <table:table-cell/>
        </table:table-row>
        <table:table-row table:style-name="ro1">
          <table:table-cell office:value-type="string" calcext:value-type="string">
            <text:p>tệ tệ tệ.</text:p>
          </table:table-cell>
          <table:table-cell/>
        </table:table-row>
        <table:table-row table:style-name="ro1" table:visibility="filter">
          <table:table-cell office:value-type="string" calcext:value-type="string">
            <text:p>tệ tệ tệ............ ....</text:p>
          </table:table-cell>
          <table:table-cell/>
        </table:table-row>
        <table:table-row table:style-name="ro1">
          <table:table-cell office:value-type="string" calcext:value-type="string">
            <text:p>tệ thật mìnnh bị giao phải sp cũ. vỏ hộp bị bóc bung ra. đã có nhiều vết xước ở mặt dưới. gọi đến thu hồi lại mãi ko chịu qua. bó tay ấy</text:p>
          </table:table-cell>
          <table:table-cell/>
        </table:table-row>
        <table:table-row table:style-name="ro1" table:visibility="filter">
          <table:table-cell office:value-type="string" calcext:value-type="string">
            <text:p>tệ thật mìnnh bị giao phải sp cũ. vỏ hộp bị bóc bung ra. đã có nhiều vết xước ở mặt dưới. gọi đến thu hồi lại mãi ko chịu qua. bó tay ấy</text:p>
          </table:table-cell>
          <table:table-cell/>
        </table:table-row>
        <table:table-row table:style-name="ro1">
          <table:table-cell office:value-type="string" calcext:value-type="string">
            <text:p>tệ vô cùng...ko xài dc</text:p>
          </table:table-cell>
          <table:table-cell/>
        </table:table-row>
        <table:table-row table:style-name="ro1">
          <table:table-cell office:value-type="string" calcext:value-type="string">
            <text:p>tệ, dùng đc 2 tháng thì sạc không vào , tai nghe bl kết nối kém</text:p>
          </table:table-cell>
          <table:table-cell/>
        </table:table-row>
        <table:table-row table:style-name="ro1">
          <table:table-cell office:value-type="string" calcext:value-type="string">
            <text:p>tệ, sản phẩm sử dụng 2 ngày die. dây sợi nhỏ, kết nối mạng ko ổn đinhj</text:p>
          </table:table-cell>
          <table:table-cell/>
        </table:table-row>
        <table:table-row table:style-name="ro1">
          <table:table-cell office:value-type="string" calcext:value-type="string">
            <text:p>tệ! chỉ sd đc 1 tai. tai trái kết nối là lại tắt luôn!</text:p>
          </table:table-cell>
          <table:table-cell/>
        </table:table-row>
        <table:table-row table:style-name="ro1">
          <table:table-cell office:value-type="string" calcext:value-type="string">
            <text:p>tệ! k dùng được</text:p>
          </table:table-cell>
          <table:table-cell/>
        </table:table-row>
        <table:table-row table:style-name="ro1">
          <table:table-cell office:value-type="string" calcext:value-type="string">
            <text:p>tệ.</text:p>
          </table:table-cell>
          <table:table-cell/>
        </table:table-row>
        <table:table-row table:style-name="ro1">
          <table:table-cell office:value-type="string" calcext:value-type="string">
            <text:p>tem của ssd đã bị trẫy sứt rồi... khi gởi hằng phải kiểm tra kỹ chứ?</text:p>
          </table:table-cell>
          <table:table-cell/>
        </table:table-row>
        <table:table-row table:style-name="ro1">
          <table:table-cell office:value-type="string" calcext:value-type="string">
            <text:p>tên sản phẩm bị sai. sdxc chứ không phải sdhc. làm mất chiếc thẻ!</text:p>
          </table:table-cell>
          <table:table-cell/>
        </table:table-row>
        <table:table-row table:style-name="ro1">
          <table:table-cell office:value-type="string" calcext:value-type="string">
            <text:p>thái độ của nhân viên giao hàng rất không chuyên nghiệp, nói năng thì không đàng hoàng, rất kém.</text:p>
          </table:table-cell>
          <table:table-cell/>
        </table:table-row>
        <table:table-row table:style-name="ro1">
          <table:table-cell office:value-type="string" calcext:value-type="string">
            <text:p>thái độ nhân viên giao hàng không tốt</text:p>
          </table:table-cell>
          <table:table-cell/>
        </table:table-row>
        <table:table-row table:style-name="ro1">
          <table:table-cell office:value-type="string" calcext:value-type="string">
            <text:p>thái độ nhân viên giao hàng quá tệ, khách đưa nhầm tiền cũng lấy luôn</text:p>
          </table:table-cell>
          <table:table-cell/>
        </table:table-row>
        <table:table-row table:style-name="ro1" table:visibility="filter">
          <table:table-cell office:value-type="string" calcext:value-type="string">
            <text:p>thái độ nhân viên giao hàng quá tệ, khách đưa nhầm tiền cũng lấy luôn</text:p>
          </table:table-cell>
          <table:table-cell/>
        </table:table-row>
        <table:table-row table:style-name="ro1">
          <table:table-cell office:value-type="string" calcext:value-type="string">
            <text:p>thảm họa. ổ đĩa cứng là linh kiện điện tử mà đóng hộp ko có lấy dù chỉ một miếng mut</text:p>
          </table:table-cell>
          <table:table-cell/>
        </table:table-row>
        <table:table-row table:style-name="ro1">
          <table:table-cell office:value-type="string" calcext:value-type="string">
            <text:p>thân máy là hàng thật, còn hộp mực là hàng giả. chờ tiki giải quyết thế nào thì tùy theo mà tôi sẽ phản hồi hoặc khiếu kiện cụ thể sau. thân chào.</text:p>
          </table:table-cell>
          <table:table-cell/>
        </table:table-row>
        <table:table-row table:style-name="ro1">
          <table:table-cell office:value-type="string" calcext:value-type="string">
            <text:p>thanh toán không được khuyến mãi như giới thiệu. mong tiki hãy cập nhật các chính sách rõ ràng hơn.</text:p>
          </table:table-cell>
          <table:table-cell/>
        </table:table-row>
        <table:table-row table:style-name="ro4">
          <table:table-cell office:value-type="string" calcext:value-type="string">
            <text:p>thanh toán tiền khi đặt hàng, mới nhận sáng nay, hăm hở mở ra thấy hơi bối rối khi nhìn ổ 2 tb , xem mã wd20purz thì phải là nhãn màu tím, trong khi đây lại màu trắng, nhìn kỹ mới thấy dòng chữ nhỏ recertified. các chân tiếp xúc trên ổ cứng như đã bị cắm nhiều lần. rất là thất vọng, recertified !</text:p>
          </table:table-cell>
          <table:table-cell/>
        </table:table-row>
        <table:table-row table:style-name="ro1">
          <table:table-cell office:value-type="string" calcext:value-type="string">
            <text:p>thật buồn hỏng rồi ko dung được nữa khách hàng gọi điện tới ko nghe được</text:p>
          </table:table-cell>
          <table:table-cell/>
        </table:table-row>
        <table:table-row table:style-name="ro4">
          <table:table-cell office:value-type="string" calcext:value-type="string">
            <text:p>thật không hài lòng tí nào . hồi nào đến giờ mua hàng ở tiki mình rất hài lòng nhưng hôm nay mua 1 tai nghe không giây lọai: i12 mình rất bực mình tai nghe được <text:s/>1 bên còn 1 bên không nghe luôn, đã vậy bên nghe được lại khi được khi không .mình đề nghị tiki đổi lại cho mình tai nghe khác đi và <text:s/>nhớ phải test hàng cho kĩ trước khi gửi.</text:p>
          </table:table-cell>
          <table:table-cell/>
        </table:table-row>
        <table:table-row table:style-name="ro3">
          <table:table-cell office:value-type="string" calcext:value-type="string">
            <text:p>thật sự chán cái vụ bảo hành đổi trả của tiki, mua cái đồng hồ thông minh, giao thì quá nhanh, mà đối trả thì quá lôm côm. hẹn tới lui mấy ngày mới đến lấy, lấy xong chờ 10 ngày điện lại hỏi anh có còn giữ hộp ko e đổi trả cho anh, còn không thì không được, cha bà nội ai mua về giữ hộp làm gì. nói thôi e nhờ bên đó đập mẹ cho anh cái. nói xong đến giờ nó không phản hổi gì luôn chắc nó đập thiệt rồi, gần 1tr4 <text:s/>chứ ít ỏi gì. chán. tiki trading đó.</text:p>
          </table:table-cell>
          <table:table-cell/>
        </table:table-row>
        <table:table-row table:style-name="ro1">
          <table:table-cell office:value-type="string" calcext:value-type="string">
            <text:p>thật sự k hài lòng có dây thôi mà để hình đồng hồ làm tôi mua mà tui m có đồng hồ</text:p>
          </table:table-cell>
          <table:table-cell/>
        </table:table-row>
        <table:table-row table:style-name="ro2">
          <table:table-cell office:value-type="string" calcext:value-type="string">
            <text:p>thật sự khá thất vọng về chân đế cũng như chính sách bào hành của lg. nhà mình có nuôi mèo thì hôm đó nó nghịch quá đụng vào cái bàn để màn hình máy tính. cũng ko mạnh lắm nhưng màn hình lại bị úp xuống, cấn vào bàn phiếm và bị nứt trong màn hình. mình vừa mua màn hình này chỉ cách đây mấy tháng. mang ra lg hy vọng sẽ được hỗ trợ khắc phục lỗi. vì mình biết đây là lỗi từ người dùng không ai mong muốn nhưng khi mang ra lg để bảo hành thì cũng ko được hố trợ và mình được báo giá sửa màn hình cao hơn cả giá mua màn hình. coi như phải bỏ luôn. thật sự khác thất vọng về chân đế cũng như các chính sách bảo hành của lg</text:p>
          </table:table-cell>
          <table:table-cell/>
        </table:table-row>
        <table:table-row table:style-name="ro1">
          <table:table-cell office:value-type="string" calcext:value-type="string">
            <text:p>thật sự không hài lòng và không chấp nhận được sản phẩm</text:p>
          </table:table-cell>
          <table:table-cell/>
        </table:table-row>
        <table:table-row table:style-name="ro4">
          <table:table-cell office:value-type="string" calcext:value-type="string">
            <text:p>thật sự khônghafi lòng vì chuột sử <text:s/>dụng kh hàng hôm 4/11 nhưng hôm nay mới đem ra sử dụng được một lúc thì đứng chuột. thay phi mới vũng chỉ suwdfuwowc omột lúc thì tiếp tục đứng chuột. chán quá</text:p>
          </table:table-cell>
          <table:table-cell/>
        </table:table-row>
        <table:table-row table:style-name="ro1">
          <table:table-cell office:value-type="string" calcext:value-type="string">
            <text:p>thật sự rất tệ. đóng gói không kỷ. lúc mới lấy về thì nghe nhỏ xíu dùng được 2 hôm là không nghe được luôn. thật sự ngu ngốc khi mua </text:p>
          </table:table-cell>
          <table:table-cell/>
        </table:table-row>
        <table:table-row table:style-name="ro4">
          <table:table-cell office:value-type="string" calcext:value-type="string">
            <text:p>thật sự rất thất vọng về sản phẩm này, tốc độ đọc ghi liên tục về 0kb/s, file chép xong thì bị hỏng, chắc chắn là lỗi của nhà sản xuất, rất nhiều bạn cũng gặp vấn đề này nhưng tiki lại k có hướng giải quyết triệt để</text:p>
          </table:table-cell>
          <table:table-cell/>
        </table:table-row>
        <table:table-row table:style-name="ro1">
          <table:table-cell office:value-type="string" calcext:value-type="string">
            <text:p>thật sự sốc khi sử dụng không đến một tuần. mình đã và đang sử dụng dòng này mua oét fpt vì có việc nên đặt về nhà và rất tức giận</text:p>
          </table:table-cell>
          <table:table-cell/>
        </table:table-row>
        <table:table-row table:style-name="ro4">
          <table:table-cell office:value-type="string" calcext:value-type="string">
            <text:p>thật sự thank you shop vài đã cho mình dây dao nhầm hay quá lại là quá trình đỏi trả hàng mệt nhọc hay quá cơ và shop làm ăn kiểu gì vậy hay là ăn quỵt khách hàng nhỉ cực kì thất vọng</text:p>
          </table:table-cell>
          <table:table-cell/>
        </table:table-row>
        <table:table-row table:style-name="ro3">
          <table:table-cell office:value-type="string" calcext:value-type="string">
            <text:p>thật sự thất vọng khi mua sản phẩm như vậy, do đây là hàng giá rẻ nên mình không đòi hỏi về chất lượng âm thanh nhưng thật sự phải nói là thiết bị quá tệ. khi mới mua về thì kết nối được vài thì tự turn off rồi mình nghĩ là hết pin xong mình sạc 3 4 giờ rồi mình kết nối lại thật sự là đây là sự thất vọng lớn nhất về sản phẩm. kết nối thì lúc được lúc không lại còn đôi lúc kết nối chỉ được 1 tai nghe thôi lại còn tự động turn on turn off nữa</text:p>
          </table:table-cell>
          <table:table-cell/>
        </table:table-row>
        <table:table-row table:style-name="ro3">
          <table:table-cell office:value-type="string" calcext:value-type="string">
            <text:p>thật sự thất vọng về chất lượng đọc và ghi của usb! sau khi nhận hàng, cảm giác đóng gói và hoàn thiện của sản phẩm là khá tốt nhưng sau khi format và thử nghiệm tốc độ ghi của usb thì thật sự thất vọng.</text:p>
            <text:p> cắm vào cổng 3.0 của laptop, chép 1 file iso dung lượng 4gb vào mà tốc độ ghi luôn duy trì ở mức 8mb/s. thậm cchis không bằng usb 2.0 nữa.</text:p>
          </table:table-cell>
          <table:table-cell/>
        </table:table-row>
        <table:table-row table:style-name="ro1">
          <table:table-cell office:value-type="string" calcext:value-type="string">
            <text:p>thật sự thất vọng, mua về sạc đã k vào, bật k lên.</text:p>
          </table:table-cell>
          <table:table-cell/>
        </table:table-row>
        <table:table-row table:style-name="ro1">
          <table:table-cell office:value-type="string" calcext:value-type="string">
            <text:p>thật sự thất vọng, set up xong dùng được 1 ngày thì lỗi tùm lum. liên tục mất sóng mặc dù vị trí mình set up rất gần router chính. haiza.. mua về mà k muốn dùng luôn. phí tiền.</text:p>
          </table:table-cell>
          <table:table-cell/>
        </table:table-row>
        <table:table-row table:style-name="ro1">
          <table:table-cell office:value-type="string" calcext:value-type="string">
            <text:p>thất vọng</text:p>
          </table:table-cell>
          <table:table-cell/>
        </table:table-row>
        <table:table-row table:style-name="ro4">
          <table:table-cell office:value-type="string" calcext:value-type="string">
            <text:p>thất vọng ko sạc được lại còn đừng có 6 tiếng đã hết pin mình đi du lịch ở trên xe 2 tiếng mình tưởng xài được lâu nên trước khi đi mình và đứa bạn xài 5 tiếng và trên xe đang sạc thì sạc hết pin nên đành chịu</text:p>
          </table:table-cell>
          <table:table-cell/>
        </table:table-row>
        <table:table-row table:style-name="ro1">
          <table:table-cell office:value-type="string" calcext:value-type="string">
            <text:p>thất vọng quá , quảng cáo ghi tốc độ lên đến 100mb , vào tải gì mà có 4 5 mb , có lúc xuống vài kb , k lên nổi 10mb nữa ...</text:p>
          </table:table-cell>
          <table:table-cell/>
        </table:table-row>
        <table:table-row table:style-name="ro1">
          <table:table-cell office:value-type="string" calcext:value-type="string">
            <text:p>thất vọng quá . sao đặt hàng 3 râu mà giao hàng 2 râu là sao ? . bị gì sao ????. đổi sp 3 râu chứ</text:p>
          </table:table-cell>
          <table:table-cell/>
        </table:table-row>
        <table:table-row table:style-name="ro1">
          <table:table-cell office:value-type="string" calcext:value-type="string">
            <text:p>thất vọng quá, tai nghe bên phải của mình bị rè. sản phẩm đặt trên tiki trading</text:p>
          </table:table-cell>
          <table:table-cell/>
        </table:table-row>
        <table:table-row table:style-name="ro1">
          <table:table-cell office:value-type="string" calcext:value-type="string">
            <text:p>thất vọng quá! <text:s/>sản phẩm không thể kết nối được với máy tính.</text:p>
          </table:table-cell>
          <table:table-cell/>
        </table:table-row>
        <table:table-row table:style-name="ro4">
          <table:table-cell office:value-type="string" calcext:value-type="string">
            <text:p>thất vọng quá. hàng mua về vừa khởi động lên thì phát hiện trên màn hình có những chấm trắng, ko biết là bụi hay màn hình có điểm bị lỗi. sp có chống nc và bụi ip68 chắc ko có bụi đc phải ko? liên hệ đổi trả hàng thì giao hàng 7 ngày rùi mà ko thấy tiki phản hồi cách xử lý. quá là thất vọng luôn</text:p>
          </table:table-cell>
          <table:table-cell/>
        </table:table-row>
        <table:table-row table:style-name="ro1">
          <table:table-cell office:value-type="string" calcext:value-type="string">
            <text:p>thất vọng quá. tai nghe giao k giong nhu trong hình. còn k có hợp nữa phải đống hợp giấy. thất vọng về tiki quá</text:p>
          </table:table-cell>
          <table:table-cell/>
        </table:table-row>
        <table:table-row table:style-name="ro1">
          <table:table-cell office:value-type="string" calcext:value-type="string">
            <text:p>thất vọng sau khi mua , chuột click bị dính không nhã , thỉnh thoảng bị double click ! <text:s/>sản phẩm có chất lượng khá tệ , chỉ được hình thức đẹp</text:p>
          </table:table-cell>
          <table:table-cell/>
        </table:table-row>
        <table:table-row table:style-name="ro1">
          <table:table-cell office:value-type="string" calcext:value-type="string">
            <text:p>thất vọng tiki sản phẩm bị lỗi bảo hành phải đòi cái hộp mới bảo hành. ai mà giữ hop 5 năm chứ</text:p>
          </table:table-cell>
          <table:table-cell/>
        </table:table-row>
        <table:table-row table:style-name="ro4">
          <table:table-cell office:value-type="string" calcext:value-type="string">
            <text:p>thất vọng về cách đóng hộp sản phẩm, ko biết là mình mua ổ cứng hay là mua gói xôi nữa. mà hàng xôi nó còn gói cẩn thận hơn tiki gói cái ổ cứng, đồ điện tử mà ko có lấy một cục mút hay một cái gói chỗng xốc nào.</text:p>
          </table:table-cell>
          <table:table-cell/>
        </table:table-row>
        <table:table-row table:style-name="ro3">
          <table:table-cell office:value-type="string" calcext:value-type="string">
            <text:p>thất vọng với sản phẩm. đã nhận được máy nhưng không thể làm gì khác hơn khi máy đã có ai syn với google account trước đó rồi.... khi mở hộp thì thấy cây gỡ sim hình như có dấu tay thì mình đã nghi nghi rồi... đã liên hệ với dvkh nhưng chưa thấy bộ phận kỹ thuật liên hệ lại để biết hướng xử lý.... trước giờ mình rất thích tiki nhưng dính quả này nhiều khả năng là không chơi với tiki nữa.</text:p>
          </table:table-cell>
          <table:table-cell/>
        </table:table-row>
        <table:table-row table:style-name="ro1">
          <table:table-cell office:value-type="string" calcext:value-type="string">
            <text:p>thất vọng với tiki. tự động tăng giá. hàng ko giao đúng hẹn. gọi tổng đài thì hứa này kia rồi không phản hồi lại cho khách.</text:p>
          </table:table-cell>
          <table:table-cell/>
        </table:table-row>
        <table:table-row table:style-name="ro1">
          <table:table-cell office:value-type="string" calcext:value-type="string">
            <text:p>thất vọng, bật max volume mà âm lượng quá nhỏ, nhỏ hơn cả điện thoại và laptop (so sánh với điện thoại vsmart joy1 và laptop dell latitude 5491).</text:p>
          </table:table-cell>
          <table:table-cell/>
        </table:table-row>
        <table:table-row table:style-name="ro1">
          <table:table-cell office:value-type="string" calcext:value-type="string">
            <text:p>thất vọng, giá đỡ có 1 chân bị hư, không thể rút ngắn hay kéo dài ra được. tiki vui lòng liên hệ đổi sản phẩm khác đi.</text:p>
          </table:table-cell>
          <table:table-cell/>
        </table:table-row>
        <table:table-row table:style-name="ro1">
          <table:table-cell office:value-type="string" calcext:value-type="string">
            <text:p>thất vọng. sản phẩm không đúng mô tả. mô tả khung nhôm khi nhận hàng là khung nhựa.</text:p>
          </table:table-cell>
          <table:table-cell/>
        </table:table-row>
        <table:table-row table:style-name="ro1">
          <table:table-cell office:value-type="string" calcext:value-type="string">
            <text:p>thấy đanh giá quá ok mua về đúng đóng gói đẹp dc cái rim vào lên điện đầy đủ chỉ nghe rè ko nghe dc gi khác</text:p>
          </table:table-cell>
          <table:table-cell/>
        </table:table-row>
        <table:table-row table:style-name="ro4">
          <table:table-cell office:value-type="string" calcext:value-type="string">
            <text:p>thay moi nguoi ai cung khen nen minh mua nghe thu nhung ko co nhieu bass nhu moi nguoi noi, nghe rat la dau dau . voi lai <text:s/>hop dung tai phone bi troc lop vai , chac la do hang tang nen vay.</text:p>
          </table:table-cell>
          <table:table-cell/>
        </table:table-row>
        <table:table-row table:style-name="ro1">
          <table:table-cell office:value-type="string" calcext:value-type="string">
            <text:p>thấy mọi người chỉ chọn nhà phân phối shoptido, cũng chọn mua. mua về gắn vô thì không có tí tín hiệu. không làm gì được. haizzzzzzz</text:p>
          </table:table-cell>
          <table:table-cell/>
        </table:table-row>
        <table:table-row table:style-name="ro4">
          <table:table-cell office:value-type="string" calcext:value-type="string">
            <text:p>thấy nhiều bình luận loa bị rè đã rén rồi nhưng cũng nhiều bình luận khen nên cũng mua thử. kết quả vừa về mở ra đã bị rè rồi. tắt hẳn bass đi thì mới hết rè, mà tắt đi thì làm ra cái bass để làm gì nữa . thất vọng.</text:p>
          </table:table-cell>
          <table:table-cell/>
        </table:table-row>
        <table:table-row table:style-name="ro1">
          <table:table-cell office:value-type="string" calcext:value-type="string">
            <text:p>thấy quảng cáo tốc độ đọc <text:s/>100mb/s ,tốc độ ghi là 60mb/s nhưng thực tế copy nhạc từ laptop qua chỉ dưới 10mb/s..</text:p>
          </table:table-cell>
          <table:table-cell/>
        </table:table-row>
        <table:table-row table:style-name="ro5">
          <table:table-cell office:value-type="string" calcext:value-type="string">
            <text:p>thấy tiki trading phân phối nên mình mới mua vì tin tưởng vào độ uy tín. tuy nhiên hộp gửi cho mình chẳng thấy seal niêm phong đâu cả. mở ra dùng đèn flash soi kĩ thì có dính bẩn giống dầu mỡ và một ít lông. ngay cả cái bao bìa hướng dẫn sử dụng mình chưa mở ra cũng có 1 đường rách. mình chắn chắn 100% đây là hàng đã qua sử dụng rồi. bỏ hơn 4 triệu ra để mua hàng cũ/ đổi trả bảo hành? mình mua wifi mesh ở những đại lí khác, hộp đều đẹp, ở đây thì hộp rách miếng, ở đại lí khác có seal niêm phong, ở đây thì không? nếu không dán tem bảo hành, thì với số tiền bỏ ra mình cần mua 1 bộ wifi hộp có seal niêm phong đàng hoàng chứ ạ? hoặc chí ít ra hàng chắn chắn mới, còn mở hộp ra thế này thì thất vọng thật sự. đăng kí tiki now để bên tiki giao hàng nhanh vì công ty mình đang cần gấp. thế mà lại gặp sự cố này. gọi tiki chấp nhận đổi trả, cái mình mong muốn là hàng full seal niêm phong mới 100% với số tiền công ty ình bỏ ra, nếu hàng của tiki không đảm bảo được điều đó thì xin thu hồi về, mình kiếm đối tác khác uy tín hơn để mua. trường hợp tiki có thể cung cấp được hàng mới full seal như mình nói, mình sẵn sàng sửa lại review đánh giá này theo hướng khách quan nhất!</text:p>
          </table:table-cell>
          <table:table-cell/>
        </table:table-row>
        <table:table-row table:style-name="ro2">
          <table:table-cell office:value-type="string" calcext:value-type="string">
            <text:p>the cable is of good quality but the box is huge for such a small item. what a waste as it can contain at least 10 12 extra pieces. and the delivery was a shame, it takes a good 2 weeks to get delivered from the warehouse to my door. while waiting for the item, i kicked myself hard for ordering from tiki as they kept changing the expected delivery date. <text:s/>if i had known i can drop in any phone shop in the city to pick up one right away since the cost of delivery and merchandise is around 50k (đồng) on the bright side, the courier was a very pleasant individual and i thanked him for his hard work during the hottest time of the day.</text:p>
          </table:table-cell>
          <table:table-cell/>
        </table:table-row>
        <table:table-row table:style-name="ro1">
          <table:table-cell office:value-type="string" calcext:value-type="string">
            <text:p>thẻ cắm vào điện thoại không nhận thẻ , đã thử trên nhiều điện thoại mà không nhận được thông tin của thẻ</text:p>
          </table:table-cell>
          <table:table-cell/>
        </table:table-row>
        <table:table-row table:style-name="ro1">
          <table:table-cell office:value-type="string" calcext:value-type="string">
            <text:p>thẻ của mình dùng đc 2 hôm thì bị lỗi giờ làm thế nào để đổi hàng vậy shop</text:p>
          </table:table-cell>
          <table:table-cell/>
        </table:table-row>
        <table:table-row table:style-name="ro1">
          <table:table-cell office:value-type="string" calcext:value-type="string">
            <text:p>thẻ không dùng được ,không thể sửa đổi tệp .bên trong toàn file trống .không hài lòng về lầm này</text:p>
          </table:table-cell>
          <table:table-cell/>
        </table:table-row>
        <table:table-row table:style-name="ro1">
          <table:table-cell office:value-type="string" calcext:value-type="string">
            <text:p>thẻ mua chưa được tháng đã hỏng, tiền mất đã đành, dữ liệu mấy mới nhục</text:p>
          </table:table-cell>
          <table:table-cell/>
        </table:table-row>
        <table:table-row table:style-name="ro4">
          <table:table-cell office:value-type="string" calcext:value-type="string">
            <text:p>thẻ nhớ <text:s/>bị lỗi. cắm vào điện thoại thì không thấy thẻ nhớ. <text:s/>cắm vào máy tính thì không nhận .máy báo "please insert a disk into removable disk i". <text:s/>không có thẻ nhớ hay biểu tượng nào hiện ra.</text:p>
          </table:table-cell>
          <table:table-cell/>
        </table:table-row>
        <table:table-row table:style-name="ro1">
          <table:table-cell office:value-type="string" calcext:value-type="string">
            <text:p>thẻ nhớ 32g chỉ lưu dược có 3 ngày mình bị lừa rồi</text:p>
          </table:table-cell>
          <table:table-cell/>
        </table:table-row>
        <table:table-row table:style-name="ro1">
          <table:table-cell office:value-type="string" calcext:value-type="string">
            <text:p>thẻ nhớ bên ngoài in 32gb nhưng thực tế có 1.65 gb. đóng gói đầy đủ nhưng vỏ giấy bao thẻ đã bị cắt từ trước</text:p>
          </table:table-cell>
          <table:table-cell/>
        </table:table-row>
        <table:table-row table:style-name="ro1">
          <table:table-cell office:value-type="string" calcext:value-type="string">
            <text:p>thẻ nhớ bị hư không dùng được</text:p>
          </table:table-cell>
          <table:table-cell/>
        </table:table-row>
        <table:table-row table:style-name="ro1">
          <table:table-cell office:value-type="string" calcext:value-type="string">
            <text:p>thể nhớ bị hư không sử dụng được mình muốn đổi trả shop ơi</text:p>
          </table:table-cell>
          <table:table-cell/>
        </table:table-row>
        <table:table-row table:style-name="ro1">
          <table:table-cell office:value-type="string" calcext:value-type="string">
            <text:p>thẻ nhớ bị lỗi ko sử dụng đc, xin tiki xem lại các sản phẩm của mình bán ra! nó sẽ ảnh hưởng đến chữ tín của shop...</text:p>
          </table:table-cell>
          <table:table-cell/>
        </table:table-row>
        <table:table-row table:style-name="ro1">
          <table:table-cell office:value-type="string" calcext:value-type="string">
            <text:p>thẻ nhớ bị lỗi rồi, mình cắm cả mt lẫn điện thoại đều không nhận</text:p>
          </table:table-cell>
          <table:table-cell/>
        </table:table-row>
        <table:table-row table:style-name="ro1">
          <table:table-cell office:value-type="string" calcext:value-type="string">
            <text:p>thẻ nhớ bị lỗi. chán. phí tiền <text:s/>.</text:p>
          </table:table-cell>
          <table:table-cell/>
        </table:table-row>
        <table:table-row table:style-name="ro1">
          <table:table-cell office:value-type="string" calcext:value-type="string">
            <text:p>thẻ nhớ đã bị bóc vỏ, tem bảo hành mập mờ, không nên mua</text:p>
          </table:table-cell>
          <table:table-cell/>
        </table:table-row>
        <table:table-row table:style-name="ro1">
          <table:table-cell office:value-type="string" calcext:value-type="string">
            <text:p>thẻ nhớ nhận được hôm nay. khui ra dùng thẻ k đọc được. nhờ tiki xử lý giúp mình</text:p>
          </table:table-cell>
          <table:table-cell/>
        </table:table-row>
        <table:table-row table:style-name="ro1">
          <table:table-cell office:value-type="string" calcext:value-type="string">
            <text:p>thẻ về để trong điện thoại mấy hôm bây giờ ko xem được</text:p>
          </table:table-cell>
          <table:table-cell/>
        </table:table-row>
        <table:table-row table:style-name="ro4">
          <table:table-cell office:value-type="string" calcext:value-type="string">
            <text:p>theo cảm quan thì dây kém. chỉ sạc được mấy lần nhanh r chậm như nước cất bay hơi. nhìn qua hình thì to nhưng ngoài dây bé. không đáng tiền, loại này chỉ xứng đáng dùng sạc cho đen trắng. dây bé, ảnh to bự. càng ngày càng hiểu cách bán hàng r đấy <text:s/></text:p>
          </table:table-cell>
          <table:table-cell/>
        </table:table-row>
        <table:table-row table:style-name="ro4">
          <table:table-cell office:value-type="string" calcext:value-type="string">
            <text:p>theo như mình được biết ss a51 đã được cập nhật tính năng chụp 1 chạm. nhưng điện thoại mình nhận được lại không hề có tính năng này. không biết có bạn nào giống mình không. xin tiki giải đáp giúp mình ạ.</text:p>
          </table:table-cell>
          <table:table-cell/>
        </table:table-row>
        <table:table-row table:style-name="ro1">
          <table:table-cell office:value-type="string" calcext:value-type="string">
            <text:p>thiết bị 1 tháng đầu hd tốt. sang đến tháng thứ 2 trở đi bắt đầu hd rất kém, ping đến gateway độ trễ rất lớn (&gt;1000ms) trong khi thiết bị sử dụng có 1 laptop và 1 điện thoại.</text:p>
          </table:table-cell>
          <table:table-cell/>
        </table:table-row>
        <table:table-row table:style-name="ro1">
          <table:table-cell office:value-type="string" calcext:value-type="string">
            <text:p>thiết bị bị lỗi không tìm được mạng từ các router khác!</text:p>
          </table:table-cell>
          <table:table-cell/>
        </table:table-row>
        <table:table-row table:style-name="ro1">
          <table:table-cell office:value-type="string" calcext:value-type="string">
            <text:p>thiết bị cắm vào nguồn điện không hiện tên totolink ex200 và đèn extend chỉ sáng được 2 3 giây sau khi cắm vào nguồn điện .</text:p>
          </table:table-cell>
          <table:table-cell/>
        </table:table-row>
        <table:table-row table:style-name="ro4">
          <table:table-cell office:value-type="string" calcext:value-type="string">
            <text:p>thiết bị chập chờn. mình dùng với win 7 thì tìm được các thiết bị, kết nối được rồi nhưng không dùng được. lúc khác tìm lại thì hoàn toàn không tìm được. để nhấp nháy cho vui vậy.</text:p>
          </table:table-cell>
          <table:table-cell/>
        </table:table-row>
        <table:table-row table:style-name="ro4">
          <table:table-cell office:value-type="string" calcext:value-type="string">
            <text:p>thiết bị giao không đúng như đã giới thiệu quảng cáo. thiết bị giao là đầu bo tròn hai gốc. sóng chậm chờn. khoảng 3, 4 tiếng là bị mất sóng. không kết nối được. gỡ thiết bị ra, để ngoài khoảng 4,5 phút gắn vào thì thiết bị mới hoạt động trở lại và tiếp tục xài 3,4 tiếng lại mất sóng. không hài lòng.</text:p>
          </table:table-cell>
          <table:table-cell/>
        </table:table-row>
        <table:table-row table:style-name="ro1">
          <table:table-cell office:value-type="string" calcext:value-type="string">
            <text:p>thiết bị kết nối rất yếu, lúc được lúc ko. dù đã connected mà vẫn ko nghe đc âm thanh trên desktop w10</text:p>
          </table:table-cell>
          <table:table-cell/>
        </table:table-row>
        <table:table-row table:style-name="ro1">
          <table:table-cell office:value-type="string" calcext:value-type="string">
            <text:p>thiết bị lỗi, ko kết nối sim được</text:p>
          </table:table-cell>
          <table:table-cell/>
        </table:table-row>
        <table:table-row table:style-name="ro1">
          <table:table-cell office:value-type="string" calcext:value-type="string">
            <text:p>thiết bị mua về k dùng đc là sao vậy ạ. kết nối cả ngày k đc. thật là bực</text:p>
          </table:table-cell>
          <table:table-cell/>
        </table:table-row>
        <table:table-row table:style-name="ro1">
          <table:table-cell office:value-type="string" calcext:value-type="string">
            <text:p>thiết kế ko ấn tượng gì mấy so với hình, nút phím cứng, ko gõ nhanh được</text:p>
          </table:table-cell>
          <table:table-cell/>
        </table:table-row>
        <table:table-row table:style-name="ro1">
          <table:table-cell office:value-type="string" calcext:value-type="string">
            <text:p>thiếu 4 ốc bắt màn hình vào giá đỡ. đề nghị tiki kiểm tra hàng kỹ trước khi giao đến khách hàng.</text:p>
          </table:table-cell>
          <table:table-cell/>
        </table:table-row>
        <table:table-row table:style-name="ro1">
          <table:table-cell office:value-type="string" calcext:value-type="string">
            <text:p>thiếu khay để sim thì sao mà dùng được</text:p>
          </table:table-cell>
          <table:table-cell/>
        </table:table-row>
        <table:table-row table:style-name="ro1">
          <table:table-cell office:value-type="string" calcext:value-type="string">
            <text:p>thỉnh thoảng chuột không nhận click, phải click lại hoặc hơi di chuyển chuột thì click mới bắt đầu có tác dụng</text:p>
          </table:table-cell>
          <table:table-cell/>
        </table:table-row>
        <table:table-row table:style-name="ro1">
          <table:table-cell office:value-type="string" calcext:value-type="string">
            <text:p>thỉnh thoảng mới dùng mà được 3 tháng đã hỏng ....</text:p>
          </table:table-cell>
          <table:table-cell/>
        </table:table-row>
        <table:table-row table:style-name="ro1">
          <table:table-cell office:value-type="string" calcext:value-type="string">
            <text:p>thợ bảo ko thể cài đc win trên card có khả năng thẻ lỗi shop xem sử lí giùm sau copi cất giữ liệu mà nó hỏng thì ko cứu dc</text:p>
          </table:table-cell>
          <table:table-cell/>
        </table:table-row>
        <table:table-row table:style-name="ro1">
          <table:table-cell office:value-type="string" calcext:value-type="string">
            <text:p>thô và cứng......!ko thoải mái</text:p>
          </table:table-cell>
          <table:table-cell/>
        </table:table-row>
        <table:table-row table:style-name="ro1">
          <table:table-cell office:value-type="string" calcext:value-type="string">
            <text:p>thôi ai chưa mua thì đừng mua, màn hình hiển thị cực kỳ tệ, không bằng samsung m10 mình từng mua trước đó giá 2.7tr lúc giảm giá.</text:p>
          </table:table-cell>
          <table:table-cell/>
        </table:table-row>
        <table:table-row table:style-name="ro1">
          <table:table-cell office:value-type="string" calcext:value-type="string">
            <text:p>thời buổi này còn lọt ra cái máy in 1 mặt nữa chứ . đen thiệt</text:p>
          </table:table-cell>
          <table:table-cell/>
        </table:table-row>
        <table:table-row table:style-name="ro1">
          <table:table-cell office:value-type="string" calcext:value-type="string">
            <text:p>thời gian bảo hành lâu , thiết bị bảo hành vẫn lỗi không nhận bluetooth</text:p>
          </table:table-cell>
          <table:table-cell/>
        </table:table-row>
        <table:table-row table:style-name="ro1">
          <table:table-cell office:value-type="string" calcext:value-type="string">
            <text:p>thời gian đầu tai nghe sử dụng khá tốt, nhưng được 1 tháng rưỡi thì lại hỏng cùng lúc hai bên <text:s/>. dù mình đã quấn tai nghe cản thận để không bị đứt</text:p>
          </table:table-cell>
          <table:table-cell/>
        </table:table-row>
        <table:table-row table:style-name="ro3">
          <table:table-cell office:value-type="string" calcext:value-type="string">
            <text:p>thời gian dự kiến giao hàng là thứ 5 tuần trước nhưng tới thứ 3 tuần này mình vẫn chưa nhận được hàng. mình đặt hàng gần 10 ngày rồi, mình nghĩ nếu tiki không giao kịp hoặc có trục trặc nên gọi hoặc mail cho khách hàng. mình có gọi phản hồi thì luôn trong tình trạng quá tải. mong tiki kiểm tra lại đơn hàng giúp mình. trước giờ mình mua hàng tiki rất nhiều và rất hài lòng nhưng giờ cảm thấy khá thất vọng. thân!</text:p>
          </table:table-cell>
          <table:table-cell/>
        </table:table-row>
        <table:table-row table:style-name="ro1">
          <table:table-cell office:value-type="string" calcext:value-type="string">
            <text:p>thời gian giao hàng nhanh, nhân viên giao hàng giao tiếp kém và bất lịch sự.</text:p>
          </table:table-cell>
          <table:table-cell/>
        </table:table-row>
        <table:table-row table:style-name="ro1">
          <table:table-cell office:value-type="string" calcext:value-type="string">
            <text:p>thời gian giao hàng quá lâu</text:p>
          </table:table-cell>
          <table:table-cell/>
        </table:table-row>
        <table:table-row table:style-name="ro1">
          <table:table-cell office:value-type="string" calcext:value-type="string">
            <text:p>thôi mua rùi thì thôi tiền nào của đó ko nhưng cần luư ý chất lượng sản phẩm nhiều hơn</text:p>
          </table:table-cell>
          <table:table-cell/>
        </table:table-row>
        <table:table-row table:style-name="ro1">
          <table:table-cell office:value-type="string" calcext:value-type="string">
            <text:p>thông tin sản phẩm kèm cáp quang 1m nhưng khi nhận hàng không có cáp nên không kết nối được</text:p>
          </table:table-cell>
          <table:table-cell/>
        </table:table-row>
        <table:table-row table:style-name="ro1">
          <table:table-cell office:value-type="string" calcext:value-type="string">
            <text:p>thứ 7 nhận hàng và đã báo với tiki là ko nhận được ram sau hơn 1 ngày vẫn chưa thấy ai gọi lại để hỗ trợ</text:p>
          </table:table-cell>
          <table:table-cell/>
        </table:table-row>
        <table:table-row table:style-name="ro3">
          <table:table-cell office:value-type="string" calcext:value-type="string">
            <text:p>thứ nhất,sản phẩm không dùng được.thứ hai,đội mà tiki gọi là đội kĩ thuật không hỗ trợ được bất cứ thứ gì ngoài tốn của bạn 1 ngày và gửi cho 1 cái link youtube bất cứ ai cũng tìm được.thứ 3,phản hồi quá lâu.mình mua hàng từ 05 tháng 2 và sau 21 ngày vẫn chưa xong.trong email ghi là 24 giờ làm việc thì không rõ 24 giờ của tiki bằng 4 ngày à? tốt nhất đừng mua cục nhựa này ở tiki,ra ngoài mà mua họ còn chịu trách nhiệm cho.mua bực vào người.gọi lại cho mình nhé mình không đi lạy lục các bạn nữa đâu</text:p>
          </table:table-cell>
          <table:table-cell/>
        </table:table-row>
        <table:table-row table:style-name="ro1">
          <table:table-cell office:value-type="string" calcext:value-type="string">
            <text:p>thử pair với laptop <text:s/>windows 10, macbook mà ko dc yc tiki đổi hàng mới</text:p>
          </table:table-cell>
          <table:table-cell/>
        </table:table-row>
        <table:table-row table:style-name="ro1">
          <table:table-cell office:value-type="string" calcext:value-type="string">
            <text:p>thử rồi... nhưng không kết nối được... phí tiền... lỡ mua rồi...</text:p>
          </table:table-cell>
          <table:table-cell/>
        </table:table-row>
        <table:table-row table:style-name="ro1">
          <table:table-cell office:value-type="string" calcext:value-type="string">
            <text:p>thu sóng kém ổn định, mất sóng thường xuyên, rất thất vọng</text:p>
          </table:table-cell>
          <table:table-cell/>
        </table:table-row>
        <table:table-row table:style-name="ro1">
          <table:table-cell office:value-type="string" calcext:value-type="string">
            <text:p>thử với tất cả ổ cứng đang chạy bình thường nhưng cắm vào đều không hoạt động được. đọc review thấy tốt nhưng lại ra thế này. đúng là lừa đảo.</text:p>
          </table:table-cell>
          <table:table-cell/>
        </table:table-row>
        <table:table-row table:style-name="ro1">
          <table:table-cell office:value-type="string" calcext:value-type="string">
            <text:p>thu wifi yeu lam . ko hai long, muon tra cho ban.</text:p>
          </table:table-cell>
          <table:table-cell/>
        </table:table-row>
        <table:table-row table:style-name="ro4">
          <table:table-cell office:value-type="string" calcext:value-type="string">
            <text:p>thực lòng mà nói, trước khi mua thì háo hức.</text:p>
            <text:p> mua rồi, không nhanh như tưởng tượng trước đây  </text:p>
          </table:table-cell>
          <table:table-cell/>
        </table:table-row>
        <table:table-row table:style-name="ro4" table:visibility="filter">
          <table:table-cell office:value-type="string" calcext:value-type="string">
            <text:p>thực lòng mà nói, trước khi mua thì háo hức.</text:p>
            <text:p> mua rồi, không nhanh như tưởng tượng trước đây  </text:p>
          </table:table-cell>
          <table:table-cell/>
        </table:table-row>
        <table:table-row table:style-name="ro1">
          <table:table-cell office:value-type="string" calcext:value-type="string">
            <text:p>thực sự buồn về chất lượng giao hàng, đặt giao hàng 2h từ chiều hqua đến giờ không nhận được hàng, cũng không thể hủy vì hệ thống ghi đơn hàng đang vận chuyển <text:s/>.</text:p>
          </table:table-cell>
          <table:table-cell/>
        </table:table-row>
        <table:table-row table:style-name="ro4">
          <table:table-cell office:value-type="string" calcext:value-type="string">
            <text:p>thực sự cáu vì sạc mới mua được 2 hôm đã hỏng . k hiểu tại sao hôm đầu về cắm rất bình thường hôm tiếp theo cũng vậy cắm không làm sao cả. hôm nay thì cắm sạc vào mà xoay cả 2 đầu đều báo “ phụ kiện này có thể không được hỗ trợ” .</text:p>
          </table:table-cell>
          <table:table-cell/>
        </table:table-row>
        <table:table-row table:style-name="ro3">
          <table:table-cell office:value-type="string" calcext:value-type="string">
            <text:p>thực sự là mình không hiểu lắm cái dịch vụ tikinow sinh ra để làm gì khi cả 2 lần đặt tikinow còn chậm hơn cả giao hàng thông thường <text:s/>, hay là tại mình đặt thông qua khuyến mãi thanh toán bằng zalopay nên nó khinh không thèm giao nhanh như quảng cáo nhỉ <text:s/>, shipper đến muộn hơn dự kiến 1 tiếng, gọi cho mình thì bắt mình ra chỗ của anh ta đang đứng (cách chỗ mình khoảng 4 cây)????? rồi giải thích là đơn hàng này là của người khác ship nhưng do bị ốm nên anh này đi thay???</text:p>
          </table:table-cell>
          <table:table-cell/>
        </table:table-row>
        <table:table-row table:style-name="ro1">
          <table:table-cell office:value-type="string" calcext:value-type="string">
            <text:p>thực sự rất bực mình, đợi mỏi cổ hàng mới về. mở ra dùng thì 1bên tai nghe tập tịt, lúc được lúc không, bên tai kia thì tắt tịt luôn. đề nghị tiki đổi trả hay hoàn lại tiền cho mình. </text:p>
          </table:table-cell>
          <table:table-cell/>
        </table:table-row>
        <table:table-row table:style-name="ro2">
          <table:table-cell office:value-type="string" calcext:value-type="string">
            <text:p>thực tế sp giao hoàn toàn không có 1 chữ nào trên nhãn bao bì sp là "high gm220hd digital screen hand painted screen drawing screen painting screen handwriting screen lcd tablet computer hand painted board". <text:s/>hàng xài tạm được, nhưng đã có sai sót từ nhà bán hàng khi ghi tên sp là "high gm220hd digital screen hand painted screen drawing screen painting screen handwriting screen lcd tablet computer hand painted board" vì thực tế sp giao chỉ giống như hình chứ không trùng với tên sp quảng cáo &amp; bán trên website</text:p>
          </table:table-cell>
          <table:table-cell/>
        </table:table-row>
        <table:table-row table:style-name="ro4">
          <table:table-cell office:value-type="string" calcext:value-type="string">
            <text:p>thường mua hàng tiki rất ưng về đóng gói bao bì, nhưng sao đợt này mình mua ko phải của tiki tradding cái khác liền. hàng cứ bỏ vào cái hộp carton, mà vỏ hộp thì móp méo, lại bụi kinh thật không hài lòng.</text:p>
          </table:table-cell>
          <table:table-cell/>
        </table:table-row>
        <table:table-row table:style-name="ro1">
          <table:table-cell office:value-type="string" calcext:value-type="string">
            <text:p>thường xuyên bị 0kb/s trong lúc truyền dữ liệu, quá tệ, cái usb tệ nhất từng sử dụng</text:p>
          </table:table-cell>
          <table:table-cell/>
        </table:table-row>
        <table:table-row table:style-name="ro1">
          <table:table-cell office:value-type="string" calcext:value-type="string">
            <text:p>thường xuyên bị mất kết nối, sau vài phút lại tự kết nối. tình trạng lập đi lập lại mặc dù đã để ở chỗ nhiều gió để tản nhiệt.</text:p>
          </table:table-cell>
          <table:table-cell/>
        </table:table-row>
        <table:table-row table:style-name="ro1">
          <table:table-cell office:value-type="string" calcext:value-type="string">
            <text:p>tiền ít mà đòi hít thơm sao được. âm bass mạnh, nghe hơi ù tai, âm treble nhỏ, nghe một hồi nhức đầu luôn. (sau test sợ yêu và bạc phận 320kbps)</text:p>
          </table:table-cell>
          <table:table-cell/>
        </table:table-row>
        <table:table-row table:style-name="ro1">
          <table:table-cell office:value-type="string" calcext:value-type="string">
            <text:p>tiền ít thì phải chấp nhận. muốn tốt thi dung đhtm của apple</text:p>
          </table:table-cell>
          <table:table-cell/>
        </table:table-row>
        <table:table-row table:style-name="ro1">
          <table:table-cell office:value-type="string" calcext:value-type="string">
            <text:p>tiền nào của ấy, có treb nhưng k có bass !</text:p>
          </table:table-cell>
          <table:table-cell/>
        </table:table-row>
        <table:table-row table:style-name="ro1">
          <table:table-cell office:value-type="string" calcext:value-type="string">
            <text:p>tiền nào của đó,’x ko mog doi j hon</text:p>
          </table:table-cell>
          <table:table-cell/>
        </table:table-row>
        <table:table-row table:style-name="ro1">
          <table:table-cell office:value-type="string" calcext:value-type="string">
            <text:p>tiền nào của nấy , mới mua không chỉnh được âm lượng , hư voice , sau 1 tháng thì 1 bên tay không nghe ,khuyên mn kh nên mua</text:p>
          </table:table-cell>
          <table:table-cell/>
        </table:table-row>
        <table:table-row table:style-name="ro1">
          <table:table-cell office:value-type="string" calcext:value-type="string">
            <text:p>tiền s thì hàng v bỏ tiền nhiều ra mà mua loại tốt dùng nhé</text:p>
          </table:table-cell>
          <table:table-cell/>
        </table:table-row>
        <table:table-row table:style-name="ro1">
          <table:table-cell office:value-type="string" calcext:value-type="string">
            <text:p>tiếp nhận với máy tính k chuẩn, sp lỗi nhiều</text:p>
          </table:table-cell>
          <table:table-cell/>
        </table:table-row>
        <table:table-row table:style-name="ro1">
          <table:table-cell office:value-type="string" calcext:value-type="string">
            <text:p>tiếp tục là nhận đc ram nhưng ko dùng được... lắp vô máy tính ko lên luôn</text:p>
          </table:table-cell>
          <table:table-cell/>
        </table:table-row>
        <table:table-row table:style-name="ro4">
          <table:table-cell office:value-type="string" calcext:value-type="string">
            <text:p>tiêu đề ghi điện thoại không dây nhưng là điện thoại có dây. cùng do mình tìm hiểu ko kỹ. thấy ghi điện thoại ko dây thì mua. hỏi tiki thì bảo ko đổi trả dc. sao ko ghi điện thoại kéo dài có dây để người mua ko bị nhầm lẫn.</text:p>
          </table:table-cell>
          <table:table-cell/>
        </table:table-row>
        <table:table-row table:style-name="ro1">
          <table:table-cell office:value-type="string" calcext:value-type="string">
            <text:p>tiêu đề sản phẩm ghi là kết nối được bluetooth mà sao hàng nhận về không kết nối được vậy .</text:p>
          </table:table-cell>
          <table:table-cell/>
        </table:table-row>
        <table:table-row table:style-name="ro4">
          <table:table-cell office:value-type="string" calcext:value-type="string">
            <text:p>tiki 5*, giao hàng nhanh chóng, hộp sản phẩm còn nguyên vẹn và mới tinh. <text:s text:c="2"/>còn sản phẩm thì quá kinh khủng! nắp đậy cao su ở cổng sạc thì không vừa, toàn bị rớt ra nên chức năng chống nước xem như bỏ. phím bấm cứng như đá, lại không gõ tiếng việt được. loa và micro thì giúp cuộc nói chuyện giống như là đang cãi nhau. thấy tiếc tiền! <text:s/>.</text:p>
          </table:table-cell>
          <table:table-cell/>
        </table:table-row>
        <table:table-row table:style-name="ro4">
          <table:table-cell office:value-type="string" calcext:value-type="string">
            <text:p>tiki bảo hành gì lạ vậy. mua q.1 giao thì nhanh mà giờ bảo hành hẹn 21 ngày trg email là sao k bit. sp ban đầu xài được sau khóa password thì k vô đc. bỏ password laptop mới vô. mua hàng điện tử tiki vậy sau này sao dám mua nữa. sp bảo hành 2năm chờ bảo hành 21 ngày chưa kể chờ nhân viên qua nhận hàng rồi trả lại. pó tay cty</text:p>
          </table:table-cell>
          <table:table-cell/>
        </table:table-row>
        <table:table-row table:style-name="ro4">
          <table:table-cell office:value-type="string" calcext:value-type="string">
            <text:p>tiki cam kết thiết bị là hàng thật nhưng mà mình mua về dùng được 1 tháng thì thiết bị có rất nhiều vấn đề. nhiều khi kết nối vs đt không được hoặc 1 bên kết nối được 1 bên không kết nối được. qua tháng thứ 2 thì đi luôn một bên tai nghe không sử dụng được luôn. nói chung là hàng quá tệ</text:p>
          </table:table-cell>
          <table:table-cell/>
        </table:table-row>
        <table:table-row table:style-name="ro4">
          <table:table-cell office:value-type="string" calcext:value-type="string">
            <text:p>tiki cần thêm tính năng chat trực tiếp với người bán hàng thì tốt hơn. khi sản phẩm có lỗi hoặc có thắc mắc gì người mua có thể phản ánh trực tiếp tới nhà cung cấp giúp nhanh chóng trong xử lý sự cố. cảm ơn</text:p>
          </table:table-cell>
          <table:table-cell/>
        </table:table-row>
        <table:table-row table:style-name="ro4">
          <table:table-cell office:value-type="string" calcext:value-type="string">
            <text:p>tiki cần xem lại. nhận hàng xong thì mình phát hiện ra dấu cắt bọc usb rồi. sau đó gắn để sử dụng mà cũng ko được. những nhà cung cấp này tiki cần xem lại để ko mang tiếng cho mình nhé.</text:p>
          </table:table-cell>
          <table:table-cell/>
        </table:table-row>
        <table:table-row table:style-name="ro4">
          <table:table-cell office:value-type="string" calcext:value-type="string">
            <text:p>tiki cho hỏi sao sản phẩm này lại giao lâu vậy? tôi thấy tình trạng đóng gói sẵn sàng giao từ chủ nhật tuần trước mà vẫn ko thấy chuyển sang tình trạng vận chuyển. tôi đang rất cần sản phẩm này để dùng</text:p>
          </table:table-cell>
          <table:table-cell/>
        </table:table-row>
        <table:table-row table:style-name="ro1">
          <table:table-cell office:value-type="string" calcext:value-type="string">
            <text:p>tiki cho mình đổi lại tai nghe. mình vừa mới nhận hàng chiều 15/11/2019 . 1 bên nghe được , 1 bên bị hư k làm gì đc hết</text:p>
          </table:table-cell>
          <table:table-cell/>
        </table:table-row>
        <table:table-row table:style-name="ro4">
          <table:table-cell office:value-type="string" calcext:value-type="string">
            <text:p>tiki cho mình đổi lại tai nghe. mình vừa mới nhận hàng chiều 21/10/2019. thật sự thất vọng vì sản phẩm lỗi. tai nghe được bên không. âm thanh thì dè. cảm ứng thì không nhận. đã thế điện thoại nhận tên sản phẩm là i11 chứ không phải i12. mong nhận được phản hồi sớm từ tiki.</text:p>
          </table:table-cell>
          <table:table-cell/>
        </table:table-row>
        <table:table-row table:style-name="ro4">
          <table:table-cell office:value-type="string" calcext:value-type="string">
            <text:p>tiki cho mình hỏi là tại sao khi check security code tại trang web anker.com/verify thì hiện lên thông báo có thể là hàng giả mạo vậy? trong khi trên tiki đăng tin là hàng chính hãng anker. mong nhận được phản hồi sớm từ tiki!</text:p>
          </table:table-cell>
          <table:table-cell/>
        </table:table-row>
        <table:table-row table:style-name="ro1">
          <table:table-cell office:value-type="string" calcext:value-type="string">
            <text:p>tiki cho tôi hỏi là tôi mua máy brother hl l2366dw nhưng tại sao khi kết nối báo model hl l2360. yêu cầu tiki và shop giải quyết vì giữa 2 model này giá chênh lệch rất nhiều .</text:p>
          </table:table-cell>
          <table:table-cell/>
        </table:table-row>
        <table:table-row table:style-name="ro1">
          <table:table-cell office:value-type="string" calcext:value-type="string">
            <text:p>tiki có nhân viên hứa gửi tôi hướng dẫn sử dụng chức năng in wifi cho máy macbook nhưng tôi chờ rất lâu chưa thấy. cho nên tôi mua máy wifi mà k dùng đc chức năng này.</text:p>
          </table:table-cell>
          <table:table-cell/>
        </table:table-row>
        <table:table-row table:style-name="ro1">
          <table:table-cell office:value-type="string" calcext:value-type="string">
            <text:p>tiki dạo này có xu hướng lừa đảo. toàn là đưa hình ảnh gây nhầm lẫn để rồi người tiêu dùng lãnh đủ. bực bội vì cảm giác bị lừa.</text:p>
          </table:table-cell>
          <table:table-cell/>
        </table:table-row>
        <table:table-row table:style-name="ro4">
          <table:table-cell office:value-type="string" calcext:value-type="string">
            <text:p>tiki dạo này làm ăn lôm côm phết nhỉ. mua con chuột hàng mới 100% từ tiki trading mà về thấy mã p/n của chuột không khớp với hộp, miếng đệm thì xước. đã thế con phát hiện mã p/n trên hộp giống hệt mã p/n trên hộp của nhưng khách hàng khác.</text:p>
          </table:table-cell>
          <table:table-cell/>
        </table:table-row>
        <table:table-row table:style-name="ro4" table:visibility="filter">
          <table:table-cell office:value-type="string" calcext:value-type="string">
            <text:p>tiki dạo này làm ăn lôm côm phết nhỉ. mua con chuột hàng mới 100% từ tiki trading mà về thấy mã p/n của chuột không khớp với hộp, miếng đệm thì xước. đã thế con phát hiện mã p/n trên hộp giống hệt mã p/n trên hộp của nhưng khách hàng khác.</text:p>
          </table:table-cell>
          <table:table-cell/>
        </table:table-row>
        <table:table-row table:style-name="ro2">
          <table:table-cell office:value-type="string" calcext:value-type="string">
            <text:p>tiki đổi cho sợi thứ 2 mà vẫn không sạc nhanh qc 3.0 được. tôi nghi ngờ loại này vốn không thể sạc nhanh 3.0 chứ ko phải do lỗi của cá nhân sợi nào. làm tôi tốn tg đóng hàng đổi trả mà kq vẫn vậy. đề nghị bên kỹ thuật làm việc với nhà cung cấp trước rồi mới yêu câù khách đóng hàng trả. sau khi đổi cái mới thì test trước cho khách xem đủ tiêu chuẩn không. trong hình là đt tôi pin 50% mà báo sạc tới 3.5h mới đầy. trong khi đổi cọng dây 80k thì hiện chữ fast charging 30phút đầy.giá 250k mà ko có qc 3.0 thì còn thua hàng 80k mua cách đây 1 năm. qc 3.0 là tiêu chuẩn sạc nhanh cách đây hơn 3 năm chứ chả mới mẻ gì.</text:p>
          </table:table-cell>
          <table:table-cell/>
        </table:table-row>
        <table:table-row table:style-name="ro1">
          <table:table-cell office:value-type="string" calcext:value-type="string">
            <text:p>tiki đổi sp lại dùm mình nha tai nghe bị ngắt quãng liên tục ko sài đk</text:p>
          </table:table-cell>
          <table:table-cell/>
        </table:table-row>
        <table:table-row table:style-name="ro3">
          <table:table-cell office:value-type="string" calcext:value-type="string">
            <text:p>tiki đóng gói cẩn thận, sản phẩm nguyên seal, chính hãng tuy nhiên sau thời gian sử dụng khoảng 5 tháng (mình mua từ 11/2018) thì máy bắt đầu bị lỗi cảm ứng. mình lên mạng tìm hiểu thì dòng gen 4 này bị loạn cảm ứng rất nhiều (không chạm vào màn hình mà màn vẫn nhảy sang trang, chỉnh font, chọn chế độ...). <text:s/>không biết phải sửa lỗi này thế nào.</text:p>
          </table:table-cell>
          <table:table-cell/>
        </table:table-row>
        <table:table-row table:style-name="ro1">
          <table:table-cell office:value-type="string" calcext:value-type="string">
            <text:p>tiki đóng gói quá cẩu thả, sản phẩm đồ điện tử mà gói không có lớp đệm gì hết. lúc nhận hàng ổ cứng bị bung ra khỏi hộp.</text:p>
          </table:table-cell>
          <table:table-cell/>
        </table:table-row>
        <table:table-row table:style-name="ro1">
          <table:table-cell office:value-type="string" calcext:value-type="string">
            <text:p>tiki đóng gói, ship sai hàng! hi vọng tiki đến lấy và đổi lại hàng.</text:p>
          </table:table-cell>
          <table:table-cell/>
        </table:table-row>
        <table:table-row table:style-name="ro1">
          <table:table-cell office:value-type="string" calcext:value-type="string">
            <text:p>tiki dù giao hàng rất nhanh nhưng sản phẩm lại bị lỗi chỉ nghe dc bên trái .nghe rất khó chịu</text:p>
          </table:table-cell>
          <table:table-cell/>
        </table:table-row>
        <table:table-row table:style-name="ro4">
          <table:table-cell office:value-type="string" calcext:value-type="string">
            <text:p>tiki giải quyết đổi hàng rất nhanh chóng và chuyên nghiệp . nhưng do tui xui hay sao . đổi rồi vẫn không có tính hiệu gì . chẳng sử dụng đươc . chờ gần 1 tuần mà kg có cái để sài</text:p>
          </table:table-cell>
          <table:table-cell/>
        </table:table-row>
        <table:table-row table:style-name="ro4">
          <table:table-cell office:value-type="string" calcext:value-type="string">
            <text:p>tiki giao cho mình chuột với nhiều vết trầy ở chân di, giống chuột đã qua sử dụng. số serial thì không trùng thân hộp và chuột. đổi trả và yêu cầu chuột mới thì lại gọi báo là không còn hàng trong kho. vậy sao trên web vẫn bán? hết hàng mới trong kho chỉ còn chuột cũ bán chăng?</text:p>
          </table:table-cell>
          <table:table-cell/>
        </table:table-row>
        <table:table-row table:style-name="ro4" table:visibility="filter">
          <table:table-cell office:value-type="string" calcext:value-type="string">
            <text:p>tiki giao cho mình chuột với nhiều vết trầy ở chân di, giống chuột đã qua sử dụng. số serial thì không trùng thân hộp và chuột. đổi trả và yêu cầu chuột mới thì lại gọi báo là không còn hàng trong kho. vậy sao trên web vẫn bán? hết hàng mới trong kho chỉ còn chuột cũ bán chăng?</text:p>
          </table:table-cell>
          <table:table-cell/>
        </table:table-row>
        <table:table-row table:style-name="ro7">
          <table:table-cell office:value-type="string" calcext:value-type="string">
            <text:p>tiki giao cho tôi sản phẩm lỗi. lẽ ra để tránh mất niềm tin của khách hàng, tiki phải cố gắng đổi trả hàng nhanh nhất có thể, nhưng tiki lại không làm như thế. khi tôi yêu cầu đổi sản phẩm thì nói là sẽ xong trong vòng 7 đến 10 ngày, thế nhưng tính từ khi giao cho bên vận chuyển đến thời điểm này là đã hơn nửa tháng và thứ tôi có là... chẳng gì cả! cho dù không tính ngày cuối tuần đi nữa thì cũng đã quá hạn từ lâu nhưng tôi không hề nhận được bất cứ thông tin gì trừ 1 cái email xác nhận đã nhận được hàng đổi trả. tôi phải tự gọi cho tổng đài, thì lại được trả lời kiểu như "rất xin lỗi, mong anh thông cảm... và vui lòng đợi tiếp". trước đây tôi đã từng mua 2 sản phẩm công nghệ ở tiki, trong đó 1 sản phẩm lỗi. lần này tôi vẫn đặt niềm tin vào tiki và thứ tôi nhận được là thế này đây. với kiểu cách làm việc như thế này mà tiki có thể tồn tại đến ngày nay thì đúng là một phép màu! tôi đã là khách hàng của tiki hơn 5 năm rồi, có thể sau này tôi vẫn sẽ mua sách ở đây, nhưng còn các mặt hàng khác thì đây chắc sẽ là lần cuối cùng!</text:p>
          </table:table-cell>
          <table:table-cell/>
        </table:table-row>
        <table:table-row table:style-name="ro1">
          <table:table-cell office:value-type="string" calcext:value-type="string">
            <text:p>tiki giao hàng ngày càng chán. toàn giao trễ. chất lượng dịch vụ ngày càng chán</text:p>
          </table:table-cell>
          <table:table-cell/>
        </table:table-row>
        <table:table-row table:style-name="ro1">
          <table:table-cell office:value-type="string" calcext:value-type="string">
            <text:p>tiki giao hàng nhanh nhưng chất lượng quá tệ dùng đc 3 lần thì hư luôn ...đúng là tiền nào của nấy</text:p>
          </table:table-cell>
          <table:table-cell/>
        </table:table-row>
        <table:table-row table:style-name="ro4">
          <table:table-cell office:value-type="string" calcext:value-type="string">
            <text:p>tiki giao hàng nhanh nhưng khi cài đặt thành công, kiểm tra mạng thì không kết nối được, kiểm tra trạng thái kết nối thì như hình bên dưới. đã thử lại với modem cũ thì vẫn hoạt động bình thường. mong tiki sớm đổi hàng cho mình</text:p>
          </table:table-cell>
          <table:table-cell/>
        </table:table-row>
        <table:table-row table:style-name="ro1">
          <table:table-cell office:value-type="string" calcext:value-type="string">
            <text:p>tiki giao hàng nhanh quá mua ngày 11 mà ngày 27 đã giao tới rồi</text:p>
          </table:table-cell>
          <table:table-cell/>
        </table:table-row>
        <table:table-row table:style-name="ro1">
          <table:table-cell office:value-type="string" calcext:value-type="string">
            <text:p>tiki giao hàng nhanh, dịch vụ tốt. tuy nhiên sản phẩm copy dữ liệu lần đầu tiên thì bị lỗi, không nhận ổ cứng.</text:p>
          </table:table-cell>
          <table:table-cell/>
        </table:table-row>
        <table:table-row table:style-name="ro9">
          <table:table-cell office:value-type="string" calcext:value-type="string">
            <text:p>tiki giao hàng nhanh, sớm so với dự kiến hẳn 2 ngày.</text:p>
            <text:p> nhưng: rất thất vọng vì sản phẩm thiếu đầu thu chuột + bàn phím (receiver), hộp móp méo.</text:p>
            <text:p> đã gọi điện cho tiki hỏi về việc này, và dự kiến lại mất 2 3 ngày để tiki lấy sản phẩm về + 7 ngày để nhận sản phẩm khác. cực kỳ rườm rà, mất thời gian. một bộ sản phẩm không dây mà để thiếu/thất lạc đầu thu, không biết bên kiểm tra hàng hóa của tiki làm việc kiểu gì. biết mất thêm 10 ngày chờ đợi như vậy, mình lựa chọn nhà cung cấp khác cho xong.</text:p>
          </table:table-cell>
          <table:table-cell/>
        </table:table-row>
        <table:table-row table:style-name="ro1">
          <table:table-cell office:value-type="string" calcext:value-type="string">
            <text:p>tiki giao hàng nhanh. nhưng sim lắm vô không bắt sóng. kiểm tra lại giúp</text:p>
          </table:table-cell>
          <table:table-cell/>
        </table:table-row>
        <table:table-row table:style-name="ro1">
          <table:table-cell office:value-type="string" calcext:value-type="string">
            <text:p>tiki giao hàng quá lâu và có hiện tượng quên đơn hàng.</text:p>
          </table:table-cell>
          <table:table-cell/>
        </table:table-row>
        <table:table-row table:style-name="ro4">
          <table:table-cell office:value-type="string" calcext:value-type="string">
            <text:p>tiki giao hàng quá lâu. báo giao trong ngày hôm nay mà đến giờ ko thấy báo về lúc nào giao. giờ mới biết tiki có cả hình thức giao đêm. alo hỏi tổng đài số shipper để hỏi thì bảo là ko cho đc. trả lời khách hàng: giao trong ngày ko có nghĩa là giao vào ban ngày.</text:p>
          </table:table-cell>
          <table:table-cell/>
        </table:table-row>
        <table:table-row table:style-name="ro1">
          <table:table-cell office:value-type="string" calcext:value-type="string">
            <text:p>tiki giao hàng rất nhanh. nhưng mà chuột không lên đèn, nhờ tiki đổi lại giúp mình nhé! cảm ơn tiki!</text:p>
          </table:table-cell>
          <table:table-cell/>
        </table:table-row>
        <table:table-row table:style-name="ro1">
          <table:table-cell office:value-type="string" calcext:value-type="string">
            <text:p>tiki giao hàng sớm hơn so với dự kiến. tuy nhiên điện thoại bị lỗi face id, đề nghị tiki liên lạc và hỗ trợ đổi sản phẩm.</text:p>
          </table:table-cell>
          <table:table-cell/>
        </table:table-row>
        <table:table-row table:style-name="ro1">
          <table:table-cell office:value-type="string" calcext:value-type="string">
            <text:p>tiki giao hàng trễ hạn 2 ngày mà không thấy 1 thông báo hay lời giải thích nào cho khách hàng. không hài lòng với cách làm việc của tiki.</text:p>
          </table:table-cell>
          <table:table-cell/>
        </table:table-row>
        <table:table-row table:style-name="ro4">
          <table:table-cell office:value-type="string" calcext:value-type="string">
            <text:p>tiki giao hàng, và phục vụ không có vấn đề j. tuy nhiên, sản phẩm chất lượng chưa tốt. mua về đc thời gian thì loạn cảm ứng, gửi bảo hành được thời gian lại bị bị lỗi cũ. chịu chả bảo hành được, có lẽ sau mua nhà cung cấp khác</text:p>
          </table:table-cell>
          <table:table-cell/>
        </table:table-row>
        <table:table-row table:style-name="ro1">
          <table:table-cell office:value-type="string" calcext:value-type="string">
            <text:p>tiki giao hành nhanh trong 2 tiếng như cam kết <text:s/>mua 2 sản phẩm, cả hai đều rớt sóng wifi liên tục dùng được 1 phút thì bị rớt wifi</text:p>
          </table:table-cell>
          <table:table-cell/>
        </table:table-row>
        <table:table-row table:style-name="ro1">
          <table:table-cell office:value-type="string" calcext:value-type="string">
            <text:p>tiki giao nhanh, tai nghe bị delay kết nối không ổn định. làm cách nào để tôi có thể bảo hành?</text:p>
          </table:table-cell>
          <table:table-cell/>
        </table:table-row>
        <table:table-row table:style-name="ro1">
          <table:table-cell office:value-type="string" calcext:value-type="string">
            <text:p>tiki giao thẻ bkav het hạn sử dụng, <text:s/>mình rat tin tưởng hàng do tikitrading giao nhưng lan nay hơi thật vong</text:p>
          </table:table-cell>
          <table:table-cell/>
        </table:table-row>
        <table:table-row table:style-name="ro4">
          <table:table-cell office:value-type="string" calcext:value-type="string">
            <text:p>tiki giúp em đổi trả sản phẩm này nhé em định dùng song song hai ổ hhd và ssd, tuy nhiên khi lắp ssd vào thì ko sử dụng được, em thử test bằng cách sử dụng ổ ssd khác vào thì vào đc bình thường <text:s/>. có ai bị như em ko? làm thế nào để đổi trả sản phẩm ạ <text:s/>.</text:p>
          </table:table-cell>
          <table:table-cell/>
        </table:table-row>
        <table:table-row table:style-name="ro1">
          <table:table-cell office:value-type="string" calcext:value-type="string">
            <text:p>tiki giúp em xem lại sản phẩm, sản phẩm chỉ nghe được 1 bên tai</text:p>
          </table:table-cell>
          <table:table-cell/>
        </table:table-row>
        <table:table-row table:style-name="ro1">
          <table:table-cell office:value-type="string" calcext:value-type="string">
            <text:p>tiki gởi sp ko đúng tôi mua( xem hình). đề nghị tiki gởi đúng sp tôi đã đặt, nếu không hoàn tiền lại cho tôi.</text:p>
          </table:table-cell>
          <table:table-cell/>
        </table:table-row>
        <table:table-row table:style-name="ro13">
          <table:table-cell office:value-type="string" calcext:value-type="string">
            <text:p>tiki gửi đến khách hàng sản phẩm đã qua sử dụng. tuy dùng vẫn ổn, nhưng mình <text:s/>không hề hài lòng với cách cung ứng sản phẩm như vậy nên mình kiên quyết đánh giá 1 sao.</text:p>
          </table:table-cell>
          <table:table-cell/>
        </table:table-row>
        <table:table-row table:style-name="ro1">
          <table:table-cell office:value-type="string" calcext:value-type="string">
            <text:p>tiki gửi hàng lâu quá . k đúng như quảng cáo . thất vọng</text:p>
          </table:table-cell>
          <table:table-cell/>
        </table:table-row>
        <table:table-row table:style-name="ro2">
          <table:table-cell office:value-type="string" calcext:value-type="string">
            <text:p>tiki hàng hoá chất lượng, dịch vụ vận chuyển cực kém, trên website thì dấu tên đơn vị vận chuyển, hàng chưa giao mà đã tích là giao thành công, nếu không cải thiện dịch vụ vận chuyển đảm bảo rằng tiki sẽ sớm muộn cũng bị tẩy chay vì nhà vận chuyển kiểu này. <text:s/>mong tiki sớm cải thiện thông tin nhà vận chuyển cũng như có chính sách đối với nhà vận chuyển, đừng nuông chiều nhà vận chuyển lấp liếm đi cái thương hiệu đã được gây dựng. tôi trước đây mua rất nhiều nhưng gần nữa năm tôi quay lại mua thì 2 đơn hàng gần đây cho thấy dịch vụ vận chuyển của website này là vấn đề cực lớn để tôi và những người khác ủng hộ cho website này</text:p>
          </table:table-cell>
          <table:table-cell/>
        </table:table-row>
        <table:table-row table:style-name="ro4">
          <table:table-cell office:value-type="string" calcext:value-type="string">
            <text:p>tiki hẹn 1 3 ngày, gọi tổng đài hứa lên hứa xuống, không giải quyết dc vấn đề chính. máy bị lỗi điểm sáng trên màn , có bụi dưới lớp kính , đã gửi ảnh cho bên kỹ thuật vào ngày 1/8. báo lỗi cho tổng đài ngày 31/7. đơn 556920745. sẽ update trạng thái xử lý</text:p>
          </table:table-cell>
          <table:table-cell/>
        </table:table-row>
        <table:table-row table:style-name="ro1">
          <table:table-cell office:value-type="string" calcext:value-type="string">
            <text:p>tiki hỗ trợ đổi hàng giúp em</text:p>
          </table:table-cell>
          <table:table-cell/>
        </table:table-row>
        <table:table-row table:style-name="ro4">
          <table:table-cell office:value-type="string" calcext:value-type="string">
            <text:p>tiki hướng dẫn hỗ trợ bảo hành thiết bị ở đâu và như thế nào đây. mình mua về và cắm sử dụng được hơn 1 ngày. đến ngày thứ 3 sáng ngủ dậy đã thấy ko còn dấu hiệu hoạt động. đèn tắt lịm mà ko hiểu lý do</text:p>
          </table:table-cell>
          <table:table-cell/>
        </table:table-row>
        <table:table-row table:style-name="ro1">
          <table:table-cell office:value-type="string" calcext:value-type="string">
            <text:p>tiki kiểm tra lại đơn hàng sạc dự phòng không có dây sạc.</text:p>
          </table:table-cell>
          <table:table-cell/>
        </table:table-row>
        <table:table-row table:style-name="ro1">
          <table:table-cell office:value-type="string" calcext:value-type="string">
            <text:p>tiki koi đổi hàg dùm mình ạ chứ mới mua hôm qa nay bị hư 1 bên tai rồi ạ</text:p>
          </table:table-cell>
          <table:table-cell/>
        </table:table-row>
        <table:table-row table:style-name="ro1">
          <table:table-cell office:value-type="string" calcext:value-type="string">
            <text:p>tiki làm ăn chậm quá, đóng gói ẩu quá hàng điện tử mà bỏ ngay vào hộp quá to so với hàng</text:p>
          </table:table-cell>
          <table:table-cell/>
        </table:table-row>
        <table:table-row table:style-name="ro1">
          <table:table-cell office:value-type="string" calcext:value-type="string">
            <text:p>tiki làm ăn mất uy tin quá hang giao có dâu hiệu mở ra rồi.còn mất nắp đậy nữa tệ thiêt</text:p>
          </table:table-cell>
          <table:table-cell/>
        </table:table-row>
        <table:table-row table:style-name="ro1">
          <table:table-cell office:value-type="string" calcext:value-type="string">
            <text:p>tiki làm ăn rất tệ hại. đồ điện tử tốt nhất đừng mua tiki. chế độ đổi trả bảo hành ko như hứa hẹn. thất vọng</text:p>
          </table:table-cell>
          <table:table-cell/>
        </table:table-row>
        <table:table-row table:style-name="ro4">
          <table:table-cell office:value-type="string" calcext:value-type="string">
            <text:p>tiki mình vừa nhận được hàng chiều nay 10/2/2020 tai nghe bên được bên không kết nối bluetooth ko đc tốt lúc đc lúc kho ong và tai bên trái không nghe đc tiki cho mình đổi lại hàng. ít ra nghe ko hay thì cuxg phải tín hiệu bắt tốt và nghe đc cả 2 tai chứ chán quá</text:p>
          </table:table-cell>
          <table:table-cell/>
        </table:table-row>
        <table:table-row table:style-name="ro1">
          <table:table-cell office:value-type="string" calcext:value-type="string">
            <text:p>tiki mới giao hàng. chuột mới mua nhưng đóng góp sơ xài, mặt dưới trầy rất nhiều giống chuột đã qua sử dụng.</text:p>
          </table:table-cell>
          <table:table-cell/>
        </table:table-row>
        <table:table-row table:style-name="ro1">
          <table:table-cell office:value-type="string" calcext:value-type="string">
            <text:p>tiki này, bữa này tui bỏ trang này luôn, mua điện thoại mấy cái toàn đồ dổm, haizz</text:p>
          </table:table-cell>
          <table:table-cell/>
        </table:table-row>
        <table:table-row table:style-name="ro1">
          <table:table-cell office:value-type="string" calcext:value-type="string">
            <text:p>tiki nên cập nhật bán hàng mới nhất chứ bán bán mẫu cũ băng tần co 2.4 thua mình mua năm 2017 mình mua 3 sản phẩm do sơ ý không kiểm tra kĩ quá thấy vọng</text:p>
          </table:table-cell>
          <table:table-cell/>
        </table:table-row>
        <table:table-row table:style-name="ro1">
          <table:table-cell office:value-type="string" calcext:value-type="string">
            <text:p>tiki nên xem sét lại hàng bán , tôi mua không dùng được , bán hàng như này lừa người dùng à, như này lần sau ai dám mua hàng đặt hàng nữa <text:s/></text:p>
          </table:table-cell>
          <table:table-cell/>
        </table:table-row>
        <table:table-row table:style-name="ro1">
          <table:table-cell office:value-type="string" calcext:value-type="string">
            <text:p>tiki now nhưng giao hàng quá chậm trễ, gần 1 tuần mới nhận được hàng, hỏng hết công việc của mình.</text:p>
          </table:table-cell>
          <table:table-cell/>
        </table:table-row>
        <table:table-row table:style-name="ro1">
          <table:table-cell office:value-type="string" calcext:value-type="string">
            <text:p>tiki ơi tiki, dang năm mới tiki làm ăn chán lắm, giao hàng quá chậm. hủy đơn hàng thì không có cửa để hủy.</text:p>
          </table:table-cell>
          <table:table-cell/>
        </table:table-row>
        <table:table-row table:style-name="ro4">
          <table:table-cell office:value-type="string" calcext:value-type="string">
            <text:p>tiki quảng cáo là hàng mới 100% bảo hành chính hãng 1 năm. vậy mà vừa nhận hàng <text:s/>lên website của apple kiểm tra lại mới biết chỉ còn bảo hành 3 tháng. không biết là hàng trôi bảo hành hay là hàng đã qua sử dụng nữa. đang khiếu nại không biết có giải quyết thoả đấng hay sẽ lấp liếm cho qua chuyện</text:p>
          </table:table-cell>
          <table:table-cell/>
        </table:table-row>
        <table:table-row table:style-name="ro1">
          <table:table-cell office:value-type="string" calcext:value-type="string">
            <text:p>tiki quên đơn hàng dù đã gọi nhắc nhở nhiều lần, nhưng cuối cùng vẫn quên đơn và giao hàng trể. khiến mình không có quà đúng hẹn, rất thất vọng vì cách tiki làm việc.</text:p>
          </table:table-cell>
          <table:table-cell/>
        </table:table-row>
        <table:table-row table:style-name="ro1">
          <table:table-cell office:value-type="string" calcext:value-type="string">
            <text:p>tiki trading bán hàng trôi bảo hành, mua ngày 12/12/2019 nhưng chỉ còn bảo hành 3 tháng tới ngày 11/2/2020</text:p>
          </table:table-cell>
          <table:table-cell/>
        </table:table-row>
        <table:table-row table:style-name="ro1">
          <table:table-cell office:value-type="string" calcext:value-type="string">
            <text:p>tiki trading giao hàng lừa đảo. khác hoàn toàn so với hình ảnh web, giao không có hộp nguyên của tai nghe. yêu cầu trả hàng, hoàn tiền</text:p>
          </table:table-cell>
          <table:table-cell/>
        </table:table-row>
        <table:table-row table:style-name="ro1">
          <table:table-cell office:value-type="string" calcext:value-type="string">
            <text:p>tiki trading làm ăn chán thế. hộp thì bị rách, không có dây cáp quang, không cho tháo ra kiểm tra là thế nào?</text:p>
          </table:table-cell>
          <table:table-cell/>
        </table:table-row>
        <table:table-row table:style-name="ro1">
          <table:table-cell office:value-type="string" calcext:value-type="string">
            <text:p>tiki và shop kiểm tra lại giúp mình, <text:s/>tai nghe chỉ nghe được 1 bên, bên còn lại ko nghe đc dù đã sạc đầy pin</text:p>
          </table:table-cell>
          <table:table-cell/>
        </table:table-row>
        <table:table-row table:style-name="ro4">
          <table:table-cell office:value-type="string" calcext:value-type="string">
            <text:p>tiki vui lòng hỗ trợ giúp mình : <text:s text:c="2"/>sau khi nhận được hàng xong mình bắt đầu sạc từ 17h20 phút ngày 24/9 đến hiện tại khi viết đánh giá này là 8h30 phút, sạc không lên đèn ở mức nào cả. <text:s text:c="2"/>rất mong bộ phận kỹ thuật hỗ trợ mình <text:s/>.. <text:s text:c="2"/>mong tiki phản hồi sớm để đảm bảo quyền lợi của khách hàng khi sản phẩm chưa như kỳ vọng <text:s text:c="2"/>cảm ơn</text:p>
          </table:table-cell>
          <table:table-cell/>
        </table:table-row>
        <table:table-row table:style-name="ro4">
          <table:table-cell office:value-type="string" calcext:value-type="string">
            <text:p>tiki vui lòng xem lại giúp mình vấn đề này về sản phẩm. <text:s/>mình nhận hàng hôm 15/9 với tình trạng hộp của sp đã khui trước và không hiện kết nối với macbook của mình. mac os 10.15.</text:p>
          </table:table-cell>
          <table:table-cell/>
        </table:table-row>
        <table:table-row table:style-name="ro4" table:visibility="filter">
          <table:table-cell office:value-type="string" calcext:value-type="string">
            <text:p>tiki vui lòng xem lại giúp mình vấn đề này về sản phẩm. <text:s/>mình nhận hàng hôm 15/9 với tình trạng hộp của sp đã khui trước và không hiện kết nối với macbook của mình. mac os 10.15.</text:p>
          </table:table-cell>
          <table:table-cell/>
        </table:table-row>
        <table:table-row table:style-name="ro1">
          <table:table-cell office:value-type="string" calcext:value-type="string">
            <text:p>tiki xử lý đơn hàng rất tệ. chưa giao hàng mà báo trên hệ thống là giao rồi. tiền hàng thì yêu cầu trả trước. mọi người cẩn thận lừa đảo.</text:p>
          </table:table-cell>
          <table:table-cell/>
        </table:table-row>
        <table:table-row table:style-name="ro1">
          <table:table-cell office:value-type="string" calcext:value-type="string">
            <text:p>tín hiệu bluetooth ko ổn định. có lúc bật nguồn lên ko đc. mong tiki nhận lại hàng</text:p>
          </table:table-cell>
          <table:table-cell/>
        </table:table-row>
        <table:table-row table:style-name="ro1">
          <table:table-cell office:value-type="string" calcext:value-type="string">
            <text:p>tín hiệu chập chờn, mình xài tai nghe bluetooth, nghe lúc đc lúc không, bực mình &gt;.</text:p>
          </table:table-cell>
          <table:table-cell/>
        </table:table-row>
        <table:table-row table:style-name="ro1">
          <table:table-cell office:value-type="string" calcext:value-type="string">
            <text:p>tín hiệu chập chờn,không nên mua,đúng là mua hàng online</text:p>
          </table:table-cell>
          <table:table-cell/>
        </table:table-row>
        <table:table-row table:style-name="ro1">
          <table:table-cell office:value-type="string" calcext:value-type="string">
            <text:p>tín hiệu kém đi xa 5m đã mất tín hiệu, phải mua cái mới</text:p>
          </table:table-cell>
          <table:table-cell/>
        </table:table-row>
        <table:table-row table:style-name="ro4">
          <table:table-cell office:value-type="string" calcext:value-type="string">
            <text:p>tin tưởng hàng chính hãng của tiki nhưng mua về thì vô cũng thất vọng sạc cả tiếng chưa dc 10% pin. mong tiki giải đáp vẫn mua hàng trên tiki thấy tin tưởng nhưng quả thực sản phẩm lần này gây mất uy tín rất nhiều</text:p>
          </table:table-cell>
          <table:table-cell/>
        </table:table-row>
        <table:table-row table:style-name="ro4">
          <table:table-cell office:value-type="string" calcext:value-type="string">
            <text:p>tình hình dùng phần mềm chest sp kingston chính hãng và không thấy hiển thị sản phẩm, không biết tiki đảm bảo hàng chính hãng kiểu gì đây , mất lòng tin cho sản phẩm tiếp theo...</text:p>
          </table:table-cell>
          <table:table-cell/>
        </table:table-row>
        <table:table-row table:style-name="ro1">
          <table:table-cell office:value-type="string" calcext:value-type="string">
            <text:p>tình hình mình nhận hàng hôm 4 tây mình bận làm nên nay mới mở hàng ra thử mà bật nguồn mãi không lên. mong tiki giải quyết sớm giúp mình.</text:p>
          </table:table-cell>
          <table:table-cell/>
        </table:table-row>
        <table:table-row table:style-name="ro1">
          <table:table-cell office:value-type="string" calcext:value-type="string">
            <text:p>tình hình sau khi cài đặt các kiểu thì bộ đã nhận kết nối wifi, nhưng lấy đt vào mạng chuyển tiếp thì không vào mạng được!</text:p>
          </table:table-cell>
          <table:table-cell/>
        </table:table-row>
        <table:table-row table:style-name="ro1">
          <table:table-cell office:value-type="string" calcext:value-type="string">
            <text:p>tình trang em nó hở sáng quá nhiu hok biết mình đổi cái khác đc hk ta</text:p>
          </table:table-cell>
          <table:table-cell/>
        </table:table-row>
        <table:table-row table:style-name="ro3">
          <table:table-cell office:value-type="string" calcext:value-type="string">
            <text:p>tình trạng là như thế này: mình có mua cái cục này, nhân viên giao hàng thì mình nhận rồi để đó lúc rảnh mình lấy ra cấu hình ip lại để xài. hôm nay rảnh lấy ra cấu hình ip xài thì đèn đốm không sáng log vào ip thì ko vào được, không có tín hiệu gì hết. tóm lại là mua được hàng dỏm. nên mong mọi người để ý cho cái shop bán hàng loại này. để tránh tình trạng như mình. p/s: tiki cho hỏi là hàng mua về sài ko được có đổi lại được không!?</text:p>
          </table:table-cell>
          <table:table-cell/>
        </table:table-row>
        <table:table-row table:style-name="ro1">
          <table:table-cell office:value-type="string" calcext:value-type="string">
            <text:p>tính từ ngày mua thì chưa được 3 tháng, tính giờ sử dụng thì chắc được 2 ngày, hiện tại là sạc khồng vào, tiki có hỗ trợ đổi được hay ko?</text:p>
          </table:table-cell>
          <table:table-cell/>
        </table:table-row>
        <table:table-row table:style-name="ro1">
          <table:table-cell office:value-type="string" calcext:value-type="string">
            <text:p>tô vừa nhận sản phẩm, dùng phần mềm kiểm tra. thông số không đúng như mô tả. tôi muốn trả lại</text:p>
          </table:table-cell>
          <table:table-cell/>
        </table:table-row>
        <table:table-row table:style-name="ro1">
          <table:table-cell office:value-type="string" calcext:value-type="string">
            <text:p>toàn đồ dởm. mua mất tiền chỉ thêm bực mình. xài được đúng 1 lần. thử dây qua điện thoại dây ok. hộp đọc ko đọc dc lần 2</text:p>
          </table:table-cell>
          <table:table-cell/>
        </table:table-row>
        <table:table-row table:style-name="ro1">
          <table:table-cell office:value-type="string" calcext:value-type="string">
            <text:p>toàn lừa đảo</text:p>
          </table:table-cell>
          <table:table-cell/>
        </table:table-row>
        <table:table-row table:style-name="ro1">
          <table:table-cell office:value-type="string" calcext:value-type="string">
            <text:p>tốc độ chậm hơn mô tả, giống như mô tả sản phẩm hộp trung quốc chứ không phải tiếng anh như trong hình ảnh mô tả sản phẩm hộp cũ và không kiểm tra được bảo hành</text:p>
          </table:table-cell>
          <table:table-cell/>
        </table:table-row>
        <table:table-row table:style-name="ro1">
          <table:table-cell office:value-type="string" calcext:value-type="string">
            <text:p>tốc độ chạy nhanh được 1 phút đầu hoạt động, sau đó tốc độ như rùa bò</text:p>
          </table:table-cell>
          <table:table-cell/>
        </table:table-row>
        <table:table-row table:style-name="ro1">
          <table:table-cell office:value-type="string" calcext:value-type="string">
            <text:p>tốc độ chép khá chậm ( 20mb/s) dùng lâu usb nóng</text:p>
          </table:table-cell>
          <table:table-cell/>
        </table:table-row>
        <table:table-row table:style-name="ro4">
          <table:table-cell office:value-type="string" calcext:value-type="string">
            <text:p>tốc độ chép rất là chậm, liên tục tuột về zero (0 kb/s). xóa file trên usb cũng rất là chậm. tương tự tác vụ trên với usb 2.0 bình thường thì lại nhanh hơn hẳn. bây giờ không thể sử dụng được. đang chờ tiki giải quyết. tem bảo hành cũng không phải là fpt như quảng cáo!</text:p>
          </table:table-cell>
          <table:table-cell/>
        </table:table-row>
        <table:table-row table:style-name="ro1">
          <table:table-cell office:value-type="string" calcext:value-type="string">
            <text:p>tốc độ chép thật rất chậm chỉ khoảng trên dưới 40mb/s. tệ hơn hdd rất nhiều.</text:p>
          </table:table-cell>
          <table:table-cell/>
        </table:table-row>
        <table:table-row table:style-name="ro1">
          <table:table-cell office:value-type="string" calcext:value-type="string">
            <text:p>tốc độ chỉ bằng nữa thực tế. shop đổi cho mình hàng khác hoặc hoàn tiền</text:p>
          </table:table-cell>
          <table:table-cell/>
        </table:table-row>
        <table:table-row table:style-name="ro4">
          <table:table-cell office:value-type="string" calcext:value-type="string">
            <text:p>tốc độ copy dữ liệu vào ổ cứng rất chậm. tôi lấy ví dụ copy 1 file 4gb từ ổ cứng trong máy tính sang ổ cứng di động thì tốc độ khoảng 37 mb, trong khi test thử ổ hdd trong của máy tính thì tốc độ khoảng 62mb. tức là tốc độ ở ổ cứng di động này chỉ bằng 1 nữa. <text:s/>không biết đây là lỗi ổ cứng hay tốc độ thật sự. nếu tốc độ thật sự thì vô cùng thất vọng.</text:p>
          </table:table-cell>
          <table:table-cell/>
        </table:table-row>
        <table:table-row table:style-name="ro1">
          <table:table-cell office:value-type="string" calcext:value-type="string">
            <text:p>tốc độ copy file chỉ được khoảng 4mb/s máy tính mình có cổng hỗ trợ usb 3.0 nhé</text:p>
          </table:table-cell>
          <table:table-cell/>
        </table:table-row>
        <table:table-row table:style-name="ro1">
          <table:table-cell office:value-type="string" calcext:value-type="string">
            <text:p>tốc độ cực chậm, 3.0 mà còn chậm hơn cả cái usb 2.0 đang dùng, cảm giác thì ọp ẹp và đã hỏng sau hơn 1 tháng sử dụng!</text:p>
          </table:table-cell>
          <table:table-cell/>
        </table:table-row>
        <table:table-row table:style-name="ro1">
          <table:table-cell office:value-type="string" calcext:value-type="string">
            <text:p>tốc độ cực chậm,chậm hơn hdd cũ thay ra,quay vòng vòng trong win không chạy nổi</text:p>
          </table:table-cell>
          <table:table-cell/>
        </table:table-row>
        <table:table-row table:style-name="ro1">
          <table:table-cell office:value-type="string" calcext:value-type="string">
            <text:p>tốc độ cực kì chậm, kể cả khi chép nhiều file nhỏ hay 1 file lớn. <text:s/>liên hệ tiki để trả hàng lại thì 1 tuần sau không thấy ai gọi lại! <text:s/>chăm sóc khách hàng cực kỳ tệ!</text:p>
          </table:table-cell>
          <table:table-cell/>
        </table:table-row>
        <table:table-row table:style-name="ro1">
          <table:table-cell office:value-type="string" calcext:value-type="string">
            <text:p>tốc độ đọc ghi chậm, không giống như quảng cáo, đã chuyển các cổng sata 2, sata 3, sata 4, kết quả đều tương tự</text:p>
          </table:table-cell>
          <table:table-cell/>
        </table:table-row>
        <table:table-row table:style-name="ro1">
          <table:table-cell office:value-type="string" calcext:value-type="string">
            <text:p>tốc độ đọc ghi của usb này quá thấp, ít hơn cả 2.0</text:p>
          </table:table-cell>
          <table:table-cell/>
        </table:table-row>
        <table:table-row table:style-name="ro1">
          <table:table-cell office:value-type="string" calcext:value-type="string">
            <text:p>tốc độ đọc ghi không ổn định quá kém. đã có kết nối 3.0 nhưng không được cải thiện</text:p>
          </table:table-cell>
          <table:table-cell/>
        </table:table-row>
        <table:table-row table:style-name="ro1">
          <table:table-cell office:value-type="string" calcext:value-type="string">
            <text:p>tốc độ đọc ổn, khoảng 120 mb/s nhưng tốc độ ghi rất tệ, khoảng 9 mb/s, thất vọng về tốc độ này</text:p>
          </table:table-cell>
          <table:table-cell/>
        </table:table-row>
        <table:table-row table:style-name="ro1">
          <table:table-cell office:value-type="string" calcext:value-type="string">
            <text:p>tốc đọ đọc rất nhanh tầm 102mb/s nhưng coppy vào cực chậm do cache qus thấp thua hẳn sản phẩm trước đây từng mua. đành chấp nhận do giá rẻ</text:p>
          </table:table-cell>
          <table:table-cell/>
        </table:table-row>
        <table:table-row table:style-name="ro4">
          <table:table-cell office:value-type="string" calcext:value-type="string">
            <text:p>tốc độ đọc thì duoc có 278mb/s còn tốc độ ghi thì được 265mb/s. nếu theo quảng cáo và nhiều anh em dùng rùi thì họ được 500mb/s và 400mb/s. đề nghị tiki cho mình câu trả lời hoặc đổi mới sản phẩm cho mình</text:p>
          </table:table-cell>
          <table:table-cell/>
        </table:table-row>
        <table:table-row table:style-name="ro1">
          <table:table-cell office:value-type="string" calcext:value-type="string">
            <text:p>tốc độ đọc từ trong thẻ nhớ ra chỉ được có 25mb/s. thấp hơn nhiều so với mô tả. đề nghị tiki đổi cho cái khác chất lượng hơn hoặc hoàn hàng trả tiền.</text:p>
          </table:table-cell>
          <table:table-cell/>
        </table:table-row>
        <table:table-row table:style-name="ro1">
          <table:table-cell office:value-type="string" calcext:value-type="string">
            <text:p>tốc độ đọc: 550mbps và tốc độ ghi: 520mbps. nhưng khi test thì tốc độ ghi chỉ có 382mbps. đề nghị tiki đổi sản phẩm lại giúp tôi</text:p>
          </table:table-cell>
          <table:table-cell/>
        </table:table-row>
        <table:table-row table:style-name="ro1">
          <table:table-cell office:value-type="string" calcext:value-type="string">
            <text:p>tốc độ đọc/ghi cực kì chậm. mình copy file từ ổ c qua ổ d, tốc độ tb chỉ tầm 20kb/s vâng tin được ko, còn chậm hơn ổ hdd mình vừa mua chỉ đc 2 tuần</text:p>
          </table:table-cell>
          <table:table-cell/>
        </table:table-row>
        <table:table-row table:style-name="ro1">
          <table:table-cell office:value-type="string" calcext:value-type="string">
            <text:p>tốc độ ghi dữ liệu lẫn đọc dữ liệu quá chậm nên mua usb 3.0.</text:p>
          </table:table-cell>
          <table:table-cell/>
        </table:table-row>
        <table:table-row table:style-name="ro1">
          <table:table-cell office:value-type="string" calcext:value-type="string">
            <text:p>tốc độ ghi quá chậm, <text:s/>không ổn định. dao động lớn trong khoảng từ 2 <text:s text:c="2"/>7 mbs</text:p>
          </table:table-cell>
          <table:table-cell/>
        </table:table-row>
        <table:table-row table:style-name="ro1">
          <table:table-cell office:value-type="string" calcext:value-type="string">
            <text:p>tốc độ ghi quá chán</text:p>
          </table:table-cell>
          <table:table-cell/>
        </table:table-row>
        <table:table-row table:style-name="ro4">
          <table:table-cell office:value-type="string" calcext:value-type="string">
            <text:p>tốc độ kết nối cũng tương đối, không nhanh lắm nhưng có lỗi là nhận mạng rất chậm và hay mất kết nối phải khởi động lại mới hết. cắm cái usb wifi 80k thì dùng bình thường. đang dùng trên windows 10.</text:p>
          </table:table-cell>
          <table:table-cell/>
        </table:table-row>
        <table:table-row table:style-name="ro1">
          <table:table-cell office:value-type="string" calcext:value-type="string">
            <text:p>tốc độ kết nối wifi và chất lượng rất kém</text:p>
          </table:table-cell>
          <table:table-cell/>
        </table:table-row>
        <table:table-row table:style-name="ro1">
          <table:table-cell office:value-type="string" calcext:value-type="string">
            <text:p>tốc độ khá chậm so với usb 2.0 mới mua 2 tháng đã hỏng.</text:p>
          </table:table-cell>
          <table:table-cell/>
        </table:table-row>
        <table:table-row table:style-name="ro1">
          <table:table-cell office:value-type="string" calcext:value-type="string">
            <text:p>tốc độ không ổn định và quá chậm đối với 1 usb 3.0. tôi đã lầm khi mua cái usb này.</text:p>
          </table:table-cell>
          <table:table-cell/>
        </table:table-row>
        <table:table-row table:style-name="ro1">
          <table:table-cell office:value-type="string" calcext:value-type="string">
            <text:p>tốc độ mạng k thay đổi đã thử reset kết nối nhiều lần mạng vẫn yếu</text:p>
          </table:table-cell>
          <table:table-cell/>
        </table:table-row>
        <table:table-row table:style-name="ro1">
          <table:table-cell office:value-type="string" calcext:value-type="string">
            <text:p>tốc độ nhanh, nhưng phạm vi sóng quá tệ, bán kính cỡ 10m mà mất sóng, không hiểu nổi</text:p>
          </table:table-cell>
          <table:table-cell/>
        </table:table-row>
        <table:table-row table:style-name="ro1">
          <table:table-cell office:value-type="string" calcext:value-type="string">
            <text:p>tốc độ phát quá chậm, pin thì yếu. mua về coi như ném tiền qua cửa sổ</text:p>
          </table:table-cell>
          <table:table-cell/>
        </table:table-row>
        <table:table-row table:style-name="ro1">
          <table:table-cell office:value-type="string" calcext:value-type="string">
            <text:p>tốc độ quá chậm, cách cục modem có 2m mà ko chạy nổi, tín hiệu chập chờn không ổn định.</text:p>
          </table:table-cell>
          <table:table-cell/>
        </table:table-row>
        <table:table-row table:style-name="ro1">
          <table:table-cell office:value-type="string" calcext:value-type="string">
            <text:p>tốc độ quá chậm, chỉ 2mb/s, ping nhảy liên tục, chịu...</text:p>
          </table:table-cell>
          <table:table-cell/>
        </table:table-row>
        <table:table-row table:style-name="ro1">
          <table:table-cell office:value-type="string" calcext:value-type="string">
            <text:p>tốc độ quá chậm, gọi hỗ trợ thì thái độ</text:p>
          </table:table-cell>
          <table:table-cell/>
        </table:table-row>
        <table:table-row table:style-name="ro1">
          <table:table-cell office:value-type="string" calcext:value-type="string">
            <text:p>tốc độ rất chậm, usb 3.0 mà chuyển dữ liệu thua cả 2.0, tiền nào của nấy. không nên mua</text:p>
          </table:table-cell>
          <table:table-cell/>
        </table:table-row>
        <table:table-row table:style-name="ro1">
          <table:table-cell office:value-type="string" calcext:value-type="string">
            <text:p>tốc độ siêu chậm</text:p>
          </table:table-cell>
          <table:table-cell/>
        </table:table-row>
        <table:table-row table:style-name="ro1">
          <table:table-cell office:value-type="string" calcext:value-type="string">
            <text:p>tốc độ thật 50mbps nhưng khi sử dụng quét còn 7mbps</text:p>
          </table:table-cell>
          <table:table-cell/>
        </table:table-row>
        <table:table-row table:style-name="ro1">
          <table:table-cell office:value-type="string" calcext:value-type="string">
            <text:p>tốc độ thực tế chỉ = 1/3 so với mô tả. tốc độ này chỉ bằng tốc độ của usb 2.0</text:p>
          </table:table-cell>
          <table:table-cell/>
        </table:table-row>
        <table:table-row table:style-name="ro1">
          <table:table-cell office:value-type="string" calcext:value-type="string">
            <text:p>toc do thuc te khong nhu da gioi thieu minh dung laptop co cau hinh nhu ben duoi</text:p>
          </table:table-cell>
          <table:table-cell/>
        </table:table-row>
        <table:table-row table:style-name="ro1">
          <table:table-cell office:value-type="string" calcext:value-type="string">
            <text:p>toc do toi da 7mb/giay. toc do cao cực cao cho usb 3.0.</text:p>
          </table:table-cell>
          <table:table-cell/>
        </table:table-row>
        <table:table-row table:style-name="ro1">
          <table:table-cell office:value-type="string" calcext:value-type="string">
            <text:p>tốc độ tối đa ghi trong <text:s/>mà shop quảng cáo là 540mb/s, tại sao tôi thử copy mà chỉ được tối đa là 150mb/s</text:p>
          </table:table-cell>
          <table:table-cell/>
        </table:table-row>
        <table:table-row table:style-name="ro1">
          <table:table-cell office:value-type="string" calcext:value-type="string">
            <text:p>tốc độ truy cập rất chậm, gần như không vào được mạng</text:p>
          </table:table-cell>
          <table:table-cell/>
        </table:table-row>
        <table:table-row table:style-name="ro4">
          <table:table-cell office:value-type="string" calcext:value-type="string">
            <text:p>tốc độ truy cập: chậm dv live news phiền phức, rất phiền phức, tắt rồi cũng không có tác dụng vô cùng thất vọng khi mua sim này cảm thấy rất bực mình khi sử dụng sim này !!! sẽ không bao giờ dùng nữa.</text:p>
          </table:table-cell>
          <table:table-cell/>
        </table:table-row>
        <table:table-row table:style-name="ro1">
          <table:table-cell office:value-type="string" calcext:value-type="string">
            <text:p>tốc độ truyền quá chậm máu có cổng 3.0 lun mà truyền chỉ 10 mấy mb</text:p>
          </table:table-cell>
          <table:table-cell/>
        </table:table-row>
        <table:table-row table:style-name="ro1">
          <table:table-cell office:value-type="string" calcext:value-type="string">
            <text:p>tôi <text:s/>mới <text:s/>nhận <text:s/>hàng <text:s/>nhưng <text:s/>sao ko sạc <text:s/>pin được <text:s/>vậy</text:p>
          </table:table-cell>
          <table:table-cell/>
        </table:table-row>
        <table:table-row table:style-name="ro1">
          <table:table-cell office:value-type="string" calcext:value-type="string">
            <text:p>tôi bị hỏng khi dùng 1 thời gian, không bắt được wifi, bị bật tắt liên tục, nhỏ quá không biết bảo hành, sửa chữa ở đâu</text:p>
          </table:table-cell>
          <table:table-cell/>
        </table:table-row>
        <table:table-row table:style-name="ro1">
          <table:table-cell office:value-type="string" calcext:value-type="string">
            <text:p>toi bi mat ma rq thi lam thê lao đê cai dat</text:p>
          </table:table-cell>
          <table:table-cell/>
        </table:table-row>
        <table:table-row table:style-name="ro3">
          <table:table-cell office:value-type="string" calcext:value-type="string">
            <text:p>tôi cảm thấy rất bức xúc về cách làm việc của bên a/c. mình ra đường kinh doanh buôn bán ở thời buổi 4.0 này mình cần đặt chử tín lên đầu. bán hàng sao không test hàng trước khi giao cho khách. tuy hàng hoá không giá trị cao nhưng cũng là tiền người ta vất vã làm kiếm đc. mình ra đường mở shop thì đâu có làm ăn kiểu như vậy đc. tôi thấy shop rất là tệ về việc kiểm tra hàng hoá trước khi gửi cho khách.</text:p>
          </table:table-cell>
          <table:table-cell/>
        </table:table-row>
        <table:table-row table:style-name="ro1">
          <table:table-cell office:value-type="string" calcext:value-type="string">
            <text:p>tôi cần gấp màn hình này, tình trại gói hàng đã đóng gói và sẵn sàng vận chuyển từ thứ 4 (20/12). tới giờ vẫn chưa giao được. gọi hotline thì hẹn lên hẹn xuống. quá thất vọng!</text:p>
          </table:table-cell>
          <table:table-cell/>
        </table:table-row>
        <table:table-row table:style-name="ro1">
          <table:table-cell office:value-type="string" calcext:value-type="string">
            <text:p>tôi càn mua màu sáng thì shop giao cả 2 sản phẩm màu đen. có thể đổi lại màu sáng hay ko?</text:p>
          </table:table-cell>
          <table:table-cell/>
        </table:table-row>
        <table:table-row table:style-name="ro1">
          <table:table-cell office:value-type="string" calcext:value-type="string">
            <text:p>tôi chấm 0 sao</text:p>
          </table:table-cell>
          <table:table-cell/>
        </table:table-row>
        <table:table-row table:style-name="ro4">
          <table:table-cell office:value-type="string" calcext:value-type="string">
            <text:p>tôi check bằng phần mềm sandisk secureaccess nó báo không phải của sandisk, trước tôi từng mua 1 cái bên thế giới di động cũng 32gb nó nhận được 30gb. cái này được có 29.7gb</text:p>
          </table:table-cell>
          <table:table-cell/>
        </table:table-row>
        <table:table-row table:style-name="ro1">
          <table:table-cell office:value-type="string" calcext:value-type="string">
            <text:p>tôi chỉ dùng được vài ngày và không reset được nữa. <text:s/>tôi xin trả lại hàng . ở đâu?</text:p>
          </table:table-cell>
          <table:table-cell/>
        </table:table-row>
        <table:table-row table:style-name="ro4">
          <table:table-cell office:value-type="string" calcext:value-type="string">
            <text:p>tôi chỉ mới dùng 1 ngày thì cổng wan bị lỗi. sau đó tôi liên hệ tổng đài để được đổi trả thì chỉ nhận được câu trả lời là đang bận. <text:s/>trong vòng 3 ngày liên tiếp tôi gọi tầm 30 cuộc và tất cả đều không nhận được phản hồi nào. <text:s/>hiện tại vẫn không thể dùng cũng không thể đổi hay trả. <text:s/>cực kỳ thất vọng!!!</text:p>
          </table:table-cell>
          <table:table-cell/>
        </table:table-row>
        <table:table-row table:style-name="ro1">
          <table:table-cell office:value-type="string" calcext:value-type="string">
            <text:p>tôi chọn màu đen.. ma lại giao màu xanh... đúng là chẳng uy tín tí nào.. cứ xem.nhu giao màu nào được thì giao... chẳng lẽ tôi lại không nhận hàng</text:p>
          </table:table-cell>
          <table:table-cell/>
        </table:table-row>
        <table:table-row table:style-name="ro4">
          <table:table-cell office:value-type="string" calcext:value-type="string">
            <text:p>tôi chưa hài lòng với sản phẩm vì: lọ nước xịt rửa bị hở nắp và nước trong lọ bị rò ra ngoài làm ướt các sản phẩm khác. hút bụi mini thì chất lượng nhựa kém... nói chung sản phẩm chất lượng không tốt như trong hình.</text:p>
          </table:table-cell>
          <table:table-cell/>
        </table:table-row>
        <table:table-row table:style-name="ro1">
          <table:table-cell office:value-type="string" calcext:value-type="string">
            <text:p>tôi có <text:s/>mua một thẻ 64g của lưu <text:s/>trữ sg ngày 05/02/2020 không sử dụng được</text:p>
          </table:table-cell>
          <table:table-cell/>
        </table:table-row>
        <table:table-row table:style-name="ro5">
          <table:table-cell office:value-type="string" calcext:value-type="string">
            <text:p>tôi có đặt một bộ sản phẩm ở đây. cũng chỉ vì xuất được hoá đơn cho công ty lấy đầu vào. tuy nhiên tôi cực kỳ không chấp nhận được cái thái độ giao hàng của nhân viên tiki khi thấy đơn hàng đã được thanh toán tỏ vẻ bất cần. nói với khách hàng rất thái độ. vì tôi để địa chỉ ở chung cư đồng phát do cty sản xuất sát đó ko thể lên được địa chỉ nên khi giao hàng nhân viên còn nói hàng thanh toán rồi ko lấy thì cậu ấy ký thay lấy lúc nào cũng được. <text:s/>tôi đã nói rất rõ do hàng này giá trị em muốn kiểm tra hàng thì cậu ấy bảo chỉ kiểm tra nguyên tem ko đc mở hàng. tôi đồng ý và có đi ra để đón nhân viên. nhưng cậu nhân viên chỉ chịu ngồi ở quán nước đợi mà ko ra, tôi có chủ động tắt điện thoại gọi lại cho nhân viên. đến mức phải chửi cả nhân viên tiki thì tôi ko thể chấp nhận được. cũng trải nghiệm mua shopee hay lazada chưa bao giờ bị thế này. phải nói thẳng tôi sẽ ko mua lại lần nào nếu tiki vẫn để đội giao hàng kiểu này. do đó tôi ko hài lòng với tiki. và có trao đổi với trung tâm dịch vụ khách hàng. đề nghị người đã thái độ hoặc người quản lý nv đó xem xét lại cách làm việc trả lời tôi bằng email.</text:p>
          </table:table-cell>
          <table:table-cell/>
        </table:table-row>
        <table:table-row table:style-name="ro4">
          <table:table-cell office:value-type="string" calcext:value-type="string">
            <text:p>tôi có đặt mua về xài nhưng không chạy tôi có gọi đt cho shop nhưng bên shop có nói báo lại bộ phận kỷ thuật nhưng tới giờ chưa thấy hồi âm gì cả ..tôi mong rằng shop làm ăn cho có uy tín chút chứ đừng như vậy</text:p>
          </table:table-cell>
          <table:table-cell/>
        </table:table-row>
        <table:table-row table:style-name="ro4">
          <table:table-cell office:value-type="string" calcext:value-type="string">
            <text:p>tôi có đặt sim và nhận được hàng, tuy nhiên chỉ dùng được 1 tháng chứ không phải 12 tháng và loại sim cũng không phải là dùng gói cước mobifone mdt250a. khi phản ánh thì store chối đây đẩy, lừa đảo, mọi người tẩy chay nha</text:p>
          </table:table-cell>
          <table:table-cell/>
        </table:table-row>
        <table:table-row table:style-name="ro1">
          <table:table-cell office:value-type="string" calcext:value-type="string">
            <text:p>tôi có đặt tai nghe bluetooth và đã kết nối những ko nghe được chỉ nghe tiếng tít tít</text:p>
          </table:table-cell>
          <table:table-cell/>
        </table:table-row>
        <table:table-row table:style-name="ro4">
          <table:table-cell office:value-type="string" calcext:value-type="string">
            <text:p>tôi có mua 1 bộ chuyển đổi âm thanh hàng nhập khẩu trên tiki về. lần đầu cắm dùng ok, để 2 tuần bật lên nghe thì ko được. tôi không hiểu sao ghi hàng nhập khẩu mà dùng đc 1 lần(chắc nhập từ móng cái ?)</text:p>
          </table:table-cell>
          <table:table-cell/>
        </table:table-row>
        <table:table-row table:style-name="ro1">
          <table:table-cell office:value-type="string" calcext:value-type="string">
            <text:p>toi co mua 1 cai dien thoai ma khong dung duoc,chang hieu lam an kieu j</text:p>
          </table:table-cell>
          <table:table-cell/>
        </table:table-row>
        <table:table-row table:style-name="ro3">
          <table:table-cell office:value-type="string" calcext:value-type="string">
            <text:p>tôi có mua 2 sp này trên tiki. con thứ 1 sau 2 tháng hỏng nút bấm, yêu cầu bảo hành thì được hoàn tiền do hết sp tương đương. sau đó tôi lại mua sản phẩm thứ 2. thì sau khaongr 3 tháng con lăn chuột cao su vị vỡ ra. len mạng đọc thì nhiều người bị tình trạng tương tự. hơi thất vọng về chất lượng. mua con 200k vài năm không hỏng logitec. mua con 300k thì hỏng lên hỏng xuống</text:p>
          </table:table-cell>
          <table:table-cell/>
        </table:table-row>
        <table:table-row table:style-name="ro1">
          <table:table-cell office:value-type="string" calcext:value-type="string">
            <text:p>tôi có mua cùng đơn với 1 lọ srm thì tiki đóng chung lọ srm với morden này, lọ srm vỡ chảy vào morden hỏng không sử dụng được</text:p>
          </table:table-cell>
          <table:table-cell/>
        </table:table-row>
        <table:table-row table:style-name="ro4">
          <table:table-cell office:value-type="string" calcext:value-type="string">
            <text:p>tôi có mua sạc dự phòng này được khoảng 6 ngày. nhưng trong quá trình sạc cho điện thoại không thấy đèn báo sáng. pin dự phòng có chế độ sạc nhanh nhưng không thấy sạc nhanh.15 phút mới sạc được 1%. tôi đã thử sạc trên điện thoại khác nhưng cũng không thay đổi</text:p>
          </table:table-cell>
          <table:table-cell/>
        </table:table-row>
        <table:table-row table:style-name="ro2">
          <table:table-cell office:value-type="string" calcext:value-type="string">
            <text:p>tôi có mua sản phẩm này trên tiki được 8 tháng, thời gian đầu dùng rất tốt, tuy nhiên giờ sạc ko lên điện nữa tôi có gọi lên để yêu cầu tiki cung cấp quyền nhận bảo hành của mình (sản phẩm tôi mua là chính hãng có chế độ bảo hành 12 tháng) tuy nhiên hơn 1 tuần nay tiki không đưa ra câu trả lời cho tôi là tôi có được bảo hành sản phẩm này hay không mà chỉ bắt tôi chờ đợi, trong khi nếu mua sản phẩm trực tiếp tại cửa hàng tôi đã được xử lý ngay. tôi rất thất vọng về cách xử lý của tiki. mua rất nhiều sản phẩm và tin tưởng tiki nhưng đây là lần tôi cảm thấy khó chịu và ức chế nhất.</text:p>
          </table:table-cell>
          <table:table-cell/>
        </table:table-row>
        <table:table-row table:style-name="ro1">
          <table:table-cell office:value-type="string" calcext:value-type="string">
            <text:p>tôi có mua sản phẩm tai nghe sony wh510 mà không kết nối được với blutut... cho hỏi tôi phải làm gì???</text:p>
          </table:table-cell>
          <table:table-cell/>
        </table:table-row>
        <table:table-row table:style-name="ro4">
          <table:table-cell office:value-type="string" calcext:value-type="string">
            <text:p>tôi có mua tai nghe này về test và sạc đủ mọi cách nhưng chỉ nghe được có 1 bên tay thôi, 1 bên k nhận được đèn sạc và k nghe được luôn. tiki vui lòng xem xét và có chính sách đổi trả hàng giúp tôi.</text:p>
          </table:table-cell>
          <table:table-cell/>
        </table:table-row>
        <table:table-row table:style-name="ro1">
          <table:table-cell office:value-type="string" calcext:value-type="string">
            <text:p>tôi có thể đôi lại được không, tại vì pin xạc đầy chỉ dùng được 30p là hết pin, rất tệ</text:p>
          </table:table-cell>
          <table:table-cell/>
        </table:table-row>
        <table:table-row table:style-name="ro1">
          <table:table-cell office:value-type="string" calcext:value-type="string">
            <text:p>tôi có thể đổi sản phẩm này không. dùng không ổn định. cứ dùng khoảng ít tiếng lại phải rút ra cắm lại mới dùng được. rất không hài lòng</text:p>
          </table:table-cell>
          <table:table-cell/>
        </table:table-row>
        <table:table-row table:style-name="ro4">
          <table:table-cell office:value-type="string" calcext:value-type="string">
            <text:p>toi coi nhan xet cua cong dong mang may nay sai ko tot lam toi ko biet co nen mua ko nua cho toi hoi may nay nuoc nao san xuat sao loa nge ko ro lam neu toi bo tien ra ma ko sai duoc cac ban cung ko ban may duoc</text:p>
          </table:table-cell>
          <table:table-cell/>
        </table:table-row>
        <table:table-row table:style-name="ro1">
          <table:table-cell office:value-type="string" calcext:value-type="string">
            <text:p>tôi copy thử thì thấy tốc độ quá chậm so với tiêu chuẩn 3.0</text:p>
          </table:table-cell>
          <table:table-cell/>
        </table:table-row>
        <table:table-row table:style-name="ro3">
          <table:table-cell office:value-type="string" calcext:value-type="string">
            <text:p>tôi đã biết là thiết bị này không sử dụng đồng thời được 2 line mạng chia ra. nên chỉ mua về nhằm việc chuyển đổi khi cần đi dây cho đẹp tuy nhiên shop này bắt mua tối thiểu 3 cái chứ không cho mua 1 cái. mua về kiểm tra thì phát hiện 2 trong số 3 cái đã mua bị hư 1 cổng chỉ còn sài được 1 cổng. đề nghị tiki xem xét shop này. tôi đọc review lúc mua thấy cũng nghi nghi rồi</text:p>
          </table:table-cell>
          <table:table-cell/>
        </table:table-row>
        <table:table-row table:style-name="ro7">
          <table:table-cell office:value-type="string" calcext:value-type="string">
            <text:p>tôi đã chờ đến nửa tháng rồi vẫn chưa giải quyết vấn đề sản phẩm lỗi cho khách hàng, cứ đẩy đưa xin lỗi rồi nói khách chờ từ tuần này sang tuần khác. <text:s text:c="4"/>nhận hàng từ đầu giờ chiều 13/04, chưa tới 1 tiếng sau tôi đã gọi điện nói về sản phẩm lỗi. ngay hôm sau có người tới nhận lại màn hình. và nói chờ 2 3 ngày làm việc <text:s text:c="3"/>cho tới ngày hôm nay 27/04 , sau nhiều lần gọi điện hỏi về cách xử lý sản phẩm, thì lại kêu chờ thêm 2 4 ngày làm việc nữa. <text:s text:c="3"/>tôi hỏi: "chậm nhất là thứ 5 30/04 là có câu trả lời chính thức đúng không?" thì nhận được lời xin lỗi và đưa ra những câu nói không chắc chắn, chung chung. <text:s text:c="2"/>không biết tôi phải chờ tới khi nào tiki mới giải quyết vấn đề sản phẩm? <text:s/>tôi cũng biết mua hàng điện tử sẽ có xác xuất hư hỏng này kia, không thể trách chất lượng sản phẩm. nhưng chất lượng dịch vụ sau khi mua hàng của tiki thực sự tệ. <text:s text:c="2"/>từng mua rất nhiều đồ từ tiki, nhưng sau chuyện này tôi sẽ cân nhắc lại, đặc biệt là hàng điện tử. tôi là minh chứng cho mua hàng <text:s text:c="2"/>trả hàng và trải nghiệm dịch vụ sau bán hàng của tiki.</text:p>
          </table:table-cell>
          <table:table-cell/>
        </table:table-row>
        <table:table-row table:style-name="ro2">
          <table:table-cell office:value-type="string" calcext:value-type="string">
            <text:p>tôi đã đọc thông tin chi tiết cấu hình thì thấy tiki ghi sản phẩm có hỗ trợ thẻ nhớ ngoàimicrosd tối đa 512 gb, nhưng mua về tôi loai hoai tìm cả buổi nhưng cũng không thấy khe cấm thẻ nhớ nằm ở đâu, tôi điện lên trung tâm hỗ trợ khách hàng của samsung thì bên kỹ thuật viên của samsung báo là sản phẩm này không hỗ trợ thẻ nhớ ngoài.mong tiki có câu trả lời thỏa đáng....tiki.vn là trang thương mại điện tử lớn mà sản phẩm một đường lại đi ghi một nẻo như vậy là không được...làm ăn như vậy thì khác gì treo đầu dê <text:s/>mà lại bán thịt chó chứ.</text:p>
          </table:table-cell>
          <table:table-cell/>
        </table:table-row>
        <table:table-row table:style-name="ro1">
          <table:table-cell office:value-type="string" calcext:value-type="string">
            <text:p>tôi đã đổi pin mới để thử nhưng chuột không lên, không chạy. <text:s/>mong tiki xem xét giúp. tôi cảm ơn</text:p>
          </table:table-cell>
          <table:table-cell/>
        </table:table-row>
        <table:table-row table:style-name="ro1">
          <table:table-cell office:value-type="string" calcext:value-type="string">
            <text:p>tôi đã gửi trả lại hàng đc 4 ngày, nhưng bên tiki vẫn chưa hoàn tiền vô tiki xu cho tôi. mong tiki sớm liên hệ để giải quyết</text:p>
          </table:table-cell>
          <table:table-cell/>
        </table:table-row>
        <table:table-row table:style-name="ro1">
          <table:table-cell office:value-type="string" calcext:value-type="string">
            <text:p>tôi đã gửi trả sảm phẩm lại chi tiki nhưng chưa được hoàn lại tiền!</text:p>
          </table:table-cell>
          <table:table-cell/>
        </table:table-row>
        <table:table-row table:style-name="ro1">
          <table:table-cell office:value-type="string" calcext:value-type="string">
            <text:p>tôi đã lắp hdd vào nhưng không thể dùng được. tôi muốn trả lại và được hoàn tiền</text:p>
          </table:table-cell>
          <table:table-cell/>
        </table:table-row>
        <table:table-row table:style-name="ro4">
          <table:table-cell office:value-type="string" calcext:value-type="string">
            <text:p>tôi đã liên lạc và bị từ chối bảo hành, <text:s/>lỗi máy in mực không đều do hư drum/gạc <text:s/>đến nay tôi không còn bấm được nút bảo hành nữa, mà tiki đã khoá nút này của tôi. <text:s/>đơn hàng tôi mua 10.2019 còn trong hạn bảo hành. <text:s/>tôi thất vọng, cực kỳ thất vọng</text:p>
          </table:table-cell>
          <table:table-cell/>
        </table:table-row>
        <table:table-row table:style-name="ro1">
          <table:table-cell office:value-type="string" calcext:value-type="string">
            <text:p>toi đã mua 2 sợi màu đỏ sài rất tốt nên tui mua thêm 3 sợ mau đỏ nua để dung mà dua toi 1 mau đỏ 2 mau đen xac rất chạm vào bin điện thoại</text:p>
          </table:table-cell>
          <table:table-cell/>
        </table:table-row>
        <table:table-row table:style-name="ro1">
          <table:table-cell office:value-type="string" calcext:value-type="string">
            <text:p>tôi đã mua 2 tai nghe buetoorh i12, nhưng mỗi bộ chỉ nghe được 1 bên còn bên kia không lên? tôi bảo hành như thế nào?</text:p>
          </table:table-cell>
          <table:table-cell/>
        </table:table-row>
        <table:table-row table:style-name="ro4">
          <table:table-cell office:value-type="string" calcext:value-type="string">
            <text:p>tôi đã mua dây chuyển đổi này, nhưng rất tiếc nó không chạy, và tiki đã hỗ trợ nhận lại và đang trong thời gian chờ thay thế dây mới. hy vọng tôi sẽ nhận được chiếc cáp mới có thể chạy được trong thời gian sớm nhất.</text:p>
          </table:table-cell>
          <table:table-cell/>
        </table:table-row>
        <table:table-row table:style-name="ro1">
          <table:table-cell office:value-type="string" calcext:value-type="string">
            <text:p>tôi đã mua hàng ở tiki hàng đóng gói cẩn thận.dung lượng pin rất nhanh hao yêu cầu được đổi lại hàng</text:p>
          </table:table-cell>
          <table:table-cell/>
        </table:table-row>
        <table:table-row table:style-name="ro9">
          <table:table-cell office:value-type="string" calcext:value-type="string">
            <text:p>tôi đã mua rất nhiều hàng ở tiki và rất tin tưởng nhưng sau lần này sẽ không bao giờ mua ở tiki nữa. là 1 trang thương mại trực tuyến thì uy tín lúc nào cũng là điều cần thiết nhưng tiki không đảm bảo được quyền lợi cho khách hàng thì chỉ là trang bán hàng lừa đảo. tôi đã nhận được dây sạc và cảm thấy khá hài lòng nhưng do dây sạc không khớp với đời máy nên không thể sử dụng được. liên lạc ngay với tiki để đổi sản phẩm trùng với máy nhưng nhận được câu trả lời là rất tiếc. vậy ra khách hàng phải tự chịu lãng phí tiền và sp vì ko sử dụng được chỉ vì dịch vụ khách hàng tệ hại của tiki trong khi tiki chỉ việc liên hệ lại với ng bán và giúp khách đổi hàng, chuyện quá đơn giản mà lại không làm được thì uy tín đâu để khách hàng tin và mua hàng tiki nữa.</text:p>
          </table:table-cell>
          <table:table-cell/>
        </table:table-row>
        <table:table-row table:style-name="ro4">
          <table:table-cell office:value-type="string" calcext:value-type="string">
            <text:p>tôi đã mua sản phẩm chuột không dây thương hiệu logitech b175 ngày hôm qua, nhưng chuột không hoạt động. hôm nay chúng tôi đã mua pin mới khác lắp vào để thử thêm 1 lần nữa nhưng chuột vẫn không hoạt động. chúng tôi mỗi trả hàng ( hoặc đỗi hàng khác nhưng hoạt <text:s/>động được cho chúng tôi) xin cám ơn</text:p>
          </table:table-cell>
          <table:table-cell/>
        </table:table-row>
        <table:table-row table:style-name="ro1">
          <table:table-cell office:value-type="string" calcext:value-type="string">
            <text:p>tôi đã mua sản phẩm này rồi từ tháng 5 mà giờ tháng 7 bộ phận đổi trả vẫn chưa xử lý xong cho tôi. thực sự tôi rất buồn</text:p>
          </table:table-cell>
          <table:table-cell/>
        </table:table-row>
        <table:table-row table:style-name="ro1">
          <table:table-cell office:value-type="string" calcext:value-type="string">
            <text:p>tôi đã mua sản phẩm này với mã đơn #970460460 <text:s text:c="2"/>hôm trước tôi cài lại máy tính và mấy key. xin giúp tôi lấy lại key ạ</text:p>
          </table:table-cell>
          <table:table-cell/>
        </table:table-row>
        <table:table-row table:style-name="ro4">
          <table:table-cell office:value-type="string" calcext:value-type="string">
            <text:p>tôi đã mua sản phẩm, tuy nhiên chất lượng sản phẩm không được như mong đợi. kết nối được một lần, những lần sau không thể kết nối được vào wifi, cho dù tôi đã khởi động lại máy.</text:p>
          </table:table-cell>
          <table:table-cell/>
        </table:table-row>
        <table:table-row table:style-name="ro1">
          <table:table-cell office:value-type="string" calcext:value-type="string">
            <text:p>tôi đã mua và không thể kết nối bắt đầu chán mua hàng của tiki rồi</text:p>
          </table:table-cell>
          <table:table-cell/>
        </table:table-row>
        <table:table-row table:style-name="ro1">
          <table:table-cell office:value-type="string" calcext:value-type="string">
            <text:p>tôi đã mua và làm theo hướng dẫn của shop kết nối với đt nhưng luôn hiện kết nối thất bại là ntn ạ</text:p>
          </table:table-cell>
          <table:table-cell/>
        </table:table-row>
        <table:table-row table:style-name="ro4">
          <table:table-cell office:value-type="string" calcext:value-type="string">
            <text:p>tôi đã mua và nhận hàng ngày 20/5/2019. dùng test thì đèn led không thay đổi màu, luôn luôn ở màu xanh lam. không như quản cáo. đề nghị đổi hàng cho tôi. chất lượng kém quá</text:p>
          </table:table-cell>
          <table:table-cell/>
        </table:table-row>
        <table:table-row table:style-name="ro1">
          <table:table-cell office:value-type="string" calcext:value-type="string">
            <text:p>tôi đã nhận đc hàng nắp sim vào có sóng sao không gọi được</text:p>
          </table:table-cell>
          <table:table-cell/>
        </table:table-row>
        <table:table-row table:style-name="ro1">
          <table:table-cell office:value-type="string" calcext:value-type="string">
            <text:p>tôi đã nhận đc hàng, nhưng không sủ dụng đc, đề nghị tiki cho số điện thoại bên bán hàng để gọi liên hệ trực tiếp</text:p>
          </table:table-cell>
          <table:table-cell/>
        </table:table-row>
        <table:table-row table:style-name="ro4">
          <table:table-cell office:value-type="string" calcext:value-type="string">
            <text:p>toi da nhan duoc hang va sac day pin de sai thu nhung sp khong nhu mong doi. lan dau sac xong chay duoc 1h30', lan 2 chi con 30', <text:s/>roi khong sac duoc. da cam sac vao doc sac nhung khong thay len den nua. de nghi tiki xem lai hang nay.</text:p>
          </table:table-cell>
          <table:table-cell/>
        </table:table-row>
        <table:table-row table:style-name="ro1">
          <table:table-cell office:value-type="string" calcext:value-type="string">
            <text:p>tôi đã nhận được hàng, và hiện không sử dụng được, chỉ <text:s/>có tín hiệu đầu ra, không có tín hiệu đầu vào</text:p>
          </table:table-cell>
          <table:table-cell/>
        </table:table-row>
        <table:table-row table:style-name="ro4">
          <table:table-cell office:value-type="string" calcext:value-type="string">
            <text:p>tôi đã nhận được hàng. tuy nhiên, tôi không liên kết giữa đâu thu này và bàn phím k380 logitech được. tôi đã download &amp; install phần mềm unifying từ trang web logitech dành cho window 10</text:p>
          </table:table-cell>
          <table:table-cell/>
        </table:table-row>
        <table:table-row table:style-name="ro1">
          <table:table-cell office:value-type="string" calcext:value-type="string">
            <text:p>toi da nhan san pham cua tiki, nhung rat tiec rang no da khong dung nhu hinh anh ban dau tren trang web. neu la san pham ma toi nhan tuc te thi toi da khong dat.</text:p>
          </table:table-cell>
          <table:table-cell/>
        </table:table-row>
        <table:table-row table:style-name="ro1">
          <table:table-cell office:value-type="string" calcext:value-type="string">
            <text:p>tôi đã thử cả trên mac và window 10 thì đều không sử dụng được mặc dù đã đợi rất lâu, reset máy. tôi muốn trả lại hàng</text:p>
          </table:table-cell>
          <table:table-cell/>
        </table:table-row>
        <table:table-row table:style-name="ro1">
          <table:table-cell office:value-type="string" calcext:value-type="string">
            <text:p>tôi đã trả lại loa , nhưng đến giờ vẫn chưa thấy tiki hoàn tiền lại cho tôi , thật sự thất vọng .</text:p>
          </table:table-cell>
          <table:table-cell/>
        </table:table-row>
        <table:table-row table:style-name="ro4">
          <table:table-cell office:value-type="string" calcext:value-type="string">
            <text:p>tôi đả trả sản phẩm vì ko hài lòng roi. sao lại ko hoàng tiền cho tôi vậy. <text:s text:c="2"/>các bạn muốn tôi đánh giá shop các bạn như thế nào...... <text:s text:c="3"/>toi rất là không hài lòng về cách các bạn im lặng như z đó</text:p>
          </table:table-cell>
          <table:table-cell/>
        </table:table-row>
        <table:table-row table:style-name="ro4">
          <table:table-cell office:value-type="string" calcext:value-type="string">
            <text:p>tôi đã từng mua 1 chiếc để nghe, bây giờ mua thêm 1 chiếc nữa cho bà cô, lần này chất lượng tệ, sử dụng được tuần máy có tình trạng tự ngắt sau khi hát được 1, 2 bài, mở lại nút power thì hát được nữa rồi lại chứng nào tật đó, phải chăng có sử dụng mã giảm giá của tiki nên mới gởi cái máy tệ như vậy, yêu cầu tiki đổi ngay lại cho tôi</text:p>
          </table:table-cell>
          <table:table-cell/>
        </table:table-row>
        <table:table-row table:style-name="ro1">
          <table:table-cell office:value-type="string" calcext:value-type="string">
            <text:p>tôi đặt 1 dây đen viền đỏ và 1 dây full nhưng giao 2 lần, tốn ship 2 lần mà lại là đều 2 màu đen viền đỏ.</text:p>
          </table:table-cell>
          <table:table-cell/>
        </table:table-row>
        <table:table-row table:style-name="ro4">
          <table:table-cell office:value-type="string" calcext:value-type="string">
            <text:p>tôi đặt cat6 mà giao cat5e, và nhiều người cũng đã phản hồi việc gửi sai hàng nhưng nó vẫn lặp lại. tiki không xem phản hồi của khách hàng hay sao mà để lỗi lặp lại quá nhiều lần như vậy?</text:p>
          </table:table-cell>
          <table:table-cell/>
        </table:table-row>
        <table:table-row table:style-name="ro1">
          <table:table-cell office:value-type="string" calcext:value-type="string">
            <text:p>tôi đặt chuột màu xanh. nhưng nhận được chuột màu đen.</text:p>
          </table:table-cell>
          <table:table-cell/>
        </table:table-row>
        <table:table-row table:style-name="ro1">
          <table:table-cell office:value-type="string" calcext:value-type="string">
            <text:p>tôi đặt dán x tại sao giao cái này ? rồi ai sử dụng ?</text:p>
          </table:table-cell>
          <table:table-cell/>
        </table:table-row>
        <table:table-row table:style-name="ro1">
          <table:table-cell office:value-type="string" calcext:value-type="string">
            <text:p>tôi đặt dây đeo cao su apple watch bản size 42/44mm mà giao cho tôi size bản 38/40mm</text:p>
          </table:table-cell>
          <table:table-cell/>
        </table:table-row>
        <table:table-row table:style-name="ro1">
          <table:table-cell office:value-type="string" calcext:value-type="string">
            <text:p>tôi đặt dây màu đen lại giao dây màu đỏ, shop lưu ý chú ý đơn hàng của khách hàng <text:s/>.</text:p>
          </table:table-cell>
          <table:table-cell/>
        </table:table-row>
        <table:table-row table:style-name="ro1">
          <table:table-cell office:value-type="string" calcext:value-type="string">
            <text:p>tôi đặt giao hàng nhanh 2 tiếng nhưng ngày hôm sao mới giao mà vẫn lấy giá 2 tiếng</text:p>
          </table:table-cell>
          <table:table-cell/>
        </table:table-row>
        <table:table-row table:style-name="ro1">
          <table:table-cell office:value-type="string" calcext:value-type="string">
            <text:p>tôi đặt hàng hôm nay nhận được thì hàng bị trầy như thế này là sao ?</text:p>
          </table:table-cell>
          <table:table-cell/>
        </table:table-row>
        <table:table-row table:style-name="ro1">
          <table:table-cell office:value-type="string" calcext:value-type="string">
            <text:p>tôi đặt hàng lấy nhanh vào t7, nhưng đến t2 mới giao hàng.</text:p>
          </table:table-cell>
          <table:table-cell/>
        </table:table-row>
        <table:table-row table:style-name="ro1">
          <table:table-cell office:value-type="string" calcext:value-type="string">
            <text:p>tôi đạt hàng trên tiki có báo có hàng sẵn sàn giao nhưng tới nay chưa nhận được thẻ nhớ, trong khi email của tôi báo đã nhận hàng rồi.</text:p>
          </table:table-cell>
          <table:table-cell/>
        </table:table-row>
        <table:table-row table:style-name="ro4">
          <table:table-cell office:value-type="string" calcext:value-type="string">
            <text:p>tôi đặt hàng và phiếu gửi hàng cũng là dây sạc baseus cafule iphon nhưng trong hộp gửi cho tôi là dây microcom, giao hàng như thế làm sao khách dám mua tiếp tiki làm mất lòng tin quá thật thất vọng</text:p>
          </table:table-cell>
          <table:table-cell/>
        </table:table-row>
        <table:table-row table:style-name="ro3">
          <table:table-cell office:value-type="string" calcext:value-type="string">
            <text:p>tôi đặt hôm 17, hôm 19 nhận được hàng thì nhận được đúng 1 cái vỏ hộp đựng sản phẩm không, bên trong chả thấy dây đâu. hộp lại còn móp méo bẩn thỉu, đúng kiểu đã từng được qua sử dụng. gọi điện lên cho cskh của tiki để thông báo tình hình và đã được ghi nhận. nhưng hơn 1 tuần tới nay vẫn không thấy có động thái gì. thực sự không biết có phải lừa đảo không nữa</text:p>
          </table:table-cell>
          <table:table-cell/>
        </table:table-row>
        <table:table-row table:style-name="ro4">
          <table:table-cell office:value-type="string" calcext:value-type="string">
            <text:p>tôi đặt mua cáp màu trắng, nhưng lại được nhận cáp màu đen với không một lời giải thích nào. email chăm sóc kh support@tiki.vn phản hồi 2 lần nhưng không có lời giải thích. <text:s/>đề nghị tiki giải thích rõ lý do và đưa ra phương án giải quyết. trân trọng.</text:p>
          </table:table-cell>
          <table:table-cell/>
        </table:table-row>
        <table:table-row table:style-name="ro1">
          <table:table-cell office:value-type="string" calcext:value-type="string">
            <text:p>tôi đặt mua hàng nhưng chỉ nhận được vỏ tai nghe không có tai nghe. <text:s/>làm ăn tồi tệ .</text:p>
          </table:table-cell>
          <table:table-cell/>
        </table:table-row>
        <table:table-row table:style-name="ro4">
          <table:table-cell office:value-type="string" calcext:value-type="string">
            <text:p>tôi đặt mua hàng từ ngày 19/12/2017, thanh toán tiền rồi , trạng thái sẵn sàng giao hàng mà đến giờ im luôn là sao? please check : đơn hàng của tôi 396574671, sđt : 0909436413 hôm qua tôi gọi lại thì nói là không hủy được trên web , chỉ hủy khi trả hàng , tiền thì báo sẽ hoàn sau 1 3 tuần <text:s/>vậy là sao ta ?</text:p>
          </table:table-cell>
          <table:table-cell/>
        </table:table-row>
        <table:table-row table:style-name="ro4">
          <table:table-cell office:value-type="string" calcext:value-type="string">
            <text:p>tôi đặt mua sim tại dâu mart vào ngày 23/12/19. đến ngày 25/12/19 nhận được hàng. hôm nay (26/12/19) lắp sim vào kích hoạt và kiểm tra data. thì thấy hạn sử dụng 15/11/2020 tức là đã kích hoạt từ 16/11/2019. vậy là trước khi đến tay tôi 40 ngày và đương nhiên không đủ 12 tháng. thực sự cần lời giải thích từ phía shop.</text:p>
          </table:table-cell>
          <table:table-cell/>
        </table:table-row>
        <table:table-row table:style-name="ro1">
          <table:table-cell office:value-type="string" calcext:value-type="string">
            <text:p>tôi đặt mua sợi dây 2 m mà giao hàng 1m</text:p>
          </table:table-cell>
          <table:table-cell/>
        </table:table-row>
        <table:table-row table:style-name="ro4">
          <table:table-cell office:value-type="string" calcext:value-type="string">
            <text:p>tôi đặt mua sp này mà tiki không cho thanh toán khi có quà buộc phải bỏ ra ngoài. tôi nghĩ do lỗi nên vẫn đặt khi gọi nhân viên tiki thì báo sẽ không nhận được quà. vậy tiki giải quyết lỗi này thế nào???</text:p>
          </table:table-cell>
          <table:table-cell/>
        </table:table-row>
        <table:table-row table:style-name="ro1">
          <table:table-cell office:value-type="string" calcext:value-type="string">
            <text:p>tôi đặt nhầm 2 sim thành 1 sim và muốn hỗ trợ đổi lại sản phẩm nhưng không được hỗ trợ</text:p>
          </table:table-cell>
          <table:table-cell/>
        </table:table-row>
        <table:table-row table:style-name="ro4">
          <table:table-cell office:value-type="string" calcext:value-type="string">
            <text:p>tôi đặt ram bus 2666 nhưng nhận được ram bus 2133 là tại sao vậy??? cũng biết lâu lâu rồi nhưng cứ quên. đề nghị đổi tôi đúng thanh ram tôi đã đặt mua. lại còn mua bị đắt hơn hiện tại nữa chứ.</text:p>
          </table:table-cell>
          <table:table-cell/>
        </table:table-row>
        <table:table-row table:style-name="ro3">
          <table:table-cell office:value-type="string" calcext:value-type="string">
            <text:p>tôi được hẹn giao ngày 8/11 nhưng tới ngày 18/11 mới có người liên lạc. sau đó khi shipper đến thì kêu là không tìm thấy hàng nhưng về vẫn ký xác nhận giao hàng thành công giả mạo chữ ký của tôi. hôm nay ngày 20 tôi vẫn chưa nhận được hàng. đơn hàng tôi đã thanh toán trước bằng tikixu như vậy shipper đang giữ hàng của tôi trái phép. đề nghị tiki xử lý trường hợp này.</text:p>
          </table:table-cell>
          <table:table-cell/>
        </table:table-row>
        <table:table-row table:style-name="ro4">
          <table:table-cell office:value-type="string" calcext:value-type="string">
            <text:p>tôi gặp tận 2 vấn đề luôn, tiki xem xét lại và đổi hàng giùm chứ thế này tốn tiền mà xôi hỏng bỏng không thế này ai mà chịu cho được chứ!!!! <text:s text:c="2"/>chỉ nghe có một bên tai <text:s text:c="2"/>đặt 2 cái màu hồng thì ra 2 cái màu trắng</text:p>
          </table:table-cell>
          <table:table-cell/>
        </table:table-row>
        <table:table-row table:style-name="ro3">
          <table:table-cell office:value-type="string" calcext:value-type="string">
            <text:p>tôi k biết vì lý do đơn hàng quá nhiều nên tiki k thể tự giao và phải nhờ đơnvị giao hangfnhanh giao dùm hay là vì lý do gì. nhưng tôi đặt mua ổ cứng mà cái hộp ngoài móp méo <text:s text:c="2"/>&gt; bị nhồi nhét đè rất ghê gớm. mở ra thì tem bảo hành bị trầy lủng lỗ tùm lum. chưa biết ổ cứng <text:s/>có ảnh hưởng gì, có dùng hay k, điều đầu tiên khi nhận hàng là thực sự rất bực mình. tiki dạo này làm ăn quá cẩu thả. nếu k thể làm tốt hơn thì cũng đừng nên để tệ đi như thế chứ. k làm đc gì giải thể đi. cảm thấy k đc tôn trọng.</text:p>
          </table:table-cell>
          <table:table-cell/>
        </table:table-row>
        <table:table-row table:style-name="ro9">
          <table:table-cell office:value-type="string" calcext:value-type="string">
            <text:p>tôi không biết có vô tình nhấn vô xuất hoa don khong nhưng công ty bán usb này đã gửi lá thử. nhân viên giao thư kêu ký tên khong cho xem nội dung bên trong và nạt ngang giọng bắc. tôi vẫn mở ra và chưa hiểu vì trên tiki ghi là tp link ... còn trong hóa đơn ghi là cạc .. nên chưa định thần và khong hiểu vấn đề nhưng nhân viên giao thư nạt nộ bắt phải ký nhận. tôi đã mua hàng này lần trước và đang <text:s/>mới nên khong biếtvà không nhớ cái này là gi, đang phân vân không hiểu đó là gì thì người giao thư nạt nộ, hối gấp gấp nên nói trước để nhân viên giao thư biet đo là hóa đơn đỏ hay cho nguoi ta có thời gian kiểm tra mới ký. đâu phải muốn ký gì là ký. làm việc kinh khủng. <text:s/>tiki thì giao hàng hoàn hảo, chỉ có bên này giao thư kinh khủng quá., phát khiếp <text:s/>next time, nếu gửi thư kiểu này nên qua email hoac tin nhắn trước. thời buôi này keu ký mà khong cho biết lý do ???</text:p>
          </table:table-cell>
          <table:table-cell/>
        </table:table-row>
        <table:table-row table:style-name="ro1">
          <table:table-cell office:value-type="string" calcext:value-type="string">
            <text:p>tôi không hài lòng về sản phẩm của tiki . pin chỉ có 380mah không phải là 450 như quảng cáo, dây sạc thì hỏng không sạc được rất mong tiki khắc phục lỗi này</text:p>
          </table:table-cell>
          <table:table-cell/>
        </table:table-row>
        <table:table-row table:style-name="ro3">
          <table:table-cell office:value-type="string" calcext:value-type="string">
            <text:p>tôi không hiểu sao, khi sử dụng modem của nhà mạng phát wifi thì 2.4ghz vẫn dùng bình thường và ổn định nhưng chuyển qua tp link c50 thì toàn rớt mạng, tốc độ kiểm tra tạm trên speedtesst báo download cao nhưng không đo nổi up load. đây có phải là do lỗi nhà sản xuất? <text:s/>trong khi đó, tốc độ 5ghz thì tạm thời đang chưa gặp vấn đề gì. nhưng các máy tính phòng làm việc chủ yếu chỉ bắt 2.4ghz</text:p>
          </table:table-cell>
          <table:table-cell/>
        </table:table-row>
        <table:table-row table:style-name="ro1">
          <table:table-cell office:value-type="string" calcext:value-type="string">
            <text:p>tôi không thể scan được wifi dù đã thử bật wps trên modem</text:p>
          </table:table-cell>
          <table:table-cell/>
        </table:table-row>
        <table:table-row table:style-name="ro1">
          <table:table-cell office:value-type="string" calcext:value-type="string">
            <text:p>tôi không thể sử dụng được.vui lòng hướng dẫn giúp tôi</text:p>
          </table:table-cell>
          <table:table-cell/>
        </table:table-row>
        <table:table-row table:style-name="ro1">
          <table:table-cell office:value-type="string" calcext:value-type="string">
            <text:p>tôi không thể turn on wifi lên được, <text:s/>trên win 7 tôi đã cài driver nhưng cũng không dùng được</text:p>
          </table:table-cell>
          <table:table-cell/>
        </table:table-row>
        <table:table-row table:style-name="ro1">
          <table:table-cell office:value-type="string" calcext:value-type="string">
            <text:p>tôi không tìm thấy quà tặng kèm sản phẩm. chỉ có sản phẩm chứ không thấy sim 4g đâu cả</text:p>
          </table:table-cell>
          <table:table-cell/>
        </table:table-row>
        <table:table-row table:style-name="ro1">
          <table:table-cell office:value-type="string" calcext:value-type="string">
            <text:p>tôi khuyên ai đang có nhu cầu về sp này thì nên bỏ mua đi chứ không lại mất tiền ngu giống tôi đó <text:s/>mn ah</text:p>
          </table:table-cell>
          <table:table-cell/>
        </table:table-row>
        <table:table-row table:style-name="ro1">
          <table:table-cell office:value-type="string" calcext:value-type="string">
            <text:p>tôi ko dùng được hướng dẫn giúp tôi</text:p>
          </table:table-cell>
          <table:table-cell/>
        </table:table-row>
        <table:table-row table:style-name="ro1">
          <table:table-cell office:value-type="string" calcext:value-type="string">
            <text:p>tôi ko hài lòng một chút nào vì tại sao tiki lại ko cho tôi chọn màu <text:s/>. <text:s/>ko hài lòng một chút nào</text:p>
          </table:table-cell>
          <table:table-cell/>
        </table:table-row>
        <table:table-row table:style-name="ro1">
          <table:table-cell office:value-type="string" calcext:value-type="string">
            <text:p>tôi lấy hàng mà lại ko cho kiểm tra hàng tại sao vậy nên tôi ko hài lòng cách làm việc của tiki</text:p>
          </table:table-cell>
          <table:table-cell/>
        </table:table-row>
        <table:table-row table:style-name="ro4">
          <table:table-cell office:value-type="string" calcext:value-type="string">
            <text:p>tôi luôn thắc mắc về việc sản phẩm bị đánh tráo. hoặc đây là hàng fake. vì cả hai vỏ hộp đựng thẻ đều bị cắt dọc, trong khi nếu nguyên seal thì sẽ phải cắt theo đường nét đứt được chỉ định.</text:p>
          </table:table-cell>
          <table:table-cell/>
        </table:table-row>
        <table:table-row table:style-name="ro1">
          <table:table-cell office:value-type="string" calcext:value-type="string">
            <text:p>tôi luôn tin tưởng tiki nhưng lần này quá thất vọng. tôi có đặt sản phẩm nhưng khi nhận lại không có hàng.</text:p>
          </table:table-cell>
          <table:table-cell/>
        </table:table-row>
        <table:table-row table:style-name="ro1">
          <table:table-cell office:value-type="string" calcext:value-type="string">
            <text:p>tôi mất 24 giờ sạc liên tục (sử dụng củ sạc nguồn ra 2a) mới sạc đầy dc cục pin này. tôi muốn trả hàng vì ko hài lòng sản phẩm. mất quá nhiều thời gian để sạc pin dự phòng</text:p>
          </table:table-cell>
          <table:table-cell/>
        </table:table-row>
        <table:table-row table:style-name="ro4">
          <table:table-cell office:value-type="string" calcext:value-type="string">
            <text:p>tôi mở hộp, cắm sạc 1h, nhấn và dữ nút tắt cuộc gọi/ nút khởi động nhưng không lên nguồn. máy lỗi nguồn, không lên màn hình. bây giờ tôi phải làm thủ tục trả lại chiệc điện thoại này như thế nào hả tiki?</text:p>
          </table:table-cell>
          <table:table-cell/>
        </table:table-row>
        <table:table-row table:style-name="ro4">
          <table:table-cell office:value-type="string" calcext:value-type="string">
            <text:p>tôi mới mua 01 bỗ chuyển đổi trưa nay, kết nối với tivi và amply hát đc 3 bài xong tự nhiên tắt ngúm tiếng, tháo ra ráp vào nhiều lần cũng ko dc. không lẽ bộ kết nối chỉ sử dụng đc 1 lần</text:p>
          </table:table-cell>
          <table:table-cell/>
        </table:table-row>
        <table:table-row table:style-name="ro1">
          <table:table-cell office:value-type="string" calcext:value-type="string">
            <text:p>tôi mới mua mà giao hàng hư, tôi để vào đồ đọc cấm vào máy tính không nhận tính hiệu. tôi rất bức xúc khi nhận hàng hư.</text:p>
          </table:table-cell>
          <table:table-cell/>
        </table:table-row>
        <table:table-row table:style-name="ro1">
          <table:table-cell office:value-type="string" calcext:value-type="string">
            <text:p>toi moi mua may tinh bang fire hđ8 mà không chinh được tieng viet nhờ sop chỉnh hộ cam on</text:p>
          </table:table-cell>
          <table:table-cell/>
        </table:table-row>
        <table:table-row table:style-name="ro1">
          <table:table-cell office:value-type="string" calcext:value-type="string">
            <text:p>tôi mới mua sp giờ về xài ko được cài đặt ok hết nhưng bị lổi chấm than ko nhận mạng giờ hổ trợ đổi trả đc ko</text:p>
          </table:table-cell>
          <table:table-cell/>
        </table:table-row>
        <table:table-row table:style-name="ro1">
          <table:table-cell office:value-type="string" calcext:value-type="string">
            <text:p>tôi mới mua xài có 4 tháng đã cháy rồi đúng là hàng xạo tiki gì mà ko tin nổi có đổi lại cho tôi được ko</text:p>
          </table:table-cell>
          <table:table-cell/>
        </table:table-row>
        <table:table-row table:style-name="ro4">
          <table:table-cell office:value-type="string" calcext:value-type="string">
            <text:p>tôi mới nhận hàng sáng nay, chuột không dùng được. dùng pin ban đầu hay thay pin mới, tắt mở công tắc, led đều không sáng. sản phẩm không có trầy sước gì, chỉ là hoàn toàn không hoạt động.</text:p>
          </table:table-cell>
          <table:table-cell/>
        </table:table-row>
        <table:table-row table:style-name="ro1">
          <table:table-cell office:value-type="string" calcext:value-type="string">
            <text:p>tôi mới nhận hàng về thử thì hỏng 1 bên là sao vậy shop</text:p>
          </table:table-cell>
          <table:table-cell/>
        </table:table-row>
        <table:table-row table:style-name="ro1">
          <table:table-cell office:value-type="string" calcext:value-type="string">
            <text:p>tôi mới nhận hàng xong khui ra thì ko có đèn kết nối mổ đt cũng ko tìm thấy blt luôn tôi yêu cầu shop đổi lại sản phẩm khác giúp .</text:p>
          </table:table-cell>
          <table:table-cell/>
        </table:table-row>
        <table:table-row table:style-name="ro2">
          <table:table-cell office:value-type="string" calcext:value-type="string">
            <text:p>tôi mới nhận máy sáng nay. lúc mở lớp bao bọc bên ngoài tôi phát hiện phần băng dính dưới đáy hộp đã bị dán lại lớp thứ 2, phần thân máy có tem lê bảo minh nhưng có dấu hiệu rách, hộp mực không có bất kỳ tem mác nào và cũng không có phiếu bảo hành cho hộp mực luôn. lắp vào in thử vài tờ thì thấy có hơi nóng bốc lên (chắc do máy mới). một điều khá bất ngờ nữa là máy bị rò điện (tôi vô tình chạm tay vào phần sắt gần công tắc on off và bị giật). đề nghị tiki trả lời đây có phải là sản phẩm chính hãng không ? và tại sao lại có các vấn đề như nêu ở trên.</text:p>
          </table:table-cell>
          <table:table-cell/>
        </table:table-row>
        <table:table-row table:style-name="ro1">
          <table:table-cell office:value-type="string" calcext:value-type="string">
            <text:p>tôi mong muốn sản phẩm có barcode là v1.0 nhưng lại nhận được v3.0 <text:s/>liệu tôi có thể đổi không ?</text:p>
          </table:table-cell>
          <table:table-cell/>
        </table:table-row>
        <table:table-row table:style-name="ro3">
          <table:table-cell office:value-type="string" calcext:value-type="string">
            <text:p>tôi mua 01 box hdd hiệu orico của tiki ngày 13/06/2018. mã đơn hàng 816700988 sau khi kiểm tra không nhận thiết bị, tôi đã mang ra capcuulaptop.com để xác định nguyên nhân thì được đánh giá: ổ cứng hoạt động bình thường, box không hoạt động, cable hoạt động bình thường. tôi có gọi điện lên tổng đài sáng ngày 15/06/2018 nhưng các tổng đài viên đều bận, tôi không thể giữ máy chờ vì còn công việc, giao dịch khác. do đó, tôi viết nhận xét này. <text:s/>mong tiki sớm phản hồi.</text:p>
          </table:table-cell>
          <table:table-cell/>
        </table:table-row>
        <table:table-row table:style-name="ro4">
          <table:table-cell office:value-type="string" calcext:value-type="string">
            <text:p>tôi mua 1 sản phẩm đầu tiên thấy dùng được nên mua thêm 1 sản phẩm nửa, nhưng sản phẩm mua sau này ko như sản phẩm trước chỉ nghe đc 1 tai bên còn lại không nghe được, khá thất vọng!</text:p>
          </table:table-cell>
          <table:table-cell/>
        </table:table-row>
        <table:table-row table:style-name="ro1">
          <table:table-cell office:value-type="string" calcext:value-type="string">
            <text:p>tôi mua 2 cái về không vừa, không dùng được cái nào, đề nghị tiki xem kiểm soát lại các shop bán hàng kiểu này ảnh hưởng tới thương hiệu</text:p>
          </table:table-cell>
          <table:table-cell/>
        </table:table-row>
        <table:table-row table:style-name="ro1">
          <table:table-cell office:value-type="string" calcext:value-type="string">
            <text:p>tôi mua 2 lần trước rất thích thiết kế như ảnh nhưng mua lần 3 lại giao cho một sản phẩm không hộp, khác xa so với ảnh review...chất lượng không rõ nhưng thiết kế khá tệ.</text:p>
          </table:table-cell>
          <table:table-cell/>
        </table:table-row>
        <table:table-row table:style-name="ro4">
          <table:table-cell office:value-type="string" calcext:value-type="string">
            <text:p>tôi mua 2 sản phẩm chuột không dây của logitech, gồm m221 và m337. trong khi có giá bán cao hơn (449.000đ), chất lượng và trải nghiệm sử dụng lại kém hơn rất nhiều so với chuột m221, không nhạy, chính xác và thoải mái bằng nên phải cất kho sản phẩm này. đã trả bảo hành nhưng sản phẩm nhận lại cũng không có cải thiện hơn.</text:p>
          </table:table-cell>
          <table:table-cell/>
        </table:table-row>
        <table:table-row table:style-name="ro4" table:visibility="filter">
          <table:table-cell office:value-type="string" calcext:value-type="string">
            <text:p>tôi mua 2 sản phẩm chuột không dây của logitech, gồm m221 và m337. trong khi có giá bán cao hơn (449.000đ), chất lượng và trải nghiệm sử dụng lại kém hơn rất nhiều so với chuột m221, không nhạy, chính xác và thoải mái bằng nên phải cất kho sản phẩm này. đã trả bảo hành nhưng sản phẩm nhận lại cũng không có cải thiện hơn.</text:p>
          </table:table-cell>
          <table:table-cell/>
        </table:table-row>
        <table:table-row table:style-name="ro1">
          <table:table-cell office:value-type="string" calcext:value-type="string">
            <text:p>tội mua bàn phím vào ngày 12/09/2018 đến bây giờ đã hư 4 phím sau hơn nữa năm sử dụng.không biêt cửa hàng có bảo hành sản phâm hư 4 phím không?</text:p>
          </table:table-cell>
          <table:table-cell/>
        </table:table-row>
        <table:table-row table:style-name="ro1" table:visibility="filter">
          <table:table-cell office:value-type="string" calcext:value-type="string">
            <text:p>tội mua bàn phím vào ngày 12/09/2018 đến bây giờ đã hư 4 phím sau hơn nữa năm sử dụng.không biêt cửa hàng có bảo hành sản phâm hư 4 phím không?</text:p>
          </table:table-cell>
          <table:table-cell/>
        </table:table-row>
        <table:table-row table:style-name="ro1">
          <table:table-cell office:value-type="string" calcext:value-type="string">
            <text:p>tôi mua bảo hành theo tem.mà tem tôi nhận hàng dán dính vào giấy hướng dẫn thì tôi phải làm sao. mong bên tiki xử lý nhanh giúp mình. có hình trong file đính kèm</text:p>
          </table:table-cell>
          <table:table-cell/>
        </table:table-row>
        <table:table-row table:style-name="ro3">
          <table:table-cell office:value-type="string" calcext:value-type="string">
            <text:p>tôi mua bộ chượt và bàn phím không dây. nhưng không có receiver (usb) kèm theo. sản phẩm xem như vô dụng, không sử dụng được. tôi có việc cần dùng gấp và đã trả <text:s/>phí giao hàng nhanh, nhưng cuối cùng lại không sử dụng đước sản phẩm. <text:s/>gọi tổng đài tiki và cả gửi phản hồi yêu cầu đổi trả hàng nhưng không nhận được sự hỗ trợ nào. tôi sẽ ngừng sử dụng các dịch vụ của tiki cho đến khi yêu cầu của tôi được giải quyết. việc xử lý sản phẩm giao thiếu bộ phận quan trọng như thế này là không thể chấp nhân được.</text:p>
          </table:table-cell>
          <table:table-cell/>
        </table:table-row>
        <table:table-row table:style-name="ro1">
          <table:table-cell office:value-type="string" calcext:value-type="string">
            <text:p>tôi mua bộ kích sóng này mà ko cài đặt đuọc tôi phản ánh thì bộ phận hỗ trợ nói thứ hai có người tới thu hồi lại một tuần rồi ko có ai lấy hàng trả xin xem xét cảm ơn</text:p>
          </table:table-cell>
          <table:table-cell/>
        </table:table-row>
        <table:table-row table:style-name="ro1">
          <table:table-cell office:value-type="string" calcext:value-type="string">
            <text:p>tôi mua cái tai nghe mà không nghe được một bên</text:p>
          </table:table-cell>
          <table:table-cell/>
        </table:table-row>
        <table:table-row table:style-name="ro2">
          <table:table-cell office:value-type="string" calcext:value-type="string">
            <text:p>tôi mua cây ram này vào tháng 9/2019 lắp vào laptop hp (chỉ có 1 khe ram) và dùng bình thường cho tới cuối tháng 4/2020 thì laptop không khởi động được nữa. nghi ram hỏng, tôi tháo ram ra và lắp vào một laptop dell khác, thì máy dell cũng ko khởi động được. <text:s/>tôi tiếp tục lấy ram tốt ở máy dell gắn vào máy hp thì cái máy hp lại khởi động ngon lành. vậy có thể tạm kết luận ram hỏng. <text:s text:c="2"/>kingmax là hãng ram mà tôi tin tưởng. nên sự cố này có thể nằm trong xác suất hư hỏng của nhà sản xuất, nhưng cũng có thể do chất lượng ram kingmax đang đi xuống. bác nào cũng gặp tình trạng tương tự thì comment cho biết với.</text:p>
          </table:table-cell>
          <table:table-cell/>
        </table:table-row>
        <table:table-row table:style-name="ro1">
          <table:table-cell office:value-type="string" calcext:value-type="string">
            <text:p>tôi mua chung với tai nghe sao cái này tới truớc vậy</text:p>
          </table:table-cell>
          <table:table-cell/>
        </table:table-row>
        <table:table-row table:style-name="ro4">
          <table:table-cell office:value-type="string" calcext:value-type="string">
            <text:p>tôi mua của công nghệ việt. hàng nhận được không giống như hình, cái tôi cần là đầu usb cắm được 2 chiều như hình khi chọn màu đen viền đỏ. nếu không có mẫu đó thì vui lòng thay hình ấy đi. dây khá cứng, gia công tệ bị sủi 1 số vị trí.</text:p>
          </table:table-cell>
          <table:table-cell/>
        </table:table-row>
        <table:table-row table:style-name="ro14">
          <table:table-cell office:value-type="string" calcext:value-type="string">
            <text:p>tôi mua điện thoại này ở tiki được bảo hành 12 tháng nhưng mất 1 tháng 30 ngày gửi lại tiki để đi bảo hành. lần thứ nhất hẹn hơn 2 tuần nhưng không giao đúng hẹn. lần thứ 2 hẹn tới 21 ngày làm việc mà còn chưa chắc giao được. điện thoại bb key 2 le dùng ok nhưng không nên mua tại tiki vì chế độ bảo hành quá lâu và không chuyên nghiệp. thanks</text:p>
          </table:table-cell>
          <table:table-cell/>
        </table:table-row>
        <table:table-row table:style-name="ro1">
          <table:table-cell office:value-type="string" calcext:value-type="string">
            <text:p>tôi mua đúng 2ngay lỗi</text:p>
          </table:table-cell>
          <table:table-cell/>
        </table:table-row>
        <table:table-row table:style-name="ro4">
          <table:table-cell office:value-type="string" calcext:value-type="string">
            <text:p>tôi mua được khoảng 1 tuần, gắn vào sử dụng được khoảng 5 ngày thì k thấy sóng wifi. tắt nguồn chờ 1 chút thì có lại. cùng với giá này, tôi có dùng 1 con tenda sóng vẫn bảo đảm dù chạy cả tháng. đang theo dõi thêm nếu vẫn thế thì sẽ liên hệ ncc đổi con khác nhưng việc này khá rắc rối.</text:p>
          </table:table-cell>
          <table:table-cell/>
        </table:table-row>
        <table:table-row table:style-name="ro4">
          <table:table-cell office:value-type="string" calcext:value-type="string">
            <text:p>tôi mua hàng của tiki đặt hàng mới nay mới bóc ra kiểm tra giao hàng 07/3 tôi k kiểm tra. bóc ra kiểm tra hàng cũ qua bảo hành giao hàng quên không vứt giấy bảo hành đi. thiết bị mờ mã vạch rách tem. thật sự quá tệ</text:p>
          </table:table-cell>
          <table:table-cell/>
        </table:table-row>
        <table:table-row table:style-name="ro1">
          <table:table-cell office:value-type="string" calcext:value-type="string">
            <text:p>tôi mua hàng được 2 tuần thì không sử dụng được nữa, sản phẩm có bảo hành không, nếu có thì ở đâu</text:p>
          </table:table-cell>
          <table:table-cell/>
        </table:table-row>
        <table:table-row table:style-name="ro3">
          <table:table-cell office:value-type="string" calcext:value-type="string">
            <text:p>tôi mua hàng khi nhận sản phẩm đã ở tình trạng đã khui, khi kết nối thì chỉ kết nối được 1 thiết bị, ko thể kết nối được thêm. tôi đã phản hồi và tiki thu hồi hàng về để kiểm tra và báo sp hoạt động bình thường và giao lại cho tôi. trong quá trình sử dụng sp thường xuyên bị mất kết nối, rất bất tiện. tôi đề nghị tiki hỗ trợ xử lý dứt điểm vì tôi mua sp là hàng chính hãng và có chế độ bảo hành.</text:p>
          </table:table-cell>
          <table:table-cell/>
        </table:table-row>
        <table:table-row table:style-name="ro1">
          <table:table-cell office:value-type="string" calcext:value-type="string">
            <text:p>tôi mua hàng thì giao cho tôi như vậy shop lam an nhu vay được k</text:p>
          </table:table-cell>
          <table:table-cell/>
        </table:table-row>
        <table:table-row table:style-name="ro1">
          <table:table-cell office:value-type="string" calcext:value-type="string">
            <text:p>tôi mua hồi tháng 07 năm ngoái đến bây giờ đã bị lỗi dính phím spacebar!</text:p>
          </table:table-cell>
          <table:table-cell/>
        </table:table-row>
        <table:table-row table:style-name="ro1">
          <table:table-cell office:value-type="string" calcext:value-type="string">
            <text:p>tôi mua hộp đựng ở cứng mà đưa cho tôi cái gì vậy???</text:p>
          </table:table-cell>
          <table:table-cell/>
        </table:table-row>
        <table:table-row table:style-name="ro2">
          <table:table-cell office:value-type="string" calcext:value-type="string">
            <text:p>tôi mua ipad mini 5 generation vào tháng 11. nhưng dùng hơn một tháng thì máy bị lỗi đứng màn hình. tôi gửi sản phẩm để tiki bảo hành, sau một tháng tiki gửi lại sản phẩm cho tôi, thì sản phẩm vẫn tiếp tục đơ màn hình. tôi liên hệ tiki để được hỗ trợ đổi mới sản phẩm thì bị nói rằng “tiki không hỗ trợ đổi trả sản phẩm sử dụng sau 7 ngày”. thất vọng tràn trề nên tôi lên đây để viết review này. nếu tôi mua ipad này ở fpt thì bây giờ đã được đổi sản phẩm mới hoàn toàn. tôi coi đây là bài học kinh nghiệm đáng nhớ khi mua hàng ở tiki.</text:p>
          </table:table-cell>
          <table:table-cell/>
        </table:table-row>
        <table:table-row table:style-name="ro1">
          <table:table-cell office:value-type="string" calcext:value-type="string">
            <text:p>tôi mua loa nhưng khi nhận được loa, hộp đã bị mở ra từ trước, tem đã bị cắt, tình trạng sản phẩm như vậy k chấp nhận được</text:p>
          </table:table-cell>
          <table:table-cell/>
        </table:table-row>
        <table:table-row table:style-name="ro4">
          <table:table-cell office:value-type="string" calcext:value-type="string">
            <text:p>tôi mua máy bị lỗi lật trang nhảy tùm lum, đề nghị bảo hành, lấy máy tôi, giam 1 tháng trời, đòi mới trả lại, trả lại máy còn y nguyên lỗi. đề nghị hoàn tiền để tôi còn đi mua máy khác. cảm ơn !</text:p>
          </table:table-cell>
          <table:table-cell/>
        </table:table-row>
        <table:table-row table:style-name="ro4">
          <table:table-cell office:value-type="string" calcext:value-type="string">
            <text:p>tôi mua máy của shop máy đọc sách boox (2.590.000đ). đặt hàng ngày 13/8/2020. nhận hàng 17/8/2020, nhưng máy đã được kích hoạt bảo hành ngày 16/3/2020. kết thúc bảo hành ngày 16/10/2021. trong khi thông tin sản phẩm được bảo hành chính hãng 18 tháng.</text:p>
          </table:table-cell>
          <table:table-cell/>
        </table:table-row>
        <table:table-row table:style-name="ro4">
          <table:table-cell office:value-type="string" calcext:value-type="string">
            <text:p>tôi mua máy m21 bên tiki cho tôi hỏi máy quảng cáo có cáp và củ sạc màu trắng sao tôi mua lại màu đen nhìn rẻ tiền quá có phải vì giá rẻ mà đối loại khác không tôi đang thắc mắc</text:p>
          </table:table-cell>
          <table:table-cell/>
        </table:table-row>
        <table:table-row table:style-name="ro1">
          <table:table-cell office:value-type="string" calcext:value-type="string">
            <text:p>tôi mua mi band 4 phiên bản có nfc với giá 850k nhưng tiki lại giao cho tôi phiên bản không có nfc với giá chỉ 690k. giờ tính sao đây?</text:p>
          </table:table-cell>
          <table:table-cell/>
        </table:table-row>
        <table:table-row table:style-name="ro1">
          <table:table-cell office:value-type="string" calcext:value-type="string">
            <text:p>tôi mua miếng dán cường lực iphone 6plus, giao miếng dán loại gì mà 2 cái iphone vừa 6 vừa 7 đều không dán được. tôi phải làm sao với nó bây giờ huhuhu</text:p>
          </table:table-cell>
          <table:table-cell/>
        </table:table-row>
        <table:table-row table:style-name="ro1">
          <table:table-cell office:value-type="string" calcext:value-type="string">
            <text:p>toi mua nfc model nhung den khong co nfc . bo thung roi nen khong hoan ve duoc . hang nay lua dao</text:p>
          </table:table-cell>
          <table:table-cell/>
        </table:table-row>
        <table:table-row table:style-name="ro1">
          <table:table-cell office:value-type="string" calcext:value-type="string">
            <text:p>tôi mua nó để chơi game để không làm phiền người xung quanh mà một khi mở mic lên là rồi không nghe tiếng gì nữa</text:p>
          </table:table-cell>
          <table:table-cell/>
        </table:table-row>
        <table:table-row table:style-name="ro1">
          <table:table-cell office:value-type="string" calcext:value-type="string">
            <text:p>tôi mua sản phẩm 64gb nhưng dô lại là 16gb tốt nhất không nên mua sản phẩm này sẽ phí tiền</text:p>
          </table:table-cell>
          <table:table-cell/>
        </table:table-row>
        <table:table-row table:style-name="ro2">
          <table:table-cell office:value-type="string" calcext:value-type="string">
            <text:p>tôi mua sản phẩm được 2 tháng, có các lỗi như sau: <text:s text:c="2"/>không kết nối được 2 bên tai cùng lúc, bluetooth chập chờn, đọc qua 1 lượt review thấy vấn đề này rất nhiều người bị, thực sự dòng sản phẩm này có vấn đề. trong trường hợp của tôi, dùng được 1 tháng thì lăn ra đơ luôn. chưa kể tai nghe nhét vào tai rất lỏng lẻo, đi bộ 1 lúc là rơi, nghe thời gian dài sẽ bị đau tai. <text:s text:c="2"/>gọi cho tiki để bảo hành, đến nay tiki tiếp nhận được hơn 2 tuần vẫn không có thông tin gì. tôi đã mua 1 số đồ điện tử trên tiki và chắc đây là lần cuối, sản phẩm chất lượng tệ và chế độ bảo hành quá lâu.</text:p>
          </table:table-cell>
          <table:table-cell/>
        </table:table-row>
        <table:table-row table:style-name="ro2">
          <table:table-cell office:value-type="string" calcext:value-type="string">
            <text:p>tôi mua sản phẩm này chưa được 1 năm, gửi bảo hành tiki thì lê bảo minh báo lỗi in không ra mực và in bị lem là do đầu phun mực hở hơi và phải <text:s/>đóng phí hơn 1 triệu để bảo hành vì đầu phun mực chỉ bảo hành 3 tháng. rất bực mình vì: <text:s text:c="2"/>thông tin sản phâm công bố là bảo hành 1 năm (không có ghi đầu phun mực bảo hành 3 tháng <text:s text:c="2"/>nếu có ghi thì đã không mua). nếu ban đầu là thế thì nên ghi rõ ràng, công bố sản phẩm bảo hành 1 năm nhưng thông tin đầu phun mực bảo hành 3 tháng thì không công bố. máy in mà bảo hành 3 tháng ai mà mua <text:s text:c="2"/>máy in kém chất lượng, xài chưa đến 1 năm đã hư đầu phun mực. <text:s text:c="2"/>tiki không giải quyết. khuyến cáo không nên mua sản phẩm</text:p>
          </table:table-cell>
          <table:table-cell/>
        </table:table-row>
        <table:table-row table:style-name="ro4">
          <table:table-cell office:value-type="string" calcext:value-type="string">
            <text:p>tôi mua sản phẩm này về kết nối không ổn định, điện thoại kết nối vào được nhưng chỉ một máy, máy tính không kết được. không biết có hỗ trợ đổi lại sản phẩm để kiểm tra hay không?</text:p>
          </table:table-cell>
          <table:table-cell/>
        </table:table-row>
        <table:table-row table:style-name="ro4">
          <table:table-cell office:value-type="string" calcext:value-type="string">
            <text:p>tôi mua sp vào 15/12, đến 05/01 lỗi không kết nối được với điện thoại, 07/01 tiki tới nhận hàng về bảo hành, cũng không nói bao giờ xong. tôi gọi lên hỏi thì báo tới 23/01 mới bảo hành xong. một chiếc vòng đeo tay đơn giản mà bảo hành tới 16 ngày, cũng những sp phức tạp hơn thì không biết bảo hành trong bao lâu!!!</text:p>
          </table:table-cell>
          <table:table-cell/>
        </table:table-row>
        <table:table-row table:style-name="ro1">
          <table:table-cell office:value-type="string" calcext:value-type="string">
            <text:p>tôi mua tai nghe bluetooth chứ mua cái vỏ để làm gì hả số sohp...</text:p>
          </table:table-cell>
          <table:table-cell/>
        </table:table-row>
        <table:table-row table:style-name="ro4">
          <table:table-cell office:value-type="string" calcext:value-type="string">
            <text:p>tôi mua thẻ sd dùng cho camera gia đình. hàng đến tay, mở hộp thì thấy có hiện tượng trên. thẻ lắp vào camera &gt;&gt; bị yêu cầu phải format trước khi sử dụng. tôi nghi ngờ shop bán thẻ đã qua sử dụng. rất không hài lòng!!!</text:p>
          </table:table-cell>
          <table:table-cell/>
        </table:table-row>
        <table:table-row table:style-name="ro4">
          <table:table-cell office:value-type="string" calcext:value-type="string">
            <text:p>tôi mua thường xuyên mua hàng trên tiki <text:s/>nhưng lần này tôi thật vọng vô cùng <text:s/>máy mới mua về <text:s/>lắp sim vào thì ko nhận đc sim ko biết đây có phải là hàng giả hay ko tôi yêu đổi trả hàng</text:p>
          </table:table-cell>
          <table:table-cell/>
        </table:table-row>
        <table:table-row table:style-name="ro1">
          <table:table-cell office:value-type="string" calcext:value-type="string">
            <text:p>tôi mua từ tháng 10/2018. nay là ngày 28/2/2019 mới được mấy tháng đã liệt mấy phím. liên hệ bảo hành qua tiki mà không được phản hồi gì. chán</text:p>
          </table:table-cell>
          <table:table-cell/>
        </table:table-row>
        <table:table-row table:style-name="ro1">
          <table:table-cell office:value-type="string" calcext:value-type="string">
            <text:p>tôi mua về dc 2 ngày hư 1 bên tai k nghe dc,làm ăn kì z</text:p>
          </table:table-cell>
          <table:table-cell/>
        </table:table-row>
        <table:table-row table:style-name="ro1">
          <table:table-cell office:value-type="string" calcext:value-type="string">
            <text:p>tôi mua về mà chân ram đen hết, gắn vào máy vẫn nhận được nên làm biếng đổi trả</text:p>
          </table:table-cell>
          <table:table-cell/>
        </table:table-row>
        <table:table-row table:style-name="ro1">
          <table:table-cell office:value-type="string" calcext:value-type="string">
            <text:p>tôi mua về nhưng không kết nối dc. các bạn đừng mua loại này nha đồ đểu đó</text:p>
          </table:table-cell>
          <table:table-cell/>
        </table:table-row>
        <table:table-row table:style-name="ro1">
          <table:table-cell office:value-type="string" calcext:value-type="string">
            <text:p>tôi mua về xài chập chờn lúc được lúc không. hoàn toàn thất vọng.</text:p>
          </table:table-cell>
          <table:table-cell/>
        </table:table-row>
        <table:table-row table:style-name="ro1">
          <table:table-cell office:value-type="string" calcext:value-type="string">
            <text:p>tôi mua vòng màu xanh k vừa cái mi band 4. trong khi 2 sp còn lại thì vừa</text:p>
          </table:table-cell>
          <table:table-cell/>
        </table:table-row>
        <table:table-row table:style-name="ro1">
          <table:table-cell office:value-type="string" calcext:value-type="string">
            <text:p>tôi mún trả lại hàng vì không nghe đc</text:p>
          </table:table-cell>
          <table:table-cell/>
        </table:table-row>
        <table:table-row table:style-name="ro1">
          <table:table-cell office:value-type="string" calcext:value-type="string">
            <text:p>tôi muốn bảo hành vì usb không nhận thì làm như thế nào vậy tiki</text:p>
          </table:table-cell>
          <table:table-cell/>
        </table:table-row>
        <table:table-row table:style-name="ro1">
          <table:table-cell office:value-type="string" calcext:value-type="string">
            <text:p>toi muon doi hang ,bo nay ko co song,doi hang bang cach nao</text:p>
          </table:table-cell>
          <table:table-cell/>
        </table:table-row>
        <table:table-row table:style-name="ro1">
          <table:table-cell office:value-type="string" calcext:value-type="string">
            <text:p>tôi muốn đổi hàng. do khi nhận tôi vó việc đi gấp nên k kt về mới thấy giao nhầm ip7.</text:p>
          </table:table-cell>
          <table:table-cell/>
        </table:table-row>
        <table:table-row table:style-name="ro1">
          <table:table-cell office:value-type="string" calcext:value-type="string">
            <text:p>tôi muốn đổi hộ khác trong thời gian sớm nhất. đừng để khách hàng mất lòng tin</text:p>
          </table:table-cell>
          <table:table-cell/>
        </table:table-row>
        <table:table-row table:style-name="ro1">
          <table:table-cell office:value-type="string" calcext:value-type="string">
            <text:p>tôi muốn đổi lại sản phẩm mới, cái này bắt sóng kém lắm, có lúc còn không kết nối được <text:s/>wifi</text:p>
          </table:table-cell>
          <table:table-cell/>
        </table:table-row>
        <table:table-row table:style-name="ro1">
          <table:table-cell office:value-type="string" calcext:value-type="string">
            <text:p>tôi muốn được bảo hành. làm ơn cho tôi biết chỗ bảo hành</text:p>
          </table:table-cell>
          <table:table-cell/>
        </table:table-row>
        <table:table-row table:style-name="ro1">
          <table:table-cell office:value-type="string" calcext:value-type="string">
            <text:p>tôi muốn trả hàng vì không sạc được <text:s text:c="14"/></text:p>
          </table:table-cell>
          <table:table-cell/>
        </table:table-row>
        <table:table-row table:style-name="ro1">
          <table:table-cell office:value-type="string" calcext:value-type="string">
            <text:p>tôi muốn trả hàng vì sản phẩm lọ...ko vào được mạng tia nào.....</text:p>
          </table:table-cell>
          <table:table-cell/>
        </table:table-row>
        <table:table-row table:style-name="ro4">
          <table:table-cell office:value-type="string" calcext:value-type="string">
            <text:p>tôi nạp tiền 120k để sử dụng lần đầu, tháng thứ 2 nộp tiếp 120k thì sử dụng được khoảng 10 ngày, hiện tại thì không sử dụng được nữa và bắt nộp tiền dù mới sử dụng được 10 ngày của chu kỳ tháng thứ 2. <text:s/>tôi có thể đổi trả hoặc bên đơn vị bán khắc phục cho tôi được không?</text:p>
          </table:table-cell>
          <table:table-cell/>
        </table:table-row>
        <table:table-row table:style-name="ro4">
          <table:table-cell office:value-type="string" calcext:value-type="string">
            <text:p>tôi nhận chuột về thì thấy chuột đã được khui ra, với lý do kiểm tra chuột trước khi giao thì tôi thấy vẫn ok, nhưng tại sao về tôi chưa xài thì những miếng đệm ở dưới đã trầy hết. kiểm tra chuột thoi thì có phải trầy như vậy không. sđt của tôi: 0120 4994 888, tôi nghĩ nhà bán nên gọi lại giải thích cho tôi được rõ.</text:p>
          </table:table-cell>
          <table:table-cell/>
        </table:table-row>
        <table:table-row table:style-name="ro4">
          <table:table-cell office:value-type="string" calcext:value-type="string">
            <text:p>tôi nhận đc hàng chỉ có mỗi cái râu, có 80k mà bên tiki giải quyết rườm rà giải thích k hiểu gì luôn, các bạn mua hàng nên cân nhắc, cái gì mua đc bên ngoài thì mua tôi thì tôi sợ tiki luôn rồi</text:p>
          </table:table-cell>
          <table:table-cell/>
        </table:table-row>
        <table:table-row table:style-name="ro4">
          <table:table-cell office:value-type="string" calcext:value-type="string">
            <text:p>tôi nhận đc sản phẩm ko active được. khi liên hệ với amazon thì họ báo thiết bị mà tôi nhận đc là thiết bị đã bị đánh cắp, nên họ khoá, và amazon sẽ ko hỗ trợ mở khoá cho trường hợp này. ko biết tiki có hỗ trợ tôi đổi sang thiết bị khác không.</text:p>
          </table:table-cell>
          <table:table-cell/>
        </table:table-row>
        <table:table-row table:style-name="ro1">
          <table:table-cell office:value-type="string" calcext:value-type="string">
            <text:p>tôi nhận được hàng mở ra thì thấy logo bị nhoà, như là viết bằng bút xoá bị tẩy đi vậy. tôi muốn đổi sản phẩm khác có được không?</text:p>
          </table:table-cell>
          <table:table-cell/>
        </table:table-row>
        <table:table-row table:style-name="ro1">
          <table:table-cell office:value-type="string" calcext:value-type="string">
            <text:p>tôi nhận được sản phẩm là cat5e hoàn toàn không đúng mô tả sản phẩm là cat6. sản phẩm không đáp ứng được nhu cầu sử dụng, mong tiki sớm đổi lại sản phẩm khác.</text:p>
          </table:table-cell>
          <table:table-cell/>
        </table:table-row>
        <table:table-row table:style-name="ro1">
          <table:table-cell office:value-type="string" calcext:value-type="string">
            <text:p>tôi nhận hàng cũng bị thiếu 1 cục mesh, trong khi 3 cái nguồn. <text:s/>tôi gọi lên tiki và được hoàn tiền do tôi đang cần gấp.</text:p>
          </table:table-cell>
          <table:table-cell/>
        </table:table-row>
        <table:table-row table:style-name="ro1" table:visibility="filter">
          <table:table-cell office:value-type="string" calcext:value-type="string">
            <text:p>tôi nhận hàng cũng bị thiếu 1 cục mesh, trong khi 3 cái nguồn. <text:s/>tôi gọi lên tiki và được hoàn tiền do tôi đang cần gấp.</text:p>
          </table:table-cell>
          <table:table-cell/>
        </table:table-row>
        <table:table-row table:style-name="ro3">
          <table:table-cell office:value-type="string" calcext:value-type="string">
            <text:p>tôi nhận hàng hôm thứ 3, tôi tin tưởng tiki hôm nay mới kiểm tra hàng, hàng đã có ai đó mở ra xem vì có vết ở dao rạch, không biết đây có phải là cách tiki test hàng trước khi gửi cho khách không nữa, tôi đang băn khoăn không biết có nên mở ra thay vào máy hay thế nào, lỡ mua rồi đổi không biết được không, giờ thay thì mang tiếng bóc ra dùng mới nói. moi người đề ý, đề phòng nhé</text:p>
          </table:table-cell>
          <table:table-cell/>
        </table:table-row>
        <table:table-row table:style-name="ro4">
          <table:table-cell office:value-type="string" calcext:value-type="string">
            <text:p>tôi nhận hàng sáng nay, ko để ý, chiều mới mở ra bỏ vô máy tính thì máy bị treo, không thể sử dụng được. đề nghị tiki liên hệ tôi xử lý gấp. đúng là chừa mấy cái đồ giảm giá, đã xem kỹ là tikitrading rồi mới đặt mua, ai dè bị liền.</text:p>
          </table:table-cell>
          <table:table-cell/>
        </table:table-row>
        <table:table-row table:style-name="ro4">
          <table:table-cell office:value-type="string" calcext:value-type="string">
            <text:p>tôi nhận hàng từ tuần trước nhưng ko thời mở ra, hôm qua mới mở ra sử dụng thì phát hiện chuột không có cổng usb giao tiếp. đề nghị tiki hỗ trợ liên hệ tới nhà cũng cấp và giao bổ sung. cảm ơn</text:p>
          </table:table-cell>
          <table:table-cell/>
        </table:table-row>
        <table:table-row table:style-name="ro4">
          <table:table-cell office:value-type="string" calcext:value-type="string">
            <text:p>tôi nhận hàng vào 22/7. đến thời điểm này vẫn chưa nhận được hoá đơn. dù tiki ghi là trong vòng 14 ngày. tôi nghĩ chỉ có xuất hoá đơn mà mất đến hơn 14 ngày, chưa kể thời gian chờ từ lúc đặt hàng đến khi nhận hàng cũng mất 4 5 ngày nữa. tôi gửi phản hồi 2 lần nhưng vẫn chưa nhận được thông tin khi nào sẽ có hoá đơn.</text:p>
          </table:table-cell>
          <table:table-cell/>
        </table:table-row>
        <table:table-row table:style-name="ro9">
          <table:table-cell office:value-type="string" calcext:value-type="string">
            <text:p>tôi nhận hàng vào ngày 28.8, sử dụng đc 5 ngày thì thấy bút spen rất chập chờn, ko kết nối được với máy. chiều nay bút tiếp tục không kết nối được, tôi mang ra trung tâm chăm sóc khách hàng của samsung để kiểm tra thì họ xác nhận bút bị hư. tuy nhiên, khi liên lạc tiki yêu cầu thu hồi sản phẩm thì tiki lại yêu cầu đưa tiki test máy 7 ngày rồi mới quyết định xử lý khiếu nại. tôi không đồng ý đưa máy tiki test đến 7 ngày, chính sách tiki là đổi trả trong vòng 7 ngày sử dụng nếu máy lỗi. vì vậy, tiki hãy xem những bằng chứng máy hư trên hình và điện thoại cho trung tâm cskh samsung (35 nguyễn thị thập, kỹ thuật viên quầy 2) hoặc trích xuất camera ở đó nếu cần chứng minh thông tin tôi cung cấp là thật, và xử lý thu hồi hoàn tiền cho tôi.</text:p>
          </table:table-cell>
          <table:table-cell/>
        </table:table-row>
        <table:table-row table:style-name="ro4">
          <table:table-cell office:value-type="string" calcext:value-type="string">
            <text:p>tôi nhận hàng với tình trạng seal không nguyên vẹn, đã bị mở. cục phát wifi thì bị dính 1 cọng tóc ở giữa khe. cho tôi hỏi bạn bán đồ mới hay secondhand ạ? tôi muốn được giảm giá cho hàng tôi đã nhận vì tôi không có thời gian để gói và trả hàng.</text:p>
          </table:table-cell>
          <table:table-cell/>
        </table:table-row>
        <table:table-row table:style-name="ro4">
          <table:table-cell office:value-type="string" calcext:value-type="string">
            <text:p>tôi nhận sạc hôm 3/2/2020 khi đã sạc đầy cục và cắm vô điện thoại thì đèn báo pin trong sạc không sáng, và chỉ sạc được chưa đến 1 phút pin tự động ngắt sạc với điện thoại. vậy làm sao để tôi được đổi trả sản phẩm ?</text:p>
          </table:table-cell>
          <table:table-cell/>
        </table:table-row>
        <table:table-row table:style-name="ro1">
          <table:table-cell office:value-type="string" calcext:value-type="string">
            <text:p>tôi nhận sản phẩm này về cắm theo hướng dẫn mà k nghe đc loa ngoài luôn. tôi cần hỗ trợ hoặc đổi trả sản phẩm này. rất mất thời gian</text:p>
          </table:table-cell>
          <table:table-cell/>
        </table:table-row>
        <table:table-row table:style-name="ro7">
          <table:table-cell office:value-type="string" calcext:value-type="string">
            <text:p>tôi nhận tai nghe bị không có âm thanh tai trái đã liên hệ với tiki yêu cầu đổi trả/bảo hành ngay trong ngày và tổng đài tiki hẹn tôi sẽ trả lời tôi trong 3 ngày. nhưng 3 ngày sau bên tiki không thông báo gì nên tôi gọi tổng đài lại nhận được câu trả lời sản phẩm của chị đã được gửi đến trung tâm bảo hành, việc bảo hành sẽ diễn ra khoảng 20 21 ngày gì đó mình cũng không nhớ rõ. tại sao sản phẩm của tôi trong thời gian đổi mới mà lại phải chờ bảo hành như vậy hả tiki? khi mua hàng tôi đã chọn tiki trading với mong muốn nhận được trải nghiệm tốt hơn về dịch vụ mà sao có thể trả lời vớ vẩn như vậy. trong khi các nhận xét đánh giá chất lượng dịch vụ thì lúc nào cũng vào trả lời ghi nhận và xin lỗi, rồi thì cố gắng cải thiện. các bạn trả lời cho vui vậy thôi, chứ có cải thiện gì đâu, các khách hàng mua hàng về sau vẫn gặp phải các vấn đề y chang. tôi rất không hài lòng. và mong nhận được câu trả lời sớm từ tiki.</text:p>
          </table:table-cell>
          <table:table-cell/>
        </table:table-row>
        <table:table-row table:style-name="ro1">
          <table:table-cell office:value-type="string" calcext:value-type="string">
            <text:p>tôi nhập mã kích hoạt nhưng bị thông báo không hợp lệ. đề nghị tiki phản hồi cho hướng xử lý</text:p>
          </table:table-cell>
          <table:table-cell/>
        </table:table-row>
        <table:table-row table:style-name="ro4">
          <table:table-cell office:value-type="string" calcext:value-type="string">
            <text:p>tôi order chuột không dây logitech m238 marvel collection <text:s text:c="2"/>captain america <text:s text:c="2"/>hàng chính hãng. nhưng tiki giao là chuột không dây logitech m238 marvel collection <text:s text:c="2"/>hàng chính hãng. chênh lệch 6000đ, tiki có trả lại cho tôi ko?</text:p>
          </table:table-cell>
          <table:table-cell/>
        </table:table-row>
        <table:table-row table:style-name="ro4">
          <table:table-cell office:value-type="string" calcext:value-type="string">
            <text:p>tôi rất bức xúc và không hài lòng vì tiki đã giao hàng cũ cho tôi. tôi vừa bóc hộp mà thấy 4 đệm cao su phía dưới đã trầy xước và mòn hết cả. tôi sẽ không mua tiki lần nào nữa.</text:p>
          </table:table-cell>
          <table:table-cell/>
        </table:table-row>
        <table:table-row table:style-name="ro4" table:visibility="filter">
          <table:table-cell office:value-type="string" calcext:value-type="string">
            <text:p>tôi rất bức xúc và không hài lòng vì tiki đã giao hàng cũ cho tôi. tôi vừa bóc hộp mà thấy 4 đệm cao su phía dưới đã trầy xước và mòn hết cả. tôi sẽ không mua tiki lần nào nữa.</text:p>
          </table:table-cell>
          <table:table-cell/>
        </table:table-row>
        <table:table-row table:style-name="ro1">
          <table:table-cell office:value-type="string" calcext:value-type="string">
            <text:p>tôi rất hài lòng với con chuột và vô cùng ko hài lòng với cách các bạn giao hàng cho tôi, trễ hơn so với ngàu dự kiến 4 ngày, tôi phải gọi vào tổng đài nhiều lần.</text:p>
          </table:table-cell>
          <table:table-cell/>
        </table:table-row>
        <table:table-row table:style-name="ro3">
          <table:table-cell office:value-type="string" calcext:value-type="string">
            <text:p>tôi rất không hài lòng tôi đăng ký mua hàng vào ngày 18/9/2020 khi nhận được hàng, kiểm tra ngày kích hoạt thì đã được kích hoạt từ tháng 2/2019. như vậy đã mất đi 7 tháng, chỉ còn sử dụng được 5 tháng. tiki có gửi email dự kiến giao hàng ngày 22/9 &gt;23/9. nhưng sáng 19/9 đã nhận được hàng. phải chăng bộ phận giao nhận đã lấy sản phẩm tồn kho có sẵn để thay thế? nên mới giao hàng nhanh hơn dự kiến?</text:p>
          </table:table-cell>
          <table:table-cell/>
        </table:table-row>
        <table:table-row table:style-name="ro1">
          <table:table-cell office:value-type="string" calcext:value-type="string">
            <text:p>tôi sử dụng sản phẩm được hơn 1 tháng. h bị hư không kết nối được. liên hệ bảo hành như thế nào</text:p>
          </table:table-cell>
          <table:table-cell/>
        </table:table-row>
        <table:table-row table:style-name="ro1">
          <table:table-cell office:value-type="string" calcext:value-type="string">
            <text:p>tồi tệ vì viết nhiều lần nhận xét mà không gửi đi được</text:p>
          </table:table-cell>
          <table:table-cell/>
        </table:table-row>
        <table:table-row table:style-name="ro1">
          <table:table-cell office:value-type="string" calcext:value-type="string">
            <text:p>tôi thật sự ko hài lòng về sp <text:s/>hàng giao mẫu đúng như hình, về dùng thì chỉ nghe dc 1 loa làm ăn kiểu gì hay zay thật sự ko hài lòng</text:p>
          </table:table-cell>
          <table:table-cell/>
        </table:table-row>
        <table:table-row table:style-name="ro4">
          <table:table-cell office:value-type="string" calcext:value-type="string">
            <text:p>tôi thấy sản phẩm khác xa với ảnh, mã thì hiển nhiên đúng, khi nhận hàng không đúng ảnh tôi nhìn kỹ trên ảnh thì là mã khác. bán hàng kiểu này là treo đầu dê bán thịt chuột. tôi cần 1 lời giải thích hoặc cho tôi trả lại hàng</text:p>
          </table:table-cell>
          <table:table-cell/>
        </table:table-row>
        <table:table-row table:style-name="ro4">
          <table:table-cell office:value-type="string" calcext:value-type="string">
            <text:p>tôi thấy thất vọng. tôi vừa nhận hàng ngày 23 tháng 01. tối dùng thử và bị lỗi không sao chép được. đang gọi nhờ tiki hỗ trợ nhanh nhất có thể. tôi đau ở chỗ là dữ liệu đang trong ổ và giờ xem như đã mất!.</text:p>
          </table:table-cell>
          <table:table-cell/>
        </table:table-row>
        <table:table-row table:style-name="ro1">
          <table:table-cell office:value-type="string" calcext:value-type="string">
            <text:p>tôi thấy việc hỗ trợ của cả tiki và bên bán đều rất tệ.</text:p>
          </table:table-cell>
          <table:table-cell/>
        </table:table-row>
        <table:table-row table:style-name="ro1">
          <table:table-cell office:value-type="string" calcext:value-type="string">
            <text:p>tôi tưởng <text:s/>là <text:s/>tai nghe <text:s/>chứ <text:s/>ai dè <text:s/>là bao để <text:s/>tai nghe sao</text:p>
          </table:table-cell>
          <table:table-cell/>
        </table:table-row>
        <table:table-row table:style-name="ro2">
          <table:table-cell office:value-type="string" calcext:value-type="string">
            <text:p>tôi viết nhận xét này sau gần 2 tuần chờ đợi tiki xử lý sự cố mất hàng của khách. <text:s text:c="2"/>ngày 23/5 tôi nhận được hàng còn nguyên kiện, khi mở ra thì bên trong chỉ có chiếc hộp rỗng, tôi gọi ngay cho bộ phận cskh của tiki. <text:s text:c="2"/>tới 4 ngày sau, 26/5 mới nhận được email phản hồi đang xác minh các bp liên quan. tôi đã cung cấp hình ảnh và trích xuất camera chứng minh quá trình khui hàng không có sp bên trong. nhưng tới giờ đã gần 2 tuần vẫn chưa thấy động thái nào từ tiki, không thấy phản hồi phương án xử lý bù hàng hay hoàn tiền cho khách, cứ im lặng và để khách hàng chờ đợi trong lo lắng...</text:p>
          </table:table-cell>
          <table:table-cell/>
        </table:table-row>
        <table:table-row table:style-name="ro4">
          <table:table-cell office:value-type="string" calcext:value-type="string">
            <text:p>tôi vừa được giao hàng chiều nay, hộp thì ko full box, dán 2 cái băng dính nhỏ, ko có sách hướng dẫn đi kèm, tệ nhất là chỉ có 2/3 bộ phát, tôi đã gọi hotline hỗ trợ của tiki nhưng vẫn chưa được phản hồi phương án xử lý, giờ chả biết các bạn giải quyết cho tôi kiểu gì đây, tự dưng rước bực vào người</text:p>
          </table:table-cell>
          <table:table-cell/>
        </table:table-row>
        <table:table-row table:style-name="ro4">
          <table:table-cell office:value-type="string" calcext:value-type="string">
            <text:p>tôi vừa mua cho con tôi mở ra cài đặt những dảy cảm ứng sát màn hình ko thể bấm đc. cảm ứng rất kém, nói chung là muốn cài đặt lại nhưng ko thể bấm đc vì cảm màn hình cảm ứng quá tệ, thất vọng cho kiểu làm ăn này</text:p>
          </table:table-cell>
          <table:table-cell/>
        </table:table-row>
        <table:table-row table:style-name="ro1">
          <table:table-cell office:value-type="string" calcext:value-type="string">
            <text:p>tôi vừa mua giao xong 3 chiếc ngày hôm sau định mua thêm nữa thì giá tăng 30 ngàn! thực sự quá vô lí</text:p>
          </table:table-cell>
          <table:table-cell/>
        </table:table-row>
        <table:table-row table:style-name="ro1">
          <table:table-cell office:value-type="string" calcext:value-type="string">
            <text:p>tôi vừa mua ngày 24/03/2019 <text:s/>đến nay được 1 tháng vài ngày mà đã bị tình trạng double click rồi, không thể hiểu nổi</text:p>
          </table:table-cell>
          <table:table-cell/>
        </table:table-row>
        <table:table-row table:style-name="ro1">
          <table:table-cell office:value-type="string" calcext:value-type="string">
            <text:p>tôi vừa mua về đã bị hỏng 1 bên, gửi đi bảo hành cả tháng nay vẫn chưa nhận được hàng.</text:p>
          </table:table-cell>
          <table:table-cell/>
        </table:table-row>
        <table:table-row table:style-name="ro1">
          <table:table-cell office:value-type="string" calcext:value-type="string">
            <text:p>tôi vừa mua về lúc sáng nay mở được 1 lần và nó tự tắt nguồn <text:s/>không mỡ lên được nữa mặc dù tôi đã sạc pin. mong tiki đổi lại giúp tôi</text:p>
          </table:table-cell>
          <table:table-cell/>
        </table:table-row>
        <table:table-row table:style-name="ro1">
          <table:table-cell office:value-type="string" calcext:value-type="string">
            <text:p>tôi vừa mua về sản phẩm đã hỏng 1 chân để kê,lại lỗi đánh chữ tùm lum tùm la</text:p>
          </table:table-cell>
          <table:table-cell/>
        </table:table-row>
        <table:table-row table:style-name="ro4">
          <table:table-cell office:value-type="string" calcext:value-type="string">
            <text:p>tôi vua nhận dc hàng tôi rất không hài lòng về sp ,nút bấm nguồn lỏng lẻo nhu muốn rơi ra ,nút nguồn bấm k nên nguồn nữa.tôi k hai lòng về sp về ti ki .hàng bị lỗi thì k nên bán ra ngoài ,tôi mong tiki cho ng vè đổi <text:s/>sp khac cho tôi</text:p>
          </table:table-cell>
          <table:table-cell/>
        </table:table-row>
        <table:table-row table:style-name="ro1">
          <table:table-cell office:value-type="string" calcext:value-type="string">
            <text:p>tôi vừa nhận đồng hồ và tiến hành cài đặt nhưng máy yêu cầu bên bán ủy quyền sở hữu thiết bị cho tôi khi đó mới cài đặt được, tôi phải làm sao?</text:p>
          </table:table-cell>
          <table:table-cell/>
        </table:table-row>
        <table:table-row table:style-name="ro1">
          <table:table-cell office:value-type="string" calcext:value-type="string">
            <text:p>tôi vừa nhận được đồng hồ nhưng <text:s/>máy không lên, sạc điện rồi cũng k được. vui lòng đổi hàng được không shop.</text:p>
          </table:table-cell>
          <table:table-cell/>
        </table:table-row>
        <table:table-row table:style-name="ro4">
          <table:table-cell office:value-type="string" calcext:value-type="string">
            <text:p>tôi vừa nhận hàng kiểm tra thì thấy hàng như đã qua sử dụng vì trên sản phẩm có nhiều dấu vân tay lau không đi, ngoài ra test copy thử thì tốc độ rất chậm, có lúc 2mb/s trong khi quảng cáo là 110mb/s. kiểm tra mã serri trên trang web của wd thì không thấy ghi thời gian bảo hành.</text:p>
          </table:table-cell>
          <table:table-cell/>
        </table:table-row>
        <table:table-row table:style-name="ro4">
          <table:table-cell office:value-type="string" calcext:value-type="string">
            <text:p>tôi vừa nhận hàng mở ra đã thấy tem seal bị mở, bật sao cũng không lên nguồn, cắm sạc cũng không lên, gọi tổng đài thì nv nói sẽ có người liên hệ hỗ trợ nhưng chưa thấy ai gọi, không vui vô cùng, rất háo hức nhận hàng mà mở ra thất vọng kinh khủng, tôi muốn trả hàng</text:p>
          </table:table-cell>
          <table:table-cell/>
        </table:table-row>
        <table:table-row table:style-name="ro1">
          <table:table-cell office:value-type="string" calcext:value-type="string">
            <text:p>tôi vừa nhận hàng nhưng tốc độ ghi chậm quá. có 5 6m/s. quá thất vọng. mong shop nhanh chóng liên hệ để đổi/trả hàng giúp mình</text:p>
          </table:table-cell>
          <table:table-cell/>
        </table:table-row>
        <table:table-row table:style-name="ro1">
          <table:table-cell office:value-type="string" calcext:value-type="string">
            <text:p>tôi vừa nhận sản phẩm này ngày 20/07. khi cắm sản phẩm vào ổ điện không thấy lên đèn tín hiệu nên không thể tiếp tục cài đặt sản phẩm trên app để sử dụng.</text:p>
          </table:table-cell>
          <table:table-cell/>
        </table:table-row>
        <table:table-row table:style-name="ro1" table:visibility="filter">
          <table:table-cell office:value-type="string" calcext:value-type="string">
            <text:p>tôi vừa nhận sản phẩm này ngày 20/07. khi cắm sản phẩm vào ổ điện không thấy lên đèn tín hiệu nên không thể tiếp tục cài đặt sản phẩm trên app để sử dụng.</text:p>
          </table:table-cell>
          <table:table-cell/>
        </table:table-row>
        <table:table-row table:style-name="ro1">
          <table:table-cell office:value-type="string" calcext:value-type="string">
            <text:p>tôi xài vài ngày đầu vẫn sạc nhanh bình thường nhưng đến hôm nay bỗng nhiên bị mất sạc nhanh và sạc điện thoại khá chậm. mong tiki liên lạc sớm để tôi gửi sửa chữa</text:p>
          </table:table-cell>
          <table:table-cell/>
        </table:table-row>
        <table:table-row table:style-name="ro3">
          <table:table-cell office:value-type="string" calcext:value-type="string">
            <text:p>tôi xin đc phản hồi về sản phẩm này, xin tiki xem xét lại. sim tôi đang sử dụng đã mua giống như sim, thực sự là không đúng như quảng cáo, vì đại lý và nhà mạng muốn ăn cướp khách hàng, sau khi dùng hết 4gb thì trở về tốc độ chỉ 30kb/s thôi chứ không phải là 128kb/s. họ đang dùng chiếu trò để lừa bịp khách hàng. mong tiki xem xét lại xin cảm ơn</text:p>
          </table:table-cell>
          <table:table-cell/>
        </table:table-row>
        <table:table-row table:style-name="ro1">
          <table:table-cell office:value-type="string" calcext:value-type="string">
            <text:p>tolsen store bán hàng không chất lượng, hàng trung quốc không thương hiệu nhưng lại ghi thương hiệu việt nam. lắp sim lúc nhận lúc không, yêu cầu trả hàng hoàn tiền</text:p>
          </table:table-cell>
          <table:table-cell/>
        </table:table-row>
        <table:table-row table:style-name="ro1">
          <table:table-cell office:value-type="string" calcext:value-type="string">
            <text:p>tốn 29.000 tikinow mà đến 4 ngày mới nhận dc hàng, tẩy chay luôn tiki</text:p>
          </table:table-cell>
          <table:table-cell/>
        </table:table-row>
        <table:table-row table:style-name="ro1">
          <table:table-cell office:value-type="string" calcext:value-type="string">
            <text:p>tốn gần 2 triệu để nhận được một ổ cứng bị lỗi, check health chỉ còn có 2%, bao bì có dấu hiệu bị can thiệp đưa hàng cũ, không phải hàng mới.</text:p>
          </table:table-cell>
          <table:table-cell/>
        </table:table-row>
        <table:table-row table:style-name="ro1">
          <table:table-cell office:value-type="string" calcext:value-type="string">
            <text:p>tốt giao hàng nhanh trong vòng 6 giờ</text:p>
          </table:table-cell>
          <table:table-cell/>
        </table:table-row>
        <table:table-row table:style-name="ro1">
          <table:table-cell office:value-type="string" calcext:value-type="string">
            <text:p>trả hàng k cái đc win....</text:p>
          </table:table-cell>
          <table:table-cell/>
        </table:table-row>
        <table:table-row table:style-name="ro1">
          <table:table-cell office:value-type="string" calcext:value-type="string">
            <text:p>trả hàng lỗi 1 tuần rồi mà bên liti ko gửi hàng cho mình là sa0</text:p>
          </table:table-cell>
          <table:table-cell/>
        </table:table-row>
        <table:table-row table:style-name="ro4">
          <table:table-cell office:value-type="string" calcext:value-type="string">
            <text:p>trả tiền trc mà ship mất hơn 1 tuần. dùng đc 1 tháng thì thỉnh thoảng bị đơ, di chuột, nhấn chuột , tắt đi bật lại cũng ko tháy phản hồi gì, tắt để nguyên ngày lại thấy sủq dụng bt. thế này thì tôi biết gửi bảo hành làm sao</text:p>
          </table:table-cell>
          <table:table-cell/>
        </table:table-row>
        <table:table-row table:style-name="ro4" table:visibility="filter">
          <table:table-cell office:value-type="string" calcext:value-type="string">
            <text:p>trả tiền trc mà ship mất hơn 1 tuần. dùng đc 1 tháng thì thỉnh thoảng bị đơ, di chuột, nhấn chuột , tắt đi bật lại cũng ko tháy phản hồi gì, tắt để nguyên ngày lại thấy sủq dụng bt. thế này thì tôi biết gửi bảo hành làm sao</text:p>
          </table:table-cell>
          <table:table-cell/>
        </table:table-row>
        <table:table-row table:style-name="ro3">
          <table:table-cell office:value-type="string" calcext:value-type="string">
            <text:p>trải nghiệm ban đầu khá tốt, phím bấm nhẹ, ko có âm thanh phát ra, đầm tay. tuy nhiên, tính chất công việc của mình thường ngồi máy tính làm việc, sử dụng được 1 tháng cảm giác tay đau kinh khủng, sau khi đổi chuột khác, nhẹ hơn sử dụng thì tay ko thấy đau nữa. chính vì vậy, mình nghĩ chuột này gây đau tay, kèm theo đó là tính năng logitech flow (chuyển file giữa 2 máy tính) cực kỳ cùi bắp, ko xứng đáng vs tiền đã mua</text:p>
          </table:table-cell>
          <table:table-cell/>
        </table:table-row>
        <table:table-row table:style-name="ro1">
          <table:table-cell office:value-type="string" calcext:value-type="string">
            <text:p>trên app ghi là dây type c, mà lúc nhận hàng lại là micro usb</text:p>
          </table:table-cell>
          <table:table-cell/>
        </table:table-row>
        <table:table-row table:style-name="ro1">
          <table:table-cell office:value-type="string" calcext:value-type="string">
            <text:p>trên bao bì thì ghi usb 3.1/3.0/2.0 mà khi cho vào cổng 3.1 lại không vừa. lần trước mua 1 cái cũng bị y như vậy. đây là lần cuối mua trên tiki, toàn lừa đảo.</text:p>
          </table:table-cell>
          <table:table-cell/>
        </table:table-row>
        <table:table-row table:style-name="ro1">
          <table:table-cell office:value-type="string" calcext:value-type="string">
            <text:p>trên bill ghi cat6 mà lúc giao lại cat5? như vậy có phải lừa dối khách hàng?</text:p>
          </table:table-cell>
          <table:table-cell/>
        </table:table-row>
        <table:table-row table:style-name="ro1">
          <table:table-cell office:value-type="string" calcext:value-type="string">
            <text:p>trên hình minh họa thì thấy có mà khi mình nhận được hàng thì chỉ có sạc chứ k có dây cắm nguồn. hơi thất vọng.</text:p>
          </table:table-cell>
          <table:table-cell/>
        </table:table-row>
        <table:table-row table:style-name="ro4">
          <table:table-cell office:value-type="string" calcext:value-type="string">
            <text:p>trên hộp mô tả là hỗ trợ sạc nhanh nhưng khi đưa vào sử dụng thì không hề thể hiện chức năng đó. gọi điện lên tổng đài hỗ trợ thì chỉ nói là tiki không mô tả trên web bán hàng và do đã cắm vào test thử được xem là xài rồi nên không cho trả lại. quá thất vọng với sản phẩm cũng như cách giải thích và hỗ trợ của nhân viên tổng đài.</text:p>
          </table:table-cell>
          <table:table-cell/>
        </table:table-row>
        <table:table-row table:style-name="ro1">
          <table:table-cell office:value-type="string" calcext:value-type="string">
            <text:p>trên này đăng là usb 3.0 nhưng thực chất là 2.0 thôi, tốc độ đọc ghi rất thấp..!</text:p>
          </table:table-cell>
          <table:table-cell/>
        </table:table-row>
        <table:table-row table:style-name="ro3">
          <table:table-cell office:value-type="string" calcext:value-type="string">
            <text:p>trên tiki chỉ đăng ảnh mầu xanh và hồng nên tôi mới đặt mua cho con gái. dù có ghi chú giao màu ngẫu nhiên nhưng do chỉ đăng 2 mầu nên nghĩ xanh cũng được hồng cũng được, cuối cùng giao màu đen. thất vọng với cách bán hàng gần như lừa khách vậy. màu ngẫu nhiên thì đăng lên cho đủ các màu sẵn có chứ chỉ đăng 2 màu rồi giao màu khác hẳn như vậy khác gì lừa đảo.</text:p>
          </table:table-cell>
          <table:table-cell/>
        </table:table-row>
        <table:table-row table:style-name="ro1">
          <table:table-cell office:value-type="string" calcext:value-type="string">
            <text:p>trên tiki ghi loa là 16w mà thông số có 8w ?</text:p>
          </table:table-cell>
          <table:table-cell/>
        </table:table-row>
        <table:table-row table:style-name="ro1">
          <table:table-cell office:value-type="string" calcext:value-type="string">
            <text:p>treo đầu dê bán thịt chó <text:s/>hàng không đúng với hình ảnh thực tế</text:p>
          </table:table-cell>
          <table:table-cell/>
        </table:table-row>
        <table:table-row table:style-name="ro3">
          <table:table-cell office:value-type="string" calcext:value-type="string">
            <text:p>treo đầu heo bán thịt chó, giao sản phẩm cũ cho khách hàng trầy xướt tùm lum. giá sản phẩm hôm thứ bảy 11/07/2020: 890000 đ, thứ hai 13/07/2020 giá còn: 250000 đ, chẳng lẽ trượt giá kinh khủng vậy. đây không lẽ là vụ lừa đảo diễn ra trên tiki, hay là tiki thông đồng với shop lừa khách hàng. mình rất mong có câu trả lời rõ ràng từ tiki để có niềm tin đơn hàng sau nhé. ps: đây là quà học sinh xuất sắc của con gái mình( lớp 2 nhe) chính tay cháu chọn nhe, nếu món hàng này tới tay cháu thì như thế nào nhỉ???</text:p>
          </table:table-cell>
          <table:table-cell/>
        </table:table-row>
        <table:table-row table:style-name="ro1">
          <table:table-cell office:value-type="string" calcext:value-type="string">
            <text:p>treo tai nghe bán vỏ bọc cú lừa ngoạn mục của người bán </text:p>
          </table:table-cell>
          <table:table-cell/>
        </table:table-row>
        <table:table-row table:style-name="ro1">
          <table:table-cell office:value-type="string" calcext:value-type="string">
            <text:p>treo.đơ ngay từ lần đầu khởi động. thất vọng.</text:p>
          </table:table-cell>
          <table:table-cell/>
        </table:table-row>
        <table:table-row table:style-name="ro1">
          <table:table-cell office:value-type="string" calcext:value-type="string">
            <text:p>trời mưa mà gói sơ sài quá. còn ko có dây sata . quá tệ</text:p>
          </table:table-cell>
          <table:table-cell/>
        </table:table-row>
        <table:table-row table:style-name="ro1">
          <table:table-cell office:value-type="string" calcext:value-type="string">
            <text:p>trong hình là tai nghe i7s mà lại giao cho tôi i11 tôi ko hiểu bên mình làm việc kiểu gì nưa</text:p>
          </table:table-cell>
          <table:table-cell/>
        </table:table-row>
        <table:table-row table:style-name="ro1">
          <table:table-cell office:value-type="string" calcext:value-type="string">
            <text:p>trong khi điện thoại e bắt full vạch mà totolink k thể tìm thấy ạ</text:p>
          </table:table-cell>
          <table:table-cell/>
        </table:table-row>
        <table:table-row table:style-name="ro1">
          <table:table-cell office:value-type="string" calcext:value-type="string">
            <text:p>trưa mới nhận được sạc vẫn ok bình thường tới giờ sạc không ăn nữa là sao</text:p>
          </table:table-cell>
          <table:table-cell/>
        </table:table-row>
        <table:table-row table:style-name="ro1">
          <table:table-cell office:value-type="string" calcext:value-type="string">
            <text:p>trước có mua 1 đôi mà hay hơn đôi này cùng là i12</text:p>
          </table:table-cell>
          <table:table-cell/>
        </table:table-row>
        <table:table-row table:style-name="ro1">
          <table:table-cell office:value-type="string" calcext:value-type="string">
            <text:p>trước giờ dùng rất ok, hôm nay xui hay sao mua phải con chuột này, dùng được hơn tháng thì bị double click, và bây giờ là lỗi scroll <text:s/>.</text:p>
          </table:table-cell>
          <table:table-cell/>
        </table:table-row>
        <table:table-row table:style-name="ro9">
          <table:table-cell office:value-type="string" calcext:value-type="string">
            <text:p>trước giờ luôn ủng hộ tiki so với những trang web bán hàng online khác như lazada, sendo.... , thậm chí luôn giới thiệu tiki cho người quen, nhưng giờ phải xem xét lại vì chất lượng dịch vụ của tiki đang đi xuống. mình đặt sản phẩm với dịch vụ giao hàng trong vòng 2h (phí dịch vụ 29k) từ tối hôm trước và được thông báo sẽ nhận được sản phẩm trước 10 giờ sáng hôm sau. khoảng tầm 9g30 bạn shipper call mình 3 cuộc liên tục, nhưng do đang nghe cuộc goi quan trọng nên mình không bắt máy được. sau đó chỉ 5p mình call lại shipper, thì bạn ấy nói do không bắt máy nên đã đi giao chỗ khác. mình đợi đến hết buổi sáng vẫn không thấy giao hàng, hết sức coi thường khách hàng. tiki nên xem lại dịch vụ của mình.</text:p>
          </table:table-cell>
          <table:table-cell/>
        </table:table-row>
        <table:table-row table:style-name="ro4">
          <table:table-cell office:value-type="string" calcext:value-type="string">
            <text:p>trước giờ mình chỉ dùng dòng chuột fuhlen l102 nên đặt mua tiki vì tin tưởng tiki bán sản phẩm chính hãng nhưng con chuột <text:s/>này thực sự rất kém, di chuột thì lúc nhanh lúc chậm thậm chí còn không chạy. lần đầu tiên thấy thất vọng khi mua hàng trên tiki</text:p>
          </table:table-cell>
          <table:table-cell/>
        </table:table-row>
        <table:table-row table:style-name="ro1">
          <table:table-cell office:value-type="string" calcext:value-type="string">
            <text:p>trước giờ mua hàng tiki luôn tin tưởng nhưng lần này usb wifi không bắt sóng được mặc dù cục phát đặt gần usb.</text:p>
          </table:table-cell>
          <table:table-cell/>
        </table:table-row>
        <table:table-row table:style-name="ro4">
          <table:table-cell office:value-type="string" calcext:value-type="string">
            <text:p>trước hay mua tiki vì hàng chất lượng, giao nhanh. <text:s/>bây giờ mua tiki phân phối thì hàng vẫn chất lượng nhưng giao siêu chậm. <text:s/>lần đầu mua hẹn giao 7 ngày, lần 2 mua hẹn giao 9 ngày. lâu quá trời.</text:p>
          </table:table-cell>
          <table:table-cell/>
        </table:table-row>
        <table:table-row table:style-name="ro6">
          <table:table-cell office:value-type="string" calcext:value-type="string">
            <text:p>trước hết nếu bạn nào đọc được bình luận này của tôi hãy lên mạng gõ 'tốc độ đọc/ghi của usb 3.0'. thưa tất cả các bạn tốc độ đọc/ghi của usb 3.0 là 600 mb/s với đọc và 200 mb/s với ghi. trong khi đó tốc độ đọc/ghi của usb 2.0 là 60/20 mb/s, nhìn qua thì thấy rõ ràng tốc độ của usb 3.0 gấp 10 lần so với 2.0. nhưng kết quả test usb 3.0 này về thì sao. ở hình màu nền xanh là mình test của usb này, tốc độ 66/19, <text:s/>ở hình màu tím là usb sandisk 2.0 mình mua cách đây 3 năm tốc độ của nó là 123/28 gần gấp đôi so với con 3.0 này. <text:s/>ô có gì nhầm lẫn ở đây chăng, usb 2.0 lại có tốc độ đọc ghi gần gấp đôi tốc độ của usb 3.0 ư, không thể nào. <text:s/>chỉ có thể nói rằng: <text:s/>1. usb data traveler 3.0 này là giả mạo nhãn mác để nhằm trục lợi bất chính, lừa gạt người tiêu dùng. 2. usb này dùng linh kiện rẻ tiền để sản xuất hàng loạt, bên tiki và các nhà bán hàng thừa biết điều đó nhưng vẫn nhập về bán. <text:s/>điều đáng nói ở đây là sự không trung thực của nhà bán hàng, rõ biết chất lượng của sản phẩm này không đúng như giá trị thực sự của nó nhưng vẫn bán và đăng tin nhằm đánh lừa người tiêu dùng khi họ không để ý. tôi yêu cầu tiki ngay lập tức gỡ bỏ sản phẩm này hoặc thay đổi thông tin quảng cáo một cách trung thực để tôn trọng người mua hàng như chúng tôi.</text:p>
          </table:table-cell>
          <table:table-cell/>
        </table:table-row>
        <table:table-row table:style-name="ro2">
          <table:table-cell office:value-type="string" calcext:value-type="string">
            <text:p>trước khi đặt chuột spiderman cho cậu con trai, mình cũng đã đọc comment và khá phân vân vì phản ánh tiêu cực nhiều. nhưng cậu nhóc thích quá nên đành tặc lưỡi đặt và tự nhủ: chắc sp lỗi sẽ không phải trường hợp của mình đâu. nhưng thật đáng buồn, sản phẩm không dùng được, đèn chuột không sáng. lẽ ra nhiều sp lỗi ntn thì tiki nên thay đổi nhà cung cấp hoặc không nên chào bán sp này ra thị trường làm ảnh hưởng đến thương hiệu và ng tiêu dùng. mình có ý định mua macbook pro trên tiki vì giá khá tốt nhưng sau lần này mình sẽ không mua nữa. tiki sớm liên lạc và đổi trả cho mình sp chuẩn nhé! thanks!</text:p>
          </table:table-cell>
          <table:table-cell/>
        </table:table-row>
        <table:table-row table:style-name="ro1">
          <table:table-cell office:value-type="string" calcext:value-type="string">
            <text:p>trước khi mua đã gọi tổng đài, tổng đài ko trả lời rõ ràng. mình cảm thấy rất bực mình cách làm việc tổng đài</text:p>
          </table:table-cell>
          <table:table-cell/>
        </table:table-row>
        <table:table-row table:style-name="ro1">
          <table:table-cell office:value-type="string" calcext:value-type="string">
            <text:p>trước khi mua đã hỏi có sạc nhanh không. shop trả lời là có, nhưng khi về cắm vô sạc lại không có</text:p>
          </table:table-cell>
          <table:table-cell/>
        </table:table-row>
        <table:table-row table:style-name="ro2">
          <table:table-cell office:value-type="string" calcext:value-type="string">
            <text:p>trước khi mua màn hình này mình đã mua ở tiki 2 màn hình nữa và đều ưng ý. đến cái màn hình này thì thất vọng vô cùng. đang cần gấp mà unbox ra dùng thì ăn ngay quả lỗi sọc (xem qua nhiều nhận xét thì có vẻ màn hình này dễ bị lỗi này). báo đổi thì cho ăn cú chờ từ 11/10 tới tận hôm nay 15/10 (gọi báo lỗi tối ngày 10/10, đã gửi email kèm hình lỗi các kiểu vậy mà đến 12/10 mới có nhân viên gọi lại hỏi rồi hẹn ngày lấy về check lại lần nữa <text:s text:c="2"/>hình mình gửi chắc chưa đủ chứng cứ ?!?!?!?) đang cần gấp mà gặp quả này thì thôi ...</text:p>
          </table:table-cell>
          <table:table-cell/>
        </table:table-row>
        <table:table-row table:style-name="ro4">
          <table:table-cell office:value-type="string" calcext:value-type="string">
            <text:p>trước mình cò dùng tai nghe này 1 lần nghe rất ổn nhưng đến lần này có vẻ sản phẩm bị lỗi. dùng 1 2 ngày bắt đầu có tiếng rè rè càng về sau tiếng rè càng lớn và liên tục. bây giờ là tuần thứ 2 dùng sản phẩm tiếng rè rất rõ gây khó chịu và đau tai. ai mua nên test kỹ bật âm lượng thật nhỏ để ý xem có tiếng rè nền không.</text:p>
          </table:table-cell>
          <table:table-cell/>
        </table:table-row>
        <table:table-row table:style-name="ro4">
          <table:table-cell office:value-type="string" calcext:value-type="string">
            <text:p>trước mình có mua usb 3.0 cùng loại này nhưng đời đầu ở phong vũ. nhưng do bị mất nên mua lại trên tiki. mua về test thử thì tốc độ quá thất vọng, chỉ ngang usb 2.0. tiki xem lại chất lượng sản phẩm của shop này nhé.</text:p>
          </table:table-cell>
          <table:table-cell/>
        </table:table-row>
        <table:table-row table:style-name="ro4">
          <table:table-cell office:value-type="string" calcext:value-type="string">
            <text:p>trước mình mua 2 cái 64gb cho mình và người thân sử dụng. hôm nay 24.11 mình mua 1 cái 256gb tặng bạn, không ngờ lại có hạt bụi phía bên trong camera (đã báo tiki trong ngày) ngoài ra không biết có phải lỗi kĩ thuật không cả 3 máy mình mua đều chụp ban đêm bị phản chiếu bóng đèn. hy vọng tiki hỗ trợ trả hàng/hoàn tiền. cảm ơn tiki.</text:p>
          </table:table-cell>
          <table:table-cell/>
        </table:table-row>
        <table:table-row table:style-name="ro3">
          <table:table-cell office:value-type="string" calcext:value-type="string">
            <text:p>trước mình mua rất nhiều thẻ nhớ của sandisk, dùng rất tốt, riêng thẻ này lỗi, khi format exfat thì sau khi chép một số file bị lỗi không delete được, không đọc được, fix disk không được. sau đó m format lại ntfs thì thường xuyên bị disconect giữa chừng dù mình đổi nhiều đầu đọc cũng như thử trên nhiều thiết bị đều cùng vấn đề. mình muốn được đổi lại sản phẩm khác</text:p>
          </table:table-cell>
          <table:table-cell/>
        </table:table-row>
        <table:table-row table:style-name="ro1">
          <table:table-cell office:value-type="string" calcext:value-type="string">
            <text:p>truy cập yếu. chậm như rùa</text:p>
          </table:table-cell>
          <table:table-cell/>
        </table:table-row>
        <table:table-row table:style-name="ro1">
          <table:table-cell office:value-type="string" calcext:value-type="string">
            <text:p>ttất cả đều ổn nhưng chất lượng pin quá kém thấy thất vọng</text:p>
          </table:table-cell>
          <table:table-cell/>
        </table:table-row>
        <table:table-row table:style-name="ro4">
          <table:table-cell office:value-type="string" calcext:value-type="string">
            <text:p>tự chủ động tách đơn hàng nhưng không chủ động giao hàng như mail đã thông báo. gây ảnh hưởng đến thời gian và công việc. <text:s/>rated 1* cho bộ phận tiếp nhận và giao hàng. <text:s/>riêng sản phẩm không đánh giá.</text:p>
          </table:table-cell>
          <table:table-cell/>
        </table:table-row>
        <table:table-row table:style-name="ro1">
          <table:table-cell office:value-type="string" calcext:value-type="string">
            <text:p>tự động ngắt kết nối</text:p>
          </table:table-cell>
          <table:table-cell/>
        </table:table-row>
        <table:table-row table:style-name="ro1">
          <table:table-cell office:value-type="string" calcext:value-type="string">
            <text:p>từ hai hôm trước tôi đã phản ảnh về máy nhưng vẫn kh được giải quyết thỏa đáng. nếu tiki không thay đổi cách bảo hành thì tốt nhất đừng bán đồ điện máy, công nghệ.</text:p>
          </table:table-cell>
          <table:table-cell/>
        </table:table-row>
        <table:table-row table:style-name="ro1">
          <table:table-cell office:value-type="string" calcext:value-type="string">
            <text:p>từ lúc đặt hàng đến lúc nhận được hàng tròn 7 ngày. dạo này tiki giao hàng quá chậm. đơn nào cũng 5 7 ngày mới nhận được</text:p>
          </table:table-cell>
          <table:table-cell/>
        </table:table-row>
        <table:table-row table:style-name="ro1">
          <table:table-cell office:value-type="string" calcext:value-type="string">
            <text:p>từ ngày 8/7 đến ngày 29/7 mới nhận đc hàng. tiki quả là bá đạo trong việc thử thách kiên nhẫn khách hàng</text:p>
          </table:table-cell>
          <table:table-cell/>
        </table:table-row>
        <table:table-row table:style-name="ro1">
          <table:table-cell office:value-type="string" calcext:value-type="string">
            <text:p>từ ngày nhận hàng đến nay dk 5 ngày thì xạc k vào. <text:s/>chập chcownf và lên chậm</text:p>
          </table:table-cell>
          <table:table-cell/>
        </table:table-row>
        <table:table-row table:style-name="ro7">
          <table:table-cell office:value-type="string" calcext:value-type="string">
            <text:p>từ ngày tiki trading ngừng bán hàng xách tay chính hãng thì thật sự không dám mua ở đâu cho đảm bảo. lần này đánh liều mua thử của istore thì thật sự không hài lòng. tôi có phản ánh lên tổng đài tiki 3 vấn đề sau: <text:s/>1. điện thoại đã bị bóc seal mặt lưng. 2. điện thoại dính dấu vân tay ở phần viền. 3. điện thoại đã kích hoạt bảo hành từ 30/06/2020. <text:s/>nhưng tiki trả lời đúng 1 vấn đề thứ 3 còn lại thì bỏ qua (hình như do lỗi hệ thống apple nên ngày bảo hành hiện sai, lúc sau nhân viên tiki kiểm tra lại thì ngày đúng lúc tôi mở máy kích hoạt). còn 2 vấn đề trên tiki không trả lời, mà tôi cũng chán gọi điện và phản ánh nên thôi. lần đầu mua đơn vị cung cấp khác tiki trading và cũng là lần cuối. <text:s text:c="2"/>ngoài ra lần này giao hàng trong nội thành nhưng rất lâu (đặt 15/7, chiều 20/7 gọi điện hối thì mới giao) và gói hàng sơ sài (để hộp điện thoại nằm trơ trọi trong cái thùng, không lót miếng mút chống sốc) nhưng thôi kệ, xem như rút kinh nghiệm. và trả góp thì có tính phí chuyển đổi (mua trả góp của tiki trading thì không có phí này).</text:p>
          </table:table-cell>
          <table:table-cell/>
        </table:table-row>
        <table:table-row table:style-name="ro3">
          <table:table-cell office:value-type="string" calcext:value-type="string">
            <text:p>tự tay khui seal ra, thấy camera có rất nhìu điểm chấm trắng ( 1 cụm 5 chấm rất đều nhau ) và rải rác xung quanh thêm khoảng 5 chấm nữa, nhìn y như máy xài lâu năm bị trầy camera vậy. ban đầu cứ nghĩ là do dính bụi. nhưng không pải, máy sản xuất bị lỗi. tiki cho người liên hệ với mình qua zalo 0908010484 để thảo luận. vì mìh đang ở nước ngoài. thanks l.</text:p>
          </table:table-cell>
          <table:table-cell/>
        </table:table-row>
        <table:table-row table:style-name="ro9">
          <table:table-cell office:value-type="string" calcext:value-type="string">
            <text:p>từ trước tới giờ rất thích tiki vì dịch vụ vận chuyển quá tốt và cho dù giá cao hơn chút thì vẫn cảm thấy ổn, đơn giản là thích cách đóng gói, giao hàng nhanh chóng và luôn đúng hẹn hoặc sớm hơn. nhưng lần này quá mức tệ, ngày mua 12 ngày dự kiến giao 15, thông báo giao trễ hơn dự kiến là vào ngày 16, nhắn tin xin lỗi gửi mail xin lỗi các kiểu về vụ giao trễ, tới ngày 16 đợi mỏi mòn từ sáng tới chiều tối không thấy nói năng gì cho tới tối khuya, nhận được cuộc điện thoại giao hàng?? giờ đó thì làm sao mà nhận được hàng, vì mình giao tới công ty, giờ đó còn ở công ty đợi nữa ah. <text:s/>và ngày cuối cùng cũng giao là ngày 19. tròn hẳn 1 tuần. hay trước hay đặt mua 2h thì giao nhanh, hay phải dùng tiki now ?</text:p>
          </table:table-cell>
          <table:table-cell/>
        </table:table-row>
        <table:table-row table:style-name="ro1">
          <table:table-cell office:value-type="string" calcext:value-type="string">
            <text:p>tui cài đĩa thì dc nhưng cài adapter thì ko, giờ tui phải làm sao đây</text:p>
          </table:table-cell>
          <table:table-cell/>
        </table:table-row>
        <table:table-row table:style-name="ro1">
          <table:table-cell office:value-type="string" calcext:value-type="string">
            <text:p>túi đựng tai nghe tặng kèm đường may thưa, may cho co</text:p>
          </table:table-cell>
          <table:table-cell/>
        </table:table-row>
        <table:table-row table:style-name="ro1">
          <table:table-cell office:value-type="string" calcext:value-type="string">
            <text:p>tui hk hài lòng mạng lắc hoài. sạc lại rất nóng chỉ sợ nổ bất ngờ...hơi.</text:p>
          </table:table-cell>
          <table:table-cell/>
        </table:table-row>
        <table:table-row table:style-name="ro1">
          <table:table-cell office:value-type="string" calcext:value-type="string">
            <text:p>tui ko hài lòng về sản phẩm lắm tai nghe lúc mới mua về tui bị tận 2 trường hợp lận : <text:s/>thứ 1 là tai nghe chỉ nghe được bên thôi thứ 2 là kết nối vào âm thanh bị rè</text:p>
          </table:table-cell>
          <table:table-cell/>
        </table:table-row>
        <table:table-row table:style-name="ro1">
          <table:table-cell office:value-type="string" calcext:value-type="string">
            <text:p>tui mua cai the nho nay xong, gan vo may anh canon no ko nhan gi het khong the chup hinh duoc</text:p>
          </table:table-cell>
          <table:table-cell/>
        </table:table-row>
        <table:table-row table:style-name="ro1">
          <table:table-cell office:value-type="string" calcext:value-type="string">
            <text:p>tui mua điện thoại đặt hàng và giao đến nay chưa được sữ dụng nghe không được</text:p>
          </table:table-cell>
          <table:table-cell/>
        </table:table-row>
        <table:table-row table:style-name="ro3">
          <table:table-cell office:value-type="string" calcext:value-type="string">
            <text:p>tui mua hàng ngày 09/08, sau đó 1 tuần sau giao sản phẩm bị lỗi và tui đã phản hồi ngay lập tức, và đến hiện tại ngày 07/09 gần 1 tháng vẫn chưa giải quyết được. <text:s/>yêu cầu tiki cho tui cái deadline xử lý, vì gọi hotline chỉ nhận câu trả lời em đã ghi nhận, em chuyển bộ phận liên quan..... <text:s/>chính sách cam kết bảo vệ người tiêu dùng, chính sách đổi trả của tiki khi có sự cố thì chỉ nhận được câu trả lời như trên.!</text:p>
          </table:table-cell>
          <table:table-cell/>
        </table:table-row>
        <table:table-row table:style-name="ro1">
          <table:table-cell office:value-type="string" calcext:value-type="string">
            <text:p>túi ộp ẹp,ko chắc chắn.ảnh và sp thực khác nhau 1 trời 1 vực. mua phí tiền.</text:p>
          </table:table-cell>
          <table:table-cell/>
        </table:table-row>
        <table:table-row table:style-name="ro1">
          <table:table-cell office:value-type="string" calcext:value-type="string">
            <text:p>từng dung qua dòng sản phẩm nà. nên quyết định mua luôn 4 cái về dùng. nhưng chất lượng lầnngày ung cấp hỉ như 2.0 . không đúng chuẩn.</text:p>
          </table:table-cell>
          <table:table-cell/>
        </table:table-row>
        <table:table-row table:style-name="ro1">
          <table:table-cell office:value-type="string" calcext:value-type="string">
            <text:p>từng dùng rất nhiều chuột loại này. nhưng con này quá ko đạt chất lượng. ko biết đổi trả đc ko? dùng lm ứng dụng vp còn ko đáp ứng đc</text:p>
          </table:table-cell>
          <table:table-cell/>
        </table:table-row>
        <table:table-row table:style-name="ro1">
          <table:table-cell office:value-type="string" calcext:value-type="string">
            <text:p>tưởng là bền, nhưng dùng được gần 4 tháng, sạc chết, không sạc được, thất vọng với sản phẩm của anker và tiki.</text:p>
          </table:table-cell>
          <table:table-cell/>
        </table:table-row>
        <table:table-row table:style-name="ro1">
          <table:table-cell office:value-type="string" calcext:value-type="string">
            <text:p>tưởng rẻ, mua 2 cái thì được có một cái, một cái có mỗi vỏ không... mua hàng qua mạng, hãi cả đời.</text:p>
          </table:table-cell>
          <table:table-cell/>
        </table:table-row>
        <table:table-row table:style-name="ro1">
          <table:table-cell office:value-type="string" calcext:value-type="string">
            <text:p>tưởng trong suốt ai ngờ nhòe nhòe nhìn ko rõ. xem 1080 mà cứ tưởng 360p. quá tệ</text:p>
          </table:table-cell>
          <table:table-cell/>
        </table:table-row>
        <table:table-row table:style-name="ro4">
          <table:table-cell office:value-type="string" calcext:value-type="string">
            <text:p>tuy giao hàng 2h rất nhanh, chuột hình thức khá mới, tuy nhiên phần đế chuột lại bị mòn, và con lăn (scroll) bị hỏng. đã mua hàng của tiki nhiều nhưng lần này thật thất vọng. mong tiki đổi trả hàng mới.</text:p>
          </table:table-cell>
          <table:table-cell/>
        </table:table-row>
        <table:table-row table:style-name="ro4" table:visibility="filter">
          <table:table-cell office:value-type="string" calcext:value-type="string">
            <text:p>tuy giao hàng 2h rất nhanh, chuột hình thức khá mới, tuy nhiên phần đế chuột lại bị mòn, và con lăn (scroll) bị hỏng. đã mua hàng của tiki nhiều nhưng lần này thật thất vọng. mong tiki đổi trả hàng mới.</text:p>
          </table:table-cell>
          <table:table-cell/>
        </table:table-row>
        <table:table-row table:style-name="ro3">
          <table:table-cell office:value-type="string" calcext:value-type="string">
            <text:p>tuy hàng rẻ nhưng tiki <text:s/>đảm bảo là hàng chính hãng thì mình mới mua nhưng dùng chưa đc 30 phút đã hỏng , mình đã mua hai chiếc mình nghĩ là cái trước mình vặn lung tung nên bị hỏng lại thôi nhưng cái thứ 2 cũng vậy rút kinh nghiệm chỉ bật thôi không làm ji thêm nhưng cũng bị <text:s/>hỏng <text:s/>60k tiêu trong vòng 15 phút đồng hồ <text:s/>mong rằng bên nhà cung cấp hàng tiki sẽ <text:s/>đảm bảo hàng hơn <text:s/>bán hàng phải có tâm nhé bạn <text:s/>mong tiki chú ý hơn ạ</text:p>
          </table:table-cell>
          <table:table-cell/>
        </table:table-row>
        <table:table-row table:style-name="ro1">
          <table:table-cell office:value-type="string" calcext:value-type="string">
            <text:p>ủa bạn ơi , sao khi lấy hàng về thì lại không thấy tai nghe đâu mà chỉ thấy vỏ thôi vậy <text:s text:c="2"/>làm ăn vậy hả ? mình mong câu trả lời của bạn</text:p>
          </table:table-cell>
          <table:table-cell/>
        </table:table-row>
        <table:table-row table:style-name="ro1">
          <table:table-cell office:value-type="string" calcext:value-type="string">
            <text:p>ủa c e gửi hàng về bên c r s c k thanh toán cho e v c</text:p>
          </table:table-cell>
          <table:table-cell/>
        </table:table-row>
        <table:table-row table:style-name="ro1">
          <table:table-cell office:value-type="string" calcext:value-type="string">
            <text:p>ủa hàng giao lại cho e bao giờ mới có đây ạ. tiki nói là gửi mail mà cũng k thấy đâu</text:p>
          </table:table-cell>
          <table:table-cell/>
        </table:table-row>
        <table:table-row table:style-name="ro1">
          <table:table-cell office:value-type="string" calcext:value-type="string">
            <text:p>ủa sao kết nối thành công mà mở nhạc thì k có tiếnng vậy</text:p>
          </table:table-cell>
          <table:table-cell/>
        </table:table-row>
        <table:table-row table:style-name="ro1">
          <table:table-cell office:value-type="string" calcext:value-type="string">
            <text:p>ủa, nhận hàng như vầy sao bỏ tai phôn vào đậy lại đc tiki ơi,nhận hàng ko kiểm tra, giờ mở ra như vậy nè,</text:p>
          </table:table-cell>
          <table:table-cell/>
        </table:table-row>
        <table:table-row table:style-name="ro1">
          <table:table-cell office:value-type="string" calcext:value-type="string">
            <text:p>úb copy file chậm chỉ có vài chục kb/s. nên cân nhắc kỹ trước khi mua nha mọi người</text:p>
          </table:table-cell>
          <table:table-cell/>
        </table:table-row>
        <table:table-row table:style-name="ro1">
          <table:table-cell office:value-type="string" calcext:value-type="string">
            <text:p>usb 3.0 mà tốc độ chỉ có 5 6 mb/s chán, mặc dù đã test toàn bộ trướng hợp</text:p>
          </table:table-cell>
          <table:table-cell/>
        </table:table-row>
        <table:table-row table:style-name="ro1">
          <table:table-cell office:value-type="string" calcext:value-type="string">
            <text:p>usb 3.0 mà tốc độ copy ghi cao nhất chỉ 5,9mb/s. quá bèo! anh em cân nhắc khi mua sản phẩm này!</text:p>
          </table:table-cell>
          <table:table-cell/>
        </table:table-row>
        <table:table-row table:style-name="ro4">
          <table:table-cell office:value-type="string" calcext:value-type="string">
            <text:p>usb 3.0 mà tốc độ đọc cực kỳ chậm đối với các file lớn. khả năng đọc/ghi không đều, lúc lên lúc xuống rất khó chịu. từ khi tiki chuyển sang bán hàng cho bên thứ 3, tôi cực kỳ không hài lòng, sản phẩm xuống cấp, không đảm bảo chất lượng.</text:p>
          </table:table-cell>
          <table:table-cell/>
        </table:table-row>
        <table:table-row table:style-name="ro1">
          <table:table-cell office:value-type="string" calcext:value-type="string">
            <text:p>usb 3.0 mà tốc độ ghi chỉ có 1(2) mb/s, như usb 2.0.</text:p>
          </table:table-cell>
          <table:table-cell/>
        </table:table-row>
        <table:table-row table:style-name="ro4">
          <table:table-cell office:value-type="string" calcext:value-type="string">
            <text:p>usb 3.0 mình cắm cổng usb trên máy tính của mình cũng 3.0 và đây là tốc độ truyền dữ liệu lần cuối cùng mua hàng trên tiki, nói thì rất hay nhưng chất lượng lại quá chán tốc độ truyền dữ liệu tầm 10mb/s, đây là năm 2019 chứ có phải 2009 đâu</text:p>
          </table:table-cell>
          <table:table-cell/>
        </table:table-row>
        <table:table-row table:style-name="ro1">
          <table:table-cell office:value-type="string" calcext:value-type="string">
            <text:p>usb 3.0 tốc độ chậm hơn 2.0 hơi thất vọng nhưng giá rẻ chấp nhận được tốc độ copy vào usb chỉ khoảng 6mb/s</text:p>
          </table:table-cell>
          <table:table-cell/>
        </table:table-row>
        <table:table-row table:style-name="ro1">
          <table:table-cell office:value-type="string" calcext:value-type="string">
            <text:p>usb 3.0 tốc độ ghi 6mb/s?</text:p>
          </table:table-cell>
          <table:table-cell/>
        </table:table-row>
        <table:table-row table:style-name="ro1">
          <table:table-cell office:value-type="string" calcext:value-type="string">
            <text:p>usb bắt sóng chập chờn, phạm vi bắt sóng rất hạn chế.khuyên mọi người nên mua hàng có râu sóng sẽ ổn định hơn.</text:p>
          </table:table-cell>
          <table:table-cell/>
        </table:table-row>
        <table:table-row table:style-name="ro1">
          <table:table-cell office:value-type="string" calcext:value-type="string">
            <text:p>usb bị lỗi. không sử <text:s/>dụng được. k dám mua lần nào nữa....</text:p>
          </table:table-cell>
          <table:table-cell/>
        </table:table-row>
        <table:table-row table:style-name="ro1">
          <table:table-cell office:value-type="string" calcext:value-type="string">
            <text:p>usb bị rạch sẵn. o hiểu kiểu j. hàng cũ hay j.</text:p>
          </table:table-cell>
          <table:table-cell/>
        </table:table-row>
        <table:table-row table:style-name="ro1">
          <table:table-cell office:value-type="string" calcext:value-type="string">
            <text:p>usb cắm vào không hiện trong my computer và tự động ngắt kết nối??</text:p>
          </table:table-cell>
          <table:table-cell/>
        </table:table-row>
        <table:table-row table:style-name="ro4">
          <table:table-cell office:value-type="string" calcext:value-type="string">
            <text:p>usb cắm vào máy thì rất nóng và chỉ nhận có 2.41mb (16gb) dù format rồi. mình cũng không hiểu sao luôn. mong tiki hỗ trợ đổi cho mình sản phẩm sớm. mình cần mua xài gấp nên mua tikinow mà nhận sản phẩm k sử dụng được ạ <text:s/></text:p>
          </table:table-cell>
          <table:table-cell/>
        </table:table-row>
        <table:table-row table:style-name="ro1">
          <table:table-cell office:value-type="string" calcext:value-type="string">
            <text:p>usb của em cắm vào pc nó k nhận thì đổi trả như nào ạ <text:s/>chưa quá 30 ngày ạ</text:p>
          </table:table-cell>
          <table:table-cell/>
        </table:table-row>
        <table:table-row table:style-name="ro1">
          <table:table-cell office:value-type="string" calcext:value-type="string">
            <text:p>usb của mình đang dùng h lăn ra hỏng thì phải làm sao ạ</text:p>
          </table:table-cell>
          <table:table-cell/>
        </table:table-row>
        <table:table-row table:style-name="ro1">
          <table:table-cell office:value-type="string" calcext:value-type="string">
            <text:p>usb được cái rẻ thôi, chứ copy file qua lại cực kỳ chậm. chờ mở cái ổ usb ra thôi mà cả mấy phút, mua xong không đủ kiên nhẫn để chờ mở file hay copy file <text:s/>.</text:p>
          </table:table-cell>
          <table:table-cell/>
        </table:table-row>
        <table:table-row table:style-name="ro1">
          <table:table-cell office:value-type="string" calcext:value-type="string">
            <text:p>usb ghi là chuẩn 3.0 nhưng tốc độ giao tiếp dữ liệu quá chậm, thua xa 2 cái pny 2.0 mình đã từng mua.</text:p>
          </table:table-cell>
          <table:table-cell/>
        </table:table-row>
        <table:table-row table:style-name="ro1">
          <table:table-cell office:value-type="string" calcext:value-type="string">
            <text:p>usb không đủ dung luong như quảng cáo</text:p>
          </table:table-cell>
          <table:table-cell/>
        </table:table-row>
        <table:table-row table:style-name="ro1">
          <table:table-cell office:value-type="string" calcext:value-type="string">
            <text:p>usb không thể quét được đến bất kỳ thiết bị nào (điện thoại, bàn phím, loa). <text:s/>quá tệ</text:p>
          </table:table-cell>
          <table:table-cell/>
        </table:table-row>
        <table:table-row table:style-name="ro1">
          <table:table-cell office:value-type="string" calcext:value-type="string">
            <text:p>usb kingston dt100g3 16gb <text:s text:c="2"/>usb 3.0 mà tốc đô như 2.0, rất thất vọng.</text:p>
          </table:table-cell>
          <table:table-cell/>
        </table:table-row>
        <table:table-row table:style-name="ro1">
          <table:table-cell office:value-type="string" calcext:value-type="string">
            <text:p>usb lúc mua về thì chậm và sau vài lần copy tài liệu thì máy tính không thể nhận ngay. phải chờ rất lâu mới nhận và ra hình bên dưới và không thể format.</text:p>
          </table:table-cell>
          <table:table-cell/>
        </table:table-row>
        <table:table-row table:style-name="ro1">
          <table:table-cell office:value-type="string" calcext:value-type="string">
            <text:p>usb mình mua được 2 ngày đã bị hỏng cắm không nhận nữa. đã gọi hỗ trợ bên tiki nhưng chờ 1 tuần rồi vẫn chưa giải quyết</text:p>
          </table:table-cell>
          <table:table-cell/>
        </table:table-row>
        <table:table-row table:style-name="ro1">
          <table:table-cell office:value-type="string" calcext:value-type="string">
            <text:p>usb mình nhận về đã thấy lớp nhựa trong bị cắt rồi, và dán lại bằng băng dính, ko hiểu ???</text:p>
          </table:table-cell>
          <table:table-cell/>
        </table:table-row>
        <table:table-row table:style-name="ro1">
          <table:table-cell office:value-type="string" calcext:value-type="string">
            <text:p>usb mua về khoảng 10 ngày là bị lỗi 0 byte, vì bận việc nên tôi không khiếu nại.</text:p>
          </table:table-cell>
          <table:table-cell/>
        </table:table-row>
        <table:table-row table:style-name="ro1">
          <table:table-cell office:value-type="string" calcext:value-type="string">
            <text:p>usb này phải bảo hành như thế nào. cụ thể tôi phải làm thế nào.</text:p>
          </table:table-cell>
          <table:table-cell/>
        </table:table-row>
        <table:table-row table:style-name="ro1">
          <table:table-cell office:value-type="string" calcext:value-type="string">
            <text:p>usb nhận được, chưa dùng đã hỏng. <text:s/>mình không thể encrypt.</text:p>
          </table:table-cell>
          <table:table-cell/>
        </table:table-row>
        <table:table-row table:style-name="ro1" table:visibility="filter">
          <table:table-cell office:value-type="string" calcext:value-type="string">
            <text:p>usb nhận được, chưa dùng đã hỏng. <text:s/>mình không thể encrypt.</text:p>
          </table:table-cell>
          <table:table-cell/>
        </table:table-row>
        <table:table-row table:style-name="ro1" table:visibility="filter">
          <table:table-cell office:value-type="string" calcext:value-type="string">
            <text:p>usb nhận được, chưa dùng đã hỏng. <text:s/>mình không thể encrypt.</text:p>
          </table:table-cell>
          <table:table-cell/>
        </table:table-row>
        <table:table-row table:style-name="ro1">
          <table:table-cell office:value-type="string" calcext:value-type="string">
            <text:p>v14 mới mua được 1 tuần <text:s/>ping cục wifi để ngay kế bên mà ping cao cộng request time out liên tục. chưa nói tới là ping mạng bình thường. quá tệ.</text:p>
          </table:table-cell>
          <table:table-cell/>
        </table:table-row>
        <table:table-row table:style-name="ro1">
          <table:table-cell office:value-type="string" calcext:value-type="string">
            <text:p>v6 mà bắt wifi kém hơn cả v3. hàng quá kém chất lượng</text:p>
          </table:table-cell>
          <table:table-cell/>
        </table:table-row>
        <table:table-row table:style-name="ro1">
          <table:table-cell office:value-type="string" calcext:value-type="string">
            <text:p>vãi cả chính hãng <text:s/>. hàng tàu lắm mọi người.</text:p>
          </table:table-cell>
          <table:table-cell/>
        </table:table-row>
        <table:table-row table:style-name="ro4">
          <table:table-cell office:value-type="string" calcext:value-type="string">
            <text:p>vãi chưởng lúc thấy ngoài vỏ dán dán băng dính đã nghi rồi, bóc băng dính ra thì quả đúng là túi đựng đã bị rách từ thời tám hoánh <text:s/>. hàng để trong túi mà trầy xước và trông cũ kinh khủng, nhấn mạnh là trông còn cũ hơn cả hàng second hand nhé <text:s/>. thế mà cứ tưởng hãng nào bán ơt tiki cũng là hàng chính hãng hết đấy lmfaooooo</text:p>
          </table:table-cell>
          <table:table-cell/>
        </table:table-row>
        <table:table-row table:style-name="ro4">
          <table:table-cell office:value-type="string" calcext:value-type="string">
            <text:p>vài ngày đầu dùng thì ổn, sau đó bắt đầu có hiện tượng mất mạng, sóng chập chà chập chờn, không ổn định. giờ thì sau 3 tháng dùng cái của mình đã hỏng rồi <text:s/>. chán chẳng buồn bảo hành.</text:p>
          </table:table-cell>
          <table:table-cell/>
        </table:table-row>
        <table:table-row table:style-name="ro1">
          <table:table-cell office:value-type="string" calcext:value-type="string">
            <text:p>vài tiếng lại bắt user đăng nhập vào modem, cực kì bất tiện và phiền</text:p>
          </table:table-cell>
          <table:table-cell/>
        </table:table-row>
        <table:table-row table:style-name="ro1">
          <table:table-cell office:value-type="string" calcext:value-type="string">
            <text:p>vận chuyển đến đã bị gãy rồi</text:p>
          </table:table-cell>
          <table:table-cell/>
        </table:table-row>
        <table:table-row table:style-name="ro1">
          <table:table-cell office:value-type="string" calcext:value-type="string">
            <text:p>vào được một lần duy nhất, còn lại toàn báo không có kết nối internet trong khi mạng chính vào bình thường. tốn 200k vô ích</text:p>
          </table:table-cell>
          <table:table-cell/>
        </table:table-row>
        <table:table-row table:style-name="ro1">
          <table:table-cell office:value-type="string" calcext:value-type="string">
            <text:p>vào mạng chập chờn, ko load nổi fb, quá kém chất lượng</text:p>
          </table:table-cell>
          <table:table-cell/>
        </table:table-row>
        <table:table-row table:style-name="ro1">
          <table:table-cell office:value-type="string" calcext:value-type="string">
            <text:p>vậy thôi... tiền nào của đó.. kể như mấy 200k</text:p>
          </table:table-cell>
          <table:table-cell/>
        </table:table-row>
        <table:table-row table:style-name="ro1" table:visibility="filter">
          <table:table-cell office:value-type="string" calcext:value-type="string">
            <text:p>vậy thôi... tiền nào của đó.. kể như mấy 200k</text:p>
          </table:table-cell>
          <table:table-cell/>
        </table:table-row>
        <table:table-row table:style-name="ro1">
          <table:table-cell office:value-type="string" calcext:value-type="string">
            <text:p>về <text:s/>không nghe duoc</text:p>
          </table:table-cell>
          <table:table-cell/>
        </table:table-row>
        <table:table-row table:style-name="ro4">
          <table:table-cell office:value-type="string" calcext:value-type="string">
            <text:p>về chất lượng sản phẩm rất ok. chỉ tiết là không tương thích với tai nghe tôi đang dùng. cổng âm thanh thì ok, còn phần mic không nhận. tôi đã thử mượn bạn tai nghe xiaomi pistion thì đùng ok. ai mua thì nên cần nhắc trước khi mua, có bạn có thì mượn về kiểm trả trước với tai nghe của mình trước khi mua. giờ mua về tôi chả dùng được. hic</text:p>
          </table:table-cell>
          <table:table-cell/>
        </table:table-row>
        <table:table-row table:style-name="ro4">
          <table:table-cell office:value-type="string" calcext:value-type="string">
            <text:p>về chất lượng thì ko hiểu sao mới bóc tem seal ra đã thấy viền máy bị trầy nhỏ, máy hơi chậm ko mượt khá bám bụi và vân tay nói chung giá vậy thì chất lượng ko đòi hỏi thêm</text:p>
          </table:table-cell>
          <table:table-cell/>
        </table:table-row>
        <table:table-row table:style-name="ro1">
          <table:table-cell office:value-type="string" calcext:value-type="string">
            <text:p>về dùng ko dc <text:s/>ko hài lòng lắm</text:p>
          </table:table-cell>
          <table:table-cell/>
        </table:table-row>
        <table:table-row table:style-name="ro1">
          <table:table-cell office:value-type="string" calcext:value-type="string">
            <text:p>về dùng thì lấy bút thử điện ở đầu dây cáp sạc thấy bị dò điện k biết có dc đổi sản phẩm khác</text:p>
          </table:table-cell>
          <table:table-cell/>
        </table:table-row>
        <table:table-row table:style-name="ro4">
          <table:table-cell office:value-type="string" calcext:value-type="string">
            <text:p>về gắn vào acer nitro 5 2019 nhưng máy không lên, đổi khe ram cũng ko lên khi tháo ra chỉ chạy ram theo máy thì máy khởi động bình thường, <text:s/>tôi muốn đổi cây ram khác thì ntn</text:p>
          </table:table-cell>
          <table:table-cell/>
        </table:table-row>
        <table:table-row table:style-name="ro1">
          <table:table-cell office:value-type="string" calcext:value-type="string">
            <text:p>về in chữ mờ và bị mất hết 1 mặt giấy không có chữ</text:p>
          </table:table-cell>
          <table:table-cell/>
        </table:table-row>
        <table:table-row table:style-name="ro1">
          <table:table-cell office:value-type="string" calcext:value-type="string">
            <text:p>về không thể sử dụng được, không thể kết nối ip, làm ơn đổi lại sản phẩm khác giúp tôi</text:p>
          </table:table-cell>
          <table:table-cell/>
        </table:table-row>
        <table:table-row table:style-name="ro1">
          <table:table-cell office:value-type="string" calcext:value-type="string">
            <text:p>về load có mỗi trang web mà không được cho mình đổi cái khác được không tiki?</text:p>
          </table:table-cell>
          <table:table-cell/>
        </table:table-row>
        <table:table-row table:style-name="ro1">
          <table:table-cell office:value-type="string" calcext:value-type="string">
            <text:p>về nhà cắm, cài driver các kiểu nhưng tốc độ mạng cực kỳ kém, ping cao, delay cao còn bị request time out nữa quá tệ</text:p>
          </table:table-cell>
          <table:table-cell/>
        </table:table-row>
        <table:table-row table:style-name="ro14">
          <table:table-cell office:value-type="string" calcext:value-type="string">
            <text:p>về phần dịch vụ thì không có nhận xét gì nhưng về máy thì mới sử dụng chưa được 3 ngày thì xuất hiện lỗi rất lớn, vân tay, mã pin biến mất, chỉ để lại mở khóa bằng hình vẽ trong khi chưa từng cài vào cũng không hề biết mã hình là gì luôn,cũng không có chỗ để lấy lại mật khẩu luôn??, coi như mất cái điện thoại luôn, mong bên shop xử lí thích hợp</text:p>
          </table:table-cell>
          <table:table-cell/>
        </table:table-row>
        <table:table-row table:style-name="ro1">
          <table:table-cell office:value-type="string" calcext:value-type="string">
            <text:p>về sài chưa được 1 tuần đã hư. giờ phải dùng chuột cũ ... <text:s text:c="3"/></text:p>
          </table:table-cell>
          <table:table-cell/>
        </table:table-row>
        <table:table-row table:style-name="ro1">
          <table:table-cell office:value-type="string" calcext:value-type="string">
            <text:p>về thì bao bì bị rách lấy keo dán lại, kiểu như vỏ này nhưng ruột khác. xài được 2 tháng thì bị hư. làm ăn như này mong shop sớm phá sản.</text:p>
          </table:table-cell>
          <table:table-cell/>
        </table:table-row>
        <table:table-row table:style-name="ro1">
          <table:table-cell office:value-type="string" calcext:value-type="string">
            <text:p>về xài k đc 1 phút naog.tưởng hết pin ai ngờ cấm vào cũng như k</text:p>
          </table:table-cell>
          <table:table-cell/>
        </table:table-row>
        <table:table-row table:style-name="ro4">
          <table:table-cell office:value-type="string" calcext:value-type="string">
            <text:p>vì 2 cái chấu 2 bên của hộp mực để gài vào trong máy in rất dễ gãy, mình vừa đặt vào kéo ra vào 1 chút bị gãy luôn. còn hộp mực đi theo máy thì kéo ra vào thoải mái không gãy, nhựa tốt hơn nhiều. nên hộp mực mới cũng không dùng được luôn, hỏng. thất vọng.</text:p>
          </table:table-cell>
          <table:table-cell/>
        </table:table-row>
        <table:table-row table:style-name="ro3">
          <table:table-cell office:value-type="string" calcext:value-type="string">
            <text:p>vì của tiki trading hết hàng nên mình mua của nova. đóng gói siêu tệ, có đọc review rồi nhưng mình ko ngờ mình nova đóng gói tệ tới vậy, còn thua mua ổ bánh mình. hàng điện tử dễ hỏng nhưng không hề gói bất cứ một cái gì có thể chống sốc bên ngoài, tạm thời nhận đĩa nhưng không biết sau này sao. những lần trước mua hàng điện tử, thậm chí ko phải điện tử nữa, tiki hay nhà bán lẻ khác gói gém rất kỹ càng, chống sốc các kiểu, nhưng nova computer <text:s/>quá tệ</text:p>
          </table:table-cell>
          <table:table-cell/>
        </table:table-row>
        <table:table-row table:style-name="ro15">
          <table:table-cell office:value-type="string" calcext:value-type="string">
            <text:p>vì đã mua thành công một cái ipad trước đó nên quyết định mua một cái điện thoại. mua quả samsung galaxy note 10 lite. nhận hàng đầu tiên ngày 18/5, kết quả chưa kịp vui thì đã tắt ngóm vì màn hình đen ngòm không mở được, phải báo đổi hàng. bên tiki đã xác nhận lỗi và đổi hàng ngày 25/5. <text:s/>lần nhận hàng thứ 2 cũng không khá hơn, s pen chưa xài đã hư. hàng điện tử mà lỗi tới 2 lần, quá khó tin nên báo xin trả hàng. đòi trả hàng nên kéo dài quy trình phết, gửi hàng về tiki để kiểm tra thì 3 ngày mới tới chả hiểu vì sao. tiki bảo chờ 1 3 ngày thì quyết tâm tới ngày thứ 3 mới giải quyết, bảo chờ 2 4 ngày thì cũng quyết tâm ngày thứ 4 mới giải quyết. <text:s/>lần gần đây nhất gửi cả đt về hãng thẩm định lỗi, bảo chờ từ 2 4 ngày, kết quả hết hôm nay là một tuần tròn, mà k thấy tiki có động tĩnh j mới chủ động gọi hotline. nói thật từ đầu tới giờ thương mấy chị tổng đài ăn nói nhỏ nhẹ nên mới tự nhủ chỉ cần trả tiền hoặc đt về đây cho tui thì tui k viết review. kết quả sao? gọi hotline gặp 2 người khác nhau thì đều cúp máy ngang xương, không có xin lỗi, không báo tình trạng hiện tại máy sao rồi, xác định lỗi hay chưa, không báo hướng giải quyết của bên tiki gì hết ráo trong suốt quá trình gọi điện chỉ mới than phiền cái sự lâu lắc và hỏi thế có định trả tiền hoặc đt cho mình xài không, định chờ hết hạn 30 ngày đổi trả thì không cho mình trả hàng nữa hay j, thì nhân viên tắt máy ngang. cảm thấy không được tôn trọng tí nào hết. viết cái review trên appstore mà không có 0 sao, chỉ có 1 sao, k biết review có được duyệt không. tóm lại tiền đã trả mà đt cũng vẫn chưa có xài. đến nay đã gần tròn một tháng rồi. chọn giao hàng trong vòng 2h mà 2 tháng họa may điện thoại mới tới, chắc thế. đề xuất cho thêm đánh giá 0 sao hoặc 0.25 sao nhé, vì nói thật lần mua hàng này tui đếch có cảm nhận được khâu nào của dịch vụ và hàng hoá hết. <text:s/>đấy, ai sắp mua/ chuẩn bị mua hàng hoặc đang trong trường hợp tương tự mình thì hãy coi chừng, biết đâu bạn sẽ là người kế tiếp, và quy trình này sẽ không nhanh và dễ chịu đâu. hình đính kèm là máy đầu tiên không lên nguồn.</text:p>
          </table:table-cell>
          <table:table-cell/>
        </table:table-row>
        <table:table-row table:style-name="ro4">
          <table:table-cell office:value-type="string" calcext:value-type="string">
            <text:p>vì đầu bút nó to, khi cầm viết lên screen sẽ k ăn màn hình nếu cầm viết như bình thường. mua về test và báo tiki thì k cho trả sản phẩm với lý do sản phẩm điện tử vì qua sử dụng. nếu k mở test thì sao biet dùng ok k? viết k xong thì đừng mơ đến việc vẽ sketch. <text:s text:c="2"/>giá có rẻ mà sử dụng k được thì mua thật phí tiền ! coi như tiền mất</text:p>
          </table:table-cell>
          <table:table-cell/>
        </table:table-row>
        <table:table-row table:style-name="ro4">
          <table:table-cell office:value-type="string" calcext:value-type="string">
            <text:p>vì nhu cầu sử dụng, mình cần máy có tính năng ghi âm cuộc gọi. đọc phần mô tả sản phẩm thì có tính năng ghi âm, nhưng nhận máy thì không có. mình muốn trả lại máy và chọn sản phẩm khác.</text:p>
          </table:table-cell>
          <table:table-cell/>
        </table:table-row>
        <table:table-row table:style-name="ro1">
          <table:table-cell office:value-type="string" calcext:value-type="string">
            <text:p>vì tin tưởng tiki nên ko giữ lại bảo hành, tem các thứ, giờ mới xài 3 ngày hư cục pin khỏi xài. nản thiệt</text:p>
          </table:table-cell>
          <table:table-cell/>
        </table:table-row>
        <table:table-row table:style-name="ro4">
          <table:table-cell office:value-type="string" calcext:value-type="string">
            <text:p>việc đóng gói hàng hoá của tiki thời gian gần đây rất tệ. hàng điện tử mà không hề chèn lót xốp hay giấy để hạn chế xê dịch trong quá trình vận chuyển. cứ đà này, tiki chỉ phù hợp để mua sách.</text:p>
          </table:table-cell>
          <table:table-cell/>
        </table:table-row>
        <table:table-row table:style-name="ro1">
          <table:table-cell office:value-type="string" calcext:value-type="string">
            <text:p>việc tiki giao 1 món hàng như vậy ko hiểu đã có kiểm tra chưa? mình đã có email gửi hỗ trợ trả lại. đơn hàng số 798569373</text:p>
          </table:table-cell>
          <table:table-cell/>
        </table:table-row>
        <table:table-row table:style-name="ro1">
          <table:table-cell office:value-type="string" calcext:value-type="string">
            <text:p>viền màn bị mảng đen chung quanh. mình có thể đổi để mua màn hình khác được không?</text:p>
          </table:table-cell>
          <table:table-cell/>
        </table:table-row>
        <table:table-row table:style-name="ro1">
          <table:table-cell office:value-type="string" calcext:value-type="string">
            <text:p>viết lên máy có được đâu, đã vậy đầu viết còn dễ đứt nữa chứ , kì quá tiki ơi</text:p>
          </table:table-cell>
          <table:table-cell/>
        </table:table-row>
        <table:table-row table:style-name="ro1" table:visibility="filter">
          <table:table-cell office:value-type="string" calcext:value-type="string">
            <text:p>viết lên máy có được đâu, đã vậy đầu viết còn dễ đứt nữa chứ , kì quá tiki ơi</text:p>
          </table:table-cell>
          <table:table-cell/>
        </table:table-row>
        <table:table-row table:style-name="ro1">
          <table:table-cell office:value-type="string" calcext:value-type="string">
            <text:p>vivi y91c em đặt từ tuần trước mà giờ vẫn chưa chuyển tới</text:p>
          </table:table-cell>
          <table:table-cell/>
        </table:table-row>
        <table:table-row table:style-name="ro4">
          <table:table-cell office:value-type="string" calcext:value-type="string">
            <text:p>vỏ bao bì không giống lắm với vỏ chỉnh hãng trên mạng, có tem bảo hành spc đầy đủ, nhưng về mở lên ko có sẵn phần mềm secure bên trong, format xong tải phần mềm secure từ trang chủ sandisk về chạy thì báo không nhận usb,</text:p>
          </table:table-cell>
          <table:table-cell/>
        </table:table-row>
        <table:table-row table:style-name="ro1">
          <table:table-cell office:value-type="string" calcext:value-type="string">
            <text:p>vỏ của sản phẩm đã bị cắt, sản phẩm nhìn mới, để xem dùng thế nào</text:p>
          </table:table-cell>
          <table:table-cell/>
        </table:table-row>
        <table:table-row table:style-name="ro4">
          <table:table-cell office:value-type="string" calcext:value-type="string">
            <text:p>vô cùng chậm. điện thoại vào 40mbps nhưng cái này thì lẹt đẹt 15mbps. driver tải chính xác từ trang chủ tp link. cắm vào 2 máy cả linux cũng không khá hơn. mình cần đổi trả hàng.</text:p>
          </table:table-cell>
          <table:table-cell/>
        </table:table-row>
        <table:table-row table:style-name="ro1">
          <table:table-cell office:value-type="string" calcext:value-type="string">
            <text:p>vỏ đã bóc, tem pin và máy k trùng nhau, thiết bị nóng k sử dụng được, sạc lâu k vào pin</text:p>
          </table:table-cell>
          <table:table-cell/>
        </table:table-row>
        <table:table-row table:style-name="ro1">
          <table:table-cell office:value-type="string" calcext:value-type="string">
            <text:p>vỏ đựng usb bị cắt <text:s/>., tuy nhiên usb vẫn ổn, mong tiki xem lại. cảm ơn và sẽ ủng hộ cho tiki</text:p>
          </table:table-cell>
          <table:table-cell/>
        </table:table-row>
        <table:table-row table:style-name="ro1">
          <table:table-cell office:value-type="string" calcext:value-type="string">
            <text:p>vỏ đựng usb chưa xé đã bị mở file chép từ máy tính vô usb ko được</text:p>
          </table:table-cell>
          <table:table-cell/>
        </table:table-row>
        <table:table-row table:style-name="ro1">
          <table:table-cell office:value-type="string" calcext:value-type="string">
            <text:p>vỏ hộp bám bụi như hàng tồn kho. bật chuột lên không thấy báo đèn sáng. hoàn toàn không sử dụng được.</text:p>
          </table:table-cell>
          <table:table-cell/>
        </table:table-row>
        <table:table-row table:style-name="ro1">
          <table:table-cell office:value-type="string" calcext:value-type="string">
            <text:p>vỏ hộp chuột bên ngoài bị dán băng keo chứ không nguyên seal trước khi được giao đến tay khách hàng !!!</text:p>
          </table:table-cell>
          <table:table-cell/>
        </table:table-row>
        <table:table-row table:style-name="ro1">
          <table:table-cell office:value-type="string" calcext:value-type="string">
            <text:p>vỏ hộp cũ không có bọc, bên trong hộp tờ hướng dẫn bị gấp rồi cho vào hộp ngay ngoài khi mở lắp. túi bọc sản phẩm bên trong đã bị bóc. đây có phải là hàng mới?</text:p>
          </table:table-cell>
          <table:table-cell/>
        </table:table-row>
        <table:table-row table:style-name="ro1">
          <table:table-cell office:value-type="string" calcext:value-type="string">
            <text:p>vỏ ngoài cũ và trầy nhiều như đã có ai sử dụng. tai nghe chỉ nghe đc bên trái. âm thanh có vẻ cũng hay</text:p>
          </table:table-cell>
          <table:table-cell/>
        </table:table-row>
        <table:table-row table:style-name="ro1">
          <table:table-cell office:value-type="string" calcext:value-type="string">
            <text:p>vỏ ngoài rách nát, có vết kéo cắt tới phần sản phẩm.</text:p>
          </table:table-cell>
          <table:table-cell/>
        </table:table-row>
        <table:table-row table:style-name="ro1">
          <table:table-cell office:value-type="string" calcext:value-type="string">
            <text:p>vô tình nhấn phía dưới phím f và tạch .... tiki bán sản phẩm lỗi cho khách hàng à?</text:p>
          </table:table-cell>
          <table:table-cell/>
        </table:table-row>
        <table:table-row table:style-name="ro1">
          <table:table-cell office:value-type="string" calcext:value-type="string">
            <text:p>với giá trị 50k không nghĩ là sản phẩm chỉ sử dụng chắc được 5 10' sau đó vĩnh viễn tịt. nên loại bỏ các dòng sp kém chất lượng khỏi thị trường</text:p>
          </table:table-cell>
          <table:table-cell/>
        </table:table-row>
        <table:table-row table:style-name="ro3">
          <table:table-cell office:value-type="string" calcext:value-type="string">
            <text:p>vòng đeo tay bị lỗi, không nhận được tin nhắn sms, zalo, facebook, ưechat,...... và cả email, mặc dù mình đã bật các thể loại notify, cài đi cài lại app mi rất nhiều lần. tiki cũng đã nhận bảo hành lại lần thứ hai nhưng mình vẫn chưa nhận lại được vòng đeo tay. vòng đeo tay này là bản cn, không phải bản quốc tế nên hay bị lỗi, mọi người cân nhắc trước khi mua nha!</text:p>
          </table:table-cell>
          <table:table-cell/>
        </table:table-row>
        <table:table-row table:style-name="ro3">
          <table:table-cell office:value-type="string" calcext:value-type="string">
            <text:p>vừa book mua note 10 xong, thanh toán visa xong đúng 1 giây sau quay lại xem chơi thì thấy xuất hiện quà tặng vòng đeo tay sam sung trị giá 2.4 triệu. thế tôi phải làm sao ? lấy tiền lại cũng không được, không lẽ từ chối nhận hàng thì tội nghiệp anh giao hàng. các anh set khuyến mãi kiểu chiêu trò này thấy có vui không ?! tôi thì không vui đâu đấy !!</text:p>
          </table:table-cell>
          <table:table-cell/>
        </table:table-row>
        <table:table-row table:style-name="ro4">
          <table:table-cell office:value-type="string" calcext:value-type="string">
            <text:p>vừa cầm về, format ổ và setup window rồi test tốc độ luôn. tôi thật sự không nghĩ rằng tốc độ của ổ chỉ đạt read hơn 200mb/s &amp; write hơn100mb/s quá thất vọng so với mô tả sản phẩm của tiki</text:p>
          </table:table-cell>
          <table:table-cell/>
        </table:table-row>
        <table:table-row table:style-name="ro1">
          <table:table-cell office:value-type="string" calcext:value-type="string">
            <text:p>vừa chơi dk 2 ngày đã gãy lun cái bấm đằng sau</text:p>
          </table:table-cell>
          <table:table-cell/>
        </table:table-row>
        <table:table-row table:style-name="ro5">
          <table:table-cell office:value-type="string" calcext:value-type="string">
            <text:p>vừa đặt mua samsung galaxy note 10 plus trên tiki trưa nay. tiki giao hàng trong vòng 2g. tuy nhiên sau khi trả tiền và nhận hàng xong, khui hộp mở máy lên thì thấy bị 2 sọc đứng màu hồng phía bên trái màn hình (như ảnh chụp). kiểm tra số imei thì đúng hết và sp đã được kích hoạt bảo hành từ ngày 08/10/2019. <text:s/>mình có gọi đt cũng như email cho tiki để hỗ trợ, nhưng thật buồn vì đã gọi đến lần thứ 3 rồi và gửi mail hình ảnh lỗi đến tiki rồi nhưng tiki vẫn chưa giải quyết hỗ trợ. ngặt nỗi đây lại là món quà mua tặng vk ngày 20/10 nữa, nếu tiki giải quyết sau ngày 20/10 thì ko còn ý nghĩa gì. từ trước giờ ít khi mua hàng qua app và ít có app nào mà mình có thể tin tưởng để mua hàng mà ít phải dòm trước, ngó sau, test tới test lui đặc biệt là đối với sản phẩm điện thoại. chỉ có tiki là mình tin tưởng được về chất lượng sản phẩm cũng như sự hỗ trợ, chăm sóc khách hàng. và mình đã mua rất nhiều sp trên tiki. nhưng lần này tiki làm mình thất vọng quá, nếu tiki không kiểm tra được lỗi và đổi sp mới cho mình trong ngày mai 20/10 thì từ nay mình sẽ ko ủng hộ tiki nữa.</text:p>
          </table:table-cell>
          <table:table-cell/>
        </table:table-row>
        <table:table-row table:style-name="ro1">
          <table:table-cell office:value-type="string" calcext:value-type="string">
            <text:p>vừa đặt ngày hôm qua, màn hình bị lỗi hở sáng ở nhiều chỗ.</text:p>
          </table:table-cell>
          <table:table-cell/>
        </table:table-row>
        <table:table-row table:style-name="ro1">
          <table:table-cell office:value-type="string" calcext:value-type="string">
            <text:p>vừa dùng được 1 tuần xong thì chuột của tui bị hỏng lun rồi. cái sen sò của em nó hông có sáng nữa. bùn quá.</text:p>
          </table:table-cell>
          <table:table-cell/>
        </table:table-row>
        <table:table-row table:style-name="ro1">
          <table:table-cell office:value-type="string" calcext:value-type="string">
            <text:p>vừa khui hộp lắp màn vô thì màn có ngay 1 kẻ sọc như này. chán</text:p>
          </table:table-cell>
          <table:table-cell/>
        </table:table-row>
        <table:table-row table:style-name="ro1">
          <table:table-cell office:value-type="string" calcext:value-type="string">
            <text:p>vừa khui hộp mà mòn như đồ cũ vậy, tiki giải thích hộ mình</text:p>
          </table:table-cell>
          <table:table-cell/>
        </table:table-row>
        <table:table-row table:style-name="ro1">
          <table:table-cell office:value-type="string" calcext:value-type="string">
            <text:p>vừa khui hộp ra cắm vào nghe dc đúng 1 bên tai đúng là tiền nào của đó!</text:p>
          </table:table-cell>
          <table:table-cell/>
        </table:table-row>
        <table:table-row table:style-name="ro4">
          <table:table-cell office:value-type="string" calcext:value-type="string">
            <text:p>vừa mở hộp ra dùng thử thì thấy khá tốt. nhưng khi nhìn lại thì đèn ở giữa ko lên. <text:s/>check lại mặt sau thì thấy xước xác như hàng đã qua sử dụng <text:s/>check hộp thì mình đặt m331 silent plus lại gửi m331 silent. <text:s/>tem digiworld nữa nhưng hàng thì như bán tháo. <text:s/>thất vọng vì việc làm ăn kiểu bán hàng cũ lại giá hàng mới + quảng cáo hàng mới.</text:p>
          </table:table-cell>
          <table:table-cell/>
        </table:table-row>
        <table:table-row table:style-name="ro1">
          <table:table-cell office:value-type="string" calcext:value-type="string">
            <text:p>vừa mới đập hộp ko có tai nghe bên trong làm ăn kiểu j z</text:p>
          </table:table-cell>
          <table:table-cell/>
        </table:table-row>
        <table:table-row table:style-name="ro1">
          <table:table-cell office:value-type="string" calcext:value-type="string">
            <text:p>vừa mới dùng được 2 lần đã hỏng</text:p>
          </table:table-cell>
          <table:table-cell/>
        </table:table-row>
        <table:table-row table:style-name="ro1">
          <table:table-cell office:value-type="string" calcext:value-type="string">
            <text:p>vừa mới khui seal, format để lưu hình mà cứ copy giữa chừng thì tự động disconnect. trong khi có 1 cái y như vậy mua từ 3 năm trước lại dùng rất tốt.</text:p>
          </table:table-cell>
          <table:table-cell/>
        </table:table-row>
        <table:table-row table:style-name="ro1">
          <table:table-cell office:value-type="string" calcext:value-type="string">
            <text:p>vừa mới mua được 1 tháng đã hư, không nhận vào máy tính khi sử dụng thì rất cứng, dùng không êm tay.</text:p>
          </table:table-cell>
          <table:table-cell/>
        </table:table-row>
        <table:table-row table:style-name="ro1">
          <table:table-cell office:value-type="string" calcext:value-type="string">
            <text:p>vừa mới mua hàng, hý hửng bóc hộp, nhưng bật mãi chuột không lên điện, không sao kết nối được với máy tính, đã đổi cục pin vẫn không có tác dụng gì</text:p>
          </table:table-cell>
          <table:table-cell/>
        </table:table-row>
        <table:table-row table:style-name="ro1" table:visibility="filter">
          <table:table-cell office:value-type="string" calcext:value-type="string">
            <text:p>vừa mới mua hàng, hý hửng bóc hộp, nhưng bật mãi chuột không lên điện, không sao kết nối được với máy tính, đã đổi cục pin vẫn không có tác dụng gì</text:p>
          </table:table-cell>
          <table:table-cell/>
        </table:table-row>
        <table:table-row table:style-name="ro1">
          <table:table-cell office:value-type="string" calcext:value-type="string">
            <text:p>vừa mới mua về lắp pin vào và cắm usb thì không kết nối được với chuột thật đáng thất vọng. yêu cầu được đổi trả hàng</text:p>
          </table:table-cell>
          <table:table-cell/>
        </table:table-row>
        <table:table-row table:style-name="ro1">
          <table:table-cell office:value-type="string" calcext:value-type="string">
            <text:p>vừa mới mua về, cài vào laptop thì xài k đc, k nổi chấm đỏ</text:p>
          </table:table-cell>
          <table:table-cell/>
        </table:table-row>
        <table:table-row table:style-name="ro1">
          <table:table-cell office:value-type="string" calcext:value-type="string">
            <text:p>vừa mới mua về, đã ko có điện thay pin cũng ko nên, đã liên hệ tki trả lại hàng.( bạn hỗ trợ rất thân thiện) mong shop khi giao hàng nên kiểm tra. đỡ mất công cả kh lẫn shop.</text:p>
          </table:table-cell>
          <table:table-cell/>
        </table:table-row>
        <table:table-row table:style-name="ro1">
          <table:table-cell office:value-type="string" calcext:value-type="string">
            <text:p>vừa mới nghe được một lúc mất luôn tiếng tai phải?</text:p>
          </table:table-cell>
          <table:table-cell/>
        </table:table-row>
        <table:table-row table:style-name="ro1">
          <table:table-cell office:value-type="string" calcext:value-type="string">
            <text:p>vừa mới nhận hàng được 1 ngày , hum nay nghe đã thấy hỏng 1 bên tai phải. lỡ vứt hộp đựng đi rồi chẳng biết có giấy bảo hành ko nữa <text:s/>.</text:p>
          </table:table-cell>
          <table:table-cell/>
        </table:table-row>
        <table:table-row table:style-name="ro4">
          <table:table-cell office:value-type="string" calcext:value-type="string">
            <text:p>vừa mới sài 2 ngày thấy mọi thứ đều ok,cho đến khi hết pin thỳ sạc không vào. chã biết xử lý sao. mong tiki thu hồi lại giúp . và mình không biết đc cách để đổi trả lại hàng nên mới viết lên đây. mong tiki sớm hồi đáp ạ</text:p>
          </table:table-cell>
          <table:table-cell/>
        </table:table-row>
        <table:table-row table:style-name="ro1">
          <table:table-cell office:value-type="string" calcext:value-type="string">
            <text:p>vừa mua 4.190 xong thì hôm sau còn 4.096 vậy có hoàn tiền không?</text:p>
          </table:table-cell>
          <table:table-cell/>
        </table:table-row>
        <table:table-row table:style-name="ro1">
          <table:table-cell office:value-type="string" calcext:value-type="string">
            <text:p>vừa mua 890 xong thì được mời đánh giá, vào xem còn 850</text:p>
          </table:table-cell>
          <table:table-cell/>
        </table:table-row>
        <table:table-row table:style-name="ro1">
          <table:table-cell office:value-type="string" calcext:value-type="string">
            <text:p>vừa mua đc 1 ngày giá 11690 giờ còn có 10460. quá buồn</text:p>
          </table:table-cell>
          <table:table-cell/>
        </table:table-row>
        <table:table-row table:style-name="ro1">
          <table:table-cell office:value-type="string" calcext:value-type="string">
            <text:p>vừa mua được 3 ngày thì tạch, không biết tiki có test trước khi giao hang ko nữa, đổi bảo hành thì mất nhiều time quá</text:p>
          </table:table-cell>
          <table:table-cell/>
        </table:table-row>
        <table:table-row table:style-name="ro1">
          <table:table-cell office:value-type="string" calcext:value-type="string">
            <text:p>vừa mua hồi tháng 5 vừa rồi và bây giờ bị khoá không cho vào mạng do chưa chuẩn hoá thôg tin. cần lời giải thích từ các bạn. cũng nhiều tiền chứ có ít đâu</text:p>
          </table:table-cell>
          <table:table-cell/>
        </table:table-row>
        <table:table-row table:style-name="ro4">
          <table:table-cell office:value-type="string" calcext:value-type="string">
            <text:p>vừa mua hôm 02/1. <text:s/>chép vào khoảng 200gb dữ liệu. tối qua 4/1 có dấu hiệu lỗi (không ghi file, tạo foder gì được)...sau có có copy được 40gb nữa. hôm nay (5/1) thì 1 số file không đọc được và rồi "chết" luôn. không nhận diện được ổ cứng nữa... ham rẻ có thể mất tiền. nhưng dữ liệu, hình ảnh...giờ ai bồi thường? <text:s text:c="2"/>chắc là tự chịu rồi.</text:p>
          </table:table-cell>
          <table:table-cell/>
        </table:table-row>
        <table:table-row table:style-name="ro1">
          <table:table-cell office:value-type="string" calcext:value-type="string">
            <text:p>vừa mua hư luôn.. hãi... tai phải bị rè ... tiki giao hàng chậm còn chả chất lượng</text:p>
          </table:table-cell>
          <table:table-cell/>
        </table:table-row>
        <table:table-row table:style-name="ro1">
          <table:table-cell office:value-type="string" calcext:value-type="string">
            <text:p>vừa mua nhìn đã bị mở ra. không nguyên vẹn, hàng cũ. không hài lòng tiki</text:p>
          </table:table-cell>
          <table:table-cell/>
        </table:table-row>
        <table:table-row table:style-name="ro1">
          <table:table-cell office:value-type="string" calcext:value-type="string">
            <text:p>vừa mua về đã hỏng. không test trước khi giao. gọi phản hồi tiki không thấy hồi âm. không liên lạc được shop.</text:p>
          </table:table-cell>
          <table:table-cell/>
        </table:table-row>
        <table:table-row table:style-name="ro1">
          <table:table-cell office:value-type="string" calcext:value-type="string">
            <text:p>vừa mua về đã ko sử dụng được, ghip vào ko sáng đèn,</text:p>
          </table:table-cell>
          <table:table-cell/>
        </table:table-row>
        <table:table-row table:style-name="ro1" table:visibility="filter">
          <table:table-cell office:value-type="string" calcext:value-type="string">
            <text:p>vừa mua về đã ko sử dụng được, ghip vào ko sáng đèn,</text:p>
          </table:table-cell>
          <table:table-cell/>
        </table:table-row>
        <table:table-row table:style-name="ro1">
          <table:table-cell office:value-type="string" calcext:value-type="string">
            <text:p>vừa mua về mà sạc mãi không lên tí pin nào luôn ạ, thử máy khác thì vẫn oki, chắc do chân sạc của máy hị hỏng ,buồn qué</text:p>
          </table:table-cell>
          <table:table-cell/>
        </table:table-row>
        <table:table-row table:style-name="ro1">
          <table:table-cell office:value-type="string" calcext:value-type="string">
            <text:p>vừa mua về nối lap với tv thì báo không nhận tín hiệu </text:p>
          </table:table-cell>
          <table:table-cell/>
        </table:table-row>
        <table:table-row table:style-name="ro1">
          <table:table-cell office:value-type="string" calcext:value-type="string">
            <text:p>vừa mua về sạc pin không vô, chỉ mở nguồn lên khi cắm dây sạc vào</text:p>
          </table:table-cell>
          <table:table-cell/>
        </table:table-row>
        <table:table-row table:style-name="ro1">
          <table:table-cell office:value-type="string" calcext:value-type="string">
            <text:p>vừa mua xong và bật không lên, sạc không vào? cắm vào ổ để sạc cục pin dự phòng cũng không thấy hiện đèn gì là sao vậy?</text:p>
          </table:table-cell>
          <table:table-cell/>
        </table:table-row>
        <table:table-row table:style-name="ro4">
          <table:table-cell office:value-type="string" calcext:value-type="string">
            <text:p>vừa nhận đc sim sau 5 ngày đặt hàng, điều đáng nói là sim đã kích hoạt gần 1 tháng rồi vậy mà vẫn giao cho khách được. thà mất 5 7 ngày như các trường hợp khác còn chấp nhận được. các bạn mua sau nên lưu ý nha</text:p>
          </table:table-cell>
          <table:table-cell/>
        </table:table-row>
        <table:table-row table:style-name="ro1">
          <table:table-cell office:value-type="string" calcext:value-type="string">
            <text:p>vừa nhận được hàng nhưng không hát được. micro cứ bị hú. có thể đổi trả hàng không</text:p>
          </table:table-cell>
          <table:table-cell/>
        </table:table-row>
        <table:table-row table:style-name="ro4">
          <table:table-cell office:value-type="string" calcext:value-type="string">
            <text:p>vừa nhận được thấy đúng màu vàng nên cũng thích. tuy nhiên, sau kho test thì mình chỉ nghe được 1 tai bên trái, còn bên phải không nghe được. thấy uổng tiền để mua đồ chơi này quá <text:s/>.</text:p>
          </table:table-cell>
          <table:table-cell/>
        </table:table-row>
        <table:table-row table:style-name="ro1">
          <table:table-cell office:value-type="string" calcext:value-type="string">
            <text:p>vừa nhận hàng 17h 21/11. chỉ nghe được mỗi bên phải. giờ phải giải quyết như thế nào đây ???</text:p>
          </table:table-cell>
          <table:table-cell/>
        </table:table-row>
        <table:table-row table:style-name="ro1">
          <table:table-cell office:value-type="string" calcext:value-type="string">
            <text:p>vừa nhận hàng chiều nay (3/8). nhắn tin kích hoạt thì nhận thông báo đã kích hoạt từ tháng 3, thời hạn sử dụng đến tháng 3/2021??? mất toi của tôi mấy tháng rồi</text:p>
          </table:table-cell>
          <table:table-cell/>
        </table:table-row>
        <table:table-row table:style-name="ro1">
          <table:table-cell office:value-type="string" calcext:value-type="string">
            <text:p>vừa nhận hàng mở ứng dụng kt hsd : 3/2020 . còn đúng 1 tháng sợ thật sự</text:p>
          </table:table-cell>
          <table:table-cell/>
        </table:table-row>
        <table:table-row table:style-name="ro1">
          <table:table-cell office:value-type="string" calcext:value-type="string">
            <text:p>vừa nhận hàng về vui mừng phấn khởi, cắm vào thì nó k lên, mặc dù chân cắm của máy <text:s/>tính k bị hỏng, đèn không sáng, tôi muốn đổi cái khác</text:p>
          </table:table-cell>
          <table:table-cell/>
        </table:table-row>
        <table:table-row table:style-name="ro1">
          <table:table-cell office:value-type="string" calcext:value-type="string">
            <text:p>vừa nhận hàng xong, không thể kết nối được, mong tiki xem lại thu hồi sản phẩm lỗi giúp mình</text:p>
          </table:table-cell>
          <table:table-cell/>
        </table:table-row>
        <table:table-row table:style-name="ro4">
          <table:table-cell office:value-type="string" calcext:value-type="string">
            <text:p>vừa nhận hàng, cắm vào iphone xs max tăng lên dc 3% thì màng hình lag, mất khung thông báo nhạc, đơ máy. chắc do ko có chuẩn mfi nên thật sự rất hại máy nha mọi người. cân nhắc kĩ nha</text:p>
          </table:table-cell>
          <table:table-cell/>
        </table:table-row>
        <table:table-row table:style-name="ro1">
          <table:table-cell office:value-type="string" calcext:value-type="string">
            <text:p>vừa nhận hàng, in tờ nào cũng kèm theo những dấu chấm mặc định thế này. yêu cầu đổi lại hàng.</text:p>
          </table:table-cell>
          <table:table-cell/>
        </table:table-row>
        <table:table-row table:style-name="ro4">
          <table:table-cell office:value-type="string" calcext:value-type="string">
            <text:p>vừa nhận hàng, sạc pin xong, nghe thử, tai phải ok, tai trái nghe rất nhỏ, âm thanh giống như bị nghẹt mũi, cực kỳ nhỏ. trước khi giao hàng cho khách, bộ phận kỹ thuật của tiki không kiểm tra hàng sao???? <text:s/>giao hàng tikinow trong 2h, nhưng yêu cầu đổi sản phẩm ngày hôm sau thì được báo là không thể, phải mất vài ngày!!!!</text:p>
          </table:table-cell>
          <table:table-cell/>
        </table:table-row>
        <table:table-row table:style-name="ro3">
          <table:table-cell office:value-type="string" calcext:value-type="string">
            <text:p>vừa nhận hàng, test ngay luôn. <text:s/>ưu: khi kết nối có popup hiển thị % pin tai nghe và kén sạc. <text:s/>nhược: gia công thô, còn nhiều ba via, nắp không khớp, khớp đóng mở bằng nhựa. đèn 2 màu xanh đỏ sáng loè loẹt. kết nối được tai phải, tai trái rè rè, không có tí âm thanh nào luôn. <text:s/>kết: thấy có vài review tốt, có bh nên mua thử. mà nhận được chất lượng như vầy thì cạch luôn. quay về em xào mì airdots <text:s/></text:p>
          </table:table-cell>
          <table:table-cell/>
        </table:table-row>
        <table:table-row table:style-name="ro1">
          <table:table-cell office:value-type="string" calcext:value-type="string">
            <text:p>vừa nhận loa đã bật không lên, cắm sạc mấy tiếng đồng hồ cũng vẫn thế</text:p>
          </table:table-cell>
          <table:table-cell/>
        </table:table-row>
        <table:table-row table:style-name="ro1">
          <table:table-cell office:value-type="string" calcext:value-type="string">
            <text:p>vừa nhận máy vào ngày 11/9. hôm nay máy bị như thế này và đơ luôn, không thể sử dụng được. tôi muốn yêu cầu hoàn trả sản phẩm!</text:p>
          </table:table-cell>
          <table:table-cell/>
        </table:table-row>
        <table:table-row table:style-name="ro1">
          <table:table-cell office:value-type="string" calcext:value-type="string">
            <text:p>vừa nhận máy xong, đúng máy nguyên seal, nhưng đã có đốm trắng sáng màn hình. không hiểu lý do.</text:p>
          </table:table-cell>
          <table:table-cell/>
        </table:table-row>
        <table:table-row table:style-name="ro1">
          <table:table-cell office:value-type="string" calcext:value-type="string">
            <text:p>vừa nhận nguồn mình có gắn vào test thử thì nguồn bị hở điện, giật tung người, nguồn cũ andyson thì không vấn đề gì, mong tiki cho mình đổi trả sản phẩm</text:p>
          </table:table-cell>
          <table:table-cell/>
        </table:table-row>
        <table:table-row table:style-name="ro1">
          <table:table-cell office:value-type="string" calcext:value-type="string">
            <text:p>vừa nhận sản phẩm tối về nhà test thì không nhận điện, gọi tiki hỗ trợ thì đợi cả ngày chưa thấy bên kỹ thuật gọi để nhận lại hàng, vẫn chưa biết khi nào được đổi hàng...</text:p>
          </table:table-cell>
          <table:table-cell/>
        </table:table-row>
        <table:table-row table:style-name="ro1" table:visibility="filter">
          <table:table-cell office:value-type="string" calcext:value-type="string">
            <text:p>vừa nhận sản phẩm tối về nhà test thì không nhận điện, gọi tiki hỗ trợ thì đợi cả ngày chưa thấy bên kỹ thuật gọi để nhận lại hàng, vẫn chưa biết khi nào được đổi hàng...</text:p>
          </table:table-cell>
          <table:table-cell/>
        </table:table-row>
        <table:table-row table:style-name="ro4">
          <table:table-cell office:value-type="string" calcext:value-type="string">
            <text:p>vừa nhận sản phẩm, chất lượng chưa biết sao nhưng thấy không ổn: 1. bao bì bị rách. 2. số seri trên hộp, chuột, bộ thu (receiver) không giống nhau. 3. chuột bị trầy xước. 4. cảm giác không phải hàng mới. 5. cái logo "logitech" trên bộ thu(receiver) không giống bản trên trang chủ p/s dù chất lượng thế nào nhưng thấy ban đầu là bực mình, chán...</text:p>
          </table:table-cell>
          <table:table-cell/>
        </table:table-row>
        <table:table-row table:style-name="ro1">
          <table:table-cell office:value-type="string" calcext:value-type="string">
            <text:p>vừa nhận từ nhân viên giao hàng kiểm tra kết nối thử thì có kêu được 30s nhưng sau đó tịt luôn.bật k lên.k kết nối blt được nữa.cắm sạc cũng k được.bức xúc thật sự</text:p>
          </table:table-cell>
          <table:table-cell/>
        </table:table-row>
        <table:table-row table:style-name="ro1">
          <table:table-cell office:value-type="string" calcext:value-type="string">
            <text:p>vừa nhận xong mới dùng hỏng mất một bên. ko hiểu bán kiểu gì nữa.</text:p>
          </table:table-cell>
          <table:table-cell/>
        </table:table-row>
        <table:table-row table:style-name="ro1">
          <table:table-cell office:value-type="string" calcext:value-type="string">
            <text:p>vừa nhân xong sản phẩm bị lỗi ang ten, như sắp gãy vậy, quá chán</text:p>
          </table:table-cell>
          <table:table-cell/>
        </table:table-row>
        <table:table-row table:style-name="ro1">
          <table:table-cell office:value-type="string" calcext:value-type="string">
            <text:p>vừa sạc vừa sử dụng có dấu hiệu xuống pin <text:s/>. <text:s/>của rẻ thường không tốt là thật</text:p>
          </table:table-cell>
          <table:table-cell/>
        </table:table-row>
        <table:table-row table:style-name="ro4">
          <table:table-cell office:value-type="string" calcext:value-type="string">
            <text:p>vừa ship lúc chiều xạc xong nghe 1 tai to 1 tai nhỏ chả hiểu kiểu gì mình định đổi trả mà bên tiki vẫn chưa xác nhận là đơn hàng đang giao mà vẫn báo ở kho dù hàng đã nhận đc thật thất vọng về sản phẩm . mình rất mong đc hồi đáp và sớm cho mình đổi</text:p>
          </table:table-cell>
          <table:table-cell/>
        </table:table-row>
        <table:table-row table:style-name="ro1">
          <table:table-cell office:value-type="string" calcext:value-type="string">
            <text:p>vừa vừa phải phải thôi, tôi đã hỏi nhưng tại sao không trả lời tôi?</text:p>
          </table:table-cell>
          <table:table-cell/>
        </table:table-row>
        <table:table-row table:style-name="ro1">
          <table:table-cell office:value-type="string" calcext:value-type="string">
            <text:p>vui lòng cho hỏi sản phẩm có được bảo hành k ạ ? nếu muốn sửa chữa ở đâu ạ?</text:p>
          </table:table-cell>
          <table:table-cell/>
        </table:table-row>
        <table:table-row table:style-name="ro1">
          <table:table-cell office:value-type="string" calcext:value-type="string">
            <text:p>vui lòng kiểm tra lại giúp tôi kiểm tra lại thiết bị a</text:p>
          </table:table-cell>
          <table:table-cell/>
        </table:table-row>
        <table:table-row table:style-name="ro1">
          <table:table-cell office:value-type="string" calcext:value-type="string">
            <text:p>vui lòng kiểm tra tại sao khi cắm cáp kết nối pc, đèn led của box đã sáng nhưng không hiển thị ổ cứng trong cửa sổ file explorer, biểu tượng kết nối usb cũng không xuất hiện...</text:p>
          </table:table-cell>
          <table:table-cell/>
        </table:table-row>
        <table:table-row table:style-name="ro1">
          <table:table-cell office:value-type="string" calcext:value-type="string">
            <text:p>vui lòng xuất hóa đơn cho 2 sản phẩm theo y/c lúc đặt mua</text:p>
          </table:table-cell>
          <table:table-cell/>
        </table:table-row>
        <table:table-row table:style-name="ro1">
          <table:table-cell office:value-type="string" calcext:value-type="string">
            <text:p>wifi cứ thỉnh thoảng lại bắt đăng nhập xác nhận. k biết tắt cái kiểu gì</text:p>
          </table:table-cell>
          <table:table-cell/>
        </table:table-row>
        <table:table-row table:style-name="ro1">
          <table:table-cell office:value-type="string" calcext:value-type="string">
            <text:p>wifi ko ổn định rất chập chờn đề nghị đổi lại giúp mình</text:p>
          </table:table-cell>
          <table:table-cell/>
        </table:table-row>
        <table:table-row table:style-name="ro1">
          <table:table-cell office:value-type="string" calcext:value-type="string">
            <text:p>wifi nhà mình băng tần 2,4ghz nhưng thiết bị không tìm thấy.</text:p>
          </table:table-cell>
          <table:table-cell/>
        </table:table-row>
        <table:table-row table:style-name="ro1">
          <table:table-cell office:value-type="string" calcext:value-type="string">
            <text:p>wifi phát mạng quá kém để củ ở cầu thang tầng 1 lên tầng hai bắt thì xem youtube lúc tua thì lang ko xem đc nói rõ là ko có vật cản sóng nhiều nếu có thì là cửa ra vào thôi</text:p>
          </table:table-cell>
          <table:table-cell/>
        </table:table-row>
        <table:table-row table:style-name="ro1">
          <table:table-cell office:value-type="string" calcext:value-type="string">
            <text:p>wifi yếu quá</text:p>
          </table:table-cell>
          <table:table-cell/>
        </table:table-row>
        <table:table-row table:style-name="ro1">
          <table:table-cell office:value-type="string" calcext:value-type="string">
            <text:p>windows 10 không nhận driver. tương tự với macbook</text:p>
          </table:table-cell>
          <table:table-cell/>
        </table:table-row>
        <table:table-row table:style-name="ro1">
          <table:table-cell office:value-type="string" calcext:value-type="string">
            <text:p>xạc 2 tiếng rồi sau đó cũng ko lên hình, đổi giúp mình nha, quả thật không biết nói sao nữa</text:p>
          </table:table-cell>
          <table:table-cell/>
        </table:table-row>
        <table:table-row table:style-name="ro1">
          <table:table-cell office:value-type="string" calcext:value-type="string">
            <text:p>xạc ca buổi kết noi với dt xong nge ko dc la sao. mà lại khi xạc den ko bao nên cha pít co vo pin hay ko. nho tiki giai thích ho tinh trang trên cai</text:p>
          </table:table-cell>
          <table:table-cell/>
        </table:table-row>
        <table:table-row table:style-name="ro1">
          <table:table-cell office:value-type="string" calcext:value-type="string">
            <text:p>xác nhận đã mua hàng,đóng gói tốt,giao hàng nhanh</text:p>
          </table:table-cell>
          <table:table-cell/>
        </table:table-row>
        <table:table-row table:style-name="ro1">
          <table:table-cell office:value-type="string" calcext:value-type="string">
            <text:p>xạc pin k dc cái vào cái k , hết pin trong vòng 30p , kết nối bị loạn khuyên các bạn k lên mua phí tiền</text:p>
          </table:table-cell>
          <table:table-cell/>
        </table:table-row>
        <table:table-row table:style-name="ro1">
          <table:table-cell office:value-type="string" calcext:value-type="string">
            <text:p>xài 1 lần hư</text:p>
          </table:table-cell>
          <table:table-cell/>
        </table:table-row>
        <table:table-row table:style-name="ro1">
          <table:table-cell office:value-type="string" calcext:value-type="string">
            <text:p>xài 1 tháng đã hư</text:p>
          </table:table-cell>
          <table:table-cell/>
        </table:table-row>
        <table:table-row table:style-name="ro1">
          <table:table-cell office:value-type="string" calcext:value-type="string">
            <text:p>xài 2 bửa hư quá dỏm xin đừng mua nha mn</text:p>
          </table:table-cell>
          <table:table-cell/>
        </table:table-row>
        <table:table-row table:style-name="ro1">
          <table:table-cell office:value-type="string" calcext:value-type="string">
            <text:p>xài 2 lần đã gãy đầu cấm!</text:p>
          </table:table-cell>
          <table:table-cell/>
        </table:table-row>
        <table:table-row table:style-name="ro4">
          <table:table-cell office:value-type="string" calcext:value-type="string">
            <text:p>xài 2 tháng. thường xuyên bi treo, phải reset nhiều lần lại mới được. chất lượng quá kém không xứng với giá tiền và thông tin quảng cáo. tiki mà cứ chấp nhận bán những hàng hoá này sẽ ảnh hưởng đến uy tín của mình</text:p>
          </table:table-cell>
          <table:table-cell/>
        </table:table-row>
        <table:table-row table:style-name="ro1">
          <table:table-cell office:value-type="string" calcext:value-type="string">
            <text:p>xài 2 tuần thấy cũng đc mà tới hôm nay zo k đc nữa mở sử dụng dữ liệu vẫn k zo mạng đc</text:p>
          </table:table-cell>
          <table:table-cell/>
        </table:table-row>
        <table:table-row table:style-name="ro1">
          <table:table-cell office:value-type="string" calcext:value-type="string">
            <text:p>xài chưa dc 1 ngày đã hư,ngoài ra còn có dấu cắt đã lấy sp ra khỏi hộp</text:p>
          </table:table-cell>
          <table:table-cell/>
        </table:table-row>
        <table:table-row table:style-name="ro1">
          <table:table-cell office:value-type="string" calcext:value-type="string">
            <text:p>xài chưa được 1 tháng đã hư chất lượng nói chung là quá kém</text:p>
          </table:table-cell>
          <table:table-cell/>
        </table:table-row>
        <table:table-row table:style-name="ro1">
          <table:table-cell office:value-type="string" calcext:value-type="string">
            <text:p>xài chưa được 1 tuần đã hư, xạc ko vô pin nữa</text:p>
          </table:table-cell>
          <table:table-cell/>
        </table:table-row>
        <table:table-row table:style-name="ro1">
          <table:table-cell office:value-type="string" calcext:value-type="string">
            <text:p>xài chưa được 2 năm thì bị dính nút chuột trái, không được có còn được bảo hành không??</text:p>
          </table:table-cell>
          <table:table-cell/>
        </table:table-row>
        <table:table-row table:style-name="ro1">
          <table:table-cell office:value-type="string" calcext:value-type="string">
            <text:p>xài chưa được 2 tiếng tắt mở ln hông được là sao</text:p>
          </table:table-cell>
          <table:table-cell/>
        </table:table-row>
        <table:table-row table:style-name="ro1">
          <table:table-cell office:value-type="string" calcext:value-type="string">
            <text:p>xài chưa được 3 ngày thì tai nghe đã bị hư, quá thất vọng</text:p>
          </table:table-cell>
          <table:table-cell/>
        </table:table-row>
        <table:table-row table:style-name="ro1">
          <table:table-cell office:value-type="string" calcext:value-type="string">
            <text:p>xài chưa tới 1th mà đã hư. ko còn nghe dc nc. thất vọng</text:p>
          </table:table-cell>
          <table:table-cell/>
        </table:table-row>
        <table:table-row table:style-name="ro1">
          <table:table-cell office:value-type="string" calcext:value-type="string">
            <text:p>xài dc 1 lần là hư k bao giò đặt mua ở đây nữa</text:p>
          </table:table-cell>
          <table:table-cell/>
        </table:table-row>
        <table:table-row table:style-name="ro1">
          <table:table-cell office:value-type="string" calcext:value-type="string">
            <text:p>xài đc 1 tuần hư</text:p>
          </table:table-cell>
          <table:table-cell/>
        </table:table-row>
        <table:table-row table:style-name="ro1">
          <table:table-cell office:value-type="string" calcext:value-type="string">
            <text:p>xài dc tầm 4 ngày hư 1 bên</text:p>
          </table:table-cell>
          <table:table-cell/>
        </table:table-row>
        <table:table-row table:style-name="ro1">
          <table:table-cell office:value-type="string" calcext:value-type="string">
            <text:p>xài đc tuần hư tai bên trái , bluetooth cũng ko nhạy, đeo tai nằm ngủ hơi cấn, hỗ trợ thu hồi sp chậm.</text:p>
          </table:table-cell>
          <table:table-cell/>
        </table:table-row>
        <table:table-row table:style-name="ro1">
          <table:table-cell office:value-type="string" calcext:value-type="string">
            <text:p>xài dc vài lần bị lỗi</text:p>
          </table:table-cell>
          <table:table-cell/>
        </table:table-row>
        <table:table-row table:style-name="ro4">
          <table:table-cell office:value-type="string" calcext:value-type="string">
            <text:p>xài dịch vụ giao hàng trong 2 giờ. đặt hàng lúc 3 giờ chiều, nhưng tới hơn 10 giờ sáng hôm sau mới giao. nếu tiki không đảm bảo giao hàng trong 2 giờ thì dẹp dịch vụ này đi. tốn 29k vô ích rất bực mình.</text:p>
          </table:table-cell>
          <table:table-cell/>
        </table:table-row>
        <table:table-row table:style-name="ro1">
          <table:table-cell office:value-type="string" calcext:value-type="string">
            <text:p>xài đk tuần đầu, <text:s/>tuần thus 2 bất đầu nghe tiếng rò rò rất khó chịu. <text:s/>thuờng xuyên tự tắt âm thanh</text:p>
          </table:table-cell>
          <table:table-cell/>
        </table:table-row>
        <table:table-row table:style-name="ro1">
          <table:table-cell office:value-type="string" calcext:value-type="string">
            <text:p>xài dở quá. hư rôi các bạn</text:p>
          </table:table-cell>
          <table:table-cell/>
        </table:table-row>
        <table:table-row table:style-name="ro1">
          <table:table-cell office:value-type="string" calcext:value-type="string">
            <text:p>xài đúng 65 ngày hư nhé. đồ dỏm gì đâu đó bà con ơi</text:p>
          </table:table-cell>
          <table:table-cell/>
        </table:table-row>
        <table:table-row table:style-name="ro1">
          <table:table-cell office:value-type="string" calcext:value-type="string">
            <text:p>xài đúng 7 tháng dây ko đứt ko gì hết mà tự nhiên hết bên trái ko nghe tiếng đến bên phải ko nghe và hư luôn . ảo thật</text:p>
          </table:table-cell>
          <table:table-cell/>
        </table:table-row>
        <table:table-row table:style-name="ro1">
          <table:table-cell office:value-type="string" calcext:value-type="string">
            <text:p>xài được 2 tuần bị ám vàng nguyên góc bên trái có được đổi không tiki?</text:p>
          </table:table-cell>
          <table:table-cell/>
        </table:table-row>
        <table:table-row table:style-name="ro1">
          <table:table-cell office:value-type="string" calcext:value-type="string">
            <text:p>xai duoc 20 ngay thì báo cước 237k..và khóa 4g.công ty lớn uy tin hàng đầu ko nen lam vay mat long tin khach hang</text:p>
          </table:table-cell>
          <table:table-cell/>
        </table:table-row>
        <table:table-row table:style-name="ro1">
          <table:table-cell office:value-type="string" calcext:value-type="string">
            <text:p>xài được 5 tháng chuột có hiện tượng kẹt phím trái, nhấp 1 lần vào 1 điểm thành 2lần rất khó chịu</text:p>
          </table:table-cell>
          <table:table-cell/>
        </table:table-row>
        <table:table-row table:style-name="ro1">
          <table:table-cell office:value-type="string" calcext:value-type="string">
            <text:p>xài được đúng 5 ngày là hư. giá rẻ nên ngại đổi trả.</text:p>
          </table:table-cell>
          <table:table-cell/>
        </table:table-row>
        <table:table-row table:style-name="ro1">
          <table:table-cell office:value-type="string" calcext:value-type="string">
            <text:p>xài được máy ngày đã hư cho nên để tới bay giờ luôn</text:p>
          </table:table-cell>
          <table:table-cell/>
        </table:table-row>
        <table:table-row table:style-name="ro1">
          <table:table-cell office:value-type="string" calcext:value-type="string">
            <text:p>xài được một thời gian thì bên tai trái hết nghe được</text:p>
          </table:table-cell>
          <table:table-cell/>
        </table:table-row>
        <table:table-row table:style-name="ro1" table:visibility="filter">
          <table:table-cell office:value-type="string" calcext:value-type="string">
            <text:p>xài được một thời gian thì bên tai trái hết nghe được</text:p>
          </table:table-cell>
          <table:table-cell/>
        </table:table-row>
        <table:table-row table:style-name="ro1">
          <table:table-cell office:value-type="string" calcext:value-type="string">
            <text:p>xài được tháng giờ không vào mạng được, đề nghị hỗ trợ gấp</text:p>
          </table:table-cell>
          <table:table-cell/>
        </table:table-row>
        <table:table-row table:style-name="ro1">
          <table:table-cell office:value-type="string" calcext:value-type="string">
            <text:p>xài gần 2 tháng bị lỗi chỉ kết nối đc 1 bên ko biết lí do tại sao</text:p>
          </table:table-cell>
          <table:table-cell/>
        </table:table-row>
        <table:table-row table:style-name="ro3">
          <table:table-cell office:value-type="string" calcext:value-type="string">
            <text:p>xài hàng logi khá lâu, từ chuột, phím, từ bình dân đến cao cấp thì con này đang khiến quá thất vọng. <text:s/>1. tín hiệu chập chờn <text:s/>&gt; thay pin vẫn ko hết 2. độ phản xạ thao tác chậm <text:s/>&gt; chắc do tín hiệu nên nó cũng chậm chạp hơn. <text:s/>mới đổi sang con m331 na ná con này thì mượt hơn rất nhiều. <text:s/>cũng có thể con này bị lỗi nhưng mình bận chưa đem đi bảo hành được.</text:p>
          </table:table-cell>
          <table:table-cell/>
        </table:table-row>
        <table:table-row table:style-name="ro1">
          <table:table-cell office:value-type="string" calcext:value-type="string">
            <text:p>xài hiện tại bây giờ dùng k được nữa…</text:p>
          </table:table-cell>
          <table:table-cell/>
        </table:table-row>
        <table:table-row table:style-name="ro1">
          <table:table-cell office:value-type="string" calcext:value-type="string">
            <text:p>xài khoảng 4 tháng là bị kẹt luôn click trái nha. giờ cứ chút chút xí là tự click trái à</text:p>
          </table:table-cell>
          <table:table-cell/>
        </table:table-row>
        <table:table-row table:style-name="ro1">
          <table:table-cell office:value-type="string" calcext:value-type="string">
            <text:p>xài không được bao lâu bị lỗi chống ghi, formats ức chế, gửi hổ trợ ko tl</text:p>
          </table:table-cell>
          <table:table-cell/>
        </table:table-row>
        <table:table-row table:style-name="ro1">
          <table:table-cell office:value-type="string" calcext:value-type="string">
            <text:p>xài ko đc</text:p>
          </table:table-cell>
          <table:table-cell/>
        </table:table-row>
        <table:table-row table:style-name="ro1">
          <table:table-cell office:value-type="string" calcext:value-type="string">
            <text:p>xài ko đc bao lâu mà hư 1 bên tai r nha shop, quá bùn</text:p>
          </table:table-cell>
          <table:table-cell/>
        </table:table-row>
        <table:table-row table:style-name="ro1">
          <table:table-cell office:value-type="string" calcext:value-type="string">
            <text:p>xài lúc đầu tốt. sau chừng 3 tháng bị lỗi double click</text:p>
          </table:table-cell>
          <table:table-cell/>
        </table:table-row>
        <table:table-row table:style-name="ro1" table:visibility="filter">
          <table:table-cell office:value-type="string" calcext:value-type="string">
            <text:p>xài lúc đầu tốt. sau chừng 3 tháng bị lỗi double click</text:p>
          </table:table-cell>
          <table:table-cell/>
        </table:table-row>
        <table:table-row table:style-name="ro1">
          <table:table-cell office:value-type="string" calcext:value-type="string">
            <text:p>xài ngày đầu thì cũng dc, nhưng xài dc 2 ngày thì có lúc vào dc có lúc thì nó bảo " không có kết nối internet" ,mạng thì chập chờn , phí 200k</text:p>
          </table:table-cell>
          <table:table-cell/>
        </table:table-row>
        <table:table-row table:style-name="ro1">
          <table:table-cell office:value-type="string" calcext:value-type="string">
            <text:p>xài tầm được 2 tuần là bắt đầu nó có dấu hiệu run liên tục, cảm nhận tai nghe nóng lên rất nhiều</text:p>
          </table:table-cell>
          <table:table-cell/>
        </table:table-row>
        <table:table-row table:style-name="ro1">
          <table:table-cell office:value-type="string" calcext:value-type="string">
            <text:p>xài tệ quá mua về xài dc ko bao lâu sạc ko vô 1 bên <text:s/>mau hết pin kém chất lượng</text:p>
          </table:table-cell>
          <table:table-cell/>
        </table:table-row>
        <table:table-row table:style-name="ro1">
          <table:table-cell office:value-type="string" calcext:value-type="string">
            <text:p>xài tuần hư ???</text:p>
          </table:table-cell>
          <table:table-cell/>
        </table:table-row>
        <table:table-row table:style-name="ro1">
          <table:table-cell office:value-type="string" calcext:value-type="string">
            <text:p>xài vài hôm là hư. tịt luôn</text:p>
          </table:table-cell>
          <table:table-cell/>
        </table:table-row>
        <table:table-row table:style-name="ro1">
          <table:table-cell office:value-type="string" calcext:value-type="string">
            <text:p>xài vô lý vl <text:s text:c="2"/>chuyển từ hdmi sang vga màn hình như hạch</text:p>
          </table:table-cell>
          <table:table-cell/>
        </table:table-row>
        <table:table-row table:style-name="ro1">
          <table:table-cell office:value-type="string" calcext:value-type="string">
            <text:p>xé bìa ra mới biết shop giao sai màu trắng thay vì màu đen mình đã đặt muốn đổi trả</text:p>
          </table:table-cell>
          <table:table-cell/>
        </table:table-row>
        <table:table-row table:style-name="ro4">
          <table:table-cell office:value-type="string" calcext:value-type="string">
            <text:p>xin chào . tôi có đặt mua 1 bàn phím giả cơ có đèn 7 màu , <text:s/>sản phẩm tiki giao cho tôi không có đèn , không giống sản phẩm tôi đặt mua , tiki có giao nhầm hàng không vậy .tôi yêu cầu đổi lại đúng với sản phẩm tôi đặt mua được không .</text:p>
          </table:table-cell>
          <table:table-cell/>
        </table:table-row>
        <table:table-row table:style-name="ro4">
          <table:table-cell office:value-type="string" calcext:value-type="string">
            <text:p>xin chào tiki, tôi nhận sản phẩm được 3 ngày, đến nay khi sạc không vào điện. tôi đã gọi điện cho bộ phận hỗ trợ kỹ thuật nhưng không giải quyết được vấn đề. nay tôi muốn đổi trả sản phẩm đã mua!</text:p>
          </table:table-cell>
          <table:table-cell/>
        </table:table-row>
        <table:table-row table:style-name="ro9">
          <table:table-cell office:value-type="string" calcext:value-type="string">
            <text:p>xin chào, tôi rất thất vọng khi nhận được hàng. đây là mẫu chuột tôi mua tặng đứa cháu, tôi chủ quan, nghĩ hàng cao cấp nên ko kiểm tra kỹ. đến lúc có dịp cầm vô thử thì thấy rõ ràng nút cuộn trơn, nhão <text:s text:c="2"/>, theo đúng kiểu linh kiện đã dùng qua rất nhiều hoặc linh kiện hàng ngoài gắn vào. tôi nói điều này với kinh nghiệm trên 10 năm trong ngành it, bán và sử dụng qua vô số chuột từ hàng thường cho đến cao cấp. chưa có nút cuộn mới nào mà nhão nhẹt như cái này. đứng ở vị trí người bán, tôi cũng ko bao giờ dám bán một mẫu hàng chất lượng như cái kiểu này. đề nghị tiki đổi hàng đúng chất lượng hoặc trả lại tiền để tôi mua được đúng hàng chất lượng như tên gọi chính hãng giùm. rất thất vọng với tiki lần này!</text:p>
          </table:table-cell>
          <table:table-cell/>
        </table:table-row>
        <table:table-row table:style-name="ro4">
          <table:table-cell office:value-type="string" calcext:value-type="string">
            <text:p>xin chào. tôi đã dùng được 1 tuần và thấy có vấn đề là khi nghe nhạc thì có lúc bị ngắt quãng, giật giống nghe cd mà bị trầy đĩa. nó tạo cảm giác rất khó chịu. trong trường hợp này tai nghe của tôi có được thay mới không và thủ tục như thế nào. mong nhận phản hồi từ tiki</text:p>
          </table:table-cell>
          <table:table-cell/>
        </table:table-row>
        <table:table-row table:style-name="ro1">
          <table:table-cell office:value-type="string" calcext:value-type="string">
            <text:p>xin đc đổi lại .một bên k bt dùng đc k mà em dùng mãi k lên.</text:p>
          </table:table-cell>
          <table:table-cell/>
        </table:table-row>
        <table:table-row table:style-name="ro3">
          <table:table-cell office:value-type="string" calcext:value-type="string">
            <text:p>xin hỏi tiki! mình mới mua chiếc wd my passport 1tb tại tiki và tiến hành dùng được 3 ngày. hôm nay mình lại sao chép dữ liệu như mọi khi và chợt giật mình với những âm thanh "click click" y hệt tiếng kim chỉ giây của đồng hồ treo tường. tần suất phát âm thanh "click click" tầm 2 giây/ lần. như vậy là lỗi gì thế? trước nay mình rất tin tưởng tiki, mong nhận được phản hồi.</text:p>
          </table:table-cell>
          <table:table-cell/>
        </table:table-row>
        <table:table-row table:style-name="ro1">
          <table:table-cell office:value-type="string" calcext:value-type="string">
            <text:p>xin hướng dẫn cách sử dụng. sóng wifi rất yếu!</text:p>
          </table:table-cell>
          <table:table-cell/>
        </table:table-row>
        <table:table-row table:style-name="ro1">
          <table:table-cell office:value-type="string" calcext:value-type="string">
            <text:p>xin thay đổi một cái nữa được không?bên trong có vần đề.tôi sử dụng 3 ngày thôi nhưng có vần đề rồi</text:p>
          </table:table-cell>
          <table:table-cell/>
        </table:table-row>
        <table:table-row table:style-name="ro1">
          <table:table-cell office:value-type="string" calcext:value-type="string">
            <text:p>xịt 1 bên</text:p>
          </table:table-cell>
          <table:table-cell/>
        </table:table-row>
        <table:table-row table:style-name="ro1">
          <table:table-cell office:value-type="string" calcext:value-type="string">
            <text:p>xuất hoá đơn quá chậm, không một lời xin lỗi</text:p>
          </table:table-cell>
          <table:table-cell/>
        </table:table-row>
        <table:table-row table:style-name="ro1">
          <table:table-cell office:value-type="string" calcext:value-type="string">
            <text:p>xui mua đúng cái máy hư lên hư xuống</text:p>
          </table:table-cell>
          <table:table-cell/>
        </table:table-row>
        <table:table-row table:style-name="ro1">
          <table:table-cell office:value-type="string" calcext:value-type="string">
            <text:p>xước khe sim tuy nhiên dùng tốt nên không muốn đổi trả do không có thời gian</text:p>
          </table:table-cell>
          <table:table-cell/>
        </table:table-row>
        <table:table-row table:style-name="ro1">
          <table:table-cell office:value-type="string" calcext:value-type="string">
            <text:p>yêu câu đổi cho mình cái usb khác chứ mình cắm usb cũ thì được usb mới mua về không sử dụng được</text:p>
          </table:table-cell>
          <table:table-cell/>
        </table:table-row>
        <table:table-row table:style-name="ro1">
          <table:table-cell office:value-type="string" calcext:value-type="string">
            <text:p>yêu cầu sop đổi chả hàng thật thất vọng về sp loa quá nhỏ nhanh hết pin và sạc pin rất là nóng máy rất nguy hiểm chỉ sợ pin nổ máy chức năng chụp hình k sử dụng được</text:p>
          </table:table-cell>
          <table:table-cell/>
        </table:table-row>
        <table:table-row table:style-name="ro3">
          <table:table-cell office:value-type="string" calcext:value-type="string">
            <text:p>yêu cầu tiki đổi cho mình cái khác hoặc hoàn tiền để mình tìm chổ khác mua ngay nhé. đang cần điện thoại làm việc <text:s/>mà giao cái điện thoại như cục gạch không thể kích hoạt được. nhìn thì giống như full box nhưng bên trong lại không co cây lây sim, không hiểu nổi luôn. càng ngày càng chán tiki dịch vụ quá tệ, mua cái điện thoại mà bị cả cty cười nhạo nguyên ngày kêu nghĩ sao lên tiki mua iphone</text:p>
          </table:table-cell>
          <table:table-cell/>
        </table:table-row>
        <table:table-row table:style-name="ro1">
          <table:table-cell office:value-type="string" calcext:value-type="string">
            <text:p>yêu cầu tiki hoàn tiền cho m. . sản phẩm m nhận dc là máy nhật quốc tế mà ko có dòng thêm gói cước di động cho esim <text:s/>hjc</text:p>
          </table:table-cell>
          <table:table-cell/>
        </table:table-row>
        <table:table-row table:style-name="ro1">
          <table:table-cell office:value-type="string" calcext:value-type="string">
            <text:p>yêu cầu tiki lấy hàng về đơn hàng #514104809 <text:s/>usb bluetooth 4.0 dùng cho máy tính laptop, pc</text:p>
          </table:table-cell>
          <table:table-cell/>
        </table:table-row>
        <table:table-row table:style-name="ro1">
          <table:table-cell office:value-type="string" calcext:value-type="string">
            <text:p>yêu cầu trả hàng do thông tin sản phẩm sai lệch, chip helio nhưng trên website của tiki lại ghi là chip exynos</text:p>
          </table:table-cell>
          <table:table-cell/>
        </table:table-row>
        <table:table-row table:style-name="ro4">
          <table:table-cell office:value-type="string" calcext:value-type="string">
            <text:p>yêu cầu xem xét lại chất lượng dịch tai nghe. ko hài lòng với tai nghe của nhà cung cấp.báo lấy màu đen chấp nhận chênh tiền lúc nhận là màu trắng.tai nghe hơi rè.dùng 30p hết pin</text:p>
          </table:table-cell>
          <table:table-cell/>
        </table:table-row>
        <table:table-row table:style-name="ro1">
          <table:table-cell office:value-type="string" calcext:value-type="string">
            <text:p>yêu cầu xuất hoá đơn mà tới giờ vẫn chưa nhận dc bất kì thông tin gì. nhờ tiki hỗ trợ</text:p>
          </table:table-cell>
          <table:table-cell/>
        </table:table-row>
        <table:table-row table:style-name="ro1" table:number-rows-repeated="1043088">
          <table:table-cell table:number-columns-repeated="2"/>
        </table:table-row>
        <table:table-row table:style-name="ro1">
          <table:table-cell table:number-columns-repeated="2"/>
        </table:table-row>
      </table:table>
      <table:named-expressions/>
      <table:database-ranges>
        <table:database-range table:name="__Anonymous_Sheet_DB__0" table:target-range-address="'1'.A2:'1'.A5487">
          <table:filter table:condition-source-range-address="'1'.A2:'1'.A5492" table:display-duplicates="false">
            <table:filter-or>
              <table:filter-condition table:field-number="0" table:value="bị treo khi khởi động lại bằng app tether. phải khởi động thủ công bằng tay (tắt và mở lại nguồn), khởi động hơn 02 phút, khá là lâu so với các thiết bị router tầm trung khác. (test cùng các hãng technicolor 7200, tplink wr840n) mặc dù quảng cáo là chuẩn n max 450mb nhưng chất lượng chậm còn thua các router chuẩn n max 300mb. (test cùng đường truyền 20mb, chắc không đạt chuẩn rồi)   băng tần 2.4g thì phát quá yếu, cách 4m và qua 1 lớp cửa gỗ thôi đã mất 3/4 cột sóng (đo bằng điện thoại samsung)   nên : trong cùng tầm giá  500k nên chọn router ac băng tần kép có khi tận dụng được băng tần 5g lại ổn hơn. hoặc chọn router chuẩn n max 300m là hợp lý." table:operator="="/>
              <table:filter-condition table:field-number="0" table:value="chuột dùng rất ổn trong gần 4 tháng đầu nhưng sau đó đột ngột không sử dụng được nữa (đêm hôm trước dùng bt, sáng hôm sau bật lên đèn nhưng chuột k di chuyển)    mình mua 2 con, 1 ở tiki và 1 ở shopee, cách nhau 1 tuần, và 2 con hỏng cách nhau đúng 1 tuần   , có thể có vấn đề ở dòng/lô sp này.    , mình đã phải yêu cầu bảo hành từ tiki. để chờ sau bảo hành như thế nào mình sẽ update tiếp. nếu ổn sẽ chấm lại sao để đảm bảo công bằng cho shop." table:operator="="/>
              <table:filter-condition table:field-number="0" table:value="đặt hàng ngày 6/4 lịch giao hàng ngày 13/4 cùng ngày mình khi kiểm tra chưa tiếp nhận và đóng hàng gửi đi, mình phải gửi yêu cầu xứ lý đơn hàng mới bắt đầu xử lý đơn hàng và gửi đi đến ngày 16/4 mình mới nhận được hàng.   khi sử dụng đầu tín hiệu không nhận trên pc (mình có 1 đầu cũ nhận bình thường)" table:operator="="/>
              <table:filter-condition table:field-number="0" table:value="đặt hàng từ mùng 2/9 đến 10/9 mới nhận được   đóng gói cẩn thận 2 lớp hộp   sản phẩm không giống mô tả. vừa cắm vào thì âm thanh nhỏ, 1 lúc sau không nghe thế dù đã chỉnh. từ lúc nhận sản phẩm đến khi không nghe được nữa vỏn vẹn 15 phút" table:operator="="/>
              <table:filter-condition table:field-number="0" table:value="  đặt màu đen giao màu trắng   đã giao sai màu còn lựa sp bị hư, chưa dùg mà nắp mặt dưới đồg hồ đã bung   pin thì hỏg phòg xộp lên, nhão nhão   hộp sp thì mốp méo trog khi hộp tiki đốg gói thì nguyên vẹn    shop không uy tín   củg may phản hồi tiki đã ghi nhận, thu hồi và hoàn tiền ngay trog 2 ngày   (củg may k đặt gói quà tặng tk em)" table:operator="="/>
              <table:filter-condition table:field-number="0" table:value="  dây cắm ngắn nên chỉ cổ thể cắm trực tiếp vào máy ( nếu dây dài mình sẽ cắm riêng với ổ điện để k làm hao tổn pin của máy). mà cắm trực tiếp vào máy thì không những không tản nhiệt được mà còn làm máy nóng hơn, còn dễ bị chai pin nữa.   quạt yếu, đặt tay lên rất khó để cảm nhận được gió thổi từ cánh quạt." table:operator="="/>
              <table:filter-condition table:field-number="0" table:value="  dây chất lượng ko phải cat5e   1 đầu không phải đầu đúc ." table:operator="="/>
              <table:filter-condition table:field-number="0" table:value="  hàng không đúng mô tả: 1) có 4 lỗ bắt ốc thay vì 3 như mô tả. 2) không có nắp đậy cổng sata   check serial number trên trang chủ apacer báp lỗi &quot;invalid .&quot; tiki xem lại và giải quyêt dùm (có phải hàng fake không?)" table:operator="="/>
              <table:filter-condition table:field-number="0" table:value="  hàng lỗi ,hàng đã qua sử dụng chỉ nghe được một tai sạc tai nghe ko vào yêu cầu tiki thu hồi lại hàng và đổi lại hàng mới" table:operator="="/>
              <table:filter-condition table:field-number="0" table:value="  hộp rất cũ, không có bọc nilon, bị rách ở hầu hết các góc mép, không có 1 tem dán nào ở bên ngoài.   bao bọc máy bị rách, hình thức xấu, gây phản cảm.   tờ hướng dẫn bị gấp, nhăn góc" table:operator="="/>
              <table:filter-condition table:field-number="0" table:value="  khi đặt có khuyến mãi đồng hồ galaxy fit, nhưng khi nhận hàng thì không có. đã liên hệ hỗ trợ tiki nhưng giải thích không thỏa đáng.    điện thoại nguyên seal" table:operator="="/>
              <table:filter-condition table:field-number="0" table:value="  kiểu dáng thô không giống hình đăng   đeo không vừa lổ tai   to và không phù hợp   chất lượng cách âm không tốt mở to người khác cũng có thể nghe nội dung trò chuyện" table:operator="="/>
              <table:filter-condition table:field-number="0" table:value="  mình mua hàng ngày 7/5/2019.    chưa dc 1 tháng thì chết tai nghe bên trái.    gọi tiki để gửi bảo hành. tiki cho người tới nhận hàng từ 6/6, lấy hàng xong 3 4 ngày sau mình không hề nhận email báo tiki đã nhận được sản phẩm để kiểm tra.    mình phải gọi lên tổng đài (lần 1) để xác nhận, và hỏi xem khi nào bảo hành xong.    vài ngày sau có email báo sẽ trả sản phẩm lại vào ngày 21/6.    chờ đến 25/6 vẫn chưa thấy, mình lại gọi điện lên tổng đài (lần 2) để hỏi tai nghe của mình đâu. nhân viên tổng đài báo không biết, sẽ kiểm tra lại      ngày 27/6 mình vẫn chẳng thấy tí thông tin gì từ tiki, lại gọi điện thoại (lần 3) lên tổng đài, vẫn câu trả lời tương tự như lần 2      (mình không nhớ ngày 30/6 hay 1/7) có nhận điện thoại của tiki báo tai nghe của mình vẫn chưa bảo hành xong, vui lòng chờ, chờ tới bao giờ thì chưa rõ     mình chán không gọi tổng đài nữa rồi, để xem tiki ngâm tai nghe bao lâu.  đồ apple mua bên ngoài, hàng cũng mới 100%, bảo hành nhanh gọn 1 đổi 1.  từ nay xin cạch đồ công nghệ ở tiki.   ps: mình xưa giờ vẫn ủng hộ tiki, mua rất nhiều, từ cái nhỏ tới cái lớn. dt, ipad, sạc, dây, đồ dùng, đồ chơi em bé, tã, .v.v.v. nhưng lần đầu tiên phải lên viết bình luận 1* như vậy, qúa  thất vọng." table:operator="="/>
              <table:filter-condition table:field-number="0" table:value="  mua sim 4g này trước tết 2020 vài hôm, xài được mấy bữa thì thấy báo nợ tiền, sắp hết hạn, và bây giờ thì &quot;im ru&quot; ko xài được nữa, kiểm tra với app my mobile cũng không thấy gì.  thật sự không hiểu đây là sim gì có đúng như sản phẩm không hay là thế nào nữa?" table:operator="="/>
              <table:filter-condition table:field-number="0" table:value="  phần đế của sản phẩm khá cũ   thiết bị lúc mua về đã kết nối tới 1 thiết bị, mình phải tự tay reset lại, unifying receiver đã kết nối từ trước   số sn trên thiết bị và hộp không khớp nhau  trước đây mình rất tin tưởng tiki, hơn hẳn so với lazada và các dịch vụ khác, nhưng qua đơn hàng này thì sẽ phải suy nghĩ lại" table:operator="="/>
              <table:filter-condition table:field-number="0" table:value="  phần đế của sản phẩm khá cũ   thiết bị lúc mua về đã kết nối tới 1 thiết bị, mình phải tự tay reset lại, unifying receiver đã kết nối từ trước   số sn trên thiết bị và hộp không khớp nhau  trước đây mình rất tin tưởng tiki, hơn hẳn so với lazada và các dịch vụ khác, nhưng qua đơn hàng này thì sẽ phải suy nghĩ lại" table:operator="="/>
              <table:filter-condition table:field-number="0" table:value="  sao kì lạ vậy ta, làm ăn kiểu dì lạ vậy  " table:operator="="/>
              <table:filter-condition table:field-number="0" table:value="  shop giao cho con hàng đã khui hộp đựng chuột (hộp đựng ko còn nguyên vẹn) quan sát kỹ thì có vết xước ở phần dưới chỗ mặt tiếp xúc bề mặt.   gắn vào máy thì chuột di chuyển phát ngán, chạy chậm hơn con chuột cũ đã xài 4 năm(b100 cùng hảng, xem hình)   hi vọng shop có thể đổi dùm cho sản phẩm khác" table:operator="="/>
              <table:filter-condition table:field-number="0" table:value="  thời gian nhận đơn và giao hàng chậm.   sản phẩm nhận được không như mong muốn, usb trông kém chất lượng.   bạn giao hàng nhiệt tình." table:operator="="/>
              <table:filter-condition table:field-number="0" table:value="  về sản phẩm thì ok, chất lượng tốt, hàng chính hãng, có tem bảo hành.   tuy nhiên tiki giao hàng quá chậm, chậm nhưng lại không báo, quá 2 ngày rồi mình gọi hotline thì nhận thông báo giao hàng trễ, mình có nhờ là cố gắng giao sớm do mình mua tặng sinh nhật bạn tuy nhiên nhận được câu trả lời: &quot;nếu không chờ được thì bạn có thể hủy đơn hàng&quot;. do lần này mình đã thanh toán bằng thẻ, ngại chuyện hủy đơn lại phải chờ đợi nhận lại tiền chứ không mình đã hủy đơn ngay lúc nghe câu trả lời của nhân viên tiki như vậy rồi.  quá thất vọng về dịch vụ của tiki!" table:operator="="/>
              <table:filter-condition table:field-number="0" table:value=" mình đã mua 1 cai usb này, không biết có phải hàng chính hãng không? không có thông tin của nhà nhập khẩu? không biết bảo hành như thế nào, ở đâu? rất hoang mang" table:operator="="/>
              <table:filter-condition table:field-number="0" table:value=" tiki dọa này làm ăn kiểu gì í bảo thứ sáu giao hàng mà tận thứ 4 mới giao hàng" table:operator="="/>
              <table:filter-condition table:field-number="0" table:value=" tiki dọa này làm ăn kiểu gì í bảo thứ sáu giao hàng mà tận thứ 4 mới giao hàng" table:operator="="/>
              <table:filter-condition table:field-number="0" table:value="lý do xóa nhận xét 2 sao của tôi cách đây 3 ngày ? sản phậm đẹp chất lượng thì chưa đúng vs chuẩn usb 3.0. nghĩ khách hàng mù công nghệ cả sao. thôi vs mức giá 100k cho 1 usb 32gb thì ko thể mong chờ 1 usb 3.0 được các bạn nhé. ngoài việc làm lại phần đầu usb màu xanh cho giống chuẩn 3.0 thì rõ ràng ko phải chất lượng chuẩn 3.0" table:operator="="/>
              <table:filter-condition table:field-number="0" table:value="“siêu bền” như sử dụng chưa đc 3 tuần đã hỏng mong tiki cho lời đáp" table:operator="="/>
              <table:filter-condition table:field-number="0" table:value="1 bên k có tiếng bh sao giờ ?" table:operator="="/>
              <table:filter-condition table:field-number="0" table:value="1 bên nghe rõ,  1 bên nghe rè ko rõ.  tiền nào của nấy" table:operator="="/>
              <table:filter-condition table:field-number="0" table:value="1 bên tai bị hỏng" table:operator="="/>
              <table:filter-condition table:field-number="0" table:value="1 bên tai nghe bị rè nghe k rõ" table:operator="="/>
              <table:filter-condition table:field-number="0" table:value="1 bên tai nghe bị tịt không biết bắt đền ai h" table:operator="="/>
              <table:filter-condition table:field-number="0" table:value="1 bên tai nghe ko dùng đc, yêu cầu shop cho mik đổi hàng" table:operator="="/>
              <table:filter-condition table:field-number="0" table:value="1 bên tai nghe ko nghe được" table:operator="="/>
              <table:filter-condition table:field-number="0" table:value="1 bên thì k chắc pin chỉ nghe đc có 5 phút là hết còn bên thì cũng được gọi là ổn" table:operator="="/>
              <table:filter-condition table:field-number="0" table:value="1 cái bị hư rồi" table:operator="="/>
              <table:filter-condition table:field-number="0" table:value="1 cục cứ tầm 1 phút là bị đèn đỏ xong xanh 1 phút sau lại đỏ. 2 cục còn lại thì bình thường (hàng tiki trading). rất không hài lòng" table:operator="="/>
              <table:filter-condition table:field-number="0" table:value="1 cục của mình bị sóng và tốc độ yếu hơn 2 cục còn lại. đề nghị tiki hỗ trợ kiểm tra và đổi hàng mà tiki xử lý quá chậm chạp, phải để cho khách hàng gọi nhắc từng chút. rất không hài lòng về vấn đề kiểm tra đổi trả hàng của tiki" table:operator="="/>
              <table:filter-condition table:field-number="0" table:value="1 món hàng mà ship tới 3 lần" table:operator="="/>
              <table:filter-condition table:field-number="0" table:value="1 số ứng dụng k phản hồi   mau hết pin  nóng máy nhiều" table:operator="="/>
              <table:filter-condition table:field-number="0" table:value="1 tai nghe ổn, 1 tai bị rè" table:operator="="/>
              <table:filter-condition table:field-number="0" table:value="1 giao hàng cả tuần mới thấy ,quá lâu   2 đặt hàng nokia 105  2 sim mà giao hộp ngoài ghi nokia 105 bên trong  nokia 1203 , trả tiền rồi lên mở ko phải hàng mình  đặt yêu cầu đổi hàng thì nhân viên giao hàng nói bên bạn ấy chỉ giao còn bên nhận hàng đổi trả bên khác,mua hàng rất nhiều tại tiki lần đầu thấy treo đầu rê bán thịt chó thế này," table:operator="="/>
              <table:filter-condition table:field-number="0" table:value="1. khi nhận hàng thì chuột k có cổng usb để kết nối máy tính  2. nút bấm chuột 2 bên phải trái thì bị lờn không bấm được." table:operator="="/>
              <table:filter-condition table:field-number="0" table:value="1. không cách nào kết nối cả hai bên để cùng nghe một bản nhạc 2. cứ tắt bluetooth mở lại là nó k kết nối lại đc, phải xoá đi add lại" table:operator="="/>
              <table:filter-condition table:field-number="0" table:value="1. màn hình có hiện tượng hiển thị màu xanh dương, vàng cam bị rỗ sọc trắng. xem phim thì k vấn đề nhưng làm thiết kế, đồ hoạ rất khó chịu vì sai hiển thị.  2.  đã báo tiki support và có gọi điện confirm sẽ đổi trả từ ngày 19/12 mà đến hết ngày 24/12 chưa thấy nhân viên đến để đổi. thất vọng về cách phục vụ sau bán hàng." table:operator="="/>
              <table:filter-condition table:field-number="0" table:value="1. mình đã đặt hàng của tiki trading nhưng nhận là của it chính hãng kiểm tra thì bị nhầm khi thanh toán không thành công và thanh toán lại 2. shipper tiki giao hàng khi mình không có ở nhà và không liên lạc được với mình để xác nhận nhưng vẫn giao (mình ở trọ tìm người nhận hơi cực phải đi hỏi), giao hàng này lả của tiki luôn chứ không phải vendor mà như thế này thì sao có thể buôn bán online được 3. tiki ít ra cũng phải liên lạc trước để xác nhận thời điểm nhận hàng để khỏi mất thời gian của hai bên chứ, tiki chỉ giao vào ngày người khác làm việc chẳng lẽ phải nghỉ để chờ nhận hàng của tiki (không phải công nào cũng cho nhận hàng tại nơi làm việc) 4. thanh toán online của tiki hay bị lỗi * cùng ngày mình đặt hàng bên vuivui thì lại nhận được hàng ngay trong ngày không mất phí, nhân viên gọi điện xác nhận giờ giao hàng trước và giờ giao cũng được người mua định trước khi mua ** trước kia mình hay mua tiki nhưng giờ mình sẽ xem xét kỹ hơn và hạn chế lại kể cả sách (mặt hàng mình hay mua) vì lần nào mua cũng bị lỗi này lỗi nọ. với lại mình có địa chỉ khác để mua rồi" table:operator="="/>
              <table:filter-condition table:field-number="0" table:value="1. mình đặt màu bạc, giao màu đen. 2. thông tin ở trên thì nói chưa active. nhắn tin số  imei gửi 6060 thì lại nhận thông báo từ 23/02. 3. mua 03/03, tiki hẹn 06/03 giao hàng. chờ đến 09/03 sản phẩm mới đến tay.  shop làm ăn sống nhăn." table:operator="="/>
              <table:filter-condition table:field-number="0" table:value="1. mình làm theo hướng dẫn để đăng ký bản quyền nhưng bkav liên tục báo không kết nối được với máy chủ   , phiền phức 1 2. mình gửi thư đến địa chỉ email của bkav (vì lúc đó cũng 10h tối rồi nên không gọi điện được và trên hướng dẫn có nói họ sẽ hỗ trợ qua email ngay lập tức) có để lại số điện thoại của mình nhưng đến bây giờ là 3 ngày rồi không thấy bkav liên hệ lại dù là email hay điện thoại. sau đó trong quá trình mày mò thì mình tình cờ tìm được cáh để đăng ký nên đã kích hoạt được bản quyền, mình nghĩ có khi chờ đến mùa quýt cũng chả có ai của bkav liên hệ lại đâu   , phiền phức 2 do đó, chắc chắn mình sẽ không mua lại sản phẩm này một lần nào nữa." table:operator="="/>
              <table:filter-condition table:field-number="0" table:value="1. ram 8gb nhưng usage 5.95. hỏi bên kỹ thuật thì bên đó trả lời rằng mình không dùng hết 8gb ram. vậy mua lên 8gb ram để làm gì? 2. dùng được 2 ngày bàn phím lốc 1 phím , mình nâng niu laptop rất nhẹ nhàng 3. không hiểu tại sao mua lap về nghe âm thanh rất êm sau đó vài ngày loa bị rè, khó nghe nói chung là bỏ ra 13tr mà gặp tình trạng nhưu thế này mình rất khó chịu, cố gắng mãi mới dồn được vài triệu để mua lap mà thành ra như thế này" table:operator="="/>
              <table:filter-condition table:field-number="0" table:value="1. sản phẩm thiếu phần nắp đậy phía khe cắm 2. có 4 ốc thay vì 3 ốc như quảng cáo 3. hộp được dán băng dính phía ngoài và có vết rạch từ trước như kiểu hàng fake nhét vào trong. đề nghị lấy lại hàng, tôi rất không hài lòng." table:operator="="/>
              <table:filter-condition table:field-number="0" table:value="1. sản phẩm vừa khui hộp nhưng thân case thì trầy tùm lum như hàng đã qua sử dụng! 2. tai nghe chỉ nghe được 01 bên, bên kia không hề nghe được gì mặc dù đã sạc đầy pin!" table:operator="="/>
              <table:filter-condition table:field-number="0" table:value="1. thiết bị không tốt như minh châu quảng cáo. kết nối không ổn định khi để máy tự nhận drive, kể cả trường hợp lấy drive từ orico về bổ sung cũng vậy. (bán hàng fake???? do có mượn được thiết bị orico khác để test thì nó không tệ như zầy) 2. yêu cầu xuất hóa đơn không được đáp ứng dù đã yêu cầu khi đặt hàng. bán hàng trên tiki toàn không xuất hóa đơn để trốn thuế và nghĩa vụ với nhà nước à ?" table:operator="="/>
              <table:filter-condition table:field-number="0" table:value="1. thiếu dây cáp hdmi. 2. thiếu dây cáp vga. 3. nhân viên giao hàng chưa giao hóa đơn tài chính. 4. thái đố nhân viên giao hành quá tệ." table:operator="="/>
              <table:filter-condition table:field-number="0" table:value="1.đã nhận hàng nhưng không thấy hóa đơn điện tử gửi vào mail.  2. không in được qua wifi, mặc dù đã nhập mật khẩu wifi trên máy in nhưng in qua điện thoại và máy tính đều không được, chỉ có thể in qua cap usb... 3. cài đặt rất phức tạp  4. máy báo là 2360 chứ không phải 2366 5. tìm mã máy qua phần mềm in từ điện thoại của hãng nhưng không có đầu mã 23..." table:operator="="/>
              <table:filter-condition table:field-number="0" table:value="1/ bao bì bị dán băng keo vì vỏ sản phẩm bị xé phân nữa. 2/ phím bấm chuột bị lệch. tôi nghĩ đây hàng bị trả lại và tiki vẫn cố tình dán lại và bán như không có gì xảy ra. tôi cần trả lời bên tiki về trường hợp này." table:operator="="/>
              <table:filter-condition table:field-number="0" table:value="14 ngày không chịu gửi hóa đơn làm tôi thanh toán với công ty không được" table:operator="="/>
              <table:filter-condition table:field-number="0" table:value="14 ngày xuất hoá đơn, nhưng không giữ chữ tín. tiki cũng vậy. rất bực mình" table:operator="="/>
              <table:filter-condition table:field-number="0" table:value="149 k giao hàng thành công nhưng không thấy tới tay. nay đặt lại 170k. không hiểu" table:operator="="/>
              <table:filter-condition table:field-number="0" table:value="1 sao k hai log với sản phẩm này loa thì re sim thì chỉ lắp đc một sim con sim hai k lm đc tôi đã thử hết mấy lần cũng k đc mog bên tiki xem lại gium mih" table:operator="="/>
              <table:filter-condition table:field-number="0" table:value="2 cái đều hết pin sạc xong thì 1 cái vô pin còn cái không vô yêu cầu hoàn đổi lại" table:operator="="/>
              <table:filter-condition table:field-number="0" table:value="2 loa nhỏ nghe rất tệ , loa bass củng k tốt . nghe thây ồn chứ không hay ho gì." table:operator="="/>
              <table:filter-condition table:field-number="0" table:value="2 ngày đầu xài thì chất lượng sản phẩm tốt phù hợp với giá tiền nhưng tới ngày thứ 3 thì xuất hiện tình trạng tai trái ko nghe thấy, có lúc nghe có lúc ko" table:operator="="/>
              <table:filter-condition table:field-number="0" table:value="2 tai cùng 1 bên" table:operator="="/>
              <table:filter-condition table:field-number="0" table:value="2 tai nghe độc lập nhau, nge mỗi lần 1  tai 1 dt, tai k bass, tệ" table:operator="="/>
              <table:filter-condition table:field-number="0" table:value="2 thằng đặt cùng nhau từ ngày 21/6. thằng đặt sau nó nhận rồi mà thằng đặt trc còn chưa thấy đâu. làm ăn chán thật." table:operator="="/>
              <table:filter-condition table:field-number="0" table:value="2 tháng đầu dc 4g ngay den tháng thu 3 có 2g chán quá xem đc bộ phim hết da ta luon" table:operator="="/>
              <table:filter-condition table:field-number="0" table:value="3.0 mà copy dữ liệu còn chậm hơn cả 2.0 mua cách đây vài tháng" table:operator="="/>
              <table:filter-condition table:field-number="0" table:value="4 nhút ko sáng quá là thất vọng  cửa hàng kiểu gì vậy" table:operator="="/>
              <table:filter-condition table:field-number="0" table:value="5g kết nối ko ổn định, sóng kém, để router ở tầng 1 phòng cùng tầng đóng cửa lại là chỉ có 1 vạch sóng , các tầng khác coi như tịt" table:operator="="/>
              <table:filter-condition table:field-number="0" table:value="ad  ơi  1 bên  tai  nghe  ko  dùng  đc  ạ mong ad đổi  giúp  ạ  hàng  vừa  lấy  sáng  nay  mang ra  sài  chỉ  1 bên  nghe  đc" table:operator="="/>
              <table:filter-condition table:field-number="0" table:value="ad cho hỏi chuột không sáng nút như trên hình là sao" table:operator="="/>
              <table:filter-condition table:field-number="0" table:value="ad làm ăn kiểu j rõ là mình đặt wacom có 5 nút, nút nguồn ở giữa, sao lại cho mình đời cũ hơn với 4 nút????" table:operator="="/>
              <table:filter-condition table:field-number="0" table:value="adapter sản phẩm không nhận thẻ. không biết đổi sản phẩm như nào???" table:operator="="/>
              <table:filter-condition table:field-number="0" table:value="advanced tp link m7350 v4 không biết có phát đc 4g không như chậm quá" table:operator="="/>
              <table:filter-condition table:field-number="0" table:value="ae ai ý định mua bỏ đi tai nghe ko phải chính hãng mà là hàng chợ thất vọng quá" table:operator="="/>
              <table:filter-condition table:field-number="0" table:value="ae cản thận!! 1. máy 1 sim lại đăng ảnh sp 2 sim 2. bên ngoài ghi nokia 105  trong sp thì ghi model ta 1203   thất vọng tiki!!" table:operator="="/>
              <table:filter-condition table:field-number="0" table:value="ae ko nên mua nha để như thế giao về nó chỉ như món đồ chơi như cục silicon ko có j ở trong giá 5 6k ngoài tiệm bán" table:operator="="/>
              <table:filter-condition table:field-number="0" table:value="after connected, there are office tool kit.exe inside and reported as threat by windows defender. there are also some wedding video inside, apparently used. considering the long time logistic time, i had only  just format it and use. i failed to trust 4 star item in tiki then..." table:operator="="/>
              <table:filter-condition table:field-number="0" table:value="alo cho e hỏi sao máy e đăng kí kích hoạt bảo hành mà không được ạ" table:operator="="/>
              <table:filter-condition table:field-number="0" table:value="aloooo bịp à usb 64gb mà kiểm tra đk có 57gbbb" table:operator="="/>
              <table:filter-condition table:field-number="0" table:value="âm  lượng lớn" table:operator="="/>
              <table:filter-condition table:field-number="0" table:value="ám đen toàn bộ lề bên phải màn hình.  hi vọng tiki đc đổi mới" table:operator="="/>
              <table:filter-condition table:field-number="0" table:value="âm lượng lớn quá shop ơi! e mở cỡ nhỏ nhất mà cứ như cỡ to của lo đt luôn ấy.. tai phone để nhét vào tai chứ có phải để nghe loa cỡ to đâu ạ?" table:operator="="/>
              <table:filter-condition table:field-number="0" table:value="âm lượng mà 10 thì nghe cỡ 2 3 nhỏ tí xài nữa tiếng hết pin mọi ng xem xét khi mua" table:operator="="/>
              <table:filter-condition table:field-number="0" table:value="âm lượng phát nhạc không được lớn" table:operator="="/>
              <table:filter-condition table:field-number="0" table:value="âm thanh chưa tốt hơi thất vọng với sản phẩm  dây cắm 2 loa thì dùng 1 tuần đã chập chờn" table:operator="="/>
              <table:filter-condition table:field-number="0" table:value="âm thanh hay tuy nhiên âm lượng nhỏ, thích hợp hơn cho không gian nhỏ." table:operator="="/>
              <table:filter-condition table:field-number="0" table:value="âm thanh hơi kém chất lượng" table:operator="="/>
              <table:filter-condition table:field-number="0" table:value="âm thanh hơi nhỏ" table:operator="="/>
              <table:filter-condition table:field-number="0" table:value="âm thanh k tốt" table:operator="="/>
              <table:filter-condition table:field-number="0" table:value="âm thanh kết nối quá nhỏ." table:operator="="/>
              <table:filter-condition table:field-number="0" table:value="âm thanh không tốt" table:operator="="/>
              <table:filter-condition table:field-number="0" table:value="âm thanh ko đều, bên to bên nhỏ, chất lượng âm thanh quá tệ, pin yếu chỉ 30 phút là cần sạc. khi nghi có tiếng ù rất khó chịu" table:operator="="/>
              <table:filter-condition table:field-number="0" table:value="âm thanh lỗi, ko nghe đc âm bass, dở hơn cái 50k t mua ngoài chợ" table:operator="="/>
              <table:filter-condition table:field-number="0" table:value="âm thanh lớn nhưng giống như búa  đập vào tai. thêm 2.3 chục có thể mua hàng chất lượng tốt hơn. chỉ đc cái hình thức." table:operator="="/>
              <table:filter-condition table:field-number="0" table:value="âm thanh mình nghe bị đắt quãng dù pin vẫn còn 50%" table:operator="="/>
              <table:filter-condition table:field-number="0" table:value="âm thanh nghe rất tệ. khuyên mn không nên mua" table:operator="="/>
              <table:filter-condition table:field-number="0" table:value="âm thanh nhỏ và bị rè một bên, dù không nghe gì nó vẫn rè, chỉ cần cắm vào jack là xuất hiện một âm thanh rè rè rất khó chịu. tuy vậy, bạn có thể trông chờ điều gì từ một chiếc tai nghe trung quốc giá 40k chứ?" table:operator="="/>
              <table:filter-condition table:field-number="0" table:value="âm thanh nhỏ. lỗi cắm jack 3.5. buồn." table:operator="="/>
              <table:filter-condition table:field-number="0" table:value="âm thanh quá nhỏ" table:operator="="/>
              <table:filter-condition table:field-number="0" table:value="âm thanh rất tệ và bị delay sản phẩm chỉ nghe nhạc cho vui chứ chơi game thì ko nên mua" table:operator="="/>
              <table:filter-condition table:field-number="0" table:value="âm thanh tệ, không biết chính hãng không mà chất lượng quá tệ, yêu cầu đổi hàng thì không thấy gọi điện lại. âm thanh dở, không kín tai, mới đeo có xí mà đau tai. quan trọng là đeo vào rớt ra và âm bass gì không nghe được j hết, phải vặn hết âm lượng ns nghe nổi. với giá 249k" table:operator="="/>
              <table:filter-condition table:field-number="0" table:value="ấn 1 lần chuột mà nó thành nháy đúp, rất kém chất lượng" table:operator="="/>
              <table:filter-condition table:field-number="0" table:value="ấn 1 lần chuột mà nó thành nháy đúp, rất kém chất lượng" table:operator="="/>
              <table:filter-condition table:field-number="0" table:value="ấn phím g là tắt. phí tiền. chỉ đc cái đẹp. chưa sử dụng đã hỏng" table:operator="="/>
              <table:filter-condition table:field-number="0" table:value="anh giao hàng có thái độ rất khó chịu. do điện thoại mua mắc tiền, nên mình đã xác nhận với tiki là thứ 6 mới giao. thứ 5 mình không có nhà vì phải lên công ty. sáng thứ 5 anh giao hàng đã tới. không cần giao tận tay mình ký nhận hay kiểm tra mà giao thẳng cho người nhà mình. mình gọi lại thì tỏ thái độ khó chịu bảo là trả tiền hàng rồi thì còn lo cái gì. cái quan trọng ở đây không phải trả tiền rồi hay chưa mà đã giao hàng có giá trị thì phải giao tận tay ký nhận và để mình kiểm tra chứ. chưa kể là hàng của mình mà đi giao hàng cho người lạ lung tung không xác nhận, nhỡ mất hàng thì sao?" table:operator="="/>
              <table:filter-condition table:field-number="0" table:value="ảo, scan ko có, có mỗi in và pho to, mực mờ" table:operator="="/>
              <table:filter-condition table:field-number="0" table:value="app logitech không nhận diện được chuột tuổi thọ của chuột quá ngắn vì dùng được 1 năm là bị click đúp  " table:operator="="/>
              <table:filter-condition table:field-number="0" table:value="bấm ko nhạy tôi muốn đổi hàng" table:operator="="/>
              <table:filter-condition table:field-number="0" table:value="bán bộ thiết bị chuyển đổi quang mà ko gửi dây cho khách hàng thì dùng bằng cái gì đây. thực sự tiki làm ăn ko dc nghiêm túc rồi đấy." table:operator="="/>
              <table:filter-condition table:field-number="0" table:value="ban đầu để chống nước mà giao cái ko chống nước mong tiki xem xét lại" table:operator="="/>
              <table:filter-condition table:field-number="0" table:value="ban đầu lúc vừa mở hộp pin 17%, sau khi setup các thứ còn 12% vài tiếng sau thông báo gần hết pin cắm sạc thì không sạc được pin bắt đầu giảm nhanh 2 tiếng giảm 3%. mong shop xem xét .tạm để 1 sao" table:operator="="/>
              <table:filter-condition table:field-number="0" table:value="ban đầu mua giá 26tr sau 2 tuần giờ vào thấy còn 24tr5 chưa kèm mã giảm giá. mất lòng tin vào giá bán tiki hẳn. lần sau chắc sẽ k bao giờ mua nữa vì cảm giác bị lừa đảo" table:operator="="/>
              <table:filter-condition table:field-number="0" table:value="bán đồ không phải hàng chính hãng. mỗi nơi 1 mã khac nhau. lừa đảo khách hàng" table:operator="="/>
              <table:filter-condition table:field-number="0" table:value="bán hàng cũ, về xài có được đâu. lừa đảo quá trời khổ thân tôi." table:operator="="/>
              <table:filter-condition table:field-number="0" table:value="bán hàng đã khui, khui rồi thì để mà dùng, sao còn mang đi bán" table:operator="="/>
              <table:filter-condition table:field-number="0" table:value="bán hàng đã qua sử dụng, hộp cũ, tai nghe kết nối ko đươc" table:operator="="/>
              <table:filter-condition table:field-number="0" table:value="bán hàng lừa đảo hả mới sài chưa dc 10 ngày đả bi hư màn hình chưa hề bị rớt bể gì shop bán hang vậy làn sau ai dám mua mất uy tín" table:operator="="/>
              <table:filter-condition table:field-number="0" table:value="bán hàng quá tễ đặt 1 kiểu giao 1 kiều thế này đây, bên bán gửi tôi hàng thế này đây làm ăn mất chữ tín. gửi hàng cho khách mà hàng cũ đã bóc hộp còn sai hàng,còn lỗi nữa. tốn thời gian tiền bạc." table:operator="="/>
              <table:filter-condition table:field-number="0" table:value="bán hàng trái với hình ảnh tôi ko ưng ý sản phẩm này vì nó hàng trung" table:operator="="/>
              <table:filter-condition table:field-number="0" table:value="bán hàng xong không hỗ trợ lại cho khách hàng vấn đề cài đặt. hẹn hoài k liên lạc lại. nên cân nhắc dịch vụ của tiki" table:operator="="/>
              <table:filter-condition table:field-number="0" table:value="bán hàng xong không hỗ trợ lại cho khách hàng vấn đề cài đặt. hẹn hoài k liên lạc lại. nên cân nhắc dịch vụ của tiki" table:operator="="/>
              <table:filter-condition table:field-number="0" table:value="bắn ko ưng lắm" table:operator="="/>
              <table:filter-condition table:field-number="0" table:value="bạn liên hệ lại cho mình vì bên bạn nói 1 năm 4g miễn phí mà sim nt kêu dk 4g" table:operator="="/>
              <table:filter-condition table:field-number="0" table:value="bản màu đen ảnh sp là nokia 105 single sim, còn 105 dual sim thì mặt trc khác. biết giống nhau vậy chọn màu xanh chứ k chọn mài đen." table:operator="="/>
              <table:filter-condition table:field-number="0" table:value="bản nhận được không phải nfc và không có voucher xem phim" table:operator="="/>
              <table:filter-condition table:field-number="0" table:value="bạn ơi hộp sạc thì bị hư bên trái,nghe đc có 30p cho mình đổi hàng ạ" table:operator="="/>
              <table:filter-condition table:field-number="0" table:value="bạn ơi tại sao mình mua chuột về nhưng khi khởi động chuột (chuyển sang chế độ on) thì chuột lại không phát sáng, không hoạt động là sao? mình mới mua từ thứ 2 đầu tuần (ngày 11/09/2017). mong ad hỗ trợ sớm!" table:operator="="/>
              <table:filter-condition table:field-number="0" table:value="bạn ơi, tai bên trái ko nghe đc . mong bạn đổi sớm cho mình." table:operator="="/>
              <table:filter-condition table:field-number="0" table:value="bàn phím bị bể ở góc, phím enter góc phải văng ra ngoài, lúc mình mở hộp cứ tường dell tặng thêm cho cái phím enter để thay khi phím cũ bị hư, phím k và space ko nhạy gõ 8 lần mới được. nói chung là lỗi." table:operator="="/>
              <table:filter-condition table:field-number="0" table:value="bàn phím bị liệt số 4 and enter" table:operator="="/>
              <table:filter-condition table:field-number="0" table:value="bàn phím bị lỗi, ko sử dụng được. shop đổi lại cho mình" table:operator="="/>
              <table:filter-condition table:field-number="0" table:value="bàn phím cứng và khác quảng cáo không có đèn không đúng như quảng cáo giới thiệu sản phẩm hình ảnh không đúng" table:operator="="/>
              <table:filter-condition table:field-number="0" table:value="bàn phím đeph nhưng bị lỗi khi chơi game sản phẩm tệ" table:operator="="/>
              <table:filter-condition table:field-number="0" table:value="bàn phím dùng ổn nhưng các phím bị rơi ra rất khó chịu" table:operator="="/>
              <table:filter-condition table:field-number="0" table:value="bàn phím gỗ kêu to, đặc biệt là khi dùng phím space. phù hợp với người thích khi đánh máy có tiếng kêu." table:operator="="/>
              <table:filter-condition table:field-number="0" table:value="bàn phím gõ rất rít. lúc nhận hàng k để ý. để đến hôm sau dùng thì gõ bị kẹt rít ko gõ được. không có mục đổi trả. nên cân nhắc trước khi mua." table:operator="="/>
              <table:filter-condition table:field-number="0" table:value="bàn phím gõ rất thô và cừng, tín hiệu chập chờn. quá không hài lòng" table:operator="="/>
              <table:filter-condition table:field-number="0" table:value="bàn phím k400 plus của có trong danh sách kết nối với đầu thu unifying này , nhưng khi mua về tại sao ko kết nối đc, mặc dù t đã tải phần mềm hỗ trợ trên trang của logitech" table:operator="="/>
              <table:filter-condition table:field-number="0" table:value="bàn phím không có đèn" table:operator="="/>
              <table:filter-condition table:field-number="0" table:value="bàn phím không sử dụng được. có nút bấm dc nút không" table:operator="="/>
              <table:filter-condition table:field-number="0" table:value="bàn phím lỗi nút @ và nút # bấm shift vào thì nó ra ký tự khác" table:operator="="/>
              <table:filter-condition table:field-number="0" table:value="bàn phím lỗi, không sử dụng được. mong muốn đổi/ trả sản phẩm" table:operator="="/>
              <table:filter-condition table:field-number="0" table:value="bàn phím mình đặt bị lỗi tổ hợp phím gây rất khó chịu" table:operator="="/>
              <table:filter-condition table:field-number="0" table:value="bàn phím mới mua mấy hôm đã bị lỗi." table:operator="="/>
              <table:filter-condition table:field-number="0" table:value="bàn phím mua về chưa được 1 tháng đã bị kẹt phím. lỗi ở phim h. không hài lòng sản phẩm." table:operator="="/>
              <table:filter-condition table:field-number="0" table:value="bàn phím mua về pin bị phồng .thay pin khác cùng loại cũng không sử dụng được" table:operator="="/>
              <table:filter-condition table:field-number="0" table:value="bàn phím này thật sự k dùng  được. quá thất vọng" table:operator="="/>
              <table:filter-condition table:field-number="0" table:value="bàn phím rất nặng mặc dù dùng cho ipad với mục đích đem đi. quan trọng nhất là khi bấm thì tạo ra tiếng rất lớn, gây mất tập trung và phiền toái nếu sử dụng ở quán cafe hoặc công sở. trải nghiêm khi đánh máy với k480 là rất mệt vì phím bấm tuy sâu nhưng ko ăn nên hụt phím khá nhiều, nếu muốn ăn thì phải dùng lực rất nhiều và tiếng ồn sẽ trở nên to hơn, rất gây mất cảm tình và khó chịu khi đánh máy." table:operator="="/>
              <table:filter-condition table:field-number="0" table:value="bần phím rất tệ, đánh đau cả tay mà kg nhận, đặc biệt phím shift" table:operator="="/>
              <table:filter-condition table:field-number="0" table:value="bần phím rất tệ, đánh đau cả tay mà kg nhận, đặc biệt phím shift" table:operator="="/>
              <table:filter-condition table:field-number="0" table:value="bàn phím rất tốt nhưng đánh giá 1* vì những vấn đề phát sinh do lỗi đơn vị giao hàng đối với đơn hàng 546706588" table:operator="="/>
              <table:filter-condition table:field-number="0" table:value="bàn phím tiếng trung, ốc thì bung bét, xin trả lại hàng" table:operator="="/>
              <table:filter-condition table:field-number="0" table:value="bàn phím tôi mua ngày 3.8 bị lỗi nhấn tổ hợp phím không được gây ảnh hưởng khủng khiếp đến việc học tập, làm việc, giải trí của tôi. đặc biệt là khi tôi chơi fo4 làm tôi rớt hạng rất nhiều" table:operator="="/>
              <table:filter-condition table:field-number="0" table:value="bàn phím tốt nhưng tôi không có cục bắt bluetooth nên chưa xài được" table:operator="="/>
              <table:filter-condition table:field-number="0" table:value="bàn phím về sử dụng ko có đầu usp của bàn phím. thất vọng quá" table:operator="="/>
              <table:filter-condition table:field-number="0" table:value="bàn phím, chuột và cây không đúng loại đặt" table:operator="="/>
              <table:filter-condition table:field-number="0" table:value="band cập nhật lỗi, không thao tác được, yêu cầu bảo hành band" table:operator="="/>
              <table:filter-condition table:field-number="0" table:value="băng tầng 5g rớt liên tục, không biết đổi may mới hay bh như thế nào," table:operator="="/>
              <table:filter-condition table:field-number="0" table:value="bảo 10:00 hôm nay rùi lại bảo 13:00 hôm nay rùi đổi 21:00 ngày mai thế là thế nào ạ trong khi tui dky chuyển phát nhanh 29k tiền ship" table:operator="="/>
              <table:filter-condition table:field-number="0" table:value="bao bì bên trong rất bẩn, ghét tích tụ. sản phẩm thì cũ, lau mãi không sạch chỗ đệm chuột" table:operator="="/>
              <table:filter-condition table:field-number="0" table:value="bao bọc đẹp nhưng chất lượng loa dè" table:operator="="/>
              <table:filter-condition table:field-number="0" table:value="bao case quá nhỏ , xài ko vừa. yêu cầu đổi trả." table:operator="="/>
              <table:filter-condition table:field-number="0" table:value="bảo chống nước mà có chống đâu.xuống nước cái là ngỏm shop xem lại giúp mình" table:operator="="/>
              <table:filter-condition table:field-number="0" table:value="bảo đổi lại sp khác không đổi mà đi hoàn tiền. khó quản lý." table:operator="="/>
              <table:filter-condition table:field-number="0" table:value="báo giao hàng thành công rồi mà chả thấy ai gọi nhận hàng. kiểu j j á" table:operator="="/>
              <table:filter-condition table:field-number="0" table:value="bảo hành cho tôi với nhé, tôi còn đầy đủ hộp, đồng hồ nguyên zin chỉ bị đốm nhẹ" table:operator="="/>
              <table:filter-condition table:field-number="0" table:value="bảo hành như nào ạ ? e viết nhận xét này là vì ngay vừa lúc nãy . e đang nghe nhạc rất bh . loa nó dựt lại tiếng nhạc rất to và chói . e ko tắt loa được hay hủy bluetooth.  nó rồ 3,4phút liên tục e tưởng nó còn nổ cơ . và loa cũng thường có vài lỗi vặt ạ" table:operator="="/>
              <table:filter-condition table:field-number="0" table:value="bảo hành ntn khi đã lỗi thẻ nhỉ và thời gian bảo hành là bao lâu" table:operator="="/>
              <table:filter-condition table:field-number="0" table:value="bảo hành rất tào lao, vợ mình xài rất kỹ có mua cover tránh trầy xước vỏ sạc và lau chùi rất kỹ, khi trả bảo hành cho mình là 1 cái tai nghe cũ mèm dơ lấm lem đầy rái tai, tra thông tin web apple thì ko ra ngày bảo hành chỉ có thông tin sp. chắc mua đại cái nào trên chợ đồ cũ trả bảo hành" table:operator="="/>
              <table:filter-condition table:field-number="0" table:value="bao lâu nay mua hàng của tiki. do tiki trading cung cấp. vẫn thấy an tâm từ những thứ nhỏ cho đến điện thoại. nhưng lần này thực sự thất vọng bởi vì mua đợt giảm giá 9 9, mà giao cho mình hàng cũ, hàng đã qua sử dụng á!!!! dây đeo nhìn cũ hơi xước xát, tem niêm phong dán không đúng chỗ, niêm phong mở ra dễ dàng và dán lại như không hề gì." table:operator="="/>
              <table:filter-condition table:field-number="0" table:value="báo lỗi &quot; rấc tiếc , chúng tôi không thể thiết lập tài khoản của bạn ngay bây giờ &quot;" table:operator="="/>
              <table:filter-condition table:field-number="0" table:value="bắt bluetooth quá yếu . kết nối với tai nghe bluetooth cách có 1 m mà không bắt được.lúc được lúc mất. chất lượng quá kém" table:operator="="/>
              <table:filter-condition table:field-number="0" table:value="bắt internet kém , đèn led thì màu xanh lá cây thay vì màu xanh nước biển giống trong hình, tôi muốn hoàn tiền" table:operator="="/>
              <table:filter-condition table:field-number="0" table:value="bật lên . máy rung mãi ko tắt . cứ rung mãi . màn hình nhiễu muỗi . max chán khi nhận hàng" table:operator="="/>
              <table:filter-condition table:field-number="0" table:value="bật lên k hiện sóng wifi. chán thực sự" table:operator="="/>
              <table:filter-condition table:field-number="0" table:value="bật mic lên thì tiếng bị ra ngoài mong được đổi trả" table:operator="="/>
              <table:filter-condition table:field-number="0" table:value="bắt sóng cực yếu! tai nghe bên phải rất khó để nó hoạt động, thường xuyên bị “điếc”. bạn nào chưa mua thì thêm ít tiền mua cái khác sẽ tốt hơn!" table:operator="="/>
              <table:filter-condition table:field-number="0" table:value="bắt sóng đt kém, wifi kém. lần sau k mua nữa." table:operator="="/>
              <table:filter-condition table:field-number="0" table:value="bắt sóng không tốt" table:operator="="/>
              <table:filter-condition table:field-number="0" table:value="bắt sóng quá yếu loa nhỏ ko nghe được các cuộc gọi rớt ràng.  không hài lòng về chất lượng mong shop đổi lại cái khác" table:operator="="/>
              <table:filter-condition table:field-number="0" table:value="bắt sóng rất yếu như đồ chơi" table:operator="="/>
              <table:filter-condition table:field-number="0" table:value="bắt tín hiệu chậm, phải đợi hơn 2 phút bàn phím mới bắt đc tín hiệu.." table:operator="="/>
              <table:filter-condition table:field-number="0" table:value="bắt tín hiệu rất yếu, mới xài hơn 1 tháng đã hỏng, sau khi gửi bảo hành chất lượng còn kém hơn lúc trước" table:operator="="/>
              <table:filter-condition table:field-number="0" table:value="bắt wifi như hạch, nhìu khi rút ra rút lại vài lần mới lên, lên thì chậm hơn đứt cáp" table:operator="="/>
              <table:filter-condition table:field-number="0" table:value="bắt wifi quá kém, chập chờn. muốn đổi sp khác ko biết có được không" table:operator="="/>
              <table:filter-condition table:field-number="0" table:value="battery level is critical on the following device m585/m590 multi device mouse" table:operator="="/>
              <table:filter-condition table:field-number="0" table:value="bề ngoài thì sản phẩm đóng gói đàng hoàng mà khi bóc lớp keo có chữ ký ra thấy phần nhựa bọc usb đã bị cắt ra. rõ ràng là không phải hàng zin. shop phục vụ như vậy mình thật sự không hài lòng chút nào." table:operator="="/>
              <table:filter-condition table:field-number="0" table:value="bền không thì dùng lâu mới biết được. nhưng mà nhỏ quá dễ rơi mất. giá hơi cao." table:operator="="/>
              <table:filter-condition table:field-number="0" table:value="bền minh làm ăn chán wa e đặt 1cai điện thoại lai gửi e 2 cái bây h e gửi lai 1 cái đc ko ạ" table:operator="="/>
              <table:filter-condition table:field-number="0" table:value="bên nghé được bên không nghe được bán hàng lừa đảo à" table:operator="="/>
              <table:filter-condition table:field-number="0" table:value="bên ngoài để là hàng dễ vỡ nhưng bộ phận đóng gói cũng không thèm lót chống sốc khi gói. bộ phận giao hàng khi mình đề nghị kiểm tra hàng thì yêu cầu mình kí tên trước rồi cho xem hàng, kí xong thì giao hàng mở gói hàng ra đưa cho mình rồi  phóng xe đi mất, vậy thì việc kiểm tra có ý nghĩa gì khi mình kiểm tra hàng 1 mình? bộ phận giao hàng ngày càng kém chất lượng. may mắn là sản phẩm tốt dùng chưa có vấn đề gì xảy ra" table:operator="="/>
              <table:filter-condition table:field-number="0" table:value="bên ngoài là i7 nhưng bên trong là i11 bảo là nghe 6h mà nghe chưa được 30 phút đã hết pin đây đúng là lừa đảo" table:operator="="/>
              <table:filter-condition table:field-number="0" table:value="bên tai phải không nghe được không lên được tiếng còn bên trái nghe đc mong shop đổi lại giúp mình nhé" table:operator="="/>
              <table:filter-condition table:field-number="0" table:value="bên trái bị rè" table:operator="="/>
              <table:filter-condition table:field-number="0" table:value="bên trái nhỏ hơn bên phải nên muốn đổi lại cái khác" table:operator="="/>
              <table:filter-condition table:field-number="0" table:value="bị chấm đỏ li ti đầy màn hình. cứ 2 3 phút là màn hình chớp giật liên tục. sản phẩm mới giao sáng nay nên mình muốn đc đổi lại màn hình mới." table:operator="="/>
              <table:filter-condition table:field-number="0" table:value="bị hở sáng, các vệt màu chia rõ ràng không sắc nét, khi xem các clip full hd thì phần màu nền bị gợn sóng các dải màu nhìn rất rõ và khó chịu, cho hỏi đây có phải bị lỗi không tiki? vì mình cũng có 1 màn u2417h cũng mua tiki và đang dùng song song, màn đó ko hề bị gợn sóng như mẫu mới này.  cho mình hỏi thủ tục bảo hành và thời gian như thế nào luôn nhé?" table:operator="="/>
              <table:filter-condition table:field-number="0" table:value="bị hỏng bên tai trái ko nghe được,đề nghị đổi hàng!đã gọi lên tổng đài tiki yêu cầu đổi mà 3 ngày vẫn chưa có hồi âm" table:operator="="/>
              <table:filter-condition table:field-number="0" table:value="bị hỏng một bên. đang khiếu nại lên ti ki chờ giải quyết" table:operator="="/>
              <table:filter-condition table:field-number="0" table:value="bị huỷ tikinow  giao hàng nửa tháng mới thấy đến  " table:operator="="/>
              <table:filter-condition table:field-number="0" table:value="bị lỗi .. đem về sạc 1h và kết nối thì dc báo sạc 100% tai nghe 89% nhưng nghe dc 30f thì hết pin cấm tai nghe vô ổ sạc thì k có tín hiệu đèn và k bô pin" table:operator="="/>
              <table:filter-condition table:field-number="0" table:value="bị lỗi cảm biến tiệm cận không tắt được cuộc gọi" table:operator="="/>
              <table:filter-condition table:field-number="0" table:value="bị lỗi lúc có sóng lúc không. phải reset lại liên tục" table:operator="="/>
              <table:filter-condition table:field-number="0" table:value="bị lỗi sạc ko vào. kết nối ko đc" table:operator="="/>
              <table:filter-condition table:field-number="0" table:value="bị lỗi sản phẩm bên shop không hài lòng với sản phẩm này ship nhanh nhưng chất lượng thì kh có" table:operator="="/>
              <table:filter-condition table:field-number="0" table:value="bị mất  1 tháng data ... mạng thì yếu mặc dù ngay trong trung tâm thành phố" table:operator="="/>
              <table:filter-condition table:field-number="0" table:value="biết là giá rẻ nhưng kiểu này thì chịu r. dùng bình thường không sao, bật game lên máy hoạt động hết công suất cần đủ 90w thì máy tự tắt. sạc không cung cấp đủ hiệu năng thì chỉ dùng bình thường thôi các bạn ạ. thế này hại máy lắm" table:operator="="/>
              <table:filter-condition table:field-number="0" table:value="biết là với giá tiền 47.900đ thì không thể yêu cầu cao. nhưng pin quá kém, bật sử dụng tầm 20p là báo &quot;battery low, please charge&quot;. cắm sạc pin thì sạc cả ngày đèn báo sạc lúc nào cũng đèn đỏ. sử dụng thì 20p. pin chay hay pin đểu..chán nản đến mức chả thèm bảo hành sản phẩm. tiki bán hàng kém hơn lazada và sendo. thất vọng" table:operator="="/>
              <table:filter-condition table:field-number="0" table:value="bin kém nhanh hết, dùng một thời gian là chưa đầy 10 phút hết điện" table:operator="="/>
              <table:filter-condition table:field-number="0" table:value="bình ắc quy ko tích đc điện" table:operator="="/>
              <table:filter-condition table:field-number="0" table:value="bình mới in ko dc" table:operator="="/>
              <table:filter-condition table:field-number="0" table:value="bình thường bắt wifi  30mbps, lắp usb vào chỉ còn  10mbps" table:operator="="/>
              <table:filter-condition table:field-number="0" table:value="bình thường mình viết review sẽ có ảnh nhưng lần này thì không. vì sao? vì hàng có về đâu? mình đặt hàng từ 28/5, háo hức vì nhiều bạn review giao sớm. thế là thanh toán xong hôm nào mình cũng vào check trạng thái đơn hàng thì thấy luôn dừng ở &quot;đã đóng gói xong&quot;. chờ mãi đến hôm 10/6 mới thấy trong phần thông báo hàng đã giao không thành công vào 4,5,6/6 vì không liên lạc được trong khi trong 3 ngày đó mình không miss 1 cuộc gọi nào và không ai trong đó là shipper   tá hoả gọi lên tiki thì được hứa giao lại xong 3 ngày. 3 ngày sau không thấy đâu gọi lại lại hẹn tiếp, vẫn mất hút. đến lúc review là hỗ trợ không giải quyết được vấn đề lại có 1 cuộc gọi hứa là trong vòng 17,18/6 hàng sẽ được giao. và bây giờ là cuối ngày 18/6. trước giờ mua hàng luôn tìm tiki là lựa chọn hàng đầu, từ sách đến sau này mua đồ đạc điện thoại cũng đặt tiki cho tiện. thế mà lần này thật sự thất vọng về cách giải quyết cực kì thiếu hiệu quả. giờ thanh toán trước rồi, hàng không biết đang lạc trôi chỗ nào, gọi lên support thì lại được hẹn thêm 2, 3 ngày. cho hỏi có ai thật sự có thể giải quyết được vấn đề giao hàng cho mình không hay cứ hẹn đến lúc nào mình chán không cần hàng nữa thì thôi đây?" table:operator="="/>
              <table:filter-condition table:field-number="0" table:value="bình thường mua màn hình sẽ được bọc mút 2 bên. tuy nhiên lần này thì không. màn hình ngoài viền ở ngoài còn thêm 1 lớp viền ở trong. khá khó chịu. mình quyết định trả hàng.  đã gọi tiki còn chờ bên đó lấy hàng trả tiền lại" table:operator="="/>
              <table:filter-condition table:field-number="0" table:value="bình thường, cầm hơi nhỏ," table:operator="="/>
              <table:filter-condition table:field-number="0" table:value="bình thường! không thấy biểu hiện tăng cường thu sóng cho laptop" table:operator="="/>
              <table:filter-condition table:field-number="0" table:value="bluetooth không ăn, sạc pin không vô. đã trả hàng!" table:operator="="/>
              <table:filter-condition table:field-number="0" table:value="bộ  phận hỗ trợ khách hàng của tiki kém trước khi đặt  hàng tôi có  hỏi  ô  cung nay có  lắp được camera không  thì  không thấy trả lời và  đặt hàng khi nhận hàng  kiểm tra  mới  biết là  không  lắp được vào dau ghi camera" table:operator="="/>
              <table:filter-condition table:field-number="0" table:value="bộ kích sóng wifi totolink ex200 quá tệ, ko băt đc sóng" table:operator="="/>
              <table:filter-condition table:field-number="0" table:value="bộ sản phẩm sử dụng bị lỗi" table:operator="="/>
              <table:filter-condition table:field-number="0" table:value="bỏ sim vô mở máy là nó tắt ko thấy gì hết,lấy sim ra ko sao hết(sim mới mua vừa kích hoạt)" table:operator="="/>
              <table:filter-condition table:field-number="0" table:value="bộ test mạng với hạt mạng thì tạm được còn cây kìm thì quá tệ, bấm 5 phát thì hư hết 4 lần phải cắt bỏ dây bấm lại vẫn hư tiếp." table:operator="="/>
              <table:filter-condition table:field-number="0" table:value="bỏ tiền ra mua nhưng không nhận được sản  phẩm! gọi tổng đài thì hẹn tới hẹn lui, y chang bọn lừa đảo trên mạng!" table:operator="="/>
              <table:filter-condition table:field-number="0" table:value="bỏ vô laptop lúc vào lúc k, và thẻ nhớ lúc nhận trong đt lúc k. đây gọi là hàng chính hãng à. mong tiki xử lý trường hợp lỗi này" table:operator="="/>
              <table:filter-condition table:field-number="0" table:value="bọc không khít, chất lượng kém, có mùi và rất mỏng" table:operator="="/>
              <table:filter-condition table:field-number="0" table:value="box xài đc một thời gian hỏng ko lên đèn. cắm vào máy tính ko nhận ổ cứng." table:operator="="/>
              <table:filter-condition table:field-number="0" table:value="bữa đầu xài thấy ổn, qua bữa sau rột rột tiếng delay khó chịu kinh khủng, mặc dù đã thử cắm vào khe cắm khác nhưng vẫn vậy." table:operator="="/>
              <table:filter-condition table:field-number="0" table:value="bữa trước gọi thì nói miễn sao tới thứ 2 giao cho anh là được mà giờ gọi lại thì nói sai sót làm việc ko có chuyên nghiệp, không hệ thống cóng rảnh gì hết  quảng cáo cho lắm vào giao hàng lề mề" table:operator="="/>
              <table:filter-condition table:field-number="0" table:value="bực bội ghê ấy. mua về sạc cả buổi trời pin ko lên dk gì hết cắm sạc thì nó hiện như hình mà rút ra thì tắt ngúm luôn" table:operator="="/>
              <table:filter-condition table:field-number="0" table:value="buồn! mua i12 mà giao i11. thôi thì cứ dùng thôi!" table:operator="="/>
              <table:filter-condition table:field-number="0" table:value="bút dùng ok nhưng hơi bất tiện vì không cài vào túi áo để bị rơi mất" table:operator="="/>
              <table:filter-condition table:field-number="0" table:value="bút dùng ok nhưng hơi bất tiện vì không cài vào túi áo để bị rơi mất" table:operator="="/>
              <table:filter-condition table:field-number="0" table:value="bút không cảm ứng được mua phí tiền" table:operator="="/>
              <table:filter-condition table:field-number="0" table:value="bút xài đc 2 ngày thì hỏng.  " table:operator="="/>
              <table:filter-condition table:field-number="0" table:value="cả 2 loa đều ko kết nối đc kết nối đc 1 chút thì như bị lắc r rè rè r k kết nối đc luôn mong shop giải thích về việc này" table:operator="="/>
              <table:filter-condition table:field-number="0" table:value="cả 2 sản phẩm đặt mua đều đã bị mở. tem bảo hành xé ra và dán lại. phần nhựa đựng usb bị rạch xung quanh và có thể lấy ra bỏ vô. không chừng sản phẩm đã qua sử dụng..." table:operator="="/>
              <table:filter-condition table:field-number="0" table:value="cả 2 sản phẩm đều bị nút bấm cứng, tín hiệu chập chờn, không thể sử dụng." table:operator="="/>
              <table:filter-condition table:field-number="0" table:value="cả tờ hướng dẫn và trên củ sạc đều không có sạc nhanh 3.0 sạc vào max là 2.5 mà trên shop ghi là 3.0 treo đầu dê bán thịt chó à" table:operator="="/>
              <table:filter-condition table:field-number="0" table:value="các bác bảo nhanh chứ riêng em thấy chậm bỏ xừ ra..." table:operator="="/>
              <table:filter-condition table:field-number="0" table:value="các bạn dùng macbook thì đừng mua nhé, cắm vào mac pro màn hình chập chờn liên tục" table:operator="="/>
              <table:filter-condition table:field-number="0" table:value="các chổ điệm lăn chuột ( mặt dưới con chuột ) bị trầy xước mặt dù chưa dùng ( mở hợp kiểm tra mới phát hiện ), phím ấn chuột bên trái bị lún so với bên phải  , ko ngờ tiki traning giao mình hàng cũ, sẽ liên hệ tổng đài phản ánh" table:operator="="/>
              <table:filter-condition table:field-number="0" table:value="các khe thẻ sim, thẻ nhớ lỏng lẻo, không an toàn, lập trình khó sử dụng vì chia trang, nếu không rành sử dụng thì không dùng đượcngay unlock cũng đã khác so với các hảng khác, thật sự tôi muốn được đổi qua máy philip sử dụng dể hơn (bà vợ tôi sử dụng không được) nếu có thể được cho tôi đổi máy khác thì cám ơn nhiều" table:operator="="/>
              <table:filter-condition table:field-number="0" table:value="các thiết bị của t thừơng xuyên gặp tình trạng đã kết nối thành công dùng bình thường sau đó di chuyển ra ngoài vùng phủ sóng rồi quay lại là không kết nối lại được" table:operator="="/>
              <table:filter-condition table:field-number="0" table:value="cách đây vài ngày tôi có đặt mua thẻ nhớ 64gb hôm qua ngày 4/4/2019. khi nhận sp tôi rất vui và hy vọng tiki sẽ tốt hơn lazada . và thế là hy vọng bao nhiêu thì thất vọng bấy nhiêu, về đến nhà chuẩn bi sao chép thẻ cũ trong điện thoại nên cho vào máy tính phát hiện dung lượng thực chỉ có 27gb trong khi thẻ 16gb trong dt của tôi vẫn hiển thị dung lượng 14.7gb . tôi muốn có câu trả lời hợp lý và cách thức đổi trả hoàn tiền cho tôi." table:operator="="/>
              <table:filter-condition table:field-number="0" table:value="cách nay 5 ngày tôi có đặt mua thẻ này ở đây và nhận được là nguyên seal, không bị bóc ra. nay đặt thêm cái nữa thì thấy hàng đã bóc ra, bóc đến bao nhựa chứa cái thẻ nhớ luôn (cũng chẳng thấy dán tem bảo hành gì lên thẻ nhớ nên cũng không thể viện lý do bóc ra để dán tem bảo hành). tại sao không để nguyên seal mà phải bóc ra   , điều này khả năng lớn nhất là hàng đã sử dụng rồi đem giao lại cho tôi. đây là 1 bài học mà mọi người lưu ý khi nhận hàng phải kiểm tra kỹ xem thẻ nhớ đã bóc ra chưa, nếu có thì nên hoàn trả lại ngay. lần đầu tôi mua nguyên seal nên tin tưởng lần 2 không kiểm tra kỹ khi nhận hàng   , một bài học cho câu nói &quot;quen mặt đắt hàng&quot;." table:operator="="/>
              <table:filter-condition table:field-number="0" table:value="caddy bay nhận không giống hình sp trên tiki! đề nghị để đúng hình để người mua cân nhắc." table:operator="="/>
              <table:filter-condition table:field-number="0" table:value="cài đặt rất nhiều lần từ reset đến đổi vùng đk mi home vẫn không được" table:operator="="/>
              <table:filter-condition table:field-number="0" table:value="cài đặt và thử trên 4 máy tính đều ko dùng được. nhờ thợ máy tính cũng bó tay luôn." table:operator="="/>
              <table:filter-condition table:field-number="0" table:value="cài đặt xong dùng được nửa ngày thì toàn không lấy được địa chỉ ip rồi thì mất internet, cài lại đôi lần vẫn bị hiện tượng thế. sản phẩm quá kém." table:operator="="/>
              <table:filter-condition table:field-number="0" table:value="cài đặt xong ping ra internet rớt liên tục 25% 50%. tiki care hỗ trợ giúp mình với ạ." table:operator="="/>
              <table:filter-condition table:field-number="0" table:value="cái đầu bị hư. cắm vô lên rồi lại tắt . lậy.... ship xử lý giúp qua số đt của mình nha" table:operator="="/>
              <table:filter-condition table:field-number="0" table:value="cài driver đầy đủ mà không kết nối được mạng là sao đây, yêu cầu đổi hàng được không vậy" table:operator="="/>
              <table:filter-condition table:field-number="0" table:value="cài driver nhưng vẫn không nhận được phần cứng. hướng dẫn cài đặt không thực tế. cần được cụ thể hơn" table:operator="="/>
              <table:filter-condition table:field-number="0" table:value="cái gi củng ok.chỉ có mở loa lớn là nó rè rè thôi." table:operator="="/>
              <table:filter-condition table:field-number="0" table:value="cái máy k thổi được" table:operator="="/>
              <table:filter-condition table:field-number="0" table:value="cái này cách cài đặt khác cái trước vậy amin vô 192.168.0.254 bị yêu cầu đăng nhập tên người dùng  với mật khẩu,không như cái trước vô là cài đặt lun,hướng dẫn mình với" table:operator="="/>
              <table:filter-condition table:field-number="0" table:value="cái này dùng cho smat tv ko dc tích sự gì cả, mua về đem vứt, pin theo sp bị phù nữa chứ, nản" table:operator="="/>
              <table:filter-condition table:field-number="0" table:value="cái này khác với bàn phím bluetooth của mình, cái bàn phím thì khi k sử dụng nó sẽ tự động tắt để tiết kiệm pin, bật lại cũng chỉ mất 5s thôi, còn cái chuột này nó vẫn bật, bật liên tục, nhiều lúc tắt máy rồi mà thấy chuột vẫn sáng đèn. dù mình đã tắt chuột khi k cần đến nhưng pin hao vẫn rất nhanh, 1 tháng 1 cục pin, k thể tin được   . &quot;chuột có thể hoạt động liên tục lên đến 12 tháng&quot;   , đừng tin quảng cáo, trong khi mình xài pin xịn 1 cục 40k ở circle k của panasonic luôn mà cũng chỉ dc 1 tháng, bực kinh dị  " table:operator="="/>
              <table:filter-condition table:field-number="0" table:value="cái này nhah hết bin lm ghé dk 20’ thì lai sac" table:operator="="/>
              <table:filter-condition table:field-number="0" table:value="cái tai nghe đâu .có mỗi cái vỏ" table:operator="="/>
              <table:filter-condition table:field-number="0" table:value="cài vào mất cả buổi sáng, xong thì báo no internet , mình cũng đã thử qua laptop và cũng vậy, trước giờ rất hay mua hàng tiki, đánh giá rất ok, nhưng riêng kì này thì mình thất vọng, liên lạc gấp cho mình nhé" table:operator="="/>
              <table:filter-condition table:field-number="0" table:value="cài vào window 10 nhận driver có sóng nhưng không kết nối được. cài driver máy tính không vào được một số trang web trong đó có tiki. gỡ ra máy tính lại sử dụng lại bình thường." table:operator="="/>
              <table:filter-condition table:field-number="0" table:value="cắm  vào ko lên hình đề nghị tiki đổi lại cho tôi." table:operator="="/>
              <table:filter-condition table:field-number="0" table:value="cắm cáp hdmi vào laptop thì màn hình không nhận, mong được hỗ trợ  !" table:operator="="/>
              <table:filter-condition table:field-number="0" table:value="cắm mãi nhận đc 1 tý rồi chả thấy gì nữa, sau đó thì tịt luôn. chán. thôi xóa app thôi, từ lúc đăng ký đến giờ mua đc 3 sản phẩm, lỗi đến 2 cái. thôi, xóa app, ko cần bảo hành đâu." table:operator="="/>
              <table:filter-condition table:field-number="0" table:value="cảm ơn tiki đã giao sản phẩm cẩn thận và đúng giờ.   máy tính tôi dùng window 7, vì vậy tôi đã cài đặt thêm driver theo hướng dẫn. tuy nhiên, tôi không thể kết nối tới bất kỳ thiết bị nào có bluetooth quanh đó như điện thoại, tai nghe. thông báo lỗi là csrbtport enumerated device 00 failed. tôi muốn trả lại sản phẩm này." table:operator="="/>
              <table:filter-condition table:field-number="0" table:value="cắm ram vào máy không khởi động được" table:operator="="/>
              <table:filter-condition table:field-number="0" table:value="cảm rất thất vọng khi nhận được sản phẩm vì hàng mới mở hộp mà đã bị hỏng một bên tai nghe. mình đã cắm thử vào điện thoại khác và trên máy tính và đều bị hỏng ở tai nghe. giá cả thì có hơi mắc so với một số dòng tai nghe cùng loại của các hãng khác. nhưng vì nó là tai nghe của sony nên mình chọn và cảm thấy thực sự thất vọng khi nhận hàng" table:operator="="/>
              <table:filter-condition table:field-number="0" table:value="cắm tai nghe đc nhưng sạc k vào" table:operator="="/>
              <table:filter-condition table:field-number="0" table:value="cắm tai nghe iphone vào không hoạt động được. phí tiền." table:operator="="/>
              <table:filter-condition table:field-number="0" table:value="cảm thấy mấy bài đánh giá trên mạng và giới thiệu trên tiki che giấu cái k tốt&#10; router chuẩn n có tốc độ nhanh nhất,dong router công suất cao sản xuất 2016 mà không hỗ trợ iptv  ." table:operator="="/>
              <table:filter-condition table:field-number="0" table:value="cảm thấy mấy bài đánh giá trên mạng và giới thiệu trên tiki che giấu cái k tốt&#10; router chuẩn n có tốc độ nhanh nhất,dong router công suất cao sản xuất 2016 mà không hỗ trợ iptv  ." table:operator="="/>
              <table:filter-condition table:field-number="0" table:value="cảm thấy thất vọng" table:operator="="/>
              <table:filter-condition table:field-number="0" table:value="cảm ứng chập chờn bấm ko được" table:operator="="/>
              <table:filter-condition table:field-number="0" table:value="cảm ứng next bài lúc được lúc không.pin 4h nghe ở mức trung bình" table:operator="="/>
              <table:filter-condition table:field-number="0" table:value="cảm ứng thì ok nhưng chỉ nghe được 1 bên. đã trả lại hàng và chờ hoàn lại tiền. mong lần s shop kiểm tra ok hãy giao" table:operator="="/>
              <table:filter-condition table:field-number="0" table:value="cắm usb nhận, copy dữ liệu được vài phút thì mất kết nối, không nhận usb. đã cắm lại cổng khác, restart máy đều không nhận lại, cắm sang máy khác không nhận. tiki cho xử lý nhé." table:operator="="/>
              <table:filter-condition table:field-number="0" table:value="cắm usb nhận, copy dữ liệu được vài phút thì mất kết nối, không nhận usb. đã cắm lại cổng khác, restart máy đều không nhận lại, cắm sang máy khác không nhận. tiki cho xử lý nhé." table:operator="="/>
              <table:filter-condition table:field-number="0" table:value="cắm usb vào không nhận , cà driver vẫn không nhận. đề nghị tiki đổi sản phẩm mới giúp tôi." table:operator="="/>
              <table:filter-condition table:field-number="0" table:value="cắm usb wifi vào máy case thì wifi vẫn kết nối nhưng lúc nào cũng báo no internet. trong khi đó, điện thoại laptop vẫn dùng wifi bình thường. mình thấy có nhiều người cũng bị tình trạng tương tự. mình khuyên ae không nên mua sp này nhé!" table:operator="="/>
              <table:filter-condition table:field-number="0" table:value="cắm vào bất kì máy nào phải rút ra cắm vào 4 5 lần máy mới nhận" table:operator="="/>
              <table:filter-condition table:field-number="0" table:value="cắm vào chạy ngay nhưng chưa kết nối được với các thiết bị khác" table:operator="="/>
              <table:filter-condition table:field-number="0" table:value="cắm vào cho con máy bàn, lướt web cảm giác hơi chậm. thử download từ fshare thì thấy đc 2mb/s, thi thoảng tụt xuống 0byte rồi lại bình thường. down đc 1 tiếng thì thấy wifi disconnect, phải rút ra cắm lại mới được. trong khi đó con laptop để ngay cạnh vẫn download phà phà 6 7mb/s  . tóm lại: hàng này lởm, các bác đừng mua, kẻo lại tốn tiền ngu như e" table:operator="="/>
              <table:filter-condition table:field-number="0" table:value="cắm vào con 6 plus k nghe được thế mà cứ nổ nghe được cho iphone" table:operator="="/>
              <table:filter-condition table:field-number="0" table:value="cắm vào không khởi động máy được mặc dù đã gạt công tắc" table:operator="="/>
              <table:filter-condition table:field-number="0" table:value="cắm vào máy đèn xanh lá không sáng, thử mọi lỗ khác đều không được" table:operator="="/>
              <table:filter-condition table:field-number="0" table:value="cắm vào máy không nhận ổ cứng tưởng máy hỏng, cắm sang máy khác cũng y vậy, hộp thì bị cắt nham nhở." table:operator="="/>
              <table:filter-condition table:field-number="0" table:value="cắm vào máy không nhận ổ, yêu cầu bảo hành" table:operator="="/>
              <table:filter-condition table:field-number="0" table:value="cắm vào máy tính thì full vạch wifi nhưng lướt web mãi không xong trong khi điện thoại thì max speed. yêu cầu trả hàng." table:operator="="/>
              <table:filter-condition table:field-number="0" table:value="cắm vào nguồn ti vi hoặc cốc sạc điện thoại đều không sáng đèn của nguồn. buồn" table:operator="="/>
              <table:filter-condition table:field-number="0" table:value="cắm vào thì phải bật bluetooth. nghe nhạc thì nghe được nhưng nó tự động tăng âm lượng dù mình không muốn. sạc vào máy thì bình thường. nói chung là sản phẩm này tệ ở điểm nó tự tăng âm lượng nếu có thể thì mong tiki có thể giúp mình đổi trả lại sản phẩm. xin cảm ơn!" table:operator="="/>
              <table:filter-condition table:field-number="0" table:value="camare tệ v" table:operator="="/>
              <table:filter-condition table:field-number="0" table:value="camera của máy kém chất lượng, không có màu ... trắng bệt..  không hài lòng" table:operator="="/>
              <table:filter-condition table:field-number="0" table:value="camera mờ gọi video ko thấy dc" table:operator="="/>
              <table:filter-condition table:field-number="0" table:value="cần 1 firmware thích hợp. tôi nghĩ thế. tại vì cấu hình xong hết mỗi lần tắt bật là lại mất ip dhcp k nhận. bắt buộc phải tắt router nguồn rồi n200re mới nhận." table:operator="="/>
              <table:filter-condition table:field-number="0" table:value="cần đổi lại ạ" table:operator="="/>
              <table:filter-condition table:field-number="0" table:value="cần đổi trả tai nghe rất nóng bị rè ( có lúc tịt hẳn)" table:operator="="/>
              <table:filter-condition table:field-number="0" table:value="cần góp ý đvvc. thường giao hàng thì shipper phải gọi đt trước cho kh. kh có thể nhận hàng lúc đó thì shipper mới giao. còn kh ko nghe máy thì đồng nghĩa với việc kh đang bận chưa thể nhận hàng. mình là kh quen của tiki mấy năm nay. mình mua hàng đa phần là thanh toán trước. mình chưa thấy đợt shipper nào tệ như đợt này. shipper đến giao hàng ko gọi đt trước. ok. mình là khách quen nên ko gọi cũng đc đi. tới nơi gọi đt mình thì mình ko biết nên ko nghe. ( à. từ lúc bạn ấy đến cho tới lúc nhờ hàng xóm qua kêu mình ra lấy hàng tổng cộng là 7 phút nhé). vậy là bạn ấy chạy lòng vòng từng nhà hàng xóm gần nhà mình để nhờ ngta qua đập cửa nhà mình gọi mình ra nhận hàng. và sau đó có 2&amp;3 ng hàng xóm luân phiên qua đập cửa ầm ầm nhà mình g để kêu mình ra nhận hàng( à vì mình bị ốm nên ngủ quên). hàng xóm mình tỏ thái độ rất khó chịu vì họ bị làm phiền. và mình cũng vậy. nếu đơn vị giao hàng thế này thật sự mình ko dám mua hàng ở tiki nữa. vì thật sự thấy áp lực vì cứ phải canh đt để nhận hàng từ tiki. ko phải lần đầu nhé. như mấy bạn shipper trước gọi mình ko đc thì sẽ gửi tin nhắn báo là đơn hàng xxxx đang giao mà ko liên hệ đc kh. kh vui lòng gọi lại số đt xxxxx hay liên hệ tổng đài để nhận. còn bạn giao hàng lần này thì ko làm thế..thật sự ko hài lòng" table:operator="="/>
              <table:filter-condition table:field-number="0" table:value="cần nhân viên hỗ trợ kết nối đồng hồ. xem trên youtube nhu k tim thấy dh" table:operator="="/>
              <table:filter-condition table:field-number="0" table:value="can phai có video hướng dan kết noi mua ve kết noi ko được vay mua lam gi lừa dao a" table:operator="="/>
              <table:filter-condition table:field-number="0" table:value="cần tiki giải quyết vấn đề này, mình đặt ram bus 2666 mẫu giao có ghi 2666 nhưng thực ra là bus 2133, hoàn toàn không thể chấp nhận điều này, xin cảm ơn và chờ phản hồi từ tiki." table:operator="="/>
              <table:filter-condition table:field-number="0" table:value="càng ngày cành chán tiki   tai nghe mu về hộp nắp thì lỏng. bên nghe đc bên k nghe đc  " table:operator="="/>
              <table:filter-condition table:field-number="0" table:value="cảnh báo nhẹ cho ae nào ham rẻ nhé. kêu chống nhìn trộm mà. như kiểu miếng dán kim tuyến ấy. tôi thật lòng đấy" table:operator="="/>
              <table:filter-condition table:field-number="0" table:value="cạnh màn hình vênh, không đều" table:operator="="/>
              <table:filter-condition table:field-number="0" table:value="cáp không xài được" table:operator="="/>
              <table:filter-condition table:field-number="0" table:value="cáp mới giao đến nhà buổi chiều, chủ quan không kiểm tra, về mở ra thấy băng keo dán miệng hộp đã bị cắt, túi thì rách như này!  đồ tiki trading mà như vậy đây!" table:operator="="/>
              <table:filter-condition table:field-number="0" table:value="cap mua được mấy hôm về không xài được, chất lượng kém" table:operator="="/>
              <table:filter-condition table:field-number="0" table:value="cáp này ko hỗ trợ sạc nhanh nhé mọi người" table:operator="="/>
              <table:filter-condition table:field-number="0" table:value="cáp sạc sài vài lần bị đen đầu như bị tẹt điện vậy" table:operator="="/>
              <table:filter-condition table:field-number="0" table:value="cáp sài vài tháng là không vô pin. đã thử sợi cáp khác thì vào. hàng 3 trăm mấy chục nghìn mà như hàng chợ . quá thất vọng vì sản phẩm này" table:operator="="/>
              <table:filter-condition table:field-number="0" table:value="cát bạn ko nên mua sạc đầy nghe chưa được 2h nữa là hết pin uh" table:operator="="/>
              <table:filter-condition table:field-number="0" table:value="chả biết sp thế nào cắm thử 2 3 máy lỗi không nhận  ." table:operator="="/>
              <table:filter-condition table:field-number="0" table:value="chả hiểu làm ăn kiểu gì mua về gắn vào thì ko lên mạng được, trong khi kiểm tra thì còn 4gb" table:operator="="/>
              <table:filter-condition table:field-number="0" table:value="chắc do đen mua phải caddy bay chết ko biết shop có bảo hành ko đánh giá 1* mong tiki nhận đc" table:operator="="/>
              <table:filter-condition table:field-number="0" table:value="chạm 2 lần nhưng không qua bài hát, chỉ có connect  với siri...như vậy có lỗi không shop?" table:operator="="/>
              <table:filter-condition table:field-number="0" table:value="chậm rì rì luôn, không làm nổi gì hết. lướt facebook còn không nổi" table:operator="="/>
              <table:filter-condition table:field-number="0" table:value="chậm rồi còn có khi 0kb/s. mà k ghi đc cả buổi luôn..." table:operator="="/>
              <table:filter-condition table:field-number="0" table:value="chán" table:operator="="/>
              <table:filter-condition table:field-number="0" table:value="chán kinh khurng thiệt chứ muốn mua mà ad ép quá huhu" table:operator="="/>
              <table:filter-condition table:field-number="0" table:value="chán lắm" table:operator="="/>
              <table:filter-condition table:field-number="0" table:value="chán lắm các bác ạ. sạc đt samsung a70 đc có 1 lần" table:operator="="/>
              <table:filter-condition table:field-number="0" table:value="chán luôn, tốt nhất ko nên mua phí tiền" table:operator="="/>
              <table:filter-condition table:field-number="0" table:value="chán nghe đc 1 tai" table:operator="="/>
              <table:filter-condition table:field-number="0" table:value="chán quá mua tai nghe mà chỉ có vỏ không tiki lần này chán quá" table:operator="="/>
              <table:filter-condition table:field-number="0" table:value="chán quá sản phẩm lỗi bao hành đổi trả lại gửi thiếu cáp sạc tai nghe thật sự thất vọng" table:operator="="/>
              <table:filter-condition table:field-number="0" table:value="chán sp dùng dc vài hôm thì pin bên trai giờ ko sạc dc ." table:operator="="/>
              <table:filter-condition table:field-number="0" table:value="chán vãi ra nghe chưa dc 5phut hết bin là sao liệu có dc đổi hàng ko shop" table:operator="="/>
              <table:filter-condition table:field-number="0" table:value="chẳng biết nói gì, 2 sọc ngang thế này tiki có hỗ trợ ko?" table:operator="="/>
              <table:filter-condition table:field-number="0" table:value="chẳng chia ra được 2 đầu mạng. mua về bây giờ bỏ. vui lòng buôn bán đúng cam kết." table:operator="="/>
              <table:filter-condition table:field-number="0" table:value="chẳng có tác dụng gì, cắm vô không có mạng, chập chờn không sử dụng được" table:operator="="/>
              <table:filter-condition table:field-number="0" table:value="chẳng có tai nghe đâu cả chỉ thấy móc khóa thôi" table:operator="="/>
              <table:filter-condition table:field-number="0" table:value="chẳng hiểu nổi cái sản phẩm này nó vớ vẩn thế nào mà mua về xong chẳng dùng được, bắt wifi không nổi, bắt được thì không có mạng. 1 sản phẩm thất bại. làm thế nào để trả lại nhỉ ?" table:operator="="/>
              <table:filter-condition table:field-number="0" table:value="chẳng phải moi ngày 4 hay 5g gì sao mới tháng thứ 2 xài hết 2g /1ngay thì chạy k nổi nữa.lua đao" table:operator="="/>
              <table:filter-condition table:field-number="0" table:value="chẳng xài được" table:operator="="/>
              <table:filter-condition table:field-number="0" table:value="chào shop, check lại giúp dây đeo giao cho mình, hình như không phải dành cho mi band 3 vì phần lắp mi band 3 vào ngắn hơn 1 chút như hình. cám ơn shop." table:operator="="/>
              <table:filter-condition table:field-number="0" table:value="chào shop, mình vừa mua 1 loa nhưng không thể kết nối bluetooth được với laptop ideapad flex! laptop tìm không ra tín hiệu bluetooth từ loa?? hỏi shop ơi, giờ mình phải làm sao để xài loa này đây? please help! thanks." table:operator="="/>
              <table:filter-condition table:field-number="0" table:value="chào shop, thiết bị mình mua không cho kết nối với loa, tai nghe." table:operator="="/>
              <table:filter-condition table:field-number="0" table:value="chào tiki, mình cần câu trả lời từ đội hậu mãi ở sản phẩm airpod pro mình được giao vào ngày 23/1/2020 chỉ sau 10 ngày sử dụng sản phẩm bị hư tai trái và không reset được, sau nhiều lần gọi lên tổng đài thì được hỗ trợ thu hồi để bảo hành.   ngày 14/2 tiki thông báo nhận được sản phẩm và thời gian hoàn tất dự kiến 21 ngày sau đó.  mình đã gọi tổng đài 02 ngày liên tục vì đã đến hạn nhưng chưa nhận được lời phản hồi, và nhận được câu trả lời như sau: &quot; dịch ncovid ảnh hưởng đến nhà sản xuất&quot; và không biết được ngày nào mình nhận được sản phẩm đã mua.   vui lòng cho mình biết cách team hậu mãi xử lí vấn đề này nhé." table:operator="="/>
              <table:filter-condition table:field-number="0" table:value="chào tiki, mình có đặt mua tai nghe từ tháng 1 nhưng đến hôm nay tai nghe bên phải của mình bị rè, đặc biệt là khi mình bắt đầu hoạt động như đi bộ hay chạy là sẽ rè nhiều hơn. mong tiki liên hệ và bảo hành sản phẩm giúp mình." table:operator="="/>
              <table:filter-condition table:field-number="0" table:value="chào tiki, mình rất vui khi nhận đc tai nghe trước 1 ngày so với dự kiến. nhưng sản phẩm mình nhận đc chỉ nghe đc 1 bên còn 1 bên thì ko nghe đc nên mình cảm thấy hơi khó chịu. mình mong tiki đổi cho mình sản phẩm mới ko bị lỗi. trân trọng cảm ơn" table:operator="="/>
              <table:filter-condition table:field-number="0" table:value="chào tiki, sảm phẩm mới dùng được 4 5 ngày thì 1 bên không nghe được, mong tiki xem về trường hợp này" table:operator="="/>
              <table:filter-condition table:field-number="0" table:value="chào tiki! mình mua bộ kích sống tenda a9, mới sử dụng chưa được tháng thì kết nối không được nữa, mặc dù đã reset lại." table:operator="="/>
              <table:filter-condition table:field-number="0" table:value="chập chờn quá, mặc dù khoảng cách chỉ có 3 4m thôi, thông thoáng , máy mới mua" table:operator="="/>
              <table:filter-condition table:field-number="0" table:value="chấp nhan duoc.cung nen mua" table:operator="="/>
              <table:filter-condition table:field-number="0" table:value="chất liệu và màu sắc khác xa ảnh" table:operator="="/>
              <table:filter-condition table:field-number="0" table:value="chất lư ợng tệ quá dungg có vài lần giờ đã tậm tịt" table:operator="="/>
              <table:filter-condition table:field-number="0" table:value="chất lượng âm thanh dở, sản phẩm gắn vào tai rất khó, hay bị tuột. tôi muốn được đổi trả" table:operator="="/>
              <table:filter-condition table:field-number="0" table:value="chất lượng âm thanh ko thể nào chán hơn , ko rõ có phải chính hãng microlab ko nữa.." table:operator="="/>
              <table:filter-condition table:field-number="0" table:value="chất lượng âm thanh như đấm vào tai, k đc mong đợi ban đầu" table:operator="="/>
              <table:filter-condition table:field-number="0" table:value="chất lượng âm thanh rất tệ, không có bass. không nghe nhạc được, nghe podcast nói chuyện thì ok" table:operator="="/>
              <table:filter-condition table:field-number="0" table:value="chất lượng âm thanh sau khi qua giắc chuyển đổi rất tệ, nghe rất bé, mặc dù đã bật hết cỡ" table:operator="="/>
              <table:filter-condition table:field-number="0" table:value="chất lượng âm thanh thì ok nhưng độ bền thì quá tệ. mới nhận hàng về(ngày 13/9), đem ra nghe thử thì chỉ nghe được một bên tai phải, tai bên trái bị hỏng.&#10; gọi tiki đổi hàng, qua đến tuần sau(ngày 16/9 mới nhận được cái mới), nghe ok, ổn định, tới trưa hôm nay(23/9) đang nghe thì bên tai bên phải bị hỏng, chỉ nghe được bên trái. &#10; lần này gọi lên tiki thì tiki đặt vấn đề trả hàng luôn để lấy lại tiền mua hãng khác. mang tiếng hàng của sony mà thua mấy cái mua ngoài lề đường." table:operator="="/>
              <table:filter-condition table:field-number="0" table:value="chất lượng bản in (kèm hình) quá kém! tiki hảy giúp tôi muốn đổi hộp mực khác?" table:operator="="/>
              <table:filter-condition table:field-number="0" table:value="chất lượng bình thường, nghe gọi không rõ lắm. lúc mua không có giảm giá nên 400k giá cao so với nơi khác." table:operator="="/>
              <table:filter-condition table:field-number="0" table:value="chất lượng bình thường...." table:operator="="/>
              <table:filter-condition table:field-number="0" table:value="chất lượng copy file quá tệ" table:operator="="/>
              <table:filter-condition table:field-number="0" table:value="chất lượng của ram thì phải dùng lâu mới biết được, tạm thời dùng mượt, nhưng ko hài lòng với đơn vị vận chuyển, giao hàng quá lâu mà còn tự động báo rằng &quot;khách hàng hẹn giao ngày khác&quot; trong khi ko liên lạc với khách" table:operator="="/>
              <table:filter-condition table:field-number="0" table:value="chất lượng da quá kém. sử dụng chưa được 1 năm mà đã bục chỉ rồi" table:operator="="/>
              <table:filter-condition table:field-number="0" table:value="chất lượng hàng không hài lòng!có thể đổi được không?" table:operator="="/>
              <table:filter-condition table:field-number="0" table:value="chất lượng hàng thì ổn những giao hàng thì quá chậm. mất tận 1 tuần, chậm hơn ngày dự kiến 3 ngày. tiki nên cải thiện chất lượng dịch vụ. từ trước đến giờ mình hay đặt tiki vì chất lượng hàng ổn, dịch vụ tốt nhưng lần này thật thất vọng" table:operator="="/>
              <table:filter-condition table:field-number="0" table:value="chất lượng hoàn thiện kém, kích thước chân lightning không chính xác, cắm vào máy còn xộc xệch lúc lắc. thật sự không an toàn. tiền nào của nấy là có thật!" table:operator="="/>
              <table:filter-condition table:field-number="0" table:value="chất lượng hơi chán, mới dùng đã bị dít chuột trái, nháy 1 được 2" table:operator="="/>
              <table:filter-condition table:field-number="0" table:value="chất lượng kém" table:operator="="/>
              <table:filter-condition table:field-number="0" table:value="chất lượng kém , tốc độ đọc ghi chậm , độ bền ko cao !" table:operator="="/>
              <table:filter-condition table:field-number="0" table:value="chất lượng kém bị hư mất 1 tai" table:operator="="/>
              <table:filter-condition table:field-number="0" table:value="chất lượng kém qua" table:operator="="/>
              <table:filter-condition table:field-number="0" table:value="chất lượng kém, dùng cứ tậm tịt" table:operator="="/>
              <table:filter-condition table:field-number="0" table:value="chất lượng kém, không đáng tiền, không nên mua sản phẩm này." table:operator="="/>
              <table:filter-condition table:field-number="0" table:value="chất lượng kém, không đáng tiền, không nên mua sản phẩm này." table:operator="="/>
              <table:filter-condition table:field-number="0" table:value="chất lượng kém, nghe có xíu là hết pin rùi dùng chẳng đc bao nhiu." table:operator="="/>
              <table:filter-condition table:field-number="0" table:value="chất lượng kém, rất nhanh hết pin, sử dụng được 20p là hết." table:operator="="/>
              <table:filter-condition table:field-number="0" table:value="chất lượng kém, tự ngắt kết nối, chập chờn, sản phẩm kém chất lượng" table:operator="="/>
              <table:filter-condition table:field-number="0" table:value="chất lượng kém. sạc mấy tiếng ko đầy. thường xuyên bị tự sập nguồn" table:operator="="/>
              <table:filter-condition table:field-number="0" table:value="chất lượng kém. usb không ổn định, nếu cắm trực tiếp vào cổng mainboard thì nhận, nếu cắm qua cổng kết nối trước mặt thùng máy thì không nhận. cắm qua cổng laptop cũng không nhận." table:operator="="/>
              <table:filter-condition table:field-number="0" table:value="chất lượng kém. yêu cầu trả lại hàng" table:operator="="/>
              <table:filter-condition table:field-number="0" table:value="chất lượng không tốt lắm, chạy kêu rất to, máy vào windows chậm, giao hàng gần chục ngày mới nhận được" table:operator="="/>
              <table:filter-condition table:field-number="0" table:value="chất lượng không tốt máy vừa mở hộp khoảng 14h00 ngày 24/03 sáng nay vào camera đã báo lỗi. tắt khởi động nhiều lần vẫn vậy. rất tệ!" table:operator="="/>
              <table:filter-condition table:field-number="0" table:value="chất lượng không tốt, hay bị tự ngắt wifi( 5 10'). thất vọng" table:operator="="/>
              <table:filter-condition table:field-number="0" table:value="chất lượng không tôt, in mực không đều nét có nét mất, chạy sọc" table:operator="="/>
              <table:filter-condition table:field-number="0" table:value="chất lượng ko được như mong đợi! mạng ko ổn định, lại phải lôi cục wifi cũ ra dùng, vứt bộ này vào xó. có kỹ thuật nào liên hệ với mình để xử lý ko tiki?" table:operator="="/>
              <table:filter-condition table:field-number="0" table:value="chất lượng màu rất kém." table:operator="="/>
              <table:filter-condition table:field-number="0" table:value="chất lượng nhựa rất kém, hay bị gãy lấy nhựa. quảng cáo loại xịn nhừng dùng thua loại mua theo kg" table:operator="="/>
              <table:filter-condition table:field-number="0" table:value="chất lượng nhưng thiếu nút hôm" table:operator="="/>
              <table:filter-condition table:field-number="0" table:value="chất lượng quá kém" table:operator="="/>
              <table:filter-condition table:field-number="0" table:value="chất lượng quá kém không như shop quảng cáo,chuyển tải file chậm,kết nối máy tính truyền file thường bị ngắt kêt nối" table:operator="="/>
              <table:filter-condition table:field-number="0" table:value="chất lượng quá kém, loa bị nhiễu sóng am, fm. nửa đêm loa ko tắt máy mặc dù ko có nguồn phát nhưng vẫn tự phát ra đài am, fm cứ như ma" table:operator="="/>
              <table:filter-condition table:field-number="0" table:value="chất lượng quá tệ.lưu trữ video vào thẻ nhớ tới khi xem thì video bị lãng.giật kinh khủng.đề nghị được hoàn tiền lại" table:operator="="/>
              <table:filter-condition table:field-number="0" table:value="chat lượng qua toi" table:operator="="/>
              <table:filter-condition table:field-number="0" table:value="chat lượng qua toi" table:operator="="/>
              <table:filter-condition table:field-number="0" table:value="chất lượng rất kém" table:operator="="/>
              <table:filter-condition table:field-number="0" table:value="chất lượng rất tệ, mình kết nối với tai nghe sony wi c310 nghe không được, giật lag kinh khủng" table:operator="="/>
              <table:filter-condition table:field-number="0" table:value="chất lượng rất tệ. bàn phím bị kẹt và kết nối với máy tính không ổn định" table:operator="="/>
              <table:filter-condition table:field-number="0" table:value="chat luong san pham kem" table:operator="="/>
              <table:filter-condition table:field-number="0" table:value="chất lượng sản phẩm kém cắm vào tivi sôi và không ra âm thanh m mua ở điện máy xanh giá cao hơn chút nhưng chất lượng đảm bảo cắm vào chật luôn" table:operator="="/>
              <table:filter-condition table:field-number="0" table:value="chất lượng sản phẩm khá tệ" table:operator="="/>
              <table:filter-condition table:field-number="0" table:value="chất lương sản phẩm ko tốt khi nói chuyện ko bên kia ko nghe thấy" table:operator="="/>
              <table:filter-condition table:field-number="0" table:value="chất lượng sản phẩm quá kém . máy bóc seal ra viền màn đã trầy như hình" table:operator="="/>
              <table:filter-condition table:field-number="0" table:value="chất lượng sản phẩm quá tệ, hỏng ngay từ lần sử dụng đầu tiên." table:operator="="/>
              <table:filter-condition table:field-number="0" table:value="chất lượng sản phẩm quá tệ, mới mua mà 1 cái chỉ nghe 1 tai, 1 cái bị trầy vết đen" table:operator="="/>
              <table:filter-condition table:field-number="0" table:value="chất lượng sản phẩm quá tệ. tai nghe chỉ kết nối được 1 bên" table:operator="="/>
              <table:filter-condition table:field-number="0" table:value="chất lượng sản phẩm rất tệ. mới mua và sử dụng được một tuần thì không nghe được. âm thanh rất khó nghe. quá thất vọng với sản phẩm" table:operator="="/>
              <table:filter-condition table:field-number="0" table:value="chất lượng sản phẩm tệ dùng đc 1 2 tuần đã bị hỏng 1 bên" table:operator="="/>
              <table:filter-condition table:field-number="0" table:value="chất lượng sim rất tệ. sóng thì chập chờn lúc thì 4g lúc thì e có lúc thì chẳng có sóng. bực nhất là ngay cả khi hiện 4g + cột sóng  full thì tốc độ cũng rất chậm." table:operator="="/>
              <table:filter-condition table:field-number="0" table:value="chất lượng sp không như quảng cáo, 1 cổng lighning không sạc được, dây cáp cứng đờ   thô ráp!" table:operator="="/>
              <table:filter-condition table:field-number="0" table:value="chất lượng thấp" table:operator="="/>
              <table:filter-condition table:field-number="0" table:value="chất lượng thấp .pin yếu .nhanh hư, 2 tuần bỏ ." table:operator="="/>
              <table:filter-condition table:field-number="0" table:value="chât lượng về dịch vụ tốt. sp đóng gói kỹ.  nhưng chất lượng vẫn chưa tốt. cách 5m voi 1 bức tường. 2.4ghz thì bị mất sóng wifi thường xuyên. 5ghz thì còn tệ hơn." table:operator="="/>
              <table:filter-condition table:field-number="0" table:value="chế độ bảo hành không tốt, không giải thích rõ vấn đề cho người sử dụng" table:operator="="/>
              <table:filter-condition table:field-number="0" table:value="check mã vạch không ra , không có tem fpt như mua lần 1, không biết hàng ra sao nữa????" table:operator="="/>
              <table:filter-condition table:field-number="0" table:value="chép dữ liệu quá chậm..xài dc mấy lần hư luôn, cắm vô máy nào cũng ko nhận. giờ mà bảo hành cũng khó ah" table:operator="="/>
              <table:filter-condition table:field-number="0" table:value="chép dữ liệu siêu chậm . không hài lòng về sản phẩm" table:operator="="/>
              <table:filter-condition table:field-number="0" table:value="chỉ có 28.8 gb thôi đndndndndnndndndndndndnd dhdjdjd" table:operator="="/>
              <table:filter-condition table:field-number="0" table:value="chi có vỏ tay nge k có tay nge vay shop. hay đặt lộn hàng có cho doi lai k shop" table:operator="="/>
              <table:filter-condition table:field-number="0" table:value="chỉ đc mấy hôm là tan" table:operator="="/>
              <table:filter-condition table:field-number="0" table:value="chỉ để trẻ con chơi" table:operator="="/>
              <table:filter-condition table:field-number="0" table:value="chỉ dùm cách để kết nối wifi với bộ kích sao mà mới nhận mà về làm miết ko dc" table:operator="="/>
              <table:filter-condition table:field-number="0" table:value="chỉ dùng được vài tuần, mấy tuần sau không kết nối  được internet. reset thì khi được khi không" table:operator="="/>
              <table:filter-condition table:field-number="0" table:value="chỉ kết nối được 1 cái " table:operator="="/>
              <table:filter-condition table:field-number="0" table:value="chỉ kết nối với samsum. đã thử nhiều máy rồi tiki có thể giải đáp hộ mình với được k &gt;.còn lại time nghe nhạc hay gọi nc. đều ok hết. chỉ lỗi k kết nối vs iphone, ipad được" table:operator="="/>
              <table:filter-condition table:field-number="0" table:value="chị mới mua sim ngày 13/9 hạn sử dụng 1 năm trọn gói 4g, vây mà trên đăng ký chủ sd đến 13 tháng 11 năm 2020, vì thế mình nhờ tiki trao đổi dùm phản ánh của mình để không làm mất lòng tin của khánh hàng" table:operator="="/>
              <table:filter-condition table:field-number="0" table:value="chỉ nghe đc 1 bên nghe khoảng 30p là hết pin" table:operator="="/>
              <table:filter-condition table:field-number="0" table:value="chỉ nghe đc 1 bên tai bên tai trái nó báo lỗi" table:operator="="/>
              <table:filter-condition table:field-number="0" table:value="chỉ nghê đc một bên tai" table:operator="="/>
              <table:filter-condition table:field-number="0" table:value="chỉ nghe được 1 bên" table:operator="="/>
              <table:filter-condition table:field-number="0" table:value="chỉ nghe được 1 bên mong tiki đổi lại giúp mình ạ" table:operator="="/>
              <table:filter-condition table:field-number="0" table:value="chỉ nghe được 1 bên phải. đã thử reset lại tai nghe như hướng dẫn của nhà sản suất nhưng vẫn không được!" table:operator="="/>
              <table:filter-condition table:field-number="0" table:value="chỉ nghe được 1 bên tai rất dở , chưa kể rà bluetooth thì thấy mỗi bên tai là 1 bluetooth chỉ kết nối được 1 trong hai , cái còn lại ko kết nối được , chập chờn , đề nghị tháo bỏ khỏi danh mục bán hàng" table:operator="="/>
              <table:filter-condition table:field-number="0" table:value="chỉ nghe được 1 bên, cực kì thất vọng (mình vừa nhận hàng xong  . )" table:operator="="/>
              <table:filter-condition table:field-number="0" table:value="chỉ nghe được 1 bên, nhạc nghe bé! đúng là vứt tiền qua cửa sổ ?" table:operator="="/>
              <table:filter-condition table:field-number="0" table:value="chỉ nghe được 1 tai" table:operator="="/>
              <table:filter-condition table:field-number="0" table:value="chỉ nghe được 1 tai với lại có nhiều vết sứt" table:operator="="/>
              <table:filter-condition table:field-number="0" table:value="chỉ nghe được một bên là sao" table:operator="="/>
              <table:filter-condition table:field-number="0" table:value="chỉ nghe được một bên tai phải bên trái dù có led khi sạc nhưng không có cảm ứng không có âm thanh" table:operator="="/>
              <table:filter-condition table:field-number="0" table:value="chỉ nghe được tai trái, yêu cầu được đổi trả mong sớm nhận được phản hồi" table:operator="="/>
              <table:filter-condition table:field-number="0" table:value="chị nhận đồng hồ xiaomi amazfit bip vào hôm nay nhưng đồng hồ không hoạt động, chị đề nghị cho chị trả lại hàng. chị đính kèm hình ảnh của sản phẩm." table:operator="="/>
              <table:filter-condition table:field-number="0" table:value="chỉ phù hợp với mạng wifi gốc mạnh và ổn định. mạng wifi gia đình thì nên suy nghĩ lại, cứ báo đèn đỏ trong khi để ngay cạnh router wifi gốc ??" table:operator="="/>
              <table:filter-condition table:field-number="0" table:value="chỉ sử dụng được 3 tháng đã hư nút click trái, không ngờ sản phẩm tệ như vậy" table:operator="="/>
              <table:filter-condition table:field-number="0" table:value="chỉ sử dụng được 3 tháng đã hư nút click trái, không ngờ sản phẩm tệ như vậy" table:operator="="/>
              <table:filter-condition table:field-number="0" table:value="chỉ sử dụng được một bên thôi, lúc thì nghe được lúc thì không nghe được" table:operator="="/>
              <table:filter-condition table:field-number="0" table:value="chỉ sử dụng đuợc qua kết nối bluetooth, usb đèn cứ chóp liên tục nhưng không sử dụng đuợc. rất thất vọng!" table:operator="="/>
              <table:filter-condition table:field-number="0" table:value="chi tiết đơn hàng #768810891   giao hàng thành công toi mua  =cáp chuyển đổi hdmi sang vga    ,,nhung do  can gap da ra  ch gan nha mua 1 cai khac,,chay ok,,den nay can sd them sp nay moi  mang ra  sd,,nhung sp mua cua tiki  khong   sd duoc ??? co the la loi  chua check hang khi ban ,,,toi chang biet lam sao ??goi tra thi thu tuc buaxua ???  toi ngi nha ban hang can kiem tra sp that ky truoc khi giao hang.." table:operator="="/>
              <table:filter-condition table:field-number="0" table:value="chỉ toàn hư tai nghe bên trái mình dùng cái thứ 2 rồi vẫn thế" table:operator="="/>
              <table:filter-condition table:field-number="0" table:value="chỉ vô được lần đầu còn mấy lần sau không dùng được" table:operator="="/>
              <table:filter-condition table:field-number="0" table:value="chỉ xài tốt được vài bữa đầu. rồi đâu lại vào đấy wifi cứ chập chờ coi 1 tập phim chờ nửa tiếng. đang coi phim cứ bị đứng. haizz lỡ mua rồi giờ không biết làm sao. lần đầu cảm thấy thất vọng về sản phẩm của tiki!" table:operator="="/>
              <table:filter-condition table:field-number="0" table:value="chia 2 cổng nhưng chỉ sử dụng duy nhất được 1 cổng" table:operator="="/>
              <table:filter-condition table:field-number="0" table:value="chiều hôm 30/12 mình có đặt mua sản phẩm, thời gian giao hàng 2h ok nhưng sản phẩm giao tới tuy còn seal nhưng là đã đóng lại sau khi qua hải quan, bên trong hộp sạc cực kì bẩn, bẩn vào cả tai nghe, cũng vì vậy mà mình lau sơ và không biết bị trầy, cứ tưởng là vết bẩn. tới nay kiểm tra kĩ mới biết là vết trầy xước, gọi tiki nhờ hỗ trợ thì bị từ chối với lý do đã qua 48 giờ?! đề nghị tiki ghi rõ lên phần thông tin bảo hành là chỉ hỗ trợ đổi trả nếu có lỗi ngoại quan trong vòng 48 giờ sau khi nhận hàng, chứ quy định này phải mò vào mục thông tin đổi trả mới thấy được, còn thì chỉ thấy ghi đổi trả trong 7 ngày nếu sản phẩm lỗi (lỗi ngoại quan thì không tính trong quy định này?) như hình mình đăng kèm, quá mập mờ! mất tiền mà rước bực vào người cũng chỉ vì tin tưởng vào uy tín của tiki, mọi người khi mua hàng trên tiki nên cẩn trọng để tránh bị giao sản phẩm trầy xước cầu may khách hàng chậm phát hiện đến tay ạ" table:operator="="/>
              <table:filter-condition table:field-number="0" table:value="chiều nay mình mới nhận được hàng giao trong 2h sử dụng bình thường , đến tối thì máy lỗi không kết nối được với điện thoại dù mình vẫn mở blutooth bình thường reset airpod vẫn không được dù làm theo hướng dẫn trong sách một trải nghiệm quá tệ ." table:operator="="/>
              <table:filter-condition table:field-number="0" table:value="chiêu vưa nhân vê nge thư nge đc môt bên tai ak. môt bên hong" table:operator="="/>
              <table:filter-condition table:field-number="0" table:value="chỉnh giờ k được.ad hướng dẫn phần chỉnh giờ được k" table:operator="="/>
              <table:filter-condition table:field-number="0" table:value="chính sách bảo hành quá tệ. khi sp bị hư bị lỗi gởi 15 ngày vẫn chưa hồi đáp. mặc dù sp chính hãng cua kiti phân phối. liên hệ hẹn 60 ngày giải quyết. hàng chính hãng bảo hành lâu hơn hàng sách tay. lời khuyên nên ra tiệm mua chế độ bảo hành rõ ràng. kiti bán thì được nhưng đến khi bảo hành hóng dài cổ. mất gần 3 tháng để bảo hành điện thoại. thua." table:operator="="/>
              <table:filter-condition table:field-number="0" table:value="cho 1 sao vì thời gian giao hàng quá lâu. 2 sản phẩm liên tiếp rồi. dự kiến giao hàng 4 ngày. book xong tới ngày dự kiến thì đổi tiếp thêm 3 ngày nữa mới giao. mất niềm tin tiki quá. sẽ ko xài tiki app nữa" table:operator="="/>
              <table:filter-condition table:field-number="0" table:value="chờ bảo hành dài cổ! chả thấy thông tin cập nhật hay thông báo gì về tình hình hàng hóa." table:operator="="/>
              <table:filter-condition table:field-number="0" table:value="cho đổi được không shop.... sao mà mới mua về sạc không vô ròi kết nối không được....bên nghe bên không" table:operator="="/>
              <table:filter-condition table:field-number="0" table:value="cho đổi lại một bên khong nghe" table:operator="="/>
              <table:filter-condition table:field-number="0" table:value="cho e đổi hàng đi shop lộn hàng rồi e đặt đen sao bây giờ trắng với hộp mốp tùm lum 1 tai không nge nữa cho e đổi đi buồn shop ghê 😞" table:operator="="/>
              <table:filter-condition table:field-number="0" table:value="cho e đổi lại đi ạ ,mới lấy đc hàng mà ko sạc vô pin ạ mong tiki phản hồi nhanh em cho mẹ mà làm vậy chết em rồi" table:operator="="/>
              <table:filter-condition table:field-number="0" table:value="cho mình hỏi hiện tại mình đã đặt sac hơn 1 tuần nay và gio trong đơn hàng nó lại ghi là on hold nghĩa là gì vậy tạm dừng vận chuyển à" table:operator="="/>
              <table:filter-condition table:field-number="0" table:value="cho mình hỏi hủy giao hàng kiểu gì ạ, mình đặt hàng xog tiki ggi đóng gói sẵn sàng giao hàng những 3 ngày r mà chưa thấy hiện chữ đang giao 😤😤tức quá" table:operator="="/>
              <table:filter-condition table:field-number="0" table:value="cho mình hỏi mình mới mua con này về, hôm đầu dùng ok đến hôm sau không kết nối được nữa, mình đã thay pin và vẫn không được, cái đèn đỏ ở dưới chuột không sáng. cho mình hỏi về cách khắc phục hay đổi trả hàng với ạ" table:operator="="/>
              <table:filter-condition table:field-number="0" table:value="cho mình hỏi mua về rim vô ổ điện xài lun hay có cài đặt gì ko vậy" table:operator="="/>
              <table:filter-condition table:field-number="0" table:value="cho mình hỏi sản phâm mình mua vẫn còn tem bảo hành thì liên hệ đổi trả như thế nào ạ, cáp của mình sạc cứ nhích một tí là bị rời điện, sạc không vào ạ. mình lúc mua thấy ghi bảo hành 18 tháng, mình vẫn còn lịch sử mua thì khồn biết đổi trả như thế nào ạ." table:operator="="/>
              <table:filter-condition table:field-number="0" table:value="cho mình hỏi sim lắp vào dùng đc 1 ngày chạy mạnh hôm sau ko dùng đc lý do là vì sao ạ????" table:operator="="/>
              <table:filter-condition table:field-number="0" table:value="cho mình hỏi tại sao mua về chỉ nghe được một bên tai nghe, khi reset cũng chỉ 1 bên tai nghe sáng đèn, có ohair sản phẩm bị lỗi ko ạ ??" table:operator="="/>
              <table:filter-condition table:field-number="0" table:value="cho mình trả lại ổ ssd này chứ tốc độ như vậy mình dùng hdd nhanh hơn" table:operator="="/>
              <table:filter-condition table:field-number="0" table:value="cho pin có sẵn trong con chuột mà không lên điện, mình chưa xài chuột k dây bao giờ. hay do chuột bị hư" table:operator="="/>
              <table:filter-condition table:field-number="0" table:value="cho sem sản phẩm mà ko cho trả hàng" table:operator="="/>
              <table:filter-condition table:field-number="0" table:value="chơi dùng nhưng mở ra mất 3 con ốc cảm giác máy tầm lỏng lẻo . 1 sao" table:operator="="/>
              <table:filter-condition table:field-number="0" table:value="chơi game còn khó hơn choi bang tay" table:operator="="/>
              <table:filter-condition table:field-number="0" table:value="chơi game mở mic nói chuyện nghe cực nhỏ. gắn phone khác nghe bình thường" table:operator="="/>
              <table:filter-condition table:field-number="0" table:value="chọn quà tăng và viết thông điệp giáng sinh, nhưng khi nhận thì không có bất kì gói quà hay thiệp gì hết." table:operator="="/>
              <table:filter-condition table:field-number="0" table:value="chọn tiki now giao hàng đã trễ mà con giao sản phẩm lỗi. yêu cầu đổi hàng thì phải gọi 3 cuộc mới lấy lại xong đợi nhà sản xuất check lại. từ lúc đổi trả cho tới hiện tại là hơn 1 tuần. không phản hồi cũng không nhận lại được gì. gọi tông đài cho ngje nhạc đã luôn." table:operator="="/>
              <table:filter-condition table:field-number="0" table:value="chống điếc là tính năng chính của chiếc tai nghe bluetooth 127 này" table:operator="="/>
              <table:filter-condition table:field-number="0" table:value="chóng hỏng" table:operator="="/>
              <table:filter-condition table:field-number="0" table:value="chữ nước ngoài kg sử dụng đc" table:operator="="/>
              <table:filter-condition table:field-number="0" table:value="chưa bàn đến chất lượng sản phẩm nhưng chất lượng dịch vụ của ghn quá kém. cần tiki khắc phục!" table:operator="="/>
              <table:filter-condition table:field-number="0" table:value="chưa cần biết tiki nhập nguồn hàng như nào, cũng chưa xét đến tem fpt trên sản phẩm là thật hay giả, nhưng chất lượng sản phẩm kém, mọi người lưu ý. so sánh với cùng con kingston 3.0 dt100g3 32gb mình mua cách đây 4 năm chất lượng khác 1 trời 1 vực. tốc độ chỉ ngang 2.0 và trồi sụp liên tục. thấy hàng rẻ thì mua thử xem như nào thôi, nhưng tiki làm ăn mất uy tín quá." table:operator="="/>
              <table:filter-condition table:field-number="0" table:value="chua chat luong" table:operator="="/>
              <table:filter-condition table:field-number="0" table:value="chưa chỉnh sửa được, mới xài có 2 3 tháng mà đã hư rồi. dỡ lắm nhé các bạn" table:operator="="/>
              <table:filter-condition table:field-number="0" table:value="chưa có hoa đơn mua chuột và giấy bảo hành sản phẩm" table:operator="="/>
              <table:filter-condition table:field-number="0" table:value="chưa dùng đã hết pin" table:operator="="/>
              <table:filter-condition table:field-number="0" table:value="chưa dùng đã hỏng, chỉ nghe được 1 bên. thêm nữa là bán hàng đểu. mua i12 là bán i11, nhìn bề ngoài khó phân biệt nhưng các bạn lên mạng tìm hiểu sẽ thấy khác nhau. công nhận giá tiền rẻ nên ko thể đòi hỏi chất lượng cao, nhưng ít ra thì cũng phải dùng được chứ ko phải là đồ hư hỏng, lại còn lừa người mua. mong tiki nên tìm hiểu kỉ những thể loại shop bán đồ như này để loại bỏ sớm nếu ko lại càng mất uy tím!" table:operator="="/>
              <table:filter-condition table:field-number="0" table:value="chưa dùng đã hỏng. quá tệ. nhận hàng mở nguồn lên xong sập nguồn luôn . sạc pin cũng ko mở lên được.  cho mình hỏi đổi lại như nào? vừa dùng dk 2 tiếng." table:operator="="/>
              <table:filter-condition table:field-number="0" table:value="chưa dùng dc đã hỏng bọn lừa đảo thế mà cũng cho đăng" table:operator="="/>
              <table:filter-condition table:field-number="0" table:value="chưa dùng nên không biết có tốt không" table:operator="="/>
              <table:filter-condition table:field-number="0" table:value="chưa dùng thử nhưng chỉ cần đóng gói đồ điện tử như thế này rất đáng cho 1*, hàng thì bé rồi cho vào hộp rất là to và không có 1 cái gì gọi là chống sốc với hàng điện tử. chỉ cần động 1 chút là lộc cà lộc cộc trong hộp. quá thể đáng." table:operator="="/>
              <table:filter-condition table:field-number="0" table:value="chưa được 2 tiếng tắt ngúm luôn rồi...... giờ phải làm sao ????" table:operator="="/>
              <table:filter-condition table:field-number="0" table:value="chưa được 2 tuần, màn hình đã bị đứt. cảm thấy khá thất vọng" table:operator="="/>
              <table:filter-condition table:field-number="0" table:value="chưa được hài lòng về chất lượng sản phẩm. từ khâu mua hàng đến khi sử dụng. mua hàng thì hệ hống báo lỗi, lúc được lúc không, gọi lên tổng đài nhờ hỗ trợ thì phản hồi 1 cách rất công thức mà không hề kiểm tra thực tế phản hồi của khách hàng.   ổ cứng sử dụng tốc độ ghi không như thông số ban đầu. khởi động lại rất lâu. lâu hơn cả ổ hdd. chắc có thể do mình đen.    mình đặt 2 loại, cái sau chưa về chưa biết như nào." table:operator="="/>
              <table:filter-condition table:field-number="0" table:value="chưa gì đã bị sút ra rồi" table:operator="="/>
              <table:filter-condition table:field-number="0" table:value="chua gi het bi tray son nhin thay ro,day dwo son loai son gi ma moi deo va dan may cai la bi tray tua lua het" table:operator="="/>
              <table:filter-condition table:field-number="0" table:value="chưa hoàn thiện chán" table:operator="="/>
              <table:filter-condition table:field-number="0" table:value="chưa khui hộp nhưng 1 sao chắc chắn nhé vì giao trễ cả tuần, làm lỡ biết bao là việc cần sử dụng sản phẩm của khách hàng. cũng không hề chủ động liên lạc mà đợi khách hỏi 5 lần 7 lượt. đã nhiều lần mua sp từ tiki trading nhưng lần này làm mất hoàn toàn sự tin tưởng." table:operator="="/>
              <table:filter-condition table:field-number="0" table:value="chưa khui ra dùng nhưng bề ngoài hộp vừa cũ bụi, vừa móp méo. cảm thấy thật thất vọng về đợt hàng này của tiki. hi vọng tiki có phương pháp kiểm soát tốt hơn." table:operator="="/>
              <table:filter-condition table:field-number="0" table:value="chưa kịp sử dụng đã bị gãy chân đỡ. sản phẩm kém chất lượng" table:operator="="/>
              <table:filter-condition table:field-number="0" table:value="chưa lần nào thấy thất vọng như vậy mua hàng mở ra xem kính bể nát hết  đóng gói cũng kỉ mà k pik s mà bể hết" table:operator="="/>
              <table:filter-condition table:field-number="0" table:value="chưa nghe hết 3 bài mà đã hết pin rồi không hài lòng về sản phẩm chút này cả" table:operator="="/>
              <table:filter-condition table:field-number="0" table:value="chưa nhận dc hàng đã báo nhận rồi 😔" table:operator="="/>
              <table:filter-condition table:field-number="0" table:value="chưa nhận dc hàng mà hệ thống báo giao hàng thành công là sao ta? cần sự giải thích của tiki" table:operator="="/>
              <table:filter-condition table:field-number="0" table:value="chưa nhận đc hàng trả đổi" table:operator="="/>
              <table:filter-condition table:field-number="0" table:value="chưa nhận được hàng" table:operator="="/>
              <table:filter-condition table:field-number="0" table:value="chưa nhận được hàng mà đã báo đơn hàng thành công" table:operator="="/>
              <table:filter-condition table:field-number="0" table:value="chưa nhận được hàng nhưng ở app tiki báo là đã giao thành công. còn đăng ký trả góp thì qua ngân hàng lại thành trả toàn bộ số tiền. thực sự hơi thất vọng." table:operator="="/>
              <table:filter-condition table:field-number="0" table:value="chưa nhận được hàng trong khi đã thanh toán và ghi đã giao hàng thành công?làm việc như này mà được à" table:operator="="/>
              <table:filter-condition table:field-number="0" table:value="chưa nhận được hàng. tiki vui lòng  kiểm tra đơn hàng!" table:operator="="/>
              <table:filter-condition table:field-number="0" table:value="chưa nhận được hoá đơn" table:operator="="/>
              <table:filter-condition table:field-number="0" table:value="chưa sài mà pin phù.đặt màu đen lại đưa màu trắng làm ăn gì sống nhăn vậy" table:operator="="/>
              <table:filter-condition table:field-number="0" table:value="chưa sài mà pin phù.đặt màu đen lại đưa màu trắng làm ăn gì sống nhăn vậy" table:operator="="/>
              <table:filter-condition table:field-number="0" table:value="chua su dung" table:operator="="/>
              <table:filter-condition table:field-number="0" table:value="chuẩn hàng tấc độ còn ko cả bằng cái usb 2.0 tấc độ rõ là rùa ghi được 2 lần lỗi" table:operator="="/>
              <table:filter-condition table:field-number="0" table:value="chức năng sản phẩm ok. nhưng sản phẩm khui hộp đàng hoàng mà nhìn như xài rồi, trầy  xước và dơ ...." table:operator="="/>
              <table:filter-condition table:field-number="0" table:value="chui để cắm dây tai nghe vào không được, cực kì kém chất lượng. cần tiki giúp trả hàng" table:operator="="/>
              <table:filter-condition table:field-number="0" table:value="chuông quá bé, không hài lòng" table:operator="="/>
              <table:filter-condition table:field-number="0" table:value="chuột  không vừa mái tính" table:operator="="/>
              <table:filter-condition table:field-number="0" table:value="chuột bị đơ giật trên macbook pro ko biết shop có phương án xử lý ko ?" table:operator="="/>
              <table:filter-condition table:field-number="0" table:value="chuột bị lỗi, cứ 2 ngày phải thay 1 cục mới aa, giờ bảo hành thế nào đây ạ? có được áp dụng bảo hành chính hãng hay không ?" table:operator="="/>
              <table:filter-condition table:field-number="0" table:value="chuột bị lỗi, được tiki hoàn tiền. chuột dùng tốt trong tầm giá." table:operator="="/>
              <table:filter-condition table:field-number="0" table:value="chuột bị lỗi, lăn không chạy, hoặc chạy lung tung .." table:operator="="/>
              <table:filter-condition table:field-number="0" table:value="chuột bị mở để dán tem mình hiểu okay, nhưng hộp chuột cũ và khác serial number với chuột, feed chuột bị trầy xước, cảm giác nhận chuột không vui chút nào, nhưng đi công tác cần gấp nên mình giữ lại dùng, tiki nên rà soát nhà cung cấp để đảm bảo sản phẩm đồng bộ và mới. chuột của mình được cung cấp bởi &quot;it chính hãng&quot;." table:operator="="/>
              <table:filter-condition table:field-number="0" table:value="chuột bị một vấn đề rất lạ, sau khi cắm usb và sử dụng thì mạng của laptop có dấu hiệu bị chậm và lag nhưng khi rút usb ra không sử dụng nữa thì bình thường" table:operator="="/>
              <table:filter-condition table:field-number="0" table:value="chuột bị ngắt kết nối liên tục trong khi dùng. tôi đã tra cứu trên mạng nhưng không thể sửa lỗi" table:operator="="/>
              <table:filter-condition table:field-number="0" table:value="chuột bị ngắt kết nối. dùng khoảng 30 60 phút ngắt kết nối 1 lần. tệ." table:operator="="/>
              <table:filter-condition table:field-number="0" table:value="chuột cầm hơi nhỏ phím ko kêu có cảm giác như bấm vào tấm cao su vậy" table:operator="="/>
              <table:filter-condition table:field-number="0" table:value="chuột cầm khá vừa tay, được đóng gói cẩn thận. tuy nhiên chuột bị lỗi nhảy con trỏ do kết nối giữa chuột và reciever có vấn đề, thỉnh thoảng khi di chuyển chuột, con trỏ đứng yên nhưng khoảng 1s sau thì con trỏ nhảy gần theo vị trí di chuyển trước. dùng hết sức khó chịu" table:operator="="/>
              <table:filter-condition table:field-number="0" table:value="chuột có hiện tượng click lung tung. ban đầu mình tưởng là do tay chạm phải touchpad, cho đến khi bạn của mình mượn  )) khuyên mọi người ko nên mua. mình xài cực kì ít vì nhà có pc, mình mua để xài cùng laptop vs tác vụ văn phòng. con lăn thì tệ vô cùng" table:operator="="/>
              <table:filter-condition table:field-number="0" table:value="chuột có hiện tượng click lung tung. ban đầu mình tưởng là do tay chạm phải touchpad, cho đến khi bạn của mình mượn =)))) khuyên mọi người ko nên mua. mình xài cực kì ít vì nhà có pc, mình mua để xài cùng laptop vs tác vụ văn phòng. con lăn thì tệ vô cùng" table:operator="="/>
              <table:filter-condition table:field-number="0" table:value="chuột cũ ????" table:operator="="/>
              <table:filter-condition table:field-number="0" table:value="chuột cũ, đế chuột sứt xát bẩn thỉu. hộp thì rách, bẩn. thân chuột đầy bụi. báo tiki đổi trả gần 1 tuần vẫn chưa thấy có nhân viên đến lấy lại hàng. thất vọng toàn tập" table:operator="="/>
              <table:filter-condition table:field-number="0" table:value="chuột đã bị hư sau 6 tháng sử dụng. trước đó cũng hay bị mất kết nối. không biết tiki sẽ bảo hành như thế nào?" table:operator="="/>
              <table:filter-condition table:field-number="0" table:value="chuột đã qua sử dụng đế cao su phía dưới bị mòn và trầy khá nhiều, rất thất vọng về sản phẩm lần này" table:operator="="/>
              <table:filter-condition table:field-number="0" table:value="chuột đểu   dùng chuột không thật tay   dùng ức chế lắm   mình đặt chuột này 2 lần ở tiki toàn hàng lởm. nản luôn" table:operator="="/>
              <table:filter-condition table:field-number="0" table:value="chuột di chuyển không đúng theo ý muốn. đúng là tiền nào của nấy  ." table:operator="="/>
              <table:filter-condition table:field-number="0" table:value="chuột dùng cũng tạm thui, kéo con lăn kêu lớn tiếng quá" table:operator="="/>
              <table:filter-condition table:field-number="0" table:value="chuột dùng đểu, nhẹ di chuyển k mượt bị vấp " table:operator="="/>
              <table:filter-condition table:field-number="0" table:value="chuột dùng được 3 tháng thì bong lớp đệm ở vị trí đặt ngón tay cái, đem đi bảo hành thì bị tháo ra hỏng hết chân chuột, thất vọng với tki quá." table:operator="="/>
              <table:filter-condition table:field-number="0" table:value="chuột dùng được 3 tháng thì bong lớp đệm ở vị trí đặt ngón tay cái, đem đi bảo hành thì bị tháo ra hỏng hết chân chuột, thất vọng với tki quá." table:operator="="/>
              <table:filter-condition table:field-number="0" table:value="chuột dùng gì mà chỉ cần lắc nhẹ cái là đơ. test ở nhiều máy rồi mà vẫn thế. dùng mà phải nâng như nâng trứng. rõ chán." table:operator="="/>
              <table:filter-condition table:field-number="0" table:value="chuột dùng ok nhưng bốn miếng đệm bên dưới đã bị mòn xước rất nhiều chứng tỏ chuộc này đã qua sử dụng. mua hàng trên tiki nhiều nhưng đây là lần đầu cảm thấy thất vọng." table:operator="="/>
              <table:filter-condition table:field-number="0" table:value="chuột dùng ok nhưng bốn miếng đệm bên dưới đã bị mòn xước rất nhiều chứng tỏ chuộc này đã qua sử dụng. mua hàng trên tiki nhiều nhưng đây là lần đầu cảm thấy thất vọng." table:operator="="/>
              <table:filter-condition table:field-number="0" table:value="chuột dùng sau mootjt thời gian bị bung vỏ, rất xấu" table:operator="="/>
              <table:filter-condition table:field-number="0" table:value="chuột gắn vào nhưng không sáng đèn, nhờ tiki hỗ trợ giúp ạ" table:operator="="/>
              <table:filter-condition table:field-number="0" table:value="chuột gắn vào nhưng không sáng đèn, nhờ tiki hỗ trợ giúp ạ" table:operator="="/>
              <table:filter-condition table:field-number="0" table:value="chuột hay bị tình trạng double click mặc dù đã thay pin mới!" table:operator="="/>
              <table:filter-condition table:field-number="0" table:value="chuột hỏng con lăn, bàn phím chậm" table:operator="="/>
              <table:filter-condition table:field-number="0" table:value="chuột kém. sản phẩm bị liệt mất nút bên phải. mong tiki phản hồi" table:operator="="/>
              <table:filter-condition table:field-number="0" table:value="chuột kết nối bluetooth không ổn định. mình kết nối với macbook pro 2019 thấy chập chờn thường xuyên bị mất kết nối. do tìm thiết bị rất lâu. cho hỏi mình có thể đổi trả được không? mình mua ngày 25 tháng 3. rất mong được hỗ trợ" table:operator="="/>
              <table:filter-condition table:field-number="0" table:value="chuột kết nối bluetooth không ổn định. mình kết nối với macbook pro 2019 thấy chập chờn thường xuyên bị mất kết nối. do tìm thiết bị rất lâu. cho hỏi mình có thể đổi trả được không? mình mua ngày 25 tháng 3. rất mong được hỗ trợ" table:operator="="/>
              <table:filter-condition table:field-number="0" table:value="chuột khi giao đã hỏng không dùng được. mình bực lắm" table:operator="="/>
              <table:filter-condition table:field-number="0" table:value="chuột khó dùng, cứng, con lăn cũng khó lăn, mình xài một ngày xong đau hết cả tay. bạn nào mà xài để làm văn phòng thường xuyên phải xài chuột thì không nên mua loại này nha." table:operator="="/>
              <table:filter-condition table:field-number="0" table:value="chuột khó dùng, cứng, con lăn cũng khó lăn, mình xài một ngày xong đau hết cả tay. bạn nào mà xài để làm văn phòng thường xuyên phải xài chuột thì không nên mua loại này nha." table:operator="="/>
              <table:filter-condition table:field-number="0" table:value="chuột không có đèn" table:operator="="/>
              <table:filter-condition table:field-number="0" table:value="chuột không dùng được, không hài lòng" table:operator="="/>
              <table:filter-condition table:field-number="0" table:value="chuột không dùng được. mua chuột về để ngắm thôi  ." table:operator="="/>
              <table:filter-condition table:field-number="0" table:value="chuột không được nhạy, bị giật, nhảy lung tung. tuy nhiên mẫu mã đẹp." table:operator="="/>
              <table:filter-condition table:field-number="0" table:value="chuột không kết nối được với máy tính. mong công ty đổi hàng." table:operator="="/>
              <table:filter-condition table:field-number="0" table:value="chuột không kết nối được với máy tính. mong công ty đổi hàng." table:operator="="/>
              <table:filter-condition table:field-number="0" table:value="chuột không lên đèn. phải làm sao để đổi bây giờ shop ơi ?" table:operator="="/>
              <table:filter-condition table:field-number="0" table:value="chuột không nhận chỉ có phím nhận thôi yêu cầu shop đổi hàng đóng gói đẹp rồi nhưng chuột không nhận máy" table:operator="="/>
              <table:filter-condition table:field-number="0" table:value="chuột không nhậy tí nào. kém quá.  chuột quét chậm k dụng đc gì" table:operator="="/>
              <table:filter-condition table:field-number="0" table:value="chuột không sử dụng được, box cũ và đầy bụi. quá thất vọng về tiki, mua hàng bao lâu không ngờ bị troll như vậy." table:operator="="/>
              <table:filter-condition table:field-number="0" table:value="chuột không tương thik vs máy tính bảng. mua về căm vào chạy lung tung trên màn hình k theo ý chỉnh đc. tiêu tan 120 ngàn" table:operator="="/>
              <table:filter-condition table:field-number="0" table:value="chuột không tương xứng với giá mua, nhựa đểu dùng lỏng tay. chuột cũng nhỏ so, sài lỏn tỏn trong tay. nói chung là chán!" table:operator="="/>
              <table:filter-condition table:field-number="0" table:value="chuột khui ra đã trầy sước miếng nhựa lót, nghi là hàng xài rồi đóng lại bán cho khách như hàng mới. cuộn chuột trơn tuột tuột k có khấc xài rất là ức chế, mang tiếng silient nhưng bấm vẫn khá ồn, thà đem tiền mua con m331 còn hơn. kiểu dáng thiết kế cầm cực kỳ mỏi tay. ae nào tính mua thì suy nghĩ lại nhé" table:operator="="/>
              <table:filter-condition table:field-number="0" table:value="chuột ko bền. không nên mua" table:operator="="/>
              <table:filter-condition table:field-number="0" table:value="chuột ko bền. không nên mua" table:operator="="/>
              <table:filter-condition table:field-number="0" table:value="chuột ko nhạy như giới thiệu, thời gian đáp ứng qua cham, chất lượng qua tệ, đề nghị  thu hồi sp" table:operator="="/>
              <table:filter-condition table:field-number="0" table:value="chuột ko xài đc. shop làm ăn gì kỳ zậy" table:operator="="/>
              <table:filter-condition table:field-number="0" table:value="chuột lỗi không thể di chuột được" table:operator="="/>
              <table:filter-condition table:field-number="0" table:value="chuột mình dùng 1 tháng nhưng sau đó cắm chip usb vào máy tính nhưng chuột như bị hỏng không điều khiển được!" table:operator="="/>
              <table:filter-condition table:field-number="0" table:value="chuột mình mới mua từ tháng 3. nay mới được 6 tháng đã liệt nút bấm bên trái. không hài lòng với số tiền bỏ ra." table:operator="="/>
              <table:filter-condition table:field-number="0" table:value="chuột mình sau một thời gian không dùng được nữa, căm vào laptop vẫn nhận nhưng lại không dùng được, máy mình dùng các chuột khác vẫn bình thường" table:operator="="/>
              <table:filter-condition table:field-number="0" table:value="chuột mới mua bị trầy xước ở phần đế màu đen bên dưới" table:operator="="/>
              <table:filter-condition table:field-number="0" table:value="chuột mới mua về, xài được 2 ngày đã bị liệt phím trái, phải ấn thật mạnh mới được. thật sự quá thất vọng về sản phẩm..tôi muốn được đổi hoặc trả sản phẩm" table:operator="="/>
              <table:filter-condition table:field-number="0" table:value="chuột mới xài đúng 1 tháng + 1 tuần nhưng bị lỗi,  bị loạn click bên trái và loạn nút cuộn rồi. mình không còn giữ phiếu giao hàng và hộp thì có được tiki hỗ trợ bảo hành không vậy. tưởng mua đươc chuột ngon mà thấy chán quá." table:operator="="/>
              <table:filter-condition table:field-number="0" table:value="chuột mua 29/5, đến 10/8 thì hỏng, k nhận lap. gửi bảo hành mất 2 tuần, mang về chạy thì chạy nhưng giật cục, xưa để mặt bàn chạy vèo vèo giờ kéo chuột như dính keo, giật giật bực cả mình, không lẽ đi đâu cũng kè kè miếng lót ?!. thề không bao giờ rớ dòng sp này nữa." table:operator="="/>
              <table:filter-condition table:field-number="0" table:value="chuột mua có 1 ngày mà hoạt động chập chờn, mình cắm đuôi ra vô mấy lần mới xài đc. chuột xài đc 1 chút là lại ngưng hđ. tưởng máy hư thì cắm thử chuột khác vẫn hđ bình thường. tiki bán chuột này dỏm quá. ai có ý định mua thì nên suy nghĩ lại." table:operator="="/>
              <table:filter-condition table:field-number="0" table:value="chuột mua dùng được 2 ngày thì chết luôn rồi, không hoạt động nữa" table:operator="="/>
              <table:filter-condition table:field-number="0" table:value="chuột mua dùng được 2 ngày thì chết luôn rồi, không hoạt động nữa" table:operator="="/>
              <table:filter-condition table:field-number="0" table:value="chuột mua dùng được 2 tuần thì double click. mua đợt giải giá nên chắc mua lộn hàng lỗi. đã gọi tiki, hứa phản hồi trong 24h nhưng chưa thấy gì hết. sẽ tiếp tục phản ảnh nếu không được phản hồi!" table:operator="="/>
              <table:filter-condition table:field-number="0" table:value="chuột mua được 20 ngày nhưng đã bị douclick rồi.bị không liên tục nên sợ không được bảo hành . dùng rất khó chịu. cứ dùng 2.3 ngày là lại bị .bấm chuột trái 1 cái là thành 2.phải tắt đi tháo pin ra để 1 lúc mới hết.xong 2.3 hôm sau lại bị tiếp.mà sợ có đi bảo hành thì người ta cũng chỉ bấm bấm 1 lúc không thấy gì thì lại trả về thôi nên rất là khó" table:operator="="/>
              <table:filter-condition table:field-number="0" table:value="chuột mua về dùng được hơn tuần thì click trái hỏng    " table:operator="="/>
              <table:filter-condition table:field-number="0" table:value="chuột mua về xài có 5 ngày ko sử dụng được. thay pin mới vẫn không sử dụng được. hy vọng nhận được phản hồi và hổ trợ đổi chuột mới từ shop. thanks!" table:operator="="/>
              <table:filter-condition table:field-number="0" table:value="chuột mua về xài có 5 ngày ko sử dụng được. thay pin mới vẫn không sử dụng được. hy vọng nhận được phản hồi và hổ trợ đổi chuột mới từ shop. thanks!" table:operator="="/>
              <table:filter-condition table:field-number="0" table:value="chuột này sài được vài tháng là bị double click ngay !" table:operator="="/>
              <table:filter-condition table:field-number="0" table:value="chuột ngon dùng đc 6 tháng thì phím bấm bên phải có dấu hiệu chập chờn lúc nhạy lúc không!!!" table:operator="="/>
              <table:filter-condition table:field-number="0" table:value="chuột nhỏ , mỏng cầm vừa nhẹ, vừa trơn, rất mỏi tay. lại còn kêu to nữa" table:operator="="/>
              <table:filter-condition table:field-number="0" table:value="chuột nhỏ , mỏng cầm vừa nhẹ, vừa trơn, rất mỏi tay. lại còn kêu to nữa" table:operator="="/>
              <table:filter-condition table:field-number="0" table:value="chuột nhỏ gọn, đẹp nhưng dùng chưa được 1 tháng đã bị đơ và không dùng được nữa." table:operator="="/>
              <table:filter-condition table:field-number="0" table:value="chuột phải hỏi không nhạy! nhấn mạnh chút mới dc!" table:operator="="/>
              <table:filter-condition table:field-number="0" table:value="chuột quá sida" table:operator="="/>
              <table:filter-condition table:field-number="0" table:value="chuột quá tệ mọi người đừng nên mua của tiki nữa, tốn tiền mà phải vứt vào sọt rác" table:operator="="/>
              <table:filter-condition table:field-number="0" table:value="chuột quá tệ. nay tiki kết hợp vs nhà cung cấp bán tàn hàng dõm. quá tệ." table:operator="="/>
              <table:filter-condition table:field-number="0" table:value="chuột rất đầm tay, màu led sáng, các nút bấm và con lăn tốt. tuy nhiên chi tiết tròn trên thân chuột không có tác dụng gì ngoài làm đẹp" table:operator="="/>
              <table:filter-condition table:field-number="0" table:value="chuột rít, bấm không êm, hay bị giật, hàng ko chất lượng. mua xem mới đọc comment thì thấy mình nhầm hàng dỏm" table:operator="="/>
              <table:filter-condition table:field-number="0" table:value="chuột sử dụng được 5 ngày thì mất kết nối không sử dụng được. quá tệ" table:operator="="/>
              <table:filter-condition table:field-number="0" table:value="chuột sử dụng rất tốt nhưng sảy ra hiện tượng tắt đột ngột khi sử dụng, kết nối lại rất khó" table:operator="="/>
              <table:filter-condition table:field-number="0" table:value="chuột sử dụng rất tốt nhưng sảy ra hiện tượng tắt đột ngột khi sử dụng, kết nối lại rất khó" table:operator="="/>
              <table:filter-condition table:field-number="0" table:value="chuột tạm được, con trỏ chuột giữa không êm lại kêu quá to. nhìn chung không thấy ổn" table:operator="="/>
              <table:filter-condition table:field-number="0" table:value="chuột tạm được, con trỏ chuột giữa không êm lại kêu quá to. nhìn chung không thấy ổn" table:operator="="/>
              <table:filter-condition table:field-number="0" table:value="chuột tặng kèm rất mỏng manh. máy tôi sử dụng chuột này 1 tý thì bị đơ. phải restart lại mới sử dụng tiếp đc. nhưng khoản 15p thì lại đơ tiếp." table:operator="="/>
              <table:filter-condition table:field-number="0" table:value="chuột thường xuyên mât kết nối bluetooth" table:operator="="/>
              <table:filter-condition table:field-number="0" table:value="chuột tớ nhận thiếu usb làm sao đây tiki, mua của tiki trading" table:operator="="/>
              <table:filter-condition table:field-number="0" table:value="chuột tôi bị hỏng, gửi đi và được xác nhận bảo hành từ 08/12, đến hôm nay 22/12 vẫn chưa phản hồi sẽ đổi mới thay plan xử lý thế nào. lúc giao hàng thì 1 ngày, lúc bảo hành thì nửa tháng rồi chưa xử lý xong. trong khi hàng mới luôn có sẵn, dịch vụ quá tệ. giả sử đây là thiết bị tôi dùng để kiếm cơm hàng  ngày thì trong những ngày qua tôi lấy gì làm việc." table:operator="="/>
              <table:filter-condition table:field-number="0" table:value="chuột tôi mua từ tháng 2, không chơi game dùng tác vụ bình thường nay bị double click. shop liên hệ lại cho tôi để tư vấn bảo hành, cảm ơn" table:operator="="/>
              <table:filter-condition table:field-number="0" table:value="chuột tôi mua từ tháng 2, không chơi game dùng tác vụ bình thường nay bị double click. shop liên hệ lại cho tôi để tư vấn bảo hành, cảm ơn" table:operator="="/>
              <table:filter-condition table:field-number="0" table:value="chuột trái bị hỏng. mới mua đang dùng hỏng chuột trái không click được, bi và chuột phải hoạt động bình thường, đã thay pin, khởi động máy, thay cổng usb khác, thay chuột khác vào bấm ok" table:operator="="/>
              <table:filter-condition table:field-number="0" table:value="chuột trái click nó cứ lỳ lỳ, không kêu tích tích như những con chuột khác. dùng được vài hôm bị lỗi thỉnh thoảng phải bấm 2 3 lần mới được." table:operator="="/>
              <table:filter-condition table:field-number="0" table:value="chuột vừa giao đã hỏng con lăn. hình thức như hàng tq rẻ tiền" table:operator="="/>
              <table:filter-condition table:field-number="0" table:value="chuột vừa giao đã hỏng con lăn. hình thức như hàng tq rẻ tiền" table:operator="="/>
              <table:filter-condition table:field-number="0" table:value="chuột xài đúng 1 tuần rồi hư. giờ mở công tắc lên thì chớp sáng 1 cái rồi tắt không dùng được nữa. 180k xài được 1 tuần mua phí tiền" table:operator="="/>
              <table:filter-condition table:field-number="0" table:value="chuột xài được vài tiếng thì bị lờn, không nhạy, nút nhấp lúc ăn lúc không , nhấp loạn xạ dù không bấm  cảm thấy thất vọng lần đầu mua hàng trên tiki" table:operator="="/>
              <table:filter-condition table:field-number="0" table:value="chuột xài mấy hôm là bị chập chập" table:operator="="/>
              <table:filter-condition table:field-number="0" table:value="chuột xài rất ít nhưng giờ đã bị lỗi, không thể kết nối máy chủ. tiki có bảo hành ko?" table:operator="="/>
              <table:filter-condition table:field-number="0" table:value="chuyển hàng không đúng như quảng cáo . k nhận blutooth ." table:operator="="/>
              <table:filter-condition table:field-number="0" table:value="có  cách nào làm giảm  độ rung  của  đh lại hk  mọi  người... với lại nó  hay  ngắt kết nối với  điện  thoại  mặc  dù nằm  gần nha…" table:operator="="/>
              <table:filter-condition table:field-number="0" table:value="có 1 tay con hình như bị hư loa ngoài. ko nghe đổ chuông. còn tay còn lại thì bình thường. đang chờ tiki giải quyết. sau đó sẽ đánh giá lại" table:operator="="/>
              <table:filter-condition table:field-number="0" table:value="có 2 sợi kg sạc được tiki đổi lại nhé" table:operator="="/>
              <table:filter-condition table:field-number="0" table:value="có 2 vấn đề mà mình gặp phải trong quá trình mua điện thoại này:  1. vấn đề giao hàng. giao diện tiki để &quot;dự kiến giao hàng dd/mm&quot; làm mình khá nhầm lẫn. vì mình tưởng sẽ giao đúng ngày dd/mm đó, ai ngờ phải hiểu là &quot;hạn giao chót, tiki (sẽ cố gắng) giao trước hôm đó&quot;. làm mình đặt giao đến nhà, vì là cuối tuần. ok, fine... giao hàng đến nhanh, đặt 1 ngày là có (điểm tốt). vì mình không có nhà nên phải hẹn lại. đây là lúc xảy ra.. lộn xộn.  mình gọi điện đến bạn giao hàng thì bạn nói không thể chờ hay giao đến công ty cho mình, vì phía bạn chỉ hỗ trợ giao đúng địa chỉ, cần thì gọi tiki hỗ trợ. mình gọi tổng đài tiki, thì phía này nói là không thể chuyển đổi vị trí giao hàng (hả!!?). mình thiệt là shock, hoặc là do mình là khách hàng &quot;ngu&quot;?? vì sao mua đơn hàng giá trị không nhỏ lắm, mà chuyện đổi địa chỉ nhận hàng cũng không cho? mình đặt hàng, hay là cái nhà của mình đặt hàng?   chuyện không chỉ dừng lại ở đó. tiki và bên giao hàng hứa hẹn sẽ giao trong thứ 7 hoặc chủ nhật. nhưng mình đã dành thời gian chờ ở nhà mãi mà không nhận được. gọi lại tổng đài thì vẫn một điệp khúc.. &quot;sẽ cố gắng&quot;. ok, ok ok... và rốt cục là đến sáng thứ 2 mới nhận được tin nhắn vào thẳng sđt của mình, kêu khoảng 30' nữa sẽ có người đến giao. nếu mình nhớ không lầm, khoảng 1 tiếng rưỡi hay 2 tiếng sau đó, một bạn giao hàng cho mình hỏi mình đại loại &quot;alo anh ơi, công ty của anh địa chỉ chính xác là ở đâu vậy? em sắp giao tới anh rồi.&quot;  trời...! mình nhớ mình giao tiếp cũng đâu tệ?? mình đã gọi tổng đài hỏi han tốn bao nhiêu tiền điện thoại và nước miếng mà   mình nhớ còn nói là &quot;nếu hiện tại không hỗ trợ đổi địa chỉ giao nhận thì thôi, cố gắng giao đến nhà trong t7, chủ nhật là được&quot;. vậy cuối cùng thì lại giao đến công ty   ok, very fine. làm mình đợi ở nhà ,tổng kết là, trải nghiệm nhận hàng lần này quá mệt mỏi.  2. điện thoại không dùng được airdrop mình nhận hồi đầu tuần, vì bận nên đến hôm qua mới kích hoạt và sử dụng. tuy nhiên, chức năng airdrop lại không hoạt động (??). nút bật airdrop trong control center bị disable (greyed out), không bấm được. giờ mình phải làm sao đây tiki, mang ra apple hỏi hay là hỏi tiki?  à, đã thử tắt mở nguồn, đã thử trò &quot;restrictions&quot;,... không được. đã up lên version mới nhất tại thời điểm gõ cái nhận xét này (v13.3.1)   p/s: nhận xét được với bởi một người ở tâm trạng bình thường, không hề bực tức hay nóng giận , tổng kết lại lần nữa thì thấy hơi ngán khi mua mấy món có giá trị lớn như thế này trên tiki. chắc lần sau ra thẳng mấy hệ thống lớn như thegioididong cho lành." table:operator="="/>
              <table:filter-condition table:field-number="0" table:value="cỡ 2 4 tuần đã hư, ngay từ đầu mua về chất lượng rè không chuẩn" table:operator="="/>
              <table:filter-condition table:field-number="0" table:value="có 30k  thôi chả nhe tra lai thấy quả này mua phi tiền luôn" table:operator="="/>
              <table:filter-condition table:field-number="0" table:value="có 4 chân sạc thì 1 chân sạc cho iphone không dùng được, yêu cầu đổi lại." table:operator="="/>
              <table:filter-condition table:field-number="0" table:value="có 8w. ghi16w là sao. lừa nhau à. lần đầu mua tiki bị ntn." table:operator="="/>
              <table:filter-condition table:field-number="0" table:value="có ai bị giống mình không nhỉ, vừa mở hộp để cài thì cục kích wifi không quét được sóng mạng nào mình dù nhà có nhiều kết nối wifi. đã thử update firmware và reset. ai giúp mình khắc phục với !" table:operator="="/>
              <table:filter-condition table:field-number="0" table:value="có ai bị như e k ạ  kết nối k được toàn bị chấm than" table:operator="="/>
              <table:filter-condition table:field-number="0" table:value="có ai giống mình không sản phẩm bị bóc tem không nguyên vẹn, chắc là hàng đổi trả đây  mà" table:operator="="/>
              <table:filter-condition table:field-number="0" table:value="có dấu hiệu của sử dụng rồi. đồng ý tháo seal để dán tem bảo hành. nhưng đã qua sử dụng. mặc dù kết nối ổn định. nhưng thất vọng về việc k phải hàng mới. từ nay sẽ ko mua chuột ở đây nữa. lần đầu tiên mua hàng dính hàng cũ.  . muốn đánh giá từ ngày nhận chuột. nhưng vô chưa xác nhận giao hàng.  ." table:operator="="/>
              <table:filter-condition table:field-number="0" table:value="có dc ai hỗ trợ bảo hành gi ko. xài dc 1 tháng mất nguồn mở ko lên nua" table:operator="="/>
              <table:filter-condition table:field-number="0" table:value="có đèn mà ko sáng là sao shop ơi, gg thì bảo thấy hư rồi, mới nhận hôm nay luôn" table:operator="="/>
              <table:filter-condition table:field-number="0" table:value="có đèn mà ko sáng là sao shop ơi, gg thì bảo thấy hư rồi, mới nhận hôm nay luôn" table:operator="="/>
              <table:filter-condition table:field-number="0" table:value="có ít ứng dụng" table:operator="="/>
              <table:filter-condition table:field-number="0" table:value="có mỗi con chuột mà cả tuần vẫn chưa giao. good job" table:operator="="/>
              <table:filter-condition table:field-number="0" table:value="có nút bị đơ, mở khoá màn hình chậm, có lúc bị đơ. liên hệ shop thì shop lại bảo mang ra trung tâm bảo hành." table:operator="="/>
              <table:filter-condition table:field-number="0" table:value="có sóng wifi mạnh nhưng ko có mạng internet, mua về xài cũng như ko" table:operator="="/>
              <table:filter-condition table:field-number="0" table:value="có tiền thì để dành mà mua tai nghe dây mà đeo, đeo cái này có ngày thối tai quá, kết nối thì chập chờn bên được bên không,khuyên các bạn không nên mua tránh tình trạng tiền mất tật mang nhé" table:operator="="/>
              <table:filter-condition table:field-number="0" table:value="cốc sạc bị hỏng ko sạc đc  mới mua về đã lỗi rồi mua 4 cái thì lỗi 2 cái  mong shop khắc phục" table:operator="="/>
              <table:filter-condition table:field-number="0" table:value="còn chưa sử dụng mà ruồi và sọc ngang dọc rất nhiêu. không sử dụng được" table:operator="="/>
              <table:filter-condition table:field-number="0" table:value="còn đang tìm chỗ mở thì chợt thấy bao bị như này, chẳng biết nó hỏng hay bị rọc nữa.   trách ai bây giờ?!" table:operator="="/>
              <table:filter-condition table:field-number="0" table:value="con lăn chuột rất tệ. cuộn xuống thì nó lại đi lên. giờ k biết bảo hành được k" table:operator="="/>
              <table:filter-condition table:field-number="0" table:value="con trỏ chuột không thể nằm yên một chỗ, run run nhảy nhảy liên tục, nếu biết chuột như vậy có bán 20k mình cũng không mua." table:operator="="/>
              <table:filter-condition table:field-number="0" table:value="còn vỏ đựng nhưng đã bóc rồi, giống như lấy đồ khác nhét vào vỏ này v" table:operator="="/>
              <table:filter-condition table:field-number="0" table:value="cổng kết nối 3.5mm kh sử dụng mic được. âm thanh bị rè rất nhiều" table:operator="="/>
              <table:filter-condition table:field-number="0" table:value="copy dữ liệu vào ổ cứng chỉ đc vài g thì máy tính treo luôn. gọi hỗ trợ tiki đc nữa ngày rồi chưa thấy phản hồi. rất ko hài lòng" table:operator="="/>
              <table:filter-condition table:field-number="0" table:value="cứ nghĩ mình số đỏ, nhưng cũng dính màn có điểm chết. màn vừa xuất xưởng mà đã có điểm chết. đề nghị tiki phản ánh lại nhà cung cấp, bởi tỉ lệ người mua sản phẩm thông qua tiki nhận phải màn có lỗi rất nhiều. dùng một thời gian nó có điểm chết thì ko sao, chấp nhận bảo hành theo quy định của hãng do đã sử dụng. đằng này vừa bóc tem đã có rồi nên ko ưng. giá bán quá tốt, mong tiki kiểm soát được chất lượng sản phẩm mình nhập." table:operator="="/>
              <table:filter-condition table:field-number="0" table:value="củ sạc chập chờn lúc nhận lúc không mặc dù đã gửi bảo hành nhưng vẫn như hiện trạng cũ. thất vọng." table:operator="="/>
              <table:filter-condition table:field-number="0" table:value="củ sạc loa chưa sạc đã hỏng" table:operator="="/>
              <table:filter-condition table:field-number="0" table:value="cửa hàng bán hàng không kiểm tra trước. giao hàng lỗi, không thấy tem bảo hành... thật không hài lòng tí nào... mới nhận hàng xong găn vào sd thử nhưng dèn tín hiệu không sáng. thay thêm pin khác, bật tắt power nhiều lần nhưng vẫn không được mặc dù driver đã nhận. đề nghị cửa hàng đổi hoặc hoàn lại tiền. ( thật sự mất công quá)" table:operator="="/>
              <table:filter-condition table:field-number="0" table:value="của mình mua ko có key là sao nhỉ." table:operator="="/>
              <table:filter-condition table:field-number="0" table:value="của rẻ là của ôi usb cam vao may xong nóng gần 60 độ" table:operator="="/>
              <table:filter-condition table:field-number="0" table:value="của tôi lấy về k phải như hình" table:operator="="/>
              <table:filter-condition table:field-number="0" table:value="cua toi thi ko su dung duoc gi het mua ve la vay luon dien thoai tim wifi totolinh ko co" table:operator="="/>
              <table:filter-condition table:field-number="0" table:value="cực kì k hải lòng với sp này. giờ muốn đổi trả phải làm sao ạ? mới mua dc 5 ngày" table:operator="="/>
              <table:filter-condition table:field-number="0" table:value="cực kì k hài lòng, bật k len nguồn, tôi muốn đổi lại hàng" table:operator="="/>
              <table:filter-condition table:field-number="0" table:value="cực kì không hài lòng, sử dụng độ bền ko có mới sài đã hỏng" table:operator="="/>
              <table:filter-condition table:field-number="0" table:value="cực kỳ không hài lòng với bên giao hàng, giao hàng quá chậm, hộp bọc bên ngoài méo mó, sản phẩm thì với giá tiền như này tạm ổn, không biết có bền không?" table:operator="="/>
              <table:filter-condition table:field-number="0" table:value="cực kỳ ko hài lòng vì không có tem bảo hành sản phẩm. kiểm tra s/n trên sohaco nam thanh thì báo ko phải sản phẩm của công ty. trên hộp tem niêm phong của sohaco nam thanh đã rách từ trước đó." table:operator="="/>
              <table:filter-condition table:field-number="0" table:value="cực kỳ thất vọng về thời lượng pin.   không sài wifi, setting đèn ở level 20.đọc trong 6 phút rớt 1% pin. như vậy nếu đọc liên trong chế độ này thì được tầm 10h đọc liên lục sẽ cạn pin.  mong phản hồi từ shop. mình muốn đổi lại 1 máy khác thì thủ tục như thế nào ?" table:operator="="/>
              <table:filter-condition table:field-number="0" table:value="cục sạc cầm rất nhẹ, khi dùng máy tính mở tới win là tự  trong khi cục cũ vẫn dùng bth, hình dạng thì không giống quảng cáo trong bài bán. đây chính xác là lừa đảo" table:operator="="/>
              <table:filter-condition table:field-number="0" table:value="cục sạc đẹp nhưng mới dùng được 3 lần mà sạc cả đêm vẫn chưa lên được 1 cục. đề nghị tiki đổi trả lại" table:operator="="/>
              <table:filter-condition table:field-number="0" table:value="cục sạc nhanh sài đc 3 lần đến lần thứ 4 là ko còn sạc nhanh đc nữa. tuy 2 dấu sét vẫn hiện sạc nhanh nhưng ko sạc nhanh." table:operator="="/>
              <table:filter-condition table:field-number="0" table:value="cục sạc pin bị hỏng" table:operator="="/>
              <table:filter-condition table:field-number="0" table:value="cục sạt k vào pin bên bạn có bảo hành k. vì mình sài được có 5 6 lần mà giờ cấm vào k vô pin. để lâu đồng hồ nóng lên thôi  k vào chút pin nào hết" table:operator="="/>
              <table:filter-condition table:field-number="0" table:value="cực tệ khi không thể kết nối + không có sách hướng dẫn khó sử dụng" table:operator="="/>
              <table:filter-condition table:field-number="0" table:value="cuc wifi chang xai duoc.minh moi mua ve cai dat dung huong dan ban dau co wifi sau mot hoi tu nhien mat wifi,co luc de mo wifi chang ket noi duoc,cho minh doi cai khac nha shop" table:operator="="/>
              <table:filter-condition table:field-number="0" table:value="cùi bắp như vậy mà củng gửi cho khách hàng" table:operator="="/>
              <table:filter-condition table:field-number="0" table:value="cùng một port 2.0 trên laptop thì cái usb 3.0 32gb cùng hãng của ông anh tốc độ chép file lên đến 20mb/s và giữ ổn định còn cái mình mua trên này chỉ lên được 19mb/s trong 1 giây rồi xuống còn 5mb/s. không biết liệu tiki có bán hàng đểu không." table:operator="="/>
              <table:filter-condition table:field-number="0" table:value="cũng ok đó shop .mà có điều là âm thanh hơi nhỏ" table:operator="="/>
              <table:filter-condition table:field-number="0" table:value="cũng tot nhung ko nham nhjeu shop ak con loai nham nhju hon ko shop" table:operator="="/>
              <table:filter-condition table:field-number="0" table:value="đã áp dụng đủ mọi cách , từ ép chắc đến thoa nước , vẫn rụng ra như thường , hàng giá rẻ" table:operator="="/>
              <table:filter-condition table:field-number="0" table:value="đã cài đặt đúng driver nhưng không thể kết nối đến thiết bị khác. thật sự thất vọng về sản phẩm" table:operator="="/>
              <table:filter-condition table:field-number="0" table:value="đã cài driver của tp link báo sóng wifi full nhưng không vào được internet, có vào được cũng ì ạch giật lag tưng bừng laptop và điện thoại vẫn vào bình thường loay hoay mất quá nhiều thời gian, thử đủ cách vẫn không vào được  mình có thể trả lại được không?" table:operator="="/>
              <table:filter-condition table:field-number="0" table:value="đã cài driver mới nhất từ trang web của tp link rồi nhưng vẫn không bắt được 5ghz hôm trước mình gỡ driver windows tự update thì bắt được 5ghz, hôm nay update windows lên bản 2004 thì lại không bắt được" table:operator="="/>
              <table:filter-condition table:field-number="0" table:value="đã cắm cổng 3.0 mà cũng chỉ được có 14 mb/s. không biết đổi trả được không" table:operator="="/>
              <table:filter-condition table:field-number="0" table:value="đã chia ổ cứng theo định dạng ntfs mà coppy file vẫn k được, đổi sang exfats cũng k được" table:operator="="/>
              <table:filter-condition table:field-number="0" table:value="đã đăng nhập cả hai bên bluetooth mà chỉ nghe đc 1 bên tai. không hài lòng về sản phẩm. nhưng được cái tiki giao hàng đóng gói cẩn thận." table:operator="="/>
              <table:filter-condition table:field-number="0" table:value="đã đặt hàng từ ngày 15/6/2019 đến hôm nay vẫn chưa nhận được, trước giờ đặt hàng tiki chưa bao giờ trễ như vậy, giờ gọi lại thì nhân viên đổ lỗi này lỗi nọ, thất vọng hoàn toàn với tiki." table:operator="="/>
              <table:filter-condition table:field-number="0" table:value="đã đặt mua và 3 ngày sau vẫn trạng thái đã đóng gói chờ giao hàng. tôi mua hàng online bình thường xa nhất từ tp hcm đến hà nội 3 ngày là nhận được hàng rồi. thật sự là dịch vụ giao hàng quá tệ. thà thêm 30 40k mà giao hàng nhanh còn hơn là miễn phí  mà chắc 1 tuần mới nhận đc hàng" table:operator="="/>
              <table:filter-condition table:field-number="0" table:value="đã đặt rất nhiều lần nhưng k hiểu sao lần này đóng gói lại tệ thế này, hàng nhìn như cũ và đúng thật cắm thử không thể nghe nổi. đã vứt sọt rác" table:operator="="/>
              <table:filter-condition table:field-number="0" table:value="đã đặt sản phẩm này 1 lần trước, hàng quốc tế. trong thời gian chờ hàng về mình thay đổi số đthoai và đã báo với tiki để chỉnh sửa cho đơn hàng đã đặt. mình chờ đợi 5 ngày sau khi báo đổi số đthoai thì được tiki thông báo đơn hàng đã huỷ do giao hàng k thành công du minh khong nhan duoc cuoc goi giao hang nao. mình thực hiện đặt lại sp này 1 lần nữa nhưng không phải là hàng quốc tế. kết quả chờ đợi cuộc gọi giao hàng, không dám gọi đi đâu vì sợ máy bận nv giao hàng k gọi được, đi đâu cũng kè kè đthoai sợ bị nhỡ cuộc gọi. rốt cục vẫn báo mình giao hàng k thành côg trong khi mình k nhận được cuộc gọi giao hàng nào. tổng đài viên vẫn khẳng định với mình là bên giao hàng đã cập nhật được số đthoai của mình, vậy mà cũng k ai gọi để giao hàng cho mình. trước giờ luôn ủng hộ tiki, sau sự việc này phải suy nghĩ lại" table:operator="="/>
              <table:filter-condition table:field-number="0" table:value="đã đổi lại bộ bàn phím thứ hai. quá tệ cho một sản phẩn của logitech. chán chã thèm nói. thôi thì không có lần sau" table:operator="="/>
              <table:filter-condition table:field-number="0" table:value="đã dùng hơn 2 tháng bình thường nhưng gần đây hay đột nhiên ngắt kết nối mạng. rất bực mình. một ngày ngắt kết nối 5 6 lần. có khi ngắt cả ngày" table:operator="="/>
              <table:filter-condition table:field-number="0" table:value="đã dùng thử 1 tuần sản phẩm phát sóng lúc nào cũng 5 vạch mà quá yếu gởi tin nhắn messenger cũng k nổi thì làm sao xem youtube đọc báo đơn giản nói chi tới chơi game sai lầm khi mua" table:operator="="/>
              <table:filter-condition table:field-number="0" table:value="đã gửi bảo hành và rồi lại dùng đúng 1 tuần lại bị vậy" table:operator="="/>
              <table:filter-condition table:field-number="0" table:value="đã hỏng ko sài đc" table:operator="="/>
              <table:filter-condition table:field-number="0" table:value="đã hư sau 1 tháng sử dụng. làm biếng đi gửi bảo hành vứt luôm rồi" table:operator="="/>
              <table:filter-condition table:field-number="0" table:value="đã làm tất cả mọi cách. từ chỉnh chế độ đơn giản để kết nối, đến mức chỉnh luôn defaut gateway hay static ip hay đủ cách mà không tài nào xài được cái extend wifi này. đề nghi shop gọi lai ngay giúp và đem bảo hành giúp nhé." table:operator="="/>
              <table:filter-condition table:field-number="0" table:value="đã lưu ý shop từ lúc đặt hàng là loại silent thì hãy giao hàng rồi mà nhận được con chuột vẫn lách cách. vỏ hộp thì bụi dày thấy ớn. yêu cầu trả lại hàng!" table:operator="="/>
              <table:filter-condition table:field-number="0" table:value="đã mua được 3 ngày mất nguồn không sử dụng được thua gọi bh không thấy đâu" table:operator="="/>
              <table:filter-condition table:field-number="0" table:value="đã mua hàng rất nhiều lần của tiki (kể cả điện thoại) nhưng lần này buộc phải nhật xét như thế này. mình nhận hàng ngày 17/11 nhưng hơn 1 tuần vẫn không thấy kích hoạt bảo hành như các lần mua trước. khi liên hệ với tiki thì được báo đã gửi thông tin cho hãng và đợi 7 10 ngày để được kích hoạt. còn nói thêm là quy trình không thay đổi: tiki sẽ tự kích hoạt bảo hành sau 1 tuần kể từ khi nhận hàng. đến ngày 28/11 thì điện thoại hư màn hình (như ảnh đính kèm). không đem bảo hành với hãng được nên phải liên hệ với tiki và tiki cho người lấy lại điện thoại để bảo hành. khoảng hơn 1 tuần sau (lúc điện thoai vẫn đang ở tiki hoặc hãng) thì nhận được tin nhắn kích hoạt bảo hành: ngày hiệu lực là ngày mua 16/11. sau đó tiki gửi thông báo bảo hành đã xong và sẽ cho người giao lại máy. một ngày đẹp trời có người gọi điện thoại báo mình nhận hàng. khi gặp thì là nhân viên của ghn. khi mở máy lên thì toàn bộ data bị xóa sạch: điện thoại đã bị reset về trạng thái lúc mới mua. điều đáng nói là tiki/hãng không hề thông báo trước với mình về vấn đề này. trước khi lấy điện thoại về bảo hành, nhân viên của tiki còn nói mình ghi mật khẩu của máy để kiểm tra sau này. lần mua hàng này quả là đáng thất vọng: cả về chất lượng sản phẩm cũng như dịch vụ của tiki!" table:operator="="/>
              <table:filter-condition table:field-number="0" table:value="đã mua hàng trên tiki rất nhiều nhưng lần này thật sự thất vọng. đóg gói bao bì vẫn ok nhưng tốc độ copy 6mb/s tuyệt đối ko phải là tốc độ 1 chiếc usb 3.0 nên có" table:operator="="/>
              <table:filter-condition table:field-number="0" table:value="đã mua hàng và nhận hàng vào 2/6, đã cung cấp thông tin xuất hóa đơn nhưng đến đầu tháng 7 vẫn chưa nhận hóa đơn, đã phản hồi tiki nhưng vẫn chưa nhận được phản hồi. nhà cung cấp và tiki xem lại giúp. mua hàng lần nào cũng phải đi nhắc hóa đơn. mất lòng tin." table:operator="="/>
              <table:filter-condition table:field-number="0" table:value="đã mua rồi, nhưng gắn sim vào thì k sử dụng được , vì k có sóng lỗi , k như quảng cáo," table:operator="="/>
              <table:filter-condition table:field-number="0" table:value="đã mua sản phẩm này vừa hơn 1 năm. hai lần bị bung màn hình. sau cỡ 6 tháng sử dụng thì bị bung lần đầu, đem bảo hành được đổi cái mới. cỡ 6 tháng kế tiếp lại bị bung màn hình lần 2, lần này đã hết hạn bảo hành, trung tâm bảo hành của digiworld không nhận sửa chữa. sản phẩm lỗi chỉ đổi mới chứ không sửa chữa được, nên xác định là vứt thùng rác sau 1 năm sử dụng." table:operator="="/>
              <table:filter-condition table:field-number="0" table:value="đã mua sản phẩm và không hài lòng. đặc biệt là lỗi đánh máy, thường bị mất chữ, ảnh hưởng đến nội dung công việc. một số ứng dụng office down về không đủ các chức năng. không thể đồng bộ icloud" table:operator="="/>
              <table:filter-condition table:field-number="0" table:value="đã mua sử dụng chưa được nửa tháng mà cắm vào bên tai trái có lúc nghe có lúc không nghe" table:operator="="/>
              <table:filter-condition table:field-number="0" table:value="đã mua và đã đổi 3 lần, cuối cùng là lấy lại tiền" table:operator="="/>
              <table:filter-condition table:field-number="0" table:value="đã mua và đã hư. tiki trading chất lượng kém quá. hàng điện tử đừng nên mua tiki. hên xui lắm nhưng mình xui 3 sản phẩm khác loại rồi." table:operator="="/>
              <table:filter-condition table:field-number="0" table:value="đã mua và đang dùng sản phẩm bắt tín hiệu kém hơn mecury nhiều xài chán" table:operator="="/>
              <table:filter-condition table:field-number="0" table:value="đã mua và đang dùng sản phẩm bắt tín hiệu kém hơn mecury nhiều xài chán" table:operator="="/>
              <table:filter-condition table:field-number="0" table:value="đã mua và dùng dc 4 tháng và giờ đã cất vào tủ sản phầm này ko giúp gi cho việc kích sóng wifi 2. thiết bị cho tốc độ kết nổi rất tệ  &lt; 1 mbps  3. phạm vì mở rộng sóng kém 4. thường xuyên đứt kết nối." table:operator="="/>
              <table:filter-condition table:field-number="0" table:value="đã mua và khuyên các bạn ko nên mua, ipad mà tiến nha, tiền nào của đó" table:operator="="/>
              <table:filter-condition table:field-number="0" table:value="đã mua và muốn trả lại hàng. thấy vọng đúng là hàng tàu. không đáng giá " table:operator="="/>
              <table:filter-condition table:field-number="0" table:value="đã mua và nghe ko băng con xiaomi hiện tại, phí 200k cho con rẻ tiền jbl . âm thanh: treble nhiều, âm thanh ko rõ, quá nhiều bass, tạp âm nhiều, đô chi tiết âm cực tệ, âm thanh nghe nhỏ. thảo nào mà giá 200k của thương hiệu jbl" table:operator="="/>
              <table:filter-condition table:field-number="0" table:value="đã mua, và đổi 2 lần mà vẫn ko mở được, mình yêu cầu hoàn tiền" table:operator="="/>
              <table:filter-condition table:field-number="0" table:value="đã mua. và xài được 1 tuần. cực kỳ không hài lòng.   1/ pin yếu chứ không phải 8 tiếng như mô tả, dù chỉ dùng kết nối vào 1 ipad lên đọc báo. chỉ 3 4 tiếng là cạn sạch.   2/ vạch pin chỉ để cho vui, không thay đổi nên không có ý nghĩa. màu vàng là còn pin, đỏ là cạn.   3/ sạc thì nó cứ nhấp nháy. 1 tiếng hay 10 tiếng vẫn vậy, chả biết đầy là lúc nào.   4/ điểm tệ nhất: đã pin yếu thì thôi, cắm sạc vào thì không còn tác dụng phát 3g. thế mới điên chứ.  muốn trả hàng hoặc đổi hàng. trường hợp này tiki xử lý thế nào chứ tôi đã mua của tiki khoảng hơn 10 đơn hàng và lần này là cực kỳ thất vọng ?" table:operator="="/>
              <table:filter-condition table:field-number="0" table:value="đã nhận đc sim lúc trưa nhưng dữ liệu không bật lên đc thử ba bốn cái điện thoại mà không đc mong tiki trợ giúp để câu hỏi này đến với nhà cung cấp sản phẩm để giải quyết" table:operator="="/>
              <table:filter-condition table:field-number="0" table:value="đã nhận được hàng sớm nhưng usb đã bị bóc trước, rất thất vọng." table:operator="="/>
              <table:filter-condition table:field-number="0" table:value="đã nhận được nhưng tai phải không nghe được  " table:operator="="/>
              <table:filter-condition table:field-number="0" table:value="đã nhận được sản phẩm nhưng thấy dòng chữ in trên loa chỉ là &quot;with meridian &quot; trong khi hình trên vỏ hộp và các ảnh chụp sản phẩm của tiki thì lại là &quot; with meridian technology&quot; đâm nghi ngờ có phải hàng chính hãng không. đề nghị tiki giải thích giúp" table:operator="="/>
              <table:filter-condition table:field-number="0" table:value="đã nhận được usb như quảng cáo, tuy nhiên đã bị rạch hộp, không có giấy tờ xuất hàng cũng như bảo hành kèm theo." table:operator="="/>
              <table:filter-condition table:field-number="0" table:value="đã nhận hàng , hàng như hình , đẹp , nghe oke , nhưng thời gian sử dụng chưa được 30p đã hết bin, đề nghị shop hỗ trợ bảo hành đổi sản phẩm khác ạ xin cảm ơn" table:operator="="/>
              <table:filter-condition table:field-number="0" table:value="đã nhận hàng , nhưng cài đặt kết nối ko được , thực hiện như trong hướng dẫn , tại sao vậy ?" table:operator="="/>
              <table:filter-condition table:field-number="0" table:value="đã nhận hàng bật lên ko sáng sạc ko thấy hiện tượng gì. muốn đổi sản phẩm khac" table:operator="="/>
              <table:filter-condition table:field-number="0" table:value="đã nhận hàng nhưng chưa bóc ra, trong hộp ko có giấy tờ j của tiki trading cả. hộp mã vạch bị bong tróc. giao hàng rất chậm phải 10 ngày  .. gửi hình ảnh cho tiki qua mail cũng ko thấy phản hồi gì. mua hàng trả góp từ 17/9 tichs thanh toán trả góp các kiểu rôif đến tận hnay 1/10 mà vẫn chưa chuyển thông tin trả góp sang ngân hàng. hàng đã nhận hôm 27/9. gọi tổng đài thì các bạn cứ bảo đang tiếp nhận hỏi thông tin thì ko hiểu các bạn tiếp nhận gì. giờ còn vài ngày nữa tất toán với ngân hàng chắc lại phải thanh toán toàn bộ không trả góp." table:operator="="/>
              <table:filter-condition table:field-number="0" table:value="đã nhận hàng nhưng thực sự thất vọng ,đặt mua màu đen nhưng shop lại giao cho màu trắng.kết nối cực kỳ kém" table:operator="="/>
              <table:filter-condition table:field-number="0" table:value="đã nhận hàng. chất lượng âm thanh ko quá xuất sắc. nhưng kho biết là lỗi sp hay là thiết kế vậy . 1. hai tai đang nghe ngắt kết nối 1 cái auto ngắt cả 2 tắt nhạc  2. 1 tai kết nối 1 tai đang nghe lấy cái thứ 2 ra. tự động kết nối nhưng ko tự động chạy nhạc  nói chung nếu khắc phục đc mấy lỗi bất tiện này thì cũng tạm ổn" table:operator="="/>
              <table:filter-condition table:field-number="0" table:value="đã nhận sản phẩm, lắp vào máy và không sử dụng được" table:operator="="/>
              <table:filter-condition table:field-number="0" table:value="đã nhập thông tin yêu cầu hóa đơn đỏ nhưng không nhận được hóa đơn" table:operator="="/>
              <table:filter-condition table:field-number="0" table:value="dạ tai nghe của em bị lỗi 1 bên, em có thể trả lại sản phẩm và shop có thể trả lại tiền cho em k ạ" table:operator="="/>
              <table:filter-condition table:field-number="0" table:value="đã thanh toán đầy đủ tiền hàng và tiền phí ship giao trong ngày thứ 7 22/8, nhưng đến thứ 2 24/8 mới giao đến nơi. vậy đưa ra dịch vụ giao trong ngày để làm gì? và thu tiền ship giao trong ngày của khách thì tính như thế nào?" table:operator="="/>
              <table:filter-condition table:field-number="0" table:value="đã thử 4 tháng quá dỡ ( xin hontline liên hệ để liên hệ được cửa hàng trao đổi ok ? )" table:operator="="/>
              <table:filter-condition table:field-number="0" table:value="đã thử chuột với rất nhiều máy tính nhưng ko ăn thua, chán quá, bị giao nhầm chuột hỏng. đang liên hệ đổi hàng" table:operator="="/>
              <table:filter-condition table:field-number="0" table:value="đã thử chuột với rất nhiều máy tính nhưng ko ăn thua, chán quá, bị giao nhầm chuột hỏng. đang liên hệ đổi hàng" table:operator="="/>
              <table:filter-condition table:field-number="0" table:value="đã thử nhiều cách nhưng đều không thể cấu hình thành công  sản  phẩm hiện đang vất chỏng chơ ở nhà vì mất phiếu nhận hàng đồ công nghệ mà tin tưởng quá là thua." table:operator="="/>
              <table:filter-condition table:field-number="0" table:value="đã thử vài cách bật máy mà ko thể nào khởi động đc, sạc cắm cũng vài tiếng rồi mà ko thấy tín hiệu chiếc ipad sẽ khởi động đc. đã gọi xin hỗ trợ nhưng vài tiếng rồi ko có sự trợ giúp nào hết...hàng thì nguyên seal nhưng thế này thì tệ quá" table:operator="="/>
              <table:filter-condition table:field-number="0" table:value="đã trả lại hàng, không hề hài lòng về sản phẩm: 1. chuột không nguyên hộp(vỏ hộp đã đc bóc có thể là để dán tem), đã lắp pin và receiver, đã có dấu hiệu sử dụng. 2. chuột và hộp không  trùng seri, không biết là hàng gì đây. 3. con lăn giữa còn kêu và ồn ào hơn chuột thường. 4. hoàn tiền chuột thôi, còn phí tiki now thì k." table:operator="="/>
              <table:filter-condition table:field-number="0" table:value="đã từng dùng 3 con chuột y hệt và chưa bao giờ thấy con nào fake như con này mua về. giao hàng đúng hẹn." table:operator="="/>
              <table:filter-condition table:field-number="0" table:value="đã xài một thời gian và chuột trái bị liệt lúc click được lúc không. nhắn hỗ trợ cho tiki thì không nhận được bất kì mail trả lời nào." table:operator="="/>
              <table:filter-condition table:field-number="0" table:value="đặc hàng loại giá cao. mà giao hàng loại giá rẻ. nhưng thu tiền lại giá cao. tạm biệt tiki" table:operator="="/>
              <table:filter-condition table:field-number="0" table:value="đài được 2 tháng thì pin bị hư . không biết ơ đâu để thay luôn.giờ nằm một chốt" table:operator="="/>
              <table:filter-condition table:field-number="0" table:value="đam thoại loa hội kém, ko hài lòng về sản phẩm" table:operator="="/>
              <table:filter-condition table:field-number="0" table:value="dan cuong luc vo dien thoai thi man hinh bi mo di so voi luc dau" table:operator="="/>
              <table:filter-condition table:field-number="0" table:value="đắn đo mãi mới đặt hàng tiki trading, nhưng khá thất vọng. ko có tiki now nên đặt hàng tiêu chuẩn nhưng chỉ quấn một lớp bọc ni lon sơ sài bên ngoài, tới tay mình nhận thì khá nát, thùng có vài chỗ rách thủng, có sự va móp. test thử màn hình hở sáng, so sánh với màn hình laptop dell thì màu sắc ám vàng. cổng usb thì ko connect được mà phải dùng cáp hdmi mua ngoài. khá thất vọng cho 1 sao" table:operator="="/>
              <table:filter-condition table:field-number="0" table:value="dán màn hình bị sứt, không có lớp nilon bọc màn hình, như đã qua sử dụng." table:operator="="/>
              <table:filter-condition table:field-number="0" table:value="dán vào cái màn hình mờ căm, ko thấy j hết, giao ko đúng mẫu của iph x. ko ưng ý" table:operator="="/>
              <table:filter-condition table:field-number="0" table:value="dán vô mờ cả màn hình á mà còn bẩn hơn cả loại thường. màn hình lúc nào cũng kiểu như có mồ hôi ở màn hình" table:operator="="/>
              <table:filter-condition table:field-number="0" table:value="đăng bán cat6, giao hàng cat5, đã có feedback từ nhiều người rồi mà vẫn vậy, mọi người nên cân nhắc kỹ khi mua sản phẩm này. nói treo đầu dê bán thịt chó cũng ko quá." table:operator="="/>
              <table:filter-condition table:field-number="0" table:value="đang hý hửng nhận máy. mở ra check thi camera trước bị lỗi, không thò thụt và không chụp ảnh dc. thất vọng quá" table:operator="="/>
              <table:filter-condition table:field-number="0" table:value="đáng lẽ ko nên cho sao nào mới đúng, đặt rõ ràng màu đen, giao màu xanh rêu coi có tức ko, shop làm ăn cẩu tả, ko có thì báo ko có chứ đừng lừa lọc khách hàng nv" table:operator="="/>
              <table:filter-condition table:field-number="0" table:value="đang nghe hay tắt đột xuất ... mặt dù mới sạc pin xong" table:operator="="/>
              <table:filter-condition table:field-number="0" table:value="đang nghe thì bị dừng ? liên tục bị dừng" table:operator="="/>
              <table:filter-condition table:field-number="0" table:value="đang sạc tì tai trái sụt nguồn, sau đó khi sạc đc 1 lúc, mở lên tai thì trên máy vẫn hiện biểu tượng đang sạc dù đã tháo. tưởng mua hàng vn/a đắt hơn nhưng ai ngờ chất lượng quá tệ. đề nghị tiki thu hồi sản phẩm và đổi mới" table:operator="="/>
              <table:filter-condition table:field-number="0" table:value="đang sử dụng tự nhiên không mở lên được. tưởng hết pin, thay pin xong vẫn không hoạt động." table:operator="="/>
              <table:filter-condition table:field-number="0" table:value="đang test trên macos thì tốc độ cũng tạm ổn. không xứng với với chuẩn 3.0" table:operator="="/>
              <table:filter-condition table:field-number="0" table:value="đánh chữ cho tivi smat không được" table:operator="="/>
              <table:filter-condition table:field-number="0" table:value="đánh đố người dùng trong cách đặt tên sản phẩm.  làm tôi mua nhầm 2 cái trong khi dùng iphone!" table:operator="="/>
              <table:filter-condition table:field-number="0" table:value="đánh giá 1 sao vì tôi thấy sp không hài lòng chút nào . thứ nhất đóng gói hộp bóp méo , thứ 2 box của sp cũng bị khui trước khi tới tay khách hàng , thứ 3 cái quan trọng nhất là tem bảo hành cũng không có luôn . mong shop cho 1 lời giải thích" table:operator="="/>
              <table:filter-condition table:field-number="0" table:value="đánh giá sau 2 ngày sử dụng thì mình thấy wifi sóng mạnh nhưng kém ổn định, hay rớt sóng khi bị nóng, khả năng chịu tải kém khi có tầm 12 thiết bị kết nối là bị treo. ngoài ra mình thấy tiki dịch vụ rất tốt, gói hàng cẩn thận." table:operator="="/>
              <table:filter-condition table:field-number="0" table:value="dao hàng nhanh hơn dự kiến đóng gói đẹp sản phẩm đúng vs giá tiền" table:operator="="/>
              <table:filter-condition table:field-number="0" table:value="dao hàng nhanh hơn dự kiến đóng gói đẹp sản phẩm đúng vs giá tiền" table:operator="="/>
              <table:filter-condition table:field-number="0" table:value="đập bỏ rồi" table:operator="="/>
              <table:filter-condition table:field-number="0" table:value="đặt 2 nhưng khi mở hàng chỉ có 1, đã gởi khiếu nại, có gmail hồi đáp đang kiểm tra, do trời mưa , nhận hàng tại khu vực quân sự và chủ quan giao hàng đủ nên không đồng kiểm,mong nhận được phản hồi sớm từ tiki còn về chất lượng thẻ hiện tại tốt, test tốc độ đảm bảo" table:operator="="/>
              <table:filter-condition table:field-number="0" table:value="đặt 3 sản phẩm mà gửi từng sp 1. khi đặt nhiều sản phẩm cùng lúc nên gửi 1 lần" table:operator="="/>
              <table:filter-condition table:field-number="0" table:value="đặt 3 sợi màu đỏ dài 2m , giao 2 sợi màu đen 2m 1 sợi màu đỏ 1m.  tao đọc đích danh thằng psk dragon cố tình bán hàng bố láo.  chất lượng sản phẩm ko bàn đến. nhưng thái độ bán hàng ko chấp nhận đc" table:operator="="/>
              <table:filter-condition table:field-number="0" table:value="đặt a51 giao a10, đề nghị đổi trả gấp. quá thất vọng" table:operator="="/>
              <table:filter-condition table:field-number="0" table:value="đặt cái repeater cách rounter khoảng 10m mà bắt sóng không nổi luôn !! mua xong thấy tiếc tiền. thề xài mà muốn đập cho rồi" table:operator="="/>
              <table:filter-condition table:field-number="0" table:value="dat cap baseus ma giao cap sac hieu khac vay la sao vay,lay bao giay bao lai de che cai hop,lam an kieu gi vay tiki,ko dong y kieu lam an treo dau de ban thit cho nhu vay,bay h huong giai quyet cua tiki la sao day?" table:operator="="/>
              <table:filter-condition table:field-number="0" table:value="đặt cáp lightning mà toàn giao cáp micro usb. sau khi đổi trả thì vẫn giao y xì cái cũ. rất mất thời gian." table:operator="="/>
              <table:filter-condition table:field-number="0" table:value="đặt của tiki trading thì hàng giao lại là của máy tính vĩnh xuân, tốc độ usb chậm, mặc dù máy tính có hỗ trợ 2 khe cắm usb 3.0" table:operator="="/>
              <table:filter-condition table:field-number="0" table:value="đặt cùng 1 đơn hàng nhưng chưa thấy hàng này về" table:operator="="/>
              <table:filter-condition table:field-number="0" table:value="đặt dây đen, giao dây đỏ. tệ nhất là đặt dây iphone, ra dây này?  . " table:operator="="/>
              <table:filter-condition table:field-number="0" table:value="đặt dây màu đen lại gửi dây màu đỏ hình dạng khác nhau hoàn toàn, làm ăn k trung thực" table:operator="="/>
              <table:filter-condition table:field-number="0" table:value="đặt đế vuông ra đế tròng , lỏng lẻo không chắc chắn sẽ tệ" table:operator="="/>
              <table:filter-condition table:field-number="0" table:value="đặt đồng hồ màu trắng mà giao tới nhà là đồng hồ màu đen ?.?" table:operator="="/>
              <table:filter-condition table:field-number="0" table:value="đặt đúng 1 tuần vẫn chưa nhận được hàng, không biết đây là lần thứ mấy rồi, chán quá." table:operator="="/>
              <table:filter-condition table:field-number="0" table:value="đặt gần cả tháng trời ko giao phải đặt một đơn hàng khác mới được.  điện thoại thì ổn.  dịch vụ khac thì quá chậm" table:operator="="/>
              <table:filter-condition table:field-number="0" table:value="đặt hàng 10 ngày mới có nhân viên liên hệ giao hàng" table:operator="="/>
              <table:filter-condition table:field-number="0" table:value="đặt hàng 12/12/2019 mãi đến 19/12/2019 mới giao tới. sản phẩm thấy nản.    giao hàng thì chậm   bên  shop xem lại cách làm việc nha. sản phẩm giao không sử dụng được. đồ kẹp thì giao 1 bên không biết bên shop đứa nào đói quá bẻ ngãy mất một bên của người ta. thất vọng quá. mọi người cân nhắc trước khi mua. shop làm ăn ẩu tả." table:operator="="/>
              <table:filter-condition table:field-number="0" table:value="đặt hàng 2 cáp mà giao hàng chỉ có 1 cáp, shop không uy tín." table:operator="="/>
              <table:filter-condition table:field-number="0" table:value="đặt hàng 2ngay,nhân viên giao hàng gọi ra nhận hàng nhưng tìm không thấy hàng đâu.nóng thiệt" table:operator="="/>
              <table:filter-condition table:field-number="0" table:value="đặt hàng 3h mà 5h sau mới giao giờ còn bị lỗi chỗ màn hình nữa" table:operator="="/>
              <table:filter-condition table:field-number="0" table:value="đặt hàng 4 ngày mà vẫn trong tình trạng tiếp nhận đơn hàng. gọi hỏi thì bảo do quá trình đóng gói có vấn đề nên chưa gửi ?. tiki có tiếng là giao hàng nhanh vậy mà lần đầu mua làm mình khá thất vọng ?. hay do mình thanh toán bằng xu nên mới vậy???" table:operator="="/>
              <table:filter-condition table:field-number="0" table:value="đặt hàng 7/10, đã trả tiền trước bằng tiki xu, hẹn giao hàng vào ngày 10/10. đến hôm nay là 18/10 rồi cũng chẳng thấy hàng đâu. gọi điện báo nhân viên thì bảo là em sẽ kiểm tra và báo lại anh, nhưng cũng chẳng có ma nào gọi lại.  tóm lại, mua hàng online thì cứ giao hàng mới trả tiền, còn không giao thì thôi chứ đừng có dại mà trả tiền trước." table:operator="="/>
              <table:filter-condition table:field-number="0" table:value="đặt hàng hôm 25/12 dự kiếm giao hàng vào ngày 30/12. ngàu 31/12 kiển tra tình trạng vẫn đang trong quá trình vận chuyển." table:operator="="/>
              <table:filter-condition table:field-number="0" table:value="đặt hàng là siêu thánh sim thì giao hàng lại là sim thánh hi, tài khoản 0 đồng, không có data. bó tay." table:operator="="/>
              <table:filter-condition table:field-number="0" table:value="đặt hàng mà ko giao hàng, tự hủy đơn hàng của khách hàng ko có lý do. thua" table:operator="="/>
              <table:filter-condition table:field-number="0" table:value="đặt hàng mà ko giao hàng, tự hủy đơn hàng của khách hàng ko có lý do. thua" table:operator="="/>
              <table:filter-condition table:field-number="0" table:value="đặt hàng màu đen nhưng giao lại màu trắng rõ già mà đeo như đeo đồng hồ trẻ con" table:operator="="/>
              <table:filter-condition table:field-number="0" table:value="đặt hàng ngày 03/07/2019(thanh toán trước luôn) tới 15/07/2019 mới giao tới.tiki trading nên xem lại cách phục vụ nhé." table:operator="="/>
              <table:filter-condition table:field-number="0" table:value="đặt hàng ngày 12 mà mãi đến ngày 21 vẫn chưa giao hàng tới. mọi lần mình đặt tầm 1 2 ngày là đến. tác phong làm việc của tiki có dấu hiệu sa sút rồi" table:operator="="/>
              <table:filter-condition table:field-number="0" table:value="đặt hàng ngày 31/01 dự kiến 11/02 nhưng tới 18/02 mới nhận hàng, unbox 5p thì phát hiện lỗi “ thao tác bàn phím thực” tắt cảm ứng bàn phím vật lý thì xài bth. nhưng khi bật lên thì có hiện tượng loạn cảm ứng. lỗi này không phải do tiki vì máy nguyên seal full hộp, nhưng vì tiki giao trễ nên tôi muốn đổi máy mới nhanh, hi vọng tiki tiếp nhận giúp tôi. 3* cho sản phẩm. 5* cho tikicare vẫn hi vọng các bạn xử lí nhanh giúp mình, vì mình đợi quá lâu rồi. tks tiki" table:operator="="/>
              <table:filter-condition table:field-number="0" table:value="đặt hàng ngày 5/2 tiki báo ngày 8/2 giao. vài ngày sau vẫn ko thấy giao, check status thì mãi vẫn là &quot;đã đóng gói&quot; ngày 12/2 gọi điện lên tổng đài complain thì ngay chiều nhận được hàng...????... mở hàng ra thì serial trên hộp và trên chuột không giống nhau, check bảo hành thì đã mất mấy tháng, miếng đệm su thì bị mòn...???... 100% hàng refurbished" table:operator="="/>
              <table:filter-condition table:field-number="0" table:value="đặt hàng ngày 5/2 tiki báo ngày 8/2 giao. vài ngày sau vẫn ko thấy giao, check status thì mãi vẫn là &quot;đã đóng gói&quot; ngày 12/2 gọi điện lên tổng đài complain thì ngay chiều nhận được hàng...????... mở hàng ra thì serial trên hộp và trên chuột không giống nhau, check bảo hành thì đã mất mấy tháng, miếng đệm su thì bị mòn...???... 100% hàng refurbished" table:operator="="/>
              <table:filter-condition table:field-number="0" table:value="đặt hàng rõ là 3 râu xong đến lúc nhận hàng lại là 2 râu" table:operator="="/>
              <table:filter-condition table:field-number="0" table:value="đặt hàng thì yêu cầu đặt 3 cái .khi giao sử dụng thì không cái nào xài được ." table:operator="="/>
              <table:filter-condition table:field-number="0" table:value="đặt hàng tiki now mà 2 ngày sau mới giao. mở hộp thì tem đã bị bóc từ trước mở chuột ko lên, có thử sạc 20p nhưng vẫn không lên đế chuột có dấu hiệu đã bị di nhiều." table:operator="="/>
              <table:filter-condition table:field-number="0" table:value="đặt hàng tiki now mà 2 ngày sau mới giao. mở hộp thì tem đã bị bóc từ trước mở chuột ko lên, có thử sạc 20p nhưng vẫn không lên đế chuột có dấu hiệu đã bị di nhiều." table:operator="="/>
              <table:filter-condition table:field-number="0" table:value="đặt hàng tới giờ vẫn chưa có máy, tiền thì trừ cái rụp, rôi đợi cả tuần" table:operator="="/>
              <table:filter-condition table:field-number="0" table:value="đặt hàng trước lễ 30/4  , đến hôm giao hàng(gh) , người gh đến giao, vì ko báo trước nên ko có nhà, hẹn ngày hôm sau giao thì ok , nhưng lại rơi vào ngày lễ . nhưng đến hôm nay đơn hàng vẫn chưa giao mà cũng chẳng thấy shop ý kiên gì, đơn hàng vẫn đang nằm chờ đó. tôi không nỡ mua hàng khác vì e rằng họ lại giao đến. làm ăn thế này thì thật là bó tay." table:operator="="/>
              <table:filter-condition table:field-number="0" table:value="đặt hàng từ 1/3 giờ vẫn chưa lấy dc vào xem thì viết giao hàng hôm 9/3 gần 10 ngày có nên lấy hay ko" table:operator="="/>
              <table:filter-condition table:field-number="0" table:value="đặt hàng từ 13/12/2019 mà đến tận 16/12/2019 rồi mà vẫn chưa nhận được hàng. bây giờ đã 11h15' sáng 16/12/2019 r. chờ dài cổ" table:operator="="/>
              <table:filter-condition table:field-number="0" table:value="đặt hàng từ 15/4 nhưng tới 2/5 mới giao hàng dù địa chỉ mua ở hn chứ ko phải tận xa xôi hải đảo gì. hàng ghi bên ngoài &quot;cực kỳ dễ vỡ&quot; nhưng lại không bọc cẩn thận, chỉ có một lớp nylon quấn ngoài cùng. đây là cách tiki trading giao hàng cho khách sao?  sản phẩm ghi đã kiểm tra ngày 14/4 nhưng lỗi màn, hở nền và hở sáng. không hiểu kiểm tra kiểu gì? chưa bao giờ tôi gặp trải nghiệm mua hàng tệ hại vậy." table:operator="="/>
              <table:filter-condition table:field-number="0" table:value="đặt hàng từ 19/12 báo giao hàng t7 (23/12). hôm nay 24/12 check thì vẫn đóng gói chưa vận chuyển. cũng không thấy thông báo cho khách hàng gì cả. làm ăn chậm quá vậy. sau đơn hàng đến tôi huy nhận nhé." table:operator="="/>
              <table:filter-condition table:field-number="0" table:value="đặt hàng từ 31/10 đến hôm nay 14/11 đéo nhận được. hẹn mùng 6 giao, mùng 6 gọi thì bảo sg mưa bão abc lùi sang 11. 11 đợi đéo thấy đâu, 12 cũng đéo thấy rồi gọi tổng đài hỏi thì báo đã chuyển hàng hành công?!! biết cách làm giàu đấy." table:operator="="/>
              <table:filter-condition table:field-number="0" table:value="đặt hàng từ 3h chiều, tiki now, dự kiến 6h tối nhận hàng, đến tận 12h đêm vẫn chưa ship đến và cũng ko 1 cuộc điện thoại báo lý do. thất vọng" table:operator="="/>
              <table:filter-condition table:field-number="0" table:value="đặt hàng từ hôm 20 vậy mà đến tận ngày 26 mới nhận được hàng, chán không tả nổi" table:operator="="/>
              <table:filter-condition table:field-number="0" table:value="đặt hàng từ hôm 31/8, đến nay là 5/4 mà trạng thái vẫn là đang đóng gói.  cái gì vậy? đóng gói mất cả tuần sao?" table:operator="="/>
              <table:filter-condition table:field-number="0" table:value="đặt hàng từ thứ sáu tuần trước, thứ tư tuần này chưa thấy giao hàng. cần mực gấp thì chờ 10 nagỳ nữa ???" table:operator="="/>
              <table:filter-condition table:field-number="0" table:value="đặt hôm 10/7, nhưng đến tận 27/07 mới giao hàng?? quên mất là đã đặt gì luôn ..." table:operator="="/>
              <table:filter-condition table:field-number="0" table:value="đặt hôm thứ bãy. hôm qua có cuộc điện thoại của anh nhân viên giao hàng ns hàng có rồi.mà kẹt đi làm xa ko có ỡ nhà hẹn hôm sau. chờ dài cổ luôn củng ko thấy anh nv gọi. lần đầu mua hàng của shop mà vậy.chắc ko ám mua nữa" table:operator="="/>
              <table:filter-condition table:field-number="0" table:value="đặt kính cường lực 7 pus gưi iphone x" table:operator="="/>
              <table:filter-condition table:field-number="0" table:value="đặt kính cường lực mà gửi về ốp lưng iphone 6, giá ốp lưng này tầm 10k, trong khi mua cường lực với giá 60k, shop làm ăn không đc xíu nào" table:operator="="/>
              <table:filter-condition table:field-number="0" table:value="đặt màu đen  &gt; nhận được màu bạc                                                                                                                                                                                          ." table:operator="="/>
              <table:filter-condition table:field-number="0" table:value="đặt màu đen chờ mòn mỏi lại ship đến màu bạc ưatch" table:operator="="/>
              <table:filter-condition table:field-number="0" table:value="đặt màu đen lại giao màu trắng. chất lượng thì chưa test vì muốn đổi lại màu." table:operator="="/>
              <table:filter-condition table:field-number="0" table:value="đặt màu đen mà giao lại màu xanh, khác hẳn trong hình, chất lượng quá tệ" table:operator="="/>
              <table:filter-condition table:field-number="0" table:value="đặt màu đen mà giao màu đỏ với xanh" table:operator="="/>
              <table:filter-condition table:field-number="0" table:value="đặt màu đen nhưng giao hàng màu khác, không uy tín" table:operator="="/>
              <table:filter-condition table:field-number="0" table:value="đặt màu đen thì gửi màu xanh, thật sự quá hụt hẫng luôn. mong tiki can thiệt và shop có hình thức xử lý hợp lý" table:operator="="/>
              <table:filter-condition table:field-number="0" table:value="đặt màu hồng mà giao màu gì ko đỡ nỗi luôn" table:operator="="/>
              <table:filter-condition table:field-number="0" table:value="đặt mẫu này giao mẫu khác thà báo hết hàng còn hơn xem khách hàng như mấy con lừa. cân nhắc đây không phải là dòng silent nên chuột click khá ồn. nói chung dịch vụ rõ chán." table:operator="="/>
              <table:filter-condition table:field-number="0" table:value="đặt màu trắng giao màu đen,sạc đầy để 1 lúc là hết pin k ngư quảng cáo muốn trả lại hàng mong nhận được phản hồi lại từ tiki" table:operator="="/>
              <table:filter-condition table:field-number="0" table:value="dat mau trang ma gui mau den roi sao vao intenet khong dc" table:operator="="/>
              <table:filter-condition table:field-number="0" table:value="đặt màu vàng đồng, tiki cho màu đen, đã thế lại còn màn hình sứt xát, nói chung phí tiền" table:operator="="/>
              <table:filter-condition table:field-number="0" table:value="đặt màu vàng giao màu hồng  . và ko đc xem hàng làm sao mà biết giao đúng ko?" table:operator="="/>
              <table:filter-condition table:field-number="0" table:value="đặt màu xanh dương đậm nhưng lại giao màu xanh dương nhạt. nếu hết hàng màu xanh đậm thì đừng để cho khách hàng chọn, mua thì giá cao mà giao loại giá rẻ, khác nào lừa đảo." table:operator="="/>
              <table:filter-condition table:field-number="0" table:value="đặt màu xanh dương thì ra xanh lá, lúc mua thì nhanh mà lúc đổi thì lâu, chả biết bao giờ ms đổi được, bực không chịu được. không hài lòng với cách bán hàng của tiki. mua online đã không được chọn hàng thì phải bán cho cẩn thânk chứ!" table:operator="="/>
              <table:filter-condition table:field-number="0" table:value="đặt miếng 23×29 giao miếng nhỏ xíu không vui tí nào" table:operator="="/>
              <table:filter-condition table:field-number="0" table:value="đặt miếng dán màn hình cho ip 7 plus bên shop giao loại cho ip x." table:operator="="/>
              <table:filter-condition table:field-number="0" table:value="đặt mua 02 cái máy in, bận đi làm người nhà nhận giùm trả tiền hóa đơn của 02 cái máy in nhưng chỉ giao có 01 cái! chiều về coi lại, hãi hùng quá! cuối cùng cũng giải quyết được êm xuôi!" table:operator="="/>
              <table:filter-condition table:field-number="0" table:value="đặt mua 10/3/2020 giao cho hàng ngoài, tem bh ghi 16/7/2019 (lấy sp cũ, bị đổi trả giao cho khách) làm ăn tệ v" table:operator="="/>
              <table:filter-condition table:field-number="0" table:value="đặt mua 3c, giao hàng trong 24 tiếng. nhận hàng lúc 10:40 sáng, sau giờ nghỉ trưa mới test sản phẩm. 1c hình sư tử không nhận pin, lắp pin đầy đủ đúng cách đều không chạy. liên hệ support 24/7 chỉ nhận được thông báo đã ghi nhận, 2 3 ngày mới có nhân viên tiki liên hệ để lấy hàng về kiểm tra. rồi thì như nào nữa chưa biết!    rất không hài lòng về việc hậu bán hàng này. so với dịch vụ trả hàng của lazada thì thua xa!" table:operator="="/>
              <table:filter-condition table:field-number="0" table:value="đặt mua hàng mà gởi thiếu 2 cục sạc, gọi điện thì k liên lạc dc" table:operator="="/>
              <table:filter-condition table:field-number="0" table:value="đặt mua màu trắng gửi màu đen" table:operator="="/>
              <table:filter-condition table:field-number="0" table:value="đặt mua sản phẩm màu đen giao hàng màu trắng với sản phẩm bị điếc một bên tai chỉ nghe được một bên" table:operator="="/>
              <table:filter-condition table:field-number="0" table:value="đặt mua trên tiki, xài được mấy tháng thì loa bị rè, âm bị đục không còn trong như trước. khi kiểm tra lại thì mới biết là sản phẩm cũng chưa được kích hoạt bảo hành. nhờ tiki kích hoạt bảo hành giúp mình số sêri như ảnh." table:operator="="/>
              <table:filter-condition table:field-number="0" table:value="đặt mua từ 3h chiều dùng tiki now. đc thông báo là sẽ nhận được hàng trước 6h. mãi chả thấy tin tức gì. đến 8h tối thì nhận đc điện thoại xin phép sáng mai giao sớm vì trễ quá rồi. cũng ok vì thấy tội. đêm đấy mình có mua thêm sợi hdmi vì đọc review thấy k có đi kèm. sáng nhận đt nhận hàng tiki tưởng đâu nhận cả 2 hóa ra chỉ có mỗi cái dây hdmi. đến 10h sáng sốt ruột gọi lại cho sđt tối qua thì k liên lạc đc. gọi cho tổng đài chờ 3' và nhận đc thông báo tất cả tổng đài viên đang bận k biết bao nhiêu lần đành gác máy. đến 11h bực mình quá nt hỏi bao giờ a giao màn hình cho e thì đc bảo là e ở linh đàm rồi đang đi tìm tòa nhà a đây. 11h30 nhận đt bảo a xuống nhận hàng. xuống tìm mãi k thấy gọi lại bảo đang đứng ở tòa bắc trong khi mình ở tòa trung. mình hỏi chứ trong địa chỉ e để ở đâu. a shipper bảo a để tòa trung. vậy thì a mang đến tò trung cho e chứ. vậy mà 3 cuộc gọi qua lại như thế mới chịu đi. lúc nhận là 11h53 rồi. kí tên xong mình hỏi có đc kiểm tra k. a ấy bảo đc thế là cầm dao cắt nát cắt thùng chứ k mở ra theo cách bt. mình hỏi a cắt thế rồi e bê lên tầng kiểu gì. thế là a ấy vác hết đống phụ kiện chồng lên màn hình cho mình bê lên như hình mình chụp đấy. k biết khi di chuyển thì mình mang nó đi kiểu gì đây. mình mua đồ mới mà còn thua cả đồ 2nd hand nữa. màn hình hơn 5tr đâu phải rẻ mà đối xử kiểu đấy. 1 trải nghiệm kinh khủng chắc chắn k có lần tiếp theo" table:operator="="/>
              <table:filter-condition table:field-number="0" table:value="đặt ngay cạnh wi fi chủ mà vẫn không bắt được sóng.  không biết sản phẩm có lỗi không.  cần tiki quan tâm tạm thời 1 s" table:operator="="/>
              <table:filter-condition table:field-number="0" table:value="đặt ram pc, shop gửi ram laptop, do mình ko nhận hàng, để bố nhận nên ko rõ cái này. mún đổi trả. cám ơn." table:operator="="/>
              <table:filter-condition table:field-number="0" table:value="đặt rồi chưa nhận hàng mà vẫn giao thành công quá tệ" table:operator="="/>
              <table:filter-condition table:field-number="0" table:value="đặt sản phẩm này với dịch vụ tikinow từ chiều hôm qua, đến giờ đã 24 tiếng mà chưa có sản phẩm để test thử nên chưa thể nhận xét về sản phẩm. về dịch vụ tikinow 2 giờ mình rất thích nhưng đến khi đặt sản phẩm này thì tuột hứng:  1)chiều đặt hàng với tikinow mà hơn 3 tiếng, tới khi khách đi rồi mới gọi điện nhận hàng 2)hẹn khách sáng mai giao lại đơn hàng, khách chờ đến chiều vẫn chưa thấy liên lạc. 3)chiều khách liên hệ hotline 1900 6035 báo đơn hàng giao trễ, cả tiếng rồi vẫn chưa thấy tín hiệu phản hồi nào từ đơn hàng? ... ngồi hóng tikinow tiếp!!!" table:operator="="/>
              <table:filter-condition table:field-number="0" table:value="đặt silver, hàng gửi tới nhãn mác đều ghi silver...mở hộp ra một em gray. complain thì nhận đc cuộc gọi:&quot;màu xám bạc cũng tương tự vậy chị...&quot; giáo dưỡng tốt đến mấy cũng muốn nóng mặt...chờ trả hàng mà cả tuần rồi ko thấy gì hết..tiki làm ơn giải quyết giùm đi..." table:operator="="/>
              <table:filter-condition table:field-number="0" table:value="đặt sim vào ngày 21/12, ngày 26/12 nhận sim và lắp vào máy sử dụng. khi lắp vào máy thấy sim hiện dấu 4g và lướt google bình thường, nên tắt và không sử dụng tiếp. chiều 27/12, tiếp tục lướt 4g, được 1 lúc thì không lướt được, nghĩ là do hệ thống mobi lỗi nên không nghĩ gì, tắt và đợi đến khi về nhà mở lại xem thử thì thấy ko hiện dấu 4g lên (3g, h hay bất kỳ dấu hiệu nào cho việc sử dụng data cũng ko hiện lên) sáng 28/12 mở lại thì vẫn không hiệu dấu 4g. gọi lên tổng đài mobifone thì nhân viên tổng đài báo nhà cung cấp nợ cước, chưa thanh toán nên bị khóa sim. xin hỏi, như vậy người mua hàng phải gọi cho nhà cung cấp năn nỉ họ thanh toán tiền cho mobifone để tiếp tục được sử dụng hay thế nào? *sim kích hoạt 22/11, trong khi ngày mua hàng là 21/12. sẽ không mua sản phẩm data này lần nào nữa." table:operator="="/>
              <table:filter-condition table:field-number="0" table:value="đặt tiki now giao hàng trong 2h mà qua hôm sau mới giao nhưng vẫn tính cước phí tikinow. khui sản phẩm ra thì khẳng định 100% đây là sản phẩm đã qua sử dụng. mong tiki sớm phá sản và đóng cửa vì làm ăn gian dối" table:operator="="/>
              <table:filter-condition table:field-number="0" table:value="đặt tiki now giao ngay ngày hôm sau mà 2 ngày mới giao. vừa mất tiền vừa mang bực vào người. lần này là lần thứ 2 tiki now giao hàng chậm rồi. riết rồi k tin được tiki nữa, làm ăn thế này bảo sao bị shoppe bỏ xa" table:operator="="/>
              <table:filter-condition table:field-number="0" table:value="đặt tiki now nhưng giao qua không gọi trước, đến gọi mình không để ý thế là không giao,, do đơn hàng đang gấp nên mình gọi lại hỏi thì bắt mình phải tự chạy qua lây hàng, làm mình phải tự chạy qua lấy." table:operator="="/>
              <table:filter-condition table:field-number="0" table:value="đặt trong 2 tiếng thì quá nhanh còn đặt thường tới ngày thứ 3 rồi chả thấy hàng đâu" table:operator="="/>
              <table:filter-condition table:field-number="0" table:value="đầu cắm loại củ" table:operator="="/>
              <table:filter-condition table:field-number="0" table:value="đau tai lắm ạ" table:operator="="/>
              <table:filter-condition table:field-number="0" table:value="đầu tiên là vỏ hộp và sản phẩm khác nhau . không giống như các comment phản hồi trước đó. thứ hai  là kết nối kém. hay bị mất kết nối. mình đã gửi trả hàng lại. đề nghị tiki xem lại sản phẩm. thật sự mình không biết phải nói sao?" table:operator="="/>
              <table:filter-condition table:field-number="0" table:value="đầu tiên, sản phẩm này hoạt động được, và nếu như nó k phải ở tầm giá 235 300k, mình không rate 1* đâu.  sản phẩm được quảng cáo là 300mbps, tức là tầm 37.5mb/s, nhưng mà thực chất, tốc độ cổng lan/wan chỉ là 100mbps, và tệ hơn, khi mình kết nối cáp lan đến mạng nhà mình ( tốc độ wifi 50mbps) , mình chỉ nhận được tín hiệu wifi 7mbps, tức là chậm hơn 86%" table:operator="="/>
              <table:filter-condition table:field-number="0" table:value="dâumart làm ăn quá vớ vẩn. hôm nay 3/11/2019  mới nhận được hàng mà 20/11/2019 đã hết hạn" table:operator="="/>
              <table:filter-condition table:field-number="0" table:value="dây bị lệch thì đeo như thế nào?" table:operator="="/>
              <table:filter-condition table:field-number="0" table:value="dây cắm vào máy ko nhận, ko dùng dây mà cám vào máy có hdmi thì hoạt động bình thường. rất chán" table:operator="="/>
              <table:filter-condition table:field-number="0" table:value="dây cáp bị lỗi!!! ko dẫn điện. đề nghị tiki liên hệ đổi trả gấp!!!" table:operator="="/>
              <table:filter-condition table:field-number="0" table:value="dây chuyển tín hiệu mic rất nhỏ, không thể sử dụng được" table:operator="="/>
              <table:filter-condition table:field-number="0" table:value="dây đeo bị méo hẳn không thể nào sử dụng được. hết sức không hài lòng" table:operator="="/>
              <table:filter-condition table:field-number="0" table:value="dây đeo rất cứng.  đeo không thoải mái tí nào . không bằng 1 phần của dây zin được" table:operator="="/>
              <table:filter-condition table:field-number="0" table:value="day điện bên trong quá dễ hổng" table:operator="="/>
              <table:filter-condition table:field-number="0" table:value="dây gì mà gắn vào nó không được. chả hiểu😒😒😒" table:operator="="/>
              <table:filter-condition table:field-number="0" table:value="dây kết nối đi kèm case ổ cứng bị lỗi không thể kết nối được" table:operator="="/>
              <table:filter-condition table:field-number="0" table:value="dây kết nối sử dụng rất tệ cắm rất khó, mà k nhận ổ cứng, thử với dây khác dùng bth,  mình tìm chỗ trả lại đơn hàng mà k thấy ở đâu," table:operator="="/>
              <table:filter-condition table:field-number="0" table:value="dây không hoạt động. vui lòng hoàn tiền cho tôi" table:operator="="/>
              <table:filter-condition table:field-number="0" table:value="dây ko dùng đc, loa ngoài ko dùng đc, dùng tý đã nóng máy, đế quá nghiêng, nhìn qua thì tốt nhưng xem kỹ thì cảm giác hơi phồng phềnh, tay cầm điện thoại hơi to nhưng nhẹ hều, ko đămf tay, ko có thẻ bảo hành đi kèm sản phẩm. nói chung là ko hài lòng với số tiền bỏ ra" table:operator="="/>
              <table:filter-condition table:field-number="0" table:value="đây là 2 hình so sánh tốc độ internet khi mình bắt wifi trực tiếp từ laptop và thông qua bộ ex200. với khoảng cách có 3m mà tốc độ ex200 còn chưa được 1/2 bắt trực tiếp thì xa hơn còn tệ đến mức nào." table:operator="="/>
              <table:filter-condition table:field-number="0" table:value="đây là con thứ 2 bị tình trạng double click, con trước xài được 1 năm, con này xài mới 4 tháng." table:operator="="/>
              <table:filter-condition table:field-number="0" table:value="đây là hàng lô   máy mình là laptop dell vostro 3468 i5  7200   khi lắp 2 cây vào thì ko chạy   lắp 1 cây thì chạy bt   đem ra tiệm it xem hộ thì họ bảo build không được nhưng khi lắp 2 cây 8gb của họ thì chạy bình thường   xem trên nhận xét thì khách hàng khác nhận được ram là made in philippin và đóng hộp hoàn chính   nhưng khi đặt hàng và ship về thì nhận được made in china và đóng bọc nhựa   check id thì ra sản phẩm ảo     mong muốn được trả lại hàng của tiki  !" table:operator="="/>
              <table:filter-condition table:field-number="0" table:value="đây là lần cuối cùng mua của tiki ship cực kì lâu. lâu nhất trong các trang thương mại điện tử. rất bực mình ship kiểu gì tận 9 10 ngày còn chưa nhận hàng" table:operator="="/>
              <table:filter-condition table:field-number="0" table:value="đây là lần thứ 2 mình mua sản phẩm của totolink. lần trước là cái repeater, lần này là router. cả 2 lần đều thất vọng vô cùng. thiết bị chỉ kết nối được 1 hôm là lỗi phải restart. khuyến cáo là các bạn đừng mua, tìm hàng tenda hay tplink cho ok" table:operator="="/>
              <table:filter-condition table:field-number="0" table:value="đây là trải nghiệm sau 1 ngày dùng cục phát wifi tenda mua tại tiki  1. kết nối   setup dễ dàng, ok, đèn xanh lấp lánh   dùng iphone 6 kết nối thành công. nhưng nếu sau 30 phút mở máy thì sẽ kết nối lại nhưng cực lâu. phải đến 2 phút mới kết nối lại đc   dùng samsung galaxy s8 plus kết nối thì 5 lần may ra vào đc 1 lần. 4 lần còn lại báo “ko nhận đc địa chỉ ip” (xem ảnh)  2. tốc độ test tốc độ tại cùng 1 thời điểm (download). mời cả nhà xem ảnh.    3g/lte : 5,1   6,8 mb/s   wifi gốc lần 1 :  4,6   5,1 mb/s   qua cục phát lần 1 :  2,9   3,1 mb/s   wifi gốc lần 2 :  4,7   6,2 mb/s   qua cục phát lần 2 :  1,9   2,3 mb/s vậy là tốc độ giảm đi từ 2 3 lần  3. nguồn gốc/bảo hành vào trang chủ tenda chat với cskh hỏi chỗ check bảo hành. tenda cho 1 đg link để nhập imei/serial vào check. sau khi nhập serial thì báo ko tìm thấy thiết bị (ảnh).  cảm ơn tenda &amp; tiki đã giúp tôi có 1 trải nghiệm quá tệ hại này" table:operator="="/>
              <table:filter-condition table:field-number="0" table:value="đây lần đầu tiên tôi bị chậm giao hàng . khoảng hơn 1 tháng rồi tôi chưa nhân được hàng quá tệ nên đánh. giá 1 *" table:operator="="/>
              <table:filter-condition table:field-number="0" table:value="dây lỏng lẻo. chập chờn. còn thua cả dây sạc lô. quá thất vọng với sp của người bán và sản phẩm của tiki" table:operator="="/>
              <table:filter-condition table:field-number="0" table:value="dây lỏng lẻo. chập chờn. còn thua cả dây sạc lô. quá thất vọng với sp của người bán và sản phẩm của tiki" table:operator="="/>
              <table:filter-condition table:field-number="0" table:value="dây mạng nhỏ yếu ớt cắm vô thì có kết nối đc mua hàng tiki nhiều hôm nay thì thất vọng thật sự" table:operator="="/>
              <table:filter-condition table:field-number="0" table:value="dây mạng rất mỏng, không giống hình." table:operator="="/>
              <table:filter-condition table:field-number="0" table:value="dây mình mua về cắm vào máy xong máy bị sọc ngang màn hình luôn,dây thì k chắc chắn!" table:operator="="/>
              <table:filter-condition table:field-number="0" table:value="dây mỏng manh, chất lượng không tốt. đúng tiền nào của nấy. ae rút kinh nghiệm." table:operator="="/>
              <table:filter-condition table:field-number="0" table:value="dây nguồn thì lỏng lẻo, vỏ máy thì 1 gốc bị gãy gọn" table:operator="="/>
              <table:filter-condition table:field-number="0" table:value="dây quá dài   chất lượng hoạn thiện kém  chỗ khe cắm dây vào apple wat quá rộng và lỏng lẻo" table:operator="="/>
              <table:filter-condition table:field-number="0" table:value="dây quá mỏng" table:operator="="/>
              <table:filter-condition table:field-number="0" table:value="đây rỏ ràng là 1 trò bịp bợm, tôi muốn trả hàng" table:operator="="/>
              <table:filter-condition table:field-number="0" table:value="dây sạc binh thườg  thế mà dấy thiêu là nhanh" table:operator="="/>
              <table:filter-condition table:field-number="0" table:value="dây sạc chất lượng kém, sạc cùng lúc hai,3 máy không vào, chập chờn." table:operator="="/>
              <table:filter-condition table:field-number="0" table:value="dây sạc đã bị hỏng sau 2 tháng,  không được bền như quảng cáo. nhìn thỉ có vẻ xịn đấy... thất vọng" table:operator="="/>
              <table:filter-condition table:field-number="0" table:value="dậy sạc khi tháo ra đã bị cong không như những đoạn khác, sạc thì ghim vào điện thoại lúc ăn lúc không ăn. không giống như những sợi cáp khác, thất vọng" table:operator="="/>
              <table:filter-condition table:field-number="0" table:value="dây sạc không xài được với iphone 6 như đã quảng cáo. mình cắm vào và toàn bị lỗi không sạc được. thử trên iphone xs, 6 plus cũng không được. rất bực mình." table:operator="="/>
              <table:filter-condition table:field-number="0" table:value="dây sạc lõng lẻo, pin k chơi game gi hết ,để sac pin thôi mà nhiệt độ 41 42 độ. loa nhỏ xíu . màn hình úa kém sắc." table:operator="="/>
              <table:filter-condition table:field-number="0" table:value="dây sạc nhanh hư hỏng lắm" table:operator="="/>
              <table:filter-condition table:field-number="0" table:value="dây sạc quá tệ, sạc thì lâu mà rơi một phát là gãy đầu sạc quá tệ" table:operator="="/>
              <table:filter-condition table:field-number="0" table:value="để 2 sim mua về chỉ có 1 sim. bán hàng như vậy ai dám mua" table:operator="="/>
              <table:filter-condition table:field-number="0" table:value="để có thông tn này mình phải cài ứng dụng my mobifone và đăng nhập (bằng cách ấn nút 3g/4g) ngoài ra không gọi không nghe được" table:operator="="/>
              <table:filter-condition table:field-number="0" table:value="dễ hư" table:operator="="/>
              <table:filter-condition table:field-number="0" table:value="dễ hư nên không ai mua nữa" table:operator="="/>
              <table:filter-condition table:field-number="0" table:value="để kèm theo mặt nạ mà ko thấy đâu làm khi gắn vô rất xấu mất thẩm mĩ" table:operator="="/>
              <table:filter-condition table:field-number="0" table:value="dễ mất sử dụng không thoải mái" table:operator="="/>
              <table:filter-condition table:field-number="0" table:value="đề nghị đổi hàng! mua dùng được 1 tuần đầu vô cùng ưng ý. từ tuần thứ 2 bắt đầu không sạc được. loa nhấp nháy đèn báo hết pin, mình cắm sạc vào thì đèn chuyển đỏ được tầm 1 phút thì tắt. mình rút ra cắm lại vẫn như vậy. dù rút ra cắm lại mấy chục lần, đổi sang dây sạc xịn của mình, thì tình trạng vẫn không thay đổi. mình nghĩ nó bị chập rồi hết nên cất một thời gian, sau đó có lấy ra thử lại 2 lần vẫn y như cũ. mình cần tiki đổi hàng cho mình!" table:operator="="/>
              <table:filter-condition table:field-number="0" table:value="đề nghị được bảo hành!  dùng được 2 hôm thì hỏng hẳn, không kết nối internet được, tưởng dây mạng lỗi hoặc đứt nhưng sau khi lấy bộ khác lắp vào thì vẫn dùng bình thường. đề nghị tiki bảo hành đổi cái khác!" table:operator="="/>
              <table:filter-condition table:field-number="0" table:value="đề nghị kiểm tra lại hàng giao. mua thẻ 32 gb mà nhận về thẻ nhớ có 62mb. hàng không có tem nhập khẩu. treo đầu dê bán thịt chó!" table:operator="="/>
              <table:filter-condition table:field-number="0" table:value="đề nghị liên hệ hỗ trợ tôi. rất không hài long vì có vẻ cảm ứng lỗi" table:operator="="/>
              <table:filter-condition table:field-number="0" table:value="đề nghị thu hồi và đổi sản phẩm mới . mình nhận đc đầu tuần trước và thử lại nhiều lần nhưng pin của tai nghe có vấn đề . dù sạc đầy pin cho hộp , tai nghe để trong hộp qua đêm hôm sau vẫn chỉ nghe  được gần 2 tiếng . thậm chí cùng để đến hết pin , cùng cho vào hộp sạc , nhưng sáng hôm sau 1 cái nghe đc 15p thì tắt , chưa có tai nào nghe đc liên tục  2 tiếng . mong bên nhà bán hàng và tiki đổi sản phẩm khác cho mình (kiểm trai chất lượng kĩ càng) . mình để đáng giá sao cho đến khi nhận đc sản phẩm đúng như mô tả sẽ gỡ ." table:operator="="/>
              <table:filter-condition table:field-number="0" table:value="đề nghị tiki hỗ trợ đối với máy không kích hoạt được" table:operator="="/>
              <table:filter-condition table:field-number="0" table:value="đề nghị tiki ktra lại hàng, mua tháng 5/2020 mà sản phẩm ghi bảo hành từ tháng 01/2020. sản phẩm thì sản xuất năm 2019. cảm thấy thất vọng" table:operator="="/>
              <table:filter-condition table:field-number="0" table:value="đề nghị tiki ktra lại, nếu ko phải như quảng cáo thì phải thu hồi hoàn tiền lại cho kh." table:operator="="/>
              <table:filter-condition table:field-number="0" table:value="đề nghị tiki liên hệ lại mình nhé. máy đôi lúc chưa thực hiện phím cứng thì màn hình tự động nhảy loạn xạ. phải bấm phím cứng mấy nút xong mới hết." table:operator="="/>
              <table:filter-condition table:field-number="0" table:value="đề nghi tiki sa thải đội ngũ đóng gói sản phẩm ngay lập tức. ai đời linh kiện dễ hỏng khi bị va đập mạnh như hdd lại chỉ cho vào 1 hộp to gấp 3 hdd nhưng lại không có xốp hay nilong xốp để chống sốc, túi bọc hdd thì rách. rất nhiều đánh giá 1* về cách đóng gói của tiki nhưng dường như tiki bỏ ngoài tai, thật sự thất vọng cho 1 sàn tmđt lớn của vn" table:operator="="/>
              <table:filter-condition table:field-number="0" table:value="dễ rách thất vọng về ẩn phẩm này !" table:operator="="/>
              <table:filter-condition table:field-number="0" table:value="dễ vỡ rớt xuống đệm đã vỡ" table:operator="="/>
              <table:filter-condition table:field-number="0" table:value="dễ vỡ, chống nhám nên lúc tắt k dùng dt sô gương dc nữa" table:operator="="/>
              <table:filter-condition table:field-number="0" table:value="dear tiki, mình cảm thấy thật thất vong vì đã gửi mail phản hồi về sản phẩm bị hư hỏng khi nhận hàng nhưng tới hôm nay vẫn chưa nhận được hồi âm. mong tiki kiểm tra và xem xét!" table:operator="="/>
              <table:filter-condition table:field-number="0" table:value="đem về mà ko có j trong đó shop j mà lừa đảo kinh khủng chỉ có 48k thôi mà cũng lừa" table:operator="="/>
              <table:filter-condition table:field-number="0" table:value="đèn báo hiệu phía dưới con chuột không sáng, để nghị đổi trả" table:operator="="/>
              <table:filter-condition table:field-number="0" table:value="đèn khg có, độ nhạy chuột khg ăn. nói túm lại không tốt" table:operator="="/>
              <table:filter-condition table:field-number="0" table:value="đến ngày hôm nay , vẫn chưa gửi hđ cho tôi ?. sao kì cục quá v" table:operator="="/>
              <table:filter-condition table:field-number="0" table:value="đeo dây sáng đến chiều cắn rách áo luôn" table:operator="="/>
              <table:filter-condition table:field-number="0" table:value="đeo được 3 ngày, lúc bơi bị tuột mất lun" table:operator="="/>
              <table:filter-condition table:field-number="0" table:value="đẹp nhưng màu hồng hơi chìm" table:operator="="/>
              <table:filter-condition table:field-number="0" table:value="đĩa cài driver có đấy , nhưng driver tiếng tàu là 1 , không kết nối được là 2. lên mạng hì hục tải driver khác , tốn thời gian và kết quả nhận được là em nó chỉ kết nối tai nghe được dưới 10 giây . cảm thấy cực thất vọng hàng hóa trên tiki quá kém !!!" table:operator="="/>
              <table:filter-condition table:field-number="0" table:value="đĩa driver k nhận, lên google tải cài về cũng k nhận, ổ đĩa bỏ đĩa nào cũng nhận, k nên mua" table:operator="="/>
              <table:filter-condition table:field-number="0" table:value="dịch vụ bảo hành quá chán , tai nghe dùng được 6 tháng lỗi mang đi bảo hành gần tháng gọi điện hỏi vẫn chưa xong , tháng sau mới xong ." table:operator="="/>
              <table:filter-condition table:field-number="0" table:value="dịch vụ đang tụt lùi. thời gian đặt hàng rất mất thời gian. xác nhận thanh toán xong, trừ tiền luôn nhưng đơn hàng vẫn không được xác nhận. gọi điện lên holine 4 5 lần, sau 3 ngày thanh toán đơn hàng mới đc lập và xác nhận đã thanh toán. thêm 3 ngày để chuyển hàng đến người mua. thời gian đấy đủ để mua hàng từ taobao..." table:operator="="/>
              <table:filter-condition table:field-number="0" table:value="dịch vụ giao hàng của tiki ok. còn trải nghiệm sản phẩm thì quá tệ. sản phẩm lỗi ko sử dụng được. bảo hành ủy quyền của apple việt nam giữ sản phẩm 15 ngày để kiểm tra." table:operator="="/>
              <table:filter-condition table:field-number="0" table:value="dịch vụ giao hàng của tiki thì rất tốt, nhưng điện thoại thì lại bị lỗi mất sóng. tuy vẫn có wifi và dùng được các ứng dụng khác nhưng lại mất chức năng điện thoại, phải gởi lại bảo hành của samsung." table:operator="="/>
              <table:filter-condition table:field-number="0" table:value="dịch vụ giao hàng cực tệ! hoàn toàn thất vọng!    tiki dự kiến giao ngày 3/7. đợi đến tận ngày 6/7 mới giao.    thời gian 3 ngày kéo dài này không thèm có một thông tin gì báo cho khách hàng biết. tôi mua mặt hàng này làm quà cho con trai vào dịp cuối tuần con đạt điểm tốt để khích lệ, vậy mà trễ mất 3 ngày không hề có một lý do cụ thể hay thông báo cho khách hàng biết.    nó làm con tôi rất buồn vì phải chờ đợi, làm tôi thất vọng khi không giữ được lời hứa với con tôi.   tôi nhận đơn hàng này vì đã đặt mua thì sẽ nhận. giá trị đơn hàng cũng không cao nên tôi cũng không muốn gây rắc rối cho nhân viên giao hàng vì họ cũng chỉ làm công ăn lương. nhưng tôi sẽ cân nhắc không tiếp tục mua hàng từ tiki nữa vì vấn đề này xảy ra với tôi ở 2 đơn hàng liên tiếp gần đây.    thiết nghĩ với môi trường cạnh tranh với các ứng dụng như lazada hay shopee như hiện tại thì tiki sẽ không thể nào trụ vững được với sự yếu kém về năng lực giao hàng cũng như khả năng phục vụ khách hàng của mình.     sự thật mất lòng. mong thông cảm.    tôi hoàn toàn không hài lòng với đơn hàng này. " table:operator="="/>
              <table:filter-condition table:field-number="0" table:value="dịch vụ giao hàng tiki now cực chán, thề là không bảo giờ mua hàng trả trước. 10 lần như 1." table:operator="="/>
              <table:filter-condition table:field-number="0" table:value="dịch vụ quá tệ, sản phẩm ko dùng đc , không biết kêu ai , gọi thì ko ai bắc máy" table:operator="="/>
              <table:filter-condition table:field-number="0" table:value="dịch vụ quá tồi giao hàng quá chậm, ở tphcm mà 2 3 ngày chưa thấy giao hàng, mua bán thì nên đúng giờ giấc , gọi  tổng đài thì tốn tiền chả hỗ trợ dc gì, chắc mua hàng tiki 1 lần và mãi mãi không quay lại." table:operator="="/>
              <table:filter-condition table:field-number="0" table:value="dịch vụ sau của tiki có thể nói là tệ số 1" table:operator="="/>
              <table:filter-condition table:field-number="0" table:value="dịch vụ sau của tiki có thể nói là tệ số 1" table:operator="="/>
              <table:filter-condition table:field-number="0" table:value="dịch vụ tiki kém. giao hàng quá chậm. app chat hỗ trợ thì như trò trẻ con, đầy lỗi, tìm đủ mọi cách mới gặp dc tư vấn viên hỗ trợ. nếu không cố gặp tư vấn viên, có lẽ giờ vẫn chưa nhận dc hàng..." table:operator="="/>
              <table:filter-condition table:field-number="0" table:value="diện mạo đẹp nhưng hiệu xuất đầy thất vọng. cụ thể mình mua thay vào con toto 1 angten do fpt cấp, cùng 1 vị trí, cùng 1 thiết bị mà sóng wifi của nó yếu hơn và không thấy." table:operator="="/>
              <table:filter-condition table:field-number="0" table:value="điện thoại bị lỗi 1 sim không gọi được" table:operator="="/>
              <table:filter-condition table:field-number="0" table:value="điện thoại chập chờn ko dùng đc mặc dù m đã đổi lần 2" table:operator="="/>
              <table:filter-condition table:field-number="0" table:value="điện thoại đã nhận ,nhưng khuyết điểm chỗ loa nói quá nhỏ ...điểm nghe gọi là chủ yếu mà khuyết điểm thế thì không hay lắm nhé nhà sản xuất" table:operator="="/>
              <table:filter-condition table:field-number="0" table:value="điện thoại dùng chán, phụ kiện k có tai phone, chậm như rủa" table:operator="="/>
              <table:filter-condition table:field-number="0" table:value="điện thoại dùng đến ngày thứ 6 bị lỗi liên tục ,ko down load dc ứng dụng và rất chậm,quay từ sáng đến chiều! vô ứng dụng dc để xem thì cg load mãi ,wifi thì kết nối tìm thiết bị rất yếu khi so sánh cùng 2 phone thực hiện song song! mình mua cái đầu tiên chưa kh bảo hành thì okie nhưng đây cái thứ 2 thì bị lỗi mình rất bực mình ! 1 tiếng quay gọi hotline tiki 2 lần để báo vẫn quay hoài !đã reset và tắt bật máy lại nhưng vẫn u như kỹ !😞" table:operator="="/>
              <table:filter-condition table:field-number="0" table:value="điện thoại gì không lên nguồn gì cả," table:operator="="/>
              <table:filter-condition table:field-number="0" table:value="điện thoại hay tự nhiên tắt nguồn.có được đổi ko tiki 😭" table:operator="="/>
              <table:filter-condition table:field-number="0" table:value="đien thoại k kết nối đc với tai nghe mong shop xem lại" table:operator="="/>
              <table:filter-condition table:field-number="0" table:value="điện thoại khó xài cho người lớn luôn mà bán cho trẻ em" table:operator="="/>
              <table:filter-condition table:field-number="0" table:value="điện thoại không có dây tay nghe và cái loa điện thoại bị rè và nhỏ bạn ơi .mìn cần liên hệ để gữi lại máy nhe k sử dụng tốt được" table:operator="="/>
              <table:filter-condition table:field-number="0" table:value="điện thoại không dùng phần mềm định vị được" table:operator="="/>
              <table:filter-condition table:field-number="0" table:value="điện thoại không nhận thẻ nhớ, đã test trên 2 chiếc điện thoại đều kg nhận" table:operator="="/>
              <table:filter-condition table:field-number="0" table:value="điện thoại không tải được bất kỳ ứng dụng nào trên ch play" table:operator="="/>
              <table:filter-condition table:field-number="0" table:value="điện thoại màn hình trặn" table:operator="="/>
              <table:filter-condition table:field-number="0" table:value="điện thoại mình mua ngày 22 6 nhưng kích hoạt bảo hành từ ngày 29 5. cần một lời giải thích." table:operator="="/>
              <table:filter-condition table:field-number="0" table:value="điện thoại mở nguồn không lên dù có cắm sạc" table:operator="="/>
              <table:filter-condition table:field-number="0" table:value="điện thoại mở nguồn lên rồi không làm gì được hết" table:operator="="/>
              <table:filter-condition table:field-number="0" table:value="điện thoại mới cấu hình ram 8gb nhưng chạy rất chậm. mình có thể đến hãng ktra máy dc không và địa chỉ ở chỗ nào trong tpm hcm. cảm ơn" table:operator="="/>
              <table:filter-condition table:field-number="0" table:value="điện thoại mới mua mình test thử tất cả vẫn được nhưng đến khi sạc pin sạc quài vẫn không đc miếng pin nào" table:operator="="/>
              <table:filter-condition table:field-number="0" table:value="điện thoại mua mới khoảng hơn 3 tuần mà khi điện cho người khác thì người ta nghe không rõ, tiếng được tiếng không và nhỏ xíu.mong tiki liên hệ để đổi trả hàng giúp." table:operator="="/>
              <table:filter-condition table:field-number="0" table:value="điện thoại mua về bật lên nguồn xong rồi tắt,gửi phản hồi 1 sao mà ko thấy gì,quá kém,trước giờ mua shopee chưa có bất cứ vấn đề gì,làm ăn thế này ai giám mua lần 2" table:operator="="/>
              <table:filter-condition table:field-number="0" table:value="điện thoại mua về ko lắp sim được, gửi về cửa hàng bảo hành xong gửi về mất hơn nữa tháng, sau đó dùng 1 tuần thì điện thoại mất màn hình, ko thấy gì luôn, ai gọi thì nghe thôi" table:operator="="/>
              <table:filter-condition table:field-number="0" table:value="điện thoại mua về ko xài  được chẳng lẽ  có 178k rồi  gửi  đổi  sao. ti ki  bán  điện thoại  zom .ko mua ti ki nữa. đáng  lý  khách hàng  xa mua phải  giao hàng  xài  được khách  hàng  mới  tin tưởng  và  mua nhiều  bán  về  ko xài  được  gì hết. maybe" table:operator="="/>
              <table:filter-condition table:field-number="0" table:value="điện thoại thì bắt được 2 vạch sóng từ wifi gốc mà thiết bị toto link thi ko tìm thấy wifi... kiểu này mua về vứt đó chứ sao sài." table:operator="="/>
              <table:filter-condition table:field-number="0" table:value="diệt virus hơi chậm. máy k cải thiện nhanh mới." table:operator="="/>
              <table:filter-condition table:field-number="0" table:value="dở chưa từng thấy" table:operator="="/>
              <table:filter-condition table:field-number="0" table:value="đồ củ k sài đc bán hàng k chất lượng" table:operator="="/>
              <table:filter-condition table:field-number="0" table:value="đồ dổm" table:operator="="/>
              <table:filter-condition table:field-number="0" table:value="đồ dỏm, xài chưa được 1 tháng thì hư, bảo hành 1 tháng chưa xong. liên hệ thì cứ xin lỗi rồi hẹn tiếp" table:operator="="/>
              <table:filter-condition table:field-number="0" table:value="dở ẹc nặng quá cần đèn báo hiển thị kg rõ ràng" table:operator="="/>
              <table:filter-condition table:field-number="0" table:value="dỡ ẹc, tưởng đâu hay lắm, ai dè làm thất vọng vô cùng" table:operator="="/>
              <table:filter-condition table:field-number="0" table:value="đồ hk đốt hk có tay nhe hk đốt" table:operator="="/>
              <table:filter-condition table:field-number="0" table:value="do kẹt công việc kg kiểm tra hàng  tới 5h hnay mới về nhà thì mở ra.thấy đt bthuong nhưng ở góc trên màn hình có nhiều lần sọc.chụp hình lại gửi hổ trợ thì toàn báo gửi lỗi vui lòng gửi lại sao." table:operator="="/>
              <table:filter-condition table:field-number="0" table:value="do không có thời gian và mình đang rất cần màn hình máy tính để làm việc nên mình đặt hàng trên tiki. nhận hàng về mình mới tá hoả là mối nối chân đế và màn hình ko trùng khớp nhau. thực sự là bối rối không biết phải làm sao,mong nhận được support từ nhà phân phối..." table:operator="="/>
              <table:filter-condition table:field-number="0" table:value="đồ lừa đảo .gửi cái vỏ không" table:operator="="/>
              <table:filter-condition table:field-number="0" table:value="do lừa đảo khi ma ghi bao cast cho no to ra ti  .ma ko ghi tưởng no la tai nghe ai de  mat 73 ngan" table:operator="="/>
              <table:filter-condition table:field-number="0" table:value="đồ lừa đao, sao lại gui có mình hộp vây. thông tin 1 đường, bán 1 kiểu." table:operator="="/>
              <table:filter-condition table:field-number="0" table:value="do mình muốn mua 1 đầu male và  2 đầu female nhưng order nhầm, đến khi mình muốn trả hàng thì nhân viên kêu chụp hình  sản phẩm cho xem nhưng không hề kêu là không lấy ra khỏi túi zip. mình có lấy ra chụp lại rồi bộ phận cskh lại bảo là do lấy ra ngoài rồi nên sẽ không support case của mình nữa. túi zip đâu có seal hay gì đâu mà lại bảo như thế?! và rõ ràng mình không hề vi phạm điều kiện đổi trả là: sản phẩm không có dấu hiệu đã qua sử dụng, còn nguyên tem, mác hay niêm phong của nhà sản xuất." table:operator="="/>
              <table:filter-condition table:field-number="0" table:value="độ nhậy kém không bằng mấy con chuột trung quốc" table:operator="="/>
              <table:filter-condition table:field-number="0" table:value="độ nhậy kém không bằng mấy con chuột trung quốc" table:operator="="/>
              <table:filter-condition table:field-number="0" table:value="độ ổn định ko cao.dùng trong thời gian dài hay rớt chập chờn phải reset lại mấy lần mới sử dụng được. nói chung thấy con này chất này chất lượng khá kém đúng là tiền nào của nấy." table:operator="="/>
              <table:filter-condition table:field-number="0" table:value="dở phí tiền ,giòn như bánh quy ah" table:operator="="/>
              <table:filter-condition table:field-number="0" table:value="do tiki trading hết hàng nên mình đặt bên xt mobile bản ram 6gb (thanh toán trước online). mấy ngày sau mình nhận hàng nhưng lại là bản ram 4gb, do sơ ý vội bóc seal nên mình đành chấp nhận không trả hàng hoàn tiền nữa. rất bực vì không đúng phiên bản 6gb mình đặt. mình liên hệ tiki để phản ánh và yêu cầu bù chênh giá giữa 2 phiên bản (như giá trên web là mấy trăm ngàn). sau đó tiki trả lời lại là xt mobile bảo họ bán phiên bản ram 4gb và 6gb giá bằng nhau nên sẽ không có bù tiền chênh lệch cho mình. lý lẽ quả là ngang hơn cua. tất cả bao bì giấy tờ biên lai đi kèm hộp đồ tiki, xt mobile đều ghi là active 3 phiên bản ram 6gb, song lõi lại là điện thoại ram 4gb. hiển nhiên chả có nhầm lẫn gì ở đây mà lý do chỉ là xt mobile làm ăn gian dối mà thôi. mình rất bực và có email lại tiki yêu cầu bên xt mobile xuất cho mình hóa đơn evat để có bằng chứng xt mobile làm ăn  gian dối. sau đó mình bận công việc nên cũng không liên lạc lại. mấy tuần sau evat mình vẫn không nhận được, chỉ có bên tiki là liên lạc lại gửi cho mình cái voucher 200k để xin lỗi vì giao nhầm điện thoại. nói thực là mình vẫn bực vì muốn bản 6gb kể cả nó có đắt hơn nhiều hay ít mà chỉ nhận bản 4gb, do lỡ bóc seal nên đánh phải dùng. ngoài ra tiền mình mua tính trừ luôn voucher 200k tiki gửi đi ra mấy shop khác cũng mua luôn được bản ram 6gb rồi chứ không chỉ bản 4gb như mình. năm rồi mình mua mấy thứ bên tiki cũng 100 triệu nói chung đều ổn, chỉ lần này mua giá trị nhỏ nên mới không chú ý là ăn quả lừa ngay. mọi người có mua thì mua thì mua bên tiki trading hay istore chứ né thằng xt mobile này ra, làm ăn quá gian dối." table:operator="="/>
              <table:filter-condition table:field-number="0" table:value="dò tìm cả ngày mà tìm ko thấy thiết bị tai nghe  yêu cầu shop nói rõ thiết bị hỗ trợ ntn chứ có kết nối dc đâu" table:operator="="/>
              <table:filter-condition table:field-number="0" table:value="dở vô cùng, mới mua về set up account xong cài sách vô coi được 1 chút xong là máy đơ luôn, đề nghị tiki đổi lại máy khác hoặc hoàn tiền cho khách" table:operator="="/>
              <table:filter-condition table:field-number="0" table:value="đọc các bài viết đánh giá sp rồi mik mới đặt mua hàng .nhưng thật sự thất vọng bởi vì sạc pin quá chậm luôn 3tieengs dc 30% pin .muốn đổi lại sp khác giá cao hơn mà không biết làm thế nào" table:operator="="/>
              <table:filter-condition table:field-number="0" table:value="đọc cmt thấy nhiều ng phàn nàn về cách đóng gói sản phẩm. thôi kệ thấy giá tốt mua, và ik chang. đóng gói ko có 1 cái chống sốc nào cả. mua về gần 900k. cắm ko lên, im thin thít, 1 cái ổ cứng mới toanh mà ko cho nó 1 cái bảo vệ đúng nghĩa. làm ơn hỗ trợ tôi đổi trả sản phẩm" table:operator="="/>
              <table:filter-condition table:field-number="0" table:value="đọc comment cũng như xem video mọi người review về máy này là pin lâu, nhưng từ lúc mở máy lên để xài, chỉ có vài tiếng mà tốn 20% pin, cứ khoảng 5 phút là nó xuống 1%, trong khi mình không bật wifi. máy mình mới khui chưa sạc lần nào, shop giải đáp thắc mắc dùm với ạ!" table:operator="="/>
              <table:filter-condition table:field-number="0" table:value="đọc mô tả sản phẩm và review thì ghi bass tốt, ổn nhưng lúc nhận được hàng thì bass rất kém, những nốt cao nghe rất chói tai. nghe lâu mình bị đau tai luôn. trước đó đã từng sử dụng tai nghe/headphone của sony rồi nhưng không nghĩ lần này tệ vậy. mình sẽ không mua sản phẩm của sony lần 2. cảm ơn cskh của tiki đã phản hồi về yêu cầu của mình." table:operator="="/>
              <table:filter-condition table:field-number="0" table:value="đọc nhận xét các bạn hay quá hí hửng bỏ 250k ra mua về. nhưng thực sự quá thất vọng, ngoài bịt chặt tai với âm bass ra thì chất lượng âm thanh rất tệ, rè rè, thậm chí không bằng cái tai nghe 60k mình đang dùng. thất vọng thực sự" table:operator="="/>
              <table:filter-condition table:field-number="0" table:value="đọc review nói rất nhiều về việc ko bọc kỹ khi đi giao ổ cứng mình nghĩ tiki cũng phải có động thái thay đổi nhưng mình đã lầm. đi giao trời mưa mà ổ cứng còn ko được bọc kỹ chỉ có bịch ni lông của ổ cứng cho vào cái hộp còn ko khít nữa. mình chưa gắn vào máy để kiểm tra nhưng cạch từ đây mọi người cẩn thận khi mua hàng" table:operator="="/>
              <table:filter-condition table:field-number="0" table:value="đọc review thấy có bạn nhận k đúnh sản phẩm, đến mình cũng vậy, cố ý. đặt dây usb 2 mặt nhưng lại giao như vậy." table:operator="="/>
              <table:filter-condition table:field-number="0" table:value="đọc review thấy tốt mà sao mua ở đây về xài quá chán, như hàng dỏm vậy. 3 ăng ten mà độ xuyên trần quá yếu. chỉ bị chắn bởi 1 trần, 1 tường, khoảng cách 5m mà suy hao từ 30mbps còn 1mbps, sóng chập chờn!&#10; mua xong hối hận, giờ phải mua con khác mới xài dc" table:operator="="/>
              <table:filter-condition table:field-number="0" table:value="đóc sạc thì lúc xạc lúc không, đang xạc chưa đầy pin cũng ngắt, tay nghe thì lỗi không thể kết nối hai bên cùng lúc dù đã thử đủ cách, nghe chưa đầy 1 tiếng đã hết pin, cảm thấy buồn khi mua phải sản phẩm không ra gì" table:operator="="/>
              <table:filter-condition table:field-number="0" table:value="dock sạc 3500 mah sạc dc 5% pin a8 star hết pin. khi hết pin sạc 10 phút đầy pin. còn về 2 loa bt âm thanh dc nhưng cũng mau hết pin. va khi sạc qua điện thoại thì tụt % kinh khủng." table:operator="="/>
              <table:filter-condition table:field-number="0" table:value="dock sạc dùng đc hơn 1 tuần là ko vào điện nữa, mình muốn liên hệ bảo hành" table:operator="="/>
              <table:filter-condition table:field-number="0" table:value="đổi hay trả bằng cách nào ạ, nó giống kiểu bị lờn, cả 2 con luôn. bấm 3 4 lần mới đc" table:operator="="/>
              <table:filter-condition table:field-number="0" table:value="đổi hay trả bằng cách nào ạ, nó giống kiểu bị lờn, cả 2 con luôn. bấm 3 4 lần mới đc" table:operator="="/>
              <table:filter-condition table:field-number="0" table:value="đổi qua 2 cái vẫn bị cũng một lỗi copy chập chờn, lên 24mb lại tụt xuống 0mb chắc bị lỗi chung của dòng này" table:operator="="/>
              <table:filter-condition table:field-number="0" table:value="dời thời gian giao hàng lại 2 ngày rùi mà 2 ngày sau vẫn trong tình trạng chờ lấy hàng" table:operator="="/>
              <table:filter-condition table:field-number="0" table:value="đổi trả dùm em shop ơi. tái trái bật k lên thì sao mà nghe  ." table:operator="="/>
              <table:filter-condition table:field-number="0" table:value="dởm , mua con 350k ý ......" table:operator="="/>
              <table:filter-condition table:field-number="0" table:value="dởm , mua con 350k ý ......" table:operator="="/>
              <table:filter-condition table:field-number="0" table:value="dỏm hư 1 bên tai nghe ko sao" table:operator="="/>
              <table:filter-condition table:field-number="0" table:value="dỏm quá lêu lêu lêu lêu lêu" table:operator="="/>
              <table:filter-condition table:field-number="0" table:value="đơn hàng #804704464! giao chậm! sản phẩm đã kích hoạt bảo hành mấy tháng trước! mình note ở đây để đợi tiki xử lý!" table:operator="="/>
              <table:filter-condition table:field-number="0" table:value="đơn hàng 24h mà bị ngâm hơn 1 tuần rồi hủy luôn mà chẳng có thông báo gì" table:operator="="/>
              <table:filter-condition table:field-number="0" table:value="đơn hàng có giá trị lớn, chưa nhận được hàng nhưng hệ thống đã báo: “giao hàng thành công”, gọi tổng đài để xử lý thì báo trong vòng 24 48 giờ. mua làm quà, ảnh hưởng tới kế hoạch." table:operator="="/>
              <table:filter-condition table:field-number="0" table:value="đơn hàng của tôi (thông tin đơn hàng #308559495 (ngày 05 tháng 02 năm 2018 12:10:05)) sao không có củ sạc vậy?  thảo nào tiki bán rẻ hơn người khác." table:operator="="/>
              <table:filter-condition table:field-number="0" table:value="đơn hàng đã được mua và thanh toán ngày 17/4, hẹn trả hóa đơn tài chính trong vòng 14 ngày , nhưng đên 18/5 tôi vẫn chưa nhận được. gọi tổng đài tiki 2 lần, tiếp nhận thông tin xong rồi không hồi âm. dịch vụ kém." table:operator="="/>
              <table:filter-condition table:field-number="0" table:value="đơn hàng đặt chuột mã nx7005 nhưng nhà phân phối giao chuột nx7000 và dùng mã code check dán đè lên mã nx7000 của chuột." table:operator="="/>
              <table:filter-condition table:field-number="0" table:value="đơn hàng em mới mua xong, sạc xong sài ko đc, chỉ nhá nhá, ko biết phải làm sao luôn?" table:operator="="/>
              <table:filter-condition table:field-number="0" table:value="đơn hàng giao lỗi, có dấu vết rọc cắt đổi hàng, kiểm tra thì được 188gb chứ không được 240gb, tốc độ còn chậm hơn hdd nữa" table:operator="="/>
              <table:filter-condition table:field-number="0" table:value="đơn hàng không êm" table:operator="="/>
              <table:filter-condition table:field-number="0" table:value="đơn mua ngày 24/07/2018 đến hôm qua chuột đã không thể sử dụng, có nhận chuột nhưng không thể thao tác. thử thay pin, thay sang máy tính khác, reset lại nhiều lần vẫn không thể sử dụng" table:operator="="/>
              <table:filter-condition table:field-number="0" table:value="đóng gói chỉ để 1 miếng xốp, quá ẩu. cài mãi rỗi cũng đươc, hôm sau chạy 1 lúc thì chết luôn. không biết có được đổi mới không vì tôi hỏi tt bảo hành của wd thì nói đổi cho ổ cũ. thấy đề &quot;tiki trading&quot; mà có 02 tem ,  01 tem của trung gian." table:operator="="/>
              <table:filter-condition table:field-number="0" table:value="đóng gói đẹp, bao bì đẹp nhưng ko sử dụng được" table:operator="="/>
              <table:filter-condition table:field-number="0" table:value="đóng gói hàng cẩu thả. ổ cứng đặt trong hộp giấy ko có bất kỳ biện pháp j để giảm sự vạ chạm trong lúc vận chuyển. có rất nhiều nhận xét về cách gói hàng của tiki mà lần này mình mua hàng tiki vẫn ko thay đổi. thất vọng toàn tập. tiki coi thường và ko chịu tiếp thu ý kiến từ khách hàng." table:operator="="/>
              <table:filter-condition table:field-number="0" table:value="đóng gói hàng tốt. tuy nhiên cây mực in bị sọc. thử cây mực của máy thì không bị.. giờ đã mở hộp không biết đổi đc không? nhờ hướng dẫn cho sửa cũng được" table:operator="="/>
              <table:filter-condition table:field-number="0" table:value="đóng gói ok, màn hình ổn, giống kiểu bị dùng rồi á, bị cong chân." table:operator="="/>
              <table:filter-condition table:field-number="0" table:value="đóng gói rất đẹp, giao hàng rất nhanh. nhưng máy không đọc được sim. có đổi được không" table:operator="="/>
              <table:filter-condition table:field-number="0" table:value="đóng gói rất tệ hư hộp và cái tệ nhất là ko nguyên seal ?? thông tin bảo hành tem bảo hành (24 tháng chính hãng) nhưng sao tem trên chuột lại để 1 năm, tem quá nhỏ và khó hiểu ?? mình từng mua con này trên lazada họ giao hàng đẹp nguyên seal" table:operator="="/>
              <table:filter-condition table:field-number="0" table:value="đóng gói sơ sài, hoàn toàn không có giảm sốc trong một cái hộp bự. vận chuyển lâu, trễ hẹn giao." table:operator="="/>
              <table:filter-condition table:field-number="0" table:value="đóng gói sơ sài, hộp đựng sản phẩm thì nhỏ, bỏ trong hộp lớn mà không lót gì chống sốc, không biết lúc vận chuyển ổ cứng bị va đập bao nhiêu lần rồi, chất lượng sản phẩm chưa biết ra sao, lần đầu tiên thấy thất vọng về tiki như vậy!!!" table:operator="="/>
              <table:filter-condition table:field-number="0" table:value="đóng gói tệ" table:operator="="/>
              <table:filter-condition table:field-number="0" table:value="đóng hàng sơ sài k có bọc chống shock, k tem fragile nhẹ tay mà là hàng linh kiện điện tử do đó vận chuyển va đập dẫn đến hư k sử dụng được, quá thất vọng." table:operator="="/>
              <table:filter-condition table:field-number="0" table:value="đồng hồ chậm  thông báo chậm không thông báo cuộc gọi tin nhắn đến phải vào đồng hồ mới xem đc  thua cả mi band 4 trước dùng" table:operator="="/>
              <table:filter-condition table:field-number="0" table:value="đồng hồ chạy sai đến 1,5 tiếng đồng hồ trong 24 giờ, không có hướ`ng dẫn sử dụng, khách phải tự mò. chủ yếu mua đồng hồ báo thức mà đồng hồ sai giờ, và không chể chỉnh chuông khác vì tiếng chuông quá nhỏ cho dù âm lượng lớn nhất. bloutooth kết nối ok." table:operator="="/>
              <table:filter-condition table:field-number="0" table:value="đồng hồ cũ.sạc 2 tiếng rồi mà vẫn không lên" table:operator="="/>
              <table:filter-condition table:field-number="0" table:value="đồng hồ đểu vừa mua về đã đơ không dùng được mọi người rút kinh nghiệm không lên mua" table:operator="="/>
              <table:filter-condition table:field-number="0" table:value="đồng hồ đểu vừa mua về đã đơ không dùng được mọi người rút kinh nghiệm không lên mua" table:operator="="/>
              <table:filter-condition table:field-number="0" table:value="đồng hồ dùng chất lượng k được đơ lắm nhiều khi chuyển mãi k được" table:operator="="/>
              <table:filter-condition table:field-number="0" table:value="đồng hồ không kết nối được với điên thoai đăng nhập bị lỗi hoài. muốn reset lại thi lam sao" table:operator="="/>
              <table:filter-condition table:field-number="0" table:value="đồng hồ mua để định vị mà ko định vị dc . cách 10km thì làm cái gi" table:operator="="/>
              <table:filter-condition table:field-number="0" table:value="đồng hồ mua về gắn sim nhưng ko sài được mong tiki sẽ cải thiện hơn" table:operator="="/>
              <table:filter-condition table:field-number="0" table:value="dong ho nay vo nuoc la cai chac nap day con thua may do choi tre em com chac hon rua tay cung chet noi chi lang 1,5 met 30 p" table:operator="="/>
              <table:filter-condition table:field-number="0" table:value="đồng hồ nhận về không chỉnh giờ được. gắn sim vào không nhận. chưa kết nối được với điện thoại." table:operator="="/>
              <table:filter-condition table:field-number="0" table:value="đồng hồ q12 thông minh điện thoại trẻ em   đồng hồ đeo tay chống thấm nước, định vị cho bé. sản phâm ko xài được mong được hoàn tiền" table:operator="="/>
              <table:filter-condition table:field-number="0" table:value="đong ho thông minh  ko  sài  một ngày hết  bin  không  dat tiêu chuẩn" table:operator="="/>
              <table:filter-condition table:field-number="0" table:value="đồng hồ thông minh mới mua về ko ganh sim ko sai được" table:operator="="/>
              <table:filter-condition table:field-number="0" table:value="đồng hồ tôi mua làm quà tặng cho người thân nhưng sau khi nhận đồng hồ và xạc pin 4 tiếng, đồng hồ vẫn không khởi động nguồn được. đã gọi báo tổng đài và đang chờ bộ phận kỹ thuật thu hồi đồng hỗ bị lỗi và đổi đồng hồ mới trong thời gian sớm nhất và tiki để đảm bảo chất lượng đồng hồ sau khi đổi. đây là quà tặng tôi mua cho người thân nhưng sau nhận hàng, người thân không sử dụng được đồng hồ smartwatch, gây ra phiền phức, sự bất tiện và tôi rất không hài lòng với sản phẩm này mặc dù trước đó tôi đã rất nhiều lần mua hàng từ tiki. đề nghị tiki có lời giải thích thỏa đáng và đổi đồng hồ mới cho tôi trong thời gian sớm nhất." table:operator="="/>
              <table:filter-condition table:field-number="0" table:value="đồng hồ tôi vừa mua chưa sử dụng được 1 tuần thì âm thanh của nó đã bị khè không nghe được gì hết gọi điện tôi nói chuyện người ta không nghe" table:operator="="/>
              <table:filter-condition table:field-number="0" table:value="đồng hồ vừa mua đc vài ngày  sạc ko vào ko lên màn hình chán quá gửi lại shop thế nào nhỉ mn" table:operator="="/>
              <table:filter-condition table:field-number="0" table:value="đồng hồ vừa mua vài ngày đã hết pin. khi sạc pin thì đồng kêu rung như muốn nổ luôn, đề nghị tiki gửi lại đồng hồ khác đúng chất lượng đã giới thiệu ở trên.  thật sự thất vọng về việc mua hàng ở tiki." table:operator="="/>
              <table:filter-condition table:field-number="0" table:value="dòng paperwhite gen 10 là hàng lỗi nguyên dòng. ai định mua thì lưu ý nhé. mình mua xài 5 ngày đã loạn cảm ứng. tiki xử lý đổi trả lâu, lại không cho thời hạn phản hồi, kỳ nào cũng phải đợi rồi gọi lên. gọi tổng đài thì báo do mùa dịch nên đơn hàng đổi trả của mình không được lưu ý. sau này phải xem xét lại khi mua hàng điện tử trên tiki rồi  " table:operator="="/>
              <table:filter-condition table:field-number="0" table:value="đợt này tiki giao hàng quá chậm. mọi hôm 1 2 ngày là có. nhưng t đợi 3 ngày thì nhận sms thông báo trễ. đến nay 1 tuần r vẫn chưa nhận đc hàng. rất bực. mong tiki làm việc hiệu quả hơn" table:operator="="/>
              <table:filter-condition table:field-number="0" table:value="đợt này tiki giao hàng quá chậm. mọi hôm 1 2 ngày là có. nhưng t đợi 3 ngày thì nhận sms thông báo trễ. đến nay 1 tuần r vẫn chưa nhận đc hàng. rất bực. mong tiki làm việc hiệu quả hơn" table:operator="="/>
              <table:filter-condition table:field-number="0" table:value="đt chuông nhỏ, loa ngoài nhỏ, nói chung giá mắc mà chất lượng tồi" table:operator="="/>
              <table:filter-condition table:field-number="0" table:value="đt mới mua về lâu lâu đã bị đỏ màn hình không nhìn thấy được gì. và sau khi dùng 4 5 ngày thì tình trạng rất tệ, cả ngày đều bị. đã làm lỡ dỡ công việc của mình rất nhiều. chia sẻ từ 1 người đã mua trên tiki rất rất nhiều đơn và lần đầu tiên phải đánh giá mà lại bắt buộc đánh giá 1*" table:operator="="/>
              <table:filter-condition table:field-number="0" table:value="đt nhanh hết pin ns chug cx bình thường." table:operator="="/>
              <table:filter-condition table:field-number="0" table:value="dù blue eye vẫn sáng và pin vẫn còn nhưng khi lại không di được chuột. mình mới mua sản phẩm từ tháng 2 mà đã vậy rồi, nhưng không biết phải làm thế nào để bảo hành đây  ." table:operator="="/>
              <table:filter-condition table:field-number="0" table:value="dù đã làm theo hướng dẫn nhưng vẫn không có wifi. cụ thể là khi chọn wifi nguồn và nhập pass rồi nhưng vẫn không có tín hiệu wifi từ toto link. coi như bỏ 200k mua một bài học." table:operator="="/>
              <table:filter-condition table:field-number="0" table:value="dù đã phản hồi đổi hàng nhưng bên tiki vẫn giao hàng sai  vô cùng thất vọng" table:operator="="/>
              <table:filter-condition table:field-number="0" table:value="dự kiến giao hàng của mình là 07/09/2019 mà đến nay mình vẫn chưa nhận được hàng shop ơi" table:operator="="/>
              <table:filter-condition table:field-number="0" table:value="dự kiến giao hàng thứ tư, 17/04/2019  đợi mãi không thấy giao..đặt từ hôm 11/04 chưa nhận đucợ hành" table:operator="="/>
              <table:filter-condition table:field-number="0" table:value="dù rằng trước giờ mua hàng ở tiki đều hài lòng nhưng riêng sản phẩm này tôi cần phải viết nhận xét để người mua khác cân nhắc. tôi đang cần sản phẩm phát wifi có cổng usb như mô tả này nhưng khi nhận hàng lại là bản ac900, có 3 anten và ko có cổng usb. như vậy, mô tả này không đúng với thực tế. thất vọng lần 2 khi tiki chọn giải pháp trả lại tiền và nhận lại sản phẩm chứ không phải đổi lại đúng sản phẩm khách hàng mong muốn.&#10; để tốt hơn trong khâu chăm sóc kh, đề nghị tiki kiểm tra kỹ lại thông số kỹ thuật của sản phẩm này và các sp điện tử khác để kh yên tâm khi chọn mua." table:operator="="/>
              <table:filter-condition table:field-number="0" table:value="đưa đít sạc k vừa lấy gì mà xài. làm ăn thế đấy" table:operator="="/>
              <table:filter-condition table:field-number="0" table:value="đưa ko giống hình trong ảnh" table:operator="="/>
              <table:filter-condition table:field-number="0" table:value="đưa ra trung tâm máy tính cài nhưng bị lỗi" table:operator="="/>
              <table:filter-condition table:field-number="0" table:value="đưa về nghe chỉ được 1 bên...còn bên còn lại chẳng nghe được gì..." table:operator="="/>
              <table:filter-condition table:field-number="0" table:value="dùng 1 tháng đã hỏng. quá tệ" table:operator="="/>
              <table:filter-condition table:field-number="0" table:value="dùng 1 tháng hỏng" table:operator="="/>
              <table:filter-condition table:field-number="0" table:value="dùng 1 thời gian thì bị lỗi k nghe dc bên phải" table:operator="="/>
              <table:filter-condition table:field-number="0" table:value="dùng 1 tuần thì bị lỗi chuột phải trong khj dùng khá ít, khá thất vọng, k biết bh bảo hành như nào" table:operator="="/>
              <table:filter-condition table:field-number="0" table:value="dùng 11 tháng bị hư luôn. với giá này thì không mong đợi nhiều." table:operator="="/>
              <table:filter-condition table:field-number="0" table:value="dùng 2 tháng đã hư ram rồi.. ko có phiếu bảo hành.. từ nay ko dùng hàng của tiki nữa" table:operator="="/>
              <table:filter-condition table:field-number="0" table:value="dùng 3 bữa lỗi" table:operator="="/>
              <table:filter-condition table:field-number="0" table:value="dùng 3 ngày thì 1 bên tai chập chờn không nghe đc" table:operator="="/>
              <table:filter-condition table:field-number="0" table:value="dùng 3 tháng bị double click chuột trái, tiki đã thu hồi để sửa nhưng 1/2 tháng rồi mà chưa thấy tiki liên hệ  lại." table:operator="="/>
              <table:filter-condition table:field-number="0" table:value="dùng 3 tháng là hết . cả năm đâu ra" table:operator="="/>
              <table:filter-condition table:field-number="0" table:value="dùng 6 tháng , cảm ứng càng ngày càng kém , quy trình gửi bh không biết làm thế nào , rất cần trợ giúp" table:operator="="/>
              <table:filter-condition table:field-number="0" table:value="dùng 6 tháng đã hết trong khi sim cam kết dùng 1 năm" table:operator="="/>
              <table:filter-condition table:field-number="0" table:value="dùng chập chờn nhanh hêt pin" table:operator="="/>
              <table:filter-condition table:field-number="0" table:value="dùng chập chờn, hiện tại đang ko kết nối được" table:operator="="/>
              <table:filter-condition table:field-number="0" table:value="dùng chỉ mới 5 ngày mà đã hư rồi " table:operator="="/>
              <table:filter-condition table:field-number="0" table:value="dùng cho pc chập chờn tốc độ kém. bị ngắt kết nối liên tục.  để chơi game bị ngắt kết nối liên tục không ổn định" table:operator="="/>
              <table:filter-condition table:field-number="0" table:value="dùng chưa đc 3 ngày" table:operator="="/>
              <table:filter-condition table:field-number="0" table:value="dùng chưa đc 30p đã hết bin" table:operator="="/>
              <table:filter-condition table:field-number="0" table:value="dùng chưa đến 1h đã hết pin" table:operator="="/>
              <table:filter-condition table:field-number="0" table:value="dùng chưa được 1 năm đã chết, mà chưa dùng đến 1gb của thẻ" table:operator="="/>
              <table:filter-condition table:field-number="0" table:value="dùng chưa được 1 năm mà phần bọc cao su đã phồng và bong ra." table:operator="="/>
              <table:filter-condition table:field-number="0" table:value="dùng chưa được 1 ngày lỗi đèn xanh dương k chớp, reset lại thì không được nữa. cần bảo hành gấp" table:operator="="/>
              <table:filter-condition table:field-number="0" table:value="dùng chưa được 1 tháng đã hỏng, màn hình đen luôn, ko thấy j cả. yêu cầu shop bảo hành và tiki can thiệp để bảo vệ quyền lợi khách hàng. thanks!" table:operator="="/>
              <table:filter-condition table:field-number="0" table:value="dùng chưa được nữa năm thì hư" table:operator="="/>
              <table:filter-condition table:field-number="0" table:value="dùng cứ 5 10 phút là bị xoay, mất kết nối. không làm cách nào được kể cả đổi channel, đổi band, đổi security. rất rất bực mình." table:operator="="/>
              <table:filter-condition table:field-number="0" table:value="dùng đc  4 tháng tai bên phải hỏng" table:operator="="/>
              <table:filter-condition table:field-number="0" table:value="dùng dc 1 lần đầu, lần sau sạc mãi ko lên pin, chả biết bảo hành như nào" table:operator="="/>
              <table:filter-condition table:field-number="0" table:value="dùng đc 1 ngày xong hư luôn k kết nối được. chất lượng quá thấp" table:operator="="/>
              <table:filter-condition table:field-number="0" table:value="dùng dc 1 tháng h hok thể kết nối bluetool vậy là sao" table:operator="="/>
              <table:filter-condition table:field-number="0" table:value="dùng đc mấy hôm bị lỗi chán shop" table:operator="="/>
              <table:filter-condition table:field-number="0" table:value="dùng đc mấy tháng rồi , chả hiểu sao sạc cực kỳ chậm. máy nào hay dùng dây sạc nào cũng vậy" table:operator="="/>
              <table:filter-condition table:field-number="0" table:value="dùng dc vài lần thì hết mực lúc mang ra hàng đổ mực thì họ mới bảo mình là hàng giả . quá thất vọng hàng tiki" table:operator="="/>
              <table:filter-condition table:field-number="0" table:value="dùng đc vài ngày đầu, lúc sau bj rè, khó qá" table:operator="="/>
              <table:filter-condition table:field-number="0" table:value="dùng đến ngày thứ 3 k lên sóng wifi nữa" table:operator="="/>
              <table:filter-condition table:field-number="0" table:value="dùng được 1 bữa sau ko sạch được luôn   mất lòng tin mua hàng trên mạng ko được bảo hành" table:operator="="/>
              <table:filter-condition table:field-number="0" table:value="dùng được 1 lần duy nhất và khoing thể copy bất kỳ thứ gì được nữa. quá thất vọng" table:operator="="/>
              <table:filter-condition table:field-number="0" table:value="dùng được 1 thời gian cháy, nguy hiểm quá" table:operator="="/>
              <table:filter-condition table:field-number="0" table:value="dùng được 1 tuần thì hỏng , chán chả buồn bảo hành luôn  " table:operator="="/>
              <table:filter-condition table:field-number="0" table:value="dùng được 2 ngày giờ thì 1 tai bị xịt" table:operator="="/>
              <table:filter-condition table:field-number="0" table:value="dùng được 3 ngày bấm chuột trái ko nhạy nữa,hàng đểu à phải dí mạnh mới được chủ shop giải quyết xem thế nào ???" table:operator="="/>
              <table:filter-condition table:field-number="0" table:value="dùng được 5 tháng thì chuột hư, bật k lên đèn dù đã thay bin mới. tháo ra lắp lại nhiều lần vẫn vậy. thất vọng" table:operator="="/>
              <table:filter-condition table:field-number="0" table:value="dùng được đúng 1 tuần thì hỏng hàng thì không có tem mác gì có đổi trả sản phẩm được không vậy?" table:operator="="/>
              <table:filter-condition table:field-number="0" table:value="dùng được hơn 1 tháng. ngày nào cũng mất 30p rút ra cắm lại vì mất internet, đèn internet nháy vàng. nhiều khi chờ mãi ko có internet thấy nản. đúng là đồ điện tử mua online thật phiền phức. xin hỏi chính sách bỏ hành thế nào mất t×" table:operator="="/>
              <table:filter-condition table:field-number="0" table:value="dùng được khoảng thời gian giờ đã hư. dây còn nguyên chắc lõi tự gãy, lúc gim xạc đc lúc không. chừa." table:operator="="/>
              <table:filter-condition table:field-number="0" table:value="dùng được một thời gian là bay mất active,trở về cái tên wifi ban đầu,không kích được nữa.bấm vô để kích hoạt lại thì thông báo không có internet,không thế kết nối lại cục phát sóng.cắm lan để kích cũng không được,đèn thì vẫn nháy." table:operator="="/>
              <table:filter-condition table:field-number="0" table:value="dùng hơn 1 tháng đã bị lỗi double click  sản phẩm quá tệ" table:operator="="/>
              <table:filter-condition table:field-number="0" table:value="dùng hơn tháng đồng hồ mất bluetoooth kết quả là mới gửi đi bảo hành." table:operator="="/>
              <table:filter-condition table:field-number="0" table:value="dùng k biể ntn nhưng giao hàng và xử lý cho khách quá là châm!" table:operator="="/>
              <table:filter-condition table:field-number="0" table:value="dùng kết nối bluetouth với macbook bị chập chờn, rất bực mình" table:operator="="/>
              <table:filter-condition table:field-number="0" table:value="dùng khá thiếu ổn định trên macos 10.14.5, ko rõ do lỗi usb hay lỗi j nhưng thực sự rất bực mình" table:operator="="/>
              <table:filter-condition table:field-number="0" table:value="dùng không ổn định. ngớt mạng liên tục. không nên mua nhé" table:operator="="/>
              <table:filter-condition table:field-number="0" table:value="dùng ko đc " table:operator="="/>
              <table:filter-condition table:field-number="0" table:value="dùng ko dc thích lắm , cho 1 sao sp này" table:operator="="/>
              <table:filter-condition table:field-number="0" table:value="đúng là hàng rẻ tiền nên mua về không có ý nghĩ gì mọi người ạ trong không có gì cả" table:operator="="/>
              <table:filter-condition table:field-number="0" table:value="đúng là hàng trung quốc thì ko có gì là chất lượng hết" table:operator="="/>
              <table:filter-condition table:field-number="0" table:value="đung lâu là bị đơ đang chơi game rớt mạng . ae nào chơi game đừng bao giờ mua hàng xi đa so với tầm giá" table:operator="="/>
              <table:filter-condition table:field-number="0" table:value="dung lượng có 10.000mah mà sạc 6 7 tiếng chưa đầy còn lâu hơn pdb 20.000mah là sao?, đã thử 2 cục sạc khác nhau cũng thế. là do sp như vậy hay là bị lỗi? nếu bị lỗi mong tiki hỗ trợ đổi trả. xin cảm ơn" table:operator="="/>
              <table:filter-condition table:field-number="0" table:value="dung lượng không đúng thông số đã ghi. không thể chuyển file trên 7gb" table:operator="="/>
              <table:filter-condition table:field-number="0" table:value="dung lượng thấp so với ghông số quá được có 238.47g/256" table:operator="="/>
              <table:filter-condition table:field-number="0" table:value="dung lượng thực còn 29 gb đi đâu 4gb rồi hả shop đề nghị kiểm tra lại, ko có chi li làm gì mấy gb nhưng bớt ít thôi" table:operator="="/>
              <table:filter-condition table:field-number="0" table:value="dung mot chap thi thay no bi re` re`. bao hanh sao day shop?" table:operator="="/>
              <table:filter-condition table:field-number="0" table:value="đừng nên mua sản phẩm này nha mọi người, thà không có còn mạnh hơn thỉnh thoảng còn hay bị không kết nối được." table:operator="="/>
              <table:filter-condition table:field-number="0" table:value="đừng nên mua, các quảng cáo tự cài đặt vào điện thoại, không thể gỡ bỏ được, cực nhiều phần mềm linh tinh không thể gỡ ra được, tự nhảy trên màn hình điện thoại như : viettel plus. bạn sẽ cảm giác điện thoại như không phải của mình" table:operator="="/>
              <table:filter-condition table:field-number="0" table:value="dùng nhanh hỏng ẩm không khí dễ vào chuột bấm được mấy hôm thì hỏng cạn lời" table:operator="="/>
              <table:filter-condition table:field-number="0" table:value="dùng quá chập chờn, cộng đồng hỗ trợ vô ích" table:operator="="/>
              <table:filter-condition table:field-number="0" table:value="dùng rất chán, toàn bị ngât kết nối 1 bên liên tục, có 2 tai mà lúc nào cũng chỉ dùng đc 1 tai. đề nghị trả lại hàng cho tiki" table:operator="="/>
              <table:filter-condition table:field-number="0" table:value="dùng rất tệ, âm thanh nghe bị dè, tốt nhất ko nên mua" table:operator="="/>
              <table:filter-condition table:field-number="0" table:value="dùng tạm được, nhà bán hàng này không tốt. đốc sạc bị chay pin chỉ có 63% luôn luôn. 2 tai nghe gắn vào dock sạc không chắc chắn lắm, có vẻ như đồ ghép lại chứ không phải của nó.  tai nghe bên trái luôn không ổn định.   không nên mua sp của nhà bán hàng này." table:operator="="/>
              <table:filter-condition table:field-number="0" table:value="dùng thấy ok lắm.loa to nhưng bắt sóng hơi kém vs giá này thì sp wa ok" table:operator="="/>
              <table:filter-condition table:field-number="0" table:value="dùng thời gian ngắn đã kẹt phím nguồn" table:operator="="/>
              <table:filter-condition table:field-number="0" table:value="dùng thử 5 tiếng cả cty lẫn ở nhà  đa phần là đơ đo giật lag, chỉ dùng tạm khi để ở trên mặt bàn gỗ ép hoặc gỗ bình thường. nói chung là khá thất vọng" table:operator="="/>
              <table:filter-condition table:field-number="0" table:value="dùng từ trưa đến giờ thì thấy máy chạy ổn, 3tr thôi nên mình không đòi hỏi quá nhiều ở cấu hình, camera. màn hình to vừa phải, xấp xỉ quyển vở thông thường. mẫu mã rất hợp ý mình. tuy nhiên có những vấn đề như sau: thứ nhất là zac cắm tai nghe có vấn đề, không dùng được. nhấn mạnh luôn là dùng không được chứ không phải lâu lâu gặp trục trặc nữa. không thể cắm vào hết được, lúc thì không nghe thấy gì, lúc thì cả tai nghe lẫn loa máy đều phát ra tiếng. thứ hai là lúc nhập gmail, mình xác nhận tài khoản thì thấy máy có vị trí ở bình thuận trong khi mình ở đồng nai? mình nghĩ máy đã được active từ trước nên mình có gửi mã imei nhưng sau 10' thì vẫn chưa có tin trả lời. vụ active thì mình có thể chấp nhận, nhưng vụ tai nghe thì mong shop xem xét giúp mình. cảm ơn shop." table:operator="="/>
              <table:filter-condition table:field-number="0" table:value="dùng vài ngày đầu thì rắt tốt, mấy ngày sau thì không thể nào bắt được bluetooth" table:operator="="/>
              <table:filter-condition table:field-number="0" table:value="được 1 tháng nhé. phải dùng thêm nhiều skills mới có thể nghe được" table:operator="="/>
              <table:filter-condition table:field-number="0" table:value="được mỗi cái giao hàng nhanh..hàng thì đểu hết mức...treo đầu dê bán thịt chó" table:operator="="/>
              <table:filter-condition table:field-number="0" table:value="được một thời gian thì bị ngắt kết nối liên tục, bỏ tiền ra để mua ức chế mà" table:operator="="/>
              <table:filter-condition table:field-number="0" table:value="được tặng 1 cái máy rính canon mà mở ra bị vỡ tanh bành như hình, rất thất vọn với tiki khi không kiểm tra hàng kĩ lưỡng mới gửi cho khách. yêu cầu bên tiki phải có trách nhiệm với trường hợp này" table:operator="="/>
              <table:filter-condition table:field-number="0" table:value="được thời gian đầu" table:operator="="/>
              <table:filter-condition table:field-number="0" table:value="đường cut sp rất ẩu, bị lệch không vừa với hộp airpod" table:operator="="/>
              <table:filter-condition table:field-number="0" table:value="dv giao hàng tốt cam ơn tiki" table:operator="="/>
              <table:filter-condition table:field-number="0" table:value="e có đặt mua vào nhận sim vào ngày 18/8/2020 . gắn sim vào lên mạng mạnh ok. vào kiểm tra tài khoản thì hạn xử dụng chỉ tới 17/10/2020. sim bảo lên mạng 1 năm mà hạn dùng chỉ 2 tháng. liệu hết 2 tháng này có lên mạng được nữa không vậy." table:operator="="/>
              <table:filter-condition table:field-number="0" table:value="e dat mau trang ,sao goi mau den ak.lam sao de doi lai" table:operator="="/>
              <table:filter-condition table:field-number="0" table:value="e đọc miêu tả đinh ninh loa kết nối được với các thiết bị có bluetooth, nhưng thực tế là máy tính của em (một mac, một hp) đều không tìm thấy loa trong danh mục các thiết bị để kết nối." table:operator="="/>
              <table:filter-condition table:field-number="0" table:value="e mới mua hôm nay mới giao hàng e nhận được. nhưng chỉ nge được 1 bên thôi nha" table:operator="="/>
              <table:filter-condition table:field-number="0" table:value="e moi nhan hang hoi trua nay nhu tay nghe chi ket noi duoc mot ben thoi, con cam  ung thi bam k an j hết coi xem xet lai dum e ak ,chua nhu nay thi lam sao ma dung duoc day chưa, mong duoc phan hoi som" table:operator="="/>
              <table:filter-condition table:field-number="0" table:value="e mua dùng k có tác dụng , kích hoạt thành công lên dùng đc 1 hôm mạng vẫn yếu như cũ" table:operator="="/>
              <table:filter-condition table:field-number="0" table:value="e vừa mới mua bộ này ngày hôm nay, nhưng hộp đã bị mở sẵn, trong hộp cũng chỉ có 1 toè hướng dẫn, tại sao lại k có phiếu bảo hành hay gì ạ? mua tháng 5 sao lại đánh dấu từ tháng 4?  kết nối cũng kém. mong tiki giải đáp thắc mắc giúp em vs ạ. nếu mang đi bảo hành thì làm gì có giấy tờ gì chứng minh đâu ạ?" table:operator="="/>
              <table:filter-condition table:field-number="0" table:value="e vừa mới nhận đk hàng sớm nay khi sạc pin thì ko vào đk  tem bên trong còn nguyên , mong shop đổi cho mình" table:operator="="/>
              <table:filter-condition table:field-number="0" table:value="em chào tiki! em vừa nhận chuột chiều nay và vừa mở ra dùng thử. chuột rất cứng, phải nhấp chuột mạnh mới được. cả con lăn cũng phải dùng lực mạnh mới lăn được, lúc lăn cũng kêu tiếng rất to ạ. em có thể nhận hỗ trợ đổi trả được không ạ  . ngoài ra thì màu cũng bị bạc và vài vết loang lỗ ạ. mong sớm nhận được phản hồi từ tiki ạ. em cám ơn.  đây là video khi lăn và nhấp chuột ạ" table:operator="="/>
              <table:filter-condition table:field-number="0" table:value="em có mua ipad ari 10.5 ở trên tiki được 1 tháng giờ em sạc và bị đơ màn cảm ứng không còn được như bình thường nữa vậy giờ e muốn bảo hành thì bảo hành ở đâu?" table:operator="="/>
              <table:filter-condition table:field-number="0" table:value="em đã lắp ỏ cứng vào laptop rồi! nhưng nó bị như hết là sao ạ?? em cần hỗ trợ kỹ thuật gấp…!!!" table:operator="="/>
              <table:filter-condition table:field-number="0" table:value="em đang xài bình thường và  có tháo ra cất vào tủ 1 ngày ( không bị dính nước hay gì đâu ạ ), sáng lôi ra xài thì bị liệt nút enter, chỉ bị liệt mình nút enter ạ  ." table:operator="="/>
              <table:filter-condition table:field-number="0" table:value="em không hiểu thấy ngta mở hộp trên mạng có chữ plus sao của em chẳng có" table:operator="="/>
              <table:filter-condition table:field-number="0" table:value="em không sử dụng được máy phát wifi và check thì máy k có nguồn gốc là sao" table:operator="="/>
              <table:filter-condition table:field-number="0" table:value="em mới nhận hàng lúc 11h tai bên trai k nghe đc còn bên phải nghe rất kém" table:operator="="/>
              <table:filter-condition table:field-number="0" table:value="em mới nhận hàng trưa nay và tìm đủ mọi cách để khởi động máy mà không lên. shop giải thích giúp em được k ạ???" table:operator="="/>
              <table:filter-condition table:field-number="0" table:value="em mua 2 cái 1 cái xài được 1 cái mở lên không kết nối được. vậy có được đổi lại không shop" table:operator="="/>
              <table:filter-condition table:field-number="0" table:value="em nhận hàng. cắm vào ổ điện không có đèn tín hiệu và không thể sử dụng được sản phẩm" table:operator="="/>
              <table:filter-condition table:field-number="0" table:value="em nhận hàng. cắm vào ổ điện không có đèn tín hiệu và không thể sử dụng được sản phẩm" table:operator="="/>
              <table:filter-condition table:field-number="0" table:value="em ơi pin sao nó bị hư sài ko được chị yêu cầu em gửi lại cục pin mới" table:operator="="/>
              <table:filter-condition table:field-number="0" table:value="em vừa nhận được hàng của tiki, bao bọc chuột bị rách, mã seri trên chuột và trên hộp không giống nhau , vừa mới xài được vài tiếng đèn led rgb đã lỗi nhảy màu linh tinh, cảm giác như sản phẩm này là đồ đã qua sử dụng, đã viết mail cho tiki và nếu như lần này tiki không đổi trả sản phẩm hoặc đổi trả không như mong muốn thì thật sự rất thất vọng về tiki vì lâu nay vẫn luôn tin tưởng và ủng hộ" table:operator="="/>
              <table:filter-condition table:field-number="0" table:value="g tay pubg mà dau giao toàn mieng lót chuot máy tinh zay" table:operator="="/>
              <table:filter-condition table:field-number="0" table:value="g102 này mình mua do tiki trading phân phối. s/n của vỏ hộp và chuột ko giống nhau. switch chuột trái và phải tiếng kêu ko đồng nhất, 1 bên có cảm giác nhẹ hơn.như kiểu là hàng dùng rồi vậy. mình đã trải nghiệm g102 của bạn mình, tiếng kêu 2 bên phải đồng nhất." table:operator="="/>
              <table:filter-condition table:field-number="0" table:value="gắn ipad được một ngày khớp bám hết siết,lỏng rớt ipad liên tục" table:operator="="/>
              <table:filter-condition table:field-number="0" table:value="gần như là không sạc được cho iphone xr của mình. nháy sạc được, ko sạc đc liên tục. mình mua 2 dây, 1 xanh 1 đen. thì dây xanh bị hiện tượng này. dây đen thì ko. trước mình cũng mua 1 dây xanh như này và cũng bị hiện tượng tương tự. khả năng dây mầu xanh dễ bị chập chờn hơn các mầu khác." table:operator="="/>
              <table:filter-condition table:field-number="0" table:value="gắn vào laptop dò bluetooth k thấy tên thiết bị!! gắn vào loa để phát nhạc cũng k thấy bluetooth để kết nối nói chung là k dò thấy thiết bị bluetooth nào hết k kết nối với loa để phát nhạc đc k tìm thấy thiết bị bluetooth" table:operator="="/>
              <table:filter-condition table:field-number="0" table:value="găng tay dởm mới mua 2 ngày bị bung chỉ" table:operator="="/>
              <table:filter-condition table:field-number="0" table:value="gạt công tắc và rút ra cắm vào vài lần rồi vào disk management vẫn không thấy laptop nhận ổ cứng. nếu dùng dock cắm ngoài qua cổng usb máy vẫn nhận ổ bình thường. shop nên test trước khi giao hàng để đảm bảo chất lượng. hiện tại tôi cần shop hỗ trợ hoặc đổi cái candybay khác cho tôi." table:operator="="/>
              <table:filter-condition table:field-number="0" table:value="ghép được nhưng lại ko nghe được nhạc từ đt  vừa mới lấy lúc chiều  bh ko nghe được mong shop làm việc có tâm một chút" table:operator="="/>
              <table:filter-condition table:field-number="0" table:value="ghi bán usb 3.0 mà nhận kiểm tra usb 2.0.. treo đầu dê bán thịt chó.." table:operator="="/>
              <table:filter-condition table:field-number="0" table:value="ghi là 100 hạt mạng, nhưng tôi nhận xong đếm chỉ có 80 hạt, không hơn không kém, mặc dù trên bị ghi là 80" table:operator="="/>
              <table:filter-condition table:field-number="0" table:value="giá đỡ ko như trên quản cáo. chấu bắt vào dường ko vừa. ko xài dc" table:operator="="/>
              <table:filter-condition table:field-number="0" table:value="giá đỡ yếu ớt,k giữ đc diện thoại mua xong thấy có cảm giác như bị lừa hic" table:operator="="/>
              <table:filter-condition table:field-number="0" table:value="giá đội lên cai quá.tôi thường mua tại tiki khoảng 480k giờ lên 600k thì ai mua.chỗ khác giá vẫn tầm 480k thôi" table:operator="="/>
              <table:filter-condition table:field-number="0" table:value="giá này là cao đối với bản k có nfc. treo đầu dê bán thịt chó r" table:operator="="/>
              <table:filter-condition table:field-number="0" table:value="giá rẻ đi liền với chất lượng. cắm sạc vào lap xong di chuyển trỏ chuột bị đơ, rút sạc ra chuột mới dùng lại bình thường" table:operator="="/>
              <table:filter-condition table:field-number="0" table:value="giá trị thấp nhưng tôi cần phản hồi hoặc đền bù !" table:operator="="/>
              <table:filter-condition table:field-number="0" table:value="giải thích giùm? vừa mua hôm nay còn hạn tới ngày 03/02/2019?" table:operator="="/>
              <table:filter-condition table:field-number="0" table:value="giảm ánh sáng quá nhiều" table:operator="="/>
              <table:filter-condition table:field-number="0" table:value="giao chậm 30p, ok tôi không ý kiến . nhưng đã giao chậm không bị trách thì thôi  đằng này nhân viên chưa đến nơi đã bắt tôi đứng đợi . đồng ý là trước khi đến gọi để báo , báo cho người mua sắp xếp khi anh đến tôi nhận hàng. kiểu đâu chưa đến bắt khách ra đợi để khi hàng đến nhận luôn . tôi là khách hay anh nhân viên là khách mà tôi phải đợi . sản phẩm thì tốt mà ghét cái thái độ lúc gọi điện thoại &quot; bắt ra đợi trước khi hàng đến '.tôi muốn anh gọi thông báo 5 , 10p nữa anh đến giao hàng , và tôi tự chuẩn bị để khi anh đến tôi nhận hàng. chứ không phải thông báo anh sắp  đến , tôi phải  ra trước đợi anh. hẹn giao trước 13h,mà gần 2h mới nhận. tôi đứng đợi anh 1 tiếng à." table:operator="="/>
              <table:filter-condition table:field-number="0" table:value="giao cho minh 1tai nghe duoc 1 tai mo nguon k len" table:operator="="/>
              <table:filter-condition table:field-number="0" table:value="giao cho mình cái usb lỗi bên tiki xem xét đổi giúp mình" table:operator="="/>
              <table:filter-condition table:field-number="0" table:value="giao cho mình chuột không xài được, mình trả hàng tiếp tục giao lại con chuột bị lỗi đó, đến lần thứ 3 mình bỏ luôn. mình gọi lên tổng đài tiki để than phiền nhưng vấn đề không đc giải quyết, lần đầu tiên thất vọng về tiki như vậy." table:operator="="/>
              <table:filter-condition table:field-number="0" table:value="giao cho mình chuột không xài được, mình trả hàng tiếp tục giao lại con chuột bị lỗi đó, đến lần thứ 3 mình bỏ luôn. mình gọi lên tổng đài tiki để than phiền nhưng vấn đề không đc giải quyết, lần đầu tiên thất vọng về tiki như vậy." table:operator="="/>
              <table:filter-condition table:field-number="0" table:value="giao chuột bị hư xài ko được , chuột bị liệt ko thể điều khiển đc ,cần khắc phuc lại" table:operator="="/>
              <table:filter-condition table:field-number="0" table:value="giao hàng bảo mình thứ 2 rồi lại giao vào thứ 6, ko hỗ trợ giao ngoài giờ hành chính, nói chung chưa nhiệt tình" table:operator="="/>
              <table:filter-condition table:field-number="0" table:value="giào hàng chậm   kêu cn giao mà thứ 2 mới giao" table:operator="="/>
              <table:filter-condition table:field-number="0" table:value="giao hàng chậm &amp; sai như đơn đặt hàng. hàng đặt là ram cho pc lúc giao là ram cho laptop, sai hình ảnh so , sai chủng loại so với đăng trên shop của tiki. rất ko hài lòng về dịch vụ, mất thời gian xử lý &amp; chờ đợi ." table:operator="="/>
              <table:filter-condition table:field-number="0" table:value="giao hàng chậm 4 ngày so với ngày dự kiến. quá bực mình" table:operator="="/>
              <table:filter-condition table:field-number="0" table:value="giao hàng chậm như rùa, 3 ngày mới nhận dc hàng, sp xấu tệ mọi thứ k bộ nhớ tạm, k cảm biến la bàn" table:operator="="/>
              <table:filter-condition table:field-number="0" table:value="giao hàng chậm như rùa. chờ chục ngày mà chưa nhận được" table:operator="="/>
              <table:filter-condition table:field-number="0" table:value="giao hàng chậm quá, đặt từ thứ ba mà hôm nay chủ nhật rồi vẫn chưa nhận được" table:operator="="/>
              <table:filter-condition table:field-number="0" table:value="giao hàng chậm, đặt 29/4 lịch giao 7/5, giao nội thành quận 10 nhưng đến giờ vẫn chả thấy gì, những lần trc giao ok nhưng càng về sau giao hàng càng chán" table:operator="="/>
              <table:filter-condition table:field-number="0" table:value="giao hàng chậm, lý do này nọ. bên tiki cần cải thiện hơn rất nhiều về khoản giao hàng này." table:operator="="/>
              <table:filter-condition table:field-number="0" table:value="giao hàng chậm, nghĩ đâu 2 3 ngày nhận được mà hơn 1 tuần mới có, thái độ nhân viên giao hàng không tốt. mọi người chú ý" table:operator="="/>
              <table:filter-condition table:field-number="0" table:value="giao hàng chậm. đặt hàng từ 3 4, 14 4 mới giao hàng" table:operator="="/>
              <table:filter-condition table:field-number="0" table:value="giao hàng chậm. hàng bị trầy xước. nếu chị đánh giá 0/5 sao thì đánh giá liền." table:operator="="/>
              <table:filter-condition table:field-number="0" table:value="giao hàng chậm. không những vậy hàng nhậ được còn không phải hàng phân phối chính hãng tại việt nam. không có tem của dgw. check trên trang của xiaomi thì là bản nội địa chứ không phải quốc tế như mô tả! trong khi gọi điện hỗ trợ thì nhân viên khẳng định bản quốc tế. rất thất vọng. với giá này mà lại mua phải bản nội địa. không khác gì bị lừa cả!!!" table:operator="="/>
              <table:filter-condition table:field-number="0" table:value="giao hàng chậm. tự ý cập nhật ngày giao hàng quá lâu" table:operator="="/>
              <table:filter-condition table:field-number="0" table:value="giao hàng chậm. tự ý cập nhật ngày giao hàng quá lâu" table:operator="="/>
              <table:filter-condition table:field-number="0" table:value="giao hàng chậm.. wi fi thì yếu.. ko như quảng cáo.. tóm lại... là ko dược cái gì cả.. chỉ dược mấy cô anh chị ăn ko ngồi rồi nói hay như dài.." table:operator="="/>
              <table:filter-condition table:field-number="0" table:value="giáo hàng chán vậy hôm bữa thì nói thứ bảy rồi chờ hoài không thấy thì nhìn lại để là thứ tư tuần sau rồi đợi tới thứ tư thì để là thứ bảy chán quá" table:operator="="/>
              <table:filter-condition table:field-number="0" table:value="giao hàng chỉ có cái vỏ ko làm ăn gì kì vậy lần sau ai dám mua hàng nữa." table:operator="="/>
              <table:filter-condition table:field-number="0" table:value="giao hàng chỉ một bên nghe được, hỗ trợ thì lâu, book giao nhanh trong ngày tốn 29k hoá ra quá trình đổi trả mất gần tuần, không nên mua" table:operator="="/>
              <table:filter-condition table:field-number="0" table:value="giao hàng cũ   đã qua sử dụng   phát hiện ncc sơn lại thùng và thay đổi linh kiện   tiki không kiểm tra kỹ hàng trước khi giao khách hàng" table:operator="="/>
              <table:filter-condition table:field-number="0" table:value="giao hàng cực chậm, đối tác quá tệ, đã gọi lên hỗ trợ 7 lần mà vẫn chưa được giao" table:operator="="/>
              <table:filter-condition table:field-number="0" table:value="giao hàng đã qua sử dụng vì đã khui và có dữ liệu trong usb" table:operator="="/>
              <table:filter-condition table:field-number="0" table:value="giao hang da qua su dung, ve khong ket noi duoc" table:operator="="/>
              <table:filter-condition table:field-number="0" table:value="giao hang da qua su dung, ve khong ket noi duoc" table:operator="="/>
              <table:filter-condition table:field-number="0" table:value="giao hàng đã qua sử dụng. đồ cũ cũng bán dc, tikitrading ngày càng chán" table:operator="="/>
              <table:filter-condition table:field-number="0" table:value="giao hàng đúng hạn, nhưng sao mua hộp lại không có cáp?  tôi sẽ thay đổi đánh giá nếu như tôi nhận hàng đủ như đã thông báo." table:operator="="/>
              <table:filter-condition table:field-number="0" table:value="giao hàng đúng hạn, nhưng sao mua hộp lại không có cáp?  tôi sẽ thay đổi đánh giá nếu như tôi nhận hàng đủ như đã thông báo." table:operator="="/>
              <table:filter-condition table:field-number="0" table:value="giao hàng đúng hẹn nhưng chất lượng không như ý muốn,sạc mãi không lên" table:operator="="/>
              <table:filter-condition table:field-number="0" table:value="giao hàng đúng như hình , sản phẩm bắt sóng không ổn định lắm" table:operator="="/>
              <table:filter-condition table:field-number="0" table:value="giao hàng hôm sau dự kiến vào ngày 2/5 nhưng 7/5 mới giao đến và vẫn charge phí 30k?" table:operator="="/>
              <table:filter-condition table:field-number="0" table:value="giao hàng hỏng. bỏ pin vào không sử dụng được, vui lòng trả hàng" table:operator="="/>
              <table:filter-condition table:field-number="0" table:value="giao hàng hỏng. bỏ pin vào không sử dụng được, vui lòng trả hàng" table:operator="="/>
              <table:filter-condition table:field-number="0" table:value="giao hàng hộp móp. may là đúng đơn tai nghe nên ko bị ảnh hưởng sản phẩm đỡ mất công đổi trả" table:operator="="/>
              <table:filter-condition table:field-number="0" table:value="giao hàng khá nhanh nhưng máy e mua lỗi quá vỏ máy bị ọp ẹp ở mặt sau rất nhiều,pin tuột nhanh dù để chế độ chờ,phím bấm lỏng lẻo ko nhạy cho cảm giác khó chịu khi sử dụng mong tiki hỗ trợ đổi hàng sớm cho e ạ ." table:operator="="/>
              <table:filter-condition table:field-number="0" table:value="giao hàng khác màu,lúc đầu nghe thử được rồi hết pin sạc không được không lên đèn" table:operator="="/>
              <table:filter-condition table:field-number="0" table:value="giao hàng không đúng cam kết !" table:operator="="/>
              <table:filter-condition table:field-number="0" table:value="giao hàng không đúng loại" table:operator="="/>
              <table:filter-condition table:field-number="0" table:value="giao hàng không đúng như giới thiệu, thương hiệu chữ đầy đủ là logitech, nhưng lại giao logi" table:operator="="/>
              <table:filter-condition table:field-number="0" table:value="giao hàng không đúng như mẫu. sản phẩm được gói trong hộp giấy, không có bao bì hộp nhựa nhãn hiệu của nhà sản xuất. quá tệ!!! có phải tiki đang lừa dối kh ???" table:operator="="/>
              <table:filter-condition table:field-number="0" table:value="giao hàng không đúng sản phẩm,do nhầm lẫn hay lừa tiền khách hàng" table:operator="="/>
              <table:filter-condition table:field-number="0" table:value="giao hàng kì vậy sao mở ra ko có tai nghe tôi yêu cầu giao hàng lại cho tôi" table:operator="="/>
              <table:filter-condition table:field-number="0" table:value="giao hàng kiểu gì mà không có hàng vậy....mong ac xem xét lại" table:operator="="/>
              <table:filter-condition table:field-number="0" table:value="giao hàng ko đúng cam kết ,  ko nhiệt tình , nhân viên, sản phẩm thì ok" table:operator="="/>
              <table:filter-condition table:field-number="0" table:value="giao hàng ko đúng size  mình đặt 38mm 40mm mà giao mình size 2 42 44" table:operator="="/>
              <table:filter-condition table:field-number="0" table:value="giao hang ko đúng thời gian" table:operator="="/>
              <table:filter-condition table:field-number="0" table:value="giao hàng là chuột cũ. mã seri trên chuột và vỏ khác nhau. chắc chắn đã đc được sử dụng vì đít chuột cũng đã bị trầy" table:operator="="/>
              <table:filter-condition table:field-number="0" table:value="giao hàng lâu , ko phản hồi thông tín gì đến người mua hết , mặc dù đã thanh toán trước tiền" table:operator="="/>
              <table:filter-condition table:field-number="0" table:value="giao hàng lâu ko ns rùi mà sản phẩm bị lổi nữa cắm sạc ko vô lùn .h muốn hoàn lại đc ko ạ" table:operator="="/>
              <table:filter-condition table:field-number="0" table:value="giao hàng lâu một bên không nghe đk" table:operator="="/>
              <table:filter-condition table:field-number="0" table:value="giao hàng lâu quá ! đặt hôm thứ 6 mà chờ tới thứ 3 chưa thấy đâu !. giúp giao nhanh giùm shop ơi!" table:operator="="/>
              <table:filter-condition table:field-number="0" table:value="giao hàng lâu quá ! đặt hôm thứ 6 mà chờ tới thứ 3 chưa thấy đâu !. giúp giao nhanh giùm shop ơi!" table:operator="="/>
              <table:filter-condition table:field-number="0" table:value="giao hàng lâu, dù đã phản hồi với tiki nhưng song hơn 1 tuần mình mới nhận được" table:operator="="/>
              <table:filter-condition table:field-number="0" table:value="giao hàng lỗi. một tai nghe được ( phải ) một tai nghe ko dc ( trái ). không kiểm tra hàng trước khi giao khách hàng." table:operator="="/>
              <table:filter-condition table:field-number="0" table:value="giao hàng mà thích chơi giờ dây thun mà không chơi một lần chơi dây thun những 3 lần chỉ để giao một con chuột. rồi cuối cùng mình phải chạy xuống dưới chỗ gói hàng để lấy chứ đợi thì chả biết bao giờ mới có" table:operator="="/>
              <table:filter-condition table:field-number="0" table:value="giao hàng mà toàn vỏ thế này thì sao mà chấp nhận dc đây" table:operator="="/>
              <table:filter-condition table:field-number="0" table:value="giao hàng mà vin pin bị phồng sao xài shop. quá tệ" table:operator="="/>
              <table:filter-condition table:field-number="0" table:value="giao hàng mở ra thì là hàng đã khui rồi, lắp vào thì không báo ổ ứng, đang liên hệ đổi trả hàng haiz" table:operator="="/>
              <table:filter-condition table:field-number="0" table:value="giao hang mỗi cái này ko cần thì thu wifi kiểu j .đã gọi hotline để giải quyết mà ko biết khi nào giải quyết ,mua chue yếu lm vc ở nhà mà giờ đowij thi chắc đến kúc đi lm luôn" table:operator="="/>
              <table:filter-condition table:field-number="0" table:value="giao hàng nhầm và đổi trả hàng lại lâu" table:operator="="/>
              <table:filter-condition table:field-number="0" table:value="giao hàng nhanh . ổ cứng lỗi cắm vài máy không nhận, đã cắm thử mấy lần vẫn vậy, tôi yêu cầu đổi hàng nhưng hiện tại 1 ngày vẫ chưa thấy tiki phản hồi," table:operator="="/>
              <table:filter-condition table:field-number="0" table:value="giao hàng nhanh kiểu j mà 2 ngày sau mới nhận đc,ko 1 lời xin lỗi thông cảm gì cả,vẫn lấy tiền ship như thường,ko bao h mua hàng tôi nữa" table:operator="="/>
              <table:filter-condition table:field-number="0" table:value="giao hàng nhanh nhưng chất lượng sản phẩm quá kém , sài dc 3 4 bữa tai nghe bên trái ko nghe dc nữa , dùng iphone kết nối thì ko kết nối bên trái còn dùng androi kết nối thì tai trái ko nghe luôn" table:operator="="/>
              <table:filter-condition table:field-number="0" table:value="giao hàng nhanh sản phẩm ko bị trầy xước. nhưng mua hàng ko nghe đc . thất vọng về hàng cá 2 tai ko nghe đc" table:operator="="/>
              <table:filter-condition table:field-number="0" table:value="giao hàng nhanh, đúng lịch, mở hộp ra thấy có bọc ni lông bóng chống sốc. lắp vào tạo phân vùng nhưng mãi không được, máy khởi động cũng chậm hơn, dùng disk management hay các app tạo phân vùng khác đều không báo lỗi không làm gì được và báo phát hiện bad sector" table:operator="="/>
              <table:filter-condition table:field-number="0" table:value="giao hàng nhanh, gói kĩ, mới tinh, khi lấy ra xài thì copy file cực kì chậm, 3gb copy mất 30 phút, tốc độ rùa bò 1 2 mb/s, còn tệ hơn usb, kiểm tra serial bảo hành thì báo &quot;country warranty restriction&quot;, là hết bảo hành fải ko mọi người, cạn lời., mình muốn dc tiki hoàn tiền. ở trên ghi bộ nhớ cache 256 mb nhưng trên bao bì ổ cứng chỉ ghi có 64mb, thua." table:operator="="/>
              <table:filter-condition table:field-number="0" table:value="giao hàng nhanh, hàng như cũ v, cái hộp màu trắng mà bẩn bẩn sao ấy." table:operator="="/>
              <table:filter-condition table:field-number="0" table:value="giao hàng nhanh, nhưng mà sản phẩm mạng chập chờn, hay bị đứng, còn thua con moderm dasan cùi của viettel cung cấp nữa. mua về xong lại vứt đi không dùng." table:operator="="/>
              <table:filter-condition table:field-number="0" table:value="giao hàng nhanh, nhưng thất 1 vọng về bật mãi k lên ,sạc cả ngày cx chẳng lên hình" table:operator="="/>
              <table:filter-condition table:field-number="0" table:value="giao hàng nhanh. 12 tiếng là có hàng r. nhưng giao cắm vào không chạy được. shop không test hàng trước gửi ak" table:operator="="/>
              <table:filter-condition table:field-number="0" table:value="giao hàng nhanh. bao bì cẩn thận. pin hoàn toàn không sử dụng được. sau khi cắm xạc 3h vẫn không lên điện.  lẽ ra tiki phải kiểm tra hàng trước khi giao cho khách.  bây giờ tiền mất tật mang, chờ tiki xử lý sao đây?" table:operator="="/>
              <table:filter-condition table:field-number="0" table:value="giao hàng nhanh. gói đẹp. mỗi tội không sài được. thất vọng  " table:operator="="/>
              <table:filter-condition table:field-number="0" table:value="giáo hàng nhanh. nhưng máy thì không ưng ý lắm. máy mới mua mà không bơm mực. không hài lòng lắm..." table:operator="="/>
              <table:filter-condition table:field-number="0" table:value="giao hàng nhanh. sản phẩm không được bọc chống sốc, không được dán khuyến cáo hàng dễ vỡ, không sử dụng được. đang chờ tiki xử lý đổi sản phẩm khác" table:operator="="/>
              <table:filter-condition table:field-number="0" table:value="giao hàng quá ẩu, ghi rõ hàng dễ vỡ và nhìn hộp phát chán. chẳng đáng nhận 1 sao , có âm mới đúng cho dịch vụ tiki này !!!" table:operator="="/>
              <table:filter-condition table:field-number="0" table:value="giao hàng quá chậm" table:operator="="/>
              <table:filter-condition table:field-number="0" table:value="giao hàng quá chậm" table:operator="="/>
              <table:filter-condition table:field-number="0" table:value="giao hàng quá chậm so với thời gian hẹn" table:operator="="/>
              <table:filter-condition table:field-number="0" table:value="giao hàng quá chậm trễ  từ khi chố đơn hàng là ngày 10 / 12 cho đến khi giao hàng xong xuôi là ngày 26 / 12. .... còn lý do lý trấu này nọ .....  đây là đơn hàng lâu kinh khủng nhất trong đời mua hàng olline mà mình gặp được" table:operator="="/>
              <table:filter-condition table:field-number="0" table:value="giao hàng quá chậm, đặt hàng xong nửa tháng sau mới đóng gói và chưa đem đi giao, làm ăn gì kỳ vậy?" table:operator="="/>
              <table:filter-condition table:field-number="0" table:value="giao hàng quá chậm, hình như cứ thanh toán trước là giao lâu vậy thì phải. chất lượng thì không được như mong đợi" table:operator="="/>
              <table:filter-condition table:field-number="0" table:value="giao hàng quá chậm, không có cuộc gọi thông báo từ gian hàng." table:operator="="/>
              <table:filter-condition table:field-number="0" table:value="giao hàng quá chậm. gửi mail hỗ trợ từ ngày 1/9, nhờ giao vào tuần sau đến giờ chưa giải quyết, trong khi hàng đã giao tới." table:operator="="/>
              <table:filter-condition table:field-number="0" table:value="giao hàng quá chậm. sp thì chưa nhận chưa biết thế nào.... nhưng tôi k hài hàng của tiki" table:operator="="/>
              <table:filter-condition table:field-number="0" table:value="giao hàng quá lâu ,ghi là dự kiến 4/9 mà đến giờ chưa thấy đâu." table:operator="="/>
              <table:filter-condition table:field-number="0" table:value="giao hàng quá lâu chờ muốn hủy đơn . mong lần sau mua hàng nhanh hơn" table:operator="="/>
              <table:filter-condition table:field-number="0" table:value="giao hàng quá lâu trong khi đó ghi là giao hàng trong 2h" table:operator="="/>
              <table:filter-condition table:field-number="0" table:value="giao hàng quá lâu." table:operator="="/>
              <table:filter-condition table:field-number="0" table:value="giao hàng quá lâu. 10 ngày rồi chưa nhận được hàng. cần gấp mà thế này thì chết. lại không hủy đơn hàng như shoppe được." table:operator="="/>
              <table:filter-condition table:field-number="0" table:value="giao hàng quá lâu. vô trách nhiệm trong việc giao hàng" table:operator="="/>
              <table:filter-condition table:field-number="0" table:value="giao hàng quát lâu 1 tuần. trang bán k biết shop ở đâu. mua về giờ k kịp dùng vút luôn ổ cúng đi rồi" table:operator="="/>
              <table:filter-condition table:field-number="0" table:value="giao hàng rất chậm . tiki xem xét khắc phục" table:operator="="/>
              <table:filter-condition table:field-number="0" table:value="giao hàng rất nhanh, chưa đầy 24 tiếng đã nhận được. hàng đóng gói rất ẩu, cõ mỗi hộp thêm 1 miếng giấy bìa mỏng mà không có chống sốc. hàng nhận được là hàng mới, có tem bh chính hãng, check bh okie. lần đầu tiên lắp vào pc có nhận ổ, format để dùng thì không format được, sau khi restart máy tính thì format được nhưng ổ có hiện tượng lúc nhận lúc không, chép dữ liệu vào ổ thì treo máy. đề nghị đổi sản phẩm mới" table:operator="="/>
              <table:filter-condition table:field-number="0" table:value="giao hàng rất rất là lâu mình cần tai nghe gấp mình đặt hàng từ tuần trước gio chưa giao" table:operator="="/>
              <table:filter-condition table:field-number="0" table:value="giao hàng sai mới mẫu đặt . mong tiki hỗ trợ đổi lại" table:operator="="/>
              <table:filter-condition table:field-number="0" table:value="giao hàng siêu chậm, mất 1 tuần so với ngày hẹn." table:operator="="/>
              <table:filter-condition table:field-number="0" table:value="giao hàng siêu siêu chậm. chưa thấy shop nào giao hàng chậm như shop này." table:operator="="/>
              <table:filter-condition table:field-number="0" table:value="giao hàng thì ok. còn việc gửi hđ đỏ k ok chút nào, không giống như cam kết giao hóa đơn đỏ. gọi hotline thì lúc nào cũng nói để kiểm tra lại, mà k có câu trả lời cho khách hàng. 20 ngày rồi k thấy mặt mũi caí hóa đơn" table:operator="="/>
              <table:filter-condition table:field-number="0" table:value="giao hàng thiếu trách nhiệm, hoàn toàn không có dây nối đen trắng và phiếu bảo hành. tôi lên xem người khác review mới biết. bực mình phí tiền khi mua đồ cn trên tiki." table:operator="="/>
              <table:filter-condition table:field-number="0" table:value="giao hàng trễ hẹn 3 ngày. ngoại hình bút ok cầm tự nhiên như bút viết thông thường. nhưng chất lượng tệ, đầu bút rít (có thể tạm chấp nhận vì mức giá) nhưng với ipad air 2 của mình thì viết vẽ lúc nhận lúc không rất khó chịu trong khi màn hình hoàn toàn bình thường. không thấy thông tin claim bảo hành." table:operator="="/>
              <table:filter-condition table:field-number="0" table:value="giao hàng trễ tự hủy đơn khách hàng không có 1 lời xin lỗi. phải gọi lên mấy lần thiếu nai mới giải quyết rồi lên lại đơn hàng rồi. làm việc không chuyen nghiệp" table:operator="="/>
              <table:filter-condition table:field-number="0" table:value="giao hàng trễ. đặt đầu tuần, hạn thứ 6 giao mà bị delay sang thứ 2 tuần sau, làm lỡ biết bn công việc. đã v hộp còn bị mốp méo, giao hàng điện tử mà k lót bóng khí hay xốp gì cả. để trong hộp to hơn cả ổ cứng lắc qua lại ổ cứng chạy rột rột. chưa nói về chất lượng ổ cứng thì về giao hàng vs đóng gói nếu đc chấm âm sao. quá thất vọng" table:operator="="/>
              <table:filter-condition table:field-number="0" table:value="giao hàng trước thời gian dự kiến,cáp sạc hình thức chắc chắn, nhưng hộp có vẻ bị mở ra trước đấy, sạc 2 ngày 1 ngày sạc lên 88% r tự ngắt, hôm nay cắm sạc lần đầu có nhận sạc nhưng rồi lại không sạc được, cắm lần 2 thì được 1 lúc thì báo sản phẩm không được hỗ trợ, lần 3 thì sạc lên đến 87% rồi bị ngắt sạc. đánh giá vô cùng tệ" table:operator="="/>
              <table:filter-condition table:field-number="0" table:value="giao k đúng hàng,đã gọi đt lên nhờ xử lý.nv nói sẽ gửi lại số tiền vào tk tiki của mình mà tới h vẫn k thấy j" table:operator="="/>
              <table:filter-condition table:field-number="0" table:value="giao k đúng ng nhận hàng, k gọi ng đặt hàng trước khi giao! 2 3 lần r, làm ng nhận dùm bực mình!" table:operator="="/>
              <table:filter-condition table:field-number="0" table:value="giao kg đúng như hinh hàng quá tệ" table:operator="="/>
              <table:filter-condition table:field-number="0" table:value="giao kh đúng mẫu" table:operator="="/>
              <table:filter-condition table:field-number="0" table:value="giao không đúng ngày xác nhận dẫn đến khi kiểm tra hàng bị chậm trễ nên không claim được về sản phẩm vỏ hộp bị móp bên trong khai đựng sạc thì cũng bị móp màn hình không thấy miếng dán bảo vệ, tư vấn thì người nói có nguoi nói không thất vọng về sản phẩm và dich vụ" table:operator="="/>
              <table:filter-condition table:field-number="0" table:value="giao không đúng sản phẩm đặt hàng đặt mua tai nghe byz s super pass lạigiao thành byz s389" table:operator="="/>
              <table:filter-condition table:field-number="0" table:value="giao không đúng sản phẩm mô tả, sai thương hiệu, không hộp." table:operator="="/>
              <table:filter-condition table:field-number="0" table:value="giao lâu quá trời luôn. tận hơn 1 tuần mới nhận đc" table:operator="="/>
              <table:filter-condition table:field-number="0" table:value="giao lâu quá trời luôn. tận hơn 1 tuần mới nhận đc" table:operator="="/>
              <table:filter-condition table:field-number="0" table:value="giao lộn hàng cho em tay nghe thành áo mà đổi cho em không thấy báo chừng nào có cả" table:operator="="/>
              <table:filter-condition table:field-number="0" table:value="giao lộn hàng, đang chờ đổi lại" table:operator="="/>
              <table:filter-condition table:field-number="0" table:value="giao lộn màu đen ạ" table:operator="="/>
              <table:filter-condition table:field-number="0" table:value="giao lộn màu,tai nghe không sử dụng dc" table:operator="="/>
              <table:filter-condition table:field-number="0" table:value="giao miếng kính bể mà cũng giao , bán có tâm chút nha shop ơi." table:operator="="/>
              <table:filter-condition table:field-number="0" table:value="giao mỗi loa không có dây sạc." table:operator="="/>
              <table:filter-condition table:field-number="0" table:value="giao nhầm hàng cho khách" table:operator="="/>
              <table:filter-condition table:field-number="0" table:value="giao nhầm hàng, đặt 3.5mm lại giao type c, thời gian xử lý khi xảy ra lỗi kéo dài." table:operator="="/>
              <table:filter-condition table:field-number="0" table:value="giao nhầm màu blue thay vì green" table:operator="="/>
              <table:filter-condition table:field-number="0" table:value="giao nhằm sản phẩm, đơn hàng canon lbp 6030 giao ko đúng sp" table:operator="="/>
              <table:filter-condition table:field-number="0" table:value="giao nhanh, sớm hơn dự kiến, nhưng khi sạc thì có mùi nhựa khét, rất dở" table:operator="="/>
              <table:filter-condition table:field-number="0" table:value="giao sai hàng đặt" table:operator="="/>
              <table:filter-condition table:field-number="0" table:value="giao sai hàng mua tai byz lại giao tai nghe iphone" table:operator="="/>
              <table:filter-condition table:field-number="0" table:value="giao sai hàng thì phải lm sao" table:operator="="/>
              <table:filter-condition table:field-number="0" table:value="giao sai màu" table:operator="="/>
              <table:filter-condition table:field-number="0" table:value="giao sai màu tôi đặt màu xanh dương giao xanh ngọc" table:operator="="/>
              <table:filter-condition table:field-number="0" table:value="giao sai màu, đề nghị tiki xem xét gấp. đơn hàng 568140563. giao ngày 20.7.2020" table:operator="="/>
              <table:filter-condition table:field-number="0" table:value="giao sai sản phẩm. đặt 9.5mm mà lại giao 12.7mm" table:operator="="/>
              <table:filter-condition table:field-number="0" table:value="giao sản phẩm không giống như ảnh thì không sao. nhưng bị gãy, trầy thì không chấp nhận được" table:operator="="/>
              <table:filter-condition table:field-number="0" table:value="giao sản phẩm không hoạt động, chờ đợi giải quyết bảo hành phiền phức." table:operator="="/>
              <table:filter-condition table:field-number="0" table:value="giao sản phẩm lỗi. đầu cáp bị méo một chân, gắn vào tín hiệu chập chờn lúc có lúc không, màn hình chớp tắt liên tục." table:operator="="/>
              <table:filter-condition table:field-number="0" table:value="giao sp lỗi" table:operator="="/>
              <table:filter-condition table:field-number="0" table:value="giao tai nge sài 10 phút hết pin  ti ki xem lại bán hàng như vậy thì kg nên  khác nào lừa đảo khách hàng" table:operator="="/>
              <table:filter-condition table:field-number="0" table:value="giao thiếu hàng , tắc trách quá làm mất thời gian của mình, shop làm ăn thiếu shop chết đi" table:operator="="/>
              <table:filter-condition table:field-number="0" table:value="giao thiếu micro nhé shop" table:operator="="/>
              <table:filter-condition table:field-number="0" table:value="giao về hộp đều dán rất ok nhưng chắc là chất lượng có vấn đề . lần đầu về kết nối được nhưng lân thứ 2 là tịt rồi . chán" table:operator="="/>
              <table:filter-condition table:field-number="0" table:value="giờ em muốn bảo hành lại cái loa vì sài một thời gian chỉ nghe được 1 bên" table:operator="="/>
              <table:filter-condition table:field-number="0" table:value="giờ em muốn bảo hành lại cái loa vì sài một thời gian chỉ nghe được 1 bên" table:operator="="/>
              <table:filter-condition table:field-number="0" table:value="giờ không biết làm sao để được đổi hàng. kết nối 2 máy tính đều không dc" table:operator="="/>
              <table:filter-condition table:field-number="0" table:value="giờ nó cứ bị như vậy thì làm sao   vừa mua không lâu luôn đó" table:operator="="/>
              <table:filter-condition table:field-number="0" table:value="giới thiệu nghe đài kg cần tai nghe nhưng kg đúng, trong hộp cũng lg có tai nghe. lỡ khui hàng nên kg gửi lại" table:operator="="/>
              <table:filter-condition table:field-number="0" table:value="giới thiệu sản phẩm là mua ram được quà tặng kèm, nhưng không có quà tặng kèm, mua về chỉ nhận được ram, phản hồi thì dược trả lời là lỗi hiển thị sản phẩm." table:operator="="/>
              <table:filter-condition table:field-number="0" table:value="giống như hình . nhưng được cái gọi vào số khác đổ chuông .bấm nghe được 2 dây tự tắt.vay là sao" table:operator="="/>
              <table:filter-condition table:field-number="0" table:value="giúp em vs ,tự nhiên 1 bên tai nghe nó ko kết nối dc vs lại nó ko sáng đèn" table:operator="="/>
              <table:filter-condition table:field-number="0" table:value="gởi hàng lên tp đổi ko lên nguồn sop ơi sao không thấy đổi trả" table:operator="="/>
              <table:filter-condition table:field-number="0" table:value="gói hàng quá tệ mình mua 2 cái 1tb mà các thanh niên đóng hàng xếp 2 cái ổ cứng của mình chồng lên nhau và ko cái nào được bọc chỉ có mỗi cái túi chông tĩnh điện . tưởng tiki bị phản ánh nhiều rồi rút kinh nghiệm mà đâu vẫn vào đó... qua thất vọng" table:operator="="/>
              <table:filter-condition table:field-number="0" table:value="gói hàng rất cẩn thận. tuy nhiên giao hàng trễ ảnh hưởng đến nhu cầu sử dụng." table:operator="="/>
              <table:filter-condition table:field-number="0" table:value="gói hàng rất cẩn thận. tuy nhiên giao hàng trễ ảnh hưởng đến nhu cầu sử dụng." table:operator="="/>
              <table:filter-condition table:field-number="0" table:value="gói hàng tệ, đặt trong hộp to, hộp bi móp méo. mình về gắn thử thì đọc ghi ko đc. check thì bị reallocated sectors count. cần tiki đổi cho sản phẩm khác." table:operator="="/>
              <table:filter-condition table:field-number="0" table:value="gói hàng tệ, không thèm quấn chống sốc, nhìn nhu kiểu gói quyển sách. đọc đánh giá tiêu cực khá nhiều tưởng cài thiện ai ngờ vẫn vậy.  hàng thì của nahf spc, tiki nhập về bán nên không có tem  bảo hành, tốc độ về kỹ thuật ổn, speed tốt, cơ êm." table:operator="="/>
              <table:filter-condition table:field-number="0" table:value="Good !" table:operator="="/>
              <table:filter-condition table:field-number="0" table:value="gửi bảo hành mà giờ chưa thấy tiki gọi là sao làm ăn kì vậy" table:operator="="/>
              <table:filter-condition table:field-number="0" table:value="gửi hàng nhầm, không đúng như order..." table:operator="="/>
              <table:filter-condition table:field-number="0" table:value="gửi lộn màu" table:operator="="/>
              <table:filter-condition table:field-number="0" table:value="gửi nhầm mẫu cho mình.giờ mình muốn đổi lại thì ntn vậy ?" table:operator="="/>
              <table:filter-condition table:field-number="0" table:value="gửi sai model, mà có gửi đúng thì cũng chưa chắc xài dc, vì chất lượng kém từ trong ra ngoài, ko kết nối dc đt" table:operator="="/>
              <table:filter-condition table:field-number="0" table:value="gửi shop, trong thông tin bán hàng các bạn không ghi rõ , thời buổi này bây giờ còn dùng pin tiểu cho bàn phím thì chịu rồi." table:operator="="/>
              <table:filter-condition table:field-number="0" table:value="gửi sp đi 1 tuần rồi sao không thấy phản hồi mong shop xem lại" table:operator="="/>
              <table:filter-condition table:field-number="0" table:value="gửi tiki, mình vừa nhận đơn hàng điện thoại zono sáng nay và màn hình không có miếng dán, bị trầy xước, giống như điện thoại đã qua sử dụng, đã gọi nv bên tiki để trả lại hàng, mình tin tưởng vào uy tín của tiki, mong tiki hỗ trợ giải quyết nhanh sự cố này.thanks" table:operator="="/>
              <table:filter-condition table:field-number="0" table:value="gửi tiki, ngày 26/06 mình có nhận được ổ cứng ssd kingston a400 (120gb) nhưng không kết nối với máy tính được. yêu cầu tiki giải quyết đổi trả giùm mình. cảm ơn!" table:operator="="/>
              <table:filter-condition table:field-number="0" table:value="gửi trả hàng mà cả tuần chưa ohanr hồi rất không thích sảm phẩm. mọi người đừng muabeen này" table:operator="="/>
              <table:filter-condition table:field-number="0" table:value="h muốn bảo hành thì phải làm sao? phím sô bảy bấm không ăn" table:operator="="/>
              <table:filter-condition table:field-number="0" table:value="h phải làm s tiki . e vẫn sạc mà vẫn k lên nổi 3 cục pin . chính sách s ạ" table:operator="="/>
              <table:filter-condition table:field-number="0" table:value="hai hôm sau thì hỏng" table:operator="="/>
              <table:filter-condition table:field-number="0" table:value="haiz mới mua một tháng đã hư( cắm vào nghe tiếng rè rè, màn hình nhảy loạn lên hết, âm luợng thì tự động lên xuống như nhảy tango luôn)" table:operator="="/>
              <table:filter-condition table:field-number="0" table:value="ham hố rẻ nên mua mà thất vong tràn trề. nghe được đúng bên tai trái còn bên tai phải thì tịt." table:operator="="/>
              <table:filter-condition table:field-number="0" table:value="hàn chất lượng cực kì kém k thể nào sạc pin đc shop bán hán mất uy tín quá" table:operator="="/>
              <table:filter-condition table:field-number="0" table:value="hàng  không dùng được . mất đầu nối usb ." table:operator="="/>
              <table:filter-condition table:field-number="0" table:value="hàng  lỗi quá nhiều. quá thất  vọng khi tin tưởng tiki." table:operator="="/>
              <table:filter-condition table:field-number="0" table:value="hàng anker chính hãng vậy bảo hành ra sao!? mua 2 tháng chưa gì đã hư?  tiki trading bảo hành ra sao?" table:operator="="/>
              <table:filter-condition table:field-number="0" table:value="hàng bán bởi tiki mà từ lúc đặt mua tới lúc nhận hàng tận 10 ngày." table:operator="="/>
              <table:filter-condition table:field-number="0" table:value="hàng bán cà chớn giao không đúng sản phẩm , treo đầu dê bán thịt chó . đề nghỉ tẩy chay shop này" table:operator="="/>
              <table:filter-condition table:field-number="0" table:value="hàng bị hỏng cổng wan muốn bảo hành, bảo hành ở đâu." table:operator="="/>
              <table:filter-condition table:field-number="0" table:value="hàng bị khui ra nên có cảm giác ko tin tưởng. ko mua trên tiki nữa. thấy tiki trading mới đặt mà ai dè. chán" table:operator="="/>
              <table:filter-condition table:field-number="0" table:value="hàng bị lỗi   không sừ dụng được (mới nhận hàng hôm qua 29/03/19). shop xem và vui lòng cho đổi sản phẩm khác nha." table:operator="="/>
              <table:filter-condition table:field-number="0" table:value="hàng bị lỗi . xữ lí chậm. chưa nhận được sản phẩm đổi trả" table:operator="="/>
              <table:filter-condition table:field-number="0" table:value="hàng bị lỗi bản lề. bản lề hở và bị rơ. có liên hệ phản hồi nhưng không được giải quyết." table:operator="="/>
              <table:filter-condition table:field-number="0" table:value="hàng bị lỗi đề nghị đổi tới giờ vẫn chưa nhận được bất kỳ sự liên hệ nào từ nhà cung cấp ma tiki cứ noi này kia nọ" table:operator="="/>
              <table:filter-condition table:field-number="0" table:value="hàng bị lỗi k xài được..mất tiền oan" table:operator="="/>
              <table:filter-condition table:field-number="0" table:value="hang bi loi khong giong nhu mo ta yeu cau nhan vien tiki den lay hang tra lai nha cung cap va hoan tien cho khach hang. thanks" table:operator="="/>
              <table:filter-condition table:field-number="0" table:value="hàng bị lỗi không lên pin" table:operator="="/>
              <table:filter-condition table:field-number="0" table:value="hàng bị lỗi mình mới sạch lần thứ 4 thì pin chỉ báo hiệu 2 chấm sáng và không sạc đầy được nữa. mình mua của tiki trading, đề nghị tiki hỗ trợ đổi hàng. thanks" table:operator="="/>
              <table:filter-condition table:field-number="0" table:value="hàng bị lỗi mua về không dùng được. để trong bao mà trầy chóc như hàng cũ vậy" table:operator="="/>
              <table:filter-condition table:field-number="0" table:value="hàng bị lỗi nhìn muốn hư con mắt tốn 58k oan à" table:operator="="/>
              <table:filter-condition table:field-number="0" table:value="hàng bị lỗi phần mềm, không thể cài đặt youtobe được." table:operator="="/>
              <table:filter-condition table:field-number="0" table:value="hàng bị lỗi sạc tai nghe k được đề nghỉ tiki đổi lại hàng khác ạ" table:operator="="/>
              <table:filter-condition table:field-number="0" table:value="hàng bị lỗi trã lại rồi mà hông thấy hồi âm" table:operator="="/>
              <table:filter-condition table:field-number="0" table:value="hàng bị lỗi wifi, trả lại" table:operator="="/>
              <table:filter-condition table:field-number="0" table:value="hàng bị lỗi, đề nghị cho đổi lại sp khác" table:operator="="/>
              <table:filter-condition table:field-number="0" table:value="hang bị lỗi, liên hệ đổi không được, quá tệ, cúng sản phẩm nhưng mua ben lazada tốt hơn" table:operator="="/>
              <table:filter-condition table:field-number="0" table:value="hàng bị phồng pin và chảy axit, do mình quá tin tưởng tiki nên không kiểm tra hàng. yêu cầu tiki xem xét và kiểm tra lại" table:operator="="/>
              <table:filter-condition table:field-number="0" table:value="hàng bị rạch một rãnh ở vỏ ngoài, liệu có đảm bảo ko? nhận hàng mất hơn tuần, lâu hơn cam kết." table:operator="="/>
              <table:filter-condition table:field-number="0" table:value="hàng bị trầy xước rất nhiều, giống hàng đã qua sử dụng." table:operator="="/>
              <table:filter-condition table:field-number="0" table:value="hàng chất lượng kém không nên mua" table:operator="="/>
              <table:filter-condition table:field-number="0" table:value="hàng chất lượng quá kém dùng được nửa tháng đã vứt bỏ" table:operator="="/>
              <table:filter-condition table:field-number="0" table:value="hàng chất lượng quá kém sài dc vài lần giờ sạc ko vô nữa nút bấm giờ không bấm dc nữa.giờ chẳng khác 1 cai đồng hồ mà phải cắm sạc liên tục" table:operator="="/>
              <table:filter-condition table:field-number="0" table:value="hàng chỉ nghe được một bên thôi đang nghe được 5p thì bị tắt ngang cho hỏi vậy cửa hàng có bảo hành k ạ...." table:operator="="/>
              <table:filter-condition table:field-number="0" table:value="hàng chính hãng nên không bàn đến chất lượng. cpu vừa tầm giá bình dân. vấn đề lớn nhất là việc đóng gói vô cùng cẩu thả và sơ sài, hộp móp méo, không đảm bảo có va đập hay không. tiki đừng vì cắt giảm chi phí mà ảnh hưởng đến trải nghiệm mua hàng." table:operator="="/>
              <table:filter-condition table:field-number="0" table:value="hàng chính hãng, những hãng kém chất lượng thì có. sạc không hề vào điện một chút nào cả. sau này thật sự nên xem lại việc mua hàng trên tiki. bán càng ngày càng nhiều nhưng chất lượng càng ngày càng tệ. đóng gói thì nhàu nát còn thua bán đồ secondhand nữa." table:operator="="/>
              <table:filter-condition table:field-number="0" table:value="hang chua duoc chat luong  mua ve nghe duoc co mot ben sai mao het bin chua duoc nua tieng la het bin" table:operator="="/>
              <table:filter-condition table:field-number="0" table:value="hàng chuẩn không bàn cãi, nhưng thủ tục chuyển đổi trả góp quá rắc rối và đến giờ vẫn chưa nhận đc hợp đồng trả góp 0% qua thẻ. giờ đang nợ tiền thẻ 3.601.000 tiền cái airpods này ! chán ơi là chán !" table:operator="="/>
              <table:filter-condition table:field-number="0" table:value="hàng chuẩn nhưng khi giao hàng không giao hóa đơn mặc dù đã đăng ký lấy hóa đơn trước khi mua. mua hộ công ty mà chờ tới 14 ngày để lấy hóa đơn thanh toán là quá bất tiện cho việc mua hàng. bộ tài chính quy định giao hàng giao hóa đơn. công ty cung cấp và đơn vị bán hàng tiki đang làm trái pháp luật." table:operator="="/>
              <table:filter-condition table:field-number="0" table:value="hàng chuẩn vn/a, tiki quá tệ trong công tác giao hàng, lịch hẹn giao thứ 6 nhưng thứ 2 mới giao, gọi tổng đài trả lời cho qua, bên em lấy làm tiếc, chẳng có lời giải thích thoả đáng. đánh giá 1 sao cho người bán hàng" table:operator="="/>
              <table:filter-condition table:field-number="0" table:value="hàng chux dùng đc 1 tuần thì tai nghe ko nghe đc trên đt , lúc đấy tạm chấp nhạn vì t nghe đc trên máy tính mặc dù hơi dè bh thì ko nghe đc luôn . thất vọng vô cùng   . đã vậy hàng còn giao lâu" table:operator="="/>
              <table:filter-condition table:field-number="0" table:value="hàng có lỗi sd 2 hôm không lên nữa" table:operator="="/>
              <table:filter-condition table:field-number="0" table:value="hàng có vẻ giồn hình  nhưng nhìn kỹ thì không giống? không có cả đèn như trong hình luôn!  cảm giác giống bàn phím thập niên 90" table:operator="="/>
              <table:filter-condition table:field-number="0" table:value="hàng cũ hay sao mà bị mất tem, tem dán bị xé trước rồi, ảnh không giống trong hình, ko có thông số kĩ thuật" table:operator="="/>
              <table:filter-condition table:field-number="0" table:value="hàng cũ, đã mở bao bì, không còn nguyên bản khi giao hàng. chỉ khi lấy ra dùng mới biết." table:operator="="/>
              <table:filter-condition table:field-number="0" table:value="hàng cũ, lồi lõm, đề nghị trả lại, cắt nham nhở xunh quanh, dùng khó chịu" table:operator="="/>
              <table:filter-condition table:field-number="0" table:value="hàng cũ, mất seal hộp và seal màn hình" table:operator="="/>
              <table:filter-condition table:field-number="0" table:value="hàng cũ, toàn bụi, vỏ hộp rách, nát, bẩn, không đủ giấy tờ kèm theo sản phẩm" table:operator="="/>
              <table:filter-condition table:field-number="0" table:value="hàng cực kì tệ tiền nào của nấy!!" table:operator="="/>
              <table:filter-condition table:field-number="0" table:value="hàng cũng được giao hàng nhanh và thân thiện" table:operator="="/>
              <table:filter-condition table:field-number="0" table:value="hàng đã bị bóc trước đó rồi , shop làm ăn vậy ai giám mua nữa. mới lấy về bị vậy đã hoảng rồi, giờ còn chưa kịp thử bị sao không nữa shop nên rút kinh nghiệm . hàng giao nhanh" table:operator="="/>
              <table:filter-condition table:field-number="0" table:value="hàng đã bị bóc và bị lấy đi ở trong chỉ còn lại võ hộp làm ăn vậy à" table:operator="="/>
              <table:filter-condition table:field-number="0" table:value="hàng đã bị rạch hộp trước, sản phẩm đã qua sử dụng, chuột bị xước phần kê" table:operator="="/>
              <table:filter-condition table:field-number="0" table:value="hàng đã bị xé niêm phong ? giao trễ, sản phẩm có vấn đề ?1 box bị xé niêm phong và dán lại ?  thật khó để suy nghĩ tích cực chất lượng sản phẩm ?  tiki có trách nhiệm về vấn đề này k ?" table:operator="="/>
              <table:filter-condition table:field-number="0" table:value="hàng đã bóc đổi cháo thẻ không chuẩn." table:operator="="/>
              <table:filter-condition table:field-number="0" table:value="hàng đã giao ngày 22/8/2018, cho đến ngày hôm nay (02/10/2018) hiện vẫn chưa giao hóa đơn vat cho khách hàng." table:operator="="/>
              <table:filter-condition table:field-number="0" table:value="hàng đã qua sử dụng ko phải hàng mới 100%. khách hàng nhận sản phẩm trong tình trạng đã khui hộp" table:operator="="/>
              <table:filter-condition table:field-number="0" table:value="hàng da qua sữa chữa shop bán hàng deo" table:operator="="/>
              <table:filter-condition table:field-number="0" table:value="hàng đc đóng gói ok, sp mới như hình, khá khó kết nối vs ios lẫn androi. bên tai phải nghe rõ ràng ok tuyệt, tai trái ko nghe đc liên tục chớp đèn xanh và nói &quot; poi on &quot; ( mình ko rành tiếng anh). dock sạc 100% tai nghe thì ko bao giờ đc 100% nghe tai phải đc xíu là báo hết pin" table:operator="="/>
              <table:filter-condition table:field-number="0" table:value="hàng để tặng kèm đế để đt mà sao ko có" table:operator="="/>
              <table:filter-condition table:field-number="0" table:value="hàng dễ vỡ nhưng không có túi chống sóc, làm như vậy có đảm bảo là không ảnh hưởng tới ổ cứng không" table:operator="="/>
              <table:filter-condition table:field-number="0" table:value="hàng đẹp đóng gói cẩn thận giao hàng nhanh nói chung là ok. nhưng mỗi tội. cảm ứng lúc ăn lúc không" table:operator="="/>
              <table:filter-condition table:field-number="0" table:value="hàng đẹp nhưng cảm ứng chỉ đc trợ lí ảo còn dừng bài chuyển bài thì nhấn chả thấy gì, rất thất vọng" table:operator="="/>
              <table:filter-condition table:field-number="0" table:value="hàng đẹp, dùng ok. 1 sao là do thái độ của nhân viên ship hàng. nhất quyết bắt mình phải đi đổi tiền lẻ. mình mua hàng bao giờ người bán cũng phải trả lại mình chứ mình ko phải chẩn bị sẵn tiền lẻ như thế. mình mua rất nhiều ở tiki lần đầu bị như vậy và cũng là lần cuối. ko bao giờ mua ở tiki nữa. mình sẽ xoá ứng dụng này." table:operator="="/>
              <table:filter-condition table:field-number="0" table:value="hàng đẹp. mình mua được 2 ngày, hôm nay rãnh rãnh ngồi check thì thấy hở sáng khá nhiều. chắc mai gọi tiki trả lại hàng, tốn thời gian thật" table:operator="="/>
              <table:filter-condition table:field-number="0" table:value="hàng đểu" table:operator="="/>
              <table:filter-condition table:field-number="0" table:value="hàng đểu sài mất dữ liệu tổ tốn tiền." table:operator="="/>
              <table:filter-condition table:field-number="0" table:value="hàng điện thoại mà đóng gói không cẩn thận. chỉ nhét 1 mãnh giấy nhỏ vào hộp. bị hàng đè lên móp vào trong điện thoại. tiki xem xét lại khâu đóng gói hàng hoá." table:operator="="/>
              <table:filter-condition table:field-number="0" table:value="hàng dở tệ mau hết pin nghe lúc dc lúc ko quá thất vọng đổi 1 lần vẫn ko xài dc" table:operator="="/>
              <table:filter-condition table:field-number="0" table:value="hàng dở tệ. dán lên mang hình rất khó nhìn. hàng dán được 3 bữa thì bị mẻ diềm máy" table:operator="="/>
              <table:filter-condition table:field-number="0" table:value="hàng đổi trả giao quá chậm. đến nay vẫn chưa nhận được" table:operator="="/>
              <table:filter-condition table:field-number="0" table:value="hàng dỏm" table:operator="="/>
              <table:filter-condition table:field-number="0" table:value="hàng dỏm cực kì. mình mới dùng có 2 lần cáp đã mất tín hiệu. cáp chuyển thì nóng lên rồi xuất ra màn hình thì đen thui lên. mình mới chỉ gắn vào dùng có 2 lần " table:operator="="/>
              <table:filter-condition table:field-number="0" table:value="hàng dởm không nghe được. tiki không nên cho những shop này bán làm hỏng thương hiệu tiki" table:operator="="/>
              <table:filter-condition table:field-number="0" table:value="hàng dỏm kinh  rất rất rất rất  không hài lòng về sản phẩm" table:operator="="/>
              <table:filter-condition table:field-number="0" table:value="hang dom wa sac mai ko vao pin sac tu trua den toi ko vao xiu pin nao" table:operator="="/>
              <table:filter-condition table:field-number="0" table:value="hàng đong goi  can thận  giao hàng rất nhanh  may dung  rất tốt  xin cam on" table:operator="="/>
              <table:filter-condition table:field-number="0" table:value="hàng đóng gói cẩn thận nhưng chỉ sử dụng dc 1 tai và sạc k vào  mong shop đổi lại cho tôi ạ" table:operator="="/>
              <table:filter-condition table:field-number="0" table:value="hàng đóng gói không cẩn thận, về bị móp méo. máy không đúng model, đặt hàng 9020 nhưng nhận được là 7010, máy cũ đời 2014 nhưng được mông lại, toàn thấy made in china, không hài lòng chút nào. ngay từ đầu phải niêm yết cho đúng, khách hàng thấy được thì mua, sao phải lừa khách hàng. tôi trả lại hàng được không? tiki phải làm nghiêm nếu không sớm muộn sẽ không còn người tin tưởng." table:operator="="/>
              <table:filter-condition table:field-number="0" table:value="hàng đóng gói kỹ càng, dễ sử dụng, test nhanh thì chơi game ngon lành, ko lag, giật  " table:operator="="/>
              <table:filter-condition table:field-number="0" table:value="hàng dùng dở tệ vô cùng, mua về sài chưa tới hai tuần là hư phím, liệt phím... mà đợi chính sách đổi trả gì đó thì gườm gà vô cùng...nản thiệt" table:operator="="/>
              <table:filter-condition table:field-number="0" table:value="hàng dùng ổn, lúc đầu tham khảo trên phần &quot;hỏi, đáp về sản phẩm&quot; thì cskh và tiki đều comment nhiều lần là có đầy đủ:  dây thay thế, củ sạc, cáp sạc không dây, sách hướng dẫn, tuy nhiên khi mình bóc seal thì lại không có củ sạc, gọi lên tổng đài thì họ confirm là không có củ sạc, rất buồn vì cảm giác tiki đang lừa dối khách hàng. nếu không có củ sạc thì nên comment cho khách hàng biết để họ có thể cân nhắc nên mua hay không. mình mua rất nhiều lần trên tiki, toàn vote 5 *, nhưng lần này phải vote 2*, và warn cho các bạn khi mua sản phẩm này." table:operator="="/>
              <table:filter-condition table:field-number="0" table:value="hàng dùng vớ vẩn" table:operator="="/>
              <table:filter-condition table:field-number="0" table:value="hàng được để trong hộp giấy không nhãn mác, sản phẩm loại màu đen thì dây lại màu đó (trong khi hình ảnh sản phẩm trên web thì loại màu đen dây cũng màu đen). nút chỉnh âm lượng và cấu trúc của 2 đầu tai nghe cũng hoàn toàn khác so với mẫu đăng bán trên web. chất lượng bass kém." table:operator="="/>
              <table:filter-condition table:field-number="0" table:value="hàng được đóng gói cẩn thận nhưng không thấy phiếu bảo hành đâu?" table:operator="="/>
              <table:filter-condition table:field-number="0" table:value="hàng được giao đúng hẹn, nhưng chất lượng thì không tốt.   chất lượng đế kẹp rất kém, không chắc chắn.   chất lượng ốc vít tại 3 khớp nối chất lượng cực kỳ kém,... vặn 1 vài lần là cháy hết ren, không có ốc thay thế.   chất lượng bàn kẹp rất kém,.. lò xo nhanh hỏng, bung nắp nhựa mặt bàn kẹp. sản phẩm hiện tại đã hỏng và phải vứt bỏ vì không có vật tư thay thế hay sửa chữa." table:operator="="/>
              <table:filter-condition table:field-number="0" table:value="hang duoc nhung khong đung mau xanh lở nhận hàng rồi xai luon" table:operator="="/>
              <table:filter-condition table:field-number="0" table:value="hàng ghi là ll za zp mà lại về j/a quá chán" table:operator="="/>
              <table:filter-condition table:field-number="0" table:value="hàng gì mà nua về k sài đc" table:operator="="/>
              <table:filter-condition table:field-number="0" table:value="hàng gì mà về sặc bin ko lên ko dùng đc thế là sao  mọi người đừng bị lừa nữa nhé" table:operator="="/>
              <table:filter-condition table:field-number="0" table:value="hang gia khong sai dc" table:operator="="/>
              <table:filter-condition table:field-number="0" table:value="hàng giả mạo tụi lừa đảo nghe âm thanh dỡ hết chổ nói mọi người đừng có mua nha hối hận như tui" table:operator="="/>
              <table:filter-condition table:field-number="0" table:value="hàng giá rẻ về đeo dc mấy ngày thì bong sơn thì ko nói vì có 99k. nhưng tôi đã đặt màu đen mà cuối cùng lại nhận dc màu xanh, thật sự chán, có 100k chẳng nhẽ lại đi trả hàng" table:operator="="/>
              <table:filter-condition table:field-number="0" table:value="hàng giao bị lỗi không in được do lỗi máy không thể hút bình mực đen đã nhờ trung tâm bh bảo mình vào cài hỗ trợ nhưng vẫn không được!" table:operator="="/>
              <table:filter-condition table:field-number="0" table:value="hàng giao cho tôi chỉ là hộp trống. không có gì cả" table:operator="="/>
              <table:filter-condition table:field-number="0" table:value="hàng giao đến ngon, nhìn đã bị mở hộp, giao hàng chậm, đặt hàng trễ hẳn 1 tuần" table:operator="="/>
              <table:filter-condition table:field-number="0" table:value="hàng giao đúng chuẩn loại, nhưng thời gian giao hàng rất lâu. thái độ nhân viên bưu cục rất tệ, đệ nghi tiki nên chuyển đổi đơn vị vận chuyển." table:operator="="/>
              <table:filter-condition table:field-number="0" table:value="hàng giao đúng hẹn nhưng dùng thử với 05 máy tính đều không đọc được dữ liệu. đã báo hỗ trợ tiki và bảo sẽ giải quyết trong vòng 24h nhưng bây giờ là giờ thứ 25 rồi mà chưa có thông tin gì. chán!" table:operator="="/>
              <table:filter-condition table:field-number="0" table:value="hàng giao không đúng màu, giao hàng quá lâu. không có hướng dẫn sử dụng." table:operator="="/>
              <table:filter-condition table:field-number="0" table:value="hàng giao không đúng với cam kết  . sản xuất tại malaysia chứ ko phải china" table:operator="="/>
              <table:filter-condition table:field-number="0" table:value="hàng giao không giống như quảng cáo, không có cổng 3.5 không có cáp quang 1m đi kèm mong tiki hỗ trợ trả sản phẩm" table:operator="="/>
              <table:filter-condition table:field-number="0" table:value="hàng giao ko giống trong hình + ko nhận sim + pin bị lỗi" table:operator="="/>
              <table:filter-condition table:field-number="0" table:value="hàng giao nhanh, đúng thời gian nhưng không sử dụng được.  đơn hàng vừa mua nhưng không sạc được. ngồi chờ 30 phút cũng không tăng % pin nào!" table:operator="="/>
              <table:filter-condition table:field-number="0" table:value="hàng giao nhanh, đúng thời gian nhưng không sử dụng được.  đơn hàng vừa mua nhưng không sạc được. ngồi chờ 30 phút cũng không tăng % pin nào!" table:operator="="/>
              <table:filter-condition table:field-number="0" table:value="hàng giao thiếu ốc k lắp ráp được, màn hình bị lỗi sáng 1 lúc rồi tắt. gọi lên tiki thì không được hỗ trợ ngay. gửi mail mà không thấy tiki giải quyết." table:operator="="/>
              <table:filter-condition table:field-number="0" table:value="hàng giao thiếu receiver không sử dụng được." table:operator="="/>
              <table:filter-condition table:field-number="0" table:value="hàng giống hình, nhưng kém chất lượng, thường xuyên bị tự tắt bluetooth sau 1 vài tiếng sử dụng." table:operator="="/>
              <table:filter-condition table:field-number="0" table:value="hàng giống với hình nhưng bị lỗi  ad xem xét lại nha" table:operator="="/>
              <table:filter-condition table:field-number="0" table:value="hàng gửi bị lỗi, cắm điện không lên, vui lòng test sản phẩm trước khi gửi hàng và hướng dẫn tôi cách gửi bh sản phẩm" table:operator="="/>
              <table:filter-condition table:field-number="0" table:value="hàng hoá đóng gói cẩn thận, nhận hàng sớm hơn 1 ngày tôi sử dụng được 2 tuần thì phát sinh lỗi, đã báo bộ phận chăm sóc khách hàng để thu hồi bảo hành, nhưng vẫn chưa đc giải quyết   lần 1: 18/04/2020   lần 2: 22/04/2020   lần 3: 23/04/2020 yêu cầu tiki thu hồi bảo hành gấp. mùa covid 19 làm việc tại nhà mà lại gặp trường hợp như vậy thật là không hài lòng" table:operator="="/>
              <table:filter-condition table:field-number="0" table:value="hàng hơi lỗi camera mờ lắm nghe gọi thì loa hơi nhỏ.không hài long về sản phấm lắm" table:operator="="/>
              <table:filter-condition table:field-number="0" table:value="hàng hỏng máy tính không nhận. vận chuyển kiểu này ko hỏng mới lạ. ko tem dễ vỡ gì hết" table:operator="="/>
              <table:filter-condition table:field-number="0" table:value="hàng hư ngay khi cắm vào điện thoại, nghĩ chỉ có 30k nên thôi, cứ anker mà mua thôi" table:operator="="/>
              <table:filter-condition table:field-number="0" table:value="hàng k ok lắm. loa nghe hơi rè khi mở lớn, nhưng vấn đưef chính là tay nghe đã rớt đế" table:operator="="/>
              <table:filter-condition table:field-number="0" table:value="hàng kém chất lượng" table:operator="="/>
              <table:filter-condition table:field-number="0" table:value="hàng kém chất lượng" table:operator="="/>
              <table:filter-condition table:field-number="0" table:value="hàng kém chất lượng" table:operator="="/>
              <table:filter-condition table:field-number="0" table:value="hàng kém chất lượng  dùng rất dở" table:operator="="/>
              <table:filter-condition table:field-number="0" table:value="hàng kém chất lượng  dùng rất dở" table:operator="="/>
              <table:filter-condition table:field-number="0" table:value="hảng kém chất lượng , đầu cáp lỏng sạc ko ăn điện" table:operator="="/>
              <table:filter-condition table:field-number="0" table:value="hàng kém chất lượng cắm sạc không dùng được tuopad màn hình bị nháy" table:operator="="/>
              <table:filter-condition table:field-number="0" table:value="hàng kém chất lượng ko chấp nhận được" table:operator="="/>
              <table:filter-condition table:field-number="0" table:value="hàng kém chất lượng làm ăn như ni chủ có mất uy tín thôi chuột trái đơ" table:operator="="/>
              <table:filter-condition table:field-number="0" table:value="hàng kém chất lượng lắp vào k nhận máy tính còn đơ luôn" table:operator="="/>
              <table:filter-condition table:field-number="0" table:value="hàng kém chất lượng mới dùng đã hư  rất ko hài lòng" table:operator="="/>
              <table:filter-condition table:field-number="0" table:value="hàng kém chất lương mua được mấy hôm nghe kết nối kém" table:operator="="/>
              <table:filter-condition table:field-number="0" table:value="hàng kém chất lượng quá. cửa hàng không kiểm tra sản phẩm trước khi giao cho khách hàng. khi nhận sảm phẩm bi lổi. mất thời gian chuyển trả lại" table:operator="="/>
              <table:filter-condition table:field-number="0" table:value="hàng kém chất lượng, dùng được 2 lần là hư, không nên mua!" table:operator="="/>
              <table:filter-condition table:field-number="0" table:value="hàng kém chất lượng, gọi hướng dẫn trả, bảo hành không thấy đâu? làm ăn mất uy tín." table:operator="="/>
              <table:filter-condition table:field-number="0" table:value="hàng kém chất lượng,ko bắt được sóng,phí tiền quá." table:operator="="/>
              <table:filter-condition table:field-number="0" table:value="hàng kém chất lượng. mn ai muốn mua nên xem xét lại." table:operator="="/>
              <table:filter-condition table:field-number="0" table:value="hàng kém, dây sac thì quăn queo ko vuốt thẳng dc. đúng tiền nào nấy, dùng chưa dc 1 tháng thì hỏng" table:operator="="/>
              <table:filter-condition table:field-number="0" table:value="hàng khôg như hình, hàng rất cũ kĩ và đã qua sử dụng, trầy xước nhièue và bên trái ko nghe được, sạc ko được. yêu cầu chủ shop bán đúng hàng đã rao và xin đc trả hàng này" table:operator="="/>
              <table:filter-condition table:field-number="0" table:value="hàng không biết mới hay cũ, cắt bung bét ra hết rồi ..." table:operator="="/>
              <table:filter-condition table:field-number="0" table:value="hàng không chất lượng" table:operator="="/>
              <table:filter-condition table:field-number="0" table:value="hàng không chất lượng. mua lần 6 cái mà hư hết 2 rồi. chán" table:operator="="/>
              <table:filter-condition table:field-number="0" table:value="hàng không chất lượng. mua về cắm vào không đúng như ý muốn" table:operator="="/>
              <table:filter-condition table:field-number="0" table:value="hàng không chính hãng chỉ xem ảnh thôi mà toàn bị out ra ngoài chứ chưa nói làm việc khác ! đề nghị tiki xem lại shop" table:operator="="/>
              <table:filter-condition table:field-number="0" table:value="hàng không có dây nguồn cắm vào màn hình thì sao mà dùng ?,may là mình còn có dây nguồn của con dell ultrasharp lấy vào thay thế,thùng thì nhìn cũ,mở ra thì vỏ bọc màn hình rách,màn hình thì dơ hơn cả con dell cũ của mình,tết mình còn chưa lau chùi con dell.nói chung tết nhất năm mới nhưng có cảm giác bị ăn chặn,bán hàng ko trung thực." table:operator="="/>
              <table:filter-condition table:field-number="0" table:value="hàng không có nguyên seal và dán tem bảo hành như thông tin tổng đài tiki cung cấp. hở sáng như vậy có khủng khiếp quá không? chắc phải yêu cầu đổi." table:operator="="/>
              <table:filter-condition table:field-number="0" table:value="hàng không còn nguyên zin cái nào cũng bị bóc ra, kiểu dùng lại. tốc độ thì như rùa." table:operator="="/>
              <table:filter-condition table:field-number="0" table:value="hàng không đẹp , dở , 58k 1 cái chỉ là cái bao không thật sự không đáng 1 xu . thà mua 1 cái 120k có tai nghe có luôn cái bao còn đỡ hơn mua cái shop này ! tệ" table:operator="="/>
              <table:filter-condition table:field-number="0" table:value="hàng không đúng như hình mẫu . tai nghe quá to . không thể đeo được ." table:operator="="/>
              <table:filter-condition table:field-number="0" table:value="hàng không đúng như hình, treo thịt dê bán thit chó" table:operator="="/>
              <table:filter-condition table:field-number="0" table:value="hàng không đúng những gì quảng cáo gửi lộn hàng tôi không hài lòng về việc này" table:operator="="/>
              <table:filter-condition table:field-number="0" table:value="hàng không đúng với thực tế ghi là silent lú, nhưng hộp thì là silent" table:operator="="/>
              <table:filter-condition table:field-number="0" table:value="hàng không được như quảng cáo, sóng wifi chỉ tốt trong phạm vi 10m. ở khoảng cách 20m sóng rất kém, nhất là sóng 5g. ngay cả với iphone x và samsung galaxy s9," table:operator="="/>
              <table:filter-condition table:field-number="0" table:value="hàng không giống mô tả. rất kém yêu cầu đổi trả hàng." table:operator="="/>
              <table:filter-condition table:field-number="0" table:value="hàng không như quảng cáo! chỉ mỗi bên phải hoạt động, bên trái không có tín hiệu, đèn cục sạc cũng không sáng!!!! nản" table:operator="="/>
              <table:filter-condition table:field-number="0" table:value="hàng không như quảng cáo. dùng chập trờn. đúng tiền nào của đấy." table:operator="="/>
              <table:filter-condition table:field-number="0" table:value="hàng không ra gì" table:operator="="/>
              <table:filter-condition table:field-number="0" table:value="hàng không ưng ý.::: ₫&amp;!!" table:operator="="/>
              <table:filter-condition table:field-number="0" table:value="hàng ko đủ phụ kiện , ko có dây nguồn , ko dây av kết nối" table:operator="="/>
              <table:filter-condition table:field-number="0" table:value="hàng ko dùng đc , sim lúc nhận lúc ko.....,...,..." table:operator="="/>
              <table:filter-condition table:field-number="0" table:value="hàng ko dùng dc." table:operator="="/>
              <table:filter-condition table:field-number="0" table:value="hàng ko nguyên sean......" table:operator="="/>
              <table:filter-condition table:field-number="0" table:value="hàng ko sạc dược" table:operator="="/>
              <table:filter-condition table:field-number="0" table:value="hàng là ổ cứng hdd, mà không lót bất cứ 1 cái lớp chống shock nào? hộp khi nhận rách cả ra. lần 1 nhận hàng cũng tương tự, hộp rách, hdd kiểu lưu kho lâu ngày cáu bẩn. đã liên hệ support yêu cầu để đổi trả và bọc hàng cẩn thận cho lần sau rồi.  lần 2 nhận hàng vẫn như vậy!?!? tiki không biết lắng nghe góp ý của khách hàng thì phải?!?!" table:operator="="/>
              <table:filter-condition table:field-number="0" table:value="hàng loại dở không có miêng dán vân tay không ra gì kh nên mua" table:operator="="/>
              <table:filter-condition table:field-number="0" table:value="hàng lỗi" table:operator="="/>
              <table:filter-condition table:field-number="0" table:value="hàng lỗi  .............................................................................. 1*" table:operator="="/>
              <table:filter-condition table:field-number="0" table:value="hàng lỗi đổi trả hàng ra tới hà nội không chịu nhận lại ngậm ngùi hoàn trả lại..ae cân nhắc trước khi mua" table:operator="="/>
              <table:filter-condition table:field-number="0" table:value="hàng lỗi giờ ko biết bảo hành ở đâu" table:operator="="/>
              <table:filter-condition table:field-number="0" table:value="hàng lỗi không lên nguồn,ko sạc dc ,ko kết nối dc  liên hệ shop ko phản hồi" table:operator="="/>
              <table:filter-condition table:field-number="0" table:value="hàng lỗi không sạc đc  mua 2 dây mới sạc 1 dây mà hư chưa dùng dây còn lại ko biết thế nào  ko biết có đổi đc ko" table:operator="="/>
              <table:filter-condition table:field-number="0" table:value="hàng lỗi không sử dụng đươc" table:operator="="/>
              <table:filter-condition table:field-number="0" table:value="hàng lỗi màn. gọi điện bên vsmart và bên tiki để đổi trả bh thì thấy bên vsmart có vẻ nhanh nhẹ... đang chờ kết quả. nếu có thể update thì sau vài hôm nữa..." table:operator="="/>
              <table:filter-condition table:field-number="0" table:value="hàng lỗi mua về bật không được" table:operator="="/>
              <table:filter-condition table:field-number="0" table:value="hàng lỗi pin, gửi về đổi trả thì ngâm cả nửa tháng không phản hồi báo kết quả gì cả, rất phiền lòng về tiki và nhà cung cấp này. mình đã mua hàng rất nhiều lần ở tiki nhưng lần này chắc từ nay từ mặt, khuyến khích không mua hàng ở nhà cung cấp này." table:operator="="/>
              <table:filter-condition table:field-number="0" table:value="hàng lỗi, kết nối xong không đánh phím được, không sử dụng được quá thất vọng" table:operator="="/>
              <table:filter-condition table:field-number="0" table:value="hàng lỗi, không sử dụng đực, yêu cầu đổi trả hàng.." table:operator="="/>
              <table:filter-condition table:field-number="0" table:value="hàng lởm, mua hỏng ko được đổi lại" table:operator="="/>
              <table:filter-condition table:field-number="0" table:value="hàng lởm. ko còn gì để nói" table:operator="="/>
              <table:filter-condition table:field-number="0" table:value="hàng mình mua sạc không vào điện tiki liên hệ đổi hàng hộ mình càm ơn!" table:operator="="/>
              <table:filter-condition table:field-number="0" table:value="hàng mới chính hãng mà in thì bị sọc" table:operator="="/>
              <table:filter-condition table:field-number="0" table:value="hàng mới cứng, check hãng thì vẫn còn nguyên bảo hành 2 năm. đóng gói sản phẩm điện tử mà không có chống sốc gì hết. lắp vào máy tính copy dữ liệu được khoảng 2 phút thì treo, phát ra tiếng kêu lớn sau đó máy tính không nhận được hdd nữa. đang chờ chính sách bảo hành từ tiki." table:operator="="/>
              <table:filter-condition table:field-number="0" table:value="hàng mới mua 1 hôm đã hư loa, bảo hành ở đâu vậy shop" table:operator="="/>
              <table:filter-condition table:field-number="0" table:value="hàng mới mua được 2 ngày thì hư lun, chạy ko ổn định ko thể phân vùng để cài hệ điều hành sau đó ko thể format nghi vấn hàng nhái , mọi ng cân nhắc trước khi mua" table:operator="="/>
              <table:filter-condition table:field-number="0" table:value="hàng mới mua lỗi, đổi lại vẫn lỗi, lúc mua tiki now, lúc bảo hành về dạng thường, mất thời gian, cái bảo hành cũng  lỗi, trả lại hết,lấy tiền lại luôn" table:operator="="/>
              <table:filter-condition table:field-number="0" table:value="hàng mới mua nhưng đã kích hoạt.xưa giờ mua tiki rất tin tưởng.nhưng lần này quá thất vọng" table:operator="="/>
              <table:filter-condition table:field-number="0" table:value="hàng mới mua về đã bị hỏng 1 tai, 1 tai nghe được 1 tai không nghe được, mong tiki xem xét lại và đổi hàng giúp mình với!" table:operator="="/>
              <table:filter-condition table:field-number="0" table:value="hàng mới mua về được hơn tháng thì bắt đầu có lỗi, giờ thi in hai mặt cũng k thành, in hết mặt 1 trở giấy thì máy k kéo được giấy vào, liên hệ nhà bảo hành thì báo số thuê bao, bó tay." table:operator="="/>
              <table:filter-condition table:field-number="0" table:value="hàng mới nhận đã không sử dụng được, chuột không kết nối được với máy tính do usb đi kèm chuột bị hỏng. đã gửi phản ánh cho tiki nhưng cũng k nhận được phản hồi.  chất lượng quá tệ" table:operator="="/>
              <table:filter-condition table:field-number="0" table:value="hàng mới nhận nhưng chỉ nghe được 1 bên. đề nghị đổi hàng." table:operator="="/>
              <table:filter-condition table:field-number="0" table:value="hàng mới nhận nhưng móp méo vỏ hộp. tiki đóng hàng ngày càng không cẩn thận" table:operator="="/>
              <table:filter-condition table:field-number="0" table:value="hàng mới nhận về kiểm tra thấy gãy, chất lượng nhựa yếu, đề nghị tiki kiểm tra hàng trước khi giao để đảm bảo uy tín. không hài lòng chút nào." table:operator="="/>
              <table:filter-condition table:field-number="0" table:value="hàng mới nhưng cắm thì chả có tín hiệu gì. mua sản phẩm khác thì sử dụng đc ngay. dùng được mỗi cái dây quang tặng kèm. chán." table:operator="="/>
              <table:filter-condition table:field-number="0" table:value="hàng mới về không nguyên hộp, hộp bị cắt. giờ không biết làm sao trả đây?" table:operator="="/>
              <table:filter-condition table:field-number="0" table:value="hàng móp méo. không mở được nắp đựng pin mà phải dùng dao để cạy. khe chứa pin chật chội, rất khó lắp. lắp pin xong thì không đóng lại đc" table:operator="="/>
              <table:filter-condition table:field-number="0" table:value="hàng mua ngày 27/11/2019, nhưng thời gian bắt đầu bảo hành là 28/10/2019. không tin được.  khi nhận hành bạn nên kiểm tra series tại chỗ và trả lại cho shipper khi ngày bắt đầu bảo hành không đúng." table:operator="="/>
              <table:filter-condition table:field-number="0" table:value="hàng mua về bị lỗi mình đã gọi điện cho bên tiki để đổi trả nhưng vẫn không được phản hồi. để khách hàng phải đợi quá lâu!!!!" table:operator="="/>
              <table:filter-condition table:field-number="0" table:value="hàng mua về chỉ sạc được .. tai nghe thì ko nghe được shop xem xét giúp" table:operator="="/>
              <table:filter-condition table:field-number="0" table:value="hàng mua về lỗi gọi đt nói tiki tiki hồi hàng lại những thấy hồi âm gọi đt nói thì bảo ktr r gửi hàng lại trong khi bạn kỹ thuật nói sẽ hồi tiền tiki làm mất uy tính quá" table:operator="="/>
              <table:filter-condition table:field-number="0" table:value="hàng mua về sử dụng k đc ạ. mình thử nối dây để chuyển từ hdmi của laptop vào màn hình bên ngoài thì chả thấy hiện gì. cho mình xin đổi lại món hàng khác ạ" table:operator="="/>
              <table:filter-condition table:field-number="0" table:value="hàng này bán 100k tôi ko mua nữa" table:operator="="/>
              <table:filter-condition table:field-number="0" table:value="hàng này đúng chuẩn made in china . tiền nào của nấy thôi, mua gập đồ dỏm ráng chiệu." table:operator="="/>
              <table:filter-condition table:field-number="0" table:value="hàng này mua rùi có ban hay trả lại được không . toàn tiếng anh không biết xài" table:operator="="/>
              <table:filter-condition table:field-number="0" table:value="hàng nguyên seal mở ra k có pin" table:operator="="/>
              <table:filter-condition table:field-number="0" table:value="hàng nguyên seal, bảo hành chính hãng mà đem đến trung tâm bảo hành thì chỉ cài đặt lại máy. cả ngày ko dùng gì hà hết sạch pin. xài được vài phút là nóng máy. tệ hơn so với a7 (2017) nữa" table:operator="="/>
              <table:filter-condition table:field-number="0" table:value="hàng nhái. không giống như quảng cáo, hộp đựng tạm thiếu chuyên nghiệp. tai nghe rè, không có tiếng bass, sản phẩm quá tệ vậy mà vẫn đến tai khách hàng được. mình đã mua nhiều sản phẩm trên tiki rất tốt, nhưng sản phẩm này quá nhiều lỗi từ ngoại quan đến chất lượng bên trong không thể chấp nhận được. mình muốn trả hàng lại. mong tiki giải quyết sớm giúp mình!!" table:operator="="/>
              <table:filter-condition table:field-number="0" table:value="hàng nhận  thì đúng nhung hàng không xài được . gọi cho bên tiki báo kỹ thuật gọi lại ( hàng ko đc thig ky thuật giải quyết đc gì ?)  2 ngyaf ko thấy a kỹ thuật nào hỏi thăm ? thất vọng với tiki rồi" table:operator="="/>
              <table:filter-condition table:field-number="0" table:value="hàng nhận chỉ nghe được một bên trái. bên phải k nghe được gì luôn" table:operator="="/>
              <table:filter-condition table:field-number="0" table:value="hàng nhận đã bị bóc seal ngoài vỏ hộp , có dấu rạch ở vỏ hộp và khay đựng thẻ nhớ trong hộp . làm ăn gian dối ." table:operator="="/>
              <table:filter-condition table:field-number="0" table:value="hàng nhận được không hề giống như mô tả, hàng nhận được chỉ được bỏ vô hộp giấy không nhãn mác" table:operator="="/>
              <table:filter-condition table:field-number="0" table:value="hàng nhận được không phải hàng phân phối chính hãng tại việt nam. không có tem của dgw. ma  bản nội địa chứ không phải quốc tế như mô tả!!!!!" table:operator="="/>
              <table:filter-condition table:field-number="0" table:value="hàng nhận không giống mẫu. màu cubgx không đúng như đã chọn. chân không vững.giá không bao nhiêu mình không đổi nhưng tiki coi lại nhà cung cấp để ảnh hưởng uy tín" table:operator="="/>
              <table:filter-condition table:field-number="0" table:value="hàng nhận như hình. nhưng sạc mãi không lên. rất thất vọng" table:operator="="/>
              <table:filter-condition table:field-number="0" table:value="hàng nhận về mở ra đã bị gãy (mua thẻ nhớ về chụp hình tết   , vậy thì quá thua rồi).  muốn trả lại ngay lúc đó nhưng khi đó nhân viên giao hàng đã báo trạng thái giao thành công nên không trả về ngay lúc đó. minh đã gởi mail cho tiki rồi, mong xử lý và đổi trả lại hàng sớm.   mình sẽ chỉnh sửa lại đánh giá cho phù hợp hơn khi việc đổi lại hàng thành công." table:operator="="/>
              <table:filter-condition table:field-number="0" table:value="hàng nhập khẩu nhưng lại made in vietnam, hàng sử dụng ở việt nam nhưng điện áp ghi 120 127v, 60hz sao có thể phù hợp. nhận hàng xong phải chờ 24 48 h để chờ kỹ thuật gọi điện xong mới biết có sử dụng được hay không. phiền quá" table:operator="="/>
              <table:filter-condition table:field-number="0" table:value="hàng nội địa ko phải bản quốc tế" table:operator="="/>
              <table:filter-condition table:field-number="0" table:value="hàng ok, nhưng quy trình ship hàng của tiki dạo này quá tệ, ship cả tuần mới tới, mua lần nào cũng ship rất chậm, có khi cả tuần lễ mới nhận dc. cứ kiểu này cạch tiki luôn." table:operator="="/>
              <table:filter-condition table:field-number="0" table:value="hàng phím thứ 2 ngoài hai phím g và h ra, tất cả đều không hoạt động. đọc vài comment cũng thấy người khác báo lỗi này, không biết có phải lỗi dây chuyền hay không?" table:operator="="/>
              <table:filter-condition table:field-number="0" table:value="hàng quá tệ" table:operator="="/>
              <table:filter-condition table:field-number="0" table:value="hàng quá tệ, cứ như là lừa đảo" table:operator="="/>
              <table:filter-condition table:field-number="0" table:value="hàng quá tệ, đã gọi là wifi không dây mà phải kết nối mới sử dụng được." table:operator="="/>
              <table:filter-condition table:field-number="0" table:value="hàng quá tệ! chỉ nghe được tai phải, tai trái ko nghe được. tai nghe bị gập nhiều đoạn như hình, chỗ rack cắm 3.5mm nhựa làm ẩu lộ cả kim loại ra. khi nghe chất lượng rất kèm, nó ko kín âm thì rè ko trầm. mình trước dùng 1 cái theo máy rồi nên biết ngay. tiki thì ok đóng gói ok cẩn thận, giao hàng nhanh. khi có phản hồi cũng xử lý nhanh" table:operator="="/>
              <table:filter-condition table:field-number="0" table:value="hàng quá tệ." table:operator="="/>
              <table:filter-condition table:field-number="0" table:value="hàng quá tệ." table:operator="="/>
              <table:filter-condition table:field-number="0" table:value="hang qua toi khong dung noi" table:operator="="/>
              <table:filter-condition table:field-number="0" table:value="hàng rất cũ màu nhìn dơ nhìn rất cũ nói chung là rất xấu luôn k như hình minh hoạ!!!!!!!!!!!!" table:operator="="/>
              <table:filter-condition table:field-number="0" table:value="hàng rất đẹp nhưng khi sử dụng thì bên nghe đc bên ko nghe đc" table:operator="="/>
              <table:filter-condition table:field-number="0" table:value="hàng rất đẹp, nhưng chỉ nghe được 1 bên thôi ( bên phải ) khi bật lên tai bên trái sáng đèn 2 giây sau đó tắt luôn." table:operator="="/>
              <table:filter-condition table:field-number="0" table:value="hàng rất kém chất lượng." table:operator="="/>
              <table:filter-condition table:field-number="0" table:value="hàng rất ok nhưng lúc nhận hàng thì đã có ai mở vào xem hàng rồi mình k hài lòng về cách giao hàng như thế" table:operator="="/>
              <table:filter-condition table:field-number="0" table:value="hàng rất tệ, tự ý ngắt dòng điện khi chưa sạc đầy." table:operator="="/>
              <table:filter-condition table:field-number="0" table:value="hàng sài bị dilate tiếng vl" table:operator="="/>
              <table:filter-condition table:field-number="0" table:value="hang sai bi nget kg nge rỏ vi het" table:operator="="/>
              <table:filter-condition table:field-number="0" table:value="hàng sai quá kém chất lượng. không ra giống ôn gì cả" table:operator="="/>
              <table:filter-condition table:field-number="0" table:value="hàng shop giao bị lỗi chuột phải, khi bấm là con chuột sẽ đơ 1 lúc, làm ảnh hưởng rất nhiều quá trình sử dụng, lỗi chuột phải là không thể nào chơi được game luôn giờ em muốn đổi trả thì phải làm gì ạ" table:operator="="/>
              <table:filter-condition table:field-number="0" table:value="hàng sida quá , kém chất lượng" table:operator="="/>
              <table:filter-condition table:field-number="0" table:value="hàng tào lao.ko active đc" table:operator="="/>
              <table:filter-condition table:field-number="0" table:value="hàng tệ quá nhận chưa được một tuần sạc lần đầu giờ mở nguồn không lên luôn" table:operator="="/>
              <table:filter-condition table:field-number="0" table:value="hàng tệ quá, mua về xài chưa dc 30p bị mất kết nối luôn, k xài dc nữa, bị gì v shop?" table:operator="="/>
              <table:filter-condition table:field-number="0" table:value="hàng thật sự kém chất lượng nghe được 10' là báo hết pin" table:operator="="/>
              <table:filter-condition table:field-number="0" table:value="hàng thì chất lượng kém, gọi bảo hành thì cứ bận. rất tin tưởng nhưng lần này xin tạm biệt tiki" table:operator="="/>
              <table:filter-condition table:field-number="0" table:value="hàng thì miễn bàn những hỗ trợ sau bán hàng rất tệ. mình mua hàng có đề nghị xuất hóa đơn vat nhưng có ghi thông tin sai nên có nhờ shop  hỗ trợ lập biên bản thay đổi thông tin. nhưng shop lại từ chối hỗ trợ mình. mọi ng mua hàng nên cẩn thận chứ shop hỗ trợ sau khi bán hàng kém lắm nha." table:operator="="/>
              <table:filter-condition table:field-number="0" table:value="hàng thì ok mà nghe được có 1 cái mà hơi rè.. ai chỉ hộ em cái.." table:operator="="/>
              <table:filter-condition table:field-number="0" table:value="hàng thô, rộng, đường chỉ may bị cấn tay khó chịu lắm! mong shop chỉnh sửa và dùng vật liệu co giãn hơn." table:operator="="/>
              <table:filter-condition table:field-number="0" table:value="hàng tiki giao toàn hàng hỏng nv ai dám mua vừa lấy hàng về bật k nghe đc gì . k pik uy tín chổ nào haizz" table:operator="="/>
              <table:filter-condition table:field-number="0" table:value="hàng tiki trading mà chờ cả chục ngày mới nhận được một cái ổ cứng bị lỗi, định dạng lại phân vùng bị treo tiến trình, reset máy thì ổ cứng rung như máy cày và nóng, không cho vào win, cuối cùng phải tháo ra mới vào win được. đây là sản phẩm thứ 2 của tiki trading bán cho mình bị lỗi, lần trước là cái bình giữ nhiệt bị móp" table:operator="="/>
              <table:filter-condition table:field-number="0" table:value="hàng tikitrading trước giờ mình rất yên tâm về sp. nhưng lần này quá thất vọng khi đưa hàng lỗi, yêu cầu đổi lại thì chờ mất 1 tuần xong nhận đc thông báo ngắn gọn là hết hàng, trả tiền lại tk là xong. nếu bạn mua sp, và bị ứng xử như vậy. liệu bạn có cảm thấy đc tôn trọng?" table:operator="="/>
              <table:filter-condition table:field-number="0" table:value="hàng tốt nhưng cách giao hàng và nhân viên giao hàng xem thường khách hàng . gọi phản ảnh lên tổng đài tiki toàn nghe hứa hẹn" table:operator="="/>
              <table:filter-condition table:field-number="0" table:value="hang tui moi nhan ma ben phai mo khong len ben trai nghe rat nho ,cho minh doi lai duoc khong a" table:operator="="/>
              <table:filter-condition table:field-number="0" table:value="hàng về hôm thứ 5, hôm nay thứ 7 thì tai nghe bên phải đã không còn kết nối, chỉ nghe đc tai bên phải. cần tiki đổi trả" table:operator="="/>
              <table:filter-condition table:field-number="0" table:value="hàng về mua bị lỗi không dùng được" table:operator="="/>
              <table:filter-condition table:field-number="0" table:value="hàng vớ vẩn ko nghe đc kém chất lượng" table:operator="="/>
              <table:filter-condition table:field-number="0" table:value="hàng vớ vẩn mua không sạc dc. đúng là treo đầu dê bán thịt chó." table:operator="="/>
              <table:filter-condition table:field-number="0" table:value="hàng vừa giao. tháo ra khui seal. hư 1 bên tai. chưa dùng được lần nào. gởi shop kiểm tra. shop nói gởi đi bảo hành. hôm nay nt hỏi thăm thì được trả lời là không biết khi nào bhanh. vì dịch bệnh nặng. ???? tai nghe mua tặng sinh nhật. chưa sài được lần nào mà bây giờ không biết giải quyết sao? 1. là đưa sản phẩm khác 2. trả lại tiền cho khách hàng" table:operator="="/>
              <table:filter-condition table:field-number="0" table:value="hàng vựa nhận xong cách đây vài phút, bóc seal và lấy vòng tay ra khỏi túi đựng mà dây sản phẩm đã xước xát như thế này thì sao gọi là hàng mới 100% được vậy tiki? kính mong tiki xem xét lại sản phầm này nhanh chóng nhất giúp mình !!!" table:operator="="/>
              <table:filter-condition table:field-number="0" table:value="hàng vừa về em sạc thì lại 0 vô là sao ạ" table:operator="="/>
              <table:filter-condition table:field-number="0" table:value="hàng xách tay trung quốc về. ko fai chính hãng việt nam! pp" table:operator="="/>
              <table:filter-condition table:field-number="0" table:value="hàng xài được 1 tháng hư hết 4 cổng, còn 1 cổng thì chập chờn. không nên mua." table:operator="="/>
              <table:filter-condition table:field-number="0" table:value="hàng xài k mượt chút nào mua về chơi đc 2 bữa là k di chuyển đc rồi" table:operator="="/>
              <table:filter-condition table:field-number="0" table:value="hàng xài ko ổn! cân nhắc khi mua.............................................................................." table:operator="="/>
              <table:filter-condition table:field-number="0" table:value="hang xai te bam ko dc bua dau xai on bua sau la ban ko duoc" table:operator="="/>
              <table:filter-condition table:field-number="0" table:value="hàng xuất kho từ 2018 và đã hết hạn bảo hành, vỏ thì trông rất cũ, ko còn mới. cảm giác như đồ cũ" table:operator="="/>
              <table:filter-condition table:field-number="0" table:value="hàng zởm. wifi chập chờn kết nối kém . một hồi không nhận được địa chỉ. lỗi kết nối lần cuối cùng mua hàng trên tiki shop rút ra một bài học kinh nghiệm" table:operator="="/>
              <table:filter-condition table:field-number="0" table:value="hao pin rất nhanh 1 ngày sạc 2 lần." table:operator="="/>
              <table:filter-condition table:field-number="0" table:value="hát bat mic . lúc hát thì phải tăng hết công suất mới hát đk" table:operator="="/>
              <table:filter-condition table:field-number="0" table:value="hát không hút mic" table:operator="="/>
              <table:filter-condition table:field-number="0" table:value="hay bị lỗi không nhận được ip khi để hoạt động liên tục tầm từ sáng đến chiều là bị. rút điện cắm lại thì mới lại được" table:operator="="/>
              <table:filter-condition table:field-number="0" table:value="hay bị lỗi không vô điện" table:operator="="/>
              <table:filter-condition table:field-number="0" table:value="hay bị out, quá chán hay bị out, quá chán hay bị out, quá chán" table:operator="="/>
              <table:filter-condition table:field-number="0" table:value="hãy bỏ tiền mua cục sạc dự phòng đáng giá hơn nha các bạn. sạc rất kém, cục sạc to nặng bất tiện đem theo, sạc lâu vào pin. chạy km mình thấy 520k giảm 156k dịp 9.9 là lừa thôi tại mình ko canh giá gốc lúc bán. hãy mua thương hiệu tốt hơn các bạn nhé." table:operator="="/>
              <table:filter-condition table:field-number="0" table:value="hay hết pin thía😥😥😥" table:operator="="/>
              <table:filter-condition table:field-number="0" table:value="hay mua đồ của tiki, nhưng khi mua sản phẩm này thì chia tay tiki từ đây. mua về cắm hoài cũng ko thể kết nối dc." table:operator="="/>
              <table:filter-condition table:field-number="0" table:value="hdd dùng chưa hết năm, chỉ vài lần chép dữ liệu (tổng chưa tới 500gb) vào rồi cất. giờ gắn vào để chép tiếp thì ... chất lượng quá kém." table:operator="="/>
              <table:filter-condition table:field-number="0" table:value="hdd không dùng được, chỉ hiện 0.0gb, đã thử thay cáp đang dùng sang, thử lắp sang máy khác đều lỗi hiện 0gb cần trả lại hàng, bảo hành nhanh chóng." table:operator="="/>
              <table:filter-condition table:field-number="0" table:value="hdd rất dễ hư khi va đập, tiki giao hàng chỉ có cái ổ cứng bỏ trong hộp giấy, không chống sốc gì cả. cũng không có biểu tượng hàng dễ vỡ luôn. may là hàng gắn vào dùng ok.  dạo một vòng thấy nhiều dòng wd hdd khác cũng có feedback tương tự.  tiki bán giá tốt, giao nhanh. nhu cầu đang định mua thêm vài ổ khác dung lượng to hơn. nhưng đóng gói kiểu này nản quá nên mình đã chọn giải pháp khác rồi." table:operator="="/>
              <table:filter-condition table:field-number="0" table:value="hdh window 10 không thể tìm thấy thiết bị không kết nối qua bluetooh" table:operator="="/>
              <table:filter-condition table:field-number="0" table:value="hẹn 19/5 giao nhưng mãi  21/5 mới nhận được. tiki giao hàng đã khui seal. hộp giấy bên ngoài móp méo hộp sạc tai nghe dính gì đó vằn vện lau không ra. cứ như đã qua tay 1000 người sử dụng. mua một món hàng điện tử mới 100% mà cảm giác như đã có người xài rồi là một trải nghiệm vô cùng tệ." table:operator="="/>
              <table:filter-condition table:field-number="0" table:value="hẹn giao sau 2 ngày thì hàng tuần sau mới giao trong khi không hề thông báo lại. chuột di mãi chẳng chạy, yêu cầu trả lại. tiki hẹn 2   3 ngày sau có người qua nhận lại nhưng cũng hơn 1 tuần sau mới có người qua nhận. nhận được 3 ngày nay rồi mà tiền thì chưa thấy đâu. buồn!" table:operator="="/>
              <table:filter-condition table:field-number="0" table:value="hẹn thứ 2 mà giờ thứ 5 vẫn chưa thấy đâu, cancel nha tiki. để ra ngoài mua cho lẹ." table:operator="="/>
              <table:filter-condition table:field-number="0" table:value="hết bảo hành thì hỏng. mua từ tháng 7/2019. đến tháng 8/2020 thì chuột phải hỏng (nhấp đau tay mới nhận). hồi mua 350k, ko bền bằng con chuột trung quốc dùng mấy năm. thất vọng" table:operator="="/>
              <table:filter-condition table:field-number="0" table:value="hết pin bao nhanh" table:operator="="/>
              <table:filter-condition table:field-number="0" table:value="hi all,&#10; mình đã mua và đang dùng con totolink ex200 và thấy hơi thất vọng. khả năng bắt sóng wifi từ modem chính về rất kém dù cách chưa đến 10m (đường thẳng). còn sóng wifi bản thân nó phát ra cũng rất chập chờn. thiết bị cấm diện dùng dc tầm 15ph là bắt đầu rất nóng. nói chung là những thứ mình cần cho 1 con repeater thì nó chẳng đem lại dc gì.&#10; đó là 1 số nhận xét của mình. thanks." table:operator="="/>
              <table:filter-condition table:field-number="0" table:value="hí hửng vì mua đwocj đunggs lúc giảm thẻ tín dụng thêm 500k, ai dè sp lỗi. muốn đổi thì không có hàng nên hoàn tiền." table:operator="="/>
              <table:filter-condition table:field-number="0" table:value="hi ship, mình muốn tìm địa chỉ của shop để có thể bào hành, mình mau đến nay tấm 2 3 tuần và bên tai nghe trái hoàn toàn không nghe được, shop liên hệ mình để sửa chữa dùm mình vấn đề trên sớm nhá" table:operator="="/>
              <table:filter-condition table:field-number="0" table:value="hi tiki,    tôi đã nhận được sản phẩm bảo hành, xài đúng 1 ngày lại tiếp tục hư lỗi cũ (tai nghe bên trái k nghe được).    1. sau khi mua sản phẩm: xài 1 ngày hư, vì mất hộp nên k dc đổi số mới.   2. chờ 2 tuần để được nhận sp bảo hành. nhận xong sử dụng đúng 1 ngày hư tiếp   quá chán tiki!   hi vọng sẽ có chính sách gì đỡ chán hơn cái bảo hành vừa mất thời gian chờ đợi vừa chẳn được tích sự gì.    không biết sẽ phải bảo hành bao nhiêu lần nữa.    regards," table:operator="="/>
              <table:filter-condition table:field-number="0" table:value="hi tiki, mong tiki kiểm tra lại vấn đề tặng kèm sản phẩm vì bên mình không nhận được sản phẩm tặng kèm. sản phẩm bị rách tem bảo hành. không biết có ảnh hưởng đến đổi trả hay không. tiki chú ý vấn đề này để sàn ngày càng phát triển. xin cảm ơn." table:operator="="/>
              <table:filter-condition table:field-number="0" table:value="hi tiki, nhờ tiki check lại giúp mình đơn hàng này. mình chỉ nhận được dây và sạc, thiếu mặt đồng hồ.  rất mong sớm nhận được phản hồi." table:operator="="/>
              <table:filter-condition table:field-number="0" table:value="hi, bạn mình vừa đặt đh 932712200. hiện tại 1 cái lỗi. nhờ hỗ trợ đổi mới nhé." table:operator="="/>
              <table:filter-condition table:field-number="0" table:value="hi, mình mua sim này mà không biết kích hoạt ntn? mình đã đăng ký bảo hành điện tử.  sim nhận được tin nhắn của mobifone app nhưng không nhận được cuộc gọi hay tin nhắn của máy khác. mình cũng không sử dụng để gọi hay nhắn tin được.  mình download mobifone app &amp; log in thì thấy tài khoản không có data.  mình không thấy có hướng dẫn kích hoạt sim nào khác.  bạn bán hàng có thể liên lạc để giúp mình kích hoạt &amp; sử dụng sim được không?" table:operator="="/>
              <table:filter-condition table:field-number="0" table:value="hic  mới mua mấy hôm chưa dùng hôm nay mới bỏ ra thì gãy chân rồi" table:operator="="/>
              <table:filter-condition table:field-number="0" table:value="hiện nay bàn phím của tôi đang bị lỗi ko phát và nhận bluetooth được. hàng khi nhận không có phiếu bảo hành làm sao để bảo hành đây, hóa đơn điện tử cũng không có." table:operator="="/>
              <table:filter-condition table:field-number="0" table:value="hiện sau khi sử dụng tầm 1 tháng đã có hiện tượng double click..." table:operator="="/>
              <table:filter-condition table:field-number="0" table:value="hiện tại 1 bên tai nghe sạc k vào điện k biết tôi có đc đổi hàng k ạ" table:operator="="/>
              <table:filter-condition table:field-number="0" table:value="hiện tại cọng cáp mình mua không truyền hình ảnh lên tivi được, cắm đi cắm lại cứ ngỡ laptop hư nhưng sau khi lấy 1 cọng hdmi khác của người quen thì tivi nhận dữ liệu, shop phản hồi sớm" table:operator="="/>
              <table:filter-condition table:field-number="0" table:value="hiện tại mình đã đặt hàng về và ko dc như mong muốn khi kết nối chỉ dc nghe 1 bên và bên kia ko biết phải như thế nào.mình rất thất vọng và mong phía công ty sẽ xử lý." table:operator="="/>
              <table:filter-condition table:field-number="0" table:value="hiện tại mình dùng được 1 tuần thì bị tình trạng kết nối với máy tính không hiện đèn màu xanh và không kết nối wifi được ." table:operator="="/>
              <table:filter-condition table:field-number="0" table:value="hiện tôi đã nhận tam nhưng khi lắp vào máy không nhận? tiki hỗ trợ tôi đổi lại ram nhé!" table:operator="="/>
              <table:filter-condition table:field-number="0" table:value="hiện tôi vẫn chưa nhận được hóa đơn vat theo yêu cầu. vậy ncc vui lòng gửi lại hóa đơn của sp tôi đã mua. xin cảm ơn" table:operator="="/>
              <table:filter-condition table:field-number="0" table:value="hình ảnh bị thiếu màu vàng. khung hình thì thỉnh thoảng giật giật. (dây vga cắm trực tiếp vẫn ok)" table:operator="="/>
              <table:filter-condition table:field-number="0" table:value="hình ảnh không đúng với hàng giao, yêu cầu bán đúng với hàng đã đăng" table:operator="="/>
              <table:filter-condition table:field-number="0" table:value="hình ảnh là tem fpt, nhưng thực nhận hàng không phải" table:operator="="/>
              <table:filter-condition table:field-number="0" table:value="hình ảnh thấy rõ. totolink nhưng vào cài đặt thì f600w. hok cài được pass kết nối wifi. vì hok đúng giao diện totolink nên tờ hướng dẫn vứt. hì hục cài mất gần 2 tiếng đồng hồ nhưng chịu. thua. đúng tiền nào của nấy." table:operator="="/>
              <table:filter-condition table:field-number="0" table:value="hình là màu xanh đen mà nhận là trắng xanh không ưng màu" table:operator="="/>
              <table:filter-condition table:field-number="0" table:value="hình màu trắng.đến khi nhận bên trong màu đen là sao.vỏ ngoài cũng màu trắng.bóc ra là màu đen.vì nghĩ trời mưa.thấy tôi anh shipper nên mới lấy.anh chị làm ăn cho đàng hoàng vào.làm ăn kiểu vậy quá tội lừa à" table:operator="="/>
              <table:filter-condition table:field-number="0" table:value="hình thức ok, nhưng dùng được nửa tháng em nó đã ngỏm củ tỏi rồi. quá thất vọng" table:operator="="/>
              <table:filter-condition table:field-number="0" table:value="hình thức sản phẩm giao đúng như ảnh tuy nhiên tốc độ của wifi không được như quảng cáo. khoảng cách gần mà sóng đã yếu chưa nói đặt cách xa." table:operator="="/>
              <table:filter-condition table:field-number="0" table:value="hình thức sản phẩm giao đúng như ảnh tuy nhiên tốc độ của wifi không được như quảng cáo. khoảng cách gần mà sóng đã yếu chưa nói đặt cách xa." table:operator="="/>
              <table:filter-condition table:field-number="0" table:value="hình thức tốt và giao hàng nhanh. tuy nhiên mình khá thất vọng khi bàn phím bị lỗi ở phím spacebar. mỗi lần nhấn xuống nó bị kẹt lại và không nhồi lên nếu gõ khoảng 5 lần trở lên. một nhược điểm nữa là khi ấn phím spacebar khi dùng samsung note 10+, bàn phím tự động chuyển từ chế độ gõ tiếng việt sang tiếng anh sau chỉ vài lần ấn phím này nên khá phiền toái." table:operator="="/>
              <table:filter-condition table:field-number="0" table:value="hình với sp gì đâu. chả giống nhau" table:operator="="/>
              <table:filter-condition table:field-number="0" table:value="hk kết nối đc với đt .. khi kết nối đc thì 1 bên nghe 1 bên hk nghe j.... lại tự mất kết nối vô cớ... cảm thấy hk hài lòg với tiki cho lắm" table:operator="="/>
              <table:filter-condition table:field-number="0" table:value="hnay mình đã nhận hàng , chọc khe sim để cắm sim mà mãi ko đc , có gọi số đt gửi kèm để hỗ trợ kĩ thuật nhưng đang hỏi đến phần khe sim thì chưa được trả lời . mong nhận được phản hồi sớm . thx !" table:operator="="/>
              <table:filter-condition table:field-number="0" table:value="hnay mới mua về mà đèn đỏ báo liên tục,ko sd đc ,phải chăng sp cần đi đổi lại" table:operator="="/>
              <table:filter-condition table:field-number="0" table:value="hỗ trợ giao hang kém!" table:operator="="/>
              <table:filter-condition table:field-number="0" table:value="hỗ trợ sau bán hàng rất kém" table:operator="="/>
              <table:filter-condition table:field-number="0" table:value="hóa đơn quá chậm. , chuột mình đặt từ tuần trước rồi, đã 1 tuần vẫn chưa thấy hóa đơn đâu" table:operator="="/>
              <table:filter-condition table:field-number="0" table:value="hoàn toàn thất vọng về sản phẩm, từ ngoại hình đến chất lượng." table:operator="="/>
              <table:filter-condition table:field-number="0" table:value="hoạt động không ổn định, sóng chập chờn, không hài lòng" table:operator="="/>
              <table:filter-condition table:field-number="0" table:value="hoạt động không ổn định, sóng yếu, hay bị kết nối mà không vào internet được. phải reset mới dùng lại được." table:operator="="/>
              <table:filter-condition table:field-number="0" table:value="hơi buồn sản phẩm ko cài đặt với điện thoại dc, chắc lỗi gì rồi" table:operator="="/>
              <table:filter-condition table:field-number="0" table:value="hơi buồn vì mình mua trục chặc bảo hành lần 1 xong , đang gọi bảo hành lần nữa vẫn lỗi như vậy buồn quá ! ko biết do số mình nhọ hay thế nào" table:operator="="/>
              <table:filter-condition table:field-number="0" table:value="hơi đắt.  dùng thử một thời gian mới biết chất lượng như thế nào." table:operator="="/>
              <table:filter-condition table:field-number="0" table:value="hối hận  , phát sóng mạnh hơn nhưng mất internet thường xuyên , đúng là của ôi" table:operator="="/>
              <table:filter-condition table:field-number="0" table:value="hồi tháng 1 mình có mua 1 em này. chất lượng ok, bảo hành 1 năm. có kèm phiếu bảo hành.&#10; đến hôm nay thì em nó bỗng dưng bị hư 1 bên tai. tức tốc lục lại phiếu bảo hành thì ôi toi, trên phiếu bảo hành chỉ ghi thời gian bảo hành 6 tháng :/.&#10; cũng công nhận tại mình ko kiểm tra kĩ hàng từ trước nên mới có chuyện như vầy, nên mình cũng chịu thôi chứ biết sao giờ, chỉ khuyên ai mua hàng nhớ check thời gian bảo hành thử đừng để bị như mình :/." table:operator="="/>
              <table:filter-condition table:field-number="0" table:value="hơi yếu ," table:operator="="/>
              <table:filter-condition table:field-number="0" table:value="hok sử dụng đc ạ" table:operator="="/>
              <table:filter-condition table:field-number="0" table:value="hôm bữa mua dây sạc điện thoại 2 mét mà bên shop giao dây có 2 tất thôi nên kg có nhận hàng" table:operator="="/>
              <table:filter-condition table:field-number="0" table:value="hôm nay mình có mua 1 đơn hàng, sản phẩm là màn hình dell p2719h. khi về lắp vào sử dụng thì ở góc dưới tay phải khi ấn vào nghe tiếng cụp cụp.   mình kiểm tra thì phần bản lề bên dưới không khớp, bị dán lệch nên khi ấn vàn sẽ nghe cụp cụp. nhờ tiki.vn kiểm tra và đổi trả sản phẩm mới giúp mình. vì xài như vậy rất khó chịu, cảm giác như mua phải hàng lỗi." table:operator="="/>
              <table:filter-condition table:field-number="0" table:value="hôm nay mình mở ipad lên thấy có 1 vết giống như nứt và không thấy có hóa đơn nữa. lần đầu tiên mua mà đã thấy không hài lòng. mong giải quyết sớm giúp mình" table:operator="="/>
              <table:filter-condition table:field-number="0" table:value="hôm nay mình mới nhận được ổ cứng, nhưng khi chép dữ liệu thì bị lỗi. window thấy ổ đĩa nhưng ko thấy dung lương, format ổ cứng cũng ko được. tôi đang cần để chép dữ liệu mà lại chép ko dc. tiki có thể đổi hàng cho tôi dc không?" table:operator="="/>
              <table:filter-condition table:field-number="0" table:value="hôm nay mình nhờ chị mình hàng mà  quên kêu chị kiểm tra ai dè tối về mở ra ko có tai phone chỉ có hộp ko...thất vọng về shop" table:operator="="/>
              <table:filter-condition table:field-number="0" table:value="hôm nay mình vừa nhận hàng xong nhưng tai nghe bên phải nghe bị nhỏ hơn hẳn tai nghe bên trái mong tiki trading giải quyết đổi hàng cho mình" table:operator="="/>
              <table:filter-condition table:field-number="0" table:value="hôm nay tôi nhận được đông hồ và sạc pin ko vào , mở ra thì ko có cục pin." table:operator="="/>
              <table:filter-condition table:field-number="0" table:value="hôm trước mình có 1 máy nhưng pin để 3000 sau mình sài chỉ gọi và nhắn tin thôi mà 1 ngày là hết pin tiki xem lại giúp mình nha" table:operator="="/>
              <table:filter-condition table:field-number="0" table:value="hỏng click ko ấn đc ......" table:operator="="/>
              <table:filter-condition table:field-number="0" table:value="hông dùng đc gì ngoài cọ" table:operator="="/>
              <table:filter-condition table:field-number="0" table:value="hông kết nối được" table:operator="="/>
              <table:filter-condition table:field-number="0" table:value="hỏng mất một bên" table:operator="="/>
              <table:filter-condition table:field-number="0" table:value="hộp bị móp méo, đóng gói hời hợt. sản phẩm dùng ok, không lọc tiếng ồn như mọi người review. nhận được buổi trưa, nhưng chiều tối mình mới test thử, cắm sạc qua đêm nhưng hình như chỉ sạc mỗi hộp, tai nghe không được sạc. lấy ra tai nghe bên phải 4 vạch, trái chỉ có 2 vạch, để được khoảng 10 phút tuột xuốt còn 1 vạch. bỏ lại vô hộp sạc thì 15p lại lên 3 vạch ???? không biết do mình bỏ vào không đúng hay như thế này, nhưng cảm thấy thất vọng, theo mình sản phẩm không xứng với giá 400k luôn chứ đừng nói là hơn 900k." table:operator="="/>
              <table:filter-condition table:field-number="0" table:value="hộp có dấu rạch ra, usb nhìn cũ , có 2 vết xước sâu ở phần nhựa, trông như hàng đã qua sử dụng. tồi" table:operator="="/>
              <table:filter-condition table:field-number="0" table:value="hộp của tiki bị méo mó, hộp nhìn như kiểu cbi vứt vào sọt rác, không đêm..." table:operator="="/>
              <table:filter-condition table:field-number="0" table:value="hộp đã bị bóc ra trong hộp có rất nhiều bụi dính trên tản stock" table:operator="="/>
              <table:filter-condition table:field-number="0" table:value="hộp đã bị cắt seal và đã bị mở trước đó. bốn miếng đệm chuột bị trầy xước như đã qua sử dụng. mình hơi thất vọng về sản phẩm của tiki." table:operator="="/>
              <table:filter-condition table:field-number="0" table:value="hộp đã bị cắt seal và đã bị mở trước đó. bốn miếng đệm chuột bị trầy xước như đã qua sử dụng. mình hơi thất vọng về sản phẩm của tiki." table:operator="="/>
              <table:filter-condition table:field-number="0" table:value="hộp i12 tai nghe i11. hàng bị lỗi. tôi sẽ không bao giờ mua lại shop này" table:operator="="/>
              <table:filter-condition table:field-number="0" table:value="hộp khi mở ra bị bóp méo  hơn nữa tai nghe chỉ sử dụng được bên phải còn bên trái thì bị mất tiếng không thể sử dụng và nghe được" table:operator="="/>
              <table:filter-condition table:field-number="0" table:value="hộp không có hàng chỉ có vỏ mà cái vỏ lại là cao su muốn shop hoàn tiền hoặc giao hàng lại" table:operator="="/>
              <table:filter-condition table:field-number="0" table:value="hộp không sạc được cho tai nghe, nắp hộp khônn chật, đóng vào k kích cho tai nghe sạc được. rè tai bên phải. đặt hàng thế này thì chết rồi tiki à. mua nhiều đồ mà đây là lần đầu thấy thế này" table:operator="="/>
              <table:filter-condition table:field-number="0" table:value="hợp lý về giá, nhưng giao hàng quá chậm và bảo hành của tiki rất kém. có ai bảo hành con chuột mà 1 tháng chưa thấy phản hồi k" table:operator="="/>
              <table:filter-condition table:field-number="0" table:value="hộp máy nguyên seal luôn (seal nó hơi nhàu chút), nhưng khi bóc seal thì thấy thất vọng tràn trề. bên trong có ít bụi bám, hic hic. soi các cạnh của máy thì thấy bi cong chứ không thẳng (hai cạnh gần với camera), do mình đã trải nghiệm sản phẩm này tại shop ngoài nên biết chắc chắn là bị cong rồi. kiểm tra xong thì thôi mình chẳng muốn bật máy lên xem nữa. sao giống như mình đã mua phải một sản phẩm không phải của apple vậy????  gọi điện thoại hỗ trợ thì từ hôm qua đến giờ không thấy phản hồi động tĩnh gì.  p/s: mình lại còn mua sẵn apple pencil 2 để chơi cùng em nó, thêm cả cái ốp đang trên đường vận chuyển nữa chứ." table:operator="="/>
              <table:filter-condition table:field-number="0" table:value="hộp mới nguyên tem nhưng bật không thấy đèn sáng, không dùng được. đề nghị đổi cái mới." table:operator="="/>
              <table:filter-condition table:field-number="0" table:value="hộp móp méo nặng. gọi đổi trả hàng với tiki 2 tuần không giải quyết được" table:operator="="/>
              <table:filter-condition table:field-number="0" table:value="hộp mực bị lỗi, nhựa bị gãy không lắp được" table:operator="="/>
              <table:filter-condition table:field-number="0" table:value="hộp mực mới nhận in ra kết quả như thế này" table:operator="="/>
              <table:filter-condition table:field-number="0" table:value="hộp nguyên seal mà không có con ốc thì khách hàng lắp vào máy như thế nào" table:operator="="/>
              <table:filter-condition table:field-number="0" table:value="hộp nhựa bị mở sẵn từ trước khi người dùng bóc hộp carton. đế chuột dính bụi, khôg biết chắc hàng đã qua sử dụng hay chưa.   vô cùng thất vọng về chất lượng!!!!!" table:operator="="/>
              <table:filter-condition table:field-number="0" table:value="hộp toàn chữ tàu, không có team nhà phân phối mà nói hàng chính hãng " table:operator="="/>
              <table:filter-condition table:field-number="0" table:value="https://tiki.vn/sales/order/view/286991263 tôi muốn trả  đổi hàng vì hỏng không sử dụng được mã #286991263" table:operator="="/>
              <table:filter-condition table:field-number="0" table:value="hư ngay từ ngày đầu tiên, đèn led chớp liên tục dù không có bút ở gần, chuột nhảy vào góc màn hình rồi chạy loạn hết lên. không những windows mà cả android cũng bị như vậy." table:operator="="/>
              <table:filter-condition table:field-number="0" table:value="hướng dẫn kết nối ko rõ , và ko kết nối đc với ipad air 2 tại sao dù đã nâng cấp phiên bản 13 cho ipad" table:operator="="/>
              <table:filter-condition table:field-number="0" table:value="hý hửng khui ra sau khi nhận được hàng. cắm vào 2 máy khác nhau và dùng 2 cáp khác nhau. ko máy nào nhận ổ ssd mới này. quá tệ ....yêu cầu bảo hành gấp mà tiki phản ứng chậm chạp.... ko khuyến cáo mua." table:operator="="/>
              <table:filter-condition table:field-number="0" table:value="hy vọng đổi lại sản phẩm khác ! vừa mới mua sd dc gần 1 tuần là đã hư !!! chán quá thấy giá cao thầm nghĩ sẽ tốt nhưng khong ngờ !!! thua công dây sạt rẻ tiền nữa 😤" table:operator="="/>
              <table:filter-condition table:field-number="0" table:value="i thought mouses from logitech would be good for office using. except this one. design does not fit with normal office use. compatible with computer is also not great. so much lagging with minimal precision.  can't stand the mouse for 2 days after buying" table:operator="="/>
              <table:filter-condition table:field-number="0" table:value="in bị sọc, trục từ lỗi. rất không hài lòng. đề nghị có chính sách đổi trả" table:operator="="/>
              <table:filter-condition table:field-number="0" table:value="in chữ bị lẹch lên phía trên và bên phải. không hài lòng.," table:operator="="/>
              <table:filter-condition table:field-number="0" table:value="in ko ăn mực, kẹt giấy liên tục, dù chỉ in 5 trang." table:operator="="/>
              <table:filter-condition table:field-number="0" table:value="ip không vào được  giao hàng thì trễ mất 4 ngày  chán không thể tả" table:operator="="/>
              <table:filter-condition table:field-number="0" table:value="iphone ko hiện thêm gói cước di động để kick hoạt esim đã báo lên cskh . nhưng kỹ thuật vẫn chưa liên hệ hổ trợ" table:operator="="/>
              <table:filter-condition table:field-number="0" table:value="iphone mới mua được vài ngày. phát hiện ra lỗi lúc nhận đuoc cuộc gọi lúc không. tin nhắn cũng vậy. đã gọi nhà mạng hỗ trợ nhưng vẫn bị lỗi.  gọi đến báo thuê bao không liên lạc được, mong tiki hỗ trợ gấp" table:operator="="/>
              <table:filter-condition table:field-number="0" table:value="it’s broken and the left earpiece is broken. it can’t connect to the bluetooth in the phone but the right earpiece is okay and works well..." table:operator="="/>
              <table:filter-condition table:field-number="0" table:value="it’s dose not work at all ,and i guess it is not the new one" table:operator="="/>
              <table:filter-condition table:field-number="0" table:value="it’s dose not work at all ,and i guess it is not the new one" table:operator="="/>
              <table:filter-condition table:field-number="0" table:value="jack cắm có vấn đề, cắm vào dt android, ios hay laptop đều không nghe rõ dc, mỗi âm treble. không hi vọng quá nhi" table:operator="="/>
              <table:filter-condition table:field-number="0" table:value="k biet so thiếu tai nghe từ nha sx hay tai cua hang .ma nv giao hang xong mở ra thấy vân nguyen tem 2  đâu hộp  sp nhung khi kiểm tra thi thiếu tai nghe .mong kiti xem xet" table:operator="="/>
              <table:filter-condition table:field-number="0" table:value="k đúng sản phẩm yêu cầu tiki liên hệ cho tôi" table:operator="="/>
              <table:filter-condition table:field-number="0" table:value="k hài lòng sản phẩm quá tệ" table:operator="="/>
              <table:filter-condition table:field-number="0" table:value="k hài lòng về sản phẩm. 1 bên tai kết nối chập chờn" table:operator="="/>
              <table:filter-condition table:field-number="0" table:value="k kết nối đc ad 😭😭😭😭😭😭😭😭😭😭😭😭" table:operator="="/>
              <table:filter-condition table:field-number="0" table:value="k nên mua. sạc đc mấy hôm thì hỏng. lúc được lúc không" table:operator="="/>
              <table:filter-condition table:field-number="0" table:value="k nghe được 2 tiếng.  còn giống hàng cũ nữa" table:operator="="/>
              <table:filter-condition table:field-number="0" table:value="k nhan xim" table:operator="="/>
              <table:filter-condition table:field-number="0" table:value="k như hình ảnh, màu khác," table:operator="="/>
              <table:filter-condition table:field-number="0" table:value="k sài đc 😭" table:operator="="/>
              <table:filter-condition table:field-number="0" table:value="k sử dụng được. k được hỗ trợ khi gọi hotline của shop." table:operator="="/>
              <table:filter-condition table:field-number="0" table:value="k thấy ghi thông tin bảo hành ở đâu cả" table:operator="="/>
              <table:filter-condition table:field-number="0" table:value="k tốt hàng k ăn điện k sai dc" table:operator="="/>
              <table:filter-condition table:field-number="0" table:value="k tốt. dây sạc cắm vô thì nhận sạc dc khoảng 10p thì lại ngắt ma jw dù pin đang  ở 20% sạc lên 35% lại tự ngắt" table:operator="="/>
              <table:filter-condition table:field-number="0" table:value="k xài được. kết nối wifi nhưng không truy cập được." table:operator="="/>
              <table:filter-condition table:field-number="0" table:value="kem chat lượng kg dữ pin chua tới 1 ngay la hết pin." table:operator="="/>
              <table:filter-condition table:field-number="0" table:value="kem chat luong ko dung mau da chon nen coi truoc khi gui" table:operator="="/>
              <table:filter-condition table:field-number="0" table:value="kém chất lượng, đã hỏng" table:operator="="/>
              <table:filter-condition table:field-number="0" table:value="kém chất lượng, tự ngắt liên tục(5 10'). thất vọng" table:operator="="/>
              <table:filter-condition table:field-number="0" table:value="kém. dùng chưa được tháng đã hỏng không sạc dc" table:operator="="/>
              <table:filter-condition table:field-number="0" table:value="keo khô queo &amp; đặc quánh như bột mì, khô nên dính kém, không tỏa keo hết điểm tiếp xúc mà vón cục  sau khi dùng 1 tuần mình chùi hết, mua lại dòng keo rx arctic mx4 4g để dùng! ai mua nhớ check video trước xem loại keo đó độ lỏng thế nào (như mình mù mờ ko biết trét lên block tản nhiệt nước, nóng quá trời vì nó cứng ko có tràn hết, đến lúc đổi mx4 mới check video, thấy người ta review mới biết.  https://www.youtube.com/watch?v=jywhb2p6gmm" table:operator="="/>
              <table:filter-condition table:field-number="0" table:value="kẹp đầu giường quá yếu, không nâng nổi ipad, rất không hài lòng" table:operator="="/>
              <table:filter-condition table:field-number="0" table:value="kẹp giữ điện thoại lò xò rất yếu giữ không chắc chắn" table:operator="="/>
              <table:filter-condition table:field-number="0" table:value="kết nối blootud kém qua...." table:operator="="/>
              <table:filter-condition table:field-number="0" table:value="kết nỗi bluetooth chậm mau hết pin 5 ngày đầu tiên 2 tai nghe bình thường .đến ngày thứ 6 thì hư 1 tai nghe bên phải" table:operator="="/>
              <table:filter-condition table:field-number="0" table:value="kết nối bluetooth cứ bị đứt đoạn, nghe nhạc toàn chép không có bass." table:operator="="/>
              <table:filter-condition table:field-number="0" table:value="kết nối bluetooth với thiết bị khác lúc được lúc không" table:operator="="/>
              <table:filter-condition table:field-number="0" table:value="kết nối bluetooth, usb đều rất chậm và không ổn định" table:operator="="/>
              <table:filter-condition table:field-number="0" table:value="kết nối cả 2 tai nghe mà lên có một bên shop gửi tai nghe đểu à  bực" table:operator="="/>
              <table:filter-condition table:field-number="0" table:value="kết nối chậm , hay bị gián đoạn &amp; cứ bị nghe rè rè" table:operator="="/>
              <table:filter-condition table:field-number="0" table:value="ket noi cham có khi duoc khi kg toi kg xài duoc" table:operator="="/>
              <table:filter-condition table:field-number="0" table:value="kết nối chậm nghe bị rè và chậm mất 1s so với điện thoại" table:operator="="/>
              <table:filter-condition table:field-number="0" table:value="kết nối chập chờ, khả năng có 1 anten bị hỏng. vẫn chưa nhận được hóa đơn" table:operator="="/>
              <table:filter-condition table:field-number="0" table:value="kết nối cực yếu. nghe rè, coi như bỏ tiền 100k ngu" table:operator="="/>
              <table:filter-condition table:field-number="0" table:value="kết nối được 1 tai nghe thôi" table:operator="="/>
              <table:filter-condition table:field-number="0" table:value="kết nối huawei không gõ được dấu tiếng việt, chuyển qua samsung thử thì lại gõ được. nói chung tùy điện thoại mà các bạn mua nhé. sau khi kết nối lại từ điện thoại này chuyển sang điện thoại kia bị lỗi, kêu mình nhấn một phím để kết nối lại, mình nhấn tứ lung tung mà không thấy gì, nản quá. hình mà lỗi mình chụp lại đó." table:operator="="/>
              <table:filter-condition table:field-number="0" table:value="kết nối k ổn định, tiki nên xem lại đối tác của mình" table:operator="="/>
              <table:filter-condition table:field-number="0" table:value="kết nối khá chậm, lúc được lúc không" table:operator="="/>
              <table:filter-condition table:field-number="0" table:value="kết nối không ổn định âm thanh sôi không được như quảng cáo." table:operator="="/>
              <table:filter-condition table:field-number="0" table:value="kết nối ko ổn định, tai phải ko có tiếng, kêu lọc cọc, tai trái tiếng nhỏ" table:operator="="/>
              <table:filter-condition table:field-number="0" table:value="kết nối lần đầu thì gần dc (đèn trên usb sáng nhưng không kết nối được), rút ra cắm lại thì hỏng luôn..shop bán hàng thế này thì mất hết" table:operator="="/>
              <table:filter-condition table:field-number="0" table:value="kết nối lỗi, hay bị ngắt kết nối, nghe rè. khuyến cáo đừng nên mua sản phẩm này, thà mua hẳn 2,3 trăm ngàn mà còn xài dc" table:operator="="/>
              <table:filter-condition table:field-number="0" table:value="kết nối lúc đc lúc ko. nghe chỉ đc 1 cái. cùi bắp ko đáng tin cậy" table:operator="="/>
              <table:filter-condition table:field-number="0" table:value="kết nối rất tệ, chất lượng không đáng với giá tiền. sai lầm khi mua" table:operator="="/>
              <table:filter-condition table:field-number="0" table:value="kết nối rất yếu đc cỡ 10 s là mất kết nối đi xa tý cũng vậy driver dạng đĩa thì ko phải máy tính nào cũng cài đặt đc" table:operator="="/>
              <table:filter-condition table:field-number="0" table:value="kết nối thì được, nhưng nghe nhạc kiểu như một giây là có nhạc, một giây mất nhạc vậy. kết nối nhiều thiết bị thì có cái được, có cái mất. 5.0 chỉ để tượng trưng thôi, chứ nó không bằng các cái 4.0 mình dùng trước đây. tệ" table:operator="="/>
              <table:filter-condition table:field-number="0" table:value="kết nối thiếu ổn định, nghe cứ giật giật, chỉ muốn đập luôn cái loa" table:operator="="/>
              <table:filter-condition table:field-number="0" table:value="kết nối và âm thanh khá ổn trong tầm giá, nhưng mới dùng 2 tháng đã sạc ko vào pin, và bảo hành chỉ có 1 tháng, mọi người cân nhắc nhé" table:operator="="/>
              <table:filter-condition table:field-number="0" table:value="kết nối với điện thoại rất khó, mau hết pin" table:operator="="/>
              <table:filter-condition table:field-number="0" table:value="kết nối với máy macos của mình thì không lăn nhưng thử qua máy khác thì lăn???" table:operator="="/>
              <table:filter-condition table:field-number="0" table:value="kết nối với thiết bị là treo máy, dump màn hình. nói chung không dùng được" table:operator="="/>
              <table:filter-condition table:field-number="0" table:value="kết nối với thiết bị oto thì không tìm được không có tính hiệu gì hết như vậy sao được" table:operator="="/>
              <table:filter-condition table:field-number="0" table:value="kết nối với windows 10 cực kì rối rắm, làm cả tiếng không xong. hỗ trợ driver quá kém, setup phức tạp, máy không có cd phải chủ động lên mạng tải rồi fix các loại mà vẫn chưa được !" table:operator="="/>
              <table:filter-condition table:field-number="0" table:value="kết nối wifi qua cái này mạng còn chậm hơn cả điện thoại kết nối trực tiếp. tào lao." table:operator="="/>
              <table:filter-condition table:field-number="0" table:value="ket noi wifi rat chap chon. khong nen mua hang cua totolink" table:operator="="/>
              <table:filter-condition table:field-number="0" table:value="kêt nối yếu. sóng chập chờn. nghe nhạc mà cứ rè rè giật không thể chịu nổi. quá thật vọng. coi như mình mất 160k tiền ngu vậy" table:operator="="/>
              <table:filter-condition table:field-number="0" table:value="kg hai long hàng giao thieu tai nghe gói quà rất là tệ kg phải như lúc trước  nhân viên kg nhiệt tình có phần vạo hộp điện thoại kg có dán tem may điện thoại thì đúng mẫu" table:operator="="/>
              <table:filter-condition table:field-number="0" table:value="kg xài đc, muốn đổi lại mà kg biết cách liên lạc, tiki chỉ giúp mình với." table:operator="="/>
              <table:filter-condition table:field-number="0" table:value="kh có phiếu bảo hành, xài mới đc 2 3 ngày đã hư" table:operator="="/>
              <table:filter-condition table:field-number="0" table:value="kh hài lòng vì chỉ nghe được có 1 bên tai kh tốt kh chất lượng" table:operator="="/>
              <table:filter-condition table:field-number="0" table:value="khả năng giữ kết nối quá kém, để qua 1 lúc rồi xài lại là y như rằng phải tắt wifi rồi bật lên lại mới xài được. khó chịu vô cùng." table:operator="="/>
              <table:filter-condition table:field-number="0" table:value="khả năng thu sóng rất kém, kém hơn cả điện thoại và laptop rất nhiều, laptop tìm được cả chục cái wifi nó tìm được 3 cái  ." table:operator="="/>
              <table:filter-condition table:field-number="0" table:value="khá ổn về âm thanh nhưng màu sắc không giống ảnh lắm. màu cam sữa đúng hơn" table:operator="="/>
              <table:filter-condition table:field-number="0" table:value="khá tệ bìa nhựa bị cắt trước  vừa mua về chỉ còn 28gb tem niên phong có rõ dấu dao cắt" table:operator="="/>
              <table:filter-condition table:field-number="0" table:value="khá thất vọng về thời lượng pin, ghi là 10000 mà sạc 1 lần mất hơn 3/4 pin." table:operator="="/>
              <table:filter-condition table:field-number="0" table:value="khăn in bị ngược làm sao để đổi lại ah ??" table:operator="="/>
              <table:filter-condition table:field-number="0" table:value="khâu bảo hành của brother cực kém, đăng ký bảo hành online mà hơn một tuần ko xong, điện tổng đài kêu vòng vo, gọi 4 lần đều kêu chờ. khả năng không chịu bảo hành cho khách, cứ đòi phải có hoá đơn mua ở đại lý chính hãng." table:operator="="/>
              <table:filter-condition table:field-number="0" table:value="khay sim quá nhỏ,sim lắp vào cũng ko nhận đc mạng di động." table:operator="="/>
              <table:filter-condition table:field-number="0" table:value="khi bán có thông báo sản hành này chưa kích hoạt bảo hành điện tử nhưng thực tế khi nhận chưa thấy nội dung này. không rõ đây là hàng đã kích hoạt bảo hành chưa hay đã qua sử dụng rồi. hộp điện thoại khi nhận đã không còn bao bọc, đã bị lấy ra rồi" table:operator="="/>
              <table:filter-condition table:field-number="0" table:value="khi bật camera lên máy thường bị đơ hoặc tắt nguồn phải khởi động lại, đã cập nhật hệ điều hành nhưng vẫn không hết lỗi" table:operator="="/>
              <table:filter-condition table:field-number="0" table:value="khi bật camera lên máy thường bị đơ hoặc tắt nguồn phải khởi động lại, đã cập nhật hệ điều hành nhưng vẫn không hết lỗi" table:operator="="/>
              <table:filter-condition table:field-number="0" table:value="khi cắm điện và dùng điện thoại tìm sóng wifi của tenda phát ra để kết nối thì hoàn toàn k thấy sóng wifi của tenda, đã rút ra cắm lại nhiều lần nhiều ổ điện khác nhau cũng k tìm thấy wifi tenda. có lỗi trong việc phát sóng wifi" table:operator="="/>
              <table:filter-condition table:field-number="0" table:value="khi cắm điện và dùng điện thoại tìm sóng wifi của tenda phát ra để kết nối thì hoàn toàn k thấy sóng wifi của tenda, đã rút ra cắm lại nhiều lần nhiều ổ điện khác nhau cũng k tìm thấy wifi tenda. có lỗi trong việc phát sóng wifi" table:operator="="/>
              <table:filter-condition table:field-number="0" table:value="khi đọc phần mô tả sản phẩm bên bán hàng ko ghi thôbg tin sp chỉ dùng được 1 phí (cáp lightning thông thường sẽ dùng được cả 2 phía).  khi khiếu nại chất lượng thì bên bán giải thích là sp nó là vậy." table:operator="="/>
              <table:filter-condition table:field-number="0" table:value="khi hàng giao tới mình đòi kiểm. thì bên tiki nói anh cứ gắn đi bao đổi. mình vừa gắn lên thấy 2 điểm chết (1 điểm ngay mặt ). mình liên lạc lại ngay thì tiki làm việc cả tuần xong nói không đổi được vì do chính sách của hãng.. bla bla. khuyên các bạn nên tới tiệm vi tính mua luôn. kiểm tra lỗi còn đổi hàng ngay tại đó được." table:operator="="/>
              <table:filter-condition table:field-number="0" table:value="khi kết nối qua băng tần 5ghz sóng chập chờn, mất kết nối, liên hệ đổi con khác cũng bị y chang." table:operator="="/>
              <table:filter-condition table:field-number="0" table:value="khi kích hoạt xong wifi ko được tốt. và bị mất wifi luôn. tháo ra wifi mới tốt.  chất lượng kém.. nên ko sử dụng nữa. bỏ luôn" table:operator="="/>
              <table:filter-condition table:field-number="0" table:value="khi mình đặt mua sản phẩm này, mình đã xem rất kỹ các điều khoản về xuất hóa đơn. nhưng sau 14 ngày đợi lấy hóa đơn mà vẫn chưa nhận được, mình gọi lên tiki thì được báo là sản phẩm không hỗ trợ xuất hóa đơn vì giá dưới 250k. phải chi ghi rõ ràng trên trang bán hàng thì đã không phải mất quá nhiều thời gian của mình. thật thất vọng!" table:operator="="/>
              <table:filter-condition table:field-number="0" table:value="khi mình đặt mua sản phẩm này, mình đã xem rất kỹ các điều khoản về xuất hóa đơn. nhưng sau 14 ngày đợi lấy hóa đơn mà vẫn chưa nhận được, mình gọi lên tiki thì được báo là sản phẩm không hỗ trợ xuất hóa đơn vì giá dưới 250k. phải chi ghi rõ ràng trên trang bán hàng thì đã không phải mất quá nhiều thời gian của mình. thật thất vọng!" table:operator="="/>
              <table:filter-condition table:field-number="0" table:value="khi mình nhận hàng, vỏ của sản phẩm đã bị rạch một đường và dùng băng keo dán lại." table:operator="="/>
              <table:filter-condition table:field-number="0" table:value="khi mình xem trên web thì thấy 79k, vậy mà khi dặt lên 95k là sao?? làm ăn kì cục" table:operator="="/>
              <table:filter-condition table:field-number="0" table:value="khi mua còn nguyên seal nhưng sạc vào điện thoại cứ chập chờn, dù đã thử nhiều dây khác nhau và các dây đó đều vẫn còn dùng được. mong tiki sẽ đổi hàng sớm giúp mình." table:operator="="/>
              <table:filter-condition table:field-number="0" table:value="khi mua đt mình bấm vô mục trả góp, sau đó chọn loại thẻ và chọn 12 tháng góp, cuối cùng là sau khi mình thanh toán xong đến nay hơn 1 tuần rồi, mình mới nhớ phải đóng tiền thẻ visa, gọi lên vib thì nhận đc thông tin là sp mình mua không nằm trong mục trả góp. gọi lại cho tiki thì bên tiki nói là do mình chọn nút mua mà k chọn nút mua trả góp. rõ ràng mình chọn nút mua trả góp và chọn thẻ, chọn tháng cẩn thận như vậy đến h còn ko quên thao tác thì làm gì có chuyện mình bấm nhầm?   giờ tiki cũng ko giải quyết cho mình luôn?  nên là mọi ng mua đồ tiki cẩn thận tí xíu, có mua trả góp nhớ chụp lại màn hình những bước mình đã làm chứ ko thôi tới đó lại ko ai chịu trách nhiệm !" table:operator="="/>
              <table:filter-condition table:field-number="0" table:value="khi mua hàng xong bóc ra thì ko có usb wifi đâu cả. thực sự không hài lòng với sản phẩm của shop tí nào.. làm ăn kiểu gì chán vậy" table:operator="="/>
              <table:filter-condition table:field-number="0" table:value="khi nhận hàng thì mở ra đã bị bung, tai nghe nằm 1 bên , hộp nằm 1 bên. không những thế hộp còn bị trầy xước rất nhiều âm thanh không được rõ, hơi rè" table:operator="="/>
              <table:filter-condition table:field-number="0" table:value="khi nhận sản phẩm đã phát hiện ra sản phẩm đã bị khui từ trước và có vết dán băng dính dán lại. giật mình thì mình mới check lại số seri thì phát hiện số seri trên con chuột ko trùng với số seri ghi trên vỏ hộp. sau đó có chụp lại hình như ảnh. có gọi điện cho hotline của tiki và hỏi về vấn đề và đc nhân viên của shop trả lời rằng:   logitech việt nam chưa lưu data (số seri của sản phẩm) để check lại. và có nói là có email trả lời về sự việc này, nhưng nội dung email chả liên quan gì đến vấn đề về số seri ko trùng nhau này cả. thấy vô lý!!!   nhân viện cũng trả lời lý lẽ rằng: sự khác biệt về số seri như vậy là bình thường các sản phẩm khác của logitech cũng giống vậy. nhân viên shop đảm bảo 100% là hàng chính hãng! ok hàng có thể chính hãng nhưng ko còn là sản phẩm mới, có thể bị thay thế hay sữa chữa, người mua có thể ko biết dc! vậy thì shop lấy gì ra đảm bảo??!  1. phê bình dịch vụ:   giao hàng trễ: đặt hàng 23/2/2018 đến 4/3/2018 mới nhận dc. có gọi hotline 3 lần, 2 lần ko thấy ai nghe máy. lần thứ 3 mới dc phản hồi.   sản phẩm có số seri ko trùng với seri ghi trên bao bì sp. vì bất kì lý do gì cũng nên check và đổi lại cho khách hàng. chứ ko phải bắt kh nhận sp đã bị khui hộp và ko trùng số seri  hãy cẩn thận khi mua hàng tại  &quot;npp it chính hãng&quot;" table:operator="="/>
              <table:filter-condition table:field-number="0" table:value="khi nhận sim, sim đã kích hoạt trước 2 tháng" table:operator="="/>
              <table:filter-condition table:field-number="0" table:value="khi nhận thẻ sp bị lỗi ko dùng được, dán tem khi bóc ra bị mất 1 phần" table:operator="="/>
              <table:filter-condition table:field-number="0" table:value="khi nhận và dùng sản phẩm tôi vô cùng thất vọng. nghe bị rè. quà khuyến mãi bị lỗi" table:operator="="/>
              <table:filter-condition table:field-number="0" table:value="khi sản phẩm bị lỗi, gặp khó khăn trong việc trả lại đổi cái khác, đến nay đã gần 10 ngày mà chưa xong" table:operator="="/>
              <table:filter-condition table:field-number="0" table:value="khi shop giao hàng thành công mà không thấy nói gì tới bảo hành" table:operator="="/>
              <table:filter-condition table:field-number="0" table:value="khi sử dụng liên tục bị thay đổi âm lượng mặc dù không tác động gì. đã sử dùng tai nghe khác thì vẫn bình thườnv" table:operator="="/>
              <table:filter-condition table:field-number="0" table:value="khi tôi đặt hàng là 1 chiếc tai nghe nhưng khi nhận hàng chỉ là vỏ ko có tai nghe" table:operator="="/>
              <table:filter-condition table:field-number="0" table:value="khi tôi nhận đơn hàng đã bị dán băng dính và bóc ra trước, bị hở ở dưới, đề nghị giải thích cho tôi" table:operator="="/>
              <table:filter-condition table:field-number="0" table:value="khi toi nhan hang ko co gi lun ne lam an ky vay" table:operator="="/>
              <table:filter-condition table:field-number="0" table:value="khi yêu cầu xuất hóa đơn đỏ, bên nhân viên đã gọi cho mình và yêu cầu xuất hóa đơn qua loa bluetooth. ngoài ra nhân viên có vẻ thích quát vào điện thoại. vô cùng không hài lòng về customer service ở trung tâm và người xuất hóa đơn, mong bạn bình tĩnh hơn khi nói chuyện vì bạn quá thô lỗ." table:operator="="/>
              <table:filter-condition table:field-number="0" table:value="khó  kết nối với đt,  dùng dc 1 tuần thì hỏng cảm ứng,  mở hộp ra thì dây sạc đứt. k biết bảo hành thế nao vậy shop????" table:operator="="/>
              <table:filter-condition table:field-number="0" table:value="khó cài đặt ko phù hợp" table:operator="="/>
              <table:filter-condition table:field-number="0" table:value="khó kết nối dù loa kế bên đt. khi ket nối đc thì chỉ nghe đc của zing mp3. ko nghe dc cuoc gọi và youtobe. yeu cau tiki đổi san pham." table:operator="="/>
              <table:filter-condition table:field-number="0" table:value="khó kết nối vs điện thoại, hic tiền nào của đấy" table:operator="="/>
              <table:filter-condition table:field-number="0" table:value="khoảng cách 0.5m nhưng di chuyển giật liên tục, scroll đau tay, xài 1 tiếng khó chịu quá  . cạch giữa 2 phím khá bén, scroll chạm vào rất khó chịu" table:operator="="/>
              <table:filter-condition table:field-number="0" table:value="khởi động và bị treo ở logo tp link. sau khi thử reset nhiều lần vẫn không được." table:operator="="/>
              <table:filter-condition table:field-number="0" table:value="không bàn đến chất lượng là nge hay dở thế nào. nhưng mình sử dụng thì thấy c biến bên tai trái ko dùng đc. chỉ dùng đc cảm biến bên tai phải. đệm tai có vẻ cũ. cách sử dụng khá khó khăn. mình mới mua hồi trưa nay thôi..." table:operator="="/>
              <table:filter-condition table:field-number="0" table:value="không biết có bị lừa gạt không nữa. ko seal, chạy chậm như rùa, mở cái folder thôi mà toàn bị treo. khởi động 10 cái thì lại 1 cái treo." table:operator="="/>
              <table:filter-condition table:field-number="0" table:value="không biết có phải cái của mình bị lỗi không mà nghe như bị nghẹt mũi ý, tiếng thì bé mà nghe rất đau tai, thật là thất vọng" table:operator="="/>
              <table:filter-condition table:field-number="0" table:value="không biết có phải do mình xui xẻo hay không mà tai nghe của mình không thể sử dụng mic được, đang rất cần tai nghe có mic để giao tiếp mà thế này, thật sự rất bực mình" table:operator="="/>
              <table:filter-condition table:field-number="0" table:value="không biết có phải do tiki kiểm tra trc khi giao hay sao mà khi mở hộp ra lại thấy dấu đã rọc ra rồi... có quay video lại nhưng sao mà up lên cho ae coi..." table:operator="="/>
              <table:filter-condition table:field-number="0" table:value="không biết do số mình xui xẻo hay hàng dởm nữa. bình thường chỉ cần cài driver cắm bảng vẽ vô cây bút sẽ lập tức bị biến thành con trỏ chuột. nhưng của mình thì thì trên màn hình cứ hiện thị 2 con chuột luôn nên không đi chuyển được. mình thử với cái laptop khác thì cũng vậy. mình tìm cách khoá bàn phím cảm ứng trên lap top rồi mà nó cũng bị vậy. ai biết cách xử lý lỗi này thì phản hồi cho mình với" table:operator="="/>
              <table:filter-condition table:field-number="0" table:value="không biết lý do gì mà không sử dụng được esim, gọi hổ trợ thì mơ hồ.... mã j/a , mọi người không nên mua hàng của shop istore" table:operator="="/>
              <table:filter-condition table:field-number="0" table:value="không biết mọi người thế nào chứ mình đặt hàng thì 4 5 ngày sau với giao. nhận hàng 1 tuần đầu dùng bình thường sang tuần thứ 2 âm lượng còn 50% không được đổi trả, đem đi bảo hành từ 6/12 đến hôm nay 18/12 không có 1 cuộc điện thoại hay thông tin gì. không biết sản phảm thế nào cảm giác giống bị shop lừa oanmaf chẳng lẽ lại cứ im im bỏ qua, không biết có bao nhiêu người giống mình nhỉ. tiki giải quyết giúp mình xem" table:operator="="/>
              <table:filter-condition table:field-number="0" table:value="không biết nhầm lẫn gì mua cả combo máy và bao da nhưng chỉ nhận được mỗi bao da" table:operator="="/>
              <table:filter-condition table:field-number="0" table:value="không biêt phải setup thế nào cho đồng hồ chạy. hiện tại sau 2 ngày thử mò mẫm mà máy vẫn không khởi động đuoc thì phait làm sao??" table:operator="="/>
              <table:filter-condition table:field-number="0" table:value="không biết sản phẩm của mình bị lỗi hay dòng sp này có chung đặc điểm nhưng chuột mua về đèn báo hiệu phía dưới không sáng, cũng không chạy mượt trên mặt bàn mà cần tấm lót, cồng kềnh vướng víu." table:operator="="/>
              <table:filter-condition table:field-number="0" table:value="không bit bảo hành thế nào. nhận diện khuôn mặt không đc. tắt máy, để 1 tiếng mở lên thì có nhè cả mặt vô nó cũng không nhận ra. thua. giá rẻ nên xài tạm vậy" table:operator="="/>
              <table:filter-condition table:field-number="0" table:value="không bọc chống sốc, không có hóa đơn mua hàng của tiki." table:operator="="/>
              <table:filter-condition table:field-number="0" table:value="không cài đặt được tiếng việt như  tuy đã có cố gắng nhiều lần xoá và kết nối lại. có thử 1 số ngôn ngữ khác thì nhận được nhưng tiếng việt không được. liên hệ với shop bằng cách nào để trợ giúp.  ps: trong mục chọn ngôn ngữ cho trợ lý: 1. tiếng việt, 2.ngôn ngữ khác nhưng nó vẫn nhận ngôn ngữ khác tuy tiếng việt bên trên." table:operator="="/>
              <table:filter-condition table:field-number="0" table:value="không cầm pin" table:operator="="/>
              <table:filter-condition table:field-number="0" table:value="không chắc chắn, rất lỏng lẻo" table:operator="="/>
              <table:filter-condition table:field-number="0" table:value="không chấp nhận được chế độ bảo hành quá lằng nhằng mất thời gian cho người dùng mình đã gọi và được tư vấn viên tư vấn nhưng chưa hài lòng về chấ lượng đã gọi lại nhưng ko đc hồi đáp" table:operator="="/>
              <table:filter-condition table:field-number="0" table:value="không cho được tai nghe vào và nắp không đậy lại được 🤦‍♀️" table:operator="="/>
              <table:filter-condition table:field-number="0" table:value="không có  hdmi cable.. điếng người, không nói nên lời. g" table:operator="="/>
              <table:filter-condition table:field-number="0" table:value="không có bass, nghe xịt như nghe băng casset ngày xưa... chắc hãng bỏ tiền ra mua review thì phải... hay là đã ship cho mình sản phẩm lỗi. hy vọng hãng hoặc shop có phản hồi rõ ràng về chất lượng sản phẩm" table:operator="="/>
              <table:filter-condition table:field-number="0" table:value="không có cảm giác mạnh hơn chút nào wifi nhà yếu mà cắm cục này vào mà vẫn vậy bây giờ trả biết làm gì với cái cục này khuyên mọi người không nên mua." table:operator="="/>
              <table:filter-condition table:field-number="0" table:value="không có con chuột nào, toàn sống lừa nhau thôi, rất thất vọng." table:operator="="/>
              <table:filter-condition table:field-number="0" table:value="không có đầu cắm, làm sao dùng được?" table:operator="="/>
              <table:filter-condition table:field-number="0" table:value="không có đầu cắm, làm sao dùng được?" table:operator="="/>
              <table:filter-condition table:field-number="0" table:value="không có đĩa driver cắm vào thì không dùng được nghĩ nó chán" table:operator="="/>
              <table:filter-condition table:field-number="0" table:value="không có hd đỏ mặc dù kh yêu cầu xuất hd đỏ. không có bất kỳ 1 tem chính hãng nào. giao hàng chậm mà không có thông báo cho khách. máy khi in có tiếng kêu to khá lạ. mình không hài lòng với đơn hàng này của tiki" table:operator="="/>
              <table:filter-condition table:field-number="0" table:value="không có lỗ cắm tai nghe và không nghe bằng thẻ nhớ được nói chung là không hài lòng" table:operator="="/>
              <table:filter-condition table:field-number="0" table:value="không có phụ kiện kèm theo, không có tem bảo hành, đặt cách nguồn wifi 50m, vào phòng cách chỗ cắm totolink 5m thôi mà kết nối không được." table:operator="="/>
              <table:filter-condition table:field-number="0" table:value="không có phụ kiện kèm theo, không có tem bảo hành, đặt cách nguồn wifi 50m, vào phòng cách chỗ cắm totolink 5m thôi mà kết nối không được." table:operator="="/>
              <table:filter-condition table:field-number="0" table:value="không có quà tặng, hàng nhìn như đồ chơi trẻ em" table:operator="="/>
              <table:filter-condition table:field-number="0" table:value="không có tác dụng lúc chưa gắn thì mạng trong phòng được khoảng 20mbps, gắn xong thì được &lt; 1mbps. thất vọng, phí 200k" table:operator="="/>
              <table:filter-condition table:field-number="0" table:value="không có tai nghe" table:operator="="/>
              <table:filter-condition table:field-number="0" table:value="không có tiếng việt, không tải đước các ứng dụng. nó trở thành cục gạch rồi. tiki  liên hệ shop xem trả lại được không?" table:operator="="/>
              <table:filter-condition table:field-number="0" table:value="không có tiếng việt, không tải được một số ứng dụng. muốn trả lại hàng" table:operator="="/>
              <table:filter-condition table:field-number="0" table:value="không còn ghi hình được nưa sau 3 tháng" table:operator="="/>
              <table:filter-condition table:field-number="0" table:value="không đảm bảo giao được 2h. đặt hàng từ 11h30 đến giờ 14h30 chưa nhận được hàng." table:operator="="/>
              <table:filter-condition table:field-number="0" table:value="không dùng đc" table:operator="="/>
              <table:filter-condition table:field-number="0" table:value="không dùng dc                      ." table:operator="="/>
              <table:filter-condition table:field-number="0" table:value="không dùng đc cổng mic đã kiểm tra lại tai nghe và máy tính không phải lỗi do tai nghe và máy tính, khi sử dụng dây chuyển khác thì dùng được mic" table:operator="="/>
              <table:filter-condition table:field-number="0" table:value="không dùng được" table:operator="="/>
              <table:filter-condition table:field-number="0" table:value="không dùng được" table:operator="="/>
              <table:filter-condition table:field-number="0" table:value="không dùng được" table:operator="="/>
              <table:filter-condition table:field-number="0" table:value="không dùng được bắt kết nối không được (đã reset pin rất nhiều lần)" table:operator="="/>
              <table:filter-condition table:field-number="0" table:value="không dùng được không biết có thể trả hàng hay k" table:operator="="/>
              <table:filter-condition table:field-number="0" table:value="không dùng được từ lúc mua về đã thử các kiểu k hề lên hình" table:operator="="/>
              <table:filter-condition table:field-number="0" table:value="không dùng được. không kết nối được với thiết bị blutooth" table:operator="="/>
              <table:filter-condition table:field-number="0" table:value="không dùng được. nhà bán đã hỗ troẹ nhưng k được. mong sp khác tốt hơn." table:operator="="/>
              <table:filter-condition table:field-number="0" table:value="không đúng máy in ko dùng được" table:operator="="/>
              <table:filter-condition table:field-number="0" table:value="không đúng với yêu cầu của người đặt hàng" table:operator="="/>
              <table:filter-condition table:field-number="0" table:value="không dùng. phải nạp tiền!" table:operator="="/>
              <table:filter-condition table:field-number="0" table:value="không được như kỳ vọng. không sử dụng được với photoshop. lãng phí tiền khi mua vì vứt xó từ ngày mua đến giờ." table:operator="="/>
              <table:filter-condition table:field-number="0" table:value="không êm mấy ngày đã muốn hư 1 bên còn dễ sức chỗ điều khiển nữa" table:operator="="/>
              <table:filter-condition table:field-number="0" table:value="không ghép với được. đã liên hệ với kỹ thuật. nhân viên kỹ thuật cũng bó tay. liên hệ với tổng đài cả buổi chiều để đổi trả hàng trong 48h như thỏa thuận mà kg kết nối được. rất mệt mỏi" table:operator="="/>
              <table:filter-condition table:field-number="0" table:value="khong giong mieu ta. chat luong phuc vu do......................" table:operator="="/>
              <table:filter-condition table:field-number="0" table:value="không giống như mô tả" table:operator="="/>
              <table:filter-condition table:field-number="0" table:value="không giống như quảng cáo! hic..." table:operator="="/>
              <table:filter-condition table:field-number="0" table:value="không giống quảng cáo, kém chất lượng" table:operator="="/>
              <table:filter-condition table:field-number="0" table:value="không gửi hoá đơn vat như tôi đã yêu cầu?????" table:operator="="/>
              <table:filter-condition table:field-number="0" table:value="không gửi sạc thì dùng kiểu gì vậy, làm ăn bát nháo ,gửi tai nghe ko gửi sạc. nếu bán mỗi tai nghe thì viết rõ chỉ bán tai nghe ko bán sạc người mua đỡ tức,chịu," table:operator="="/>
              <table:filter-condition table:field-number="0" table:value="không hài lòng" table:operator="="/>
              <table:filter-condition table:field-number="0" table:value="không hài lòng  " table:operator="="/>
              <table:filter-condition table:field-number="0" table:value="khong hai long . dây khập khễnh so với ăpple watch" table:operator="="/>
              <table:filter-condition table:field-number="0" table:value="không hài lòng chuột ok nhưng nút chỉnh tốc độ bị lỗi không xài được" table:operator="="/>
              <table:filter-condition table:field-number="0" table:value="khong hai long lam do lam" table:operator="="/>
              <table:filter-condition table:field-number="0" table:value="không hài lòng lắm nghe luc được lúc không" table:operator="="/>
              <table:filter-condition table:field-number="0" table:value="không hài lòng sản phẩm quá tệ" table:operator="="/>
              <table:filter-condition table:field-number="0" table:value="không hài lòng tẹo nào 🤦🏻‍♀️." table:operator="="/>
              <table:filter-condition table:field-number="0" table:value="không hài lòng tẹo nào 🤦🏻‍♀️." table:operator="="/>
              <table:filter-condition table:field-number="0" table:value="không hài lòng usb không kết nối  otg dc" table:operator="="/>
              <table:filter-condition table:field-number="0" table:value="không hài lòng về dịch vụ, chọn giao 2h nhưng tới 2 ngày mới giao và vẫn tính phí ship hàng 2h" table:operator="="/>
              <table:filter-condition table:field-number="0" table:value="không hài lòng vè sản phẩm một nghe được một bên phải tăng âm lượng lên 50% mới nhe được" table:operator="="/>
              <table:filter-condition table:field-number="0" table:value="không hài lòng về sản phẩm, không kết nối với điện thoại được, lắp sim không ăn sim, có khe cắm sim như không, nói chung là hàng không đúng như quảng cáo,lừa đảo lòng tin khách hàng sau, thật sự rất thất vọng và không còn tin tưởng đặt hàng nữa." table:operator="="/>
              <table:filter-condition table:field-number="0" table:value="không hài lòng về sản phẩm. màn hinh bị vàng. quay video rất mờ. kiểm tra thì báo là máy không sao. thực sự thất vọng" table:operator="="/>
              <table:filter-condition table:field-number="0" table:value="khong hai long ve sp. đãt tắt kết nối với điện thoại. nhưng sau khi bỏ vào hộp thi tai nghe lại tự động kết nối lại." table:operator="="/>
              <table:filter-condition table:field-number="0" table:value="không hài lòng vì máy mua 26/06/2020 như!g bảo hành đã kích hoạt từ 29/05/2020. nhắn tin kích hoạt bh thì dc thông báo đã kích hoạt bảo hành. hàng thì nguyên seal. không hiểu sao lại vậy." table:operator="="/>
              <table:filter-condition table:field-number="0" table:value="không hài lòng với giá 1 tr đồng. pin chỉ xài đc 3 giờ. vậy có đổi được ko?" table:operator="="/>
              <table:filter-condition table:field-number="0" table:value="không hài lòng với nhân viên giao hàng" table:operator="="/>
              <table:filter-condition table:field-number="0" table:value="không hài lòng với sản phẩm đã mua lỗi cuộc gọi sản phẩm không như mong muốn" table:operator="="/>
              <table:filter-condition table:field-number="0" table:value="không hài lòng, vì sản phẩm giao không đúng với hình. không có phần ruột bên trong nên không sử dụng được. đề nghị trả hàng" table:operator="="/>
              <table:filter-condition table:field-number="0" table:value="không hài lòng!" table:operator="="/>
              <table:filter-condition table:field-number="0" table:value="không hài lòng. bấm nút nguồn không lên" table:operator="="/>
              <table:filter-condition table:field-number="0" table:value="không hài lòng. mua về lắp vào test thì thấy tốc độ write không như sản phẩm đã ghi" table:operator="="/>
              <table:filter-condition table:field-number="0" table:value="không hài lòng. ổ cứng không có 3d nand mà tiêu đề lại có." table:operator="="/>
              <table:filter-condition table:field-number="0" table:value="không hài lòng. usb ghi   16g mà cắm vào báo   có 14g" table:operator="="/>
              <table:filter-condition table:field-number="0" table:value="không hề hài lòng về lần mua hàng lần này của tiki, vui lòng giúp mình hoàn tiền. cảm ơn." table:operator="="/>
              <table:filter-condition table:field-number="0" table:value="không hiểu luôn..mua được một ngày sau rớt mạng liên tục..rồi vào một tý lại đơ liên tục..nản tiki luôn  ...thu hồi đươc một tuần mà vẫn chưa kiểm tra xong...kéo thêm mạng cho con học không biết chờ đến bao giờ hay bỏ đi  đây...bó tay,!" table:operator="="/>
              <table:filter-condition table:field-number="0" table:value="không hiểu sao  cắm sạc vào thì hiện đang sạc mà không nên phần trăm pin  rất không hài lòng về sản phẩm  thất vọng về tiki" table:operator="="/>
              <table:filter-condition table:field-number="0" table:value="không hiểu sao khi dùng đc một tuần thì tai bên trái vẫn vô điện nhưng kh đỏ đèn và kh dùng đc nữa..." table:operator="="/>
              <table:filter-condition table:field-number="0" table:value="không hiểu sao mà pin tùy hứng sạc tầm 40,50,60 gì đó là dừng không sạc được nữa. tốc độ thì thấy khoảng tầm 20mbp/s là hết cỡ(cùng sim mình bỏ vào điện thoại thì 50,60mbp/s)" table:operator="="/>
              <table:filter-condition table:field-number="0" table:value="không hiểu sao mình bấm mở vào dvd rw drive thì cứ bị trả đĩa ra lại? mình muốn đổi trả hàng ngay nhưng không biết liên lạc với ai...." table:operator="="/>
              <table:filter-condition table:field-number="0" table:value="không hiểu sao mình đã làm đủ cách nhưng không kết nối được với bàn phím cơ cùng con chuột logitech master. driver gỡ ra cài lại bao lần cũng không được. searching thì không thấy device, thỉnh thoảng có thấy được con master nhưng connect là cứ báo fail, biểu tượng bluetooth trên window nhấp nháy on/off liên tục rồi sau đó tự thoát luôn chương trình bluetooth. nói chung không biết sao nhưng thất vọng!" table:operator="="/>
              <table:filter-condition table:field-number="0" table:value="không hiểu sao shop có thể giao món hàng không sử dung được, đã sạc và làm theo hướng dẫn trong giấy gửi kèm nhưng không bật được tai nghe và hoàn toàn không xài được. bây giờ không biết làm gì với nó nữa!" table:operator="="/>
              <table:filter-condition table:field-number="0" table:value="không hiểu tại sao nhiệt độ ổ lại cao thế? trong khi laptop mình không chạy gì nặng, chỉ có mỗi browser!" table:operator="="/>
              <table:filter-condition table:field-number="0" table:value="không hổ trỡ sạc nhanh cho s6 edge plus (micro usb), s9 (usb c). không nhận truyền dữ liệu từ 2 thiết bị này  qua máy tính  &gt;không nên mua." table:operator="="/>
              <table:filter-condition table:field-number="0" table:value="không hỗ trợ sạc nhanh nhé ae" table:operator="="/>
              <table:filter-condition table:field-number="0" table:value="không hoạt động với laptop, cắm vào không thấy hiện gì." table:operator="="/>
              <table:filter-condition table:field-number="0" table:value="không kết nối cùng lúc dc 2 bên. yêu cầu tiki hoặc cửa hàng liên hệ gấp. rất bực" table:operator="="/>
              <table:filter-condition table:field-number="0" table:value="không kết nối dc với điện thoại. mặc dù đã sạc đầy pin!!!!!!!!!!!!!" table:operator="="/>
              <table:filter-condition table:field-number="0" table:value="không kết nối được" table:operator="="/>
              <table:filter-condition table:field-number="0" table:value="không kết nối được app chỉ xem được giờ với chụp được ảnh ! kết nối blu thì được nhưng nghe nhạc bị dè như kiểu vỡ míc? không còn tiện ích nào nữa" table:operator="="/>
              <table:filter-condition table:field-number="0" table:value="không kết nối được bluetooth trên macbook 10.13. kết nối bằng đầu nhận usb thì chức năng back forward không hoạt động. ai dùng macbook thì nên lưu ý." table:operator="="/>
              <table:filter-condition table:field-number="0" table:value="không kết nối được với bất cứ loa bluetooth nào hết . gọi hãng thì nói chỉ sử dụng cho win 10 , trong khi phần thông tin sản phẩm thì ghi sử dụng được cho tất cả loại win .  đã gọi tiki yêu cầu đổi hàng hay trả sản phẩm !" table:operator="="/>
              <table:filter-condition table:field-number="0" table:value="không kết nối được với chuột microsoft dùng rất chán" table:operator="="/>
              <table:filter-condition table:field-number="0" table:value="không kết nối được với điện thoại" table:operator="="/>
              <table:filter-condition table:field-number="0" table:value="không kết nối được với điện thoại" table:operator="="/>
              <table:filter-condition table:field-number="0" table:value="không kết nôi được, hàng không đảm bảo chất lượng, hàng ghi giao trong24h nhưng đến ngày thứ 3 mới giao" table:operator="="/>
              <table:filter-condition table:field-number="0" table:value="không kết nối được. đề nghị tiki đổi sản phẩm khác." table:operator="="/>
              <table:filter-condition table:field-number="0" table:value="không kết nối với ổ cứng được. cần hỗ trợ" table:operator="="/>
              <table:filter-condition table:field-number="0" table:value="không nên mua của tiki,bị lỗi thì báo hàng ko bảo hành đc ở hệ thống uỷ quyền của apple o vn,gởi bảo hành ít nhất là 1 tháng rưỡi,nếu biết điều khoản như vậy đã không mua từ đầu" table:operator="="/>
              <table:filter-condition table:field-number="0" table:value="không nên mua, tốc độ thấy mà nản! ko biết cái usb adapter nào được" table:operator="="/>
              <table:filter-condition table:field-number="0" table:value="không nên mua " table:operator="="/>
              <table:filter-condition table:field-number="0" table:value="không nên mua. chất lượng âm thanh như ..." table:operator="="/>
              <table:filter-condition table:field-number="0" table:value="không nghe được 1 bên tai phải, nhanh hết pin   &gt; biết là hàng rẻ thì ít nhất cũng đảm bảo được nghe bằng 2 tai, bỏ qua chất lượng âm thanh và quảng cáo sản phẩm nói quá lên như vậy" table:operator="="/>
              <table:filter-condition table:field-number="0" table:value="không nghe được một tai, kết nối bluetooth chập chờn" table:operator="="/>
              <table:filter-condition table:field-number="0" table:value="không nghe nhạc được 2 tai tai nghe được tai không" table:operator="="/>
              <table:filter-condition table:field-number="0" table:value="không ngờ anker cũng làm sản phẩm tệ vậy, ngoại hình bình thường nhưng giắc cắm cứng ngắc rất khó cắm vào, và sạc rất lâu." table:operator="="/>
              <table:filter-condition table:field-number="0" table:value="không ngờ nó nhỏ đến bất ngờ vậy và âm thanh chán. đúng tiền nào của nấy í" table:operator="="/>
              <table:filter-condition table:field-number="0" table:value="không nhận được ổ ssd test trên mày bàn và máy laptop đều không nhận được. để nghị tiki trading đổi lại cái mới." table:operator="="/>
              <table:filter-condition table:field-number="0" table:value="không nhãn mác không , đã mua ở shop vài lần , vậy mà lần này bị vậy . thất vọng" table:operator="="/>
              <table:filter-condition table:field-number="0" table:value="không nhạy, phải rà rà mãi thì mới được nên rất mỏi tay" table:operator="="/>
              <table:filter-condition table:field-number="0" table:value="không nhạy. nặng, ko có đầu ráp nắp dễ rơi mất khi tháo ra sd. kẹp găm bút vào túi áo quá ngắn ko sd được" table:operator="="/>
              <table:filter-condition table:field-number="0" table:value="không như mong muốn , truyen sóng yếu , không ổn định" table:operator="="/>
              <table:filter-condition table:field-number="0" table:value="không như quảng cáo, rất buồn" table:operator="="/>
              <table:filter-condition table:field-number="0" table:value="không nói rõ rằng sản phẩm chỉ sử dụng được trong lãnh thổ vn. mua về rồi đọc thông tin trên vỏ hộp mới biết nên tôi không sử dụng được" table:operator="="/>
              <table:filter-condition table:field-number="0" table:value="không ôn định lắm sau vài ngày dùng.sóng chập chờn luc có lúc không" table:operator="="/>
              <table:filter-condition table:field-number="0" table:value="không phải màu trắng mà là màu đen" table:operator="="/>
              <table:filter-condition table:field-number="0" table:value="không phiếu không hóa đơn thế này thì biết bảo hành ở đâu hả tiki? tem thì 01/20 là ngày gì, hạn bảo hành à, trong khi 10/03/20 mới mua hàng?" table:operator="="/>
              <table:filter-condition table:field-number="0" table:value="không ra gì  cứ lên xong sập nguồn" table:operator="="/>
              <table:filter-condition table:field-number="0" table:value="không ra gì. tai nghe bên được bên tịt. không tín hiệu không sử dụng được. gọi điện hỏi thì hẹn đổi trả 2 ngày với 3 ngày mất thời gian. làm ăn mất uy tín quá. như kiểu lừa dối khách hàng vậy." table:operator="="/>
              <table:filter-condition table:field-number="0" table:value="không sạc được 2amp, chỉ sạc được 1amp. quá tệ" table:operator="="/>
              <table:filter-condition table:field-number="0" table:value="không sạc được cho bất kig 1 máy iphone nào cả. cần đổi hoặc bù sp khác" table:operator="="/>
              <table:filter-condition table:field-number="0" table:value="không sạc được mong shop tra lỏi va su li đùm minh" table:operator="="/>
              <table:filter-condition table:field-number="0" table:value="không sạc được pin tai nghe bị điết 1 bên và rè 1 bên sài hết pin là bỏ không sạc vào được" table:operator="="/>
              <table:filter-condition table:field-number="0" table:value="không sạc được, pin bị lỗi, muốn đổi hàng" table:operator="="/>
              <table:filter-condition table:field-number="0" table:value="không sài đc bạn ơi mong tiki cho doi lại" table:operator="="/>
              <table:filter-condition table:field-number="0" table:value="không sài được không ok" table:operator="="/>
              <table:filter-condition table:field-number="0" table:value="khong su dung cung het pin" table:operator="="/>
              <table:filter-condition table:field-number="0" table:value="không sử dụng đc không kết nối đc vs app không dùng đc là sao shops cho mk câu tl và hàng hoá méo móc là sao" table:operator="="/>
              <table:filter-condition table:field-number="0" table:value="không sử dụng dc mặc dù đã cài đầy đủ driver không biết ll với shop thế bào" table:operator="="/>
              <table:filter-condition table:field-number="0" table:value="không sử dụng được" table:operator="="/>
              <table:filter-condition table:field-number="0" table:value="không sử dụng được" table:operator="="/>
              <table:filter-condition table:field-number="0" table:value="không sử dụng được cho 2 thiết bị. chỉ dùng được bluetooth còn đầu đọc nhận diện thiết bị nhưng chuột ko hoạt động. đổi ngược 2 thiết bị cũng ko được. đề nghị cho bảo hành sản phẩm" table:operator="="/>
              <table:filter-condition table:field-number="0" table:value="không sử dụng được cho chuột không dây g304." table:operator="="/>
              <table:filter-condition table:field-number="0" table:value="không sử dụng được lâu phải rút ra ghim lại, không tương thích với máy tính hoặc win 10, cắm vào khởi động máy có khi không lên" table:operator="="/>
              <table:filter-condition table:field-number="0" table:value="không sử dụng được, mong bên tiki xem xét đổi trả giúp mình" table:operator="="/>
              <table:filter-condition table:field-number="0" table:value="không sử dụng được. lắp vào laptop , win 7 tự nhận không cần driver nhưng kết nối với các thiết bị bluetooth như loa, điện thoại ...không báo lỗi gì nhưng không có âm thanh ( loa) hoặc không gửi file (điện thoại)   được ." table:operator="="/>
              <table:filter-condition table:field-number="0" table:value="khong sử dung được.. có thể đổi sản phẩm khác được không?" table:operator="="/>
              <table:filter-condition table:field-number="0" table:value="không sử dụng sau 12 giờ cũng tự hết pin. mới lấy về là đã có đấu hiệu hỏng pin. đề nghị cho viên pin mới" table:operator="="/>
              <table:filter-condition table:field-number="0" table:value="không tác dụng nhiều sóng yếu" table:operator="="/>
              <table:filter-condition table:field-number="0" table:value="không tác dụng nhiều sóng yếu" table:operator="="/>
              <table:filter-condition table:field-number="0" table:value="không test hàng trước khi giao cho khách, cánh quạt kêu lạch cạch như máy cày." table:operator="="/>
              <table:filter-condition table:field-number="0" table:value="không thấy ghi là đồ cũ mà sao bóc ra đã thấy hộp không còn nguyên vẹn. team seal dán kiểu đó thì có ích lợi gì nữa" table:operator="="/>
              <table:filter-condition table:field-number="0" table:value="không thấy ghi là đồ cũ mà sao bóc ra đã thấy hộp không còn nguyên vẹn. team seal dán kiểu đó thì có ích lợi gì nữa" table:operator="="/>
              <table:filter-condition table:field-number="0" table:value="không thấy gửi hoá đơn về" table:operator="="/>
              <table:filter-condition table:field-number="0" table:value="không thấy sản phẩm trên website chính hãng của logitecg" table:operator="="/>
              <table:filter-condition table:field-number="0" table:value="không thể đàm thoại cuộc gọi, kết nối chậm trễ 1s so với khung hình, chính sách đổi trả chưa rõ ràng." table:operator="="/>
              <table:filter-condition table:field-number="0" table:value="không thể enable được thiết bị! rất mong bên tiki liên hệ lại để hỗ trợ sớm nhất! cám ơn!" table:operator="="/>
              <table:filter-condition table:field-number="0" table:value="không thể kết nối bluetooth dù đã thử với rất nhiều tai nghe khác nhau. tiki có bảo hành không?" table:operator="="/>
              <table:filter-condition table:field-number="0" table:value="không thể kết nối trên iphon xs max" table:operator="="/>
              <table:filter-condition table:field-number="0" table:value="không thể kết nối với app tether, phải nhờ người sành máy tính cài giúp. chỉ có 1 đèn báo trong khi hình minh hoạ có rất nhiều đèn. khả năng phát wifi kém, chỉ sử dụng 2 máy kết nối wifi mà wifi lúc nào cũng yếu. " table:operator="="/>
              <table:filter-condition table:field-number="0" table:value="khong the ket noi voi pc, du da thu cai dat nhieu lan." table:operator="="/>
              <table:filter-condition table:field-number="0" table:value="không thể mở lên nguồn được. sạc pin thử xong cũng không lên nguồn" table:operator="="/>
              <table:filter-condition table:field-number="0" table:value="không thể nghe nhạc được dù đã kết nối . mong có thể liên lạc sớm với tôi để sửa chữa" table:operator="="/>
              <table:filter-condition table:field-number="0" table:value="không thể ngờ nỗi có cái usb 3.0 nào lại có tốc độ rùa bò như thế này, chép file chỉ đc dưới 15mb/s, thật kinh khủng. cái usb ngu học nhất từng mua! lời khuyên là đừng có phí tiền vào cái usb tệ hại này." table:operator="="/>
              <table:filter-condition table:field-number="0" table:value="không thể nhận diên. win 10 đã cài driver gaomon 1060p. xun hướng dẫn" table:operator="="/>
              <table:filter-condition table:field-number="0" table:value="không thể sử dụng được, mặc dù đã đổi 1 lần. nản. chán chả buồn đổi nữa." table:operator="="/>
              <table:filter-condition table:field-number="0" table:value="không thể tin được là đơn hàng lại được đóng gói sơ sài nhất có thể như vầy. không chống sốc, không có gì ngoài bao nilon và cái hộp." table:operator="="/>
              <table:filter-condition table:field-number="0" table:value="không thích lắm, vì bắt không đc xa . 3m mà ko tìm thấy thiết bị ." table:operator="="/>
              <table:filter-condition table:field-number="0" table:value="không tìm được wifi sao mà kích ?? shop coi lại đơn hàng dùm nhe hàng bị lỗi rồi" table:operator="="/>
              <table:filter-condition table:field-number="0" table:value="không tìm thấy wifi , dù đèn xanh hiển thị lên, hỗ trợ giúp tôi, sản phẩm mới nhận 17,03,2020" table:operator="="/>
              <table:filter-condition table:field-number="0" table:value="không tốt" table:operator="="/>
              <table:filter-condition table:field-number="0" table:value="không tốt lắm. ok google hay hi google nói mãi mới được" table:operator="="/>
              <table:filter-condition table:field-number="0" table:value="không tốt như quảng cáo. tôi không thích sản phẩm này" table:operator="="/>
              <table:filter-condition table:field-number="0" table:value="không tốt như quảng cáo. tôi không thích sản phẩm này" table:operator="="/>
              <table:filter-condition table:field-number="0" table:value="không tốt như quảng cáo. tôi không thích sản phẩm này" table:operator="="/>
              <table:filter-condition table:field-number="0" table:value="không tốt như quảng cáo. tôi không thích sản phẩm này" table:operator="="/>
              <table:filter-condition table:field-number="0" table:value="không tốt như quảng cáo. tôi không thích sản phẩm này" table:operator="="/>
              <table:filter-condition table:field-number="0" table:value="không tốt. sóng wf mạnh nhưng kết nối lại kém" table:operator="="/>
              <table:filter-condition table:field-number="0" table:value="không tương hợp chuột mình. tiki k hỗ trợ đổi trả . giờ để một góc ở nhà không xài đươc. các bạn mua nhớ coi kỹ chuột mình có hỗ trợ không nha." table:operator="="/>
              <table:filter-condition table:field-number="0" table:value="không tương thích với máy. kết dc nhưng nghe không được" table:operator="="/>
              <table:filter-condition table:field-number="0" table:value="không vào được trang bk để sử dụng" table:operator="="/>
              <table:filter-condition table:field-number="0" table:value="không vô điện, hàng mã để nhìn ." table:operator="="/>
              <table:filter-condition table:field-number="0" table:value="không vừa nhưng dùng vẫn nên cũng tạm ổn. mở ra mà ko giữ là đóng" table:operator="="/>
              <table:filter-condition table:field-number="0" table:value="không xài được" table:operator="="/>
              <table:filter-condition table:field-number="0" table:value="không xài được, cắm vào rút ra usb hư luôn" table:operator="="/>
              <table:filter-condition table:field-number="0" table:value="không xài được, connect với destop, laptop đều không hoạt động dù mình thử đi thử lại. mình muavì cần gấp mà như vầy thì ko đc . mình muốn trả lại vừa mới order hôm qua." table:operator="="/>
              <table:filter-condition table:field-number="0" table:value="không xài được. đề nghị tiki dẹp cửa hàng, đừng để ảnh hưởng người khác!" table:operator="="/>
              <table:filter-condition table:field-number="0" table:value="không xuất hóa đơn thì thêm phần xuất hóa đơn làm gì =.=!!!!!!!!!!!!!!!!!!!!!!!!!!!!!!!!!!!!!!!!!!!!!!!!!!!!!!!!!!!!!!!!!!!!!!!!!!!!!!!!!!!!!!!!!!!!!!" table:operator="="/>
              <table:filter-condition table:field-number="0" table:value="khui hàng xong, thử rồi phát hiện hỏng 1 bên" table:operator="="/>
              <table:filter-condition table:field-number="0" table:value="khui hộp ra gắn vào camera không nhận. gởi bảo hành thì nhân viên bảo là thẻ có vết nứt.  không bảo hành được. mình đã mua rất nhiều thẻ trên tiki rồi, nhưng hiệu netac thì là lần đâu. và cũng sẽ là lần cuối mình chọn mua hiệu này." table:operator="="/>
              <table:filter-condition table:field-number="0" table:value="khui máy, mở khe sim thì cứng ngắc. mới sử dụng chưa đầy 2 giờ, máy đã tắt nguồn không làm sao khởi động lên lại được nữa. chán ko chịu nổi. không hiểu sao vsmart lại bán sản phẩm tệ hại như vậy luôn." table:operator="="/>
              <table:filter-condition table:field-number="0" table:value="khui ra xài thử. xong xem lại vỏ hộp sản phẩm. thật không thể tin được, đây là hàng tặng con ngay trên vỏ hộp. cái này là bình thường hay như thế nào tiki trading ơi." table:operator="="/>
              <table:filter-condition table:field-number="0" table:value="khung nhôm nhưng khá yếu, thiết kế chỗ cố định hơi bất tiện, thanh đỡ nó đưa ngang qua như hình, lúc gập hết mức vẫn khó vuawc tầm mắt. nếu thành giường cao hơn chắc ổn hơn. như mình thấy là khung chỉ giữ ipad cỡ vài giây rồi cứ thế trượt xuống lun." table:operator="="/>
              <table:filter-condition table:field-number="0" table:value="khuyên ae đừng mua, mình về dùng được đúng 1 tuần đã hư nguồn. thà mua đồ cũ còn hơn mua con này" table:operator="="/>
              <table:filter-condition table:field-number="0" table:value="khuyên ai có ý định thì k nên mua nhé. jack cắm 2 loa con có vấn đề, lỏng lẽo đang nghe thì chết nhạc 1 loa con, phải điều chỉnh jack cắm mới nghe lại đc nhưng k khắc phục hoàn toàn" table:operator="="/>
              <table:filter-condition table:field-number="0" table:value="khuyên các bạn không nên mua, xài được 16 ngày thì điện thoại không nhận được thẻ sd nữa, hàng chất lượng kém" table:operator="="/>
              <table:filter-condition table:field-number="0" table:value="khuyên mọi người không nên mua wifi này, mua về gắn vào pc ping về gw wifi chập chờn, mặc dù đã update driver mới nhất nhưng vẫn không ăn thua" table:operator="="/>
              <table:filter-condition table:field-number="0" table:value="khuyên mọi người không nên mua, tốc độ truy xuất rất chậm" table:operator="="/>
              <table:filter-condition table:field-number="0" table:value="kích rất yếu. ngoài ra reset không được.cục wifi tầng trệt để kích wf tầng 1 thì tầng 2 cũng không thấy mạng đâu" table:operator="="/>
              <table:filter-condition table:field-number="0" table:value="kiểu như là cảm ứng ở tai nghe bị chạm....cứ kết nối bluetooth là tự chuyển bài rồi trợ lý google....tự động tắt tự động mở. rất tệ" table:operator="="/>
              <table:filter-condition table:field-number="0" table:value="kiểu treo đầu dê bán thịt chó. nói là được tặng cục sạc mua vs giá 1390. gọi điện cho tổng đài thì bảo để gọi lại xong mất tích. dùng cục này đi singapore indonesia malaysia 2 ngày hôm nay như thằng mù phải lắp vào điện thoại mới phát được wifi. coi như phí tiền mua rác về. ace nào có ý định mua để đi du lịch nước ngoài bằng cục này thì nên xem xét lại nhé không phát được đâu ?" table:operator="="/>
              <table:filter-condition table:field-number="0" table:value="kìm lưỡi dao bị dỉ" table:operator="="/>
              <table:filter-condition table:field-number="0" table:value="kindle mình mới mua về 1 ngày đã lỗi màn hình có 2 đốm sáng trên màn hình" table:operator="="/>
              <table:filter-condition table:field-number="0" table:value="kính bị cong và gián k khít máy" table:operator="="/>
              <table:filter-condition table:field-number="0" table:value="kính cường lực dởm, dán vô hết đường thấy" table:operator="="/>
              <table:filter-condition table:field-number="0" table:value="kính gửi tiki, tôi có mua 1 repeater totolink  trên tiki, nhưng khi về cài đặt thì không search được mạng wifi cần mở rộng ( trong khi đó tại vị trí đấy thì các máy điện thoại đều search thấy các mạng wifi đang phát ) . vậy đề nghị tiki đổi lại cho tôi cái khác." table:operator="="/>
              <table:filter-condition table:field-number="0" table:value="kính rất tệ," table:operator="="/>
              <table:filter-condition table:field-number="0" table:value="ko biết đt bị sau ma mới mua vài tháng mà tat nguồn wai luôn" table:operator="="/>
              <table:filter-condition table:field-number="0" table:value="ko bik m.n sao chứ ms mở ra đã thấy vầy rồi nè. gắn vô thử ms 5p đã ấm nóng. làm ăn gian trá quá. nên dù trc đây mấy bn có tin tiki thì cx nên kiểm hàng lại. có nhiều ng chỉ bik lợi cho mình. lần này thực sự thất vọng" table:operator="="/>
              <table:filter-condition table:field-number="0" table:value="ko bit thay sao chu moi mua ve su dung duoc co 1 tai nge ben trai con ben fai thi ko nge duoc bt" table:operator="="/>
              <table:filter-condition table:field-number="0" table:value="ko chất lượng như được nói, mới dán chưa hề va chạm gì đã bị bể một góc k rõ lí do  " table:operator="="/>
              <table:filter-condition table:field-number="0" table:value="ko có chốt bi tròn, ko lắp dc giá cố định máy, để nghị gửi thêm" table:operator="="/>
              <table:filter-condition table:field-number="0" table:value="ko có cụt sạc sao sài" table:operator="="/>
              <table:filter-condition table:field-number="0" table:value="ko còn gì để nói ngoài từ thất vọng. ko bằng mua hàng ngoài chợ." table:operator="="/>
              <table:filter-condition table:field-number="0" table:value="ko đc micro ko tốt. tôi là người nước ngoài nên cho hàng hư hả" table:operator="="/>
              <table:filter-condition table:field-number="0" table:value="ko dùng đc" table:operator="="/>
              <table:filter-condition table:field-number="0" table:value="ko dùng đc , hư rồi ko bắt blutút đc, hàng dởm quá đi thôi" table:operator="="/>
              <table:filter-condition table:field-number="0" table:value="ko dùng đc .... ko ra tiếng" table:operator="="/>
              <table:filter-condition table:field-number="0" table:value="ko dùng đc .... ko ra tiếng" table:operator="="/>
              <table:filter-condition table:field-number="0" table:value="ko dùng dc phần tai nghe, app chơi đểu thật, hướng dẩn đổi trả như thiệt, lúc mình vào lại ko thấy đâu. thôi có mấy chục đành ngậm cục tức" table:operator="="/>
              <table:filter-condition table:field-number="0" table:value="ko dùng dc quá tệ không kết nối được blt cắm sạc thì mới lên rút ra là mất. ko có công tắc bật chán quá chán" table:operator="="/>
              <table:filter-condition table:field-number="0" table:value="ko dùng đc tiếng việt" table:operator="="/>
              <table:filter-condition table:field-number="0" table:value="ko dùng dc, đề nghị đổi giúp tôi" table:operator="="/>
              <table:filter-condition table:field-number="0" table:value="ko dùng dc, gãy đầu cấm lần sạc thứ 2" table:operator="="/>
              <table:filter-condition table:field-number="0" table:value="ko dùng dk tốn tiền" table:operator="="/>
              <table:filter-condition table:field-number="0" table:value="ko dùng được, kết nối thì sóng lúc nào cubgx đầy mà vài mạng ko được, chán" table:operator="="/>
              <table:filter-condition table:field-number="0" table:value="ko dùng được. hàng chất lượng kém" table:operator="="/>
              <table:filter-condition table:field-number="0" table:value="ko dung hang toi can. toi chon chuot ko day. co the tra lai dc ko?" table:operator="="/>
              <table:filter-condition table:field-number="0" table:value="ko dung hang toi can. toi chon chuot ko day. co the tra lai dc ko?" table:operator="="/>
              <table:filter-condition table:field-number="0" table:value="ko đúng iu cầu" table:operator="="/>
              <table:filter-condition table:field-number="0" table:value="ko được nhạy như giới thiệu" table:operator="="/>
              <table:filter-condition table:field-number="0" table:value="ko êm." table:operator="="/>
              <table:filter-condition table:field-number="0" table:value="ko giống hình lắp vào thì dính lỗi ctrl alt del buồn thật sự" table:operator="="/>
              <table:filter-condition table:field-number="0" table:value="ko gps, không như quảng cáo" table:operator="="/>
              <table:filter-condition table:field-number="0" table:value="ko hài lòng. tai nghe bên trái ok. bên phải ko dùng dc. đèn xanh cũng ko lên. yêu cầu đổi lại cho tôi sản phẩm dùng dc. một bên nghe một bên ko thì sao dc." table:operator="="/>
              <table:filter-condition table:field-number="0" table:value="ko hai long.giao hàng cũ ." table:operator="="/>
              <table:filter-condition table:field-number="0" table:value="ko kết  nối dc bluetooth. chỉ cắm dc rắc sam sung nhiều khi củng bất tiện" table:operator="="/>
              <table:filter-condition table:field-number="0" table:value="ko kết nối bluetooh đc hàng sài ko tốt có đổi hàng đc ko ạ" table:operator="="/>
              <table:filter-condition table:field-number="0" table:value="ko kết nối được cần trả hàng" table:operator="="/>
              <table:filter-condition table:field-number="0" table:value="ko kết nối được chán  lần đầu tiên mua đồ trên tiki thất vọng đến ntn" table:operator="="/>
              <table:filter-condition table:field-number="0" table:value="ko kết nối được controller . ngoài ta kết nối thiết bik bluetooth rất tệ . loa thì rè .  không xứng đáng để bỏ tiền mua , mọi người cân nhắc ." table:operator="="/>
              <table:filter-condition table:field-number="0" table:value="ko kết nối được nữa , đã thử reset , nhưng cả 2 tay vẫn không nghe" table:operator="="/>
              <table:filter-condition table:field-number="0" table:value="ko kết nối với máy dc chỉ kết nối dc hiệu sam sung thoi" table:operator="="/>
              <table:filter-condition table:field-number="0" table:value="ko mở nguồn dc, ko thấy pin lên, muốn trả lại hàng" table:operator="="/>
              <table:filter-condition table:field-number="0" table:value="ko nên mua bà con ơi  .  máy bị lỗi phần hiển thị nội dung, tra *101# không hiển thị hết nội dung trên màn hình, chỉ có 3 dòng thông tin, mất phần quan trọng. vài lỗi khác, luôn mua ủng hộ nokia quay trở lại nhưng nokia làm lại bản này ko hoàn thiện lắm. mong nokia update sửa lỗi." table:operator="="/>
              <table:filter-condition table:field-number="0" table:value="ko nên mua, cài sim ko nhận mobi, vina. giờ phải trả hàng lại" table:operator="="/>
              <table:filter-condition table:field-number="0" table:value="ko nghe đk" table:operator="="/>
              <table:filter-condition table:field-number="0" table:value="ko nghe đươc" table:operator="="/>
              <table:filter-condition table:field-number="0" table:value="ko nhậy vs lại mau dản" table:operator="="/>
              <table:filter-condition table:field-number="0" table:value="ko như mog đợi,nói chog nước nhưng thực tế ko có,đặt màu trăng lại giao màu đen," table:operator="="/>
              <table:filter-condition table:field-number="0" table:value="ko như mong đợi tiền nào của  nấy" table:operator="="/>
              <table:filter-condition table:field-number="0" table:value="ko như quảng cáo" table:operator="="/>
              <table:filter-condition table:field-number="0" table:value="ko ok" table:operator="="/>
              <table:filter-condition table:field-number="0" table:value="ko ổn, thử xem mác sony giá rẻ thế nào nhưng rè và ko hay" table:operator="="/>
              <table:filter-condition table:field-number="0" table:value="ko ổn. ko sử dụng đc. sảm phẩm nghe nhạc đc nhưng ko gọi đc. ko bjo lấy hàng ở tiki nữa" table:operator="="/>
              <table:filter-condition table:field-number="0" table:value="ko ra j" table:operator="="/>
              <table:filter-condition table:field-number="0" table:value="ko ra sao sài ko bằng tai nghe bt rẻ tien. kêt nối rất khó" table:operator="="/>
              <table:filter-condition table:field-number="0" table:value="ko sạc đc . ko có hướng dẫn" table:operator="="/>
              <table:filter-condition table:field-number="0" table:value="ko sạc đc ; ko có hướng dẫn" table:operator="="/>
              <table:filter-condition table:field-number="0" table:value="ko sạc đc shop e đặt lúc đầu là cắm vô đc cục sạc h thì ko thể cắm đc nữa đề nghị shop đổi lại dây khác" table:operator="="/>
              <table:filter-condition table:field-number="0" table:value="ko sạc được pin. phải dùng sạc điện bàn phím mới hoạt động. nút search khi xem youtube trên smart tv samsung bấm ko có tác dụng. con chuột cũng chỉ xuất hiện trên smart tv khi vào trình duyệt web. trong khi cắm chuột usb thì có bình thường. sản phẩm ko hiệu quả như mong đợi" table:operator="="/>
              <table:filter-condition table:field-number="0" table:value="ko sài dc" table:operator="="/>
              <table:filter-condition table:field-number="0" table:value="ko sai được thu các loại may" table:operator="="/>
              <table:filter-condition table:field-number="0" table:value="ko sài được, mở karaoke thì mic lên còn nhạc thì tắt luôn, giờ muốn trả hàng thì làm sao" table:operator="="/>
              <table:filter-condition table:field-number="0" table:value="ko setup đc tiếng việt , ko kết nối đc , hỗ trợ kém" table:operator="="/>
              <table:filter-condition table:field-number="0" table:value="ko sử dụng đc  ko thể cài đặt giờ  sử dụng ko đc tốt" table:operator="="/>
              <table:filter-condition table:field-number="0" table:value="ko su dung dc , tai nghe kém chất luong . mua về đã hỏng 1 bên tai nghe." table:operator="="/>
              <table:filter-condition table:field-number="0" table:value="ko sử dụng được chức năng mic đối với máy tính. tai nghe vẫn nghe được nhưng không thể đàm thoại được. người chỉ nghe thấy tiếng ù ù.." table:operator="="/>
              <table:filter-condition table:field-number="0" table:value="ko tác dụng mấy." table:operator="="/>
              <table:filter-condition table:field-number="0" table:value="ko thấy tem dán bảo hành . thấy có mỗi tờ phiếu bảo hành trắng trơn chưa ghi gì . mong tiki sớm phản hồi , 3 hôm rồi chưa thấy phản hồi" table:operator="="/>
              <table:filter-condition table:field-number="0" table:value="ko thể chấp nhận nổi dịch vụ vận chuyển. rõ ràng tiki dán tem là hàng cực kỳ dễ vỡ mà khi nhận hàng rất chi là bực. quăng quật hàng thế thì còn gì là hàng.  cho 1 sao vì vận chuyển.  hàng chính hãng, nguyên seal, chưa kích hoạt bảo hành. tiki kích hoạt bảo hành giúp mình với." table:operator="="/>
              <table:filter-condition table:field-number="0" table:value="ko thể check ngày bảo hành , nhờ tiki hỗ trợ 1 lần nhưng chưa nhận được trả lời" table:operator="="/>
              <table:filter-condition table:field-number="0" table:value="ko thik viet nhieu ko tot la ko tot" table:operator="="/>
              <table:filter-condition table:field-number="0" table:value="ko tốt . dễ bung đầu cáp ." table:operator="="/>
              <table:filter-condition table:field-number="0" table:value="ko tốt kết nối dô 1 bên nghe xíu lại ko nghe nữa" table:operator="="/>
              <table:filter-condition table:field-number="0" table:value="ko tot,chi la dt con. ko hd doc lap duoc, gio phai mua them cai dt ban chinh de sd" table:operator="="/>
              <table:filter-condition table:field-number="0" table:value="ko vừa ...................." table:operator="="/>
              <table:filter-condition table:field-number="0" table:value="ko xài doc, ko kết nối đc bluetooth, gọi tiki đổi trả, thu hồi rồi đến giờ vẫn ko liên lạc lại." table:operator="="/>
              <table:filter-condition table:field-number="0" table:value="ko xài được" table:operator="="/>
              <table:filter-condition table:field-number="0" table:value="ko xài được" table:operator="="/>
              <table:filter-condition table:field-number="0" table:value="ko xài được, haiz haiz   " table:operator="="/>
              <table:filter-condition table:field-number="0" table:value="kog thich cho may hàng kiti ban kog co gi ma sai tot het nen minh kog mua hàng cua kiti nua  " table:operator="="/>
              <table:filter-condition table:field-number="0" table:value="kỳ vọng cho dòng điện thoại mới pin khỏe tính năng này nọ nhưng mình thực sự thất vọng. điện thoại cháy màn hình, nóng đến mức đổi màu máy từ lần sạc thứ 2.vẫn biết sản xuất hành loạt nên lỗi là không tránh khỏi nhưng hỏng nhanh thế này thì khỏi phải nói chất lượng dòng máy này như thế nào. tiền nào của ấy....mong chờ sự support từ tiki chứ mình chính thức anti dòng này." table:operator="="/>
              <table:filter-condition table:field-number="0" table:value="là khách hàng của tiki 3 năm nay nhưng nay thật sự không hài lòng về lần này. cần usb gấp cho cc buổi chiều nên ship now 2h. usb không nhận máy tính nào và rất nóng, nghi ngờ cháy. gọi hỗ trợ thì hứa hẹn sẽ có bên kĩ thuật kiểm tra. cũng không báo thu hồi sản phẩm. vậy đến khi nào mình mới được giải quyết." table:operator="="/>
              <table:filter-condition table:field-number="0" table:value="là những người đầu tiên đặt hàng sớm nhất  từ hôm 20/6 mãi tới 1/7 mới nhận đc! quảng cáo là phiên bản có nfc giao hàng thực tế là phiên bản k nfc. tiki trading làm ăn vậy quá mất uy tín rồi!. dù đã viết mail đề nghị rõ ràng hãy kiểm tra và giao cho mình phiên bản có nfc từ hôm 25/06 nhưng vẫn k đc giao đúng sản phẩm như mô tả ban đầu! đặt trc và thanh toán tiền trc qua thẻ nhưng vẫn nhận đc hàng sau tiki now 2h?. phân biệt? e voucher cgv đã nhận đc nhưng vào link thì k mua đc voucher? các bước để mua đc voucher cũng quá dài dòng. tại sao k gửi kèm theo kiện hàng luôn? từ cách quảng cáo, phục vụ, giao hàng đều k tốt. vậy sau này chính sách bảo hàng liệu có đc ổn hay k?!!!" table:operator="="/>
              <table:filter-condition table:field-number="0" table:value="là sao flydigi wasp feelers 2 mà sao lại là cái găng tay 20 nghìn này  shop làm ăn k tốt như loàn mất toi 117 nghìn" table:operator="="/>
              <table:filter-condition table:field-number="0" table:value="lại 1 lần nữa thất vọng với sản phẩm từ tiki trading hàng đóng gói cẩn thận nhưng màn hình lại bị đốm đen. đề nghị đổi sản phẩm khác. cảm ơn!" table:operator="="/>
              <table:filter-condition table:field-number="0" table:value="lại nhận được hàng trong tình trạng đã bị khui, ko biết có phải được giao hàng mới ko nữa" table:operator="="/>
              <table:filter-condition table:field-number="0" table:value="làm ăn chán i12 một bên tai nghe k nghe đc mà củng giao hàng" table:operator="="/>
              <table:filter-condition table:field-number="0" table:value="làm ăn gian dối.. nói tặng sim nhưng mở ra chẳng có sim.." table:operator="="/>
              <table:filter-condition table:field-number="0" table:value="làm ăn kiểu gì đây ? , chưa nhận dc hàng mà đã ghi là giao hàng thành công ? wtf lừa đảo à , tiền thì trả rồi ??" table:operator="="/>
              <table:filter-condition table:field-number="0" table:value="làm ăn rất chán, tẩy chay tiki dc rôi" table:operator="="/>
              <table:filter-condition table:field-number="0" table:value="làm cách nào để kích hoạt bảo hành khi mua. tôi đã mua nhưng k thể kích hoạt bảo hành được" table:operator="="/>
              <table:filter-condition table:field-number="0" table:value="làm đúng theo hướng dẫn cài đặt cấu hình xong k thể kết nối wifi vì đèn extend k sáng làm cả buổi chiều k kết nối được nản quá cần tư vấn" table:operator="="/>
              <table:filter-condition table:field-number="0" table:value="làm khách hàng không hài nòng vì chất liệu sấu xem thì rất mờ" table:operator="="/>
              <table:filter-condition table:field-number="0" table:value="làm sao để bào hành. mua xong ko dùng được?????????" table:operator="="/>
              <table:filter-condition table:field-number="0" table:value="làm theo hướng dẫn ghi trên sim liên hệ zalo cá nhân qua 4 tiếng không thấy rep. không thể kích hoạt sim được, chẳng lẽ vứt ????" table:operator="="/>
              <table:filter-condition table:field-number="0" table:value="làm theo hướng dẫn mà ko kết nối đc ad ơi. giúp mình với" table:operator="="/>
              <table:filter-condition table:field-number="0" table:value="lần 1 vì bị rè lần 2 đổi vì sp đang nghe bị tắt" table:operator="="/>
              <table:filter-condition table:field-number="0" table:value="lần cuối mua hàng của tiki đây là ổ cứng mà gói hàng ko khác gì gói kẹo. không bọc xốp, không chống xốc, không cảnh báo hàng dễ vỡ. quá thất vọng. quảng cáo thì hay lắm, mà làm như mèo mửa vậy." table:operator="="/>
              <table:filter-condition table:field-number="0" table:value="lần đầu cài thì dùng được lần hai ri sét k thấy vào được nhập mật khẩu cứ báo sai" table:operator="="/>
              <table:filter-condition table:field-number="0" table:value="lần đầu đặt thử 1c thì đúng hàng sạc ngon,đặt thêm 2c thì giai ko đúng hàng sạc 1 lúc nóng máy quá thất vọng  tiki xem lại nhé" table:operator="="/>
              <table:filter-condition table:field-number="0" table:value="lần đầu mua bị hở sáng nặng gọi đổi thì đợi chục ngày mới nhận dc hàng đổi,thất vọng hơn khi màn đổi vẫn hở sáng lại còn thêm lỗi những điểm sáng như đầu tăm trên màn hình, hỗ trợ gọi lại bảo phải trên 5 điểm mới dc bảo hành,đang đợi thu hồi rồi mới trả lời có đổi hay ko.nhưng 1 điểm sáng rõ như thế nhìn đã khó chịu rồi. mà còn phải tận 5 điểm mới cho đổi thì ai chịu nổi??" table:operator="="/>
              <table:filter-condition table:field-number="0" table:value="lần đầu mua hàng ở tiki cảm giác thất vọng như vậy, sim kích hoạt từ 22/1/2020 trong khi khách hàng đặt hàng từ 4/3, mất gần 2 tháng, hôm nay nhận hàng kiểm tra thì cực kì thất vọng, giao hàng thì lâu, kết luận ko nên mua sim ở đây, còn tốc độ chưa test thử nên ko có nhận xét thêm" table:operator="="/>
              <table:filter-condition table:field-number="0" table:value="lần đầu mua hàng ở tiki, mua gần 3 củ tiền hàng, vận chuyển quá kém chậm trễ, đã hủy đơn và ko bao giờ quay lại tiki luôn" table:operator="="/>
              <table:filter-condition table:field-number="0" table:value="lần đầu mua thiết bị mà thất vọng à, cắm vào không chạy được luôn" table:operator="="/>
              <table:filter-condition table:field-number="0" table:value="lần đầu mua thử online thế nào, về sử dụng đúng 1 tháng thì hư hỏng, thiết bị không nhận được bluetooth, ngay cả dùng đầu kết nối theo thiết bị cũng không được" table:operator="="/>
              <table:filter-condition table:field-number="0" table:value="lần đầu mua tiki, cũng tin tưởng, không check hàng, trả tiền luôn, lúc mở ra mới biết : mua 2 cái giao có 1 cái. không thể chấp nhận đc" table:operator="="/>
              <table:filter-condition table:field-number="0" table:value="lần đầu thất vọng với tiki. thiết bị không lên nguồn. nên không cài đặt được." table:operator="="/>
              <table:filter-condition table:field-number="0" table:value="lần đầu tiên mua hàng ở tiki mà tệ như thế này. mở dock ra k thấy đèn ở hai tai nghe như hướng dẫn sd, k kết nối được, k dùng được. đề nghị tiki quản lý chặt hơn các shop bán hàng. chứ như vậy là lừa đảo rồi còn gì. k dùng được mà bán cho khách. đề nghị đổi trả ngay. rút kinh nghiệm lần sau có mua ở tiki thì phải để ý. tiki cũng có đồ đểu đồ xịn" table:operator="="/>
              <table:filter-condition table:field-number="0" table:value="lần đầu tiên mua hàng tại tiki lại thất vọng như vậy:   sản phẩm ọp ẹp   không ghi xuất xứ (giống mua hàng chợ trời)   hình ảnh trên tiki rất khác so với sản phẩm nhận được   nghe khoảng 2 phút thì 2 tai nóng rang, khó chịu   , không dám sử dụng vì không yên tâm chất lượng sản phẩm tiki cung cấp, nguy cơ cháy nổ vì sản phẩm không rõ nguồn gốc." table:operator="="/>
              <table:filter-condition table:field-number="0" table:value="lần đầu tiên mua hàng tiki trading mà bị như thế này. rất thất vọng: bao bì sản phẩm quá cũ bị trầy sướt mở ra thấy một vết trầy ngang trên thân như hình chưa biết dùng thế nào? dù sao cũng giao hàng nhanh" table:operator="="/>
              <table:filter-condition table:field-number="0" table:value="lần đầu tiên thất vọng về giao hàng của tiki đặt hàng hàng tiki trading từ 31/5, hẹn giao 04/06, nhưng giao trễ có sms lại 06/06 giao. nhưng chờ hoài cũng không thấy đâu, gọi lên tổng đài chỉ báo là xin lỗi anh này nọ, hỏi thêm thông tin cụ thể thời gian giao hàng thì ko có thông tin cụ thể chỉ báo tầm vài ngày nữa anh chờ thêm. giờ lót dép hóng ko bik khi nào được nhận sp ==!" table:operator="="/>
              <table:filter-condition table:field-number="0" table:value="lần đầu tiên thất vọng về hàng mua ở tiki. di chuột lúc được lúc không, trước đây cũng dùng chuột loại này được 2 năm. thực sự con này chất lượng quá kém." table:operator="="/>
              <table:filter-condition table:field-number="0" table:value="lần thứ 2 mua apple watch trên tiki. lần trước mua tiki là sản phẩm mới nguyên seal chưa kích hoạt nên rất hài lòng. lần này đặt mua tiki nhưng khi check thì sản phẩm đã active. mình mua ngày 10/1 nhưng check bảo hành apple chỉ còn đến ngày 11/4. nhờ tiki xem xét hỗ trợ nhé." table:operator="="/>
              <table:filter-condition table:field-number="0" table:value="lần thứ 2 mua hàng của tiki, lần thứ 2 thất vọng. bỏ ra hơn 800 nghìn để mua 1 cái ram cũ, đã sử dụng về. ram đã sản xuất và sử dụng từ 2018. đóng gói thì quá kém, để 1 cái hộp nhỏ trong 1 cái hộp to mà ko có lót chống sốc. hộp đựng ram thì ram đã bay khỏi vị trí. cầm thì súc sắc bên trong. may là lắp vào mt vẫn lên, không thì ko còn gì để nói. đành nói là mất tiền ngu vì ko xem trước khi trả tiền. sẽ ko bao giờ mua hàng của tiki nữa. nên học cách shopee thì mới bán được." table:operator="="/>
              <table:filter-condition table:field-number="0" table:value="lần trước 1 đơn hàng thì thiếu dây hdmi. lần này 'tuyệt vời&quot; hơn có dây hdmi nhưng bị lỗi, cắm vào màn hình không nhận tín hiệu. test lại màn hình với dây hdmi sẵn có của mình thì vẫn ok. tóm lại có dây nhưng hỏng, bực mình hết sức. chẳng lẽ cứ mỗi lần đặt mua màn hình thì  phải đặt dự phòng thêm 1 dây hdmi riêng nữa sao. thà không có còn đỡ bực, sản phẩm trước khi xuất xưởng đưa vào tiêu thụ không kiểm tra xem có hoạt động hay không sao." table:operator="="/>
              <table:filter-condition table:field-number="0" table:value="lần trước bảo hành thì chuột được sửa lại chứ không được 1 đổi 1 như cam kết" table:operator="="/>
              <table:filter-condition table:field-number="0" table:value="lần trước giao thì hàng bị lỗi về âm lượng. tiki có hỗ trợ đổi trả cho mình. hôm nay nhận máy mới thì không kết nối được với bluetooth. thử kết nối rất nhiều lần nhưng không được. mong tiki phản hồi sớm" table:operator="="/>
              <table:filter-condition table:field-number="0" table:value="lần trước mình đã mua 1c sử dụng rât bình thường thấy ổn nên mua cho thằng em 1c nhưng mở lên khởi động lại không nghe tiếng gì đã nghi rồi và sau đó là không thấy hiển thị bluetooth lg pk3 như con cũ mình mới nhận hàng lúc nảy cần lời giải thích của admin ???" table:operator="="/>
              <table:filter-condition table:field-number="0" table:value="lao ngoài cực kì cực kì bé. xem youtube không nghe tiếng gì mặc dù bật max volume... nhận hàng ngày 18.4 mà kích hoạt bảo hành từ ngày 30.3 là sao tiki ơi" table:operator="="/>
              <table:filter-condition table:field-number="0" table:value="lắp 2 cây ram corsair này vào thì cứ 1 lúc là bị rs máy, còn lắp 2 thanh ram khác vào thì lại chạy bt" table:operator="="/>
              <table:filter-condition table:field-number="0" table:value="lắp ở tầng 2 mà dùng note 9 ở tầng 3 sóng wifi chập chờn. không thể chơi game online." table:operator="="/>
              <table:filter-condition table:field-number="0" table:value="lắp ram mới vào (8gb ddr3l bus 1600) vào máy tính cảm thấy máy chạy chậm hơn trước, với lại thấy thanh taskman hiển thị ddr3 chứ không phải ddr3l như trong hình. shop có thể giải thích không ?? máy tính của mình là dell vostro core i3 6100u, liệu nó có hợp với máy mình không??" table:operator="="/>
              <table:filter-condition table:field-number="0" table:value="lắp sim không ăn, đã cho sim homephone vào rồi mà cứ yêu cầu lắp sim, không sử dụng được. mình yêu cầu được đổi trả hàng." table:operator="="/>
              <table:filter-condition table:field-number="0" table:value="lắp sim không nhận, đã thử các kiểu, bục boi, tôi mua của gian hàng tolsen store, không có hướng dẫn sử dụng, không có số đt để liên lạc" table:operator="="/>
              <table:filter-condition table:field-number="0" table:value="lắp sim ko nhận shop ơi là sao" table:operator="="/>
              <table:filter-condition table:field-number="0" table:value="lắp sim và sim không sóng. phải làm sao đây? hãy chỉ cách giải quyết hoặc trả hàng." table:operator="="/>
              <table:filter-condition table:field-number="0" table:value="lắp sim vào gọi không được trong khi sim đã thông báo kích hoạt. không có sóng luôn." table:operator="="/>
              <table:filter-condition table:field-number="0" table:value="lắp sim vào không sử được dù đã thay đổi điện thoại! mong hỗ trợ nhanh chóng" table:operator="="/>
              <table:filter-condition table:field-number="0" table:value="lắp vào cài lên thì mạng rất chậm dù dùng wifi chính, còn nếu dùng nó thì mình ko thể kết nối đc internet, đã làm theo hướng dẫn, cào app tplink telnet và cài đặt hoàn chỉnh, đèn re sang sóng wifi đủ, tôi yêu cầu hoàn tiền." table:operator="="/>
              <table:filter-condition table:field-number="0" table:value="lắp vào điện thoại lo không  nhận là sao vậy em" table:operator="="/>
              <table:filter-condition table:field-number="0" table:value="lắp vào máy in canon 2900 máy chạy bình thường nhưng không ra mực. thất vọng quá!" table:operator="="/>
              <table:filter-condition table:field-number="0" table:value="lắp vô nhưng kg sử dụng được, rất không hài lòng, liên hệ với siêu thị 3g để ktra và hướng dẫn sử dụng nhưng vẫn không sử dụng được, sẽ kg mua sim như vầy nữa. vô cùng thất vọng nhà cung cấp siêu thị 3g" table:operator="="/>
              <table:filter-condition table:field-number="0" table:value="lâu lắm rồi mới mua hàng lại ở tiki vì mong mua được hàng chính hàng và dịch vụ tốt hơn những đơn vị khác. nhưng thực sự thất vọng toàn tập từ giao hàng chậm, nhân viên giao hàng không nhiệt tình suýt nữa là hủy không giao luôn. còn về sản phẩm thì đây không biết phải là hàng chính hàng hay không mà sử dụng khá tệ, kén bề mặt, sử dụng lên tập sách là chuột chạy loạn cả lên, dpi 1000 nhưng không nhạy mình phải tăng tốc độ của chuột lên nhưng cũng không khá hơn là mấy. chốt lại nên sử dụng thử sản phẩm trước khi mua." table:operator="="/>
              <table:filter-condition table:field-number="0" table:value="lấy về cái điện thoại bị hư đèn bàn phím. đổi trả thì bảo ko có lỗi gì hết. trả lại thì ko cho. thề ko bao h mua đồ trên này nữa." table:operator="="/>
              <table:filter-condition table:field-number="0" table:value="liên hệ cskh bảo đợi 2 3 ngày có người đến lấy hàng lại để kiểm tra mà gần 1 tuần r chả thấy đâu, seal thì bị bóc sẵn bh chắc có đổi cũng chả đổi đc  )" table:operator="="/>
              <table:filter-condition table:field-number="0" table:value="liệt phím a, ấn lúc được lúc không, cần đổi hàng." table:operator="="/>
              <table:filter-condition table:field-number="0" table:value="liệt phím a, ấn lúc được lúc không, cần đổi hàng." table:operator="="/>
              <table:filter-condition table:field-number="0" table:value="loa bass không được tốt như tôi nghĩ" table:operator="="/>
              <table:filter-condition table:field-number="0" table:value="loa bé xíu, ngồi cách 2 tất nghe còn không rõ làm sao nghe nhạc được" table:operator="="/>
              <table:filter-condition table:field-number="0" table:value="loa bị hỏng nuốt to nhỏ vậy mà bảo hàng chuẩn" table:operator="="/>
              <table:filter-condition table:field-number="0" table:value="loa bị lỗi kết nối mới vẫn bắt dsk bluetooth h thì mình không bắt được luôn. và máy nào cũng k bắt đk" table:operator="="/>
              <table:filter-condition table:field-number="0" table:value="loa bị lỗi không nghe đc mới nhận hàng đã bị rồi,  nói chung là ae không nên mua chỉ tổn khí tiền" table:operator="="/>
              <table:filter-condition table:field-number="0" table:value="loa bị lỗi rè âm thanh. tiếng rè rất lớn. chất lượng quá kém . mong shop sớm đổi mới sản phẩm cho tôi!" table:operator="="/>
              <table:filter-condition table:field-number="0" table:value="loa bị lỗi và tiki đã nhận được hàng trả lại yêu cầu hoàn tiền từ ngày 25/4, gửi e mail sẽ trả lời trong 24g tiếp theo tới nay ko có thông tin gì, gọi điện tổng đài toàn hứa sẽ yêu cầu hậu mãi gọi lại. tuy nhiên không thấy gì luôn." table:operator="="/>
              <table:filter-condition table:field-number="0" table:value="loa bị lỗi. không được tốt lắm" table:operator="="/>
              <table:filter-condition table:field-number="0" table:value="loa bluetooth không kết nối được blutooth , kết nối xong bật nhạc lên im re hoặc tự ngắt kết nối ! sản phẩm không có nút trả hàng??? lỗi nghiêm trọng đã thử với cả 3 đth và laptop bluetooth" table:operator="="/>
              <table:filter-condition table:field-number="0" table:value="loa bluetooth mà sao đem về bật bluetooth  thì lại ko hiện lên thế mong tiki sem lại  dùm tốn tiền mà hàng ko như ý muốn" table:operator="="/>
              <table:filter-condition table:field-number="0" table:value="loa bluetooth tệ nhất khá tệ loa ms sài đc hai lần thì hư ko đúng như trong hình nói chung là hàng quá tệ 71đ thì ko đúng" table:operator="="/>
              <table:filter-condition table:field-number="0" table:value="loa có vấn đề về pin. sạc đầy pin nhưng k sữ dụng để qua ngày là hết pin. nếu sữ dụng liền thì đc khoảng 1 2h không phải cài liên tục cũng hết pin. mong tiki có hướng giải quyết giúp tồi" table:operator="="/>
              <table:filter-condition table:field-number="0" table:value="loa của máy nghe rất bé, tôi đã gọi lên hotline bảo hành của tiki nhiều lần nhưng không ai nghe máy.  tôi cần phía tiki check và bảo hành máy cho tôi." table:operator="="/>
              <table:filter-condition table:field-number="0" table:value="loa của mình mới nhận được nhưng khi mở lên thì loa bị rè. mình có liên hệ với tiki nhưng hệ thống toàn báo bận ?" table:operator="="/>
              <table:filter-condition table:field-number="0" table:value="loa đang nghe hay bị có tiếng gì chen vào rất khó chịu" table:operator="="/>
              <table:filter-condition table:field-number="0" table:value="loa kém chất lượng , mới mua về sài 1 ngày đã rè , âm thanh thì dở" table:operator="="/>
              <table:filter-condition table:field-number="0" table:value="loa không kết nối được với iphone (cả 6sp và 8p) nhưng lại kết nối được với sam sung. mình đề nghị hoàn trả sp cho tiki" table:operator="="/>
              <table:filter-condition table:field-number="0" table:value="loa không nghe được, quá nhỏ , mất tiếng, ko đáng tiền" table:operator="="/>
              <table:filter-condition table:field-number="0" table:value="loa ko có cục sạc" table:operator="="/>
              <table:filter-condition table:field-number="0" table:value="loa ko phát đk nhạc gì cả" table:operator="="/>
              <table:filter-condition table:field-number="0" table:value="loa lỗi , khởi động không được , mong đổi hàng cho tôi sớm nhất có thể " table:operator="="/>
              <table:filter-condition table:field-number="0" table:value="loa lỗi rồi shop ơi dùng 1 hôm hôm sau nó bị nhiễu, nhạc vẫn kêu nhưng nó nhiễu kêu è è đè theo tiếng nhạc mong tiki cho e đổi sản phẩm khác" table:operator="="/>
              <table:filter-condition table:field-number="0" table:value="loa mà mới mua chưa được 5 ngày mà mở không lên nữa rồi" table:operator="="/>
              <table:filter-condition table:field-number="0" table:value="loa mình lắp vào pc mở được 1 nửa là đã thấy loa nghe rộp rộp." table:operator="="/>
              <table:filter-condition table:field-number="0" table:value="loa mình vừa mới mua bị lỗi đèn đỏ, và không kết nối được bluetooth. mong tiki phản hồi." table:operator="="/>
              <table:filter-condition table:field-number="0" table:value="loa mới dùng đúng 1 lần.mở nhạc lớn bị rè" table:operator="="/>
              <table:filter-condition table:field-number="0" table:value="loa mới mua mà bị lỗi rồi cảm thấy tuyệt vọng với hãng loa lg này 😌😌" table:operator="="/>
              <table:filter-condition table:field-number="0" table:value="loa mới nhận được hơn 1 ngày, hôm nay dùng hết pin thì cắm sạc thấy không vào điện. loa bị lỗi, không sạc được, sạc không vào điện, cắm nguồn theo bộ sạc đi kèm không thấy có đèn báo gì cả  .. mình đã mua hàng trên tiki rất nhiều lần nhưng lần này thực sự thất vọng ?" table:operator="="/>
              <table:filter-condition table:field-number="0" table:value="loa nghe được 1thág thì 1 tai k nghe đc. chã hiểu sao lại bán ra bên ngoài." table:operator="="/>
              <table:filter-condition table:field-number="0" table:value="loa nghe rất rè. rất dở" table:operator="="/>
              <table:filter-condition table:field-number="0" table:value="loa nghe tốt. chất lượng. mak k có cách nào để chạy đc thẻ nhớ. vì muốn mang đi đánh chim. nên buồn. muốn đổi qua sp khác mak shop k hỗ trợ" table:operator="="/>
              <table:filter-condition table:field-number="0" table:value="loa nhanh hết pin quá" table:operator="="/>
              <table:filter-condition table:field-number="0" table:value="loa nhẹ bé tí" table:operator="="/>
              <table:filter-condition table:field-number="0" table:value="loa on lam. chat luong te" table:operator="="/>
              <table:filter-condition table:field-number="0" table:value="loa quá kém .hướng dẫn cách đổi lại dùm . sài dc 1 ngày sau khi mua hư rồi shop ơi. . !" table:operator="="/>
              <table:filter-condition table:field-number="0" table:value="loa quá nhỏ , đổi hàng" table:operator="="/>
              <table:filter-condition table:field-number="0" table:value="loa rất nhỏ,pin thì mau hết" table:operator="="/>
              <table:filter-condition table:field-number="0" table:value="loa rè khi âm lượng ở mức cao, không đáng tiền. nên chọn marshall hoặc klipsch sẽ tốt hơn" table:operator="="/>
              <table:filter-condition table:field-number="0" table:value="loa rè kinh khủng, nghe mà cứ xẹt xẹt, chỉ dc cái ship nhanh và shiper nhiệt tình" table:operator="="/>
              <table:filter-condition table:field-number="0" table:value="loa rè nghe không rõ tiếng, nhìn chung là rất tệ, nhưng chẳng đáng bao nhiêu nên cho qua, dc bài học kinh nghiệm, của rẻ là của ôi." table:operator="="/>
              <table:filter-condition table:field-number="0" table:value="loa thoại quá nhỏ đã bật ở mức max mà vẫn không nghe được gì nhiều. mình mua máy và nhận bóc seal ngày 30/7 mà mở máy ra đã kích hoạt ngày 26/7 thật không hiểu nổi làm ăn ntn nữa" table:operator="="/>
              <table:filter-condition table:field-number="0" table:value="loa thực sự kém chất lượng và chế độ bảo hành kém." table:operator="="/>
              <table:filter-condition table:field-number="0" table:value="loa tiếng quá nhỏ" table:operator="="/>
              <table:filter-condition table:field-number="0" table:value="loa tốt lắm mỗi tội mình vừa ctay này, thông cảm nha" table:operator="="/>
              <table:filter-condition table:field-number="0" table:value="loa về mở lên đã bị rè dù không mở volumn" table:operator="="/>
              <table:filter-condition table:field-number="0" table:value="loại yếu quá&quot;............giờ bỏ ko, thật uổng tiền" table:operator="="/>
              <table:filter-condition table:field-number="0" table:value="lỗi" table:operator="="/>
              <table:filter-condition table:field-number="0" table:value="lỗi huyền thoại double click sau 3 tháng dùng. vừa yêu cầu bảo hành rồi" table:operator="="/>
              <table:filter-condition table:field-number="0" table:value="lỗi không kết nối được dù thử rất nhiều lần hiện kết nối thành công nhưng tháo dây wan đem về phòng thì không vào đc mạng nữa 0937815634 tôi muốn trả sản phẩm này" table:operator="="/>
              <table:filter-condition table:field-number="0" table:value="lỗi loa, lỗi màn hình tối 4 góc, sắp hết bảo hành (asus bh 2 năm mà sản phẩm chỉ còn vài tháng), ngoại hình hộp trầy xướt tùm lum nghi là hàng đổi trả bảo hành rồi. lần đầu cực kì thất vọng về tiki. mong giải quyết sớm" table:operator="="/>
              <table:filter-condition table:field-number="0" table:value="lỗi màn hình bị đơ và sọc ngang không khắc phục được" table:operator="="/>
              <table:filter-condition table:field-number="0" table:value="lỗi núm xoay, văn gãy tay mà xoay không nổi" table:operator="="/>
              <table:filter-condition table:field-number="0" table:value="lỗi rồi, mới dùng đc 10 ngày, gửi yc hỗ trợ, đc phản hồi, nhg kết quả là tới giờ vẫn chưa đc hỗ trợ thực tế ngoài phone và email." table:operator="="/>
              <table:filter-condition table:field-number="0" table:value="lỗi sạc không vô pin ,mong được sự hỗ trợ từ tiki sớm nhất có thể" table:operator="="/>
              <table:filter-condition table:field-number="0" table:value="lỗi sản phẩm, giây cắm vào ổ của shop ko được. vui lòng cho đổi trả. pls kiểm tra trước khi giao" table:operator="="/>
              <table:filter-condition table:field-number="0" table:value="lỗi vặt, lỗi pin, lỗi mạch charge báo pin yếu dù đã sạc đầy, tiền nào của đó" table:operator="="/>
              <table:filter-condition table:field-number="0" table:value="lỏng lẻo . không chắc chắn" table:operator="="/>
              <table:filter-condition table:field-number="0" table:value="lớp đế lót phía dứoi chuột có dấu hiệu trầy xước nhiều cho thấy chuột đã qua sử dụng. nhờ tiki xem lại vấn đề này, mình đã gửi feedback ngay sau khi nhận hàng nhưng không nhận được phản hồi của tiki." table:operator="="/>
              <table:filter-condition table:field-number="0" table:value="lừa đảo  mua về bỏ vào thử mở google.com còn chậm rì. không tải nổi trang báo mạng. xem youtube càng không được. đề nghị trả lại tiền" table:operator="="/>
              <table:filter-condition table:field-number="0" table:value="lừa đảo , mua về gắng vào camera không lưu trữ được , bị gián đoạn liên tục và hư luôn ." table:operator="="/>
              <table:filter-condition table:field-number="0" table:value="lừa đảo , sp kém châtd lượng hotline lh ko đc , cần xem lại" table:operator="="/>
              <table:filter-condition table:field-number="0" table:value="lừa đảo không đúng như vậy" table:operator="="/>
              <table:filter-condition table:field-number="0" table:value="lừa đảo mới mua mất tiền k xài đc" table:operator="="/>
              <table:filter-condition table:field-number="0" table:value="lừa đảo!!!!!!!!!!!!!!!!!!" table:operator="="/>
              <table:filter-condition table:field-number="0" table:value="lừa đảo. mua 1 cái 32gb về ban đầu vẫn thấy hiện lên 32gb. giờ cắm lên xem lại còn 4gb. mua tiki now đấy các bác." table:operator="="/>
              <table:filter-condition table:field-number="0" table:value="lúc 2h chiều nay nhận được bàn phím k380. do công ty tnhh tmdv quốc việt nhập khẩu. bàn phím kết nối ok, các phím bấm ko có vấn đề. tuy nhiên là khi cầm bàn phím lên kiểm tra bên ngoài thì phát hiện có tiếng vật thể kim loại không xác định kêu cách cách bên trong. mình không hề lắc mạnh. chỉ cần nghiêng bàn phím qua lại hoặc xoay theo chiều kim đồng hồ là nghe rất rõ tiếng vật thể kim loại (giống như con ốc vít nhỏ bên trong) chay lòng vòng bên trong.   thực sự rất không hài lòng vì mua hàng new 100% mà lại giống như hàng dùng rồi, có ai đó đã can thiệp để sót vật thể bên trong hoặc do quá trình vận chuyển làm hư hại gì đó vậy. mong tiki làm việc lại với nhà cung cấp" table:operator="="/>
              <table:filter-condition table:field-number="0" table:value="lúc đặt cũng háo hức, hy vọng lắm. cơ mà không được như mong đợi  . mẫu mã cũng được. thích ở chỗ đầu nghe khá vừa vặn với tai. chất lượng âm thanh thì bình thường không hay lắm. tuy nhiên không có nút tăng,giảm âm, chuyển bài nên hơi bất tiện" table:operator="="/>
              <table:filter-condition table:field-number="0" table:value="lúc đặt hàng thì ghi là bản nfc, bây giờ lại sửa lại là non  nfc, gửi hàng còn ko có voucher giảm giá như qua gr cáo? đề nghị hoàn lại tiền" table:operator="="/>
              <table:filter-condition table:field-number="0" table:value="lúc đầu mình còn có thể mở để copy file, nhưng sang hôm sau thì mở không được,  cứ bảo phải format mới cho mở, mà bấm format thì bảo không thể format. tiki giúp mình với, mình mới mua hôm thứ 7. bây giờ mất hết tài liệu của mình. mong tiki liên hệ với mình để giúp mình về vấn đề này." table:operator="="/>
              <table:filter-condition table:field-number="0" table:value="lúc đầu mua hàng đã hư ngay không xài được. sau đó đổi lại thì mất quá nhiều thời gian. thực sự không hài lòng" table:operator="="/>
              <table:filter-condition table:field-number="0" table:value="lúc đầu nghe ok. về sau nghe dkd nghe ko chỉ có 1 tai" table:operator="="/>
              <table:filter-condition table:field-number="0" table:value="lúc đầu nghe ổn . dùng dc 20 ngày thì hỏng bass . mặc dù mình ít dùng" table:operator="="/>
              <table:filter-condition table:field-number="0" table:value="lúc đầu nghe ổn . dùng dc 20 ngày thì hỏng bass . mặc dù mình ít dùng" table:operator="="/>
              <table:filter-condition table:field-number="0" table:value="lúc đầu shop ko để là ko gồm tay nghe nên tôi đặt sao giờ để là ko gồm tay nghe là sao" table:operator="="/>
              <table:filter-condition table:field-number="0" table:value="lúc đầu tưởng cài win bị lỗi, làm lại mấy cái usb cài win, format định dạng các kiểu vẫn bị lỗi như trên hình. mua 02 ổ, 1 ổ cài tốt chưa test, 1 ổ không thể cài win được. lỗi này như kiểu hỏng một số sector đầu nên không khởi động được vào win, sp mua chưa quá 7 ngày. yêu cầu tiki đổi hàng cho tôi gấp" table:operator="="/>
              <table:filter-condition table:field-number="0" table:value="lúc mình nhận hàng thì seal đã xé rồi, check thời hạn bảo hành theo seri máy thì bảo hành đã được active từ 2 tháng trước?" table:operator="="/>
              <table:filter-condition table:field-number="0" table:value="lúc mới hộp đã bị tháo, gắn vào máy tính không dùng được." table:operator="="/>
              <table:filter-condition table:field-number="0" table:value="lúc mới mua dùng khá ổn, dùng được hơn 3 tháng thì bắt đầu bắt sóng kém, chập chờn lúc được lúc mất. tôi có thể đổi trả hay bảo hành được không?" table:operator="="/>
              <table:filter-condition table:field-number="0" table:value="lúc mới mua thì dùng tạm đc, sau 2 3 tuần thì chập chờn liên tục. phải reset 2 3 lần mới có lại mạng, sáng có thì tối rớt." table:operator="="/>
              <table:filter-condition table:field-number="0" table:value="lúc mới mua thì hiện 64gb đầy đủ. sau khi mua được 2 tháng thì chỉ hiện thị 32gb. mong shop giải quyết giúp mình." table:operator="="/>
              <table:filter-condition table:field-number="0" table:value="lúc mới mua về thì có cài đặt và kết nối thử thì thấy ok, ko có test nhiều, 1 tuần nay xài thật sự mới thấy có vấn đề. nếu để 1 khoảng thời gian ko có thiết bị nào kết nối (nhất là lúc đi làm về) thì sẽ có tình trạng: 1 số kết nối được với mạng nhưng ko vào internet được, 1 số thiết bị là ko thể kết nối wifi luôn. tháo ra, cắm điện lại thì lại hoạt động bình thường. đề nghị tiki cho biết cách thức bảo hành, chứ thiết bị mạng mà cứ phải thao ra lắp vào kiểu này ko ổn." table:operator="="/>
              <table:filter-condition table:field-number="0" table:value="lúc mới mua xài tốt lắm sau khi xài dc một thời gian cái hộp nó đóng ko chặc dc nữa với tai nghe lâu lâu xài thì bị giật giật một lần" table:operator="="/>
              <table:filter-condition table:field-number="0" table:value="lúc mua hàng thì báo có bảo hành, khi hỏng gọi lên thì kêu chờ xác nhận với nhà bán hàng có bảo hành sản phẩm hay ko, yêu cầu mình chờ 24 48h sẽ phản hồi mà 1 tuần ko phản hồi gì. lúc mua hàng chỉ có hộp, ko có phiếu bải hành, gọi lên hỏi tiki báo là bảo hành online theo ngày mua hàng và ko cần giữ lại hộp. lúc ko dùng đc yêu cầu bảo hành thì đòi phiếu bảo hành và hộp trong khi phiếu bảo hành từ lúc mua đã ko có." table:operator="="/>
              <table:filter-condition table:field-number="0" table:value="lúc mua v thì bị hư 1 bên tai r. 2,3 ngày sau ko thể kết nối đc vs đt. mong tiki đổi trả lại cái kc đi ạ" table:operator="="/>
              <table:filter-condition table:field-number="0" table:value="lúc nghe được lúc không giờ thì không nghe được nữa luôn" table:operator="="/>
              <table:filter-condition table:field-number="0" table:value="lúc nhận được hàng thấy có dấu hiệu mở ra trước,phát hiện usb mất nắp đậy,không ngờ tiki làm ăn mất uy tín thật,tôi mà ở nhà không bao giờ nhận hàng này trả lại ngay,quá chán! mã đơn hàng:591994521" table:operator="="/>
              <table:filter-condition table:field-number="0" table:value="lúc nhận được hàng thấy có dấu hiệu mở ra trước,phát hiện usb mất nắp đậy,không ngờ tiki làm ăn mất uy tín thật,tôi mà ở nhà không bao giờ nhận hàng này trả lại ngay,quá chán! mã đơn hàng:591994521" table:operator="="/>
              <table:filter-condition table:field-number="0" table:value="lúc nhận thì hộp bị móp méo, có dấu hiệu bị bóc ra từ trước, cả bao bọc vòng tay cũng có dấu hiệu bóc ra rồi dán lại. mặt hiện thị vòng tay  có vết xanh mờ. không biết có bị tráo hàng cũ vào ko." table:operator="="/>
              <table:filter-condition table:field-number="0" table:value="lúc nhận thì nguyên seal , nhưng  khui ra thì hàng lại có lỗi , bị 2 lỗ nhỏ dù máy mới , yêu cầu đổi hàng" table:operator="="/>
              <table:filter-condition table:field-number="0" table:value="lúc phát được , lúc không được..  nản, thà mua con smaphone phát dùng khoẻ hơn" table:operator="="/>
              <table:filter-condition table:field-number="0" table:value="lúc tôi đặt mua thì chỉ có 949000 sao tới tay tôi nhận thì 1090000 ." table:operator="="/>
              <table:filter-condition table:field-number="0" table:value="lúc trước mình sử dụng 4g của viettel và cũng là sim chính của mình rất mượt. và nghe lời vài người quyết định mua 4g vina dùng thử thì quá tệ, mạng ko ổn định và muốn dùng đc thì phải ra trước cửa nhà mới có sóng, vô nhà thì coi như bỏ đi. kết luận là sau khi dùng thữ 30 ngày vứt sim." table:operator="="/>
              <table:filter-condition table:field-number="0" table:value="lúc trước thấy tiêu đề để độ phân giải 2k, sau khi mua về thấy là full hd, cảm giác mua như bị lừa đảo vậy. không có lần sau mua hàng trên tiki" table:operator="="/>
              <table:filter-condition table:field-number="0" table:value="luôn tin tưởng tiki bán hàng chính hãng đúng giá vậy mà trên trang chính hãng tp link bán có 399k. lần đầu tiên cảm giác thất vọng ở cách bán hàng của tiki" table:operator="="/>
              <table:filter-condition table:field-number="0" table:value="lướt chuột giật liên tục k điều khiển đc phải rút usb cắm lại nhiều lần" table:operator="="/>
              <table:filter-condition table:field-number="0" table:value="luyên thuyên. chẳng có dung lượng gì luôn" table:operator="="/>
              <table:filter-condition table:field-number="0" table:value="mà phải đợi tới 2 ngày mới gọi để chỉ thiệt quá chán với phục vụ. hàng chính hãng gì không biết gắn zo nói chuyện ko ai nghe. phải la hết cỡ mới nghe được 1 xíu. quá bực mình" table:operator="="/>
              <table:filter-condition table:field-number="0" table:value="mã sản xuất trên vỏ hộp ko giống vói trên thân chuột. seri trên thân chuột không tìm tháy trên web logitech." table:operator="="/>
              <table:filter-condition table:field-number="0" table:value="mặc dù 4 có antennas mà tín hiệu rất yếu. từ tầng 1 lên tầng 2 rất yếu. phải reboot thường xuyên" table:operator="="/>
              <table:filter-condition table:field-number="0" table:value="mặc dù dùng tiki từ khi còn bán sách, nhưng bây giờ là lần cuối, mừng cho đội ngũ support của shark dũng" table:operator="="/>
              <table:filter-condition table:field-number="0" table:value="mặc dù không ảnh hưởng gì vì là sp chính hãng quốc tế nhưng mã hiệu sp này không có nfc. tiki quảng cáo sai sự thật." table:operator="="/>
              <table:filter-condition table:field-number="0" table:value="mặc dù thông tin sản phẩm là tương thích với windows 10. nhưng tính năng tạo ad hoc bị disable không thể dùng được. các bạn không nên mua adapter này nếu muốn tạo ad hoc." table:operator="="/>
              <table:filter-condition table:field-number="0" table:value="mainboard không nhận đầu mic, đã thử bằng dây của hãng khác cùng chức năng thì lại hoạt động" table:operator="="/>
              <table:filter-condition table:field-number="0" table:value="màn bị ám vàng, cắm vào laptop so sánh thấy chán hẳn" table:operator="="/>
              <table:filter-condition table:field-number="0" table:value="màn dùng 1 thời gian xuất hiện lỗi như này là sao nhỉ, nháy đỏ khắp màn hình" table:operator="="/>
              <table:filter-condition table:field-number="0" table:value="màn dùng lâu lâu lại chớp rất nhanh và thỉnh thoảng nháy.nhưng phải dùng lâu để ý mới phát hiện ra.thời gian lỗi rất nhanh nên ko thể quay video hay chụp ảnh.màn đầu tiên bên bạn gửi cho mình đã lỗi jo đổi màn này lại bị.nhờ bên bạn đổi cho mình hàng chất lượng.mình mất lòng tin với bên bạn quá" table:operator="="/>
              <table:filter-condition table:field-number="0" table:value="màn hình bị chấm đỏ nháy liên tục. tức không chịu nổi" table:operator="="/>
              <table:filter-condition table:field-number="0" table:value="màn hình bị đốm đốm khó nhỉn dây ngồn hay ko ăn điện" table:operator="="/>
              <table:filter-condition table:field-number="0" table:value="màn hình bị hở sáng nhiều quá, không biết tiki có hỗ trợ đổi trong ngày không nhỉ, mong đổi sang màn hình mới không bị hở sáng, tiki support giúp" table:operator="="/>
              <table:filter-condition table:field-number="0" table:value="màn hình bị lỗi dàn nút điều khiển rất chập chờn, khi nhấn được, khi không được mặc dù màn hình đang sáng. đã gởi trả cho bộ phận thu hồi và đang chờ test lại sp và đổi màn hình khác" table:operator="="/>
              <table:filter-condition table:field-number="0" table:value="màn hình bị lỗi màu khá nặng ở những màu tối mong tiki sớm giải quyết" table:operator="="/>
              <table:filter-condition table:field-number="0" table:value="màn hình bị lỗi rồi. bảo hành cho mình" table:operator="="/>
              <table:filter-condition table:field-number="0" table:value="màn hình bị lỗi rồi. bảo hành cho mình" table:operator="="/>
              <table:filter-condition table:field-number="0" table:value="màn hình bị lỗi vì có vệt trắng sáng nhìn rất khó chịu. tiki có quy trình đổi trả không an toàn, đầy rủi ro cho sản phẩm giá trị cao. thật sự thất vọng." table:operator="="/>
              <table:filter-condition table:field-number="0" table:value="màn hình cắm vô xài đc 1 ngày, qua ngày thứ 2 bị chớp đen rồi kh bật được nữa" table:operator="="/>
              <table:filter-condition table:field-number="0" table:value="màn hình chất lượng rất kém, mua đc 3 tháng thì chậm chờn lúc lên lúc ko. đem đến ttbh thì đợi linh kiện 2 tháng nay vẫn chưa xong. cạch mặt lg" table:operator="="/>
              <table:filter-condition table:field-number="0" table:value="màn hình của mình mua được hơn 2 tháng. đến nay k th xuất ra màn hình qua cổng hdmi. mong bộ phận hổ trợ sớm giải quyết trường hợp này" table:operator="="/>
              <table:filter-condition table:field-number="0" table:value="màn hình của tôi xuất hiện điểm chết có được bảo hành không vậy tiki?" table:operator="="/>
              <table:filter-condition table:field-number="0" table:value="màn hình cực tệ, chế độ power save mode tự động bật liên tục gây khó chịu cho người dùng và không thể sử dụng bình thường được. có lẽ tiki đã đẩy cho mình 1 màn bị lỗi, 4 góc màn có dấu hiệu ọp ẹp, khi mình test với laptop thì độ hiển thị không cao lắm, màu sắc bợt. cắm với pc thì bị lỗi không nhận dây hdmi rồi chuyển về chế độ power save mode trong khi mình kết nối pc với các màn khác cũng cùng dây hdmi đó trong nhà đều bình thường ?" table:operator="="/>
              <table:filter-condition table:field-number="0" table:value="màn hình đã chết ở lần sử dụng thứ ba. đang dùng thì nhấp nháy và không lên nữa. đề nghị tiki hỗ trợ đổi trả." table:operator="="/>
              <table:filter-condition table:field-number="0" table:value="màn hình hay bị sập nguồn, cắm xài khoản 30p 1h là auto sập đen thui, phải rút điện tầm 1h sau thì hoạt động lại được, nhưng được 1 lát lại sập tiếp. đang chờ phản hồi từ tiki." table:operator="="/>
              <table:filter-condition table:field-number="0" table:value="màn hình hở sáng ở mép trên, góc màn hình bị tối màu, tốc độ hản hồi hình ảnh bị chậm + xuất hiện sọc dọc khi đối tượng hình ảnh di chuyển, mình làm về đồ họa đặc biệt là phần motion 2d, các hình ảnh khi diễn hoạt có sọc dọc nhìn rất là khó chịu, màu thì không cần phải bàn , vì mình tin tưởng dell trước giờ" table:operator="="/>
              <table:filter-condition table:field-number="0" table:value="màn hình lỗi khá nặng, vừa khui ra test đã thấy nguyên bên phải màn hình bị lỗi!" table:operator="="/>
              <table:filter-condition table:field-number="0" table:value="màn hình mới mua về đã bị vệt xám sọc chạy dài. mong tiki hỗ trợ đổi trả sản phẩm ạ." table:operator="="/>
              <table:filter-condition table:field-number="0" table:value="màn hình mới mua về lắp đã bị lỗi ám vàng, gọi đổi trả thì hết hàng nên phải chờ hoàn tiền, chờ thêm 4 ngày nữa để hoàn tiền mới có tiền mua cái màn khác." table:operator="="/>
              <table:filter-condition table:field-number="0" table:value="màn hình mới nhận. cách cạnh bên trai màn và góc trái trên màn hở so với tấm nền 1 1.5mm. góc phải dưới hở 1mm. đề nghị tiki thu hồi sản phẩm." table:operator="="/>
              <table:filter-condition table:field-number="0" table:value="màn hình mua về, kết nối với laptop bằng các dây cáp đủ loại nhưng vẫn không lên hình được! làm ơn đổi trả hàng giúp mình." table:operator="="/>
              <table:filter-condition table:field-number="0" table:value="màn hình siêu xấu, xấu còn hơn màn hình crt 20 năm trước, không thể sử dụng được quá 30s, góc nhìn hẹp không phải 178 độ như quảng cáo. yêu cầu đổi trả hàng thì y như rằng tiki phối hợp với nhà bán hàng để gài bẫy người tiêu dùng:  bước 1: nhà bán hàng sẽ gọi điện nói lung tung bịp bợm, ai yếu vía sẽ sợ mà giữ xài, ai cứng thì sẽ qua bước 2  bước 2: tiki chây ì đổi trả, cố tình im lặng gần 3 tuần mới có mail hồi đáp với lý do hàng đã khui ra sử dụng nên từ chối đổi trả. vậy mai mốt người tiêu dùng phải có thêm kỹ năng tiên tri và thấu thị để không cần khui hàng mà vẫn biết được sản phẩm đó có đúng như quảng cáo?  mọi người cẩn thận khi mua hàng ở tiki nhé, tiki bây giờ là 1 ổ lừa đảo." table:operator="="/>
              <table:filter-condition table:field-number="0" table:value="màn hình vừa mua đã lỗi khoảng sáng không đều. nhân viên lấy về bảo kiểm tra 2 ngày nay mình vẫn chưa thấy đâu." table:operator="="/>
              <table:filter-condition table:field-number="0" table:value="màn hình xuất hiện rất nhiều chấm đỏ. mình cần hỗ trợ gấp!" table:operator="="/>
              <table:filter-condition table:field-number="0" table:value="màn ko tín hiệu gắn màn khác thì lên bình thường" table:operator="="/>
              <table:filter-condition table:field-number="0" table:value="màn ko tín hiệu gắn màn khác thì lên bình thường" table:operator="="/>
              <table:filter-condition table:field-number="0" table:value="màn mới mua sài đc 1 tuần lúc lên lúc k" table:operator="="/>
              <table:filter-condition table:field-number="0" table:value="man rất đau tai hàng trung quốc" table:operator="="/>
              <table:filter-condition table:field-number="0" table:value="mạng 3g4g gì mà ko sử dụng đc gì hết kích hoạt sim thì mất mấy tháng.mua sim đem về bo chứ ko sd được" table:operator="="/>
              <table:filter-condition table:field-number="0" table:value="mạng 40mb mà đo speed dk có 8.43 quá chán, 200k mà ko bănf cái 80k cũ, quá chán" table:operator="="/>
              <table:filter-condition table:field-number="0" table:value="mạng 5g yếu, chỉ sử dụng phạm vị gần router tốt, lên tới 1 2 lầu là hầu như sóng yếu và mất sóng. thua cả con router tplink chỉ có 1 router. không biết liên hệ hỗ trợ kĩ thuật như nào?" table:operator="="/>
              <table:filter-condition table:field-number="0" table:value="mạng chập chờn, đã đổi ip tránh trùng với thiết bị khác nhưng cứ dùng 1 thời gian chưa đến 1ngày là lại mất mạng, lúc có mạng đôi lúc chỉ được 1/7 tốc độ thực. đổi lại con cũ lại dùng phè phè." table:operator="="/>
              <table:filter-condition table:field-number="0" table:value="màng hình bị lỗi nhờ tiki hỗ trợ đổi hàng mới" table:operator="="/>
              <table:filter-condition table:field-number="0" table:value="màng hình bị trầy, pin bị phồng, cáp sạc k có đầu sạc, trong hộp k có sách hướng dẫn sử dụng bằng tiếng việt,   ⭐" table:operator="="/>
              <table:filter-condition table:field-number="0" table:value="mạng quá yếu không dùng đc vào cái youtube còn chạy biết lâu không vào đc nói chi tới việc vào game" table:operator="="/>
              <table:filter-condition table:field-number="0" table:value="mang về dùng cắm máy chiếu không nhận, trong khi mượn cái khác cắm thì được. đề nghị đổi hàng!" table:operator="="/>
              <table:filter-condition table:field-number="0" table:value="mang về sạc cả đêm không có gì, hỗ trợ đổi cái khác shop ơi" table:operator="="/>
              <table:filter-condition table:field-number="0" table:value="mạng xe đạp 😂😂😂😂😂😂😂😂😂 ai hướng dẫn cài lại thiết bị cho nhanh hơn với😭" table:operator="="/>
              <table:filter-condition table:field-number="0" table:value="mạng yếu không chơi được" table:operator="="/>
              <table:filter-condition table:field-number="0" table:value="mạng yếu nhớt, nhiều khi ở trung tâm tp mà ko vô dc" table:operator="="/>
              <table:filter-condition table:field-number="0" table:value="mao hết bin" table:operator="="/>
              <table:filter-condition table:field-number="0" table:value="mao hết bin" table:operator="="/>
              <table:filter-condition table:field-number="0" table:value="mao hết pin ko va 2 ngày" table:operator="="/>
              <table:filter-condition table:field-number="0" table:value="mao hết pin nge nhạc chỉ đc 1h là hết pin" table:operator="="/>
              <table:filter-condition table:field-number="0" table:value="mất âm tiếng bé" table:operator="="/>
              <table:filter-condition table:field-number="0" table:value="mất cả buổi chiều, xem mấy video clip trên youtube hướng dẫn cách kết nối mà vãn chẳng làm được. chẳng ra làm sao cả. rất không hài lòng." table:operator="="/>
              <table:filter-condition table:field-number="0" table:value="mất chân v thì sao tiki ạ . có chính sách hay thế nào giải đáp hay sao để lm hài lòng khách" table:operator="="/>
              <table:filter-condition table:field-number="0" table:value="mặt dưới của chuột có rất nhiều vết xước như đã qua sử dụng rồi." table:operator="="/>
              <table:filter-condition table:field-number="0" table:value="mặt hàng này quá tệ, không sử dụng đc mà shop vẫn bán. đề nghị shop kiểm tra lại" table:operator="="/>
              <table:filter-condition table:field-number="0" table:value="mặt hồ bẩn có vết vân tay ko lau đc hết. quai bị trầy. đo nhịp tim luôn sai. mình thấy hàng chất lượng thấp quá" table:operator="="/>
              <table:filter-condition table:field-number="0" table:value="mất kết nối liên tục và nhiều lần trong ngày kém hơn tp link" table:operator="="/>
              <table:filter-condition table:field-number="0" table:value="mất kết nói liên tục.nói chung là hàng k chất lượng" table:operator="="/>
              <table:filter-condition table:field-number="0" table:value="mất phi mua tikinow nhưng giao hàng quá chậm. tikinow lúc này quá tệ." table:operator="="/>
              <table:filter-condition table:field-number="0" table:value="mất tín hiệu liên tục. mình là 1 người ngành viễn thông. dù đã khắc phục đủ kiểu nhưng thật sự chất lượng ko như mong đợi" table:operator="="/>
              <table:filter-condition table:field-number="0" table:value="mất tính hiệu không di chuyển được. gửi đi bảo hành mất 3 tuần về sài một tuần hư tiếp. quá thất vọng. lười gửi đi nữa" table:operator="="/>
              <table:filter-condition table:field-number="0" table:value="mau hết pin" table:operator="="/>
              <table:filter-condition table:field-number="0" table:value="mau het pin 30p het pin ko xai dc chan qua" table:operator="="/>
              <table:filter-condition table:field-number="0" table:value="màu k giống hình. tai nghe ôm khá đau tai. không có mic nói. chỉ nghe đc nhạc không gọi điện được" table:operator="="/>
              <table:filter-condition table:field-number="0" table:value="mẫu mã đẹp như hình nhưng chất lượng âm thanh kém quá, thua cả dây phone hàng rẻ tiền, mua tặng mà mất mặt quá...haizzz" table:operator="="/>
              <table:filter-condition table:field-number="0" table:value="mẫu mã đẹp nhưng khoảng cách dùng chưa đến 1 mét là sao" table:operator="="/>
              <table:filter-condition table:field-number="0" table:value="mẫu mã đẹp, nhưng bắt sóng yếu lắm.không sài được khách hàng gọi đến nghe nghẹt nghẹt" table:operator="="/>
              <table:filter-condition table:field-number="0" table:value="mẫu mã đẹp. nhưng hàng thi k sai đc" table:operator="="/>
              <table:filter-condition table:field-number="0" table:value="mẫu mã thì đẹp nhưng rất bực mình vì nhiều lần gắn vào máy nhưng chuột không ăn. kết nối thường xuyên bị lỗi. oi như bỏ, mua con mới." table:operator="="/>
              <table:filter-condition table:field-number="0" table:value="mẫu mã xấu  lừa ng mua đề nghị hoàn tiền hình ả lm hiểu lầm luốc đầu tưởng tai nghe ai ngờ 😕" table:operator="="/>
              <table:filter-condition table:field-number="0" table:value="màu màn hình không được rõ nét. không biết phải bị lỗi hay lý do gì . mua hàng tiki nhiều lần, lần này hơi thấy vọng" table:operator="="/>
              <table:filter-condition table:field-number="0" table:value="mẫu mẫu thì đẹp nhưng k kết nối đc vs đt kết nối đc lúc nghe lúc không mong tiki xem lại" table:operator="="/>
              <table:filter-condition table:field-number="0" table:value="màu rất xấu không giống hình. không nên mua hàng trên mạng" table:operator="="/>
              <table:filter-condition table:field-number="0" table:value="màu xanh navi gì mà y chang màu tím" table:operator="="/>
              <table:filter-condition table:field-number="0" table:value="máy active trước , tiki đùng đẩy trách nhiệm. nhân viên tên nhất bên kỹ thuật nói máy nào apple cũng kích hoạt trước khi mua chẳng lẻ nhập máy về chưa bán cũng kích hoạt sẵn hết sao . xong rồi quay qua nói lệch múi giờ , lệch múi giờ j mà tới 2 ngày . người ta hỏi thì cứng họng chỉ nói ngang . công ty lớn làm ăn không có uy tín" table:operator="="/>
              <table:filter-condition table:field-number="0" table:value="máy ảnh cùi" table:operator="="/>
              <table:filter-condition table:field-number="0" table:value="máy bị đơ ngay từ lần đầu bật máy. đang đợi tiki đến lấy máy về kiểm tra." table:operator="="/>
              <table:filter-condition table:field-number="0" table:value="máy bị loạn cảm ứng, tự click không thể dùng nổi. đã yêu cầu bảo hành với tiki và đợi kết quả giải quyết" table:operator="="/>
              <table:filter-condition table:field-number="0" table:value="máy bị lỗi camera, đang liên hệ tiki bảo hành. không biết tiki xử lí ntn" table:operator="="/>
              <table:filter-condition table:field-number="0" table:value="máy bị lỗi đơ cảm ứng, lúc bị lúc không, đã có video nhưng tiki vẫn chưa giải quyết xong  mua được 2 ngày máy có tình trạng lỗi. thất vọng tràn trề về cả sản phẩm và cách giải quyết của tiki. trên web ghi nhà cung cấp là tiki tranding nhưng không phải, khi mình gọi hỏi thì báo là phải gửi về nhà cung cấp khác rồi mới gửi cho apple làm việc. nếu gian dối như vậy thì ghi thẳng nhà cung cấp bên kia cho rồi, ghi tiki tranding để nâng giá trị, lừa đảo lòng tin của khách hàng đối với tiki." table:operator="="/>
              <table:filter-condition table:field-number="0" table:value="máy bị rơi vỡ giờ bảo hành ở đâu" table:operator="="/>
              <table:filter-condition table:field-number="0" table:value="máy chạy rất chậm sao 1 tuần sử dụng" table:operator="="/>
              <table:filter-condition table:field-number="0" table:value="máy chạy rất chậm, truy cập vào ứng dụng cơ bản như momo, google play, hay zalo phải mất 5s để khởi động ứng dụng, xử lí lệnh rất chậm. cảm ứng cũng không nhạy, loa nghe nhỏ.mình muốn đổi hàng hoặc hoàn lại tiền có được không" table:operator="="/>
              <table:filter-condition table:field-number="0" table:value="máy chu nhỏ xíu ng lớn tuổi ko dùng đc" table:operator="="/>
              <table:filter-condition table:field-number="0" table:value="máy chưa dùng đã hỏng" table:operator="="/>
              <table:filter-condition table:field-number="0" table:value="mấy chục phút mới kết nối được. cần shop ra video dạy cách kết nối . cảm ơn" table:operator="="/>
              <table:filter-condition table:field-number="0" table:value="máy có lỗi , note trong bảo hành 1 đổi 1 trong vòng 6 tháng . nhưng đến khi gửi trả bảo hành gần một tháng vẫn chưa có chút thông tin gửi lại sản phẩm . rất ko hài lòng về nhà cung cấp sẽ ko quay lại" table:operator="="/>
              <table:filter-condition table:field-number="0" table:value="máy cũ hàng tào lao yêu cầu tiki làm rõ vụ này" table:operator="="/>
              <table:filter-condition table:field-number="0" table:value="máy của mình bị sụt pin nhanh ghê luôn. tối ngủ để không dùng tới sáng mất 5% pin, dùng từ sáng đến trưa nhận vài tin nhắn bay mất 50% pin. mong bên tiki hỗ trợ mình nhé" table:operator="="/>
              <table:filter-condition table:field-number="0" table:value="máy đầy bộ nhớ tin nhắn nhưng khi xóa bị tắt máy. hk xóa được tin nhắn" table:operator="="/>
              <table:filter-condition table:field-number="0" table:value="máy đẹp. nhưng pin thì không ổn lắm sài khoảng nửa tiếng là hết" table:operator="="/>
              <table:filter-condition table:field-number="0" table:value="máy đơ, chậm, lag. xử lý tác vụ cơ bản hay đơ. thất vọng vinsmart" table:operator="="/>
              <table:filter-condition table:field-number="0" table:value="máy đọc sách mới mua. sạc pin đầy sử dụng mới nữa tiếng đã bị tắt nguồn. đã bị 2 lần rồi. mình mua để đọc sách mà chua đọc được gì đã tắt pin liên tục rât không hài lòng về sản phẩm. mình muốn đổi máy." table:operator="="/>
              <table:filter-condition table:field-number="0" table:value="máy dùng ́ lúc sập nguồn. ấn nút nguồn ko lên. một lúc sau ấn mới lên. mong tiki phản hồi nhanh" table:operator="="/>
              <table:filter-condition table:field-number="0" table:value="máy dùng 3 hôm không nhận sim, yêu cầu đổi trả" table:operator="="/>
              <table:filter-condition table:field-number="0" table:value="máy dùng rất hay là đơ liên tục . mình muốn trả hàng" table:operator="="/>
              <table:filter-condition table:field-number="0" table:value="máy em xài lúc mới mua về thì rất mạnh, phòng em chỉ xài 1 cái iphone và 1 cái laptop thì rất êm, nhưng thêm tầm 1 2 thiết bị vào nữa thì sẽ hơi lag nhưng không sao, em chấp nhận được. nhưng điều quan trọng là em mua cái ex200 này về xài êm được tầm hơn 6 tháng thì cứ kết nối được nhưng không có internet. đèn system thì sáng nhưng đèn extend thì không sáng, lúc đầu là mạng rất mạnh nha, sau đó dô mạng được nhưng yếu xìu, và bây giờ là không vào được mạng luôn. mệt !" table:operator="="/>
              <table:filter-condition table:field-number="0" table:value="máy hay bị đơ, chậm" table:operator="="/>
              <table:filter-condition table:field-number="0" table:value="may hu ban phim , sặc ko vao" table:operator="="/>
              <table:filter-condition table:field-number="0" table:value="máy hút bụi không hút được, kêu to" table:operator="="/>
              <table:filter-condition table:field-number="0" table:value="máy hút như đồ chơi trẻ con. ko hút đc tý bụi nào. hơi thất vọng về sp." table:operator="="/>
              <table:filter-condition table:field-number="0" table:value="máy in chết tiệt, mua về được 2 hôm. in 50 trang thì cứ dừng lại miết, đang in dở chừng lại bị đơ ko chịu in tiếp. làm hư hơn tập giấy 100 trang mà lỗi 2 lần. cần lắm một sự hỗ trợ từ phía bảo minh. quá tệ." table:operator="="/>
              <table:filter-condition table:field-number="0" table:value="máy in chính hãng lê bảo minh, nhưng hộp mực canon đã bị đánh tráo, tôi đã gọi cho nhân viên tiki tìm hướng giả quyết nhưng chưa thấy nhân viên đưa ra phương án nào. tôi đã bị lừa các bạn à!" table:operator="="/>
              <table:filter-condition table:field-number="0" table:value="máy in kêu to và cụm mực mới mua về đã có dấu hiệu trầy xướt" table:operator="="/>
              <table:filter-condition table:field-number="0" table:value="máy in màu mà in toàn màu đen, khi in có màu thì chỉ chỗ nào có màu thì in, còn màu đen thì không in. quá khó hiểu  " table:operator="="/>
              <table:filter-condition table:field-number="0" table:value="máy in mình mới mua, nhưng mực chỉ bơm lên bên mực đen, mực màu không lên được ai giúp mình với ag" table:operator="="/>
              <table:filter-condition table:field-number="0" table:value="máy in mới mua đc 3 tháng dùng chưa hết mực mà hộp mực bị lỗi, bản in mất chữ, hộp mực trống nhoe nhoét mực ko đc nữa" table:operator="="/>
              <table:filter-condition table:field-number="0" table:value="may in nay ko xai wifi chia se cho vp xai chung ma ko viet thong tin ro ranh" table:operator="="/>
              <table:filter-condition table:field-number="0" table:value="máy k nhận sim ........................................" table:operator="="/>
              <table:filter-condition table:field-number="0" table:value="máy k nhận sim mong tiki đổi máy khác" table:operator="="/>
              <table:filter-condition table:field-number="0" table:value="máy kém quá. đèn màn hình lúc sáng lúc ko. nói chung là ko ổn chút nào" table:operator="="/>
              <table:filter-condition table:field-number="0" table:value="máy khi thiết lập bị nóng, pin tuột nhanh, xem youtube chưa tới nửa bài nhạc đã bị tuột hết 2% pin, mong tiki phản hồi dùm" table:operator="="/>
              <table:filter-condition table:field-number="0" table:value="máy không có tiếng việt như cục ngạch không làm gì được" table:operator="="/>
              <table:filter-condition table:field-number="0" table:value="máy khong hõi trọ tieng viẹt đuoc can dỏi sản phẩm khác" table:operator="="/>
              <table:filter-condition table:field-number="0" table:value="máy không sử dụng được" table:operator="="/>
              <table:filter-condition table:field-number="0" table:value="máy không thể khởi động nguồn lên được, tôi muốn trả lại hàng" table:operator="="/>
              <table:filter-condition table:field-number="0" table:value="máy ko lên hình,mọi ng đừng mua,nó lừa đấy" table:operator="="/>
              <table:filter-condition table:field-number="0" table:value="máy ko nhận sim , reset mạng liên tục , nc là ko xài dc" table:operator="="/>
              <table:filter-condition table:field-number="0" table:value="máy lắp sim vào không nhận. đã khôi phịc cài đặt gốc nhưng lúc được lúc mất. mong tiki liên hệ xử lý" table:operator="="/>
              <table:filter-condition table:field-number="0" table:value="máy lỗi do nhà sản xuất .nhưng gửi yêu cầu hoàn trả lại mãi ko thấy ai trả lời" table:operator="="/>
              <table:filter-condition table:field-number="0" table:value="máy lỗi, thao tác cực kỳ chậm, độ phân giải hình ảnh cực kỳ nhòa. không có cách nào để liên lạc với nhà cung cấp. mong tiki sớm giải quyết và đưa ra lời giải thích thỏa đáng!!" table:operator="="/>
              <table:filter-condition table:field-number="0" table:value="máy mã zp/a hồngkong vừa test màn hình thì thấy điểm chết như trên. đợi tiki phản hồi" table:operator="="/>
              <table:filter-condition table:field-number="0" table:value="máy mình lỗi pin và thường bị tự reset lại. mình bảo hành ở đâu dc" table:operator="="/>
              <table:filter-condition table:field-number="0" table:value="máy mở lúc lên lúc không, dù pin sạc 100%. â thanh cực kì tệ hại. dán màn hình cẩu thả." table:operator="="/>
              <table:filter-condition table:field-number="0" table:value="máy mới còn bảo hành chính hãng 12 tháng, nhưng, mình nghi ngờ nhà cung cấp đã khui máy và làm lại seal. mình mua tặng và cũng đang dùng apple watch nên biết dây mới cũ, nhìn hình sẽ thấy cộng dây gài bị công là do ta dùng lâu ngày nên ko còn thẳng nữa và ngày chỗ cái chốt cũng rất dơ. nếu đúng thật sự nhà cung cấp đã khui hộp và ép lại seal thì mình không còn an tâm khi mua trên kiti trading nữa" table:operator="="/>
              <table:filter-condition table:field-number="0" table:value="máy mới giao sáng.mà mở nguồn không được.xin hướng dẫn mở dùm" table:operator="="/>
              <table:filter-condition table:field-number="0" table:value="máy mới khui hộp bị lỗi camera, chưa thử các chức năng khác" table:operator="="/>
              <table:filter-condition table:field-number="0" table:value="máy mới mua từ trưa đến tối đã bị đơ.giật màn hình.đổi trả không được lấy lí do ko bị lỗi rồi không giải trình được" table:operator="="/>
              <table:filter-condition table:field-number="0" table:value="máy mới mua về mà pin sử dụng giống như bị chai pin vậy, xài chưa đến 1 ngày đã hết pin, xạc mấy tiếng đồng hồ mà vẫn 77%. chắc do nhà cung cấp hàng rồi, h khiếu nại ở đâu???" table:operator="="/>
              <table:filter-condition table:field-number="0" table:value="máy mới mua, bóc hàng, lắp sim, bật màn hình thì bị 2 sọc lớn trên màn. chán quá" table:operator="="/>
              <table:filter-condition table:field-number="0" table:value="máy mới nhưng lỗi active. k kích hoạt được" table:operator="="/>
              <table:filter-condition table:field-number="0" table:value="máy mới sử dụng chưa được 3 tháng mà giờ cứ treo đứng máy hoặc nhảy loạn xạ shop cho tôi hỏi chế độ bảo hành như thế nào ?" table:operator="="/>
              <table:filter-condition table:field-number="0" table:value="máy mua mới mà ngày kích hoạt lại là 6/6/2020 rõ ràng là nguyên seal, mới 100% mà lại kích hoạt trước, đề nghị xem xet" table:operator="="/>
              <table:filter-condition table:field-number="0" table:value="máy mua ngày 27/8 đột nhiên sáng 20/9 bị lỗi như trong hình. mở máy không lên, giờ bảo hành như thế nào ạ. sau khi bảo hành xong sẽ xem xét đánh giá lại sao." table:operator="="/>
              <table:filter-condition table:field-number="0" table:value="máy mua sử dụng được 1 tuần thì lỗi,kĩ thuật tiki báo đổi mới,gọi tiki thì đc báo mất gần 1 tháng chờ linh kiện thay thế. bỏ tiền mua máy dùng chưa được 1 tuần,hỏng chờ mất 1 tháng. quá thất vọng về cơ chế" table:operator="="/>
              <table:filter-condition table:field-number="0" table:value="máy này chỉ dùng cho gphone, làm sao dùng được sim di động???" table:operator="="/>
              <table:filter-condition table:field-number="0" table:value="máy này hổ trợ tiếng việt k ạ" table:operator="="/>
              <table:filter-condition table:field-number="0" table:value="mấy ngày đầu mắc vào mạng dùng được nhưng về sau mạng rất yếu!" table:operator="="/>
              <table:filter-condition table:field-number="0" table:value="mấy ngày đầu thì dùng rất tốt thì tự nhiên sáng nay thức dậy (ngày viết nhận sét này) thì bên phải của tai nghe lại ko nghe thấy gì cả cho nên mình muốn bảo hành" table:operator="="/>
              <table:filter-condition table:field-number="0" table:value="máy nhận thì báo như vây. cài đặt đến bước đó thì treo. iphone 11 pro max 512gb. vừa nhận, call tiki thì báo 24h có người gọi lại." table:operator="="/>
              <table:filter-condition table:field-number="0" table:value="máy nhanh hết pin quá dùng từ chiều nà tối hết pin luôn r" table:operator="="/>
              <table:filter-condition table:field-number="0" table:value="mấy nút bàn phím bị đơ k hiểu kiểu j" table:operator="="/>
              <table:filter-condition table:field-number="0" table:value="máy ppw của mình bị lỗi cảm ứng và đã gửi tiki bảo hành. ngày dự kiến bảo hành xong mà tiki thông báo là 20/4/2019 nhưng đến hôm nay vẫn không nhận được thông báo mới của tiki. gọi lên tổng đài thì các bạn tổng đài viên báo sẽ kiểm tra lại và báo lại nhưng tiki xử lý quá lâu.  không có vấn đề gì với cách trả lời của các bạn tổng đài viên nhưng cách làm của tiki thực sự rất tệ nên mình vote 1 sao." table:operator="="/>
              <table:filter-condition table:field-number="0" table:value="máy quá nhanh hết pin" table:operator="="/>
              <table:filter-condition table:field-number="0" table:value="máy sạc chứ chạy hoài mà không đầy pin , giờ ơi ninh thuận đem đi đâu bảo hành" table:operator="="/>
              <table:filter-condition table:field-number="0" table:value="may sai ko đuoc kết noi hoài ko được may nao ko ko kết noi đuoc hết" table:operator="="/>
              <table:filter-condition table:field-number="0" table:value="máy tính không nhận.  đề nghị đổi. đã thử với nhiều máy tính khác nhau vẫn không nhận ổ cứng này" table:operator="="/>
              <table:filter-condition table:field-number="0" table:value="máy tồn kho năm sx2018, hóa đơn sai tè le..." table:operator="="/>
              <table:filter-condition table:field-number="0" table:value="máy tự động tắt nguồn, pin không dùng được lâu như quang cáo" table:operator="="/>
              <table:filter-condition table:field-number="0" table:value="may xp 350 k de giày vào đc" table:operator="="/>
              <table:filter-condition table:field-number="0" table:value="máy xước màn hình không phải là mới sập nguồn suốt. tóm lại ko hài lòng về sản phẩm" table:operator="="/>
              <table:filter-condition table:field-number="0" table:value="mé tìm kiếm bluetooth nó ra tìm điện thoại đề nghị shop giải quyết hộ" table:operator="="/>
              <table:filter-condition table:field-number="0" table:value="mic ấm hát hay loa củng ấm  nên cho 5 sao  lun" table:operator="="/>
              <table:filter-condition table:field-number="0" table:value="mic bị rè ạ" table:operator="="/>
              <table:filter-condition table:field-number="0" table:value="mic đàm thoại chập chờn nghe nhỏ mong tiki hỗ trợ" table:operator="="/>
              <table:filter-condition table:field-number="0" table:value="mic ko nói đk. ko ăn thua" table:operator="="/>
              <table:filter-condition table:field-number="0" table:value="mic ko ổn tai nghe dùng mới nửa tháng đã  âm thanh loè" table:operator="="/>
              <table:filter-condition table:field-number="0" table:value="mickey ko nói được   chỉnh kiểu nào cũng ko nói đc" table:operator="="/>
              <table:filter-condition table:field-number="0" table:value="miếng vừa nhỏ, không đúng kích thước, mỏng và mắc nữa" table:operator="="/>
              <table:filter-condition table:field-number="0" table:value="mik đặt tai nghe mà kho giao tới lại là móc khóa shop làm ăn không có uy tín chút nào" table:operator="="/>
              <table:filter-condition table:field-number="0" table:value="mình bật nguồn không lên mình muốn đổi cái khác" table:operator="="/>
              <table:filter-condition table:field-number="0" table:value="mình bị disconnect hàng ngày và không thể re connect vì macbook pro vẫn đang ghi nhận là connected. đôi lúc nhấn 1 hồi nó tự kết nối lại dc còn đa số là dis luôn, phải remove device, connect lại từ đầu. mình nghi ngờ chức năng tiết kiệm pin của nó bị lỗi, nói chung là khó chịu và thất vọng vì sản phẩm không hoạt động ổn định như mong đợi.  kết luận: kết nối bluetooth của dòng bàn phím này có vấn đề! khuyên các bạn không nên mua." table:operator="="/>
              <table:filter-condition table:field-number="0" table:value="mình bỏ 1 cục tiền ra mua, xong được 1 cái màn dùng vài tiếng là nháy nhẹ phần bên phải, đã đem đi bảo hành ở dell nhưng sau 1 tuần thì bị trả về. thực sự là không hài lòng" table:operator="="/>
              <table:filter-condition table:field-number="0" table:value="mình bỏ ra 1 khoản tiền được cái màn hình có ngay 1 nốt đen dead pixel thế này,làm sao chấp nhận được đây tiki,mong được đổi lại sản phẩm khác" table:operator="="/>
              <table:filter-condition table:field-number="0" table:value="mình cắm đầu chuyển vào lap và cắm chuột dây thì không hoạt động, mong tiki xử lí!" table:operator="="/>
              <table:filter-condition table:field-number="0" table:value="mình cắm sạc ipad và pin dự phòng cùng lúc, sau 5 tiếng , kiểm tra lại ipad đầy pin, còn pin chớp được 1 nấc. mình kiểm tra lại thì cốc sạc bị hư mất 1 cổng ở trên nên sạc cho cục pin mấy tiếng chưa đầy. tức ghê, mới mua chưa đầy 1 tuần, mà đã bị hư.  ko biết có được bảo hành ko?" table:operator="="/>
              <table:filter-condition table:field-number="0" table:value="mình cắm vào máy không nhận usb. mong được trả hàng ạ. mặc dù cắm usb khác dùng được" table:operator="="/>
              <table:filter-condition table:field-number="0" table:value="mình chỉ đùng vài lần trong tuần mà chưa đầy một tháng chuột đã hỏng." table:operator="="/>
              <table:filter-condition table:field-number="0" table:value="mình chỉ mới mua được 3 ngày thì đã hỏng. ngày đầu dùng vẫn bình thường, ngày hôm sau không dùng, sang ngày thứ 3 thì hư không xài đc nữa   lên đọc nhận xét thì bắt phải 2 tem mới bảo hành trong khi lúc mình mua về chỉ có 1 con tem duy nhất mặt dưới chuột   chưa kể lúc mình nhận hàng hộp đựng chuột đã bị khui ra rồi, cứ nghĩ là chắc do mua hàng tiki trading nên bên tiki kiểm tra, nhưng không nó vẫn hư nhanh như một cơn gió   dễ điên thật sự" table:operator="="/>
              <table:filter-condition table:field-number="0" table:value="mình chỉ mới vừa nhận hàng vào hôm 23/12/2019 thôi mà đến hôm nay chỉ mới sau 2 ngày tai nghe đã k sử dụng được nữa. mình mua đồ rất thường xuyên ở tiki lần nào cũng hài lòng nhưng lần này cảm thấy thất vọng về sản phẩm thực sự." table:operator="="/>
              <table:filter-condition table:field-number="0" table:value="mình cho 1 sao là vì :   âm thanh tiếp nhận quá chậm   để là kết nối được 10 mét mà đi chưa tới 1 mét nữa đã không nghe được r   cảm ứng vân tay quá tệ, chỉ nghe được thôi chứ không có bấm được. mới xài có 1 ngày mà đã vậy rồi. tệ quá" table:operator="="/>
              <table:filter-condition table:field-number="0" table:value="mình chơi fo4 k thể nào bấm tổ hợp liền một lúc 3 phím (d,di chuyển lên và di chuyển sang phải được)" table:operator="="/>
              <table:filter-condition table:field-number="0" table:value="mình chọn màu đen shop gui màu green pine.đây là gửi nhầm hay cố tình vậy" table:operator="="/>
              <table:filter-condition table:field-number="0" table:value="mình chưa biết cách cài đặt thế nào nên chưa sd được, kg biết đánh giá thế nào..." table:operator="="/>
              <table:filter-condition table:field-number="0" table:value="mình có đặt 2 sản phẩm i12 bên shop này (màu trắng và màu đen) nhưng cái nào cũng chỉ nghe đc bên trái, bên phải thì lấy ra không có đèn nhấp nháy. shop có cách khắc phục được không ?" table:operator="="/>
              <table:filter-condition table:field-number="0" table:value="mình có một đơn hàng mua sản phẩm hồi tháng 8 năm trước, gần một tháng nay tai nghe của mình bị lỗi nên mình gọi bảo hành và câu trả lời nhận được sau bao nhiêu lần từ chối và kéo dài thời gian là:  &gt; do tai nghe của mình bị mờ số seri nên không từ chối bảo hành! sau đó mình gọi lên thì 1 tuần sau nhận được email sau (đính kèm trong ảnh). mình mua bao nhiêu thứ dùm bạn bè rồi giờ chỉ ở nhà niệm phật để sản phẩm không hư chứ hư chắc cũng bị từ chối nữa thôi. từ giờ thì mình và gia đình mãi sẽ không bao đặt mua thêm một đơn nào nữa, &quot;một lần bất tín, vạn lần bất tin&quot;." table:operator="="/>
              <table:filter-condition table:field-number="0" table:value="mình có một vài chuyện rất là bực mình về sản phẩm mà tiki đem bán cho khách.   vấn đề thứ nhất, sản phẩm tiki đăng lên nói là chính hãng, nhưng sau khi mình đem check thì gặp vấn đề khá là nghiêm trọng. sản phẩm mình đem checkcoverage của apple thì sản phẩm này không có một tí thông tin hay một số chi tiết nào về sản phẩm, mình đã có gọi cho tiki thì ns đồ chính hãng chắc mình ko biết cách check và kích hoạt. xin lỗi bạn mình dùng đồ apple đc 8 năm rồi ạ và mình ko thiếu bất cứ sp nào của apple. mình đã châm trc mình làm theo lời của tiki đem xún fpt để kích hoạt nhưng bên fpt ns e kích hoạt ko đc. ủa chính hãng của các bạn đó s. kéo dài thời gian giải quyết vấn đề của mình tới 8 ngày, và ko có kết quả gì, mua airpod chính hãng mà mình điện và liên hệ để complaint miết vậy.   vấn đề thứ 2, sp mình dùng thử thì ngày thứ 7 nó bị lỗi và tự động disconnect device và mình kiểm tra trc khi mình báo cho tiki thì đã 8 ngày, và bạn kĩ thuật ns: “ anh phải báo trc 7 ngày e mới đổi cho a cái khác” . ủa mình làm hư hay s mình phải báo trc, nó lỗi mình ms báo. chừ e thu hồi để bảo hành, a mới mua mà s phải chịu cái cảnh chưa dùng bao nhiêu đem đi sửa rồi, ko khác gì a sàu đồ dỏm. mình mong bên tiki có cách giải quyết thế nào cho hợp lí và thích đáng chứ mình thấy cách xử lí của các bạn không hợp lí chút nào đồ mới mua đc 8 ngày đem đi sửa. vấn đề thứ nhất là ko đúng như bạn giới thiệu nên mình mong các bạn đổi cho mình còn ko hoàn tiền lại cho mình. cảm ơn các bạn. mình còn phải đi làm nên mình ko có thời gian để điện cho các bạn miết đc." table:operator="="/>
              <table:filter-condition table:field-number="0" table:value="mình có mua 1 sạc, vì thấy có chú thích tương ứng với dòng máy dell inspiron 15 nhưng khi nhận được hàng, thì chui sạc cấm k vừa với máy, to hơn nhiều lắm ạ" table:operator="="/>
              <table:filter-condition table:field-number="0" table:value="mình có mua 1 sản phẩm là chuột không dây genius nx 7005 về sử dựng được tròng đúng 1 tuần giờ nó đã không hoạt động là sao." table:operator="="/>
              <table:filter-condition table:field-number="0" table:value="mình có mua 1 sản phẩm tháng trước dùng thích nên mua thêm, nhưng sản phẩm lần này nhận không như mong đợi. chuột không nhạy" table:operator="="/>
              <table:filter-condition table:field-number="0" table:value="mình có mua 2 dây sạc cho bạn mình và mình nhưng khi về thì dây của mình lại sạc không được" table:operator="="/>
              <table:filter-condition table:field-number="0" table:value="mình có mua chuột này dùng được 4 5 tháng gì đó thì bị lỗi double click gửi đi bảo hành từ đầu tháng mà tới bây giờ vẫn chưa nhận được hàng , gọi điện hỏi bên tiki thì báo bảo hành hơn 1 tháng mới xong . chuột máy tính mà bảo hành hơn 1 tháng thấy quá chán hệ thống làm việc quá lâu la . lúc mua thì giao hàng nhanh nhưng lúc bảo hành thì quá lâu . bảo hành 12 tháng mà mỗi lần bảo hành hơn tháng vẫn chưa xong . rất tệ" table:operator="="/>
              <table:filter-condition table:field-number="0" table:value="mình có mua cổng sạc anker mà sao có made in việt nam zay mọi người. cho e hỏi xí nha" table:operator="="/>
              <table:filter-condition table:field-number="0" table:value="mình có mua hôm 11/11, về xài bình thường nhưng từ hôm qua đến nay đã k thể sạc được nữa,phải tháo ra gắn vào rất nhiều lần và xoay trở điện thoại nhiều lần mới sạc được,nhưng được một xíu cũng bị lại,nhờ tiki hỗ trở bảo hành giúp mình,mã đơn hàng 891615273" table:operator="="/>
              <table:filter-condition table:field-number="0" table:value="mình có mua một cái, nhưng khi làm đúng theo hướng dẫn và khi đi vào sử dụng thì nó có 3 lỗi.   thứ nhất: về định vị thì đồng hồ một nơi mà người 1 nơi. cách nhau khoảng 9 10km   thứ hai: sau khi ràng buộc giữa đồng hồ với điện thoại thì điện thoại gọi đồng hồ mà đồng hồ ko trả lời được, chỉ đổ chuông  mãi   thứ ba: khi đồng hồ gọi cho điện thoại thì hiện lên chữ &quot;tp bin error, please shutdown&quot;. tức là &quot;sản phẩm bị lỗi, vui lòng tắt máy&quot;" table:operator="="/>
              <table:filter-condition table:field-number="0" table:value="mình có mua sản phẩm vào 12/8 &amp; màn hình đang bị hiện tượng như hình.  nhờ team tiki hướng dẫn mình phần bảo hành nha." table:operator="="/>
              <table:filter-condition table:field-number="0" table:value="mình có mua sp này (màu đen), 09/08/2019 mình nhận đc sản phẩm, tuy nhiên đến ngày hôm nay (10/10/2019) bàn phím của mình đã bị hỏng nút &quot;delete&quot;. vậy mình phải làm thế nào bây giờ?????????? có đc bảo hành hoặc đổi mới ì không??????????? mình đang rất hoang mang!!!" table:operator="="/>
              <table:filter-condition table:field-number="0" table:value="mình có mua sp này nhưng về phát wifi rất kém, gặp vật cản cái mất sóng luôn. mình đã yêu cầu bên cskh đến đổi con khác mà chả thấy đâu, tốn chục cuộc dt hẹn lên hẹn xuống. kiểu đem con bỏ chợ làm ăn rất bát nháo." table:operator="="/>
              <table:filter-condition table:field-number="0" table:value="mình có mua tai nghe này chủ yếu phục vụ chuyện chạy xe máy ngoài đường. mua chưa đầy 1 tuần bị lỗi volume ko nhấn được, cuộc gọi không nhận được, bật tắt lúc có rung, lúc không rung.  mình gửi tiki bảo hành và nhận trả lời: &quot;tai nge có dấu hiệu vào nước, từ chối bảo hành, và trả sản phẩm về cho mình&quot;  mình cực kì không hài lòng về câu trả lời này: 1. mình không để tai nghe mắc mưa, không ai khùng điên mà làm vậy cả. 2. mình đeo sản phẩm bên trong. ở trong có áo thun, và bên ngoài có áo khoác. cho nên chắc chắn 100% mồ hôi (nếu có) không thể nào vào trực tiếp trong tai nghe.  mọi ngừoi cân nhắc khi dùng sp này!" table:operator="="/>
              <table:filter-condition table:field-number="0" table:value="mình có sử dụng được 3 ngày, đến ngày thứ 3 thì tai nghe bên phải không kết nối được, đèn báo luôn ở màu đỏ mờ. khi nhất ra khỏi hộp hay đặt vô hộp màu vẫn là đỏ mở. không đổi màu sang trắng hay nhấp nháy như thường lệ. làm sao để mình đổi trả, hoặc bảo hành sản phẩm." table:operator="="/>
              <table:filter-condition table:field-number="0" table:value="mình có xem qua sản phẩm airpods 2 tại tiki tranding, có đọc comment một số bạn nói về vấn đề khe của airpods bị hở, không liền, dính keo..vv..vv.. mình nghĩ chắc 1 số sản phẩm bị lỗi thôi, nên vẫn đặt hàng để mua sử dụng, nhận hàng rất nhanh và đúng hẹn, nhưng sau khi mình mở hộp ra để test thì cái vấn đề mà mọi người phản ánh y như mình!? mình không biết đây là lô hàng của tiki nhập trực tiếp qua apple hay có trung gian ở đâu không, tại sao tình trạng này rất nhiều người bị như mình? về giá thành thì tiki cũng không rẻ hay mắc hơn chổ khác, sản phẩm đúng là chính hãng apple nhưng chi tiết thì quá tệ? các mối nối rất chênh lệch và hở thấy rỏ! gần như có dấu hiệu hàn gắn lại nắp tai sản phẩm. mình mới mua có 2 tiếng trãi nghiệm sử dụng thì rất khó chịu ở tai vì những vấn đề trên! rất mong tiki xem xét lô hàng này là do lỗi sản xuất hay như thế nào? xin chân thành cảm ơn!" table:operator="="/>
              <table:filter-condition table:field-number="0" table:value="mình có xem vài nhận xét của những bạn đã sử dụng và không hài lòng về sản phẩm, và mình quyết định mua nó, thật là tốc độ usb rất thấp. mình không hài lòng với sản phẩm này." table:operator="="/>
              <table:filter-condition table:field-number="0" table:value="mình cũng khá lo lắng khi mua hãng này nhưng thấy mấy nhận xét cũng ko đến nỗi nên mình mới đặt mua. nhưng thất vọng tràn trề 1. ngày đầu tiên, nhận hàng xong, khui hộp, dùng thử thì chỉ muốn khóc vì má ơi nó chẳng nhạy chút nào mà như mád dây, loạn xạ. 2. nghĩ rằng sau sẽ ổn nhưng xài rất chán, chán cực kì khi nếu đã từng dùng genius hay eleccom. mình nói thật. một câu cuối cùng: không nên mua vì bạn sẽ rất hối tiếc như mình!! tiki dịch vụ vẫn tốt như ngày nào nhé" table:operator="="/>
              <table:filter-condition table:field-number="0" table:value="mình cũng khá lo lắng khi mua hãng này nhưng thấy mấy nhận xét cũng ko đến nỗi nên mình mới đặt mua. nhưng thất vọng tràn trề 1. ngày đầu tiên, nhận hàng xong, khui hộp, dùng thử thì chỉ muốn khóc vì má ơi nó chẳng nhạy chút nào mà như mád dây, loạn xạ. 2. nghĩ rằng sau sẽ ổn nhưng xài rất chán, chán cực kì khi nếu đã từng dùng genius hay eleccom. mình nói thật. một câu cuối cùng: không nên mua vì bạn sẽ rất hối tiếc như mình!! tiki dịch vụ vẫn tốt như ngày nào nhé" table:operator="="/>
              <table:filter-condition table:field-number="0" table:value="mình cũng mới mua sản phẩm đồng hồ thông minh định vị .mà định vị không chínha xác người mang đồng hồ một chỗ .mà định vị một chỗ cách nhau hàng cây số. hỏi thì nói sản phẩm rẻ tiền. muốn chính xác thì mua hàng nhiều tiền hơn. vậy là sao có phải thách thức nhau không các bác" table:operator="="/>
              <table:filter-condition table:field-number="0" table:value="mình đã chọn đầu usb nhưng lại giao sai cho mình?" table:operator="="/>
              <table:filter-condition table:field-number="0" table:value="mình đã cố gắng in thử đủ 200 tờ mới lên nhận xét. mực rất nhạt. ban đầu nghĩ là mới nên mực chưa thông hay đều. in 200 tờ rồi vẫn không khá hơn. còn tệ hơn cả hộp mực loại 105k nữa. rất không đáng tiền." table:operator="="/>
              <table:filter-condition table:field-number="0" table:value="mình đã đặt gần cả tuần, mà đơn hàng vẫn cứ ở trạng thái tiếp nhận. ko xê dịch gì cả." table:operator="="/>
              <table:filter-condition table:field-number="0" table:value="mình đã đặt hàng và được thông báo &quot;đóng gói xong   sẵn sàng giao hàng&quot; cách đây 72 giờ mà vẫn chưa chuyển hàng. nếu không có hàng thì thông báo cho khách hàng để mua nơi khác." table:operator="="/>
              <table:filter-condition table:field-number="0" table:value="mình đã làm nhiều cách như cài đặt lại driver , khởi động lại máy, làm theo hướng dẫn chi tiết nhưng vẫn không thể kết nối được." table:operator="="/>
              <table:filter-condition table:field-number="0" table:value="mình đã lắp ổ cứng vào nhưng lại không thể kết nối được, ổ hdd của mình cho dù nó hoạt động bình thường, bios mới nhất" table:operator="="/>
              <table:filter-condition table:field-number="0" table:value="mình đã mua ổ 1t này vào ngày 17/11/2017 và cách đây 3 tháng nó bắt đầu có hiện tượng kêu rất to khi khởi động vào win . bây h mk không bj phải bảo hành kiểu gì ! ( chiếc ổ này mình dùng rất đơn giản chỉ để cho em mình học, chả làm cv gì nặng nhọc cả  mới có mấy chục ghi cài win còn chưa làm gì ! )" table:operator="="/>
              <table:filter-condition table:field-number="0" table:value="mình đã mua sản phẩm này nhưng không hiểu sao khi sử dụng hết pin mà khi sạc lại không có pin để dùng nữa, đeo được 3 lần thế là hết dùng được, đi mất gần 500k" table:operator="="/>
              <table:filter-condition table:field-number="0" table:value="mình đã mua sản phẩm này, thật sự rất thất vọng. màn hình tự động chuyển tứ tung, ví dụ mình đang đọc trang số 10 thì màn hình tự động nhảy liên tục qua vô số trang, mình phải chuyển lui lại trang số 10,chưa xong lại tự động nhảy tiếp. màng hình nhiều khi đứng yên, phải nhiều lần tắt máy khởi động lại, pin thì rất mau hết không như giới thiệu.trước kia mình đã từng gởi người mua từ bên nhật về, sài rất tốt, sau đó mình đã đem tặng cho e gái. mình thấy tiki cũng có bán nên mua thử, không ngờ lại kém quá. bây giờ mình rất chán" table:operator="="/>
              <table:filter-condition table:field-number="0" table:value="mình đã mua tai nghe này và nhận hàng vào ngày hôm qua. nhưng tối qua mình test thì thấy tai nghe chỉ nghe được một bên thôi. bây giờ tiki giải quyết thế nào ạ" table:operator="="/>
              <table:filter-condition table:field-number="0" table:value="mình đã mua và nhận ngay sau đó. mình cài thử thì rất dễ cài.. nhưng chỉ chọn đc wifi mà ko thể kết nối . mặc dù đã gần sát route rồi nhưng vẫn lỗi.... chán quá... lâu lâu mua vài món công nghệ mà xài như bèo... nhác mua hàng như vầy luôn... test hoài vẫn timed out. please extend again!" table:operator="="/>
              <table:filter-condition table:field-number="0" table:value="mình đã mua.ko hai lòng. phần tin nhắn gửi đi ko có lưu trên máy" table:operator="="/>
              <table:filter-condition table:field-number="0" table:value="mình đã nhận đc hàng mà không vào điện bị lỗi không nghe đc nhé" table:operator="="/>
              <table:filter-condition table:field-number="0" table:value="mình đã nhận dc tai nghe vài ngày , nghe rất hay bị lỗi ko kết nối , nhất là khi đeo 2 tai nghe cùng lúc , và khi đeo đi chuyển hoặc tập thể dục , mong admin giúp cách khắc phục hoặc đổi cho mình sp khác" table:operator="="/>
              <table:filter-condition table:field-number="0" table:value="mình đã nhận được hàng sáng nay. nhưng khi mở họp thì họp bên trong đã bị bóc. và sản phẩm thì không có hàng. xin tiki giải quyết giúp mình." table:operator="="/>
              <table:filter-condition table:field-number="0" table:value="minh đã nhận được máy nhưng k ai đến lắp đặt. gọi bên lê bảo minh thì được trả lời tiki có người lắp đặt cho. gọi cho tiki thì nhân viên nói k lắp đặt mà bên hãng lê bảo minh chịu trách nhiem lắp đăt. đổ thừa qua lại cuối cùng ôm cái máy kai lắp cho.. giờ k biết sao nữa. có ai biết lắp không chỉ mình với" table:operator="="/>
              <table:filter-condition table:field-number="0" table:value="mình đã nhận được sản phẩm, tuy nhiên mực màu đen k chạy, chỉ có 3 màu kia chạy, thì làm thế nào ạ" table:operator="="/>
              <table:filter-condition table:field-number="0" table:value="mình đã nhận được tai nghe, mở ra bị lỗi 1 cái do không sạc pin được, giờ gửi đổi lại được không shop" table:operator="="/>
              <table:filter-condition table:field-number="0" table:value="mình đã nhận hàng hôm 11/02/2020 sản phẩm chỉ nghe đc một bên kết nối tín hiệu chậm nhờ shop đổi sản phẩm khác giúp thất vọng quá!" table:operator="="/>
              <table:filter-condition table:field-number="0" table:value="mình đã nhận hàng và sử dụng nhưng tốc độ k như mong đợi, copy file từ laptop sang usb mà tốc độ từ 20mb/s xong giảm xuống 0mb/s, xong lại lên rồi lại về 0mb/s, cắm vào tivi thì nhận xong lại k nhận liên tục, nói chung chất lượng rất chán, rất thất vọng." table:operator="="/>
              <table:filter-condition table:field-number="0" table:value="mình đã nhận hàng, nhưng khi thử kết nối với máy tính thì ko kết nối được (máy tính không tìm dc keyboard qua bluetooth).  mình có thể trả lại hàng được không?" table:operator="="/>
              <table:filter-condition table:field-number="0" table:value="mình đã sử dụng qua airpod 1, vì cho người em nên mua airpods 2, sau 1 tuần sử dụng. sạc pin đúng chuẩn, mic để auto, đều 2 tai . vậy mà xảy ra tình trạng pin tai bên trái bị lệch so với tai phải.  đề nghị cskh  tiki. giải quyết vấn đề này cho mình" table:operator="="/>
              <table:filter-condition table:field-number="0" table:value="mình đã thanh toán trước bằng momo nhưng chưa nhận được hàng mà sao kiểm tra trạng thái đơn hàng lại ghi là thành công vậy?? chả hiểu nhân viên giao hàng hàng tiki làm việc như nào?" table:operator="="/>
              <table:filter-condition table:field-number="0" table:value="mình đã thử cả ổ ssd và hdd đều không sử dụng được. có nhận ỏ" table:operator="="/>
              <table:filter-condition table:field-number="0" table:value="mình đã thử dùng vài bữa và bị màn hình xanh chết chóc liên tục như vầy. máy tính mình hiện đang xài 2 thanh ddram 4 corsair vengerance 8gbx2 nên mình muốn nâng lên 32gb ram và quyết định mua trên tiki cho đỡ tốn công ra tiệm trong mùa dịch covid 19 này.   mình đã thử bỏ 2 thanh ram cũ ra và chỉ gắn chạy 2 thanh ram 8gbx2 mới mua của tiki nhưng vẫn bị màn hình xanh lỗi memory manage.   mình mong muốn được trả hàng là lấy lại tiền. đánh giá 1 sao cho chất lượng." table:operator="="/>
              <table:filter-condition table:field-number="0" table:value="mình đã thử nhiều lần, nhiều cách, trên nhiều wifi, nhưng thiết bị vẫn không thể repeat được sóng. cấu hình nhiều lần vẫn không được. đề nghị được hỗ trợ đổi trả." table:operator="="/>
              <table:filter-condition table:field-number="0" table:value="mình đã thử qua 4 modem wifi tại nhà riêng và ở cả cty nhưng đều hiện thông báo lỗi “thiết bị kết nối với mạng vượt quá thời gian”. đã kiểm tra rất kỹ đường truyền wifi thì vẫn rất ổn. down loại hay up load tốc độ thực đều tầm 6mb/s cả. mong shop liên hệ sớm lại với mình để hướng dẫn cài đặt hay đổi trả nhé &gt;’’&lt;   ." table:operator="="/>
              <table:filter-condition table:field-number="0" table:value="mình đang dùng oppo f5 youth. mình làm theo các bước của shop. cả reset lại tai nghe. nhưng khi vào điện thoại tìm thiết bị bluetooth thì lại ko có thiết bị của tai nghe này. ko tìm thấy" table:operator="="/>
              <table:filter-condition table:field-number="0" table:value="mình đang lắp sim và đợi đồng hồ nhận sim mà hơn 10 phút rồi chưa thấy đồng hồ nhận" table:operator="="/>
              <table:filter-condition table:field-number="0" table:value="mình đang sử dụng repeater tplink wa850re, mua con này để cải thiện thiện chất lượng đường truyền thêm do có dây dài và 2 ănten dễ di chuyển đến vị trí thuận lợi, kết quả là chất lượng kết nối còn thua cả cái repeater mình đang dùng cắm ổ điện góc tường." table:operator="="/>
              <table:filter-condition table:field-number="0" table:value="mình đặt 1 cặp giống nhau chỉ khác màu. mà sao mở hàng ra xem thì 2 cái khác nhau. 1 cái chữ trung quốc 1 cái chữ tiếng anh. shop giải thích hộ" table:operator="="/>
              <table:filter-condition table:field-number="0" table:value="mình đặt 1 sạc và 1 cuốn sách. hẹn là 2 ngày sau sẽ đến tính từ ngày đặt, sách đến sau 1 ngày còn sạc thì đã quá hạn 1 ngày rồi vẫn không thấy phản hồi gì." table:operator="="/>
              <table:filter-condition table:field-number="0" table:value="mình đặt bên tiki giao nhanh, ai dè giao hàng lỗi, gọi điện thoại nhờ hỗ trợ đổi con mới thì quá chậm, đến nay mấy ngày rồi chưa có chuột xài, rất thất vọng" table:operator="="/>
              <table:filter-condition table:field-number="0" table:value="mình đặt blue lại giao màu black, kèm theo cái cover blue. đề nghị shop đổi lại màu blue cho mình vì màu blue giá mac" table:operator="="/>
              <table:filter-condition table:field-number="0" table:value="mình đặt cáp sạc baseus màu đen khi nhận hàng thì nhận được màu xám, hàng thì không đúng cáp baseus mà bị thay vào loại cáp khác hoàn toàn sai lệch thông tin và chủng loại" table:operator="="/>
              <table:filter-condition table:field-number="0" table:value="mình đặt chuột từ ngày 28/05, khoảng mấy ngày trước chuột cứ đơ đơ, hôm nay thì không xài được luôn. mình mong tiki giải quyết vấn đề về chất lượng này" table:operator="="/>
              <table:filter-condition table:field-number="0" table:value="mình đặt dây màu hồng size 38/40 nhưng lại nhận về size 42. mong shop phản hồi sớm và đổi lại giúp mình." table:operator="="/>
              <table:filter-condition table:field-number="0" table:value="mình đặt đơn hàng đầu tiên vào ngày 13/05/2020 hẹn 15/05 giao hàng nhưng mãi tới 17/05 mới báo lại bên vận chuyển mất đơn, yêu cầu mình phải đặt đơn lại, rắc rối. sau khi đơn mới được đặt ngày 18/05 thì mãi tới hôm nay 25/05 mới giao. mình đặt trả góp 0% nhưng 20/05 khi nhận được sao kê từ và chưa hề được chuyển đổi trả góp. tiền thì đã charge sai, sản phẩm thì chưa nhận được. tiết kiệm không biết được bao nhiêu mà chỉ thấy rất phiền phức. airpods đặt 03 cái thì không có cái nào update validation coverage date (ngày mua) để kích hoạt bảo hành được. chưa kể chăm sóc khách hàng thiếu nhiệt tình, chủ động liên hệ khách thông báo tình trạng đơn hàng, toàn phải gọi điện liên hệ mỗi ngày. tiki không thực hiện đúng cam kết cskh như truyền thông trên social 1 chút nào. hình dưới thể hiện kích hoạt bảo hành gặp lỗi trên trang https://checkcoverage.apple.com/" table:operator="="/>
              <table:filter-condition table:field-number="0" table:value="mình đặt đơn hàng từ ngày 29/11 tiki cũng dự kiến là ngày 15/12 sẽ giao hàng mà đến nay vẫn chưa nhận được không biết chất lượng sản phẩm thế nào nhưng khâu giao hàng mà đã chậm trễ đến như thế thì mình cảm thấy quá chán." table:operator="="/>
              <table:filter-condition table:field-number="0" table:value="mình đặt hàng 28/08/2020, giao hàng hôm nay 1/9/2020, mình kiểm tra thì thấy: hạn sử dụng đến 17/09/2020 và ngày kích hoạt là 09/06/2020   , gần 3 tháng khuyến mãi mất trắng!??? trong mô tả quảng cáo sim ghi là trôi ít ngày mà thực tế trôi tới gần 3 tháng cơ ak??? tôi thật sự ko hài lòng!!" table:operator="="/>
              <table:filter-condition table:field-number="0" table:value="mình đặt hàng dùm cho bà chị  nhưng khi nhận được chỉ có bàn phím, không có chuột và receiver, đến hôm nay đã hơn 1 tuần mà tiki vẫn chưa giải quyết được." table:operator="="/>
              <table:filter-condition table:field-number="0" table:value="mình đặt hàng là cáp sạc baseus nhưng khi giao hàng thì lại thành của microcom." table:operator="="/>
              <table:filter-condition table:field-number="0" table:value="mình đặt hàng là của tiki trading nhưng nhận hàng tiki giao là của 1 shop khác. dùng được 3 hôm thì máy hết pin, mình quên ko sạc để sập mất nguồn. lên đọc hướng dẫn trên amazon support và tìm hiểu các cách trên mạng đều ko hiệu quả: sạc (bằng cục sạc điện thoại, ipad, cắm vào laptop), giữ nút nguồn 40s, sạc 4 tiếng, sạc qua đêm... đều ko thấy tín hiệu đèn báo, chỉ hiện pin chấm than." table:operator="="/>
              <table:filter-condition table:field-number="0" table:value="mình đặt hàng máy màu rằn ri nhưng shop ship đến cho mình màu xanh không đúng mẫu mình đặt. khi mở ra để lắp pin thì phần nhựa ở trong đã bong ra như thế này. phần nắp che giắc cắm sạc và tai nghe thì vừa mở rất nhẹ nhàng ra đã gãy rời luôn như trong ảnh. cứ nghĩ tiki uy tín nên mới mua mà hoá ra cũng bị lừa như vậy. mọi người nên tránh ra cho khỏi vừa mất tiền vừa bực mình nhé! 😂" table:operator="="/>
              <table:filter-condition table:field-number="0" table:value="mình đặt hàng ngày thứ 5 đến chủ nhật thì báo không có hàng giao và được bên tiki hỗ trợ như sau : &quot;chào bạn, tiki rất xin lỗi về sự cố này. hiện sản phẩm bị lỗi trong quá trình lưu kho nên chưa đám bảo chất lượng để giao đến bạn ạ. rất mong nhận được sự thông cảm từ bạn ạ. thật sự đây là vấn đề tiki không mong muốn đến với khách hàng, tiki sẽ thông tin đến bộ phận liên quan để tắt sản phẩm trên trang web để tránh gây hiểu nhầm cho khách hàng ạ. rất xin lỗi bạn về sự bất tiện này. hi vọng tiki sẽ phục vụ được bạn tốt hơn ở những đơn hàng tiếp theo ạ. tiki cảm ơn bạn ạ.&quot; cho đến giờ thì hàng vẫn hiển thị và cho đặt được bình thường. thật sự thì mã sku này có vấn đề gì vậy?" table:operator="="/>
              <table:filter-condition table:field-number="0" table:value="mình đặt hàng phiên bản 6gb 64gb mà giao mình phiên bản 4gb 64gb. yêu cầu quý công ty xử lý tình trạng trên." table:operator="="/>
              <table:filter-condition table:field-number="0" table:value="mình đặt hàng phiên bản 6gb 64gb mà giao mình phiên bản 4gb 64gb. yêu cầu quý công ty xử lý tình trạng trên." table:operator="="/>
              <table:filter-condition table:field-number="0" table:value="mình đặt hàng rồi mà ko thấy phàn hồi xác nhận đơn hàng" table:operator="="/>
              <table:filter-condition table:field-number="0" table:value="mình đặt hàng tối hôm qua 10/12/2019 (sau khi xem xong trận chung kết) thì tren website vẫn còn ghi có tặng kèm đồng hồ samsung.  qua hôm nay, 11/12/2019 thì bên mình đã nhận được điện thoại, mọi thứ ok (5 sao cho việc này). duy chỉ có quà tăng là không thấy (1 sao). đã gửi hỗ trợ cskh. hy vọng sẽ kiểm tra và trả lời thỏa đang cho mình.  p/s: không nhận được đồng hồ tặng kèm, sau khi mình gửi phản hồi thì mở lại link đặt hàng, mục quà tặng kèm đã ẩn đi." table:operator="="/>
              <table:filter-condition table:field-number="0" table:value="mình đặt hàng từ 03/09, thấy đóng gói xong sẵn sàng giao từ 05/09 xong đến ngày 11/09 lại báo đến 14/09 mới giao hàng" table:operator="="/>
              <table:filter-condition table:field-number="0" table:value="mình đặt hàng từ 2/5 mà mùng 8/5 mới giao sao lâu quá vậy" table:operator="="/>
              <table:filter-condition table:field-number="0" table:value="mình đặt hàng và đã trả phí qua zalopay, chờ hoài không thấy giao hàng, mở app check thì thấy báo đã giao hàng thành công. gọi tổng đài hỗ trợ nhiều lần mà chẳng có ai nhấc máy. potay, dịch vụ quá kỳ cục!" table:operator="="/>
              <table:filter-condition table:field-number="0" table:value="mình đặt hàng và khi nhân được thì chỉ nghe đc một bên tai phải,đang liên hệ với tiki de trả lại sản phẩm" table:operator="="/>
              <table:filter-condition table:field-number="0" table:value="mình đặt hàng và thanh toán online, đến giờ đã 10 ngày mà đơn hàng vẫn trong tình trạng chờ lấy hàng ?" table:operator="="/>
              <table:filter-condition table:field-number="0" table:value="mình đặt là ram laptop ddr3l. cửa hàng cptm 4tech giao cho mình là ddr3, không phải loại ddr4l. đề nghị tiki đổi trả cho mình đúng loại mình đặt mua" table:operator="="/>
              <table:filter-condition table:field-number="0" table:value="mình đặt là ram laptop ddr3l. cửa hàng cptm 4tech giao cho mình là ddr3, không phải loại ddr4l. đề nghị tiki đổi trả cho mình đúng loại mình đặt mua" table:operator="="/>
              <table:filter-condition table:field-number="0" table:value="mình đặt mặt nhám nhưng khi nhận về sử dụng lại là loại chống nhìn trộm không biết loại này nó có công dụng như vậy hay là tiki giao nhầm nữa." table:operator="="/>
              <table:filter-condition table:field-number="0" table:value="mình đặt màu bạc lại giao màu hường. là nam nữa rồi làm sao mà đeo đây, đặt chờ gần 1 tuần mòn mõi, hóng hàng về để đeo tại dây cao su trắng đã cũ quá rồi, nhận hàng sai màu thì thất vọng quá. mong shop check hãng kĩ hơn, hoặc hết hàng r cũng váo khách biết chứ đừng giao sai như v" table:operator="="/>
              <table:filter-condition table:field-number="0" table:value="mình đặt màu đen giao màu đỏ. không bao nhiêu nhưng rất k thích" table:operator="="/>
              <table:filter-condition table:field-number="0" table:value="mình đặt màu đen mà sao lại giao màu đỏ thế này.????" table:operator="="/>
              <table:filter-condition table:field-number="0" table:value="mình đặt màu đen nhưng khi giao lại là màu trắng mình muốn đổi thì làm sao" table:operator="="/>
              <table:filter-condition table:field-number="0" table:value="mình đặt màu đen sao lại gửi cho mình màu trắng hả tiki" table:operator="="/>
              <table:filter-condition table:field-number="0" table:value="mình đặt mẫu gấu trúc trắng nhưng khi nhận lại là màu khác" table:operator="="/>
              <table:filter-condition table:field-number="0" table:value="mình đặt màu trắng mà giao đến màu vàng. cò n tai bên phải không nghe được. mong tiki sớm có nhân viên đến lấy hàng đổi trả" table:operator="="/>
              <table:filter-condition table:field-number="0" table:value="mình đặt màu trắng mà giáo màu đen. vì mình mua hàng bên tiki nhiều rồi nên ít khi nào kiểm tra trước khi thanh toán. vậy mà lần này giao hàng lại bị như vậy. lỗ cắm sạc pin thì ko cắm đc. bây giờ phải làm sao" table:operator="="/>
              <table:filter-condition table:field-number="0" table:value="mình đặt màu vàng   nhưng lại giao màu hường    yêu cầu xử lý lại     mình là nam nên ko dùng đc màu hường!" table:operator="="/>
              <table:filter-condition table:field-number="0" table:value="mình đặt màu xanh mà giao màu đen...." table:operator="="/>
              <table:filter-condition table:field-number="0" table:value="mình đặt màu xanh nhưng lại gửi màu đen, chưa tìm được mục đổi trả ở đâu  trong hộp cũng không có giấy bảo hành, hướng dẫn gì cả." table:operator="="/>
              <table:filter-condition table:field-number="0" table:value="mình đặt mua 2 cái tai nghe. một cái tai nghe chỉ nghe được một bên, cái còn lại âm thành rè. hạt tai nghe bị hỏng. 2 chiếc tai nghe vẫn còn nguyên bảo hành 12 tháng. mình mong tiki sẽ đổi hàng cho mình. mình cảm thấy thất vọng. mình cảm ơn!" table:operator="="/>
              <table:filter-condition table:field-number="0" table:value="mình đặt mua 2 cái, nhưng có 1 cái 2 tai nghe cùng 1 chiều. mình muốn đổi trả được k ạ?" table:operator="="/>
              <table:filter-condition table:field-number="0" table:value="mình đặt mua 3 cái nhưng sử dụng ổn chỉ được 1 cái , còn 2 cái hay bị bung lò xo , thường xuyên tháo ra xếp lò xo lại" table:operator="="/>
              <table:filter-condition table:field-number="0" table:value="mình đặt mua 7+ đen mà giao về cho mình của 6 thường .1 sao" table:operator="="/>
              <table:filter-condition table:field-number="0" table:value="mình đặt mua band4 nfc, rõ ràng là trên sản shop ghi có nfc. mình lại nhận được loại không có nfc. làm ăn bố láo, cho 1 sao và cạch mặt luôn tiki nếu không hỗ trợ mình." table:operator="="/>
              <table:filter-condition table:field-number="0" table:value="mình đặt mua cáp baseus mà giao hàng gì k biết nữa?cố tình bọc vỏ giấy xong dán tên bên ngoài như giao đúng hàng nữa cơ? 😤" table:operator="="/>
              <table:filter-condition table:field-number="0" table:value="mình đặt mua cáp này tại sao lại giao cho mình cáp lightning.  tiki nên xem lại" table:operator="="/>
              <table:filter-condition table:field-number="0" table:value="mình đặt mua màn hình dell u2419h qua tiki vì màn hinh hiện tại đang dùng đã bị hỏng. mình dùng cho công việc đồ họa nên cần màu chính xác nhất có thể. từ trước đến giờ dell vẫn luôn là lựa chọn số 1. hàng được gói cẩn thận nhưng khi bật lên thì bị ám vàng rất nhiều. mình làm việc về hình ảnh nhiều nên màn hình bị ám vàng rất khó chịu. tiki yêu cầu gửi hình ảnh nhưng ám vàng nếu chụp ảnh lại sẽ rất khó thấy, chỉ có thể nhìn trực tiếp mong tiki có thể hỗ trợ để mình sớm trả lại màn hình này..." table:operator="="/>
              <table:filter-condition table:field-number="0" table:value="mình đặt mua mẫu hình con chó màu xanh với giá 230k nhưng khi giao hàng thì giao hình con chim màu hồng với giá 175k, mặc dù cùng một thương hiệu. khi nhận hàng thì thùng hàng của nhà cung cấp đã bị rạch mở ra, có thể là để kiểm tra nhưng vấn đề là ktra mà sao ko phát hiện ra ncc gửi sai mẫu?? trong khi quy trình hoàn trả hàng của tiki thì khá chậm, mất tầm 10 15 ngày. trường hợp cần dùng gấp mà như vầy thì bất tiện cho người mua quá. mình ko hài lòng chút nào. đây đã là lần thứ 2 mình bị gửi nhầm loại hàng (dù cùng một nhà cung cấp) với giá tiền thấp hơn giá tình mình đã thanh toán." table:operator="="/>
              <table:filter-condition table:field-number="0" table:value="mình đặt mua ngày 13/9/2020 và giao hàng ngày 15/9/2020. giao hàng thì ko thấy phiếu bảo hành như mọi người. lắp đặt thì mạng chậm và ko ổn định. kiểm tra thì ghi hạn cuối 11/11/2020. vậy là chỉ còn 2 tháng thôi sao? đề nghị tiki kiểm tra lại." table:operator="="/>
              <table:filter-condition table:field-number="0" table:value="mình đặt mua ram này trên shop có ghi là độ bus 1600 mà giao thì độ bus là 1280. khi cắm vào máy tính kêu bíp liên tục và không chạy được. mong shop khắc phục lại lỗi này!" table:operator="="/>
              <table:filter-condition table:field-number="0" table:value="mình đặt mua sạc tự ngắt màu tím mà shop lại gửi cho mình loại này?!" table:operator="="/>
              <table:filter-condition table:field-number="0" table:value="mình đặt mua sim 4g viettel ngày 4/6/2020 nhưng lắp sim vào không hoạt động. trên sim mình nhận được có ghi phải kích hoạt trước ngày 31/12/2019. mong tiki giải quyết cho mình." table:operator="="/>
              <table:filter-condition table:field-number="0" table:value="mình đặt mua sim hồi tháng 20/2019  lắp vào ipad và dùng rất ổn ko vấn đề gì đến hôm nay đột nhiên báo sim bị lỗi và lắp vào máy thì báo không có sim. mong shop và tiki xem hỗ trợ giúp mình ạ." table:operator="="/>
              <table:filter-condition table:field-number="0" table:value="mình đặt mua, hẹn giao hàng ngày 12 xong rồi vài hôm nhắn tin báo giao hàng trễ thành 15, xong 16 mới giao . rồi về mình mở ra đăng nhập vào modem không được . làm sao để đổi lại ad ơi" table:operator="="/>
              <table:filter-condition table:field-number="0" table:value="mình đặt mua, nghĩ là hàng mới, nhưng như trên ảnh thì vỏ sản phẩm đã bị cắt ra và dán băng dính lại để đỡ rơi trông cực kì thô thiển n. không biết sản phẩm mình mua đã bị bóc ra dùng thử r cất lại vào hộp hay bị tráo với loại khác, nhưng mình rất không hài lòng với sản phẩm có dấu hiệu bị sử dụng rồi ntn." table:operator="="/>
              <table:filter-condition table:field-number="0" table:value="mình đặt sản phẩm màu đen nhưng tại sao shop lại giao màu trắng. thiết bị cũng k thể kết nối với điện thoại" table:operator="="/>
              <table:filter-condition table:field-number="0" table:value="mình đặt tai nghe mầu đen nhưng giao tai nghe mầu trắng là sao." table:operator="="/>
              <table:filter-condition table:field-number="0" table:value="mình đặt xám mà giao màu trắng rất không hài lòng. trên nhãn ghi màu xám" table:operator="="/>
              <table:filter-condition table:field-number="0" table:value="mình đi công tác nhờ ng nhận hộ. 3 ngày sau về mở ra thì chỗ con lăn bị bong mất lớp nhựa giảm chấn. quá ngày ko đc đổi. mặc dù vậy hàng quá chán, bán con chuột 500k mà giao hàng lỗi. bực mình ghê!" table:operator="="/>
              <table:filter-condition table:field-number="0" table:value="mình đọc nhận xét thấy bảo chuột êm nên mới mua. mua về thất vọng tràng trề. chuột kêu to, bự cầm cảm giác nặng tay lắm. lúc giao hàng hộp ngoài bị bóp méo do bị đè lên. mình hay mua trên tiki lắm nhưng bữa nay thất vọng quá." table:operator="="/>
              <table:filter-condition table:field-number="0" table:value="mình đọc nhận xét thấy bảo chuột êm nên mới mua. mua về thất vọng tràng trề. chuột kêu to, bự cầm cảm giác nặng tay lắm. lúc giao hàng hộp ngoài bị bóp méo do bị đè lên. mình hay mua trên tiki lắm nhưng bữa nay thất vọng quá." table:operator="="/>
              <table:filter-condition table:field-number="0" table:value="mình dùng cho mac nhé ưu điểm: có cái logitech option chỉnh được các chức năng của chuột theo máy mac nhược điểm: nhỏ cầm mỏi tay, chuột lag( không phải kiểu cà giựt nhưng là cái kiểu không ổn định) toàn bị click hụt,  đã test con chuột có dây 100k của minh dùng ko lag tẹo nào mỗi tội dây dợ lằng nhằng mà ko có mấy phím hỗ trợ như logitech thôi. bực thực sự" table:operator="="/>
              <table:filter-condition table:field-number="0" table:value="mình dùng cho mac nhé ưu điểm: có cái logitech option chỉnh được các chức năng của chuột theo máy mac nhược điểm: nhỏ cầm mỏi tay, chuột lag( không phải kiểu cà giựt nhưng là cái kiểu không ổn định) toàn bị click hụt,  đã test con chuột có dây 100k của minh dùng ko lag tẹo nào mỗi tội dây dợ lằng nhằng mà ko có mấy phím hỗ trợ như logitech thôi. bực thực sự" table:operator="="/>
              <table:filter-condition table:field-number="0" table:value="mình dùng chưa đầy 1 tháng mà tai nghe đã hỏng một bên tai, giờ ko nghe được nữa???mới đầu dùng cũng ngon lắm,giờ thì hỏng rồi???" table:operator="="/>
              <table:filter-condition table:field-number="0" table:value="mình dùng được 2 tháng thì sóng k ổn định, ko dùng được với tai nghe airpods nữa mình muốn đổi trả cái mới đc k ạ" table:operator="="/>
              <table:filter-condition table:field-number="0" table:value="mình dùng được 8 ngày thì thấy tai nghe bị rè rè. khi giữ nút micro một lúc thì hết nhưng rồi bị lại ngay. cho mình hỏi bảo hành như thế bào ạ" table:operator="="/>
              <table:filter-condition table:field-number="0" table:value="mình dùng được đúng 1 lần" table:operator="="/>
              <table:filter-condition table:field-number="0" table:value="mình dùng được gần 3 tháng đã bị liệt 2 nút thất vọng" table:operator="="/>
              <table:filter-condition table:field-number="0" table:value="mình dùng được gần 3 tháng đã bị liệt 2 nút thất vọng" table:operator="="/>
              <table:filter-condition table:field-number="0" table:value="mình dùng được hơn một tháng, mạng ở một số nơi rất yếu, hay bị mất mạng, phí duy trì là 60k một tháng chứ không phải 50k, mình con bị trừ thêm 20k tiền cam kết gì đó, tổng cộng một tháng tốn 80k nhưng lúc dùng được lúc không. mình không có đăng kí dịch vụ gì luôn nhưng gọi cho tổng đài thì bảo mình đang sử dụng cả hai gói data, sim thì có tên người khác, không phải sim mới hoàn toàn, nói chung là lần đầu tiên có trải nghiệm tệ như thế này khi mua hàng ở tiki. lỡ nạp tiền nên dùng hết tháng này rồi vứt sim luôn, không bao giờ dùng lại nhà mạng này nữa, chán thật sự." table:operator="="/>
              <table:filter-condition table:field-number="0" table:value="mình dùng được một khoảng thời gian, hôm qua là lần sạc đầu tiên nhưng sạc xong hôm nay nó không lên nguồn nữa. thử sạc lại, kiểm tra nguồn điện và sạc rồi đều ko có vấn đề gì. mình muốn đổi sản phẩm này!" table:operator="="/>
              <table:filter-condition table:field-number="0" table:value="mình dùng được tầm 1 tháng thì dây bị hư, ko sạc được." table:operator="="/>
              <table:filter-condition table:field-number="0" table:value="mình dùng thấy có tự gắt đâu nó chỉ báo đầy bin kêu loạn lên chứ ko tự gắt nhé mọi người lưu ý với lại dây hơi gắn." table:operator="="/>
              <table:filter-condition table:field-number="0" table:value="mình dùng thử 2 hôm thì sạc ko vào, chập chờn, có 2 lần tự ngắt kết nối mình cần tiki support đổi trả" table:operator="="/>
              <table:filter-condition table:field-number="0" table:value="mình dùng từ tháng 1 tới giờ chuột đã ko thể kết nối. goi tiki hỗ trợ bảo hành thì các bạn bảo sẽ có ng liên hệ mà 2 ngày chưa thấy." table:operator="="/>
              <table:filter-condition table:field-number="0" table:value="mình dùng vài hôm đã hỏng ko dùng được nữa , thật sự rất thất vọg" table:operator="="/>
              <table:filter-condition table:field-number="0" table:value="mình gắn sim gphone cũng bị như khách hàng trước chia sẻ. nhận mạng gphone được 1 lúc thì báo insert sim như hình." table:operator="="/>
              <table:filter-condition table:field-number="0" table:value="mình gắn sim vào điện thoại nhận được cột tín hiệu nhưng lại không thể check tài khoản, không xài mạng được luôn??" table:operator="="/>
              <table:filter-condition table:field-number="0" table:value="mình gắn vào pc driver cài đầy đủ nhưng lúc kết nối với tai nghe blutooth lại không được  . sản phẩm này mình không hài lòng ( tai nghe mình blutooth 5.0 nên có phải usb 4.0 không kết nối được phải hông ? )" table:operator="="/>
              <table:filter-condition table:field-number="0" table:value="mình gõ phím nhanh hoặc chơi game gõ nhanh phím 1 tí là nút không nhận, không phản hồi, tạo độ trễ lớn cực khó chịu, hi vọng bạn tiki đổi cho mình bàn phím hãng khác, thất vọng quá" table:operator="="/>
              <table:filter-condition table:field-number="0" table:value="mình kết nối đồng hồ xiaomi amazfit bit với điện thoại huawei nova 3i không hiện thị tên người gọi đến và tin nhắn nhận lúc nhận được và lúc không nhận được" table:operator="="/>
              <table:filter-condition table:field-number="0" table:value="minh kết nối nhựg lai báo la trong vòng phủ sóng hỗ trợ kết nối giùm" table:operator="="/>
              <table:filter-condition table:field-number="0" table:value="mình khá thất vọng về sản phẩm vì hãng nổi tiếng mà chất lượng k tốt lắm" table:operator="="/>
              <table:filter-condition table:field-number="0" table:value="mình khá thất vọng về sản phẩm vì hãng nổi tiếng mà chất lượng k tốt lắm" table:operator="="/>
              <table:filter-condition table:field-number="0" table:value="mình không add được chuột cho 02 máy tính.  không bắt bluetooth ! vui lòng nhờ tiki hỗ trợ" table:operator="="/>
              <table:filter-condition table:field-number="0" table:value="mình không biết chất lượng chuột như thế nào vì chưa nhận được hàng dù đặt từ thứ 7 tuần trước. nhưng phải rate 1 sao vì chưa từng thấy tiki giao chậm như thế này. dự kiến giao từ thứ năm mà hôm nay đơn mới chỉ dừng lại ở đang đóng gói thì không biết bao giờ mới nhận được nữa. không giao sớm được như mọi lần thì cũng phải giao đúng hẹn chứ, chậm thế này làm lỡ bao nhiêu việc của mình rồi" table:operator="="/>
              <table:filter-condition table:field-number="0" table:value="mình không hài lòng với hình thức bán sim như vậy để là 4g một năm vậy mà mới dùng có 2 tháng thì cắt dịch vụ rồi" table:operator="="/>
              <table:filter-condition table:field-number="0" table:value="mình không kết nối đc. mong bộ phận hỗ trợ liên hệ gấp." table:operator="="/>
              <table:filter-condition table:field-number="0" table:value="mình không mấy khi viết nhận xét về sản phẩm nhưng vì sản phẩm này quá kém nên phải viết ra. mình mua hàng từ tiki trading và đây là nhừng lỗi mình gặp phải. 1. cục adapter kêu rè rè khi cắm điện. 2. wifi thường xuyên bị mất kết nối trong khoảng 5 10s  như trong hình. hoặc hiện lỗi &quot;authentication error&quot; rồi mất mạng mặc dù thiết bị vẫn đang kết nối với wifi. (wifi phát từ modem chưa bao giờ bị như vậy dù modem nằm ở lầu 1)" table:operator="="/>
              <table:filter-condition table:field-number="0" table:value="mình không sử dụng dc. cài xog sóng đầy nhưng k vô dc" table:operator="="/>
              <table:filter-condition table:field-number="0" table:value="mình không thấy tem bảo hành hay phiếu bảo hành. xin vui lòng kiểm tra giúp mình làm sao biết đây là hàng chính hãng ? trên website tiki nói là sản phẩm bảo hành chính hãng 24 tháng, vậy mình kiểm tra sản phẩm đã được  bảo hành bằng cách nào  ?" table:operator="="/>
              <table:filter-condition table:field-number="0" table:value="mình không thể kết nối với tất cả các thiết bị điện thoại, ipad trong nhà" table:operator="="/>
              <table:filter-condition table:field-number="0" table:value="mình không tìm thấy được cục kết nối bluetooth trong bộ bàn phím này!" table:operator="="/>
              <table:filter-condition table:field-number="0" table:value="mình không tìm thấy tấm thẻ cào chương trình khuyến mãi của totolink khi mua sản phẩm của tiki? vậy là sao" table:operator="="/>
              <table:filter-condition table:field-number="0" table:value="mình khuyên các bạn không nên mua usb này dù là bản 16, 32 hay 64gb. usb sandisk nói chung là tốt nhưng cái này chỉ tốt ở thiết kế và tốc độ đọc, còn tốc độ ghi thì không quá nổi 10mb/s. tốc đọ ghi chỉ ở mức 10mb/s ở khoảng 1gb đầu tiên còn lại không lên nổi 3mb/s. dịch vụ của tiki không hề tệ nhưng 1 sao vì quá thất vọng về cái usb, mọi người nên đọc kĩ review trước khi mua." table:operator="="/>
              <table:filter-condition table:field-number="0" table:value="mình ko cần nói đến tốc độ hay cái gì cao xa. mua usb 16gb   giao usb 6kb shop bán thì gian dối. tiki thì quá tệ. mình cần gấp để làm bài thì mới trả thêm tiền phát nhanh. giờ tiki giải quyết mấy ngày ko xong. mail ko rep, hotline ko gọi được. trong khi mình giữ lại toàn bộ từ giấy tờ mua đến bao bì. kiểu cố câu kéo để m cần gấp thì phải mua lại cái khác rồi nản mà bỏ truy cứu cái này. rất rất tệ." table:operator="="/>
              <table:filter-condition table:field-number="0" table:value="mình ko thấy tiki gọi điện giao hàng gì cả, mà báo đơn hàng giao hành công, có người kí nhận. ngồi chờ cả ngày ko có ai gọi giao hàng, ko hiểu bên tiki giao hàng kiểu gì nữa." table:operator="="/>
              <table:filter-condition table:field-number="0" table:value="mình ko thể cài đặt được cứ đến mục 4 mở rộng wi fi thì ko thấy hiển thị mạng wi fi nào cả" table:operator="="/>
              <table:filter-condition table:field-number="0" table:value="mình ko thể chấp nhận hàng điện tử mà đã bị cắt ra và dán băng keo lại, sao có thể đảm bảo đó có thật là hàng chính hãng hay đã bị đánh tráo. lần này thật sự thất vọng về cách làm việc của tiki." table:operator="="/>
              <table:filter-condition table:field-number="0" table:value="mình ko thể kết nối được wifi liền kề vì ko có router" table:operator="="/>
              <table:filter-condition table:field-number="0" table:value="mình ko thể kết nối với wifi chủ đc. shop có thể hướng dẫn đc ko." table:operator="="/>
              <table:filter-condition table:field-number="0" table:value="mình là 1 khách hàng lâu năm của tiki, đã bao lâu bảo vệ tiki trước bạn bè nhưng lần này vô cùng thất vọng. chọn tikinow thì bị chuyển thành tiki tiêu chuẩn, hứa hỗ trợ giao hàng sớm, hứa hẹn đủ thứ nhưng sau cùng khi không giải quyết được thì để 1 bạn tư vấn nói chuyện với khách cực kỳ xấc láo: &quot;chị thông cảm em không biết ngày giờ nào chị sẽ nhận được hàng nên chị cứ việc chờ thôi ạ, đơn hàng của chị thanh toán bằng thẻ tín dụng đã trừ tiền nên không thể hủy ạ&quot; ôi tiki ..." table:operator="="/>
              <table:filter-condition table:field-number="0" table:value="mình là dân it, mới nhận được usb này chiều nay, cắm cổng usb 3.0 test thì tốc độ ghi chỉ được 11mb, tốc độ đọc 103mb, cảm thấy ko ưng lắm" table:operator="="/>
              <table:filter-condition table:field-number="0" table:value="mình là người làm kỹ thuật cũng có liên quan đến mạng, nên bài review sẽ có các số cụ thể để đánh giá.  có 2 thông số cần chú ý:   link quality, hiểu nôm na là chất lượng đường truyền và càng cao càng tốt.   signal level (đơn vị dbm), tức là chất lượng sóng và càng cao càng tốt.  sản phẩm nhìn chỉ được cái hổ báo, chất lượng thì kém tệ hại, cụ thể:   link quality = 20/70  signal level =  93 dbm   speedtest: ping: 5ms, download 6.92mbs, upload 0.59mbs (xem hình đính kèm)  trước đó mình dùng tl wn722n, giá rẻ hơn  100k, mặc dù 1 antena thôi nhưng:   link quality = 42/70  signal level =  70 dbm   speedtest: ping: 3ms, download 34.57mbs, upload 35.64mbs (xem hình đính kèm)  kết luận: không nên mua tl wn822n, mà hãy mua tl wn722n. mình thấy tl wn722n tốt hơn rất nhiều, cái của mình đã dùng gần 5 năm, rơi rớt các kiểu vẫn còn dùng được." table:operator="="/>
              <table:filter-condition table:field-number="0" table:value="mình là tín đồ của tiki, và đã mua rất nhiều ở tiki. nhưng lần này qá thất vọng về cách bảo quản sp. trong khi mình mua đồng hồ là 1 món hàng dễ vỡ nhưng k có đóng gói cẩn thận và khuyên vận chuyển nhẹ nhàng gì hết. khi nhan hàng mình khá lo ngại cho chất lượng của sp liệu có bị hư hỏng j k. nhận hàng hộp đóng gói bị móp méo z đó. thiệt hết mún lấy lun." table:operator="="/>
              <table:filter-condition table:field-number="0" table:value="mình lắp ram vào k chạy được." table:operator="="/>
              <table:filter-condition table:field-number="0" table:value="mình lắp vào pc nhưng k nhận ổ. ai chỉ mình với,bảo hành thì như nào vậy." table:operator="="/>
              <table:filter-condition table:field-number="0" table:value="mình lấy hàng hôm thứ 2, hôm nay mang ra quán cài thì báo lỗi như màn hình bên dưới. mình muốn đổi lại hàng và lấy lại tiền, tiki xử lý gấp giúp mình. ngồi đợi cả tiếng, mât tiền công cài đặt xong ổ cứng báo lỗi bực hết cả mình, đây là lần cuối cùng mua đồ điện tử trên tiki" table:operator="="/>
              <table:filter-condition table:field-number="0" table:value="mình liên hệ bên tiki để hỏi về lỗi sản phẩm cách đây hơn 20 ngày nhưng vẫn chưa nhận được phản hồi của tiki, thất vọng" table:operator="="/>
              <table:filter-condition table:field-number="0" table:value="mình liên hệ cho tiki, tiki liên hệ đơn vị cung cấp nhưng ko nhận đc phản hồi sẽ cung cấp hóa đơn. đã liên hệ lần cuối, nếu ko đc thì đành chịu... warning cho các bạn cần hóa đơn thì tuyệt đối ko nên mua từ đơn vị cung cấp công nghệ việt này!" table:operator="="/>
              <table:filter-condition table:field-number="0" table:value="mình luôn tin tưởng khi mua hàng tại tiki nhưng bây giờ chắc phải suy nghĩ lại.    chuột cũ. đế chuột xước hết.    serial trên hộp và chuột không trùng khớp." table:operator="="/>
              <table:filter-condition table:field-number="0" table:value="mình luôn tin tưởng khi mua hàng tại tiki nhưng bây giờ chắc phải suy nghĩ lại.    chuột cũ. đế chuột xước hết.    serial trên hộp và chuột không trùng khớp." table:operator="="/>
              <table:filter-condition table:field-number="0" table:value="minh mới  nhận  dk cái  tai nghe mình  dặt  tren tivi chiếc  i7s minh mới  nhận  dk hom mùng  1/9 ma về  có  những nhu sau. mình  nhận  về  nghe dk đúng  10p xong mình  sac   nhưng  sạc  xong mình  nghe  chi  dk 10p nó  lai ko nghe  dk có  tiếng  hauww. xong khong nghe thấy  gi. xong là  ko nghe  dk luon ma mình  chỉ  để  dt mà  di ra cửa  cách  tầm  3m la ko nghe dk h chỉ  nghe dk co  1tai ma chỉ  dk 10p nó  lai ko nghe dk xong cho vào  sạc  thì  chỉ  nghe dk 10p lai nhu vay còn  chiếc kia ko nghe dk" table:operator="="/>
              <table:filter-condition table:field-number="0" table:value="mình mới đặt hàng lúc tối qua sáng đã giao, quá nhanh và nhanh chóng đập họp ra là xem thì chất lượng sản phẩm quá kém. trên các tai nghe còn dính keo, còn có vết hở việt tháo ra rồi. mình đã tin tưởng tiki nên mình chọn mua tại tiki trainding luôn mà vẫn bị." table:operator="="/>
              <table:filter-condition table:field-number="0" table:value="mình mới đặt hàng tiki sáng hôm 8/4/2020 thì sáng 9/4/2020  tiki giao hàng rất nhanh vừa nhận hàng thì hàng nguyên seal  mình mới nhận và test chưa dc 1 ngày máy đã bị lỗi mình có chơi mấy game nhẹ khoảng 15 20p mình tắt màn hình thì hồi bật màn hình lên ko dc  phải bấm lại nút nguồn thì máy khởi động lại và cứ chơi game nhẹ tầm 15 20p là máy bị lại như vậy ( mình test 3 lần đều vậy nên mới lên đánh giá) lần thứ 4 mình mở màn hình ko dc để đó thì máy hiện lên như hình xong mình ko bấm nút nào hết thì máy khởi động lại  mình vừa xài chưa dc 12h đã vậy mong tiki đổi trả hàng giúp mình" table:operator="="/>
              <table:filter-condition table:field-number="0" table:value="mình mới đặt mua nhưng đt dùng rất chậm còn hay bị đơ nữa mặc dù k cài app gì nhiều về máy mình muốn bảo hành có thể bảo hành ở đâu được cậy" table:operator="="/>
              <table:filter-condition table:field-number="0" table:value="mình mới dùng 2 tháng đã liệt mất mấy phím, giờ bảo hành như thế nào đây shop." table:operator="="/>
              <table:filter-condition table:field-number="0" table:value="mình mới dùng chưa đầy 2 tuần đã hỏng rồi. thực sự rất chán, cho hỏi có được bảo hành không ạ?" table:operator="="/>
              <table:filter-condition table:field-number="0" table:value="mình mới dùng được 1 ngày, tuy nhiên tại nghe bên trái ko kết nối được. mong tiki đổi sản phẩm lỗi này." table:operator="="/>
              <table:filter-condition table:field-number="0" table:value="mình mới dùng được hơn 1 tháng thì hư , thất vọng về chất lượng" table:operator="="/>
              <table:filter-condition table:field-number="0" table:value="mình mới lấy hàng hôm nay, tối về háo hức khui tai nghe ra dùng thì chỉ kết nối được một tai, tai còn lại không thể sử dụng. mà sau khi mình ngắt rồi bật bluetooth lại thì lại bị kết nối lỗi. mình đề nghị tiki xem xét đổi trả giúp mình sản phẩm này." table:operator="="/>
              <table:filter-condition table:field-number="0" table:value="mình mới lấy hôm qua,bước đi nhưng miband ko đếm bước,lúc có lúc ko rất chập chờn,nâng cấp từ mb3 lên mà thật sự thất vọng,đã liên lạc tiki và chờ phản hồi" table:operator="="/>
              <table:filter-condition table:field-number="0" table:value="mình mới lấy sản phẩn sáng nay. tối về cắm vô laptop kết nối vs màn hình. cắm dc 5 phút. màn hình đột ngột tắt. mình ngửi thấy mùi khét. cầm vào cục chuyển đổi  nóng ran. mình vội rút ra không thì chắc cháy luôn con laptop. lần này mình thấy mọi người đánh giá tốt, giá lại rẻ nên mua. ai ngờ. xui dính phải hàng đểu. đúng là hàng k bảo hành k nhãn mác. hối hận khi mua hàng ở tiki. mình cho 1* sản phẩm" table:operator="="/>
              <table:filter-condition table:field-number="0" table:value="mình mới lấy về đã bị lỗi cam, đã phản ánh theo chỉ dẫn mà chưa thấy phản hồi" table:operator="="/>
              <table:filter-condition table:field-number="0" table:value="mình mới mua 2 cái usb , một cái bị lỗi chỉ nhận có 100mb có đổi được ko" table:operator="="/>
              <table:filter-condition table:field-number="0" table:value="mình mới mua bộ combo này nhưng bàn phím không xài được. chuột xài ok. phiền shop cho mình đổi lại." table:operator="="/>
              <table:filter-condition table:field-number="0" table:value="mính mới mua bộ này nhưng pin không sử dụng được. sạc tối đa chỉ được 84% rút nguồn sạc ra chỉ khoảng 2 tiếng là xuống còn 1%. tiki vui lòng đổi giúp sản phẩm khác." table:operator="="/>
              <table:filter-condition table:field-number="0" table:value="mình mới mua cắm thử ra amply thấy chỉ có tiếng bụp bụp trong khi cùng dây quang gốc nối ra loa có cổng quang vẫn lên tiếng. tiki cho mình hỏi muốn đổi lại sp khác thì ntn vậy ?" table:operator="="/>
              <table:filter-condition table:field-number="0" table:value="mình mới mua chuột cách đây vài hôm, nhưng hôm nay mở ra kiểm tra thì phát hiện không có đầu usb, đổi hàng lại như thế nào đây tiki?" table:operator="="/>
              <table:filter-condition table:field-number="0" table:value="mình mới mua chuột cách đây vài hôm, nhưng hôm nay mở ra kiểm tra thì phát hiện không có đầu usb, đổi hàng lại như thế nào đây tiki?" table:operator="="/>
              <table:filter-condition table:field-number="0" table:value="mình mới mua con chuột này giờ nút lăn chuột như bị điên điên. lăn kéo xuống mà lâu lâu lại bị giật lên trên. rõ nản. mới mua dc 2 tuần. cái này chắc hàng fake hay gì rồi." table:operator="="/>
              <table:filter-condition table:field-number="0" table:value="mình mới mua con chuột này ngày 08/07/2020 nhưng về mở ra không khởi động được. thoạt đầu tưởng do pin, mình mua pin mới lắp vô nhưng không nhận được tín hiệu. yêu cầu tiki liên hệ đổi trả" table:operator="="/>
              <table:filter-condition table:field-number="0" table:value="mình mới mua đc 2 tuần, bây jo chuột bị double liên tục k thể dùng đc" table:operator="="/>
              <table:filter-condition table:field-number="0" table:value="mình mới mua được hơn 1 tuần. mọi thứ đang rất hài lòng cho đến khi đùng 1 cái sập nguồn (dù mới sạc cách đó 30p). sạc giờ cũng k lên. k sáng cả đèn báo vào điện. tiki có chính sách bảo hành k ạ?" table:operator="="/>
              <table:filter-condition table:field-number="0" table:value="mình mới mua được một thời gian nhưng mà những trải nghiệm nhận được là quá tệ&#10; tốc độ đọc ghi rất chậm thua cả usb 2.0 &#10; máy mình có cổng usb 3.0, đã cài driver và sử dụng rất nhanh với các usb 3.0 khác nhưng mà cái này thì quá lỏm, rất rất chậm, mình không hiểu nó bị gì hay loại này nó thế&#10; thật tình khuyên các bạn nên chọn hãng khác nếu không muốn bị như mìnnh" table:operator="="/>
              <table:filter-condition table:field-number="0" table:value="mình mới mua hàng hqua mở hộp ra thì 1 bên tai bị hở thế này, yêu cầu bên bán hàng đổi lại cho mình!!" table:operator="="/>
              <table:filter-condition table:field-number="0" table:value="mình mới mua hồi tháng 5, vẫn còn bảo hành, mà h chuột không chạy được nữa. mình tưởng thay pin là dùng được nên đã thay. dù vậy, vẫn lúc dc lúc không, mình muốn đổi trả hoặc bảo hành thì phải làm sao ah?" table:operator="="/>
              <table:filter-condition table:field-number="0" table:value="mình mới mua hôm 9/3 mà bị lỗi bàn phím không sử dụng được  . buồn quá không biết đổi trả thế nào đây" table:operator="="/>
              <table:filter-condition table:field-number="0" table:value="mình mới mua loa này ngày 23/8 , nghe chỉ đc 1 tí buổi trưa và ra ngoài đi công việc đến tối muộn về nghe nhạc đc 1 tí , xong loa tự hỏng , không phát âm thanh nữa nhưng vẫn hiện các kết nối ! mình gọi điện lên tiki yêu cầu bảo hành và đổi mới nhưng phải đợi 2 3 ngày mới có kỹ thuật gọi hỗ trợ ! giờ ôm cục sắt này vừa bực vừa khó chịu" table:operator="="/>
              <table:filter-condition table:field-number="0" table:value="mình mới mua mà không ket nối duoc với iphone mong tiki giải quyết giúp" table:operator="="/>
              <table:filter-condition table:field-number="0" table:value="mình mới mua mà một bên tai nghe ko được mong tiki liên hệ đổi lại" table:operator="="/>
              <table:filter-condition table:field-number="0" table:value="mình mới mua máy về. nhưng mình không biết sử dụng. đọc sách cũng không hiện thị số trang. mong tiki cho mình xin số điện thoại để được hướng dẫn sử dụng. cảm ơn" table:operator="="/>
              <table:filter-condition table:field-number="0" table:value="mình mới mua miband 4 ngày hôm qua, cứ vào mifit là báo phải cập nhật. mình thử cả ngày nhưng cứ bị lỗi, cập nhật được khoảng 65 70% là rớt. shop xem và hướng dẫn giúp mình. thanks." table:operator="="/>
              <table:filter-condition table:field-number="0" table:value="mình mới mua ổ cứng được vài ngày. chép dữ liệu được một lần, sau đó cắm vào 5 máy tính rồi ổ cứng vẫn không chớp đèn. bao nhiêu dữ liệu nằm trong ổ cứng luôn, buồn thật sự." table:operator="="/>
              <table:filter-condition table:field-number="0" table:value="mình mới mua ổ ssd này, không hiểu sao tốc độ rất chậm. thao các ứng dụng bị giật, không giống như đang lắp ổ ssd. phiền shop hỗ trợ mình." table:operator="="/>
              <table:filter-condition table:field-number="0" table:value="mình mới mua sản phẩm hôm 22/07/2020, của tiki trading luôn, mang đi bơi được 2 lần vậy mà hôm nay bật nó không lên nữa. hàng apple chính hãng mà quá dễ hỏng khi dùng chưa tới 1 tháng. giờ đang chờ tiki thu hồi và đem đi kiểm tra để bảo hành, thật sự thất vọng về sản phẩm. hy vọng tiki có thể hỗ trợ nhanh chóng." table:operator="="/>
              <table:filter-condition table:field-number="0" table:value="mình mới mua sản phẩm về, sau khi hết pin thì sạc không lên nguồn. mong tiki hỗ trợ, xin cảm ơn." table:operator="="/>
              <table:filter-condition table:field-number="0" table:value="mình mới mua sử dụng được khoảng 10 ngày thì bị lỗi. cắm vào máy tính hay điện thoại thì chỉ nghe được nhạc không nghe được lời, bị rè nữa" table:operator="="/>
              <table:filter-condition table:field-number="0" table:value="mình mới mua tai nghe này đc 2 ngày nhưng khi nghe thì chỉ nghe đc 1 bên còn 1 bên kg nghe đc. âm thanh thì nhỏ và chán vô cùng. liên tục kg thể kết nối đc." table:operator="="/>
              <table:filter-condition table:field-number="0" table:value="mình mới mua từ 25/6 đến nay mới 8/7 tai đã hỏng mất một bên. mà mình cực giữ gìn. hộp vẫn để nguyên, khi nào k nghe cho vào túi luôn cho vào hộp trc để tránh rối dây,hỏng tai. vậy mà vẫn lỗi. lúc cho âm lượng lớn nhất một lúc lại rè rất lớn, đến mức giật mình đau tai luôn. mình đang k biết bảo hành thế nào vì không ở hn, dùng được 4 5 tháng mà hỏng thì cũng chả thèm phản ánh luôn, cơ mà được có mấy hôm. bức xúc thật đấy" table:operator="="/>
              <table:filter-condition table:field-number="0" table:value="mình mới mua từ ngày 12/07, sài được vài ngày thì bỗng dưng màn hình bị sọc răng cưa, đề nghị tiki đổi sản phẩm khác hoặc trả lại tiền." table:operator="="/>
              <table:filter-condition table:field-number="0" table:value="mình mới mua và bị điểm chết như hình trên, liên hệ tiki để đổi sản phẩm khác thì tiki từ chối đổi vì chỉ có 1 điểm chết( theo quy định 3 điểm chết mới đổi) mình là khách hàng thường xuyên của tiki mà tiki làm ăn như này thì thôi say good bye nhé" table:operator="="/>
              <table:filter-condition table:field-number="0" table:value="mình mới mua và bị nháy sọc liên tục, đã kiểm tra không phải do vga" table:operator="="/>
              <table:filter-condition table:field-number="0" table:value="mình mới mua về dùng dc 2 ngày ( đặt hàng 6/8 nhận dc hàng 8/8 dùng đến ngày 10/8 thì bị sọc chia đôi màn hình.  tilki  cho ý kiến về sản phẩm cung cấp ạ ???" table:operator="="/>
              <table:filter-condition table:field-number="0" table:value="mình mới mua về mà không hiểu sao vô gps hoài không được, chờ rất lâu vẫn không vô được. dù đã update hết phần mềm." table:operator="="/>
              <table:filter-condition table:field-number="0" table:value="mình mới mua về sử dụng đã hỏng nghe được một bên tai" table:operator="="/>
              <table:filter-condition table:field-number="0" table:value="mình mới mua về và không xài dc nhé. cay vãi mong xem lại giúp mình nhé" table:operator="="/>
              <table:filter-condition table:field-number="0" table:value="mình mới mua về và mở hộp thì thấy sp bị trầy xước, khi mở hộp thì kết nối hiện baby’s airpod như trên hình, chứng tỏ là đã qua sử dụng! mình thật sự thất vọng về tiki trading, đã mua mắc hơn ở ngoài mà vẫn bị như z" table:operator="="/>
              <table:filter-condition table:field-number="0" table:value="mình mới mua về, kết nối bình thường thì sử dụng được nút chuột trái phải, và con lăn,  2 nút bên hông không sử dụng được, 2 nút qua lại chỗ con lăn k sử dụng được.  sau khi cài app xong, chuột phải, trái sử dụng được, nút qua lại thì chỉ xài được 1 2 cái như thoat ra desktop, zoom, con lăn lên xuống không sủ dụng được.   không biết mọi dùng dùng mac có bị trường hợp ntn không" table:operator="="/>
              <table:filter-condition table:field-number="0" table:value="mình mới mua về, kết nối bình thường thì sử dụng được nút chuột trái phải, và con lăn,  2 nút bên hông không sử dụng được, 2 nút qua lại chỗ con lăn k sử dụng được.  sau khi cài app xong, chuột phải, trái sử dụng được, nút qua lại thì chỉ xài được 1 2 cái như thoat ra desktop, zoom, con lăn lên xuống không sủ dụng được.   không biết mọi dùng dùng mac có bị trường hợp ntn không" table:operator="="/>
              <table:filter-condition table:field-number="0" table:value="mình mới mua về, kết nối vào thì mỗi tai bên trái nghe được. mong tiki xử lý giúp mình." table:operator="="/>
              <table:filter-condition table:field-number="0" table:value="mình mới nhận được bộ bàn phím chuột hôm nay, nhưng khi mở ra thì ko thấy cái usb nhỏ gắn vào máy tính để kết nối với bộ này, vầy sao xài  ." table:operator="="/>
              <table:filter-condition table:field-number="0" table:value="minh mới nhận được hàng, mình ko thích mau nay mình co thể đoi mau khác va bu thêm tiền duoc ki shops" table:operator="="/>
              <table:filter-condition table:field-number="0" table:value="mình mới nhận hàg từ tiki sáng nay. mình thử thì chỉ bật đc 1 bên tai nghe còn 1 bên ko sáng đèn, và không sử dụng đc. chỉ có bên đỏ đèn là có thể kết nối bluetooth và nghe. mình có thể đổi trả đc ko ạ? rất mong phản hồi từ nhà cung cấp. thanks !" table:operator="="/>
              <table:filter-condition table:field-number="0" table:value="mình mới nhận hàng hôm nay vừa mới mở ra kiêm tra gắn vào sạc ko lên nguồn. giờ bảo hành hay đổi hang ntn vậy tiki?" table:operator="="/>
              <table:filter-condition table:field-number="0" table:value="mình mới nhận hàng hôm qua nhưng chắc đưa mình cục bị lỗi rồi vì cài đặt xong đèn phát chỉ có 2 đèn ,chứ ko phải 4 đèn ( thiếu 2 đèn của băng tần),với vừa cắm mà đã nóng hừng hực thế này thì mình nghỉ sẽ dễ phát nổ,đề nghị tiki thu hồi lại kiểm tra" table:operator="="/>
              <table:filter-condition table:field-number="0" table:value="mình mới nhận hàng hôm t7 ngày 12/9/2020, đến hôm nay 14/9/2020 thì khi mình cắm tai nghe vào laptop khi bật âm lượng &gt; 0 thì tai nghe đột nhiên bị rè rè rè không rõ nguyên nhân. tiki bán sản phẩm kì v? mong tiki phản hồi sớm nhất cmt của mình :" table:operator="="/>
              <table:filter-condition table:field-number="0" table:value="mình mới nhận hàng lúc sáng giờ làm về cắm nguồn không lên làm sao để đổi trả hay bảo hành ạ" table:operator="="/>
              <table:filter-condition table:field-number="0" table:value="mình mới nhận hàng ngày hôm qua. tuy nhiên các chức năng như bookmark, note và highlight ko sử dụng được. mình đã email amazone và báo lỗi do kỹ thuật sau khi đuoc hướng dẫn vào chi tiết để khắc phục. mình muốn đổi lại máy" table:operator="="/>
              <table:filter-condition table:field-number="0" table:value="mình mới nhận hàng vào chiều nay sau khi đợi 10 ngày, mở hộp có 1 bảng vẽ, dây cap nối bảng với máy, đế bút có 8 ngòi thay thế, 1 bút, kèm theo các cổng chuyển đổi usb sang typec. mình có tải driver trực tiếp từ trang chủ gaomon, sau khi cài dùng rất ổn, mình vẽ vời một lúc thì tắt máy. đến tối khi mình ngồi lôi bảng vẽ ra làm việc, mình nhận thấy rằng ngòi bút rung rất mạnh, không thể nào kiểm soát được nét vẽ, mình làm việc trong cửa sổ photoshop, cứ mỗi lần lia bút là thanh menu loạn cả lên, mình phải dùng chuột để thoát ra desktop, và kết quả màn hình desktop đang được sắp xếp theo mục, lại bị chiếc bút làm loạn hết cả, icon nhảy tứ tung.  mình không hiểu chuyện gì đang xảy ra nữa? có ai bị như mình và có cách khắc phục không ạ? chứ mới mua về đã không thể dùng được" table:operator="="/>
              <table:filter-condition table:field-number="0" table:value="mình mới nhận hàng xong thì hộp ko còn tem mác ko có bọc gì cả. đã vậy tai nghe còn lăng lóc ra ngoài. hư hẵng một bên tai nghe ko hoạt động được. hộp thì bẩn thiểu. có khi đep vô nổ không chừng. kết nối đt toàn thất bại" table:operator="="/>
              <table:filter-condition table:field-number="0" table:value="mình mới nhận hàng, 1 bên tai không nghe được. đã thử kết nối lại các kiểu mà ko được. liên hệ tiki thì không thấy phản hồi. mình cần tiki giải quyết cho mình th này!" table:operator="="/>
              <table:filter-condition table:field-number="0" table:value="mình mới nhận loa rồi nghe được khoảng 15 phút còn rõ tiếng rồi sau nghe không rõ tiếng nữa mình tưởng hết pin cắm điện vào sạc nhưng  cũng không nghe rõ tiếng. mông tiki đổi lại cho mình" table:operator="="/>
              <table:filter-condition table:field-number="0" table:value="minh mới nhận mà k dùng được. shop lhe lại giúp mình muốn đổi hàng nhé" table:operator="="/>
              <table:filter-condition table:field-number="0" table:value="minh moi nhan máy 29/11 hom nay2/12 bi hu 1 loa roi tiki" table:operator="="/>
              <table:filter-condition table:field-number="0" table:value="mình mới nhận sản phẩm hôm nay, kết nối gps không được, đồng hồ kết nối tới điện thoại bị mất kết nối liên tục,giờ liên hệ trả sản phẩm như thế nào ạ" table:operator="="/>
              <table:filter-condition table:field-number="0" table:value="mình mới nhận sim hôm nay. gói cước mdt 250a, còn 4gb dung lượng. tuy nhiên, sau khi kiểm tra thì hạn sử dụng chỉ còn đến 24/7/2019 (chỉ còn 20 ngày sử dụng).  mong shop và tiki kiểm tra lại sản phẩm." table:operator="="/>
              <table:filter-condition table:field-number="0" table:value="mình mới nhận sim sáng nay, nhưng nhắn tin kh d500 gửi 888 như shop hướng dẫn để kích hoạt thì không được.tại sao vậy?" table:operator="="/>
              <table:filter-condition table:field-number="0" table:value="mình mới phải lặn lội lên tận tiki để lấy hàng mới đây thôi lấy xong bóc ra test luôn thứ nhất là hai tai không hề tự kết nối dù đã thử đủ cách thứ hai tai nghe liên tục nhấp nháy khi 1 trong 2 bên đã kết nối không như sản phẩm mình từng mua của nhà cung cấp titono hai tai kết nối riêng k hề nghe chung được cùng cả 2 tai tải phải âm nhỏ tai trái âm lại rất to rất không hài lòng làm ơn tiki đổi lại giúp cho mình với chứ không thể để như thế này được vừa mất công vừa mất sức mà không làm gì được ! rất cảm ơn tiki đã lắng nghe !" table:operator="="/>
              <table:filter-condition table:field-number="0" table:value="mình mới sử dụng đc 4 ngày chưa gì hỏng 1 bên tai lúc nghe lúc ko" table:operator="="/>
              <table:filter-condition table:field-number="0" table:value="mình mới sử dụng được 5 tuần,  4 tuần đầu thì tốt, không thành vấn đề. tuần thứ 5 thì tin nhắn không hiển thị được nữa, tin nhắn cũ thì không xóa được. không thể xóa được lịch sử cuộc gọi. cuộc gọi nhỡ thì máy chỉ báo là có cuộc gọi nhỡ, nhưng muốn mở lên để xem ai gọi thì không mở lên được." table:operator="="/>
              <table:filter-condition table:field-number="0" table:value="mình mới thử phone nghe được 1 bên tai, còn 1 bên ko nghe được" table:operator="="/>
              <table:filter-condition table:field-number="0" table:value="mình mới vừa mua hôm nay về cắm vào thì đèn vàng sáng đc một lúc thì lại tắt. đã thử rất nhiều lần. mong sớm nhận đc phản hồi từ tiki" table:operator="="/>
              <table:filter-condition table:field-number="0" table:value="mình mua  logitech m590 slient của shop nova computer. chưa hài lòng về sản phẩm như sau: 1. về ngoại hình: shop đang bán là sản phẩm mới hay đã quá sử dụng ? sản phẩm mình nhận được thì qua thấy như là đã qua sử dụng. tôi bỏ tiền ra mua cái mới tinh với giá 629.000đ, còn sản phẩm tôi nhận được thì thấy không phải như thế. 2. thông tin trên vỏ hộp không khớp với sản phẩm trên cụ thể như sau:  trên chuột là: s/n 2008lz5236r8. còn trên vỏ hộp  là : s/n: 2008lz51a2h9 ?  tiếp đó là về số m/n: m r0064 49757/sdppi/2017 (chuột) và m/n: m r0064 64903/sdppi/2019 ? tôi không muốn mua 1 sản phẩm như vậy và muốn shop nhận lại sản phẩm trả lại tiền  cho tôi? mong tiki giải quyết." table:operator="="/>
              <table:filter-condition table:field-number="0" table:value="mình mua 1 hộp mực nhưng bị tình trạng mực bị lem là do mực hay lý do gì mình không biết nữa  ." table:operator="="/>
              <table:filter-condition table:field-number="0" table:value="mình mua 2 bộ bàn phím, tuy nhiên cái đầu tiên sau khi nhận về bị tình trạng chuột hoạt động nhưng phím thì ko, đã thử 3 máy và đều có kết quả như sau. chiều ngày đó mình có gọi cho tổng đài tiki được 1 bạn tiếp nhận. ngày hôm sau có 1 bạn gọi lại nhắn sẽ có người liên hệ lấy hàng nhưng mình ko thấy ai gọi điện hay liên hệ lại cả!" table:operator="="/>
              <table:filter-condition table:field-number="0" table:value="mình mua 2 bộ này dùng. qua khoảng 6 tháng dùng vô cùng thất vọng. bàn phím hay đơ, ko có phản ứng, độ trễ lâu, và đặc biệt hay đơ vào lúc gấp. nhanh hết pin. mình muốn hỏi tiki bảo hành như thế nào." table:operator="="/>
              <table:filter-condition table:field-number="0" table:value="mình mua 2 cái a50s, nhưng cảm ừng rất tệ, rất ít khi cho 1 sao, nhưng về sp này thì k thể hơn" table:operator="="/>
              <table:filter-condition table:field-number="0" table:value="mình mua 2 cái máy kindle, 1 máy xài tốt. 1 máy bị tự nhiên không lên. mình gọi điện hỏi tiki bảo hành thì bảo là không bảo hành được. làm ăn vầy thì thua. tiki mà không cho đăng comment của tôi là giấu thông tin, tôi cạch mua hàng onlline kiểu này." table:operator="="/>
              <table:filter-condition table:field-number="0" table:value="mình mua 2 cái này, cắm dây mạng khoảng 3,4m thì dùng dc. cắm dây mạng dài khỏang 10m là ko vào dc. mình muốn bảo hành thì phải làm ntn? &quot;vanhai2508@gmail.com&quot;!" table:operator="="/>
              <table:filter-condition table:field-number="0" table:value="mình mua 2 cái với mô tả là 2 canh quạt vậy mà giao 2 cái, cái nào cũng có 1 cánh thôi? giờ mình muốn đổi lại thì phải làm sao, mất thời gian ghê," table:operator="="/>
              <table:filter-condition table:field-number="0" table:value="minh mua 2 chiec đt nhung khi cai sim đt vao thi ko su dung đuoc ca 2 chiec. khong biet tiki co đoi san pham khac ko?" table:operator="="/>
              <table:filter-condition table:field-number="0" table:value="mình mua 2 con hôm 5/6, 1 con dùng bình thường còn 1 con cắm vào máy báo nhận usb, logitech gaming software cũng có nhận thiết bị nhưng báo chưa bật. giờ kiếm các bảo hành mà không thấy chỗ nào." table:operator="="/>
              <table:filter-condition table:field-number="0" table:value="mình mua 2 con router về dùng cho gia đình. một con có vấn đề sau vài tháng sử dụng. mạng bị chập chờn và thi thoảng wifi bị mất tín hiệu. mình mang qua trung tâm totolink bảo hành, thì được họ báo là sẽ giữ lại router 2 3 ngày để kiểm tra. một tuần sau không thấy liên lạc lại, mình gọi lại thì họ kêu router họ kiểm tra thấy bình thường. giờ đành vác đồ lỗi về xài tiếp. nói chung từ giờ chắc tạch totolink, được cái mác made in vietnam mà linh kiện cũng toàn đặt tàu qua cả. không bền." table:operator="="/>
              <table:filter-condition table:field-number="0" table:value="mình mua 2 con, có một con vỏ bên ngoài rất cũ. mình mong tiki khắc phục để phục vụ khách hàng tốt hơn nhé" table:operator="="/>
              <table:filter-condition table:field-number="0" table:value="mình mua 2 dây loại 2m. sạc đc 1 tuần thì hỏng cả 2" table:operator="="/>
              <table:filter-condition table:field-number="0" table:value="mình mua 2 sản phẩm (đỏ và đen) nhưng 2 lần mua đều không có đầu usb kết nối có thể kiểm tra dùm mình không?" table:operator="="/>
              <table:filter-condition table:field-number="0" table:value="minh mua 2 sản phẩm..tại sao 2 day cap điều sạc được có 1 mặt,còn 1 mặt là ko được cho xin ý kiến" table:operator="="/>
              <table:filter-condition table:field-number="0" table:value="mình mua 2 sim. cả hai sim đều ko thể kích hoạt gói cước và ko dùng được. shop lừa đảo" table:operator="="/>
              <table:filter-condition table:field-number="0" table:value="mình mua 3 con chuột này. 1 con hư ngay sau 10p sử dụng (đã gửi bảo hành và được trả lại vì họ cắm vào lại xài được, 1 con khác hư sau 1 tuần sử dụng chưa gọi bảo hành. kết luận con chuột này rất hên xui, không nên mua phiền phức đổi trả bảo hành" table:operator="="/>
              <table:filter-condition table:field-number="0" table:value="mình mua 4 usb từ tiki trading nhưng 1 cái bị lỗi không sử dụng được.mình đã liên hệ tiki hỗ trợ 2 lần nhưng không thấy phản hồi gì. mình gọi hotline hỗ trợ nhưng mạng bận. nhờ tiki hỗ trợ đổi sản phẩm giúp mình" table:operator="="/>
              <table:filter-condition table:field-number="0" table:value="mình mua bộ này là bộ thứ 2 và nó bị lỗi, không thể kết nối được với app, đo tín hiệu mạng thì cũng bị yếu (mình đã thử lắp cục wifi khác vào thì tín hiệu khác hẳn luôn). hiện tại app cũng bị lỗi, mình không thể liên kết với facebook để quản lý node được. không biết chính sách bảo hành hoặc đổi trả tiki sẽ hỗ trợ như thế nào? bộ đầu tiên mình mua lắp xài rất ok nên mình mua thêm 1 bộ lắp bên nhà chị mình mà giờ bị như vậy thật sự quá thất vọng!" table:operator="="/>
              <table:filter-condition table:field-number="0" table:value="mình mua cả 2 cái repeater, 1 cái totolink 1 cái tplink. cái toto này gắn vào làm mạng của mình ko connnect đc. mình phải reset wifi setup lại thì mạng hoạt động bình thường. mình đã test 2 3 lần và đúng là như vậy. mình sẽ trả lại sp này." table:operator="="/>
              <table:filter-condition table:field-number="0" table:value="mình mua cả 3 cái tai nghe  chỉ sau 3 4 tuần thì tất cả đều mất một bên không nghe được. nói chung chưa hài lòng" table:operator="="/>
              <table:filter-condition table:field-number="0" table:value="mình mua cả sản phẩm xiaomi và sản phẩm này. kỹ vọng để phát được xa hơn. dùng sau 1 t/g khuyên anh em nên chọn em #" table:operator="="/>
              <table:filter-condition table:field-number="0" table:value="mình mua cái này nhiều lần rồi, hóa đơn này đơn vị bán khg xuất hóa đơn vat 10% mà chỉ là hóa đơn trực tiếp" table:operator="="/>
              <table:filter-condition table:field-number="0" table:value="mình mua cái này về để lắp vào pc. lần đầu tiên lắp vào thì nó set driver chạy bthg nma mấy hôm sau nó ko chạy nữa, cắm vào vẫn nóng như bthg. đề nghị tiki đổi trả lại cho mình, từ hqua đến h ko có mạng dùng r" table:operator="="/>
              <table:filter-condition table:field-number="0" table:value="mình mua cho bố dùng được hơn 1 tháng thì tự dưng hỏng. giờ đang đợi bảo hành thì bảo đợi những 21 ngày. thật sự hơi thất vọng" table:operator="="/>
              <table:filter-condition table:field-number="0" table:value="mình mua cho em ở quê. hôm nay mới nhận được thông tin giao hàng đã không gọi điện trước khi giao hàng, để hàng ngay trước hiên nhà. may mà không mất.  đề nghị tiki làm việc lại với bên giao nhận. cảm ơn." table:operator="="/>
              <table:filter-condition table:field-number="0" table:value="mình mua chuột dùng chưa được 15 ngày nay chuột bị đơ  có cách nào bảo hàng k a?" table:operator="="/>
              <table:filter-condition table:field-number="0" table:value="mình mua chuột dùng chưa được 15 ngày nay chuột bị đơ  có cách nào bảo hàng k a?" table:operator="="/>
              <table:filter-condition table:field-number="0" table:value="mình mua chuột mà shop không gửi đầu kết nối máy tính. làm sao liên lạc dc vs shop đây" table:operator="="/>
              <table:filter-condition table:field-number="0" table:value="mình mua chuột này về dùng bị giật lag, tình trạng càng ngày càng nặng, sau đó báo với tiki để bảo hành. khi bảo hành thì bên tiki cũng như hãng bảo hành không thông báo gì với mình, cũng không hề công khai chính sách bảo hành. mà gửi cho mình 1 con chuột khác đã qua sử dụng với nhiều vết trầy xước, vết bẩn bụi đất, chuột mình gửi đi là chuột dùng ở văn phòng công ty không thể có các vết bẩn bụi đất như vậy. phía tiki báo lại là nhà cung cấp đổi sản phẩm tương đương ? tại sao không báo với mình trước khi gửi hàng đi, vì nếu tương đương thì mình thà giữ lại con chuột cũ bị lỗi xài còn hơn xài đồ second hand của ai đó. mình không hiểu cách các bạn làm business như thế nào nhưng mình sẽ không tiếp tục mua hàng với tiki (mình đã mua rất nhiều trên tiki) nếu thật sự chính sách bảo hành của các bạn là như vậy, hiện tại chỉ gọi điện thông báo chứ chưa gửi văn bản nào thông báo cho mình, tình huống này mình rất bức xúc về cách làm việc của tiki và đối tác phân phối." table:operator="="/>
              <table:filter-condition table:field-number="0" table:value="mình mua chuột này về dùng bị giật lag, tình trạng càng ngày càng nặng, sau đó báo với tiki để bảo hành. khi bảo hành thì bên tiki cũng như hãng bảo hành không thông báo gì với mình, cũng không hề công khai chính sách bảo hành. mà gửi cho mình 1 con chuột khác đã qua sử dụng với nhiều vết trầy xước, vết bẩn bụi đất, chuột mình gửi đi là chuột dùng ở văn phòng công ty không thể có các vết bẩn bụi đất như vậy. phía tiki báo lại là nhà cung cấp đổi sản phẩm tương đương ? tại sao không báo với mình trước khi gửi hàng đi, vì nếu tương đương thì mình thà giữ lại con chuột cũ bị lỗi xài còn hơn xài đồ second hand của ai đó. mình không hiểu cách các bạn làm business như thế nào nhưng mình sẽ không tiếp tục mua hàng với tiki (mình đã mua rất nhiều trên tiki) nếu thật sự chính sách bảo hành của các bạn là như vậy, hiện tại chỉ gọi điện thông báo chứ chưa gửi văn bản nào thông báo cho mình, tình huống này mình rất bức xúc về cách làm việc của tiki và đối tác phân phối." table:operator="="/>
              <table:filter-condition table:field-number="0" table:value="mình mua chuột từ ngày 4/4 dùng được hơn 1 tháng thì có dấu hiệu bị double click dùng rất khó chịu" table:operator="="/>
              <table:filter-condition table:field-number="0" table:value="mình mua con này đc 2 tháng, thấy con này kết nối bluetooth ko ổn định, cứ dùng khoảng 5 10 phút là bị giật lag, rê chuột rất khó chịu. vì công việc dùng 2 màn hình nên đôi khi rê chuột qa lại 2 màn thì tự nhiên bị mất kết nối. minh thử dùng kết nối bằng receiver thì vẫn vậy. cứ nghĩ ko support tốt cho mac nhưng nay chuyển sang máy win thì vẫn bị. chuột mà bị lỗi này thì khá nặng. quá chán" table:operator="="/>
              <table:filter-condition table:field-number="0" table:value="mình mua con này dc 3 tháng, thời gian đầu dùng ok nhưng sau đó sạc chậm vô cùng, pin 3000 mà lúc sạc 2h, lúc sạc 6h trong khi đó bản thân máy đã có hỗ trợ sạc nhanh." table:operator="="/>
              <table:filter-condition table:field-number="0" table:value="mình mua con này từ hồi tháng 2. lúc đầu xài vẫn bình thường nhưng mấy ngày gần đây không bắt đc sóng nữa. dây mạng vẫn bình thường, đèn vẫn báo xanh da trời nhưng ko bắt đc tín hiệu. chán." table:operator="="/>
              <table:filter-condition table:field-number="0" table:value="mình mua cục phát wifi này từ hồi vài tháng trước. ( khoảng 6 tháng). lúc đầu sử dụng thì khá ổn. ở trong nhà wifi lúc nào cũng full vạch. nhưng sau một khoảng thời gian không sử dụng tbi nữa thì khoảng 3 tháng trước mình sử dụng lại thì wifi nó không còn kết nối được để chỉnh nữa. tưởng hư nên mình không xài tới nữa. xem lại đơn hàng mới thấy tiki có 1 đổi 1 nên mình nhờ tiki hỗ trợ để đổi lại sản phẩm này!" table:operator="="/>
              <table:filter-condition table:field-number="0" table:value="mình mua cục sạc redmi, khi nhận hàng thì chú giao hàng báo con kiểm tra nguyên tem nguyên hộp là đc  nhưng khi mở ra thì ngay chuôi sạc có miếng keo bít dính miêng vải nhỏ màu hồng, và miếng keo dán bị gãy  thực sự mình cảm thấy như hàng đã đc ai đó sử dụng, ko còn nguyên zin nữa  tiki có hướng sử lý gì cho mình ko" table:operator="="/>
              <table:filter-condition table:field-number="0" table:value="mình mua dây cho iphone mà sao lại gửi thành  micro usb. đổi trả thế nào đây ạ" table:operator="="/>
              <table:filter-condition table:field-number="0" table:value="mình mua đc 3 tuần thì bị hỏng 1 bên tai nghe rồi. nhưng giờ mình mới tìm đc thư cũ để hỏi về chính sách bảo hành. trả lời nhanh giúp mình nhé. thks" table:operator="="/>
              <table:filter-condition table:field-number="0" table:value="mình mua đc giảm giá 500k.bass nghe ok nhưng ko hiểu sao nghe khá đau tai." table:operator="="/>
              <table:filter-condition table:field-number="0" table:value="mình mua điện thoại này sử dụng được 2 tuần thì bị lỗi đọc sim. sau đó mình gọi lên tiki để đc hỗ trợ bảo hành thì được hẹn 2 3 ngày sẽ có nhân viên lấy hàng. tuy nhiên hơn 1 tuần sau mới có người ghé lấy. mình phải tốn rất nhiều thời gian cho việc bảo hành này. từ giờ không tin tưởng mua đồ điện tử trên tiki nữa." table:operator="="/>
              <table:filter-condition table:field-number="0" table:value="mình mua điện thoại từ hồi tháng 7. hôm qua máy bị vấn đề là vào tất cả các app nào cũng bị out ra ngoài màn hình đen và có hình tròn xoay xoay. hôm qua mình đã điện thoại báo tình trạng máy và muốn hỏi bảo hành ntn và ở đâu thì được. tư vấn viên báo trong vòng 24h bên kĩ thuật liên lạc nhưng mình không nhận được cuộc gọi của ai cả và mình phải mang ra một cửa hàng gần nhà để xử lý. thật sự là mình rất giận." table:operator="="/>
              <table:filter-condition table:field-number="0" table:value="mình mua điện thoại vào tháng 11/2019 thời gian gần đây, dây sạc thường xuyên báo k tương thích  hôm nay tai nghe tự nhiên tịt 1 bên trong khi đang nghe trên tai. tai nghe cũng k dùng nhiều vì mình dùng tai bluetooth nữa.  tiki tráo phụ kiện của khách hay gì? mình cần lời giải thích rõ ràng về vấn đề này???" table:operator="="/>
              <table:filter-condition table:field-number="0" table:value="mình mua điện thoại về nhưng cắm sạt ko lên được. bây giờ mình phải làm sao?" table:operator="="/>
              <table:filter-condition table:field-number="0" table:value="mình mua đồ tiki nhiều lần nhưng đây là lần đầu mình mua về điện tử trước giờ k mua vì k tin tưởng mua thử một lần đúng như mình nghĩ đặt hàng màu đen giao màu trắng thì k nói đi hai cái mà nghe được một cái mà âm thanh nhỏ quá k hài lòng đúng là tiền nào của nấy định thử một lần. lần sau đặt cái tốt hơn giờ thì khỏi luôn ra tiệm mua cho đảm bảo. bực quá nói hơi nhiều thông cảm giùm" table:operator="="/>
              <table:filter-condition table:field-number="0" table:value="mình mua đúng cái bị lỗi vỡ âm , không nghe rõ , âm phát ra nghe rất chói tai" table:operator="="/>
              <table:filter-condition table:field-number="0" table:value="mình mua dùng đc đúng 2 tuần, tự dưng ko dùng được nữa ko rõ nguyên nhân. gọi điện cskh của tiki mấy lần ko thấy nghe. nhắn tin hỏi đổi trả cũng ko nhắn lại.  đề nghị tiki xử lý giúp mình trường hợp nhận hàng kém chất luo" table:operator="="/>
              <table:filter-condition table:field-number="0" table:value="mình mua dùng được 2 ngày. bắt đầu có hiện tượng bật nguồn lúc lên lúc không. gửi đôi thì được phản hồi là đã kiểm tra nhưng không thấy hiện tượng đó nên gửi lại chứ không cho đổi. mình là dân kỹ thuật nên rất rõ cách sử dụng. đành sống chung với lũ là rất hạn chế tắt nguồn chỉ khi thật cần thiết.  dùng được 1 tuần thì lại thêm hiện tượng tai nghe rung không ngừng, không rõ là bị gì. phải để nó rung tới hết pin sạc lại thì mới được.  nói chung lần mua này thất vọng về dịch vụ của tiki, cũng nhưng dòng sản phẩm này." table:operator="="/>
              <table:filter-condition table:field-number="0" table:value="mình mua dùng được 2 tuần thì đèn led của chuột bị đơ, khi nhấc nhẹ lên là bị chạy loạn lung tung" table:operator="="/>
              <table:filter-condition table:field-number="0" table:value="mình mua dùng hơn 1 tuần thì bị hư ko sử dụng qua sóng của usb được nữa, chỉ dùng thông qua bluetooth. hiện đã gọi bh nhưng hơn 1 ngày rồi vẫn ko thấy kỹ thuật phản hồi." table:operator="="/>
              <table:filter-condition table:field-number="0" table:value="mình mua được 2 tháng pin dùng được 30 phút . muốn gửi lại bảo hành ko biết liên lạc sao" table:operator="="/>
              <table:filter-condition table:field-number="0" table:value="mình mua được hơn 1 năm rồi. mua về khoảng 3 tháng thì hỏng 1 cổng đến hôm nay thì sạc cực chậm. bực quá quay lại viết đánh giá." table:operator="="/>
              <table:filter-condition table:field-number="0" table:value="mình mua được hơn 1 năm rồi. mua về khoảng 3 tháng thì hỏng 1 cổng đến hôm nay thì sạc cực chậm. bực quá quay lại viết đánh giá." table:operator="="/>
              <table:filter-condition table:field-number="0" table:value="mình mua được hơn 10 ngày thì hỏng, nhờ tiki hướng dẫn mình đổi hàng với" table:operator="="/>
              <table:filter-condition table:field-number="0" table:value="mình mua được mấy tháng h sạc xong không còn lên nữa. sản phẩm có bảo hành k." table:operator="="/>
              <table:filter-condition table:field-number="0" table:value="mình mua được15 ngày thì xạc bin ko vào  phải gửi máy lên hà nội  bảo hành" table:operator="="/>
              <table:filter-condition table:field-number="0" table:value="mình mua giá đỡ điện thoại chân là hình vuông như hình shop đăng, lúc nhận được lại k đúng chân lại hình tròn và mặt đỡ điện thoại miếng dán đã bị bong. shop làm ăn k có uy tín, giao hàng thì lâu. đề nghị tiki làm ăn với những shop có uy tín, chất lượng. không hài lòng 1 chút nào" table:operator="="/>
              <table:filter-condition table:field-number="0" table:value="mình mua hai cái sau đó bị hư hết hai cái sau vài lần sử dụng..." table:operator="="/>
              <table:filter-condition table:field-number="0" table:value="mình mua hàng chưa được 20 ngày đã bị lỗi sọc màn hình, máy có vỏ bảo vệ, không hề rơi, va đập gì. đã báo tổng đài tiki, đang chờ xem dịch vụ bảo hành của tiki ra sao vì thấy có vẻ nhiều người phàn nàn về vấn đề này." table:operator="="/>
              <table:filter-condition table:field-number="0" table:value="mình mua hàng của tiki, khi mở hộp bật máy không lên nguồn. cắm pin cũng không báo sạc. yêu cầu tiki kiểm tra lại hàng và thực hiện việc đổi sản phẩm cho mình." table:operator="="/>
              <table:filter-condition table:field-number="0" table:value="mình mua hàng hồi 30/04/2020 đến giờ cửa hàng vẫn chưa đăng ký bảo hành sản phẩm cho mình với hãng.." table:operator="="/>
              <table:filter-condition table:field-number="0" table:value="mình mua hàng ngày 15/08/2019 thì đến ngày 06/11/2019 sạc không vào điện mặc dù không bị va đập hay sự cố gì!" table:operator="="/>
              <table:filter-condition table:field-number="0" table:value="mình mua hàng ở tiki rất nhiều nhưng chưa có lần nào thất vọng như vầy. mới khui hộp kiểm tra thì tai phải không nghe được. sau đó không kết nối lại được luôn. mong tiki giải quyết sớm!!!" table:operator="="/>
              <table:filter-condition table:field-number="0" table:value="mình mua hàng tiki khá nhiều từ máy lạnh, tivi đến lò vi sóng, tới giờ đều thấy hài lòng. xem vòng quanh thấy mấy bạn khác khiếu nại mấy cái màn hình dell khác bán bởi tiki bị hở sáng nhưng mình vẫn tinh tưởng mua của tiki. shipper thì giao tới không gọi trước, cũng may mình có ở nhà. mở màn hình ra gắn lên thì test ngay vụ hở sáng, nào ngờ dính chấu...lên đây mới thấy bạn kia bị y chang, không biết là bộ phận kiểm tra chất lượng của dell có vấn đề hay tụi mình xui nữa..." table:operator="="/>
              <table:filter-condition table:field-number="0" table:value="mình mua hồi 26 tết nhìn ở ngoài khá là ok mà mỗi tội bên tiki bán đắt hơn mấy chỗ khác nhưng mình tin tưởng tiki ai ngờ mua xong bị rớt ra. khuyên mọi người không nên mua" table:operator="="/>
              <table:filter-condition table:field-number="0" table:value="mình mua kích sóng wifi tp link bị lỗi đã báo kỹ thuật kiểm tra. kỹ thuật nói cho ng qua lấy để kiểm tra mà hơn tháng nay ko qua lấy là sao vậy ?" table:operator="="/>
              <table:filter-condition table:field-number="0" table:value="mình mua làm quà tặng cho cháu mình học lớp 9 nhưng nó rất rành về công nghệ, vì là nghỉ dịch nên sau tầm 2 tuần thì 1/5 nó mới về lại tp &amp; thử loa thì ko được,mình gọi lên tổng đài tiki thì mấy bạn nhiệt tình, còn cái ông gọi lại để hỗ trợ kỹ thuật thì khó có vẻ khó chịu vô cùng,còn kêu &quot;sao đến giờ này mới ci mới gọi...để e kiểm tra coi đúng ko,....có gì cứ gọi lên tổng đài tiki...&quot;làm như sợ mình gọi lại số đt bàn của ổng hay sao ấy,thái độ thấy ghét vô cùng" table:operator="="/>
              <table:filter-condition table:field-number="0" table:value="mình mua màn hình về được 6 ngày, đến ngày thứ 7 thì phát hiện màn hình bị chết điểm ảnh ở gốc trên bên phải, đã gọi cho bộ phận cskh của tiki được hơn 2 ngày nhưng không nhận được phản hồi nào, rất mong tiki liên hệ với mình, mình cảm ơn..." table:operator="="/>
              <table:filter-condition table:field-number="0" table:value="mình mua màu xanh lá. giao hàng đúng màu nhưng không kết nối được" table:operator="="/>
              <table:filter-condition table:field-number="0" table:value="mình mua máy in phun màu canon pixma ip2770, nhưng sản phẩm ko hoạt động, đã trả lại tiki, tiki đã mail thông báo là đang gửi lại bên người bán chờ đổi. không hiểu sao lại yêu cầu đánh giá nhỉ,  đã dùng dc đâu mà đánh giá" table:operator="="/>
              <table:filter-condition table:field-number="0" table:value="mình mua máy này ngay ngày đầu bán luôn:&#10;   ưu điểm: máy đẹp, vỏ nhôm, màn hình rực rỡ.&#10;   nhược điểm: tất cả những cái còn lại, nói chung nokia về microsoft thì không ra gì nữa rồi, tưởng phần mềm như nokia 206,301,515...ai dè...lạ hoắc, khó xài mà không tiện dụng chút nào." table:operator="="/>
              <table:filter-condition table:field-number="0" table:value="mình mua máy này vì thấy thiết kế đẹp mà cũng đang cần tìm một chiếc điện thoại phổ thông để dùng song song smtph, nhưng mình không còn nhận ra nokia của ngày nào, giao diện xấu, bố trí không thân thiện, rối mắt, khó sử dụng là những gì mình nhận được =.= có là đã xa rồi nokia của ngày hôm qua" table:operator="="/>
              <table:filter-condition table:field-number="0" table:value="mình mua máy ngày 21/11 lúc ship về dùng cứ 5 phút lại sập nguồn. mình yêu cầu đổi lại ngay thì mãi đến 23/12 mới nhận đc máy. tiki báo thay máy mới, phụ kiện giữ nguyên. lúc nhận máy thì chỗ camera nhoe nhoét dấu vân tay, tay nghe thì nhét tai nghe 3.5 iphone 6 vào. rồi 1 cái giấy sửa chữa của công ty nào đó. thực sự rất thất vọng về cách làm việc cũng như chất lượng hàng của tiki. sẽ không bao giờ tin dùng nữa. tiền mất tật mang. mình đã gọi yêu cầu làm việc trực tiếp vs người chịu trách nhiệm chứ ko phải mấy bạn điện thoại viên suốnt ngày em ghi nhận và gọi lại sau." table:operator="="/>
              <table:filter-condition table:field-number="0" table:value="mình mua nhiều loại thẻ nhớ trên tiki rồi, nhưng thẻ này, ở đây lỗi và chán thật sự" table:operator="="/>
              <table:filter-condition table:field-number="0" table:value="mình mua nhưng không sử dụng được cho chuột m170 và bàn phím" table:operator="="/>
              <table:filter-condition table:field-number="0" table:value="mình mua ổ cứng ssd này khoảng được 6 tháng rồi, bây giờ đem máy tính đi sửa thì được báo là ổ cứng ssd này đã bị lỗi, nhưng không phải ổ cứng ở quán nên không được bảo hành, mình chỉ còn dựa vào tiki để bảo hành. vậy mình có thể bảo hành sản phẩm như thế nào. hy vọng nhận được câu trả lời từ admin hoặc từ mọi người sớm nhất có thể." table:operator="="/>
              <table:filter-condition table:field-number="0" table:value="mình mua ổ này trước tết, ra cửa hàng vi tính cài đặt bị báo lỗi. đem đổi bảo hành tới bây giờ gọi lên tổng đài vẫn hẹn tới hẹn lui cứ bảo chờ mấy lần 48h sẽ có thông báo lại. rất mất thời gian và công việc cứ phải đợi ổ cứng." table:operator="="/>
              <table:filter-condition table:field-number="0" table:value="mình mua ốp 6s mà giao 6splus k dùng dc , có dc trả k shop" table:operator="="/>
              <table:filter-condition table:field-number="0" table:value="mình mua rất nhiều đồ của anker từ loa, sạc dự phòng, sạc cắm, dây iphone, dây usb. nhưng hôm nay rất thất vọng khi ra 230 nguyễn lương bằng   hà nội để bảo hành. dây micro usb 0.9m vì mới mua và còn tem bảo hành nên mình mới ra đó, trc mua dây micro 1,8m bị mất tem nên cũng vứt luôn rồi. khi ra đó thì được 1 bạn bán hàng bảo cho em xem qua dây để kiểm tra, vài phút sau bạn ý nói là bên em không nhận bảo hành vì lỗi do người dùng ? trong khi mình dùng dây vẫn còn mới mà rất cẩn thận. và mình nói là sao quảng cáo bên gấp 10 lần vs gập 5000 lần a mới dùng đã hỏng mà kêu do người dùng ko bảo hành, chẳng lẽ anh dùng răng để cắn nó ra hay rảnh thời gian ngồi gập hơn 5000 lần à, thì cả 2 nhân viên ko trả lời được thoả đáng chỉ bảo là lỗi người dùng bên em không bảo hành. cái dây nó không đáng bao nhiêu và mình cũng đang bận nên đi luôn, nhưng rất khó chịu cách làm việc của bảo hành anker. 1 thương hiệu có tiếng dùng rất ok mà không giải thích được thoả đáng cho khách hàng về bảo hành cái dây sạc. chắc từ giờ phải cân nhắc hơn về hãng này. mua cũng khá nhiều đồ rồi giờ thử bh 1 lần thì quá thất vọng." table:operator="="/>
              <table:filter-condition table:field-number="0" table:value="mình mua samsung m20 ở tp thái bình mà tiki giao hàng quá chậm. mình phải hủy đơn hàng, đặt lại đơn hàng mới mà tiki cũng giao chậm. haizza chán" table:operator="="/>
              <table:filter-condition table:field-number="0" table:value="mình mua sản phẩm bị hư bên phải ko kết nối được. shop đã đổi sản phẩm, nhưng sau khi đổi sản phẫm vẫn bị hư bên tai phải. chẳng lẻ mình lại đổi trả tiếp... rất thất vọng cách làm ăn của shop" table:operator="="/>
              <table:filter-condition table:field-number="0" table:value="mình mua sản phẩm chưa đầy 1 ngày đã hỏng lò xo, mình dùng ip8 plus. haiz" table:operator="="/>
              <table:filter-condition table:field-number="0" table:value="mình mua sản phẩm dùng đc 5 ngày sau đó sạc không thể sạc được! gởi lại bảo hành hẹn hơn 2 tuần trả bảo hành. bây giờ lại dời lại thêm 2 tuần" table:operator="="/>
              <table:filter-condition table:field-number="0" table:value="mình mua sản phẩm dùng mới có 10 ngày, chui sản phẩm bị cong lên rồi hư luôn." table:operator="="/>
              <table:filter-condition table:field-number="0" table:value="mình mua sản phẩm mà hiện tại dock không sạc được. tai nghe hết pin mà dock cắm sạc k vô thì bó tay. đề nghị tiki có phương án hỗ trợ ng mua" table:operator="="/>
              <table:filter-condition table:field-number="0" table:value="mình mua sản phẩm này tại tiki vào tháng 7, từ đó đến nay thì có 1 tháng mình không ở nhà nên không hề sử dụng, thì đến cách đây 2 tuần, khi mình gắn bộ mở rộng để phát wifi trong phòng mình (modem chính ở phòng khách nên vào phòng mình sẽ bị yếu), thì lúc đó wifi máy mình bắt được từ bộ mở rộng này không đủ là load bất kì video nào, lướt facebook hay mail thì chập chờn khá chậm.  lúc mình tắt bộ mở rộng này đi, dùng wifi từ phòng khách phát thẳng vào thì còn mạnh hơn là lúc có cắm bộ mở rộng, vẫn load được video dù không phải quá nhanh. thế là giờ mình bỏ luôn bộ mở rộng không xài nữa, cảm thấy bỏ hơn 200k ra để xài hơn 3 tháng như vậy thật phí phạm." table:operator="="/>
              <table:filter-condition table:field-number="0" table:value="mình mua sản phẩm này vào ngày 15/02/2020, đến nay màn hình màu không được rõ nét, màu màn hình khi xem youtube và chụp ảnh bị tím tái, trông kinh khủng. mấy lần mình mua các sản phẩm đắt tiền trên tiki đều có vấn đề, quá thất vọng, chắc tiki chỉ để mua sách thôi." table:operator="="/>
              <table:filter-condition table:field-number="0" table:value="mình mua sản phẩm ngày 04/05/2019, sử dụng đến ngày 27/4/2020 thì lăn ra lỗi ko nghe, ko sạc, ko kết nối đc, tức là còn 8 ngày để bảo hành. mình liên hệ để đc bảo hành, có nhắc nhở với nhân viên là thu hồi nhanh chứ không hết hạn bảo hành. hôm sau thì có nhân viên đến nhận sản phẩm liền. cứ ngỡ là sẽ đc bảo hành đàng hoàng vì có mail thông báo đang bảo hành này nọ. đùng một ngày nhân viên gọi lại báo sản phẩm ko đc bảo hành do hết hạn, wtf, hỗ trợ đổi 1 bên tai nghe với giá 1tr. tất nhiên mình không đồng ý vì khác gì mình tự đi sửa. sau đó tự ý không bảo hành với lý do khách hàng không cần bảo hành nữa, wtf lần 2, mình không cần nữa khi nào? vậy thì bảo hành 1 năm có ý nghĩa gì khi mà mình đã yêu cầu bảo hành trước ngày hết hạn? nguyên nhân tại vì sự chậm chạp, rề rà của tiki mà bắt khách hàng phải chịu?" table:operator="="/>
              <table:filter-condition table:field-number="0" table:value="mình mua sản phẩm tầm giá này không kì vọng nhiều. nhưng nhận 1 sản phẩm bị lỗi về chất lượng là không thể chấp nhận được. tai nghe của mình không ngắt kết nối khi bỏ lại hộp. liên tục tìm kiếm thiết bị kết nối ngay cả khi đã bỏ hộp làm hết pin rất vớ vẩn." table:operator="="/>
              <table:filter-condition table:field-number="0" table:value="mình mua sản phẩm theo hình thức trả góp, nhưng không rõ là do đâu mà tiki không chuyển đổi gói trả góp nên đơn hàng của mình được xem là mua trả bình thường. 1 tháng sau ngày mua, bidv rút nợ tự động trong tài khoản của mình 25 triệu. số dư trong tài khoản không đủ nên rút nợ không thành công, bidv còn charge phí thêm. mình điện tổng đài tiki nhiều lần (vì chờ phản hồi quá lâu), mỗi lần gặp một người đều phải brief lại case của mình, nhưng trạng thái kiểm tra vẫn là đang xác nhận lại thông tin với bidv. đến giờ vẫn chưa thấy ai liên hệ lại. mình cũng đã có email tới tổng đài hỗ trợ và đến giờ vẫn chưa có ai chủ động liên hệ để giải quyết với mình. bản thân đã mua nhiều đơn hàng điện tử với tiki, lần này mình rất thất vọng." table:operator="="/>
              <table:filter-condition table:field-number="0" table:value="mình mua sản phẩm từ hôm 11/7 , trong đơn hàng được tặng thẻ gift vì mình muốn mua sản phẩm tiếp theo nữa của tiki. tuy nhiên sau khi gọi 3 cuộc điện thoại mỗi cuộc cách nhau 48 tiếng ( vì các bạn tư vấn báo là đợi 48 tiếng sẽ có phản hồi) đến giờ vẫn chờ dài cổ ra nhưng vẫn chưa nhận gift của mình,  thật tệ để khách hàng chờ như này quả là một trải nghiệm dịch vụ tệ lần đầu mình gặp phải trong các sàn! hy vọng các bạn ko ỉm quyền lợi của mình." table:operator="="/>
              <table:filter-condition table:field-number="0" table:value="mình mua sản phẩm và được giao vào ngày 12/06, lúc mới xài thì lướt vù vù, nhưng hiện tại thì hiện tượng giật, lag, chậm khi sử dụng app xảy ra liên tục, mình nghĩ là ít nhất cũng hơn 1 năm mới xảy ra, bây giờ ko biết có được bảo hành không?" table:operator="="/>
              <table:filter-condition table:field-number="0" table:value="mình mua sản phẩm vào cuối tháng 3 sài được 3 tháng tới 6 9 thì tin nhắn tới bảo đã hết hạn nay k xài đc là sao?" table:operator="="/>
              <table:filter-condition table:field-number="0" table:value="minh mua sản phẩm về để dùng , muốn đổi trả cũng rất khó khăn, chắc cũng là lần cuối sử dụng luôn, mọi người mua hàng cũng nên cân nhắc kỹ, mua hàng rồi mà lỗi trả lại khó khăn lắm" table:operator="="/>
              <table:filter-condition table:field-number="0" table:value="mình mua sản phẩm về lắp vào thử 2 lần nhưng đều không chạy được, gửi yêu cầu đổi trả cho tiki mà chỉ báo đã tiếp nhận và giải quyết trong 24h, mà mãi không thấy email giải quyết như nào." table:operator="="/>
              <table:filter-condition table:field-number="0" table:value="mình mua sản phẩm về tháo ra thì thấy ngay 2 điểm chết trên màn hình, tiki bảo 5 điểm chết mới được trả hàng đổi cái khác, xài 2 hôm thì thêm 1 điểm chết nữa là 3,  giá thì cũng không rẻ hơn ở ngoài, các bạn nên cân nhắc ra ngoài cửa hàng mua kiểm tra tại chỗ, có gì đổi luôn cho tiện, lại được phục vụ. còn về màn hình thì khá ổn, màn hình đẹp (độ sáng bình thường, không quá nổi bậc)   mình cũng không có nhu cầu gì quá cao, làm việc văn phòng khá tiện vì màn hình 21:9. loa thì không hay, được cái âm lượng to dùng để nghe đọc báo coi phim thì ok , nghe nhạc dở. màn cũng ko xoay được, chỉ gập lên gập xuống. chân chống sang trọng và chắc chắn. ============================================================================= chung quy lại thì màn hình tốt trong tầm giá, nhưng tiki nên xem lại chính sách đổi hàng và ghi rõ ràng ra từ đầu để khách cân nhắc." table:operator="="/>
              <table:filter-condition table:field-number="0" table:value="mình mua sáng nay mà sạc bin đến giờ vẫn không mở loa lên được . muốn đổi trả thì phải như thế nào ạ. admin ?????" table:operator="="/>
              <table:filter-condition table:field-number="0" table:value="mình mua sim này ngày 25/10 (cách nay mấy ngày), sau khi lắp vô máy thì nhận được tin nhắn báo nợ cước 220k, mình nhắn tin hỏi cửa hàng thì k ai trả lời! hôm nay là đúng ngày 28/10, sim hoàn toàn k kết nối được mạng internet! trước khi mua mình đã xem cửa hàng này được tiki đảm bảo uy tín, mình mới tin mà mua. mình k trách tiki, vì khó mà kiểm soát được hết tất cả gian hàng, nhưng tiki cần xem xét lại những thể loại cửa hàng này, đừng để mất uy tín chỉ vì một hai trăm nghìn, k đáng!  mong tiki giải quyết chuyện này giúp mình, xin cảm ơn." table:operator="="/>
              <table:filter-condition table:field-number="0" table:value="mình mua sim từ tháng 2/2019. sim ghi là trọn gói sử dụng 1 năm 4g nhưng tới giờ là tháng 10/2019 thì không thể vào 4g được nữa. báo daumart kiểm tra và xử lý nhưng dâu mart không thèm xử lý, để cả tuần rồi mà vẫn im hơi lặng tiếng. mọi người mua hàng nên cân nhắc sử dụng dịch của dâu mart nha." table:operator="="/>
              <table:filter-condition table:field-number="0" table:value="mình mua sp bài viết trên sao gửi mình sp như hình này mông shop đổi lại giúp mình" table:operator="="/>
              <table:filter-condition table:field-number="0" table:value="mình mua sp về hôm nay là ngày thứ 4 mà lắp ssd vào máy báo x đỏ sau đó tắt đi bật lại thì bị đen thui v . bh muốn đổi trả thì lm s đây ạ" table:operator="="/>
              <table:filter-condition table:field-number="0" table:value="mình mua tai nghe màu đen giá 131.000 còn màu trắng giá 119.000 vậy mà mình mua màu đen gửi cái màu trắng vẫn tính giá theo cái màu đen là sao vậy,làm ăn chán quá,chẳng có uy tín gì vậy,cái vỏ là mẫu xịn nhưng bên trong là hàng khác là sao?" table:operator="="/>
              <table:filter-condition table:field-number="0" table:value="mình mua tai nghe tặng bạn sáng nay ( 12/11). gọi cho bạn mình 2 lần khi bạn mình ở văn phòng làm việc thì bị mất kết nối 2 lần sau vài phút nói chuyện. lần thứ 3 gọi khi bạn mình đang chạy xe thì k nghe đc gì cả ngoài tiếng xe cộ rồi sau đó mất kết nối. mình muốn trả sản phẩm thì làm cách nào, mình k muốn đổi sản phẩm. xin cảm ơn" table:operator="="/>
              <table:filter-condition table:field-number="0" table:value="mình mua tai nghe về dùng được mấy ngày là bị lỗi 1 bên không nghe được.gọi tiki nhờ đổi bảo hành thì gần cả tuần sau mới đến lấy , thông báo bảo hành trong 21 ngày.tổng thời gian đến lấy hàng và đổi bảo hành là 1 tháng.mình nghĩ tiki nên xem lại cách bảo hành sản phẩm của tiki.thời gian quá dài, mình cảm thấy rất chán và nản với cách làm việc như vậy." table:operator="="/>
              <table:filter-condition table:field-number="0" table:value="mình mua tặng em gái sinh nhật, em nói tai nghe tốt. tuy nhiên cho 1 sao cho dịch vụ giao hàng của tikinow ạ. 1. mình thanh toán tikinow ngày 12/6 và được báo sẽ giao hàng ngày 13/ (ngay sinh nhật em mình) tuy nhiên shipper gọi mình 3 cuộc liên tiếp (mỗi cuộc cách nhau vài phút) thì mình bị lỡ. sau đó 22 phút mình gọi lại thì shipper không bắt máy(có hình ảnh chụp, tiki muốn xác thực mình sẵn sàng cung cấp và đối chất) 2. shipper đã không giao hàng cho mình mà trả về kho, nhận dc tin thì mình gọi lên tổng đài khiếu nại nhưng chỉ nhận được câu trả lời rập khuôn rằng hàng sẽ dc giao lại trong 1 3 ngày sau 3. mình đặt hàng tiki rất nhiều lần bao năm nay, có nhiều anh shipper không cần gọi mà giao dc hàng tận nhà luôn, ngủ dậy đã thấy hàng. lần này mình lại không dc gjao hàng với lý do là không bắt điện thoại???? vậy đưa địa chỉ để làm gì? chả lẽ khách phải cả ngày ngồi ôm đt chờ được gọi confirm? 4. mình bỏ 29k tiki now với hy vọng là sẽ tặng được quà cho em gái vào đúng sinh nhật, ai dè bỏ tiền ra mua bực tức vô người, hàng thì tới lận 2 ngày sau mới nhận, coi như tốn tiền ngu " table:operator="="/>
              <table:filter-condition table:field-number="0" table:value="mình mua thêm con này giảm tải bớt cho modem chính , khi kết nối dây lan từ modem chính qua con 840n này để phát wifi thì làm cho tốc độ của cả hệ thống mạng giảm theo. rồi tốc độ wifi của nó cũng cực yếu. trước giờ mình có dùng con tl wr940n thì ok không vấn đề gì đến khi gắn thêm con 840n này thì bị tình trạng trên, rút ra thì hết. muốn đổi con tl wr840n này bù thêm tiền để qua con tl wr940n cho ổn định. bực mình từ lúc mua đến giờ." table:operator="="/>
              <table:filter-condition table:field-number="0" table:value="mình mua tới nay được 9 tháng thì sản phẩm đã ngủm không sử dụng được nữa. không biết có bảo hành gì không ? nếu như mình mua và đánh giá 5 sao tại thời điểm mua và giờ hư thì mình đã không thể kể cho mọi người. máy mình cũng có sẵn 1 thanh samsung 8gb cùng loại này sx ở philippines mà máy mua từ 2014 tới giờ vẫn dùng ổn định." table:operator="="/>
              <table:filter-condition table:field-number="0" table:value="mình mua trên tiki thấy giá cao hơn ở ngoài nhiều,xài được 1 tháng bị hỏng mất. không hài lòng với sản phẩm này." table:operator="="/>
              <table:filter-condition table:field-number="0" table:value="mình mua từ 2/4 hôm nay 20/4 mới dùng có 18 ngày đã hư mất phím nguồn..  phím nguồn bị lọt vào trong. giờ để tắt chuột phải dùng cây chọt vào." table:operator="="/>
              <table:filter-condition table:field-number="0" table:value="mình mua từ nhà cung cấp eltech ban đầu về sử dụng ngon lành tưởng không có chuyện gì nhưng chỉ sau 5 tiếng sử dụng màn hình tự nhiên tắt rồi chớp nháy nhiên tục, mình sử dụng máy tính của bạn thì thấy màn hình của mình vẫn hoạt động bình thường. các bạn nên né nhà cung  cấp này ra!" table:operator="="/>
              <table:filter-condition table:field-number="0" table:value="mình mua và sử dụng sản phẩm này được mấy tháng thì bắt đầu phát sinh sự cố, thiết bị lúc phát wifi, lúc không phát wifi, phải tắt nguồn mở lại thì mới hoạt động lại. không giống như mong đợi." table:operator="="/>
              <table:filter-condition table:field-number="0" table:value="mình mua vào ngày 1/6 năm ngoái. vừa hết bảo hành hôm qua thì hôm nay bong cao su." table:operator="="/>
              <table:filter-condition table:field-number="0" table:value="mình mua vào ngày 1/6 năm ngoái. vừa hết bảo hành hôm qua thì hôm nay bong cao su." table:operator="="/>
              <table:filter-condition table:field-number="0" table:value="mình mua về   kiểm tra app thì thấy sim bị báo nợ cước 230k mình có liên hệ số shop gửi kèm sim 2 3 lần mà ko đc nhờ hỗ trợ giải đáp thanks" table:operator="="/>
              <table:filter-condition table:field-number="0" table:value="mình mua về cài đặt trên máy dell win 7 64bit, nói chung là full vạch, nhưng tốc độ kết nối còn tệ hơn cả card wifi có sẵn dù máy mình chỉ bắt được 2 vạch! không biết phải làm sao! nói chung đây là sản phẩm mình không dám đụng đến lần thứ 2! chờ nó kết nối mà nản!" table:operator="="/>
              <table:filter-condition table:field-number="0" table:value="mình mua về cắm sim phụ nhận opt là chủ yếu, hôm nay mới mang ra nhắn tin thì lỗi không gửi được tin nhắn, gọi cũng không được, gọi 900 cũng không thông, chỉ nhận đc tin nhắn đến. quá thất vọng về chất lượng sản phẩm như vậy mà cũng mang đi bán đc" table:operator="="/>
              <table:filter-condition table:field-number="0" table:value="mình mua về cắm thử các cổng không kết nối được 1 con loa nào. thử với điện thoại cũng không được luôn." table:operator="="/>
              <table:filter-condition table:field-number="0" table:value="mình mua về cắm vào máy thì ổ quay phát ra tiếng rất to, không format được. đã trả lại ngay trong một nốt nhạc." table:operator="="/>
              <table:filter-condition table:field-number="0" table:value="mình mua về cắm vào máy tính bàn và máy tính xách tay đều không nhận được tín hiệu usb. bảo hành như thế nào vậy tiki?" table:operator="="/>
              <table:filter-condition table:field-number="0" table:value="mình mua về chỉ mới cắm điện thôi để bắt sóng cục repeater mà k thấy hiển thị sóng. mong shop xem lại để em đổi trả hàng ạ. sản phẫm lỗi k dùng được" table:operator="="/>
              <table:filter-condition table:field-number="0" table:value="mình mua về chưa dùng đc 1 phút nào. cắm vào chỉ vào sạc ko vào tai nghe. shop xem ntn đổi cho mình. ko thấy chỗ ntin hoặc liên hệ đc shop" table:operator="="/>
              <table:filter-condition table:field-number="0" table:value="mình mua về còn nguyên seal. nhưng khi kích hoạt 2 lần máy không nhận sim. check thì ra đây là bản khóa mạng nhà mạng at&amp;t. gọi nhân viên hỗ trợ của tiki thì lòng vòng không giải quyết. mọi người không nên ham rẻ mà mua phải hàng lock." table:operator="="/>
              <table:filter-condition table:field-number="0" table:value="mình mua về để kết nối với loa và tai nghe bluetooth thì âm thanh trên loa quá giật , đứt quãng. hi  vọng tiki sớm đổi cho mình sản phẩm khác tốt hơn" table:operator="="/>
              <table:filter-condition table:field-number="0" table:value="mình mua về dùng được 2 tuần thì bị lỗi,đã gửi lại bảo hành và đến nay là 20 ngày vẫn chưa thấy hồi âm.mong shop lưu tâm!!!" table:operator="="/>
              <table:filter-condition table:field-number="0" table:value="mình mua về dùng với  tai nghe bluetooth, kết nối không ổn định, nghe lúc được lúc không. thử với chuột bluetooth thì di chuyển có độ trễ rất cao. chả dùng được việc gì lại còn thêm bực vào người." table:operator="="/>
              <table:filter-condition table:field-number="0" table:value="minh mua về khong biết sử dụng như thế nào cám vào ổ điện không bát được" table:operator="="/>
              <table:filter-condition table:field-number="0" table:value="mình mua về không đăng nhập được vào tài khoản kindle  ." table:operator="="/>
              <table:filter-condition table:field-number="0" table:value="mình mua về không dùng được. lắp thứ 4, 5 máy khác nhau đều không nhận. từ lúc mua đến giờ cũng vẫn chưa có thời gian để gửi trả nữa.  ." table:operator="="/>
              <table:filter-condition table:field-number="0" table:value="mình mua về ko nói chuyện được. ko biết là do sản phẩm ko hỗ trợ hay là do sản phẩm lỗi" table:operator="="/>
              <table:filter-condition table:field-number="0" table:value="mình mua về lắp vào 2 máy đều không nhận, máy bị reset liên tục, lắp máy công ty cũng không nhận trong khi cùng bus cùng dung lượng. đã gọi 2 lần lên tổng đài tiki đều hẹn kỹ thuật gọi lại, nhưng vẫn không thấy ai gọi. mua hàng online kiểu này ai dám mua" table:operator="="/>
              <table:filter-condition table:field-number="0" table:value="mình mua về mà cài đặt báo thành công. đèn xanh ok nhưng điện thoại và náy tính đều bắt k dk .xin bảo hành hoặc trả hàng" table:operator="="/>
              <table:filter-condition table:field-number="0" table:value="mình mua về mà sạc k vô shop có thể hỗ trợ đổi được k ạ ??" table:operator="="/>
              <table:filter-condition table:field-number="0" table:value="mình mua về mới sài được vài bữa giờ hết dùng được nữa. bật nó ko hiện lên. dù đã thay pin mới thử" table:operator="="/>
              <table:filter-condition table:field-number="0" table:value="mình mua về mới sài được vài bữa giờ hết dùng được nữa. bật nó ko hiện lên. dù đã thay pin mới thử" table:operator="="/>
              <table:filter-condition table:field-number="0" table:value="mình mua về và làm theo hướng dẫn nhưng chỉ vào được máy tính còn điện thoại thì không. mạng không ổn định và giảm tốc đọ mạng." table:operator="="/>
              <table:filter-condition table:field-number="0" table:value="mình mua về xài đc có một hôm là bị mất kết nối,đèn vẫn sáng mà ko có tiến hiệu" table:operator="="/>
              <table:filter-condition table:field-number="0" table:value="mình mua về, cài đặt lần đầu đã ok nhưng sau đó dùng thì k kết nối được nữa dù thử lại cả 3 cách và không vào được trình duyệt. tiki có thể hỗ trợ đổi lại hàng cho mình được không" table:operator="="/>
              <table:filter-condition table:field-number="0" table:value="mình mua xài đựo 6 ngày thì nút nguồn hư, ko rớt ko trầy gì cả. đã mail tiki hôm qua đến nay vẫn ko thấy ai gọi. dịch vụ sau bán hàng quá chậm. nếu mua hàng chổ khác đã được đổi mới xong rồi. thất vọng với tiki" table:operator="="/>
              <table:filter-condition table:field-number="0" table:value="mình mua xong lần 1 không nhận sim &gt; đổi trả mình được đổi 1 cái mới, tiếp tục không nhận sim &gt; đang chuẩn bị gửi đi kiểm tra, đổi trả. nản." table:operator="="/>
              <table:filter-condition table:field-number="0" table:value="mình mua, tin tưởng kiti nên không kiểm tra, về bật lên thì loa bị hư rồi, đúng là tiền mất mà lại bị tức nữa đấy" table:operator="="/>
              <table:filter-condition table:field-number="0" table:value="mình muốn bảo hành usb bảo làm như thế nào.  usb mình hoạt động đc vài lần là chết luôn rồi. mình mới mua gần đây, bảo quản rất tốt nữa." table:operator="="/>
              <table:filter-condition table:field-number="0" table:value="mình muốn đổi hàng, cáp quá lỏng nên bị mất kết nối liên tục" table:operator="="/>
              <table:filter-condition table:field-number="0" table:value="mình muốn đổi lại đc ko.vù sản phẩm ko như quảng cáo.mình mua chủ yếu để dùng data mà ko phải gói ez d500 mà là gói student j đấy.mình ko biết có nhầm lẫn j ko nhưng nếu tiki uy tín thù cho mình xin đổi lại ạ.cảm ơn tiki" table:operator="="/>
              <table:filter-condition table:field-number="0" table:value="mình muốn đổi sản phẩm này, pin rất kém mới dùng 1 ngày 1 tai đã hõng" table:operator="="/>
              <table:filter-condition table:field-number="0" table:value="mình muốn giải được nghe giải thích về vết trầy xước và khuyết lỗ của máy nguyên seal, mình muốn được đổi mây khác!" table:operator="="/>
              <table:filter-condition table:field-number="0" table:value="mình muốn trả hàng tai nghe khong nghe được,chỉ nghe đc 1 bên r tắt ngay" table:operator="="/>
              <table:filter-condition table:field-number="0" table:value="mình muốn trả lại đơn hàng này. do k sử dụng được." table:operator="="/>
              <table:filter-condition table:field-number="0" table:value="mình nghe được có 1 bên trái bên phải k nghe đc có đổi lại k ạh" table:operator="="/>
              <table:filter-condition table:field-number="0" table:value="mình nghe qc thấy rẻ hôm.nay vừa mua 2 cái. hý hửng test tốc độ đọc ghi thì ôi thôi rồi. chậm như rùa bò. copy ma chỉ tầm 2 đến 4 mb thế này thì lừa đảo cmnr. lâu lâu nhích lên được 12mb, quá thất vọng về sản phẩm. và mình nghĩ đây là hàng giả. mình thấy trong này ghi sản xuất taiwan. nhưng shop bày đặt dán đè lên tem bảo hành và sữa lại thái lan. 2 sự lừa đảo có chủ địch,. đề nghị tiki xoá gian hàng lừa đảo này" table:operator="="/>
              <table:filter-condition table:field-number="0" table:value="mình nghĩ rằng thương hiệu logitech sẽ chất lượng và bền. nhưng sài được hơn 1 năm chút thì hổng chuột trái." table:operator="="/>
              <table:filter-condition table:field-number="0" table:value="mình nhận chuột thì thấy mặt nhựa đã được rạch ra, tạo cảm giác như ai đó lấy chuột mới cho chuột cũ vào.  tuy nhiên, đọc comment có người nói là chính shop rạch ra để gián tem. cắm vào máy tính thì thấy chạy ok.  nhưng nói chung là mua đồ điện tử mà cầm bị rạch ra thì cảm giác sẽ ko bao giờ yên tam, có nhiều cách dán tem chưa làm cách này thì mình ko bao giờ mua tiki nữa, đảm bao kiểu gì mà ko tâm lý khách hàng gì cả" table:operator="="/>
              <table:filter-condition table:field-number="0" table:value="mình nhận chuột thì thấy mặt nhựa đã được rạch ra, tạo cảm giác như ai đó lấy chuột mới cho chuột cũ vào.  tuy nhiên, đọc comment có người nói là chính shop rạch ra để gián tem. cắm vào máy tính thì thấy chạy ok.  nhưng nói chung là mua đồ điện tử mà cầm bị rạch ra thì cảm giác sẽ ko bao giờ yên tam, có nhiều cách dán tem chưa làm cách này thì mình ko bao giờ mua tiki nữa, đảm bao kiểu gì mà ko tâm lý khách hàng gì cả" table:operator="="/>
              <table:filter-condition table:field-number="0" table:value="mình nhận được chuột đúng màu, đúng phân loại, thời gian giao hàng nhanh. tuy nhiên chuột không thể kết nối với laptop, bằng usb hoặc bluetooth đều không thể kết nối. cắm usb vào laptop, laptop có hiển thị tên chuột + âm thanh kết nối usb và chuột cũng có nhấp nháy đèn đỏ. tuy nhiên không thể di chuyển chuột trên laptop, đồng thời khi cắm usb của chuột vào thì touchpad của laptop cũng không sử dụng được. trước đây mình cũng đã mua đúng dòng rapoo m200 này và sử dụng ổn định cho laptop trong 1 thời gian dài. do thấy chất lượng chuột tốt nên mua lại cùng loại nhưng lần này lại gặp sự cố nhue trên. mong tiki xem xét xử lý nhanh chóng giúp mình. xin cảm ơn." table:operator="="/>
              <table:filter-condition table:field-number="0" table:value="mình nhận được hàng cũ lỗi như hình. hàng từ shop tuệ lâm. đề nghị tik inhanh chóng đổi lại cho mình." table:operator="="/>
              <table:filter-condition table:field-number="0" table:value="mình nhận được hàng của tiki nhưng chỉ nghe được 1 bên tai. tiki cho mình xin thông tin để trả hàng với ạ" table:operator="="/>
              <table:filter-condition table:field-number="0" table:value="mình nhận được hàng hôm 28/8. nhưng bảo hành chínhj hãn đã bị kích hoạt từ tháng 5. liên hệ lại thì tiki bảo là tiki sẽ bảo hành đủ 36 tháng. mình mang lại hãng kiểm tra thì cũng nói là bảo hành đã kích hoạt từ tháng 5. bảo hành của tiki có gì hơn của hãng ????? mình mua hàng thì muốn bảo hành chính hãng mà. nên tiki không đổi trả.  màn hình theo hãng kiểm tra thì có 1 điểm anh chết, chưa tới mức được bảo hành, nhưng dù sao làm mình rất thất vọng. mình có chụp lại màn hình ở dưới khi mở background màu đen trong phòng tối. có vẻ còn bị hở sáng,. thất vọng. sau lần này hủy luôn tikinow. giờ thì còn không được trả hàng.  khuyên mọi người không nên mua sản phảm này ở đây." table:operator="="/>
              <table:filter-condition table:field-number="0" table:value="mình nhận được hàng khá nhanh. tuy nhiên sau khi sạc đầy và bắt đầu set up thì mình không thể kết nối bluetooth với vòng tay. ứng dụng mifit cũng không thể tìm thấy thiết bị. mình muốn được tiki hỗ trợ đổi sản phẩm" table:operator="="/>
              <table:filter-condition table:field-number="0" table:value="mình nhận được hàng thì thấy vỡ bên trong rồi bây giờ phải làm sao ạ !!???" table:operator="="/>
              <table:filter-condition table:field-number="0" table:value="mình nhận được hàng từ cửa hàng này, bị lỗi. gọi lên tiki thì đc support nói là chờ. sau đó ko thấy tiki hay cửa hàng phản hồi lại mặc dù đã hơn 3 ngày trôi qua.   thái độ phục vụ rất tệ.  mình có kèm ảnh chứng minh hàng bị lỗi. máy bị chết điểm ảnh." table:operator="="/>
              <table:filter-condition table:field-number="0" table:value="mình nhận được hàng vào 1 tuần trước thì thấy sản phẩm cực kì kém chất lượng. hộp như bị bóc ra nhưng tiki có giải thích đó là bóc ra để dán tem bảo hành. sản phẩm thì xước hết phần dưới đáy của chuột như là có ai dùng từ rất lâu rồi ấy   , đem ra cho lại vào hộp đem đi bán. không những thế mã serial trên hộp và mã serial ở sản phẩm không hề trùng nhau và nhân viên hỗ trợ tiki có nói với mình là hấu hết các sản phẩm logitech mã serial hộp và sản phẩm đều không trùng nhau ???? chỉ có nói đungs 1 từ là : thất vọng !" table:operator="="/>
              <table:filter-condition table:field-number="0" table:value="mình nhận được hàng vào tối thứ 4, do có ý định nâng cấp ssd nên khi mua kèm với ổ ssd. mình có sơ sót là chỉ kiểm ngoại quan mà không mở máy lên. sau đó mình đem ra trung tâm bảo hành uỷ quyền của asus để lắp ở ssd, lắp xong mở màn hình lên mới thấy như thế này! gọi điện thoại cho tikicare thì tổng đài viên kêu chờ 48 giờ. hiện tại đã 24 giờ rồi, để mình chờ các bạn có phản hồi đúng hẹn không. mình sợ mua đồ điện tử trên tiki rồi đó!" table:operator="="/>
              <table:filter-condition table:field-number="0" table:value="mình nhận được hàng, nhưng tai nghe nghe được chút xíu lại tắt hết pin. pin báo trên điện thoại là 70% nhưng nghe thì báo pin yếu rồi tắt." table:operator="="/>
              <table:filter-condition table:field-number="0" table:value="mình nhận được sản phẩm nhưng bị rách tem bảo hành có dấu hiệu đã dùng rồi, không giống hàng mới nguyên seal." table:operator="="/>
              <table:filter-condition table:field-number="0" table:value="mình nhận được sản phẩm trên sản phẩm có một vết rạch như này. ko biết là như nào?" table:operator="="/>
              <table:filter-condition table:field-number="0" table:value="mình nhận được sản phẩm vào sáng 26/9 và đến nay là tối 27/9 và mình không thể mở khóa màn hình vì phần nhập password không xuất hiện do cảm ứng không nhận. search trên thanh tìm kiếm thì không thể viết quá 3 chữ đã bị chuyển tab. mong nhận được phản hồi sớm từ tiki." table:operator="="/>
              <table:filter-condition table:field-number="0" table:value="mình nhận được sản phẩm, nguyên seal, nhưng một bên tai nghe bên phải bị lỗi, không nhận sạc, trường hợp này xử lý như thế nào vậy ?" table:operator="="/>
              <table:filter-condition table:field-number="0" table:value="mình nhận được sp hôm t3 24/12/2019 và tới hôm nay 26/12/2019 đã ngưng hoạt động. kết nối nhận nhưng không thấy di hay click được nữa. đề nghị shop bán xử lý cho mình" table:operator="="/>
              <table:filter-condition table:field-number="0" table:value="mình nhận hàng 2 tuần rồi mà chưa nhận được hóa đơn vat. số hotline không có ai bắt máy giải quyết." table:operator="="/>
              <table:filter-condition table:field-number="0" table:value="mình nhận hàng hôm 13/2.hôm nay xạc điện thoại thì cháy luôn cả dây xạc.mình muốn trả hàng thì làm thế nào ạ?" table:operator="="/>
              <table:filter-condition table:field-number="0" table:value="mình nhận hàng về, cắm vào thì tạo new folder quay quay, hoạt động không ổn định, chậm rất chậm, đề nghị shop xem lại, rất đang nghi ngờ về chất lượng" table:operator="="/>
              <table:filter-condition table:field-number="0" table:value="mình nhận hàng xong cắm vào máy không nhận ổ cứng  ." table:operator="="/>
              <table:filter-condition table:field-number="0" table:value="mình nhận hàng xong test liền gắn với máy tính hay điện thoại gì cũng chả ra tiếng nào. khá thất vọng" table:operator="="/>
              <table:filter-condition table:field-number="0" table:value="mình nhận màn thiếu luôn chân đế, hàng có bọc giấy bóng và dán băng dính bên ngoài mà không có đủ phụ kiện bên trong. đã liên hệ với cửa hàng, mong được giải quyết." table:operator="="/>
              <table:filter-condition table:field-number="0" table:value="mình nhận máy ngày 24/7/2020. nhưng máy đã kích hoạt bảo hành ngày 31/5/2020. đây có phải máy mới không vậy?" table:operator="="/>
              <table:filter-condition table:field-number="0" table:value="mình nhận máy nhưng mở không lên nguồn.sau khi sạc 3gio72 theo hướng dẫn của bên bảo hành tiki vẫn không sử dụng được." table:operator="="/>
              <table:filter-condition table:field-number="0" table:value="mình nhận máy và đăng nhập bình thường. lật trang không nhanh nhưng cũng không đơ.  nhưng, vấn đề là trên màn hình xuất hiện 1 đốm sáng. khi đọc rất khó chịu và ảnh hưởng đến trải nghiệm. mong nhận được phản hồi sớm từ tiki." table:operator="="/>
              <table:filter-condition table:field-number="0" table:value="mình nhận mua máy từ 5 tháng 4 đến 26 đã phải mang đi bảo hành vì loạn cảm ứng r. tính đến nay là gần 3 tuần vẫn chưa nhận được máy. thời gian bảo hành còn lâu hơn thời gian mình dùng. gọi điện lên tổng đài thì các bạn cứ hẹn lên hẹn xuống, hứa này nọ. thực sự mua hàng tiki rất nhiều lần nhưng lần bảo hành này mình không chấp nhận được" table:operator="="/>
              <table:filter-condition table:field-number="0" table:value="mình nhấn nút nguồn ngoài hộp nó không sáng đèn bên trong, không sạc được thiết bị, dùng được 5p xuống 10% pin, bỏ vào hộp cũng không tự sạc dù pin hộp đang 100%, kết nối 1 bên sáng đèn 1 bên k sáng không nghe được 2 bên, nhờ tiki hỗ trợ đổi trả, hiện sản phẩm không dùng được" table:operator="="/>
              <table:filter-condition table:field-number="0" table:value="mình nhận sản phẩm thì mặt lưng đã bị bóc ra, kiểm tra thì số seri trên chuột và vỏ không khớp nhau. đọc nhận xét cũng có bạn bị trường hợp tương tự nhưng không thấy tiki phản hồi gì. các bạn nên cân nhắc khi mua." table:operator="="/>
              <table:filter-condition table:field-number="0" table:value="mình nhận về dùng đc 1 lần , lần thứ 2 thì đã tịt1 bên , lần thứ 3 thì không còn nhận kết nối nữa  " table:operator="="/>
              <table:filter-condition table:field-number="0" table:value="mình nói ngắn gọn: mua xong xài đúng 1 ngày hư, đang đợi bào hành của tiki lời khuyên: đừng mua hiệu này" table:operator="="/>
              <table:filter-condition table:field-number="0" table:value="mình order nhận đc màn hình hở sáng... và nhân viên giải quyết rất chậm chạp, đến nay đã 1 tuần kể từ khi mua rồi trả hàng ktra xem xét... vẫn chưa thấy hồi âm." table:operator="="/>
              <table:filter-condition table:field-number="0" table:value="mình quá thất vọng về dịch vụ của tiki trading! cách đây gần 2 tháng mình đặt mua máy. mình chấp nhận trả cao hơn vài trăm để chọn nhà cung cấp là tiki trading vì mình nghĩ dịch vụ hậu mãi của tiki sẽ tốt hơn so với các nhà cung cấp khác.  tuy nhiên mình sai lầm hoàn toàn. chỉ sau một tháng sử dụng thì phàn mềm máy gặp vấn đề. các file của máy khi cắm vào máy tính sắp xếp lộn xộn, không như mặc định, sao khi tăng giảm kích thước font chữ thì máy đứng hoàn toàn, không thể thực hiện bất kì thao tác gì, reset máy rồi vẫn bị lổi như thế. mình đã liên hệ với tiki. vì chính sách đổi trả chỉ có 30 ngày mà mình liên hệ vào ngày thứ 31 nên không được đổi trả, đành phải đưa bào hành. tiki thông báo sẽ trả máy sau 21 ngày tuy nhiên tính tới nay là ngày thứ 23 24, mình vẫn chưa nhận được máy, bên phía tiki cứ hẹn tới hẹn lui. làm việc rất thiếu chủ động, nếu như cần kéo dài thời gian bào hành sao không chủ động liên lạc lại với mình mà cứ để mình phải gọi điện lên thế?  ngày hôm qua mình gọi lên thì bộ phân kỹ thuật nói máy không có lỗi, không có lỗi sao mình lại phải mang đi bảo hành chi cho tốn công với lại  không có lỗi sao tiki phải giữ tới 21 ngày? rất mong tiki khắc phục sớm hộ mình. mua máy về xài được có 1 tháng đi bảo hành hết gần 1 tháng. lúc có nhu cầu xài nhiều thì không thấy máy đâu, hết hè mới trả được máy. máy bỏ ra gần 2 triệu rưởi chứ có ít đâu? trước giờ cứ tin tưởng mua hàng của tiki, chưa bao giờ mình thấy thất vọng đến như thế cả!" table:operator="="/>
              <table:filter-condition table:field-number="0" table:value="mình quyết định mua bàn phím bluetooth logitech k380 vì sản phẩm được đánh giá cao về chất lượng và độ bền. nhưng mới dùng được 2 ngày cho tác vụ văn phòng thì 1 phím trên bàn phím bị rơi ra. gửi trả tiki thì được báo lẫy chốt bàn phím đã gãy và logitech từ chối bảo hành. mình không biết lỗi ở khâu kiểm soát chất lượng của logitech hay nhà phân phối nhưng sản phẩm mình nhận được có chất lượng quá kém. tiki nên kiểm soát lại chất lượng sản phẩm trước khi đến tay khách hàng" table:operator="="/>
              <table:filter-condition table:field-number="0" table:value="mình rất không hài lòng về cách gói hàng. hàng dễ vỡ mà không có nổi chống sốc." table:operator="="/>
              <table:filter-condition table:field-number="0" table:value="mình rất không hài lòng về chất lượng sản phẩm. khi cắm điện củ sạc này rất nóng, xài khoảng 2 tuần là không sạc được nữa. chất lượng quá kém." table:operator="="/>
              <table:filter-condition table:field-number="0" table:value="mình rất thất vọng về sản phẩm. âm loa nghe quá nhỏ. đã vậy loa chỉ kết nối fduowjc với ipad mà không kêt nối với điện thoại hangc sámumg" table:operator="="/>
              <table:filter-condition table:field-number="0" table:value="mình rất thất vọng. sau khi mua sản phẩm dùng chưa đc 4 tháng thì khỏi động ko đc. liên hệ tiki bảo hành xong mình nhận lại sp sau 1 tháng cũng như cũ ko khỏi động đc. ko biết các anh kĩ thuật có kiểm tra lại trước khi giao lại cho khách ko" table:operator="="/>
              <table:filter-condition table:field-number="0" table:value="mình sạc từ 18h chiều ngày 10/4 sạc liên tục tới 11h trưa 11/4 vẫn 1 cục pin không lên được nấc nào. tiki xem hướng giải quyết giúp mình. không thể nào sạc lâu như vậy được." table:operator="="/>
              <table:filter-condition table:field-number="0" table:value="mình sài điện thoại samsung a71 mua sạc chủ yếu sài cổng type c nhưng sạc cổng đó thì ko vào pin chán thật" table:operator="="/>
              <table:filter-condition table:field-number="0" table:value="mình sử dụng mới được 2 tháng thì đã bị hỏng, không biết phải yêu cầu bảo hành như thế nào!!!" table:operator="="/>
              <table:filter-condition table:field-number="0" table:value="mình sử dụng tầm hơn 1 tháng thì tai trái có dấu hiệu không nhận đc âm thanh, chập chờn. lâu lâu kết nối cũng khó nữa! thất vọng!" table:operator="="/>
              <table:filter-condition table:field-number="0" table:value="mình test thì dung lương usb 57g/60g...nhưng hộp chứ cái usb (không phải  hộp bọc của tiki) thì đã bị bóc, k nguyên seal. điều này là k chấp nhận được." table:operator="="/>
              <table:filter-condition table:field-number="0" table:value="mình thật sự thất vọng về chất lượng sản phẩm khi dây kéo gập đã bị lỏng lẻo chỉ sau 2 tuần sử dụng. mình hy vọng tiki và nhà phân phối sẽ có trách nhiệm hơn trong việc phát triển và giữ gìn uy tín thương hiệu." table:operator="="/>
              <table:filter-condition table:field-number="0" table:value="mình thấy đánh giá nhiều sao cũng tin tưởng đặt thử. tiki now giao hàng rất nhanh, nhưng sản phẩm thì thiếu bình xịt và khăn, hộp đựng thì có vẻ đã bị mở ra từ trước. quá tệ." table:operator="="/>
              <table:filter-condition table:field-number="0" table:value="mình thử gần chục lần rồi. tai bên phải đang nghe nhạc tháo ra nhạc dừng. lắp lại ko sẽ ko phát tiếp nữa. bấm trên đt cho nhạc phát tiếp thì khi gõ 2 lần lên tai phải sẽ ko next bài như mình cài đặt nữa đã kết nối vs ip 7 plus của mình, phiên bản 11.3. khi mở hộp lắp tai nghe vào tai thì phải 1 lúc chừng 1 phút mới kết nối để nghe nhạc. thật sự muốn trả lại hàng vì thất vọng" table:operator="="/>
              <table:filter-condition table:field-number="0" table:value="mình thử mọi cách đều không vào internet được. thế này gọi là lỗi hay tính năng?" table:operator="="/>
              <table:filter-condition table:field-number="0" table:value="mình thực sự thất vọng về chiếc tai nghe nhận được hôm nay.   cả 2 bên sạc đầy xong sử dụng được đúng 5 phút là báo pin yếu    sau khi cố sạc 2 lần như trên, thì tai bên phải xuất hiện tình trạng tự động nhảy turn on và turn off liên tục, ko rõ do cấn nút hay lỗi gì   , mất tai bên phải !   chỉ cần bật lên nghe là 2 tai có tình trạng nóng cực kỳ, ko chịu nổi nên mình tháo ra luôn mặc dù biết tiền nào của nấy nhưng lần trước mình cũng đặt 1 con tương tự ở tiki nhưng ở shop khác. nghe rất tốt, thế nên mới tiếp tục đặt thêm 1 bộ. haiz.." table:operator="="/>
              <table:filter-condition table:field-number="0" table:value="mình thường xuyên mua hàng của tiki, nhưng đây là lần đầu phải đánh giá 1 sao bởi quá thất vọng. mua dây cáp sạc ghi là chính hãng, mở ra còn nguyên hộp mà ko thể nào sạc nổi, ko lên chút tín hiệu nào, thử qua vài máy cũng ko dc  . trong khi cắm dây sạc nhái ko thương hiệu thi vẫn sạc như bình thường. rất mong tiki xem xét lại sản phẩm cũng như cách làm việc để các khách hàng không gặp phải tình trạng tương tự như mình." table:operator="="/>
              <table:filter-condition table:field-number="0" table:value="mình thường xuyên mua hàng tại tiki, đây là lần đầu tiên mình đem sản phẩm đi bảo hành nhưng thật sự tiki đã làm mình quá thất vọng.đợt tháng 3 vừa rồi mình có mua 1 máy đọc sách kindle từ tiki , xài được 1 thời gian thì sản phẩm bị lỗi khởi động không lên, mình giao lại cho tiki bảo hành thì từ ngày đó đến nay đã hơn 1 tháng mà vẫn chưa bảo hành xong. gọi hỏi thì nhân viên tư chỉ hứa hẹn và hứa hẹn rồi im luôn không thấy phản hồi.tiki cần cải thiện chế độ hậu mãi của mình để có thể giữ chân khách hàng." table:operator="="/>
              <table:filter-condition table:field-number="0" table:value="mình tìm hiểu khá kỉ về dòng life p2 cũng như là dòng liberty air của anker. trên amazon cũng có vài review nói về lỗi tai nghe trái không pair được. thấy tiki đang giảm giá nên bấm bụng quyết định mua luôn, ai ngờ dính ngay lỗi này. các bạn có thể search google &quot;soundcore life p2 left earbud not working&quot; sẽ thấy lỗi này được báo cáo trên forum của anker và reddit. mình là dân it nên cũng đang thử hết cách mà không giải quyết, nên đã email cho tiki nhờ hỗ trợ. hi vọng các bạn tiki giúp giải quyết sớm vụ này. trước giờ mình là fan của anker, đã mua rất nhiều củ sạc, cáp và sạc dự phòng nên khá tin tưởng chất lượng sản phẩm anker. hi vọng anker xem lại chất lượng sản phẩm này, nếu là lỗi phần cứng thì nên giải quyết triệt để trước khi bán sản phẩm ra thị trường." table:operator="="/>
              <table:filter-condition table:field-number="0" table:value="mình từng mua rất nhiều sản phẩm bên tiki, nhưng với sản phẩm này mình thấy rất nhập nhằng trong khâu bảo hành và thời hạn bảo hành tốt nhất nên thêm vào ko bảo hành" table:operator="="/>
              <table:filter-condition table:field-number="0" table:value="mình txuyen mua hàng của tiki nhưng với sp này mình rất thất vọng,lỗ sạc pin quá nhỏ ko thể sạc được,nên ko khởi động đt đc, có mã vạch mà ko có ktra đc" table:operator="="/>
              <table:filter-condition table:field-number="0" table:value="mình vừa mới nhận đc đến tay chưa đầy 12h đã xuất hiện 1 cái sọc ở ngay bên trái màn hình. cảm thấy thất vọng khi vừa mới mua đã lỗi tùm lùm" table:operator="="/>
              <table:filter-condition table:field-number="0" table:value="mình vừa mới nhận được hàng, mẫu mã không giống hình. khi gắn usb vào thì hát bị ngắt quãng liên tục và máy tự động nói tiếng gì đó rất khó chịu. mình đã điện thoại cho bên tiki rồi nhưng cũng muốn bày tỏ trên đây để nhà cung cấp biết : phải giao hàng đúng như sp đã đăng bán cho dù giá trị của mặt hàng đó có thấp đi chăng nữa   để tôn trọng khách hàng và tôn trọng chính mình. và cuối cùng rất mong tiki đổi sp khác cho mình ! cảm ơn tiki rất nhiều." table:operator="="/>
              <table:filter-condition table:field-number="0" table:value="mình vừa mới nhận hôm nay và gặp một số trục trặc như sau :   tai nghe ban đầu chỉ rõ được 1 2 phut thì sau đó bắt đầu bị nghẽn or tắt luôn bên tai còn lại.   mình nghĩ có thể bin chưa đầy nên có sạc tầm 3 tiếng, sau khi sạc xong mình bắt đầu kết nối để nghe lại thì lần này tỷ lệ nghe có cải thiện lên 5 phút và sau đó tắt hẳn luôn.  cuối cùng mình muốn đổi sang cái mới và mong shop xem lại đơn hàng này cho mình. thật sự rất thất vọng luôn . mua hàng tiki rất nhiều nhưng lần này quá thất vọng." table:operator="="/>
              <table:filter-condition table:field-number="0" table:value="mình vừa mua 1 chiếc sim 4g và đây là lần mình thất vọng nhất từ trước đến nay khi mua hàng trên tiki.mình gọi cho số điện thoai hotline trên sim thì họ bảo đúng là sim của họ nhưng mã đơn hàng thì là 1 shop khác chứ không phải họ bán.rồi mình gọi cho tiki thì hỗ trợ rất lâu.cuối cùng mình đã phải tìm đến cửa hàng vinaphone nhờ họ kích hoạt sim thì họ bảo đây là sim trắng chưa add số.cần liên hệ lại với người bán." table:operator="="/>
              <table:filter-condition table:field-number="0" table:value="mình vừa mua 1 chiếc sim 4g và và mình thất vọng. mình gọi cho số điện thoai hotline trên sim để kích hoạt thì họ bảo đúng là sim của họ nhưng mã đơn hàng thì là 1 shop khác chứ không phải họ bán nên họ không hỗ trợ active được. rồi mình gọi cho tiki thì hỗ trợ thì tiki bảo shop bán chưa phản hồi. mãi đến giờ vẫn không thấy hỗ trợ. chắc mất toi tiền mua phải cái sim rác rồi." table:operator="="/>
              <table:filter-condition table:field-number="0" table:value="mình vừa mua 1 chuột logitech m331 ở tiki nhưng vừa nhận hàng thì mình test ngay thì chuột không sử dụng được (đã test trên nhiều máy và đi mua pin mới về thử). lúc mở hộp thì bao nhựa của nhà sản xuất đã bị xé ra (có thể là bên tiki test sản phẩm), chuột đã đc bỏ pin vào và vẫn lạ là chuột vẫn đang ở chế độ on (đèn cảm ứng vẫn sáng) mặc dù hàng mới mình chưa động vô. quá thất vọng về sản phẩm ở tiki (vif mình đã mua 2 lần sp điện tử đều bị hỏng). và nhất là mình đã sử dụng dịch vụ giao hàng nhanh trong 2 giờ và phải trả phí cho dịch vụ này, nhưng khi sp xài k được thì phải đổi trả trong nhiều ngày làm việc sau đó. vậy phí dịch vụ xem như mất không, phí tiền không đáng. mình thật sự thất vọng và dự định sẽ chuyển qua trang thương mại điện tử khác để mua hàng sau này!" table:operator="="/>
              <table:filter-condition table:field-number="0" table:value="mình vừa mua một cái về xài, vừa mới cắm vào lap để chat voice với bạn thôi là đã nghe bạn nói là rè rồi. mong bên tiki sẽ có hồi đáp cho mình" table:operator="="/>
              <table:filter-condition table:field-number="0" table:value="mình vừa mua nghe thử thì 1 bên tai hỏng. mong shop trước khi bán kiểm tra lại cho khách hàng tránh trường hợp mốt công đổi trả. không thấy shop public thông tin số đt nên mình không gọi được tiếp được, nếu đọc được đánh giá này hi vọng shop có thể gọi lại cho mình theo sđt trong đơn hàng. mình cảm ơn" table:operator="="/>
              <table:filter-condition table:field-number="0" table:value="mình vừa mua sản phẩm này hôm qua , sáng nay dùng thì bị đơ như vậy luôn, bấm nút bật tắt cũng không được và không phải hết pin. mong sớm nhận được phản hồi từ tiki về vấn đề này." table:operator="="/>
              <table:filter-condition table:field-number="0" table:value="mình vừa mua sản phẩm thứ 5 tuần trước, những lần đầu sử dụng rất okie, nhưng hai ngày nay mình rất khó chịu vì chỉ kết nối được 1 bên và mình chưa thể liên hệ lại với shop được, mình làm gì để khắc phục tình trạng này? giá bỏ ra thật không tương xứng!" table:operator="="/>
              <table:filter-condition table:field-number="0" table:value="mình vừa mua vào ngày 24 tháng 7 đến hôm nay thì sạc không lên pin nữa . đã thử các loại cáp sạc khác cũng vậy. mai sẽ đem đi bảo hành. đây là con samsung cuối cùng mình sử dụng" table:operator="="/>
              <table:filter-condition table:field-number="0" table:value="mình vừa mua, để cẩn thận trong túi để tai nghe mà nó vẫn hỏng." table:operator="="/>
              <table:filter-condition table:field-number="0" table:value="mình vừa mua, tải nhạc vào thẻ nhớ xong tháo ra 1 lần lắp lại máy báo thẻ sd hỏng  . mà mình tháo ra cẩn thận" table:operator="="/>
              <table:filter-condition table:field-number="0" table:value="mình vừa nhận dc hàng hôm qua.đồng hồ sạc pin kg vô.mình muốn đổi lại cái khác hướng dẫn dùm mình" table:operator="="/>
              <table:filter-condition table:field-number="0" table:value="mình vừa nhận đc tai nghe thì 1 bên k nghe đc yêu cầu đổi cho mình con khác" table:operator="="/>
              <table:filter-condition table:field-number="0" table:value="mình vừa nhận được đơn hàng tai nghe bluetooth không dây qcy t1 mini, hàng giao nhanh. tuy nhiên, về sản phẩm thì tín hiệu nhận rất chập chờn, lúc nhận lúc không và gần như chỉ nhận tai bên trái, tai phải thường xuyên mất tín hiệu. tai trái nhận tín hiệu thường xuyên thì chỉ dùng được 1 phút thì tín hiệu lúc on lúc off. đề nghị trả hàng" table:operator="="/>
              <table:filter-condition table:field-number="0" table:value="mình vừa nhận được hàng cảm nhận đầu tiên là bị lừa đảo. sp nhận đươc không có sial dán ở hộp, bịch bóng bao quanh bị khò lại bàng nhiệt rât tinh vi. chứng tỏ sp là dựng ko còn 100% như tiki cam kết. quá thất vọng..." table:operator="="/>
              <table:filter-condition table:field-number="0" table:value="mình vừa nhận được hàng, đóng gói giao hàng rất nhanh nhưng không sử dụng được. mong được hỗ trợ kiểm tra lại hàng." table:operator="="/>
              <table:filter-condition table:field-number="0" table:value="mình vừa nhận được hàng. đóng gói kỹ. logo đen dập nổi chứ không phải trắng như hình. test code thì thời gian bảo hành là năm 2019? thế thì sau này có hư hại gì làm sao mình bảo hành được???" table:operator="="/>
              <table:filter-condition table:field-number="0" table:value="mình vừa nhận được hàng. sau khi mở ra thì phát hiện trên màn hình có 1 đốm trắng ( như hình mình chụp). rất mong tiki giải quyết nhanh giúp mình. mình xin cảm ơn!" table:operator="="/>
              <table:filter-condition table:field-number="0" table:value="mình vừa nhận được hàng. thất vọng quá. sản phẩm second hand. hộp đã bị mở và dán lại bằng băng dính. hơn nữa cục pin đi kèm cũng bị lấy mất. giờ lại mất thời gian gọi lên tổng đài yêu cầu đổi trả. chán!!!" table:operator="="/>
              <table:filter-condition table:field-number="0" table:value="mình vừa nhận được hàng. thất vọng quá. sản phẩm second hand. hộp đã bị mở và dán lại bằng băng dính. hơn nữa cục pin đi kèm cũng bị lấy mất. giờ lại mất thời gian gọi lên tổng đài yêu cầu đổi trả. chán!!!" table:operator="="/>
              <table:filter-condition table:field-number="0" table:value="mình vừa nhận được sản phẩm lúc sáng 2 tai nghe,nghe chỉ được bên phải bên trái không nghe được.  mong được phản hồi từ phía tiki" table:operator="="/>
              <table:filter-condition table:field-number="0" table:value="mình vừa nhận được sản phẩm vào lúc chiều 2 tai nghe nghe chỉ dc bên phải bên trái báo lỗi. tai bên phải âm thanh rất kém bật hết volume mới có thể nghe dc. nếu như vậy thì ra ngoài đường ko sử dụng được rồi. sản phậm quá tệ  mong được phản hồi từ phía tiki" table:operator="="/>
              <table:filter-condition table:field-number="0" table:value="mình vừa nhận được sản phẩm. sản phẩm bị rách tem bảo hành. tiki xem kĩ" table:operator="="/>
              <table:filter-condition table:field-number="0" table:value="mình vừa nhận được sản phẩm. sản phẩm bị rách tem bảo hành. tiki xem kĩ" table:operator="="/>
              <table:filter-condition table:field-number="0" table:value="mình vừa nhận được tại nghe. không mở lên được. shop sữa lỗi giúp mình.  😾" table:operator="="/>
              <table:filter-condition table:field-number="0" table:value="mình vừa nhận được thiết bị. làm theo hướng dẫn cuối cùng wifi chẳng những không tăng mà còn giảm, chập chờn. chỗ khuất cắm tenda mạng vẫn yếu, chỗ cục wifi chính mạng chập chờn, chơi game mất sóng liên tục." table:operator="="/>
              <table:filter-condition table:field-number="0" table:value="mình vừa nhận được thiết bị. làm theo hướng dẫn cuối cùng wifi chẳng những không tăng mà còn giảm, chập chờn. chỗ khuất cắm tenda mạng vẫn yếu, chỗ cục wifi chính mạng chập chờn, chơi game mất sóng liên tục." table:operator="="/>
              <table:filter-condition table:field-number="0" table:value="mình vừa nhận hàng chiều 11/9, hôm nay mình sạc không vô thì làm sao đây shop?" table:operator="="/>
              <table:filter-condition table:field-number="0" table:value="mình vừa nhận hàng chiều nay mặc dù pin đã 100% nhưng khi rút sạc ra không nghe đc nhưng cắm sạc vào thì nghe được" table:operator="="/>
              <table:filter-condition table:field-number="0" table:value="mình vừa nhận hàng hôm nay  vẫn báo nhận bluetooth của 2 thiết bị của mình mà ko phát nhạc đc là sao" table:operator="="/>
              <table:filter-condition table:field-number="0" table:value="mình vừa nhận hàng hôm nay nên tính cắm sạc rồi mới dùng nhưng khi cắm sạc vào ổ điện, cục sạc dự trữ vẫn lên đủ 4 đèn nhưng khi rút sạc thì ấn nút cạnh 1 hồi lâu đèn led không sáng, cắm vô điện thoại cũng không sạc được!!!!  mình khôg biết nên làm sao nữa 😭" table:operator="="/>
              <table:filter-condition table:field-number="0" table:value="mình vừa nhận hàng nhưng chuột bị hỏng! xin hỏi đổi trả như thế nào?" table:operator="="/>
              <table:filter-condition table:field-number="0" table:value="mình vừa nhận hàng nhưng hàng nhận được không giống hình ảnh được giới thiệu mô tả. xin hãy xem xét lại" table:operator="="/>
              <table:filter-condition table:field-number="0" table:value="mình vừa nhận hàng trưa nay 2/3/2020. mình dùng đến tối nay thì thấy bị lỗi bi lăn, hơi bùn  ." table:operator="="/>
              <table:filter-condition table:field-number="0" table:value="mình vừa nhận hàng, khui hộp, mở ra thấy nghe phải ko nghe dc. thêm nữa, ko phải hàng zp/a mà là kh/a yêu cầu đổi máy." table:operator="="/>
              <table:filter-condition table:field-number="0" table:value="mình vừa nhận hàng, vừa mở ra xài thì tai trái nghe bình thường, còn tai phải nghe cực kì cực kì nhỏ." table:operator="="/>
              <table:filter-condition table:field-number="0" table:value="mình vừa nhận sản phẩm ổ cứng vào ngày hôm nay 12/04/2019, lúc mở hộp tiki ra thì thấy sản phẩm đã bị bóc seal như hình. khi coi chính sách của tiki thì có nói rằng sản phẩm có thể đã mở để dán tem bảo hành. mình nhận.  khi lắp vào máy tính pc, ổ ssd không nhận tín hiệu. khởi động lại máy, vẫn không thấy nhận tín hiệu từ ổ ssd. mình dùng một ổ cứng hdd khác gắn vào và khởi động lại máy, ổ hdd ấy nhận tín hiệu. mình thử một lần nữa, ổ ssd vừa mua vẫn không có tín hiệu.  gọi điện lên tổng đài thì nhân viên chăm sóc khách hàng hứa hẹn là có nhân viên kĩ thuật gọi. vẫn chưa thấy đâu. bỏ 523k để mua bài học ngu. tiki kinh doanh mất niềm tin quá. rất không hài lòng" table:operator="="/>
              <table:filter-condition table:field-number="0" table:value="mình vừa nhận sản phẩm sáng nay, về nhà sạc thử thì không vào điện và có mùi nhựa bị chảy. mình đã thử tất cả các ổ điện trong nhà đều vẫn không vào điện. đề nghị tiki hỗ trợ đổi sản phẩm khác cho mình." table:operator="="/>
              <table:filter-condition table:field-number="0" table:value="mình vừa nhận sản phẩm, kết nối bluetooth rất chập chờn gần như ko thể nghe được. cần hỗ trợ đổi trả sản phẩm" table:operator="="/>
              <table:filter-condition table:field-number="0" table:value="mình vừa nhận sp được 1 ngày thì 1 bên tai nghe ( phải ) k kết nối bluetooth được nữa dù đã thực hiện reset theo sách hướng dẫn." table:operator="="/>
              <table:filter-condition table:field-number="0" table:value="mình vừa nhận sp ngày 11/12. cắm vào máy laptop dell inspiron 14 thông số 19.5v   3.34a thì không được. kêu rẹt rẹt rồi đèn ở adapter tắt ngấm. chính sách đổi trả như thế nào ?" table:operator="="/>
              <table:filter-condition table:field-number="0" table:value="mình vừa nhận xong. chuột đi trên bề mặt hơi bóng là bị lag, không thật tay. ko hài lòng. mang tiếng 1000dpi" table:operator="="/>
              <table:filter-condition table:field-number="0" table:value="mình vừa nhận, máy như máy cũ, pin hỏng, bật không lên phải cắm nguồn. sạch không vào điện, rút nguồn máy tắt. đang liên hệ đổi lại mà thủ tục rườm rà lắm. chán!" table:operator="="/>
              <table:filter-condition table:field-number="0" table:value="mình vừa order một mẫu dây sạc của baseus vì thấy sales giá tốt, nhưng khi nhận hàng kiểm tra thì thấy tiki giao sai mẫu, không giống với sản phẩm mình order. hơi thất vọng ! hy vọng sẽ được tiki đổi lại đúng mẫu mình order" table:operator="="/>
              <table:filter-condition table:field-number="0" table:value="mình vừa order mua cái usb này hôm t4 giá flash sale là 179000vnd. bây giờ nhìn cái giá 130k này, hỏi có bực mình không? làm c.tr khuyến mãi kiểu này là sao?" table:operator="="/>
              <table:filter-condition table:field-number="0" table:value="mình vừa order và nhận sản phẩm qua tikinow cách đây 5 phút nhưng sản phẩm bị lỗi 1 bên ngay lần đầu tiên cắm vào  " table:operator="="/>
              <table:filter-condition table:field-number="0" table:value="mình vừa test thử cáp thì cáp type c không nhận sạc nhanh trên note9 và cả s10+" table:operator="="/>
              <table:filter-condition table:field-number="0" table:value="mình xác định mua cái bình thường để nghe sách nói thôi nên k cần hay, nhưng cái này nghe thấy nó chập chờn nhảy âm tai trái phải. dây cáp cũng không dc chắc chắn, dùng sẽ dễ bị đứt. phần tai nghe hay bị tuột ra ngoài. mình muốn trả lại hàng mong tiki giải quyết giúp. xin cảm ơn" table:operator="="/>
              <table:filter-condition table:field-number="0" table:value="mình xài cỡ 2 tháng là không hoạt động nữa. mua pin mới xong gắn vào máy khác vẫn không được. nhanh hư quá à." table:operator="="/>
              <table:filter-condition table:field-number="0" table:value="mình xài đặt mãi k đc. cài đặt xong n cứ hiện lên thử lại." table:operator="="/>
              <table:filter-condition table:field-number="0" table:value="mình xài đc 1 tuần thì dây nóng, càng sạc máy càng bị hao pin, cứ cắm sạc đc 1 time thì máy về 1% pin. chưa bao giờ thấy sạc nào tệ đến thế" table:operator="="/>
              <table:filter-condition table:field-number="0" table:value="mình xài hơn một tháng rồi mới lên đây viết đánh giá,thật sự chất lượng sản phẩm quá tệ,những ngày đầu mua về vẫn dùng bình thường,sau một tháng dù cục sạc full pin nhưng cứ cắm vào là lại báo phụ kiện không hỗ trợ trong khi mình xài ip6,tương thích với mọi cục xạc của xiaomi,lúc đầu mình tưởng do dây cáp,mình đã thay dây cáp sạc nhưng tình trạng trên vẫn tiếp tục xảy ra,cục xạc gần 500k chứ có ít ỏi gì đâu,xài chưa đc hai tháng đã xảy ra tình trạng như vậy,ai muốn mua thì dẹp đừng mua nữa." table:operator="="/>
              <table:filter-condition table:field-number="0" table:value="mình xài macbook, mua ổ 240gb này để làm ổ lưu trữ ổ ngoài, mình test tốc độ ra rất thấp, không biết có bình thường không?" table:operator="="/>
              <table:filter-condition table:field-number="0" table:value="mình xài với mac gõ tiếng việt bị lỗi phím cách, windows thì k bị. chất lượng cũng tạm mà gõ k cho mac" table:operator="="/>
              <table:filter-condition table:field-number="0" table:value="mk có mua sản phẩm này với giá 42k+18kship, và sử dụng 48k tiki xu. và kết quả khi đơn hàng thông báo đang được giao thì nhân viên hôm đó đã lấy hàng của tôi. còn về tai nghe thì vài năm trước mk có mua tai nghe này về rồi. mk cảm thấy tai nghe rất rất ổn trong tầm giá, tai nghe chất lượng cao,... mong tiki khắc phục nhé" table:operator="="/>
              <table:filter-condition table:field-number="0" table:value="mk nhận dk hàng rồi nhưng mk k bật dk nguồn lên đk vậy cắm sạc vào thì k thấy báo j" table:operator="="/>
              <table:filter-condition table:field-number="0" table:value="mk nhận tai nghe thì bên nghe rõ, bên không.... rất là bực" table:operator="="/>
              <table:filter-condition table:field-number="0" table:value="mk tưởng mỗi mk mk bị lỗi chuột k đèn nhưng đọc qa cũng thấy nhiều người bị, kpit đổi trả ở đâu nữa" table:operator="="/>
              <table:filter-condition table:field-number="0" table:value="mk vừa nhận được hàng đang cần gấp mà ko sử dụng được, có chút bực mình 😣😣😣" table:operator="="/>
              <table:filter-condition table:field-number="0" table:value="mn đừng mua cái này, khoảng cách 1 lầu nhưng ko thể nhận đc sóng" table:operator="="/>
              <table:filter-condition table:field-number="0" table:value="mở hàng ra không xài được, đã phải đi đặt một loa của hãng khác, xong lúc trả hàng năm lần bảy lượt hẹn không được, rồi đến không gọi trước và thái độ rất mất dạy, vô học, ngu ngục. làm ăn thế này không chóng thì chày sẽ bị phá sản" table:operator="="/>
              <table:filter-condition table:field-number="0" table:value="mở hộp không có ốp lưng" table:operator="="/>
              <table:filter-condition table:field-number="0" table:value="mở hộp ngoài ra thì hộp sạc đã bị rạch trước bên tiki làm ăn vớ vẩn." table:operator="="/>
              <table:filter-condition table:field-number="0" table:value="mở hộp thì như đồ đã dùng rồi, bộ phát thì dính bụi, thiết lập bộ phát như là kiểu đã được sử dụng qua rồi sau đó bán tiki lên xem lại các cửa hàng bán đồ" table:operator="="/>
              <table:filter-condition table:field-number="0" table:value="mở mấy bài nhạc có tiếng bass to loa bị rè, đã đưa tiki bảo hành, hôm nay nhận được hàng loa nghe vẫn rè, không biết tiki có đưa bảo hành không hay để vậy rồi đem trả lại, loa mua chưa được một tháng" table:operator="="/>
              <table:filter-condition table:field-number="0" table:value="mo nguon kg len do. bi hu j vay" table:operator="="/>
              <table:filter-condition table:field-number="0" table:value="mô tả có cổng audio 3.5 nhưng về không có. giờ muốn trả hàng thì phải làm sao ?????" table:operator="="/>
              <table:filter-condition table:field-number="0" table:value="mô tả ghi bản có nfc trong khi nhận hàng lại không có" table:operator="="/>
              <table:filter-condition table:field-number="0" table:value="mô tả sản phẩm ghi bảo hành 36 tháng. có tem bảo hành, nhưng khi giao hàng lại không có tem bảo hành, gọi lên ngay cho tổng đài thì giải thích lòng vòng cả tuần chưa giải quyết được. vẫn đang chờ giải quyết." table:operator="="/>
              <table:filter-condition table:field-number="0" table:value="moderm cáp quang fpt đặt ở tầng lửng, repeater đặt ở tầng 1 đã báo sóng yếu rồi (vàng với lâu lâu đỏ). lên lầu 2 ngồi là không có sóng không thấy khác biệt gì giữa có và không có repeater, hoặc có nhưng rất hạn chế. vote không nên mua." table:operator="="/>
              <table:filter-condition table:field-number="0" table:value="mới  nhận  hàng  hôm qua hômnay nghe  dk có bên  một  bên  k nghe dk" table:operator="="/>
              <table:filter-condition table:field-number="0" table:value="mới  sử dụng 1 ngày bị rách" table:operator="="/>
              <table:filter-condition table:field-number="0" table:value="mới bóc hộp ra luôn nhờ shop giải thích cho e... màn hình vỡ cũng giao" table:operator="="/>
              <table:filter-condition table:field-number="0" table:value="mới đặt mua xong, thử liền con lăn kêu, gọi lên nv tư vấn bảo kêu là bthuong. trong khi con lăn kêu làm ồn và khó chịu nhất, nói lại xong bị nhân viên nc gằn giọng, bảo cho người thu hồi, hỏi khi nào trả hàng mới thì bảo không biết, rồi không lẽ đợi cả tháng." table:operator="="/>
              <table:filter-condition table:field-number="0" table:value="mới đặt mua, nhưng lại giao cho mình dòng qvo giá thấp hơn nhiều. thật sự thất vọng về cách làm việc như vậy. đang yêu cầu đổi sản phẩm xem sao nếu nhận được đúng mã sẽ cập nhật lại sau." table:operator="="/>
              <table:filter-condition table:field-number="0" table:value="mới đặt mua, nhưng lại giao cho mình dòng qvo giá thấp hơn nhiều. thật sự thất vọng về cách làm việc như vậy. đang yêu cầu đổi sản phẩm xem sao nếu nhận được đúng mã sẽ cập nhật lại sau." table:operator="="/>
              <table:filter-condition table:field-number="0" table:value="mới đầu cài driver đủ kiểu mới kết nối được với tai nghe bluetooth, nhưng khá chập chờn, mất kết nối là kết nối lại rất khó, phải khởi động lại máy tính. bây giờ hết kết nối được luôn. xài rất ức chế. tôi muốn trả sản phẩm này." table:operator="="/>
              <table:filter-condition table:field-number="0" table:value="mới đầu mua về thấy ngoại hình cũng ok, nghe nhạc rõ lớn, nhưng quá nhanh hư, đúng 1 tháng 10 ngày là đi" table:operator="="/>
              <table:filter-condition table:field-number="0" table:value="mới đầu nghe tạm ổn nhưng nghe 1 lúc sẽ hơi bị đau tai (chưa quá 2 giờ) có 3 lần đang nghe cảm thấy đau nhói như kiểu giật điện trong tai nên phải bỏ luôn không dám dùng nữa." table:operator="="/>
              <table:filter-condition table:field-number="0" table:value="mới đầu tiên khi mua về đã bị rọc mất rồi không còn tình trạng nguyên seal là 1  tem thì giống như fpt nhưng ko phải fpt chắc nhái r  2 là tốc độ ko như mô tả chỉ dc 2 3 mb/s cao lắm dc 5.x mb/s ( tốc độ miêu tả là 10gb) 3 là usb chủ có 14 gb bộ nhớ ( tiêu đề là 16 gb ) tui cho mất 1 gb còn 15 gb thui chứ sao còn có 14 gb  lưu ý ổ cứng máy của tôi là ssd 500gb chép qua  cảm thấy bị lừa bởi tiki" table:operator="="/>
              <table:filter-condition table:field-number="0" table:value="mới đầu về thì dùng rất tốt, sạc vào nhanh, mà sạc cho con galaxy s8 của mình cũng nhanh. thế mà không hiểu sao dùng được hơn 1 tuần thì không sạc được cho điện thoại nữa dù đèn báo pin vẫn đầy. mà lỗi không phải do dây cáp. lần đầu tiên thất vọng vì sản phẩm của tiki  ." table:operator="="/>
              <table:filter-condition table:field-number="0" table:value="mới đt lên tiki rồi, bật lên rồi mà kg nhận bluetooth. đề nghị shop xem đổi lại hàng" table:operator="="/>
              <table:filter-condition table:field-number="0" table:value="mới dùng 1 hô đã hỏng 1 loa,giờ phải làm thế nào nhỉ" table:operator="="/>
              <table:filter-condition table:field-number="0" table:value="mới dùng 1 lần và đã toi  ., nhựa không tốt" table:operator="="/>
              <table:filter-condition table:field-number="0" table:value="mới dùng 1 tháng đã xảy ra lỗi, gửi bảo hành lúc thì hẹn ngày này lúc hẹn ngày khác gần 2 tuần chưa bảo hành xong. gọi hỗ trợ thì đỗ hết cho bên sản xuất. rất thiếu trách nhiệm." table:operator="="/>
              <table:filter-condition table:field-number="0" table:value="mới dùng 1 thời gian thit bút không hoạt động nữa, mình muốn bảo hành phải làm sao ạ ?" table:operator="="/>
              <table:filter-condition table:field-number="0" table:value="mới dùng 2 tuần đã bị đơ ko nhạy như lúc mới mua. thất vọng về dịch vụ của tiki khi lần nào mua hàng cũng phải đổi trả." table:operator="="/>
              <table:filter-condition table:field-number="0" table:value="mới dùng 2 tuần đã bị đơ ko nhạy như lúc mới mua. thất vọng về dịch vụ của tiki khi lần nào mua hàng cũng phải đổi trả." table:operator="="/>
              <table:filter-condition table:field-number="0" table:value="mới dùng đc 2 ngày mà sao sim như là hết lưu lượng ế..thế nào tiki phải xem lại chứ   " table:operator="="/>
              <table:filter-condition table:field-number="0" table:value="mới dùng đc một hôm bật k lên nhờ tiki hoàn lại giúp" table:operator="="/>
              <table:filter-condition table:field-number="0" table:value="mới dùng được 1 tuần đã không sạc được rồi. nhìn kĩ lại sản phẩm thì thấy vẫn còn ba via, nhưng lại có cả tem hologram ankervn.com !!!???" table:operator="="/>
              <table:filter-condition table:field-number="0" table:value="mới dùng được 2 ngày, loa bass  có âm thanh rè rè dù không mở gì. không tin tưởng được chất lượng." table:operator="="/>
              <table:filter-condition table:field-number="0" table:value="mới dùng được 4 tháng đã hỏng, hàng chính hãng mà như hàng tàu" table:operator="="/>
              <table:filter-condition table:field-number="0" table:value="mới dùng được 4 tháng đã hỏng, hàng chính hãng mà như hàng tàu" table:operator="="/>
              <table:filter-condition table:field-number="0" table:value="mới dùng được 5 6 tháng, thế nhưng đã xảy ra trường hợp nóng củ sạc đến nỗi lúc tháo ra là bị rời luôn chân như thế này. hết hỏng dây giơ lại hỏng củ. mất niềm tin" table:operator="="/>
              <table:filter-condition table:field-number="0" table:value="mới dùng được 8 ngày thì hư. tốc độ ghi thì chậm. giờ cắm vào máy tình nào cũng không nhận được usb nữa. đề nghị tiki và cửa hàng bảo hành cho mình." table:operator="="/>
              <table:filter-condition table:field-number="0" table:value="mới dùng được hai ngày thì lớp màng loa phía trong đã bị bong ra mong tiki hỗ trợ đổi lại" table:operator="="/>
              <table:filter-condition table:field-number="0" table:value="mới dùng được tháng đầu tiên hơn 800mb, còn dư hơn 3000mb nhưng không thể vào internet được nữa" table:operator="="/>
              <table:filter-condition table:field-number="0" table:value="mới dùng hai tuần đã chai pin" table:operator="="/>
              <table:filter-condition table:field-number="0" table:value="mới dùng khá ít mà đã hỏng, kẹt nút chuột phải, thất vọng" table:operator="="/>
              <table:filter-condition table:field-number="0" table:value="mới dùng mấy tháng mà phần bao cao su xung quanh đã bị ố , dù tay mình cũng ko phải loại nhiều mồ hôi tay.   nhìn ở nhoài trông bẩn kinh, mà chất liệu này lại ko làm sạch được." table:operator="="/>
              <table:filter-condition table:field-number="0" table:value="moi dung thi ok lam , de dung thoi gian moi biet" table:operator="="/>
              <table:filter-condition table:field-number="0" table:value="mới dùng từ cuối tháng 7/2019 đến 12/1/2020 là không dùng được nữa" table:operator="="/>
              <table:filter-condition table:field-number="0" table:value="mới dùng vài lần nhưng sạc k nhận?mong phản hồi shop" table:operator="="/>
              <table:filter-condition table:field-number="0" table:value="mới gắn vào thì sóng mạnh lắm. nhưng nó hút wifi gốc, làm wifi nhà còn 1/2 dung lượng. sd 1 thời gian sau 2 cái wifi yếu như nhau luôn." table:operator="="/>
              <table:filter-condition table:field-number="0" table:value="mới giao lúc sáng 1 lát sau kiểm tra máy chắc chắn lỗi, cái nút reset lỗi chắc chắn và dễ kiểm tra nhất. gọi tiki thì dài dòng đợi 48h giải quyết xác nhận? vậy khi nào xài? tốn thời gian nhờ bạn đem trực tiếp ra hãng liền thì hãn bảo đợi tầm 4 ngày? sao ko nói 1 năm luôn đi, cúng tiền cho sài." table:operator="="/>
              <table:filter-condition table:field-number="0" table:value="mới giao qua xài được 2 ngày không sạc được . có bảo hành không shop" table:operator="="/>
              <table:filter-condition table:field-number="0" table:value="mới khui hộp đã bị hư...mua hãy kiểm tra hàng trước nha" table:operator="="/>
              <table:filter-condition table:field-number="0" table:value="mới khui khỏi hộp test không nghe được luôn rồi, đừng ai mua, lừa đảo quá" table:operator="="/>
              <table:filter-condition table:field-number="0" table:value="mới khui ra cắm sạc 5p không thấy lên đèn nữa. hàng không sử dụng được sao h" table:operator="="/>
              <table:filter-condition table:field-number="0" table:value="mỗi lần cắm sạt vô là chuộc cảm ứng của laptop bị đơ" table:operator="="/>
              <table:filter-condition table:field-number="0" table:value="mỗi lần di chuyển chuột đi lại là phải tháo pin ra gắn lại mới xài được, rất bất tiện, có lúc phải tháo lắp vài lần mới được." table:operator="="/>
              <table:filter-condition table:field-number="0" table:value="mới lấy hàng test ngay thì chuột lỗi, độ trễ của trỏ chuột làm mình rất ức chế. mong nhà sản xuất cải thiện sp hơn" table:operator="="/>
              <table:filter-condition table:field-number="0" table:value="mới lấy lúc 11h mới xài chưa đc 1 tiếng màn đen thui giờ muốn đổi lại kh đc  " table:operator="="/>
              <table:filter-condition table:field-number="0" table:value="mới lấy về  nghe được 15 phút báo low battery  sau đó im luôn!!!" table:operator="="/>
              <table:filter-condition table:field-number="0" table:value="mới mang về dùng ok đx 2 hôm thù bị tụt mấy chân sạc bjo k sạc đc hic chán quá" table:operator="="/>
              <table:filter-condition table:field-number="0" table:value="mới mua  lúc  sáng  sạc pin điến giờ  k mở nguồn dk" table:operator="="/>
              <table:filter-condition table:field-number="0" table:value="mới mua 1 ngày, tai nghe bên trái lởm chởm quá, tự ngắt liên tục, cứ 3 4 phút tự ngắt 1 lần. cần đổi sản phẩm khác, ra đường thì thua luôn, không nghe được gì cả, sản phẩm đọc review rất chất mua về như không, bực mình kinh khủng. cần đổi sản phẩm mới tốt hơn." table:operator="="/>
              <table:filter-condition table:field-number="0" table:value="mới mua 1 thasg hư rồi" table:operator="="/>
              <table:filter-condition table:field-number="0" table:value="mới mua 1 tuần phải gửi bảo hành hang kem chat lượng quá" table:operator="="/>
              <table:filter-condition table:field-number="0" table:value="mới mua 2 tháng mà đã hư một bên tai và bị lỗi âm thanh như radio ko dò đc đài vậy." table:operator="="/>
              <table:filter-condition table:field-number="0" table:value="mới mua 3 tháng đã đột tử r, h k biết làm sao" table:operator="="/>
              <table:filter-condition table:field-number="0" table:value="mới mua 3/8 nay đã ko dùng được" table:operator="="/>
              <table:filter-condition table:field-number="0" table:value="mới mua cách đây không lâu thì lớp da 2 bên chuột đã bong tróc, nút bấm chuột trái thì đã có hiện tượng double click. tiki xem hàng hoá thế nào mà chất lượng còn tệ hơn cả mua hàng fake trên shopee vậy???" table:operator="="/>
              <table:filter-condition table:field-number="0" table:value="mới mua cách đây không lâu thì lớp da 2 bên chuột đã bong tróc, nút bấm chuột trái thì đã có hiện tượng double click. tiki xem hàng hoá thế nào mà chất lượng còn tệ hơn cả mua hàng fake trên shopee vậy???" table:operator="="/>
              <table:filter-condition table:field-number="0" table:value="mới mua chỉ nghe đc 1 bên tai, 1 bên tai ko nghe đc" table:operator="="/>
              <table:filter-condition table:field-number="0" table:value="mới mua chưa dk bao lâu giờ nghe dk có 1bên thôi" table:operator="="/>
              <table:filter-condition table:field-number="0" table:value="mới mua chưa được 1 tuần thì chức năng bluetooth đã bị hỏng không dùng được!" table:operator="="/>
              <table:filter-condition table:field-number="0" table:value="mới mua con này, vỏ hộp thì cũ, seri trên chuột và trên hộp khác nhau. nhưng mình ok, vẫn nhận. nhưng kết nối bluetooth ko dc, gọi lên tư vấn thì nhân viên nói muốn kết nối chức năng bluetooth thì bắt buộc phải có 2 máy tính. 1 máy kết nối qua receiver, 1 máy kết nối bluetooth. trên tiki ko hề ghi như vậy. bỏ ra 570k để có chức năng bluetooth mà ko dc thì mua làm gì. ban đầu mình chỉ tính đổi sang chuột mới, nhưng nhân viên tư vấn rất thái độ. mình rất bực mình và xin trả luôn thì cúp máy ngang giữa chừng mua trên tiki nhiều lần rồi nhưng chính thức tạm biệt tiki." table:operator="="/>
              <table:filter-condition table:field-number="0" table:value="mới mua đã bị lỗi bluetooth và wifi, tự động tắt, mất kết nối. không biết tiki có chính sách đổi  mới khi mua mới không" table:operator="="/>
              <table:filter-condition table:field-number="0" table:value="mới mua đã căm ko lên, quá sai lầm khi ko khui hàng ra thử... đã update driver các kiểu, cắm từ pc sang laptop cũng ko lên đèn. thế nhé!!!" table:operator="="/>
              <table:filter-condition table:field-number="0" table:value="mới mua đã căm ko lên, quá sai lầm khi ko khui hàng ra thử... đã update driver các kiểu, cắm từ pc sang laptop cũng ko lên đèn. thế nhé!!!" table:operator="="/>
              <table:filter-condition table:field-number="0" table:value="mới mua đã hỏng mic  bực thật sự" table:operator="="/>
              <table:filter-condition table:field-number="0" table:value="mới mua đã hư một bên, chắc do xui nên cho 1 sao" table:operator="="/>
              <table:filter-condition table:field-number="0" table:value="moi mua dc 1 tuần gio sạc điện ko vô roi . moi đầu thì sạc đầy co 4 đèn báo.bay gio sac 2 tm 3 tieng cung chi có một đen sáng." table:operator="="/>
              <table:filter-condition table:field-number="0" table:value="mới mua đc 2 ngày ... bị hư nguồn ?? là sao ! ? đang xài cắm điện đc 5  10 phút là tắt lun cả nguồn ?" table:operator="="/>
              <table:filter-condition table:field-number="0" table:value="mới mua đc gần 1 tuần đến hôm nay xuất hiện nhiều lỗi như đang phát thì mất kết nối sau đó thì phải rest lại mới dùng đc sau đó cứ dùng đc 20 phút thì lại mất kết nối thực sự rất thất vọng về chất lượng sản phẩm" table:operator="="/>
              <table:filter-condition table:field-number="0" table:value="mới mua để vào máy nhận 28,8g nhưng khi copy file 6g thì báo không đủ dung lượng ? đề nghị đổi lại cái khác." table:operator="="/>
              <table:filter-condition table:field-number="0" table:value="mới mua dk 4 ngày tai bên trái đã hỏng ko lên đèn." table:operator="="/>
              <table:filter-condition table:field-number="0" table:value="mới mua dùng chưa được 2 tháng đã bị dub rồi, không biết là trúng phải chuột đểu ko nữa" table:operator="="/>
              <table:filter-condition table:field-number="0" table:value="mới mua dùng chưa được 2 tháng đã bị dub rồi, không biết là trúng phải chuột đểu ko nữa" table:operator="="/>
              <table:filter-condition table:field-number="0" table:value="mới mua dùng đc 1 ngày đã chết một tai nghe, giờ chỉ nghe đc một tai. tai bên còn lại bỏ vào sạc cũng ko sáng. quá thất vọng về sp. mọi người cân nhắc khi mua nhé" table:operator="="/>
              <table:filter-condition table:field-number="0" table:value="mới mua dùng được hơn 3 ngày,  điện thoại tự dưng đứng và man hình đen thui,  bật không lên, chán quá đi.  sao có thể bán được cho khách sản phẩm lỗi như vậy hay thiệt." table:operator="="/>
              <table:filter-condition table:field-number="0" table:value="mới mua dùng rất tốt, sau khi sạc pin lần đầu thì bây giờ không sạc nhanh được nữa." table:operator="="/>
              <table:filter-condition table:field-number="0" table:value="mới mua được 1 ngày, dùng mau hao pin, sạc tới 65% thì ko sạc được nữa" table:operator="="/>
              <table:filter-condition table:field-number="0" table:value="mơi mua được 2 ngày" table:operator="="/>
              <table:filter-condition table:field-number="0" table:value="mơi mua được 2 ngày" table:operator="="/>
              <table:filter-condition table:field-number="0" table:value="mới mua được 2 ngày , nhưng loa dùng đã thấy loa bắt đầu bị rè. đang đợi kỹ thuật bên tiki liên lạc lại để bảo hành." table:operator="="/>
              <table:filter-condition table:field-number="0" table:value="mới mua được 2 ngày trắng xóa màn hình  ! không biết vì sao đề nghị bên bán bảo hành sản phẩm  không có cả sdt để liên hệ  cũng không có nút trả hàng  thất vọng quá" table:operator="="/>
              <table:filter-condition table:field-number="0" table:value="mới mua được 3 ngày giờ nút nguồn không tắt được thì làm thế nào nhỉ?" table:operator="="/>
              <table:filter-condition table:field-number="0" table:value="mới mua được 3 tháng mà bảo hành 1 tháng vẫn chưa xong. check ra thì imei báo đỏ, gọi tổng đài cũng k giải thích được, mua rất nhiều đồ ở tiki mà lần này thất vọng quá, rất cần câu trả lời từ tiki, hàng chính hãng sao imei đỏ vậy?" table:operator="="/>
              <table:filter-condition table:field-number="0" table:value="mới mua được 4 tháng nhưng giờ đã sạc không được , thường xuyên k nhận sạc, iphone báo phụ kiện không được hỗ trợ ? giờ muốn bảo hành thì sao" table:operator="="/>
              <table:filter-condition table:field-number="0" table:value="mới mua được có 3 tuần mà nút nguồn chập chờn giờ không bật được luôn rồi" table:operator="="/>
              <table:filter-condition table:field-number="0" table:value="mới mua được mấy tháng mà pace running đã đo sai quá sai rồi. chán" table:operator="="/>
              <table:filter-condition table:field-number="0" table:value="mới mua được một ngày, nhận thấy màn mình có nhiều vị trí cố định hiện chữ bị mờ, nhòe và hiển thì màu tro tro xám thay vì màu đen." table:operator="="/>
              <table:filter-condition table:field-number="0" table:value="mới mua được tháng, hỏng nút cuộn chuột giờ không dùng được." table:operator="="/>
              <table:filter-condition table:field-number="0" table:value="mới mua được vài tháng đã bị hư bluetooth, mặc dù đã gửi tiki bảo hành nhưng khi nhận lại vẫn không sử dụng được" table:operator="="/>
              <table:filter-condition table:field-number="0" table:value="mới mua hồi 22.5 đang dùng bình thường không rơi rớt gì cả mà chuột không hiện đèn lên, không dùng đc nữa. đã thử mọi cách thay pin kết nối lại vẫn không dùng đc" table:operator="="/>
              <table:filter-condition table:field-number="0" table:value="mới mua hồi trước tết, mới sài 1 2 lần đã bị liệt nút" table:operator="="/>
              <table:filter-condition table:field-number="0" table:value="mới mua hồi trước tết, mới sài 1 2 lần đã bị liệt nút" table:operator="="/>
              <table:filter-condition table:field-number="0" table:value="mới mua hôm 3/2 ghi đc tần 170gb là không ghi được nữa, trong 170gb ghi đc thì đâu hơn 1 nữa file là không đọc được( trên máy copy file qua ổ và lấy ổ cắm vào 4 máy khác cũng không đọc được file) đến sáng nay cắm vào lại thì báo  e:\ ís not accessible the request failed due to a fatal device hardware error   yêu cầu shop xem xét đổi sản phẩm cho mình, tin tưởng ung hộ tiki bấy lâu nay hi vọng tiki k làm mình thất vọng" table:operator="="/>
              <table:filter-condition table:field-number="0" table:value="mới mua hôm qua 9590000 hôm nay giảm còn 9090000. bất công quá." table:operator="="/>
              <table:filter-condition table:field-number="0" table:value="mới mua hôm qua hôm nay hư cảm ứng, gọi tổng đài thì 48 giờ thì mới hỗ trợ. chất lượng quá kém" table:operator="="/>
              <table:filter-condition table:field-number="0" table:value="mới mua hỏng giắc cắm sạc" table:operator="="/>
              <table:filter-condition table:field-number="0" table:value="mới mua loa bluetooth km s1 ngày 14 tháng 8 . mà mic hư   gọi lên hot line tiki k dc . làm sao bây giờ mọi người . mất niềm tin với mấy sản phẩm online quá   mua 3 lần đều lỗi cả 3 .cả nhà ơi" table:operator="="/>
              <table:filter-condition table:field-number="0" table:value="mới mua mà bàn phím k nhận. đang làm đổi hàng phải mất thêm thời gian. chán" table:operator="="/>
              <table:filter-condition table:field-number="0" table:value="mới mua mà bị hỏng 1 bên tai rồi" table:operator="="/>
              <table:filter-condition table:field-number="0" table:value="mới mua mà bị lỗi pin tuột rất mau . sạc chưa được gì hết dã hết pin mong shop xem lại giúp e với ạ" table:operator="="/>
              <table:filter-condition table:field-number="0" table:value="mới mua mà củ sac nhanh đã họng" table:operator="="/>
              <table:filter-condition table:field-number="0" table:value="mới mua mà hỏng mất 1 bên trái. về 1 bên có bin nghe được. còn 1 sạc không vô, khởi động không lên" table:operator="="/>
              <table:filter-condition table:field-number="0" table:value="mới mua mà không kết nối được dù đã sạc. mong  tiki xem lại để đổi trả" table:operator="="/>
              <table:filter-condition table:field-number="0" table:value="mới mua mà lỗi 1 sọc giữa như thế này, yêu cầu đổi trả hàng nhé tiki" table:operator="="/>
              <table:filter-condition table:field-number="0" table:value="mới mua máy mở hộp chưa kịp chụp hình khen thì cài đặt xong xuôi mở vào màn hình máy bắt đầu chớp màn hình liên tục. quay lại clip mà ko biết làm sao up lên cho tiki xem. đã khởi động lại máy, reset lại máy. khởi động lại vẫn bị. nhờ tiki xem giúp nhé. chưa kịp vui đã buồn mất rồi." table:operator="="/>
              <table:filter-condition table:field-number="0" table:value="mới mua một tuần lễ đã k nghe đc một bên roi. có đc đổi k vây ạ" table:operator="="/>
              <table:filter-condition table:field-number="0" table:value="mới mua ngày 19/7, nay 15/8, công việc không sử dụng nhiều. đang sử dụng bị sọc 1 đường.  không biết có mua lầm hàng không" table:operator="="/>
              <table:filter-condition table:field-number="0" table:value="mới mua nó bị hư 1 đầu. giờ giải quyết sao tiki?" table:operator="="/>
              <table:filter-condition table:field-number="0" table:value="mới mua sài dc một tuần thì cứ đang tự sạc thì lại tự động tắt" table:operator="="/>
              <table:filter-condition table:field-number="0" table:value="mới mua sản phẩm này mà cảm thấy không hài lòng, nhưng đã lỡ mất hoá đơn nên đành chịu!" table:operator="="/>
              <table:filter-condition table:field-number="0" table:value="mới mua sản sảm đc 15 ngày cổng wan của sản phẩm bị hư" table:operator="="/>
              <table:filter-condition table:field-number="0" table:value="mới mua sim mà nhắn tin tổng đài kiểm tra đã ở chu kỳ thứ 9. làm ăn cái kiểu quái quỷ gì vậy. đề nghị tiki xử gấp cái shop trời đánh này dùm với!!!! bực hết sức. trả sim hoàn tiền điiiiiiiiiiiiiiiiiiiiiiiiiiiiiiiiiiiiiiiiiiiiiiiiiiiiiiiiiiiiiiiiiiiiiiiiiiiiiiiiiiiiiiiiiiiiiiiiiiiiiiiiiiiiiiii" table:operator="="/>
              <table:filter-condition table:field-number="0" table:value="mới mua tháng 1/2020 tháng 3/2020 hết hạn hết dung lượng" table:operator="="/>
              <table:filter-condition table:field-number="0" table:value="mới mua thì xài good, đến bây giờ sau thời gian sử dụng thì nó chập chờn hay bị mất kết nối. mua hàng ngày 19/02/2019 và hôm nay 07/06/2019 tôi viết nhận xét" table:operator="="/>
              <table:filter-condition table:field-number="0" table:value="mới mua từ 23/7 đến giờ được 2 tuần đã hỏng chuột phải, di mất nét. giờ bảo hành và đổi trả như thế nào?" table:operator="="/>
              <table:filter-condition table:field-number="0" table:value="mới mua từ ngày 31/01/2020 mà bây giờ đã hỏng mất rồi hư quá nhanh chưa dùng đc 1 năm." table:operator="="/>
              <table:filter-condition table:field-number="0" table:value="mới mua vài tháng mà cái lăn chột đã kêu két két, gửi bảo hành ntn đây shop" table:operator="="/>
              <table:filter-condition table:field-number="0" table:value="mới mua ve 1 ngày mà hư luôn rồi" table:operator="="/>
              <table:filter-condition table:field-number="0" table:value="mới mua về cắm vào máy tình trạng ổ cứng chỉ 99% mình cảm thấy ko thích khi mua sản phẩm mới mà như vầy." table:operator="="/>
              <table:filter-condition table:field-number="0" table:value="mới mua về chưa gì hết hư   thôi ko đặt hàng trên tiki nữa xóa app là vừa  " table:operator="="/>
              <table:filter-condition table:field-number="0" table:value="mới mua về chưa sử dụng gì mà đã hư một tai ko nghe được" table:operator="="/>
              <table:filter-condition table:field-number="0" table:value="mới mua về còn 2 cục bin sài hết sạc lại không lên bin là sao đổi cục sạc lại ko thì trả tiền lại đây làm ăn ki z đổi mấy sợi dây rồi sạc vẫn không lên bin" table:operator="="/>
              <table:filter-condition table:field-number="0" table:value="mới mua về đã bị bóc tem và keo dán phía ngoài hộp đã bị cắt. ko biết sản phẩm ntn đây nữa" table:operator="="/>
              <table:filter-condition table:field-number="0" table:value="mới mua về đã bị hư 1 bên tai, không biết phải đổi như thế nào, coi như mất tiền oan.." table:operator="="/>
              <table:filter-condition table:field-number="0" table:value="mới mua về đã thấy bóc ra, trong vẫn còn dữ liệu. không hiểu bán hàng kiểu gì." table:operator="="/>
              <table:filter-condition table:field-number="0" table:value="mới mua về đã trục trặc liên tục. đến nay thì không dùng được hoàn toàn. chuột bị kênh, bập bênh rất khó chịu. có 200k nên không yêu cầu đổi bảo hành làm gì nhưng mua bực vào mình" table:operator="="/>
              <table:filter-condition table:field-number="0" table:value="mới mua về háo hức, ai dè lúc kết nối thì tín hiệu chập chờn, dùng cho tai nghe bluetooth không được, khuyên thật lòng ai mua về để kết nối với tai nghe bluetooth thì đừng nên phí tiền." table:operator="="/>
              <table:filter-condition table:field-number="0" table:value="mới mua về kết nối bluetooth méo được, chán thật sự.shop làm ăn vậy bán được 1 lần này thôi nhá" table:operator="="/>
              <table:filter-condition table:field-number="0" table:value="moi mua ve kích song 5ghz ok.rết lại kich lại sóng đo lai k dduoc,khong hien ra wifi gốc" table:operator="="/>
              <table:filter-condition table:field-number="0" table:value="mới mua về là tai bên trái ko nghe được gì hết, kể cả đã sạc đầy. mua về mà hư như vậy là sao? shop làm ăn gian dối" table:operator="="/>
              <table:filter-condition table:field-number="0" table:value="mới mua về mà đã bị liệt phím r!!! . vừa dùng được một hôm nhận hàng là t2, mà nay mớ t4 dùng lịa lần nữa đã bị liệt phím. bấm nhảy tứ tán lung tung là làm sao???" table:operator="="/>
              <table:filter-condition table:field-number="0" table:value="mới mua về mà không dùng được, phí tiền phí thời gian" table:operator="="/>
              <table:filter-condition table:field-number="0" table:value="mới mua về nghe rõ, tốt. nhưng chỉ được 2 tuần, dù đã giữ gìn cẩn thận, có dây quấn các kiểu nhưng đã bị hư 1 bên. giờ chỉ còn nghe được mỗi bên phải. thực sự rất thất vọng." table:operator="="/>
              <table:filter-condition table:field-number="0" table:value="mới mua về pin phù ko sử dụng được, không kiểm tra được máy sạc thì lỗ nhỏ đưa sạc lớn không sạc được,  giống mua mô hình đt cho con nít chơi." table:operator="="/>
              <table:filter-condition table:field-number="0" table:value="mới mua về test thử thì bị hư 1 tai nghe  r . hàng dỗm . tin tưởng tiki vào mua mà hàng hk ra gì. t thề hk bao giờ mua hàng trên tiki nữa" table:operator="="/>
              <table:filter-condition table:field-number="0" table:value="mới mua về tháo seal hộp mực và miếng nhựa bảo vệ hai điểm tiếp xúc hộp mực khởi động máy mô tơ quay mãi không dừng" table:operator="="/>
              <table:filter-condition table:field-number="0" table:value="mới mua về xài ko dc. chán quá. lien he lại gium tiki oi" table:operator="="/>
              <table:filter-condition table:field-number="0" table:value="mới mua về xài ko dc. chán quá. lien he lại gium tiki oi" table:operator="="/>
              <table:filter-condition table:field-number="0" table:value="mới mua về, gắn vào máy lần thứ 1 thì nhận, và từ lần thứ 2 trở đi là ko nhận nữa. tiki hướng dẫn mình chỗ bảo hành với." table:operator="="/>
              <table:filter-condition table:field-number="0" table:value="mới mua về. hí hửng khui hộp thì chỉ nghe đc 1 tai. tai còn lại thì tịt câm. đã thử làm mọi việc. gọi tổng đài thì nói đợi kỹ thuật gọi để kiểm tra. chẳng biết khi nào mới có cái mà nghe." table:operator="="/>
              <table:filter-condition table:field-number="0" table:value="mới mua xài không bao lâu đã hư, gửi mail báo hỏng k thấy phản hồi" table:operator="="/>
              <table:filter-condition table:field-number="0" table:value="mới mua xong, tai nghe kết nối với đt a, gọi từ a sang đt b thì khi nói, b ko nghe gì, tai nghe thu được âm của b nói chuyện a nghe rõ, b lại không nghe. lâu lâu nghe được, đa số người gọi không nghe được phải làm sao bây giờ?" table:operator="="/>
              <table:filter-condition table:field-number="0" table:value="mới mua, màn hình không có miếng dán, mở nguồn không lên" table:operator="="/>
              <table:filter-condition table:field-number="0" table:value="mọi người k nên mua tại tiki vì sp bị hư liên lạc bảo hành rất lâu." table:operator="="/>
              <table:filter-condition table:field-number="0" table:value="mọi người mình cho hỏi cáp vừa bóc hộp nhưng cắm sạc không vào, máy không báo là đang sạc, là cáp có lỗi từ nhà sản xuất. bây giờ muốn đổi trả bảo hành thì làm thế nào???" table:operator="="/>
              <table:filter-condition table:field-number="0" table:value="mới nhận ! cắm vào không nhận được gì cả, kết nối với loa bluetooth vẫn không nhận! quá thất vọng !" table:operator="="/>
              <table:filter-condition table:field-number="0" table:value="mới nhận buổi sáng 29/01/2018, sản phẩm bị lỗi. cắm vào laptop ko nhận, rút ra cắm lại chỗ cũ thì nhận. chép file vào usb thì thể tốc độ rất tốt 4mb/s nhưng chép hoài ko dc. usb bị lỗi. bảo hành sao vậy bạn." table:operator="="/>
              <table:filter-condition table:field-number="0" table:value="mới nhận đc hàng thì hình thức ổn nhưng khi sử dụng tín hiệu thường xuyên bị nhiễu. đã test trên nhiều thiết bị, mic thường xuyên bị rè." table:operator="="/>
              <table:filter-condition table:field-number="0" table:value="mới nhận đc hàng. tai nghe nghe khá ổn nhưng sạc đốc sạc ko vào điện đèn đốc sạc cứ nhấp nháy xanh đỏ.ko thể vừa sạc đốc vừa sạc tai nghe đc." table:operator="="/>
              <table:filter-condition table:field-number="0" table:value="mới nhận đơn tiki giao hàng tiki now về ghim sạc khoảng 5p bị nổ luôn cục sạc là ntn?????" table:operator="="/>
              <table:filter-condition table:field-number="0" table:value="mới nhận được hàng , bên ngoài vỏ băng keo rất mới , hàng nguyên seal , mở hộp ra thì hàng bên trong đã bị khui , ko hiểu buôn bán kiểu gì , chưa dùng nhưng thấy đã bóc ra là có cảm giác không tốt rồi , yêu cầu tiki theo dõi sát ng bán hơn !!!" table:operator="="/>
              <table:filter-condition table:field-number="0" table:value="mới nhận được hàng thì thấy hộp bị rách. test bằng phần mềm kingston ssd manager v1.1.2.6 thì không nhận ổ đĩa, không biết hàng chính hãng không? mình test tốc độ bằng phần mềm crystaldiskmark thì tốc độ đọc, ghi rất thấp, thử coppy file trực tiếp trên ổ đĩa chỉ được 40mb/s.  cực kỳ thất vọng với sản phẩm tiki lần này!" table:operator="="/>
              <table:filter-condition table:field-number="0" table:value="mới nhận được sạc hôm qua, sạc dt mãi hơn 30’ được 15% pin, và sau đó sạc cục sạc thì gần hết 1 ngày mới đầy pin? mong tiki xem lại và giải quyết đổi trả giúp mình." table:operator="="/>
              <table:filter-condition table:field-number="0" table:value="mới nhận được sản phẩm sáng nay (17.06.2020). chuột kết nối được nhưng bàn phím không kết nối được. hàng nguyên seal, chưa mở ra để dán bảo hành. tiki hổ trợ mình vấn đề này gấp nhé." table:operator="="/>
              <table:filter-condition table:field-number="0" table:value="mới nhận hàng   nhẹ nhàng cẩn thận ráp chân vào cắm dây test thử sơ mà đã 4 điểm chết   to nhất là điểm trong hình số 3   tiki giúp với !" table:operator="="/>
              <table:filter-condition table:field-number="0" table:value="mới nhận hàng chiều nay, đồ dùng kém chất lượng, ngay cả tặng cái mây hút bụi nó cũng vô dụng, nó ko hút mà cũng ko thổi được. sau mươi mấy ngàn là quá mắc, đây là lần cuối tui dùng những sản phẩm này" table:operator="="/>
              <table:filter-condition table:field-number="0" table:value="mới nhân hang đem ra xac thời giang dai nhưng ko vô điên" table:operator="="/>
              <table:filter-condition table:field-number="0" table:value="mới nhận hàng hôm nay,tai nghe sạc ko vô pin,bực mình" table:operator="="/>
              <table:filter-condition table:field-number="0" table:value="mới nhận hàng hôm qua . tai nghe qua còn nghe ok . tới hôm nay lấy ra dùng có hiện tượng bị chập chờn mất kết nối.  nhạc nghe có lúc bị xuống như hết pin  trong khi pin full . yêu cầu hổ trợ" table:operator="="/>
              <table:filter-condition table:field-number="0" table:value="mới nhận hàng hôm qua hôm nay xài đã hư  nó báo hết pin xong mở hộp bỏ vào ko sạc được trong khi hộp sạc đã sạc đầy tối hôm qua. giờ muốn trả lại hàng thì làm sao đây ?  tiki trả lời giùm chứ thất vọng về sản phẩm quá." table:operator="="/>
              <table:filter-condition table:field-number="0" table:value="mới nhận hàng lúc sáng cắm vào máy,chẳng có máy nào nhận ,thất vọng với sản phẩm, chờ xem tiki giải quyết như thế nào?" table:operator="="/>
              <table:filter-condition table:field-number="0" table:value="mới nhận hàng sáng nay (2/6/2020). sản phẩm bề ngoài thì nhìn được nhưng cứ bật mic lên là hú ầm trời. khi vừa cắm nguồn vừa mở loa thì loa cứ kêu ì ì. chất lượng quá tệ mua phí cả tiền. tiki có hỗ trợ đổi hàng k vậy." table:operator="="/>
              <table:filter-condition table:field-number="0" table:value="mới nhận hàng xong chưa được 30phut thì tắt nguồn mở hoài không lên! buồn" table:operator="="/>
              <table:filter-condition table:field-number="0" table:value="mới nhận hàng, cắm vào pc nhận bình thường, nhưng xài với headphone đc một lúc thì không nghe đc nữa, mạc dù vẫn kết nối bluetooth. rút usb ra cắm vào đc một chút thì bị lại" table:operator="="/>
              <table:filter-condition table:field-number="0" table:value="mới nhận hàng, nhưng máy báo không có ổ cứng. gọi tiki đề nghị hỗ trợ kỹ thuật thì báo 24 48h sau kỹ thuật sẽ liên lạc lại.  rất rất rất không hài lòng." table:operator="="/>
              <table:filter-condition table:field-number="0" table:value="mới nhận sản phẩm quá thất vọng, hộp giấy đã bị mở như hình, xuống lắp thử trên ô tô thì báo thẻ nhớ bị lỗi . vui lòng đổi lại sản mới đảm bảo hàng chất lượng nguyên seal cho khách hàng ." table:operator="="/>
              <table:filter-condition table:field-number="0" table:value="mới nhận về , thì mình đem đi sạc pin mà ko thấy lên đèn . kết nối ko đc . đề nghị tiki đổi cho tôi cái khác" table:operator="="/>
              <table:filter-condition table:field-number="0" table:value="mới nhận, cắm vào máy không hoạt động, cắm máy khác cũng vậy. kết luận: sản phẩm bị hư. đã phản hồi liền, tổng đài nói tiếp nhận nhưng không phản hồi gì về hướng dẫn đổi trả.. không biết phải làm sao đây?" table:operator="="/>
              <table:filter-condition table:field-number="0" table:value="mới nhưng đã bị khoá gọi đi, gọi đến.  mật khẩu ban đầu của máy như thế nào ?" table:operator="="/>
              <table:filter-condition table:field-number="0" table:value="mới nhưng đĩa bên trong không hoạt động, bios cũng không nhận được. vô cùng thất vọng" table:operator="="/>
              <table:filter-condition table:field-number="0" table:value="mối nối tai nghe bị cấn khá sắc gây đau tai khi đeo. mình mới mua được vài tiếng. không biết tiki có cho đổi trả cho lỗi phần cứng này không" table:operator="="/>
              <table:filter-condition table:field-number="0" table:value="mới sạc lần đầu mà cáp sạc đã như vậy rồi" table:operator="="/>
              <table:filter-condition table:field-number="0" table:value="mới ship vào buổi sáng, buổi tối đứt cái nắp" table:operator="="/>
              <table:filter-condition table:field-number="0" table:value="mới sử dụng 3 tháng hỏng rồi. gửi bảo hành mà hẹn thời gian 21 ngày làm việc. bảo hành một sản phẩm mà cả tháng, đúng làm chán!" table:operator="="/>
              <table:filter-condition table:field-number="0" table:value="mới sử dụng được 1 tuần thì tai nghe không nghe được gì nữa cả. mic vẫn hoạt động bình thường." table:operator="="/>
              <table:filter-condition table:field-number="0" table:value="mới sử dụng hư điện thoại 3 lần nhưng không thu hồi sản phẩm lổi,hẹn mải hẹn mãi, hãy cẩn thận với tiki nha các bạn." table:operator="="/>
              <table:filter-condition table:field-number="0" table:value="mọi thứ đều đẹp và tốt,  chỉ có cái không sử dụng được.hơi cayyyy" table:operator="="/>
              <table:filter-condition table:field-number="0" table:value="mọi thứ quay mồng mồng mà không làm được gì. g phải đăng nhập lần thứ 5. tạo tài khoản samsung khởi động lại 3 lần chưa được." table:operator="="/>
              <table:filter-condition table:field-number="0" table:value="mọi thứ rất tốt ngoại trừ việc 1 cái tai nghe không nghe được . mong khắc phục" table:operator="="/>
              <table:filter-condition table:field-number="0" table:value="mới vừa khui bỏ vô máy in canon 6030 của mình thì in ra 10 tờ, kết quả 10 tờ toàn bị sọc đen chạy dọc trang. mình lấy ra gắn lại và vẫn bị như vậy. yêu cầu tiki đổi trả hàng này giúp mình gấp." table:operator="="/>
              <table:filter-condition table:field-number="0" table:value="mới vừa khui bỏ vô máy in canon 6030 của mình thì in ra 10 tờ, kết quả 10 tờ toàn bị sọc đen chạy dọc trang. mình lấy ra gắn lại và vẫn bị như vậy. yêu cầu tiki đổi trả hàng này giúp mình gấp." table:operator="="/>
              <table:filter-condition table:field-number="0" table:value="mới vừa khui hộp xài được 5 10p ,thì  bị tê tay chịu không nổi luôn. mỗi lần đụng chuột làm việc là cứ bị vậy.  kiểu bị rò rỉ điện í. cảm thấy thất vọng tràn trề" table:operator="="/>
              <table:filter-condition table:field-number="0" table:value="mới vừa khui hộp xài được 5 10p ,thì  bị tê tay chịu không nổi luôn. mỗi lần đụng chuột làm việc là cứ bị vậy.  kiểu bị rò rỉ điện í. cảm thấy thất vọng tràn trề" table:operator="="/>
              <table:filter-condition table:field-number="0" table:value="mới vừa lấy hàng cấm vào sạc ko dc chỉnh cả buổi mới vào thất vọng mún trả lại" table:operator="="/>
              <table:filter-condition table:field-number="0" table:value="mới vừa mở hộp, lắp các linh kiện vào thì nghi là khả năng chống nước ko ổn rồi, gắn cái nắp đậy tai nghe và sạc vào thì 2 cái đó như ko bà con với nhau, chuông khởi động với tắt nguồn như cái loa phường, đặc biệt nhất là đang xài tự động tắc nguồn. túm lại 1 sao cũng ko đáng" table:operator="="/>
              <table:filter-condition table:field-number="0" table:value="mới vừa mua sản phẩm sáng nay, giờ về test thử hơn 1 tiếng đồng hồ ko nhận dc, gắn thử router khác vào thì chay vèo vèo, sản phẩm chất lượng quá tệ, không như mong đợi, rất mất thời gian của mình vui lòng ktra rất ko hài lòng vì dvu tiki dạo này" table:operator="="/>
              <table:filter-condition table:field-number="0" table:value="mới vừa nhận máy nhưng không bấm được dãy số dọc 3 6 9 # và nhập chữ . máy lỗi vui lòng thử hồi đổi lại máy khác dùm nha shop" table:operator="="/>
              <table:filter-condition table:field-number="0" table:value="mới xài chưa được bao lâu đã hue" table:operator="="/>
              <table:filter-condition table:field-number="0" table:value="mới xài copy 2 ngày, xong rồi hư luon, k còn mở dc, đã thử ktra 5 máy khác nhau cũng y như vậy. lần đầu tiên mua bên tiki mà bị zậy" table:operator="="/>
              <table:filter-condition table:field-number="0" table:value="mới xài đc 2 ngày chuột trái đã bị đơ, ko click được nữa. vui lòng hỗ trợ bảo hành cho mình!" table:operator="="/>
              <table:filter-condition table:field-number="0" table:value="mới xài đc một xài mất kết nối bluetooth. bực bội" table:operator="="/>
              <table:filter-condition table:field-number="0" table:value="mới xài được khoảng 2 tháng. tương đương vơi khoảng 500h mà đã hỏng." table:operator="="/>
              <table:filter-condition table:field-number="0" table:value="mong các bạn mua sau hãy kiểm tra kỹ nhé không là mất tiền và nuốt không trôi cục giận đâu" table:operator="="/>
              <table:filter-condition table:field-number="0" table:value="mong đc đổi lại cặp loa nhỏ ko nghe dc shop nên mong shop sử lý" table:operator="="/>
              <table:filter-condition table:field-number="0" table:value="mong đừng bh bán cái loại hàng này trên thị trường bh nữa ạ bẩn xã hội ra nhé tiki" table:operator="="/>
              <table:filter-condition table:field-number="0" table:value="mong shop co tu vấn giup, chu xai rat nóng, co the tra lai hoac đoi đuoc ko" table:operator="="/>
              <table:filter-condition table:field-number="0" table:value="mong tiki ra thêm hỗ trợ qua teamview hoặc facetime.&#10; bên kĩ thuật kêu mình kiểm tra đường truyền nhưng thực tế mình chỉ thử kết nối(ping) từ máy tính tới router đã rớt rồi thì cần gì kiểm tra đường truyền internet.&#10; mình đã đc đổi trả sản phẩm nhưng vẫn gặp tình trạng trên nên thôi bye totolink" table:operator="="/>
              <table:filter-condition table:field-number="0" table:value="một bên bị hư. sạc không vào. hộp sác nóng bất thường." table:operator="="/>
              <table:filter-condition table:field-number="0" table:value="một bên k nghe dk" table:operator="="/>
              <table:filter-condition table:field-number="0" table:value="một bên k nghe dk" table:operator="="/>
              <table:filter-condition table:field-number="0" table:value="một bên ko nghe đc ko lên đèn nỗi sản phẩm hangf quán chán" table:operator="="/>
              <table:filter-condition table:field-number="0" table:value="một bên tai nghe không sử dụng được, liên hệ số điện thoại để hỗ trợ thì không trả lời, cái còn lại có khả năng hư nốt." table:operator="="/>
              <table:filter-condition table:field-number="0" table:value="một bên tai nghe nghe bị rè, chất âm kém, thời lượng pin kém không như công bố nghe được khoảng 30p là tèo rồi" table:operator="="/>
              <table:filter-condition table:field-number="0" table:value="một câu chân thành. né sản phẩm này ra..... chất lượng còn thua miếng gián 10k ngoài chợ !" table:operator="="/>
              <table:filter-condition table:field-number="0" table:value="một cú lừa của tiki. mình mua tiki trading mà còn bị lừa, đã trả tiền nhưng mở ra không có hàng. 625k khuyên mọi người nếu mua được ở ngoài thì mua chứ đừng mua online. ở ngoài khoảng 650k thôi được bảo hành cài win dùm" table:operator="="/>
              <table:filter-condition table:field-number="0" table:value="một nửa phím ko hoạt động" table:operator="="/>
              <table:filter-condition table:field-number="0" table:value="một tai bị lỗi, dù mình đã tìm thử rất nhiều cách.... có được đổi hàng ko bạn" table:operator="="/>
              <table:filter-condition table:field-number="0" table:value="một tai nghe đc một tai k nghe đc shop" table:operator="="/>
              <table:filter-condition table:field-number="0" table:value="một tai nghe k nghe được giờ làm sao shop?? vo bin mà đèn báo đỏ và nghe k được ạ?" table:operator="="/>
              <table:filter-condition table:field-number="0" table:value="một tai nghe ko được" table:operator="="/>
              <table:filter-condition table:field-number="0" table:value="một tai sạc không vào điện như hình ảnh. thật sự thất vọng. mình muốn đổi trả và bảo hành" table:operator="="/>
              <table:filter-condition table:field-number="0" table:value="một thanh chốt lỏng lẻo, ko bám chắc được vào giá. hàng như hàng lỗi rồi mang cho khách. rất không hài lòng với tiki, cứ nghĩ tiki now luôn là hàng chất lượng, chap nhận giá cao hơn chút để lấy nhanh, ai dè hàng không tốt." table:operator="="/>
              <table:filter-condition table:field-number="0" table:value="ms mua đc có 2 tuần sạc đã ko vào" table:operator="="/>
              <table:filter-condition table:field-number="0" table:value="ms nhận hàng. tai nghe bên phải nghe rất nóng." table:operator="="/>
              <table:filter-condition table:field-number="0" table:value="mua 1 ram 1 ổ thì đều bị rạch mất seal. mở hộp ssd thấy tem bảo hành có 4 cái lỗ. liệu mang đi bảo hành có được không vậy? và bảo hành ở địa chỉ nào vậy? yêu cầu đổi hàng còn nguyên tem bảo hành" table:operator="="/>
              <table:filter-condition table:field-number="0" table:value="mua 1 sim data dùng trong 12 tháng từ tháng 8/2019 nay sim báo hết thời gian sử dụng rồi. đi đâu mất 3 tháng???" table:operator="="/>
              <table:filter-condition table:field-number="0" table:value="mua 2 bộ về ko kết nối được cái nào" table:operator="="/>
              <table:filter-condition table:field-number="0" table:value="mua 2 bộ, lỗi hết cả 2. mỗi bộ nghe được 1 bên tai à. nếu lỗi 1 bộ còn thông cảm được. đằng này mua 2 lỗi cả 2, nghĩa là hàng kém chất lượng. tiki xem xét đổi hàng giúp nhé!" table:operator="="/>
              <table:filter-condition table:field-number="0" table:value="mua 2 cái 16 và 64gb t2/2020 nhưng tem bảo hành dán t9/2019, giao hàng siêu chậm" table:operator="="/>
              <table:filter-condition table:field-number="0" table:value="mua 2 cái nhưng chỉ có 1 cái xài được cái kia bắt sóng cực kém mong thông tin bảo hành" table:operator="="/>
              <table:filter-condition table:field-number="0" table:value="mua 2 cái nhưng chỉ sử dụng được 1 cái.cái còn lại kêt nối bluetooth nhưng ko nghe đc âm thanh!" table:operator="="/>
              <table:filter-condition table:field-number="0" table:value="mua 2 cái thì 1 cái xài được 1 cái thì cứ bị lỗi! shop coi lai cho mimh" table:operator="="/>
              <table:filter-condition table:field-number="0" table:value="mua 2 cái usb toshiba nhưng giao có 1 cái. bên tiki đã xác nhận giao thiếu nhưng 1 tuần nay vẫn chưa giao bù. hóa đơn cũng không xuất." table:operator="="/>
              <table:filter-condition table:field-number="0" table:value="mua 2 cái, 1 cái bị lỗi. khi copy dữ liệu thì usb không nhận, mong tiki thu hồi sản phẩm và đổi cái mới . cám ơn" table:operator="="/>
              <table:filter-condition table:field-number="0" table:value="mua 2 cái, 1 cái kết nối được, 1 cái không, cái đèn nó cứ chớp chớp hoài mà ko kết nối được. cần hướng dẫn trường hợp này" table:operator="="/>
              <table:filter-condition table:field-number="0" table:value="mua 2 cây ram chỉ có tem của nhà phân phối spc. ngoài ra không có con tem nào đánh dấu thời gian mua để xác định mốc bảo hành. như vậy thì bảo hành kiểu gì ?" table:operator="="/>
              <table:filter-condition table:field-number="0" table:value="mua 2 đầu về thì 1 cổng không kết nối được, một cổng thì không dùng được hoàn toàn luôn, tháo ra thấy bên trong gỉ sét nhiều" table:operator="="/>
              <table:filter-condition table:field-number="0" table:value="mua 2 dây, mới dùng 1 dây mà sạc lúc vô lúc ko vô, còn bị ngắn nữa. nói chung so với loại mình đã sài quá tệ, vì hàng rẻ nên đành chấp nhận" table:operator="="/>
              <table:filter-condition table:field-number="0" table:value="mua 2 hộp. 1 hộp nghe được 1 hộp chỉ nghe được 1 bên" table:operator="="/>
              <table:filter-condition table:field-number="0" table:value="mua 2 màn đều bị hở sáng nặng, liên hệ để trả hàng nhưng thủ tục rất lâu. tính mua để làm việc luôn mà bây giờ vì đổi trả mà mất bao nhiêu việc" table:operator="="/>
              <table:filter-condition table:field-number="0" table:value="mua 2 máy in canon 2900 ngày 15/9/2018 có 1 máy không có hộp mực" table:operator="="/>
              <table:filter-condition table:field-number="0" table:value="mua 2 nơi .mua ở bên thế giới tin học dùng rất ok.còn mua ở đây lúc được lúc không." table:operator="="/>
              <table:filter-condition table:field-number="0" table:value="mua 2 sản phẩm ssd về 1 cái ok, còn 1 cái tạo đĩa, format   , nhận đĩa bình thường nhưng copy   , pate thì xoay vòng vòng không chép dữ liệu đc, đổi máy khác vẫn thế, liên hệ tiki thì nói có người gọi lại nhưng từ sáng tới qua giờ chiều vẫn im re." table:operator="="/>
              <table:filter-condition table:field-number="0" table:value="mua 2 usb thì tiki chỉ gửi 1 cái, báo lên bộ phận cskh thì nhận được trả lời là bên tiki thiếu nhưng hơn 1 tuần vẫn không có động tĩnh gì dù đã gọi tổng đài 2 lần. làm ăn chán phèo!" table:operator="="/>
              <table:filter-condition table:field-number="0" table:value="mua 20000 về sạc đc 2 lần hết pin" table:operator="="/>
              <table:filter-condition table:field-number="0" table:value="mua 2m mà giao 1m????? ko bao nhiêu tiền gởi tới gởi lui lu bu. phải chi gởi lộn 3 4m cũng được" table:operator="="/>
              <table:filter-condition table:field-number="0" table:value="mua 3 cái mới sử dụng 1 cái đã bị lỗi rồi cần đổi trả" table:operator="="/>
              <table:filter-condition table:field-number="0" table:value="mua 32g cắm máy báo 28.5g bó tay luôn, do nhu cầu ít nên chấp nhận duoc , that vọng tiki luôn" table:operator="="/>
              <table:filter-condition table:field-number="0" table:value="mua 4 cái giao 3 cái ?????" table:operator="="/>
              <table:filter-condition table:field-number="0" table:value="mua 6 cái usb mà tốc độ đọc không phải 3.0 như quảng cáo.không hài lòng về sản phẩm" table:operator="="/>
              <table:filter-condition table:field-number="0" table:value="mua 8 ngày chưa thấy tiki giao hàng. nhắn tin delay lần 1 , đến hạn giao hàng không thấy nhắn tin, cũng chẳng thấy ship." table:operator="="/>
              <table:filter-condition table:field-number="0" table:value="mua bị mất số 9! thật sự bực!!" table:operator="="/>
              <table:filter-condition table:field-number="0" table:value="mua cái đầu tiên xài được 1 tháng thì bị hỏng 1 bên ko nghe được, mang đi bảo hành thì delay hơn cả tháng cứ nói là đang bảo hành mà không hẹn ngày xong. thật sự rất bực bội. đến lúc mình gọi mỗi ngày 1 cuộc gọi lên để yêu cầu phản hồi chính xác về ngày cụ thể thì lúc đó mới gửi cho mình 1 sản phẩm mới hoàn toàn.  sản phẩm thứ 2, khui xài được tầm 1 tháng rưỡi, bị tình trạng y chang lúc trước. đang nghe ngon lành tự nhiên hỏng 1 bên, ko nghe được. rồi mang đi bảo hành lần nữa. thì giờ sản phẩm đang gửi ra nước ngoài bảo hành, hẹn 4 5 tuần mới có.  lúc mình mua là 4 triệu 8, cỡ 1 tháng sau xuống còn 4 triệu, khá là sốc rồi, mà dùng 2 cái chả cái nào ra hồn. thật sự thất vọng  " table:operator="="/>
              <table:filter-condition table:field-number="0" table:value="mua cái đế tỏa nhiệt mà ship cái gì cho tôi không biết. mất niềm tin vào tiki." table:operator="="/>
              <table:filter-condition table:field-number="0" table:value="mua cap sạc iphone mà chân kia thì ko biết cắm vào máy iphone mấy. shop làm ăn kiểu gì không biết." table:operator="="/>
              <table:filter-condition table:field-number="0" table:value="mua chỉ để kết nối tai nghe mà không được. sony w400. đành vất xó" table:operator="="/>
              <table:filter-condition table:field-number="0" table:value="mua chính hãng tiki mà không có 1 cái tem gì của chính hãng! thấy của cửa hàng nào đó! hộp không có phiếu giao hàng gì luôn! vỏ sản phẩm thì bị rạch ra để làm gì không biết??" table:operator="="/>
              <table:filter-condition table:field-number="0" table:value="mua chính hãng tiki mà không có 1 cái tem gì của chính hãng! thấy của cửa hàng nào đó! hộp không có phiếu giao hàng gì luôn! vỏ sản phẩm thì bị rạch ra để làm gì không biết??" table:operator="="/>
              <table:filter-condition table:field-number="0" table:value="mua chưa đầy 1 tháng mà giờ nghe chỉ được 1 bên haizzzzz" table:operator="="/>
              <table:filter-condition table:field-number="0" table:value="mua chưa đầy 1 tháng thì hỏng !!!!!!!! có nửa sao chắc cũng đánh giá nửa sao luôn" table:operator="="/>
              <table:filter-condition table:field-number="0" table:value="mua chuột từ 7/9 về dùng được hơn 1 tuần thì lăn quay ra hỏng chả hiểu bị làm sao!  ." table:operator="="/>
              <table:filter-condition table:field-number="0" table:value="mua của nhà cung cấp tiki hẳn hoi để tin tưởng mà khi nhận được usb đã không có nắp đậy do chủ quan nhận hàng ko kiểm tra. đề nghị tiki xử lý vấn đề này" table:operator="="/>
              <table:filter-condition table:field-number="0" table:value="mua của tiki trading, mới dùng được 2 hôm thì đã bị hỏng nút cuộn ở giữa rồi. lần sau không ham đồ giá rẻ nữa." table:operator="="/>
              <table:filter-condition table:field-number="0" table:value="mua cùng 4 sản phẩm, 2 sản phẩm trước bị bốc vỏ, hôm nay nhận 2 sản phẩm cũng tương tự. không thể có sự trùng hợp như thế... sản phẩm đã qua sử dụng hay lỗi được sửa lại   &gt; không biết! nhưng có 1 sự mất uy tín...nếu không kịp sửa chữa." table:operator="="/>
              <table:filter-condition table:field-number="0" table:value="mua dây sạc 30k mà phí vận chuyển 40k thì chịu rồi shop" table:operator="="/>
              <table:filter-condition table:field-number="0" table:value="mua đc 1 2 tháng gì đấy để ở nhà tháng về lần để sử dụng mà bây giờ dùng đc 1 lúc là màn chuyển sang xanh đỏ tím vàng thế này đây. k ngờ đến hàng của tiki trading cũng thế này" table:operator="="/>
              <table:filter-condition table:field-number="0" table:value="mua đc 3 ngày, chỉ nghe gọi mà tự động cúp nguồn, mở ko lên nữa. shop làm ăn có tâm quá." table:operator="="/>
              <table:filter-condition table:field-number="0" table:value="mua để cài win, dùng song song với hdd. 2 ngày đầu dùng rất ổn, máy nhanh hơn rõ rệt. đến ngày thứ 3 thì lỗi, không boot được vào win, cũng không cài lại win được. đề nghi tiki đổi trả. từ lúc mình nhận hàng đến lúc xảy ra lỗi chưa được 7 ngày. mà cũng không thấy cổng thông tin kết nối tiki với người dùng về vấn đề bảo hành, đành phải viết đánh giá 1* chờ tiki phản hồi" table:operator="="/>
              <table:filter-condition table:field-number="0" table:value="mua để cài win, dùng song song với hdd. 2 ngày đầu dùng rất ổn, máy nhanh hơn rõ rệt. đến ngày thứ 3 thì lỗi, không boot được vào win, cũng không cài lại win được. đề nghi tiki đổi trả. từ lúc mình nhận hàng đến lúc xảy ra lỗi chưa được 7 ngày. mà cũng không thấy cổng thông tin kết nối tiki với người dùng về vấn đề bảo hành, đành phải viết đánh giá 1* chờ tiki phản hồi" table:operator="="/>
              <table:filter-condition table:field-number="0" table:value="mua để lưu trữ dữ liệu trên máy công ty. số lần copy chưa tới 10 lần. để một thời gian thì báo phải format dữ liệu mới dùng được. giờ mở ra thì nó tèo luôn rồi. tiền mất tật mang" table:operator="="/>
              <table:filter-condition table:field-number="0" table:value="mua để lưu trữ dữ liệu trên máy công ty. số lần copy chưa tới 10 lần. để một thời gian thì báo phải format dữ liệu mới dùng được. giờ mở ra thì nó tèo luôn rồi. tiền mất tật mang" table:operator="="/>
              <table:filter-condition table:field-number="0" table:value="mua điên thoai 2 sim mà tiki gửi cho cái 1 sim, rất ko hài lòng" table:operator="="/>
              <table:filter-condition table:field-number="0" table:value="mua đồ tiki nhiều lần . nhưng chưa lần nào thất vọng như lần này. hàng ghi đồ dễ vỡ mà lúc giao hàng hộp móp méo. mở ra thì phụ kiện thì thiếu. lắp vô máy thì không nhận." table:operator="="/>
              <table:filter-condition table:field-number="0" table:value="mua dùng được 1 tháng mà chuột không nhận . em làm sao để bảo hành . cho xin địa chỉ" table:operator="="/>
              <table:filter-condition table:field-number="0" table:value="mua dùng được 2 tuần thì tai nghe bên trái lúc sạc nóng chảy nhựa, giờ tai nghe bên phải cũng không kết nối bluetooth được. sản phẩm quá tệ" table:operator="="/>
              <table:filter-condition table:field-number="0" table:value="mua dùng được mấy tháng bị mất sạc nhanh, giờ chậm hơn cả sạc thường. gửi đi bảo hành cả tháng trời gửi lại y nguyên không thèm sửa . quá thất vọng,.sản phẩm rất nhanh hỏng, bảo hành kém., mọi người đừng mua sản phẩm này nữa nhé !" table:operator="="/>
              <table:filter-condition table:field-number="0" table:value="mua được 2 ngày sạc không vào. chán" table:operator="="/>
              <table:filter-condition table:field-number="0" table:value="mua được 2 tuần lăn đùng ra ngất xỉu, giờ đèn ko sáng nữa rồi, để gọi đổi trả" table:operator="="/>
              <table:filter-condition table:field-number="0" table:value="mua được cái tai nghe về mới về được 1 2 ngày 1 bên tai không nghe được xin đổi..đổi xong mới sạc pin đầy mở ra hư bên tai..dùng hết pin tai còn lại thì không sạc được luôn..rất bức súc" table:operator="="/>
              <table:filter-condition table:field-number="0" table:value="mua được hôm trước hôm sau hư mất một bên, hôm đầu mua chưa kịp nghe hôm sau mang ra thì thấy nghe được một bên." table:operator="="/>
              <table:filter-condition table:field-number="0" table:value="mua được một hôm, dùng chưa được  30 phút đã báo pin yếu, không hiểu bán hàng kiểu gì" table:operator="="/>
              <table:filter-condition table:field-number="0" table:value="mua được tầm hơn 1 tuần cắm con zenbook, ko nhận. cắm con vostro ghẻ,  nhận. vài ngày sau cắm cả 2 con đều không nhận, sợi cáp vui tính. thương hiệu oem lập lờ đánh lận con đen thôi, hàng mua theo cân bên quảng châu à  " table:operator="="/>
              <table:filter-condition table:field-number="0" table:value="mua giá mới mà giao chuột cũ, trầy xước nhiều? tiki làm ăn quá &quot;tốt&quot;. trả hàng thì gần một tuần nhân viên mới tới lấy hàng. từ giờ mình sẽ không bao giờ mua đồ của tiki nữa" table:operator="="/>
              <table:filter-condition table:field-number="0" table:value="mua giá mới mà giao chuột cũ, trầy xước nhiều? tiki làm ăn quá &quot;tốt&quot;. trả hàng thì gần một tuần nhân viên mới tới lấy hàng. từ giờ mình sẽ không bao giờ mua đồ của tiki nữa" table:operator="="/>
              <table:filter-condition table:field-number="0" table:value="mua hai thẻ 64gb, cả máy nghe nhạc và máy ảnh đều không nhận được cả hai. tiền mất tật mang. chất lượng sản phẩm của tiki càng ngày càng tệ" table:operator="="/>
              <table:filter-condition table:field-number="0" table:value="mua hàng 24h mà tới 4 ngày mới giao gọi 10 cuộc đt hứa hẹn từa lưa ! mua gói tiki nơ phí tiền vãi ! tiki dịch vụ dạo này tệ quá ko như xưa." table:operator="="/>
              <table:filter-condition table:field-number="0" table:value="mua hàng bị kẻ sọc dọc. đang chờ đổi sp khác. k biết có lâu k" table:operator="="/>
              <table:filter-condition table:field-number="0" table:value="mua hàng của tiki nhiều mà lần đầu tiên gặp trường hợp này, hộp móp méo ko dám mở ra luôn ko biết sp có bị gì ko, y/c đổi hàng mà ko thấy nói gì luôn" table:operator="="/>
              <table:filter-condition table:field-number="0" table:value="mua hàng của tiki nhiều rồi. lần đầu trả hàng bị phốt như vậy. quá thất vọng!" table:operator="="/>
              <table:filter-condition table:field-number="0" table:value="mua hàng điện tử chính hãng nhưng về không mở nghe được nên mất tiền oan không biết khiếu nại với ai" table:operator="="/>
              <table:filter-condition table:field-number="0" table:value="mua hàng được một tháng thì một bên tai không nghe được . ." table:operator="="/>
              <table:filter-condition table:field-number="0" table:value="mua hàng mà đưa tiền trước mới xem hàng là sao, nếu hàng ko đạt thì sao.ko có chuyện đưa tiền trước mới xem hàng nha" table:operator="="/>
              <table:filter-condition table:field-number="0" table:value="mua hàng mà như đi xin vậy, trạng thái sẵn sàng giao hàng &amp; dự kiến giao vào ngày 23/12, hôm nay 27/12 rồi còn không có lấy 1 cái mail xác nhận đơn hàng hay trễ hẹn gì cả. mấy đơn liền đều vậy, sẽ là lần cuối." table:operator="="/>
              <table:filter-condition table:field-number="0" table:value="mua hàng ngày 08/5. hàng giao ngày 11/5. tôi thấy có nhiều vết xước ở dưới đáy chuột như là hàng dùng rồi. đến ngày 28/5 thì chuột không hoạt động. cắm dây không nhận. sạc không được. đã điện thoại nhờ hỗ trợ thì được thông báo đã quá hạn đổi trả và chờ hỗ trợ bảo hành. khuyến cáo các bạn nếu gặp nghi vấn hàng dùng rồi thì đổi trả ngay. &#10;  &#10; mong tiki có biện pháp xử lý. tôi rất thất vọng." table:operator="="/>
              <table:filter-condition table:field-number="0" table:value="mua hàng ngày 08/5; hàng giao ngày 11/5. tôi thấy có nhiều vết xước ở dưới đáy chuột như là hàng dùng rồi. đến ngày 28/5 thì chuột không hoạt động. cắm dây không nhận. sạc không được. đã điện thoại nhờ hỗ trợ thì được thông báo đã quá hạn đổi trả và chờ hỗ trợ bảo hành. khuyến cáo các bạn nếu gặp nghi vấn hàng dùng rồi thì đổi trả ngay. &#10;  &#10; mong tiki có biện pháp xử lý. tôi rất thất vọng." table:operator="="/>
              <table:filter-condition table:field-number="0" table:value="mua hàng nhiều trên tiki ròi nhưng lần này quá thất vọng đặt mà 10 ngày mới giao mình đã kiên nhẫn đợi hàng tới 10 ngày lận mà tai nghe lại không nghe chỉ nghe được một bên" table:operator="="/>
              <table:filter-condition table:field-number="0" table:value="mua hàng tháng 4/2020, tới tháng 9 bị tổng đài chặn do chưa đăng ký thông tin thuê bao chính chủ. liên hệ shop bảo hành thì shop báo khách hàng đem cmnd ra đăng ký, mua sim rác xài data mà giờ bắt khách hàng phải đăng kí cái đống rác đó." table:operator="="/>
              <table:filter-condition table:field-number="0" table:value="mua hàng thanh toán thì gặp lỗi, giao hàng trễ, tình trạng đơn hàng thì thông báo đã hủy nhưng lại gửi hoá đơn. không báo trước thời gian giao hàng mặc dù là lỗi hoàn toàn ở tiki bắt người mua phải ngồi chờ để 2 ngày để nhận hàng. gửi mail yêu cầu xác nhận thời gian giao hàng thì không phản hồi. tai nghe xiaomi tặng kèm sau 2 tháng thì bị hư, tiki không hỗ trợ bảo hành cho hàng tặng. cảm giác như đang nhận đồ bố thí của tiki. các cửa hàng khác như cellphones, tgdd cũng có mức giá tương đương, có tặng kèm, trả góp 0% nhưng dịch vụ lại tốt hơn tiki rất nhiều. không nên mua những món hàng giá trị cao trên tiki để tránh rước phiền phức vào thân." table:operator="="/>
              <table:filter-condition table:field-number="0" table:value="mua hàng thấy thất vọng vì cách bảo hành của nhà bán" table:operator="="/>
              <table:filter-condition table:field-number="0" table:value="mua hàng thì dễ , dùng được mấy hôm đã cháy  lúc gọi bảo hành thì 1 tuần , 2 tuần , gần 6 tuần chưa thấy nhân viên gọi điện nhận thiết bị bảo hành" table:operator="="/>
              <table:filter-condition table:field-number="0" table:value="mua hàng thì pin lúc sạc lúc không chưa đầy pin cũng tự ngắt chẳng hiểu hàng bị sao nữa .nghe được 1 tiếng là hết pin.không những thế còn bị chai pin nữa.lúc nào cũng ở trạng thái 3 vạch nhưng nghe thì dc có 1 tiếng là hết pin" table:operator="="/>
              <table:filter-condition table:field-number="0" table:value="mua hàng tiki rất nhiều lần, hài lòng với dịch vụ của tiki tuy nhiên lần đầu tiên mạo hiểm mua đồ công nghệ thì lại gặp vấn đề. ổ nhớ khi cắm vào máy tính không nhận ổ, dây cáp có vấn đề, khi sử dụng dây cáp khác của mình thì mới nhận ổ. khi gọi điện yc bảo hành thì phải chờ hỗ trợ kỹ thuật trong vòng 48 giờ, quá lâu đối với chế độ bảo hành đồ công nghệ. khi yêu cầu đc đổi dây cáp thì được thông báo phải hoàn lại toàn bộ sản phẩm để kiểm tra và bảo hành (mà mình k rõ liệu sẽ mất thêm bn thời gian nữa để đc đổi sản phẩm mới trong trường hợp lỗi sản phẩm), nhà cung cấp không thể trực tiếp bảo hành cho khách hàng mà phải thông qua tiki, mất thêm cơ số quy trình để đồ tới đc tay khách hàng. đề nghị tiki có biện pháp cải thiện quy trình bảo hành đồ công nghệ  những món đồ giá trị cao và rất ngại mua online. sau lần này chắc rút kngh chỉ dám mua những mặt hàng tiêu dùng đơn giản để tránh phiền phức" table:operator="="/>
              <table:filter-condition table:field-number="0" table:value="mua hàng tiki trading cứ nghĩ mua đc hàng vn, vì giá mua khá cao so với hàng xách tay, ngang với hàng fpt, nay phát sinh sự cố tay bị rè, mang ra fpt service để bảo hành bị từ chối do hàng mỹ. rất không hài lòng" table:operator="="/>
              <table:filter-condition table:field-number="0" table:value="mua hàng trên mạng phiền nhất là lúc có vấn đề gọi bảo hành, hư camera trước máy gởi được 1 tuần vẫn không biết ngày nào có máy lại." table:operator="="/>
              <table:filter-condition table:field-number="0" table:value="mua hàng từ 15/5 mà đến tận 28/5 mới được lấy hàng" table:operator="="/>
              <table:filter-condition table:field-number="0" table:value="mua hàng từ ngày  08/06/2019, đến hôm nay 20/12/2019 không thể bật 4g lên được nữa. mọi người cẩn thận nhé!" table:operator="="/>
              <table:filter-condition table:field-number="0" table:value="mua hàng về k xài được .. chỉ nghe được 1 cái còn 1 cái không lên nguồn .. hàng thì cực kì to. âm thanh nghe không rõ ..." table:operator="="/>
              <table:filter-condition table:field-number="0" table:value="mua hàng về kết nối với điện thoại không được, gửi bảo hành 2 lần, 2 lần nhận lại hành bảo hành điều không thể kết nối được với điện thoại. tóm lại tốn gần 1,7 triệu và 20 ngày chờ đợi kết quả là con số 0" table:operator="="/>
              <table:filter-condition table:field-number="0" table:value="mua hàng về nhưng lắp sim vào đồng hồ không nhận được" table:operator="="/>
              <table:filter-condition table:field-number="0" table:value="mua hồi tết, khoảng 2 tháng mà dây sạc bắt đầu cắm không ăn, liên tục hiện thông báo không khả dụng." table:operator="="/>
              <table:filter-condition table:field-number="0" table:value="mua hồi tháng 4/2020 giờ là tháng 9/2020 mà đã bị hư. cắm vô ổ điện có tiếng nổ lách tách và muòi khét. đúng chán" table:operator="="/>
              <table:filter-condition table:field-number="0" table:value="mua hôm 5/5 tới nay mới nhận các bạn giao hàng nên xem lại nhé" table:operator="="/>
              <table:filter-condition table:field-number="0" table:value="mua hơn tháng hư mọe nó rồi, gửi yêu cầu bảo hành ko thấy ai quan tâm. goi điện thì bảo chờ.... giờ vẫn đang chờ  " table:operator="="/>
              <table:filter-condition table:field-number="0" table:value="mua hộp mực mà ko có tí mực nào" table:operator="="/>
              <table:filter-condition table:field-number="0" table:value="mua không xài mà cũng hư" table:operator="="/>
              <table:filter-condition table:field-number="0" table:value="mua ko giống như mình nghĩ" table:operator="="/>
              <table:filter-condition table:field-number="0" table:value="mua lần đầu ko nhận tín hiệu đổi lại cũng y vậy nên cho vào thùng rác luôn rồi" table:operator="="/>
              <table:filter-condition table:field-number="0" table:value="mua lần nhất thì 1 cái bình thường, 1 cái bị ánh tím khó dùng khủng khiếp. tiếp tục đặt lần thứ hai vì nghĩ shop lấy nhầm nhưng lần này thì cả 2 cái đều bị ánh tím, không thể dùng được vì rất nhức mắt. quyết định gọi lên hẳn bộ phận cskh của shop thì shop báo người cskh không làm việc vui lòng gọi lại sau. lần sau gọi thì báo &quot;thuê bao...&quot; nhưng lấy số khác gọi thì lại được. như vậy là shop đã block mình ? tức quá nên gọi qua cskh của tiki làm việc thì hàng đổi lại cũng gần như không. khi mà mua 2 cái thì 1 cái được đổi và 1 cái vẫn bị ánh tím. nếu như shop nói ánh tím là là tốt bla bla thì ít nhất cũng phải để  2 option cho kh lực chọn chứ nhỉ" table:operator="="/>
              <table:filter-condition table:field-number="0" table:value="mua lần thứ 2 gặp phải loa hư , không thể kết nối bluetooth, sản phẩm đầu tiên bị lỗi khi mua trên tiki, đang tìm cách bảo hành mà không thấy đâu cả." table:operator="="/>
              <table:filter-condition table:field-number="0" table:value="mua loa xong nổ bịch bịch như máy cày trả hoàn không được. đổi cũng k xong. nhân viên lấy hàng lại từ tuần trước kêu 48h phản hồi mà. mãi k có phản hồi chẳng hiểu làm ăn kiểu gì  . gọi tổng đài thì vẫn đang kiểm tra 😌" table:operator="="/>
              <table:filter-condition table:field-number="0" table:value="mua loại 64gb về kiểm tra có 34,36gb tức muốn chết" table:operator="="/>
              <table:filter-condition table:field-number="0" table:value="mua lúc 3 ổ shop gửi hàng tem này là của bên nào vậy  cho mik hỏi bảo hành ra sao lúc mua mik thấy gian hàng là bên lê huy mà tem bên khác vậy hàng này đâu phải chính hãng" table:operator="="/>
              <table:filter-condition table:field-number="0" table:value="mua màu đen , shop ship về màu trắng , chán hộp dock sạc chưa dùng đã đóng vào mở ra ko kín r" table:operator="="/>
              <table:filter-condition table:field-number="0" table:value="mua màu đen mà shop gửi trắng , về cũng ko xài đc ... ko bao giờ mua hàng trên tiki nữa ... ko tin tưởng" table:operator="="/>
              <table:filter-condition table:field-number="0" table:value="mua màu trắng thì giao màu xanh chán quá" table:operator="="/>
              <table:filter-condition table:field-number="0" table:value="mua màu vàng gởi màu bạc má sôi gan,cho kt hàng trc khi nhận đến giờ kt kêu hàng đóng tem ko cho kt trước" table:operator="="/>
              <table:filter-condition table:field-number="0" table:value="mua máy bị lỗi, vào ứng dụng bị văng, k vào web dk. đã gọi điện bảo có nhân viên gọi lại nhưg k thấy gọi. k pjo mua hàng tiki nua" table:operator="="/>
              <table:filter-condition table:field-number="0" table:value="mua máy từ tháng 8, được 2 tuần thì không lên nguồn báo tiki bảo hành, khoảng 2 tuần sau có người đến nhận sau khoảng 1 tháng có máy trả về, góc có vết như bị va đập nhưng thôi không sao, miễn lên được. tuy nhiên đăng nhập tài khoản amazon mãi toàn báo lỗi, chat với support của amazon làm hết các trường hợp họ hướng dẫn, cả việc họ add tay serial number lên tài khoản vẫn không ăn thua. sau cùng mình kêu quá họ bảo serial máy này đã hết bảo hành từ t3/2019, trong khi mình mua là t8/2019? nên họ từ chối hỗ trợ tiếp. so sánh vỏ hộp và thiết bị thấy khác serial, nghi ngờ trong quá trình bảo hành, tiki đã thay linh kiện khác vào khiến máy hiện lên serial khác. hiện giờ vẫn không thể đăng ký được thiết bị, đồng nghĩa là thiết bị biến thành cục gạch do không dùng được ứng dụng gì cả quá thất vọng với chất lượng hàng" table:operator="="/>
              <table:filter-condition table:field-number="0" table:value="mua mới dùng thấy tạm ổn với sản phẩm. nhưng sáng nay loa xuất hiện tiếng tút tút liên tục. ấn giữ vào phím m hoặc play/pause thì mới nghe được nhạc. buông tay ra lại bị. đề nghị shop hướng dẫn cách khắc phục hoặc đổi sản phẩm. xin cảm ơn" table:operator="="/>
              <table:filter-condition table:field-number="0" table:value="mua một đằng giao một nẻo... mùa đồng hồ trắng giao đen.. mà hoá đơn còn để trắng lừa nữa chứ...." table:operator="="/>
              <table:filter-condition table:field-number="0" table:value="mua một hai tháng  về đừng được thắng thứ ba thì sạc không vào" table:operator="="/>
              <table:filter-condition table:field-number="0" table:value="mua ngày 2/3/2018, lúc đầu xài ổn, sau hơn 3 tháng nhìu phím bị loạn, nghe điện thoại chập chờn. bh như thế nào vậy ạ?" table:operator="="/>
              <table:filter-condition table:field-number="0" table:value="mua ngày 20/1, đến 5/2 gửi tiki bảo hành vì màn hình bị mờ viền, liệt nút home như hình 1(sài kỹ, chỉ mang đi tắm, chưa đi bơi, thậm chí còn chưa sước). sau 14 ngày bảo hành thì gửi lại 1 cái bị liệt hẳn màn hình cảm ứng, nhấn vào ko sáng lên như hình, kết nối ko nhấn xác nhận được như hình 2, màn hình bị sướt.   chất lượng kém, thời gian chờ bảo hành lâu, bảo hành xong vẫn không sài dc. uổng tiền." table:operator="="/>
              <table:filter-condition table:field-number="0" table:value="mua ngày 24/07, chưa có sim nên để không tới 30/07. có sim vào thì vừa cắm sim vào test &amp; sạc thì đã bị hư pin, sập nguồn. sạc đầy xong rút nguốn lại sập tiếp, không xài được.   gọi ngay hỗ trợ khách hàng ngày 30/07/2019, nhận lại hàng trưa ngày 1/08/2019. tới giờ vẫn không thấy có thông tin phản hồi khi nào nhận lại hàng mới 1 đổi 1 như quảng cáo. hơi lo lắng." table:operator="="/>
              <table:filter-condition table:field-number="0" table:value="mua những cái đồ lởm lởm này quá phí tiền, dính bề mặt trơn thì rất chặt nhưng không được lâu sẽ tự bung, không phải mặt laptop nào cũng dính được cái đồ dởm này. phải bề mặt thật nhẵn bóng như mặt kính thì may ra được." table:operator="="/>
              <table:filter-condition table:field-number="0" table:value="mua nhưng đến hôm 11/8/2020 mới lắp vào máy tính để sử dụng thì máy ko nhận, đã thử dùng box và lắp trực tiếp, vui lòng hướng dẫn cách đổi trả hoặc bảo hành! cam on" table:operator="="/>
              <table:filter-condition table:field-number="0" table:value="mua ổ cứng ko có dây sata kèm lại phải chạy đi mua 1 cái dây khác" table:operator="="/>
              <table:filter-condition table:field-number="0" table:value="mua ở hồ chí minh mà 2 tuần tiki mới giao hàng. có phải ép người dùng sử dụng gói giao hàng 2h? về chất lượng sản phầm của wd elements thì tốt rồi không không phải nhận xét thêm." table:operator="="/>
              <table:filter-condition table:field-number="0" table:value="mua ram 4gb gửi con ram 2gb mà còn bị hư không sử dụng được không hiểu sao tiki có thể để mấy shop mất uy tính như vậy bày bán trên trang của mình" table:operator="="/>
              <table:filter-condition table:field-number="0" table:value="mua rồi nhưng sản phẩm bị lỗi không kết nối đc với dt đang thu hồi sãn phẩm ( mua 16/12 do bận công việc nên báo tiki 25/13 sãn phẩm đc thu hồi ngày 27/13 đến nay vẫn chưa thấy gửi lại sản phẫm rất mong tiki làm nhanh để có đeo tết.)" table:operator="="/>
              <table:filter-condition table:field-number="0" table:value="mua rồi và không ấn dk phím số 5,6 cảm ứng rất kém,đã gửi lại shop theo đề nghị của tiki,mong nhận lại đk sp tốt như quảng cáo" table:operator="="/>
              <table:filter-condition table:field-number="0" table:value="mua sạc, sau 1 tháng xảy ra sự cố. liên hệ tiki vì ghi là bảo hành chính hãng 6 tháng. tiki nói mang ra samsung để samsung đổi. ra samsung mới hay sản phẩm không có đăng ký bảo hành điện tử, samsung không cho đổi, chỉ ngược về tiki. lại gọi tiki thì được chỉ tiếp ra samsung. giờ không biết ai sẽ bảo hành sản phẩm cho mình. vậy nên mấy trăm ngàn mua lấy sự bực mình." table:operator="="/>
              <table:filter-condition table:field-number="0" table:value="mua sài 2 ngày hỏng" table:operator="="/>
              <table:filter-condition table:field-number="0" table:value="mua sài dc 3 tháng thì hết sài  được gọi lên tổng đài báo nợ cước khoá 2 chiều tiki xem lại giùm" table:operator="="/>
              <table:filter-condition table:field-number="0" table:value="mua sài đc hơn 1 tháng là hư! bảo hành 12th mà tiki cho đổi có trong vòng 30 ngày. lừa đảo!" table:operator="="/>
              <table:filter-condition table:field-number="0" table:value="mua sản phẩm 19/08/2020, dùng chạy chậm. hôm nay xuất hiện kẻ ngang màn hình, không lên nguồn. tiki có kế hoạch đổi trả bh sản phẩm" table:operator="="/>
              <table:filter-condition table:field-number="0" table:value="mua sản phẩm được 2 ngày thì phát hiện bị lỗi bị sọc màn hình tôi yêu cầu hỗ trợ đổi sản phẩm cho tôi hoặc trả lại tiền" table:operator="="/>
              <table:filter-condition table:field-number="0" table:value="mua sản phẩm mua hồi 18/2 rất bình thường đến nay là 6/3 thì có tiếng ồn rè rè rất lớn! khi nâng lap lên xem tản nhiệt thì thấy cánh quạt đảo liên tục không ngừng ở cả 2 cánh luôn." table:operator="="/>
              <table:filter-condition table:field-number="0" table:value="mua sản phẩm nhận hàng vào thứ 2, 6/7 nay là thứ 6, 10/7  sau 4 ngày mình dùng, gặp trường hợp sạc pin không lên được quá 60% cứ đến tầm 59% tự động ngắt sạc mình đã sạc thử 02 lần, và dùng đến khi hết sạch pin vẫn gặp trường hợp lỗi này! nếu tiki có xem được, mong nhận được hỗ trợ đổi về sản phẩm! ảnh đi kèm: sạc gần 1 tiếng không vượt qua được 60%" table:operator="="/>
              <table:filter-condition table:field-number="0" table:value="mua sản phẩm tại istore, nhận hàng đúng chất lượng. nhưng yêu cầu xuất hóa đơn vat thì bị lờ đi, đã 15 ngày mà không có hóa đơn để thanh toán. vậy thì đừng cam kết nữa istore và tiki." table:operator="="/>
              <table:filter-condition table:field-number="0" table:value="mua sản phẩm về in k được luôn, chữ thì mờ, chỗ được chỗ ko, mua về bỏ luôn, gọi nhân viên tiki để kêu lhe shop bán bảo hành thì k thấy đâu.  quá tệ." table:operator="="/>
              <table:filter-condition table:field-number="0" table:value="mua sản phẩm về in k được luôn, chữ thì mờ, chỗ được chỗ ko, mua về bỏ luôn, gọi nhân viên tiki để kêu lhe shop bán bảo hành thì k thấy đâu.  quá tệ." table:operator="="/>
              <table:filter-condition table:field-number="0" table:value="mua sản phẩm về kết nối với máy chiếu thì hình ảnh mờ hết sức. tại sao shop và tiki có thể bán 1 sản phẩm tệ đến như vậy. nhìn quảng cáo thì thấy hay lắm, dùng 1 lần là bỏ luôn." table:operator="="/>
              <table:filter-condition table:field-number="0" table:value="mua sẳn phẩm về khá thất vọng, làm hết cách cách nhưng không thể nào kết nối được app home với xiaomi pro. nó cứ báo lỗi. mặc dù đã chọn vùng trung quốc, nhập đúng pass wifi, mạng wifi chuẩn 2,4ghz, đứng kế bên router luôn mà cứ báo lỗi." table:operator="="/>
              <table:filter-condition table:field-number="0" table:value="mua sim chưa kích không lên sóng.nhờ hỗ trợ phải đợi nghỉ trưa,rồi hẹn lại 14h chiều sẽ hỗ trợ.đợi cả chiều không gọi hay nhắn zalo lại hỗ trợ như shop hứa.sim k đáng bao nhiêu mà mua rồi rước bực bội vô người.1*" table:operator="="/>
              <table:filter-condition table:field-number="0" table:value="mua sim giao 12/09/2020 lắp vào kiểm tra báo 22/09/2020 hết hạn. hạn dùng thì đến 11/09/2020 hết hạn. sao bảo 1 năm, lừa nhau à ?" table:operator="="/>
              <table:filter-condition table:field-number="0" table:value="mua sim về lắp vào đọc huớng dẫn là gọi 900 bấm *101# để kích hoạt. bấm xong   luôn 100  trong sim, và kết quả 2 cái sim vất rác. gọi điện thoại cho store &amp; nt zalo cho store, không khác nào nói chuyện với cái đầu gối  &gt;  .  ae mua thì nên cẩn thận  ." table:operator="="/>
              <table:filter-condition table:field-number="0" table:value="mua sim về yêu cầu nhắn tin zalo để kích hoạt nhưng nhắn tin thì không thấy rep, mong tiki giải quyết giúp mình đơn này" table:operator="="/>
              <table:filter-condition table:field-number="0" table:value="mua sp nay tiki gửi thiếu dây kết nối đã khiếu nại nhưng chưa thấy phản hồi. mong tiki phản hồi sớm cho khách hàng" table:operator="="/>
              <table:filter-condition table:field-number="0" table:value="mua sử dụng 1 thời gian. xong hư. còn hạn bảo hành, liên hệ bảo hành. ko trả lời. tiki làm ăn dạo này ko tôn trọng khách hàng" table:operator="="/>
              <table:filter-condition table:field-number="0" table:value="mua tai nghe mà cảm thấy thất vọng chất lượng quá chán chỉ đáng giá 3 đến 4 trăm, tai nghe bật max volum mà vẫn nghe thấy tiếng bên ngoài, đeo dc 1 lúc đau hết cả tai." table:operator="="/>
              <table:filter-condition table:field-number="0" table:value="mua thẻ 64g bên ngoài vỏ 64g đưa vào máy dung lượng chỉ 32g" table:operator="="/>
              <table:filter-condition table:field-number="0" table:value="mua thẻ 64gb mà lên máy có 29 gb là sao cảm giác như bị lừa..." table:operator="="/>
              <table:filter-condition table:field-number="0" table:value="mua thì bị đơ nút nguồn ,. nút âm đã k nói đã thế hơn tháng thì hỏng máy" table:operator="="/>
              <table:filter-condition table:field-number="0" table:value="mua thì mua siêu thánh sim ngoài bọc thì để siêu thánh sim bên trong là siêu thánh úp gọi hay là lên mạng ko được cái gì buôn bán hàng giả coi chừng dính phốt như shope thì mệt lắm nhak tiki treo đầu mà bán thịt *** làm ăn như vậy làm sao mà tôi dám mua hàng lần thứ 2 chứ" table:operator="="/>
              <table:filter-condition table:field-number="0" table:value="mua tốn tiền chơi thôi chứ không có ích lợi gì đâu wifi chập chờn mà lại yếu nữa chứ. xày liên tục 2 giờ là tự động mất kết nối ?" table:operator="="/>
              <table:filter-condition table:field-number="0" table:value="mua trúng máy lỗi,  tiki thu hàng xử lí  thấy đơn hàng mới đã được tiếp nhận từ 22/2 đến nay là 28/2 vẫn đang trong quá trình tiếp nhận...." table:operator="="/>
              <table:filter-condition table:field-number="0" table:value="mua từ 12/2018, mà sài mới được 1.2 năm đã bị double click ko dùng được nữa. sản phẩm chuột mà bảo hành có 12 tháng thì rất ít. khi mua mình ko xem kĩ là bảo hành có 12 tháng nên bây giờ chuột đổ bệnh hơi thất vọng. lên mạng search thì thấy double click ở g102 là bênh kinh niên, rất thường gặp, nên các bạn mua nhớ xem kĩ bảo hành nhé. chuột bh 12 tháng mình nghĩ là ko đủ." table:operator="="/>
              <table:filter-condition table:field-number="0" table:value="mua từ hồi 2/2018, trước đó đã phải bảo hành 1 lần, giờ lại chuẩn bị gửi bảo hành tiếp" table:operator="="/>
              <table:filter-condition table:field-number="0" table:value="mua từ hồi 31/1/2020, xài tới hôm nay thì bị double click, mong tiki liên hệ shop bảo hành sản phẩm, một điều nữa khi mua mình không thấy tem bảo hành" table:operator="="/>
              <table:filter-condition table:field-number="0" table:value="mua từ ngày 10/2 dùng được đúng 10 ngày sản phẩm bị lỗi, phải gửi về bảo hành 2 lần, đến nay đã hơn 1 tháng mà vẫn chưa nhận đc hồi âm về máy. không biết mua máy về dùng hay để mang đi bảo hành nữa... rất không hài lòng..." table:operator="="/>
              <table:filter-condition table:field-number="0" table:value="mua từ tháng 3 mà giờ đã bị lỗi nháy đúp chuột. không bền như mình tưởng" table:operator="="/>
              <table:filter-condition table:field-number="0" table:value="mua từ tháng 8, nhưng đến tháng 3 là ko còn sài dc nửa, vậy sao gọi là 1 năm dc? đề nghị tiki coi lại nhà cung cấp này và xem xét bồi thường cho khách hàng" table:operator="="/>
              <table:filter-condition table:field-number="0" table:value="mua ve  thử pin ok để thời gian đem ra sử dụng ko đc pó tay" table:operator="="/>
              <table:filter-condition table:field-number="0" table:value="mua về 1 tai nghe được còn 1 tai không nghe là sao" table:operator="="/>
              <table:filter-condition table:field-number="0" table:value="mua về bật bluetooth ko đc  máy cái kiểu đừng nên đặt trên mạng nữa mua về bật bluetooth ko đc. cho xin trả hàng mây đc tai nghe bluetooth đc" table:operator="="/>
              <table:filter-condition table:field-number="0" table:value="mua về bật lên, bluetooth không kết nối được, cắm dây cũng không nghe gì, liên hệ bảo hành bảo trong vòng 3 ngày sẽ có người đến nhận nhưng gần tuần rồi chưa thấy gì" table:operator="="/>
              <table:filter-condition table:field-number="0" table:value="mua về bật nó đã kêu &quot; bluetooth mode&quot; nhưng ko tìm thấy thiết bị để kết nối, đã thử với 3 điện thoại và kết quả như nhau" table:operator="="/>
              <table:filter-condition table:field-number="0" table:value="mua về bật nút nguồn ko lên shop có đổi hàng ko?" table:operator="="/>
              <table:filter-condition table:field-number="0" table:value="mua về bỏ sim vào mà ko có sóng. ko xài được luôn, làm tốn tiền mua sim mua cạc đt." table:operator="="/>
              <table:filter-condition table:field-number="0" table:value="mua về bỏ vào camera nhận thẻ 0mb (không sd được)" table:operator="="/>
              <table:filter-condition table:field-number="0" table:value="mua về cài đặt xong nhưng gắn cáp từ morden vào cổng internet của router để phát wifi thì ko đc. đã test dây từ modern qua pc thì vẫn xài internet bình thường" table:operator="="/>
              <table:filter-condition table:field-number="0" table:value="mua về cắm vào máy mới, windows 10 cũng mới cài, driver tải từ trang của tp link luôn, nhưng vẫn chập chờn. mạng nhà 27mb, mà bắt bằng cái này tầm 10 15mb đôi khi còn 2mb, dù chỉ cách có 10 mét, điện thoại &amp; laptop ở cùng phòng của mình vẫn bắt tốt bao năm nay.. dùng vài bữa là driver dỡ chứng không connect được luôn, phải gỡ ra, update lại driver, restart máy, cắm vào tới lui vài lần mới chạy được. đem ra chỗ bảo hành thì người ta test trên máy windows 7, chạy vù vù. về nhà là cứ vài bữa lại dỡ chứng như thế, mệt quá không biết làm sao đành dẹp luôn." table:operator="="/>
              <table:filter-condition table:field-number="0" table:value="mua về chỉ nghe dc 1 bên . giá như vầy thì tiền nào của đó." table:operator="="/>
              <table:filter-condition table:field-number="0" table:value="mua về chỉ xài được 1 lần, hôm sau lúc lên đèn lúc không, nhưng có đèn cũng không sử dụng được. mong tiki xử lý tình trạng này sớm" table:operator="="/>
              <table:filter-condition table:field-number="0" table:value="mua về chơi game dx một hồi thì tay ra mồ hôi là ko cảm ứng dx ." table:operator="="/>
              <table:filter-condition table:field-number="0" table:value="mua về chưa dùng đã hư hỏng, không thể copy file vào, đã format đủ kiểu ntfs, fat, exfat" table:operator="="/>
              <table:filter-condition table:field-number="0" table:value="mua về có dùng đc đâu.mở nguồn ko lên dù pin đầy" table:operator="="/>
              <table:filter-condition table:field-number="0" table:value="mua về dây input từ loa và máy tính hỏng, cắm k nhận, goi support thì mãi k thấy trả lời lại!" table:operator="="/>
              <table:filter-condition table:field-number="0" table:value="mua về để bọc mà vầy bọc kiểu gì ??    bán kiểu gì lạ  " table:operator="="/>
              <table:filter-condition table:field-number="0" table:value="mua về dùng 1 thời gian hỏng 1 bên" table:operator="="/>
              <table:filter-condition table:field-number="0" table:value="mua về dùng 2 3 tháng bắt đầu thấy chập chờn, 1 ngày disconnect vài lần rất khó chịu. mấy cái này đem bảo hành hay gì chỉ mất thời gian." table:operator="="/>
              <table:filter-condition table:field-number="0" table:value="mua về dùng bình thường, chỉ có cái tốc độ thì tưởng không chậm mà chậm không tưởng, đến mức mà cảm giác như dùng như không dùng." table:operator="="/>
              <table:filter-condition table:field-number="0" table:value="mua về dùng chưa được 2 tuần thù chuột trai đơ, nhấn mãi mới được. thất vọng về sản phẩm tiki tradinh" table:operator="="/>
              <table:filter-condition table:field-number="0" table:value="mua về dùng đúng 1 tuần thì chuột phải không click được nữa, vốn biết hàng tàu thì chả dùng được lâu nhưng mới 1 tuần mà đã như vậy thì thật sự quan ngại" table:operator="="/>
              <table:filter-condition table:field-number="0" table:value="mua về dùng được khoảng 3 tháng thì không nhận các cổng usb 2.0 nữa. phải cắm vào cổng 3.0 mới nhận. gọi tiki bảo hành thì nhân viên bảo cho người qua lấy nhưng tới nay cũng hơn tháng rồi không thấy gì. hơi thất vọng về cách bảo hành. còn usb thì coi như mua hàng điện tử xui." table:operator="="/>
              <table:filter-condition table:field-number="0" table:value="mua về dùng được ngày đầu tiên sang ngày thứ 2 là gặp tình trạng này. đã gỡ cài đặt cài lại cũng không được, lên win 10 cài cũng không được" table:operator="="/>
              <table:filter-condition table:field-number="0" table:value="mua về dùng mà thấy trả có j khác biệt tuy vạch sóng có lên mà mạng vẫn chậm chờn trả khác j lúc trước" table:operator="="/>
              <table:filter-condition table:field-number="0" table:value="mua về dùng ổn định được 1,2 ngày. sau đó thì thường xuyên mất wifi rất khó chịu. đang làm việc mà ko có mạng ko làm việc được. mọi người không nên bỏ tiền mua bực dọc." table:operator="="/>
              <table:filter-condition table:field-number="0" table:value="mua về dùng thì chập chờn lúc được lúc không. thế này mà cũng bán được trên tiki" table:operator="="/>
              <table:filter-condition table:field-number="0" table:value="mua về gắm vào không nhận usb. không biết bị lỗi gì hay bị hư" table:operator="="/>
              <table:filter-condition table:field-number="0" table:value="mua ve gan vo khong xai duoc hom nay gan 10 ngay roi .rat buon vi mat toi hon 300 ngan . goi tong dai noi phai dem giay to ra cua hang de dang ky moi xai duoc. that la phien. moi nguoi dung nen mua .neu vay de ra cua hang dang ky chinh chu roi mua luon" table:operator="="/>
              <table:filter-condition table:field-number="0" table:value="mua về gắn vô ko có tính hiệu gì cả, mong shop hỗ trợ đổi sản phẩm khác tương tự hoặc giá cao hơn cũng dc" table:operator="="/>
              <table:filter-condition table:field-number="0" table:value="mua về hàng y hình nhưng không kết nối được vào đt" table:operator="="/>
              <table:filter-condition table:field-number="0" table:value="mua về hết pin.sạc nguồn 5v ko có tiếng chỉ nghe bịch bịch trên loa.....rồi sao xài đây.hichic nãn" table:operator="="/>
              <table:filter-condition table:field-number="0" table:value="mua về hì hục 2 đêm liền không kết nối được wifi, lỡ bao nhiêu công việc của mình" table:operator="="/>
              <table:filter-condition table:field-number="0" table:value="mua về hì hục cả buổi mà cắm vào không thấy tín hiệu gì cả? chất lượng quá tế. nói chung bán hàng kiểu này là tiêu rồi!!" table:operator="="/>
              <table:filter-condition table:field-number="0" table:value="mua về hí hửng bóc ra. lấy tay lau lau thì phát hiện ra 1 đống vết như là vết bong mặt kính như hình. ban đầu tưởng là xước nhưng lấy giấy ăn lau lại và lấy đèn pin soi thì không có 1 vết xước nào. nhưng lấy tay lau lại thì những vết bong mặt kinh lại hiện ra rất khó chịu. sp của tôi bị lỗi muốn đổi sản phẩm khác." table:operator="="/>
              <table:filter-condition table:field-number="0" table:value="mua về hơn 10 ngày đồng hồ bị mất kết nối với điện thoại. gọi tiki trả bảo hành thì đợi tiki không hướng dẫn trả bảo hành. mà lại chuyển bộ phận kĩ thuật hỗ trợ. đợi mãi ko thấy ai gọi hỗ trợ. riêng cá nhân đánh giá rất cao dịch vụ giao hàng 24h của tiki. nhưng tiki nên hướng dẫn khách hàng cách trả bảo hành khi khách hàng có yêu cầu." table:operator="="/>
              <table:filter-condition table:field-number="0" table:value="mua về hỏng một bên không pairing được luôn, yêu cầu đổi trả cho mình" table:operator="="/>
              <table:filter-condition table:field-number="0" table:value="mua về hư sau 3 ngày sử dụng" table:operator="="/>
              <table:filter-condition table:field-number="0" table:value="mua về k có khe lấy sim, sạc cả tiếng màn hình chỉ nhấp nháy, tiki bán hàng tao lao hay gì, đề nghị trả máy lấy lại tiền" table:operator="="/>
              <table:filter-condition table:field-number="0" table:value="mua về kết nối bluetooth cho điện thoại android không được (điện thoại samsung j3 pro)" table:operator="="/>
              <table:filter-condition table:field-number="0" table:value="mua về ket nối khong chạy nổi 5m..để làm kiểng choi" table:operator="="/>
              <table:filter-condition table:field-number="0" table:value="mua về không dùng được vứt luôn vào sọt rác cảm thấy thất vọng vô cùng" table:operator="="/>
              <table:filter-condition table:field-number="0" table:value="mua về không dùng ngay, đến lúc đem ra sử dụng, không hiểu sao format xong usb còn dung lượng 32gb" table:operator="="/>
              <table:filter-condition table:field-number="0" table:value="mua về không kết nối được điện thoại. sản phẩm này có vấn đề rồi" table:operator="="/>
              <table:filter-condition table:field-number="0" table:value="mua về không kết nối với ps4 được, không tìm thấy tín hiệu để kết nối" table:operator="="/>
              <table:filter-condition table:field-number="0" table:value="mua về không sử dụng được thật thất vọng,sẽ không mua trên trang này những sản phẩm tương tự như thế này" table:operator="="/>
              <table:filter-condition table:field-number="0" table:value="mua về không thể tìm thấy sóng wifi thì kích sóng bằng niềm tin? tôi muốn trả hàng" table:operator="="/>
              <table:filter-condition table:field-number="0" table:value="mua về không tìm được thiết bịbluetooth dù đã làm mọi cách..." table:operator="="/>
              <table:filter-condition table:field-number="0" table:value="mua về không tìm thấy mạng wi fi ,m.n tốt nhất không mua về nó còn dò wi fi yếu hơn 98% điện thoạidi động" table:operator="="/>
              <table:filter-condition table:field-number="0" table:value="mua về không xài được, phí tiền, mọi người đừng mua" table:operator="="/>
              <table:filter-condition table:field-number="0" table:value="mua ve ko co sợi dây sac thi sac kieu gi that vọng quá" table:operator="="/>
              <table:filter-condition table:field-number="0" table:value="mua về ko dính được   tốt nhất là đừng mua  ))))))" table:operator="="/>
              <table:filter-condition table:field-number="0" table:value="mua ve ko dung duoc. la sao mat toi hon hai tram.quang cao hay the" table:operator="="/>
              <table:filter-condition table:field-number="0" table:value="mua về ko nghe dc pin chưa nghe đã hết mong mọi người ko mua tránh bị lừa" table:operator="="/>
              <table:filter-condition table:field-number="0" table:value="mua ve ko sử dung duoc. tim sdt hoi thi chang biet hoi vao dau" table:operator="="/>
              <table:filter-condition table:field-number="0" table:value="mua về làm theo hướng dẫn lên cả youtube làm theo mà k đc" table:operator="="/>
              <table:filter-condition table:field-number="0" table:value="mua về lắp camera thì ko nhận" table:operator="="/>
              <table:filter-condition table:field-number="0" table:value="mua về lắp vào bị lỗi. giờ không biết hỏi chế độ bảo hành ở đâu nữa? rõ chán." table:operator="="/>
              <table:filter-condition table:field-number="0" table:value="mua về lấp vừa nhưng máy không nhận, tưởng rẻ nhưng sài không được." table:operator="="/>
              <table:filter-condition table:field-number="0" table:value="mua về lỗi không lên màn hình được. đt đổi hàng 3 ngày rùi ko thấy hồi âm gì cả. thất vọng." table:operator="="/>
              <table:filter-condition table:field-number="0" table:value="mua về mà chỉ kết nối được có 1 bên,nghe được có 1 bên,shop giải quyết vấn đề này như thế nào đây" table:operator="="/>
              <table:filter-condition table:field-number="0" table:value="mua về mà mic không dùng được, không biết thủ tục trả hàng như thế nào." table:operator="="/>
              <table:filter-condition table:field-number="0" table:value="mua về mấy bữa hư luôn. không gọi được, gọi cũng không chuông hay báo gì hết. hàng kém chất lượng quá." table:operator="="/>
              <table:filter-condition table:field-number="0" table:value="mua về mở nguồn ko lên gọi sdt nào để đổi trả vay moi nguoi em mua dùm ma ve mở ko đuoc" table:operator="="/>
              <table:filter-condition table:field-number="0" table:value="mua về mở ra 1 bên sáng đèn 1 bên k. đã làm theo hướng dẫn vẫn k đc. có đc đổi mới k shop?" table:operator="="/>
              <table:filter-condition table:field-number="0" table:value="mua về mới có mấy bữa đã bị hư một bên tai, hàng kém chất lượng, mong rằng có cách xử lí thỏa đáng tình trạng này. luôn tin tưởng tiki hàng đầu mà lần này thất vọng quá" table:operator="="/>
              <table:filter-condition table:field-number="0" table:value="mua về một bên sài dc còn một bên thì đa hư pin thì hát được 2 3 bản nhạc đã hết. giá 80 mấy ngàn thì chất lượng như thế thôi mọi người ơi." table:operator="="/>
              <table:filter-condition table:field-number="0" table:value="mua về nạp 20k vào nhưng bấm *999# điện thoại thông báo hết hạn phải làm thế nào đây shop????" table:operator="="/>
              <table:filter-condition table:field-number="0" table:value="mua về nghe đc có 1 bên .bên còn lại chẳng nghe đc j tưởng hết pin nên đi sạc nhưng vẫn ko nghe đc shop nên kiểm tra sản phẩm thật kĩ trước khi giao hàng" table:operator="="/>
              <table:filter-condition table:field-number="0" table:value="mua ve nghe duoc vài hôm.loa đã có hiên tượng dè dè.âm thanh quá kém. chất lượng âm thanh ko khác j loa tàu rẻ tiền .qá phí tiền" table:operator="="/>
              <table:filter-condition table:field-number="0" table:value="mua về nhìn chắc chắn nhưng lỏng lẻo không cố định. lần đầu tiên mua hàng tiki mà sp rất tệ" table:operator="="/>
              <table:filter-condition table:field-number="0" table:value="mua về nhưng không xài, mới nghe được lần thứ 2 thì rè ,rất rè, rất chói tai. không biết đây phải hàng jbl thật không. âm thanh thua tai nghe trung quốc 30k mua ngoài chợ. rất thất vọng !!" table:operator="="/>
              <table:filter-condition table:field-number="0" table:value="mua về phím lỗi chờ 1 tuần chưa thấy gửi lại là sao" table:operator="="/>
              <table:filter-condition table:field-number="0" table:value="mua về sạc bin xong em gắn thẻ sim vào rồi mở nguồn được 1 2 giây máy lại tắt nguồn.yêu cầu đổi lại cho em." table:operator="="/>
              <table:filter-condition table:field-number="0" table:value="mua về sặc cả  ngày cũng không đầy pin, nghe không ổn định thường xuyên mất sóng. pin sặc cả ngày chỉ nghe được 30 phút đề nghị tiki cho trả hàng" table:operator="="/>
              <table:filter-condition table:field-number="0" table:value="mua về sạc đủ 8 tiếng, lên ko làm gì hết đc 20 phút hết 10% pin rồi, máy rất nóng.. thất vọng" table:operator="="/>
              <table:filter-condition table:field-number="0" table:value="mua về sạc không lên." table:operator="="/>
              <table:filter-condition table:field-number="0" table:value="mua về sạc mà khi gắn vào nó vẫn hiện sạc. nhưng pin tuột mãi không thấy lên. gắn vào dự phòng vẫn không lên. đổi cóc sạc cũng không lên pin. nhưng nó vẫn nhảy tín hiệu sạc" table:operator="="/>
              <table:filter-condition table:field-number="0" table:value="mua về sài 6 tháng giờ nó bật lên k nghe được được vào đâu để bảo hành vậy ?" table:operator="="/>
              <table:filter-condition table:field-number="0" table:value="mua về sài được gần 1 tuần, sau đó ko đụng đến thì giờ chuột hết lên nguồn." table:operator="="/>
              <table:filter-condition table:field-number="0" table:value="mua về sài ít mà nhanh hư" table:operator="="/>
              <table:filter-condition table:field-number="0" table:value="mua về sài ko được gì hết. ko có đầu ra rắc 3.5 lun nãn" table:operator="="/>
              <table:filter-condition table:field-number="0" table:value="mua về sài rớt mạng liên tục các bạn ạ có chả tăng sóng lên được bao nhiêu chỉ thêm bực mình" table:operator="="/>
              <table:filter-condition table:field-number="0" table:value="mua về sử dụng đc 1 ngày bị lỗi nhâp nháy liên tục gửi lên từ 25 tây đến 28 tây đã nhận hàng rồi ko xử lý cho khách hàng đợi 3 đến 5 ngày làm việc. lúc mới mua sao nhận tiền nhanh vậy lúc khách hàng bị lỗi thì trì trệ ko đáng 1 sao." table:operator="="/>
              <table:filter-condition table:field-number="0" table:value="mua về sử dụng tốc độ bị giảm hơn một nửa, kết nối chập chờn không thể duy trì" table:operator="="/>
              <table:filter-condition table:field-number="0" table:value="mua về tai nghe để bên ngoài không kết nối cũng bị tụt hơn 10% pin cho 1 tiếng đồng hồ, báo tiki thu hồi kiểm tra nay đã đúng 1 tuần, chưa xử lý xong. gọi tổng đài thì kêu chuyển bộ phận có liên quan. chat trên fb hỏi thì tiki ko trả lời. làm ăn ngày càng chán, ngày càng chậm" table:operator="="/>
              <table:filter-condition table:field-number="0" table:value="mua về tai nghe quá to nghe chưa đc 2 hôm thì đã hỏng mất 1 tai" table:operator="="/>
              <table:filter-condition table:field-number="0" table:value="mua về tạo được 1 folder, chech luôn qua crystaldiskmark xong đi luôn. chỉ copy ra đc. không format hoặc copy file vào được luôn." table:operator="="/>
              <table:filter-condition table:field-number="0" table:value="mua về tháo ra lắp vào khó như đánh đố, đúng là hàng tàu, lúc đầu bép bọp mới ra (tưởng vỡ đến nơi), đến khi lắp ổ cứng vào thì chịu chết, chẳng lẽ đập vỏ để bóc!" table:operator="="/>
              <table:filter-condition table:field-number="0" table:value="mua về thì nghe được 1 bên" table:operator="="/>
              <table:filter-condition table:field-number="0" table:value="mua về thì thấy bao bì đã bị rạch sẵn ở một góc xong dính một miếng dán vào để không bị bung ra ạ! chắc lấy hàng ra thay đồ dỏm vào rồi. sản phẩm thì lỗi, chạy thua cả hdd. bán đồ công nghệ như thế này định lừa con nít à? xem đánh giá của mọi người thì mình cũng bị y chang. từ nay không còn tin vào mua đồ của tiki nữa! sẽ liên hệ trả hàng." table:operator="="/>
              <table:filter-condition table:field-number="0" table:value="mua về tưởng xài được . phai bắt nạp 90k" table:operator="="/>
              <table:filter-condition table:field-number="0" table:value="mua về và dùng được 2 tuần thì bị lỗi, không thể xuất hình ảnh qua màn hình được nữa." table:operator="="/>
              <table:filter-condition table:field-number="0" table:value="mua về vẫn trong bao được dán nhưng mở ra phát không dùng được luôn. chỗ dây nối với adapter bị thụt vào.  eltech làm ăn vớ vẩn quá, giờ mà gửi ship các kiểu về sửa rất mất công và chi phí không đáng. a e hãy chọn hãng khác mà đặt, nói không với eltech nhé! nếu a e nào lỡ đặt của eletech thì khi giao hàng tới, đề nghị bóc ra kiểm tra nhé, không cần bỏ ra khỏi bao, chỉ cần kiểm tra đầu dây nối với adapter có bị thụt như trong hình là biết hàng lởm hay không nhé!" table:operator="="/>
              <table:filter-condition table:field-number="0" table:value="mua về vừa cắm đã bị click lung tung, bị kẹt cả trái lẫn phải. click tí lap đơ cả ra, mình cắm thử vào lap khác thì lap khác cùng bị tình trạng tương tự tất cả đều đơ. nói chung là tệ cực kì" table:operator="="/>
              <table:filter-condition table:field-number="0" table:value="mua về vừa cắm đã bị click lung tung, bị kẹt cả trái lẫn phải. click tí lap đơ cả ra, mình cắm thử vào lap khác thì lap khác cùng bị tình trạng tương tự tất cả đều đơ. nói chung là tệ cực kì" table:operator="="/>
              <table:filter-condition table:field-number="0" table:value="mua về vừa cắm đã bị click lung tung, bị kẹt cả trái lẫn phải. click tí lap đơ cả ra, mình cắm thử vào lap khác thì lap khác cùng bị tình trạng tương tự tất cả đều đơ. nói chung là tệ cực kì" table:operator="="/>
              <table:filter-condition table:field-number="0" table:value="mua về xài 1 tuần toàn lỗi cục phụ. led sáng xanh, nhưng ko kết nối được, lúc kết nối được thì sau 1 ngày là bị lỗi. quá tệ và quá chán cho đơn hàng này. không xứng đáng với cái giá 1tr7. mong mọi người xem xét sản phẩm này" table:operator="="/>
              <table:filter-condition table:field-number="0" table:value="mua về xài đc 4 tháng thì hư. đèn báo còn pin nhưng ko sạc đc cho điện thoại." table:operator="="/>
              <table:filter-condition table:field-number="0" table:value="mua về xài dc mấy tuần thì xúc ra kiểu này dán như kém chat luong vay" table:operator="="/>
              <table:filter-condition table:field-number="0" table:value="mua về xài được đúng 1 ngày, hôm sau cắm vô máy không nhận. thất vọng với sản phẩm đã đặt mua" table:operator="="/>
              <table:filter-condition table:field-number="0" table:value="mua về xài không được, báo rồi thì chờ dài cổ không thấy ai quan tâm" table:operator="="/>
              <table:filter-condition table:field-number="0" table:value="mua về xài ko được, cắm vào máy tính ko nhận dạng được cũng ko phân vùng được, khỏi động lại vào win rất lâu, tháo ra thì mới vào win bình thường, tôi muốn đổi sp" table:operator="="/>
              <table:filter-condition table:field-number="0" table:value="mua về xong lỗi . báo tiki thu hồi kiểm tra xong vẫn tiếp tục lỗi không xài được" table:operator="="/>
              <table:filter-condition table:field-number="0" table:value="mua wi fi về để có dữ liệu di động mà lại không có " table:operator="="/>
              <table:filter-condition table:field-number="0" table:value="mua xài được mấy tháng thì hỏng, gửi bảo hành về lại hỏng, lần đầu cũng là lần cuối với hàng điện tử trên tiki" table:operator="="/>
              <table:filter-condition table:field-number="0" table:value="mua xài khoảng 1 tháng thì bị chập chờn, sạc lúc được lúc không, quá chán" table:operator="="/>
              <table:filter-condition table:field-number="0" table:value="mua xong liên hệ shop không thấy phản hồi, lắp vào thì thấy sim bị khóa, giờ không biết làm sao tiki ơi" table:operator="="/>
              <table:filter-condition table:field-number="0" table:value="mua xong mới thấy bên đây mắc hơn shopee 350 nghìn" table:operator="="/>
              <table:filter-condition table:field-number="0" table:value="mua xong redeem với microsoft và ko thấy xuất hiện trên account. mở ticket với microsoft support 2 tuần rồi microsoft việt nam hứa gọi điện thoại để xử lý mà bỏ của chạy lấy người luôn rồi." table:operator="="/>
              <table:filter-condition table:field-number="0" table:value="mua xong thấy bên shopee hàng chính hảng bán có 417. minhg mua về kết nối bluetooth rất tệ." table:operator="="/>
              <table:filter-condition table:field-number="0" table:value="mục đích mình mua cái này về là để két nối tai nghe không dây, cuối cùng dò còn ko ra thiết bị nữa chứ đừng nói là kết nối. thất vọng toàn tập." table:operator="="/>
              <table:filter-condition table:field-number="0" table:value="mực in chỉ được 1 ram giấy, rất tệ" table:operator="="/>
              <table:filter-condition table:field-number="0" table:value="mực thì có vẻ ok nhưng sao không thấy xuất hóa đơn thanh toán" table:operator="="/>
              <table:filter-condition table:field-number="0" table:value="mùng 4/5 nhận đc hàng, dùng đc đúng 1 tuần bây giờ đt pin k vào điện, k bật đc nguồn, có đổi trả đc k tiki?" table:operator="="/>
              <table:filter-condition table:field-number="0" table:value="muốn gửi bảo hành sản phẩm thì phải làm như thế nào? chuột ligotech mình hay dùng rất bền, nhưng con này chỉ mới hơn 1 tháng mà giờ đã bị lỗi, nhắp chuột bị double, ..." table:operator="="/>
              <table:filter-condition table:field-number="0" table:value="muốn trả hàng sản phẩm bị lỗi" table:operator="="/>
              <table:filter-condition table:field-number="0" table:value="nam châm rơi ra ngoài k dính chắc chắn" table:operator="="/>
              <table:filter-condition table:field-number="0" table:value="nản vc. không còn từ gì để tả" table:operator="="/>
              <table:filter-condition table:field-number="0" table:value="nạng quá kém mua về vứt đi luôn" table:operator="="/>
              <table:filter-condition table:field-number="0" table:value="nào mới giao hàng vậy shop? nhận tiền rồi mà sao chưa giao nữa?" table:operator="="/>
              <table:filter-condition table:field-number="0" table:value="nắp sau của đồng hồ lúc nào cũng muốn rơi ra. pin thì quá kém, vùa sạc đầy dùng 15p đã hết rồi. đề nghị đổi lại, thất vọng quá." table:operator="="/>
              <table:filter-condition table:field-number="0" table:value="nay tiki thu phí vận chuyển quá cao . không dám mua hàng luôn . mình thường xuyên mùa hàng . nay ko dám mua nữa ." table:operator="="/>
              <table:filter-condition table:field-number="0" table:value="nếu bán không kem theo usp bluetooth để kết nối với chuột thì phải để nội dung cho người mua hàng biết mua về chỉ có con chuột thì sài bằng gì mua chuột xong giờ phải chạy đi mua cổng kết nối" table:operator="="/>
              <table:filter-condition table:field-number="0" table:value="nếu bán không kem theo usp bluetooth để kết nối với chuột thì phải để nội dung cho người mua hàng biết mua về chỉ có con chuột thì sài bằng gì mua chuột xong giờ phải chạy đi mua cổng kết nối" table:operator="="/>
              <table:filter-condition table:field-number="0" table:value="nếu biết trước tình trạng giao hàng chậm như thế thì tui không mua rồi . lỡ dở công việc của khách hàng ( mua từ sáng thứ 5 tới chiều thứ 2 cũng chẳng có hàng )" table:operator="="/>
              <table:filter-condition table:field-number="0" table:value="nếu như sản phẩm thương hiệu uy tín thì nên mua tiki. nếu không thì nên mua bên ngoài. mình đã bảo hành 5 sản phẩm. cả 5 đều mất 3 4 tuần. tiki giáo hàng nhanh được thì bảo hành nhanh được. mình nghĩ việc này không khó. nếu không mình có thể chuyển qua mua tại cửa hàng." table:operator="="/>
              <table:filter-condition table:field-number="0" table:value="nếu sản phẩm màu xám thì nên chỉnh lại mô tả của sản phẩm. rất không hài lòng." table:operator="="/>
              <table:filter-condition table:field-number="0" table:value="nếu sim yêu cầu đăng kí chính chủ mới sử dụng được thì phải ghi rõ ra để người mua còn biết. mà chỉ mô tả là nạp tiền vào có thể sử dụng được. người ta cần mua số lượng nhiều thì đăng kí chính chủ kiểu gì trong khi 1 cmnd chỉ đăng kí chính chủ được 3 sim??????" table:operator="="/>
              <table:filter-condition table:field-number="0" table:value="ngày 30 3 e có đặt 1 cái cục sạc dự phòng cứ sạc tới 50% là ngừng mong bên mình xem xét lại ạ  ." table:operator="="/>
              <table:filter-condition table:field-number="0" table:value="ngày đầu mình sử dụng bình thường, nhưng sang ngày thứ 2 mình thấy có tiếng lẹt xẹt khi nghe loa không, và khi mở micro, đã thử lại với tai nghe khác, và usb blutool khác thì thấy ko bị nữa. mong shop liên hệ sớm, vì ko tìm thấy mục đổi trả." table:operator="="/>
              <table:filter-condition table:field-number="0" table:value="ngày giao hàng dự kiến là 18/12 nhưng mình không nhận được bất kỳ cuộc điện thoại nào. đến hôm nay check lại thì đơn đã bị hủy.  không có một thông báo hỏi ý kiến khách hàng." table:operator="="/>
              <table:filter-condition table:field-number="0" table:value="ngay từ khi bắt đầu sử dụng mình cảm thấy loa có tiếng bị rè mặc dù mình tắt nhạc và chỉ để hoạt động ở mức 50 phần trăm công suất. và mình nghĩ là mới đầu có lẽ nó bị như vậy nhưng sau khoảng 1 tuần hơn sử dụng mình cảm thấy thực sự khó chịu vì tiếng rè rè ấy. mong hãng sẽ có phương án sử lí cho mình. cảm ơn" table:operator="="/>
              <table:filter-condition table:field-number="0" table:value="ngay từ lần đầu cắm điện đã không lên đèn và sử dụng được" table:operator="="/>
              <table:filter-condition table:field-number="0" table:value="ngay từ lần đầu dùng đều không sạc vào, khác là bực mình" table:operator="="/>
              <table:filter-condition table:field-number="0" table:value="ngay từ ngày mua về mình đã ko kết nối đc bluetooth. ok, bỏ qua vì m đã đọc review trước đó và xđ chức năng bluetooth trên chuột này ko xài đc.  nhưng đến ngày hnay thì chuột cũng ko xài đc luôn. đã thử thay pin khác, thay cổng cắm đầu usb. m mua cách đây 2,3 tuần nhưng tgian dùng thực lại rất ít.  bây h cho m hỏi m có được bảo hành j không." table:operator="="/>
              <table:filter-condition table:field-number="0" table:value="ngày xưa công ty mua cho một con, xài mới 5 tháng đã bị double click. nghĩ là hàng điện tử, hên xui thôi. thích con này vì nó to, cầm thoải mái. quyết định mua một con cho bản thân. ai dè cũng tương tự tầm 5 tháng là double click. cắn răng xài vì lỡ mua nên tiếc tiền. ngồi design nó cứ double click hoài điên quá nên mò lại tiki, gửi cái nhận xét. tiki thông cảm, chạy deadline gặp con chuột rổm như vầy đúng là bản thân gây nghiệp." table:operator="="/>
              <table:filter-condition table:field-number="0" table:value="nge nhạc thì hay nhưng loa sd bằng bin chứ hk phải bình ắc quy .nge nhạc mau hết bin" table:operator="="/>
              <table:filter-condition table:field-number="0" table:value="nge nhỏ mau hết pin sp không đạt" table:operator="="/>
              <table:filter-condition table:field-number="0" table:value="nghe 1 lát là ko nghe được nữa ko tắt được , ko làm sao mà kết nối được ,nói chung là rất tệ" table:operator="="/>
              <table:filter-condition table:field-number="0" table:value="nghe 1 lúc chỉ đc 1 tai,nhà cung cấp tệ quá" table:operator="="/>
              <table:filter-condition table:field-number="0" table:value="nghe chỉ 1 tai thôi ạ !" table:operator="="/>
              <table:filter-condition table:field-number="0" table:value="nghe chi dc 1 tieng" table:operator="="/>
              <table:filter-condition table:field-number="0" table:value="nghe chỉ đc một tai đã v còn bị rè hàng sida  tiki xác nhận này kia ôi lạy mẹ hàng như sip" table:operator="="/>
              <table:filter-condition table:field-number="0" table:value="nghe chỉ được 1 bên còn bên kia mở không lên có thể đổi sản phẩm được không" table:operator="="/>
              <table:filter-condition table:field-number="0" table:value="nghe chói tai, không thấy tiếng bass đâu bảo hành sao ạ" table:operator="="/>
              <table:filter-condition table:field-number="0" table:value="nghe đau tai" table:operator="="/>
              <table:filter-condition table:field-number="0" table:value="nghe dc 1 bên....cảm ứng xài 1 dc ngày...qua ngày sau gõ ko ăn.... quá thất vọng...!!!" table:operator="="/>
              <table:filter-condition table:field-number="0" table:value="nghe đc 1 hôm đã cháy rồi" table:operator="="/>
              <table:filter-condition table:field-number="0" table:value="nghe dc 2 ngày hỏng" table:operator="="/>
              <table:filter-condition table:field-number="0" table:value="nghe dc có 1 bên àk" table:operator="="/>
              <table:filter-condition table:field-number="0" table:value="nghe đc tốt đúng 1 lần lúc mới mua, về sau thì đi luôn chức năng bluetooth, cắm dây nghe rè, rất khó nghe." table:operator="="/>
              <table:filter-condition table:field-number="0" table:value="nghe đc vài ngày là đã bị rè không còn nghe được nữa" table:operator="="/>
              <table:filter-condition table:field-number="0" table:value="nghe dè" table:operator="="/>
              <table:filter-condition table:field-number="0" table:value="nghe được 1 ngày đâu thì ok. đến ngày thứ 2 có lúc lấy 2 tai ra cũng lúc thì bên nghe bên không nghe, bỏ vô hộp lấy ra khoảng 2 lần thì mới kết nối được cả 2 tai vs đt. đến ngày thứ 3 thì buồi sáng còn nghe được 2 tai.l, đến trưa thì tai phải hoàn toàn ko nghe đc, dù thử đủ mọi cách theo hướng dẫn đều không được, kết nối thử vs ipad cũng vậy" table:operator="="/>
              <table:filter-condition table:field-number="0" table:value="nghe được có một bên tai, hàng quá kém chất lượng." table:operator="="/>
              <table:filter-condition table:field-number="0" table:value="nghe được khoảng 30 40” là tự ngắt. cảm ứng không nhấn nghe được mà chỉ nhấn tắt được thôi. đề nghị hỗ trợ trả hàng." table:operator="="/>
              <table:filter-condition table:field-number="0" table:value="nghe được một bên còn bên vong lại không nghe được .mong ad điều chỉnh lại" table:operator="="/>
              <table:filter-condition table:field-number="0" table:value="nghe hay bị lỗi và rè bất chợt ! bây giờ chỉ nghe được 1 bên loa" table:operator="="/>
              <table:filter-condition table:field-number="0" table:value="nghe k nổi. quá nhỏ, hàng thô, kết nối k ổn định, âm lượng quá nhỏ" table:operator="="/>
              <table:filter-condition table:field-number="0" table:value="nghe ko hai long" table:operator="="/>
              <table:filter-condition table:field-number="0" table:value="nghe max chối tai, lại còn nhanh hết pin." table:operator="="/>
              <table:filter-condition table:field-number="0" table:value="nghe nhạc được 15p (chỉnh âm lượng nhỏ nhất) mà tai nghe gần hết pin là sao? chán shop thiệt sự" table:operator="="/>
              <table:filter-condition table:field-number="0" table:value="nghe nhạc tạm ổn, tuy nhiên bị delay khá rõ ràng, ngay cả khi xem clip cũng thấy khá bực rồi. còn chơi game thì miễn, delay quá tệ. thu âm đàm thoại thì coi như bỏ. tiếng như ở dưới giếng vậy  . quá thất vọng về chất lượng. mong tiki có thể hỗ trợ hoàn trả hoặc đỗi 1 sản phẩm khác." table:operator="="/>
              <table:filter-condition table:field-number="0" table:value="nghe nhạc thì đc gọi điện thì ko sử dụng đc tai nghe chơi game bật mic thì chuyển sang loa ngoài" table:operator="="/>
              <table:filter-condition table:field-number="0" table:value="nghe nhạc thì ok do bass bự còn lại dởm lắm 4/10" table:operator="="/>
              <table:filter-condition table:field-number="0" table:value="nghe nho qua sp kg tot chan that" table:operator="="/>
              <table:filter-condition table:field-number="0" table:value="nghe nhỏ xíu. dây bên dàu bên ngắn" table:operator="="/>
              <table:filter-condition table:field-number="0" table:value="nghe nó cứ giật giật không shop" table:operator="="/>
              <table:filter-condition table:field-number="0" table:value="nghe quá dỡ...hic thất vọng vcc" table:operator="="/>
              <table:filter-condition table:field-number="0" table:value="nghe thì rất êm hàng đẹp mà mau hết pin quá" table:operator="="/>
              <table:filter-condition table:field-number="0" table:value="nghe xem phim,nghe nhạc thì được, khi vào game bật mic cái là không nghe được gì." table:operator="="/>
              <table:filter-condition table:field-number="0" table:value="nghi ngờ nguồn gốc sản phẩm đặt mua mày grey lại giao màu blue. trên hộp cũng in là grey. đề nghị tiki làm rõ !!!" table:operator="="/>
              <table:filter-condition table:field-number="0" table:value="ngoại hình khá đẹp, nhưng âm thanh ko ok lắm, ngoài ra ko nghe được 1 bên tai. mình liên lạc với shop thì được bảo là sạc đầy 2 bên thì nghe được, nhưng cuối cùng vẫn ko nghe được tai bên kia. cảm phiền tiki cho phép trả hàng." table:operator="="/>
              <table:filter-condition table:field-number="0" table:value="ngoại hình thì tốt. nhưng chỉ nghe được audio còn mix thì rất là rè.  ." table:operator="="/>
              <table:filter-condition table:field-number="0" table:value="ngoại hình: đẹp. sử dụng : sạc lâu đầy pin, thậm chí thua xa sạc nokia 1a check code : possibly counterfeit this code has been checked before. if you scratched off the code and this is the first time you have checked it here, then your product is likely counterfeit. google dịch : có thể là hàng giả mã này đã được kiểm tra trước. nếu bạn đã làm trầy xước mã và đây là lần đầu tiên bạn kiểm tra mã ở đây, thì sản phẩm của bạn có thể là hàng giả. kết luận : không mua đươc hàng chính hãng. . (" table:operator="="/>
              <table:filter-condition table:field-number="0" table:value="ngoài phím g h ra thì cả dòng thứ 2 không nhấn được" table:operator="="/>
              <table:filter-condition table:field-number="0" table:value="ngoại quan ok. nhưng chất lượng độ bền thấp. rơi nhẹ cái đã nứt mảng to" table:operator="="/>
              <table:filter-condition table:field-number="0" table:value="nguồn này hở điện khá nặng, đụng vào cpu giật teo luôn, nguồn cũ không bị giật điện. cần trả hàng gấp." table:operator="="/>
              <table:filter-condition table:field-number="0" table:value="nhà 4 cái máy. cắm hết 4 cái không nhận hì hục đủ loại driver rất mất thời gian mà cũng không chay. nên chất lượng còn là một ẩn số." table:operator="="/>
              <table:filter-condition table:field-number="0" table:value="nhà bán hàng minhstonedaquy giao hàng sai  sản phẩm. dù giá trị thấp thì cũng phải gửi sản phẩm đúng như khách hàng đặt chứ không có kiểu treo đầu dê bán thịt chó như vậy." table:operator="="/>
              <table:filter-condition table:field-number="0" table:value="nhà cung cấp denshitaro cung cấp cho mình sản phẩm chất lượng kém, chuột di k nhậy, rất khó sử dụng và gây khó chịu" table:operator="="/>
              <table:filter-condition table:field-number="0" table:value="nhà cung cấp quá tệ. không xuất hoá đơn cho kh là doanh nghiệp. mua, nhận hàng từ 13/2. đến hôm nay là 5/3 vẫn không nhận được hoá đơn. tiki xử lý cũng quá kém. liên hệ hàng chục lần vẫn không giải quyết được việc xuất hoá đơn" table:operator="="/>
              <table:filter-condition table:field-number="0" table:value="nhà cung cấp quá tệ. không xuất hoá đơn cho kh là doanh nghiệp. mua, nhận hàng từ 13/2. đến hôm nay là 5/3 vẫn không nhận được hoá đơn. tiki xử lý cũng quá kém. liên hệ hàng chục lần vẫn không giải quyết được việc xuất hoá đơn" table:operator="="/>
              <table:filter-condition table:field-number="0" table:value="nhà cung cấp quá tệ. không xuất hoá đơn cho kh là doanh nghiệp. mua, nhận hàng từ 13/2. đến hôm nay là 5/3 vẫn không nhận được hoá đơn. tiki xử lý cũng quá kém. liên hệ hàng chục lần vẫn không giải quyết được việc xuất hoá đơn" table:operator="="/>
              <table:filter-condition table:field-number="0" table:value="nhà hư wifi, mà đợi hàng mỏi mòn. đặt từ 01.07 đã thanh toán bằng momo, gọi tổng đài 2 lần vào 04.07 và 08.07  nhưng đến tối 08.07 mới nhận hàng. đáng nói nhất là đặt 3 sản phẩm đều là 3 sản phẩm giao 2h. trước kia rất tin tưởng tiki, giờ bớt nhiều rồi." table:operator="="/>
              <table:filter-condition table:field-number="0" table:value="nhà mạng đã lừa dối khach,sim chỉ lướt mạng để đọc bao,vào zalo và fb nhưng được 10 ngày đã hết dung lượng!!!thất vọng quá!/!" table:operator="="/>
              <table:filter-condition table:field-number="0" table:value="nhà mình ở trung tâm thành phố đồng hới quảng bình. con 6 tuổi đang học mầm non tư thục sky quảng bình. mà định vị lên tận trại giam đồng sơn cách đó 7 10km. ngán" table:operator="="/>
              <table:filter-condition table:field-number="0" table:value="nhà mình xài máy in canon2900 và 3000, mình mua hộp mực này nhưng nhận về lại k ráp dc vào máy in! k biết có bị nhầm mã sp hay gì không nữa! cần được hỗ trợ ạ" table:operator="="/>
              <table:filter-condition table:field-number="0" table:value="nhà sản xuất ghi là độ tương phản 1000:1 nhưng thực tế quá thấp không đáp ứng được nhu cầu chỉnh sửa hình ảnh của tôi" table:operator="="/>
              <table:filter-condition table:field-number="0" table:value="nhai" table:operator="="/>
              <table:filter-condition table:field-number="0" table:value="nhận  hàng hôm t2 29/6 và t7 4/7 tai nghe hư 1 bên" table:operator="="/>
              <table:filter-condition table:field-number="0" table:value="nhận dc hàng ngon cả nhưng mà đã được bóc ra khỏi hộp kiểu như ai đó đùng rồi xong trả lại rồi mới tới tay mình" table:operator="="/>
              <table:filter-condition table:field-number="0" table:value="nhận đc hàng nhưng sao ráp vào main gigabyte h310m ds2 2.0 không chạy, bàn phím lên nhưng không xuất tín hiệu ra màn hình. đem main test với cpu core i3 9100 xhayj bình thường. vậy gửi cpu để đổi ở đâu, vừa nhận hàng sáng nay" table:operator="="/>
              <table:filter-condition table:field-number="0" table:value="nhận dk 1 ngày đã k nghe dk bằng bilutut" table:operator="="/>
              <table:filter-condition table:field-number="0" table:value="nhận đơn hàng macbook air này tuần trước, nói khuyến mãi giảm giá còn 21tr, xong đợi mòn mõi thì nt cancel đơn hàng vì ko đủ hàng????  chiêu trò pr rẻ tiền, làm mất uy tín của tiki quá. sẽ không bao giờ quay lại. không bao giờ" table:operator="="/>
              <table:filter-condition table:field-number="0" table:value="nhận được đúng màu sản phẩm, nhưng chỉ nghe được 1 bên." table:operator="="/>
              <table:filter-condition table:field-number="0" table:value="nhận được email thông báo hướng dẫn trao trả sản phẩm cho tiki đúng 1 tuần rồi mà đến giờ vẫn chưa có shipper nào qua để lấy hàng về cả. quá buồn!" table:operator="="/>
              <table:filter-condition table:field-number="0" table:value="nhận được hàng cũng thấy hài lòng vì nhựa gia công khá đẹp, cho đến khi nghe nhạc. một bài hát bình thường mà tiếng lúc to lúc nhỏ, lúc dập đùng đùng lúc không phát ra tiếng. chán quá chán, thấy review tốt mới mua, ai ngờ rước bực. đúng là của rẻ là của ôi!" table:operator="="/>
              <table:filter-condition table:field-number="0" table:value="nhận được hàng làm theo hướng dẫn để kích hoạt nhưng lắp vào thì báo k có sim. thế là thế nào" table:operator="="/>
              <table:filter-condition table:field-number="0" table:value="nhận được hàng lỗi cắm vào ko thấy tín hiệu gì, không thấy usb đâu để format hay làm được gì. alo tổng đài yêu cầu hỗ trợ đổi trả   bảo hành mà mãi không thấy gì." table:operator="="/>
              <table:filter-condition table:field-number="0" table:value="nhận được hàng mà bị lỗi, đã báo tiki thu hồi đợi mấy ngày để đổi sản phẩm khác ai dè lại đi huỷ đơn hoàn tiền luôn haizzz" table:operator="="/>
              <table:filter-condition table:field-number="0" table:value="nhận được hàng rồi thấy thất vọng vô cùng. về nhãn mác đóng gói. hướng dẫn sử dụng toàn chữ trung quốc. liên hệ bên cskh của tiki thì chẳng ma nào chịu bắt máy. lừa đảo." table:operator="="/>
              <table:filter-condition table:field-number="0" table:value="nhận được hàng thì quạt 1 bên quay 1 bên ko quay! h bảo hành biết hỏi ai?" table:operator="="/>
              <table:filter-condition table:field-number="0" table:value="nhận được hàng thì quạt 1 bên quay 1 bên ko quay! h bảo hành biết hỏi ai?" table:operator="="/>
              <table:filter-condition table:field-number="0" table:value="nhận được hàng thứ hai (10/2) xài đến chủ nhật 16/2 (6 ngày), đang sử dụng máy tính thì bỗng nhiên bị rớt mạng, kiểm tra router thấy không còn nháy đèn nữa, cắm lại nguồn điện, tắt bật lại nút nguồn cũng không có tác dụng, không cách nào bật router lên lại được.  yêu cầu tiki liên lạc và giải quyết nhanh tình huống này cho khách hàng, không thể không có mạng để làm việc." table:operator="="/>
              <table:filter-condition table:field-number="0" table:value="nhận được lúc chiều tối mở ra cắm sạc thì ko nhận điện ko biết bảo hành thế nào buồn quá" table:operator="="/>
              <table:filter-condition table:field-number="0" table:value="nhận được mail của tiki là sp đã được dán tem bảo hành 3 năm, nhưng chả thấy có cái tem nào. trong khi sử dụng ổ cứng bị mất kết nối liên tục. mail yêu cầu gọi điện hỗ trợ không thấy gì.  phí tiền, không nên mua, nếu có 0 * sẽ tặng luôn cho shop và tiki" table:operator="="/>
              <table:filter-condition table:field-number="0" table:value="nhận được thì hàng đã bị rạch hộp nhựa. không hiểu mới hay cũ" table:operator="="/>
              <table:filter-condition table:field-number="0" table:value="nhận được usb thấy nó đã ai đấy cắt mở ra rồi " table:operator="="/>
              <table:filter-condition table:field-number="0" table:value="nhãn ghi 64gb, hàng hóa in 64gb, cắm vào máy tính... ồ ngạc nhiên chưa còn có 32gb...." table:operator="="/>
              <table:filter-condition table:field-number="0" table:value="nhận hàng 15/5/2019. kiểm tra gói cước hết hạn 25/5/2019.. bỏ 155.000đ để mua sim 4g 10 ngày thế này à.  shop giải thích đi" table:operator="="/>
              <table:filter-condition table:field-number="0" table:value="nhận hàng chiều nay. khui hàng nghe thử thì tai phải không nghe được. tai trái thì nghe tốt. cảm thấy rất không hài lòng và mình muốn đổi hàng. mong nhận được phản hồi sớm từ tiki." table:operator="="/>
              <table:filter-condition table:field-number="0" table:value="nhận hàng hôm qua kết nối được, hôm nay ko kết nối được đề nghị tiki đổi cho sản phẩm khác ngay." table:operator="="/>
              <table:filter-condition table:field-number="0" table:value="nhận hàng hôm thứ năm 10 09, lúc mới mở ra thì nhìn ok lắm đẹp và nhỏ nhắn nhìn rất thích. nhưng khi sử dụng thực tế thì rất thất vọng. đầu tiên là mic dùng để đàm thoại thì người bên kia nói rằng rất khó nghe tôi phải tắt bluetooth để nghe bằng điện thoại. thứ hai là về âm lượng, không hiểu sao tôi thiết lập âm lượng tai nghe là 40% nhưng mỗi khi kết nối lại là nó tự nhảy lên 100% nghe phát muốn điếc tai. thứ ba là về thời lượng pin, quảng cáo tai nghe là 5 tiếng kết hợp với dock sạc được 24 tiếng nghe rất hay nhưng thực tế qua 2 lần test tai trái nghe được khoảng 3h30' là hết pin còn tai phải thì chỉ được 3h thôi quá thất vọng, còn dock sạc thì mới mua tôi sạc đầy hôm qua tập thể dục dùng khoảng 2h, hôm nay sáng dùng 1h tới trưa dùng khoảng 3h thì dock sạc hết sạch pin, chả hiểu 24 tiếng kiểu gì. thật sự rất thất vọng, tôi xưa nay tin tưởng tiki mua hàng trên tiki cũng không phải là ít và đây là lần đầu tiên tôi đánh giá 1 sao, rất mong tiki xem xét và hỗ trợ hoàn trả cho tôi. tôi xin cảm ơn!" table:operator="="/>
              <table:filter-condition table:field-number="0" table:value="nhận hàng không đúng với đã đặt tôi đặt màu đen mà giao màu trắng pin sụt rất nhanh mới 70% pin mà kết nối được 2 phút đã tụt xuống còn không đến 10% pin" table:operator="="/>
              <table:filter-condition table:field-number="0" table:value="nhận hàng không mhuw mô tả, âm thanh ra quá nhỏ, không có nút âm lượng riêng cho sản phẩm tồi quá" table:operator="="/>
              <table:filter-condition table:field-number="0" table:value="nhận hàng ko cho mở kiểm tra hàng xem tình trạng như thế nào, làm theo hướng dẫn để kích hoạt bảo hành thì trang web ko tồn tại? vậy nếu hỏng thì tôi biết tìm ai?" table:operator="="/>
              <table:filter-condition table:field-number="0" table:value="nhận hàng lúc 13h hôm nay, không thể kết nối wifi dù đã thử 3 mạng khác nhau. thử active bằng 3g cũng không được. tiki xem giải quyết nhé." table:operator="="/>
              <table:filter-condition table:field-number="0" table:value="nhận hàng lúc chiều.. giờ test thử.. thấy sản phẩm không đúng như hình.. có bị xướt ở màn hình led.. số 65 mất gạch trên.. hy vọng được đổi trả.. không hài lòng.." table:operator="="/>
              <table:filter-condition table:field-number="0" table:value="nhận hàng mở loa kêu méo tiếng tưởng hỏng sạc đầy thì lại kêu bt.sờ đến míc cho pin vào đèn báo mic nháy nháy k có tín hiệu ji lên loa kết quả là chịu k hát dc.thất vọng" table:operator="="/>
              <table:filter-condition table:field-number="0" table:value="nhận hàng mở thử là bị rè rồi, gọi điện báo đổi trả thì bảo chờ với đợi" table:operator="="/>
              <table:filter-condition table:field-number="0" table:value="nhận hàng mới nguyên, tem niêm phong đầy đủ. tuy nhiên khi mở hộp để tiến hành cài đặt thì 1 trong 3 thiết bị không lên nguồn. đã thử đổi qua lại giữa các adapter theo kèm và ổ cắm điện khác nhau nhưng vẫn không lên nguồn. 2 thiết bị còn lại trong bộ sản phẩm thì hoạt động bình thường. đề nghị tiki hỗ trợ đổi trả sản phẩm." table:operator="="/>
              <table:filter-condition table:field-number="0" table:value="nhận hàng ngày 15 và hôm nay là 20 tháng 08 nó đã hỏng và không có thông tin nào để liên hệ ngoài việc ôm cái máy ra chổ bảo hành." table:operator="="/>
              <table:filter-condition table:field-number="0" table:value="nhận hàng ngày 2/4/2020, thời gian đầu sử dụng ok, khi cắm sạc thì điện thoại báo sạc nhanh và sạc bình thường. dùng hơn 1 tháng thì có vấn đề, khi sạc thì điện thoại không nhận biết sạc nhanh nữa, sạc điện thoại từ 10h  tối đến 5 giờ sáng thì mới được 90% (không sử dụng điện thoại khi sạc). quá tệ!" table:operator="="/>
              <table:filter-condition table:field-number="0" table:value="nhận hàng nhanh hơn kì vọng, tuy nhiên k có giấy bảo hành hay biên lai mua hàng. tốc độ ghi lên xuống liên tục, không ổn định. (không như kì vọng)  còn 1 em 32g chưa nhận hàng hy vọng rằng đáng đồng tiền bỏ ra hơn." table:operator="="/>
              <table:filter-condition table:field-number="0" table:value="nhận hàng sạc mãi ko đầy,máy lúc nào cũbg nóng hổi,rút ra xài đc 1h là tắt nguồn mặc dù còn hơn 60% pin" table:operator="="/>
              <table:filter-condition table:field-number="0" table:value="nhận hàng sản phẩm được đựng trong hộp giấy nâu ko nhãn mác, mua ngày 2/7 dùng rất ít nhưng đến hôm nay 25/7 chưa đầy 1 tháng đã hư. hoan hô tiki và shop, kinh doanh thế này thì sẽ rất mau giàu đó ạ vì rẻ và mau hư người ta sẽ nghĩ mắc công khiếu nại gửi trả mà mua cái khác thôi." table:operator="="/>
              <table:filter-condition table:field-number="0" table:value="nhận hàng sớm nhưng cố gắng kết nối làm theo hướng dẫn rất nhiều lần nhưng không thể kết nối được 2 bên tai nghe với nhau....mong shop có cách khắc phục dùm mình!" table:operator="="/>
              <table:filter-condition table:field-number="0" table:value="nhận hàng thì vỏ nhựa đã bị bóc, hàng cũ. usb receiver bị chập chờn, thỉnh thoảng bị đơ, phải kết nối bằng bluetooth. rất thất vọng" table:operator="="/>
              <table:filter-condition table:field-number="0" table:value="nhận hàng về kết nối kém ko như mổ tả của sản phẩm mua về chỉ có vứt" table:operator="="/>
              <table:filter-condition table:field-number="0" table:value="nhận hàng về tải ứng dụng, tạo tài khoản rồi đăng nhập vào báo lỗi, không sử dụng được" table:operator="="/>
              <table:filter-condition table:field-number="0" table:value="nhận hàng về xem thi ok nhưng lúc sài minh test thử thi 1 sáng đèn còn 1 cái thi im luôn tưởng hết pin mình sạc mà sạc cả ngày vẫn không sài được" table:operator="="/>
              <table:filter-condition table:field-number="0" table:value="nhận hàng vô cài đặt luôn nhưng k dc, cắm điện bấm là kết nối luôn, các bước k giống trong sách hd, nên k sử dụng dc, đang chờ kt gọi lại hd xem cài dc k nên chưa đánh giá dc sp (đã mua 1sp xài lâu rồi  cài dễ hơn cái mới mua)" table:operator="="/>
              <table:filter-condition table:field-number="0" table:value="nhận hàng xạc pin không vô kết nối blutooth không được đổi hàng mới thì không có. shop phục vụ châm" table:operator="="/>
              <table:filter-condition table:field-number="0" table:value="nhận hàng xong nghe nhạc khoản 30p sau hỏng 1 tai bên phải liền" table:operator="="/>
              <table:filter-condition table:field-number="0" table:value="nhận hàng xong nghĩ ổ 4tb thì đủ để backup dữ liệu nên đưa hết dữ liệu vào lưu trữ, chưa được 1 tháng thì bị lỗi máy tính không nhận diện được (đã thử cắm 4 máy tính khác nhau). vậy là mất hết dữ liệu, qui trình bảo hành thì nhiêu khê, đến giờ vẫn chưa biết có bảo hành được không, và tiki cứ xóa bình luận tiêu cực về sản phẩm thì kêu khách hàng đánh giá làm gì?" table:operator="="/>
              <table:filter-condition table:field-number="0" table:value="nhận hàng xong, cắm vào máy tính không nhận ổ ssd mới mua. làm thế nào để bảo hành hoặc đổi mới đây?" table:operator="="/>
              <table:filter-condition table:field-number="0" table:value="nhận hàng xong, nay đang ra dùng thấy đèn chuột không sáng, mặc dù nó vẫn hoạt động. đang đề nghị đổi trả." table:operator="="/>
              <table:filter-condition table:field-number="0" table:value="nhận hành thì hộp 1 nơi tai nghe 1 nẻo, có dấu hiệu bóc mở, mở hộp ra thì 1 bên nghe dc 1 bên không? làm dao để đổi lại đc?" table:operator="="/>
              <table:filter-condition table:field-number="0" table:value="nhận loại không điều chỉnh được chiều cao, lừa đảo" table:operator="="/>
              <table:filter-condition table:field-number="0" table:value="nhận máy về mở hộp không có que chọc sim, sạc cả tiếng nóng máy không lên pin, hàng không chất lượng cũng mà tiki vẫn nhận traiding. không active được. nản. yêu cầu liên hệ hoàn tiền sớm. quá thất vọng." table:operator="="/>
              <table:filter-condition table:field-number="0" table:value="nhận một cái ổ cứng đã bung vỏ ( cắt vỏ ) . ốc vít có dấu hiệu bị vặn trờn trắng ốc&gt;&gt; ổ cứng k phải mới 100%.  cảm giác nhận hàng mà hụt hững thất vọng" table:operator="="/>
              <table:filter-condition table:field-number="0" table:value="nhận ổ cứng chậm khi cắm vào pc/laptop, đã gởi bảo hành cả 2 cái rồi mà giờ vẫn bị lỗi y như thế, chả muốn đổi lại. thất vọng" table:operator="="/>
              <table:filter-condition table:field-number="0" table:value="nhận sạc nhưng không nhận tai nghe  ." table:operator="="/>
              <table:filter-condition table:field-number="0" table:value="nhận sản phẩm nhưng k đc như mong đợi, màn hình chạm vào giựt giựt, máy chậm, lag" table:operator="="/>
              <table:filter-condition table:field-number="0" table:value="nhận sim ngày 4/1/2020, gắn vô nhận được tin nhắn từ mobifone báo nợ cước tháng 12/2019 với số tiền nợ là 225k. khi sử dụng thì mạng quá chậm, mở trang web hơn 10 giây chưa xong. shop xử lý dùm mình với" table:operator="="/>
              <table:filter-condition table:field-number="0" table:value="nhắn tin hẹn giao hàng trong ngày ( tin nhắn lúc 9h sáng )làm mình đợi cả ngày đến giờ 17h30 tối cũng chưa thấy giao." table:operator="="/>
              <table:filter-condition table:field-number="0" table:value="nhận tín hiệu kém, dường như không bắt được bluetooth" table:operator="="/>
              <table:filter-condition table:field-number="0" table:value="nhận về 1 cái máy nhựa.màn hình sậm sịt.không có tí nào gọi là bọc cao su.như 1 cái điện thoại đồ chơi trẻ con" table:operator="="/>
              <table:filter-condition table:field-number="0" table:value="nhân viên giao hàng có thái độ lời nói không tốt với khách hàng," table:operator="="/>
              <table:filter-condition table:field-number="0" table:value="nhân viên giao hàng và nhân viên hỗ trợ không hiều tiki now là gì. cuối tuần hư chuột mua từ tối t6 tới t2 chưa thấy" table:operator="="/>
              <table:filter-condition table:field-number="0" table:value="nhân viên giao ko cho kiểm tra trước, gắn sim vào thì ko đăng ký được. gọi điện cho tiki 3 4 lần thì nói liên hệ nhà cung cấp nhưng ko thấy gọi điện. xin hỏi nhà cung cấp đk thì làm sao? khi làm theo hướng dẫn thì cũng ko đc???" table:operator="="/>
              <table:filter-condition table:field-number="0" table:value="nhân viên gói hàng không cẩn thận thiếu đồ giờ nhận hàng rồi kiểm tra mới phát hiện cảm thấy bực bội lắm giờ không biết tính sao nửa hàng nhận ko sài được sợ đi dọc đường rớt mất hok dám sài" table:operator="="/>
              <table:filter-condition table:field-number="0" table:value="nhân viên nói chuyện láo p" table:operator="="/>
              <table:filter-condition table:field-number="0" table:value="nhận xong cắm vào máy thì báo bad disk, không thể thao tác  làm gì dc. bây giờ lại đợi đổi trả, trong lúc đang cần dùng. chán nản." table:operator="="/>
              <table:filter-condition table:field-number="0" table:value="nhanh hết pin nói chung mua phí tiền" table:operator="="/>
              <table:filter-condition table:field-number="0" table:value="nhanh hết pin quá" table:operator="="/>
              <table:filter-condition table:field-number="0" table:value="nhanh hỏng" table:operator="="/>
              <table:filter-condition table:field-number="0" table:value="nhanh hỏng lắm nghe bthg." table:operator="="/>
              <table:filter-condition table:field-number="0" table:value="nhập seri lên kiểm tra thì không thấy hiện bảo hành không kết nối với macbook cử chỉ chạm tay không có tác dụng yêu cầu đổi hàng cực chậm" table:operator="="/>
              <table:filter-condition table:field-number="0" table:value="nhẹ, đeo cảm giác khá thoải mái và cũng khá đẹp. tuy vậy, trừ chức năng đồng hồ và notification, các chức năng quan trọng khác như steps count và hr, gps đều không chính xác, không đáng tin cậy. chịu nước khá tốt, mang đi bơi thoải mái!" table:operator="="/>
              <table:filter-condition table:field-number="0" table:value="nhieu luc may ko nhan dc thiet bi.................................................................." table:operator="="/>
              <table:filter-condition table:field-number="0" table:value="nhiều phím gõ không ăn, phải gõ thật mạnh. đề nghị đổi." table:operator="="/>
              <table:filter-condition table:field-number="0" table:value="nhìn ảnh thì là dây ngắn mua thành ra dây dài" table:operator="="/>
              <table:filter-condition table:field-number="0" table:value="nhìn chung chức năng ổn, nhưng nắp lưng phía sau rất lỏng lẻo, không ôm sát mép, bị hở lớn do chỉ có 3 chốt giữ (2 chốt ở phía trên và 1 ở phía dưới) không được chắc chắn như các sản phẩm nokia trước đây (các chốt được rải xung quanh nắp lưng)." table:operator="="/>
              <table:filter-condition table:field-number="0" table:value="nhìn hình tưởng cái tai nghe ai ngờ cái vỏ bao hăhjsnsbsb" table:operator="="/>
              <table:filter-condition table:field-number="0" table:value="nhin thi dẹp kết noi lic dc 2 ben luc dc 1 bên tai dùng dc khoảng 20 phiut báo hêt pin khuyen ace dung nen mua sản pham nay" table:operator="="/>
              <table:filter-condition table:field-number="0" table:value="nhìn thì đẹp nhưng chất lượng kính quá kém..vote 1 sao cho sp kém chất lượng" table:operator="="/>
              <table:filter-condition table:field-number="0" table:value="nhờ ad tiki giúp mình với ạ. sản phẩm mình mua về hoạt động không ổn định, lúc báo kết nối thành công, mình kết nối được tuy nhiên vẫn không truy cập được internet. hiện tượng này xảy ra thường xuyên. 1 lúc sau thì kết nối được nhưng 1 số trang web vào được: fb.com, cellphones.com.vn còn 24h.com.vn thì không vào được" table:operator="="/>
              <table:filter-condition table:field-number="0" table:value="nhỏ âm thanh thì china như đồ chơi con nick vậy tôi thực sự ko hài lòng vớ sản phẩm của các bạn  tô sẽ tiến hanh hoàn trả về cho các bạn  n" table:operator="="/>
              <table:filter-condition table:field-number="0" table:value="nhờ bên anh/chị kiểm tra lại là sản phẩm này thì adapter có bị ngược ko nhé, mình thấy rất lạ." table:operator="="/>
              <table:filter-condition table:field-number="0" table:value="nhỏ hơn so với hộp tai nghe k sử dụng đc mua nhiều rồi lần này là thất vog về shop" table:operator="="/>
              <table:filter-condition table:field-number="0" table:value="nhỏ ko vừa với tai nghe. ," table:operator="="/>
              <table:filter-condition table:field-number="0" table:value="nhờ tiki hỗ trợ đổi trả dùm mình. tai nghe bên phải lớn hơn bên trái, bên trái nghe bị nhỏ hơn. mình sợ mua hàng nhập khẩu vì lý do này, chịu đắt hơn gần 600k mua hàng chính hãng, ai ngờ vẫn bị. keo dán tai nghe thì nhìn như đồ chơi vậy, không trau chuốt cho lắm. mặc dù check seri thì đúng là airpod 2." table:operator="="/>
              <table:filter-condition table:field-number="0" table:value="nhờ tiki hỗ trợ nhận trả sản phẩm router này, vì chất lượng phát không đạt yêu cầu. 2.4ghz nhưng khả năng phát wifi trong bán kính 10m lại rất yếu. cảm ơn tiki!" table:operator="="/>
              <table:filter-condition table:field-number="0" table:value="nhờ tiki hỗ trợ: mình mua hàng tháng 9/2019 đến   tháng 10/2020 cao su bị bong ra hết như hình. ko biết mình có thể thay thế hoặc có giải pháp nào trường hợp chuột lõi như vậy không?" table:operator="="/>
              <table:filter-condition table:field-number="0" table:value="nhỏ, thô không hài lòng về sản phẩm" table:operator="="/>
              <table:filter-condition table:field-number="0" table:value="nhôm nhựa và không chắc chắn" table:operator="="/>
              <table:filter-condition table:field-number="0" table:value="như cái quần què kết nối chập chờn. nghe nhạc chập chờn." table:operator="="/>
              <table:filter-condition table:field-number="0" table:value="như cứt 3gb của bố mày đâu   🖕🖕🖕🖕🖕🖕🖕🖕🖕🖕🖕🖕🖕🖕🙏" table:operator="="/>
              <table:filter-condition table:field-number="0" table:value="như đồ chơi vậy" table:operator="="/>
              <table:filter-condition table:field-number="0" table:value="như hình . hàng k đạt yêu cầu . k như đã giới thiệu . kh sử dụng đc . mở ra là báo lỗi hết pin . trong khi báo cáo hiện thị trên điện thoại là 100% . tiki xem lại hàng ." table:operator="="/>
              <table:filter-condition table:field-number="0" table:value="như hình ảnh sản phẩm không sử dụng được tôi muốn trả hàng hoàn tiền" table:operator="="/>
              <table:filter-condition table:field-number="0" table:value="như này cắm vào đâu dc. đổi trả kiểu gì giờ" table:operator="="/>
              <table:filter-condition table:field-number="0" table:value="như shit mới mua đã hư phím bảo hành thì 2 3 tuần làm ăn như shit" table:operator="="/>
              <table:filter-condition table:field-number="0" table:value="như shit mới mua đã hư phím bảo hành thì 2 3 tuần làm ăn như shit" table:operator="="/>
              <table:filter-condition table:field-number="0" table:value="nhựa kém chất lượng. vặn vít đã gãy. o dùng được" table:operator="="/>
              <table:filter-condition table:field-number="0" table:value="nhựa rất tệ, chưa dùng đã bị gãy, mới nhận đã xúc ốc ra, không thấy chỗ gắng lại. nói chung là bỏ luôn k xài được" table:operator="="/>
              <table:filter-condition table:field-number="0" table:value="nó bị hư cái nút bấm nek  tôi cx đã sạc rồi" table:operator="="/>
              <table:filter-condition table:field-number="0" table:value="nó cứ next bài lung tung mỗi khi chạm vào tài nghe" table:operator="="/>
              <table:filter-condition table:field-number="0" table:value="no hk len gi ca lam sao sai  no cu dung một chỗ  toi muốn doi  mấy" table:operator="="/>
              <table:filter-condition table:field-number="0" table:value="nó khá cũ và sài ko đc" table:operator="="/>
              <table:filter-condition table:field-number="0" table:value="nó không kết nối tốt tí thì được lúc sao thì không cho dù pin còn 70% cũng không kết nối được rất tệ 🙂" table:operator="="/>
              <table:filter-condition table:field-number="0" table:value="nói chung chuột sài tốt nhưng sau 1 năm thì phần cao su bên ngoài bong tróc trông rất ghê phải mua con mới sài . nếu lỡ tay mà làm rớt thì có thể bị liệt chuột trái or phải" table:operator="="/>
              <table:filter-condition table:field-number="0" table:value="nói chung là cạn lời...!!!" table:operator="="/>
              <table:filter-condition table:field-number="0" table:value="nói chung là kết nối không nhạy. bắt sóng kém, tậm tịt nghe nhạc lúc đc lúc không. nói chung là tiền nào của nấy" table:operator="="/>
              <table:filter-condition table:field-number="0" table:value="nói chung là không có gì để nói ngoài tiêu đề. tặng kèm 2 cục pin (trong khi bàn phím cần 2, chuột cần 1) nhưng bị bóc trần, không biết pin cũ hay mới. thiếu đầu nhận wireless để cắm vào máy tính, không thể sử dụng được." table:operator="="/>
              <table:filter-condition table:field-number="0" table:value="nói chung là tệ tốc độ dọcd được có 30mb/s     mua rất phí tiền" table:operator="="/>
              <table:filter-condition table:field-number="0" table:value="nói chung là tien nào của do . sai thi dc nhung ko tot như hàng chinh hang" table:operator="="/>
              <table:filter-condition table:field-number="0" table:value="nói chung thì chất lượng cũng ok! hàng của mình bị thiếu nắp pin mặt sau! ! ! mình nghĩ không vấn đề gì nên vẫn dùng, nhưng mà cứ dùng được 1 lúc pin nó lại trượt ra ngoài  giờ lại phải dán thêm miếng băng dính vào  " table:operator="="/>
              <table:filter-condition table:field-number="0" table:value="nơi để pin 3a mà thử để pin nào cũng không phù hợp. bàn phím dùng cho tv box lúc được lúc không. định mua hàng về để dùng bàn phím cho smart phone và ipad nhưng không kết nối được như quảng cáo. khởi động không thấy đèn màu gì hết giống như đang tắt. pin sạc đèn đỏ hiện tối đa 30s là tắt, không biết có sạc được không hay bị lỗi vì sản phẩm không có lời hướng dẫn. mong tiki xem xét đơn hàng để có thể đổi trả theo chính sách khách hàng mà quý công ty đề ra. cám ơn." table:operator="="/>
              <table:filter-condition table:field-number="0" table:value="nói là hàng chính hãng nhưng lại giao hàng nội địa tq. tiki nói là báo cáo nhà cung cấp nhưng mình vẫn chưa nhận được câu trả lời, giờ có tin tưởng được tiki nữa không?" table:operator="="/>
              <table:filter-condition table:field-number="0" table:value="nói là xài được 1 năm, mà mới hơn 1 tháng đả không chạy nổi" table:operator="="/>
              <table:filter-condition table:field-number="0" table:value="nói người khác không nghe được  ko hỗ trợ nói càn khắc phục lại hoặc đổi" table:operator="="/>
              <table:filter-condition table:field-number="0" table:value="nói sim sẽ tự động duy trì nếu có 77k trong tài khoản mà chưa xài hết 1 tháng đã bắt đăng kí gói khác trong khi tài khoản còn cả trăm ngàn. tiki xem lại ông shop này đi." table:operator="="/>
              <table:filter-condition table:field-number="0" table:value="nóng như lửa đốt, hiệu quả kém." table:operator="="/>
              <table:filter-condition table:field-number="0" table:value="ns chung là mua x r hk pk sài 🙃🙃" table:operator="="/>
              <table:filter-condition table:field-number="0" table:value="nút âm lượng k điều chỉnh đc. ấn tăng, giảm âm lượng thì bị next sang bài hát khác" table:operator="="/>
              <table:filter-condition table:field-number="0" table:value="nút bấm bên tai phải quá lỏng, lắc nhẹ sẽ tạo tiếng kêu rất khó chịu, ảnh hưởng tới cảm giác nghe. tai trái thì không sao, không biết có được bảo hành không nhưng cảm giác khá tệ so với giá tiền bỏ ra" table:operator="="/>
              <table:filter-condition table:field-number="0" table:value="nút cuộn trang không sử dụng được, đọc nhận xét thì 2 tem mới bảo hành mà mình chỉ có 1 tem" table:operator="="/>
              <table:filter-condition table:field-number="0" table:value="nút nhấn trái quá cứng, khó sử dụng, gây đau tay. đề nghị nâng cao chất lượng sản phẩm hơn." table:operator="="/>
              <table:filter-condition table:field-number="0" table:value="nút nhấn trái quá cứng, khó sử dụng, gây đau tay. đề nghị nâng cao chất lượng sản phẩm hơn." table:operator="="/>
              <table:filter-condition table:field-number="0" table:value="nút tăng giảm âm lượng không sử dụng được dù mình đã đổi lại mới nhưng vẫn không dùng nút tăng giảm được" table:operator="="/>
              <table:filter-condition table:field-number="0" table:value="ổ bị lỗi, copy file lớn vào thì ổ rất nóng, sau đó ko nhận ổ cứng, để nguội cắm vào lại thì đòi format. trước có mua ổ như này nhưng của thailand sản xuất, còn ổ này của china sản xuất. tiki cho mình đổi lại được không." table:operator="="/>
              <table:filter-condition table:field-number="0" table:value="ổ cắm vào máy ko nhận, đã thử mọi cách, đã tháo cap ổ đang dùng ra cắm mà vẫn ko nhận !" table:operator="="/>
              <table:filter-condition table:field-number="0" table:value="ổ cứng chỉ có hộp carton và một bịch ổ cứng. ko hề có chống shock gì vả và bịch bị rách.   nào h mua hàng trên tiki m ko quay video mà từ giờ chắc phải có quá." table:operator="="/>
              <table:filter-condition table:field-number="0" table:value="ổ cứng còn mới nguyên, power on count=0. anh em lưu ý dùng chuẩn santa iii để được tốc độ cao nhất như quảng cáo.  mình đặt hàng lúc 12 giờ, 1 giờ kém gọi 1 lần không được là gia hàng đi luôn. phải 10 giờ ngày hôm sau mới nhận được, dịch vụ giao 2h quá kém." table:operator="="/>
              <table:filter-condition table:field-number="0" table:value="ổ cứng đã bị rạch ra từ trước, lắp vào máy tính ko nhận,mọi người chú ý nhé" table:operator="="/>
              <table:filter-condition table:field-number="0" table:value="ổ cứng để lăn lốc trong cái hộp giấy mà không có mút chống sốc. bên ngoài hộp móp thế này thì chắc là bị nhồi nhét trong đống hàng rồi. về ổ cứng thì hiện tại chưa thấy lỗi gì. tiếp tục theo dõi." table:operator="="/>
              <table:filter-condition table:field-number="0" table:value="ổ cứng dởm đó các anh chị không nên mua của tiki nữa phí tiền lắm cắm vào đã báo ổ tình trạng ổ cứng bad rồi quá thất vọng" table:operator="="/>
              <table:filter-condition table:field-number="0" table:value="ổ cứng ghi 240g mà giao cho tôi có 0,99g. không bằng cái usb. híc. bỏ đống tiền mua mà nhận lại là hàng dởm. quá buồn cho tiki" table:operator="="/>
              <table:filter-condition table:field-number="0" table:value="ổ cứng hỏng ?? không nhận được, yêu cầu đổi hoặc refund." table:operator="="/>
              <table:filter-condition table:field-number="0" table:value="ổ cứng không dùng được" table:operator="="/>
              <table:filter-condition table:field-number="0" table:value="ổ cứng không hoạt động, đã gửi bảo hành đổi lại, lần 2 vẫn không hoạt động. lưu ý đến các bạn muốn mua ổ cứng này." table:operator="="/>
              <table:filter-condition table:field-number="0" table:value="ổ cứng không nhận, yêu cầu tiki đổi hàng" table:operator="="/>
              <table:filter-condition table:field-number="0" table:value="ổ cứng ko chịu nhận , cũng ko hiển thị trong bios , mới đầu tưởng do cáp nên đã thay nhưng sau khi thay xong ổ cũng ko thể kích hoạt và báo lỗi." table:operator="="/>
              <table:filter-condition table:field-number="0" table:value="ổ cứng ko nhận nhé! vô cùng bực mình." table:operator="="/>
              <table:filter-condition table:field-number="0" table:value="ổ cứng là hàng dễ hỏng hóc mà khi nhận được hàng thì trong hộp chẳng có đệm mút hay thứ gì chống va đập cả. lúc mình cắm ổ cứng vào máy thì không nhận, đơ cả máy. thử hết các máy đều bị như vậy nên lại phải mang đi bảo hành và dù được đổi mới nhưng rất mất thời gian. đề nghị tiki bữa sau đóng gói cẩn thận như này đối với hàng thuộc loại này nhé. ảnh là hàng sau khi bảo hành đc đổi mới, bảo vệ rất tốt còn của tiki thì mỗi cái hộp bên trong là ổ cứng không à. thất vọng quá" table:operator="="/>
              <table:filter-condition table:field-number="0" table:value="ổ cứng lỗi" table:operator="="/>
              <table:filter-condition table:field-number="0" table:value="ổ cứng mình dùng gặp vấn đề khởi động máy cực kỳ chậm. cho mình hỏi shop bảo hành ntn ạ." table:operator="="/>
              <table:filter-condition table:field-number="0" table:value="ổ cứng mua ngày 20 tháng 01 năm 2019 , bị hư đến hiện tại vẫn còn đang trong thời gian bảo hành , xin hỏi chính sách hỗ trợ bảo hành như thế nào" table:operator="="/>
              <table:filter-condition table:field-number="0" table:value="ổ cứng nhẹ, lỏng lẻo, không chắc chắn, dùng hộp đựng orico 999 không nhận được ổ cứng, giờ không biết làm sao!?" table:operator="="/>
              <table:filter-condition table:field-number="0" table:value="ổ mới mà lại bad??? đề nghị tiki giải thích cho tôi" table:operator="="/>
              <table:filter-condition table:field-number="0" table:value="ổ mua về không sử dụng được dù đã gạt nút các kiểu, thử đủ loại ổ cứng." table:operator="="/>
              <table:filter-condition table:field-number="0" table:value="ơ sao lại có cần anten v mấy men, nhìn nó xấu v" table:operator="="/>
              <table:filter-condition table:field-number="0" table:value="ở tp hcm mà đặt 5 ngày rồi vẫn chưa nhận được hàng, dịch vụ tệ hại nhất trong các trang tmđt hiện nay." table:operator="="/>
              <table:filter-condition table:field-number="0" table:value="ổ vừa mua không dùng được thì làm thế nào" table:operator="="/>
              <table:filter-condition table:field-number="0" table:value="ổ wd mình mua ở shop này. mới đầu xài bình thường. bây giờ cắm vô mac mini phải đợi 10 phút mới nhận. cầm ổ cứng lên thì thấy bên trong chạy bị khựng lại liên tục. mình dùng ổ wd khác để test với mac mini. chạy vi vu, nhận liền tức khắc. ổ wd đen này sau 10 phút mới nhận. mặc dù 2 ổ cùng chung 1 dạng định dạng format. đang xài thì rớt. hoàn toàn không ổn định. shop xem qua giúp mình. có thể là sẽ cần đổi ổ khác. cám ơn shop" table:operator="="/>
              <table:filter-condition table:field-number="0" table:value="oder con này về từ tứ gia computer xong lúc nhận lại là con khác  " table:operator="="/>
              <table:filter-condition table:field-number="0" table:value="oder dây sạc iphone mà giao dây của samsung lần đầu mua hàng đã cảm thấy không hài lòng đâu phải lúc nào cũng có thời gian nhận tới nhận lui" table:operator="="/>
              <table:filter-condition table:field-number="0" table:value="ok tốt" table:operator="="/>
              <table:filter-condition table:field-number="0" table:value="on mà kết nối bluetooth đc . chán quá nhà sản suất." table:operator="="/>
              <table:filter-condition table:field-number="0" table:value="ọp ẹp, không đẹp như hình, không dùng gọi điện thoại được" table:operator="="/>
              <table:filter-condition table:field-number="0" table:value="ốp gia công quá cẩu thả, đường cắt không đều, méo mó, mang vào bị lệch như hình. mong shop gửi đổi cái khác giúp, giá trị nhỏ nên mình chẳng thích claim tiki chứ sp nhận đc như thế thì ko xài được" table:operator="="/>
              <table:filter-condition table:field-number="0" table:value="ốp lưng bị cũ,kích hoạt bảo hành trước quá lâu,hình thức rất củ,mới khui hộp ra thấy nản,,19 triệu lận đó tiki à." table:operator="="/>
              <table:filter-condition table:field-number="0" table:value="phải đăng ký mới xài được, biết vậy ghé viettel mua cho rồi" table:operator="="/>
              <table:filter-condition table:field-number="0" table:value="phải nói là chán. mua 1 loại chuyển 1 loại “ nản”" table:operator="="/>
              <table:filter-condition table:field-number="0" table:value="phải nói là rất tệ, cái nghe được cái không chưa nói đến nghe rất bé như vậy sao mà dùng được" table:operator="="/>
              <table:filter-condition table:field-number="0" table:value="phải nói là sử dụng tai nghe theo sự hên xui của bản thân luôn á. lúc thì cắm vào cái thì sạc đc cả cốc lẫn tai nghe còn lúc nó max cái sạc cho dock kh đc rồi còn sạc cho tai nghe cũng chẳng đc để vào dock sạc lúc thì đc cả 2 lúc thì đc bên trái lúc thì đc bên phải đúng điên máu trong lúc sạc luôn á còn phần kết nối giữa 2 tai nghe lại vs nhau thì cũng rất là hên xui lúc thì chỉ cần lấy ra khỏi nắp hộp thì cả 2 cái nó tự kn r còn lúc thì kh đc. tiki nên xem xét lại !" table:operator="="/>
              <table:filter-condition table:field-number="0" table:value="phần cảm ứng tai nghe không được nhạy. cảm thấy không được hài lòng cho lắm" table:operator="="/>
              <table:filter-condition table:field-number="0" table:value="phần đầu dùng cho cảm ứng quá bự. mình nghĩ nó chỉ lớn hơn đầu viết bi 1 chút chứ ai dè nó bự như thân viết, sử dụng bằng tay còn tốt hơn" table:operator="="/>
              <table:filter-condition table:field-number="0" table:value="phần kéo ra vào của usb có vẻ không được đúng khuôn mẫu, hơi bị vênh. khi đóng và mở usb thì nó không được trơn chu." table:operator="="/>
              <table:filter-condition table:field-number="0" table:value="phần nhựa bóng cứng bọc usb như bị cắt để lấy usb ra, còn dùng 1 miếng kéo nhỏ dán lại, càng chứng tỏ sản phẩm đã không được nguyên vẹn trước khi đến với người tiêu dùng. không biết phải do tráo đổi usb hay không nhưng việc này rất dễ gây mất lòng tin ở khách hàng, không một sẵn phẩm hoàn chỉnh nào mà bị một lỗi lớn như vậy. hi vọng hãy khắc phục tình trạng này." table:operator="="/>
              <table:filter-condition table:field-number="0" table:value="phần nhựa bóng cứng bọc usb như bị cắt để lấy usb ra. không biết phải do tráo đổi usb hay không nhưng việc này rất dễ gây mất lòng tin ở khách hàng, không một sẵn phẩm hoàn chỉnh nào mà bị một lỗi lớn như vậy. hi vọng hãy khắc phục tình trạng này." table:operator="="/>
              <table:filter-condition table:field-number="0" table:value="phần tai nghe gắn mà hok sử dụng được tai nghe" table:operator="="/>
              <table:filter-condition table:field-number="0" table:value="phat ko bang dien thoai mat song luon tuc a" table:operator="="/>
              <table:filter-condition table:field-number="0" table:value="phát sóng yếu, giật lag cục chính vẫn mạnh mà nó thì yếu" table:operator="="/>
              <table:filter-condition table:field-number="0" table:value="phát wifi kém , khoảng cách ngắn dù đã dùng mạng 2,4 gh . không nên mua với giá tiền này." table:operator="="/>
              <table:filter-condition table:field-number="0" table:value="phát wifi kém , khoảng cách ngắn dù đã dùng mạng 2,4 gh . không nên mua với giá tiền này." table:operator="="/>
              <table:filter-condition table:field-number="0" table:value="phí tiền mua ạ thề k có lần sau nữa tiki lm ăn chán quá" table:operator="="/>
              <table:filter-condition table:field-number="0" table:value="phiên bản hàn quốc, nên chụp hình không tắt được âm thanh chụp. shop không ghi cụ thể hàng nhập khẩu nước nào, làm mua về thất vọng quá" table:operator="="/>
              <table:filter-condition table:field-number="0" table:value="phiên bản không có nfc như tiki quảng cáo, không nhận được e voucher.  hy vọng có phản hồi từ phía tiki!" table:operator="="/>
              <table:filter-condition table:field-number="0" table:value="phím bấm trái phải ok. nhưng con lăn không cuộn được. bấm bằng con lăn chuột khi đóng mở web cũng rất cứng. sản phẩm lỗi, đề nghị đổi giúp mình sp khác." table:operator="="/>
              <table:filter-condition table:field-number="0" table:value="phím cách rất nặng, hiện tại ko dùng được, chấp nhận là hàng rẻ tiền nên bỏ xó luôn" table:operator="="/>
              <table:filter-condition table:field-number="0" table:value="phím có mấy nút hok nhậy. ấn mạnh mới ăn phím. đọc b luận thấy ok mà mua về tệ quá." table:operator="="/>
              <table:filter-condition table:field-number="0" table:value="phím cứng bấm hay dính .không nhạy.quá chán cho sản phẩm . giao hàng lâu." table:operator="="/>
              <table:filter-condition table:field-number="0" table:value="phím được phím không" table:operator="="/>
              <table:filter-condition table:field-number="0" table:value="phím sài một thời gian đơ cứng ngắt, bấm nặng nề. quan trọng là độ bền nha mấy bạn." table:operator="="/>
              <table:filter-condition table:field-number="0" table:value="phím shift bên trái k nhấn và giữ dc. nên chơi game k dc. đành mua con khác. mặc dù mọi thứ đều ok. ngoại trừ phím shift" table:operator="="/>
              <table:filter-condition table:field-number="0" table:value="phím shift bên trái k nhấn và giữ dc. nên chơi game k dc. đành mua con khác. mặc dù mọi thứ đều ok. ngoại trừ phím shift" table:operator="="/>
              <table:filter-condition table:field-number="0" table:value="phone hỏng 1 ko sáng đèn và ko nhận bluetooth" table:operator="="/>
              <table:filter-condition table:field-number="0" table:value="phụ kiện có túi đựng, cáp sạc, dây 3.5 trông ổn. âm thanh ổn, nhiều bass.chơi pubg mobile bị delay tầm 1s. kết nối với điện thoại báo pin 30% mà cứ báo &quot;battery low&quot;." table:operator="="/>
              <table:filter-condition table:field-number="0" table:value="phụ kiện đầy đủ.. test trên pc vs lap thì dây vs cây micro hở điện gây giật điện, không an toàn.." table:operator="="/>
              <table:filter-condition table:field-number="0" table:value="phủ sóng rất kém, không biết đây là lỗi hay do nó như vậy. cái router viettel của mình để tầng 1 và tầng trệt và tầng 2 vẫn bắt wifi khá tốt gắn thêm cục wifi này ở tầng 2 để thì sân thương và tầng 1 không bắt được 1 vạch. mình lười đổi. kiêm tra và đổi cũng mất một mớ thời gian. lần sau không mua đồ của tp link nữa thôi." table:operator="="/>
              <table:filter-condition table:field-number="0" table:value="phục vụ khách hàng quá tệ về khoản thanh toán và quy trình làm việc." table:operator="="/>
              <table:filter-condition table:field-number="0" table:value="pin 10000mah nhưng khi mua về chỉ sạt vào khoảng 1000mah, không sử dụng được lâu." table:operator="="/>
              <table:filter-condition table:field-number="0" table:value="pin 3 ngày đã hết trong khi thông thường 10 15 ngày nếu ko sử dụng chế độ didnhj vị. kcal leo bộ 500 bước được 7000 kcal" table:operator="="/>
              <table:filter-condition table:field-number="0" table:value="pin báo ảo, sai %, tín hiệu chập chờn. pin dùng đc 3 tiếng. kén sạc có  1 lần mà tụt 2 vạch. không biết con của mình bị lỗi hay tất cả đều vậy. nản" table:operator="="/>
              <table:filter-condition table:field-number="0" table:value="pin bị hư. chỉ nghe đc 5 phút. quá tệ. lừa đảo" table:operator="="/>
              <table:filter-condition table:field-number="0" table:value="pin bi loi ,tu tat nguon ,co doi lai pin duoc ko????" table:operator="="/>
              <table:filter-condition table:field-number="0" table:value="pin bị tụt nhanh quá, để đêm tới sáng mất 10%. dùng vài tác vụ còn khoản 77%. hỗ trợ mình nha tiki" table:operator="="/>
              <table:filter-condition table:field-number="0" table:value="pin chán ẹc....nhận cuộc gọi đến nhưng  yếu..sp k như mong đợi" table:operator="="/>
              <table:filter-condition table:field-number="0" table:value="pin cục sạc còn 57% . khi sạc vào iphone 6 để qua đêm thì pin cục sạc còn 0% . khi cục sạc còn 0% , sạc pin vô cục sạc thì 1 tiéng lên dc 10% rất là lâu" table:operator="="/>
              <table:filter-condition table:field-number="0" table:value="pin dùng đc một tháng thì sảy ra tình trạng sạc không vô điện thoại, trong khi pin dự phòng vẫn còn trên 50%. đã mua hàng tiki nhiều nhưng lần này thất vọng" table:operator="="/>
              <table:filter-condition table:field-number="0" table:value="pin hết không đồng bộ đang nghe nhạc hay bị mất 1 bên tai nghe" table:operator="="/>
              <table:filter-condition table:field-number="0" table:value="pin hết nhanh, tai nghe lúc đc lúc ko 🙂" table:operator="="/>
              <table:filter-condition table:field-number="0" table:value="pin k dùng được lâu. mới mua mà đã không xạc pin được" table:operator="="/>
              <table:filter-condition table:field-number="0" table:value="pin kém , lắp hộp lỏng lẻo. nói chung là thất vọng" table:operator="="/>
              <table:filter-condition table:field-number="0" table:value="pin kém hơn mô tả, mới nhận trưa 17 còn 38%, hôm nay đến 9h tối còn 9%, lúc đầu nghĩ do bật thông báo, tắt thông báo ứng dụng đi nhưng vẫn tốn, tắt luôn cả giám sát nhịp tim đi, vẫn tốn. hôm trước thỉnh thoảng thấy lóe sáng màn hình nhưng chưa phát hiện ra vấn đề, hôm nay mới phát hiện ra thỉnh thoảng màn hình sáng lên rồi dịch chuyển hình ảnh lệch sang một tý. theo dự kiến con này tới mai là hết pin, như vậy thì kịch kim được 10 ngày nếu chỉ để always on screen từ 7h đến 20h. quá kém" table:operator="="/>
              <table:filter-condition table:field-number="0" table:value="pin kém, đã gửi bh vì không sạc full được, sạc chập chờn" table:operator="="/>
              <table:filter-condition table:field-number="0" table:value="pin kém, nghe chói tai" table:operator="="/>
              <table:filter-condition table:field-number="0" table:value="pin không đc tốt cho lắm" table:operator="="/>
              <table:filter-condition table:field-number="0" table:value="pin không đúng với quảng cáo, chỉ xạc được 1 lần cho điện thoại là hết pin !!!" table:operator="="/>
              <table:filter-condition table:field-number="0" table:value="pin mau hết" table:operator="="/>
              <table:filter-condition table:field-number="0" table:value="pin nói được 8h mà mình vừa bắt đầu xài được 1h45 phút thì máy sập, pin nóng ran (đây là mình mới chỉ dùng cho 1 máy tính cá nhân, đt thì có 4g riêng rồi!) mình đang chuẩn bị gói gém lại để báo hành vì mấy lý do: pin nóng dễ phát nổ, tuổi thọ của pin quá kém so với thông tin về sản phẩm!" table:operator="="/>
              <table:filter-condition table:field-number="0" table:value="pin phồng, cắm máy tính lúc được lúc không, cắm tivi xiaomi không nhận. cần được đổi trả" table:operator="="/>
              <table:filter-condition table:field-number="0" table:value="pin phù  k sử dụng đc" table:operator="="/>
              <table:filter-condition table:field-number="0" table:value="pin quá yếu còn sạc của tai nge pin ảo" table:operator="="/>
              <table:filter-condition table:field-number="0" table:value="pin sạc vào đt mới được 50 phần trăm thì cục sạc đã báo hết tôi đem sạc lại mấy lần thì cục pin sạc cũng báo như vậy thật là mất lòng tin của tôi" table:operator="="/>
              <table:filter-condition table:field-number="0" table:value="pin tai nghe chỉ dùng xài được gần 2h không đúng như thông tin sản phẩm. bỏ vào hộp sạc thì khoảng 30s tới 1 phút sau đèn tắt nên không biết còn sạc hay không nữa." table:operator="="/>
              <table:filter-condition table:field-number="0" table:value="pin tệ... phải cắm điện liên tục...xài chưa đc 3 giờ đã hết pin.... thất vọng..." table:operator="="/>
              <table:filter-condition table:field-number="0" table:value="pin tuột nhanh qua tối sạc đầy ko sử dụng tắt wifi, bluetooth các kiểu sáng ra mất 10% (cả ngày ko sài j cũng mất từ 20% 25%), lúc trước sài con a70 ko mất % pin nào luôn (là từ 21h đến 07h sáng hôm sau). khôi phục cài đặt gốc xoá hết data, app cài lại hết vẫn vậy ko biết con mình mua lỗi pin hay do phần mềm nữa" table:operator="="/>
              <table:filter-condition table:field-number="0" table:value="pin xạc hoài không đầy đề nghị tiki đổi sản phẩm khác nhé" table:operator="="/>
              <table:filter-condition table:field-number="0" table:value="pin xài chưa đc 30p đả hết.cảm ứng lúc đc lúc k.kết nối cũng khá tệ" table:operator="="/>
              <table:filter-condition table:field-number="0" table:value="pin xài lâu rất nóng, nóng quá tắt nguồn luôn, nhanh hết pin k như quảng cáo, k thấy băng tần 5ghz, giao hàng quá lâu" table:operator="="/>
              <table:filter-condition table:field-number="0" table:value="pin xoài mao hết" table:operator="="/>
              <table:filter-condition table:field-number="0" table:value="pin xoài mao hết" table:operator="="/>
              <table:filter-condition table:field-number="0" table:value="pin yeu lăm" table:operator="="/>
              <table:filter-condition table:field-number="0" table:value="qc là tốc độ 300mbps nhưng thực tế chỉ có 150mbps mà thôi.  vậy là qc sai sự thật.  hoặc là giao hàng sai so với sp đang bán." table:operator="="/>
              <table:filter-condition table:field-number="0" table:value="quá chán" table:operator="="/>
              <table:filter-condition table:field-number="0" table:value="quá chán" table:operator="="/>
              <table:filter-condition table:field-number="0" table:value="quá chán với cái tai nghe này. nghe được tẹo là hết pin." table:operator="="/>
              <table:filter-condition table:field-number="0" table:value="qua chán, ko connect đc bluetooth trên mac pro 2015" table:operator="="/>
              <table:filter-condition table:field-number="0" table:value="quá chán. muốn trả lại may mà ko biết liên hệ vs ai" table:operator="="/>
              <table:filter-condition table:field-number="0" table:value="quá đểu mọi người ko nên mua đồ lừa,mất tiền oan đ" table:operator="="/>
              <table:filter-condition table:field-number="0" table:value="quá dở" table:operator="="/>
              <table:filter-condition table:field-number="0" table:value="quá dỡ mau hết pin nói chuyện thì nghe gè gè v" table:operator="="/>
              <table:filter-condition table:field-number="0" table:value="quá kém chất lượng mua về hôm trc hôm sau hư. quá tệ" table:operator="="/>
              <table:filter-condition table:field-number="0" table:value="quá lỏng lẻo ko vừa lòng👹" table:operator="="/>
              <table:filter-condition table:field-number="0" table:value="quá nhanh hư mới mua 2 ngày thì đã bị đứt dây ( lần đâu tiên thất vọng về tiki)" table:operator="="/>
              <table:filter-condition table:field-number="0" table:value="quá nhỏ" table:operator="="/>
              <table:filter-condition table:field-number="0" table:value="qua tệ" table:operator="="/>
              <table:filter-condition table:field-number="0" table:value="quá tệ" table:operator="="/>
              <table:filter-condition table:field-number="0" table:value="quá tệ" table:operator="="/>
              <table:filter-condition table:field-number="0" table:value="quá tệ" table:operator="="/>
              <table:filter-condition table:field-number="0" table:value="quá tệ  chưa xài mà hư 1 bên tai  chán............" table:operator="="/>
              <table:filter-condition table:field-number="0" table:value="quá tệ ! loa nghe nhỏ phím bấm thao tác k nhạy .. nói chung thua dt cùi bắp" table:operator="="/>
              <table:filter-condition table:field-number="0" table:value="quá tệ ..........................................." table:operator="="/>
              <table:filter-condition table:field-number="0" table:value="quá tệ bán điện thoại lock. mở gắn thẻ sim còn thấy sim khác mà bảo máy mới" table:operator="="/>
              <table:filter-condition table:field-number="0" table:value="quá tẹ bàn phím lúc duoc lúc không bao giờ mua nữa" table:operator="="/>
              <table:filter-condition table:field-number="0" table:value="quá tệ các bạn à, mua sdung được 10 ngày sạc không vào pin, gửi bảo hành gần 20 ngày không có thông tin hồi âm, gửi mail hẹn ngày có, xong tới ngày có không có gọi điện lên hỏi thì tiếp tục bài ca xin lỗi, sau đó hẹn tiếp 4 5 ngày. hẹn hoài hẹn mãi mà ko thấy, mua 10 ngày bảo hành mất 20 ngày, chả hiểu nổi, gọi tới còn chả biết hàng bảo hành giờ ở đâu" table:operator="="/>
              <table:filter-condition table:field-number="0" table:value="quá tệ chỉ nghe chưa dc 5” là hết pin" table:operator="="/>
              <table:filter-condition table:field-number="0" table:value="quá tệ k dùng dc. giờ muốn trả hàng" table:operator="="/>
              <table:filter-condition table:field-number="0" table:value="quá tệ không xài được bỏ luôn rồi vì không biết làm sao để đổi nữa" table:operator="="/>
              <table:filter-condition table:field-number="0" table:value="qua tệ loa nhỏ còn rè lấy chứ bực mình" table:operator="="/>
              <table:filter-condition table:field-number="0" table:value="quá tệ mình mua về dùng được 3 tháng chuột bắt đầu giật, click không ăn , hối hận khi mua sản phẩm này" table:operator="="/>
              <table:filter-condition table:field-number="0" table:value="quá tệ pin kém giật lác k như trong hình" table:operator="="/>
              <table:filter-condition table:field-number="0" table:value="quá tệ t mua về tiền mất tật mang  ra 3 4  tiệm cài không được lỗi win" table:operator="="/>
              <table:filter-condition table:field-number="0" table:value="quá tệ xài nửa tháng hư. bạn nên coi lại sản phẩm ." table:operator="="/>
              <table:filter-condition table:field-number="0" table:value="quá tệ,  ko sài được. mua xong về vứt luôn. ko hề hít vào bàn hay máy tính" table:operator="="/>
              <table:filter-condition table:field-number="0" table:value="quá tệ, đến ngày thứ 7 uốn uốn dọc thân tai nghe thì phát hiện 2 chỗ đứt ngầm, âm thanh loạn xạ , mong tiki giúp mình đổi trả, bực mình." table:operator="="/>
              <table:filter-condition table:field-number="0" table:value="quá tệ, dùng được vài ngày vứt" table:operator="="/>
              <table:filter-condition table:field-number="0" table:value="quá tệ, dùng hai ngày đã hỏng." table:operator="="/>
              <table:filter-condition table:field-number="0" table:value="quá tệ, quá tệ, tôi chưa từng sử dụng sản phẩm nào tệ đến như vậy." table:operator="="/>
              <table:filter-condition table:field-number="0" table:value="quá tệ, quá thất vọng." table:operator="="/>
              <table:filter-condition table:field-number="0" table:value="quá tệ! xài chua đươc 01 tháng,khong còn nghe đuoc tai nào nửa!" table:operator="="/>
              <table:filter-condition table:field-number="0" table:value="quá tệ. bàn phím cứng bấm số này ăn qua số kia. xài 2 tháng bị tắt nguồn không lên. bỏ sọt rác luôn" table:operator="="/>
              <table:filter-condition table:field-number="0" table:value="quá tệ. hộp mở từ trước. trong bình xịt như nước lọc. máy hút ko làm đc gì" table:operator="="/>
              <table:filter-condition table:field-number="0" table:value="quá tệ. một loa ko lên. tuy nhiên đã liên lạc và tiki nói đang tiến hành thu hồi hoàn trả tiền. dạo này, sản phẩm của tiki hay bị vấn đề quá. khá buồn cho tiki. vì mình quý doanh nghiệp này lắm. hy vọng nó thành kì lân của khu vực cơ.  đã góp ý lên tổng đài. hy vọng cải thiện chất lượng sản phẩm" table:operator="="/>
              <table:filter-condition table:field-number="0" table:value="quá tệ. nghe như chửi nhau" table:operator="="/>
              <table:filter-condition table:field-number="0" table:value="quá tệ. shop cuộn tròn lại khiến cho miếng lọt không phẳng ra được. mình mua của shop khác trên tiki thì sản phẩm được giữ nguyên sản phẩm. thất vọng." table:operator="="/>
              <table:filter-condition table:field-number="0" table:value="quá tệ. xài đúng 1 ngày là ok. qua ngày thứ 2 ko nghe đc gì hết. tệ hết sức" table:operator="="/>
              <table:filter-condition table:field-number="0" table:value="quá têjjjjjjjjjjjjjjjjjjjjjjjjjjjjjjjjjjjjjjjjjjjjjjjjjjjjjjjjjjjjjj" table:operator="="/>
              <table:filter-condition table:field-number="0" table:value="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qúa tệ" table:operator="="/>
              <table:filter-condition table:field-number="0" table:value="quá thất vọng" table:operator="="/>
              <table:filter-condition table:field-number="0" table:value="quá thất vọng  vừa nhận sản phẩm. hai tai thì nghe được một tai mỗi lần mở hộp lại phải reset kết nối bluetooth lại từ đầu. gọi điện tổng đài  thì bảo trợ bộ phận kỹ thuật hỗ trợ gọi lại sau" table:operator="="/>
              <table:filter-condition table:field-number="0" table:value="quá thất vọng tốc độ ghi quá thấp, không như quảng cáo.  mình đã tìm hiểu rất nhiều cách để cải thiện nhưng không thành công. quá đỗi thất vọng cho sản phẩm tiki lần này" table:operator="="/>
              <table:filter-condition table:field-number="0" table:value="qua that vong va khong hai long voi san pham nay va khong dinh vi chinh xac nhu quang cao" table:operator="="/>
              <table:filter-condition table:field-number="0" table:value="quá thất vọng về chất lượng sản phẩm. hàng như đã qua sử dụng đổi trả đóng lại để bán, hộp không còn nguyên seal, mở ra thì chân đế vỡ, các dây cáp kèm theo thì như cuốn lại rất cẩu thả. quy trình xử lý thì quá chậm chạm, mình cần gấp để dùng nên chọn giao tikinow, bây giờ thì không có hàng để dùng lại còn mất thêm 2 4 ngày để chờ giải quyết." table:operator="="/>
              <table:filter-condition table:field-number="0" table:value="quá thất vọng ve san pham nay rui do.ko co sac nhanh gi het" table:operator="="/>
              <table:filter-condition table:field-number="0" table:value="quá thất vọng về sản phẩm, cài đt vào thì từ từ ríu xuống, chế độ xoay thì đểu, ốc thì siết chặt để đt thì tự mơi ốc ra.nói chung là quá thất vọng,lừa đảo quá" table:operator="="/>
              <table:filter-condition table:field-number="0" table:value="quá thất vọng vì chỉ nghe được một bên, mong bên tiki sẽ đổi lại cho mình" table:operator="="/>
              <table:filter-condition table:field-number="0" table:value="quá thất vọng vì dùng được 3 hôm thì hỏng mất 1 bên" table:operator="="/>
              <table:filter-condition table:field-number="0" table:value="quá thất vọng với tiki dù việc đổi hàng này cực kỳ đơn giản nhưng cứ hẹn lần hẹn lựa cho đến lúc tôi viết bình luận này hàng vẫn chưa được đổi!  tôi đặt mẫu captain america nhưng lại giao mẫu captain marvel (do để tặng sinh nhật người bạn rất yêu thích nhân vật này do đó muốn nhận đúng mẫu).  nhận được hàng vào những ngày cận tết nên khi gọi lên tiki thì được xin hẹn lại qua tết sẽ đổi lại! thôi thì cũng gần tết nên hiểu và chia sẻ thế nhưng sau đó nhận được mail của tiki cũng nói sẽ nhận lại đổi cho mình kêu mình chụp thùng hàng mình cũng phản hồi 2, 3 lượt email với hy vọng qua tết mùng 6 tiki làm lại sẽ liên hệ đổi cho mình! thế rồi từ đó là 1 chuỗi thất vọng! tôi đã liên lạc với tiki thêm 3 lần và lần nào cũng được hứa qua ngày mai sẽ có người đến lấy thế rồi lần nào cũng thất vọng! thậm chí còn bảo mình phải mở điện thoại chờ nhân viên giao hàng liên hệ vì gọi mình ko được! xin thề là điện thoại mình chưa bao giờ tắt máy và suốt ngần ấy ngày vẫn ko có bất cứ cuộc gọi nhỡ nào mà bảo là nhân viên giao hàng tiki (vì mình luôn gọi lại cho các cuộc gọi nhỡ nếu có).  từ ngày nhận hàng thấy sai mẫu là đóng gói lại luôn thế mà chờ mãi vẫn không thấy giải quyết! nhận hàng ngày 21/1/2020 đến hôm nay đã là 13/2/2020 mà 14/2/2020 là ngày mình gởi quà tặng vậy mà vẫn ko có để gởi! thất vọng tràn trề cho 1 cty mình vẫn luôn tin tưởng mua hàng trong thời gian qua! có lẽ đây sẽ là lần cuối mình mua hàng với tiki vì còn nhiều nhà phân phối phục vụ tốt hơn chứ ko chỉ mỗi tiki!  đơn hàng mới mấy trăm ngàn mà đã khó khăn đổi trả vậy (trong khi lỗi do bên tiki giao sai mẫu) thật là muốn mua đồ có giá trị hơn cũng sẽ ko bao giờ dám!  lần cuối cùng hiện diện tại tiki!  mong là mọi người đừng mắc sai lầm như mình mua hàng ở tiki   nhà bán hàng thiếu uy tín!" table:operator="="/>
              <table:filter-condition table:field-number="0" table:value="quá thất vọng, giao sản phẩm ko sử dụng được cạch mặt tiki trading mn nên kiểm tra kĩ sản phẩm trước ko lại bị hớ" table:operator="="/>
              <table:filter-condition table:field-number="0" table:value="quá thất vọng, ssd không chạy được vui lòng đổi trả." table:operator="="/>
              <table:filter-condition table:field-number="0" table:value="quá thất vọng.   mua đc 2 ngày thì hư 1 tai ngày sau hư luôn tai còn lại" table:operator="="/>
              <table:filter-condition table:field-number="0" table:value="quá thất vọng. đem sử dụng được 2 giờ thì hư  quá thất vọng. đem sử dụng được 2 giờ thì hư" table:operator="="/>
              <table:filter-condition table:field-number="0" table:value="quá thất vọng.đóng gói sản phẩm tốt, kỹ càng. nhưng chỉ xài được 2 ngày thì bỗng nhiên cắm vào sạc điện thoại thì lại không được nữa. đề nghị hoàn tiền" table:operator="="/>
              <table:filter-condition table:field-number="0" table:value="quá tồi" table:operator="="/>
              <table:filter-condition table:field-number="0" table:value="quá yếu và ko dễ điều chỉnh" table:operator="="/>
              <table:filter-condition table:field-number="0" table:value="quản cáo sai sự thật. khi khách hàng phản ánh thì trả lời vô trách nhiệm. xoá thông tin trên wes. thách thức khách hàng tìm bằng chứng. . . . . . quá thật vọng." table:operator="="/>
              <table:filter-condition table:field-number="0" table:value="quảng cáo là 64gb , khi mua xong lắp vào thì chỉ dc  59.4gb  . mọi người nên cân nhắc khi mua , thế những cái lớn lao hơn chắc cũng hình thức y chang mà thôi . quá tệ" table:operator="="/>
              <table:filter-condition table:field-number="0" table:value="quảng cáo là sạc 18w nhưng xem kỹ thì là sạc 12w." table:operator="="/>
              <table:filter-condition table:field-number="0" table:value="quảng cáo tiêu đề là bản nfc nhưng sao lại ship về bản thường? giá 2 bản này khác nhau, mình cần lời giải thích thoả đáng. mình mua vì nfc chứ ko có í định với cái đồng hồ xem giờ." table:operator="="/>
              <table:filter-condition table:field-number="0" table:value="quảng cáo: 150mbps thực tế: 65mbps  đề nghị hoàn tiền" table:operator="="/>
              <table:filter-condition table:field-number="0" table:value="quanh năm suốt tháng ủng hộ tiki, chán ghê.. đó giờ cái gì cũng lên đây mua xong giờ vậy á trời" table:operator="="/>
              <table:filter-condition table:field-number="0" table:value="quạt bảo có hai cái mà sản phẩm tôi mua chỉ có một cái là sao ?!" table:operator="="/>
              <table:filter-condition table:field-number="0" table:value="quạt chạy khá yếu và ồn. giao hàng cực chậm, đặt từ 9/11 mà mãi tới 20/11 mới giao. đề nghị shop + tiki làm việc lại với đơn vị vận chuyển. cực kỳ thất vọng" table:operator="="/>
              <table:filter-condition table:field-number="0" table:value="quạt đẹp. vâng nó chỉ có công dụng đẹp thôi.  " table:operator="="/>
              <table:filter-condition table:field-number="0" table:value="ram lỗi! xác định dùng lâu dài thì đừng mua ram này!" table:operator="="/>
              <table:filter-condition table:field-number="0" table:value="ráp vô in được vài dòng nhạt thếch ko đọc được, rồi tờ tiếp khóng 1 dòng rưỡi có mực nhạt ko đọc đc chữ, những tờ tiếp là trắng phau. mọi người đừng nên mua, chỉ là cái xác ko dùng được. thất vọng." table:operator="="/>
              <table:filter-condition table:field-number="0" table:value="rất bực mình mình vừa nhận được hàng về do nhầm lẫn nên mình mua máy không có chức năng wifi. mình muốn đổi trả sản phẩm sang loại có wifi vì thấy đều chung nhà cung cấp. sản phẩm dc đổi trả trong 7 ngày. gọi lên tiki thì nói không hỗ trợ vì đã giao hàng và khui hộp. đã mua rất nhiều đồ trên tiki nhưng chắc từ mai sang bên khác dùng quá." table:operator="="/>
              <table:filter-condition table:field-number="0" table:value="rất buồn. mua về xài được vài ngày là bị gãy đầu sạc. giờ ko biết có được bảo hành ko nữa  ." table:operator="="/>
              <table:filter-condition table:field-number="0" table:value="rất hài lòng" table:operator="="/>
              <table:filter-condition table:field-number="0" table:value="rất kém nhé về k dùng được" table:operator="="/>
              <table:filter-condition table:field-number="0" table:value="rất khó chịu, 2 tai dùng được 2 ngày rồi mỗi tai 1 kết nối, hướng dẫn ghi chỉ cần tắt đi bật lại, nhưng không được, lên mạng thử các cách cũng đều không được, chỉ sử dụng được 1 tai, kết nối tai này là mất tai kia" table:operator="="/>
              <table:filter-condition table:field-number="0" table:value="rất khó kết nối thiết bị . mua xong rồi để một bên vì khó sài kết nối" table:operator="="/>
              <table:filter-condition table:field-number="0" table:value="rất không hài lòng khi nhận sản phẩm, chưa sử dụng được gì sản phẩm đã hư." table:operator="="/>
              <table:filter-condition table:field-number="0" table:value="rất không hài lòng tại sao tôi mua sim 4g viettel dùng 1 năm sao đã kịch hoạt trước tháng 12/2019" table:operator="="/>
              <table:filter-condition table:field-number="0" table:value="rất không hài lòng về dịch vụ của tiki, mình đặt hàng bằng tiki now, hệ thống thông báo nhận hàng trước 18:00, đến hơn 19:00 không thấy liên lạc, gọi lên trung tâm hỗ trợ nhưng được báo không biết tình trạng thế nào, không rõ khi nào mình nhận được hàng. gọi lần 2 để nhờ đổi địa chỉ nhận hàng nhưng không hỗ trợ được, hỏi nếu ngày hôm sau nhận hàng thì thời gian là khi nào, cũng không trả lời được. mua rất nhiều hàng trên tiki, nhưng lần này quá thất vọng!!!" table:operator="="/>
              <table:filter-condition table:field-number="0" table:value="rất không hài lòng về sản phẩm iphone 6 plus: thiết bị không kích hoạt được. đề xuất: đổi lại sản phẩm mới hoặc hoàn tiền để mua sản phẩm khác!" table:operator="="/>
              <table:filter-condition table:field-number="0" table:value="rất không hài lòng về sim này. giá thì cũng ko rẽ hơn so với nhà shop khác nhưng chất lượng thì tệ đến mức hết 5g xem youtube ko nổi. lướt face cũng ko tải nổi ảnh chỉ có thể nt zalo xem ảnh cũng ko đc. so với các nhà bán khác cùng loại thì chất lượng bên shop mình ko ổn lắm, chắc lần sau mình đổi mua nhà shop khác, đó là trải nghiệm thực tế của mình, còn ko biết các bạn khác thế nào. mong nhà shpp có thể cải thiện chất lượng để nhiều ng tin dùng ủng hộ sp bên mình hơn ạ." table:operator="="/>
              <table:filter-condition table:field-number="0" table:value="rất không hài lòng vì không gửi hoá đơn kèm theo. không có hoá đơn thì không thể làm hoàn thanh toán với đơn vị chủ quan được." table:operator="="/>
              <table:filter-condition table:field-number="0" table:value="rất không hài lòng vì tai nghe này không được kiểm tra trước ti72 tiki trước khi giao cho khách hàng, mới giao đã không nghe được một bên tai trái rồi, vã lại mục đích là mua hàng chứ không muốn đổi hàng, mỗi lần xảy ra lỗi kỹ thuật tiki luôn muốn trả tiền lại cho khách hàng vì như vậy khách hàng sẽ mất đi phí vận chuyển mặc dù kh chỉ muốn mua hàng thôi. tiki nên xem xét lại việc này có đối xử đúng với khách hàng hay chưa..." table:operator="="/>
              <table:filter-condition table:field-number="0" table:value="rất không hài lòng, chép phim từ laptop sang với lỗ usb 2.0, lúc đầu được khoảng 15mb, được một lúc giảm còn khoảng 5mb, thật sự rất tệ. có đổi hàng được không shop" table:operator="="/>
              <table:filter-condition table:field-number="0" table:value="rất không hài lòng! pin xài chút đã hết. cảm ứng bị rất chậm, bấm nút, vuốt qua vuốt lại mãi không lên, chỉ sử dụng đúng lần đầu còn mượt. hy vọng mình nhận được phản hồi phù hợp. cảm ơn ạ." table:operator="="/>
              <table:filter-condition table:field-number="0" table:value="rất không hài lòng. ( mong muốn trả sản phẩm) thông tin và hình ảnh sản phẩm gây hiểu nhầm (bán ổ cứng hdd, mà thực tế là hộp đựng ổ cứng) đề nghị được trả sản phẩm đề nghị thông tin sp cần rõ ràng và hình ảnh thực chất hơn." table:operator="="/>
              <table:filter-condition table:field-number="0" table:value="rat khong hai long. ban i12 giao i7. phan hoi gan 1 tuan va khong co feedback" table:operator="="/>
              <table:filter-condition table:field-number="0" table:value="rất không hài lòng. sp kén máy, không hỗ trợ  máy nhà mình. nản" table:operator="="/>
              <table:filter-condition table:field-number="0" table:value="rất ko hài lòng về chất lượng sản phẩm . mới chép dữ liệu 1 lần đã hư yêu cầu tiki coi lại ." table:operator="="/>
              <table:filter-condition table:field-number="0" table:value="rất lag, chậm, màn hình cảm ứng k nhạy. thất vọng. lỡ mua rồi cũng lười đổi. chẳng biết có cho đổi không." table:operator="="/>
              <table:filter-condition table:field-number="0" table:value="rất mong tiki hỗ trợ thu hồi sản phẩm giúp mình vì điện thoại lỗi loa. chưa kể thi thoảng màn hình bị đơ ..phải khởi động lại nhiều lần ạ" table:operator="="/>
              <table:filter-condition table:field-number="0" table:value="rất nhanh hết pin,kết nối thì luôn báo 100% ," table:operator="="/>
              <table:filter-condition table:field-number="0" table:value="rat te" table:operator="="/>
              <table:filter-condition table:field-number="0" table:value="rất tệ" table:operator="="/>
              <table:filter-condition table:field-number="0" table:value="rất tệ gắn vô mạng rất yếu ko thể sử dụng được dù để kế bên" table:operator="="/>
              <table:filter-condition table:field-number="0" table:value="rất tệ mau hết pin và kết nối không được tốt" table:operator="="/>
              <table:filter-condition table:field-number="0" table:value="rất tệ mới dùng đc 1 tuần đã bị lỗi bh sạc ko được nữa luôn" table:operator="="/>
              <table:filter-condition table:field-number="0" table:value="rất tệ mới dùng đc 1 tuần đã bị lỗi bh sạc ko được nữa luôn" table:operator="="/>
              <table:filter-condition table:field-number="0" table:value="rất tệ, máy bật không lên, cắm sạc vào thì chỉ nháy logo quả táo. đề nghi tiki đổi lại sản phẩm khác." table:operator="="/>
              <table:filter-condition table:field-number="0" table:value="rất tệ, rè không nghe được rõ, mau hết pin.có thể bị lỗi muốn đổi sp khác." table:operator="="/>
              <table:filter-condition table:field-number="0" table:value="rất thất vọng cách làm việc của tiki, đổi trả lần 3 rồi hàng vẫn không sử dụng được" table:operator="="/>
              <table:filter-condition table:field-number="0" table:value="rất thất vọng chưa dùng nổi mấy bữa thẻ đã có vẫn đề  cứ quay cam hành trình lại lỗi" table:operator="="/>
              <table:filter-condition table:field-number="0" table:value="rất thất vọng. kết nối điện thoại ok. vậy mà tai nghe đeo lỗ tai, điện thoại bỏ túi quần mà nghe lúc có lúc mất, rất ức chế. mua tai nghe bluetooth để đi đường mà bat sóng yếu vậy sao nghe. cảm giác của tôi giống như mình bị lừa vì mua đồ rẻ mà khong sử dụng được. tiki nên xem lại chứ kiểu này mất uy tín" table:operator="="/>
              <table:filter-condition table:field-number="0" table:value="rất thất vọng. usb mua về không thể chéo file, bị lỗi writeprotected, cũng không thể format được. đã thử mọi cách nhưng không được gì                   " table:operator="="/>
              <table:filter-condition table:field-number="0" table:value="rất yếu. lò xo mau giảng" table:operator="="/>
              <table:filter-condition table:field-number="0" table:value="rê lên thì kêu rất to, rê xuống thì bình thường, mua để làm việc ban đêm nhưng lại quá thất vọng về độ hoàn thiện của sản phẩm, chuột silent gì mà rê chuột giữa kêu nghe chói cả tai bực cả mình haiz" table:operator="="/>
              <table:filter-condition table:field-number="0" table:value="ren ốc giữa ko giống nhau, làm mình ko thể vặn gắn vào bàn. :&quot;)) mặc dù sách hướng dẫn chỉ dẫn 2 cách gắn. 1 là kẹp mép, 2 là khoan lỗ nẹp mặt bàn. nhưng thiết kế ren lại ko thể vặn vào lỗ giữa của trục thép để nẹp lên mặt bàn. bàn mình hộc khá dày, ko thể dùng kẹp." table:operator="="/>
              <table:filter-condition table:field-number="0" table:value="ren ốc giữa ko giống nhau, làm mình ko thể vặn gắn vào bàn. :&quot;)) mặc dù sách hướng dẫn chỉ dẫn 2 cách gắn. 1 là kẹp mép, 2 là khoan lỗ nẹp mặt bàn. nhưng thiết kế ren lại ko thể vặn vào lỗ giữa của trục thép để nẹp lên mặt bàn. bàn mình hộc khá dày, ko thể dùng kẹp." table:operator="="/>
              <table:filter-condition table:field-number="0" table:value="repeater nhận được wifi hàng xím nhưng không nhận được wifi nhà mình   đã thử nhiều cách trên google nhưng cuối cùng vẫn bó tay, giờ thành cục gạch. mọi người không nên mua nhé (vì hên thì nó scan được wifi nhà bạn còn xui thì không)." table:operator="="/>
              <table:filter-condition table:field-number="0" table:value="rhật sự hối tiếc khi bỏ ra 630k để mua cái đồng hồ này. định vị thì không chính xác, ngoài ra chỉ còn được mỗi cái chức năng gọi điện thoại. các bạn suy nghĩ kĩ trước khi mua." table:operator="="/>
              <table:filter-condition table:field-number="0" table:value="rõ ràng cắm mạng r mà đèn vẫn đỏ lòm ai biết cách bảo hành như nào chỉ e với" table:operator="="/>
              <table:filter-condition table:field-number="0" table:value="rõ ràng đã đọc kỹ chi tiết sp cao 1,02m mà nhận hàng mở ra kéo hết cỡ chưa được 0.6m, đi làm vội chưa chụp hình lại dc, ko chắc chắn" table:operator="="/>
              <table:filter-condition table:field-number="0" table:value="rõ ràng đơn hàng là bản có nfc nhưng khi nhận được hàng lại không có nfc. đặt thì mất cả tuần mới có hàng. mua hàng là vì có nfc nhưng thế này thì thất vọng quá. làm ăn mất uy tín." table:operator="="/>
              <table:filter-condition table:field-number="0" table:value="rõ ràng là mua dây sạc sao lại ship về 2 cuộn băng keo ??? do gấp quá nên mình cũng không kiểm hàng. lần đầu mua hàng trên tiki mà bị lừa như vậy thì sao dám có lần sau đây  ." table:operator="="/>
              <table:filter-condition table:field-number="0" table:value="rõ ràng tiêu đề là m331 silent plus , mà giao bản thường là cảm thấy ko được tôn trọng. vì không muốn phiền phức trong đổi trả chờ lâu nên lấy dùng luôn." table:operator="="/>
              <table:filter-condition table:field-number="0" table:value="router mạng chập chờn không ổn định, bị out ra, rất yếu ." table:operator="="/>
              <table:filter-condition table:field-number="0" table:value="router thường hay bị mất sóng wifi phải reset lại. đôi khi sóng wifi vẫn có nhưng ko thể kết nối internet. đã gửi bảo hành 1 lần nhưng vẫn ko khắc phục được." table:operator="="/>
              <table:filter-condition table:field-number="0" table:value="rung , kêu to , chả hút được bụi !" table:operator="="/>
              <table:filter-condition table:field-number="0" table:value="s h có dây cáp  h gắn bin xạc dc" table:operator="="/>
              <table:filter-condition table:field-number="0" table:value="s tai nghe bên ngan ben dài v ạ   vs lại nge ồn ồn s á đáng lẽ k ko nhận hàng đâu   có ai mua giống e k tiki bh ko con nào tin tưởng nữa" table:operator="="/>
              <table:filter-condition table:field-number="0" table:value="s tai nghe nghe mot bên có trả hàng dc k bên co tem k nghe dc" table:operator="="/>
              <table:filter-condition table:field-number="0" table:value="sac  ko vào . can doi lai cai moi" table:operator="="/>
              <table:filter-condition table:field-number="0" table:value="sạc 1 ngày liên tục chỉ nháy đèn 1 vạch là sao hả shop? cho mình đổi trả được không?" table:operator="="/>
              <table:filter-condition table:field-number="0" table:value="sạc 1 tiếng mà đc có 11% đề nghị tiki xem lại hàng" table:operator="="/>
              <table:filter-condition table:field-number="0" table:value="sạc 2 ngày nhưng không vào điện. không sạc được từ cổng type c đến micro usb." table:operator="="/>
              <table:filter-condition table:field-number="0" table:value="sạc bị rè rè, shop đến lấy lại bà huỷ luôn đơn hàng. tất tiếc là chưa được trải nghiệm." table:operator="="/>
              <table:filter-condition table:field-number="0" table:value="sạc cả ngay ko đầy" table:operator="="/>
              <table:filter-condition table:field-number="0" table:value="sạc cả ngày nghe dc 5p hết pin. sản phẩm kiểu j kỳ vậy? bảo hành cho tôi đi" table:operator="="/>
              <table:filter-condition table:field-number="0" table:value="sạc chậm quá. không ổn lắm. so công bố thấy không ổn" table:operator="="/>
              <table:filter-condition table:field-number="0" table:value="sạc chậm, dùng củ sạc anker 2.4a mà sạc toàn có 360 980mah, dòng sạc nhảy liên tục không ổn định, cùng cổng sạc đấy dùng cáp ugreen dòng gần như không nhảy" table:operator="="/>
              <table:filter-condition table:field-number="0" table:value="sạc chậm. sạc đầy 100% cho iphone xs max từ 20% mà mất tới 2 tiếng 30 phút, ngang với cục sạc 2.0a. mong được hoàn trả !" table:operator="="/>
              <table:filter-condition table:field-number="0" table:value="sạc chất lượng không như mong đợi, dùng khoảng 2 tháng thì bị cháy không sử dụng được" table:operator="="/>
              <table:filter-condition table:field-number="0" table:value="sạc chính hãng gì mà đang dùng tự nhiên nổ khét lẹt cả ra :3" table:operator="="/>
              <table:filter-condition table:field-number="0" table:value="sạc có chuôi cắm 3 chân nên mình phải mua cục chuyển đổi về. mua về cắm vào máy thì không sạc được" table:operator="="/>
              <table:filter-condition table:field-number="0" table:value="sạc có lúc không vô" table:operator="="/>
              <table:filter-condition table:field-number="0" table:value="sạc có vấn đề shop ơi mình cắm sạc cục sạc dự phòng mình từ 2h chiều hôm qua đến h là 10h sáng vẫn ko lên bó tay  h giải quyết sao shop ơi chứ 400k lận mình chịu thiệt 1 tí cho đỡ tức cũng dc ..chứ nó bị sao đó r ...sạc cục sạc dự phòng ko dc thì sài kiểu j h" table:operator="="/>
              <table:filter-condition table:field-number="0" table:value="sạc của mình sạc không vào điện, vẫn hiện 4 đèn nhấp nháy và nếu cắm điện sạc cho điện thoại vẫn sạc được. mong tiki hỗ trợ." table:operator="="/>
              <table:filter-condition table:field-number="0" table:value="sạc đầy bin nghe 1 bài nhạc hết bin bỏ luôn gạt người ah" table:operator="="/>
              <table:filter-condition table:field-number="0" table:value="sạc đầy rồi kết nối với điện thoại báo 100%pin.nghe được 20phut thì hết pin.bỏ vào sạc lại thì không lên pin luôn.giờ làm sao liên hệ đổi lại đây shop" table:operator="="/>
              <table:filter-condition table:field-number="0" table:value="sạc dự phòng có vấn đề gì đó,pin còn mà khoảng 1,2 bữa ko xài tự nhiên hết pin,đang cần xài gấp nên ko có thời gian làm đổi lại cái khác." table:operator="="/>
              <table:filter-condition table:field-number="0" table:value="sạc hơn 30’ mà vẫn ko có pin là thế nào ạ ?" table:operator="="/>
              <table:filter-condition table:field-number="0" table:value="sạc iphone 5s 5 6 tiếng mới đầy, sạc được 4 5 lần. sạc pin dự phòng thì 2 ngày mới đc 4 cục. to và nặng ..." table:operator="="/>
              <table:filter-condition table:field-number="0" table:value="sạc k đúng với đồng hồ.shop có thể gửi lại sạc k ạ!vì ở đây k tìm mua đc loại đó." table:operator="="/>
              <table:filter-condition table:field-number="0" table:value="sạc k nhận , cắm sạc thì phụ kiện k đc hỗ trợ , không hài lòng" table:operator="="/>
              <table:filter-condition table:field-number="0" table:value="sạc k vào" table:operator="="/>
              <table:filter-condition table:field-number="0" table:value="sạc không nhanh bằng sản phẩm tôi mua tại cellphones! có dấu hiệu đã bị tháo ra. như hình  thật sự có lẽ ngoài tikinow thì tiki có vẻ không hấp dẫn bằng shopee!" table:operator="="/>
              <table:filter-condition table:field-number="0" table:value="sạc không ra gì.không có 0 sao để cho. về sạc cho máy chậm như rùa.phí cả tiền" table:operator="="/>
              <table:filter-condition table:field-number="0" table:value="sạc không vào" table:operator="="/>
              <table:filter-condition table:field-number="0" table:value="sạc không vào mà cầm thì nóng bỏng cả tay.phí tiền khi mua" table:operator="="/>
              <table:filter-condition table:field-number="0" table:value="sạc không vô, bị trầy sứt. nghe nhanh hết pin, đổi lại được không shop" table:operator="="/>
              <table:filter-condition table:field-number="0" table:value="sạc ko nhanh,không khác gì sạc bình thường.cần tiki hỗ trợ gấp" table:operator="="/>
              <table:filter-condition table:field-number="0" table:value="sạc lần đầu đã hỏng đèn báo phần trăm pin, sạc 6 7 tiếng nhưng cắm được 5p thì thấy hết pin 😑😑😑" table:operator="="/>
              <table:filter-condition table:field-number="0" table:value="sạc lần đầu đã hỏng đèn báo phần trăm pin, sạc 6 7 tiếng nhưng cắm được 5p thì thấy hết pin 😑😑😑" table:operator="="/>
              <table:filter-condition table:field-number="0" table:value="sạc lúc được lúc không, mất tiền mua bực mình ra ngoài cửa hàng mua còn được bảo hành mà lại nhanh" table:operator="="/>
              <table:filter-condition table:field-number="0" table:value="sạc mãi 4 5 tiếng không nổi 1 vạch" table:operator="="/>
              <table:filter-condition table:field-number="0" table:value="sạc máy nóng vs củ xạc nó nóng như lửa giờ sao xài đây ad" table:operator="="/>
              <table:filter-condition table:field-number="0" table:value="sạc một tí là dây đã nóng lên rồi thật thất vọng mình mong rằng tiki sẽ khắc phục lỗi này." table:operator="="/>
              <table:filter-condition table:field-number="0" table:value="sạc nóng máy , ko vô pin nóng luôn cả máy , cắm 15p nóng quá sợ nó nổ . quá nguy hiểm ." table:operator="="/>
              <table:filter-condition table:field-number="0" table:value="sạc phẩm bị lỗi không có dây sạc cho thiết bị và chỉ nghe được 1 loa" table:operator="="/>
              <table:filter-condition table:field-number="0" table:value="sạc pin 1 ngày r nhưng không lên.mình mua ở tiki nhiều lần rồi nhưng bây giờ mới gặp trường hợp này,mong tiki giải quyết sớm" table:operator="="/>
              <table:filter-condition table:field-number="0" table:value="sạc pin vào nhanh,  pin tụt cũng nhanh,  để đấy không làm gì pin đc tụt, chân sạc thì lỏng lẻo, động mạnh tuột ra luôn" table:operator="="/>
              <table:filter-condition table:field-number="0" table:value="sạc rất nóng máy. cục sạc cũng bị nóng theo. mặc dù trong quá trình sạc không có dùng điện thoại mà vẫn bị nóng." table:operator="="/>
              <table:filter-condition table:field-number="0" table:value="sạc sử dụng khá ổn, tuy nhiên chờ 2 tuần tiki mới giao dc sản phẩm tới tay. sau vài ngày thì báo đối tác hết hàng, rồi báo chờ, lần nào cũng nghe hứa hão là đơn hàng được ưu tiên và đảm bảo giao lúc này lúc kia. đơn hàng có 2 sản phẩm nhưng tiếc công nên bắt khách chờ tới khi gom được ra thêm cái sạc thì mới đi giao.   không kiểm soát được tiến độ giao, nhưng lại thích hứa rồi xin lỗi. gọi lên tổng đài nhờ hỗ trợ thì được nói là đã cố giao mà thất bại, cần xem lại tại sao nhân viên giao hàng không nhắn tin, hẹn khách trước khi giao mà gọi 1 cú cho khách lúc 9 giờ sáng thứ 2. 9:37 gọi lại thì bảo bận lắm hàng về kho rồi, cần gì gọi lên tổng đài người ta hỗ trợ.  cuối cùng mua cho 1 phòng dùng mà giờ thay vì 1 cái sạc mua vừa tiện vừa rẻ có 3 cái sạc vì các bạn tiki thích hứa hão còn khách thì cần dùng. đã không kiểm soát được chất lượng giao hàng thì không nên hứa nhé. lần cuối thất hứa tôi đã nói là cần hủy đơn thì ngày hôm sau lại mang tới. nhận hàng để cầm hóa đơn đỏ thì thông tin trong hóa đơn các bạn viết lại sai. script tổng đài các bạn chuẩn nhưng uy tín thì còn dài mới chấp nhận được.  ai cần gì đúng hẹn mình nghĩ nên gọi hãng mua thẳng, chính sách và thời gian đáp ứng nhanh hơn nhiều. mua của tiki thì vài lần mình thấy ngoài mua sản phẩm ra thì khách còn được chuốc bực vào người. các bạn cs được chuẩn bị để xin lỗi chứ không có khả năng giúp khách đảm bảo tiến độ nhận hàng. nói chung chắc không có khuyến mãi giảm giá sâu thì tiki vẫn thua shop online, tiểu thương" table:operator="="/>
              <table:filter-condition table:field-number="0" table:value="sạc thì tốt nhưng có hỉnh tường rò rỉ điện ra bên ngoài sợ bị giật quá ???" table:operator="="/>
              <table:filter-condition table:field-number="0" table:value="sạc thử cho samsung a5 2017 và xiaomi k20 pro đều không sạc nhanh được, trong khi cùng cáp đấy cắm vào cục sạc zin của samsung thì sạc nhanh." table:operator="="/>
              <table:filter-condition table:field-number="0" table:value="sạc từ 17h đến 21h có 70% pin. omg 😑" table:operator="="/>
              <table:filter-condition table:field-number="0" table:value="sai cấu hình ở phần thông tin 512g hdd chứ không phải ssd máy vừa khởi động đã bị lỗi âm thanh qua sử đụng thấy hiệu năng thì yếu hơn so cpu ryzen 3200u như ở phần thông tin rất nhiều" table:operator="="/>
              <table:filter-condition table:field-number="0" table:value="sài chưa đuoc 1 tháng chán" table:operator="="/>
              <table:filter-condition table:field-number="0" table:value="sài chưa được 10 ngày hỏng. sài chưa được 10 ngày hỏng. sài chưa được 10 ngày hỏng. sài chưa được 10 ngày hỏng. sài chưa được 10 ngày hỏng. sài chưa được 10 ngày hỏng." table:operator="="/>
              <table:filter-condition table:field-number="0" table:value="sài chưa được nửa tháng thì bung chỉ. bung hết cả hai cái." table:operator="="/>
              <table:filter-condition table:field-number="0" table:value="sài dc 2 tháng đã bấm ko nhạy và lướt chuột ko như lúc đầu. uổng tiền" table:operator="="/>
              <table:filter-condition table:field-number="0" table:value="sài đc vài hôm thì gãy cái đầu sạc" table:operator="="/>
              <table:filter-condition table:field-number="0" table:value="sài được 1 tuần hư không giống mô tả" table:operator="="/>
              <table:filter-condition table:field-number="0" table:value="sài được 15 ngũ xong bấm ko lên đèn  khuyên ae ko nên mua" table:operator="="/>
              <table:filter-condition table:field-number="0" table:value="sài được 2 tháng 6 ngày thì mic trên không nhận nói không nghe" table:operator="="/>
              <table:filter-condition table:field-number="0" table:value="sài được 5 ngày bị double click, giờ không biết có bảo hành được không đây quá chán mất thời gian" table:operator="="/>
              <table:filter-condition table:field-number="0" table:value="sài được ba ngày rồi hư" table:operator="="/>
              <table:filter-condition table:field-number="0" table:value="sài được có 5lan là hư luôn mong mọi người lưu ta trước khi mua" table:operator="="/>
              <table:filter-condition table:field-number="0" table:value="sài được vài tháng dấu cách ko ăn, dở ẹt" table:operator="="/>
              <table:filter-condition table:field-number="0" table:value="sài ko dc.  bật nguồn ko lên. lừa đảo" table:operator="="/>
              <table:filter-condition table:field-number="0" table:value="sai ko được sộp cho doi được ko" table:operator="="/>
              <table:filter-condition table:field-number="0" table:value="sai lầm khi mua thiết bị này , sau khì dùng làm bộ lắp sóng làm wifi yếu hơn. haizz" table:operator="="/>
              <table:filter-condition table:field-number="0" table:value="sai lầm lớn khi mua sim này ở đây" table:operator="="/>
              <table:filter-condition table:field-number="0" table:value="sai màu, sai nhãn hiệu, sai kiểu dáng" table:operator="="/>
              <table:filter-condition table:field-number="0" table:value="sài mới nửa ngày nó đã bắt đâu kêu tách tách.thất vọng" table:operator="="/>
              <table:filter-condition table:field-number="0" table:value="sài vài ngày thì tai bên trái k nghe, mặc dù đã kết nối và sử dụng tai trái để pause and play. mong tiki liên hệ sớm 0375027423" table:operator="="/>
              <table:filter-condition table:field-number="0" table:value="sai về cài. sóng chập chờn. ko phát wifi là sao. mở điện thoại lúc có lúc không. có cài thì lại mất sóng." table:operator="="/>
              <table:filter-condition table:field-number="0" table:value="sảm phẩm chưa được test kỹ khi chuyển cho khách hàng. sản phẩm được đóng gói không cẩn thận. chỉ có mỗi hộp giấy không được bọc chống sốc. rất bực mình vì sản phẩm được 1 đổi 1 nhưng lại chuyển lại sản phẩm lỗi." table:operator="="/>
              <table:filter-condition table:field-number="0" table:value="sản  phẩm dùng 2 3 hôm bị treo không kết nối vào wifi được. rút điện khởi động lại lại vào được. tôi sẽ gửi sản phẩm để bảo hành" table:operator="="/>
              <table:filter-condition table:field-number="0" table:value="sản ốc vít quá kém, vặn bao nhiêu cũng không cố định được, mua xong vứt luôn, bó tay" table:operator="="/>
              <table:filter-condition table:field-number="0" table:value="sản phẩm bán không đúng theo mô tả. khi được nhận sản phẩm chỉ có 1 quạt." table:operator="="/>
              <table:filter-condition table:field-number="0" table:value="sản phẩm bằng gang, dòn, dễ vỡ, ko đúng như mô tả trên tiki, về nhà tháo ra thì vở ko biết do đâu" table:operator="="/>
              <table:filter-condition table:field-number="0" table:value="sản phẩm bằng nhựa chẳng phải nhôm giống đồ chơi quá!" table:operator="="/>
              <table:filter-condition table:field-number="0" table:value="sản phẩm bắt sóng cực kì tệ trong khi điện thoại mình bắt vẫn được 2 vạch wifi mà thiết bị ko bắt đc mong ad có thể đổi lại cho mình sản phầm khác" table:operator="="/>
              <table:filter-condition table:field-number="0" table:value="sản phẩm bắt sóng kém ko dùng được, phí tiền" table:operator="="/>
              <table:filter-condition table:field-number="0" table:value="sản phẩm bề ngoài nhìn khá đẹp nhưng thực tế tốc độ sạc lại quá chậm, nếu cắm hết 4 cổng hoặc 2 đến 3 cổng mà sạc chậm thì cũng đành, cắm 1 cổng sạc cho samsung trên cục sạc anker qc3.0 mà vẫn là charge thường chứ không được fast charging, tốc độ rất rất chậm, note9 còn 49% pin mà tốc độ thời gian sạc đầy gần 1h28 phút. không nên mua sản phẩm này" table:operator="="/>
              <table:filter-condition table:field-number="0" table:value="sản phẩm bị chập chờn sóng wifi. ko biết bảo hành kiểu gì nữa" table:operator="="/>
              <table:filter-condition table:field-number="0" table:value="sản phẩm bị gì không biết mà bây giờ vẫn chưa xài được" table:operator="="/>
              <table:filter-condition table:field-number="0" table:value="sản phẩm bị giật lag , chậm" table:operator="="/>
              <table:filter-condition table:field-number="0" table:value="sản phẩm bị hỏng tai phải. nghe nhỏ sau 8 tháng sử dụng." table:operator="="/>
              <table:filter-condition table:field-number="0" table:value="sản phẩm bị hư 1 máy tay con, loa trong không nghe được. nhờ tiki liên hệ đổi trả dùm." table:operator="="/>
              <table:filter-condition table:field-number="0" table:value="sản phẩm bị hư gọi tổng đài cho nhân viên lấy bảo hành, rồi không thấy bảo hành giờ bỏ luôn, có ai biết chỗ nào sửa ko" table:operator="="/>
              <table:filter-condition table:field-number="0" table:value="sản phẩm bị hư sau lần sạc đâu tiên đây  . sản phẩm giá trị cao mà đóng sơ sài thế này nè. yêu cầu tiki có trách nhiệm quản lý nhà cung cấp. yêu cầu họ bảo hành cho tôi. nếu không tôi gửi đơn lên cục cạnh tranh và bảo vệ quyền lợi người tiêu dùng nhé." table:operator="="/>
              <table:filter-condition table:field-number="0" table:value="sản phẩm bị lem mực như thế này thì bên tiki có chấp nhận đổi trả hàng không" table:operator="="/>
              <table:filter-condition table:field-number="0" table:value="sản phẩm bị liệt nút chuột bên phải sau 1 ngày sử dụng." table:operator="="/>
              <table:filter-condition table:field-number="0" table:value="san pham bi loi , dau xac ho dien" table:operator="="/>
              <table:filter-condition table:field-number="0" table:value="sản phẩm bị lỗi , hư hỏng nặng, yêu cầu phản hồi lại cho khách hàng" table:operator="="/>
              <table:filter-condition table:field-number="0" table:value="sản phẩm bị lỗi 1 bên tai phone không sử dụng được. vân tay thì không có hiệu ứng để tắt và mở lại nhạc được. em muốn nhắn tin mà không có tin nhắn để nhắn riêng shop. mong shop phản hồi sớm giúp em, hàng mới chuyển hôm 17/7 nhưng hôm nay em mới mở hàng ra và kiểm tra thấy tình trạng vậy ạ." table:operator="="/>
              <table:filter-condition table:field-number="0" table:value="sản phẩm bị lỗi 1 tai ko dùng đc mà ko thể đổi trả" table:operator="="/>
              <table:filter-condition table:field-number="0" table:value="sản phẩm bị lỗi ạ,mong shop cho e đổi sản phẩm mới" table:operator="="/>
              <table:filter-condition table:field-number="0" table:value="sản phẩm bị lỗi cắm vào máy tính lúc nhận lúc không. sản phẩm kém chất lượng." table:operator="="/>
              <table:filter-condition table:field-number="0" table:value="sản phẩm bị lỗi camera trước do phần cứng, ảnh chụp có điểm vàng...đang lập thủ tục đề nghị đổi sản phẩm" table:operator="="/>
              <table:filter-condition table:field-number="0" table:value="sản phẩm bị lỗi con lăn chuột, đổi trả thì lâu 2 tuần sau hàng chưa về gọi tiki huỷ đơn hàng thì đến hôm nay vẫn chưa có thông tin lại về việc huỷ đơn hàng cũng như hoàn tiền." table:operator="="/>
              <table:filter-condition table:field-number="0" table:value="sản phẩm bị lỗi dù đã qua đổi trả những vẫn không khắc phục được, mất khá nhiều time" table:operator="="/>
              <table:filter-condition table:field-number="0" table:value="sản phẩm bị lỗi dù đã qua đổi trả những vẫn không khắc phục được, mất khá nhiều time" table:operator="="/>
              <table:filter-condition table:field-number="0" table:value="sản phẩm bị lỗi hay sao mà tôi kết nối ko đc, rất thất vọng, mong muốn được hỗ trợ từ shop." table:operator="="/>
              <table:filter-condition table:field-number="0" table:value="sản phẩm bị lỗi kết nối bị đẩy ra cắm usb k lên. nói chung là quá tệ" table:operator="="/>
              <table:filter-condition table:field-number="0" table:value="sản phẩm bị lỗi không dùng được, bị lỗi write protected không khắc phục được" table:operator="="/>
              <table:filter-condition table:field-number="0" table:value="sản phẩm bị lỗi không lên đèn (chỉ lên đèn nguồn) tốc độ kết nối chỉ có 1,5mb cho gói 30mb. đề nghị đổi trả/bảo hành" table:operator="="/>
              <table:filter-condition table:field-number="0" table:value="sản phẩm bị lỗi không nhận được ổ cứng trong khi vẫn sáng đèn" table:operator="="/>
              <table:filter-condition table:field-number="0" table:value="sản phẩm bị lỗi không nhận tín hiệu internet. thay dây mới vẫn bị lỗi." table:operator="="/>
              <table:filter-condition table:field-number="0" table:value="sản phẩm bị lỗi ko sử dụng đc" table:operator="="/>
              <table:filter-condition table:field-number="0" table:value="sản phẩm bị lỗi máy không nhận ra usb , mặc dù đã mở đi mơ lại, khởi động lại máy . máy ki thiếu driver nhưng vẫn không nhận được usb trong khi các usb khác nhận được !" table:operator="="/>
              <table:filter-condition table:field-number="0" table:value="san pham bi loi mic . toi  gui bao hanh doi tra 11  11  2019 den nay 26  11  2019 toi van chua nhan dc sp , yeu cau tiki giao sp  trong thoi gian som nhat, yeu cau ben tiki ghi nhan thong tin va lam viec" table:operator="="/>
              <table:filter-condition table:field-number="0" table:value="sản phẩm bị lỗi mới mua về mở lên hong thấy lên tưởng hết pin trong lúc sạc vẫn thấy sáng đèn để một ngày trời rút ra kết nối thử thì đèn tắt tìm đủ cách để mở thì lại hong lên shop coi kiểm tra lại. quá thất vọng hong một chút hài lòng nào" table:operator="="/>
              <table:filter-condition table:field-number="0" table:value="sản phẩm bị lỗi một bên tai nghe. đã liên hệ tiki để được bảo hành nhưng hiện tại vẫn chưa được giải quyết. tiki giao hàng nhanh nhưng khi sản phẩm có vấn đề thì thu hồi sản phẩm rất chậm. thất vọng! lời khuyên là các bạn hãy đợi đến khi sản phẩm được phân phối chính thức ở vn hãy mua để nếu có vấn đề thì mang ra apple store bảo hành toàn cầu được luôn, khỏi thông qua tiki quá mất thời gian." table:operator="="/>
              <table:filter-condition table:field-number="0" table:value="sản phẩm bị lỗi nút bám tăng giảm volume nên đề đổi trả lại sản phẩm" table:operator="="/>
              <table:filter-condition table:field-number="0" table:value="sản phẩm bị lỗi sạc không được mong tiki có phản hồi sớm nhất" table:operator="="/>
              <table:filter-condition table:field-number="0" table:value="sản phẩm bị lỗi sạc không ổn định là cho điện thoại bị lag cảm ứng khi vừa sạc vừa xài" table:operator="="/>
              <table:filter-condition table:field-number="0" table:value="sản phẩm bị lỗi, chân cắm bị mất chân tiếp xúc, không thể dùng được" table:operator="="/>
              <table:filter-condition table:field-number="0" table:value="sản phẩm bị lỗi, tổng đài báo đổi lỗi từ 5 7 ngày." table:operator="="/>
              <table:filter-condition table:field-number="0" table:value="sản phẩm bị lỗi,chỉ nghe được 1 bên tai, chất lượng âm thanh không tốt" table:operator="="/>
              <table:filter-condition table:field-number="0" table:value="sản phâm bị như này là sao em cần lời giải thích ạ" table:operator="="/>
              <table:filter-condition table:field-number="0" table:value="sản phẩm bị rò điện đáng sợ. ngẫu nhiên sờ vào vỏ nhôm đằng sau máy bị giật tê tê. may mà không sao. mà rò điện chập chờn mới kinh, có lúc truyền điện có lúc không. tháo cái hộp mực ra kiểm tra cũng bị điện truyền giật cho tê cả người. có ảnh chụp ngay khi mình bị giật.  những thiết bị điện cần bảo đảm an toàn về điện, vì vậy tiki cần bảo vệ khách hàng cũng như có phương án phù hợp &quot;đổi mới sản phẩm&quot; cho mình vì những sản phẩm như vậy khó mà kiểm tra chính xác. mình rất không an tâm khi sử dụng sản phẩm như thế này." table:operator="="/>
              <table:filter-condition table:field-number="0" table:value="sản phẩm bị treo mất mạng liên tục" table:operator="="/>
              <table:filter-condition table:field-number="0" table:value="sản phẩm bị vỡ ngay khi mở hộp. cắm ko vào điện. sẽ yêu cầu hoàn tiền. các bạn đừng mua ở đây" table:operator="="/>
              <table:filter-condition table:field-number="0" table:value="sản phẩm bình thường camara quá mờ cau hình kém" table:operator="="/>
              <table:filter-condition table:field-number="0" table:value="sản phẩm cắm sạc ko sạc được cho điện thoại. làm ntn để đổi trả lại sản phẩm" table:operator="="/>
              <table:filter-condition table:field-number="0" table:value="sản phẩm cắm vào máy không nhận. đề nghị đổi sản phẩm mới" table:operator="="/>
              <table:filter-condition table:field-number="0" table:value="sản phẩm chất lượng kém, lỗi nhiều. mọi mặt đều không đáp ứng" table:operator="="/>
              <table:filter-condition table:field-number="0" table:value="sản phẩm chất lượng kém, sóng chập chờn, tốc độ chậm. mua về rồi vứt xoa" table:operator="="/>
              <table:filter-condition table:field-number="0" table:value="sản phẩm chất lượng ổn, tuy nhiên giao hàng qua đối tác ninjavan quá chậm. thái độ nhân viên tổng đài của ninjavan rất không ok. nếu được hỗ trợ mong tiki đừng gửi hàng cho mình qua đối tác ninjavan nữa! cảm ơn tiki!" table:operator="="/>
              <table:filter-condition table:field-number="0" table:value="san pham chat luong rat kem nghe 1 lan hong luon" table:operator="="/>
              <table:filter-condition table:field-number="0" table:value="sản phẩm chất lượng tệ, dùng vài lần là không còn tín hiệu nhận usb nữa" table:operator="="/>
              <table:filter-condition table:field-number="0" table:value="sản phẩm chỉ có chuột mà không có đồ kết nối với máy tính" table:operator="="/>
              <table:filter-condition table:field-number="0" table:value="sản phẩm chỉ dùng được 1 đầu" table:operator="="/>
              <table:filter-condition table:field-number="0" table:value="sản phẩm chỉ mới sd chưa được 1 tháng có vấn đề về màn hình,chế độ bảo hành thế nào ạ hướng dẫn khách hàng với." table:operator="="/>
              <table:filter-condition table:field-number="0" table:value="sản phẩm chỉ mới sd chưa được 1 tháng có vấn đề về màn hình,chế độ bảo hành thế nào ạ hướng dẫn khách hàng với." table:operator="="/>
              <table:filter-condition table:field-number="0" table:value="sản phẩm chỉ nghe được 1 bên tai,kết nối với điện thoại thì lúc nghe lúc không mong là tiki bán hàng chất lượng lên chứ người dùng bỏ tiền ra mua mà sản phẩm như vậy thì sao được" table:operator="="/>
              <table:filter-condition table:field-number="0" table:value="sản phẩm chỉ nghe được một bên tai, không đồng thời được 2 bên. sạc thì sau 30s thì tắt đèn, không biêt là có đang sạc hay không. cần phía tiki hỗ trợ." table:operator="="/>
              <table:filter-condition table:field-number="0" table:value="sản phẩm chỉ sạc được 1 cổng, email nhờ tiki hỗ trợ bảo hành, gửi thông tin hỗ trợ 3 ngày vẫn không thấy tiki trả lời" table:operator="="/>
              <table:filter-condition table:field-number="0" table:value="sản phẩm chính hãng mà giao được 4 ngày mới đem ra dùng đã long cả đầu nghe 1 bên. đề nghị đổi sản phẩm khác hoặc hoàn trả. tiki kiểm tra hàng chính hãng hay không nhé" table:operator="="/>
              <table:filter-condition table:field-number="0" table:value="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 table:operator="="/>
              <table:filter-condition table:field-number="0" table:value="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 table:operator="="/>
              <table:filter-condition table:field-number="0" table:value="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 table:operator="="/>
              <table:filter-condition table:field-number="0" table:value="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 table:operator="="/>
              <table:filter-condition table:field-number="0" table:value="sản phẩm chính hãng nên yếu tố chất lượng không thuộc về trách nhiệm của tiki. tuy nhiên chính sách của tiki trong thời buổi rất cạnh tranh đáng phải xem lại, vì lòng trung thành cho nền tảng mua sắm trực tuyến  này của mình cảm thấy bị tổn thương.  1. không cho phép đặt hàng số lượng hơn một sp mà ko biết lý do trong khi hiện còn 5 sản phẩm nên phải order hai lần và đơn thứ hai rơi vào chủ nhật mới giao 2. tiki now, nhưng lại rơi vào ngày hôm sau, dù sao mình cũng kiên nhẫn nhưng ngày cn cuối tuần 8h10p shipper gọi mình chưa nghe máy, chưa đầy 10phut gọi lại thi mất lượt nhận. phải hai lần phản hồi mới được giải quyết lúc gần 1h. 60k để đuọc tiết kiệm thời gian nhưng quá phiền hà mất thời gian cho 2 man hình. 3. xuất hoá đơn vat sau khi nhận hàng bi từ chối. ngay sau khi nhận xong hai sản phẩm liên hệ xuất hoá đơn cho cty bị từ chối với ly do lúc đặt hàng phải nhập thông tin xuất hd mới có. rất tệ cho tình huống này. tóm gọn lại, tin rằng mua từ tiki trading yên tâm và tiếc kiệm thời gian nhưng tôi đã thất vọng đến khó chấp nhận." table:operator="="/>
              <table:filter-condition table:field-number="0" table:value="sản phẩm chuột mua về ko dùng được, 2 phím nhấn 2 bên chuột phải ấn rất mạnh mới nhận lệnh. đang gửi yêu cầu đổi trả cho tiki nhưng chưa biết sẽ ntn" table:operator="="/>
              <table:filter-condition table:field-number="0" table:value="sản phẩm có chất lượng kém. nhôm mềm. vặn 4 ốc bị lún và trượt luôn. đã trả hàng" table:operator="="/>
              <table:filter-condition table:field-number="0" table:value="sản phẩm có dấu vết đã mở hộp. cũng đồng tình việc dán tem bảo hành phải mở hộp để dán. tuy nhiên, nhà bán hàng đã lấy mất sợi cáp vga và chỉ để lại mỗi cáp hdmi, tôi đã xem review thì phát hiện sản phẩm người ta mua có kèm cáp vga. vị trí trống rỗng kia là để cáp vga giờ tôi mới phát hiện ra. thật sự rất bức xúc khoản này bởi vì laptop tôi không hề có cổng hdmi để sử dụng. mong nhà bán hàng giải quyết sớm giúp tôi" table:operator="="/>
              <table:filter-condition table:field-number="0" table:value="sản phẩm có độ bền sử dụng quá thấp, 3 tuần đã bị hư." table:operator="="/>
              <table:filter-condition table:field-number="0" table:value="sản phẩm có lỗi. không thể sử dụng được các port wan và lan." table:operator="="/>
              <table:filter-condition table:field-number="0" table:value="sản phẩm có pin xài tốt trong vòng 7 8h liên tục. sóng mạnh." table:operator="="/>
              <table:filter-condition table:field-number="0" table:value="sản phẩm có tốc độ đọc với ghi ko đúng mô tả sản phẩm có tốc độ đọc với ghi ko đúng mô tả" table:operator="="/>
              <table:filter-condition table:field-number="0" table:value="sản phẩm còn lỗi nhiều" table:operator="="/>
              <table:filter-condition table:field-number="0" table:value="sản phẩm còn nguyên seal trong hộp, cả máy và bao da đều rất tốt.   nhưng về phần đóng gói sản phẩm mình thấy shop xử lý cực kì chậm. mình chưa từng mua hàng tiki mà phải đợi lâu như mua ở shop này.  1 sao để shop lưu ý vấn đề này nhá." table:operator="="/>
              <table:filter-condition table:field-number="0" table:value="sản phẩm còn nguyên tem mà xài không được, chuột lắp vào laptop mà lại bị đơ, bấm chuột thì toàn bị pop up các ứng dụng không hề có ý định mở. di chuyển chuột thì không được.tưởng đưa sản phẩm bị hết pin thì thay 2 3 cục rồi vẫn bị tình trạng y hệt. sản phẩm tệ" table:operator="="/>
              <table:filter-condition table:field-number="0" table:value="sản phẩm của mình bị lỗi, chia ổ để sử dụng không được" table:operator="="/>
              <table:filter-condition table:field-number="0" table:value="sản phẩm của mình có vấn đề về sạc, sạc cả đêm mà không đầy pin. sản phẩm bị lỗi rồi. giờ đổi trả bảo hành như nào." table:operator="="/>
              <table:filter-condition table:field-number="0" table:value="sản phẩm cực tệ, cắm vào không nhận, thấy nhận xét chỉ có chậm thôi nhưng đây còn không cả dùng được, coi như cho đi" table:operator="="/>
              <table:filter-condition table:field-number="0" table:value="sản phẩm đã bị bóc, tem bị trầy, bề mặt ổ cứng có vết trầy được mỗi cái giao hàng nhanh" table:operator="="/>
              <table:filter-condition table:field-number="0" table:value="sản phẩm đã bị mở ra, dán lại, chất lượng k ổn" table:operator="="/>
              <table:filter-condition table:field-number="0" table:value="sản phẩm đã bóc, tai trái pin bị chai." table:operator="="/>
              <table:filter-condition table:field-number="0" table:value="sản phẩm đã được bóc vỏ, xong rồi lấy băng keo dính lại rất lem nhem. tôi mua rất nhiều đơn hàng những đây là đơn hàng đầu tiên gặp phải trường hợp ko hay này. đề nghị bql của tiki kiểm tra hàng cẩn thận hơn. kh bỏ tiền ra mua sản phẩm nhưng ko ưng ý, rất dễ mất kh. chi phí cho việc giữ 1 kh trung thành sẽ ít tốn kém hơn là chi phí để có đc 1 kh mới." table:operator="="/>
              <table:filter-condition table:field-number="0" table:value="sản phẩm đã mua, sóng rất yếu ko đúng như thông số đã cung cấp. nhân viên nhận hàng hẹn lấy hàng hơn 4 lần, gọi lại không thèm bắt máy. gọi tổng đài thì kêu ko biết, nói khách chờ." table:operator="="/>
              <table:filter-condition table:field-number="0" table:value="sản phẩm đã qua sử dụng." table:operator="="/>
              <table:filter-condition table:field-number="0" table:value="sản phẩm đã. nói chung tiền nào của đó. hihi" table:operator="="/>
              <table:filter-condition table:field-number="0" table:value="sản phẩm dán tem tháng 02/2018, nhưng xài đúng 1 lần đã hỏng. ngày đầu xài thấy okay. ngày 2 cắm vào thấy đèn không sáng luôn, cắm thử laptop, pc, phone các kiểu đều không nhận. gửi trả lại thì mất công nên đành ngậm ngùi chấp nhận  ." table:operator="="/>
              <table:filter-condition table:field-number="0" table:value="sản phẩm đang k nhận sim" table:operator="="/>
              <table:filter-condition table:field-number="0" table:value="sản phẩm đầu tiên mua của tiki mà mình cảm thấy tệ. mình đã chọn sản phẩm cao nhất để mua mà chất lượng sóng quá kém, pin yếu. gần như mình dùng được 3 ngày là bỏ ko muốn dùng nữa. tự nhiên cảm giác mua hàng ở tiki tồi tệ theo" table:operator="="/>
              <table:filter-condition table:field-number="0" table:value="sản phẩm dễ hư, đầu bút không chắc chắn. chỉ dán bằng keo nên rất dễ rớt ra ngoài" table:operator="="/>
              <table:filter-condition table:field-number="0" table:value="sản phẩm đèn xanh lá cây chứ không phải đèn màu xanh dương. tôi muốn đổi trả. chất lượng sóng quá kém" table:operator="="/>
              <table:filter-condition table:field-number="0" table:value="sản phẩm đệp chính hãng nhưng lại nhận sp không chạy bật on nhưng đèn chuột không sáng. mong được đổi trả" table:operator="="/>
              <table:filter-condition table:field-number="0" table:value="sản phẩm đẹp về mẫu mã, âm thanh nghe ổn, nhưng xài chưa đc 3 tháng (nhận hàng 03/10) đã lăn ra chết hết 1 bên phải. vì mình làm quà tặng nên bây giờ hơi mất mặt với người thân. giờ muốn sửa lại chắc không có hy vọng rồi." table:operator="="/>
              <table:filter-condition table:field-number="0" table:value="sản phẩm đẹp, tiện lợi nhưng kết nối mạng quá tệ, quá chậm so với quy định" table:operator="="/>
              <table:filter-condition table:field-number="0" table:value="sản phẩm điện thoại mới dùng dc 1 tháng nay loa trong lúc nghe dc lúc không. tôi muốn được bảo hành. đề nghị cty có chính sách và hỗ trợcho tôi" table:operator="="/>
              <table:filter-condition table:field-number="0" table:value="sản phẩm dò được wifi nhưng không kết nôi sđược với wifi . yêu cầu shop đổi lại hàng ." table:operator="="/>
              <table:filter-condition table:field-number="0" table:value="sản phẩm đôi lúc nghe được 1 bên tai, dùng bluetooth trên máy tính một lúc thì bị rè (mặc dù đã update driver các thứ). âm thanh tạm ổn. nhưng bị lỗi không chấp nhận được. nhờ tiki có chính sách đổi trả hay hoàn tiền lại cho sản phẩm. không biết phải sp của đức không nữa   ." table:operator="="/>
              <table:filter-condition table:field-number="0" table:value="sản phẩm đóng gói cẩu thả. khi mua hàng tôi đã gọi tổng đài nhờ đóng gói kỹ, nhưng rốt cuộc đóng gói và giao hàng quá cẩu thả. chỉ bỏ ổ cứng vào hộp tiki, khi giao tới thì hộp móp méo luôn." table:operator="="/>
              <table:filter-condition table:field-number="0" table:value="sản phẩm dùng chưa được 1 năm đã hỏng. tôi gửi bảo hành sau một thời gian chờ đợi thì hộp tôi đóng gói gửi đi như thế nào thì tiki gửi lại hộp sản phẩm y xì như khi tôi đóng gói và chưa hề được mở ra xem xét hay sửa chữa. quá thất vọng với kiểu bảo hành gian dối lừa khách hàng như thế này. chẳng thà nói không bảo hành cho đỡ mất thời gian của tôi." table:operator="="/>
              <table:filter-condition table:field-number="0" table:value="sản phầm dùng chưa đuowcj nửa năm, đã bị rót kết nối bluetooth liên tục, rất khó chịu. chất lượng quá tồi. giờ mình muốn bảo hành thì phải làm sao." table:operator="="/>
              <table:filter-condition table:field-number="0" table:value="sản phẩm dùng được 2 lần đã hỏng. chán" table:operator="="/>
              <table:filter-condition table:field-number="0" table:value="sản phẩm đúng mô tả. thái độ giao hàng quá tệ. .............................................................................................." table:operator="="/>
              <table:filter-condition table:field-number="0" table:value="sản phẩm dùng một thời gian đã hỏng ko kết nối mạng được" table:operator="="/>
              <table:filter-condition table:field-number="0" table:value="sản phẩm dùng quá chán, hoàn toàn ko như quảng cáo. tốt độ chậm, độ phủ sóng cũng không rộng. để ở cầu thang giữa tầng 2 mà đi xuống tầng ngay chân cầu thang tầng 1 mà chỉ còn 1 vạch." table:operator="="/>
              <table:filter-condition table:field-number="0" table:value="sản phẩm dùng trong 1 tháng, tình trạng bắt sóng kém, thường xuyên bị ngắt mạng đột ngột. tôi đã bỏ luôn sản phẩm mà không gửi đi bảo hành." table:operator="="/>
              <table:filter-condition table:field-number="0" table:value="sản phẩm được giao không có tem của fpt, chữ khắc trên đầu usb không phải taiwain mà là china." table:operator="="/>
              <table:filter-condition table:field-number="0" table:value="sản phẩm được mô tả là tốc dộ đọc 500mb/s và tốc độ ghi 300mb/s nhưng khi test sản phẩm chỉ ghi được không đến 100mb/s" table:operator="="/>
              <table:filter-condition table:field-number="0" table:value="sản phẩm được quảng cáo là hoạt động im lặng, tuy chuột trái chuột phải có im lặng nhưng cuộn chuột phát ra tiếng kêu khá khó chịu, cảm giác như bị cấn, ảnh hưởng tới trải nghiệm khi làm việc và lướt web. mình tưởng lỗi nên liên hệ với nhân viên tiki để đổi trả/bảo hành thì được phản hồi là do thiết kế của chuột." table:operator="="/>
              <table:filter-condition table:field-number="0" table:value="sản phẩm được thông báo đính kèm quà tặng tai nghe trên trang thông tin. nhưng khi mình add vào để order thì không hiện. tới lúc nhận hàng thì cũng ko có kèm quà tặng theo. liên hệ tổng đài thì tổng đài báo không hỗ trợ gửi lại quà và lý do là do mình xoá quà tặng khỏi giỏ hàng lỗi hệ thống của tiki nhưng bắt khách hàng chịu" table:operator="="/>
              <table:filter-condition table:field-number="0" table:value="sản phầm em mua không kết nối bluetooth được  và bấm cũng không được ạ" table:operator="="/>
              <table:filter-condition table:field-number="0" table:value="sản phẩm ghi chống nước khi đi mưa hoặc rửa tay mà vừa rửa tay xong thì màn hình đã đen thui , đúng là quảng cáo. mất toi  210k" table:operator="="/>
              <table:filter-condition table:field-number="0" table:value="sản phẩm gì mà không kết nối được một cái kết nối một cái không kết nối sạc mãi thì chả vào điện. may là mua hai sản phẩm một sản phẩm còn dùng được tạm ổn.không hài lòng yêu cầu đổi trả" table:operator="="/>
              <table:filter-condition table:field-number="0" table:value="sản phẩm giao bị hở sáng nhẹ. mình đề nghị mang về kiểm tra. tiki nhận thông tin buổi sáng, trưa kỹ thuật tiki gọi yêu cầu cung cấp hình ảnh sản phẩm. tối thì mình cung cấp hình ảnh như yêu cầu. trưa hôm sau kỹ thuật tiki gọi báo đã tạo yêu cầu để tiến hành lấy sản phẩm về kiểm tra. 3 ngày sau vẫn chưa thấy tiki lại lấy sản phẩm về kiểm tra. mình xài tiki now 4h sau khi order là có sản phẩm. nhưng nếu sản phẩm bị lỗi thì 4 ngày sau vẫn chưa lấy sản phẩm về kiểm tra cho dù đã gọi điện 2 3 lần. chắc 10 ngày mới có kết quả??? lần sau ko dám mua hàng kỹ thuật trên tiki nếu cần gấp cho dù xài tiki now. phiền phức hết sức. sợ luôn." table:operator="="/>
              <table:filter-condition table:field-number="0" table:value="sản phẩm giao không đúng như hình, thất vọng. sản phẩm không có hỗ trợ wds thu phát sóng wifi" table:operator="="/>
              <table:filter-condition table:field-number="0" table:value="san phảm giao nhanh, tuy nhiên cắm vô sử dụng gân 1 tuần rồi nhưng ko dc  mình muốn đổi hàng, mong tiki hỗ trợ  cảm ơn" table:operator="="/>
              <table:filter-condition table:field-number="0" table:value="sản phẩm giao sai mô tả. ko có nfc, mic,... mà ghi có nfc cùng câu trả lời là có nfc cho tầm mấy câu hỏi.  mua chỉ vì có nfc" table:operator="="/>
              <table:filter-condition table:field-number="0" table:value="sản phẩm giao tới vỏ không còn nguyên, seal bảo hành tách rời" table:operator="="/>
              <table:filter-condition table:field-number="0" table:value="sản phẩm gửi bị gãy" table:operator="="/>
              <table:filter-condition table:field-number="0" table:value="sản phẩm hình thì giống nhưng về phần mềm thì ko giống rất nhanh hết pin mà khi hết pin sạc xong thì phải cập nhật lại rất lâu" table:operator="="/>
              <table:filter-condition table:field-number="0" table:value="sản phầm hình thức đẹp. nhưng mua về dùng bị lỗi. di chuột nhảy lung tung" table:operator="="/>
              <table:filter-condition table:field-number="0" table:value="sản phẩm hoạt động k ổn định, lúc đc lúc không. điện thoại thì lúc connect đc lúc k, laptop thì k connect được luôn. yêu cầu bên tiki liên hệ để đổi trả sản phẩm" table:operator="="/>
              <table:filter-condition table:field-number="0" table:value="sản phẩm hỏng không dùng được, cắm vào máy tính không nhận, thử các cách khác nhau nhưng vẫn không dùng được, vừa mở lên là tắt" table:operator="="/>
              <table:filter-condition table:field-number="0" table:value="sản phẩm hỏng, cắm vào máy tính ko thấy tín hiệu gì, máy tính ko nhận được thiết bị." table:operator="="/>
              <table:filter-condition table:field-number="0" table:value="sản phẩm hư hỏng,định viruts. đề nghị kiểm tra sản phẩm trước giao." table:operator="="/>
              <table:filter-condition table:field-number="0" table:value="sản phẩm k điều chỉnh chiều cao được như lời quản cáo, chỉ cho chiều cao nhất thôi k có thấp xuống đc" table:operator="="/>
              <table:filter-condition table:field-number="0" table:value="sản phẩm k như quảng cáo k lên đc 4g mà chỉ mạng e trong khi đó sim khác lên 4g mà còn mất sóng liên tục nữa cảm thấy k hài lòng  mua 3 tháng 8 2020 mà hêt hạn vào 3 tháng 10 năm 2020  vậy ad cho hỏi đến tháng 10 là sim tự khóa ạ" table:operator="="/>
              <table:filter-condition table:field-number="0" table:value="san pham k tot mua 2cai be hat chut xiu hu het cai" table:operator="="/>
              <table:filter-condition table:field-number="0" table:value="sản phẩm k vừa và ngắn so với hộp case. thất vọng về sản phẩm." table:operator="="/>
              <table:filter-condition table:field-number="0" table:value="sản phầm kém chất lượng" table:operator="="/>
              <table:filter-condition table:field-number="0" table:value="sản phẩm kém chất lượng , mình nhận được hàng mở ra cắm qua cổng usb 3.0 không được, cắm trực tiếp vào máy cũng không nhận rất bực mình vì cách làm việc của tiki mất thời giạn của mình rất nhiều" table:operator="="/>
              <table:filter-condition table:field-number="0" table:value="sản phẩm kém chất lượng k thể kết nối ai quan tâm nên suy nghĩ lại mua về chỉ tốn tiền thôi ạ" table:operator="="/>
              <table:filter-condition table:field-number="0" table:value="sản phẩm kém chất lượng kg hài lòng" table:operator="="/>
              <table:filter-condition table:field-number="0" table:value="sản phẩm kém chất lượng không đúng như quảng cáo. gọi hỗ trợ bảo hành chưa thấy phản hồi" table:operator="="/>
              <table:filter-condition table:field-number="0" table:value="sản phẩm kém chất lượng không ra gì" table:operator="="/>
              <table:filter-condition table:field-number="0" table:value="sản phẩm kém chất lượng sạc không nhận và sản phẩm không có đèn của hai tai nghe!!! thất vọng" table:operator="="/>
              <table:filter-condition table:field-number="0" table:value="sản phẩm kém chất lượng vs không như bên tiki đã đưa tin . sim bị chặn vs chưa đăng kí dịch vụ cho khách . rất thất vọng" table:operator="="/>
              <table:filter-condition table:field-number="0" table:value="sản phẩm kém chất lượng.  sau khi nhờ chú vnpt vào lắp và cài đặt giúp mình thứ cứ sau 1 2 phút là nó mất kết nối. vì mình đặt ở trên cao nên không bấm on/off được, cứ phải ngồi đợi tầm 5 phút thì nó tự kết nối lại. sau đó xài được internet 1 2 phút thì lại mất kết nối." table:operator="="/>
              <table:filter-condition table:field-number="0" table:value="sản phẩm kém chất lượng. sạc hư con ip xs, nhém hư thêm con airpod 2. đang gửi bh sp" table:operator="="/>
              <table:filter-condition table:field-number="0" table:value="sản phẩm kém kết nối chậm cắm tai nghe vào là chạm rè rè vừa sạc vừa nghe cho chất lượng âm thanh kém quá kém" table:operator="="/>
              <table:filter-condition table:field-number="0" table:value="sản phẩm kém. làm ntn mất uy tín của tiki. nghe chập chờn quá. bỏ túi mà đeo nghe đi bộ còn ko rõ. m nghĩ tiki nên xem lại mặt hàng đăng bán. ntn ko ổn chút nào. ko ai muốn muq đồ tiki nữa" table:operator="="/>
              <table:filter-condition table:field-number="0" table:value="sản phẩm kh giống giới thiệu muốn trả hàng thì sao ạ" table:operator="="/>
              <table:filter-condition table:field-number="0" table:value="sản phẩm khá dễ hư hỏng. đang xài thì tự reset lại và không sử dụng cho fpt truyền hình box được" table:operator="="/>
              <table:filter-condition table:field-number="0" table:value="sản phẩm khi cắm vào laptop thì làm cho laptop không thể sử dụng được wifi" table:operator="="/>
              <table:filter-condition table:field-number="0" table:value="sản phẩm khi giao đóng gói kĩ. nhưng quạt bên trái khi hoạt động bị kêu. đề nghị shop đổi lại sản phẩm khác" table:operator="="/>
              <table:filter-condition table:field-number="0" table:value="sản phẩm khi giao đóng gói kĩ. nhưng quạt bên trái khi hoạt động bị kêu. đề nghị shop đổi lại sản phẩm khác" table:operator="="/>
              <table:filter-condition table:field-number="0" table:value="sản phẩm không chắc chắn, ko có nâng độ cao tuỳ ý được. không nên mua sản phẩm này." table:operator="="/>
              <table:filter-condition table:field-number="0" table:value="sản phẩm không chất lượng. mặc dù đã thay pin và mình dùng mọi cách những vẫn không hiện thị đèn báo on. mình không kết nối được bluetooth và đang yêu cầu tiki đổi trả hàng lại cho mình." table:operator="="/>
              <table:filter-condition table:field-number="0" table:value="san pham khong có chất lựơng" table:operator="="/>
              <table:filter-condition table:field-number="0" table:value="sản phẩm không có dung lượng, vẫn còn nguyên niêm phong. yêu cầu đổi lại sản phẩm đúng cam kết." table:operator="="/>
              <table:filter-condition table:field-number="0" table:value="sản phẩm không có kèm nano receiver làm sao sử dụng được? mở bao bì ra kiếm  trong ngoài mà không thấy đâu!" table:operator="="/>
              <table:filter-condition table:field-number="0" table:value="sản phẩm không có tem bảo hành,không biết là hàng thật hay giả,hơi thất vọng." table:operator="="/>
              <table:filter-condition table:field-number="0" table:value="sản phẩm không có vấn đề gì nhưng shipper của tiki quá tệ, gọi điện quát tháo mắng chửi mình trong khi mình nói chuyện rất nhẹ nhàng, bị mắng mà k hiểu vì sao mình bị mắng luôn á mọi người   mong tiki xem lại thái độ của shipper  " table:operator="="/>
              <table:filter-condition table:field-number="0" table:value="sản phẩm không còn nguyên seal." table:operator="="/>
              <table:filter-condition table:field-number="0" table:value="sản phẩm không còn nguyên vẹn. mua nhiều lần trên tiki rồi nhưng lần này thất vọng quá.  tốc độ chép thì siêu chậm ko ổn định nữa quá chán nản" table:operator="="/>
              <table:filter-condition table:field-number="0" table:value="sản phẩm không đúng chất lượng so với thông tin trên tiki" table:operator="="/>
              <table:filter-condition table:field-number="0" table:value="sản phẩm không dùng được, không phát được wifi để kết nối" table:operator="="/>
              <table:filter-condition table:field-number="0" table:value="sản phẩm không dùng được, nghe được 5 phút tự động chạm gọi lung tung trong danh bạ." table:operator="="/>
              <table:filter-condition table:field-number="0" table:value="sản phẩm không dùng được, tôi muốn trả hàng hoàn tiền , khâu trả hàng quá mất thời gian" table:operator="="/>
              <table:filter-condition table:field-number="0" table:value="sản phẩm không đúng lại còn là hàng đã qua sử dụng... k có thông tin shop để liên hệ đổi trả.." table:operator="="/>
              <table:filter-condition table:field-number="0" table:value="sản phẩm không đúng như giới thiệu." table:operator="="/>
              <table:filter-condition table:field-number="0" table:value="sản phẩm không đúng như thông tin sản phẩm. cụ thể mua máy kindle 8g mà giao hàng kindle 4g. tiki rất chậm trong việc kiểm tra hàng và đổi lại cho khách" table:operator="="/>
              <table:filter-condition table:field-number="0" table:value="sản phẩm không đúng với mô tả, khi khiếu nại thì báo là chỉ dùng được 1 cổng ra, còn dùng 2 cổng 1 lúc là mất kết nối, trong khi xem mô tả khi bán thì khác hoàn toàn!! nói chung nên hạn chế hoặc gỡ shop này để người sau không bị như mình!  ''dây cable mạng đã lỡ đi dây mà bị thiếu hụt, bạn không thể bỏ đoạn dây đó vừa tốn kém vừa mất thời gian đi dây lại. hoặc cắt nối trực tiếp các sợi cable với nhau, như vậy sẽ làm giảm tín hiệu hoặc thậm chí tín hiêu không thông được. vậy làm sao để bạn có thể tận dụng sợi cable đó và nối thêm dây tiếp tục đi dây đến nơi mình muốn? thật đơn giản, bạn chỉ cần dùng linh kiện đầu nối cable rj45 từ 1 qua 1. đầu nối cable mạng này giúp bạn nối tứ 1 sợi cable đã bấm đầu ra 2 đường dây cable. đầu nối cable mạng này không làm giảm tính hiệu truyền dẫn. đầu nối cable mạng bảo đảm đường truyền và tín hiệu.''" table:operator="="/>
              <table:filter-condition table:field-number="0" table:value="sản phẩm không được như kỳ vọng. thôi dùng tạm" table:operator="="/>
              <table:filter-condition table:field-number="0" table:value="sản phẩm không giống hình lỗi sản phẩm tiki xữ lý và hoàn tiền chậm" table:operator="="/>
              <table:filter-condition table:field-number="0" table:value="sản phẩm không giống như mô tả, bằng tần 5ghz tốc độ rất kém. đã reset và cấu hình lại rất nhiều lần nhưng vẫn bị lỗi, thất vọng tiki quá" table:operator="="/>
              <table:filter-condition table:field-number="0" table:value="sản phẩm không giống như mô tả, bằng tần 5ghz tốc độ rất kém. đã reset và cấu hình lại rất nhiều lần nhưng vẫn bị lỗi, thất vọng tiki quá" table:operator="="/>
              <table:filter-condition table:field-number="0" table:value="sản phẩm không giữ được pin mặc dù không sử dụng đến tai nghe. khi sạc đủ pin 100% cho cốc sạc và sử dụng tai nghe 1 lần thì vẫn bị hao pin ở tai nghe bên phải." table:operator="="/>
              <table:filter-condition table:field-number="0" table:value="sản phẩm không hoạt động được" table:operator="="/>
              <table:filter-condition table:field-number="0" table:value="sản phẩm không kết nối đc mạng, khi cục wifi full sóng. muốn đổi trả" table:operator="="/>
              <table:filter-condition table:field-number="0" table:value="sản phẫm không kết nối được" table:operator="="/>
              <table:filter-condition table:field-number="0" table:value="sản phẩm không kết nối được bàn phím, chuột kết nối bình thường, rất bực mình vì đang cần dùng gặp lại gặp tình trạng như thế này" table:operator="="/>
              <table:filter-condition table:field-number="0" table:value="sản phẩm không kết nối được máy tính. lỡ mua 9.5 thì lại kết nối được. dù đã gạc nút qua lại đủ kiểu. chán." table:operator="="/>
              <table:filter-condition table:field-number="0" table:value="sản phẩm không kết nối được với đầu usb bluetooth, nếu kết nối trực tiếp thì máy khởi động 1 lúc mới kết nối được, mỗi lần khởi động đợi chuột kết nối rất phiền, còn nếu máy để chế độ máy bay thì sẽ không sử dụng được luôn vì chức năng bluetooth của laptop thì ngắt nhưng đầu usb bluetooth thì không dùng được." table:operator="="/>
              <table:filter-condition table:field-number="0" table:value="sản phẩm không kết nối được với mac có yêu cầu đổi trả tiki hẹn ngày 6/7 nhưng ngày 7/7 không thấy đến lấy gọi tổng đài thì báo là liên hệ mình ko được trong khi mình ko nhận được cuộc gọi nào thái độ của nhân viên tổng đài cũng khó chịu đây là lần mua hàng mình cảm thấy thất bại nhất từ trước tới giờ với tiki. tiki nên nghiêm túc xem xét lại vấn đề này." table:operator="="/>
              <table:filter-condition table:field-number="0" table:value="sản phẩm không kết nối được với máy tính nên không cài được. gọi điện hỗ trợ từ chều tới giờ chưa đươc hướng dẫn đổi trả." table:operator="="/>
              <table:filter-condition table:field-number="0" table:value="sản phẩm không mượt như quảng cáo và hình chụp sản phẩm không mượt như quảng cáo và hình chụp" table:operator="="/>
              <table:filter-condition table:field-number="0" table:value="sản phẩm không nghe được bên tai phải, mặc dù tôi đã cố thử dùng factory reset để connection lại 2 earbuds nhưng tai phải vẫn chỉ có thể dùng cảm ứng chứ không thể nghe âm thanh được." table:operator="="/>
              <table:filter-condition table:field-number="0" table:value="sản phẩm không như hình ảnh quảng cáo. có 4 lỗ bắt vít chứ ko phải 3 lỗ như hình ảnh. hàng fake 100%. đề nghị tiki giải thích. quá thất vọng với tiki" table:operator="="/>
              <table:filter-condition table:field-number="0" table:value="sản phẩm không như hình ảnh, mua về mỏng như tờ giấy a4 á, thấy mà tức" table:operator="="/>
              <table:filter-condition table:field-number="0" table:value="san pham khong nhu mong doi hang chat luong kem doi tra lai hang gan 2 thang khong thay dau mong tiki giai quyet som" table:operator="="/>
              <table:filter-condition table:field-number="0" table:value="sản phẩm không như mong đợi. cái thì không nhận ( không thông) cái thì thông 1 bên. mình mua 10 cái. rất mong shop test trước khi bán, và nói đúng, bán đúng chất lượng của sản phẩm." table:operator="="/>
              <table:filter-condition table:field-number="0" table:value="san pham khong nhu mong muon cuc ki xau" table:operator="="/>
              <table:filter-condition table:field-number="0" table:value="sản phẩm không như quảng cáo. pin rất kém không được 45 ngày như tiki trading đăng." table:operator="="/>
              <table:filter-condition table:field-number="0" table:value="sản phẩm không phải nguyên seal" table:operator="="/>
              <table:filter-condition table:field-number="0" table:value="sản phẩm không phải sản phẩm mới, hình thức xấu, serial number trong thiết bị và vỏ hộp khác nhau" table:operator="="/>
              <table:filter-condition table:field-number="0" table:value="sản phẩm không sử dụng được yêu cầu hoàn tiền hoặc đổi" table:operator="="/>
              <table:filter-condition table:field-number="0" table:value="sản phẩm không sử dụng được. sạc iphone 8 báo lỗi phụ kiện không hỗ trợ. vui lòng đổi trả sản phẩm khác." table:operator="="/>
              <table:filter-condition table:field-number="0" table:value="sản phẩm không thể chấp nhận được. dùng được 2s rồi ngủm." table:operator="="/>
              <table:filter-condition table:field-number="0" table:value="sản phẩm không thể dùng được không có tác dụng gì cả tốt nhất mọi người không nên mua sản phẩm này." table:operator="="/>
              <table:filter-condition table:field-number="0" table:value="sản phẩm không thu và kích sóng tốt, hoạt động ko ổn định nên tôi cảm thấy không hài lòng!" table:operator="="/>
              <table:filter-condition table:field-number="0" table:value="sản phẩm không tốt cho lắm,sóng không ổn định mạng chập chờn khi có khi không, xài rất bực mình." table:operator="="/>
              <table:filter-condition table:field-number="0" table:value="sản phẩm không tốt lắm.mình đang chơi game trên pc thì bị đơ đứng màn hình nhưng rút ra là bị hết mong admin duyệt" table:operator="="/>
              <table:filter-condition table:field-number="0" table:value="san pham khong tot sac khoang 5p bao loi  khong sac dc" table:operator="="/>
              <table:filter-condition table:field-number="0" table:value="sản phẩm không tốt, quá nóng, bỏ luôn, không dám xài" table:operator="="/>
              <table:filter-condition table:field-number="0" table:value="sản phẩm không tương thích, cắm vào chỉ nghe tiếng giật cục rất khó chịu và cũng không hề thu được âm" table:operator="="/>
              <table:filter-condition table:field-number="0" table:value="sản phẩm kích hoạt bảo hành từ tháng 03/2020. giờ nhận máy chỉ còn 5, 6 tháng bảo hành. chơi vậy ai chơi. máy xài nóng khủng khiếp và hao pin. 5000 mah mà chán quá. ốp dẻo tặng kèm nhìn thấy ghê. 19tr bạc. trả được ko ta?" table:operator="="/>
              <table:filter-condition table:field-number="0" table:value="sản phẩm ko dùng đc cho tôi đổi" table:operator="="/>
              <table:filter-condition table:field-number="0" table:value="sản phẩm ko dùng đc tai bên trái đóng gói thì tạm đc" table:operator="="/>
              <table:filter-condition table:field-number="0" table:value="sân phẩm ko giống như trong hình ko tot" table:operator="="/>
              <table:filter-condition table:field-number="0" table:value="sản phẩm ko nên đèn ko kết nối đc" table:operator="="/>
              <table:filter-condition table:field-number="0" table:value="sản phẩm ko ngắt kết nối đc dù đã đóng hộp náp sản phẩm rất là lỏng lẻo ko ưng í" table:operator="="/>
              <table:filter-condition table:field-number="0" table:value="sản phẩm ko như mong đợi. nhãn hiệu trên sp là logi chứ ko phải là logitech như trong hình. sử dụng zalo gọi thì hú. nói chung là quá tệ." table:operator="="/>
              <table:filter-condition table:field-number="0" table:value="sản phẩm ko như mong đợi. tính hiệu giám đoạn liên tục quá thất vọng" table:operator="="/>
              <table:filter-condition table:field-number="0" table:value="sản phẩm là hoco mà lại giao của microcom là sao??? làm ăn kiểu gì vậy" table:operator="="/>
              <table:filter-condition table:field-number="0" table:value="sản phẩm loa quá bé, đề nghị tiki cho tôi đổi hàng" table:operator="="/>
              <table:filter-condition table:field-number="0" table:value="sản phẩm lỗi" table:operator="="/>
              <table:filter-condition table:field-number="0" table:value="sản phẩm lỗi  tai nghe chỉ nghe được một bên.  cho mình hỏi là có thể đổi hàng được hay không?" table:operator="="/>
              <table:filter-condition table:field-number="0" table:value="sản phẩm lỗi   pin bị phồng không đậy nắp đồng hồ khít được" table:operator="="/>
              <table:filter-condition table:field-number="0" table:value="sản phẩm lỗi chỉ nghe được một bên pin kém 20p đã hết" table:operator="="/>
              <table:filter-condition table:field-number="0" table:value="sản phẩm lỗi gửi đi bảo hành hơn 1 tháng không có kết quả. gọi tên tiki care bảo tiếp nhận sẽ phản trong 48 giờ làm việc. 3 ngày vẫn không thấy 1 cuộc gọi nào. gọi lên khiếu nại thì vẫn báo bên em sẽ tiếp nhận. bán hàng không có trách nhiệm cam kết. bắt khách hàng chờ đợi. giờ là 1 tháng . vài tháng sau chắc vẫn tiếp nhận.  cảm nhận lần đầu tiên bảo hành của tiki . tồi." table:operator="="/>
              <table:filter-condition table:field-number="0" table:value="sản phẩm lỗi không dùng được. yêu cầu đổi trả" table:operator="="/>
              <table:filter-condition table:field-number="0" table:value="sản phẩm lỗi không sử dụng được, đặt mua tốn thời gian" table:operator="="/>
              <table:filter-condition table:field-number="0" table:value="sản phẩm lỗi không thể sử dụng. đang tiến hành đổi trả." table:operator="="/>
              <table:filter-condition table:field-number="0" table:value="sản phẩm lỗi ko sử dụng được" table:operator="="/>
              <table:filter-condition table:field-number="0" table:value="sản phẩm lỗi nghe lúc đc lúc không" table:operator="="/>
              <table:filter-condition table:field-number="0" table:value="sản phẩm lỗi nút off đang chờ bảo hành mà sau tết mới có thể nhận được. do được bạn bè giới thiệu nên đây là lần đầu tiên tôi mua sản phẩm ở tiki mà bị trường hợp này không biết sản phẩm có tốt để quay lại mua nữa không" table:operator="="/>
              <table:filter-condition table:field-number="0" table:value="sản phẩm lỗi nút off đang chờ bảo hành mà sau tết mới có thể nhận được. do được bạn bè giới thiệu nên đây là lần đầu tiên tôi mua sản phẩm ở tiki mà bị trường hợp này không biết sản phẩm có tốt để quay lại mua nữa không" table:operator="="/>
              <table:filter-condition table:field-number="0" table:value="sản phẩm lỗi phím numslock và scrolllock. đã báo và thu lại hàng nhưng chưa thấy phản hồi gì mặc dù mấy ngày nay rồi. bao bì đóng gói ok. giao hàng đúng hạn. bàn phím mới!" table:operator="="/>
              <table:filter-condition table:field-number="0" table:value="sản phẩm lỗi sụp nguồn.không cầm pin" table:operator="="/>
              <table:filter-condition table:field-number="0" table:value="sản phẩm lỗi từ bên ngoài tới bên trong   treo đầu dê bán thịt chó" table:operator="="/>
              <table:filter-condition table:field-number="0" table:value="sản phẩm lỗi, không nhận nguồn với không sạc cho thiết bị khác được. dù biết đồ điện tử thường gặp lỗi. nhưng lỗi toàn diện như thế này thì không thể chấp nhận được!!!" table:operator="="/>
              <table:filter-condition table:field-number="0" table:value="sản phẩm lỗi, không sử dụng được. yêu cầu đổi trả 7 ngày rồi k thấy thu hồi." table:operator="="/>
              <table:filter-condition table:field-number="0" table:value="sản phẩm lỗi, ko có tín hiệu mic. yêu cầu đổi trả, thì hẹn 10 ngày, 3 ngày để kiểm tra, 7 ngày để đổi mới, chỉ với cái dây nghe thôi. trong khi tôi trả phí để giao hàng nhanh mà dịch vụ đổi trả quá lâu." table:operator="="/>
              <table:filter-condition table:field-number="0" table:value="sản phẩm lỗi, lắp vào máy tính rất chập chờn. mong muốn được bảo hành" table:operator="="/>
              <table:filter-condition table:field-number="0" table:value="sản phẩm lỗi, sử dụng được ngày đầu tiên sau đó không thấy sóng wifi nữa mặc dù đã tắt bật lại." table:operator="="/>
              <table:filter-condition table:field-number="0" table:value="sản phẩm lỗi, xài không được, dịch vụ thu hồi thì chậm, từ lúc gọi đến nay 4  ngày mà vẫn chưa thu hồi chuột. nản dịch vụ." table:operator="="/>
              <table:filter-condition table:field-number="0" table:value="sản phẩm lỗi. bị tự đẩy ra sau khoảng 2 phút. có lúc không chạy được. thất vọng" table:operator="="/>
              <table:filter-condition table:field-number="0" table:value="san pham loi. hu tai trai. de nghi tiki bao hanh (them lan nua)." table:operator="="/>
              <table:filter-condition table:field-number="0" table:value="sản phẩm lỗi. không dùng được bên trong toàn nhựa . sạc không vào. yêu cầu hoàn trả không được. mọi người đừng mua" table:operator="="/>
              <table:filter-condition table:field-number="0" table:value="sản phẩm lỗi...nhưng hài lòng về chính sách bảo hành tiki. mong tiki kiểm tra hàng trước khi giao cho khách" table:operator="="/>
              <table:filter-condition table:field-number="0" table:value="sản phẩm lỗiiiii , yêu cầu đổi sản phẩmmmm" table:operator="="/>
              <table:filter-condition table:field-number="0" table:value="sản phẩm lỏng lẻo nghe chập chờn đề nghị đổi trả" table:operator="="/>
              <table:filter-condition table:field-number="0" table:value="sản phẩm lúc đầu dùng khá tốt nhưng về sau thì có hiện tượng có wifi nhưng không kết nối vào được (báo sai mật khẩu) phải rút điện ra cắm lại thì mới kết nối được. đề nghị trả hàng" table:operator="="/>
              <table:filter-condition table:field-number="0" table:value="sản phẩm made in thailand nhưng nhìn ọp ẹp như hàng trung quốc. nhựa và vật liệu nhìn rất bèo. dây cũng không chống rối, bỏ túi áo một chút mà dây bị rối tùm lum. nhìn như hàng vài chục nghìn ngoài chợ nhật tảo.  nghe chất âm cũng bình thường." table:operator="="/>
              <table:filter-condition table:field-number="0" table:value="sản phẩm màu đen không lên đèn. đề nghị shop buôn bán hàng chất lượng 1 tý để khỏi ảnh hưởng đến uy tín tiki... gì mà tốn 100k về chả xài được thua cả sendo và shoppy" table:operator="="/>
              <table:filter-condition table:field-number="0" table:value="sản phẩm mau hư, mình dùng được 2 3 lần, khoảng một tháng sau dùng lại thì đã hư" table:operator="="/>
              <table:filter-condition table:field-number="0" table:value="sản phẩm mình mới nhận hôm 11/5/2020 đến hôm nay 13/5/2020 mình mới kiểm tra thì thấy sản phẩm bị đơ, lỗi. mình có thể liên hệ để đổi sản phẩm hay không" table:operator="="/>
              <table:filter-condition table:field-number="0" table:value="sản phẩm mình nhận được bị lỗi sạc không vào có đổi được không ạ" table:operator="="/>
              <table:filter-condition table:field-number="0" table:value="sản phẩm mo nguồn ko len yeu cau shop tiki doi lai sản phẩm" table:operator="="/>
              <table:filter-condition table:field-number="0" table:value="sản phẩm mo nguồn ko len yeu cau shop tiki doi lai sản phẩm" table:operator="="/>
              <table:filter-condition table:field-number="0" table:value="sản phẩm mới dùng nên mình k đánh giá chất luợng, nhưng truớc h mình đều thấy tiki giao hàng nhanh nên mới tin tuởng đặt nhưng mình thấy dịch vụ giao hàng và chăm sóc khách hàng bên tiki tệ quá, không dám đặt lại lần nữa đâu, đúng là gọi lên chăm sóc khách hàng chỉ tốn tiền điện thoại chứ không giải quyết đuợc gì" table:operator="="/>
              <table:filter-condition table:field-number="0" table:value="sản phẩm mới mua bị vỡ màn hình từ phía bên trong," table:operator="="/>
              <table:filter-condition table:field-number="0" table:value="sản phẩm mới mua restart gần nửa tiếng k lên. windown không phải bản quyền nữa chứ" table:operator="="/>
              <table:filter-condition table:field-number="0" table:value="sản phẩm mới mua về kiểm tra thì loa rè, rất là khó chịu máy mua mới 100% giờ không biết sử lý thế nào có đổi máy khác hay không đây tiki. nhờ tiki tư vấn đổi máy mới giúp" table:operator="="/>
              <table:filter-condition table:field-number="0" table:value="sản phẩm mới nhận, tạm thời chưa có vấn đề gì. cảm giác lừa đảo vãi chưởng. giao hàng trong ngày nhưng là giao hàng trong ngày mai. trong khi mình có thể đặt giao hàng miễn phí và ngày mai cũng sẽ nhận. mất thêm 29k chờ cả buổi chiều không được nhận hàng.  tóm lại lần cuối cùng mua hàng trên tiki." table:operator="="/>
              <table:filter-condition table:field-number="0" table:value="sản phẩm mới sài dc 1 tuần thì.bị điếc 1 bên trái.rồi cảm biến cũng lỗi luôn" table:operator="="/>
              <table:filter-condition table:field-number="0" table:value="sản phẩm mới về đã ko nghe đc   đóng hàng ko cẩn thận   ko giống như trên hình   muốn trả hàng" table:operator="="/>
              <table:filter-condition table:field-number="0" table:value="sản phẩm mua 9/2019 usb thì đôi lúc load 0kb/s giờ thêm mua 64gb mà chỉ còn có 32gb thôi" table:operator="="/>
              <table:filter-condition table:field-number="0" table:value="sản phẩm mua được 1 tuần k sử dụng được nữa. mong tiki xem xét bảo hành sản phẩm" table:operator="="/>
              <table:filter-condition table:field-number="0" table:value="sản phẩm mua được một tháng, lúc đầu có vấn đề, gọi thay hàng. sau một tuần mới đến, đúng lúc đi công tác. khỏi đổi. dùng được 2 tuần, không vào nổi trang sách. chán chẳng muốn dùng luôn. thất vọng tiki vô cùng." table:operator="="/>
              <table:filter-condition table:field-number="0" table:value="sản phẩm mua về cắm vào bất kì máy tính nào cũng không sử dụng được, win 10, win 7 đều bị." table:operator="="/>
              <table:filter-condition table:field-number="0" table:value="sản phầm mua về cắm vào win 10 lúc đầu nghe được 1 tý, sau đó cứ kết nối bật nhạc hay có âm thanh gì là kêu ù ù. đổi trả sản phẩm mất chục ngày. sáng nay mới nhận được. lỗi vẫn như thế. tai nghe mình đã thử test sang các máy laptop xem tai nghe có vấn đề không nhưng tai nghe ok. chán rồi không muốn đổi trả nữa." table:operator="="/>
              <table:filter-condition table:field-number="0" table:value="sàn phầm mua về chỉ có hộp đưmg bằng cao su khong có tai nghe bên trông. bạn có thể giải quyết cho tui không" table:operator="="/>
              <table:filter-condition table:field-number="0" table:value="sản phẩm mua về chỉ dùng được 1 bên" table:operator="="/>
              <table:filter-condition table:field-number="0" table:value="sản phẩm mua về chiều tối, lấy sản phẩm ra bị lỏng nắp pin, sáng hôm sau gọi điện yêu cầu đổi trả. tiki hẹn 2 3 ngày đến lấy sản phẩm, hôm nay là ngày thứ 5, không ai đến lấy. gửi email không ai trả lời. tới ngày thứ 3 gọi tổng đài 3 lần đều hẹn đến lấy hàng trong 1 2 ngày. tiền thì bỏ ra mua dịch vụ chuyển phát nhanh, có nghĩa là đang cần gấp để làm việc, giờ tối về nhà ngồi chơi 5 ngày. đợt này tiki có vẻ hơi tồi giống lazada" table:operator="="/>
              <table:filter-condition table:field-number="0" table:value="sản phẩm mua về dùng thì ok. nhưng tại sao số lạ liên tục gọi tới hỏi phải phạm thì hồng k. có chăng là lừa đảo" table:operator="="/>
              <table:filter-condition table:field-number="0" table:value="sản phẩm mua về k sử dụng dc." table:operator="="/>
              <table:filter-condition table:field-number="0" table:value="sản phẩm mua về không có giấy bảo hành. dùng đc 1 ngày thì đơ luôn. hiện sóng nhưng k vào được . rút ra cắm lại. reset lại . vẫn k dùng được. gọi điện tổng đài cũng hướng dẫn giống hệt. nói chung mua cục nhựa về. rất bực mình. có thể cho gửi trả lại hàng đc k. mình mất tiền mua cục bực rồi" table:operator="="/>
              <table:filter-condition table:field-number="0" table:value="sản phẩm mua về không sử dụng được. khởi động nguồn không được mặc dù đã cắm sạc,sản phẩm không chất lượng so với giá mặc dù đã khuyến mãi👎" table:operator="="/>
              <table:filter-condition table:field-number="0" table:value="sản phẩm mua về không thể cài đặt được, nút reset không có tác dụng, gọi hỗ trợ thì nhận được câu trả lời là chờ 48 tiếng để được hỗ trợ. bỏ tiền mua thêm tikinow để được nhạnh hàng nhanh mà mang bực vào người" table:operator="="/>
              <table:filter-condition table:field-number="0" table:value="san pham mua ve ko sac duoc ma goi dt hoi tong dai bao se cho nguoi doi lai ma 2 ngay nay cho hoai ko thay ai lien he" table:operator="="/>
              <table:filter-condition table:field-number="0" table:value="sản phẩm mua về lần đầu sạc đầy sài được 10 ngày thì hết pin, sau 20 sài trải nghiệm mb4 không bật nguồn được nhưng kết nối với điện vẫn được, lỗi sảy ra thường xuyên, cần cách khắc phục" table:operator="="/>
              <table:filter-condition table:field-number="0" table:value="sản phẩm mua về lắp vào laptop không chạy được mặc dù ổ cứng cũng bình thường. yêu cầu đổi trả hàng" table:operator="="/>
              <table:filter-condition table:field-number="0" table:value="sản phẩm mua về lúc đầu sử dụng rất ok. tầm 2 tháng sau tư dưng không sạc được dù mình chỉ sử dụng sạc zin của dock!" table:operator="="/>
              <table:filter-condition table:field-number="0" table:value="sản phẩm mua về sạc bin không vô, mình đã liên hệ sau đó đã được bảo hành, hơn 21 ngày mình nhận lại được sản phẩm, tuy nhiên vẫn tiếp tục sạc bin không vô, lúc vô lúc không. điện thoại mình là ip 7s nhưng chỉ sạc được 2 lần. sử dung sản phẩm làm mình cảm thấy khá mệt mỏi. mua về sử dung chưa được thì đã đi bảo hành, bảo hành xong vẫn dung không được. mình luôn tin tưởng và mua hàng tiki, nhưng lần này thì thấy khá chán. mình không muốn bỏ tiền ra chỉ để nhận sản phẩm lỗi, rồi gửi mail, rồi lại đợi, r lại tiếp tục lỗi như vậy." table:operator="="/>
              <table:filter-condition table:field-number="0" table:value="sản phẩm mua về sạc không vào pin nhưng điện thoại để đổi trả hàng thì phải đợi trong 48h làm việc rồi nhân viên mới kiểm tra rồi mới được đổi.  tính vào tiki mua hàng sẽ được hỗ trợ nhanh chóng còn này phải đợi thời gian lâu làm khó khăn cho khách hàng. nếu biết quy trình đổi trả phức tạp thế này thì đã mua ở ngoài cho tiện lợi. đơn hàng gần 500.000đ chứ phải 100.000 đâu mà cũng hỗ trợ khó khăn. cảm thấy không hài lòng" table:operator="="/>
              <table:filter-condition table:field-number="0" table:value="sản phẩm mua về sử dụng được 3 tháng thì lỗi, được tiki nhận lại để bảo hành. thời gian chờ là 2 tuần. sau 2 tuần nhận được sản phẩm. cắm vào vẫn ko lên! không biết rốt cuộc là có sửa hay là quăng đại 1 cái lỗi cho khách hàng. một sản phẩm nhỏ và ít tiền đã làm việc không uy tín thì làm sao dám mua những sản phẩm đắt tiền hơn.  lỗi này thuộc về cửa hàng hoặc đội bảo hành. mình thấy hài lòng về cách tiki lấy lại sản phẩm lỗi và giao lại đúng hạn cho mình. thiết nghĩ tiki nên dẹp luôn mấy tiệm làm ăn như thế này. thật là bức xúc!" table:operator="="/>
              <table:filter-condition table:field-number="0" table:value="sản phẩm mua về, dùng được vài tháng thì hỏng, gọi tiki thử xem bảo hành thế nào và đến giờ đã 1 tháng 10 ngày chưa có bất kì 1 cập nhật chủ động nào từ phía tiki. đã gọi lên tổng đài 3 lần và đều chỉ nhận được 1 kết quả là chờ. lần sau thì cạch, đồ điện tử đừng mua tiki chứ bảo hành kiểu này sợ đến già" table:operator="="/>
              <table:filter-condition table:field-number="0" table:value="sản phẩm này (pin dự phòng samsung) đặt mua tại tiki và nhận vào ngày 11/10, dùng đúng 1 lần, pin hết nhưng ko thể sạc cho pin (pin ko vô điện), gửi bảo hành 2 lần, lần nào cũng giao cho tôi mà ko hề sửa chữa. thậm chí đem lên văn phòng ở đường út tịch (tân bình), được nhân viên nhận lại và hứa sẽ kiểm tra kĩ trước khi giao lại. hôm nay (sau gần 2 tháng) đến tay tôi vẫn là 1 cục sạc dự phòng vô dụng." table:operator="="/>
              <table:filter-condition table:field-number="0" table:value="sản phẩm này cắm vào pc thì chỉ nghe được còn không nói được. mình chơi pubg trên pc k giao tiếp với đồng đội được.  test ghi âm cũng k được" table:operator="="/>
              <table:filter-condition table:field-number="0" table:value="sản phẩm này chỉ nghe được một bên. mong tiki xem xét lại khi lấy hàng" table:operator="="/>
              <table:filter-condition table:field-number="0" table:value="sản phẩm này chức năng không đúng như mô tả và không xài được nhé. thất vọng  ." table:operator="="/>
              <table:filter-condition table:field-number="0" table:value="sản phẩm này dùng chưa được 5 tháng đã xảy ra tình trạng kẹt phím khi gõ, phím không nảy lên khi gõ xong." table:operator="="/>
              <table:filter-condition table:field-number="0" table:value="sản phẩm này là hàng cũ làm mới lại, máy chạy êm, nhưng không ổn định. không biết tiki có cho đổi không nữa. hoặc bảo hành giúp." table:operator="="/>
              <table:filter-condition table:field-number="0" table:value="sản phẩm này mình giao cho mình 2 lần, cả 2 lần hộp sản phẩm đều bị nứt, chẳng hiểu nổi, quá mất thời gian" table:operator="="/>
              <table:filter-condition table:field-number="0" table:value="sản phẩm này mình mua và không dùng được trên laptop của mình, công ty có thể hỗ trợ được không ạ?" table:operator="="/>
              <table:filter-condition table:field-number="0" table:value="sản phẩm này mình mua và không dùng được trên laptop của mình, công ty có thể hỗ trợ được không ạ?" table:operator="="/>
              <table:filter-condition table:field-number="0" table:value="sản phẩm này nghe quá nhỏ . mở hết volume nge ko ra gì . chán cho sản phẩm này thật. tiki có cách nào đổi hàng khác không vậy" table:operator="="/>
              <table:filter-condition table:field-number="0" table:value="sản phẩm này: 1) ko như hình minh họa sản phẩm , ko có nút tròn nhỏ vị trí cảm ứng 2) các lệnh gõ 2,3 lần ko nhạy, lúc hoạt động lúc ko 3) khi nghe gọi, chỉ nghe mà nói bên kia ko nghe đc 4) hình các kh khác có niêm phong băng keo xanh dương nhưng mình ko có, mình nghĩ là đồ xài rồi, ai đó hoàn lại thì bán cho mình   , sp bị lỗi. liên lạc facebook ko phản hồi, zalo cũng ko phản hồi. tiki đã giao hàng nhưng vào mục hoàn trả thì ko thấy có nút hỗ trợ, đành đăng lên đánh giá chờ hỗ trợ gấp để đổi trả cái khác" table:operator="="/>
              <table:filter-condition table:field-number="0" table:value="sản phẩm nghe được 1 bên 1 bên không nghe được  đổi trả hay như nào đây ạ" table:operator="="/>
              <table:filter-condition table:field-number="0" table:value="sản phẩm nghe và điều khiển được có 1 bên, hàng giao không đạt, hôm nay mình mới nhận được hàng tối mở hộp kiểm tra mới biết, mình muốn đổi lại được không add. mình mua trên tiki nhiều sản phẩm rồi đây là sản phẩm làm mình ko hài lòng tí nào vì bị lỗi 1 bên ko nghe được" table:operator="="/>
              <table:filter-condition table:field-number="0" table:value="sản phẩm nhận được đóng gói sơ sài , kết nối bluetooth , radio nghe rất rè. đề nghị shop đổi lại cho mình" table:operator="="/>
              <table:filter-condition table:field-number="0" table:value="sản phậm nhận được không như mong muốn, còn bị lỗi kĩ thuật" table:operator="="/>
              <table:filter-condition table:field-number="0" table:value="sản phẩm nhận về có các đặc điểm sau 1. không giống như trong ảnh chụp 2. trên hộp không có tem thông tin nơi sản xuất hoặc nhập khẩu 3. trên sản phẩm không có tem ict 4. chỉ bằng mắt thường đã thấy rõ sản phẩm không phải hàng mới, có dấu hiệu rõ rệt bị đập hộp và qua sử dụng 5. trong hộp chỉ có sản phẩm và sách hướng dẫn, không có phiếu bảo hành 6. sử dụng phần mềm quét mã vạch, kết quả ra một mã không thể truy xuất được thông tin gì 7. thử kết nối thành công nhưng tốc độ lại giảm so với wifi chính   &gt; tiki cho kiểm tra lại shop, mình sẽ trả hàng trong ngày mai" table:operator="="/>
              <table:filter-condition table:field-number="0" table:value="sản phẩm nhìn bề ngoài thì ổn, nhưng không sử dụng được, không nhận driver gì hết, quăng bỏ." table:operator="="/>
              <table:filter-condition table:field-number="0" table:value="sản phẩm nhìn lỏng lẽo, dễ rớt khi đeo, đeo vào đau tai, khoảng cách 5m đã chập chờn tín hiệu" table:operator="="/>
              <table:filter-condition table:field-number="0" table:value="sản phẩm nhìn trên mạng đẹp nhưng khi nhận hàng thấy mỏng manh, kém" table:operator="="/>
              <table:filter-condition table:field-number="0" table:value="sản phậm như buồi sạc chậm vcl" table:operator="="/>
              <table:filter-condition table:field-number="0" table:value="sản phẩm như hình, đẹp, đóng gói cẩn thận phím đánh nhanh thì bị chậm chữ, chuột thì sau 1 ngày dùng thì bị đơ, rê chuột toàn bị nhảy lung tung quán chán." table:operator="="/>
              <table:filter-condition table:field-number="0" table:value="sản phẩm ok... nhưng tiki làm việc quá tệ.. 10 ngày đặt một sản phẩm jbl go2 mà huỷ 1 lần vì báo hết hàng. đặt lại lần 2 và 5 ngày sau tình trạng đơn hàng vẩn luôn trong tình trạng tiếp nhận, gọi cskh 2 lần đến lần thứ 2 vào ngày 25/2 thì lại báo tình trạng kho không có hàng phải đợi và không biết bao h có . trong khi lúc đặt hàng cskh báo có tồn kho...không biết phải do hàng km nên tiki làm việc chậm trễ v k. k biết phải vì mình gọi khiếu nại lần 2 không mà từ ngày 25/2  &gt; 26/2 mình đã nhận dc hàng rồi. trong khi ngày 25/2 báo mình là chưa xác định bao h có hàng..." table:operator="="/>
              <table:filter-condition table:field-number="0" table:value="sản phẩm phát sóng kém. thường xuyên mất kết nối khi dùng sóng 5g" table:operator="="/>
              <table:filter-condition table:field-number="0" table:value="sản phẩm phát sóng không tốt lam818 , dùng được 8 tháng thì hư, bảo hành hơn 2 tuần mới biết được tin tức." table:operator="="/>
              <table:filter-condition table:field-number="0" table:value="sản phẩm phát wifi mà không có mật khẩu đi kèm làm sao mà sử dụng đây. xem trên mạng sản phẩm loại này đều có dán mật khẩu sau nắp lưng. làm sao để liên hệ cung cấp mk cho khách hàng đi chứ" table:operator="="/>
              <table:filter-condition table:field-number="0" table:value="sản phẩm quá chán dùng đc 1 tuần đã bị hỏng." table:operator="="/>
              <table:filter-condition table:field-number="0" table:value="sản phẩm quá tệ . mất tiền mua + ship ra hn gần 150k mà dùng chưa nổi 10 ngày . mua lắp vào máy đã báo từ đầu nợ 225k tiền cước , thanh toán trước ngày 28/12 . sau hôm nay 28/12 sim bị khóa luôn .  mất tiền mang bực mình vào người . 1 sao" table:operator="="/>
              <table:filter-condition table:field-number="0" table:value="sản phẩm quá tệ bị hư 1 bên không nghe được, không có cáp sạc, máy bị trầy xước ... làm ăn thiếu chuyên nghiệp." table:operator="="/>
              <table:filter-condition table:field-number="0" table:value="sản phẩm quá tệ giao không đúng như hình quảng cáo, pin thì phù, bàn rê chuột không đa điểm" table:operator="="/>
              <table:filter-condition table:field-number="0" table:value="sản phẩm quá tệ không có tác dụng tăng sóng, vui lòng thu hồi, quá thất vọng với thực tế so với quảng cáo" table:operator="="/>
              <table:filter-condition table:field-number="0" table:value="sản phẩm quá tệ nút rất cứng nhấn tổ hợp phím lúc ăn lúc không quá tệ sản phẩm chẳng ra gì" table:operator="="/>
              <table:filter-condition table:field-number="0" table:value="sản phẩm quá tệ,  tiki giao hàng nhanh nhưng chất lượng sp này quá tệ.  hàng mới mua, ko bấm được chuột phải, cứng đơ. 100k nhưng thực chất con này tầm 30k là cùng, làm ăn thất đức." table:operator="="/>
              <table:filter-condition table:field-number="0" table:value="sản phẩm quá tệ, k đẹp, quá sơ xài" table:operator="="/>
              <table:filter-condition table:field-number="0" table:value="sản phẩm quá tệ, kết nối chập chờn lúc được lúc không, lại mau hết pin, đèn on không cắm   sạt không sáng, kết nối chỉ 1 tai, đánh giá  không được sao nào hết" table:operator="="/>
              <table:filter-condition table:field-number="0" table:value="sản phẩm quá tệ, không nên mua" table:operator="="/>
              <table:filter-condition table:field-number="0" table:value="sản phẩm quá tệ, máy bị đơ. sau khi mở sản phẩm tôi đã gọi tiki yêu cầu được trả lại sản phẩm. tôi gọi rất nhiều lần cũng như viết mail nói về sản phẩm nhưng đến nay chưa có bất cứ sự phản hồi nào từ tiki. từ khi mua đến bây giờ tôi chưa hề sử dụng sản phẩm được. vậy mà tiki không có sự phản hồi nào. gọi tổng đài lần nào cũng nói là sẽ cho người gọi lại để giải quyết vậy mà chờ mãi không thấy ai gọi. nản lòng với cách mua bán của tiki !" table:operator="="/>
              <table:filter-condition table:field-number="0" table:value="sản phẩm quá tệ, mới sử dụng được 23 ngày bị hư mất 1 tai, mình mua của tiki trading, và sử dụng tiki now,  theo như mô tả thì đúng ra mình sẽ được đổi trả sản phẩm trong 30 ngày khi sử dụng tiki now, thế mà mình chỉ được bảo hành sản phẩm. qúa thất vọng với tiki, kiểu như mô tả cho có, kiểu này chắc từ nay tạm biệt tiki." table:operator="="/>
              <table:filter-condition table:field-number="0" table:value="sản phẩm quá tệ, rất ngốn pin..từ lúc mua tới giờ không biết được nữa năm chưa nữa mà tốn 5 viên pin aa rồi và bây giờ thì nó đã đứt bóng luôn rồi.haizz." table:operator="="/>
              <table:filter-condition table:field-number="0" table:value="sản phẩm quá tệ, text nhiều lần rồi, rất không hài lòng, muốn đổi trả có được không" table:operator="="/>
              <table:filter-condition table:field-number="0" table:value="sản phẩm quá tệ, xài được vài tiếng là phải tắt mở lại mới vô mạng được. quá thất vọng  ." table:operator="="/>
              <table:filter-condition table:field-number="0" table:value="sản phẩm quá tệ! mua về cài đặt xong, chạy được vài hôm thì mở dt lên thấy mạng nhưng ko vào (connect) được. reset xong, cài đặt lại, chạy dược 1 hôm lại treo. 3 lần reset rồi. chán nên vất đó luôn. chả bao nhiêu tiền nên cũng chán chả muốn bảo hành!" table:operator="="/>
              <table:filter-condition table:field-number="0" table:value="sản phẩm quá tệ. bỏ 535k ra mua tính năng 5g để chơi game nhưng sản phẩm quá tệ. mạng cực kì chập chờn và yếu. thậm chí lướt web ko nổi. thực sự rất tiếc tiền. cục tp link 2.4g đang xài còn ngon hơn nhiều." table:operator="="/>
              <table:filter-condition table:field-number="0" table:value="sản phẩm quá tệ. chỉ nghe đc 1 tai. pin thì xài k đc 1h." table:operator="="/>
              <table:filter-condition table:field-number="0" table:value="sản phẩm quá tệ. cùng 1 vị trí điện thoại thì bắt ầm ầm, share cho máy tính chạy phà phà trong khi cắm usb thì bắt chập chà chập chờn lúc được lúc không mạng thì yếu. coi như vứt ko xài được" table:operator="="/>
              <table:filter-condition table:field-number="0" table:value="sản phẩm quá tệ. không report không được. mọi người không nên mua xài không được rước bực vô mình." table:operator="="/>
              <table:filter-condition table:field-number="0" table:value="sản phẩm quá tồi! mua phí tiền" table:operator="="/>
              <table:filter-condition table:field-number="0" table:value="sản phẩm quảng cáo tốc độ 4g là 150mb thế mà sản phẩm bên bạn đưa cho tôi có tốc độ 4g không tới 6mb . bên tiki các bạn làm ăn như vậy với khách hàng à ." table:operator="="/>
              <table:filter-condition table:field-number="0" table:value="sản phẩm rất cũ, dính bẩn, viền bong tróc. thất vọng tiki" table:operator="="/>
              <table:filter-condition table:field-number="0" table:value="sản phẩm rất dở nghe đc bản nhạc thì hết pin loa rè là sao" table:operator="="/>
              <table:filter-condition table:field-number="0" table:value="sản phẩm rất kém  dùng mấy hôm đã hỏng , sẽ ko mua các loại tương tự trên tiki nữa" table:operator="="/>
              <table:filter-condition table:field-number="0" table:value="sản phẩm rất kém 4g có như không .không vào đc mạng" table:operator="="/>
              <table:filter-condition table:field-number="0" table:value="sản phẩm rất khó sử dụng, kết nối chập chờn, hay bị lỗi không kết nối được với modem chính" table:operator="="/>
              <table:filter-condition table:field-number="0" table:value="sản phẩm rất tệ mong đc giải quyết shop làm ăn gì thế  chấm hỏi" table:operator="="/>
              <table:filter-condition table:field-number="0" table:value="sản phẩm rất tệ, xài được 2 tuần đã hư" table:operator="="/>
              <table:filter-condition table:field-number="0" table:value="sản phẩm rất tệ. hay bị mất sóng. không được ổn định" table:operator="="/>
              <table:filter-condition table:field-number="0" table:value="sản phẩm rất tệ. mình thấy đơn vị bán hàng là tiki trading nên mới mua hàng vì tin tưởng tiki kiểm tra sản phẩm kĩ càng rồi. ko ngờ sau khi mua được 3 tháng thì di chuột ko nhạy, đã nhờ tiki đem đi bảo hành rồi thì 2 tuần tiếp theo chuột ko di được nữa luôn. quá thất vọng." table:operator="="/>
              <table:filter-condition table:field-number="0" table:value="sản phẩm rất thô kg hợp với nữ" table:operator="="/>
              <table:filter-condition table:field-number="0" table:value="sản phẩm rất tồi tệ. đừng có mua ở đây.  phục vụ cũng rất chán." table:operator="="/>
              <table:filter-condition table:field-number="0" table:value="sản phẩm rẻ. nhưng định vị của máy rất tệ. sai lệch hàng km. người 1 nơi, đồng hồ định vị 1 nơi. bó tay thiệt." table:operator="="/>
              <table:filter-condition table:field-number="0" table:value="sản phẩm sài được 1 ngày rồi không xài được nữa. ngày đầu xài ngon lành ngày sau thì không vào được wifi!! cũng không nghĩ cục router hư đâu nhưng fix mọi cách vẫn không được" table:operator="="/>
              <table:filter-condition table:field-number="0" table:value="sản phẩm sài ổn.  sài được 2 tuần.  là hỏng" table:operator="="/>
              <table:filter-condition table:field-number="0" table:value="sản phẩm sau 3 tháng sử dụng thì tự khởi động lại liên tục, đang xài cứ tự tắt rùi khởi động lại. liên hệ tiki và apple thì vô trách nhiệm. tự mình phải chạy vòng vòng khắp nơi, lần thứ 2 phải máy đi bảo hành tiếp vì tình trạng còn nặng hơn. giờ ko có điện thoại xài. mua cái máy gần 30 triệu mà trải nghiệm kinh khủng, chờ và chờ 02 tuần. thất vọng thật sự. khuyên mọi người chân thành nên suy nghĩ kĩ vì mình là khách hàng lâu năm của tiki nhưng lần này quá tệ hại. giờ bị bỏ mặc tự xử vì tiếc tiền chứ ko có điện thoại xài." table:operator="="/>
              <table:filter-condition table:field-number="0" table:value="sản phẩm sau khi dùng 2 tháng thì lỗi pin, không dùng nhưng cũng sụt pin hết trong vòng 1 ngày. gửi bảo hành quá chậm, 1 tháng chưa trả kết quả." table:operator="="/>
              <table:filter-condition table:field-number="0" table:value="sản phẩm sử dụng ko được tốt," table:operator="="/>
              <table:filter-condition table:field-number="0" table:value="sản phẩm sử dụng ko như mong đợi ! rất thất vọng về tín năng sản phẩm😑😑😑!!!ko sử dụng đc vào mục đích ji, mua về bỏ một góc chờ nó hư!!       " table:operator="="/>
              <table:filter-condition table:field-number="0" table:value="sản phẩm tai nghe bị lổi, yêu cầu tiki đổi sản phẩm khác tương tự  hoặc trả lại hàng giúp. cụ thể tai nghe không kết nối được với thiết bị" table:operator="="/>
              <table:filter-condition table:field-number="0" table:value="sản phẩm tai nghe rất tệ, bên nghe ,bên điếc cho em đổi lại tai nghe mới" table:operator="="/>
              <table:filter-condition table:field-number="0" table:value="sản phẩm tệ  chỉ có 2 chức năng nhắn tin vs gọi đt k giông như giới thiệu cần trả hàng" table:operator="="/>
              <table:filter-condition table:field-number="0" table:value="sản phẩm tệ cực kì. buổi trưa lấy về nghe thì bth. ko vấn đề gì. nhưng đến tối thì gọi điện thoại thì ko nghe đc cái gì. tai nghe xẹt xẹt lúc đc lúc ko. rất khó chịu. k đáng 1 sao. rất bực mình" table:operator="="/>
              <table:filter-condition table:field-number="0" table:value="sản phẩm tệ kém chất lương vl" table:operator="="/>
              <table:filter-condition table:field-number="0" table:value="sản phẩm tệ không tả, nghe bài nhạc giật 80 lần sao mà dùng được." table:operator="="/>
              <table:filter-condition table:field-number="0" table:value="sản phẩm tệ, sài  chưa được 1 tháng. đèn ko sáng, lỗi ko sài được" table:operator="="/>
              <table:filter-condition table:field-number="0" table:value="sản phâm tếu kém chât lương qha. bấm mấy cái hue rôi" table:operator="="/>
              <table:filter-condition table:field-number="0" table:value="sản phâm tếu kém chât lương qha. bấm mấy cái hue rôi mac qua" table:operator="="/>
              <table:filter-condition table:field-number="0" table:value="sản phẩm thì ok nhưng khi mua sản phẩm mình đã đánh dấu là sản phẩm tặng cho người thân và còn viết ghi chú lời chúc. đến khi nhận được thì không hề có lời chúc hay dòng ghi chú nào. giao nhanh làm gì mà xử lí đơn hàng không đúng yêu cầu của người mua?" table:operator="="/>
              <table:filter-condition table:field-number="0" table:value="sản phẩm thì ok, không phàn nàn gì nhưng bị delay hàng quá lâu. đặt ngày 9, dự kiến giao 20 mà tới 25 ms nhận đc." table:operator="="/>
              <table:filter-condition table:field-number="0" table:value="sản phẩm thiết kế khe sim quá tệ, giờ chỉ có sim nano và khung sim lắp vào bị kẹt cứng hỏng luôn khe sim, sản phẩm quá tệ, gây ức chế." table:operator="="/>
              <table:filter-condition table:field-number="0" table:value="sản phẩm thu hồi sao không thấy thông báo" table:operator="="/>
              <table:filter-condition table:field-number="0" table:value="sản phẩm thực sự rất kém, ấn tổ hợp phím lúc được lúc không, dùng cho công việc thực sự rất ức chế. mong tiki hỗ trợ đổi trả" table:operator="="/>
              <table:filter-condition table:field-number="0" table:value="sản phẩm to so với nữ, không vừa khít tai dễ rớt, tôi đã bị rơi mất trên đường 1 bên tai. chì dùng được vài hôm đã hư không kết nối được." table:operator="="/>
              <table:filter-condition table:field-number="0" table:value="sản phẩm tôi nhận không còn nguyên vẹn bao bì, sản phẩm đã bị cắt bao bì và dán lại bao bì bằng băng keo trong. đề nghị xử lý giúp tôi" table:operator="="/>
              <table:filter-condition table:field-number="0" table:value="sản phẩm tôi sử dụng bị lỗi: cảm ứng không nhạy, thường xuyên bị ngắt kết nối, không kết nối riêng lẻ từng tai nghe được." table:operator="="/>
              <table:filter-condition table:field-number="0" table:value="sản phẩm tồn kho lâu ngày, bụi bẩn và trầy xước nhiều, khả năng bắt sóng rất kém khi vào các khu dân cư cao tầng, chạy lâu rất nóng và nhanh hết pin, sạc đầy mà dùng dc 3 tiếng là hết pin, giao hàng quá lâu." table:operator="="/>
              <table:filter-condition table:field-number="0" table:value="sản phẩm tốt  nói chung là ok" table:operator="="/>
              <table:filter-condition table:field-number="0" table:value="sản phẩm tốt , tiki giao hàng nhanh chóng. nói chung thương hiệu tpkink chuẩn" table:operator="="/>
              <table:filter-condition table:field-number="0" table:value="sản phẩm tốt nhưng dao sai màu đặt màu xanh mà dao màu đen" table:operator="="/>
              <table:filter-condition table:field-number="0" table:value="sản phẩm tốt nhưng giao hàng chậm trong khi đã chọn tikinow" table:operator="="/>
              <table:filter-condition table:field-number="0" table:value="sản phẩm tốt thái độ giao hàng tệ khi không có người nhận hàng, hẹn vào ngày mai giao hàng thì cách xử lý của người giao hàng là quăng hàng vào sân nhà. hên là tiki bao bọc kĩ máy và trời không mưa.  " table:operator="="/>
              <table:filter-condition table:field-number="0" table:value="sản phẩm tốt tuy nhiên   mình chọn tikinow giao hàng trong 2h . thời gian đặt 14h33, thực tế nhận hàng là 19h.  mình vào đánh giá dịch vụ nhưng đơn hàng bị treo trong tình trạng “chờ vận chuyển” cho đến hôm nay. mình cảm thấy tốn phí cho tikinow không nhận lại giá trị" table:operator="="/>
              <table:filter-condition table:field-number="0" table:value="sản phẩm tốt, bao bì đẹp nhưng khi đặt hàng đơn hàng bị hold mấy ngày, gọi lên tổng đài complain 2 lần mới giao. nói là kiểm tra mã kmai này kia. mã km của tiki quản lý khách nhập vô mua chứ khách có tự đẻ mã ra đc đâu mà kiểm mấy ngày trời cho 1 cái mã km?????" table:operator="="/>
              <table:filter-condition table:field-number="0" table:value="sản phẩm tốt, nhưng là m331 silent chứ không phải plus, hàng tồn 2017. mua lần đầu mua tiki trading thấy bị lừa như thế này" table:operator="="/>
              <table:filter-condition table:field-number="0" table:value="sản phẩm tương ứng với giá tiền, tốc độ đọc ghi rất chậm." table:operator="="/>
              <table:filter-condition table:field-number="0" table:value="sản phẩm tuy nguyên seal, nhưng khi lắp ổ cứng vào có tiếng ọt ẹt 1 bên chắc chắn bên còn lại thì không chắc chắn, tốc độ đọc ghi không cao. mặt sau đuôi box không khít, dư 1 ít. tiki hỗ trợ đổi hàng nhé." table:operator="="/>
              <table:filter-condition table:field-number="0" table:value="sản phẩm usb kingston dt100g3 32gb usb 3.0  tuy hạ giá nhưng chất lượng quá thấp" table:operator="="/>
              <table:filter-condition table:field-number="0" table:value="sản phẩm vẫn bình thường, những điều không bình thường là đến nay tôi vẫn chưa nhận được hoá đơn gtgt, có trục trặc gì vậy?" table:operator="="/>
              <table:filter-condition table:field-number="0" table:value="sản phẩm vô cùng tệ, 3 mức dpi 800 1000 1600 rõ ràng là sai hoàn toàn (mình đã đo với chuột gaming logitech g102) , chuột khác là lag. mình mong shop sẽ đổi lại chuột cho mình. mình xin cám ơn !" table:operator="="/>
              <table:filter-condition table:field-number="0" table:value="sản phẩm vừa mua 20/2/2020 mà dán tem 09/2019, chất lượng chưa kịp test" table:operator="="/>
              <table:filter-condition table:field-number="0" table:value="sản phẩm vừa mua về day đứt" table:operator="="/>
              <table:filter-condition table:field-number="0" table:value="sản phẩm vừa nhận túc thì . rất dởm. chưa xài đã bể" table:operator="="/>
              <table:filter-condition table:field-number="0" table:value="sản phẩm xài thật sự rất dỏm. mới mua về xài chưa được 1 tháng thì đã hư không thể nghe được???" table:operator="="/>
              <table:filter-condition table:field-number="0" table:value="sản phẩm. đóng gói về tới nhà mở ra test wiffi cách xa chỉ 5m k bắt đc gọi cho nhân viên hỗ trợ tikki bảo tí có người hỗ trợ gọi lại. không thấy 1 cuộc gọi làm ăn. không hài lòng" table:operator="="/>
              <table:filter-condition table:field-number="0" table:value="sản phẩn bàn phím đèn mà không sáng đèn là sao" table:operator="="/>
              <table:filter-condition table:field-number="0" table:value="sản phẩn ko kích hoạt dc và xước giống với dt đã qua sử dụng đã yêu cầu gửi về bảo hành" table:operator="="/>
              <table:filter-condition table:field-number="0" table:value="sáng nay mới nhận em này về, mà không thấy có tem bảo hành gì hết, không biết có vấn đề thì bảo hành sao đây ???" table:operator="="/>
              <table:filter-condition table:field-number="0" table:value="sáng nay nhận 2 món này nhưng usb không nhận tín hiệu, đã cắm vào pc và 2 laptop. mất 2h cài đủ driver trên mạng nhưng vẫn không được." table:operator="="/>
              <table:filter-condition table:field-number="0" table:value="sao 2cai mic hat hu  wa z" table:operator="="/>
              <table:filter-condition table:field-number="0" table:value="sao bạn giao mình bỏ tay nghe mà k có ruột" table:operator="="/>
              <table:filter-condition table:field-number="0" table:value="sao bên tiki nói chông nước giờ lại canh bao tranh xa nước là sao ac giai thích cho em voi" table:operator="="/>
              <table:filter-condition table:field-number="0" table:value="sao chỉ có cái vỏ ko" table:operator="="/>
              <table:filter-condition table:field-number="0" table:value="sao chỉ có một bên nghe còn bên kia không hoạt động vậy???" table:operator="="/>
              <table:filter-condition table:field-number="0" table:value="sao chỉ thấy đèn nháy đỏ mà k vào dc mạng vậy" table:operator="="/>
              <table:filter-condition table:field-number="0" table:value="sao chuột đỏ mà bàn phím ko đỏ vậy ạ. ko biết cài ở đau luôn" table:operator="="/>
              <table:filter-condition table:field-number="0" table:value="sao của mình thấp ghê nhỉ, mới chỉ được một nửa quảng cáo thôi, không lẽ hack nhau nhỉ???" table:operator="="/>
              <table:filter-condition table:field-number="0" table:value="sao đang hát nó cứ nói cái nhảm nhí gì vậy shop.nhét thẻ nhớ vào đang hát thì lại nói" table:operator="="/>
              <table:filter-condition table:field-number="0" table:value="sao đặt màu đen lại giao màu trắng vậy shop. em cần lời giải thích." table:operator="="/>
              <table:filter-condition table:field-number="0" table:value="sao dùng được một lúc nó lại tịt không kêu nữa vậy🤬🤬🤬" table:operator="="/>
              <table:filter-condition table:field-number="0" table:value="sao e đặt bút gần tuần nhưng chưa thấy giao ạ nó còn chưa đóng gói  " table:operator="="/>
              <table:filter-condition table:field-number="0" table:value="sao e đặt bút gần tuần nhưng chưa thấy giao ạ nó còn chưa đóng gói  " table:operator="="/>
              <table:filter-condition table:field-number="0" table:value="sao em k vào đc hả mọi ng ơi .giúp em vs ạ. rm mua xong cài đặt mấy lần xong nó bảo mật khuẩu sai là sao ạ" table:operator="="/>
              <table:filter-condition table:field-number="0" table:value="sao em mua về dùng được vài ngày thì bị hư ko nghe thấy j vậy ạ" table:operator="="/>
              <table:filter-condition table:field-number="0" table:value="sao giao sai màu chọn vậy shop" table:operator="="/>
              <table:filter-condition table:field-number="0" table:value="sao giờ tai nghe chỉ kết nối được một cái vậy" table:operator="="/>
              <table:filter-condition table:field-number="0" table:value="sao hk co data zay shop hk len mang dc  kich hoat xong hk xai dc xin cach họng dan di shop hơi that vong" table:operator="="/>
              <table:filter-condition table:field-number="0" table:value="sao k kết nối đc    kết nối xg lại k hiện wifi là thế nào" table:operator="="/>
              <table:filter-condition table:field-number="0" table:value="sao kết nối đc 1 cái vv" table:operator="="/>
              <table:filter-condition table:field-number="0" table:value="sao khi copy dữ liệu, tốc độ copy dữ liệu không ổn định. tốc độ copy file từ 0 lên 21mb/s rồi lại về 0 rồi lên lại và cứ như vậy. vậy đây là sản phẩm lỗi hay sao vậy?" table:operator="="/>
              <table:filter-condition table:field-number="0" table:value="sao khi mua về sạc bị nóng với lại lâu vào pin thế ạ" table:operator="="/>
              <table:filter-condition table:field-number="0" table:value="sao không có dây. ở hình có dây kết nối mà giao hàng ko có" table:operator="="/>
              <table:filter-condition table:field-number="0" table:value="sao không kết nối được với đầu thu ki thuật số dv3 vậy. toi đã nhận được hàng" table:operator="="/>
              <table:filter-condition table:field-number="0" table:value="sao khong kick hoat dc shop" table:operator="="/>
              <table:filter-condition table:field-number="0" table:value="sao ko có cái nhựa trắng móc vào tai ạ" table:operator="="/>
              <table:filter-condition table:field-number="0" table:value="sao ko kết nối dc bluetooh vậy shop, thiệt là quá thất vọng mà, làm sao để đổi hàng đây shop, chứ mua mà ko dùng dc thiệt buồn" table:operator="="/>
              <table:filter-condition table:field-number="0" table:value="sao ko kết nối dk lúc bật cứ kêu ri rỉ yêu cầu đổi hàng     " table:operator="="/>
              <table:filter-condition table:field-number="0" table:value="sao lại không có mực vậy shop. in ra trắng tinh vậy" table:operator="="/>
              <table:filter-condition table:field-number="0" table:value="sao lấy ra ko lên đèn mà sạc ko lên  đèn" table:operator="="/>
              <table:filter-condition table:field-number="0" table:value="sao lúc kiểm tra hàng thì nghe được xong sạc pin mà k khởi động được luôn vậy??? đổi trả sao đây" table:operator="="/>
              <table:filter-condition table:field-number="0" table:value="sao lúc nào cũng màu đỏ hiện lên" table:operator="="/>
              <table:filter-condition table:field-number="0" table:value="sao ma không nói với điện thoại dc vay" table:operator="="/>
              <table:filter-condition table:field-number="0" table:value="sao màn hình của mình bị sọc vậy . . có bảo hành hay đổi trả j ko" table:operator="="/>
              <table:filter-condition table:field-number="0" table:value="sao màn hình mới nhận đã bị sọc đen v shop?" table:operator="="/>
              <table:filter-condition table:field-number="0" table:value="sao máy đt mở  nguồn len sao không lên màng hình  vậy" table:operator="="/>
              <table:filter-condition table:field-number="0" table:value="sao mh sac ko thay đen sang ma mh tim nut nguon chang thay dau ca" table:operator="="/>
              <table:filter-condition table:field-number="0" table:value="sao mic ko hoạt động được vậy shop?hỗ trợ cho tôi với?" table:operator="="/>
              <table:filter-condition table:field-number="0" table:value="sao mình bỏ vào box mà nó ko nhận ổ cứng mà chỉ nhận box ko ah shop" table:operator="="/>
              <table:filter-condition table:field-number="0" table:value="sao mình cắm vào máy tính mà chuột k sáng? k dùng đc" table:operator="="/>
              <table:filter-condition table:field-number="0" table:value="sao mình cắm vào máy tính mà chuột k sáng? k dùng đc" table:operator="="/>
              <table:filter-condition table:field-number="0" table:value="sao mình cắm vào máy tính thấy nó hiện thiết bị loa của mình nhưng bấm kết nối thì không kết nối được với loa mình dù đã hiện trên máy là kết nối" table:operator="="/>
              <table:filter-condition table:field-number="0" table:value="sao mình đặt cáp basesus đỏ mà giao cáp intercom đen ? shop làm ăn kiểu gì vậy ?" table:operator="="/>
              <table:filter-condition table:field-number="0" table:value="sao mình đeo 1 thời gian thì không kết nối bluetooth được" table:operator="="/>
              <table:filter-condition table:field-number="0" table:value="sao mình kết nối kg dk vậy" table:operator="="/>
              <table:filter-condition table:field-number="0" table:value="sao mình kết nối nghe được bên phải, bên trái không kết nối được, có phải lỗi k ạ" table:operator="="/>
              <table:filter-condition table:field-number="0" table:value="sao mình kết nối với tai nghe bluetooth không được, dù đã thử kết nối mấy ngày nay rồi" table:operator="="/>
              <table:filter-condition table:field-number="0" table:value="sao mình không thể chuyển sang tiếng việt được nhỉ.???" table:operator="="/>
              <table:filter-condition table:field-number="0" table:value="sao mình mua con chuột m590 . rồi gắn đầu usb kèm theo vào máy tính, rồi nhưng con chuột không sài được. mong hổ trợ dù cho mình" table:operator="="/>
              <table:filter-condition table:field-number="0" table:value="sao mình mua về không nghe được nhĩ. khi cắm tai nghe máy vẫn hiện là đã cắm tai nghe nhưng lại không nghe tiếng." table:operator="="/>
              <table:filter-condition table:field-number="0" table:value="sao mình mua về trong gói có ốc vít đi kèm nhưng mất mặt nạ. vỏ  hộp có dấu hiệu tháo ra và dùng kim bấm bấm lại???" table:operator="="/>
              <table:filter-condition table:field-number="0" table:value="sao moi mua ma gio khong hat duoc nua roi" table:operator="="/>
              <table:filter-condition table:field-number="0" table:value="sao mới mua tai phone này về thử lên đèn mà ko lên nhạc ạ mong tiki xem bài" table:operator="="/>
              <table:filter-condition table:field-number="0" table:value="sao mot cap chi nghe co 1 cai vay shop" table:operator="="/>
              <table:filter-condition table:field-number="0" table:value="sao mua dùng đc 2 ngày hư là sao" table:operator="="/>
              <table:filter-condition table:field-number="0" table:value="sao mua kms 1 lại gửi kms 2. đề nghị đổi lại sp cho mình" table:operator="="/>
              <table:filter-condition table:field-number="0" table:value="sao mua về ko dùng được là sao?" table:operator="="/>
              <table:filter-condition table:field-number="0" table:value="sao mua về mà ko có tài nghe" table:operator="="/>
              <table:filter-condition table:field-number="0" table:value="sao nghe đc có 1 bên tai" table:operator="="/>
              <table:filter-condition table:field-number="0" table:value="sao nghe dc có 1 bên vậy bán vậy sao người ta đám mua nữa" table:operator="="/>
              <table:filter-condition table:field-number="0" table:value="sao nhắn tin kích hoạt thì không được gọi cho nhà mạng vina thì họ bảo là sim đã hết hạn sử dụng,nếu muốn tiếp tục sử dụng thì phải nạp 500k vào,sim vừa mua xong h chỉ mong 1 câu trả lời thích đáng" table:operator="="/>
              <table:filter-condition table:field-number="0" table:value="sao nhanh hết  pin vậy" table:operator="="/>
              <table:filter-condition table:field-number="0" table:value="sao nói tặng 3gb mổi ngày ,, sài hết lại bắt dk gói khác ,, 90gb mổi tháng đâu ,,tui sẽ đem thông tin này đến vnpt xem họ sẽ nói gì ,,,lừa nhau vừa thôi" table:operator="="/>
              <table:filter-condition table:field-number="0" table:value="sao o co cái móc để gắn moc khoa vay , rui lay cai gi ma gan vao moc khoa" table:operator="="/>
              <table:filter-condition table:field-number="0" table:value="sao pin cứ đứng ở 63% vậy shop" table:operator="="/>
              <table:filter-condition table:field-number="0" table:value="sao sạc mà nó nóng như cục than vậy có ae nào bị không? t mới mua và nhận hàng hôm qua" table:operator="="/>
              <table:filter-condition table:field-number="0" table:value="sao sạc pin cho nó thì k dc vậy. cứ chóp chóp đèn để hơn nửa ngày mà đèn led k lên thêm mức nào. tư vấn cho mình nhé tiki." table:operator="="/>
              <table:filter-condition table:field-number="0" table:value="sao sạc pin mà hộp thì 100%, còn tai phone thì lúc nào cũng chỉ 13%, ko sạc được hay sao vậy? hỗ trợ giúp mình. cám ơn" table:operator="="/>
              <table:filter-condition table:field-number="0" table:value="sao sạc và máy lại nóng thế shop.pin có vấn đề à" table:operator="="/>
              <table:filter-condition table:field-number="0" table:value="sao tai nghe bên phải k báo đèn với k nghe được ạ" table:operator="="/>
              <table:filter-condition table:field-number="0" table:value="sao tai nghe kết nối bluetooth rồi mà không nghe được vậy" table:operator="="/>
              <table:filter-condition table:field-number="0" table:value="sao tại nghe lại fai kết nối bluetooth, minh muons doi lai cai can vao la nghe duoc" table:operator="="/>
              <table:filter-condition table:field-number="0" table:value="sao thấy nhận xét là hàng sx o hàn quốc nhưng mình lại nhận hàng sx china?" table:operator="="/>
              <table:filter-condition table:field-number="0" table:value="sao tốc độ như thế này vậy tiki? mình gửi mail thắc mắc không thấy bên bán hàng tra lời." table:operator="="/>
              <table:filter-condition table:field-number="0" table:value="sao tôi cắm chỉ báo 119,24 gb nhỉ. trong khi thoòng tin là 128 gb. tôi lại đi mua hộ. ngại wa" table:operator="="/>
              <table:filter-condition table:field-number="0" table:value="sao tôi chị thấy mỗi cái túi cao sự này tai phôn đâu lừa đạo ào" table:operator="="/>
              <table:filter-condition table:field-number="0" table:value="sao tôi mua sản phẩm đồng hồ thông minh x6 nhưng về mở nguồn ko lên xin tư vấn cho tôi a" table:operator="="/>
              <table:filter-condition table:field-number="0" table:value="sao tôi nhận được hàng rồi mà màn hình đen thui sạc củng chả thấy vô pin mong tiki phản hồi som giúp" table:operator="="/>
              <table:filter-condition table:field-number="0" table:value="sát kg vo mau hét bin hay bi lỏi song" table:operator="="/>
              <table:filter-condition table:field-number="0" table:value="săt pin k lên sop này lamt ăn kỳ vá" table:operator="="/>
              <table:filter-condition table:field-number="0" table:value="sau 1 năm sự dụng đã hư 1 bên port sạc. chỉ còn dc 1 bên" table:operator="="/>
              <table:filter-condition table:field-number="0" table:value="sau 1 năm sử dụng. thẻ nhớ vẫn lưu được ảnh nhưng ko xóa đc  độ bền thẻ nhớ ko ổn. ko chết nhưng bị lỗi" table:operator="="/>
              <table:filter-condition table:field-number="0" table:value="sau 1 tháng, tai nghe bên trái bị hư không rõ lí do đã mua dòng sản phẩm này 2 lần, kết quả đều như nhau" table:operator="="/>
              <table:filter-condition table:field-number="0" table:value="sau 1 tuần sử dụng mình gặp một số vấn đề liên quan   máy bắt sóng wifi, sóng 5g, mạng di động kém   pin tiêu hao nhanh   máy lâu lâu hay treo" table:operator="="/>
              <table:filter-condition table:field-number="0" table:value="sau 1 tuần sử dụng thì bị lỗi không nhận sạc tai nghe bên trái, không kết nối được bluetooth. mong shop hỗ trợ." table:operator="="/>
              <table:filter-condition table:field-number="0" table:value="sau 15 ngày mới nhận đc hàng. quên mất là hàng j nữa.  đợt này tiki giao hàng siêu chậm luôn. ko biết là lỗi bên tiki hay bên đối tác nữa. tiki cần khắc phục......" table:operator="="/>
              <table:filter-condition table:field-number="0" table:value="sau 2 ngày sử dụng thì 1 bên không nghe được nữa" table:operator="="/>
              <table:filter-condition table:field-number="0" table:value="sau 2 tháng sử dụng (mình dùng rất ít), thì chuột này của mình không thể kết nối đc máy tính mac của mình???" table:operator="="/>
              <table:filter-condition table:field-number="0" table:value="sau 2 tháng sử dụng (mình dùng rất ít), thì chuột này của mình không thể kết nối đc máy tính mac của mình???" table:operator="="/>
              <table:filter-condition table:field-number="0" table:value="sau 2 tuần sử dụng thì tai nghe không thể kết nối 2 tai nghe cùng lúc. 1 sao. chất lượng âm thanh tạm ổn" table:operator="="/>
              <table:filter-condition table:field-number="0" table:value="sau 4 tháng sử dụng không coppy + del + format được usb nữa" table:operator="="/>
              <table:filter-condition table:field-number="0" table:value="sau 7 tháng xài thì thẻ xuất hiện tình trạng lỗi đọc thẻ chậm và không thể lưu trữ được nữa coi như bỏ luôn phải mua thẻ mới khác . cảm thấy chất lượng không tốt cho lắm" table:operator="="/>
              <table:filter-condition table:field-number="0" table:value="sau 9 tháng sử dụng, chân sạc khá yếu, rút ra rút vào nhiều bị lỏng, tiếp điện kém, sạc chập chờn, 1 cổng sạc hỏng, 1 cổng chập chờn. chất lượng rất kém. thất vọng về sạc anker." table:operator="="/>
              <table:filter-condition table:field-number="0" table:value="sau gần 6 tháng sử dụng. gặp 2 lỗi. 1, con lăn chuột bị cứng. 2,  chuột trái bị double click. muốn bảo hành nhưng ko còn hộp và giấy bảo hành. không biết tôi có được bảo hành ko" table:operator="="/>
              <table:filter-condition table:field-number="0" table:value="sau hàng chục cái feedback của người mua về vấn đề đóng gói cẩu thả và một vài feedback gần đây có phần khởi sắc hơn. mình nghĩ tiki đã chịu lắng nghe và cải thiện cách đóng gói đồ điện tử nên mới quyết định mua ổ cứng ở đây. nhưng không. tiki vẫn làm theo cách của tiki như thường và dường như lờ đi và reply đánh giá của người mua hàng như một cái máy. sau khi tu mình đã từng mua đồ điện tử giá trị lớn trên tiki nhưng đây là lần khiến mình thất vọng nhất." table:operator="="/>
              <table:filter-condition table:field-number="0" table:value="sau khi cài đặt theo hướng dẫn đã thành công, đã có cột sóng wifi mới mở rộng và báo hoàn thành, nhưng ko thể kết nối internet đc bằng cột sóng wifi mở rộng đó, đã thử reset và cài đặt bằng nhiều cách khác nhau, vẫn cho kết quả như vậy, ko hài lòng với sản phẩm và đã yêu cầu trả hàng với tiki ngay sau 1 ngày nhận hàng. rất mong tiki nhanh chóng cho tôi trả hàng và hoàn tiền. thanks" table:operator="="/>
              <table:filter-condition table:field-number="0" table:value="sau khi cài win10(có bản quyền), máy thường xuyên bị đứng bắt buộc phải nhấn giữ nút nguồn để tắt máy.&#10; đã dùng ổ 128g của samsung hoàn toàn không xảy ra hiện tượng này" table:operator="="/>
              <table:filter-condition table:field-number="0" table:value="sau khi cắm tai nghe vào jack, điện thoại không nhận tai nghe hay cap sạc" table:operator="="/>
              <table:filter-condition table:field-number="0" table:value="sau khi check, thì dung lượng không đúng với thực tế là 32gb, tôi muốn nhà cung cấp giải thích về vấn đề này. tôi đã bỏ ra một số tiền, thì nó phải có giá trị như đúng nhà cung cấp giới thiệu." table:operator="="/>
              <table:filter-condition table:field-number="0" table:value="sau khi cho kết nối smart tivi, android box, smart phone, ipad ...chất lượng sóng wifi yếu..thỉnh thoảng châp chờn.. (thiết bị cách khoảng 3m cũng không nhận full sóng) hiện nay tôi đang sử dụng thiết bị cũ dlink dir 605l 2angten phát sóng còn mạnh, ổn định hơn sản phẩm vừa mua tp link archer c50  4angten. thiết bị phát wifi của nhà mạng viettel và dlink dir 605l dù để xa thiết bị nhưng chất lượng sóng wifi vẫn tốt, không chập chờn. tôi không hài lòng chất lượng sản phẩm này." table:operator="="/>
              <table:filter-condition table:field-number="0" table:value="sau khi đã kết nối với wifi gốc thì wifi không vào được, cố gắng kết nối thì chỉ hiện dấu chấm than rồi biến mất, mong được tiki đổi trả hàng" table:operator="="/>
              <table:filter-condition table:field-number="0" table:value="sau khi dùng 4 tháng đang nghe nhạc tự dưng mất kết nối bluetooth sau khi kết nối lại thì nhạc lúc đc lúc k phải bấm nút enhancedbass liên tục khá bực mình" table:operator="="/>
              <table:filter-condition table:field-number="0" table:value="sau khi dùng được khoảng 2 tuần, tai nghe của mình dùng đc khoảng 10p là lại tự ngắt kết nối, khoảng 1 lúc sau lại kết nối lại. với cả tai không tự động sạc khi cho vào hộp, chỉ khi kết nối usb thì mới sạc" table:operator="="/>
              <table:filter-condition table:field-number="0" table:value="sau khi dùng hết 4gb tốc độ cao thì về tốc độ thường nhưng cái tốc độ thường thì thực ra là k có 1 tí mạng nào k thể dùng truy cập được . coi như vứt mất oan tiền" table:operator="="/>
              <table:filter-condition table:field-number="0" table:value="sau khi được hơn 1 tháng sử dụng thẻ bị lỗi, và khi format lại chỉ còn 0.03gb, không biết là thẻ có nguồn gốc ra sao đây??" table:operator="="/>
              <table:filter-condition table:field-number="0" table:value="sau khi kiểm tra tốc độ usb bằng phần mềm crystal disk mark thì bị lỗi this is write protected không thể nào format xoá dữ liệu đc mặc dù đã thử hết cách trên mạng" table:operator="="/>
              <table:filter-condition table:field-number="0" table:value="sau khi lắp, mình initialize ổ cứng thì bị lỗi như sau. mong tiki sớm liên hệ để đưa ra biện pháp khắc phục." table:operator="="/>
              <table:filter-condition table:field-number="0" table:value="sau khi mua được 1 tuần thì apple watch như thế này !!!?  mua tiki trending nguyên seal mà vậy ???" table:operator="="/>
              <table:filter-condition table:field-number="0" table:value="sau khi mua vừa sử dụng được vài giờ thì máy không nhận usb nữa" table:operator="="/>
              <table:filter-condition table:field-number="0" table:value="sau khi nhận hàng , đã test sản phẩm , nhưng sản phẩm lổi . không đúng như sản phẩm được mua" table:operator="="/>
              <table:filter-condition table:field-number="0" table:value="sau khi nhận hàng được 40ph và trên tay nhẹ 1 trận liên minh thì mình thấy:   bản phím nhìn chất lượng rất kém, nhìn rất giả   chữ in trên phím có khả năng bong tróc bất cứ lúc nào, giống như dán bằng 1 lớp keo 50222   bị lỗi dính phím rất nhiều, đặc biệt nặng nhất là phím số 2222222222222222222222222222222222222222222222222222 222222222222222222 nó chạy ra một đống như vaay2j, vaaaf22 2thuo2ng2w2f2222 xuyee2n bị .   , sau khi còn men 1 đoạn và dính phím tùm lum như trên thì đề nghị tiki hỗ trợ mình trả lại sản phẩm vừa mua" table:operator="="/>
              <table:filter-condition table:field-number="0" table:value="sau khi nhận tôi cho vào máy tính thì yêu cầu format nhưng không thực hiện đc   &gt; không sử dụng đc. tôi đã giao lại cho nhân viên nhận để bảo hành." table:operator="="/>
              <table:filter-condition table:field-number="0" table:value="sau khi quét mã vạch thì không dẫn đến liên kết nào để cài đặt cả." table:operator="="/>
              <table:filter-condition table:field-number="0" table:value="sau khi sử dụng chưa được 1 tháng bình thường thì nút chuột phải có dấu hiệu liệt, phải bấm mạnh mới nhận. đề nghị đơn vị bán hàng phản hồi, giải quyết" table:operator="="/>
              <table:filter-condition table:field-number="0" table:value="sau khi xài 4 tháng thì chuột của mình bị double click, với tỉ lệ double click là &gt;90% số lần click. đây là con chuột bị double click sớm và tỉ lệ cao nhất mình từng sử dụng, thật không thể tin được!" table:operator="="/>
              <table:filter-condition table:field-number="0" table:value="sau khi xem một số phản hồi tốt từ khách hàng trước mình cũng đặt mua 1sp.hộp của đơn vị ship quá to,  ổ cứng văng ra khỏi bì đi kèm của nhà sx. không có gì đi kèm như thông tin bảo hành hay hóa đơn nào. không hề có nilon chống sốc hay băng keo cố định. chưa test ổ cứng nên chưa có đánh giá. ưu điểm duy nhất là giao hàng nhanh." table:operator="="/>
              <table:filter-condition table:field-number="0" table:value="sau khoảng 3 tháng sử dụng thì tai nghe bên trái hay bị lỗi, thường ngắt kết nối, bỏ vô hộp không sạc, bữa trức xài còn 37% bỏ vô hộp giờ tai bên phải 100% nhưng tai trái vẫn 37%.  làm sao để bảo hành đây?" table:operator="="/>
              <table:filter-condition table:field-number="0" table:value="sau ki mua về, quay video được khoảng 15 phút thì máy nóng nhanh lên đến 47 degc, gửi bảo hành  thì được trả lời là máy bình thường, biên bản có ghi máy nóng chấm hết. chính sách đổi trả rất chung chung. và vẫn gửi trả lại khách như thường. tốc độ xử lý video chậm, thu âm máy kém và âm thanh được thu nghe rất nhỏ. chỉ được cái chụp hình tạm được. cái này có compare với máy samsung j7. vần thu âm qua video kém xa j7" table:operator="="/>
              <table:filter-condition table:field-number="0" table:value="sau thời gian sử dụng 3 tháng thì máy không lên nguồn nữa. thật sự thất vọng về chất lượng  về sản phẩm công nghệ mà tiki phân phối." table:operator="="/>
              <table:filter-condition table:field-number="0" table:value="sau vài ngày sử dụng thì khi bắt được sóng khi không. khá là  chập chờn và tốc độ truy cập thì rất tệ, không bằng những sản phẩm có tầm giá thấp hơn. đồng ý là giao hàng và bao bì rất đẹp, kĩ lưỡng. tốc độ download chỉ tầm 12mbps , upload tầm 22 mbps. nên chọn những sản phẩm khác giá mềm hơn" table:operator="="/>
              <table:filter-condition table:field-number="0" table:value="scroll quá nhạy nên thường bị scroll tùm lum, mình bỏ rồi không xài nữa." table:operator="="/>
              <table:filter-condition table:field-number="0" table:value="scroll quá nhạy nên thường bị scroll tùm lum, mình bỏ rồi không xài nữa." table:operator="="/>
              <table:filter-condition table:field-number="0" table:value="sẽ không bao giờ mua hàng trên tiki nữa. khuyến mại mập mờ, không rõ ràng." table:operator="="/>
              <table:filter-condition table:field-number="0" table:value="seri chuột và vỏ hộp không trùng nhau, tưởng là mấy người kia bị giao lỗi hóa ra tiki cố tình" table:operator="="/>
              <table:filter-condition table:field-number="0" table:value="service cực kỳ kém mới nhận máy, cắm sạc không lên pin. đơn hàng giao 2h, yêu cầu trả trong vòng 2h, tiki sevice báo xử lý trong vòng 23h và đổi trả 2 3 ngày? sẽ không mua nữa!" table:operator="="/>
              <table:filter-condition table:field-number="0" table:value="share ram cho gpu mất 2,1g, do vậy máy thực tế chỉ sử dụng được 5,9g ram.  ổ cứng cũng chỉ có 477gb. đã gọi lên tổng đài asus và nhận được câu trả lời là chip amd nên thế.  ram là dual 4+4. 1 thanh hàn chết nên nếu muốn nâng ram thì phải bỏ đi 1 thanh. không hiểu up to 16g kiểu gì khi mà tìm khắp nơi trên thế giới cũng không mua được cây ram 12g chỗ nào. lần này thực sự thất vọng về cách đưa và kiểm duyệt thông tin của tiki" table:operator="="/>
              <table:filter-condition table:field-number="0" table:value="ship sai sp. đổi trả quá lâu" table:operator="="/>
              <table:filter-condition table:field-number="0" table:value="ship thì nhanh cơ mà k hiểu shop làm gì đánh hộp là sạc cho iphone/ipad cơ mà đầu lại k phải là đầu dùng cho apple?? gọi đến store thì toàn tắt máy." table:operator="="/>
              <table:filter-condition table:field-number="0" table:value="shop ăn tết kỹ quá, nửa tháng rồi từ lúc đặt đơn, qua tết 6 ngày vẫn chưa chuyển cho bên giao vận, shop huỷ hộ em để em đặt chỗ khác chứ khổ quá, em mua chứ có xin đâu" table:operator="="/>
              <table:filter-condition table:field-number="0" table:value="shop bán hàng ko uy tín j ca , mình mua cái 3 dâu ma lai đưa cái 2 dâu là sao , yêu cầu shop kiểm tra lại" table:operator="="/>
              <table:filter-condition table:field-number="0" table:value="shop bán kiểu gì thế, tui mua ngày 5 tháng 5, 6 tháng 5 có hàng. lắp sim vào thì sim bị kích hoạt trước 1 tháng là sao. buôn bán vậy ai dám mua lần 2 nữa, sim giao bị xướt nữa chứ" table:operator="="/>
              <table:filter-condition table:field-number="0" table:value="shop bán máy ko như quan cáo vai" table:operator="="/>
              <table:filter-condition table:field-number="0" table:value="shop cho e hỏi sao model bên mình k có chức năng thu xong phát ạ. e k tìm thấy" table:operator="="/>
              <table:filter-condition table:field-number="0" table:value="shop cho em hỏi bán cho em loại này kết nối iphone thì khó còn nghe đk bên ko nghe đk là sao" table:operator="="/>
              <table:filter-condition table:field-number="0" table:value="shop cho em hỏi là e có mua 1 sản phẩm tai nghe bluetooth i 12 nhưng bị lỗi 1 bên tai trái em có gọi điện và đc shop thu hồi vào ngày 6/4 đến nay là 14/4 vẫn chưa nhận đc hàng em mong shop giúp đỡ  nhanh chóng hơn  và hôm nào em nhận được sản phẩm ạ" table:operator="="/>
              <table:filter-condition table:field-number="0" table:value="shop cho hỏi sao mẫu lại khác. miếng đệm bị lệch....." table:operator="="/>
              <table:filter-condition table:field-number="0" table:value="shop có cách nào đổi trả k chứ làm ăn vậy k ổn" table:operator="="/>
              <table:filter-condition table:field-number="0" table:value="shop có đảm bảo tốc độ đọc ghi là 300  400 ko nhỉ? vẫn không hài lòng lắm về sản phẩm này" table:operator="="/>
              <table:filter-condition table:field-number="0" table:value="shop có dấu hiệu lừa đảo mua :2 ram pc 4gb ddr3 bus 1600 giao &gt;&gt;&gt;&gt; 2 ram pc 2 gb ddr3 bus 1280" table:operator="="/>
              <table:filter-condition table:field-number="0" table:value="shop co the doi đc k ak tai vi mjk đặc cap vi tih rồi" table:operator="="/>
              <table:filter-condition table:field-number="0" table:value="shop ghi hàng chính hãng mà chất lượng chán quá!!!" table:operator="="/>
              <table:filter-condition table:field-number="0" table:value="shop ghi hàng chính hãng mà chất lượng chán quá!!!" table:operator="="/>
              <table:filter-condition table:field-number="0" table:value="shop giao hàng chậm. chờ dài cổ. đã vậy hộp đã bị khui sẵn không còn nguyên tem nữa." table:operator="="/>
              <table:filter-condition table:field-number="0" table:value="shop giao một tai nghe hỏng hoàn toàn, mở hộp ra thì 1 bên tai đã bị nứt. mở nguồn thì mở mãi không lên, nghi là hết pin thì cấm sạc cũng không lên đèn hay vào điện. không phải lỗi hư đèn vì mở không tìm được bluetooth. giao kèm chỉ giao dây sạc ngắn chứ không có jack 3.5mm. 1 sản phẩm hỏng hoàn toàn, yêu cầu đổi trả" table:operator="="/>
              <table:filter-condition table:field-number="0" table:value="shop giao nhầm bản 6gb ram thành bản 4gb ram. tuy nhiên, 4 ngày rồi mà tiki vẫn chưa có phản hồi  và cách giải quyết trong trường hợp này. hình dưới là chiếc đt 4gb nhưng miếng dán nhỏ màu trắng của shop lại ghi là 6gb ram." table:operator="="/>
              <table:filter-condition table:field-number="0" table:value="shop giao nhầm loại, không lắp vừa máy in canon 2900." table:operator="="/>
              <table:filter-condition table:field-number="0" table:value="shop giao nhầm sản phẩm thành giá đỡ microphone" table:operator="="/>
              <table:filter-condition table:field-number="0" table:value="shop giao sản phẩm đã qua sử dụng , không hài lòng về sản phẩm" table:operator="="/>
              <table:filter-condition table:field-number="0" table:value="shop giao tai nghe đã bị hỏng. không bao giờ mua hàng tiki nữa." table:operator="="/>
              <table:filter-condition table:field-number="0" table:value="shop giao tai nghe hỏng không dùng được. đề nghị đổi cho khách." table:operator="="/>
              <table:filter-condition table:field-number="0" table:value="shop gởi sai màu. giao hàng cực lâu.  mình đặt màu trắng 6 64 shop gởi màu xám 6 64 .  chờ đợi lâu nhânn hàng rốt cuộc nhận xong thất vọng tràn trề. 😠" table:operator="="/>
              <table:filter-condition table:field-number="0" table:value="shop gửi hàng bị hư, cụ thể là tai nghe đã bị hư chỉ có thể nghe 1 tai, yêu cầu hoàn trả thì quá lâu k có thông tin, k thấy trả lời. shop làm ăn thật sự rất chán, cx k có thông tin hoàn tiền hay tương tự  ." table:operator="="/>
              <table:filter-condition table:field-number="0" table:value="shop không trung thực về thông tin sản phẩm, bán cho khách hàng" table:operator="="/>
              <table:filter-condition table:field-number="0" table:value="shop làm ăn chán quá. ổ cứng không nhét xốp vào. đi nó xóc va đập hỏng hết. bưu tá bị đổ xe hàng làm ướt hết cả hộp. ko biết ổ có bị đè gì lên không." table:operator="="/>
              <table:filter-condition table:field-number="0" table:value="shop làm ăn kém chất lượng quá shop quá thất vọng về shop  mua sp mà ko sài đc ko kết nối đc  ko tin tưởng ở shop nx làm ăn z chết con ngt r" table:operator="="/>
              <table:filter-condition table:field-number="0" table:value="shop làm ăn rất uy tín . đặt mua logitech giao logi là sao" table:operator="="/>
              <table:filter-condition table:field-number="0" table:value="shop lm an j ko đc nha chỉ có 1 cái sáng đèn con 1cái ko sang tôi muốn trả lại hàng" table:operator="="/>
              <table:filter-condition table:field-number="0" table:value="shop lừa dao a sạc ko vo pin lam an dan doi qua đi sạc 6 tiếng ko vo ty nao" table:operator="="/>
              <table:filter-condition table:field-number="0" table:value="shop lừa đảo và giao không đúng hàng lòng  đồng hồ khi bị đơ" table:operator="="/>
              <table:filter-condition table:field-number="0" table:value="shop mình mới nhận hàng ngày 7/2 nghe được một bên tai. mình cần đổi lại nghr được mỗi một bên trái" table:operator="="/>
              <table:filter-condition table:field-number="0" table:value="shop này làm ăn không uy tín , giao hàng lỗi không sử dụng được . lấy 5 tai nghe blutouch thì trộn 1 cái lỗi hỏng không sử dụng được vào giao cho mình , đề nghị sử lý gấp ko lại nhiều người mắc lừa" table:operator="="/>
              <table:filter-condition table:field-number="0" table:value="shop ơi e mới nhận hàng chiều nay mới mở hộp ra thì đồng hồ không lên e sạc pin cũng không lên và quai còn bị đứt mong shop xem xét và đổi lại cho e cái đồng hồ mới ạ  em cảm thấy hơi thất vọng về shop" table:operator="="/>
              <table:filter-condition table:field-number="0" table:value="shop ơi hàng của em niêm phong bị bóc và không có dây sạc" table:operator="="/>
              <table:filter-condition table:field-number="0" table:value="shop ơi m đặt hàng từ 17.1 rồi, bh đã là 29.1 mà vẫn chưa nhận được hàng, shop phản hồi nhanh giúp m với" table:operator="="/>
              <table:filter-condition table:field-number="0" table:value="shop ơi sao cái loa này vừa dùng đc 3ngày đã hỏng rồi vậy" table:operator="="/>
              <table:filter-condition table:field-number="0" table:value="shop ơi sao em nhận được tai nghe thì tai bên trái bị bung ra rồi không nghe được luôn, nghe được mỗi bên phai shop xử lý lại giúp em" table:operator="="/>
              <table:filter-condition table:field-number="0" table:value="shop oi tai nghe sai kg dc kg nghe gi het ket noi thi kg vo nua mua do nhieu o tiki ma lan nay that vong vas" table:operator="="/>
              <table:filter-condition table:field-number="0" table:value="shop oi tai s no hien thi cang the ma k co mang dung la shop da lua mjk" table:operator="="/>
              <table:filter-condition table:field-number="0" table:value="shop ơi tại sao em sạc cục sạc mà 5 6 tiếng cứ nhấp nhấy 1 cục quài vậy ạ" table:operator="="/>
              <table:filter-condition table:field-number="0" table:value="shop quá cẩu thả ,sản phẩm k dùng dc, sạc k vào điện" table:operator="="/>
              <table:filter-condition table:field-number="0" table:value="shop quên gửi usb bluetooth cho mình. mình đã kiểm tra trong hộp và trong chuột vẫn không thấy usb bluetooth." table:operator="="/>
              <table:filter-condition table:field-number="0" table:value="shop tự kích hoạt bảo hành từ 06/06 trong khi mình đặt 13/6. lừa đảo" table:operator="="/>
              <table:filter-condition table:field-number="0" table:value="shop xem giúp mình mua 10 ngày đã thanh toán qua momo. mãi đến giờ vẫn chưa nhận được. trong khi những cab khác mua 2,3 ngày đều đã nhận đc. phải chăng thanh toán rồi nên bạn ko gởi hàng???? mình cần xài gấp làm ăn vậy là chết rồi dự kiến 31/01 giao đến giớ vẫn ko thấy đâu." table:operator="="/>
              <table:filter-condition table:field-number="0" table:value="siêu mỏng, đặt lên bề mặt ko bám, lướt chuột miếng lót theo chuột luôn" table:operator="="/>
              <table:filter-condition table:field-number="0" table:value="siêu siêu đau tai" table:operator="="/>
              <table:filter-condition table:field-number="0" table:value="sim 1 năm 6/10/2020 hết hạn cũng ch rảnh mà đi trả lại sim" table:operator="="/>
              <table:filter-condition table:field-number="0" table:value="sim bên shop gửi cho tiki đóng gói giao hàng khi nhận hàng thì tui chỉ nhận được cái khe sim không nhận được sim! phản hồi lên thì giờ tiki không chịu hoàn hàng hoặc lại trả tiền! còn nói là lúc đóng gói và giao đi là hàng còn đầy đủ! uy tín của 1 thương hiệu đó các bạn!" table:operator="="/>
              <table:filter-condition table:field-number="0" table:value="sim bị hư lúc đầu xài ok lúc sau nó ko nhận dc sim lun nhưng khi bấm thì vẫn còn data nhưng bật 4g lên thì ko xài đc mạng" table:operator="="/>
              <table:filter-condition table:field-number="0" table:value="sim bị khoá. không gọi được xả 900 hoặc bấm *101#" table:operator="="/>
              <table:filter-condition table:field-number="0" table:value="sim bỏ vào ko nhận sim đc luôn trong khi sim viettel của mình và sim mobi của bạn bỏ vào 5s là nhận liền. như kiểu dịch vụ của sim này đã bị hủy hay gì ấy." table:operator="="/>
              <table:filter-condition table:field-number="0" table:value="sim chưa kích hoạt được liên hệ shop thì không phản hồi" table:operator="="/>
              <table:filter-condition table:field-number="0" table:value="sim đã kích hoạt trước cả mấy tháng" table:operator="="/>
              <table:filter-condition table:field-number="0" table:value="sim dùng đc khoảng 2 tháng thì chuyển về tốc độ thấp. quá tệ!!!" table:operator="="/>
              <table:filter-condition table:field-number="0" table:value="sim giới thiệu là 5g mỗi ngày nhưng tôi xài xem đc vài clip ngắn là tốc độ giảm xuống, ko xem đc nữa, thậm chí đọc báo còn giật." table:operator="="/>
              <table:filter-condition table:field-number="0" table:value="sim k thể kích hoạt  " table:operator="="/>
              <table:filter-condition table:field-number="0" table:value="sim không sử dụng được. tôi đã liên hệ với tiki (lần 1) thì được yêu cầu liên hệ trực tiếp với người bán. khi liên hệ với người bán thì được shop cho biết đã dừng bán hàng trên tiki cũng gần 3 tháng rồi, và shop yêu cầu liên hệ với tiki để được hỗ trợ.  tôi liên hệ lại với tiki (lần 2) thì được cho biết là tiki &quot;đang tiến hành kiểm tra với các bộ phận liên quan&quot; và đến giờ thì tôi cũng không biết tiki đã &quot;tiến hành kiểm tra với các bộ phận liên quan&quot; xong chưa mà tôi liên hệ hỏi tiki (lần 3) cũng không thấy phản hồi?!" table:operator="="/>
              <table:filter-condition table:field-number="0" table:value="sim không thể gọi điện hay kiểm tra tài khoản" table:operator="="/>
              <table:filter-condition table:field-number="0" table:value="sim kích hoạt 8/2 ,này 10/3 rồi nhưng không có nhận được dung lượng 5g/tháng." table:operator="="/>
              <table:filter-condition table:field-number="0" table:value="sim mình mua ngày 15 tháng 10 nhg đến 10 tháng 11 thì đã bị cắt sóng 4g hoàn toàn.bấm goi 901 thì đc thông báo quí khách còn nợ cước.shop hỗ trợ tôi với !" table:operator="="/>
              <table:filter-condition table:field-number="0" table:value="sim mua đặt mua ngày 9/5/2020 mà hsd tới 19/8/2020. vậy qua ngày đó là còn xài dc 4g ko. đề nghị giải thích." table:operator="="/>
              <table:filter-condition table:field-number="0" table:value="sim mua t9/2019, sim 1 năm mà nay t5/2020 đã ko sử dụng 3g được, gọi tổng đài hỏi thì nói đa số sim một năm thì không bao giờ sài được 1 năm" table:operator="="/>
              <table:filter-condition table:field-number="0" table:value="sim mua về dùng dc vài tháng la hết hạn. moi người mua lưu ý nhà bán hàng này" table:operator="="/>
              <table:filter-condition table:field-number="0" table:value="sim phải tốn tiền kích hoạt. phần nội dung sim shop viết không rõ ràng dễ gây nhầm lẫn. thật ra thì mua sim xong phải nôp tiền kích hoạt 92k rồi tốn mỗi tháng 120 cho mỗi lần duy trì gói c12n mua về thật phí tiền." table:operator="="/>
              <table:filter-condition table:field-number="0" table:value="sim quá kém chất lượng. sau khi lắp sim k sd dc. k có sóng. k kích hoạt dc" table:operator="="/>
              <table:filter-condition table:field-number="0" table:value="sim thật sự chán. không nhích lên được 4g, toàn h+ với e. mạng chậm load mãi không xong cái ảnh" table:operator="="/>
              <table:filter-condition table:field-number="0" table:value="sim về k được kích hoạt, nt shop k tl" table:operator="="/>
              <table:filter-condition table:field-number="0" table:value="sim vừa gắn vào thôg báo het toc đo cao.mà cug k xài đuoc." table:operator="="/>
              <table:filter-condition table:field-number="0" table:value="sim yêu cầu mang ra đại lý đăng ký từ đầu" table:operator="="/>
              <table:filter-condition table:field-number="0" table:value="sim4g vinaphone gói d500 nhận ngày 24.09.2020, kiểm tra thời gian kích hoạt là 25.07.2020, hạn sử dụng gói cước đến 20.07.2020. mất hơn 2 tháng sử dụng thế này thì shop có đổi lại không?" table:operator="="/>
              <table:filter-condition table:field-number="0" table:value="sợ được giao trong 2h theo đúng dự kiến, tuy nhiên sau khi mình mở ra dùng được 15’ đã xảy ra lỗi treo màn hình. tắt đi mở lại vẫn ở màn hình treo. thao tác reset máy ko có tác dụng. hiện màn hình như hình chụp.   mình trả cước phí giao trong 2h tuy nhiên nay lại gặp sự có vào thứ 7 nên thực sự thất vọng. mong tiki giải quyết đổi trả sớm." table:operator="="/>
              <table:filter-condition table:field-number="0" table:value="so sánh với 1 usb cùng loại khác dung lượng mua cách đây 2 năm thì tốc độ chậm hơn   6 lần (cổng 2.0) và 10 lần  (cổng 3.0). 2 hình cuối là của usb cũ khi cắm ở cổng 2.0 và 3.0." table:operator="="/>
              <table:filter-condition table:field-number="0" table:value="số seri chuột và vỏ hộp không giống nhau, em có nghe review là mở hộp ra dán tem digiworld mà em thấy tem dán ngoài hộp 😭" table:operator="="/>
              <table:filter-condition table:field-number="0" table:value="số seri hộp và sản phẩm không trùng khớp. khiếu nại đòi đổi lại thì 4 5 ngày sau mới trả lời. kêu mang ra để kiểm tra lại cho. vậy thì đổi trả ở đây là gì thế. a em có mua thì phải kiểm tra thật kỹ trước khi nhận." table:operator="="/>
              <table:filter-condition table:field-number="0" table:value="số seri trên máy và vỏ khác nhau, tra cứu hạn bảo hành thì ko ra" table:operator="="/>
              <table:filter-condition table:field-number="0" table:value="sóng bắt chập chờn , lúc được lúc không rất bực mình" table:operator="="/>
              <table:filter-condition table:field-number="0" table:value="sóng kém, chập chờn. lúc đc lúc không. vì tai nghe bluetooth kết nối với điện thoại dùng ngon. nhưng kết nối vs usb phát bluetooth thì chập chờn. ko ổn định" table:operator="="/>
              <table:filter-condition table:field-number="0" table:value="sóng phát chập chờn , tốc độ chậm hơn rất nhiều so với wifi gốc song yếu hơn , không nên mua" table:operator="="/>
              <table:filter-condition table:field-number="0" table:value="sóng phát/kết nối wifi không ổn định, khoảng cách phát không xa &lt; 5m, xuyên tường kém." table:operator="="/>
              <table:filter-condition table:field-number="0" table:value="sóng rất yếu. sản phẩm kém quá." table:operator="="/>
              <table:filter-condition table:field-number="0" table:value="sóng thì đầy mà vô lướt web ko có đc, buồn ghê" table:operator="="/>
              <table:filter-condition table:field-number="0" table:value="sóng yếu kinh khủng,loa rè" table:operator="="/>
              <table:filter-condition table:field-number="0" table:value="sóng yếu rớt mạng liên tục . phải thường xuyên reset lại" table:operator="="/>
              <table:filter-condition table:field-number="0" table:value="sp bị xé rách bài bì, nghi ngờ là hàng đã sd" table:operator="="/>
              <table:filter-condition table:field-number="0" table:value="sp bluetooth chập chờn bảo hành 3 4 lần vẫn như cũ nên chắc là do nhà sản xuất rồi cam chịu" table:operator="="/>
              <table:filter-condition table:field-number="0" table:value="sp chất lượng kém và bảo hành kém" table:operator="="/>
              <table:filter-condition table:field-number="0" table:value="sp chất lượng nhưng giao hàng quá chậm. mất nửa tháng mới tới nơi. 5 sao về chất lượng nhưng 1 sao về dịch vụ." table:operator="="/>
              <table:filter-condition table:field-number="0" table:value="sp đóng gói hời hợt, k có giấy hd sử dụng, tai nghe được vài giờ thì hết pin và sạc pin k vào và k nghe được nữa. xin đổi lại" table:operator="="/>
              <table:filter-condition table:field-number="0" table:value="sp đúng tính chất hàng giá rẻ, dùng chập chờn, hay bị mất kết nối, không nên mua" table:operator="="/>
              <table:filter-condition table:field-number="0" table:value="sp k tốt  chốt gắn vào đồng hồ lỏng k khít 😔😔" table:operator="="/>
              <table:filter-condition table:field-number="0" table:value="sp không có tai nghe" table:operator="="/>
              <table:filter-condition table:field-number="0" table:value="sp không như ý. biết giá rẽ nhưng thật sự sp rất tệ. vỏ yếu. lia nghe nhỏ." table:operator="="/>
              <table:filter-condition table:field-number="0" table:value="sp ko nghe được hai bên cùng lúc tôi rất thất vọng!" table:operator="="/>
              <table:filter-condition table:field-number="0" table:value="sp lỗi bắt sóng kém" table:operator="="/>
              <table:filter-condition table:field-number="0" table:value="sp lúc kết nối được lúc kết nối không được mong tiki đổi hàng ạ" table:operator="="/>
              <table:filter-condition table:field-number="0" table:value="sp mua về còn 14%, mà cắm sạc k vô điện, k thấy báo gì trên màn hình, giờ còn 7%, nv kỹ thuật shop tư vấn cho mình gấp" table:operator="="/>
              <table:filter-condition table:field-number="0" table:value="sp này ko tốt đề trên dùng 1 năm mà dùng 1 tháng hết data còn ko goi nhắn tin dc." table:operator="="/>
              <table:filter-condition table:field-number="0" table:value="sp oki nhưng 1* cho bên dịch vụ tiki, liên hệ 4 lần để điều chỉnh thông tin hoá đơn nhưng chỉ ầm ừ bảo đợi cho qua" table:operator="="/>
              <table:filter-condition table:field-number="0" table:value="sp pin ảo , dùng 1 xíu hết pin  không thể dùng được" table:operator="="/>
              <table:filter-condition table:field-number="0" table:value="sp qua dỡ ko xài dc . trã lại hàng lâu  mất thơi gian ko dùng dc" table:operator="="/>
              <table:filter-condition table:field-number="0" table:value="sp rất tệ. đóng gói đẹp nguyên đai nguyên kiện. nhưng ko sử dụng đc. kết nối chỉ đc 1 bên tai nghe. và chạm tự động gọi cho ngta." table:operator="="/>
              <table:filter-condition table:field-number="0" table:value="sp sài được 1 ngày thì không sài được nữa dù đã sạc pin" table:operator="="/>
              <table:filter-condition table:field-number="0" table:value="sp sử dụng đc 1 tháng là đơ rùi" table:operator="="/>
              <table:filter-condition table:field-number="0" table:value="sp test không đúng cam kết. đề nghị cho đổi ổ khác" table:operator="="/>
              <table:filter-condition table:field-number="0" table:value="sp vua khui hop mở nguồn k lên.sạc pin k vào.đổi lai cai khac dc k" table:operator="="/>
              <table:filter-condition table:field-number="0" table:value="sphẩm hài lòng tiki nên xem lai bộ phận giao hàng . thái độ phục vụ khách hàng rất thấp kém ." table:operator="="/>
              <table:filter-condition table:field-number="0" table:value="spxài không ổn mua về gần hai thángtôi ít xài tới mới phát hiện sạc cho điện thoại chỉ được khoảng 70%là bị ngừng sạc không vô mong tiki xem lại" table:operator="="/>
              <table:filter-condition table:field-number="0" table:value="ssd không ổn định. cài win auto lỗi thật sự rất tệ" table:operator="="/>
              <table:filter-condition table:field-number="0" table:value="ssd thì ổn, nhẹ  tiki giao hàng rất tệ,  đặt hàng ngày 28/5 cam kết giao ngày 29/5, đthoại hỏi thì xin lỗi hứa sáng 30/5 giao, trưa gọi đthoại thì báo chiều giao, tới tận chiều 30/5 mới đc nhận, còn thêm vụ cam kết sẽ gọi lại đền bù việc giao chậm khi nhận được hàng, cả tuần chưa có 1 cuộc gọi   , bó tay  đặt hàng chung với cây lau vệ sinh, nhìn cây lau như đồ củ chuẩn bị cho vào bảo tàng thì phải, tuy nhiên giá trị cây lau k lớn nên thui, chứ ổ ssd mà cũ chắc lạy tiki luôn  tóm lại cảm nhận được tiki như đang cố gắng ép mọi người dùng tikinow thì phải   , chán" table:operator="="/>
              <table:filter-condition table:field-number="0" table:value="sử dụng 1 tuần đã được bảo hành đổi sản phẫm mới. sản phẩm đổi mới sử dụng 3 tháng lại hư và không sạc được nữa" table:operator="="/>
              <table:filter-condition table:field-number="0" table:value="sử dụng đc 3 ngày là ko dùng được nữa. đèn bên extend ko sáng. ko có giấy bảo hành thì sửa kiểu gì đây ?!" table:operator="="/>
              <table:filter-condition table:field-number="0" table:value="sử dụng đúng 1 tháng thì hỏng. khong còn sử dụng đươc!" table:operator="="/>
              <table:filter-condition table:field-number="0" table:value="sử dụng được 1 thời gian thì modem không nhận ip nữa dù đã reset và cấu hình lại nhiều lần." table:operator="="/>
              <table:filter-condition table:field-number="0" table:value="sử dụng được 2 tháng thì bắt đầu rè khá kinh, không bật gì cũng nghe tiếng rè của load." table:operator="="/>
              <table:filter-condition table:field-number="0" table:value="sử dụng được 6 tháng thì left command + a và left command + z không hoạt động được nữa." table:operator="="/>
              <table:filter-condition table:field-number="0" table:value="sử dụng được một ngày thì không sử dụng được nữa bật nguồn sáng nhưng sử dụng thì chuột không phản hồi, yêu cầu đổi trả" table:operator="="/>
              <table:filter-condition table:field-number="0" table:value="sử dụng được một thời gian, nói chung kết nối, âm thanh cũng ok, nhưng giờ không dám  đeo, nó kẹp tai đau quá. đau như bị tra tấn. giờ nhìn thấy nó là sợ rồi" table:operator="="/>
              <table:filter-condition table:field-number="0" table:value="sử dụng gần 1 năm thì hư 1 cổng :d quyết định mua sạc chính hãng cho yên tâm" table:operator="="/>
              <table:filter-condition table:field-number="0" table:value="sử dụng k ổn định, được mấy bữa đầu, còn thời gian sau k xài hiệu quả, mua hẳn cục wifi xài cho sướng" table:operator="="/>
              <table:filter-condition table:field-number="0" table:value="su dung ko hieu quả ko su dung duoc" table:operator="="/>
              <table:filter-condition table:field-number="0" table:value="sủ dụng lần đầu thì tốt. hôm sau sạc pin cho sạc dự phòng cả đêm không được. cứ nhấp nháy mãi mức 1. 349k chỉ để dùng 1 lần hay sao." table:operator="="/>
              <table:filter-condition table:field-number="0" table:value="sử dụng lúc được lúc k nghe k rõ" table:operator="="/>
              <table:filter-condition table:field-number="0" table:value="t chưa nhận đc hàng mà nó thông báo có hàng rồi  nên t ôi hơi bực" table:operator="="/>
              <table:filter-condition table:field-number="0" table:value="t đặt hàng airpod 2 sao tiki lại giao sản phẩm là airpod1 vậy đây là nhầm lẫn hay như nào vậy" table:operator="="/>
              <table:filter-condition table:field-number="0" table:value="t vừa mới nhận usb này. rất bực bội vì cái nắp usb này rất cứng. ko thể mở ra được. và cái hộp đựng usb này dường như bị ai đó cắt ra trước đó." table:operator="="/>
              <table:filter-condition table:field-number="0" table:value="tai bên phải bị lỗi,đang nghe bình thường tự dưng tắt,còn hộp đựng pin bị lỗi,tụt pin rất nhanh,mong tiki xem xét" table:operator="="/>
              <table:filter-condition table:field-number="0" table:value="tai bên trái e ko nghe đc ạ  hàng bị lỗi" table:operator="="/>
              <table:filter-condition table:field-number="0" table:value="tai bên trái không nghe được  . mong được đổi trả ạ  ." table:operator="="/>
              <table:filter-condition table:field-number="0" table:value="tai bên trái nó nghe bên phải. bên phải thành bên trái. đề nghi shop đổi laj cho em" table:operator="="/>
              <table:filter-condition table:field-number="0" table:value="tai chán quá, không có bass gì hết, tiếng bé, mình có 1 cặp i12 khác mà nghe khác hẳn. đền cái khác được không đây :" table:operator="="/>
              <table:filter-condition table:field-number="0" table:value="tải game về k đk là sao tưởng ngon lành ai dè" table:operator="="/>
              <table:filter-condition table:field-number="0" table:value="tai iphone bên trái ko nghe đc" table:operator="="/>
              <table:filter-condition table:field-number="0" table:value="tai lởm. mất công mua hàng." table:operator="="/>
              <table:filter-condition table:field-number="0" table:value="tại nge k dùng dk mà cug bán" table:operator="="/>
              <table:filter-condition table:field-number="0" table:value="tai nge vê dock sạc dung k đc ." table:operator="="/>
              <table:filter-condition table:field-number="0" table:value="tai nghe âm lượng k đều, lúc nghe được 2 bên lúc thì 1 bên mong tiki cho phép đỗi trả hàng" table:operator="="/>
              <table:filter-condition table:field-number="0" table:value="tai nghe âm thanh rất rất bé" table:operator="="/>
              <table:filter-condition table:field-number="0" table:value="tai nghe bật chỉ lên nguồn một bên yêu cầu ad bảo hành" table:operator="="/>
              <table:filter-condition table:field-number="0" table:value="tai nghe bật lớn bị rè 1 bên, muốn đổi trả hay bảo hành thì làm ntn đây ???" table:operator="="/>
              <table:filter-condition table:field-number="0" table:value="tai nghe bên phải có hiện tượng nóng và bi tuột pin. ko đúng những giới thiệu nghe nhạc chưa hết bản nhạc pin đã hết sạch. cấm vào đế sạt thì mới vài phút thì đèn sạt tắt. kết nối thử thì pin mới sạt được một tý." table:operator="="/>
              <table:filter-condition table:field-number="0" table:value="tai nghe bên phải nghe k rõ, có tiếng rè rè cực kỳ khó chịu" table:operator="="/>
              <table:filter-condition table:field-number="0" table:value="tai nghe bên trái bị hỏng liệu toii có thể đổi cái khác  " table:operator="="/>
              <table:filter-condition table:field-number="0" table:value="tai nghe bên trái bị hỏng nghe rè rè với cả nghe 1 tí thì nóng kết nối yếu" table:operator="="/>
              <table:filter-condition table:field-number="0" table:value="tai nghe bên trái không kết nối được sau 2 tuần sử dụng  . hi vọng tiki xem lại giùm mình" table:operator="="/>
              <table:filter-condition table:field-number="0" table:value="tai nghe bị dè. tai trái k sáng và không nghe được." table:operator="="/>
              <table:filter-condition table:field-number="0" table:value="tai nghe bị hỏng 1 bên. yêu cầu đổi lại sp" table:operator="="/>
              <table:filter-condition table:field-number="0" table:value="tai nghe bị hư 1 bên. bể nắp 1 bên kém chất lượng" table:operator="="/>
              <table:filter-condition table:field-number="0" table:value="tai nghe bị hư mic chỉ nghe đc sơ sơ, còn mình nói thì đầu dây bên kia chả nghe cái gì cả. hi vọng các bạn xử lí vấn đề này!" table:operator="="/>
              <table:filter-condition table:field-number="0" table:value="tai nghe bị hư một bên tai khi mua đc 1 hôm, rất bực" table:operator="="/>
              <table:filter-condition table:field-number="0" table:value="tai nghe bị kênh cái bên trái. chỉ nghe được bên phải. bây giờ làm thế nào để đổi đây. shop liên hệ lại cho mình cái. chán quá" table:operator="="/>
              <table:filter-condition table:field-number="0" table:value="tai nghe bị lỗi ,hộp đựng tai nghe bị hỏng lắp đóng" table:operator="="/>
              <table:filter-condition table:field-number="0" table:value="tai nghe bị lỗi à ??  vừa đã sạc đầy 100% sử dụng khoảng 10p nó lại bảooo chỉ còn 15% v là như thế nàoo ??" table:operator="="/>
              <table:filter-condition table:field-number="0" table:value="tai nghe bị lỗi chỉ nghe được 1 bên, tiki có thể hướng dẫn mình kết nối với điện thoại và nghe 2 bên ko a" table:operator="="/>
              <table:filter-condition table:field-number="0" table:value="tai nghe bị lỗi k ket nối được mặc dù la hàng chính hãng nhưng quá thất vọg vì mình mua để tặng rất buồn khi tiki k kiểm tra hàng kĩ trước khi giao cho khách" table:operator="="/>
              <table:filter-condition table:field-number="0" table:value="tai nghe bị lỗi kết nối. chỉ connect được 1 tai, và không tự động connect. đèn báo nhấp nháy đỏ liên tục không thể reset" table:operator="="/>
              <table:filter-condition table:field-number="0" table:value="tai nghe bị lỗi ko nghe được" table:operator="="/>
              <table:filter-condition table:field-number="0" table:value="tai nghe bị lỗi mình chơi pubg tiếng chân bên trái mà lại nghe bên phải và ngược lại, đè nghị đc liên hệ đổi tai nghe mới" table:operator="="/>
              <table:filter-condition table:field-number="0" table:value="tai nghe bị lỗi một bên phải không nghe được" table:operator="="/>
              <table:filter-condition table:field-number="0" table:value="tai nghe bị lỗi rồi shop ơi. .. mình có đổi được ko nhỉ ... chứ chơi game pubg nghe tiếng chân bên trái nhuenv địch bên phải .." table:operator="="/>
              <table:filter-condition table:field-number="0" table:value="tai nghe bị lỗi, chỉ nghe được 1 cái. quá tệ. không hài lòng" table:operator="="/>
              <table:filter-condition table:field-number="0" table:value="tai nghe bị mất 1 nút mới mua về nghe chưa được 1 tiếng đã hết pin 1 bênh tai đeo vô chưa đầy 1 phút bị nóng lên không thể đeo được rất không hài lòng về sản phẩm😠" table:operator="="/>
              <table:filter-condition table:field-number="0" table:value="tai nghe bị rè ,âm thanh nhỏ và chập chờn có lúc nghe được, có lúc không." table:operator="="/>
              <table:filter-condition table:field-number="0" table:value="tai nghe bị rè 1 ngày sau khi dùng và mình cực kì khó chịu. mọi người mua thì cân nhắc nhé. minh lỡ bỏ hộp rồi nên không trả hàng về đc, cái gì rẻ cũng có giá của nó nhé." table:operator="="/>
              <table:filter-condition table:field-number="0" table:value="tai nghe bị rè nghe cực kì khó chịu luôn, mau hết pin nữa" table:operator="="/>
              <table:filter-condition table:field-number="0" table:value="tai nghe bị rè. nghe được 1 lần thì bị hư một bên luôn." table:operator="="/>
              <table:filter-condition table:field-number="0" table:value="tai nghe chập chờn 1 bên tai nghe bình thường 1 bên thì tiếng rất nhỏ sản phẩm không như mong đợi" table:operator="="/>
              <table:filter-condition table:field-number="0" table:value="tai nghe chập chờn khi kết nối wifi" table:operator="="/>
              <table:filter-condition table:field-number="0" table:value="tai nghe chất lượng âm thanh ổn, nhưng chỉ dùng được hơn 1 tuần thì tự động không nghe được nữa!" table:operator="="/>
              <table:filter-condition table:field-number="0" table:value="tai nghe chất lượng kém" table:operator="="/>
              <table:filter-condition table:field-number="0" table:value="tai nghe chỉ kết nối đc bên trái bên phải cứ chớp đèn hoài lun. đề nghị shop cho cách khắc phục hoặc đổi trả hàng lại.  cảm ơn" table:operator="="/>
              <table:filter-condition table:field-number="0" table:value="tai nghe chỉ nghe dc 1 bên" table:operator="="/>
              <table:filter-condition table:field-number="0" table:value="tại nghe chỉ nghe đc 1 bên  t vừa nhận hàng đã thử luôn  chỉ dùng đc 1 bên" table:operator="="/>
              <table:filter-condition table:field-number="0" table:value="tai nghe chỉ nghe đc 1 bên lại khộng có cap sạc nữa  mong tiki khắc phục" table:operator="="/>
              <table:filter-condition table:field-number="0" table:value="tai nghe chỉ nghe đc 1 tai, bên tai trái k nghe được" table:operator="="/>
              <table:filter-condition table:field-number="0" table:value="tai nghe chỉ nghe dc mỗi 1 bên, bên còn lại dell có 1 tí là hoạt động" table:operator="="/>
              <table:filter-condition table:field-number="0" table:value="tai nghe chỉ nghe dcj một bên còn bên còn lại ko nghe dcj khá thất vọng" table:operator="="/>
              <table:filter-condition table:field-number="0" table:value="tai nghe chi nghe duoc 1 ben mong tiki xem xet đôi hang dum" table:operator="="/>
              <table:filter-condition table:field-number="0" table:value="tai nghe chỉ nghe được 1 bên, đề nghị shop hỗ trợ thông tin hoặc đổi lại cảm ơn shop.chờ shop phản hồi..." table:operator="="/>
              <table:filter-condition table:field-number="0" table:value="tai nghe chỉ nghe được 1 tiếng là hết pin. hộp sạc còn 100% nhưng ko sạc đc cho tai nghe. kết nối thì lúc được lúc không.  chốt câu: quá tệ" table:operator="="/>
              <table:filter-condition table:field-number="0" table:value="tai nghe chỉ nghe được 1bên còn bên kia cói như bỏ tiki làm ăn j z" table:operator="="/>
              <table:filter-condition table:field-number="0" table:value="tai nghe chỉ nghe được một bên, đề nghị shop cho biết hướng giải quyết và có hành động kịp thời, chứ không thể chấp nhận được sản phẩm lỗi như này." table:operator="="/>
              <table:filter-condition table:field-number="0" table:value="tai nghe chỉ nghe được một tai!" table:operator="="/>
              <table:filter-condition table:field-number="0" table:value="tai nghe chỉ sạc đc chứ k nghe đc mong shop đổi cho em ạ" table:operator="="/>
              <table:filter-condition table:field-number="0" table:value="tai nghe chỉ thấy sáng đèn một bên, không kết nối được với điện thoại nên cũng chả biết nghe được hay không. đã thử kết nối với nhiều loại điện thoại iphone, samsung,oppo  đều không nhận được tín hiệu bluetooth của tai nghe. mong tiki hỗ trợ đổi trả hoặc hoàn tiền chứ như thế này không khác nào mua cái tai nghe hỏng" table:operator="="/>
              <table:filter-condition table:field-number="0" table:value="tai nghe có âm lượng nhỏ, khó nghe" table:operator="="/>
              <table:filter-condition table:field-number="0" table:value="tai nghe của chính hãng mdr xb550ap của sony nghe hay , hàng đúng như quảng cáo, không lỗi , không trầy" table:operator="="/>
              <table:filter-condition table:field-number="0" table:value="tai nghe của mình đã ko nghe đc mong tiki sẽ đổi lại ạ." table:operator="="/>
              <table:filter-condition table:field-number="0" table:value="tai nghe của tôi bên trái bị khá rè, muốn đổi trả sản phẩm thì hình thức như thế nào vậy, tôi cảm ơn" table:operator="="/>
              <table:filter-condition table:field-number="0" table:value="tai nghe đc một bên, ng kế bên vẫn nghe đc âm thanh" table:operator="="/>
              <table:filter-condition table:field-number="0" table:value="tai nghe đẹp, vài tuần đầu thì dùng tốt sau 1 tháng thì tai nghe ko rõ, hoàn toàn ko nghe được. ban đầu mình tưởng do điện thoại mình có vấn đề, nhưng đã thử hầu hết trên các thiết bị khác đều bị rè mong tiki xử lý vấn đề này" table:operator="="/>
              <table:filter-condition table:field-number="0" table:value="tai nghe dùng được 1 tháng thì tự nhiên bị điếc 1 bên. không biết quy trình bảo hành như thế nào vậy shop?" table:operator="="/>
              <table:filter-condition table:field-number="0" table:value="tai nghe dùng ổn, duy chỉ có việc gửi bảo hành từ cuối tháng 12/2019 tới giờ đã là tháng 3 vẫn ko trả lại hàng do gửi đi nước ngoài bảo hành mà chưa về dc, có thỏa thuận đổi hàng open box nhưng cả tháng trời hứa hẹn shop vẫn ko liên lạc lại, mọi người lưu ý khi gửi bảo hành nhé." table:operator="="/>
              <table:filter-condition table:field-number="0" table:value="tai nghe được có một bên à có được đổi k ạ  mới về lấy ra nghe dc có một bên tai" table:operator="="/>
              <table:filter-condition table:field-number="0" table:value="tai nghe êm. nhưng em mua tai nghe này tháng 8, mà giờ đầu tháng 11 là giờ chỉ nghe dc 1 tai thôi à, buồn quá, chẳn lẻ bỏ mua cái khác sao ta? hàng có bảo hành/sữa chữa được không ạ? em cám ơn admin" table:operator="="/>
              <table:filter-condition table:field-number="0" table:value="tai nghe gây đau đầu" table:operator="="/>
              <table:filter-condition table:field-number="0" table:value="tai nghe gì mới mua thử lần đầu nghe đã liệt bên phải rồi" table:operator="="/>
              <table:filter-condition table:field-number="0" table:value="tai nghe hay bị rè. chất lượng không tốt. thông tin sản phẩm có thời lượng dùng 5 tiếng mà dùng chưa tới 30 phút đã báo hết pin. chưa thấy khi nào mà hàng tiki lại có những mẫu hàng tệ thế này." table:operator="="/>
              <table:filter-condition table:field-number="0" table:value="tai nghe hoi nhe bass" table:operator="="/>
              <table:filter-condition table:field-number="0" table:value="tai nghe hơi rè không nghe đc" table:operator="="/>
              <table:filter-condition table:field-number="0" table:value="tai nghe hỏng 1 bên ko nghe đc." table:operator="="/>
              <table:filter-condition table:field-number="0" table:value="tai nghe k sử dụng đc , đã nhờ ng có kĩ thuật xem dùm nhưng vẫn k nghe đc , tiki nên đổi lại sản phẩm cho mình .mình đã mua nhiều hàng trên tiki , nhưng nếu chất lượng vẫn hay bị như thế này thì mình sẽ chia tay tiki, nếu mình có suy nghĩ vậy thì cũng sẽ có nhiều khách hàng khác cũng như vậy , nên tiki nên xem lại ." table:operator="="/>
              <table:filter-condition table:field-number="0" table:value="tai nghe kết nối chỉ nghe được 1 bên trái còn bên pải thì ko s kết nối bên nào cx dc mà chỉ nghe dc 1 bên z ? hàng bị lỗi r" table:operator="="/>
              <table:filter-condition table:field-number="0" table:value="tai nghe kg sáng đèn đổi đc kg ban. mới nhận hàng kg nghe đc" table:operator="="/>
              <table:filter-condition table:field-number="0" table:value="tai nghe kg thấy đèn  nghe đc 1 tai nx" table:operator="="/>
              <table:filter-condition table:field-number="0" table:value="tai nghe khi cắm vào điện thoại hay máy tính.. khi gọi sang đầu dây bên kia ... đầu dây bên kia nghe thấy tàn rè rè cảm giác rất khó chịu...mong tiktik giải thích hộ" table:operator="="/>
              <table:filter-condition table:field-number="0" table:value="tai nghe khi sử dụng bị nóng lên dù chỉ mới sử dụng khoảng 1 phút. sau đó, báo là đã hết pin dù đã sạc đầy pin. quá thất vọng." table:operator="="/>
              <table:filter-condition table:field-number="0" table:value="tai nghe không có mic , đeo khá đau tai và không có chỉnh âm lượng" table:operator="="/>
              <table:filter-condition table:field-number="0" table:value="tai nghe không lên nguồn và mình đã gọi tổng đài nhiều lần nhưng không nhấc máy. hi vọng tiki có thể xem là đổi lại giúp mình" table:operator="="/>
              <table:filter-condition table:field-number="0" table:value="tai nghe không nghe được" table:operator="="/>
              <table:filter-condition table:field-number="0" table:value="tai nghe không sạc khi bỏ vào hộp. mong phản hồi từ bạn" table:operator="="/>
              <table:filter-condition table:field-number="0" table:value="tai nghe không sáng đèn, không kết nội được bluetooth với điện thoại, đề nghị được đổi hàng hoặc giúp đỡ kỹ thuật. gọi mình 0393844906" table:operator="="/>
              <table:filter-condition table:field-number="0" table:value="tai nghe ko cảm ứng được khi thì ko bật wifi thì lại bật dc bật wifi lên thì lại ko bâtk được" table:operator="="/>
              <table:filter-condition table:field-number="0" table:value="tai nghe ko giống hình nghe tai trái nhỏ hơn pin cực yếu" table:operator="="/>
              <table:filter-condition table:field-number="0" table:value="tai nghe ko giống trong hình,quá to...chất lượng âm thah thì ko có tí bass nào...nói chung là lừa đảo nhau....yêu cầu cty giải thích....để hình 1 kiểu nhỏ gọn giao hàng thì to đùng" table:operator="="/>
              <table:filter-condition table:field-number="0" table:value="tai nghe ko hay mới mua đã hỏng 1 bên tai . ko nên mua" table:operator="="/>
              <table:filter-condition table:field-number="0" table:value="tai nghe ko kết đôi đc . chỉ nghe dc 1 trong hai tai" table:operator="="/>
              <table:filter-condition table:field-number="0" table:value="tai nghe ko lên dc 1 bên  nói chung là sản phẩm kém quá" table:operator="="/>
              <table:filter-condition table:field-number="0" table:value="tai nghe lỗi mở hộp ra không kết nối được, mình nghĩ chắc hết pin nhưng căm sạc cũng không lên đèn. không có kết nối. nói chung không sài gì được cả. tiki liên hệ cho đổi hàng hoặc trả hàng hoàn tiền giùm mình sớm nhé! xin cảm ơn!" table:operator="="/>
              <table:filter-condition table:field-number="0" table:value="tai nghe lúc đầu nghe cả 2 bên đều rất được, chất lượng âm thanh khá tốt nhưng dùng 1 thời gian sau chỉ nghe đc 1 bên, âm thanh có lúc nghe bị rè rè chẳng nghe đc rõ" table:operator="="/>
              <table:filter-condition table:field-number="0" table:value="tai nghe mà không có micro thì gửi làm gì??? treo đầu dê bán thịt chó ah!" table:operator="="/>
              <table:filter-condition table:field-number="0" table:value="tai nghe mình mới dùng 1 tháng thì tai bên phải đã không sử dụng được nữa. tiki giúp mình đổi hàng nhé. mình cảm ơn" table:operator="="/>
              <table:filter-condition table:field-number="0" table:value="tai nghe mình mới nhận chỉ kết nối được một bên còn một bên không kết nối được sop ơi" table:operator="="/>
              <table:filter-condition table:field-number="0" table:value="tai nghe mình mới nhận về tay , sau khi khui và thử mở lên để nghe thì không có 1 chút pin nào , mình để sạc khoảng hơn 1 tiếng sau mình lại nghe thử. nhưng chỉ có mỗi tai nghe bên phải nghe được thôi  . tai nghe bên trái hoàn toàn im lặng và không nghe thấy âm thanh . mình không thích điều này . mình muốn được đổi lại hàng" table:operator="="/>
              <table:filter-condition table:field-number="0" table:value="tai nghe mình mua không sử dụng cho cuộc gọi dc. bắt máy lên không nghe tiếng và nói thì đầu dây bên kia cũng không nghe được" table:operator="="/>
              <table:filter-condition table:field-number="0" table:value="tai nghe mình vừa mới nhận từ shiper xong nhưng kết nối chỉ nghe đc 1 bên bên kia ko nghe đc gì dù đã thử đi thử lại nhiều lần. làm thế nào để đổi đc vậy ad. chỉ 1 bên phát ra tín hiệu đèn led kết nối đc" table:operator="="/>
              <table:filter-condition table:field-number="0" table:value="tai nghe mới mở ra chỉ nghe được 1 tai, nghe âm thanh bị rè lúc được lúc không. điện tổng đài đồng ý đổi trả rồi nhưng hai ngày rồi chưa thấy liên lạc lại," table:operator="="/>
              <table:filter-condition table:field-number="0" table:value="tai nghe mới mua đc có 1 tháng mà giờ đã không nghe được nữa rồi. chỉ bắt đc nhạc nền chứ không nghe tiếng. lúc nghe lúc không. đúng là tiền nào của đó." table:operator="="/>
              <table:filter-condition table:field-number="0" table:value="tai nghe mới mua được 10 ngày đã gặp vấn đề ở tai bên phải.  để trong dock cả đêm nhưng sáng sớm đã báo 0% pin tai phải, bỏ vào lại thì lại sạc được. gặp 4 5 lần như vậy rồi.   lỗi này xuất hiện sau 10 ngày nên không đổi được sản phẩm.  khuyên ai có ý định mua bỏ ngay." table:operator="="/>
              <table:filter-condition table:field-number="0" table:value="tai nghe mới mua về dùng được mà 1 2 hôm đã bị hỏng mất tai trái không rõ lý do luôn. thất vọng ghê gớm" table:operator="="/>
              <table:filter-condition table:field-number="0" table:value="tai nghe mới mua về khi mở nắp kiểm tra thấy 1 bên tai đã bị như thế này rồi. nếu nghe đc thì thôi còn châm chước . nhưng khi mở lấy tai nghe ra thì tự động kết nối được mỗi một bên tai. yêu cầu có biện pháp khắc phục !" table:operator="="/>
              <table:filter-condition table:field-number="0" table:value="tai nghe mới mua về nghe rõ một bên một bên ko rõ, tai nghe chán quá" table:operator="="/>
              <table:filter-condition table:field-number="0" table:value="tai nghe mới sử dụng  hai lần đã hư 1 bên không nghe được tiếng" table:operator="="/>
              <table:filter-condition table:field-number="0" table:value="tai nghe mua cuối tháng 3. dùng được hơn 1 tháng đã không nghe được. chán." table:operator="="/>
              <table:filter-condition table:field-number="0" table:value="tai nghe mua dùng được 1 tháng thì tai nghe được, tai không. dây tai nghe làm nhỏ rất dễ đứt và bị rối" table:operator="="/>
              <table:filter-condition table:field-number="0" table:value="tai nghe mua về bị hư cái tai phải rui !!! chân cắm sạc tai nghe bị mất bên tay phải tối về bóc hàng ra xem mà chán !!!" table:operator="="/>
              <table:filter-condition table:field-number="0" table:value="tai nghe mua về chỉ dùng đc một bên. hi vọng sẽ được đổi sản phẩm khác. quá thất vọng giờ hàng tiki với shopee gần giống nhau quá" table:operator="="/>
              <table:filter-condition table:field-number="0" table:value="tai nghe mua về dùm thử được 1 tuần, nghe được tầm 20' là hết pin, lúc đang nghe thì bị thoát ra, cái vỏ như đồ chơi trẻ em ý, mong tiki giải quyết cho mình sớm." table:operator="="/>
              <table:filter-condition table:field-number="0" table:value="tai nghe mua về dùng 1 ngày đầu tiên đã bị hư mic, nản" table:operator="="/>
              <table:filter-condition table:field-number="0" table:value="tai nghe mua về sài dc vài ngày hư 1 bên. nhờ tiki hỗ trợ đổi trả hoặc bảo hành mà thấy bên tiki gọi dt dc 1 lần mà mãi cả tháng rồi ko thấy nhân viên tới nhận hàng đem bảo hành" table:operator="="/>
              <table:filter-condition table:field-number="0" table:value="tai nghe mua về xạc đầy nghe được 10 15p tự ngắt rồi báo pin yếu, đi xa xài này là toang.  để ko ko xài mà cũng hết pin nữa í. mua về xài đúng 2 lần thấy pin hết nhanh nên bỏ đó luôn." table:operator="="/>
              <table:filter-condition table:field-number="0" table:value="tai nghe này bị hư một bên tai yêu cầu đổi hàng" table:operator="="/>
              <table:filter-condition table:field-number="0" table:value="tai nghe này em mua về r mà chỉ nghe được 1 bên còn 1 bên ko nge được" table:operator="="/>
              <table:filter-condition table:field-number="0" table:value="tai nghe này không hề cách âm cảm thấy thật bất bình khi người khác rõ ràng nhận xét có vài dòng vẫn đăng mà tiki cứ bắt buộc phải nhận xét 50 từ" table:operator="="/>
              <table:filter-condition table:field-number="0" table:value="tai nghe này mới mua về bị 1 bên nghe 1 bên không nghe. không nên mua sản phẩm này." table:operator="="/>
              <table:filter-condition table:field-number="0" table:value="tai nghe này nghe nhỏ quá" table:operator="="/>
              <table:filter-condition table:field-number="0" table:value="tai nghe nghe được một bên là sao vậy đổi cái khác như nào vậy" table:operator="="/>
              <table:filter-condition table:field-number="0" table:value="tai nghe nhạc không hay gì hết. nghe nghẹt nghẹt lắm." table:operator="="/>
              <table:filter-condition table:field-number="0" table:value="tai nghe nhận đã bị bóc xiu ra r còn tai nghe thì ko dc bọc lại dây cáp thì tháo ra ko buộc lại  mong koi lại ik" table:operator="="/>
              <table:filter-condition table:field-number="0" table:value="tai nghe nhận được ko nghe được một bên, mình có thể liên hệ tiki để đổi trả sản phẩm như thế nào?" table:operator="="/>
              <table:filter-condition table:field-number="0" table:value="tai nghe nhận về bị hỏng một bên, liên hệ đổi trả lại, nhân viên tư vấn nhiệt tình,đến lấy hàng đổi trả cũng nhanh nhưng đã gần tuần rồi không thấy giao hàng lại hay liên lạc lại gì cả. mong sớm nhận được phản hồi từ tiki" table:operator="="/>
              <table:filter-condition table:field-number="0" table:value="tai nghe nhanh hết pin sạc nhiều lần" table:operator="="/>
              <table:filter-condition table:field-number="0" table:value="tai nghe nhanh hỏng thật" table:operator="="/>
              <table:filter-condition table:field-number="0" table:value="tai nghe nhét tai mở loa không ok lớn." table:operator="="/>
              <table:filter-condition table:field-number="0" table:value="tai nghe nhỏ k nhét vào đc tai" table:operator="="/>
              <table:filter-condition table:field-number="0" table:value="tai nghe phải không sáng đèn, không kết nối được vui lòng đổi" table:operator="="/>
              <table:filter-condition table:field-number="0" table:value="tai nghe quá tệ không nghe đc và giao hàng trễ hẹn" table:operator="="/>
              <table:filter-condition table:field-number="0" table:value="tai nghe quá vang, âm thanh giả, cứ như giọng sóc chuột qua chỉnh sửa ấy." table:operator="="/>
              <table:filter-condition table:field-number="0" table:value="tai nghe rất là tệ, 1 bên nghe được, 1 bên không. mình đang liên hệ tiki để được hoàn tiền" table:operator="="/>
              <table:filter-condition table:field-number="0" table:value="tai nghe rất tốt, nhưng vừa mua về ban đâu đã bị lỗi cứ cắm tai nghe vào là nó tự giảm âm (đã thử với những máy khác), sài 1 2 ngày không nghe thấy gì nữa." table:operator="="/>
              <table:filter-condition table:field-number="0" table:value="tai nghe sony khá dở, đã xài tới cái thứ 2 rồi vẫn bị tình trạng không nghe được 1 bên tai, chập chờn, hàng chính hãng sony mà chán quá! rất hối hận khi đã tin tưởng tai nghe sony" table:operator="="/>
              <table:filter-condition table:field-number="0" table:value="tai nghe thì bé, toàn bị sột soạt, mic cũng bắt kém mua về coi như bỏ. không biết shop có cho đổi lại ko" table:operator="="/>
              <table:filter-condition table:field-number="0" table:value="tai nghe thì chập chờn, cảm biến gia tốc lúc được lúc không, lấy tai nghe ra khỏi tai roi vẫn còn hát, thậm chí đeo lại vào tai cũng tự out fai dùng thao tác tay bấm vào điện thoại, tai nghe chập chờ, ai mua nên suy nghĩ vì giá cao mà trải nghiệm kém quá, đã gửi trả lại hàng ngày 16.05.2019, đang đợi kết quả" table:operator="="/>
              <table:filter-condition table:field-number="0" table:value="tai nghe thì đứt 1 bên.mong tiki xem xét đổi hàng." table:operator="="/>
              <table:filter-condition table:field-number="0" table:value="tại nghe thì k nghe được buồn" table:operator="="/>
              <table:filter-condition table:field-number="0" table:value="tai nghe thì rất là ok đáng giá đánh 5* nhưng nhân viên giao hàng thái độ quá kém , lấy hàng trể 10p mặc dù có xin lỗi trước và nói thông cảm vì đang chạy xe ngoài đường , nhân viên giao hàng chửi xối xả vào mặt , còn nói với tôi là : “ em làm phiền anh quá “ , ủa cho hỏi tôi đặt hàng thì phải có giao hàng , gì mà làm phiền ở đây , tôi đặt hàng tiki rất nhiều , hầu như món nào cũng trên 1tr và đây là lần đầu tiên tôi bị nhân viên giao hàng của tiki chửi như vậy , ko biết tiki tuyển nhân viên giao hàng hay tuyển dân chợ búa vào để chửi khách hàng vậy , đề nghị tiki xem lại cách thức của nhân viên giao hàng." table:operator="="/>
              <table:filter-condition table:field-number="0" table:value="tai nghe to, nhét vào hơi đau tai, mua về để 3 ngày khui ra xài được lần đầu, lần sau cắm vào thì kêu rột rẹt. chán. mua định xài tạm 1 2 tháng cũng không xong, phí tiền." table:operator="="/>
              <table:filter-condition table:field-number="0" table:value="tai nghe tốt , nghe rõ trong vòng 2 tháng. hai tháng sau nghe được 1 tai , còn tai kia hỏng rè rè , thà thêm một chút tiền lấy tai nghe sony chứ đừng ham rẻ mà mua loại này , phí tiền!" table:operator="="/>
              <table:filter-condition table:field-number="0" table:value="tai nghe trep nhiều . mở to loa bị rè . dây tai nghe ỏng ẻo" table:operator="="/>
              <table:filter-condition table:field-number="0" table:value="tai nghe tự tạo tiếng nhiễu rất ồn ào nên bên kia rất khó nghe rõ,dù mình ngồi trong nhà. trong khi mình mua chủ yếu để nói chuyện chuyện điện thoại, thật sự thất vọng vọng.tôi cho rằng đây là lỗi sản phẩm,đề nghị hoàn trả sản phẩm." table:operator="="/>
              <table:filter-condition table:field-number="0" table:value="tai nghe về ko sử dụng được. thất vọng về shop, làm ăn phải có tâm nhé shop" table:operator="="/>
              <table:filter-condition table:field-number="0" table:value="tai nghe về nghe chỉ được 1 bên, không hề có bảng hướng dẫn sử dụng , phải mở youtube lên coi hướng dẫn, lúc đang kết nối đang nghe được, tự nhiên ngắt kết nối" table:operator="="/>
              <table:filter-condition table:field-number="0" table:value="tai nghe vừa mới mua kích hoạt bảo hành ngay nhưng nhận được thông báo trả về là đã hết hạn bảo hành???" table:operator="="/>
              <table:filter-condition table:field-number="0" table:value="tai nghe xac k vo , de nghi doi san pham" table:operator="="/>
              <table:filter-condition table:field-number="0" table:value="tai nghe xài được 2 tuần hư 1 bên.hi vọng sẽ khắc phục sản phẩm này" table:operator="="/>
              <table:filter-condition table:field-number="0" table:value="tai nghe xài được hơn 1 tháng thì ko nghe được nữa, trước đó thì lúc thì nghe được 2 tai lúc thì nghe được 1 tai, bây giờ thì cả 2 tai không nghe được" table:operator="="/>
              <table:filter-condition table:field-number="0" table:value="tải nhạc xong ko mở, ko nhận đc dù đã cài đặt lại. shop đổi cái khác dùm nha." table:operator="="/>
              <table:filter-condition table:field-number="0" table:value="tai phải sạc không vô pin, tai nghe nhanh hết pin không như lúc đầu giới thiệu, nhờ shop hỗ trợ giúp nhé!" table:operator="="/>
              <table:filter-condition table:field-number="0" table:value="tai phone 1 tai không nge được.cần phản hồi" table:operator="="/>
              <table:filter-condition table:field-number="0" table:value="tai phone bên trái bị hư, vừa mở lên lại off rồi ko mở lại được. mình sẽ gửi đổi lại" table:operator="="/>
              <table:filter-condition table:field-number="0" table:value="tai phone chỉ nghe đc một bên. đả thử mọi cách. mong shop xem lại. phản hồi sớm" table:operator="="/>
              <table:filter-condition table:field-number="0" table:value="tai phone dễ rơi ra ngoài. rơi xong là vỡ phụ kiện bên trong. mua mới 2 ngày mà hư rồi." table:operator="="/>
              <table:filter-condition table:field-number="0" table:value="tai phone em đặt về mới nhận hàng hôm qua. bị chày xước rất nhiều, chỉ nghe được có 1 bên, tính hiệu không ổn định. mong tiki liên hệ cho em đổi hoặc trả lại sản phẩm." table:operator="="/>
              <table:filter-condition table:field-number="0" table:value="tai phone hỏng, không nghe đc. cần tiki và shop hỗ trợ đổi trả hàng" table:operator="="/>
              <table:filter-condition table:field-number="0" table:value="tai phone mình bị lỗi 1 tai mong được đổi lại" table:operator="="/>
              <table:filter-condition table:field-number="0" table:value="tai quá to không thể đeo vừa lỗ tai được! nói túm lại là không hài lòng tí nào." table:operator="="/>
              <table:filter-condition table:field-number="0" table:value="tại sao bộ sạc không vào điện có thể đổi trả được không ạ" table:operator="="/>
              <table:filter-condition table:field-number="0" table:value="tại sao cam kết ram mới 100% mà chân đồng ram có dấu hiệu đã cắm và có vết xước trên chân ram vậy" table:operator="="/>
              <table:filter-condition table:field-number="0" table:value="tại sao cam kết ram mới 100% mà chân đồng ram có dấu hiệu đã cắm và có vết xước trên chân ram vậy" table:operator="="/>
              <table:filter-condition table:field-number="0" table:value="tại sao chỉ nghe đc 1 tai trái, tai phải ko có âm thanh. bị lừa rui" table:operator="="/>
              <table:filter-condition table:field-number="0" table:value="tại sao đặt hàng màu đen mà lại nhận hàng là màu trắng chứ. ko hài lòng cho lắm. hàng mau hết pin quá. bắt bluetooth yếu quá" table:operator="="/>
              <table:filter-condition table:field-number="0" table:value="tai sao đặt mau đen lai giao mau xanh. roi de la viet nam san xuất ma không check dc ma vạch. lai gi sau may la made in china" table:operator="="/>
              <table:filter-condition table:field-number="0" table:value="tại sao giới thiệu điên thoại pin la 2500mah,nghe radio k cần tai nghe ,tại sao guởi về là pin 100mah,và nghe radio là phải cấm tai nghe vào quá thất vọng." table:operator="="/>
              <table:filter-condition table:field-number="0" table:value="tại sao hành tôi mua lại không được nguyên seal, có một đường dao rạch và có tem dán, không nguyên seal như mọi người, bỏ vào máy tính vẫn sử dụng được nhưng chỉ 2.0, phải chăng có vấn đề gì ở đây ..?" table:operator="="/>
              <table:filter-condition table:field-number="0" table:value="tại sao kết nối bluetooth không đc" table:operator="="/>
              <table:filter-condition table:field-number="0" table:value="tại sao kết nối cả hai mà một bên bị hư mất một tai" table:operator="="/>
              <table:filter-condition table:field-number="0" table:value="tại sao khi tôi check mã vạch của sản phẩm này thì báo lỗi" table:operator="="/>
              <table:filter-condition table:field-number="0" table:value="tại sao không kết nối đc vào mạng vậy rõ tàng quét rồi mà không hiện mạng wifi cần kết nối" table:operator="="/>
              <table:filter-condition table:field-number="0" table:value="tại sao không thể kết nối được 2 tai nghe cùng 1 lúc vào điện thoại vậy ạ ( em đã ấn giữ tai nghe rất lâu nhưng vẫn không kết nối 2 tai nghe vào được ạ).  khi kết nối bluetooth lại hiện lên 1 bên tai là i11, còn bên còn lại là i12. là sao vậy ạ 🤔?" table:operator="="/>
              <table:filter-condition table:field-number="0" table:value="tai sao ko có cai nào sạc được vây 2 cái r nhe tiki" table:operator="="/>
              <table:filter-condition table:field-number="0" table:value="tại sao ko có cáp sạc và tại sao lại  là tiếng trung quốc" table:operator="="/>
              <table:filter-condition table:field-number="0" table:value="tại sao ko vào được mạng, trong khi sim lắp máy điện thoại vẫn có mạng 3g và lưu lượng còn" table:operator="="/>
              <table:filter-condition table:field-number="0" table:value="tại sao lại là ổ cắm 3 đầu ko thông dụng xíu nào hết ạ, coi như không dùng được luôn  . " table:operator="="/>
              <table:filter-condition table:field-number="0" table:value="tại sao máy lại mau hết pin vậy. tôi muốn đổi lại cái khác cái này mau hết pin quá" table:operator="="/>
              <table:filter-condition table:field-number="0" table:value="tại sao mình đung cắm vào modem wifi nhà mình để kích lên mà k thấy ok túbnaof" table:operator="="/>
              <table:filter-condition table:field-number="0" table:value="tại sao mình sạc cả đêm mà số pin vẫn hiện 1 chấm k thay đổi sạc mãi vẫn vạy" table:operator="="/>
              <table:filter-condition table:field-number="0" table:value="tại sao mjk bỏ vào máy mà nó ghi là thẻ sd ko khả dụng là sao" table:operator="="/>
              <table:filter-condition table:field-number="0" table:value="tại sao mua hàng mà không có gì để kết nối với máy tính vậy ạ??????" table:operator="="/>
              <table:filter-condition table:field-number="0" table:value="tại sao sạc tai nghe từ chiều đến tận đêm mà không được tý điện nào ạ" table:operator="="/>
              <table:filter-condition table:field-number="0" table:value="tại sao sản phẩm của em lại không có giấy bảo hành chính hãng khi mở hộp ạ còn lại thì ok" table:operator="="/>
              <table:filter-condition table:field-number="0" table:value="tai sao san phan chi nghe dc 1 ben zay shop" table:operator="="/>
              <table:filter-condition table:field-number="0" table:value="tại sao shop lại gửi cho tôi sản phần gần đứt như vậy ? không hài lòng với cách làm việc của shop !" table:operator="="/>
              <table:filter-condition table:field-number="0" table:value="tại sao số seri trên chuột với seri trên vỏ hộp không trùng nhau... như vậy thì làm sao mà bảo hành" table:operator="="/>
              <table:filter-condition table:field-number="0" table:value="tại sao t dùng phần mềm test ổ thì tốc độ lại chậm đến thế?" table:operator="="/>
              <table:filter-condition table:field-number="0" table:value="tại sao tai nghe ko có nút điều chỉnh âm lượng ? ??? trong khi mục tư vấn ở dưới ad trả lời là có thể điều chỉnh âm lượng đc ????? vừa mới nhận hàng luôn nhưng vì chuyện này nên thắc mắc ko biết có phải hàng giả ko nữa ??" table:operator="="/>
              <table:filter-condition table:field-number="0" table:value="tại sao tháng đầu mới mua về thì vào mạng nhanh, tới tháng tiếp theo thì chậm? giờ phải làm sao?" table:operator="="/>
              <table:filter-condition table:field-number="0" table:value="tại sao tôi chọn vào giỏ hàng và chọn số lượng 3 cái lại không được?" table:operator="="/>
              <table:filter-condition table:field-number="0" table:value="tại sao tôi đã làm đúng như hướng dẫn nhưng không hiện ra đường link để vào máy" table:operator="="/>
              <table:filter-condition table:field-number="0" table:value="tại sao tôi đặt hàng hôm 23/12, lấy hôm 26/12 thời gian bảo hành là 12 thág mà trong phiếu bảo hành lại ghi ngày chấm dứt bảo hành là 09/2020?" table:operator="="/>
              <table:filter-condition table:field-number="0" table:value="tại sao tôi đặt hàng hôm 23/12, lấy hôm 26/12 thời gian bảo hành là 12 thág mà trong phiếu bảo hành lại ghi ngày chấm dứt bảo hành là 09/2020?" table:operator="="/>
              <table:filter-condition table:field-number="0" table:value="tai sao toi khong ket noi duoc. mac du da thu 2 3 cai dt. laptop cung k dc" table:operator="="/>
              <table:filter-condition table:field-number="0" table:value="tại sao tôi mua vào tháng 9/2020 nhưng phiếu bảo hành ghi ngày xuất kho là 2/2020? điều này có ảnh hưởng đến thời gian bảo hành của tôi không? cần tiki giải đáp" table:operator="="/>
              <table:filter-condition table:field-number="0" table:value="tại sao tui mua màu đen mà gửi cho tui màu trắng là sao v shop" table:operator="="/>
              <table:filter-condition table:field-number="0" table:value="tại sao vẫn không nhận được mã kích hoạt, lừa gạt hay sao vậy ??" table:operator="="/>
              <table:filter-condition table:field-number="0" table:value="tại sao. khi gắn ssd vô lại lag hơn bthg vâyh" table:operator="="/>
              <table:filter-condition table:field-number="0" table:value="tai trái không sử dụng được, đã thấy nhiều đánh giá về vấn đề này. mong shop và tiki xem xét" table:operator="="/>
              <table:filter-condition table:field-number="0" table:value="tai trái ko nghe thấy gì hết mong shop đổi cho mình cái khác" table:operator="="/>
              <table:filter-condition table:field-number="0" table:value="tạm" table:operator="="/>
              <table:filter-condition table:field-number="0" table:value="tam dc nghe dc 3 tieng" table:operator="="/>
              <table:filter-condition table:field-number="0" table:value="tam đươc" table:operator="="/>
              <table:filter-condition table:field-number="0" table:value="tạm được" table:operator="="/>
              <table:filter-condition table:field-number="0" table:value="tấm gắn điện thoại nhận được đã bị gẫy, không thể dùng được" table:operator="="/>
              <table:filter-condition table:field-number="0" table:value="tạm.                                          hơi đắt" table:operator="="/>
              <table:filter-condition table:field-number="0" table:value="tạsan phẩm bắt song rất yêu k sai di luôn y cho hoi cách doi ưa khác nhu the nao.tai sso co may vo di may vo k di" table:operator="="/>
              <table:filter-condition table:field-number="0" table:value="tất nhiên với giá này thì mình không đòi hỏi chất lượng quá tốt được nhưng mất 1 bên âm thanh sau 2 tháng mua thì đúng là không thể chấp nhận được, mọi người không nên mua." table:operator="="/>
              <table:filter-condition table:field-number="0" table:value="tay nghe chỉ nghe đc 1 bên thôi.  còn bên kia tắt ln" table:operator="="/>
              <table:filter-condition table:field-number="0" table:value="tê" table:operator="="/>
              <table:filter-condition table:field-number="0" table:value="tệ" table:operator="="/>
              <table:filter-condition table:field-number="0" table:value="tệ" table:operator="="/>
              <table:filter-condition table:field-number="0" table:value="tệ" table:operator="="/>
              <table:filter-condition table:field-number="0" table:value="tệ" table:operator="="/>
              <table:filter-condition table:field-number="0" table:value="tệ" table:operator="="/>
              <table:filter-condition table:field-number="0" table:value="tệ" table:operator="="/>
              <table:filter-condition table:field-number="0" table:value="tệ" table:operator="="/>
              <table:filter-condition table:field-number="0" table:value="tệ cực tệ ko nhận đc hành" table:operator="="/>
              <table:filter-condition table:field-number="0" table:value="tệ ghê, mạng ko lướt fb nổi. lúc mua quên ko vào phần nhận xét đọc, hối hận ghê" table:operator="="/>
              <table:filter-condition table:field-number="0" table:value="tệ không dùng xa 30cm dc" table:operator="="/>
              <table:filter-condition table:field-number="0" table:value="tệ lắm đừng ai dại mà mua" table:operator="="/>
              <table:filter-condition table:field-number="0" table:value="tệ nắp ko đóng đc vào pin sạc cả đêm ko vào muốn sạc tai nghe là phải ấn xuống" table:operator="="/>
              <table:filter-condition table:field-number="0" table:value="tệ nha mọi người" table:operator="="/>
              <table:filter-condition table:field-number="0" table:value="tệ nhất trong tất cả con usb mình từng mua, mình nghĩ tiki nên xem xét trường hợp này. usb mình mua mới hôm qua, mở hộp ra thì phần tép nhựa đã bị rạch sẵn, chắc chắn đã có người lấy ra rồi, còn sử dụng hay chưa thì mình không biết. tình trạng, bị lỗi toàn diện, chậm, mất kết nối, làm máy tính mình đơ liên tục." table:operator="="/>
              <table:filter-condition table:field-number="0" table:value="tệ quá đi khi sử dụng thì nó ko hiện rõ dung lượng dùng và trống why i buy it so shit" table:operator="="/>
              <table:filter-condition table:field-number="0" table:value="te qua shop a k vao dc ti ngoai ra con mat tien oan" table:operator="="/>
              <table:filter-condition table:field-number="0" table:value="tệ quá tệ.nhận cái háo hức thử.ai dè k sài được luôn.bị mọi người đông nghiệp cười cho.nói là hàng dổm" table:operator="="/>
              <table:filter-condition table:field-number="0" table:value="tệ tệ tệ............ ...." table:operator="="/>
              <table:filter-condition table:field-number="0" table:value="tệ tệ tệ............ ...." table:operator="="/>
              <table:filter-condition table:field-number="0" table:value="tệ thật mìnnh bị giao phải sp cũ. vỏ hộp bị bóc bung ra. đã có nhiều vết xước ở mặt dưới. gọi đến thu hồi lại mãi ko chịu qua. bó tay ấy" table:operator="="/>
              <table:filter-condition table:field-number="0" table:value="tệ thật mìnnh bị giao phải sp cũ. vỏ hộp bị bóc bung ra. đã có nhiều vết xước ở mặt dưới. gọi đến thu hồi lại mãi ko chịu qua. bó tay ấy" table:operator="="/>
              <table:filter-condition table:field-number="0" table:value="tệ vô cùng...ko xài dc" table:operator="="/>
              <table:filter-condition table:field-number="0" table:value="tệ, dùng đc 2 tháng thì sạc không vào , tai nghe bl kết nối kém" table:operator="="/>
              <table:filter-condition table:field-number="0" table:value="tệ, sản phẩm sử dụng 2 ngày die. dây sợi nhỏ, kết nối mạng ko ổn đinhj" table:operator="="/>
              <table:filter-condition table:field-number="0" table:value="tệ! chỉ sd đc 1 tai. tai trái kết nối là lại tắt luôn!" table:operator="="/>
              <table:filter-condition table:field-number="0" table:value="tệ! k dùng được" table:operator="="/>
              <table:filter-condition table:field-number="0" table:value="tệ........................." table:operator="="/>
              <table:filter-condition table:field-number="0" table:value="tem của ssd đã bị trẫy sứt rồi... khi gởi hằng phải kiểm tra kỹ chứ?" table:operator="="/>
              <table:filter-condition table:field-number="0" table:value="tên sản phẩm bị sai. sdxc chứ không phải sdhc. làm mất chiếc thẻ!" table:operator="="/>
              <table:filter-condition table:field-number="0" table:value="thái độ của nhân viên giao hàng rất không chuyên nghiệp, nói năng thì không đàng hoàng, rất kém." table:operator="="/>
              <table:filter-condition table:field-number="0" table:value="thái độ nhân viên giao hàng không tốt" table:operator="="/>
              <table:filter-condition table:field-number="0" table:value="thái độ nhân viên giao hàng quá tệ, khách đưa nhầm tiền cũng lấy luôn" table:operator="="/>
              <table:filter-condition table:field-number="0" table:value="thái độ nhân viên giao hàng quá tệ, khách đưa nhầm tiền cũng lấy luôn" table:operator="="/>
              <table:filter-condition table:field-number="0" table:value="thảm họa. ổ đĩa cứng là linh kiện điện tử mà đóng hộp ko có lấy dù chỉ một miếng mut" table:operator="="/>
              <table:filter-condition table:field-number="0" table:value="thân máy là hàng thật, còn hộp mực là hàng giả. chờ tiki giải quyết thế nào thì tùy theo mà tôi sẽ phản hồi hoặc khiếu kiện cụ thể sau. thân chào." table:operator="="/>
              <table:filter-condition table:field-number="0" table:value="thanh toán không được khuyến mãi như giới thiệu. mong tiki hãy cập nhật các chính sách rõ ràng hơn." table:operator="="/>
              <table:filter-condition table:field-number="0" table:value="thanh toán tiền khi đặt hàng, mới nhận sáng nay, hăm hở mở ra thấy hơi bối rối khi nhìn ổ 2 tb , xem mã wd20purz thì phải là nhãn màu tím, trong khi đây lại màu trắng, nhìn kỹ mới thấy dòng chữ nhỏ recertified. các chân tiếp xúc trên ổ cứng như đã bị cắm nhiều lần. rất là thất vọng, recertified !" table:operator="="/>
              <table:filter-condition table:field-number="0" table:value="thật buồn hỏng rồi ko dung được nữa khách hàng gọi điện tới ko nghe được" table:operator="="/>
              <table:filter-condition table:field-number="0" table:value="thật không hài lòng tí nào . hồi nào đến giờ mua hàng ở tiki mình rất hài lòng nhưng hôm nay mua 1 tai nghe không giây lọai: i12 mình rất bực mình tai nghe được  1 bên còn 1 bên không nghe luôn, đã vậy bên nghe được lại khi được khi không .mình đề nghị tiki đổi lại cho mình tai nghe khác đi và  nhớ phải test hàng cho kĩ trước khi gửi." table:operator="="/>
              <table:filter-condition table:field-number="0" table:value="thật sự chán cái vụ bảo hành đổi trả của tiki, mua cái đồng hồ thông minh, giao thì quá nhanh, mà đối trả thì quá lôm côm. hẹn tới lui mấy ngày mới đến lấy, lấy xong chờ 10 ngày điện lại hỏi anh có còn giữ hộp ko e đổi trả cho anh, còn không thì không được, cha bà nội ai mua về giữ hộp làm gì. nói thôi e nhờ bên đó đập mẹ cho anh cái. nói xong đến giờ nó không phản hổi gì luôn chắc nó đập thiệt rồi, gần 1tr4  chứ ít ỏi gì. chán. tiki trading đó." table:operator="="/>
              <table:filter-condition table:field-number="0" table:value="thật sự k hài lòng có dây thôi mà để hình đồng hồ làm tôi mua mà tui m có đồng hồ" table:operator="="/>
              <table:filter-condition table:field-number="0" table:value="thật sự khá thất vọng về chân đế cũng như chính sách bào hành của lg. nhà mình có nuôi mèo thì hôm đó nó nghịch quá đụng vào cái bàn để màn hình máy tính. cũng ko mạnh lắm nhưng màn hình lại bị úp xuống, cấn vào bàn phiếm và bị nứt trong màn hình. mình vừa mua màn hình này chỉ cách đây mấy tháng. mang ra lg hy vọng sẽ được hỗ trợ khắc phục lỗi. vì mình biết đây là lỗi từ người dùng không ai mong muốn nhưng khi mang ra lg để bảo hành thì cũng ko được hố trợ và mình được báo giá sửa màn hình cao hơn cả giá mua màn hình. coi như phải bỏ luôn. thật sự khác thất vọng về chân đế cũng như các chính sách bảo hành của lg" table:operator="="/>
              <table:filter-condition table:field-number="0" table:value="thật sự không hài lòng và không chấp nhận được sản phẩm" table:operator="="/>
              <table:filter-condition table:field-number="0" table:value="thật sự khônghafi lòng vì chuột sử  dụng kh hàng hôm 4/11 nhưng hôm nay mới đem ra sử dụng được một lúc thì đứng chuột. thay phi mới vũng chỉ suwdfuwowc omột lúc thì tiếp tục đứng chuột. chán quá" table:operator="="/>
              <table:filter-condition table:field-number="0" table:value="thật sự rất tệ. đóng gói không kỷ. lúc mới lấy về thì nghe nhỏ xíu dùng được 2 hôm là không nghe được luôn. thật sự ngu ngốc khi mua 🙂" table:operator="="/>
              <table:filter-condition table:field-number="0" table:value="thật sự rất thất vọng về sản phẩm này, tốc độ đọc ghi liên tục về 0kb/s, file chép xong thì bị hỏng, chắc chắn là lỗi của nhà sản xuất, rất nhiều bạn cũng gặp vấn đề này nhưng tiki lại k có hướng giải quyết triệt để" table:operator="="/>
              <table:filter-condition table:field-number="0" table:value="thật sự sốc khi sử dụng không đến một tuần. mình đã và đang sử dụng dòng này mua oét fpt vì có việc nên đặt về nhà và rất tức giận" table:operator="="/>
              <table:filter-condition table:field-number="0" table:value="thật sự thank you shop vài đã cho mình dây dao nhầm hay quá lại là quá trình đỏi trả hàng mệt nhọc hay quá cơ và shop làm ăn kiểu gì vậy hay là ăn quỵt khách hàng nhỉ cực kì thất vọng" table:operator="="/>
              <table:filter-condition table:field-number="0" table:value="thật sự thất vọng khi mua sản phẩm như vậy, do đây là hàng giá rẻ nên mình không đòi hỏi về chất lượng âm thanh nhưng thật sự phải nói là thiết bị quá tệ. khi mới mua về thì kết nối được vài thì tự turn off rồi mình nghĩ là hết pin xong mình sạc 3 4 giờ rồi mình kết nối lại thật sự là đây là sự thất vọng lớn nhất về sản phẩm. kết nối thì lúc được lúc không lại còn đôi lúc kết nối chỉ được 1 tai nghe thôi lại còn tự động turn on turn off nữa" table:operator="="/>
              <table:filter-condition table:field-number="0" table:value="thật sự thất vọng về chất lượng đọc và ghi của usb! sau khi nhận hàng, cảm giác đóng gói và hoàn thiện của sản phẩm là khá tốt nhưng sau khi format và thử nghiệm tốc độ ghi của usb thì thật sự thất vọng.&#10; cắm vào cổng 3.0 của laptop, chép 1 file iso dung lượng 4gb vào mà tốc độ ghi luôn duy trì ở mức 8mb/s. thậm cchis không bằng usb 2.0 nữa." table:operator="="/>
              <table:filter-condition table:field-number="0" table:value="thật sự thất vọng, mua về sạc đã k vào, bật k lên." table:operator="="/>
              <table:filter-condition table:field-number="0" table:value="thật sự thất vọng, set up xong dùng được 1 ngày thì lỗi tùm lum. liên tục mất sóng mặc dù vị trí mình set up rất gần router chính. haiza.. mua về mà k muốn dùng luôn. phí tiền." table:operator="="/>
              <table:filter-condition table:field-number="0" table:value="thất vọng" table:operator="="/>
              <table:filter-condition table:field-number="0" table:value="thất vọng ko sạc được lại còn đừng có 6 tiếng đã hết pin mình đi du lịch ở trên xe 2 tiếng mình tưởng xài được lâu nên trước khi đi mình và đứa bạn xài 5 tiếng và trên xe đang sạc thì sạc hết pin nên đành chịu" table:operator="="/>
              <table:filter-condition table:field-number="0" table:value="thất vọng quá , quảng cáo ghi tốc độ lên đến 100mb , vào tải gì mà có 4 5 mb , có lúc xuống vài kb , k lên nổi 10mb nữa ..." table:operator="="/>
              <table:filter-condition table:field-number="0" table:value="thất vọng quá . sao đặt hàng 3 râu mà giao hàng 2 râu là sao ? . bị gì sao ????. đổi sp 3 râu chứ" table:operator="="/>
              <table:filter-condition table:field-number="0" table:value="thất vọng quá, tai nghe bên phải của mình bị rè. sản phẩm đặt trên tiki trading" table:operator="="/>
              <table:filter-condition table:field-number="0" table:value="thất vọng quá!  sản phẩm không thể kết nối được với máy tính." table:operator="="/>
              <table:filter-condition table:field-number="0" table:value="thất vọng quá. hàng mua về vừa khởi động lên thì phát hiện trên màn hình có những chấm trắng, ko biết là bụi hay màn hình có điểm bị lỗi. sp có chống nc và bụi ip68 chắc ko có bụi đc phải ko? liên hệ đổi trả hàng thì giao hàng 7 ngày rùi mà ko thấy tiki phản hồi cách xử lý. quá là thất vọng luôn" table:operator="="/>
              <table:filter-condition table:field-number="0" table:value="thất vọng quá. tai nghe giao k giong nhu trong hình. còn k có hợp nữa phải đống hợp giấy. thất vọng về tiki quá" table:operator="="/>
              <table:filter-condition table:field-number="0" table:value="thất vọng sau khi mua , chuột click bị dính không nhã , thỉnh thoảng bị double click !  sản phẩm có chất lượng khá tệ , chỉ được hình thức đẹp" table:operator="="/>
              <table:filter-condition table:field-number="0" table:value="thất vọng tiki sản phẩm bị lỗi bảo hành phải đòi cái hộp mới bảo hành. ai mà giữ hop 5 năm chứ" table:operator="="/>
              <table:filter-condition table:field-number="0" table:value="thất vọng về cách đóng hộp sản phẩm, ko biết là mình mua ổ cứng hay là mua gói xôi nữa. mà hàng xôi nó còn gói cẩn thận hơn tiki gói cái ổ cứng, đồ điện tử mà ko có lấy một cục mút hay một cái gói chỗng xốc nào." table:operator="="/>
              <table:filter-condition table:field-number="0" table:value="thất vọng với sản phẩm. đã nhận được máy nhưng không thể làm gì khác hơn khi máy đã có ai syn với google account trước đó rồi.... khi mở hộp thì thấy cây gỡ sim hình như có dấu tay thì mình đã nghi nghi rồi... đã liên hệ với dvkh nhưng chưa thấy bộ phận kỹ thuật liên hệ lại để biết hướng xử lý.... trước giờ mình rất thích tiki nhưng dính quả này nhiều khả năng là không chơi với tiki nữa." table:operator="="/>
              <table:filter-condition table:field-number="0" table:value="thất vọng với tiki. tự động tăng giá. hàng ko giao đúng hẹn. gọi tổng đài thì hứa này kia rồi không phản hồi lại cho khách." table:operator="="/>
              <table:filter-condition table:field-number="0" table:value="thất vọng, bật max volume mà âm lượng quá nhỏ, nhỏ hơn cả điện thoại và laptop (so sánh với điện thoại vsmart joy1 và laptop dell latitude 5491)." table:operator="="/>
              <table:filter-condition table:field-number="0" table:value="thất vọng, giá đỡ có 1 chân bị hư, không thể rút ngắn hay kéo dài ra được. tiki vui lòng liên hệ đổi sản phẩm khác đi." table:operator="="/>
              <table:filter-condition table:field-number="0" table:value="thất vọng. sản phẩm không đúng mô tả. mô tả khung nhôm khi nhận hàng là khung nhựa." table:operator="="/>
              <table:filter-condition table:field-number="0" table:value="thấy đanh giá quá ok mua về đúng đóng gói đẹp dc cái rim vào lên điện đầy đủ chỉ nghe rè ko nghe dc gi khác" table:operator="="/>
              <table:filter-condition table:field-number="0" table:value="thay moi nguoi ai cung khen nen minh mua nghe thu nhung ko co nhieu bass nhu moi nguoi noi, nghe rat la dau dau . voi lai  hop dung tai phone bi troc lop vai , chac la do hang tang nen vay." table:operator="="/>
              <table:filter-condition table:field-number="0" table:value="thấy mọi người chỉ chọn nhà phân phối shoptido, cũng chọn mua. mua về gắn vô thì không có tí tín hiệu. không làm gì được. haizzzzzzz" table:operator="="/>
              <table:filter-condition table:field-number="0" table:value="thấy nhiều bình luận loa bị rè đã rén rồi nhưng cũng nhiều bình luận khen nên cũng mua thử. kết quả vừa về mở ra đã bị rè rồi. tắt hẳn bass đi thì mới hết rè, mà tắt đi thì làm ra cái bass để làm gì nữa . thất vọng." table:operator="="/>
              <table:filter-condition table:field-number="0" table:value="thấy quảng cáo tốc độ đọc  100mb/s ,tốc độ ghi là 60mb/s nhưng thực tế copy nhạc từ laptop qua chỉ dưới 10mb/s.." table:operator="="/>
              <table:filter-condition table:field-number="0" table:value="thấy tiki trading phân phối nên mình mới mua vì tin tưởng vào độ uy tín. tuy nhiên hộp gửi cho mình chẳng thấy seal niêm phong đâu cả. mở ra dùng đèn flash soi kĩ thì có dính bẩn giống dầu mỡ và một ít lông. ngay cả cái bao bìa hướng dẫn sử dụng mình chưa mở ra cũng có 1 đường rách. mình chắn chắn 100% đây là hàng đã qua sử dụng rồi. bỏ hơn 4 triệu ra để mua hàng cũ/ đổi trả bảo hành? mình mua wifi mesh ở những đại lí khác, hộp đều đẹp, ở đây thì hộp rách miếng, ở đại lí khác có seal niêm phong, ở đây thì không? nếu không dán tem bảo hành, thì với số tiền bỏ ra mình cần mua 1 bộ wifi hộp có seal niêm phong đàng hoàng chứ ạ? hoặc chí ít ra hàng chắn chắn mới, còn mở hộp ra thế này thì thất vọng thật sự. đăng kí tiki now để bên tiki giao hàng nhanh vì công ty mình đang cần gấp. thế mà lại gặp sự cố này. gọi tiki chấp nhận đổi trả, cái mình mong muốn là hàng full seal niêm phong mới 100% với số tiền công ty ình bỏ ra, nếu hàng của tiki không đảm bảo được điều đó thì xin thu hồi về, mình kiếm đối tác khác uy tín hơn để mua. trường hợp tiki có thể cung cấp được hàng mới full seal như mình nói, mình sẵn sàng sửa lại review đánh giá này theo hướng khách quan nhất!" table:operator="="/>
              <table:filter-condition table:field-number="0" table:value="the cable is of good quality but the box is huge for such a small item. what a waste as it can contain at least 10 12 extra pieces. and the delivery was a shame, it takes a good 2 weeks to get delivered from the warehouse to my door. while waiting for the item, i kicked myself hard for ordering from tiki as they kept changing the expected delivery date.  if i had known i can drop in any phone shop in the city to pick up one right away since the cost of delivery and merchandise is around 50k (đồng) on the bright side, the courier was a very pleasant individual and i thanked him for his hard work during the hottest time of the day." table:operator="="/>
              <table:filter-condition table:field-number="0" table:value="thẻ cắm vào điện thoại không nhận thẻ , đã thử trên nhiều điện thoại mà không nhận được thông tin của thẻ" table:operator="="/>
              <table:filter-condition table:field-number="0" table:value="thẻ của mình dùng đc 2 hôm thì bị lỗi giờ làm thế nào để đổi hàng vậy shop" table:operator="="/>
              <table:filter-condition table:field-number="0" table:value="thẻ không dùng được ,không thể sửa đổi tệp .bên trong toàn file trống .không hài lòng về lầm này" table:operator="="/>
              <table:filter-condition table:field-number="0" table:value="thẻ mua chưa được tháng đã hỏng, tiền mất đã đành, dữ liệu mấy mới nhục" table:operator="="/>
              <table:filter-condition table:field-number="0" table:value="thẻ nhớ  bị lỗi. cắm vào điện thoại thì không thấy thẻ nhớ.  cắm vào máy tính thì không nhận .máy báo &quot;please insert a disk into removable disk i&quot;.  không có thẻ nhớ hay biểu tượng nào hiện ra." table:operator="="/>
              <table:filter-condition table:field-number="0" table:value="thẻ nhớ 32g chỉ lưu dược có 3 ngày mình bị lừa rồi" table:operator="="/>
              <table:filter-condition table:field-number="0" table:value="thẻ nhớ bên ngoài in 32gb nhưng thực tế có 1.65 gb. đóng gói đầy đủ nhưng vỏ giấy bao thẻ đã bị cắt từ trước" table:operator="="/>
              <table:filter-condition table:field-number="0" table:value="thẻ nhớ bị hư không dùng được" table:operator="="/>
              <table:filter-condition table:field-number="0" table:value="thể nhớ bị hư không sử dụng được mình muốn đổi trả shop ơi" table:operator="="/>
              <table:filter-condition table:field-number="0" table:value="thẻ nhớ bị lỗi ko sử dụng đc, xin tiki xem lại các sản phẩm của mình bán ra! nó sẽ ảnh hưởng đến chữ tín của shop..." table:operator="="/>
              <table:filter-condition table:field-number="0" table:value="thẻ nhớ bị lỗi rồi, mình cắm cả mt lẫn điện thoại đều không nhận" table:operator="="/>
              <table:filter-condition table:field-number="0" table:value="thẻ nhớ bị lỗi. chán. phí tiền  ." table:operator="="/>
              <table:filter-condition table:field-number="0" table:value="thẻ nhớ đã bị bóc vỏ, tem bảo hành mập mờ, không nên mua" table:operator="="/>
              <table:filter-condition table:field-number="0" table:value="thẻ nhớ nhận được hôm nay. khui ra dùng thẻ k đọc được. nhờ tiki xử lý giúp mình" table:operator="="/>
              <table:filter-condition table:field-number="0" table:value="thẻ về để trong điện thoại mấy hôm bây giờ ko xem được" table:operator="="/>
              <table:filter-condition table:field-number="0" table:value="theo cảm quan thì dây kém. chỉ sạc được mấy lần nhanh r chậm như nước cất bay hơi. nhìn qua hình thì to nhưng ngoài dây bé. không đáng tiền, loại này chỉ xứng đáng dùng sạc cho đen trắng. dây bé, ảnh to bự. càng ngày càng hiểu cách bán hàng r đấy  " table:operator="="/>
              <table:filter-condition table:field-number="0" table:value="theo như mình được biết ss a51 đã được cập nhật tính năng chụp 1 chạm. nhưng điện thoại mình nhận được lại không hề có tính năng này. không biết có bạn nào giống mình không. xin tiki giải đáp giúp mình ạ." table:operator="="/>
              <table:filter-condition table:field-number="0" table:value="thiết bị 1 tháng đầu hd tốt. sang đến tháng thứ 2 trở đi bắt đầu hd rất kém, ping đến gateway độ trễ rất lớn (&gt;1000ms) trong khi thiết bị sử dụng có 1 laptop và 1 điện thoại." table:operator="="/>
              <table:filter-condition table:field-number="0" table:value="thiết bị bị lỗi không tìm được mạng từ các router khác!" table:operator="="/>
              <table:filter-condition table:field-number="0" table:value="thiết bị cắm vào nguồn điện không hiện tên totolink ex200 và đèn extend chỉ sáng được 2 3 giây sau khi cắm vào nguồn điện ." table:operator="="/>
              <table:filter-condition table:field-number="0" table:value="thiết bị chập chờn. mình dùng với win 7 thì tìm được các thiết bị, kết nối được rồi nhưng không dùng được. lúc khác tìm lại thì hoàn toàn không tìm được. để nhấp nháy cho vui vậy." table:operator="="/>
              <table:filter-condition table:field-number="0" table:value="thiết bị giao không đúng như đã giới thiệu quảng cáo. thiết bị giao là đầu bo tròn hai gốc. sóng chậm chờn. khoảng 3, 4 tiếng là bị mất sóng. không kết nối được. gỡ thiết bị ra, để ngoài khoảng 4,5 phút gắn vào thì thiết bị mới hoạt động trở lại và tiếp tục xài 3,4 tiếng lại mất sóng. không hài lòng." table:operator="="/>
              <table:filter-condition table:field-number="0" table:value="thiết bị kết nối rất yếu, lúc được lúc ko. dù đã connected mà vẫn ko nghe đc âm thanh trên desktop w10" table:operator="="/>
              <table:filter-condition table:field-number="0" table:value="thiết bị lỗi, ko kết nối sim được" table:operator="="/>
              <table:filter-condition table:field-number="0" table:value="thiết bị mua về k dùng đc là sao vậy ạ. kết nối cả ngày k đc. thật là bực" table:operator="="/>
              <table:filter-condition table:field-number="0" table:value="thiết kế ko ấn tượng gì mấy so với hình, nút phím cứng, ko gõ nhanh được" table:operator="="/>
              <table:filter-condition table:field-number="0" table:value="thiếu 4 ốc bắt màn hình vào giá đỡ. đề nghị tiki kiểm tra hàng kỹ trước khi giao đến khách hàng." table:operator="="/>
              <table:filter-condition table:field-number="0" table:value="thiếu khay để sim thì sao mà dùng được" table:operator="="/>
              <table:filter-condition table:field-number="0" table:value="thỉnh thoảng chuột không nhận click, phải click lại hoặc hơi di chuyển chuột thì click mới bắt đầu có tác dụng" table:operator="="/>
              <table:filter-condition table:field-number="0" table:value="thỉnh thoảng mới dùng mà được 3 tháng đã hỏng ...." table:operator="="/>
              <table:filter-condition table:field-number="0" table:value="thợ bảo ko thể cài đc win trên card có khả năng thẻ lỗi shop xem sử lí giùm sau copi cất giữ liệu mà nó hỏng thì ko cứu dc" table:operator="="/>
              <table:filter-condition table:field-number="0" table:value="thô và cứng......!ko thoải mái" table:operator="="/>
              <table:filter-condition table:field-number="0" table:value="thôi ai chưa mua thì đừng mua, màn hình hiển thị cực kỳ tệ, không bằng samsung m10 mình từng mua trước đó giá 2.7tr lúc giảm giá." table:operator="="/>
              <table:filter-condition table:field-number="0" table:value="thời buổi này còn lọt ra cái máy in 1 mặt nữa chứ . đen thiệt" table:operator="="/>
              <table:filter-condition table:field-number="0" table:value="thời gian bảo hành lâu , thiết bị bảo hành vẫn lỗi không nhận bluetooth" table:operator="="/>
              <table:filter-condition table:field-number="0" table:value="thời gian đầu tai nghe sử dụng khá tốt, nhưng được 1 tháng rưỡi thì lại hỏng cùng lúc hai bên  . dù mình đã quấn tai nghe cản thận để không bị đứt" table:operator="="/>
              <table:filter-condition table:field-number="0" table:value="thời gian dự kiến giao hàng là thứ 5 tuần trước nhưng tới thứ 3 tuần này mình vẫn chưa nhận được hàng. mình đặt hàng gần 10 ngày rồi, mình nghĩ nếu tiki không giao kịp hoặc có trục trặc nên gọi hoặc mail cho khách hàng. mình có gọi phản hồi thì luôn trong tình trạng quá tải. mong tiki kiểm tra lại đơn hàng giúp mình. trước giờ mình mua hàng tiki rất nhiều và rất hài lòng nhưng giờ cảm thấy khá thất vọng. thân!" table:operator="="/>
              <table:filter-condition table:field-number="0" table:value="thời gian giao hàng nhanh, nhân viên giao hàng giao tiếp kém và bất lịch sự." table:operator="="/>
              <table:filter-condition table:field-number="0" table:value="thời gian giao hàng quá lâu" table:operator="="/>
              <table:filter-condition table:field-number="0" table:value="thôi mua rùi thì thôi tiền nào của đó ko nhưng cần luư ý chất lượng sản phẩm nhiều hơn" table:operator="="/>
              <table:filter-condition table:field-number="0" table:value="thông tin sản phẩm kèm cáp quang 1m nhưng khi nhận hàng không có cáp nên không kết nối được" table:operator="="/>
              <table:filter-condition table:field-number="0" table:value="thứ 7 nhận hàng và đã báo với tiki là ko nhận được ram sau hơn 1 ngày vẫn chưa thấy ai gọi lại để hỗ trợ" table:operator="="/>
              <table:filter-condition table:field-number="0" table:value="thứ nhất,sản phẩm không dùng được.thứ hai,đội mà tiki gọi là đội kĩ thuật không hỗ trợ được bất cứ thứ gì ngoài tốn của bạn 1 ngày và gửi cho 1 cái link youtube bất cứ ai cũng tìm được.thứ 3,phản hồi quá lâu.mình mua hàng từ 05 tháng 2 và sau 21 ngày vẫn chưa xong.trong email ghi là 24 giờ làm việc thì không rõ 24 giờ của tiki bằng 4 ngày à? tốt nhất đừng mua cục nhựa này ở tiki,ra ngoài mà mua họ còn chịu trách nhiệm cho.mua bực vào người.gọi lại cho mình nhé mình không đi lạy lục các bạn nữa đâu" table:operator="="/>
              <table:filter-condition table:field-number="0" table:value="thử pair với laptop  windows 10, macbook mà ko dc yc tiki đổi hàng mới" table:operator="="/>
              <table:filter-condition table:field-number="0" table:value="thử rồi... nhưng không kết nối được... phí tiền... lỡ mua rồi..." table:operator="="/>
              <table:filter-condition table:field-number="0" table:value="thu sóng kém ổn định, mất sóng thường xuyên, rất thất vọng" table:operator="="/>
              <table:filter-condition table:field-number="0" table:value="thử với tất cả ổ cứng đang chạy bình thường nhưng cắm vào đều không hoạt động được. đọc review thấy tốt nhưng lại ra thế này. đúng là lừa đảo." table:operator="="/>
              <table:filter-condition table:field-number="0" table:value="thu wifi yeu lam . ko hai long, muon tra cho ban." table:operator="="/>
              <table:filter-condition table:field-number="0" table:value="thực lòng mà nói, trước khi mua thì háo hức.&#10; mua rồi, không nhanh như tưởng tượng trước đây  " table:operator="="/>
              <table:filter-condition table:field-number="0" table:value="thực lòng mà nói, trước khi mua thì háo hức.&#10; mua rồi, không nhanh như tưởng tượng trước đây  " table:operator="="/>
              <table:filter-condition table:field-number="0" table:value="thực sự buồn về chất lượng giao hàng, đặt giao hàng 2h từ chiều hqua đến giờ không nhận được hàng, cũng không thể hủy vì hệ thống ghi đơn hàng đang vận chuyển  ." table:operator="="/>
              <table:filter-condition table:field-number="0" table:value="thực sự cáu vì sạc mới mua được 2 hôm đã hỏng . k hiểu tại sao hôm đầu về cắm rất bình thường hôm tiếp theo cũng vậy cắm không làm sao cả. hôm nay thì cắm sạc vào mà xoay cả 2 đầu đều báo “ phụ kiện này có thể không được hỗ trợ” ." table:operator="="/>
              <table:filter-condition table:field-number="0" table:value="thực sự là mình không hiểu lắm cái dịch vụ tikinow sinh ra để làm gì khi cả 2 lần đặt tikinow còn chậm hơn cả giao hàng thông thường  , hay là tại mình đặt thông qua khuyến mãi thanh toán bằng zalopay nên nó khinh không thèm giao nhanh như quảng cáo nhỉ  , shipper đến muộn hơn dự kiến 1 tiếng, gọi cho mình thì bắt mình ra chỗ của anh ta đang đứng (cách chỗ mình khoảng 4 cây)????? rồi giải thích là đơn hàng này là của người khác ship nhưng do bị ốm nên anh này đi thay???" table:operator="="/>
              <table:filter-condition table:field-number="0" table:value="thực sự rất bực mình, đợi mỏi cổ hàng mới về. mở ra dùng thì 1bên tai nghe tập tịt, lúc được lúc không, bên tai kia thì tắt tịt luôn. đề nghị tiki đổi trả hay hoàn lại tiền cho mình. " table:operator="="/>
              <table:filter-condition table:field-number="0" table:value="thực tế sp giao hoàn toàn không có 1 chữ nào trên nhãn bao bì sp là &quot;high gm220hd digital screen hand painted screen drawing screen painting screen handwriting screen lcd tablet computer hand painted board&quot;.  hàng xài tạm được, nhưng đã có sai sót từ nhà bán hàng khi ghi tên sp là &quot;high gm220hd digital screen hand painted screen drawing screen painting screen handwriting screen lcd tablet computer hand painted board&quot; vì thực tế sp giao chỉ giống như hình chứ không trùng với tên sp quảng cáo &amp; bán trên website" table:operator="="/>
              <table:filter-condition table:field-number="0" table:value="thường mua hàng tiki rất ưng về đóng gói bao bì, nhưng sao đợt này mình mua ko phải của tiki tradding cái khác liền. hàng cứ bỏ vào cái hộp carton, mà vỏ hộp thì móp méo, lại bụi kinh thật không hài lòng." table:operator="="/>
              <table:filter-condition table:field-number="0" table:value="thường xuyên bị 0kb/s trong lúc truyền dữ liệu, quá tệ, cái usb tệ nhất từng sử dụng" table:operator="="/>
              <table:filter-condition table:field-number="0" table:value="thường xuyên bị mất kết nối, sau vài phút lại tự kết nối. tình trạng lập đi lập lại mặc dù đã để ở chỗ nhiều gió để tản nhiệt." table:operator="="/>
              <table:filter-condition table:field-number="0" table:value="tiền ít mà đòi hít thơm sao được. âm bass mạnh, nghe hơi ù tai, âm treble nhỏ, nghe một hồi nhức đầu luôn. (sau test sợ yêu và bạc phận 320kbps)" table:operator="="/>
              <table:filter-condition table:field-number="0" table:value="tiền ít thì phải chấp nhận. muốn tốt thi dung đhtm của apple" table:operator="="/>
              <table:filter-condition table:field-number="0" table:value="tiền nào của ấy, có treb nhưng k có bass !" table:operator="="/>
              <table:filter-condition table:field-number="0" table:value="tiền nào của đó,’x ko mog doi j hon" table:operator="="/>
              <table:filter-condition table:field-number="0" table:value="tiền nào của nấy , mới mua không chỉnh được âm lượng , hư voice , sau 1 tháng thì 1 bên tay không nghe ,khuyên mn kh nên mua" table:operator="="/>
              <table:filter-condition table:field-number="0" table:value="tiền s thì hàng v bỏ tiền nhiều ra mà mua loại tốt dùng nhé" table:operator="="/>
              <table:filter-condition table:field-number="0" table:value="tiếp nhận với máy tính k chuẩn, sp lỗi nhiều" table:operator="="/>
              <table:filter-condition table:field-number="0" table:value="tiếp tục là nhận đc ram nhưng ko dùng được... lắp vô máy tính ko lên luôn" table:operator="="/>
              <table:filter-condition table:field-number="0" table:value="tiêu đề ghi điện thoại không dây nhưng là điện thoại có dây. cùng do mình tìm hiểu ko kỹ. thấy ghi điện thoại ko dây thì mua. hỏi tiki thì bảo ko đổi trả dc. sao ko ghi điện thoại kéo dài có dây để người mua ko bị nhầm lẫn." table:operator="="/>
              <table:filter-condition table:field-number="0" table:value="tiêu đề sản phẩm ghi là kết nối được bluetooth mà sao hàng nhận về không kết nối được vậy ." table:operator="="/>
              <table:filter-condition table:field-number="0" table:value="tiki 5*, giao hàng nhanh chóng, hộp sản phẩm còn nguyên vẹn và mới tinh.   còn sản phẩm thì quá kinh khủng! nắp đậy cao su ở cổng sạc thì không vừa, toàn bị rớt ra nên chức năng chống nước xem như bỏ. phím bấm cứng như đá, lại không gõ tiếng việt được. loa và micro thì giúp cuộc nói chuyện giống như là đang cãi nhau. thấy tiếc tiền!  ." table:operator="="/>
              <table:filter-condition table:field-number="0" table:value="tiki bảo hành gì lạ vậy. mua q.1 giao thì nhanh mà giờ bảo hành hẹn 21 ngày trg email là sao k bit. sp ban đầu xài được sau khóa password thì k vô đc. bỏ password laptop mới vô. mua hàng điện tử tiki vậy sau này sao dám mua nữa. sp bảo hành 2năm chờ bảo hành 21 ngày chưa kể chờ nhân viên qua nhận hàng rồi trả lại. pó tay cty" table:operator="="/>
              <table:filter-condition table:field-number="0" table:value="tiki cam kết thiết bị là hàng thật nhưng mà mình mua về dùng được 1 tháng thì thiết bị có rất nhiều vấn đề. nhiều khi kết nối vs đt không được hoặc 1 bên kết nối được 1 bên không kết nối được. qua tháng thứ 2 thì đi luôn một bên tai nghe không sử dụng được luôn. nói chung là hàng quá tệ" table:operator="="/>
              <table:filter-condition table:field-number="0" table:value="tiki cần thêm tính năng chat trực tiếp với người bán hàng thì tốt hơn. khi sản phẩm có lỗi hoặc có thắc mắc gì người mua có thể phản ánh trực tiếp tới nhà cung cấp giúp nhanh chóng trong xử lý sự cố. cảm ơn" table:operator="="/>
              <table:filter-condition table:field-number="0" table:value="tiki cần xem lại. nhận hàng xong thì mình phát hiện ra dấu cắt bọc usb rồi. sau đó gắn để sử dụng mà cũng ko được. những nhà cung cấp này tiki cần xem lại để ko mang tiếng cho mình nhé." table:operator="="/>
              <table:filter-condition table:field-number="0" table:value="tiki cho hỏi sao sản phẩm này lại giao lâu vậy? tôi thấy tình trạng đóng gói sẵn sàng giao từ chủ nhật tuần trước mà vẫn ko thấy chuyển sang tình trạng vận chuyển. tôi đang rất cần sản phẩm này để dùng" table:operator="="/>
              <table:filter-condition table:field-number="0" table:value="tiki cho mình đổi lại tai nghe. mình vừa mới nhận hàng chiều 15/11/2019 . 1 bên nghe được , 1 bên bị hư k làm gì đc hết" table:operator="="/>
              <table:filter-condition table:field-number="0" table:value="tiki cho mình đổi lại tai nghe. mình vừa mới nhận hàng chiều 21/10/2019. thật sự thất vọng vì sản phẩm lỗi. tai nghe được bên không. âm thanh thì dè. cảm ứng thì không nhận. đã thế điện thoại nhận tên sản phẩm là i11 chứ không phải i12. mong nhận được phản hồi sớm từ tiki." table:operator="="/>
              <table:filter-condition table:field-number="0" table:value="tiki cho mình hỏi là tại sao khi check security code tại trang web anker.com/verify thì hiện lên thông báo có thể là hàng giả mạo vậy? trong khi trên tiki đăng tin là hàng chính hãng anker. mong nhận được phản hồi sớm từ tiki!" table:operator="="/>
              <table:filter-condition table:field-number="0" table:value="tiki cho tôi hỏi là tôi mua máy brother hl l2366dw nhưng tại sao khi kết nối báo model hl l2360. yêu cầu tiki và shop giải quyết vì giữa 2 model này giá chênh lệch rất nhiều ." table:operator="="/>
              <table:filter-condition table:field-number="0" table:value="tiki có nhân viên hứa gửi tôi hướng dẫn sử dụng chức năng in wifi cho máy macbook nhưng tôi chờ rất lâu chưa thấy. cho nên tôi mua máy wifi mà k dùng đc chức năng này." table:operator="="/>
              <table:filter-condition table:field-number="0" table:value="tiki dạo này có xu hướng lừa đảo. toàn là đưa hình ảnh gây nhầm lẫn để rồi người tiêu dùng lãnh đủ. bực bội vì cảm giác bị lừa." table:operator="="/>
              <table:filter-condition table:field-number="0" table:value="tiki dạo này làm ăn lôm côm phết nhỉ. mua con chuột hàng mới 100% từ tiki trading mà về thấy mã p/n của chuột không khớp với hộp, miếng đệm thì xước. đã thế con phát hiện mã p/n trên hộp giống hệt mã p/n trên hộp của nhưng khách hàng khác." table:operator="="/>
              <table:filter-condition table:field-number="0" table:value="tiki dạo này làm ăn lôm côm phết nhỉ. mua con chuột hàng mới 100% từ tiki trading mà về thấy mã p/n của chuột không khớp với hộp, miếng đệm thì xước. đã thế con phát hiện mã p/n trên hộp giống hệt mã p/n trên hộp của nhưng khách hàng khác." table:operator="="/>
              <table:filter-condition table:field-number="0" table:value="tiki đổi cho sợi thứ 2 mà vẫn không sạc nhanh qc 3.0 được. tôi nghi ngờ loại này vốn không thể sạc nhanh 3.0 chứ ko phải do lỗi của cá nhân sợi nào. làm tôi tốn tg đóng hàng đổi trả mà kq vẫn vậy. đề nghị bên kỹ thuật làm việc với nhà cung cấp trước rồi mới yêu câù khách đóng hàng trả. sau khi đổi cái mới thì test trước cho khách xem đủ tiêu chuẩn không. trong hình là đt tôi pin 50% mà báo sạc tới 3.5h mới đầy. trong khi đổi cọng dây 80k thì hiện chữ fast charging 30phút đầy.giá 250k mà ko có qc 3.0 thì còn thua hàng 80k mua cách đây 1 năm. qc 3.0 là tiêu chuẩn sạc nhanh cách đây hơn 3 năm chứ chả mới mẻ gì." table:operator="="/>
              <table:filter-condition table:field-number="0" table:value="tiki đổi sp lại dùm mình nha tai nghe bị ngắt quãng liên tục ko sài đk" table:operator="="/>
              <table:filter-condition table:field-number="0" table:value="tiki đóng gói cẩn thận, sản phẩm nguyên seal, chính hãng tuy nhiên sau thời gian sử dụng khoảng 5 tháng (mình mua từ 11/2018) thì máy bắt đầu bị lỗi cảm ứng. mình lên mạng tìm hiểu thì dòng gen 4 này bị loạn cảm ứng rất nhiều (không chạm vào màn hình mà màn vẫn nhảy sang trang, chỉnh font, chọn chế độ...).  không biết phải sửa lỗi này thế nào." table:operator="="/>
              <table:filter-condition table:field-number="0" table:value="tiki đóng gói quá cẩu thả, sản phẩm đồ điện tử mà gói không có lớp đệm gì hết. lúc nhận hàng ổ cứng bị bung ra khỏi hộp." table:operator="="/>
              <table:filter-condition table:field-number="0" table:value="tiki đóng gói, ship sai hàng! hi vọng tiki đến lấy và đổi lại hàng." table:operator="="/>
              <table:filter-condition table:field-number="0" table:value="tiki dù giao hàng rất nhanh nhưng sản phẩm lại bị lỗi chỉ nghe dc bên trái .nghe rất khó chịu" table:operator="="/>
              <table:filter-condition table:field-number="0" table:value="tiki giải quyết đổi hàng rất nhanh chóng và chuyên nghiệp . nhưng do tui xui hay sao . đổi rồi vẫn không có tính hiệu gì . chẳng sử dụng đươc . chờ gần 1 tuần mà kg có cái để sài" table:operator="="/>
              <table:filter-condition table:field-number="0" table:value="tiki giao cho mình chuột với nhiều vết trầy ở chân di, giống chuột đã qua sử dụng. số serial thì không trùng thân hộp và chuột. đổi trả và yêu cầu chuột mới thì lại gọi báo là không còn hàng trong kho. vậy sao trên web vẫn bán? hết hàng mới trong kho chỉ còn chuột cũ bán chăng?" table:operator="="/>
              <table:filter-condition table:field-number="0" table:value="tiki giao cho mình chuột với nhiều vết trầy ở chân di, giống chuột đã qua sử dụng. số serial thì không trùng thân hộp và chuột. đổi trả và yêu cầu chuột mới thì lại gọi báo là không còn hàng trong kho. vậy sao trên web vẫn bán? hết hàng mới trong kho chỉ còn chuột cũ bán chăng?" table:operator="="/>
              <table:filter-condition table:field-number="0" table:value="tiki giao cho tôi sản phẩm lỗi. lẽ ra để tránh mất niềm tin của khách hàng, tiki phải cố gắng đổi trả hàng nhanh nhất có thể, nhưng tiki lại không làm như thế. khi tôi yêu cầu đổi sản phẩm thì nói là sẽ xong trong vòng 7 đến 10 ngày, thế nhưng tính từ khi giao cho bên vận chuyển đến thời điểm này là đã hơn nửa tháng và thứ tôi có là... chẳng gì cả! cho dù không tính ngày cuối tuần đi nữa thì cũng đã quá hạn từ lâu nhưng tôi không hề nhận được bất cứ thông tin gì trừ 1 cái email xác nhận đã nhận được hàng đổi trả. tôi phải tự gọi cho tổng đài, thì lại được trả lời kiểu như &quot;rất xin lỗi, mong anh thông cảm... và vui lòng đợi tiếp&quot;. trước đây tôi đã từng mua 2 sản phẩm công nghệ ở tiki, trong đó 1 sản phẩm lỗi. lần này tôi vẫn đặt niềm tin vào tiki và thứ tôi nhận được là thế này đây. với kiểu cách làm việc như thế này mà tiki có thể tồn tại đến ngày nay thì đúng là một phép màu! tôi đã là khách hàng của tiki hơn 5 năm rồi, có thể sau này tôi vẫn sẽ mua sách ở đây, nhưng còn các mặt hàng khác thì đây chắc sẽ là lần cuối cùng!" table:operator="="/>
              <table:filter-condition table:field-number="0" table:value="tiki giao hàng ngày càng chán. toàn giao trễ. chất lượng dịch vụ ngày càng chán" table:operator="="/>
              <table:filter-condition table:field-number="0" table:value="tiki giao hàng nhanh nhưng chất lượng quá tệ dùng đc 3 lần thì hư luôn ...đúng là tiền nào của nấy" table:operator="="/>
              <table:filter-condition table:field-number="0" table:value="tiki giao hàng nhanh nhưng khi cài đặt thành công, kiểm tra mạng thì không kết nối được, kiểm tra trạng thái kết nối thì như hình bên dưới. đã thử lại với modem cũ thì vẫn hoạt động bình thường. mong tiki sớm đổi hàng cho mình" table:operator="="/>
              <table:filter-condition table:field-number="0" table:value="tiki giao hàng nhanh quá mua ngày 11 mà ngày 27 đã giao tới rồi" table:operator="="/>
              <table:filter-condition table:field-number="0" table:value="tiki giao hàng nhanh, dịch vụ tốt. tuy nhiên sản phẩm copy dữ liệu lần đầu tiên thì bị lỗi, không nhận ổ cứng." table:operator="="/>
              <table:filter-condition table:field-number="0" table:value="tiki giao hàng nhanh, sớm so với dự kiến hẳn 2 ngày.&#10; nhưng: rất thất vọng vì sản phẩm thiếu đầu thu chuột + bàn phím (receiver), hộp móp méo.&#10; đã gọi điện cho tiki hỏi về việc này, và dự kiến lại mất 2 3 ngày để tiki lấy sản phẩm về + 7 ngày để nhận sản phẩm khác. cực kỳ rườm rà, mất thời gian. một bộ sản phẩm không dây mà để thiếu/thất lạc đầu thu, không biết bên kiểm tra hàng hóa của tiki làm việc kiểu gì. biết mất thêm 10 ngày chờ đợi như vậy, mình lựa chọn nhà cung cấp khác cho xong." table:operator="="/>
              <table:filter-condition table:field-number="0" table:value="tiki giao hàng nhanh. nhưng sim lắm vô không bắt sóng. kiểm tra lại giúp" table:operator="="/>
              <table:filter-condition table:field-number="0" table:value="tiki giao hàng quá lâu và có hiện tượng quên đơn hàng." table:operator="="/>
              <table:filter-condition table:field-number="0" table:value="tiki giao hàng quá lâu. báo giao trong ngày hôm nay mà đến giờ ko thấy báo về lúc nào giao. giờ mới biết tiki có cả hình thức giao đêm. alo hỏi tổng đài số shipper để hỏi thì bảo là ko cho đc. trả lời khách hàng: giao trong ngày ko có nghĩa là giao vào ban ngày." table:operator="="/>
              <table:filter-condition table:field-number="0" table:value="tiki giao hàng rất nhanh. nhưng mà chuột không lên đèn, nhờ tiki đổi lại giúp mình nhé! cảm ơn tiki!" table:operator="="/>
              <table:filter-condition table:field-number="0" table:value="tiki giao hàng sớm hơn so với dự kiến. tuy nhiên điện thoại bị lỗi face id, đề nghị tiki liên lạc và hỗ trợ đổi sản phẩm." table:operator="="/>
              <table:filter-condition table:field-number="0" table:value="tiki giao hàng trễ hạn 2 ngày mà không thấy 1 thông báo hay lời giải thích nào cho khách hàng. không hài lòng với cách làm việc của tiki." table:operator="="/>
              <table:filter-condition table:field-number="0" table:value="tiki giao hàng, và phục vụ không có vấn đề j. tuy nhiên, sản phẩm chất lượng chưa tốt. mua về đc thời gian thì loạn cảm ứng, gửi bảo hành được thời gian lại bị bị lỗi cũ. chịu chả bảo hành được, có lẽ sau mua nhà cung cấp khác" table:operator="="/>
              <table:filter-condition table:field-number="0" table:value="tiki giao hành nhanh trong 2 tiếng như cam kết  mua 2 sản phẩm, cả hai đều rớt sóng wifi liên tục dùng được 1 phút thì bị rớt wifi" table:operator="="/>
              <table:filter-condition table:field-number="0" table:value="tiki giao nhanh, tai nghe bị delay kết nối không ổn định. làm cách nào để tôi có thể bảo hành?" table:operator="="/>
              <table:filter-condition table:field-number="0" table:value="tiki giao thẻ bkav het hạn sử dụng,  mình rat tin tưởng hàng do tikitrading giao nhưng lan nay hơi thật vong" table:operator="="/>
              <table:filter-condition table:field-number="0" table:value="tiki giúp em đổi trả sản phẩm này nhé em định dùng song song hai ổ hhd và ssd, tuy nhiên khi lắp ssd vào thì ko sử dụng được, em thử test bằng cách sử dụng ổ ssd khác vào thì vào đc bình thường  . có ai bị như em ko? làm thế nào để đổi trả sản phẩm ạ  ." table:operator="="/>
              <table:filter-condition table:field-number="0" table:value="tiki giúp em xem lại sản phẩm, sản phẩm chỉ nghe được 1 bên tai" table:operator="="/>
              <table:filter-condition table:field-number="0" table:value="tiki gởi sp ko đúng tôi mua( xem hình). đề nghị tiki gởi đúng sp tôi đã đặt, nếu không hoàn tiền lại cho tôi." table:operator="="/>
              <table:filter-condition table:field-number="0" table:value="tiki gửi đến khách hàng sản phẩm đã qua sử dụng. tuy dùng vẫn ổn, nhưng mình  không hề hài lòng với cách cung ứng sản phẩm như vậy nên mình kiên quyết đánh giá 1 sao." table:operator="="/>
              <table:filter-condition table:field-number="0" table:value="tiki gửi hàng lâu quá . k đúng như quảng cáo . thất vọng" table:operator="="/>
              <table:filter-condition table:field-number="0" table:value="tiki hàng hoá chất lượng, dịch vụ vận chuyển cực kém, trên website thì dấu tên đơn vị vận chuyển, hàng chưa giao mà đã tích là giao thành công, nếu không cải thiện dịch vụ vận chuyển đảm bảo rằng tiki sẽ sớm muộn cũng bị tẩy chay vì nhà vận chuyển kiểu này.  mong tiki sớm cải thiện thông tin nhà vận chuyển cũng như có chính sách đối với nhà vận chuyển, đừng nuông chiều nhà vận chuyển lấp liếm đi cái thương hiệu đã được gây dựng. tôi trước đây mua rất nhiều nhưng gần nữa năm tôi quay lại mua thì 2 đơn hàng gần đây cho thấy dịch vụ vận chuyển của website này là vấn đề cực lớn để tôi và những người khác ủng hộ cho website này" table:operator="="/>
              <table:filter-condition table:field-number="0" table:value="tiki hẹn 1 3 ngày, gọi tổng đài hứa lên hứa xuống, không giải quyết dc vấn đề chính. máy bị lỗi điểm sáng trên màn , có bụi dưới lớp kính , đã gửi ảnh cho bên kỹ thuật vào ngày 1/8. báo lỗi cho tổng đài ngày 31/7. đơn 556920745. sẽ update trạng thái xử lý" table:operator="="/>
              <table:filter-condition table:field-number="0" table:value="tiki hỗ trợ đổi hàng giúp em" table:operator="="/>
              <table:filter-condition table:field-number="0" table:value="tiki hướng dẫn hỗ trợ bảo hành thiết bị ở đâu và như thế nào đây. mình mua về và cắm sử dụng được hơn 1 ngày. đến ngày thứ 3 sáng ngủ dậy đã thấy ko còn dấu hiệu hoạt động. đèn tắt lịm mà ko hiểu lý do" table:operator="="/>
              <table:filter-condition table:field-number="0" table:value="tiki kiểm tra lại đơn hàng sạc dự phòng không có dây sạc." table:operator="="/>
              <table:filter-condition table:field-number="0" table:value="tiki koi đổi hàg dùm mình ạ chứ mới mua hôm qa nay bị hư 1 bên tai rồi ạ" table:operator="="/>
              <table:filter-condition table:field-number="0" table:value="tiki làm ăn chậm quá, đóng gói ẩu quá hàng điện tử mà bỏ ngay vào hộp quá to so với hàng" table:operator="="/>
              <table:filter-condition table:field-number="0" table:value="tiki làm ăn mất uy tin quá hang giao có dâu hiệu mở ra rồi.còn mất nắp đậy nữa tệ thiêt" table:operator="="/>
              <table:filter-condition table:field-number="0" table:value="tiki làm ăn rất tệ hại. đồ điện tử tốt nhất đừng mua tiki. chế độ đổi trả bảo hành ko như hứa hẹn. thất vọng" table:operator="="/>
              <table:filter-condition table:field-number="0" table:value="tiki mình vừa nhận được hàng chiều nay 10/2/2020 tai nghe bên được bên không kết nối bluetooth ko đc tốt lúc đc lúc kho ong và tai bên trái không nghe đc tiki cho mình đổi lại hàng. ít ra nghe ko hay thì cuxg phải tín hiệu bắt tốt và nghe đc cả 2 tai chứ chán quá" table:operator="="/>
              <table:filter-condition table:field-number="0" table:value="tiki mới giao hàng. chuột mới mua nhưng đóng góp sơ xài, mặt dưới trầy rất nhiều giống chuột đã qua sử dụng." table:operator="="/>
              <table:filter-condition table:field-number="0" table:value="tiki này, bữa này tui bỏ trang này luôn, mua điện thoại mấy cái toàn đồ dổm, haizz" table:operator="="/>
              <table:filter-condition table:field-number="0" table:value="tiki nên cập nhật bán hàng mới nhất chứ bán bán mẫu cũ băng tần co 2.4 thua mình mua năm 2017 mình mua 3 sản phẩm do sơ ý không kiểm tra kĩ quá thấy vọng" table:operator="="/>
              <table:filter-condition table:field-number="0" table:value="tiki nên xem sét lại hàng bán , tôi mua không dùng được , bán hàng như này lừa người dùng à, như này lần sau ai dám mua hàng đặt hàng nữa  " table:operator="="/>
              <table:filter-condition table:field-number="0" table:value="tiki now nhưng giao hàng quá chậm trễ, gần 1 tuần mới nhận được hàng, hỏng hết công việc của mình." table:operator="="/>
              <table:filter-condition table:field-number="0" table:value="tiki ơi tiki, dang năm mới tiki làm ăn chán lắm, giao hàng quá chậm. hủy đơn hàng thì không có cửa để hủy." table:operator="="/>
              <table:filter-condition table:field-number="0" table:value="tiki quảng cáo là hàng mới 100% bảo hành chính hãng 1 năm. vậy mà vừa nhận hàng  lên website của apple kiểm tra lại mới biết chỉ còn bảo hành 3 tháng. không biết là hàng trôi bảo hành hay là hàng đã qua sử dụng nữa. đang khiếu nại không biết có giải quyết thoả đấng hay sẽ lấp liếm cho qua chuyện" table:operator="="/>
              <table:filter-condition table:field-number="0" table:value="tiki quên đơn hàng dù đã gọi nhắc nhở nhiều lần, nhưng cuối cùng vẫn quên đơn và giao hàng trể. khiến mình không có quà đúng hẹn, rất thất vọng vì cách tiki làm việc." table:operator="="/>
              <table:filter-condition table:field-number="0" table:value="tiki trading bán hàng trôi bảo hành, mua ngày 12/12/2019 nhưng chỉ còn bảo hành 3 tháng tới ngày 11/2/2020" table:operator="="/>
              <table:filter-condition table:field-number="0" table:value="tiki trading giao hàng lừa đảo. khác hoàn toàn so với hình ảnh web, giao không có hộp nguyên của tai nghe. yêu cầu trả hàng, hoàn tiền" table:operator="="/>
              <table:filter-condition table:field-number="0" table:value="tiki trading làm ăn chán thế. hộp thì bị rách, không có dây cáp quang, không cho tháo ra kiểm tra là thế nào?" table:operator="="/>
              <table:filter-condition table:field-number="0" table:value="tiki và shop kiểm tra lại giúp mình,  tai nghe chỉ nghe được 1 bên, bên còn lại ko nghe đc dù đã sạc đầy pin" table:operator="="/>
              <table:filter-condition table:field-number="0" table:value="tiki vui lòng hỗ trợ giúp mình :   sau khi nhận được hàng xong mình bắt đầu sạc từ 17h20 phút ngày 24/9 đến hiện tại khi viết đánh giá này là 8h30 phút, sạc không lên đèn ở mức nào cả.   rất mong bộ phận kỹ thuật hỗ trợ mình  ..   mong tiki phản hồi sớm để đảm bảo quyền lợi của khách hàng khi sản phẩm chưa như kỳ vọng   cảm ơn" table:operator="="/>
              <table:filter-condition table:field-number="0" table:value="tiki vui lòng xem lại giúp mình vấn đề này về sản phẩm.  mình nhận hàng hôm 15/9 với tình trạng hộp của sp đã khui trước và không hiện kết nối với macbook của mình. mac os 10.15." table:operator="="/>
              <table:filter-condition table:field-number="0" table:value="tiki vui lòng xem lại giúp mình vấn đề này về sản phẩm.  mình nhận hàng hôm 15/9 với tình trạng hộp của sp đã khui trước và không hiện kết nối với macbook của mình. mac os 10.15." table:operator="="/>
              <table:filter-condition table:field-number="0" table:value="tiki xử lý đơn hàng rất tệ. chưa giao hàng mà báo trên hệ thống là giao rồi. tiền hàng thì yêu cầu trả trước. mọi người cẩn thận lừa đảo." table:operator="="/>
              <table:filter-condition table:field-number="0" table:value="tín hiệu bluetooth ko ổn định. có lúc bật nguồn lên ko đc. mong tiki nhận lại hàng" table:operator="="/>
              <table:filter-condition table:field-number="0" table:value="tín hiệu chập chờn, mình xài tai nghe bluetooth, nghe lúc đc lúc không, bực mình &gt;." table:operator="="/>
              <table:filter-condition table:field-number="0" table:value="tín hiệu chập chờn,không nên mua,đúng là mua hàng online" table:operator="="/>
              <table:filter-condition table:field-number="0" table:value="tín hiệu kém đi xa 5m đã mất tín hiệu, phải mua cái mới" table:operator="="/>
              <table:filter-condition table:field-number="0" table:value="tin tưởng hàng chính hãng của tiki nhưng mua về thì vô cũng thất vọng sạc cả tiếng chưa dc 10% pin. mong tiki giải đáp vẫn mua hàng trên tiki thấy tin tưởng nhưng quả thực sản phẩm lần này gây mất uy tín rất nhiều" table:operator="="/>
              <table:filter-condition table:field-number="0" table:value="tình hình dùng phần mềm chest sp kingston chính hãng và không thấy hiển thị sản phẩm, không biết tiki đảm bảo hàng chính hãng kiểu gì đây , mất lòng tin cho sản phẩm tiếp theo..." table:operator="="/>
              <table:filter-condition table:field-number="0" table:value="tình hình mình nhận hàng hôm 4 tây mình bận làm nên nay mới mở hàng ra thử mà bật nguồn mãi không lên. mong tiki giải quyết sớm giúp mình." table:operator="="/>
              <table:filter-condition table:field-number="0" table:value="tình hình sau khi cài đặt các kiểu thì bộ đã nhận kết nối wifi, nhưng lấy đt vào mạng chuyển tiếp thì không vào mạng được!" table:operator="="/>
              <table:filter-condition table:field-number="0" table:value="tình trang em nó hở sáng quá nhiu hok biết mình đổi cái khác đc hk ta" table:operator="="/>
              <table:filter-condition table:field-number="0" table:value="tình trạng là như thế này: mình có mua cái cục này, nhân viên giao hàng thì mình nhận rồi để đó lúc rảnh mình lấy ra cấu hình ip lại để xài. hôm nay rảnh lấy ra cấu hình ip xài thì đèn đốm không sáng log vào ip thì ko vào được, không có tín hiệu gì hết. tóm lại là mua được hàng dỏm. nên mong mọi người để ý cho cái shop bán hàng loại này. để tránh tình trạng như mình. p/s: tiki cho hỏi là hàng mua về sài ko được có đổi lại được không!?" table:operator="="/>
              <table:filter-condition table:field-number="0" table:value="tính từ ngày mua thì chưa được 3 tháng, tính giờ sử dụng thì chắc được 2 ngày, hiện tại là sạc khồng vào, tiki có hỗ trợ đổi được hay ko?" table:operator="="/>
              <table:filter-condition table:field-number="0" table:value="tô vừa nhận sản phẩm, dùng phần mềm kiểm tra. thông số không đúng như mô tả. tôi muốn trả lại" table:operator="="/>
              <table:filter-condition table:field-number="0" table:value="toàn đồ dởm. mua mất tiền chỉ thêm bực mình. xài được đúng 1 lần. thử dây qua điện thoại dây ok. hộp đọc ko đọc dc lần 2" table:operator="="/>
              <table:filter-condition table:field-number="0" table:value="toàn lừa đảo" table:operator="="/>
              <table:filter-condition table:field-number="0" table:value="tốc độ chậm hơn mô tả, giống như mô tả sản phẩm hộp trung quốc chứ không phải tiếng anh như trong hình ảnh mô tả sản phẩm hộp cũ và không kiểm tra được bảo hành" table:operator="="/>
              <table:filter-condition table:field-number="0" table:value="tốc độ chạy nhanh được 1 phút đầu hoạt động, sau đó tốc độ như rùa bò" table:operator="="/>
              <table:filter-condition table:field-number="0" table:value="tốc độ chép khá chậm ( 20mb/s) dùng lâu usb nóng" table:operator="="/>
              <table:filter-condition table:field-number="0" table:value="tốc độ chép rất là chậm, liên tục tuột về zero (0 kb/s). xóa file trên usb cũng rất là chậm. tương tự tác vụ trên với usb 2.0 bình thường thì lại nhanh hơn hẳn. bây giờ không thể sử dụng được. đang chờ tiki giải quyết. tem bảo hành cũng không phải là fpt như quảng cáo!" table:operator="="/>
              <table:filter-condition table:field-number="0" table:value="tốc độ chép thật rất chậm chỉ khoảng trên dưới 40mb/s. tệ hơn hdd rất nhiều." table:operator="="/>
              <table:filter-condition table:field-number="0" table:value="tốc độ chỉ bằng nữa thực tế. shop đổi cho mình hàng khác hoặc hoàn tiền" table:operator="="/>
              <table:filter-condition table:field-number="0" table:value="tốc độ copy dữ liệu vào ổ cứng rất chậm. tôi lấy ví dụ copy 1 file 4gb từ ổ cứng trong máy tính sang ổ cứng di động thì tốc độ khoảng 37 mb, trong khi test thử ổ hdd trong của máy tính thì tốc độ khoảng 62mb. tức là tốc độ ở ổ cứng di động này chỉ bằng 1 nữa.  không biết đây là lỗi ổ cứng hay tốc độ thật sự. nếu tốc độ thật sự thì vô cùng thất vọng." table:operator="="/>
              <table:filter-condition table:field-number="0" table:value="tốc độ copy file chỉ được khoảng 4mb/s máy tính mình có cổng hỗ trợ usb 3.0 nhé" table:operator="="/>
              <table:filter-condition table:field-number="0" table:value="tốc độ cực chậm, 3.0 mà còn chậm hơn cả cái usb 2.0 đang dùng, cảm giác thì ọp ẹp và đã hỏng sau hơn 1 tháng sử dụng!" table:operator="="/>
              <table:filter-condition table:field-number="0" table:value="tốc độ cực chậm,chậm hơn hdd cũ thay ra,quay vòng vòng trong win không chạy nổi" table:operator="="/>
              <table:filter-condition table:field-number="0" table:value="tốc độ cực kì chậm, kể cả khi chép nhiều file nhỏ hay 1 file lớn.  liên hệ tiki để trả hàng lại thì 1 tuần sau không thấy ai gọi lại!  chăm sóc khách hàng cực kỳ tệ!" table:operator="="/>
              <table:filter-condition table:field-number="0" table:value="tốc độ đọc ghi chậm, không giống như quảng cáo, đã chuyển các cổng sata 2, sata 3, sata 4, kết quả đều tương tự" table:operator="="/>
              <table:filter-condition table:field-number="0" table:value="tốc độ đọc ghi của usb này quá thấp, ít hơn cả 2.0" table:operator="="/>
              <table:filter-condition table:field-number="0" table:value="tốc độ đọc ghi không ổn định quá kém. đã có kết nối 3.0 nhưng không được cải thiện" table:operator="="/>
              <table:filter-condition table:field-number="0" table:value="tốc độ đọc ổn, khoảng 120 mb/s nhưng tốc độ ghi rất tệ, khoảng 9 mb/s, thất vọng về tốc độ này" table:operator="="/>
              <table:filter-condition table:field-number="0" table:value="tốc đọ đọc rất nhanh tầm 102mb/s nhưng coppy vào cực chậm do cache qus thấp thua hẳn sản phẩm trước đây từng mua. đành chấp nhận do giá rẻ" table:operator="="/>
              <table:filter-condition table:field-number="0" table:value="tốc độ đọc thì duoc có 278mb/s còn tốc độ ghi thì được 265mb/s. nếu theo quảng cáo và nhiều anh em dùng rùi thì họ được 500mb/s và 400mb/s. đề nghị tiki cho mình câu trả lời hoặc đổi mới sản phẩm cho mình" table:operator="="/>
              <table:filter-condition table:field-number="0" table:value="tốc độ đọc từ trong thẻ nhớ ra chỉ được có 25mb/s. thấp hơn nhiều so với mô tả. đề nghị tiki đổi cho cái khác chất lượng hơn hoặc hoàn hàng trả tiền." table:operator="="/>
              <table:filter-condition table:field-number="0" table:value="tốc độ đọc: 550mbps và tốc độ ghi: 520mbps. nhưng khi test thì tốc độ ghi chỉ có 382mbps. đề nghị tiki đổi sản phẩm lại giúp tôi" table:operator="="/>
              <table:filter-condition table:field-number="0" table:value="tốc độ đọc/ghi cực kì chậm. mình copy file từ ổ c qua ổ d, tốc độ tb chỉ tầm 20kb/s vâng tin được ko, còn chậm hơn ổ hdd mình vừa mua chỉ đc 2 tuần" table:operator="="/>
              <table:filter-condition table:field-number="0" table:value="tốc độ ghi dữ liệu lẫn đọc dữ liệu quá chậm nên mua usb 3.0." table:operator="="/>
              <table:filter-condition table:field-number="0" table:value="tốc độ ghi quá chậm,  không ổn định. dao động lớn trong khoảng từ 2   7 mbs" table:operator="="/>
              <table:filter-condition table:field-number="0" table:value="tốc độ ghi quá chán" table:operator="="/>
              <table:filter-condition table:field-number="0" table:value="tốc độ kết nối cũng tương đối, không nhanh lắm nhưng có lỗi là nhận mạng rất chậm và hay mất kết nối phải khởi động lại mới hết. cắm cái usb wifi 80k thì dùng bình thường. đang dùng trên windows 10." table:operator="="/>
              <table:filter-condition table:field-number="0" table:value="tốc độ kết nối wifi và chất lượng rất kém" table:operator="="/>
              <table:filter-condition table:field-number="0" table:value="tốc độ khá chậm so với usb 2.0 mới mua 2 tháng đã hỏng." table:operator="="/>
              <table:filter-condition table:field-number="0" table:value="tốc độ không ổn định và quá chậm đối với 1 usb 3.0. tôi đã lầm khi mua cái usb này." table:operator="="/>
              <table:filter-condition table:field-number="0" table:value="tốc độ mạng k thay đổi đã thử reset kết nối nhiều lần mạng vẫn yếu" table:operator="="/>
              <table:filter-condition table:field-number="0" table:value="tốc độ nhanh, nhưng phạm vi sóng quá tệ, bán kính cỡ 10m mà mất sóng, không hiểu nổi" table:operator="="/>
              <table:filter-condition table:field-number="0" table:value="tốc độ phát quá chậm, pin thì yếu. mua về coi như ném tiền qua cửa sổ" table:operator="="/>
              <table:filter-condition table:field-number="0" table:value="tốc độ quá chậm, cách cục modem có 2m mà ko chạy nổi, tín hiệu chập chờn không ổn định." table:operator="="/>
              <table:filter-condition table:field-number="0" table:value="tốc độ quá chậm, chỉ 2mb/s, ping nhảy liên tục, chịu..." table:operator="="/>
              <table:filter-condition table:field-number="0" table:value="tốc độ quá chậm, gọi hỗ trợ thì thái độ" table:operator="="/>
              <table:filter-condition table:field-number="0" table:value="tốc độ rất chậm, usb 3.0 mà chuyển dữ liệu thua cả 2.0, tiền nào của nấy. không nên mua" table:operator="="/>
              <table:filter-condition table:field-number="0" table:value="tốc độ siêu chậm" table:operator="="/>
              <table:filter-condition table:field-number="0" table:value="tốc độ thật 50mbps nhưng khi sử dụng quét còn 7mbps" table:operator="="/>
              <table:filter-condition table:field-number="0" table:value="tốc độ thực tế chỉ = 1/3 so với mô tả. tốc độ này chỉ bằng tốc độ của usb 2.0" table:operator="="/>
              <table:filter-condition table:field-number="0" table:value="toc do thuc te khong nhu da gioi thieu minh dung laptop co cau hinh nhu ben duoi" table:operator="="/>
              <table:filter-condition table:field-number="0" table:value="toc do toi da 7mb/giay. toc do cao cực cao cho usb 3.0." table:operator="="/>
              <table:filter-condition table:field-number="0" table:value="tốc độ tối đa ghi trong  mà shop quảng cáo là 540mb/s, tại sao tôi thử copy mà chỉ được tối đa là 150mb/s" table:operator="="/>
              <table:filter-condition table:field-number="0" table:value="tốc độ truy cập rất chậm, gần như không vào được mạng" table:operator="="/>
              <table:filter-condition table:field-number="0" table:value="tốc độ truy cập: chậm dv live news phiền phức, rất phiền phức, tắt rồi cũng không có tác dụng vô cùng thất vọng khi mua sim này cảm thấy rất bực mình khi sử dụng sim này !!! sẽ không bao giờ dùng nữa." table:operator="="/>
              <table:filter-condition table:field-number="0" table:value="tốc độ truyền quá chậm máu có cổng 3.0 lun mà truyền chỉ 10 mấy mb" table:operator="="/>
              <table:filter-condition table:field-number="0" table:value="tôi  mới  nhận  hàng  nhưng  sao ko sạc  pin được  vậy" table:operator="="/>
              <table:filter-condition table:field-number="0" table:value="tôi bị hỏng khi dùng 1 thời gian, không bắt được wifi, bị bật tắt liên tục, nhỏ quá không biết bảo hành, sửa chữa ở đâu" table:operator="="/>
              <table:filter-condition table:field-number="0" table:value="toi bi mat ma rq thi lam thê lao đê cai dat" table:operator="="/>
              <table:filter-condition table:field-number="0" table:value="tôi cảm thấy rất bức xúc về cách làm việc của bên a/c. mình ra đường kinh doanh buôn bán ở thời buổi 4.0 này mình cần đặt chử tín lên đầu. bán hàng sao không test hàng trước khi giao cho khách. tuy hàng hoá không giá trị cao nhưng cũng là tiền người ta vất vã làm kiếm đc. mình ra đường mở shop thì đâu có làm ăn kiểu như vậy đc. tôi thấy shop rất là tệ về việc kiểm tra hàng hoá trước khi gửi cho khách." table:operator="="/>
              <table:filter-condition table:field-number="0" table:value="tôi cần gấp màn hình này, tình trại gói hàng đã đóng gói và sẵn sàng vận chuyển từ thứ 4 (20/12). tới giờ vẫn chưa giao được. gọi hotline thì hẹn lên hẹn xuống. quá thất vọng!" table:operator="="/>
              <table:filter-condition table:field-number="0" table:value="tôi càn mua màu sáng thì shop giao cả 2 sản phẩm màu đen. có thể đổi lại màu sáng hay ko?" table:operator="="/>
              <table:filter-condition table:field-number="0" table:value="tôi chấm 0000000000000000000000000000000000000000 sao" table:operator="="/>
              <table:filter-condition table:field-number="0" table:value="tôi check bằng phần mềm sandisk secureaccess nó báo không phải của sandisk, trước tôi từng mua 1 cái bên thế giới di động cũng 32gb nó nhận được 30gb. cái này được có 29.7gb" table:operator="="/>
              <table:filter-condition table:field-number="0" table:value="tôi chỉ dùng được vài ngày và không reset được nữa.  tôi xin trả lại hàng . ở đâu?" table:operator="="/>
              <table:filter-condition table:field-number="0" table:value="tôi chỉ mới dùng 1 ngày thì cổng wan bị lỗi. sau đó tôi liên hệ tổng đài để được đổi trả thì chỉ nhận được câu trả lời là đang bận.  trong vòng 3 ngày liên tiếp tôi gọi tầm 30 cuộc và tất cả đều không nhận được phản hồi nào.  hiện tại vẫn không thể dùng cũng không thể đổi hay trả.  cực kỳ thất vọng!!!" table:operator="="/>
              <table:filter-condition table:field-number="0" table:value="tôi chọn màu đen.. ma lại giao màu xanh... đúng là chẳng uy tín tí nào.. cứ xem.nhu giao màu nào được thì giao... chẳng lẽ tôi lại không nhận hàng" table:operator="="/>
              <table:filter-condition table:field-number="0" table:value="tôi chưa hài lòng với sản phẩm vì: lọ nước xịt rửa bị hở nắp và nước trong lọ bị rò ra ngoài làm ướt các sản phẩm khác. hút bụi mini thì chất lượng nhựa kém... nói chung sản phẩm chất lượng không tốt như trong hình." table:operator="="/>
              <table:filter-condition table:field-number="0" table:value="tôi có  mua một thẻ 64g của lưu  trữ sg ngày 05/02/2020 không sử dụng được" table:operator="="/>
              <table:filter-condition table:field-number="0" table:value="tôi có đặt một bộ sản phẩm ở đây. cũng chỉ vì xuất được hoá đơn cho công ty lấy đầu vào. tuy nhiên tôi cực kỳ không chấp nhận được cái thái độ giao hàng của nhân viên tiki khi thấy đơn hàng đã được thanh toán tỏ vẻ bất cần. nói với khách hàng rất thái độ. vì tôi để địa chỉ ở chung cư đồng phát do cty sản xuất sát đó ko thể lên được địa chỉ nên khi giao hàng nhân viên còn nói hàng thanh toán rồi ko lấy thì cậu ấy ký thay lấy lúc nào cũng được.  tôi đã nói rất rõ do hàng này giá trị em muốn kiểm tra hàng thì cậu ấy bảo chỉ kiểm tra nguyên tem ko đc mở hàng. tôi đồng ý và có đi ra để đón nhân viên. nhưng cậu nhân viên chỉ chịu ngồi ở quán nước đợi mà ko ra, tôi có chủ động tắt điện thoại gọi lại cho nhân viên. đến mức phải chửi cả nhân viên tiki thì tôi ko thể chấp nhận được. cũng trải nghiệm mua shopee hay lazada chưa bao giờ bị thế này. phải nói thẳng tôi sẽ ko mua lại lần nào nếu tiki vẫn để đội giao hàng kiểu này. do đó tôi ko hài lòng với tiki. và có trao đổi với trung tâm dịch vụ khách hàng. đề nghị người đã thái độ hoặc người quản lý nv đó xem xét lại cách làm việc trả lời tôi bằng email." table:operator="="/>
              <table:filter-condition table:field-number="0" table:value="tôi có đặt mua về xài nhưng không chạy tôi có gọi đt cho shop nhưng bên shop có nói báo lại bộ phận kỷ thuật nhưng tới giờ chưa thấy hồi âm gì cả ..tôi mong rằng shop làm ăn cho có uy tín chút chứ đừng như vậy" table:operator="="/>
              <table:filter-condition table:field-number="0" table:value="tôi có đặt sim và nhận được hàng, tuy nhiên chỉ dùng được 1 tháng chứ không phải 12 tháng và loại sim cũng không phải là dùng gói cước mobifone mdt250a. khi phản ánh thì store chối đây đẩy, lừa đảo, mọi người tẩy chay nha" table:operator="="/>
              <table:filter-condition table:field-number="0" table:value="tôi có đặt tai nghe bluetooth và đã kết nối những ko nghe được chỉ nghe tiếng tít tít" table:operator="="/>
              <table:filter-condition table:field-number="0" table:value="tôi có mua 1 bộ chuyển đổi âm thanh hàng nhập khẩu trên tiki về. lần đầu cắm dùng ok, để 2 tuần bật lên nghe thì ko được. tôi không hiểu sao ghi hàng nhập khẩu mà dùng đc 1 lần(chắc nhập từ móng cái ?)" table:operator="="/>
              <table:filter-condition table:field-number="0" table:value="toi co mua 1 cai dien thoai ma khong dung duoc,chang hieu lam an kieu j" table:operator="="/>
              <table:filter-condition table:field-number="0" table:value="tôi có mua 2 sp này trên tiki. con thứ 1 sau 2 tháng hỏng nút bấm, yêu cầu bảo hành thì được hoàn tiền do hết sp tương đương. sau đó tôi lại mua sản phẩm thứ 2. thì sau khaongr 3 tháng con lăn chuột cao su vị vỡ ra. len mạng đọc thì nhiều người bị tình trạng tương tự. hơi thất vọng về chất lượng. mua con 200k vài năm không hỏng logitec. mua con 300k thì hỏng lên hỏng xuống" table:operator="="/>
              <table:filter-condition table:field-number="0" table:value="tôi có mua cùng đơn với 1 lọ srm thì tiki đóng chung lọ srm với morden này, lọ srm vỡ chảy vào morden hỏng không sử dụng được" table:operator="="/>
              <table:filter-condition table:field-number="0" table:value="tôi có mua sạc dự phòng này được khoảng 6 ngày. nhưng trong quá trình sạc cho điện thoại không thấy đèn báo sáng. pin dự phòng có chế độ sạc nhanh nhưng không thấy sạc nhanh.15 phút mới sạc được 1%. tôi đã thử sạc trên điện thoại khác nhưng cũng không thay đổi" table:operator="="/>
              <table:filter-condition table:field-number="0" table:value="tôi có mua sản phẩm này trên tiki được 8 tháng, thời gian đầu dùng rất tốt, tuy nhiên giờ sạc ko lên điện nữa tôi có gọi lên để yêu cầu tiki cung cấp quyền nhận bảo hành của mình (sản phẩm tôi mua là chính hãng có chế độ bảo hành 12 tháng) tuy nhiên hơn 1 tuần nay tiki không đưa ra câu trả lời cho tôi là tôi có được bảo hành sản phẩm này hay không mà chỉ bắt tôi chờ đợi, trong khi nếu mua sản phẩm trực tiếp tại cửa hàng tôi đã được xử lý ngay. tôi rất thất vọng về cách xử lý của tiki. mua rất nhiều sản phẩm và tin tưởng tiki nhưng đây là lần tôi cảm thấy khó chịu và ức chế nhất." table:operator="="/>
              <table:filter-condition table:field-number="0" table:value="tôi có mua sản phẩm tai nghe sony wh510 mà không kết nối được với blutut... cho hỏi tôi phải làm gì???" table:operator="="/>
              <table:filter-condition table:field-number="0" table:value="tôi có mua tai nghe này về test và sạc đủ mọi cách nhưng chỉ nghe được có 1 bên tay thôi, 1 bên k nhận được đèn sạc và k nghe được luôn. tiki vui lòng xem xét và có chính sách đổi trả hàng giúp tôi." table:operator="="/>
              <table:filter-condition table:field-number="0" table:value="tôi có thể đôi lại được không, tại vì pin xạc đầy chỉ dùng được 30p là hết pin, rất tệ" table:operator="="/>
              <table:filter-condition table:field-number="0" table:value="tôi có thể đổi sản phẩm này không. dùng không ổn định. cứ dùng khoảng ít tiếng lại phải rút ra cắm lại mới dùng được. rất không hài lòng" table:operator="="/>
              <table:filter-condition table:field-number="0" table:value="toi coi nhan xet cua cong dong mang may nay sai ko tot lam toi ko biet co nen mua ko nua cho toi hoi may nay nuoc nao san xuat sao loa nge ko ro lam neu toi bo tien ra ma ko sai duoc cac ban cung ko ban may duoc" table:operator="="/>
              <table:filter-condition table:field-number="0" table:value="tôi copy thử thì thấy tốc độ quá chậm so với tiêu chuẩn 3.0" table:operator="="/>
              <table:filter-condition table:field-number="0" table:value="tôi đã biết là thiết bị này không sử dụng đồng thời được 2 line mạng chia ra. nên chỉ mua về nhằm việc chuyển đổi khi cần đi dây cho đẹp tuy nhiên shop này bắt mua tối thiểu 3 cái chứ không cho mua 1 cái. mua về kiểm tra thì phát hiện 2 trong số 3 cái đã mua bị hư 1 cổng chỉ còn sài được 1 cổng. đề nghị tiki xem xét shop này. tôi đọc review lúc mua thấy cũng nghi nghi rồi" table:operator="="/>
              <table:filter-condition table:field-number="0" table:value="tôi đã chờ đến nửa tháng rồi vẫn chưa giải quyết vấn đề sản phẩm lỗi cho khách hàng, cứ đẩy đưa xin lỗi rồi nói khách chờ từ tuần này sang tuần khác.     nhận hàng từ đầu giờ chiều 13/04, chưa tới 1 tiếng sau tôi đã gọi điện nói về sản phẩm lỗi. ngay hôm sau có người tới nhận lại màn hình. và nói chờ 2 3 ngày làm việc    cho tới ngày hôm nay 27/04 , sau nhiều lần gọi điện hỏi về cách xử lý sản phẩm, thì lại kêu chờ thêm 2 4 ngày làm việc nữa.    tôi hỏi: &quot;chậm nhất là thứ 5 30/04 là có câu trả lời chính thức đúng không?&quot; thì nhận được lời xin lỗi và đưa ra những câu nói không chắc chắn, chung chung.   không biết tôi phải chờ tới khi nào tiki mới giải quyết vấn đề sản phẩm?  tôi cũng biết mua hàng điện tử sẽ có xác xuất hư hỏng này kia, không thể trách chất lượng sản phẩm. nhưng chất lượng dịch vụ sau khi mua hàng của tiki thực sự tệ.   từng mua rất nhiều đồ từ tiki, nhưng sau chuyện này tôi sẽ cân nhắc lại, đặc biệt là hàng điện tử. tôi là minh chứng cho mua hàng   trả hàng và trải nghiệm dịch vụ sau bán hàng của tiki." table:operator="="/>
              <table:filter-condition table:field-number="0" table:value="tôi đã đọc thông tin chi tiết cấu hình thì thấy tiki ghi sản phẩm có hỗ trợ thẻ nhớ ngoàimicrosd tối đa 512 gb, nhưng mua về tôi loai hoai tìm cả buổi nhưng cũng không thấy khe cấm thẻ nhớ nằm ở đâu, tôi điện lên trung tâm hỗ trợ khách hàng của samsung thì bên kỹ thuật viên của samsung báo là sản phẩm này không hỗ trợ thẻ nhớ ngoài.mong tiki có câu trả lời thỏa đáng....tiki.vn là trang thương mại điện tử lớn mà sản phẩm một đường lại đi ghi một nẻo như vậy là không được...làm ăn như vậy thì khác gì treo đầu dê  mà lại bán thịt chó chứ." table:operator="="/>
              <table:filter-condition table:field-number="0" table:value="tôi đã đổi pin mới để thử nhưng chuột không lên, không chạy.  mong tiki xem xét giúp. tôi cảm ơn" table:operator="="/>
              <table:filter-condition table:field-number="0" table:value="tôi đã gửi trả lại hàng đc 4 ngày, nhưng bên tiki vẫn chưa hoàn tiền vô tiki xu cho tôi. mong tiki sớm liên hệ để giải quyết" table:operator="="/>
              <table:filter-condition table:field-number="0" table:value="tôi đã gửi trả sảm phẩm lại chi tiki nhưng chưa được hoàn lại tiền!" table:operator="="/>
              <table:filter-condition table:field-number="0" table:value="tôi đã lắp hdd vào nhưng không thể dùng được. tôi muốn trả lại và được hoàn tiền" table:operator="="/>
              <table:filter-condition table:field-number="0" table:value="tôi đã liên lạc và bị từ chối bảo hành,  lỗi máy in mực không đều do hư drum/gạc  đến nay tôi không còn bấm được nút bảo hành nữa, mà tiki đã khoá nút này của tôi.  đơn hàng tôi mua 10.2019 còn trong hạn bảo hành.  tôi thất vọng, cực kỳ thất vọng" table:operator="="/>
              <table:filter-condition table:field-number="0" table:value="toi đã mua 2 sợi màu đỏ sài rất tốt nên tui mua thêm 3 sợ mau đỏ nua để dung mà dua toi 1 mau đỏ 2 mau đen xac rất chạm vào bin điện thoại" table:operator="="/>
              <table:filter-condition table:field-number="0" table:value="tôi đã mua 2 tai nghe buetoorh i12, nhưng mỗi bộ chỉ nghe được 1 bên còn bên kia không lên? tôi bảo hành như thế nào?" table:operator="="/>
              <table:filter-condition table:field-number="0" table:value="tôi đã mua dây chuyển đổi này, nhưng rất tiếc nó không chạy, và tiki đã hỗ trợ nhận lại và đang trong thời gian chờ thay thế dây mới. hy vọng tôi sẽ nhận được chiếc cáp mới có thể chạy được trong thời gian sớm nhất." table:operator="="/>
              <table:filter-condition table:field-number="0" table:value="tôi đã mua hàng ở tiki hàng đóng gói cẩn thận.dung lượng pin rất nhanh hao yêu cầu được đổi lại hàng" table:operator="="/>
              <table:filter-condition table:field-number="0" table:value="tôi đã mua rất nhiều hàng ở tiki và rất tin tưởng nhưng sau lần này sẽ không bao giờ mua ở tiki nữa. là 1 trang thương mại trực tuyến thì uy tín lúc nào cũng là điều cần thiết nhưng tiki không đảm bảo được quyền lợi cho khách hàng thì chỉ là trang bán hàng lừa đảo. tôi đã nhận được dây sạc và cảm thấy khá hài lòng nhưng do dây sạc không khớp với đời máy nên không thể sử dụng được. liên lạc ngay với tiki để đổi sản phẩm trùng với máy nhưng nhận được câu trả lời là rất tiếc. vậy ra khách hàng phải tự chịu lãng phí tiền và sp vì ko sử dụng được chỉ vì dịch vụ khách hàng tệ hại của tiki trong khi tiki chỉ việc liên hệ lại với ng bán và giúp khách đổi hàng, chuyện quá đơn giản mà lại không làm được thì uy tín đâu để khách hàng tin và mua hàng tiki nữa." table:operator="="/>
              <table:filter-condition table:field-number="0" table:value="tôi đã mua sản phẩm chuột không dây thương hiệu logitech b175 ngày hôm qua, nhưng chuột không hoạt động. hôm nay chúng tôi đã mua pin mới khác lắp vào để thử thêm 1 lần nữa nhưng chuột vẫn không hoạt động. chúng tôi mỗi trả hàng ( hoặc đỗi hàng khác nhưng hoạt  động được cho chúng tôi) xin cám ơn" table:operator="="/>
              <table:filter-condition table:field-number="0" table:value="tôi đã mua sản phẩm này rồi từ tháng 5 mà giờ tháng 7 bộ phận đổi trả vẫn chưa xử lý xong cho tôi. thực sự tôi rất buồn" table:operator="="/>
              <table:filter-condition table:field-number="0" table:value="tôi đã mua sản phẩm này với mã đơn #970460460   hôm trước tôi cài lại máy tính và mấy key. xin giúp tôi lấy lại key ạ" table:operator="="/>
              <table:filter-condition table:field-number="0" table:value="tôi đã mua sản phẩm, tuy nhiên chất lượng sản phẩm không được như mong đợi. kết nối được một lần, những lần sau không thể kết nối được vào wifi, cho dù tôi đã khởi động lại máy." table:operator="="/>
              <table:filter-condition table:field-number="0" table:value="tôi đã mua và không thể kết nối bắt đầu chán mua hàng của tiki rồi" table:operator="="/>
              <table:filter-condition table:field-number="0" table:value="tôi đã mua và làm theo hướng dẫn của shop kết nối với đt nhưng luôn hiện kết nối thất bại là ntn ạ" table:operator="="/>
              <table:filter-condition table:field-number="0" table:value="tôi đã mua và nhận hàng ngày 20/5/2019. dùng test thì đèn led không thay đổi màu, luôn luôn ở màu xanh lam. không như quản cáo. đề nghị đổi hàng cho tôi. chất lượng kém quá" table:operator="="/>
              <table:filter-condition table:field-number="0" table:value="tôi đã nhận đc hàng nắp sim vào có sóng sao không gọi được" table:operator="="/>
              <table:filter-condition table:field-number="0" table:value="tôi đã nhận đc hàng, nhưng không sủ dụng đc, đề nghị tiki cho số điện thoại bên bán hàng để gọi liên hệ trực tiếp" table:operator="="/>
              <table:filter-condition table:field-number="0" table:value="toi da nhan duoc hang va sac day pin de sai thu nhung sp khong nhu mong doi. lan dau sac xong chay duoc 1h30', lan 2 chi con 30',  roi khong sac duoc. da cam sac vao doc sac nhung khong thay len den nua. de nghi tiki xem lai hang nay." table:operator="="/>
              <table:filter-condition table:field-number="0" table:value="tôi đã nhận được hàng, và hiện không sử dụng được, chỉ  có tín hiệu đầu ra, không có tín hiệu đầu vào" table:operator="="/>
              <table:filter-condition table:field-number="0" table:value="tôi đã nhận được hàng. tuy nhiên, tôi không liên kết giữa đâu thu này và bàn phím k380 logitech được. tôi đã download &amp; install phần mềm unifying từ trang web logitech dành cho window 10" table:operator="="/>
              <table:filter-condition table:field-number="0" table:value="toi da nhan san pham cua tiki, nhung rat tiec rang no da khong dung nhu hinh anh ban dau tren trang web. neu la san pham ma toi nhan tuc te thi toi da khong dat." table:operator="="/>
              <table:filter-condition table:field-number="0" table:value="tôi đã thử cả trên mac và window 10 thì đều không sử dụng được mặc dù đã đợi rất lâu, reset máy. tôi muốn trả lại hàng" table:operator="="/>
              <table:filter-condition table:field-number="0" table:value="tôi đã trả lại loa , nhưng đến giờ vẫn chưa thấy tiki hoàn tiền lại cho tôi , thật sự thất vọng ." table:operator="="/>
              <table:filter-condition table:field-number="0" table:value="tôi đả trả sản phẩm vì ko hài lòng roi. sao lại ko hoàng tiền cho tôi vậy.   các bạn muốn tôi đánh giá shop các bạn như thế nào......    toi rất là không hài lòng về cách các bạn im lặng như z đó" table:operator="="/>
              <table:filter-condition table:field-number="0" table:value="tôi đã từng mua 1 chiếc để nghe, bây giờ mua thêm 1 chiếc nữa cho bà cô, lần này chất lượng tệ, sử dụng được tuần máy có tình trạng tự ngắt sau khi hát được 1, 2 bài, mở lại nút power thì hát được nữa rồi lại chứng nào tật đó, phải chăng có sử dụng mã giảm giá của tiki nên mới gởi cái máy tệ như vậy, yêu cầu tiki đổi ngay lại cho tôi" table:operator="="/>
              <table:filter-condition table:field-number="0" table:value="tôi đặt 1 dây đen viền đỏ và 1 dây full nhưng giao 2 lần, tốn ship 2 lần mà lại là đều 2 màu đen viền đỏ." table:operator="="/>
              <table:filter-condition table:field-number="0" table:value="tôi đặt cat6 mà giao cat5e, và nhiều người cũng đã phản hồi việc gửi sai hàng nhưng nó vẫn lặp lại. tiki không xem phản hồi của khách hàng hay sao mà để lỗi lặp lại quá nhiều lần như vậy?" table:operator="="/>
              <table:filter-condition table:field-number="0" table:value="tôi đặt chuột màu xanh. nhưng nhận được chuột màu đen." table:operator="="/>
              <table:filter-condition table:field-number="0" table:value="tôi đặt dán x tại sao giao cái này ??? rồi ai sử dụng ?" table:operator="="/>
              <table:filter-condition table:field-number="0" table:value="tôi đặt dây đeo cao su apple watch bản size 42/44mm mà giao cho tôi size bản 38/40mm" table:operator="="/>
              <table:filter-condition table:field-number="0" table:value="tôi đặt dây màu đen lại giao dây màu đỏ, shop lưu ý chú ý đơn hàng của khách hàng  ." table:operator="="/>
              <table:filter-condition table:field-number="0" table:value="tôi đặt giao hàng nhanh 2 tiếng nhưng ngày hôm sao mới giao mà vẫn lấy giá 2 tiếng" table:operator="="/>
              <table:filter-condition table:field-number="0" table:value="tôi đặt hàng hôm nay nhận được thì hàng bị trầy như thế này là sao ?" table:operator="="/>
              <table:filter-condition table:field-number="0" table:value="tôi đặt hàng lấy nhanh vào t7, nhưng đến t2 mới giao hàng." table:operator="="/>
              <table:filter-condition table:field-number="0" table:value="tôi đạt hàng trên tiki có báo có hàng sẵn sàn giao nhưng tới nay chưa nhận được thẻ nhớ, trong khi email của tôi báo đã nhận hàng rồi." table:operator="="/>
              <table:filter-condition table:field-number="0" table:value="tôi đặt hàng và phiếu gửi hàng cũng là dây sạc baseus cafule iphon nhưng trong hộp gửi cho tôi là dây microcom, giao hàng như thế làm sao khách dám mua tiếp tiki làm mất lòng tin quá thật thất vọng" table:operator="="/>
              <table:filter-condition table:field-number="0" table:value="tôi đặt hôm 17, hôm 19 nhận được hàng thì nhận được đúng 1 cái vỏ hộp đựng sản phẩm không, bên trong chả thấy dây đâu. hộp lại còn móp méo bẩn thỉu, đúng kiểu đã từng được qua sử dụng. gọi điện lên cho cskh của tiki để thông báo tình hình và đã được ghi nhận. nhưng hơn 1 tuần tới nay vẫn không thấy có động thái gì. thực sự không biết có phải lừa đảo không nữa" table:operator="="/>
              <table:filter-condition table:field-number="0" table:value="tôi đặt mua cáp màu trắng, nhưng lại được nhận cáp màu đen với không một lời giải thích nào. email chăm sóc kh support@tiki.vn phản hồi 2 lần nhưng không có lời giải thích.  đề nghị tiki giải thích rõ lý do và đưa ra phương án giải quyết. trân trọng." table:operator="="/>
              <table:filter-condition table:field-number="0" table:value="tôi đặt mua hàng nhưng chỉ nhận được vỏ tai nghe không có tai nghe.  làm ăn tồi tệ ." table:operator="="/>
              <table:filter-condition table:field-number="0" table:value="tôi đặt mua hàng từ ngày 19/12/2017, thanh toán tiền rồi , trạng thái sẵn sàng giao hàng mà đến giờ im luôn là sao? please check : đơn hàng của tôi 396574671, sđt : 0909436413 hôm qua tôi gọi lại thì nói là không hủy được trên web , chỉ hủy khi trả hàng , tiền thì báo sẽ hoàn sau 1 3 tuần  vậy là sao ta ?" table:operator="="/>
              <table:filter-condition table:field-number="0" table:value="tôi đặt mua sim tại dâu mart vào ngày 23/12/19. đến ngày 25/12/19 nhận được hàng. hôm nay (26/12/19) lắp sim vào kích hoạt và kiểm tra data. thì thấy hạn sử dụng 15/11/2020 tức là đã kích hoạt từ 16/11/2019. vậy là trước khi đến tay tôi 40 ngày và đương nhiên không đủ 12 tháng. thực sự cần lời giải thích từ phía shop." table:operator="="/>
              <table:filter-condition table:field-number="0" table:value="tôi đặt mua sợi dây 2 m mà giao hàng 1m" table:operator="="/>
              <table:filter-condition table:field-number="0" table:value="tôi đặt mua sp này mà tiki không cho thanh toán khi có quà buộc phải bỏ ra ngoài. tôi nghĩ do lỗi nên vẫn đặt khi gọi nhân viên tiki thì báo sẽ không nhận được quà. vậy tiki giải quyết lỗi này thế nào???" table:operator="="/>
              <table:filter-condition table:field-number="0" table:value="tôi đặt nhầm 2 sim thành 1 sim và muốn hỗ trợ đổi lại sản phẩm nhưng không được hỗ trợ" table:operator="="/>
              <table:filter-condition table:field-number="0" table:value="tôi đặt ram bus 2666 nhưng nhận được ram bus 2133 là tại sao vậy??? cũng biết lâu lâu rồi nhưng cứ quên. đề nghị đổi tôi đúng thanh ram tôi đã đặt mua. lại còn mua bị đắt hơn hiện tại nữa chứ." table:operator="="/>
              <table:filter-condition table:field-number="0" table:value="tôi được hẹn giao ngày 8/11 nhưng tới ngày 18/11 mới có người liên lạc. sau đó khi shipper đến thì kêu là không tìm thấy hàng nhưng về vẫn ký xác nhận giao hàng thành công giả mạo chữ ký của tôi. hôm nay ngày 20 tôi vẫn chưa nhận được hàng. đơn hàng tôi đã thanh toán trước bằng tikixu như vậy shipper đang giữ hàng của tôi trái phép. đề nghị tiki xử lý trường hợp này." table:operator="="/>
              <table:filter-condition table:field-number="0" table:value="tôi gặp tận 2 vấn đề luôn, tiki xem xét lại và đổi hàng giùm chứ thế này tốn tiền mà xôi hỏng bỏng không thế này ai mà chịu cho được chứ!!!!   chỉ nghe có một bên tai   đặt 2 cái màu hồng thì ra 2 cái màu trắng" table:operator="="/>
              <table:filter-condition table:field-number="0" table:value="tôi k biết vì lý do đơn hàng quá nhiều nên tiki k thể tự giao và phải nhờ đơnvị giao hangfnhanh giao dùm hay là vì lý do gì. nhưng tôi đặt mua ổ cứng mà cái hộp ngoài móp méo   &gt; bị nhồi nhét đè rất ghê gớm. mở ra thì tem bảo hành bị trầy lủng lỗ tùm lum. chưa biết ổ cứng  có ảnh hưởng gì, có dùng hay k, điều đầu tiên khi nhận hàng là thực sự rất bực mình. tiki dạo này làm ăn quá cẩu thả. nếu k thể làm tốt hơn thì cũng đừng nên để tệ đi như thế chứ. k làm đc gì giải thể đi. cảm thấy k đc tôn trọng." table:operator="="/>
              <table:filter-condition table:field-number="0" table:value="tôi không biết có vô tình nhấn vô xuất hoa don khong nhưng công ty bán usb này đã gửi lá thử. nhân viên giao thư kêu ký tên khong cho xem nội dung bên trong và nạt ngang giọng bắc. tôi vẫn mở ra và chưa hiểu vì trên tiki ghi là tp link ... còn trong hóa đơn ghi là cạc .. nên chưa định thần và khong hiểu vấn đề nhưng nhân viên giao thư nạt nộ bắt phải ký nhận. tôi đã mua hàng này lần trước và đang  mới nên khong biếtvà không nhớ cái này là gi, đang phân vân không hiểu đó là gì thì người giao thư nạt nộ, hối gấp gấp nên nói trước để nhân viên giao thư biet đo là hóa đơn đỏ hay cho nguoi ta có thời gian kiểm tra mới ký. đâu phải muốn ký gì là ký. làm việc kinh khủng.  tiki thì giao hàng hoàn hảo, chỉ có bên này giao thư kinh khủng quá., phát khiếp  next time, nếu gửi thư kiểu này nên qua email hoac tin nhắn trước. thời buôi này keu ký mà khong cho biết lý do ???" table:operator="="/>
              <table:filter-condition table:field-number="0" table:value="tôi không hài lòng về sản phẩm của tiki . pin chỉ có 380mah không phải là 450 như quảng cáo, dây sạc thì hỏng không sạc được rất mong tiki khắc phục lỗi này" table:operator="="/>
              <table:filter-condition table:field-number="0" table:value="tôi không hiểu sao, khi sử dụng modem của nhà mạng phát wifi thì 2.4ghz vẫn dùng bình thường và ổn định nhưng chuyển qua tp link c50 thì toàn rớt mạng, tốc độ kiểm tra tạm trên speedtesst báo download cao nhưng không đo nổi up load. đây có phải là do lỗi nhà sản xuất?  trong khi đó, tốc độ 5ghz thì tạm thời đang chưa gặp vấn đề gì. nhưng các máy tính phòng làm việc chủ yếu chỉ bắt 2.4ghz" table:operator="="/>
              <table:filter-condition table:field-number="0" table:value="tôi không thể scan được wifi dù đã thử bật wps trên modem" table:operator="="/>
              <table:filter-condition table:field-number="0" table:value="tôi không thể sử dụng được.vui lòng hướng dẫn giúp tôi" table:operator="="/>
              <table:filter-condition table:field-number="0" table:value="tôi không thể turn on wifi lên được,  trên win 7 tôi đã cài driver nhưng cũng không dùng được" table:operator="="/>
              <table:filter-condition table:field-number="0" table:value="tôi không tìm thấy quà tặng kèm sản phẩm. chỉ có sản phẩm chứ không thấy sim 4g đâu cả" table:operator="="/>
              <table:filter-condition table:field-number="0" table:value="tôi khuyên ai đang có nhu cầu về sp này thì nên bỏ mua đi chứ không lại mất tiền ngu giống tôi đó  mn ah" table:operator="="/>
              <table:filter-condition table:field-number="0" table:value="tôi ko dùng được hướng dẫn giúp tôi" table:operator="="/>
              <table:filter-condition table:field-number="0" table:value="tôi ko hài lòng một chút nào vì tại sao tiki lại ko cho tôi chọn màu  .  ko hài lòng một chút nào" table:operator="="/>
              <table:filter-condition table:field-number="0" table:value="tôi lấy hàng mà lại ko cho kiểm tra hàng tại sao vậy nên tôi ko hài lòng cách làm việc của tiki" table:operator="="/>
              <table:filter-condition table:field-number="0" table:value="tôi luôn thắc mắc về việc sản phẩm bị đánh tráo. hoặc đây là hàng fake. vì cả hai vỏ hộp đựng thẻ đều bị cắt dọc, trong khi nếu nguyên seal thì sẽ phải cắt theo đường nét đứt được chỉ định." table:operator="="/>
              <table:filter-condition table:field-number="0" table:value="tôi luôn tin tưởng tiki nhưng lần này quá thất vọng. tôi có đặt sản phẩm nhưng khi nhận lại không có hàng." table:operator="="/>
              <table:filter-condition table:field-number="0" table:value="tôi mất 24 giờ sạc liên tục (sử dụng củ sạc nguồn ra 2a) mới sạc đầy dc cục pin này. tôi muốn trả hàng vì ko hài lòng sản phẩm. mất quá nhiều thời gian để sạc pin dự phòng" table:operator="="/>
              <table:filter-condition table:field-number="0" table:value="tôi mở hộp, cắm sạc 1h, nhấn và dữ nút tắt cuộc gọi/ nút khởi động nhưng không lên nguồn. máy lỗi nguồn, không lên màn hình. bây giờ tôi phải làm thủ tục trả lại chiệc điện thoại này như thế nào hả tiki?" table:operator="="/>
              <table:filter-condition table:field-number="0" table:value="tôi mới mua 01 bỗ chuyển đổi trưa nay, kết nối với tivi và amply hát đc 3 bài xong tự nhiên tắt ngúm tiếng, tháo ra ráp vào nhiều lần cũng ko dc. không lẽ bộ kết nối chỉ sử dụng đc 1 lần" table:operator="="/>
              <table:filter-condition table:field-number="0" table:value="tôi mới mua mà giao hàng hư, tôi để vào đồ đọc cấm vào máy tính không nhận tính hiệu. tôi rất bức xúc khi nhận hàng hư." table:operator="="/>
              <table:filter-condition table:field-number="0" table:value="toi moi mua may tinh bang fire hđ8 mà không chinh được tieng viet nhờ sop chỉnh hộ cam on" table:operator="="/>
              <table:filter-condition table:field-number="0" table:value="tôi mới mua sp giờ về xài ko được cài đặt ok hết nhưng bị lổi chấm than ko nhận mạng giờ hổ trợ đổi trả đc ko" table:operator="="/>
              <table:filter-condition table:field-number="0" table:value="tôi mới mua xài có 4 tháng đã cháy rồi đúng là hàng xạo tiki gì mà ko tin nổi có đổi lại cho tôi được ko" table:operator="="/>
              <table:filter-condition table:field-number="0" table:value="tôi mới nhận hàng sáng nay, chuột không dùng được. dùng pin ban đầu hay thay pin mới, tắt mở công tắc, led đều không sáng. sản phẩm không có trầy sước gì, chỉ là hoàn toàn không hoạt động." table:operator="="/>
              <table:filter-condition table:field-number="0" table:value="tôi mới nhận hàng về thử thì hỏng 1 bên là sao vậy shop" table:operator="="/>
              <table:filter-condition table:field-number="0" table:value="tôi mới nhận hàng xong khui ra thì ko có đèn kết nối mổ đt cũng ko tìm thấy blt luôn tôi yêu cầu shop đổi lại sản phẩm khác giúp ." table:operator="="/>
              <table:filter-condition table:field-number="0" table:value="tôi mới nhận máy sáng nay. lúc mở lớp bao bọc bên ngoài tôi phát hiện phần băng dính dưới đáy hộp đã bị dán lại lớp thứ 2, phần thân máy có tem lê bảo minh nhưng có dấu hiệu rách, hộp mực không có bất kỳ tem mác nào và cũng không có phiếu bảo hành cho hộp mực luôn. lắp vào in thử vài tờ thì thấy có hơi nóng bốc lên (chắc do máy mới). một điều khá bất ngờ nữa là máy bị rò điện (tôi vô tình chạm tay vào phần sắt gần công tắc on off và bị giật). đề nghị tiki trả lời đây có phải là sản phẩm chính hãng không ? và tại sao lại có các vấn đề như nêu ở trên." table:operator="="/>
              <table:filter-condition table:field-number="0" table:value="tôi mong muốn sản phẩm có barcode là v1.0 nhưng lại nhận được v3.0  liệu tôi có thể đổi không ?" table:operator="="/>
              <table:filter-condition table:field-number="0" table:value="tôi mua 01 box hdd hiệu orico của tiki ngày 13/06/2018. mã đơn hàng 816700988 sau khi kiểm tra không nhận thiết bị, tôi đã mang ra capcuulaptop.com để xác định nguyên nhân thì được đánh giá: ổ cứng hoạt động bình thường, box không hoạt động, cable hoạt động bình thường. tôi có gọi điện lên tổng đài sáng ngày 15/06/2018 nhưng các tổng đài viên đều bận, tôi không thể giữ máy chờ vì còn công việc, giao dịch khác. do đó, tôi viết nhận xét này.  mong tiki sớm phản hồi." table:operator="="/>
              <table:filter-condition table:field-number="0" table:value="tôi mua 1 sản phẩm đầu tiên thấy dùng được nên mua thêm 1 sản phẩm nửa, nhưng sản phẩm mua sau này ko như sản phẩm trước chỉ nghe đc 1 tai bên còn lại không nghe được, khá thất vọng!" table:operator="="/>
              <table:filter-condition table:field-number="0" table:value="tôi mua 2 cái về không vừa, không dùng được cái nào, đề nghị tiki xem kiểm soát lại các shop bán hàng kiểu này ảnh hưởng tới thương hiệu" table:operator="="/>
              <table:filter-condition table:field-number="0" table:value="tôi mua 2 lần trước rất thích thiết kế như ảnh nhưng mua lần 3 lại giao cho một sản phẩm không hộp, khác xa so với ảnh review...chất lượng không rõ nhưng thiết kế khá tệ." table:operator="="/>
              <table:filter-condition table:field-number="0" table:value="tôi mua 2 sản phẩm chuột không dây của logitech, gồm m221 và m337. trong khi có giá bán cao hơn (449.000đ), chất lượng và trải nghiệm sử dụng lại kém hơn rất nhiều so với chuột m221, không nhạy, chính xác và thoải mái bằng nên phải cất kho sản phẩm này. đã trả bảo hành nhưng sản phẩm nhận lại cũng không có cải thiện hơn." table:operator="="/>
              <table:filter-condition table:field-number="0" table:value="tôi mua 2 sản phẩm chuột không dây của logitech, gồm m221 và m337. trong khi có giá bán cao hơn (449.000đ), chất lượng và trải nghiệm sử dụng lại kém hơn rất nhiều so với chuột m221, không nhạy, chính xác và thoải mái bằng nên phải cất kho sản phẩm này. đã trả bảo hành nhưng sản phẩm nhận lại cũng không có cải thiện hơn." table:operator="="/>
              <table:filter-condition table:field-number="0" table:value="tội mua bàn phím vào ngày 12/09/2018 đến bây giờ đã hư 4 phím sau hơn nữa năm sử dụng.không biêt cửa hàng có bảo hành sản phâm hư 4 phím không?" table:operator="="/>
              <table:filter-condition table:field-number="0" table:value="tội mua bàn phím vào ngày 12/09/2018 đến bây giờ đã hư 4 phím sau hơn nữa năm sử dụng.không biêt cửa hàng có bảo hành sản phâm hư 4 phím không?" table:operator="="/>
              <table:filter-condition table:field-number="0" table:value="tôi mua bảo hành theo tem.mà tem tôi nhận hàng dán dính vào giấy hướng dẫn thì tôi phải làm sao. mong bên tiki xử lý nhanh giúp mình. có hình trong file đính kèm" table:operator="="/>
              <table:filter-condition table:field-number="0" table:value="tôi mua bộ chượt và bàn phím không dây. nhưng không có receiver (usb) kèm theo. sản phẩm xem như vô dụng, không sử dụng được. tôi có việc cần dùng gấp và đã trả  phí giao hàng nhanh, nhưng cuối cùng lại không sử dụng đước sản phẩm.  gọi tổng đài tiki và cả gửi phản hồi yêu cầu đổi trả hàng nhưng không nhận được sự hỗ trợ nào. tôi sẽ ngừng sử dụng các dịch vụ của tiki cho đến khi yêu cầu của tôi được giải quyết. việc xử lý sản phẩm giao thiếu bộ phận quan trọng như thế này là không thể chấp nhân được." table:operator="="/>
              <table:filter-condition table:field-number="0" table:value="tôi mua bộ kích sóng này mà ko cài đặt đuọc tôi phản ánh thì bộ phận hỗ trợ nói thứ hai có người tới thu hồi lại một tuần rồi ko có ai lấy hàng trả xin xem xét cảm ơn" table:operator="="/>
              <table:filter-condition table:field-number="0" table:value="tôi mua cái tai nghe mà không nghe được một bên" table:operator="="/>
              <table:filter-condition table:field-number="0" table:value="tôi mua cây ram này vào tháng 9/2019 lắp vào laptop hp (chỉ có 1 khe ram) và dùng bình thường cho tới cuối tháng 4/2020 thì laptop không khởi động được nữa. nghi ram hỏng, tôi tháo ram ra và lắp vào một laptop dell khác, thì máy dell cũng ko khởi động được.  tôi tiếp tục lấy ram tốt ở máy dell gắn vào máy hp thì cái máy hp lại khởi động ngon lành. vậy có thể tạm kết luận ram hỏng.   kingmax là hãng ram mà tôi tin tưởng. nên sự cố này có thể nằm trong xác suất hư hỏng của nhà sản xuất, nhưng cũng có thể do chất lượng ram kingmax đang đi xuống. bác nào cũng gặp tình trạng tương tự thì comment cho biết với." table:operator="="/>
              <table:filter-condition table:field-number="0" table:value="tôi mua chung với tai nghe sao cái này tới truớc vậy" table:operator="="/>
              <table:filter-condition table:field-number="0" table:value="tôi mua của công nghệ việt. hàng nhận được không giống như hình, cái tôi cần là đầu usb cắm được 2 chiều như hình khi chọn màu đen viền đỏ. nếu không có mẫu đó thì vui lòng thay hình ấy đi. dây khá cứng, gia công tệ bị sủi 1 số vị trí." table:operator="="/>
              <table:filter-condition table:field-number="0" table:value="tôi mua điện thoại này ở tiki được bảo hành 12 tháng nhưng mất 1 tháng 30 ngày gửi lại tiki để đi bảo hành. lần thứ nhất hẹn hơn 2 tuần nhưng không giao đúng hẹn. lần thứ 2 hẹn tới 21 ngày làm việc mà còn chưa chắc giao được. điện thoại bb key 2 le dùng ok nhưng không nên mua tại tiki vì chế độ bảo hành quá lâu và không chuyên nghiệp. thanks" table:operator="="/>
              <table:filter-condition table:field-number="0" table:value="tôi mua đúng 2ngay lỗi" table:operator="="/>
              <table:filter-condition table:field-number="0" table:value="tôi mua được khoảng 1 tuần, gắn vào sử dụng được khoảng 5 ngày thì k thấy sóng wifi. tắt nguồn chờ 1 chút thì có lại. cùng với giá này, tôi có dùng 1 con tenda sóng vẫn bảo đảm dù chạy cả tháng. đang theo dõi thêm nếu vẫn thế thì sẽ liên hệ ncc đổi con khác nhưng việc này khá rắc rối." table:operator="="/>
              <table:filter-condition table:field-number="0" table:value="tôi mua hàng của tiki đặt hàng mới nay mới bóc ra kiểm tra giao hàng 07/3 tôi k kiểm tra. bóc ra kiểm tra hàng cũ qua bảo hành giao hàng quên không vứt giấy bảo hành đi. thiết bị mờ mã vạch rách tem. thật sự quá tệ" table:operator="="/>
              <table:filter-condition table:field-number="0" table:value="tôi mua hàng được 2 tuần thì không sử dụng được nữa, sản phẩm có bảo hành không, nếu có thì ở đâu" table:operator="="/>
              <table:filter-condition table:field-number="0" table:value="tôi mua hàng khi nhận sản phẩm đã ở tình trạng đã khui, khi kết nối thì chỉ kết nối được 1 thiết bị, ko thể kết nối được thêm. tôi đã phản hồi và tiki thu hồi hàng về để kiểm tra và báo sp hoạt động bình thường và giao lại cho tôi. trong quá trình sử dụng sp thường xuyên bị mất kết nối, rất bất tiện. tôi đề nghị tiki hỗ trợ xử lý dứt điểm vì tôi mua sp là hàng chính hãng và có chế độ bảo hành.  https://youtu.be/c327eblordo" table:operator="="/>
              <table:filter-condition table:field-number="0" table:value="tôi mua hàng thì giao cho tôi như vậy shop lam an nhu vay được k" table:operator="="/>
              <table:filter-condition table:field-number="0" table:value="tôi mua hồi tháng 07 năm ngoái đến bây giờ đã bị lỗi dính phím spacebar!" table:operator="="/>
              <table:filter-condition table:field-number="0" table:value="tôi mua hộp đựng ở cứng mà đưa cho tôi cái gì vậy???" table:operator="="/>
              <table:filter-condition table:field-number="0" table:value="tôi mua ipad mini 5 generation vào tháng 11. nhưng dùng hơn một tháng thì máy bị lỗi đứng màn hình. tôi gửi sản phẩm để tiki bảo hành, sau một tháng tiki gửi lại sản phẩm cho tôi, thì sản phẩm vẫn tiếp tục đơ màn hình. tôi liên hệ tiki để được hỗ trợ đổi mới sản phẩm thì bị nói rằng “tiki không hỗ trợ đổi trả sản phẩm sử dụng sau 7 ngày”. thất vọng tràn trề nên tôi lên đây để viết review này. nếu tôi mua ipad này ở fpt thì bây giờ đã được đổi sản phẩm mới hoàn toàn. tôi coi đây là bài học kinh nghiệm đáng nhớ khi mua hàng ở tiki." table:operator="="/>
              <table:filter-condition table:field-number="0" table:value="tôi mua loa nhưng khi nhận được loa, hộp đã bị mở ra từ trước, tem đã bị cắt, tình trạng sản phẩm như vậy k chấp nhận được" table:operator="="/>
              <table:filter-condition table:field-number="0" table:value="tôi mua máy bị lỗi lật trang nhảy tùm lum, đề nghị bảo hành, lấy máy tôi, giam 1 tháng trời, đòi mới trả lại, trả lại máy còn y nguyên lỗi. đề nghị hoàn tiền để tôi còn đi mua máy khác. cảm ơn !" table:operator="="/>
              <table:filter-condition table:field-number="0" table:value="tôi mua máy của shop máy đọc sách boox (2.590.000đ). đặt hàng ngày 13/8/2020. nhận hàng 17/8/2020, nhưng máy đã được kích hoạt bảo hành ngày 16/3/2020. kết thúc bảo hành ngày 16/10/2021. trong khi thông tin sản phẩm được bảo hành chính hãng 18 tháng." table:operator="="/>
              <table:filter-condition table:field-number="0" table:value="tôi mua máy m21 bên tiki cho tôi hỏi máy quảng cáo có cáp và củ sạc màu trắng sao tôi mua lại màu đen nhìn rẻ tiền quá có phải vì giá rẻ mà đối loại khác không tôi đang thắc mắc" table:operator="="/>
              <table:filter-condition table:field-number="0" table:value="tôi mua mi band 4 phiên bản có nfc với giá 850k nhưng tiki lại giao cho tôi phiên bản không có nfc với giá chỉ 690k. giờ tính sao đây?" table:operator="="/>
              <table:filter-condition table:field-number="0" table:value="tôi mua miếng dán cường lực iphone 6plus, giao miếng dán loại gì mà 2 cái iphone vừa 6 vừa 7 đều không dán được. tôi phải làm sao với nó bây giờ huhuhu 😭😭😭😭😭😭😭😭" table:operator="="/>
              <table:filter-condition table:field-number="0" table:value="toi mua nfc model nhung den khong co nfc . bo thung roi nen khong hoan ve duoc . hang nay lua dao" table:operator="="/>
              <table:filter-condition table:field-number="0" table:value="tôi mua nó để chơi game để không làm phiền người xung quanh mà một khi mở mic lên là rồi không nghe tiếng gì nữa😔" table:operator="="/>
              <table:filter-condition table:field-number="0" table:value="tôi mua sản phẩm 64gb nhưng dô lại là 16gb tốt nhất không nên mua sản phẩm này sẽ phí tiền" table:operator="="/>
              <table:filter-condition table:field-number="0" table:value="tôi mua sản phẩm được 2 tháng, có các lỗi như sau:   không kết nối được 2 bên tai cùng lúc, bluetooth chập chờn, đọc qua 1 lượt review thấy vấn đề này rất nhiều người bị, thực sự dòng sản phẩm này có vấn đề. trong trường hợp của tôi, dùng được 1 tháng thì lăn ra đơ luôn. chưa kể tai nghe nhét vào tai rất lỏng lẻo, đi bộ 1 lúc là rơi, nghe thời gian dài sẽ bị đau tai.   gọi cho tiki để bảo hành, đến nay tiki tiếp nhận được hơn 2 tuần vẫn không có thông tin gì. tôi đã mua 1 số đồ điện tử trên tiki và chắc đây là lần cuối, sản phẩm chất lượng tệ và chế độ bảo hành quá lâu." table:operator="="/>
              <table:filter-condition table:field-number="0" table:value="tôi mua sản phẩm này chưa được 1 năm, gửi bảo hành tiki thì lê bảo minh báo lỗi in không ra mực và in bị lem là do đầu phun mực hở hơi và phải  đóng phí hơn 1 triệu để bảo hành vì đầu phun mực chỉ bảo hành 3 tháng. rất bực mình vì:   thông tin sản phâm công bố là bảo hành 1 năm (không có ghi đầu phun mực bảo hành 3 tháng   nếu có ghi thì đã không mua). nếu ban đầu là thế thì nên ghi rõ ràng, công bố sản phẩm bảo hành 1 năm nhưng thông tin đầu phun mực bảo hành 3 tháng thì không công bố. máy in mà bảo hành 3 tháng ai mà mua   máy in kém chất lượng, xài chưa đến 1 năm đã hư đầu phun mực.   tiki không giải quyết. khuyến cáo không nên mua sản phẩm" table:operator="="/>
              <table:filter-condition table:field-number="0" table:value="tôi mua sản phẩm này về kết nối không ổn định, điện thoại kết nối vào được nhưng chỉ một máy, máy tính không kết được. không biết có hỗ trợ đổi lại sản phẩm để kiểm tra hay không?" table:operator="="/>
              <table:filter-condition table:field-number="0" table:value="tôi mua sp vào 15/12, đến 05/01 lỗi không kết nối được với điện thoại, 07/01 tiki tới nhận hàng về bảo hành, cũng không nói bao giờ xong. tôi gọi lên hỏi thì báo tới 23/01 mới bảo hành xong. một chiếc vòng đeo tay đơn giản mà bảo hành tới 16 ngày, cũng những sp phức tạp hơn thì không biết bảo hành trong bao lâu!!!" table:operator="="/>
              <table:filter-condition table:field-number="0" table:value="tôi mua tai nghe bluetooth chứ mua cái vỏ để làm gì hả số sohp..." table:operator="="/>
              <table:filter-condition table:field-number="0" table:value="tôi mua thẻ sd dùng cho camera gia đình. hàng đến tay, mở hộp thì thấy có hiện tượng trên. thẻ lắp vào camera &gt;&gt; bị yêu cầu phải format trước khi sử dụng. tôi nghi ngờ shop bán thẻ đã qua sử dụng. rất không hài lòng!!!" table:operator="="/>
              <table:filter-condition table:field-number="0" table:value="tôi mua thường xuyên mua hàng trên tiki  nhưng lần này tôi thật vọng vô cùng  máy mới mua về  lắp sim vào thì ko nhận đc sim ko biết đây có phải là hàng giả hay ko tôi yêu đổi trả hàng 😔" table:operator="="/>
              <table:filter-condition table:field-number="0" table:value="tôi mua từ tháng 10/2018. nay là ngày 28/2/2019 mới được mấy tháng đã liệt mấy phím. liên hệ bảo hành qua tiki mà không được phản hồi gì. chán" table:operator="="/>
              <table:filter-condition table:field-number="0" table:value="tôi mua về dc 2 ngày hư 1 bên tai k nghe dc,làm ăn kì z" table:operator="="/>
              <table:filter-condition table:field-number="0" table:value="tôi mua về mà chân ram đen hết, gắn vào máy vẫn nhận được nên làm biếng đổi trả" table:operator="="/>
              <table:filter-condition table:field-number="0" table:value="tôi mua về nhưng không kết nối dc. các bạn đừng mua loại này nha đồ đểu đó" table:operator="="/>
              <table:filter-condition table:field-number="0" table:value="tôi mua về xài chập chờn lúc được lúc không. hoàn toàn thất vọng." table:operator="="/>
              <table:filter-condition table:field-number="0" table:value="tôi mua vòng màu xanh k vừa cái mi band 4. trong khi 2 sp còn lại thì vừa" table:operator="="/>
              <table:filter-condition table:field-number="0" table:value="tôi mún trả lại hàng vì không nghe đc" table:operator="="/>
              <table:filter-condition table:field-number="0" table:value="tôi muốn bảo hành vì usb không nhận thì làm như thế nào vậy tiki" table:operator="="/>
              <table:filter-condition table:field-number="0" table:value="toi muon doi hang ,bo nay ko co song,doi hang bang cach nao" table:operator="="/>
              <table:filter-condition table:field-number="0" table:value="tôi muốn đổi hàng. do khi nhận tôi vó việc đi gấp nên k kt về mới thấy giao nhầm ip7." table:operator="="/>
              <table:filter-condition table:field-number="0" table:value="tôi muốn đổi hộ khác trong thời gian sớm nhất. đừng để khách hàng mất lòng tin" table:operator="="/>
              <table:filter-condition table:field-number="0" table:value="tôi muốn đổi lại sản phẩm mới, cái này bắt sóng kém lắm, có lúc còn không kết nối được  wifi" table:operator="="/>
              <table:filter-condition table:field-number="0" table:value="tôi muốn được bảo hành. làm ơn cho tôi biết chỗ bảo hành" table:operator="="/>
              <table:filter-condition table:field-number="0" table:value="tôi muốn trả hàng vì không sạc được               " table:operator="="/>
              <table:filter-condition table:field-number="0" table:value="tôi muốn trả hàng vì sản phẩm lọ...ko vào được mạng tia nào....." table:operator="="/>
              <table:filter-condition table:field-number="0" table:value="tôi nạp tiền 120k để sử dụng lần đầu, tháng thứ 2 nộp tiếp 120k thì sử dụng được khoảng 10 ngày, hiện tại thì không sử dụng được nữa và bắt nộp tiền dù mới sử dụng được 10 ngày của chu kỳ tháng thứ 2.  tôi có thể đổi trả hoặc bên đơn vị bán khắc phục cho tôi được không?" table:operator="="/>
              <table:filter-condition table:field-number="0" table:value="tôi nhận chuột về thì thấy chuột đã được khui ra, với lý do kiểm tra chuột trước khi giao thì tôi thấy vẫn ok, nhưng tại sao về tôi chưa xài thì những miếng đệm ở dưới đã trầy hết. kiểm tra chuột thoi thì có phải trầy như vậy không. sđt của tôi: 0120 4994 888, tôi nghĩ nhà bán nên gọi lại giải thích cho tôi được rõ." table:operator="="/>
              <table:filter-condition table:field-number="0" table:value="tôi nhận đc hàng chỉ có mỗi cái râu, có 80k mà bên tiki giải quyết rườm rà giải thích k hiểu gì luôn, các bạn mua hàng nên cân nhắc, cái gì mua đc bên ngoài thì mua tôi thì tôi sợ tiki luôn rồi" table:operator="="/>
              <table:filter-condition table:field-number="0" table:value="tôi nhận đc sản phẩm ko active được. khi liên hệ với amazon thì họ báo thiết bị mà tôi nhận đc là thiết bị đã bị đánh cắp, nên họ khoá, và amazon sẽ ko hỗ trợ mở khoá cho trường hợp này. ko biết tiki có hỗ trợ tôi đổi sang thiết bị khác không." table:operator="="/>
              <table:filter-condition table:field-number="0" table:value="tôi nhận được hàng mở ra thì thấy logo bị nhoà, như là viết bằng bút xoá bị tẩy đi vậy. tôi muốn đổi sản phẩm khác có được không?" table:operator="="/>
              <table:filter-condition table:field-number="0" table:value="tôi nhận được sản phẩm là cat5e hoàn toàn không đúng mô tả sản phẩm là cat6. sản phẩm không đáp ứng được nhu cầu sử dụng, mong tiki sớm đổi lại sản phẩm khác." table:operator="="/>
              <table:filter-condition table:field-number="0" table:value="tôi nhận hàng cũng bị thiếu 1 cục mesh, trong khi 3 cái nguồn.  tôi gọi lên tiki và được hoàn tiền do tôi đang cần gấp." table:operator="="/>
              <table:filter-condition table:field-number="0" table:value="tôi nhận hàng cũng bị thiếu 1 cục mesh, trong khi 3 cái nguồn.  tôi gọi lên tiki và được hoàn tiền do tôi đang cần gấp." table:operator="="/>
              <table:filter-condition table:field-number="0" table:value="tôi nhận hàng hôm thứ 3, tôi tin tưởng tiki hôm nay mới kiểm tra hàng, hàng đã có ai đó mở ra xem vì có vết ở dao rạch, không biết đây có phải là cách tiki test hàng trước khi gửi cho khách không nữa, tôi đang băn khoăn không biết có nên mở ra thay vào máy hay thế nào, lỡ mua rồi đổi không biết được không, giờ thay thì mang tiếng bóc ra dùng mới nói. moi người đề ý, đề phòng nhé" table:operator="="/>
              <table:filter-condition table:field-number="0" table:value="tôi nhận hàng sáng nay, ko để ý, chiều mới mở ra bỏ vô máy tính thì máy bị treo, không thể sử dụng được. đề nghị tiki liên hệ tôi xử lý gấp. đúng là chừa mấy cái đồ giảm giá, đã xem kỹ là tikitrading rồi mới đặt mua, ai dè bị liền." table:operator="="/>
              <table:filter-condition table:field-number="0" table:value="tôi nhận hàng từ tuần trước nhưng ko thời mở ra, hôm qua mới mở ra sử dụng thì phát hiện chuột không có cổng usb giao tiếp. đề nghị tiki hỗ trợ liên hệ tới nhà cũng cấp và giao bổ sung. cảm ơn" table:operator="="/>
              <table:filter-condition table:field-number="0" table:value="tôi nhận hàng vào 22/7. đến thời điểm này vẫn chưa nhận được hoá đơn. dù tiki ghi là trong vòng 14 ngày. tôi nghĩ chỉ có xuất hoá đơn mà mất đến hơn 14 ngày, chưa kể thời gian chờ từ lúc đặt hàng đến khi nhận hàng cũng mất 4 5 ngày nữa. tôi gửi phản hồi 2 lần nhưng vẫn chưa nhận được thông tin khi nào sẽ có hoá đơn." table:operator="="/>
              <table:filter-condition table:field-number="0" table:value="tôi nhận hàng vào ngày 28.8, sử dụng đc 5 ngày thì thấy bút spen rất chập chờn, ko kết nối được với máy. chiều nay bút tiếp tục không kết nối được, tôi mang ra trung tâm chăm sóc khách hàng của samsung để kiểm tra thì họ xác nhận bút bị hư. tuy nhiên, khi liên lạc tiki yêu cầu thu hồi sản phẩm thì tiki lại yêu cầu đưa tiki test máy 7 ngày rồi mới quyết định xử lý khiếu nại. tôi không đồng ý đưa máy tiki test đến 7 ngày, chính sách tiki là đổi trả trong vòng 7 ngày sử dụng nếu máy lỗi. vì vậy, tiki hãy xem những bằng chứng máy hư trên hình và điện thoại cho trung tâm cskh samsung (35 nguyễn thị thập, kỹ thuật viên quầy 2) hoặc trích xuất camera ở đó nếu cần chứng minh thông tin tôi cung cấp là thật, và xử lý thu hồi hoàn tiền cho tôi." table:operator="="/>
              <table:filter-condition table:field-number="0" table:value="tôi nhận hàng với tình trạng seal không nguyên vẹn, đã bị mở. cục phát wifi thì bị dính 1 cọng tóc ở giữa khe. cho tôi hỏi bạn bán đồ mới hay secondhand ạ? tôi muốn được giảm giá cho hàng tôi đã nhận vì tôi không có thời gian để gói và trả hàng." table:operator="="/>
              <table:filter-condition table:field-number="0" table:value="tôi nhận sạc hôm 3/2/2020 khi đã sạc đầy cục và cắm vô điện thoại thì đèn báo pin trong sạc không sáng, và chỉ sạc được chưa đến 1 phút pin tự động ngắt sạc với điện thoại. vậy làm sao để tôi được đổi trả sản phẩm ?" table:operator="="/>
              <table:filter-condition table:field-number="0" table:value="tôi nhận sản phẩm này về cắm theo hướng dẫn mà k nghe đc loa ngoài luôn. tôi cần hỗ trợ hoặc đổi trả sản phẩm này. rất mất thời gian" table:operator="="/>
              <table:filter-condition table:field-number="0" table:value="tôi nhận tai nghe bị không có âm thanh tai trái đã liên hệ với tiki yêu cầu đổi trả/bảo hành ngay trong ngày và tổng đài tiki hẹn tôi sẽ trả lời tôi trong 3 ngày. nhưng 3 ngày sau bên tiki không thông báo gì nên tôi gọi tổng đài lại nhận được câu trả lời sản phẩm của chị đã được gửi đến trung tâm bảo hành, việc bảo hành sẽ diễn ra khoảng 20 21 ngày gì đó mình cũng không nhớ rõ. tại sao sản phẩm của tôi trong thời gian đổi mới mà lại phải chờ bảo hành như vậy hả tiki? khi mua hàng tôi đã chọn tiki trading với mong muốn nhận được trải nghiệm tốt hơn về dịch vụ mà sao có thể trả lời vớ vẩn như vậy. trong khi các nhận xét đánh giá chất lượng dịch vụ thì lúc nào cũng vào trả lời ghi nhận và xin lỗi, rồi thì cố gắng cải thiện. các bạn trả lời cho vui vậy thôi, chứ có cải thiện gì đâu, các khách hàng mua hàng về sau vẫn gặp phải các vấn đề y chang. tôi rất không hài lòng. và mong nhận được câu trả lời sớm từ tiki." table:operator="="/>
              <table:filter-condition table:field-number="0" table:value="tôi nhập mã kích hoạt nhưng bị thông báo không hợp lệ. đề nghị tiki phản hồi cho hướng xử lý" table:operator="="/>
              <table:filter-condition table:field-number="0" table:value="tôi order 「chuột không dây logitech m238 marvel collection   captain america   hàng chính hãng」. nhưng tiki giao là 「chuột không dây logitech m238 marvel collection   hàng chính hãng」. chênh lệch 6000đ, tiki có trả lại cho tôi ko?" table:operator="="/>
              <table:filter-condition table:field-number="0" table:value="tôi rất bức xúc và không hài lòng vì tiki đã giao hàng cũ cho tôi. tôi vừa bóc hộp mà thấy 4 đệm cao su phía dưới đã trầy xước và mòn hết cả. tôi sẽ không mua tiki lần nào nữa." table:operator="="/>
              <table:filter-condition table:field-number="0" table:value="tôi rất bức xúc và không hài lòng vì tiki đã giao hàng cũ cho tôi. tôi vừa bóc hộp mà thấy 4 đệm cao su phía dưới đã trầy xước và mòn hết cả. tôi sẽ không mua tiki lần nào nữa." table:operator="="/>
              <table:filter-condition table:field-number="0" table:value="tôi rất hài lòng với con chuột và vô cùng ko hài lòng với cách các bạn giao hàng cho tôi, trễ hơn so với ngàu dự kiến 4 ngày, tôi phải gọi vào tổng đài nhiều lần." table:operator="="/>
              <table:filter-condition table:field-number="0" table:value="tôi rất không hài lòng tôi đăng ký mua hàng vào ngày 18/9/2020 khi nhận được hàng, kiểm tra ngày kích hoạt thì đã được kích hoạt từ tháng 2/2019. như vậy đã mất đi 7 tháng, chỉ còn sử dụng được 5 tháng. tiki có gửi email dự kiến giao hàng ngày 22/9 &gt;23/9. nhưng sáng 19/9 đã nhận được hàng. phải chăng bộ phận giao nhận đã lấy sản phẩm tồn kho có sẵn để thay thế? nên mới giao hàng nhanh hơn dự kiến?" table:operator="="/>
              <table:filter-condition table:field-number="0" table:value="tôi sử dụng sản phẩm được hơn 1 tháng. h bị hư không kết nối được. liên hệ bảo hành như thế nào" table:operator="="/>
              <table:filter-condition table:field-number="0" table:value="tồi tệ vì viết nhiều lần nhận xét mà không gửi đi được" table:operator="="/>
              <table:filter-condition table:field-number="0" table:value="tôi thật sự ko hài lòng về sp  hàng giao mẫu đúng như hình, về dùng thì chỉ nghe dc 1 loa làm ăn kiểu gì hay zay thật sự ko hài lòng" table:operator="="/>
              <table:filter-condition table:field-number="0" table:value="tôi thấy sản phẩm khác xa với ảnh, mã thì hiển nhiên đúng, khi nhận hàng không đúng ảnh tôi nhìn kỹ trên ảnh thì là mã khác. bán hàng kiểu này là treo đầu dê bán thịt chuột. tôi cần 1 lời giải thích hoặc cho tôi trả lại hàng" table:operator="="/>
              <table:filter-condition table:field-number="0" table:value="tôi thấy thất vọng. tôi vừa nhận hàng ngày 23 tháng 01. tối dùng thử và bị lỗi không sao chép được. đang gọi nhờ tiki hỗ trợ nhanh nhất có thể. tôi đau ở chỗ là dữ liệu đang trong ổ và giờ xem như đã mất!." table:operator="="/>
              <table:filter-condition table:field-number="0" table:value="tôi thấy việc hỗ trợ của cả tiki và bên bán đều rất tệ." table:operator="="/>
              <table:filter-condition table:field-number="0" table:value="tôi tưởng  là  tai nghe  chứ  ai dè  là bao để  tai nghe sao" table:operator="="/>
              <table:filter-condition table:field-number="0" table:value="tôi viết nhận xét này sau gần 2 tuần chờ đợi tiki xử lý sự cố mất hàng của khách.   ngày 23/5 tôi nhận được hàng còn nguyên kiện, khi mở ra thì bên trong chỉ có chiếc hộp rỗng, tôi gọi ngay cho bộ phận cskh của tiki.   tới 4 ngày sau, 26/5 mới nhận được email phản hồi đang xác minh các bp liên quan. tôi đã cung cấp hình ảnh và trích xuất camera chứng minh quá trình khui hàng không có sp bên trong. nhưng tới giờ đã gần 2 tuần vẫn chưa thấy động thái nào từ tiki, không thấy phản hồi phương án xử lý bù hàng hay hoàn tiền cho khách, cứ im lặng và để khách hàng chờ đợi trong lo lắng..." table:operator="="/>
              <table:filter-condition table:field-number="0" table:value="tôi vừa được giao hàng chiều nay, hộp thì ko full box, dán 2 cái băng dính nhỏ, ko có sách hướng dẫn đi kèm, tệ nhất là chỉ có 2/3 bộ phát, tôi đã gọi hotline hỗ trợ của tiki nhưng vẫn chưa được phản hồi phương án xử lý, giờ chả biết các bạn giải quyết cho tôi kiểu gì đây, tự dưng rước bực vào người" table:operator="="/>
              <table:filter-condition table:field-number="0" table:value="tôi vừa mua cho con tôi mở ra cài đặt những dảy cảm ứng sát màn hình ko thể bấm đc. cảm ứng rất kém, nói chung là muốn cài đặt lại nhưng ko thể bấm đc vì cảm màn hình cảm ứng quá tệ, thất vọng cho kiểu làm ăn này" table:operator="="/>
              <table:filter-condition table:field-number="0" table:value="tôi vừa mua giao xong 3 chiếc ngày hôm sau định mua thêm nữa thì giá tăng 30 ngàn! thực sự quá vô lí" table:operator="="/>
              <table:filter-condition table:field-number="0" table:value="tôi vừa mua ngày 24/03/2019  đến nay được 1 tháng vài ngày mà đã bị tình trạng double click rồi, không thể hiểu nổi" table:operator="="/>
              <table:filter-condition table:field-number="0" table:value="tôi vừa mua về đã bị hỏng 1 bên, gửi đi bảo hành cả tháng nay vẫn chưa nhận được hàng." table:operator="="/>
              <table:filter-condition table:field-number="0" table:value="tôi vừa mua về lúc sáng nay mở được 1 lần và nó tự tắt nguồn  không mỡ lên được nữa mặc dù tôi đã sạc pin. mong tiki đổi lại giúp tôi" table:operator="="/>
              <table:filter-condition table:field-number="0" table:value="tôi vừa mua về sản phẩm đã hỏng 1 chân để kê,lại lỗi đánh chữ tùm lum tùm la" table:operator="="/>
              <table:filter-condition table:field-number="0" table:value="tôi vua nhận dc hàng tôi rất không hài lòng về sp ,nút bấm nguồn lỏng lẻo nhu muốn rơi ra ,nút nguồn bấm k nên nguồn nữa.tôi k hai lòng về sp về ti ki .hàng bị lỗi thì k nên bán ra ngoài ,tôi mong tiki cho ng vè đổi  sp khac cho tôi" table:operator="="/>
              <table:filter-condition table:field-number="0" table:value="tôi vừa nhận đồng hồ và tiến hành cài đặt nhưng máy yêu cầu bên bán ủy quyền sở hữu thiết bị cho tôi khi đó mới cài đặt được, tôi phải làm sao?" table:operator="="/>
              <table:filter-condition table:field-number="0" table:value="tôi vừa nhận được đồng hồ nhưng  máy không lên, sạc điện rồi cũng k được. vui lòng đổi hàng được không shop." table:operator="="/>
              <table:filter-condition table:field-number="0" table:value="tôi vừa nhận hàng kiểm tra thì thấy hàng như đã qua sử dụng vì trên sản phẩm có nhiều dấu vân tay lau không đi, ngoài ra test copy thử thì tốc độ rất chậm, có lúc 2mb/s trong khi quảng cáo là 110mb/s. kiểm tra mã serri trên trang web của wd thì không thấy ghi thời gian bảo hành." table:operator="="/>
              <table:filter-condition table:field-number="0" table:value="tôi vừa nhận hàng mở ra đã thấy tem seal bị mở, bật sao cũng không lên nguồn, cắm sạc cũng không lên, gọi tổng đài thì nv nói sẽ có người liên hệ hỗ trợ nhưng chưa thấy ai gọi, không vui vô cùng, rất háo hức nhận hàng mà mở ra thất vọng kinh khủng, tôi muốn trả hàng" table:operator="="/>
              <table:filter-condition table:field-number="0" table:value="tôi vừa nhận hàng nhưng tốc độ ghi chậm quá. có 5 6m/s. quá thất vọng. mong shop nhanh chóng liên hệ để đổi/trả hàng giúp mình" table:operator="="/>
              <table:filter-condition table:field-number="0" table:value="tôi vừa nhận sản phẩm này ngày 20/07. khi cắm sản phẩm vào ổ điện không thấy lên đèn tín hiệu nên không thể tiếp tục cài đặt sản phẩm trên app để sử dụng." table:operator="="/>
              <table:filter-condition table:field-number="0" table:value="tôi vừa nhận sản phẩm này ngày 20/07. khi cắm sản phẩm vào ổ điện không thấy lên đèn tín hiệu nên không thể tiếp tục cài đặt sản phẩm trên app để sử dụng." table:operator="="/>
              <table:filter-condition table:field-number="0" table:value="tôi xài vài ngày đầu vẫn sạc nhanh bình thường nhưng đến hôm nay bỗng nhiên bị mất sạc nhanh và sạc điện thoại khá chậm. mong tiki liên lạc sớm để tôi gửi sửa chữa" table:operator="="/>
              <table:filter-condition table:field-number="0" table:value="tôi xin đc phản hồi về sản phẩm này, xin tiki xem xét lại. sim tôi đang sử dụng đã mua giống như sim, thực sự là không đúng như quảng cáo, vì đại lý và nhà mạng muốn ăn cướp khách hàng, sau khi dùng hết 4gb thì trở về tốc độ chỉ 30kb/s thôi chứ không phải là 128kb/s. họ đang dùng chiếu trò để lừa bịp khách hàng. mong tiki xem xét lại xin cảm ơn" table:operator="="/>
              <table:filter-condition table:field-number="0" table:value="tolsen store bán hàng không chất lượng, hàng trung quốc không thương hiệu nhưng lại ghi thương hiệu việt nam. lắp sim lúc nhận lúc không, yêu cầu trả hàng hoàn tiền" table:operator="="/>
              <table:filter-condition table:field-number="0" table:value="tốn 29.000 tikinow mà đến 4 ngày mới nhận dc hàng, tẩy chay luôn tiki" table:operator="="/>
              <table:filter-condition table:field-number="0" table:value="tốn gần 2 triệu để nhận được một ổ cứng bị lỗi, check health chỉ còn có 2%, bao bì có dấu hiệu bị can thiệp đưa hàng cũ, không phải hàng mới." table:operator="="/>
              <table:filter-condition table:field-number="0" table:value="tốt giao hàng nhanh trong vòng 6 giờ" table:operator="="/>
              <table:filter-condition table:field-number="0" table:value="trả hàng k cái đc win...." table:operator="="/>
              <table:filter-condition table:field-number="0" table:value="trả hàng lỗi 1 tuần rồi mà bên liti ko gửi hàng cho mình là sa0" table:operator="="/>
              <table:filter-condition table:field-number="0" table:value="trả tiền trc mà ship mất hơn 1 tuần. dùng đc 1 tháng thì thỉnh thoảng bị đơ, di chuột, nhấn chuột , tắt đi bật lại cũng ko tháy phản hồi gì, tắt để nguyên ngày lại thấy sủq dụng bt. thế này thì tôi biết gửi bảo hành làm sao" table:operator="="/>
              <table:filter-condition table:field-number="0" table:value="trả tiền trc mà ship mất hơn 1 tuần. dùng đc 1 tháng thì thỉnh thoảng bị đơ, di chuột, nhấn chuột , tắt đi bật lại cũng ko tháy phản hồi gì, tắt để nguyên ngày lại thấy sủq dụng bt. thế này thì tôi biết gửi bảo hành làm sao" table:operator="="/>
              <table:filter-condition table:field-number="0" table:value="trải nghiệm ban đầu khá tốt, phím bấm nhẹ, ko có âm thanh phát ra, đầm tay. tuy nhiên, tính chất công việc của mình thường ngồi máy tính làm việc, sử dụng được 1 tháng cảm giác tay đau kinh khủng, sau khi đổi chuột khác, nhẹ hơn sử dụng thì tay ko thấy đau nữa. chính vì vậy, mình nghĩ chuột này gây đau tay, kèm theo đó là tính năng logitech flow (chuyển file giữa 2 máy tính) cực kỳ cùi bắp, ko xứng đáng vs tiền đã mua" table:operator="="/>
              <table:filter-condition table:field-number="0" table:value="trên app ghi là dây type c, mà lúc nhận hàng lại là micro usb" table:operator="="/>
              <table:filter-condition table:field-number="0" table:value="trên bao bì thì ghi usb 3.1/3.0/2.0 mà khi cho vào cổng 3.1 lại không vừa. lần trước mua 1 cái cũng bị y như vậy. đây là lần cuối mua trên tiki, toàn lừa đảo." table:operator="="/>
              <table:filter-condition table:field-number="0" table:value="trên bill ghi cat6 mà lúc giao lại cat5? như vậy có phải lừa dối khách hàng?" table:operator="="/>
              <table:filter-condition table:field-number="0" table:value="trên hình minh họa thì thấy có mà khi mình nhận được hàng thì chỉ có sạc chứ k có dây cắm nguồn. hơi thất vọng." table:operator="="/>
              <table:filter-condition table:field-number="0" table:value="trên hộp mô tả là hỗ trợ sạc nhanh nhưng khi đưa vào sử dụng thì không hề thể hiện chức năng đó. gọi điện lên tổng đài hỗ trợ thì chỉ nói là tiki không mô tả trên web bán hàng và do đã cắm vào test thử được xem là xài rồi nên không cho trả lại. quá thất vọng với sản phẩm cũng như cách giải thích và hỗ trợ của nhân viên tổng đài." table:operator="="/>
              <table:filter-condition table:field-number="0" table:value="trên này đăng là usb 3.0 nhưng thực chất là 2.0 thôi, tốc độ đọc ghi rất thấp..!" table:operator="="/>
              <table:filter-condition table:field-number="0" table:value="trên tiki chỉ đăng ảnh mầu xanh và hồng nên tôi mới đặt mua cho con gái. dù có ghi chú giao màu ngẫu nhiên nhưng do chỉ đăng 2 mầu nên nghĩ xanh cũng được hồng cũng được, cuối cùng giao màu đen. thất vọng với cách bán hàng gần như lừa khách vậy. màu ngẫu nhiên thì đăng lên cho đủ các màu sẵn có chứ chỉ đăng 2 màu rồi giao màu khác hẳn như vậy khác gì lừa đảo." table:operator="="/>
              <table:filter-condition table:field-number="0" table:value="trên tiki ghi loa là 16w mà thông số có 8w ??? 🤔🤔🤔" table:operator="="/>
              <table:filter-condition table:field-number="0" table:value="treo đầu dê bán thịt chó  hàng không đúng với hình ảnh thực tế" table:operator="="/>
              <table:filter-condition table:field-number="0" table:value="treo đầu heo bán thịt chó, giao sản phẩm cũ cho khách hàng trầy xướt tùm lum. giá sản phẩm hôm thứ bảy 11/07/2020: 890000 đ, thứ hai 13/07/2020 giá còn: 250000 đ, chẳng lẽ trượt giá kinh khủng vậy. đây không lẽ là vụ lừa đảo diễn ra trên tiki, hay là tiki thông đồng với shop lừa khách hàng. mình rất mong có câu trả lời rõ ràng từ tiki để có niềm tin đơn hàng sau nhé. ps: đây là quà học sinh xuất sắc của con gái mình( lớp 2 nhe) chính tay cháu chọn nhe, nếu món hàng này tới tay cháu thì như thế nào nhỉ???" table:operator="="/>
              <table:filter-condition table:field-number="0" table:value="treo tai nghe bán vỏ bọc cú lừa ngoạn mục của người bán 😂" table:operator="="/>
              <table:filter-condition table:field-number="0" table:value="treo.đơ ngay từ lần đầu khởi động. thất vọng." table:operator="="/>
              <table:filter-condition table:field-number="0" table:value="trời mưa mà gói sơ sài quá. còn ko có dây sata . quá tệ" table:operator="="/>
              <table:filter-condition table:field-number="0" table:value="trong hình là tai nghe i7s mà lại giao cho tôi i11 tôi ko hiểu bên mình làm việc kiểu gì nưa" table:operator="="/>
              <table:filter-condition table:field-number="0" table:value="trong khi điện thoại e bắt full vạch mà totolink k thể tìm thấy ạ" table:operator="="/>
              <table:filter-condition table:field-number="0" table:value="trưa mới nhận được sạc vẫn ok bình thường tới giờ sạc không ăn nữa là sao" table:operator="="/>
              <table:filter-condition table:field-number="0" table:value="trước có mua 1 đôi mà hay hơn đôi này cùng là i12" table:operator="="/>
              <table:filter-condition table:field-number="0" table:value="trước giờ dùng rất ok, hôm nay xui hay sao mua phải con chuột này, dùng được hơn tháng thì bị double click, và bây giờ là lỗi scroll  ." table:operator="="/>
              <table:filter-condition table:field-number="0" table:value="trước giờ luôn ủng hộ tiki so với những trang web bán hàng online khác như lazada, sendo.... , thậm chí luôn giới thiệu tiki cho người quen, nhưng giờ phải xem xét lại vì chất lượng dịch vụ của tiki đang đi xuống. mình đặt sản phẩm với dịch vụ giao hàng trong vòng 2h (phí dịch vụ 29k) từ tối hôm trước và được thông báo sẽ nhận được sản phẩm trước 10 giờ sáng hôm sau. khoảng tầm 9g30 bạn shipper call mình 3 cuộc liên tục, nhưng do đang nghe cuộc goi quan trọng nên mình không bắt máy được. sau đó chỉ 5p mình call lại shipper, thì bạn ấy nói do không bắt máy nên đã đi giao chỗ khác. mình đợi đến hết buổi sáng vẫn không thấy giao hàng, hết sức coi thường khách hàng. tiki nên xem lại dịch vụ của mình." table:operator="="/>
              <table:filter-condition table:field-number="0" table:value="trước giờ mình chỉ dùng dòng chuột fuhlen l102 nên đặt mua tiki vì tin tưởng tiki bán sản phẩm chính hãng nhưng con chuột  này thực sự rất kém, di chuột thì lúc nhanh lúc chậm thậm chí còn không chạy. lần đầu tiên thấy thất vọng khi mua hàng trên tiki" table:operator="="/>
              <table:filter-condition table:field-number="0" table:value="trước giờ mua hàng tiki luôn tin tưởng nhưng lần này usb wifi không bắt sóng được mặc dù cục phát đặt gần usb." table:operator="="/>
              <table:filter-condition table:field-number="0" table:value="trước hay mua tiki vì hàng chất lượng, giao nhanh.  bây giờ mua tiki phân phối thì hàng vẫn chất lượng nhưng giao siêu chậm.  lần đầu mua hẹn giao 7 ngày, lần 2 mua hẹn giao 9 ngày. lâu quá trời." table:operator="="/>
              <table:filter-condition table:field-number="0" table:value="trước hết nếu bạn nào đọc được bình luận này của tôi hãy lên mạng gõ 'tốc độ đọc/ghi của usb 3.0'. thưa tất cả các bạn tốc độ đọc/ghi của usb 3.0 là 600 mb/s với đọc và 200 mb/s với ghi. trong khi đó tốc độ đọc/ghi của usb 2.0 là 60/20 mb/s, nhìn qua thì thấy rõ ràng tốc độ của usb 3.0 gấp 10 lần so với 2.0. nhưng kết quả test usb 3.0 này về thì sao. ở hình màu nền xanh là mình test của usb này, tốc độ 66/19,  ở hình màu tím là usb sandisk 2.0 mình mua cách đây 3 năm tốc độ của nó là 123/28 gần gấp đôi so với con 3.0 này.  ô có gì nhầm lẫn ở đây chăng, usb 2.0 lại có tốc độ đọc ghi gần gấp đôi tốc độ của usb 3.0 ư, không thể nào.  chỉ có thể nói rằng:  1. usb data traveler 3.0 này là giả mạo nhãn mác để nhằm trục lợi bất chính, lừa gạt người tiêu dùng. 2. usb này dùng linh kiện rẻ tiền để sản xuất hàng loạt, bên tiki và các nhà bán hàng thừa biết điều đó nhưng vẫn nhập về bán.  điều đáng nói ở đây là sự không trung thực của nhà bán hàng, rõ biết chất lượng của sản phẩm này không đúng như giá trị thực sự của nó nhưng vẫn bán và đăng tin nhằm đánh lừa người tiêu dùng khi họ không để ý. tôi yêu cầu tiki ngay lập tức gỡ bỏ sản phẩm này hoặc thay đổi thông tin quảng cáo một cách trung thực để tôn trọng người mua hàng như chúng tôi." table:operator="="/>
              <table:filter-condition table:field-number="0" table:value="trước khi đặt chuột spiderman cho cậu con trai, mình cũng đã đọc comment và khá phân vân vì phản ánh tiêu cực nhiều. nhưng cậu nhóc thích quá nên đành tặc lưỡi đặt và tự nhủ: chắc sp lỗi sẽ không phải trường hợp của mình đâu. nhưng thật đáng buồn, sản phẩm không dùng được, đèn chuột không sáng. lẽ ra nhiều sp lỗi ntn thì tiki nên thay đổi nhà cung cấp hoặc không nên chào bán sp này ra thị trường làm ảnh hưởng đến thương hiệu và ng tiêu dùng. mình có ý định mua macbook pro trên tiki vì giá khá tốt nhưng sau lần này mình sẽ không mua nữa. tiki sớm liên lạc và đổi trả cho mình sp chuẩn nhé! thanks!" table:operator="="/>
              <table:filter-condition table:field-number="0" table:value="trước khi mua đã gọi tổng đài, tổng đài ko trả lời rõ ràng. mình cảm thấy rất bực mình cách làm việc tổng đài" table:operator="="/>
              <table:filter-condition table:field-number="0" table:value="trước khi mua đã hỏi có sạc nhanh không. shop trả lời là có, nhưng khi về cắm vô sạc lại không có" table:operator="="/>
              <table:filter-condition table:field-number="0" table:value="trước khi mua màn hình này mình đã mua ở tiki 2 màn hình nữa và đều ưng ý. đến cái màn hình này thì thất vọng vô cùng. đang cần gấp mà unbox ra dùng thì ăn ngay quả lỗi sọc (xem qua nhiều nhận xét thì có vẻ màn hình này dễ bị lỗi này). báo đổi thì cho ăn cú chờ từ 11/10 tới tận hôm nay 15/10 (gọi báo lỗi tối ngày 10/10, đã gửi email kèm hình lỗi các kiểu vậy mà đến 12/10 mới có nhân viên gọi lại hỏi rồi hẹn ngày lấy về check lại lần nữa   hình mình gửi chắc chưa đủ chứng cứ ?!?!?!?) đang cần gấp mà gặp quả này thì thôi ..." table:operator="="/>
              <table:filter-condition table:field-number="0" table:value="trước mình cò dùng tai nghe này 1 lần nghe rất ổn nhưng đến lần này có vẻ sản phẩm bị lỗi. dùng 1 2 ngày bắt đầu có tiếng rè rè càng về sau tiếng rè càng lớn và liên tục. bây giờ là tuần thứ 2 dùng sản phẩm tiếng rè rất rõ gây khó chịu và đau tai. ai mua nên test kỹ bật âm lượng thật nhỏ để ý xem có tiếng rè nền không." table:operator="="/>
              <table:filter-condition table:field-number="0" table:value="trước mình có mua usb 3.0 cùng loại này nhưng đời đầu ở phong vũ. nhưng do bị mất nên mua lại trên tiki. mua về test thử thì tốc độ quá thất vọng, chỉ ngang usb 2.0. tiki xem lại chất lượng sản phẩm của shop này nhé." table:operator="="/>
              <table:filter-condition table:field-number="0" table:value="trước mình mua 2 cái 64gb cho mình và người thân sử dụng. hôm nay 24.11 mình mua 1 cái 256gb tặng bạn, không ngờ lại có hạt bụi phía bên trong camera (đã báo tiki trong ngày) ngoài ra không biết có phải lỗi kĩ thuật không cả 3 máy mình mua đều chụp ban đêm bị phản chiếu bóng đèn. hy vọng tiki hỗ trợ trả hàng/hoàn tiền. cảm ơn tiki." table:operator="="/>
              <table:filter-condition table:field-number="0" table:value="trước mình mua rất nhiều thẻ nhớ của sandisk, dùng rất tốt, riêng thẻ này lỗi, khi format exfat thì sau khi chép một số file bị lỗi không delete được, không đọc được, fix disk không được. sau đó m format lại ntfs thì thường xuyên bị disconect giữa chừng dù mình đổi nhiều đầu đọc cũng như thử trên nhiều thiết bị đều cùng vấn đề. mình muốn được đổi lại sản phẩm khác" table:operator="="/>
              <table:filter-condition table:field-number="0" table:value="truy cập yếu. chậm như rùa" table:operator="="/>
              <table:filter-condition table:field-number="0" table:value="ttất cả đều ổn nhưng chất lượng pin quá kém thấy thất vọng" table:operator="="/>
              <table:filter-condition table:field-number="0" table:value="tự chủ động tách đơn hàng nhưng không chủ động giao hàng như mail đã thông báo. gây ảnh hưởng đến thời gian và công việc.  rated 1* cho bộ phận tiếp nhận và giao hàng.  riêng sản phẩm không đánh giá." table:operator="="/>
              <table:filter-condition table:field-number="0" table:value="tự động ngắt kết nối" table:operator="="/>
              <table:filter-condition table:field-number="0" table:value="từ hai hôm trước tôi đã phản ảnh về máy nhưng vẫn kh được giải quyết thỏa đáng. nếu tiki không thay đổi cách bảo hành thì tốt nhất đừng bán đồ điện máy, công nghệ." table:operator="="/>
              <table:filter-condition table:field-number="0" table:value="từ lúc đặt hàng đến lúc nhận được hàng tròn 7 ngày. dạo này tiki giao hàng quá chậm. đơn nào cũng 5 7 ngày mới nhận được" table:operator="="/>
              <table:filter-condition table:field-number="0" table:value="từ ngày 8/7 đến ngày 29/7 mới nhận đc hàng. tiki quả là bá đạo trong việc thử thách kiên nhẫn khách hàng" table:operator="="/>
              <table:filter-condition table:field-number="0" table:value="từ ngày nhận hàng đến nay dk 5 ngày thì xạc k vào.  chập chcownf và lên chậm" table:operator="="/>
              <table:filter-condition table:field-number="0" table:value="từ ngày tiki trading ngừng bán hàng xách tay chính hãng thì thật sự không dám mua ở đâu cho đảm bảo. lần này đánh liều mua thử của istore thì thật sự không hài lòng. tôi có phản ánh lên tổng đài tiki 3 vấn đề sau:  1. điện thoại đã bị bóc seal mặt lưng. 2. điện thoại dính dấu vân tay ở phần viền. 3. điện thoại đã kích hoạt bảo hành từ 30/06/2020.  nhưng tiki trả lời đúng 1 vấn đề thứ 3 còn lại thì bỏ qua (hình như do lỗi hệ thống apple nên ngày bảo hành hiện sai, lúc sau nhân viên tiki kiểm tra lại thì ngày đúng lúc tôi mở máy kích hoạt). còn 2 vấn đề trên tiki không trả lời, mà tôi cũng chán gọi điện và phản ánh nên thôi. lần đầu mua đơn vị cung cấp khác tiki trading và cũng là lần cuối.   ngoài ra lần này giao hàng trong nội thành nhưng rất lâu (đặt 15/7, chiều 20/7 gọi điện hối thì mới giao) và gói hàng sơ sài (để hộp điện thoại nằm trơ trọi trong cái thùng, không lót miếng mút chống sốc) nhưng thôi kệ, xem như rút kinh nghiệm. và trả góp thì có tính phí chuyển đổi (mua trả góp của tiki trading thì không có phí này)." table:operator="="/>
              <table:filter-condition table:field-number="0" table:value="tự tay khui seal ra, thấy camera có rất nhìu điểm chấm trắng ( 1 cụm 5 chấm rất đều nhau ) và rải rác xung quanh thêm khoảng 5 chấm nữa, nhìn y như máy xài lâu năm bị trầy camera vậy. ban đầu cứ nghĩ là do dính bụi. nhưng không pải, máy sản xuất bị lỗi. tiki cho người liên hệ với mình qua zalo 0908010484 để thảo luận. vì mìh đang ở nước ngoài. thanks l." table:operator="="/>
              <table:filter-condition table:field-number="0" table:value="từ trước tới giờ rất thích tiki vì dịch vụ vận chuyển quá tốt và cho dù giá cao hơn chút thì vẫn cảm thấy ổn, đơn giản là thích cách đóng gói, giao hàng nhanh chóng và luôn đúng hẹn hoặc sớm hơn. nhưng lần này quá mức tệ, ngày mua 12 ngày dự kiến giao 15, thông báo giao trễ hơn dự kiến là vào ngày 16, nhắn tin xin lỗi gửi mail xin lỗi các kiểu về vụ giao trễ, tới ngày 16 đợi mỏi mòn từ sáng tới chiều tối không thấy nói năng gì cho tới tối khuya, nhận được cuộc điện thoại giao hàng?? giờ đó thì làm sao mà nhận được hàng, vì mình giao tới công ty, giờ đó còn ở công ty đợi nữa ah.  và ngày cuối cùng cũng giao là ngày 19. tròn hẳn 1 tuần. hay trước hay đặt mua 2h thì giao nhanh, hay phải dùng tiki now ?" table:operator="="/>
              <table:filter-condition table:field-number="0" table:value="tui cài đĩa thì dc nhưng cài adapter thì ko, giờ tui phải làm sao đây" table:operator="="/>
              <table:filter-condition table:field-number="0" table:value="túi đựng tai nghe tặng kèm đường may thưa, may cho co" table:operator="="/>
              <table:filter-condition table:field-number="0" table:value="tui hk hài lòng mạng lắc hoài. sạc lại rất nóng chỉ sợ nổ bất ngờ...hơi." table:operator="="/>
              <table:filter-condition table:field-number="0" table:value="tui ko hài lòng về sản phẩm lắm tai nghe lúc mới mua về tui bị tận 2 trường hợp lận :  thứ 1 là tai nghe chỉ nghe được bên thôi thứ 2 là kết nối vào âm thanh bị rè" table:operator="="/>
              <table:filter-condition table:field-number="0" table:value="tui mua cai the nho nay xong, gan vo may anh canon no ko nhan gi het khong the chup hinh duoc" table:operator="="/>
              <table:filter-condition table:field-number="0" table:value="tui mua điện thoại đặt hàng và giao đến nay chưa được sữ dụng nghe không được" table:operator="="/>
              <table:filter-condition table:field-number="0" table:value="tui mua hàng ngày 09/08, sau đó 1 tuần sau giao sản phẩm bị lỗi và tui đã phản hồi ngay lập tức, và đến hiện tại ngày 07/09 gần 1 tháng vẫn chưa giải quyết được.  yêu cầu tiki cho tui cái deadline xử lý, vì gọi hotline chỉ nhận câu trả lời em đã ghi nhận, em chuyển bộ phận liên quan.....  chính sách cam kết bảo vệ người tiêu dùng, chính sách đổi trả của tiki khi có sự cố thì chỉ nhận được câu trả lời như trên.!" table:operator="="/>
              <table:filter-condition table:field-number="0" table:value="túi ộp ẹp,ko chắc chắn.ảnh và sp thực khác nhau 1 trời 1 vực. mua phí tiền." table:operator="="/>
              <table:filter-condition table:field-number="0" table:value="từng dung qua dòng sản phẩm nà. nên quyết định mua luôn 4 cái về dùng. nhưng chất lượng lầnngày ung cấp hỉ như 2.0 . không đúng chuẩn." table:operator="="/>
              <table:filter-condition table:field-number="0" table:value="từng dùng rất nhiều chuột loại này. nhưng con này quá ko đạt chất lượng. ko biết đổi trả đc ko? dùng lm ứng dụng vp còn ko đáp ứng đc" table:operator="="/>
              <table:filter-condition table:field-number="0" table:value="tưởng là bền, nhưng dùng được gần 4 tháng, sạc chết, không sạc được, thất vọng với sản phẩm của anker và tiki." table:operator="="/>
              <table:filter-condition table:field-number="0" table:value="tưởng rẻ, mua 2 cái thì được có một cái, một cái có mỗi vỏ không... mua hàng qua mạng, hãi cả đời." table:operator="="/>
              <table:filter-condition table:field-number="0" table:value="tưởng trong suốt ai ngờ nhòe nhòe nhìn ko rõ. xem 1080 mà cứ tưởng 360p. quá tệ" table:operator="="/>
              <table:filter-condition table:field-number="0" table:value="tuy giao hàng 2h rất nhanh, chuột hình thức khá mới, tuy nhiên phần đế chuột lại bị mòn, và con lăn (scroll) bị hỏng. đã mua hàng của tiki nhiều nhưng lần này thật thất vọng. mong tiki đổi trả hàng mới." table:operator="="/>
              <table:filter-condition table:field-number="0" table:value="tuy giao hàng 2h rất nhanh, chuột hình thức khá mới, tuy nhiên phần đế chuột lại bị mòn, và con lăn (scroll) bị hỏng. đã mua hàng của tiki nhiều nhưng lần này thật thất vọng. mong tiki đổi trả hàng mới." table:operator="="/>
              <table:filter-condition table:field-number="0" table:value="tuy hàng rẻ nhưng tiki  đảm bảo là hàng chính hãng thì mình mới mua nhưng dùng chưa đc 30 phút đã hỏng , mình đã mua hai chiếc mình nghĩ là cái trước mình vặn lung tung nên bị hỏng lại thôi nhưng cái thứ 2 cũng vậy rút kinh nghiệm chỉ bật thôi không làm ji thêm nhưng cũng bị  hỏng  60k tiêu trong vòng 15 phút đồng hồ  mong rằng bên nhà cung cấp hàng tiki sẽ  đảm bảo hàng hơn  bán hàng phải có tâm nhé bạn  mong tiki chú ý hơn ạ" table:operator="="/>
              <table:filter-condition table:field-number="0" table:value="ủa bạn ơi , sao khi lấy hàng về thì lại không thấy tai nghe đâu mà chỉ thấy vỏ thôi vậy   làm ăn vậy hả ? mình mong câu trả lời của bạn" table:operator="="/>
              <table:filter-condition table:field-number="0" table:value="ủa c e gửi hàng về bên c r s c k thanh toán cho e v c" table:operator="="/>
              <table:filter-condition table:field-number="0" table:value="ủa hàng giao lại cho e bao giờ mới có đây ạ. tiki nói là gửi mail mà cũng k thấy đâu" table:operator="="/>
              <table:filter-condition table:field-number="0" table:value="ủa sao kết nối thành công mà mở nhạc thì k có tiếnng vậy" table:operator="="/>
              <table:filter-condition table:field-number="0" table:value="ủa, nhận hàng như vầy sao bỏ tai phôn vào đậy lại đc tiki ơi,nhận hàng ko kiểm tra, giờ mở ra như vậy nè," table:operator="="/>
              <table:filter-condition table:field-number="0" table:value="úb copy file chậm chỉ có vài chục kb/s. nên cân nhắc kỹ trước khi mua nha mọi người" table:operator="="/>
              <table:filter-condition table:field-number="0" table:value="usb 3.0 mà tốc độ chỉ có 5 6 mb/s chán, mặc dù đã test toàn bộ trướng hợp" table:operator="="/>
              <table:filter-condition table:field-number="0" table:value="usb 3.0 mà tốc độ copy ghi cao nhất chỉ 5,9mb/s. quá bèo! anh em cân nhắc khi mua sản phẩm này!" table:operator="="/>
              <table:filter-condition table:field-number="0" table:value="usb 3.0 mà tốc độ đọc cực kỳ chậm đối với các file lớn. khả năng đọc/ghi không đều, lúc lên lúc xuống rất khó chịu. từ khi tiki chuyển sang bán hàng cho bên thứ 3, tôi cực kỳ không hài lòng, sản phẩm xuống cấp, không đảm bảo chất lượng." table:operator="="/>
              <table:filter-condition table:field-number="0" table:value="usb 3.0 mà tốc độ ghi chỉ có 1(2) mb/s, như usb 2.0." table:operator="="/>
              <table:filter-condition table:field-number="0" table:value="usb 3.0 mình cắm cổng usb trên máy tính của mình cũng 3.0 và đây là tốc độ truyền dữ liệu lần cuối cùng mua hàng trên tiki, nói thì rất hay nhưng chất lượng lại quá chán tốc độ truyền dữ liệu tầm 10mb/s, đây là năm 2019 chứ có phải 2009 đâu" table:operator="="/>
              <table:filter-condition table:field-number="0" table:value="usb 3.0 tốc độ chậm hơn 2.0 hơi thất vọng nhưng giá rẻ chấp nhận được tốc độ copy vào usb chỉ khoảng 6mb/s" table:operator="="/>
              <table:filter-condition table:field-number="0" table:value="usb 3.0 tốc độ ghi 6mb/s?????????????????????????????" table:operator="="/>
              <table:filter-condition table:field-number="0" table:value="usb bắt sóng chập chờn, phạm vi bắt sóng rất hạn chế.khuyên mọi người nên mua hàng có râu sóng sẽ ổn định hơn." table:operator="="/>
              <table:filter-condition table:field-number="0" table:value="usb bị lỗi. không sử  dụng được. k dám mua lần nào nữa...." table:operator="="/>
              <table:filter-condition table:field-number="0" table:value="usb bị rạch sẵn. o hiểu kiểu j. hàng cũ hay j." table:operator="="/>
              <table:filter-condition table:field-number="0" table:value="usb cắm vào không hiện trong my computer và tự động ngắt kết nối??" table:operator="="/>
              <table:filter-condition table:field-number="0" table:value="usb cắm vào máy thì rất nóng và chỉ nhận có 2.41mb (16gb) dù format rồi. mình cũng không hiểu sao luôn. mong tiki hỗ trợ đổi cho mình sản phẩm sớm. mình cần mua xài gấp nên mua tikinow mà nhận sản phẩm k sử dụng được ạ  " table:operator="="/>
              <table:filter-condition table:field-number="0" table:value="usb của em cắm vào pc nó k nhận thì đổi trả như nào ạ  chưa quá 30 ngày ạ" table:operator="="/>
              <table:filter-condition table:field-number="0" table:value="usb của mình đang dùng h lăn ra hỏng thì phải làm sao ạ" table:operator="="/>
              <table:filter-condition table:field-number="0" table:value="usb được cái rẻ thôi, chứ copy file qua lại cực kỳ chậm. chờ mở cái ổ usb ra thôi mà cả mấy phút, mua xong không đủ kiên nhẫn để chờ mở file hay copy file  ." table:operator="="/>
              <table:filter-condition table:field-number="0" table:value="usb ghi là chuẩn 3.0 nhưng tốc độ giao tiếp dữ liệu quá chậm, thua xa 2 cái pny 2.0 mình đã từng mua." table:operator="="/>
              <table:filter-condition table:field-number="0" table:value="usb không đủ dung luong như quảng cáo" table:operator="="/>
              <table:filter-condition table:field-number="0" table:value="usb không thể quét được đến bất kỳ thiết bị nào (điện thoại, bàn phím, loa).  quá tệ" table:operator="="/>
              <table:filter-condition table:field-number="0" table:value="usb kingston dt100g3 16gb   usb 3.0 mà tốc đô như 2.0, rất thất vọng." table:operator="="/>
              <table:filter-condition table:field-number="0" table:value="usb lúc mua về thì chậm và sau vài lần copy tài liệu thì máy tính không thể nhận ngay. phải chờ rất lâu mới nhận và ra hình bên dưới và không thể format." table:operator="="/>
              <table:filter-condition table:field-number="0" table:value="usb mình mua được 2 ngày đã bị hỏng cắm không nhận nữa. đã gọi hỗ trợ bên tiki nhưng chờ 1 tuần rồi vẫn chưa giải quyết" table:operator="="/>
              <table:filter-condition table:field-number="0" table:value="usb mình nhận về đã thấy lớp nhựa trong bị cắt rồi, và dán lại bằng băng dính, ko hiểu ???" table:operator="="/>
              <table:filter-condition table:field-number="0" table:value="usb mua về khoảng 10 ngày là bị lỗi 0 byte, vì bận việc nên tôi không khiếu nại." table:operator="="/>
              <table:filter-condition table:field-number="0" table:value="usb này phải bảo hành như thế nào. cụ thể tôi phải làm thế nào." table:operator="="/>
              <table:filter-condition table:field-number="0" table:value="usb nhận được, chưa dùng đã hỏng.  mình không thể encrypt." table:operator="="/>
              <table:filter-condition table:field-number="0" table:value="usb nhận được, chưa dùng đã hỏng.  mình không thể encrypt." table:operator="="/>
              <table:filter-condition table:field-number="0" table:value="usb nhận được, chưa dùng đã hỏng.  mình không thể encrypt." table:operator="="/>
              <table:filter-condition table:field-number="0" table:value="v14 mới mua được 1 tuần  ping cục wifi để ngay kế bên mà ping cao cộng request time out liên tục. chưa nói tới là ping mạng bình thường. quá tệ." table:operator="="/>
              <table:filter-condition table:field-number="0" table:value="v6 mà bắt wifi kém hơn cả v3. hàng quá kém chất lượng" table:operator="="/>
              <table:filter-condition table:field-number="0" table:value="vãi cả chính hãng  . hàng tàu lắm mọi người." table:operator="="/>
              <table:filter-condition table:field-number="0" table:value="vãi chưởng lúc thấy ngoài vỏ dán dán băng dính đã nghi rồi, bóc băng dính ra thì quả đúng là túi đựng đã bị rách từ thời tám hoánh  . hàng để trong túi mà trầy xước và trông cũ kinh khủng, nhấn mạnh là trông còn cũ hơn cả hàng second hand nhé  . thế mà cứ tưởng hãng nào bán ơt tiki cũng là hàng chính hãng hết đấy lmfaooooo" table:operator="="/>
              <table:filter-condition table:field-number="0" table:value="vài ngày đầu dùng thì ổn, sau đó bắt đầu có hiện tượng mất mạng, sóng chập chà chập chờn, không ổn định. giờ thì sau 3 tháng dùng cái của mình đã hỏng rồi  . chán chẳng buồn bảo hành." table:operator="="/>
              <table:filter-condition table:field-number="0" table:value="vài tiếng lại bắt user đăng nhập vào modem, cực kì bất tiện và phiền" table:operator="="/>
              <table:filter-condition table:field-number="0" table:value="vận chuyển đến đã bị gãy rồi" table:operator="="/>
              <table:filter-condition table:field-number="0" table:value="vào được một lần duy nhất, còn lại toàn báo không có kết nối internet trong khi mạng chính vào bình thường. tốn 200k vô ích" table:operator="="/>
              <table:filter-condition table:field-number="0" table:value="vào mạng chập chờn, ko load nổi fb, quá kém chất lượng" table:operator="="/>
              <table:filter-condition table:field-number="0" table:value="vậy thôi... tiền nào của đó.. kể như mấy 200k" table:operator="="/>
              <table:filter-condition table:field-number="0" table:value="vậy thôi... tiền nào của đó.. kể như mấy 200k" table:operator="="/>
              <table:filter-condition table:field-number="0" table:value="về  không nghe duoc" table:operator="="/>
              <table:filter-condition table:field-number="0" table:value="về chất lượng sản phẩm rất ok. chỉ tiết là không tương thích với tai nghe tôi đang dùng. cổng âm thanh thì ok, còn phần mic không nhận. tôi đã thử mượn bạn tai nghe xiaomi pistion thì đùng ok. ai mua thì nên cần nhắc trước khi mua, có bạn có thì mượn về kiểm trả trước với tai nghe của mình trước khi mua. giờ mua về tôi chả dùng được. hic" table:operator="="/>
              <table:filter-condition table:field-number="0" table:value="về chất lượng thì ko hiểu sao mới bóc tem seal ra đã thấy viền máy bị trầy nhỏ, máy hơi chậm ko mượt khá bám bụi và vân tay nói chung giá vậy thì chất lượng ko đòi hỏi thêm" table:operator="="/>
              <table:filter-condition table:field-number="0" table:value="về dùng ko dc  ko hài lòng lắm" table:operator="="/>
              <table:filter-condition table:field-number="0" table:value="về dùng thì lấy bút thử điện ở đầu dây cáp sạc thấy bị dò điện k biết có dc đổi sản phẩm khác" table:operator="="/>
              <table:filter-condition table:field-number="0" table:value="về gắn vào acer nitro 5 2019 nhưng máy không lên, đổi khe ram cũng ko lên khi tháo ra chỉ chạy ram theo máy thì máy khởi động bình thường,  tôi muốn đổi cây ram khác thì ntn" table:operator="="/>
              <table:filter-condition table:field-number="0" table:value="về in chữ mờ và bị mất hết 1 mặt giấy không có chữ" table:operator="="/>
              <table:filter-condition table:field-number="0" table:value="về không thể sử dụng được, không thể kết nối ip, làm ơn đổi lại sản phẩm khác giúp tôi" table:operator="="/>
              <table:filter-condition table:field-number="0" table:value="về load có mỗi trang web mà không được cho mình đổi cái khác được không tiki?" table:operator="="/>
              <table:filter-condition table:field-number="0" table:value="về nhà cắm, cài driver các kiểu nhưng tốc độ mạng cực kỳ kém, ping cao, delay cao còn bị request time out nữa quá tệ" table:operator="="/>
              <table:filter-condition table:field-number="0" table:value="về phần dịch vụ thì không có nhận xét gì nhưng về máy thì mới sử dụng chưa được 3 ngày thì xuất hiện lỗi rất lớn, vân tay, mã pin biến mất, chỉ để lại mở khóa bằng hình vẽ trong khi chưa từng cài vào cũng không hề biết mã hình là gì luôn,cũng không có chỗ để lấy lại mật khẩu luôn??, coi như mất cái điện thoại luôn, mong bên shop xử lí thích hợp" table:operator="="/>
              <table:filter-condition table:field-number="0" table:value="về sài chưa được 1 tuần đã hư. giờ phải dùng chuột cũ ...    " table:operator="="/>
              <table:filter-condition table:field-number="0" table:value="về thì bao bì bị rách lấy keo dán lại, kiểu như vỏ này nhưng ruột khác. xài được 2 tháng thì bị hư. làm ăn như này mong shop sớm phá sản." table:operator="="/>
              <table:filter-condition table:field-number="0" table:value="về xài k đc 1 phút naog.tưởng hết pin ai ngờ cấm vào cũng như k" table:operator="="/>
              <table:filter-condition table:field-number="0" table:value="vì 2 cái chấu 2 bên của hộp mực để gài vào trong máy in rất dễ gãy, mình vừa đặt vào kéo ra vào 1 chút bị gãy luôn. còn hộp mực đi theo máy thì kéo ra vào thoải mái không gãy, nhựa tốt hơn nhiều. nên hộp mực mới cũng không dùng được luôn, hỏng. thất vọng." table:operator="="/>
              <table:filter-condition table:field-number="0" table:value="vì của tiki trading hết hàng nên mình mua của nova. đóng gói siêu tệ, có đọc review rồi nhưng mình ko ngờ mình nova đóng gói tệ tới vậy, còn thua mua ổ bánh mình. hàng điện tử dễ hỏng nhưng không hề gói bất cứ một cái gì có thể chống sốc bên ngoài, tạm thời nhận đĩa nhưng không biết sau này sao. những lần trước mua hàng điện tử, thậm chí ko phải điện tử nữa, tiki hay nhà bán lẻ khác gói gém rất kỹ càng, chống sốc các kiểu, nhưng nova computer  quá tệ" table:operator="="/>
              <table:filter-condition table:field-number="0" table:value="vì đã mua thành công một cái ipad trước đó nên quyết định mua một cái điện thoại. mua quả samsung galaxy note 10 lite. nhận hàng đầu tiên ngày 18/5, kết quả chưa kịp vui thì đã tắt ngóm vì màn hình đen ngòm không mở được, phải báo đổi hàng. bên tiki đã xác nhận lỗi và đổi hàng ngày 25/5.  lần nhận hàng thứ 2 cũng không khá hơn, s pen chưa xài đã hư. hàng điện tử mà lỗi tới 2 lần, quá khó tin nên báo xin trả hàng. đòi trả hàng nên kéo dài quy trình phết, gửi hàng về tiki để kiểm tra thì 3 ngày mới tới chả hiểu vì sao. tiki bảo chờ 1 3 ngày thì quyết tâm tới ngày thứ 3 mới giải quyết, bảo chờ 2 4 ngày thì cũng quyết tâm ngày thứ 4 mới giải quyết.  lần gần đây nhất gửi cả đt về hãng thẩm định lỗi, bảo chờ từ 2 4 ngày, kết quả hết hôm nay là một tuần tròn, mà k thấy tiki có động tĩnh j mới chủ động gọi hotline. nói thật từ đầu tới giờ thương mấy chị tổng đài ăn nói nhỏ nhẹ nên mới tự nhủ chỉ cần trả tiền hoặc đt về đây cho tui thì tui k viết review. kết quả sao? gọi hotline gặp 2 người khác nhau thì đều cúp máy ngang xương, không có xin lỗi, không báo tình trạng hiện tại máy sao rồi, xác định lỗi hay chưa, không báo hướng giải quyết của bên tiki gì hết ráo trong suốt quá trình gọi điện chỉ mới than phiền cái sự lâu lắc và hỏi thế có định trả tiền hoặc đt cho mình xài không, định chờ hết hạn 30 ngày đổi trả thì không cho mình trả hàng nữa hay j, thì nhân viên tắt máy ngang. cảm thấy không được tôn trọng tí nào hết. viết cái review trên appstore mà không có 0 sao, chỉ có 1 sao, k biết review có được duyệt không. tóm lại tiền đã trả mà đt cũng vẫn chưa có xài. đến nay đã gần tròn một tháng rồi. chọn giao hàng trong vòng 2h mà 2 tháng họa may điện thoại mới tới, chắc thế. đề xuất cho thêm đánh giá 0 sao hoặc 0.25 sao nhé, vì nói thật lần mua hàng này tui đếch có cảm nhận được khâu nào của dịch vụ và hàng hoá hết.  đấy, ai sắp mua/ chuẩn bị mua hàng hoặc đang trong trường hợp tương tự mình thì hãy coi chừng, biết đâu bạn sẽ là người kế tiếp, và quy trình này sẽ không nhanh và dễ chịu đâu. hình đính kèm là máy đầu tiên không lên nguồn." table:operator="="/>
              <table:filter-condition table:field-number="0" table:value="vì đầu bút nó to, khi cầm viết lên screen sẽ k ăn màn hình nếu cầm viết như bình thường. mua về test và báo tiki thì k cho trả sản phẩm với lý do sản phẩm điện tử vì qua sử dụng. nếu k mở test thì sao biet dùng ok k? viết k xong thì đừng mơ đến việc vẽ sketch.   giá có rẻ mà sử dụng k được thì mua thật phí tiền ! coi như tiền mất" table:operator="="/>
              <table:filter-condition table:field-number="0" table:value="vì nhu cầu sử dụng, mình cần máy có tính năng ghi âm cuộc gọi. đọc phần mô tả sản phẩm thì có tính năng ghi âm, nhưng nhận máy thì không có. mình muốn trả lại máy và chọn sản phẩm khác." table:operator="="/>
              <table:filter-condition table:field-number="0" table:value="vì tin tưởng tiki nên ko giữ lại bảo hành, tem các thứ, giờ mới xài 3 ngày hư cục pin khỏi xài. nản thiệt" table:operator="="/>
              <table:filter-condition table:field-number="0" table:value="việc đóng gói hàng hoá của tiki thời gian gần đây rất tệ. hàng điện tử mà không hề chèn lót xốp hay giấy để hạn chế xê dịch trong quá trình vận chuyển. cứ đà này, tiki chỉ phù hợp để mua sách." table:operator="="/>
              <table:filter-condition table:field-number="0" table:value="việc tiki giao 1 món hàng như vậy ko hiểu đã có kiểm tra chưa? mình đã có email gửi hỗ trợ trả lại. đơn hàng số 798569373" table:operator="="/>
              <table:filter-condition table:field-number="0" table:value="viền màn bị mảng đen chung quanh. mình có thể đổi để mua màn hình khác được không?" table:operator="="/>
              <table:filter-condition table:field-number="0" table:value="viết lên máy có được đâu, đã vậy đầu viết còn dễ đứt nữa chứ , kì quá tiki ơi" table:operator="="/>
              <table:filter-condition table:field-number="0" table:value="viết lên máy có được đâu, đã vậy đầu viết còn dễ đứt nữa chứ , kì quá tiki ơi" table:operator="="/>
              <table:filter-condition table:field-number="0" table:value="vivi y91c em đặt từ tuần trước mà giờ vẫn chưa chuyển tới" table:operator="="/>
              <table:filter-condition table:field-number="0" table:value="vỏ bao bì không giống lắm với vỏ chỉnh hãng trên mạng, có tem bảo hành spc đầy đủ, nhưng về mở lên ko có sẵn phần mềm secure bên trong, format xong tải phần mềm secure từ trang chủ sandisk về chạy thì báo không nhận usb," table:operator="="/>
              <table:filter-condition table:field-number="0" table:value="vỏ của sản phẩm đã bị cắt, sản phẩm nhìn mới, để xem dùng thế nào" table:operator="="/>
              <table:filter-condition table:field-number="0" table:value="vô cùng chậm. điện thoại vào 40mbps nhưng cái này thì lẹt đẹt 15mbps. driver tải chính xác từ trang chủ tp link. cắm vào 2 máy cả linux cũng không khá hơn. mình cần đổi trả hàng." table:operator="="/>
              <table:filter-condition table:field-number="0" table:value="vỏ đã bóc, tem pin và máy k trùng nhau, thiết bị nóng k sử dụng được, sạc lâu k vào pin" table:operator="="/>
              <table:filter-condition table:field-number="0" table:value="vỏ đựng usb bị cắt  ., tuy nhiên usb vẫn ổn, mong tiki xem lại. cảm ơn và sẽ ủng hộ cho tiki" table:operator="="/>
              <table:filter-condition table:field-number="0" table:value="vỏ đựng usb chưa xé đã bị mở file chép từ máy tính vô usb ko được" table:operator="="/>
              <table:filter-condition table:field-number="0" table:value="vỏ hộp bám bụi như hàng tồn kho. bật chuột lên không thấy báo đèn sáng. hoàn toàn không sử dụng được." table:operator="="/>
              <table:filter-condition table:field-number="0" table:value="vỏ hộp chuột bên ngoài bị dán băng keo chứ không nguyên seal trước khi được giao đến tay khách hàng !!!" table:operator="="/>
              <table:filter-condition table:field-number="0" table:value="vỏ hộp cũ không có bọc, bên trong hộp tờ hướng dẫn bị gấp rồi cho vào hộp ngay ngoài khi mở lắp. túi bọc sản phẩm bên trong đã bị bóc. đây có phải là hàng mới?" table:operator="="/>
              <table:filter-condition table:field-number="0" table:value="vỏ ngoài cũ và trầy nhiều như đã có ai sử dụng. tai nghe chỉ nghe đc bên trái. âm thanh có vẻ cũng hay" table:operator="="/>
              <table:filter-condition table:field-number="0" table:value="vỏ ngoài rách nát, có vết kéo cắt tới phần sản phẩm." table:operator="="/>
              <table:filter-condition table:field-number="0" table:value="vô tình nhấn phía dưới phím f và tạch .... tiki bán sản phẩm lỗi cho khách hàng à?" table:operator="="/>
              <table:filter-condition table:field-number="0" table:value="với giá trị 50k không nghĩ là sản phẩm chỉ sử dụng chắc được 5 10' sau đó vĩnh viễn tịt. nên loại bỏ các dòng sp kém chất lượng khỏi thị trường" table:operator="="/>
              <table:filter-condition table:field-number="0" table:value="vòng đeo tay bị lỗi, không nhận được tin nhắn sms, zalo, facebook, ưechat,...... và cả email, mặc dù mình đã bật các thể loại notify, cài đi cài lại app mi rất nhiều lần. tiki cũng đã nhận bảo hành lại lần thứ hai nhưng mình vẫn chưa nhận lại được vòng đeo tay. vòng đeo tay này là bản cn, không phải bản quốc tế nên hay bị lỗi, mọi người cân nhắc trước khi mua nha!" table:operator="="/>
              <table:filter-condition table:field-number="0" table:value="vừa book mua note 10 xong, thanh toán visa xong đúng 1 giây sau quay lại xem chơi thì thấy xuất hiện quà tặng vòng đeo tay sam sung trị giá 2.4 triệu. thế tôi phải làm sao ? lấy tiền lại cũng không được, không lẽ từ chối nhận hàng thì tội nghiệp anh giao hàng. các anh set khuyến mãi kiểu chiêu trò này thấy có vui không ?! tôi thì không vui đâu đấy !!" table:operator="="/>
              <table:filter-condition table:field-number="0" table:value="vừa cầm về, format ổ và setup window rồi test tốc độ luôn. tôi thật sự không nghĩ rằng tốc độ của ổ chỉ đạt read hơn 200mb/s &amp; write hơn100mb/s quá thất vọng so với mô tả sản phẩm của tiki" table:operator="="/>
              <table:filter-condition table:field-number="0" table:value="vừa chơi dk 2 ngày đã gãy lun cái bấm đằng sau" table:operator="="/>
              <table:filter-condition table:field-number="0" table:value="vừa đặt mua samsung galaxy note 10 plus trên tiki trưa nay. tiki giao hàng trong vòng 2g. tuy nhiên sau khi trả tiền và nhận hàng xong, khui hộp mở máy lên thì thấy bị 2 sọc đứng màu hồng phía bên trái màn hình (như ảnh chụp). kiểm tra số imei thì đúng hết và sp đã được kích hoạt bảo hành từ ngày 08/10/2019.  mình có gọi đt cũng như email cho tiki để hỗ trợ, nhưng thật buồn vì đã gọi đến lần thứ 3 rồi và gửi mail hình ảnh lỗi đến tiki rồi nhưng tiki vẫn chưa giải quyết hỗ trợ. ngặt nỗi đây lại là món quà mua tặng vk ngày 20/10 nữa, nếu tiki giải quyết sau ngày 20/10 thì ko còn ý nghĩa gì. từ trước giờ ít khi mua hàng qua app và ít có app nào mà mình có thể tin tưởng để mua hàng mà ít phải dòm trước, ngó sau, test tới test lui đặc biệt là đối với sản phẩm điện thoại. chỉ có tiki là mình tin tưởng được về chất lượng sản phẩm cũng như sự hỗ trợ, chăm sóc khách hàng. và mình đã mua rất nhiều sp trên tiki. nhưng lần này tiki làm mình thất vọng quá, nếu tiki không kiểm tra được lỗi và đổi sp mới cho mình trong ngày mai 20/10 thì từ nay mình sẽ ko ủng hộ tiki nữa." table:operator="="/>
              <table:filter-condition table:field-number="0" table:value="vừa đặt ngày hôm qua, màn hình bị lỗi hở sáng ở nhiều chỗ." table:operator="="/>
              <table:filter-condition table:field-number="0" table:value="vừa dùng được 1 tuần xong thì chuột của tui bị hỏng lun rồi. cái sen sò của em nó hông có sáng nữa. bùn quá." table:operator="="/>
              <table:filter-condition table:field-number="0" table:value="vừa khui hộp lắp màn vô thì màn có ngay 1 kẻ sọc như này. chán" table:operator="="/>
              <table:filter-condition table:field-number="0" table:value="vừa khui hộp mà mòn như đồ cũ vậy, tiki giải thích hộ mình" table:operator="="/>
              <table:filter-condition table:field-number="0" table:value="vừa khui hộp ra cắm vào nghe dc đúng 1 bên tai đúng là tiền nào của đó!" table:operator="="/>
              <table:filter-condition table:field-number="0" table:value="vừa mở hộp ra dùng thử thì thấy khá tốt. nhưng khi nhìn lại thì đèn ở giữa ko lên.  check lại mặt sau thì thấy xước xác như hàng đã qua sử dụng  check hộp thì mình đặt m331 silent plus lại gửi m331 silent.  tem digiworld nữa nhưng hàng thì như bán tháo.  thất vọng vì việc làm ăn kiểu bán hàng cũ lại giá hàng mới + quảng cáo hàng mới." table:operator="="/>
              <table:filter-condition table:field-number="0" table:value="vừa mới đập hộp ko có tai nghe bên trong làm ăn kiểu j z" table:operator="="/>
              <table:filter-condition table:field-number="0" table:value="vừa mới dùng được 2 lần đã hỏng" table:operator="="/>
              <table:filter-condition table:field-number="0" table:value="vừa mới khui seal, format để lưu hình mà cứ copy giữa chừng thì tự động disconnect. trong khi có 1 cái y như vậy mua từ 3 năm trước lại dùng rất tốt." table:operator="="/>
              <table:filter-condition table:field-number="0" table:value="vừa mới mua được 1 tháng đã hư, không nhận vào máy tính khi sử dụng thì rất cứng, dùng không êm tay." table:operator="="/>
              <table:filter-condition table:field-number="0" table:value="vừa mới mua hàng, hý hửng bóc hộp, nhưng bật mãi chuột không lên điện, không sao kết nối được với máy tính, đã đổi cục pin vẫn không có tác dụng gì" table:operator="="/>
              <table:filter-condition table:field-number="0" table:value="vừa mới mua hàng, hý hửng bóc hộp, nhưng bật mãi chuột không lên điện, không sao kết nối được với máy tính, đã đổi cục pin vẫn không có tác dụng gì" table:operator="="/>
              <table:filter-condition table:field-number="0" table:value="vừa mới mua về lắp pin vào và cắm usb thì không kết nối được với chuột thật đáng thất vọng. yêu cầu được đổi trả hàng" table:operator="="/>
              <table:filter-condition table:field-number="0" table:value="vừa mới mua về, cài vào laptop thì xài k đc, k nổi chấm đỏ" table:operator="="/>
              <table:filter-condition table:field-number="0" table:value="vừa mới mua về, đã ko có điện thay pin cũng ko nên, đã liên hệ tki trả lại hàng.( bạn hỗ trợ rất thân thiện) mong shop khi giao hàng nên kiểm tra. đỡ mất công cả kh lẫn shop." table:operator="="/>
              <table:filter-condition table:field-number="0" table:value="vừa mới nghe được một lúc mất luôn tiếng tai phải???" table:operator="="/>
              <table:filter-condition table:field-number="0" table:value="vừa mới nhận hàng được 1 ngày , hum nay nghe đã thấy hỏng 1 bên tai phải. lỡ vứt hộp đựng đi rồi chẳng biết có giấy bảo hành ko nữa  ." table:operator="="/>
              <table:filter-condition table:field-number="0" table:value="vừa mới sài 2 ngày thấy mọi thứ đều ok,cho đến khi hết pin thỳ sạc không vào. chã biết xử lý sao. mong tiki thu hồi lại giúp . và mình không biết đc cách để đổi trả lại hàng nên mới viết lên đây. mong tiki sớm hồi đáp ạ" table:operator="="/>
              <table:filter-condition table:field-number="0" table:value="vừa mua 4.190 xong thì hôm sau còn 4.096 vậy có hoàn tiền không???" table:operator="="/>
              <table:filter-condition table:field-number="0" table:value="vừa mua 890 xong thì được mời đánh giá, vào xem còn 850" table:operator="="/>
              <table:filter-condition table:field-number="0" table:value="vừa mua đc 1 ngày giá 11690 giờ còn có 10460. quá buồn" table:operator="="/>
              <table:filter-condition table:field-number="0" table:value="vừa mua được 3 ngày thì tạch, không biết tiki có test trước khi giao hang ko nữa, đổi bảo hành thì mất nhiều time quá" table:operator="="/>
              <table:filter-condition table:field-number="0" table:value="vừa mua hồi tháng 5 vừa rồi và bây giờ bị khoá không cho vào mạng do chưa chuẩn hoá thôg tin. cần lời giải thích từ các bạn. cũng nhiều tiền chứ có ít đâu" table:operator="="/>
              <table:filter-condition table:field-number="0" table:value="vừa mua hôm 02/1.  chép vào khoảng 200gb dữ liệu. tối qua 4/1 có dấu hiệu lỗi (không ghi file, tạo foder gì được)...sau có có copy được 40gb nữa. hôm nay (5/1) thì 1 số file không đọc được và rồi &quot;chết&quot; luôn. không nhận diện được ổ cứng nữa... ham rẻ có thể mất tiền. nhưng dữ liệu, hình ảnh...giờ ai bồi thường?   chắc là tự chịu rồi." table:operator="="/>
              <table:filter-condition table:field-number="0" table:value="vừa mua hư luôn.. hãi... tai phải bị rè ... tiki giao hàng chậm còn chả chất lượng" table:operator="="/>
              <table:filter-condition table:field-number="0" table:value="vừa mua nhìn đã bị mở ra. không nguyên vẹn, hàng cũ. không hài lòng tiki" table:operator="="/>
              <table:filter-condition table:field-number="0" table:value="vừa mua về đã hỏng. không test trước khi giao. gọi phản hồi tiki không thấy hồi âm. không liên lạc được shop." table:operator="="/>
              <table:filter-condition table:field-number="0" table:value="vừa mua về đã ko sử dụng được, ghip vào ko sáng đèn," table:operator="="/>
              <table:filter-condition table:field-number="0" table:value="vừa mua về đã ko sử dụng được, ghip vào ko sáng đèn," table:operator="="/>
              <table:filter-condition table:field-number="0" table:value="vừa mua về mà sạc mãi không lên tí pin nào luôn ạ, thử máy khác thì vẫn oki, chắc do chân sạc của máy hị hỏng 😭 buồn qué" table:operator="="/>
              <table:filter-condition table:field-number="0" table:value="vừa mua về nối lap với tv thì báo không nhận tín hiệu " table:operator="="/>
              <table:filter-condition table:field-number="0" table:value="vừa mua về sạc pin không vô, chỉ mở nguồn lên khi cắm dây sạc vào" table:operator="="/>
              <table:filter-condition table:field-number="0" table:value="vừa mua xong và bật không lên, sạc không vào? cắm vào ổ để sạc cục pin dự phòng cũng không thấy hiện đèn gì là sao vậy?" table:operator="="/>
              <table:filter-condition table:field-number="0" table:value="vừa nhận đc sim sau 5 ngày đặt hàng, điều đáng nói là sim đã kích hoạt gần 1 tháng rồi vậy mà vẫn giao cho khách được. thà mất 5 7 ngày như các trường hợp khác còn chấp nhận được. các bạn mua sau nên lưu ý nha" table:operator="="/>
              <table:filter-condition table:field-number="0" table:value="vừa nhận được hàng nhưng không hát được. micro cứ bị hú. có thể đổi trả hàng không" table:operator="="/>
              <table:filter-condition table:field-number="0" table:value="vừa nhận được thấy đúng màu vàng nên cũng thích. tuy nhiên, sau kho test thì mình chỉ nghe được 1 tai bên trái, còn bên phải không nghe được. thấy uổng tiền để mua đồ chơi này quá  ." table:operator="="/>
              <table:filter-condition table:field-number="0" table:value="vừa nhận hàng 17h 21/11. chỉ nghe được mỗi bên phải. giờ phải giải quyết như thế nào đây ???" table:operator="="/>
              <table:filter-condition table:field-number="0" table:value="vừa nhận hàng chiều nay (3/8). nhắn tin kích hoạt thì nhận thông báo đã kích hoạt từ tháng 3, thời hạn sử dụng đến tháng 3/2021??? mất toi của tôi mấy tháng rồi" table:operator="="/>
              <table:filter-condition table:field-number="0" table:value="vừa nhận hàng mở ứng dụng kt hsd : 3/2020 . còn đúng 1 tháng sợ thật sự" table:operator="="/>
              <table:filter-condition table:field-number="0" table:value="vừa nhận hàng về vui mừng phấn khởi, cắm vào thì nó k lên, mặc dù chân cắm của máy  tính k bị hỏng, đèn không sáng, tôi muốn đổi cái khác" table:operator="="/>
              <table:filter-condition table:field-number="0" table:value="vừa nhận hàng xong, không thể kết nối được, mong tiki xem lại thu hồi sản phẩm lỗi giúp mình" table:operator="="/>
              <table:filter-condition table:field-number="0" table:value="vừa nhận hàng, cắm vào iphone xs max tăng lên dc 3% thì màng hình lag, mất khung thông báo nhạc, đơ máy. chắc do ko có chuẩn mfi nên thật sự rất hại máy nha mọi người. cân nhắc kĩ nha" table:operator="="/>
              <table:filter-condition table:field-number="0" table:value="vừa nhận hàng, in tờ nào cũng kèm theo những dấu chấm mặc định thế này. yêu cầu đổi lại hàng." table:operator="="/>
              <table:filter-condition table:field-number="0" table:value="vừa nhận hàng, sạc pin xong, nghe thử, tai phải ok, tai trái nghe rất nhỏ, âm thanh giống như bị nghẹt mũi, cực kỳ nhỏ. trước khi giao hàng cho khách, bộ phận kỹ thuật của tiki không kiểm tra hàng sao????  giao hàng tikinow trong 2h, nhưng yêu cầu đổi sản phẩm ngày hôm sau thì được báo là không thể, phải mất vài ngày!!!!" table:operator="="/>
              <table:filter-condition table:field-number="0" table:value="vừa nhận hàng, test ngay luôn.  ưu: khi kết nối có popup hiển thị % pin tai nghe và kén sạc.  nhược: gia công thô, còn nhiều ba via, nắp không khớp, khớp đóng mở bằng nhựa. đèn 2 màu xanh đỏ sáng loè loẹt. kết nối được tai phải, tai trái rè rè, không có tí âm thanh nào luôn.  kết: thấy có vài review tốt, có bh nên mua thử. mà nhận được chất lượng như vầy thì cạch luôn. quay về em xào mì airdots  " table:operator="="/>
              <table:filter-condition table:field-number="0" table:value="vừa nhận loa đã bật không lên, cắm sạc mấy tiếng đồng hồ cũng vẫn thế" table:operator="="/>
              <table:filter-condition table:field-number="0" table:value="vừa nhận máy vào ngày 11/9. hôm nay máy bị như thế này và đơ luôn, không thể sử dụng được. tôi muốn yêu cầu hoàn trả sản phẩm!" table:operator="="/>
              <table:filter-condition table:field-number="0" table:value="vừa nhận máy xong, đúng máy nguyên seal, nhưng đã có đốm trắng sáng màn hình. không hiểu lý do." table:operator="="/>
              <table:filter-condition table:field-number="0" table:value="vừa nhận nguồn mình có gắn vào test thử thì nguồn bị hở điện, giật tung người, nguồn cũ andyson thì không vấn đề gì, mong tiki cho mình đổi trả sản phẩm" table:operator="="/>
              <table:filter-condition table:field-number="0" table:value="vừa nhận sản phẩm tối về nhà test thì không nhận điện, gọi tiki hỗ trợ thì đợi cả ngày chưa thấy bên kỹ thuật gọi để nhận lại hàng, vẫn chưa biết khi nào được đổi hàng..." table:operator="="/>
              <table:filter-condition table:field-number="0" table:value="vừa nhận sản phẩm tối về nhà test thì không nhận điện, gọi tiki hỗ trợ thì đợi cả ngày chưa thấy bên kỹ thuật gọi để nhận lại hàng, vẫn chưa biết khi nào được đổi hàng..." table:operator="="/>
              <table:filter-condition table:field-number="0" table:value="vừa nhận sản phẩm, chất lượng chưa biết sao nhưng thấy không ổn: 1. bao bì bị rách. 2. số seri trên hộp, chuột, bộ thu (receiver) không giống nhau. 3. chuột bị trầy xước. 4. cảm giác không phải hàng mới. 5. cái logo &quot;logitech&quot; trên bộ thu(receiver) không giống bản trên trang chủ p/s dù chất lượng thế nào nhưng thấy ban đầu là bực mình, chán..." table:operator="="/>
              <table:filter-condition table:field-number="0" table:value="vừa nhận từ nhân viên giao hàng kiểm tra kết nối thử thì có kêu được 30s nhưng sau đó tịt luôn.bật k lên.k kết nối blt được nữa.cắm sạc cũng k được.bức xúc thật sự" table:operator="="/>
              <table:filter-condition table:field-number="0" table:value="vừa nhận xong mới dùng hỏng mất một bên. ko hiểu bán kiểu gì nữa." table:operator="="/>
              <table:filter-condition table:field-number="0" table:value="vừa nhân xong sản phẩm bị lỗi ang ten, như sắp gãy vậy, quá chán" table:operator="="/>
              <table:filter-condition table:field-number="0" table:value="vừa sạc vừa sử dụng có dấu hiệu xuống pin  .  của rẻ thường không tốt là thật" table:operator="="/>
              <table:filter-condition table:field-number="0" table:value="vừa ship lúc chiều xạc xong nghe 1 tai to 1 tai nhỏ chả hiểu kiểu gì mình định đổi trả mà bên tiki vẫn chưa xác nhận là đơn hàng đang giao mà vẫn báo ở kho dù hàng đã nhận đc thật thất vọng về sản phẩm . mình rất mong đc hồi đáp và sớm cho mình đổi" table:operator="="/>
              <table:filter-condition table:field-number="0" table:value="vừa vừa phải phải thôi, tôi đã hỏi nhưng tại sao không trả lời tôi?" table:operator="="/>
              <table:filter-condition table:field-number="0" table:value="vui lòng cho hỏi sản phẩm có được bảo hành k ạ ? nếu muốn sửa chữa ở đâu ạ?" table:operator="="/>
              <table:filter-condition table:field-number="0" table:value="vui lòng kiểm tra lại giúp tôi kiểm tra lại thiết bị aaaaaaaaaaaaaaa" table:operator="="/>
              <table:filter-condition table:field-number="0" table:value="vui lòng kiểm tra tại sao khi cắm cáp kết nối pc, đèn led của box đã sáng nhưng không hiển thị ổ cứng trong cửa sổ file explorer, biểu tượng kết nối usb cũng không xuất hiện..." table:operator="="/>
              <table:filter-condition table:field-number="0" table:value="vui lòng xuất hóa đơn cho 2 sản phẩm theo y/c lúc đặt mua" table:operator="="/>
              <table:filter-condition table:field-number="0" table:value="wifi cứ thỉnh thoảng lại bắt đăng nhập xác nhận. k biết tắt cái kiểu gì" table:operator="="/>
              <table:filter-condition table:field-number="0" table:value="wifi ko ổn định rất chập chờn đề nghị đổi lại giúp mình" table:operator="="/>
              <table:filter-condition table:field-number="0" table:value="wifi nhà mình băng tần 2,4ghz nhưng thiết bị không tìm thấy." table:operator="="/>
              <table:filter-condition table:field-number="0" table:value="wifi phát mạng quá kém để củ ở cầu thang tầng 1 lên tầng hai bắt thì xem youtube lúc tua thì lang ko xem đc nói rõ là ko có vật cản sóng nhiều nếu có thì là cửa ra vào thôi" table:operator="="/>
              <table:filter-condition table:field-number="0" table:value="wifi yếu quá" table:operator="="/>
              <table:filter-condition table:field-number="0" table:value="windows 10 không nhận driver. tương tự với macbook" table:operator="="/>
              <table:filter-condition table:field-number="0" table:value="xạc 2 tiếng rồi sau đó cũng ko lên hình, đổi giúp mình nha, quả thật không biết nói sao nữa" table:operator="="/>
              <table:filter-condition table:field-number="0" table:value="xạc ca buổi kết noi với dt xong nge ko dc la sao. mà lại khi xạc den ko bao nên cha pít co vo pin hay ko. nho tiki giai thích ho tinh trang trên cai" table:operator="="/>
              <table:filter-condition table:field-number="0" table:value="xác nhận đã mua hàng,đóng gói tốt,giao hàng nhanh" table:operator="="/>
              <table:filter-condition table:field-number="0" table:value="xạc pin k dc cái vào cái k , hết pin trong vòng 30p , kết nối bị loạn khuyên các bạn k lên mua phí tiền" table:operator="="/>
              <table:filter-condition table:field-number="0" table:value="xài 1 lần hư" table:operator="="/>
              <table:filter-condition table:field-number="0" table:value="xài 1 tháng đã hư🙄🙄🙄🙄🙄🙄🙄😟😟😟😟😟😟😟😟😟😟😟" table:operator="="/>
              <table:filter-condition table:field-number="0" table:value="xài 2 bửa hư quá dỏm xin đừng mua nha mn" table:operator="="/>
              <table:filter-condition table:field-number="0" table:value="xài 2 lần đã gãy đầu cấm!" table:operator="="/>
              <table:filter-condition table:field-number="0" table:value="xài 2 tháng. thường xuyên bi treo, phải reset nhiều lần lại mới được. chất lượng quá kém không xứng với giá tiền và thông tin quảng cáo. tiki mà cứ chấp nhận bán những hàng hoá này sẽ ảnh hưởng đến uy tín của mình" table:operator="="/>
              <table:filter-condition table:field-number="0" table:value="xài 2 tuần thấy cũng đc mà tới hôm nay zo k đc nữa mở sử dụng dữ liệu vẫn k zo mạng đc" table:operator="="/>
              <table:filter-condition table:field-number="0" table:value="xài chưa dc 1 ngày đã hư,ngoài ra còn có dấu cắt đã lấy sp ra khỏi hộp" table:operator="="/>
              <table:filter-condition table:field-number="0" table:value="xài chưa được 1 tháng đã hư chất lượng nói chung là quá kém" table:operator="="/>
              <table:filter-condition table:field-number="0" table:value="xài chưa được 1 tuần đã hư, xạc ko vô pin nữa" table:operator="="/>
              <table:filter-condition table:field-number="0" table:value="xài chưa được 2 năm thì bị dính nút chuột trái, không được có còn được bảo hành không??" table:operator="="/>
              <table:filter-condition table:field-number="0" table:value="xài chưa được 2 tiếng tắt mở ln hông được là sao" table:operator="="/>
              <table:filter-condition table:field-number="0" table:value="xài chưa được 3 ngày thì tai nghe đã bị hư, quá thất vọng" table:operator="="/>
              <table:filter-condition table:field-number="0" table:value="xài chưa tới 1th mà đã hư. ko còn nghe dc nc. thất vọng" table:operator="="/>
              <table:filter-condition table:field-number="0" table:value="xài dc 1 lần là hư k bao giò đặt mua ở đây nữa" table:operator="="/>
              <table:filter-condition table:field-number="0" table:value="xài đc 1 tuần hư" table:operator="="/>
              <table:filter-condition table:field-number="0" table:value="xài dc tầm 4 ngày hư 1 bên" table:operator="="/>
              <table:filter-condition table:field-number="0" table:value="xài đc tuần hư tai bên trái , bluetooth cũng ko nhạy, đeo tai nằm ngủ hơi cấn, hỗ trợ thu hồi sp chậm." table:operator="="/>
              <table:filter-condition table:field-number="0" table:value="xài dc vài lần bị lỗi" table:operator="="/>
              <table:filter-condition table:field-number="0" table:value="xài dịch vụ giao hàng trong 2 giờ. đặt hàng lúc 3 giờ chiều, nhưng tới hơn 10 giờ sáng hôm sau mới giao. nếu tiki không đảm bảo giao hàng trong 2 giờ thì dẹp dịch vụ này đi. tốn 29k vô ích rất bực mình." table:operator="="/>
              <table:filter-condition table:field-number="0" table:value="xài đk tuần đầu,  tuần thus 2 bất đầu nghe tiếng rò rò rất khó chịu.  thuờng xuyên tự tắt âm thanh" table:operator="="/>
              <table:filter-condition table:field-number="0" table:value="xài dở quá. hư rôi các bạn" table:operator="="/>
              <table:filter-condition table:field-number="0" table:value="xài đúng 65 ngày hư nhé. đồ dỏm gì đâu đó bà con ơi" table:operator="="/>
              <table:filter-condition table:field-number="0" table:value="xài đúng 7 tháng dây ko đứt ko gì hết mà tự nhiên hết bên trái ko nghe tiếng đến bên phải ko nghe và hư luôn . ảo thật" table:operator="="/>
              <table:filter-condition table:field-number="0" table:value="xài được 2 tuần bị ám vàng nguyên góc bên trái có được đổi không tiki?" table:operator="="/>
              <table:filter-condition table:field-number="0" table:value="xai duoc 20 ngay thì báo cước 237k..và khóa 4g.công ty lớn uy tin hàng đầu ko nen lam vay mat long tin khach hang" table:operator="="/>
              <table:filter-condition table:field-number="0" table:value="xài được 5 tháng chuột có hiện tượng kẹt phím trái, nhấp 1 lần vào 1 điểm thành 2lần rất khó chịu" table:operator="="/>
              <table:filter-condition table:field-number="0" table:value="xài được đúng 5 ngày là hư. giá rẻ nên ngại đổi trả." table:operator="="/>
              <table:filter-condition table:field-number="0" table:value="xài được máy ngày đã hư cho nên để tới bay giờ luôn" table:operator="="/>
              <table:filter-condition table:field-number="0" table:value="xài được một thời gian thì bên tai trái hết nghe được" table:operator="="/>
              <table:filter-condition table:field-number="0" table:value="xài được một thời gian thì bên tai trái hết nghe được" table:operator="="/>
              <table:filter-condition table:field-number="0" table:value="xài được tháng giờ không vào mạng được, đề nghị hỗ trợ gấp" table:operator="="/>
              <table:filter-condition table:field-number="0" table:value="xài gần 2 tháng bị lỗi chỉ kết nối đc 1 bên ko biết lí do tại sao" table:operator="="/>
              <table:filter-condition table:field-number="0" table:value="xài hàng logi khá lâu, từ chuột, phím, từ bình dân đến cao cấp thì con này đang khiến quá thất vọng.  1. tín hiệu chập chờn  &gt; thay pin vẫn ko hết 2. độ phản xạ thao tác chậm  &gt; chắc do tín hiệu nên nó cũng chậm chạp hơn.  mới đổi sang con m331 na ná con này thì mượt hơn rất nhiều.  cũng có thể con này bị lỗi nhưng mình bận chưa đem đi bảo hành được." table:operator="="/>
              <table:filter-condition table:field-number="0" table:value="xài hiện tại bây giờ dùng k được nữa... ..........." table:operator="="/>
              <table:filter-condition table:field-number="0" table:value="xài khoảng 4 tháng là bị kẹt luôn click trái nha. giờ cứ chút chút xí là tự click trái à" table:operator="="/>
              <table:filter-condition table:field-number="0" table:value="xài không được bao lâu bị lỗi chống ghi, formats ức chế, gửi hổ trợ ko tl" table:operator="="/>
              <table:filter-condition table:field-number="0" table:value="xài ko đc" table:operator="="/>
              <table:filter-condition table:field-number="0" table:value="xài ko đc bao lâu mà hư 1 bên tai r nha shop, quá bùn" table:operator="="/>
              <table:filter-condition table:field-number="0" table:value="xài lúc đầu tốt. sau chừng 3 tháng bị lỗi double click" table:operator="="/>
              <table:filter-condition table:field-number="0" table:value="xài lúc đầu tốt. sau chừng 3 tháng bị lỗi double click" table:operator="="/>
              <table:filter-condition table:field-number="0" table:value="xài ngày đầu thì cũng dc, nhưng xài dc 2 ngày thì có lúc vào dc có lúc thì nó bảo &quot; không có kết nối internet&quot; ,mạng thì chập chờn , phí 200k" table:operator="="/>
              <table:filter-condition table:field-number="0" table:value="xài tầm được 2 tuần là bắt đầu nó có dấu hiệu run liên tục, cảm nhận tai nghe nóng lên rất nhiều" table:operator="="/>
              <table:filter-condition table:field-number="0" table:value="xài tệ quá mua về xài dc ko bao lâu sạc ko vô 1 bên  mau hết pin kém chất lượng" table:operator="="/>
              <table:filter-condition table:field-number="0" table:value="xài tuần hư :d ???" table:operator="="/>
              <table:filter-condition table:field-number="0" table:value="xài vài hôm là hư. tịt luôn" table:operator="="/>
              <table:filter-condition table:field-number="0" table:value="xài vô lý vl   chuyển từ hdmi sang vga màn hình như hạch" table:operator="="/>
              <table:filter-condition table:field-number="0" table:value="xé bìa ra mới biết shop giao sai màu trắng thay vì màu đen mình đã đặt muốn đổi trả" table:operator="="/>
              <table:filter-condition table:field-number="0" table:value="xin chào . tôi có đặt mua 1 bàn phím giả cơ có đèn 7 màu ,  sản phẩm tiki giao cho tôi không có đèn , không giống sản phẩm tôi đặt mua , tiki có giao nhầm hàng không vậy .tôi yêu cầu đổi lại đúng với sản phẩm tôi đặt mua được không ." table:operator="="/>
              <table:filter-condition table:field-number="0" table:value="xin chào tiki, tôi nhận sản phẩm được 3 ngày, đến nay khi sạc không vào điện. tôi đã gọi điện cho bộ phận hỗ trợ kỹ thuật nhưng không giải quyết được vấn đề. nay tôi muốn đổi trả sản phẩm đã mua!" table:operator="="/>
              <table:filter-condition table:field-number="0" table:value="xin chào, tôi rất thất vọng khi nhận được hàng. đây là mẫu chuột tôi mua tặng đứa cháu, tôi chủ quan, nghĩ hàng cao cấp nên ko kiểm tra kỹ. đến lúc có dịp cầm vô thử thì thấy rõ ràng nút cuộn trơn, nhão   , theo đúng kiểu linh kiện đã dùng qua rất nhiều hoặc linh kiện hàng ngoài gắn vào. tôi nói điều này với kinh nghiệm trên 10 năm trong ngành it, bán và sử dụng qua vô số chuột từ hàng thường cho đến cao cấp. chưa có nút cuộn mới nào mà nhão nhẹt như cái này. đứng ở vị trí người bán, tôi cũng ko bao giờ dám bán một mẫu hàng chất lượng như cái kiểu này. đề nghị tiki đổi hàng đúng chất lượng hoặc trả lại tiền để tôi mua được đúng hàng chất lượng như tên gọi chính hãng giùm. rất thất vọng với tiki lần này!" table:operator="="/>
              <table:filter-condition table:field-number="0" table:value="xin chào. tôi đã dùng được 1 tuần và thấy có vấn đề là khi nghe nhạc thì có lúc bị ngắt quãng, giật giống nghe cd mà bị trầy đĩa. nó tạo cảm giác rất khó chịu. trong trường hợp này tai nghe của tôi có được thay mới không và thủ tục như thế nào. mong nhận phản hồi từ tiki" table:operator="="/>
              <table:filter-condition table:field-number="0" table:value="xin đc đổi lại .một bên k bt dùng đc k mà em dùng mãi k lên.😄" table:operator="="/>
              <table:filter-condition table:field-number="0" table:value="xin hỏi tiki! mình mới mua chiếc wd my passport 1tb tại tiki và tiến hành dùng được 3 ngày. hôm nay mình lại sao chép dữ liệu như mọi khi và chợt giật mình với những âm thanh &quot;click click&quot; y hệt tiếng kim chỉ giây của đồng hồ treo tường. tần suất phát âm thanh &quot;click click&quot; tầm 2 giây/ lần. như vậy là lỗi gì thế? trước nay mình rất tin tưởng tiki, mong nhận được phản hồi." table:operator="="/>
              <table:filter-condition table:field-number="0" table:value="xin hướng dẫn cách sử dụng. sóng wifi rất yếu!" table:operator="="/>
              <table:filter-condition table:field-number="0" table:value="xin thay đổi một cái nữa được không?bên trong có vần đề.tôi sử dụng 3 ngày thôi nhưng có vần đề rồi" table:operator="="/>
              <table:filter-condition table:field-number="0" table:value="xịt 1 bên" table:operator="="/>
              <table:filter-condition table:field-number="0" table:value="xuất hoá đơn quá chậm, không một lời xin lỗi" table:operator="="/>
              <table:filter-condition table:field-number="0" table:value="xui mua đúng cái máy hư lên hư xuống" table:operator="="/>
              <table:filter-condition table:field-number="0" table:value="xước khe sim tuy nhiên dùng tốt nên không muốn đổi trả do không có thời gian" table:operator="="/>
              <table:filter-condition table:field-number="0" table:value="yêu câu đổi cho mình cái usb khác chứ mình cắm usb cũ thì được usb mới mua về không sử dụng được" table:operator="="/>
              <table:filter-condition table:field-number="0" table:value="yêu cầu sop đổi chả hàng thật thất vọng về sp loa quá nhỏ nhanh hết pin và sạc pin rất là nóng máy rất nguy hiểm chỉ sợ pin nổ máy chức năng chụp hình k sử dụng được" table:operator="="/>
              <table:filter-condition table:field-number="0" table:value="yêu cầu tiki đổi cho mình cái khác hoặc hoàn tiền để mình tìm chổ khác mua ngay nhé. đang cần điện thoại làm việc  mà giao cái điện thoại như cục gạch không thể kích hoạt được. nhìn thì giống như full box nhưng bên trong lại không co cây lây sim, không hiểu nổi luôn. càng ngày càng chán tiki dịch vụ quá tệ, mua cái điện thoại mà bị cả cty cười nhạo nguyên ngày kêu nghĩ sao lên tiki mua iphone" table:operator="="/>
              <table:filter-condition table:field-number="0" table:value="yêu cầu tiki hoàn tiền cho m. . sản phẩm m nhận dc là máy nhật quốc tế mà ko có dòng thêm gói cước di động cho esim  hjc" table:operator="="/>
              <table:filter-condition table:field-number="0" table:value="yêu cầu tiki lấy hàng về đơn hàng #514104809  usb bluetooth 4.0 dùng cho máy tính laptop, pc" table:operator="="/>
              <table:filter-condition table:field-number="0" table:value="yêu cầu trả hàng do thông tin sản phẩm sai lệch, chip helio nhưng trên website của tiki lại ghi là chip exynos" table:operator="="/>
              <table:filter-condition table:field-number="0" table:value="yêu cầu xem xét lại chất lượng dịch tai nghe. ko hài lòng với tai nghe của nhà cung cấp.báo lấy màu đen chấp nhận chênh tiền lúc nhận là màu trắng.tai nghe hơi rè.dùng 30p hết pin" table:operator="="/>
              <table:filter-condition table:field-number="0" table:value="yêu cầu xuất hoá đơn mà tới giờ vẫn chưa nhận dc bất kì thông tin gì. nhờ tiki hỗ trợ" table:operator="="/>
            </table:filter-or>
          </table:filter>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12:31:35.878048300</meta:creation-date>
    <meta:generator>LibreOffice/6.4.5.2$Linux_X86_64 LibreOffice_project/40$Build-2</meta:generator>
    <dc:date>2020-09-27T13:44:35.243639088</dc:date>
    <meta:editing-duration>PT8M15S</meta:editing-duration>
    <meta:editing-cycles>3</meta:editing-cycles>
    <meta:document-statistic meta:table-count="1" meta:cell-count="5486" meta:object-count="0"/>
  </office:meta>
</office:document-meta>
</file>